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11in"/>
    </style:style>
    <style:style style:name="co2" style:family="table-column">
      <style:table-column-properties fo:break-before="auto" style:column-width="1.0618in"/>
    </style:style>
    <style:style style:name="co3" style:family="table-column">
      <style:table-column-properties fo:break-before="auto" style:column-width="0.4882in"/>
    </style:style>
    <style:style style:name="co4" style:family="table-column">
      <style:table-column-properties fo:break-before="auto" style:column-width="0.7709in"/>
    </style:style>
    <style:style style:name="co5" style:family="table-column">
      <style:table-column-properties fo:break-before="auto" style:column-width="0.6075in"/>
    </style:style>
    <style:style style:name="co6" style:family="table-column">
      <style:table-column-properties fo:break-before="auto" style:column-width="0.8992in"/>
    </style:style>
    <style:style style:name="co7" style:family="table-column">
      <style:table-column-properties fo:break-before="auto" style:column-width="1.3535in"/>
    </style:style>
    <style:style style:name="co8" style:family="table-column">
      <style:table-column-properties fo:break-before="auto" style:column-width="0.3598in"/>
    </style:style>
    <style:style style:name="co9" style:family="table-column">
      <style:table-column-properties fo:break-before="auto" style:column-width="0.5909in"/>
    </style:style>
    <style:style style:name="co10" style:family="table-column">
      <style:table-column-properties fo:break-before="auto" style:column-width="0.3764in"/>
    </style:style>
    <style:style style:name="co11" style:family="table-column">
      <style:table-column-properties fo:break-before="auto" style:column-width="0.2138in"/>
    </style:style>
    <style:style style:name="co12" style:family="table-column">
      <style:table-column-properties fo:break-before="auto" style:column-width="0.9764in"/>
    </style:style>
    <style:style style:name="co13" style:family="table-column">
      <style:table-column-properties fo:break-before="auto" style:column-width="0.6764in"/>
    </style:style>
    <style:style style:name="co14" style:family="table-column">
      <style:table-column-properties fo:break-before="auto" style:column-width="0.522in"/>
    </style:style>
    <style:style style:name="co15" style:family="table-column">
      <style:table-column-properties fo:break-before="auto" style:column-width="0.1709in"/>
    </style:style>
    <style:style style:name="co16" style:family="table-column">
      <style:table-column-properties fo:break-before="auto" style:column-width="0.5055in"/>
    </style:style>
    <style:style style:name="co17" style:family="table-column">
      <style:table-column-properties fo:break-before="auto" style:column-width="0.702in"/>
    </style:style>
    <style:style style:name="co18" style:family="table-column">
      <style:table-column-properties fo:break-before="auto" style:column-width="0.6508in"/>
    </style:style>
    <style:style style:name="co19" style:family="table-column">
      <style:table-column-properties fo:break-before="auto" style:column-width="0.6937in"/>
    </style:style>
    <style:style style:name="co20" style:family="table-column">
      <style:table-column-properties fo:break-before="auto" style:column-width="0.5736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8909in"/>
    </style:style>
    <style:style style:name="co23" style:family="table-column">
      <style:table-column-properties fo:break-before="auto" style:column-width="1.2161in"/>
    </style:style>
    <style:style style:name="co24" style:family="table-column">
      <style:table-column-properties fo:break-before="auto" style:column-width="0.728in"/>
    </style:style>
    <style:style style:name="co25" style:family="table-column">
      <style:table-column-properties fo:break-before="auto" style:column-width="0.6689in"/>
    </style:style>
    <style:style style:name="co26" style:family="table-column">
      <style:table-column-properties fo:break-before="auto" style:column-width="0.5992in"/>
    </style:style>
    <style:style style:name="co27" style:family="table-column">
      <style:table-column-properties fo:break-before="auto" style:column-width="0.6598in"/>
    </style:style>
    <style:style style:name="co28" style:family="table-column">
      <style:table-column-properties fo:break-before="auto" style:column-width="1.0102in"/>
    </style:style>
    <style:style style:name="co29" style:family="table-column">
      <style:table-column-properties fo:break-before="auto" style:column-width="0.4283in"/>
    </style:style>
    <style:style style:name="co30" style:family="table-column">
      <style:table-column-properties fo:break-before="auto" style:column-width="0.5827in"/>
    </style:style>
    <style:style style:name="co31" style:family="table-column">
      <style:table-column-properties fo:break-before="auto" style:column-width="0.7102in"/>
    </style:style>
    <style:style style:name="co32" style:family="table-column">
      <style:table-column-properties fo:break-before="auto" style:column-width="0.7366in"/>
    </style:style>
    <style:style style:name="co33" style:family="table-column">
      <style:table-column-properties fo:break-before="auto" style:column-width="0.4791in"/>
    </style:style>
    <style:style style:name="co34" style:family="table-column">
      <style:table-column-properties fo:break-before="auto" style:column-width="0.8138in"/>
    </style:style>
    <style:style style:name="co35" style:family="table-column">
      <style:table-column-properties fo:break-before="auto" style:column-width="0.9335in"/>
    </style:style>
    <style:style style:name="co36" style:family="table-column">
      <style:table-column-properties fo:break-before="auto" style:column-width="0.3165in"/>
    </style:style>
    <style:style style:name="co37" style:family="table-column">
      <style:table-column-properties fo:break-before="auto" style:column-width="0.848in"/>
    </style:style>
    <style:style style:name="co38" style:family="table-column">
      <style:table-column-properties fo:break-before="auto" style:column-width="0.6846in"/>
    </style:style>
    <style:style style:name="co39" style:family="table-column">
      <style:table-column-properties fo:break-before="auto" style:column-width="0.6335in"/>
    </style:style>
    <style:style style:name="co40" style:family="table-column">
      <style:table-column-properties fo:break-before="auto" style:column-width="0.7618in"/>
    </style:style>
    <style:style style:name="co41" style:family="table-column">
      <style:table-column-properties fo:break-before="auto" style:column-width="0.5307in"/>
    </style:style>
    <style:style style:name="co42" style:family="table-column">
      <style:table-column-properties fo:break-before="auto" style:column-width="0.822in"/>
    </style:style>
    <style:style style:name="co43" style:family="table-column">
      <style:table-column-properties fo:break-before="auto" style:column-width="0.6425in"/>
    </style:style>
    <style:style style:name="co44" style:family="table-column">
      <style:table-column-properties fo:break-before="auto" style:column-width="0.4709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1772in" fo:break-before="auto" style:use-optimal-row-height="false"/>
    </style:style>
    <style:style style:name="ta1" style:family="table" style:master-page-name="PageStyle_5f_zomb">
      <style:table-properties table:display="true" style:writing-mode="lr-tb"/>
    </style:style>
    <style:style style:name="ta2" style:family="table" style:master-page-name="PageStyle_5f_bzmb">
      <style:table-properties table:display="true" style:writing-mode="lr-tb"/>
    </style:style>
    <style:style style:name="ta3" style:family="table" style:master-page-name="PageStyle_5f_husk">
      <style:table-properties table:display="true" style:writing-mode="lr-tb"/>
    </style:style>
    <style:style style:name="ta4" style:family="table" style:master-page-name="PageStyle_5f_bhsk">
      <style:table-properties table:display="true" style:writing-mode="lr-tb"/>
    </style:style>
    <style:style style:name="ta5" style:family="table" style:master-page-name="PageStyle_5f_wskl">
      <style:table-properties table:display="true" style:writing-mode="lr-tb"/>
    </style:style>
    <style:style style:name="ta6" style:family="table" style:master-page-name="PageStyle_5f_pgsd">
      <style:table-properties table:display="true" style:writing-mode="lr-tb"/>
    </style:style>
    <style:style style:name="ta7" style:family="table" style:master-page-name="PageStyle_5f_brut">
      <style:table-properties table:display="true" style:writing-mode="lr-tb"/>
    </style:style>
    <style:style style:name="ta8" style:family="table" style:master-page-name="PageStyle_5f_vind">
      <style:table-properties table:display="true" style:writing-mode="lr-tb"/>
    </style:style>
    <style:style style:name="ta9" style:family="table" style:master-page-name="PageStyle_5f_spid">
      <style:table-properties table:display="true" style:writing-mode="lr-tb"/>
    </style:style>
    <style:style style:name="ta10" style:family="table" style:master-page-name="PageStyle_5f_cspd">
      <style:table-properties table:display="true" style:writing-mode="lr-tb"/>
    </style:style>
    <style:style style:name="ta11" style:family="table" style:master-page-name="PageStyle_5f_slvr">
      <style:table-properties table:display="true" style:writing-mode="lr-tb"/>
    </style:style>
    <style:style style:name="ta12" style:family="table" style:master-page-name="PageStyle_5f_skel">
      <style:table-properties table:display="true" style:writing-mode="lr-tb"/>
    </style:style>
    <style:style style:name="ta13" style:family="table" style:master-page-name="PageStyle_5f_stry">
      <style:table-properties table:display="true" style:writing-mode="lr-tb"/>
    </style:style>
    <style:style style:name="ta14" style:family="table" style:master-page-name="PageStyle_5f_pgsn">
      <style:table-properties table:display="true" style:writing-mode="lr-tb"/>
    </style:style>
    <style:style style:name="ta15" style:family="table" style:master-page-name="PageStyle_5f_pill">
      <style:table-properties table:display="true" style:writing-mode="lr-tb"/>
    </style:style>
    <style:style style:name="ta16" style:family="table" style:master-page-name="PageStyle_5f_phtm">
      <style:table-properties table:display="true" style:writing-mode="lr-tb"/>
    </style:style>
    <style:style style:name="ta17" style:family="table" style:master-page-name="PageStyle_5f_blze">
      <style:table-properties table:display="true" style:writing-mode="lr-tb"/>
    </style:style>
    <style:style style:name="ta18" style:family="table" style:master-page-name="PageStyle_5f_ghst">
      <style:table-properties table:display="true" style:writing-mode="lr-tb"/>
    </style:style>
    <style:style style:name="ta19" style:family="table" style:master-page-name="PageStyle_5f_crpr">
      <style:table-properties table:display="true" style:writing-mode="lr-tb"/>
    </style:style>
    <style:style style:name="ta20" style:family="table" style:master-page-name="PageStyle_5f_wtch">
      <style:table-properties table:display="true" style:writing-mode="lr-tb"/>
    </style:style>
    <style:style style:name="ta21" style:family="table" style:master-page-name="PageStyle_5f_ccpr">
      <style:table-properties table:display="true" style:writing-mode="lr-tb"/>
    </style:style>
    <style:style style:name="ta22" style:family="table" style:master-page-name="PageStyle_5f_irgl">
      <style:table-properties table:display="true" style:writing-mode="lr-tb"/>
    </style:style>
    <style:style style:name="ta23" style:family="table" style:master-page-name="PageStyle_5f_sngl">
      <style:table-properties table:display="true" style:writing-mode="lr-tb"/>
    </style:style>
    <style:style style:name="ta24" style:family="table" style:master-page-name="PageStyle_5f_doge">
      <style:table-properties table:display="true" style:writing-mode="lr-tb"/>
    </style:style>
    <style:style style:name="ta25" style:family="table" style:master-page-name="PageStyle_5f_kitn">
      <style:table-properties table:display="true" style:writing-mode="lr-tb"/>
    </style:style>
    <style:style style:name="ta26" style:family="table" style:master-page-name="PageStyle_5f_hors">
      <style:table-properties table:display="true" style:writing-mode="lr-tb"/>
    </style:style>
    <style:style style:name="ta27" style:family="table" style:master-page-name="PageStyle_5f_Sword">
      <style:table-properties table:display="false" style:writing-mode="lr-tb"/>
    </style:style>
    <style:style style:name="ta28" style:family="table" style:master-page-name="PageStyle_5f_Axe">
      <style:table-properties table:display="false" style:writing-mode="lr-tb"/>
    </style:style>
    <style:style style:name="ta29" style:family="table" style:master-page-name="PageStyle_5f_Scythe">
      <style:table-properties table:display="false" style:writing-mode="lr-tb"/>
    </style:style>
    <style:style style:name="ta30" style:family="table" style:master-page-name="PageStyle_5f_Staff">
      <style:table-properties table:display="false" style:writing-mode="lr-tb"/>
    </style:style>
    <style:style style:name="ta31" style:family="table" style:master-page-name="PageStyle_5f_Bow">
      <style:table-properties table:display="false" style:writing-mode="lr-tb"/>
    </style:style>
    <style:style style:name="ta32" style:family="table" style:master-page-name="PageStyle_5f_Crossbow">
      <style:table-properties table:display="false" style:writing-mode="lr-tb"/>
    </style:style>
    <style:style style:name="ta33" style:family="table" style:master-page-name="PageStyle_5f_Helmet">
      <style:table-properties table:display="false" style:writing-mode="lr-tb"/>
    </style:style>
    <style:style style:name="ta34" style:family="table" style:master-page-name="PageStyle_5f_Chestplate">
      <style:table-properties table:display="false" style:writing-mode="lr-tb"/>
    </style:style>
    <style:style style:name="ta35" style:family="table" style:master-page-name="PageStyle_5f_Leggings">
      <style:table-properties table:display="false" style:writing-mode="lr-tb"/>
    </style:style>
    <style:style style:name="ta36" style:family="table" style:master-page-name="PageStyle_5f_Boots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 style:data-style-name="N10">
      <style:table-cell-properties style:rotation-align="none"/>
    </style:style>
    <style:style style:name="ce5" style:family="table-cell" style:parent-style-name="Default" style:data-style-name="N152">
      <style:table-cell-properties style:rotation-align="none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 style:data-style-name="N1">
      <style:table-cell-properties style:rotation-align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1" style:family="table-cell" style:parent-style-name="Default" style:data-style-name="N152">
      <style:table-cell-properties style:rotation-align="none"/>
    </style:style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 style:data-style-name="N152">
      <style:table-cell-properties style:rotation-align="none"/>
    </style:style>
    <style:style style:name="ce15" style:family="table-cell" style:parent-style-name="Default" style:data-style-name="N152">
      <style:table-cell-properties style:rotation-align="none"/>
    </style:style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 style:data-style-name="N152">
      <style:table-cell-properties style:rotation-align="none"/>
    </style:style>
    <style:style style:name="ce19" style:family="table-cell" style:parent-style-name="Default" style:data-style-name="N152">
      <style:table-cell-properties style:rotation-align="none"/>
    </style:style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 style:data-style-name="N152">
      <style:table-cell-properties style:rotation-align="none"/>
    </style:style>
    <style:style style:name="ce23" style:family="table-cell" style:parent-style-name="Default" style:data-style-name="N152">
      <style:table-cell-properties style:rotation-align="none"/>
    </style:style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 style:data-style-name="N152">
      <style:table-cell-properties style:rotation-align="none"/>
    </style:style>
    <style:style style:name="ce27" style:family="table-cell" style:parent-style-name="Default" style:data-style-name="N152">
      <style:table-cell-properties style:rotation-align="none"/>
    </style:style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 style:data-style-name="N152">
      <style:table-cell-properties style:rotation-align="none"/>
    </style:style>
    <style:style style:name="ce31" style:family="table-cell" style:parent-style-name="Default" style:data-style-name="N152">
      <style:table-cell-properties style:rotation-align="none"/>
    </style:style>
    <style:style style:name="ce32" style:family="table-cell" style:parent-style-name="Default"/>
    <style:style style:name="ce33" style:family="table-cell" style:parent-style-name="Default"/>
    <style:style style:name="ce34" style:family="table-cell" style:parent-style-name="Default" style:data-style-name="N152">
      <style:table-cell-properties style:rotation-align="none"/>
    </style:style>
    <style:style style:name="ce35" style:family="table-cell" style:parent-style-name="Default" style:data-style-name="N152">
      <style:table-cell-properties style:rotation-align="none"/>
    </style:style>
    <style:style style:name="ce36" style:family="table-cell" style:parent-style-name="Default"/>
    <style:style style:name="ce37" style:family="table-cell" style:parent-style-name="Default"/>
    <style:style style:name="ce38" style:family="table-cell" style:parent-style-name="Default" style:data-style-name="N152">
      <style:table-cell-properties style:rotation-align="none"/>
    </style:style>
    <style:style style:name="ce39" style:family="table-cell" style:parent-style-name="Default" style:data-style-name="N152">
      <style:table-cell-properties style:rotation-align="none"/>
    </style:style>
    <style:style style:name="ce40" style:family="table-cell" style:parent-style-name="Default"/>
    <style:style style:name="ce41" style:family="table-cell" style:parent-style-name="Default"/>
    <style:style style:name="ce42" style:family="table-cell" style:parent-style-name="Default" style:data-style-name="N152">
      <style:table-cell-properties style:rotation-align="none"/>
    </style:style>
    <style:style style:name="ce43" style:family="table-cell" style:parent-style-name="Default" style:data-style-name="N152">
      <style:table-cell-properties style:rotation-align="none"/>
    </style:style>
    <style:style style:name="ce44" style:family="table-cell" style:parent-style-name="Default"/>
    <style:style style:name="ce45" style:family="table-cell" style:parent-style-name="Default"/>
    <style:style style:name="ce46" style:family="table-cell" style:parent-style-name="Default" style:data-style-name="N152">
      <style:table-cell-properties style:rotation-align="none"/>
    </style:style>
    <style:style style:name="ce47" style:family="table-cell" style:parent-style-name="Default" style:data-style-name="N152">
      <style:table-cell-properties style:rotation-align="none"/>
    </style:style>
    <style:style style:name="ce48" style:family="table-cell" style:parent-style-name="Default"/>
    <style:style style:name="ce49" style:family="table-cell" style:parent-style-name="Default"/>
    <style:style style:name="ce50" style:family="table-cell" style:parent-style-name="Default" style:data-style-name="N152">
      <style:table-cell-properties style:rotation-align="none"/>
    </style:style>
    <style:style style:name="ce51" style:family="table-cell" style:parent-style-name="Default" style:data-style-name="N152">
      <style:table-cell-properties style:rotation-align="none"/>
    </style:style>
    <style:style style:name="ce52" style:family="table-cell" style:parent-style-name="Default"/>
    <style:style style:name="ce53" style:family="table-cell" style:parent-style-name="Default"/>
    <style:style style:name="ce54" style:family="table-cell" style:parent-style-name="Default" style:data-style-name="N152">
      <style:table-cell-properties style:rotation-align="none"/>
    </style:style>
    <style:style style:name="ce55" style:family="table-cell" style:parent-style-name="Default" style:data-style-name="N152">
      <style:table-cell-properties style:rotation-align="none"/>
    </style:style>
    <style:style style:name="ce56" style:family="table-cell" style:parent-style-name="Default"/>
    <style:style style:name="ce57" style:family="table-cell" style:parent-style-name="Default"/>
    <style:style style:name="ce58" style:family="table-cell" style:parent-style-name="Default" style:data-style-name="N152">
      <style:table-cell-properties style:rotation-align="none"/>
    </style:style>
    <style:style style:name="ce59" style:family="table-cell" style:parent-style-name="Default" style:data-style-name="N152">
      <style:table-cell-properties style:rotation-align="none"/>
    </style:style>
    <style:style style:name="ce60" style:family="table-cell" style:parent-style-name="Default"/>
    <style:style style:name="ce61" style:family="table-cell" style:parent-style-name="Default"/>
    <style:style style:name="ce62" style:family="table-cell" style:parent-style-name="Default" style:data-style-name="N152">
      <style:table-cell-properties style:rotation-align="none"/>
    </style:style>
    <style:style style:name="ce63" style:family="table-cell" style:parent-style-name="Default" style:data-style-name="N152">
      <style:table-cell-properties style:rotation-align="none"/>
    </style:style>
    <style:style style:name="ce64" style:family="table-cell" style:parent-style-name="Default"/>
    <style:style style:name="ce65" style:family="table-cell" style:parent-style-name="Default"/>
    <style:style style:name="ce66" style:family="table-cell" style:parent-style-name="Default" style:data-style-name="N152">
      <style:table-cell-properties style:rotation-align="none"/>
    </style:style>
    <style:style style:name="ce67" style:family="table-cell" style:parent-style-name="Default" style:data-style-name="N152">
      <style:table-cell-properties style:rotation-align="none"/>
    </style:style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 style:data-style-name="N152">
      <style:table-cell-properties style:rotation-align="none"/>
    </style:style>
    <style:style style:name="ce71" style:family="table-cell" style:parent-style-name="Default" style:data-style-name="N152">
      <style:table-cell-properties style:rotation-align="none"/>
    </style:style>
    <style:style style:name="ce72" style:family="table-cell" style:parent-style-name="Default"/>
    <style:style style:name="ce73" style:family="table-cell" style:parent-style-name="Default"/>
    <style:style style:name="ce74" style:family="table-cell" style:parent-style-name="Default" style:data-style-name="N152">
      <style:table-cell-properties style:rotation-align="none"/>
    </style:style>
    <style:style style:name="ce75" style:family="table-cell" style:parent-style-name="Default" style:data-style-name="N152">
      <style:table-cell-properties style:rotation-align="none"/>
    </style:style>
    <style:style style:name="ce76" style:family="table-cell" style:parent-style-name="Default"/>
    <style:style style:name="ce77" style:family="table-cell" style:parent-style-name="Default"/>
    <style:style style:name="ce78" style:family="table-cell" style:parent-style-name="Default" style:data-style-name="N152">
      <style:table-cell-properties style:rotation-align="none"/>
    </style:style>
    <style:style style:name="ce79" style:family="table-cell" style:parent-style-name="Default" style:data-style-name="N152">
      <style:table-cell-properties style:rotation-align="none"/>
    </style:style>
    <style:style style:name="ce80" style:family="table-cell" style:parent-style-name="Default"/>
    <style:style style:name="ce81" style:family="table-cell" style:parent-style-name="Default"/>
    <style:style style:name="ce82" style:family="table-cell" style:parent-style-name="Default" style:data-style-name="N152">
      <style:table-cell-properties style:rotation-align="none"/>
    </style:style>
    <style:style style:name="ce83" style:family="table-cell" style:parent-style-name="Default" style:data-style-name="N152">
      <style:table-cell-properties style:rotation-align="none"/>
    </style:style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 style:data-style-name="N152">
      <style:table-cell-properties style:rotation-align="none"/>
    </style:style>
    <style:style style:name="ce87" style:family="table-cell" style:parent-style-name="Default" style:data-style-name="N152">
      <style:table-cell-properties style:rotation-align="none"/>
    </style:style>
    <style:style style:name="ce88" style:family="table-cell" style:parent-style-name="Default"/>
    <style:style style:name="ce89" style:family="table-cell" style:parent-style-name="Default"/>
    <style:style style:name="ce90" style:family="table-cell" style:parent-style-name="Default" style:data-style-name="N152">
      <style:table-cell-properties style:rotation-align="none"/>
    </style:style>
    <style:style style:name="ce91" style:family="table-cell" style:parent-style-name="Default" style:data-style-name="N152">
      <style:table-cell-properties style:rotation-align="none"/>
    </style:style>
    <style:style style:name="ce92" style:family="table-cell" style:parent-style-name="Default"/>
    <style:style style:name="ce93" style:family="table-cell" style:parent-style-name="Default"/>
    <style:style style:name="ce94" style:family="table-cell" style:parent-style-name="Default" style:data-style-name="N152">
      <style:table-cell-properties style:rotation-align="none"/>
    </style:style>
    <style:style style:name="ce95" style:family="table-cell" style:parent-style-name="Default" style:data-style-name="N152">
      <style:table-cell-properties style:rotation-align="none"/>
    </style:style>
    <style:style style:name="ce96" style:family="table-cell" style:parent-style-name="Default"/>
    <style:style style:name="ce97" style:family="table-cell" style:parent-style-name="Default" style:data-style-name="N152">
      <style:table-cell-properties style:rotation-align="none"/>
    </style:style>
    <style:style style:name="ce98" style:family="table-cell" style:parent-style-name="Default"/>
    <style:style style:name="ce9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1" style:family="table-cell" style:parent-style-name="Default" style:data-style-name="N152">
      <style:table-cell-properties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02" style:family="table-cell" style:parent-style-name="Default" style:data-style-name="N152">
      <style:table-cell-properties style:rotation-align="none"/>
    </style:style>
    <style:style style:name="ce103" style:family="table-cell" style:parent-style-name="Default"/>
    <style:style style:name="ce104" style:family="table-cell" style:parent-style-name="Default" style:data-style-name="N152">
      <style:table-cell-properties style:rotation-align="none"/>
    </style:style>
    <style:style style:name="ce105" style:family="table-cell" style:parent-style-name="Default"/>
    <style:style style:name="ce106" style:family="table-cell" style:parent-style-name="Default" style:data-style-name="N152">
      <style:table-cell-properties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07" style:family="table-cell" style:parent-style-name="Default" style:data-style-name="N152">
      <style:table-cell-properties style:rotation-align="none"/>
    </style:style>
    <style:style style:name="ce108" style:family="table-cell" style:parent-style-name="Default"/>
    <style:style style:name="ce109" style:family="table-cell" style:parent-style-name="Default" style:data-style-name="N152">
      <style:table-cell-properties style:rotation-align="none"/>
    </style:style>
    <style:style style:name="ce110" style:family="table-cell" style:parent-style-name="Default"/>
    <style:style style:name="ce111" style:family="table-cell" style:parent-style-name="Default" style:data-style-name="N152">
      <style:table-cell-properties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12" style:family="table-cell" style:parent-style-name="Default" style:data-style-name="N152">
      <style:table-cell-properties style:rotation-align="none"/>
    </style:style>
    <style:style style:name="ce113" style:family="table-cell" style:parent-style-name="Default"/>
    <style:style style:name="ce114" style:family="table-cell" style:parent-style-name="Default" style:data-style-name="N152">
      <style:table-cell-properties style:rotation-align="none"/>
    </style:style>
    <style:style style:name="ce115" style:family="table-cell" style:parent-style-name="Default"/>
    <style:style style:name="ce116" style:family="table-cell" style:parent-style-name="Default" style:data-style-name="N152">
      <style:table-cell-properties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17" style:family="table-cell" style:parent-style-name="Default" style:data-style-name="N152">
      <style:table-cell-properties style:rotation-align="none"/>
    </style:style>
    <style:style style:name="ce118" style:family="table-cell" style:parent-style-name="Default"/>
    <style:style style:name="ce119" style:family="table-cell" style:parent-style-name="Default" style:data-style-name="N152">
      <style:table-cell-properties style:rotation-align="none"/>
    </style:style>
    <style:style style:name="ce120" style:family="table-cell" style:parent-style-name="Default"/>
    <style:style style:name="ce121" style:family="table-cell" style:parent-style-name="Default" style:data-style-name="N152">
      <style:table-cell-properties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22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3" style:family="table-cell" style:parent-style-name="Default" style:data-style-name="N2">
      <style:table-cell-properties style:rotation-align="none"/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zomb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6" table:default-cell-style-name="Default"/>
        <table:table-column table:style-name="co15" table:default-cell-style-name="Default"/>
        <table:table-column table:style-name="co17" table:number-columns-repeated="6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number-columns-repeated="6" table:default-cell-style-name="Default"/>
        <table:table-column table:style-name="co15" table:default-cell-style-name="Default"/>
        <table:table-column table:style-name="co21" table:number-columns-repeated="6" table:default-cell-style-name="Default"/>
        <table:table-column table:style-name="co15" table:default-cell-style-name="Default"/>
        <table:table-column table:style-name="co22" table:number-columns-repeated="6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4" table:number-columns-repeated="5" table:default-cell-style-name="Default"/>
        <table:table-column table:style-name="co15" table:default-cell-style-name="Default"/>
        <table:table-column table:style-name="co25" table:number-columns-repeated="4" table:default-cell-style-name="Default"/>
        <table:table-column table:style-name="co15" table:default-cell-style-name="Default"/>
        <table:table-column table:style-name="co26" table:number-columns-repeated="4" table:default-cell-style-name="Default"/>
        <table:table-column table:style-name="co15" table:default-cell-style-name="Default"/>
        <table:table-column table:style-name="co27" table:number-columns-repeated="4" table:default-cell-style-name="Default"/>
        <table:table-column table:style-name="co25" table:number-columns-repeated="16303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Toughness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Rough Value</text:p>
          </table:table-cell>
          <table:table-cell table:style-name="ce1" office:value-type="string" calcext:value-type="string">
            <text:p>Difficulty Threshold</text:p>
          </table:table-cell>
          <table:table-cell table:style-name="ce6" office:value-type="string" calcext:value-type="string" table:number-columns-spanned="4" table:number-rows-spanned="1">
            <text:p>First Wave</text:p>
          </table:table-cell>
          <table:covered-table-cell table:number-columns-repeated="3" table:style-name="ce1"/>
          <table:table-cell table:style-name="ce1"/>
          <table:table-cell table:style-name="ce8" office:value-type="string" calcext:value-type="string">
            <text:p>Effective DPS:</text:p>
          </table:table-cell>
          <table:table-cell table:style-name="ce1" office:value-type="string" calcext:value-type="string">
            <text:p>T0 Sword</text:p>
          </table:table-cell>
          <table:table-cell table:style-name="ce1" office:value-type="string" calcext:value-type="string">
            <text:p>T1 Sword</text:p>
          </table:table-cell>
          <table:table-cell table:style-name="ce1" office:value-type="string" calcext:value-type="string">
            <text:p>T2 Sword</text:p>
          </table:table-cell>
          <table:table-cell table:style-name="ce1" office:value-type="string" calcext:value-type="string">
            <text:p>T3 Sword</text:p>
          </table:table-cell>
          <table:table-cell table:style-name="ce1" office:value-type="string" calcext:value-type="string">
            <text:p>T4 Sword</text:p>
          </table:table-cell>
          <table:table-cell table:style-name="ce1" office:value-type="string" calcext:value-type="string">
            <text:p>T5 Sword</text:p>
          </table:table-cell>
          <table:table-cell table:style-name="ce1" office:value-type="string" calcext:value-type="string">
            <text:p>T6 Sword</text:p>
          </table:table-cell>
          <table:table-cell table:style-name="ce1" office:value-type="string" calcext:value-type="string">
            <text:p>Soldier</text:p>
          </table:table-cell>
          <table:table-cell table:style-name="ce1"/>
          <table:table-cell table:style-name="ce1" office:value-type="string" calcext:value-type="string">
            <text:p>T1 Axe</text:p>
          </table:table-cell>
          <table:table-cell table:style-name="ce1" office:value-type="string" calcext:value-type="string">
            <text:p>T2 Axe</text:p>
          </table:table-cell>
          <table:table-cell table:style-name="ce1" office:value-type="string" calcext:value-type="string">
            <text:p>T3 Axe</text:p>
          </table:table-cell>
          <table:table-cell table:style-name="ce1" office:value-type="string" calcext:value-type="string">
            <text:p>T4 Axe</text:p>
          </table:table-cell>
          <table:table-cell table:style-name="ce1" office:value-type="string" calcext:value-type="string">
            <text:p>T5 Axe</text:p>
          </table:table-cell>
          <table:table-cell table:style-name="ce1" office:value-type="string" calcext:value-type="string">
            <text:p>T6 Axe</text:p>
          </table:table-cell>
          <table:table-cell table:style-name="ce1"/>
          <table:table-cell table:style-name="ce1" office:value-type="string" calcext:value-type="string">
            <text:p>T1 Scythe</text:p>
          </table:table-cell>
          <table:table-cell table:style-name="ce1" office:value-type="string" calcext:value-type="string">
            <text:p>T2 Scythe</text:p>
          </table:table-cell>
          <table:table-cell table:style-name="ce1" office:value-type="string" calcext:value-type="string">
            <text:p>T3 Scythe</text:p>
          </table:table-cell>
          <table:table-cell table:style-name="ce1" office:value-type="string" calcext:value-type="string">
            <text:p>T4 Scythe</text:p>
          </table:table-cell>
          <table:table-cell table:style-name="ce1" office:value-type="string" calcext:value-type="string">
            <text:p>T5 Scythe</text:p>
          </table:table-cell>
          <table:table-cell table:style-name="ce1" office:value-type="string" calcext:value-type="string">
            <text:p>T6 Scythe</text:p>
          </table:table-cell>
          <table:table-cell table:style-name="ce1" office:value-type="string" calcext:value-type="string">
            <text:p>Reaper I</text:p>
          </table:table-cell>
          <table:table-cell table:style-name="ce1" office:value-type="string" calcext:value-type="string">
            <text:p>Reaper II</text:p>
          </table:table-cell>
          <table:table-cell table:style-name="ce1" office:value-type="string" calcext:value-type="string">
            <text:p>Reaper III</text:p>
          </table:table-cell>
          <table:table-cell table:style-name="ce1"/>
          <table:table-cell table:style-name="ce1" office:value-type="string" calcext:value-type="string">
            <text:p>T1 Staff</text:p>
          </table:table-cell>
          <table:table-cell table:style-name="ce1" office:value-type="string" calcext:value-type="string">
            <text:p>T2 Staff</text:p>
          </table:table-cell>
          <table:table-cell table:style-name="ce1" office:value-type="string" calcext:value-type="string">
            <text:p>T3 Staff</text:p>
          </table:table-cell>
          <table:table-cell table:style-name="ce1" office:value-type="string" calcext:value-type="string">
            <text:p>T4 Staff</text:p>
          </table:table-cell>
          <table:table-cell table:style-name="ce1" office:value-type="string" calcext:value-type="string">
            <text:p>T5 Staff</text:p>
          </table:table-cell>
          <table:table-cell table:style-name="ce1" office:value-type="string" calcext:value-type="string">
            <text:p>T6 Staff</text:p>
          </table:table-cell>
          <table:table-cell table:style-name="ce1"/>
          <table:table-cell table:style-name="ce1" office:value-type="string" calcext:value-type="string">
            <text:p>T1 Bow</text:p>
          </table:table-cell>
          <table:table-cell table:style-name="ce1" office:value-type="string" calcext:value-type="string">
            <text:p>T2 Bow</text:p>
          </table:table-cell>
          <table:table-cell table:style-name="ce1" office:value-type="string" calcext:value-type="string">
            <text:p>T3 Bow</text:p>
          </table:table-cell>
          <table:table-cell table:style-name="ce1" office:value-type="string" calcext:value-type="string">
            <text:p>T4 Bow</text:p>
          </table:table-cell>
          <table:table-cell table:style-name="ce1" office:value-type="string" calcext:value-type="string">
            <text:p>T5 Bow</text:p>
          </table:table-cell>
          <table:table-cell table:style-name="ce1" office:value-type="string" calcext:value-type="string">
            <text:p>T6 Bow</text:p>
          </table:table-cell>
          <table:table-cell table:style-name="ce1"/>
          <table:table-cell table:style-name="ce1" office:value-type="string" calcext:value-type="string">
            <text:p>T1 Crossbow</text:p>
          </table:table-cell>
          <table:table-cell table:style-name="ce1" office:value-type="string" calcext:value-type="string">
            <text:p>T2 Crossbow</text:p>
          </table:table-cell>
          <table:table-cell table:style-name="ce1" office:value-type="string" calcext:value-type="string">
            <text:p>T3 Crossbow</text:p>
          </table:table-cell>
          <table:table-cell table:style-name="ce1" office:value-type="string" calcext:value-type="string">
            <text:p>T4 Crossbow</text:p>
          </table:table-cell>
          <table:table-cell table:style-name="ce1" office:value-type="string" calcext:value-type="string">
            <text:p>T5 Crossbow</text:p>
          </table:table-cell>
          <table:table-cell table:style-name="ce1" office:value-type="string" calcext:value-type="string">
            <text:p>T6 Crossbow</text:p>
          </table:table-cell>
          <table:table-cell table:style-name="ce1"/>
          <table:table-cell table:style-name="ce1" office:value-type="string" calcext:value-type="string">
            <text:p>Effective 1S Dmg:</text:p>
          </table:table-cell>
          <table:table-cell table:style-name="ce1" office:value-type="string" calcext:value-type="string">
            <text:p>Lvl 1 doge</text:p>
          </table:table-cell>
          <table:table-cell table:style-name="ce1" office:value-type="string" calcext:value-type="string">
            <text:p>Lvl 2 doge</text:p>
          </table:table-cell>
          <table:table-cell table:style-name="ce1" office:value-type="string" calcext:value-type="string">
            <text:p>Lvl 3 doge</text:p>
          </table:table-cell>
          <table:table-cell table:style-name="ce1" office:value-type="string" calcext:value-type="string">
            <text:p>Lvl 4 doge</text:p>
          </table:table-cell>
          <table:table-cell table:style-name="ce1" office:value-type="string" calcext:value-type="string">
            <text:p>Lvl 5 doge</text:p>
          </table:table-cell>
          <table:table-cell table:style-name="ce1"/>
          <table:table-cell table:style-name="ce1" office:value-type="string" calcext:value-type="string">
            <text:p>Lvl 1 hors</text:p>
          </table:table-cell>
          <table:table-cell table:style-name="ce1" office:value-type="string" calcext:value-type="string">
            <text:p>Lvl 2 hors</text:p>
          </table:table-cell>
          <table:table-cell table:style-name="ce1" office:value-type="string" calcext:value-type="string">
            <text:p>Lvl 3 hors</text:p>
          </table:table-cell>
          <table:table-cell table:style-name="ce1" office:value-type="string" calcext:value-type="string">
            <text:p>Lvl 4 hors</text:p>
          </table:table-cell>
          <table:table-cell table:style-name="ce1"/>
          <table:table-cell table:style-name="ce1" office:value-type="string" calcext:value-type="string">
            <text:p>Lvl 1 irgl</text:p>
          </table:table-cell>
          <table:table-cell table:style-name="ce1" office:value-type="string" calcext:value-type="string">
            <text:p>Lvl 2 irgl</text:p>
          </table:table-cell>
          <table:table-cell table:style-name="ce1" office:value-type="string" calcext:value-type="string">
            <text:p>Lvl 3 irgl</text:p>
          </table:table-cell>
          <table:table-cell table:style-name="ce1" office:value-type="string" calcext:value-type="string">
            <text:p>Lvl 4 irgl</text:p>
          </table:table-cell>
          <table:table-cell table:style-name="ce1"/>
          <table:table-cell table:style-name="ce1" office:value-type="string" calcext:value-type="string">
            <text:p>Lvl 1 sngl</text:p>
          </table:table-cell>
          <table:table-cell table:style-name="ce1" office:value-type="string" calcext:value-type="string">
            <text:p>Lvl 2 sngl</text:p>
          </table:table-cell>
          <table:table-cell table:style-name="ce1" office:value-type="string" calcext:value-type="string">
            <text:p>Lvl 3 sngl</text:p>
          </table:table-cell>
          <table:table-cell table:style-name="ce1" office:value-type="string" calcext:value-type="string">
            <text:p>Lvl 4 sngl</text:p>
          </table:table-cell>
          <table:table-cell table:style-name="ce1" table:number-columns-repeated="16303"/>
        </table:table-row>
        <table:table-row table:style-name="ro1">
          <table:table-cell table:style-name="ce1"/>
          <table:table-cell table:style-name="ce3" table:number-columns-repeated="6"/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Hard</text:p>
          </table:table-cell>
          <table:table-cell table:style-name="ce3" office:value-type="string" calcext:value-type="string">
            <text:p>Insane</text:p>
          </table:table-cell>
          <table:table-cell table:style-name="ce3"/>
          <table:table-cell table:style-name="ce9" office:value-type="string" calcext:value-type="string">
            <text:p>Balanced To:</text:p>
          </table:table-cell>
          <table:table-cell table:style-name="ce10" office:value-type="string" calcext:value-type="string" table:number-columns-spanned="8" table:number-rows-spanned="1">
            <text:p>Crit</text:p>
          </table:table-cell>
          <table:covered-table-cell table:number-columns-repeated="7" table:style-name="ce3"/>
          <table:table-cell table:style-name="ce3"/>
          <table:table-cell table:style-name="ce10" office:value-type="string" calcext:value-type="string" table:number-columns-spanned="6" table:number-rows-spanned="1">
            <text:p>Crit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9" table:number-rows-spanned="1">
            <text:p>Norm</text:p>
          </table:table-cell>
          <table:covered-table-cell table:number-columns-repeated="8" table:style-name="ce3"/>
          <table:table-cell table:style-name="ce3"/>
          <table:table-cell table:style-name="ce10" office:value-type="string" calcext:value-type="string" table:number-columns-spanned="6" table:number-rows-spanned="1">
            <text:p>x=4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6" table:number-rows-spanned="1">
            <text:p>r=20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6" table:number-rows-spanned="1">
            <text:p>alpha=0.4</text:p>
          </table:table-cell>
          <table:covered-table-cell table:number-columns-repeated="5" table:style-name="ce3"/>
          <table:table-cell table:style-name="ce3" table:number-columns-repeated="163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style-name="ce5" table:formula="of:=([.$B3] + 3 * [.$C3]) / 10 / (1 - [.$D3] * 0.006) *POWER([.$E3]; 0.75) * [.$C$14] / 13" office:value-type="float" office:value="40.8391286127029" calcext:value-type="float">
            <text:p>40.8</text:p>
          </table:table-cell>
          <table:table-cell table:style-name="ce5" office:value-type="float" office:value="0" calcext:value-type="float">
            <text:p>0.0</text:p>
          </table:table-cell>
          <table:table-cell table:style-name="ce7" table:formula="of:=COM.MICROSOFT.CEILING.MATH(LN(MAX([.$G3]*4;1))^2.5+1)" office:value-type="float" office:value="1" calcext:value-type="float">
            <text:p>1</text:p>
          </table:table-cell>
          <table:table-cell table:style-name="ce7" table:formula="of:=COM.MICROSOFT.CEILING.MATH(LN(MAX([.$G3]*3.5;1))^2.5+1)" office:value-type="float" office:value="1" calcext:value-type="float">
            <text:p>1</text:p>
          </table:table-cell>
          <table:table-cell table:style-name="ce7" table:formula="of:=COM.MICROSOFT.CEILING.MATH(LN(MAX([.$G3]*3;1))^2.5+1)" office:value-type="float" office:value="1" calcext:value-type="float">
            <text:p>1</text:p>
          </table:table-cell>
          <table:table-cell table:style-name="ce7" table:formula="of:=COM.MICROSOFT.CEILING.MATH(LN(MAX([.$G3]*2.5;1))^2.5+1)" office:value-type="float" office:value="1" calcext:value-type="float">
            <text:p>1</text:p>
          </table:table-cell>
          <table:table-cell/>
          <table:table-cell table:style-name="ce5"/>
          <table:table-cell table:style-name="ce11" table:formula="of:=MAX([$Sword.E$2] - [.$C3]; 0)*[$Sword.$F$2]" office:value-type="float" office:value="72" calcext:value-type="float">
            <text:p>72.0</text:p>
          </table:table-cell>
          <table:table-cell table:style-name="ce11" table:formula="of:=MAX([$Sword.E$3] - [.$C3]; 0)*[$Sword.$F$3]" office:value-type="float" office:value="94.875" calcext:value-type="float">
            <text:p>94.9</text:p>
          </table:table-cell>
          <table:table-cell table:style-name="ce11" table:formula="of:=MAX([$Sword.E$4] - [.$C3]; 0)*[$Sword.$F$4]" office:value-type="float" office:value="120.9375" calcext:value-type="float">
            <text:p>120.9</text:p>
          </table:table-cell>
          <table:table-cell table:style-name="ce11" table:formula="of:=MAX([$Sword.E$5] - [.$C3]; 0)*[$Sword.$F$5]" office:value-type="float" office:value="150.75" calcext:value-type="float">
            <text:p>150.8</text:p>
          </table:table-cell>
          <table:table-cell table:style-name="ce11" table:formula="of:=MAX([$Sword.E$6] - [.$C3]; 0)*[$Sword.$F$6]" office:value-type="float" office:value="186" calcext:value-type="float">
            <text:p>186.0</text:p>
          </table:table-cell>
          <table:table-cell table:style-name="ce11" table:formula="of:=MAX([$Sword.E$7] - [.$C3]; 0)*[$Sword.$F$7]" office:value-type="float" office:value="223.6875" calcext:value-type="float">
            <text:p>223.7</text:p>
          </table:table-cell>
          <table:table-cell table:style-name="ce11" table:formula="of:=MAX([$Sword.E$8] - [.$C3]; 0)*[$Sword.$F$8]" office:value-type="float" office:value="264.375" calcext:value-type="float">
            <text:p>264.4</text:p>
          </table:table-cell>
          <table:table-cell table:style-name="ce11" table:formula="of:=MAX([$Sword.E$9] - [.$C3]; 0)*[$Sword.$F$9]" office:value-type="float" office:value="85.5" calcext:value-type="float">
            <text:p>85.5</text:p>
          </table:table-cell>
          <table:table-cell table:style-name="ce12"/>
          <table:table-cell table:style-name="ce11" table:formula="of:=MAX([$Axe.E$2] - [.$C3]/2; 0)*MAX(1 - [.$D3]/200;0)*[$Axe.$F$2]" office:value-type="float" office:value="87.5" calcext:value-type="float">
            <text:p>87.5</text:p>
          </table:table-cell>
          <table:table-cell table:style-name="ce11" table:formula="of:=MAX([$Axe.E$3] - [.$C3]/2; 0)*MAX(1 - [.$D3]/200;0)*[$Axe.$F$3]" office:value-type="float" office:value="112" calcext:value-type="float">
            <text:p>112.0</text:p>
          </table:table-cell>
          <table:table-cell table:style-name="ce11" table:formula="of:=MAX([$Axe.E$4] - [.$C3]/2; 0)*MAX(1 - [.$D3]/200;0)*[$Axe.$F$4]" office:value-type="float" office:value="139.825" calcext:value-type="float">
            <text:p>139.8</text:p>
          </table:table-cell>
          <table:table-cell table:style-name="ce11" table:formula="of:=MAX([$Axe.E$5] - [.$C3]/2; 0)*MAX(1 - [.$D3]/200;0)*[$Axe.$F$5]" office:value-type="float" office:value="172.025" calcext:value-type="float">
            <text:p>172.0</text:p>
          </table:table-cell>
          <table:table-cell table:style-name="ce11" table:formula="of:=MAX([$Axe.E$6] - [.$C3]/2; 0)*MAX(1 - [.$D3]/200;0)*[$Axe.$F$6]" office:value-type="float" office:value="206.675" calcext:value-type="float">
            <text:p>206.7</text:p>
          </table:table-cell>
          <table:table-cell table:style-name="ce11" table:formula="of:=MAX([$Axe.E$7] - [.$C3]/2; 0)*MAX(1 - [.$D3]/200;0)*[$Axe.$F$7]" office:value-type="float" office:value="245" calcext:value-type="float">
            <text:p>245.0</text:p>
          </table:table-cell>
          <table:table-cell table:style-name="ce12"/>
          <table:table-cell table:style-name="ce11" table:formula="of:=MAX([$Scythe.D$2]; 0)*MAX(1 - [.$D3]/100;0)*[$Scythe.$F$2]" office:value-type="float" office:value="69" calcext:value-type="float">
            <text:p>69.0</text:p>
          </table:table-cell>
          <table:table-cell table:style-name="ce11" table:formula="of:=MAX([$Scythe.D$3]; 0)*MAX(1 - [.$D3]/100;0)*[$Scythe.$F$3]" office:value-type="float" office:value="91.5" calcext:value-type="float">
            <text:p>91.5</text:p>
          </table:table-cell>
          <table:table-cell table:style-name="ce11" table:formula="of:=MAX([$Scythe.D$4]; 0)*MAX(1 - [.$D3]/100;0)*[$Scythe.$F$4]" office:value-type="float" office:value="117" calcext:value-type="float">
            <text:p>117.0</text:p>
          </table:table-cell>
          <table:table-cell table:style-name="ce11" table:formula="of:=MAX([$Scythe.D$5]; 0)*MAX(1 - [.$D3]/100;0)*[$Scythe.$F$5]" office:value-type="float" office:value="147" calcext:value-type="float">
            <text:p>147.0</text:p>
          </table:table-cell>
          <table:table-cell table:style-name="ce11" table:formula="of:=MAX([$Scythe.D$6]; 0)*MAX(1 - [.$D3]/100;0)*[$Scythe.$F$6]" office:value-type="float" office:value="180" calcext:value-type="float">
            <text:p>180.0</text:p>
          </table:table-cell>
          <table:table-cell table:style-name="ce11" table:formula="of:=MAX([$Scythe.D$7]; 0)*MAX(1 - [.$D3]/100;0)*[$Scythe.$F$7]" office:value-type="float" office:value="216" calcext:value-type="float">
            <text:p>216.0</text:p>
          </table:table-cell>
          <table:table-cell table:style-name="ce11" table:formula="of:=MAX([$Scythe.D$8]; 0)*MAX(1 - [.$D3]/100;0)*[$Scythe.$F$8]" office:value-type="float" office:value="57" calcext:value-type="float">
            <text:p>57.0</text:p>
          </table:table-cell>
          <table:table-cell table:style-name="ce11" table:formula="of:=MAX([$Scythe.D$9]; 0)*MAX(1 - [.$D3]/100;0)*[$Scythe.$F$9]" office:value-type="float" office:value="66" calcext:value-type="float">
            <text:p>66.0</text:p>
          </table:table-cell>
          <table:table-cell table:style-name="ce11" table:formula="of:=MAX([$Scythe.D$10]; 0)*MAX(1 - [.$D3]/100;0)*[$Scythe.$F$10]" office:value-type="float" office:value="75" calcext:value-type="float">
            <text:p>75.0</text:p>
          </table:table-cell>
          <table:table-cell table:style-name="ce12"/>
          <table:table-cell table:style-name="ce12" table:formula="of:=MAX([$Staff.E$2]; 0)*[$Staff.$F$2]" office:value-type="float" office:value="73.6" calcext:value-type="float">
            <text:p>73.6</text:p>
          </table:table-cell>
          <table:table-cell table:style-name="ce12" table:formula="of:=MAX([$Staff.E$3]; 0)*[$Staff.$F$3]" office:value-type="float" office:value="100" calcext:value-type="float">
            <text:p>100</text:p>
          </table:table-cell>
          <table:table-cell table:style-name="ce12" table:formula="of:=MAX([$Staff.E$4]; 0)*[$Staff.$F$4]" office:value-type="float" office:value="128" calcext:value-type="float">
            <text:p>128</text:p>
          </table:table-cell>
          <table:table-cell table:style-name="ce12" table:formula="of:=MAX([$Staff.E$5]; 0)*[$Staff.$F$5]" office:value-type="float" office:value="160.8" calcext:value-type="float">
            <text:p>160.8</text:p>
          </table:table-cell>
          <table:table-cell table:style-name="ce12" table:formula="of:=MAX([$Staff.E$6]; 0)*[$Staff.$F$6]" office:value-type="float" office:value="196" calcext:value-type="float">
            <text:p>196</text:p>
          </table:table-cell>
          <table:table-cell table:style-name="ce12" table:formula="of:=MAX([$Staff.E$7]; 0)*[$Staff.$F$7]" office:value-type="float" office:value="235.2" calcext:value-type="float">
            <text:p>235.2</text:p>
          </table:table-cell>
          <table:table-cell table:style-name="ce12"/>
          <table:table-cell table:style-name="ce11" table:formula="of:=MAX([$Bow.E$2] - [.$C3]; 0)*MAX(1 - [.$D3]/100;0)*[$Bow.$F$2]" office:value-type="float" office:value="80.5577312749247" calcext:value-type="float">
            <text:p>80.6</text:p>
          </table:table-cell>
          <table:table-cell table:style-name="ce11" table:formula="of:=MAX([$Bow.E$3] - [.$C3]; 0)*MAX(1 - [.$D3]/100;0)*[$Bow.$F$3]" office:value-type="float" office:value="106.451287756151" calcext:value-type="float">
            <text:p>106.5</text:p>
          </table:table-cell>
          <table:table-cell table:style-name="ce11" table:formula="of:=MAX([$Bow.E$4] - [.$C3]; 0)*MAX(1 - [.$D3]/100;0)*[$Bow.$F$4]" office:value-type="float" office:value="129.467782406129" calcext:value-type="float">
            <text:p>129.5</text:p>
          </table:table-cell>
          <table:table-cell table:style-name="ce11" table:formula="of:=MAX([$Bow.E$5] - [.$C3]; 0)*MAX(1 - [.$D3]/100;0)*[$Bow.$F$5]" office:value-type="float" office:value="161.115462549849" calcext:value-type="float">
            <text:p>161.1</text:p>
          </table:table-cell>
          <table:table-cell table:style-name="ce11" table:formula="of:=MAX([$Bow.E$6] - [.$C3]; 0)*MAX(1 - [.$D3]/100;0)*[$Bow.$F$6]" office:value-type="float" office:value="192.76314269357" calcext:value-type="float">
            <text:p>192.8</text:p>
          </table:table-cell>
          <table:table-cell table:style-name="ce11" table:formula="of:=MAX([$Bow.E$7] - [.$C3]; 0)*MAX(1 - [.$D3]/100;0)*[$Bow.$F$7]" office:value-type="float" office:value="230.164946499785" calcext:value-type="float">
            <text:p>230.2</text:p>
          </table:table-cell>
          <table:table-cell table:style-name="ce12"/>
          <table:table-cell table:style-name="ce11" table:formula="of:=MAX([$Crossbow.E$2] - [.$C3]/2; 0)*MAX(1 - [.$D3]/200;0)*[$Crossbow.$F$2]" office:value-type="float" office:value="92.96875" calcext:value-type="float">
            <text:p>93.0</text:p>
          </table:table-cell>
          <table:table-cell table:style-name="ce11" table:formula="of:=MAX([$Crossbow.E$3] - [.$C3]/2; 0)*MAX(1 - [.$D3]/200;0)*[$Crossbow.$F$3]" office:value-type="float" office:value="119" calcext:value-type="float">
            <text:p>119.0</text:p>
          </table:table-cell>
          <table:table-cell table:style-name="ce11" table:formula="of:=MAX([$Crossbow.E$4] - [.$C3]/2; 0)*MAX(1 - [.$D3]/200;0)*[$Crossbow.$F$4]" office:value-type="float" office:value="148.89875" calcext:value-type="float">
            <text:p>148.9</text:p>
          </table:table-cell>
          <table:table-cell table:style-name="ce11" table:formula="of:=MAX([$Crossbow.E$5] - [.$C3]/2; 0)*MAX(1 - [.$D3]/200;0)*[$Crossbow.$F$5]" office:value-type="float" office:value="182.21875" calcext:value-type="float">
            <text:p>182.2</text:p>
          </table:table-cell>
          <table:table-cell table:style-name="ce11" table:formula="of:=MAX([$Crossbow.E$6] - [.$C3]/2; 0)*MAX(1 - [.$D3]/200;0)*[$Crossbow.$F$6]" office:value-type="float" office:value="219.867375" calcext:value-type="float">
            <text:p>219.9</text:p>
          </table:table-cell>
          <table:table-cell table:style-name="ce11" table:formula="of:=MAX([$Crossbow.E$7] - [.$C3]/2; 0)*MAX(1 - [.$D3]/200;0)*[$Crossbow.$F$7]" office:value-type="float" office:value="260.291675" calcext:value-type="float">
            <text:p>260.3</text:p>
          </table:table-cell>
          <table:table-cell table:number-columns-repeated="2"/>
          <table:table-cell table:style-name="ce13" table:formula="of:=MAX([$doge.E$3] - [.$C3]; 0)" office:value-type="float" office:value="30" calcext:value-type="float">
            <text:p>30</text:p>
          </table:table-cell>
          <table:table-cell table:style-name="ce13" table:formula="of:=MAX([$doge.$E$4] - [.$C3]; 0)" office:value-type="float" office:value="35" calcext:value-type="float">
            <text:p>35</text:p>
          </table:table-cell>
          <table:table-cell table:style-name="ce13" table:formula="of:=MAX([$doge.$E$5] - [.$C3]; 0)" office:value-type="float" office:value="40" calcext:value-type="float">
            <text:p>40</text:p>
          </table:table-cell>
          <table:table-cell table:style-name="ce13" table:formula="of:=MAX([$doge.$E$6] - [.$C3]; 0)" office:value-type="float" office:value="45" calcext:value-type="float">
            <text:p>45</text:p>
          </table:table-cell>
          <table:table-cell table:style-name="ce13" table:formula="of:=MAX([$doge.$E$7] - [.$C3]; 0)" office:value-type="float" office:value="50" calcext:value-type="float">
            <text:p>50</text:p>
          </table:table-cell>
          <table:table-cell table:style-name="ce13"/>
          <table:table-cell table:style-name="ce14" table:formula="of:=MAX([$hors.$E$3] - [.$C3]/2; 0)*MAX(1 - [.$D3]/200;0)" office:value-type="float" office:value="65.625" calcext:value-type="float">
            <text:p>65.6</text:p>
          </table:table-cell>
          <table:table-cell table:style-name="ce14" table:formula="of:=MAX([$hors.$E$4] - [.$C3]/2; 0)*MAX(1 - [.$D3]/200;0)" office:value-type="float" office:value="78.75" calcext:value-type="float">
            <text:p>78.8</text:p>
          </table:table-cell>
          <table:table-cell table:style-name="ce14" table:formula="of:=MAX([$hors.$E$5] - [.$C3]/2; 0)*MAX(1 - [.$D3]/200;0)" office:value-type="float" office:value="100.625" calcext:value-type="float">
            <text:p>100.6</text:p>
          </table:table-cell>
          <table:table-cell table:style-name="ce14" table:formula="of:=MAX([$hors.$E$6] - [.$C3]/2; 0)*MAX(1 - [.$D3]/200;0)" office:value-type="float" office:value="122.5" calcext:value-type="float">
            <text:p>122.5</text:p>
          </table:table-cell>
          <table:table-cell table:style-name="ce13"/>
          <table:table-cell table:style-name="ce14" table:formula="of:=MAX([$irgl.$E$3] - [.$C3]; 0)*MAX(1 - [.$D3]/100;0)" office:value-type="float" office:value="150" calcext:value-type="float">
            <text:p>150.0</text:p>
          </table:table-cell>
          <table:table-cell table:style-name="ce14" table:formula="of:=MAX([$irgl.$E$4] - [.$C3]; 0)*MAX(1 - [.$D3]/100;0)" office:value-type="float" office:value="168.75" calcext:value-type="float">
            <text:p>168.8</text:p>
          </table:table-cell>
          <table:table-cell table:style-name="ce14" table:formula="of:=MAX([$irgl.$E$5] - [.$C3]; 0)*MAX(1 - [.$D3]/100;0)" office:value-type="float" office:value="195" calcext:value-type="float">
            <text:p>195.0</text:p>
          </table:table-cell>
          <table:table-cell table:style-name="ce14" table:formula="of:=MAX([$irgl.$E$6] - [.$C3]; 0)*MAX(1 - [.$D3]/100;0)" office:value-type="float" office:value="225" calcext:value-type="float">
            <text:p>225.0</text:p>
          </table:table-cell>
          <table:table-cell table:style-name="ce13"/>
          <table:table-cell table:style-name="ce14" table:formula="of:=MAX([$sngl.$E$3]; 0)*MAX(1 - [.$D3]/100;0)" office:value-type="float" office:value="90" calcext:value-type="float">
            <text:p>90.0</text:p>
          </table:table-cell>
          <table:table-cell table:style-name="ce14" table:formula="of:=MAX([$sngl.$E$4]; 0)*MAX(1 - [.$D3]/100;0)" office:value-type="float" office:value="105" calcext:value-type="float">
            <text:p>105.0</text:p>
          </table:table-cell>
          <table:table-cell table:style-name="ce14" table:formula="of:=MAX([$sngl.$E$5]; 0)*MAX(1 - [.$D3]/100;0)" office:value-type="float" office:value="127.5" calcext:value-type="float">
            <text:p>127.5</text:p>
          </table:table-cell>
          <table:table-cell table:style-name="ce14" table:formula="of:=MAX([$sngl.$E$6]; 0)*MAX(1 - [.$D3]/100;0)" office:value-type="float" office:value="150" calcext:value-type="float">
            <text:p>150.0</text:p>
          </table:table-cell>
          <table:table-cell table:number-columns-repeated="163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5" table:formula="of:=([.$B4] + 3 * [.$C4]) / 10 / (1 - [.$D4] * 0.006) *POWER([.$E4]; 0.75) * [.$C$14] / 13" office:value-type="float" office:value="62.7719135502612" calcext:value-type="float">
            <text:p>62.8</text:p>
          </table:table-cell>
          <table:table-cell table:style-name="ce5" office:value-type="float" office:value="2" calcext:value-type="float">
            <text:p>2.0</text:p>
          </table:table-cell>
          <table:table-cell table:style-name="ce7" table:formula="of:=COM.MICROSOFT.CEILING.MATH(LN(MAX([.$G4]*4;1))^2.5+1)" office:value-type="float" office:value="8" calcext:value-type="float">
            <text:p>8</text:p>
          </table:table-cell>
          <table:table-cell table:style-name="ce7" table:formula="of:=COM.MICROSOFT.CEILING.MATH(LN(MAX([.$G4]*3.5;1))^2.5+1)" office:value-type="float" office:value="7" calcext:value-type="float">
            <text:p>7</text:p>
          </table:table-cell>
          <table:table-cell table:style-name="ce7" table:formula="of:=COM.MICROSOFT.CEILING.MATH(LN(MAX([.$G4]*3;1))^2.5+1)" office:value-type="float" office:value="6" calcext:value-type="float">
            <text:p>6</text:p>
          </table:table-cell>
          <table:table-cell table:style-name="ce7" table:formula="of:=COM.MICROSOFT.CEILING.MATH(LN(MAX([.$G4]*2.5;1))^2.5+1)" office:value-type="float" office:value="5" calcext:value-type="float">
            <text:p>5</text:p>
          </table:table-cell>
          <table:table-cell/>
          <table:table-cell table:style-name="ce5"/>
          <table:table-cell table:style-name="ce11" table:formula="of:=MAX([$Sword.E$2] - [.$C4]; 0)*[$Sword.$F$2]" office:value-type="float" office:value="70.5" calcext:value-type="float">
            <text:p>70.5</text:p>
          </table:table-cell>
          <table:table-cell table:style-name="ce11" table:formula="of:=MAX([$Sword.E$3] - [.$C4]; 0)*[$Sword.$F$3]" office:value-type="float" office:value="93.375" calcext:value-type="float">
            <text:p>93.4</text:p>
          </table:table-cell>
          <table:table-cell table:style-name="ce11" table:formula="of:=MAX([$Sword.E$4] - [.$C4]; 0)*[$Sword.$F$4]" office:value-type="float" office:value="119.4375" calcext:value-type="float">
            <text:p>119.4</text:p>
          </table:table-cell>
          <table:table-cell table:style-name="ce11" table:formula="of:=MAX([$Sword.E$5] - [.$C4]; 0)*[$Sword.$F$5]" office:value-type="float" office:value="149.25" calcext:value-type="float">
            <text:p>149.3</text:p>
          </table:table-cell>
          <table:table-cell table:style-name="ce11" table:formula="of:=MAX([$Sword.E$6] - [.$C4]; 0)*[$Sword.$F$6]" office:value-type="float" office:value="184.5" calcext:value-type="float">
            <text:p>184.5</text:p>
          </table:table-cell>
          <table:table-cell table:style-name="ce11" table:formula="of:=MAX([$Sword.E$7] - [.$C4]; 0)*[$Sword.$F$7]" office:value-type="float" office:value="222.1875" calcext:value-type="float">
            <text:p>222.2</text:p>
          </table:table-cell>
          <table:table-cell table:style-name="ce11" table:formula="of:=MAX([$Sword.E$8] - [.$C4]; 0)*[$Sword.$F$8]" office:value-type="float" office:value="262.875" calcext:value-type="float">
            <text:p>262.9</text:p>
          </table:table-cell>
          <table:table-cell table:style-name="ce11" table:formula="of:=MAX([$Sword.E$9] - [.$C4]; 0)*[$Sword.$F$9]" office:value-type="float" office:value="84" calcext:value-type="float">
            <text:p>84.0</text:p>
          </table:table-cell>
          <table:table-cell table:style-name="ce12"/>
          <table:table-cell table:style-name="ce11" table:formula="of:=MAX([$Axe.E$2] - [.$C4]/2; 0)*MAX(1 - [.$D4]/200;0)*[$Axe.$F$2]" office:value-type="float" office:value="87.15" calcext:value-type="float">
            <text:p>87.2</text:p>
          </table:table-cell>
          <table:table-cell table:style-name="ce11" table:formula="of:=MAX([$Axe.E$3] - [.$C4]/2; 0)*MAX(1 - [.$D4]/200;0)*[$Axe.$F$3]" office:value-type="float" office:value="111.65" calcext:value-type="float">
            <text:p>111.7</text:p>
          </table:table-cell>
          <table:table-cell table:style-name="ce11" table:formula="of:=MAX([$Axe.E$4] - [.$C4]/2; 0)*MAX(1 - [.$D4]/200;0)*[$Axe.$F$4]" office:value-type="float" office:value="139.475" calcext:value-type="float">
            <text:p>139.5</text:p>
          </table:table-cell>
          <table:table-cell table:style-name="ce11" table:formula="of:=MAX([$Axe.E$5] - [.$C4]/2; 0)*MAX(1 - [.$D4]/200;0)*[$Axe.$F$5]" office:value-type="float" office:value="171.675" calcext:value-type="float">
            <text:p>171.7</text:p>
          </table:table-cell>
          <table:table-cell table:style-name="ce11" table:formula="of:=MAX([$Axe.E$6] - [.$C4]/2; 0)*MAX(1 - [.$D4]/200;0)*[$Axe.$F$6]" office:value-type="float" office:value="206.325" calcext:value-type="float">
            <text:p>206.3</text:p>
          </table:table-cell>
          <table:table-cell table:style-name="ce11" table:formula="of:=MAX([$Axe.E$7] - [.$C4]/2; 0)*MAX(1 - [.$D4]/200;0)*[$Axe.$F$7]" office:value-type="float" office:value="244.65" calcext:value-type="float">
            <text:p>244.7</text:p>
          </table:table-cell>
          <table:table-cell table:style-name="ce12"/>
          <table:table-cell table:style-name="ce11" table:formula="of:=MAX([$Scythe.D$2]; 0)*MAX(1 - [.$D4]/100;0)*[$Scythe.$F$2]" office:value-type="float" office:value="69" calcext:value-type="float">
            <text:p>69.0</text:p>
          </table:table-cell>
          <table:table-cell table:style-name="ce11" table:formula="of:=MAX([$Scythe.D$3]; 0)*MAX(1 - [.$D4]/100;0)*[$Scythe.$F$3]" office:value-type="float" office:value="91.5" calcext:value-type="float">
            <text:p>91.5</text:p>
          </table:table-cell>
          <table:table-cell table:style-name="ce11" table:formula="of:=MAX([$Scythe.D$4]; 0)*MAX(1 - [.$D4]/100;0)*[$Scythe.$F$4]" office:value-type="float" office:value="117" calcext:value-type="float">
            <text:p>117.0</text:p>
          </table:table-cell>
          <table:table-cell table:style-name="ce11" table:formula="of:=MAX([$Scythe.D$5]; 0)*MAX(1 - [.$D4]/100;0)*[$Scythe.$F$5]" office:value-type="float" office:value="147" calcext:value-type="float">
            <text:p>147.0</text:p>
          </table:table-cell>
          <table:table-cell table:style-name="ce11" table:formula="of:=MAX([$Scythe.D$6]; 0)*MAX(1 - [.$D4]/100;0)*[$Scythe.$F$6]" office:value-type="float" office:value="180" calcext:value-type="float">
            <text:p>180.0</text:p>
          </table:table-cell>
          <table:table-cell table:style-name="ce11" table:formula="of:=MAX([$Scythe.D$7]; 0)*MAX(1 - [.$D4]/100;0)*[$Scythe.$F$7]" office:value-type="float" office:value="216" calcext:value-type="float">
            <text:p>216.0</text:p>
          </table:table-cell>
          <table:table-cell table:style-name="ce11" table:formula="of:=MAX([$Scythe.D$8]; 0)*MAX(1 - [.$D4]/100;0)*[$Scythe.$F$8]" office:value-type="float" office:value="57" calcext:value-type="float">
            <text:p>57.0</text:p>
          </table:table-cell>
          <table:table-cell table:style-name="ce11" table:formula="of:=MAX([$Scythe.D$9]; 0)*MAX(1 - [.$D4]/100;0)*[$Scythe.$F$9]" office:value-type="float" office:value="66" calcext:value-type="float">
            <text:p>66.0</text:p>
          </table:table-cell>
          <table:table-cell table:style-name="ce11" table:formula="of:=MAX([$Scythe.D$10]; 0)*MAX(1 - [.$D4]/100;0)*[$Scythe.$F$10]" office:value-type="float" office:value="75" calcext:value-type="float">
            <text:p>75.0</text:p>
          </table:table-cell>
          <table:table-cell table:style-name="ce12"/>
          <table:table-cell table:style-name="ce12" table:formula="of:=MAX([$Staff.E$2]; 0)*[$Staff.$F$2]" office:value-type="float" office:value="73.6" calcext:value-type="float">
            <text:p>73.6</text:p>
          </table:table-cell>
          <table:table-cell table:style-name="ce12" table:formula="of:=MAX([$Staff.E$3]; 0)*[$Staff.$F$3]" office:value-type="float" office:value="100" calcext:value-type="float">
            <text:p>100</text:p>
          </table:table-cell>
          <table:table-cell table:style-name="ce12" table:formula="of:=MAX([$Staff.E$4]; 0)*[$Staff.$F$4]" office:value-type="float" office:value="128" calcext:value-type="float">
            <text:p>128</text:p>
          </table:table-cell>
          <table:table-cell table:style-name="ce12" table:formula="of:=MAX([$Staff.E$5]; 0)*[$Staff.$F$5]" office:value-type="float" office:value="160.8" calcext:value-type="float">
            <text:p>160.8</text:p>
          </table:table-cell>
          <table:table-cell table:style-name="ce12" table:formula="of:=MAX([$Staff.E$6]; 0)*[$Staff.$F$6]" office:value-type="float" office:value="196" calcext:value-type="float">
            <text:p>196</text:p>
          </table:table-cell>
          <table:table-cell table:style-name="ce12" table:formula="of:=MAX([$Staff.E$7]; 0)*[$Staff.$F$7]" office:value-type="float" office:value="235.2" calcext:value-type="float">
            <text:p>235.2</text:p>
          </table:table-cell>
          <table:table-cell table:style-name="ce12"/>
          <table:table-cell table:style-name="ce11" table:formula="of:=MAX([$Bow.E$2] - [.$C4]; 0)*MAX(1 - [.$D4]/100;0)*[$Bow.$F$2]" office:value-type="float" office:value="80.0702312749247" calcext:value-type="float">
            <text:p>80.1</text:p>
          </table:table-cell>
          <table:table-cell table:style-name="ce11" table:formula="of:=MAX([$Bow.E$3] - [.$C4]; 0)*MAX(1 - [.$D4]/100;0)*[$Bow.$F$3]" office:value-type="float" office:value="105.963787756151" calcext:value-type="float">
            <text:p>106.0</text:p>
          </table:table-cell>
          <table:table-cell table:style-name="ce11" table:formula="of:=MAX([$Bow.E$4] - [.$C4]; 0)*MAX(1 - [.$D4]/100;0)*[$Bow.$F$4]" office:value-type="float" office:value="128.980282406129" calcext:value-type="float">
            <text:p>129.0</text:p>
          </table:table-cell>
          <table:table-cell table:style-name="ce11" table:formula="of:=MAX([$Bow.E$5] - [.$C4]; 0)*MAX(1 - [.$D4]/100;0)*[$Bow.$F$5]" office:value-type="float" office:value="160.627962549849" calcext:value-type="float">
            <text:p>160.6</text:p>
          </table:table-cell>
          <table:table-cell table:style-name="ce11" table:formula="of:=MAX([$Bow.E$6] - [.$C4]; 0)*MAX(1 - [.$D4]/100;0)*[$Bow.$F$6]" office:value-type="float" office:value="192.27564269357" calcext:value-type="float">
            <text:p>192.3</text:p>
          </table:table-cell>
          <table:table-cell table:style-name="ce11" table:formula="of:=MAX([$Bow.E$7] - [.$C4]; 0)*MAX(1 - [.$D4]/100;0)*[$Bow.$F$7]" office:value-type="float" office:value="229.677446499785" calcext:value-type="float">
            <text:p>229.7</text:p>
          </table:table-cell>
          <table:table-cell table:style-name="ce12"/>
          <table:table-cell table:style-name="ce11" table:formula="of:=MAX([$Crossbow.E$2] - [.$C4]/2; 0)*MAX(1 - [.$D4]/200;0)*[$Crossbow.$F$2]" office:value-type="float" office:value="92.596875" calcext:value-type="float">
            <text:p>92.6</text:p>
          </table:table-cell>
          <table:table-cell table:style-name="ce11" table:formula="of:=MAX([$Crossbow.E$3] - [.$C4]/2; 0)*MAX(1 - [.$D4]/200;0)*[$Crossbow.$F$3]" office:value-type="float" office:value="118.628125" calcext:value-type="float">
            <text:p>118.6</text:p>
          </table:table-cell>
          <table:table-cell table:style-name="ce11" table:formula="of:=MAX([$Crossbow.E$4] - [.$C4]/2; 0)*MAX(1 - [.$D4]/200;0)*[$Crossbow.$F$4]" office:value-type="float" office:value="148.526875" calcext:value-type="float">
            <text:p>148.5</text:p>
          </table:table-cell>
          <table:table-cell table:style-name="ce11" table:formula="of:=MAX([$Crossbow.E$5] - [.$C4]/2; 0)*MAX(1 - [.$D4]/200;0)*[$Crossbow.$F$5]" office:value-type="float" office:value="181.846875" calcext:value-type="float">
            <text:p>181.8</text:p>
          </table:table-cell>
          <table:table-cell table:style-name="ce11" table:formula="of:=MAX([$Crossbow.E$6] - [.$C4]/2; 0)*MAX(1 - [.$D4]/200;0)*[$Crossbow.$F$6]" office:value-type="float" office:value="219.4955" calcext:value-type="float">
            <text:p>219.5</text:p>
          </table:table-cell>
          <table:table-cell table:style-name="ce11" table:formula="of:=MAX([$Crossbow.E$7] - [.$C4]/2; 0)*MAX(1 - [.$D4]/200;0)*[$Crossbow.$F$7]" office:value-type="float" office:value="259.9198" calcext:value-type="float">
            <text:p>259.9</text:p>
          </table:table-cell>
          <table:table-cell table:number-columns-repeated="2"/>
          <table:table-cell table:style-name="ce13" table:formula="of:=MAX([$doge.E$3] - [.$C4]; 0)" office:value-type="float" office:value="29" calcext:value-type="float">
            <text:p>29</text:p>
          </table:table-cell>
          <table:table-cell table:style-name="ce13" table:formula="of:=MAX([$doge.$E$4] - [.$C4]; 0)" office:value-type="float" office:value="34" calcext:value-type="float">
            <text:p>34</text:p>
          </table:table-cell>
          <table:table-cell table:style-name="ce13" table:formula="of:=MAX([$doge.$E$5] - [.$C4]; 0)" office:value-type="float" office:value="39" calcext:value-type="float">
            <text:p>39</text:p>
          </table:table-cell>
          <table:table-cell table:style-name="ce13" table:formula="of:=MAX([$doge.$E$6] - [.$C4]; 0)" office:value-type="float" office:value="44" calcext:value-type="float">
            <text:p>44</text:p>
          </table:table-cell>
          <table:table-cell table:style-name="ce13" table:formula="of:=MAX([$doge.$E$7] - [.$C4]; 0)" office:value-type="float" office:value="49" calcext:value-type="float">
            <text:p>49</text:p>
          </table:table-cell>
          <table:table-cell table:style-name="ce13"/>
          <table:table-cell table:style-name="ce14" table:formula="of:=MAX([$hors.$E$3] - [.$C4]/2; 0)*MAX(1 - [.$D4]/200;0)" office:value-type="float" office:value="65.1875" calcext:value-type="float">
            <text:p>65.2</text:p>
          </table:table-cell>
          <table:table-cell table:style-name="ce14" table:formula="of:=MAX([$hors.$E$4] - [.$C4]/2; 0)*MAX(1 - [.$D4]/200;0)" office:value-type="float" office:value="78.3125" calcext:value-type="float">
            <text:p>78.3</text:p>
          </table:table-cell>
          <table:table-cell table:style-name="ce14" table:formula="of:=MAX([$hors.$E$5] - [.$C4]/2; 0)*MAX(1 - [.$D4]/200;0)" office:value-type="float" office:value="100.1875" calcext:value-type="float">
            <text:p>100.2</text:p>
          </table:table-cell>
          <table:table-cell table:style-name="ce14" table:formula="of:=MAX([$hors.$E$6] - [.$C4]/2; 0)*MAX(1 - [.$D4]/200;0)" office:value-type="float" office:value="122.0625" calcext:value-type="float">
            <text:p>122.1</text:p>
          </table:table-cell>
          <table:table-cell table:style-name="ce13"/>
          <table:table-cell table:style-name="ce14" table:formula="of:=MAX([$irgl.$E$3] - [.$C4]; 0)*MAX(1 - [.$D4]/100;0)" office:value-type="float" office:value="149.25" calcext:value-type="float">
            <text:p>149.3</text:p>
          </table:table-cell>
          <table:table-cell table:style-name="ce14" table:formula="of:=MAX([$irgl.$E$4] - [.$C4]; 0)*MAX(1 - [.$D4]/100;0)" office:value-type="float" office:value="168" calcext:value-type="float">
            <text:p>168.0</text:p>
          </table:table-cell>
          <table:table-cell table:style-name="ce14" table:formula="of:=MAX([$irgl.$E$5] - [.$C4]; 0)*MAX(1 - [.$D4]/100;0)" office:value-type="float" office:value="194.25" calcext:value-type="float">
            <text:p>194.3</text:p>
          </table:table-cell>
          <table:table-cell table:style-name="ce14" table:formula="of:=MAX([$irgl.$E$6] - [.$C4]; 0)*MAX(1 - [.$D4]/100;0)" office:value-type="float" office:value="224.25" calcext:value-type="float">
            <text:p>224.3</text:p>
          </table:table-cell>
          <table:table-cell table:style-name="ce13"/>
          <table:table-cell table:style-name="ce14" table:formula="of:=MAX([$sngl.$E$3]; 0)*MAX(1 - [.$D4]/100;0)" office:value-type="float" office:value="90" calcext:value-type="float">
            <text:p>90.0</text:p>
          </table:table-cell>
          <table:table-cell table:style-name="ce14" table:formula="of:=MAX([$sngl.$E$4]; 0)*MAX(1 - [.$D4]/100;0)" office:value-type="float" office:value="105" calcext:value-type="float">
            <text:p>105.0</text:p>
          </table:table-cell>
          <table:table-cell table:style-name="ce14" table:formula="of:=MAX([$sngl.$E$5]; 0)*MAX(1 - [.$D4]/100;0)" office:value-type="float" office:value="127.5" calcext:value-type="float">
            <text:p>127.5</text:p>
          </table:table-cell>
          <table:table-cell table:style-name="ce14" table:formula="of:=MAX([$sngl.$E$6]; 0)*MAX(1 - [.$D4]/100;0)" office:value-type="float" office:value="150" calcext:value-type="float">
            <text:p>150.0</text:p>
          </table:table-cell>
          <table:table-cell table:number-columns-repeated="163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table:style-name="ce5" table:formula="of:=([.$B5] + 3 * [.$C5]) / 10 / (1 - [.$D5] * 0.006) *POWER([.$E5]; 0.75) * [.$C$14] / 13" office:value-type="float" office:value="84.9210199485275" calcext:value-type="float">
            <text:p>84.9</text:p>
          </table:table-cell>
          <table:table-cell table:style-name="ce5" office:value-type="float" office:value="4" calcext:value-type="float">
            <text:p>4.0</text:p>
          </table:table-cell>
          <table:table-cell table:style-name="ce7" table:formula="of:=COM.MICROSOFT.CEILING.MATH(LN(MAX([.$G5]*4;1))^2.5+1)" office:value-type="float" office:value="14" calcext:value-type="float">
            <text:p>14</text:p>
          </table:table-cell>
          <table:table-cell table:style-name="ce7" table:formula="of:=COM.MICROSOFT.CEILING.MATH(LN(MAX([.$G5]*3.5;1))^2.5+1)" office:value-type="float" office:value="13" calcext:value-type="float">
            <text:p>13</text:p>
          </table:table-cell>
          <table:table-cell table:style-name="ce7" table:formula="of:=COM.MICROSOFT.CEILING.MATH(LN(MAX([.$G5]*3;1))^2.5+1)" office:value-type="float" office:value="11" calcext:value-type="float">
            <text:p>11</text:p>
          </table:table-cell>
          <table:table-cell table:style-name="ce7" table:formula="of:=COM.MICROSOFT.CEILING.MATH(LN(MAX([.$G5]*2.5;1))^2.5+1)" office:value-type="float" office:value="10" calcext:value-type="float">
            <text:p>10</text:p>
          </table:table-cell>
          <table:table-cell/>
          <table:table-cell table:style-name="ce5"/>
          <table:table-cell table:style-name="ce11" table:formula="of:=MAX([$Sword.E$2] - [.$C5]; 0)*[$Sword.$F$2]" office:value-type="float" office:value="70.5" calcext:value-type="float">
            <text:p>70.5</text:p>
          </table:table-cell>
          <table:table-cell table:style-name="ce11" table:formula="of:=MAX([$Sword.E$3] - [.$C5]; 0)*[$Sword.$F$3]" office:value-type="float" office:value="93.375" calcext:value-type="float">
            <text:p>93.4</text:p>
          </table:table-cell>
          <table:table-cell table:style-name="ce11" table:formula="of:=MAX([$Sword.E$4] - [.$C5]; 0)*[$Sword.$F$4]" office:value-type="float" office:value="119.4375" calcext:value-type="float">
            <text:p>119.4</text:p>
          </table:table-cell>
          <table:table-cell table:style-name="ce11" table:formula="of:=MAX([$Sword.E$5] - [.$C5]; 0)*[$Sword.$F$5]" office:value-type="float" office:value="149.25" calcext:value-type="float">
            <text:p>149.3</text:p>
          </table:table-cell>
          <table:table-cell table:style-name="ce11" table:formula="of:=MAX([$Sword.E$6] - [.$C5]; 0)*[$Sword.$F$6]" office:value-type="float" office:value="184.5" calcext:value-type="float">
            <text:p>184.5</text:p>
          </table:table-cell>
          <table:table-cell table:style-name="ce11" table:formula="of:=MAX([$Sword.E$7] - [.$C5]; 0)*[$Sword.$F$7]" office:value-type="float" office:value="222.1875" calcext:value-type="float">
            <text:p>222.2</text:p>
          </table:table-cell>
          <table:table-cell table:style-name="ce11" table:formula="of:=MAX([$Sword.E$8] - [.$C5]; 0)*[$Sword.$F$8]" office:value-type="float" office:value="262.875" calcext:value-type="float">
            <text:p>262.9</text:p>
          </table:table-cell>
          <table:table-cell table:style-name="ce11" table:formula="of:=MAX([$Sword.E$9] - [.$C5]; 0)*[$Sword.$F$9]" office:value-type="float" office:value="84" calcext:value-type="float">
            <text:p>84.0</text:p>
          </table:table-cell>
          <table:table-cell table:style-name="ce12"/>
          <table:table-cell table:style-name="ce11" table:formula="of:=MAX([$Axe.E$2] - [.$C5]/2; 0)*MAX(1 - [.$D5]/200;0)*[$Axe.$F$2]" office:value-type="float" office:value="86.154" calcext:value-type="float">
            <text:p>86.2</text:p>
          </table:table-cell>
          <table:table-cell table:style-name="ce11" table:formula="of:=MAX([$Axe.E$3] - [.$C5]/2; 0)*MAX(1 - [.$D5]/200;0)*[$Axe.$F$3]" office:value-type="float" office:value="110.374" calcext:value-type="float">
            <text:p>110.4</text:p>
          </table:table-cell>
          <table:table-cell table:style-name="ce11" table:formula="of:=MAX([$Axe.E$4] - [.$C5]/2; 0)*MAX(1 - [.$D5]/200;0)*[$Axe.$F$4]" office:value-type="float" office:value="137.881" calcext:value-type="float">
            <text:p>137.9</text:p>
          </table:table-cell>
          <table:table-cell table:style-name="ce11" table:formula="of:=MAX([$Axe.E$5] - [.$C5]/2; 0)*MAX(1 - [.$D5]/200;0)*[$Axe.$F$5]" office:value-type="float" office:value="169.713" calcext:value-type="float">
            <text:p>169.7</text:p>
          </table:table-cell>
          <table:table-cell table:style-name="ce11" table:formula="of:=MAX([$Axe.E$6] - [.$C5]/2; 0)*MAX(1 - [.$D5]/200;0)*[$Axe.$F$6]" office:value-type="float" office:value="203.967" calcext:value-type="float">
            <text:p>204.0</text:p>
          </table:table-cell>
          <table:table-cell table:style-name="ce11" table:formula="of:=MAX([$Axe.E$7] - [.$C5]/2; 0)*MAX(1 - [.$D5]/200;0)*[$Axe.$F$7]" office:value-type="float" office:value="241.854" calcext:value-type="float">
            <text:p>241.9</text:p>
          </table:table-cell>
          <table:table-cell table:style-name="ce12"/>
          <table:table-cell table:style-name="ce11" table:formula="of:=MAX([$Scythe.D$2]; 0)*MAX(1 - [.$D5]/100;0)*[$Scythe.$F$2]" office:value-type="float" office:value="67.16" calcext:value-type="float">
            <text:p>67.2</text:p>
          </table:table-cell>
          <table:table-cell table:style-name="ce11" table:formula="of:=MAX([$Scythe.D$3]; 0)*MAX(1 - [.$D5]/100;0)*[$Scythe.$F$3]" office:value-type="float" office:value="89.06" calcext:value-type="float">
            <text:p>89.1</text:p>
          </table:table-cell>
          <table:table-cell table:style-name="ce11" table:formula="of:=MAX([$Scythe.D$4]; 0)*MAX(1 - [.$D5]/100;0)*[$Scythe.$F$4]" office:value-type="float" office:value="113.88" calcext:value-type="float">
            <text:p>113.9</text:p>
          </table:table-cell>
          <table:table-cell table:style-name="ce11" table:formula="of:=MAX([$Scythe.D$5]; 0)*MAX(1 - [.$D5]/100;0)*[$Scythe.$F$5]" office:value-type="float" office:value="143.08" calcext:value-type="float">
            <text:p>143.1</text:p>
          </table:table-cell>
          <table:table-cell table:style-name="ce11" table:formula="of:=MAX([$Scythe.D$6]; 0)*MAX(1 - [.$D5]/100;0)*[$Scythe.$F$6]" office:value-type="float" office:value="175.2" calcext:value-type="float">
            <text:p>175.2</text:p>
          </table:table-cell>
          <table:table-cell table:style-name="ce11" table:formula="of:=MAX([$Scythe.D$7]; 0)*MAX(1 - [.$D5]/100;0)*[$Scythe.$F$7]" office:value-type="float" office:value="210.24" calcext:value-type="float">
            <text:p>210.2</text:p>
          </table:table-cell>
          <table:table-cell table:style-name="ce11" table:formula="of:=MAX([$Scythe.D$8]; 0)*MAX(1 - [.$D5]/100;0)*[$Scythe.$F$8]" office:value-type="float" office:value="55.48" calcext:value-type="float">
            <text:p>55.5</text:p>
          </table:table-cell>
          <table:table-cell table:style-name="ce11" table:formula="of:=MAX([$Scythe.D$9]; 0)*MAX(1 - [.$D5]/100;0)*[$Scythe.$F$9]" office:value-type="float" office:value="64.24" calcext:value-type="float">
            <text:p>64.2</text:p>
          </table:table-cell>
          <table:table-cell table:style-name="ce11" table:formula="of:=MAX([$Scythe.D$10]; 0)*MAX(1 - [.$D5]/100;0)*[$Scythe.$F$10]" office:value-type="float" office:value="73" calcext:value-type="float">
            <text:p>73.0</text:p>
          </table:table-cell>
          <table:table-cell table:style-name="ce12"/>
          <table:table-cell table:style-name="ce12" table:formula="of:=MAX([$Staff.E$2]; 0)*[$Staff.$F$2]" office:value-type="float" office:value="73.6" calcext:value-type="float">
            <text:p>73.6</text:p>
          </table:table-cell>
          <table:table-cell table:style-name="ce12" table:formula="of:=MAX([$Staff.E$3]; 0)*[$Staff.$F$3]" office:value-type="float" office:value="100" calcext:value-type="float">
            <text:p>100</text:p>
          </table:table-cell>
          <table:table-cell table:style-name="ce12" table:formula="of:=MAX([$Staff.E$4]; 0)*[$Staff.$F$4]" office:value-type="float" office:value="128" calcext:value-type="float">
            <text:p>128</text:p>
          </table:table-cell>
          <table:table-cell table:style-name="ce12" table:formula="of:=MAX([$Staff.E$5]; 0)*[$Staff.$F$5]" office:value-type="float" office:value="160.8" calcext:value-type="float">
            <text:p>160.8</text:p>
          </table:table-cell>
          <table:table-cell table:style-name="ce12" table:formula="of:=MAX([$Staff.E$6]; 0)*[$Staff.$F$6]" office:value-type="float" office:value="196" calcext:value-type="float">
            <text:p>196</text:p>
          </table:table-cell>
          <table:table-cell table:style-name="ce12" table:formula="of:=MAX([$Staff.E$7]; 0)*[$Staff.$F$7]" office:value-type="float" office:value="235.2" calcext:value-type="float">
            <text:p>235.2</text:p>
          </table:table-cell>
          <table:table-cell table:style-name="ce12"/>
          <table:table-cell table:style-name="ce11" table:formula="of:=MAX([$Bow.E$2] - [.$C5]; 0)*MAX(1 - [.$D5]/100;0)*[$Bow.$F$2]" office:value-type="float" office:value="77.9350251075934" calcext:value-type="float">
            <text:p>77.9</text:p>
          </table:table-cell>
          <table:table-cell table:style-name="ce11" table:formula="of:=MAX([$Bow.E$3] - [.$C5]; 0)*MAX(1 - [.$D5]/100;0)*[$Bow.$F$3]" office:value-type="float" office:value="103.13808674932" calcext:value-type="float">
            <text:p>103.1</text:p>
          </table:table-cell>
          <table:table-cell table:style-name="ce11" table:formula="of:=MAX([$Bow.E$4] - [.$C5]; 0)*MAX(1 - [.$D5]/100;0)*[$Bow.$F$4]" office:value-type="float" office:value="125.540808208632" calcext:value-type="float">
            <text:p>125.5</text:p>
          </table:table-cell>
          <table:table-cell table:style-name="ce11" table:formula="of:=MAX([$Bow.E$5] - [.$C5]; 0)*MAX(1 - [.$D5]/100;0)*[$Bow.$F$5]" office:value-type="float" office:value="156.344550215187" calcext:value-type="float">
            <text:p>156.3</text:p>
          </table:table-cell>
          <table:table-cell table:style-name="ce11" table:formula="of:=MAX([$Bow.E$6] - [.$C5]; 0)*MAX(1 - [.$D5]/100;0)*[$Bow.$F$6]" office:value-type="float" office:value="187.148292221741" calcext:value-type="float">
            <text:p>187.1</text:p>
          </table:table-cell>
          <table:table-cell table:style-name="ce11" table:formula="of:=MAX([$Bow.E$7] - [.$C5]; 0)*MAX(1 - [.$D5]/100;0)*[$Bow.$F$7]" office:value-type="float" office:value="223.552714593124" calcext:value-type="float">
            <text:p>223.6</text:p>
          </table:table-cell>
          <table:table-cell table:style-name="ce12"/>
          <table:table-cell table:style-name="ce11" table:formula="of:=MAX([$Crossbow.E$2] - [.$C5]/2; 0)*MAX(1 - [.$D5]/200;0)*[$Crossbow.$F$2]" office:value-type="float" office:value="91.538625" calcext:value-type="float">
            <text:p>91.5</text:p>
          </table:table-cell>
          <table:table-cell table:style-name="ce11" table:formula="of:=MAX([$Crossbow.E$3] - [.$C5]/2; 0)*MAX(1 - [.$D5]/200;0)*[$Crossbow.$F$3]" office:value-type="float" office:value="117.272375" calcext:value-type="float">
            <text:p>117.3</text:p>
          </table:table-cell>
          <table:table-cell table:style-name="ce11" table:formula="of:=MAX([$Crossbow.E$4] - [.$C5]/2; 0)*MAX(1 - [.$D5]/200;0)*[$Crossbow.$F$4]" office:value-type="float" office:value="146.829425" calcext:value-type="float">
            <text:p>146.8</text:p>
          </table:table-cell>
          <table:table-cell table:style-name="ce11" table:formula="of:=MAX([$Crossbow.E$5] - [.$C5]/2; 0)*MAX(1 - [.$D5]/200;0)*[$Crossbow.$F$5]" office:value-type="float" office:value="179.768625" calcext:value-type="float">
            <text:p>179.8</text:p>
          </table:table-cell>
          <table:table-cell table:style-name="ce11" table:formula="of:=MAX([$Crossbow.E$6] - [.$C5]/2; 0)*MAX(1 - [.$D5]/200;0)*[$Crossbow.$F$6]" office:value-type="float" office:value="216.98698" calcext:value-type="float">
            <text:p>217.0</text:p>
          </table:table-cell>
          <table:table-cell table:style-name="ce11" table:formula="of:=MAX([$Crossbow.E$7] - [.$C5]/2; 0)*MAX(1 - [.$D5]/200;0)*[$Crossbow.$F$7]" office:value-type="float" office:value="256.949288" calcext:value-type="float">
            <text:p>256.9</text:p>
          </table:table-cell>
          <table:table-cell table:number-columns-repeated="2"/>
          <table:table-cell table:style-name="ce13" table:formula="of:=MAX([$doge.E$3] - [.$C5]; 0)" office:value-type="float" office:value="29" calcext:value-type="float">
            <text:p>29</text:p>
          </table:table-cell>
          <table:table-cell table:style-name="ce13" table:formula="of:=MAX([$doge.$E$4] - [.$C5]; 0)" office:value-type="float" office:value="34" calcext:value-type="float">
            <text:p>34</text:p>
          </table:table-cell>
          <table:table-cell table:style-name="ce13" table:formula="of:=MAX([$doge.$E$5] - [.$C5]; 0)" office:value-type="float" office:value="39" calcext:value-type="float">
            <text:p>39</text:p>
          </table:table-cell>
          <table:table-cell table:style-name="ce13" table:formula="of:=MAX([$doge.$E$6] - [.$C5]; 0)" office:value-type="float" office:value="44" calcext:value-type="float">
            <text:p>44</text:p>
          </table:table-cell>
          <table:table-cell table:style-name="ce13" table:formula="of:=MAX([$doge.$E$7] - [.$C5]; 0)" office:value-type="float" office:value="49" calcext:value-type="float">
            <text:p>49</text:p>
          </table:table-cell>
          <table:table-cell table:style-name="ce13"/>
          <table:table-cell table:style-name="ce14" table:formula="of:=MAX([$hors.$E$3] - [.$C5]/2; 0)*MAX(1 - [.$D5]/200;0)" office:value-type="float" office:value="64.4425" calcext:value-type="float">
            <text:p>64.4</text:p>
          </table:table-cell>
          <table:table-cell table:style-name="ce14" table:formula="of:=MAX([$hors.$E$4] - [.$C5]/2; 0)*MAX(1 - [.$D5]/200;0)" office:value-type="float" office:value="77.4175" calcext:value-type="float">
            <text:p>77.4</text:p>
          </table:table-cell>
          <table:table-cell table:style-name="ce14" table:formula="of:=MAX([$hors.$E$5] - [.$C5]/2; 0)*MAX(1 - [.$D5]/200;0)" office:value-type="float" office:value="99.0425" calcext:value-type="float">
            <text:p>99.0</text:p>
          </table:table-cell>
          <table:table-cell table:style-name="ce14" table:formula="of:=MAX([$hors.$E$6] - [.$C5]/2; 0)*MAX(1 - [.$D5]/200;0)" office:value-type="float" office:value="120.6675" calcext:value-type="float">
            <text:p>120.7</text:p>
          </table:table-cell>
          <table:table-cell table:style-name="ce13"/>
          <table:table-cell table:style-name="ce14" table:formula="of:=MAX([$irgl.$E$3] - [.$C5]; 0)*MAX(1 - [.$D5]/100;0)" office:value-type="float" office:value="145.27" calcext:value-type="float">
            <text:p>145.3</text:p>
          </table:table-cell>
          <table:table-cell table:style-name="ce14" table:formula="of:=MAX([$irgl.$E$4] - [.$C5]; 0)*MAX(1 - [.$D5]/100;0)" office:value-type="float" office:value="163.52" calcext:value-type="float">
            <text:p>163.5</text:p>
          </table:table-cell>
          <table:table-cell table:style-name="ce14" table:formula="of:=MAX([$irgl.$E$5] - [.$C5]; 0)*MAX(1 - [.$D5]/100;0)" office:value-type="float" office:value="189.07" calcext:value-type="float">
            <text:p>189.1</text:p>
          </table:table-cell>
          <table:table-cell table:style-name="ce14" table:formula="of:=MAX([$irgl.$E$6] - [.$C5]; 0)*MAX(1 - [.$D5]/100;0)" office:value-type="float" office:value="218.27" calcext:value-type="float">
            <text:p>218.3</text:p>
          </table:table-cell>
          <table:table-cell table:style-name="ce13"/>
          <table:table-cell table:style-name="ce14" table:formula="of:=MAX([$sngl.$E$3]; 0)*MAX(1 - [.$D5]/100;0)" office:value-type="float" office:value="87.6" calcext:value-type="float">
            <text:p>87.6</text:p>
          </table:table-cell>
          <table:table-cell table:style-name="ce14" table:formula="of:=MAX([$sngl.$E$4]; 0)*MAX(1 - [.$D5]/100;0)" office:value-type="float" office:value="102.2" calcext:value-type="float">
            <text:p>102.2</text:p>
          </table:table-cell>
          <table:table-cell table:style-name="ce14" table:formula="of:=MAX([$sngl.$E$5]; 0)*MAX(1 - [.$D5]/100;0)" office:value-type="float" office:value="124.1" calcext:value-type="float">
            <text:p>124.1</text:p>
          </table:table-cell>
          <table:table-cell table:style-name="ce14" table:formula="of:=MAX([$sngl.$E$6]; 0)*MAX(1 - [.$D5]/100;0)" office:value-type="float" office:value="146" calcext:value-type="float">
            <text:p>146.0</text:p>
          </table:table-cell>
          <table:table-cell table:number-columns-repeated="163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table:style-name="ce5" table:formula="of:=([.$B6] + 3 * [.$C6]) / 10 / (1 - [.$D6] * 0.006) *POWER([.$E6]; 0.75) * [.$C$14] / 13" office:value-type="float" office:value="114.262602160045" calcext:value-type="float">
            <text:p>114.3</text:p>
          </table:table-cell>
          <table:table-cell table:style-name="ce5" office:value-type="float" office:value="6" calcext:value-type="float">
            <text:p>6.0</text:p>
          </table:table-cell>
          <table:table-cell table:style-name="ce7" table:formula="of:=COM.MICROSOFT.CEILING.MATH(LN(MAX([.$G6]*4;1))^2.5+1)" office:value-type="float" office:value="20" calcext:value-type="float">
            <text:p>20</text:p>
          </table:table-cell>
          <table:table-cell table:style-name="ce7" table:formula="of:=COM.MICROSOFT.CEILING.MATH(LN(MAX([.$G6]*3.5;1))^2.5+1)" office:value-type="float" office:value="18" calcext:value-type="float">
            <text:p>18</text:p>
          </table:table-cell>
          <table:table-cell table:style-name="ce7" table:formula="of:=COM.MICROSOFT.CEILING.MATH(LN(MAX([.$G6]*3;1))^2.5+1)" office:value-type="float" office:value="16" calcext:value-type="float">
            <text:p>16</text:p>
          </table:table-cell>
          <table:table-cell table:style-name="ce7" table:formula="of:=COM.MICROSOFT.CEILING.MATH(LN(MAX([.$G6]*2.5;1))^2.5+1)" office:value-type="float" office:value="14" calcext:value-type="float">
            <text:p>14</text:p>
          </table:table-cell>
          <table:table-cell/>
          <table:table-cell table:style-name="ce5"/>
          <table:table-cell table:style-name="ce11" table:formula="of:=MAX([$Sword.E$2] - [.$C6]; 0)*[$Sword.$F$2]" office:value-type="float" office:value="69" calcext:value-type="float">
            <text:p>69.0</text:p>
          </table:table-cell>
          <table:table-cell table:style-name="ce11" table:formula="of:=MAX([$Sword.E$3] - [.$C6]; 0)*[$Sword.$F$3]" office:value-type="float" office:value="91.875" calcext:value-type="float">
            <text:p>91.9</text:p>
          </table:table-cell>
          <table:table-cell table:style-name="ce11" table:formula="of:=MAX([$Sword.E$4] - [.$C6]; 0)*[$Sword.$F$4]" office:value-type="float" office:value="117.9375" calcext:value-type="float">
            <text:p>117.9</text:p>
          </table:table-cell>
          <table:table-cell table:style-name="ce11" table:formula="of:=MAX([$Sword.E$5] - [.$C6]; 0)*[$Sword.$F$5]" office:value-type="float" office:value="147.75" calcext:value-type="float">
            <text:p>147.8</text:p>
          </table:table-cell>
          <table:table-cell table:style-name="ce11" table:formula="of:=MAX([$Sword.E$6] - [.$C6]; 0)*[$Sword.$F$6]" office:value-type="float" office:value="183" calcext:value-type="float">
            <text:p>183.0</text:p>
          </table:table-cell>
          <table:table-cell table:style-name="ce11" table:formula="of:=MAX([$Sword.E$7] - [.$C6]; 0)*[$Sword.$F$7]" office:value-type="float" office:value="220.6875" calcext:value-type="float">
            <text:p>220.7</text:p>
          </table:table-cell>
          <table:table-cell table:style-name="ce11" table:formula="of:=MAX([$Sword.E$8] - [.$C6]; 0)*[$Sword.$F$8]" office:value-type="float" office:value="261.375" calcext:value-type="float">
            <text:p>261.4</text:p>
          </table:table-cell>
          <table:table-cell table:style-name="ce11" table:formula="of:=MAX([$Sword.E$9] - [.$C6]; 0)*[$Sword.$F$9]" office:value-type="float" office:value="82.5" calcext:value-type="float">
            <text:p>82.5</text:p>
          </table:table-cell>
          <table:table-cell table:style-name="ce12"/>
          <table:table-cell table:style-name="ce11" table:formula="of:=MAX([$Axe.E$2] - [.$C6]/2; 0)*MAX(1 - [.$D6]/200;0)*[$Axe.$F$2]" office:value-type="float" office:value="85.808" calcext:value-type="float">
            <text:p>85.8</text:p>
          </table:table-cell>
          <table:table-cell table:style-name="ce11" table:formula="of:=MAX([$Axe.E$3] - [.$C6]/2; 0)*MAX(1 - [.$D6]/200;0)*[$Axe.$F$3]" office:value-type="float" office:value="110.028" calcext:value-type="float">
            <text:p>110.0</text:p>
          </table:table-cell>
          <table:table-cell table:style-name="ce11" table:formula="of:=MAX([$Axe.E$4] - [.$C6]/2; 0)*MAX(1 - [.$D6]/200;0)*[$Axe.$F$4]" office:value-type="float" office:value="137.535" calcext:value-type="float">
            <text:p>137.5</text:p>
          </table:table-cell>
          <table:table-cell table:style-name="ce11" table:formula="of:=MAX([$Axe.E$5] - [.$C6]/2; 0)*MAX(1 - [.$D6]/200;0)*[$Axe.$F$5]" office:value-type="float" office:value="169.367" calcext:value-type="float">
            <text:p>169.4</text:p>
          </table:table-cell>
          <table:table-cell table:style-name="ce11" table:formula="of:=MAX([$Axe.E$6] - [.$C6]/2; 0)*MAX(1 - [.$D6]/200;0)*[$Axe.$F$6]" office:value-type="float" office:value="203.621" calcext:value-type="float">
            <text:p>203.6</text:p>
          </table:table-cell>
          <table:table-cell table:style-name="ce11" table:formula="of:=MAX([$Axe.E$7] - [.$C6]/2; 0)*MAX(1 - [.$D6]/200;0)*[$Axe.$F$7]" office:value-type="float" office:value="241.508" calcext:value-type="float">
            <text:p>241.5</text:p>
          </table:table-cell>
          <table:table-cell table:style-name="ce12"/>
          <table:table-cell table:style-name="ce11" table:formula="of:=MAX([$Scythe.D$2]; 0)*MAX(1 - [.$D6]/100;0)*[$Scythe.$F$2]" office:value-type="float" office:value="67.16" calcext:value-type="float">
            <text:p>67.2</text:p>
          </table:table-cell>
          <table:table-cell table:style-name="ce11" table:formula="of:=MAX([$Scythe.D$3]; 0)*MAX(1 - [.$D6]/100;0)*[$Scythe.$F$3]" office:value-type="float" office:value="89.06" calcext:value-type="float">
            <text:p>89.1</text:p>
          </table:table-cell>
          <table:table-cell table:style-name="ce11" table:formula="of:=MAX([$Scythe.D$4]; 0)*MAX(1 - [.$D6]/100;0)*[$Scythe.$F$4]" office:value-type="float" office:value="113.88" calcext:value-type="float">
            <text:p>113.9</text:p>
          </table:table-cell>
          <table:table-cell table:style-name="ce11" table:formula="of:=MAX([$Scythe.D$5]; 0)*MAX(1 - [.$D6]/100;0)*[$Scythe.$F$5]" office:value-type="float" office:value="143.08" calcext:value-type="float">
            <text:p>143.1</text:p>
          </table:table-cell>
          <table:table-cell table:style-name="ce11" table:formula="of:=MAX([$Scythe.D$6]; 0)*MAX(1 - [.$D6]/100;0)*[$Scythe.$F$6]" office:value-type="float" office:value="175.2" calcext:value-type="float">
            <text:p>175.2</text:p>
          </table:table-cell>
          <table:table-cell table:style-name="ce11" table:formula="of:=MAX([$Scythe.D$7]; 0)*MAX(1 - [.$D6]/100;0)*[$Scythe.$F$7]" office:value-type="float" office:value="210.24" calcext:value-type="float">
            <text:p>210.2</text:p>
          </table:table-cell>
          <table:table-cell table:style-name="ce11" table:formula="of:=MAX([$Scythe.D$8]; 0)*MAX(1 - [.$D6]/100;0)*[$Scythe.$F$8]" office:value-type="float" office:value="55.48" calcext:value-type="float">
            <text:p>55.5</text:p>
          </table:table-cell>
          <table:table-cell table:style-name="ce11" table:formula="of:=MAX([$Scythe.D$9]; 0)*MAX(1 - [.$D6]/100;0)*[$Scythe.$F$9]" office:value-type="float" office:value="64.24" calcext:value-type="float">
            <text:p>64.2</text:p>
          </table:table-cell>
          <table:table-cell table:style-name="ce11" table:formula="of:=MAX([$Scythe.D$10]; 0)*MAX(1 - [.$D6]/100;0)*[$Scythe.$F$10]" office:value-type="float" office:value="73" calcext:value-type="float">
            <text:p>73.0</text:p>
          </table:table-cell>
          <table:table-cell table:style-name="ce12"/>
          <table:table-cell table:style-name="ce12" table:formula="of:=MAX([$Staff.E$2]; 0)*[$Staff.$F$2]" office:value-type="float" office:value="73.6" calcext:value-type="float">
            <text:p>73.6</text:p>
          </table:table-cell>
          <table:table-cell table:style-name="ce12" table:formula="of:=MAX([$Staff.E$3]; 0)*[$Staff.$F$3]" office:value-type="float" office:value="100" calcext:value-type="float">
            <text:p>100</text:p>
          </table:table-cell>
          <table:table-cell table:style-name="ce12" table:formula="of:=MAX([$Staff.E$4]; 0)*[$Staff.$F$4]" office:value-type="float" office:value="128" calcext:value-type="float">
            <text:p>128</text:p>
          </table:table-cell>
          <table:table-cell table:style-name="ce12" table:formula="of:=MAX([$Staff.E$5]; 0)*[$Staff.$F$5]" office:value-type="float" office:value="160.8" calcext:value-type="float">
            <text:p>160.8</text:p>
          </table:table-cell>
          <table:table-cell table:style-name="ce12" table:formula="of:=MAX([$Staff.E$6]; 0)*[$Staff.$F$6]" office:value-type="float" office:value="196" calcext:value-type="float">
            <text:p>196</text:p>
          </table:table-cell>
          <table:table-cell table:style-name="ce12" table:formula="of:=MAX([$Staff.E$7]; 0)*[$Staff.$F$7]" office:value-type="float" office:value="235.2" calcext:value-type="float">
            <text:p>235.2</text:p>
          </table:table-cell>
          <table:table-cell table:style-name="ce12"/>
          <table:table-cell table:style-name="ce11" table:formula="of:=MAX([$Bow.E$2] - [.$C6]; 0)*MAX(1 - [.$D6]/100;0)*[$Bow.$F$2]" office:value-type="float" office:value="77.4605251075934" calcext:value-type="float">
            <text:p>77.5</text:p>
          </table:table-cell>
          <table:table-cell table:style-name="ce11" table:formula="of:=MAX([$Bow.E$3] - [.$C6]; 0)*MAX(1 - [.$D6]/100;0)*[$Bow.$F$3]" office:value-type="float" office:value="102.66358674932" calcext:value-type="float">
            <text:p>102.7</text:p>
          </table:table-cell>
          <table:table-cell table:style-name="ce11" table:formula="of:=MAX([$Bow.E$4] - [.$C6]; 0)*MAX(1 - [.$D6]/100;0)*[$Bow.$F$4]" office:value-type="float" office:value="125.066308208632" calcext:value-type="float">
            <text:p>125.1</text:p>
          </table:table-cell>
          <table:table-cell table:style-name="ce11" table:formula="of:=MAX([$Bow.E$5] - [.$C6]; 0)*MAX(1 - [.$D6]/100;0)*[$Bow.$F$5]" office:value-type="float" office:value="155.870050215187" calcext:value-type="float">
            <text:p>155.9</text:p>
          </table:table-cell>
          <table:table-cell table:style-name="ce11" table:formula="of:=MAX([$Bow.E$6] - [.$C6]; 0)*MAX(1 - [.$D6]/100;0)*[$Bow.$F$6]" office:value-type="float" office:value="186.673792221741" calcext:value-type="float">
            <text:p>186.7</text:p>
          </table:table-cell>
          <table:table-cell table:style-name="ce11" table:formula="of:=MAX([$Bow.E$7] - [.$C6]; 0)*MAX(1 - [.$D6]/100;0)*[$Bow.$F$7]" office:value-type="float" office:value="223.078214593124" calcext:value-type="float">
            <text:p>223.1</text:p>
          </table:table-cell>
          <table:table-cell table:style-name="ce12"/>
          <table:table-cell table:style-name="ce11" table:formula="of:=MAX([$Crossbow.E$2] - [.$C6]/2; 0)*MAX(1 - [.$D6]/200;0)*[$Crossbow.$F$2]" office:value-type="float" office:value="91.171" calcext:value-type="float">
            <text:p>91.2</text:p>
          </table:table-cell>
          <table:table-cell table:style-name="ce11" table:formula="of:=MAX([$Crossbow.E$3] - [.$C6]/2; 0)*MAX(1 - [.$D6]/200;0)*[$Crossbow.$F$3]" office:value-type="float" office:value="116.90475" calcext:value-type="float">
            <text:p>116.9</text:p>
          </table:table-cell>
          <table:table-cell table:style-name="ce11" table:formula="of:=MAX([$Crossbow.E$4] - [.$C6]/2; 0)*MAX(1 - [.$D6]/200;0)*[$Crossbow.$F$4]" office:value-type="float" office:value="146.4618" calcext:value-type="float">
            <text:p>146.5</text:p>
          </table:table-cell>
          <table:table-cell table:style-name="ce11" table:formula="of:=MAX([$Crossbow.E$5] - [.$C6]/2; 0)*MAX(1 - [.$D6]/200;0)*[$Crossbow.$F$5]" office:value-type="float" office:value="179.401" calcext:value-type="float">
            <text:p>179.4</text:p>
          </table:table-cell>
          <table:table-cell table:style-name="ce11" table:formula="of:=MAX([$Crossbow.E$6] - [.$C6]/2; 0)*MAX(1 - [.$D6]/200;0)*[$Crossbow.$F$6]" office:value-type="float" office:value="216.619355" calcext:value-type="float">
            <text:p>216.6</text:p>
          </table:table-cell>
          <table:table-cell table:style-name="ce11" table:formula="of:=MAX([$Crossbow.E$7] - [.$C6]/2; 0)*MAX(1 - [.$D6]/200;0)*[$Crossbow.$F$7]" office:value-type="float" office:value="256.581663" calcext:value-type="float">
            <text:p>256.6</text:p>
          </table:table-cell>
          <table:table-cell table:number-columns-repeated="2"/>
          <table:table-cell table:style-name="ce13" table:formula="of:=MAX([$doge.E$3] - [.$C6]; 0)" office:value-type="float" office:value="28" calcext:value-type="float">
            <text:p>28</text:p>
          </table:table-cell>
          <table:table-cell table:style-name="ce13" table:formula="of:=MAX([$doge.$E$4] - [.$C6]; 0)" office:value-type="float" office:value="33" calcext:value-type="float">
            <text:p>33</text:p>
          </table:table-cell>
          <table:table-cell table:style-name="ce13" table:formula="of:=MAX([$doge.$E$5] - [.$C6]; 0)" office:value-type="float" office:value="38" calcext:value-type="float">
            <text:p>38</text:p>
          </table:table-cell>
          <table:table-cell table:style-name="ce13" table:formula="of:=MAX([$doge.$E$6] - [.$C6]; 0)" office:value-type="float" office:value="43" calcext:value-type="float">
            <text:p>43</text:p>
          </table:table-cell>
          <table:table-cell table:style-name="ce13" table:formula="of:=MAX([$doge.$E$7] - [.$C6]; 0)" office:value-type="float" office:value="48" calcext:value-type="float">
            <text:p>48</text:p>
          </table:table-cell>
          <table:table-cell table:style-name="ce13"/>
          <table:table-cell table:style-name="ce14" table:formula="of:=MAX([$hors.$E$3] - [.$C6]/2; 0)*MAX(1 - [.$D6]/200;0)" office:value-type="float" office:value="64.01" calcext:value-type="float">
            <text:p>64.0</text:p>
          </table:table-cell>
          <table:table-cell table:style-name="ce14" table:formula="of:=MAX([$hors.$E$4] - [.$C6]/2; 0)*MAX(1 - [.$D6]/200;0)" office:value-type="float" office:value="76.985" calcext:value-type="float">
            <text:p>77.0</text:p>
          </table:table-cell>
          <table:table-cell table:style-name="ce14" table:formula="of:=MAX([$hors.$E$5] - [.$C6]/2; 0)*MAX(1 - [.$D6]/200;0)" office:value-type="float" office:value="98.61" calcext:value-type="float">
            <text:p>98.6</text:p>
          </table:table-cell>
          <table:table-cell table:style-name="ce14" table:formula="of:=MAX([$hors.$E$6] - [.$C6]/2; 0)*MAX(1 - [.$D6]/200;0)" office:value-type="float" office:value="120.235" calcext:value-type="float">
            <text:p>120.2</text:p>
          </table:table-cell>
          <table:table-cell table:style-name="ce13"/>
          <table:table-cell table:style-name="ce14" table:formula="of:=MAX([$irgl.$E$3] - [.$C6]; 0)*MAX(1 - [.$D6]/100;0)" office:value-type="float" office:value="144.54" calcext:value-type="float">
            <text:p>144.5</text:p>
          </table:table-cell>
          <table:table-cell table:style-name="ce14" table:formula="of:=MAX([$irgl.$E$4] - [.$C6]; 0)*MAX(1 - [.$D6]/100;0)" office:value-type="float" office:value="162.79" calcext:value-type="float">
            <text:p>162.8</text:p>
          </table:table-cell>
          <table:table-cell table:style-name="ce14" table:formula="of:=MAX([$irgl.$E$5] - [.$C6]; 0)*MAX(1 - [.$D6]/100;0)" office:value-type="float" office:value="188.34" calcext:value-type="float">
            <text:p>188.3</text:p>
          </table:table-cell>
          <table:table-cell table:style-name="ce14" table:formula="of:=MAX([$irgl.$E$6] - [.$C6]; 0)*MAX(1 - [.$D6]/100;0)" office:value-type="float" office:value="217.54" calcext:value-type="float">
            <text:p>217.5</text:p>
          </table:table-cell>
          <table:table-cell table:style-name="ce13"/>
          <table:table-cell table:style-name="ce14" table:formula="of:=MAX([$sngl.$E$3]; 0)*MAX(1 - [.$D6]/100;0)" office:value-type="float" office:value="87.6" calcext:value-type="float">
            <text:p>87.6</text:p>
          </table:table-cell>
          <table:table-cell table:style-name="ce14" table:formula="of:=MAX([$sngl.$E$4]; 0)*MAX(1 - [.$D6]/100;0)" office:value-type="float" office:value="102.2" calcext:value-type="float">
            <text:p>102.2</text:p>
          </table:table-cell>
          <table:table-cell table:style-name="ce14" table:formula="of:=MAX([$sngl.$E$5]; 0)*MAX(1 - [.$D6]/100;0)" office:value-type="float" office:value="124.1" calcext:value-type="float">
            <text:p>124.1</text:p>
          </table:table-cell>
          <table:table-cell table:style-name="ce14" table:formula="of:=MAX([$sngl.$E$6]; 0)*MAX(1 - [.$D6]/100;0)" office:value-type="float" office:value="146" calcext:value-type="float">
            <text:p>146.0</text:p>
          </table:table-cell>
          <table:table-cell table:number-columns-repeated="1630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style-name="ce5" table:formula="of:=([.$B7] + 3 * [.$C7]) / 10 / (1 - [.$D7] * 0.006) *POWER([.$E7]; 0.75) * [.$C$14] / 13" office:value-type="float" office:value="135.271914919023" calcext:value-type="float">
            <text:p>135.3</text:p>
          </table:table-cell>
          <table:table-cell table:style-name="ce5" office:value-type="float" office:value="8.5" calcext:value-type="float">
            <text:p>8.5</text:p>
          </table:table-cell>
          <table:table-cell table:style-name="ce7" table:formula="of:=COM.MICROSOFT.CEILING.MATH(LN(MAX([.$G7]*4;1))^2.5+1)" office:value-type="float" office:value="25" calcext:value-type="float">
            <text:p>25</text:p>
          </table:table-cell>
          <table:table-cell table:style-name="ce7" table:formula="of:=COM.MICROSOFT.CEILING.MATH(LN(MAX([.$G7]*3.5;1))^2.5+1)" office:value-type="float" office:value="23" calcext:value-type="float">
            <text:p>23</text:p>
          </table:table-cell>
          <table:table-cell table:style-name="ce7" table:formula="of:=COM.MICROSOFT.CEILING.MATH(LN(MAX([.$G7]*3;1))^2.5+1)" office:value-type="float" office:value="20" calcext:value-type="float">
            <text:p>20</text:p>
          </table:table-cell>
          <table:table-cell table:style-name="ce7" table:formula="of:=COM.MICROSOFT.CEILING.MATH(LN(MAX([.$G7]*2.5;1))^2.5+1)" office:value-type="float" office:value="18" calcext:value-type="float">
            <text:p>18</text:p>
          </table:table-cell>
          <table:table-cell/>
          <table:table-cell table:style-name="ce5"/>
          <table:table-cell table:style-name="ce11" table:formula="of:=MAX([$Sword.E$2] - [.$C7]; 0)*[$Sword.$F$2]" office:value-type="float" office:value="69" calcext:value-type="float">
            <text:p>69.0</text:p>
          </table:table-cell>
          <table:table-cell table:style-name="ce11" table:formula="of:=MAX([$Sword.E$3] - [.$C7]; 0)*[$Sword.$F$3]" office:value-type="float" office:value="91.875" calcext:value-type="float">
            <text:p>91.9</text:p>
          </table:table-cell>
          <table:table-cell table:style-name="ce11" table:formula="of:=MAX([$Sword.E$4] - [.$C7]; 0)*[$Sword.$F$4]" office:value-type="float" office:value="117.9375" calcext:value-type="float">
            <text:p>117.9</text:p>
          </table:table-cell>
          <table:table-cell table:style-name="ce11" table:formula="of:=MAX([$Sword.E$5] - [.$C7]; 0)*[$Sword.$F$5]" office:value-type="float" office:value="147.75" calcext:value-type="float">
            <text:p>147.8</text:p>
          </table:table-cell>
          <table:table-cell table:style-name="ce11" table:formula="of:=MAX([$Sword.E$6] - [.$C7]; 0)*[$Sword.$F$6]" office:value-type="float" office:value="183" calcext:value-type="float">
            <text:p>183.0</text:p>
          </table:table-cell>
          <table:table-cell table:style-name="ce11" table:formula="of:=MAX([$Sword.E$7] - [.$C7]; 0)*[$Sword.$F$7]" office:value-type="float" office:value="220.6875" calcext:value-type="float">
            <text:p>220.7</text:p>
          </table:table-cell>
          <table:table-cell table:style-name="ce11" table:formula="of:=MAX([$Sword.E$8] - [.$C7]; 0)*[$Sword.$F$8]" office:value-type="float" office:value="261.375" calcext:value-type="float">
            <text:p>261.4</text:p>
          </table:table-cell>
          <table:table-cell table:style-name="ce11" table:formula="of:=MAX([$Sword.E$9] - [.$C7]; 0)*[$Sword.$F$9]" office:value-type="float" office:value="82.5" calcext:value-type="float">
            <text:p>82.5</text:p>
          </table:table-cell>
          <table:table-cell table:style-name="ce12"/>
          <table:table-cell table:style-name="ce11" table:formula="of:=MAX([$Axe.E$2] - [.$C7]/2; 0)*MAX(1 - [.$D7]/200;0)*[$Axe.$F$2]" office:value-type="float" office:value="84.32" calcext:value-type="float">
            <text:p>84.3</text:p>
          </table:table-cell>
          <table:table-cell table:style-name="ce11" table:formula="of:=MAX([$Axe.E$3] - [.$C7]/2; 0)*MAX(1 - [.$D7]/200;0)*[$Axe.$F$3]" office:value-type="float" office:value="108.12" calcext:value-type="float">
            <text:p>108.1</text:p>
          </table:table-cell>
          <table:table-cell table:style-name="ce11" table:formula="of:=MAX([$Axe.E$4] - [.$C7]/2; 0)*MAX(1 - [.$D7]/200;0)*[$Axe.$F$4]" office:value-type="float" office:value="135.15" calcext:value-type="float">
            <text:p>135.2</text:p>
          </table:table-cell>
          <table:table-cell table:style-name="ce11" table:formula="of:=MAX([$Axe.E$5] - [.$C7]/2; 0)*MAX(1 - [.$D7]/200;0)*[$Axe.$F$5]" office:value-type="float" office:value="166.43" calcext:value-type="float">
            <text:p>166.4</text:p>
          </table:table-cell>
          <table:table-cell table:style-name="ce11" table:formula="of:=MAX([$Axe.E$6] - [.$C7]/2; 0)*MAX(1 - [.$D7]/200;0)*[$Axe.$F$6]" office:value-type="float" office:value="200.09" calcext:value-type="float">
            <text:p>200.1</text:p>
          </table:table-cell>
          <table:table-cell table:style-name="ce11" table:formula="of:=MAX([$Axe.E$7] - [.$C7]/2; 0)*MAX(1 - [.$D7]/200;0)*[$Axe.$F$7]" office:value-type="float" office:value="237.32" calcext:value-type="float">
            <text:p>237.3</text:p>
          </table:table-cell>
          <table:table-cell table:style-name="ce12"/>
          <table:table-cell table:style-name="ce11" table:formula="of:=MAX([$Scythe.D$2]; 0)*MAX(1 - [.$D7]/100;0)*[$Scythe.$F$2]" office:value-type="float" office:value="64.4" calcext:value-type="float">
            <text:p>64.4</text:p>
          </table:table-cell>
          <table:table-cell table:style-name="ce11" table:formula="of:=MAX([$Scythe.D$3]; 0)*MAX(1 - [.$D7]/100;0)*[$Scythe.$F$3]" office:value-type="float" office:value="85.4" calcext:value-type="float">
            <text:p>85.4</text:p>
          </table:table-cell>
          <table:table-cell table:style-name="ce11" table:formula="of:=MAX([$Scythe.D$4]; 0)*MAX(1 - [.$D7]/100;0)*[$Scythe.$F$4]" office:value-type="float" office:value="109.2" calcext:value-type="float">
            <text:p>109.2</text:p>
          </table:table-cell>
          <table:table-cell table:style-name="ce11" table:formula="of:=MAX([$Scythe.D$5]; 0)*MAX(1 - [.$D7]/100;0)*[$Scythe.$F$5]" office:value-type="float" office:value="137.2" calcext:value-type="float">
            <text:p>137.2</text:p>
          </table:table-cell>
          <table:table-cell table:style-name="ce11" table:formula="of:=MAX([$Scythe.D$6]; 0)*MAX(1 - [.$D7]/100;0)*[$Scythe.$F$6]" office:value-type="float" office:value="168" calcext:value-type="float">
            <text:p>168.0</text:p>
          </table:table-cell>
          <table:table-cell table:style-name="ce11" table:formula="of:=MAX([$Scythe.D$7]; 0)*MAX(1 - [.$D7]/100;0)*[$Scythe.$F$7]" office:value-type="float" office:value="201.6" calcext:value-type="float">
            <text:p>201.6</text:p>
          </table:table-cell>
          <table:table-cell table:style-name="ce11" table:formula="of:=MAX([$Scythe.D$8]; 0)*MAX(1 - [.$D7]/100;0)*[$Scythe.$F$8]" office:value-type="float" office:value="53.2" calcext:value-type="float">
            <text:p>53.2</text:p>
          </table:table-cell>
          <table:table-cell table:style-name="ce11" table:formula="of:=MAX([$Scythe.D$9]; 0)*MAX(1 - [.$D7]/100;0)*[$Scythe.$F$9]" office:value-type="float" office:value="61.6" calcext:value-type="float">
            <text:p>61.6</text:p>
          </table:table-cell>
          <table:table-cell table:style-name="ce11" table:formula="of:=MAX([$Scythe.D$10]; 0)*MAX(1 - [.$D7]/100;0)*[$Scythe.$F$10]" office:value-type="float" office:value="70" calcext:value-type="float">
            <text:p>70.0</text:p>
          </table:table-cell>
          <table:table-cell table:style-name="ce12"/>
          <table:table-cell table:style-name="ce12" table:formula="of:=MAX([$Staff.E$2]; 0)*[$Staff.$F$2]" office:value-type="float" office:value="73.6" calcext:value-type="float">
            <text:p>73.6</text:p>
          </table:table-cell>
          <table:table-cell table:style-name="ce12" table:formula="of:=MAX([$Staff.E$3]; 0)*[$Staff.$F$3]" office:value-type="float" office:value="100" calcext:value-type="float">
            <text:p>100</text:p>
          </table:table-cell>
          <table:table-cell table:style-name="ce12" table:formula="of:=MAX([$Staff.E$4]; 0)*[$Staff.$F$4]" office:value-type="float" office:value="128" calcext:value-type="float">
            <text:p>128</text:p>
          </table:table-cell>
          <table:table-cell table:style-name="ce12" table:formula="of:=MAX([$Staff.E$5]; 0)*[$Staff.$F$5]" office:value-type="float" office:value="160.8" calcext:value-type="float">
            <text:p>160.8</text:p>
          </table:table-cell>
          <table:table-cell table:style-name="ce12" table:formula="of:=MAX([$Staff.E$6]; 0)*[$Staff.$F$6]" office:value-type="float" office:value="196" calcext:value-type="float">
            <text:p>196</text:p>
          </table:table-cell>
          <table:table-cell table:style-name="ce12" table:formula="of:=MAX([$Staff.E$7]; 0)*[$Staff.$F$7]" office:value-type="float" office:value="235.2" calcext:value-type="float">
            <text:p>235.2</text:p>
          </table:table-cell>
          <table:table-cell table:style-name="ce12"/>
          <table:table-cell table:style-name="ce11" table:formula="of:=MAX([$Bow.E$2] - [.$C7]; 0)*MAX(1 - [.$D7]/100;0)*[$Bow.$F$2]" office:value-type="float" office:value="74.2772158565964" calcext:value-type="float">
            <text:p>74.3</text:p>
          </table:table-cell>
          <table:table-cell table:style-name="ce11" table:formula="of:=MAX([$Bow.E$3] - [.$C7]; 0)*MAX(1 - [.$D7]/100;0)*[$Bow.$F$3]" office:value-type="float" office:value="98.4445352390738" calcext:value-type="float">
            <text:p>98.4</text:p>
          </table:table-cell>
          <table:table-cell table:style-name="ce11" table:formula="of:=MAX([$Bow.E$4] - [.$C7]; 0)*MAX(1 - [.$D7]/100;0)*[$Bow.$F$4]" office:value-type="float" office:value="119.926596912387" calcext:value-type="float">
            <text:p>119.9</text:p>
          </table:table-cell>
          <table:table-cell table:style-name="ce11" table:formula="of:=MAX([$Bow.E$5] - [.$C7]; 0)*MAX(1 - [.$D7]/100;0)*[$Bow.$F$5]" office:value-type="float" office:value="149.464431713193" calcext:value-type="float">
            <text:p>149.5</text:p>
          </table:table-cell>
          <table:table-cell table:style-name="ce11" table:formula="of:=MAX([$Bow.E$6] - [.$C7]; 0)*MAX(1 - [.$D7]/100;0)*[$Bow.$F$6]" office:value-type="float" office:value="179.002266513999" calcext:value-type="float">
            <text:p>179.0</text:p>
          </table:table-cell>
          <table:table-cell table:style-name="ce11" table:formula="of:=MAX([$Bow.E$7] - [.$C7]; 0)*MAX(1 - [.$D7]/100;0)*[$Bow.$F$7]" office:value-type="float" office:value="213.910616733133" calcext:value-type="float">
            <text:p>213.9</text:p>
          </table:table-cell>
          <table:table-cell table:style-name="ce12"/>
          <table:table-cell table:style-name="ce11" table:formula="of:=MAX([$Crossbow.E$2] - [.$C7]/2; 0)*MAX(1 - [.$D7]/200;0)*[$Crossbow.$F$2]" office:value-type="float" office:value="89.59" calcext:value-type="float">
            <text:p>89.6</text:p>
          </table:table-cell>
          <table:table-cell table:style-name="ce11" table:formula="of:=MAX([$Crossbow.E$3] - [.$C7]/2; 0)*MAX(1 - [.$D7]/200;0)*[$Crossbow.$F$3]" office:value-type="float" office:value="114.8775" calcext:value-type="float">
            <text:p>114.9</text:p>
          </table:table-cell>
          <table:table-cell table:style-name="ce11" table:formula="of:=MAX([$Crossbow.E$4] - [.$C7]/2; 0)*MAX(1 - [.$D7]/200;0)*[$Crossbow.$F$4]" office:value-type="float" office:value="143.922" calcext:value-type="float">
            <text:p>143.9</text:p>
          </table:table-cell>
          <table:table-cell table:style-name="ce11" table:formula="of:=MAX([$Crossbow.E$5] - [.$C7]/2; 0)*MAX(1 - [.$D7]/200;0)*[$Crossbow.$F$5]" office:value-type="float" office:value="176.29" calcext:value-type="float">
            <text:p>176.3</text:p>
          </table:table-cell>
          <table:table-cell table:style-name="ce11" table:formula="of:=MAX([$Crossbow.E$6] - [.$C7]/2; 0)*MAX(1 - [.$D7]/200;0)*[$Crossbow.$F$6]" office:value-type="float" office:value="212.86295" calcext:value-type="float">
            <text:p>212.9</text:p>
          </table:table-cell>
          <table:table-cell table:style-name="ce11" table:formula="of:=MAX([$Crossbow.E$7] - [.$C7]/2; 0)*MAX(1 - [.$D7]/200;0)*[$Crossbow.$F$7]" office:value-type="float" office:value="252.13227" calcext:value-type="float">
            <text:p>252.1</text:p>
          </table:table-cell>
          <table:table-cell table:number-columns-repeated="2"/>
          <table:table-cell table:style-name="ce13" table:formula="of:=MAX([$doge.E$3] - [.$C7]; 0)" office:value-type="float" office:value="28" calcext:value-type="float">
            <text:p>28</text:p>
          </table:table-cell>
          <table:table-cell table:style-name="ce13" table:formula="of:=MAX([$doge.$E$4] - [.$C7]; 0)" office:value-type="float" office:value="33" calcext:value-type="float">
            <text:p>33</text:p>
          </table:table-cell>
          <table:table-cell table:style-name="ce13" table:formula="of:=MAX([$doge.$E$5] - [.$C7]; 0)" office:value-type="float" office:value="38" calcext:value-type="float">
            <text:p>38</text:p>
          </table:table-cell>
          <table:table-cell table:style-name="ce13" table:formula="of:=MAX([$doge.$E$6] - [.$C7]; 0)" office:value-type="float" office:value="43" calcext:value-type="float">
            <text:p>43</text:p>
          </table:table-cell>
          <table:table-cell table:style-name="ce13" table:formula="of:=MAX([$doge.$E$7] - [.$C7]; 0)" office:value-type="float" office:value="48" calcext:value-type="float">
            <text:p>48</text:p>
          </table:table-cell>
          <table:table-cell table:style-name="ce13"/>
          <table:table-cell table:style-name="ce14" table:formula="of:=MAX([$hors.$E$3] - [.$C7]/2; 0)*MAX(1 - [.$D7]/200;0)" office:value-type="float" office:value="62.9" calcext:value-type="float">
            <text:p>62.9</text:p>
          </table:table-cell>
          <table:table-cell table:style-name="ce14" table:formula="of:=MAX([$hors.$E$4] - [.$C7]/2; 0)*MAX(1 - [.$D7]/200;0)" office:value-type="float" office:value="75.65" calcext:value-type="float">
            <text:p>75.7</text:p>
          </table:table-cell>
          <table:table-cell table:style-name="ce14" table:formula="of:=MAX([$hors.$E$5] - [.$C7]/2; 0)*MAX(1 - [.$D7]/200;0)" office:value-type="float" office:value="96.9" calcext:value-type="float">
            <text:p>96.9</text:p>
          </table:table-cell>
          <table:table-cell table:style-name="ce14" table:formula="of:=MAX([$hors.$E$6] - [.$C7]/2; 0)*MAX(1 - [.$D7]/200;0)" office:value-type="float" office:value="118.15" calcext:value-type="float">
            <text:p>118.2</text:p>
          </table:table-cell>
          <table:table-cell table:style-name="ce13"/>
          <table:table-cell table:style-name="ce14" table:formula="of:=MAX([$irgl.$E$3] - [.$C7]; 0)*MAX(1 - [.$D7]/100;0)" office:value-type="float" office:value="138.6" calcext:value-type="float">
            <text:p>138.6</text:p>
          </table:table-cell>
          <table:table-cell table:style-name="ce14" table:formula="of:=MAX([$irgl.$E$4] - [.$C7]; 0)*MAX(1 - [.$D7]/100;0)" office:value-type="float" office:value="156.1" calcext:value-type="float">
            <text:p>156.1</text:p>
          </table:table-cell>
          <table:table-cell table:style-name="ce14" table:formula="of:=MAX([$irgl.$E$5] - [.$C7]; 0)*MAX(1 - [.$D7]/100;0)" office:value-type="float" office:value="180.6" calcext:value-type="float">
            <text:p>180.6</text:p>
          </table:table-cell>
          <table:table-cell table:style-name="ce14" table:formula="of:=MAX([$irgl.$E$6] - [.$C7]; 0)*MAX(1 - [.$D7]/100;0)" office:value-type="float" office:value="208.6" calcext:value-type="float">
            <text:p>208.6</text:p>
          </table:table-cell>
          <table:table-cell table:style-name="ce13"/>
          <table:table-cell table:style-name="ce14" table:formula="of:=MAX([$sngl.$E$3]; 0)*MAX(1 - [.$D7]/100;0)" office:value-type="float" office:value="84" calcext:value-type="float">
            <text:p>84.0</text:p>
          </table:table-cell>
          <table:table-cell table:style-name="ce14" table:formula="of:=MAX([$sngl.$E$4]; 0)*MAX(1 - [.$D7]/100;0)" office:value-type="float" office:value="98" calcext:value-type="float">
            <text:p>98.0</text:p>
          </table:table-cell>
          <table:table-cell table:style-name="ce14" table:formula="of:=MAX([$sngl.$E$5]; 0)*MAX(1 - [.$D7]/100;0)" office:value-type="float" office:value="119" calcext:value-type="float">
            <text:p>119.0</text:p>
          </table:table-cell>
          <table:table-cell table:style-name="ce14" table:formula="of:=MAX([$sngl.$E$6]; 0)*MAX(1 - [.$D7]/100;0)" office:value-type="float" office:value="140" calcext:value-type="float">
            <text:p>140.0</text:p>
          </table:table-cell>
          <table:table-cell table:number-columns-repeated="1630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15" calcext:value-type="float">
            <text:p>115</text:p>
          </table:table-cell>
          <table:table-cell table:style-name="ce5" table:formula="of:=([.$B8] + 3 * [.$C8]) / 10 / (1 - [.$D8] * 0.006) *POWER([.$E8]; 0.75) * [.$C$14] / 13" office:value-type="float" office:value="170.17135208176" calcext:value-type="float">
            <text:p>170.2</text:p>
          </table:table-cell>
          <table:table-cell table:style-name="ce5" office:value-type="float" office:value="11" calcext:value-type="float">
            <text:p>11.0</text:p>
          </table:table-cell>
          <table:table-cell table:style-name="ce7" table:formula="of:=COM.MICROSOFT.CEILING.MATH(LN(MAX([.$G8]*4;1))^2.5+1)" office:value-type="float" office:value="29" calcext:value-type="float">
            <text:p>29</text:p>
          </table:table-cell>
          <table:table-cell table:style-name="ce7" table:formula="of:=COM.MICROSOFT.CEILING.MATH(LN(MAX([.$G8]*3.5;1))^2.5+1)" office:value-type="float" office:value="27" calcext:value-type="float">
            <text:p>27</text:p>
          </table:table-cell>
          <table:table-cell table:style-name="ce7" table:formula="of:=COM.MICROSOFT.CEILING.MATH(LN(MAX([.$G8]*3;1))^2.5+1)" office:value-type="float" office:value="24" calcext:value-type="float">
            <text:p>24</text:p>
          </table:table-cell>
          <table:table-cell table:style-name="ce7" table:formula="of:=COM.MICROSOFT.CEILING.MATH(LN(MAX([.$G8]*2.5;1))^2.5+1)" office:value-type="float" office:value="21" calcext:value-type="float">
            <text:p>21</text:p>
          </table:table-cell>
          <table:table-cell/>
          <table:table-cell table:style-name="ce5"/>
          <table:table-cell table:style-name="ce11" table:formula="of:=MAX([$Sword.E$2] - [.$C8]; 0)*[$Sword.$F$2]" office:value-type="float" office:value="67.5" calcext:value-type="float">
            <text:p>67.5</text:p>
          </table:table-cell>
          <table:table-cell table:style-name="ce11" table:formula="of:=MAX([$Sword.E$3] - [.$C8]; 0)*[$Sword.$F$3]" office:value-type="float" office:value="90.375" calcext:value-type="float">
            <text:p>90.4</text:p>
          </table:table-cell>
          <table:table-cell table:style-name="ce11" table:formula="of:=MAX([$Sword.E$4] - [.$C8]; 0)*[$Sword.$F$4]" office:value-type="float" office:value="116.4375" calcext:value-type="float">
            <text:p>116.4</text:p>
          </table:table-cell>
          <table:table-cell table:style-name="ce11" table:formula="of:=MAX([$Sword.E$5] - [.$C8]; 0)*[$Sword.$F$5]" office:value-type="float" office:value="146.25" calcext:value-type="float">
            <text:p>146.3</text:p>
          </table:table-cell>
          <table:table-cell table:style-name="ce11" table:formula="of:=MAX([$Sword.E$6] - [.$C8]; 0)*[$Sword.$F$6]" office:value-type="float" office:value="181.5" calcext:value-type="float">
            <text:p>181.5</text:p>
          </table:table-cell>
          <table:table-cell table:style-name="ce11" table:formula="of:=MAX([$Sword.E$7] - [.$C8]; 0)*[$Sword.$F$7]" office:value-type="float" office:value="219.1875" calcext:value-type="float">
            <text:p>219.2</text:p>
          </table:table-cell>
          <table:table-cell table:style-name="ce11" table:formula="of:=MAX([$Sword.E$8] - [.$C8]; 0)*[$Sword.$F$8]" office:value-type="float" office:value="259.875" calcext:value-type="float">
            <text:p>259.9</text:p>
          </table:table-cell>
          <table:table-cell table:style-name="ce11" table:formula="of:=MAX([$Sword.E$9] - [.$C8]; 0)*[$Sword.$F$9]" office:value-type="float" office:value="81" calcext:value-type="float">
            <text:p>81.0</text:p>
          </table:table-cell>
          <table:table-cell table:style-name="ce12"/>
          <table:table-cell table:style-name="ce11" table:formula="of:=MAX([$Axe.E$2] - [.$C8]/2; 0)*MAX(1 - [.$D8]/200;0)*[$Axe.$F$2]" office:value-type="float" office:value="82.992" calcext:value-type="float">
            <text:p>83.0</text:p>
          </table:table-cell>
          <table:table-cell table:style-name="ce11" table:formula="of:=MAX([$Axe.E$3] - [.$C8]/2; 0)*MAX(1 - [.$D8]/200;0)*[$Axe.$F$3]" office:value-type="float" office:value="106.512" calcext:value-type="float">
            <text:p>106.5</text:p>
          </table:table-cell>
          <table:table-cell table:style-name="ce11" table:formula="of:=MAX([$Axe.E$4] - [.$C8]/2; 0)*MAX(1 - [.$D8]/200;0)*[$Axe.$F$4]" office:value-type="float" office:value="133.224" calcext:value-type="float">
            <text:p>133.2</text:p>
          </table:table-cell>
          <table:table-cell table:style-name="ce11" table:formula="of:=MAX([$Axe.E$5] - [.$C8]/2; 0)*MAX(1 - [.$D8]/200;0)*[$Axe.$F$5]" office:value-type="float" office:value="164.136" calcext:value-type="float">
            <text:p>164.1</text:p>
          </table:table-cell>
          <table:table-cell table:style-name="ce11" table:formula="of:=MAX([$Axe.E$6] - [.$C8]/2; 0)*MAX(1 - [.$D8]/200;0)*[$Axe.$F$6]" office:value-type="float" office:value="197.4" calcext:value-type="float">
            <text:p>197.4</text:p>
          </table:table-cell>
          <table:table-cell table:style-name="ce11" table:formula="of:=MAX([$Axe.E$7] - [.$C8]/2; 0)*MAX(1 - [.$D8]/200;0)*[$Axe.$F$7]" office:value-type="float" office:value="234.192" calcext:value-type="float">
            <text:p>234.2</text:p>
          </table:table-cell>
          <table:table-cell table:style-name="ce12"/>
          <table:table-cell table:style-name="ce11" table:formula="of:=MAX([$Scythe.D$2]; 0)*MAX(1 - [.$D8]/100;0)*[$Scythe.$F$2]" office:value-type="float" office:value="62.56" calcext:value-type="float">
            <text:p>62.6</text:p>
          </table:table-cell>
          <table:table-cell table:style-name="ce11" table:formula="of:=MAX([$Scythe.D$3]; 0)*MAX(1 - [.$D8]/100;0)*[$Scythe.$F$3]" office:value-type="float" office:value="82.96" calcext:value-type="float">
            <text:p>83.0</text:p>
          </table:table-cell>
          <table:table-cell table:style-name="ce11" table:formula="of:=MAX([$Scythe.D$4]; 0)*MAX(1 - [.$D8]/100;0)*[$Scythe.$F$4]" office:value-type="float" office:value="106.08" calcext:value-type="float">
            <text:p>106.1</text:p>
          </table:table-cell>
          <table:table-cell table:style-name="ce11" table:formula="of:=MAX([$Scythe.D$5]; 0)*MAX(1 - [.$D8]/100;0)*[$Scythe.$F$5]" office:value-type="float" office:value="133.28" calcext:value-type="float">
            <text:p>133.3</text:p>
          </table:table-cell>
          <table:table-cell table:style-name="ce11" table:formula="of:=MAX([$Scythe.D$6]; 0)*MAX(1 - [.$D8]/100;0)*[$Scythe.$F$6]" office:value-type="float" office:value="163.2" calcext:value-type="float">
            <text:p>163.2</text:p>
          </table:table-cell>
          <table:table-cell table:style-name="ce11" table:formula="of:=MAX([$Scythe.D$7]; 0)*MAX(1 - [.$D8]/100;0)*[$Scythe.$F$7]" office:value-type="float" office:value="195.84" calcext:value-type="float">
            <text:p>195.8</text:p>
          </table:table-cell>
          <table:table-cell table:style-name="ce11" table:formula="of:=MAX([$Scythe.D$8]; 0)*MAX(1 - [.$D8]/100;0)*[$Scythe.$F$8]" office:value-type="float" office:value="51.68" calcext:value-type="float">
            <text:p>51.7</text:p>
          </table:table-cell>
          <table:table-cell table:style-name="ce11" table:formula="of:=MAX([$Scythe.D$9]; 0)*MAX(1 - [.$D8]/100;0)*[$Scythe.$F$9]" office:value-type="float" office:value="59.84" calcext:value-type="float">
            <text:p>59.8</text:p>
          </table:table-cell>
          <table:table-cell table:style-name="ce11" table:formula="of:=MAX([$Scythe.D$10]; 0)*MAX(1 - [.$D8]/100;0)*[$Scythe.$F$10]" office:value-type="float" office:value="68" calcext:value-type="float">
            <text:p>68.0</text:p>
          </table:table-cell>
          <table:table-cell table:style-name="ce12"/>
          <table:table-cell table:style-name="ce12" table:formula="of:=MAX([$Staff.E$2]; 0)*[$Staff.$F$2]" office:value-type="float" office:value="73.6" calcext:value-type="float">
            <text:p>73.6</text:p>
          </table:table-cell>
          <table:table-cell table:style-name="ce12" table:formula="of:=MAX([$Staff.E$3]; 0)*[$Staff.$F$3]" office:value-type="float" office:value="100" calcext:value-type="float">
            <text:p>100</text:p>
          </table:table-cell>
          <table:table-cell table:style-name="ce12" table:formula="of:=MAX([$Staff.E$4]; 0)*[$Staff.$F$4]" office:value-type="float" office:value="128" calcext:value-type="float">
            <text:p>128</text:p>
          </table:table-cell>
          <table:table-cell table:style-name="ce12" table:formula="of:=MAX([$Staff.E$5]; 0)*[$Staff.$F$5]" office:value-type="float" office:value="160.8" calcext:value-type="float">
            <text:p>160.8</text:p>
          </table:table-cell>
          <table:table-cell table:style-name="ce12" table:formula="of:=MAX([$Staff.E$6]; 0)*[$Staff.$F$6]" office:value-type="float" office:value="196" calcext:value-type="float">
            <text:p>196</text:p>
          </table:table-cell>
          <table:table-cell table:style-name="ce12" table:formula="of:=MAX([$Staff.E$7]; 0)*[$Staff.$F$7]" office:value-type="float" office:value="235.2" calcext:value-type="float">
            <text:p>235.2</text:p>
          </table:table-cell>
          <table:table-cell table:style-name="ce12"/>
          <table:table-cell table:style-name="ce11" table:formula="of:=MAX([$Bow.E$2] - [.$C8]; 0)*MAX(1 - [.$D8]/100;0)*[$Bow.$F$2]" office:value-type="float" office:value="71.7130096892651" calcext:value-type="float">
            <text:p>71.7</text:p>
          </table:table-cell>
          <table:table-cell table:style-name="ce11" table:formula="of:=MAX([$Bow.E$3] - [.$C8]; 0)*MAX(1 - [.$D8]/100;0)*[$Bow.$F$3]" office:value-type="float" office:value="95.1898342322431" calcext:value-type="float">
            <text:p>95.2</text:p>
          </table:table-cell>
          <table:table-cell table:style-name="ce11" table:formula="of:=MAX([$Bow.E$4] - [.$C8]; 0)*MAX(1 - [.$D8]/100;0)*[$Bow.$F$4]" office:value-type="float" office:value="116.05812271489" calcext:value-type="float">
            <text:p>116.1</text:p>
          </table:table-cell>
          <table:table-cell table:style-name="ce11" table:formula="of:=MAX([$Bow.E$5] - [.$C8]; 0)*MAX(1 - [.$D8]/100;0)*[$Bow.$F$5]" office:value-type="float" office:value="144.75201937853" calcext:value-type="float">
            <text:p>144.8</text:p>
          </table:table-cell>
          <table:table-cell table:style-name="ce11" table:formula="of:=MAX([$Bow.E$6] - [.$C8]; 0)*MAX(1 - [.$D8]/100;0)*[$Bow.$F$6]" office:value-type="float" office:value="173.44591604217" calcext:value-type="float">
            <text:p>173.4</text:p>
          </table:table-cell>
          <table:table-cell table:style-name="ce11" table:formula="of:=MAX([$Bow.E$7] - [.$C8]; 0)*MAX(1 - [.$D8]/100;0)*[$Bow.$F$7]" office:value-type="float" office:value="207.356884826472" calcext:value-type="float">
            <text:p>207.4</text:p>
          </table:table-cell>
          <table:table-cell table:style-name="ce12"/>
          <table:table-cell table:style-name="ce11" table:formula="of:=MAX([$Crossbow.E$2] - [.$C8]/2; 0)*MAX(1 - [.$D8]/200;0)*[$Crossbow.$F$2]" office:value-type="float" office:value="88.179" calcext:value-type="float">
            <text:p>88.2</text:p>
          </table:table-cell>
          <table:table-cell table:style-name="ce11" table:formula="of:=MAX([$Crossbow.E$3] - [.$C8]/2; 0)*MAX(1 - [.$D8]/200;0)*[$Crossbow.$F$3]" office:value-type="float" office:value="113.169" calcext:value-type="float">
            <text:p>113.2</text:p>
          </table:table-cell>
          <table:table-cell table:style-name="ce11" table:formula="of:=MAX([$Crossbow.E$4] - [.$C8]/2; 0)*MAX(1 - [.$D8]/200;0)*[$Crossbow.$F$4]" office:value-type="float" office:value="141.8718" calcext:value-type="float">
            <text:p>141.9</text:p>
          </table:table-cell>
          <table:table-cell table:style-name="ce11" table:formula="of:=MAX([$Crossbow.E$5] - [.$C8]/2; 0)*MAX(1 - [.$D8]/200;0)*[$Crossbow.$F$5]" office:value-type="float" office:value="173.859" calcext:value-type="float">
            <text:p>173.9</text:p>
          </table:table-cell>
          <table:table-cell table:style-name="ce11" table:formula="of:=MAX([$Crossbow.E$6] - [.$C8]/2; 0)*MAX(1 - [.$D8]/200;0)*[$Crossbow.$F$6]" office:value-type="float" office:value="210.00168" calcext:value-type="float">
            <text:p>210.0</text:p>
          </table:table-cell>
          <table:table-cell table:style-name="ce11" table:formula="of:=MAX([$Crossbow.E$7] - [.$C8]/2; 0)*MAX(1 - [.$D8]/200;0)*[$Crossbow.$F$7]" office:value-type="float" office:value="248.809008" calcext:value-type="float">
            <text:p>248.8</text:p>
          </table:table-cell>
          <table:table-cell table:number-columns-repeated="2"/>
          <table:table-cell table:style-name="ce13" table:formula="of:=MAX([$doge.E$3] - [.$C8]; 0)" office:value-type="float" office:value="27" calcext:value-type="float">
            <text:p>27</text:p>
          </table:table-cell>
          <table:table-cell table:style-name="ce13" table:formula="of:=MAX([$doge.$E$4] - [.$C8]; 0)" office:value-type="float" office:value="32" calcext:value-type="float">
            <text:p>32</text:p>
          </table:table-cell>
          <table:table-cell table:style-name="ce13" table:formula="of:=MAX([$doge.$E$5] - [.$C8]; 0)" office:value-type="float" office:value="37" calcext:value-type="float">
            <text:p>37</text:p>
          </table:table-cell>
          <table:table-cell table:style-name="ce13" table:formula="of:=MAX([$doge.$E$6] - [.$C8]; 0)" office:value-type="float" office:value="42" calcext:value-type="float">
            <text:p>42</text:p>
          </table:table-cell>
          <table:table-cell table:style-name="ce13" table:formula="of:=MAX([$doge.$E$7] - [.$C8]; 0)" office:value-type="float" office:value="47" calcext:value-type="float">
            <text:p>47</text:p>
          </table:table-cell>
          <table:table-cell table:style-name="ce13"/>
          <table:table-cell table:style-name="ce14" table:formula="of:=MAX([$hors.$E$3] - [.$C8]/2; 0)*MAX(1 - [.$D8]/200;0)" office:value-type="float" office:value="61.74" calcext:value-type="float">
            <text:p>61.7</text:p>
          </table:table-cell>
          <table:table-cell table:style-name="ce14" table:formula="of:=MAX([$hors.$E$4] - [.$C8]/2; 0)*MAX(1 - [.$D8]/200;0)" office:value-type="float" office:value="74.34" calcext:value-type="float">
            <text:p>74.3</text:p>
          </table:table-cell>
          <table:table-cell table:style-name="ce14" table:formula="of:=MAX([$hors.$E$5] - [.$C8]/2; 0)*MAX(1 - [.$D8]/200;0)" office:value-type="float" office:value="95.34" calcext:value-type="float">
            <text:p>95.3</text:p>
          </table:table-cell>
          <table:table-cell table:style-name="ce14" table:formula="of:=MAX([$hors.$E$6] - [.$C8]/2; 0)*MAX(1 - [.$D8]/200;0)" office:value-type="float" office:value="116.34" calcext:value-type="float">
            <text:p>116.3</text:p>
          </table:table-cell>
          <table:table-cell table:style-name="ce13"/>
          <table:table-cell table:style-name="ce14" table:formula="of:=MAX([$irgl.$E$3] - [.$C8]; 0)*MAX(1 - [.$D8]/100;0)" office:value-type="float" office:value="133.96" calcext:value-type="float">
            <text:p>134.0</text:p>
          </table:table-cell>
          <table:table-cell table:style-name="ce14" table:formula="of:=MAX([$irgl.$E$4] - [.$C8]; 0)*MAX(1 - [.$D8]/100;0)" office:value-type="float" office:value="150.96" calcext:value-type="float">
            <text:p>151.0</text:p>
          </table:table-cell>
          <table:table-cell table:style-name="ce14" table:formula="of:=MAX([$irgl.$E$5] - [.$C8]; 0)*MAX(1 - [.$D8]/100;0)" office:value-type="float" office:value="174.76" calcext:value-type="float">
            <text:p>174.8</text:p>
          </table:table-cell>
          <table:table-cell table:style-name="ce14" table:formula="of:=MAX([$irgl.$E$6] - [.$C8]; 0)*MAX(1 - [.$D8]/100;0)" office:value-type="float" office:value="201.96" calcext:value-type="float">
            <text:p>202.0</text:p>
          </table:table-cell>
          <table:table-cell table:style-name="ce13"/>
          <table:table-cell table:style-name="ce14" table:formula="of:=MAX([$sngl.$E$3]; 0)*MAX(1 - [.$D8]/100;0)" office:value-type="float" office:value="81.6" calcext:value-type="float">
            <text:p>81.6</text:p>
          </table:table-cell>
          <table:table-cell table:style-name="ce14" table:formula="of:=MAX([$sngl.$E$4]; 0)*MAX(1 - [.$D8]/100;0)" office:value-type="float" office:value="95.2" calcext:value-type="float">
            <text:p>95.2</text:p>
          </table:table-cell>
          <table:table-cell table:style-name="ce14" table:formula="of:=MAX([$sngl.$E$5]; 0)*MAX(1 - [.$D8]/100;0)" office:value-type="float" office:value="115.6" calcext:value-type="float">
            <text:p>115.6</text:p>
          </table:table-cell>
          <table:table-cell table:style-name="ce14" table:formula="of:=MAX([$sngl.$E$6]; 0)*MAX(1 - [.$D8]/100;0)" office:value-type="float" office:value="136" calcext:value-type="float">
            <text:p>136.0</text:p>
          </table:table-cell>
          <table:table-cell table:number-columns-repeated="1630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0" calcext:value-type="float">
            <text:p>550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table:style-name="ce5" table:formula="of:=([.$B9] + 3 * [.$C9]) / 10 / (1 - [.$D9] * 0.006) *POWER([.$E9]; 0.75) * [.$C$14] / 13" office:value-type="float" office:value="204.573031900274" calcext:value-type="float">
            <text:p>204.6</text:p>
          </table:table-cell>
          <table:table-cell table:style-name="ce5" office:value-type="float" office:value="14" calcext:value-type="float">
            <text:p>14.0</text:p>
          </table:table-cell>
          <table:table-cell table:style-name="ce7" table:formula="of:=COM.MICROSOFT.CEILING.MATH(LN(MAX([.$G9]*4;1))^2.5+1)" office:value-type="float" office:value="34" calcext:value-type="float">
            <text:p>34</text:p>
          </table:table-cell>
          <table:table-cell table:style-name="ce7" table:formula="of:=COM.MICROSOFT.CEILING.MATH(LN(MAX([.$G9]*3.5;1))^2.5+1)" office:value-type="float" office:value="31" calcext:value-type="float">
            <text:p>31</text:p>
          </table:table-cell>
          <table:table-cell table:style-name="ce7" table:formula="of:=COM.MICROSOFT.CEILING.MATH(LN(MAX([.$G9]*3;1))^2.5+1)" office:value-type="float" office:value="29" calcext:value-type="float">
            <text:p>29</text:p>
          </table:table-cell>
          <table:table-cell table:style-name="ce7" table:formula="of:=COM.MICROSOFT.CEILING.MATH(LN(MAX([.$G9]*2.5;1))^2.5+1)" office:value-type="float" office:value="25" calcext:value-type="float">
            <text:p>25</text:p>
          </table:table-cell>
          <table:table-cell/>
          <table:table-cell table:style-name="ce5"/>
          <table:table-cell table:style-name="ce11" table:formula="of:=MAX([$Sword.E$2] - [.$C9]; 0)*[$Sword.$F$2]" office:value-type="float" office:value="66" calcext:value-type="float">
            <text:p>66.0</text:p>
          </table:table-cell>
          <table:table-cell table:style-name="ce11" table:formula="of:=MAX([$Sword.E$3] - [.$C9]; 0)*[$Sword.$F$3]" office:value-type="float" office:value="88.875" calcext:value-type="float">
            <text:p>88.9</text:p>
          </table:table-cell>
          <table:table-cell table:style-name="ce11" table:formula="of:=MAX([$Sword.E$4] - [.$C9]; 0)*[$Sword.$F$4]" office:value-type="float" office:value="114.9375" calcext:value-type="float">
            <text:p>114.9</text:p>
          </table:table-cell>
          <table:table-cell table:style-name="ce11" table:formula="of:=MAX([$Sword.E$5] - [.$C9]; 0)*[$Sword.$F$5]" office:value-type="float" office:value="144.75" calcext:value-type="float">
            <text:p>144.8</text:p>
          </table:table-cell>
          <table:table-cell table:style-name="ce11" table:formula="of:=MAX([$Sword.E$6] - [.$C9]; 0)*[$Sword.$F$6]" office:value-type="float" office:value="180" calcext:value-type="float">
            <text:p>180.0</text:p>
          </table:table-cell>
          <table:table-cell table:style-name="ce11" table:formula="of:=MAX([$Sword.E$7] - [.$C9]; 0)*[$Sword.$F$7]" office:value-type="float" office:value="217.6875" calcext:value-type="float">
            <text:p>217.7</text:p>
          </table:table-cell>
          <table:table-cell table:style-name="ce11" table:formula="of:=MAX([$Sword.E$8] - [.$C9]; 0)*[$Sword.$F$8]" office:value-type="float" office:value="258.375" calcext:value-type="float">
            <text:p>258.4</text:p>
          </table:table-cell>
          <table:table-cell table:style-name="ce11" table:formula="of:=MAX([$Sword.E$9] - [.$C9]; 0)*[$Sword.$F$9]" office:value-type="float" office:value="79.5" calcext:value-type="float">
            <text:p>79.5</text:p>
          </table:table-cell>
          <table:table-cell table:style-name="ce12"/>
          <table:table-cell table:style-name="ce11" table:formula="of:=MAX([$Axe.E$2] - [.$C9]/2; 0)*MAX(1 - [.$D9]/200;0)*[$Axe.$F$2]" office:value-type="float" office:value="81.18" calcext:value-type="float">
            <text:p>81.2</text:p>
          </table:table-cell>
          <table:table-cell table:style-name="ce11" table:formula="of:=MAX([$Axe.E$3] - [.$C9]/2; 0)*MAX(1 - [.$D9]/200;0)*[$Axe.$F$3]" office:value-type="float" office:value="104.28" calcext:value-type="float">
            <text:p>104.3</text:p>
          </table:table-cell>
          <table:table-cell table:style-name="ce11" table:formula="of:=MAX([$Axe.E$4] - [.$C9]/2; 0)*MAX(1 - [.$D9]/200;0)*[$Axe.$F$4]" office:value-type="float" office:value="130.515" calcext:value-type="float">
            <text:p>130.5</text:p>
          </table:table-cell>
          <table:table-cell table:style-name="ce11" table:formula="of:=MAX([$Axe.E$5] - [.$C9]/2; 0)*MAX(1 - [.$D9]/200;0)*[$Axe.$F$5]" office:value-type="float" office:value="160.875" calcext:value-type="float">
            <text:p>160.9</text:p>
          </table:table-cell>
          <table:table-cell table:style-name="ce11" table:formula="of:=MAX([$Axe.E$6] - [.$C9]/2; 0)*MAX(1 - [.$D9]/200;0)*[$Axe.$F$6]" office:value-type="float" office:value="193.545" calcext:value-type="float">
            <text:p>193.5</text:p>
          </table:table-cell>
          <table:table-cell table:style-name="ce11" table:formula="of:=MAX([$Axe.E$7] - [.$C9]/2; 0)*MAX(1 - [.$D9]/200;0)*[$Axe.$F$7]" office:value-type="float" office:value="229.68" calcext:value-type="float">
            <text:p>229.7</text:p>
          </table:table-cell>
          <table:table-cell table:style-name="ce12"/>
          <table:table-cell table:style-name="ce11" table:formula="of:=MAX([$Scythe.D$2]; 0)*MAX(1 - [.$D9]/100;0)*[$Scythe.$F$2]" office:value-type="float" office:value="59.8" calcext:value-type="float">
            <text:p>59.8</text:p>
          </table:table-cell>
          <table:table-cell table:style-name="ce11" table:formula="of:=MAX([$Scythe.D$3]; 0)*MAX(1 - [.$D9]/100;0)*[$Scythe.$F$3]" office:value-type="float" office:value="79.3" calcext:value-type="float">
            <text:p>79.3</text:p>
          </table:table-cell>
          <table:table-cell table:style-name="ce11" table:formula="of:=MAX([$Scythe.D$4]; 0)*MAX(1 - [.$D9]/100;0)*[$Scythe.$F$4]" office:value-type="float" office:value="101.4" calcext:value-type="float">
            <text:p>101.4</text:p>
          </table:table-cell>
          <table:table-cell table:style-name="ce11" table:formula="of:=MAX([$Scythe.D$5]; 0)*MAX(1 - [.$D9]/100;0)*[$Scythe.$F$5]" office:value-type="float" office:value="127.4" calcext:value-type="float">
            <text:p>127.4</text:p>
          </table:table-cell>
          <table:table-cell table:style-name="ce11" table:formula="of:=MAX([$Scythe.D$6]; 0)*MAX(1 - [.$D9]/100;0)*[$Scythe.$F$6]" office:value-type="float" office:value="156" calcext:value-type="float">
            <text:p>156.0</text:p>
          </table:table-cell>
          <table:table-cell table:style-name="ce11" table:formula="of:=MAX([$Scythe.D$7]; 0)*MAX(1 - [.$D9]/100;0)*[$Scythe.$F$7]" office:value-type="float" office:value="187.2" calcext:value-type="float">
            <text:p>187.2</text:p>
          </table:table-cell>
          <table:table-cell table:style-name="ce11" table:formula="of:=MAX([$Scythe.D$8]; 0)*MAX(1 - [.$D9]/100;0)*[$Scythe.$F$8]" office:value-type="float" office:value="49.4" calcext:value-type="float">
            <text:p>49.4</text:p>
          </table:table-cell>
          <table:table-cell table:style-name="ce11" table:formula="of:=MAX([$Scythe.D$9]; 0)*MAX(1 - [.$D9]/100;0)*[$Scythe.$F$9]" office:value-type="float" office:value="57.2" calcext:value-type="float">
            <text:p>57.2</text:p>
          </table:table-cell>
          <table:table-cell table:style-name="ce11" table:formula="of:=MAX([$Scythe.D$10]; 0)*MAX(1 - [.$D9]/100;0)*[$Scythe.$F$10]" office:value-type="float" office:value="65" calcext:value-type="float">
            <text:p>65.0</text:p>
          </table:table-cell>
          <table:table-cell table:style-name="ce12"/>
          <table:table-cell table:style-name="ce12" table:formula="of:=MAX([$Staff.E$2]; 0)*[$Staff.$F$2]" office:value-type="float" office:value="73.6" calcext:value-type="float">
            <text:p>73.6</text:p>
          </table:table-cell>
          <table:table-cell table:style-name="ce12" table:formula="of:=MAX([$Staff.E$3]; 0)*[$Staff.$F$3]" office:value-type="float" office:value="100" calcext:value-type="float">
            <text:p>100</text:p>
          </table:table-cell>
          <table:table-cell table:style-name="ce12" table:formula="of:=MAX([$Staff.E$4]; 0)*[$Staff.$F$4]" office:value-type="float" office:value="128" calcext:value-type="float">
            <text:p>128</text:p>
          </table:table-cell>
          <table:table-cell table:style-name="ce12" table:formula="of:=MAX([$Staff.E$5]; 0)*[$Staff.$F$5]" office:value-type="float" office:value="160.8" calcext:value-type="float">
            <text:p>160.8</text:p>
          </table:table-cell>
          <table:table-cell table:style-name="ce12" table:formula="of:=MAX([$Staff.E$6]; 0)*[$Staff.$F$6]" office:value-type="float" office:value="196" calcext:value-type="float">
            <text:p>196</text:p>
          </table:table-cell>
          <table:table-cell table:style-name="ce12" table:formula="of:=MAX([$Staff.E$7]; 0)*[$Staff.$F$7]" office:value-type="float" office:value="235.2" calcext:value-type="float">
            <text:p>235.2</text:p>
          </table:table-cell>
          <table:table-cell table:style-name="ce12"/>
          <table:table-cell table:style-name="ce11" table:formula="of:=MAX([$Bow.E$2] - [.$C9]; 0)*MAX(1 - [.$D9]/100;0)*[$Bow.$F$2]" office:value-type="float" office:value="68.1267004382681" calcext:value-type="float">
            <text:p>68.1</text:p>
          </table:table-cell>
          <table:table-cell table:style-name="ce11" table:formula="of:=MAX([$Bow.E$3] - [.$C9]; 0)*MAX(1 - [.$D9]/100;0)*[$Bow.$F$3]" office:value-type="float" office:value="90.5677827219971" calcext:value-type="float">
            <text:p>90.6</text:p>
          </table:table-cell>
          <table:table-cell table:style-name="ce11" table:formula="of:=MAX([$Bow.E$4] - [.$C9]; 0)*MAX(1 - [.$D9]/100;0)*[$Bow.$F$4]" office:value-type="float" office:value="110.515411418645" calcext:value-type="float">
            <text:p>110.5</text:p>
          </table:table-cell>
          <table:table-cell table:style-name="ce11" table:formula="of:=MAX([$Bow.E$5] - [.$C9]; 0)*MAX(1 - [.$D9]/100;0)*[$Bow.$F$5]" office:value-type="float" office:value="137.943400876536" calcext:value-type="float">
            <text:p>137.9</text:p>
          </table:table-cell>
          <table:table-cell table:style-name="ce11" table:formula="of:=MAX([$Bow.E$6] - [.$C9]; 0)*MAX(1 - [.$D9]/100;0)*[$Bow.$F$6]" office:value-type="float" office:value="165.371390334427" calcext:value-type="float">
            <text:p>165.4</text:p>
          </table:table-cell>
          <table:table-cell table:style-name="ce11" table:formula="of:=MAX([$Bow.E$7] - [.$C9]; 0)*MAX(1 - [.$D9]/100;0)*[$Bow.$F$7]" office:value-type="float" office:value="197.78628696648" calcext:value-type="float">
            <text:p>197.8</text:p>
          </table:table-cell>
          <table:table-cell table:style-name="ce12"/>
          <table:table-cell table:style-name="ce11" table:formula="of:=MAX([$Crossbow.E$2] - [.$C9]/2; 0)*MAX(1 - [.$D9]/200;0)*[$Crossbow.$F$2]" office:value-type="float" office:value="86.25375" calcext:value-type="float">
            <text:p>86.3</text:p>
          </table:table-cell>
          <table:table-cell table:style-name="ce11" table:formula="of:=MAX([$Crossbow.E$3] - [.$C9]/2; 0)*MAX(1 - [.$D9]/200;0)*[$Crossbow.$F$3]" office:value-type="float" office:value="110.7975" calcext:value-type="float">
            <text:p>110.8</text:p>
          </table:table-cell>
          <table:table-cell table:style-name="ce11" table:formula="of:=MAX([$Crossbow.E$4] - [.$C9]/2; 0)*MAX(1 - [.$D9]/200;0)*[$Crossbow.$F$4]" office:value-type="float" office:value="138.98775" calcext:value-type="float">
            <text:p>139.0</text:p>
          </table:table-cell>
          <table:table-cell table:style-name="ce11" table:formula="of:=MAX([$Crossbow.E$5] - [.$C9]/2; 0)*MAX(1 - [.$D9]/200;0)*[$Crossbow.$F$5]" office:value-type="float" office:value="170.40375" calcext:value-type="float">
            <text:p>170.4</text:p>
          </table:table-cell>
          <table:table-cell table:style-name="ce11" table:formula="of:=MAX([$Crossbow.E$6] - [.$C9]/2; 0)*MAX(1 - [.$D9]/200;0)*[$Crossbow.$F$6]" office:value-type="float" office:value="205.901025" calcext:value-type="float">
            <text:p>205.9</text:p>
          </table:table-cell>
          <table:table-cell table:style-name="ce11" table:formula="of:=MAX([$Crossbow.E$7] - [.$C9]/2; 0)*MAX(1 - [.$D9]/200;0)*[$Crossbow.$F$7]" office:value-type="float" office:value="244.015365" calcext:value-type="float">
            <text:p>244.0</text:p>
          </table:table-cell>
          <table:table-cell table:number-columns-repeated="2"/>
          <table:table-cell table:style-name="ce13" table:formula="of:=MAX([$doge.E$3] - [.$C9]; 0)" office:value-type="float" office:value="26" calcext:value-type="float">
            <text:p>26</text:p>
          </table:table-cell>
          <table:table-cell table:style-name="ce13" table:formula="of:=MAX([$doge.$E$4] - [.$C9]; 0)" office:value-type="float" office:value="31" calcext:value-type="float">
            <text:p>31</text:p>
          </table:table-cell>
          <table:table-cell table:style-name="ce13" table:formula="of:=MAX([$doge.$E$5] - [.$C9]; 0)" office:value-type="float" office:value="36" calcext:value-type="float">
            <text:p>36</text:p>
          </table:table-cell>
          <table:table-cell table:style-name="ce13" table:formula="of:=MAX([$doge.$E$6] - [.$C9]; 0)" office:value-type="float" office:value="41" calcext:value-type="float">
            <text:p>41</text:p>
          </table:table-cell>
          <table:table-cell table:style-name="ce13" table:formula="of:=MAX([$doge.$E$7] - [.$C9]; 0)" office:value-type="float" office:value="46" calcext:value-type="float">
            <text:p>46</text:p>
          </table:table-cell>
          <table:table-cell table:style-name="ce13"/>
          <table:table-cell table:style-name="ce14" table:formula="of:=MAX([$hors.$E$3] - [.$C9]/2; 0)*MAX(1 - [.$D9]/200;0)" office:value-type="float" office:value="60.225" calcext:value-type="float">
            <text:p>60.2</text:p>
          </table:table-cell>
          <table:table-cell table:style-name="ce14" table:formula="of:=MAX([$hors.$E$4] - [.$C9]/2; 0)*MAX(1 - [.$D9]/200;0)" office:value-type="float" office:value="72.6" calcext:value-type="float">
            <text:p>72.6</text:p>
          </table:table-cell>
          <table:table-cell table:style-name="ce14" table:formula="of:=MAX([$hors.$E$5] - [.$C9]/2; 0)*MAX(1 - [.$D9]/200;0)" office:value-type="float" office:value="93.225" calcext:value-type="float">
            <text:p>93.2</text:p>
          </table:table-cell>
          <table:table-cell table:style-name="ce14" table:formula="of:=MAX([$hors.$E$6] - [.$C9]/2; 0)*MAX(1 - [.$D9]/200;0)" office:value-type="float" office:value="113.85" calcext:value-type="float">
            <text:p>113.9</text:p>
          </table:table-cell>
          <table:table-cell table:style-name="ce13"/>
          <table:table-cell table:style-name="ce14" table:formula="of:=MAX([$irgl.$E$3] - [.$C9]; 0)*MAX(1 - [.$D9]/100;0)" office:value-type="float" office:value="127.4" calcext:value-type="float">
            <text:p>127.4</text:p>
          </table:table-cell>
          <table:table-cell table:style-name="ce14" table:formula="of:=MAX([$irgl.$E$4] - [.$C9]; 0)*MAX(1 - [.$D9]/100;0)" office:value-type="float" office:value="143.65" calcext:value-type="float">
            <text:p>143.7</text:p>
          </table:table-cell>
          <table:table-cell table:style-name="ce14" table:formula="of:=MAX([$irgl.$E$5] - [.$C9]; 0)*MAX(1 - [.$D9]/100;0)" office:value-type="float" office:value="166.4" calcext:value-type="float">
            <text:p>166.4</text:p>
          </table:table-cell>
          <table:table-cell table:style-name="ce14" table:formula="of:=MAX([$irgl.$E$6] - [.$C9]; 0)*MAX(1 - [.$D9]/100;0)" office:value-type="float" office:value="192.4" calcext:value-type="float">
            <text:p>192.4</text:p>
          </table:table-cell>
          <table:table-cell table:style-name="ce13"/>
          <table:table-cell table:style-name="ce14" table:formula="of:=MAX([$sngl.$E$3]; 0)*MAX(1 - [.$D9]/100;0)" office:value-type="float" office:value="78" calcext:value-type="float">
            <text:p>78.0</text:p>
          </table:table-cell>
          <table:table-cell table:style-name="ce14" table:formula="of:=MAX([$sngl.$E$4]; 0)*MAX(1 - [.$D9]/100;0)" office:value-type="float" office:value="91" calcext:value-type="float">
            <text:p>91.0</text:p>
          </table:table-cell>
          <table:table-cell table:style-name="ce14" table:formula="of:=MAX([$sngl.$E$5]; 0)*MAX(1 - [.$D9]/100;0)" office:value-type="float" office:value="110.5" calcext:value-type="float">
            <text:p>110.5</text:p>
          </table:table-cell>
          <table:table-cell table:style-name="ce14" table:formula="of:=MAX([$sngl.$E$6]; 0)*MAX(1 - [.$D9]/100;0)" office:value-type="float" office:value="130" calcext:value-type="float">
            <text:p>130.0</text:p>
          </table:table-cell>
          <table:table-cell table:number-columns-repeated="1630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>
            <draw:frame table:end-cell-address="zomb.T29" table:end-x="0.1579in" table:end-y="0.0161in" draw:z-index="0" draw:name="Chart 4" draw:style-name="gr1" draw:text-style-name="P1" svg:width="5.1925in" svg:height="3.5787in" svg:x="0in" svg:y="0in">
              <draw:object draw:notify-on-update-of-ranges="zomb.T1:zomb.T1 zomb.T3:zomb.T9 zomb.AB1:zomb.AB1 zomb.AB3:zomb.AB9 zomb.AI1:zomb.AI1 zomb.AI3:zomb.AI9 zomb.AS1:zomb.AS1 zomb.AS3:zomb.AS9 zomb.AZ1:zomb.AZ1 zomb.AZ3:zomb.AZ9 zomb.BG1:zomb.BG1 zomb.BG3:zomb.BG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Damage Spread</text:p>
          </table:table-cell>
          <table:table-cell table:style-name="ce4" office:value-type="percentage" office:value="0.1" calcext:value-type="percentage">
            <text:p>10%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Loot Spread</text:p>
          </table:table-cell>
          <table:table-cell table:style-name="ce4" office:value-type="percentage" office:value="0.2" calcext:value-type="percentage">
            <text:p>20%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ustom Mult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zomb.N3:zomb.BG9">
            <calcext:color-scale>
              <calcext:color-scale-entry calcext:value="0" calcext:type="minimum" calcext:color="#5a8ac6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  <calcext:conditional-format calcext:target-range-address="zomb.BJ3:zomb.CC9">
            <calcext:color-scale>
              <calcext:color-scale-entry calcext:value="0" calcext:type="minimum" calcext:color="#70ad47"/>
              <calcext:color-scale-entry calcext:value="50" calcext:type="percentile" calcext:color="#fcfcff"/>
              <calcext:color-scale-entry calcext:value="0" calcext:type="maximum" calcext:color="#7030a0"/>
            </calcext:color-scale>
          </calcext:conditional-format>
        </calcext:conditional-formats>
      </table:table>
      <table:table table:name="bzmb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6" table:default-cell-style-name="Default"/>
        <table:table-column table:style-name="co15" table:default-cell-style-name="Default"/>
        <table:table-column table:style-name="co17" table:number-columns-repeated="6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number-columns-repeated="6" table:default-cell-style-name="Default"/>
        <table:table-column table:style-name="co15" table:default-cell-style-name="Default"/>
        <table:table-column table:style-name="co21" table:number-columns-repeated="6" table:default-cell-style-name="Default"/>
        <table:table-column table:style-name="co15" table:default-cell-style-name="Default"/>
        <table:table-column table:style-name="co22" table:number-columns-repeated="6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4" table:number-columns-repeated="5" table:default-cell-style-name="Default"/>
        <table:table-column table:style-name="co15" table:default-cell-style-name="Default"/>
        <table:table-column table:style-name="co25" table:number-columns-repeated="4" table:default-cell-style-name="Default"/>
        <table:table-column table:style-name="co15" table:default-cell-style-name="Default"/>
        <table:table-column table:style-name="co26" table:number-columns-repeated="4" table:default-cell-style-name="Default"/>
        <table:table-column table:style-name="co15" table:default-cell-style-name="Default"/>
        <table:table-column table:style-name="co27" table:number-columns-repeated="4" table:default-cell-style-name="Default"/>
        <table:table-column table:style-name="co25" table:number-columns-repeated="16303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Toughness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Rough Value</text:p>
          </table:table-cell>
          <table:table-cell table:style-name="ce1" office:value-type="string" calcext:value-type="string">
            <text:p>Difficulty Threshold</text:p>
          </table:table-cell>
          <table:table-cell table:style-name="ce6" office:value-type="string" calcext:value-type="string" table:number-columns-spanned="4" table:number-rows-spanned="1">
            <text:p>First Wave</text:p>
          </table:table-cell>
          <table:covered-table-cell table:number-columns-repeated="3" table:style-name="ce1"/>
          <table:table-cell table:style-name="ce1"/>
          <table:table-cell table:style-name="ce8" office:value-type="string" calcext:value-type="string">
            <text:p>Effective DPS:</text:p>
          </table:table-cell>
          <table:table-cell table:style-name="ce1" office:value-type="string" calcext:value-type="string">
            <text:p>T0 Sword</text:p>
          </table:table-cell>
          <table:table-cell table:style-name="ce1" office:value-type="string" calcext:value-type="string">
            <text:p>T1 Sword</text:p>
          </table:table-cell>
          <table:table-cell table:style-name="ce1" office:value-type="string" calcext:value-type="string">
            <text:p>T2 Sword</text:p>
          </table:table-cell>
          <table:table-cell table:style-name="ce1" office:value-type="string" calcext:value-type="string">
            <text:p>T3 Sword</text:p>
          </table:table-cell>
          <table:table-cell table:style-name="ce1" office:value-type="string" calcext:value-type="string">
            <text:p>T4 Sword</text:p>
          </table:table-cell>
          <table:table-cell table:style-name="ce1" office:value-type="string" calcext:value-type="string">
            <text:p>T5 Sword</text:p>
          </table:table-cell>
          <table:table-cell table:style-name="ce1" office:value-type="string" calcext:value-type="string">
            <text:p>T6 Sword</text:p>
          </table:table-cell>
          <table:table-cell table:style-name="ce1" office:value-type="string" calcext:value-type="string">
            <text:p>Soldier</text:p>
          </table:table-cell>
          <table:table-cell table:style-name="ce1"/>
          <table:table-cell table:style-name="ce1" office:value-type="string" calcext:value-type="string">
            <text:p>T1 Axe</text:p>
          </table:table-cell>
          <table:table-cell table:style-name="ce1" office:value-type="string" calcext:value-type="string">
            <text:p>T2 Axe</text:p>
          </table:table-cell>
          <table:table-cell table:style-name="ce1" office:value-type="string" calcext:value-type="string">
            <text:p>T3 Axe</text:p>
          </table:table-cell>
          <table:table-cell table:style-name="ce1" office:value-type="string" calcext:value-type="string">
            <text:p>T4 Axe</text:p>
          </table:table-cell>
          <table:table-cell table:style-name="ce1" office:value-type="string" calcext:value-type="string">
            <text:p>T5 Axe</text:p>
          </table:table-cell>
          <table:table-cell table:style-name="ce1" office:value-type="string" calcext:value-type="string">
            <text:p>T6 Axe</text:p>
          </table:table-cell>
          <table:table-cell table:style-name="ce1"/>
          <table:table-cell table:style-name="ce1" office:value-type="string" calcext:value-type="string">
            <text:p>T1 Scythe</text:p>
          </table:table-cell>
          <table:table-cell table:style-name="ce1" office:value-type="string" calcext:value-type="string">
            <text:p>T2 Scythe</text:p>
          </table:table-cell>
          <table:table-cell table:style-name="ce1" office:value-type="string" calcext:value-type="string">
            <text:p>T3 Scythe</text:p>
          </table:table-cell>
          <table:table-cell table:style-name="ce1" office:value-type="string" calcext:value-type="string">
            <text:p>T4 Scythe</text:p>
          </table:table-cell>
          <table:table-cell table:style-name="ce1" office:value-type="string" calcext:value-type="string">
            <text:p>T5 Scythe</text:p>
          </table:table-cell>
          <table:table-cell table:style-name="ce1" office:value-type="string" calcext:value-type="string">
            <text:p>T6 Scythe</text:p>
          </table:table-cell>
          <table:table-cell table:style-name="ce1" office:value-type="string" calcext:value-type="string">
            <text:p>Reaper I</text:p>
          </table:table-cell>
          <table:table-cell table:style-name="ce1" office:value-type="string" calcext:value-type="string">
            <text:p>Reaper II</text:p>
          </table:table-cell>
          <table:table-cell table:style-name="ce1" office:value-type="string" calcext:value-type="string">
            <text:p>Reaper III</text:p>
          </table:table-cell>
          <table:table-cell table:style-name="ce1"/>
          <table:table-cell table:style-name="ce1" office:value-type="string" calcext:value-type="string">
            <text:p>T1 Staff</text:p>
          </table:table-cell>
          <table:table-cell table:style-name="ce1" office:value-type="string" calcext:value-type="string">
            <text:p>T2 Staff</text:p>
          </table:table-cell>
          <table:table-cell table:style-name="ce1" office:value-type="string" calcext:value-type="string">
            <text:p>T3 Staff</text:p>
          </table:table-cell>
          <table:table-cell table:style-name="ce1" office:value-type="string" calcext:value-type="string">
            <text:p>T4 Staff</text:p>
          </table:table-cell>
          <table:table-cell table:style-name="ce1" office:value-type="string" calcext:value-type="string">
            <text:p>T5 Staff</text:p>
          </table:table-cell>
          <table:table-cell table:style-name="ce1" office:value-type="string" calcext:value-type="string">
            <text:p>T6 Staff</text:p>
          </table:table-cell>
          <table:table-cell table:style-name="ce1"/>
          <table:table-cell table:style-name="ce1" office:value-type="string" calcext:value-type="string">
            <text:p>T1 Bow</text:p>
          </table:table-cell>
          <table:table-cell table:style-name="ce1" office:value-type="string" calcext:value-type="string">
            <text:p>T2 Bow</text:p>
          </table:table-cell>
          <table:table-cell table:style-name="ce1" office:value-type="string" calcext:value-type="string">
            <text:p>T3 Bow</text:p>
          </table:table-cell>
          <table:table-cell table:style-name="ce1" office:value-type="string" calcext:value-type="string">
            <text:p>T4 Bow</text:p>
          </table:table-cell>
          <table:table-cell table:style-name="ce1" office:value-type="string" calcext:value-type="string">
            <text:p>T5 Bow</text:p>
          </table:table-cell>
          <table:table-cell table:style-name="ce1" office:value-type="string" calcext:value-type="string">
            <text:p>T6 Bow</text:p>
          </table:table-cell>
          <table:table-cell table:style-name="ce1"/>
          <table:table-cell table:style-name="ce1" office:value-type="string" calcext:value-type="string">
            <text:p>T1 Crossbow</text:p>
          </table:table-cell>
          <table:table-cell table:style-name="ce1" office:value-type="string" calcext:value-type="string">
            <text:p>T2 Crossbow</text:p>
          </table:table-cell>
          <table:table-cell table:style-name="ce1" office:value-type="string" calcext:value-type="string">
            <text:p>T3 Crossbow</text:p>
          </table:table-cell>
          <table:table-cell table:style-name="ce1" office:value-type="string" calcext:value-type="string">
            <text:p>T4 Crossbow</text:p>
          </table:table-cell>
          <table:table-cell table:style-name="ce1" office:value-type="string" calcext:value-type="string">
            <text:p>T5 Crossbow</text:p>
          </table:table-cell>
          <table:table-cell table:style-name="ce1" office:value-type="string" calcext:value-type="string">
            <text:p>T6 Crossbow</text:p>
          </table:table-cell>
          <table:table-cell table:style-name="ce1"/>
          <table:table-cell table:style-name="ce1" office:value-type="string" calcext:value-type="string">
            <text:p>Effective 1S Dmg:</text:p>
          </table:table-cell>
          <table:table-cell table:style-name="ce1" office:value-type="string" calcext:value-type="string">
            <text:p>Lvl 1 doge</text:p>
          </table:table-cell>
          <table:table-cell table:style-name="ce1" office:value-type="string" calcext:value-type="string">
            <text:p>Lvl 2 doge</text:p>
          </table:table-cell>
          <table:table-cell table:style-name="ce1" office:value-type="string" calcext:value-type="string">
            <text:p>Lvl 3 doge</text:p>
          </table:table-cell>
          <table:table-cell table:style-name="ce1" office:value-type="string" calcext:value-type="string">
            <text:p>Lvl 4 doge</text:p>
          </table:table-cell>
          <table:table-cell table:style-name="ce1" office:value-type="string" calcext:value-type="string">
            <text:p>Lvl 5 doge</text:p>
          </table:table-cell>
          <table:table-cell table:style-name="ce1"/>
          <table:table-cell table:style-name="ce1" office:value-type="string" calcext:value-type="string">
            <text:p>Lvl 1 hors</text:p>
          </table:table-cell>
          <table:table-cell table:style-name="ce1" office:value-type="string" calcext:value-type="string">
            <text:p>Lvl 2 hors</text:p>
          </table:table-cell>
          <table:table-cell table:style-name="ce1" office:value-type="string" calcext:value-type="string">
            <text:p>Lvl 3 hors</text:p>
          </table:table-cell>
          <table:table-cell table:style-name="ce1" office:value-type="string" calcext:value-type="string">
            <text:p>Lvl 4 hors</text:p>
          </table:table-cell>
          <table:table-cell table:style-name="ce1"/>
          <table:table-cell table:style-name="ce1" office:value-type="string" calcext:value-type="string">
            <text:p>Lvl 1 irgl</text:p>
          </table:table-cell>
          <table:table-cell table:style-name="ce1" office:value-type="string" calcext:value-type="string">
            <text:p>Lvl 2 irgl</text:p>
          </table:table-cell>
          <table:table-cell table:style-name="ce1" office:value-type="string" calcext:value-type="string">
            <text:p>Lvl 3 irgl</text:p>
          </table:table-cell>
          <table:table-cell table:style-name="ce1" office:value-type="string" calcext:value-type="string">
            <text:p>Lvl 4 irgl</text:p>
          </table:table-cell>
          <table:table-cell table:style-name="ce1"/>
          <table:table-cell table:style-name="ce1" office:value-type="string" calcext:value-type="string">
            <text:p>Lvl 1 sngl</text:p>
          </table:table-cell>
          <table:table-cell table:style-name="ce1" office:value-type="string" calcext:value-type="string">
            <text:p>Lvl 2 sngl</text:p>
          </table:table-cell>
          <table:table-cell table:style-name="ce1" office:value-type="string" calcext:value-type="string">
            <text:p>Lvl 3 sngl</text:p>
          </table:table-cell>
          <table:table-cell table:style-name="ce1" office:value-type="string" calcext:value-type="string">
            <text:p>Lvl 4 sngl</text:p>
          </table:table-cell>
          <table:table-cell table:style-name="ce1" table:number-columns-repeated="16303"/>
        </table:table-row>
        <table:table-row table:style-name="ro1">
          <table:table-cell table:style-name="ce1"/>
          <table:table-cell table:style-name="ce3" table:number-columns-repeated="6"/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Hard</text:p>
          </table:table-cell>
          <table:table-cell table:style-name="ce3" office:value-type="string" calcext:value-type="string">
            <text:p>Insane</text:p>
          </table:table-cell>
          <table:table-cell table:style-name="ce3"/>
          <table:table-cell table:style-name="ce9" office:value-type="string" calcext:value-type="string">
            <text:p>Balanced To:</text:p>
          </table:table-cell>
          <table:table-cell table:style-name="ce10" office:value-type="string" calcext:value-type="string" table:number-columns-spanned="8" table:number-rows-spanned="1">
            <text:p>Crit</text:p>
          </table:table-cell>
          <table:covered-table-cell table:number-columns-repeated="7" table:style-name="ce3"/>
          <table:table-cell table:style-name="ce3"/>
          <table:table-cell table:style-name="ce10" office:value-type="string" calcext:value-type="string" table:number-columns-spanned="6" table:number-rows-spanned="1">
            <text:p>Crit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9" table:number-rows-spanned="1">
            <text:p>Norm</text:p>
          </table:table-cell>
          <table:covered-table-cell table:number-columns-repeated="8" table:style-name="ce3"/>
          <table:table-cell table:style-name="ce3"/>
          <table:table-cell table:style-name="ce10" office:value-type="string" calcext:value-type="string" table:number-columns-spanned="6" table:number-rows-spanned="1">
            <text:p>x=4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6" table:number-rows-spanned="1">
            <text:p>r=20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6" table:number-rows-spanned="1">
            <text:p>alpha=0.4</text:p>
          </table:table-cell>
          <table:covered-table-cell table:number-columns-repeated="5" table:style-name="ce3"/>
          <table:table-cell table:style-name="ce3" table:number-columns-repeated="163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style-name="ce5" table:formula="of:=([.$B3] + 3 * [.$C3]) / 10 / (1 - [.$D3] * 0.006) *POWER([.$E3]; 0.75) * [.$C$14] / 13" office:value-type="float" office:value="52.0893270281201" calcext:value-type="float">
            <text:p>52.1</text:p>
          </table:table-cell>
          <table:table-cell table:style-name="ce5" office:value-type="float" office:value="0" calcext:value-type="float">
            <text:p>0.0</text:p>
          </table:table-cell>
          <table:table-cell table:style-name="ce7" table:formula="of:=COM.MICROSOFT.CEILING.MATH(LN(MAX([.$G3]*4;1))^2.5+1)" office:value-type="float" office:value="1" calcext:value-type="float">
            <text:p>1</text:p>
          </table:table-cell>
          <table:table-cell table:style-name="ce7" table:formula="of:=COM.MICROSOFT.CEILING.MATH(LN(MAX([.$G3]*3.5;1))^2.5+1)" office:value-type="float" office:value="1" calcext:value-type="float">
            <text:p>1</text:p>
          </table:table-cell>
          <table:table-cell table:style-name="ce7" table:formula="of:=COM.MICROSOFT.CEILING.MATH(LN(MAX([.$G3]*3;1))^2.5+1)" office:value-type="float" office:value="1" calcext:value-type="float">
            <text:p>1</text:p>
          </table:table-cell>
          <table:table-cell table:style-name="ce7" table:formula="of:=COM.MICROSOFT.CEILING.MATH(LN(MAX([.$G3]*2.5;1))^2.5+1)" office:value-type="float" office:value="1" calcext:value-type="float">
            <text:p>1</text:p>
          </table:table-cell>
          <table:table-cell/>
          <table:table-cell table:style-name="ce5"/>
          <table:table-cell table:style-name="ce15" table:formula="of:=MAX([$Sword.E$2] - [.$C3]; 0)*[$Sword.$F$2]" office:value-type="float" office:value="72" calcext:value-type="float">
            <text:p>72.0</text:p>
          </table:table-cell>
          <table:table-cell table:style-name="ce15" table:formula="of:=MAX([$Sword.E$3] - [.$C3]; 0)*[$Sword.$F$3]" office:value-type="float" office:value="94.875" calcext:value-type="float">
            <text:p>94.9</text:p>
          </table:table-cell>
          <table:table-cell table:style-name="ce15" table:formula="of:=MAX([$Sword.E$4] - [.$C3]; 0)*[$Sword.$F$4]" office:value-type="float" office:value="120.9375" calcext:value-type="float">
            <text:p>120.9</text:p>
          </table:table-cell>
          <table:table-cell table:style-name="ce15" table:formula="of:=MAX([$Sword.E$5] - [.$C3]; 0)*[$Sword.$F$5]" office:value-type="float" office:value="150.75" calcext:value-type="float">
            <text:p>150.8</text:p>
          </table:table-cell>
          <table:table-cell table:style-name="ce15" table:formula="of:=MAX([$Sword.E$6] - [.$C3]; 0)*[$Sword.$F$6]" office:value-type="float" office:value="186" calcext:value-type="float">
            <text:p>186.0</text:p>
          </table:table-cell>
          <table:table-cell table:style-name="ce15" table:formula="of:=MAX([$Sword.E$7] - [.$C3]; 0)*[$Sword.$F$7]" office:value-type="float" office:value="223.6875" calcext:value-type="float">
            <text:p>223.7</text:p>
          </table:table-cell>
          <table:table-cell table:style-name="ce15" table:formula="of:=MAX([$Sword.E$8] - [.$C3]; 0)*[$Sword.$F$8]" office:value-type="float" office:value="264.375" calcext:value-type="float">
            <text:p>264.4</text:p>
          </table:table-cell>
          <table:table-cell table:style-name="ce15" table:formula="of:=MAX([$Sword.E$9] - [.$C3]; 0)*[$Sword.$F$9]" office:value-type="float" office:value="85.5" calcext:value-type="float">
            <text:p>85.5</text:p>
          </table:table-cell>
          <table:table-cell table:style-name="ce16"/>
          <table:table-cell table:style-name="ce15" table:formula="of:=MAX([$Axe.E$2] - [.$C3]/2; 0)*MAX(1 - [.$D3]/200;0)*[$Axe.$F$2]" office:value-type="float" office:value="87.5" calcext:value-type="float">
            <text:p>87.5</text:p>
          </table:table-cell>
          <table:table-cell table:style-name="ce15" table:formula="of:=MAX([$Axe.E$3] - [.$C3]/2; 0)*MAX(1 - [.$D3]/200;0)*[$Axe.$F$3]" office:value-type="float" office:value="112" calcext:value-type="float">
            <text:p>112.0</text:p>
          </table:table-cell>
          <table:table-cell table:style-name="ce15" table:formula="of:=MAX([$Axe.E$4] - [.$C3]/2; 0)*MAX(1 - [.$D3]/200;0)*[$Axe.$F$4]" office:value-type="float" office:value="139.825" calcext:value-type="float">
            <text:p>139.8</text:p>
          </table:table-cell>
          <table:table-cell table:style-name="ce15" table:formula="of:=MAX([$Axe.E$5] - [.$C3]/2; 0)*MAX(1 - [.$D3]/200;0)*[$Axe.$F$5]" office:value-type="float" office:value="172.025" calcext:value-type="float">
            <text:p>172.0</text:p>
          </table:table-cell>
          <table:table-cell table:style-name="ce15" table:formula="of:=MAX([$Axe.E$6] - [.$C3]/2; 0)*MAX(1 - [.$D3]/200;0)*[$Axe.$F$6]" office:value-type="float" office:value="206.675" calcext:value-type="float">
            <text:p>206.7</text:p>
          </table:table-cell>
          <table:table-cell table:style-name="ce15" table:formula="of:=MAX([$Axe.E$7] - [.$C3]/2; 0)*MAX(1 - [.$D3]/200;0)*[$Axe.$F$7]" office:value-type="float" office:value="245" calcext:value-type="float">
            <text:p>245.0</text:p>
          </table:table-cell>
          <table:table-cell table:style-name="ce16"/>
          <table:table-cell table:style-name="ce15" table:formula="of:=MAX([$Scythe.D$2]; 0)*MAX(1 - [.$D3]/100;0)*[$Scythe.$F$2]" office:value-type="float" office:value="69" calcext:value-type="float">
            <text:p>69.0</text:p>
          </table:table-cell>
          <table:table-cell table:style-name="ce15" table:formula="of:=MAX([$Scythe.D$3]; 0)*MAX(1 - [.$D3]/100;0)*[$Scythe.$F$3]" office:value-type="float" office:value="91.5" calcext:value-type="float">
            <text:p>91.5</text:p>
          </table:table-cell>
          <table:table-cell table:style-name="ce15" table:formula="of:=MAX([$Scythe.D$4]; 0)*MAX(1 - [.$D3]/100;0)*[$Scythe.$F$4]" office:value-type="float" office:value="117" calcext:value-type="float">
            <text:p>117.0</text:p>
          </table:table-cell>
          <table:table-cell table:style-name="ce15" table:formula="of:=MAX([$Scythe.D$5]; 0)*MAX(1 - [.$D3]/100;0)*[$Scythe.$F$5]" office:value-type="float" office:value="147" calcext:value-type="float">
            <text:p>147.0</text:p>
          </table:table-cell>
          <table:table-cell table:style-name="ce15" table:formula="of:=MAX([$Scythe.D$6]; 0)*MAX(1 - [.$D3]/100;0)*[$Scythe.$F$6]" office:value-type="float" office:value="180" calcext:value-type="float">
            <text:p>180.0</text:p>
          </table:table-cell>
          <table:table-cell table:style-name="ce15" table:formula="of:=MAX([$Scythe.D$7]; 0)*MAX(1 - [.$D3]/100;0)*[$Scythe.$F$7]" office:value-type="float" office:value="216" calcext:value-type="float">
            <text:p>216.0</text:p>
          </table:table-cell>
          <table:table-cell table:style-name="ce15" table:formula="of:=MAX([$Scythe.D$8]; 0)*MAX(1 - [.$D3]/100;0)*[$Scythe.$F$8]" office:value-type="float" office:value="57" calcext:value-type="float">
            <text:p>57.0</text:p>
          </table:table-cell>
          <table:table-cell table:style-name="ce15" table:formula="of:=MAX([$Scythe.D$9]; 0)*MAX(1 - [.$D3]/100;0)*[$Scythe.$F$9]" office:value-type="float" office:value="66" calcext:value-type="float">
            <text:p>66.0</text:p>
          </table:table-cell>
          <table:table-cell table:style-name="ce15" table:formula="of:=MAX([$Scythe.D$10]; 0)*MAX(1 - [.$D3]/100;0)*[$Scythe.$F$10]" office:value-type="float" office:value="75" calcext:value-type="float">
            <text:p>75.0</text:p>
          </table:table-cell>
          <table:table-cell table:style-name="ce16"/>
          <table:table-cell table:style-name="ce16" table:formula="of:=MAX([$Staff.E$2]; 0)*[$Staff.$F$2]" office:value-type="float" office:value="73.6" calcext:value-type="float">
            <text:p>73.6</text:p>
          </table:table-cell>
          <table:table-cell table:style-name="ce16" table:formula="of:=MAX([$Staff.E$3]; 0)*[$Staff.$F$3]" office:value-type="float" office:value="100" calcext:value-type="float">
            <text:p>100</text:p>
          </table:table-cell>
          <table:table-cell table:style-name="ce16" table:formula="of:=MAX([$Staff.E$4]; 0)*[$Staff.$F$4]" office:value-type="float" office:value="128" calcext:value-type="float">
            <text:p>128</text:p>
          </table:table-cell>
          <table:table-cell table:style-name="ce16" table:formula="of:=MAX([$Staff.E$5]; 0)*[$Staff.$F$5]" office:value-type="float" office:value="160.8" calcext:value-type="float">
            <text:p>160.8</text:p>
          </table:table-cell>
          <table:table-cell table:style-name="ce16" table:formula="of:=MAX([$Staff.E$6]; 0)*[$Staff.$F$6]" office:value-type="float" office:value="196" calcext:value-type="float">
            <text:p>196</text:p>
          </table:table-cell>
          <table:table-cell table:style-name="ce16" table:formula="of:=MAX([$Staff.E$7]; 0)*[$Staff.$F$7]" office:value-type="float" office:value="235.2" calcext:value-type="float">
            <text:p>235.2</text:p>
          </table:table-cell>
          <table:table-cell table:style-name="ce16"/>
          <table:table-cell table:style-name="ce15" table:formula="of:=MAX([$Bow.E$2] - [.$C3]; 0)*MAX(1 - [.$D3]/100;0)*[$Bow.$F$2]" office:value-type="float" office:value="80.5577312749247" calcext:value-type="float">
            <text:p>80.6</text:p>
          </table:table-cell>
          <table:table-cell table:style-name="ce15" table:formula="of:=MAX([$Bow.E$3] - [.$C3]; 0)*MAX(1 - [.$D3]/100;0)*[$Bow.$F$3]" office:value-type="float" office:value="106.451287756151" calcext:value-type="float">
            <text:p>106.5</text:p>
          </table:table-cell>
          <table:table-cell table:style-name="ce15" table:formula="of:=MAX([$Bow.E$4] - [.$C3]; 0)*MAX(1 - [.$D3]/100;0)*[$Bow.$F$4]" office:value-type="float" office:value="129.467782406129" calcext:value-type="float">
            <text:p>129.5</text:p>
          </table:table-cell>
          <table:table-cell table:style-name="ce15" table:formula="of:=MAX([$Bow.E$5] - [.$C3]; 0)*MAX(1 - [.$D3]/100;0)*[$Bow.$F$5]" office:value-type="float" office:value="161.115462549849" calcext:value-type="float">
            <text:p>161.1</text:p>
          </table:table-cell>
          <table:table-cell table:style-name="ce15" table:formula="of:=MAX([$Bow.E$6] - [.$C3]; 0)*MAX(1 - [.$D3]/100;0)*[$Bow.$F$6]" office:value-type="float" office:value="192.76314269357" calcext:value-type="float">
            <text:p>192.8</text:p>
          </table:table-cell>
          <table:table-cell table:style-name="ce15" table:formula="of:=MAX([$Bow.E$7] - [.$C3]; 0)*MAX(1 - [.$D3]/100;0)*[$Bow.$F$7]" office:value-type="float" office:value="230.164946499785" calcext:value-type="float">
            <text:p>230.2</text:p>
          </table:table-cell>
          <table:table-cell table:style-name="ce16"/>
          <table:table-cell table:style-name="ce15" table:formula="of:=MAX([$Crossbow.E$2] - [.$C3]/2; 0)*MAX(1 - [.$D3]/200;0)*[$Crossbow.$F$2]" office:value-type="float" office:value="92.96875" calcext:value-type="float">
            <text:p>93.0</text:p>
          </table:table-cell>
          <table:table-cell table:style-name="ce15" table:formula="of:=MAX([$Crossbow.E$3] - [.$C3]/2; 0)*MAX(1 - [.$D3]/200;0)*[$Crossbow.$F$3]" office:value-type="float" office:value="119" calcext:value-type="float">
            <text:p>119.0</text:p>
          </table:table-cell>
          <table:table-cell table:style-name="ce15" table:formula="of:=MAX([$Crossbow.E$4] - [.$C3]/2; 0)*MAX(1 - [.$D3]/200;0)*[$Crossbow.$F$4]" office:value-type="float" office:value="148.89875" calcext:value-type="float">
            <text:p>148.9</text:p>
          </table:table-cell>
          <table:table-cell table:style-name="ce15" table:formula="of:=MAX([$Crossbow.E$5] - [.$C3]/2; 0)*MAX(1 - [.$D3]/200;0)*[$Crossbow.$F$5]" office:value-type="float" office:value="182.21875" calcext:value-type="float">
            <text:p>182.2</text:p>
          </table:table-cell>
          <table:table-cell table:style-name="ce15" table:formula="of:=MAX([$Crossbow.E$6] - [.$C3]/2; 0)*MAX(1 - [.$D3]/200;0)*[$Crossbow.$F$6]" office:value-type="float" office:value="219.867375" calcext:value-type="float">
            <text:p>219.9</text:p>
          </table:table-cell>
          <table:table-cell table:style-name="ce15" table:formula="of:=MAX([$Crossbow.E$7] - [.$C3]/2; 0)*MAX(1 - [.$D3]/200;0)*[$Crossbow.$F$7]" office:value-type="float" office:value="260.291675" calcext:value-type="float">
            <text:p>260.3</text:p>
          </table:table-cell>
          <table:table-cell table:number-columns-repeated="2"/>
          <table:table-cell table:style-name="ce17" table:formula="of:=MAX([$doge.E$3] - [.$C3]; 0)" office:value-type="float" office:value="30" calcext:value-type="float">
            <text:p>30</text:p>
          </table:table-cell>
          <table:table-cell table:style-name="ce17" table:formula="of:=MAX([$doge.$E$4] - [.$C3]; 0)" office:value-type="float" office:value="35" calcext:value-type="float">
            <text:p>35</text:p>
          </table:table-cell>
          <table:table-cell table:style-name="ce17" table:formula="of:=MAX([$doge.$E$5] - [.$C3]; 0)" office:value-type="float" office:value="40" calcext:value-type="float">
            <text:p>40</text:p>
          </table:table-cell>
          <table:table-cell table:style-name="ce17" table:formula="of:=MAX([$doge.$E$6] - [.$C3]; 0)" office:value-type="float" office:value="45" calcext:value-type="float">
            <text:p>45</text:p>
          </table:table-cell>
          <table:table-cell table:style-name="ce17" table:formula="of:=MAX([$doge.$E$7] - [.$C3]; 0)" office:value-type="float" office:value="50" calcext:value-type="float">
            <text:p>50</text:p>
          </table:table-cell>
          <table:table-cell table:style-name="ce17"/>
          <table:table-cell table:style-name="ce18" table:formula="of:=MAX([$hors.$E$3] - [.$C3]/2; 0)*MAX(1 - [.$D3]/200;0)" office:value-type="float" office:value="65.625" calcext:value-type="float">
            <text:p>65.6</text:p>
          </table:table-cell>
          <table:table-cell table:style-name="ce18" table:formula="of:=MAX([$hors.$E$4] - [.$C3]/2; 0)*MAX(1 - [.$D3]/200;0)" office:value-type="float" office:value="78.75" calcext:value-type="float">
            <text:p>78.8</text:p>
          </table:table-cell>
          <table:table-cell table:style-name="ce18" table:formula="of:=MAX([$hors.$E$5] - [.$C3]/2; 0)*MAX(1 - [.$D3]/200;0)" office:value-type="float" office:value="100.625" calcext:value-type="float">
            <text:p>100.6</text:p>
          </table:table-cell>
          <table:table-cell table:style-name="ce18" table:formula="of:=MAX([$hors.$E$6] - [.$C3]/2; 0)*MAX(1 - [.$D3]/200;0)" office:value-type="float" office:value="122.5" calcext:value-type="float">
            <text:p>122.5</text:p>
          </table:table-cell>
          <table:table-cell table:style-name="ce17"/>
          <table:table-cell table:style-name="ce18" table:formula="of:=MAX([$irgl.$E$3] - [.$C3]; 0)*MAX(1 - [.$D3]/100;0)" office:value-type="float" office:value="150" calcext:value-type="float">
            <text:p>150.0</text:p>
          </table:table-cell>
          <table:table-cell table:style-name="ce18" table:formula="of:=MAX([$irgl.$E$4] - [.$C3]; 0)*MAX(1 - [.$D3]/100;0)" office:value-type="float" office:value="168.75" calcext:value-type="float">
            <text:p>168.8</text:p>
          </table:table-cell>
          <table:table-cell table:style-name="ce18" table:formula="of:=MAX([$irgl.$E$5] - [.$C3]; 0)*MAX(1 - [.$D3]/100;0)" office:value-type="float" office:value="195" calcext:value-type="float">
            <text:p>195.0</text:p>
          </table:table-cell>
          <table:table-cell table:style-name="ce18" table:formula="of:=MAX([$irgl.$E$6] - [.$C3]; 0)*MAX(1 - [.$D3]/100;0)" office:value-type="float" office:value="225" calcext:value-type="float">
            <text:p>225.0</text:p>
          </table:table-cell>
          <table:table-cell table:style-name="ce17"/>
          <table:table-cell table:style-name="ce18" table:formula="of:=MAX([$sngl.$E$3]; 0)*MAX(1 - [.$D3]/100;0)" office:value-type="float" office:value="90" calcext:value-type="float">
            <text:p>90.0</text:p>
          </table:table-cell>
          <table:table-cell table:style-name="ce18" table:formula="of:=MAX([$sngl.$E$4]; 0)*MAX(1 - [.$D3]/100;0)" office:value-type="float" office:value="105" calcext:value-type="float">
            <text:p>105.0</text:p>
          </table:table-cell>
          <table:table-cell table:style-name="ce18" table:formula="of:=MAX([$sngl.$E$5]; 0)*MAX(1 - [.$D3]/100;0)" office:value-type="float" office:value="127.5" calcext:value-type="float">
            <text:p>127.5</text:p>
          </table:table-cell>
          <table:table-cell table:style-name="ce18" table:formula="of:=MAX([$sngl.$E$6]; 0)*MAX(1 - [.$D3]/100;0)" office:value-type="float" office:value="150" calcext:value-type="float">
            <text:p>150.0</text:p>
          </table:table-cell>
          <table:table-cell table:number-columns-repeated="163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5" table:formula="of:=([.$B4] + 3 * [.$C4]) / 10 / (1 - [.$D4] * 0.006) *POWER([.$E4]; 0.75) * [.$C$14] / 13" office:value-type="float" office:value="79.7963733982529" calcext:value-type="float">
            <text:p>79.8</text:p>
          </table:table-cell>
          <table:table-cell table:style-name="ce5" office:value-type="float" office:value="3.5" calcext:value-type="float">
            <text:p>3.5</text:p>
          </table:table-cell>
          <table:table-cell table:style-name="ce7" table:formula="of:=COM.MICROSOFT.CEILING.MATH(LN(MAX([.$G4]*4;1))^2.5+1)" office:value-type="float" office:value="13" calcext:value-type="float">
            <text:p>13</text:p>
          </table:table-cell>
          <table:table-cell table:style-name="ce7" table:formula="of:=COM.MICROSOFT.CEILING.MATH(LN(MAX([.$G4]*3.5;1))^2.5+1)" office:value-type="float" office:value="11" calcext:value-type="float">
            <text:p>11</text:p>
          </table:table-cell>
          <table:table-cell table:style-name="ce7" table:formula="of:=COM.MICROSOFT.CEILING.MATH(LN(MAX([.$G4]*3;1))^2.5+1)" office:value-type="float" office:value="10" calcext:value-type="float">
            <text:p>10</text:p>
          </table:table-cell>
          <table:table-cell table:style-name="ce7" table:formula="of:=COM.MICROSOFT.CEILING.MATH(LN(MAX([.$G4]*2.5;1))^2.5+1)" office:value-type="float" office:value="8" calcext:value-type="float">
            <text:p>8</text:p>
          </table:table-cell>
          <table:table-cell/>
          <table:table-cell table:style-name="ce5"/>
          <table:table-cell table:style-name="ce15" table:formula="of:=MAX([$Sword.E$2] - [.$C4]; 0)*[$Sword.$F$2]" office:value-type="float" office:value="70.5" calcext:value-type="float">
            <text:p>70.5</text:p>
          </table:table-cell>
          <table:table-cell table:style-name="ce15" table:formula="of:=MAX([$Sword.E$3] - [.$C4]; 0)*[$Sword.$F$3]" office:value-type="float" office:value="93.375" calcext:value-type="float">
            <text:p>93.4</text:p>
          </table:table-cell>
          <table:table-cell table:style-name="ce15" table:formula="of:=MAX([$Sword.E$4] - [.$C4]; 0)*[$Sword.$F$4]" office:value-type="float" office:value="119.4375" calcext:value-type="float">
            <text:p>119.4</text:p>
          </table:table-cell>
          <table:table-cell table:style-name="ce15" table:formula="of:=MAX([$Sword.E$5] - [.$C4]; 0)*[$Sword.$F$5]" office:value-type="float" office:value="149.25" calcext:value-type="float">
            <text:p>149.3</text:p>
          </table:table-cell>
          <table:table-cell table:style-name="ce15" table:formula="of:=MAX([$Sword.E$6] - [.$C4]; 0)*[$Sword.$F$6]" office:value-type="float" office:value="184.5" calcext:value-type="float">
            <text:p>184.5</text:p>
          </table:table-cell>
          <table:table-cell table:style-name="ce15" table:formula="of:=MAX([$Sword.E$7] - [.$C4]; 0)*[$Sword.$F$7]" office:value-type="float" office:value="222.1875" calcext:value-type="float">
            <text:p>222.2</text:p>
          </table:table-cell>
          <table:table-cell table:style-name="ce15" table:formula="of:=MAX([$Sword.E$8] - [.$C4]; 0)*[$Sword.$F$8]" office:value-type="float" office:value="262.875" calcext:value-type="float">
            <text:p>262.9</text:p>
          </table:table-cell>
          <table:table-cell table:style-name="ce15" table:formula="of:=MAX([$Sword.E$9] - [.$C4]; 0)*[$Sword.$F$9]" office:value-type="float" office:value="84" calcext:value-type="float">
            <text:p>84.0</text:p>
          </table:table-cell>
          <table:table-cell table:style-name="ce16"/>
          <table:table-cell table:style-name="ce15" table:formula="of:=MAX([$Axe.E$2] - [.$C4]/2; 0)*MAX(1 - [.$D4]/200;0)*[$Axe.$F$2]" office:value-type="float" office:value="87.15" calcext:value-type="float">
            <text:p>87.2</text:p>
          </table:table-cell>
          <table:table-cell table:style-name="ce15" table:formula="of:=MAX([$Axe.E$3] - [.$C4]/2; 0)*MAX(1 - [.$D4]/200;0)*[$Axe.$F$3]" office:value-type="float" office:value="111.65" calcext:value-type="float">
            <text:p>111.7</text:p>
          </table:table-cell>
          <table:table-cell table:style-name="ce15" table:formula="of:=MAX([$Axe.E$4] - [.$C4]/2; 0)*MAX(1 - [.$D4]/200;0)*[$Axe.$F$4]" office:value-type="float" office:value="139.475" calcext:value-type="float">
            <text:p>139.5</text:p>
          </table:table-cell>
          <table:table-cell table:style-name="ce15" table:formula="of:=MAX([$Axe.E$5] - [.$C4]/2; 0)*MAX(1 - [.$D4]/200;0)*[$Axe.$F$5]" office:value-type="float" office:value="171.675" calcext:value-type="float">
            <text:p>171.7</text:p>
          </table:table-cell>
          <table:table-cell table:style-name="ce15" table:formula="of:=MAX([$Axe.E$6] - [.$C4]/2; 0)*MAX(1 - [.$D4]/200;0)*[$Axe.$F$6]" office:value-type="float" office:value="206.325" calcext:value-type="float">
            <text:p>206.3</text:p>
          </table:table-cell>
          <table:table-cell table:style-name="ce15" table:formula="of:=MAX([$Axe.E$7] - [.$C4]/2; 0)*MAX(1 - [.$D4]/200;0)*[$Axe.$F$7]" office:value-type="float" office:value="244.65" calcext:value-type="float">
            <text:p>244.7</text:p>
          </table:table-cell>
          <table:table-cell table:style-name="ce16"/>
          <table:table-cell table:style-name="ce15" table:formula="of:=MAX([$Scythe.D$2]; 0)*MAX(1 - [.$D4]/100;0)*[$Scythe.$F$2]" office:value-type="float" office:value="69" calcext:value-type="float">
            <text:p>69.0</text:p>
          </table:table-cell>
          <table:table-cell table:style-name="ce15" table:formula="of:=MAX([$Scythe.D$3]; 0)*MAX(1 - [.$D4]/100;0)*[$Scythe.$F$3]" office:value-type="float" office:value="91.5" calcext:value-type="float">
            <text:p>91.5</text:p>
          </table:table-cell>
          <table:table-cell table:style-name="ce15" table:formula="of:=MAX([$Scythe.D$4]; 0)*MAX(1 - [.$D4]/100;0)*[$Scythe.$F$4]" office:value-type="float" office:value="117" calcext:value-type="float">
            <text:p>117.0</text:p>
          </table:table-cell>
          <table:table-cell table:style-name="ce15" table:formula="of:=MAX([$Scythe.D$5]; 0)*MAX(1 - [.$D4]/100;0)*[$Scythe.$F$5]" office:value-type="float" office:value="147" calcext:value-type="float">
            <text:p>147.0</text:p>
          </table:table-cell>
          <table:table-cell table:style-name="ce15" table:formula="of:=MAX([$Scythe.D$6]; 0)*MAX(1 - [.$D4]/100;0)*[$Scythe.$F$6]" office:value-type="float" office:value="180" calcext:value-type="float">
            <text:p>180.0</text:p>
          </table:table-cell>
          <table:table-cell table:style-name="ce15" table:formula="of:=MAX([$Scythe.D$7]; 0)*MAX(1 - [.$D4]/100;0)*[$Scythe.$F$7]" office:value-type="float" office:value="216" calcext:value-type="float">
            <text:p>216.0</text:p>
          </table:table-cell>
          <table:table-cell table:style-name="ce15" table:formula="of:=MAX([$Scythe.D$8]; 0)*MAX(1 - [.$D4]/100;0)*[$Scythe.$F$8]" office:value-type="float" office:value="57" calcext:value-type="float">
            <text:p>57.0</text:p>
          </table:table-cell>
          <table:table-cell table:style-name="ce15" table:formula="of:=MAX([$Scythe.D$9]; 0)*MAX(1 - [.$D4]/100;0)*[$Scythe.$F$9]" office:value-type="float" office:value="66" calcext:value-type="float">
            <text:p>66.0</text:p>
          </table:table-cell>
          <table:table-cell table:style-name="ce15" table:formula="of:=MAX([$Scythe.D$10]; 0)*MAX(1 - [.$D4]/100;0)*[$Scythe.$F$10]" office:value-type="float" office:value="75" calcext:value-type="float">
            <text:p>75.0</text:p>
          </table:table-cell>
          <table:table-cell table:style-name="ce16"/>
          <table:table-cell table:style-name="ce16" table:formula="of:=MAX([$Staff.E$2]; 0)*[$Staff.$F$2]" office:value-type="float" office:value="73.6" calcext:value-type="float">
            <text:p>73.6</text:p>
          </table:table-cell>
          <table:table-cell table:style-name="ce16" table:formula="of:=MAX([$Staff.E$3]; 0)*[$Staff.$F$3]" office:value-type="float" office:value="100" calcext:value-type="float">
            <text:p>100</text:p>
          </table:table-cell>
          <table:table-cell table:style-name="ce16" table:formula="of:=MAX([$Staff.E$4]; 0)*[$Staff.$F$4]" office:value-type="float" office:value="128" calcext:value-type="float">
            <text:p>128</text:p>
          </table:table-cell>
          <table:table-cell table:style-name="ce16" table:formula="of:=MAX([$Staff.E$5]; 0)*[$Staff.$F$5]" office:value-type="float" office:value="160.8" calcext:value-type="float">
            <text:p>160.8</text:p>
          </table:table-cell>
          <table:table-cell table:style-name="ce16" table:formula="of:=MAX([$Staff.E$6]; 0)*[$Staff.$F$6]" office:value-type="float" office:value="196" calcext:value-type="float">
            <text:p>196</text:p>
          </table:table-cell>
          <table:table-cell table:style-name="ce16" table:formula="of:=MAX([$Staff.E$7]; 0)*[$Staff.$F$7]" office:value-type="float" office:value="235.2" calcext:value-type="float">
            <text:p>235.2</text:p>
          </table:table-cell>
          <table:table-cell table:style-name="ce16"/>
          <table:table-cell table:style-name="ce15" table:formula="of:=MAX([$Bow.E$2] - [.$C4]; 0)*MAX(1 - [.$D4]/100;0)*[$Bow.$F$2]" office:value-type="float" office:value="80.0702312749247" calcext:value-type="float">
            <text:p>80.1</text:p>
          </table:table-cell>
          <table:table-cell table:style-name="ce15" table:formula="of:=MAX([$Bow.E$3] - [.$C4]; 0)*MAX(1 - [.$D4]/100;0)*[$Bow.$F$3]" office:value-type="float" office:value="105.963787756151" calcext:value-type="float">
            <text:p>106.0</text:p>
          </table:table-cell>
          <table:table-cell table:style-name="ce15" table:formula="of:=MAX([$Bow.E$4] - [.$C4]; 0)*MAX(1 - [.$D4]/100;0)*[$Bow.$F$4]" office:value-type="float" office:value="128.980282406129" calcext:value-type="float">
            <text:p>129.0</text:p>
          </table:table-cell>
          <table:table-cell table:style-name="ce15" table:formula="of:=MAX([$Bow.E$5] - [.$C4]; 0)*MAX(1 - [.$D4]/100;0)*[$Bow.$F$5]" office:value-type="float" office:value="160.627962549849" calcext:value-type="float">
            <text:p>160.6</text:p>
          </table:table-cell>
          <table:table-cell table:style-name="ce15" table:formula="of:=MAX([$Bow.E$6] - [.$C4]; 0)*MAX(1 - [.$D4]/100;0)*[$Bow.$F$6]" office:value-type="float" office:value="192.27564269357" calcext:value-type="float">
            <text:p>192.3</text:p>
          </table:table-cell>
          <table:table-cell table:style-name="ce15" table:formula="of:=MAX([$Bow.E$7] - [.$C4]; 0)*MAX(1 - [.$D4]/100;0)*[$Bow.$F$7]" office:value-type="float" office:value="229.677446499785" calcext:value-type="float">
            <text:p>229.7</text:p>
          </table:table-cell>
          <table:table-cell table:style-name="ce16"/>
          <table:table-cell table:style-name="ce15" table:formula="of:=MAX([$Crossbow.E$2] - [.$C4]/2; 0)*MAX(1 - [.$D4]/200;0)*[$Crossbow.$F$2]" office:value-type="float" office:value="92.596875" calcext:value-type="float">
            <text:p>92.6</text:p>
          </table:table-cell>
          <table:table-cell table:style-name="ce15" table:formula="of:=MAX([$Crossbow.E$3] - [.$C4]/2; 0)*MAX(1 - [.$D4]/200;0)*[$Crossbow.$F$3]" office:value-type="float" office:value="118.628125" calcext:value-type="float">
            <text:p>118.6</text:p>
          </table:table-cell>
          <table:table-cell table:style-name="ce15" table:formula="of:=MAX([$Crossbow.E$4] - [.$C4]/2; 0)*MAX(1 - [.$D4]/200;0)*[$Crossbow.$F$4]" office:value-type="float" office:value="148.526875" calcext:value-type="float">
            <text:p>148.5</text:p>
          </table:table-cell>
          <table:table-cell table:style-name="ce15" table:formula="of:=MAX([$Crossbow.E$5] - [.$C4]/2; 0)*MAX(1 - [.$D4]/200;0)*[$Crossbow.$F$5]" office:value-type="float" office:value="181.846875" calcext:value-type="float">
            <text:p>181.8</text:p>
          </table:table-cell>
          <table:table-cell table:style-name="ce15" table:formula="of:=MAX([$Crossbow.E$6] - [.$C4]/2; 0)*MAX(1 - [.$D4]/200;0)*[$Crossbow.$F$6]" office:value-type="float" office:value="219.4955" calcext:value-type="float">
            <text:p>219.5</text:p>
          </table:table-cell>
          <table:table-cell table:style-name="ce15" table:formula="of:=MAX([$Crossbow.E$7] - [.$C4]/2; 0)*MAX(1 - [.$D4]/200;0)*[$Crossbow.$F$7]" office:value-type="float" office:value="259.9198" calcext:value-type="float">
            <text:p>259.9</text:p>
          </table:table-cell>
          <table:table-cell table:number-columns-repeated="2"/>
          <table:table-cell table:style-name="ce17" table:formula="of:=MAX([$doge.E$3] - [.$C4]; 0)" office:value-type="float" office:value="29" calcext:value-type="float">
            <text:p>29</text:p>
          </table:table-cell>
          <table:table-cell table:style-name="ce17" table:formula="of:=MAX([$doge.$E$4] - [.$C4]; 0)" office:value-type="float" office:value="34" calcext:value-type="float">
            <text:p>34</text:p>
          </table:table-cell>
          <table:table-cell table:style-name="ce17" table:formula="of:=MAX([$doge.$E$5] - [.$C4]; 0)" office:value-type="float" office:value="39" calcext:value-type="float">
            <text:p>39</text:p>
          </table:table-cell>
          <table:table-cell table:style-name="ce17" table:formula="of:=MAX([$doge.$E$6] - [.$C4]; 0)" office:value-type="float" office:value="44" calcext:value-type="float">
            <text:p>44</text:p>
          </table:table-cell>
          <table:table-cell table:style-name="ce17" table:formula="of:=MAX([$doge.$E$7] - [.$C4]; 0)" office:value-type="float" office:value="49" calcext:value-type="float">
            <text:p>49</text:p>
          </table:table-cell>
          <table:table-cell table:style-name="ce17"/>
          <table:table-cell table:style-name="ce18" table:formula="of:=MAX([$hors.$E$3] - [.$C4]/2; 0)*MAX(1 - [.$D4]/200;0)" office:value-type="float" office:value="65.1875" calcext:value-type="float">
            <text:p>65.2</text:p>
          </table:table-cell>
          <table:table-cell table:style-name="ce18" table:formula="of:=MAX([$hors.$E$4] - [.$C4]/2; 0)*MAX(1 - [.$D4]/200;0)" office:value-type="float" office:value="78.3125" calcext:value-type="float">
            <text:p>78.3</text:p>
          </table:table-cell>
          <table:table-cell table:style-name="ce18" table:formula="of:=MAX([$hors.$E$5] - [.$C4]/2; 0)*MAX(1 - [.$D4]/200;0)" office:value-type="float" office:value="100.1875" calcext:value-type="float">
            <text:p>100.2</text:p>
          </table:table-cell>
          <table:table-cell table:style-name="ce18" table:formula="of:=MAX([$hors.$E$6] - [.$C4]/2; 0)*MAX(1 - [.$D4]/200;0)" office:value-type="float" office:value="122.0625" calcext:value-type="float">
            <text:p>122.1</text:p>
          </table:table-cell>
          <table:table-cell table:style-name="ce17"/>
          <table:table-cell table:style-name="ce18" table:formula="of:=MAX([$irgl.$E$3] - [.$C4]; 0)*MAX(1 - [.$D4]/100;0)" office:value-type="float" office:value="149.25" calcext:value-type="float">
            <text:p>149.3</text:p>
          </table:table-cell>
          <table:table-cell table:style-name="ce18" table:formula="of:=MAX([$irgl.$E$4] - [.$C4]; 0)*MAX(1 - [.$D4]/100;0)" office:value-type="float" office:value="168" calcext:value-type="float">
            <text:p>168.0</text:p>
          </table:table-cell>
          <table:table-cell table:style-name="ce18" table:formula="of:=MAX([$irgl.$E$5] - [.$C4]; 0)*MAX(1 - [.$D4]/100;0)" office:value-type="float" office:value="194.25" calcext:value-type="float">
            <text:p>194.3</text:p>
          </table:table-cell>
          <table:table-cell table:style-name="ce18" table:formula="of:=MAX([$irgl.$E$6] - [.$C4]; 0)*MAX(1 - [.$D4]/100;0)" office:value-type="float" office:value="224.25" calcext:value-type="float">
            <text:p>224.3</text:p>
          </table:table-cell>
          <table:table-cell table:style-name="ce17"/>
          <table:table-cell table:style-name="ce18" table:formula="of:=MAX([$sngl.$E$3]; 0)*MAX(1 - [.$D4]/100;0)" office:value-type="float" office:value="90" calcext:value-type="float">
            <text:p>90.0</text:p>
          </table:table-cell>
          <table:table-cell table:style-name="ce18" table:formula="of:=MAX([$sngl.$E$4]; 0)*MAX(1 - [.$D4]/100;0)" office:value-type="float" office:value="105" calcext:value-type="float">
            <text:p>105.0</text:p>
          </table:table-cell>
          <table:table-cell table:style-name="ce18" table:formula="of:=MAX([$sngl.$E$5]; 0)*MAX(1 - [.$D4]/100;0)" office:value-type="float" office:value="127.5" calcext:value-type="float">
            <text:p>127.5</text:p>
          </table:table-cell>
          <table:table-cell table:style-name="ce18" table:formula="of:=MAX([$sngl.$E$6]; 0)*MAX(1 - [.$D4]/100;0)" office:value-type="float" office:value="150" calcext:value-type="float">
            <text:p>150.0</text:p>
          </table:table-cell>
          <table:table-cell table:number-columns-repeated="163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5" table:formula="of:=([.$B5] + 3 * [.$C5]) / 10 / (1 - [.$D5] * 0.006) *POWER([.$E5]; 0.75) * [.$C$14] / 13" office:value-type="float" office:value="104.854340878006" calcext:value-type="float">
            <text:p>104.9</text:p>
          </table:table-cell>
          <table:table-cell table:style-name="ce5" office:value-type="float" office:value="5" calcext:value-type="float">
            <text:p>5.0</text:p>
          </table:table-cell>
          <table:table-cell table:style-name="ce7" table:formula="of:=COM.MICROSOFT.CEILING.MATH(LN(MAX([.$G5]*4;1))^2.5+1)" office:value-type="float" office:value="17" calcext:value-type="float">
            <text:p>17</text:p>
          </table:table-cell>
          <table:table-cell table:style-name="ce7" table:formula="of:=COM.MICROSOFT.CEILING.MATH(LN(MAX([.$G5]*3.5;1))^2.5+1)" office:value-type="float" office:value="15" calcext:value-type="float">
            <text:p>15</text:p>
          </table:table-cell>
          <table:table-cell table:style-name="ce7" table:formula="of:=COM.MICROSOFT.CEILING.MATH(LN(MAX([.$G5]*3;1))^2.5+1)" office:value-type="float" office:value="14" calcext:value-type="float">
            <text:p>14</text:p>
          </table:table-cell>
          <table:table-cell table:style-name="ce7" table:formula="of:=COM.MICROSOFT.CEILING.MATH(LN(MAX([.$G5]*2.5;1))^2.5+1)" office:value-type="float" office:value="12" calcext:value-type="float">
            <text:p>12</text:p>
          </table:table-cell>
          <table:table-cell/>
          <table:table-cell table:style-name="ce5"/>
          <table:table-cell table:style-name="ce15" table:formula="of:=MAX([$Sword.E$2] - [.$C5]; 0)*[$Sword.$F$2]" office:value-type="float" office:value="70.5" calcext:value-type="float">
            <text:p>70.5</text:p>
          </table:table-cell>
          <table:table-cell table:style-name="ce15" table:formula="of:=MAX([$Sword.E$3] - [.$C5]; 0)*[$Sword.$F$3]" office:value-type="float" office:value="93.375" calcext:value-type="float">
            <text:p>93.4</text:p>
          </table:table-cell>
          <table:table-cell table:style-name="ce15" table:formula="of:=MAX([$Sword.E$4] - [.$C5]; 0)*[$Sword.$F$4]" office:value-type="float" office:value="119.4375" calcext:value-type="float">
            <text:p>119.4</text:p>
          </table:table-cell>
          <table:table-cell table:style-name="ce15" table:formula="of:=MAX([$Sword.E$5] - [.$C5]; 0)*[$Sword.$F$5]" office:value-type="float" office:value="149.25" calcext:value-type="float">
            <text:p>149.3</text:p>
          </table:table-cell>
          <table:table-cell table:style-name="ce15" table:formula="of:=MAX([$Sword.E$6] - [.$C5]; 0)*[$Sword.$F$6]" office:value-type="float" office:value="184.5" calcext:value-type="float">
            <text:p>184.5</text:p>
          </table:table-cell>
          <table:table-cell table:style-name="ce15" table:formula="of:=MAX([$Sword.E$7] - [.$C5]; 0)*[$Sword.$F$7]" office:value-type="float" office:value="222.1875" calcext:value-type="float">
            <text:p>222.2</text:p>
          </table:table-cell>
          <table:table-cell table:style-name="ce15" table:formula="of:=MAX([$Sword.E$8] - [.$C5]; 0)*[$Sword.$F$8]" office:value-type="float" office:value="262.875" calcext:value-type="float">
            <text:p>262.9</text:p>
          </table:table-cell>
          <table:table-cell table:style-name="ce15" table:formula="of:=MAX([$Sword.E$9] - [.$C5]; 0)*[$Sword.$F$9]" office:value-type="float" office:value="84" calcext:value-type="float">
            <text:p>84.0</text:p>
          </table:table-cell>
          <table:table-cell table:style-name="ce16"/>
          <table:table-cell table:style-name="ce15" table:formula="of:=MAX([$Axe.E$2] - [.$C5]/2; 0)*MAX(1 - [.$D5]/200;0)*[$Axe.$F$2]" office:value-type="float" office:value="86.154" calcext:value-type="float">
            <text:p>86.2</text:p>
          </table:table-cell>
          <table:table-cell table:style-name="ce15" table:formula="of:=MAX([$Axe.E$3] - [.$C5]/2; 0)*MAX(1 - [.$D5]/200;0)*[$Axe.$F$3]" office:value-type="float" office:value="110.374" calcext:value-type="float">
            <text:p>110.4</text:p>
          </table:table-cell>
          <table:table-cell table:style-name="ce15" table:formula="of:=MAX([$Axe.E$4] - [.$C5]/2; 0)*MAX(1 - [.$D5]/200;0)*[$Axe.$F$4]" office:value-type="float" office:value="137.881" calcext:value-type="float">
            <text:p>137.9</text:p>
          </table:table-cell>
          <table:table-cell table:style-name="ce15" table:formula="of:=MAX([$Axe.E$5] - [.$C5]/2; 0)*MAX(1 - [.$D5]/200;0)*[$Axe.$F$5]" office:value-type="float" office:value="169.713" calcext:value-type="float">
            <text:p>169.7</text:p>
          </table:table-cell>
          <table:table-cell table:style-name="ce15" table:formula="of:=MAX([$Axe.E$6] - [.$C5]/2; 0)*MAX(1 - [.$D5]/200;0)*[$Axe.$F$6]" office:value-type="float" office:value="203.967" calcext:value-type="float">
            <text:p>204.0</text:p>
          </table:table-cell>
          <table:table-cell table:style-name="ce15" table:formula="of:=MAX([$Axe.E$7] - [.$C5]/2; 0)*MAX(1 - [.$D5]/200;0)*[$Axe.$F$7]" office:value-type="float" office:value="241.854" calcext:value-type="float">
            <text:p>241.9</text:p>
          </table:table-cell>
          <table:table-cell table:style-name="ce16"/>
          <table:table-cell table:style-name="ce15" table:formula="of:=MAX([$Scythe.D$2]; 0)*MAX(1 - [.$D5]/100;0)*[$Scythe.$F$2]" office:value-type="float" office:value="67.16" calcext:value-type="float">
            <text:p>67.2</text:p>
          </table:table-cell>
          <table:table-cell table:style-name="ce15" table:formula="of:=MAX([$Scythe.D$3]; 0)*MAX(1 - [.$D5]/100;0)*[$Scythe.$F$3]" office:value-type="float" office:value="89.06" calcext:value-type="float">
            <text:p>89.1</text:p>
          </table:table-cell>
          <table:table-cell table:style-name="ce15" table:formula="of:=MAX([$Scythe.D$4]; 0)*MAX(1 - [.$D5]/100;0)*[$Scythe.$F$4]" office:value-type="float" office:value="113.88" calcext:value-type="float">
            <text:p>113.9</text:p>
          </table:table-cell>
          <table:table-cell table:style-name="ce15" table:formula="of:=MAX([$Scythe.D$5]; 0)*MAX(1 - [.$D5]/100;0)*[$Scythe.$F$5]" office:value-type="float" office:value="143.08" calcext:value-type="float">
            <text:p>143.1</text:p>
          </table:table-cell>
          <table:table-cell table:style-name="ce15" table:formula="of:=MAX([$Scythe.D$6]; 0)*MAX(1 - [.$D5]/100;0)*[$Scythe.$F$6]" office:value-type="float" office:value="175.2" calcext:value-type="float">
            <text:p>175.2</text:p>
          </table:table-cell>
          <table:table-cell table:style-name="ce15" table:formula="of:=MAX([$Scythe.D$7]; 0)*MAX(1 - [.$D5]/100;0)*[$Scythe.$F$7]" office:value-type="float" office:value="210.24" calcext:value-type="float">
            <text:p>210.2</text:p>
          </table:table-cell>
          <table:table-cell table:style-name="ce15" table:formula="of:=MAX([$Scythe.D$8]; 0)*MAX(1 - [.$D5]/100;0)*[$Scythe.$F$8]" office:value-type="float" office:value="55.48" calcext:value-type="float">
            <text:p>55.5</text:p>
          </table:table-cell>
          <table:table-cell table:style-name="ce15" table:formula="of:=MAX([$Scythe.D$9]; 0)*MAX(1 - [.$D5]/100;0)*[$Scythe.$F$9]" office:value-type="float" office:value="64.24" calcext:value-type="float">
            <text:p>64.2</text:p>
          </table:table-cell>
          <table:table-cell table:style-name="ce15" table:formula="of:=MAX([$Scythe.D$10]; 0)*MAX(1 - [.$D5]/100;0)*[$Scythe.$F$10]" office:value-type="float" office:value="73" calcext:value-type="float">
            <text:p>73.0</text:p>
          </table:table-cell>
          <table:table-cell table:style-name="ce16"/>
          <table:table-cell table:style-name="ce16" table:formula="of:=MAX([$Staff.E$2]; 0)*[$Staff.$F$2]" office:value-type="float" office:value="73.6" calcext:value-type="float">
            <text:p>73.6</text:p>
          </table:table-cell>
          <table:table-cell table:style-name="ce16" table:formula="of:=MAX([$Staff.E$3]; 0)*[$Staff.$F$3]" office:value-type="float" office:value="100" calcext:value-type="float">
            <text:p>100</text:p>
          </table:table-cell>
          <table:table-cell table:style-name="ce16" table:formula="of:=MAX([$Staff.E$4]; 0)*[$Staff.$F$4]" office:value-type="float" office:value="128" calcext:value-type="float">
            <text:p>128</text:p>
          </table:table-cell>
          <table:table-cell table:style-name="ce16" table:formula="of:=MAX([$Staff.E$5]; 0)*[$Staff.$F$5]" office:value-type="float" office:value="160.8" calcext:value-type="float">
            <text:p>160.8</text:p>
          </table:table-cell>
          <table:table-cell table:style-name="ce16" table:formula="of:=MAX([$Staff.E$6]; 0)*[$Staff.$F$6]" office:value-type="float" office:value="196" calcext:value-type="float">
            <text:p>196</text:p>
          </table:table-cell>
          <table:table-cell table:style-name="ce16" table:formula="of:=MAX([$Staff.E$7]; 0)*[$Staff.$F$7]" office:value-type="float" office:value="235.2" calcext:value-type="float">
            <text:p>235.2</text:p>
          </table:table-cell>
          <table:table-cell table:style-name="ce16"/>
          <table:table-cell table:style-name="ce15" table:formula="of:=MAX([$Bow.E$2] - [.$C5]; 0)*MAX(1 - [.$D5]/100;0)*[$Bow.$F$2]" office:value-type="float" office:value="77.9350251075934" calcext:value-type="float">
            <text:p>77.9</text:p>
          </table:table-cell>
          <table:table-cell table:style-name="ce15" table:formula="of:=MAX([$Bow.E$3] - [.$C5]; 0)*MAX(1 - [.$D5]/100;0)*[$Bow.$F$3]" office:value-type="float" office:value="103.13808674932" calcext:value-type="float">
            <text:p>103.1</text:p>
          </table:table-cell>
          <table:table-cell table:style-name="ce15" table:formula="of:=MAX([$Bow.E$4] - [.$C5]; 0)*MAX(1 - [.$D5]/100;0)*[$Bow.$F$4]" office:value-type="float" office:value="125.540808208632" calcext:value-type="float">
            <text:p>125.5</text:p>
          </table:table-cell>
          <table:table-cell table:style-name="ce15" table:formula="of:=MAX([$Bow.E$5] - [.$C5]; 0)*MAX(1 - [.$D5]/100;0)*[$Bow.$F$5]" office:value-type="float" office:value="156.344550215187" calcext:value-type="float">
            <text:p>156.3</text:p>
          </table:table-cell>
          <table:table-cell table:style-name="ce15" table:formula="of:=MAX([$Bow.E$6] - [.$C5]; 0)*MAX(1 - [.$D5]/100;0)*[$Bow.$F$6]" office:value-type="float" office:value="187.148292221741" calcext:value-type="float">
            <text:p>187.1</text:p>
          </table:table-cell>
          <table:table-cell table:style-name="ce15" table:formula="of:=MAX([$Bow.E$7] - [.$C5]; 0)*MAX(1 - [.$D5]/100;0)*[$Bow.$F$7]" office:value-type="float" office:value="223.552714593124" calcext:value-type="float">
            <text:p>223.6</text:p>
          </table:table-cell>
          <table:table-cell table:style-name="ce16"/>
          <table:table-cell table:style-name="ce15" table:formula="of:=MAX([$Crossbow.E$2] - [.$C5]/2; 0)*MAX(1 - [.$D5]/200;0)*[$Crossbow.$F$2]" office:value-type="float" office:value="91.538625" calcext:value-type="float">
            <text:p>91.5</text:p>
          </table:table-cell>
          <table:table-cell table:style-name="ce15" table:formula="of:=MAX([$Crossbow.E$3] - [.$C5]/2; 0)*MAX(1 - [.$D5]/200;0)*[$Crossbow.$F$3]" office:value-type="float" office:value="117.272375" calcext:value-type="float">
            <text:p>117.3</text:p>
          </table:table-cell>
          <table:table-cell table:style-name="ce15" table:formula="of:=MAX([$Crossbow.E$4] - [.$C5]/2; 0)*MAX(1 - [.$D5]/200;0)*[$Crossbow.$F$4]" office:value-type="float" office:value="146.829425" calcext:value-type="float">
            <text:p>146.8</text:p>
          </table:table-cell>
          <table:table-cell table:style-name="ce15" table:formula="of:=MAX([$Crossbow.E$5] - [.$C5]/2; 0)*MAX(1 - [.$D5]/200;0)*[$Crossbow.$F$5]" office:value-type="float" office:value="179.768625" calcext:value-type="float">
            <text:p>179.8</text:p>
          </table:table-cell>
          <table:table-cell table:style-name="ce15" table:formula="of:=MAX([$Crossbow.E$6] - [.$C5]/2; 0)*MAX(1 - [.$D5]/200;0)*[$Crossbow.$F$6]" office:value-type="float" office:value="216.98698" calcext:value-type="float">
            <text:p>217.0</text:p>
          </table:table-cell>
          <table:table-cell table:style-name="ce15" table:formula="of:=MAX([$Crossbow.E$7] - [.$C5]/2; 0)*MAX(1 - [.$D5]/200;0)*[$Crossbow.$F$7]" office:value-type="float" office:value="256.949288" calcext:value-type="float">
            <text:p>256.9</text:p>
          </table:table-cell>
          <table:table-cell table:number-columns-repeated="2"/>
          <table:table-cell table:style-name="ce17" table:formula="of:=MAX([$doge.E$3] - [.$C5]; 0)" office:value-type="float" office:value="29" calcext:value-type="float">
            <text:p>29</text:p>
          </table:table-cell>
          <table:table-cell table:style-name="ce17" table:formula="of:=MAX([$doge.$E$4] - [.$C5]; 0)" office:value-type="float" office:value="34" calcext:value-type="float">
            <text:p>34</text:p>
          </table:table-cell>
          <table:table-cell table:style-name="ce17" table:formula="of:=MAX([$doge.$E$5] - [.$C5]; 0)" office:value-type="float" office:value="39" calcext:value-type="float">
            <text:p>39</text:p>
          </table:table-cell>
          <table:table-cell table:style-name="ce17" table:formula="of:=MAX([$doge.$E$6] - [.$C5]; 0)" office:value-type="float" office:value="44" calcext:value-type="float">
            <text:p>44</text:p>
          </table:table-cell>
          <table:table-cell table:style-name="ce17" table:formula="of:=MAX([$doge.$E$7] - [.$C5]; 0)" office:value-type="float" office:value="49" calcext:value-type="float">
            <text:p>49</text:p>
          </table:table-cell>
          <table:table-cell table:style-name="ce17"/>
          <table:table-cell table:style-name="ce18" table:formula="of:=MAX([$hors.$E$3] - [.$C5]/2; 0)*MAX(1 - [.$D5]/200;0)" office:value-type="float" office:value="64.4425" calcext:value-type="float">
            <text:p>64.4</text:p>
          </table:table-cell>
          <table:table-cell table:style-name="ce18" table:formula="of:=MAX([$hors.$E$4] - [.$C5]/2; 0)*MAX(1 - [.$D5]/200;0)" office:value-type="float" office:value="77.4175" calcext:value-type="float">
            <text:p>77.4</text:p>
          </table:table-cell>
          <table:table-cell table:style-name="ce18" table:formula="of:=MAX([$hors.$E$5] - [.$C5]/2; 0)*MAX(1 - [.$D5]/200;0)" office:value-type="float" office:value="99.0425" calcext:value-type="float">
            <text:p>99.0</text:p>
          </table:table-cell>
          <table:table-cell table:style-name="ce18" table:formula="of:=MAX([$hors.$E$6] - [.$C5]/2; 0)*MAX(1 - [.$D5]/200;0)" office:value-type="float" office:value="120.6675" calcext:value-type="float">
            <text:p>120.7</text:p>
          </table:table-cell>
          <table:table-cell table:style-name="ce17"/>
          <table:table-cell table:style-name="ce18" table:formula="of:=MAX([$irgl.$E$3] - [.$C5]; 0)*MAX(1 - [.$D5]/100;0)" office:value-type="float" office:value="145.27" calcext:value-type="float">
            <text:p>145.3</text:p>
          </table:table-cell>
          <table:table-cell table:style-name="ce18" table:formula="of:=MAX([$irgl.$E$4] - [.$C5]; 0)*MAX(1 - [.$D5]/100;0)" office:value-type="float" office:value="163.52" calcext:value-type="float">
            <text:p>163.5</text:p>
          </table:table-cell>
          <table:table-cell table:style-name="ce18" table:formula="of:=MAX([$irgl.$E$5] - [.$C5]; 0)*MAX(1 - [.$D5]/100;0)" office:value-type="float" office:value="189.07" calcext:value-type="float">
            <text:p>189.1</text:p>
          </table:table-cell>
          <table:table-cell table:style-name="ce18" table:formula="of:=MAX([$irgl.$E$6] - [.$C5]; 0)*MAX(1 - [.$D5]/100;0)" office:value-type="float" office:value="218.27" calcext:value-type="float">
            <text:p>218.3</text:p>
          </table:table-cell>
          <table:table-cell table:style-name="ce17"/>
          <table:table-cell table:style-name="ce18" table:formula="of:=MAX([$sngl.$E$3]; 0)*MAX(1 - [.$D5]/100;0)" office:value-type="float" office:value="87.6" calcext:value-type="float">
            <text:p>87.6</text:p>
          </table:table-cell>
          <table:table-cell table:style-name="ce18" table:formula="of:=MAX([$sngl.$E$4]; 0)*MAX(1 - [.$D5]/100;0)" office:value-type="float" office:value="102.2" calcext:value-type="float">
            <text:p>102.2</text:p>
          </table:table-cell>
          <table:table-cell table:style-name="ce18" table:formula="of:=MAX([$sngl.$E$5]; 0)*MAX(1 - [.$D5]/100;0)" office:value-type="float" office:value="124.1" calcext:value-type="float">
            <text:p>124.1</text:p>
          </table:table-cell>
          <table:table-cell table:style-name="ce18" table:formula="of:=MAX([$sngl.$E$6]; 0)*MAX(1 - [.$D5]/100;0)" office:value-type="float" office:value="146" calcext:value-type="float">
            <text:p>146.0</text:p>
          </table:table-cell>
          <table:table-cell table:number-columns-repeated="163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5" calcext:value-type="float">
            <text:p>27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table:style-name="ce5" table:formula="of:=([.$B6] + 3 * [.$C6]) / 10 / (1 - [.$D6] * 0.006) *POWER([.$E6]; 0.75) * [.$C$14] / 13" office:value-type="float" office:value="139.018435094951" calcext:value-type="float">
            <text:p>139.0</text:p>
          </table:table-cell>
          <table:table-cell table:style-name="ce5" office:value-type="float" office:value="7" calcext:value-type="float">
            <text:p>7.0</text:p>
          </table:table-cell>
          <table:table-cell table:style-name="ce7" table:formula="of:=COM.MICROSOFT.CEILING.MATH(LN(MAX([.$G6]*4;1))^2.5+1)" office:value-type="float" office:value="22" calcext:value-type="float">
            <text:p>22</text:p>
          </table:table-cell>
          <table:table-cell table:style-name="ce7" table:formula="of:=COM.MICROSOFT.CEILING.MATH(LN(MAX([.$G6]*3.5;1))^2.5+1)" office:value-type="float" office:value="20" calcext:value-type="float">
            <text:p>20</text:p>
          </table:table-cell>
          <table:table-cell table:style-name="ce7" table:formula="of:=COM.MICROSOFT.CEILING.MATH(LN(MAX([.$G6]*3;1))^2.5+1)" office:value-type="float" office:value="18" calcext:value-type="float">
            <text:p>18</text:p>
          </table:table-cell>
          <table:table-cell table:style-name="ce7" table:formula="of:=COM.MICROSOFT.CEILING.MATH(LN(MAX([.$G6]*2.5;1))^2.5+1)" office:value-type="float" office:value="15" calcext:value-type="float">
            <text:p>15</text:p>
          </table:table-cell>
          <table:table-cell/>
          <table:table-cell table:style-name="ce5"/>
          <table:table-cell table:style-name="ce15" table:formula="of:=MAX([$Sword.E$2] - [.$C6]; 0)*[$Sword.$F$2]" office:value-type="float" office:value="69" calcext:value-type="float">
            <text:p>69.0</text:p>
          </table:table-cell>
          <table:table-cell table:style-name="ce15" table:formula="of:=MAX([$Sword.E$3] - [.$C6]; 0)*[$Sword.$F$3]" office:value-type="float" office:value="91.875" calcext:value-type="float">
            <text:p>91.9</text:p>
          </table:table-cell>
          <table:table-cell table:style-name="ce15" table:formula="of:=MAX([$Sword.E$4] - [.$C6]; 0)*[$Sword.$F$4]" office:value-type="float" office:value="117.9375" calcext:value-type="float">
            <text:p>117.9</text:p>
          </table:table-cell>
          <table:table-cell table:style-name="ce15" table:formula="of:=MAX([$Sword.E$5] - [.$C6]; 0)*[$Sword.$F$5]" office:value-type="float" office:value="147.75" calcext:value-type="float">
            <text:p>147.8</text:p>
          </table:table-cell>
          <table:table-cell table:style-name="ce15" table:formula="of:=MAX([$Sword.E$6] - [.$C6]; 0)*[$Sword.$F$6]" office:value-type="float" office:value="183" calcext:value-type="float">
            <text:p>183.0</text:p>
          </table:table-cell>
          <table:table-cell table:style-name="ce15" table:formula="of:=MAX([$Sword.E$7] - [.$C6]; 0)*[$Sword.$F$7]" office:value-type="float" office:value="220.6875" calcext:value-type="float">
            <text:p>220.7</text:p>
          </table:table-cell>
          <table:table-cell table:style-name="ce15" table:formula="of:=MAX([$Sword.E$8] - [.$C6]; 0)*[$Sword.$F$8]" office:value-type="float" office:value="261.375" calcext:value-type="float">
            <text:p>261.4</text:p>
          </table:table-cell>
          <table:table-cell table:style-name="ce15" table:formula="of:=MAX([$Sword.E$9] - [.$C6]; 0)*[$Sword.$F$9]" office:value-type="float" office:value="82.5" calcext:value-type="float">
            <text:p>82.5</text:p>
          </table:table-cell>
          <table:table-cell table:style-name="ce16"/>
          <table:table-cell table:style-name="ce15" table:formula="of:=MAX([$Axe.E$2] - [.$C6]/2; 0)*MAX(1 - [.$D6]/200;0)*[$Axe.$F$2]" office:value-type="float" office:value="85.808" calcext:value-type="float">
            <text:p>85.8</text:p>
          </table:table-cell>
          <table:table-cell table:style-name="ce15" table:formula="of:=MAX([$Axe.E$3] - [.$C6]/2; 0)*MAX(1 - [.$D6]/200;0)*[$Axe.$F$3]" office:value-type="float" office:value="110.028" calcext:value-type="float">
            <text:p>110.0</text:p>
          </table:table-cell>
          <table:table-cell table:style-name="ce15" table:formula="of:=MAX([$Axe.E$4] - [.$C6]/2; 0)*MAX(1 - [.$D6]/200;0)*[$Axe.$F$4]" office:value-type="float" office:value="137.535" calcext:value-type="float">
            <text:p>137.5</text:p>
          </table:table-cell>
          <table:table-cell table:style-name="ce15" table:formula="of:=MAX([$Axe.E$5] - [.$C6]/2; 0)*MAX(1 - [.$D6]/200;0)*[$Axe.$F$5]" office:value-type="float" office:value="169.367" calcext:value-type="float">
            <text:p>169.4</text:p>
          </table:table-cell>
          <table:table-cell table:style-name="ce15" table:formula="of:=MAX([$Axe.E$6] - [.$C6]/2; 0)*MAX(1 - [.$D6]/200;0)*[$Axe.$F$6]" office:value-type="float" office:value="203.621" calcext:value-type="float">
            <text:p>203.6</text:p>
          </table:table-cell>
          <table:table-cell table:style-name="ce15" table:formula="of:=MAX([$Axe.E$7] - [.$C6]/2; 0)*MAX(1 - [.$D6]/200;0)*[$Axe.$F$7]" office:value-type="float" office:value="241.508" calcext:value-type="float">
            <text:p>241.5</text:p>
          </table:table-cell>
          <table:table-cell table:style-name="ce16"/>
          <table:table-cell table:style-name="ce15" table:formula="of:=MAX([$Scythe.D$2]; 0)*MAX(1 - [.$D6]/100;0)*[$Scythe.$F$2]" office:value-type="float" office:value="67.16" calcext:value-type="float">
            <text:p>67.2</text:p>
          </table:table-cell>
          <table:table-cell table:style-name="ce15" table:formula="of:=MAX([$Scythe.D$3]; 0)*MAX(1 - [.$D6]/100;0)*[$Scythe.$F$3]" office:value-type="float" office:value="89.06" calcext:value-type="float">
            <text:p>89.1</text:p>
          </table:table-cell>
          <table:table-cell table:style-name="ce15" table:formula="of:=MAX([$Scythe.D$4]; 0)*MAX(1 - [.$D6]/100;0)*[$Scythe.$F$4]" office:value-type="float" office:value="113.88" calcext:value-type="float">
            <text:p>113.9</text:p>
          </table:table-cell>
          <table:table-cell table:style-name="ce15" table:formula="of:=MAX([$Scythe.D$5]; 0)*MAX(1 - [.$D6]/100;0)*[$Scythe.$F$5]" office:value-type="float" office:value="143.08" calcext:value-type="float">
            <text:p>143.1</text:p>
          </table:table-cell>
          <table:table-cell table:style-name="ce15" table:formula="of:=MAX([$Scythe.D$6]; 0)*MAX(1 - [.$D6]/100;0)*[$Scythe.$F$6]" office:value-type="float" office:value="175.2" calcext:value-type="float">
            <text:p>175.2</text:p>
          </table:table-cell>
          <table:table-cell table:style-name="ce15" table:formula="of:=MAX([$Scythe.D$7]; 0)*MAX(1 - [.$D6]/100;0)*[$Scythe.$F$7]" office:value-type="float" office:value="210.24" calcext:value-type="float">
            <text:p>210.2</text:p>
          </table:table-cell>
          <table:table-cell table:style-name="ce15" table:formula="of:=MAX([$Scythe.D$8]; 0)*MAX(1 - [.$D6]/100;0)*[$Scythe.$F$8]" office:value-type="float" office:value="55.48" calcext:value-type="float">
            <text:p>55.5</text:p>
          </table:table-cell>
          <table:table-cell table:style-name="ce15" table:formula="of:=MAX([$Scythe.D$9]; 0)*MAX(1 - [.$D6]/100;0)*[$Scythe.$F$9]" office:value-type="float" office:value="64.24" calcext:value-type="float">
            <text:p>64.2</text:p>
          </table:table-cell>
          <table:table-cell table:style-name="ce15" table:formula="of:=MAX([$Scythe.D$10]; 0)*MAX(1 - [.$D6]/100;0)*[$Scythe.$F$10]" office:value-type="float" office:value="73" calcext:value-type="float">
            <text:p>73.0</text:p>
          </table:table-cell>
          <table:table-cell table:style-name="ce16"/>
          <table:table-cell table:style-name="ce16" table:formula="of:=MAX([$Staff.E$2]; 0)*[$Staff.$F$2]" office:value-type="float" office:value="73.6" calcext:value-type="float">
            <text:p>73.6</text:p>
          </table:table-cell>
          <table:table-cell table:style-name="ce16" table:formula="of:=MAX([$Staff.E$3]; 0)*[$Staff.$F$3]" office:value-type="float" office:value="100" calcext:value-type="float">
            <text:p>100</text:p>
          </table:table-cell>
          <table:table-cell table:style-name="ce16" table:formula="of:=MAX([$Staff.E$4]; 0)*[$Staff.$F$4]" office:value-type="float" office:value="128" calcext:value-type="float">
            <text:p>128</text:p>
          </table:table-cell>
          <table:table-cell table:style-name="ce16" table:formula="of:=MAX([$Staff.E$5]; 0)*[$Staff.$F$5]" office:value-type="float" office:value="160.8" calcext:value-type="float">
            <text:p>160.8</text:p>
          </table:table-cell>
          <table:table-cell table:style-name="ce16" table:formula="of:=MAX([$Staff.E$6]; 0)*[$Staff.$F$6]" office:value-type="float" office:value="196" calcext:value-type="float">
            <text:p>196</text:p>
          </table:table-cell>
          <table:table-cell table:style-name="ce16" table:formula="of:=MAX([$Staff.E$7]; 0)*[$Staff.$F$7]" office:value-type="float" office:value="235.2" calcext:value-type="float">
            <text:p>235.2</text:p>
          </table:table-cell>
          <table:table-cell table:style-name="ce16"/>
          <table:table-cell table:style-name="ce15" table:formula="of:=MAX([$Bow.E$2] - [.$C6]; 0)*MAX(1 - [.$D6]/100;0)*[$Bow.$F$2]" office:value-type="float" office:value="77.4605251075934" calcext:value-type="float">
            <text:p>77.5</text:p>
          </table:table-cell>
          <table:table-cell table:style-name="ce15" table:formula="of:=MAX([$Bow.E$3] - [.$C6]; 0)*MAX(1 - [.$D6]/100;0)*[$Bow.$F$3]" office:value-type="float" office:value="102.66358674932" calcext:value-type="float">
            <text:p>102.7</text:p>
          </table:table-cell>
          <table:table-cell table:style-name="ce15" table:formula="of:=MAX([$Bow.E$4] - [.$C6]; 0)*MAX(1 - [.$D6]/100;0)*[$Bow.$F$4]" office:value-type="float" office:value="125.066308208632" calcext:value-type="float">
            <text:p>125.1</text:p>
          </table:table-cell>
          <table:table-cell table:style-name="ce15" table:formula="of:=MAX([$Bow.E$5] - [.$C6]; 0)*MAX(1 - [.$D6]/100;0)*[$Bow.$F$5]" office:value-type="float" office:value="155.870050215187" calcext:value-type="float">
            <text:p>155.9</text:p>
          </table:table-cell>
          <table:table-cell table:style-name="ce15" table:formula="of:=MAX([$Bow.E$6] - [.$C6]; 0)*MAX(1 - [.$D6]/100;0)*[$Bow.$F$6]" office:value-type="float" office:value="186.673792221741" calcext:value-type="float">
            <text:p>186.7</text:p>
          </table:table-cell>
          <table:table-cell table:style-name="ce15" table:formula="of:=MAX([$Bow.E$7] - [.$C6]; 0)*MAX(1 - [.$D6]/100;0)*[$Bow.$F$7]" office:value-type="float" office:value="223.078214593124" calcext:value-type="float">
            <text:p>223.1</text:p>
          </table:table-cell>
          <table:table-cell table:style-name="ce16"/>
          <table:table-cell table:style-name="ce15" table:formula="of:=MAX([$Crossbow.E$2] - [.$C6]/2; 0)*MAX(1 - [.$D6]/200;0)*[$Crossbow.$F$2]" office:value-type="float" office:value="91.171" calcext:value-type="float">
            <text:p>91.2</text:p>
          </table:table-cell>
          <table:table-cell table:style-name="ce15" table:formula="of:=MAX([$Crossbow.E$3] - [.$C6]/2; 0)*MAX(1 - [.$D6]/200;0)*[$Crossbow.$F$3]" office:value-type="float" office:value="116.90475" calcext:value-type="float">
            <text:p>116.9</text:p>
          </table:table-cell>
          <table:table-cell table:style-name="ce15" table:formula="of:=MAX([$Crossbow.E$4] - [.$C6]/2; 0)*MAX(1 - [.$D6]/200;0)*[$Crossbow.$F$4]" office:value-type="float" office:value="146.4618" calcext:value-type="float">
            <text:p>146.5</text:p>
          </table:table-cell>
          <table:table-cell table:style-name="ce15" table:formula="of:=MAX([$Crossbow.E$5] - [.$C6]/2; 0)*MAX(1 - [.$D6]/200;0)*[$Crossbow.$F$5]" office:value-type="float" office:value="179.401" calcext:value-type="float">
            <text:p>179.4</text:p>
          </table:table-cell>
          <table:table-cell table:style-name="ce15" table:formula="of:=MAX([$Crossbow.E$6] - [.$C6]/2; 0)*MAX(1 - [.$D6]/200;0)*[$Crossbow.$F$6]" office:value-type="float" office:value="216.619355" calcext:value-type="float">
            <text:p>216.6</text:p>
          </table:table-cell>
          <table:table-cell table:style-name="ce15" table:formula="of:=MAX([$Crossbow.E$7] - [.$C6]/2; 0)*MAX(1 - [.$D6]/200;0)*[$Crossbow.$F$7]" office:value-type="float" office:value="256.581663" calcext:value-type="float">
            <text:p>256.6</text:p>
          </table:table-cell>
          <table:table-cell table:number-columns-repeated="2"/>
          <table:table-cell table:style-name="ce17" table:formula="of:=MAX([$doge.E$3] - [.$C6]; 0)" office:value-type="float" office:value="28" calcext:value-type="float">
            <text:p>28</text:p>
          </table:table-cell>
          <table:table-cell table:style-name="ce17" table:formula="of:=MAX([$doge.$E$4] - [.$C6]; 0)" office:value-type="float" office:value="33" calcext:value-type="float">
            <text:p>33</text:p>
          </table:table-cell>
          <table:table-cell table:style-name="ce17" table:formula="of:=MAX([$doge.$E$5] - [.$C6]; 0)" office:value-type="float" office:value="38" calcext:value-type="float">
            <text:p>38</text:p>
          </table:table-cell>
          <table:table-cell table:style-name="ce17" table:formula="of:=MAX([$doge.$E$6] - [.$C6]; 0)" office:value-type="float" office:value="43" calcext:value-type="float">
            <text:p>43</text:p>
          </table:table-cell>
          <table:table-cell table:style-name="ce17" table:formula="of:=MAX([$doge.$E$7] - [.$C6]; 0)" office:value-type="float" office:value="48" calcext:value-type="float">
            <text:p>48</text:p>
          </table:table-cell>
          <table:table-cell table:style-name="ce17"/>
          <table:table-cell table:style-name="ce18" table:formula="of:=MAX([$hors.$E$3] - [.$C6]/2; 0)*MAX(1 - [.$D6]/200;0)" office:value-type="float" office:value="64.01" calcext:value-type="float">
            <text:p>64.0</text:p>
          </table:table-cell>
          <table:table-cell table:style-name="ce18" table:formula="of:=MAX([$hors.$E$4] - [.$C6]/2; 0)*MAX(1 - [.$D6]/200;0)" office:value-type="float" office:value="76.985" calcext:value-type="float">
            <text:p>77.0</text:p>
          </table:table-cell>
          <table:table-cell table:style-name="ce18" table:formula="of:=MAX([$hors.$E$5] - [.$C6]/2; 0)*MAX(1 - [.$D6]/200;0)" office:value-type="float" office:value="98.61" calcext:value-type="float">
            <text:p>98.6</text:p>
          </table:table-cell>
          <table:table-cell table:style-name="ce18" table:formula="of:=MAX([$hors.$E$6] - [.$C6]/2; 0)*MAX(1 - [.$D6]/200;0)" office:value-type="float" office:value="120.235" calcext:value-type="float">
            <text:p>120.2</text:p>
          </table:table-cell>
          <table:table-cell table:style-name="ce17"/>
          <table:table-cell table:style-name="ce18" table:formula="of:=MAX([$irgl.$E$3] - [.$C6]; 0)*MAX(1 - [.$D6]/100;0)" office:value-type="float" office:value="144.54" calcext:value-type="float">
            <text:p>144.5</text:p>
          </table:table-cell>
          <table:table-cell table:style-name="ce18" table:formula="of:=MAX([$irgl.$E$4] - [.$C6]; 0)*MAX(1 - [.$D6]/100;0)" office:value-type="float" office:value="162.79" calcext:value-type="float">
            <text:p>162.8</text:p>
          </table:table-cell>
          <table:table-cell table:style-name="ce18" table:formula="of:=MAX([$irgl.$E$5] - [.$C6]; 0)*MAX(1 - [.$D6]/100;0)" office:value-type="float" office:value="188.34" calcext:value-type="float">
            <text:p>188.3</text:p>
          </table:table-cell>
          <table:table-cell table:style-name="ce18" table:formula="of:=MAX([$irgl.$E$6] - [.$C6]; 0)*MAX(1 - [.$D6]/100;0)" office:value-type="float" office:value="217.54" calcext:value-type="float">
            <text:p>217.5</text:p>
          </table:table-cell>
          <table:table-cell table:style-name="ce17"/>
          <table:table-cell table:style-name="ce18" table:formula="of:=MAX([$sngl.$E$3]; 0)*MAX(1 - [.$D6]/100;0)" office:value-type="float" office:value="87.6" calcext:value-type="float">
            <text:p>87.6</text:p>
          </table:table-cell>
          <table:table-cell table:style-name="ce18" table:formula="of:=MAX([$sngl.$E$4]; 0)*MAX(1 - [.$D6]/100;0)" office:value-type="float" office:value="102.2" calcext:value-type="float">
            <text:p>102.2</text:p>
          </table:table-cell>
          <table:table-cell table:style-name="ce18" table:formula="of:=MAX([$sngl.$E$5]; 0)*MAX(1 - [.$D6]/100;0)" office:value-type="float" office:value="124.1" calcext:value-type="float">
            <text:p>124.1</text:p>
          </table:table-cell>
          <table:table-cell table:style-name="ce18" table:formula="of:=MAX([$sngl.$E$6]; 0)*MAX(1 - [.$D6]/100;0)" office:value-type="float" office:value="146" calcext:value-type="float">
            <text:p>146.0</text:p>
          </table:table-cell>
          <table:table-cell table:number-columns-repeated="1630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5" table:formula="of:=([.$B7] + 3 * [.$C7]) / 10 / (1 - [.$D7] * 0.006) *POWER([.$E7]; 0.75) * [.$C$14] / 13" office:value-type="float" office:value="173.67118215362" calcext:value-type="float">
            <text:p>173.7</text:p>
          </table:table-cell>
          <table:table-cell table:style-name="ce5" office:value-type="float" office:value="9" calcext:value-type="float">
            <text:p>9.0</text:p>
          </table:table-cell>
          <table:table-cell table:style-name="ce7" table:formula="of:=COM.MICROSOFT.CEILING.MATH(LN(MAX([.$G7]*4;1))^2.5+1)" office:value-type="float" office:value="26" calcext:value-type="float">
            <text:p>26</text:p>
          </table:table-cell>
          <table:table-cell table:style-name="ce7" table:formula="of:=COM.MICROSOFT.CEILING.MATH(LN(MAX([.$G7]*3.5;1))^2.5+1)" office:value-type="float" office:value="24" calcext:value-type="float">
            <text:p>24</text:p>
          </table:table-cell>
          <table:table-cell table:style-name="ce7" table:formula="of:=COM.MICROSOFT.CEILING.MATH(LN(MAX([.$G7]*3;1))^2.5+1)" office:value-type="float" office:value="21" calcext:value-type="float">
            <text:p>21</text:p>
          </table:table-cell>
          <table:table-cell table:style-name="ce7" table:formula="of:=COM.MICROSOFT.CEILING.MATH(LN(MAX([.$G7]*2.5;1))^2.5+1)" office:value-type="float" office:value="19" calcext:value-type="float">
            <text:p>19</text:p>
          </table:table-cell>
          <table:table-cell/>
          <table:table-cell table:style-name="ce5"/>
          <table:table-cell table:style-name="ce15" table:formula="of:=MAX([$Sword.E$2] - [.$C7]; 0)*[$Sword.$F$2]" office:value-type="float" office:value="69" calcext:value-type="float">
            <text:p>69.0</text:p>
          </table:table-cell>
          <table:table-cell table:style-name="ce15" table:formula="of:=MAX([$Sword.E$3] - [.$C7]; 0)*[$Sword.$F$3]" office:value-type="float" office:value="91.875" calcext:value-type="float">
            <text:p>91.9</text:p>
          </table:table-cell>
          <table:table-cell table:style-name="ce15" table:formula="of:=MAX([$Sword.E$4] - [.$C7]; 0)*[$Sword.$F$4]" office:value-type="float" office:value="117.9375" calcext:value-type="float">
            <text:p>117.9</text:p>
          </table:table-cell>
          <table:table-cell table:style-name="ce15" table:formula="of:=MAX([$Sword.E$5] - [.$C7]; 0)*[$Sword.$F$5]" office:value-type="float" office:value="147.75" calcext:value-type="float">
            <text:p>147.8</text:p>
          </table:table-cell>
          <table:table-cell table:style-name="ce15" table:formula="of:=MAX([$Sword.E$6] - [.$C7]; 0)*[$Sword.$F$6]" office:value-type="float" office:value="183" calcext:value-type="float">
            <text:p>183.0</text:p>
          </table:table-cell>
          <table:table-cell table:style-name="ce15" table:formula="of:=MAX([$Sword.E$7] - [.$C7]; 0)*[$Sword.$F$7]" office:value-type="float" office:value="220.6875" calcext:value-type="float">
            <text:p>220.7</text:p>
          </table:table-cell>
          <table:table-cell table:style-name="ce15" table:formula="of:=MAX([$Sword.E$8] - [.$C7]; 0)*[$Sword.$F$8]" office:value-type="float" office:value="261.375" calcext:value-type="float">
            <text:p>261.4</text:p>
          </table:table-cell>
          <table:table-cell table:style-name="ce15" table:formula="of:=MAX([$Sword.E$9] - [.$C7]; 0)*[$Sword.$F$9]" office:value-type="float" office:value="82.5" calcext:value-type="float">
            <text:p>82.5</text:p>
          </table:table-cell>
          <table:table-cell table:style-name="ce16"/>
          <table:table-cell table:style-name="ce15" table:formula="of:=MAX([$Axe.E$2] - [.$C7]/2; 0)*MAX(1 - [.$D7]/200;0)*[$Axe.$F$2]" office:value-type="float" office:value="84.32" calcext:value-type="float">
            <text:p>84.3</text:p>
          </table:table-cell>
          <table:table-cell table:style-name="ce15" table:formula="of:=MAX([$Axe.E$3] - [.$C7]/2; 0)*MAX(1 - [.$D7]/200;0)*[$Axe.$F$3]" office:value-type="float" office:value="108.12" calcext:value-type="float">
            <text:p>108.1</text:p>
          </table:table-cell>
          <table:table-cell table:style-name="ce15" table:formula="of:=MAX([$Axe.E$4] - [.$C7]/2; 0)*MAX(1 - [.$D7]/200;0)*[$Axe.$F$4]" office:value-type="float" office:value="135.15" calcext:value-type="float">
            <text:p>135.2</text:p>
          </table:table-cell>
          <table:table-cell table:style-name="ce15" table:formula="of:=MAX([$Axe.E$5] - [.$C7]/2; 0)*MAX(1 - [.$D7]/200;0)*[$Axe.$F$5]" office:value-type="float" office:value="166.43" calcext:value-type="float">
            <text:p>166.4</text:p>
          </table:table-cell>
          <table:table-cell table:style-name="ce15" table:formula="of:=MAX([$Axe.E$6] - [.$C7]/2; 0)*MAX(1 - [.$D7]/200;0)*[$Axe.$F$6]" office:value-type="float" office:value="200.09" calcext:value-type="float">
            <text:p>200.1</text:p>
          </table:table-cell>
          <table:table-cell table:style-name="ce15" table:formula="of:=MAX([$Axe.E$7] - [.$C7]/2; 0)*MAX(1 - [.$D7]/200;0)*[$Axe.$F$7]" office:value-type="float" office:value="237.32" calcext:value-type="float">
            <text:p>237.3</text:p>
          </table:table-cell>
          <table:table-cell table:style-name="ce16"/>
          <table:table-cell table:style-name="ce15" table:formula="of:=MAX([$Scythe.D$2]; 0)*MAX(1 - [.$D7]/100;0)*[$Scythe.$F$2]" office:value-type="float" office:value="64.4" calcext:value-type="float">
            <text:p>64.4</text:p>
          </table:table-cell>
          <table:table-cell table:style-name="ce15" table:formula="of:=MAX([$Scythe.D$3]; 0)*MAX(1 - [.$D7]/100;0)*[$Scythe.$F$3]" office:value-type="float" office:value="85.4" calcext:value-type="float">
            <text:p>85.4</text:p>
          </table:table-cell>
          <table:table-cell table:style-name="ce15" table:formula="of:=MAX([$Scythe.D$4]; 0)*MAX(1 - [.$D7]/100;0)*[$Scythe.$F$4]" office:value-type="float" office:value="109.2" calcext:value-type="float">
            <text:p>109.2</text:p>
          </table:table-cell>
          <table:table-cell table:style-name="ce15" table:formula="of:=MAX([$Scythe.D$5]; 0)*MAX(1 - [.$D7]/100;0)*[$Scythe.$F$5]" office:value-type="float" office:value="137.2" calcext:value-type="float">
            <text:p>137.2</text:p>
          </table:table-cell>
          <table:table-cell table:style-name="ce15" table:formula="of:=MAX([$Scythe.D$6]; 0)*MAX(1 - [.$D7]/100;0)*[$Scythe.$F$6]" office:value-type="float" office:value="168" calcext:value-type="float">
            <text:p>168.0</text:p>
          </table:table-cell>
          <table:table-cell table:style-name="ce15" table:formula="of:=MAX([$Scythe.D$7]; 0)*MAX(1 - [.$D7]/100;0)*[$Scythe.$F$7]" office:value-type="float" office:value="201.6" calcext:value-type="float">
            <text:p>201.6</text:p>
          </table:table-cell>
          <table:table-cell table:style-name="ce15" table:formula="of:=MAX([$Scythe.D$8]; 0)*MAX(1 - [.$D7]/100;0)*[$Scythe.$F$8]" office:value-type="float" office:value="53.2" calcext:value-type="float">
            <text:p>53.2</text:p>
          </table:table-cell>
          <table:table-cell table:style-name="ce15" table:formula="of:=MAX([$Scythe.D$9]; 0)*MAX(1 - [.$D7]/100;0)*[$Scythe.$F$9]" office:value-type="float" office:value="61.6" calcext:value-type="float">
            <text:p>61.6</text:p>
          </table:table-cell>
          <table:table-cell table:style-name="ce15" table:formula="of:=MAX([$Scythe.D$10]; 0)*MAX(1 - [.$D7]/100;0)*[$Scythe.$F$10]" office:value-type="float" office:value="70" calcext:value-type="float">
            <text:p>70.0</text:p>
          </table:table-cell>
          <table:table-cell table:style-name="ce16"/>
          <table:table-cell table:style-name="ce16" table:formula="of:=MAX([$Staff.E$2]; 0)*[$Staff.$F$2]" office:value-type="float" office:value="73.6" calcext:value-type="float">
            <text:p>73.6</text:p>
          </table:table-cell>
          <table:table-cell table:style-name="ce16" table:formula="of:=MAX([$Staff.E$3]; 0)*[$Staff.$F$3]" office:value-type="float" office:value="100" calcext:value-type="float">
            <text:p>100</text:p>
          </table:table-cell>
          <table:table-cell table:style-name="ce16" table:formula="of:=MAX([$Staff.E$4]; 0)*[$Staff.$F$4]" office:value-type="float" office:value="128" calcext:value-type="float">
            <text:p>128</text:p>
          </table:table-cell>
          <table:table-cell table:style-name="ce16" table:formula="of:=MAX([$Staff.E$5]; 0)*[$Staff.$F$5]" office:value-type="float" office:value="160.8" calcext:value-type="float">
            <text:p>160.8</text:p>
          </table:table-cell>
          <table:table-cell table:style-name="ce16" table:formula="of:=MAX([$Staff.E$6]; 0)*[$Staff.$F$6]" office:value-type="float" office:value="196" calcext:value-type="float">
            <text:p>196</text:p>
          </table:table-cell>
          <table:table-cell table:style-name="ce16" table:formula="of:=MAX([$Staff.E$7]; 0)*[$Staff.$F$7]" office:value-type="float" office:value="235.2" calcext:value-type="float">
            <text:p>235.2</text:p>
          </table:table-cell>
          <table:table-cell table:style-name="ce16"/>
          <table:table-cell table:style-name="ce15" table:formula="of:=MAX([$Bow.E$2] - [.$C7]; 0)*MAX(1 - [.$D7]/100;0)*[$Bow.$F$2]" office:value-type="float" office:value="74.2772158565964" calcext:value-type="float">
            <text:p>74.3</text:p>
          </table:table-cell>
          <table:table-cell table:style-name="ce15" table:formula="of:=MAX([$Bow.E$3] - [.$C7]; 0)*MAX(1 - [.$D7]/100;0)*[$Bow.$F$3]" office:value-type="float" office:value="98.4445352390738" calcext:value-type="float">
            <text:p>98.4</text:p>
          </table:table-cell>
          <table:table-cell table:style-name="ce15" table:formula="of:=MAX([$Bow.E$4] - [.$C7]; 0)*MAX(1 - [.$D7]/100;0)*[$Bow.$F$4]" office:value-type="float" office:value="119.926596912387" calcext:value-type="float">
            <text:p>119.9</text:p>
          </table:table-cell>
          <table:table-cell table:style-name="ce15" table:formula="of:=MAX([$Bow.E$5] - [.$C7]; 0)*MAX(1 - [.$D7]/100;0)*[$Bow.$F$5]" office:value-type="float" office:value="149.464431713193" calcext:value-type="float">
            <text:p>149.5</text:p>
          </table:table-cell>
          <table:table-cell table:style-name="ce15" table:formula="of:=MAX([$Bow.E$6] - [.$C7]; 0)*MAX(1 - [.$D7]/100;0)*[$Bow.$F$6]" office:value-type="float" office:value="179.002266513999" calcext:value-type="float">
            <text:p>179.0</text:p>
          </table:table-cell>
          <table:table-cell table:style-name="ce15" table:formula="of:=MAX([$Bow.E$7] - [.$C7]; 0)*MAX(1 - [.$D7]/100;0)*[$Bow.$F$7]" office:value-type="float" office:value="213.910616733133" calcext:value-type="float">
            <text:p>213.9</text:p>
          </table:table-cell>
          <table:table-cell table:style-name="ce16"/>
          <table:table-cell table:style-name="ce15" table:formula="of:=MAX([$Crossbow.E$2] - [.$C7]/2; 0)*MAX(1 - [.$D7]/200;0)*[$Crossbow.$F$2]" office:value-type="float" office:value="89.59" calcext:value-type="float">
            <text:p>89.6</text:p>
          </table:table-cell>
          <table:table-cell table:style-name="ce15" table:formula="of:=MAX([$Crossbow.E$3] - [.$C7]/2; 0)*MAX(1 - [.$D7]/200;0)*[$Crossbow.$F$3]" office:value-type="float" office:value="114.8775" calcext:value-type="float">
            <text:p>114.9</text:p>
          </table:table-cell>
          <table:table-cell table:style-name="ce15" table:formula="of:=MAX([$Crossbow.E$4] - [.$C7]/2; 0)*MAX(1 - [.$D7]/200;0)*[$Crossbow.$F$4]" office:value-type="float" office:value="143.922" calcext:value-type="float">
            <text:p>143.9</text:p>
          </table:table-cell>
          <table:table-cell table:style-name="ce15" table:formula="of:=MAX([$Crossbow.E$5] - [.$C7]/2; 0)*MAX(1 - [.$D7]/200;0)*[$Crossbow.$F$5]" office:value-type="float" office:value="176.29" calcext:value-type="float">
            <text:p>176.3</text:p>
          </table:table-cell>
          <table:table-cell table:style-name="ce15" table:formula="of:=MAX([$Crossbow.E$6] - [.$C7]/2; 0)*MAX(1 - [.$D7]/200;0)*[$Crossbow.$F$6]" office:value-type="float" office:value="212.86295" calcext:value-type="float">
            <text:p>212.9</text:p>
          </table:table-cell>
          <table:table-cell table:style-name="ce15" table:formula="of:=MAX([$Crossbow.E$7] - [.$C7]/2; 0)*MAX(1 - [.$D7]/200;0)*[$Crossbow.$F$7]" office:value-type="float" office:value="252.13227" calcext:value-type="float">
            <text:p>252.1</text:p>
          </table:table-cell>
          <table:table-cell table:number-columns-repeated="2"/>
          <table:table-cell table:style-name="ce17" table:formula="of:=MAX([$doge.E$3] - [.$C7]; 0)" office:value-type="float" office:value="28" calcext:value-type="float">
            <text:p>28</text:p>
          </table:table-cell>
          <table:table-cell table:style-name="ce17" table:formula="of:=MAX([$doge.$E$4] - [.$C7]; 0)" office:value-type="float" office:value="33" calcext:value-type="float">
            <text:p>33</text:p>
          </table:table-cell>
          <table:table-cell table:style-name="ce17" table:formula="of:=MAX([$doge.$E$5] - [.$C7]; 0)" office:value-type="float" office:value="38" calcext:value-type="float">
            <text:p>38</text:p>
          </table:table-cell>
          <table:table-cell table:style-name="ce17" table:formula="of:=MAX([$doge.$E$6] - [.$C7]; 0)" office:value-type="float" office:value="43" calcext:value-type="float">
            <text:p>43</text:p>
          </table:table-cell>
          <table:table-cell table:style-name="ce17" table:formula="of:=MAX([$doge.$E$7] - [.$C7]; 0)" office:value-type="float" office:value="48" calcext:value-type="float">
            <text:p>48</text:p>
          </table:table-cell>
          <table:table-cell table:style-name="ce17"/>
          <table:table-cell table:style-name="ce18" table:formula="of:=MAX([$hors.$E$3] - [.$C7]/2; 0)*MAX(1 - [.$D7]/200;0)" office:value-type="float" office:value="62.9" calcext:value-type="float">
            <text:p>62.9</text:p>
          </table:table-cell>
          <table:table-cell table:style-name="ce18" table:formula="of:=MAX([$hors.$E$4] - [.$C7]/2; 0)*MAX(1 - [.$D7]/200;0)" office:value-type="float" office:value="75.65" calcext:value-type="float">
            <text:p>75.7</text:p>
          </table:table-cell>
          <table:table-cell table:style-name="ce18" table:formula="of:=MAX([$hors.$E$5] - [.$C7]/2; 0)*MAX(1 - [.$D7]/200;0)" office:value-type="float" office:value="96.9" calcext:value-type="float">
            <text:p>96.9</text:p>
          </table:table-cell>
          <table:table-cell table:style-name="ce18" table:formula="of:=MAX([$hors.$E$6] - [.$C7]/2; 0)*MAX(1 - [.$D7]/200;0)" office:value-type="float" office:value="118.15" calcext:value-type="float">
            <text:p>118.2</text:p>
          </table:table-cell>
          <table:table-cell table:style-name="ce17"/>
          <table:table-cell table:style-name="ce18" table:formula="of:=MAX([$irgl.$E$3] - [.$C7]; 0)*MAX(1 - [.$D7]/100;0)" office:value-type="float" office:value="138.6" calcext:value-type="float">
            <text:p>138.6</text:p>
          </table:table-cell>
          <table:table-cell table:style-name="ce18" table:formula="of:=MAX([$irgl.$E$4] - [.$C7]; 0)*MAX(1 - [.$D7]/100;0)" office:value-type="float" office:value="156.1" calcext:value-type="float">
            <text:p>156.1</text:p>
          </table:table-cell>
          <table:table-cell table:style-name="ce18" table:formula="of:=MAX([$irgl.$E$5] - [.$C7]; 0)*MAX(1 - [.$D7]/100;0)" office:value-type="float" office:value="180.6" calcext:value-type="float">
            <text:p>180.6</text:p>
          </table:table-cell>
          <table:table-cell table:style-name="ce18" table:formula="of:=MAX([$irgl.$E$6] - [.$C7]; 0)*MAX(1 - [.$D7]/100;0)" office:value-type="float" office:value="208.6" calcext:value-type="float">
            <text:p>208.6</text:p>
          </table:table-cell>
          <table:table-cell table:style-name="ce17"/>
          <table:table-cell table:style-name="ce18" table:formula="of:=MAX([$sngl.$E$3]; 0)*MAX(1 - [.$D7]/100;0)" office:value-type="float" office:value="84" calcext:value-type="float">
            <text:p>84.0</text:p>
          </table:table-cell>
          <table:table-cell table:style-name="ce18" table:formula="of:=MAX([$sngl.$E$4]; 0)*MAX(1 - [.$D7]/100;0)" office:value-type="float" office:value="98" calcext:value-type="float">
            <text:p>98.0</text:p>
          </table:table-cell>
          <table:table-cell table:style-name="ce18" table:formula="of:=MAX([$sngl.$E$5]; 0)*MAX(1 - [.$D7]/100;0)" office:value-type="float" office:value="119" calcext:value-type="float">
            <text:p>119.0</text:p>
          </table:table-cell>
          <table:table-cell table:style-name="ce18" table:formula="of:=MAX([$sngl.$E$6]; 0)*MAX(1 - [.$D7]/100;0)" office:value-type="float" office:value="140" calcext:value-type="float">
            <text:p>140.0</text:p>
          </table:table-cell>
          <table:table-cell table:number-columns-repeated="1630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5" calcext:value-type="float">
            <text:p>33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table:style-name="ce5" table:formula="of:=([.$B8] + 3 * [.$C8]) / 10 / (1 - [.$D8] * 0.006) *POWER([.$E8]; 0.75) * [.$C$14] / 13" office:value-type="float" office:value="229.196474193133" calcext:value-type="float">
            <text:p>229.2</text:p>
          </table:table-cell>
          <table:table-cell table:style-name="ce5" office:value-type="float" office:value="11" calcext:value-type="float">
            <text:p>11.0</text:p>
          </table:table-cell>
          <table:table-cell table:style-name="ce7" table:formula="of:=COM.MICROSOFT.CEILING.MATH(LN(MAX([.$G8]*4;1))^2.5+1)" office:value-type="float" office:value="29" calcext:value-type="float">
            <text:p>29</text:p>
          </table:table-cell>
          <table:table-cell table:style-name="ce7" table:formula="of:=COM.MICROSOFT.CEILING.MATH(LN(MAX([.$G8]*3.5;1))^2.5+1)" office:value-type="float" office:value="27" calcext:value-type="float">
            <text:p>27</text:p>
          </table:table-cell>
          <table:table-cell table:style-name="ce7" table:formula="of:=COM.MICROSOFT.CEILING.MATH(LN(MAX([.$G8]*3;1))^2.5+1)" office:value-type="float" office:value="24" calcext:value-type="float">
            <text:p>24</text:p>
          </table:table-cell>
          <table:table-cell table:style-name="ce7" table:formula="of:=COM.MICROSOFT.CEILING.MATH(LN(MAX([.$G8]*2.5;1))^2.5+1)" office:value-type="float" office:value="21" calcext:value-type="float">
            <text:p>21</text:p>
          </table:table-cell>
          <table:table-cell/>
          <table:table-cell table:style-name="ce5"/>
          <table:table-cell table:style-name="ce15" table:formula="of:=MAX([$Sword.E$2] - [.$C8]; 0)*[$Sword.$F$2]" office:value-type="float" office:value="67.5" calcext:value-type="float">
            <text:p>67.5</text:p>
          </table:table-cell>
          <table:table-cell table:style-name="ce15" table:formula="of:=MAX([$Sword.E$3] - [.$C8]; 0)*[$Sword.$F$3]" office:value-type="float" office:value="90.375" calcext:value-type="float">
            <text:p>90.4</text:p>
          </table:table-cell>
          <table:table-cell table:style-name="ce15" table:formula="of:=MAX([$Sword.E$4] - [.$C8]; 0)*[$Sword.$F$4]" office:value-type="float" office:value="116.4375" calcext:value-type="float">
            <text:p>116.4</text:p>
          </table:table-cell>
          <table:table-cell table:style-name="ce15" table:formula="of:=MAX([$Sword.E$5] - [.$C8]; 0)*[$Sword.$F$5]" office:value-type="float" office:value="146.25" calcext:value-type="float">
            <text:p>146.3</text:p>
          </table:table-cell>
          <table:table-cell table:style-name="ce15" table:formula="of:=MAX([$Sword.E$6] - [.$C8]; 0)*[$Sword.$F$6]" office:value-type="float" office:value="181.5" calcext:value-type="float">
            <text:p>181.5</text:p>
          </table:table-cell>
          <table:table-cell table:style-name="ce15" table:formula="of:=MAX([$Sword.E$7] - [.$C8]; 0)*[$Sword.$F$7]" office:value-type="float" office:value="219.1875" calcext:value-type="float">
            <text:p>219.2</text:p>
          </table:table-cell>
          <table:table-cell table:style-name="ce15" table:formula="of:=MAX([$Sword.E$8] - [.$C8]; 0)*[$Sword.$F$8]" office:value-type="float" office:value="259.875" calcext:value-type="float">
            <text:p>259.9</text:p>
          </table:table-cell>
          <table:table-cell table:style-name="ce15" table:formula="of:=MAX([$Sword.E$9] - [.$C8]; 0)*[$Sword.$F$9]" office:value-type="float" office:value="81" calcext:value-type="float">
            <text:p>81.0</text:p>
          </table:table-cell>
          <table:table-cell table:style-name="ce16"/>
          <table:table-cell table:style-name="ce15" table:formula="of:=MAX([$Axe.E$2] - [.$C8]/2; 0)*MAX(1 - [.$D8]/200;0)*[$Axe.$F$2]" office:value-type="float" office:value="82.992" calcext:value-type="float">
            <text:p>83.0</text:p>
          </table:table-cell>
          <table:table-cell table:style-name="ce15" table:formula="of:=MAX([$Axe.E$3] - [.$C8]/2; 0)*MAX(1 - [.$D8]/200;0)*[$Axe.$F$3]" office:value-type="float" office:value="106.512" calcext:value-type="float">
            <text:p>106.5</text:p>
          </table:table-cell>
          <table:table-cell table:style-name="ce15" table:formula="of:=MAX([$Axe.E$4] - [.$C8]/2; 0)*MAX(1 - [.$D8]/200;0)*[$Axe.$F$4]" office:value-type="float" office:value="133.224" calcext:value-type="float">
            <text:p>133.2</text:p>
          </table:table-cell>
          <table:table-cell table:style-name="ce15" table:formula="of:=MAX([$Axe.E$5] - [.$C8]/2; 0)*MAX(1 - [.$D8]/200;0)*[$Axe.$F$5]" office:value-type="float" office:value="164.136" calcext:value-type="float">
            <text:p>164.1</text:p>
          </table:table-cell>
          <table:table-cell table:style-name="ce15" table:formula="of:=MAX([$Axe.E$6] - [.$C8]/2; 0)*MAX(1 - [.$D8]/200;0)*[$Axe.$F$6]" office:value-type="float" office:value="197.4" calcext:value-type="float">
            <text:p>197.4</text:p>
          </table:table-cell>
          <table:table-cell table:style-name="ce15" table:formula="of:=MAX([$Axe.E$7] - [.$C8]/2; 0)*MAX(1 - [.$D8]/200;0)*[$Axe.$F$7]" office:value-type="float" office:value="234.192" calcext:value-type="float">
            <text:p>234.2</text:p>
          </table:table-cell>
          <table:table-cell table:style-name="ce16"/>
          <table:table-cell table:style-name="ce15" table:formula="of:=MAX([$Scythe.D$2]; 0)*MAX(1 - [.$D8]/100;0)*[$Scythe.$F$2]" office:value-type="float" office:value="62.56" calcext:value-type="float">
            <text:p>62.6</text:p>
          </table:table-cell>
          <table:table-cell table:style-name="ce15" table:formula="of:=MAX([$Scythe.D$3]; 0)*MAX(1 - [.$D8]/100;0)*[$Scythe.$F$3]" office:value-type="float" office:value="82.96" calcext:value-type="float">
            <text:p>83.0</text:p>
          </table:table-cell>
          <table:table-cell table:style-name="ce15" table:formula="of:=MAX([$Scythe.D$4]; 0)*MAX(1 - [.$D8]/100;0)*[$Scythe.$F$4]" office:value-type="float" office:value="106.08" calcext:value-type="float">
            <text:p>106.1</text:p>
          </table:table-cell>
          <table:table-cell table:style-name="ce15" table:formula="of:=MAX([$Scythe.D$5]; 0)*MAX(1 - [.$D8]/100;0)*[$Scythe.$F$5]" office:value-type="float" office:value="133.28" calcext:value-type="float">
            <text:p>133.3</text:p>
          </table:table-cell>
          <table:table-cell table:style-name="ce15" table:formula="of:=MAX([$Scythe.D$6]; 0)*MAX(1 - [.$D8]/100;0)*[$Scythe.$F$6]" office:value-type="float" office:value="163.2" calcext:value-type="float">
            <text:p>163.2</text:p>
          </table:table-cell>
          <table:table-cell table:style-name="ce15" table:formula="of:=MAX([$Scythe.D$7]; 0)*MAX(1 - [.$D8]/100;0)*[$Scythe.$F$7]" office:value-type="float" office:value="195.84" calcext:value-type="float">
            <text:p>195.8</text:p>
          </table:table-cell>
          <table:table-cell table:style-name="ce15" table:formula="of:=MAX([$Scythe.D$8]; 0)*MAX(1 - [.$D8]/100;0)*[$Scythe.$F$8]" office:value-type="float" office:value="51.68" calcext:value-type="float">
            <text:p>51.7</text:p>
          </table:table-cell>
          <table:table-cell table:style-name="ce15" table:formula="of:=MAX([$Scythe.D$9]; 0)*MAX(1 - [.$D8]/100;0)*[$Scythe.$F$9]" office:value-type="float" office:value="59.84" calcext:value-type="float">
            <text:p>59.8</text:p>
          </table:table-cell>
          <table:table-cell table:style-name="ce15" table:formula="of:=MAX([$Scythe.D$10]; 0)*MAX(1 - [.$D8]/100;0)*[$Scythe.$F$10]" office:value-type="float" office:value="68" calcext:value-type="float">
            <text:p>68.0</text:p>
          </table:table-cell>
          <table:table-cell table:style-name="ce16"/>
          <table:table-cell table:style-name="ce16" table:formula="of:=MAX([$Staff.E$2]; 0)*[$Staff.$F$2]" office:value-type="float" office:value="73.6" calcext:value-type="float">
            <text:p>73.6</text:p>
          </table:table-cell>
          <table:table-cell table:style-name="ce16" table:formula="of:=MAX([$Staff.E$3]; 0)*[$Staff.$F$3]" office:value-type="float" office:value="100" calcext:value-type="float">
            <text:p>100</text:p>
          </table:table-cell>
          <table:table-cell table:style-name="ce16" table:formula="of:=MAX([$Staff.E$4]; 0)*[$Staff.$F$4]" office:value-type="float" office:value="128" calcext:value-type="float">
            <text:p>128</text:p>
          </table:table-cell>
          <table:table-cell table:style-name="ce16" table:formula="of:=MAX([$Staff.E$5]; 0)*[$Staff.$F$5]" office:value-type="float" office:value="160.8" calcext:value-type="float">
            <text:p>160.8</text:p>
          </table:table-cell>
          <table:table-cell table:style-name="ce16" table:formula="of:=MAX([$Staff.E$6]; 0)*[$Staff.$F$6]" office:value-type="float" office:value="196" calcext:value-type="float">
            <text:p>196</text:p>
          </table:table-cell>
          <table:table-cell table:style-name="ce16" table:formula="of:=MAX([$Staff.E$7]; 0)*[$Staff.$F$7]" office:value-type="float" office:value="235.2" calcext:value-type="float">
            <text:p>235.2</text:p>
          </table:table-cell>
          <table:table-cell table:style-name="ce16"/>
          <table:table-cell table:style-name="ce15" table:formula="of:=MAX([$Bow.E$2] - [.$C8]; 0)*MAX(1 - [.$D8]/100;0)*[$Bow.$F$2]" office:value-type="float" office:value="71.7130096892651" calcext:value-type="float">
            <text:p>71.7</text:p>
          </table:table-cell>
          <table:table-cell table:style-name="ce15" table:formula="of:=MAX([$Bow.E$3] - [.$C8]; 0)*MAX(1 - [.$D8]/100;0)*[$Bow.$F$3]" office:value-type="float" office:value="95.1898342322431" calcext:value-type="float">
            <text:p>95.2</text:p>
          </table:table-cell>
          <table:table-cell table:style-name="ce15" table:formula="of:=MAX([$Bow.E$4] - [.$C8]; 0)*MAX(1 - [.$D8]/100;0)*[$Bow.$F$4]" office:value-type="float" office:value="116.05812271489" calcext:value-type="float">
            <text:p>116.1</text:p>
          </table:table-cell>
          <table:table-cell table:style-name="ce15" table:formula="of:=MAX([$Bow.E$5] - [.$C8]; 0)*MAX(1 - [.$D8]/100;0)*[$Bow.$F$5]" office:value-type="float" office:value="144.75201937853" calcext:value-type="float">
            <text:p>144.8</text:p>
          </table:table-cell>
          <table:table-cell table:style-name="ce15" table:formula="of:=MAX([$Bow.E$6] - [.$C8]; 0)*MAX(1 - [.$D8]/100;0)*[$Bow.$F$6]" office:value-type="float" office:value="173.44591604217" calcext:value-type="float">
            <text:p>173.4</text:p>
          </table:table-cell>
          <table:table-cell table:style-name="ce15" table:formula="of:=MAX([$Bow.E$7] - [.$C8]; 0)*MAX(1 - [.$D8]/100;0)*[$Bow.$F$7]" office:value-type="float" office:value="207.356884826472" calcext:value-type="float">
            <text:p>207.4</text:p>
          </table:table-cell>
          <table:table-cell table:style-name="ce16"/>
          <table:table-cell table:style-name="ce15" table:formula="of:=MAX([$Crossbow.E$2] - [.$C8]/2; 0)*MAX(1 - [.$D8]/200;0)*[$Crossbow.$F$2]" office:value-type="float" office:value="88.179" calcext:value-type="float">
            <text:p>88.2</text:p>
          </table:table-cell>
          <table:table-cell table:style-name="ce15" table:formula="of:=MAX([$Crossbow.E$3] - [.$C8]/2; 0)*MAX(1 - [.$D8]/200;0)*[$Crossbow.$F$3]" office:value-type="float" office:value="113.169" calcext:value-type="float">
            <text:p>113.2</text:p>
          </table:table-cell>
          <table:table-cell table:style-name="ce15" table:formula="of:=MAX([$Crossbow.E$4] - [.$C8]/2; 0)*MAX(1 - [.$D8]/200;0)*[$Crossbow.$F$4]" office:value-type="float" office:value="141.8718" calcext:value-type="float">
            <text:p>141.9</text:p>
          </table:table-cell>
          <table:table-cell table:style-name="ce15" table:formula="of:=MAX([$Crossbow.E$5] - [.$C8]/2; 0)*MAX(1 - [.$D8]/200;0)*[$Crossbow.$F$5]" office:value-type="float" office:value="173.859" calcext:value-type="float">
            <text:p>173.9</text:p>
          </table:table-cell>
          <table:table-cell table:style-name="ce15" table:formula="of:=MAX([$Crossbow.E$6] - [.$C8]/2; 0)*MAX(1 - [.$D8]/200;0)*[$Crossbow.$F$6]" office:value-type="float" office:value="210.00168" calcext:value-type="float">
            <text:p>210.0</text:p>
          </table:table-cell>
          <table:table-cell table:style-name="ce15" table:formula="of:=MAX([$Crossbow.E$7] - [.$C8]/2; 0)*MAX(1 - [.$D8]/200;0)*[$Crossbow.$F$7]" office:value-type="float" office:value="248.809008" calcext:value-type="float">
            <text:p>248.8</text:p>
          </table:table-cell>
          <table:table-cell table:number-columns-repeated="2"/>
          <table:table-cell table:style-name="ce17" table:formula="of:=MAX([$doge.E$3] - [.$C8]; 0)" office:value-type="float" office:value="27" calcext:value-type="float">
            <text:p>27</text:p>
          </table:table-cell>
          <table:table-cell table:style-name="ce17" table:formula="of:=MAX([$doge.$E$4] - [.$C8]; 0)" office:value-type="float" office:value="32" calcext:value-type="float">
            <text:p>32</text:p>
          </table:table-cell>
          <table:table-cell table:style-name="ce17" table:formula="of:=MAX([$doge.$E$5] - [.$C8]; 0)" office:value-type="float" office:value="37" calcext:value-type="float">
            <text:p>37</text:p>
          </table:table-cell>
          <table:table-cell table:style-name="ce17" table:formula="of:=MAX([$doge.$E$6] - [.$C8]; 0)" office:value-type="float" office:value="42" calcext:value-type="float">
            <text:p>42</text:p>
          </table:table-cell>
          <table:table-cell table:style-name="ce17" table:formula="of:=MAX([$doge.$E$7] - [.$C8]; 0)" office:value-type="float" office:value="47" calcext:value-type="float">
            <text:p>47</text:p>
          </table:table-cell>
          <table:table-cell table:style-name="ce17"/>
          <table:table-cell table:style-name="ce18" table:formula="of:=MAX([$hors.$E$3] - [.$C8]/2; 0)*MAX(1 - [.$D8]/200;0)" office:value-type="float" office:value="61.74" calcext:value-type="float">
            <text:p>61.7</text:p>
          </table:table-cell>
          <table:table-cell table:style-name="ce18" table:formula="of:=MAX([$hors.$E$4] - [.$C8]/2; 0)*MAX(1 - [.$D8]/200;0)" office:value-type="float" office:value="74.34" calcext:value-type="float">
            <text:p>74.3</text:p>
          </table:table-cell>
          <table:table-cell table:style-name="ce18" table:formula="of:=MAX([$hors.$E$5] - [.$C8]/2; 0)*MAX(1 - [.$D8]/200;0)" office:value-type="float" office:value="95.34" calcext:value-type="float">
            <text:p>95.3</text:p>
          </table:table-cell>
          <table:table-cell table:style-name="ce18" table:formula="of:=MAX([$hors.$E$6] - [.$C8]/2; 0)*MAX(1 - [.$D8]/200;0)" office:value-type="float" office:value="116.34" calcext:value-type="float">
            <text:p>116.3</text:p>
          </table:table-cell>
          <table:table-cell table:style-name="ce17"/>
          <table:table-cell table:style-name="ce18" table:formula="of:=MAX([$irgl.$E$3] - [.$C8]; 0)*MAX(1 - [.$D8]/100;0)" office:value-type="float" office:value="133.96" calcext:value-type="float">
            <text:p>134.0</text:p>
          </table:table-cell>
          <table:table-cell table:style-name="ce18" table:formula="of:=MAX([$irgl.$E$4] - [.$C8]; 0)*MAX(1 - [.$D8]/100;0)" office:value-type="float" office:value="150.96" calcext:value-type="float">
            <text:p>151.0</text:p>
          </table:table-cell>
          <table:table-cell table:style-name="ce18" table:formula="of:=MAX([$irgl.$E$5] - [.$C8]; 0)*MAX(1 - [.$D8]/100;0)" office:value-type="float" office:value="174.76" calcext:value-type="float">
            <text:p>174.8</text:p>
          </table:table-cell>
          <table:table-cell table:style-name="ce18" table:formula="of:=MAX([$irgl.$E$6] - [.$C8]; 0)*MAX(1 - [.$D8]/100;0)" office:value-type="float" office:value="201.96" calcext:value-type="float">
            <text:p>202.0</text:p>
          </table:table-cell>
          <table:table-cell table:style-name="ce17"/>
          <table:table-cell table:style-name="ce18" table:formula="of:=MAX([$sngl.$E$3]; 0)*MAX(1 - [.$D8]/100;0)" office:value-type="float" office:value="81.6" calcext:value-type="float">
            <text:p>81.6</text:p>
          </table:table-cell>
          <table:table-cell table:style-name="ce18" table:formula="of:=MAX([$sngl.$E$4]; 0)*MAX(1 - [.$D8]/100;0)" office:value-type="float" office:value="95.2" calcext:value-type="float">
            <text:p>95.2</text:p>
          </table:table-cell>
          <table:table-cell table:style-name="ce18" table:formula="of:=MAX([$sngl.$E$5]; 0)*MAX(1 - [.$D8]/100;0)" office:value-type="float" office:value="115.6" calcext:value-type="float">
            <text:p>115.6</text:p>
          </table:table-cell>
          <table:table-cell table:style-name="ce18" table:formula="of:=MAX([$sngl.$E$6]; 0)*MAX(1 - [.$D8]/100;0)" office:value-type="float" office:value="136" calcext:value-type="float">
            <text:p>136.0</text:p>
          </table:table-cell>
          <table:table-cell table:number-columns-repeated="1630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0" calcext:value-type="float">
            <text:p>370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table:style-name="ce5" table:formula="of:=([.$B9] + 3 * [.$C9]) / 10 / (1 - [.$D9] * 0.006) *POWER([.$E9]; 0.75) * [.$C$14] / 13" office:value-type="float" office:value="282.960381246243" calcext:value-type="float">
            <text:p>283.0</text:p>
          </table:table-cell>
          <table:table-cell table:style-name="ce5" office:value-type="float" office:value="14" calcext:value-type="float">
            <text:p>14.0</text:p>
          </table:table-cell>
          <table:table-cell table:style-name="ce7" table:formula="of:=COM.MICROSOFT.CEILING.MATH(LN(MAX([.$G9]*4;1))^2.5+1)" office:value-type="float" office:value="34" calcext:value-type="float">
            <text:p>34</text:p>
          </table:table-cell>
          <table:table-cell table:style-name="ce7" table:formula="of:=COM.MICROSOFT.CEILING.MATH(LN(MAX([.$G9]*3.5;1))^2.5+1)" office:value-type="float" office:value="31" calcext:value-type="float">
            <text:p>31</text:p>
          </table:table-cell>
          <table:table-cell table:style-name="ce7" table:formula="of:=COM.MICROSOFT.CEILING.MATH(LN(MAX([.$G9]*3;1))^2.5+1)" office:value-type="float" office:value="29" calcext:value-type="float">
            <text:p>29</text:p>
          </table:table-cell>
          <table:table-cell table:style-name="ce7" table:formula="of:=COM.MICROSOFT.CEILING.MATH(LN(MAX([.$G9]*2.5;1))^2.5+1)" office:value-type="float" office:value="25" calcext:value-type="float">
            <text:p>25</text:p>
          </table:table-cell>
          <table:table-cell/>
          <table:table-cell table:style-name="ce5"/>
          <table:table-cell table:style-name="ce15" table:formula="of:=MAX([$Sword.E$2] - [.$C9]; 0)*[$Sword.$F$2]" office:value-type="float" office:value="66" calcext:value-type="float">
            <text:p>66.0</text:p>
          </table:table-cell>
          <table:table-cell table:style-name="ce15" table:formula="of:=MAX([$Sword.E$3] - [.$C9]; 0)*[$Sword.$F$3]" office:value-type="float" office:value="88.875" calcext:value-type="float">
            <text:p>88.9</text:p>
          </table:table-cell>
          <table:table-cell table:style-name="ce15" table:formula="of:=MAX([$Sword.E$4] - [.$C9]; 0)*[$Sword.$F$4]" office:value-type="float" office:value="114.9375" calcext:value-type="float">
            <text:p>114.9</text:p>
          </table:table-cell>
          <table:table-cell table:style-name="ce15" table:formula="of:=MAX([$Sword.E$5] - [.$C9]; 0)*[$Sword.$F$5]" office:value-type="float" office:value="144.75" calcext:value-type="float">
            <text:p>144.8</text:p>
          </table:table-cell>
          <table:table-cell table:style-name="ce15" table:formula="of:=MAX([$Sword.E$6] - [.$C9]; 0)*[$Sword.$F$6]" office:value-type="float" office:value="180" calcext:value-type="float">
            <text:p>180.0</text:p>
          </table:table-cell>
          <table:table-cell table:style-name="ce15" table:formula="of:=MAX([$Sword.E$7] - [.$C9]; 0)*[$Sword.$F$7]" office:value-type="float" office:value="217.6875" calcext:value-type="float">
            <text:p>217.7</text:p>
          </table:table-cell>
          <table:table-cell table:style-name="ce15" table:formula="of:=MAX([$Sword.E$8] - [.$C9]; 0)*[$Sword.$F$8]" office:value-type="float" office:value="258.375" calcext:value-type="float">
            <text:p>258.4</text:p>
          </table:table-cell>
          <table:table-cell table:style-name="ce15" table:formula="of:=MAX([$Sword.E$9] - [.$C9]; 0)*[$Sword.$F$9]" office:value-type="float" office:value="79.5" calcext:value-type="float">
            <text:p>79.5</text:p>
          </table:table-cell>
          <table:table-cell table:style-name="ce16"/>
          <table:table-cell table:style-name="ce15" table:formula="of:=MAX([$Axe.E$2] - [.$C9]/2; 0)*MAX(1 - [.$D9]/200;0)*[$Axe.$F$2]" office:value-type="float" office:value="81.18" calcext:value-type="float">
            <text:p>81.2</text:p>
          </table:table-cell>
          <table:table-cell table:style-name="ce15" table:formula="of:=MAX([$Axe.E$3] - [.$C9]/2; 0)*MAX(1 - [.$D9]/200;0)*[$Axe.$F$3]" office:value-type="float" office:value="104.28" calcext:value-type="float">
            <text:p>104.3</text:p>
          </table:table-cell>
          <table:table-cell table:style-name="ce15" table:formula="of:=MAX([$Axe.E$4] - [.$C9]/2; 0)*MAX(1 - [.$D9]/200;0)*[$Axe.$F$4]" office:value-type="float" office:value="130.515" calcext:value-type="float">
            <text:p>130.5</text:p>
          </table:table-cell>
          <table:table-cell table:style-name="ce15" table:formula="of:=MAX([$Axe.E$5] - [.$C9]/2; 0)*MAX(1 - [.$D9]/200;0)*[$Axe.$F$5]" office:value-type="float" office:value="160.875" calcext:value-type="float">
            <text:p>160.9</text:p>
          </table:table-cell>
          <table:table-cell table:style-name="ce15" table:formula="of:=MAX([$Axe.E$6] - [.$C9]/2; 0)*MAX(1 - [.$D9]/200;0)*[$Axe.$F$6]" office:value-type="float" office:value="193.545" calcext:value-type="float">
            <text:p>193.5</text:p>
          </table:table-cell>
          <table:table-cell table:style-name="ce15" table:formula="of:=MAX([$Axe.E$7] - [.$C9]/2; 0)*MAX(1 - [.$D9]/200;0)*[$Axe.$F$7]" office:value-type="float" office:value="229.68" calcext:value-type="float">
            <text:p>229.7</text:p>
          </table:table-cell>
          <table:table-cell table:style-name="ce16"/>
          <table:table-cell table:style-name="ce15" table:formula="of:=MAX([$Scythe.D$2]; 0)*MAX(1 - [.$D9]/100;0)*[$Scythe.$F$2]" office:value-type="float" office:value="59.8" calcext:value-type="float">
            <text:p>59.8</text:p>
          </table:table-cell>
          <table:table-cell table:style-name="ce15" table:formula="of:=MAX([$Scythe.D$3]; 0)*MAX(1 - [.$D9]/100;0)*[$Scythe.$F$3]" office:value-type="float" office:value="79.3" calcext:value-type="float">
            <text:p>79.3</text:p>
          </table:table-cell>
          <table:table-cell table:style-name="ce15" table:formula="of:=MAX([$Scythe.D$4]; 0)*MAX(1 - [.$D9]/100;0)*[$Scythe.$F$4]" office:value-type="float" office:value="101.4" calcext:value-type="float">
            <text:p>101.4</text:p>
          </table:table-cell>
          <table:table-cell table:style-name="ce15" table:formula="of:=MAX([$Scythe.D$5]; 0)*MAX(1 - [.$D9]/100;0)*[$Scythe.$F$5]" office:value-type="float" office:value="127.4" calcext:value-type="float">
            <text:p>127.4</text:p>
          </table:table-cell>
          <table:table-cell table:style-name="ce15" table:formula="of:=MAX([$Scythe.D$6]; 0)*MAX(1 - [.$D9]/100;0)*[$Scythe.$F$6]" office:value-type="float" office:value="156" calcext:value-type="float">
            <text:p>156.0</text:p>
          </table:table-cell>
          <table:table-cell table:style-name="ce15" table:formula="of:=MAX([$Scythe.D$7]; 0)*MAX(1 - [.$D9]/100;0)*[$Scythe.$F$7]" office:value-type="float" office:value="187.2" calcext:value-type="float">
            <text:p>187.2</text:p>
          </table:table-cell>
          <table:table-cell table:style-name="ce15" table:formula="of:=MAX([$Scythe.D$8]; 0)*MAX(1 - [.$D9]/100;0)*[$Scythe.$F$8]" office:value-type="float" office:value="49.4" calcext:value-type="float">
            <text:p>49.4</text:p>
          </table:table-cell>
          <table:table-cell table:style-name="ce15" table:formula="of:=MAX([$Scythe.D$9]; 0)*MAX(1 - [.$D9]/100;0)*[$Scythe.$F$9]" office:value-type="float" office:value="57.2" calcext:value-type="float">
            <text:p>57.2</text:p>
          </table:table-cell>
          <table:table-cell table:style-name="ce15" table:formula="of:=MAX([$Scythe.D$10]; 0)*MAX(1 - [.$D9]/100;0)*[$Scythe.$F$10]" office:value-type="float" office:value="65" calcext:value-type="float">
            <text:p>65.0</text:p>
          </table:table-cell>
          <table:table-cell table:style-name="ce16"/>
          <table:table-cell table:style-name="ce16" table:formula="of:=MAX([$Staff.E$2]; 0)*[$Staff.$F$2]" office:value-type="float" office:value="73.6" calcext:value-type="float">
            <text:p>73.6</text:p>
          </table:table-cell>
          <table:table-cell table:style-name="ce16" table:formula="of:=MAX([$Staff.E$3]; 0)*[$Staff.$F$3]" office:value-type="float" office:value="100" calcext:value-type="float">
            <text:p>100</text:p>
          </table:table-cell>
          <table:table-cell table:style-name="ce16" table:formula="of:=MAX([$Staff.E$4]; 0)*[$Staff.$F$4]" office:value-type="float" office:value="128" calcext:value-type="float">
            <text:p>128</text:p>
          </table:table-cell>
          <table:table-cell table:style-name="ce16" table:formula="of:=MAX([$Staff.E$5]; 0)*[$Staff.$F$5]" office:value-type="float" office:value="160.8" calcext:value-type="float">
            <text:p>160.8</text:p>
          </table:table-cell>
          <table:table-cell table:style-name="ce16" table:formula="of:=MAX([$Staff.E$6]; 0)*[$Staff.$F$6]" office:value-type="float" office:value="196" calcext:value-type="float">
            <text:p>196</text:p>
          </table:table-cell>
          <table:table-cell table:style-name="ce16" table:formula="of:=MAX([$Staff.E$7]; 0)*[$Staff.$F$7]" office:value-type="float" office:value="235.2" calcext:value-type="float">
            <text:p>235.2</text:p>
          </table:table-cell>
          <table:table-cell table:style-name="ce16"/>
          <table:table-cell table:style-name="ce15" table:formula="of:=MAX([$Bow.E$2] - [.$C9]; 0)*MAX(1 - [.$D9]/100;0)*[$Bow.$F$2]" office:value-type="float" office:value="68.1267004382681" calcext:value-type="float">
            <text:p>68.1</text:p>
          </table:table-cell>
          <table:table-cell table:style-name="ce15" table:formula="of:=MAX([$Bow.E$3] - [.$C9]; 0)*MAX(1 - [.$D9]/100;0)*[$Bow.$F$3]" office:value-type="float" office:value="90.5677827219971" calcext:value-type="float">
            <text:p>90.6</text:p>
          </table:table-cell>
          <table:table-cell table:style-name="ce15" table:formula="of:=MAX([$Bow.E$4] - [.$C9]; 0)*MAX(1 - [.$D9]/100;0)*[$Bow.$F$4]" office:value-type="float" office:value="110.515411418645" calcext:value-type="float">
            <text:p>110.5</text:p>
          </table:table-cell>
          <table:table-cell table:style-name="ce15" table:formula="of:=MAX([$Bow.E$5] - [.$C9]; 0)*MAX(1 - [.$D9]/100;0)*[$Bow.$F$5]" office:value-type="float" office:value="137.943400876536" calcext:value-type="float">
            <text:p>137.9</text:p>
          </table:table-cell>
          <table:table-cell table:style-name="ce15" table:formula="of:=MAX([$Bow.E$6] - [.$C9]; 0)*MAX(1 - [.$D9]/100;0)*[$Bow.$F$6]" office:value-type="float" office:value="165.371390334427" calcext:value-type="float">
            <text:p>165.4</text:p>
          </table:table-cell>
          <table:table-cell table:style-name="ce15" table:formula="of:=MAX([$Bow.E$7] - [.$C9]; 0)*MAX(1 - [.$D9]/100;0)*[$Bow.$F$7]" office:value-type="float" office:value="197.78628696648" calcext:value-type="float">
            <text:p>197.8</text:p>
          </table:table-cell>
          <table:table-cell table:style-name="ce16"/>
          <table:table-cell table:style-name="ce15" table:formula="of:=MAX([$Crossbow.E$2] - [.$C9]/2; 0)*MAX(1 - [.$D9]/200;0)*[$Crossbow.$F$2]" office:value-type="float" office:value="86.25375" calcext:value-type="float">
            <text:p>86.3</text:p>
          </table:table-cell>
          <table:table-cell table:style-name="ce15" table:formula="of:=MAX([$Crossbow.E$3] - [.$C9]/2; 0)*MAX(1 - [.$D9]/200;0)*[$Crossbow.$F$3]" office:value-type="float" office:value="110.7975" calcext:value-type="float">
            <text:p>110.8</text:p>
          </table:table-cell>
          <table:table-cell table:style-name="ce15" table:formula="of:=MAX([$Crossbow.E$4] - [.$C9]/2; 0)*MAX(1 - [.$D9]/200;0)*[$Crossbow.$F$4]" office:value-type="float" office:value="138.98775" calcext:value-type="float">
            <text:p>139.0</text:p>
          </table:table-cell>
          <table:table-cell table:style-name="ce15" table:formula="of:=MAX([$Crossbow.E$5] - [.$C9]/2; 0)*MAX(1 - [.$D9]/200;0)*[$Crossbow.$F$5]" office:value-type="float" office:value="170.40375" calcext:value-type="float">
            <text:p>170.4</text:p>
          </table:table-cell>
          <table:table-cell table:style-name="ce15" table:formula="of:=MAX([$Crossbow.E$6] - [.$C9]/2; 0)*MAX(1 - [.$D9]/200;0)*[$Crossbow.$F$6]" office:value-type="float" office:value="205.901025" calcext:value-type="float">
            <text:p>205.9</text:p>
          </table:table-cell>
          <table:table-cell table:style-name="ce15" table:formula="of:=MAX([$Crossbow.E$7] - [.$C9]/2; 0)*MAX(1 - [.$D9]/200;0)*[$Crossbow.$F$7]" office:value-type="float" office:value="244.015365" calcext:value-type="float">
            <text:p>244.0</text:p>
          </table:table-cell>
          <table:table-cell table:number-columns-repeated="2"/>
          <table:table-cell table:style-name="ce17" table:formula="of:=MAX([$doge.E$3] - [.$C9]; 0)" office:value-type="float" office:value="26" calcext:value-type="float">
            <text:p>26</text:p>
          </table:table-cell>
          <table:table-cell table:style-name="ce17" table:formula="of:=MAX([$doge.$E$4] - [.$C9]; 0)" office:value-type="float" office:value="31" calcext:value-type="float">
            <text:p>31</text:p>
          </table:table-cell>
          <table:table-cell table:style-name="ce17" table:formula="of:=MAX([$doge.$E$5] - [.$C9]; 0)" office:value-type="float" office:value="36" calcext:value-type="float">
            <text:p>36</text:p>
          </table:table-cell>
          <table:table-cell table:style-name="ce17" table:formula="of:=MAX([$doge.$E$6] - [.$C9]; 0)" office:value-type="float" office:value="41" calcext:value-type="float">
            <text:p>41</text:p>
          </table:table-cell>
          <table:table-cell table:style-name="ce17" table:formula="of:=MAX([$doge.$E$7] - [.$C9]; 0)" office:value-type="float" office:value="46" calcext:value-type="float">
            <text:p>46</text:p>
          </table:table-cell>
          <table:table-cell table:style-name="ce17"/>
          <table:table-cell table:style-name="ce18" table:formula="of:=MAX([$hors.$E$3] - [.$C9]/2; 0)*MAX(1 - [.$D9]/200;0)" office:value-type="float" office:value="60.225" calcext:value-type="float">
            <text:p>60.2</text:p>
          </table:table-cell>
          <table:table-cell table:style-name="ce18" table:formula="of:=MAX([$hors.$E$4] - [.$C9]/2; 0)*MAX(1 - [.$D9]/200;0)" office:value-type="float" office:value="72.6" calcext:value-type="float">
            <text:p>72.6</text:p>
          </table:table-cell>
          <table:table-cell table:style-name="ce18" table:formula="of:=MAX([$hors.$E$5] - [.$C9]/2; 0)*MAX(1 - [.$D9]/200;0)" office:value-type="float" office:value="93.225" calcext:value-type="float">
            <text:p>93.2</text:p>
          </table:table-cell>
          <table:table-cell table:style-name="ce18" table:formula="of:=MAX([$hors.$E$6] - [.$C9]/2; 0)*MAX(1 - [.$D9]/200;0)" office:value-type="float" office:value="113.85" calcext:value-type="float">
            <text:p>113.9</text:p>
          </table:table-cell>
          <table:table-cell table:style-name="ce17"/>
          <table:table-cell table:style-name="ce18" table:formula="of:=MAX([$irgl.$E$3] - [.$C9]; 0)*MAX(1 - [.$D9]/100;0)" office:value-type="float" office:value="127.4" calcext:value-type="float">
            <text:p>127.4</text:p>
          </table:table-cell>
          <table:table-cell table:style-name="ce18" table:formula="of:=MAX([$irgl.$E$4] - [.$C9]; 0)*MAX(1 - [.$D9]/100;0)" office:value-type="float" office:value="143.65" calcext:value-type="float">
            <text:p>143.7</text:p>
          </table:table-cell>
          <table:table-cell table:style-name="ce18" table:formula="of:=MAX([$irgl.$E$5] - [.$C9]; 0)*MAX(1 - [.$D9]/100;0)" office:value-type="float" office:value="166.4" calcext:value-type="float">
            <text:p>166.4</text:p>
          </table:table-cell>
          <table:table-cell table:style-name="ce18" table:formula="of:=MAX([$irgl.$E$6] - [.$C9]; 0)*MAX(1 - [.$D9]/100;0)" office:value-type="float" office:value="192.4" calcext:value-type="float">
            <text:p>192.4</text:p>
          </table:table-cell>
          <table:table-cell table:style-name="ce17"/>
          <table:table-cell table:style-name="ce18" table:formula="of:=MAX([$sngl.$E$3]; 0)*MAX(1 - [.$D9]/100;0)" office:value-type="float" office:value="78" calcext:value-type="float">
            <text:p>78.0</text:p>
          </table:table-cell>
          <table:table-cell table:style-name="ce18" table:formula="of:=MAX([$sngl.$E$4]; 0)*MAX(1 - [.$D9]/100;0)" office:value-type="float" office:value="91" calcext:value-type="float">
            <text:p>91.0</text:p>
          </table:table-cell>
          <table:table-cell table:style-name="ce18" table:formula="of:=MAX([$sngl.$E$5]; 0)*MAX(1 - [.$D9]/100;0)" office:value-type="float" office:value="110.5" calcext:value-type="float">
            <text:p>110.5</text:p>
          </table:table-cell>
          <table:table-cell table:style-name="ce18" table:formula="of:=MAX([$sngl.$E$6]; 0)*MAX(1 - [.$D9]/100;0)" office:value-type="float" office:value="130" calcext:value-type="float">
            <text:p>130.0</text:p>
          </table:table-cell>
          <table:table-cell table:number-columns-repeated="1630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>
            <draw:frame table:end-cell-address="bzmb.T29" table:end-x="0.1579in" table:end-y="0.0161in" draw:z-index="0" draw:name="Chart 1" draw:style-name="gr1" draw:text-style-name="P1" svg:width="5.1925in" svg:height="3.5787in" svg:x="0in" svg:y="0in">
              <draw:object draw:notify-on-update-of-ranges="bzmb.T1:bzmb.T1 bzmb.T3:bzmb.T9 bzmb.AB1:bzmb.AB1 bzmb.AB3:bzmb.AB9 bzmb.AI1:bzmb.AI1 bzmb.AI3:bzmb.AI9 bzmb.AS1:bzmb.AS1 bzmb.AS3:bzmb.AS9 bzmb.AZ1:bzmb.AZ1 bzmb.AZ3:bzmb.AZ9 bzmb.BG1:bzmb.BG1 bzmb.BG3:bzmb.BG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Damage Spread</text:p>
          </table:table-cell>
          <table:table-cell table:style-name="ce4" office:value-type="percentage" office:value="0.1" calcext:value-type="percentage">
            <text:p>10%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Loot Spread</text:p>
          </table:table-cell>
          <table:table-cell table:style-name="ce4" office:value-type="percentage" office:value="0.2" calcext:value-type="percentage">
            <text:p>20%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ustom Mult</text:p>
          </table:table-cell>
          <table:table-cell office:value-type="float" office:value="2.5" calcext:value-type="float">
            <text:p>2.5</text:p>
          </table:table-cell>
          <table:table-cell table:number-columns-repeated="16381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bzmb.BJ3:bzmb.CC9">
            <calcext:color-scale>
              <calcext:color-scale-entry calcext:value="0" calcext:type="minimum" calcext:color="#70ad47"/>
              <calcext:color-scale-entry calcext:value="50" calcext:type="percentile" calcext:color="#fcfcff"/>
              <calcext:color-scale-entry calcext:value="0" calcext:type="maximum" calcext:color="#7030a0"/>
            </calcext:color-scale>
          </calcext:conditional-format>
          <calcext:conditional-format calcext:target-range-address="bzmb.N3:bzmb.BG9">
            <calcext:color-scale>
              <calcext:color-scale-entry calcext:value="0" calcext:type="minimum" calcext:color="#5a8ac6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</calcext:conditional-formats>
      </table:table>
      <table:table table:name="husk" table:style-name="ta3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6" table:default-cell-style-name="Default"/>
        <table:table-column table:style-name="co15" table:default-cell-style-name="Default"/>
        <table:table-column table:style-name="co17" table:number-columns-repeated="6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number-columns-repeated="6" table:default-cell-style-name="Default"/>
        <table:table-column table:style-name="co15" table:default-cell-style-name="Default"/>
        <table:table-column table:style-name="co21" table:number-columns-repeated="6" table:default-cell-style-name="Default"/>
        <table:table-column table:style-name="co15" table:default-cell-style-name="Default"/>
        <table:table-column table:style-name="co22" table:number-columns-repeated="6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4" table:number-columns-repeated="5" table:default-cell-style-name="Default"/>
        <table:table-column table:style-name="co15" table:default-cell-style-name="Default"/>
        <table:table-column table:style-name="co25" table:number-columns-repeated="4" table:default-cell-style-name="Default"/>
        <table:table-column table:style-name="co15" table:default-cell-style-name="Default"/>
        <table:table-column table:style-name="co26" table:number-columns-repeated="4" table:default-cell-style-name="Default"/>
        <table:table-column table:style-name="co15" table:default-cell-style-name="Default"/>
        <table:table-column table:style-name="co27" table:number-columns-repeated="4" table:default-cell-style-name="Default"/>
        <table:table-column table:style-name="co25" table:number-columns-repeated="16303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Toughness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Rough Value</text:p>
          </table:table-cell>
          <table:table-cell table:style-name="ce1" office:value-type="string" calcext:value-type="string">
            <text:p>Difficulty Threshold</text:p>
          </table:table-cell>
          <table:table-cell table:style-name="ce6" office:value-type="string" calcext:value-type="string" table:number-columns-spanned="4" table:number-rows-spanned="1">
            <text:p>First Wave</text:p>
          </table:table-cell>
          <table:covered-table-cell table:number-columns-repeated="3" table:style-name="ce1"/>
          <table:table-cell table:style-name="ce1"/>
          <table:table-cell table:style-name="ce8" office:value-type="string" calcext:value-type="string">
            <text:p>Effective DPS:</text:p>
          </table:table-cell>
          <table:table-cell table:style-name="ce1" office:value-type="string" calcext:value-type="string">
            <text:p>T0 Sword</text:p>
          </table:table-cell>
          <table:table-cell table:style-name="ce1" office:value-type="string" calcext:value-type="string">
            <text:p>T1 Sword</text:p>
          </table:table-cell>
          <table:table-cell table:style-name="ce1" office:value-type="string" calcext:value-type="string">
            <text:p>T2 Sword</text:p>
          </table:table-cell>
          <table:table-cell table:style-name="ce1" office:value-type="string" calcext:value-type="string">
            <text:p>T3 Sword</text:p>
          </table:table-cell>
          <table:table-cell table:style-name="ce1" office:value-type="string" calcext:value-type="string">
            <text:p>T4 Sword</text:p>
          </table:table-cell>
          <table:table-cell table:style-name="ce1" office:value-type="string" calcext:value-type="string">
            <text:p>T5 Sword</text:p>
          </table:table-cell>
          <table:table-cell table:style-name="ce1" office:value-type="string" calcext:value-type="string">
            <text:p>T6 Sword</text:p>
          </table:table-cell>
          <table:table-cell table:style-name="ce1" office:value-type="string" calcext:value-type="string">
            <text:p>Soldier</text:p>
          </table:table-cell>
          <table:table-cell table:style-name="ce1"/>
          <table:table-cell table:style-name="ce1" office:value-type="string" calcext:value-type="string">
            <text:p>T1 Axe</text:p>
          </table:table-cell>
          <table:table-cell table:style-name="ce1" office:value-type="string" calcext:value-type="string">
            <text:p>T2 Axe</text:p>
          </table:table-cell>
          <table:table-cell table:style-name="ce1" office:value-type="string" calcext:value-type="string">
            <text:p>T3 Axe</text:p>
          </table:table-cell>
          <table:table-cell table:style-name="ce1" office:value-type="string" calcext:value-type="string">
            <text:p>T4 Axe</text:p>
          </table:table-cell>
          <table:table-cell table:style-name="ce1" office:value-type="string" calcext:value-type="string">
            <text:p>T5 Axe</text:p>
          </table:table-cell>
          <table:table-cell table:style-name="ce1" office:value-type="string" calcext:value-type="string">
            <text:p>T6 Axe</text:p>
          </table:table-cell>
          <table:table-cell table:style-name="ce1"/>
          <table:table-cell table:style-name="ce1" office:value-type="string" calcext:value-type="string">
            <text:p>T1 Scythe</text:p>
          </table:table-cell>
          <table:table-cell table:style-name="ce1" office:value-type="string" calcext:value-type="string">
            <text:p>T2 Scythe</text:p>
          </table:table-cell>
          <table:table-cell table:style-name="ce1" office:value-type="string" calcext:value-type="string">
            <text:p>T3 Scythe</text:p>
          </table:table-cell>
          <table:table-cell table:style-name="ce1" office:value-type="string" calcext:value-type="string">
            <text:p>T4 Scythe</text:p>
          </table:table-cell>
          <table:table-cell table:style-name="ce1" office:value-type="string" calcext:value-type="string">
            <text:p>T5 Scythe</text:p>
          </table:table-cell>
          <table:table-cell table:style-name="ce1" office:value-type="string" calcext:value-type="string">
            <text:p>T6 Scythe</text:p>
          </table:table-cell>
          <table:table-cell table:style-name="ce1" office:value-type="string" calcext:value-type="string">
            <text:p>Reaper I</text:p>
          </table:table-cell>
          <table:table-cell table:style-name="ce1" office:value-type="string" calcext:value-type="string">
            <text:p>Reaper II</text:p>
          </table:table-cell>
          <table:table-cell table:style-name="ce1" office:value-type="string" calcext:value-type="string">
            <text:p>Reaper III</text:p>
          </table:table-cell>
          <table:table-cell table:style-name="ce1"/>
          <table:table-cell table:style-name="ce1" office:value-type="string" calcext:value-type="string">
            <text:p>T1 Staff</text:p>
          </table:table-cell>
          <table:table-cell table:style-name="ce1" office:value-type="string" calcext:value-type="string">
            <text:p>T2 Staff</text:p>
          </table:table-cell>
          <table:table-cell table:style-name="ce1" office:value-type="string" calcext:value-type="string">
            <text:p>T3 Staff</text:p>
          </table:table-cell>
          <table:table-cell table:style-name="ce1" office:value-type="string" calcext:value-type="string">
            <text:p>T4 Staff</text:p>
          </table:table-cell>
          <table:table-cell table:style-name="ce1" office:value-type="string" calcext:value-type="string">
            <text:p>T5 Staff</text:p>
          </table:table-cell>
          <table:table-cell table:style-name="ce1" office:value-type="string" calcext:value-type="string">
            <text:p>T6 Staff</text:p>
          </table:table-cell>
          <table:table-cell table:style-name="ce1"/>
          <table:table-cell table:style-name="ce1" office:value-type="string" calcext:value-type="string">
            <text:p>T1 Bow</text:p>
          </table:table-cell>
          <table:table-cell table:style-name="ce1" office:value-type="string" calcext:value-type="string">
            <text:p>T2 Bow</text:p>
          </table:table-cell>
          <table:table-cell table:style-name="ce1" office:value-type="string" calcext:value-type="string">
            <text:p>T3 Bow</text:p>
          </table:table-cell>
          <table:table-cell table:style-name="ce1" office:value-type="string" calcext:value-type="string">
            <text:p>T4 Bow</text:p>
          </table:table-cell>
          <table:table-cell table:style-name="ce1" office:value-type="string" calcext:value-type="string">
            <text:p>T5 Bow</text:p>
          </table:table-cell>
          <table:table-cell table:style-name="ce1" office:value-type="string" calcext:value-type="string">
            <text:p>T6 Bow</text:p>
          </table:table-cell>
          <table:table-cell table:style-name="ce1"/>
          <table:table-cell table:style-name="ce1" office:value-type="string" calcext:value-type="string">
            <text:p>T1 Crossbow</text:p>
          </table:table-cell>
          <table:table-cell table:style-name="ce1" office:value-type="string" calcext:value-type="string">
            <text:p>T2 Crossbow</text:p>
          </table:table-cell>
          <table:table-cell table:style-name="ce1" office:value-type="string" calcext:value-type="string">
            <text:p>T3 Crossbow</text:p>
          </table:table-cell>
          <table:table-cell table:style-name="ce1" office:value-type="string" calcext:value-type="string">
            <text:p>T4 Crossbow</text:p>
          </table:table-cell>
          <table:table-cell table:style-name="ce1" office:value-type="string" calcext:value-type="string">
            <text:p>T5 Crossbow</text:p>
          </table:table-cell>
          <table:table-cell table:style-name="ce1" office:value-type="string" calcext:value-type="string">
            <text:p>T6 Crossbow</text:p>
          </table:table-cell>
          <table:table-cell table:style-name="ce1"/>
          <table:table-cell table:style-name="ce1" office:value-type="string" calcext:value-type="string">
            <text:p>Effective 1S Dmg:</text:p>
          </table:table-cell>
          <table:table-cell table:style-name="ce1" office:value-type="string" calcext:value-type="string">
            <text:p>Lvl 1 doge</text:p>
          </table:table-cell>
          <table:table-cell table:style-name="ce1" office:value-type="string" calcext:value-type="string">
            <text:p>Lvl 2 doge</text:p>
          </table:table-cell>
          <table:table-cell table:style-name="ce1" office:value-type="string" calcext:value-type="string">
            <text:p>Lvl 3 doge</text:p>
          </table:table-cell>
          <table:table-cell table:style-name="ce1" office:value-type="string" calcext:value-type="string">
            <text:p>Lvl 4 doge</text:p>
          </table:table-cell>
          <table:table-cell table:style-name="ce1" office:value-type="string" calcext:value-type="string">
            <text:p>Lvl 5 doge</text:p>
          </table:table-cell>
          <table:table-cell table:style-name="ce1"/>
          <table:table-cell table:style-name="ce1" office:value-type="string" calcext:value-type="string">
            <text:p>Lvl 1 hors</text:p>
          </table:table-cell>
          <table:table-cell table:style-name="ce1" office:value-type="string" calcext:value-type="string">
            <text:p>Lvl 2 hors</text:p>
          </table:table-cell>
          <table:table-cell table:style-name="ce1" office:value-type="string" calcext:value-type="string">
            <text:p>Lvl 3 hors</text:p>
          </table:table-cell>
          <table:table-cell table:style-name="ce1" office:value-type="string" calcext:value-type="string">
            <text:p>Lvl 4 hors</text:p>
          </table:table-cell>
          <table:table-cell table:style-name="ce1"/>
          <table:table-cell table:style-name="ce1" office:value-type="string" calcext:value-type="string">
            <text:p>Lvl 1 irgl</text:p>
          </table:table-cell>
          <table:table-cell table:style-name="ce1" office:value-type="string" calcext:value-type="string">
            <text:p>Lvl 2 irgl</text:p>
          </table:table-cell>
          <table:table-cell table:style-name="ce1" office:value-type="string" calcext:value-type="string">
            <text:p>Lvl 3 irgl</text:p>
          </table:table-cell>
          <table:table-cell table:style-name="ce1" office:value-type="string" calcext:value-type="string">
            <text:p>Lvl 4 irgl</text:p>
          </table:table-cell>
          <table:table-cell table:style-name="ce1"/>
          <table:table-cell table:style-name="ce1" office:value-type="string" calcext:value-type="string">
            <text:p>Lvl 1 sngl</text:p>
          </table:table-cell>
          <table:table-cell table:style-name="ce1" office:value-type="string" calcext:value-type="string">
            <text:p>Lvl 2 sngl</text:p>
          </table:table-cell>
          <table:table-cell table:style-name="ce1" office:value-type="string" calcext:value-type="string">
            <text:p>Lvl 3 sngl</text:p>
          </table:table-cell>
          <table:table-cell table:style-name="ce1" office:value-type="string" calcext:value-type="string">
            <text:p>Lvl 4 sngl</text:p>
          </table:table-cell>
          <table:table-cell table:style-name="ce1" table:number-columns-repeated="16303"/>
        </table:table-row>
        <table:table-row table:style-name="ro1">
          <table:table-cell table:style-name="ce1"/>
          <table:table-cell table:style-name="ce3" table:number-columns-repeated="6"/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Hard</text:p>
          </table:table-cell>
          <table:table-cell table:style-name="ce3" office:value-type="string" calcext:value-type="string">
            <text:p>Insane</text:p>
          </table:table-cell>
          <table:table-cell table:style-name="ce3"/>
          <table:table-cell table:style-name="ce9" office:value-type="string" calcext:value-type="string">
            <text:p>Balanced To:</text:p>
          </table:table-cell>
          <table:table-cell table:style-name="ce10" office:value-type="string" calcext:value-type="string" table:number-columns-spanned="8" table:number-rows-spanned="1">
            <text:p>Crit</text:p>
          </table:table-cell>
          <table:covered-table-cell table:number-columns-repeated="7" table:style-name="ce3"/>
          <table:table-cell table:style-name="ce3"/>
          <table:table-cell table:style-name="ce10" office:value-type="string" calcext:value-type="string" table:number-columns-spanned="6" table:number-rows-spanned="1">
            <text:p>Crit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9" table:number-rows-spanned="1">
            <text:p>Norm</text:p>
          </table:table-cell>
          <table:covered-table-cell table:number-columns-repeated="8" table:style-name="ce3"/>
          <table:table-cell table:style-name="ce3"/>
          <table:table-cell table:style-name="ce10" office:value-type="string" calcext:value-type="string" table:number-columns-spanned="6" table:number-rows-spanned="1">
            <text:p>x=4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6" table:number-rows-spanned="1">
            <text:p>r=20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6" table:number-rows-spanned="1">
            <text:p>alpha=0.4</text:p>
          </table:table-cell>
          <table:covered-table-cell table:number-columns-repeated="5" table:style-name="ce3"/>
          <table:table-cell table:style-name="ce3" table:number-columns-repeated="163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style-name="ce5" table:formula="of:=([.$B3] + 3 * [.$C3]) / 10 / (1 - [.$D3] * 0.006) *POWER([.$E3]; 0.75) * [.$C$14] / 13" office:value-type="float" office:value="66.7375367436123" calcext:value-type="float">
            <text:p>66.7</text:p>
          </table:table-cell>
          <table:table-cell table:style-name="ce5" office:value-type="float" office:value="0" calcext:value-type="float">
            <text:p>0.0</text:p>
          </table:table-cell>
          <table:table-cell table:style-name="ce7" table:formula="of:=COM.MICROSOFT.CEILING.MATH(LN(MAX([.$G3]*4;1))^2.5+1)" office:value-type="float" office:value="1" calcext:value-type="float">
            <text:p>1</text:p>
          </table:table-cell>
          <table:table-cell table:style-name="ce7" table:formula="of:=COM.MICROSOFT.CEILING.MATH(LN(MAX([.$G3]*3.5;1))^2.5+1)" office:value-type="float" office:value="1" calcext:value-type="float">
            <text:p>1</text:p>
          </table:table-cell>
          <table:table-cell table:style-name="ce7" table:formula="of:=COM.MICROSOFT.CEILING.MATH(LN(MAX([.$G3]*3;1))^2.5+1)" office:value-type="float" office:value="1" calcext:value-type="float">
            <text:p>1</text:p>
          </table:table-cell>
          <table:table-cell table:style-name="ce7" table:formula="of:=COM.MICROSOFT.CEILING.MATH(LN(MAX([.$G3]*2.5;1))^2.5+1)" office:value-type="float" office:value="1" calcext:value-type="float">
            <text:p>1</text:p>
          </table:table-cell>
          <table:table-cell/>
          <table:table-cell table:style-name="ce5"/>
          <table:table-cell table:style-name="ce19" table:formula="of:=MAX([$Sword.E$2] - [.$C3]; 0)*[$Sword.$F$2]" office:value-type="float" office:value="72" calcext:value-type="float">
            <text:p>72.0</text:p>
          </table:table-cell>
          <table:table-cell table:style-name="ce19" table:formula="of:=MAX([$Sword.E$3] - [.$C3]; 0)*[$Sword.$F$3]" office:value-type="float" office:value="94.875" calcext:value-type="float">
            <text:p>94.9</text:p>
          </table:table-cell>
          <table:table-cell table:style-name="ce19" table:formula="of:=MAX([$Sword.E$4] - [.$C3]; 0)*[$Sword.$F$4]" office:value-type="float" office:value="120.9375" calcext:value-type="float">
            <text:p>120.9</text:p>
          </table:table-cell>
          <table:table-cell table:style-name="ce19" table:formula="of:=MAX([$Sword.E$5] - [.$C3]; 0)*[$Sword.$F$5]" office:value-type="float" office:value="150.75" calcext:value-type="float">
            <text:p>150.8</text:p>
          </table:table-cell>
          <table:table-cell table:style-name="ce19" table:formula="of:=MAX([$Sword.E$6] - [.$C3]; 0)*[$Sword.$F$6]" office:value-type="float" office:value="186" calcext:value-type="float">
            <text:p>186.0</text:p>
          </table:table-cell>
          <table:table-cell table:style-name="ce19" table:formula="of:=MAX([$Sword.E$7] - [.$C3]; 0)*[$Sword.$F$7]" office:value-type="float" office:value="223.6875" calcext:value-type="float">
            <text:p>223.7</text:p>
          </table:table-cell>
          <table:table-cell table:style-name="ce19" table:formula="of:=MAX([$Sword.E$8] - [.$C3]; 0)*[$Sword.$F$8]" office:value-type="float" office:value="264.375" calcext:value-type="float">
            <text:p>264.4</text:p>
          </table:table-cell>
          <table:table-cell table:style-name="ce19" table:formula="of:=MAX([$Sword.E$9] - [.$C3]; 0)*[$Sword.$F$9]" office:value-type="float" office:value="85.5" calcext:value-type="float">
            <text:p>85.5</text:p>
          </table:table-cell>
          <table:table-cell table:style-name="ce20"/>
          <table:table-cell table:style-name="ce19" table:formula="of:=MAX([$Axe.E$2] - [.$C3]/2; 0)*MAX(1 - [.$D3]/200;0)*[$Axe.$F$2]" office:value-type="float" office:value="85" calcext:value-type="float">
            <text:p>85.0</text:p>
          </table:table-cell>
          <table:table-cell table:style-name="ce19" table:formula="of:=MAX([$Axe.E$3] - [.$C3]/2; 0)*MAX(1 - [.$D3]/200;0)*[$Axe.$F$3]" office:value-type="float" office:value="108.8" calcext:value-type="float">
            <text:p>108.8</text:p>
          </table:table-cell>
          <table:table-cell table:style-name="ce19" table:formula="of:=MAX([$Axe.E$4] - [.$C3]/2; 0)*MAX(1 - [.$D3]/200;0)*[$Axe.$F$4]" office:value-type="float" office:value="135.83" calcext:value-type="float">
            <text:p>135.8</text:p>
          </table:table-cell>
          <table:table-cell table:style-name="ce19" table:formula="of:=MAX([$Axe.E$5] - [.$C3]/2; 0)*MAX(1 - [.$D3]/200;0)*[$Axe.$F$5]" office:value-type="float" office:value="167.11" calcext:value-type="float">
            <text:p>167.1</text:p>
          </table:table-cell>
          <table:table-cell table:style-name="ce19" table:formula="of:=MAX([$Axe.E$6] - [.$C3]/2; 0)*MAX(1 - [.$D3]/200;0)*[$Axe.$F$6]" office:value-type="float" office:value="200.77" calcext:value-type="float">
            <text:p>200.8</text:p>
          </table:table-cell>
          <table:table-cell table:style-name="ce19" table:formula="of:=MAX([$Axe.E$7] - [.$C3]/2; 0)*MAX(1 - [.$D3]/200;0)*[$Axe.$F$7]" office:value-type="float" office:value="238" calcext:value-type="float">
            <text:p>238.0</text:p>
          </table:table-cell>
          <table:table-cell table:style-name="ce20"/>
          <table:table-cell table:style-name="ce19" table:formula="of:=MAX([$Scythe.D$2]; 0)*MAX(1 - [.$D3]/100;0)*[$Scythe.$F$2]" office:value-type="float" office:value="64.4" calcext:value-type="float">
            <text:p>64.4</text:p>
          </table:table-cell>
          <table:table-cell table:style-name="ce19" table:formula="of:=MAX([$Scythe.D$3]; 0)*MAX(1 - [.$D3]/100;0)*[$Scythe.$F$3]" office:value-type="float" office:value="85.4" calcext:value-type="float">
            <text:p>85.4</text:p>
          </table:table-cell>
          <table:table-cell table:style-name="ce19" table:formula="of:=MAX([$Scythe.D$4]; 0)*MAX(1 - [.$D3]/100;0)*[$Scythe.$F$4]" office:value-type="float" office:value="109.2" calcext:value-type="float">
            <text:p>109.2</text:p>
          </table:table-cell>
          <table:table-cell table:style-name="ce19" table:formula="of:=MAX([$Scythe.D$5]; 0)*MAX(1 - [.$D3]/100;0)*[$Scythe.$F$5]" office:value-type="float" office:value="137.2" calcext:value-type="float">
            <text:p>137.2</text:p>
          </table:table-cell>
          <table:table-cell table:style-name="ce19" table:formula="of:=MAX([$Scythe.D$6]; 0)*MAX(1 - [.$D3]/100;0)*[$Scythe.$F$6]" office:value-type="float" office:value="168" calcext:value-type="float">
            <text:p>168.0</text:p>
          </table:table-cell>
          <table:table-cell table:style-name="ce19" table:formula="of:=MAX([$Scythe.D$7]; 0)*MAX(1 - [.$D3]/100;0)*[$Scythe.$F$7]" office:value-type="float" office:value="201.6" calcext:value-type="float">
            <text:p>201.6</text:p>
          </table:table-cell>
          <table:table-cell table:style-name="ce19" table:formula="of:=MAX([$Scythe.D$8]; 0)*MAX(1 - [.$D3]/100;0)*[$Scythe.$F$8]" office:value-type="float" office:value="53.2" calcext:value-type="float">
            <text:p>53.2</text:p>
          </table:table-cell>
          <table:table-cell table:style-name="ce19" table:formula="of:=MAX([$Scythe.D$9]; 0)*MAX(1 - [.$D3]/100;0)*[$Scythe.$F$9]" office:value-type="float" office:value="61.6" calcext:value-type="float">
            <text:p>61.6</text:p>
          </table:table-cell>
          <table:table-cell table:style-name="ce19" table:formula="of:=MAX([$Scythe.D$10]; 0)*MAX(1 - [.$D3]/100;0)*[$Scythe.$F$10]" office:value-type="float" office:value="70" calcext:value-type="float">
            <text:p>70.0</text:p>
          </table:table-cell>
          <table:table-cell table:style-name="ce20"/>
          <table:table-cell table:style-name="ce20" table:formula="of:=MAX([$Staff.E$2]; 0)*[$Staff.$F$2]" office:value-type="float" office:value="73.6" calcext:value-type="float">
            <text:p>73.6</text:p>
          </table:table-cell>
          <table:table-cell table:style-name="ce20" table:formula="of:=MAX([$Staff.E$3]; 0)*[$Staff.$F$3]" office:value-type="float" office:value="100" calcext:value-type="float">
            <text:p>100</text:p>
          </table:table-cell>
          <table:table-cell table:style-name="ce20" table:formula="of:=MAX([$Staff.E$4]; 0)*[$Staff.$F$4]" office:value-type="float" office:value="128" calcext:value-type="float">
            <text:p>128</text:p>
          </table:table-cell>
          <table:table-cell table:style-name="ce20" table:formula="of:=MAX([$Staff.E$5]; 0)*[$Staff.$F$5]" office:value-type="float" office:value="160.8" calcext:value-type="float">
            <text:p>160.8</text:p>
          </table:table-cell>
          <table:table-cell table:style-name="ce20" table:formula="of:=MAX([$Staff.E$6]; 0)*[$Staff.$F$6]" office:value-type="float" office:value="196" calcext:value-type="float">
            <text:p>196</text:p>
          </table:table-cell>
          <table:table-cell table:style-name="ce20" table:formula="of:=MAX([$Staff.E$7]; 0)*[$Staff.$F$7]" office:value-type="float" office:value="235.2" calcext:value-type="float">
            <text:p>235.2</text:p>
          </table:table-cell>
          <table:table-cell table:style-name="ce20"/>
          <table:table-cell table:style-name="ce19" table:formula="of:=MAX([$Bow.E$2] - [.$C3]; 0)*MAX(1 - [.$D3]/100;0)*[$Bow.$F$2]" office:value-type="float" office:value="75.1872158565964" calcext:value-type="float">
            <text:p>75.2</text:p>
          </table:table-cell>
          <table:table-cell table:style-name="ce19" table:formula="of:=MAX([$Bow.E$3] - [.$C3]; 0)*MAX(1 - [.$D3]/100;0)*[$Bow.$F$3]" office:value-type="float" office:value="99.3545352390738" calcext:value-type="float">
            <text:p>99.4</text:p>
          </table:table-cell>
          <table:table-cell table:style-name="ce19" table:formula="of:=MAX([$Bow.E$4] - [.$C3]; 0)*MAX(1 - [.$D3]/100;0)*[$Bow.$F$4]" office:value-type="float" office:value="120.836596912387" calcext:value-type="float">
            <text:p>120.8</text:p>
          </table:table-cell>
          <table:table-cell table:style-name="ce19" table:formula="of:=MAX([$Bow.E$5] - [.$C3]; 0)*MAX(1 - [.$D3]/100;0)*[$Bow.$F$5]" office:value-type="float" office:value="150.374431713193" calcext:value-type="float">
            <text:p>150.4</text:p>
          </table:table-cell>
          <table:table-cell table:style-name="ce19" table:formula="of:=MAX([$Bow.E$6] - [.$C3]; 0)*MAX(1 - [.$D3]/100;0)*[$Bow.$F$6]" office:value-type="float" office:value="179.912266513999" calcext:value-type="float">
            <text:p>179.9</text:p>
          </table:table-cell>
          <table:table-cell table:style-name="ce19" table:formula="of:=MAX([$Bow.E$7] - [.$C3]; 0)*MAX(1 - [.$D3]/100;0)*[$Bow.$F$7]" office:value-type="float" office:value="214.820616733133" calcext:value-type="float">
            <text:p>214.8</text:p>
          </table:table-cell>
          <table:table-cell table:style-name="ce20"/>
          <table:table-cell table:style-name="ce19" table:formula="of:=MAX([$Crossbow.E$2] - [.$C3]/2; 0)*MAX(1 - [.$D3]/200;0)*[$Crossbow.$F$2]" office:value-type="float" office:value="90.3125" calcext:value-type="float">
            <text:p>90.3</text:p>
          </table:table-cell>
          <table:table-cell table:style-name="ce19" table:formula="of:=MAX([$Crossbow.E$3] - [.$C3]/2; 0)*MAX(1 - [.$D3]/200;0)*[$Crossbow.$F$3]" office:value-type="float" office:value="115.6" calcext:value-type="float">
            <text:p>115.6</text:p>
          </table:table-cell>
          <table:table-cell table:style-name="ce19" table:formula="of:=MAX([$Crossbow.E$4] - [.$C3]/2; 0)*MAX(1 - [.$D3]/200;0)*[$Crossbow.$F$4]" office:value-type="float" office:value="144.6445" calcext:value-type="float">
            <text:p>144.6</text:p>
          </table:table-cell>
          <table:table-cell table:style-name="ce19" table:formula="of:=MAX([$Crossbow.E$5] - [.$C3]/2; 0)*MAX(1 - [.$D3]/200;0)*[$Crossbow.$F$5]" office:value-type="float" office:value="177.0125" calcext:value-type="float">
            <text:p>177.0</text:p>
          </table:table-cell>
          <table:table-cell table:style-name="ce19" table:formula="of:=MAX([$Crossbow.E$6] - [.$C3]/2; 0)*MAX(1 - [.$D3]/200;0)*[$Crossbow.$F$6]" office:value-type="float" office:value="213.58545" calcext:value-type="float">
            <text:p>213.6</text:p>
          </table:table-cell>
          <table:table-cell table:style-name="ce19" table:formula="of:=MAX([$Crossbow.E$7] - [.$C3]/2; 0)*MAX(1 - [.$D3]/200;0)*[$Crossbow.$F$7]" office:value-type="float" office:value="252.85477" calcext:value-type="float">
            <text:p>252.9</text:p>
          </table:table-cell>
          <table:table-cell table:number-columns-repeated="2"/>
          <table:table-cell table:style-name="ce21" table:formula="of:=MAX([$doge.E$3] - [.$C3]; 0)" office:value-type="float" office:value="30" calcext:value-type="float">
            <text:p>30</text:p>
          </table:table-cell>
          <table:table-cell table:style-name="ce21" table:formula="of:=MAX([$doge.$E$4] - [.$C3]; 0)" office:value-type="float" office:value="35" calcext:value-type="float">
            <text:p>35</text:p>
          </table:table-cell>
          <table:table-cell table:style-name="ce21" table:formula="of:=MAX([$doge.$E$5] - [.$C3]; 0)" office:value-type="float" office:value="40" calcext:value-type="float">
            <text:p>40</text:p>
          </table:table-cell>
          <table:table-cell table:style-name="ce21" table:formula="of:=MAX([$doge.$E$6] - [.$C3]; 0)" office:value-type="float" office:value="45" calcext:value-type="float">
            <text:p>45</text:p>
          </table:table-cell>
          <table:table-cell table:style-name="ce21" table:formula="of:=MAX([$doge.$E$7] - [.$C3]; 0)" office:value-type="float" office:value="50" calcext:value-type="float">
            <text:p>50</text:p>
          </table:table-cell>
          <table:table-cell table:style-name="ce21"/>
          <table:table-cell table:style-name="ce22" table:formula="of:=MAX([$hors.$E$3] - [.$C3]/2; 0)*MAX(1 - [.$D3]/200;0)" office:value-type="float" office:value="63.75" calcext:value-type="float">
            <text:p>63.8</text:p>
          </table:table-cell>
          <table:table-cell table:style-name="ce22" table:formula="of:=MAX([$hors.$E$4] - [.$C3]/2; 0)*MAX(1 - [.$D3]/200;0)" office:value-type="float" office:value="76.5" calcext:value-type="float">
            <text:p>76.5</text:p>
          </table:table-cell>
          <table:table-cell table:style-name="ce22" table:formula="of:=MAX([$hors.$E$5] - [.$C3]/2; 0)*MAX(1 - [.$D3]/200;0)" office:value-type="float" office:value="97.75" calcext:value-type="float">
            <text:p>97.8</text:p>
          </table:table-cell>
          <table:table-cell table:style-name="ce22" table:formula="of:=MAX([$hors.$E$6] - [.$C3]/2; 0)*MAX(1 - [.$D3]/200;0)" office:value-type="float" office:value="119" calcext:value-type="float">
            <text:p>119.0</text:p>
          </table:table-cell>
          <table:table-cell table:style-name="ce21"/>
          <table:table-cell table:style-name="ce22" table:formula="of:=MAX([$irgl.$E$3] - [.$C3]; 0)*MAX(1 - [.$D3]/100;0)" office:value-type="float" office:value="140" calcext:value-type="float">
            <text:p>140.0</text:p>
          </table:table-cell>
          <table:table-cell table:style-name="ce22" table:formula="of:=MAX([$irgl.$E$4] - [.$C3]; 0)*MAX(1 - [.$D3]/100;0)" office:value-type="float" office:value="157.5" calcext:value-type="float">
            <text:p>157.5</text:p>
          </table:table-cell>
          <table:table-cell table:style-name="ce22" table:formula="of:=MAX([$irgl.$E$5] - [.$C3]; 0)*MAX(1 - [.$D3]/100;0)" office:value-type="float" office:value="182" calcext:value-type="float">
            <text:p>182.0</text:p>
          </table:table-cell>
          <table:table-cell table:style-name="ce22" table:formula="of:=MAX([$irgl.$E$6] - [.$C3]; 0)*MAX(1 - [.$D3]/100;0)" office:value-type="float" office:value="210" calcext:value-type="float">
            <text:p>210.0</text:p>
          </table:table-cell>
          <table:table-cell table:style-name="ce21"/>
          <table:table-cell table:style-name="ce22" table:formula="of:=MAX([$sngl.$E$3]; 0)*MAX(1 - [.$D3]/100;0)" office:value-type="float" office:value="84" calcext:value-type="float">
            <text:p>84.0</text:p>
          </table:table-cell>
          <table:table-cell table:style-name="ce22" table:formula="of:=MAX([$sngl.$E$4]; 0)*MAX(1 - [.$D3]/100;0)" office:value-type="float" office:value="98" calcext:value-type="float">
            <text:p>98.0</text:p>
          </table:table-cell>
          <table:table-cell table:style-name="ce22" table:formula="of:=MAX([$sngl.$E$5]; 0)*MAX(1 - [.$D3]/100;0)" office:value-type="float" office:value="119" calcext:value-type="float">
            <text:p>119.0</text:p>
          </table:table-cell>
          <table:table-cell table:style-name="ce22" table:formula="of:=MAX([$sngl.$E$6]; 0)*MAX(1 - [.$D3]/100;0)" office:value-type="float" office:value="140" calcext:value-type="float">
            <text:p>140.0</text:p>
          </table:table-cell>
          <table:table-cell table:number-columns-repeated="163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style-name="ce5" table:formula="of:=([.$B4] + 3 * [.$C4]) / 10 / (1 - [.$D4] * 0.006) *POWER([.$E4]; 0.75) * [.$C$14] / 13" office:value-type="float" office:value="104.338543643226" calcext:value-type="float">
            <text:p>104.3</text:p>
          </table:table-cell>
          <table:table-cell table:style-name="ce5" office:value-type="float" office:value="3" calcext:value-type="float">
            <text:p>3.0</text:p>
          </table:table-cell>
          <table:table-cell table:style-name="ce7" table:formula="of:=COM.MICROSOFT.CEILING.MATH(LN(MAX([.$G4]*4;1))^2.5+1)" office:value-type="float" office:value="11" calcext:value-type="float">
            <text:p>11</text:p>
          </table:table-cell>
          <table:table-cell table:style-name="ce7" table:formula="of:=COM.MICROSOFT.CEILING.MATH(LN(MAX([.$G4]*3.5;1))^2.5+1)" office:value-type="float" office:value="10" calcext:value-type="float">
            <text:p>10</text:p>
          </table:table-cell>
          <table:table-cell table:style-name="ce7" table:formula="of:=COM.MICROSOFT.CEILING.MATH(LN(MAX([.$G4]*3;1))^2.5+1)" office:value-type="float" office:value="9" calcext:value-type="float">
            <text:p>9</text:p>
          </table:table-cell>
          <table:table-cell table:style-name="ce7" table:formula="of:=COM.MICROSOFT.CEILING.MATH(LN(MAX([.$G4]*2.5;1))^2.5+1)" office:value-type="float" office:value="7" calcext:value-type="float">
            <text:p>7</text:p>
          </table:table-cell>
          <table:table-cell/>
          <table:table-cell table:style-name="ce5"/>
          <table:table-cell table:style-name="ce19" table:formula="of:=MAX([$Sword.E$2] - [.$C4]; 0)*[$Sword.$F$2]" office:value-type="float" office:value="70.5" calcext:value-type="float">
            <text:p>70.5</text:p>
          </table:table-cell>
          <table:table-cell table:style-name="ce19" table:formula="of:=MAX([$Sword.E$3] - [.$C4]; 0)*[$Sword.$F$3]" office:value-type="float" office:value="93.375" calcext:value-type="float">
            <text:p>93.4</text:p>
          </table:table-cell>
          <table:table-cell table:style-name="ce19" table:formula="of:=MAX([$Sword.E$4] - [.$C4]; 0)*[$Sword.$F$4]" office:value-type="float" office:value="119.4375" calcext:value-type="float">
            <text:p>119.4</text:p>
          </table:table-cell>
          <table:table-cell table:style-name="ce19" table:formula="of:=MAX([$Sword.E$5] - [.$C4]; 0)*[$Sword.$F$5]" office:value-type="float" office:value="149.25" calcext:value-type="float">
            <text:p>149.3</text:p>
          </table:table-cell>
          <table:table-cell table:style-name="ce19" table:formula="of:=MAX([$Sword.E$6] - [.$C4]; 0)*[$Sword.$F$6]" office:value-type="float" office:value="184.5" calcext:value-type="float">
            <text:p>184.5</text:p>
          </table:table-cell>
          <table:table-cell table:style-name="ce19" table:formula="of:=MAX([$Sword.E$7] - [.$C4]; 0)*[$Sword.$F$7]" office:value-type="float" office:value="222.1875" calcext:value-type="float">
            <text:p>222.2</text:p>
          </table:table-cell>
          <table:table-cell table:style-name="ce19" table:formula="of:=MAX([$Sword.E$8] - [.$C4]; 0)*[$Sword.$F$8]" office:value-type="float" office:value="262.875" calcext:value-type="float">
            <text:p>262.9</text:p>
          </table:table-cell>
          <table:table-cell table:style-name="ce19" table:formula="of:=MAX([$Sword.E$9] - [.$C4]; 0)*[$Sword.$F$9]" office:value-type="float" office:value="84" calcext:value-type="float">
            <text:p>84.0</text:p>
          </table:table-cell>
          <table:table-cell table:style-name="ce20"/>
          <table:table-cell table:style-name="ce19" table:formula="of:=MAX([$Axe.E$2] - [.$C4]/2; 0)*MAX(1 - [.$D4]/200;0)*[$Axe.$F$2]" office:value-type="float" office:value="84.66" calcext:value-type="float">
            <text:p>84.7</text:p>
          </table:table-cell>
          <table:table-cell table:style-name="ce19" table:formula="of:=MAX([$Axe.E$3] - [.$C4]/2; 0)*MAX(1 - [.$D4]/200;0)*[$Axe.$F$3]" office:value-type="float" office:value="108.46" calcext:value-type="float">
            <text:p>108.5</text:p>
          </table:table-cell>
          <table:table-cell table:style-name="ce19" table:formula="of:=MAX([$Axe.E$4] - [.$C4]/2; 0)*MAX(1 - [.$D4]/200;0)*[$Axe.$F$4]" office:value-type="float" office:value="135.49" calcext:value-type="float">
            <text:p>135.5</text:p>
          </table:table-cell>
          <table:table-cell table:style-name="ce19" table:formula="of:=MAX([$Axe.E$5] - [.$C4]/2; 0)*MAX(1 - [.$D4]/200;0)*[$Axe.$F$5]" office:value-type="float" office:value="166.77" calcext:value-type="float">
            <text:p>166.8</text:p>
          </table:table-cell>
          <table:table-cell table:style-name="ce19" table:formula="of:=MAX([$Axe.E$6] - [.$C4]/2; 0)*MAX(1 - [.$D4]/200;0)*[$Axe.$F$6]" office:value-type="float" office:value="200.43" calcext:value-type="float">
            <text:p>200.4</text:p>
          </table:table-cell>
          <table:table-cell table:style-name="ce19" table:formula="of:=MAX([$Axe.E$7] - [.$C4]/2; 0)*MAX(1 - [.$D4]/200;0)*[$Axe.$F$7]" office:value-type="float" office:value="237.66" calcext:value-type="float">
            <text:p>237.7</text:p>
          </table:table-cell>
          <table:table-cell table:style-name="ce20"/>
          <table:table-cell table:style-name="ce19" table:formula="of:=MAX([$Scythe.D$2]; 0)*MAX(1 - [.$D4]/100;0)*[$Scythe.$F$2]" office:value-type="float" office:value="64.4" calcext:value-type="float">
            <text:p>64.4</text:p>
          </table:table-cell>
          <table:table-cell table:style-name="ce19" table:formula="of:=MAX([$Scythe.D$3]; 0)*MAX(1 - [.$D4]/100;0)*[$Scythe.$F$3]" office:value-type="float" office:value="85.4" calcext:value-type="float">
            <text:p>85.4</text:p>
          </table:table-cell>
          <table:table-cell table:style-name="ce19" table:formula="of:=MAX([$Scythe.D$4]; 0)*MAX(1 - [.$D4]/100;0)*[$Scythe.$F$4]" office:value-type="float" office:value="109.2" calcext:value-type="float">
            <text:p>109.2</text:p>
          </table:table-cell>
          <table:table-cell table:style-name="ce19" table:formula="of:=MAX([$Scythe.D$5]; 0)*MAX(1 - [.$D4]/100;0)*[$Scythe.$F$5]" office:value-type="float" office:value="137.2" calcext:value-type="float">
            <text:p>137.2</text:p>
          </table:table-cell>
          <table:table-cell table:style-name="ce19" table:formula="of:=MAX([$Scythe.D$6]; 0)*MAX(1 - [.$D4]/100;0)*[$Scythe.$F$6]" office:value-type="float" office:value="168" calcext:value-type="float">
            <text:p>168.0</text:p>
          </table:table-cell>
          <table:table-cell table:style-name="ce19" table:formula="of:=MAX([$Scythe.D$7]; 0)*MAX(1 - [.$D4]/100;0)*[$Scythe.$F$7]" office:value-type="float" office:value="201.6" calcext:value-type="float">
            <text:p>201.6</text:p>
          </table:table-cell>
          <table:table-cell table:style-name="ce19" table:formula="of:=MAX([$Scythe.D$8]; 0)*MAX(1 - [.$D4]/100;0)*[$Scythe.$F$8]" office:value-type="float" office:value="53.2" calcext:value-type="float">
            <text:p>53.2</text:p>
          </table:table-cell>
          <table:table-cell table:style-name="ce19" table:formula="of:=MAX([$Scythe.D$9]; 0)*MAX(1 - [.$D4]/100;0)*[$Scythe.$F$9]" office:value-type="float" office:value="61.6" calcext:value-type="float">
            <text:p>61.6</text:p>
          </table:table-cell>
          <table:table-cell table:style-name="ce19" table:formula="of:=MAX([$Scythe.D$10]; 0)*MAX(1 - [.$D4]/100;0)*[$Scythe.$F$10]" office:value-type="float" office:value="70" calcext:value-type="float">
            <text:p>70.0</text:p>
          </table:table-cell>
          <table:table-cell table:style-name="ce20"/>
          <table:table-cell table:style-name="ce20" table:formula="of:=MAX([$Staff.E$2]; 0)*[$Staff.$F$2]" office:value-type="float" office:value="73.6" calcext:value-type="float">
            <text:p>73.6</text:p>
          </table:table-cell>
          <table:table-cell table:style-name="ce20" table:formula="of:=MAX([$Staff.E$3]; 0)*[$Staff.$F$3]" office:value-type="float" office:value="100" calcext:value-type="float">
            <text:p>100</text:p>
          </table:table-cell>
          <table:table-cell table:style-name="ce20" table:formula="of:=MAX([$Staff.E$4]; 0)*[$Staff.$F$4]" office:value-type="float" office:value="128" calcext:value-type="float">
            <text:p>128</text:p>
          </table:table-cell>
          <table:table-cell table:style-name="ce20" table:formula="of:=MAX([$Staff.E$5]; 0)*[$Staff.$F$5]" office:value-type="float" office:value="160.8" calcext:value-type="float">
            <text:p>160.8</text:p>
          </table:table-cell>
          <table:table-cell table:style-name="ce20" table:formula="of:=MAX([$Staff.E$6]; 0)*[$Staff.$F$6]" office:value-type="float" office:value="196" calcext:value-type="float">
            <text:p>196</text:p>
          </table:table-cell>
          <table:table-cell table:style-name="ce20" table:formula="of:=MAX([$Staff.E$7]; 0)*[$Staff.$F$7]" office:value-type="float" office:value="235.2" calcext:value-type="float">
            <text:p>235.2</text:p>
          </table:table-cell>
          <table:table-cell table:style-name="ce20"/>
          <table:table-cell table:style-name="ce19" table:formula="of:=MAX([$Bow.E$2] - [.$C4]; 0)*MAX(1 - [.$D4]/100;0)*[$Bow.$F$2]" office:value-type="float" office:value="74.7322158565964" calcext:value-type="float">
            <text:p>74.7</text:p>
          </table:table-cell>
          <table:table-cell table:style-name="ce19" table:formula="of:=MAX([$Bow.E$3] - [.$C4]; 0)*MAX(1 - [.$D4]/100;0)*[$Bow.$F$3]" office:value-type="float" office:value="98.8995352390738" calcext:value-type="float">
            <text:p>98.9</text:p>
          </table:table-cell>
          <table:table-cell table:style-name="ce19" table:formula="of:=MAX([$Bow.E$4] - [.$C4]; 0)*MAX(1 - [.$D4]/100;0)*[$Bow.$F$4]" office:value-type="float" office:value="120.381596912387" calcext:value-type="float">
            <text:p>120.4</text:p>
          </table:table-cell>
          <table:table-cell table:style-name="ce19" table:formula="of:=MAX([$Bow.E$5] - [.$C4]; 0)*MAX(1 - [.$D4]/100;0)*[$Bow.$F$5]" office:value-type="float" office:value="149.919431713193" calcext:value-type="float">
            <text:p>149.9</text:p>
          </table:table-cell>
          <table:table-cell table:style-name="ce19" table:formula="of:=MAX([$Bow.E$6] - [.$C4]; 0)*MAX(1 - [.$D4]/100;0)*[$Bow.$F$6]" office:value-type="float" office:value="179.457266513999" calcext:value-type="float">
            <text:p>179.5</text:p>
          </table:table-cell>
          <table:table-cell table:style-name="ce19" table:formula="of:=MAX([$Bow.E$7] - [.$C4]; 0)*MAX(1 - [.$D4]/100;0)*[$Bow.$F$7]" office:value-type="float" office:value="214.365616733133" calcext:value-type="float">
            <text:p>214.4</text:p>
          </table:table-cell>
          <table:table-cell table:style-name="ce20"/>
          <table:table-cell table:style-name="ce19" table:formula="of:=MAX([$Crossbow.E$2] - [.$C4]/2; 0)*MAX(1 - [.$D4]/200;0)*[$Crossbow.$F$2]" office:value-type="float" office:value="89.95125" calcext:value-type="float">
            <text:p>90.0</text:p>
          </table:table-cell>
          <table:table-cell table:style-name="ce19" table:formula="of:=MAX([$Crossbow.E$3] - [.$C4]/2; 0)*MAX(1 - [.$D4]/200;0)*[$Crossbow.$F$3]" office:value-type="float" office:value="115.23875" calcext:value-type="float">
            <text:p>115.2</text:p>
          </table:table-cell>
          <table:table-cell table:style-name="ce19" table:formula="of:=MAX([$Crossbow.E$4] - [.$C4]/2; 0)*MAX(1 - [.$D4]/200;0)*[$Crossbow.$F$4]" office:value-type="float" office:value="144.28325" calcext:value-type="float">
            <text:p>144.3</text:p>
          </table:table-cell>
          <table:table-cell table:style-name="ce19" table:formula="of:=MAX([$Crossbow.E$5] - [.$C4]/2; 0)*MAX(1 - [.$D4]/200;0)*[$Crossbow.$F$5]" office:value-type="float" office:value="176.65125" calcext:value-type="float">
            <text:p>176.7</text:p>
          </table:table-cell>
          <table:table-cell table:style-name="ce19" table:formula="of:=MAX([$Crossbow.E$6] - [.$C4]/2; 0)*MAX(1 - [.$D4]/200;0)*[$Crossbow.$F$6]" office:value-type="float" office:value="213.2242" calcext:value-type="float">
            <text:p>213.2</text:p>
          </table:table-cell>
          <table:table-cell table:style-name="ce19" table:formula="of:=MAX([$Crossbow.E$7] - [.$C4]/2; 0)*MAX(1 - [.$D4]/200;0)*[$Crossbow.$F$7]" office:value-type="float" office:value="252.49352" calcext:value-type="float">
            <text:p>252.5</text:p>
          </table:table-cell>
          <table:table-cell table:number-columns-repeated="2"/>
          <table:table-cell table:style-name="ce21" table:formula="of:=MAX([$doge.E$3] - [.$C4]; 0)" office:value-type="float" office:value="29" calcext:value-type="float">
            <text:p>29</text:p>
          </table:table-cell>
          <table:table-cell table:style-name="ce21" table:formula="of:=MAX([$doge.$E$4] - [.$C4]; 0)" office:value-type="float" office:value="34" calcext:value-type="float">
            <text:p>34</text:p>
          </table:table-cell>
          <table:table-cell table:style-name="ce21" table:formula="of:=MAX([$doge.$E$5] - [.$C4]; 0)" office:value-type="float" office:value="39" calcext:value-type="float">
            <text:p>39</text:p>
          </table:table-cell>
          <table:table-cell table:style-name="ce21" table:formula="of:=MAX([$doge.$E$6] - [.$C4]; 0)" office:value-type="float" office:value="44" calcext:value-type="float">
            <text:p>44</text:p>
          </table:table-cell>
          <table:table-cell table:style-name="ce21" table:formula="of:=MAX([$doge.$E$7] - [.$C4]; 0)" office:value-type="float" office:value="49" calcext:value-type="float">
            <text:p>49</text:p>
          </table:table-cell>
          <table:table-cell table:style-name="ce21"/>
          <table:table-cell table:style-name="ce22" table:formula="of:=MAX([$hors.$E$3] - [.$C4]/2; 0)*MAX(1 - [.$D4]/200;0)" office:value-type="float" office:value="63.325" calcext:value-type="float">
            <text:p>63.3</text:p>
          </table:table-cell>
          <table:table-cell table:style-name="ce22" table:formula="of:=MAX([$hors.$E$4] - [.$C4]/2; 0)*MAX(1 - [.$D4]/200;0)" office:value-type="float" office:value="76.075" calcext:value-type="float">
            <text:p>76.1</text:p>
          </table:table-cell>
          <table:table-cell table:style-name="ce22" table:formula="of:=MAX([$hors.$E$5] - [.$C4]/2; 0)*MAX(1 - [.$D4]/200;0)" office:value-type="float" office:value="97.325" calcext:value-type="float">
            <text:p>97.3</text:p>
          </table:table-cell>
          <table:table-cell table:style-name="ce22" table:formula="of:=MAX([$hors.$E$6] - [.$C4]/2; 0)*MAX(1 - [.$D4]/200;0)" office:value-type="float" office:value="118.575" calcext:value-type="float">
            <text:p>118.6</text:p>
          </table:table-cell>
          <table:table-cell table:style-name="ce21"/>
          <table:table-cell table:style-name="ce22" table:formula="of:=MAX([$irgl.$E$3] - [.$C4]; 0)*MAX(1 - [.$D4]/100;0)" office:value-type="float" office:value="139.3" calcext:value-type="float">
            <text:p>139.3</text:p>
          </table:table-cell>
          <table:table-cell table:style-name="ce22" table:formula="of:=MAX([$irgl.$E$4] - [.$C4]; 0)*MAX(1 - [.$D4]/100;0)" office:value-type="float" office:value="156.8" calcext:value-type="float">
            <text:p>156.8</text:p>
          </table:table-cell>
          <table:table-cell table:style-name="ce22" table:formula="of:=MAX([$irgl.$E$5] - [.$C4]; 0)*MAX(1 - [.$D4]/100;0)" office:value-type="float" office:value="181.3" calcext:value-type="float">
            <text:p>181.3</text:p>
          </table:table-cell>
          <table:table-cell table:style-name="ce22" table:formula="of:=MAX([$irgl.$E$6] - [.$C4]; 0)*MAX(1 - [.$D4]/100;0)" office:value-type="float" office:value="209.3" calcext:value-type="float">
            <text:p>209.3</text:p>
          </table:table-cell>
          <table:table-cell table:style-name="ce21"/>
          <table:table-cell table:style-name="ce22" table:formula="of:=MAX([$sngl.$E$3]; 0)*MAX(1 - [.$D4]/100;0)" office:value-type="float" office:value="84" calcext:value-type="float">
            <text:p>84.0</text:p>
          </table:table-cell>
          <table:table-cell table:style-name="ce22" table:formula="of:=MAX([$sngl.$E$4]; 0)*MAX(1 - [.$D4]/100;0)" office:value-type="float" office:value="98" calcext:value-type="float">
            <text:p>98.0</text:p>
          </table:table-cell>
          <table:table-cell table:style-name="ce22" table:formula="of:=MAX([$sngl.$E$5]; 0)*MAX(1 - [.$D4]/100;0)" office:value-type="float" office:value="119" calcext:value-type="float">
            <text:p>119.0</text:p>
          </table:table-cell>
          <table:table-cell table:style-name="ce22" table:formula="of:=MAX([$sngl.$E$6]; 0)*MAX(1 - [.$D4]/100;0)" office:value-type="float" office:value="140" calcext:value-type="float">
            <text:p>140.0</text:p>
          </table:table-cell>
          <table:table-cell table:number-columns-repeated="163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style-name="ce5" table:formula="of:=([.$B5] + 3 * [.$C5]) / 10 / (1 - [.$D5] * 0.006) *POWER([.$E5]; 0.75) * [.$C$14] / 13" office:value-type="float" office:value="138.617498146532" calcext:value-type="float">
            <text:p>138.6</text:p>
          </table:table-cell>
          <table:table-cell table:style-name="ce5" office:value-type="float" office:value="5" calcext:value-type="float">
            <text:p>5.0</text:p>
          </table:table-cell>
          <table:table-cell table:style-name="ce7" table:formula="of:=COM.MICROSOFT.CEILING.MATH(LN(MAX([.$G5]*4;1))^2.5+1)" office:value-type="float" office:value="17" calcext:value-type="float">
            <text:p>17</text:p>
          </table:table-cell>
          <table:table-cell table:style-name="ce7" table:formula="of:=COM.MICROSOFT.CEILING.MATH(LN(MAX([.$G5]*3.5;1))^2.5+1)" office:value-type="float" office:value="15" calcext:value-type="float">
            <text:p>15</text:p>
          </table:table-cell>
          <table:table-cell table:style-name="ce7" table:formula="of:=COM.MICROSOFT.CEILING.MATH(LN(MAX([.$G5]*3;1))^2.5+1)" office:value-type="float" office:value="14" calcext:value-type="float">
            <text:p>14</text:p>
          </table:table-cell>
          <table:table-cell table:style-name="ce7" table:formula="of:=COM.MICROSOFT.CEILING.MATH(LN(MAX([.$G5]*2.5;1))^2.5+1)" office:value-type="float" office:value="12" calcext:value-type="float">
            <text:p>12</text:p>
          </table:table-cell>
          <table:table-cell/>
          <table:table-cell table:style-name="ce5"/>
          <table:table-cell table:style-name="ce19" table:formula="of:=MAX([$Sword.E$2] - [.$C5]; 0)*[$Sword.$F$2]" office:value-type="float" office:value="70.5" calcext:value-type="float">
            <text:p>70.5</text:p>
          </table:table-cell>
          <table:table-cell table:style-name="ce19" table:formula="of:=MAX([$Sword.E$3] - [.$C5]; 0)*[$Sword.$F$3]" office:value-type="float" office:value="93.375" calcext:value-type="float">
            <text:p>93.4</text:p>
          </table:table-cell>
          <table:table-cell table:style-name="ce19" table:formula="of:=MAX([$Sword.E$4] - [.$C5]; 0)*[$Sword.$F$4]" office:value-type="float" office:value="119.4375" calcext:value-type="float">
            <text:p>119.4</text:p>
          </table:table-cell>
          <table:table-cell table:style-name="ce19" table:formula="of:=MAX([$Sword.E$5] - [.$C5]; 0)*[$Sword.$F$5]" office:value-type="float" office:value="149.25" calcext:value-type="float">
            <text:p>149.3</text:p>
          </table:table-cell>
          <table:table-cell table:style-name="ce19" table:formula="of:=MAX([$Sword.E$6] - [.$C5]; 0)*[$Sword.$F$6]" office:value-type="float" office:value="184.5" calcext:value-type="float">
            <text:p>184.5</text:p>
          </table:table-cell>
          <table:table-cell table:style-name="ce19" table:formula="of:=MAX([$Sword.E$7] - [.$C5]; 0)*[$Sword.$F$7]" office:value-type="float" office:value="222.1875" calcext:value-type="float">
            <text:p>222.2</text:p>
          </table:table-cell>
          <table:table-cell table:style-name="ce19" table:formula="of:=MAX([$Sword.E$8] - [.$C5]; 0)*[$Sword.$F$8]" office:value-type="float" office:value="262.875" calcext:value-type="float">
            <text:p>262.9</text:p>
          </table:table-cell>
          <table:table-cell table:style-name="ce19" table:formula="of:=MAX([$Sword.E$9] - [.$C5]; 0)*[$Sword.$F$9]" office:value-type="float" office:value="84" calcext:value-type="float">
            <text:p>84.0</text:p>
          </table:table-cell>
          <table:table-cell table:style-name="ce20"/>
          <table:table-cell table:style-name="ce19" table:formula="of:=MAX([$Axe.E$2] - [.$C5]/2; 0)*MAX(1 - [.$D5]/200;0)*[$Axe.$F$2]" office:value-type="float" office:value="83.664" calcext:value-type="float">
            <text:p>83.7</text:p>
          </table:table-cell>
          <table:table-cell table:style-name="ce19" table:formula="of:=MAX([$Axe.E$3] - [.$C5]/2; 0)*MAX(1 - [.$D5]/200;0)*[$Axe.$F$3]" office:value-type="float" office:value="107.184" calcext:value-type="float">
            <text:p>107.2</text:p>
          </table:table-cell>
          <table:table-cell table:style-name="ce19" table:formula="of:=MAX([$Axe.E$4] - [.$C5]/2; 0)*MAX(1 - [.$D5]/200;0)*[$Axe.$F$4]" office:value-type="float" office:value="133.896" calcext:value-type="float">
            <text:p>133.9</text:p>
          </table:table-cell>
          <table:table-cell table:style-name="ce19" table:formula="of:=MAX([$Axe.E$5] - [.$C5]/2; 0)*MAX(1 - [.$D5]/200;0)*[$Axe.$F$5]" office:value-type="float" office:value="164.808" calcext:value-type="float">
            <text:p>164.8</text:p>
          </table:table-cell>
          <table:table-cell table:style-name="ce19" table:formula="of:=MAX([$Axe.E$6] - [.$C5]/2; 0)*MAX(1 - [.$D5]/200;0)*[$Axe.$F$6]" office:value-type="float" office:value="198.072" calcext:value-type="float">
            <text:p>198.1</text:p>
          </table:table-cell>
          <table:table-cell table:style-name="ce19" table:formula="of:=MAX([$Axe.E$7] - [.$C5]/2; 0)*MAX(1 - [.$D5]/200;0)*[$Axe.$F$7]" office:value-type="float" office:value="234.864" calcext:value-type="float">
            <text:p>234.9</text:p>
          </table:table-cell>
          <table:table-cell table:style-name="ce20"/>
          <table:table-cell table:style-name="ce19" table:formula="of:=MAX([$Scythe.D$2]; 0)*MAX(1 - [.$D5]/100;0)*[$Scythe.$F$2]" office:value-type="float" office:value="62.56" calcext:value-type="float">
            <text:p>62.6</text:p>
          </table:table-cell>
          <table:table-cell table:style-name="ce19" table:formula="of:=MAX([$Scythe.D$3]; 0)*MAX(1 - [.$D5]/100;0)*[$Scythe.$F$3]" office:value-type="float" office:value="82.96" calcext:value-type="float">
            <text:p>83.0</text:p>
          </table:table-cell>
          <table:table-cell table:style-name="ce19" table:formula="of:=MAX([$Scythe.D$4]; 0)*MAX(1 - [.$D5]/100;0)*[$Scythe.$F$4]" office:value-type="float" office:value="106.08" calcext:value-type="float">
            <text:p>106.1</text:p>
          </table:table-cell>
          <table:table-cell table:style-name="ce19" table:formula="of:=MAX([$Scythe.D$5]; 0)*MAX(1 - [.$D5]/100;0)*[$Scythe.$F$5]" office:value-type="float" office:value="133.28" calcext:value-type="float">
            <text:p>133.3</text:p>
          </table:table-cell>
          <table:table-cell table:style-name="ce19" table:formula="of:=MAX([$Scythe.D$6]; 0)*MAX(1 - [.$D5]/100;0)*[$Scythe.$F$6]" office:value-type="float" office:value="163.2" calcext:value-type="float">
            <text:p>163.2</text:p>
          </table:table-cell>
          <table:table-cell table:style-name="ce19" table:formula="of:=MAX([$Scythe.D$7]; 0)*MAX(1 - [.$D5]/100;0)*[$Scythe.$F$7]" office:value-type="float" office:value="195.84" calcext:value-type="float">
            <text:p>195.8</text:p>
          </table:table-cell>
          <table:table-cell table:style-name="ce19" table:formula="of:=MAX([$Scythe.D$8]; 0)*MAX(1 - [.$D5]/100;0)*[$Scythe.$F$8]" office:value-type="float" office:value="51.68" calcext:value-type="float">
            <text:p>51.7</text:p>
          </table:table-cell>
          <table:table-cell table:style-name="ce19" table:formula="of:=MAX([$Scythe.D$9]; 0)*MAX(1 - [.$D5]/100;0)*[$Scythe.$F$9]" office:value-type="float" office:value="59.84" calcext:value-type="float">
            <text:p>59.8</text:p>
          </table:table-cell>
          <table:table-cell table:style-name="ce19" table:formula="of:=MAX([$Scythe.D$10]; 0)*MAX(1 - [.$D5]/100;0)*[$Scythe.$F$10]" office:value-type="float" office:value="68" calcext:value-type="float">
            <text:p>68.0</text:p>
          </table:table-cell>
          <table:table-cell table:style-name="ce20"/>
          <table:table-cell table:style-name="ce20" table:formula="of:=MAX([$Staff.E$2]; 0)*[$Staff.$F$2]" office:value-type="float" office:value="73.6" calcext:value-type="float">
            <text:p>73.6</text:p>
          </table:table-cell>
          <table:table-cell table:style-name="ce20" table:formula="of:=MAX([$Staff.E$3]; 0)*[$Staff.$F$3]" office:value-type="float" office:value="100" calcext:value-type="float">
            <text:p>100</text:p>
          </table:table-cell>
          <table:table-cell table:style-name="ce20" table:formula="of:=MAX([$Staff.E$4]; 0)*[$Staff.$F$4]" office:value-type="float" office:value="128" calcext:value-type="float">
            <text:p>128</text:p>
          </table:table-cell>
          <table:table-cell table:style-name="ce20" table:formula="of:=MAX([$Staff.E$5]; 0)*[$Staff.$F$5]" office:value-type="float" office:value="160.8" calcext:value-type="float">
            <text:p>160.8</text:p>
          </table:table-cell>
          <table:table-cell table:style-name="ce20" table:formula="of:=MAX([$Staff.E$6]; 0)*[$Staff.$F$6]" office:value-type="float" office:value="196" calcext:value-type="float">
            <text:p>196</text:p>
          </table:table-cell>
          <table:table-cell table:style-name="ce20" table:formula="of:=MAX([$Staff.E$7]; 0)*[$Staff.$F$7]" office:value-type="float" office:value="235.2" calcext:value-type="float">
            <text:p>235.2</text:p>
          </table:table-cell>
          <table:table-cell table:style-name="ce20"/>
          <table:table-cell table:style-name="ce19" table:formula="of:=MAX([$Bow.E$2] - [.$C5]; 0)*MAX(1 - [.$D5]/100;0)*[$Bow.$F$2]" office:value-type="float" office:value="72.5970096892651" calcext:value-type="float">
            <text:p>72.6</text:p>
          </table:table-cell>
          <table:table-cell table:style-name="ce19" table:formula="of:=MAX([$Bow.E$3] - [.$C5]; 0)*MAX(1 - [.$D5]/100;0)*[$Bow.$F$3]" office:value-type="float" office:value="96.0738342322431" calcext:value-type="float">
            <text:p>96.1</text:p>
          </table:table-cell>
          <table:table-cell table:style-name="ce19" table:formula="of:=MAX([$Bow.E$4] - [.$C5]; 0)*MAX(1 - [.$D5]/100;0)*[$Bow.$F$4]" office:value-type="float" office:value="116.94212271489" calcext:value-type="float">
            <text:p>116.9</text:p>
          </table:table-cell>
          <table:table-cell table:style-name="ce19" table:formula="of:=MAX([$Bow.E$5] - [.$C5]; 0)*MAX(1 - [.$D5]/100;0)*[$Bow.$F$5]" office:value-type="float" office:value="145.63601937853" calcext:value-type="float">
            <text:p>145.6</text:p>
          </table:table-cell>
          <table:table-cell table:style-name="ce19" table:formula="of:=MAX([$Bow.E$6] - [.$C5]; 0)*MAX(1 - [.$D5]/100;0)*[$Bow.$F$6]" office:value-type="float" office:value="174.32991604217" calcext:value-type="float">
            <text:p>174.3</text:p>
          </table:table-cell>
          <table:table-cell table:style-name="ce19" table:formula="of:=MAX([$Bow.E$7] - [.$C5]; 0)*MAX(1 - [.$D5]/100;0)*[$Bow.$F$7]" office:value-type="float" office:value="208.240884826472" calcext:value-type="float">
            <text:p>208.2</text:p>
          </table:table-cell>
          <table:table-cell table:style-name="ce20"/>
          <table:table-cell table:style-name="ce19" table:formula="of:=MAX([$Crossbow.E$2] - [.$C5]/2; 0)*MAX(1 - [.$D5]/200;0)*[$Crossbow.$F$2]" office:value-type="float" office:value="88.893" calcext:value-type="float">
            <text:p>88.9</text:p>
          </table:table-cell>
          <table:table-cell table:style-name="ce19" table:formula="of:=MAX([$Crossbow.E$3] - [.$C5]/2; 0)*MAX(1 - [.$D5]/200;0)*[$Crossbow.$F$3]" office:value-type="float" office:value="113.883" calcext:value-type="float">
            <text:p>113.9</text:p>
          </table:table-cell>
          <table:table-cell table:style-name="ce19" table:formula="of:=MAX([$Crossbow.E$4] - [.$C5]/2; 0)*MAX(1 - [.$D5]/200;0)*[$Crossbow.$F$4]" office:value-type="float" office:value="142.5858" calcext:value-type="float">
            <text:p>142.6</text:p>
          </table:table-cell>
          <table:table-cell table:style-name="ce19" table:formula="of:=MAX([$Crossbow.E$5] - [.$C5]/2; 0)*MAX(1 - [.$D5]/200;0)*[$Crossbow.$F$5]" office:value-type="float" office:value="174.573" calcext:value-type="float">
            <text:p>174.6</text:p>
          </table:table-cell>
          <table:table-cell table:style-name="ce19" table:formula="of:=MAX([$Crossbow.E$6] - [.$C5]/2; 0)*MAX(1 - [.$D5]/200;0)*[$Crossbow.$F$6]" office:value-type="float" office:value="210.71568" calcext:value-type="float">
            <text:p>210.7</text:p>
          </table:table-cell>
          <table:table-cell table:style-name="ce19" table:formula="of:=MAX([$Crossbow.E$7] - [.$C5]/2; 0)*MAX(1 - [.$D5]/200;0)*[$Crossbow.$F$7]" office:value-type="float" office:value="249.523008" calcext:value-type="float">
            <text:p>249.5</text:p>
          </table:table-cell>
          <table:table-cell table:number-columns-repeated="2"/>
          <table:table-cell table:style-name="ce21" table:formula="of:=MAX([$doge.E$3] - [.$C5]; 0)" office:value-type="float" office:value="29" calcext:value-type="float">
            <text:p>29</text:p>
          </table:table-cell>
          <table:table-cell table:style-name="ce21" table:formula="of:=MAX([$doge.$E$4] - [.$C5]; 0)" office:value-type="float" office:value="34" calcext:value-type="float">
            <text:p>34</text:p>
          </table:table-cell>
          <table:table-cell table:style-name="ce21" table:formula="of:=MAX([$doge.$E$5] - [.$C5]; 0)" office:value-type="float" office:value="39" calcext:value-type="float">
            <text:p>39</text:p>
          </table:table-cell>
          <table:table-cell table:style-name="ce21" table:formula="of:=MAX([$doge.$E$6] - [.$C5]; 0)" office:value-type="float" office:value="44" calcext:value-type="float">
            <text:p>44</text:p>
          </table:table-cell>
          <table:table-cell table:style-name="ce21" table:formula="of:=MAX([$doge.$E$7] - [.$C5]; 0)" office:value-type="float" office:value="49" calcext:value-type="float">
            <text:p>49</text:p>
          </table:table-cell>
          <table:table-cell table:style-name="ce21"/>
          <table:table-cell table:style-name="ce22" table:formula="of:=MAX([$hors.$E$3] - [.$C5]/2; 0)*MAX(1 - [.$D5]/200;0)" office:value-type="float" office:value="62.58" calcext:value-type="float">
            <text:p>62.6</text:p>
          </table:table-cell>
          <table:table-cell table:style-name="ce22" table:formula="of:=MAX([$hors.$E$4] - [.$C5]/2; 0)*MAX(1 - [.$D5]/200;0)" office:value-type="float" office:value="75.18" calcext:value-type="float">
            <text:p>75.2</text:p>
          </table:table-cell>
          <table:table-cell table:style-name="ce22" table:formula="of:=MAX([$hors.$E$5] - [.$C5]/2; 0)*MAX(1 - [.$D5]/200;0)" office:value-type="float" office:value="96.18" calcext:value-type="float">
            <text:p>96.2</text:p>
          </table:table-cell>
          <table:table-cell table:style-name="ce22" table:formula="of:=MAX([$hors.$E$6] - [.$C5]/2; 0)*MAX(1 - [.$D5]/200;0)" office:value-type="float" office:value="117.18" calcext:value-type="float">
            <text:p>117.2</text:p>
          </table:table-cell>
          <table:table-cell table:style-name="ce21"/>
          <table:table-cell table:style-name="ce22" table:formula="of:=MAX([$irgl.$E$3] - [.$C5]; 0)*MAX(1 - [.$D5]/100;0)" office:value-type="float" office:value="135.32" calcext:value-type="float">
            <text:p>135.3</text:p>
          </table:table-cell>
          <table:table-cell table:style-name="ce22" table:formula="of:=MAX([$irgl.$E$4] - [.$C5]; 0)*MAX(1 - [.$D5]/100;0)" office:value-type="float" office:value="152.32" calcext:value-type="float">
            <text:p>152.3</text:p>
          </table:table-cell>
          <table:table-cell table:style-name="ce22" table:formula="of:=MAX([$irgl.$E$5] - [.$C5]; 0)*MAX(1 - [.$D5]/100;0)" office:value-type="float" office:value="176.12" calcext:value-type="float">
            <text:p>176.1</text:p>
          </table:table-cell>
          <table:table-cell table:style-name="ce22" table:formula="of:=MAX([$irgl.$E$6] - [.$C5]; 0)*MAX(1 - [.$D5]/100;0)" office:value-type="float" office:value="203.32" calcext:value-type="float">
            <text:p>203.3</text:p>
          </table:table-cell>
          <table:table-cell table:style-name="ce21"/>
          <table:table-cell table:style-name="ce22" table:formula="of:=MAX([$sngl.$E$3]; 0)*MAX(1 - [.$D5]/100;0)" office:value-type="float" office:value="81.6" calcext:value-type="float">
            <text:p>81.6</text:p>
          </table:table-cell>
          <table:table-cell table:style-name="ce22" table:formula="of:=MAX([$sngl.$E$4]; 0)*MAX(1 - [.$D5]/100;0)" office:value-type="float" office:value="95.2" calcext:value-type="float">
            <text:p>95.2</text:p>
          </table:table-cell>
          <table:table-cell table:style-name="ce22" table:formula="of:=MAX([$sngl.$E$5]; 0)*MAX(1 - [.$D5]/100;0)" office:value-type="float" office:value="115.6" calcext:value-type="float">
            <text:p>115.6</text:p>
          </table:table-cell>
          <table:table-cell table:style-name="ce22" table:formula="of:=MAX([$sngl.$E$6]; 0)*MAX(1 - [.$D5]/100;0)" office:value-type="float" office:value="136" calcext:value-type="float">
            <text:p>136.0</text:p>
          </table:table-cell>
          <table:table-cell table:number-columns-repeated="163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0" calcext:value-type="float">
            <text:p>55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05" calcext:value-type="float">
            <text:p>105</text:p>
          </table:table-cell>
          <table:table-cell table:style-name="ce5" table:formula="of:=([.$B6] + 3 * [.$C6]) / 10 / (1 - [.$D6] * 0.006) *POWER([.$E6]; 0.75) * [.$C$14] / 13" office:value-type="float" office:value="190.987409433687" calcext:value-type="float">
            <text:p>191.0</text:p>
          </table:table-cell>
          <table:table-cell table:style-name="ce5" office:value-type="float" office:value="7" calcext:value-type="float">
            <text:p>7.0</text:p>
          </table:table-cell>
          <table:table-cell table:style-name="ce7" table:formula="of:=COM.MICROSOFT.CEILING.MATH(LN(MAX([.$G6]*4;1))^2.5+1)" office:value-type="float" office:value="22" calcext:value-type="float">
            <text:p>22</text:p>
          </table:table-cell>
          <table:table-cell table:style-name="ce7" table:formula="of:=COM.MICROSOFT.CEILING.MATH(LN(MAX([.$G6]*3.5;1))^2.5+1)" office:value-type="float" office:value="20" calcext:value-type="float">
            <text:p>20</text:p>
          </table:table-cell>
          <table:table-cell table:style-name="ce7" table:formula="of:=COM.MICROSOFT.CEILING.MATH(LN(MAX([.$G6]*3;1))^2.5+1)" office:value-type="float" office:value="18" calcext:value-type="float">
            <text:p>18</text:p>
          </table:table-cell>
          <table:table-cell table:style-name="ce7" table:formula="of:=COM.MICROSOFT.CEILING.MATH(LN(MAX([.$G6]*2.5;1))^2.5+1)" office:value-type="float" office:value="15" calcext:value-type="float">
            <text:p>15</text:p>
          </table:table-cell>
          <table:table-cell/>
          <table:table-cell table:style-name="ce5"/>
          <table:table-cell table:style-name="ce19" table:formula="of:=MAX([$Sword.E$2] - [.$C6]; 0)*[$Sword.$F$2]" office:value-type="float" office:value="69" calcext:value-type="float">
            <text:p>69.0</text:p>
          </table:table-cell>
          <table:table-cell table:style-name="ce19" table:formula="of:=MAX([$Sword.E$3] - [.$C6]; 0)*[$Sword.$F$3]" office:value-type="float" office:value="91.875" calcext:value-type="float">
            <text:p>91.9</text:p>
          </table:table-cell>
          <table:table-cell table:style-name="ce19" table:formula="of:=MAX([$Sword.E$4] - [.$C6]; 0)*[$Sword.$F$4]" office:value-type="float" office:value="117.9375" calcext:value-type="float">
            <text:p>117.9</text:p>
          </table:table-cell>
          <table:table-cell table:style-name="ce19" table:formula="of:=MAX([$Sword.E$5] - [.$C6]; 0)*[$Sword.$F$5]" office:value-type="float" office:value="147.75" calcext:value-type="float">
            <text:p>147.8</text:p>
          </table:table-cell>
          <table:table-cell table:style-name="ce19" table:formula="of:=MAX([$Sword.E$6] - [.$C6]; 0)*[$Sword.$F$6]" office:value-type="float" office:value="183" calcext:value-type="float">
            <text:p>183.0</text:p>
          </table:table-cell>
          <table:table-cell table:style-name="ce19" table:formula="of:=MAX([$Sword.E$7] - [.$C6]; 0)*[$Sword.$F$7]" office:value-type="float" office:value="220.6875" calcext:value-type="float">
            <text:p>220.7</text:p>
          </table:table-cell>
          <table:table-cell table:style-name="ce19" table:formula="of:=MAX([$Sword.E$8] - [.$C6]; 0)*[$Sword.$F$8]" office:value-type="float" office:value="261.375" calcext:value-type="float">
            <text:p>261.4</text:p>
          </table:table-cell>
          <table:table-cell table:style-name="ce19" table:formula="of:=MAX([$Sword.E$9] - [.$C6]; 0)*[$Sword.$F$9]" office:value-type="float" office:value="82.5" calcext:value-type="float">
            <text:p>82.5</text:p>
          </table:table-cell>
          <table:table-cell table:style-name="ce20"/>
          <table:table-cell table:style-name="ce19" table:formula="of:=MAX([$Axe.E$2] - [.$C6]/2; 0)*MAX(1 - [.$D6]/200;0)*[$Axe.$F$2]" office:value-type="float" office:value="83.328" calcext:value-type="float">
            <text:p>83.3</text:p>
          </table:table-cell>
          <table:table-cell table:style-name="ce19" table:formula="of:=MAX([$Axe.E$3] - [.$C6]/2; 0)*MAX(1 - [.$D6]/200;0)*[$Axe.$F$3]" office:value-type="float" office:value="106.848" calcext:value-type="float">
            <text:p>106.8</text:p>
          </table:table-cell>
          <table:table-cell table:style-name="ce19" table:formula="of:=MAX([$Axe.E$4] - [.$C6]/2; 0)*MAX(1 - [.$D6]/200;0)*[$Axe.$F$4]" office:value-type="float" office:value="133.56" calcext:value-type="float">
            <text:p>133.6</text:p>
          </table:table-cell>
          <table:table-cell table:style-name="ce19" table:formula="of:=MAX([$Axe.E$5] - [.$C6]/2; 0)*MAX(1 - [.$D6]/200;0)*[$Axe.$F$5]" office:value-type="float" office:value="164.472" calcext:value-type="float">
            <text:p>164.5</text:p>
          </table:table-cell>
          <table:table-cell table:style-name="ce19" table:formula="of:=MAX([$Axe.E$6] - [.$C6]/2; 0)*MAX(1 - [.$D6]/200;0)*[$Axe.$F$6]" office:value-type="float" office:value="197.736" calcext:value-type="float">
            <text:p>197.7</text:p>
          </table:table-cell>
          <table:table-cell table:style-name="ce19" table:formula="of:=MAX([$Axe.E$7] - [.$C6]/2; 0)*MAX(1 - [.$D6]/200;0)*[$Axe.$F$7]" office:value-type="float" office:value="234.528" calcext:value-type="float">
            <text:p>234.5</text:p>
          </table:table-cell>
          <table:table-cell table:style-name="ce20"/>
          <table:table-cell table:style-name="ce19" table:formula="of:=MAX([$Scythe.D$2]; 0)*MAX(1 - [.$D6]/100;0)*[$Scythe.$F$2]" office:value-type="float" office:value="62.56" calcext:value-type="float">
            <text:p>62.6</text:p>
          </table:table-cell>
          <table:table-cell table:style-name="ce19" table:formula="of:=MAX([$Scythe.D$3]; 0)*MAX(1 - [.$D6]/100;0)*[$Scythe.$F$3]" office:value-type="float" office:value="82.96" calcext:value-type="float">
            <text:p>83.0</text:p>
          </table:table-cell>
          <table:table-cell table:style-name="ce19" table:formula="of:=MAX([$Scythe.D$4]; 0)*MAX(1 - [.$D6]/100;0)*[$Scythe.$F$4]" office:value-type="float" office:value="106.08" calcext:value-type="float">
            <text:p>106.1</text:p>
          </table:table-cell>
          <table:table-cell table:style-name="ce19" table:formula="of:=MAX([$Scythe.D$5]; 0)*MAX(1 - [.$D6]/100;0)*[$Scythe.$F$5]" office:value-type="float" office:value="133.28" calcext:value-type="float">
            <text:p>133.3</text:p>
          </table:table-cell>
          <table:table-cell table:style-name="ce19" table:formula="of:=MAX([$Scythe.D$6]; 0)*MAX(1 - [.$D6]/100;0)*[$Scythe.$F$6]" office:value-type="float" office:value="163.2" calcext:value-type="float">
            <text:p>163.2</text:p>
          </table:table-cell>
          <table:table-cell table:style-name="ce19" table:formula="of:=MAX([$Scythe.D$7]; 0)*MAX(1 - [.$D6]/100;0)*[$Scythe.$F$7]" office:value-type="float" office:value="195.84" calcext:value-type="float">
            <text:p>195.8</text:p>
          </table:table-cell>
          <table:table-cell table:style-name="ce19" table:formula="of:=MAX([$Scythe.D$8]; 0)*MAX(1 - [.$D6]/100;0)*[$Scythe.$F$8]" office:value-type="float" office:value="51.68" calcext:value-type="float">
            <text:p>51.7</text:p>
          </table:table-cell>
          <table:table-cell table:style-name="ce19" table:formula="of:=MAX([$Scythe.D$9]; 0)*MAX(1 - [.$D6]/100;0)*[$Scythe.$F$9]" office:value-type="float" office:value="59.84" calcext:value-type="float">
            <text:p>59.8</text:p>
          </table:table-cell>
          <table:table-cell table:style-name="ce19" table:formula="of:=MAX([$Scythe.D$10]; 0)*MAX(1 - [.$D6]/100;0)*[$Scythe.$F$10]" office:value-type="float" office:value="68" calcext:value-type="float">
            <text:p>68.0</text:p>
          </table:table-cell>
          <table:table-cell table:style-name="ce20"/>
          <table:table-cell table:style-name="ce20" table:formula="of:=MAX([$Staff.E$2]; 0)*[$Staff.$F$2]" office:value-type="float" office:value="73.6" calcext:value-type="float">
            <text:p>73.6</text:p>
          </table:table-cell>
          <table:table-cell table:style-name="ce20" table:formula="of:=MAX([$Staff.E$3]; 0)*[$Staff.$F$3]" office:value-type="float" office:value="100" calcext:value-type="float">
            <text:p>100</text:p>
          </table:table-cell>
          <table:table-cell table:style-name="ce20" table:formula="of:=MAX([$Staff.E$4]; 0)*[$Staff.$F$4]" office:value-type="float" office:value="128" calcext:value-type="float">
            <text:p>128</text:p>
          </table:table-cell>
          <table:table-cell table:style-name="ce20" table:formula="of:=MAX([$Staff.E$5]; 0)*[$Staff.$F$5]" office:value-type="float" office:value="160.8" calcext:value-type="float">
            <text:p>160.8</text:p>
          </table:table-cell>
          <table:table-cell table:style-name="ce20" table:formula="of:=MAX([$Staff.E$6]; 0)*[$Staff.$F$6]" office:value-type="float" office:value="196" calcext:value-type="float">
            <text:p>196</text:p>
          </table:table-cell>
          <table:table-cell table:style-name="ce20" table:formula="of:=MAX([$Staff.E$7]; 0)*[$Staff.$F$7]" office:value-type="float" office:value="235.2" calcext:value-type="float">
            <text:p>235.2</text:p>
          </table:table-cell>
          <table:table-cell table:style-name="ce20"/>
          <table:table-cell table:style-name="ce19" table:formula="of:=MAX([$Bow.E$2] - [.$C6]; 0)*MAX(1 - [.$D6]/100;0)*[$Bow.$F$2]" office:value-type="float" office:value="72.1550096892651" calcext:value-type="float">
            <text:p>72.2</text:p>
          </table:table-cell>
          <table:table-cell table:style-name="ce19" table:formula="of:=MAX([$Bow.E$3] - [.$C6]; 0)*MAX(1 - [.$D6]/100;0)*[$Bow.$F$3]" office:value-type="float" office:value="95.6318342322431" calcext:value-type="float">
            <text:p>95.6</text:p>
          </table:table-cell>
          <table:table-cell table:style-name="ce19" table:formula="of:=MAX([$Bow.E$4] - [.$C6]; 0)*MAX(1 - [.$D6]/100;0)*[$Bow.$F$4]" office:value-type="float" office:value="116.50012271489" calcext:value-type="float">
            <text:p>116.5</text:p>
          </table:table-cell>
          <table:table-cell table:style-name="ce19" table:formula="of:=MAX([$Bow.E$5] - [.$C6]; 0)*MAX(1 - [.$D6]/100;0)*[$Bow.$F$5]" office:value-type="float" office:value="145.19401937853" calcext:value-type="float">
            <text:p>145.2</text:p>
          </table:table-cell>
          <table:table-cell table:style-name="ce19" table:formula="of:=MAX([$Bow.E$6] - [.$C6]; 0)*MAX(1 - [.$D6]/100;0)*[$Bow.$F$6]" office:value-type="float" office:value="173.88791604217" calcext:value-type="float">
            <text:p>173.9</text:p>
          </table:table-cell>
          <table:table-cell table:style-name="ce19" table:formula="of:=MAX([$Bow.E$7] - [.$C6]; 0)*MAX(1 - [.$D6]/100;0)*[$Bow.$F$7]" office:value-type="float" office:value="207.798884826472" calcext:value-type="float">
            <text:p>207.8</text:p>
          </table:table-cell>
          <table:table-cell table:style-name="ce20"/>
          <table:table-cell table:style-name="ce19" table:formula="of:=MAX([$Crossbow.E$2] - [.$C6]/2; 0)*MAX(1 - [.$D6]/200;0)*[$Crossbow.$F$2]" office:value-type="float" office:value="88.536" calcext:value-type="float">
            <text:p>88.5</text:p>
          </table:table-cell>
          <table:table-cell table:style-name="ce19" table:formula="of:=MAX([$Crossbow.E$3] - [.$C6]/2; 0)*MAX(1 - [.$D6]/200;0)*[$Crossbow.$F$3]" office:value-type="float" office:value="113.526" calcext:value-type="float">
            <text:p>113.5</text:p>
          </table:table-cell>
          <table:table-cell table:style-name="ce19" table:formula="of:=MAX([$Crossbow.E$4] - [.$C6]/2; 0)*MAX(1 - [.$D6]/200;0)*[$Crossbow.$F$4]" office:value-type="float" office:value="142.2288" calcext:value-type="float">
            <text:p>142.2</text:p>
          </table:table-cell>
          <table:table-cell table:style-name="ce19" table:formula="of:=MAX([$Crossbow.E$5] - [.$C6]/2; 0)*MAX(1 - [.$D6]/200;0)*[$Crossbow.$F$5]" office:value-type="float" office:value="174.216" calcext:value-type="float">
            <text:p>174.2</text:p>
          </table:table-cell>
          <table:table-cell table:style-name="ce19" table:formula="of:=MAX([$Crossbow.E$6] - [.$C6]/2; 0)*MAX(1 - [.$D6]/200;0)*[$Crossbow.$F$6]" office:value-type="float" office:value="210.35868" calcext:value-type="float">
            <text:p>210.4</text:p>
          </table:table-cell>
          <table:table-cell table:style-name="ce19" table:formula="of:=MAX([$Crossbow.E$7] - [.$C6]/2; 0)*MAX(1 - [.$D6]/200;0)*[$Crossbow.$F$7]" office:value-type="float" office:value="249.166008" calcext:value-type="float">
            <text:p>249.2</text:p>
          </table:table-cell>
          <table:table-cell table:number-columns-repeated="2"/>
          <table:table-cell table:style-name="ce21" table:formula="of:=MAX([$doge.E$3] - [.$C6]; 0)" office:value-type="float" office:value="28" calcext:value-type="float">
            <text:p>28</text:p>
          </table:table-cell>
          <table:table-cell table:style-name="ce21" table:formula="of:=MAX([$doge.$E$4] - [.$C6]; 0)" office:value-type="float" office:value="33" calcext:value-type="float">
            <text:p>33</text:p>
          </table:table-cell>
          <table:table-cell table:style-name="ce21" table:formula="of:=MAX([$doge.$E$5] - [.$C6]; 0)" office:value-type="float" office:value="38" calcext:value-type="float">
            <text:p>38</text:p>
          </table:table-cell>
          <table:table-cell table:style-name="ce21" table:formula="of:=MAX([$doge.$E$6] - [.$C6]; 0)" office:value-type="float" office:value="43" calcext:value-type="float">
            <text:p>43</text:p>
          </table:table-cell>
          <table:table-cell table:style-name="ce21" table:formula="of:=MAX([$doge.$E$7] - [.$C6]; 0)" office:value-type="float" office:value="48" calcext:value-type="float">
            <text:p>48</text:p>
          </table:table-cell>
          <table:table-cell table:style-name="ce21"/>
          <table:table-cell table:style-name="ce22" table:formula="of:=MAX([$hors.$E$3] - [.$C6]/2; 0)*MAX(1 - [.$D6]/200;0)" office:value-type="float" office:value="62.16" calcext:value-type="float">
            <text:p>62.2</text:p>
          </table:table-cell>
          <table:table-cell table:style-name="ce22" table:formula="of:=MAX([$hors.$E$4] - [.$C6]/2; 0)*MAX(1 - [.$D6]/200;0)" office:value-type="float" office:value="74.76" calcext:value-type="float">
            <text:p>74.8</text:p>
          </table:table-cell>
          <table:table-cell table:style-name="ce22" table:formula="of:=MAX([$hors.$E$5] - [.$C6]/2; 0)*MAX(1 - [.$D6]/200;0)" office:value-type="float" office:value="95.76" calcext:value-type="float">
            <text:p>95.8</text:p>
          </table:table-cell>
          <table:table-cell table:style-name="ce22" table:formula="of:=MAX([$hors.$E$6] - [.$C6]/2; 0)*MAX(1 - [.$D6]/200;0)" office:value-type="float" office:value="116.76" calcext:value-type="float">
            <text:p>116.8</text:p>
          </table:table-cell>
          <table:table-cell table:style-name="ce21"/>
          <table:table-cell table:style-name="ce22" table:formula="of:=MAX([$irgl.$E$3] - [.$C6]; 0)*MAX(1 - [.$D6]/100;0)" office:value-type="float" office:value="134.64" calcext:value-type="float">
            <text:p>134.6</text:p>
          </table:table-cell>
          <table:table-cell table:style-name="ce22" table:formula="of:=MAX([$irgl.$E$4] - [.$C6]; 0)*MAX(1 - [.$D6]/100;0)" office:value-type="float" office:value="151.64" calcext:value-type="float">
            <text:p>151.6</text:p>
          </table:table-cell>
          <table:table-cell table:style-name="ce22" table:formula="of:=MAX([$irgl.$E$5] - [.$C6]; 0)*MAX(1 - [.$D6]/100;0)" office:value-type="float" office:value="175.44" calcext:value-type="float">
            <text:p>175.4</text:p>
          </table:table-cell>
          <table:table-cell table:style-name="ce22" table:formula="of:=MAX([$irgl.$E$6] - [.$C6]; 0)*MAX(1 - [.$D6]/100;0)" office:value-type="float" office:value="202.64" calcext:value-type="float">
            <text:p>202.6</text:p>
          </table:table-cell>
          <table:table-cell table:style-name="ce21"/>
          <table:table-cell table:style-name="ce22" table:formula="of:=MAX([$sngl.$E$3]; 0)*MAX(1 - [.$D6]/100;0)" office:value-type="float" office:value="81.6" calcext:value-type="float">
            <text:p>81.6</text:p>
          </table:table-cell>
          <table:table-cell table:style-name="ce22" table:formula="of:=MAX([$sngl.$E$4]; 0)*MAX(1 - [.$D6]/100;0)" office:value-type="float" office:value="95.2" calcext:value-type="float">
            <text:p>95.2</text:p>
          </table:table-cell>
          <table:table-cell table:style-name="ce22" table:formula="of:=MAX([$sngl.$E$5]; 0)*MAX(1 - [.$D6]/100;0)" office:value-type="float" office:value="115.6" calcext:value-type="float">
            <text:p>115.6</text:p>
          </table:table-cell>
          <table:table-cell table:style-name="ce22" table:formula="of:=MAX([$sngl.$E$6]; 0)*MAX(1 - [.$D6]/100;0)" office:value-type="float" office:value="136" calcext:value-type="float">
            <text:p>136.0</text:p>
          </table:table-cell>
          <table:table-cell table:number-columns-repeated="1630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table:style-name="ce5" table:formula="of:=([.$B7] + 3 * [.$C7]) / 10 / (1 - [.$D7] * 0.006) *POWER([.$E7]; 0.75) * [.$C$14] / 13" office:value-type="float" office:value="235.331899498893" calcext:value-type="float">
            <text:p>235.3</text:p>
          </table:table-cell>
          <table:table-cell table:style-name="ce5" office:value-type="float" office:value="9.5" calcext:value-type="float">
            <text:p>9.5</text:p>
          </table:table-cell>
          <table:table-cell table:style-name="ce7" table:formula="of:=COM.MICROSOFT.CEILING.MATH(LN(MAX([.$G7]*4;1))^2.5+1)" office:value-type="float" office:value="27" calcext:value-type="float">
            <text:p>27</text:p>
          </table:table-cell>
          <table:table-cell table:style-name="ce7" table:formula="of:=COM.MICROSOFT.CEILING.MATH(LN(MAX([.$G7]*3.5;1))^2.5+1)" office:value-type="float" office:value="24" calcext:value-type="float">
            <text:p>24</text:p>
          </table:table-cell>
          <table:table-cell table:style-name="ce7" table:formula="of:=COM.MICROSOFT.CEILING.MATH(LN(MAX([.$G7]*3;1))^2.5+1)" office:value-type="float" office:value="22" calcext:value-type="float">
            <text:p>22</text:p>
          </table:table-cell>
          <table:table-cell table:style-name="ce7" table:formula="of:=COM.MICROSOFT.CEILING.MATH(LN(MAX([.$G7]*2.5;1))^2.5+1)" office:value-type="float" office:value="19" calcext:value-type="float">
            <text:p>19</text:p>
          </table:table-cell>
          <table:table-cell/>
          <table:table-cell table:style-name="ce5"/>
          <table:table-cell table:style-name="ce19" table:formula="of:=MAX([$Sword.E$2] - [.$C7]; 0)*[$Sword.$F$2]" office:value-type="float" office:value="69" calcext:value-type="float">
            <text:p>69.0</text:p>
          </table:table-cell>
          <table:table-cell table:style-name="ce19" table:formula="of:=MAX([$Sword.E$3] - [.$C7]; 0)*[$Sword.$F$3]" office:value-type="float" office:value="91.875" calcext:value-type="float">
            <text:p>91.9</text:p>
          </table:table-cell>
          <table:table-cell table:style-name="ce19" table:formula="of:=MAX([$Sword.E$4] - [.$C7]; 0)*[$Sword.$F$4]" office:value-type="float" office:value="117.9375" calcext:value-type="float">
            <text:p>117.9</text:p>
          </table:table-cell>
          <table:table-cell table:style-name="ce19" table:formula="of:=MAX([$Sword.E$5] - [.$C7]; 0)*[$Sword.$F$5]" office:value-type="float" office:value="147.75" calcext:value-type="float">
            <text:p>147.8</text:p>
          </table:table-cell>
          <table:table-cell table:style-name="ce19" table:formula="of:=MAX([$Sword.E$6] - [.$C7]; 0)*[$Sword.$F$6]" office:value-type="float" office:value="183" calcext:value-type="float">
            <text:p>183.0</text:p>
          </table:table-cell>
          <table:table-cell table:style-name="ce19" table:formula="of:=MAX([$Sword.E$7] - [.$C7]; 0)*[$Sword.$F$7]" office:value-type="float" office:value="220.6875" calcext:value-type="float">
            <text:p>220.7</text:p>
          </table:table-cell>
          <table:table-cell table:style-name="ce19" table:formula="of:=MAX([$Sword.E$8] - [.$C7]; 0)*[$Sword.$F$8]" office:value-type="float" office:value="261.375" calcext:value-type="float">
            <text:p>261.4</text:p>
          </table:table-cell>
          <table:table-cell table:style-name="ce19" table:formula="of:=MAX([$Sword.E$9] - [.$C7]; 0)*[$Sword.$F$9]" office:value-type="float" office:value="82.5" calcext:value-type="float">
            <text:p>82.5</text:p>
          </table:table-cell>
          <table:table-cell table:style-name="ce20"/>
          <table:table-cell table:style-name="ce19" table:formula="of:=MAX([$Axe.E$2] - [.$C7]/2; 0)*MAX(1 - [.$D7]/200;0)*[$Axe.$F$2]" office:value-type="float" office:value="81.84" calcext:value-type="float">
            <text:p>81.8</text:p>
          </table:table-cell>
          <table:table-cell table:style-name="ce19" table:formula="of:=MAX([$Axe.E$3] - [.$C7]/2; 0)*MAX(1 - [.$D7]/200;0)*[$Axe.$F$3]" office:value-type="float" office:value="104.94" calcext:value-type="float">
            <text:p>104.9</text:p>
          </table:table-cell>
          <table:table-cell table:style-name="ce19" table:formula="of:=MAX([$Axe.E$4] - [.$C7]/2; 0)*MAX(1 - [.$D7]/200;0)*[$Axe.$F$4]" office:value-type="float" office:value="131.175" calcext:value-type="float">
            <text:p>131.2</text:p>
          </table:table-cell>
          <table:table-cell table:style-name="ce19" table:formula="of:=MAX([$Axe.E$5] - [.$C7]/2; 0)*MAX(1 - [.$D7]/200;0)*[$Axe.$F$5]" office:value-type="float" office:value="161.535" calcext:value-type="float">
            <text:p>161.5</text:p>
          </table:table-cell>
          <table:table-cell table:style-name="ce19" table:formula="of:=MAX([$Axe.E$6] - [.$C7]/2; 0)*MAX(1 - [.$D7]/200;0)*[$Axe.$F$6]" office:value-type="float" office:value="194.205" calcext:value-type="float">
            <text:p>194.2</text:p>
          </table:table-cell>
          <table:table-cell table:style-name="ce19" table:formula="of:=MAX([$Axe.E$7] - [.$C7]/2; 0)*MAX(1 - [.$D7]/200;0)*[$Axe.$F$7]" office:value-type="float" office:value="230.34" calcext:value-type="float">
            <text:p>230.3</text:p>
          </table:table-cell>
          <table:table-cell table:style-name="ce20"/>
          <table:table-cell table:style-name="ce19" table:formula="of:=MAX([$Scythe.D$2]; 0)*MAX(1 - [.$D7]/100;0)*[$Scythe.$F$2]" office:value-type="float" office:value="59.8" calcext:value-type="float">
            <text:p>59.8</text:p>
          </table:table-cell>
          <table:table-cell table:style-name="ce19" table:formula="of:=MAX([$Scythe.D$3]; 0)*MAX(1 - [.$D7]/100;0)*[$Scythe.$F$3]" office:value-type="float" office:value="79.3" calcext:value-type="float">
            <text:p>79.3</text:p>
          </table:table-cell>
          <table:table-cell table:style-name="ce19" table:formula="of:=MAX([$Scythe.D$4]; 0)*MAX(1 - [.$D7]/100;0)*[$Scythe.$F$4]" office:value-type="float" office:value="101.4" calcext:value-type="float">
            <text:p>101.4</text:p>
          </table:table-cell>
          <table:table-cell table:style-name="ce19" table:formula="of:=MAX([$Scythe.D$5]; 0)*MAX(1 - [.$D7]/100;0)*[$Scythe.$F$5]" office:value-type="float" office:value="127.4" calcext:value-type="float">
            <text:p>127.4</text:p>
          </table:table-cell>
          <table:table-cell table:style-name="ce19" table:formula="of:=MAX([$Scythe.D$6]; 0)*MAX(1 - [.$D7]/100;0)*[$Scythe.$F$6]" office:value-type="float" office:value="156" calcext:value-type="float">
            <text:p>156.0</text:p>
          </table:table-cell>
          <table:table-cell table:style-name="ce19" table:formula="of:=MAX([$Scythe.D$7]; 0)*MAX(1 - [.$D7]/100;0)*[$Scythe.$F$7]" office:value-type="float" office:value="187.2" calcext:value-type="float">
            <text:p>187.2</text:p>
          </table:table-cell>
          <table:table-cell table:style-name="ce19" table:formula="of:=MAX([$Scythe.D$8]; 0)*MAX(1 - [.$D7]/100;0)*[$Scythe.$F$8]" office:value-type="float" office:value="49.4" calcext:value-type="float">
            <text:p>49.4</text:p>
          </table:table-cell>
          <table:table-cell table:style-name="ce19" table:formula="of:=MAX([$Scythe.D$9]; 0)*MAX(1 - [.$D7]/100;0)*[$Scythe.$F$9]" office:value-type="float" office:value="57.2" calcext:value-type="float">
            <text:p>57.2</text:p>
          </table:table-cell>
          <table:table-cell table:style-name="ce19" table:formula="of:=MAX([$Scythe.D$10]; 0)*MAX(1 - [.$D7]/100;0)*[$Scythe.$F$10]" office:value-type="float" office:value="65" calcext:value-type="float">
            <text:p>65.0</text:p>
          </table:table-cell>
          <table:table-cell table:style-name="ce20"/>
          <table:table-cell table:style-name="ce20" table:formula="of:=MAX([$Staff.E$2]; 0)*[$Staff.$F$2]" office:value-type="float" office:value="73.6" calcext:value-type="float">
            <text:p>73.6</text:p>
          </table:table-cell>
          <table:table-cell table:style-name="ce20" table:formula="of:=MAX([$Staff.E$3]; 0)*[$Staff.$F$3]" office:value-type="float" office:value="100" calcext:value-type="float">
            <text:p>100</text:p>
          </table:table-cell>
          <table:table-cell table:style-name="ce20" table:formula="of:=MAX([$Staff.E$4]; 0)*[$Staff.$F$4]" office:value-type="float" office:value="128" calcext:value-type="float">
            <text:p>128</text:p>
          </table:table-cell>
          <table:table-cell table:style-name="ce20" table:formula="of:=MAX([$Staff.E$5]; 0)*[$Staff.$F$5]" office:value-type="float" office:value="160.8" calcext:value-type="float">
            <text:p>160.8</text:p>
          </table:table-cell>
          <table:table-cell table:style-name="ce20" table:formula="of:=MAX([$Staff.E$6]; 0)*[$Staff.$F$6]" office:value-type="float" office:value="196" calcext:value-type="float">
            <text:p>196</text:p>
          </table:table-cell>
          <table:table-cell table:style-name="ce20" table:formula="of:=MAX([$Staff.E$7]; 0)*[$Staff.$F$7]" office:value-type="float" office:value="235.2" calcext:value-type="float">
            <text:p>235.2</text:p>
          </table:table-cell>
          <table:table-cell table:style-name="ce20"/>
          <table:table-cell table:style-name="ce19" table:formula="of:=MAX([$Bow.E$2] - [.$C7]; 0)*MAX(1 - [.$D7]/100;0)*[$Bow.$F$2]" office:value-type="float" office:value="68.9717004382681" calcext:value-type="float">
            <text:p>69.0</text:p>
          </table:table-cell>
          <table:table-cell table:style-name="ce19" table:formula="of:=MAX([$Bow.E$3] - [.$C7]; 0)*MAX(1 - [.$D7]/100;0)*[$Bow.$F$3]" office:value-type="float" office:value="91.4127827219971" calcext:value-type="float">
            <text:p>91.4</text:p>
          </table:table-cell>
          <table:table-cell table:style-name="ce19" table:formula="of:=MAX([$Bow.E$4] - [.$C7]; 0)*MAX(1 - [.$D7]/100;0)*[$Bow.$F$4]" office:value-type="float" office:value="111.360411418645" calcext:value-type="float">
            <text:p>111.4</text:p>
          </table:table-cell>
          <table:table-cell table:style-name="ce19" table:formula="of:=MAX([$Bow.E$5] - [.$C7]; 0)*MAX(1 - [.$D7]/100;0)*[$Bow.$F$5]" office:value-type="float" office:value="138.788400876536" calcext:value-type="float">
            <text:p>138.8</text:p>
          </table:table-cell>
          <table:table-cell table:style-name="ce19" table:formula="of:=MAX([$Bow.E$6] - [.$C7]; 0)*MAX(1 - [.$D7]/100;0)*[$Bow.$F$6]" office:value-type="float" office:value="166.216390334427" calcext:value-type="float">
            <text:p>166.2</text:p>
          </table:table-cell>
          <table:table-cell table:style-name="ce19" table:formula="of:=MAX([$Bow.E$7] - [.$C7]; 0)*MAX(1 - [.$D7]/100;0)*[$Bow.$F$7]" office:value-type="float" office:value="198.63128696648" calcext:value-type="float">
            <text:p>198.6</text:p>
          </table:table-cell>
          <table:table-cell table:style-name="ce20"/>
          <table:table-cell table:style-name="ce19" table:formula="of:=MAX([$Crossbow.E$2] - [.$C7]/2; 0)*MAX(1 - [.$D7]/200;0)*[$Crossbow.$F$2]" office:value-type="float" office:value="86.955" calcext:value-type="float">
            <text:p>87.0</text:p>
          </table:table-cell>
          <table:table-cell table:style-name="ce19" table:formula="of:=MAX([$Crossbow.E$3] - [.$C7]/2; 0)*MAX(1 - [.$D7]/200;0)*[$Crossbow.$F$3]" office:value-type="float" office:value="111.49875" calcext:value-type="float">
            <text:p>111.5</text:p>
          </table:table-cell>
          <table:table-cell table:style-name="ce19" table:formula="of:=MAX([$Crossbow.E$4] - [.$C7]/2; 0)*MAX(1 - [.$D7]/200;0)*[$Crossbow.$F$4]" office:value-type="float" office:value="139.689" calcext:value-type="float">
            <text:p>139.7</text:p>
          </table:table-cell>
          <table:table-cell table:style-name="ce19" table:formula="of:=MAX([$Crossbow.E$5] - [.$C7]/2; 0)*MAX(1 - [.$D7]/200;0)*[$Crossbow.$F$5]" office:value-type="float" office:value="171.105" calcext:value-type="float">
            <text:p>171.1</text:p>
          </table:table-cell>
          <table:table-cell table:style-name="ce19" table:formula="of:=MAX([$Crossbow.E$6] - [.$C7]/2; 0)*MAX(1 - [.$D7]/200;0)*[$Crossbow.$F$6]" office:value-type="float" office:value="206.602275" calcext:value-type="float">
            <text:p>206.6</text:p>
          </table:table-cell>
          <table:table-cell table:style-name="ce19" table:formula="of:=MAX([$Crossbow.E$7] - [.$C7]/2; 0)*MAX(1 - [.$D7]/200;0)*[$Crossbow.$F$7]" office:value-type="float" office:value="244.716615" calcext:value-type="float">
            <text:p>244.7</text:p>
          </table:table-cell>
          <table:table-cell table:number-columns-repeated="2"/>
          <table:table-cell table:style-name="ce21" table:formula="of:=MAX([$doge.E$3] - [.$C7]; 0)" office:value-type="float" office:value="28" calcext:value-type="float">
            <text:p>28</text:p>
          </table:table-cell>
          <table:table-cell table:style-name="ce21" table:formula="of:=MAX([$doge.$E$4] - [.$C7]; 0)" office:value-type="float" office:value="33" calcext:value-type="float">
            <text:p>33</text:p>
          </table:table-cell>
          <table:table-cell table:style-name="ce21" table:formula="of:=MAX([$doge.$E$5] - [.$C7]; 0)" office:value-type="float" office:value="38" calcext:value-type="float">
            <text:p>38</text:p>
          </table:table-cell>
          <table:table-cell table:style-name="ce21" table:formula="of:=MAX([$doge.$E$6] - [.$C7]; 0)" office:value-type="float" office:value="43" calcext:value-type="float">
            <text:p>43</text:p>
          </table:table-cell>
          <table:table-cell table:style-name="ce21" table:formula="of:=MAX([$doge.$E$7] - [.$C7]; 0)" office:value-type="float" office:value="48" calcext:value-type="float">
            <text:p>48</text:p>
          </table:table-cell>
          <table:table-cell table:style-name="ce21"/>
          <table:table-cell table:style-name="ce22" table:formula="of:=MAX([$hors.$E$3] - [.$C7]/2; 0)*MAX(1 - [.$D7]/200;0)" office:value-type="float" office:value="61.05" calcext:value-type="float">
            <text:p>61.1</text:p>
          </table:table-cell>
          <table:table-cell table:style-name="ce22" table:formula="of:=MAX([$hors.$E$4] - [.$C7]/2; 0)*MAX(1 - [.$D7]/200;0)" office:value-type="float" office:value="73.425" calcext:value-type="float">
            <text:p>73.4</text:p>
          </table:table-cell>
          <table:table-cell table:style-name="ce22" table:formula="of:=MAX([$hors.$E$5] - [.$C7]/2; 0)*MAX(1 - [.$D7]/200;0)" office:value-type="float" office:value="94.05" calcext:value-type="float">
            <text:p>94.1</text:p>
          </table:table-cell>
          <table:table-cell table:style-name="ce22" table:formula="of:=MAX([$hors.$E$6] - [.$C7]/2; 0)*MAX(1 - [.$D7]/200;0)" office:value-type="float" office:value="114.675" calcext:value-type="float">
            <text:p>114.7</text:p>
          </table:table-cell>
          <table:table-cell table:style-name="ce21"/>
          <table:table-cell table:style-name="ce22" table:formula="of:=MAX([$irgl.$E$3] - [.$C7]; 0)*MAX(1 - [.$D7]/100;0)" office:value-type="float" office:value="128.7" calcext:value-type="float">
            <text:p>128.7</text:p>
          </table:table-cell>
          <table:table-cell table:style-name="ce22" table:formula="of:=MAX([$irgl.$E$4] - [.$C7]; 0)*MAX(1 - [.$D7]/100;0)" office:value-type="float" office:value="144.95" calcext:value-type="float">
            <text:p>145.0</text:p>
          </table:table-cell>
          <table:table-cell table:style-name="ce22" table:formula="of:=MAX([$irgl.$E$5] - [.$C7]; 0)*MAX(1 - [.$D7]/100;0)" office:value-type="float" office:value="167.7" calcext:value-type="float">
            <text:p>167.7</text:p>
          </table:table-cell>
          <table:table-cell table:style-name="ce22" table:formula="of:=MAX([$irgl.$E$6] - [.$C7]; 0)*MAX(1 - [.$D7]/100;0)" office:value-type="float" office:value="193.7" calcext:value-type="float">
            <text:p>193.7</text:p>
          </table:table-cell>
          <table:table-cell table:style-name="ce21"/>
          <table:table-cell table:style-name="ce22" table:formula="of:=MAX([$sngl.$E$3]; 0)*MAX(1 - [.$D7]/100;0)" office:value-type="float" office:value="78" calcext:value-type="float">
            <text:p>78.0</text:p>
          </table:table-cell>
          <table:table-cell table:style-name="ce22" table:formula="of:=MAX([$sngl.$E$4]; 0)*MAX(1 - [.$D7]/100;0)" office:value-type="float" office:value="91" calcext:value-type="float">
            <text:p>91.0</text:p>
          </table:table-cell>
          <table:table-cell table:style-name="ce22" table:formula="of:=MAX([$sngl.$E$5]; 0)*MAX(1 - [.$D7]/100;0)" office:value-type="float" office:value="110.5" calcext:value-type="float">
            <text:p>110.5</text:p>
          </table:table-cell>
          <table:table-cell table:style-name="ce22" table:formula="of:=MAX([$sngl.$E$6]; 0)*MAX(1 - [.$D7]/100;0)" office:value-type="float" office:value="130" calcext:value-type="float">
            <text:p>130.0</text:p>
          </table:table-cell>
          <table:table-cell table:number-columns-repeated="1630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5" calcext:value-type="float">
            <text:p>675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30" calcext:value-type="float">
            <text:p>130</text:p>
          </table:table-cell>
          <table:table-cell table:style-name="ce5" table:formula="of:=([.$B8] + 3 * [.$C8]) / 10 / (1 - [.$D8] * 0.006) *POWER([.$E8]; 0.75) * [.$C$14] / 13" office:value-type="float" office:value="286.406817698605" calcext:value-type="float">
            <text:p>286.4</text:p>
          </table:table-cell>
          <table:table-cell table:style-name="ce5" office:value-type="float" office:value="12" calcext:value-type="float">
            <text:p>12.0</text:p>
          </table:table-cell>
          <table:table-cell table:style-name="ce7" table:formula="of:=COM.MICROSOFT.CEILING.MATH(LN(MAX([.$G8]*4;1))^2.5+1)" office:value-type="float" office:value="31" calcext:value-type="float">
            <text:p>31</text:p>
          </table:table-cell>
          <table:table-cell table:style-name="ce7" table:formula="of:=COM.MICROSOFT.CEILING.MATH(LN(MAX([.$G8]*3.5;1))^2.5+1)" office:value-type="float" office:value="29" calcext:value-type="float">
            <text:p>29</text:p>
          </table:table-cell>
          <table:table-cell table:style-name="ce7" table:formula="of:=COM.MICROSOFT.CEILING.MATH(LN(MAX([.$G8]*3;1))^2.5+1)" office:value-type="float" office:value="26" calcext:value-type="float">
            <text:p>26</text:p>
          </table:table-cell>
          <table:table-cell table:style-name="ce7" table:formula="of:=COM.MICROSOFT.CEILING.MATH(LN(MAX([.$G8]*2.5;1))^2.5+1)" office:value-type="float" office:value="23" calcext:value-type="float">
            <text:p>23</text:p>
          </table:table-cell>
          <table:table-cell/>
          <table:table-cell table:style-name="ce5"/>
          <table:table-cell table:style-name="ce19" table:formula="of:=MAX([$Sword.E$2] - [.$C8]; 0)*[$Sword.$F$2]" office:value-type="float" office:value="67.5" calcext:value-type="float">
            <text:p>67.5</text:p>
          </table:table-cell>
          <table:table-cell table:style-name="ce19" table:formula="of:=MAX([$Sword.E$3] - [.$C8]; 0)*[$Sword.$F$3]" office:value-type="float" office:value="90.375" calcext:value-type="float">
            <text:p>90.4</text:p>
          </table:table-cell>
          <table:table-cell table:style-name="ce19" table:formula="of:=MAX([$Sword.E$4] - [.$C8]; 0)*[$Sword.$F$4]" office:value-type="float" office:value="116.4375" calcext:value-type="float">
            <text:p>116.4</text:p>
          </table:table-cell>
          <table:table-cell table:style-name="ce19" table:formula="of:=MAX([$Sword.E$5] - [.$C8]; 0)*[$Sword.$F$5]" office:value-type="float" office:value="146.25" calcext:value-type="float">
            <text:p>146.3</text:p>
          </table:table-cell>
          <table:table-cell table:style-name="ce19" table:formula="of:=MAX([$Sword.E$6] - [.$C8]; 0)*[$Sword.$F$6]" office:value-type="float" office:value="181.5" calcext:value-type="float">
            <text:p>181.5</text:p>
          </table:table-cell>
          <table:table-cell table:style-name="ce19" table:formula="of:=MAX([$Sword.E$7] - [.$C8]; 0)*[$Sword.$F$7]" office:value-type="float" office:value="219.1875" calcext:value-type="float">
            <text:p>219.2</text:p>
          </table:table-cell>
          <table:table-cell table:style-name="ce19" table:formula="of:=MAX([$Sword.E$8] - [.$C8]; 0)*[$Sword.$F$8]" office:value-type="float" office:value="259.875" calcext:value-type="float">
            <text:p>259.9</text:p>
          </table:table-cell>
          <table:table-cell table:style-name="ce19" table:formula="of:=MAX([$Sword.E$9] - [.$C8]; 0)*[$Sword.$F$9]" office:value-type="float" office:value="81" calcext:value-type="float">
            <text:p>81.0</text:p>
          </table:table-cell>
          <table:table-cell table:style-name="ce20"/>
          <table:table-cell table:style-name="ce19" table:formula="of:=MAX([$Axe.E$2] - [.$C8]/2; 0)*MAX(1 - [.$D8]/200;0)*[$Axe.$F$2]" office:value-type="float" office:value="80.522" calcext:value-type="float">
            <text:p>80.5</text:p>
          </table:table-cell>
          <table:table-cell table:style-name="ce19" table:formula="of:=MAX([$Axe.E$3] - [.$C8]/2; 0)*MAX(1 - [.$D8]/200;0)*[$Axe.$F$3]" office:value-type="float" office:value="103.342" calcext:value-type="float">
            <text:p>103.3</text:p>
          </table:table-cell>
          <table:table-cell table:style-name="ce19" table:formula="of:=MAX([$Axe.E$4] - [.$C8]/2; 0)*MAX(1 - [.$D8]/200;0)*[$Axe.$F$4]" office:value-type="float" office:value="129.259" calcext:value-type="float">
            <text:p>129.3</text:p>
          </table:table-cell>
          <table:table-cell table:style-name="ce19" table:formula="of:=MAX([$Axe.E$5] - [.$C8]/2; 0)*MAX(1 - [.$D8]/200;0)*[$Axe.$F$5]" office:value-type="float" office:value="159.251" calcext:value-type="float">
            <text:p>159.3</text:p>
          </table:table-cell>
          <table:table-cell table:style-name="ce19" table:formula="of:=MAX([$Axe.E$6] - [.$C8]/2; 0)*MAX(1 - [.$D8]/200;0)*[$Axe.$F$6]" office:value-type="float" office:value="191.525" calcext:value-type="float">
            <text:p>191.5</text:p>
          </table:table-cell>
          <table:table-cell table:style-name="ce19" table:formula="of:=MAX([$Axe.E$7] - [.$C8]/2; 0)*MAX(1 - [.$D8]/200;0)*[$Axe.$F$7]" office:value-type="float" office:value="227.222" calcext:value-type="float">
            <text:p>227.2</text:p>
          </table:table-cell>
          <table:table-cell table:style-name="ce20"/>
          <table:table-cell table:style-name="ce19" table:formula="of:=MAX([$Scythe.D$2]; 0)*MAX(1 - [.$D8]/100;0)*[$Scythe.$F$2]" office:value-type="float" office:value="57.96" calcext:value-type="float">
            <text:p>58.0</text:p>
          </table:table-cell>
          <table:table-cell table:style-name="ce19" table:formula="of:=MAX([$Scythe.D$3]; 0)*MAX(1 - [.$D8]/100;0)*[$Scythe.$F$3]" office:value-type="float" office:value="76.86" calcext:value-type="float">
            <text:p>76.9</text:p>
          </table:table-cell>
          <table:table-cell table:style-name="ce19" table:formula="of:=MAX([$Scythe.D$4]; 0)*MAX(1 - [.$D8]/100;0)*[$Scythe.$F$4]" office:value-type="float" office:value="98.28" calcext:value-type="float">
            <text:p>98.3</text:p>
          </table:table-cell>
          <table:table-cell table:style-name="ce19" table:formula="of:=MAX([$Scythe.D$5]; 0)*MAX(1 - [.$D8]/100;0)*[$Scythe.$F$5]" office:value-type="float" office:value="123.48" calcext:value-type="float">
            <text:p>123.5</text:p>
          </table:table-cell>
          <table:table-cell table:style-name="ce19" table:formula="of:=MAX([$Scythe.D$6]; 0)*MAX(1 - [.$D8]/100;0)*[$Scythe.$F$6]" office:value-type="float" office:value="151.2" calcext:value-type="float">
            <text:p>151.2</text:p>
          </table:table-cell>
          <table:table-cell table:style-name="ce19" table:formula="of:=MAX([$Scythe.D$7]; 0)*MAX(1 - [.$D8]/100;0)*[$Scythe.$F$7]" office:value-type="float" office:value="181.44" calcext:value-type="float">
            <text:p>181.4</text:p>
          </table:table-cell>
          <table:table-cell table:style-name="ce19" table:formula="of:=MAX([$Scythe.D$8]; 0)*MAX(1 - [.$D8]/100;0)*[$Scythe.$F$8]" office:value-type="float" office:value="47.88" calcext:value-type="float">
            <text:p>47.9</text:p>
          </table:table-cell>
          <table:table-cell table:style-name="ce19" table:formula="of:=MAX([$Scythe.D$9]; 0)*MAX(1 - [.$D8]/100;0)*[$Scythe.$F$9]" office:value-type="float" office:value="55.44" calcext:value-type="float">
            <text:p>55.4</text:p>
          </table:table-cell>
          <table:table-cell table:style-name="ce19" table:formula="of:=MAX([$Scythe.D$10]; 0)*MAX(1 - [.$D8]/100;0)*[$Scythe.$F$10]" office:value-type="float" office:value="63" calcext:value-type="float">
            <text:p>63.0</text:p>
          </table:table-cell>
          <table:table-cell table:style-name="ce20"/>
          <table:table-cell table:style-name="ce20" table:formula="of:=MAX([$Staff.E$2]; 0)*[$Staff.$F$2]" office:value-type="float" office:value="73.6" calcext:value-type="float">
            <text:p>73.6</text:p>
          </table:table-cell>
          <table:table-cell table:style-name="ce20" table:formula="of:=MAX([$Staff.E$3]; 0)*[$Staff.$F$3]" office:value-type="float" office:value="100" calcext:value-type="float">
            <text:p>100</text:p>
          </table:table-cell>
          <table:table-cell table:style-name="ce20" table:formula="of:=MAX([$Staff.E$4]; 0)*[$Staff.$F$4]" office:value-type="float" office:value="128" calcext:value-type="float">
            <text:p>128</text:p>
          </table:table-cell>
          <table:table-cell table:style-name="ce20" table:formula="of:=MAX([$Staff.E$5]; 0)*[$Staff.$F$5]" office:value-type="float" office:value="160.8" calcext:value-type="float">
            <text:p>160.8</text:p>
          </table:table-cell>
          <table:table-cell table:style-name="ce20" table:formula="of:=MAX([$Staff.E$6]; 0)*[$Staff.$F$6]" office:value-type="float" office:value="196" calcext:value-type="float">
            <text:p>196</text:p>
          </table:table-cell>
          <table:table-cell table:style-name="ce20" table:formula="of:=MAX([$Staff.E$7]; 0)*[$Staff.$F$7]" office:value-type="float" office:value="235.2" calcext:value-type="float">
            <text:p>235.2</text:p>
          </table:table-cell>
          <table:table-cell table:style-name="ce20"/>
          <table:table-cell table:style-name="ce19" table:formula="of:=MAX([$Bow.E$2] - [.$C8]; 0)*MAX(1 - [.$D8]/100;0)*[$Bow.$F$2]" office:value-type="float" office:value="66.4399942709368" calcext:value-type="float">
            <text:p>66.4</text:p>
          </table:table-cell>
          <table:table-cell table:style-name="ce19" table:formula="of:=MAX([$Bow.E$3] - [.$C8]; 0)*MAX(1 - [.$D8]/100;0)*[$Bow.$F$3]" office:value-type="float" office:value="88.1905817151665" calcext:value-type="float">
            <text:p>88.2</text:p>
          </table:table-cell>
          <table:table-cell table:style-name="ce19" table:formula="of:=MAX([$Bow.E$4] - [.$C8]; 0)*MAX(1 - [.$D8]/100;0)*[$Bow.$F$4]" office:value-type="float" office:value="107.524437221148" calcext:value-type="float">
            <text:p>107.5</text:p>
          </table:table-cell>
          <table:table-cell table:style-name="ce19" table:formula="of:=MAX([$Bow.E$5] - [.$C8]; 0)*MAX(1 - [.$D8]/100;0)*[$Bow.$F$5]" office:value-type="float" office:value="134.108488541874" calcext:value-type="float">
            <text:p>134.1</text:p>
          </table:table-cell>
          <table:table-cell table:style-name="ce19" table:formula="of:=MAX([$Bow.E$6] - [.$C8]; 0)*MAX(1 - [.$D8]/100;0)*[$Bow.$F$6]" office:value-type="float" office:value="160.692539862599" calcext:value-type="float">
            <text:p>160.7</text:p>
          </table:table-cell>
          <table:table-cell table:style-name="ce19" table:formula="of:=MAX([$Bow.E$7] - [.$C8]; 0)*MAX(1 - [.$D8]/100;0)*[$Bow.$F$7]" office:value-type="float" office:value="192.110055059819" calcext:value-type="float">
            <text:p>192.1</text:p>
          </table:table-cell>
          <table:table-cell table:style-name="ce20"/>
          <table:table-cell table:style-name="ce19" table:formula="of:=MAX([$Crossbow.E$2] - [.$C8]/2; 0)*MAX(1 - [.$D8]/200;0)*[$Crossbow.$F$2]" office:value-type="float" office:value="85.554625" calcext:value-type="float">
            <text:p>85.6</text:p>
          </table:table-cell>
          <table:table-cell table:style-name="ce19" table:formula="of:=MAX([$Crossbow.E$3] - [.$C8]/2; 0)*MAX(1 - [.$D8]/200;0)*[$Crossbow.$F$3]" office:value-type="float" office:value="109.800875" calcext:value-type="float">
            <text:p>109.8</text:p>
          </table:table-cell>
          <table:table-cell table:style-name="ce19" table:formula="of:=MAX([$Crossbow.E$4] - [.$C8]/2; 0)*MAX(1 - [.$D8]/200;0)*[$Crossbow.$F$4]" office:value-type="float" office:value="137.649425" calcext:value-type="float">
            <text:p>137.6</text:p>
          </table:table-cell>
          <table:table-cell table:style-name="ce19" table:formula="of:=MAX([$Crossbow.E$5] - [.$C8]/2; 0)*MAX(1 - [.$D8]/200;0)*[$Crossbow.$F$5]" office:value-type="float" office:value="168.684625" calcext:value-type="float">
            <text:p>168.7</text:p>
          </table:table-cell>
          <table:table-cell table:style-name="ce19" table:formula="of:=MAX([$Crossbow.E$6] - [.$C8]/2; 0)*MAX(1 - [.$D8]/200;0)*[$Crossbow.$F$6]" office:value-type="float" office:value="203.75163" calcext:value-type="float">
            <text:p>203.8</text:p>
          </table:table-cell>
          <table:table-cell table:style-name="ce19" table:formula="of:=MAX([$Crossbow.E$7] - [.$C8]/2; 0)*MAX(1 - [.$D8]/200;0)*[$Crossbow.$F$7]" office:value-type="float" office:value="241.403978" calcext:value-type="float">
            <text:p>241.4</text:p>
          </table:table-cell>
          <table:table-cell table:number-columns-repeated="2"/>
          <table:table-cell table:style-name="ce21" table:formula="of:=MAX([$doge.E$3] - [.$C8]; 0)" office:value-type="float" office:value="27" calcext:value-type="float">
            <text:p>27</text:p>
          </table:table-cell>
          <table:table-cell table:style-name="ce21" table:formula="of:=MAX([$doge.$E$4] - [.$C8]; 0)" office:value-type="float" office:value="32" calcext:value-type="float">
            <text:p>32</text:p>
          </table:table-cell>
          <table:table-cell table:style-name="ce21" table:formula="of:=MAX([$doge.$E$5] - [.$C8]; 0)" office:value-type="float" office:value="37" calcext:value-type="float">
            <text:p>37</text:p>
          </table:table-cell>
          <table:table-cell table:style-name="ce21" table:formula="of:=MAX([$doge.$E$6] - [.$C8]; 0)" office:value-type="float" office:value="42" calcext:value-type="float">
            <text:p>42</text:p>
          </table:table-cell>
          <table:table-cell table:style-name="ce21" table:formula="of:=MAX([$doge.$E$7] - [.$C8]; 0)" office:value-type="float" office:value="47" calcext:value-type="float">
            <text:p>47</text:p>
          </table:table-cell>
          <table:table-cell table:style-name="ce21"/>
          <table:table-cell table:style-name="ce22" table:formula="of:=MAX([$hors.$E$3] - [.$C8]/2; 0)*MAX(1 - [.$D8]/200;0)" office:value-type="float" office:value="59.9025" calcext:value-type="float">
            <text:p>59.9</text:p>
          </table:table-cell>
          <table:table-cell table:style-name="ce22" table:formula="of:=MAX([$hors.$E$4] - [.$C8]/2; 0)*MAX(1 - [.$D8]/200;0)" office:value-type="float" office:value="72.1275" calcext:value-type="float">
            <text:p>72.1</text:p>
          </table:table-cell>
          <table:table-cell table:style-name="ce22" table:formula="of:=MAX([$hors.$E$5] - [.$C8]/2; 0)*MAX(1 - [.$D8]/200;0)" office:value-type="float" office:value="92.5025" calcext:value-type="float">
            <text:p>92.5</text:p>
          </table:table-cell>
          <table:table-cell table:style-name="ce22" table:formula="of:=MAX([$hors.$E$6] - [.$C8]/2; 0)*MAX(1 - [.$D8]/200;0)" office:value-type="float" office:value="112.8775" calcext:value-type="float">
            <text:p>112.9</text:p>
          </table:table-cell>
          <table:table-cell table:style-name="ce21"/>
          <table:table-cell table:style-name="ce22" table:formula="of:=MAX([$irgl.$E$3] - [.$C8]; 0)*MAX(1 - [.$D8]/100;0)" office:value-type="float" office:value="124.11" calcext:value-type="float">
            <text:p>124.1</text:p>
          </table:table-cell>
          <table:table-cell table:style-name="ce22" table:formula="of:=MAX([$irgl.$E$4] - [.$C8]; 0)*MAX(1 - [.$D8]/100;0)" office:value-type="float" office:value="139.86" calcext:value-type="float">
            <text:p>139.9</text:p>
          </table:table-cell>
          <table:table-cell table:style-name="ce22" table:formula="of:=MAX([$irgl.$E$5] - [.$C8]; 0)*MAX(1 - [.$D8]/100;0)" office:value-type="float" office:value="161.91" calcext:value-type="float">
            <text:p>161.9</text:p>
          </table:table-cell>
          <table:table-cell table:style-name="ce22" table:formula="of:=MAX([$irgl.$E$6] - [.$C8]; 0)*MAX(1 - [.$D8]/100;0)" office:value-type="float" office:value="187.11" calcext:value-type="float">
            <text:p>187.1</text:p>
          </table:table-cell>
          <table:table-cell table:style-name="ce21"/>
          <table:table-cell table:style-name="ce22" table:formula="of:=MAX([$sngl.$E$3]; 0)*MAX(1 - [.$D8]/100;0)" office:value-type="float" office:value="75.6" calcext:value-type="float">
            <text:p>75.6</text:p>
          </table:table-cell>
          <table:table-cell table:style-name="ce22" table:formula="of:=MAX([$sngl.$E$4]; 0)*MAX(1 - [.$D8]/100;0)" office:value-type="float" office:value="88.2" calcext:value-type="float">
            <text:p>88.2</text:p>
          </table:table-cell>
          <table:table-cell table:style-name="ce22" table:formula="of:=MAX([$sngl.$E$5]; 0)*MAX(1 - [.$D8]/100;0)" office:value-type="float" office:value="107.1" calcext:value-type="float">
            <text:p>107.1</text:p>
          </table:table-cell>
          <table:table-cell table:style-name="ce22" table:formula="of:=MAX([$sngl.$E$6]; 0)*MAX(1 - [.$D8]/100;0)" office:value-type="float" office:value="126" calcext:value-type="float">
            <text:p>126.0</text:p>
          </table:table-cell>
          <table:table-cell table:number-columns-repeated="1630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30" calcext:value-type="float">
            <text:p>73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  <table:table-cell table:style-name="ce5" table:formula="of:=([.$B9] + 3 * [.$C9]) / 10 / (1 - [.$D9] * 0.006) *POWER([.$E9]; 0.75) * [.$C$14] / 13" office:value-type="float" office:value="345.195914866631" calcext:value-type="float">
            <text:p>345.2</text:p>
          </table:table-cell>
          <table:table-cell table:style-name="ce5" office:value-type="float" office:value="14.5" calcext:value-type="float">
            <text:p>14.5</text:p>
          </table:table-cell>
          <table:table-cell table:style-name="ce7" table:formula="of:=COM.MICROSOFT.CEILING.MATH(LN(MAX([.$G9]*4;1))^2.5+1)" office:value-type="float" office:value="35" calcext:value-type="float">
            <text:p>35</text:p>
          </table:table-cell>
          <table:table-cell table:style-name="ce7" table:formula="of:=COM.MICROSOFT.CEILING.MATH(LN(MAX([.$G9]*3.5;1))^2.5+1)" office:value-type="float" office:value="32" calcext:value-type="float">
            <text:p>32</text:p>
          </table:table-cell>
          <table:table-cell table:style-name="ce7" table:formula="of:=COM.MICROSOFT.CEILING.MATH(LN(MAX([.$G9]*3;1))^2.5+1)" office:value-type="float" office:value="29" calcext:value-type="float">
            <text:p>29</text:p>
          </table:table-cell>
          <table:table-cell table:style-name="ce7" table:formula="of:=COM.MICROSOFT.CEILING.MATH(LN(MAX([.$G9]*2.5;1))^2.5+1)" office:value-type="float" office:value="26" calcext:value-type="float">
            <text:p>26</text:p>
          </table:table-cell>
          <table:table-cell/>
          <table:table-cell table:style-name="ce5"/>
          <table:table-cell table:style-name="ce19" table:formula="of:=MAX([$Sword.E$2] - [.$C9]; 0)*[$Sword.$F$2]" office:value-type="float" office:value="66" calcext:value-type="float">
            <text:p>66.0</text:p>
          </table:table-cell>
          <table:table-cell table:style-name="ce19" table:formula="of:=MAX([$Sword.E$3] - [.$C9]; 0)*[$Sword.$F$3]" office:value-type="float" office:value="88.875" calcext:value-type="float">
            <text:p>88.9</text:p>
          </table:table-cell>
          <table:table-cell table:style-name="ce19" table:formula="of:=MAX([$Sword.E$4] - [.$C9]; 0)*[$Sword.$F$4]" office:value-type="float" office:value="114.9375" calcext:value-type="float">
            <text:p>114.9</text:p>
          </table:table-cell>
          <table:table-cell table:style-name="ce19" table:formula="of:=MAX([$Sword.E$5] - [.$C9]; 0)*[$Sword.$F$5]" office:value-type="float" office:value="144.75" calcext:value-type="float">
            <text:p>144.8</text:p>
          </table:table-cell>
          <table:table-cell table:style-name="ce19" table:formula="of:=MAX([$Sword.E$6] - [.$C9]; 0)*[$Sword.$F$6]" office:value-type="float" office:value="180" calcext:value-type="float">
            <text:p>180.0</text:p>
          </table:table-cell>
          <table:table-cell table:style-name="ce19" table:formula="of:=MAX([$Sword.E$7] - [.$C9]; 0)*[$Sword.$F$7]" office:value-type="float" office:value="217.6875" calcext:value-type="float">
            <text:p>217.7</text:p>
          </table:table-cell>
          <table:table-cell table:style-name="ce19" table:formula="of:=MAX([$Sword.E$8] - [.$C9]; 0)*[$Sword.$F$8]" office:value-type="float" office:value="258.375" calcext:value-type="float">
            <text:p>258.4</text:p>
          </table:table-cell>
          <table:table-cell table:style-name="ce19" table:formula="of:=MAX([$Sword.E$9] - [.$C9]; 0)*[$Sword.$F$9]" office:value-type="float" office:value="79.5" calcext:value-type="float">
            <text:p>79.5</text:p>
          </table:table-cell>
          <table:table-cell table:style-name="ce20"/>
          <table:table-cell table:style-name="ce19" table:formula="of:=MAX([$Axe.E$2] - [.$C9]/2; 0)*MAX(1 - [.$D9]/200;0)*[$Axe.$F$2]" office:value-type="float" office:value="78.72" calcext:value-type="float">
            <text:p>78.7</text:p>
          </table:table-cell>
          <table:table-cell table:style-name="ce19" table:formula="of:=MAX([$Axe.E$3] - [.$C9]/2; 0)*MAX(1 - [.$D9]/200;0)*[$Axe.$F$3]" office:value-type="float" office:value="101.12" calcext:value-type="float">
            <text:p>101.1</text:p>
          </table:table-cell>
          <table:table-cell table:style-name="ce19" table:formula="of:=MAX([$Axe.E$4] - [.$C9]/2; 0)*MAX(1 - [.$D9]/200;0)*[$Axe.$F$4]" office:value-type="float" office:value="126.56" calcext:value-type="float">
            <text:p>126.6</text:p>
          </table:table-cell>
          <table:table-cell table:style-name="ce19" table:formula="of:=MAX([$Axe.E$5] - [.$C9]/2; 0)*MAX(1 - [.$D9]/200;0)*[$Axe.$F$5]" office:value-type="float" office:value="156" calcext:value-type="float">
            <text:p>156.0</text:p>
          </table:table-cell>
          <table:table-cell table:style-name="ce19" table:formula="of:=MAX([$Axe.E$6] - [.$C9]/2; 0)*MAX(1 - [.$D9]/200;0)*[$Axe.$F$6]" office:value-type="float" office:value="187.68" calcext:value-type="float">
            <text:p>187.7</text:p>
          </table:table-cell>
          <table:table-cell table:style-name="ce19" table:formula="of:=MAX([$Axe.E$7] - [.$C9]/2; 0)*MAX(1 - [.$D9]/200;0)*[$Axe.$F$7]" office:value-type="float" office:value="222.72" calcext:value-type="float">
            <text:p>222.7</text:p>
          </table:table-cell>
          <table:table-cell table:style-name="ce20"/>
          <table:table-cell table:style-name="ce19" table:formula="of:=MAX([$Scythe.D$2]; 0)*MAX(1 - [.$D9]/100;0)*[$Scythe.$F$2]" office:value-type="float" office:value="55.2" calcext:value-type="float">
            <text:p>55.2</text:p>
          </table:table-cell>
          <table:table-cell table:style-name="ce19" table:formula="of:=MAX([$Scythe.D$3]; 0)*MAX(1 - [.$D9]/100;0)*[$Scythe.$F$3]" office:value-type="float" office:value="73.2" calcext:value-type="float">
            <text:p>73.2</text:p>
          </table:table-cell>
          <table:table-cell table:style-name="ce19" table:formula="of:=MAX([$Scythe.D$4]; 0)*MAX(1 - [.$D9]/100;0)*[$Scythe.$F$4]" office:value-type="float" office:value="93.6" calcext:value-type="float">
            <text:p>93.6</text:p>
          </table:table-cell>
          <table:table-cell table:style-name="ce19" table:formula="of:=MAX([$Scythe.D$5]; 0)*MAX(1 - [.$D9]/100;0)*[$Scythe.$F$5]" office:value-type="float" office:value="117.6" calcext:value-type="float">
            <text:p>117.6</text:p>
          </table:table-cell>
          <table:table-cell table:style-name="ce19" table:formula="of:=MAX([$Scythe.D$6]; 0)*MAX(1 - [.$D9]/100;0)*[$Scythe.$F$6]" office:value-type="float" office:value="144" calcext:value-type="float">
            <text:p>144.0</text:p>
          </table:table-cell>
          <table:table-cell table:style-name="ce19" table:formula="of:=MAX([$Scythe.D$7]; 0)*MAX(1 - [.$D9]/100;0)*[$Scythe.$F$7]" office:value-type="float" office:value="172.8" calcext:value-type="float">
            <text:p>172.8</text:p>
          </table:table-cell>
          <table:table-cell table:style-name="ce19" table:formula="of:=MAX([$Scythe.D$8]; 0)*MAX(1 - [.$D9]/100;0)*[$Scythe.$F$8]" office:value-type="float" office:value="45.6" calcext:value-type="float">
            <text:p>45.6</text:p>
          </table:table-cell>
          <table:table-cell table:style-name="ce19" table:formula="of:=MAX([$Scythe.D$9]; 0)*MAX(1 - [.$D9]/100;0)*[$Scythe.$F$9]" office:value-type="float" office:value="52.8" calcext:value-type="float">
            <text:p>52.8</text:p>
          </table:table-cell>
          <table:table-cell table:style-name="ce19" table:formula="of:=MAX([$Scythe.D$10]; 0)*MAX(1 - [.$D9]/100;0)*[$Scythe.$F$10]" office:value-type="float" office:value="60" calcext:value-type="float">
            <text:p>60.0</text:p>
          </table:table-cell>
          <table:table-cell table:style-name="ce20"/>
          <table:table-cell table:style-name="ce20" table:formula="of:=MAX([$Staff.E$2]; 0)*[$Staff.$F$2]" office:value-type="float" office:value="73.6" calcext:value-type="float">
            <text:p>73.6</text:p>
          </table:table-cell>
          <table:table-cell table:style-name="ce20" table:formula="of:=MAX([$Staff.E$3]; 0)*[$Staff.$F$3]" office:value-type="float" office:value="100" calcext:value-type="float">
            <text:p>100</text:p>
          </table:table-cell>
          <table:table-cell table:style-name="ce20" table:formula="of:=MAX([$Staff.E$4]; 0)*[$Staff.$F$4]" office:value-type="float" office:value="128" calcext:value-type="float">
            <text:p>128</text:p>
          </table:table-cell>
          <table:table-cell table:style-name="ce20" table:formula="of:=MAX([$Staff.E$5]; 0)*[$Staff.$F$5]" office:value-type="float" office:value="160.8" calcext:value-type="float">
            <text:p>160.8</text:p>
          </table:table-cell>
          <table:table-cell table:style-name="ce20" table:formula="of:=MAX([$Staff.E$6]; 0)*[$Staff.$F$6]" office:value-type="float" office:value="196" calcext:value-type="float">
            <text:p>196</text:p>
          </table:table-cell>
          <table:table-cell table:style-name="ce20" table:formula="of:=MAX([$Staff.E$7]; 0)*[$Staff.$F$7]" office:value-type="float" office:value="235.2" calcext:value-type="float">
            <text:p>235.2</text:p>
          </table:table-cell>
          <table:table-cell table:style-name="ce20"/>
          <table:table-cell table:style-name="ce19" table:formula="of:=MAX([$Bow.E$2] - [.$C9]; 0)*MAX(1 - [.$D9]/100;0)*[$Bow.$F$2]" office:value-type="float" office:value="62.8861850199398" calcext:value-type="float">
            <text:p>62.9</text:p>
          </table:table-cell>
          <table:table-cell table:style-name="ce19" table:formula="of:=MAX([$Bow.E$3] - [.$C9]; 0)*MAX(1 - [.$D9]/100;0)*[$Bow.$F$3]" office:value-type="float" office:value="83.6010302049204" calcext:value-type="float">
            <text:p>83.6</text:p>
          </table:table-cell>
          <table:table-cell table:style-name="ce19" table:formula="of:=MAX([$Bow.E$4] - [.$C9]; 0)*MAX(1 - [.$D9]/100;0)*[$Bow.$F$4]" office:value-type="float" office:value="102.014225924903" calcext:value-type="float">
            <text:p>102.0</text:p>
          </table:table-cell>
          <table:table-cell table:style-name="ce19" table:formula="of:=MAX([$Bow.E$5] - [.$C9]; 0)*MAX(1 - [.$D9]/100;0)*[$Bow.$F$5]" office:value-type="float" office:value="127.33237003988" calcext:value-type="float">
            <text:p>127.3</text:p>
          </table:table-cell>
          <table:table-cell table:style-name="ce19" table:formula="of:=MAX([$Bow.E$6] - [.$C9]; 0)*MAX(1 - [.$D9]/100;0)*[$Bow.$F$6]" office:value-type="float" office:value="152.650514154856" calcext:value-type="float">
            <text:p>152.7</text:p>
          </table:table-cell>
          <table:table-cell table:style-name="ce19" table:formula="of:=MAX([$Bow.E$7] - [.$C9]; 0)*MAX(1 - [.$D9]/100;0)*[$Bow.$F$7]" office:value-type="float" office:value="182.571957199828" calcext:value-type="float">
            <text:p>182.6</text:p>
          </table:table-cell>
          <table:table-cell table:style-name="ce20"/>
          <table:table-cell table:style-name="ce19" table:formula="of:=MAX([$Crossbow.E$2] - [.$C9]/2; 0)*MAX(1 - [.$D9]/200;0)*[$Crossbow.$F$2]" office:value-type="float" office:value="83.64" calcext:value-type="float">
            <text:p>83.6</text:p>
          </table:table-cell>
          <table:table-cell table:style-name="ce19" table:formula="of:=MAX([$Crossbow.E$3] - [.$C9]/2; 0)*MAX(1 - [.$D9]/200;0)*[$Crossbow.$F$3]" office:value-type="float" office:value="107.44" calcext:value-type="float">
            <text:p>107.4</text:p>
          </table:table-cell>
          <table:table-cell table:style-name="ce19" table:formula="of:=MAX([$Crossbow.E$4] - [.$C9]/2; 0)*MAX(1 - [.$D9]/200;0)*[$Crossbow.$F$4]" office:value-type="float" office:value="134.776" calcext:value-type="float">
            <text:p>134.8</text:p>
          </table:table-cell>
          <table:table-cell table:style-name="ce19" table:formula="of:=MAX([$Crossbow.E$5] - [.$C9]/2; 0)*MAX(1 - [.$D9]/200;0)*[$Crossbow.$F$5]" office:value-type="float" office:value="165.24" calcext:value-type="float">
            <text:p>165.2</text:p>
          </table:table-cell>
          <table:table-cell table:style-name="ce19" table:formula="of:=MAX([$Crossbow.E$6] - [.$C9]/2; 0)*MAX(1 - [.$D9]/200;0)*[$Crossbow.$F$6]" office:value-type="float" office:value="199.6616" calcext:value-type="float">
            <text:p>199.7</text:p>
          </table:table-cell>
          <table:table-cell table:style-name="ce19" table:formula="of:=MAX([$Crossbow.E$7] - [.$C9]/2; 0)*MAX(1 - [.$D9]/200;0)*[$Crossbow.$F$7]" office:value-type="float" office:value="236.62096" calcext:value-type="float">
            <text:p>236.6</text:p>
          </table:table-cell>
          <table:table-cell table:number-columns-repeated="2"/>
          <table:table-cell table:style-name="ce21" table:formula="of:=MAX([$doge.E$3] - [.$C9]; 0)" office:value-type="float" office:value="26" calcext:value-type="float">
            <text:p>26</text:p>
          </table:table-cell>
          <table:table-cell table:style-name="ce21" table:formula="of:=MAX([$doge.$E$4] - [.$C9]; 0)" office:value-type="float" office:value="31" calcext:value-type="float">
            <text:p>31</text:p>
          </table:table-cell>
          <table:table-cell table:style-name="ce21" table:formula="of:=MAX([$doge.$E$5] - [.$C9]; 0)" office:value-type="float" office:value="36" calcext:value-type="float">
            <text:p>36</text:p>
          </table:table-cell>
          <table:table-cell table:style-name="ce21" table:formula="of:=MAX([$doge.$E$6] - [.$C9]; 0)" office:value-type="float" office:value="41" calcext:value-type="float">
            <text:p>41</text:p>
          </table:table-cell>
          <table:table-cell table:style-name="ce21" table:formula="of:=MAX([$doge.$E$7] - [.$C9]; 0)" office:value-type="float" office:value="46" calcext:value-type="float">
            <text:p>46</text:p>
          </table:table-cell>
          <table:table-cell table:style-name="ce21"/>
          <table:table-cell table:style-name="ce22" table:formula="of:=MAX([$hors.$E$3] - [.$C9]/2; 0)*MAX(1 - [.$D9]/200;0)" office:value-type="float" office:value="58.4" calcext:value-type="float">
            <text:p>58.4</text:p>
          </table:table-cell>
          <table:table-cell table:style-name="ce22" table:formula="of:=MAX([$hors.$E$4] - [.$C9]/2; 0)*MAX(1 - [.$D9]/200;0)" office:value-type="float" office:value="70.4" calcext:value-type="float">
            <text:p>70.4</text:p>
          </table:table-cell>
          <table:table-cell table:style-name="ce22" table:formula="of:=MAX([$hors.$E$5] - [.$C9]/2; 0)*MAX(1 - [.$D9]/200;0)" office:value-type="float" office:value="90.4" calcext:value-type="float">
            <text:p>90.4</text:p>
          </table:table-cell>
          <table:table-cell table:style-name="ce22" table:formula="of:=MAX([$hors.$E$6] - [.$C9]/2; 0)*MAX(1 - [.$D9]/200;0)" office:value-type="float" office:value="110.4" calcext:value-type="float">
            <text:p>110.4</text:p>
          </table:table-cell>
          <table:table-cell table:style-name="ce21"/>
          <table:table-cell table:style-name="ce22" table:formula="of:=MAX([$irgl.$E$3] - [.$C9]; 0)*MAX(1 - [.$D9]/100;0)" office:value-type="float" office:value="117.6" calcext:value-type="float">
            <text:p>117.6</text:p>
          </table:table-cell>
          <table:table-cell table:style-name="ce22" table:formula="of:=MAX([$irgl.$E$4] - [.$C9]; 0)*MAX(1 - [.$D9]/100;0)" office:value-type="float" office:value="132.6" calcext:value-type="float">
            <text:p>132.6</text:p>
          </table:table-cell>
          <table:table-cell table:style-name="ce22" table:formula="of:=MAX([$irgl.$E$5] - [.$C9]; 0)*MAX(1 - [.$D9]/100;0)" office:value-type="float" office:value="153.6" calcext:value-type="float">
            <text:p>153.6</text:p>
          </table:table-cell>
          <table:table-cell table:style-name="ce22" table:formula="of:=MAX([$irgl.$E$6] - [.$C9]; 0)*MAX(1 - [.$D9]/100;0)" office:value-type="float" office:value="177.6" calcext:value-type="float">
            <text:p>177.6</text:p>
          </table:table-cell>
          <table:table-cell table:style-name="ce21"/>
          <table:table-cell table:style-name="ce22" table:formula="of:=MAX([$sngl.$E$3]; 0)*MAX(1 - [.$D9]/100;0)" office:value-type="float" office:value="72" calcext:value-type="float">
            <text:p>72.0</text:p>
          </table:table-cell>
          <table:table-cell table:style-name="ce22" table:formula="of:=MAX([$sngl.$E$4]; 0)*MAX(1 - [.$D9]/100;0)" office:value-type="float" office:value="84" calcext:value-type="float">
            <text:p>84.0</text:p>
          </table:table-cell>
          <table:table-cell table:style-name="ce22" table:formula="of:=MAX([$sngl.$E$5]; 0)*MAX(1 - [.$D9]/100;0)" office:value-type="float" office:value="102" calcext:value-type="float">
            <text:p>102.0</text:p>
          </table:table-cell>
          <table:table-cell table:style-name="ce22" table:formula="of:=MAX([$sngl.$E$6]; 0)*MAX(1 - [.$D9]/100;0)" office:value-type="float" office:value="120" calcext:value-type="float">
            <text:p>120.0</text:p>
          </table:table-cell>
          <table:table-cell table:number-columns-repeated="1630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>
            <draw:frame table:end-cell-address="husk.T29" table:end-x="0.1579in" table:end-y="0.0161in" draw:z-index="0" draw:name="Chart 1" draw:style-name="gr1" draw:text-style-name="P1" svg:width="5.1925in" svg:height="3.5787in" svg:x="0in" svg:y="0in">
              <draw:object draw:notify-on-update-of-ranges="husk.T1:husk.T1 husk.T3:husk.T9 husk.AB1:husk.AB1 husk.AB3:husk.AB9 husk.AI1:husk.AI1 husk.AI3:husk.AI9 husk.AS1:husk.AS1 husk.AS3:husk.AS9 husk.AZ1:husk.AZ1 husk.AZ3:husk.AZ9 husk.BG1:husk.BG1 husk.BG3:husk.BG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Damage Spread</text:p>
          </table:table-cell>
          <table:table-cell table:style-name="ce4" office:value-type="percentage" office:value="0.1" calcext:value-type="percentage">
            <text:p>10%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Loot Spread</text:p>
          </table:table-cell>
          <table:table-cell table:style-name="ce4" office:value-type="percentage" office:value="0.2" calcext:value-type="percentage">
            <text:p>20%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ustom Mult</text:p>
          </table:table-cell>
          <table:table-cell office:value-type="float" office:value="1.1" calcext:value-type="float">
            <text:p>1.1</text:p>
          </table:table-cell>
          <table:table-cell table:number-columns-repeated="16381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husk.BJ3:husk.CC9">
            <calcext:color-scale>
              <calcext:color-scale-entry calcext:value="0" calcext:type="minimum" calcext:color="#70ad47"/>
              <calcext:color-scale-entry calcext:value="50" calcext:type="percentile" calcext:color="#fcfcff"/>
              <calcext:color-scale-entry calcext:value="0" calcext:type="maximum" calcext:color="#7030a0"/>
            </calcext:color-scale>
          </calcext:conditional-format>
          <calcext:conditional-format calcext:target-range-address="husk.N3:husk.BG9">
            <calcext:color-scale>
              <calcext:color-scale-entry calcext:value="0" calcext:type="minimum" calcext:color="#5a8ac6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</calcext:conditional-formats>
      </table:table>
      <table:table table:name="bhsk" table:style-name="ta4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6" table:default-cell-style-name="Default"/>
        <table:table-column table:style-name="co15" table:default-cell-style-name="Default"/>
        <table:table-column table:style-name="co17" table:number-columns-repeated="6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number-columns-repeated="6" table:default-cell-style-name="Default"/>
        <table:table-column table:style-name="co15" table:default-cell-style-name="Default"/>
        <table:table-column table:style-name="co21" table:number-columns-repeated="6" table:default-cell-style-name="Default"/>
        <table:table-column table:style-name="co15" table:default-cell-style-name="Default"/>
        <table:table-column table:style-name="co22" table:number-columns-repeated="6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4" table:number-columns-repeated="5" table:default-cell-style-name="Default"/>
        <table:table-column table:style-name="co15" table:default-cell-style-name="Default"/>
        <table:table-column table:style-name="co25" table:number-columns-repeated="4" table:default-cell-style-name="Default"/>
        <table:table-column table:style-name="co15" table:default-cell-style-name="Default"/>
        <table:table-column table:style-name="co26" table:number-columns-repeated="4" table:default-cell-style-name="Default"/>
        <table:table-column table:style-name="co15" table:default-cell-style-name="Default"/>
        <table:table-column table:style-name="co27" table:number-columns-repeated="4" table:default-cell-style-name="Default"/>
        <table:table-column table:style-name="co25" table:number-columns-repeated="16303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Toughness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Rough Value</text:p>
          </table:table-cell>
          <table:table-cell table:style-name="ce1" office:value-type="string" calcext:value-type="string">
            <text:p>Difficulty Threshold</text:p>
          </table:table-cell>
          <table:table-cell table:style-name="ce6" office:value-type="string" calcext:value-type="string" table:number-columns-spanned="4" table:number-rows-spanned="1">
            <text:p>First Wave</text:p>
          </table:table-cell>
          <table:covered-table-cell table:number-columns-repeated="3" table:style-name="ce1"/>
          <table:table-cell table:style-name="ce1"/>
          <table:table-cell table:style-name="ce8" office:value-type="string" calcext:value-type="string">
            <text:p>Effective DPS:</text:p>
          </table:table-cell>
          <table:table-cell table:style-name="ce1" office:value-type="string" calcext:value-type="string">
            <text:p>T0 Sword</text:p>
          </table:table-cell>
          <table:table-cell table:style-name="ce1" office:value-type="string" calcext:value-type="string">
            <text:p>T1 Sword</text:p>
          </table:table-cell>
          <table:table-cell table:style-name="ce1" office:value-type="string" calcext:value-type="string">
            <text:p>T2 Sword</text:p>
          </table:table-cell>
          <table:table-cell table:style-name="ce1" office:value-type="string" calcext:value-type="string">
            <text:p>T3 Sword</text:p>
          </table:table-cell>
          <table:table-cell table:style-name="ce1" office:value-type="string" calcext:value-type="string">
            <text:p>T4 Sword</text:p>
          </table:table-cell>
          <table:table-cell table:style-name="ce1" office:value-type="string" calcext:value-type="string">
            <text:p>T5 Sword</text:p>
          </table:table-cell>
          <table:table-cell table:style-name="ce1" office:value-type="string" calcext:value-type="string">
            <text:p>T6 Sword</text:p>
          </table:table-cell>
          <table:table-cell table:style-name="ce1" office:value-type="string" calcext:value-type="string">
            <text:p>Soldier</text:p>
          </table:table-cell>
          <table:table-cell table:style-name="ce1"/>
          <table:table-cell table:style-name="ce1" office:value-type="string" calcext:value-type="string">
            <text:p>T1 Axe</text:p>
          </table:table-cell>
          <table:table-cell table:style-name="ce1" office:value-type="string" calcext:value-type="string">
            <text:p>T2 Axe</text:p>
          </table:table-cell>
          <table:table-cell table:style-name="ce1" office:value-type="string" calcext:value-type="string">
            <text:p>T3 Axe</text:p>
          </table:table-cell>
          <table:table-cell table:style-name="ce1" office:value-type="string" calcext:value-type="string">
            <text:p>T4 Axe</text:p>
          </table:table-cell>
          <table:table-cell table:style-name="ce1" office:value-type="string" calcext:value-type="string">
            <text:p>T5 Axe</text:p>
          </table:table-cell>
          <table:table-cell table:style-name="ce1" office:value-type="string" calcext:value-type="string">
            <text:p>T6 Axe</text:p>
          </table:table-cell>
          <table:table-cell table:style-name="ce1"/>
          <table:table-cell table:style-name="ce1" office:value-type="string" calcext:value-type="string">
            <text:p>T1 Scythe</text:p>
          </table:table-cell>
          <table:table-cell table:style-name="ce1" office:value-type="string" calcext:value-type="string">
            <text:p>T2 Scythe</text:p>
          </table:table-cell>
          <table:table-cell table:style-name="ce1" office:value-type="string" calcext:value-type="string">
            <text:p>T3 Scythe</text:p>
          </table:table-cell>
          <table:table-cell table:style-name="ce1" office:value-type="string" calcext:value-type="string">
            <text:p>T4 Scythe</text:p>
          </table:table-cell>
          <table:table-cell table:style-name="ce1" office:value-type="string" calcext:value-type="string">
            <text:p>T5 Scythe</text:p>
          </table:table-cell>
          <table:table-cell table:style-name="ce1" office:value-type="string" calcext:value-type="string">
            <text:p>T6 Scythe</text:p>
          </table:table-cell>
          <table:table-cell table:style-name="ce1" office:value-type="string" calcext:value-type="string">
            <text:p>Reaper I</text:p>
          </table:table-cell>
          <table:table-cell table:style-name="ce1" office:value-type="string" calcext:value-type="string">
            <text:p>Reaper II</text:p>
          </table:table-cell>
          <table:table-cell table:style-name="ce1" office:value-type="string" calcext:value-type="string">
            <text:p>Reaper III</text:p>
          </table:table-cell>
          <table:table-cell table:style-name="ce1"/>
          <table:table-cell table:style-name="ce1" office:value-type="string" calcext:value-type="string">
            <text:p>T1 Staff</text:p>
          </table:table-cell>
          <table:table-cell table:style-name="ce1" office:value-type="string" calcext:value-type="string">
            <text:p>T2 Staff</text:p>
          </table:table-cell>
          <table:table-cell table:style-name="ce1" office:value-type="string" calcext:value-type="string">
            <text:p>T3 Staff</text:p>
          </table:table-cell>
          <table:table-cell table:style-name="ce1" office:value-type="string" calcext:value-type="string">
            <text:p>T4 Staff</text:p>
          </table:table-cell>
          <table:table-cell table:style-name="ce1" office:value-type="string" calcext:value-type="string">
            <text:p>T5 Staff</text:p>
          </table:table-cell>
          <table:table-cell table:style-name="ce1" office:value-type="string" calcext:value-type="string">
            <text:p>T6 Staff</text:p>
          </table:table-cell>
          <table:table-cell table:style-name="ce1"/>
          <table:table-cell table:style-name="ce1" office:value-type="string" calcext:value-type="string">
            <text:p>T1 Bow</text:p>
          </table:table-cell>
          <table:table-cell table:style-name="ce1" office:value-type="string" calcext:value-type="string">
            <text:p>T2 Bow</text:p>
          </table:table-cell>
          <table:table-cell table:style-name="ce1" office:value-type="string" calcext:value-type="string">
            <text:p>T3 Bow</text:p>
          </table:table-cell>
          <table:table-cell table:style-name="ce1" office:value-type="string" calcext:value-type="string">
            <text:p>T4 Bow</text:p>
          </table:table-cell>
          <table:table-cell table:style-name="ce1" office:value-type="string" calcext:value-type="string">
            <text:p>T5 Bow</text:p>
          </table:table-cell>
          <table:table-cell table:style-name="ce1" office:value-type="string" calcext:value-type="string">
            <text:p>T6 Bow</text:p>
          </table:table-cell>
          <table:table-cell table:style-name="ce1"/>
          <table:table-cell table:style-name="ce1" office:value-type="string" calcext:value-type="string">
            <text:p>T1 Crossbow</text:p>
          </table:table-cell>
          <table:table-cell table:style-name="ce1" office:value-type="string" calcext:value-type="string">
            <text:p>T2 Crossbow</text:p>
          </table:table-cell>
          <table:table-cell table:style-name="ce1" office:value-type="string" calcext:value-type="string">
            <text:p>T3 Crossbow</text:p>
          </table:table-cell>
          <table:table-cell table:style-name="ce1" office:value-type="string" calcext:value-type="string">
            <text:p>T4 Crossbow</text:p>
          </table:table-cell>
          <table:table-cell table:style-name="ce1" office:value-type="string" calcext:value-type="string">
            <text:p>T5 Crossbow</text:p>
          </table:table-cell>
          <table:table-cell table:style-name="ce1" office:value-type="string" calcext:value-type="string">
            <text:p>T6 Crossbow</text:p>
          </table:table-cell>
          <table:table-cell table:style-name="ce1"/>
          <table:table-cell table:style-name="ce1" office:value-type="string" calcext:value-type="string">
            <text:p>Effective 1S Dmg:</text:p>
          </table:table-cell>
          <table:table-cell table:style-name="ce1" office:value-type="string" calcext:value-type="string">
            <text:p>Lvl 1 doge</text:p>
          </table:table-cell>
          <table:table-cell table:style-name="ce1" office:value-type="string" calcext:value-type="string">
            <text:p>Lvl 2 doge</text:p>
          </table:table-cell>
          <table:table-cell table:style-name="ce1" office:value-type="string" calcext:value-type="string">
            <text:p>Lvl 3 doge</text:p>
          </table:table-cell>
          <table:table-cell table:style-name="ce1" office:value-type="string" calcext:value-type="string">
            <text:p>Lvl 4 doge</text:p>
          </table:table-cell>
          <table:table-cell table:style-name="ce1" office:value-type="string" calcext:value-type="string">
            <text:p>Lvl 5 doge</text:p>
          </table:table-cell>
          <table:table-cell table:style-name="ce1"/>
          <table:table-cell table:style-name="ce1" office:value-type="string" calcext:value-type="string">
            <text:p>Lvl 1 hors</text:p>
          </table:table-cell>
          <table:table-cell table:style-name="ce1" office:value-type="string" calcext:value-type="string">
            <text:p>Lvl 2 hors</text:p>
          </table:table-cell>
          <table:table-cell table:style-name="ce1" office:value-type="string" calcext:value-type="string">
            <text:p>Lvl 3 hors</text:p>
          </table:table-cell>
          <table:table-cell table:style-name="ce1" office:value-type="string" calcext:value-type="string">
            <text:p>Lvl 4 hors</text:p>
          </table:table-cell>
          <table:table-cell table:style-name="ce1"/>
          <table:table-cell table:style-name="ce1" office:value-type="string" calcext:value-type="string">
            <text:p>Lvl 1 irgl</text:p>
          </table:table-cell>
          <table:table-cell table:style-name="ce1" office:value-type="string" calcext:value-type="string">
            <text:p>Lvl 2 irgl</text:p>
          </table:table-cell>
          <table:table-cell table:style-name="ce1" office:value-type="string" calcext:value-type="string">
            <text:p>Lvl 3 irgl</text:p>
          </table:table-cell>
          <table:table-cell table:style-name="ce1" office:value-type="string" calcext:value-type="string">
            <text:p>Lvl 4 irgl</text:p>
          </table:table-cell>
          <table:table-cell table:style-name="ce1"/>
          <table:table-cell table:style-name="ce1" office:value-type="string" calcext:value-type="string">
            <text:p>Lvl 1 sngl</text:p>
          </table:table-cell>
          <table:table-cell table:style-name="ce1" office:value-type="string" calcext:value-type="string">
            <text:p>Lvl 2 sngl</text:p>
          </table:table-cell>
          <table:table-cell table:style-name="ce1" office:value-type="string" calcext:value-type="string">
            <text:p>Lvl 3 sngl</text:p>
          </table:table-cell>
          <table:table-cell table:style-name="ce1" office:value-type="string" calcext:value-type="string">
            <text:p>Lvl 4 sngl</text:p>
          </table:table-cell>
          <table:table-cell table:style-name="ce1" table:number-columns-repeated="16303"/>
        </table:table-row>
        <table:table-row table:style-name="ro1">
          <table:table-cell table:style-name="ce1"/>
          <table:table-cell table:style-name="ce3" table:number-columns-repeated="6"/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Hard</text:p>
          </table:table-cell>
          <table:table-cell table:style-name="ce3" office:value-type="string" calcext:value-type="string">
            <text:p>Insane</text:p>
          </table:table-cell>
          <table:table-cell table:style-name="ce3"/>
          <table:table-cell table:style-name="ce9" office:value-type="string" calcext:value-type="string">
            <text:p>Balanced To:</text:p>
          </table:table-cell>
          <table:table-cell table:style-name="ce10" office:value-type="string" calcext:value-type="string" table:number-columns-spanned="8" table:number-rows-spanned="1">
            <text:p>Crit</text:p>
          </table:table-cell>
          <table:covered-table-cell table:number-columns-repeated="7" table:style-name="ce3"/>
          <table:table-cell table:style-name="ce3"/>
          <table:table-cell table:style-name="ce10" office:value-type="string" calcext:value-type="string" table:number-columns-spanned="6" table:number-rows-spanned="1">
            <text:p>Crit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9" table:number-rows-spanned="1">
            <text:p>Norm</text:p>
          </table:table-cell>
          <table:covered-table-cell table:number-columns-repeated="8" table:style-name="ce3"/>
          <table:table-cell table:style-name="ce3"/>
          <table:table-cell table:style-name="ce10" office:value-type="string" calcext:value-type="string" table:number-columns-spanned="6" table:number-rows-spanned="1">
            <text:p>x=4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6" table:number-rows-spanned="1">
            <text:p>r=20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6" table:number-rows-spanned="1">
            <text:p>alpha=0.4</text:p>
          </table:table-cell>
          <table:covered-table-cell table:number-columns-repeated="5" table:style-name="ce3"/>
          <table:table-cell table:style-name="ce3" table:number-columns-repeated="163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5" table:formula="of:=([.$B3] + 3 * [.$C3]) / 10 / (1 - [.$D3] * 0.006) *POWER([.$E3]; 0.75) * [.$C$14] / 13" office:value-type="float" office:value="74.6032578580723" calcext:value-type="float">
            <text:p>74.6</text:p>
          </table:table-cell>
          <table:table-cell table:style-name="ce5" office:value-type="float" office:value="0" calcext:value-type="float">
            <text:p>0.0</text:p>
          </table:table-cell>
          <table:table-cell table:style-name="ce7" table:formula="of:=COM.MICROSOFT.CEILING.MATH(LN(MAX([.$G3]*4;1))^2.5+1)" office:value-type="float" office:value="1" calcext:value-type="float">
            <text:p>1</text:p>
          </table:table-cell>
          <table:table-cell table:style-name="ce7" table:formula="of:=COM.MICROSOFT.CEILING.MATH(LN(MAX([.$G3]*3.5;1))^2.5+1)" office:value-type="float" office:value="1" calcext:value-type="float">
            <text:p>1</text:p>
          </table:table-cell>
          <table:table-cell table:style-name="ce7" table:formula="of:=COM.MICROSOFT.CEILING.MATH(LN(MAX([.$G3]*3;1))^2.5+1)" office:value-type="float" office:value="1" calcext:value-type="float">
            <text:p>1</text:p>
          </table:table-cell>
          <table:table-cell table:style-name="ce7" table:formula="of:=COM.MICROSOFT.CEILING.MATH(LN(MAX([.$G3]*2.5;1))^2.5+1)" office:value-type="float" office:value="1" calcext:value-type="float">
            <text:p>1</text:p>
          </table:table-cell>
          <table:table-cell/>
          <table:table-cell table:style-name="ce5"/>
          <table:table-cell table:style-name="ce23" table:formula="of:=MAX([$Sword.E$2] - [.$C3]; 0)*[$Sword.$F$2]" office:value-type="float" office:value="72" calcext:value-type="float">
            <text:p>72.0</text:p>
          </table:table-cell>
          <table:table-cell table:style-name="ce23" table:formula="of:=MAX([$Sword.E$3] - [.$C3]; 0)*[$Sword.$F$3]" office:value-type="float" office:value="94.875" calcext:value-type="float">
            <text:p>94.9</text:p>
          </table:table-cell>
          <table:table-cell table:style-name="ce23" table:formula="of:=MAX([$Sword.E$4] - [.$C3]; 0)*[$Sword.$F$4]" office:value-type="float" office:value="120.9375" calcext:value-type="float">
            <text:p>120.9</text:p>
          </table:table-cell>
          <table:table-cell table:style-name="ce23" table:formula="of:=MAX([$Sword.E$5] - [.$C3]; 0)*[$Sword.$F$5]" office:value-type="float" office:value="150.75" calcext:value-type="float">
            <text:p>150.8</text:p>
          </table:table-cell>
          <table:table-cell table:style-name="ce23" table:formula="of:=MAX([$Sword.E$6] - [.$C3]; 0)*[$Sword.$F$6]" office:value-type="float" office:value="186" calcext:value-type="float">
            <text:p>186.0</text:p>
          </table:table-cell>
          <table:table-cell table:style-name="ce23" table:formula="of:=MAX([$Sword.E$7] - [.$C3]; 0)*[$Sword.$F$7]" office:value-type="float" office:value="223.6875" calcext:value-type="float">
            <text:p>223.7</text:p>
          </table:table-cell>
          <table:table-cell table:style-name="ce23" table:formula="of:=MAX([$Sword.E$8] - [.$C3]; 0)*[$Sword.$F$8]" office:value-type="float" office:value="264.375" calcext:value-type="float">
            <text:p>264.4</text:p>
          </table:table-cell>
          <table:table-cell table:style-name="ce23" table:formula="of:=MAX([$Sword.E$9] - [.$C3]; 0)*[$Sword.$F$9]" office:value-type="float" office:value="85.5" calcext:value-type="float">
            <text:p>85.5</text:p>
          </table:table-cell>
          <table:table-cell table:style-name="ce24"/>
          <table:table-cell table:style-name="ce23" table:formula="of:=MAX([$Axe.E$2] - [.$C3]/2; 0)*MAX(1 - [.$D3]/200;0)*[$Axe.$F$2]" office:value-type="float" office:value="85" calcext:value-type="float">
            <text:p>85.0</text:p>
          </table:table-cell>
          <table:table-cell table:style-name="ce23" table:formula="of:=MAX([$Axe.E$3] - [.$C3]/2; 0)*MAX(1 - [.$D3]/200;0)*[$Axe.$F$3]" office:value-type="float" office:value="108.8" calcext:value-type="float">
            <text:p>108.8</text:p>
          </table:table-cell>
          <table:table-cell table:style-name="ce23" table:formula="of:=MAX([$Axe.E$4] - [.$C3]/2; 0)*MAX(1 - [.$D3]/200;0)*[$Axe.$F$4]" office:value-type="float" office:value="135.83" calcext:value-type="float">
            <text:p>135.8</text:p>
          </table:table-cell>
          <table:table-cell table:style-name="ce23" table:formula="of:=MAX([$Axe.E$5] - [.$C3]/2; 0)*MAX(1 - [.$D3]/200;0)*[$Axe.$F$5]" office:value-type="float" office:value="167.11" calcext:value-type="float">
            <text:p>167.1</text:p>
          </table:table-cell>
          <table:table-cell table:style-name="ce23" table:formula="of:=MAX([$Axe.E$6] - [.$C3]/2; 0)*MAX(1 - [.$D3]/200;0)*[$Axe.$F$6]" office:value-type="float" office:value="200.77" calcext:value-type="float">
            <text:p>200.8</text:p>
          </table:table-cell>
          <table:table-cell table:style-name="ce23" table:formula="of:=MAX([$Axe.E$7] - [.$C3]/2; 0)*MAX(1 - [.$D3]/200;0)*[$Axe.$F$7]" office:value-type="float" office:value="238" calcext:value-type="float">
            <text:p>238.0</text:p>
          </table:table-cell>
          <table:table-cell table:style-name="ce24"/>
          <table:table-cell table:style-name="ce23" table:formula="of:=MAX([$Scythe.D$2]; 0)*MAX(1 - [.$D3]/100;0)*[$Scythe.$F$2]" office:value-type="float" office:value="64.4" calcext:value-type="float">
            <text:p>64.4</text:p>
          </table:table-cell>
          <table:table-cell table:style-name="ce23" table:formula="of:=MAX([$Scythe.D$3]; 0)*MAX(1 - [.$D3]/100;0)*[$Scythe.$F$3]" office:value-type="float" office:value="85.4" calcext:value-type="float">
            <text:p>85.4</text:p>
          </table:table-cell>
          <table:table-cell table:style-name="ce23" table:formula="of:=MAX([$Scythe.D$4]; 0)*MAX(1 - [.$D3]/100;0)*[$Scythe.$F$4]" office:value-type="float" office:value="109.2" calcext:value-type="float">
            <text:p>109.2</text:p>
          </table:table-cell>
          <table:table-cell table:style-name="ce23" table:formula="of:=MAX([$Scythe.D$5]; 0)*MAX(1 - [.$D3]/100;0)*[$Scythe.$F$5]" office:value-type="float" office:value="137.2" calcext:value-type="float">
            <text:p>137.2</text:p>
          </table:table-cell>
          <table:table-cell table:style-name="ce23" table:formula="of:=MAX([$Scythe.D$6]; 0)*MAX(1 - [.$D3]/100;0)*[$Scythe.$F$6]" office:value-type="float" office:value="168" calcext:value-type="float">
            <text:p>168.0</text:p>
          </table:table-cell>
          <table:table-cell table:style-name="ce23" table:formula="of:=MAX([$Scythe.D$7]; 0)*MAX(1 - [.$D3]/100;0)*[$Scythe.$F$7]" office:value-type="float" office:value="201.6" calcext:value-type="float">
            <text:p>201.6</text:p>
          </table:table-cell>
          <table:table-cell table:style-name="ce23" table:formula="of:=MAX([$Scythe.D$8]; 0)*MAX(1 - [.$D3]/100;0)*[$Scythe.$F$8]" office:value-type="float" office:value="53.2" calcext:value-type="float">
            <text:p>53.2</text:p>
          </table:table-cell>
          <table:table-cell table:style-name="ce23" table:formula="of:=MAX([$Scythe.D$9]; 0)*MAX(1 - [.$D3]/100;0)*[$Scythe.$F$9]" office:value-type="float" office:value="61.6" calcext:value-type="float">
            <text:p>61.6</text:p>
          </table:table-cell>
          <table:table-cell table:style-name="ce23" table:formula="of:=MAX([$Scythe.D$10]; 0)*MAX(1 - [.$D3]/100;0)*[$Scythe.$F$10]" office:value-type="float" office:value="70" calcext:value-type="float">
            <text:p>70.0</text:p>
          </table:table-cell>
          <table:table-cell table:style-name="ce24"/>
          <table:table-cell table:style-name="ce24" table:formula="of:=MAX([$Staff.E$2]; 0)*[$Staff.$F$2]" office:value-type="float" office:value="73.6" calcext:value-type="float">
            <text:p>73.6</text:p>
          </table:table-cell>
          <table:table-cell table:style-name="ce24" table:formula="of:=MAX([$Staff.E$3]; 0)*[$Staff.$F$3]" office:value-type="float" office:value="100" calcext:value-type="float">
            <text:p>100</text:p>
          </table:table-cell>
          <table:table-cell table:style-name="ce24" table:formula="of:=MAX([$Staff.E$4]; 0)*[$Staff.$F$4]" office:value-type="float" office:value="128" calcext:value-type="float">
            <text:p>128</text:p>
          </table:table-cell>
          <table:table-cell table:style-name="ce24" table:formula="of:=MAX([$Staff.E$5]; 0)*[$Staff.$F$5]" office:value-type="float" office:value="160.8" calcext:value-type="float">
            <text:p>160.8</text:p>
          </table:table-cell>
          <table:table-cell table:style-name="ce24" table:formula="of:=MAX([$Staff.E$6]; 0)*[$Staff.$F$6]" office:value-type="float" office:value="196" calcext:value-type="float">
            <text:p>196</text:p>
          </table:table-cell>
          <table:table-cell table:style-name="ce24" table:formula="of:=MAX([$Staff.E$7]; 0)*[$Staff.$F$7]" office:value-type="float" office:value="235.2" calcext:value-type="float">
            <text:p>235.2</text:p>
          </table:table-cell>
          <table:table-cell table:style-name="ce24"/>
          <table:table-cell table:style-name="ce23" table:formula="of:=MAX([$Bow.E$2] - [.$C3]; 0)*MAX(1 - [.$D3]/100;0)*[$Bow.$F$2]" office:value-type="float" office:value="75.1872158565964" calcext:value-type="float">
            <text:p>75.2</text:p>
          </table:table-cell>
          <table:table-cell table:style-name="ce23" table:formula="of:=MAX([$Bow.E$3] - [.$C3]; 0)*MAX(1 - [.$D3]/100;0)*[$Bow.$F$3]" office:value-type="float" office:value="99.3545352390738" calcext:value-type="float">
            <text:p>99.4</text:p>
          </table:table-cell>
          <table:table-cell table:style-name="ce23" table:formula="of:=MAX([$Bow.E$4] - [.$C3]; 0)*MAX(1 - [.$D3]/100;0)*[$Bow.$F$4]" office:value-type="float" office:value="120.836596912387" calcext:value-type="float">
            <text:p>120.8</text:p>
          </table:table-cell>
          <table:table-cell table:style-name="ce23" table:formula="of:=MAX([$Bow.E$5] - [.$C3]; 0)*MAX(1 - [.$D3]/100;0)*[$Bow.$F$5]" office:value-type="float" office:value="150.374431713193" calcext:value-type="float">
            <text:p>150.4</text:p>
          </table:table-cell>
          <table:table-cell table:style-name="ce23" table:formula="of:=MAX([$Bow.E$6] - [.$C3]; 0)*MAX(1 - [.$D3]/100;0)*[$Bow.$F$6]" office:value-type="float" office:value="179.912266513999" calcext:value-type="float">
            <text:p>179.9</text:p>
          </table:table-cell>
          <table:table-cell table:style-name="ce23" table:formula="of:=MAX([$Bow.E$7] - [.$C3]; 0)*MAX(1 - [.$D3]/100;0)*[$Bow.$F$7]" office:value-type="float" office:value="214.820616733133" calcext:value-type="float">
            <text:p>214.8</text:p>
          </table:table-cell>
          <table:table-cell table:style-name="ce24"/>
          <table:table-cell table:style-name="ce23" table:formula="of:=MAX([$Crossbow.E$2] - [.$C3]/2; 0)*MAX(1 - [.$D3]/200;0)*[$Crossbow.$F$2]" office:value-type="float" office:value="90.3125" calcext:value-type="float">
            <text:p>90.3</text:p>
          </table:table-cell>
          <table:table-cell table:style-name="ce23" table:formula="of:=MAX([$Crossbow.E$3] - [.$C3]/2; 0)*MAX(1 - [.$D3]/200;0)*[$Crossbow.$F$3]" office:value-type="float" office:value="115.6" calcext:value-type="float">
            <text:p>115.6</text:p>
          </table:table-cell>
          <table:table-cell table:style-name="ce23" table:formula="of:=MAX([$Crossbow.E$4] - [.$C3]/2; 0)*MAX(1 - [.$D3]/200;0)*[$Crossbow.$F$4]" office:value-type="float" office:value="144.6445" calcext:value-type="float">
            <text:p>144.6</text:p>
          </table:table-cell>
          <table:table-cell table:style-name="ce23" table:formula="of:=MAX([$Crossbow.E$5] - [.$C3]/2; 0)*MAX(1 - [.$D3]/200;0)*[$Crossbow.$F$5]" office:value-type="float" office:value="177.0125" calcext:value-type="float">
            <text:p>177.0</text:p>
          </table:table-cell>
          <table:table-cell table:style-name="ce23" table:formula="of:=MAX([$Crossbow.E$6] - [.$C3]/2; 0)*MAX(1 - [.$D3]/200;0)*[$Crossbow.$F$6]" office:value-type="float" office:value="213.58545" calcext:value-type="float">
            <text:p>213.6</text:p>
          </table:table-cell>
          <table:table-cell table:style-name="ce23" table:formula="of:=MAX([$Crossbow.E$7] - [.$C3]/2; 0)*MAX(1 - [.$D3]/200;0)*[$Crossbow.$F$7]" office:value-type="float" office:value="252.85477" calcext:value-type="float">
            <text:p>252.9</text:p>
          </table:table-cell>
          <table:table-cell table:number-columns-repeated="2"/>
          <table:table-cell table:style-name="ce25" table:formula="of:=MAX([$doge.E$3] - [.$C3]; 0)" office:value-type="float" office:value="30" calcext:value-type="float">
            <text:p>30</text:p>
          </table:table-cell>
          <table:table-cell table:style-name="ce25" table:formula="of:=MAX([$doge.$E$4] - [.$C3]; 0)" office:value-type="float" office:value="35" calcext:value-type="float">
            <text:p>35</text:p>
          </table:table-cell>
          <table:table-cell table:style-name="ce25" table:formula="of:=MAX([$doge.$E$5] - [.$C3]; 0)" office:value-type="float" office:value="40" calcext:value-type="float">
            <text:p>40</text:p>
          </table:table-cell>
          <table:table-cell table:style-name="ce25" table:formula="of:=MAX([$doge.$E$6] - [.$C3]; 0)" office:value-type="float" office:value="45" calcext:value-type="float">
            <text:p>45</text:p>
          </table:table-cell>
          <table:table-cell table:style-name="ce25" table:formula="of:=MAX([$doge.$E$7] - [.$C3]; 0)" office:value-type="float" office:value="50" calcext:value-type="float">
            <text:p>50</text:p>
          </table:table-cell>
          <table:table-cell table:style-name="ce25"/>
          <table:table-cell table:style-name="ce26" table:formula="of:=MAX([$hors.$E$3] - [.$C3]/2; 0)*MAX(1 - [.$D3]/200;0)" office:value-type="float" office:value="63.75" calcext:value-type="float">
            <text:p>63.8</text:p>
          </table:table-cell>
          <table:table-cell table:style-name="ce26" table:formula="of:=MAX([$hors.$E$4] - [.$C3]/2; 0)*MAX(1 - [.$D3]/200;0)" office:value-type="float" office:value="76.5" calcext:value-type="float">
            <text:p>76.5</text:p>
          </table:table-cell>
          <table:table-cell table:style-name="ce26" table:formula="of:=MAX([$hors.$E$5] - [.$C3]/2; 0)*MAX(1 - [.$D3]/200;0)" office:value-type="float" office:value="97.75" calcext:value-type="float">
            <text:p>97.8</text:p>
          </table:table-cell>
          <table:table-cell table:style-name="ce26" table:formula="of:=MAX([$hors.$E$6] - [.$C3]/2; 0)*MAX(1 - [.$D3]/200;0)" office:value-type="float" office:value="119" calcext:value-type="float">
            <text:p>119.0</text:p>
          </table:table-cell>
          <table:table-cell table:style-name="ce25"/>
          <table:table-cell table:style-name="ce26" table:formula="of:=MAX([$irgl.$E$3] - [.$C3]; 0)*MAX(1 - [.$D3]/100;0)" office:value-type="float" office:value="140" calcext:value-type="float">
            <text:p>140.0</text:p>
          </table:table-cell>
          <table:table-cell table:style-name="ce26" table:formula="of:=MAX([$irgl.$E$4] - [.$C3]; 0)*MAX(1 - [.$D3]/100;0)" office:value-type="float" office:value="157.5" calcext:value-type="float">
            <text:p>157.5</text:p>
          </table:table-cell>
          <table:table-cell table:style-name="ce26" table:formula="of:=MAX([$irgl.$E$5] - [.$C3]; 0)*MAX(1 - [.$D3]/100;0)" office:value-type="float" office:value="182" calcext:value-type="float">
            <text:p>182.0</text:p>
          </table:table-cell>
          <table:table-cell table:style-name="ce26" table:formula="of:=MAX([$irgl.$E$6] - [.$C3]; 0)*MAX(1 - [.$D3]/100;0)" office:value-type="float" office:value="210" calcext:value-type="float">
            <text:p>210.0</text:p>
          </table:table-cell>
          <table:table-cell table:style-name="ce25"/>
          <table:table-cell table:style-name="ce26" table:formula="of:=MAX([$sngl.$E$3]; 0)*MAX(1 - [.$D3]/100;0)" office:value-type="float" office:value="84" calcext:value-type="float">
            <text:p>84.0</text:p>
          </table:table-cell>
          <table:table-cell table:style-name="ce26" table:formula="of:=MAX([$sngl.$E$4]; 0)*MAX(1 - [.$D3]/100;0)" office:value-type="float" office:value="98" calcext:value-type="float">
            <text:p>98.0</text:p>
          </table:table-cell>
          <table:table-cell table:style-name="ce26" table:formula="of:=MAX([$sngl.$E$5]; 0)*MAX(1 - [.$D3]/100;0)" office:value-type="float" office:value="119" calcext:value-type="float">
            <text:p>119.0</text:p>
          </table:table-cell>
          <table:table-cell table:style-name="ce26" table:formula="of:=MAX([$sngl.$E$6]; 0)*MAX(1 - [.$D3]/100;0)" office:value-type="float" office:value="140" calcext:value-type="float">
            <text:p>140.0</text:p>
          </table:table-cell>
          <table:table-cell table:number-columns-repeated="163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style-name="ce5" table:formula="of:=([.$B4] + 3 * [.$C4]) / 10 / (1 - [.$D4] * 0.006) *POWER([.$E4]; 0.75) * [.$C$14] / 13" office:value-type="float" office:value="107.156021531425" calcext:value-type="float">
            <text:p>107.2</text:p>
          </table:table-cell>
          <table:table-cell table:style-name="ce5" office:value-type="float" office:value="3.8" calcext:value-type="float">
            <text:p>3.8</text:p>
          </table:table-cell>
          <table:table-cell table:style-name="ce7" table:formula="of:=COM.MICROSOFT.CEILING.MATH(LN(MAX([.$G4]*4;1))^2.5+1)" office:value-type="float" office:value="14" calcext:value-type="float">
            <text:p>14</text:p>
          </table:table-cell>
          <table:table-cell table:style-name="ce7" table:formula="of:=COM.MICROSOFT.CEILING.MATH(LN(MAX([.$G4]*3.5;1))^2.5+1)" office:value-type="float" office:value="12" calcext:value-type="float">
            <text:p>12</text:p>
          </table:table-cell>
          <table:table-cell table:style-name="ce7" table:formula="of:=COM.MICROSOFT.CEILING.MATH(LN(MAX([.$G4]*3;1))^2.5+1)" office:value-type="float" office:value="11" calcext:value-type="float">
            <text:p>11</text:p>
          </table:table-cell>
          <table:table-cell table:style-name="ce7" table:formula="of:=COM.MICROSOFT.CEILING.MATH(LN(MAX([.$G4]*2.5;1))^2.5+1)" office:value-type="float" office:value="9" calcext:value-type="float">
            <text:p>9</text:p>
          </table:table-cell>
          <table:table-cell/>
          <table:table-cell table:style-name="ce5"/>
          <table:table-cell table:style-name="ce23" table:formula="of:=MAX([$Sword.E$2] - [.$C4]; 0)*[$Sword.$F$2]" office:value-type="float" office:value="70.5" calcext:value-type="float">
            <text:p>70.5</text:p>
          </table:table-cell>
          <table:table-cell table:style-name="ce23" table:formula="of:=MAX([$Sword.E$3] - [.$C4]; 0)*[$Sword.$F$3]" office:value-type="float" office:value="93.375" calcext:value-type="float">
            <text:p>93.4</text:p>
          </table:table-cell>
          <table:table-cell table:style-name="ce23" table:formula="of:=MAX([$Sword.E$4] - [.$C4]; 0)*[$Sword.$F$4]" office:value-type="float" office:value="119.4375" calcext:value-type="float">
            <text:p>119.4</text:p>
          </table:table-cell>
          <table:table-cell table:style-name="ce23" table:formula="of:=MAX([$Sword.E$5] - [.$C4]; 0)*[$Sword.$F$5]" office:value-type="float" office:value="149.25" calcext:value-type="float">
            <text:p>149.3</text:p>
          </table:table-cell>
          <table:table-cell table:style-name="ce23" table:formula="of:=MAX([$Sword.E$6] - [.$C4]; 0)*[$Sword.$F$6]" office:value-type="float" office:value="184.5" calcext:value-type="float">
            <text:p>184.5</text:p>
          </table:table-cell>
          <table:table-cell table:style-name="ce23" table:formula="of:=MAX([$Sword.E$7] - [.$C4]; 0)*[$Sword.$F$7]" office:value-type="float" office:value="222.1875" calcext:value-type="float">
            <text:p>222.2</text:p>
          </table:table-cell>
          <table:table-cell table:style-name="ce23" table:formula="of:=MAX([$Sword.E$8] - [.$C4]; 0)*[$Sword.$F$8]" office:value-type="float" office:value="262.875" calcext:value-type="float">
            <text:p>262.9</text:p>
          </table:table-cell>
          <table:table-cell table:style-name="ce23" table:formula="of:=MAX([$Sword.E$9] - [.$C4]; 0)*[$Sword.$F$9]" office:value-type="float" office:value="84" calcext:value-type="float">
            <text:p>84.0</text:p>
          </table:table-cell>
          <table:table-cell table:style-name="ce24"/>
          <table:table-cell table:style-name="ce23" table:formula="of:=MAX([$Axe.E$2] - [.$C4]/2; 0)*MAX(1 - [.$D4]/200;0)*[$Axe.$F$2]" office:value-type="float" office:value="84.66" calcext:value-type="float">
            <text:p>84.7</text:p>
          </table:table-cell>
          <table:table-cell table:style-name="ce23" table:formula="of:=MAX([$Axe.E$3] - [.$C4]/2; 0)*MAX(1 - [.$D4]/200;0)*[$Axe.$F$3]" office:value-type="float" office:value="108.46" calcext:value-type="float">
            <text:p>108.5</text:p>
          </table:table-cell>
          <table:table-cell table:style-name="ce23" table:formula="of:=MAX([$Axe.E$4] - [.$C4]/2; 0)*MAX(1 - [.$D4]/200;0)*[$Axe.$F$4]" office:value-type="float" office:value="135.49" calcext:value-type="float">
            <text:p>135.5</text:p>
          </table:table-cell>
          <table:table-cell table:style-name="ce23" table:formula="of:=MAX([$Axe.E$5] - [.$C4]/2; 0)*MAX(1 - [.$D4]/200;0)*[$Axe.$F$5]" office:value-type="float" office:value="166.77" calcext:value-type="float">
            <text:p>166.8</text:p>
          </table:table-cell>
          <table:table-cell table:style-name="ce23" table:formula="of:=MAX([$Axe.E$6] - [.$C4]/2; 0)*MAX(1 - [.$D4]/200;0)*[$Axe.$F$6]" office:value-type="float" office:value="200.43" calcext:value-type="float">
            <text:p>200.4</text:p>
          </table:table-cell>
          <table:table-cell table:style-name="ce23" table:formula="of:=MAX([$Axe.E$7] - [.$C4]/2; 0)*MAX(1 - [.$D4]/200;0)*[$Axe.$F$7]" office:value-type="float" office:value="237.66" calcext:value-type="float">
            <text:p>237.7</text:p>
          </table:table-cell>
          <table:table-cell table:style-name="ce24"/>
          <table:table-cell table:style-name="ce23" table:formula="of:=MAX([$Scythe.D$2]; 0)*MAX(1 - [.$D4]/100;0)*[$Scythe.$F$2]" office:value-type="float" office:value="64.4" calcext:value-type="float">
            <text:p>64.4</text:p>
          </table:table-cell>
          <table:table-cell table:style-name="ce23" table:formula="of:=MAX([$Scythe.D$3]; 0)*MAX(1 - [.$D4]/100;0)*[$Scythe.$F$3]" office:value-type="float" office:value="85.4" calcext:value-type="float">
            <text:p>85.4</text:p>
          </table:table-cell>
          <table:table-cell table:style-name="ce23" table:formula="of:=MAX([$Scythe.D$4]; 0)*MAX(1 - [.$D4]/100;0)*[$Scythe.$F$4]" office:value-type="float" office:value="109.2" calcext:value-type="float">
            <text:p>109.2</text:p>
          </table:table-cell>
          <table:table-cell table:style-name="ce23" table:formula="of:=MAX([$Scythe.D$5]; 0)*MAX(1 - [.$D4]/100;0)*[$Scythe.$F$5]" office:value-type="float" office:value="137.2" calcext:value-type="float">
            <text:p>137.2</text:p>
          </table:table-cell>
          <table:table-cell table:style-name="ce23" table:formula="of:=MAX([$Scythe.D$6]; 0)*MAX(1 - [.$D4]/100;0)*[$Scythe.$F$6]" office:value-type="float" office:value="168" calcext:value-type="float">
            <text:p>168.0</text:p>
          </table:table-cell>
          <table:table-cell table:style-name="ce23" table:formula="of:=MAX([$Scythe.D$7]; 0)*MAX(1 - [.$D4]/100;0)*[$Scythe.$F$7]" office:value-type="float" office:value="201.6" calcext:value-type="float">
            <text:p>201.6</text:p>
          </table:table-cell>
          <table:table-cell table:style-name="ce23" table:formula="of:=MAX([$Scythe.D$8]; 0)*MAX(1 - [.$D4]/100;0)*[$Scythe.$F$8]" office:value-type="float" office:value="53.2" calcext:value-type="float">
            <text:p>53.2</text:p>
          </table:table-cell>
          <table:table-cell table:style-name="ce23" table:formula="of:=MAX([$Scythe.D$9]; 0)*MAX(1 - [.$D4]/100;0)*[$Scythe.$F$9]" office:value-type="float" office:value="61.6" calcext:value-type="float">
            <text:p>61.6</text:p>
          </table:table-cell>
          <table:table-cell table:style-name="ce23" table:formula="of:=MAX([$Scythe.D$10]; 0)*MAX(1 - [.$D4]/100;0)*[$Scythe.$F$10]" office:value-type="float" office:value="70" calcext:value-type="float">
            <text:p>70.0</text:p>
          </table:table-cell>
          <table:table-cell table:style-name="ce24"/>
          <table:table-cell table:style-name="ce24" table:formula="of:=MAX([$Staff.E$2]; 0)*[$Staff.$F$2]" office:value-type="float" office:value="73.6" calcext:value-type="float">
            <text:p>73.6</text:p>
          </table:table-cell>
          <table:table-cell table:style-name="ce24" table:formula="of:=MAX([$Staff.E$3]; 0)*[$Staff.$F$3]" office:value-type="float" office:value="100" calcext:value-type="float">
            <text:p>100</text:p>
          </table:table-cell>
          <table:table-cell table:style-name="ce24" table:formula="of:=MAX([$Staff.E$4]; 0)*[$Staff.$F$4]" office:value-type="float" office:value="128" calcext:value-type="float">
            <text:p>128</text:p>
          </table:table-cell>
          <table:table-cell table:style-name="ce24" table:formula="of:=MAX([$Staff.E$5]; 0)*[$Staff.$F$5]" office:value-type="float" office:value="160.8" calcext:value-type="float">
            <text:p>160.8</text:p>
          </table:table-cell>
          <table:table-cell table:style-name="ce24" table:formula="of:=MAX([$Staff.E$6]; 0)*[$Staff.$F$6]" office:value-type="float" office:value="196" calcext:value-type="float">
            <text:p>196</text:p>
          </table:table-cell>
          <table:table-cell table:style-name="ce24" table:formula="of:=MAX([$Staff.E$7]; 0)*[$Staff.$F$7]" office:value-type="float" office:value="235.2" calcext:value-type="float">
            <text:p>235.2</text:p>
          </table:table-cell>
          <table:table-cell table:style-name="ce24"/>
          <table:table-cell table:style-name="ce23" table:formula="of:=MAX([$Bow.E$2] - [.$C4]; 0)*MAX(1 - [.$D4]/100;0)*[$Bow.$F$2]" office:value-type="float" office:value="74.7322158565964" calcext:value-type="float">
            <text:p>74.7</text:p>
          </table:table-cell>
          <table:table-cell table:style-name="ce23" table:formula="of:=MAX([$Bow.E$3] - [.$C4]; 0)*MAX(1 - [.$D4]/100;0)*[$Bow.$F$3]" office:value-type="float" office:value="98.8995352390738" calcext:value-type="float">
            <text:p>98.9</text:p>
          </table:table-cell>
          <table:table-cell table:style-name="ce23" table:formula="of:=MAX([$Bow.E$4] - [.$C4]; 0)*MAX(1 - [.$D4]/100;0)*[$Bow.$F$4]" office:value-type="float" office:value="120.381596912387" calcext:value-type="float">
            <text:p>120.4</text:p>
          </table:table-cell>
          <table:table-cell table:style-name="ce23" table:formula="of:=MAX([$Bow.E$5] - [.$C4]; 0)*MAX(1 - [.$D4]/100;0)*[$Bow.$F$5]" office:value-type="float" office:value="149.919431713193" calcext:value-type="float">
            <text:p>149.9</text:p>
          </table:table-cell>
          <table:table-cell table:style-name="ce23" table:formula="of:=MAX([$Bow.E$6] - [.$C4]; 0)*MAX(1 - [.$D4]/100;0)*[$Bow.$F$6]" office:value-type="float" office:value="179.457266513999" calcext:value-type="float">
            <text:p>179.5</text:p>
          </table:table-cell>
          <table:table-cell table:style-name="ce23" table:formula="of:=MAX([$Bow.E$7] - [.$C4]; 0)*MAX(1 - [.$D4]/100;0)*[$Bow.$F$7]" office:value-type="float" office:value="214.365616733133" calcext:value-type="float">
            <text:p>214.4</text:p>
          </table:table-cell>
          <table:table-cell table:style-name="ce24"/>
          <table:table-cell table:style-name="ce23" table:formula="of:=MAX([$Crossbow.E$2] - [.$C4]/2; 0)*MAX(1 - [.$D4]/200;0)*[$Crossbow.$F$2]" office:value-type="float" office:value="89.95125" calcext:value-type="float">
            <text:p>90.0</text:p>
          </table:table-cell>
          <table:table-cell table:style-name="ce23" table:formula="of:=MAX([$Crossbow.E$3] - [.$C4]/2; 0)*MAX(1 - [.$D4]/200;0)*[$Crossbow.$F$3]" office:value-type="float" office:value="115.23875" calcext:value-type="float">
            <text:p>115.2</text:p>
          </table:table-cell>
          <table:table-cell table:style-name="ce23" table:formula="of:=MAX([$Crossbow.E$4] - [.$C4]/2; 0)*MAX(1 - [.$D4]/200;0)*[$Crossbow.$F$4]" office:value-type="float" office:value="144.28325" calcext:value-type="float">
            <text:p>144.3</text:p>
          </table:table-cell>
          <table:table-cell table:style-name="ce23" table:formula="of:=MAX([$Crossbow.E$5] - [.$C4]/2; 0)*MAX(1 - [.$D4]/200;0)*[$Crossbow.$F$5]" office:value-type="float" office:value="176.65125" calcext:value-type="float">
            <text:p>176.7</text:p>
          </table:table-cell>
          <table:table-cell table:style-name="ce23" table:formula="of:=MAX([$Crossbow.E$6] - [.$C4]/2; 0)*MAX(1 - [.$D4]/200;0)*[$Crossbow.$F$6]" office:value-type="float" office:value="213.2242" calcext:value-type="float">
            <text:p>213.2</text:p>
          </table:table-cell>
          <table:table-cell table:style-name="ce23" table:formula="of:=MAX([$Crossbow.E$7] - [.$C4]/2; 0)*MAX(1 - [.$D4]/200;0)*[$Crossbow.$F$7]" office:value-type="float" office:value="252.49352" calcext:value-type="float">
            <text:p>252.5</text:p>
          </table:table-cell>
          <table:table-cell table:number-columns-repeated="2"/>
          <table:table-cell table:style-name="ce25" table:formula="of:=MAX([$doge.E$3] - [.$C4]; 0)" office:value-type="float" office:value="29" calcext:value-type="float">
            <text:p>29</text:p>
          </table:table-cell>
          <table:table-cell table:style-name="ce25" table:formula="of:=MAX([$doge.$E$4] - [.$C4]; 0)" office:value-type="float" office:value="34" calcext:value-type="float">
            <text:p>34</text:p>
          </table:table-cell>
          <table:table-cell table:style-name="ce25" table:formula="of:=MAX([$doge.$E$5] - [.$C4]; 0)" office:value-type="float" office:value="39" calcext:value-type="float">
            <text:p>39</text:p>
          </table:table-cell>
          <table:table-cell table:style-name="ce25" table:formula="of:=MAX([$doge.$E$6] - [.$C4]; 0)" office:value-type="float" office:value="44" calcext:value-type="float">
            <text:p>44</text:p>
          </table:table-cell>
          <table:table-cell table:style-name="ce25" table:formula="of:=MAX([$doge.$E$7] - [.$C4]; 0)" office:value-type="float" office:value="49" calcext:value-type="float">
            <text:p>49</text:p>
          </table:table-cell>
          <table:table-cell table:style-name="ce25"/>
          <table:table-cell table:style-name="ce26" table:formula="of:=MAX([$hors.$E$3] - [.$C4]/2; 0)*MAX(1 - [.$D4]/200;0)" office:value-type="float" office:value="63.325" calcext:value-type="float">
            <text:p>63.3</text:p>
          </table:table-cell>
          <table:table-cell table:style-name="ce26" table:formula="of:=MAX([$hors.$E$4] - [.$C4]/2; 0)*MAX(1 - [.$D4]/200;0)" office:value-type="float" office:value="76.075" calcext:value-type="float">
            <text:p>76.1</text:p>
          </table:table-cell>
          <table:table-cell table:style-name="ce26" table:formula="of:=MAX([$hors.$E$5] - [.$C4]/2; 0)*MAX(1 - [.$D4]/200;0)" office:value-type="float" office:value="97.325" calcext:value-type="float">
            <text:p>97.3</text:p>
          </table:table-cell>
          <table:table-cell table:style-name="ce26" table:formula="of:=MAX([$hors.$E$6] - [.$C4]/2; 0)*MAX(1 - [.$D4]/200;0)" office:value-type="float" office:value="118.575" calcext:value-type="float">
            <text:p>118.6</text:p>
          </table:table-cell>
          <table:table-cell table:style-name="ce25"/>
          <table:table-cell table:style-name="ce26" table:formula="of:=MAX([$irgl.$E$3] - [.$C4]; 0)*MAX(1 - [.$D4]/100;0)" office:value-type="float" office:value="139.3" calcext:value-type="float">
            <text:p>139.3</text:p>
          </table:table-cell>
          <table:table-cell table:style-name="ce26" table:formula="of:=MAX([$irgl.$E$4] - [.$C4]; 0)*MAX(1 - [.$D4]/100;0)" office:value-type="float" office:value="156.8" calcext:value-type="float">
            <text:p>156.8</text:p>
          </table:table-cell>
          <table:table-cell table:style-name="ce26" table:formula="of:=MAX([$irgl.$E$5] - [.$C4]; 0)*MAX(1 - [.$D4]/100;0)" office:value-type="float" office:value="181.3" calcext:value-type="float">
            <text:p>181.3</text:p>
          </table:table-cell>
          <table:table-cell table:style-name="ce26" table:formula="of:=MAX([$irgl.$E$6] - [.$C4]; 0)*MAX(1 - [.$D4]/100;0)" office:value-type="float" office:value="209.3" calcext:value-type="float">
            <text:p>209.3</text:p>
          </table:table-cell>
          <table:table-cell table:style-name="ce25"/>
          <table:table-cell table:style-name="ce26" table:formula="of:=MAX([$sngl.$E$3]; 0)*MAX(1 - [.$D4]/100;0)" office:value-type="float" office:value="84" calcext:value-type="float">
            <text:p>84.0</text:p>
          </table:table-cell>
          <table:table-cell table:style-name="ce26" table:formula="of:=MAX([$sngl.$E$4]; 0)*MAX(1 - [.$D4]/100;0)" office:value-type="float" office:value="98" calcext:value-type="float">
            <text:p>98.0</text:p>
          </table:table-cell>
          <table:table-cell table:style-name="ce26" table:formula="of:=MAX([$sngl.$E$5]; 0)*MAX(1 - [.$D4]/100;0)" office:value-type="float" office:value="119" calcext:value-type="float">
            <text:p>119.0</text:p>
          </table:table-cell>
          <table:table-cell table:style-name="ce26" table:formula="of:=MAX([$sngl.$E$6]; 0)*MAX(1 - [.$D4]/100;0)" office:value-type="float" office:value="140" calcext:value-type="float">
            <text:p>140.0</text:p>
          </table:table-cell>
          <table:table-cell table:number-columns-repeated="163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5" table:formula="of:=([.$B5] + 3 * [.$C5]) / 10 / (1 - [.$D5] * 0.006) *POWER([.$E5]; 0.75) * [.$C$14] / 13" office:value-type="float" office:value="136.032834731754" calcext:value-type="float">
            <text:p>136.0</text:p>
          </table:table-cell>
          <table:table-cell table:style-name="ce5" office:value-type="float" office:value="5.5" calcext:value-type="float">
            <text:p>5.5</text:p>
          </table:table-cell>
          <table:table-cell table:style-name="ce7" table:formula="of:=COM.MICROSOFT.CEILING.MATH(LN(MAX([.$G5]*4;1))^2.5+1)" office:value-type="float" office:value="18" calcext:value-type="float">
            <text:p>18</text:p>
          </table:table-cell>
          <table:table-cell table:style-name="ce7" table:formula="of:=COM.MICROSOFT.CEILING.MATH(LN(MAX([.$G5]*3.5;1))^2.5+1)" office:value-type="float" office:value="17" calcext:value-type="float">
            <text:p>17</text:p>
          </table:table-cell>
          <table:table-cell table:style-name="ce7" table:formula="of:=COM.MICROSOFT.CEILING.MATH(LN(MAX([.$G5]*3;1))^2.5+1)" office:value-type="float" office:value="15" calcext:value-type="float">
            <text:p>15</text:p>
          </table:table-cell>
          <table:table-cell table:style-name="ce7" table:formula="of:=COM.MICROSOFT.CEILING.MATH(LN(MAX([.$G5]*2.5;1))^2.5+1)" office:value-type="float" office:value="13" calcext:value-type="float">
            <text:p>13</text:p>
          </table:table-cell>
          <table:table-cell/>
          <table:table-cell table:style-name="ce5"/>
          <table:table-cell table:style-name="ce23" table:formula="of:=MAX([$Sword.E$2] - [.$C5]; 0)*[$Sword.$F$2]" office:value-type="float" office:value="70.5" calcext:value-type="float">
            <text:p>70.5</text:p>
          </table:table-cell>
          <table:table-cell table:style-name="ce23" table:formula="of:=MAX([$Sword.E$3] - [.$C5]; 0)*[$Sword.$F$3]" office:value-type="float" office:value="93.375" calcext:value-type="float">
            <text:p>93.4</text:p>
          </table:table-cell>
          <table:table-cell table:style-name="ce23" table:formula="of:=MAX([$Sword.E$4] - [.$C5]; 0)*[$Sword.$F$4]" office:value-type="float" office:value="119.4375" calcext:value-type="float">
            <text:p>119.4</text:p>
          </table:table-cell>
          <table:table-cell table:style-name="ce23" table:formula="of:=MAX([$Sword.E$5] - [.$C5]; 0)*[$Sword.$F$5]" office:value-type="float" office:value="149.25" calcext:value-type="float">
            <text:p>149.3</text:p>
          </table:table-cell>
          <table:table-cell table:style-name="ce23" table:formula="of:=MAX([$Sword.E$6] - [.$C5]; 0)*[$Sword.$F$6]" office:value-type="float" office:value="184.5" calcext:value-type="float">
            <text:p>184.5</text:p>
          </table:table-cell>
          <table:table-cell table:style-name="ce23" table:formula="of:=MAX([$Sword.E$7] - [.$C5]; 0)*[$Sword.$F$7]" office:value-type="float" office:value="222.1875" calcext:value-type="float">
            <text:p>222.2</text:p>
          </table:table-cell>
          <table:table-cell table:style-name="ce23" table:formula="of:=MAX([$Sword.E$8] - [.$C5]; 0)*[$Sword.$F$8]" office:value-type="float" office:value="262.875" calcext:value-type="float">
            <text:p>262.9</text:p>
          </table:table-cell>
          <table:table-cell table:style-name="ce23" table:formula="of:=MAX([$Sword.E$9] - [.$C5]; 0)*[$Sword.$F$9]" office:value-type="float" office:value="84" calcext:value-type="float">
            <text:p>84.0</text:p>
          </table:table-cell>
          <table:table-cell table:style-name="ce24"/>
          <table:table-cell table:style-name="ce23" table:formula="of:=MAX([$Axe.E$2] - [.$C5]/2; 0)*MAX(1 - [.$D5]/200;0)*[$Axe.$F$2]" office:value-type="float" office:value="83.664" calcext:value-type="float">
            <text:p>83.7</text:p>
          </table:table-cell>
          <table:table-cell table:style-name="ce23" table:formula="of:=MAX([$Axe.E$3] - [.$C5]/2; 0)*MAX(1 - [.$D5]/200;0)*[$Axe.$F$3]" office:value-type="float" office:value="107.184" calcext:value-type="float">
            <text:p>107.2</text:p>
          </table:table-cell>
          <table:table-cell table:style-name="ce23" table:formula="of:=MAX([$Axe.E$4] - [.$C5]/2; 0)*MAX(1 - [.$D5]/200;0)*[$Axe.$F$4]" office:value-type="float" office:value="133.896" calcext:value-type="float">
            <text:p>133.9</text:p>
          </table:table-cell>
          <table:table-cell table:style-name="ce23" table:formula="of:=MAX([$Axe.E$5] - [.$C5]/2; 0)*MAX(1 - [.$D5]/200;0)*[$Axe.$F$5]" office:value-type="float" office:value="164.808" calcext:value-type="float">
            <text:p>164.8</text:p>
          </table:table-cell>
          <table:table-cell table:style-name="ce23" table:formula="of:=MAX([$Axe.E$6] - [.$C5]/2; 0)*MAX(1 - [.$D5]/200;0)*[$Axe.$F$6]" office:value-type="float" office:value="198.072" calcext:value-type="float">
            <text:p>198.1</text:p>
          </table:table-cell>
          <table:table-cell table:style-name="ce23" table:formula="of:=MAX([$Axe.E$7] - [.$C5]/2; 0)*MAX(1 - [.$D5]/200;0)*[$Axe.$F$7]" office:value-type="float" office:value="234.864" calcext:value-type="float">
            <text:p>234.9</text:p>
          </table:table-cell>
          <table:table-cell table:style-name="ce24"/>
          <table:table-cell table:style-name="ce23" table:formula="of:=MAX([$Scythe.D$2]; 0)*MAX(1 - [.$D5]/100;0)*[$Scythe.$F$2]" office:value-type="float" office:value="62.56" calcext:value-type="float">
            <text:p>62.6</text:p>
          </table:table-cell>
          <table:table-cell table:style-name="ce23" table:formula="of:=MAX([$Scythe.D$3]; 0)*MAX(1 - [.$D5]/100;0)*[$Scythe.$F$3]" office:value-type="float" office:value="82.96" calcext:value-type="float">
            <text:p>83.0</text:p>
          </table:table-cell>
          <table:table-cell table:style-name="ce23" table:formula="of:=MAX([$Scythe.D$4]; 0)*MAX(1 - [.$D5]/100;0)*[$Scythe.$F$4]" office:value-type="float" office:value="106.08" calcext:value-type="float">
            <text:p>106.1</text:p>
          </table:table-cell>
          <table:table-cell table:style-name="ce23" table:formula="of:=MAX([$Scythe.D$5]; 0)*MAX(1 - [.$D5]/100;0)*[$Scythe.$F$5]" office:value-type="float" office:value="133.28" calcext:value-type="float">
            <text:p>133.3</text:p>
          </table:table-cell>
          <table:table-cell table:style-name="ce23" table:formula="of:=MAX([$Scythe.D$6]; 0)*MAX(1 - [.$D5]/100;0)*[$Scythe.$F$6]" office:value-type="float" office:value="163.2" calcext:value-type="float">
            <text:p>163.2</text:p>
          </table:table-cell>
          <table:table-cell table:style-name="ce23" table:formula="of:=MAX([$Scythe.D$7]; 0)*MAX(1 - [.$D5]/100;0)*[$Scythe.$F$7]" office:value-type="float" office:value="195.84" calcext:value-type="float">
            <text:p>195.8</text:p>
          </table:table-cell>
          <table:table-cell table:style-name="ce23" table:formula="of:=MAX([$Scythe.D$8]; 0)*MAX(1 - [.$D5]/100;0)*[$Scythe.$F$8]" office:value-type="float" office:value="51.68" calcext:value-type="float">
            <text:p>51.7</text:p>
          </table:table-cell>
          <table:table-cell table:style-name="ce23" table:formula="of:=MAX([$Scythe.D$9]; 0)*MAX(1 - [.$D5]/100;0)*[$Scythe.$F$9]" office:value-type="float" office:value="59.84" calcext:value-type="float">
            <text:p>59.8</text:p>
          </table:table-cell>
          <table:table-cell table:style-name="ce23" table:formula="of:=MAX([$Scythe.D$10]; 0)*MAX(1 - [.$D5]/100;0)*[$Scythe.$F$10]" office:value-type="float" office:value="68" calcext:value-type="float">
            <text:p>68.0</text:p>
          </table:table-cell>
          <table:table-cell table:style-name="ce24"/>
          <table:table-cell table:style-name="ce24" table:formula="of:=MAX([$Staff.E$2]; 0)*[$Staff.$F$2]" office:value-type="float" office:value="73.6" calcext:value-type="float">
            <text:p>73.6</text:p>
          </table:table-cell>
          <table:table-cell table:style-name="ce24" table:formula="of:=MAX([$Staff.E$3]; 0)*[$Staff.$F$3]" office:value-type="float" office:value="100" calcext:value-type="float">
            <text:p>100</text:p>
          </table:table-cell>
          <table:table-cell table:style-name="ce24" table:formula="of:=MAX([$Staff.E$4]; 0)*[$Staff.$F$4]" office:value-type="float" office:value="128" calcext:value-type="float">
            <text:p>128</text:p>
          </table:table-cell>
          <table:table-cell table:style-name="ce24" table:formula="of:=MAX([$Staff.E$5]; 0)*[$Staff.$F$5]" office:value-type="float" office:value="160.8" calcext:value-type="float">
            <text:p>160.8</text:p>
          </table:table-cell>
          <table:table-cell table:style-name="ce24" table:formula="of:=MAX([$Staff.E$6]; 0)*[$Staff.$F$6]" office:value-type="float" office:value="196" calcext:value-type="float">
            <text:p>196</text:p>
          </table:table-cell>
          <table:table-cell table:style-name="ce24" table:formula="of:=MAX([$Staff.E$7]; 0)*[$Staff.$F$7]" office:value-type="float" office:value="235.2" calcext:value-type="float">
            <text:p>235.2</text:p>
          </table:table-cell>
          <table:table-cell table:style-name="ce24"/>
          <table:table-cell table:style-name="ce23" table:formula="of:=MAX([$Bow.E$2] - [.$C5]; 0)*MAX(1 - [.$D5]/100;0)*[$Bow.$F$2]" office:value-type="float" office:value="72.5970096892651" calcext:value-type="float">
            <text:p>72.6</text:p>
          </table:table-cell>
          <table:table-cell table:style-name="ce23" table:formula="of:=MAX([$Bow.E$3] - [.$C5]; 0)*MAX(1 - [.$D5]/100;0)*[$Bow.$F$3]" office:value-type="float" office:value="96.0738342322431" calcext:value-type="float">
            <text:p>96.1</text:p>
          </table:table-cell>
          <table:table-cell table:style-name="ce23" table:formula="of:=MAX([$Bow.E$4] - [.$C5]; 0)*MAX(1 - [.$D5]/100;0)*[$Bow.$F$4]" office:value-type="float" office:value="116.94212271489" calcext:value-type="float">
            <text:p>116.9</text:p>
          </table:table-cell>
          <table:table-cell table:style-name="ce23" table:formula="of:=MAX([$Bow.E$5] - [.$C5]; 0)*MAX(1 - [.$D5]/100;0)*[$Bow.$F$5]" office:value-type="float" office:value="145.63601937853" calcext:value-type="float">
            <text:p>145.6</text:p>
          </table:table-cell>
          <table:table-cell table:style-name="ce23" table:formula="of:=MAX([$Bow.E$6] - [.$C5]; 0)*MAX(1 - [.$D5]/100;0)*[$Bow.$F$6]" office:value-type="float" office:value="174.32991604217" calcext:value-type="float">
            <text:p>174.3</text:p>
          </table:table-cell>
          <table:table-cell table:style-name="ce23" table:formula="of:=MAX([$Bow.E$7] - [.$C5]; 0)*MAX(1 - [.$D5]/100;0)*[$Bow.$F$7]" office:value-type="float" office:value="208.240884826472" calcext:value-type="float">
            <text:p>208.2</text:p>
          </table:table-cell>
          <table:table-cell table:style-name="ce24"/>
          <table:table-cell table:style-name="ce23" table:formula="of:=MAX([$Crossbow.E$2] - [.$C5]/2; 0)*MAX(1 - [.$D5]/200;0)*[$Crossbow.$F$2]" office:value-type="float" office:value="88.893" calcext:value-type="float">
            <text:p>88.9</text:p>
          </table:table-cell>
          <table:table-cell table:style-name="ce23" table:formula="of:=MAX([$Crossbow.E$3] - [.$C5]/2; 0)*MAX(1 - [.$D5]/200;0)*[$Crossbow.$F$3]" office:value-type="float" office:value="113.883" calcext:value-type="float">
            <text:p>113.9</text:p>
          </table:table-cell>
          <table:table-cell table:style-name="ce23" table:formula="of:=MAX([$Crossbow.E$4] - [.$C5]/2; 0)*MAX(1 - [.$D5]/200;0)*[$Crossbow.$F$4]" office:value-type="float" office:value="142.5858" calcext:value-type="float">
            <text:p>142.6</text:p>
          </table:table-cell>
          <table:table-cell table:style-name="ce23" table:formula="of:=MAX([$Crossbow.E$5] - [.$C5]/2; 0)*MAX(1 - [.$D5]/200;0)*[$Crossbow.$F$5]" office:value-type="float" office:value="174.573" calcext:value-type="float">
            <text:p>174.6</text:p>
          </table:table-cell>
          <table:table-cell table:style-name="ce23" table:formula="of:=MAX([$Crossbow.E$6] - [.$C5]/2; 0)*MAX(1 - [.$D5]/200;0)*[$Crossbow.$F$6]" office:value-type="float" office:value="210.71568" calcext:value-type="float">
            <text:p>210.7</text:p>
          </table:table-cell>
          <table:table-cell table:style-name="ce23" table:formula="of:=MAX([$Crossbow.E$7] - [.$C5]/2; 0)*MAX(1 - [.$D5]/200;0)*[$Crossbow.$F$7]" office:value-type="float" office:value="249.523008" calcext:value-type="float">
            <text:p>249.5</text:p>
          </table:table-cell>
          <table:table-cell table:number-columns-repeated="2"/>
          <table:table-cell table:style-name="ce25" table:formula="of:=MAX([$doge.E$3] - [.$C5]; 0)" office:value-type="float" office:value="29" calcext:value-type="float">
            <text:p>29</text:p>
          </table:table-cell>
          <table:table-cell table:style-name="ce25" table:formula="of:=MAX([$doge.$E$4] - [.$C5]; 0)" office:value-type="float" office:value="34" calcext:value-type="float">
            <text:p>34</text:p>
          </table:table-cell>
          <table:table-cell table:style-name="ce25" table:formula="of:=MAX([$doge.$E$5] - [.$C5]; 0)" office:value-type="float" office:value="39" calcext:value-type="float">
            <text:p>39</text:p>
          </table:table-cell>
          <table:table-cell table:style-name="ce25" table:formula="of:=MAX([$doge.$E$6] - [.$C5]; 0)" office:value-type="float" office:value="44" calcext:value-type="float">
            <text:p>44</text:p>
          </table:table-cell>
          <table:table-cell table:style-name="ce25" table:formula="of:=MAX([$doge.$E$7] - [.$C5]; 0)" office:value-type="float" office:value="49" calcext:value-type="float">
            <text:p>49</text:p>
          </table:table-cell>
          <table:table-cell table:style-name="ce25"/>
          <table:table-cell table:style-name="ce26" table:formula="of:=MAX([$hors.$E$3] - [.$C5]/2; 0)*MAX(1 - [.$D5]/200;0)" office:value-type="float" office:value="62.58" calcext:value-type="float">
            <text:p>62.6</text:p>
          </table:table-cell>
          <table:table-cell table:style-name="ce26" table:formula="of:=MAX([$hors.$E$4] - [.$C5]/2; 0)*MAX(1 - [.$D5]/200;0)" office:value-type="float" office:value="75.18" calcext:value-type="float">
            <text:p>75.2</text:p>
          </table:table-cell>
          <table:table-cell table:style-name="ce26" table:formula="of:=MAX([$hors.$E$5] - [.$C5]/2; 0)*MAX(1 - [.$D5]/200;0)" office:value-type="float" office:value="96.18" calcext:value-type="float">
            <text:p>96.2</text:p>
          </table:table-cell>
          <table:table-cell table:style-name="ce26" table:formula="of:=MAX([$hors.$E$6] - [.$C5]/2; 0)*MAX(1 - [.$D5]/200;0)" office:value-type="float" office:value="117.18" calcext:value-type="float">
            <text:p>117.2</text:p>
          </table:table-cell>
          <table:table-cell table:style-name="ce25"/>
          <table:table-cell table:style-name="ce26" table:formula="of:=MAX([$irgl.$E$3] - [.$C5]; 0)*MAX(1 - [.$D5]/100;0)" office:value-type="float" office:value="135.32" calcext:value-type="float">
            <text:p>135.3</text:p>
          </table:table-cell>
          <table:table-cell table:style-name="ce26" table:formula="of:=MAX([$irgl.$E$4] - [.$C5]; 0)*MAX(1 - [.$D5]/100;0)" office:value-type="float" office:value="152.32" calcext:value-type="float">
            <text:p>152.3</text:p>
          </table:table-cell>
          <table:table-cell table:style-name="ce26" table:formula="of:=MAX([$irgl.$E$5] - [.$C5]; 0)*MAX(1 - [.$D5]/100;0)" office:value-type="float" office:value="176.12" calcext:value-type="float">
            <text:p>176.1</text:p>
          </table:table-cell>
          <table:table-cell table:style-name="ce26" table:formula="of:=MAX([$irgl.$E$6] - [.$C5]; 0)*MAX(1 - [.$D5]/100;0)" office:value-type="float" office:value="203.32" calcext:value-type="float">
            <text:p>203.3</text:p>
          </table:table-cell>
          <table:table-cell table:style-name="ce25"/>
          <table:table-cell table:style-name="ce26" table:formula="of:=MAX([$sngl.$E$3]; 0)*MAX(1 - [.$D5]/100;0)" office:value-type="float" office:value="81.6" calcext:value-type="float">
            <text:p>81.6</text:p>
          </table:table-cell>
          <table:table-cell table:style-name="ce26" table:formula="of:=MAX([$sngl.$E$4]; 0)*MAX(1 - [.$D5]/100;0)" office:value-type="float" office:value="95.2" calcext:value-type="float">
            <text:p>95.2</text:p>
          </table:table-cell>
          <table:table-cell table:style-name="ce26" table:formula="of:=MAX([$sngl.$E$5]; 0)*MAX(1 - [.$D5]/100;0)" office:value-type="float" office:value="115.6" calcext:value-type="float">
            <text:p>115.6</text:p>
          </table:table-cell>
          <table:table-cell table:style-name="ce26" table:formula="of:=MAX([$sngl.$E$6]; 0)*MAX(1 - [.$D5]/100;0)" office:value-type="float" office:value="136" calcext:value-type="float">
            <text:p>136.0</text:p>
          </table:table-cell>
          <table:table-cell table:number-columns-repeated="163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table:style-name="ce5" table:formula="of:=([.$B6] + 3 * [.$C6]) / 10 / (1 - [.$D6] * 0.006) *POWER([.$E6]; 0.75) * [.$C$14] / 13" office:value-type="float" office:value="177.618383458907" calcext:value-type="float">
            <text:p>177.6</text:p>
          </table:table-cell>
          <table:table-cell table:style-name="ce5" office:value-type="float" office:value="7.5" calcext:value-type="float">
            <text:p>7.5</text:p>
          </table:table-cell>
          <table:table-cell table:style-name="ce7" table:formula="of:=COM.MICROSOFT.CEILING.MATH(LN(MAX([.$G6]*4;1))^2.5+1)" office:value-type="float" office:value="23" calcext:value-type="float">
            <text:p>23</text:p>
          </table:table-cell>
          <table:table-cell table:style-name="ce7" table:formula="of:=COM.MICROSOFT.CEILING.MATH(LN(MAX([.$G6]*3.5;1))^2.5+1)" office:value-type="float" office:value="21" calcext:value-type="float">
            <text:p>21</text:p>
          </table:table-cell>
          <table:table-cell table:style-name="ce7" table:formula="of:=COM.MICROSOFT.CEILING.MATH(LN(MAX([.$G6]*3;1))^2.5+1)" office:value-type="float" office:value="19" calcext:value-type="float">
            <text:p>19</text:p>
          </table:table-cell>
          <table:table-cell table:style-name="ce7" table:formula="of:=COM.MICROSOFT.CEILING.MATH(LN(MAX([.$G6]*2.5;1))^2.5+1)" office:value-type="float" office:value="16" calcext:value-type="float">
            <text:p>16</text:p>
          </table:table-cell>
          <table:table-cell/>
          <table:table-cell table:style-name="ce5"/>
          <table:table-cell table:style-name="ce23" table:formula="of:=MAX([$Sword.E$2] - [.$C6]; 0)*[$Sword.$F$2]" office:value-type="float" office:value="69" calcext:value-type="float">
            <text:p>69.0</text:p>
          </table:table-cell>
          <table:table-cell table:style-name="ce23" table:formula="of:=MAX([$Sword.E$3] - [.$C6]; 0)*[$Sword.$F$3]" office:value-type="float" office:value="91.875" calcext:value-type="float">
            <text:p>91.9</text:p>
          </table:table-cell>
          <table:table-cell table:style-name="ce23" table:formula="of:=MAX([$Sword.E$4] - [.$C6]; 0)*[$Sword.$F$4]" office:value-type="float" office:value="117.9375" calcext:value-type="float">
            <text:p>117.9</text:p>
          </table:table-cell>
          <table:table-cell table:style-name="ce23" table:formula="of:=MAX([$Sword.E$5] - [.$C6]; 0)*[$Sword.$F$5]" office:value-type="float" office:value="147.75" calcext:value-type="float">
            <text:p>147.8</text:p>
          </table:table-cell>
          <table:table-cell table:style-name="ce23" table:formula="of:=MAX([$Sword.E$6] - [.$C6]; 0)*[$Sword.$F$6]" office:value-type="float" office:value="183" calcext:value-type="float">
            <text:p>183.0</text:p>
          </table:table-cell>
          <table:table-cell table:style-name="ce23" table:formula="of:=MAX([$Sword.E$7] - [.$C6]; 0)*[$Sword.$F$7]" office:value-type="float" office:value="220.6875" calcext:value-type="float">
            <text:p>220.7</text:p>
          </table:table-cell>
          <table:table-cell table:style-name="ce23" table:formula="of:=MAX([$Sword.E$8] - [.$C6]; 0)*[$Sword.$F$8]" office:value-type="float" office:value="261.375" calcext:value-type="float">
            <text:p>261.4</text:p>
          </table:table-cell>
          <table:table-cell table:style-name="ce23" table:formula="of:=MAX([$Sword.E$9] - [.$C6]; 0)*[$Sword.$F$9]" office:value-type="float" office:value="82.5" calcext:value-type="float">
            <text:p>82.5</text:p>
          </table:table-cell>
          <table:table-cell table:style-name="ce24"/>
          <table:table-cell table:style-name="ce23" table:formula="of:=MAX([$Axe.E$2] - [.$C6]/2; 0)*MAX(1 - [.$D6]/200;0)*[$Axe.$F$2]" office:value-type="float" office:value="83.328" calcext:value-type="float">
            <text:p>83.3</text:p>
          </table:table-cell>
          <table:table-cell table:style-name="ce23" table:formula="of:=MAX([$Axe.E$3] - [.$C6]/2; 0)*MAX(1 - [.$D6]/200;0)*[$Axe.$F$3]" office:value-type="float" office:value="106.848" calcext:value-type="float">
            <text:p>106.8</text:p>
          </table:table-cell>
          <table:table-cell table:style-name="ce23" table:formula="of:=MAX([$Axe.E$4] - [.$C6]/2; 0)*MAX(1 - [.$D6]/200;0)*[$Axe.$F$4]" office:value-type="float" office:value="133.56" calcext:value-type="float">
            <text:p>133.6</text:p>
          </table:table-cell>
          <table:table-cell table:style-name="ce23" table:formula="of:=MAX([$Axe.E$5] - [.$C6]/2; 0)*MAX(1 - [.$D6]/200;0)*[$Axe.$F$5]" office:value-type="float" office:value="164.472" calcext:value-type="float">
            <text:p>164.5</text:p>
          </table:table-cell>
          <table:table-cell table:style-name="ce23" table:formula="of:=MAX([$Axe.E$6] - [.$C6]/2; 0)*MAX(1 - [.$D6]/200;0)*[$Axe.$F$6]" office:value-type="float" office:value="197.736" calcext:value-type="float">
            <text:p>197.7</text:p>
          </table:table-cell>
          <table:table-cell table:style-name="ce23" table:formula="of:=MAX([$Axe.E$7] - [.$C6]/2; 0)*MAX(1 - [.$D6]/200;0)*[$Axe.$F$7]" office:value-type="float" office:value="234.528" calcext:value-type="float">
            <text:p>234.5</text:p>
          </table:table-cell>
          <table:table-cell table:style-name="ce24"/>
          <table:table-cell table:style-name="ce23" table:formula="of:=MAX([$Scythe.D$2]; 0)*MAX(1 - [.$D6]/100;0)*[$Scythe.$F$2]" office:value-type="float" office:value="62.56" calcext:value-type="float">
            <text:p>62.6</text:p>
          </table:table-cell>
          <table:table-cell table:style-name="ce23" table:formula="of:=MAX([$Scythe.D$3]; 0)*MAX(1 - [.$D6]/100;0)*[$Scythe.$F$3]" office:value-type="float" office:value="82.96" calcext:value-type="float">
            <text:p>83.0</text:p>
          </table:table-cell>
          <table:table-cell table:style-name="ce23" table:formula="of:=MAX([$Scythe.D$4]; 0)*MAX(1 - [.$D6]/100;0)*[$Scythe.$F$4]" office:value-type="float" office:value="106.08" calcext:value-type="float">
            <text:p>106.1</text:p>
          </table:table-cell>
          <table:table-cell table:style-name="ce23" table:formula="of:=MAX([$Scythe.D$5]; 0)*MAX(1 - [.$D6]/100;0)*[$Scythe.$F$5]" office:value-type="float" office:value="133.28" calcext:value-type="float">
            <text:p>133.3</text:p>
          </table:table-cell>
          <table:table-cell table:style-name="ce23" table:formula="of:=MAX([$Scythe.D$6]; 0)*MAX(1 - [.$D6]/100;0)*[$Scythe.$F$6]" office:value-type="float" office:value="163.2" calcext:value-type="float">
            <text:p>163.2</text:p>
          </table:table-cell>
          <table:table-cell table:style-name="ce23" table:formula="of:=MAX([$Scythe.D$7]; 0)*MAX(1 - [.$D6]/100;0)*[$Scythe.$F$7]" office:value-type="float" office:value="195.84" calcext:value-type="float">
            <text:p>195.8</text:p>
          </table:table-cell>
          <table:table-cell table:style-name="ce23" table:formula="of:=MAX([$Scythe.D$8]; 0)*MAX(1 - [.$D6]/100;0)*[$Scythe.$F$8]" office:value-type="float" office:value="51.68" calcext:value-type="float">
            <text:p>51.7</text:p>
          </table:table-cell>
          <table:table-cell table:style-name="ce23" table:formula="of:=MAX([$Scythe.D$9]; 0)*MAX(1 - [.$D6]/100;0)*[$Scythe.$F$9]" office:value-type="float" office:value="59.84" calcext:value-type="float">
            <text:p>59.8</text:p>
          </table:table-cell>
          <table:table-cell table:style-name="ce23" table:formula="of:=MAX([$Scythe.D$10]; 0)*MAX(1 - [.$D6]/100;0)*[$Scythe.$F$10]" office:value-type="float" office:value="68" calcext:value-type="float">
            <text:p>68.0</text:p>
          </table:table-cell>
          <table:table-cell table:style-name="ce24"/>
          <table:table-cell table:style-name="ce24" table:formula="of:=MAX([$Staff.E$2]; 0)*[$Staff.$F$2]" office:value-type="float" office:value="73.6" calcext:value-type="float">
            <text:p>73.6</text:p>
          </table:table-cell>
          <table:table-cell table:style-name="ce24" table:formula="of:=MAX([$Staff.E$3]; 0)*[$Staff.$F$3]" office:value-type="float" office:value="100" calcext:value-type="float">
            <text:p>100</text:p>
          </table:table-cell>
          <table:table-cell table:style-name="ce24" table:formula="of:=MAX([$Staff.E$4]; 0)*[$Staff.$F$4]" office:value-type="float" office:value="128" calcext:value-type="float">
            <text:p>128</text:p>
          </table:table-cell>
          <table:table-cell table:style-name="ce24" table:formula="of:=MAX([$Staff.E$5]; 0)*[$Staff.$F$5]" office:value-type="float" office:value="160.8" calcext:value-type="float">
            <text:p>160.8</text:p>
          </table:table-cell>
          <table:table-cell table:style-name="ce24" table:formula="of:=MAX([$Staff.E$6]; 0)*[$Staff.$F$6]" office:value-type="float" office:value="196" calcext:value-type="float">
            <text:p>196</text:p>
          </table:table-cell>
          <table:table-cell table:style-name="ce24" table:formula="of:=MAX([$Staff.E$7]; 0)*[$Staff.$F$7]" office:value-type="float" office:value="235.2" calcext:value-type="float">
            <text:p>235.2</text:p>
          </table:table-cell>
          <table:table-cell table:style-name="ce24"/>
          <table:table-cell table:style-name="ce23" table:formula="of:=MAX([$Bow.E$2] - [.$C6]; 0)*MAX(1 - [.$D6]/100;0)*[$Bow.$F$2]" office:value-type="float" office:value="72.1550096892651" calcext:value-type="float">
            <text:p>72.2</text:p>
          </table:table-cell>
          <table:table-cell table:style-name="ce23" table:formula="of:=MAX([$Bow.E$3] - [.$C6]; 0)*MAX(1 - [.$D6]/100;0)*[$Bow.$F$3]" office:value-type="float" office:value="95.6318342322431" calcext:value-type="float">
            <text:p>95.6</text:p>
          </table:table-cell>
          <table:table-cell table:style-name="ce23" table:formula="of:=MAX([$Bow.E$4] - [.$C6]; 0)*MAX(1 - [.$D6]/100;0)*[$Bow.$F$4]" office:value-type="float" office:value="116.50012271489" calcext:value-type="float">
            <text:p>116.5</text:p>
          </table:table-cell>
          <table:table-cell table:style-name="ce23" table:formula="of:=MAX([$Bow.E$5] - [.$C6]; 0)*MAX(1 - [.$D6]/100;0)*[$Bow.$F$5]" office:value-type="float" office:value="145.19401937853" calcext:value-type="float">
            <text:p>145.2</text:p>
          </table:table-cell>
          <table:table-cell table:style-name="ce23" table:formula="of:=MAX([$Bow.E$6] - [.$C6]; 0)*MAX(1 - [.$D6]/100;0)*[$Bow.$F$6]" office:value-type="float" office:value="173.88791604217" calcext:value-type="float">
            <text:p>173.9</text:p>
          </table:table-cell>
          <table:table-cell table:style-name="ce23" table:formula="of:=MAX([$Bow.E$7] - [.$C6]; 0)*MAX(1 - [.$D6]/100;0)*[$Bow.$F$7]" office:value-type="float" office:value="207.798884826472" calcext:value-type="float">
            <text:p>207.8</text:p>
          </table:table-cell>
          <table:table-cell table:style-name="ce24"/>
          <table:table-cell table:style-name="ce23" table:formula="of:=MAX([$Crossbow.E$2] - [.$C6]/2; 0)*MAX(1 - [.$D6]/200;0)*[$Crossbow.$F$2]" office:value-type="float" office:value="88.536" calcext:value-type="float">
            <text:p>88.5</text:p>
          </table:table-cell>
          <table:table-cell table:style-name="ce23" table:formula="of:=MAX([$Crossbow.E$3] - [.$C6]/2; 0)*MAX(1 - [.$D6]/200;0)*[$Crossbow.$F$3]" office:value-type="float" office:value="113.526" calcext:value-type="float">
            <text:p>113.5</text:p>
          </table:table-cell>
          <table:table-cell table:style-name="ce23" table:formula="of:=MAX([$Crossbow.E$4] - [.$C6]/2; 0)*MAX(1 - [.$D6]/200;0)*[$Crossbow.$F$4]" office:value-type="float" office:value="142.2288" calcext:value-type="float">
            <text:p>142.2</text:p>
          </table:table-cell>
          <table:table-cell table:style-name="ce23" table:formula="of:=MAX([$Crossbow.E$5] - [.$C6]/2; 0)*MAX(1 - [.$D6]/200;0)*[$Crossbow.$F$5]" office:value-type="float" office:value="174.216" calcext:value-type="float">
            <text:p>174.2</text:p>
          </table:table-cell>
          <table:table-cell table:style-name="ce23" table:formula="of:=MAX([$Crossbow.E$6] - [.$C6]/2; 0)*MAX(1 - [.$D6]/200;0)*[$Crossbow.$F$6]" office:value-type="float" office:value="210.35868" calcext:value-type="float">
            <text:p>210.4</text:p>
          </table:table-cell>
          <table:table-cell table:style-name="ce23" table:formula="of:=MAX([$Crossbow.E$7] - [.$C6]/2; 0)*MAX(1 - [.$D6]/200;0)*[$Crossbow.$F$7]" office:value-type="float" office:value="249.166008" calcext:value-type="float">
            <text:p>249.2</text:p>
          </table:table-cell>
          <table:table-cell table:number-columns-repeated="2"/>
          <table:table-cell table:style-name="ce25" table:formula="of:=MAX([$doge.E$3] - [.$C6]; 0)" office:value-type="float" office:value="28" calcext:value-type="float">
            <text:p>28</text:p>
          </table:table-cell>
          <table:table-cell table:style-name="ce25" table:formula="of:=MAX([$doge.$E$4] - [.$C6]; 0)" office:value-type="float" office:value="33" calcext:value-type="float">
            <text:p>33</text:p>
          </table:table-cell>
          <table:table-cell table:style-name="ce25" table:formula="of:=MAX([$doge.$E$5] - [.$C6]; 0)" office:value-type="float" office:value="38" calcext:value-type="float">
            <text:p>38</text:p>
          </table:table-cell>
          <table:table-cell table:style-name="ce25" table:formula="of:=MAX([$doge.$E$6] - [.$C6]; 0)" office:value-type="float" office:value="43" calcext:value-type="float">
            <text:p>43</text:p>
          </table:table-cell>
          <table:table-cell table:style-name="ce25" table:formula="of:=MAX([$doge.$E$7] - [.$C6]; 0)" office:value-type="float" office:value="48" calcext:value-type="float">
            <text:p>48</text:p>
          </table:table-cell>
          <table:table-cell table:style-name="ce25"/>
          <table:table-cell table:style-name="ce26" table:formula="of:=MAX([$hors.$E$3] - [.$C6]/2; 0)*MAX(1 - [.$D6]/200;0)" office:value-type="float" office:value="62.16" calcext:value-type="float">
            <text:p>62.2</text:p>
          </table:table-cell>
          <table:table-cell table:style-name="ce26" table:formula="of:=MAX([$hors.$E$4] - [.$C6]/2; 0)*MAX(1 - [.$D6]/200;0)" office:value-type="float" office:value="74.76" calcext:value-type="float">
            <text:p>74.8</text:p>
          </table:table-cell>
          <table:table-cell table:style-name="ce26" table:formula="of:=MAX([$hors.$E$5] - [.$C6]/2; 0)*MAX(1 - [.$D6]/200;0)" office:value-type="float" office:value="95.76" calcext:value-type="float">
            <text:p>95.8</text:p>
          </table:table-cell>
          <table:table-cell table:style-name="ce26" table:formula="of:=MAX([$hors.$E$6] - [.$C6]/2; 0)*MAX(1 - [.$D6]/200;0)" office:value-type="float" office:value="116.76" calcext:value-type="float">
            <text:p>116.8</text:p>
          </table:table-cell>
          <table:table-cell table:style-name="ce25"/>
          <table:table-cell table:style-name="ce26" table:formula="of:=MAX([$irgl.$E$3] - [.$C6]; 0)*MAX(1 - [.$D6]/100;0)" office:value-type="float" office:value="134.64" calcext:value-type="float">
            <text:p>134.6</text:p>
          </table:table-cell>
          <table:table-cell table:style-name="ce26" table:formula="of:=MAX([$irgl.$E$4] - [.$C6]; 0)*MAX(1 - [.$D6]/100;0)" office:value-type="float" office:value="151.64" calcext:value-type="float">
            <text:p>151.6</text:p>
          </table:table-cell>
          <table:table-cell table:style-name="ce26" table:formula="of:=MAX([$irgl.$E$5] - [.$C6]; 0)*MAX(1 - [.$D6]/100;0)" office:value-type="float" office:value="175.44" calcext:value-type="float">
            <text:p>175.4</text:p>
          </table:table-cell>
          <table:table-cell table:style-name="ce26" table:formula="of:=MAX([$irgl.$E$6] - [.$C6]; 0)*MAX(1 - [.$D6]/100;0)" office:value-type="float" office:value="202.64" calcext:value-type="float">
            <text:p>202.6</text:p>
          </table:table-cell>
          <table:table-cell table:style-name="ce25"/>
          <table:table-cell table:style-name="ce26" table:formula="of:=MAX([$sngl.$E$3]; 0)*MAX(1 - [.$D6]/100;0)" office:value-type="float" office:value="81.6" calcext:value-type="float">
            <text:p>81.6</text:p>
          </table:table-cell>
          <table:table-cell table:style-name="ce26" table:formula="of:=MAX([$sngl.$E$4]; 0)*MAX(1 - [.$D6]/100;0)" office:value-type="float" office:value="95.2" calcext:value-type="float">
            <text:p>95.2</text:p>
          </table:table-cell>
          <table:table-cell table:style-name="ce26" table:formula="of:=MAX([$sngl.$E$5]; 0)*MAX(1 - [.$D6]/100;0)" office:value-type="float" office:value="115.6" calcext:value-type="float">
            <text:p>115.6</text:p>
          </table:table-cell>
          <table:table-cell table:style-name="ce26" table:formula="of:=MAX([$sngl.$E$6]; 0)*MAX(1 - [.$D6]/100;0)" office:value-type="float" office:value="136" calcext:value-type="float">
            <text:p>136.0</text:p>
          </table:table-cell>
          <table:table-cell table:number-columns-repeated="1630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style-name="ce5" table:formula="of:=([.$B7] + 3 * [.$C7]) / 10 / (1 - [.$D7] * 0.006) *POWER([.$E7]; 0.75) * [.$C$14] / 13" office:value-type="float" office:value="227.063118408245" calcext:value-type="float">
            <text:p>227.1</text:p>
          </table:table-cell>
          <table:table-cell table:style-name="ce5" office:value-type="float" office:value="10" calcext:value-type="float">
            <text:p>10.0</text:p>
          </table:table-cell>
          <table:table-cell table:style-name="ce7" table:formula="of:=COM.MICROSOFT.CEILING.MATH(LN(MAX([.$G7]*4;1))^2.5+1)" office:value-type="float" office:value="28" calcext:value-type="float">
            <text:p>28</text:p>
          </table:table-cell>
          <table:table-cell table:style-name="ce7" table:formula="of:=COM.MICROSOFT.CEILING.MATH(LN(MAX([.$G7]*3.5;1))^2.5+1)" office:value-type="float" office:value="25" calcext:value-type="float">
            <text:p>25</text:p>
          </table:table-cell>
          <table:table-cell table:style-name="ce7" table:formula="of:=COM.MICROSOFT.CEILING.MATH(LN(MAX([.$G7]*3;1))^2.5+1)" office:value-type="float" office:value="23" calcext:value-type="float">
            <text:p>23</text:p>
          </table:table-cell>
          <table:table-cell table:style-name="ce7" table:formula="of:=COM.MICROSOFT.CEILING.MATH(LN(MAX([.$G7]*2.5;1))^2.5+1)" office:value-type="float" office:value="20" calcext:value-type="float">
            <text:p>20</text:p>
          </table:table-cell>
          <table:table-cell/>
          <table:table-cell table:style-name="ce5"/>
          <table:table-cell table:style-name="ce23" table:formula="of:=MAX([$Sword.E$2] - [.$C7]; 0)*[$Sword.$F$2]" office:value-type="float" office:value="69" calcext:value-type="float">
            <text:p>69.0</text:p>
          </table:table-cell>
          <table:table-cell table:style-name="ce23" table:formula="of:=MAX([$Sword.E$3] - [.$C7]; 0)*[$Sword.$F$3]" office:value-type="float" office:value="91.875" calcext:value-type="float">
            <text:p>91.9</text:p>
          </table:table-cell>
          <table:table-cell table:style-name="ce23" table:formula="of:=MAX([$Sword.E$4] - [.$C7]; 0)*[$Sword.$F$4]" office:value-type="float" office:value="117.9375" calcext:value-type="float">
            <text:p>117.9</text:p>
          </table:table-cell>
          <table:table-cell table:style-name="ce23" table:formula="of:=MAX([$Sword.E$5] - [.$C7]; 0)*[$Sword.$F$5]" office:value-type="float" office:value="147.75" calcext:value-type="float">
            <text:p>147.8</text:p>
          </table:table-cell>
          <table:table-cell table:style-name="ce23" table:formula="of:=MAX([$Sword.E$6] - [.$C7]; 0)*[$Sword.$F$6]" office:value-type="float" office:value="183" calcext:value-type="float">
            <text:p>183.0</text:p>
          </table:table-cell>
          <table:table-cell table:style-name="ce23" table:formula="of:=MAX([$Sword.E$7] - [.$C7]; 0)*[$Sword.$F$7]" office:value-type="float" office:value="220.6875" calcext:value-type="float">
            <text:p>220.7</text:p>
          </table:table-cell>
          <table:table-cell table:style-name="ce23" table:formula="of:=MAX([$Sword.E$8] - [.$C7]; 0)*[$Sword.$F$8]" office:value-type="float" office:value="261.375" calcext:value-type="float">
            <text:p>261.4</text:p>
          </table:table-cell>
          <table:table-cell table:style-name="ce23" table:formula="of:=MAX([$Sword.E$9] - [.$C7]; 0)*[$Sword.$F$9]" office:value-type="float" office:value="82.5" calcext:value-type="float">
            <text:p>82.5</text:p>
          </table:table-cell>
          <table:table-cell table:style-name="ce24"/>
          <table:table-cell table:style-name="ce23" table:formula="of:=MAX([$Axe.E$2] - [.$C7]/2; 0)*MAX(1 - [.$D7]/200;0)*[$Axe.$F$2]" office:value-type="float" office:value="81.84" calcext:value-type="float">
            <text:p>81.8</text:p>
          </table:table-cell>
          <table:table-cell table:style-name="ce23" table:formula="of:=MAX([$Axe.E$3] - [.$C7]/2; 0)*MAX(1 - [.$D7]/200;0)*[$Axe.$F$3]" office:value-type="float" office:value="104.94" calcext:value-type="float">
            <text:p>104.9</text:p>
          </table:table-cell>
          <table:table-cell table:style-name="ce23" table:formula="of:=MAX([$Axe.E$4] - [.$C7]/2; 0)*MAX(1 - [.$D7]/200;0)*[$Axe.$F$4]" office:value-type="float" office:value="131.175" calcext:value-type="float">
            <text:p>131.2</text:p>
          </table:table-cell>
          <table:table-cell table:style-name="ce23" table:formula="of:=MAX([$Axe.E$5] - [.$C7]/2; 0)*MAX(1 - [.$D7]/200;0)*[$Axe.$F$5]" office:value-type="float" office:value="161.535" calcext:value-type="float">
            <text:p>161.5</text:p>
          </table:table-cell>
          <table:table-cell table:style-name="ce23" table:formula="of:=MAX([$Axe.E$6] - [.$C7]/2; 0)*MAX(1 - [.$D7]/200;0)*[$Axe.$F$6]" office:value-type="float" office:value="194.205" calcext:value-type="float">
            <text:p>194.2</text:p>
          </table:table-cell>
          <table:table-cell table:style-name="ce23" table:formula="of:=MAX([$Axe.E$7] - [.$C7]/2; 0)*MAX(1 - [.$D7]/200;0)*[$Axe.$F$7]" office:value-type="float" office:value="230.34" calcext:value-type="float">
            <text:p>230.3</text:p>
          </table:table-cell>
          <table:table-cell table:style-name="ce24"/>
          <table:table-cell table:style-name="ce23" table:formula="of:=MAX([$Scythe.D$2]; 0)*MAX(1 - [.$D7]/100;0)*[$Scythe.$F$2]" office:value-type="float" office:value="59.8" calcext:value-type="float">
            <text:p>59.8</text:p>
          </table:table-cell>
          <table:table-cell table:style-name="ce23" table:formula="of:=MAX([$Scythe.D$3]; 0)*MAX(1 - [.$D7]/100;0)*[$Scythe.$F$3]" office:value-type="float" office:value="79.3" calcext:value-type="float">
            <text:p>79.3</text:p>
          </table:table-cell>
          <table:table-cell table:style-name="ce23" table:formula="of:=MAX([$Scythe.D$4]; 0)*MAX(1 - [.$D7]/100;0)*[$Scythe.$F$4]" office:value-type="float" office:value="101.4" calcext:value-type="float">
            <text:p>101.4</text:p>
          </table:table-cell>
          <table:table-cell table:style-name="ce23" table:formula="of:=MAX([$Scythe.D$5]; 0)*MAX(1 - [.$D7]/100;0)*[$Scythe.$F$5]" office:value-type="float" office:value="127.4" calcext:value-type="float">
            <text:p>127.4</text:p>
          </table:table-cell>
          <table:table-cell table:style-name="ce23" table:formula="of:=MAX([$Scythe.D$6]; 0)*MAX(1 - [.$D7]/100;0)*[$Scythe.$F$6]" office:value-type="float" office:value="156" calcext:value-type="float">
            <text:p>156.0</text:p>
          </table:table-cell>
          <table:table-cell table:style-name="ce23" table:formula="of:=MAX([$Scythe.D$7]; 0)*MAX(1 - [.$D7]/100;0)*[$Scythe.$F$7]" office:value-type="float" office:value="187.2" calcext:value-type="float">
            <text:p>187.2</text:p>
          </table:table-cell>
          <table:table-cell table:style-name="ce23" table:formula="of:=MAX([$Scythe.D$8]; 0)*MAX(1 - [.$D7]/100;0)*[$Scythe.$F$8]" office:value-type="float" office:value="49.4" calcext:value-type="float">
            <text:p>49.4</text:p>
          </table:table-cell>
          <table:table-cell table:style-name="ce23" table:formula="of:=MAX([$Scythe.D$9]; 0)*MAX(1 - [.$D7]/100;0)*[$Scythe.$F$9]" office:value-type="float" office:value="57.2" calcext:value-type="float">
            <text:p>57.2</text:p>
          </table:table-cell>
          <table:table-cell table:style-name="ce23" table:formula="of:=MAX([$Scythe.D$10]; 0)*MAX(1 - [.$D7]/100;0)*[$Scythe.$F$10]" office:value-type="float" office:value="65" calcext:value-type="float">
            <text:p>65.0</text:p>
          </table:table-cell>
          <table:table-cell table:style-name="ce24"/>
          <table:table-cell table:style-name="ce24" table:formula="of:=MAX([$Staff.E$2]; 0)*[$Staff.$F$2]" office:value-type="float" office:value="73.6" calcext:value-type="float">
            <text:p>73.6</text:p>
          </table:table-cell>
          <table:table-cell table:style-name="ce24" table:formula="of:=MAX([$Staff.E$3]; 0)*[$Staff.$F$3]" office:value-type="float" office:value="100" calcext:value-type="float">
            <text:p>100</text:p>
          </table:table-cell>
          <table:table-cell table:style-name="ce24" table:formula="of:=MAX([$Staff.E$4]; 0)*[$Staff.$F$4]" office:value-type="float" office:value="128" calcext:value-type="float">
            <text:p>128</text:p>
          </table:table-cell>
          <table:table-cell table:style-name="ce24" table:formula="of:=MAX([$Staff.E$5]; 0)*[$Staff.$F$5]" office:value-type="float" office:value="160.8" calcext:value-type="float">
            <text:p>160.8</text:p>
          </table:table-cell>
          <table:table-cell table:style-name="ce24" table:formula="of:=MAX([$Staff.E$6]; 0)*[$Staff.$F$6]" office:value-type="float" office:value="196" calcext:value-type="float">
            <text:p>196</text:p>
          </table:table-cell>
          <table:table-cell table:style-name="ce24" table:formula="of:=MAX([$Staff.E$7]; 0)*[$Staff.$F$7]" office:value-type="float" office:value="235.2" calcext:value-type="float">
            <text:p>235.2</text:p>
          </table:table-cell>
          <table:table-cell table:style-name="ce24"/>
          <table:table-cell table:style-name="ce23" table:formula="of:=MAX([$Bow.E$2] - [.$C7]; 0)*MAX(1 - [.$D7]/100;0)*[$Bow.$F$2]" office:value-type="float" office:value="68.9717004382681" calcext:value-type="float">
            <text:p>69.0</text:p>
          </table:table-cell>
          <table:table-cell table:style-name="ce23" table:formula="of:=MAX([$Bow.E$3] - [.$C7]; 0)*MAX(1 - [.$D7]/100;0)*[$Bow.$F$3]" office:value-type="float" office:value="91.4127827219971" calcext:value-type="float">
            <text:p>91.4</text:p>
          </table:table-cell>
          <table:table-cell table:style-name="ce23" table:formula="of:=MAX([$Bow.E$4] - [.$C7]; 0)*MAX(1 - [.$D7]/100;0)*[$Bow.$F$4]" office:value-type="float" office:value="111.360411418645" calcext:value-type="float">
            <text:p>111.4</text:p>
          </table:table-cell>
          <table:table-cell table:style-name="ce23" table:formula="of:=MAX([$Bow.E$5] - [.$C7]; 0)*MAX(1 - [.$D7]/100;0)*[$Bow.$F$5]" office:value-type="float" office:value="138.788400876536" calcext:value-type="float">
            <text:p>138.8</text:p>
          </table:table-cell>
          <table:table-cell table:style-name="ce23" table:formula="of:=MAX([$Bow.E$6] - [.$C7]; 0)*MAX(1 - [.$D7]/100;0)*[$Bow.$F$6]" office:value-type="float" office:value="166.216390334427" calcext:value-type="float">
            <text:p>166.2</text:p>
          </table:table-cell>
          <table:table-cell table:style-name="ce23" table:formula="of:=MAX([$Bow.E$7] - [.$C7]; 0)*MAX(1 - [.$D7]/100;0)*[$Bow.$F$7]" office:value-type="float" office:value="198.63128696648" calcext:value-type="float">
            <text:p>198.6</text:p>
          </table:table-cell>
          <table:table-cell table:style-name="ce24"/>
          <table:table-cell table:style-name="ce23" table:formula="of:=MAX([$Crossbow.E$2] - [.$C7]/2; 0)*MAX(1 - [.$D7]/200;0)*[$Crossbow.$F$2]" office:value-type="float" office:value="86.955" calcext:value-type="float">
            <text:p>87.0</text:p>
          </table:table-cell>
          <table:table-cell table:style-name="ce23" table:formula="of:=MAX([$Crossbow.E$3] - [.$C7]/2; 0)*MAX(1 - [.$D7]/200;0)*[$Crossbow.$F$3]" office:value-type="float" office:value="111.49875" calcext:value-type="float">
            <text:p>111.5</text:p>
          </table:table-cell>
          <table:table-cell table:style-name="ce23" table:formula="of:=MAX([$Crossbow.E$4] - [.$C7]/2; 0)*MAX(1 - [.$D7]/200;0)*[$Crossbow.$F$4]" office:value-type="float" office:value="139.689" calcext:value-type="float">
            <text:p>139.7</text:p>
          </table:table-cell>
          <table:table-cell table:style-name="ce23" table:formula="of:=MAX([$Crossbow.E$5] - [.$C7]/2; 0)*MAX(1 - [.$D7]/200;0)*[$Crossbow.$F$5]" office:value-type="float" office:value="171.105" calcext:value-type="float">
            <text:p>171.1</text:p>
          </table:table-cell>
          <table:table-cell table:style-name="ce23" table:formula="of:=MAX([$Crossbow.E$6] - [.$C7]/2; 0)*MAX(1 - [.$D7]/200;0)*[$Crossbow.$F$6]" office:value-type="float" office:value="206.602275" calcext:value-type="float">
            <text:p>206.6</text:p>
          </table:table-cell>
          <table:table-cell table:style-name="ce23" table:formula="of:=MAX([$Crossbow.E$7] - [.$C7]/2; 0)*MAX(1 - [.$D7]/200;0)*[$Crossbow.$F$7]" office:value-type="float" office:value="244.716615" calcext:value-type="float">
            <text:p>244.7</text:p>
          </table:table-cell>
          <table:table-cell table:number-columns-repeated="2"/>
          <table:table-cell table:style-name="ce25" table:formula="of:=MAX([$doge.E$3] - [.$C7]; 0)" office:value-type="float" office:value="28" calcext:value-type="float">
            <text:p>28</text:p>
          </table:table-cell>
          <table:table-cell table:style-name="ce25" table:formula="of:=MAX([$doge.$E$4] - [.$C7]; 0)" office:value-type="float" office:value="33" calcext:value-type="float">
            <text:p>33</text:p>
          </table:table-cell>
          <table:table-cell table:style-name="ce25" table:formula="of:=MAX([$doge.$E$5] - [.$C7]; 0)" office:value-type="float" office:value="38" calcext:value-type="float">
            <text:p>38</text:p>
          </table:table-cell>
          <table:table-cell table:style-name="ce25" table:formula="of:=MAX([$doge.$E$6] - [.$C7]; 0)" office:value-type="float" office:value="43" calcext:value-type="float">
            <text:p>43</text:p>
          </table:table-cell>
          <table:table-cell table:style-name="ce25" table:formula="of:=MAX([$doge.$E$7] - [.$C7]; 0)" office:value-type="float" office:value="48" calcext:value-type="float">
            <text:p>48</text:p>
          </table:table-cell>
          <table:table-cell table:style-name="ce25"/>
          <table:table-cell table:style-name="ce26" table:formula="of:=MAX([$hors.$E$3] - [.$C7]/2; 0)*MAX(1 - [.$D7]/200;0)" office:value-type="float" office:value="61.05" calcext:value-type="float">
            <text:p>61.1</text:p>
          </table:table-cell>
          <table:table-cell table:style-name="ce26" table:formula="of:=MAX([$hors.$E$4] - [.$C7]/2; 0)*MAX(1 - [.$D7]/200;0)" office:value-type="float" office:value="73.425" calcext:value-type="float">
            <text:p>73.4</text:p>
          </table:table-cell>
          <table:table-cell table:style-name="ce26" table:formula="of:=MAX([$hors.$E$5] - [.$C7]/2; 0)*MAX(1 - [.$D7]/200;0)" office:value-type="float" office:value="94.05" calcext:value-type="float">
            <text:p>94.1</text:p>
          </table:table-cell>
          <table:table-cell table:style-name="ce26" table:formula="of:=MAX([$hors.$E$6] - [.$C7]/2; 0)*MAX(1 - [.$D7]/200;0)" office:value-type="float" office:value="114.675" calcext:value-type="float">
            <text:p>114.7</text:p>
          </table:table-cell>
          <table:table-cell table:style-name="ce25"/>
          <table:table-cell table:style-name="ce26" table:formula="of:=MAX([$irgl.$E$3] - [.$C7]; 0)*MAX(1 - [.$D7]/100;0)" office:value-type="float" office:value="128.7" calcext:value-type="float">
            <text:p>128.7</text:p>
          </table:table-cell>
          <table:table-cell table:style-name="ce26" table:formula="of:=MAX([$irgl.$E$4] - [.$C7]; 0)*MAX(1 - [.$D7]/100;0)" office:value-type="float" office:value="144.95" calcext:value-type="float">
            <text:p>145.0</text:p>
          </table:table-cell>
          <table:table-cell table:style-name="ce26" table:formula="of:=MAX([$irgl.$E$5] - [.$C7]; 0)*MAX(1 - [.$D7]/100;0)" office:value-type="float" office:value="167.7" calcext:value-type="float">
            <text:p>167.7</text:p>
          </table:table-cell>
          <table:table-cell table:style-name="ce26" table:formula="of:=MAX([$irgl.$E$6] - [.$C7]; 0)*MAX(1 - [.$D7]/100;0)" office:value-type="float" office:value="193.7" calcext:value-type="float">
            <text:p>193.7</text:p>
          </table:table-cell>
          <table:table-cell table:style-name="ce25"/>
          <table:table-cell table:style-name="ce26" table:formula="of:=MAX([$sngl.$E$3]; 0)*MAX(1 - [.$D7]/100;0)" office:value-type="float" office:value="78" calcext:value-type="float">
            <text:p>78.0</text:p>
          </table:table-cell>
          <table:table-cell table:style-name="ce26" table:formula="of:=MAX([$sngl.$E$4]; 0)*MAX(1 - [.$D7]/100;0)" office:value-type="float" office:value="91" calcext:value-type="float">
            <text:p>91.0</text:p>
          </table:table-cell>
          <table:table-cell table:style-name="ce26" table:formula="of:=MAX([$sngl.$E$5]; 0)*MAX(1 - [.$D7]/100;0)" office:value-type="float" office:value="110.5" calcext:value-type="float">
            <text:p>110.5</text:p>
          </table:table-cell>
          <table:table-cell table:style-name="ce26" table:formula="of:=MAX([$sngl.$E$6]; 0)*MAX(1 - [.$D7]/100;0)" office:value-type="float" office:value="130" calcext:value-type="float">
            <text:p>130.0</text:p>
          </table:table-cell>
          <table:table-cell table:number-columns-repeated="1630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0" calcext:value-type="float">
            <text:p>39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table:style-name="ce5" table:formula="of:=([.$B8] + 3 * [.$C8]) / 10 / (1 - [.$D8] * 0.006) *POWER([.$E8]; 0.75) * [.$C$14] / 13" office:value-type="float" office:value="288.185308599733" calcext:value-type="float">
            <text:p>288.2</text:p>
          </table:table-cell>
          <table:table-cell table:style-name="ce5" office:value-type="float" office:value="12.5" calcext:value-type="float">
            <text:p>12.5</text:p>
          </table:table-cell>
          <table:table-cell table:style-name="ce7" table:formula="of:=COM.MICROSOFT.CEILING.MATH(LN(MAX([.$G8]*4;1))^2.5+1)" office:value-type="float" office:value="32" calcext:value-type="float">
            <text:p>32</text:p>
          </table:table-cell>
          <table:table-cell table:style-name="ce7" table:formula="of:=COM.MICROSOFT.CEILING.MATH(LN(MAX([.$G8]*3.5;1))^2.5+1)" office:value-type="float" office:value="29" calcext:value-type="float">
            <text:p>29</text:p>
          </table:table-cell>
          <table:table-cell table:style-name="ce7" table:formula="of:=COM.MICROSOFT.CEILING.MATH(LN(MAX([.$G8]*3;1))^2.5+1)" office:value-type="float" office:value="27" calcext:value-type="float">
            <text:p>27</text:p>
          </table:table-cell>
          <table:table-cell table:style-name="ce7" table:formula="of:=COM.MICROSOFT.CEILING.MATH(LN(MAX([.$G8]*2.5;1))^2.5+1)" office:value-type="float" office:value="23" calcext:value-type="float">
            <text:p>23</text:p>
          </table:table-cell>
          <table:table-cell/>
          <table:table-cell table:style-name="ce5"/>
          <table:table-cell table:style-name="ce23" table:formula="of:=MAX([$Sword.E$2] - [.$C8]; 0)*[$Sword.$F$2]" office:value-type="float" office:value="67.5" calcext:value-type="float">
            <text:p>67.5</text:p>
          </table:table-cell>
          <table:table-cell table:style-name="ce23" table:formula="of:=MAX([$Sword.E$3] - [.$C8]; 0)*[$Sword.$F$3]" office:value-type="float" office:value="90.375" calcext:value-type="float">
            <text:p>90.4</text:p>
          </table:table-cell>
          <table:table-cell table:style-name="ce23" table:formula="of:=MAX([$Sword.E$4] - [.$C8]; 0)*[$Sword.$F$4]" office:value-type="float" office:value="116.4375" calcext:value-type="float">
            <text:p>116.4</text:p>
          </table:table-cell>
          <table:table-cell table:style-name="ce23" table:formula="of:=MAX([$Sword.E$5] - [.$C8]; 0)*[$Sword.$F$5]" office:value-type="float" office:value="146.25" calcext:value-type="float">
            <text:p>146.3</text:p>
          </table:table-cell>
          <table:table-cell table:style-name="ce23" table:formula="of:=MAX([$Sword.E$6] - [.$C8]; 0)*[$Sword.$F$6]" office:value-type="float" office:value="181.5" calcext:value-type="float">
            <text:p>181.5</text:p>
          </table:table-cell>
          <table:table-cell table:style-name="ce23" table:formula="of:=MAX([$Sword.E$7] - [.$C8]; 0)*[$Sword.$F$7]" office:value-type="float" office:value="219.1875" calcext:value-type="float">
            <text:p>219.2</text:p>
          </table:table-cell>
          <table:table-cell table:style-name="ce23" table:formula="of:=MAX([$Sword.E$8] - [.$C8]; 0)*[$Sword.$F$8]" office:value-type="float" office:value="259.875" calcext:value-type="float">
            <text:p>259.9</text:p>
          </table:table-cell>
          <table:table-cell table:style-name="ce23" table:formula="of:=MAX([$Sword.E$9] - [.$C8]; 0)*[$Sword.$F$9]" office:value-type="float" office:value="81" calcext:value-type="float">
            <text:p>81.0</text:p>
          </table:table-cell>
          <table:table-cell table:style-name="ce24"/>
          <table:table-cell table:style-name="ce23" table:formula="of:=MAX([$Axe.E$2] - [.$C8]/2; 0)*MAX(1 - [.$D8]/200;0)*[$Axe.$F$2]" office:value-type="float" office:value="80.522" calcext:value-type="float">
            <text:p>80.5</text:p>
          </table:table-cell>
          <table:table-cell table:style-name="ce23" table:formula="of:=MAX([$Axe.E$3] - [.$C8]/2; 0)*MAX(1 - [.$D8]/200;0)*[$Axe.$F$3]" office:value-type="float" office:value="103.342" calcext:value-type="float">
            <text:p>103.3</text:p>
          </table:table-cell>
          <table:table-cell table:style-name="ce23" table:formula="of:=MAX([$Axe.E$4] - [.$C8]/2; 0)*MAX(1 - [.$D8]/200;0)*[$Axe.$F$4]" office:value-type="float" office:value="129.259" calcext:value-type="float">
            <text:p>129.3</text:p>
          </table:table-cell>
          <table:table-cell table:style-name="ce23" table:formula="of:=MAX([$Axe.E$5] - [.$C8]/2; 0)*MAX(1 - [.$D8]/200;0)*[$Axe.$F$5]" office:value-type="float" office:value="159.251" calcext:value-type="float">
            <text:p>159.3</text:p>
          </table:table-cell>
          <table:table-cell table:style-name="ce23" table:formula="of:=MAX([$Axe.E$6] - [.$C8]/2; 0)*MAX(1 - [.$D8]/200;0)*[$Axe.$F$6]" office:value-type="float" office:value="191.525" calcext:value-type="float">
            <text:p>191.5</text:p>
          </table:table-cell>
          <table:table-cell table:style-name="ce23" table:formula="of:=MAX([$Axe.E$7] - [.$C8]/2; 0)*MAX(1 - [.$D8]/200;0)*[$Axe.$F$7]" office:value-type="float" office:value="227.222" calcext:value-type="float">
            <text:p>227.2</text:p>
          </table:table-cell>
          <table:table-cell table:style-name="ce24"/>
          <table:table-cell table:style-name="ce23" table:formula="of:=MAX([$Scythe.D$2]; 0)*MAX(1 - [.$D8]/100;0)*[$Scythe.$F$2]" office:value-type="float" office:value="57.96" calcext:value-type="float">
            <text:p>58.0</text:p>
          </table:table-cell>
          <table:table-cell table:style-name="ce23" table:formula="of:=MAX([$Scythe.D$3]; 0)*MAX(1 - [.$D8]/100;0)*[$Scythe.$F$3]" office:value-type="float" office:value="76.86" calcext:value-type="float">
            <text:p>76.9</text:p>
          </table:table-cell>
          <table:table-cell table:style-name="ce23" table:formula="of:=MAX([$Scythe.D$4]; 0)*MAX(1 - [.$D8]/100;0)*[$Scythe.$F$4]" office:value-type="float" office:value="98.28" calcext:value-type="float">
            <text:p>98.3</text:p>
          </table:table-cell>
          <table:table-cell table:style-name="ce23" table:formula="of:=MAX([$Scythe.D$5]; 0)*MAX(1 - [.$D8]/100;0)*[$Scythe.$F$5]" office:value-type="float" office:value="123.48" calcext:value-type="float">
            <text:p>123.5</text:p>
          </table:table-cell>
          <table:table-cell table:style-name="ce23" table:formula="of:=MAX([$Scythe.D$6]; 0)*MAX(1 - [.$D8]/100;0)*[$Scythe.$F$6]" office:value-type="float" office:value="151.2" calcext:value-type="float">
            <text:p>151.2</text:p>
          </table:table-cell>
          <table:table-cell table:style-name="ce23" table:formula="of:=MAX([$Scythe.D$7]; 0)*MAX(1 - [.$D8]/100;0)*[$Scythe.$F$7]" office:value-type="float" office:value="181.44" calcext:value-type="float">
            <text:p>181.4</text:p>
          </table:table-cell>
          <table:table-cell table:style-name="ce23" table:formula="of:=MAX([$Scythe.D$8]; 0)*MAX(1 - [.$D8]/100;0)*[$Scythe.$F$8]" office:value-type="float" office:value="47.88" calcext:value-type="float">
            <text:p>47.9</text:p>
          </table:table-cell>
          <table:table-cell table:style-name="ce23" table:formula="of:=MAX([$Scythe.D$9]; 0)*MAX(1 - [.$D8]/100;0)*[$Scythe.$F$9]" office:value-type="float" office:value="55.44" calcext:value-type="float">
            <text:p>55.4</text:p>
          </table:table-cell>
          <table:table-cell table:style-name="ce23" table:formula="of:=MAX([$Scythe.D$10]; 0)*MAX(1 - [.$D8]/100;0)*[$Scythe.$F$10]" office:value-type="float" office:value="63" calcext:value-type="float">
            <text:p>63.0</text:p>
          </table:table-cell>
          <table:table-cell table:style-name="ce24"/>
          <table:table-cell table:style-name="ce24" table:formula="of:=MAX([$Staff.E$2]; 0)*[$Staff.$F$2]" office:value-type="float" office:value="73.6" calcext:value-type="float">
            <text:p>73.6</text:p>
          </table:table-cell>
          <table:table-cell table:style-name="ce24" table:formula="of:=MAX([$Staff.E$3]; 0)*[$Staff.$F$3]" office:value-type="float" office:value="100" calcext:value-type="float">
            <text:p>100</text:p>
          </table:table-cell>
          <table:table-cell table:style-name="ce24" table:formula="of:=MAX([$Staff.E$4]; 0)*[$Staff.$F$4]" office:value-type="float" office:value="128" calcext:value-type="float">
            <text:p>128</text:p>
          </table:table-cell>
          <table:table-cell table:style-name="ce24" table:formula="of:=MAX([$Staff.E$5]; 0)*[$Staff.$F$5]" office:value-type="float" office:value="160.8" calcext:value-type="float">
            <text:p>160.8</text:p>
          </table:table-cell>
          <table:table-cell table:style-name="ce24" table:formula="of:=MAX([$Staff.E$6]; 0)*[$Staff.$F$6]" office:value-type="float" office:value="196" calcext:value-type="float">
            <text:p>196</text:p>
          </table:table-cell>
          <table:table-cell table:style-name="ce24" table:formula="of:=MAX([$Staff.E$7]; 0)*[$Staff.$F$7]" office:value-type="float" office:value="235.2" calcext:value-type="float">
            <text:p>235.2</text:p>
          </table:table-cell>
          <table:table-cell table:style-name="ce24"/>
          <table:table-cell table:style-name="ce23" table:formula="of:=MAX([$Bow.E$2] - [.$C8]; 0)*MAX(1 - [.$D8]/100;0)*[$Bow.$F$2]" office:value-type="float" office:value="66.4399942709368" calcext:value-type="float">
            <text:p>66.4</text:p>
          </table:table-cell>
          <table:table-cell table:style-name="ce23" table:formula="of:=MAX([$Bow.E$3] - [.$C8]; 0)*MAX(1 - [.$D8]/100;0)*[$Bow.$F$3]" office:value-type="float" office:value="88.1905817151665" calcext:value-type="float">
            <text:p>88.2</text:p>
          </table:table-cell>
          <table:table-cell table:style-name="ce23" table:formula="of:=MAX([$Bow.E$4] - [.$C8]; 0)*MAX(1 - [.$D8]/100;0)*[$Bow.$F$4]" office:value-type="float" office:value="107.524437221148" calcext:value-type="float">
            <text:p>107.5</text:p>
          </table:table-cell>
          <table:table-cell table:style-name="ce23" table:formula="of:=MAX([$Bow.E$5] - [.$C8]; 0)*MAX(1 - [.$D8]/100;0)*[$Bow.$F$5]" office:value-type="float" office:value="134.108488541874" calcext:value-type="float">
            <text:p>134.1</text:p>
          </table:table-cell>
          <table:table-cell table:style-name="ce23" table:formula="of:=MAX([$Bow.E$6] - [.$C8]; 0)*MAX(1 - [.$D8]/100;0)*[$Bow.$F$6]" office:value-type="float" office:value="160.692539862599" calcext:value-type="float">
            <text:p>160.7</text:p>
          </table:table-cell>
          <table:table-cell table:style-name="ce23" table:formula="of:=MAX([$Bow.E$7] - [.$C8]; 0)*MAX(1 - [.$D8]/100;0)*[$Bow.$F$7]" office:value-type="float" office:value="192.110055059819" calcext:value-type="float">
            <text:p>192.1</text:p>
          </table:table-cell>
          <table:table-cell table:style-name="ce24"/>
          <table:table-cell table:style-name="ce23" table:formula="of:=MAX([$Crossbow.E$2] - [.$C8]/2; 0)*MAX(1 - [.$D8]/200;0)*[$Crossbow.$F$2]" office:value-type="float" office:value="85.554625" calcext:value-type="float">
            <text:p>85.6</text:p>
          </table:table-cell>
          <table:table-cell table:style-name="ce23" table:formula="of:=MAX([$Crossbow.E$3] - [.$C8]/2; 0)*MAX(1 - [.$D8]/200;0)*[$Crossbow.$F$3]" office:value-type="float" office:value="109.800875" calcext:value-type="float">
            <text:p>109.8</text:p>
          </table:table-cell>
          <table:table-cell table:style-name="ce23" table:formula="of:=MAX([$Crossbow.E$4] - [.$C8]/2; 0)*MAX(1 - [.$D8]/200;0)*[$Crossbow.$F$4]" office:value-type="float" office:value="137.649425" calcext:value-type="float">
            <text:p>137.6</text:p>
          </table:table-cell>
          <table:table-cell table:style-name="ce23" table:formula="of:=MAX([$Crossbow.E$5] - [.$C8]/2; 0)*MAX(1 - [.$D8]/200;0)*[$Crossbow.$F$5]" office:value-type="float" office:value="168.684625" calcext:value-type="float">
            <text:p>168.7</text:p>
          </table:table-cell>
          <table:table-cell table:style-name="ce23" table:formula="of:=MAX([$Crossbow.E$6] - [.$C8]/2; 0)*MAX(1 - [.$D8]/200;0)*[$Crossbow.$F$6]" office:value-type="float" office:value="203.75163" calcext:value-type="float">
            <text:p>203.8</text:p>
          </table:table-cell>
          <table:table-cell table:style-name="ce23" table:formula="of:=MAX([$Crossbow.E$7] - [.$C8]/2; 0)*MAX(1 - [.$D8]/200;0)*[$Crossbow.$F$7]" office:value-type="float" office:value="241.403978" calcext:value-type="float">
            <text:p>241.4</text:p>
          </table:table-cell>
          <table:table-cell table:number-columns-repeated="2"/>
          <table:table-cell table:style-name="ce25" table:formula="of:=MAX([$doge.E$3] - [.$C8]; 0)" office:value-type="float" office:value="27" calcext:value-type="float">
            <text:p>27</text:p>
          </table:table-cell>
          <table:table-cell table:style-name="ce25" table:formula="of:=MAX([$doge.$E$4] - [.$C8]; 0)" office:value-type="float" office:value="32" calcext:value-type="float">
            <text:p>32</text:p>
          </table:table-cell>
          <table:table-cell table:style-name="ce25" table:formula="of:=MAX([$doge.$E$5] - [.$C8]; 0)" office:value-type="float" office:value="37" calcext:value-type="float">
            <text:p>37</text:p>
          </table:table-cell>
          <table:table-cell table:style-name="ce25" table:formula="of:=MAX([$doge.$E$6] - [.$C8]; 0)" office:value-type="float" office:value="42" calcext:value-type="float">
            <text:p>42</text:p>
          </table:table-cell>
          <table:table-cell table:style-name="ce25" table:formula="of:=MAX([$doge.$E$7] - [.$C8]; 0)" office:value-type="float" office:value="47" calcext:value-type="float">
            <text:p>47</text:p>
          </table:table-cell>
          <table:table-cell table:style-name="ce25"/>
          <table:table-cell table:style-name="ce26" table:formula="of:=MAX([$hors.$E$3] - [.$C8]/2; 0)*MAX(1 - [.$D8]/200;0)" office:value-type="float" office:value="59.9025" calcext:value-type="float">
            <text:p>59.9</text:p>
          </table:table-cell>
          <table:table-cell table:style-name="ce26" table:formula="of:=MAX([$hors.$E$4] - [.$C8]/2; 0)*MAX(1 - [.$D8]/200;0)" office:value-type="float" office:value="72.1275" calcext:value-type="float">
            <text:p>72.1</text:p>
          </table:table-cell>
          <table:table-cell table:style-name="ce26" table:formula="of:=MAX([$hors.$E$5] - [.$C8]/2; 0)*MAX(1 - [.$D8]/200;0)" office:value-type="float" office:value="92.5025" calcext:value-type="float">
            <text:p>92.5</text:p>
          </table:table-cell>
          <table:table-cell table:style-name="ce26" table:formula="of:=MAX([$hors.$E$6] - [.$C8]/2; 0)*MAX(1 - [.$D8]/200;0)" office:value-type="float" office:value="112.8775" calcext:value-type="float">
            <text:p>112.9</text:p>
          </table:table-cell>
          <table:table-cell table:style-name="ce25"/>
          <table:table-cell table:style-name="ce26" table:formula="of:=MAX([$irgl.$E$3] - [.$C8]; 0)*MAX(1 - [.$D8]/100;0)" office:value-type="float" office:value="124.11" calcext:value-type="float">
            <text:p>124.1</text:p>
          </table:table-cell>
          <table:table-cell table:style-name="ce26" table:formula="of:=MAX([$irgl.$E$4] - [.$C8]; 0)*MAX(1 - [.$D8]/100;0)" office:value-type="float" office:value="139.86" calcext:value-type="float">
            <text:p>139.9</text:p>
          </table:table-cell>
          <table:table-cell table:style-name="ce26" table:formula="of:=MAX([$irgl.$E$5] - [.$C8]; 0)*MAX(1 - [.$D8]/100;0)" office:value-type="float" office:value="161.91" calcext:value-type="float">
            <text:p>161.9</text:p>
          </table:table-cell>
          <table:table-cell table:style-name="ce26" table:formula="of:=MAX([$irgl.$E$6] - [.$C8]; 0)*MAX(1 - [.$D8]/100;0)" office:value-type="float" office:value="187.11" calcext:value-type="float">
            <text:p>187.1</text:p>
          </table:table-cell>
          <table:table-cell table:style-name="ce25"/>
          <table:table-cell table:style-name="ce26" table:formula="of:=MAX([$sngl.$E$3]; 0)*MAX(1 - [.$D8]/100;0)" office:value-type="float" office:value="75.6" calcext:value-type="float">
            <text:p>75.6</text:p>
          </table:table-cell>
          <table:table-cell table:style-name="ce26" table:formula="of:=MAX([$sngl.$E$4]; 0)*MAX(1 - [.$D8]/100;0)" office:value-type="float" office:value="88.2" calcext:value-type="float">
            <text:p>88.2</text:p>
          </table:table-cell>
          <table:table-cell table:style-name="ce26" table:formula="of:=MAX([$sngl.$E$5]; 0)*MAX(1 - [.$D8]/100;0)" office:value-type="float" office:value="107.1" calcext:value-type="float">
            <text:p>107.1</text:p>
          </table:table-cell>
          <table:table-cell table:style-name="ce26" table:formula="of:=MAX([$sngl.$E$6]; 0)*MAX(1 - [.$D8]/100;0)" office:value-type="float" office:value="126" calcext:value-type="float">
            <text:p>126.0</text:p>
          </table:table-cell>
          <table:table-cell table:number-columns-repeated="1630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0" calcext:value-type="float">
            <text:p>42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style-name="ce5" table:formula="of:=([.$B9] + 3 * [.$C9]) / 10 / (1 - [.$D9] * 0.006) *POWER([.$E9]; 0.75) * [.$C$14] / 13" office:value-type="float" office:value="358.557478589835" calcext:value-type="float">
            <text:p>358.6</text:p>
          </table:table-cell>
          <table:table-cell table:style-name="ce5" office:value-type="float" office:value="15" calcext:value-type="float">
            <text:p>15.0</text:p>
          </table:table-cell>
          <table:table-cell table:style-name="ce7" table:formula="of:=COM.MICROSOFT.CEILING.MATH(LN(MAX([.$G9]*4;1))^2.5+1)" office:value-type="float" office:value="35" calcext:value-type="float">
            <text:p>35</text:p>
          </table:table-cell>
          <table:table-cell table:style-name="ce7" table:formula="of:=COM.MICROSOFT.CEILING.MATH(LN(MAX([.$G9]*3.5;1))^2.5+1)" office:value-type="float" office:value="33" calcext:value-type="float">
            <text:p>33</text:p>
          </table:table-cell>
          <table:table-cell table:style-name="ce7" table:formula="of:=COM.MICROSOFT.CEILING.MATH(LN(MAX([.$G9]*3;1))^2.5+1)" office:value-type="float" office:value="30" calcext:value-type="float">
            <text:p>30</text:p>
          </table:table-cell>
          <table:table-cell table:style-name="ce7" table:formula="of:=COM.MICROSOFT.CEILING.MATH(LN(MAX([.$G9]*2.5;1))^2.5+1)" office:value-type="float" office:value="27" calcext:value-type="float">
            <text:p>27</text:p>
          </table:table-cell>
          <table:table-cell/>
          <table:table-cell table:style-name="ce5"/>
          <table:table-cell table:style-name="ce23" table:formula="of:=MAX([$Sword.E$2] - [.$C9]; 0)*[$Sword.$F$2]" office:value-type="float" office:value="66" calcext:value-type="float">
            <text:p>66.0</text:p>
          </table:table-cell>
          <table:table-cell table:style-name="ce23" table:formula="of:=MAX([$Sword.E$3] - [.$C9]; 0)*[$Sword.$F$3]" office:value-type="float" office:value="88.875" calcext:value-type="float">
            <text:p>88.9</text:p>
          </table:table-cell>
          <table:table-cell table:style-name="ce23" table:formula="of:=MAX([$Sword.E$4] - [.$C9]; 0)*[$Sword.$F$4]" office:value-type="float" office:value="114.9375" calcext:value-type="float">
            <text:p>114.9</text:p>
          </table:table-cell>
          <table:table-cell table:style-name="ce23" table:formula="of:=MAX([$Sword.E$5] - [.$C9]; 0)*[$Sword.$F$5]" office:value-type="float" office:value="144.75" calcext:value-type="float">
            <text:p>144.8</text:p>
          </table:table-cell>
          <table:table-cell table:style-name="ce23" table:formula="of:=MAX([$Sword.E$6] - [.$C9]; 0)*[$Sword.$F$6]" office:value-type="float" office:value="180" calcext:value-type="float">
            <text:p>180.0</text:p>
          </table:table-cell>
          <table:table-cell table:style-name="ce23" table:formula="of:=MAX([$Sword.E$7] - [.$C9]; 0)*[$Sword.$F$7]" office:value-type="float" office:value="217.6875" calcext:value-type="float">
            <text:p>217.7</text:p>
          </table:table-cell>
          <table:table-cell table:style-name="ce23" table:formula="of:=MAX([$Sword.E$8] - [.$C9]; 0)*[$Sword.$F$8]" office:value-type="float" office:value="258.375" calcext:value-type="float">
            <text:p>258.4</text:p>
          </table:table-cell>
          <table:table-cell table:style-name="ce23" table:formula="of:=MAX([$Sword.E$9] - [.$C9]; 0)*[$Sword.$F$9]" office:value-type="float" office:value="79.5" calcext:value-type="float">
            <text:p>79.5</text:p>
          </table:table-cell>
          <table:table-cell table:style-name="ce24"/>
          <table:table-cell table:style-name="ce23" table:formula="of:=MAX([$Axe.E$2] - [.$C9]/2; 0)*MAX(1 - [.$D9]/200;0)*[$Axe.$F$2]" office:value-type="float" office:value="78.72" calcext:value-type="float">
            <text:p>78.7</text:p>
          </table:table-cell>
          <table:table-cell table:style-name="ce23" table:formula="of:=MAX([$Axe.E$3] - [.$C9]/2; 0)*MAX(1 - [.$D9]/200;0)*[$Axe.$F$3]" office:value-type="float" office:value="101.12" calcext:value-type="float">
            <text:p>101.1</text:p>
          </table:table-cell>
          <table:table-cell table:style-name="ce23" table:formula="of:=MAX([$Axe.E$4] - [.$C9]/2; 0)*MAX(1 - [.$D9]/200;0)*[$Axe.$F$4]" office:value-type="float" office:value="126.56" calcext:value-type="float">
            <text:p>126.6</text:p>
          </table:table-cell>
          <table:table-cell table:style-name="ce23" table:formula="of:=MAX([$Axe.E$5] - [.$C9]/2; 0)*MAX(1 - [.$D9]/200;0)*[$Axe.$F$5]" office:value-type="float" office:value="156" calcext:value-type="float">
            <text:p>156.0</text:p>
          </table:table-cell>
          <table:table-cell table:style-name="ce23" table:formula="of:=MAX([$Axe.E$6] - [.$C9]/2; 0)*MAX(1 - [.$D9]/200;0)*[$Axe.$F$6]" office:value-type="float" office:value="187.68" calcext:value-type="float">
            <text:p>187.7</text:p>
          </table:table-cell>
          <table:table-cell table:style-name="ce23" table:formula="of:=MAX([$Axe.E$7] - [.$C9]/2; 0)*MAX(1 - [.$D9]/200;0)*[$Axe.$F$7]" office:value-type="float" office:value="222.72" calcext:value-type="float">
            <text:p>222.7</text:p>
          </table:table-cell>
          <table:table-cell table:style-name="ce24"/>
          <table:table-cell table:style-name="ce23" table:formula="of:=MAX([$Scythe.D$2]; 0)*MAX(1 - [.$D9]/100;0)*[$Scythe.$F$2]" office:value-type="float" office:value="55.2" calcext:value-type="float">
            <text:p>55.2</text:p>
          </table:table-cell>
          <table:table-cell table:style-name="ce23" table:formula="of:=MAX([$Scythe.D$3]; 0)*MAX(1 - [.$D9]/100;0)*[$Scythe.$F$3]" office:value-type="float" office:value="73.2" calcext:value-type="float">
            <text:p>73.2</text:p>
          </table:table-cell>
          <table:table-cell table:style-name="ce23" table:formula="of:=MAX([$Scythe.D$4]; 0)*MAX(1 - [.$D9]/100;0)*[$Scythe.$F$4]" office:value-type="float" office:value="93.6" calcext:value-type="float">
            <text:p>93.6</text:p>
          </table:table-cell>
          <table:table-cell table:style-name="ce23" table:formula="of:=MAX([$Scythe.D$5]; 0)*MAX(1 - [.$D9]/100;0)*[$Scythe.$F$5]" office:value-type="float" office:value="117.6" calcext:value-type="float">
            <text:p>117.6</text:p>
          </table:table-cell>
          <table:table-cell table:style-name="ce23" table:formula="of:=MAX([$Scythe.D$6]; 0)*MAX(1 - [.$D9]/100;0)*[$Scythe.$F$6]" office:value-type="float" office:value="144" calcext:value-type="float">
            <text:p>144.0</text:p>
          </table:table-cell>
          <table:table-cell table:style-name="ce23" table:formula="of:=MAX([$Scythe.D$7]; 0)*MAX(1 - [.$D9]/100;0)*[$Scythe.$F$7]" office:value-type="float" office:value="172.8" calcext:value-type="float">
            <text:p>172.8</text:p>
          </table:table-cell>
          <table:table-cell table:style-name="ce23" table:formula="of:=MAX([$Scythe.D$8]; 0)*MAX(1 - [.$D9]/100;0)*[$Scythe.$F$8]" office:value-type="float" office:value="45.6" calcext:value-type="float">
            <text:p>45.6</text:p>
          </table:table-cell>
          <table:table-cell table:style-name="ce23" table:formula="of:=MAX([$Scythe.D$9]; 0)*MAX(1 - [.$D9]/100;0)*[$Scythe.$F$9]" office:value-type="float" office:value="52.8" calcext:value-type="float">
            <text:p>52.8</text:p>
          </table:table-cell>
          <table:table-cell table:style-name="ce23" table:formula="of:=MAX([$Scythe.D$10]; 0)*MAX(1 - [.$D9]/100;0)*[$Scythe.$F$10]" office:value-type="float" office:value="60" calcext:value-type="float">
            <text:p>60.0</text:p>
          </table:table-cell>
          <table:table-cell table:style-name="ce24"/>
          <table:table-cell table:style-name="ce24" table:formula="of:=MAX([$Staff.E$2]; 0)*[$Staff.$F$2]" office:value-type="float" office:value="73.6" calcext:value-type="float">
            <text:p>73.6</text:p>
          </table:table-cell>
          <table:table-cell table:style-name="ce24" table:formula="of:=MAX([$Staff.E$3]; 0)*[$Staff.$F$3]" office:value-type="float" office:value="100" calcext:value-type="float">
            <text:p>100</text:p>
          </table:table-cell>
          <table:table-cell table:style-name="ce24" table:formula="of:=MAX([$Staff.E$4]; 0)*[$Staff.$F$4]" office:value-type="float" office:value="128" calcext:value-type="float">
            <text:p>128</text:p>
          </table:table-cell>
          <table:table-cell table:style-name="ce24" table:formula="of:=MAX([$Staff.E$5]; 0)*[$Staff.$F$5]" office:value-type="float" office:value="160.8" calcext:value-type="float">
            <text:p>160.8</text:p>
          </table:table-cell>
          <table:table-cell table:style-name="ce24" table:formula="of:=MAX([$Staff.E$6]; 0)*[$Staff.$F$6]" office:value-type="float" office:value="196" calcext:value-type="float">
            <text:p>196</text:p>
          </table:table-cell>
          <table:table-cell table:style-name="ce24" table:formula="of:=MAX([$Staff.E$7]; 0)*[$Staff.$F$7]" office:value-type="float" office:value="235.2" calcext:value-type="float">
            <text:p>235.2</text:p>
          </table:table-cell>
          <table:table-cell table:style-name="ce24"/>
          <table:table-cell table:style-name="ce23" table:formula="of:=MAX([$Bow.E$2] - [.$C9]; 0)*MAX(1 - [.$D9]/100;0)*[$Bow.$F$2]" office:value-type="float" office:value="62.8861850199398" calcext:value-type="float">
            <text:p>62.9</text:p>
          </table:table-cell>
          <table:table-cell table:style-name="ce23" table:formula="of:=MAX([$Bow.E$3] - [.$C9]; 0)*MAX(1 - [.$D9]/100;0)*[$Bow.$F$3]" office:value-type="float" office:value="83.6010302049204" calcext:value-type="float">
            <text:p>83.6</text:p>
          </table:table-cell>
          <table:table-cell table:style-name="ce23" table:formula="of:=MAX([$Bow.E$4] - [.$C9]; 0)*MAX(1 - [.$D9]/100;0)*[$Bow.$F$4]" office:value-type="float" office:value="102.014225924903" calcext:value-type="float">
            <text:p>102.0</text:p>
          </table:table-cell>
          <table:table-cell table:style-name="ce23" table:formula="of:=MAX([$Bow.E$5] - [.$C9]; 0)*MAX(1 - [.$D9]/100;0)*[$Bow.$F$5]" office:value-type="float" office:value="127.33237003988" calcext:value-type="float">
            <text:p>127.3</text:p>
          </table:table-cell>
          <table:table-cell table:style-name="ce23" table:formula="of:=MAX([$Bow.E$6] - [.$C9]; 0)*MAX(1 - [.$D9]/100;0)*[$Bow.$F$6]" office:value-type="float" office:value="152.650514154856" calcext:value-type="float">
            <text:p>152.7</text:p>
          </table:table-cell>
          <table:table-cell table:style-name="ce23" table:formula="of:=MAX([$Bow.E$7] - [.$C9]; 0)*MAX(1 - [.$D9]/100;0)*[$Bow.$F$7]" office:value-type="float" office:value="182.571957199828" calcext:value-type="float">
            <text:p>182.6</text:p>
          </table:table-cell>
          <table:table-cell table:style-name="ce24"/>
          <table:table-cell table:style-name="ce23" table:formula="of:=MAX([$Crossbow.E$2] - [.$C9]/2; 0)*MAX(1 - [.$D9]/200;0)*[$Crossbow.$F$2]" office:value-type="float" office:value="83.64" calcext:value-type="float">
            <text:p>83.6</text:p>
          </table:table-cell>
          <table:table-cell table:style-name="ce23" table:formula="of:=MAX([$Crossbow.E$3] - [.$C9]/2; 0)*MAX(1 - [.$D9]/200;0)*[$Crossbow.$F$3]" office:value-type="float" office:value="107.44" calcext:value-type="float">
            <text:p>107.4</text:p>
          </table:table-cell>
          <table:table-cell table:style-name="ce23" table:formula="of:=MAX([$Crossbow.E$4] - [.$C9]/2; 0)*MAX(1 - [.$D9]/200;0)*[$Crossbow.$F$4]" office:value-type="float" office:value="134.776" calcext:value-type="float">
            <text:p>134.8</text:p>
          </table:table-cell>
          <table:table-cell table:style-name="ce23" table:formula="of:=MAX([$Crossbow.E$5] - [.$C9]/2; 0)*MAX(1 - [.$D9]/200;0)*[$Crossbow.$F$5]" office:value-type="float" office:value="165.24" calcext:value-type="float">
            <text:p>165.2</text:p>
          </table:table-cell>
          <table:table-cell table:style-name="ce23" table:formula="of:=MAX([$Crossbow.E$6] - [.$C9]/2; 0)*MAX(1 - [.$D9]/200;0)*[$Crossbow.$F$6]" office:value-type="float" office:value="199.6616" calcext:value-type="float">
            <text:p>199.7</text:p>
          </table:table-cell>
          <table:table-cell table:style-name="ce23" table:formula="of:=MAX([$Crossbow.E$7] - [.$C9]/2; 0)*MAX(1 - [.$D9]/200;0)*[$Crossbow.$F$7]" office:value-type="float" office:value="236.62096" calcext:value-type="float">
            <text:p>236.6</text:p>
          </table:table-cell>
          <table:table-cell table:number-columns-repeated="2"/>
          <table:table-cell table:style-name="ce25" table:formula="of:=MAX([$doge.E$3] - [.$C9]; 0)" office:value-type="float" office:value="26" calcext:value-type="float">
            <text:p>26</text:p>
          </table:table-cell>
          <table:table-cell table:style-name="ce25" table:formula="of:=MAX([$doge.$E$4] - [.$C9]; 0)" office:value-type="float" office:value="31" calcext:value-type="float">
            <text:p>31</text:p>
          </table:table-cell>
          <table:table-cell table:style-name="ce25" table:formula="of:=MAX([$doge.$E$5] - [.$C9]; 0)" office:value-type="float" office:value="36" calcext:value-type="float">
            <text:p>36</text:p>
          </table:table-cell>
          <table:table-cell table:style-name="ce25" table:formula="of:=MAX([$doge.$E$6] - [.$C9]; 0)" office:value-type="float" office:value="41" calcext:value-type="float">
            <text:p>41</text:p>
          </table:table-cell>
          <table:table-cell table:style-name="ce25" table:formula="of:=MAX([$doge.$E$7] - [.$C9]; 0)" office:value-type="float" office:value="46" calcext:value-type="float">
            <text:p>46</text:p>
          </table:table-cell>
          <table:table-cell table:style-name="ce25"/>
          <table:table-cell table:style-name="ce26" table:formula="of:=MAX([$hors.$E$3] - [.$C9]/2; 0)*MAX(1 - [.$D9]/200;0)" office:value-type="float" office:value="58.4" calcext:value-type="float">
            <text:p>58.4</text:p>
          </table:table-cell>
          <table:table-cell table:style-name="ce26" table:formula="of:=MAX([$hors.$E$4] - [.$C9]/2; 0)*MAX(1 - [.$D9]/200;0)" office:value-type="float" office:value="70.4" calcext:value-type="float">
            <text:p>70.4</text:p>
          </table:table-cell>
          <table:table-cell table:style-name="ce26" table:formula="of:=MAX([$hors.$E$5] - [.$C9]/2; 0)*MAX(1 - [.$D9]/200;0)" office:value-type="float" office:value="90.4" calcext:value-type="float">
            <text:p>90.4</text:p>
          </table:table-cell>
          <table:table-cell table:style-name="ce26" table:formula="of:=MAX([$hors.$E$6] - [.$C9]/2; 0)*MAX(1 - [.$D9]/200;0)" office:value-type="float" office:value="110.4" calcext:value-type="float">
            <text:p>110.4</text:p>
          </table:table-cell>
          <table:table-cell table:style-name="ce25"/>
          <table:table-cell table:style-name="ce26" table:formula="of:=MAX([$irgl.$E$3] - [.$C9]; 0)*MAX(1 - [.$D9]/100;0)" office:value-type="float" office:value="117.6" calcext:value-type="float">
            <text:p>117.6</text:p>
          </table:table-cell>
          <table:table-cell table:style-name="ce26" table:formula="of:=MAX([$irgl.$E$4] - [.$C9]; 0)*MAX(1 - [.$D9]/100;0)" office:value-type="float" office:value="132.6" calcext:value-type="float">
            <text:p>132.6</text:p>
          </table:table-cell>
          <table:table-cell table:style-name="ce26" table:formula="of:=MAX([$irgl.$E$5] - [.$C9]; 0)*MAX(1 - [.$D9]/100;0)" office:value-type="float" office:value="153.6" calcext:value-type="float">
            <text:p>153.6</text:p>
          </table:table-cell>
          <table:table-cell table:style-name="ce26" table:formula="of:=MAX([$irgl.$E$6] - [.$C9]; 0)*MAX(1 - [.$D9]/100;0)" office:value-type="float" office:value="177.6" calcext:value-type="float">
            <text:p>177.6</text:p>
          </table:table-cell>
          <table:table-cell table:style-name="ce25"/>
          <table:table-cell table:style-name="ce26" table:formula="of:=MAX([$sngl.$E$3]; 0)*MAX(1 - [.$D9]/100;0)" office:value-type="float" office:value="72" calcext:value-type="float">
            <text:p>72.0</text:p>
          </table:table-cell>
          <table:table-cell table:style-name="ce26" table:formula="of:=MAX([$sngl.$E$4]; 0)*MAX(1 - [.$D9]/100;0)" office:value-type="float" office:value="84" calcext:value-type="float">
            <text:p>84.0</text:p>
          </table:table-cell>
          <table:table-cell table:style-name="ce26" table:formula="of:=MAX([$sngl.$E$5]; 0)*MAX(1 - [.$D9]/100;0)" office:value-type="float" office:value="102" calcext:value-type="float">
            <text:p>102.0</text:p>
          </table:table-cell>
          <table:table-cell table:style-name="ce26" table:formula="of:=MAX([$sngl.$E$6]; 0)*MAX(1 - [.$D9]/100;0)" office:value-type="float" office:value="120" calcext:value-type="float">
            <text:p>120.0</text:p>
          </table:table-cell>
          <table:table-cell table:number-columns-repeated="1630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>
            <draw:frame table:end-cell-address="bhsk.T29" table:end-x="0.1579in" table:end-y="0.0161in" draw:z-index="0" draw:name="Chart 1" draw:style-name="gr1" draw:text-style-name="P1" svg:width="5.1925in" svg:height="3.5787in" svg:x="0in" svg:y="0in">
              <draw:object draw:notify-on-update-of-ranges="bhsk.T1:bhsk.T1 bhsk.T3:bhsk.T9 bhsk.AB1:bhsk.AB1 bhsk.AB3:bhsk.AB9 bhsk.AI1:bhsk.AI1 bhsk.AI3:bhsk.AI9 bhsk.AS1:bhsk.AS1 bhsk.AS3:bhsk.AS9 bhsk.AZ1:bhsk.AZ1 bhsk.AZ3:bhsk.AZ9 bhsk.BG1:bhsk.BG1 bhsk.BG3:bhsk.BG9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Damage Spread</text:p>
          </table:table-cell>
          <table:table-cell table:style-name="ce4" office:value-type="percentage" office:value="0.1" calcext:value-type="percentage">
            <text:p>10%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Loot Spread</text:p>
          </table:table-cell>
          <table:table-cell table:style-name="ce4" office:value-type="percentage" office:value="0.2" calcext:value-type="percentage">
            <text:p>20%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ustom Mult</text:p>
          </table:table-cell>
          <table:table-cell office:value-type="float" office:value="2.5" calcext:value-type="float">
            <text:p>2.5</text:p>
          </table:table-cell>
          <table:table-cell table:number-columns-repeated="16381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bhsk.BJ3:bhsk.CC9">
            <calcext:color-scale>
              <calcext:color-scale-entry calcext:value="0" calcext:type="minimum" calcext:color="#70ad47"/>
              <calcext:color-scale-entry calcext:value="50" calcext:type="percentile" calcext:color="#fcfcff"/>
              <calcext:color-scale-entry calcext:value="0" calcext:type="maximum" calcext:color="#7030a0"/>
            </calcext:color-scale>
          </calcext:conditional-format>
          <calcext:conditional-format calcext:target-range-address="bhsk.N3:bhsk.BG9">
            <calcext:color-scale>
              <calcext:color-scale-entry calcext:value="0" calcext:type="minimum" calcext:color="#5a8ac6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</calcext:conditional-formats>
      </table:table>
      <table:table table:name="wskl" table:style-name="ta5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6" table:default-cell-style-name="Default"/>
        <table:table-column table:style-name="co15" table:default-cell-style-name="Default"/>
        <table:table-column table:style-name="co17" table:number-columns-repeated="6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number-columns-repeated="6" table:default-cell-style-name="Default"/>
        <table:table-column table:style-name="co15" table:default-cell-style-name="Default"/>
        <table:table-column table:style-name="co21" table:number-columns-repeated="6" table:default-cell-style-name="Default"/>
        <table:table-column table:style-name="co15" table:default-cell-style-name="Default"/>
        <table:table-column table:style-name="co22" table:number-columns-repeated="6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4" table:number-columns-repeated="5" table:default-cell-style-name="Default"/>
        <table:table-column table:style-name="co15" table:default-cell-style-name="Default"/>
        <table:table-column table:style-name="co25" table:number-columns-repeated="4" table:default-cell-style-name="Default"/>
        <table:table-column table:style-name="co15" table:default-cell-style-name="Default"/>
        <table:table-column table:style-name="co26" table:number-columns-repeated="4" table:default-cell-style-name="Default"/>
        <table:table-column table:style-name="co15" table:default-cell-style-name="Default"/>
        <table:table-column table:style-name="co27" table:number-columns-repeated="4" table:default-cell-style-name="Default"/>
        <table:table-column table:style-name="co25" table:number-columns-repeated="16303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Toughness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Rough Value</text:p>
          </table:table-cell>
          <table:table-cell table:style-name="ce1" office:value-type="string" calcext:value-type="string">
            <text:p>Difficulty Threshold</text:p>
          </table:table-cell>
          <table:table-cell table:style-name="ce6" office:value-type="string" calcext:value-type="string" table:number-columns-spanned="4" table:number-rows-spanned="1">
            <text:p>First Wave</text:p>
          </table:table-cell>
          <table:covered-table-cell table:number-columns-repeated="3" table:style-name="ce1"/>
          <table:table-cell table:style-name="ce1"/>
          <table:table-cell table:style-name="ce8" office:value-type="string" calcext:value-type="string">
            <text:p>Effective DPS:</text:p>
          </table:table-cell>
          <table:table-cell table:style-name="ce1" office:value-type="string" calcext:value-type="string">
            <text:p>T0 Sword</text:p>
          </table:table-cell>
          <table:table-cell table:style-name="ce1" office:value-type="string" calcext:value-type="string">
            <text:p>T1 Sword</text:p>
          </table:table-cell>
          <table:table-cell table:style-name="ce1" office:value-type="string" calcext:value-type="string">
            <text:p>T2 Sword</text:p>
          </table:table-cell>
          <table:table-cell table:style-name="ce1" office:value-type="string" calcext:value-type="string">
            <text:p>T3 Sword</text:p>
          </table:table-cell>
          <table:table-cell table:style-name="ce1" office:value-type="string" calcext:value-type="string">
            <text:p>T4 Sword</text:p>
          </table:table-cell>
          <table:table-cell table:style-name="ce1" office:value-type="string" calcext:value-type="string">
            <text:p>T5 Sword</text:p>
          </table:table-cell>
          <table:table-cell table:style-name="ce1" office:value-type="string" calcext:value-type="string">
            <text:p>T6 Sword</text:p>
          </table:table-cell>
          <table:table-cell table:style-name="ce1" office:value-type="string" calcext:value-type="string">
            <text:p>Soldier</text:p>
          </table:table-cell>
          <table:table-cell table:style-name="ce1"/>
          <table:table-cell table:style-name="ce1" office:value-type="string" calcext:value-type="string">
            <text:p>T1 Axe</text:p>
          </table:table-cell>
          <table:table-cell table:style-name="ce1" office:value-type="string" calcext:value-type="string">
            <text:p>T2 Axe</text:p>
          </table:table-cell>
          <table:table-cell table:style-name="ce1" office:value-type="string" calcext:value-type="string">
            <text:p>T3 Axe</text:p>
          </table:table-cell>
          <table:table-cell table:style-name="ce1" office:value-type="string" calcext:value-type="string">
            <text:p>T4 Axe</text:p>
          </table:table-cell>
          <table:table-cell table:style-name="ce1" office:value-type="string" calcext:value-type="string">
            <text:p>T5 Axe</text:p>
          </table:table-cell>
          <table:table-cell table:style-name="ce1" office:value-type="string" calcext:value-type="string">
            <text:p>T6 Axe</text:p>
          </table:table-cell>
          <table:table-cell table:style-name="ce1"/>
          <table:table-cell table:style-name="ce1" office:value-type="string" calcext:value-type="string">
            <text:p>T1 Scythe</text:p>
          </table:table-cell>
          <table:table-cell table:style-name="ce1" office:value-type="string" calcext:value-type="string">
            <text:p>T2 Scythe</text:p>
          </table:table-cell>
          <table:table-cell table:style-name="ce1" office:value-type="string" calcext:value-type="string">
            <text:p>T3 Scythe</text:p>
          </table:table-cell>
          <table:table-cell table:style-name="ce1" office:value-type="string" calcext:value-type="string">
            <text:p>T4 Scythe</text:p>
          </table:table-cell>
          <table:table-cell table:style-name="ce1" office:value-type="string" calcext:value-type="string">
            <text:p>T5 Scythe</text:p>
          </table:table-cell>
          <table:table-cell table:style-name="ce1" office:value-type="string" calcext:value-type="string">
            <text:p>T6 Scythe</text:p>
          </table:table-cell>
          <table:table-cell table:style-name="ce1" office:value-type="string" calcext:value-type="string">
            <text:p>Reaper I</text:p>
          </table:table-cell>
          <table:table-cell table:style-name="ce1" office:value-type="string" calcext:value-type="string">
            <text:p>Reaper II</text:p>
          </table:table-cell>
          <table:table-cell table:style-name="ce1" office:value-type="string" calcext:value-type="string">
            <text:p>Reaper III</text:p>
          </table:table-cell>
          <table:table-cell table:style-name="ce1"/>
          <table:table-cell table:style-name="ce1" office:value-type="string" calcext:value-type="string">
            <text:p>T1 Staff</text:p>
          </table:table-cell>
          <table:table-cell table:style-name="ce1" office:value-type="string" calcext:value-type="string">
            <text:p>T2 Staff</text:p>
          </table:table-cell>
          <table:table-cell table:style-name="ce1" office:value-type="string" calcext:value-type="string">
            <text:p>T3 Staff</text:p>
          </table:table-cell>
          <table:table-cell table:style-name="ce1" office:value-type="string" calcext:value-type="string">
            <text:p>T4 Staff</text:p>
          </table:table-cell>
          <table:table-cell table:style-name="ce1" office:value-type="string" calcext:value-type="string">
            <text:p>T5 Staff</text:p>
          </table:table-cell>
          <table:table-cell table:style-name="ce1" office:value-type="string" calcext:value-type="string">
            <text:p>T6 Staff</text:p>
          </table:table-cell>
          <table:table-cell table:style-name="ce1"/>
          <table:table-cell table:style-name="ce1" office:value-type="string" calcext:value-type="string">
            <text:p>T1 Bow</text:p>
          </table:table-cell>
          <table:table-cell table:style-name="ce1" office:value-type="string" calcext:value-type="string">
            <text:p>T2 Bow</text:p>
          </table:table-cell>
          <table:table-cell table:style-name="ce1" office:value-type="string" calcext:value-type="string">
            <text:p>T3 Bow</text:p>
          </table:table-cell>
          <table:table-cell table:style-name="ce1" office:value-type="string" calcext:value-type="string">
            <text:p>T4 Bow</text:p>
          </table:table-cell>
          <table:table-cell table:style-name="ce1" office:value-type="string" calcext:value-type="string">
            <text:p>T5 Bow</text:p>
          </table:table-cell>
          <table:table-cell table:style-name="ce1" office:value-type="string" calcext:value-type="string">
            <text:p>T6 Bow</text:p>
          </table:table-cell>
          <table:table-cell table:style-name="ce1"/>
          <table:table-cell table:style-name="ce1" office:value-type="string" calcext:value-type="string">
            <text:p>T1 Crossbow</text:p>
          </table:table-cell>
          <table:table-cell table:style-name="ce1" office:value-type="string" calcext:value-type="string">
            <text:p>T2 Crossbow</text:p>
          </table:table-cell>
          <table:table-cell table:style-name="ce1" office:value-type="string" calcext:value-type="string">
            <text:p>T3 Crossbow</text:p>
          </table:table-cell>
          <table:table-cell table:style-name="ce1" office:value-type="string" calcext:value-type="string">
            <text:p>T4 Crossbow</text:p>
          </table:table-cell>
          <table:table-cell table:style-name="ce1" office:value-type="string" calcext:value-type="string">
            <text:p>T5 Crossbow</text:p>
          </table:table-cell>
          <table:table-cell table:style-name="ce1" office:value-type="string" calcext:value-type="string">
            <text:p>T6 Crossbow</text:p>
          </table:table-cell>
          <table:table-cell table:style-name="ce1"/>
          <table:table-cell table:style-name="ce1" office:value-type="string" calcext:value-type="string">
            <text:p>Effective 1S Dmg:</text:p>
          </table:table-cell>
          <table:table-cell table:style-name="ce1" office:value-type="string" calcext:value-type="string">
            <text:p>Lvl 1 doge</text:p>
          </table:table-cell>
          <table:table-cell table:style-name="ce1" office:value-type="string" calcext:value-type="string">
            <text:p>Lvl 2 doge</text:p>
          </table:table-cell>
          <table:table-cell table:style-name="ce1" office:value-type="string" calcext:value-type="string">
            <text:p>Lvl 3 doge</text:p>
          </table:table-cell>
          <table:table-cell table:style-name="ce1" office:value-type="string" calcext:value-type="string">
            <text:p>Lvl 4 doge</text:p>
          </table:table-cell>
          <table:table-cell table:style-name="ce1" office:value-type="string" calcext:value-type="string">
            <text:p>Lvl 5 doge</text:p>
          </table:table-cell>
          <table:table-cell table:style-name="ce1"/>
          <table:table-cell table:style-name="ce1" office:value-type="string" calcext:value-type="string">
            <text:p>Lvl 1 hors</text:p>
          </table:table-cell>
          <table:table-cell table:style-name="ce1" office:value-type="string" calcext:value-type="string">
            <text:p>Lvl 2 hors</text:p>
          </table:table-cell>
          <table:table-cell table:style-name="ce1" office:value-type="string" calcext:value-type="string">
            <text:p>Lvl 3 hors</text:p>
          </table:table-cell>
          <table:table-cell table:style-name="ce1" office:value-type="string" calcext:value-type="string">
            <text:p>Lvl 4 hors</text:p>
          </table:table-cell>
          <table:table-cell table:style-name="ce1"/>
          <table:table-cell table:style-name="ce1" office:value-type="string" calcext:value-type="string">
            <text:p>Lvl 1 irgl</text:p>
          </table:table-cell>
          <table:table-cell table:style-name="ce1" office:value-type="string" calcext:value-type="string">
            <text:p>Lvl 2 irgl</text:p>
          </table:table-cell>
          <table:table-cell table:style-name="ce1" office:value-type="string" calcext:value-type="string">
            <text:p>Lvl 3 irgl</text:p>
          </table:table-cell>
          <table:table-cell table:style-name="ce1" office:value-type="string" calcext:value-type="string">
            <text:p>Lvl 4 irgl</text:p>
          </table:table-cell>
          <table:table-cell table:style-name="ce1"/>
          <table:table-cell table:style-name="ce1" office:value-type="string" calcext:value-type="string">
            <text:p>Lvl 1 sngl</text:p>
          </table:table-cell>
          <table:table-cell table:style-name="ce1" office:value-type="string" calcext:value-type="string">
            <text:p>Lvl 2 sngl</text:p>
          </table:table-cell>
          <table:table-cell table:style-name="ce1" office:value-type="string" calcext:value-type="string">
            <text:p>Lvl 3 sngl</text:p>
          </table:table-cell>
          <table:table-cell table:style-name="ce1" office:value-type="string" calcext:value-type="string">
            <text:p>Lvl 4 sngl</text:p>
          </table:table-cell>
          <table:table-cell table:style-name="ce1" table:number-columns-repeated="16303"/>
        </table:table-row>
        <table:table-row table:style-name="ro1">
          <table:table-cell table:style-name="ce1"/>
          <table:table-cell table:style-name="ce3" table:number-columns-repeated="6"/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Hard</text:p>
          </table:table-cell>
          <table:table-cell table:style-name="ce3" office:value-type="string" calcext:value-type="string">
            <text:p>Insane</text:p>
          </table:table-cell>
          <table:table-cell table:style-name="ce3"/>
          <table:table-cell table:style-name="ce9" office:value-type="string" calcext:value-type="string">
            <text:p>Balanced To:</text:p>
          </table:table-cell>
          <table:table-cell table:style-name="ce10" office:value-type="string" calcext:value-type="string" table:number-columns-spanned="8" table:number-rows-spanned="1">
            <text:p>Crit</text:p>
          </table:table-cell>
          <table:covered-table-cell table:number-columns-repeated="7" table:style-name="ce3"/>
          <table:table-cell table:style-name="ce3"/>
          <table:table-cell table:style-name="ce10" office:value-type="string" calcext:value-type="string" table:number-columns-spanned="6" table:number-rows-spanned="1">
            <text:p>Crit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9" table:number-rows-spanned="1">
            <text:p>Norm</text:p>
          </table:table-cell>
          <table:covered-table-cell table:number-columns-repeated="8" table:style-name="ce3"/>
          <table:table-cell table:style-name="ce3"/>
          <table:table-cell table:style-name="ce10" office:value-type="string" calcext:value-type="string" table:number-columns-spanned="6" table:number-rows-spanned="1">
            <text:p>x=4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6" table:number-rows-spanned="1">
            <text:p>r=20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6" table:number-rows-spanned="1">
            <text:p>alpha=0.4</text:p>
          </table:table-cell>
          <table:covered-table-cell table:number-columns-repeated="5" table:style-name="ce3"/>
          <table:table-cell table:style-name="ce3" table:number-columns-repeated="163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5" table:formula="of:=([.$B3] + 3 * [.$C3]) / 10 / (1 - [.$D3] * 0.006) *POWER([.$E3]; 0.75) * [.$C$13] / 13" office:value-type="float" office:value="73.4384382259434" calcext:value-type="float">
            <text:p>73.4</text:p>
          </table:table-cell>
          <table:table-cell table:style-name="ce5" office:value-type="float" office:value="0" calcext:value-type="float">
            <text:p>0.0</text:p>
          </table:table-cell>
          <table:table-cell table:style-name="ce7" table:formula="of:=COM.MICROSOFT.CEILING.MATH(LN(MAX([.$G3]*4;1))^2.5+1)" office:value-type="float" office:value="1" calcext:value-type="float">
            <text:p>1</text:p>
          </table:table-cell>
          <table:table-cell table:style-name="ce7" table:formula="of:=COM.MICROSOFT.CEILING.MATH(LN(MAX([.$G3]*3.5;1))^2.5+1)" office:value-type="float" office:value="1" calcext:value-type="float">
            <text:p>1</text:p>
          </table:table-cell>
          <table:table-cell table:style-name="ce7" table:formula="of:=COM.MICROSOFT.CEILING.MATH(LN(MAX([.$G3]*3;1))^2.5+1)" office:value-type="float" office:value="1" calcext:value-type="float">
            <text:p>1</text:p>
          </table:table-cell>
          <table:table-cell table:style-name="ce7" table:formula="of:=COM.MICROSOFT.CEILING.MATH(LN(MAX([.$G3]*2.5;1))^2.5+1)" office:value-type="float" office:value="1" calcext:value-type="float">
            <text:p>1</text:p>
          </table:table-cell>
          <table:table-cell/>
          <table:table-cell table:style-name="ce5"/>
          <table:table-cell table:style-name="ce27" table:formula="of:=MAX([$Sword.E$2] - [.$C3]; 0)*[$Sword.$F$2]" office:value-type="float" office:value="49.5" calcext:value-type="float">
            <text:p>49.5</text:p>
          </table:table-cell>
          <table:table-cell table:style-name="ce27" table:formula="of:=MAX([$Sword.E$3] - [.$C3]; 0)*[$Sword.$F$3]" office:value-type="float" office:value="72.375" calcext:value-type="float">
            <text:p>72.4</text:p>
          </table:table-cell>
          <table:table-cell table:style-name="ce27" table:formula="of:=MAX([$Sword.E$4] - [.$C3]; 0)*[$Sword.$F$4]" office:value-type="float" office:value="98.4375" calcext:value-type="float">
            <text:p>98.4</text:p>
          </table:table-cell>
          <table:table-cell table:style-name="ce27" table:formula="of:=MAX([$Sword.E$5] - [.$C3]; 0)*[$Sword.$F$5]" office:value-type="float" office:value="128.25" calcext:value-type="float">
            <text:p>128.3</text:p>
          </table:table-cell>
          <table:table-cell table:style-name="ce27" table:formula="of:=MAX([$Sword.E$6] - [.$C3]; 0)*[$Sword.$F$6]" office:value-type="float" office:value="163.5" calcext:value-type="float">
            <text:p>163.5</text:p>
          </table:table-cell>
          <table:table-cell table:style-name="ce27" table:formula="of:=MAX([$Sword.E$7] - [.$C3]; 0)*[$Sword.$F$7]" office:value-type="float" office:value="201.1875" calcext:value-type="float">
            <text:p>201.2</text:p>
          </table:table-cell>
          <table:table-cell table:style-name="ce27" table:formula="of:=MAX([$Sword.E$8] - [.$C3]; 0)*[$Sword.$F$8]" office:value-type="float" office:value="241.875" calcext:value-type="float">
            <text:p>241.9</text:p>
          </table:table-cell>
          <table:table-cell table:style-name="ce27" table:formula="of:=MAX([$Sword.E$9] - [.$C3]; 0)*[$Sword.$F$9]" office:value-type="float" office:value="63" calcext:value-type="float">
            <text:p>63.0</text:p>
          </table:table-cell>
          <table:table-cell table:style-name="ce28"/>
          <table:table-cell table:style-name="ce27" table:formula="of:=MAX([$Axe.E$2] - [.$C3]/2; 0)*MAX(1 - [.$D3]/200;0)*[$Axe.$F$2]" office:value-type="float" office:value="86.95" calcext:value-type="float">
            <text:p>87.0</text:p>
          </table:table-cell>
          <table:table-cell table:style-name="ce27" table:formula="of:=MAX([$Axe.E$3] - [.$C3]/2; 0)*MAX(1 - [.$D3]/200;0)*[$Axe.$F$3]" office:value-type="float" office:value="112.85" calcext:value-type="float">
            <text:p>112.9</text:p>
          </table:table-cell>
          <table:table-cell table:style-name="ce27" table:formula="of:=MAX([$Axe.E$4] - [.$C3]/2; 0)*MAX(1 - [.$D3]/200;0)*[$Axe.$F$4]" office:value-type="float" office:value="142.265" calcext:value-type="float">
            <text:p>142.3</text:p>
          </table:table-cell>
          <table:table-cell table:style-name="ce27" table:formula="of:=MAX([$Axe.E$5] - [.$C3]/2; 0)*MAX(1 - [.$D3]/200;0)*[$Axe.$F$5]" office:value-type="float" office:value="176.305" calcext:value-type="float">
            <text:p>176.3</text:p>
          </table:table-cell>
          <table:table-cell table:style-name="ce27" table:formula="of:=MAX([$Axe.E$6] - [.$C3]/2; 0)*MAX(1 - [.$D3]/200;0)*[$Axe.$F$6]" office:value-type="float" office:value="212.935" calcext:value-type="float">
            <text:p>212.9</text:p>
          </table:table-cell>
          <table:table-cell table:style-name="ce27" table:formula="of:=MAX([$Axe.E$7] - [.$C3]/2; 0)*MAX(1 - [.$D3]/200;0)*[$Axe.$F$7]" office:value-type="float" office:value="253.45" calcext:value-type="float">
            <text:p>253.5</text:p>
          </table:table-cell>
          <table:table-cell table:style-name="ce28"/>
          <table:table-cell table:style-name="ce27" table:formula="of:=MAX([$Scythe.D$2]; 0)*MAX(1 - [.$D3]/100;0)*[$Scythe.$F$2]" office:value-type="float" office:value="78.2" calcext:value-type="float">
            <text:p>78.2</text:p>
          </table:table-cell>
          <table:table-cell table:style-name="ce27" table:formula="of:=MAX([$Scythe.D$3]; 0)*MAX(1 - [.$D3]/100;0)*[$Scythe.$F$3]" office:value-type="float" office:value="103.7" calcext:value-type="float">
            <text:p>103.7</text:p>
          </table:table-cell>
          <table:table-cell table:style-name="ce27" table:formula="of:=MAX([$Scythe.D$4]; 0)*MAX(1 - [.$D3]/100;0)*[$Scythe.$F$4]" office:value-type="float" office:value="132.6" calcext:value-type="float">
            <text:p>132.6</text:p>
          </table:table-cell>
          <table:table-cell table:style-name="ce27" table:formula="of:=MAX([$Scythe.D$5]; 0)*MAX(1 - [.$D3]/100;0)*[$Scythe.$F$5]" office:value-type="float" office:value="166.6" calcext:value-type="float">
            <text:p>166.6</text:p>
          </table:table-cell>
          <table:table-cell table:style-name="ce27" table:formula="of:=MAX([$Scythe.D$6]; 0)*MAX(1 - [.$D3]/100;0)*[$Scythe.$F$6]" office:value-type="float" office:value="204" calcext:value-type="float">
            <text:p>204.0</text:p>
          </table:table-cell>
          <table:table-cell table:style-name="ce27" table:formula="of:=MAX([$Scythe.D$7]; 0)*MAX(1 - [.$D3]/100;0)*[$Scythe.$F$7]" office:value-type="float" office:value="244.8" calcext:value-type="float">
            <text:p>244.8</text:p>
          </table:table-cell>
          <table:table-cell table:style-name="ce27" table:formula="of:=MAX([$Scythe.D$8]; 0)*MAX(1 - [.$D3]/100;0)*[$Scythe.$F$8]" office:value-type="float" office:value="64.6" calcext:value-type="float">
            <text:p>64.6</text:p>
          </table:table-cell>
          <table:table-cell table:style-name="ce27" table:formula="of:=MAX([$Scythe.D$9]; 0)*MAX(1 - [.$D3]/100;0)*[$Scythe.$F$9]" office:value-type="float" office:value="74.8" calcext:value-type="float">
            <text:p>74.8</text:p>
          </table:table-cell>
          <table:table-cell table:style-name="ce27" table:formula="of:=MAX([$Scythe.D$10]; 0)*MAX(1 - [.$D3]/100;0)*[$Scythe.$F$10]" office:value-type="float" office:value="85" calcext:value-type="float">
            <text:p>85.0</text:p>
          </table:table-cell>
          <table:table-cell table:style-name="ce28"/>
          <table:table-cell table:style-name="ce28" table:formula="of:=MAX([$Staff.E$2]; 0)*[$Staff.$F$2]" office:value-type="float" office:value="73.6" calcext:value-type="float">
            <text:p>73.6</text:p>
          </table:table-cell>
          <table:table-cell table:style-name="ce28" table:formula="of:=MAX([$Staff.E$3]; 0)*[$Staff.$F$3]" office:value-type="float" office:value="100" calcext:value-type="float">
            <text:p>100</text:p>
          </table:table-cell>
          <table:table-cell table:style-name="ce28" table:formula="of:=MAX([$Staff.E$4]; 0)*[$Staff.$F$4]" office:value-type="float" office:value="128" calcext:value-type="float">
            <text:p>128</text:p>
          </table:table-cell>
          <table:table-cell table:style-name="ce28" table:formula="of:=MAX([$Staff.E$5]; 0)*[$Staff.$F$5]" office:value-type="float" office:value="160.8" calcext:value-type="float">
            <text:p>160.8</text:p>
          </table:table-cell>
          <table:table-cell table:style-name="ce28" table:formula="of:=MAX([$Staff.E$6]; 0)*[$Staff.$F$6]" office:value-type="float" office:value="196" calcext:value-type="float">
            <text:p>196</text:p>
          </table:table-cell>
          <table:table-cell table:style-name="ce28" table:formula="of:=MAX([$Staff.E$7]; 0)*[$Staff.$F$7]" office:value-type="float" office:value="235.2" calcext:value-type="float">
            <text:p>235.2</text:p>
          </table:table-cell>
          <table:table-cell table:style-name="ce28"/>
          <table:table-cell table:style-name="ce27" table:formula="of:=MAX([$Bow.E$2] - [.$C3]; 0)*MAX(1 - [.$D3]/100;0)*[$Bow.$F$2]" office:value-type="float" office:value="83.0112621115814" calcext:value-type="float">
            <text:p>83.0</text:p>
          </table:table-cell>
          <table:table-cell table:style-name="ce27" table:formula="of:=MAX([$Bow.E$3] - [.$C3]; 0)*MAX(1 - [.$D3]/100;0)*[$Bow.$F$3]" office:value-type="float" office:value="112.357292790304" calcext:value-type="float">
            <text:p>112.4</text:p>
          </table:table-cell>
          <table:table-cell table:style-name="ce27" table:formula="of:=MAX([$Bow.E$4] - [.$C3]; 0)*MAX(1 - [.$D3]/100;0)*[$Bow.$F$4]" office:value-type="float" office:value="138.442653393613" calcext:value-type="float">
            <text:p>138.4</text:p>
          </table:table-cell>
          <table:table-cell table:style-name="ce27" table:formula="of:=MAX([$Bow.E$5] - [.$C3]; 0)*MAX(1 - [.$D3]/100;0)*[$Bow.$F$5]" office:value-type="float" office:value="174.310024223163" calcext:value-type="float">
            <text:p>174.3</text:p>
          </table:table-cell>
          <table:table-cell table:style-name="ce27" table:formula="of:=MAX([$Bow.E$6] - [.$C3]; 0)*MAX(1 - [.$D3]/100;0)*[$Bow.$F$6]" office:value-type="float" office:value="210.177395052713" calcext:value-type="float">
            <text:p>210.2</text:p>
          </table:table-cell>
          <table:table-cell table:style-name="ce27" table:formula="of:=MAX([$Bow.E$7] - [.$C3]; 0)*MAX(1 - [.$D3]/100;0)*[$Bow.$F$7]" office:value-type="float" office:value="252.56610603309" calcext:value-type="float">
            <text:p>252.6</text:p>
          </table:table-cell>
          <table:table-cell table:style-name="ce28"/>
          <table:table-cell table:style-name="ce27" table:formula="of:=MAX([$Crossbow.E$2] - [.$C3]/2; 0)*MAX(1 - [.$D3]/200;0)*[$Crossbow.$F$2]" office:value-type="float" office:value="92.384375" calcext:value-type="float">
            <text:p>92.4</text:p>
          </table:table-cell>
          <table:table-cell table:style-name="ce27" table:formula="of:=MAX([$Crossbow.E$3] - [.$C3]/2; 0)*MAX(1 - [.$D3]/200;0)*[$Crossbow.$F$3]" office:value-type="float" office:value="119.903125" calcext:value-type="float">
            <text:p>119.9</text:p>
          </table:table-cell>
          <table:table-cell table:style-name="ce27" table:formula="of:=MAX([$Crossbow.E$4] - [.$C3]/2; 0)*MAX(1 - [.$D3]/200;0)*[$Crossbow.$F$4]" office:value-type="float" office:value="151.510375" calcext:value-type="float">
            <text:p>151.5</text:p>
          </table:table-cell>
          <table:table-cell table:style-name="ce27" table:formula="of:=MAX([$Crossbow.E$5] - [.$C3]/2; 0)*MAX(1 - [.$D3]/200;0)*[$Crossbow.$F$5]" office:value-type="float" office:value="186.734375" calcext:value-type="float">
            <text:p>186.7</text:p>
          </table:table-cell>
          <table:table-cell table:style-name="ce27" table:formula="of:=MAX([$Crossbow.E$6] - [.$C3]/2; 0)*MAX(1 - [.$D3]/200;0)*[$Crossbow.$F$6]" office:value-type="float" office:value="226.53435" calcext:value-type="float">
            <text:p>226.5</text:p>
          </table:table-cell>
          <table:table-cell table:style-name="ce27" table:formula="of:=MAX([$Crossbow.E$7] - [.$C3]/2; 0)*MAX(1 - [.$D3]/200;0)*[$Crossbow.$F$7]" office:value-type="float" office:value="269.26861" calcext:value-type="float">
            <text:p>269.3</text:p>
          </table:table-cell>
          <table:table-cell table:number-columns-repeated="2"/>
          <table:table-cell table:style-name="ce29" table:formula="of:=MAX([$doge.E$3] - [.$C3]; 0)" office:value-type="float" office:value="15" calcext:value-type="float">
            <text:p>15</text:p>
          </table:table-cell>
          <table:table-cell table:style-name="ce29" table:formula="of:=MAX([$doge.$E$4] - [.$C3]; 0)" office:value-type="float" office:value="20" calcext:value-type="float">
            <text:p>20</text:p>
          </table:table-cell>
          <table:table-cell table:style-name="ce29" table:formula="of:=MAX([$doge.$E$5] - [.$C3]; 0)" office:value-type="float" office:value="25" calcext:value-type="float">
            <text:p>25</text:p>
          </table:table-cell>
          <table:table-cell table:style-name="ce29" table:formula="of:=MAX([$doge.$E$6] - [.$C3]; 0)" office:value-type="float" office:value="30" calcext:value-type="float">
            <text:p>30</text:p>
          </table:table-cell>
          <table:table-cell table:style-name="ce29" table:formula="of:=MAX([$doge.$E$7] - [.$C3]; 0)" office:value-type="float" office:value="35" calcext:value-type="float">
            <text:p>35</text:p>
          </table:table-cell>
          <table:table-cell table:style-name="ce29"/>
          <table:table-cell table:style-name="ce30" table:formula="of:=MAX([$hors.$E$3] - [.$C3]/2; 0)*MAX(1 - [.$D3]/200;0)" office:value-type="float" office:value="62.4375" calcext:value-type="float">
            <text:p>62.4</text:p>
          </table:table-cell>
          <table:table-cell table:style-name="ce30" table:formula="of:=MAX([$hors.$E$4] - [.$C3]/2; 0)*MAX(1 - [.$D3]/200;0)" office:value-type="float" office:value="76.3125" calcext:value-type="float">
            <text:p>76.3</text:p>
          </table:table-cell>
          <table:table-cell table:style-name="ce30" table:formula="of:=MAX([$hors.$E$5] - [.$C3]/2; 0)*MAX(1 - [.$D3]/200;0)" office:value-type="float" office:value="99.4375" calcext:value-type="float">
            <text:p>99.4</text:p>
          </table:table-cell>
          <table:table-cell table:style-name="ce30" table:formula="of:=MAX([$hors.$E$6] - [.$C3]/2; 0)*MAX(1 - [.$D3]/200;0)" office:value-type="float" office:value="122.5625" calcext:value-type="float">
            <text:p>122.6</text:p>
          </table:table-cell>
          <table:table-cell table:style-name="ce29"/>
          <table:table-cell table:style-name="ce30" table:formula="of:=MAX([$irgl.$E$3] - [.$C3]; 0)*MAX(1 - [.$D3]/100;0)" office:value-type="float" office:value="157.25" calcext:value-type="float">
            <text:p>157.3</text:p>
          </table:table-cell>
          <table:table-cell table:style-name="ce30" table:formula="of:=MAX([$irgl.$E$4] - [.$C3]; 0)*MAX(1 - [.$D3]/100;0)" office:value-type="float" office:value="178.5" calcext:value-type="float">
            <text:p>178.5</text:p>
          </table:table-cell>
          <table:table-cell table:style-name="ce30" table:formula="of:=MAX([$irgl.$E$5] - [.$C3]; 0)*MAX(1 - [.$D3]/100;0)" office:value-type="float" office:value="208.25" calcext:value-type="float">
            <text:p>208.3</text:p>
          </table:table-cell>
          <table:table-cell table:style-name="ce30" table:formula="of:=MAX([$irgl.$E$6] - [.$C3]; 0)*MAX(1 - [.$D3]/100;0)" office:value-type="float" office:value="242.25" calcext:value-type="float">
            <text:p>242.3</text:p>
          </table:table-cell>
          <table:table-cell table:style-name="ce29"/>
          <table:table-cell table:style-name="ce30" table:formula="of:=MAX([$sngl.$E$3]; 0)*MAX(1 - [.$D3]/100;0)" office:value-type="float" office:value="102" calcext:value-type="float">
            <text:p>102.0</text:p>
          </table:table-cell>
          <table:table-cell table:style-name="ce30" table:formula="of:=MAX([$sngl.$E$4]; 0)*MAX(1 - [.$D3]/100;0)" office:value-type="float" office:value="119" calcext:value-type="float">
            <text:p>119.0</text:p>
          </table:table-cell>
          <table:table-cell table:style-name="ce30" table:formula="of:=MAX([$sngl.$E$5]; 0)*MAX(1 - [.$D3]/100;0)" office:value-type="float" office:value="144.5" calcext:value-type="float">
            <text:p>144.5</text:p>
          </table:table-cell>
          <table:table-cell table:style-name="ce30" table:formula="of:=MAX([$sngl.$E$6]; 0)*MAX(1 - [.$D3]/100;0)" office:value-type="float" office:value="170" calcext:value-type="float">
            <text:p>170.0</text:p>
          </table:table-cell>
          <table:table-cell table:number-columns-repeated="163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5" calcext:value-type="float">
            <text:p>37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style-name="ce5" table:formula="of:=([.$B4] + 3 * [.$C4]) / 10 / (1 - [.$D4] * 0.006) *POWER([.$E4]; 0.75) * [.$C$13] / 13" office:value-type="float" office:value="108.718401119143" calcext:value-type="float">
            <text:p>108.7</text:p>
          </table:table-cell>
          <table:table-cell table:style-name="ce5" office:value-type="float" office:value="6.5" calcext:value-type="float">
            <text:p>6.5</text:p>
          </table:table-cell>
          <table:table-cell table:style-name="ce7" table:formula="of:=COM.MICROSOFT.CEILING.MATH(LN(MAX([.$G4]*4;1))^2.5+1)" office:value-type="float" office:value="21" calcext:value-type="float">
            <text:p>21</text:p>
          </table:table-cell>
          <table:table-cell table:style-name="ce7" table:formula="of:=COM.MICROSOFT.CEILING.MATH(LN(MAX([.$G4]*3.5;1))^2.5+1)" office:value-type="float" office:value="19" calcext:value-type="float">
            <text:p>19</text:p>
          </table:table-cell>
          <table:table-cell table:style-name="ce7" table:formula="of:=COM.MICROSOFT.CEILING.MATH(LN(MAX([.$G4]*3;1))^2.5+1)" office:value-type="float" office:value="17" calcext:value-type="float">
            <text:p>17</text:p>
          </table:table-cell>
          <table:table-cell table:style-name="ce7" table:formula="of:=COM.MICROSOFT.CEILING.MATH(LN(MAX([.$G4]*2.5;1))^2.5+1)" office:value-type="float" office:value="14" calcext:value-type="float">
            <text:p>14</text:p>
          </table:table-cell>
          <table:table-cell/>
          <table:table-cell table:style-name="ce5"/>
          <table:table-cell table:style-name="ce27" table:formula="of:=MAX([$Sword.E$2] - [.$C4]; 0)*[$Sword.$F$2]" office:value-type="float" office:value="48" calcext:value-type="float">
            <text:p>48.0</text:p>
          </table:table-cell>
          <table:table-cell table:style-name="ce27" table:formula="of:=MAX([$Sword.E$3] - [.$C4]; 0)*[$Sword.$F$3]" office:value-type="float" office:value="70.875" calcext:value-type="float">
            <text:p>70.9</text:p>
          </table:table-cell>
          <table:table-cell table:style-name="ce27" table:formula="of:=MAX([$Sword.E$4] - [.$C4]; 0)*[$Sword.$F$4]" office:value-type="float" office:value="96.9375" calcext:value-type="float">
            <text:p>96.9</text:p>
          </table:table-cell>
          <table:table-cell table:style-name="ce27" table:formula="of:=MAX([$Sword.E$5] - [.$C4]; 0)*[$Sword.$F$5]" office:value-type="float" office:value="126.75" calcext:value-type="float">
            <text:p>126.8</text:p>
          </table:table-cell>
          <table:table-cell table:style-name="ce27" table:formula="of:=MAX([$Sword.E$6] - [.$C4]; 0)*[$Sword.$F$6]" office:value-type="float" office:value="162" calcext:value-type="float">
            <text:p>162.0</text:p>
          </table:table-cell>
          <table:table-cell table:style-name="ce27" table:formula="of:=MAX([$Sword.E$7] - [.$C4]; 0)*[$Sword.$F$7]" office:value-type="float" office:value="199.6875" calcext:value-type="float">
            <text:p>199.7</text:p>
          </table:table-cell>
          <table:table-cell table:style-name="ce27" table:formula="of:=MAX([$Sword.E$8] - [.$C4]; 0)*[$Sword.$F$8]" office:value-type="float" office:value="240.375" calcext:value-type="float">
            <text:p>240.4</text:p>
          </table:table-cell>
          <table:table-cell table:style-name="ce27" table:formula="of:=MAX([$Sword.E$9] - [.$C4]; 0)*[$Sword.$F$9]" office:value-type="float" office:value="61.5" calcext:value-type="float">
            <text:p>61.5</text:p>
          </table:table-cell>
          <table:table-cell table:style-name="ce28"/>
          <table:table-cell table:style-name="ce27" table:formula="of:=MAX([$Axe.E$2] - [.$C4]/2; 0)*MAX(1 - [.$D4]/200;0)*[$Axe.$F$2]" office:value-type="float" office:value="86.58" calcext:value-type="float">
            <text:p>86.6</text:p>
          </table:table-cell>
          <table:table-cell table:style-name="ce27" table:formula="of:=MAX([$Axe.E$3] - [.$C4]/2; 0)*MAX(1 - [.$D4]/200;0)*[$Axe.$F$3]" office:value-type="float" office:value="112.48" calcext:value-type="float">
            <text:p>112.5</text:p>
          </table:table-cell>
          <table:table-cell table:style-name="ce27" table:formula="of:=MAX([$Axe.E$4] - [.$C4]/2; 0)*MAX(1 - [.$D4]/200;0)*[$Axe.$F$4]" office:value-type="float" office:value="141.895" calcext:value-type="float">
            <text:p>141.9</text:p>
          </table:table-cell>
          <table:table-cell table:style-name="ce27" table:formula="of:=MAX([$Axe.E$5] - [.$C4]/2; 0)*MAX(1 - [.$D4]/200;0)*[$Axe.$F$5]" office:value-type="float" office:value="175.935" calcext:value-type="float">
            <text:p>175.9</text:p>
          </table:table-cell>
          <table:table-cell table:style-name="ce27" table:formula="of:=MAX([$Axe.E$6] - [.$C4]/2; 0)*MAX(1 - [.$D4]/200;0)*[$Axe.$F$6]" office:value-type="float" office:value="212.565" calcext:value-type="float">
            <text:p>212.6</text:p>
          </table:table-cell>
          <table:table-cell table:style-name="ce27" table:formula="of:=MAX([$Axe.E$7] - [.$C4]/2; 0)*MAX(1 - [.$D4]/200;0)*[$Axe.$F$7]" office:value-type="float" office:value="253.08" calcext:value-type="float">
            <text:p>253.1</text:p>
          </table:table-cell>
          <table:table-cell table:style-name="ce28"/>
          <table:table-cell table:style-name="ce27" table:formula="of:=MAX([$Scythe.D$2]; 0)*MAX(1 - [.$D4]/100;0)*[$Scythe.$F$2]" office:value-type="float" office:value="78.2" calcext:value-type="float">
            <text:p>78.2</text:p>
          </table:table-cell>
          <table:table-cell table:style-name="ce27" table:formula="of:=MAX([$Scythe.D$3]; 0)*MAX(1 - [.$D4]/100;0)*[$Scythe.$F$3]" office:value-type="float" office:value="103.7" calcext:value-type="float">
            <text:p>103.7</text:p>
          </table:table-cell>
          <table:table-cell table:style-name="ce27" table:formula="of:=MAX([$Scythe.D$4]; 0)*MAX(1 - [.$D4]/100;0)*[$Scythe.$F$4]" office:value-type="float" office:value="132.6" calcext:value-type="float">
            <text:p>132.6</text:p>
          </table:table-cell>
          <table:table-cell table:style-name="ce27" table:formula="of:=MAX([$Scythe.D$5]; 0)*MAX(1 - [.$D4]/100;0)*[$Scythe.$F$5]" office:value-type="float" office:value="166.6" calcext:value-type="float">
            <text:p>166.6</text:p>
          </table:table-cell>
          <table:table-cell table:style-name="ce27" table:formula="of:=MAX([$Scythe.D$6]; 0)*MAX(1 - [.$D4]/100;0)*[$Scythe.$F$6]" office:value-type="float" office:value="204" calcext:value-type="float">
            <text:p>204.0</text:p>
          </table:table-cell>
          <table:table-cell table:style-name="ce27" table:formula="of:=MAX([$Scythe.D$7]; 0)*MAX(1 - [.$D4]/100;0)*[$Scythe.$F$7]" office:value-type="float" office:value="244.8" calcext:value-type="float">
            <text:p>244.8</text:p>
          </table:table-cell>
          <table:table-cell table:style-name="ce27" table:formula="of:=MAX([$Scythe.D$8]; 0)*MAX(1 - [.$D4]/100;0)*[$Scythe.$F$8]" office:value-type="float" office:value="64.6" calcext:value-type="float">
            <text:p>64.6</text:p>
          </table:table-cell>
          <table:table-cell table:style-name="ce27" table:formula="of:=MAX([$Scythe.D$9]; 0)*MAX(1 - [.$D4]/100;0)*[$Scythe.$F$9]" office:value-type="float" office:value="74.8" calcext:value-type="float">
            <text:p>74.8</text:p>
          </table:table-cell>
          <table:table-cell table:style-name="ce27" table:formula="of:=MAX([$Scythe.D$10]; 0)*MAX(1 - [.$D4]/100;0)*[$Scythe.$F$10]" office:value-type="float" office:value="85" calcext:value-type="float">
            <text:p>85.0</text:p>
          </table:table-cell>
          <table:table-cell table:style-name="ce28"/>
          <table:table-cell table:style-name="ce28" table:formula="of:=MAX([$Staff.E$2]; 0)*[$Staff.$F$2]" office:value-type="float" office:value="73.6" calcext:value-type="float">
            <text:p>73.6</text:p>
          </table:table-cell>
          <table:table-cell table:style-name="ce28" table:formula="of:=MAX([$Staff.E$3]; 0)*[$Staff.$F$3]" office:value-type="float" office:value="100" calcext:value-type="float">
            <text:p>100</text:p>
          </table:table-cell>
          <table:table-cell table:style-name="ce28" table:formula="of:=MAX([$Staff.E$4]; 0)*[$Staff.$F$4]" office:value-type="float" office:value="128" calcext:value-type="float">
            <text:p>128</text:p>
          </table:table-cell>
          <table:table-cell table:style-name="ce28" table:formula="of:=MAX([$Staff.E$5]; 0)*[$Staff.$F$5]" office:value-type="float" office:value="160.8" calcext:value-type="float">
            <text:p>160.8</text:p>
          </table:table-cell>
          <table:table-cell table:style-name="ce28" table:formula="of:=MAX([$Staff.E$6]; 0)*[$Staff.$F$6]" office:value-type="float" office:value="196" calcext:value-type="float">
            <text:p>196</text:p>
          </table:table-cell>
          <table:table-cell table:style-name="ce28" table:formula="of:=MAX([$Staff.E$7]; 0)*[$Staff.$F$7]" office:value-type="float" office:value="235.2" calcext:value-type="float">
            <text:p>235.2</text:p>
          </table:table-cell>
          <table:table-cell table:style-name="ce28"/>
          <table:table-cell table:style-name="ce27" table:formula="of:=MAX([$Bow.E$2] - [.$C4]; 0)*MAX(1 - [.$D4]/100;0)*[$Bow.$F$2]" office:value-type="float" office:value="82.4587621115814" calcext:value-type="float">
            <text:p>82.5</text:p>
          </table:table-cell>
          <table:table-cell table:style-name="ce27" table:formula="of:=MAX([$Bow.E$3] - [.$C4]; 0)*MAX(1 - [.$D4]/100;0)*[$Bow.$F$3]" office:value-type="float" office:value="111.804792790304" calcext:value-type="float">
            <text:p>111.8</text:p>
          </table:table-cell>
          <table:table-cell table:style-name="ce27" table:formula="of:=MAX([$Bow.E$4] - [.$C4]; 0)*MAX(1 - [.$D4]/100;0)*[$Bow.$F$4]" office:value-type="float" office:value="137.890153393613" calcext:value-type="float">
            <text:p>137.9</text:p>
          </table:table-cell>
          <table:table-cell table:style-name="ce27" table:formula="of:=MAX([$Bow.E$5] - [.$C4]; 0)*MAX(1 - [.$D4]/100;0)*[$Bow.$F$5]" office:value-type="float" office:value="173.757524223163" calcext:value-type="float">
            <text:p>173.8</text:p>
          </table:table-cell>
          <table:table-cell table:style-name="ce27" table:formula="of:=MAX([$Bow.E$6] - [.$C4]; 0)*MAX(1 - [.$D4]/100;0)*[$Bow.$F$6]" office:value-type="float" office:value="209.624895052713" calcext:value-type="float">
            <text:p>209.6</text:p>
          </table:table-cell>
          <table:table-cell table:style-name="ce27" table:formula="of:=MAX([$Bow.E$7] - [.$C4]; 0)*MAX(1 - [.$D4]/100;0)*[$Bow.$F$7]" office:value-type="float" office:value="252.01360603309" calcext:value-type="float">
            <text:p>252.0</text:p>
          </table:table-cell>
          <table:table-cell table:style-name="ce28"/>
          <table:table-cell table:style-name="ce27" table:formula="of:=MAX([$Crossbow.E$2] - [.$C4]/2; 0)*MAX(1 - [.$D4]/200;0)*[$Crossbow.$F$2]" office:value-type="float" office:value="91.99125" calcext:value-type="float">
            <text:p>92.0</text:p>
          </table:table-cell>
          <table:table-cell table:style-name="ce27" table:formula="of:=MAX([$Crossbow.E$3] - [.$C4]/2; 0)*MAX(1 - [.$D4]/200;0)*[$Crossbow.$F$3]" office:value-type="float" office:value="119.51" calcext:value-type="float">
            <text:p>119.5</text:p>
          </table:table-cell>
          <table:table-cell table:style-name="ce27" table:formula="of:=MAX([$Crossbow.E$4] - [.$C4]/2; 0)*MAX(1 - [.$D4]/200;0)*[$Crossbow.$F$4]" office:value-type="float" office:value="151.11725" calcext:value-type="float">
            <text:p>151.1</text:p>
          </table:table-cell>
          <table:table-cell table:style-name="ce27" table:formula="of:=MAX([$Crossbow.E$5] - [.$C4]/2; 0)*MAX(1 - [.$D4]/200;0)*[$Crossbow.$F$5]" office:value-type="float" office:value="186.34125" calcext:value-type="float">
            <text:p>186.3</text:p>
          </table:table-cell>
          <table:table-cell table:style-name="ce27" table:formula="of:=MAX([$Crossbow.E$6] - [.$C4]/2; 0)*MAX(1 - [.$D4]/200;0)*[$Crossbow.$F$6]" office:value-type="float" office:value="226.141225" calcext:value-type="float">
            <text:p>226.1</text:p>
          </table:table-cell>
          <table:table-cell table:style-name="ce27" table:formula="of:=MAX([$Crossbow.E$7] - [.$C4]/2; 0)*MAX(1 - [.$D4]/200;0)*[$Crossbow.$F$7]" office:value-type="float" office:value="268.875485" calcext:value-type="float">
            <text:p>268.9</text:p>
          </table:table-cell>
          <table:table-cell table:number-columns-repeated="2"/>
          <table:table-cell table:style-name="ce29" table:formula="of:=MAX([$doge.E$3] - [.$C4]; 0)" office:value-type="float" office:value="14" calcext:value-type="float">
            <text:p>14</text:p>
          </table:table-cell>
          <table:table-cell table:style-name="ce29" table:formula="of:=MAX([$doge.$E$4] - [.$C4]; 0)" office:value-type="float" office:value="19" calcext:value-type="float">
            <text:p>19</text:p>
          </table:table-cell>
          <table:table-cell table:style-name="ce29" table:formula="of:=MAX([$doge.$E$5] - [.$C4]; 0)" office:value-type="float" office:value="24" calcext:value-type="float">
            <text:p>24</text:p>
          </table:table-cell>
          <table:table-cell table:style-name="ce29" table:formula="of:=MAX([$doge.$E$6] - [.$C4]; 0)" office:value-type="float" office:value="29" calcext:value-type="float">
            <text:p>29</text:p>
          </table:table-cell>
          <table:table-cell table:style-name="ce29" table:formula="of:=MAX([$doge.$E$7] - [.$C4]; 0)" office:value-type="float" office:value="34" calcext:value-type="float">
            <text:p>34</text:p>
          </table:table-cell>
          <table:table-cell table:style-name="ce29"/>
          <table:table-cell table:style-name="ce30" table:formula="of:=MAX([$hors.$E$3] - [.$C4]/2; 0)*MAX(1 - [.$D4]/200;0)" office:value-type="float" office:value="61.975" calcext:value-type="float">
            <text:p>62.0</text:p>
          </table:table-cell>
          <table:table-cell table:style-name="ce30" table:formula="of:=MAX([$hors.$E$4] - [.$C4]/2; 0)*MAX(1 - [.$D4]/200;0)" office:value-type="float" office:value="75.85" calcext:value-type="float">
            <text:p>75.9</text:p>
          </table:table-cell>
          <table:table-cell table:style-name="ce30" table:formula="of:=MAX([$hors.$E$5] - [.$C4]/2; 0)*MAX(1 - [.$D4]/200;0)" office:value-type="float" office:value="98.975" calcext:value-type="float">
            <text:p>99.0</text:p>
          </table:table-cell>
          <table:table-cell table:style-name="ce30" table:formula="of:=MAX([$hors.$E$6] - [.$C4]/2; 0)*MAX(1 - [.$D4]/200;0)" office:value-type="float" office:value="122.1" calcext:value-type="float">
            <text:p>122.1</text:p>
          </table:table-cell>
          <table:table-cell table:style-name="ce29"/>
          <table:table-cell table:style-name="ce30" table:formula="of:=MAX([$irgl.$E$3] - [.$C4]; 0)*MAX(1 - [.$D4]/100;0)" office:value-type="float" office:value="156.4" calcext:value-type="float">
            <text:p>156.4</text:p>
          </table:table-cell>
          <table:table-cell table:style-name="ce30" table:formula="of:=MAX([$irgl.$E$4] - [.$C4]; 0)*MAX(1 - [.$D4]/100;0)" office:value-type="float" office:value="177.65" calcext:value-type="float">
            <text:p>177.7</text:p>
          </table:table-cell>
          <table:table-cell table:style-name="ce30" table:formula="of:=MAX([$irgl.$E$5] - [.$C4]; 0)*MAX(1 - [.$D4]/100;0)" office:value-type="float" office:value="207.4" calcext:value-type="float">
            <text:p>207.4</text:p>
          </table:table-cell>
          <table:table-cell table:style-name="ce30" table:formula="of:=MAX([$irgl.$E$6] - [.$C4]; 0)*MAX(1 - [.$D4]/100;0)" office:value-type="float" office:value="241.4" calcext:value-type="float">
            <text:p>241.4</text:p>
          </table:table-cell>
          <table:table-cell table:style-name="ce29"/>
          <table:table-cell table:style-name="ce30" table:formula="of:=MAX([$sngl.$E$3]; 0)*MAX(1 - [.$D4]/100;0)" office:value-type="float" office:value="102" calcext:value-type="float">
            <text:p>102.0</text:p>
          </table:table-cell>
          <table:table-cell table:style-name="ce30" table:formula="of:=MAX([$sngl.$E$4]; 0)*MAX(1 - [.$D4]/100;0)" office:value-type="float" office:value="119" calcext:value-type="float">
            <text:p>119.0</text:p>
          </table:table-cell>
          <table:table-cell table:style-name="ce30" table:formula="of:=MAX([$sngl.$E$5]; 0)*MAX(1 - [.$D4]/100;0)" office:value-type="float" office:value="144.5" calcext:value-type="float">
            <text:p>144.5</text:p>
          </table:table-cell>
          <table:table-cell table:style-name="ce30" table:formula="of:=MAX([$sngl.$E$6]; 0)*MAX(1 - [.$D4]/100;0)" office:value-type="float" office:value="170" calcext:value-type="float">
            <text:p>170.0</text:p>
          </table:table-cell>
          <table:table-cell table:number-columns-repeated="163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table:style-name="ce5" table:formula="of:=([.$B5] + 3 * [.$C5]) / 10 / (1 - [.$D5] * 0.006) *POWER([.$E5]; 0.75) * [.$C$13] / 13" office:value-type="float" office:value="151.785820245494" calcext:value-type="float">
            <text:p>151.8</text:p>
          </table:table-cell>
          <table:table-cell table:style-name="ce5" office:value-type="float" office:value="8" calcext:value-type="float">
            <text:p>8.0</text:p>
          </table:table-cell>
          <table:table-cell table:style-name="ce7" table:formula="of:=COM.MICROSOFT.CEILING.MATH(LN(MAX([.$G5]*4;1))^2.5+1)" office:value-type="float" office:value="24" calcext:value-type="float">
            <text:p>24</text:p>
          </table:table-cell>
          <table:table-cell table:style-name="ce7" table:formula="of:=COM.MICROSOFT.CEILING.MATH(LN(MAX([.$G5]*3.5;1))^2.5+1)" office:value-type="float" office:value="22" calcext:value-type="float">
            <text:p>22</text:p>
          </table:table-cell>
          <table:table-cell table:style-name="ce7" table:formula="of:=COM.MICROSOFT.CEILING.MATH(LN(MAX([.$G5]*3;1))^2.5+1)" office:value-type="float" office:value="20" calcext:value-type="float">
            <text:p>20</text:p>
          </table:table-cell>
          <table:table-cell table:style-name="ce7" table:formula="of:=COM.MICROSOFT.CEILING.MATH(LN(MAX([.$G5]*2.5;1))^2.5+1)" office:value-type="float" office:value="17" calcext:value-type="float">
            <text:p>17</text:p>
          </table:table-cell>
          <table:table-cell/>
          <table:table-cell table:style-name="ce5"/>
          <table:table-cell table:style-name="ce27" table:formula="of:=MAX([$Sword.E$2] - [.$C5]; 0)*[$Sword.$F$2]" office:value-type="float" office:value="48" calcext:value-type="float">
            <text:p>48.0</text:p>
          </table:table-cell>
          <table:table-cell table:style-name="ce27" table:formula="of:=MAX([$Sword.E$3] - [.$C5]; 0)*[$Sword.$F$3]" office:value-type="float" office:value="70.875" calcext:value-type="float">
            <text:p>70.9</text:p>
          </table:table-cell>
          <table:table-cell table:style-name="ce27" table:formula="of:=MAX([$Sword.E$4] - [.$C5]; 0)*[$Sword.$F$4]" office:value-type="float" office:value="96.9375" calcext:value-type="float">
            <text:p>96.9</text:p>
          </table:table-cell>
          <table:table-cell table:style-name="ce27" table:formula="of:=MAX([$Sword.E$5] - [.$C5]; 0)*[$Sword.$F$5]" office:value-type="float" office:value="126.75" calcext:value-type="float">
            <text:p>126.8</text:p>
          </table:table-cell>
          <table:table-cell table:style-name="ce27" table:formula="of:=MAX([$Sword.E$6] - [.$C5]; 0)*[$Sword.$F$6]" office:value-type="float" office:value="162" calcext:value-type="float">
            <text:p>162.0</text:p>
          </table:table-cell>
          <table:table-cell table:style-name="ce27" table:formula="of:=MAX([$Sword.E$7] - [.$C5]; 0)*[$Sword.$F$7]" office:value-type="float" office:value="199.6875" calcext:value-type="float">
            <text:p>199.7</text:p>
          </table:table-cell>
          <table:table-cell table:style-name="ce27" table:formula="of:=MAX([$Sword.E$8] - [.$C5]; 0)*[$Sword.$F$8]" office:value-type="float" office:value="240.375" calcext:value-type="float">
            <text:p>240.4</text:p>
          </table:table-cell>
          <table:table-cell table:style-name="ce27" table:formula="of:=MAX([$Sword.E$9] - [.$C5]; 0)*[$Sword.$F$9]" office:value-type="float" office:value="61.5" calcext:value-type="float">
            <text:p>61.5</text:p>
          </table:table-cell>
          <table:table-cell table:style-name="ce28"/>
          <table:table-cell table:style-name="ce27" table:formula="of:=MAX([$Axe.E$2] - [.$C5]/2; 0)*MAX(1 - [.$D5]/200;0)*[$Axe.$F$2]" office:value-type="float" office:value="85.176" calcext:value-type="float">
            <text:p>85.2</text:p>
          </table:table-cell>
          <table:table-cell table:style-name="ce27" table:formula="of:=MAX([$Axe.E$3] - [.$C5]/2; 0)*MAX(1 - [.$D5]/200;0)*[$Axe.$F$3]" office:value-type="float" office:value="110.656" calcext:value-type="float">
            <text:p>110.7</text:p>
          </table:table-cell>
          <table:table-cell table:style-name="ce27" table:formula="of:=MAX([$Axe.E$4] - [.$C5]/2; 0)*MAX(1 - [.$D5]/200;0)*[$Axe.$F$4]" office:value-type="float" office:value="139.594" calcext:value-type="float">
            <text:p>139.6</text:p>
          </table:table-cell>
          <table:table-cell table:style-name="ce27" table:formula="of:=MAX([$Axe.E$5] - [.$C5]/2; 0)*MAX(1 - [.$D5]/200;0)*[$Axe.$F$5]" office:value-type="float" office:value="173.082" calcext:value-type="float">
            <text:p>173.1</text:p>
          </table:table-cell>
          <table:table-cell table:style-name="ce27" table:formula="of:=MAX([$Axe.E$6] - [.$C5]/2; 0)*MAX(1 - [.$D5]/200;0)*[$Axe.$F$6]" office:value-type="float" office:value="209.118" calcext:value-type="float">
            <text:p>209.1</text:p>
          </table:table-cell>
          <table:table-cell table:style-name="ce27" table:formula="of:=MAX([$Axe.E$7] - [.$C5]/2; 0)*MAX(1 - [.$D5]/200;0)*[$Axe.$F$7]" office:value-type="float" office:value="248.976" calcext:value-type="float">
            <text:p>249.0</text:p>
          </table:table-cell>
          <table:table-cell table:style-name="ce28"/>
          <table:table-cell table:style-name="ce27" table:formula="of:=MAX([$Scythe.D$2]; 0)*MAX(1 - [.$D5]/100;0)*[$Scythe.$F$2]" office:value-type="float" office:value="75.44" calcext:value-type="float">
            <text:p>75.4</text:p>
          </table:table-cell>
          <table:table-cell table:style-name="ce27" table:formula="of:=MAX([$Scythe.D$3]; 0)*MAX(1 - [.$D5]/100;0)*[$Scythe.$F$3]" office:value-type="float" office:value="100.04" calcext:value-type="float">
            <text:p>100.0</text:p>
          </table:table-cell>
          <table:table-cell table:style-name="ce27" table:formula="of:=MAX([$Scythe.D$4]; 0)*MAX(1 - [.$D5]/100;0)*[$Scythe.$F$4]" office:value-type="float" office:value="127.92" calcext:value-type="float">
            <text:p>127.9</text:p>
          </table:table-cell>
          <table:table-cell table:style-name="ce27" table:formula="of:=MAX([$Scythe.D$5]; 0)*MAX(1 - [.$D5]/100;0)*[$Scythe.$F$5]" office:value-type="float" office:value="160.72" calcext:value-type="float">
            <text:p>160.7</text:p>
          </table:table-cell>
          <table:table-cell table:style-name="ce27" table:formula="of:=MAX([$Scythe.D$6]; 0)*MAX(1 - [.$D5]/100;0)*[$Scythe.$F$6]" office:value-type="float" office:value="196.8" calcext:value-type="float">
            <text:p>196.8</text:p>
          </table:table-cell>
          <table:table-cell table:style-name="ce27" table:formula="of:=MAX([$Scythe.D$7]; 0)*MAX(1 - [.$D5]/100;0)*[$Scythe.$F$7]" office:value-type="float" office:value="236.16" calcext:value-type="float">
            <text:p>236.2</text:p>
          </table:table-cell>
          <table:table-cell table:style-name="ce27" table:formula="of:=MAX([$Scythe.D$8]; 0)*MAX(1 - [.$D5]/100;0)*[$Scythe.$F$8]" office:value-type="float" office:value="62.32" calcext:value-type="float">
            <text:p>62.3</text:p>
          </table:table-cell>
          <table:table-cell table:style-name="ce27" table:formula="of:=MAX([$Scythe.D$9]; 0)*MAX(1 - [.$D5]/100;0)*[$Scythe.$F$9]" office:value-type="float" office:value="72.16" calcext:value-type="float">
            <text:p>72.2</text:p>
          </table:table-cell>
          <table:table-cell table:style-name="ce27" table:formula="of:=MAX([$Scythe.D$10]; 0)*MAX(1 - [.$D5]/100;0)*[$Scythe.$F$10]" office:value-type="float" office:value="82" calcext:value-type="float">
            <text:p>82.0</text:p>
          </table:table-cell>
          <table:table-cell table:style-name="ce28"/>
          <table:table-cell table:style-name="ce28" table:formula="of:=MAX([$Staff.E$2]; 0)*[$Staff.$F$2]" office:value-type="float" office:value="73.6" calcext:value-type="float">
            <text:p>73.6</text:p>
          </table:table-cell>
          <table:table-cell table:style-name="ce28" table:formula="of:=MAX([$Staff.E$3]; 0)*[$Staff.$F$3]" office:value-type="float" office:value="100" calcext:value-type="float">
            <text:p>100</text:p>
          </table:table-cell>
          <table:table-cell table:style-name="ce28" table:formula="of:=MAX([$Staff.E$4]; 0)*[$Staff.$F$4]" office:value-type="float" office:value="128" calcext:value-type="float">
            <text:p>128</text:p>
          </table:table-cell>
          <table:table-cell table:style-name="ce28" table:formula="of:=MAX([$Staff.E$5]; 0)*[$Staff.$F$5]" office:value-type="float" office:value="160.8" calcext:value-type="float">
            <text:p>160.8</text:p>
          </table:table-cell>
          <table:table-cell table:style-name="ce28" table:formula="of:=MAX([$Staff.E$6]; 0)*[$Staff.$F$6]" office:value-type="float" office:value="196" calcext:value-type="float">
            <text:p>196</text:p>
          </table:table-cell>
          <table:table-cell table:style-name="ce28" table:formula="of:=MAX([$Staff.E$7]; 0)*[$Staff.$F$7]" office:value-type="float" office:value="235.2" calcext:value-type="float">
            <text:p>235.2</text:p>
          </table:table-cell>
          <table:table-cell table:style-name="ce28"/>
          <table:table-cell table:style-name="ce27" table:formula="of:=MAX([$Bow.E$2] - [.$C5]; 0)*MAX(1 - [.$D5]/100;0)*[$Bow.$F$2]" office:value-type="float" office:value="79.5484528605844" calcext:value-type="float">
            <text:p>79.5</text:p>
          </table:table-cell>
          <table:table-cell table:style-name="ce27" table:formula="of:=MAX([$Bow.E$3] - [.$C5]; 0)*MAX(1 - [.$D5]/100;0)*[$Bow.$F$3]" office:value-type="float" office:value="107.858741280058" calcext:value-type="float">
            <text:p>107.9</text:p>
          </table:table-cell>
          <table:table-cell table:style-name="ce27" table:formula="of:=MAX([$Bow.E$4] - [.$C5]; 0)*MAX(1 - [.$D5]/100;0)*[$Bow.$F$4]" office:value-type="float" office:value="133.023442097368" calcext:value-type="float">
            <text:p>133.0</text:p>
          </table:table-cell>
          <table:table-cell table:style-name="ce27" table:formula="of:=MAX([$Bow.E$5] - [.$C5]; 0)*MAX(1 - [.$D5]/100;0)*[$Bow.$F$5]" office:value-type="float" office:value="167.624905721169" calcext:value-type="float">
            <text:p>167.6</text:p>
          </table:table-cell>
          <table:table-cell table:style-name="ce27" table:formula="of:=MAX([$Bow.E$6] - [.$C5]; 0)*MAX(1 - [.$D5]/100;0)*[$Bow.$F$6]" office:value-type="float" office:value="202.22636934497" calcext:value-type="float">
            <text:p>202.2</text:p>
          </table:table-cell>
          <table:table-cell table:style-name="ce27" table:formula="of:=MAX([$Bow.E$7] - [.$C5]; 0)*MAX(1 - [.$D5]/100;0)*[$Bow.$F$7]" office:value-type="float" office:value="243.119008173098" calcext:value-type="float">
            <text:p>243.1</text:p>
          </table:table-cell>
          <table:table-cell table:style-name="ce28"/>
          <table:table-cell table:style-name="ce27" table:formula="of:=MAX([$Crossbow.E$2] - [.$C5]/2; 0)*MAX(1 - [.$D5]/200;0)*[$Crossbow.$F$2]" office:value-type="float" office:value="90.4995" calcext:value-type="float">
            <text:p>90.5</text:p>
          </table:table-cell>
          <table:table-cell table:style-name="ce27" table:formula="of:=MAX([$Crossbow.E$3] - [.$C5]/2; 0)*MAX(1 - [.$D5]/200;0)*[$Crossbow.$F$3]" office:value-type="float" office:value="117.572" calcext:value-type="float">
            <text:p>117.6</text:p>
          </table:table-cell>
          <table:table-cell table:style-name="ce27" table:formula="of:=MAX([$Crossbow.E$4] - [.$C5]/2; 0)*MAX(1 - [.$D5]/200;0)*[$Crossbow.$F$4]" office:value-type="float" office:value="148.6667" calcext:value-type="float">
            <text:p>148.7</text:p>
          </table:table-cell>
          <table:table-cell table:style-name="ce27" table:formula="of:=MAX([$Crossbow.E$5] - [.$C5]/2; 0)*MAX(1 - [.$D5]/200;0)*[$Crossbow.$F$5]" office:value-type="float" office:value="183.3195" calcext:value-type="float">
            <text:p>183.3</text:p>
          </table:table-cell>
          <table:table-cell table:style-name="ce27" table:formula="of:=MAX([$Crossbow.E$6] - [.$C5]/2; 0)*MAX(1 - [.$D5]/200;0)*[$Crossbow.$F$6]" office:value-type="float" office:value="222.47407" calcext:value-type="float">
            <text:p>222.5</text:p>
          </table:table-cell>
          <table:table-cell table:style-name="ce27" table:formula="of:=MAX([$Crossbow.E$7] - [.$C5]/2; 0)*MAX(1 - [.$D5]/200;0)*[$Crossbow.$F$7]" office:value-type="float" office:value="264.515342" calcext:value-type="float">
            <text:p>264.5</text:p>
          </table:table-cell>
          <table:table-cell table:number-columns-repeated="2"/>
          <table:table-cell table:style-name="ce29" table:formula="of:=MAX([$doge.E$3] - [.$C5]; 0)" office:value-type="float" office:value="14" calcext:value-type="float">
            <text:p>14</text:p>
          </table:table-cell>
          <table:table-cell table:style-name="ce29" table:formula="of:=MAX([$doge.$E$4] - [.$C5]; 0)" office:value-type="float" office:value="19" calcext:value-type="float">
            <text:p>19</text:p>
          </table:table-cell>
          <table:table-cell table:style-name="ce29" table:formula="of:=MAX([$doge.$E$5] - [.$C5]; 0)" office:value-type="float" office:value="24" calcext:value-type="float">
            <text:p>24</text:p>
          </table:table-cell>
          <table:table-cell table:style-name="ce29" table:formula="of:=MAX([$doge.$E$6] - [.$C5]; 0)" office:value-type="float" office:value="29" calcext:value-type="float">
            <text:p>29</text:p>
          </table:table-cell>
          <table:table-cell table:style-name="ce29" table:formula="of:=MAX([$doge.$E$7] - [.$C5]; 0)" office:value-type="float" office:value="34" calcext:value-type="float">
            <text:p>34</text:p>
          </table:table-cell>
          <table:table-cell table:style-name="ce29"/>
          <table:table-cell table:style-name="ce30" table:formula="of:=MAX([$hors.$E$3] - [.$C5]/2; 0)*MAX(1 - [.$D5]/200;0)" office:value-type="float" office:value="60.97" calcext:value-type="float">
            <text:p>61.0</text:p>
          </table:table-cell>
          <table:table-cell table:style-name="ce30" table:formula="of:=MAX([$hors.$E$4] - [.$C5]/2; 0)*MAX(1 - [.$D5]/200;0)" office:value-type="float" office:value="74.62" calcext:value-type="float">
            <text:p>74.6</text:p>
          </table:table-cell>
          <table:table-cell table:style-name="ce30" table:formula="of:=MAX([$hors.$E$5] - [.$C5]/2; 0)*MAX(1 - [.$D5]/200;0)" office:value-type="float" office:value="97.37" calcext:value-type="float">
            <text:p>97.4</text:p>
          </table:table-cell>
          <table:table-cell table:style-name="ce30" table:formula="of:=MAX([$hors.$E$6] - [.$C5]/2; 0)*MAX(1 - [.$D5]/200;0)" office:value-type="float" office:value="120.12" calcext:value-type="float">
            <text:p>120.1</text:p>
          </table:table-cell>
          <table:table-cell table:style-name="ce29"/>
          <table:table-cell table:style-name="ce30" table:formula="of:=MAX([$irgl.$E$3] - [.$C5]; 0)*MAX(1 - [.$D5]/100;0)" office:value-type="float" office:value="150.88" calcext:value-type="float">
            <text:p>150.9</text:p>
          </table:table-cell>
          <table:table-cell table:style-name="ce30" table:formula="of:=MAX([$irgl.$E$4] - [.$C5]; 0)*MAX(1 - [.$D5]/100;0)" office:value-type="float" office:value="171.38" calcext:value-type="float">
            <text:p>171.4</text:p>
          </table:table-cell>
          <table:table-cell table:style-name="ce30" table:formula="of:=MAX([$irgl.$E$5] - [.$C5]; 0)*MAX(1 - [.$D5]/100;0)" office:value-type="float" office:value="200.08" calcext:value-type="float">
            <text:p>200.1</text:p>
          </table:table-cell>
          <table:table-cell table:style-name="ce30" table:formula="of:=MAX([$irgl.$E$6] - [.$C5]; 0)*MAX(1 - [.$D5]/100;0)" office:value-type="float" office:value="232.88" calcext:value-type="float">
            <text:p>232.9</text:p>
          </table:table-cell>
          <table:table-cell table:style-name="ce29"/>
          <table:table-cell table:style-name="ce30" table:formula="of:=MAX([$sngl.$E$3]; 0)*MAX(1 - [.$D5]/100;0)" office:value-type="float" office:value="98.4" calcext:value-type="float">
            <text:p>98.4</text:p>
          </table:table-cell>
          <table:table-cell table:style-name="ce30" table:formula="of:=MAX([$sngl.$E$4]; 0)*MAX(1 - [.$D5]/100;0)" office:value-type="float" office:value="114.8" calcext:value-type="float">
            <text:p>114.8</text:p>
          </table:table-cell>
          <table:table-cell table:style-name="ce30" table:formula="of:=MAX([$sngl.$E$5]; 0)*MAX(1 - [.$D5]/100;0)" office:value-type="float" office:value="139.4" calcext:value-type="float">
            <text:p>139.4</text:p>
          </table:table-cell>
          <table:table-cell table:style-name="ce30" table:formula="of:=MAX([$sngl.$E$6]; 0)*MAX(1 - [.$D5]/100;0)" office:value-type="float" office:value="164" calcext:value-type="float">
            <text:p>164.0</text:p>
          </table:table-cell>
          <table:table-cell table:number-columns-repeated="163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0" calcext:value-type="float">
            <text:p>55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table:style-name="ce5" table:formula="of:=([.$B6] + 3 * [.$C6]) / 10 / (1 - [.$D6] * 0.006) *POWER([.$E6]; 0.75) * [.$C$13] / 13" office:value-type="float" office:value="196.507992244729" calcext:value-type="float">
            <text:p>196.5</text:p>
          </table:table-cell>
          <table:table-cell table:style-name="ce5" office:value-type="float" office:value="10" calcext:value-type="float">
            <text:p>10.0</text:p>
          </table:table-cell>
          <table:table-cell table:style-name="ce7" table:formula="of:=COM.MICROSOFT.CEILING.MATH(LN(MAX([.$G6]*4;1))^2.5+1)" office:value-type="float" office:value="28" calcext:value-type="float">
            <text:p>28</text:p>
          </table:table-cell>
          <table:table-cell table:style-name="ce7" table:formula="of:=COM.MICROSOFT.CEILING.MATH(LN(MAX([.$G6]*3.5;1))^2.5+1)" office:value-type="float" office:value="25" calcext:value-type="float">
            <text:p>25</text:p>
          </table:table-cell>
          <table:table-cell table:style-name="ce7" table:formula="of:=COM.MICROSOFT.CEILING.MATH(LN(MAX([.$G6]*3;1))^2.5+1)" office:value-type="float" office:value="23" calcext:value-type="float">
            <text:p>23</text:p>
          </table:table-cell>
          <table:table-cell table:style-name="ce7" table:formula="of:=COM.MICROSOFT.CEILING.MATH(LN(MAX([.$G6]*2.5;1))^2.5+1)" office:value-type="float" office:value="20" calcext:value-type="float">
            <text:p>20</text:p>
          </table:table-cell>
          <table:table-cell/>
          <table:table-cell table:style-name="ce5"/>
          <table:table-cell table:style-name="ce27" table:formula="of:=MAX([$Sword.E$2] - [.$C6]; 0)*[$Sword.$F$2]" office:value-type="float" office:value="45" calcext:value-type="float">
            <text:p>45.0</text:p>
          </table:table-cell>
          <table:table-cell table:style-name="ce27" table:formula="of:=MAX([$Sword.E$3] - [.$C6]; 0)*[$Sword.$F$3]" office:value-type="float" office:value="67.875" calcext:value-type="float">
            <text:p>67.9</text:p>
          </table:table-cell>
          <table:table-cell table:style-name="ce27" table:formula="of:=MAX([$Sword.E$4] - [.$C6]; 0)*[$Sword.$F$4]" office:value-type="float" office:value="93.9375" calcext:value-type="float">
            <text:p>93.9</text:p>
          </table:table-cell>
          <table:table-cell table:style-name="ce27" table:formula="of:=MAX([$Sword.E$5] - [.$C6]; 0)*[$Sword.$F$5]" office:value-type="float" office:value="123.75" calcext:value-type="float">
            <text:p>123.8</text:p>
          </table:table-cell>
          <table:table-cell table:style-name="ce27" table:formula="of:=MAX([$Sword.E$6] - [.$C6]; 0)*[$Sword.$F$6]" office:value-type="float" office:value="159" calcext:value-type="float">
            <text:p>159.0</text:p>
          </table:table-cell>
          <table:table-cell table:style-name="ce27" table:formula="of:=MAX([$Sword.E$7] - [.$C6]; 0)*[$Sword.$F$7]" office:value-type="float" office:value="196.6875" calcext:value-type="float">
            <text:p>196.7</text:p>
          </table:table-cell>
          <table:table-cell table:style-name="ce27" table:formula="of:=MAX([$Sword.E$8] - [.$C6]; 0)*[$Sword.$F$8]" office:value-type="float" office:value="237.375" calcext:value-type="float">
            <text:p>237.4</text:p>
          </table:table-cell>
          <table:table-cell table:style-name="ce27" table:formula="of:=MAX([$Sword.E$9] - [.$C6]; 0)*[$Sword.$F$9]" office:value-type="float" office:value="58.5" calcext:value-type="float">
            <text:p>58.5</text:p>
          </table:table-cell>
          <table:table-cell table:style-name="ce28"/>
          <table:table-cell table:style-name="ce27" table:formula="of:=MAX([$Axe.E$2] - [.$C6]/2; 0)*MAX(1 - [.$D6]/200;0)*[$Axe.$F$2]" office:value-type="float" office:value="84.448" calcext:value-type="float">
            <text:p>84.4</text:p>
          </table:table-cell>
          <table:table-cell table:style-name="ce27" table:formula="of:=MAX([$Axe.E$3] - [.$C6]/2; 0)*MAX(1 - [.$D6]/200;0)*[$Axe.$F$3]" office:value-type="float" office:value="109.928" calcext:value-type="float">
            <text:p>109.9</text:p>
          </table:table-cell>
          <table:table-cell table:style-name="ce27" table:formula="of:=MAX([$Axe.E$4] - [.$C6]/2; 0)*MAX(1 - [.$D6]/200;0)*[$Axe.$F$4]" office:value-type="float" office:value="138.866" calcext:value-type="float">
            <text:p>138.9</text:p>
          </table:table-cell>
          <table:table-cell table:style-name="ce27" table:formula="of:=MAX([$Axe.E$5] - [.$C6]/2; 0)*MAX(1 - [.$D6]/200;0)*[$Axe.$F$5]" office:value-type="float" office:value="172.354" calcext:value-type="float">
            <text:p>172.4</text:p>
          </table:table-cell>
          <table:table-cell table:style-name="ce27" table:formula="of:=MAX([$Axe.E$6] - [.$C6]/2; 0)*MAX(1 - [.$D6]/200;0)*[$Axe.$F$6]" office:value-type="float" office:value="208.39" calcext:value-type="float">
            <text:p>208.4</text:p>
          </table:table-cell>
          <table:table-cell table:style-name="ce27" table:formula="of:=MAX([$Axe.E$7] - [.$C6]/2; 0)*MAX(1 - [.$D6]/200;0)*[$Axe.$F$7]" office:value-type="float" office:value="248.248" calcext:value-type="float">
            <text:p>248.2</text:p>
          </table:table-cell>
          <table:table-cell table:style-name="ce28"/>
          <table:table-cell table:style-name="ce27" table:formula="of:=MAX([$Scythe.D$2]; 0)*MAX(1 - [.$D6]/100;0)*[$Scythe.$F$2]" office:value-type="float" office:value="75.44" calcext:value-type="float">
            <text:p>75.4</text:p>
          </table:table-cell>
          <table:table-cell table:style-name="ce27" table:formula="of:=MAX([$Scythe.D$3]; 0)*MAX(1 - [.$D6]/100;0)*[$Scythe.$F$3]" office:value-type="float" office:value="100.04" calcext:value-type="float">
            <text:p>100.0</text:p>
          </table:table-cell>
          <table:table-cell table:style-name="ce27" table:formula="of:=MAX([$Scythe.D$4]; 0)*MAX(1 - [.$D6]/100;0)*[$Scythe.$F$4]" office:value-type="float" office:value="127.92" calcext:value-type="float">
            <text:p>127.9</text:p>
          </table:table-cell>
          <table:table-cell table:style-name="ce27" table:formula="of:=MAX([$Scythe.D$5]; 0)*MAX(1 - [.$D6]/100;0)*[$Scythe.$F$5]" office:value-type="float" office:value="160.72" calcext:value-type="float">
            <text:p>160.7</text:p>
          </table:table-cell>
          <table:table-cell table:style-name="ce27" table:formula="of:=MAX([$Scythe.D$6]; 0)*MAX(1 - [.$D6]/100;0)*[$Scythe.$F$6]" office:value-type="float" office:value="196.8" calcext:value-type="float">
            <text:p>196.8</text:p>
          </table:table-cell>
          <table:table-cell table:style-name="ce27" table:formula="of:=MAX([$Scythe.D$7]; 0)*MAX(1 - [.$D6]/100;0)*[$Scythe.$F$7]" office:value-type="float" office:value="236.16" calcext:value-type="float">
            <text:p>236.2</text:p>
          </table:table-cell>
          <table:table-cell table:style-name="ce27" table:formula="of:=MAX([$Scythe.D$8]; 0)*MAX(1 - [.$D6]/100;0)*[$Scythe.$F$8]" office:value-type="float" office:value="62.32" calcext:value-type="float">
            <text:p>62.3</text:p>
          </table:table-cell>
          <table:table-cell table:style-name="ce27" table:formula="of:=MAX([$Scythe.D$9]; 0)*MAX(1 - [.$D6]/100;0)*[$Scythe.$F$9]" office:value-type="float" office:value="72.16" calcext:value-type="float">
            <text:p>72.2</text:p>
          </table:table-cell>
          <table:table-cell table:style-name="ce27" table:formula="of:=MAX([$Scythe.D$10]; 0)*MAX(1 - [.$D6]/100;0)*[$Scythe.$F$10]" office:value-type="float" office:value="82" calcext:value-type="float">
            <text:p>82.0</text:p>
          </table:table-cell>
          <table:table-cell table:style-name="ce28"/>
          <table:table-cell table:style-name="ce28" table:formula="of:=MAX([$Staff.E$2]; 0)*[$Staff.$F$2]" office:value-type="float" office:value="73.6" calcext:value-type="float">
            <text:p>73.6</text:p>
          </table:table-cell>
          <table:table-cell table:style-name="ce28" table:formula="of:=MAX([$Staff.E$3]; 0)*[$Staff.$F$3]" office:value-type="float" office:value="100" calcext:value-type="float">
            <text:p>100</text:p>
          </table:table-cell>
          <table:table-cell table:style-name="ce28" table:formula="of:=MAX([$Staff.E$4]; 0)*[$Staff.$F$4]" office:value-type="float" office:value="128" calcext:value-type="float">
            <text:p>128</text:p>
          </table:table-cell>
          <table:table-cell table:style-name="ce28" table:formula="of:=MAX([$Staff.E$5]; 0)*[$Staff.$F$5]" office:value-type="float" office:value="160.8" calcext:value-type="float">
            <text:p>160.8</text:p>
          </table:table-cell>
          <table:table-cell table:style-name="ce28" table:formula="of:=MAX([$Staff.E$6]; 0)*[$Staff.$F$6]" office:value-type="float" office:value="196" calcext:value-type="float">
            <text:p>196</text:p>
          </table:table-cell>
          <table:table-cell table:style-name="ce28" table:formula="of:=MAX([$Staff.E$7]; 0)*[$Staff.$F$7]" office:value-type="float" office:value="235.2" calcext:value-type="float">
            <text:p>235.2</text:p>
          </table:table-cell>
          <table:table-cell table:style-name="ce28"/>
          <table:table-cell table:style-name="ce27" table:formula="of:=MAX([$Bow.E$2] - [.$C6]; 0)*MAX(1 - [.$D6]/100;0)*[$Bow.$F$2]" office:value-type="float" office:value="78.4824528605844" calcext:value-type="float">
            <text:p>78.5</text:p>
          </table:table-cell>
          <table:table-cell table:style-name="ce27" table:formula="of:=MAX([$Bow.E$3] - [.$C6]; 0)*MAX(1 - [.$D6]/100;0)*[$Bow.$F$3]" office:value-type="float" office:value="106.792741280058" calcext:value-type="float">
            <text:p>106.8</text:p>
          </table:table-cell>
          <table:table-cell table:style-name="ce27" table:formula="of:=MAX([$Bow.E$4] - [.$C6]; 0)*MAX(1 - [.$D6]/100;0)*[$Bow.$F$4]" office:value-type="float" office:value="131.957442097368" calcext:value-type="float">
            <text:p>132.0</text:p>
          </table:table-cell>
          <table:table-cell table:style-name="ce27" table:formula="of:=MAX([$Bow.E$5] - [.$C6]; 0)*MAX(1 - [.$D6]/100;0)*[$Bow.$F$5]" office:value-type="float" office:value="166.558905721169" calcext:value-type="float">
            <text:p>166.6</text:p>
          </table:table-cell>
          <table:table-cell table:style-name="ce27" table:formula="of:=MAX([$Bow.E$6] - [.$C6]; 0)*MAX(1 - [.$D6]/100;0)*[$Bow.$F$6]" office:value-type="float" office:value="201.16036934497" calcext:value-type="float">
            <text:p>201.2</text:p>
          </table:table-cell>
          <table:table-cell table:style-name="ce27" table:formula="of:=MAX([$Bow.E$7] - [.$C6]; 0)*MAX(1 - [.$D6]/100;0)*[$Bow.$F$7]" office:value-type="float" office:value="242.053008173098" calcext:value-type="float">
            <text:p>242.1</text:p>
          </table:table-cell>
          <table:table-cell table:style-name="ce28"/>
          <table:table-cell table:style-name="ce27" table:formula="of:=MAX([$Crossbow.E$2] - [.$C6]/2; 0)*MAX(1 - [.$D6]/200;0)*[$Crossbow.$F$2]" office:value-type="float" office:value="89.726" calcext:value-type="float">
            <text:p>89.7</text:p>
          </table:table-cell>
          <table:table-cell table:style-name="ce27" table:formula="of:=MAX([$Crossbow.E$3] - [.$C6]/2; 0)*MAX(1 - [.$D6]/200;0)*[$Crossbow.$F$3]" office:value-type="float" office:value="116.7985" calcext:value-type="float">
            <text:p>116.8</text:p>
          </table:table-cell>
          <table:table-cell table:style-name="ce27" table:formula="of:=MAX([$Crossbow.E$4] - [.$C6]/2; 0)*MAX(1 - [.$D6]/200;0)*[$Crossbow.$F$4]" office:value-type="float" office:value="147.8932" calcext:value-type="float">
            <text:p>147.9</text:p>
          </table:table-cell>
          <table:table-cell table:style-name="ce27" table:formula="of:=MAX([$Crossbow.E$5] - [.$C6]/2; 0)*MAX(1 - [.$D6]/200;0)*[$Crossbow.$F$5]" office:value-type="float" office:value="182.546" calcext:value-type="float">
            <text:p>182.5</text:p>
          </table:table-cell>
          <table:table-cell table:style-name="ce27" table:formula="of:=MAX([$Crossbow.E$6] - [.$C6]/2; 0)*MAX(1 - [.$D6]/200;0)*[$Crossbow.$F$6]" office:value-type="float" office:value="221.70057" calcext:value-type="float">
            <text:p>221.7</text:p>
          </table:table-cell>
          <table:table-cell table:style-name="ce27" table:formula="of:=MAX([$Crossbow.E$7] - [.$C6]/2; 0)*MAX(1 - [.$D6]/200;0)*[$Crossbow.$F$7]" office:value-type="float" office:value="263.741842" calcext:value-type="float">
            <text:p>263.7</text:p>
          </table:table-cell>
          <table:table-cell table:number-columns-repeated="2"/>
          <table:table-cell table:style-name="ce29" table:formula="of:=MAX([$doge.E$3] - [.$C6]; 0)" office:value-type="float" office:value="12" calcext:value-type="float">
            <text:p>12</text:p>
          </table:table-cell>
          <table:table-cell table:style-name="ce29" table:formula="of:=MAX([$doge.$E$4] - [.$C6]; 0)" office:value-type="float" office:value="17" calcext:value-type="float">
            <text:p>17</text:p>
          </table:table-cell>
          <table:table-cell table:style-name="ce29" table:formula="of:=MAX([$doge.$E$5] - [.$C6]; 0)" office:value-type="float" office:value="22" calcext:value-type="float">
            <text:p>22</text:p>
          </table:table-cell>
          <table:table-cell table:style-name="ce29" table:formula="of:=MAX([$doge.$E$6] - [.$C6]; 0)" office:value-type="float" office:value="27" calcext:value-type="float">
            <text:p>27</text:p>
          </table:table-cell>
          <table:table-cell table:style-name="ce29" table:formula="of:=MAX([$doge.$E$7] - [.$C6]; 0)" office:value-type="float" office:value="32" calcext:value-type="float">
            <text:p>32</text:p>
          </table:table-cell>
          <table:table-cell table:style-name="ce29"/>
          <table:table-cell table:style-name="ce30" table:formula="of:=MAX([$hors.$E$3] - [.$C6]/2; 0)*MAX(1 - [.$D6]/200;0)" office:value-type="float" office:value="60.06" calcext:value-type="float">
            <text:p>60.1</text:p>
          </table:table-cell>
          <table:table-cell table:style-name="ce30" table:formula="of:=MAX([$hors.$E$4] - [.$C6]/2; 0)*MAX(1 - [.$D6]/200;0)" office:value-type="float" office:value="73.71" calcext:value-type="float">
            <text:p>73.7</text:p>
          </table:table-cell>
          <table:table-cell table:style-name="ce30" table:formula="of:=MAX([$hors.$E$5] - [.$C6]/2; 0)*MAX(1 - [.$D6]/200;0)" office:value-type="float" office:value="96.46" calcext:value-type="float">
            <text:p>96.5</text:p>
          </table:table-cell>
          <table:table-cell table:style-name="ce30" table:formula="of:=MAX([$hors.$E$6] - [.$C6]/2; 0)*MAX(1 - [.$D6]/200;0)" office:value-type="float" office:value="119.21" calcext:value-type="float">
            <text:p>119.2</text:p>
          </table:table-cell>
          <table:table-cell table:style-name="ce29"/>
          <table:table-cell table:style-name="ce30" table:formula="of:=MAX([$irgl.$E$3] - [.$C6]; 0)*MAX(1 - [.$D6]/100;0)" office:value-type="float" office:value="149.24" calcext:value-type="float">
            <text:p>149.2</text:p>
          </table:table-cell>
          <table:table-cell table:style-name="ce30" table:formula="of:=MAX([$irgl.$E$4] - [.$C6]; 0)*MAX(1 - [.$D6]/100;0)" office:value-type="float" office:value="169.74" calcext:value-type="float">
            <text:p>169.7</text:p>
          </table:table-cell>
          <table:table-cell table:style-name="ce30" table:formula="of:=MAX([$irgl.$E$5] - [.$C6]; 0)*MAX(1 - [.$D6]/100;0)" office:value-type="float" office:value="198.44" calcext:value-type="float">
            <text:p>198.4</text:p>
          </table:table-cell>
          <table:table-cell table:style-name="ce30" table:formula="of:=MAX([$irgl.$E$6] - [.$C6]; 0)*MAX(1 - [.$D6]/100;0)" office:value-type="float" office:value="231.24" calcext:value-type="float">
            <text:p>231.2</text:p>
          </table:table-cell>
          <table:table-cell table:style-name="ce29"/>
          <table:table-cell table:style-name="ce30" table:formula="of:=MAX([$sngl.$E$3]; 0)*MAX(1 - [.$D6]/100;0)" office:value-type="float" office:value="98.4" calcext:value-type="float">
            <text:p>98.4</text:p>
          </table:table-cell>
          <table:table-cell table:style-name="ce30" table:formula="of:=MAX([$sngl.$E$4]; 0)*MAX(1 - [.$D6]/100;0)" office:value-type="float" office:value="114.8" calcext:value-type="float">
            <text:p>114.8</text:p>
          </table:table-cell>
          <table:table-cell table:style-name="ce30" table:formula="of:=MAX([$sngl.$E$5]; 0)*MAX(1 - [.$D6]/100;0)" office:value-type="float" office:value="139.4" calcext:value-type="float">
            <text:p>139.4</text:p>
          </table:table-cell>
          <table:table-cell table:style-name="ce30" table:formula="of:=MAX([$sngl.$E$6]; 0)*MAX(1 - [.$D6]/100;0)" office:value-type="float" office:value="164" calcext:value-type="float">
            <text:p>164.0</text:p>
          </table:table-cell>
          <table:table-cell table:number-columns-repeated="1630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style-name="ce5" table:formula="of:=([.$B7] + 3 * [.$C7]) / 10 / (1 - [.$D7] * 0.006) *POWER([.$E7]; 0.75) * [.$C$13] / 13" office:value-type="float" office:value="242.110320468436" calcext:value-type="float">
            <text:p>242.1</text:p>
          </table:table-cell>
          <table:table-cell table:style-name="ce5" office:value-type="float" office:value="12" calcext:value-type="float">
            <text:p>12.0</text:p>
          </table:table-cell>
          <table:table-cell table:style-name="ce7" table:formula="of:=COM.MICROSOFT.CEILING.MATH(LN(MAX([.$G7]*4;1))^2.5+1)" office:value-type="float" office:value="31" calcext:value-type="float">
            <text:p>31</text:p>
          </table:table-cell>
          <table:table-cell table:style-name="ce7" table:formula="of:=COM.MICROSOFT.CEILING.MATH(LN(MAX([.$G7]*3.5;1))^2.5+1)" office:value-type="float" office:value="29" calcext:value-type="float">
            <text:p>29</text:p>
          </table:table-cell>
          <table:table-cell table:style-name="ce7" table:formula="of:=COM.MICROSOFT.CEILING.MATH(LN(MAX([.$G7]*3;1))^2.5+1)" office:value-type="float" office:value="26" calcext:value-type="float">
            <text:p>26</text:p>
          </table:table-cell>
          <table:table-cell table:style-name="ce7" table:formula="of:=COM.MICROSOFT.CEILING.MATH(LN(MAX([.$G7]*2.5;1))^2.5+1)" office:value-type="float" office:value="23" calcext:value-type="float">
            <text:p>23</text:p>
          </table:table-cell>
          <table:table-cell/>
          <table:table-cell table:style-name="ce5"/>
          <table:table-cell table:style-name="ce27" table:formula="of:=MAX([$Sword.E$2] - [.$C7]; 0)*[$Sword.$F$2]" office:value-type="float" office:value="45" calcext:value-type="float">
            <text:p>45.0</text:p>
          </table:table-cell>
          <table:table-cell table:style-name="ce27" table:formula="of:=MAX([$Sword.E$3] - [.$C7]; 0)*[$Sword.$F$3]" office:value-type="float" office:value="67.875" calcext:value-type="float">
            <text:p>67.9</text:p>
          </table:table-cell>
          <table:table-cell table:style-name="ce27" table:formula="of:=MAX([$Sword.E$4] - [.$C7]; 0)*[$Sword.$F$4]" office:value-type="float" office:value="93.9375" calcext:value-type="float">
            <text:p>93.9</text:p>
          </table:table-cell>
          <table:table-cell table:style-name="ce27" table:formula="of:=MAX([$Sword.E$5] - [.$C7]; 0)*[$Sword.$F$5]" office:value-type="float" office:value="123.75" calcext:value-type="float">
            <text:p>123.8</text:p>
          </table:table-cell>
          <table:table-cell table:style-name="ce27" table:formula="of:=MAX([$Sword.E$6] - [.$C7]; 0)*[$Sword.$F$6]" office:value-type="float" office:value="159" calcext:value-type="float">
            <text:p>159.0</text:p>
          </table:table-cell>
          <table:table-cell table:style-name="ce27" table:formula="of:=MAX([$Sword.E$7] - [.$C7]; 0)*[$Sword.$F$7]" office:value-type="float" office:value="196.6875" calcext:value-type="float">
            <text:p>196.7</text:p>
          </table:table-cell>
          <table:table-cell table:style-name="ce27" table:formula="of:=MAX([$Sword.E$8] - [.$C7]; 0)*[$Sword.$F$8]" office:value-type="float" office:value="237.375" calcext:value-type="float">
            <text:p>237.4</text:p>
          </table:table-cell>
          <table:table-cell table:style-name="ce27" table:formula="of:=MAX([$Sword.E$9] - [.$C7]; 0)*[$Sword.$F$9]" office:value-type="float" office:value="58.5" calcext:value-type="float">
            <text:p>58.5</text:p>
          </table:table-cell>
          <table:table-cell table:style-name="ce28"/>
          <table:table-cell table:style-name="ce27" table:formula="of:=MAX([$Axe.E$2] - [.$C7]/2; 0)*MAX(1 - [.$D7]/200;0)*[$Axe.$F$2]" office:value-type="float" office:value="83.52" calcext:value-type="float">
            <text:p>83.5</text:p>
          </table:table-cell>
          <table:table-cell table:style-name="ce27" table:formula="of:=MAX([$Axe.E$3] - [.$C7]/2; 0)*MAX(1 - [.$D7]/200;0)*[$Axe.$F$3]" office:value-type="float" office:value="108.72" calcext:value-type="float">
            <text:p>108.7</text:p>
          </table:table-cell>
          <table:table-cell table:style-name="ce27" table:formula="of:=MAX([$Axe.E$4] - [.$C7]/2; 0)*MAX(1 - [.$D7]/200;0)*[$Axe.$F$4]" office:value-type="float" office:value="137.34" calcext:value-type="float">
            <text:p>137.3</text:p>
          </table:table-cell>
          <table:table-cell table:style-name="ce27" table:formula="of:=MAX([$Axe.E$5] - [.$C7]/2; 0)*MAX(1 - [.$D7]/200;0)*[$Axe.$F$5]" office:value-type="float" office:value="170.46" calcext:value-type="float">
            <text:p>170.5</text:p>
          </table:table-cell>
          <table:table-cell table:style-name="ce27" table:formula="of:=MAX([$Axe.E$6] - [.$C7]/2; 0)*MAX(1 - [.$D7]/200;0)*[$Axe.$F$6]" office:value-type="float" office:value="206.1" calcext:value-type="float">
            <text:p>206.1</text:p>
          </table:table-cell>
          <table:table-cell table:style-name="ce27" table:formula="of:=MAX([$Axe.E$7] - [.$C7]/2; 0)*MAX(1 - [.$D7]/200;0)*[$Axe.$F$7]" office:value-type="float" office:value="245.52" calcext:value-type="float">
            <text:p>245.5</text:p>
          </table:table-cell>
          <table:table-cell table:style-name="ce28"/>
          <table:table-cell table:style-name="ce27" table:formula="of:=MAX([$Scythe.D$2]; 0)*MAX(1 - [.$D7]/100;0)*[$Scythe.$F$2]" office:value-type="float" office:value="73.6" calcext:value-type="float">
            <text:p>73.6</text:p>
          </table:table-cell>
          <table:table-cell table:style-name="ce27" table:formula="of:=MAX([$Scythe.D$3]; 0)*MAX(1 - [.$D7]/100;0)*[$Scythe.$F$3]" office:value-type="float" office:value="97.6" calcext:value-type="float">
            <text:p>97.6</text:p>
          </table:table-cell>
          <table:table-cell table:style-name="ce27" table:formula="of:=MAX([$Scythe.D$4]; 0)*MAX(1 - [.$D7]/100;0)*[$Scythe.$F$4]" office:value-type="float" office:value="124.8" calcext:value-type="float">
            <text:p>124.8</text:p>
          </table:table-cell>
          <table:table-cell table:style-name="ce27" table:formula="of:=MAX([$Scythe.D$5]; 0)*MAX(1 - [.$D7]/100;0)*[$Scythe.$F$5]" office:value-type="float" office:value="156.8" calcext:value-type="float">
            <text:p>156.8</text:p>
          </table:table-cell>
          <table:table-cell table:style-name="ce27" table:formula="of:=MAX([$Scythe.D$6]; 0)*MAX(1 - [.$D7]/100;0)*[$Scythe.$F$6]" office:value-type="float" office:value="192" calcext:value-type="float">
            <text:p>192.0</text:p>
          </table:table-cell>
          <table:table-cell table:style-name="ce27" table:formula="of:=MAX([$Scythe.D$7]; 0)*MAX(1 - [.$D7]/100;0)*[$Scythe.$F$7]" office:value-type="float" office:value="230.4" calcext:value-type="float">
            <text:p>230.4</text:p>
          </table:table-cell>
          <table:table-cell table:style-name="ce27" table:formula="of:=MAX([$Scythe.D$8]; 0)*MAX(1 - [.$D7]/100;0)*[$Scythe.$F$8]" office:value-type="float" office:value="60.8" calcext:value-type="float">
            <text:p>60.8</text:p>
          </table:table-cell>
          <table:table-cell table:style-name="ce27" table:formula="of:=MAX([$Scythe.D$9]; 0)*MAX(1 - [.$D7]/100;0)*[$Scythe.$F$9]" office:value-type="float" office:value="70.4" calcext:value-type="float">
            <text:p>70.4</text:p>
          </table:table-cell>
          <table:table-cell table:style-name="ce27" table:formula="of:=MAX([$Scythe.D$10]; 0)*MAX(1 - [.$D7]/100;0)*[$Scythe.$F$10]" office:value-type="float" office:value="80" calcext:value-type="float">
            <text:p>80.0</text:p>
          </table:table-cell>
          <table:table-cell table:style-name="ce28"/>
          <table:table-cell table:style-name="ce28" table:formula="of:=MAX([$Staff.E$2]; 0)*[$Staff.$F$2]" office:value-type="float" office:value="73.6" calcext:value-type="float">
            <text:p>73.6</text:p>
          </table:table-cell>
          <table:table-cell table:style-name="ce28" table:formula="of:=MAX([$Staff.E$3]; 0)*[$Staff.$F$3]" office:value-type="float" office:value="100" calcext:value-type="float">
            <text:p>100</text:p>
          </table:table-cell>
          <table:table-cell table:style-name="ce28" table:formula="of:=MAX([$Staff.E$4]; 0)*[$Staff.$F$4]" office:value-type="float" office:value="128" calcext:value-type="float">
            <text:p>128</text:p>
          </table:table-cell>
          <table:table-cell table:style-name="ce28" table:formula="of:=MAX([$Staff.E$5]; 0)*[$Staff.$F$5]" office:value-type="float" office:value="160.8" calcext:value-type="float">
            <text:p>160.8</text:p>
          </table:table-cell>
          <table:table-cell table:style-name="ce28" table:formula="of:=MAX([$Staff.E$6]; 0)*[$Staff.$F$6]" office:value-type="float" office:value="196" calcext:value-type="float">
            <text:p>196</text:p>
          </table:table-cell>
          <table:table-cell table:style-name="ce28" table:formula="of:=MAX([$Staff.E$7]; 0)*[$Staff.$F$7]" office:value-type="float" office:value="235.2" calcext:value-type="float">
            <text:p>235.2</text:p>
          </table:table-cell>
          <table:table-cell table:style-name="ce28"/>
          <table:table-cell table:style-name="ce27" table:formula="of:=MAX([$Bow.E$2] - [.$C7]; 0)*MAX(1 - [.$D7]/100;0)*[$Bow.$F$2]" office:value-type="float" office:value="76.568246693253" calcext:value-type="float">
            <text:p>76.6</text:p>
          </table:table-cell>
          <table:table-cell table:style-name="ce27" table:formula="of:=MAX([$Bow.E$3] - [.$C7]; 0)*MAX(1 - [.$D7]/100;0)*[$Bow.$F$3]" office:value-type="float" office:value="104.188040273227" calcext:value-type="float">
            <text:p>104.2</text:p>
          </table:table-cell>
          <table:table-cell table:style-name="ce27" table:formula="of:=MAX([$Bow.E$4] - [.$C7]; 0)*MAX(1 - [.$D7]/100;0)*[$Bow.$F$4]" office:value-type="float" office:value="128.738967899871" calcext:value-type="float">
            <text:p>128.7</text:p>
          </table:table-cell>
          <table:table-cell table:style-name="ce27" table:formula="of:=MAX([$Bow.E$5] - [.$C7]; 0)*MAX(1 - [.$D7]/100;0)*[$Bow.$F$5]" office:value-type="float" office:value="162.496493386506" calcext:value-type="float">
            <text:p>162.5</text:p>
          </table:table-cell>
          <table:table-cell table:style-name="ce27" table:formula="of:=MAX([$Bow.E$6] - [.$C7]; 0)*MAX(1 - [.$D7]/100;0)*[$Bow.$F$6]" office:value-type="float" office:value="196.254018873141" calcext:value-type="float">
            <text:p>196.3</text:p>
          </table:table-cell>
          <table:table-cell table:style-name="ce27" table:formula="of:=MAX([$Bow.E$7] - [.$C7]; 0)*MAX(1 - [.$D7]/100;0)*[$Bow.$F$7]" office:value-type="float" office:value="236.149276266437" calcext:value-type="float">
            <text:p>236.1</text:p>
          </table:table-cell>
          <table:table-cell table:style-name="ce28"/>
          <table:table-cell table:style-name="ce27" table:formula="of:=MAX([$Crossbow.E$2] - [.$C7]/2; 0)*MAX(1 - [.$D7]/200;0)*[$Crossbow.$F$2]" office:value-type="float" office:value="88.74" calcext:value-type="float">
            <text:p>88.7</text:p>
          </table:table-cell>
          <table:table-cell table:style-name="ce27" table:formula="of:=MAX([$Crossbow.E$3] - [.$C7]/2; 0)*MAX(1 - [.$D7]/200;0)*[$Crossbow.$F$3]" office:value-type="float" office:value="115.515" calcext:value-type="float">
            <text:p>115.5</text:p>
          </table:table-cell>
          <table:table-cell table:style-name="ce27" table:formula="of:=MAX([$Crossbow.E$4] - [.$C7]/2; 0)*MAX(1 - [.$D7]/200;0)*[$Crossbow.$F$4]" office:value-type="float" office:value="146.268" calcext:value-type="float">
            <text:p>146.3</text:p>
          </table:table-cell>
          <table:table-cell table:style-name="ce27" table:formula="of:=MAX([$Crossbow.E$5] - [.$C7]/2; 0)*MAX(1 - [.$D7]/200;0)*[$Crossbow.$F$5]" office:value-type="float" office:value="180.54" calcext:value-type="float">
            <text:p>180.5</text:p>
          </table:table-cell>
          <table:table-cell table:style-name="ce27" table:formula="of:=MAX([$Crossbow.E$6] - [.$C7]/2; 0)*MAX(1 - [.$D7]/200;0)*[$Crossbow.$F$6]" office:value-type="float" office:value="219.2643" calcext:value-type="float">
            <text:p>219.3</text:p>
          </table:table-cell>
          <table:table-cell table:style-name="ce27" table:formula="of:=MAX([$Crossbow.E$7] - [.$C7]/2; 0)*MAX(1 - [.$D7]/200;0)*[$Crossbow.$F$7]" office:value-type="float" office:value="260.84358" calcext:value-type="float">
            <text:p>260.8</text:p>
          </table:table-cell>
          <table:table-cell table:number-columns-repeated="2"/>
          <table:table-cell table:style-name="ce29" table:formula="of:=MAX([$doge.E$3] - [.$C7]; 0)" office:value-type="float" office:value="12" calcext:value-type="float">
            <text:p>12</text:p>
          </table:table-cell>
          <table:table-cell table:style-name="ce29" table:formula="of:=MAX([$doge.$E$4] - [.$C7]; 0)" office:value-type="float" office:value="17" calcext:value-type="float">
            <text:p>17</text:p>
          </table:table-cell>
          <table:table-cell table:style-name="ce29" table:formula="of:=MAX([$doge.$E$5] - [.$C7]; 0)" office:value-type="float" office:value="22" calcext:value-type="float">
            <text:p>22</text:p>
          </table:table-cell>
          <table:table-cell table:style-name="ce29" table:formula="of:=MAX([$doge.$E$6] - [.$C7]; 0)" office:value-type="float" office:value="27" calcext:value-type="float">
            <text:p>27</text:p>
          </table:table-cell>
          <table:table-cell table:style-name="ce29" table:formula="of:=MAX([$doge.$E$7] - [.$C7]; 0)" office:value-type="float" office:value="32" calcext:value-type="float">
            <text:p>32</text:p>
          </table:table-cell>
          <table:table-cell table:style-name="ce29"/>
          <table:table-cell table:style-name="ce30" table:formula="of:=MAX([$hors.$E$3] - [.$C7]/2; 0)*MAX(1 - [.$D7]/200;0)" office:value-type="float" office:value="59.4" calcext:value-type="float">
            <text:p>59.4</text:p>
          </table:table-cell>
          <table:table-cell table:style-name="ce30" table:formula="of:=MAX([$hors.$E$4] - [.$C7]/2; 0)*MAX(1 - [.$D7]/200;0)" office:value-type="float" office:value="72.9" calcext:value-type="float">
            <text:p>72.9</text:p>
          </table:table-cell>
          <table:table-cell table:style-name="ce30" table:formula="of:=MAX([$hors.$E$5] - [.$C7]/2; 0)*MAX(1 - [.$D7]/200;0)" office:value-type="float" office:value="95.4" calcext:value-type="float">
            <text:p>95.4</text:p>
          </table:table-cell>
          <table:table-cell table:style-name="ce30" table:formula="of:=MAX([$hors.$E$6] - [.$C7]/2; 0)*MAX(1 - [.$D7]/200;0)" office:value-type="float" office:value="117.9" calcext:value-type="float">
            <text:p>117.9</text:p>
          </table:table-cell>
          <table:table-cell table:style-name="ce29"/>
          <table:table-cell table:style-name="ce30" table:formula="of:=MAX([$irgl.$E$3] - [.$C7]; 0)*MAX(1 - [.$D7]/100;0)" office:value-type="float" office:value="145.6" calcext:value-type="float">
            <text:p>145.6</text:p>
          </table:table-cell>
          <table:table-cell table:style-name="ce30" table:formula="of:=MAX([$irgl.$E$4] - [.$C7]; 0)*MAX(1 - [.$D7]/100;0)" office:value-type="float" office:value="165.6" calcext:value-type="float">
            <text:p>165.6</text:p>
          </table:table-cell>
          <table:table-cell table:style-name="ce30" table:formula="of:=MAX([$irgl.$E$5] - [.$C7]; 0)*MAX(1 - [.$D7]/100;0)" office:value-type="float" office:value="193.6" calcext:value-type="float">
            <text:p>193.6</text:p>
          </table:table-cell>
          <table:table-cell table:style-name="ce30" table:formula="of:=MAX([$irgl.$E$6] - [.$C7]; 0)*MAX(1 - [.$D7]/100;0)" office:value-type="float" office:value="225.6" calcext:value-type="float">
            <text:p>225.6</text:p>
          </table:table-cell>
          <table:table-cell table:style-name="ce29"/>
          <table:table-cell table:style-name="ce30" table:formula="of:=MAX([$sngl.$E$3]; 0)*MAX(1 - [.$D7]/100;0)" office:value-type="float" office:value="96" calcext:value-type="float">
            <text:p>96.0</text:p>
          </table:table-cell>
          <table:table-cell table:style-name="ce30" table:formula="of:=MAX([$sngl.$E$4]; 0)*MAX(1 - [.$D7]/100;0)" office:value-type="float" office:value="112" calcext:value-type="float">
            <text:p>112.0</text:p>
          </table:table-cell>
          <table:table-cell table:style-name="ce30" table:formula="of:=MAX([$sngl.$E$5]; 0)*MAX(1 - [.$D7]/100;0)" office:value-type="float" office:value="136" calcext:value-type="float">
            <text:p>136.0</text:p>
          </table:table-cell>
          <table:table-cell table:style-name="ce30" table:formula="of:=MAX([$sngl.$E$6]; 0)*MAX(1 - [.$D7]/100;0)" office:value-type="float" office:value="160" calcext:value-type="float">
            <text:p>160.0</text:p>
          </table:table-cell>
          <table:table-cell table:number-columns-repeated="1630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5" calcext:value-type="float">
            <text:p>67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style-name="ce5" table:formula="of:=([.$B8] + 3 * [.$C8]) / 10 / (1 - [.$D8] * 0.006) *POWER([.$E8]; 0.75) * [.$C$13] / 13" office:value-type="float" office:value="300.757768278295" calcext:value-type="float">
            <text:p>300.8</text:p>
          </table:table-cell>
          <table:table-cell table:style-name="ce5" office:value-type="float" office:value="14.5" calcext:value-type="float">
            <text:p>14.5</text:p>
          </table:table-cell>
          <table:table-cell table:style-name="ce7" table:formula="of:=COM.MICROSOFT.CEILING.MATH(LN(MAX([.$G8]*4;1))^2.5+1)" office:value-type="float" office:value="35" calcext:value-type="float">
            <text:p>35</text:p>
          </table:table-cell>
          <table:table-cell table:style-name="ce7" table:formula="of:=COM.MICROSOFT.CEILING.MATH(LN(MAX([.$G8]*3.5;1))^2.5+1)" office:value-type="float" office:value="32" calcext:value-type="float">
            <text:p>32</text:p>
          </table:table-cell>
          <table:table-cell table:style-name="ce7" table:formula="of:=COM.MICROSOFT.CEILING.MATH(LN(MAX([.$G8]*3;1))^2.5+1)" office:value-type="float" office:value="29" calcext:value-type="float">
            <text:p>29</text:p>
          </table:table-cell>
          <table:table-cell table:style-name="ce7" table:formula="of:=COM.MICROSOFT.CEILING.MATH(LN(MAX([.$G8]*2.5;1))^2.5+1)" office:value-type="float" office:value="26" calcext:value-type="float">
            <text:p>26</text:p>
          </table:table-cell>
          <table:table-cell/>
          <table:table-cell table:style-name="ce5"/>
          <table:table-cell table:style-name="ce27" table:formula="of:=MAX([$Sword.E$2] - [.$C8]; 0)*[$Sword.$F$2]" office:value-type="float" office:value="42" calcext:value-type="float">
            <text:p>42.0</text:p>
          </table:table-cell>
          <table:table-cell table:style-name="ce27" table:formula="of:=MAX([$Sword.E$3] - [.$C8]; 0)*[$Sword.$F$3]" office:value-type="float" office:value="64.875" calcext:value-type="float">
            <text:p>64.9</text:p>
          </table:table-cell>
          <table:table-cell table:style-name="ce27" table:formula="of:=MAX([$Sword.E$4] - [.$C8]; 0)*[$Sword.$F$4]" office:value-type="float" office:value="90.9375" calcext:value-type="float">
            <text:p>90.9</text:p>
          </table:table-cell>
          <table:table-cell table:style-name="ce27" table:formula="of:=MAX([$Sword.E$5] - [.$C8]; 0)*[$Sword.$F$5]" office:value-type="float" office:value="120.75" calcext:value-type="float">
            <text:p>120.8</text:p>
          </table:table-cell>
          <table:table-cell table:style-name="ce27" table:formula="of:=MAX([$Sword.E$6] - [.$C8]; 0)*[$Sword.$F$6]" office:value-type="float" office:value="156" calcext:value-type="float">
            <text:p>156.0</text:p>
          </table:table-cell>
          <table:table-cell table:style-name="ce27" table:formula="of:=MAX([$Sword.E$7] - [.$C8]; 0)*[$Sword.$F$7]" office:value-type="float" office:value="193.6875" calcext:value-type="float">
            <text:p>193.7</text:p>
          </table:table-cell>
          <table:table-cell table:style-name="ce27" table:formula="of:=MAX([$Sword.E$8] - [.$C8]; 0)*[$Sword.$F$8]" office:value-type="float" office:value="234.375" calcext:value-type="float">
            <text:p>234.4</text:p>
          </table:table-cell>
          <table:table-cell table:style-name="ce27" table:formula="of:=MAX([$Sword.E$9] - [.$C8]; 0)*[$Sword.$F$9]" office:value-type="float" office:value="55.5" calcext:value-type="float">
            <text:p>55.5</text:p>
          </table:table-cell>
          <table:table-cell table:style-name="ce28"/>
          <table:table-cell table:style-name="ce27" table:formula="of:=MAX([$Axe.E$2] - [.$C8]/2; 0)*MAX(1 - [.$D8]/200;0)*[$Axe.$F$2]" office:value-type="float" office:value="82.8" calcext:value-type="float">
            <text:p>82.8</text:p>
          </table:table-cell>
          <table:table-cell table:style-name="ce27" table:formula="of:=MAX([$Axe.E$3] - [.$C8]/2; 0)*MAX(1 - [.$D8]/200;0)*[$Axe.$F$3]" office:value-type="float" office:value="108" calcext:value-type="float">
            <text:p>108.0</text:p>
          </table:table-cell>
          <table:table-cell table:style-name="ce27" table:formula="of:=MAX([$Axe.E$4] - [.$C8]/2; 0)*MAX(1 - [.$D8]/200;0)*[$Axe.$F$4]" office:value-type="float" office:value="136.62" calcext:value-type="float">
            <text:p>136.6</text:p>
          </table:table-cell>
          <table:table-cell table:style-name="ce27" table:formula="of:=MAX([$Axe.E$5] - [.$C8]/2; 0)*MAX(1 - [.$D8]/200;0)*[$Axe.$F$5]" office:value-type="float" office:value="169.74" calcext:value-type="float">
            <text:p>169.7</text:p>
          </table:table-cell>
          <table:table-cell table:style-name="ce27" table:formula="of:=MAX([$Axe.E$6] - [.$C8]/2; 0)*MAX(1 - [.$D8]/200;0)*[$Axe.$F$6]" office:value-type="float" office:value="205.38" calcext:value-type="float">
            <text:p>205.4</text:p>
          </table:table-cell>
          <table:table-cell table:style-name="ce27" table:formula="of:=MAX([$Axe.E$7] - [.$C8]/2; 0)*MAX(1 - [.$D8]/200;0)*[$Axe.$F$7]" office:value-type="float" office:value="244.8" calcext:value-type="float">
            <text:p>244.8</text:p>
          </table:table-cell>
          <table:table-cell table:style-name="ce28"/>
          <table:table-cell table:style-name="ce27" table:formula="of:=MAX([$Scythe.D$2]; 0)*MAX(1 - [.$D8]/100;0)*[$Scythe.$F$2]" office:value-type="float" office:value="73.6" calcext:value-type="float">
            <text:p>73.6</text:p>
          </table:table-cell>
          <table:table-cell table:style-name="ce27" table:formula="of:=MAX([$Scythe.D$3]; 0)*MAX(1 - [.$D8]/100;0)*[$Scythe.$F$3]" office:value-type="float" office:value="97.6" calcext:value-type="float">
            <text:p>97.6</text:p>
          </table:table-cell>
          <table:table-cell table:style-name="ce27" table:formula="of:=MAX([$Scythe.D$4]; 0)*MAX(1 - [.$D8]/100;0)*[$Scythe.$F$4]" office:value-type="float" office:value="124.8" calcext:value-type="float">
            <text:p>124.8</text:p>
          </table:table-cell>
          <table:table-cell table:style-name="ce27" table:formula="of:=MAX([$Scythe.D$5]; 0)*MAX(1 - [.$D8]/100;0)*[$Scythe.$F$5]" office:value-type="float" office:value="156.8" calcext:value-type="float">
            <text:p>156.8</text:p>
          </table:table-cell>
          <table:table-cell table:style-name="ce27" table:formula="of:=MAX([$Scythe.D$6]; 0)*MAX(1 - [.$D8]/100;0)*[$Scythe.$F$6]" office:value-type="float" office:value="192" calcext:value-type="float">
            <text:p>192.0</text:p>
          </table:table-cell>
          <table:table-cell table:style-name="ce27" table:formula="of:=MAX([$Scythe.D$7]; 0)*MAX(1 - [.$D8]/100;0)*[$Scythe.$F$7]" office:value-type="float" office:value="230.4" calcext:value-type="float">
            <text:p>230.4</text:p>
          </table:table-cell>
          <table:table-cell table:style-name="ce27" table:formula="of:=MAX([$Scythe.D$8]; 0)*MAX(1 - [.$D8]/100;0)*[$Scythe.$F$8]" office:value-type="float" office:value="60.8" calcext:value-type="float">
            <text:p>60.8</text:p>
          </table:table-cell>
          <table:table-cell table:style-name="ce27" table:formula="of:=MAX([$Scythe.D$9]; 0)*MAX(1 - [.$D8]/100;0)*[$Scythe.$F$9]" office:value-type="float" office:value="70.4" calcext:value-type="float">
            <text:p>70.4</text:p>
          </table:table-cell>
          <table:table-cell table:style-name="ce27" table:formula="of:=MAX([$Scythe.D$10]; 0)*MAX(1 - [.$D8]/100;0)*[$Scythe.$F$10]" office:value-type="float" office:value="80" calcext:value-type="float">
            <text:p>80.0</text:p>
          </table:table-cell>
          <table:table-cell table:style-name="ce28"/>
          <table:table-cell table:style-name="ce28" table:formula="of:=MAX([$Staff.E$2]; 0)*[$Staff.$F$2]" office:value-type="float" office:value="73.6" calcext:value-type="float">
            <text:p>73.6</text:p>
          </table:table-cell>
          <table:table-cell table:style-name="ce28" table:formula="of:=MAX([$Staff.E$3]; 0)*[$Staff.$F$3]" office:value-type="float" office:value="100" calcext:value-type="float">
            <text:p>100</text:p>
          </table:table-cell>
          <table:table-cell table:style-name="ce28" table:formula="of:=MAX([$Staff.E$4]; 0)*[$Staff.$F$4]" office:value-type="float" office:value="128" calcext:value-type="float">
            <text:p>128</text:p>
          </table:table-cell>
          <table:table-cell table:style-name="ce28" table:formula="of:=MAX([$Staff.E$5]; 0)*[$Staff.$F$5]" office:value-type="float" office:value="160.8" calcext:value-type="float">
            <text:p>160.8</text:p>
          </table:table-cell>
          <table:table-cell table:style-name="ce28" table:formula="of:=MAX([$Staff.E$6]; 0)*[$Staff.$F$6]" office:value-type="float" office:value="196" calcext:value-type="float">
            <text:p>196</text:p>
          </table:table-cell>
          <table:table-cell table:style-name="ce28" table:formula="of:=MAX([$Staff.E$7]; 0)*[$Staff.$F$7]" office:value-type="float" office:value="235.2" calcext:value-type="float">
            <text:p>235.2</text:p>
          </table:table-cell>
          <table:table-cell table:style-name="ce28"/>
          <table:table-cell table:style-name="ce27" table:formula="of:=MAX([$Bow.E$2] - [.$C8]; 0)*MAX(1 - [.$D8]/100;0)*[$Bow.$F$2]" office:value-type="float" office:value="75.5282466932531" calcext:value-type="float">
            <text:p>75.5</text:p>
          </table:table-cell>
          <table:table-cell table:style-name="ce27" table:formula="of:=MAX([$Bow.E$3] - [.$C8]; 0)*MAX(1 - [.$D8]/100;0)*[$Bow.$F$3]" office:value-type="float" office:value="103.148040273227" calcext:value-type="float">
            <text:p>103.1</text:p>
          </table:table-cell>
          <table:table-cell table:style-name="ce27" table:formula="of:=MAX([$Bow.E$4] - [.$C8]; 0)*MAX(1 - [.$D8]/100;0)*[$Bow.$F$4]" office:value-type="float" office:value="127.698967899871" calcext:value-type="float">
            <text:p>127.7</text:p>
          </table:table-cell>
          <table:table-cell table:style-name="ce27" table:formula="of:=MAX([$Bow.E$5] - [.$C8]; 0)*MAX(1 - [.$D8]/100;0)*[$Bow.$F$5]" office:value-type="float" office:value="161.456493386506" calcext:value-type="float">
            <text:p>161.5</text:p>
          </table:table-cell>
          <table:table-cell table:style-name="ce27" table:formula="of:=MAX([$Bow.E$6] - [.$C8]; 0)*MAX(1 - [.$D8]/100;0)*[$Bow.$F$6]" office:value-type="float" office:value="195.214018873141" calcext:value-type="float">
            <text:p>195.2</text:p>
          </table:table-cell>
          <table:table-cell table:style-name="ce27" table:formula="of:=MAX([$Bow.E$7] - [.$C8]; 0)*MAX(1 - [.$D8]/100;0)*[$Bow.$F$7]" office:value-type="float" office:value="235.109276266437" calcext:value-type="float">
            <text:p>235.1</text:p>
          </table:table-cell>
          <table:table-cell table:style-name="ce28"/>
          <table:table-cell table:style-name="ce27" table:formula="of:=MAX([$Crossbow.E$2] - [.$C8]/2; 0)*MAX(1 - [.$D8]/200;0)*[$Crossbow.$F$2]" office:value-type="float" office:value="87.975" calcext:value-type="float">
            <text:p>88.0</text:p>
          </table:table-cell>
          <table:table-cell table:style-name="ce27" table:formula="of:=MAX([$Crossbow.E$3] - [.$C8]/2; 0)*MAX(1 - [.$D8]/200;0)*[$Crossbow.$F$3]" office:value-type="float" office:value="114.75" calcext:value-type="float">
            <text:p>114.8</text:p>
          </table:table-cell>
          <table:table-cell table:style-name="ce27" table:formula="of:=MAX([$Crossbow.E$4] - [.$C8]/2; 0)*MAX(1 - [.$D8]/200;0)*[$Crossbow.$F$4]" office:value-type="float" office:value="145.503" calcext:value-type="float">
            <text:p>145.5</text:p>
          </table:table-cell>
          <table:table-cell table:style-name="ce27" table:formula="of:=MAX([$Crossbow.E$5] - [.$C8]/2; 0)*MAX(1 - [.$D8]/200;0)*[$Crossbow.$F$5]" office:value-type="float" office:value="179.775" calcext:value-type="float">
            <text:p>179.8</text:p>
          </table:table-cell>
          <table:table-cell table:style-name="ce27" table:formula="of:=MAX([$Crossbow.E$6] - [.$C8]/2; 0)*MAX(1 - [.$D8]/200;0)*[$Crossbow.$F$6]" office:value-type="float" office:value="218.4993" calcext:value-type="float">
            <text:p>218.5</text:p>
          </table:table-cell>
          <table:table-cell table:style-name="ce27" table:formula="of:=MAX([$Crossbow.E$7] - [.$C8]/2; 0)*MAX(1 - [.$D8]/200;0)*[$Crossbow.$F$7]" office:value-type="float" office:value="260.07858" calcext:value-type="float">
            <text:p>260.1</text:p>
          </table:table-cell>
          <table:table-cell table:number-columns-repeated="2"/>
          <table:table-cell table:style-name="ce29" table:formula="of:=MAX([$doge.E$3] - [.$C8]; 0)" office:value-type="float" office:value="10" calcext:value-type="float">
            <text:p>10</text:p>
          </table:table-cell>
          <table:table-cell table:style-name="ce29" table:formula="of:=MAX([$doge.$E$4] - [.$C8]; 0)" office:value-type="float" office:value="15" calcext:value-type="float">
            <text:p>15</text:p>
          </table:table-cell>
          <table:table-cell table:style-name="ce29" table:formula="of:=MAX([$doge.$E$5] - [.$C8]; 0)" office:value-type="float" office:value="20" calcext:value-type="float">
            <text:p>20</text:p>
          </table:table-cell>
          <table:table-cell table:style-name="ce29" table:formula="of:=MAX([$doge.$E$6] - [.$C8]; 0)" office:value-type="float" office:value="25" calcext:value-type="float">
            <text:p>25</text:p>
          </table:table-cell>
          <table:table-cell table:style-name="ce29" table:formula="of:=MAX([$doge.$E$7] - [.$C8]; 0)" office:value-type="float" office:value="30" calcext:value-type="float">
            <text:p>30</text:p>
          </table:table-cell>
          <table:table-cell table:style-name="ce29"/>
          <table:table-cell table:style-name="ce30" table:formula="of:=MAX([$hors.$E$3] - [.$C8]/2; 0)*MAX(1 - [.$D8]/200;0)" office:value-type="float" office:value="58.5" calcext:value-type="float">
            <text:p>58.5</text:p>
          </table:table-cell>
          <table:table-cell table:style-name="ce30" table:formula="of:=MAX([$hors.$E$4] - [.$C8]/2; 0)*MAX(1 - [.$D8]/200;0)" office:value-type="float" office:value="72" calcext:value-type="float">
            <text:p>72.0</text:p>
          </table:table-cell>
          <table:table-cell table:style-name="ce30" table:formula="of:=MAX([$hors.$E$5] - [.$C8]/2; 0)*MAX(1 - [.$D8]/200;0)" office:value-type="float" office:value="94.5" calcext:value-type="float">
            <text:p>94.5</text:p>
          </table:table-cell>
          <table:table-cell table:style-name="ce30" table:formula="of:=MAX([$hors.$E$6] - [.$C8]/2; 0)*MAX(1 - [.$D8]/200;0)" office:value-type="float" office:value="117" calcext:value-type="float">
            <text:p>117.0</text:p>
          </table:table-cell>
          <table:table-cell table:style-name="ce29"/>
          <table:table-cell table:style-name="ce30" table:formula="of:=MAX([$irgl.$E$3] - [.$C8]; 0)*MAX(1 - [.$D8]/100;0)" office:value-type="float" office:value="144" calcext:value-type="float">
            <text:p>144.0</text:p>
          </table:table-cell>
          <table:table-cell table:style-name="ce30" table:formula="of:=MAX([$irgl.$E$4] - [.$C8]; 0)*MAX(1 - [.$D8]/100;0)" office:value-type="float" office:value="164" calcext:value-type="float">
            <text:p>164.0</text:p>
          </table:table-cell>
          <table:table-cell table:style-name="ce30" table:formula="of:=MAX([$irgl.$E$5] - [.$C8]; 0)*MAX(1 - [.$D8]/100;0)" office:value-type="float" office:value="192" calcext:value-type="float">
            <text:p>192.0</text:p>
          </table:table-cell>
          <table:table-cell table:style-name="ce30" table:formula="of:=MAX([$irgl.$E$6] - [.$C8]; 0)*MAX(1 - [.$D8]/100;0)" office:value-type="float" office:value="224" calcext:value-type="float">
            <text:p>224.0</text:p>
          </table:table-cell>
          <table:table-cell table:style-name="ce29"/>
          <table:table-cell table:style-name="ce30" table:formula="of:=MAX([$sngl.$E$3]; 0)*MAX(1 - [.$D8]/100;0)" office:value-type="float" office:value="96" calcext:value-type="float">
            <text:p>96.0</text:p>
          </table:table-cell>
          <table:table-cell table:style-name="ce30" table:formula="of:=MAX([$sngl.$E$4]; 0)*MAX(1 - [.$D8]/100;0)" office:value-type="float" office:value="112" calcext:value-type="float">
            <text:p>112.0</text:p>
          </table:table-cell>
          <table:table-cell table:style-name="ce30" table:formula="of:=MAX([$sngl.$E$5]; 0)*MAX(1 - [.$D8]/100;0)" office:value-type="float" office:value="136" calcext:value-type="float">
            <text:p>136.0</text:p>
          </table:table-cell>
          <table:table-cell table:style-name="ce30" table:formula="of:=MAX([$sngl.$E$6]; 0)*MAX(1 - [.$D8]/100;0)" office:value-type="float" office:value="160" calcext:value-type="float">
            <text:p>160.0</text:p>
          </table:table-cell>
          <table:table-cell table:number-columns-repeated="16303"/>
        </table:table-row>
        <table:table-row table:style-name="ro1">
          <table:table-cell table:number-columns-repeated="61"/>
          <table:table-cell table:style-name="ce29" table:number-columns-repeated="6"/>
          <table:table-cell table:style-name="ce30" table:number-columns-repeated="4"/>
          <table:table-cell table:style-name="ce29"/>
          <table:table-cell table:style-name="ce30" table:number-columns-repeated="4"/>
          <table:table-cell table:style-name="ce29"/>
          <table:table-cell table:style-name="ce30" table:number-columns-repeated="4"/>
          <table:table-cell table:number-columns-repeated="16303"/>
        </table:table-row>
        <table:table-row table:style-name="ro1">
          <table:table-cell table:number-columns-repeated="12"/>
          <table:table-cell>
            <draw:frame table:end-cell-address="wskl.T28" table:end-x="0.1579in" table:end-y="0.0161in" draw:z-index="0" draw:name="Chart 1" draw:style-name="gr1" draw:text-style-name="P1" svg:width="5.1925in" svg:height="3.5787in" svg:x="0in" svg:y="0in">
              <draw:object draw:notify-on-update-of-ranges="wskl.T1:wskl.T1 wskl.T3:wskl.T8 wskl.AB1:wskl.AB1 wskl.AB3:wskl.AB8 wskl.AI1:wskl.AI1 wskl.AI3:wskl.AI8 wskl.AS1:wskl.AS1 wskl.AS3:wskl.AS8 wskl.AZ1:wskl.AZ1 wskl.AZ3:wskl.AZ8 wskl.BG1:wskl.BG1 wskl.BG3:wskl.BG8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Damage Spread</text:p>
          </table:table-cell>
          <table:table-cell table:style-name="ce4" office:value-type="percentage" office:value="0.1" calcext:value-type="percentage">
            <text:p>10%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Loot Spread</text:p>
          </table:table-cell>
          <table:table-cell table:style-name="ce4" office:value-type="percentage" office:value="0.2" calcext:value-type="percentage">
            <text:p>20%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ustom Mult</text:p>
          </table:table-cell>
          <table:table-cell office:value-type="float" office:value="1.75" calcext:value-type="float">
            <text:p>1.75</text:p>
          </table:table-cell>
          <table:table-cell table:number-columns-repeated="16381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wskl.BJ3:wskl.CC9">
            <calcext:color-scale>
              <calcext:color-scale-entry calcext:value="0" calcext:type="minimum" calcext:color="#70ad47"/>
              <calcext:color-scale-entry calcext:value="50" calcext:type="percentile" calcext:color="#fcfcff"/>
              <calcext:color-scale-entry calcext:value="0" calcext:type="maximum" calcext:color="#7030a0"/>
            </calcext:color-scale>
          </calcext:conditional-format>
          <calcext:conditional-format calcext:target-range-address="wskl.N3:wskl.BG8">
            <calcext:color-scale>
              <calcext:color-scale-entry calcext:value="0" calcext:type="minimum" calcext:color="#5a8ac6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</calcext:conditional-formats>
      </table:table>
      <table:table table:name="pgsd" table:style-name="ta6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6" table:default-cell-style-name="Default"/>
        <table:table-column table:style-name="co15" table:default-cell-style-name="Default"/>
        <table:table-column table:style-name="co17" table:number-columns-repeated="6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number-columns-repeated="6" table:default-cell-style-name="Default"/>
        <table:table-column table:style-name="co15" table:default-cell-style-name="Default"/>
        <table:table-column table:style-name="co21" table:number-columns-repeated="6" table:default-cell-style-name="Default"/>
        <table:table-column table:style-name="co15" table:default-cell-style-name="Default"/>
        <table:table-column table:style-name="co22" table:number-columns-repeated="6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4" table:number-columns-repeated="5" table:default-cell-style-name="Default"/>
        <table:table-column table:style-name="co15" table:default-cell-style-name="Default"/>
        <table:table-column table:style-name="co25" table:number-columns-repeated="4" table:default-cell-style-name="Default"/>
        <table:table-column table:style-name="co15" table:default-cell-style-name="Default"/>
        <table:table-column table:style-name="co26" table:number-columns-repeated="4" table:default-cell-style-name="Default"/>
        <table:table-column table:style-name="co15" table:default-cell-style-name="Default"/>
        <table:table-column table:style-name="co27" table:number-columns-repeated="4" table:default-cell-style-name="Default"/>
        <table:table-column table:style-name="co25" table:number-columns-repeated="16303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Toughness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Rough Value</text:p>
          </table:table-cell>
          <table:table-cell table:style-name="ce1" office:value-type="string" calcext:value-type="string">
            <text:p>Difficulty Threshold</text:p>
          </table:table-cell>
          <table:table-cell table:style-name="ce6" office:value-type="string" calcext:value-type="string" table:number-columns-spanned="4" table:number-rows-spanned="1">
            <text:p>First Wave</text:p>
          </table:table-cell>
          <table:covered-table-cell table:number-columns-repeated="3" table:style-name="ce1"/>
          <table:table-cell table:style-name="ce1"/>
          <table:table-cell table:style-name="ce8" office:value-type="string" calcext:value-type="string">
            <text:p>Effective DPS:</text:p>
          </table:table-cell>
          <table:table-cell table:style-name="ce1" office:value-type="string" calcext:value-type="string">
            <text:p>T0 Sword</text:p>
          </table:table-cell>
          <table:table-cell table:style-name="ce1" office:value-type="string" calcext:value-type="string">
            <text:p>T1 Sword</text:p>
          </table:table-cell>
          <table:table-cell table:style-name="ce1" office:value-type="string" calcext:value-type="string">
            <text:p>T2 Sword</text:p>
          </table:table-cell>
          <table:table-cell table:style-name="ce1" office:value-type="string" calcext:value-type="string">
            <text:p>T3 Sword</text:p>
          </table:table-cell>
          <table:table-cell table:style-name="ce1" office:value-type="string" calcext:value-type="string">
            <text:p>T4 Sword</text:p>
          </table:table-cell>
          <table:table-cell table:style-name="ce1" office:value-type="string" calcext:value-type="string">
            <text:p>T5 Sword</text:p>
          </table:table-cell>
          <table:table-cell table:style-name="ce1" office:value-type="string" calcext:value-type="string">
            <text:p>T6 Sword</text:p>
          </table:table-cell>
          <table:table-cell table:style-name="ce1" office:value-type="string" calcext:value-type="string">
            <text:p>Soldier</text:p>
          </table:table-cell>
          <table:table-cell table:style-name="ce1"/>
          <table:table-cell table:style-name="ce1" office:value-type="string" calcext:value-type="string">
            <text:p>T1 Axe</text:p>
          </table:table-cell>
          <table:table-cell table:style-name="ce1" office:value-type="string" calcext:value-type="string">
            <text:p>T2 Axe</text:p>
          </table:table-cell>
          <table:table-cell table:style-name="ce1" office:value-type="string" calcext:value-type="string">
            <text:p>T3 Axe</text:p>
          </table:table-cell>
          <table:table-cell table:style-name="ce1" office:value-type="string" calcext:value-type="string">
            <text:p>T4 Axe</text:p>
          </table:table-cell>
          <table:table-cell table:style-name="ce1" office:value-type="string" calcext:value-type="string">
            <text:p>T5 Axe</text:p>
          </table:table-cell>
          <table:table-cell table:style-name="ce1" office:value-type="string" calcext:value-type="string">
            <text:p>T6 Axe</text:p>
          </table:table-cell>
          <table:table-cell table:style-name="ce1"/>
          <table:table-cell table:style-name="ce1" office:value-type="string" calcext:value-type="string">
            <text:p>T1 Scythe</text:p>
          </table:table-cell>
          <table:table-cell table:style-name="ce1" office:value-type="string" calcext:value-type="string">
            <text:p>T2 Scythe</text:p>
          </table:table-cell>
          <table:table-cell table:style-name="ce1" office:value-type="string" calcext:value-type="string">
            <text:p>T3 Scythe</text:p>
          </table:table-cell>
          <table:table-cell table:style-name="ce1" office:value-type="string" calcext:value-type="string">
            <text:p>T4 Scythe</text:p>
          </table:table-cell>
          <table:table-cell table:style-name="ce1" office:value-type="string" calcext:value-type="string">
            <text:p>T5 Scythe</text:p>
          </table:table-cell>
          <table:table-cell table:style-name="ce1" office:value-type="string" calcext:value-type="string">
            <text:p>T6 Scythe</text:p>
          </table:table-cell>
          <table:table-cell table:style-name="ce1" office:value-type="string" calcext:value-type="string">
            <text:p>Reaper I</text:p>
          </table:table-cell>
          <table:table-cell table:style-name="ce1" office:value-type="string" calcext:value-type="string">
            <text:p>Reaper II</text:p>
          </table:table-cell>
          <table:table-cell table:style-name="ce1" office:value-type="string" calcext:value-type="string">
            <text:p>Reaper III</text:p>
          </table:table-cell>
          <table:table-cell table:style-name="ce1"/>
          <table:table-cell table:style-name="ce1" office:value-type="string" calcext:value-type="string">
            <text:p>T1 Staff</text:p>
          </table:table-cell>
          <table:table-cell table:style-name="ce1" office:value-type="string" calcext:value-type="string">
            <text:p>T2 Staff</text:p>
          </table:table-cell>
          <table:table-cell table:style-name="ce1" office:value-type="string" calcext:value-type="string">
            <text:p>T3 Staff</text:p>
          </table:table-cell>
          <table:table-cell table:style-name="ce1" office:value-type="string" calcext:value-type="string">
            <text:p>T4 Staff</text:p>
          </table:table-cell>
          <table:table-cell table:style-name="ce1" office:value-type="string" calcext:value-type="string">
            <text:p>T5 Staff</text:p>
          </table:table-cell>
          <table:table-cell table:style-name="ce1" office:value-type="string" calcext:value-type="string">
            <text:p>T6 Staff</text:p>
          </table:table-cell>
          <table:table-cell table:style-name="ce1"/>
          <table:table-cell table:style-name="ce1" office:value-type="string" calcext:value-type="string">
            <text:p>T1 Bow</text:p>
          </table:table-cell>
          <table:table-cell table:style-name="ce1" office:value-type="string" calcext:value-type="string">
            <text:p>T2 Bow</text:p>
          </table:table-cell>
          <table:table-cell table:style-name="ce1" office:value-type="string" calcext:value-type="string">
            <text:p>T3 Bow</text:p>
          </table:table-cell>
          <table:table-cell table:style-name="ce1" office:value-type="string" calcext:value-type="string">
            <text:p>T4 Bow</text:p>
          </table:table-cell>
          <table:table-cell table:style-name="ce1" office:value-type="string" calcext:value-type="string">
            <text:p>T5 Bow</text:p>
          </table:table-cell>
          <table:table-cell table:style-name="ce1" office:value-type="string" calcext:value-type="string">
            <text:p>T6 Bow</text:p>
          </table:table-cell>
          <table:table-cell table:style-name="ce1"/>
          <table:table-cell table:style-name="ce1" office:value-type="string" calcext:value-type="string">
            <text:p>T1 Crossbow</text:p>
          </table:table-cell>
          <table:table-cell table:style-name="ce1" office:value-type="string" calcext:value-type="string">
            <text:p>T2 Crossbow</text:p>
          </table:table-cell>
          <table:table-cell table:style-name="ce1" office:value-type="string" calcext:value-type="string">
            <text:p>T3 Crossbow</text:p>
          </table:table-cell>
          <table:table-cell table:style-name="ce1" office:value-type="string" calcext:value-type="string">
            <text:p>T4 Crossbow</text:p>
          </table:table-cell>
          <table:table-cell table:style-name="ce1" office:value-type="string" calcext:value-type="string">
            <text:p>T5 Crossbow</text:p>
          </table:table-cell>
          <table:table-cell table:style-name="ce1" office:value-type="string" calcext:value-type="string">
            <text:p>T6 Crossbow</text:p>
          </table:table-cell>
          <table:table-cell table:style-name="ce1"/>
          <table:table-cell table:style-name="ce1" office:value-type="string" calcext:value-type="string">
            <text:p>Effective 1S Dmg:</text:p>
          </table:table-cell>
          <table:table-cell table:style-name="ce1" office:value-type="string" calcext:value-type="string">
            <text:p>Lvl 1 doge</text:p>
          </table:table-cell>
          <table:table-cell table:style-name="ce1" office:value-type="string" calcext:value-type="string">
            <text:p>Lvl 2 doge</text:p>
          </table:table-cell>
          <table:table-cell table:style-name="ce1" office:value-type="string" calcext:value-type="string">
            <text:p>Lvl 3 doge</text:p>
          </table:table-cell>
          <table:table-cell table:style-name="ce1" office:value-type="string" calcext:value-type="string">
            <text:p>Lvl 4 doge</text:p>
          </table:table-cell>
          <table:table-cell table:style-name="ce1" office:value-type="string" calcext:value-type="string">
            <text:p>Lvl 5 doge</text:p>
          </table:table-cell>
          <table:table-cell table:style-name="ce1"/>
          <table:table-cell table:style-name="ce1" office:value-type="string" calcext:value-type="string">
            <text:p>Lvl 1 hors</text:p>
          </table:table-cell>
          <table:table-cell table:style-name="ce1" office:value-type="string" calcext:value-type="string">
            <text:p>Lvl 2 hors</text:p>
          </table:table-cell>
          <table:table-cell table:style-name="ce1" office:value-type="string" calcext:value-type="string">
            <text:p>Lvl 3 hors</text:p>
          </table:table-cell>
          <table:table-cell table:style-name="ce1" office:value-type="string" calcext:value-type="string">
            <text:p>Lvl 4 hors</text:p>
          </table:table-cell>
          <table:table-cell table:style-name="ce1"/>
          <table:table-cell table:style-name="ce1" office:value-type="string" calcext:value-type="string">
            <text:p>Lvl 1 irgl</text:p>
          </table:table-cell>
          <table:table-cell table:style-name="ce1" office:value-type="string" calcext:value-type="string">
            <text:p>Lvl 2 irgl</text:p>
          </table:table-cell>
          <table:table-cell table:style-name="ce1" office:value-type="string" calcext:value-type="string">
            <text:p>Lvl 3 irgl</text:p>
          </table:table-cell>
          <table:table-cell table:style-name="ce1" office:value-type="string" calcext:value-type="string">
            <text:p>Lvl 4 irgl</text:p>
          </table:table-cell>
          <table:table-cell table:style-name="ce1"/>
          <table:table-cell table:style-name="ce1" office:value-type="string" calcext:value-type="string">
            <text:p>Lvl 1 sngl</text:p>
          </table:table-cell>
          <table:table-cell table:style-name="ce1" office:value-type="string" calcext:value-type="string">
            <text:p>Lvl 2 sngl</text:p>
          </table:table-cell>
          <table:table-cell table:style-name="ce1" office:value-type="string" calcext:value-type="string">
            <text:p>Lvl 3 sngl</text:p>
          </table:table-cell>
          <table:table-cell table:style-name="ce1" office:value-type="string" calcext:value-type="string">
            <text:p>Lvl 4 sngl</text:p>
          </table:table-cell>
          <table:table-cell table:style-name="ce1" table:number-columns-repeated="16303"/>
        </table:table-row>
        <table:table-row table:style-name="ro1">
          <table:table-cell table:style-name="ce1"/>
          <table:table-cell table:style-name="ce3" table:number-columns-repeated="6"/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Hard</text:p>
          </table:table-cell>
          <table:table-cell table:style-name="ce3" office:value-type="string" calcext:value-type="string">
            <text:p>Insane</text:p>
          </table:table-cell>
          <table:table-cell table:style-name="ce3"/>
          <table:table-cell table:style-name="ce9" office:value-type="string" calcext:value-type="string">
            <text:p>Balanced To:</text:p>
          </table:table-cell>
          <table:table-cell table:style-name="ce10" office:value-type="string" calcext:value-type="string" table:number-columns-spanned="8" table:number-rows-spanned="1">
            <text:p>Crit</text:p>
          </table:table-cell>
          <table:covered-table-cell table:number-columns-repeated="7" table:style-name="ce3"/>
          <table:table-cell table:style-name="ce3"/>
          <table:table-cell table:style-name="ce10" office:value-type="string" calcext:value-type="string" table:number-columns-spanned="6" table:number-rows-spanned="1">
            <text:p>Crit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9" table:number-rows-spanned="1">
            <text:p>Norm</text:p>
          </table:table-cell>
          <table:covered-table-cell table:number-columns-repeated="8" table:style-name="ce3"/>
          <table:table-cell table:style-name="ce3"/>
          <table:table-cell table:style-name="ce10" office:value-type="string" calcext:value-type="string" table:number-columns-spanned="6" table:number-rows-spanned="1">
            <text:p>x=4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6" table:number-rows-spanned="1">
            <text:p>r=20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6" table:number-rows-spanned="1">
            <text:p>alpha=0.4</text:p>
          </table:table-cell>
          <table:covered-table-cell table:number-columns-repeated="5" table:style-name="ce3"/>
          <table:table-cell table:style-name="ce3" table:number-columns-repeated="163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style-name="ce5" table:formula="of:=([.$B3] + 3 * [.$C3]) / 10 / (1 - [.$D3] * 0.006) *POWER([.$E3]; 0.75) * [.$C$13] / 13" office:value-type="float" office:value="131.143424948638" calcext:value-type="float">
            <text:p>131.1</text:p>
          </table:table-cell>
          <table:table-cell table:style-name="ce5" office:value-type="float" office:value="0" calcext:value-type="float">
            <text:p>0.0</text:p>
          </table:table-cell>
          <table:table-cell table:style-name="ce7" table:formula="of:=COM.MICROSOFT.CEILING.MATH(LN(MAX([.$G3]*4;1))^2.5+1)" office:value-type="float" office:value="1" calcext:value-type="float">
            <text:p>1</text:p>
          </table:table-cell>
          <table:table-cell table:style-name="ce7" table:formula="of:=COM.MICROSOFT.CEILING.MATH(LN(MAX([.$G3]*3.5;1))^2.5+1)" office:value-type="float" office:value="1" calcext:value-type="float">
            <text:p>1</text:p>
          </table:table-cell>
          <table:table-cell table:style-name="ce7" table:formula="of:=COM.MICROSOFT.CEILING.MATH(LN(MAX([.$G3]*3;1))^2.5+1)" office:value-type="float" office:value="1" calcext:value-type="float">
            <text:p>1</text:p>
          </table:table-cell>
          <table:table-cell table:style-name="ce7" table:formula="of:=COM.MICROSOFT.CEILING.MATH(LN(MAX([.$G3]*2.5;1))^2.5+1)" office:value-type="float" office:value="1" calcext:value-type="float">
            <text:p>1</text:p>
          </table:table-cell>
          <table:table-cell/>
          <table:table-cell table:style-name="ce5"/>
          <table:table-cell table:style-name="ce31" table:formula="of:=MAX([$Sword.E$2] - [.$C3]; 0)*[$Sword.$F$2]" office:value-type="float" office:value="19.5" calcext:value-type="float">
            <text:p>19.5</text:p>
          </table:table-cell>
          <table:table-cell table:style-name="ce31" table:formula="of:=MAX([$Sword.E$3] - [.$C3]; 0)*[$Sword.$F$3]" office:value-type="float" office:value="42.375" calcext:value-type="float">
            <text:p>42.4</text:p>
          </table:table-cell>
          <table:table-cell table:style-name="ce31" table:formula="of:=MAX([$Sword.E$4] - [.$C3]; 0)*[$Sword.$F$4]" office:value-type="float" office:value="68.4375" calcext:value-type="float">
            <text:p>68.4</text:p>
          </table:table-cell>
          <table:table-cell table:style-name="ce31" table:formula="of:=MAX([$Sword.E$5] - [.$C3]; 0)*[$Sword.$F$5]" office:value-type="float" office:value="98.25" calcext:value-type="float">
            <text:p>98.3</text:p>
          </table:table-cell>
          <table:table-cell table:style-name="ce31" table:formula="of:=MAX([$Sword.E$6] - [.$C3]; 0)*[$Sword.$F$6]" office:value-type="float" office:value="133.5" calcext:value-type="float">
            <text:p>133.5</text:p>
          </table:table-cell>
          <table:table-cell table:style-name="ce31" table:formula="of:=MAX([$Sword.E$7] - [.$C3]; 0)*[$Sword.$F$7]" office:value-type="float" office:value="171.1875" calcext:value-type="float">
            <text:p>171.2</text:p>
          </table:table-cell>
          <table:table-cell table:style-name="ce31" table:formula="of:=MAX([$Sword.E$8] - [.$C3]; 0)*[$Sword.$F$8]" office:value-type="float" office:value="211.875" calcext:value-type="float">
            <text:p>211.9</text:p>
          </table:table-cell>
          <table:table-cell table:style-name="ce31" table:formula="of:=MAX([$Sword.E$9] - [.$C3]; 0)*[$Sword.$F$9]" office:value-type="float" office:value="33" calcext:value-type="float">
            <text:p>33.0</text:p>
          </table:table-cell>
          <table:table-cell table:style-name="ce32"/>
          <table:table-cell table:style-name="ce31" table:formula="of:=MAX([$Axe.E$2] - [.$C3]/2; 0)*MAX(1 - [.$D3]/200;0)*[$Axe.$F$2]" office:value-type="float" office:value="70.95" calcext:value-type="float">
            <text:p>71.0</text:p>
          </table:table-cell>
          <table:table-cell table:style-name="ce31" table:formula="of:=MAX([$Axe.E$3] - [.$C3]/2; 0)*MAX(1 - [.$D3]/200;0)*[$Axe.$F$3]" office:value-type="float" office:value="94.05" calcext:value-type="float">
            <text:p>94.1</text:p>
          </table:table-cell>
          <table:table-cell table:style-name="ce31" table:formula="of:=MAX([$Axe.E$4] - [.$C3]/2; 0)*MAX(1 - [.$D3]/200;0)*[$Axe.$F$4]" office:value-type="float" office:value="120.285" calcext:value-type="float">
            <text:p>120.3</text:p>
          </table:table-cell>
          <table:table-cell table:style-name="ce31" table:formula="of:=MAX([$Axe.E$5] - [.$C3]/2; 0)*MAX(1 - [.$D3]/200;0)*[$Axe.$F$5]" office:value-type="float" office:value="150.645" calcext:value-type="float">
            <text:p>150.6</text:p>
          </table:table-cell>
          <table:table-cell table:style-name="ce31" table:formula="of:=MAX([$Axe.E$6] - [.$C3]/2; 0)*MAX(1 - [.$D3]/200;0)*[$Axe.$F$6]" office:value-type="float" office:value="183.315" calcext:value-type="float">
            <text:p>183.3</text:p>
          </table:table-cell>
          <table:table-cell table:style-name="ce31" table:formula="of:=MAX([$Axe.E$7] - [.$C3]/2; 0)*MAX(1 - [.$D3]/200;0)*[$Axe.$F$7]" office:value-type="float" office:value="219.45" calcext:value-type="float">
            <text:p>219.5</text:p>
          </table:table-cell>
          <table:table-cell table:style-name="ce32"/>
          <table:table-cell table:style-name="ce31" table:formula="of:=MAX([$Scythe.D$2]; 0)*MAX(1 - [.$D3]/100;0)*[$Scythe.$F$2]" office:value-type="float" office:value="59.8" calcext:value-type="float">
            <text:p>59.8</text:p>
          </table:table-cell>
          <table:table-cell table:style-name="ce31" table:formula="of:=MAX([$Scythe.D$3]; 0)*MAX(1 - [.$D3]/100;0)*[$Scythe.$F$3]" office:value-type="float" office:value="79.3" calcext:value-type="float">
            <text:p>79.3</text:p>
          </table:table-cell>
          <table:table-cell table:style-name="ce31" table:formula="of:=MAX([$Scythe.D$4]; 0)*MAX(1 - [.$D3]/100;0)*[$Scythe.$F$4]" office:value-type="float" office:value="101.4" calcext:value-type="float">
            <text:p>101.4</text:p>
          </table:table-cell>
          <table:table-cell table:style-name="ce31" table:formula="of:=MAX([$Scythe.D$5]; 0)*MAX(1 - [.$D3]/100;0)*[$Scythe.$F$5]" office:value-type="float" office:value="127.4" calcext:value-type="float">
            <text:p>127.4</text:p>
          </table:table-cell>
          <table:table-cell table:style-name="ce31" table:formula="of:=MAX([$Scythe.D$6]; 0)*MAX(1 - [.$D3]/100;0)*[$Scythe.$F$6]" office:value-type="float" office:value="156" calcext:value-type="float">
            <text:p>156.0</text:p>
          </table:table-cell>
          <table:table-cell table:style-name="ce31" table:formula="of:=MAX([$Scythe.D$7]; 0)*MAX(1 - [.$D3]/100;0)*[$Scythe.$F$7]" office:value-type="float" office:value="187.2" calcext:value-type="float">
            <text:p>187.2</text:p>
          </table:table-cell>
          <table:table-cell table:style-name="ce31" table:formula="of:=MAX([$Scythe.D$8]; 0)*MAX(1 - [.$D3]/100;0)*[$Scythe.$F$8]" office:value-type="float" office:value="49.4" calcext:value-type="float">
            <text:p>49.4</text:p>
          </table:table-cell>
          <table:table-cell table:style-name="ce31" table:formula="of:=MAX([$Scythe.D$9]; 0)*MAX(1 - [.$D3]/100;0)*[$Scythe.$F$9]" office:value-type="float" office:value="57.2" calcext:value-type="float">
            <text:p>57.2</text:p>
          </table:table-cell>
          <table:table-cell table:style-name="ce31" table:formula="of:=MAX([$Scythe.D$10]; 0)*MAX(1 - [.$D3]/100;0)*[$Scythe.$F$10]" office:value-type="float" office:value="65" calcext:value-type="float">
            <text:p>65.0</text:p>
          </table:table-cell>
          <table:table-cell table:style-name="ce32"/>
          <table:table-cell table:style-name="ce32" table:formula="of:=MAX([$Staff.E$2]; 0)*[$Staff.$F$2]" office:value-type="float" office:value="73.6" calcext:value-type="float">
            <text:p>73.6</text:p>
          </table:table-cell>
          <table:table-cell table:style-name="ce32" table:formula="of:=MAX([$Staff.E$3]; 0)*[$Staff.$F$3]" office:value-type="float" office:value="100" calcext:value-type="float">
            <text:p>100</text:p>
          </table:table-cell>
          <table:table-cell table:style-name="ce32" table:formula="of:=MAX([$Staff.E$4]; 0)*[$Staff.$F$4]" office:value-type="float" office:value="128" calcext:value-type="float">
            <text:p>128</text:p>
          </table:table-cell>
          <table:table-cell table:style-name="ce32" table:formula="of:=MAX([$Staff.E$5]; 0)*[$Staff.$F$5]" office:value-type="float" office:value="160.8" calcext:value-type="float">
            <text:p>160.8</text:p>
          </table:table-cell>
          <table:table-cell table:style-name="ce32" table:formula="of:=MAX([$Staff.E$6]; 0)*[$Staff.$F$6]" office:value-type="float" office:value="196" calcext:value-type="float">
            <text:p>196</text:p>
          </table:table-cell>
          <table:table-cell table:style-name="ce32" table:formula="of:=MAX([$Staff.E$7]; 0)*[$Staff.$F$7]" office:value-type="float" office:value="235.2" calcext:value-type="float">
            <text:p>235.2</text:p>
          </table:table-cell>
          <table:table-cell table:style-name="ce32"/>
          <table:table-cell table:style-name="ce31" table:formula="of:=MAX([$Bow.E$2] - [.$C3]; 0)*MAX(1 - [.$D3]/100;0)*[$Bow.$F$2]" office:value-type="float" office:value="55.0292004382681" calcext:value-type="float">
            <text:p>55.0</text:p>
          </table:table-cell>
          <table:table-cell table:style-name="ce31" table:formula="of:=MAX([$Bow.E$3] - [.$C3]; 0)*MAX(1 - [.$D3]/100;0)*[$Bow.$F$3]" office:value-type="float" office:value="77.4702827219971" calcext:value-type="float">
            <text:p>77.5</text:p>
          </table:table-cell>
          <table:table-cell table:style-name="ce31" table:formula="of:=MAX([$Bow.E$4] - [.$C3]; 0)*MAX(1 - [.$D3]/100;0)*[$Bow.$F$4]" office:value-type="float" office:value="97.4179114186452" calcext:value-type="float">
            <text:p>97.4</text:p>
          </table:table-cell>
          <table:table-cell table:style-name="ce31" table:formula="of:=MAX([$Bow.E$5] - [.$C3]; 0)*MAX(1 - [.$D3]/100;0)*[$Bow.$F$5]" office:value-type="float" office:value="124.845900876536" calcext:value-type="float">
            <text:p>124.8</text:p>
          </table:table-cell>
          <table:table-cell table:style-name="ce31" table:formula="of:=MAX([$Bow.E$6] - [.$C3]; 0)*MAX(1 - [.$D3]/100;0)*[$Bow.$F$6]" office:value-type="float" office:value="152.273890334427" calcext:value-type="float">
            <text:p>152.3</text:p>
          </table:table-cell>
          <table:table-cell table:style-name="ce31" table:formula="of:=MAX([$Bow.E$7] - [.$C3]; 0)*MAX(1 - [.$D3]/100;0)*[$Bow.$F$7]" office:value-type="float" office:value="184.68878696648" calcext:value-type="float">
            <text:p>184.7</text:p>
          </table:table-cell>
          <table:table-cell table:style-name="ce32"/>
          <table:table-cell table:style-name="ce31" table:formula="of:=MAX([$Crossbow.E$2] - [.$C3]/2; 0)*MAX(1 - [.$D3]/200;0)*[$Crossbow.$F$2]" office:value-type="float" office:value="75.384375" calcext:value-type="float">
            <text:p>75.4</text:p>
          </table:table-cell>
          <table:table-cell table:style-name="ce31" table:formula="of:=MAX([$Crossbow.E$3] - [.$C3]/2; 0)*MAX(1 - [.$D3]/200;0)*[$Crossbow.$F$3]" office:value-type="float" office:value="99.928125" calcext:value-type="float">
            <text:p>99.9</text:p>
          </table:table-cell>
          <table:table-cell table:style-name="ce31" table:formula="of:=MAX([$Crossbow.E$4] - [.$C3]/2; 0)*MAX(1 - [.$D3]/200;0)*[$Crossbow.$F$4]" office:value-type="float" office:value="128.118375" calcext:value-type="float">
            <text:p>128.1</text:p>
          </table:table-cell>
          <table:table-cell table:style-name="ce31" table:formula="of:=MAX([$Crossbow.E$5] - [.$C3]/2; 0)*MAX(1 - [.$D3]/200;0)*[$Crossbow.$F$5]" office:value-type="float" office:value="159.534375" calcext:value-type="float">
            <text:p>159.5</text:p>
          </table:table-cell>
          <table:table-cell table:style-name="ce31" table:formula="of:=MAX([$Crossbow.E$6] - [.$C3]/2; 0)*MAX(1 - [.$D3]/200;0)*[$Crossbow.$F$6]" office:value-type="float" office:value="195.03165" calcext:value-type="float">
            <text:p>195.0</text:p>
          </table:table-cell>
          <table:table-cell table:style-name="ce31" table:formula="of:=MAX([$Crossbow.E$7] - [.$C3]/2; 0)*MAX(1 - [.$D3]/200;0)*[$Crossbow.$F$7]" office:value-type="float" office:value="233.14599" calcext:value-type="float">
            <text:p>233.1</text:p>
          </table:table-cell>
          <table:table-cell table:number-columns-repeated="2"/>
          <table:table-cell table:style-name="ce33" table:formula="of:=MAX([$doge.E$3] - [.$C3]; 0)" office:value-type="float" office:value="0" calcext:value-type="float">
            <text:p>0</text:p>
          </table:table-cell>
          <table:table-cell table:style-name="ce33" table:formula="of:=MAX([$doge.$E$4] - [.$C3]; 0)" office:value-type="float" office:value="0" calcext:value-type="float">
            <text:p>0</text:p>
          </table:table-cell>
          <table:table-cell table:style-name="ce33" table:formula="of:=MAX([$doge.$E$5] - [.$C3]; 0)" office:value-type="float" office:value="5" calcext:value-type="float">
            <text:p>5</text:p>
          </table:table-cell>
          <table:table-cell table:style-name="ce33" table:formula="of:=MAX([$doge.$E$6] - [.$C3]; 0)" office:value-type="float" office:value="10" calcext:value-type="float">
            <text:p>10</text:p>
          </table:table-cell>
          <table:table-cell table:style-name="ce33" table:formula="of:=MAX([$doge.$E$7] - [.$C3]; 0)" office:value-type="float" office:value="15" calcext:value-type="float">
            <text:p>15</text:p>
          </table:table-cell>
          <table:table-cell table:style-name="ce33"/>
          <table:table-cell table:style-name="ce34" table:formula="of:=MAX([$hors.$E$3] - [.$C3]/2; 0)*MAX(1 - [.$D3]/200;0)" office:value-type="float" office:value="47.4375" calcext:value-type="float">
            <text:p>47.4</text:p>
          </table:table-cell>
          <table:table-cell table:style-name="ce34" table:formula="of:=MAX([$hors.$E$4] - [.$C3]/2; 0)*MAX(1 - [.$D3]/200;0)" office:value-type="float" office:value="59.8125" calcext:value-type="float">
            <text:p>59.8</text:p>
          </table:table-cell>
          <table:table-cell table:style-name="ce34" table:formula="of:=MAX([$hors.$E$5] - [.$C3]/2; 0)*MAX(1 - [.$D3]/200;0)" office:value-type="float" office:value="80.4375" calcext:value-type="float">
            <text:p>80.4</text:p>
          </table:table-cell>
          <table:table-cell table:style-name="ce34" table:formula="of:=MAX([$hors.$E$6] - [.$C3]/2; 0)*MAX(1 - [.$D3]/200;0)" office:value-type="float" office:value="101.0625" calcext:value-type="float">
            <text:p>101.1</text:p>
          </table:table-cell>
          <table:table-cell table:style-name="ce33"/>
          <table:table-cell table:style-name="ce34" table:formula="of:=MAX([$irgl.$E$3] - [.$C3]; 0)*MAX(1 - [.$D3]/100;0)" office:value-type="float" office:value="107.25" calcext:value-type="float">
            <text:p>107.3</text:p>
          </table:table-cell>
          <table:table-cell table:style-name="ce34" table:formula="of:=MAX([$irgl.$E$4] - [.$C3]; 0)*MAX(1 - [.$D3]/100;0)" office:value-type="float" office:value="123.5" calcext:value-type="float">
            <text:p>123.5</text:p>
          </table:table-cell>
          <table:table-cell table:style-name="ce34" table:formula="of:=MAX([$irgl.$E$5] - [.$C3]; 0)*MAX(1 - [.$D3]/100;0)" office:value-type="float" office:value="146.25" calcext:value-type="float">
            <text:p>146.3</text:p>
          </table:table-cell>
          <table:table-cell table:style-name="ce34" table:formula="of:=MAX([$irgl.$E$6] - [.$C3]; 0)*MAX(1 - [.$D3]/100;0)" office:value-type="float" office:value="172.25" calcext:value-type="float">
            <text:p>172.3</text:p>
          </table:table-cell>
          <table:table-cell table:style-name="ce33"/>
          <table:table-cell table:style-name="ce34" table:formula="of:=MAX([$sngl.$E$3]; 0)*MAX(1 - [.$D3]/100;0)" office:value-type="float" office:value="78" calcext:value-type="float">
            <text:p>78.0</text:p>
          </table:table-cell>
          <table:table-cell table:style-name="ce34" table:formula="of:=MAX([$sngl.$E$4]; 0)*MAX(1 - [.$D3]/100;0)" office:value-type="float" office:value="91" calcext:value-type="float">
            <text:p>91.0</text:p>
          </table:table-cell>
          <table:table-cell table:style-name="ce34" table:formula="of:=MAX([$sngl.$E$5]; 0)*MAX(1 - [.$D3]/100;0)" office:value-type="float" office:value="110.5" calcext:value-type="float">
            <text:p>110.5</text:p>
          </table:table-cell>
          <table:table-cell table:style-name="ce34" table:formula="of:=MAX([$sngl.$E$6]; 0)*MAX(1 - [.$D3]/100;0)" office:value-type="float" office:value="130" calcext:value-type="float">
            <text:p>130.0</text:p>
          </table:table-cell>
          <table:table-cell table:number-columns-repeated="163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5" calcext:value-type="float">
            <text:p>52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style-name="ce5" table:formula="of:=([.$B4] + 3 * [.$C4]) / 10 / (1 - [.$D4] * 0.006) *POWER([.$E4]; 0.75) * [.$C$13] / 13" office:value-type="float" office:value="186.041690581668" calcext:value-type="float">
            <text:p>186.0</text:p>
          </table:table-cell>
          <table:table-cell table:style-name="ce5" office:value-type="float" office:value="7.5" calcext:value-type="float">
            <text:p>7.5</text:p>
          </table:table-cell>
          <table:table-cell table:style-name="ce7" table:formula="of:=COM.MICROSOFT.CEILING.MATH(LN(MAX([.$G4]*4;1))^2.5+1)" office:value-type="float" office:value="23" calcext:value-type="float">
            <text:p>23</text:p>
          </table:table-cell>
          <table:table-cell table:style-name="ce7" table:formula="of:=COM.MICROSOFT.CEILING.MATH(LN(MAX([.$G4]*3.5;1))^2.5+1)" office:value-type="float" office:value="21" calcext:value-type="float">
            <text:p>21</text:p>
          </table:table-cell>
          <table:table-cell table:style-name="ce7" table:formula="of:=COM.MICROSOFT.CEILING.MATH(LN(MAX([.$G4]*3;1))^2.5+1)" office:value-type="float" office:value="19" calcext:value-type="float">
            <text:p>19</text:p>
          </table:table-cell>
          <table:table-cell table:style-name="ce7" table:formula="of:=COM.MICROSOFT.CEILING.MATH(LN(MAX([.$G4]*2.5;1))^2.5+1)" office:value-type="float" office:value="16" calcext:value-type="float">
            <text:p>16</text:p>
          </table:table-cell>
          <table:table-cell/>
          <table:table-cell table:style-name="ce5"/>
          <table:table-cell table:style-name="ce31" table:formula="of:=MAX([$Sword.E$2] - [.$C4]; 0)*[$Sword.$F$2]" office:value-type="float" office:value="16.5" calcext:value-type="float">
            <text:p>16.5</text:p>
          </table:table-cell>
          <table:table-cell table:style-name="ce31" table:formula="of:=MAX([$Sword.E$3] - [.$C4]; 0)*[$Sword.$F$3]" office:value-type="float" office:value="39.375" calcext:value-type="float">
            <text:p>39.4</text:p>
          </table:table-cell>
          <table:table-cell table:style-name="ce31" table:formula="of:=MAX([$Sword.E$4] - [.$C4]; 0)*[$Sword.$F$4]" office:value-type="float" office:value="65.4375" calcext:value-type="float">
            <text:p>65.4</text:p>
          </table:table-cell>
          <table:table-cell table:style-name="ce31" table:formula="of:=MAX([$Sword.E$5] - [.$C4]; 0)*[$Sword.$F$5]" office:value-type="float" office:value="95.25" calcext:value-type="float">
            <text:p>95.3</text:p>
          </table:table-cell>
          <table:table-cell table:style-name="ce31" table:formula="of:=MAX([$Sword.E$6] - [.$C4]; 0)*[$Sword.$F$6]" office:value-type="float" office:value="130.5" calcext:value-type="float">
            <text:p>130.5</text:p>
          </table:table-cell>
          <table:table-cell table:style-name="ce31" table:formula="of:=MAX([$Sword.E$7] - [.$C4]; 0)*[$Sword.$F$7]" office:value-type="float" office:value="168.1875" calcext:value-type="float">
            <text:p>168.2</text:p>
          </table:table-cell>
          <table:table-cell table:style-name="ce31" table:formula="of:=MAX([$Sword.E$8] - [.$C4]; 0)*[$Sword.$F$8]" office:value-type="float" office:value="208.875" calcext:value-type="float">
            <text:p>208.9</text:p>
          </table:table-cell>
          <table:table-cell table:style-name="ce31" table:formula="of:=MAX([$Sword.E$9] - [.$C4]; 0)*[$Sword.$F$9]" office:value-type="float" office:value="30" calcext:value-type="float">
            <text:p>30.0</text:p>
          </table:table-cell>
          <table:table-cell table:style-name="ce32"/>
          <table:table-cell table:style-name="ce31" table:formula="of:=MAX([$Axe.E$2] - [.$C4]/2; 0)*MAX(1 - [.$D4]/200;0)*[$Axe.$F$2]" office:value-type="float" office:value="70.29" calcext:value-type="float">
            <text:p>70.3</text:p>
          </table:table-cell>
          <table:table-cell table:style-name="ce31" table:formula="of:=MAX([$Axe.E$3] - [.$C4]/2; 0)*MAX(1 - [.$D4]/200;0)*[$Axe.$F$3]" office:value-type="float" office:value="93.39" calcext:value-type="float">
            <text:p>93.4</text:p>
          </table:table-cell>
          <table:table-cell table:style-name="ce31" table:formula="of:=MAX([$Axe.E$4] - [.$C4]/2; 0)*MAX(1 - [.$D4]/200;0)*[$Axe.$F$4]" office:value-type="float" office:value="119.625" calcext:value-type="float">
            <text:p>119.6</text:p>
          </table:table-cell>
          <table:table-cell table:style-name="ce31" table:formula="of:=MAX([$Axe.E$5] - [.$C4]/2; 0)*MAX(1 - [.$D4]/200;0)*[$Axe.$F$5]" office:value-type="float" office:value="149.985" calcext:value-type="float">
            <text:p>150.0</text:p>
          </table:table-cell>
          <table:table-cell table:style-name="ce31" table:formula="of:=MAX([$Axe.E$6] - [.$C4]/2; 0)*MAX(1 - [.$D4]/200;0)*[$Axe.$F$6]" office:value-type="float" office:value="182.655" calcext:value-type="float">
            <text:p>182.7</text:p>
          </table:table-cell>
          <table:table-cell table:style-name="ce31" table:formula="of:=MAX([$Axe.E$7] - [.$C4]/2; 0)*MAX(1 - [.$D4]/200;0)*[$Axe.$F$7]" office:value-type="float" office:value="218.79" calcext:value-type="float">
            <text:p>218.8</text:p>
          </table:table-cell>
          <table:table-cell table:style-name="ce32"/>
          <table:table-cell table:style-name="ce31" table:formula="of:=MAX([$Scythe.D$2]; 0)*MAX(1 - [.$D4]/100;0)*[$Scythe.$F$2]" office:value-type="float" office:value="59.8" calcext:value-type="float">
            <text:p>59.8</text:p>
          </table:table-cell>
          <table:table-cell table:style-name="ce31" table:formula="of:=MAX([$Scythe.D$3]; 0)*MAX(1 - [.$D4]/100;0)*[$Scythe.$F$3]" office:value-type="float" office:value="79.3" calcext:value-type="float">
            <text:p>79.3</text:p>
          </table:table-cell>
          <table:table-cell table:style-name="ce31" table:formula="of:=MAX([$Scythe.D$4]; 0)*MAX(1 - [.$D4]/100;0)*[$Scythe.$F$4]" office:value-type="float" office:value="101.4" calcext:value-type="float">
            <text:p>101.4</text:p>
          </table:table-cell>
          <table:table-cell table:style-name="ce31" table:formula="of:=MAX([$Scythe.D$5]; 0)*MAX(1 - [.$D4]/100;0)*[$Scythe.$F$5]" office:value-type="float" office:value="127.4" calcext:value-type="float">
            <text:p>127.4</text:p>
          </table:table-cell>
          <table:table-cell table:style-name="ce31" table:formula="of:=MAX([$Scythe.D$6]; 0)*MAX(1 - [.$D4]/100;0)*[$Scythe.$F$6]" office:value-type="float" office:value="156" calcext:value-type="float">
            <text:p>156.0</text:p>
          </table:table-cell>
          <table:table-cell table:style-name="ce31" table:formula="of:=MAX([$Scythe.D$7]; 0)*MAX(1 - [.$D4]/100;0)*[$Scythe.$F$7]" office:value-type="float" office:value="187.2" calcext:value-type="float">
            <text:p>187.2</text:p>
          </table:table-cell>
          <table:table-cell table:style-name="ce31" table:formula="of:=MAX([$Scythe.D$8]; 0)*MAX(1 - [.$D4]/100;0)*[$Scythe.$F$8]" office:value-type="float" office:value="49.4" calcext:value-type="float">
            <text:p>49.4</text:p>
          </table:table-cell>
          <table:table-cell table:style-name="ce31" table:formula="of:=MAX([$Scythe.D$9]; 0)*MAX(1 - [.$D4]/100;0)*[$Scythe.$F$9]" office:value-type="float" office:value="57.2" calcext:value-type="float">
            <text:p>57.2</text:p>
          </table:table-cell>
          <table:table-cell table:style-name="ce31" table:formula="of:=MAX([$Scythe.D$10]; 0)*MAX(1 - [.$D4]/100;0)*[$Scythe.$F$10]" office:value-type="float" office:value="65" calcext:value-type="float">
            <text:p>65.0</text:p>
          </table:table-cell>
          <table:table-cell table:style-name="ce32"/>
          <table:table-cell table:style-name="ce32" table:formula="of:=MAX([$Staff.E$2]; 0)*[$Staff.$F$2]" office:value-type="float" office:value="73.6" calcext:value-type="float">
            <text:p>73.6</text:p>
          </table:table-cell>
          <table:table-cell table:style-name="ce32" table:formula="of:=MAX([$Staff.E$3]; 0)*[$Staff.$F$3]" office:value-type="float" office:value="100" calcext:value-type="float">
            <text:p>100</text:p>
          </table:table-cell>
          <table:table-cell table:style-name="ce32" table:formula="of:=MAX([$Staff.E$4]; 0)*[$Staff.$F$4]" office:value-type="float" office:value="128" calcext:value-type="float">
            <text:p>128</text:p>
          </table:table-cell>
          <table:table-cell table:style-name="ce32" table:formula="of:=MAX([$Staff.E$5]; 0)*[$Staff.$F$5]" office:value-type="float" office:value="160.8" calcext:value-type="float">
            <text:p>160.8</text:p>
          </table:table-cell>
          <table:table-cell table:style-name="ce32" table:formula="of:=MAX([$Staff.E$6]; 0)*[$Staff.$F$6]" office:value-type="float" office:value="196" calcext:value-type="float">
            <text:p>196</text:p>
          </table:table-cell>
          <table:table-cell table:style-name="ce32" table:formula="of:=MAX([$Staff.E$7]; 0)*[$Staff.$F$7]" office:value-type="float" office:value="235.2" calcext:value-type="float">
            <text:p>235.2</text:p>
          </table:table-cell>
          <table:table-cell table:style-name="ce32"/>
          <table:table-cell table:style-name="ce31" table:formula="of:=MAX([$Bow.E$2] - [.$C4]; 0)*MAX(1 - [.$D4]/100;0)*[$Bow.$F$2]" office:value-type="float" office:value="54.1842004382681" calcext:value-type="float">
            <text:p>54.2</text:p>
          </table:table-cell>
          <table:table-cell table:style-name="ce31" table:formula="of:=MAX([$Bow.E$3] - [.$C4]; 0)*MAX(1 - [.$D4]/100;0)*[$Bow.$F$3]" office:value-type="float" office:value="76.6252827219971" calcext:value-type="float">
            <text:p>76.6</text:p>
          </table:table-cell>
          <table:table-cell table:style-name="ce31" table:formula="of:=MAX([$Bow.E$4] - [.$C4]; 0)*MAX(1 - [.$D4]/100;0)*[$Bow.$F$4]" office:value-type="float" office:value="96.5729114186452" calcext:value-type="float">
            <text:p>96.6</text:p>
          </table:table-cell>
          <table:table-cell table:style-name="ce31" table:formula="of:=MAX([$Bow.E$5] - [.$C4]; 0)*MAX(1 - [.$D4]/100;0)*[$Bow.$F$5]" office:value-type="float" office:value="124.000900876536" calcext:value-type="float">
            <text:p>124.0</text:p>
          </table:table-cell>
          <table:table-cell table:style-name="ce31" table:formula="of:=MAX([$Bow.E$6] - [.$C4]; 0)*MAX(1 - [.$D4]/100;0)*[$Bow.$F$6]" office:value-type="float" office:value="151.428890334427" calcext:value-type="float">
            <text:p>151.4</text:p>
          </table:table-cell>
          <table:table-cell table:style-name="ce31" table:formula="of:=MAX([$Bow.E$7] - [.$C4]; 0)*MAX(1 - [.$D4]/100;0)*[$Bow.$F$7]" office:value-type="float" office:value="183.84378696648" calcext:value-type="float">
            <text:p>183.8</text:p>
          </table:table-cell>
          <table:table-cell table:style-name="ce32"/>
          <table:table-cell table:style-name="ce31" table:formula="of:=MAX([$Crossbow.E$2] - [.$C4]/2; 0)*MAX(1 - [.$D4]/200;0)*[$Crossbow.$F$2]" office:value-type="float" office:value="74.683125" calcext:value-type="float">
            <text:p>74.7</text:p>
          </table:table-cell>
          <table:table-cell table:style-name="ce31" table:formula="of:=MAX([$Crossbow.E$3] - [.$C4]/2; 0)*MAX(1 - [.$D4]/200;0)*[$Crossbow.$F$3]" office:value-type="float" office:value="99.226875" calcext:value-type="float">
            <text:p>99.2</text:p>
          </table:table-cell>
          <table:table-cell table:style-name="ce31" table:formula="of:=MAX([$Crossbow.E$4] - [.$C4]/2; 0)*MAX(1 - [.$D4]/200;0)*[$Crossbow.$F$4]" office:value-type="float" office:value="127.417125" calcext:value-type="float">
            <text:p>127.4</text:p>
          </table:table-cell>
          <table:table-cell table:style-name="ce31" table:formula="of:=MAX([$Crossbow.E$5] - [.$C4]/2; 0)*MAX(1 - [.$D4]/200;0)*[$Crossbow.$F$5]" office:value-type="float" office:value="158.833125" calcext:value-type="float">
            <text:p>158.8</text:p>
          </table:table-cell>
          <table:table-cell table:style-name="ce31" table:formula="of:=MAX([$Crossbow.E$6] - [.$C4]/2; 0)*MAX(1 - [.$D4]/200;0)*[$Crossbow.$F$6]" office:value-type="float" office:value="194.3304" calcext:value-type="float">
            <text:p>194.3</text:p>
          </table:table-cell>
          <table:table-cell table:style-name="ce31" table:formula="of:=MAX([$Crossbow.E$7] - [.$C4]/2; 0)*MAX(1 - [.$D4]/200;0)*[$Crossbow.$F$7]" office:value-type="float" office:value="232.44474" calcext:value-type="float">
            <text:p>232.4</text:p>
          </table:table-cell>
          <table:table-cell table:number-columns-repeated="2"/>
          <table:table-cell table:style-name="ce33" table:formula="of:=MAX([$doge.E$3] - [.$C4]; 0)" office:value-type="float" office:value="0" calcext:value-type="float">
            <text:p>0</text:p>
          </table:table-cell>
          <table:table-cell table:style-name="ce33" table:formula="of:=MAX([$doge.$E$4] - [.$C4]; 0)" office:value-type="float" office:value="0" calcext:value-type="float">
            <text:p>0</text:p>
          </table:table-cell>
          <table:table-cell table:style-name="ce33" table:formula="of:=MAX([$doge.$E$5] - [.$C4]; 0)" office:value-type="float" office:value="3" calcext:value-type="float">
            <text:p>3</text:p>
          </table:table-cell>
          <table:table-cell table:style-name="ce33" table:formula="of:=MAX([$doge.$E$6] - [.$C4]; 0)" office:value-type="float" office:value="8" calcext:value-type="float">
            <text:p>8</text:p>
          </table:table-cell>
          <table:table-cell table:style-name="ce33" table:formula="of:=MAX([$doge.$E$7] - [.$C4]; 0)" office:value-type="float" office:value="13" calcext:value-type="float">
            <text:p>13</text:p>
          </table:table-cell>
          <table:table-cell table:style-name="ce33"/>
          <table:table-cell table:style-name="ce34" table:formula="of:=MAX([$hors.$E$3] - [.$C4]/2; 0)*MAX(1 - [.$D4]/200;0)" office:value-type="float" office:value="46.6125" calcext:value-type="float">
            <text:p>46.6</text:p>
          </table:table-cell>
          <table:table-cell table:style-name="ce34" table:formula="of:=MAX([$hors.$E$4] - [.$C4]/2; 0)*MAX(1 - [.$D4]/200;0)" office:value-type="float" office:value="58.9875" calcext:value-type="float">
            <text:p>59.0</text:p>
          </table:table-cell>
          <table:table-cell table:style-name="ce34" table:formula="of:=MAX([$hors.$E$5] - [.$C4]/2; 0)*MAX(1 - [.$D4]/200;0)" office:value-type="float" office:value="79.6125" calcext:value-type="float">
            <text:p>79.6</text:p>
          </table:table-cell>
          <table:table-cell table:style-name="ce34" table:formula="of:=MAX([$hors.$E$6] - [.$C4]/2; 0)*MAX(1 - [.$D4]/200;0)" office:value-type="float" office:value="100.2375" calcext:value-type="float">
            <text:p>100.2</text:p>
          </table:table-cell>
          <table:table-cell table:style-name="ce33"/>
          <table:table-cell table:style-name="ce34" table:formula="of:=MAX([$irgl.$E$3] - [.$C4]; 0)*MAX(1 - [.$D4]/100;0)" office:value-type="float" office:value="105.95" calcext:value-type="float">
            <text:p>106.0</text:p>
          </table:table-cell>
          <table:table-cell table:style-name="ce34" table:formula="of:=MAX([$irgl.$E$4] - [.$C4]; 0)*MAX(1 - [.$D4]/100;0)" office:value-type="float" office:value="122.2" calcext:value-type="float">
            <text:p>122.2</text:p>
          </table:table-cell>
          <table:table-cell table:style-name="ce34" table:formula="of:=MAX([$irgl.$E$5] - [.$C4]; 0)*MAX(1 - [.$D4]/100;0)" office:value-type="float" office:value="144.95" calcext:value-type="float">
            <text:p>145.0</text:p>
          </table:table-cell>
          <table:table-cell table:style-name="ce34" table:formula="of:=MAX([$irgl.$E$6] - [.$C4]; 0)*MAX(1 - [.$D4]/100;0)" office:value-type="float" office:value="170.95" calcext:value-type="float">
            <text:p>171.0</text:p>
          </table:table-cell>
          <table:table-cell table:style-name="ce33"/>
          <table:table-cell table:style-name="ce34" table:formula="of:=MAX([$sngl.$E$3]; 0)*MAX(1 - [.$D4]/100;0)" office:value-type="float" office:value="78" calcext:value-type="float">
            <text:p>78.0</text:p>
          </table:table-cell>
          <table:table-cell table:style-name="ce34" table:formula="of:=MAX([$sngl.$E$4]; 0)*MAX(1 - [.$D4]/100;0)" office:value-type="float" office:value="91" calcext:value-type="float">
            <text:p>91.0</text:p>
          </table:table-cell>
          <table:table-cell table:style-name="ce34" table:formula="of:=MAX([$sngl.$E$5]; 0)*MAX(1 - [.$D4]/100;0)" office:value-type="float" office:value="110.5" calcext:value-type="float">
            <text:p>110.5</text:p>
          </table:table-cell>
          <table:table-cell table:style-name="ce34" table:formula="of:=MAX([$sngl.$E$6]; 0)*MAX(1 - [.$D4]/100;0)" office:value-type="float" office:value="130" calcext:value-type="float">
            <text:p>130.0</text:p>
          </table:table-cell>
          <table:table-cell table:number-columns-repeated="163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0" calcext:value-type="float">
            <text:p>65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table:style-name="ce5" table:formula="of:=([.$B5] + 3 * [.$C5]) / 10 / (1 - [.$D5] * 0.006) *POWER([.$E5]; 0.75) * [.$C$13] / 13" office:value-type="float" office:value="261.176167021013" calcext:value-type="float">
            <text:p>261.2</text:p>
          </table:table-cell>
          <table:table-cell table:style-name="ce5" office:value-type="float" office:value="9" calcext:value-type="float">
            <text:p>9.0</text:p>
          </table:table-cell>
          <table:table-cell table:style-name="ce7" table:formula="of:=COM.MICROSOFT.CEILING.MATH(LN(MAX([.$G5]*4;1))^2.5+1)" office:value-type="float" office:value="26" calcext:value-type="float">
            <text:p>26</text:p>
          </table:table-cell>
          <table:table-cell table:style-name="ce7" table:formula="of:=COM.MICROSOFT.CEILING.MATH(LN(MAX([.$G5]*3.5;1))^2.5+1)" office:value-type="float" office:value="24" calcext:value-type="float">
            <text:p>24</text:p>
          </table:table-cell>
          <table:table-cell table:style-name="ce7" table:formula="of:=COM.MICROSOFT.CEILING.MATH(LN(MAX([.$G5]*3;1))^2.5+1)" office:value-type="float" office:value="21" calcext:value-type="float">
            <text:p>21</text:p>
          </table:table-cell>
          <table:table-cell table:style-name="ce7" table:formula="of:=COM.MICROSOFT.CEILING.MATH(LN(MAX([.$G5]*2.5;1))^2.5+1)" office:value-type="float" office:value="19" calcext:value-type="float">
            <text:p>19</text:p>
          </table:table-cell>
          <table:table-cell/>
          <table:table-cell table:style-name="ce5"/>
          <table:table-cell table:style-name="ce31" table:formula="of:=MAX([$Sword.E$2] - [.$C5]; 0)*[$Sword.$F$2]" office:value-type="float" office:value="16.5" calcext:value-type="float">
            <text:p>16.5</text:p>
          </table:table-cell>
          <table:table-cell table:style-name="ce31" table:formula="of:=MAX([$Sword.E$3] - [.$C5]; 0)*[$Sword.$F$3]" office:value-type="float" office:value="39.375" calcext:value-type="float">
            <text:p>39.4</text:p>
          </table:table-cell>
          <table:table-cell table:style-name="ce31" table:formula="of:=MAX([$Sword.E$4] - [.$C5]; 0)*[$Sword.$F$4]" office:value-type="float" office:value="65.4375" calcext:value-type="float">
            <text:p>65.4</text:p>
          </table:table-cell>
          <table:table-cell table:style-name="ce31" table:formula="of:=MAX([$Sword.E$5] - [.$C5]; 0)*[$Sword.$F$5]" office:value-type="float" office:value="95.25" calcext:value-type="float">
            <text:p>95.3</text:p>
          </table:table-cell>
          <table:table-cell table:style-name="ce31" table:formula="of:=MAX([$Sword.E$6] - [.$C5]; 0)*[$Sword.$F$6]" office:value-type="float" office:value="130.5" calcext:value-type="float">
            <text:p>130.5</text:p>
          </table:table-cell>
          <table:table-cell table:style-name="ce31" table:formula="of:=MAX([$Sword.E$7] - [.$C5]; 0)*[$Sword.$F$7]" office:value-type="float" office:value="168.1875" calcext:value-type="float">
            <text:p>168.2</text:p>
          </table:table-cell>
          <table:table-cell table:style-name="ce31" table:formula="of:=MAX([$Sword.E$8] - [.$C5]; 0)*[$Sword.$F$8]" office:value-type="float" office:value="208.875" calcext:value-type="float">
            <text:p>208.9</text:p>
          </table:table-cell>
          <table:table-cell table:style-name="ce31" table:formula="of:=MAX([$Sword.E$9] - [.$C5]; 0)*[$Sword.$F$9]" office:value-type="float" office:value="30" calcext:value-type="float">
            <text:p>30.0</text:p>
          </table:table-cell>
          <table:table-cell table:style-name="ce32"/>
          <table:table-cell table:style-name="ce31" table:formula="of:=MAX([$Axe.E$2] - [.$C5]/2; 0)*MAX(1 - [.$D5]/200;0)*[$Axe.$F$2]" office:value-type="float" office:value="69.012" calcext:value-type="float">
            <text:p>69.0</text:p>
          </table:table-cell>
          <table:table-cell table:style-name="ce31" table:formula="of:=MAX([$Axe.E$3] - [.$C5]/2; 0)*MAX(1 - [.$D5]/200;0)*[$Axe.$F$3]" office:value-type="float" office:value="91.692" calcext:value-type="float">
            <text:p>91.7</text:p>
          </table:table-cell>
          <table:table-cell table:style-name="ce31" table:formula="of:=MAX([$Axe.E$4] - [.$C5]/2; 0)*MAX(1 - [.$D5]/200;0)*[$Axe.$F$4]" office:value-type="float" office:value="117.45" calcext:value-type="float">
            <text:p>117.5</text:p>
          </table:table-cell>
          <table:table-cell table:style-name="ce31" table:formula="of:=MAX([$Axe.E$5] - [.$C5]/2; 0)*MAX(1 - [.$D5]/200;0)*[$Axe.$F$5]" office:value-type="float" office:value="147.258" calcext:value-type="float">
            <text:p>147.3</text:p>
          </table:table-cell>
          <table:table-cell table:style-name="ce31" table:formula="of:=MAX([$Axe.E$6] - [.$C5]/2; 0)*MAX(1 - [.$D5]/200;0)*[$Axe.$F$6]" office:value-type="float" office:value="179.334" calcext:value-type="float">
            <text:p>179.3</text:p>
          </table:table-cell>
          <table:table-cell table:style-name="ce31" table:formula="of:=MAX([$Axe.E$7] - [.$C5]/2; 0)*MAX(1 - [.$D5]/200;0)*[$Axe.$F$7]" office:value-type="float" office:value="214.812" calcext:value-type="float">
            <text:p>214.8</text:p>
          </table:table-cell>
          <table:table-cell table:style-name="ce32"/>
          <table:table-cell table:style-name="ce31" table:formula="of:=MAX([$Scythe.D$2]; 0)*MAX(1 - [.$D5]/100;0)*[$Scythe.$F$2]" office:value-type="float" office:value="57.04" calcext:value-type="float">
            <text:p>57.0</text:p>
          </table:table-cell>
          <table:table-cell table:style-name="ce31" table:formula="of:=MAX([$Scythe.D$3]; 0)*MAX(1 - [.$D5]/100;0)*[$Scythe.$F$3]" office:value-type="float" office:value="75.64" calcext:value-type="float">
            <text:p>75.6</text:p>
          </table:table-cell>
          <table:table-cell table:style-name="ce31" table:formula="of:=MAX([$Scythe.D$4]; 0)*MAX(1 - [.$D5]/100;0)*[$Scythe.$F$4]" office:value-type="float" office:value="96.72" calcext:value-type="float">
            <text:p>96.7</text:p>
          </table:table-cell>
          <table:table-cell table:style-name="ce31" table:formula="of:=MAX([$Scythe.D$5]; 0)*MAX(1 - [.$D5]/100;0)*[$Scythe.$F$5]" office:value-type="float" office:value="121.52" calcext:value-type="float">
            <text:p>121.5</text:p>
          </table:table-cell>
          <table:table-cell table:style-name="ce31" table:formula="of:=MAX([$Scythe.D$6]; 0)*MAX(1 - [.$D5]/100;0)*[$Scythe.$F$6]" office:value-type="float" office:value="148.8" calcext:value-type="float">
            <text:p>148.8</text:p>
          </table:table-cell>
          <table:table-cell table:style-name="ce31" table:formula="of:=MAX([$Scythe.D$7]; 0)*MAX(1 - [.$D5]/100;0)*[$Scythe.$F$7]" office:value-type="float" office:value="178.56" calcext:value-type="float">
            <text:p>178.6</text:p>
          </table:table-cell>
          <table:table-cell table:style-name="ce31" table:formula="of:=MAX([$Scythe.D$8]; 0)*MAX(1 - [.$D5]/100;0)*[$Scythe.$F$8]" office:value-type="float" office:value="47.12" calcext:value-type="float">
            <text:p>47.1</text:p>
          </table:table-cell>
          <table:table-cell table:style-name="ce31" table:formula="of:=MAX([$Scythe.D$9]; 0)*MAX(1 - [.$D5]/100;0)*[$Scythe.$F$9]" office:value-type="float" office:value="54.56" calcext:value-type="float">
            <text:p>54.6</text:p>
          </table:table-cell>
          <table:table-cell table:style-name="ce31" table:formula="of:=MAX([$Scythe.D$10]; 0)*MAX(1 - [.$D5]/100;0)*[$Scythe.$F$10]" office:value-type="float" office:value="62" calcext:value-type="float">
            <text:p>62.0</text:p>
          </table:table-cell>
          <table:table-cell table:style-name="ce32"/>
          <table:table-cell table:style-name="ce32" table:formula="of:=MAX([$Staff.E$2]; 0)*[$Staff.$F$2]" office:value-type="float" office:value="73.6" calcext:value-type="float">
            <text:p>73.6</text:p>
          </table:table-cell>
          <table:table-cell table:style-name="ce32" table:formula="of:=MAX([$Staff.E$3]; 0)*[$Staff.$F$3]" office:value-type="float" office:value="100" calcext:value-type="float">
            <text:p>100</text:p>
          </table:table-cell>
          <table:table-cell table:style-name="ce32" table:formula="of:=MAX([$Staff.E$4]; 0)*[$Staff.$F$4]" office:value-type="float" office:value="128" calcext:value-type="float">
            <text:p>128</text:p>
          </table:table-cell>
          <table:table-cell table:style-name="ce32" table:formula="of:=MAX([$Staff.E$5]; 0)*[$Staff.$F$5]" office:value-type="float" office:value="160.8" calcext:value-type="float">
            <text:p>160.8</text:p>
          </table:table-cell>
          <table:table-cell table:style-name="ce32" table:formula="of:=MAX([$Staff.E$6]; 0)*[$Staff.$F$6]" office:value-type="float" office:value="196" calcext:value-type="float">
            <text:p>196</text:p>
          </table:table-cell>
          <table:table-cell table:style-name="ce32" table:formula="of:=MAX([$Staff.E$7]; 0)*[$Staff.$F$7]" office:value-type="float" office:value="235.2" calcext:value-type="float">
            <text:p>235.2</text:p>
          </table:table-cell>
          <table:table-cell table:style-name="ce32"/>
          <table:table-cell table:style-name="ce31" table:formula="of:=MAX([$Bow.E$2] - [.$C5]; 0)*MAX(1 - [.$D5]/100;0)*[$Bow.$F$2]" office:value-type="float" office:value="51.6833911872711" calcext:value-type="float">
            <text:p>51.7</text:p>
          </table:table-cell>
          <table:table-cell table:style-name="ce31" table:formula="of:=MAX([$Bow.E$3] - [.$C5]; 0)*MAX(1 - [.$D5]/100;0)*[$Bow.$F$3]" office:value-type="float" office:value="73.0887312117511" calcext:value-type="float">
            <text:p>73.1</text:p>
          </table:table-cell>
          <table:table-cell table:style-name="ce31" table:formula="of:=MAX([$Bow.E$4] - [.$C5]; 0)*MAX(1 - [.$D5]/100;0)*[$Bow.$F$4]" office:value-type="float" office:value="92.1157001224" calcext:value-type="float">
            <text:p>92.1</text:p>
          </table:table-cell>
          <table:table-cell table:style-name="ce31" table:formula="of:=MAX([$Bow.E$5] - [.$C5]; 0)*MAX(1 - [.$D5]/100;0)*[$Bow.$F$5]" office:value-type="float" office:value="118.277782374542" calcext:value-type="float">
            <text:p>118.3</text:p>
          </table:table-cell>
          <table:table-cell table:style-name="ce31" table:formula="of:=MAX([$Bow.E$6] - [.$C5]; 0)*MAX(1 - [.$D5]/100;0)*[$Bow.$F$6]" office:value-type="float" office:value="144.439864626684" calcext:value-type="float">
            <text:p>144.4</text:p>
          </table:table-cell>
          <table:table-cell table:style-name="ce31" table:formula="of:=MAX([$Bow.E$7] - [.$C5]; 0)*MAX(1 - [.$D5]/100;0)*[$Bow.$F$7]" office:value-type="float" office:value="175.358689106489" calcext:value-type="float">
            <text:p>175.4</text:p>
          </table:table-cell>
          <table:table-cell table:style-name="ce32"/>
          <table:table-cell table:style-name="ce31" table:formula="of:=MAX([$Crossbow.E$2] - [.$C5]/2; 0)*MAX(1 - [.$D5]/200;0)*[$Crossbow.$F$2]" office:value-type="float" office:value="73.32525" calcext:value-type="float">
            <text:p>73.3</text:p>
          </table:table-cell>
          <table:table-cell table:style-name="ce31" table:formula="of:=MAX([$Crossbow.E$3] - [.$C5]/2; 0)*MAX(1 - [.$D5]/200;0)*[$Crossbow.$F$3]" office:value-type="float" office:value="97.42275" calcext:value-type="float">
            <text:p>97.4</text:p>
          </table:table-cell>
          <table:table-cell table:style-name="ce31" table:formula="of:=MAX([$Crossbow.E$4] - [.$C5]/2; 0)*MAX(1 - [.$D5]/200;0)*[$Crossbow.$F$4]" office:value-type="float" office:value="125.10045" calcext:value-type="float">
            <text:p>125.1</text:p>
          </table:table-cell>
          <table:table-cell table:style-name="ce31" table:formula="of:=MAX([$Crossbow.E$5] - [.$C5]/2; 0)*MAX(1 - [.$D5]/200;0)*[$Crossbow.$F$5]" office:value-type="float" office:value="155.94525" calcext:value-type="float">
            <text:p>155.9</text:p>
          </table:table-cell>
          <table:table-cell table:style-name="ce31" table:formula="of:=MAX([$Crossbow.E$6] - [.$C5]/2; 0)*MAX(1 - [.$D5]/200;0)*[$Crossbow.$F$6]" office:value-type="float" office:value="190.79712" calcext:value-type="float">
            <text:p>190.8</text:p>
          </table:table-cell>
          <table:table-cell table:style-name="ce31" table:formula="of:=MAX([$Crossbow.E$7] - [.$C5]/2; 0)*MAX(1 - [.$D5]/200;0)*[$Crossbow.$F$7]" office:value-type="float" office:value="228.218472" calcext:value-type="float">
            <text:p>228.2</text:p>
          </table:table-cell>
          <table:table-cell table:number-columns-repeated="2"/>
          <table:table-cell table:style-name="ce33" table:formula="of:=MAX([$doge.E$3] - [.$C5]; 0)" office:value-type="float" office:value="0" calcext:value-type="float">
            <text:p>0</text:p>
          </table:table-cell>
          <table:table-cell table:style-name="ce33" table:formula="of:=MAX([$doge.$E$4] - [.$C5]; 0)" office:value-type="float" office:value="0" calcext:value-type="float">
            <text:p>0</text:p>
          </table:table-cell>
          <table:table-cell table:style-name="ce33" table:formula="of:=MAX([$doge.$E$5] - [.$C5]; 0)" office:value-type="float" office:value="3" calcext:value-type="float">
            <text:p>3</text:p>
          </table:table-cell>
          <table:table-cell table:style-name="ce33" table:formula="of:=MAX([$doge.$E$6] - [.$C5]; 0)" office:value-type="float" office:value="8" calcext:value-type="float">
            <text:p>8</text:p>
          </table:table-cell>
          <table:table-cell table:style-name="ce33" table:formula="of:=MAX([$doge.$E$7] - [.$C5]; 0)" office:value-type="float" office:value="13" calcext:value-type="float">
            <text:p>13</text:p>
          </table:table-cell>
          <table:table-cell table:style-name="ce33"/>
          <table:table-cell table:style-name="ce34" table:formula="of:=MAX([$hors.$E$3] - [.$C5]/2; 0)*MAX(1 - [.$D5]/200;0)" office:value-type="float" office:value="45.765" calcext:value-type="float">
            <text:p>45.8</text:p>
          </table:table-cell>
          <table:table-cell table:style-name="ce34" table:formula="of:=MAX([$hors.$E$4] - [.$C5]/2; 0)*MAX(1 - [.$D5]/200;0)" office:value-type="float" office:value="57.915" calcext:value-type="float">
            <text:p>57.9</text:p>
          </table:table-cell>
          <table:table-cell table:style-name="ce34" table:formula="of:=MAX([$hors.$E$5] - [.$C5]/2; 0)*MAX(1 - [.$D5]/200;0)" office:value-type="float" office:value="78.165" calcext:value-type="float">
            <text:p>78.2</text:p>
          </table:table-cell>
          <table:table-cell table:style-name="ce34" table:formula="of:=MAX([$hors.$E$6] - [.$C5]/2; 0)*MAX(1 - [.$D5]/200;0)" office:value-type="float" office:value="98.415" calcext:value-type="float">
            <text:p>98.4</text:p>
          </table:table-cell>
          <table:table-cell table:style-name="ce33"/>
          <table:table-cell table:style-name="ce34" table:formula="of:=MAX([$irgl.$E$3] - [.$C5]; 0)*MAX(1 - [.$D5]/100;0)" office:value-type="float" office:value="101.06" calcext:value-type="float">
            <text:p>101.1</text:p>
          </table:table-cell>
          <table:table-cell table:style-name="ce34" table:formula="of:=MAX([$irgl.$E$4] - [.$C5]; 0)*MAX(1 - [.$D5]/100;0)" office:value-type="float" office:value="116.56" calcext:value-type="float">
            <text:p>116.6</text:p>
          </table:table-cell>
          <table:table-cell table:style-name="ce34" table:formula="of:=MAX([$irgl.$E$5] - [.$C5]; 0)*MAX(1 - [.$D5]/100;0)" office:value-type="float" office:value="138.26" calcext:value-type="float">
            <text:p>138.3</text:p>
          </table:table-cell>
          <table:table-cell table:style-name="ce34" table:formula="of:=MAX([$irgl.$E$6] - [.$C5]; 0)*MAX(1 - [.$D5]/100;0)" office:value-type="float" office:value="163.06" calcext:value-type="float">
            <text:p>163.1</text:p>
          </table:table-cell>
          <table:table-cell table:style-name="ce33"/>
          <table:table-cell table:style-name="ce34" table:formula="of:=MAX([$sngl.$E$3]; 0)*MAX(1 - [.$D5]/100;0)" office:value-type="float" office:value="74.4" calcext:value-type="float">
            <text:p>74.4</text:p>
          </table:table-cell>
          <table:table-cell table:style-name="ce34" table:formula="of:=MAX([$sngl.$E$4]; 0)*MAX(1 - [.$D5]/100;0)" office:value-type="float" office:value="86.8" calcext:value-type="float">
            <text:p>86.8</text:p>
          </table:table-cell>
          <table:table-cell table:style-name="ce34" table:formula="of:=MAX([$sngl.$E$5]; 0)*MAX(1 - [.$D5]/100;0)" office:value-type="float" office:value="105.4" calcext:value-type="float">
            <text:p>105.4</text:p>
          </table:table-cell>
          <table:table-cell table:style-name="ce34" table:formula="of:=MAX([$sngl.$E$6]; 0)*MAX(1 - [.$D5]/100;0)" office:value-type="float" office:value="124" calcext:value-type="float">
            <text:p>124.0</text:p>
          </table:table-cell>
          <table:table-cell table:number-columns-repeated="163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150" calcext:value-type="float">
            <text:p>150</text:p>
          </table:table-cell>
          <table:table-cell table:style-name="ce5" table:formula="of:=([.$B6] + 3 * [.$C6]) / 10 / (1 - [.$D6] * 0.006) *POWER([.$E6]; 0.75) * [.$C$13] / 13" office:value-type="float" office:value="352.980447660332" calcext:value-type="float">
            <text:p>353.0</text:p>
          </table:table-cell>
          <table:table-cell table:style-name="ce5" office:value-type="float" office:value="11" calcext:value-type="float">
            <text:p>11.0</text:p>
          </table:table-cell>
          <table:table-cell table:style-name="ce7" table:formula="of:=COM.MICROSOFT.CEILING.MATH(LN(MAX([.$G6]*4;1))^2.5+1)" office:value-type="float" office:value="29" calcext:value-type="float">
            <text:p>29</text:p>
          </table:table-cell>
          <table:table-cell table:style-name="ce7" table:formula="of:=COM.MICROSOFT.CEILING.MATH(LN(MAX([.$G6]*3.5;1))^2.5+1)" office:value-type="float" office:value="27" calcext:value-type="float">
            <text:p>27</text:p>
          </table:table-cell>
          <table:table-cell table:style-name="ce7" table:formula="of:=COM.MICROSOFT.CEILING.MATH(LN(MAX([.$G6]*3;1))^2.5+1)" office:value-type="float" office:value="24" calcext:value-type="float">
            <text:p>24</text:p>
          </table:table-cell>
          <table:table-cell table:style-name="ce7" table:formula="of:=COM.MICROSOFT.CEILING.MATH(LN(MAX([.$G6]*2.5;1))^2.5+1)" office:value-type="float" office:value="21" calcext:value-type="float">
            <text:p>21</text:p>
          </table:table-cell>
          <table:table-cell/>
          <table:table-cell table:style-name="ce5"/>
          <table:table-cell table:style-name="ce31" table:formula="of:=MAX([$Sword.E$2] - [.$C6]; 0)*[$Sword.$F$2]" office:value-type="float" office:value="12" calcext:value-type="float">
            <text:p>12.0</text:p>
          </table:table-cell>
          <table:table-cell table:style-name="ce31" table:formula="of:=MAX([$Sword.E$3] - [.$C6]; 0)*[$Sword.$F$3]" office:value-type="float" office:value="34.875" calcext:value-type="float">
            <text:p>34.9</text:p>
          </table:table-cell>
          <table:table-cell table:style-name="ce31" table:formula="of:=MAX([$Sword.E$4] - [.$C6]; 0)*[$Sword.$F$4]" office:value-type="float" office:value="60.9375" calcext:value-type="float">
            <text:p>60.9</text:p>
          </table:table-cell>
          <table:table-cell table:style-name="ce31" table:formula="of:=MAX([$Sword.E$5] - [.$C6]; 0)*[$Sword.$F$5]" office:value-type="float" office:value="90.75" calcext:value-type="float">
            <text:p>90.8</text:p>
          </table:table-cell>
          <table:table-cell table:style-name="ce31" table:formula="of:=MAX([$Sword.E$6] - [.$C6]; 0)*[$Sword.$F$6]" office:value-type="float" office:value="126" calcext:value-type="float">
            <text:p>126.0</text:p>
          </table:table-cell>
          <table:table-cell table:style-name="ce31" table:formula="of:=MAX([$Sword.E$7] - [.$C6]; 0)*[$Sword.$F$7]" office:value-type="float" office:value="163.6875" calcext:value-type="float">
            <text:p>163.7</text:p>
          </table:table-cell>
          <table:table-cell table:style-name="ce31" table:formula="of:=MAX([$Sword.E$8] - [.$C6]; 0)*[$Sword.$F$8]" office:value-type="float" office:value="204.375" calcext:value-type="float">
            <text:p>204.4</text:p>
          </table:table-cell>
          <table:table-cell table:style-name="ce31" table:formula="of:=MAX([$Sword.E$9] - [.$C6]; 0)*[$Sword.$F$9]" office:value-type="float" office:value="25.5" calcext:value-type="float">
            <text:p>25.5</text:p>
          </table:table-cell>
          <table:table-cell table:style-name="ce32"/>
          <table:table-cell table:style-name="ce31" table:formula="of:=MAX([$Axe.E$2] - [.$C6]/2; 0)*MAX(1 - [.$D6]/200;0)*[$Axe.$F$2]" office:value-type="float" office:value="68.04" calcext:value-type="float">
            <text:p>68.0</text:p>
          </table:table-cell>
          <table:table-cell table:style-name="ce31" table:formula="of:=MAX([$Axe.E$3] - [.$C6]/2; 0)*MAX(1 - [.$D6]/200;0)*[$Axe.$F$3]" office:value-type="float" office:value="90.72" calcext:value-type="float">
            <text:p>90.7</text:p>
          </table:table-cell>
          <table:table-cell table:style-name="ce31" table:formula="of:=MAX([$Axe.E$4] - [.$C6]/2; 0)*MAX(1 - [.$D6]/200;0)*[$Axe.$F$4]" office:value-type="float" office:value="116.478" calcext:value-type="float">
            <text:p>116.5</text:p>
          </table:table-cell>
          <table:table-cell table:style-name="ce31" table:formula="of:=MAX([$Axe.E$5] - [.$C6]/2; 0)*MAX(1 - [.$D6]/200;0)*[$Axe.$F$5]" office:value-type="float" office:value="146.286" calcext:value-type="float">
            <text:p>146.3</text:p>
          </table:table-cell>
          <table:table-cell table:style-name="ce31" table:formula="of:=MAX([$Axe.E$6] - [.$C6]/2; 0)*MAX(1 - [.$D6]/200;0)*[$Axe.$F$6]" office:value-type="float" office:value="178.362" calcext:value-type="float">
            <text:p>178.4</text:p>
          </table:table-cell>
          <table:table-cell table:style-name="ce31" table:formula="of:=MAX([$Axe.E$7] - [.$C6]/2; 0)*MAX(1 - [.$D6]/200;0)*[$Axe.$F$7]" office:value-type="float" office:value="213.84" calcext:value-type="float">
            <text:p>213.8</text:p>
          </table:table-cell>
          <table:table-cell table:style-name="ce32"/>
          <table:table-cell table:style-name="ce31" table:formula="of:=MAX([$Scythe.D$2]; 0)*MAX(1 - [.$D6]/100;0)*[$Scythe.$F$2]" office:value-type="float" office:value="57.04" calcext:value-type="float">
            <text:p>57.0</text:p>
          </table:table-cell>
          <table:table-cell table:style-name="ce31" table:formula="of:=MAX([$Scythe.D$3]; 0)*MAX(1 - [.$D6]/100;0)*[$Scythe.$F$3]" office:value-type="float" office:value="75.64" calcext:value-type="float">
            <text:p>75.6</text:p>
          </table:table-cell>
          <table:table-cell table:style-name="ce31" table:formula="of:=MAX([$Scythe.D$4]; 0)*MAX(1 - [.$D6]/100;0)*[$Scythe.$F$4]" office:value-type="float" office:value="96.72" calcext:value-type="float">
            <text:p>96.7</text:p>
          </table:table-cell>
          <table:table-cell table:style-name="ce31" table:formula="of:=MAX([$Scythe.D$5]; 0)*MAX(1 - [.$D6]/100;0)*[$Scythe.$F$5]" office:value-type="float" office:value="121.52" calcext:value-type="float">
            <text:p>121.5</text:p>
          </table:table-cell>
          <table:table-cell table:style-name="ce31" table:formula="of:=MAX([$Scythe.D$6]; 0)*MAX(1 - [.$D6]/100;0)*[$Scythe.$F$6]" office:value-type="float" office:value="148.8" calcext:value-type="float">
            <text:p>148.8</text:p>
          </table:table-cell>
          <table:table-cell table:style-name="ce31" table:formula="of:=MAX([$Scythe.D$7]; 0)*MAX(1 - [.$D6]/100;0)*[$Scythe.$F$7]" office:value-type="float" office:value="178.56" calcext:value-type="float">
            <text:p>178.6</text:p>
          </table:table-cell>
          <table:table-cell table:style-name="ce31" table:formula="of:=MAX([$Scythe.D$8]; 0)*MAX(1 - [.$D6]/100;0)*[$Scythe.$F$8]" office:value-type="float" office:value="47.12" calcext:value-type="float">
            <text:p>47.1</text:p>
          </table:table-cell>
          <table:table-cell table:style-name="ce31" table:formula="of:=MAX([$Scythe.D$9]; 0)*MAX(1 - [.$D6]/100;0)*[$Scythe.$F$9]" office:value-type="float" office:value="54.56" calcext:value-type="float">
            <text:p>54.6</text:p>
          </table:table-cell>
          <table:table-cell table:style-name="ce31" table:formula="of:=MAX([$Scythe.D$10]; 0)*MAX(1 - [.$D6]/100;0)*[$Scythe.$F$10]" office:value-type="float" office:value="62" calcext:value-type="float">
            <text:p>62.0</text:p>
          </table:table-cell>
          <table:table-cell table:style-name="ce32"/>
          <table:table-cell table:style-name="ce32" table:formula="of:=MAX([$Staff.E$2]; 0)*[$Staff.$F$2]" office:value-type="float" office:value="73.6" calcext:value-type="float">
            <text:p>73.6</text:p>
          </table:table-cell>
          <table:table-cell table:style-name="ce32" table:formula="of:=MAX([$Staff.E$3]; 0)*[$Staff.$F$3]" office:value-type="float" office:value="100" calcext:value-type="float">
            <text:p>100</text:p>
          </table:table-cell>
          <table:table-cell table:style-name="ce32" table:formula="of:=MAX([$Staff.E$4]; 0)*[$Staff.$F$4]" office:value-type="float" office:value="128" calcext:value-type="float">
            <text:p>128</text:p>
          </table:table-cell>
          <table:table-cell table:style-name="ce32" table:formula="of:=MAX([$Staff.E$5]; 0)*[$Staff.$F$5]" office:value-type="float" office:value="160.8" calcext:value-type="float">
            <text:p>160.8</text:p>
          </table:table-cell>
          <table:table-cell table:style-name="ce32" table:formula="of:=MAX([$Staff.E$6]; 0)*[$Staff.$F$6]" office:value-type="float" office:value="196" calcext:value-type="float">
            <text:p>196</text:p>
          </table:table-cell>
          <table:table-cell table:style-name="ce32" table:formula="of:=MAX([$Staff.E$7]; 0)*[$Staff.$F$7]" office:value-type="float" office:value="235.2" calcext:value-type="float">
            <text:p>235.2</text:p>
          </table:table-cell>
          <table:table-cell table:style-name="ce32"/>
          <table:table-cell table:style-name="ce31" table:formula="of:=MAX([$Bow.E$2] - [.$C6]; 0)*MAX(1 - [.$D6]/100;0)*[$Bow.$F$2]" office:value-type="float" office:value="50.4743911872711" calcext:value-type="float">
            <text:p>50.5</text:p>
          </table:table-cell>
          <table:table-cell table:style-name="ce31" table:formula="of:=MAX([$Bow.E$3] - [.$C6]; 0)*MAX(1 - [.$D6]/100;0)*[$Bow.$F$3]" office:value-type="float" office:value="71.8797312117511" calcext:value-type="float">
            <text:p>71.9</text:p>
          </table:table-cell>
          <table:table-cell table:style-name="ce31" table:formula="of:=MAX([$Bow.E$4] - [.$C6]; 0)*MAX(1 - [.$D6]/100;0)*[$Bow.$F$4]" office:value-type="float" office:value="90.9067001224" calcext:value-type="float">
            <text:p>90.9</text:p>
          </table:table-cell>
          <table:table-cell table:style-name="ce31" table:formula="of:=MAX([$Bow.E$5] - [.$C6]; 0)*MAX(1 - [.$D6]/100;0)*[$Bow.$F$5]" office:value-type="float" office:value="117.068782374542" calcext:value-type="float">
            <text:p>117.1</text:p>
          </table:table-cell>
          <table:table-cell table:style-name="ce31" table:formula="of:=MAX([$Bow.E$6] - [.$C6]; 0)*MAX(1 - [.$D6]/100;0)*[$Bow.$F$6]" office:value-type="float" office:value="143.230864626684" calcext:value-type="float">
            <text:p>143.2</text:p>
          </table:table-cell>
          <table:table-cell table:style-name="ce31" table:formula="of:=MAX([$Bow.E$7] - [.$C6]; 0)*MAX(1 - [.$D6]/100;0)*[$Bow.$F$7]" office:value-type="float" office:value="174.149689106489" calcext:value-type="float">
            <text:p>174.1</text:p>
          </table:table-cell>
          <table:table-cell table:style-name="ce32"/>
          <table:table-cell table:style-name="ce31" table:formula="of:=MAX([$Crossbow.E$2] - [.$C6]/2; 0)*MAX(1 - [.$D6]/200;0)*[$Crossbow.$F$2]" office:value-type="float" office:value="72.2925" calcext:value-type="float">
            <text:p>72.3</text:p>
          </table:table-cell>
          <table:table-cell table:style-name="ce31" table:formula="of:=MAX([$Crossbow.E$3] - [.$C6]/2; 0)*MAX(1 - [.$D6]/200;0)*[$Crossbow.$F$3]" office:value-type="float" office:value="96.39" calcext:value-type="float">
            <text:p>96.4</text:p>
          </table:table-cell>
          <table:table-cell table:style-name="ce31" table:formula="of:=MAX([$Crossbow.E$4] - [.$C6]/2; 0)*MAX(1 - [.$D6]/200;0)*[$Crossbow.$F$4]" office:value-type="float" office:value="124.0677" calcext:value-type="float">
            <text:p>124.1</text:p>
          </table:table-cell>
          <table:table-cell table:style-name="ce31" table:formula="of:=MAX([$Crossbow.E$5] - [.$C6]/2; 0)*MAX(1 - [.$D6]/200;0)*[$Crossbow.$F$5]" office:value-type="float" office:value="154.9125" calcext:value-type="float">
            <text:p>154.9</text:p>
          </table:table-cell>
          <table:table-cell table:style-name="ce31" table:formula="of:=MAX([$Crossbow.E$6] - [.$C6]/2; 0)*MAX(1 - [.$D6]/200;0)*[$Crossbow.$F$6]" office:value-type="float" office:value="189.76437" calcext:value-type="float">
            <text:p>189.8</text:p>
          </table:table-cell>
          <table:table-cell table:style-name="ce31" table:formula="of:=MAX([$Crossbow.E$7] - [.$C6]/2; 0)*MAX(1 - [.$D6]/200;0)*[$Crossbow.$F$7]" office:value-type="float" office:value="227.185722" calcext:value-type="float">
            <text:p>227.2</text:p>
          </table:table-cell>
          <table:table-cell table:number-columns-repeated="2"/>
          <table:table-cell table:style-name="ce33" table:formula="of:=MAX([$doge.E$3] - [.$C6]; 0)" office:value-type="float" office:value="0" calcext:value-type="float">
            <text:p>0</text:p>
          </table:table-cell>
          <table:table-cell table:style-name="ce33" table:formula="of:=MAX([$doge.$E$4] - [.$C6]; 0)" office:value-type="float" office:value="0" calcext:value-type="float">
            <text:p>0</text:p>
          </table:table-cell>
          <table:table-cell table:style-name="ce33" table:formula="of:=MAX([$doge.$E$5] - [.$C6]; 0)" office:value-type="float" office:value="0" calcext:value-type="float">
            <text:p>0</text:p>
          </table:table-cell>
          <table:table-cell table:style-name="ce33" table:formula="of:=MAX([$doge.$E$6] - [.$C6]; 0)" office:value-type="float" office:value="5" calcext:value-type="float">
            <text:p>5</text:p>
          </table:table-cell>
          <table:table-cell table:style-name="ce33" table:formula="of:=MAX([$doge.$E$7] - [.$C6]; 0)" office:value-type="float" office:value="10" calcext:value-type="float">
            <text:p>10</text:p>
          </table:table-cell>
          <table:table-cell table:style-name="ce33"/>
          <table:table-cell table:style-name="ce34" table:formula="of:=MAX([$hors.$E$3] - [.$C6]/2; 0)*MAX(1 - [.$D6]/200;0)" office:value-type="float" office:value="44.55" calcext:value-type="float">
            <text:p>44.6</text:p>
          </table:table-cell>
          <table:table-cell table:style-name="ce34" table:formula="of:=MAX([$hors.$E$4] - [.$C6]/2; 0)*MAX(1 - [.$D6]/200;0)" office:value-type="float" office:value="56.7" calcext:value-type="float">
            <text:p>56.7</text:p>
          </table:table-cell>
          <table:table-cell table:style-name="ce34" table:formula="of:=MAX([$hors.$E$5] - [.$C6]/2; 0)*MAX(1 - [.$D6]/200;0)" office:value-type="float" office:value="76.95" calcext:value-type="float">
            <text:p>77.0</text:p>
          </table:table-cell>
          <table:table-cell table:style-name="ce34" table:formula="of:=MAX([$hors.$E$6] - [.$C6]/2; 0)*MAX(1 - [.$D6]/200;0)" office:value-type="float" office:value="97.2" calcext:value-type="float">
            <text:p>97.2</text:p>
          </table:table-cell>
          <table:table-cell table:style-name="ce33"/>
          <table:table-cell table:style-name="ce34" table:formula="of:=MAX([$irgl.$E$3] - [.$C6]; 0)*MAX(1 - [.$D6]/100;0)" office:value-type="float" office:value="99.2" calcext:value-type="float">
            <text:p>99.2</text:p>
          </table:table-cell>
          <table:table-cell table:style-name="ce34" table:formula="of:=MAX([$irgl.$E$4] - [.$C6]; 0)*MAX(1 - [.$D6]/100;0)" office:value-type="float" office:value="114.7" calcext:value-type="float">
            <text:p>114.7</text:p>
          </table:table-cell>
          <table:table-cell table:style-name="ce34" table:formula="of:=MAX([$irgl.$E$5] - [.$C6]; 0)*MAX(1 - [.$D6]/100;0)" office:value-type="float" office:value="136.4" calcext:value-type="float">
            <text:p>136.4</text:p>
          </table:table-cell>
          <table:table-cell table:style-name="ce34" table:formula="of:=MAX([$irgl.$E$6] - [.$C6]; 0)*MAX(1 - [.$D6]/100;0)" office:value-type="float" office:value="161.2" calcext:value-type="float">
            <text:p>161.2</text:p>
          </table:table-cell>
          <table:table-cell table:style-name="ce33"/>
          <table:table-cell table:style-name="ce34" table:formula="of:=MAX([$sngl.$E$3]; 0)*MAX(1 - [.$D6]/100;0)" office:value-type="float" office:value="74.4" calcext:value-type="float">
            <text:p>74.4</text:p>
          </table:table-cell>
          <table:table-cell table:style-name="ce34" table:formula="of:=MAX([$sngl.$E$4]; 0)*MAX(1 - [.$D6]/100;0)" office:value-type="float" office:value="86.8" calcext:value-type="float">
            <text:p>86.8</text:p>
          </table:table-cell>
          <table:table-cell table:style-name="ce34" table:formula="of:=MAX([$sngl.$E$5]; 0)*MAX(1 - [.$D6]/100;0)" office:value-type="float" office:value="105.4" calcext:value-type="float">
            <text:p>105.4</text:p>
          </table:table-cell>
          <table:table-cell table:style-name="ce34" table:formula="of:=MAX([$sngl.$E$6]; 0)*MAX(1 - [.$D6]/100;0)" office:value-type="float" office:value="124" calcext:value-type="float">
            <text:p>124.0</text:p>
          </table:table-cell>
          <table:table-cell table:number-columns-repeated="1630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5" calcext:value-type="float">
            <text:p>87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165" calcext:value-type="float">
            <text:p>165</text:p>
          </table:table-cell>
          <table:table-cell table:style-name="ce5" table:formula="of:=([.$B7] + 3 * [.$C7]) / 10 / (1 - [.$D7] * 0.006) *POWER([.$E7]; 0.75) * [.$C$13] / 13" office:value-type="float" office:value="443.961127851311" calcext:value-type="float">
            <text:p>444.0</text:p>
          </table:table-cell>
          <table:table-cell table:style-name="ce5" office:value-type="float" office:value="13.5" calcext:value-type="float">
            <text:p>13.5</text:p>
          </table:table-cell>
          <table:table-cell table:style-name="ce7" table:formula="of:=COM.MICROSOFT.CEILING.MATH(LN(MAX([.$G7]*4;1))^2.5+1)" office:value-type="float" office:value="33" calcext:value-type="float">
            <text:p>33</text:p>
          </table:table-cell>
          <table:table-cell table:style-name="ce7" table:formula="of:=COM.MICROSOFT.CEILING.MATH(LN(MAX([.$G7]*3.5;1))^2.5+1)" office:value-type="float" office:value="31" calcext:value-type="float">
            <text:p>31</text:p>
          </table:table-cell>
          <table:table-cell table:style-name="ce7" table:formula="of:=COM.MICROSOFT.CEILING.MATH(LN(MAX([.$G7]*3;1))^2.5+1)" office:value-type="float" office:value="28" calcext:value-type="float">
            <text:p>28</text:p>
          </table:table-cell>
          <table:table-cell table:style-name="ce7" table:formula="of:=COM.MICROSOFT.CEILING.MATH(LN(MAX([.$G7]*2.5;1))^2.5+1)" office:value-type="float" office:value="25" calcext:value-type="float">
            <text:p>25</text:p>
          </table:table-cell>
          <table:table-cell/>
          <table:table-cell table:style-name="ce5"/>
          <table:table-cell table:style-name="ce31" table:formula="of:=MAX([$Sword.E$2] - [.$C7]; 0)*[$Sword.$F$2]" office:value-type="float" office:value="12" calcext:value-type="float">
            <text:p>12.0</text:p>
          </table:table-cell>
          <table:table-cell table:style-name="ce31" table:formula="of:=MAX([$Sword.E$3] - [.$C7]; 0)*[$Sword.$F$3]" office:value-type="float" office:value="34.875" calcext:value-type="float">
            <text:p>34.9</text:p>
          </table:table-cell>
          <table:table-cell table:style-name="ce31" table:formula="of:=MAX([$Sword.E$4] - [.$C7]; 0)*[$Sword.$F$4]" office:value-type="float" office:value="60.9375" calcext:value-type="float">
            <text:p>60.9</text:p>
          </table:table-cell>
          <table:table-cell table:style-name="ce31" table:formula="of:=MAX([$Sword.E$5] - [.$C7]; 0)*[$Sword.$F$5]" office:value-type="float" office:value="90.75" calcext:value-type="float">
            <text:p>90.8</text:p>
          </table:table-cell>
          <table:table-cell table:style-name="ce31" table:formula="of:=MAX([$Sword.E$6] - [.$C7]; 0)*[$Sword.$F$6]" office:value-type="float" office:value="126" calcext:value-type="float">
            <text:p>126.0</text:p>
          </table:table-cell>
          <table:table-cell table:style-name="ce31" table:formula="of:=MAX([$Sword.E$7] - [.$C7]; 0)*[$Sword.$F$7]" office:value-type="float" office:value="163.6875" calcext:value-type="float">
            <text:p>163.7</text:p>
          </table:table-cell>
          <table:table-cell table:style-name="ce31" table:formula="of:=MAX([$Sword.E$8] - [.$C7]; 0)*[$Sword.$F$8]" office:value-type="float" office:value="204.375" calcext:value-type="float">
            <text:p>204.4</text:p>
          </table:table-cell>
          <table:table-cell table:style-name="ce31" table:formula="of:=MAX([$Sword.E$9] - [.$C7]; 0)*[$Sword.$F$9]" office:value-type="float" office:value="25.5" calcext:value-type="float">
            <text:p>25.5</text:p>
          </table:table-cell>
          <table:table-cell table:style-name="ce32"/>
          <table:table-cell table:style-name="ce31" table:formula="of:=MAX([$Axe.E$2] - [.$C7]/2; 0)*MAX(1 - [.$D7]/200;0)*[$Axe.$F$2]" office:value-type="float" office:value="66.78" calcext:value-type="float">
            <text:p>66.8</text:p>
          </table:table-cell>
          <table:table-cell table:style-name="ce31" table:formula="of:=MAX([$Axe.E$3] - [.$C7]/2; 0)*MAX(1 - [.$D7]/200;0)*[$Axe.$F$3]" office:value-type="float" office:value="89.04" calcext:value-type="float">
            <text:p>89.0</text:p>
          </table:table-cell>
          <table:table-cell table:style-name="ce31" table:formula="of:=MAX([$Axe.E$4] - [.$C7]/2; 0)*MAX(1 - [.$D7]/200;0)*[$Axe.$F$4]" office:value-type="float" office:value="114.321" calcext:value-type="float">
            <text:p>114.3</text:p>
          </table:table-cell>
          <table:table-cell table:style-name="ce31" table:formula="of:=MAX([$Axe.E$5] - [.$C7]/2; 0)*MAX(1 - [.$D7]/200;0)*[$Axe.$F$5]" office:value-type="float" office:value="143.577" calcext:value-type="float">
            <text:p>143.6</text:p>
          </table:table-cell>
          <table:table-cell table:style-name="ce31" table:formula="of:=MAX([$Axe.E$6] - [.$C7]/2; 0)*MAX(1 - [.$D7]/200;0)*[$Axe.$F$6]" office:value-type="float" office:value="175.059" calcext:value-type="float">
            <text:p>175.1</text:p>
          </table:table-cell>
          <table:table-cell table:style-name="ce31" table:formula="of:=MAX([$Axe.E$7] - [.$C7]/2; 0)*MAX(1 - [.$D7]/200;0)*[$Axe.$F$7]" office:value-type="float" office:value="209.88" calcext:value-type="float">
            <text:p>209.9</text:p>
          </table:table-cell>
          <table:table-cell table:style-name="ce32"/>
          <table:table-cell table:style-name="ce31" table:formula="of:=MAX([$Scythe.D$2]; 0)*MAX(1 - [.$D7]/100;0)*[$Scythe.$F$2]" office:value-type="float" office:value="54.28" calcext:value-type="float">
            <text:p>54.3</text:p>
          </table:table-cell>
          <table:table-cell table:style-name="ce31" table:formula="of:=MAX([$Scythe.D$3]; 0)*MAX(1 - [.$D7]/100;0)*[$Scythe.$F$3]" office:value-type="float" office:value="71.98" calcext:value-type="float">
            <text:p>72.0</text:p>
          </table:table-cell>
          <table:table-cell table:style-name="ce31" table:formula="of:=MAX([$Scythe.D$4]; 0)*MAX(1 - [.$D7]/100;0)*[$Scythe.$F$4]" office:value-type="float" office:value="92.04" calcext:value-type="float">
            <text:p>92.0</text:p>
          </table:table-cell>
          <table:table-cell table:style-name="ce31" table:formula="of:=MAX([$Scythe.D$5]; 0)*MAX(1 - [.$D7]/100;0)*[$Scythe.$F$5]" office:value-type="float" office:value="115.64" calcext:value-type="float">
            <text:p>115.6</text:p>
          </table:table-cell>
          <table:table-cell table:style-name="ce31" table:formula="of:=MAX([$Scythe.D$6]; 0)*MAX(1 - [.$D7]/100;0)*[$Scythe.$F$6]" office:value-type="float" office:value="141.6" calcext:value-type="float">
            <text:p>141.6</text:p>
          </table:table-cell>
          <table:table-cell table:style-name="ce31" table:formula="of:=MAX([$Scythe.D$7]; 0)*MAX(1 - [.$D7]/100;0)*[$Scythe.$F$7]" office:value-type="float" office:value="169.92" calcext:value-type="float">
            <text:p>169.9</text:p>
          </table:table-cell>
          <table:table-cell table:style-name="ce31" table:formula="of:=MAX([$Scythe.D$8]; 0)*MAX(1 - [.$D7]/100;0)*[$Scythe.$F$8]" office:value-type="float" office:value="44.84" calcext:value-type="float">
            <text:p>44.8</text:p>
          </table:table-cell>
          <table:table-cell table:style-name="ce31" table:formula="of:=MAX([$Scythe.D$9]; 0)*MAX(1 - [.$D7]/100;0)*[$Scythe.$F$9]" office:value-type="float" office:value="51.92" calcext:value-type="float">
            <text:p>51.9</text:p>
          </table:table-cell>
          <table:table-cell table:style-name="ce31" table:formula="of:=MAX([$Scythe.D$10]; 0)*MAX(1 - [.$D7]/100;0)*[$Scythe.$F$10]" office:value-type="float" office:value="59" calcext:value-type="float">
            <text:p>59.0</text:p>
          </table:table-cell>
          <table:table-cell table:style-name="ce32"/>
          <table:table-cell table:style-name="ce32" table:formula="of:=MAX([$Staff.E$2]; 0)*[$Staff.$F$2]" office:value-type="float" office:value="73.6" calcext:value-type="float">
            <text:p>73.6</text:p>
          </table:table-cell>
          <table:table-cell table:style-name="ce32" table:formula="of:=MAX([$Staff.E$3]; 0)*[$Staff.$F$3]" office:value-type="float" office:value="100" calcext:value-type="float">
            <text:p>100</text:p>
          </table:table-cell>
          <table:table-cell table:style-name="ce32" table:formula="of:=MAX([$Staff.E$4]; 0)*[$Staff.$F$4]" office:value-type="float" office:value="128" calcext:value-type="float">
            <text:p>128</text:p>
          </table:table-cell>
          <table:table-cell table:style-name="ce32" table:formula="of:=MAX([$Staff.E$5]; 0)*[$Staff.$F$5]" office:value-type="float" office:value="160.8" calcext:value-type="float">
            <text:p>160.8</text:p>
          </table:table-cell>
          <table:table-cell table:style-name="ce32" table:formula="of:=MAX([$Staff.E$6]; 0)*[$Staff.$F$6]" office:value-type="float" office:value="196" calcext:value-type="float">
            <text:p>196</text:p>
          </table:table-cell>
          <table:table-cell table:style-name="ce32" table:formula="of:=MAX([$Staff.E$7]; 0)*[$Staff.$F$7]" office:value-type="float" office:value="235.2" calcext:value-type="float">
            <text:p>235.2</text:p>
          </table:table-cell>
          <table:table-cell table:style-name="ce32"/>
          <table:table-cell table:style-name="ce31" table:formula="of:=MAX([$Bow.E$2] - [.$C7]; 0)*MAX(1 - [.$D7]/100;0)*[$Bow.$F$2]" office:value-type="float" office:value="48.0320819362741" calcext:value-type="float">
            <text:p>48.0</text:p>
          </table:table-cell>
          <table:table-cell table:style-name="ce31" table:formula="of:=MAX([$Bow.E$3] - [.$C7]; 0)*MAX(1 - [.$D7]/100;0)*[$Bow.$F$3]" office:value-type="float" office:value="68.4016797015051" calcext:value-type="float">
            <text:p>68.4</text:p>
          </table:table-cell>
          <table:table-cell table:style-name="ce31" table:formula="of:=MAX([$Bow.E$4] - [.$C7]; 0)*MAX(1 - [.$D7]/100;0)*[$Bow.$F$4]" office:value-type="float" office:value="86.5079888261549" calcext:value-type="float">
            <text:p>86.5</text:p>
          </table:table-cell>
          <table:table-cell table:style-name="ce31" table:formula="of:=MAX([$Bow.E$5] - [.$C7]; 0)*MAX(1 - [.$D7]/100;0)*[$Bow.$F$5]" office:value-type="float" office:value="111.404163872548" calcext:value-type="float">
            <text:p>111.4</text:p>
          </table:table-cell>
          <table:table-cell table:style-name="ce31" table:formula="of:=MAX([$Bow.E$6] - [.$C7]; 0)*MAX(1 - [.$D7]/100;0)*[$Bow.$F$6]" office:value-type="float" office:value="136.300338918942" calcext:value-type="float">
            <text:p>136.3</text:p>
          </table:table-cell>
          <table:table-cell table:style-name="ce31" table:formula="of:=MAX([$Bow.E$7] - [.$C7]; 0)*MAX(1 - [.$D7]/100;0)*[$Bow.$F$7]" office:value-type="float" office:value="165.723091246498" calcext:value-type="float">
            <text:p>165.7</text:p>
          </table:table-cell>
          <table:table-cell table:style-name="ce32"/>
          <table:table-cell table:style-name="ce31" table:formula="of:=MAX([$Crossbow.E$2] - [.$C7]/2; 0)*MAX(1 - [.$D7]/200;0)*[$Crossbow.$F$2]" office:value-type="float" office:value="70.95375" calcext:value-type="float">
            <text:p>71.0</text:p>
          </table:table-cell>
          <table:table-cell table:style-name="ce31" table:formula="of:=MAX([$Crossbow.E$3] - [.$C7]/2; 0)*MAX(1 - [.$D7]/200;0)*[$Crossbow.$F$3]" office:value-type="float" office:value="94.605" calcext:value-type="float">
            <text:p>94.6</text:p>
          </table:table-cell>
          <table:table-cell table:style-name="ce31" table:formula="of:=MAX([$Crossbow.E$4] - [.$C7]/2; 0)*MAX(1 - [.$D7]/200;0)*[$Crossbow.$F$4]" office:value-type="float" office:value="121.77015" calcext:value-type="float">
            <text:p>121.8</text:p>
          </table:table-cell>
          <table:table-cell table:style-name="ce31" table:formula="of:=MAX([$Crossbow.E$5] - [.$C7]/2; 0)*MAX(1 - [.$D7]/200;0)*[$Crossbow.$F$5]" office:value-type="float" office:value="152.04375" calcext:value-type="float">
            <text:p>152.0</text:p>
          </table:table-cell>
          <table:table-cell table:style-name="ce31" table:formula="of:=MAX([$Crossbow.E$6] - [.$C7]/2; 0)*MAX(1 - [.$D7]/200;0)*[$Crossbow.$F$6]" office:value-type="float" office:value="186.250215" calcext:value-type="float">
            <text:p>186.3</text:p>
          </table:table-cell>
          <table:table-cell table:style-name="ce31" table:formula="of:=MAX([$Crossbow.E$7] - [.$C7]/2; 0)*MAX(1 - [.$D7]/200;0)*[$Crossbow.$F$7]" office:value-type="float" office:value="222.978579" calcext:value-type="float">
            <text:p>223.0</text:p>
          </table:table-cell>
          <table:table-cell table:number-columns-repeated="2"/>
          <table:table-cell table:style-name="ce33" table:formula="of:=MAX([$doge.E$3] - [.$C7]; 0)" office:value-type="float" office:value="0" calcext:value-type="float">
            <text:p>0</text:p>
          </table:table-cell>
          <table:table-cell table:style-name="ce33" table:formula="of:=MAX([$doge.$E$4] - [.$C7]; 0)" office:value-type="float" office:value="0" calcext:value-type="float">
            <text:p>0</text:p>
          </table:table-cell>
          <table:table-cell table:style-name="ce33" table:formula="of:=MAX([$doge.$E$5] - [.$C7]; 0)" office:value-type="float" office:value="0" calcext:value-type="float">
            <text:p>0</text:p>
          </table:table-cell>
          <table:table-cell table:style-name="ce33" table:formula="of:=MAX([$doge.$E$6] - [.$C7]; 0)" office:value-type="float" office:value="5" calcext:value-type="float">
            <text:p>5</text:p>
          </table:table-cell>
          <table:table-cell table:style-name="ce33" table:formula="of:=MAX([$doge.$E$7] - [.$C7]; 0)" office:value-type="float" office:value="10" calcext:value-type="float">
            <text:p>10</text:p>
          </table:table-cell>
          <table:table-cell table:style-name="ce33"/>
          <table:table-cell table:style-name="ce34" table:formula="of:=MAX([$hors.$E$3] - [.$C7]/2; 0)*MAX(1 - [.$D7]/200;0)" office:value-type="float" office:value="43.725" calcext:value-type="float">
            <text:p>43.7</text:p>
          </table:table-cell>
          <table:table-cell table:style-name="ce34" table:formula="of:=MAX([$hors.$E$4] - [.$C7]/2; 0)*MAX(1 - [.$D7]/200;0)" office:value-type="float" office:value="55.65" calcext:value-type="float">
            <text:p>55.7</text:p>
          </table:table-cell>
          <table:table-cell table:style-name="ce34" table:formula="of:=MAX([$hors.$E$5] - [.$C7]/2; 0)*MAX(1 - [.$D7]/200;0)" office:value-type="float" office:value="75.525" calcext:value-type="float">
            <text:p>75.5</text:p>
          </table:table-cell>
          <table:table-cell table:style-name="ce34" table:formula="of:=MAX([$hors.$E$6] - [.$C7]/2; 0)*MAX(1 - [.$D7]/200;0)" office:value-type="float" office:value="95.4" calcext:value-type="float">
            <text:p>95.4</text:p>
          </table:table-cell>
          <table:table-cell table:style-name="ce33"/>
          <table:table-cell table:style-name="ce34" table:formula="of:=MAX([$irgl.$E$3] - [.$C7]; 0)*MAX(1 - [.$D7]/100;0)" office:value-type="float" office:value="94.4" calcext:value-type="float">
            <text:p>94.4</text:p>
          </table:table-cell>
          <table:table-cell table:style-name="ce34" table:formula="of:=MAX([$irgl.$E$4] - [.$C7]; 0)*MAX(1 - [.$D7]/100;0)" office:value-type="float" office:value="109.15" calcext:value-type="float">
            <text:p>109.2</text:p>
          </table:table-cell>
          <table:table-cell table:style-name="ce34" table:formula="of:=MAX([$irgl.$E$5] - [.$C7]; 0)*MAX(1 - [.$D7]/100;0)" office:value-type="float" office:value="129.8" calcext:value-type="float">
            <text:p>129.8</text:p>
          </table:table-cell>
          <table:table-cell table:style-name="ce34" table:formula="of:=MAX([$irgl.$E$6] - [.$C7]; 0)*MAX(1 - [.$D7]/100;0)" office:value-type="float" office:value="153.4" calcext:value-type="float">
            <text:p>153.4</text:p>
          </table:table-cell>
          <table:table-cell table:style-name="ce33"/>
          <table:table-cell table:style-name="ce34" table:formula="of:=MAX([$sngl.$E$3]; 0)*MAX(1 - [.$D7]/100;0)" office:value-type="float" office:value="70.8" calcext:value-type="float">
            <text:p>70.8</text:p>
          </table:table-cell>
          <table:table-cell table:style-name="ce34" table:formula="of:=MAX([$sngl.$E$4]; 0)*MAX(1 - [.$D7]/100;0)" office:value-type="float" office:value="82.6" calcext:value-type="float">
            <text:p>82.6</text:p>
          </table:table-cell>
          <table:table-cell table:style-name="ce34" table:formula="of:=MAX([$sngl.$E$5]; 0)*MAX(1 - [.$D7]/100;0)" office:value-type="float" office:value="100.3" calcext:value-type="float">
            <text:p>100.3</text:p>
          </table:table-cell>
          <table:table-cell table:style-name="ce34" table:formula="of:=MAX([$sngl.$E$6]; 0)*MAX(1 - [.$D7]/100;0)" office:value-type="float" office:value="118" calcext:value-type="float">
            <text:p>118.0</text:p>
          </table:table-cell>
          <table:table-cell table:number-columns-repeated="1630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190" calcext:value-type="float">
            <text:p>190</text:p>
          </table:table-cell>
          <table:table-cell table:style-name="ce5" table:formula="of:=([.$B8] + 3 * [.$C8]) / 10 / (1 - [.$D8] * 0.006) *POWER([.$E8]; 0.75) * [.$C$13] / 13" office:value-type="float" office:value="558.486266900588" calcext:value-type="float">
            <text:p>558.5</text:p>
          </table:table-cell>
          <table:table-cell table:style-name="ce5" office:value-type="float" office:value="16" calcext:value-type="float">
            <text:p>16.0</text:p>
          </table:table-cell>
          <table:table-cell table:style-name="ce7" table:formula="of:=COM.MICROSOFT.CEILING.MATH(LN(MAX([.$G8]*4;1))^2.5+1)" office:value-type="float" office:value="37" calcext:value-type="float">
            <text:p>37</text:p>
          </table:table-cell>
          <table:table-cell table:style-name="ce7" table:formula="of:=COM.MICROSOFT.CEILING.MATH(LN(MAX([.$G8]*3.5;1))^2.5+1)" office:value-type="float" office:value="34" calcext:value-type="float">
            <text:p>34</text:p>
          </table:table-cell>
          <table:table-cell table:style-name="ce7" table:formula="of:=COM.MICROSOFT.CEILING.MATH(LN(MAX([.$G8]*3;1))^2.5+1)" office:value-type="float" office:value="31" calcext:value-type="float">
            <text:p>31</text:p>
          </table:table-cell>
          <table:table-cell table:style-name="ce7" table:formula="of:=COM.MICROSOFT.CEILING.MATH(LN(MAX([.$G8]*2.5;1))^2.5+1)" office:value-type="float" office:value="28" calcext:value-type="float">
            <text:p>28</text:p>
          </table:table-cell>
          <table:table-cell/>
          <table:table-cell table:style-name="ce5"/>
          <table:table-cell table:style-name="ce31" table:formula="of:=MAX([$Sword.E$2] - [.$C8]; 0)*[$Sword.$F$2]" office:value-type="float" office:value="9" calcext:value-type="float">
            <text:p>9.0</text:p>
          </table:table-cell>
          <table:table-cell table:style-name="ce31" table:formula="of:=MAX([$Sword.E$3] - [.$C8]; 0)*[$Sword.$F$3]" office:value-type="float" office:value="31.875" calcext:value-type="float">
            <text:p>31.9</text:p>
          </table:table-cell>
          <table:table-cell table:style-name="ce31" table:formula="of:=MAX([$Sword.E$4] - [.$C8]; 0)*[$Sword.$F$4]" office:value-type="float" office:value="57.9375" calcext:value-type="float">
            <text:p>57.9</text:p>
          </table:table-cell>
          <table:table-cell table:style-name="ce31" table:formula="of:=MAX([$Sword.E$5] - [.$C8]; 0)*[$Sword.$F$5]" office:value-type="float" office:value="87.75" calcext:value-type="float">
            <text:p>87.8</text:p>
          </table:table-cell>
          <table:table-cell table:style-name="ce31" table:formula="of:=MAX([$Sword.E$6] - [.$C8]; 0)*[$Sword.$F$6]" office:value-type="float" office:value="123" calcext:value-type="float">
            <text:p>123.0</text:p>
          </table:table-cell>
          <table:table-cell table:style-name="ce31" table:formula="of:=MAX([$Sword.E$7] - [.$C8]; 0)*[$Sword.$F$7]" office:value-type="float" office:value="160.6875" calcext:value-type="float">
            <text:p>160.7</text:p>
          </table:table-cell>
          <table:table-cell table:style-name="ce31" table:formula="of:=MAX([$Sword.E$8] - [.$C8]; 0)*[$Sword.$F$8]" office:value-type="float" office:value="201.375" calcext:value-type="float">
            <text:p>201.4</text:p>
          </table:table-cell>
          <table:table-cell table:style-name="ce31" table:formula="of:=MAX([$Sword.E$9] - [.$C8]; 0)*[$Sword.$F$9]" office:value-type="float" office:value="22.5" calcext:value-type="float">
            <text:p>22.5</text:p>
          </table:table-cell>
          <table:table-cell table:style-name="ce32"/>
          <table:table-cell table:style-name="ce31" table:formula="of:=MAX([$Axe.E$2] - [.$C8]/2; 0)*MAX(1 - [.$D8]/200;0)*[$Axe.$F$2]" office:value-type="float" office:value="66.144" calcext:value-type="float">
            <text:p>66.1</text:p>
          </table:table-cell>
          <table:table-cell table:style-name="ce31" table:formula="of:=MAX([$Axe.E$3] - [.$C8]/2; 0)*MAX(1 - [.$D8]/200;0)*[$Axe.$F$3]" office:value-type="float" office:value="88.404" calcext:value-type="float">
            <text:p>88.4</text:p>
          </table:table-cell>
          <table:table-cell table:style-name="ce31" table:formula="of:=MAX([$Axe.E$4] - [.$C8]/2; 0)*MAX(1 - [.$D8]/200;0)*[$Axe.$F$4]" office:value-type="float" office:value="113.685" calcext:value-type="float">
            <text:p>113.7</text:p>
          </table:table-cell>
          <table:table-cell table:style-name="ce31" table:formula="of:=MAX([$Axe.E$5] - [.$C8]/2; 0)*MAX(1 - [.$D8]/200;0)*[$Axe.$F$5]" office:value-type="float" office:value="142.941" calcext:value-type="float">
            <text:p>142.9</text:p>
          </table:table-cell>
          <table:table-cell table:style-name="ce31" table:formula="of:=MAX([$Axe.E$6] - [.$C8]/2; 0)*MAX(1 - [.$D8]/200;0)*[$Axe.$F$6]" office:value-type="float" office:value="174.423" calcext:value-type="float">
            <text:p>174.4</text:p>
          </table:table-cell>
          <table:table-cell table:style-name="ce31" table:formula="of:=MAX([$Axe.E$7] - [.$C8]/2; 0)*MAX(1 - [.$D8]/200;0)*[$Axe.$F$7]" office:value-type="float" office:value="209.244" calcext:value-type="float">
            <text:p>209.2</text:p>
          </table:table-cell>
          <table:table-cell table:style-name="ce32"/>
          <table:table-cell table:style-name="ce31" table:formula="of:=MAX([$Scythe.D$2]; 0)*MAX(1 - [.$D8]/100;0)*[$Scythe.$F$2]" office:value-type="float" office:value="54.28" calcext:value-type="float">
            <text:p>54.3</text:p>
          </table:table-cell>
          <table:table-cell table:style-name="ce31" table:formula="of:=MAX([$Scythe.D$3]; 0)*MAX(1 - [.$D8]/100;0)*[$Scythe.$F$3]" office:value-type="float" office:value="71.98" calcext:value-type="float">
            <text:p>72.0</text:p>
          </table:table-cell>
          <table:table-cell table:style-name="ce31" table:formula="of:=MAX([$Scythe.D$4]; 0)*MAX(1 - [.$D8]/100;0)*[$Scythe.$F$4]" office:value-type="float" office:value="92.04" calcext:value-type="float">
            <text:p>92.0</text:p>
          </table:table-cell>
          <table:table-cell table:style-name="ce31" table:formula="of:=MAX([$Scythe.D$5]; 0)*MAX(1 - [.$D8]/100;0)*[$Scythe.$F$5]" office:value-type="float" office:value="115.64" calcext:value-type="float">
            <text:p>115.6</text:p>
          </table:table-cell>
          <table:table-cell table:style-name="ce31" table:formula="of:=MAX([$Scythe.D$6]; 0)*MAX(1 - [.$D8]/100;0)*[$Scythe.$F$6]" office:value-type="float" office:value="141.6" calcext:value-type="float">
            <text:p>141.6</text:p>
          </table:table-cell>
          <table:table-cell table:style-name="ce31" table:formula="of:=MAX([$Scythe.D$7]; 0)*MAX(1 - [.$D8]/100;0)*[$Scythe.$F$7]" office:value-type="float" office:value="169.92" calcext:value-type="float">
            <text:p>169.9</text:p>
          </table:table-cell>
          <table:table-cell table:style-name="ce31" table:formula="of:=MAX([$Scythe.D$8]; 0)*MAX(1 - [.$D8]/100;0)*[$Scythe.$F$8]" office:value-type="float" office:value="44.84" calcext:value-type="float">
            <text:p>44.8</text:p>
          </table:table-cell>
          <table:table-cell table:style-name="ce31" table:formula="of:=MAX([$Scythe.D$9]; 0)*MAX(1 - [.$D8]/100;0)*[$Scythe.$F$9]" office:value-type="float" office:value="51.92" calcext:value-type="float">
            <text:p>51.9</text:p>
          </table:table-cell>
          <table:table-cell table:style-name="ce31" table:formula="of:=MAX([$Scythe.D$10]; 0)*MAX(1 - [.$D8]/100;0)*[$Scythe.$F$10]" office:value-type="float" office:value="59" calcext:value-type="float">
            <text:p>59.0</text:p>
          </table:table-cell>
          <table:table-cell table:style-name="ce32"/>
          <table:table-cell table:style-name="ce32" table:formula="of:=MAX([$Staff.E$2]; 0)*[$Staff.$F$2]" office:value-type="float" office:value="73.6" calcext:value-type="float">
            <text:p>73.6</text:p>
          </table:table-cell>
          <table:table-cell table:style-name="ce32" table:formula="of:=MAX([$Staff.E$3]; 0)*[$Staff.$F$3]" office:value-type="float" office:value="100" calcext:value-type="float">
            <text:p>100</text:p>
          </table:table-cell>
          <table:table-cell table:style-name="ce32" table:formula="of:=MAX([$Staff.E$4]; 0)*[$Staff.$F$4]" office:value-type="float" office:value="128" calcext:value-type="float">
            <text:p>128</text:p>
          </table:table-cell>
          <table:table-cell table:style-name="ce32" table:formula="of:=MAX([$Staff.E$5]; 0)*[$Staff.$F$5]" office:value-type="float" office:value="160.8" calcext:value-type="float">
            <text:p>160.8</text:p>
          </table:table-cell>
          <table:table-cell table:style-name="ce32" table:formula="of:=MAX([$Staff.E$6]; 0)*[$Staff.$F$6]" office:value-type="float" office:value="196" calcext:value-type="float">
            <text:p>196</text:p>
          </table:table-cell>
          <table:table-cell table:style-name="ce32" table:formula="of:=MAX([$Staff.E$7]; 0)*[$Staff.$F$7]" office:value-type="float" office:value="235.2" calcext:value-type="float">
            <text:p>235.2</text:p>
          </table:table-cell>
          <table:table-cell table:style-name="ce32"/>
          <table:table-cell table:style-name="ce31" table:formula="of:=MAX([$Bow.E$2] - [.$C8]; 0)*MAX(1 - [.$D8]/100;0)*[$Bow.$F$2]" office:value-type="float" office:value="47.2650819362741" calcext:value-type="float">
            <text:p>47.3</text:p>
          </table:table-cell>
          <table:table-cell table:style-name="ce31" table:formula="of:=MAX([$Bow.E$3] - [.$C8]; 0)*MAX(1 - [.$D8]/100;0)*[$Bow.$F$3]" office:value-type="float" office:value="67.6346797015051" calcext:value-type="float">
            <text:p>67.6</text:p>
          </table:table-cell>
          <table:table-cell table:style-name="ce31" table:formula="of:=MAX([$Bow.E$4] - [.$C8]; 0)*MAX(1 - [.$D8]/100;0)*[$Bow.$F$4]" office:value-type="float" office:value="85.7409888261549" calcext:value-type="float">
            <text:p>85.7</text:p>
          </table:table-cell>
          <table:table-cell table:style-name="ce31" table:formula="of:=MAX([$Bow.E$5] - [.$C8]; 0)*MAX(1 - [.$D8]/100;0)*[$Bow.$F$5]" office:value-type="float" office:value="110.637163872548" calcext:value-type="float">
            <text:p>110.6</text:p>
          </table:table-cell>
          <table:table-cell table:style-name="ce31" table:formula="of:=MAX([$Bow.E$6] - [.$C8]; 0)*MAX(1 - [.$D8]/100;0)*[$Bow.$F$6]" office:value-type="float" office:value="135.533338918942" calcext:value-type="float">
            <text:p>135.5</text:p>
          </table:table-cell>
          <table:table-cell table:style-name="ce31" table:formula="of:=MAX([$Bow.E$7] - [.$C8]; 0)*MAX(1 - [.$D8]/100;0)*[$Bow.$F$7]" office:value-type="float" office:value="164.956091246498" calcext:value-type="float">
            <text:p>165.0</text:p>
          </table:table-cell>
          <table:table-cell table:style-name="ce32"/>
          <table:table-cell table:style-name="ce31" table:formula="of:=MAX([$Crossbow.E$2] - [.$C8]/2; 0)*MAX(1 - [.$D8]/200;0)*[$Crossbow.$F$2]" office:value-type="float" office:value="70.278" calcext:value-type="float">
            <text:p>70.3</text:p>
          </table:table-cell>
          <table:table-cell table:style-name="ce31" table:formula="of:=MAX([$Crossbow.E$3] - [.$C8]/2; 0)*MAX(1 - [.$D8]/200;0)*[$Crossbow.$F$3]" office:value-type="float" office:value="93.92925" calcext:value-type="float">
            <text:p>93.9</text:p>
          </table:table-cell>
          <table:table-cell table:style-name="ce31" table:formula="of:=MAX([$Crossbow.E$4] - [.$C8]/2; 0)*MAX(1 - [.$D8]/200;0)*[$Crossbow.$F$4]" office:value-type="float" office:value="121.0944" calcext:value-type="float">
            <text:p>121.1</text:p>
          </table:table-cell>
          <table:table-cell table:style-name="ce31" table:formula="of:=MAX([$Crossbow.E$5] - [.$C8]/2; 0)*MAX(1 - [.$D8]/200;0)*[$Crossbow.$F$5]" office:value-type="float" office:value="151.368" calcext:value-type="float">
            <text:p>151.4</text:p>
          </table:table-cell>
          <table:table-cell table:style-name="ce31" table:formula="of:=MAX([$Crossbow.E$6] - [.$C8]/2; 0)*MAX(1 - [.$D8]/200;0)*[$Crossbow.$F$6]" office:value-type="float" office:value="185.574465" calcext:value-type="float">
            <text:p>185.6</text:p>
          </table:table-cell>
          <table:table-cell table:style-name="ce31" table:formula="of:=MAX([$Crossbow.E$7] - [.$C8]/2; 0)*MAX(1 - [.$D8]/200;0)*[$Crossbow.$F$7]" office:value-type="float" office:value="222.302829" calcext:value-type="float">
            <text:p>222.3</text:p>
          </table:table-cell>
          <table:table-cell table:number-columns-repeated="2"/>
          <table:table-cell table:style-name="ce33" table:formula="of:=MAX([$doge.E$3] - [.$C8]; 0)" office:value-type="float" office:value="0" calcext:value-type="float">
            <text:p>0</text:p>
          </table:table-cell>
          <table:table-cell table:style-name="ce33" table:formula="of:=MAX([$doge.$E$4] - [.$C8]; 0)" office:value-type="float" office:value="0" calcext:value-type="float">
            <text:p>0</text:p>
          </table:table-cell>
          <table:table-cell table:style-name="ce33" table:formula="of:=MAX([$doge.$E$5] - [.$C8]; 0)" office:value-type="float" office:value="0" calcext:value-type="float">
            <text:p>0</text:p>
          </table:table-cell>
          <table:table-cell table:style-name="ce33" table:formula="of:=MAX([$doge.$E$6] - [.$C8]; 0)" office:value-type="float" office:value="3" calcext:value-type="float">
            <text:p>3</text:p>
          </table:table-cell>
          <table:table-cell table:style-name="ce33" table:formula="of:=MAX([$doge.$E$7] - [.$C8]; 0)" office:value-type="float" office:value="8" calcext:value-type="float">
            <text:p>8</text:p>
          </table:table-cell>
          <table:table-cell table:style-name="ce33"/>
          <table:table-cell table:style-name="ce34" table:formula="of:=MAX([$hors.$E$3] - [.$C8]/2; 0)*MAX(1 - [.$D8]/200;0)" office:value-type="float" office:value="42.93" calcext:value-type="float">
            <text:p>42.9</text:p>
          </table:table-cell>
          <table:table-cell table:style-name="ce34" table:formula="of:=MAX([$hors.$E$4] - [.$C8]/2; 0)*MAX(1 - [.$D8]/200;0)" office:value-type="float" office:value="54.855" calcext:value-type="float">
            <text:p>54.9</text:p>
          </table:table-cell>
          <table:table-cell table:style-name="ce34" table:formula="of:=MAX([$hors.$E$5] - [.$C8]/2; 0)*MAX(1 - [.$D8]/200;0)" office:value-type="float" office:value="74.73" calcext:value-type="float">
            <text:p>74.7</text:p>
          </table:table-cell>
          <table:table-cell table:style-name="ce34" table:formula="of:=MAX([$hors.$E$6] - [.$C8]/2; 0)*MAX(1 - [.$D8]/200;0)" office:value-type="float" office:value="94.605" calcext:value-type="float">
            <text:p>94.6</text:p>
          </table:table-cell>
          <table:table-cell table:style-name="ce33"/>
          <table:table-cell table:style-name="ce34" table:formula="of:=MAX([$irgl.$E$3] - [.$C8]; 0)*MAX(1 - [.$D8]/100;0)" office:value-type="float" office:value="93.22" calcext:value-type="float">
            <text:p>93.2</text:p>
          </table:table-cell>
          <table:table-cell table:style-name="ce34" table:formula="of:=MAX([$irgl.$E$4] - [.$C8]; 0)*MAX(1 - [.$D8]/100;0)" office:value-type="float" office:value="107.97" calcext:value-type="float">
            <text:p>108.0</text:p>
          </table:table-cell>
          <table:table-cell table:style-name="ce34" table:formula="of:=MAX([$irgl.$E$5] - [.$C8]; 0)*MAX(1 - [.$D8]/100;0)" office:value-type="float" office:value="128.62" calcext:value-type="float">
            <text:p>128.6</text:p>
          </table:table-cell>
          <table:table-cell table:style-name="ce34" table:formula="of:=MAX([$irgl.$E$6] - [.$C8]; 0)*MAX(1 - [.$D8]/100;0)" office:value-type="float" office:value="152.22" calcext:value-type="float">
            <text:p>152.2</text:p>
          </table:table-cell>
          <table:table-cell table:style-name="ce33"/>
          <table:table-cell table:style-name="ce34" table:formula="of:=MAX([$sngl.$E$3]; 0)*MAX(1 - [.$D8]/100;0)" office:value-type="float" office:value="70.8" calcext:value-type="float">
            <text:p>70.8</text:p>
          </table:table-cell>
          <table:table-cell table:style-name="ce34" table:formula="of:=MAX([$sngl.$E$4]; 0)*MAX(1 - [.$D8]/100;0)" office:value-type="float" office:value="82.6" calcext:value-type="float">
            <text:p>82.6</text:p>
          </table:table-cell>
          <table:table-cell table:style-name="ce34" table:formula="of:=MAX([$sngl.$E$5]; 0)*MAX(1 - [.$D8]/100;0)" office:value-type="float" office:value="100.3" calcext:value-type="float">
            <text:p>100.3</text:p>
          </table:table-cell>
          <table:table-cell table:style-name="ce34" table:formula="of:=MAX([$sngl.$E$6]; 0)*MAX(1 - [.$D8]/100;0)" office:value-type="float" office:value="118" calcext:value-type="float">
            <text:p>118.0</text:p>
          </table:table-cell>
          <table:table-cell table:number-columns-repeated="16303"/>
        </table:table-row>
        <table:table-row table:style-name="ro1">
          <table:table-cell table:number-columns-repeated="61"/>
          <table:table-cell table:style-name="ce33" table:number-columns-repeated="6"/>
          <table:table-cell table:style-name="ce34" table:number-columns-repeated="4"/>
          <table:table-cell table:style-name="ce33"/>
          <table:table-cell table:style-name="ce34" table:number-columns-repeated="4"/>
          <table:table-cell table:style-name="ce33"/>
          <table:table-cell table:style-name="ce34" table:number-columns-repeated="4"/>
          <table:table-cell table:number-columns-repeated="16303"/>
        </table:table-row>
        <table:table-row table:style-name="ro1">
          <table:table-cell table:number-columns-repeated="12"/>
          <table:table-cell>
            <draw:frame table:end-cell-address="pgsd.T28" table:end-x="0.1579in" table:end-y="0.0161in" draw:z-index="0" draw:name="Chart 1" draw:style-name="gr1" draw:text-style-name="P1" svg:width="5.1925in" svg:height="3.5787in" svg:x="0in" svg:y="0in">
              <draw:object draw:notify-on-update-of-ranges="pgsd.T1:pgsd.T1 pgsd.T3:pgsd.T8 pgsd.AB1:pgsd.AB1 pgsd.AB3:pgsd.AB8 pgsd.AI1:pgsd.AI1 pgsd.AI3:pgsd.AI8 pgsd.AS1:pgsd.AS1 pgsd.AS3:pgsd.AS8 pgsd.AZ1:pgsd.AZ1 pgsd.AZ3:pgsd.AZ8 pgsd.BG1:pgsd.BG1 pgsd.BG3:pgsd.BG8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Damage Spread</text:p>
          </table:table-cell>
          <table:table-cell table:style-name="ce4" office:value-type="percentage" office:value="0.2" calcext:value-type="percentage">
            <text:p>20%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Loot Spread</text:p>
          </table:table-cell>
          <table:table-cell table:style-name="ce4" office:value-type="percentage" office:value="0.25" calcext:value-type="percentage">
            <text:p>25%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ustom Mult</text:p>
          </table:table-cell>
          <table:table-cell office:value-type="float" office:value="0.95" calcext:value-type="float">
            <text:p>0.95</text:p>
          </table:table-cell>
          <table:table-cell table:number-columns-repeated="16381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pgsd.BJ3:pgsd.CC9">
            <calcext:color-scale>
              <calcext:color-scale-entry calcext:value="0" calcext:type="minimum" calcext:color="#70ad47"/>
              <calcext:color-scale-entry calcext:value="50" calcext:type="percentile" calcext:color="#fcfcff"/>
              <calcext:color-scale-entry calcext:value="0" calcext:type="maximum" calcext:color="#7030a0"/>
            </calcext:color-scale>
          </calcext:conditional-format>
          <calcext:conditional-format calcext:target-range-address="pgsd.N3:pgsd.BG8">
            <calcext:color-scale>
              <calcext:color-scale-entry calcext:value="0" calcext:type="minimum" calcext:color="#5a8ac6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</calcext:conditional-formats>
      </table:table>
      <table:table table:name="brut" table:style-name="ta7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6" table:default-cell-style-name="Default"/>
        <table:table-column table:style-name="co15" table:default-cell-style-name="Default"/>
        <table:table-column table:style-name="co17" table:number-columns-repeated="6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number-columns-repeated="6" table:default-cell-style-name="Default"/>
        <table:table-column table:style-name="co15" table:default-cell-style-name="Default"/>
        <table:table-column table:style-name="co21" table:number-columns-repeated="6" table:default-cell-style-name="Default"/>
        <table:table-column table:style-name="co15" table:default-cell-style-name="Default"/>
        <table:table-column table:style-name="co22" table:number-columns-repeated="6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4" table:number-columns-repeated="5" table:default-cell-style-name="Default"/>
        <table:table-column table:style-name="co15" table:default-cell-style-name="Default"/>
        <table:table-column table:style-name="co25" table:number-columns-repeated="4" table:default-cell-style-name="Default"/>
        <table:table-column table:style-name="co15" table:default-cell-style-name="Default"/>
        <table:table-column table:style-name="co26" table:number-columns-repeated="4" table:default-cell-style-name="Default"/>
        <table:table-column table:style-name="co15" table:default-cell-style-name="Default"/>
        <table:table-column table:style-name="co27" table:number-columns-repeated="4" table:default-cell-style-name="Default"/>
        <table:table-column table:style-name="co25" table:number-columns-repeated="16303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Toughness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Rough Value</text:p>
          </table:table-cell>
          <table:table-cell table:style-name="ce1" office:value-type="string" calcext:value-type="string">
            <text:p>Difficulty Threshold</text:p>
          </table:table-cell>
          <table:table-cell table:style-name="ce6" office:value-type="string" calcext:value-type="string" table:number-columns-spanned="4" table:number-rows-spanned="1">
            <text:p>First Wave</text:p>
          </table:table-cell>
          <table:covered-table-cell table:number-columns-repeated="3" table:style-name="ce1"/>
          <table:table-cell table:style-name="ce1"/>
          <table:table-cell table:style-name="ce8" office:value-type="string" calcext:value-type="string">
            <text:p>Effective DPS:</text:p>
          </table:table-cell>
          <table:table-cell table:style-name="ce1" office:value-type="string" calcext:value-type="string">
            <text:p>T0 Sword</text:p>
          </table:table-cell>
          <table:table-cell table:style-name="ce1" office:value-type="string" calcext:value-type="string">
            <text:p>T1 Sword</text:p>
          </table:table-cell>
          <table:table-cell table:style-name="ce1" office:value-type="string" calcext:value-type="string">
            <text:p>T2 Sword</text:p>
          </table:table-cell>
          <table:table-cell table:style-name="ce1" office:value-type="string" calcext:value-type="string">
            <text:p>T3 Sword</text:p>
          </table:table-cell>
          <table:table-cell table:style-name="ce1" office:value-type="string" calcext:value-type="string">
            <text:p>T4 Sword</text:p>
          </table:table-cell>
          <table:table-cell table:style-name="ce1" office:value-type="string" calcext:value-type="string">
            <text:p>T5 Sword</text:p>
          </table:table-cell>
          <table:table-cell table:style-name="ce1" office:value-type="string" calcext:value-type="string">
            <text:p>T6 Sword</text:p>
          </table:table-cell>
          <table:table-cell table:style-name="ce1" office:value-type="string" calcext:value-type="string">
            <text:p>Soldier</text:p>
          </table:table-cell>
          <table:table-cell table:style-name="ce1"/>
          <table:table-cell table:style-name="ce1" office:value-type="string" calcext:value-type="string">
            <text:p>T1 Axe</text:p>
          </table:table-cell>
          <table:table-cell table:style-name="ce1" office:value-type="string" calcext:value-type="string">
            <text:p>T2 Axe</text:p>
          </table:table-cell>
          <table:table-cell table:style-name="ce1" office:value-type="string" calcext:value-type="string">
            <text:p>T3 Axe</text:p>
          </table:table-cell>
          <table:table-cell table:style-name="ce1" office:value-type="string" calcext:value-type="string">
            <text:p>T4 Axe</text:p>
          </table:table-cell>
          <table:table-cell table:style-name="ce1" office:value-type="string" calcext:value-type="string">
            <text:p>T5 Axe</text:p>
          </table:table-cell>
          <table:table-cell table:style-name="ce1" office:value-type="string" calcext:value-type="string">
            <text:p>T6 Axe</text:p>
          </table:table-cell>
          <table:table-cell table:style-name="ce1"/>
          <table:table-cell table:style-name="ce1" office:value-type="string" calcext:value-type="string">
            <text:p>T1 Scythe</text:p>
          </table:table-cell>
          <table:table-cell table:style-name="ce1" office:value-type="string" calcext:value-type="string">
            <text:p>T2 Scythe</text:p>
          </table:table-cell>
          <table:table-cell table:style-name="ce1" office:value-type="string" calcext:value-type="string">
            <text:p>T3 Scythe</text:p>
          </table:table-cell>
          <table:table-cell table:style-name="ce1" office:value-type="string" calcext:value-type="string">
            <text:p>T4 Scythe</text:p>
          </table:table-cell>
          <table:table-cell table:style-name="ce1" office:value-type="string" calcext:value-type="string">
            <text:p>T5 Scythe</text:p>
          </table:table-cell>
          <table:table-cell table:style-name="ce1" office:value-type="string" calcext:value-type="string">
            <text:p>T6 Scythe</text:p>
          </table:table-cell>
          <table:table-cell table:style-name="ce1" office:value-type="string" calcext:value-type="string">
            <text:p>Reaper I</text:p>
          </table:table-cell>
          <table:table-cell table:style-name="ce1" office:value-type="string" calcext:value-type="string">
            <text:p>Reaper II</text:p>
          </table:table-cell>
          <table:table-cell table:style-name="ce1" office:value-type="string" calcext:value-type="string">
            <text:p>Reaper III</text:p>
          </table:table-cell>
          <table:table-cell table:style-name="ce1"/>
          <table:table-cell table:style-name="ce1" office:value-type="string" calcext:value-type="string">
            <text:p>T1 Staff</text:p>
          </table:table-cell>
          <table:table-cell table:style-name="ce1" office:value-type="string" calcext:value-type="string">
            <text:p>T2 Staff</text:p>
          </table:table-cell>
          <table:table-cell table:style-name="ce1" office:value-type="string" calcext:value-type="string">
            <text:p>T3 Staff</text:p>
          </table:table-cell>
          <table:table-cell table:style-name="ce1" office:value-type="string" calcext:value-type="string">
            <text:p>T4 Staff</text:p>
          </table:table-cell>
          <table:table-cell table:style-name="ce1" office:value-type="string" calcext:value-type="string">
            <text:p>T5 Staff</text:p>
          </table:table-cell>
          <table:table-cell table:style-name="ce1" office:value-type="string" calcext:value-type="string">
            <text:p>T6 Staff</text:p>
          </table:table-cell>
          <table:table-cell table:style-name="ce1"/>
          <table:table-cell table:style-name="ce1" office:value-type="string" calcext:value-type="string">
            <text:p>T1 Bow</text:p>
          </table:table-cell>
          <table:table-cell table:style-name="ce1" office:value-type="string" calcext:value-type="string">
            <text:p>T2 Bow</text:p>
          </table:table-cell>
          <table:table-cell table:style-name="ce1" office:value-type="string" calcext:value-type="string">
            <text:p>T3 Bow</text:p>
          </table:table-cell>
          <table:table-cell table:style-name="ce1" office:value-type="string" calcext:value-type="string">
            <text:p>T4 Bow</text:p>
          </table:table-cell>
          <table:table-cell table:style-name="ce1" office:value-type="string" calcext:value-type="string">
            <text:p>T5 Bow</text:p>
          </table:table-cell>
          <table:table-cell table:style-name="ce1" office:value-type="string" calcext:value-type="string">
            <text:p>T6 Bow</text:p>
          </table:table-cell>
          <table:table-cell table:style-name="ce1"/>
          <table:table-cell table:style-name="ce1" office:value-type="string" calcext:value-type="string">
            <text:p>T1 Crossbow</text:p>
          </table:table-cell>
          <table:table-cell table:style-name="ce1" office:value-type="string" calcext:value-type="string">
            <text:p>T2 Crossbow</text:p>
          </table:table-cell>
          <table:table-cell table:style-name="ce1" office:value-type="string" calcext:value-type="string">
            <text:p>T3 Crossbow</text:p>
          </table:table-cell>
          <table:table-cell table:style-name="ce1" office:value-type="string" calcext:value-type="string">
            <text:p>T4 Crossbow</text:p>
          </table:table-cell>
          <table:table-cell table:style-name="ce1" office:value-type="string" calcext:value-type="string">
            <text:p>T5 Crossbow</text:p>
          </table:table-cell>
          <table:table-cell table:style-name="ce1" office:value-type="string" calcext:value-type="string">
            <text:p>T6 Crossbow</text:p>
          </table:table-cell>
          <table:table-cell table:style-name="ce1"/>
          <table:table-cell table:style-name="ce1" office:value-type="string" calcext:value-type="string">
            <text:p>Effective 1S Dmg:</text:p>
          </table:table-cell>
          <table:table-cell table:style-name="ce1" office:value-type="string" calcext:value-type="string">
            <text:p>Lvl 1 doge</text:p>
          </table:table-cell>
          <table:table-cell table:style-name="ce1" office:value-type="string" calcext:value-type="string">
            <text:p>Lvl 2 doge</text:p>
          </table:table-cell>
          <table:table-cell table:style-name="ce1" office:value-type="string" calcext:value-type="string">
            <text:p>Lvl 3 doge</text:p>
          </table:table-cell>
          <table:table-cell table:style-name="ce1" office:value-type="string" calcext:value-type="string">
            <text:p>Lvl 4 doge</text:p>
          </table:table-cell>
          <table:table-cell table:style-name="ce1" office:value-type="string" calcext:value-type="string">
            <text:p>Lvl 5 doge</text:p>
          </table:table-cell>
          <table:table-cell table:style-name="ce1"/>
          <table:table-cell table:style-name="ce1" office:value-type="string" calcext:value-type="string">
            <text:p>Lvl 1 hors</text:p>
          </table:table-cell>
          <table:table-cell table:style-name="ce1" office:value-type="string" calcext:value-type="string">
            <text:p>Lvl 2 hors</text:p>
          </table:table-cell>
          <table:table-cell table:style-name="ce1" office:value-type="string" calcext:value-type="string">
            <text:p>Lvl 3 hors</text:p>
          </table:table-cell>
          <table:table-cell table:style-name="ce1" office:value-type="string" calcext:value-type="string">
            <text:p>Lvl 4 hors</text:p>
          </table:table-cell>
          <table:table-cell table:style-name="ce1"/>
          <table:table-cell table:style-name="ce1" office:value-type="string" calcext:value-type="string">
            <text:p>Lvl 1 irgl</text:p>
          </table:table-cell>
          <table:table-cell table:style-name="ce1" office:value-type="string" calcext:value-type="string">
            <text:p>Lvl 2 irgl</text:p>
          </table:table-cell>
          <table:table-cell table:style-name="ce1" office:value-type="string" calcext:value-type="string">
            <text:p>Lvl 3 irgl</text:p>
          </table:table-cell>
          <table:table-cell table:style-name="ce1" office:value-type="string" calcext:value-type="string">
            <text:p>Lvl 4 irgl</text:p>
          </table:table-cell>
          <table:table-cell table:style-name="ce1"/>
          <table:table-cell table:style-name="ce1" office:value-type="string" calcext:value-type="string">
            <text:p>Lvl 1 sngl</text:p>
          </table:table-cell>
          <table:table-cell table:style-name="ce1" office:value-type="string" calcext:value-type="string">
            <text:p>Lvl 2 sngl</text:p>
          </table:table-cell>
          <table:table-cell table:style-name="ce1" office:value-type="string" calcext:value-type="string">
            <text:p>Lvl 3 sngl</text:p>
          </table:table-cell>
          <table:table-cell table:style-name="ce1" office:value-type="string" calcext:value-type="string">
            <text:p>Lvl 4 sngl</text:p>
          </table:table-cell>
          <table:table-cell table:style-name="ce1" table:number-columns-repeated="16303"/>
        </table:table-row>
        <table:table-row table:style-name="ro1">
          <table:table-cell table:style-name="ce1"/>
          <table:table-cell table:style-name="ce3" table:number-columns-repeated="6"/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Hard</text:p>
          </table:table-cell>
          <table:table-cell table:style-name="ce3" office:value-type="string" calcext:value-type="string">
            <text:p>Insane</text:p>
          </table:table-cell>
          <table:table-cell table:style-name="ce3"/>
          <table:table-cell table:style-name="ce9" office:value-type="string" calcext:value-type="string">
            <text:p>Balanced To:</text:p>
          </table:table-cell>
          <table:table-cell table:style-name="ce10" office:value-type="string" calcext:value-type="string" table:number-columns-spanned="8" table:number-rows-spanned="1">
            <text:p>Crit</text:p>
          </table:table-cell>
          <table:covered-table-cell table:number-columns-repeated="7" table:style-name="ce3"/>
          <table:table-cell table:style-name="ce3"/>
          <table:table-cell table:style-name="ce10" office:value-type="string" calcext:value-type="string" table:number-columns-spanned="6" table:number-rows-spanned="1">
            <text:p>Crit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9" table:number-rows-spanned="1">
            <text:p>Norm</text:p>
          </table:table-cell>
          <table:covered-table-cell table:number-columns-repeated="8" table:style-name="ce3"/>
          <table:table-cell table:style-name="ce3"/>
          <table:table-cell table:style-name="ce10" office:value-type="string" calcext:value-type="string" table:number-columns-spanned="6" table:number-rows-spanned="1">
            <text:p>x=4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6" table:number-rows-spanned="1">
            <text:p>r=20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6" table:number-rows-spanned="1">
            <text:p>alpha=0.4</text:p>
          </table:table-cell>
          <table:covered-table-cell table:number-columns-repeated="5" table:style-name="ce3"/>
          <table:table-cell table:style-name="ce3" table:number-columns-repeated="163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table:style-name="ce5" table:formula="of:=([.$B3] + 3 * [.$C3]) / 10 / (1 - [.$D3] * 0.006) *POWER([.$E3]; 0.75) * [.$C$12] / 13" office:value-type="float" office:value="269.713267665523" calcext:value-type="float">
            <text:p>269.7</text:p>
          </table:table-cell>
          <table:table-cell table:style-name="ce5" office:value-type="float" office:value="0" calcext:value-type="float">
            <text:p>0.0</text:p>
          </table:table-cell>
          <table:table-cell table:style-name="ce7" table:formula="of:=COM.MICROSOFT.CEILING.MATH(LN(MAX([.$G3]*4;1))^2.5+1)" office:value-type="float" office:value="1" calcext:value-type="float">
            <text:p>1</text:p>
          </table:table-cell>
          <table:table-cell table:style-name="ce7" table:formula="of:=COM.MICROSOFT.CEILING.MATH(LN(MAX([.$G3]*3.5;1))^2.5+1)" office:value-type="float" office:value="1" calcext:value-type="float">
            <text:p>1</text:p>
          </table:table-cell>
          <table:table-cell table:style-name="ce7" table:formula="of:=COM.MICROSOFT.CEILING.MATH(LN(MAX([.$G3]*3;1))^2.5+1)" office:value-type="float" office:value="1" calcext:value-type="float">
            <text:p>1</text:p>
          </table:table-cell>
          <table:table-cell table:style-name="ce7" table:formula="of:=COM.MICROSOFT.CEILING.MATH(LN(MAX([.$G3]*2.5;1))^2.5+1)" office:value-type="float" office:value="1" calcext:value-type="float">
            <text:p>1</text:p>
          </table:table-cell>
          <table:table-cell/>
          <table:table-cell table:style-name="ce5"/>
          <table:table-cell table:style-name="ce35" table:formula="of:=MAX([$Sword.E$2] - [.$C3]; 0)*[$Sword.$F$2]" office:value-type="float" office:value="49.5" calcext:value-type="float">
            <text:p>49.5</text:p>
          </table:table-cell>
          <table:table-cell table:style-name="ce35" table:formula="of:=MAX([$Sword.E$3] - [.$C3]; 0)*[$Sword.$F$3]" office:value-type="float" office:value="72.375" calcext:value-type="float">
            <text:p>72.4</text:p>
          </table:table-cell>
          <table:table-cell table:style-name="ce35" table:formula="of:=MAX([$Sword.E$4] - [.$C3]; 0)*[$Sword.$F$4]" office:value-type="float" office:value="98.4375" calcext:value-type="float">
            <text:p>98.4</text:p>
          </table:table-cell>
          <table:table-cell table:style-name="ce35" table:formula="of:=MAX([$Sword.E$5] - [.$C3]; 0)*[$Sword.$F$5]" office:value-type="float" office:value="128.25" calcext:value-type="float">
            <text:p>128.3</text:p>
          </table:table-cell>
          <table:table-cell table:style-name="ce35" table:formula="of:=MAX([$Sword.E$6] - [.$C3]; 0)*[$Sword.$F$6]" office:value-type="float" office:value="163.5" calcext:value-type="float">
            <text:p>163.5</text:p>
          </table:table-cell>
          <table:table-cell table:style-name="ce35" table:formula="of:=MAX([$Sword.E$7] - [.$C3]; 0)*[$Sword.$F$7]" office:value-type="float" office:value="201.1875" calcext:value-type="float">
            <text:p>201.2</text:p>
          </table:table-cell>
          <table:table-cell table:style-name="ce35" table:formula="of:=MAX([$Sword.E$8] - [.$C3]; 0)*[$Sword.$F$8]" office:value-type="float" office:value="241.875" calcext:value-type="float">
            <text:p>241.9</text:p>
          </table:table-cell>
          <table:table-cell table:style-name="ce35" table:formula="of:=MAX([$Sword.E$9] - [.$C3]; 0)*[$Sword.$F$9]" office:value-type="float" office:value="63" calcext:value-type="float">
            <text:p>63.0</text:p>
          </table:table-cell>
          <table:table-cell table:style-name="ce36"/>
          <table:table-cell table:style-name="ce35" table:formula="of:=MAX([$Axe.E$2] - [.$C3]/2; 0)*MAX(1 - [.$D3]/200;0)*[$Axe.$F$2]" office:value-type="float" office:value="86.48" calcext:value-type="float">
            <text:p>86.5</text:p>
          </table:table-cell>
          <table:table-cell table:style-name="ce35" table:formula="of:=MAX([$Axe.E$3] - [.$C3]/2; 0)*MAX(1 - [.$D3]/200;0)*[$Axe.$F$3]" office:value-type="float" office:value="112.24" calcext:value-type="float">
            <text:p>112.2</text:p>
          </table:table-cell>
          <table:table-cell table:style-name="ce35" table:formula="of:=MAX([$Axe.E$4] - [.$C3]/2; 0)*MAX(1 - [.$D3]/200;0)*[$Axe.$F$4]" office:value-type="float" office:value="141.496" calcext:value-type="float">
            <text:p>141.5</text:p>
          </table:table-cell>
          <table:table-cell table:style-name="ce35" table:formula="of:=MAX([$Axe.E$5] - [.$C3]/2; 0)*MAX(1 - [.$D3]/200;0)*[$Axe.$F$5]" office:value-type="float" office:value="175.352" calcext:value-type="float">
            <text:p>175.4</text:p>
          </table:table-cell>
          <table:table-cell table:style-name="ce35" table:formula="of:=MAX([$Axe.E$6] - [.$C3]/2; 0)*MAX(1 - [.$D3]/200;0)*[$Axe.$F$6]" office:value-type="float" office:value="211.784" calcext:value-type="float">
            <text:p>211.8</text:p>
          </table:table-cell>
          <table:table-cell table:style-name="ce35" table:formula="of:=MAX([$Axe.E$7] - [.$C3]/2; 0)*MAX(1 - [.$D3]/200;0)*[$Axe.$F$7]" office:value-type="float" office:value="252.08" calcext:value-type="float">
            <text:p>252.1</text:p>
          </table:table-cell>
          <table:table-cell table:style-name="ce36"/>
          <table:table-cell table:style-name="ce35" table:formula="of:=MAX([$Scythe.D$2]; 0)*MAX(1 - [.$D3]/100;0)*[$Scythe.$F$2]" office:value-type="float" office:value="77.28" calcext:value-type="float">
            <text:p>77.3</text:p>
          </table:table-cell>
          <table:table-cell table:style-name="ce35" table:formula="of:=MAX([$Scythe.D$3]; 0)*MAX(1 - [.$D3]/100;0)*[$Scythe.$F$3]" office:value-type="float" office:value="102.48" calcext:value-type="float">
            <text:p>102.5</text:p>
          </table:table-cell>
          <table:table-cell table:style-name="ce35" table:formula="of:=MAX([$Scythe.D$4]; 0)*MAX(1 - [.$D3]/100;0)*[$Scythe.$F$4]" office:value-type="float" office:value="131.04" calcext:value-type="float">
            <text:p>131.0</text:p>
          </table:table-cell>
          <table:table-cell table:style-name="ce35" table:formula="of:=MAX([$Scythe.D$5]; 0)*MAX(1 - [.$D3]/100;0)*[$Scythe.$F$5]" office:value-type="float" office:value="164.64" calcext:value-type="float">
            <text:p>164.6</text:p>
          </table:table-cell>
          <table:table-cell table:style-name="ce35" table:formula="of:=MAX([$Scythe.D$6]; 0)*MAX(1 - [.$D3]/100;0)*[$Scythe.$F$6]" office:value-type="float" office:value="201.6" calcext:value-type="float">
            <text:p>201.6</text:p>
          </table:table-cell>
          <table:table-cell table:style-name="ce35" table:formula="of:=MAX([$Scythe.D$7]; 0)*MAX(1 - [.$D3]/100;0)*[$Scythe.$F$7]" office:value-type="float" office:value="241.92" calcext:value-type="float">
            <text:p>241.9</text:p>
          </table:table-cell>
          <table:table-cell table:style-name="ce35" table:formula="of:=MAX([$Scythe.D$8]; 0)*MAX(1 - [.$D3]/100;0)*[$Scythe.$F$8]" office:value-type="float" office:value="63.84" calcext:value-type="float">
            <text:p>63.8</text:p>
          </table:table-cell>
          <table:table-cell table:style-name="ce35" table:formula="of:=MAX([$Scythe.D$9]; 0)*MAX(1 - [.$D3]/100;0)*[$Scythe.$F$9]" office:value-type="float" office:value="73.92" calcext:value-type="float">
            <text:p>73.9</text:p>
          </table:table-cell>
          <table:table-cell table:style-name="ce35" table:formula="of:=MAX([$Scythe.D$10]; 0)*MAX(1 - [.$D3]/100;0)*[$Scythe.$F$10]" office:value-type="float" office:value="84" calcext:value-type="float">
            <text:p>84.0</text:p>
          </table:table-cell>
          <table:table-cell table:style-name="ce36"/>
          <table:table-cell table:style-name="ce36" table:formula="of:=MAX([$Staff.E$2]; 0)*[$Staff.$F$2]" office:value-type="float" office:value="73.6" calcext:value-type="float">
            <text:p>73.6</text:p>
          </table:table-cell>
          <table:table-cell table:style-name="ce36" table:formula="of:=MAX([$Staff.E$3]; 0)*[$Staff.$F$3]" office:value-type="float" office:value="100" calcext:value-type="float">
            <text:p>100</text:p>
          </table:table-cell>
          <table:table-cell table:style-name="ce36" table:formula="of:=MAX([$Staff.E$4]; 0)*[$Staff.$F$4]" office:value-type="float" office:value="128" calcext:value-type="float">
            <text:p>128</text:p>
          </table:table-cell>
          <table:table-cell table:style-name="ce36" table:formula="of:=MAX([$Staff.E$5]; 0)*[$Staff.$F$5]" office:value-type="float" office:value="160.8" calcext:value-type="float">
            <text:p>160.8</text:p>
          </table:table-cell>
          <table:table-cell table:style-name="ce36" table:formula="of:=MAX([$Staff.E$6]; 0)*[$Staff.$F$6]" office:value-type="float" office:value="196" calcext:value-type="float">
            <text:p>196</text:p>
          </table:table-cell>
          <table:table-cell table:style-name="ce36" table:formula="of:=MAX([$Staff.E$7]; 0)*[$Staff.$F$7]" office:value-type="float" office:value="235.2" calcext:value-type="float">
            <text:p>235.2</text:p>
          </table:table-cell>
          <table:table-cell table:style-name="ce36"/>
          <table:table-cell table:style-name="ce35" table:formula="of:=MAX([$Bow.E$2] - [.$C3]; 0)*MAX(1 - [.$D3]/100;0)*[$Bow.$F$2]" office:value-type="float" office:value="82.0346590279157" calcext:value-type="float">
            <text:p>82.0</text:p>
          </table:table-cell>
          <table:table-cell table:style-name="ce35" table:formula="of:=MAX([$Bow.E$3] - [.$C3]; 0)*MAX(1 - [.$D3]/100;0)*[$Bow.$F$3]" office:value-type="float" office:value="111.035442286889" calcext:value-type="float">
            <text:p>111.0</text:p>
          </table:table-cell>
          <table:table-cell table:style-name="ce35" table:formula="of:=MAX([$Bow.E$4] - [.$C3]; 0)*MAX(1 - [.$D3]/100;0)*[$Bow.$F$4]" office:value-type="float" office:value="136.813916294865" calcext:value-type="float">
            <text:p>136.8</text:p>
          </table:table-cell>
          <table:table-cell table:style-name="ce35" table:formula="of:=MAX([$Bow.E$5] - [.$C3]; 0)*MAX(1 - [.$D3]/100;0)*[$Bow.$F$5]" office:value-type="float" office:value="172.259318055831" calcext:value-type="float">
            <text:p>172.3</text:p>
          </table:table-cell>
          <table:table-cell table:style-name="ce35" table:formula="of:=MAX([$Bow.E$6] - [.$C3]; 0)*MAX(1 - [.$D3]/100;0)*[$Bow.$F$6]" office:value-type="float" office:value="207.704719816798" calcext:value-type="float">
            <text:p>207.7</text:p>
          </table:table-cell>
          <table:table-cell table:style-name="ce35" table:formula="of:=MAX([$Bow.E$7] - [.$C3]; 0)*MAX(1 - [.$D3]/100;0)*[$Bow.$F$7]" office:value-type="float" office:value="249.594740079759" calcext:value-type="float">
            <text:p>249.6</text:p>
          </table:table-cell>
          <table:table-cell table:style-name="ce36"/>
          <table:table-cell table:style-name="ce35" table:formula="of:=MAX([$Crossbow.E$2] - [.$C3]/2; 0)*MAX(1 - [.$D3]/200;0)*[$Crossbow.$F$2]" office:value-type="float" office:value="91.885" calcext:value-type="float">
            <text:p>91.9</text:p>
          </table:table-cell>
          <table:table-cell table:style-name="ce35" table:formula="of:=MAX([$Crossbow.E$3] - [.$C3]/2; 0)*MAX(1 - [.$D3]/200;0)*[$Crossbow.$F$3]" office:value-type="float" office:value="119.255" calcext:value-type="float">
            <text:p>119.3</text:p>
          </table:table-cell>
          <table:table-cell table:style-name="ce35" table:formula="of:=MAX([$Crossbow.E$4] - [.$C3]/2; 0)*MAX(1 - [.$D3]/200;0)*[$Crossbow.$F$4]" office:value-type="float" office:value="150.6914" calcext:value-type="float">
            <text:p>150.7</text:p>
          </table:table-cell>
          <table:table-cell table:style-name="ce35" table:formula="of:=MAX([$Crossbow.E$5] - [.$C3]/2; 0)*MAX(1 - [.$D3]/200;0)*[$Crossbow.$F$5]" office:value-type="float" office:value="185.725" calcext:value-type="float">
            <text:p>185.7</text:p>
          </table:table-cell>
          <table:table-cell table:style-name="ce35" table:formula="of:=MAX([$Crossbow.E$6] - [.$C3]/2; 0)*MAX(1 - [.$D3]/200;0)*[$Crossbow.$F$6]" office:value-type="float" office:value="225.30984" calcext:value-type="float">
            <text:p>225.3</text:p>
          </table:table-cell>
          <table:table-cell table:style-name="ce35" table:formula="of:=MAX([$Crossbow.E$7] - [.$C3]/2; 0)*MAX(1 - [.$D3]/200;0)*[$Crossbow.$F$7]" office:value-type="float" office:value="267.813104" calcext:value-type="float">
            <text:p>267.8</text:p>
          </table:table-cell>
          <table:table-cell table:number-columns-repeated="2"/>
          <table:table-cell table:style-name="ce37" table:formula="of:=MAX([$doge.E$3] - [.$C3]; 0)" office:value-type="float" office:value="15" calcext:value-type="float">
            <text:p>15</text:p>
          </table:table-cell>
          <table:table-cell table:style-name="ce37" table:formula="of:=MAX([$doge.$E$4] - [.$C3]; 0)" office:value-type="float" office:value="20" calcext:value-type="float">
            <text:p>20</text:p>
          </table:table-cell>
          <table:table-cell table:style-name="ce37" table:formula="of:=MAX([$doge.$E$5] - [.$C3]; 0)" office:value-type="float" office:value="25" calcext:value-type="float">
            <text:p>25</text:p>
          </table:table-cell>
          <table:table-cell table:style-name="ce37" table:formula="of:=MAX([$doge.$E$6] - [.$C3]; 0)" office:value-type="float" office:value="30" calcext:value-type="float">
            <text:p>30</text:p>
          </table:table-cell>
          <table:table-cell table:style-name="ce37" table:formula="of:=MAX([$doge.$E$7] - [.$C3]; 0)" office:value-type="float" office:value="35" calcext:value-type="float">
            <text:p>35</text:p>
          </table:table-cell>
          <table:table-cell table:style-name="ce37"/>
          <table:table-cell table:style-name="ce38" table:formula="of:=MAX([$hors.$E$3] - [.$C3]/2; 0)*MAX(1 - [.$D3]/200;0)" office:value-type="float" office:value="62.1" calcext:value-type="float">
            <text:p>62.1</text:p>
          </table:table-cell>
          <table:table-cell table:style-name="ce38" table:formula="of:=MAX([$hors.$E$4] - [.$C3]/2; 0)*MAX(1 - [.$D3]/200;0)" office:value-type="float" office:value="75.9" calcext:value-type="float">
            <text:p>75.9</text:p>
          </table:table-cell>
          <table:table-cell table:style-name="ce38" table:formula="of:=MAX([$hors.$E$5] - [.$C3]/2; 0)*MAX(1 - [.$D3]/200;0)" office:value-type="float" office:value="98.9" calcext:value-type="float">
            <text:p>98.9</text:p>
          </table:table-cell>
          <table:table-cell table:style-name="ce38" table:formula="of:=MAX([$hors.$E$6] - [.$C3]/2; 0)*MAX(1 - [.$D3]/200;0)" office:value-type="float" office:value="121.9" calcext:value-type="float">
            <text:p>121.9</text:p>
          </table:table-cell>
          <table:table-cell table:style-name="ce37"/>
          <table:table-cell table:style-name="ce38" table:formula="of:=MAX([$irgl.$E$3] - [.$C3]; 0)*MAX(1 - [.$D3]/100;0)" office:value-type="float" office:value="155.4" calcext:value-type="float">
            <text:p>155.4</text:p>
          </table:table-cell>
          <table:table-cell table:style-name="ce38" table:formula="of:=MAX([$irgl.$E$4] - [.$C3]; 0)*MAX(1 - [.$D3]/100;0)" office:value-type="float" office:value="176.4" calcext:value-type="float">
            <text:p>176.4</text:p>
          </table:table-cell>
          <table:table-cell table:style-name="ce38" table:formula="of:=MAX([$irgl.$E$5] - [.$C3]; 0)*MAX(1 - [.$D3]/100;0)" office:value-type="float" office:value="205.8" calcext:value-type="float">
            <text:p>205.8</text:p>
          </table:table-cell>
          <table:table-cell table:style-name="ce38" table:formula="of:=MAX([$irgl.$E$6] - [.$C3]; 0)*MAX(1 - [.$D3]/100;0)" office:value-type="float" office:value="239.4" calcext:value-type="float">
            <text:p>239.4</text:p>
          </table:table-cell>
          <table:table-cell table:style-name="ce37"/>
          <table:table-cell table:style-name="ce38" table:formula="of:=MAX([$sngl.$E$3]; 0)*MAX(1 - [.$D3]/100;0)" office:value-type="float" office:value="100.8" calcext:value-type="float">
            <text:p>100.8</text:p>
          </table:table-cell>
          <table:table-cell table:style-name="ce38" table:formula="of:=MAX([$sngl.$E$4]; 0)*MAX(1 - [.$D3]/100;0)" office:value-type="float" office:value="117.6" calcext:value-type="float">
            <text:p>117.6</text:p>
          </table:table-cell>
          <table:table-cell table:style-name="ce38" table:formula="of:=MAX([$sngl.$E$5]; 0)*MAX(1 - [.$D3]/100;0)" office:value-type="float" office:value="142.8" calcext:value-type="float">
            <text:p>142.8</text:p>
          </table:table-cell>
          <table:table-cell table:style-name="ce38" table:formula="of:=MAX([$sngl.$E$6]; 0)*MAX(1 - [.$D3]/100;0)" office:value-type="float" office:value="168" calcext:value-type="float">
            <text:p>168.0</text:p>
          </table:table-cell>
          <table:table-cell table:number-columns-repeated="163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0" calcext:value-type="float">
            <text:p>230</text:p>
          </table:table-cell>
          <table:table-cell table:style-name="ce5" table:formula="of:=([.$B4] + 3 * [.$C4]) / 10 / (1 - [.$D4] * 0.006) *POWER([.$E4]; 0.75) * [.$C$12] / 13" office:value-type="float" office:value="380.968675653193" calcext:value-type="float">
            <text:p>381.0</text:p>
          </table:table-cell>
          <table:table-cell table:style-name="ce5" office:value-type="float" office:value="10" calcext:value-type="float">
            <text:p>10.0</text:p>
          </table:table-cell>
          <table:table-cell table:style-name="ce7" table:formula="of:=COM.MICROSOFT.CEILING.MATH(LN(MAX([.$G4]*4;1))^2.5+1)" office:value-type="float" office:value="28" calcext:value-type="float">
            <text:p>28</text:p>
          </table:table-cell>
          <table:table-cell table:style-name="ce7" table:formula="of:=COM.MICROSOFT.CEILING.MATH(LN(MAX([.$G4]*3.5;1))^2.5+1)" office:value-type="float" office:value="25" calcext:value-type="float">
            <text:p>25</text:p>
          </table:table-cell>
          <table:table-cell table:style-name="ce7" table:formula="of:=COM.MICROSOFT.CEILING.MATH(LN(MAX([.$G4]*3;1))^2.5+1)" office:value-type="float" office:value="23" calcext:value-type="float">
            <text:p>23</text:p>
          </table:table-cell>
          <table:table-cell table:style-name="ce7" table:formula="of:=COM.MICROSOFT.CEILING.MATH(LN(MAX([.$G4]*2.5;1))^2.5+1)" office:value-type="float" office:value="20" calcext:value-type="float">
            <text:p>20</text:p>
          </table:table-cell>
          <table:table-cell/>
          <table:table-cell table:style-name="ce5"/>
          <table:table-cell table:style-name="ce35" table:formula="of:=MAX([$Sword.E$2] - [.$C4]; 0)*[$Sword.$F$2]" office:value-type="float" office:value="48" calcext:value-type="float">
            <text:p>48.0</text:p>
          </table:table-cell>
          <table:table-cell table:style-name="ce35" table:formula="of:=MAX([$Sword.E$3] - [.$C4]; 0)*[$Sword.$F$3]" office:value-type="float" office:value="70.875" calcext:value-type="float">
            <text:p>70.9</text:p>
          </table:table-cell>
          <table:table-cell table:style-name="ce35" table:formula="of:=MAX([$Sword.E$4] - [.$C4]; 0)*[$Sword.$F$4]" office:value-type="float" office:value="96.9375" calcext:value-type="float">
            <text:p>96.9</text:p>
          </table:table-cell>
          <table:table-cell table:style-name="ce35" table:formula="of:=MAX([$Sword.E$5] - [.$C4]; 0)*[$Sword.$F$5]" office:value-type="float" office:value="126.75" calcext:value-type="float">
            <text:p>126.8</text:p>
          </table:table-cell>
          <table:table-cell table:style-name="ce35" table:formula="of:=MAX([$Sword.E$6] - [.$C4]; 0)*[$Sword.$F$6]" office:value-type="float" office:value="162" calcext:value-type="float">
            <text:p>162.0</text:p>
          </table:table-cell>
          <table:table-cell table:style-name="ce35" table:formula="of:=MAX([$Sword.E$7] - [.$C4]; 0)*[$Sword.$F$7]" office:value-type="float" office:value="199.6875" calcext:value-type="float">
            <text:p>199.7</text:p>
          </table:table-cell>
          <table:table-cell table:style-name="ce35" table:formula="of:=MAX([$Sword.E$8] - [.$C4]; 0)*[$Sword.$F$8]" office:value-type="float" office:value="240.375" calcext:value-type="float">
            <text:p>240.4</text:p>
          </table:table-cell>
          <table:table-cell table:style-name="ce35" table:formula="of:=MAX([$Sword.E$9] - [.$C4]; 0)*[$Sword.$F$9]" office:value-type="float" office:value="61.5" calcext:value-type="float">
            <text:p>61.5</text:p>
          </table:table-cell>
          <table:table-cell table:style-name="ce36"/>
          <table:table-cell table:style-name="ce35" table:formula="of:=MAX([$Axe.E$2] - [.$C4]/2; 0)*MAX(1 - [.$D4]/200;0)*[$Axe.$F$2]" office:value-type="float" office:value="85.176" calcext:value-type="float">
            <text:p>85.2</text:p>
          </table:table-cell>
          <table:table-cell table:style-name="ce35" table:formula="of:=MAX([$Axe.E$3] - [.$C4]/2; 0)*MAX(1 - [.$D4]/200;0)*[$Axe.$F$3]" office:value-type="float" office:value="110.656" calcext:value-type="float">
            <text:p>110.7</text:p>
          </table:table-cell>
          <table:table-cell table:style-name="ce35" table:formula="of:=MAX([$Axe.E$4] - [.$C4]/2; 0)*MAX(1 - [.$D4]/200;0)*[$Axe.$F$4]" office:value-type="float" office:value="139.594" calcext:value-type="float">
            <text:p>139.6</text:p>
          </table:table-cell>
          <table:table-cell table:style-name="ce35" table:formula="of:=MAX([$Axe.E$5] - [.$C4]/2; 0)*MAX(1 - [.$D4]/200;0)*[$Axe.$F$5]" office:value-type="float" office:value="173.082" calcext:value-type="float">
            <text:p>173.1</text:p>
          </table:table-cell>
          <table:table-cell table:style-name="ce35" table:formula="of:=MAX([$Axe.E$6] - [.$C4]/2; 0)*MAX(1 - [.$D4]/200;0)*[$Axe.$F$6]" office:value-type="float" office:value="209.118" calcext:value-type="float">
            <text:p>209.1</text:p>
          </table:table-cell>
          <table:table-cell table:style-name="ce35" table:formula="of:=MAX([$Axe.E$7] - [.$C4]/2; 0)*MAX(1 - [.$D4]/200;0)*[$Axe.$F$7]" office:value-type="float" office:value="248.976" calcext:value-type="float">
            <text:p>249.0</text:p>
          </table:table-cell>
          <table:table-cell table:style-name="ce36"/>
          <table:table-cell table:style-name="ce35" table:formula="of:=MAX([$Scythe.D$2]; 0)*MAX(1 - [.$D4]/100;0)*[$Scythe.$F$2]" office:value-type="float" office:value="75.44" calcext:value-type="float">
            <text:p>75.4</text:p>
          </table:table-cell>
          <table:table-cell table:style-name="ce35" table:formula="of:=MAX([$Scythe.D$3]; 0)*MAX(1 - [.$D4]/100;0)*[$Scythe.$F$3]" office:value-type="float" office:value="100.04" calcext:value-type="float">
            <text:p>100.0</text:p>
          </table:table-cell>
          <table:table-cell table:style-name="ce35" table:formula="of:=MAX([$Scythe.D$4]; 0)*MAX(1 - [.$D4]/100;0)*[$Scythe.$F$4]" office:value-type="float" office:value="127.92" calcext:value-type="float">
            <text:p>127.9</text:p>
          </table:table-cell>
          <table:table-cell table:style-name="ce35" table:formula="of:=MAX([$Scythe.D$5]; 0)*MAX(1 - [.$D4]/100;0)*[$Scythe.$F$5]" office:value-type="float" office:value="160.72" calcext:value-type="float">
            <text:p>160.7</text:p>
          </table:table-cell>
          <table:table-cell table:style-name="ce35" table:formula="of:=MAX([$Scythe.D$6]; 0)*MAX(1 - [.$D4]/100;0)*[$Scythe.$F$6]" office:value-type="float" office:value="196.8" calcext:value-type="float">
            <text:p>196.8</text:p>
          </table:table-cell>
          <table:table-cell table:style-name="ce35" table:formula="of:=MAX([$Scythe.D$7]; 0)*MAX(1 - [.$D4]/100;0)*[$Scythe.$F$7]" office:value-type="float" office:value="236.16" calcext:value-type="float">
            <text:p>236.2</text:p>
          </table:table-cell>
          <table:table-cell table:style-name="ce35" table:formula="of:=MAX([$Scythe.D$8]; 0)*MAX(1 - [.$D4]/100;0)*[$Scythe.$F$8]" office:value-type="float" office:value="62.32" calcext:value-type="float">
            <text:p>62.3</text:p>
          </table:table-cell>
          <table:table-cell table:style-name="ce35" table:formula="of:=MAX([$Scythe.D$9]; 0)*MAX(1 - [.$D4]/100;0)*[$Scythe.$F$9]" office:value-type="float" office:value="72.16" calcext:value-type="float">
            <text:p>72.2</text:p>
          </table:table-cell>
          <table:table-cell table:style-name="ce35" table:formula="of:=MAX([$Scythe.D$10]; 0)*MAX(1 - [.$D4]/100;0)*[$Scythe.$F$10]" office:value-type="float" office:value="82" calcext:value-type="float">
            <text:p>82.0</text:p>
          </table:table-cell>
          <table:table-cell table:style-name="ce36"/>
          <table:table-cell table:style-name="ce36" table:formula="of:=MAX([$Staff.E$2]; 0)*[$Staff.$F$2]" office:value-type="float" office:value="73.6" calcext:value-type="float">
            <text:p>73.6</text:p>
          </table:table-cell>
          <table:table-cell table:style-name="ce36" table:formula="of:=MAX([$Staff.E$3]; 0)*[$Staff.$F$3]" office:value-type="float" office:value="100" calcext:value-type="float">
            <text:p>100</text:p>
          </table:table-cell>
          <table:table-cell table:style-name="ce36" table:formula="of:=MAX([$Staff.E$4]; 0)*[$Staff.$F$4]" office:value-type="float" office:value="128" calcext:value-type="float">
            <text:p>128</text:p>
          </table:table-cell>
          <table:table-cell table:style-name="ce36" table:formula="of:=MAX([$Staff.E$5]; 0)*[$Staff.$F$5]" office:value-type="float" office:value="160.8" calcext:value-type="float">
            <text:p>160.8</text:p>
          </table:table-cell>
          <table:table-cell table:style-name="ce36" table:formula="of:=MAX([$Staff.E$6]; 0)*[$Staff.$F$6]" office:value-type="float" office:value="196" calcext:value-type="float">
            <text:p>196</text:p>
          </table:table-cell>
          <table:table-cell table:style-name="ce36" table:formula="of:=MAX([$Staff.E$7]; 0)*[$Staff.$F$7]" office:value-type="float" office:value="235.2" calcext:value-type="float">
            <text:p>235.2</text:p>
          </table:table-cell>
          <table:table-cell table:style-name="ce36"/>
          <table:table-cell table:style-name="ce35" table:formula="of:=MAX([$Bow.E$2] - [.$C4]; 0)*MAX(1 - [.$D4]/100;0)*[$Bow.$F$2]" office:value-type="float" office:value="79.5484528605844" calcext:value-type="float">
            <text:p>79.5</text:p>
          </table:table-cell>
          <table:table-cell table:style-name="ce35" table:formula="of:=MAX([$Bow.E$3] - [.$C4]; 0)*MAX(1 - [.$D4]/100;0)*[$Bow.$F$3]" office:value-type="float" office:value="107.858741280058" calcext:value-type="float">
            <text:p>107.9</text:p>
          </table:table-cell>
          <table:table-cell table:style-name="ce35" table:formula="of:=MAX([$Bow.E$4] - [.$C4]; 0)*MAX(1 - [.$D4]/100;0)*[$Bow.$F$4]" office:value-type="float" office:value="133.023442097368" calcext:value-type="float">
            <text:p>133.0</text:p>
          </table:table-cell>
          <table:table-cell table:style-name="ce35" table:formula="of:=MAX([$Bow.E$5] - [.$C4]; 0)*MAX(1 - [.$D4]/100;0)*[$Bow.$F$5]" office:value-type="float" office:value="167.624905721169" calcext:value-type="float">
            <text:p>167.6</text:p>
          </table:table-cell>
          <table:table-cell table:style-name="ce35" table:formula="of:=MAX([$Bow.E$6] - [.$C4]; 0)*MAX(1 - [.$D4]/100;0)*[$Bow.$F$6]" office:value-type="float" office:value="202.22636934497" calcext:value-type="float">
            <text:p>202.2</text:p>
          </table:table-cell>
          <table:table-cell table:style-name="ce35" table:formula="of:=MAX([$Bow.E$7] - [.$C4]; 0)*MAX(1 - [.$D4]/100;0)*[$Bow.$F$7]" office:value-type="float" office:value="243.119008173098" calcext:value-type="float">
            <text:p>243.1</text:p>
          </table:table-cell>
          <table:table-cell table:style-name="ce36"/>
          <table:table-cell table:style-name="ce35" table:formula="of:=MAX([$Crossbow.E$2] - [.$C4]/2; 0)*MAX(1 - [.$D4]/200;0)*[$Crossbow.$F$2]" office:value-type="float" office:value="90.4995" calcext:value-type="float">
            <text:p>90.5</text:p>
          </table:table-cell>
          <table:table-cell table:style-name="ce35" table:formula="of:=MAX([$Crossbow.E$3] - [.$C4]/2; 0)*MAX(1 - [.$D4]/200;0)*[$Crossbow.$F$3]" office:value-type="float" office:value="117.572" calcext:value-type="float">
            <text:p>117.6</text:p>
          </table:table-cell>
          <table:table-cell table:style-name="ce35" table:formula="of:=MAX([$Crossbow.E$4] - [.$C4]/2; 0)*MAX(1 - [.$D4]/200;0)*[$Crossbow.$F$4]" office:value-type="float" office:value="148.6667" calcext:value-type="float">
            <text:p>148.7</text:p>
          </table:table-cell>
          <table:table-cell table:style-name="ce35" table:formula="of:=MAX([$Crossbow.E$5] - [.$C4]/2; 0)*MAX(1 - [.$D4]/200;0)*[$Crossbow.$F$5]" office:value-type="float" office:value="183.3195" calcext:value-type="float">
            <text:p>183.3</text:p>
          </table:table-cell>
          <table:table-cell table:style-name="ce35" table:formula="of:=MAX([$Crossbow.E$6] - [.$C4]/2; 0)*MAX(1 - [.$D4]/200;0)*[$Crossbow.$F$6]" office:value-type="float" office:value="222.47407" calcext:value-type="float">
            <text:p>222.5</text:p>
          </table:table-cell>
          <table:table-cell table:style-name="ce35" table:formula="of:=MAX([$Crossbow.E$7] - [.$C4]/2; 0)*MAX(1 - [.$D4]/200;0)*[$Crossbow.$F$7]" office:value-type="float" office:value="264.515342" calcext:value-type="float">
            <text:p>264.5</text:p>
          </table:table-cell>
          <table:table-cell table:number-columns-repeated="2"/>
          <table:table-cell table:style-name="ce37" table:formula="of:=MAX([$doge.E$3] - [.$C4]; 0)" office:value-type="float" office:value="14" calcext:value-type="float">
            <text:p>14</text:p>
          </table:table-cell>
          <table:table-cell table:style-name="ce37" table:formula="of:=MAX([$doge.$E$4] - [.$C4]; 0)" office:value-type="float" office:value="19" calcext:value-type="float">
            <text:p>19</text:p>
          </table:table-cell>
          <table:table-cell table:style-name="ce37" table:formula="of:=MAX([$doge.$E$5] - [.$C4]; 0)" office:value-type="float" office:value="24" calcext:value-type="float">
            <text:p>24</text:p>
          </table:table-cell>
          <table:table-cell table:style-name="ce37" table:formula="of:=MAX([$doge.$E$6] - [.$C4]; 0)" office:value-type="float" office:value="29" calcext:value-type="float">
            <text:p>29</text:p>
          </table:table-cell>
          <table:table-cell table:style-name="ce37" table:formula="of:=MAX([$doge.$E$7] - [.$C4]; 0)" office:value-type="float" office:value="34" calcext:value-type="float">
            <text:p>34</text:p>
          </table:table-cell>
          <table:table-cell table:style-name="ce37"/>
          <table:table-cell table:style-name="ce38" table:formula="of:=MAX([$hors.$E$3] - [.$C4]/2; 0)*MAX(1 - [.$D4]/200;0)" office:value-type="float" office:value="60.97" calcext:value-type="float">
            <text:p>61.0</text:p>
          </table:table-cell>
          <table:table-cell table:style-name="ce38" table:formula="of:=MAX([$hors.$E$4] - [.$C4]/2; 0)*MAX(1 - [.$D4]/200;0)" office:value-type="float" office:value="74.62" calcext:value-type="float">
            <text:p>74.6</text:p>
          </table:table-cell>
          <table:table-cell table:style-name="ce38" table:formula="of:=MAX([$hors.$E$5] - [.$C4]/2; 0)*MAX(1 - [.$D4]/200;0)" office:value-type="float" office:value="97.37" calcext:value-type="float">
            <text:p>97.4</text:p>
          </table:table-cell>
          <table:table-cell table:style-name="ce38" table:formula="of:=MAX([$hors.$E$6] - [.$C4]/2; 0)*MAX(1 - [.$D4]/200;0)" office:value-type="float" office:value="120.12" calcext:value-type="float">
            <text:p>120.1</text:p>
          </table:table-cell>
          <table:table-cell table:style-name="ce37"/>
          <table:table-cell table:style-name="ce38" table:formula="of:=MAX([$irgl.$E$3] - [.$C4]; 0)*MAX(1 - [.$D4]/100;0)" office:value-type="float" office:value="150.88" calcext:value-type="float">
            <text:p>150.9</text:p>
          </table:table-cell>
          <table:table-cell table:style-name="ce38" table:formula="of:=MAX([$irgl.$E$4] - [.$C4]; 0)*MAX(1 - [.$D4]/100;0)" office:value-type="float" office:value="171.38" calcext:value-type="float">
            <text:p>171.4</text:p>
          </table:table-cell>
          <table:table-cell table:style-name="ce38" table:formula="of:=MAX([$irgl.$E$5] - [.$C4]; 0)*MAX(1 - [.$D4]/100;0)" office:value-type="float" office:value="200.08" calcext:value-type="float">
            <text:p>200.1</text:p>
          </table:table-cell>
          <table:table-cell table:style-name="ce38" table:formula="of:=MAX([$irgl.$E$6] - [.$C4]; 0)*MAX(1 - [.$D4]/100;0)" office:value-type="float" office:value="232.88" calcext:value-type="float">
            <text:p>232.9</text:p>
          </table:table-cell>
          <table:table-cell table:style-name="ce37"/>
          <table:table-cell table:style-name="ce38" table:formula="of:=MAX([$sngl.$E$3]; 0)*MAX(1 - [.$D4]/100;0)" office:value-type="float" office:value="98.4" calcext:value-type="float">
            <text:p>98.4</text:p>
          </table:table-cell>
          <table:table-cell table:style-name="ce38" table:formula="of:=MAX([$sngl.$E$4]; 0)*MAX(1 - [.$D4]/100;0)" office:value-type="float" office:value="114.8" calcext:value-type="float">
            <text:p>114.8</text:p>
          </table:table-cell>
          <table:table-cell table:style-name="ce38" table:formula="of:=MAX([$sngl.$E$5]; 0)*MAX(1 - [.$D4]/100;0)" office:value-type="float" office:value="139.4" calcext:value-type="float">
            <text:p>139.4</text:p>
          </table:table-cell>
          <table:table-cell table:style-name="ce38" table:formula="of:=MAX([$sngl.$E$6]; 0)*MAX(1 - [.$D4]/100;0)" office:value-type="float" office:value="164" calcext:value-type="float">
            <text:p>164.0</text:p>
          </table:table-cell>
          <table:table-cell table:number-columns-repeated="163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25" calcext:value-type="float">
            <text:p>82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80" calcext:value-type="float">
            <text:p>280</text:p>
          </table:table-cell>
          <table:table-cell table:style-name="ce5" table:formula="of:=([.$B5] + 3 * [.$C5]) / 10 / (1 - [.$D5] * 0.006) *POWER([.$E5]; 0.75) * [.$C$12] / 13" office:value-type="float" office:value="522.344159108336" calcext:value-type="float">
            <text:p>522.3</text:p>
          </table:table-cell>
          <table:table-cell table:style-name="ce5" office:value-type="float" office:value="12" calcext:value-type="float">
            <text:p>12.0</text:p>
          </table:table-cell>
          <table:table-cell table:style-name="ce7" table:formula="of:=COM.MICROSOFT.CEILING.MATH(LN(MAX([.$G5]*4;1))^2.5+1)" office:value-type="float" office:value="31" calcext:value-type="float">
            <text:p>31</text:p>
          </table:table-cell>
          <table:table-cell table:style-name="ce7" table:formula="of:=COM.MICROSOFT.CEILING.MATH(LN(MAX([.$G5]*3.5;1))^2.5+1)" office:value-type="float" office:value="29" calcext:value-type="float">
            <text:p>29</text:p>
          </table:table-cell>
          <table:table-cell table:style-name="ce7" table:formula="of:=COM.MICROSOFT.CEILING.MATH(LN(MAX([.$G5]*3;1))^2.5+1)" office:value-type="float" office:value="26" calcext:value-type="float">
            <text:p>26</text:p>
          </table:table-cell>
          <table:table-cell table:style-name="ce7" table:formula="of:=COM.MICROSOFT.CEILING.MATH(LN(MAX([.$G5]*2.5;1))^2.5+1)" office:value-type="float" office:value="23" calcext:value-type="float">
            <text:p>23</text:p>
          </table:table-cell>
          <table:table-cell/>
          <table:table-cell table:style-name="ce5"/>
          <table:table-cell table:style-name="ce35" table:formula="of:=MAX([$Sword.E$2] - [.$C5]; 0)*[$Sword.$F$2]" office:value-type="float" office:value="48" calcext:value-type="float">
            <text:p>48.0</text:p>
          </table:table-cell>
          <table:table-cell table:style-name="ce35" table:formula="of:=MAX([$Sword.E$3] - [.$C5]; 0)*[$Sword.$F$3]" office:value-type="float" office:value="70.875" calcext:value-type="float">
            <text:p>70.9</text:p>
          </table:table-cell>
          <table:table-cell table:style-name="ce35" table:formula="of:=MAX([$Sword.E$4] - [.$C5]; 0)*[$Sword.$F$4]" office:value-type="float" office:value="96.9375" calcext:value-type="float">
            <text:p>96.9</text:p>
          </table:table-cell>
          <table:table-cell table:style-name="ce35" table:formula="of:=MAX([$Sword.E$5] - [.$C5]; 0)*[$Sword.$F$5]" office:value-type="float" office:value="126.75" calcext:value-type="float">
            <text:p>126.8</text:p>
          </table:table-cell>
          <table:table-cell table:style-name="ce35" table:formula="of:=MAX([$Sword.E$6] - [.$C5]; 0)*[$Sword.$F$6]" office:value-type="float" office:value="162" calcext:value-type="float">
            <text:p>162.0</text:p>
          </table:table-cell>
          <table:table-cell table:style-name="ce35" table:formula="of:=MAX([$Sword.E$7] - [.$C5]; 0)*[$Sword.$F$7]" office:value-type="float" office:value="199.6875" calcext:value-type="float">
            <text:p>199.7</text:p>
          </table:table-cell>
          <table:table-cell table:style-name="ce35" table:formula="of:=MAX([$Sword.E$8] - [.$C5]; 0)*[$Sword.$F$8]" office:value-type="float" office:value="240.375" calcext:value-type="float">
            <text:p>240.4</text:p>
          </table:table-cell>
          <table:table-cell table:style-name="ce35" table:formula="of:=MAX([$Sword.E$9] - [.$C5]; 0)*[$Sword.$F$9]" office:value-type="float" office:value="61.5" calcext:value-type="float">
            <text:p>61.5</text:p>
          </table:table-cell>
          <table:table-cell table:style-name="ce36"/>
          <table:table-cell table:style-name="ce35" table:formula="of:=MAX([$Axe.E$2] - [.$C5]/2; 0)*MAX(1 - [.$D5]/200;0)*[$Axe.$F$2]" office:value-type="float" office:value="84.24" calcext:value-type="float">
            <text:p>84.2</text:p>
          </table:table-cell>
          <table:table-cell table:style-name="ce35" table:formula="of:=MAX([$Axe.E$3] - [.$C5]/2; 0)*MAX(1 - [.$D5]/200;0)*[$Axe.$F$3]" office:value-type="float" office:value="109.44" calcext:value-type="float">
            <text:p>109.4</text:p>
          </table:table-cell>
          <table:table-cell table:style-name="ce35" table:formula="of:=MAX([$Axe.E$4] - [.$C5]/2; 0)*MAX(1 - [.$D5]/200;0)*[$Axe.$F$4]" office:value-type="float" office:value="138.06" calcext:value-type="float">
            <text:p>138.1</text:p>
          </table:table-cell>
          <table:table-cell table:style-name="ce35" table:formula="of:=MAX([$Axe.E$5] - [.$C5]/2; 0)*MAX(1 - [.$D5]/200;0)*[$Axe.$F$5]" office:value-type="float" office:value="171.18" calcext:value-type="float">
            <text:p>171.2</text:p>
          </table:table-cell>
          <table:table-cell table:style-name="ce35" table:formula="of:=MAX([$Axe.E$6] - [.$C5]/2; 0)*MAX(1 - [.$D5]/200;0)*[$Axe.$F$6]" office:value-type="float" office:value="206.82" calcext:value-type="float">
            <text:p>206.8</text:p>
          </table:table-cell>
          <table:table-cell table:style-name="ce35" table:formula="of:=MAX([$Axe.E$7] - [.$C5]/2; 0)*MAX(1 - [.$D5]/200;0)*[$Axe.$F$7]" office:value-type="float" office:value="246.24" calcext:value-type="float">
            <text:p>246.2</text:p>
          </table:table-cell>
          <table:table-cell table:style-name="ce36"/>
          <table:table-cell table:style-name="ce35" table:formula="of:=MAX([$Scythe.D$2]; 0)*MAX(1 - [.$D5]/100;0)*[$Scythe.$F$2]" office:value-type="float" office:value="73.6" calcext:value-type="float">
            <text:p>73.6</text:p>
          </table:table-cell>
          <table:table-cell table:style-name="ce35" table:formula="of:=MAX([$Scythe.D$3]; 0)*MAX(1 - [.$D5]/100;0)*[$Scythe.$F$3]" office:value-type="float" office:value="97.6" calcext:value-type="float">
            <text:p>97.6</text:p>
          </table:table-cell>
          <table:table-cell table:style-name="ce35" table:formula="of:=MAX([$Scythe.D$4]; 0)*MAX(1 - [.$D5]/100;0)*[$Scythe.$F$4]" office:value-type="float" office:value="124.8" calcext:value-type="float">
            <text:p>124.8</text:p>
          </table:table-cell>
          <table:table-cell table:style-name="ce35" table:formula="of:=MAX([$Scythe.D$5]; 0)*MAX(1 - [.$D5]/100;0)*[$Scythe.$F$5]" office:value-type="float" office:value="156.8" calcext:value-type="float">
            <text:p>156.8</text:p>
          </table:table-cell>
          <table:table-cell table:style-name="ce35" table:formula="of:=MAX([$Scythe.D$6]; 0)*MAX(1 - [.$D5]/100;0)*[$Scythe.$F$6]" office:value-type="float" office:value="192" calcext:value-type="float">
            <text:p>192.0</text:p>
          </table:table-cell>
          <table:table-cell table:style-name="ce35" table:formula="of:=MAX([$Scythe.D$7]; 0)*MAX(1 - [.$D5]/100;0)*[$Scythe.$F$7]" office:value-type="float" office:value="230.4" calcext:value-type="float">
            <text:p>230.4</text:p>
          </table:table-cell>
          <table:table-cell table:style-name="ce35" table:formula="of:=MAX([$Scythe.D$8]; 0)*MAX(1 - [.$D5]/100;0)*[$Scythe.$F$8]" office:value-type="float" office:value="60.8" calcext:value-type="float">
            <text:p>60.8</text:p>
          </table:table-cell>
          <table:table-cell table:style-name="ce35" table:formula="of:=MAX([$Scythe.D$9]; 0)*MAX(1 - [.$D5]/100;0)*[$Scythe.$F$9]" office:value-type="float" office:value="70.4" calcext:value-type="float">
            <text:p>70.4</text:p>
          </table:table-cell>
          <table:table-cell table:style-name="ce35" table:formula="of:=MAX([$Scythe.D$10]; 0)*MAX(1 - [.$D5]/100;0)*[$Scythe.$F$10]" office:value-type="float" office:value="80" calcext:value-type="float">
            <text:p>80.0</text:p>
          </table:table-cell>
          <table:table-cell table:style-name="ce36"/>
          <table:table-cell table:style-name="ce36" table:formula="of:=MAX([$Staff.E$2]; 0)*[$Staff.$F$2]" office:value-type="float" office:value="73.6" calcext:value-type="float">
            <text:p>73.6</text:p>
          </table:table-cell>
          <table:table-cell table:style-name="ce36" table:formula="of:=MAX([$Staff.E$3]; 0)*[$Staff.$F$3]" office:value-type="float" office:value="100" calcext:value-type="float">
            <text:p>100</text:p>
          </table:table-cell>
          <table:table-cell table:style-name="ce36" table:formula="of:=MAX([$Staff.E$4]; 0)*[$Staff.$F$4]" office:value-type="float" office:value="128" calcext:value-type="float">
            <text:p>128</text:p>
          </table:table-cell>
          <table:table-cell table:style-name="ce36" table:formula="of:=MAX([$Staff.E$5]; 0)*[$Staff.$F$5]" office:value-type="float" office:value="160.8" calcext:value-type="float">
            <text:p>160.8</text:p>
          </table:table-cell>
          <table:table-cell table:style-name="ce36" table:formula="of:=MAX([$Staff.E$6]; 0)*[$Staff.$F$6]" office:value-type="float" office:value="196" calcext:value-type="float">
            <text:p>196</text:p>
          </table:table-cell>
          <table:table-cell table:style-name="ce36" table:formula="of:=MAX([$Staff.E$7]; 0)*[$Staff.$F$7]" office:value-type="float" office:value="235.2" calcext:value-type="float">
            <text:p>235.2</text:p>
          </table:table-cell>
          <table:table-cell table:style-name="ce36"/>
          <table:table-cell table:style-name="ce35" table:formula="of:=MAX([$Bow.E$2] - [.$C5]; 0)*MAX(1 - [.$D5]/100;0)*[$Bow.$F$2]" office:value-type="float" office:value="77.6082466932531" calcext:value-type="float">
            <text:p>77.6</text:p>
          </table:table-cell>
          <table:table-cell table:style-name="ce35" table:formula="of:=MAX([$Bow.E$3] - [.$C5]; 0)*MAX(1 - [.$D5]/100;0)*[$Bow.$F$3]" office:value-type="float" office:value="105.228040273227" calcext:value-type="float">
            <text:p>105.2</text:p>
          </table:table-cell>
          <table:table-cell table:style-name="ce35" table:formula="of:=MAX([$Bow.E$4] - [.$C5]; 0)*MAX(1 - [.$D5]/100;0)*[$Bow.$F$4]" office:value-type="float" office:value="129.778967899871" calcext:value-type="float">
            <text:p>129.8</text:p>
          </table:table-cell>
          <table:table-cell table:style-name="ce35" table:formula="of:=MAX([$Bow.E$5] - [.$C5]; 0)*MAX(1 - [.$D5]/100;0)*[$Bow.$F$5]" office:value-type="float" office:value="163.536493386506" calcext:value-type="float">
            <text:p>163.5</text:p>
          </table:table-cell>
          <table:table-cell table:style-name="ce35" table:formula="of:=MAX([$Bow.E$6] - [.$C5]; 0)*MAX(1 - [.$D5]/100;0)*[$Bow.$F$6]" office:value-type="float" office:value="197.294018873141" calcext:value-type="float">
            <text:p>197.3</text:p>
          </table:table-cell>
          <table:table-cell table:style-name="ce35" table:formula="of:=MAX([$Bow.E$7] - [.$C5]; 0)*MAX(1 - [.$D5]/100;0)*[$Bow.$F$7]" office:value-type="float" office:value="237.189276266437" calcext:value-type="float">
            <text:p>237.2</text:p>
          </table:table-cell>
          <table:table-cell table:style-name="ce36"/>
          <table:table-cell table:style-name="ce35" table:formula="of:=MAX([$Crossbow.E$2] - [.$C5]/2; 0)*MAX(1 - [.$D5]/200;0)*[$Crossbow.$F$2]" office:value-type="float" office:value="89.505" calcext:value-type="float">
            <text:p>89.5</text:p>
          </table:table-cell>
          <table:table-cell table:style-name="ce35" table:formula="of:=MAX([$Crossbow.E$3] - [.$C5]/2; 0)*MAX(1 - [.$D5]/200;0)*[$Crossbow.$F$3]" office:value-type="float" office:value="116.28" calcext:value-type="float">
            <text:p>116.3</text:p>
          </table:table-cell>
          <table:table-cell table:style-name="ce35" table:formula="of:=MAX([$Crossbow.E$4] - [.$C5]/2; 0)*MAX(1 - [.$D5]/200;0)*[$Crossbow.$F$4]" office:value-type="float" office:value="147.033" calcext:value-type="float">
            <text:p>147.0</text:p>
          </table:table-cell>
          <table:table-cell table:style-name="ce35" table:formula="of:=MAX([$Crossbow.E$5] - [.$C5]/2; 0)*MAX(1 - [.$D5]/200;0)*[$Crossbow.$F$5]" office:value-type="float" office:value="181.305" calcext:value-type="float">
            <text:p>181.3</text:p>
          </table:table-cell>
          <table:table-cell table:style-name="ce35" table:formula="of:=MAX([$Crossbow.E$6] - [.$C5]/2; 0)*MAX(1 - [.$D5]/200;0)*[$Crossbow.$F$6]" office:value-type="float" office:value="220.0293" calcext:value-type="float">
            <text:p>220.0</text:p>
          </table:table-cell>
          <table:table-cell table:style-name="ce35" table:formula="of:=MAX([$Crossbow.E$7] - [.$C5]/2; 0)*MAX(1 - [.$D5]/200;0)*[$Crossbow.$F$7]" office:value-type="float" office:value="261.60858" calcext:value-type="float">
            <text:p>261.6</text:p>
          </table:table-cell>
          <table:table-cell table:number-columns-repeated="2"/>
          <table:table-cell table:style-name="ce37" table:formula="of:=MAX([$doge.E$3] - [.$C5]; 0)" office:value-type="float" office:value="14" calcext:value-type="float">
            <text:p>14</text:p>
          </table:table-cell>
          <table:table-cell table:style-name="ce37" table:formula="of:=MAX([$doge.$E$4] - [.$C5]; 0)" office:value-type="float" office:value="19" calcext:value-type="float">
            <text:p>19</text:p>
          </table:table-cell>
          <table:table-cell table:style-name="ce37" table:formula="of:=MAX([$doge.$E$5] - [.$C5]; 0)" office:value-type="float" office:value="24" calcext:value-type="float">
            <text:p>24</text:p>
          </table:table-cell>
          <table:table-cell table:style-name="ce37" table:formula="of:=MAX([$doge.$E$6] - [.$C5]; 0)" office:value-type="float" office:value="29" calcext:value-type="float">
            <text:p>29</text:p>
          </table:table-cell>
          <table:table-cell table:style-name="ce37" table:formula="of:=MAX([$doge.$E$7] - [.$C5]; 0)" office:value-type="float" office:value="34" calcext:value-type="float">
            <text:p>34</text:p>
          </table:table-cell>
          <table:table-cell table:style-name="ce37"/>
          <table:table-cell table:style-name="ce38" table:formula="of:=MAX([$hors.$E$3] - [.$C5]/2; 0)*MAX(1 - [.$D5]/200;0)" office:value-type="float" office:value="60.3" calcext:value-type="float">
            <text:p>60.3</text:p>
          </table:table-cell>
          <table:table-cell table:style-name="ce38" table:formula="of:=MAX([$hors.$E$4] - [.$C5]/2; 0)*MAX(1 - [.$D5]/200;0)" office:value-type="float" office:value="73.8" calcext:value-type="float">
            <text:p>73.8</text:p>
          </table:table-cell>
          <table:table-cell table:style-name="ce38" table:formula="of:=MAX([$hors.$E$5] - [.$C5]/2; 0)*MAX(1 - [.$D5]/200;0)" office:value-type="float" office:value="96.3" calcext:value-type="float">
            <text:p>96.3</text:p>
          </table:table-cell>
          <table:table-cell table:style-name="ce38" table:formula="of:=MAX([$hors.$E$6] - [.$C5]/2; 0)*MAX(1 - [.$D5]/200;0)" office:value-type="float" office:value="118.8" calcext:value-type="float">
            <text:p>118.8</text:p>
          </table:table-cell>
          <table:table-cell table:style-name="ce37"/>
          <table:table-cell table:style-name="ce38" table:formula="of:=MAX([$irgl.$E$3] - [.$C5]; 0)*MAX(1 - [.$D5]/100;0)" office:value-type="float" office:value="147.2" calcext:value-type="float">
            <text:p>147.2</text:p>
          </table:table-cell>
          <table:table-cell table:style-name="ce38" table:formula="of:=MAX([$irgl.$E$4] - [.$C5]; 0)*MAX(1 - [.$D5]/100;0)" office:value-type="float" office:value="167.2" calcext:value-type="float">
            <text:p>167.2</text:p>
          </table:table-cell>
          <table:table-cell table:style-name="ce38" table:formula="of:=MAX([$irgl.$E$5] - [.$C5]; 0)*MAX(1 - [.$D5]/100;0)" office:value-type="float" office:value="195.2" calcext:value-type="float">
            <text:p>195.2</text:p>
          </table:table-cell>
          <table:table-cell table:style-name="ce38" table:formula="of:=MAX([$irgl.$E$6] - [.$C5]; 0)*MAX(1 - [.$D5]/100;0)" office:value-type="float" office:value="227.2" calcext:value-type="float">
            <text:p>227.2</text:p>
          </table:table-cell>
          <table:table-cell table:style-name="ce37"/>
          <table:table-cell table:style-name="ce38" table:formula="of:=MAX([$sngl.$E$3]; 0)*MAX(1 - [.$D5]/100;0)" office:value-type="float" office:value="96" calcext:value-type="float">
            <text:p>96.0</text:p>
          </table:table-cell>
          <table:table-cell table:style-name="ce38" table:formula="of:=MAX([$sngl.$E$4]; 0)*MAX(1 - [.$D5]/100;0)" office:value-type="float" office:value="112" calcext:value-type="float">
            <text:p>112.0</text:p>
          </table:table-cell>
          <table:table-cell table:style-name="ce38" table:formula="of:=MAX([$sngl.$E$5]; 0)*MAX(1 - [.$D5]/100;0)" office:value-type="float" office:value="136" calcext:value-type="float">
            <text:p>136.0</text:p>
          </table:table-cell>
          <table:table-cell table:style-name="ce38" table:formula="of:=MAX([$sngl.$E$6]; 0)*MAX(1 - [.$D5]/100;0)" office:value-type="float" office:value="160" calcext:value-type="float">
            <text:p>160.0</text:p>
          </table:table-cell>
          <table:table-cell table:number-columns-repeated="163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5" calcext:value-type="float">
            <text:p>97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30" calcext:value-type="float">
            <text:p>330</text:p>
          </table:table-cell>
          <table:table-cell table:style-name="ce5" table:formula="of:=([.$B6] + 3 * [.$C6]) / 10 / (1 - [.$D6] * 0.006) *POWER([.$E6]; 0.75) * [.$C$12] / 13" office:value-type="float" office:value="696.425725379518" calcext:value-type="float">
            <text:p>696.4</text:p>
          </table:table-cell>
          <table:table-cell table:style-name="ce5" office:value-type="float" office:value="14" calcext:value-type="float">
            <text:p>14.0</text:p>
          </table:table-cell>
          <table:table-cell table:style-name="ce7" table:formula="of:=COM.MICROSOFT.CEILING.MATH(LN(MAX([.$G6]*4;1))^2.5+1)" office:value-type="float" office:value="34" calcext:value-type="float">
            <text:p>34</text:p>
          </table:table-cell>
          <table:table-cell table:style-name="ce7" table:formula="of:=COM.MICROSOFT.CEILING.MATH(LN(MAX([.$G6]*3.5;1))^2.5+1)" office:value-type="float" office:value="31" calcext:value-type="float">
            <text:p>31</text:p>
          </table:table-cell>
          <table:table-cell table:style-name="ce7" table:formula="of:=COM.MICROSOFT.CEILING.MATH(LN(MAX([.$G6]*3;1))^2.5+1)" office:value-type="float" office:value="29" calcext:value-type="float">
            <text:p>29</text:p>
          </table:table-cell>
          <table:table-cell table:style-name="ce7" table:formula="of:=COM.MICROSOFT.CEILING.MATH(LN(MAX([.$G6]*2.5;1))^2.5+1)" office:value-type="float" office:value="25" calcext:value-type="float">
            <text:p>25</text:p>
          </table:table-cell>
          <table:table-cell/>
          <table:table-cell table:style-name="ce5"/>
          <table:table-cell table:style-name="ce35" table:formula="of:=MAX([$Sword.E$2] - [.$C6]; 0)*[$Sword.$F$2]" office:value-type="float" office:value="45" calcext:value-type="float">
            <text:p>45.0</text:p>
          </table:table-cell>
          <table:table-cell table:style-name="ce35" table:formula="of:=MAX([$Sword.E$3] - [.$C6]; 0)*[$Sword.$F$3]" office:value-type="float" office:value="67.875" calcext:value-type="float">
            <text:p>67.9</text:p>
          </table:table-cell>
          <table:table-cell table:style-name="ce35" table:formula="of:=MAX([$Sword.E$4] - [.$C6]; 0)*[$Sword.$F$4]" office:value-type="float" office:value="93.9375" calcext:value-type="float">
            <text:p>93.9</text:p>
          </table:table-cell>
          <table:table-cell table:style-name="ce35" table:formula="of:=MAX([$Sword.E$5] - [.$C6]; 0)*[$Sword.$F$5]" office:value-type="float" office:value="123.75" calcext:value-type="float">
            <text:p>123.8</text:p>
          </table:table-cell>
          <table:table-cell table:style-name="ce35" table:formula="of:=MAX([$Sword.E$6] - [.$C6]; 0)*[$Sword.$F$6]" office:value-type="float" office:value="159" calcext:value-type="float">
            <text:p>159.0</text:p>
          </table:table-cell>
          <table:table-cell table:style-name="ce35" table:formula="of:=MAX([$Sword.E$7] - [.$C6]; 0)*[$Sword.$F$7]" office:value-type="float" office:value="196.6875" calcext:value-type="float">
            <text:p>196.7</text:p>
          </table:table-cell>
          <table:table-cell table:style-name="ce35" table:formula="of:=MAX([$Sword.E$8] - [.$C6]; 0)*[$Sword.$F$8]" office:value-type="float" office:value="237.375" calcext:value-type="float">
            <text:p>237.4</text:p>
          </table:table-cell>
          <table:table-cell table:style-name="ce35" table:formula="of:=MAX([$Sword.E$9] - [.$C6]; 0)*[$Sword.$F$9]" office:value-type="float" office:value="58.5" calcext:value-type="float">
            <text:p>58.5</text:p>
          </table:table-cell>
          <table:table-cell table:style-name="ce36"/>
          <table:table-cell table:style-name="ce35" table:formula="of:=MAX([$Axe.E$2] - [.$C6]/2; 0)*MAX(1 - [.$D6]/200;0)*[$Axe.$F$2]" office:value-type="float" office:value="83.52" calcext:value-type="float">
            <text:p>83.5</text:p>
          </table:table-cell>
          <table:table-cell table:style-name="ce35" table:formula="of:=MAX([$Axe.E$3] - [.$C6]/2; 0)*MAX(1 - [.$D6]/200;0)*[$Axe.$F$3]" office:value-type="float" office:value="108.72" calcext:value-type="float">
            <text:p>108.7</text:p>
          </table:table-cell>
          <table:table-cell table:style-name="ce35" table:formula="of:=MAX([$Axe.E$4] - [.$C6]/2; 0)*MAX(1 - [.$D6]/200;0)*[$Axe.$F$4]" office:value-type="float" office:value="137.34" calcext:value-type="float">
            <text:p>137.3</text:p>
          </table:table-cell>
          <table:table-cell table:style-name="ce35" table:formula="of:=MAX([$Axe.E$5] - [.$C6]/2; 0)*MAX(1 - [.$D6]/200;0)*[$Axe.$F$5]" office:value-type="float" office:value="170.46" calcext:value-type="float">
            <text:p>170.5</text:p>
          </table:table-cell>
          <table:table-cell table:style-name="ce35" table:formula="of:=MAX([$Axe.E$6] - [.$C6]/2; 0)*MAX(1 - [.$D6]/200;0)*[$Axe.$F$6]" office:value-type="float" office:value="206.1" calcext:value-type="float">
            <text:p>206.1</text:p>
          </table:table-cell>
          <table:table-cell table:style-name="ce35" table:formula="of:=MAX([$Axe.E$7] - [.$C6]/2; 0)*MAX(1 - [.$D6]/200;0)*[$Axe.$F$7]" office:value-type="float" office:value="245.52" calcext:value-type="float">
            <text:p>245.5</text:p>
          </table:table-cell>
          <table:table-cell table:style-name="ce36"/>
          <table:table-cell table:style-name="ce35" table:formula="of:=MAX([$Scythe.D$2]; 0)*MAX(1 - [.$D6]/100;0)*[$Scythe.$F$2]" office:value-type="float" office:value="73.6" calcext:value-type="float">
            <text:p>73.6</text:p>
          </table:table-cell>
          <table:table-cell table:style-name="ce35" table:formula="of:=MAX([$Scythe.D$3]; 0)*MAX(1 - [.$D6]/100;0)*[$Scythe.$F$3]" office:value-type="float" office:value="97.6" calcext:value-type="float">
            <text:p>97.6</text:p>
          </table:table-cell>
          <table:table-cell table:style-name="ce35" table:formula="of:=MAX([$Scythe.D$4]; 0)*MAX(1 - [.$D6]/100;0)*[$Scythe.$F$4]" office:value-type="float" office:value="124.8" calcext:value-type="float">
            <text:p>124.8</text:p>
          </table:table-cell>
          <table:table-cell table:style-name="ce35" table:formula="of:=MAX([$Scythe.D$5]; 0)*MAX(1 - [.$D6]/100;0)*[$Scythe.$F$5]" office:value-type="float" office:value="156.8" calcext:value-type="float">
            <text:p>156.8</text:p>
          </table:table-cell>
          <table:table-cell table:style-name="ce35" table:formula="of:=MAX([$Scythe.D$6]; 0)*MAX(1 - [.$D6]/100;0)*[$Scythe.$F$6]" office:value-type="float" office:value="192" calcext:value-type="float">
            <text:p>192.0</text:p>
          </table:table-cell>
          <table:table-cell table:style-name="ce35" table:formula="of:=MAX([$Scythe.D$7]; 0)*MAX(1 - [.$D6]/100;0)*[$Scythe.$F$7]" office:value-type="float" office:value="230.4" calcext:value-type="float">
            <text:p>230.4</text:p>
          </table:table-cell>
          <table:table-cell table:style-name="ce35" table:formula="of:=MAX([$Scythe.D$8]; 0)*MAX(1 - [.$D6]/100;0)*[$Scythe.$F$8]" office:value-type="float" office:value="60.8" calcext:value-type="float">
            <text:p>60.8</text:p>
          </table:table-cell>
          <table:table-cell table:style-name="ce35" table:formula="of:=MAX([$Scythe.D$9]; 0)*MAX(1 - [.$D6]/100;0)*[$Scythe.$F$9]" office:value-type="float" office:value="70.4" calcext:value-type="float">
            <text:p>70.4</text:p>
          </table:table-cell>
          <table:table-cell table:style-name="ce35" table:formula="of:=MAX([$Scythe.D$10]; 0)*MAX(1 - [.$D6]/100;0)*[$Scythe.$F$10]" office:value-type="float" office:value="80" calcext:value-type="float">
            <text:p>80.0</text:p>
          </table:table-cell>
          <table:table-cell table:style-name="ce36"/>
          <table:table-cell table:style-name="ce36" table:formula="of:=MAX([$Staff.E$2]; 0)*[$Staff.$F$2]" office:value-type="float" office:value="73.6" calcext:value-type="float">
            <text:p>73.6</text:p>
          </table:table-cell>
          <table:table-cell table:style-name="ce36" table:formula="of:=MAX([$Staff.E$3]; 0)*[$Staff.$F$3]" office:value-type="float" office:value="100" calcext:value-type="float">
            <text:p>100</text:p>
          </table:table-cell>
          <table:table-cell table:style-name="ce36" table:formula="of:=MAX([$Staff.E$4]; 0)*[$Staff.$F$4]" office:value-type="float" office:value="128" calcext:value-type="float">
            <text:p>128</text:p>
          </table:table-cell>
          <table:table-cell table:style-name="ce36" table:formula="of:=MAX([$Staff.E$5]; 0)*[$Staff.$F$5]" office:value-type="float" office:value="160.8" calcext:value-type="float">
            <text:p>160.8</text:p>
          </table:table-cell>
          <table:table-cell table:style-name="ce36" table:formula="of:=MAX([$Staff.E$6]; 0)*[$Staff.$F$6]" office:value-type="float" office:value="196" calcext:value-type="float">
            <text:p>196</text:p>
          </table:table-cell>
          <table:table-cell table:style-name="ce36" table:formula="of:=MAX([$Staff.E$7]; 0)*[$Staff.$F$7]" office:value-type="float" office:value="235.2" calcext:value-type="float">
            <text:p>235.2</text:p>
          </table:table-cell>
          <table:table-cell table:style-name="ce36"/>
          <table:table-cell table:style-name="ce35" table:formula="of:=MAX([$Bow.E$2] - [.$C6]; 0)*MAX(1 - [.$D6]/100;0)*[$Bow.$F$2]" office:value-type="float" office:value="76.568246693253" calcext:value-type="float">
            <text:p>76.6</text:p>
          </table:table-cell>
          <table:table-cell table:style-name="ce35" table:formula="of:=MAX([$Bow.E$3] - [.$C6]; 0)*MAX(1 - [.$D6]/100;0)*[$Bow.$F$3]" office:value-type="float" office:value="104.188040273227" calcext:value-type="float">
            <text:p>104.2</text:p>
          </table:table-cell>
          <table:table-cell table:style-name="ce35" table:formula="of:=MAX([$Bow.E$4] - [.$C6]; 0)*MAX(1 - [.$D6]/100;0)*[$Bow.$F$4]" office:value-type="float" office:value="128.738967899871" calcext:value-type="float">
            <text:p>128.7</text:p>
          </table:table-cell>
          <table:table-cell table:style-name="ce35" table:formula="of:=MAX([$Bow.E$5] - [.$C6]; 0)*MAX(1 - [.$D6]/100;0)*[$Bow.$F$5]" office:value-type="float" office:value="162.496493386506" calcext:value-type="float">
            <text:p>162.5</text:p>
          </table:table-cell>
          <table:table-cell table:style-name="ce35" table:formula="of:=MAX([$Bow.E$6] - [.$C6]; 0)*MAX(1 - [.$D6]/100;0)*[$Bow.$F$6]" office:value-type="float" office:value="196.254018873141" calcext:value-type="float">
            <text:p>196.3</text:p>
          </table:table-cell>
          <table:table-cell table:style-name="ce35" table:formula="of:=MAX([$Bow.E$7] - [.$C6]; 0)*MAX(1 - [.$D6]/100;0)*[$Bow.$F$7]" office:value-type="float" office:value="236.149276266437" calcext:value-type="float">
            <text:p>236.1</text:p>
          </table:table-cell>
          <table:table-cell table:style-name="ce36"/>
          <table:table-cell table:style-name="ce35" table:formula="of:=MAX([$Crossbow.E$2] - [.$C6]/2; 0)*MAX(1 - [.$D6]/200;0)*[$Crossbow.$F$2]" office:value-type="float" office:value="88.74" calcext:value-type="float">
            <text:p>88.7</text:p>
          </table:table-cell>
          <table:table-cell table:style-name="ce35" table:formula="of:=MAX([$Crossbow.E$3] - [.$C6]/2; 0)*MAX(1 - [.$D6]/200;0)*[$Crossbow.$F$3]" office:value-type="float" office:value="115.515" calcext:value-type="float">
            <text:p>115.5</text:p>
          </table:table-cell>
          <table:table-cell table:style-name="ce35" table:formula="of:=MAX([$Crossbow.E$4] - [.$C6]/2; 0)*MAX(1 - [.$D6]/200;0)*[$Crossbow.$F$4]" office:value-type="float" office:value="146.268" calcext:value-type="float">
            <text:p>146.3</text:p>
          </table:table-cell>
          <table:table-cell table:style-name="ce35" table:formula="of:=MAX([$Crossbow.E$5] - [.$C6]/2; 0)*MAX(1 - [.$D6]/200;0)*[$Crossbow.$F$5]" office:value-type="float" office:value="180.54" calcext:value-type="float">
            <text:p>180.5</text:p>
          </table:table-cell>
          <table:table-cell table:style-name="ce35" table:formula="of:=MAX([$Crossbow.E$6] - [.$C6]/2; 0)*MAX(1 - [.$D6]/200;0)*[$Crossbow.$F$6]" office:value-type="float" office:value="219.2643" calcext:value-type="float">
            <text:p>219.3</text:p>
          </table:table-cell>
          <table:table-cell table:style-name="ce35" table:formula="of:=MAX([$Crossbow.E$7] - [.$C6]/2; 0)*MAX(1 - [.$D6]/200;0)*[$Crossbow.$F$7]" office:value-type="float" office:value="260.84358" calcext:value-type="float">
            <text:p>260.8</text:p>
          </table:table-cell>
          <table:table-cell table:number-columns-repeated="2"/>
          <table:table-cell table:style-name="ce37" table:formula="of:=MAX([$doge.E$3] - [.$C6]; 0)" office:value-type="float" office:value="12" calcext:value-type="float">
            <text:p>12</text:p>
          </table:table-cell>
          <table:table-cell table:style-name="ce37" table:formula="of:=MAX([$doge.$E$4] - [.$C6]; 0)" office:value-type="float" office:value="17" calcext:value-type="float">
            <text:p>17</text:p>
          </table:table-cell>
          <table:table-cell table:style-name="ce37" table:formula="of:=MAX([$doge.$E$5] - [.$C6]; 0)" office:value-type="float" office:value="22" calcext:value-type="float">
            <text:p>22</text:p>
          </table:table-cell>
          <table:table-cell table:style-name="ce37" table:formula="of:=MAX([$doge.$E$6] - [.$C6]; 0)" office:value-type="float" office:value="27" calcext:value-type="float">
            <text:p>27</text:p>
          </table:table-cell>
          <table:table-cell table:style-name="ce37" table:formula="of:=MAX([$doge.$E$7] - [.$C6]; 0)" office:value-type="float" office:value="32" calcext:value-type="float">
            <text:p>32</text:p>
          </table:table-cell>
          <table:table-cell table:style-name="ce37"/>
          <table:table-cell table:style-name="ce38" table:formula="of:=MAX([$hors.$E$3] - [.$C6]/2; 0)*MAX(1 - [.$D6]/200;0)" office:value-type="float" office:value="59.4" calcext:value-type="float">
            <text:p>59.4</text:p>
          </table:table-cell>
          <table:table-cell table:style-name="ce38" table:formula="of:=MAX([$hors.$E$4] - [.$C6]/2; 0)*MAX(1 - [.$D6]/200;0)" office:value-type="float" office:value="72.9" calcext:value-type="float">
            <text:p>72.9</text:p>
          </table:table-cell>
          <table:table-cell table:style-name="ce38" table:formula="of:=MAX([$hors.$E$5] - [.$C6]/2; 0)*MAX(1 - [.$D6]/200;0)" office:value-type="float" office:value="95.4" calcext:value-type="float">
            <text:p>95.4</text:p>
          </table:table-cell>
          <table:table-cell table:style-name="ce38" table:formula="of:=MAX([$hors.$E$6] - [.$C6]/2; 0)*MAX(1 - [.$D6]/200;0)" office:value-type="float" office:value="117.9" calcext:value-type="float">
            <text:p>117.9</text:p>
          </table:table-cell>
          <table:table-cell table:style-name="ce37"/>
          <table:table-cell table:style-name="ce38" table:formula="of:=MAX([$irgl.$E$3] - [.$C6]; 0)*MAX(1 - [.$D6]/100;0)" office:value-type="float" office:value="145.6" calcext:value-type="float">
            <text:p>145.6</text:p>
          </table:table-cell>
          <table:table-cell table:style-name="ce38" table:formula="of:=MAX([$irgl.$E$4] - [.$C6]; 0)*MAX(1 - [.$D6]/100;0)" office:value-type="float" office:value="165.6" calcext:value-type="float">
            <text:p>165.6</text:p>
          </table:table-cell>
          <table:table-cell table:style-name="ce38" table:formula="of:=MAX([$irgl.$E$5] - [.$C6]; 0)*MAX(1 - [.$D6]/100;0)" office:value-type="float" office:value="193.6" calcext:value-type="float">
            <text:p>193.6</text:p>
          </table:table-cell>
          <table:table-cell table:style-name="ce38" table:formula="of:=MAX([$irgl.$E$6] - [.$C6]; 0)*MAX(1 - [.$D6]/100;0)" office:value-type="float" office:value="225.6" calcext:value-type="float">
            <text:p>225.6</text:p>
          </table:table-cell>
          <table:table-cell table:style-name="ce37"/>
          <table:table-cell table:style-name="ce38" table:formula="of:=MAX([$sngl.$E$3]; 0)*MAX(1 - [.$D6]/100;0)" office:value-type="float" office:value="96" calcext:value-type="float">
            <text:p>96.0</text:p>
          </table:table-cell>
          <table:table-cell table:style-name="ce38" table:formula="of:=MAX([$sngl.$E$4]; 0)*MAX(1 - [.$D6]/100;0)" office:value-type="float" office:value="112" calcext:value-type="float">
            <text:p>112.0</text:p>
          </table:table-cell>
          <table:table-cell table:style-name="ce38" table:formula="of:=MAX([$sngl.$E$5]; 0)*MAX(1 - [.$D6]/100;0)" office:value-type="float" office:value="136" calcext:value-type="float">
            <text:p>136.0</text:p>
          </table:table-cell>
          <table:table-cell table:style-name="ce38" table:formula="of:=MAX([$sngl.$E$6]; 0)*MAX(1 - [.$D6]/100;0)" office:value-type="float" office:value="160" calcext:value-type="float">
            <text:p>160.0</text:p>
          </table:table-cell>
          <table:table-cell table:number-columns-repeated="1630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50" calcext:value-type="float">
            <text:p>115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75" calcext:value-type="float">
            <text:p>375</text:p>
          </table:table-cell>
          <table:table-cell table:style-name="ce5" table:formula="of:=([.$B7] + 3 * [.$C7]) / 10 / (1 - [.$D7] * 0.006) *POWER([.$E7]; 0.75) * [.$C$12] / 13" office:value-type="float" office:value="909.257433463446" calcext:value-type="float">
            <text:p>909.3</text:p>
          </table:table-cell>
          <table:table-cell table:style-name="ce5" office:value-type="float" office:value="16.5" calcext:value-type="float">
            <text:p>16.5</text:p>
          </table:table-cell>
          <table:table-cell table:style-name="ce7" table:formula="of:=COM.MICROSOFT.CEILING.MATH(LN(MAX([.$G7]*4;1))^2.5+1)" office:value-type="float" office:value="37" calcext:value-type="float">
            <text:p>37</text:p>
          </table:table-cell>
          <table:table-cell table:style-name="ce7" table:formula="of:=COM.MICROSOFT.CEILING.MATH(LN(MAX([.$G7]*3.5;1))^2.5+1)" office:value-type="float" office:value="35" calcext:value-type="float">
            <text:p>35</text:p>
          </table:table-cell>
          <table:table-cell table:style-name="ce7" table:formula="of:=COM.MICROSOFT.CEILING.MATH(LN(MAX([.$G7]*3;1))^2.5+1)" office:value-type="float" office:value="32" calcext:value-type="float">
            <text:p>32</text:p>
          </table:table-cell>
          <table:table-cell table:style-name="ce7" table:formula="of:=COM.MICROSOFT.CEILING.MATH(LN(MAX([.$G7]*2.5;1))^2.5+1)" office:value-type="float" office:value="28" calcext:value-type="float">
            <text:p>28</text:p>
          </table:table-cell>
          <table:table-cell/>
          <table:table-cell table:style-name="ce5"/>
          <table:table-cell table:style-name="ce35" table:formula="of:=MAX([$Sword.E$2] - [.$C7]; 0)*[$Sword.$F$2]" office:value-type="float" office:value="45" calcext:value-type="float">
            <text:p>45.0</text:p>
          </table:table-cell>
          <table:table-cell table:style-name="ce35" table:formula="of:=MAX([$Sword.E$3] - [.$C7]; 0)*[$Sword.$F$3]" office:value-type="float" office:value="67.875" calcext:value-type="float">
            <text:p>67.9</text:p>
          </table:table-cell>
          <table:table-cell table:style-name="ce35" table:formula="of:=MAX([$Sword.E$4] - [.$C7]; 0)*[$Sword.$F$4]" office:value-type="float" office:value="93.9375" calcext:value-type="float">
            <text:p>93.9</text:p>
          </table:table-cell>
          <table:table-cell table:style-name="ce35" table:formula="of:=MAX([$Sword.E$5] - [.$C7]; 0)*[$Sword.$F$5]" office:value-type="float" office:value="123.75" calcext:value-type="float">
            <text:p>123.8</text:p>
          </table:table-cell>
          <table:table-cell table:style-name="ce35" table:formula="of:=MAX([$Sword.E$6] - [.$C7]; 0)*[$Sword.$F$6]" office:value-type="float" office:value="159" calcext:value-type="float">
            <text:p>159.0</text:p>
          </table:table-cell>
          <table:table-cell table:style-name="ce35" table:formula="of:=MAX([$Sword.E$7] - [.$C7]; 0)*[$Sword.$F$7]" office:value-type="float" office:value="196.6875" calcext:value-type="float">
            <text:p>196.7</text:p>
          </table:table-cell>
          <table:table-cell table:style-name="ce35" table:formula="of:=MAX([$Sword.E$8] - [.$C7]; 0)*[$Sword.$F$8]" office:value-type="float" office:value="237.375" calcext:value-type="float">
            <text:p>237.4</text:p>
          </table:table-cell>
          <table:table-cell table:style-name="ce35" table:formula="of:=MAX([$Sword.E$9] - [.$C7]; 0)*[$Sword.$F$9]" office:value-type="float" office:value="58.5" calcext:value-type="float">
            <text:p>58.5</text:p>
          </table:table-cell>
          <table:table-cell table:style-name="ce36"/>
          <table:table-cell table:style-name="ce35" table:formula="of:=MAX([$Axe.E$2] - [.$C7]/2; 0)*MAX(1 - [.$D7]/200;0)*[$Axe.$F$2]" office:value-type="float" office:value="82.592" calcext:value-type="float">
            <text:p>82.6</text:p>
          </table:table-cell>
          <table:table-cell table:style-name="ce35" table:formula="of:=MAX([$Axe.E$3] - [.$C7]/2; 0)*MAX(1 - [.$D7]/200;0)*[$Axe.$F$3]" office:value-type="float" office:value="107.512" calcext:value-type="float">
            <text:p>107.5</text:p>
          </table:table-cell>
          <table:table-cell table:style-name="ce35" table:formula="of:=MAX([$Axe.E$4] - [.$C7]/2; 0)*MAX(1 - [.$D7]/200;0)*[$Axe.$F$4]" office:value-type="float" office:value="135.814" calcext:value-type="float">
            <text:p>135.8</text:p>
          </table:table-cell>
          <table:table-cell table:style-name="ce35" table:formula="of:=MAX([$Axe.E$5] - [.$C7]/2; 0)*MAX(1 - [.$D7]/200;0)*[$Axe.$F$5]" office:value-type="float" office:value="168.566" calcext:value-type="float">
            <text:p>168.6</text:p>
          </table:table-cell>
          <table:table-cell table:style-name="ce35" table:formula="of:=MAX([$Axe.E$6] - [.$C7]/2; 0)*MAX(1 - [.$D7]/200;0)*[$Axe.$F$6]" office:value-type="float" office:value="203.81" calcext:value-type="float">
            <text:p>203.8</text:p>
          </table:table-cell>
          <table:table-cell table:style-name="ce35" table:formula="of:=MAX([$Axe.E$7] - [.$C7]/2; 0)*MAX(1 - [.$D7]/200;0)*[$Axe.$F$7]" office:value-type="float" office:value="242.792" calcext:value-type="float">
            <text:p>242.8</text:p>
          </table:table-cell>
          <table:table-cell table:style-name="ce36"/>
          <table:table-cell table:style-name="ce35" table:formula="of:=MAX([$Scythe.D$2]; 0)*MAX(1 - [.$D7]/100;0)*[$Scythe.$F$2]" office:value-type="float" office:value="71.76" calcext:value-type="float">
            <text:p>71.8</text:p>
          </table:table-cell>
          <table:table-cell table:style-name="ce35" table:formula="of:=MAX([$Scythe.D$3]; 0)*MAX(1 - [.$D7]/100;0)*[$Scythe.$F$3]" office:value-type="float" office:value="95.16" calcext:value-type="float">
            <text:p>95.2</text:p>
          </table:table-cell>
          <table:table-cell table:style-name="ce35" table:formula="of:=MAX([$Scythe.D$4]; 0)*MAX(1 - [.$D7]/100;0)*[$Scythe.$F$4]" office:value-type="float" office:value="121.68" calcext:value-type="float">
            <text:p>121.7</text:p>
          </table:table-cell>
          <table:table-cell table:style-name="ce35" table:formula="of:=MAX([$Scythe.D$5]; 0)*MAX(1 - [.$D7]/100;0)*[$Scythe.$F$5]" office:value-type="float" office:value="152.88" calcext:value-type="float">
            <text:p>152.9</text:p>
          </table:table-cell>
          <table:table-cell table:style-name="ce35" table:formula="of:=MAX([$Scythe.D$6]; 0)*MAX(1 - [.$D7]/100;0)*[$Scythe.$F$6]" office:value-type="float" office:value="187.2" calcext:value-type="float">
            <text:p>187.2</text:p>
          </table:table-cell>
          <table:table-cell table:style-name="ce35" table:formula="of:=MAX([$Scythe.D$7]; 0)*MAX(1 - [.$D7]/100;0)*[$Scythe.$F$7]" office:value-type="float" office:value="224.64" calcext:value-type="float">
            <text:p>224.6</text:p>
          </table:table-cell>
          <table:table-cell table:style-name="ce35" table:formula="of:=MAX([$Scythe.D$8]; 0)*MAX(1 - [.$D7]/100;0)*[$Scythe.$F$8]" office:value-type="float" office:value="59.28" calcext:value-type="float">
            <text:p>59.3</text:p>
          </table:table-cell>
          <table:table-cell table:style-name="ce35" table:formula="of:=MAX([$Scythe.D$9]; 0)*MAX(1 - [.$D7]/100;0)*[$Scythe.$F$9]" office:value-type="float" office:value="68.64" calcext:value-type="float">
            <text:p>68.6</text:p>
          </table:table-cell>
          <table:table-cell table:style-name="ce35" table:formula="of:=MAX([$Scythe.D$10]; 0)*MAX(1 - [.$D7]/100;0)*[$Scythe.$F$10]" office:value-type="float" office:value="78" calcext:value-type="float">
            <text:p>78.0</text:p>
          </table:table-cell>
          <table:table-cell table:style-name="ce36"/>
          <table:table-cell table:style-name="ce36" table:formula="of:=MAX([$Staff.E$2]; 0)*[$Staff.$F$2]" office:value-type="float" office:value="73.6" calcext:value-type="float">
            <text:p>73.6</text:p>
          </table:table-cell>
          <table:table-cell table:style-name="ce36" table:formula="of:=MAX([$Staff.E$3]; 0)*[$Staff.$F$3]" office:value-type="float" office:value="100" calcext:value-type="float">
            <text:p>100</text:p>
          </table:table-cell>
          <table:table-cell table:style-name="ce36" table:formula="of:=MAX([$Staff.E$4]; 0)*[$Staff.$F$4]" office:value-type="float" office:value="128" calcext:value-type="float">
            <text:p>128</text:p>
          </table:table-cell>
          <table:table-cell table:style-name="ce36" table:formula="of:=MAX([$Staff.E$5]; 0)*[$Staff.$F$5]" office:value-type="float" office:value="160.8" calcext:value-type="float">
            <text:p>160.8</text:p>
          </table:table-cell>
          <table:table-cell table:style-name="ce36" table:formula="of:=MAX([$Staff.E$6]; 0)*[$Staff.$F$6]" office:value-type="float" office:value="196" calcext:value-type="float">
            <text:p>196</text:p>
          </table:table-cell>
          <table:table-cell table:style-name="ce36" table:formula="of:=MAX([$Staff.E$7]; 0)*[$Staff.$F$7]" office:value-type="float" office:value="235.2" calcext:value-type="float">
            <text:p>235.2</text:p>
          </table:table-cell>
          <table:table-cell table:style-name="ce36"/>
          <table:table-cell table:style-name="ce35" table:formula="of:=MAX([$Bow.E$2] - [.$C7]; 0)*MAX(1 - [.$D7]/100;0)*[$Bow.$F$2]" office:value-type="float" office:value="74.6540405259217" calcext:value-type="float">
            <text:p>74.7</text:p>
          </table:table-cell>
          <table:table-cell table:style-name="ce35" table:formula="of:=MAX([$Bow.E$3] - [.$C7]; 0)*MAX(1 - [.$D7]/100;0)*[$Bow.$F$3]" office:value-type="float" office:value="101.583339266397" calcext:value-type="float">
            <text:p>101.6</text:p>
          </table:table-cell>
          <table:table-cell table:style-name="ce35" table:formula="of:=MAX([$Bow.E$4] - [.$C7]; 0)*MAX(1 - [.$D7]/100;0)*[$Bow.$F$4]" office:value-type="float" office:value="125.520493702374" calcext:value-type="float">
            <text:p>125.5</text:p>
          </table:table-cell>
          <table:table-cell table:style-name="ce35" table:formula="of:=MAX([$Bow.E$5] - [.$C7]; 0)*MAX(1 - [.$D7]/100;0)*[$Bow.$F$5]" office:value-type="float" office:value="158.434081051843" calcext:value-type="float">
            <text:p>158.4</text:p>
          </table:table-cell>
          <table:table-cell table:style-name="ce35" table:formula="of:=MAX([$Bow.E$6] - [.$C7]; 0)*MAX(1 - [.$D7]/100;0)*[$Bow.$F$6]" office:value-type="float" office:value="191.347668401313" calcext:value-type="float">
            <text:p>191.3</text:p>
          </table:table-cell>
          <table:table-cell table:style-name="ce35" table:formula="of:=MAX([$Bow.E$7] - [.$C7]; 0)*MAX(1 - [.$D7]/100;0)*[$Bow.$F$7]" office:value-type="float" office:value="230.245544359776" calcext:value-type="float">
            <text:p>230.2</text:p>
          </table:table-cell>
          <table:table-cell table:style-name="ce36"/>
          <table:table-cell table:style-name="ce35" table:formula="of:=MAX([$Crossbow.E$2] - [.$C7]/2; 0)*MAX(1 - [.$D7]/200;0)*[$Crossbow.$F$2]" office:value-type="float" office:value="87.754" calcext:value-type="float">
            <text:p>87.8</text:p>
          </table:table-cell>
          <table:table-cell table:style-name="ce35" table:formula="of:=MAX([$Crossbow.E$3] - [.$C7]/2; 0)*MAX(1 - [.$D7]/200;0)*[$Crossbow.$F$3]" office:value-type="float" office:value="114.2315" calcext:value-type="float">
            <text:p>114.2</text:p>
          </table:table-cell>
          <table:table-cell table:style-name="ce35" table:formula="of:=MAX([$Crossbow.E$4] - [.$C7]/2; 0)*MAX(1 - [.$D7]/200;0)*[$Crossbow.$F$4]" office:value-type="float" office:value="144.6428" calcext:value-type="float">
            <text:p>144.6</text:p>
          </table:table-cell>
          <table:table-cell table:style-name="ce35" table:formula="of:=MAX([$Crossbow.E$5] - [.$C7]/2; 0)*MAX(1 - [.$D7]/200;0)*[$Crossbow.$F$5]" office:value-type="float" office:value="178.534" calcext:value-type="float">
            <text:p>178.5</text:p>
          </table:table-cell>
          <table:table-cell table:style-name="ce35" table:formula="of:=MAX([$Crossbow.E$6] - [.$C7]/2; 0)*MAX(1 - [.$D7]/200;0)*[$Crossbow.$F$6]" office:value-type="float" office:value="216.82803" calcext:value-type="float">
            <text:p>216.8</text:p>
          </table:table-cell>
          <table:table-cell table:style-name="ce35" table:formula="of:=MAX([$Crossbow.E$7] - [.$C7]/2; 0)*MAX(1 - [.$D7]/200;0)*[$Crossbow.$F$7]" office:value-type="float" office:value="257.945318" calcext:value-type="float">
            <text:p>257.9</text:p>
          </table:table-cell>
          <table:table-cell table:number-columns-repeated="2"/>
          <table:table-cell table:style-name="ce37" table:formula="of:=MAX([$doge.E$3] - [.$C7]; 0)" office:value-type="float" office:value="12" calcext:value-type="float">
            <text:p>12</text:p>
          </table:table-cell>
          <table:table-cell table:style-name="ce37" table:formula="of:=MAX([$doge.$E$4] - [.$C7]; 0)" office:value-type="float" office:value="17" calcext:value-type="float">
            <text:p>17</text:p>
          </table:table-cell>
          <table:table-cell table:style-name="ce37" table:formula="of:=MAX([$doge.$E$5] - [.$C7]; 0)" office:value-type="float" office:value="22" calcext:value-type="float">
            <text:p>22</text:p>
          </table:table-cell>
          <table:table-cell table:style-name="ce37" table:formula="of:=MAX([$doge.$E$6] - [.$C7]; 0)" office:value-type="float" office:value="27" calcext:value-type="float">
            <text:p>27</text:p>
          </table:table-cell>
          <table:table-cell table:style-name="ce37" table:formula="of:=MAX([$doge.$E$7] - [.$C7]; 0)" office:value-type="float" office:value="32" calcext:value-type="float">
            <text:p>32</text:p>
          </table:table-cell>
          <table:table-cell table:style-name="ce37"/>
          <table:table-cell table:style-name="ce38" table:formula="of:=MAX([$hors.$E$3] - [.$C7]/2; 0)*MAX(1 - [.$D7]/200;0)" office:value-type="float" office:value="58.74" calcext:value-type="float">
            <text:p>58.7</text:p>
          </table:table-cell>
          <table:table-cell table:style-name="ce38" table:formula="of:=MAX([$hors.$E$4] - [.$C7]/2; 0)*MAX(1 - [.$D7]/200;0)" office:value-type="float" office:value="72.09" calcext:value-type="float">
            <text:p>72.1</text:p>
          </table:table-cell>
          <table:table-cell table:style-name="ce38" table:formula="of:=MAX([$hors.$E$5] - [.$C7]/2; 0)*MAX(1 - [.$D7]/200;0)" office:value-type="float" office:value="94.34" calcext:value-type="float">
            <text:p>94.3</text:p>
          </table:table-cell>
          <table:table-cell table:style-name="ce38" table:formula="of:=MAX([$hors.$E$6] - [.$C7]/2; 0)*MAX(1 - [.$D7]/200;0)" office:value-type="float" office:value="116.59" calcext:value-type="float">
            <text:p>116.6</text:p>
          </table:table-cell>
          <table:table-cell table:style-name="ce37"/>
          <table:table-cell table:style-name="ce38" table:formula="of:=MAX([$irgl.$E$3] - [.$C7]; 0)*MAX(1 - [.$D7]/100;0)" office:value-type="float" office:value="141.96" calcext:value-type="float">
            <text:p>142.0</text:p>
          </table:table-cell>
          <table:table-cell table:style-name="ce38" table:formula="of:=MAX([$irgl.$E$4] - [.$C7]; 0)*MAX(1 - [.$D7]/100;0)" office:value-type="float" office:value="161.46" calcext:value-type="float">
            <text:p>161.5</text:p>
          </table:table-cell>
          <table:table-cell table:style-name="ce38" table:formula="of:=MAX([$irgl.$E$5] - [.$C7]; 0)*MAX(1 - [.$D7]/100;0)" office:value-type="float" office:value="188.76" calcext:value-type="float">
            <text:p>188.8</text:p>
          </table:table-cell>
          <table:table-cell table:style-name="ce38" table:formula="of:=MAX([$irgl.$E$6] - [.$C7]; 0)*MAX(1 - [.$D7]/100;0)" office:value-type="float" office:value="219.96" calcext:value-type="float">
            <text:p>220.0</text:p>
          </table:table-cell>
          <table:table-cell table:style-name="ce37"/>
          <table:table-cell table:style-name="ce38" table:formula="of:=MAX([$sngl.$E$3]; 0)*MAX(1 - [.$D7]/100;0)" office:value-type="float" office:value="93.6" calcext:value-type="float">
            <text:p>93.6</text:p>
          </table:table-cell>
          <table:table-cell table:style-name="ce38" table:formula="of:=MAX([$sngl.$E$4]; 0)*MAX(1 - [.$D7]/100;0)" office:value-type="float" office:value="109.2" calcext:value-type="float">
            <text:p>109.2</text:p>
          </table:table-cell>
          <table:table-cell table:style-name="ce38" table:formula="of:=MAX([$sngl.$E$5]; 0)*MAX(1 - [.$D7]/100;0)" office:value-type="float" office:value="132.6" calcext:value-type="float">
            <text:p>132.6</text:p>
          </table:table-cell>
          <table:table-cell table:style-name="ce38" table:formula="of:=MAX([$sngl.$E$6]; 0)*MAX(1 - [.$D7]/100;0)" office:value-type="float" office:value="156" calcext:value-type="float">
            <text:p>156.0</text:p>
          </table:table-cell>
          <table:table-cell table:number-columns-repeated="16303"/>
        </table:table-row>
        <table:table-row table:style-name="ro1">
          <table:table-cell table:number-columns-repeated="61"/>
          <table:table-cell table:style-name="ce37" table:number-columns-repeated="6"/>
          <table:table-cell table:style-name="ce38" table:number-columns-repeated="4"/>
          <table:table-cell table:style-name="ce37"/>
          <table:table-cell table:style-name="ce38" table:number-columns-repeated="4"/>
          <table:table-cell table:style-name="ce37"/>
          <table:table-cell table:style-name="ce38" table:number-columns-repeated="4"/>
          <table:table-cell table:number-columns-repeated="16303"/>
        </table:table-row>
        <table:table-row table:style-name="ro1">
          <table:table-cell table:number-columns-repeated="12"/>
          <table:table-cell>
            <draw:frame table:end-cell-address="brut.T27" table:end-x="0.1579in" table:end-y="0.0244in" draw:z-index="0" draw:name="Chart 1" draw:style-name="gr1" draw:text-style-name="P1" svg:width="5.1925in" svg:height="3.5783in" svg:x="0in" svg:y="0.0083in">
              <draw:object draw:notify-on-update-of-ranges="brut.T1:brut.T1 brut.T3:brut.T7 brut.AB1:brut.AB1 brut.AB3:brut.AB7 brut.AI1:brut.AI1 brut.AI3:brut.AI7 brut.AS1:brut.AS1 brut.AS3:brut.AS7 brut.AZ1:brut.AZ1 brut.AZ3:brut.AZ7 brut.BG1:brut.BG1 brut.BG3:brut.BG7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48"/>
          <table:table-cell table:style-name="ce37" table:number-columns-repeated="6"/>
          <table:table-cell table:style-name="ce38" table:number-columns-repeated="4"/>
          <table:table-cell table:style-name="ce37"/>
          <table:table-cell table:style-name="ce38" table:number-columns-repeated="4"/>
          <table:table-cell table:style-name="ce37"/>
          <table:table-cell table:style-name="ce38" table:number-columns-repeated="4"/>
          <table:table-cell table:number-columns-repeated="16303"/>
        </table:table-row>
        <table:table-row table:style-name="ro1">
          <table:table-cell/>
          <table:table-cell office:value-type="string" calcext:value-type="string">
            <text:p>Damage Spread</text:p>
          </table:table-cell>
          <table:table-cell table:style-name="ce4" office:value-type="percentage" office:value="0.15" calcext:value-type="percentage">
            <text:p>15%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Loot Spread</text:p>
          </table:table-cell>
          <table:table-cell table:style-name="ce4" office:value-type="percentage" office:value="0.15" calcext:value-type="percentage">
            <text:p>15%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ustom Mult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brut.BJ3:brut.CC9">
            <calcext:color-scale>
              <calcext:color-scale-entry calcext:value="0" calcext:type="minimum" calcext:color="#70ad47"/>
              <calcext:color-scale-entry calcext:value="50" calcext:type="percentile" calcext:color="#fcfcff"/>
              <calcext:color-scale-entry calcext:value="0" calcext:type="maximum" calcext:color="#7030a0"/>
            </calcext:color-scale>
          </calcext:conditional-format>
          <calcext:conditional-format calcext:target-range-address="brut.N3:brut.BG7">
            <calcext:color-scale>
              <calcext:color-scale-entry calcext:value="0" calcext:type="minimum" calcext:color="#5a8ac6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</calcext:conditional-formats>
      </table:table>
      <table:table table:name="vind" table:style-name="ta8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6" table:default-cell-style-name="Default"/>
        <table:table-column table:style-name="co15" table:default-cell-style-name="Default"/>
        <table:table-column table:style-name="co17" table:number-columns-repeated="6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number-columns-repeated="6" table:default-cell-style-name="Default"/>
        <table:table-column table:style-name="co15" table:default-cell-style-name="Default"/>
        <table:table-column table:style-name="co21" table:number-columns-repeated="6" table:default-cell-style-name="Default"/>
        <table:table-column table:style-name="co15" table:default-cell-style-name="Default"/>
        <table:table-column table:style-name="co22" table:number-columns-repeated="6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4" table:number-columns-repeated="5" table:default-cell-style-name="Default"/>
        <table:table-column table:style-name="co15" table:default-cell-style-name="Default"/>
        <table:table-column table:style-name="co25" table:number-columns-repeated="4" table:default-cell-style-name="Default"/>
        <table:table-column table:style-name="co15" table:default-cell-style-name="Default"/>
        <table:table-column table:style-name="co26" table:number-columns-repeated="4" table:default-cell-style-name="Default"/>
        <table:table-column table:style-name="co15" table:default-cell-style-name="Default"/>
        <table:table-column table:style-name="co27" table:number-columns-repeated="4" table:default-cell-style-name="Default"/>
        <table:table-column table:style-name="co25" table:number-columns-repeated="16303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Toughness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Rough Value</text:p>
          </table:table-cell>
          <table:table-cell table:style-name="ce1" office:value-type="string" calcext:value-type="string">
            <text:p>Difficulty Threshold</text:p>
          </table:table-cell>
          <table:table-cell table:style-name="ce6" office:value-type="string" calcext:value-type="string" table:number-columns-spanned="4" table:number-rows-spanned="1">
            <text:p>First Wave</text:p>
          </table:table-cell>
          <table:covered-table-cell table:number-columns-repeated="3" table:style-name="ce1"/>
          <table:table-cell table:style-name="ce1"/>
          <table:table-cell table:style-name="ce8" office:value-type="string" calcext:value-type="string">
            <text:p>Effective DPS:</text:p>
          </table:table-cell>
          <table:table-cell table:style-name="ce1" office:value-type="string" calcext:value-type="string">
            <text:p>T0 Sword</text:p>
          </table:table-cell>
          <table:table-cell table:style-name="ce1" office:value-type="string" calcext:value-type="string">
            <text:p>T1 Sword</text:p>
          </table:table-cell>
          <table:table-cell table:style-name="ce1" office:value-type="string" calcext:value-type="string">
            <text:p>T2 Sword</text:p>
          </table:table-cell>
          <table:table-cell table:style-name="ce1" office:value-type="string" calcext:value-type="string">
            <text:p>T3 Sword</text:p>
          </table:table-cell>
          <table:table-cell table:style-name="ce1" office:value-type="string" calcext:value-type="string">
            <text:p>T4 Sword</text:p>
          </table:table-cell>
          <table:table-cell table:style-name="ce1" office:value-type="string" calcext:value-type="string">
            <text:p>T5 Sword</text:p>
          </table:table-cell>
          <table:table-cell table:style-name="ce1" office:value-type="string" calcext:value-type="string">
            <text:p>T6 Sword</text:p>
          </table:table-cell>
          <table:table-cell table:style-name="ce1" office:value-type="string" calcext:value-type="string">
            <text:p>Soldier</text:p>
          </table:table-cell>
          <table:table-cell table:style-name="ce1"/>
          <table:table-cell table:style-name="ce1" office:value-type="string" calcext:value-type="string">
            <text:p>T1 Axe</text:p>
          </table:table-cell>
          <table:table-cell table:style-name="ce1" office:value-type="string" calcext:value-type="string">
            <text:p>T2 Axe</text:p>
          </table:table-cell>
          <table:table-cell table:style-name="ce1" office:value-type="string" calcext:value-type="string">
            <text:p>T3 Axe</text:p>
          </table:table-cell>
          <table:table-cell table:style-name="ce1" office:value-type="string" calcext:value-type="string">
            <text:p>T4 Axe</text:p>
          </table:table-cell>
          <table:table-cell table:style-name="ce1" office:value-type="string" calcext:value-type="string">
            <text:p>T5 Axe</text:p>
          </table:table-cell>
          <table:table-cell table:style-name="ce1" office:value-type="string" calcext:value-type="string">
            <text:p>T6 Axe</text:p>
          </table:table-cell>
          <table:table-cell table:style-name="ce1"/>
          <table:table-cell table:style-name="ce1" office:value-type="string" calcext:value-type="string">
            <text:p>T1 Scythe</text:p>
          </table:table-cell>
          <table:table-cell table:style-name="ce1" office:value-type="string" calcext:value-type="string">
            <text:p>T2 Scythe</text:p>
          </table:table-cell>
          <table:table-cell table:style-name="ce1" office:value-type="string" calcext:value-type="string">
            <text:p>T3 Scythe</text:p>
          </table:table-cell>
          <table:table-cell table:style-name="ce1" office:value-type="string" calcext:value-type="string">
            <text:p>T4 Scythe</text:p>
          </table:table-cell>
          <table:table-cell table:style-name="ce1" office:value-type="string" calcext:value-type="string">
            <text:p>T5 Scythe</text:p>
          </table:table-cell>
          <table:table-cell table:style-name="ce1" office:value-type="string" calcext:value-type="string">
            <text:p>T6 Scythe</text:p>
          </table:table-cell>
          <table:table-cell table:style-name="ce1" office:value-type="string" calcext:value-type="string">
            <text:p>Reaper I</text:p>
          </table:table-cell>
          <table:table-cell table:style-name="ce1" office:value-type="string" calcext:value-type="string">
            <text:p>Reaper II</text:p>
          </table:table-cell>
          <table:table-cell table:style-name="ce1" office:value-type="string" calcext:value-type="string">
            <text:p>Reaper III</text:p>
          </table:table-cell>
          <table:table-cell table:style-name="ce1"/>
          <table:table-cell table:style-name="ce1" office:value-type="string" calcext:value-type="string">
            <text:p>T1 Staff</text:p>
          </table:table-cell>
          <table:table-cell table:style-name="ce1" office:value-type="string" calcext:value-type="string">
            <text:p>T2 Staff</text:p>
          </table:table-cell>
          <table:table-cell table:style-name="ce1" office:value-type="string" calcext:value-type="string">
            <text:p>T3 Staff</text:p>
          </table:table-cell>
          <table:table-cell table:style-name="ce1" office:value-type="string" calcext:value-type="string">
            <text:p>T4 Staff</text:p>
          </table:table-cell>
          <table:table-cell table:style-name="ce1" office:value-type="string" calcext:value-type="string">
            <text:p>T5 Staff</text:p>
          </table:table-cell>
          <table:table-cell table:style-name="ce1" office:value-type="string" calcext:value-type="string">
            <text:p>T6 Staff</text:p>
          </table:table-cell>
          <table:table-cell table:style-name="ce1"/>
          <table:table-cell table:style-name="ce1" office:value-type="string" calcext:value-type="string">
            <text:p>T1 Bow</text:p>
          </table:table-cell>
          <table:table-cell table:style-name="ce1" office:value-type="string" calcext:value-type="string">
            <text:p>T2 Bow</text:p>
          </table:table-cell>
          <table:table-cell table:style-name="ce1" office:value-type="string" calcext:value-type="string">
            <text:p>T3 Bow</text:p>
          </table:table-cell>
          <table:table-cell table:style-name="ce1" office:value-type="string" calcext:value-type="string">
            <text:p>T4 Bow</text:p>
          </table:table-cell>
          <table:table-cell table:style-name="ce1" office:value-type="string" calcext:value-type="string">
            <text:p>T5 Bow</text:p>
          </table:table-cell>
          <table:table-cell table:style-name="ce1" office:value-type="string" calcext:value-type="string">
            <text:p>T6 Bow</text:p>
          </table:table-cell>
          <table:table-cell table:style-name="ce1"/>
          <table:table-cell table:style-name="ce1" office:value-type="string" calcext:value-type="string">
            <text:p>T1 Crossbow</text:p>
          </table:table-cell>
          <table:table-cell table:style-name="ce1" office:value-type="string" calcext:value-type="string">
            <text:p>T2 Crossbow</text:p>
          </table:table-cell>
          <table:table-cell table:style-name="ce1" office:value-type="string" calcext:value-type="string">
            <text:p>T3 Crossbow</text:p>
          </table:table-cell>
          <table:table-cell table:style-name="ce1" office:value-type="string" calcext:value-type="string">
            <text:p>T4 Crossbow</text:p>
          </table:table-cell>
          <table:table-cell table:style-name="ce1" office:value-type="string" calcext:value-type="string">
            <text:p>T5 Crossbow</text:p>
          </table:table-cell>
          <table:table-cell table:style-name="ce1" office:value-type="string" calcext:value-type="string">
            <text:p>T6 Crossbow</text:p>
          </table:table-cell>
          <table:table-cell table:style-name="ce1"/>
          <table:table-cell table:style-name="ce1" office:value-type="string" calcext:value-type="string">
            <text:p>Effective 1S Dmg:</text:p>
          </table:table-cell>
          <table:table-cell table:style-name="ce1" office:value-type="string" calcext:value-type="string">
            <text:p>Lvl 1 doge</text:p>
          </table:table-cell>
          <table:table-cell table:style-name="ce1" office:value-type="string" calcext:value-type="string">
            <text:p>Lvl 2 doge</text:p>
          </table:table-cell>
          <table:table-cell table:style-name="ce1" office:value-type="string" calcext:value-type="string">
            <text:p>Lvl 3 doge</text:p>
          </table:table-cell>
          <table:table-cell table:style-name="ce1" office:value-type="string" calcext:value-type="string">
            <text:p>Lvl 4 doge</text:p>
          </table:table-cell>
          <table:table-cell table:style-name="ce1" office:value-type="string" calcext:value-type="string">
            <text:p>Lvl 5 doge</text:p>
          </table:table-cell>
          <table:table-cell table:style-name="ce1"/>
          <table:table-cell table:style-name="ce1" office:value-type="string" calcext:value-type="string">
            <text:p>Lvl 1 hors</text:p>
          </table:table-cell>
          <table:table-cell table:style-name="ce1" office:value-type="string" calcext:value-type="string">
            <text:p>Lvl 2 hors</text:p>
          </table:table-cell>
          <table:table-cell table:style-name="ce1" office:value-type="string" calcext:value-type="string">
            <text:p>Lvl 3 hors</text:p>
          </table:table-cell>
          <table:table-cell table:style-name="ce1" office:value-type="string" calcext:value-type="string">
            <text:p>Lvl 4 hors</text:p>
          </table:table-cell>
          <table:table-cell table:style-name="ce1"/>
          <table:table-cell table:style-name="ce1" office:value-type="string" calcext:value-type="string">
            <text:p>Lvl 1 irgl</text:p>
          </table:table-cell>
          <table:table-cell table:style-name="ce1" office:value-type="string" calcext:value-type="string">
            <text:p>Lvl 2 irgl</text:p>
          </table:table-cell>
          <table:table-cell table:style-name="ce1" office:value-type="string" calcext:value-type="string">
            <text:p>Lvl 3 irgl</text:p>
          </table:table-cell>
          <table:table-cell table:style-name="ce1" office:value-type="string" calcext:value-type="string">
            <text:p>Lvl 4 irgl</text:p>
          </table:table-cell>
          <table:table-cell table:style-name="ce1"/>
          <table:table-cell table:style-name="ce1" office:value-type="string" calcext:value-type="string">
            <text:p>Lvl 1 sngl</text:p>
          </table:table-cell>
          <table:table-cell table:style-name="ce1" office:value-type="string" calcext:value-type="string">
            <text:p>Lvl 2 sngl</text:p>
          </table:table-cell>
          <table:table-cell table:style-name="ce1" office:value-type="string" calcext:value-type="string">
            <text:p>Lvl 3 sngl</text:p>
          </table:table-cell>
          <table:table-cell table:style-name="ce1" office:value-type="string" calcext:value-type="string">
            <text:p>Lvl 4 sngl</text:p>
          </table:table-cell>
          <table:table-cell table:style-name="ce1" table:number-columns-repeated="16303"/>
        </table:table-row>
        <table:table-row table:style-name="ro1">
          <table:table-cell table:style-name="ce1"/>
          <table:table-cell table:style-name="ce3" table:number-columns-repeated="6"/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Hard</text:p>
          </table:table-cell>
          <table:table-cell table:style-name="ce3" office:value-type="string" calcext:value-type="string">
            <text:p>Insane</text:p>
          </table:table-cell>
          <table:table-cell table:style-name="ce3"/>
          <table:table-cell table:style-name="ce9" office:value-type="string" calcext:value-type="string">
            <text:p>Balanced To:</text:p>
          </table:table-cell>
          <table:table-cell table:style-name="ce10" office:value-type="string" calcext:value-type="string" table:number-columns-spanned="8" table:number-rows-spanned="1">
            <text:p>Crit</text:p>
          </table:table-cell>
          <table:covered-table-cell table:number-columns-repeated="7" table:style-name="ce3"/>
          <table:table-cell table:style-name="ce3"/>
          <table:table-cell table:style-name="ce10" office:value-type="string" calcext:value-type="string" table:number-columns-spanned="6" table:number-rows-spanned="1">
            <text:p>Crit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9" table:number-rows-spanned="1">
            <text:p>Norm</text:p>
          </table:table-cell>
          <table:covered-table-cell table:number-columns-repeated="8" table:style-name="ce3"/>
          <table:table-cell table:style-name="ce3"/>
          <table:table-cell table:style-name="ce10" office:value-type="string" calcext:value-type="string" table:number-columns-spanned="6" table:number-rows-spanned="1">
            <text:p>x=4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6" table:number-rows-spanned="1">
            <text:p>r=20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6" table:number-rows-spanned="1">
            <text:p>alpha=0.4</text:p>
          </table:table-cell>
          <table:covered-table-cell table:number-columns-repeated="5" table:style-name="ce3"/>
          <table:table-cell table:style-name="ce3" table:number-columns-repeated="163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style-name="ce5" table:formula="of:=([.$B3] + 3 * [.$C3]) / 10 / (1 - [.$D3] * 0.006) *POWER([.$E3]; 0.75) * [.$C$12] / 13" office:value-type="float" office:value="143.204930874575" calcext:value-type="float">
            <text:p>143.2</text:p>
          </table:table-cell>
          <table:table-cell table:style-name="ce5" office:value-type="float" office:value="0" calcext:value-type="float">
            <text:p>0.0</text:p>
          </table:table-cell>
          <table:table-cell table:style-name="ce7" table:formula="of:=COM.MICROSOFT.CEILING.MATH(LN(MAX([.$G3]*4;1))^2.5+1)" office:value-type="float" office:value="1" calcext:value-type="float">
            <text:p>1</text:p>
          </table:table-cell>
          <table:table-cell table:style-name="ce7" table:formula="of:=COM.MICROSOFT.CEILING.MATH(LN(MAX([.$G3]*3.5;1))^2.5+1)" office:value-type="float" office:value="1" calcext:value-type="float">
            <text:p>1</text:p>
          </table:table-cell>
          <table:table-cell table:style-name="ce7" table:formula="of:=COM.MICROSOFT.CEILING.MATH(LN(MAX([.$G3]*3;1))^2.5+1)" office:value-type="float" office:value="1" calcext:value-type="float">
            <text:p>1</text:p>
          </table:table-cell>
          <table:table-cell table:style-name="ce7" table:formula="of:=COM.MICROSOFT.CEILING.MATH(LN(MAX([.$G3]*2.5;1))^2.5+1)" office:value-type="float" office:value="1" calcext:value-type="float">
            <text:p>1</text:p>
          </table:table-cell>
          <table:table-cell/>
          <table:table-cell table:style-name="ce5"/>
          <table:table-cell table:style-name="ce39" table:formula="of:=MAX([$Sword.E$2] - [.$C3]; 0)*[$Sword.$F$2]" office:value-type="float" office:value="72" calcext:value-type="float">
            <text:p>72.0</text:p>
          </table:table-cell>
          <table:table-cell table:style-name="ce39" table:formula="of:=MAX([$Sword.E$3] - [.$C3]; 0)*[$Sword.$F$3]" office:value-type="float" office:value="94.875" calcext:value-type="float">
            <text:p>94.9</text:p>
          </table:table-cell>
          <table:table-cell table:style-name="ce39" table:formula="of:=MAX([$Sword.E$4] - [.$C3]; 0)*[$Sword.$F$4]" office:value-type="float" office:value="120.9375" calcext:value-type="float">
            <text:p>120.9</text:p>
          </table:table-cell>
          <table:table-cell table:style-name="ce39" table:formula="of:=MAX([$Sword.E$5] - [.$C3]; 0)*[$Sword.$F$5]" office:value-type="float" office:value="150.75" calcext:value-type="float">
            <text:p>150.8</text:p>
          </table:table-cell>
          <table:table-cell table:style-name="ce39" table:formula="of:=MAX([$Sword.E$6] - [.$C3]; 0)*[$Sword.$F$6]" office:value-type="float" office:value="186" calcext:value-type="float">
            <text:p>186.0</text:p>
          </table:table-cell>
          <table:table-cell table:style-name="ce39" table:formula="of:=MAX([$Sword.E$7] - [.$C3]; 0)*[$Sword.$F$7]" office:value-type="float" office:value="223.6875" calcext:value-type="float">
            <text:p>223.7</text:p>
          </table:table-cell>
          <table:table-cell table:style-name="ce39" table:formula="of:=MAX([$Sword.E$8] - [.$C3]; 0)*[$Sword.$F$8]" office:value-type="float" office:value="264.375" calcext:value-type="float">
            <text:p>264.4</text:p>
          </table:table-cell>
          <table:table-cell table:style-name="ce39" table:formula="of:=MAX([$Sword.E$9] - [.$C3]; 0)*[$Sword.$F$9]" office:value-type="float" office:value="85.5" calcext:value-type="float">
            <text:p>85.5</text:p>
          </table:table-cell>
          <table:table-cell table:style-name="ce40"/>
          <table:table-cell table:style-name="ce39" table:formula="of:=MAX([$Axe.E$2] - [.$C3]/2; 0)*MAX(1 - [.$D3]/200;0)*[$Axe.$F$2]" office:value-type="float" office:value="99.5" calcext:value-type="float">
            <text:p>99.5</text:p>
          </table:table-cell>
          <table:table-cell table:style-name="ce39" table:formula="of:=MAX([$Axe.E$3] - [.$C3]/2; 0)*MAX(1 - [.$D3]/200;0)*[$Axe.$F$3]" office:value-type="float" office:value="127.36" calcext:value-type="float">
            <text:p>127.4</text:p>
          </table:table-cell>
          <table:table-cell table:style-name="ce39" table:formula="of:=MAX([$Axe.E$4] - [.$C3]/2; 0)*MAX(1 - [.$D3]/200;0)*[$Axe.$F$4]" office:value-type="float" office:value="159.001" calcext:value-type="float">
            <text:p>159.0</text:p>
          </table:table-cell>
          <table:table-cell table:style-name="ce39" table:formula="of:=MAX([$Axe.E$5] - [.$C3]/2; 0)*MAX(1 - [.$D3]/200;0)*[$Axe.$F$5]" office:value-type="float" office:value="195.617" calcext:value-type="float">
            <text:p>195.6</text:p>
          </table:table-cell>
          <table:table-cell table:style-name="ce39" table:formula="of:=MAX([$Axe.E$6] - [.$C3]/2; 0)*MAX(1 - [.$D3]/200;0)*[$Axe.$F$6]" office:value-type="float" office:value="235.019" calcext:value-type="float">
            <text:p>235.0</text:p>
          </table:table-cell>
          <table:table-cell table:style-name="ce39" table:formula="of:=MAX([$Axe.E$7] - [.$C3]/2; 0)*MAX(1 - [.$D3]/200;0)*[$Axe.$F$7]" office:value-type="float" office:value="278.6" calcext:value-type="float">
            <text:p>278.6</text:p>
          </table:table-cell>
          <table:table-cell table:style-name="ce40"/>
          <table:table-cell table:style-name="ce39" table:formula="of:=MAX([$Scythe.D$2]; 0)*MAX(1 - [.$D3]/100;0)*[$Scythe.$F$2]" office:value-type="float" office:value="91.08" calcext:value-type="float">
            <text:p>91.1</text:p>
          </table:table-cell>
          <table:table-cell table:style-name="ce39" table:formula="of:=MAX([$Scythe.D$3]; 0)*MAX(1 - [.$D3]/100;0)*[$Scythe.$F$3]" office:value-type="float" office:value="120.78" calcext:value-type="float">
            <text:p>120.8</text:p>
          </table:table-cell>
          <table:table-cell table:style-name="ce39" table:formula="of:=MAX([$Scythe.D$4]; 0)*MAX(1 - [.$D3]/100;0)*[$Scythe.$F$4]" office:value-type="float" office:value="154.44" calcext:value-type="float">
            <text:p>154.4</text:p>
          </table:table-cell>
          <table:table-cell table:style-name="ce39" table:formula="of:=MAX([$Scythe.D$5]; 0)*MAX(1 - [.$D3]/100;0)*[$Scythe.$F$5]" office:value-type="float" office:value="194.04" calcext:value-type="float">
            <text:p>194.0</text:p>
          </table:table-cell>
          <table:table-cell table:style-name="ce39" table:formula="of:=MAX([$Scythe.D$6]; 0)*MAX(1 - [.$D3]/100;0)*[$Scythe.$F$6]" office:value-type="float" office:value="237.6" calcext:value-type="float">
            <text:p>237.6</text:p>
          </table:table-cell>
          <table:table-cell table:style-name="ce39" table:formula="of:=MAX([$Scythe.D$7]; 0)*MAX(1 - [.$D3]/100;0)*[$Scythe.$F$7]" office:value-type="float" office:value="285.12" calcext:value-type="float">
            <text:p>285.1</text:p>
          </table:table-cell>
          <table:table-cell table:style-name="ce39" table:formula="of:=MAX([$Scythe.D$8]; 0)*MAX(1 - [.$D3]/100;0)*[$Scythe.$F$8]" office:value-type="float" office:value="75.24" calcext:value-type="float">
            <text:p>75.2</text:p>
          </table:table-cell>
          <table:table-cell table:style-name="ce39" table:formula="of:=MAX([$Scythe.D$9]; 0)*MAX(1 - [.$D3]/100;0)*[$Scythe.$F$9]" office:value-type="float" office:value="87.12" calcext:value-type="float">
            <text:p>87.1</text:p>
          </table:table-cell>
          <table:table-cell table:style-name="ce39" table:formula="of:=MAX([$Scythe.D$10]; 0)*MAX(1 - [.$D3]/100;0)*[$Scythe.$F$10]" office:value-type="float" office:value="99" calcext:value-type="float">
            <text:p>99.0</text:p>
          </table:table-cell>
          <table:table-cell table:style-name="ce40"/>
          <table:table-cell table:style-name="ce40" table:formula="of:=MAX([$Staff.E$2]; 0)*[$Staff.$F$2]" office:value-type="float" office:value="73.6" calcext:value-type="float">
            <text:p>73.6</text:p>
          </table:table-cell>
          <table:table-cell table:style-name="ce40" table:formula="of:=MAX([$Staff.E$3]; 0)*[$Staff.$F$3]" office:value-type="float" office:value="100" calcext:value-type="float">
            <text:p>100</text:p>
          </table:table-cell>
          <table:table-cell table:style-name="ce40" table:formula="of:=MAX([$Staff.E$4]; 0)*[$Staff.$F$4]" office:value-type="float" office:value="128" calcext:value-type="float">
            <text:p>128</text:p>
          </table:table-cell>
          <table:table-cell table:style-name="ce40" table:formula="of:=MAX([$Staff.E$5]; 0)*[$Staff.$F$5]" office:value-type="float" office:value="160.8" calcext:value-type="float">
            <text:p>160.8</text:p>
          </table:table-cell>
          <table:table-cell table:style-name="ce40" table:formula="of:=MAX([$Staff.E$6]; 0)*[$Staff.$F$6]" office:value-type="float" office:value="196" calcext:value-type="float">
            <text:p>196</text:p>
          </table:table-cell>
          <table:table-cell table:style-name="ce40" table:formula="of:=MAX([$Staff.E$7]; 0)*[$Staff.$F$7]" office:value-type="float" office:value="235.2" calcext:value-type="float">
            <text:p>235.2</text:p>
          </table:table-cell>
          <table:table-cell table:style-name="ce40"/>
          <table:table-cell table:style-name="ce39" table:formula="of:=MAX([$Bow.E$2] - [.$C3]; 0)*MAX(1 - [.$D3]/100;0)*[$Bow.$F$2]" office:value-type="float" office:value="106.336205282901" calcext:value-type="float">
            <text:p>106.3</text:p>
          </table:table-cell>
          <table:table-cell table:style-name="ce39" table:formula="of:=MAX([$Bow.E$3] - [.$C3]; 0)*MAX(1 - [.$D3]/100;0)*[$Bow.$F$3]" office:value-type="float" office:value="140.515699838119" calcext:value-type="float">
            <text:p>140.5</text:p>
          </table:table-cell>
          <table:table-cell table:style-name="ce39" table:formula="of:=MAX([$Bow.E$4] - [.$C3]; 0)*MAX(1 - [.$D3]/100;0)*[$Bow.$F$4]" office:value-type="float" office:value="170.89747277609" calcext:value-type="float">
            <text:p>170.9</text:p>
          </table:table-cell>
          <table:table-cell table:style-name="ce39" table:formula="of:=MAX([$Bow.E$5] - [.$C3]; 0)*MAX(1 - [.$D3]/100;0)*[$Bow.$F$5]" office:value-type="float" office:value="212.672410565801" calcext:value-type="float">
            <text:p>212.7</text:p>
          </table:table-cell>
          <table:table-cell table:style-name="ce39" table:formula="of:=MAX([$Bow.E$6] - [.$C3]; 0)*MAX(1 - [.$D3]/100;0)*[$Bow.$F$6]" office:value-type="float" office:value="254.447348355512" calcext:value-type="float">
            <text:p>254.4</text:p>
          </table:table-cell>
          <table:table-cell table:style-name="ce39" table:formula="of:=MAX([$Bow.E$7] - [.$C3]; 0)*MAX(1 - [.$D3]/100;0)*[$Bow.$F$7]" office:value-type="float" office:value="303.817729379716" calcext:value-type="float">
            <text:p>303.8</text:p>
          </table:table-cell>
          <table:table-cell table:style-name="ce40"/>
          <table:table-cell table:style-name="ce39" table:formula="of:=MAX([$Crossbow.E$2] - [.$C3]/2; 0)*MAX(1 - [.$D3]/200;0)*[$Crossbow.$F$2]" office:value-type="float" office:value="105.71875" calcext:value-type="float">
            <text:p>105.7</text:p>
          </table:table-cell>
          <table:table-cell table:style-name="ce39" table:formula="of:=MAX([$Crossbow.E$3] - [.$C3]/2; 0)*MAX(1 - [.$D3]/200;0)*[$Crossbow.$F$3]" office:value-type="float" office:value="135.32" calcext:value-type="float">
            <text:p>135.3</text:p>
          </table:table-cell>
          <table:table-cell table:style-name="ce39" table:formula="of:=MAX([$Crossbow.E$4] - [.$C3]/2; 0)*MAX(1 - [.$D3]/200;0)*[$Crossbow.$F$4]" office:value-type="float" office:value="169.31915" calcext:value-type="float">
            <text:p>169.3</text:p>
          </table:table-cell>
          <table:table-cell table:style-name="ce39" table:formula="of:=MAX([$Crossbow.E$5] - [.$C3]/2; 0)*MAX(1 - [.$D3]/200;0)*[$Crossbow.$F$5]" office:value-type="float" office:value="207.20875" calcext:value-type="float">
            <text:p>207.2</text:p>
          </table:table-cell>
          <table:table-cell table:style-name="ce39" table:formula="of:=MAX([$Crossbow.E$6] - [.$C3]/2; 0)*MAX(1 - [.$D3]/200;0)*[$Crossbow.$F$6]" office:value-type="float" office:value="250.020615" calcext:value-type="float">
            <text:p>250.0</text:p>
          </table:table-cell>
          <table:table-cell table:style-name="ce39" table:formula="of:=MAX([$Crossbow.E$7] - [.$C3]/2; 0)*MAX(1 - [.$D3]/200;0)*[$Crossbow.$F$7]" office:value-type="float" office:value="295.988819" calcext:value-type="float">
            <text:p>296.0</text:p>
          </table:table-cell>
          <table:table-cell table:number-columns-repeated="2"/>
          <table:table-cell table:style-name="ce41" table:formula="of:=MAX([$doge.E$3] - [.$C3]; 0)" office:value-type="float" office:value="30" calcext:value-type="float">
            <text:p>30</text:p>
          </table:table-cell>
          <table:table-cell table:style-name="ce41" table:formula="of:=MAX([$doge.$E$4] - [.$C3]; 0)" office:value-type="float" office:value="35" calcext:value-type="float">
            <text:p>35</text:p>
          </table:table-cell>
          <table:table-cell table:style-name="ce41" table:formula="of:=MAX([$doge.$E$5] - [.$C3]; 0)" office:value-type="float" office:value="40" calcext:value-type="float">
            <text:p>40</text:p>
          </table:table-cell>
          <table:table-cell table:style-name="ce41" table:formula="of:=MAX([$doge.$E$6] - [.$C3]; 0)" office:value-type="float" office:value="45" calcext:value-type="float">
            <text:p>45</text:p>
          </table:table-cell>
          <table:table-cell table:style-name="ce41" table:formula="of:=MAX([$doge.$E$7] - [.$C3]; 0)" office:value-type="float" office:value="50" calcext:value-type="float">
            <text:p>50</text:p>
          </table:table-cell>
          <table:table-cell table:style-name="ce41"/>
          <table:table-cell table:style-name="ce42" table:formula="of:=MAX([$hors.$E$3] - [.$C3]/2; 0)*MAX(1 - [.$D3]/200;0)" office:value-type="float" office:value="74.625" calcext:value-type="float">
            <text:p>74.6</text:p>
          </table:table-cell>
          <table:table-cell table:style-name="ce42" table:formula="of:=MAX([$hors.$E$4] - [.$C3]/2; 0)*MAX(1 - [.$D3]/200;0)" office:value-type="float" office:value="89.55" calcext:value-type="float">
            <text:p>89.6</text:p>
          </table:table-cell>
          <table:table-cell table:style-name="ce42" table:formula="of:=MAX([$hors.$E$5] - [.$C3]/2; 0)*MAX(1 - [.$D3]/200;0)" office:value-type="float" office:value="114.425" calcext:value-type="float">
            <text:p>114.4</text:p>
          </table:table-cell>
          <table:table-cell table:style-name="ce42" table:formula="of:=MAX([$hors.$E$6] - [.$C3]/2; 0)*MAX(1 - [.$D3]/200;0)" office:value-type="float" office:value="139.3" calcext:value-type="float">
            <text:p>139.3</text:p>
          </table:table-cell>
          <table:table-cell table:style-name="ce41"/>
          <table:table-cell table:style-name="ce42" table:formula="of:=MAX([$irgl.$E$3] - [.$C3]; 0)*MAX(1 - [.$D3]/100;0)" office:value-type="float" office:value="198" calcext:value-type="float">
            <text:p>198.0</text:p>
          </table:table-cell>
          <table:table-cell table:style-name="ce42" table:formula="of:=MAX([$irgl.$E$4] - [.$C3]; 0)*MAX(1 - [.$D3]/100;0)" office:value-type="float" office:value="222.75" calcext:value-type="float">
            <text:p>222.8</text:p>
          </table:table-cell>
          <table:table-cell table:style-name="ce42" table:formula="of:=MAX([$irgl.$E$5] - [.$C3]; 0)*MAX(1 - [.$D3]/100;0)" office:value-type="float" office:value="257.4" calcext:value-type="float">
            <text:p>257.4</text:p>
          </table:table-cell>
          <table:table-cell table:style-name="ce42" table:formula="of:=MAX([$irgl.$E$6] - [.$C3]; 0)*MAX(1 - [.$D3]/100;0)" office:value-type="float" office:value="297" calcext:value-type="float">
            <text:p>297.0</text:p>
          </table:table-cell>
          <table:table-cell table:style-name="ce41"/>
          <table:table-cell table:style-name="ce42" table:formula="of:=MAX([$sngl.$E$3]; 0)*MAX(1 - [.$D3]/100;0)" office:value-type="float" office:value="118.8" calcext:value-type="float">
            <text:p>118.8</text:p>
          </table:table-cell>
          <table:table-cell table:style-name="ce42" table:formula="of:=MAX([$sngl.$E$4]; 0)*MAX(1 - [.$D3]/100;0)" office:value-type="float" office:value="138.6" calcext:value-type="float">
            <text:p>138.6</text:p>
          </table:table-cell>
          <table:table-cell table:style-name="ce42" table:formula="of:=MAX([$sngl.$E$5]; 0)*MAX(1 - [.$D3]/100;0)" office:value-type="float" office:value="168.3" calcext:value-type="float">
            <text:p>168.3</text:p>
          </table:table-cell>
          <table:table-cell table:style-name="ce42" table:formula="of:=MAX([$sngl.$E$6]; 0)*MAX(1 - [.$D3]/100;0)" office:value-type="float" office:value="198" calcext:value-type="float">
            <text:p>198.0</text:p>
          </table:table-cell>
          <table:table-cell table:number-columns-repeated="163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table:style-name="ce5" table:formula="of:=([.$B4] + 3 * [.$C4]) / 10 / (1 - [.$D4] * 0.006) *POWER([.$E4]; 0.75) * [.$C$12] / 13" office:value-type="float" office:value="210.34372967463" calcext:value-type="float">
            <text:p>210.3</text:p>
          </table:table-cell>
          <table:table-cell table:style-name="ce5" office:value-type="float" office:value="10.5" calcext:value-type="float">
            <text:p>10.5</text:p>
          </table:table-cell>
          <table:table-cell table:style-name="ce7" table:formula="of:=COM.MICROSOFT.CEILING.MATH(LN(MAX([.$G4]*4;1))^2.5+1)" office:value-type="float" office:value="29" calcext:value-type="float">
            <text:p>29</text:p>
          </table:table-cell>
          <table:table-cell table:style-name="ce7" table:formula="of:=COM.MICROSOFT.CEILING.MATH(LN(MAX([.$G4]*3.5;1))^2.5+1)" office:value-type="float" office:value="26" calcext:value-type="float">
            <text:p>26</text:p>
          </table:table-cell>
          <table:table-cell table:style-name="ce7" table:formula="of:=COM.MICROSOFT.CEILING.MATH(LN(MAX([.$G4]*3;1))^2.5+1)" office:value-type="float" office:value="24" calcext:value-type="float">
            <text:p>24</text:p>
          </table:table-cell>
          <table:table-cell table:style-name="ce7" table:formula="of:=COM.MICROSOFT.CEILING.MATH(LN(MAX([.$G4]*2.5;1))^2.5+1)" office:value-type="float" office:value="21" calcext:value-type="float">
            <text:p>21</text:p>
          </table:table-cell>
          <table:table-cell/>
          <table:table-cell table:style-name="ce5"/>
          <table:table-cell table:style-name="ce39" table:formula="of:=MAX([$Sword.E$2] - [.$C4]; 0)*[$Sword.$F$2]" office:value-type="float" office:value="69" calcext:value-type="float">
            <text:p>69.0</text:p>
          </table:table-cell>
          <table:table-cell table:style-name="ce39" table:formula="of:=MAX([$Sword.E$3] - [.$C4]; 0)*[$Sword.$F$3]" office:value-type="float" office:value="91.875" calcext:value-type="float">
            <text:p>91.9</text:p>
          </table:table-cell>
          <table:table-cell table:style-name="ce39" table:formula="of:=MAX([$Sword.E$4] - [.$C4]; 0)*[$Sword.$F$4]" office:value-type="float" office:value="117.9375" calcext:value-type="float">
            <text:p>117.9</text:p>
          </table:table-cell>
          <table:table-cell table:style-name="ce39" table:formula="of:=MAX([$Sword.E$5] - [.$C4]; 0)*[$Sword.$F$5]" office:value-type="float" office:value="147.75" calcext:value-type="float">
            <text:p>147.8</text:p>
          </table:table-cell>
          <table:table-cell table:style-name="ce39" table:formula="of:=MAX([$Sword.E$6] - [.$C4]; 0)*[$Sword.$F$6]" office:value-type="float" office:value="183" calcext:value-type="float">
            <text:p>183.0</text:p>
          </table:table-cell>
          <table:table-cell table:style-name="ce39" table:formula="of:=MAX([$Sword.E$7] - [.$C4]; 0)*[$Sword.$F$7]" office:value-type="float" office:value="220.6875" calcext:value-type="float">
            <text:p>220.7</text:p>
          </table:table-cell>
          <table:table-cell table:style-name="ce39" table:formula="of:=MAX([$Sword.E$8] - [.$C4]; 0)*[$Sword.$F$8]" office:value-type="float" office:value="261.375" calcext:value-type="float">
            <text:p>261.4</text:p>
          </table:table-cell>
          <table:table-cell table:style-name="ce39" table:formula="of:=MAX([$Sword.E$9] - [.$C4]; 0)*[$Sword.$F$9]" office:value-type="float" office:value="82.5" calcext:value-type="float">
            <text:p>82.5</text:p>
          </table:table-cell>
          <table:table-cell table:style-name="ce40"/>
          <table:table-cell table:style-name="ce39" table:formula="of:=MAX([$Axe.E$2] - [.$C4]/2; 0)*MAX(1 - [.$D4]/200;0)*[$Axe.$F$2]" office:value-type="float" office:value="98.704" calcext:value-type="float">
            <text:p>98.7</text:p>
          </table:table-cell>
          <table:table-cell table:style-name="ce39" table:formula="of:=MAX([$Axe.E$3] - [.$C4]/2; 0)*MAX(1 - [.$D4]/200;0)*[$Axe.$F$3]" office:value-type="float" office:value="126.564" calcext:value-type="float">
            <text:p>126.6</text:p>
          </table:table-cell>
          <table:table-cell table:style-name="ce39" table:formula="of:=MAX([$Axe.E$4] - [.$C4]/2; 0)*MAX(1 - [.$D4]/200;0)*[$Axe.$F$4]" office:value-type="float" office:value="158.205" calcext:value-type="float">
            <text:p>158.2</text:p>
          </table:table-cell>
          <table:table-cell table:style-name="ce39" table:formula="of:=MAX([$Axe.E$5] - [.$C4]/2; 0)*MAX(1 - [.$D4]/200;0)*[$Axe.$F$5]" office:value-type="float" office:value="194.821" calcext:value-type="float">
            <text:p>194.8</text:p>
          </table:table-cell>
          <table:table-cell table:style-name="ce39" table:formula="of:=MAX([$Axe.E$6] - [.$C4]/2; 0)*MAX(1 - [.$D4]/200;0)*[$Axe.$F$6]" office:value-type="float" office:value="234.223" calcext:value-type="float">
            <text:p>234.2</text:p>
          </table:table-cell>
          <table:table-cell table:style-name="ce39" table:formula="of:=MAX([$Axe.E$7] - [.$C4]/2; 0)*MAX(1 - [.$D4]/200;0)*[$Axe.$F$7]" office:value-type="float" office:value="277.804" calcext:value-type="float">
            <text:p>277.8</text:p>
          </table:table-cell>
          <table:table-cell table:style-name="ce40"/>
          <table:table-cell table:style-name="ce39" table:formula="of:=MAX([$Scythe.D$2]; 0)*MAX(1 - [.$D4]/100;0)*[$Scythe.$F$2]" office:value-type="float" office:value="91.08" calcext:value-type="float">
            <text:p>91.1</text:p>
          </table:table-cell>
          <table:table-cell table:style-name="ce39" table:formula="of:=MAX([$Scythe.D$3]; 0)*MAX(1 - [.$D4]/100;0)*[$Scythe.$F$3]" office:value-type="float" office:value="120.78" calcext:value-type="float">
            <text:p>120.8</text:p>
          </table:table-cell>
          <table:table-cell table:style-name="ce39" table:formula="of:=MAX([$Scythe.D$4]; 0)*MAX(1 - [.$D4]/100;0)*[$Scythe.$F$4]" office:value-type="float" office:value="154.44" calcext:value-type="float">
            <text:p>154.4</text:p>
          </table:table-cell>
          <table:table-cell table:style-name="ce39" table:formula="of:=MAX([$Scythe.D$5]; 0)*MAX(1 - [.$D4]/100;0)*[$Scythe.$F$5]" office:value-type="float" office:value="194.04" calcext:value-type="float">
            <text:p>194.0</text:p>
          </table:table-cell>
          <table:table-cell table:style-name="ce39" table:formula="of:=MAX([$Scythe.D$6]; 0)*MAX(1 - [.$D4]/100;0)*[$Scythe.$F$6]" office:value-type="float" office:value="237.6" calcext:value-type="float">
            <text:p>237.6</text:p>
          </table:table-cell>
          <table:table-cell table:style-name="ce39" table:formula="of:=MAX([$Scythe.D$7]; 0)*MAX(1 - [.$D4]/100;0)*[$Scythe.$F$7]" office:value-type="float" office:value="285.12" calcext:value-type="float">
            <text:p>285.1</text:p>
          </table:table-cell>
          <table:table-cell table:style-name="ce39" table:formula="of:=MAX([$Scythe.D$8]; 0)*MAX(1 - [.$D4]/100;0)*[$Scythe.$F$8]" office:value-type="float" office:value="75.24" calcext:value-type="float">
            <text:p>75.2</text:p>
          </table:table-cell>
          <table:table-cell table:style-name="ce39" table:formula="of:=MAX([$Scythe.D$9]; 0)*MAX(1 - [.$D4]/100;0)*[$Scythe.$F$9]" office:value-type="float" office:value="87.12" calcext:value-type="float">
            <text:p>87.1</text:p>
          </table:table-cell>
          <table:table-cell table:style-name="ce39" table:formula="of:=MAX([$Scythe.D$10]; 0)*MAX(1 - [.$D4]/100;0)*[$Scythe.$F$10]" office:value-type="float" office:value="99" calcext:value-type="float">
            <text:p>99.0</text:p>
          </table:table-cell>
          <table:table-cell table:style-name="ce40"/>
          <table:table-cell table:style-name="ce40" table:formula="of:=MAX([$Staff.E$2]; 0)*[$Staff.$F$2]" office:value-type="float" office:value="73.6" calcext:value-type="float">
            <text:p>73.6</text:p>
          </table:table-cell>
          <table:table-cell table:style-name="ce40" table:formula="of:=MAX([$Staff.E$3]; 0)*[$Staff.$F$3]" office:value-type="float" office:value="100" calcext:value-type="float">
            <text:p>100</text:p>
          </table:table-cell>
          <table:table-cell table:style-name="ce40" table:formula="of:=MAX([$Staff.E$4]; 0)*[$Staff.$F$4]" office:value-type="float" office:value="128" calcext:value-type="float">
            <text:p>128</text:p>
          </table:table-cell>
          <table:table-cell table:style-name="ce40" table:formula="of:=MAX([$Staff.E$5]; 0)*[$Staff.$F$5]" office:value-type="float" office:value="160.8" calcext:value-type="float">
            <text:p>160.8</text:p>
          </table:table-cell>
          <table:table-cell table:style-name="ce40" table:formula="of:=MAX([$Staff.E$6]; 0)*[$Staff.$F$6]" office:value-type="float" office:value="196" calcext:value-type="float">
            <text:p>196</text:p>
          </table:table-cell>
          <table:table-cell table:style-name="ce40" table:formula="of:=MAX([$Staff.E$7]; 0)*[$Staff.$F$7]" office:value-type="float" office:value="235.2" calcext:value-type="float">
            <text:p>235.2</text:p>
          </table:table-cell>
          <table:table-cell table:style-name="ce40"/>
          <table:table-cell table:style-name="ce39" table:formula="of:=MAX([$Bow.E$2] - [.$C4]; 0)*MAX(1 - [.$D4]/100;0)*[$Bow.$F$2]" office:value-type="float" office:value="105.049205282901" calcext:value-type="float">
            <text:p>105.0</text:p>
          </table:table-cell>
          <table:table-cell table:style-name="ce39" table:formula="of:=MAX([$Bow.E$3] - [.$C4]; 0)*MAX(1 - [.$D4]/100;0)*[$Bow.$F$3]" office:value-type="float" office:value="139.228699838119" calcext:value-type="float">
            <text:p>139.2</text:p>
          </table:table-cell>
          <table:table-cell table:style-name="ce39" table:formula="of:=MAX([$Bow.E$4] - [.$C4]; 0)*MAX(1 - [.$D4]/100;0)*[$Bow.$F$4]" office:value-type="float" office:value="169.61047277609" calcext:value-type="float">
            <text:p>169.6</text:p>
          </table:table-cell>
          <table:table-cell table:style-name="ce39" table:formula="of:=MAX([$Bow.E$5] - [.$C4]; 0)*MAX(1 - [.$D4]/100;0)*[$Bow.$F$5]" office:value-type="float" office:value="211.385410565801" calcext:value-type="float">
            <text:p>211.4</text:p>
          </table:table-cell>
          <table:table-cell table:style-name="ce39" table:formula="of:=MAX([$Bow.E$6] - [.$C4]; 0)*MAX(1 - [.$D4]/100;0)*[$Bow.$F$6]" office:value-type="float" office:value="253.160348355512" calcext:value-type="float">
            <text:p>253.2</text:p>
          </table:table-cell>
          <table:table-cell table:style-name="ce39" table:formula="of:=MAX([$Bow.E$7] - [.$C4]; 0)*MAX(1 - [.$D4]/100;0)*[$Bow.$F$7]" office:value-type="float" office:value="302.530729379716" calcext:value-type="float">
            <text:p>302.5</text:p>
          </table:table-cell>
          <table:table-cell table:style-name="ce40"/>
          <table:table-cell table:style-name="ce39" table:formula="of:=MAX([$Crossbow.E$2] - [.$C4]/2; 0)*MAX(1 - [.$D4]/200;0)*[$Crossbow.$F$2]" office:value-type="float" office:value="104.873" calcext:value-type="float">
            <text:p>104.9</text:p>
          </table:table-cell>
          <table:table-cell table:style-name="ce39" table:formula="of:=MAX([$Crossbow.E$3] - [.$C4]/2; 0)*MAX(1 - [.$D4]/200;0)*[$Crossbow.$F$3]" office:value-type="float" office:value="134.47425" calcext:value-type="float">
            <text:p>134.5</text:p>
          </table:table-cell>
          <table:table-cell table:style-name="ce39" table:formula="of:=MAX([$Crossbow.E$4] - [.$C4]/2; 0)*MAX(1 - [.$D4]/200;0)*[$Crossbow.$F$4]" office:value-type="float" office:value="168.4734" calcext:value-type="float">
            <text:p>168.5</text:p>
          </table:table-cell>
          <table:table-cell table:style-name="ce39" table:formula="of:=MAX([$Crossbow.E$5] - [.$C4]/2; 0)*MAX(1 - [.$D4]/200;0)*[$Crossbow.$F$5]" office:value-type="float" office:value="206.363" calcext:value-type="float">
            <text:p>206.4</text:p>
          </table:table-cell>
          <table:table-cell table:style-name="ce39" table:formula="of:=MAX([$Crossbow.E$6] - [.$C4]/2; 0)*MAX(1 - [.$D4]/200;0)*[$Crossbow.$F$6]" office:value-type="float" office:value="249.174865" calcext:value-type="float">
            <text:p>249.2</text:p>
          </table:table-cell>
          <table:table-cell table:style-name="ce39" table:formula="of:=MAX([$Crossbow.E$7] - [.$C4]/2; 0)*MAX(1 - [.$D4]/200;0)*[$Crossbow.$F$7]" office:value-type="float" office:value="295.143069" calcext:value-type="float">
            <text:p>295.1</text:p>
          </table:table-cell>
          <table:table-cell table:number-columns-repeated="2"/>
          <table:table-cell table:style-name="ce41" table:formula="of:=MAX([$doge.E$3] - [.$C4]; 0)" office:value-type="float" office:value="28" calcext:value-type="float">
            <text:p>28</text:p>
          </table:table-cell>
          <table:table-cell table:style-name="ce41" table:formula="of:=MAX([$doge.$E$4] - [.$C4]; 0)" office:value-type="float" office:value="33" calcext:value-type="float">
            <text:p>33</text:p>
          </table:table-cell>
          <table:table-cell table:style-name="ce41" table:formula="of:=MAX([$doge.$E$5] - [.$C4]; 0)" office:value-type="float" office:value="38" calcext:value-type="float">
            <text:p>38</text:p>
          </table:table-cell>
          <table:table-cell table:style-name="ce41" table:formula="of:=MAX([$doge.$E$6] - [.$C4]; 0)" office:value-type="float" office:value="43" calcext:value-type="float">
            <text:p>43</text:p>
          </table:table-cell>
          <table:table-cell table:style-name="ce41" table:formula="of:=MAX([$doge.$E$7] - [.$C4]; 0)" office:value-type="float" office:value="48" calcext:value-type="float">
            <text:p>48</text:p>
          </table:table-cell>
          <table:table-cell table:style-name="ce41"/>
          <table:table-cell table:style-name="ce42" table:formula="of:=MAX([$hors.$E$3] - [.$C4]/2; 0)*MAX(1 - [.$D4]/200;0)" office:value-type="float" office:value="73.63" calcext:value-type="float">
            <text:p>73.6</text:p>
          </table:table-cell>
          <table:table-cell table:style-name="ce42" table:formula="of:=MAX([$hors.$E$4] - [.$C4]/2; 0)*MAX(1 - [.$D4]/200;0)" office:value-type="float" office:value="88.555" calcext:value-type="float">
            <text:p>88.6</text:p>
          </table:table-cell>
          <table:table-cell table:style-name="ce42" table:formula="of:=MAX([$hors.$E$5] - [.$C4]/2; 0)*MAX(1 - [.$D4]/200;0)" office:value-type="float" office:value="113.43" calcext:value-type="float">
            <text:p>113.4</text:p>
          </table:table-cell>
          <table:table-cell table:style-name="ce42" table:formula="of:=MAX([$hors.$E$6] - [.$C4]/2; 0)*MAX(1 - [.$D4]/200;0)" office:value-type="float" office:value="138.305" calcext:value-type="float">
            <text:p>138.3</text:p>
          </table:table-cell>
          <table:table-cell table:style-name="ce41"/>
          <table:table-cell table:style-name="ce42" table:formula="of:=MAX([$irgl.$E$3] - [.$C4]; 0)*MAX(1 - [.$D4]/100;0)" office:value-type="float" office:value="196.02" calcext:value-type="float">
            <text:p>196.0</text:p>
          </table:table-cell>
          <table:table-cell table:style-name="ce42" table:formula="of:=MAX([$irgl.$E$4] - [.$C4]; 0)*MAX(1 - [.$D4]/100;0)" office:value-type="float" office:value="220.77" calcext:value-type="float">
            <text:p>220.8</text:p>
          </table:table-cell>
          <table:table-cell table:style-name="ce42" table:formula="of:=MAX([$irgl.$E$5] - [.$C4]; 0)*MAX(1 - [.$D4]/100;0)" office:value-type="float" office:value="255.42" calcext:value-type="float">
            <text:p>255.4</text:p>
          </table:table-cell>
          <table:table-cell table:style-name="ce42" table:formula="of:=MAX([$irgl.$E$6] - [.$C4]; 0)*MAX(1 - [.$D4]/100;0)" office:value-type="float" office:value="295.02" calcext:value-type="float">
            <text:p>295.0</text:p>
          </table:table-cell>
          <table:table-cell table:style-name="ce41"/>
          <table:table-cell table:style-name="ce42" table:formula="of:=MAX([$sngl.$E$3]; 0)*MAX(1 - [.$D4]/100;0)" office:value-type="float" office:value="118.8" calcext:value-type="float">
            <text:p>118.8</text:p>
          </table:table-cell>
          <table:table-cell table:style-name="ce42" table:formula="of:=MAX([$sngl.$E$4]; 0)*MAX(1 - [.$D4]/100;0)" office:value-type="float" office:value="138.6" calcext:value-type="float">
            <text:p>138.6</text:p>
          </table:table-cell>
          <table:table-cell table:style-name="ce42" table:formula="of:=MAX([$sngl.$E$5]; 0)*MAX(1 - [.$D4]/100;0)" office:value-type="float" office:value="168.3" calcext:value-type="float">
            <text:p>168.3</text:p>
          </table:table-cell>
          <table:table-cell table:style-name="ce42" table:formula="of:=MAX([$sngl.$E$6]; 0)*MAX(1 - [.$D4]/100;0)" office:value-type="float" office:value="198" calcext:value-type="float">
            <text:p>198.0</text:p>
          </table:table-cell>
          <table:table-cell table:number-columns-repeated="163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table:style-name="ce5" table:formula="of:=([.$B5] + 3 * [.$C5]) / 10 / (1 - [.$D5] * 0.006) *POWER([.$E5]; 0.75) * [.$C$12] / 13" office:value-type="float" office:value="294.018011401301" calcext:value-type="float">
            <text:p>294.0</text:p>
          </table:table-cell>
          <table:table-cell table:style-name="ce5" office:value-type="float" office:value="12" calcext:value-type="float">
            <text:p>12.0</text:p>
          </table:table-cell>
          <table:table-cell table:style-name="ce7" table:formula="of:=COM.MICROSOFT.CEILING.MATH(LN(MAX([.$G5]*4;1))^2.5+1)" office:value-type="float" office:value="31" calcext:value-type="float">
            <text:p>31</text:p>
          </table:table-cell>
          <table:table-cell table:style-name="ce7" table:formula="of:=COM.MICROSOFT.CEILING.MATH(LN(MAX([.$G5]*3.5;1))^2.5+1)" office:value-type="float" office:value="29" calcext:value-type="float">
            <text:p>29</text:p>
          </table:table-cell>
          <table:table-cell table:style-name="ce7" table:formula="of:=COM.MICROSOFT.CEILING.MATH(LN(MAX([.$G5]*3;1))^2.5+1)" office:value-type="float" office:value="26" calcext:value-type="float">
            <text:p>26</text:p>
          </table:table-cell>
          <table:table-cell table:style-name="ce7" table:formula="of:=COM.MICROSOFT.CEILING.MATH(LN(MAX([.$G5]*2.5;1))^2.5+1)" office:value-type="float" office:value="23" calcext:value-type="float">
            <text:p>23</text:p>
          </table:table-cell>
          <table:table-cell/>
          <table:table-cell table:style-name="ce5"/>
          <table:table-cell table:style-name="ce39" table:formula="of:=MAX([$Sword.E$2] - [.$C5]; 0)*[$Sword.$F$2]" office:value-type="float" office:value="69" calcext:value-type="float">
            <text:p>69.0</text:p>
          </table:table-cell>
          <table:table-cell table:style-name="ce39" table:formula="of:=MAX([$Sword.E$3] - [.$C5]; 0)*[$Sword.$F$3]" office:value-type="float" office:value="91.875" calcext:value-type="float">
            <text:p>91.9</text:p>
          </table:table-cell>
          <table:table-cell table:style-name="ce39" table:formula="of:=MAX([$Sword.E$4] - [.$C5]; 0)*[$Sword.$F$4]" office:value-type="float" office:value="117.9375" calcext:value-type="float">
            <text:p>117.9</text:p>
          </table:table-cell>
          <table:table-cell table:style-name="ce39" table:formula="of:=MAX([$Sword.E$5] - [.$C5]; 0)*[$Sword.$F$5]" office:value-type="float" office:value="147.75" calcext:value-type="float">
            <text:p>147.8</text:p>
          </table:table-cell>
          <table:table-cell table:style-name="ce39" table:formula="of:=MAX([$Sword.E$6] - [.$C5]; 0)*[$Sword.$F$6]" office:value-type="float" office:value="183" calcext:value-type="float">
            <text:p>183.0</text:p>
          </table:table-cell>
          <table:table-cell table:style-name="ce39" table:formula="of:=MAX([$Sword.E$7] - [.$C5]; 0)*[$Sword.$F$7]" office:value-type="float" office:value="220.6875" calcext:value-type="float">
            <text:p>220.7</text:p>
          </table:table-cell>
          <table:table-cell table:style-name="ce39" table:formula="of:=MAX([$Sword.E$8] - [.$C5]; 0)*[$Sword.$F$8]" office:value-type="float" office:value="261.375" calcext:value-type="float">
            <text:p>261.4</text:p>
          </table:table-cell>
          <table:table-cell table:style-name="ce39" table:formula="of:=MAX([$Sword.E$9] - [.$C5]; 0)*[$Sword.$F$9]" office:value-type="float" office:value="82.5" calcext:value-type="float">
            <text:p>82.5</text:p>
          </table:table-cell>
          <table:table-cell table:style-name="ce40"/>
          <table:table-cell table:style-name="ce39" table:formula="of:=MAX([$Axe.E$2] - [.$C5]/2; 0)*MAX(1 - [.$D5]/200;0)*[$Axe.$F$2]" office:value-type="float" office:value="97.712" calcext:value-type="float">
            <text:p>97.7</text:p>
          </table:table-cell>
          <table:table-cell table:style-name="ce39" table:formula="of:=MAX([$Axe.E$3] - [.$C5]/2; 0)*MAX(1 - [.$D5]/200;0)*[$Axe.$F$3]" office:value-type="float" office:value="125.292" calcext:value-type="float">
            <text:p>125.3</text:p>
          </table:table-cell>
          <table:table-cell table:style-name="ce39" table:formula="of:=MAX([$Axe.E$4] - [.$C5]/2; 0)*MAX(1 - [.$D5]/200;0)*[$Axe.$F$4]" office:value-type="float" office:value="156.615" calcext:value-type="float">
            <text:p>156.6</text:p>
          </table:table-cell>
          <table:table-cell table:style-name="ce39" table:formula="of:=MAX([$Axe.E$5] - [.$C5]/2; 0)*MAX(1 - [.$D5]/200;0)*[$Axe.$F$5]" office:value-type="float" office:value="192.863" calcext:value-type="float">
            <text:p>192.9</text:p>
          </table:table-cell>
          <table:table-cell table:style-name="ce39" table:formula="of:=MAX([$Axe.E$6] - [.$C5]/2; 0)*MAX(1 - [.$D5]/200;0)*[$Axe.$F$6]" office:value-type="float" office:value="231.869" calcext:value-type="float">
            <text:p>231.9</text:p>
          </table:table-cell>
          <table:table-cell table:style-name="ce39" table:formula="of:=MAX([$Axe.E$7] - [.$C5]/2; 0)*MAX(1 - [.$D5]/200;0)*[$Axe.$F$7]" office:value-type="float" office:value="275.012" calcext:value-type="float">
            <text:p>275.0</text:p>
          </table:table-cell>
          <table:table-cell table:style-name="ce40"/>
          <table:table-cell table:style-name="ce39" table:formula="of:=MAX([$Scythe.D$2]; 0)*MAX(1 - [.$D5]/100;0)*[$Scythe.$F$2]" office:value-type="float" office:value="89.24" calcext:value-type="float">
            <text:p>89.2</text:p>
          </table:table-cell>
          <table:table-cell table:style-name="ce39" table:formula="of:=MAX([$Scythe.D$3]; 0)*MAX(1 - [.$D5]/100;0)*[$Scythe.$F$3]" office:value-type="float" office:value="118.34" calcext:value-type="float">
            <text:p>118.3</text:p>
          </table:table-cell>
          <table:table-cell table:style-name="ce39" table:formula="of:=MAX([$Scythe.D$4]; 0)*MAX(1 - [.$D5]/100;0)*[$Scythe.$F$4]" office:value-type="float" office:value="151.32" calcext:value-type="float">
            <text:p>151.3</text:p>
          </table:table-cell>
          <table:table-cell table:style-name="ce39" table:formula="of:=MAX([$Scythe.D$5]; 0)*MAX(1 - [.$D5]/100;0)*[$Scythe.$F$5]" office:value-type="float" office:value="190.12" calcext:value-type="float">
            <text:p>190.1</text:p>
          </table:table-cell>
          <table:table-cell table:style-name="ce39" table:formula="of:=MAX([$Scythe.D$6]; 0)*MAX(1 - [.$D5]/100;0)*[$Scythe.$F$6]" office:value-type="float" office:value="232.8" calcext:value-type="float">
            <text:p>232.8</text:p>
          </table:table-cell>
          <table:table-cell table:style-name="ce39" table:formula="of:=MAX([$Scythe.D$7]; 0)*MAX(1 - [.$D5]/100;0)*[$Scythe.$F$7]" office:value-type="float" office:value="279.36" calcext:value-type="float">
            <text:p>279.4</text:p>
          </table:table-cell>
          <table:table-cell table:style-name="ce39" table:formula="of:=MAX([$Scythe.D$8]; 0)*MAX(1 - [.$D5]/100;0)*[$Scythe.$F$8]" office:value-type="float" office:value="73.72" calcext:value-type="float">
            <text:p>73.7</text:p>
          </table:table-cell>
          <table:table-cell table:style-name="ce39" table:formula="of:=MAX([$Scythe.D$9]; 0)*MAX(1 - [.$D5]/100;0)*[$Scythe.$F$9]" office:value-type="float" office:value="85.36" calcext:value-type="float">
            <text:p>85.4</text:p>
          </table:table-cell>
          <table:table-cell table:style-name="ce39" table:formula="of:=MAX([$Scythe.D$10]; 0)*MAX(1 - [.$D5]/100;0)*[$Scythe.$F$10]" office:value-type="float" office:value="97" calcext:value-type="float">
            <text:p>97.0</text:p>
          </table:table-cell>
          <table:table-cell table:style-name="ce40"/>
          <table:table-cell table:style-name="ce40" table:formula="of:=MAX([$Staff.E$2]; 0)*[$Staff.$F$2]" office:value-type="float" office:value="73.6" calcext:value-type="float">
            <text:p>73.6</text:p>
          </table:table-cell>
          <table:table-cell table:style-name="ce40" table:formula="of:=MAX([$Staff.E$3]; 0)*[$Staff.$F$3]" office:value-type="float" office:value="100" calcext:value-type="float">
            <text:p>100</text:p>
          </table:table-cell>
          <table:table-cell table:style-name="ce40" table:formula="of:=MAX([$Staff.E$4]; 0)*[$Staff.$F$4]" office:value-type="float" office:value="128" calcext:value-type="float">
            <text:p>128</text:p>
          </table:table-cell>
          <table:table-cell table:style-name="ce40" table:formula="of:=MAX([$Staff.E$5]; 0)*[$Staff.$F$5]" office:value-type="float" office:value="160.8" calcext:value-type="float">
            <text:p>160.8</text:p>
          </table:table-cell>
          <table:table-cell table:style-name="ce40" table:formula="of:=MAX([$Staff.E$6]; 0)*[$Staff.$F$6]" office:value-type="float" office:value="196" calcext:value-type="float">
            <text:p>196</text:p>
          </table:table-cell>
          <table:table-cell table:style-name="ce40" table:formula="of:=MAX([$Staff.E$7]; 0)*[$Staff.$F$7]" office:value-type="float" office:value="235.2" calcext:value-type="float">
            <text:p>235.2</text:p>
          </table:table-cell>
          <table:table-cell table:style-name="ce40"/>
          <table:table-cell table:style-name="ce39" table:formula="of:=MAX([$Bow.E$2] - [.$C5]; 0)*MAX(1 - [.$D5]/100;0)*[$Bow.$F$2]" office:value-type="float" office:value="102.926999115569" calcext:value-type="float">
            <text:p>102.9</text:p>
          </table:table-cell>
          <table:table-cell table:style-name="ce39" table:formula="of:=MAX([$Bow.E$3] - [.$C5]; 0)*MAX(1 - [.$D5]/100;0)*[$Bow.$F$3]" office:value-type="float" office:value="136.415998831288" calcext:value-type="float">
            <text:p>136.4</text:p>
          </table:table-cell>
          <table:table-cell table:style-name="ce39" table:formula="of:=MAX([$Bow.E$4] - [.$C5]; 0)*MAX(1 - [.$D5]/100;0)*[$Bow.$F$4]" office:value-type="float" office:value="166.183998578594" calcext:value-type="float">
            <text:p>166.2</text:p>
          </table:table-cell>
          <table:table-cell table:style-name="ce39" table:formula="of:=MAX([$Bow.E$5] - [.$C5]; 0)*MAX(1 - [.$D5]/100;0)*[$Bow.$F$5]" office:value-type="float" office:value="207.114998231139" calcext:value-type="float">
            <text:p>207.1</text:p>
          </table:table-cell>
          <table:table-cell table:style-name="ce39" table:formula="of:=MAX([$Bow.E$6] - [.$C5]; 0)*MAX(1 - [.$D5]/100;0)*[$Bow.$F$6]" office:value-type="float" office:value="248.045997883684" calcext:value-type="float">
            <text:p>248.0</text:p>
          </table:table-cell>
          <table:table-cell table:style-name="ce39" table:formula="of:=MAX([$Bow.E$7] - [.$C5]; 0)*MAX(1 - [.$D5]/100;0)*[$Bow.$F$7]" office:value-type="float" office:value="296.418997473055" calcext:value-type="float">
            <text:p>296.4</text:p>
          </table:table-cell>
          <table:table-cell table:style-name="ce40"/>
          <table:table-cell table:style-name="ce39" table:formula="of:=MAX([$Crossbow.E$2] - [.$C5]/2; 0)*MAX(1 - [.$D5]/200;0)*[$Crossbow.$F$2]" office:value-type="float" office:value="103.819" calcext:value-type="float">
            <text:p>103.8</text:p>
          </table:table-cell>
          <table:table-cell table:style-name="ce39" table:formula="of:=MAX([$Crossbow.E$3] - [.$C5]/2; 0)*MAX(1 - [.$D5]/200;0)*[$Crossbow.$F$3]" office:value-type="float" office:value="133.12275" calcext:value-type="float">
            <text:p>133.1</text:p>
          </table:table-cell>
          <table:table-cell table:style-name="ce39" table:formula="of:=MAX([$Crossbow.E$4] - [.$C5]/2; 0)*MAX(1 - [.$D5]/200;0)*[$Crossbow.$F$4]" office:value-type="float" office:value="166.7802" calcext:value-type="float">
            <text:p>166.8</text:p>
          </table:table-cell>
          <table:table-cell table:style-name="ce39" table:formula="of:=MAX([$Crossbow.E$5] - [.$C5]/2; 0)*MAX(1 - [.$D5]/200;0)*[$Crossbow.$F$5]" office:value-type="float" office:value="204.289" calcext:value-type="float">
            <text:p>204.3</text:p>
          </table:table-cell>
          <table:table-cell table:style-name="ce39" table:formula="of:=MAX([$Crossbow.E$6] - [.$C5]/2; 0)*MAX(1 - [.$D5]/200;0)*[$Crossbow.$F$6]" office:value-type="float" office:value="246.670595" calcext:value-type="float">
            <text:p>246.7</text:p>
          </table:table-cell>
          <table:table-cell table:style-name="ce39" table:formula="of:=MAX([$Crossbow.E$7] - [.$C5]/2; 0)*MAX(1 - [.$D5]/200;0)*[$Crossbow.$F$7]" office:value-type="float" office:value="292.176807" calcext:value-type="float">
            <text:p>292.2</text:p>
          </table:table-cell>
          <table:table-cell table:number-columns-repeated="2"/>
          <table:table-cell table:style-name="ce41" table:formula="of:=MAX([$doge.E$3] - [.$C5]; 0)" office:value-type="float" office:value="28" calcext:value-type="float">
            <text:p>28</text:p>
          </table:table-cell>
          <table:table-cell table:style-name="ce41" table:formula="of:=MAX([$doge.$E$4] - [.$C5]; 0)" office:value-type="float" office:value="33" calcext:value-type="float">
            <text:p>33</text:p>
          </table:table-cell>
          <table:table-cell table:style-name="ce41" table:formula="of:=MAX([$doge.$E$5] - [.$C5]; 0)" office:value-type="float" office:value="38" calcext:value-type="float">
            <text:p>38</text:p>
          </table:table-cell>
          <table:table-cell table:style-name="ce41" table:formula="of:=MAX([$doge.$E$6] - [.$C5]; 0)" office:value-type="float" office:value="43" calcext:value-type="float">
            <text:p>43</text:p>
          </table:table-cell>
          <table:table-cell table:style-name="ce41" table:formula="of:=MAX([$doge.$E$7] - [.$C5]; 0)" office:value-type="float" office:value="48" calcext:value-type="float">
            <text:p>48</text:p>
          </table:table-cell>
          <table:table-cell table:style-name="ce41"/>
          <table:table-cell table:style-name="ce42" table:formula="of:=MAX([$hors.$E$3] - [.$C5]/2; 0)*MAX(1 - [.$D5]/200;0)" office:value-type="float" office:value="72.89" calcext:value-type="float">
            <text:p>72.9</text:p>
          </table:table-cell>
          <table:table-cell table:style-name="ce42" table:formula="of:=MAX([$hors.$E$4] - [.$C5]/2; 0)*MAX(1 - [.$D5]/200;0)" office:value-type="float" office:value="87.665" calcext:value-type="float">
            <text:p>87.7</text:p>
          </table:table-cell>
          <table:table-cell table:style-name="ce42" table:formula="of:=MAX([$hors.$E$5] - [.$C5]/2; 0)*MAX(1 - [.$D5]/200;0)" office:value-type="float" office:value="112.29" calcext:value-type="float">
            <text:p>112.3</text:p>
          </table:table-cell>
          <table:table-cell table:style-name="ce42" table:formula="of:=MAX([$hors.$E$6] - [.$C5]/2; 0)*MAX(1 - [.$D5]/200;0)" office:value-type="float" office:value="136.915" calcext:value-type="float">
            <text:p>136.9</text:p>
          </table:table-cell>
          <table:table-cell table:style-name="ce41"/>
          <table:table-cell table:style-name="ce42" table:formula="of:=MAX([$irgl.$E$3] - [.$C5]; 0)*MAX(1 - [.$D5]/100;0)" office:value-type="float" office:value="192.06" calcext:value-type="float">
            <text:p>192.1</text:p>
          </table:table-cell>
          <table:table-cell table:style-name="ce42" table:formula="of:=MAX([$irgl.$E$4] - [.$C5]; 0)*MAX(1 - [.$D5]/100;0)" office:value-type="float" office:value="216.31" calcext:value-type="float">
            <text:p>216.3</text:p>
          </table:table-cell>
          <table:table-cell table:style-name="ce42" table:formula="of:=MAX([$irgl.$E$5] - [.$C5]; 0)*MAX(1 - [.$D5]/100;0)" office:value-type="float" office:value="250.26" calcext:value-type="float">
            <text:p>250.3</text:p>
          </table:table-cell>
          <table:table-cell table:style-name="ce42" table:formula="of:=MAX([$irgl.$E$6] - [.$C5]; 0)*MAX(1 - [.$D5]/100;0)" office:value-type="float" office:value="289.06" calcext:value-type="float">
            <text:p>289.1</text:p>
          </table:table-cell>
          <table:table-cell table:style-name="ce41"/>
          <table:table-cell table:style-name="ce42" table:formula="of:=MAX([$sngl.$E$3]; 0)*MAX(1 - [.$D5]/100;0)" office:value-type="float" office:value="116.4" calcext:value-type="float">
            <text:p>116.4</text:p>
          </table:table-cell>
          <table:table-cell table:style-name="ce42" table:formula="of:=MAX([$sngl.$E$4]; 0)*MAX(1 - [.$D5]/100;0)" office:value-type="float" office:value="135.8" calcext:value-type="float">
            <text:p>135.8</text:p>
          </table:table-cell>
          <table:table-cell table:style-name="ce42" table:formula="of:=MAX([$sngl.$E$5]; 0)*MAX(1 - [.$D5]/100;0)" office:value-type="float" office:value="164.9" calcext:value-type="float">
            <text:p>164.9</text:p>
          </table:table-cell>
          <table:table-cell table:style-name="ce42" table:formula="of:=MAX([$sngl.$E$6]; 0)*MAX(1 - [.$D5]/100;0)" office:value-type="float" office:value="194" calcext:value-type="float">
            <text:p>194.0</text:p>
          </table:table-cell>
          <table:table-cell table:number-columns-repeated="163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0" calcext:value-type="float">
            <text:p>8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table:style-name="ce5" table:formula="of:=([.$B6] + 3 * [.$C6]) / 10 / (1 - [.$D6] * 0.006) *POWER([.$E6]; 0.75) * [.$C$12] / 13" office:value-type="float" office:value="382.076161189104" calcext:value-type="float">
            <text:p>382.1</text:p>
          </table:table-cell>
          <table:table-cell table:style-name="ce5" office:value-type="float" office:value="14" calcext:value-type="float">
            <text:p>14.0</text:p>
          </table:table-cell>
          <table:table-cell table:style-name="ce7" table:formula="of:=COM.MICROSOFT.CEILING.MATH(LN(MAX([.$G6]*4;1))^2.5+1)" office:value-type="float" office:value="34" calcext:value-type="float">
            <text:p>34</text:p>
          </table:table-cell>
          <table:table-cell table:style-name="ce7" table:formula="of:=COM.MICROSOFT.CEILING.MATH(LN(MAX([.$G6]*3.5;1))^2.5+1)" office:value-type="float" office:value="31" calcext:value-type="float">
            <text:p>31</text:p>
          </table:table-cell>
          <table:table-cell table:style-name="ce7" table:formula="of:=COM.MICROSOFT.CEILING.MATH(LN(MAX([.$G6]*3;1))^2.5+1)" office:value-type="float" office:value="29" calcext:value-type="float">
            <text:p>29</text:p>
          </table:table-cell>
          <table:table-cell table:style-name="ce7" table:formula="of:=COM.MICROSOFT.CEILING.MATH(LN(MAX([.$G6]*2.5;1))^2.5+1)" office:value-type="float" office:value="25" calcext:value-type="float">
            <text:p>25</text:p>
          </table:table-cell>
          <table:table-cell/>
          <table:table-cell table:style-name="ce5"/>
          <table:table-cell table:style-name="ce39" table:formula="of:=MAX([$Sword.E$2] - [.$C6]; 0)*[$Sword.$F$2]" office:value-type="float" office:value="66" calcext:value-type="float">
            <text:p>66.0</text:p>
          </table:table-cell>
          <table:table-cell table:style-name="ce39" table:formula="of:=MAX([$Sword.E$3] - [.$C6]; 0)*[$Sword.$F$3]" office:value-type="float" office:value="88.875" calcext:value-type="float">
            <text:p>88.9</text:p>
          </table:table-cell>
          <table:table-cell table:style-name="ce39" table:formula="of:=MAX([$Sword.E$4] - [.$C6]; 0)*[$Sword.$F$4]" office:value-type="float" office:value="114.9375" calcext:value-type="float">
            <text:p>114.9</text:p>
          </table:table-cell>
          <table:table-cell table:style-name="ce39" table:formula="of:=MAX([$Sword.E$5] - [.$C6]; 0)*[$Sword.$F$5]" office:value-type="float" office:value="144.75" calcext:value-type="float">
            <text:p>144.8</text:p>
          </table:table-cell>
          <table:table-cell table:style-name="ce39" table:formula="of:=MAX([$Sword.E$6] - [.$C6]; 0)*[$Sword.$F$6]" office:value-type="float" office:value="180" calcext:value-type="float">
            <text:p>180.0</text:p>
          </table:table-cell>
          <table:table-cell table:style-name="ce39" table:formula="of:=MAX([$Sword.E$7] - [.$C6]; 0)*[$Sword.$F$7]" office:value-type="float" office:value="217.6875" calcext:value-type="float">
            <text:p>217.7</text:p>
          </table:table-cell>
          <table:table-cell table:style-name="ce39" table:formula="of:=MAX([$Sword.E$8] - [.$C6]; 0)*[$Sword.$F$8]" office:value-type="float" office:value="258.375" calcext:value-type="float">
            <text:p>258.4</text:p>
          </table:table-cell>
          <table:table-cell table:style-name="ce39" table:formula="of:=MAX([$Sword.E$9] - [.$C6]; 0)*[$Sword.$F$9]" office:value-type="float" office:value="79.5" calcext:value-type="float">
            <text:p>79.5</text:p>
          </table:table-cell>
          <table:table-cell table:style-name="ce40"/>
          <table:table-cell table:style-name="ce39" table:formula="of:=MAX([$Axe.E$2] - [.$C6]/2; 0)*MAX(1 - [.$D6]/200;0)*[$Axe.$F$2]" office:value-type="float" office:value="96.924" calcext:value-type="float">
            <text:p>96.9</text:p>
          </table:table-cell>
          <table:table-cell table:style-name="ce39" table:formula="of:=MAX([$Axe.E$3] - [.$C6]/2; 0)*MAX(1 - [.$D6]/200;0)*[$Axe.$F$3]" office:value-type="float" office:value="124.504" calcext:value-type="float">
            <text:p>124.5</text:p>
          </table:table-cell>
          <table:table-cell table:style-name="ce39" table:formula="of:=MAX([$Axe.E$4] - [.$C6]/2; 0)*MAX(1 - [.$D6]/200;0)*[$Axe.$F$4]" office:value-type="float" office:value="155.827" calcext:value-type="float">
            <text:p>155.8</text:p>
          </table:table-cell>
          <table:table-cell table:style-name="ce39" table:formula="of:=MAX([$Axe.E$5] - [.$C6]/2; 0)*MAX(1 - [.$D6]/200;0)*[$Axe.$F$5]" office:value-type="float" office:value="192.075" calcext:value-type="float">
            <text:p>192.1</text:p>
          </table:table-cell>
          <table:table-cell table:style-name="ce39" table:formula="of:=MAX([$Axe.E$6] - [.$C6]/2; 0)*MAX(1 - [.$D6]/200;0)*[$Axe.$F$6]" office:value-type="float" office:value="231.081" calcext:value-type="float">
            <text:p>231.1</text:p>
          </table:table-cell>
          <table:table-cell table:style-name="ce39" table:formula="of:=MAX([$Axe.E$7] - [.$C6]/2; 0)*MAX(1 - [.$D6]/200;0)*[$Axe.$F$7]" office:value-type="float" office:value="274.224" calcext:value-type="float">
            <text:p>274.2</text:p>
          </table:table-cell>
          <table:table-cell table:style-name="ce40"/>
          <table:table-cell table:style-name="ce39" table:formula="of:=MAX([$Scythe.D$2]; 0)*MAX(1 - [.$D6]/100;0)*[$Scythe.$F$2]" office:value-type="float" office:value="89.24" calcext:value-type="float">
            <text:p>89.2</text:p>
          </table:table-cell>
          <table:table-cell table:style-name="ce39" table:formula="of:=MAX([$Scythe.D$3]; 0)*MAX(1 - [.$D6]/100;0)*[$Scythe.$F$3]" office:value-type="float" office:value="118.34" calcext:value-type="float">
            <text:p>118.3</text:p>
          </table:table-cell>
          <table:table-cell table:style-name="ce39" table:formula="of:=MAX([$Scythe.D$4]; 0)*MAX(1 - [.$D6]/100;0)*[$Scythe.$F$4]" office:value-type="float" office:value="151.32" calcext:value-type="float">
            <text:p>151.3</text:p>
          </table:table-cell>
          <table:table-cell table:style-name="ce39" table:formula="of:=MAX([$Scythe.D$5]; 0)*MAX(1 - [.$D6]/100;0)*[$Scythe.$F$5]" office:value-type="float" office:value="190.12" calcext:value-type="float">
            <text:p>190.1</text:p>
          </table:table-cell>
          <table:table-cell table:style-name="ce39" table:formula="of:=MAX([$Scythe.D$6]; 0)*MAX(1 - [.$D6]/100;0)*[$Scythe.$F$6]" office:value-type="float" office:value="232.8" calcext:value-type="float">
            <text:p>232.8</text:p>
          </table:table-cell>
          <table:table-cell table:style-name="ce39" table:formula="of:=MAX([$Scythe.D$7]; 0)*MAX(1 - [.$D6]/100;0)*[$Scythe.$F$7]" office:value-type="float" office:value="279.36" calcext:value-type="float">
            <text:p>279.4</text:p>
          </table:table-cell>
          <table:table-cell table:style-name="ce39" table:formula="of:=MAX([$Scythe.D$8]; 0)*MAX(1 - [.$D6]/100;0)*[$Scythe.$F$8]" office:value-type="float" office:value="73.72" calcext:value-type="float">
            <text:p>73.7</text:p>
          </table:table-cell>
          <table:table-cell table:style-name="ce39" table:formula="of:=MAX([$Scythe.D$9]; 0)*MAX(1 - [.$D6]/100;0)*[$Scythe.$F$9]" office:value-type="float" office:value="85.36" calcext:value-type="float">
            <text:p>85.4</text:p>
          </table:table-cell>
          <table:table-cell table:style-name="ce39" table:formula="of:=MAX([$Scythe.D$10]; 0)*MAX(1 - [.$D6]/100;0)*[$Scythe.$F$10]" office:value-type="float" office:value="97" calcext:value-type="float">
            <text:p>97.0</text:p>
          </table:table-cell>
          <table:table-cell table:style-name="ce40"/>
          <table:table-cell table:style-name="ce40" table:formula="of:=MAX([$Staff.E$2]; 0)*[$Staff.$F$2]" office:value-type="float" office:value="73.6" calcext:value-type="float">
            <text:p>73.6</text:p>
          </table:table-cell>
          <table:table-cell table:style-name="ce40" table:formula="of:=MAX([$Staff.E$3]; 0)*[$Staff.$F$3]" office:value-type="float" office:value="100" calcext:value-type="float">
            <text:p>100</text:p>
          </table:table-cell>
          <table:table-cell table:style-name="ce40" table:formula="of:=MAX([$Staff.E$4]; 0)*[$Staff.$F$4]" office:value-type="float" office:value="128" calcext:value-type="float">
            <text:p>128</text:p>
          </table:table-cell>
          <table:table-cell table:style-name="ce40" table:formula="of:=MAX([$Staff.E$5]; 0)*[$Staff.$F$5]" office:value-type="float" office:value="160.8" calcext:value-type="float">
            <text:p>160.8</text:p>
          </table:table-cell>
          <table:table-cell table:style-name="ce40" table:formula="of:=MAX([$Staff.E$6]; 0)*[$Staff.$F$6]" office:value-type="float" office:value="196" calcext:value-type="float">
            <text:p>196</text:p>
          </table:table-cell>
          <table:table-cell table:style-name="ce40" table:formula="of:=MAX([$Staff.E$7]; 0)*[$Staff.$F$7]" office:value-type="float" office:value="235.2" calcext:value-type="float">
            <text:p>235.2</text:p>
          </table:table-cell>
          <table:table-cell table:style-name="ce40"/>
          <table:table-cell table:style-name="ce39" table:formula="of:=MAX([$Bow.E$2] - [.$C6]; 0)*MAX(1 - [.$D6]/100;0)*[$Bow.$F$2]" office:value-type="float" office:value="101.665999115569" calcext:value-type="float">
            <text:p>101.7</text:p>
          </table:table-cell>
          <table:table-cell table:style-name="ce39" table:formula="of:=MAX([$Bow.E$3] - [.$C6]; 0)*MAX(1 - [.$D6]/100;0)*[$Bow.$F$3]" office:value-type="float" office:value="135.154998831288" calcext:value-type="float">
            <text:p>135.2</text:p>
          </table:table-cell>
          <table:table-cell table:style-name="ce39" table:formula="of:=MAX([$Bow.E$4] - [.$C6]; 0)*MAX(1 - [.$D6]/100;0)*[$Bow.$F$4]" office:value-type="float" office:value="164.922998578594" calcext:value-type="float">
            <text:p>164.9</text:p>
          </table:table-cell>
          <table:table-cell table:style-name="ce39" table:formula="of:=MAX([$Bow.E$5] - [.$C6]; 0)*MAX(1 - [.$D6]/100;0)*[$Bow.$F$5]" office:value-type="float" office:value="205.853998231139" calcext:value-type="float">
            <text:p>205.9</text:p>
          </table:table-cell>
          <table:table-cell table:style-name="ce39" table:formula="of:=MAX([$Bow.E$6] - [.$C6]; 0)*MAX(1 - [.$D6]/100;0)*[$Bow.$F$6]" office:value-type="float" office:value="246.784997883684" calcext:value-type="float">
            <text:p>246.8</text:p>
          </table:table-cell>
          <table:table-cell table:style-name="ce39" table:formula="of:=MAX([$Bow.E$7] - [.$C6]; 0)*MAX(1 - [.$D6]/100;0)*[$Bow.$F$7]" office:value-type="float" office:value="295.157997473055" calcext:value-type="float">
            <text:p>295.2</text:p>
          </table:table-cell>
          <table:table-cell table:style-name="ce40"/>
          <table:table-cell table:style-name="ce39" table:formula="of:=MAX([$Crossbow.E$2] - [.$C6]/2; 0)*MAX(1 - [.$D6]/200;0)*[$Crossbow.$F$2]" office:value-type="float" office:value="102.98175" calcext:value-type="float">
            <text:p>103.0</text:p>
          </table:table-cell>
          <table:table-cell table:style-name="ce39" table:formula="of:=MAX([$Crossbow.E$3] - [.$C6]/2; 0)*MAX(1 - [.$D6]/200;0)*[$Crossbow.$F$3]" office:value-type="float" office:value="132.2855" calcext:value-type="float">
            <text:p>132.3</text:p>
          </table:table-cell>
          <table:table-cell table:style-name="ce39" table:formula="of:=MAX([$Crossbow.E$4] - [.$C6]/2; 0)*MAX(1 - [.$D6]/200;0)*[$Crossbow.$F$4]" office:value-type="float" office:value="165.94295" calcext:value-type="float">
            <text:p>165.9</text:p>
          </table:table-cell>
          <table:table-cell table:style-name="ce39" table:formula="of:=MAX([$Crossbow.E$5] - [.$C6]/2; 0)*MAX(1 - [.$D6]/200;0)*[$Crossbow.$F$5]" office:value-type="float" office:value="203.45175" calcext:value-type="float">
            <text:p>203.5</text:p>
          </table:table-cell>
          <table:table-cell table:style-name="ce39" table:formula="of:=MAX([$Crossbow.E$6] - [.$C6]/2; 0)*MAX(1 - [.$D6]/200;0)*[$Crossbow.$F$6]" office:value-type="float" office:value="245.833345" calcext:value-type="float">
            <text:p>245.8</text:p>
          </table:table-cell>
          <table:table-cell table:style-name="ce39" table:formula="of:=MAX([$Crossbow.E$7] - [.$C6]/2; 0)*MAX(1 - [.$D6]/200;0)*[$Crossbow.$F$7]" office:value-type="float" office:value="291.339557" calcext:value-type="float">
            <text:p>291.3</text:p>
          </table:table-cell>
          <table:table-cell table:number-columns-repeated="2"/>
          <table:table-cell table:style-name="ce41" table:formula="of:=MAX([$doge.E$3] - [.$C6]; 0)" office:value-type="float" office:value="26" calcext:value-type="float">
            <text:p>26</text:p>
          </table:table-cell>
          <table:table-cell table:style-name="ce41" table:formula="of:=MAX([$doge.$E$4] - [.$C6]; 0)" office:value-type="float" office:value="31" calcext:value-type="float">
            <text:p>31</text:p>
          </table:table-cell>
          <table:table-cell table:style-name="ce41" table:formula="of:=MAX([$doge.$E$5] - [.$C6]; 0)" office:value-type="float" office:value="36" calcext:value-type="float">
            <text:p>36</text:p>
          </table:table-cell>
          <table:table-cell table:style-name="ce41" table:formula="of:=MAX([$doge.$E$6] - [.$C6]; 0)" office:value-type="float" office:value="41" calcext:value-type="float">
            <text:p>41</text:p>
          </table:table-cell>
          <table:table-cell table:style-name="ce41" table:formula="of:=MAX([$doge.$E$7] - [.$C6]; 0)" office:value-type="float" office:value="46" calcext:value-type="float">
            <text:p>46</text:p>
          </table:table-cell>
          <table:table-cell table:style-name="ce41"/>
          <table:table-cell table:style-name="ce42" table:formula="of:=MAX([$hors.$E$3] - [.$C6]/2; 0)*MAX(1 - [.$D6]/200;0)" office:value-type="float" office:value="71.905" calcext:value-type="float">
            <text:p>71.9</text:p>
          </table:table-cell>
          <table:table-cell table:style-name="ce42" table:formula="of:=MAX([$hors.$E$4] - [.$C6]/2; 0)*MAX(1 - [.$D6]/200;0)" office:value-type="float" office:value="86.68" calcext:value-type="float">
            <text:p>86.7</text:p>
          </table:table-cell>
          <table:table-cell table:style-name="ce42" table:formula="of:=MAX([$hors.$E$5] - [.$C6]/2; 0)*MAX(1 - [.$D6]/200;0)" office:value-type="float" office:value="111.305" calcext:value-type="float">
            <text:p>111.3</text:p>
          </table:table-cell>
          <table:table-cell table:style-name="ce42" table:formula="of:=MAX([$hors.$E$6] - [.$C6]/2; 0)*MAX(1 - [.$D6]/200;0)" office:value-type="float" office:value="135.93" calcext:value-type="float">
            <text:p>135.9</text:p>
          </table:table-cell>
          <table:table-cell table:style-name="ce41"/>
          <table:table-cell table:style-name="ce42" table:formula="of:=MAX([$irgl.$E$3] - [.$C6]; 0)*MAX(1 - [.$D6]/100;0)" office:value-type="float" office:value="190.12" calcext:value-type="float">
            <text:p>190.1</text:p>
          </table:table-cell>
          <table:table-cell table:style-name="ce42" table:formula="of:=MAX([$irgl.$E$4] - [.$C6]; 0)*MAX(1 - [.$D6]/100;0)" office:value-type="float" office:value="214.37" calcext:value-type="float">
            <text:p>214.4</text:p>
          </table:table-cell>
          <table:table-cell table:style-name="ce42" table:formula="of:=MAX([$irgl.$E$5] - [.$C6]; 0)*MAX(1 - [.$D6]/100;0)" office:value-type="float" office:value="248.32" calcext:value-type="float">
            <text:p>248.3</text:p>
          </table:table-cell>
          <table:table-cell table:style-name="ce42" table:formula="of:=MAX([$irgl.$E$6] - [.$C6]; 0)*MAX(1 - [.$D6]/100;0)" office:value-type="float" office:value="287.12" calcext:value-type="float">
            <text:p>287.1</text:p>
          </table:table-cell>
          <table:table-cell table:style-name="ce41"/>
          <table:table-cell table:style-name="ce42" table:formula="of:=MAX([$sngl.$E$3]; 0)*MAX(1 - [.$D6]/100;0)" office:value-type="float" office:value="116.4" calcext:value-type="float">
            <text:p>116.4</text:p>
          </table:table-cell>
          <table:table-cell table:style-name="ce42" table:formula="of:=MAX([$sngl.$E$4]; 0)*MAX(1 - [.$D6]/100;0)" office:value-type="float" office:value="135.8" calcext:value-type="float">
            <text:p>135.8</text:p>
          </table:table-cell>
          <table:table-cell table:style-name="ce42" table:formula="of:=MAX([$sngl.$E$5]; 0)*MAX(1 - [.$D6]/100;0)" office:value-type="float" office:value="164.9" calcext:value-type="float">
            <text:p>164.9</text:p>
          </table:table-cell>
          <table:table-cell table:style-name="ce42" table:formula="of:=MAX([$sngl.$E$6]; 0)*MAX(1 - [.$D6]/100;0)" office:value-type="float" office:value="194" calcext:value-type="float">
            <text:p>194.0</text:p>
          </table:table-cell>
          <table:table-cell table:number-columns-repeated="1630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0" calcext:value-type="float">
            <text:p>9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style-name="ce5" table:formula="of:=([.$B7] + 3 * [.$C7]) / 10 / (1 - [.$D7] * 0.006) *POWER([.$E7]; 0.75) * [.$C$12] / 13" office:value-type="float" office:value="494.929608808375" calcext:value-type="float">
            <text:p>494.9</text:p>
          </table:table-cell>
          <table:table-cell table:style-name="ce5" office:value-type="float" office:value="16.5" calcext:value-type="float">
            <text:p>16.5</text:p>
          </table:table-cell>
          <table:table-cell table:style-name="ce7" table:formula="of:=COM.MICROSOFT.CEILING.MATH(LN(MAX([.$G7]*4;1))^2.5+1)" office:value-type="float" office:value="37" calcext:value-type="float">
            <text:p>37</text:p>
          </table:table-cell>
          <table:table-cell table:style-name="ce7" table:formula="of:=COM.MICROSOFT.CEILING.MATH(LN(MAX([.$G7]*3.5;1))^2.5+1)" office:value-type="float" office:value="35" calcext:value-type="float">
            <text:p>35</text:p>
          </table:table-cell>
          <table:table-cell table:style-name="ce7" table:formula="of:=COM.MICROSOFT.CEILING.MATH(LN(MAX([.$G7]*3;1))^2.5+1)" office:value-type="float" office:value="32" calcext:value-type="float">
            <text:p>32</text:p>
          </table:table-cell>
          <table:table-cell table:style-name="ce7" table:formula="of:=COM.MICROSOFT.CEILING.MATH(LN(MAX([.$G7]*2.5;1))^2.5+1)" office:value-type="float" office:value="28" calcext:value-type="float">
            <text:p>28</text:p>
          </table:table-cell>
          <table:table-cell/>
          <table:table-cell table:style-name="ce5"/>
          <table:table-cell table:style-name="ce39" table:formula="of:=MAX([$Sword.E$2] - [.$C7]; 0)*[$Sword.$F$2]" office:value-type="float" office:value="66" calcext:value-type="float">
            <text:p>66.0</text:p>
          </table:table-cell>
          <table:table-cell table:style-name="ce39" table:formula="of:=MAX([$Sword.E$3] - [.$C7]; 0)*[$Sword.$F$3]" office:value-type="float" office:value="88.875" calcext:value-type="float">
            <text:p>88.9</text:p>
          </table:table-cell>
          <table:table-cell table:style-name="ce39" table:formula="of:=MAX([$Sword.E$4] - [.$C7]; 0)*[$Sword.$F$4]" office:value-type="float" office:value="114.9375" calcext:value-type="float">
            <text:p>114.9</text:p>
          </table:table-cell>
          <table:table-cell table:style-name="ce39" table:formula="of:=MAX([$Sword.E$5] - [.$C7]; 0)*[$Sword.$F$5]" office:value-type="float" office:value="144.75" calcext:value-type="float">
            <text:p>144.8</text:p>
          </table:table-cell>
          <table:table-cell table:style-name="ce39" table:formula="of:=MAX([$Sword.E$6] - [.$C7]; 0)*[$Sword.$F$6]" office:value-type="float" office:value="180" calcext:value-type="float">
            <text:p>180.0</text:p>
          </table:table-cell>
          <table:table-cell table:style-name="ce39" table:formula="of:=MAX([$Sword.E$7] - [.$C7]; 0)*[$Sword.$F$7]" office:value-type="float" office:value="217.6875" calcext:value-type="float">
            <text:p>217.7</text:p>
          </table:table-cell>
          <table:table-cell table:style-name="ce39" table:formula="of:=MAX([$Sword.E$8] - [.$C7]; 0)*[$Sword.$F$8]" office:value-type="float" office:value="258.375" calcext:value-type="float">
            <text:p>258.4</text:p>
          </table:table-cell>
          <table:table-cell table:style-name="ce39" table:formula="of:=MAX([$Sword.E$9] - [.$C7]; 0)*[$Sword.$F$9]" office:value-type="float" office:value="79.5" calcext:value-type="float">
            <text:p>79.5</text:p>
          </table:table-cell>
          <table:table-cell table:style-name="ce40"/>
          <table:table-cell table:style-name="ce39" table:formula="of:=MAX([$Axe.E$2] - [.$C7]/2; 0)*MAX(1 - [.$D7]/200;0)*[$Axe.$F$2]" office:value-type="float" office:value="95.94" calcext:value-type="float">
            <text:p>95.9</text:p>
          </table:table-cell>
          <table:table-cell table:style-name="ce39" table:formula="of:=MAX([$Axe.E$3] - [.$C7]/2; 0)*MAX(1 - [.$D7]/200;0)*[$Axe.$F$3]" office:value-type="float" office:value="123.24" calcext:value-type="float">
            <text:p>123.2</text:p>
          </table:table-cell>
          <table:table-cell table:style-name="ce39" table:formula="of:=MAX([$Axe.E$4] - [.$C7]/2; 0)*MAX(1 - [.$D7]/200;0)*[$Axe.$F$4]" office:value-type="float" office:value="154.245" calcext:value-type="float">
            <text:p>154.2</text:p>
          </table:table-cell>
          <table:table-cell table:style-name="ce39" table:formula="of:=MAX([$Axe.E$5] - [.$C7]/2; 0)*MAX(1 - [.$D7]/200;0)*[$Axe.$F$5]" office:value-type="float" office:value="190.125" calcext:value-type="float">
            <text:p>190.1</text:p>
          </table:table-cell>
          <table:table-cell table:style-name="ce39" table:formula="of:=MAX([$Axe.E$6] - [.$C7]/2; 0)*MAX(1 - [.$D7]/200;0)*[$Axe.$F$6]" office:value-type="float" office:value="228.735" calcext:value-type="float">
            <text:p>228.7</text:p>
          </table:table-cell>
          <table:table-cell table:style-name="ce39" table:formula="of:=MAX([$Axe.E$7] - [.$C7]/2; 0)*MAX(1 - [.$D7]/200;0)*[$Axe.$F$7]" office:value-type="float" office:value="271.44" calcext:value-type="float">
            <text:p>271.4</text:p>
          </table:table-cell>
          <table:table-cell table:style-name="ce40"/>
          <table:table-cell table:style-name="ce39" table:formula="of:=MAX([$Scythe.D$2]; 0)*MAX(1 - [.$D7]/100;0)*[$Scythe.$F$2]" office:value-type="float" office:value="87.4" calcext:value-type="float">
            <text:p>87.4</text:p>
          </table:table-cell>
          <table:table-cell table:style-name="ce39" table:formula="of:=MAX([$Scythe.D$3]; 0)*MAX(1 - [.$D7]/100;0)*[$Scythe.$F$3]" office:value-type="float" office:value="115.9" calcext:value-type="float">
            <text:p>115.9</text:p>
          </table:table-cell>
          <table:table-cell table:style-name="ce39" table:formula="of:=MAX([$Scythe.D$4]; 0)*MAX(1 - [.$D7]/100;0)*[$Scythe.$F$4]" office:value-type="float" office:value="148.2" calcext:value-type="float">
            <text:p>148.2</text:p>
          </table:table-cell>
          <table:table-cell table:style-name="ce39" table:formula="of:=MAX([$Scythe.D$5]; 0)*MAX(1 - [.$D7]/100;0)*[$Scythe.$F$5]" office:value-type="float" office:value="186.2" calcext:value-type="float">
            <text:p>186.2</text:p>
          </table:table-cell>
          <table:table-cell table:style-name="ce39" table:formula="of:=MAX([$Scythe.D$6]; 0)*MAX(1 - [.$D7]/100;0)*[$Scythe.$F$6]" office:value-type="float" office:value="228" calcext:value-type="float">
            <text:p>228.0</text:p>
          </table:table-cell>
          <table:table-cell table:style-name="ce39" table:formula="of:=MAX([$Scythe.D$7]; 0)*MAX(1 - [.$D7]/100;0)*[$Scythe.$F$7]" office:value-type="float" office:value="273.6" calcext:value-type="float">
            <text:p>273.6</text:p>
          </table:table-cell>
          <table:table-cell table:style-name="ce39" table:formula="of:=MAX([$Scythe.D$8]; 0)*MAX(1 - [.$D7]/100;0)*[$Scythe.$F$8]" office:value-type="float" office:value="72.2" calcext:value-type="float">
            <text:p>72.2</text:p>
          </table:table-cell>
          <table:table-cell table:style-name="ce39" table:formula="of:=MAX([$Scythe.D$9]; 0)*MAX(1 - [.$D7]/100;0)*[$Scythe.$F$9]" office:value-type="float" office:value="83.6" calcext:value-type="float">
            <text:p>83.6</text:p>
          </table:table-cell>
          <table:table-cell table:style-name="ce39" table:formula="of:=MAX([$Scythe.D$10]; 0)*MAX(1 - [.$D7]/100;0)*[$Scythe.$F$10]" office:value-type="float" office:value="95" calcext:value-type="float">
            <text:p>95.0</text:p>
          </table:table-cell>
          <table:table-cell table:style-name="ce40"/>
          <table:table-cell table:style-name="ce40" table:formula="of:=MAX([$Staff.E$2]; 0)*[$Staff.$F$2]" office:value-type="float" office:value="73.6" calcext:value-type="float">
            <text:p>73.6</text:p>
          </table:table-cell>
          <table:table-cell table:style-name="ce40" table:formula="of:=MAX([$Staff.E$3]; 0)*[$Staff.$F$3]" office:value-type="float" office:value="100" calcext:value-type="float">
            <text:p>100</text:p>
          </table:table-cell>
          <table:table-cell table:style-name="ce40" table:formula="of:=MAX([$Staff.E$4]; 0)*[$Staff.$F$4]" office:value-type="float" office:value="128" calcext:value-type="float">
            <text:p>128</text:p>
          </table:table-cell>
          <table:table-cell table:style-name="ce40" table:formula="of:=MAX([$Staff.E$5]; 0)*[$Staff.$F$5]" office:value-type="float" office:value="160.8" calcext:value-type="float">
            <text:p>160.8</text:p>
          </table:table-cell>
          <table:table-cell table:style-name="ce40" table:formula="of:=MAX([$Staff.E$6]; 0)*[$Staff.$F$6]" office:value-type="float" office:value="196" calcext:value-type="float">
            <text:p>196</text:p>
          </table:table-cell>
          <table:table-cell table:style-name="ce40" table:formula="of:=MAX([$Staff.E$7]; 0)*[$Staff.$F$7]" office:value-type="float" office:value="235.2" calcext:value-type="float">
            <text:p>235.2</text:p>
          </table:table-cell>
          <table:table-cell table:style-name="ce40"/>
          <table:table-cell table:style-name="ce39" table:formula="of:=MAX([$Bow.E$2] - [.$C7]; 0)*MAX(1 - [.$D7]/100;0)*[$Bow.$F$2]" office:value-type="float" office:value="99.569792948238" calcext:value-type="float">
            <text:p>99.6</text:p>
          </table:table-cell>
          <table:table-cell table:style-name="ce39" table:formula="of:=MAX([$Bow.E$3] - [.$C7]; 0)*MAX(1 - [.$D7]/100;0)*[$Bow.$F$3]" office:value-type="float" office:value="132.368297824457" calcext:value-type="float">
            <text:p>132.4</text:p>
          </table:table-cell>
          <table:table-cell table:style-name="ce39" table:formula="of:=MAX([$Bow.E$4] - [.$C7]; 0)*MAX(1 - [.$D7]/100;0)*[$Bow.$F$4]" office:value-type="float" office:value="161.522524381097" calcext:value-type="float">
            <text:p>161.5</text:p>
          </table:table-cell>
          <table:table-cell table:style-name="ce39" table:formula="of:=MAX([$Bow.E$5] - [.$C7]; 0)*MAX(1 - [.$D7]/100;0)*[$Bow.$F$5]" office:value-type="float" office:value="201.609585896476" calcext:value-type="float">
            <text:p>201.6</text:p>
          </table:table-cell>
          <table:table-cell table:style-name="ce39" table:formula="of:=MAX([$Bow.E$6] - [.$C7]; 0)*MAX(1 - [.$D7]/100;0)*[$Bow.$F$6]" office:value-type="float" office:value="241.696647411855" calcext:value-type="float">
            <text:p>241.7</text:p>
          </table:table-cell>
          <table:table-cell table:style-name="ce39" table:formula="of:=MAX([$Bow.E$7] - [.$C7]; 0)*MAX(1 - [.$D7]/100;0)*[$Bow.$F$7]" office:value-type="float" office:value="289.072265566394" calcext:value-type="float">
            <text:p>289.1</text:p>
          </table:table-cell>
          <table:table-cell table:style-name="ce40"/>
          <table:table-cell table:style-name="ce39" table:formula="of:=MAX([$Crossbow.E$2] - [.$C7]/2; 0)*MAX(1 - [.$D7]/200;0)*[$Crossbow.$F$2]" office:value-type="float" office:value="101.93625" calcext:value-type="float">
            <text:p>101.9</text:p>
          </table:table-cell>
          <table:table-cell table:style-name="ce39" table:formula="of:=MAX([$Crossbow.E$3] - [.$C7]/2; 0)*MAX(1 - [.$D7]/200;0)*[$Crossbow.$F$3]" office:value-type="float" office:value="130.9425" calcext:value-type="float">
            <text:p>130.9</text:p>
          </table:table-cell>
          <table:table-cell table:style-name="ce39" table:formula="of:=MAX([$Crossbow.E$4] - [.$C7]/2; 0)*MAX(1 - [.$D7]/200;0)*[$Crossbow.$F$4]" office:value-type="float" office:value="164.25825" calcext:value-type="float">
            <text:p>164.3</text:p>
          </table:table-cell>
          <table:table-cell table:style-name="ce39" table:formula="of:=MAX([$Crossbow.E$5] - [.$C7]/2; 0)*MAX(1 - [.$D7]/200;0)*[$Crossbow.$F$5]" office:value-type="float" office:value="201.38625" calcext:value-type="float">
            <text:p>201.4</text:p>
          </table:table-cell>
          <table:table-cell table:style-name="ce39" table:formula="of:=MAX([$Crossbow.E$6] - [.$C7]/2; 0)*MAX(1 - [.$D7]/200;0)*[$Crossbow.$F$6]" office:value-type="float" office:value="243.337575" calcext:value-type="float">
            <text:p>243.3</text:p>
          </table:table-cell>
          <table:table-cell table:style-name="ce39" table:formula="of:=MAX([$Crossbow.E$7] - [.$C7]/2; 0)*MAX(1 - [.$D7]/200;0)*[$Crossbow.$F$7]" office:value-type="float" office:value="288.381795" calcext:value-type="float">
            <text:p>288.4</text:p>
          </table:table-cell>
          <table:table-cell table:number-columns-repeated="2"/>
          <table:table-cell table:style-name="ce41" table:formula="of:=MAX([$doge.E$3] - [.$C7]; 0)" office:value-type="float" office:value="26" calcext:value-type="float">
            <text:p>26</text:p>
          </table:table-cell>
          <table:table-cell table:style-name="ce41" table:formula="of:=MAX([$doge.$E$4] - [.$C7]; 0)" office:value-type="float" office:value="31" calcext:value-type="float">
            <text:p>31</text:p>
          </table:table-cell>
          <table:table-cell table:style-name="ce41" table:formula="of:=MAX([$doge.$E$5] - [.$C7]; 0)" office:value-type="float" office:value="36" calcext:value-type="float">
            <text:p>36</text:p>
          </table:table-cell>
          <table:table-cell table:style-name="ce41" table:formula="of:=MAX([$doge.$E$6] - [.$C7]; 0)" office:value-type="float" office:value="41" calcext:value-type="float">
            <text:p>41</text:p>
          </table:table-cell>
          <table:table-cell table:style-name="ce41" table:formula="of:=MAX([$doge.$E$7] - [.$C7]; 0)" office:value-type="float" office:value="46" calcext:value-type="float">
            <text:p>46</text:p>
          </table:table-cell>
          <table:table-cell table:style-name="ce41"/>
          <table:table-cell table:style-name="ce42" table:formula="of:=MAX([$hors.$E$3] - [.$C7]/2; 0)*MAX(1 - [.$D7]/200;0)" office:value-type="float" office:value="71.175" calcext:value-type="float">
            <text:p>71.2</text:p>
          </table:table-cell>
          <table:table-cell table:style-name="ce42" table:formula="of:=MAX([$hors.$E$4] - [.$C7]/2; 0)*MAX(1 - [.$D7]/200;0)" office:value-type="float" office:value="85.8" calcext:value-type="float">
            <text:p>85.8</text:p>
          </table:table-cell>
          <table:table-cell table:style-name="ce42" table:formula="of:=MAX([$hors.$E$5] - [.$C7]/2; 0)*MAX(1 - [.$D7]/200;0)" office:value-type="float" office:value="110.175" calcext:value-type="float">
            <text:p>110.2</text:p>
          </table:table-cell>
          <table:table-cell table:style-name="ce42" table:formula="of:=MAX([$hors.$E$6] - [.$C7]/2; 0)*MAX(1 - [.$D7]/200;0)" office:value-type="float" office:value="134.55" calcext:value-type="float">
            <text:p>134.6</text:p>
          </table:table-cell>
          <table:table-cell table:style-name="ce41"/>
          <table:table-cell table:style-name="ce42" table:formula="of:=MAX([$irgl.$E$3] - [.$C7]; 0)*MAX(1 - [.$D7]/100;0)" office:value-type="float" office:value="186.2" calcext:value-type="float">
            <text:p>186.2</text:p>
          </table:table-cell>
          <table:table-cell table:style-name="ce42" table:formula="of:=MAX([$irgl.$E$4] - [.$C7]; 0)*MAX(1 - [.$D7]/100;0)" office:value-type="float" office:value="209.95" calcext:value-type="float">
            <text:p>210.0</text:p>
          </table:table-cell>
          <table:table-cell table:style-name="ce42" table:formula="of:=MAX([$irgl.$E$5] - [.$C7]; 0)*MAX(1 - [.$D7]/100;0)" office:value-type="float" office:value="243.2" calcext:value-type="float">
            <text:p>243.2</text:p>
          </table:table-cell>
          <table:table-cell table:style-name="ce42" table:formula="of:=MAX([$irgl.$E$6] - [.$C7]; 0)*MAX(1 - [.$D7]/100;0)" office:value-type="float" office:value="281.2" calcext:value-type="float">
            <text:p>281.2</text:p>
          </table:table-cell>
          <table:table-cell table:style-name="ce41"/>
          <table:table-cell table:style-name="ce42" table:formula="of:=MAX([$sngl.$E$3]; 0)*MAX(1 - [.$D7]/100;0)" office:value-type="float" office:value="114" calcext:value-type="float">
            <text:p>114.0</text:p>
          </table:table-cell>
          <table:table-cell table:style-name="ce42" table:formula="of:=MAX([$sngl.$E$4]; 0)*MAX(1 - [.$D7]/100;0)" office:value-type="float" office:value="133" calcext:value-type="float">
            <text:p>133.0</text:p>
          </table:table-cell>
          <table:table-cell table:style-name="ce42" table:formula="of:=MAX([$sngl.$E$5]; 0)*MAX(1 - [.$D7]/100;0)" office:value-type="float" office:value="161.5" calcext:value-type="float">
            <text:p>161.5</text:p>
          </table:table-cell>
          <table:table-cell table:style-name="ce42" table:formula="of:=MAX([$sngl.$E$6]; 0)*MAX(1 - [.$D7]/100;0)" office:value-type="float" office:value="190" calcext:value-type="float">
            <text:p>190.0</text:p>
          </table:table-cell>
          <table:table-cell table:number-columns-repeated="16303"/>
        </table:table-row>
        <table:table-row table:style-name="ro1">
          <table:table-cell table:number-columns-repeated="61"/>
          <table:table-cell table:style-name="ce41" table:number-columns-repeated="6"/>
          <table:table-cell table:style-name="ce42" table:number-columns-repeated="4"/>
          <table:table-cell table:style-name="ce41"/>
          <table:table-cell table:style-name="ce42" table:number-columns-repeated="4"/>
          <table:table-cell table:style-name="ce41"/>
          <table:table-cell table:style-name="ce42" table:number-columns-repeated="4"/>
          <table:table-cell table:number-columns-repeated="16303"/>
        </table:table-row>
        <table:table-row table:style-name="ro1">
          <table:table-cell table:number-columns-repeated="12"/>
          <table:table-cell>
            <draw:frame table:end-cell-address="vind.T27" table:end-x="0.1579in" table:end-y="0.0161in" draw:z-index="0" draw:name="Chart 1" draw:style-name="gr1" draw:text-style-name="P1" svg:width="5.1925in" svg:height="3.5783in" svg:x="0in" svg:y="0in">
              <draw:object draw:notify-on-update-of-ranges="vind.T1:vind.T1 vind.T3:vind.T7 vind.AB1:vind.AB1 vind.AB3:vind.AB7 vind.AI1:vind.AI1 vind.AI3:vind.AI7 vind.AS1:vind.AS1 vind.AS3:vind.AS7 vind.AZ1:vind.AZ1 vind.AZ3:vind.AZ7 vind.BG1:vind.BG1 vind.BG3:vind.BG7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48"/>
          <table:table-cell table:style-name="ce41" table:number-columns-repeated="6"/>
          <table:table-cell table:style-name="ce42" table:number-columns-repeated="4"/>
          <table:table-cell table:style-name="ce41"/>
          <table:table-cell table:style-name="ce42" table:number-columns-repeated="4"/>
          <table:table-cell table:style-name="ce41"/>
          <table:table-cell table:style-name="ce42" table:number-columns-repeated="4"/>
          <table:table-cell table:number-columns-repeated="16303"/>
        </table:table-row>
        <table:table-row table:style-name="ro1">
          <table:table-cell/>
          <table:table-cell office:value-type="string" calcext:value-type="string">
            <text:p>Damage Spread</text:p>
          </table:table-cell>
          <table:table-cell table:style-name="ce4" office:value-type="percentage" office:value="0.1" calcext:value-type="percentage">
            <text:p>10%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Loot Spread</text:p>
          </table:table-cell>
          <table:table-cell table:style-name="ce4" office:value-type="percentage" office:value="0.2" calcext:value-type="percentage">
            <text:p>20%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ustom Mult</text:p>
          </table:table-cell>
          <table:table-cell office:value-type="float" office:value="0.9" calcext:value-type="float">
            <text:p>0.9</text:p>
          </table:table-cell>
          <table:table-cell table:number-columns-repeated="16381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vind.BJ3:vind.CC9">
            <calcext:color-scale>
              <calcext:color-scale-entry calcext:value="0" calcext:type="minimum" calcext:color="#70ad47"/>
              <calcext:color-scale-entry calcext:value="50" calcext:type="percentile" calcext:color="#fcfcff"/>
              <calcext:color-scale-entry calcext:value="0" calcext:type="maximum" calcext:color="#7030a0"/>
            </calcext:color-scale>
          </calcext:conditional-format>
          <calcext:conditional-format calcext:target-range-address="vind.N3:vind.BG7">
            <calcext:color-scale>
              <calcext:color-scale-entry calcext:value="0" calcext:type="minimum" calcext:color="#5a8ac6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</calcext:conditional-formats>
      </table:table>
      <table:table table:name="spid" table:style-name="ta9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6" table:default-cell-style-name="Default"/>
        <table:table-column table:style-name="co15" table:default-cell-style-name="Default"/>
        <table:table-column table:style-name="co17" table:number-columns-repeated="6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number-columns-repeated="6" table:default-cell-style-name="Default"/>
        <table:table-column table:style-name="co15" table:default-cell-style-name="Default"/>
        <table:table-column table:style-name="co21" table:number-columns-repeated="6" table:default-cell-style-name="Default"/>
        <table:table-column table:style-name="co15" table:default-cell-style-name="Default"/>
        <table:table-column table:style-name="co22" table:number-columns-repeated="6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4" table:number-columns-repeated="5" table:default-cell-style-name="Default"/>
        <table:table-column table:style-name="co15" table:default-cell-style-name="Default"/>
        <table:table-column table:style-name="co25" table:number-columns-repeated="4" table:default-cell-style-name="Default"/>
        <table:table-column table:style-name="co15" table:default-cell-style-name="Default"/>
        <table:table-column table:style-name="co26" table:number-columns-repeated="4" table:default-cell-style-name="Default"/>
        <table:table-column table:style-name="co15" table:default-cell-style-name="Default"/>
        <table:table-column table:style-name="co27" table:number-columns-repeated="4" table:default-cell-style-name="Default"/>
        <table:table-column table:style-name="co25" table:number-columns-repeated="16303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Toughness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Rough Value</text:p>
          </table:table-cell>
          <table:table-cell table:style-name="ce1" office:value-type="string" calcext:value-type="string">
            <text:p>Difficulty Threshold</text:p>
          </table:table-cell>
          <table:table-cell table:style-name="ce6" office:value-type="string" calcext:value-type="string" table:number-columns-spanned="4" table:number-rows-spanned="1">
            <text:p>First Wave</text:p>
          </table:table-cell>
          <table:covered-table-cell table:number-columns-repeated="3" table:style-name="ce1"/>
          <table:table-cell table:style-name="ce1"/>
          <table:table-cell table:style-name="ce8" office:value-type="string" calcext:value-type="string">
            <text:p>Effective DPS:</text:p>
          </table:table-cell>
          <table:table-cell table:style-name="ce1" office:value-type="string" calcext:value-type="string">
            <text:p>T0 Sword</text:p>
          </table:table-cell>
          <table:table-cell table:style-name="ce1" office:value-type="string" calcext:value-type="string">
            <text:p>T1 Sword</text:p>
          </table:table-cell>
          <table:table-cell table:style-name="ce1" office:value-type="string" calcext:value-type="string">
            <text:p>T2 Sword</text:p>
          </table:table-cell>
          <table:table-cell table:style-name="ce1" office:value-type="string" calcext:value-type="string">
            <text:p>T3 Sword</text:p>
          </table:table-cell>
          <table:table-cell table:style-name="ce1" office:value-type="string" calcext:value-type="string">
            <text:p>T4 Sword</text:p>
          </table:table-cell>
          <table:table-cell table:style-name="ce1" office:value-type="string" calcext:value-type="string">
            <text:p>T5 Sword</text:p>
          </table:table-cell>
          <table:table-cell table:style-name="ce1" office:value-type="string" calcext:value-type="string">
            <text:p>T6 Sword</text:p>
          </table:table-cell>
          <table:table-cell table:style-name="ce1" office:value-type="string" calcext:value-type="string">
            <text:p>Soldier</text:p>
          </table:table-cell>
          <table:table-cell table:style-name="ce1"/>
          <table:table-cell table:style-name="ce1" office:value-type="string" calcext:value-type="string">
            <text:p>T1 Axe</text:p>
          </table:table-cell>
          <table:table-cell table:style-name="ce1" office:value-type="string" calcext:value-type="string">
            <text:p>T2 Axe</text:p>
          </table:table-cell>
          <table:table-cell table:style-name="ce1" office:value-type="string" calcext:value-type="string">
            <text:p>T3 Axe</text:p>
          </table:table-cell>
          <table:table-cell table:style-name="ce1" office:value-type="string" calcext:value-type="string">
            <text:p>T4 Axe</text:p>
          </table:table-cell>
          <table:table-cell table:style-name="ce1" office:value-type="string" calcext:value-type="string">
            <text:p>T5 Axe</text:p>
          </table:table-cell>
          <table:table-cell table:style-name="ce1" office:value-type="string" calcext:value-type="string">
            <text:p>T6 Axe</text:p>
          </table:table-cell>
          <table:table-cell table:style-name="ce1"/>
          <table:table-cell table:style-name="ce1" office:value-type="string" calcext:value-type="string">
            <text:p>T1 Scythe</text:p>
          </table:table-cell>
          <table:table-cell table:style-name="ce1" office:value-type="string" calcext:value-type="string">
            <text:p>T2 Scythe</text:p>
          </table:table-cell>
          <table:table-cell table:style-name="ce1" office:value-type="string" calcext:value-type="string">
            <text:p>T3 Scythe</text:p>
          </table:table-cell>
          <table:table-cell table:style-name="ce1" office:value-type="string" calcext:value-type="string">
            <text:p>T4 Scythe</text:p>
          </table:table-cell>
          <table:table-cell table:style-name="ce1" office:value-type="string" calcext:value-type="string">
            <text:p>T5 Scythe</text:p>
          </table:table-cell>
          <table:table-cell table:style-name="ce1" office:value-type="string" calcext:value-type="string">
            <text:p>T6 Scythe</text:p>
          </table:table-cell>
          <table:table-cell table:style-name="ce1" office:value-type="string" calcext:value-type="string">
            <text:p>Reaper I</text:p>
          </table:table-cell>
          <table:table-cell table:style-name="ce1" office:value-type="string" calcext:value-type="string">
            <text:p>Reaper II</text:p>
          </table:table-cell>
          <table:table-cell table:style-name="ce1" office:value-type="string" calcext:value-type="string">
            <text:p>Reaper III</text:p>
          </table:table-cell>
          <table:table-cell table:style-name="ce1"/>
          <table:table-cell table:style-name="ce1" office:value-type="string" calcext:value-type="string">
            <text:p>T1 Staff</text:p>
          </table:table-cell>
          <table:table-cell table:style-name="ce1" office:value-type="string" calcext:value-type="string">
            <text:p>T2 Staff</text:p>
          </table:table-cell>
          <table:table-cell table:style-name="ce1" office:value-type="string" calcext:value-type="string">
            <text:p>T3 Staff</text:p>
          </table:table-cell>
          <table:table-cell table:style-name="ce1" office:value-type="string" calcext:value-type="string">
            <text:p>T4 Staff</text:p>
          </table:table-cell>
          <table:table-cell table:style-name="ce1" office:value-type="string" calcext:value-type="string">
            <text:p>T5 Staff</text:p>
          </table:table-cell>
          <table:table-cell table:style-name="ce1" office:value-type="string" calcext:value-type="string">
            <text:p>T6 Staff</text:p>
          </table:table-cell>
          <table:table-cell table:style-name="ce1"/>
          <table:table-cell table:style-name="ce1" office:value-type="string" calcext:value-type="string">
            <text:p>T1 Bow</text:p>
          </table:table-cell>
          <table:table-cell table:style-name="ce1" office:value-type="string" calcext:value-type="string">
            <text:p>T2 Bow</text:p>
          </table:table-cell>
          <table:table-cell table:style-name="ce1" office:value-type="string" calcext:value-type="string">
            <text:p>T3 Bow</text:p>
          </table:table-cell>
          <table:table-cell table:style-name="ce1" office:value-type="string" calcext:value-type="string">
            <text:p>T4 Bow</text:p>
          </table:table-cell>
          <table:table-cell table:style-name="ce1" office:value-type="string" calcext:value-type="string">
            <text:p>T5 Bow</text:p>
          </table:table-cell>
          <table:table-cell table:style-name="ce1" office:value-type="string" calcext:value-type="string">
            <text:p>T6 Bow</text:p>
          </table:table-cell>
          <table:table-cell table:style-name="ce1"/>
          <table:table-cell table:style-name="ce1" office:value-type="string" calcext:value-type="string">
            <text:p>T1 Crossbow</text:p>
          </table:table-cell>
          <table:table-cell table:style-name="ce1" office:value-type="string" calcext:value-type="string">
            <text:p>T2 Crossbow</text:p>
          </table:table-cell>
          <table:table-cell table:style-name="ce1" office:value-type="string" calcext:value-type="string">
            <text:p>T3 Crossbow</text:p>
          </table:table-cell>
          <table:table-cell table:style-name="ce1" office:value-type="string" calcext:value-type="string">
            <text:p>T4 Crossbow</text:p>
          </table:table-cell>
          <table:table-cell table:style-name="ce1" office:value-type="string" calcext:value-type="string">
            <text:p>T5 Crossbow</text:p>
          </table:table-cell>
          <table:table-cell table:style-name="ce1" office:value-type="string" calcext:value-type="string">
            <text:p>T6 Crossbow</text:p>
          </table:table-cell>
          <table:table-cell table:style-name="ce1"/>
          <table:table-cell table:style-name="ce1" office:value-type="string" calcext:value-type="string">
            <text:p>Effective 1S Dmg:</text:p>
          </table:table-cell>
          <table:table-cell table:style-name="ce1" office:value-type="string" calcext:value-type="string">
            <text:p>Lvl 1 doge</text:p>
          </table:table-cell>
          <table:table-cell table:style-name="ce1" office:value-type="string" calcext:value-type="string">
            <text:p>Lvl 2 doge</text:p>
          </table:table-cell>
          <table:table-cell table:style-name="ce1" office:value-type="string" calcext:value-type="string">
            <text:p>Lvl 3 doge</text:p>
          </table:table-cell>
          <table:table-cell table:style-name="ce1" office:value-type="string" calcext:value-type="string">
            <text:p>Lvl 4 doge</text:p>
          </table:table-cell>
          <table:table-cell table:style-name="ce1" office:value-type="string" calcext:value-type="string">
            <text:p>Lvl 5 doge</text:p>
          </table:table-cell>
          <table:table-cell table:style-name="ce1"/>
          <table:table-cell table:style-name="ce1" office:value-type="string" calcext:value-type="string">
            <text:p>Lvl 1 hors</text:p>
          </table:table-cell>
          <table:table-cell table:style-name="ce1" office:value-type="string" calcext:value-type="string">
            <text:p>Lvl 2 hors</text:p>
          </table:table-cell>
          <table:table-cell table:style-name="ce1" office:value-type="string" calcext:value-type="string">
            <text:p>Lvl 3 hors</text:p>
          </table:table-cell>
          <table:table-cell table:style-name="ce1" office:value-type="string" calcext:value-type="string">
            <text:p>Lvl 4 hors</text:p>
          </table:table-cell>
          <table:table-cell table:style-name="ce1"/>
          <table:table-cell table:style-name="ce1" office:value-type="string" calcext:value-type="string">
            <text:p>Lvl 1 irgl</text:p>
          </table:table-cell>
          <table:table-cell table:style-name="ce1" office:value-type="string" calcext:value-type="string">
            <text:p>Lvl 2 irgl</text:p>
          </table:table-cell>
          <table:table-cell table:style-name="ce1" office:value-type="string" calcext:value-type="string">
            <text:p>Lvl 3 irgl</text:p>
          </table:table-cell>
          <table:table-cell table:style-name="ce1" office:value-type="string" calcext:value-type="string">
            <text:p>Lvl 4 irgl</text:p>
          </table:table-cell>
          <table:table-cell table:style-name="ce1"/>
          <table:table-cell table:style-name="ce1" office:value-type="string" calcext:value-type="string">
            <text:p>Lvl 1 sngl</text:p>
          </table:table-cell>
          <table:table-cell table:style-name="ce1" office:value-type="string" calcext:value-type="string">
            <text:p>Lvl 2 sngl</text:p>
          </table:table-cell>
          <table:table-cell table:style-name="ce1" office:value-type="string" calcext:value-type="string">
            <text:p>Lvl 3 sngl</text:p>
          </table:table-cell>
          <table:table-cell table:style-name="ce1" office:value-type="string" calcext:value-type="string">
            <text:p>Lvl 4 sngl</text:p>
          </table:table-cell>
          <table:table-cell table:style-name="ce1" table:number-columns-repeated="16303"/>
        </table:table-row>
        <table:table-row table:style-name="ro1">
          <table:table-cell table:style-name="ce1"/>
          <table:table-cell table:style-name="ce3" table:number-columns-repeated="6"/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Hard</text:p>
          </table:table-cell>
          <table:table-cell table:style-name="ce3" office:value-type="string" calcext:value-type="string">
            <text:p>Insane</text:p>
          </table:table-cell>
          <table:table-cell table:style-name="ce3"/>
          <table:table-cell table:style-name="ce9" office:value-type="string" calcext:value-type="string">
            <text:p>Balanced To:</text:p>
          </table:table-cell>
          <table:table-cell table:style-name="ce10" office:value-type="string" calcext:value-type="string" table:number-columns-spanned="8" table:number-rows-spanned="1">
            <text:p>Crit</text:p>
          </table:table-cell>
          <table:covered-table-cell table:number-columns-repeated="7" table:style-name="ce3"/>
          <table:table-cell table:style-name="ce3"/>
          <table:table-cell table:style-name="ce10" office:value-type="string" calcext:value-type="string" table:number-columns-spanned="6" table:number-rows-spanned="1">
            <text:p>Crit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9" table:number-rows-spanned="1">
            <text:p>Norm</text:p>
          </table:table-cell>
          <table:covered-table-cell table:number-columns-repeated="8" table:style-name="ce3"/>
          <table:table-cell table:style-name="ce3"/>
          <table:table-cell table:style-name="ce10" office:value-type="string" calcext:value-type="string" table:number-columns-spanned="6" table:number-rows-spanned="1">
            <text:p>x=4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6" table:number-rows-spanned="1">
            <text:p>r=20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6" table:number-rows-spanned="1">
            <text:p>alpha=0.4</text:p>
          </table:table-cell>
          <table:covered-table-cell table:number-columns-repeated="5" table:style-name="ce3"/>
          <table:table-cell table:style-name="ce3" table:number-columns-repeated="163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table:style-name="ce5" table:formula="of:=([.$B3] + 3 * [.$C3]) / 10 / (1 - [.$D3] * 0.006) *POWER([.$E3]; 0.75) * [.$C$14] / 13" office:value-type="float" office:value="65.4415781431617" calcext:value-type="float">
            <text:p>65.4</text:p>
          </table:table-cell>
          <table:table-cell table:style-name="ce5" office:value-type="float" office:value="0" calcext:value-type="float">
            <text:p>0.0</text:p>
          </table:table-cell>
          <table:table-cell table:style-name="ce7" table:formula="of:=COM.MICROSOFT.CEILING.MATH(LN(MAX([.$G3]*4;1))^2.5+1)" office:value-type="float" office:value="1" calcext:value-type="float">
            <text:p>1</text:p>
          </table:table-cell>
          <table:table-cell table:style-name="ce7" table:formula="of:=COM.MICROSOFT.CEILING.MATH(LN(MAX([.$G3]*3.5;1))^2.5+1)" office:value-type="float" office:value="1" calcext:value-type="float">
            <text:p>1</text:p>
          </table:table-cell>
          <table:table-cell table:style-name="ce7" table:formula="of:=COM.MICROSOFT.CEILING.MATH(LN(MAX([.$G3]*3;1))^2.5+1)" office:value-type="float" office:value="1" calcext:value-type="float">
            <text:p>1</text:p>
          </table:table-cell>
          <table:table-cell table:style-name="ce7" table:formula="of:=COM.MICROSOFT.CEILING.MATH(LN(MAX([.$G3]*2.5;1))^2.5+1)" office:value-type="float" office:value="1" calcext:value-type="float">
            <text:p>1</text:p>
          </table:table-cell>
          <table:table-cell/>
          <table:table-cell table:style-name="ce5"/>
          <table:table-cell table:style-name="ce43" table:formula="of:=MAX([$Sword.E$2] - [.$C3]; 0)*[$Sword.$F$2]" office:value-type="float" office:value="24" calcext:value-type="float">
            <text:p>24.0</text:p>
          </table:table-cell>
          <table:table-cell table:style-name="ce43" table:formula="of:=MAX([$Sword.E$3] - [.$C3]; 0)*[$Sword.$F$3]" office:value-type="float" office:value="46.875" calcext:value-type="float">
            <text:p>46.9</text:p>
          </table:table-cell>
          <table:table-cell table:style-name="ce43" table:formula="of:=MAX([$Sword.E$4] - [.$C3]; 0)*[$Sword.$F$4]" office:value-type="float" office:value="72.9375" calcext:value-type="float">
            <text:p>72.9</text:p>
          </table:table-cell>
          <table:table-cell table:style-name="ce43" table:formula="of:=MAX([$Sword.E$5] - [.$C3]; 0)*[$Sword.$F$5]" office:value-type="float" office:value="102.75" calcext:value-type="float">
            <text:p>102.8</text:p>
          </table:table-cell>
          <table:table-cell table:style-name="ce43" table:formula="of:=MAX([$Sword.E$6] - [.$C3]; 0)*[$Sword.$F$6]" office:value-type="float" office:value="138" calcext:value-type="float">
            <text:p>138.0</text:p>
          </table:table-cell>
          <table:table-cell table:style-name="ce43" table:formula="of:=MAX([$Sword.E$7] - [.$C3]; 0)*[$Sword.$F$7]" office:value-type="float" office:value="175.6875" calcext:value-type="float">
            <text:p>175.7</text:p>
          </table:table-cell>
          <table:table-cell table:style-name="ce43" table:formula="of:=MAX([$Sword.E$8] - [.$C3]; 0)*[$Sword.$F$8]" office:value-type="float" office:value="216.375" calcext:value-type="float">
            <text:p>216.4</text:p>
          </table:table-cell>
          <table:table-cell table:style-name="ce43" table:formula="of:=MAX([$Sword.E$9] - [.$C3]; 0)*[$Sword.$F$9]" office:value-type="float" office:value="37.5" calcext:value-type="float">
            <text:p>37.5</text:p>
          </table:table-cell>
          <table:table-cell table:style-name="ce44"/>
          <table:table-cell table:style-name="ce43" table:formula="of:=MAX([$Axe.E$2] - [.$C3]/2; 0)*MAX(1 - [.$D3]/200;0)*[$Axe.$F$2]" office:value-type="float" office:value="71.068" calcext:value-type="float">
            <text:p>71.1</text:p>
          </table:table-cell>
          <table:table-cell table:style-name="ce43" table:formula="of:=MAX([$Axe.E$3] - [.$C3]/2; 0)*MAX(1 - [.$D3]/200;0)*[$Axe.$F$3]" office:value-type="float" office:value="93.888" calcext:value-type="float">
            <text:p>93.9</text:p>
          </table:table-cell>
          <table:table-cell table:style-name="ce43" table:formula="of:=MAX([$Axe.E$4] - [.$C3]/2; 0)*MAX(1 - [.$D3]/200;0)*[$Axe.$F$4]" office:value-type="float" office:value="119.805" calcext:value-type="float">
            <text:p>119.8</text:p>
          </table:table-cell>
          <table:table-cell table:style-name="ce43" table:formula="of:=MAX([$Axe.E$5] - [.$C3]/2; 0)*MAX(1 - [.$D3]/200;0)*[$Axe.$F$5]" office:value-type="float" office:value="149.797" calcext:value-type="float">
            <text:p>149.8</text:p>
          </table:table-cell>
          <table:table-cell table:style-name="ce43" table:formula="of:=MAX([$Axe.E$6] - [.$C3]/2; 0)*MAX(1 - [.$D3]/200;0)*[$Axe.$F$6]" office:value-type="float" office:value="182.071" calcext:value-type="float">
            <text:p>182.1</text:p>
          </table:table-cell>
          <table:table-cell table:style-name="ce43" table:formula="of:=MAX([$Axe.E$7] - [.$C3]/2; 0)*MAX(1 - [.$D3]/200;0)*[$Axe.$F$7]" office:value-type="float" office:value="217.768" calcext:value-type="float">
            <text:p>217.8</text:p>
          </table:table-cell>
          <table:table-cell table:style-name="ce44"/>
          <table:table-cell table:style-name="ce43" table:formula="of:=MAX([$Scythe.D$2]; 0)*MAX(1 - [.$D3]/100;0)*[$Scythe.$F$2]" office:value-type="float" office:value="57.96" calcext:value-type="float">
            <text:p>58.0</text:p>
          </table:table-cell>
          <table:table-cell table:style-name="ce43" table:formula="of:=MAX([$Scythe.D$3]; 0)*MAX(1 - [.$D3]/100;0)*[$Scythe.$F$3]" office:value-type="float" office:value="76.86" calcext:value-type="float">
            <text:p>76.9</text:p>
          </table:table-cell>
          <table:table-cell table:style-name="ce43" table:formula="of:=MAX([$Scythe.D$4]; 0)*MAX(1 - [.$D3]/100;0)*[$Scythe.$F$4]" office:value-type="float" office:value="98.28" calcext:value-type="float">
            <text:p>98.3</text:p>
          </table:table-cell>
          <table:table-cell table:style-name="ce43" table:formula="of:=MAX([$Scythe.D$5]; 0)*MAX(1 - [.$D3]/100;0)*[$Scythe.$F$5]" office:value-type="float" office:value="123.48" calcext:value-type="float">
            <text:p>123.5</text:p>
          </table:table-cell>
          <table:table-cell table:style-name="ce43" table:formula="of:=MAX([$Scythe.D$6]; 0)*MAX(1 - [.$D3]/100;0)*[$Scythe.$F$6]" office:value-type="float" office:value="151.2" calcext:value-type="float">
            <text:p>151.2</text:p>
          </table:table-cell>
          <table:table-cell table:style-name="ce43" table:formula="of:=MAX([$Scythe.D$7]; 0)*MAX(1 - [.$D3]/100;0)*[$Scythe.$F$7]" office:value-type="float" office:value="181.44" calcext:value-type="float">
            <text:p>181.4</text:p>
          </table:table-cell>
          <table:table-cell table:style-name="ce43" table:formula="of:=MAX([$Scythe.D$8]; 0)*MAX(1 - [.$D3]/100;0)*[$Scythe.$F$8]" office:value-type="float" office:value="47.88" calcext:value-type="float">
            <text:p>47.9</text:p>
          </table:table-cell>
          <table:table-cell table:style-name="ce43" table:formula="of:=MAX([$Scythe.D$9]; 0)*MAX(1 - [.$D3]/100;0)*[$Scythe.$F$9]" office:value-type="float" office:value="55.44" calcext:value-type="float">
            <text:p>55.4</text:p>
          </table:table-cell>
          <table:table-cell table:style-name="ce43" table:formula="of:=MAX([$Scythe.D$10]; 0)*MAX(1 - [.$D3]/100;0)*[$Scythe.$F$10]" office:value-type="float" office:value="63" calcext:value-type="float">
            <text:p>63.0</text:p>
          </table:table-cell>
          <table:table-cell table:style-name="ce44"/>
          <table:table-cell table:style-name="ce44" table:formula="of:=MAX([$Staff.E$2]; 0)*[$Staff.$F$2]" office:value-type="float" office:value="73.6" calcext:value-type="float">
            <text:p>73.6</text:p>
          </table:table-cell>
          <table:table-cell table:style-name="ce44" table:formula="of:=MAX([$Staff.E$3]; 0)*[$Staff.$F$3]" office:value-type="float" office:value="100" calcext:value-type="float">
            <text:p>100</text:p>
          </table:table-cell>
          <table:table-cell table:style-name="ce44" table:formula="of:=MAX([$Staff.E$4]; 0)*[$Staff.$F$4]" office:value-type="float" office:value="128" calcext:value-type="float">
            <text:p>128</text:p>
          </table:table-cell>
          <table:table-cell table:style-name="ce44" table:formula="of:=MAX([$Staff.E$5]; 0)*[$Staff.$F$5]" office:value-type="float" office:value="160.8" calcext:value-type="float">
            <text:p>160.8</text:p>
          </table:table-cell>
          <table:table-cell table:style-name="ce44" table:formula="of:=MAX([$Staff.E$6]; 0)*[$Staff.$F$6]" office:value-type="float" office:value="196" calcext:value-type="float">
            <text:p>196</text:p>
          </table:table-cell>
          <table:table-cell table:style-name="ce44" table:formula="of:=MAX([$Staff.E$7]; 0)*[$Staff.$F$7]" office:value-type="float" office:value="235.2" calcext:value-type="float">
            <text:p>235.2</text:p>
          </table:table-cell>
          <table:table-cell table:style-name="ce44"/>
          <table:table-cell table:style-name="ce43" table:formula="of:=MAX([$Bow.E$2] - [.$C3]; 0)*MAX(1 - [.$D3]/100;0)*[$Bow.$F$2]" office:value-type="float" office:value="54.5644942709368" calcext:value-type="float">
            <text:p>54.6</text:p>
          </table:table-cell>
          <table:table-cell table:style-name="ce43" table:formula="of:=MAX([$Bow.E$3] - [.$C3]; 0)*MAX(1 - [.$D3]/100;0)*[$Bow.$F$3]" office:value-type="float" office:value="76.3150817151664" calcext:value-type="float">
            <text:p>76.3</text:p>
          </table:table-cell>
          <table:table-cell table:style-name="ce43" table:formula="of:=MAX([$Bow.E$4] - [.$C3]; 0)*MAX(1 - [.$D3]/100;0)*[$Bow.$F$4]" office:value-type="float" office:value="95.6489372211484" calcext:value-type="float">
            <text:p>95.6</text:p>
          </table:table-cell>
          <table:table-cell table:style-name="ce43" table:formula="of:=MAX([$Bow.E$5] - [.$C3]; 0)*MAX(1 - [.$D3]/100;0)*[$Bow.$F$5]" office:value-type="float" office:value="122.232988541874" calcext:value-type="float">
            <text:p>122.2</text:p>
          </table:table-cell>
          <table:table-cell table:style-name="ce43" table:formula="of:=MAX([$Bow.E$6] - [.$C3]; 0)*MAX(1 - [.$D3]/100;0)*[$Bow.$F$6]" office:value-type="float" office:value="148.817039862599" calcext:value-type="float">
            <text:p>148.8</text:p>
          </table:table-cell>
          <table:table-cell table:style-name="ce43" table:formula="of:=MAX([$Bow.E$7] - [.$C3]; 0)*MAX(1 - [.$D3]/100;0)*[$Bow.$F$7]" office:value-type="float" office:value="180.234555059819" calcext:value-type="float">
            <text:p>180.2</text:p>
          </table:table-cell>
          <table:table-cell table:style-name="ce44"/>
          <table:table-cell table:style-name="ce43" table:formula="of:=MAX([$Crossbow.E$2] - [.$C3]/2; 0)*MAX(1 - [.$D3]/200;0)*[$Crossbow.$F$2]" office:value-type="float" office:value="75.50975" calcext:value-type="float">
            <text:p>75.5</text:p>
          </table:table-cell>
          <table:table-cell table:style-name="ce43" table:formula="of:=MAX([$Crossbow.E$3] - [.$C3]/2; 0)*MAX(1 - [.$D3]/200;0)*[$Crossbow.$F$3]" office:value-type="float" office:value="99.756" calcext:value-type="float">
            <text:p>99.8</text:p>
          </table:table-cell>
          <table:table-cell table:style-name="ce43" table:formula="of:=MAX([$Crossbow.E$4] - [.$C3]/2; 0)*MAX(1 - [.$D3]/200;0)*[$Crossbow.$F$4]" office:value-type="float" office:value="127.60455" calcext:value-type="float">
            <text:p>127.6</text:p>
          </table:table-cell>
          <table:table-cell table:style-name="ce43" table:formula="of:=MAX([$Crossbow.E$5] - [.$C3]/2; 0)*MAX(1 - [.$D3]/200;0)*[$Crossbow.$F$5]" office:value-type="float" office:value="158.63975" calcext:value-type="float">
            <text:p>158.6</text:p>
          </table:table-cell>
          <table:table-cell table:style-name="ce43" table:formula="of:=MAX([$Crossbow.E$6] - [.$C3]/2; 0)*MAX(1 - [.$D3]/200;0)*[$Crossbow.$F$6]" office:value-type="float" office:value="193.706755" calcext:value-type="float">
            <text:p>193.7</text:p>
          </table:table-cell>
          <table:table-cell table:style-name="ce43" table:formula="of:=MAX([$Crossbow.E$7] - [.$C3]/2; 0)*MAX(1 - [.$D3]/200;0)*[$Crossbow.$F$7]" office:value-type="float" office:value="231.359103" calcext:value-type="float">
            <text:p>231.4</text:p>
          </table:table-cell>
          <table:table-cell table:number-columns-repeated="2"/>
          <table:table-cell table:style-name="ce45" table:formula="of:=MAX([$doge.E$3] - [.$C3]; 0)" office:value-type="float" office:value="0" calcext:value-type="float">
            <text:p>0</text:p>
          </table:table-cell>
          <table:table-cell table:style-name="ce45" table:formula="of:=MAX([$doge.$E$4] - [.$C3]; 0)" office:value-type="float" office:value="3" calcext:value-type="float">
            <text:p>3</text:p>
          </table:table-cell>
          <table:table-cell table:style-name="ce45" table:formula="of:=MAX([$doge.$E$5] - [.$C3]; 0)" office:value-type="float" office:value="8" calcext:value-type="float">
            <text:p>8</text:p>
          </table:table-cell>
          <table:table-cell table:style-name="ce45" table:formula="of:=MAX([$doge.$E$6] - [.$C3]; 0)" office:value-type="float" office:value="13" calcext:value-type="float">
            <text:p>13</text:p>
          </table:table-cell>
          <table:table-cell table:style-name="ce45" table:formula="of:=MAX([$doge.$E$7] - [.$C3]; 0)" office:value-type="float" office:value="18" calcext:value-type="float">
            <text:p>18</text:p>
          </table:table-cell>
          <table:table-cell table:style-name="ce45"/>
          <table:table-cell table:style-name="ce46" table:formula="of:=MAX([$hors.$E$3] - [.$C3]/2; 0)*MAX(1 - [.$D3]/200;0)" office:value-type="float" office:value="48.085" calcext:value-type="float">
            <text:p>48.1</text:p>
          </table:table-cell>
          <table:table-cell table:style-name="ce46" table:formula="of:=MAX([$hors.$E$4] - [.$C3]/2; 0)*MAX(1 - [.$D3]/200;0)" office:value-type="float" office:value="60.31" calcext:value-type="float">
            <text:p>60.3</text:p>
          </table:table-cell>
          <table:table-cell table:style-name="ce46" table:formula="of:=MAX([$hors.$E$5] - [.$C3]/2; 0)*MAX(1 - [.$D3]/200;0)" office:value-type="float" office:value="80.685" calcext:value-type="float">
            <text:p>80.7</text:p>
          </table:table-cell>
          <table:table-cell table:style-name="ce46" table:formula="of:=MAX([$hors.$E$6] - [.$C3]/2; 0)*MAX(1 - [.$D3]/200;0)" office:value-type="float" office:value="101.06" calcext:value-type="float">
            <text:p>101.1</text:p>
          </table:table-cell>
          <table:table-cell table:style-name="ce45"/>
          <table:table-cell table:style-name="ce46" table:formula="of:=MAX([$irgl.$E$3] - [.$C3]; 0)*MAX(1 - [.$D3]/100;0)" office:value-type="float" office:value="105.84" calcext:value-type="float">
            <text:p>105.8</text:p>
          </table:table-cell>
          <table:table-cell table:style-name="ce46" table:formula="of:=MAX([$irgl.$E$4] - [.$C3]; 0)*MAX(1 - [.$D3]/100;0)" office:value-type="float" office:value="121.59" calcext:value-type="float">
            <text:p>121.6</text:p>
          </table:table-cell>
          <table:table-cell table:style-name="ce46" table:formula="of:=MAX([$irgl.$E$5] - [.$C3]; 0)*MAX(1 - [.$D3]/100;0)" office:value-type="float" office:value="143.64" calcext:value-type="float">
            <text:p>143.6</text:p>
          </table:table-cell>
          <table:table-cell table:style-name="ce46" table:formula="of:=MAX([$irgl.$E$6] - [.$C3]; 0)*MAX(1 - [.$D3]/100;0)" office:value-type="float" office:value="168.84" calcext:value-type="float">
            <text:p>168.8</text:p>
          </table:table-cell>
          <table:table-cell table:style-name="ce45"/>
          <table:table-cell table:style-name="ce46" table:formula="of:=MAX([$sngl.$E$3]; 0)*MAX(1 - [.$D3]/100;0)" office:value-type="float" office:value="75.6" calcext:value-type="float">
            <text:p>75.6</text:p>
          </table:table-cell>
          <table:table-cell table:style-name="ce46" table:formula="of:=MAX([$sngl.$E$4]; 0)*MAX(1 - [.$D3]/100;0)" office:value-type="float" office:value="88.2" calcext:value-type="float">
            <text:p>88.2</text:p>
          </table:table-cell>
          <table:table-cell table:style-name="ce46" table:formula="of:=MAX([$sngl.$E$5]; 0)*MAX(1 - [.$D3]/100;0)" office:value-type="float" office:value="107.1" calcext:value-type="float">
            <text:p>107.1</text:p>
          </table:table-cell>
          <table:table-cell table:style-name="ce46" table:formula="of:=MAX([$sngl.$E$6]; 0)*MAX(1 - [.$D3]/100;0)" office:value-type="float" office:value="126" calcext:value-type="float">
            <text:p>126.0</text:p>
          </table:table-cell>
          <table:table-cell table:number-columns-repeated="163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style-name="ce5" table:formula="of:=([.$B4] + 3 * [.$C4]) / 10 / (1 - [.$D4] * 0.006) *POWER([.$E4]; 0.75) * [.$C$14] / 13" office:value-type="float" office:value="84.1561910956395" calcext:value-type="float">
            <text:p>84.2</text:p>
          </table:table-cell>
          <table:table-cell table:style-name="ce5" office:value-type="float" office:value="2" calcext:value-type="float">
            <text:p>2.0</text:p>
          </table:table-cell>
          <table:table-cell table:style-name="ce7" table:formula="of:=COM.MICROSOFT.CEILING.MATH(LN(MAX([.$G4]*4;1))^2.5+1)" office:value-type="float" office:value="8" calcext:value-type="float">
            <text:p>8</text:p>
          </table:table-cell>
          <table:table-cell table:style-name="ce7" table:formula="of:=COM.MICROSOFT.CEILING.MATH(LN(MAX([.$G4]*3.5;1))^2.5+1)" office:value-type="float" office:value="7" calcext:value-type="float">
            <text:p>7</text:p>
          </table:table-cell>
          <table:table-cell table:style-name="ce7" table:formula="of:=COM.MICROSOFT.CEILING.MATH(LN(MAX([.$G4]*3;1))^2.5+1)" office:value-type="float" office:value="6" calcext:value-type="float">
            <text:p>6</text:p>
          </table:table-cell>
          <table:table-cell table:style-name="ce7" table:formula="of:=COM.MICROSOFT.CEILING.MATH(LN(MAX([.$G4]*2.5;1))^2.5+1)" office:value-type="float" office:value="5" calcext:value-type="float">
            <text:p>5</text:p>
          </table:table-cell>
          <table:table-cell/>
          <table:table-cell table:style-name="ce5"/>
          <table:table-cell table:style-name="ce43" table:formula="of:=MAX([$Sword.E$2] - [.$C4]; 0)*[$Sword.$F$2]" office:value-type="float" office:value="21" calcext:value-type="float">
            <text:p>21.0</text:p>
          </table:table-cell>
          <table:table-cell table:style-name="ce43" table:formula="of:=MAX([$Sword.E$3] - [.$C4]; 0)*[$Sword.$F$3]" office:value-type="float" office:value="43.875" calcext:value-type="float">
            <text:p>43.9</text:p>
          </table:table-cell>
          <table:table-cell table:style-name="ce43" table:formula="of:=MAX([$Sword.E$4] - [.$C4]; 0)*[$Sword.$F$4]" office:value-type="float" office:value="69.9375" calcext:value-type="float">
            <text:p>69.9</text:p>
          </table:table-cell>
          <table:table-cell table:style-name="ce43" table:formula="of:=MAX([$Sword.E$5] - [.$C4]; 0)*[$Sword.$F$5]" office:value-type="float" office:value="99.75" calcext:value-type="float">
            <text:p>99.8</text:p>
          </table:table-cell>
          <table:table-cell table:style-name="ce43" table:formula="of:=MAX([$Sword.E$6] - [.$C4]; 0)*[$Sword.$F$6]" office:value-type="float" office:value="135" calcext:value-type="float">
            <text:p>135.0</text:p>
          </table:table-cell>
          <table:table-cell table:style-name="ce43" table:formula="of:=MAX([$Sword.E$7] - [.$C4]; 0)*[$Sword.$F$7]" office:value-type="float" office:value="172.6875" calcext:value-type="float">
            <text:p>172.7</text:p>
          </table:table-cell>
          <table:table-cell table:style-name="ce43" table:formula="of:=MAX([$Sword.E$8] - [.$C4]; 0)*[$Sword.$F$8]" office:value-type="float" office:value="213.375" calcext:value-type="float">
            <text:p>213.4</text:p>
          </table:table-cell>
          <table:table-cell table:style-name="ce43" table:formula="of:=MAX([$Sword.E$9] - [.$C4]; 0)*[$Sword.$F$9]" office:value-type="float" office:value="34.5" calcext:value-type="float">
            <text:p>34.5</text:p>
          </table:table-cell>
          <table:table-cell table:style-name="ce44"/>
          <table:table-cell table:style-name="ce43" table:formula="of:=MAX([$Axe.E$2] - [.$C4]/2; 0)*MAX(1 - [.$D4]/200;0)*[$Axe.$F$2]" office:value-type="float" office:value="70.416" calcext:value-type="float">
            <text:p>70.4</text:p>
          </table:table-cell>
          <table:table-cell table:style-name="ce43" table:formula="of:=MAX([$Axe.E$3] - [.$C4]/2; 0)*MAX(1 - [.$D4]/200;0)*[$Axe.$F$3]" office:value-type="float" office:value="93.236" calcext:value-type="float">
            <text:p>93.2</text:p>
          </table:table-cell>
          <table:table-cell table:style-name="ce43" table:formula="of:=MAX([$Axe.E$4] - [.$C4]/2; 0)*MAX(1 - [.$D4]/200;0)*[$Axe.$F$4]" office:value-type="float" office:value="119.153" calcext:value-type="float">
            <text:p>119.2</text:p>
          </table:table-cell>
          <table:table-cell table:style-name="ce43" table:formula="of:=MAX([$Axe.E$5] - [.$C4]/2; 0)*MAX(1 - [.$D4]/200;0)*[$Axe.$F$5]" office:value-type="float" office:value="149.145" calcext:value-type="float">
            <text:p>149.1</text:p>
          </table:table-cell>
          <table:table-cell table:style-name="ce43" table:formula="of:=MAX([$Axe.E$6] - [.$C4]/2; 0)*MAX(1 - [.$D4]/200;0)*[$Axe.$F$6]" office:value-type="float" office:value="181.419" calcext:value-type="float">
            <text:p>181.4</text:p>
          </table:table-cell>
          <table:table-cell table:style-name="ce43" table:formula="of:=MAX([$Axe.E$7] - [.$C4]/2; 0)*MAX(1 - [.$D4]/200;0)*[$Axe.$F$7]" office:value-type="float" office:value="217.116" calcext:value-type="float">
            <text:p>217.1</text:p>
          </table:table-cell>
          <table:table-cell table:style-name="ce44"/>
          <table:table-cell table:style-name="ce43" table:formula="of:=MAX([$Scythe.D$2]; 0)*MAX(1 - [.$D4]/100;0)*[$Scythe.$F$2]" office:value-type="float" office:value="57.96" calcext:value-type="float">
            <text:p>58.0</text:p>
          </table:table-cell>
          <table:table-cell table:style-name="ce43" table:formula="of:=MAX([$Scythe.D$3]; 0)*MAX(1 - [.$D4]/100;0)*[$Scythe.$F$3]" office:value-type="float" office:value="76.86" calcext:value-type="float">
            <text:p>76.9</text:p>
          </table:table-cell>
          <table:table-cell table:style-name="ce43" table:formula="of:=MAX([$Scythe.D$4]; 0)*MAX(1 - [.$D4]/100;0)*[$Scythe.$F$4]" office:value-type="float" office:value="98.28" calcext:value-type="float">
            <text:p>98.3</text:p>
          </table:table-cell>
          <table:table-cell table:style-name="ce43" table:formula="of:=MAX([$Scythe.D$5]; 0)*MAX(1 - [.$D4]/100;0)*[$Scythe.$F$5]" office:value-type="float" office:value="123.48" calcext:value-type="float">
            <text:p>123.5</text:p>
          </table:table-cell>
          <table:table-cell table:style-name="ce43" table:formula="of:=MAX([$Scythe.D$6]; 0)*MAX(1 - [.$D4]/100;0)*[$Scythe.$F$6]" office:value-type="float" office:value="151.2" calcext:value-type="float">
            <text:p>151.2</text:p>
          </table:table-cell>
          <table:table-cell table:style-name="ce43" table:formula="of:=MAX([$Scythe.D$7]; 0)*MAX(1 - [.$D4]/100;0)*[$Scythe.$F$7]" office:value-type="float" office:value="181.44" calcext:value-type="float">
            <text:p>181.4</text:p>
          </table:table-cell>
          <table:table-cell table:style-name="ce43" table:formula="of:=MAX([$Scythe.D$8]; 0)*MAX(1 - [.$D4]/100;0)*[$Scythe.$F$8]" office:value-type="float" office:value="47.88" calcext:value-type="float">
            <text:p>47.9</text:p>
          </table:table-cell>
          <table:table-cell table:style-name="ce43" table:formula="of:=MAX([$Scythe.D$9]; 0)*MAX(1 - [.$D4]/100;0)*[$Scythe.$F$9]" office:value-type="float" office:value="55.44" calcext:value-type="float">
            <text:p>55.4</text:p>
          </table:table-cell>
          <table:table-cell table:style-name="ce43" table:formula="of:=MAX([$Scythe.D$10]; 0)*MAX(1 - [.$D4]/100;0)*[$Scythe.$F$10]" office:value-type="float" office:value="63" calcext:value-type="float">
            <text:p>63.0</text:p>
          </table:table-cell>
          <table:table-cell table:style-name="ce44"/>
          <table:table-cell table:style-name="ce44" table:formula="of:=MAX([$Staff.E$2]; 0)*[$Staff.$F$2]" office:value-type="float" office:value="73.6" calcext:value-type="float">
            <text:p>73.6</text:p>
          </table:table-cell>
          <table:table-cell table:style-name="ce44" table:formula="of:=MAX([$Staff.E$3]; 0)*[$Staff.$F$3]" office:value-type="float" office:value="100" calcext:value-type="float">
            <text:p>100</text:p>
          </table:table-cell>
          <table:table-cell table:style-name="ce44" table:formula="of:=MAX([$Staff.E$4]; 0)*[$Staff.$F$4]" office:value-type="float" office:value="128" calcext:value-type="float">
            <text:p>128</text:p>
          </table:table-cell>
          <table:table-cell table:style-name="ce44" table:formula="of:=MAX([$Staff.E$5]; 0)*[$Staff.$F$5]" office:value-type="float" office:value="160.8" calcext:value-type="float">
            <text:p>160.8</text:p>
          </table:table-cell>
          <table:table-cell table:style-name="ce44" table:formula="of:=MAX([$Staff.E$6]; 0)*[$Staff.$F$6]" office:value-type="float" office:value="196" calcext:value-type="float">
            <text:p>196</text:p>
          </table:table-cell>
          <table:table-cell table:style-name="ce44" table:formula="of:=MAX([$Staff.E$7]; 0)*[$Staff.$F$7]" office:value-type="float" office:value="235.2" calcext:value-type="float">
            <text:p>235.2</text:p>
          </table:table-cell>
          <table:table-cell table:style-name="ce44"/>
          <table:table-cell table:style-name="ce43" table:formula="of:=MAX([$Bow.E$2] - [.$C4]; 0)*MAX(1 - [.$D4]/100;0)*[$Bow.$F$2]" office:value-type="float" office:value="53.7454942709368" calcext:value-type="float">
            <text:p>53.7</text:p>
          </table:table-cell>
          <table:table-cell table:style-name="ce43" table:formula="of:=MAX([$Bow.E$3] - [.$C4]; 0)*MAX(1 - [.$D4]/100;0)*[$Bow.$F$3]" office:value-type="float" office:value="75.4960817151664" calcext:value-type="float">
            <text:p>75.5</text:p>
          </table:table-cell>
          <table:table-cell table:style-name="ce43" table:formula="of:=MAX([$Bow.E$4] - [.$C4]; 0)*MAX(1 - [.$D4]/100;0)*[$Bow.$F$4]" office:value-type="float" office:value="94.8299372211484" calcext:value-type="float">
            <text:p>94.8</text:p>
          </table:table-cell>
          <table:table-cell table:style-name="ce43" table:formula="of:=MAX([$Bow.E$5] - [.$C4]; 0)*MAX(1 - [.$D4]/100;0)*[$Bow.$F$5]" office:value-type="float" office:value="121.413988541874" calcext:value-type="float">
            <text:p>121.4</text:p>
          </table:table-cell>
          <table:table-cell table:style-name="ce43" table:formula="of:=MAX([$Bow.E$6] - [.$C4]; 0)*MAX(1 - [.$D4]/100;0)*[$Bow.$F$6]" office:value-type="float" office:value="147.998039862599" calcext:value-type="float">
            <text:p>148.0</text:p>
          </table:table-cell>
          <table:table-cell table:style-name="ce43" table:formula="of:=MAX([$Bow.E$7] - [.$C4]; 0)*MAX(1 - [.$D4]/100;0)*[$Bow.$F$7]" office:value-type="float" office:value="179.415555059819" calcext:value-type="float">
            <text:p>179.4</text:p>
          </table:table-cell>
          <table:table-cell table:style-name="ce44"/>
          <table:table-cell table:style-name="ce43" table:formula="of:=MAX([$Crossbow.E$2] - [.$C4]/2; 0)*MAX(1 - [.$D4]/200;0)*[$Crossbow.$F$2]" office:value-type="float" office:value="74.817" calcext:value-type="float">
            <text:p>74.8</text:p>
          </table:table-cell>
          <table:table-cell table:style-name="ce43" table:formula="of:=MAX([$Crossbow.E$3] - [.$C4]/2; 0)*MAX(1 - [.$D4]/200;0)*[$Crossbow.$F$3]" office:value-type="float" office:value="99.06325" calcext:value-type="float">
            <text:p>99.1</text:p>
          </table:table-cell>
          <table:table-cell table:style-name="ce43" table:formula="of:=MAX([$Crossbow.E$4] - [.$C4]/2; 0)*MAX(1 - [.$D4]/200;0)*[$Crossbow.$F$4]" office:value-type="float" office:value="126.9118" calcext:value-type="float">
            <text:p>126.9</text:p>
          </table:table-cell>
          <table:table-cell table:style-name="ce43" table:formula="of:=MAX([$Crossbow.E$5] - [.$C4]/2; 0)*MAX(1 - [.$D4]/200;0)*[$Crossbow.$F$5]" office:value-type="float" office:value="157.947" calcext:value-type="float">
            <text:p>157.9</text:p>
          </table:table-cell>
          <table:table-cell table:style-name="ce43" table:formula="of:=MAX([$Crossbow.E$6] - [.$C4]/2; 0)*MAX(1 - [.$D4]/200;0)*[$Crossbow.$F$6]" office:value-type="float" office:value="193.014005" calcext:value-type="float">
            <text:p>193.0</text:p>
          </table:table-cell>
          <table:table-cell table:style-name="ce43" table:formula="of:=MAX([$Crossbow.E$7] - [.$C4]/2; 0)*MAX(1 - [.$D4]/200;0)*[$Crossbow.$F$7]" office:value-type="float" office:value="230.666353" calcext:value-type="float">
            <text:p>230.7</text:p>
          </table:table-cell>
          <table:table-cell table:number-columns-repeated="2"/>
          <table:table-cell table:style-name="ce45" table:formula="of:=MAX([$doge.E$3] - [.$C4]; 0)" office:value-type="float" office:value="0" calcext:value-type="float">
            <text:p>0</text:p>
          </table:table-cell>
          <table:table-cell table:style-name="ce45" table:formula="of:=MAX([$doge.$E$4] - [.$C4]; 0)" office:value-type="float" office:value="1" calcext:value-type="float">
            <text:p>1</text:p>
          </table:table-cell>
          <table:table-cell table:style-name="ce45" table:formula="of:=MAX([$doge.$E$5] - [.$C4]; 0)" office:value-type="float" office:value="6" calcext:value-type="float">
            <text:p>6</text:p>
          </table:table-cell>
          <table:table-cell table:style-name="ce45" table:formula="of:=MAX([$doge.$E$6] - [.$C4]; 0)" office:value-type="float" office:value="11" calcext:value-type="float">
            <text:p>11</text:p>
          </table:table-cell>
          <table:table-cell table:style-name="ce45" table:formula="of:=MAX([$doge.$E$7] - [.$C4]; 0)" office:value-type="float" office:value="16" calcext:value-type="float">
            <text:p>16</text:p>
          </table:table-cell>
          <table:table-cell table:style-name="ce45"/>
          <table:table-cell table:style-name="ce46" table:formula="of:=MAX([$hors.$E$3] - [.$C4]/2; 0)*MAX(1 - [.$D4]/200;0)" office:value-type="float" office:value="47.27" calcext:value-type="float">
            <text:p>47.3</text:p>
          </table:table-cell>
          <table:table-cell table:style-name="ce46" table:formula="of:=MAX([$hors.$E$4] - [.$C4]/2; 0)*MAX(1 - [.$D4]/200;0)" office:value-type="float" office:value="59.495" calcext:value-type="float">
            <text:p>59.5</text:p>
          </table:table-cell>
          <table:table-cell table:style-name="ce46" table:formula="of:=MAX([$hors.$E$5] - [.$C4]/2; 0)*MAX(1 - [.$D4]/200;0)" office:value-type="float" office:value="79.87" calcext:value-type="float">
            <text:p>79.9</text:p>
          </table:table-cell>
          <table:table-cell table:style-name="ce46" table:formula="of:=MAX([$hors.$E$6] - [.$C4]/2; 0)*MAX(1 - [.$D4]/200;0)" office:value-type="float" office:value="100.245" calcext:value-type="float">
            <text:p>100.2</text:p>
          </table:table-cell>
          <table:table-cell table:style-name="ce45"/>
          <table:table-cell table:style-name="ce46" table:formula="of:=MAX([$irgl.$E$3] - [.$C4]; 0)*MAX(1 - [.$D4]/100;0)" office:value-type="float" office:value="104.58" calcext:value-type="float">
            <text:p>104.6</text:p>
          </table:table-cell>
          <table:table-cell table:style-name="ce46" table:formula="of:=MAX([$irgl.$E$4] - [.$C4]; 0)*MAX(1 - [.$D4]/100;0)" office:value-type="float" office:value="120.33" calcext:value-type="float">
            <text:p>120.3</text:p>
          </table:table-cell>
          <table:table-cell table:style-name="ce46" table:formula="of:=MAX([$irgl.$E$5] - [.$C4]; 0)*MAX(1 - [.$D4]/100;0)" office:value-type="float" office:value="142.38" calcext:value-type="float">
            <text:p>142.4</text:p>
          </table:table-cell>
          <table:table-cell table:style-name="ce46" table:formula="of:=MAX([$irgl.$E$6] - [.$C4]; 0)*MAX(1 - [.$D4]/100;0)" office:value-type="float" office:value="167.58" calcext:value-type="float">
            <text:p>167.6</text:p>
          </table:table-cell>
          <table:table-cell table:style-name="ce45"/>
          <table:table-cell table:style-name="ce46" table:formula="of:=MAX([$sngl.$E$3]; 0)*MAX(1 - [.$D4]/100;0)" office:value-type="float" office:value="75.6" calcext:value-type="float">
            <text:p>75.6</text:p>
          </table:table-cell>
          <table:table-cell table:style-name="ce46" table:formula="of:=MAX([$sngl.$E$4]; 0)*MAX(1 - [.$D4]/100;0)" office:value-type="float" office:value="88.2" calcext:value-type="float">
            <text:p>88.2</text:p>
          </table:table-cell>
          <table:table-cell table:style-name="ce46" table:formula="of:=MAX([$sngl.$E$5]; 0)*MAX(1 - [.$D4]/100;0)" office:value-type="float" office:value="107.1" calcext:value-type="float">
            <text:p>107.1</text:p>
          </table:table-cell>
          <table:table-cell table:style-name="ce46" table:formula="of:=MAX([$sngl.$E$6]; 0)*MAX(1 - [.$D4]/100;0)" office:value-type="float" office:value="126" calcext:value-type="float">
            <text:p>126.0</text:p>
          </table:table-cell>
          <table:table-cell table:number-columns-repeated="163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5" calcext:value-type="float">
            <text:p>265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style-name="ce5" table:formula="of:=([.$B5] + 3 * [.$C5]) / 10 / (1 - [.$D5] * 0.006) *POWER([.$E5]; 0.75) * [.$C$14] / 13" office:value-type="float" office:value="106.903062936987" calcext:value-type="float">
            <text:p>106.9</text:p>
          </table:table-cell>
          <table:table-cell table:style-name="ce5" office:value-type="float" office:value="4" calcext:value-type="float">
            <text:p>4.0</text:p>
          </table:table-cell>
          <table:table-cell table:style-name="ce7" table:formula="of:=COM.MICROSOFT.CEILING.MATH(LN(MAX([.$G5]*4;1))^2.5+1)" office:value-type="float" office:value="14" calcext:value-type="float">
            <text:p>14</text:p>
          </table:table-cell>
          <table:table-cell table:style-name="ce7" table:formula="of:=COM.MICROSOFT.CEILING.MATH(LN(MAX([.$G5]*3.5;1))^2.5+1)" office:value-type="float" office:value="13" calcext:value-type="float">
            <text:p>13</text:p>
          </table:table-cell>
          <table:table-cell table:style-name="ce7" table:formula="of:=COM.MICROSOFT.CEILING.MATH(LN(MAX([.$G5]*3;1))^2.5+1)" office:value-type="float" office:value="11" calcext:value-type="float">
            <text:p>11</text:p>
          </table:table-cell>
          <table:table-cell table:style-name="ce7" table:formula="of:=COM.MICROSOFT.CEILING.MATH(LN(MAX([.$G5]*2.5;1))^2.5+1)" office:value-type="float" office:value="10" calcext:value-type="float">
            <text:p>10</text:p>
          </table:table-cell>
          <table:table-cell/>
          <table:table-cell table:style-name="ce5"/>
          <table:table-cell table:style-name="ce43" table:formula="of:=MAX([$Sword.E$2] - [.$C5]; 0)*[$Sword.$F$2]" office:value-type="float" office:value="21" calcext:value-type="float">
            <text:p>21.0</text:p>
          </table:table-cell>
          <table:table-cell table:style-name="ce43" table:formula="of:=MAX([$Sword.E$3] - [.$C5]; 0)*[$Sword.$F$3]" office:value-type="float" office:value="43.875" calcext:value-type="float">
            <text:p>43.9</text:p>
          </table:table-cell>
          <table:table-cell table:style-name="ce43" table:formula="of:=MAX([$Sword.E$4] - [.$C5]; 0)*[$Sword.$F$4]" office:value-type="float" office:value="69.9375" calcext:value-type="float">
            <text:p>69.9</text:p>
          </table:table-cell>
          <table:table-cell table:style-name="ce43" table:formula="of:=MAX([$Sword.E$5] - [.$C5]; 0)*[$Sword.$F$5]" office:value-type="float" office:value="99.75" calcext:value-type="float">
            <text:p>99.8</text:p>
          </table:table-cell>
          <table:table-cell table:style-name="ce43" table:formula="of:=MAX([$Sword.E$6] - [.$C5]; 0)*[$Sword.$F$6]" office:value-type="float" office:value="135" calcext:value-type="float">
            <text:p>135.0</text:p>
          </table:table-cell>
          <table:table-cell table:style-name="ce43" table:formula="of:=MAX([$Sword.E$7] - [.$C5]; 0)*[$Sword.$F$7]" office:value-type="float" office:value="172.6875" calcext:value-type="float">
            <text:p>172.7</text:p>
          </table:table-cell>
          <table:table-cell table:style-name="ce43" table:formula="of:=MAX([$Sword.E$8] - [.$C5]; 0)*[$Sword.$F$8]" office:value-type="float" office:value="213.375" calcext:value-type="float">
            <text:p>213.4</text:p>
          </table:table-cell>
          <table:table-cell table:style-name="ce43" table:formula="of:=MAX([$Sword.E$9] - [.$C5]; 0)*[$Sword.$F$9]" office:value-type="float" office:value="34.5" calcext:value-type="float">
            <text:p>34.5</text:p>
          </table:table-cell>
          <table:table-cell table:style-name="ce44"/>
          <table:table-cell table:style-name="ce43" table:formula="of:=MAX([$Axe.E$2] - [.$C5]/2; 0)*MAX(1 - [.$D5]/200;0)*[$Axe.$F$2]" office:value-type="float" office:value="69.12" calcext:value-type="float">
            <text:p>69.1</text:p>
          </table:table-cell>
          <table:table-cell table:style-name="ce43" table:formula="of:=MAX([$Axe.E$3] - [.$C5]/2; 0)*MAX(1 - [.$D5]/200;0)*[$Axe.$F$3]" office:value-type="float" office:value="91.52" calcext:value-type="float">
            <text:p>91.5</text:p>
          </table:table-cell>
          <table:table-cell table:style-name="ce43" table:formula="of:=MAX([$Axe.E$4] - [.$C5]/2; 0)*MAX(1 - [.$D5]/200;0)*[$Axe.$F$4]" office:value-type="float" office:value="116.96" calcext:value-type="float">
            <text:p>117.0</text:p>
          </table:table-cell>
          <table:table-cell table:style-name="ce43" table:formula="of:=MAX([$Axe.E$5] - [.$C5]/2; 0)*MAX(1 - [.$D5]/200;0)*[$Axe.$F$5]" office:value-type="float" office:value="146.4" calcext:value-type="float">
            <text:p>146.4</text:p>
          </table:table-cell>
          <table:table-cell table:style-name="ce43" table:formula="of:=MAX([$Axe.E$6] - [.$C5]/2; 0)*MAX(1 - [.$D5]/200;0)*[$Axe.$F$6]" office:value-type="float" office:value="178.08" calcext:value-type="float">
            <text:p>178.1</text:p>
          </table:table-cell>
          <table:table-cell table:style-name="ce43" table:formula="of:=MAX([$Axe.E$7] - [.$C5]/2; 0)*MAX(1 - [.$D5]/200;0)*[$Axe.$F$7]" office:value-type="float" office:value="213.12" calcext:value-type="float">
            <text:p>213.1</text:p>
          </table:table-cell>
          <table:table-cell table:style-name="ce44"/>
          <table:table-cell table:style-name="ce43" table:formula="of:=MAX([$Scythe.D$2]; 0)*MAX(1 - [.$D5]/100;0)*[$Scythe.$F$2]" office:value-type="float" office:value="55.2" calcext:value-type="float">
            <text:p>55.2</text:p>
          </table:table-cell>
          <table:table-cell table:style-name="ce43" table:formula="of:=MAX([$Scythe.D$3]; 0)*MAX(1 - [.$D5]/100;0)*[$Scythe.$F$3]" office:value-type="float" office:value="73.2" calcext:value-type="float">
            <text:p>73.2</text:p>
          </table:table-cell>
          <table:table-cell table:style-name="ce43" table:formula="of:=MAX([$Scythe.D$4]; 0)*MAX(1 - [.$D5]/100;0)*[$Scythe.$F$4]" office:value-type="float" office:value="93.6" calcext:value-type="float">
            <text:p>93.6</text:p>
          </table:table-cell>
          <table:table-cell table:style-name="ce43" table:formula="of:=MAX([$Scythe.D$5]; 0)*MAX(1 - [.$D5]/100;0)*[$Scythe.$F$5]" office:value-type="float" office:value="117.6" calcext:value-type="float">
            <text:p>117.6</text:p>
          </table:table-cell>
          <table:table-cell table:style-name="ce43" table:formula="of:=MAX([$Scythe.D$6]; 0)*MAX(1 - [.$D5]/100;0)*[$Scythe.$F$6]" office:value-type="float" office:value="144" calcext:value-type="float">
            <text:p>144.0</text:p>
          </table:table-cell>
          <table:table-cell table:style-name="ce43" table:formula="of:=MAX([$Scythe.D$7]; 0)*MAX(1 - [.$D5]/100;0)*[$Scythe.$F$7]" office:value-type="float" office:value="172.8" calcext:value-type="float">
            <text:p>172.8</text:p>
          </table:table-cell>
          <table:table-cell table:style-name="ce43" table:formula="of:=MAX([$Scythe.D$8]; 0)*MAX(1 - [.$D5]/100;0)*[$Scythe.$F$8]" office:value-type="float" office:value="45.6" calcext:value-type="float">
            <text:p>45.6</text:p>
          </table:table-cell>
          <table:table-cell table:style-name="ce43" table:formula="of:=MAX([$Scythe.D$9]; 0)*MAX(1 - [.$D5]/100;0)*[$Scythe.$F$9]" office:value-type="float" office:value="52.8" calcext:value-type="float">
            <text:p>52.8</text:p>
          </table:table-cell>
          <table:table-cell table:style-name="ce43" table:formula="of:=MAX([$Scythe.D$10]; 0)*MAX(1 - [.$D5]/100;0)*[$Scythe.$F$10]" office:value-type="float" office:value="60" calcext:value-type="float">
            <text:p>60.0</text:p>
          </table:table-cell>
          <table:table-cell table:style-name="ce44"/>
          <table:table-cell table:style-name="ce44" table:formula="of:=MAX([$Staff.E$2]; 0)*[$Staff.$F$2]" office:value-type="float" office:value="73.6" calcext:value-type="float">
            <text:p>73.6</text:p>
          </table:table-cell>
          <table:table-cell table:style-name="ce44" table:formula="of:=MAX([$Staff.E$3]; 0)*[$Staff.$F$3]" office:value-type="float" office:value="100" calcext:value-type="float">
            <text:p>100</text:p>
          </table:table-cell>
          <table:table-cell table:style-name="ce44" table:formula="of:=MAX([$Staff.E$4]; 0)*[$Staff.$F$4]" office:value-type="float" office:value="128" calcext:value-type="float">
            <text:p>128</text:p>
          </table:table-cell>
          <table:table-cell table:style-name="ce44" table:formula="of:=MAX([$Staff.E$5]; 0)*[$Staff.$F$5]" office:value-type="float" office:value="160.8" calcext:value-type="float">
            <text:p>160.8</text:p>
          </table:table-cell>
          <table:table-cell table:style-name="ce44" table:formula="of:=MAX([$Staff.E$6]; 0)*[$Staff.$F$6]" office:value-type="float" office:value="196" calcext:value-type="float">
            <text:p>196</text:p>
          </table:table-cell>
          <table:table-cell table:style-name="ce44" table:formula="of:=MAX([$Staff.E$7]; 0)*[$Staff.$F$7]" office:value-type="float" office:value="235.2" calcext:value-type="float">
            <text:p>235.2</text:p>
          </table:table-cell>
          <table:table-cell table:style-name="ce44"/>
          <table:table-cell table:style-name="ce43" table:formula="of:=MAX([$Bow.E$2] - [.$C5]; 0)*MAX(1 - [.$D5]/100;0)*[$Bow.$F$2]" office:value-type="float" office:value="51.1861850199398" calcext:value-type="float">
            <text:p>51.2</text:p>
          </table:table-cell>
          <table:table-cell table:style-name="ce43" table:formula="of:=MAX([$Bow.E$3] - [.$C5]; 0)*MAX(1 - [.$D5]/100;0)*[$Bow.$F$3]" office:value-type="float" office:value="71.9010302049204" calcext:value-type="float">
            <text:p>71.9</text:p>
          </table:table-cell>
          <table:table-cell table:style-name="ce43" table:formula="of:=MAX([$Bow.E$4] - [.$C5]; 0)*MAX(1 - [.$D5]/100;0)*[$Bow.$F$4]" office:value-type="float" office:value="90.3142259249032" calcext:value-type="float">
            <text:p>90.3</text:p>
          </table:table-cell>
          <table:table-cell table:style-name="ce43" table:formula="of:=MAX([$Bow.E$5] - [.$C5]; 0)*MAX(1 - [.$D5]/100;0)*[$Bow.$F$5]" office:value-type="float" office:value="115.63237003988" calcext:value-type="float">
            <text:p>115.6</text:p>
          </table:table-cell>
          <table:table-cell table:style-name="ce43" table:formula="of:=MAX([$Bow.E$6] - [.$C5]; 0)*MAX(1 - [.$D5]/100;0)*[$Bow.$F$6]" office:value-type="float" office:value="140.950514154856" calcext:value-type="float">
            <text:p>141.0</text:p>
          </table:table-cell>
          <table:table-cell table:style-name="ce43" table:formula="of:=MAX([$Bow.E$7] - [.$C5]; 0)*MAX(1 - [.$D5]/100;0)*[$Bow.$F$7]" office:value-type="float" office:value="170.871957199828" calcext:value-type="float">
            <text:p>170.9</text:p>
          </table:table-cell>
          <table:table-cell table:style-name="ce44"/>
          <table:table-cell table:style-name="ce43" table:formula="of:=MAX([$Crossbow.E$2] - [.$C5]/2; 0)*MAX(1 - [.$D5]/200;0)*[$Crossbow.$F$2]" office:value-type="float" office:value="73.44" calcext:value-type="float">
            <text:p>73.4</text:p>
          </table:table-cell>
          <table:table-cell table:style-name="ce43" table:formula="of:=MAX([$Crossbow.E$3] - [.$C5]/2; 0)*MAX(1 - [.$D5]/200;0)*[$Crossbow.$F$3]" office:value-type="float" office:value="97.24" calcext:value-type="float">
            <text:p>97.2</text:p>
          </table:table-cell>
          <table:table-cell table:style-name="ce43" table:formula="of:=MAX([$Crossbow.E$4] - [.$C5]/2; 0)*MAX(1 - [.$D5]/200;0)*[$Crossbow.$F$4]" office:value-type="float" office:value="124.576" calcext:value-type="float">
            <text:p>124.6</text:p>
          </table:table-cell>
          <table:table-cell table:style-name="ce43" table:formula="of:=MAX([$Crossbow.E$5] - [.$C5]/2; 0)*MAX(1 - [.$D5]/200;0)*[$Crossbow.$F$5]" office:value-type="float" office:value="155.04" calcext:value-type="float">
            <text:p>155.0</text:p>
          </table:table-cell>
          <table:table-cell table:style-name="ce43" table:formula="of:=MAX([$Crossbow.E$6] - [.$C5]/2; 0)*MAX(1 - [.$D5]/200;0)*[$Crossbow.$F$6]" office:value-type="float" office:value="189.4616" calcext:value-type="float">
            <text:p>189.5</text:p>
          </table:table-cell>
          <table:table-cell table:style-name="ce43" table:formula="of:=MAX([$Crossbow.E$7] - [.$C5]/2; 0)*MAX(1 - [.$D5]/200;0)*[$Crossbow.$F$7]" office:value-type="float" office:value="226.42096" calcext:value-type="float">
            <text:p>226.4</text:p>
          </table:table-cell>
          <table:table-cell table:number-columns-repeated="2"/>
          <table:table-cell table:style-name="ce45" table:formula="of:=MAX([$doge.E$3] - [.$C5]; 0)" office:value-type="float" office:value="0" calcext:value-type="float">
            <text:p>0</text:p>
          </table:table-cell>
          <table:table-cell table:style-name="ce45" table:formula="of:=MAX([$doge.$E$4] - [.$C5]; 0)" office:value-type="float" office:value="1" calcext:value-type="float">
            <text:p>1</text:p>
          </table:table-cell>
          <table:table-cell table:style-name="ce45" table:formula="of:=MAX([$doge.$E$5] - [.$C5]; 0)" office:value-type="float" office:value="6" calcext:value-type="float">
            <text:p>6</text:p>
          </table:table-cell>
          <table:table-cell table:style-name="ce45" table:formula="of:=MAX([$doge.$E$6] - [.$C5]; 0)" office:value-type="float" office:value="11" calcext:value-type="float">
            <text:p>11</text:p>
          </table:table-cell>
          <table:table-cell table:style-name="ce45" table:formula="of:=MAX([$doge.$E$7] - [.$C5]; 0)" office:value-type="float" office:value="16" calcext:value-type="float">
            <text:p>16</text:p>
          </table:table-cell>
          <table:table-cell table:style-name="ce45"/>
          <table:table-cell table:style-name="ce46" table:formula="of:=MAX([$hors.$E$3] - [.$C5]/2; 0)*MAX(1 - [.$D5]/200;0)" office:value-type="float" office:value="46.4" calcext:value-type="float">
            <text:p>46.4</text:p>
          </table:table-cell>
          <table:table-cell table:style-name="ce46" table:formula="of:=MAX([$hors.$E$4] - [.$C5]/2; 0)*MAX(1 - [.$D5]/200;0)" office:value-type="float" office:value="58.4" calcext:value-type="float">
            <text:p>58.4</text:p>
          </table:table-cell>
          <table:table-cell table:style-name="ce46" table:formula="of:=MAX([$hors.$E$5] - [.$C5]/2; 0)*MAX(1 - [.$D5]/200;0)" office:value-type="float" office:value="78.4" calcext:value-type="float">
            <text:p>78.4</text:p>
          </table:table-cell>
          <table:table-cell table:style-name="ce46" table:formula="of:=MAX([$hors.$E$6] - [.$C5]/2; 0)*MAX(1 - [.$D5]/200;0)" office:value-type="float" office:value="98.4" calcext:value-type="float">
            <text:p>98.4</text:p>
          </table:table-cell>
          <table:table-cell table:style-name="ce45"/>
          <table:table-cell table:style-name="ce46" table:formula="of:=MAX([$irgl.$E$3] - [.$C5]; 0)*MAX(1 - [.$D5]/100;0)" office:value-type="float" office:value="99.6" calcext:value-type="float">
            <text:p>99.6</text:p>
          </table:table-cell>
          <table:table-cell table:style-name="ce46" table:formula="of:=MAX([$irgl.$E$4] - [.$C5]; 0)*MAX(1 - [.$D5]/100;0)" office:value-type="float" office:value="114.6" calcext:value-type="float">
            <text:p>114.6</text:p>
          </table:table-cell>
          <table:table-cell table:style-name="ce46" table:formula="of:=MAX([$irgl.$E$5] - [.$C5]; 0)*MAX(1 - [.$D5]/100;0)" office:value-type="float" office:value="135.6" calcext:value-type="float">
            <text:p>135.6</text:p>
          </table:table-cell>
          <table:table-cell table:style-name="ce46" table:formula="of:=MAX([$irgl.$E$6] - [.$C5]; 0)*MAX(1 - [.$D5]/100;0)" office:value-type="float" office:value="159.6" calcext:value-type="float">
            <text:p>159.6</text:p>
          </table:table-cell>
          <table:table-cell table:style-name="ce45"/>
          <table:table-cell table:style-name="ce46" table:formula="of:=MAX([$sngl.$E$3]; 0)*MAX(1 - [.$D5]/100;0)" office:value-type="float" office:value="72" calcext:value-type="float">
            <text:p>72.0</text:p>
          </table:table-cell>
          <table:table-cell table:style-name="ce46" table:formula="of:=MAX([$sngl.$E$4]; 0)*MAX(1 - [.$D5]/100;0)" office:value-type="float" office:value="84" calcext:value-type="float">
            <text:p>84.0</text:p>
          </table:table-cell>
          <table:table-cell table:style-name="ce46" table:formula="of:=MAX([$sngl.$E$5]; 0)*MAX(1 - [.$D5]/100;0)" office:value-type="float" office:value="102" calcext:value-type="float">
            <text:p>102.0</text:p>
          </table:table-cell>
          <table:table-cell table:style-name="ce46" table:formula="of:=MAX([$sngl.$E$6]; 0)*MAX(1 - [.$D5]/100;0)" office:value-type="float" office:value="120" calcext:value-type="float">
            <text:p>120.0</text:p>
          </table:table-cell>
          <table:table-cell table:number-columns-repeated="163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table:formula="of:=([.$B6] + 3 * [.$C6]) / 10 / (1 - [.$D6] * 0.006) *POWER([.$E6]; 0.75) * [.$C$14] / 13" office:value-type="float" office:value="131.364557626298" calcext:value-type="float">
            <text:p>131.4</text:p>
          </table:table-cell>
          <table:table-cell table:style-name="ce5" office:value-type="float" office:value="6" calcext:value-type="float">
            <text:p>6.0</text:p>
          </table:table-cell>
          <table:table-cell table:style-name="ce7" table:formula="of:=COM.MICROSOFT.CEILING.MATH(LN(MAX([.$G6]*4;1))^2.5+1)" office:value-type="float" office:value="20" calcext:value-type="float">
            <text:p>20</text:p>
          </table:table-cell>
          <table:table-cell table:style-name="ce7" table:formula="of:=COM.MICROSOFT.CEILING.MATH(LN(MAX([.$G6]*3.5;1))^2.5+1)" office:value-type="float" office:value="18" calcext:value-type="float">
            <text:p>18</text:p>
          </table:table-cell>
          <table:table-cell table:style-name="ce7" table:formula="of:=COM.MICROSOFT.CEILING.MATH(LN(MAX([.$G6]*3;1))^2.5+1)" office:value-type="float" office:value="16" calcext:value-type="float">
            <text:p>16</text:p>
          </table:table-cell>
          <table:table-cell table:style-name="ce7" table:formula="of:=COM.MICROSOFT.CEILING.MATH(LN(MAX([.$G6]*2.5;1))^2.5+1)" office:value-type="float" office:value="14" calcext:value-type="float">
            <text:p>14</text:p>
          </table:table-cell>
          <table:table-cell/>
          <table:table-cell table:style-name="ce5"/>
          <table:table-cell table:style-name="ce43" table:formula="of:=MAX([$Sword.E$2] - [.$C6]; 0)*[$Sword.$F$2]" office:value-type="float" office:value="18" calcext:value-type="float">
            <text:p>18.0</text:p>
          </table:table-cell>
          <table:table-cell table:style-name="ce43" table:formula="of:=MAX([$Sword.E$3] - [.$C6]; 0)*[$Sword.$F$3]" office:value-type="float" office:value="40.875" calcext:value-type="float">
            <text:p>40.9</text:p>
          </table:table-cell>
          <table:table-cell table:style-name="ce43" table:formula="of:=MAX([$Sword.E$4] - [.$C6]; 0)*[$Sword.$F$4]" office:value-type="float" office:value="66.9375" calcext:value-type="float">
            <text:p>66.9</text:p>
          </table:table-cell>
          <table:table-cell table:style-name="ce43" table:formula="of:=MAX([$Sword.E$5] - [.$C6]; 0)*[$Sword.$F$5]" office:value-type="float" office:value="96.75" calcext:value-type="float">
            <text:p>96.8</text:p>
          </table:table-cell>
          <table:table-cell table:style-name="ce43" table:formula="of:=MAX([$Sword.E$6] - [.$C6]; 0)*[$Sword.$F$6]" office:value-type="float" office:value="132" calcext:value-type="float">
            <text:p>132.0</text:p>
          </table:table-cell>
          <table:table-cell table:style-name="ce43" table:formula="of:=MAX([$Sword.E$7] - [.$C6]; 0)*[$Sword.$F$7]" office:value-type="float" office:value="169.6875" calcext:value-type="float">
            <text:p>169.7</text:p>
          </table:table-cell>
          <table:table-cell table:style-name="ce43" table:formula="of:=MAX([$Sword.E$8] - [.$C6]; 0)*[$Sword.$F$8]" office:value-type="float" office:value="210.375" calcext:value-type="float">
            <text:p>210.4</text:p>
          </table:table-cell>
          <table:table-cell table:style-name="ce43" table:formula="of:=MAX([$Sword.E$9] - [.$C6]; 0)*[$Sword.$F$9]" office:value-type="float" office:value="31.5" calcext:value-type="float">
            <text:p>31.5</text:p>
          </table:table-cell>
          <table:table-cell table:style-name="ce44"/>
          <table:table-cell table:style-name="ce43" table:formula="of:=MAX([$Axe.E$2] - [.$C6]/2; 0)*MAX(1 - [.$D6]/200;0)*[$Axe.$F$2]" office:value-type="float" office:value="68.48" calcext:value-type="float">
            <text:p>68.5</text:p>
          </table:table-cell>
          <table:table-cell table:style-name="ce43" table:formula="of:=MAX([$Axe.E$3] - [.$C6]/2; 0)*MAX(1 - [.$D6]/200;0)*[$Axe.$F$3]" office:value-type="float" office:value="90.88" calcext:value-type="float">
            <text:p>90.9</text:p>
          </table:table-cell>
          <table:table-cell table:style-name="ce43" table:formula="of:=MAX([$Axe.E$4] - [.$C6]/2; 0)*MAX(1 - [.$D6]/200;0)*[$Axe.$F$4]" office:value-type="float" office:value="116.32" calcext:value-type="float">
            <text:p>116.3</text:p>
          </table:table-cell>
          <table:table-cell table:style-name="ce43" table:formula="of:=MAX([$Axe.E$5] - [.$C6]/2; 0)*MAX(1 - [.$D6]/200;0)*[$Axe.$F$5]" office:value-type="float" office:value="145.76" calcext:value-type="float">
            <text:p>145.8</text:p>
          </table:table-cell>
          <table:table-cell table:style-name="ce43" table:formula="of:=MAX([$Axe.E$6] - [.$C6]/2; 0)*MAX(1 - [.$D6]/200;0)*[$Axe.$F$6]" office:value-type="float" office:value="177.44" calcext:value-type="float">
            <text:p>177.4</text:p>
          </table:table-cell>
          <table:table-cell table:style-name="ce43" table:formula="of:=MAX([$Axe.E$7] - [.$C6]/2; 0)*MAX(1 - [.$D6]/200;0)*[$Axe.$F$7]" office:value-type="float" office:value="212.48" calcext:value-type="float">
            <text:p>212.5</text:p>
          </table:table-cell>
          <table:table-cell table:style-name="ce44"/>
          <table:table-cell table:style-name="ce43" table:formula="of:=MAX([$Scythe.D$2]; 0)*MAX(1 - [.$D6]/100;0)*[$Scythe.$F$2]" office:value-type="float" office:value="55.2" calcext:value-type="float">
            <text:p>55.2</text:p>
          </table:table-cell>
          <table:table-cell table:style-name="ce43" table:formula="of:=MAX([$Scythe.D$3]; 0)*MAX(1 - [.$D6]/100;0)*[$Scythe.$F$3]" office:value-type="float" office:value="73.2" calcext:value-type="float">
            <text:p>73.2</text:p>
          </table:table-cell>
          <table:table-cell table:style-name="ce43" table:formula="of:=MAX([$Scythe.D$4]; 0)*MAX(1 - [.$D6]/100;0)*[$Scythe.$F$4]" office:value-type="float" office:value="93.6" calcext:value-type="float">
            <text:p>93.6</text:p>
          </table:table-cell>
          <table:table-cell table:style-name="ce43" table:formula="of:=MAX([$Scythe.D$5]; 0)*MAX(1 - [.$D6]/100;0)*[$Scythe.$F$5]" office:value-type="float" office:value="117.6" calcext:value-type="float">
            <text:p>117.6</text:p>
          </table:table-cell>
          <table:table-cell table:style-name="ce43" table:formula="of:=MAX([$Scythe.D$6]; 0)*MAX(1 - [.$D6]/100;0)*[$Scythe.$F$6]" office:value-type="float" office:value="144" calcext:value-type="float">
            <text:p>144.0</text:p>
          </table:table-cell>
          <table:table-cell table:style-name="ce43" table:formula="of:=MAX([$Scythe.D$7]; 0)*MAX(1 - [.$D6]/100;0)*[$Scythe.$F$7]" office:value-type="float" office:value="172.8" calcext:value-type="float">
            <text:p>172.8</text:p>
          </table:table-cell>
          <table:table-cell table:style-name="ce43" table:formula="of:=MAX([$Scythe.D$8]; 0)*MAX(1 - [.$D6]/100;0)*[$Scythe.$F$8]" office:value-type="float" office:value="45.6" calcext:value-type="float">
            <text:p>45.6</text:p>
          </table:table-cell>
          <table:table-cell table:style-name="ce43" table:formula="of:=MAX([$Scythe.D$9]; 0)*MAX(1 - [.$D6]/100;0)*[$Scythe.$F$9]" office:value-type="float" office:value="52.8" calcext:value-type="float">
            <text:p>52.8</text:p>
          </table:table-cell>
          <table:table-cell table:style-name="ce43" table:formula="of:=MAX([$Scythe.D$10]; 0)*MAX(1 - [.$D6]/100;0)*[$Scythe.$F$10]" office:value-type="float" office:value="60" calcext:value-type="float">
            <text:p>60.0</text:p>
          </table:table-cell>
          <table:table-cell table:style-name="ce44"/>
          <table:table-cell table:style-name="ce44" table:formula="of:=MAX([$Staff.E$2]; 0)*[$Staff.$F$2]" office:value-type="float" office:value="73.6" calcext:value-type="float">
            <text:p>73.6</text:p>
          </table:table-cell>
          <table:table-cell table:style-name="ce44" table:formula="of:=MAX([$Staff.E$3]; 0)*[$Staff.$F$3]" office:value-type="float" office:value="100" calcext:value-type="float">
            <text:p>100</text:p>
          </table:table-cell>
          <table:table-cell table:style-name="ce44" table:formula="of:=MAX([$Staff.E$4]; 0)*[$Staff.$F$4]" office:value-type="float" office:value="128" calcext:value-type="float">
            <text:p>128</text:p>
          </table:table-cell>
          <table:table-cell table:style-name="ce44" table:formula="of:=MAX([$Staff.E$5]; 0)*[$Staff.$F$5]" office:value-type="float" office:value="160.8" calcext:value-type="float">
            <text:p>160.8</text:p>
          </table:table-cell>
          <table:table-cell table:style-name="ce44" table:formula="of:=MAX([$Staff.E$6]; 0)*[$Staff.$F$6]" office:value-type="float" office:value="196" calcext:value-type="float">
            <text:p>196</text:p>
          </table:table-cell>
          <table:table-cell table:style-name="ce44" table:formula="of:=MAX([$Staff.E$7]; 0)*[$Staff.$F$7]" office:value-type="float" office:value="235.2" calcext:value-type="float">
            <text:p>235.2</text:p>
          </table:table-cell>
          <table:table-cell table:style-name="ce44"/>
          <table:table-cell table:style-name="ce43" table:formula="of:=MAX([$Bow.E$2] - [.$C6]; 0)*MAX(1 - [.$D6]/100;0)*[$Bow.$F$2]" office:value-type="float" office:value="50.4061850199398" calcext:value-type="float">
            <text:p>50.4</text:p>
          </table:table-cell>
          <table:table-cell table:style-name="ce43" table:formula="of:=MAX([$Bow.E$3] - [.$C6]; 0)*MAX(1 - [.$D6]/100;0)*[$Bow.$F$3]" office:value-type="float" office:value="71.1210302049204" calcext:value-type="float">
            <text:p>71.1</text:p>
          </table:table-cell>
          <table:table-cell table:style-name="ce43" table:formula="of:=MAX([$Bow.E$4] - [.$C6]; 0)*MAX(1 - [.$D6]/100;0)*[$Bow.$F$4]" office:value-type="float" office:value="89.5342259249032" calcext:value-type="float">
            <text:p>89.5</text:p>
          </table:table-cell>
          <table:table-cell table:style-name="ce43" table:formula="of:=MAX([$Bow.E$5] - [.$C6]; 0)*MAX(1 - [.$D6]/100;0)*[$Bow.$F$5]" office:value-type="float" office:value="114.85237003988" calcext:value-type="float">
            <text:p>114.9</text:p>
          </table:table-cell>
          <table:table-cell table:style-name="ce43" table:formula="of:=MAX([$Bow.E$6] - [.$C6]; 0)*MAX(1 - [.$D6]/100;0)*[$Bow.$F$6]" office:value-type="float" office:value="140.170514154856" calcext:value-type="float">
            <text:p>140.2</text:p>
          </table:table-cell>
          <table:table-cell table:style-name="ce43" table:formula="of:=MAX([$Bow.E$7] - [.$C6]; 0)*MAX(1 - [.$D6]/100;0)*[$Bow.$F$7]" office:value-type="float" office:value="170.091957199828" calcext:value-type="float">
            <text:p>170.1</text:p>
          </table:table-cell>
          <table:table-cell table:style-name="ce44"/>
          <table:table-cell table:style-name="ce43" table:formula="of:=MAX([$Crossbow.E$2] - [.$C6]/2; 0)*MAX(1 - [.$D6]/200;0)*[$Crossbow.$F$2]" office:value-type="float" office:value="72.76" calcext:value-type="float">
            <text:p>72.8</text:p>
          </table:table-cell>
          <table:table-cell table:style-name="ce43" table:formula="of:=MAX([$Crossbow.E$3] - [.$C6]/2; 0)*MAX(1 - [.$D6]/200;0)*[$Crossbow.$F$3]" office:value-type="float" office:value="96.56" calcext:value-type="float">
            <text:p>96.6</text:p>
          </table:table-cell>
          <table:table-cell table:style-name="ce43" table:formula="of:=MAX([$Crossbow.E$4] - [.$C6]/2; 0)*MAX(1 - [.$D6]/200;0)*[$Crossbow.$F$4]" office:value-type="float" office:value="123.896" calcext:value-type="float">
            <text:p>123.9</text:p>
          </table:table-cell>
          <table:table-cell table:style-name="ce43" table:formula="of:=MAX([$Crossbow.E$5] - [.$C6]/2; 0)*MAX(1 - [.$D6]/200;0)*[$Crossbow.$F$5]" office:value-type="float" office:value="154.36" calcext:value-type="float">
            <text:p>154.4</text:p>
          </table:table-cell>
          <table:table-cell table:style-name="ce43" table:formula="of:=MAX([$Crossbow.E$6] - [.$C6]/2; 0)*MAX(1 - [.$D6]/200;0)*[$Crossbow.$F$6]" office:value-type="float" office:value="188.7816" calcext:value-type="float">
            <text:p>188.8</text:p>
          </table:table-cell>
          <table:table-cell table:style-name="ce43" table:formula="of:=MAX([$Crossbow.E$7] - [.$C6]/2; 0)*MAX(1 - [.$D6]/200;0)*[$Crossbow.$F$7]" office:value-type="float" office:value="225.74096" calcext:value-type="float">
            <text:p>225.7</text:p>
          </table:table-cell>
          <table:table-cell table:number-columns-repeated="2"/>
          <table:table-cell table:style-name="ce45" table:formula="of:=MAX([$doge.E$3] - [.$C6]; 0)" office:value-type="float" office:value="0" calcext:value-type="float">
            <text:p>0</text:p>
          </table:table-cell>
          <table:table-cell table:style-name="ce45" table:formula="of:=MAX([$doge.$E$4] - [.$C6]; 0)" office:value-type="float" office:value="0" calcext:value-type="float">
            <text:p>0</text:p>
          </table:table-cell>
          <table:table-cell table:style-name="ce45" table:formula="of:=MAX([$doge.$E$5] - [.$C6]; 0)" office:value-type="float" office:value="4" calcext:value-type="float">
            <text:p>4</text:p>
          </table:table-cell>
          <table:table-cell table:style-name="ce45" table:formula="of:=MAX([$doge.$E$6] - [.$C6]; 0)" office:value-type="float" office:value="9" calcext:value-type="float">
            <text:p>9</text:p>
          </table:table-cell>
          <table:table-cell table:style-name="ce45" table:formula="of:=MAX([$doge.$E$7] - [.$C6]; 0)" office:value-type="float" office:value="14" calcext:value-type="float">
            <text:p>14</text:p>
          </table:table-cell>
          <table:table-cell table:style-name="ce45"/>
          <table:table-cell table:style-name="ce46" table:formula="of:=MAX([$hors.$E$3] - [.$C6]/2; 0)*MAX(1 - [.$D6]/200;0)" office:value-type="float" office:value="45.6" calcext:value-type="float">
            <text:p>45.6</text:p>
          </table:table-cell>
          <table:table-cell table:style-name="ce46" table:formula="of:=MAX([$hors.$E$4] - [.$C6]/2; 0)*MAX(1 - [.$D6]/200;0)" office:value-type="float" office:value="57.6" calcext:value-type="float">
            <text:p>57.6</text:p>
          </table:table-cell>
          <table:table-cell table:style-name="ce46" table:formula="of:=MAX([$hors.$E$5] - [.$C6]/2; 0)*MAX(1 - [.$D6]/200;0)" office:value-type="float" office:value="77.6" calcext:value-type="float">
            <text:p>77.6</text:p>
          </table:table-cell>
          <table:table-cell table:style-name="ce46" table:formula="of:=MAX([$hors.$E$6] - [.$C6]/2; 0)*MAX(1 - [.$D6]/200;0)" office:value-type="float" office:value="97.6" calcext:value-type="float">
            <text:p>97.6</text:p>
          </table:table-cell>
          <table:table-cell table:style-name="ce45"/>
          <table:table-cell table:style-name="ce46" table:formula="of:=MAX([$irgl.$E$3] - [.$C6]; 0)*MAX(1 - [.$D6]/100;0)" office:value-type="float" office:value="98.4" calcext:value-type="float">
            <text:p>98.4</text:p>
          </table:table-cell>
          <table:table-cell table:style-name="ce46" table:formula="of:=MAX([$irgl.$E$4] - [.$C6]; 0)*MAX(1 - [.$D6]/100;0)" office:value-type="float" office:value="113.4" calcext:value-type="float">
            <text:p>113.4</text:p>
          </table:table-cell>
          <table:table-cell table:style-name="ce46" table:formula="of:=MAX([$irgl.$E$5] - [.$C6]; 0)*MAX(1 - [.$D6]/100;0)" office:value-type="float" office:value="134.4" calcext:value-type="float">
            <text:p>134.4</text:p>
          </table:table-cell>
          <table:table-cell table:style-name="ce46" table:formula="of:=MAX([$irgl.$E$6] - [.$C6]; 0)*MAX(1 - [.$D6]/100;0)" office:value-type="float" office:value="158.4" calcext:value-type="float">
            <text:p>158.4</text:p>
          </table:table-cell>
          <table:table-cell table:style-name="ce45"/>
          <table:table-cell table:style-name="ce46" table:formula="of:=MAX([$sngl.$E$3]; 0)*MAX(1 - [.$D6]/100;0)" office:value-type="float" office:value="72" calcext:value-type="float">
            <text:p>72.0</text:p>
          </table:table-cell>
          <table:table-cell table:style-name="ce46" table:formula="of:=MAX([$sngl.$E$4]; 0)*MAX(1 - [.$D6]/100;0)" office:value-type="float" office:value="84" calcext:value-type="float">
            <text:p>84.0</text:p>
          </table:table-cell>
          <table:table-cell table:style-name="ce46" table:formula="of:=MAX([$sngl.$E$5]; 0)*MAX(1 - [.$D6]/100;0)" office:value-type="float" office:value="102" calcext:value-type="float">
            <text:p>102.0</text:p>
          </table:table-cell>
          <table:table-cell table:style-name="ce46" table:formula="of:=MAX([$sngl.$E$6]; 0)*MAX(1 - [.$D6]/100;0)" office:value-type="float" office:value="120" calcext:value-type="float">
            <text:p>120.0</text:p>
          </table:table-cell>
          <table:table-cell table:number-columns-repeated="1630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0" calcext:value-type="float">
            <text:p>33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style-name="ce5" table:formula="of:=([.$B7] + 3 * [.$C7]) / 10 / (1 - [.$D7] * 0.006) *POWER([.$E7]; 0.75) * [.$C$14] / 13" office:value-type="float" office:value="170.759294502575" calcext:value-type="float">
            <text:p>170.8</text:p>
          </table:table-cell>
          <table:table-cell table:style-name="ce5" office:value-type="float" office:value="8.5" calcext:value-type="float">
            <text:p>8.5</text:p>
          </table:table-cell>
          <table:table-cell table:style-name="ce7" table:formula="of:=COM.MICROSOFT.CEILING.MATH(LN(MAX([.$G7]*4;1))^2.5+1)" office:value-type="float" office:value="25" calcext:value-type="float">
            <text:p>25</text:p>
          </table:table-cell>
          <table:table-cell table:style-name="ce7" table:formula="of:=COM.MICROSOFT.CEILING.MATH(LN(MAX([.$G7]*3.5;1))^2.5+1)" office:value-type="float" office:value="23" calcext:value-type="float">
            <text:p>23</text:p>
          </table:table-cell>
          <table:table-cell table:style-name="ce7" table:formula="of:=COM.MICROSOFT.CEILING.MATH(LN(MAX([.$G7]*3;1))^2.5+1)" office:value-type="float" office:value="20" calcext:value-type="float">
            <text:p>20</text:p>
          </table:table-cell>
          <table:table-cell table:style-name="ce7" table:formula="of:=COM.MICROSOFT.CEILING.MATH(LN(MAX([.$G7]*2.5;1))^2.5+1)" office:value-type="float" office:value="18" calcext:value-type="float">
            <text:p>18</text:p>
          </table:table-cell>
          <table:table-cell/>
          <table:table-cell table:style-name="ce5"/>
          <table:table-cell table:style-name="ce43" table:formula="of:=MAX([$Sword.E$2] - [.$C7]; 0)*[$Sword.$F$2]" office:value-type="float" office:value="18" calcext:value-type="float">
            <text:p>18.0</text:p>
          </table:table-cell>
          <table:table-cell table:style-name="ce43" table:formula="of:=MAX([$Sword.E$3] - [.$C7]; 0)*[$Sword.$F$3]" office:value-type="float" office:value="40.875" calcext:value-type="float">
            <text:p>40.9</text:p>
          </table:table-cell>
          <table:table-cell table:style-name="ce43" table:formula="of:=MAX([$Sword.E$4] - [.$C7]; 0)*[$Sword.$F$4]" office:value-type="float" office:value="66.9375" calcext:value-type="float">
            <text:p>66.9</text:p>
          </table:table-cell>
          <table:table-cell table:style-name="ce43" table:formula="of:=MAX([$Sword.E$5] - [.$C7]; 0)*[$Sword.$F$5]" office:value-type="float" office:value="96.75" calcext:value-type="float">
            <text:p>96.8</text:p>
          </table:table-cell>
          <table:table-cell table:style-name="ce43" table:formula="of:=MAX([$Sword.E$6] - [.$C7]; 0)*[$Sword.$F$6]" office:value-type="float" office:value="132" calcext:value-type="float">
            <text:p>132.0</text:p>
          </table:table-cell>
          <table:table-cell table:style-name="ce43" table:formula="of:=MAX([$Sword.E$7] - [.$C7]; 0)*[$Sword.$F$7]" office:value-type="float" office:value="169.6875" calcext:value-type="float">
            <text:p>169.7</text:p>
          </table:table-cell>
          <table:table-cell table:style-name="ce43" table:formula="of:=MAX([$Sword.E$8] - [.$C7]; 0)*[$Sword.$F$8]" office:value-type="float" office:value="210.375" calcext:value-type="float">
            <text:p>210.4</text:p>
          </table:table-cell>
          <table:table-cell table:style-name="ce43" table:formula="of:=MAX([$Sword.E$9] - [.$C7]; 0)*[$Sword.$F$9]" office:value-type="float" office:value="31.5" calcext:value-type="float">
            <text:p>31.5</text:p>
          </table:table-cell>
          <table:table-cell table:style-name="ce44"/>
          <table:table-cell table:style-name="ce43" table:formula="of:=MAX([$Axe.E$2] - [.$C7]/2; 0)*MAX(1 - [.$D7]/200;0)*[$Axe.$F$2]" office:value-type="float" office:value="67.196" calcext:value-type="float">
            <text:p>67.2</text:p>
          </table:table-cell>
          <table:table-cell table:style-name="ce43" table:formula="of:=MAX([$Axe.E$3] - [.$C7]/2; 0)*MAX(1 - [.$D7]/200;0)*[$Axe.$F$3]" office:value-type="float" office:value="89.176" calcext:value-type="float">
            <text:p>89.2</text:p>
          </table:table-cell>
          <table:table-cell table:style-name="ce43" table:formula="of:=MAX([$Axe.E$4] - [.$C7]/2; 0)*MAX(1 - [.$D7]/200;0)*[$Axe.$F$4]" office:value-type="float" office:value="114.139" calcext:value-type="float">
            <text:p>114.1</text:p>
          </table:table-cell>
          <table:table-cell table:style-name="ce43" table:formula="of:=MAX([$Axe.E$5] - [.$C7]/2; 0)*MAX(1 - [.$D7]/200;0)*[$Axe.$F$5]" office:value-type="float" office:value="143.027" calcext:value-type="float">
            <text:p>143.0</text:p>
          </table:table-cell>
          <table:table-cell table:style-name="ce43" table:formula="of:=MAX([$Axe.E$6] - [.$C7]/2; 0)*MAX(1 - [.$D7]/200;0)*[$Axe.$F$6]" office:value-type="float" office:value="174.113" calcext:value-type="float">
            <text:p>174.1</text:p>
          </table:table-cell>
          <table:table-cell table:style-name="ce43" table:formula="of:=MAX([$Axe.E$7] - [.$C7]/2; 0)*MAX(1 - [.$D7]/200;0)*[$Axe.$F$7]" office:value-type="float" office:value="208.496" calcext:value-type="float">
            <text:p>208.5</text:p>
          </table:table-cell>
          <table:table-cell table:style-name="ce44"/>
          <table:table-cell table:style-name="ce43" table:formula="of:=MAX([$Scythe.D$2]; 0)*MAX(1 - [.$D7]/100;0)*[$Scythe.$F$2]" office:value-type="float" office:value="52.44" calcext:value-type="float">
            <text:p>52.4</text:p>
          </table:table-cell>
          <table:table-cell table:style-name="ce43" table:formula="of:=MAX([$Scythe.D$3]; 0)*MAX(1 - [.$D7]/100;0)*[$Scythe.$F$3]" office:value-type="float" office:value="69.54" calcext:value-type="float">
            <text:p>69.5</text:p>
          </table:table-cell>
          <table:table-cell table:style-name="ce43" table:formula="of:=MAX([$Scythe.D$4]; 0)*MAX(1 - [.$D7]/100;0)*[$Scythe.$F$4]" office:value-type="float" office:value="88.92" calcext:value-type="float">
            <text:p>88.9</text:p>
          </table:table-cell>
          <table:table-cell table:style-name="ce43" table:formula="of:=MAX([$Scythe.D$5]; 0)*MAX(1 - [.$D7]/100;0)*[$Scythe.$F$5]" office:value-type="float" office:value="111.72" calcext:value-type="float">
            <text:p>111.7</text:p>
          </table:table-cell>
          <table:table-cell table:style-name="ce43" table:formula="of:=MAX([$Scythe.D$6]; 0)*MAX(1 - [.$D7]/100;0)*[$Scythe.$F$6]" office:value-type="float" office:value="136.8" calcext:value-type="float">
            <text:p>136.8</text:p>
          </table:table-cell>
          <table:table-cell table:style-name="ce43" table:formula="of:=MAX([$Scythe.D$7]; 0)*MAX(1 - [.$D7]/100;0)*[$Scythe.$F$7]" office:value-type="float" office:value="164.16" calcext:value-type="float">
            <text:p>164.2</text:p>
          </table:table-cell>
          <table:table-cell table:style-name="ce43" table:formula="of:=MAX([$Scythe.D$8]; 0)*MAX(1 - [.$D7]/100;0)*[$Scythe.$F$8]" office:value-type="float" office:value="43.32" calcext:value-type="float">
            <text:p>43.3</text:p>
          </table:table-cell>
          <table:table-cell table:style-name="ce43" table:formula="of:=MAX([$Scythe.D$9]; 0)*MAX(1 - [.$D7]/100;0)*[$Scythe.$F$9]" office:value-type="float" office:value="50.16" calcext:value-type="float">
            <text:p>50.2</text:p>
          </table:table-cell>
          <table:table-cell table:style-name="ce43" table:formula="of:=MAX([$Scythe.D$10]; 0)*MAX(1 - [.$D7]/100;0)*[$Scythe.$F$10]" office:value-type="float" office:value="57" calcext:value-type="float">
            <text:p>57.0</text:p>
          </table:table-cell>
          <table:table-cell table:style-name="ce44"/>
          <table:table-cell table:style-name="ce44" table:formula="of:=MAX([$Staff.E$2]; 0)*[$Staff.$F$2]" office:value-type="float" office:value="73.6" calcext:value-type="float">
            <text:p>73.6</text:p>
          </table:table-cell>
          <table:table-cell table:style-name="ce44" table:formula="of:=MAX([$Staff.E$3]; 0)*[$Staff.$F$3]" office:value-type="float" office:value="100" calcext:value-type="float">
            <text:p>100</text:p>
          </table:table-cell>
          <table:table-cell table:style-name="ce44" table:formula="of:=MAX([$Staff.E$4]; 0)*[$Staff.$F$4]" office:value-type="float" office:value="128" calcext:value-type="float">
            <text:p>128</text:p>
          </table:table-cell>
          <table:table-cell table:style-name="ce44" table:formula="of:=MAX([$Staff.E$5]; 0)*[$Staff.$F$5]" office:value-type="float" office:value="160.8" calcext:value-type="float">
            <text:p>160.8</text:p>
          </table:table-cell>
          <table:table-cell table:style-name="ce44" table:formula="of:=MAX([$Staff.E$6]; 0)*[$Staff.$F$6]" office:value-type="float" office:value="196" calcext:value-type="float">
            <text:p>196</text:p>
          </table:table-cell>
          <table:table-cell table:style-name="ce44" table:formula="of:=MAX([$Staff.E$7]; 0)*[$Staff.$F$7]" office:value-type="float" office:value="235.2" calcext:value-type="float">
            <text:p>235.2</text:p>
          </table:table-cell>
          <table:table-cell table:style-name="ce44"/>
          <table:table-cell table:style-name="ce43" table:formula="of:=MAX([$Bow.E$2] - [.$C7]; 0)*MAX(1 - [.$D7]/100;0)*[$Bow.$F$2]" office:value-type="float" office:value="47.8858757689428" calcext:value-type="float">
            <text:p>47.9</text:p>
          </table:table-cell>
          <table:table-cell table:style-name="ce43" table:formula="of:=MAX([$Bow.E$3] - [.$C7]; 0)*MAX(1 - [.$D7]/100;0)*[$Bow.$F$3]" office:value-type="float" office:value="67.5649786946744" calcext:value-type="float">
            <text:p>67.6</text:p>
          </table:table-cell>
          <table:table-cell table:style-name="ce43" table:formula="of:=MAX([$Bow.E$4] - [.$C7]; 0)*MAX(1 - [.$D7]/100;0)*[$Bow.$F$4]" office:value-type="float" office:value="85.0575146286581" calcext:value-type="float">
            <text:p>85.1</text:p>
          </table:table-cell>
          <table:table-cell table:style-name="ce43" table:formula="of:=MAX([$Bow.E$5] - [.$C7]; 0)*MAX(1 - [.$D7]/100;0)*[$Bow.$F$5]" office:value-type="float" office:value="109.109751537886" calcext:value-type="float">
            <text:p>109.1</text:p>
          </table:table-cell>
          <table:table-cell table:style-name="ce43" table:formula="of:=MAX([$Bow.E$6] - [.$C7]; 0)*MAX(1 - [.$D7]/100;0)*[$Bow.$F$6]" office:value-type="float" office:value="133.161988447113" calcext:value-type="float">
            <text:p>133.2</text:p>
          </table:table-cell>
          <table:table-cell table:style-name="ce43" table:formula="of:=MAX([$Bow.E$7] - [.$C7]; 0)*MAX(1 - [.$D7]/100;0)*[$Bow.$F$7]" office:value-type="float" office:value="161.587359339837" calcext:value-type="float">
            <text:p>161.6</text:p>
          </table:table-cell>
          <table:table-cell table:style-name="ce44"/>
          <table:table-cell table:style-name="ce43" table:formula="of:=MAX([$Crossbow.E$2] - [.$C7]/2; 0)*MAX(1 - [.$D7]/200;0)*[$Crossbow.$F$2]" office:value-type="float" office:value="71.39575" calcext:value-type="float">
            <text:p>71.4</text:p>
          </table:table-cell>
          <table:table-cell table:style-name="ce43" table:formula="of:=MAX([$Crossbow.E$3] - [.$C7]/2; 0)*MAX(1 - [.$D7]/200;0)*[$Crossbow.$F$3]" office:value-type="float" office:value="94.7495" calcext:value-type="float">
            <text:p>94.7</text:p>
          </table:table-cell>
          <table:table-cell table:style-name="ce43" table:formula="of:=MAX([$Crossbow.E$4] - [.$C7]/2; 0)*MAX(1 - [.$D7]/200;0)*[$Crossbow.$F$4]" office:value-type="float" office:value="121.57295" calcext:value-type="float">
            <text:p>121.6</text:p>
          </table:table-cell>
          <table:table-cell table:style-name="ce43" table:formula="of:=MAX([$Crossbow.E$5] - [.$C7]/2; 0)*MAX(1 - [.$D7]/200;0)*[$Crossbow.$F$5]" office:value-type="float" office:value="151.46575" calcext:value-type="float">
            <text:p>151.5</text:p>
          </table:table-cell>
          <table:table-cell table:style-name="ce43" table:formula="of:=MAX([$Crossbow.E$6] - [.$C7]/2; 0)*MAX(1 - [.$D7]/200;0)*[$Crossbow.$F$6]" office:value-type="float" office:value="185.241945" calcext:value-type="float">
            <text:p>185.2</text:p>
          </table:table-cell>
          <table:table-cell table:style-name="ce43" table:formula="of:=MAX([$Crossbow.E$7] - [.$C7]/2; 0)*MAX(1 - [.$D7]/200;0)*[$Crossbow.$F$7]" office:value-type="float" office:value="221.508317" calcext:value-type="float">
            <text:p>221.5</text:p>
          </table:table-cell>
          <table:table-cell table:number-columns-repeated="2"/>
          <table:table-cell table:style-name="ce45" table:formula="of:=MAX([$doge.E$3] - [.$C7]; 0)" office:value-type="float" office:value="0" calcext:value-type="float">
            <text:p>0</text:p>
          </table:table-cell>
          <table:table-cell table:style-name="ce45" table:formula="of:=MAX([$doge.$E$4] - [.$C7]; 0)" office:value-type="float" office:value="0" calcext:value-type="float">
            <text:p>0</text:p>
          </table:table-cell>
          <table:table-cell table:style-name="ce45" table:formula="of:=MAX([$doge.$E$5] - [.$C7]; 0)" office:value-type="float" office:value="4" calcext:value-type="float">
            <text:p>4</text:p>
          </table:table-cell>
          <table:table-cell table:style-name="ce45" table:formula="of:=MAX([$doge.$E$6] - [.$C7]; 0)" office:value-type="float" office:value="9" calcext:value-type="float">
            <text:p>9</text:p>
          </table:table-cell>
          <table:table-cell table:style-name="ce45" table:formula="of:=MAX([$doge.$E$7] - [.$C7]; 0)" office:value-type="float" office:value="14" calcext:value-type="float">
            <text:p>14</text:p>
          </table:table-cell>
          <table:table-cell table:style-name="ce45"/>
          <table:table-cell table:style-name="ce46" table:formula="of:=MAX([$hors.$E$3] - [.$C7]/2; 0)*MAX(1 - [.$D7]/200;0)" office:value-type="float" office:value="44.745" calcext:value-type="float">
            <text:p>44.7</text:p>
          </table:table-cell>
          <table:table-cell table:style-name="ce46" table:formula="of:=MAX([$hors.$E$4] - [.$C7]/2; 0)*MAX(1 - [.$D7]/200;0)" office:value-type="float" office:value="56.52" calcext:value-type="float">
            <text:p>56.5</text:p>
          </table:table-cell>
          <table:table-cell table:style-name="ce46" table:formula="of:=MAX([$hors.$E$5] - [.$C7]/2; 0)*MAX(1 - [.$D7]/200;0)" office:value-type="float" office:value="76.145" calcext:value-type="float">
            <text:p>76.1</text:p>
          </table:table-cell>
          <table:table-cell table:style-name="ce46" table:formula="of:=MAX([$hors.$E$6] - [.$C7]/2; 0)*MAX(1 - [.$D7]/200;0)" office:value-type="float" office:value="95.77" calcext:value-type="float">
            <text:p>95.8</text:p>
          </table:table-cell>
          <table:table-cell table:style-name="ce45"/>
          <table:table-cell table:style-name="ce46" table:formula="of:=MAX([$irgl.$E$3] - [.$C7]; 0)*MAX(1 - [.$D7]/100;0)" office:value-type="float" office:value="93.48" calcext:value-type="float">
            <text:p>93.5</text:p>
          </table:table-cell>
          <table:table-cell table:style-name="ce46" table:formula="of:=MAX([$irgl.$E$4] - [.$C7]; 0)*MAX(1 - [.$D7]/100;0)" office:value-type="float" office:value="107.73" calcext:value-type="float">
            <text:p>107.7</text:p>
          </table:table-cell>
          <table:table-cell table:style-name="ce46" table:formula="of:=MAX([$irgl.$E$5] - [.$C7]; 0)*MAX(1 - [.$D7]/100;0)" office:value-type="float" office:value="127.68" calcext:value-type="float">
            <text:p>127.7</text:p>
          </table:table-cell>
          <table:table-cell table:style-name="ce46" table:formula="of:=MAX([$irgl.$E$6] - [.$C7]; 0)*MAX(1 - [.$D7]/100;0)" office:value-type="float" office:value="150.48" calcext:value-type="float">
            <text:p>150.5</text:p>
          </table:table-cell>
          <table:table-cell table:style-name="ce45"/>
          <table:table-cell table:style-name="ce46" table:formula="of:=MAX([$sngl.$E$3]; 0)*MAX(1 - [.$D7]/100;0)" office:value-type="float" office:value="68.4" calcext:value-type="float">
            <text:p>68.4</text:p>
          </table:table-cell>
          <table:table-cell table:style-name="ce46" table:formula="of:=MAX([$sngl.$E$4]; 0)*MAX(1 - [.$D7]/100;0)" office:value-type="float" office:value="79.8" calcext:value-type="float">
            <text:p>79.8</text:p>
          </table:table-cell>
          <table:table-cell table:style-name="ce46" table:formula="of:=MAX([$sngl.$E$5]; 0)*MAX(1 - [.$D7]/100;0)" office:value-type="float" office:value="96.9" calcext:value-type="float">
            <text:p>96.9</text:p>
          </table:table-cell>
          <table:table-cell table:style-name="ce46" table:formula="of:=MAX([$sngl.$E$6]; 0)*MAX(1 - [.$D7]/100;0)" office:value-type="float" office:value="114" calcext:value-type="float">
            <text:p>114.0</text:p>
          </table:table-cell>
          <table:table-cell table:number-columns-repeated="1630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table:style-name="ce5" table:formula="of:=([.$B8] + 3 * [.$C8]) / 10 / (1 - [.$D8] * 0.006) *POWER([.$E8]; 0.75) * [.$C$14] / 13" office:value-type="float" office:value="198.487470363106" calcext:value-type="float">
            <text:p>198.5</text:p>
          </table:table-cell>
          <table:table-cell table:style-name="ce5" office:value-type="float" office:value="11" calcext:value-type="float">
            <text:p>11.0</text:p>
          </table:table-cell>
          <table:table-cell table:style-name="ce7" table:formula="of:=COM.MICROSOFT.CEILING.MATH(LN(MAX([.$G8]*4;1))^2.5+1)" office:value-type="float" office:value="29" calcext:value-type="float">
            <text:p>29</text:p>
          </table:table-cell>
          <table:table-cell table:style-name="ce7" table:formula="of:=COM.MICROSOFT.CEILING.MATH(LN(MAX([.$G8]*3.5;1))^2.5+1)" office:value-type="float" office:value="27" calcext:value-type="float">
            <text:p>27</text:p>
          </table:table-cell>
          <table:table-cell table:style-name="ce7" table:formula="of:=COM.MICROSOFT.CEILING.MATH(LN(MAX([.$G8]*3;1))^2.5+1)" office:value-type="float" office:value="24" calcext:value-type="float">
            <text:p>24</text:p>
          </table:table-cell>
          <table:table-cell table:style-name="ce7" table:formula="of:=COM.MICROSOFT.CEILING.MATH(LN(MAX([.$G8]*2.5;1))^2.5+1)" office:value-type="float" office:value="21" calcext:value-type="float">
            <text:p>21</text:p>
          </table:table-cell>
          <table:table-cell/>
          <table:table-cell table:style-name="ce5"/>
          <table:table-cell table:style-name="ce43" table:formula="of:=MAX([$Sword.E$2] - [.$C8]; 0)*[$Sword.$F$2]" office:value-type="float" office:value="15" calcext:value-type="float">
            <text:p>15.0</text:p>
          </table:table-cell>
          <table:table-cell table:style-name="ce43" table:formula="of:=MAX([$Sword.E$3] - [.$C8]; 0)*[$Sword.$F$3]" office:value-type="float" office:value="37.875" calcext:value-type="float">
            <text:p>37.9</text:p>
          </table:table-cell>
          <table:table-cell table:style-name="ce43" table:formula="of:=MAX([$Sword.E$4] - [.$C8]; 0)*[$Sword.$F$4]" office:value-type="float" office:value="63.9375" calcext:value-type="float">
            <text:p>63.9</text:p>
          </table:table-cell>
          <table:table-cell table:style-name="ce43" table:formula="of:=MAX([$Sword.E$5] - [.$C8]; 0)*[$Sword.$F$5]" office:value-type="float" office:value="93.75" calcext:value-type="float">
            <text:p>93.8</text:p>
          </table:table-cell>
          <table:table-cell table:style-name="ce43" table:formula="of:=MAX([$Sword.E$6] - [.$C8]; 0)*[$Sword.$F$6]" office:value-type="float" office:value="129" calcext:value-type="float">
            <text:p>129.0</text:p>
          </table:table-cell>
          <table:table-cell table:style-name="ce43" table:formula="of:=MAX([$Sword.E$7] - [.$C8]; 0)*[$Sword.$F$7]" office:value-type="float" office:value="166.6875" calcext:value-type="float">
            <text:p>166.7</text:p>
          </table:table-cell>
          <table:table-cell table:style-name="ce43" table:formula="of:=MAX([$Sword.E$8] - [.$C8]; 0)*[$Sword.$F$8]" office:value-type="float" office:value="207.375" calcext:value-type="float">
            <text:p>207.4</text:p>
          </table:table-cell>
          <table:table-cell table:style-name="ce43" table:formula="of:=MAX([$Sword.E$9] - [.$C8]; 0)*[$Sword.$F$9]" office:value-type="float" office:value="28.5" calcext:value-type="float">
            <text:p>28.5</text:p>
          </table:table-cell>
          <table:table-cell table:style-name="ce44"/>
          <table:table-cell table:style-name="ce43" table:formula="of:=MAX([$Axe.E$2] - [.$C8]/2; 0)*MAX(1 - [.$D8]/200;0)*[$Axe.$F$2]" office:value-type="float" office:value="66.568" calcext:value-type="float">
            <text:p>66.6</text:p>
          </table:table-cell>
          <table:table-cell table:style-name="ce43" table:formula="of:=MAX([$Axe.E$3] - [.$C8]/2; 0)*MAX(1 - [.$D8]/200;0)*[$Axe.$F$3]" office:value-type="float" office:value="88.548" calcext:value-type="float">
            <text:p>88.5</text:p>
          </table:table-cell>
          <table:table-cell table:style-name="ce43" table:formula="of:=MAX([$Axe.E$4] - [.$C8]/2; 0)*MAX(1 - [.$D8]/200;0)*[$Axe.$F$4]" office:value-type="float" office:value="113.511" calcext:value-type="float">
            <text:p>113.5</text:p>
          </table:table-cell>
          <table:table-cell table:style-name="ce43" table:formula="of:=MAX([$Axe.E$5] - [.$C8]/2; 0)*MAX(1 - [.$D8]/200;0)*[$Axe.$F$5]" office:value-type="float" office:value="142.399" calcext:value-type="float">
            <text:p>142.4</text:p>
          </table:table-cell>
          <table:table-cell table:style-name="ce43" table:formula="of:=MAX([$Axe.E$6] - [.$C8]/2; 0)*MAX(1 - [.$D8]/200;0)*[$Axe.$F$6]" office:value-type="float" office:value="173.485" calcext:value-type="float">
            <text:p>173.5</text:p>
          </table:table-cell>
          <table:table-cell table:style-name="ce43" table:formula="of:=MAX([$Axe.E$7] - [.$C8]/2; 0)*MAX(1 - [.$D8]/200;0)*[$Axe.$F$7]" office:value-type="float" office:value="207.868" calcext:value-type="float">
            <text:p>207.9</text:p>
          </table:table-cell>
          <table:table-cell table:style-name="ce44"/>
          <table:table-cell table:style-name="ce43" table:formula="of:=MAX([$Scythe.D$2]; 0)*MAX(1 - [.$D8]/100;0)*[$Scythe.$F$2]" office:value-type="float" office:value="52.44" calcext:value-type="float">
            <text:p>52.4</text:p>
          </table:table-cell>
          <table:table-cell table:style-name="ce43" table:formula="of:=MAX([$Scythe.D$3]; 0)*MAX(1 - [.$D8]/100;0)*[$Scythe.$F$3]" office:value-type="float" office:value="69.54" calcext:value-type="float">
            <text:p>69.5</text:p>
          </table:table-cell>
          <table:table-cell table:style-name="ce43" table:formula="of:=MAX([$Scythe.D$4]; 0)*MAX(1 - [.$D8]/100;0)*[$Scythe.$F$4]" office:value-type="float" office:value="88.92" calcext:value-type="float">
            <text:p>88.9</text:p>
          </table:table-cell>
          <table:table-cell table:style-name="ce43" table:formula="of:=MAX([$Scythe.D$5]; 0)*MAX(1 - [.$D8]/100;0)*[$Scythe.$F$5]" office:value-type="float" office:value="111.72" calcext:value-type="float">
            <text:p>111.7</text:p>
          </table:table-cell>
          <table:table-cell table:style-name="ce43" table:formula="of:=MAX([$Scythe.D$6]; 0)*MAX(1 - [.$D8]/100;0)*[$Scythe.$F$6]" office:value-type="float" office:value="136.8" calcext:value-type="float">
            <text:p>136.8</text:p>
          </table:table-cell>
          <table:table-cell table:style-name="ce43" table:formula="of:=MAX([$Scythe.D$7]; 0)*MAX(1 - [.$D8]/100;0)*[$Scythe.$F$7]" office:value-type="float" office:value="164.16" calcext:value-type="float">
            <text:p>164.2</text:p>
          </table:table-cell>
          <table:table-cell table:style-name="ce43" table:formula="of:=MAX([$Scythe.D$8]; 0)*MAX(1 - [.$D8]/100;0)*[$Scythe.$F$8]" office:value-type="float" office:value="43.32" calcext:value-type="float">
            <text:p>43.3</text:p>
          </table:table-cell>
          <table:table-cell table:style-name="ce43" table:formula="of:=MAX([$Scythe.D$9]; 0)*MAX(1 - [.$D8]/100;0)*[$Scythe.$F$9]" office:value-type="float" office:value="50.16" calcext:value-type="float">
            <text:p>50.2</text:p>
          </table:table-cell>
          <table:table-cell table:style-name="ce43" table:formula="of:=MAX([$Scythe.D$10]; 0)*MAX(1 - [.$D8]/100;0)*[$Scythe.$F$10]" office:value-type="float" office:value="57" calcext:value-type="float">
            <text:p>57.0</text:p>
          </table:table-cell>
          <table:table-cell table:style-name="ce44"/>
          <table:table-cell table:style-name="ce44" table:formula="of:=MAX([$Staff.E$2]; 0)*[$Staff.$F$2]" office:value-type="float" office:value="73.6" calcext:value-type="float">
            <text:p>73.6</text:p>
          </table:table-cell>
          <table:table-cell table:style-name="ce44" table:formula="of:=MAX([$Staff.E$3]; 0)*[$Staff.$F$3]" office:value-type="float" office:value="100" calcext:value-type="float">
            <text:p>100</text:p>
          </table:table-cell>
          <table:table-cell table:style-name="ce44" table:formula="of:=MAX([$Staff.E$4]; 0)*[$Staff.$F$4]" office:value-type="float" office:value="128" calcext:value-type="float">
            <text:p>128</text:p>
          </table:table-cell>
          <table:table-cell table:style-name="ce44" table:formula="of:=MAX([$Staff.E$5]; 0)*[$Staff.$F$5]" office:value-type="float" office:value="160.8" calcext:value-type="float">
            <text:p>160.8</text:p>
          </table:table-cell>
          <table:table-cell table:style-name="ce44" table:formula="of:=MAX([$Staff.E$6]; 0)*[$Staff.$F$6]" office:value-type="float" office:value="196" calcext:value-type="float">
            <text:p>196</text:p>
          </table:table-cell>
          <table:table-cell table:style-name="ce44" table:formula="of:=MAX([$Staff.E$7]; 0)*[$Staff.$F$7]" office:value-type="float" office:value="235.2" calcext:value-type="float">
            <text:p>235.2</text:p>
          </table:table-cell>
          <table:table-cell table:style-name="ce44"/>
          <table:table-cell table:style-name="ce43" table:formula="of:=MAX([$Bow.E$2] - [.$C8]; 0)*MAX(1 - [.$D8]/100;0)*[$Bow.$F$2]" office:value-type="float" office:value="47.1448757689428" calcext:value-type="float">
            <text:p>47.1</text:p>
          </table:table-cell>
          <table:table-cell table:style-name="ce43" table:formula="of:=MAX([$Bow.E$3] - [.$C8]; 0)*MAX(1 - [.$D8]/100;0)*[$Bow.$F$3]" office:value-type="float" office:value="66.8239786946744" calcext:value-type="float">
            <text:p>66.8</text:p>
          </table:table-cell>
          <table:table-cell table:style-name="ce43" table:formula="of:=MAX([$Bow.E$4] - [.$C8]; 0)*MAX(1 - [.$D8]/100;0)*[$Bow.$F$4]" office:value-type="float" office:value="84.3165146286581" calcext:value-type="float">
            <text:p>84.3</text:p>
          </table:table-cell>
          <table:table-cell table:style-name="ce43" table:formula="of:=MAX([$Bow.E$5] - [.$C8]; 0)*MAX(1 - [.$D8]/100;0)*[$Bow.$F$5]" office:value-type="float" office:value="108.368751537886" calcext:value-type="float">
            <text:p>108.4</text:p>
          </table:table-cell>
          <table:table-cell table:style-name="ce43" table:formula="of:=MAX([$Bow.E$6] - [.$C8]; 0)*MAX(1 - [.$D8]/100;0)*[$Bow.$F$6]" office:value-type="float" office:value="132.420988447113" calcext:value-type="float">
            <text:p>132.4</text:p>
          </table:table-cell>
          <table:table-cell table:style-name="ce43" table:formula="of:=MAX([$Bow.E$7] - [.$C8]; 0)*MAX(1 - [.$D8]/100;0)*[$Bow.$F$7]" office:value-type="float" office:value="160.846359339837" calcext:value-type="float">
            <text:p>160.8</text:p>
          </table:table-cell>
          <table:table-cell table:style-name="ce44"/>
          <table:table-cell table:style-name="ce43" table:formula="of:=MAX([$Crossbow.E$2] - [.$C8]/2; 0)*MAX(1 - [.$D8]/200;0)*[$Crossbow.$F$2]" office:value-type="float" office:value="70.7285" calcext:value-type="float">
            <text:p>70.7</text:p>
          </table:table-cell>
          <table:table-cell table:style-name="ce43" table:formula="of:=MAX([$Crossbow.E$3] - [.$C8]/2; 0)*MAX(1 - [.$D8]/200;0)*[$Crossbow.$F$3]" office:value-type="float" office:value="94.08225" calcext:value-type="float">
            <text:p>94.1</text:p>
          </table:table-cell>
          <table:table-cell table:style-name="ce43" table:formula="of:=MAX([$Crossbow.E$4] - [.$C8]/2; 0)*MAX(1 - [.$D8]/200;0)*[$Crossbow.$F$4]" office:value-type="float" office:value="120.9057" calcext:value-type="float">
            <text:p>120.9</text:p>
          </table:table-cell>
          <table:table-cell table:style-name="ce43" table:formula="of:=MAX([$Crossbow.E$5] - [.$C8]/2; 0)*MAX(1 - [.$D8]/200;0)*[$Crossbow.$F$5]" office:value-type="float" office:value="150.7985" calcext:value-type="float">
            <text:p>150.8</text:p>
          </table:table-cell>
          <table:table-cell table:style-name="ce43" table:formula="of:=MAX([$Crossbow.E$6] - [.$C8]/2; 0)*MAX(1 - [.$D8]/200;0)*[$Crossbow.$F$6]" office:value-type="float" office:value="184.574695" calcext:value-type="float">
            <text:p>184.6</text:p>
          </table:table-cell>
          <table:table-cell table:style-name="ce43" table:formula="of:=MAX([$Crossbow.E$7] - [.$C8]/2; 0)*MAX(1 - [.$D8]/200;0)*[$Crossbow.$F$7]" office:value-type="float" office:value="220.841067" calcext:value-type="float">
            <text:p>220.8</text:p>
          </table:table-cell>
          <table:table-cell table:number-columns-repeated="2"/>
          <table:table-cell table:style-name="ce45" table:formula="of:=MAX([$doge.E$3] - [.$C8]; 0)" office:value-type="float" office:value="0" calcext:value-type="float">
            <text:p>0</text:p>
          </table:table-cell>
          <table:table-cell table:style-name="ce45" table:formula="of:=MAX([$doge.$E$4] - [.$C8]; 0)" office:value-type="float" office:value="0" calcext:value-type="float">
            <text:p>0</text:p>
          </table:table-cell>
          <table:table-cell table:style-name="ce45" table:formula="of:=MAX([$doge.$E$5] - [.$C8]; 0)" office:value-type="float" office:value="2" calcext:value-type="float">
            <text:p>2</text:p>
          </table:table-cell>
          <table:table-cell table:style-name="ce45" table:formula="of:=MAX([$doge.$E$6] - [.$C8]; 0)" office:value-type="float" office:value="7" calcext:value-type="float">
            <text:p>7</text:p>
          </table:table-cell>
          <table:table-cell table:style-name="ce45" table:formula="of:=MAX([$doge.$E$7] - [.$C8]; 0)" office:value-type="float" office:value="12" calcext:value-type="float">
            <text:p>12</text:p>
          </table:table-cell>
          <table:table-cell table:style-name="ce45"/>
          <table:table-cell table:style-name="ce46" table:formula="of:=MAX([$hors.$E$3] - [.$C8]/2; 0)*MAX(1 - [.$D8]/200;0)" office:value-type="float" office:value="43.96" calcext:value-type="float">
            <text:p>44.0</text:p>
          </table:table-cell>
          <table:table-cell table:style-name="ce46" table:formula="of:=MAX([$hors.$E$4] - [.$C8]/2; 0)*MAX(1 - [.$D8]/200;0)" office:value-type="float" office:value="55.735" calcext:value-type="float">
            <text:p>55.7</text:p>
          </table:table-cell>
          <table:table-cell table:style-name="ce46" table:formula="of:=MAX([$hors.$E$5] - [.$C8]/2; 0)*MAX(1 - [.$D8]/200;0)" office:value-type="float" office:value="75.36" calcext:value-type="float">
            <text:p>75.4</text:p>
          </table:table-cell>
          <table:table-cell table:style-name="ce46" table:formula="of:=MAX([$hors.$E$6] - [.$C8]/2; 0)*MAX(1 - [.$D8]/200;0)" office:value-type="float" office:value="94.985" calcext:value-type="float">
            <text:p>95.0</text:p>
          </table:table-cell>
          <table:table-cell table:style-name="ce45"/>
          <table:table-cell table:style-name="ce46" table:formula="of:=MAX([$irgl.$E$3] - [.$C8]; 0)*MAX(1 - [.$D8]/100;0)" office:value-type="float" office:value="92.34" calcext:value-type="float">
            <text:p>92.3</text:p>
          </table:table-cell>
          <table:table-cell table:style-name="ce46" table:formula="of:=MAX([$irgl.$E$4] - [.$C8]; 0)*MAX(1 - [.$D8]/100;0)" office:value-type="float" office:value="106.59" calcext:value-type="float">
            <text:p>106.6</text:p>
          </table:table-cell>
          <table:table-cell table:style-name="ce46" table:formula="of:=MAX([$irgl.$E$5] - [.$C8]; 0)*MAX(1 - [.$D8]/100;0)" office:value-type="float" office:value="126.54" calcext:value-type="float">
            <text:p>126.5</text:p>
          </table:table-cell>
          <table:table-cell table:style-name="ce46" table:formula="of:=MAX([$irgl.$E$6] - [.$C8]; 0)*MAX(1 - [.$D8]/100;0)" office:value-type="float" office:value="149.34" calcext:value-type="float">
            <text:p>149.3</text:p>
          </table:table-cell>
          <table:table-cell table:style-name="ce45"/>
          <table:table-cell table:style-name="ce46" table:formula="of:=MAX([$sngl.$E$3]; 0)*MAX(1 - [.$D8]/100;0)" office:value-type="float" office:value="68.4" calcext:value-type="float">
            <text:p>68.4</text:p>
          </table:table-cell>
          <table:table-cell table:style-name="ce46" table:formula="of:=MAX([$sngl.$E$4]; 0)*MAX(1 - [.$D8]/100;0)" office:value-type="float" office:value="79.8" calcext:value-type="float">
            <text:p>79.8</text:p>
          </table:table-cell>
          <table:table-cell table:style-name="ce46" table:formula="of:=MAX([$sngl.$E$5]; 0)*MAX(1 - [.$D8]/100;0)" office:value-type="float" office:value="96.9" calcext:value-type="float">
            <text:p>96.9</text:p>
          </table:table-cell>
          <table:table-cell table:style-name="ce46" table:formula="of:=MAX([$sngl.$E$6]; 0)*MAX(1 - [.$D8]/100;0)" office:value-type="float" office:value="114" calcext:value-type="float">
            <text:p>114.0</text:p>
          </table:table-cell>
          <table:table-cell table:number-columns-repeated="1630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style-name="ce5" table:formula="of:=([.$B9] + 3 * [.$C9]) / 10 / (1 - [.$D9] * 0.006) *POWER([.$E9]; 0.75) * [.$C$14] / 13" office:value-type="float" office:value="233.528742106249" calcext:value-type="float">
            <text:p>233.5</text:p>
          </table:table-cell>
          <table:table-cell table:style-name="ce5" office:value-type="float" office:value="14" calcext:value-type="float">
            <text:p>14.0</text:p>
          </table:table-cell>
          <table:table-cell table:style-name="ce7" table:formula="of:=COM.MICROSOFT.CEILING.MATH(LN(MAX([.$G9]*4;1))^2.5+1)" office:value-type="float" office:value="34" calcext:value-type="float">
            <text:p>34</text:p>
          </table:table-cell>
          <table:table-cell table:style-name="ce7" table:formula="of:=COM.MICROSOFT.CEILING.MATH(LN(MAX([.$G9]*3.5;1))^2.5+1)" office:value-type="float" office:value="31" calcext:value-type="float">
            <text:p>31</text:p>
          </table:table-cell>
          <table:table-cell table:style-name="ce7" table:formula="of:=COM.MICROSOFT.CEILING.MATH(LN(MAX([.$G9]*3;1))^2.5+1)" office:value-type="float" office:value="29" calcext:value-type="float">
            <text:p>29</text:p>
          </table:table-cell>
          <table:table-cell table:style-name="ce7" table:formula="of:=COM.MICROSOFT.CEILING.MATH(LN(MAX([.$G9]*2.5;1))^2.5+1)" office:value-type="float" office:value="25" calcext:value-type="float">
            <text:p>25</text:p>
          </table:table-cell>
          <table:table-cell/>
          <table:table-cell table:style-name="ce5"/>
          <table:table-cell table:style-name="ce43" table:formula="of:=MAX([$Sword.E$2] - [.$C9]; 0)*[$Sword.$F$2]" office:value-type="float" office:value="15" calcext:value-type="float">
            <text:p>15.0</text:p>
          </table:table-cell>
          <table:table-cell table:style-name="ce43" table:formula="of:=MAX([$Sword.E$3] - [.$C9]; 0)*[$Sword.$F$3]" office:value-type="float" office:value="37.875" calcext:value-type="float">
            <text:p>37.9</text:p>
          </table:table-cell>
          <table:table-cell table:style-name="ce43" table:formula="of:=MAX([$Sword.E$4] - [.$C9]; 0)*[$Sword.$F$4]" office:value-type="float" office:value="63.9375" calcext:value-type="float">
            <text:p>63.9</text:p>
          </table:table-cell>
          <table:table-cell table:style-name="ce43" table:formula="of:=MAX([$Sword.E$5] - [.$C9]; 0)*[$Sword.$F$5]" office:value-type="float" office:value="93.75" calcext:value-type="float">
            <text:p>93.8</text:p>
          </table:table-cell>
          <table:table-cell table:style-name="ce43" table:formula="of:=MAX([$Sword.E$6] - [.$C9]; 0)*[$Sword.$F$6]" office:value-type="float" office:value="129" calcext:value-type="float">
            <text:p>129.0</text:p>
          </table:table-cell>
          <table:table-cell table:style-name="ce43" table:formula="of:=MAX([$Sword.E$7] - [.$C9]; 0)*[$Sword.$F$7]" office:value-type="float" office:value="166.6875" calcext:value-type="float">
            <text:p>166.7</text:p>
          </table:table-cell>
          <table:table-cell table:style-name="ce43" table:formula="of:=MAX([$Sword.E$8] - [.$C9]; 0)*[$Sword.$F$8]" office:value-type="float" office:value="207.375" calcext:value-type="float">
            <text:p>207.4</text:p>
          </table:table-cell>
          <table:table-cell table:style-name="ce43" table:formula="of:=MAX([$Sword.E$9] - [.$C9]; 0)*[$Sword.$F$9]" office:value-type="float" office:value="28.5" calcext:value-type="float">
            <text:p>28.5</text:p>
          </table:table-cell>
          <table:table-cell table:style-name="ce44"/>
          <table:table-cell table:style-name="ce43" table:formula="of:=MAX([$Axe.E$2] - [.$C9]/2; 0)*MAX(1 - [.$D9]/200;0)*[$Axe.$F$2]" office:value-type="float" office:value="65.72" calcext:value-type="float">
            <text:p>65.7</text:p>
          </table:table-cell>
          <table:table-cell table:style-name="ce43" table:formula="of:=MAX([$Axe.E$3] - [.$C9]/2; 0)*MAX(1 - [.$D9]/200;0)*[$Axe.$F$3]" office:value-type="float" office:value="87.42" calcext:value-type="float">
            <text:p>87.4</text:p>
          </table:table-cell>
          <table:table-cell table:style-name="ce43" table:formula="of:=MAX([$Axe.E$4] - [.$C9]/2; 0)*MAX(1 - [.$D9]/200;0)*[$Axe.$F$4]" office:value-type="float" office:value="112.065" calcext:value-type="float">
            <text:p>112.1</text:p>
          </table:table-cell>
          <table:table-cell table:style-name="ce43" table:formula="of:=MAX([$Axe.E$5] - [.$C9]/2; 0)*MAX(1 - [.$D9]/200;0)*[$Axe.$F$5]" office:value-type="float" office:value="140.585" calcext:value-type="float">
            <text:p>140.6</text:p>
          </table:table-cell>
          <table:table-cell table:style-name="ce43" table:formula="of:=MAX([$Axe.E$6] - [.$C9]/2; 0)*MAX(1 - [.$D9]/200;0)*[$Axe.$F$6]" office:value-type="float" office:value="171.275" calcext:value-type="float">
            <text:p>171.3</text:p>
          </table:table-cell>
          <table:table-cell table:style-name="ce43" table:formula="of:=MAX([$Axe.E$7] - [.$C9]/2; 0)*MAX(1 - [.$D9]/200;0)*[$Axe.$F$7]" office:value-type="float" office:value="205.22" calcext:value-type="float">
            <text:p>205.2</text:p>
          </table:table-cell>
          <table:table-cell table:style-name="ce44"/>
          <table:table-cell table:style-name="ce43" table:formula="of:=MAX([$Scythe.D$2]; 0)*MAX(1 - [.$D9]/100;0)*[$Scythe.$F$2]" office:value-type="float" office:value="50.6" calcext:value-type="float">
            <text:p>50.6</text:p>
          </table:table-cell>
          <table:table-cell table:style-name="ce43" table:formula="of:=MAX([$Scythe.D$3]; 0)*MAX(1 - [.$D9]/100;0)*[$Scythe.$F$3]" office:value-type="float" office:value="67.1" calcext:value-type="float">
            <text:p>67.1</text:p>
          </table:table-cell>
          <table:table-cell table:style-name="ce43" table:formula="of:=MAX([$Scythe.D$4]; 0)*MAX(1 - [.$D9]/100;0)*[$Scythe.$F$4]" office:value-type="float" office:value="85.8" calcext:value-type="float">
            <text:p>85.8</text:p>
          </table:table-cell>
          <table:table-cell table:style-name="ce43" table:formula="of:=MAX([$Scythe.D$5]; 0)*MAX(1 - [.$D9]/100;0)*[$Scythe.$F$5]" office:value-type="float" office:value="107.8" calcext:value-type="float">
            <text:p>107.8</text:p>
          </table:table-cell>
          <table:table-cell table:style-name="ce43" table:formula="of:=MAX([$Scythe.D$6]; 0)*MAX(1 - [.$D9]/100;0)*[$Scythe.$F$6]" office:value-type="float" office:value="132" calcext:value-type="float">
            <text:p>132.0</text:p>
          </table:table-cell>
          <table:table-cell table:style-name="ce43" table:formula="of:=MAX([$Scythe.D$7]; 0)*MAX(1 - [.$D9]/100;0)*[$Scythe.$F$7]" office:value-type="float" office:value="158.4" calcext:value-type="float">
            <text:p>158.4</text:p>
          </table:table-cell>
          <table:table-cell table:style-name="ce43" table:formula="of:=MAX([$Scythe.D$8]; 0)*MAX(1 - [.$D9]/100;0)*[$Scythe.$F$8]" office:value-type="float" office:value="41.8" calcext:value-type="float">
            <text:p>41.8</text:p>
          </table:table-cell>
          <table:table-cell table:style-name="ce43" table:formula="of:=MAX([$Scythe.D$9]; 0)*MAX(1 - [.$D9]/100;0)*[$Scythe.$F$9]" office:value-type="float" office:value="48.4" calcext:value-type="float">
            <text:p>48.4</text:p>
          </table:table-cell>
          <table:table-cell table:style-name="ce43" table:formula="of:=MAX([$Scythe.D$10]; 0)*MAX(1 - [.$D9]/100;0)*[$Scythe.$F$10]" office:value-type="float" office:value="55" calcext:value-type="float">
            <text:p>55.0</text:p>
          </table:table-cell>
          <table:table-cell table:style-name="ce44"/>
          <table:table-cell table:style-name="ce44" table:formula="of:=MAX([$Staff.E$2]; 0)*[$Staff.$F$2]" office:value-type="float" office:value="73.6" calcext:value-type="float">
            <text:p>73.6</text:p>
          </table:table-cell>
          <table:table-cell table:style-name="ce44" table:formula="of:=MAX([$Staff.E$3]; 0)*[$Staff.$F$3]" office:value-type="float" office:value="100" calcext:value-type="float">
            <text:p>100</text:p>
          </table:table-cell>
          <table:table-cell table:style-name="ce44" table:formula="of:=MAX([$Staff.E$4]; 0)*[$Staff.$F$4]" office:value-type="float" office:value="128" calcext:value-type="float">
            <text:p>128</text:p>
          </table:table-cell>
          <table:table-cell table:style-name="ce44" table:formula="of:=MAX([$Staff.E$5]; 0)*[$Staff.$F$5]" office:value-type="float" office:value="160.8" calcext:value-type="float">
            <text:p>160.8</text:p>
          </table:table-cell>
          <table:table-cell table:style-name="ce44" table:formula="of:=MAX([$Staff.E$6]; 0)*[$Staff.$F$6]" office:value-type="float" office:value="196" calcext:value-type="float">
            <text:p>196</text:p>
          </table:table-cell>
          <table:table-cell table:style-name="ce44" table:formula="of:=MAX([$Staff.E$7]; 0)*[$Staff.$F$7]" office:value-type="float" office:value="235.2" calcext:value-type="float">
            <text:p>235.2</text:p>
          </table:table-cell>
          <table:table-cell table:style-name="ce44"/>
          <table:table-cell table:style-name="ce43" table:formula="of:=MAX([$Bow.E$2] - [.$C9]; 0)*MAX(1 - [.$D9]/100;0)*[$Bow.$F$2]" office:value-type="float" office:value="45.4906696016115" calcext:value-type="float">
            <text:p>45.5</text:p>
          </table:table-cell>
          <table:table-cell table:style-name="ce43" table:formula="of:=MAX([$Bow.E$3] - [.$C9]; 0)*MAX(1 - [.$D9]/100;0)*[$Bow.$F$3]" office:value-type="float" office:value="64.4792776878437" calcext:value-type="float">
            <text:p>64.5</text:p>
          </table:table-cell>
          <table:table-cell table:style-name="ce43" table:formula="of:=MAX([$Bow.E$4] - [.$C9]; 0)*MAX(1 - [.$D9]/100;0)*[$Bow.$F$4]" office:value-type="float" office:value="81.3580404311613" calcext:value-type="float">
            <text:p>81.4</text:p>
          </table:table-cell>
          <table:table-cell table:style-name="ce43" table:formula="of:=MAX([$Bow.E$5] - [.$C9]; 0)*MAX(1 - [.$D9]/100;0)*[$Bow.$F$5]" office:value-type="float" office:value="104.566339203223" calcext:value-type="float">
            <text:p>104.6</text:p>
          </table:table-cell>
          <table:table-cell table:style-name="ce43" table:formula="of:=MAX([$Bow.E$6] - [.$C9]; 0)*MAX(1 - [.$D9]/100;0)*[$Bow.$F$6]" office:value-type="float" office:value="127.774637975285" calcext:value-type="float">
            <text:p>127.8</text:p>
          </table:table-cell>
          <table:table-cell table:style-name="ce43" table:formula="of:=MAX([$Bow.E$7] - [.$C9]; 0)*MAX(1 - [.$D9]/100;0)*[$Bow.$F$7]" office:value-type="float" office:value="155.202627433176" calcext:value-type="float">
            <text:p>155.2</text:p>
          </table:table-cell>
          <table:table-cell table:style-name="ce44"/>
          <table:table-cell table:style-name="ce43" table:formula="of:=MAX([$Crossbow.E$2] - [.$C9]/2; 0)*MAX(1 - [.$D9]/200;0)*[$Crossbow.$F$2]" office:value-type="float" office:value="69.8275" calcext:value-type="float">
            <text:p>69.8</text:p>
          </table:table-cell>
          <table:table-cell table:style-name="ce43" table:formula="of:=MAX([$Crossbow.E$3] - [.$C9]/2; 0)*MAX(1 - [.$D9]/200;0)*[$Crossbow.$F$3]" office:value-type="float" office:value="92.88375" calcext:value-type="float">
            <text:p>92.9</text:p>
          </table:table-cell>
          <table:table-cell table:style-name="ce43" table:formula="of:=MAX([$Crossbow.E$4] - [.$C9]/2; 0)*MAX(1 - [.$D9]/200;0)*[$Crossbow.$F$4]" office:value-type="float" office:value="119.3655" calcext:value-type="float">
            <text:p>119.4</text:p>
          </table:table-cell>
          <table:table-cell table:style-name="ce43" table:formula="of:=MAX([$Crossbow.E$5] - [.$C9]/2; 0)*MAX(1 - [.$D9]/200;0)*[$Crossbow.$F$5]" office:value-type="float" office:value="148.8775" calcext:value-type="float">
            <text:p>148.9</text:p>
          </table:table-cell>
          <table:table-cell table:style-name="ce43" table:formula="of:=MAX([$Crossbow.E$6] - [.$C9]/2; 0)*MAX(1 - [.$D9]/200;0)*[$Crossbow.$F$6]" office:value-type="float" office:value="182.223425" calcext:value-type="float">
            <text:p>182.2</text:p>
          </table:table-cell>
          <table:table-cell table:style-name="ce43" table:formula="of:=MAX([$Crossbow.E$7] - [.$C9]/2; 0)*MAX(1 - [.$D9]/200;0)*[$Crossbow.$F$7]" office:value-type="float" office:value="218.027805" calcext:value-type="float">
            <text:p>218.0</text:p>
          </table:table-cell>
          <table:table-cell table:number-columns-repeated="2"/>
          <table:table-cell table:style-name="ce45" table:formula="of:=MAX([$doge.E$3] - [.$C9]; 0)" office:value-type="float" office:value="0" calcext:value-type="float">
            <text:p>0</text:p>
          </table:table-cell>
          <table:table-cell table:style-name="ce45" table:formula="of:=MAX([$doge.$E$4] - [.$C9]; 0)" office:value-type="float" office:value="0" calcext:value-type="float">
            <text:p>0</text:p>
          </table:table-cell>
          <table:table-cell table:style-name="ce45" table:formula="of:=MAX([$doge.$E$5] - [.$C9]; 0)" office:value-type="float" office:value="2" calcext:value-type="float">
            <text:p>2</text:p>
          </table:table-cell>
          <table:table-cell table:style-name="ce45" table:formula="of:=MAX([$doge.$E$6] - [.$C9]; 0)" office:value-type="float" office:value="7" calcext:value-type="float">
            <text:p>7</text:p>
          </table:table-cell>
          <table:table-cell table:style-name="ce45" table:formula="of:=MAX([$doge.$E$7] - [.$C9]; 0)" office:value-type="float" office:value="12" calcext:value-type="float">
            <text:p>12</text:p>
          </table:table-cell>
          <table:table-cell table:style-name="ce45"/>
          <table:table-cell table:style-name="ce46" table:formula="of:=MAX([$hors.$E$3] - [.$C9]/2; 0)*MAX(1 - [.$D9]/200;0)" office:value-type="float" office:value="43.4" calcext:value-type="float">
            <text:p>43.4</text:p>
          </table:table-cell>
          <table:table-cell table:style-name="ce46" table:formula="of:=MAX([$hors.$E$4] - [.$C9]/2; 0)*MAX(1 - [.$D9]/200;0)" office:value-type="float" office:value="55.025" calcext:value-type="float">
            <text:p>55.0</text:p>
          </table:table-cell>
          <table:table-cell table:style-name="ce46" table:formula="of:=MAX([$hors.$E$5] - [.$C9]/2; 0)*MAX(1 - [.$D9]/200;0)" office:value-type="float" office:value="74.4" calcext:value-type="float">
            <text:p>74.4</text:p>
          </table:table-cell>
          <table:table-cell table:style-name="ce46" table:formula="of:=MAX([$hors.$E$6] - [.$C9]/2; 0)*MAX(1 - [.$D9]/200;0)" office:value-type="float" office:value="93.775" calcext:value-type="float">
            <text:p>93.8</text:p>
          </table:table-cell>
          <table:table-cell table:style-name="ce45"/>
          <table:table-cell table:style-name="ce46" table:formula="of:=MAX([$irgl.$E$3] - [.$C9]; 0)*MAX(1 - [.$D9]/100;0)" office:value-type="float" office:value="89.1" calcext:value-type="float">
            <text:p>89.1</text:p>
          </table:table-cell>
          <table:table-cell table:style-name="ce46" table:formula="of:=MAX([$irgl.$E$4] - [.$C9]; 0)*MAX(1 - [.$D9]/100;0)" office:value-type="float" office:value="102.85" calcext:value-type="float">
            <text:p>102.9</text:p>
          </table:table-cell>
          <table:table-cell table:style-name="ce46" table:formula="of:=MAX([$irgl.$E$5] - [.$C9]; 0)*MAX(1 - [.$D9]/100;0)" office:value-type="float" office:value="122.1" calcext:value-type="float">
            <text:p>122.1</text:p>
          </table:table-cell>
          <table:table-cell table:style-name="ce46" table:formula="of:=MAX([$irgl.$E$6] - [.$C9]; 0)*MAX(1 - [.$D9]/100;0)" office:value-type="float" office:value="144.1" calcext:value-type="float">
            <text:p>144.1</text:p>
          </table:table-cell>
          <table:table-cell table:style-name="ce45"/>
          <table:table-cell table:style-name="ce46" table:formula="of:=MAX([$sngl.$E$3]; 0)*MAX(1 - [.$D9]/100;0)" office:value-type="float" office:value="66" calcext:value-type="float">
            <text:p>66.0</text:p>
          </table:table-cell>
          <table:table-cell table:style-name="ce46" table:formula="of:=MAX([$sngl.$E$4]; 0)*MAX(1 - [.$D9]/100;0)" office:value-type="float" office:value="77" calcext:value-type="float">
            <text:p>77.0</text:p>
          </table:table-cell>
          <table:table-cell table:style-name="ce46" table:formula="of:=MAX([$sngl.$E$5]; 0)*MAX(1 - [.$D9]/100;0)" office:value-type="float" office:value="93.5" calcext:value-type="float">
            <text:p>93.5</text:p>
          </table:table-cell>
          <table:table-cell table:style-name="ce46" table:formula="of:=MAX([$sngl.$E$6]; 0)*MAX(1 - [.$D9]/100;0)" office:value-type="float" office:value="110" calcext:value-type="float">
            <text:p>110.0</text:p>
          </table:table-cell>
          <table:table-cell table:number-columns-repeated="1630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>
            <draw:frame table:end-cell-address="spid.T29" table:end-x="0.1579in" table:end-y="0.0161in" draw:z-index="0" draw:name="Chart 1" draw:style-name="gr1" draw:text-style-name="P1" svg:width="5.1925in" svg:height="3.5787in" svg:x="0in" svg:y="0in">
              <draw:object draw:notify-on-update-of-ranges="spid.T1:spid.T1 spid.T3:spid.T9 spid.AB1:spid.AB1 spid.AB3:spid.AB9 spid.AI1:spid.AI1 spid.AI3:spid.AI9 spid.AS1:spid.AS1 spid.AS3:spid.AS9 spid.AZ1:spid.AZ1 spid.AZ3:spid.AZ9 spid.BG1:spid.BG1 spid.BG3:spid.BG9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Damage Spread</text:p>
          </table:table-cell>
          <table:table-cell table:style-name="ce4" office:value-type="percentage" office:value="0.1" calcext:value-type="percentage">
            <text:p>10%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Loot Spread</text:p>
          </table:table-cell>
          <table:table-cell table:style-name="ce4" office:value-type="percentage" office:value="0.2" calcext:value-type="percentage">
            <text:p>20%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ustom Mult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pid.BJ3:spid.CC9">
            <calcext:color-scale>
              <calcext:color-scale-entry calcext:value="0" calcext:type="minimum" calcext:color="#70ad47"/>
              <calcext:color-scale-entry calcext:value="50" calcext:type="percentile" calcext:color="#fcfcff"/>
              <calcext:color-scale-entry calcext:value="0" calcext:type="maximum" calcext:color="#7030a0"/>
            </calcext:color-scale>
          </calcext:conditional-format>
          <calcext:conditional-format calcext:target-range-address="spid.N3:spid.BG9">
            <calcext:color-scale>
              <calcext:color-scale-entry calcext:value="0" calcext:type="minimum" calcext:color="#5a8ac6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</calcext:conditional-formats>
      </table:table>
      <table:table table:name="cspd" table:style-name="ta10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6" table:default-cell-style-name="Default"/>
        <table:table-column table:style-name="co15" table:default-cell-style-name="Default"/>
        <table:table-column table:style-name="co17" table:number-columns-repeated="6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number-columns-repeated="6" table:default-cell-style-name="Default"/>
        <table:table-column table:style-name="co15" table:default-cell-style-name="Default"/>
        <table:table-column table:style-name="co21" table:number-columns-repeated="6" table:default-cell-style-name="Default"/>
        <table:table-column table:style-name="co15" table:default-cell-style-name="Default"/>
        <table:table-column table:style-name="co22" table:number-columns-repeated="6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4" table:number-columns-repeated="5" table:default-cell-style-name="Default"/>
        <table:table-column table:style-name="co15" table:default-cell-style-name="Default"/>
        <table:table-column table:style-name="co25" table:number-columns-repeated="4" table:default-cell-style-name="Default"/>
        <table:table-column table:style-name="co15" table:default-cell-style-name="Default"/>
        <table:table-column table:style-name="co26" table:number-columns-repeated="4" table:default-cell-style-name="Default"/>
        <table:table-column table:style-name="co15" table:default-cell-style-name="Default"/>
        <table:table-column table:style-name="co27" table:number-columns-repeated="4" table:default-cell-style-name="Default"/>
        <table:table-column table:style-name="co25" table:number-columns-repeated="16303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Toughness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Rough Value</text:p>
          </table:table-cell>
          <table:table-cell table:style-name="ce1" office:value-type="string" calcext:value-type="string">
            <text:p>Difficulty Threshold</text:p>
          </table:table-cell>
          <table:table-cell table:style-name="ce6" office:value-type="string" calcext:value-type="string" table:number-columns-spanned="4" table:number-rows-spanned="1">
            <text:p>First Wave</text:p>
          </table:table-cell>
          <table:covered-table-cell table:number-columns-repeated="3" table:style-name="ce1"/>
          <table:table-cell table:style-name="ce1"/>
          <table:table-cell table:style-name="ce8" office:value-type="string" calcext:value-type="string">
            <text:p>Effective DPS:</text:p>
          </table:table-cell>
          <table:table-cell table:style-name="ce1" office:value-type="string" calcext:value-type="string">
            <text:p>T0 Sword</text:p>
          </table:table-cell>
          <table:table-cell table:style-name="ce1" office:value-type="string" calcext:value-type="string">
            <text:p>T1 Sword</text:p>
          </table:table-cell>
          <table:table-cell table:style-name="ce1" office:value-type="string" calcext:value-type="string">
            <text:p>T2 Sword</text:p>
          </table:table-cell>
          <table:table-cell table:style-name="ce1" office:value-type="string" calcext:value-type="string">
            <text:p>T3 Sword</text:p>
          </table:table-cell>
          <table:table-cell table:style-name="ce1" office:value-type="string" calcext:value-type="string">
            <text:p>T4 Sword</text:p>
          </table:table-cell>
          <table:table-cell table:style-name="ce1" office:value-type="string" calcext:value-type="string">
            <text:p>T5 Sword</text:p>
          </table:table-cell>
          <table:table-cell table:style-name="ce1" office:value-type="string" calcext:value-type="string">
            <text:p>T6 Sword</text:p>
          </table:table-cell>
          <table:table-cell table:style-name="ce1" office:value-type="string" calcext:value-type="string">
            <text:p>Soldier</text:p>
          </table:table-cell>
          <table:table-cell table:style-name="ce1"/>
          <table:table-cell table:style-name="ce1" office:value-type="string" calcext:value-type="string">
            <text:p>T1 Axe</text:p>
          </table:table-cell>
          <table:table-cell table:style-name="ce1" office:value-type="string" calcext:value-type="string">
            <text:p>T2 Axe</text:p>
          </table:table-cell>
          <table:table-cell table:style-name="ce1" office:value-type="string" calcext:value-type="string">
            <text:p>T3 Axe</text:p>
          </table:table-cell>
          <table:table-cell table:style-name="ce1" office:value-type="string" calcext:value-type="string">
            <text:p>T4 Axe</text:p>
          </table:table-cell>
          <table:table-cell table:style-name="ce1" office:value-type="string" calcext:value-type="string">
            <text:p>T5 Axe</text:p>
          </table:table-cell>
          <table:table-cell table:style-name="ce1" office:value-type="string" calcext:value-type="string">
            <text:p>T6 Axe</text:p>
          </table:table-cell>
          <table:table-cell table:style-name="ce1"/>
          <table:table-cell table:style-name="ce1" office:value-type="string" calcext:value-type="string">
            <text:p>T1 Scythe</text:p>
          </table:table-cell>
          <table:table-cell table:style-name="ce1" office:value-type="string" calcext:value-type="string">
            <text:p>T2 Scythe</text:p>
          </table:table-cell>
          <table:table-cell table:style-name="ce1" office:value-type="string" calcext:value-type="string">
            <text:p>T3 Scythe</text:p>
          </table:table-cell>
          <table:table-cell table:style-name="ce1" office:value-type="string" calcext:value-type="string">
            <text:p>T4 Scythe</text:p>
          </table:table-cell>
          <table:table-cell table:style-name="ce1" office:value-type="string" calcext:value-type="string">
            <text:p>T5 Scythe</text:p>
          </table:table-cell>
          <table:table-cell table:style-name="ce1" office:value-type="string" calcext:value-type="string">
            <text:p>T6 Scythe</text:p>
          </table:table-cell>
          <table:table-cell table:style-name="ce1" office:value-type="string" calcext:value-type="string">
            <text:p>Reaper I</text:p>
          </table:table-cell>
          <table:table-cell table:style-name="ce1" office:value-type="string" calcext:value-type="string">
            <text:p>Reaper II</text:p>
          </table:table-cell>
          <table:table-cell table:style-name="ce1" office:value-type="string" calcext:value-type="string">
            <text:p>Reaper III</text:p>
          </table:table-cell>
          <table:table-cell table:style-name="ce1"/>
          <table:table-cell table:style-name="ce1" office:value-type="string" calcext:value-type="string">
            <text:p>T1 Staff</text:p>
          </table:table-cell>
          <table:table-cell table:style-name="ce1" office:value-type="string" calcext:value-type="string">
            <text:p>T2 Staff</text:p>
          </table:table-cell>
          <table:table-cell table:style-name="ce1" office:value-type="string" calcext:value-type="string">
            <text:p>T3 Staff</text:p>
          </table:table-cell>
          <table:table-cell table:style-name="ce1" office:value-type="string" calcext:value-type="string">
            <text:p>T4 Staff</text:p>
          </table:table-cell>
          <table:table-cell table:style-name="ce1" office:value-type="string" calcext:value-type="string">
            <text:p>T5 Staff</text:p>
          </table:table-cell>
          <table:table-cell table:style-name="ce1" office:value-type="string" calcext:value-type="string">
            <text:p>T6 Staff</text:p>
          </table:table-cell>
          <table:table-cell table:style-name="ce1"/>
          <table:table-cell table:style-name="ce1" office:value-type="string" calcext:value-type="string">
            <text:p>T1 Bow</text:p>
          </table:table-cell>
          <table:table-cell table:style-name="ce1" office:value-type="string" calcext:value-type="string">
            <text:p>T2 Bow</text:p>
          </table:table-cell>
          <table:table-cell table:style-name="ce1" office:value-type="string" calcext:value-type="string">
            <text:p>T3 Bow</text:p>
          </table:table-cell>
          <table:table-cell table:style-name="ce1" office:value-type="string" calcext:value-type="string">
            <text:p>T4 Bow</text:p>
          </table:table-cell>
          <table:table-cell table:style-name="ce1" office:value-type="string" calcext:value-type="string">
            <text:p>T5 Bow</text:p>
          </table:table-cell>
          <table:table-cell table:style-name="ce1" office:value-type="string" calcext:value-type="string">
            <text:p>T6 Bow</text:p>
          </table:table-cell>
          <table:table-cell table:style-name="ce1"/>
          <table:table-cell table:style-name="ce1" office:value-type="string" calcext:value-type="string">
            <text:p>T1 Crossbow</text:p>
          </table:table-cell>
          <table:table-cell table:style-name="ce1" office:value-type="string" calcext:value-type="string">
            <text:p>T2 Crossbow</text:p>
          </table:table-cell>
          <table:table-cell table:style-name="ce1" office:value-type="string" calcext:value-type="string">
            <text:p>T3 Crossbow</text:p>
          </table:table-cell>
          <table:table-cell table:style-name="ce1" office:value-type="string" calcext:value-type="string">
            <text:p>T4 Crossbow</text:p>
          </table:table-cell>
          <table:table-cell table:style-name="ce1" office:value-type="string" calcext:value-type="string">
            <text:p>T5 Crossbow</text:p>
          </table:table-cell>
          <table:table-cell table:style-name="ce1" office:value-type="string" calcext:value-type="string">
            <text:p>T6 Crossbow</text:p>
          </table:table-cell>
          <table:table-cell table:style-name="ce1"/>
          <table:table-cell table:style-name="ce1" office:value-type="string" calcext:value-type="string">
            <text:p>Effective 1S Dmg:</text:p>
          </table:table-cell>
          <table:table-cell table:style-name="ce1" office:value-type="string" calcext:value-type="string">
            <text:p>Lvl 1 doge</text:p>
          </table:table-cell>
          <table:table-cell table:style-name="ce1" office:value-type="string" calcext:value-type="string">
            <text:p>Lvl 2 doge</text:p>
          </table:table-cell>
          <table:table-cell table:style-name="ce1" office:value-type="string" calcext:value-type="string">
            <text:p>Lvl 3 doge</text:p>
          </table:table-cell>
          <table:table-cell table:style-name="ce1" office:value-type="string" calcext:value-type="string">
            <text:p>Lvl 4 doge</text:p>
          </table:table-cell>
          <table:table-cell table:style-name="ce1" office:value-type="string" calcext:value-type="string">
            <text:p>Lvl 5 doge</text:p>
          </table:table-cell>
          <table:table-cell table:style-name="ce1"/>
          <table:table-cell table:style-name="ce1" office:value-type="string" calcext:value-type="string">
            <text:p>Lvl 1 hors</text:p>
          </table:table-cell>
          <table:table-cell table:style-name="ce1" office:value-type="string" calcext:value-type="string">
            <text:p>Lvl 2 hors</text:p>
          </table:table-cell>
          <table:table-cell table:style-name="ce1" office:value-type="string" calcext:value-type="string">
            <text:p>Lvl 3 hors</text:p>
          </table:table-cell>
          <table:table-cell table:style-name="ce1" office:value-type="string" calcext:value-type="string">
            <text:p>Lvl 4 hors</text:p>
          </table:table-cell>
          <table:table-cell table:style-name="ce1"/>
          <table:table-cell table:style-name="ce1" office:value-type="string" calcext:value-type="string">
            <text:p>Lvl 1 irgl</text:p>
          </table:table-cell>
          <table:table-cell table:style-name="ce1" office:value-type="string" calcext:value-type="string">
            <text:p>Lvl 2 irgl</text:p>
          </table:table-cell>
          <table:table-cell table:style-name="ce1" office:value-type="string" calcext:value-type="string">
            <text:p>Lvl 3 irgl</text:p>
          </table:table-cell>
          <table:table-cell table:style-name="ce1" office:value-type="string" calcext:value-type="string">
            <text:p>Lvl 4 irgl</text:p>
          </table:table-cell>
          <table:table-cell table:style-name="ce1"/>
          <table:table-cell table:style-name="ce1" office:value-type="string" calcext:value-type="string">
            <text:p>Lvl 1 sngl</text:p>
          </table:table-cell>
          <table:table-cell table:style-name="ce1" office:value-type="string" calcext:value-type="string">
            <text:p>Lvl 2 sngl</text:p>
          </table:table-cell>
          <table:table-cell table:style-name="ce1" office:value-type="string" calcext:value-type="string">
            <text:p>Lvl 3 sngl</text:p>
          </table:table-cell>
          <table:table-cell table:style-name="ce1" office:value-type="string" calcext:value-type="string">
            <text:p>Lvl 4 sngl</text:p>
          </table:table-cell>
          <table:table-cell table:style-name="ce1" table:number-columns-repeated="16303"/>
        </table:table-row>
        <table:table-row table:style-name="ro1">
          <table:table-cell table:style-name="ce1"/>
          <table:table-cell table:style-name="ce3" table:number-columns-repeated="6"/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Hard</text:p>
          </table:table-cell>
          <table:table-cell table:style-name="ce3" office:value-type="string" calcext:value-type="string">
            <text:p>Insane</text:p>
          </table:table-cell>
          <table:table-cell table:style-name="ce3"/>
          <table:table-cell table:style-name="ce9" office:value-type="string" calcext:value-type="string">
            <text:p>Balanced To:</text:p>
          </table:table-cell>
          <table:table-cell table:style-name="ce10" office:value-type="string" calcext:value-type="string" table:number-columns-spanned="8" table:number-rows-spanned="1">
            <text:p>Crit</text:p>
          </table:table-cell>
          <table:covered-table-cell table:number-columns-repeated="7" table:style-name="ce3"/>
          <table:table-cell table:style-name="ce3"/>
          <table:table-cell table:style-name="ce10" office:value-type="string" calcext:value-type="string" table:number-columns-spanned="6" table:number-rows-spanned="1">
            <text:p>Crit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9" table:number-rows-spanned="1">
            <text:p>Norm</text:p>
          </table:table-cell>
          <table:covered-table-cell table:number-columns-repeated="8" table:style-name="ce3"/>
          <table:table-cell table:style-name="ce3"/>
          <table:table-cell table:style-name="ce10" office:value-type="string" calcext:value-type="string" table:number-columns-spanned="6" table:number-rows-spanned="1">
            <text:p>x=4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6" table:number-rows-spanned="1">
            <text:p>r=20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6" table:number-rows-spanned="1">
            <text:p>alpha=0.4</text:p>
          </table:table-cell>
          <table:covered-table-cell table:number-columns-repeated="5" table:style-name="ce3"/>
          <table:table-cell table:style-name="ce3" table:number-columns-repeated="163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style-name="ce5" table:formula="of:=([.$B3] + 3 * [.$C3]) / 10 / (1 - [.$D3] * 0.006) *POWER([.$E3]; 0.75) * [.$C$14] / 13" office:value-type="float" office:value="85.4833427049405" calcext:value-type="float">
            <text:p>85.5</text:p>
          </table:table-cell>
          <table:table-cell table:style-name="ce5" office:value-type="float" office:value="0" calcext:value-type="float">
            <text:p>0.0</text:p>
          </table:table-cell>
          <table:table-cell table:style-name="ce7" table:formula="of:=COM.MICROSOFT.CEILING.MATH(LN(MAX([.$G3]*4;1))^2.5+1)" office:value-type="float" office:value="1" calcext:value-type="float">
            <text:p>1</text:p>
          </table:table-cell>
          <table:table-cell table:style-name="ce7" table:formula="of:=COM.MICROSOFT.CEILING.MATH(LN(MAX([.$G3]*3.5;1))^2.5+1)" office:value-type="float" office:value="1" calcext:value-type="float">
            <text:p>1</text:p>
          </table:table-cell>
          <table:table-cell table:style-name="ce7" table:formula="of:=COM.MICROSOFT.CEILING.MATH(LN(MAX([.$G3]*3;1))^2.5+1)" office:value-type="float" office:value="1" calcext:value-type="float">
            <text:p>1</text:p>
          </table:table-cell>
          <table:table-cell table:style-name="ce7" table:formula="of:=COM.MICROSOFT.CEILING.MATH(LN(MAX([.$G3]*2.5;1))^2.5+1)" office:value-type="float" office:value="1" calcext:value-type="float">
            <text:p>1</text:p>
          </table:table-cell>
          <table:table-cell/>
          <table:table-cell table:style-name="ce5"/>
          <table:table-cell table:style-name="ce47" table:formula="of:=MAX([$Sword.E$2] - [.$C3]; 0)*[$Sword.$F$2]" office:value-type="float" office:value="15" calcext:value-type="float">
            <text:p>15.0</text:p>
          </table:table-cell>
          <table:table-cell table:style-name="ce47" table:formula="of:=MAX([$Sword.E$3] - [.$C3]; 0)*[$Sword.$F$3]" office:value-type="float" office:value="37.875" calcext:value-type="float">
            <text:p>37.9</text:p>
          </table:table-cell>
          <table:table-cell table:style-name="ce47" table:formula="of:=MAX([$Sword.E$4] - [.$C3]; 0)*[$Sword.$F$4]" office:value-type="float" office:value="63.9375" calcext:value-type="float">
            <text:p>63.9</text:p>
          </table:table-cell>
          <table:table-cell table:style-name="ce47" table:formula="of:=MAX([$Sword.E$5] - [.$C3]; 0)*[$Sword.$F$5]" office:value-type="float" office:value="93.75" calcext:value-type="float">
            <text:p>93.8</text:p>
          </table:table-cell>
          <table:table-cell table:style-name="ce47" table:formula="of:=MAX([$Sword.E$6] - [.$C3]; 0)*[$Sword.$F$6]" office:value-type="float" office:value="129" calcext:value-type="float">
            <text:p>129.0</text:p>
          </table:table-cell>
          <table:table-cell table:style-name="ce47" table:formula="of:=MAX([$Sword.E$7] - [.$C3]; 0)*[$Sword.$F$7]" office:value-type="float" office:value="166.6875" calcext:value-type="float">
            <text:p>166.7</text:p>
          </table:table-cell>
          <table:table-cell table:style-name="ce47" table:formula="of:=MAX([$Sword.E$8] - [.$C3]; 0)*[$Sword.$F$8]" office:value-type="float" office:value="207.375" calcext:value-type="float">
            <text:p>207.4</text:p>
          </table:table-cell>
          <table:table-cell table:style-name="ce47" table:formula="of:=MAX([$Sword.E$9] - [.$C3]; 0)*[$Sword.$F$9]" office:value-type="float" office:value="28.5" calcext:value-type="float">
            <text:p>28.5</text:p>
          </table:table-cell>
          <table:table-cell table:style-name="ce48"/>
          <table:table-cell table:style-name="ce47" table:formula="of:=MAX([$Axe.E$2] - [.$C3]/2; 0)*MAX(1 - [.$D3]/200;0)*[$Axe.$F$2]" office:value-type="float" office:value="71.232" calcext:value-type="float">
            <text:p>71.2</text:p>
          </table:table-cell>
          <table:table-cell table:style-name="ce47" table:formula="of:=MAX([$Axe.E$3] - [.$C3]/2; 0)*MAX(1 - [.$D3]/200;0)*[$Axe.$F$3]" office:value-type="float" office:value="94.752" calcext:value-type="float">
            <text:p>94.8</text:p>
          </table:table-cell>
          <table:table-cell table:style-name="ce47" table:formula="of:=MAX([$Axe.E$4] - [.$C3]/2; 0)*MAX(1 - [.$D3]/200;0)*[$Axe.$F$4]" office:value-type="float" office:value="121.464" calcext:value-type="float">
            <text:p>121.5</text:p>
          </table:table-cell>
          <table:table-cell table:style-name="ce47" table:formula="of:=MAX([$Axe.E$5] - [.$C3]/2; 0)*MAX(1 - [.$D3]/200;0)*[$Axe.$F$5]" office:value-type="float" office:value="152.376" calcext:value-type="float">
            <text:p>152.4</text:p>
          </table:table-cell>
          <table:table-cell table:style-name="ce47" table:formula="of:=MAX([$Axe.E$6] - [.$C3]/2; 0)*MAX(1 - [.$D3]/200;0)*[$Axe.$F$6]" office:value-type="float" office:value="185.64" calcext:value-type="float">
            <text:p>185.6</text:p>
          </table:table-cell>
          <table:table-cell table:style-name="ce47" table:formula="of:=MAX([$Axe.E$7] - [.$C3]/2; 0)*MAX(1 - [.$D3]/200;0)*[$Axe.$F$7]" office:value-type="float" office:value="222.432" calcext:value-type="float">
            <text:p>222.4</text:p>
          </table:table-cell>
          <table:table-cell table:style-name="ce48"/>
          <table:table-cell table:style-name="ce47" table:formula="of:=MAX([$Scythe.D$2]; 0)*MAX(1 - [.$D3]/100;0)*[$Scythe.$F$2]" office:value-type="float" office:value="62.56" calcext:value-type="float">
            <text:p>62.6</text:p>
          </table:table-cell>
          <table:table-cell table:style-name="ce47" table:formula="of:=MAX([$Scythe.D$3]; 0)*MAX(1 - [.$D3]/100;0)*[$Scythe.$F$3]" office:value-type="float" office:value="82.96" calcext:value-type="float">
            <text:p>83.0</text:p>
          </table:table-cell>
          <table:table-cell table:style-name="ce47" table:formula="of:=MAX([$Scythe.D$4]; 0)*MAX(1 - [.$D3]/100;0)*[$Scythe.$F$4]" office:value-type="float" office:value="106.08" calcext:value-type="float">
            <text:p>106.1</text:p>
          </table:table-cell>
          <table:table-cell table:style-name="ce47" table:formula="of:=MAX([$Scythe.D$5]; 0)*MAX(1 - [.$D3]/100;0)*[$Scythe.$F$5]" office:value-type="float" office:value="133.28" calcext:value-type="float">
            <text:p>133.3</text:p>
          </table:table-cell>
          <table:table-cell table:style-name="ce47" table:formula="of:=MAX([$Scythe.D$6]; 0)*MAX(1 - [.$D3]/100;0)*[$Scythe.$F$6]" office:value-type="float" office:value="163.2" calcext:value-type="float">
            <text:p>163.2</text:p>
          </table:table-cell>
          <table:table-cell table:style-name="ce47" table:formula="of:=MAX([$Scythe.D$7]; 0)*MAX(1 - [.$D3]/100;0)*[$Scythe.$F$7]" office:value-type="float" office:value="195.84" calcext:value-type="float">
            <text:p>195.8</text:p>
          </table:table-cell>
          <table:table-cell table:style-name="ce47" table:formula="of:=MAX([$Scythe.D$8]; 0)*MAX(1 - [.$D3]/100;0)*[$Scythe.$F$8]" office:value-type="float" office:value="51.68" calcext:value-type="float">
            <text:p>51.7</text:p>
          </table:table-cell>
          <table:table-cell table:style-name="ce47" table:formula="of:=MAX([$Scythe.D$9]; 0)*MAX(1 - [.$D3]/100;0)*[$Scythe.$F$9]" office:value-type="float" office:value="59.84" calcext:value-type="float">
            <text:p>59.8</text:p>
          </table:table-cell>
          <table:table-cell table:style-name="ce47" table:formula="of:=MAX([$Scythe.D$10]; 0)*MAX(1 - [.$D3]/100;0)*[$Scythe.$F$10]" office:value-type="float" office:value="68" calcext:value-type="float">
            <text:p>68.0</text:p>
          </table:table-cell>
          <table:table-cell table:style-name="ce48"/>
          <table:table-cell table:style-name="ce48" table:formula="of:=MAX([$Staff.E$2]; 0)*[$Staff.$F$2]" office:value-type="float" office:value="73.6" calcext:value-type="float">
            <text:p>73.6</text:p>
          </table:table-cell>
          <table:table-cell table:style-name="ce48" table:formula="of:=MAX([$Staff.E$3]; 0)*[$Staff.$F$3]" office:value-type="float" office:value="100" calcext:value-type="float">
            <text:p>100</text:p>
          </table:table-cell>
          <table:table-cell table:style-name="ce48" table:formula="of:=MAX([$Staff.E$4]; 0)*[$Staff.$F$4]" office:value-type="float" office:value="128" calcext:value-type="float">
            <text:p>128</text:p>
          </table:table-cell>
          <table:table-cell table:style-name="ce48" table:formula="of:=MAX([$Staff.E$5]; 0)*[$Staff.$F$5]" office:value-type="float" office:value="160.8" calcext:value-type="float">
            <text:p>160.8</text:p>
          </table:table-cell>
          <table:table-cell table:style-name="ce48" table:formula="of:=MAX([$Staff.E$6]; 0)*[$Staff.$F$6]" office:value-type="float" office:value="196" calcext:value-type="float">
            <text:p>196</text:p>
          </table:table-cell>
          <table:table-cell table:style-name="ce48" table:formula="of:=MAX([$Staff.E$7]; 0)*[$Staff.$F$7]" office:value-type="float" office:value="235.2" calcext:value-type="float">
            <text:p>235.2</text:p>
          </table:table-cell>
          <table:table-cell table:style-name="ce48"/>
          <table:table-cell table:style-name="ce47" table:formula="of:=MAX([$Bow.E$2] - [.$C3]; 0)*MAX(1 - [.$D3]/100;0)*[$Bow.$F$2]" office:value-type="float" office:value="56.2430096892651" calcext:value-type="float">
            <text:p>56.2</text:p>
          </table:table-cell>
          <table:table-cell table:style-name="ce47" table:formula="of:=MAX([$Bow.E$3] - [.$C3]; 0)*MAX(1 - [.$D3]/100;0)*[$Bow.$F$3]" office:value-type="float" office:value="79.7198342322431" calcext:value-type="float">
            <text:p>79.7</text:p>
          </table:table-cell>
          <table:table-cell table:style-name="ce47" table:formula="of:=MAX([$Bow.E$4] - [.$C3]; 0)*MAX(1 - [.$D3]/100;0)*[$Bow.$F$4]" office:value-type="float" office:value="100.58812271489" calcext:value-type="float">
            <text:p>100.6</text:p>
          </table:table-cell>
          <table:table-cell table:style-name="ce47" table:formula="of:=MAX([$Bow.E$5] - [.$C3]; 0)*MAX(1 - [.$D3]/100;0)*[$Bow.$F$5]" office:value-type="float" office:value="129.28201937853" calcext:value-type="float">
            <text:p>129.3</text:p>
          </table:table-cell>
          <table:table-cell table:style-name="ce47" table:formula="of:=MAX([$Bow.E$6] - [.$C3]; 0)*MAX(1 - [.$D3]/100;0)*[$Bow.$F$6]" office:value-type="float" office:value="157.97591604217" calcext:value-type="float">
            <text:p>158.0</text:p>
          </table:table-cell>
          <table:table-cell table:style-name="ce47" table:formula="of:=MAX([$Bow.E$7] - [.$C3]; 0)*MAX(1 - [.$D3]/100;0)*[$Bow.$F$7]" office:value-type="float" office:value="191.886884826472" calcext:value-type="float">
            <text:p>191.9</text:p>
          </table:table-cell>
          <table:table-cell table:style-name="ce48"/>
          <table:table-cell table:style-name="ce47" table:formula="of:=MAX([$Crossbow.E$2] - [.$C3]/2; 0)*MAX(1 - [.$D3]/200;0)*[$Crossbow.$F$2]" office:value-type="float" office:value="75.684" calcext:value-type="float">
            <text:p>75.7</text:p>
          </table:table-cell>
          <table:table-cell table:style-name="ce47" table:formula="of:=MAX([$Crossbow.E$3] - [.$C3]/2; 0)*MAX(1 - [.$D3]/200;0)*[$Crossbow.$F$3]" office:value-type="float" office:value="100.674" calcext:value-type="float">
            <text:p>100.7</text:p>
          </table:table-cell>
          <table:table-cell table:style-name="ce47" table:formula="of:=MAX([$Crossbow.E$4] - [.$C3]/2; 0)*MAX(1 - [.$D3]/200;0)*[$Crossbow.$F$4]" office:value-type="float" office:value="129.3768" calcext:value-type="float">
            <text:p>129.4</text:p>
          </table:table-cell>
          <table:table-cell table:style-name="ce47" table:formula="of:=MAX([$Crossbow.E$5] - [.$C3]/2; 0)*MAX(1 - [.$D3]/200;0)*[$Crossbow.$F$5]" office:value-type="float" office:value="161.364" calcext:value-type="float">
            <text:p>161.4</text:p>
          </table:table-cell>
          <table:table-cell table:style-name="ce47" table:formula="of:=MAX([$Crossbow.E$6] - [.$C3]/2; 0)*MAX(1 - [.$D3]/200;0)*[$Crossbow.$F$6]" office:value-type="float" office:value="197.50668" calcext:value-type="float">
            <text:p>197.5</text:p>
          </table:table-cell>
          <table:table-cell table:style-name="ce47" table:formula="of:=MAX([$Crossbow.E$7] - [.$C3]/2; 0)*MAX(1 - [.$D3]/200;0)*[$Crossbow.$F$7]" office:value-type="float" office:value="236.314008" calcext:value-type="float">
            <text:p>236.3</text:p>
          </table:table-cell>
          <table:table-cell table:number-columns-repeated="2"/>
          <table:table-cell table:style-name="ce49" table:formula="of:=MAX([$doge.E$3] - [.$C3]; 0)" office:value-type="float" office:value="0" calcext:value-type="float">
            <text:p>0</text:p>
          </table:table-cell>
          <table:table-cell table:style-name="ce49" table:formula="of:=MAX([$doge.$E$4] - [.$C3]; 0)" office:value-type="float" office:value="0" calcext:value-type="float">
            <text:p>0</text:p>
          </table:table-cell>
          <table:table-cell table:style-name="ce49" table:formula="of:=MAX([$doge.$E$5] - [.$C3]; 0)" office:value-type="float" office:value="2" calcext:value-type="float">
            <text:p>2</text:p>
          </table:table-cell>
          <table:table-cell table:style-name="ce49" table:formula="of:=MAX([$doge.$E$6] - [.$C3]; 0)" office:value-type="float" office:value="7" calcext:value-type="float">
            <text:p>7</text:p>
          </table:table-cell>
          <table:table-cell table:style-name="ce49" table:formula="of:=MAX([$doge.$E$7] - [.$C3]; 0)" office:value-type="float" office:value="12" calcext:value-type="float">
            <text:p>12</text:p>
          </table:table-cell>
          <table:table-cell table:style-name="ce49"/>
          <table:table-cell table:style-name="ce50" table:formula="of:=MAX([$hors.$E$3] - [.$C3]/2; 0)*MAX(1 - [.$D3]/200;0)" office:value-type="float" office:value="47.04" calcext:value-type="float">
            <text:p>47.0</text:p>
          </table:table-cell>
          <table:table-cell table:style-name="ce50" table:formula="of:=MAX([$hors.$E$4] - [.$C3]/2; 0)*MAX(1 - [.$D3]/200;0)" office:value-type="float" office:value="59.64" calcext:value-type="float">
            <text:p>59.6</text:p>
          </table:table-cell>
          <table:table-cell table:style-name="ce50" table:formula="of:=MAX([$hors.$E$5] - [.$C3]/2; 0)*MAX(1 - [.$D3]/200;0)" office:value-type="float" office:value="80.64" calcext:value-type="float">
            <text:p>80.6</text:p>
          </table:table-cell>
          <table:table-cell table:style-name="ce50" table:formula="of:=MAX([$hors.$E$6] - [.$C3]/2; 0)*MAX(1 - [.$D3]/200;0)" office:value-type="float" office:value="101.64" calcext:value-type="float">
            <text:p>101.6</text:p>
          </table:table-cell>
          <table:table-cell table:style-name="ce49"/>
          <table:table-cell table:style-name="ce50" table:formula="of:=MAX([$irgl.$E$3] - [.$C3]; 0)*MAX(1 - [.$D3]/100;0)" office:value-type="float" office:value="110.16" calcext:value-type="float">
            <text:p>110.2</text:p>
          </table:table-cell>
          <table:table-cell table:style-name="ce50" table:formula="of:=MAX([$irgl.$E$4] - [.$C3]; 0)*MAX(1 - [.$D3]/100;0)" office:value-type="float" office:value="127.16" calcext:value-type="float">
            <text:p>127.2</text:p>
          </table:table-cell>
          <table:table-cell table:style-name="ce50" table:formula="of:=MAX([$irgl.$E$5] - [.$C3]; 0)*MAX(1 - [.$D3]/100;0)" office:value-type="float" office:value="150.96" calcext:value-type="float">
            <text:p>151.0</text:p>
          </table:table-cell>
          <table:table-cell table:style-name="ce50" table:formula="of:=MAX([$irgl.$E$6] - [.$C3]; 0)*MAX(1 - [.$D3]/100;0)" office:value-type="float" office:value="178.16" calcext:value-type="float">
            <text:p>178.2</text:p>
          </table:table-cell>
          <table:table-cell table:style-name="ce49"/>
          <table:table-cell table:style-name="ce50" table:formula="of:=MAX([$sngl.$E$3]; 0)*MAX(1 - [.$D3]/100;0)" office:value-type="float" office:value="81.6" calcext:value-type="float">
            <text:p>81.6</text:p>
          </table:table-cell>
          <table:table-cell table:style-name="ce50" table:formula="of:=MAX([$sngl.$E$4]; 0)*MAX(1 - [.$D3]/100;0)" office:value-type="float" office:value="95.2" calcext:value-type="float">
            <text:p>95.2</text:p>
          </table:table-cell>
          <table:table-cell table:style-name="ce50" table:formula="of:=MAX([$sngl.$E$5]; 0)*MAX(1 - [.$D3]/100;0)" office:value-type="float" office:value="115.6" calcext:value-type="float">
            <text:p>115.6</text:p>
          </table:table-cell>
          <table:table-cell table:style-name="ce50" table:formula="of:=MAX([$sngl.$E$6]; 0)*MAX(1 - [.$D3]/100;0)" office:value-type="float" office:value="136" calcext:value-type="float">
            <text:p>136.0</text:p>
          </table:table-cell>
          <table:table-cell table:number-columns-repeated="163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style-name="ce5" table:formula="of:=([.$B4] + 3 * [.$C4]) / 10 / (1 - [.$D4] * 0.006) *POWER([.$E4]; 0.75) * [.$C$14] / 13" office:value-type="float" office:value="110.068499650306" calcext:value-type="float">
            <text:p>110.1</text:p>
          </table:table-cell>
          <table:table-cell table:style-name="ce5" office:value-type="float" office:value="4.5" calcext:value-type="float">
            <text:p>4.5</text:p>
          </table:table-cell>
          <table:table-cell table:style-name="ce7" table:formula="of:=COM.MICROSOFT.CEILING.MATH(LN(MAX([.$G4]*4;1))^2.5+1)" office:value-type="float" office:value="16" calcext:value-type="float">
            <text:p>16</text:p>
          </table:table-cell>
          <table:table-cell table:style-name="ce7" table:formula="of:=COM.MICROSOFT.CEILING.MATH(LN(MAX([.$G4]*3.5;1))^2.5+1)" office:value-type="float" office:value="14" calcext:value-type="float">
            <text:p>14</text:p>
          </table:table-cell>
          <table:table-cell table:style-name="ce7" table:formula="of:=COM.MICROSOFT.CEILING.MATH(LN(MAX([.$G4]*3;1))^2.5+1)" office:value-type="float" office:value="12" calcext:value-type="float">
            <text:p>12</text:p>
          </table:table-cell>
          <table:table-cell table:style-name="ce7" table:formula="of:=COM.MICROSOFT.CEILING.MATH(LN(MAX([.$G4]*2.5;1))^2.5+1)" office:value-type="float" office:value="11" calcext:value-type="float">
            <text:p>11</text:p>
          </table:table-cell>
          <table:table-cell/>
          <table:table-cell table:style-name="ce5"/>
          <table:table-cell table:style-name="ce47" table:formula="of:=MAX([$Sword.E$2] - [.$C4]; 0)*[$Sword.$F$2]" office:value-type="float" office:value="15" calcext:value-type="float">
            <text:p>15.0</text:p>
          </table:table-cell>
          <table:table-cell table:style-name="ce47" table:formula="of:=MAX([$Sword.E$3] - [.$C4]; 0)*[$Sword.$F$3]" office:value-type="float" office:value="37.875" calcext:value-type="float">
            <text:p>37.9</text:p>
          </table:table-cell>
          <table:table-cell table:style-name="ce47" table:formula="of:=MAX([$Sword.E$4] - [.$C4]; 0)*[$Sword.$F$4]" office:value-type="float" office:value="63.9375" calcext:value-type="float">
            <text:p>63.9</text:p>
          </table:table-cell>
          <table:table-cell table:style-name="ce47" table:formula="of:=MAX([$Sword.E$5] - [.$C4]; 0)*[$Sword.$F$5]" office:value-type="float" office:value="93.75" calcext:value-type="float">
            <text:p>93.8</text:p>
          </table:table-cell>
          <table:table-cell table:style-name="ce47" table:formula="of:=MAX([$Sword.E$6] - [.$C4]; 0)*[$Sword.$F$6]" office:value-type="float" office:value="129" calcext:value-type="float">
            <text:p>129.0</text:p>
          </table:table-cell>
          <table:table-cell table:style-name="ce47" table:formula="of:=MAX([$Sword.E$7] - [.$C4]; 0)*[$Sword.$F$7]" office:value-type="float" office:value="166.6875" calcext:value-type="float">
            <text:p>166.7</text:p>
          </table:table-cell>
          <table:table-cell table:style-name="ce47" table:formula="of:=MAX([$Sword.E$8] - [.$C4]; 0)*[$Sword.$F$8]" office:value-type="float" office:value="207.375" calcext:value-type="float">
            <text:p>207.4</text:p>
          </table:table-cell>
          <table:table-cell table:style-name="ce47" table:formula="of:=MAX([$Sword.E$9] - [.$C4]; 0)*[$Sword.$F$9]" office:value-type="float" office:value="28.5" calcext:value-type="float">
            <text:p>28.5</text:p>
          </table:table-cell>
          <table:table-cell table:style-name="ce48"/>
          <table:table-cell table:style-name="ce47" table:formula="of:=MAX([$Axe.E$2] - [.$C4]/2; 0)*MAX(1 - [.$D4]/200;0)*[$Axe.$F$2]" office:value-type="float" office:value="70.384" calcext:value-type="float">
            <text:p>70.4</text:p>
          </table:table-cell>
          <table:table-cell table:style-name="ce47" table:formula="of:=MAX([$Axe.E$3] - [.$C4]/2; 0)*MAX(1 - [.$D4]/200;0)*[$Axe.$F$3]" office:value-type="float" office:value="93.624" calcext:value-type="float">
            <text:p>93.6</text:p>
          </table:table-cell>
          <table:table-cell table:style-name="ce47" table:formula="of:=MAX([$Axe.E$4] - [.$C4]/2; 0)*MAX(1 - [.$D4]/200;0)*[$Axe.$F$4]" office:value-type="float" office:value="120.018" calcext:value-type="float">
            <text:p>120.0</text:p>
          </table:table-cell>
          <table:table-cell table:style-name="ce47" table:formula="of:=MAX([$Axe.E$5] - [.$C4]/2; 0)*MAX(1 - [.$D4]/200;0)*[$Axe.$F$5]" office:value-type="float" office:value="150.562" calcext:value-type="float">
            <text:p>150.6</text:p>
          </table:table-cell>
          <table:table-cell table:style-name="ce47" table:formula="of:=MAX([$Axe.E$6] - [.$C4]/2; 0)*MAX(1 - [.$D4]/200;0)*[$Axe.$F$6]" office:value-type="float" office:value="183.43" calcext:value-type="float">
            <text:p>183.4</text:p>
          </table:table-cell>
          <table:table-cell table:style-name="ce47" table:formula="of:=MAX([$Axe.E$7] - [.$C4]/2; 0)*MAX(1 - [.$D4]/200;0)*[$Axe.$F$7]" office:value-type="float" office:value="219.784" calcext:value-type="float">
            <text:p>219.8</text:p>
          </table:table-cell>
          <table:table-cell table:style-name="ce48"/>
          <table:table-cell table:style-name="ce47" table:formula="of:=MAX([$Scythe.D$2]; 0)*MAX(1 - [.$D4]/100;0)*[$Scythe.$F$2]" office:value-type="float" office:value="60.72" calcext:value-type="float">
            <text:p>60.7</text:p>
          </table:table-cell>
          <table:table-cell table:style-name="ce47" table:formula="of:=MAX([$Scythe.D$3]; 0)*MAX(1 - [.$D4]/100;0)*[$Scythe.$F$3]" office:value-type="float" office:value="80.52" calcext:value-type="float">
            <text:p>80.5</text:p>
          </table:table-cell>
          <table:table-cell table:style-name="ce47" table:formula="of:=MAX([$Scythe.D$4]; 0)*MAX(1 - [.$D4]/100;0)*[$Scythe.$F$4]" office:value-type="float" office:value="102.96" calcext:value-type="float">
            <text:p>103.0</text:p>
          </table:table-cell>
          <table:table-cell table:style-name="ce47" table:formula="of:=MAX([$Scythe.D$5]; 0)*MAX(1 - [.$D4]/100;0)*[$Scythe.$F$5]" office:value-type="float" office:value="129.36" calcext:value-type="float">
            <text:p>129.4</text:p>
          </table:table-cell>
          <table:table-cell table:style-name="ce47" table:formula="of:=MAX([$Scythe.D$6]; 0)*MAX(1 - [.$D4]/100;0)*[$Scythe.$F$6]" office:value-type="float" office:value="158.4" calcext:value-type="float">
            <text:p>158.4</text:p>
          </table:table-cell>
          <table:table-cell table:style-name="ce47" table:formula="of:=MAX([$Scythe.D$7]; 0)*MAX(1 - [.$D4]/100;0)*[$Scythe.$F$7]" office:value-type="float" office:value="190.08" calcext:value-type="float">
            <text:p>190.1</text:p>
          </table:table-cell>
          <table:table-cell table:style-name="ce47" table:formula="of:=MAX([$Scythe.D$8]; 0)*MAX(1 - [.$D4]/100;0)*[$Scythe.$F$8]" office:value-type="float" office:value="50.16" calcext:value-type="float">
            <text:p>50.2</text:p>
          </table:table-cell>
          <table:table-cell table:style-name="ce47" table:formula="of:=MAX([$Scythe.D$9]; 0)*MAX(1 - [.$D4]/100;0)*[$Scythe.$F$9]" office:value-type="float" office:value="58.08" calcext:value-type="float">
            <text:p>58.1</text:p>
          </table:table-cell>
          <table:table-cell table:style-name="ce47" table:formula="of:=MAX([$Scythe.D$10]; 0)*MAX(1 - [.$D4]/100;0)*[$Scythe.$F$10]" office:value-type="float" office:value="66" calcext:value-type="float">
            <text:p>66.0</text:p>
          </table:table-cell>
          <table:table-cell table:style-name="ce48"/>
          <table:table-cell table:style-name="ce48" table:formula="of:=MAX([$Staff.E$2]; 0)*[$Staff.$F$2]" office:value-type="float" office:value="73.6" calcext:value-type="float">
            <text:p>73.6</text:p>
          </table:table-cell>
          <table:table-cell table:style-name="ce48" table:formula="of:=MAX([$Staff.E$3]; 0)*[$Staff.$F$3]" office:value-type="float" office:value="100" calcext:value-type="float">
            <text:p>100</text:p>
          </table:table-cell>
          <table:table-cell table:style-name="ce48" table:formula="of:=MAX([$Staff.E$4]; 0)*[$Staff.$F$4]" office:value-type="float" office:value="128" calcext:value-type="float">
            <text:p>128</text:p>
          </table:table-cell>
          <table:table-cell table:style-name="ce48" table:formula="of:=MAX([$Staff.E$5]; 0)*[$Staff.$F$5]" office:value-type="float" office:value="160.8" calcext:value-type="float">
            <text:p>160.8</text:p>
          </table:table-cell>
          <table:table-cell table:style-name="ce48" table:formula="of:=MAX([$Staff.E$6]; 0)*[$Staff.$F$6]" office:value-type="float" office:value="196" calcext:value-type="float">
            <text:p>196</text:p>
          </table:table-cell>
          <table:table-cell table:style-name="ce48" table:formula="of:=MAX([$Staff.E$7]; 0)*[$Staff.$F$7]" office:value-type="float" office:value="235.2" calcext:value-type="float">
            <text:p>235.2</text:p>
          </table:table-cell>
          <table:table-cell table:style-name="ce48"/>
          <table:table-cell table:style-name="ce47" table:formula="of:=MAX([$Bow.E$2] - [.$C4]; 0)*MAX(1 - [.$D4]/100;0)*[$Bow.$F$2]" office:value-type="float" office:value="54.5888035219338" calcext:value-type="float">
            <text:p>54.6</text:p>
          </table:table-cell>
          <table:table-cell table:style-name="ce47" table:formula="of:=MAX([$Bow.E$3] - [.$C4]; 0)*MAX(1 - [.$D4]/100;0)*[$Bow.$F$3]" office:value-type="float" office:value="77.3751332254125" calcext:value-type="float">
            <text:p>77.4</text:p>
          </table:table-cell>
          <table:table-cell table:style-name="ce47" table:formula="of:=MAX([$Bow.E$4] - [.$C4]; 0)*MAX(1 - [.$D4]/100;0)*[$Bow.$F$4]" office:value-type="float" office:value="97.6296485173936" calcext:value-type="float">
            <text:p>97.6</text:p>
          </table:table-cell>
          <table:table-cell table:style-name="ce47" table:formula="of:=MAX([$Bow.E$5] - [.$C4]; 0)*MAX(1 - [.$D4]/100;0)*[$Bow.$F$5]" office:value-type="float" office:value="125.479607043868" calcext:value-type="float">
            <text:p>125.5</text:p>
          </table:table-cell>
          <table:table-cell table:style-name="ce47" table:formula="of:=MAX([$Bow.E$6] - [.$C4]; 0)*MAX(1 - [.$D4]/100;0)*[$Bow.$F$6]" office:value-type="float" office:value="153.329565570341" calcext:value-type="float">
            <text:p>153.3</text:p>
          </table:table-cell>
          <table:table-cell table:style-name="ce47" table:formula="of:=MAX([$Bow.E$7] - [.$C4]; 0)*MAX(1 - [.$D4]/100;0)*[$Bow.$F$7]" office:value-type="float" office:value="186.243152919811" calcext:value-type="float">
            <text:p>186.2</text:p>
          </table:table-cell>
          <table:table-cell table:style-name="ce48"/>
          <table:table-cell table:style-name="ce47" table:formula="of:=MAX([$Crossbow.E$2] - [.$C4]/2; 0)*MAX(1 - [.$D4]/200;0)*[$Crossbow.$F$2]" office:value-type="float" office:value="74.783" calcext:value-type="float">
            <text:p>74.8</text:p>
          </table:table-cell>
          <table:table-cell table:style-name="ce47" table:formula="of:=MAX([$Crossbow.E$3] - [.$C4]/2; 0)*MAX(1 - [.$D4]/200;0)*[$Crossbow.$F$3]" office:value-type="float" office:value="99.4755" calcext:value-type="float">
            <text:p>99.5</text:p>
          </table:table-cell>
          <table:table-cell table:style-name="ce47" table:formula="of:=MAX([$Crossbow.E$4] - [.$C4]/2; 0)*MAX(1 - [.$D4]/200;0)*[$Crossbow.$F$4]" office:value-type="float" office:value="127.8366" calcext:value-type="float">
            <text:p>127.8</text:p>
          </table:table-cell>
          <table:table-cell table:style-name="ce47" table:formula="of:=MAX([$Crossbow.E$5] - [.$C4]/2; 0)*MAX(1 - [.$D4]/200;0)*[$Crossbow.$F$5]" office:value-type="float" office:value="159.443" calcext:value-type="float">
            <text:p>159.4</text:p>
          </table:table-cell>
          <table:table-cell table:style-name="ce47" table:formula="of:=MAX([$Crossbow.E$6] - [.$C4]/2; 0)*MAX(1 - [.$D4]/200;0)*[$Crossbow.$F$6]" office:value-type="float" office:value="195.15541" calcext:value-type="float">
            <text:p>195.2</text:p>
          </table:table-cell>
          <table:table-cell table:style-name="ce47" table:formula="of:=MAX([$Crossbow.E$7] - [.$C4]/2; 0)*MAX(1 - [.$D4]/200;0)*[$Crossbow.$F$7]" office:value-type="float" office:value="233.500746" calcext:value-type="float">
            <text:p>233.5</text:p>
          </table:table-cell>
          <table:table-cell table:number-columns-repeated="2"/>
          <table:table-cell table:style-name="ce49" table:formula="of:=MAX([$doge.E$3] - [.$C4]; 0)" office:value-type="float" office:value="0" calcext:value-type="float">
            <text:p>0</text:p>
          </table:table-cell>
          <table:table-cell table:style-name="ce49" table:formula="of:=MAX([$doge.$E$4] - [.$C4]; 0)" office:value-type="float" office:value="0" calcext:value-type="float">
            <text:p>0</text:p>
          </table:table-cell>
          <table:table-cell table:style-name="ce49" table:formula="of:=MAX([$doge.$E$5] - [.$C4]; 0)" office:value-type="float" office:value="2" calcext:value-type="float">
            <text:p>2</text:p>
          </table:table-cell>
          <table:table-cell table:style-name="ce49" table:formula="of:=MAX([$doge.$E$6] - [.$C4]; 0)" office:value-type="float" office:value="7" calcext:value-type="float">
            <text:p>7</text:p>
          </table:table-cell>
          <table:table-cell table:style-name="ce49" table:formula="of:=MAX([$doge.$E$7] - [.$C4]; 0)" office:value-type="float" office:value="12" calcext:value-type="float">
            <text:p>12</text:p>
          </table:table-cell>
          <table:table-cell table:style-name="ce49"/>
          <table:table-cell table:style-name="ce50" table:formula="of:=MAX([$hors.$E$3] - [.$C4]/2; 0)*MAX(1 - [.$D4]/200;0)" office:value-type="float" office:value="46.48" calcext:value-type="float">
            <text:p>46.5</text:p>
          </table:table-cell>
          <table:table-cell table:style-name="ce50" table:formula="of:=MAX([$hors.$E$4] - [.$C4]/2; 0)*MAX(1 - [.$D4]/200;0)" office:value-type="float" office:value="58.93" calcext:value-type="float">
            <text:p>58.9</text:p>
          </table:table-cell>
          <table:table-cell table:style-name="ce50" table:formula="of:=MAX([$hors.$E$5] - [.$C4]/2; 0)*MAX(1 - [.$D4]/200;0)" office:value-type="float" office:value="79.68" calcext:value-type="float">
            <text:p>79.7</text:p>
          </table:table-cell>
          <table:table-cell table:style-name="ce50" table:formula="of:=MAX([$hors.$E$6] - [.$C4]/2; 0)*MAX(1 - [.$D4]/200;0)" office:value-type="float" office:value="100.43" calcext:value-type="float">
            <text:p>100.4</text:p>
          </table:table-cell>
          <table:table-cell table:style-name="ce49"/>
          <table:table-cell table:style-name="ce50" table:formula="of:=MAX([$irgl.$E$3] - [.$C4]; 0)*MAX(1 - [.$D4]/100;0)" office:value-type="float" office:value="106.92" calcext:value-type="float">
            <text:p>106.9</text:p>
          </table:table-cell>
          <table:table-cell table:style-name="ce50" table:formula="of:=MAX([$irgl.$E$4] - [.$C4]; 0)*MAX(1 - [.$D4]/100;0)" office:value-type="float" office:value="123.42" calcext:value-type="float">
            <text:p>123.4</text:p>
          </table:table-cell>
          <table:table-cell table:style-name="ce50" table:formula="of:=MAX([$irgl.$E$5] - [.$C4]; 0)*MAX(1 - [.$D4]/100;0)" office:value-type="float" office:value="146.52" calcext:value-type="float">
            <text:p>146.5</text:p>
          </table:table-cell>
          <table:table-cell table:style-name="ce50" table:formula="of:=MAX([$irgl.$E$6] - [.$C4]; 0)*MAX(1 - [.$D4]/100;0)" office:value-type="float" office:value="172.92" calcext:value-type="float">
            <text:p>172.9</text:p>
          </table:table-cell>
          <table:table-cell table:style-name="ce49"/>
          <table:table-cell table:style-name="ce50" table:formula="of:=MAX([$sngl.$E$3]; 0)*MAX(1 - [.$D4]/100;0)" office:value-type="float" office:value="79.2" calcext:value-type="float">
            <text:p>79.2</text:p>
          </table:table-cell>
          <table:table-cell table:style-name="ce50" table:formula="of:=MAX([$sngl.$E$4]; 0)*MAX(1 - [.$D4]/100;0)" office:value-type="float" office:value="92.4" calcext:value-type="float">
            <text:p>92.4</text:p>
          </table:table-cell>
          <table:table-cell table:style-name="ce50" table:formula="of:=MAX([$sngl.$E$5]; 0)*MAX(1 - [.$D4]/100;0)" office:value-type="float" office:value="112.2" calcext:value-type="float">
            <text:p>112.2</text:p>
          </table:table-cell>
          <table:table-cell table:style-name="ce50" table:formula="of:=MAX([$sngl.$E$6]; 0)*MAX(1 - [.$D4]/100;0)" office:value-type="float" office:value="132" calcext:value-type="float">
            <text:p>132.0</text:p>
          </table:table-cell>
          <table:table-cell table:number-columns-repeated="163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table:style-name="ce5" table:formula="of:=([.$B5] + 3 * [.$C5]) / 10 / (1 - [.$D5] * 0.006) *POWER([.$E5]; 0.75) * [.$C$14] / 13" office:value-type="float" office:value="139.781490056688" calcext:value-type="float">
            <text:p>139.8</text:p>
          </table:table-cell>
          <table:table-cell table:style-name="ce5" office:value-type="float" office:value="6" calcext:value-type="float">
            <text:p>6.0</text:p>
          </table:table-cell>
          <table:table-cell table:style-name="ce7" table:formula="of:=COM.MICROSOFT.CEILING.MATH(LN(MAX([.$G5]*4;1))^2.5+1)" office:value-type="float" office:value="20" calcext:value-type="float">
            <text:p>20</text:p>
          </table:table-cell>
          <table:table-cell table:style-name="ce7" table:formula="of:=COM.MICROSOFT.CEILING.MATH(LN(MAX([.$G5]*3.5;1))^2.5+1)" office:value-type="float" office:value="18" calcext:value-type="float">
            <text:p>18</text:p>
          </table:table-cell>
          <table:table-cell table:style-name="ce7" table:formula="of:=COM.MICROSOFT.CEILING.MATH(LN(MAX([.$G5]*3;1))^2.5+1)" office:value-type="float" office:value="16" calcext:value-type="float">
            <text:p>16</text:p>
          </table:table-cell>
          <table:table-cell table:style-name="ce7" table:formula="of:=COM.MICROSOFT.CEILING.MATH(LN(MAX([.$G5]*2.5;1))^2.5+1)" office:value-type="float" office:value="14" calcext:value-type="float">
            <text:p>14</text:p>
          </table:table-cell>
          <table:table-cell/>
          <table:table-cell table:style-name="ce5"/>
          <table:table-cell table:style-name="ce47" table:formula="of:=MAX([$Sword.E$2] - [.$C5]; 0)*[$Sword.$F$2]" office:value-type="float" office:value="12" calcext:value-type="float">
            <text:p>12.0</text:p>
          </table:table-cell>
          <table:table-cell table:style-name="ce47" table:formula="of:=MAX([$Sword.E$3] - [.$C5]; 0)*[$Sword.$F$3]" office:value-type="float" office:value="34.875" calcext:value-type="float">
            <text:p>34.9</text:p>
          </table:table-cell>
          <table:table-cell table:style-name="ce47" table:formula="of:=MAX([$Sword.E$4] - [.$C5]; 0)*[$Sword.$F$4]" office:value-type="float" office:value="60.9375" calcext:value-type="float">
            <text:p>60.9</text:p>
          </table:table-cell>
          <table:table-cell table:style-name="ce47" table:formula="of:=MAX([$Sword.E$5] - [.$C5]; 0)*[$Sword.$F$5]" office:value-type="float" office:value="90.75" calcext:value-type="float">
            <text:p>90.8</text:p>
          </table:table-cell>
          <table:table-cell table:style-name="ce47" table:formula="of:=MAX([$Sword.E$6] - [.$C5]; 0)*[$Sword.$F$6]" office:value-type="float" office:value="126" calcext:value-type="float">
            <text:p>126.0</text:p>
          </table:table-cell>
          <table:table-cell table:style-name="ce47" table:formula="of:=MAX([$Sword.E$7] - [.$C5]; 0)*[$Sword.$F$7]" office:value-type="float" office:value="163.6875" calcext:value-type="float">
            <text:p>163.7</text:p>
          </table:table-cell>
          <table:table-cell table:style-name="ce47" table:formula="of:=MAX([$Sword.E$8] - [.$C5]; 0)*[$Sword.$F$8]" office:value-type="float" office:value="204.375" calcext:value-type="float">
            <text:p>204.4</text:p>
          </table:table-cell>
          <table:table-cell table:style-name="ce47" table:formula="of:=MAX([$Sword.E$9] - [.$C5]; 0)*[$Sword.$F$9]" office:value-type="float" office:value="25.5" calcext:value-type="float">
            <text:p>25.5</text:p>
          </table:table-cell>
          <table:table-cell table:style-name="ce48"/>
          <table:table-cell table:style-name="ce47" table:formula="of:=MAX([$Axe.E$2] - [.$C5]/2; 0)*MAX(1 - [.$D5]/200;0)*[$Axe.$F$2]" office:value-type="float" office:value="69.72" calcext:value-type="float">
            <text:p>69.7</text:p>
          </table:table-cell>
          <table:table-cell table:style-name="ce47" table:formula="of:=MAX([$Axe.E$3] - [.$C5]/2; 0)*MAX(1 - [.$D5]/200;0)*[$Axe.$F$3]" office:value-type="float" office:value="92.96" calcext:value-type="float">
            <text:p>93.0</text:p>
          </table:table-cell>
          <table:table-cell table:style-name="ce47" table:formula="of:=MAX([$Axe.E$4] - [.$C5]/2; 0)*MAX(1 - [.$D5]/200;0)*[$Axe.$F$4]" office:value-type="float" office:value="119.354" calcext:value-type="float">
            <text:p>119.4</text:p>
          </table:table-cell>
          <table:table-cell table:style-name="ce47" table:formula="of:=MAX([$Axe.E$5] - [.$C5]/2; 0)*MAX(1 - [.$D5]/200;0)*[$Axe.$F$5]" office:value-type="float" office:value="149.898" calcext:value-type="float">
            <text:p>149.9</text:p>
          </table:table-cell>
          <table:table-cell table:style-name="ce47" table:formula="of:=MAX([$Axe.E$6] - [.$C5]/2; 0)*MAX(1 - [.$D5]/200;0)*[$Axe.$F$6]" office:value-type="float" office:value="182.766" calcext:value-type="float">
            <text:p>182.8</text:p>
          </table:table-cell>
          <table:table-cell table:style-name="ce47" table:formula="of:=MAX([$Axe.E$7] - [.$C5]/2; 0)*MAX(1 - [.$D5]/200;0)*[$Axe.$F$7]" office:value-type="float" office:value="219.12" calcext:value-type="float">
            <text:p>219.1</text:p>
          </table:table-cell>
          <table:table-cell table:style-name="ce48"/>
          <table:table-cell table:style-name="ce47" table:formula="of:=MAX([$Scythe.D$2]; 0)*MAX(1 - [.$D5]/100;0)*[$Scythe.$F$2]" office:value-type="float" office:value="60.72" calcext:value-type="float">
            <text:p>60.7</text:p>
          </table:table-cell>
          <table:table-cell table:style-name="ce47" table:formula="of:=MAX([$Scythe.D$3]; 0)*MAX(1 - [.$D5]/100;0)*[$Scythe.$F$3]" office:value-type="float" office:value="80.52" calcext:value-type="float">
            <text:p>80.5</text:p>
          </table:table-cell>
          <table:table-cell table:style-name="ce47" table:formula="of:=MAX([$Scythe.D$4]; 0)*MAX(1 - [.$D5]/100;0)*[$Scythe.$F$4]" office:value-type="float" office:value="102.96" calcext:value-type="float">
            <text:p>103.0</text:p>
          </table:table-cell>
          <table:table-cell table:style-name="ce47" table:formula="of:=MAX([$Scythe.D$5]; 0)*MAX(1 - [.$D5]/100;0)*[$Scythe.$F$5]" office:value-type="float" office:value="129.36" calcext:value-type="float">
            <text:p>129.4</text:p>
          </table:table-cell>
          <table:table-cell table:style-name="ce47" table:formula="of:=MAX([$Scythe.D$6]; 0)*MAX(1 - [.$D5]/100;0)*[$Scythe.$F$6]" office:value-type="float" office:value="158.4" calcext:value-type="float">
            <text:p>158.4</text:p>
          </table:table-cell>
          <table:table-cell table:style-name="ce47" table:formula="of:=MAX([$Scythe.D$7]; 0)*MAX(1 - [.$D5]/100;0)*[$Scythe.$F$7]" office:value-type="float" office:value="190.08" calcext:value-type="float">
            <text:p>190.1</text:p>
          </table:table-cell>
          <table:table-cell table:style-name="ce47" table:formula="of:=MAX([$Scythe.D$8]; 0)*MAX(1 - [.$D5]/100;0)*[$Scythe.$F$8]" office:value-type="float" office:value="50.16" calcext:value-type="float">
            <text:p>50.2</text:p>
          </table:table-cell>
          <table:table-cell table:style-name="ce47" table:formula="of:=MAX([$Scythe.D$9]; 0)*MAX(1 - [.$D5]/100;0)*[$Scythe.$F$9]" office:value-type="float" office:value="58.08" calcext:value-type="float">
            <text:p>58.1</text:p>
          </table:table-cell>
          <table:table-cell table:style-name="ce47" table:formula="of:=MAX([$Scythe.D$10]; 0)*MAX(1 - [.$D5]/100;0)*[$Scythe.$F$10]" office:value-type="float" office:value="66" calcext:value-type="float">
            <text:p>66.0</text:p>
          </table:table-cell>
          <table:table-cell table:style-name="ce48"/>
          <table:table-cell table:style-name="ce48" table:formula="of:=MAX([$Staff.E$2]; 0)*[$Staff.$F$2]" office:value-type="float" office:value="73.6" calcext:value-type="float">
            <text:p>73.6</text:p>
          </table:table-cell>
          <table:table-cell table:style-name="ce48" table:formula="of:=MAX([$Staff.E$3]; 0)*[$Staff.$F$3]" office:value-type="float" office:value="100" calcext:value-type="float">
            <text:p>100</text:p>
          </table:table-cell>
          <table:table-cell table:style-name="ce48" table:formula="of:=MAX([$Staff.E$4]; 0)*[$Staff.$F$4]" office:value-type="float" office:value="128" calcext:value-type="float">
            <text:p>128</text:p>
          </table:table-cell>
          <table:table-cell table:style-name="ce48" table:formula="of:=MAX([$Staff.E$5]; 0)*[$Staff.$F$5]" office:value-type="float" office:value="160.8" calcext:value-type="float">
            <text:p>160.8</text:p>
          </table:table-cell>
          <table:table-cell table:style-name="ce48" table:formula="of:=MAX([$Staff.E$6]; 0)*[$Staff.$F$6]" office:value-type="float" office:value="196" calcext:value-type="float">
            <text:p>196</text:p>
          </table:table-cell>
          <table:table-cell table:style-name="ce48" table:formula="of:=MAX([$Staff.E$7]; 0)*[$Staff.$F$7]" office:value-type="float" office:value="235.2" calcext:value-type="float">
            <text:p>235.2</text:p>
          </table:table-cell>
          <table:table-cell table:style-name="ce48"/>
          <table:table-cell table:style-name="ce47" table:formula="of:=MAX([$Bow.E$2] - [.$C5]; 0)*MAX(1 - [.$D5]/100;0)*[$Bow.$F$2]" office:value-type="float" office:value="53.7308035219338" calcext:value-type="float">
            <text:p>53.7</text:p>
          </table:table-cell>
          <table:table-cell table:style-name="ce47" table:formula="of:=MAX([$Bow.E$3] - [.$C5]; 0)*MAX(1 - [.$D5]/100;0)*[$Bow.$F$3]" office:value-type="float" office:value="76.5171332254125" calcext:value-type="float">
            <text:p>76.5</text:p>
          </table:table-cell>
          <table:table-cell table:style-name="ce47" table:formula="of:=MAX([$Bow.E$4] - [.$C5]; 0)*MAX(1 - [.$D5]/100;0)*[$Bow.$F$4]" office:value-type="float" office:value="96.7716485173935" calcext:value-type="float">
            <text:p>96.8</text:p>
          </table:table-cell>
          <table:table-cell table:style-name="ce47" table:formula="of:=MAX([$Bow.E$5] - [.$C5]; 0)*MAX(1 - [.$D5]/100;0)*[$Bow.$F$5]" office:value-type="float" office:value="124.621607043868" calcext:value-type="float">
            <text:p>124.6</text:p>
          </table:table-cell>
          <table:table-cell table:style-name="ce47" table:formula="of:=MAX([$Bow.E$6] - [.$C5]; 0)*MAX(1 - [.$D5]/100;0)*[$Bow.$F$6]" office:value-type="float" office:value="152.471565570341" calcext:value-type="float">
            <text:p>152.5</text:p>
          </table:table-cell>
          <table:table-cell table:style-name="ce47" table:formula="of:=MAX([$Bow.E$7] - [.$C5]; 0)*MAX(1 - [.$D5]/100;0)*[$Bow.$F$7]" office:value-type="float" office:value="185.385152919811" calcext:value-type="float">
            <text:p>185.4</text:p>
          </table:table-cell>
          <table:table-cell table:style-name="ce48"/>
          <table:table-cell table:style-name="ce47" table:formula="of:=MAX([$Crossbow.E$2] - [.$C5]/2; 0)*MAX(1 - [.$D5]/200;0)*[$Crossbow.$F$2]" office:value-type="float" office:value="74.0775" calcext:value-type="float">
            <text:p>74.1</text:p>
          </table:table-cell>
          <table:table-cell table:style-name="ce47" table:formula="of:=MAX([$Crossbow.E$3] - [.$C5]/2; 0)*MAX(1 - [.$D5]/200;0)*[$Crossbow.$F$3]" office:value-type="float" office:value="98.77" calcext:value-type="float">
            <text:p>98.8</text:p>
          </table:table-cell>
          <table:table-cell table:style-name="ce47" table:formula="of:=MAX([$Crossbow.E$4] - [.$C5]/2; 0)*MAX(1 - [.$D5]/200;0)*[$Crossbow.$F$4]" office:value-type="float" office:value="127.1311" calcext:value-type="float">
            <text:p>127.1</text:p>
          </table:table-cell>
          <table:table-cell table:style-name="ce47" table:formula="of:=MAX([$Crossbow.E$5] - [.$C5]/2; 0)*MAX(1 - [.$D5]/200;0)*[$Crossbow.$F$5]" office:value-type="float" office:value="158.7375" calcext:value-type="float">
            <text:p>158.7</text:p>
          </table:table-cell>
          <table:table-cell table:style-name="ce47" table:formula="of:=MAX([$Crossbow.E$6] - [.$C5]/2; 0)*MAX(1 - [.$D5]/200;0)*[$Crossbow.$F$6]" office:value-type="float" office:value="194.44991" calcext:value-type="float">
            <text:p>194.4</text:p>
          </table:table-cell>
          <table:table-cell table:style-name="ce47" table:formula="of:=MAX([$Crossbow.E$7] - [.$C5]/2; 0)*MAX(1 - [.$D5]/200;0)*[$Crossbow.$F$7]" office:value-type="float" office:value="232.795246" calcext:value-type="float">
            <text:p>232.8</text:p>
          </table:table-cell>
          <table:table-cell table:number-columns-repeated="2"/>
          <table:table-cell table:style-name="ce49" table:formula="of:=MAX([$doge.E$3] - [.$C5]; 0)" office:value-type="float" office:value="0" calcext:value-type="float">
            <text:p>0</text:p>
          </table:table-cell>
          <table:table-cell table:style-name="ce49" table:formula="of:=MAX([$doge.$E$4] - [.$C5]; 0)" office:value-type="float" office:value="0" calcext:value-type="float">
            <text:p>0</text:p>
          </table:table-cell>
          <table:table-cell table:style-name="ce49" table:formula="of:=MAX([$doge.$E$5] - [.$C5]; 0)" office:value-type="float" office:value="0" calcext:value-type="float">
            <text:p>0</text:p>
          </table:table-cell>
          <table:table-cell table:style-name="ce49" table:formula="of:=MAX([$doge.$E$6] - [.$C5]; 0)" office:value-type="float" office:value="5" calcext:value-type="float">
            <text:p>5</text:p>
          </table:table-cell>
          <table:table-cell table:style-name="ce49" table:formula="of:=MAX([$doge.$E$7] - [.$C5]; 0)" office:value-type="float" office:value="10" calcext:value-type="float">
            <text:p>10</text:p>
          </table:table-cell>
          <table:table-cell table:style-name="ce49"/>
          <table:table-cell table:style-name="ce50" table:formula="of:=MAX([$hors.$E$3] - [.$C5]/2; 0)*MAX(1 - [.$D5]/200;0)" office:value-type="float" office:value="45.65" calcext:value-type="float">
            <text:p>45.7</text:p>
          </table:table-cell>
          <table:table-cell table:style-name="ce50" table:formula="of:=MAX([$hors.$E$4] - [.$C5]/2; 0)*MAX(1 - [.$D5]/200;0)" office:value-type="float" office:value="58.1" calcext:value-type="float">
            <text:p>58.1</text:p>
          </table:table-cell>
          <table:table-cell table:style-name="ce50" table:formula="of:=MAX([$hors.$E$5] - [.$C5]/2; 0)*MAX(1 - [.$D5]/200;0)" office:value-type="float" office:value="78.85" calcext:value-type="float">
            <text:p>78.9</text:p>
          </table:table-cell>
          <table:table-cell table:style-name="ce50" table:formula="of:=MAX([$hors.$E$6] - [.$C5]/2; 0)*MAX(1 - [.$D5]/200;0)" office:value-type="float" office:value="99.6" calcext:value-type="float">
            <text:p>99.6</text:p>
          </table:table-cell>
          <table:table-cell table:style-name="ce49"/>
          <table:table-cell table:style-name="ce50" table:formula="of:=MAX([$irgl.$E$3] - [.$C5]; 0)*MAX(1 - [.$D5]/100;0)" office:value-type="float" office:value="105.6" calcext:value-type="float">
            <text:p>105.6</text:p>
          </table:table-cell>
          <table:table-cell table:style-name="ce50" table:formula="of:=MAX([$irgl.$E$4] - [.$C5]; 0)*MAX(1 - [.$D5]/100;0)" office:value-type="float" office:value="122.1" calcext:value-type="float">
            <text:p>122.1</text:p>
          </table:table-cell>
          <table:table-cell table:style-name="ce50" table:formula="of:=MAX([$irgl.$E$5] - [.$C5]; 0)*MAX(1 - [.$D5]/100;0)" office:value-type="float" office:value="145.2" calcext:value-type="float">
            <text:p>145.2</text:p>
          </table:table-cell>
          <table:table-cell table:style-name="ce50" table:formula="of:=MAX([$irgl.$E$6] - [.$C5]; 0)*MAX(1 - [.$D5]/100;0)" office:value-type="float" office:value="171.6" calcext:value-type="float">
            <text:p>171.6</text:p>
          </table:table-cell>
          <table:table-cell table:style-name="ce49"/>
          <table:table-cell table:style-name="ce50" table:formula="of:=MAX([$sngl.$E$3]; 0)*MAX(1 - [.$D5]/100;0)" office:value-type="float" office:value="79.2" calcext:value-type="float">
            <text:p>79.2</text:p>
          </table:table-cell>
          <table:table-cell table:style-name="ce50" table:formula="of:=MAX([$sngl.$E$4]; 0)*MAX(1 - [.$D5]/100;0)" office:value-type="float" office:value="92.4" calcext:value-type="float">
            <text:p>92.4</text:p>
          </table:table-cell>
          <table:table-cell table:style-name="ce50" table:formula="of:=MAX([$sngl.$E$5]; 0)*MAX(1 - [.$D5]/100;0)" office:value-type="float" office:value="112.2" calcext:value-type="float">
            <text:p>112.2</text:p>
          </table:table-cell>
          <table:table-cell table:style-name="ce50" table:formula="of:=MAX([$sngl.$E$6]; 0)*MAX(1 - [.$D5]/100;0)" office:value-type="float" office:value="132" calcext:value-type="float">
            <text:p>132.0</text:p>
          </table:table-cell>
          <table:table-cell table:number-columns-repeated="163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style-name="ce5" table:formula="of:=([.$B6] + 3 * [.$C6]) / 10 / (1 - [.$D6] * 0.006) *POWER([.$E6]; 0.75) * [.$C$14] / 13" office:value-type="float" office:value="169.791245673543" calcext:value-type="float">
            <text:p>169.8</text:p>
          </table:table-cell>
          <table:table-cell table:style-name="ce5" office:value-type="float" office:value="7.5" calcext:value-type="float">
            <text:p>7.5</text:p>
          </table:table-cell>
          <table:table-cell table:style-name="ce7" table:formula="of:=COM.MICROSOFT.CEILING.MATH(LN(MAX([.$G6]*4;1))^2.5+1)" office:value-type="float" office:value="23" calcext:value-type="float">
            <text:p>23</text:p>
          </table:table-cell>
          <table:table-cell table:style-name="ce7" table:formula="of:=COM.MICROSOFT.CEILING.MATH(LN(MAX([.$G6]*3.5;1))^2.5+1)" office:value-type="float" office:value="21" calcext:value-type="float">
            <text:p>21</text:p>
          </table:table-cell>
          <table:table-cell table:style-name="ce7" table:formula="of:=COM.MICROSOFT.CEILING.MATH(LN(MAX([.$G6]*3;1))^2.5+1)" office:value-type="float" office:value="19" calcext:value-type="float">
            <text:p>19</text:p>
          </table:table-cell>
          <table:table-cell table:style-name="ce7" table:formula="of:=COM.MICROSOFT.CEILING.MATH(LN(MAX([.$G6]*2.5;1))^2.5+1)" office:value-type="float" office:value="16" calcext:value-type="float">
            <text:p>16</text:p>
          </table:table-cell>
          <table:table-cell/>
          <table:table-cell table:style-name="ce5"/>
          <table:table-cell table:style-name="ce47" table:formula="of:=MAX([$Sword.E$2] - [.$C6]; 0)*[$Sword.$F$2]" office:value-type="float" office:value="12" calcext:value-type="float">
            <text:p>12.0</text:p>
          </table:table-cell>
          <table:table-cell table:style-name="ce47" table:formula="of:=MAX([$Sword.E$3] - [.$C6]; 0)*[$Sword.$F$3]" office:value-type="float" office:value="34.875" calcext:value-type="float">
            <text:p>34.9</text:p>
          </table:table-cell>
          <table:table-cell table:style-name="ce47" table:formula="of:=MAX([$Sword.E$4] - [.$C6]; 0)*[$Sword.$F$4]" office:value-type="float" office:value="60.9375" calcext:value-type="float">
            <text:p>60.9</text:p>
          </table:table-cell>
          <table:table-cell table:style-name="ce47" table:formula="of:=MAX([$Sword.E$5] - [.$C6]; 0)*[$Sword.$F$5]" office:value-type="float" office:value="90.75" calcext:value-type="float">
            <text:p>90.8</text:p>
          </table:table-cell>
          <table:table-cell table:style-name="ce47" table:formula="of:=MAX([$Sword.E$6] - [.$C6]; 0)*[$Sword.$F$6]" office:value-type="float" office:value="126" calcext:value-type="float">
            <text:p>126.0</text:p>
          </table:table-cell>
          <table:table-cell table:style-name="ce47" table:formula="of:=MAX([$Sword.E$7] - [.$C6]; 0)*[$Sword.$F$7]" office:value-type="float" office:value="163.6875" calcext:value-type="float">
            <text:p>163.7</text:p>
          </table:table-cell>
          <table:table-cell table:style-name="ce47" table:formula="of:=MAX([$Sword.E$8] - [.$C6]; 0)*[$Sword.$F$8]" office:value-type="float" office:value="204.375" calcext:value-type="float">
            <text:p>204.4</text:p>
          </table:table-cell>
          <table:table-cell table:style-name="ce47" table:formula="of:=MAX([$Sword.E$9] - [.$C6]; 0)*[$Sword.$F$9]" office:value-type="float" office:value="25.5" calcext:value-type="float">
            <text:p>25.5</text:p>
          </table:table-cell>
          <table:table-cell table:style-name="ce48"/>
          <table:table-cell table:style-name="ce47" table:formula="of:=MAX([$Axe.E$2] - [.$C6]/2; 0)*MAX(1 - [.$D6]/200;0)*[$Axe.$F$2]" office:value-type="float" office:value="68.88" calcext:value-type="float">
            <text:p>68.9</text:p>
          </table:table-cell>
          <table:table-cell table:style-name="ce47" table:formula="of:=MAX([$Axe.E$3] - [.$C6]/2; 0)*MAX(1 - [.$D6]/200;0)*[$Axe.$F$3]" office:value-type="float" office:value="91.84" calcext:value-type="float">
            <text:p>91.8</text:p>
          </table:table-cell>
          <table:table-cell table:style-name="ce47" table:formula="of:=MAX([$Axe.E$4] - [.$C6]/2; 0)*MAX(1 - [.$D6]/200;0)*[$Axe.$F$4]" office:value-type="float" office:value="117.916" calcext:value-type="float">
            <text:p>117.9</text:p>
          </table:table-cell>
          <table:table-cell table:style-name="ce47" table:formula="of:=MAX([$Axe.E$5] - [.$C6]/2; 0)*MAX(1 - [.$D6]/200;0)*[$Axe.$F$5]" office:value-type="float" office:value="148.092" calcext:value-type="float">
            <text:p>148.1</text:p>
          </table:table-cell>
          <table:table-cell table:style-name="ce47" table:formula="of:=MAX([$Axe.E$6] - [.$C6]/2; 0)*MAX(1 - [.$D6]/200;0)*[$Axe.$F$6]" office:value-type="float" office:value="180.564" calcext:value-type="float">
            <text:p>180.6</text:p>
          </table:table-cell>
          <table:table-cell table:style-name="ce47" table:formula="of:=MAX([$Axe.E$7] - [.$C6]/2; 0)*MAX(1 - [.$D6]/200;0)*[$Axe.$F$7]" office:value-type="float" office:value="216.48" calcext:value-type="float">
            <text:p>216.5</text:p>
          </table:table-cell>
          <table:table-cell table:style-name="ce48"/>
          <table:table-cell table:style-name="ce47" table:formula="of:=MAX([$Scythe.D$2]; 0)*MAX(1 - [.$D6]/100;0)*[$Scythe.$F$2]" office:value-type="float" office:value="58.88" calcext:value-type="float">
            <text:p>58.9</text:p>
          </table:table-cell>
          <table:table-cell table:style-name="ce47" table:formula="of:=MAX([$Scythe.D$3]; 0)*MAX(1 - [.$D6]/100;0)*[$Scythe.$F$3]" office:value-type="float" office:value="78.08" calcext:value-type="float">
            <text:p>78.1</text:p>
          </table:table-cell>
          <table:table-cell table:style-name="ce47" table:formula="of:=MAX([$Scythe.D$4]; 0)*MAX(1 - [.$D6]/100;0)*[$Scythe.$F$4]" office:value-type="float" office:value="99.84" calcext:value-type="float">
            <text:p>99.8</text:p>
          </table:table-cell>
          <table:table-cell table:style-name="ce47" table:formula="of:=MAX([$Scythe.D$5]; 0)*MAX(1 - [.$D6]/100;0)*[$Scythe.$F$5]" office:value-type="float" office:value="125.44" calcext:value-type="float">
            <text:p>125.4</text:p>
          </table:table-cell>
          <table:table-cell table:style-name="ce47" table:formula="of:=MAX([$Scythe.D$6]; 0)*MAX(1 - [.$D6]/100;0)*[$Scythe.$F$6]" office:value-type="float" office:value="153.6" calcext:value-type="float">
            <text:p>153.6</text:p>
          </table:table-cell>
          <table:table-cell table:style-name="ce47" table:formula="of:=MAX([$Scythe.D$7]; 0)*MAX(1 - [.$D6]/100;0)*[$Scythe.$F$7]" office:value-type="float" office:value="184.32" calcext:value-type="float">
            <text:p>184.3</text:p>
          </table:table-cell>
          <table:table-cell table:style-name="ce47" table:formula="of:=MAX([$Scythe.D$8]; 0)*MAX(1 - [.$D6]/100;0)*[$Scythe.$F$8]" office:value-type="float" office:value="48.64" calcext:value-type="float">
            <text:p>48.6</text:p>
          </table:table-cell>
          <table:table-cell table:style-name="ce47" table:formula="of:=MAX([$Scythe.D$9]; 0)*MAX(1 - [.$D6]/100;0)*[$Scythe.$F$9]" office:value-type="float" office:value="56.32" calcext:value-type="float">
            <text:p>56.3</text:p>
          </table:table-cell>
          <table:table-cell table:style-name="ce47" table:formula="of:=MAX([$Scythe.D$10]; 0)*MAX(1 - [.$D6]/100;0)*[$Scythe.$F$10]" office:value-type="float" office:value="64" calcext:value-type="float">
            <text:p>64.0</text:p>
          </table:table-cell>
          <table:table-cell table:style-name="ce48"/>
          <table:table-cell table:style-name="ce48" table:formula="of:=MAX([$Staff.E$2]; 0)*[$Staff.$F$2]" office:value-type="float" office:value="73.6" calcext:value-type="float">
            <text:p>73.6</text:p>
          </table:table-cell>
          <table:table-cell table:style-name="ce48" table:formula="of:=MAX([$Staff.E$3]; 0)*[$Staff.$F$3]" office:value-type="float" office:value="100" calcext:value-type="float">
            <text:p>100</text:p>
          </table:table-cell>
          <table:table-cell table:style-name="ce48" table:formula="of:=MAX([$Staff.E$4]; 0)*[$Staff.$F$4]" office:value-type="float" office:value="128" calcext:value-type="float">
            <text:p>128</text:p>
          </table:table-cell>
          <table:table-cell table:style-name="ce48" table:formula="of:=MAX([$Staff.E$5]; 0)*[$Staff.$F$5]" office:value-type="float" office:value="160.8" calcext:value-type="float">
            <text:p>160.8</text:p>
          </table:table-cell>
          <table:table-cell table:style-name="ce48" table:formula="of:=MAX([$Staff.E$6]; 0)*[$Staff.$F$6]" office:value-type="float" office:value="196" calcext:value-type="float">
            <text:p>196</text:p>
          </table:table-cell>
          <table:table-cell table:style-name="ce48" table:formula="of:=MAX([$Staff.E$7]; 0)*[$Staff.$F$7]" office:value-type="float" office:value="235.2" calcext:value-type="float">
            <text:p>235.2</text:p>
          </table:table-cell>
          <table:table-cell table:style-name="ce48"/>
          <table:table-cell table:style-name="ce47" table:formula="of:=MAX([$Bow.E$2] - [.$C6]; 0)*MAX(1 - [.$D6]/100;0)*[$Bow.$F$2]" office:value-type="float" office:value="52.1025973546024" calcext:value-type="float">
            <text:p>52.1</text:p>
          </table:table-cell>
          <table:table-cell table:style-name="ce47" table:formula="of:=MAX([$Bow.E$3] - [.$C6]; 0)*MAX(1 - [.$D6]/100;0)*[$Bow.$F$3]" office:value-type="float" office:value="74.1984322185818" calcext:value-type="float">
            <text:p>74.2</text:p>
          </table:table-cell>
          <table:table-cell table:style-name="ce47" table:formula="of:=MAX([$Bow.E$4] - [.$C6]; 0)*MAX(1 - [.$D6]/100;0)*[$Bow.$F$4]" office:value-type="float" office:value="93.8391743198968" calcext:value-type="float">
            <text:p>93.8</text:p>
          </table:table-cell>
          <table:table-cell table:style-name="ce47" table:formula="of:=MAX([$Bow.E$5] - [.$C6]; 0)*MAX(1 - [.$D6]/100;0)*[$Bow.$F$5]" office:value-type="float" office:value="120.845194709205" calcext:value-type="float">
            <text:p>120.8</text:p>
          </table:table-cell>
          <table:table-cell table:style-name="ce47" table:formula="of:=MAX([$Bow.E$6] - [.$C6]; 0)*MAX(1 - [.$D6]/100;0)*[$Bow.$F$6]" office:value-type="float" office:value="147.851215098513" calcext:value-type="float">
            <text:p>147.9</text:p>
          </table:table-cell>
          <table:table-cell table:style-name="ce47" table:formula="of:=MAX([$Bow.E$7] - [.$C6]; 0)*MAX(1 - [.$D6]/100;0)*[$Bow.$F$7]" office:value-type="float" office:value="179.76742101315" calcext:value-type="float">
            <text:p>179.8</text:p>
          </table:table-cell>
          <table:table-cell table:style-name="ce48"/>
          <table:table-cell table:style-name="ce47" table:formula="of:=MAX([$Crossbow.E$2] - [.$C6]/2; 0)*MAX(1 - [.$D6]/200;0)*[$Crossbow.$F$2]" office:value-type="float" office:value="73.185" calcext:value-type="float">
            <text:p>73.2</text:p>
          </table:table-cell>
          <table:table-cell table:style-name="ce47" table:formula="of:=MAX([$Crossbow.E$3] - [.$C6]/2; 0)*MAX(1 - [.$D6]/200;0)*[$Crossbow.$F$3]" office:value-type="float" office:value="97.58" calcext:value-type="float">
            <text:p>97.6</text:p>
          </table:table-cell>
          <table:table-cell table:style-name="ce47" table:formula="of:=MAX([$Crossbow.E$4] - [.$C6]/2; 0)*MAX(1 - [.$D6]/200;0)*[$Crossbow.$F$4]" office:value-type="float" office:value="125.5994" calcext:value-type="float">
            <text:p>125.6</text:p>
          </table:table-cell>
          <table:table-cell table:style-name="ce47" table:formula="of:=MAX([$Crossbow.E$5] - [.$C6]/2; 0)*MAX(1 - [.$D6]/200;0)*[$Crossbow.$F$5]" office:value-type="float" office:value="156.825" calcext:value-type="float">
            <text:p>156.8</text:p>
          </table:table-cell>
          <table:table-cell table:style-name="ce47" table:formula="of:=MAX([$Crossbow.E$6] - [.$C6]/2; 0)*MAX(1 - [.$D6]/200;0)*[$Crossbow.$F$6]" office:value-type="float" office:value="192.10714" calcext:value-type="float">
            <text:p>192.1</text:p>
          </table:table-cell>
          <table:table-cell table:style-name="ce47" table:formula="of:=MAX([$Crossbow.E$7] - [.$C6]/2; 0)*MAX(1 - [.$D6]/200;0)*[$Crossbow.$F$7]" office:value-type="float" office:value="229.990484" calcext:value-type="float">
            <text:p>230.0</text:p>
          </table:table-cell>
          <table:table-cell table:number-columns-repeated="2"/>
          <table:table-cell table:style-name="ce49" table:formula="of:=MAX([$doge.E$3] - [.$C6]; 0)" office:value-type="float" office:value="0" calcext:value-type="float">
            <text:p>0</text:p>
          </table:table-cell>
          <table:table-cell table:style-name="ce49" table:formula="of:=MAX([$doge.$E$4] - [.$C6]; 0)" office:value-type="float" office:value="0" calcext:value-type="float">
            <text:p>0</text:p>
          </table:table-cell>
          <table:table-cell table:style-name="ce49" table:formula="of:=MAX([$doge.$E$5] - [.$C6]; 0)" office:value-type="float" office:value="0" calcext:value-type="float">
            <text:p>0</text:p>
          </table:table-cell>
          <table:table-cell table:style-name="ce49" table:formula="of:=MAX([$doge.$E$6] - [.$C6]; 0)" office:value-type="float" office:value="5" calcext:value-type="float">
            <text:p>5</text:p>
          </table:table-cell>
          <table:table-cell table:style-name="ce49" table:formula="of:=MAX([$doge.$E$7] - [.$C6]; 0)" office:value-type="float" office:value="10" calcext:value-type="float">
            <text:p>10</text:p>
          </table:table-cell>
          <table:table-cell table:style-name="ce49"/>
          <table:table-cell table:style-name="ce50" table:formula="of:=MAX([$hors.$E$3] - [.$C6]/2; 0)*MAX(1 - [.$D6]/200;0)" office:value-type="float" office:value="45.1" calcext:value-type="float">
            <text:p>45.1</text:p>
          </table:table-cell>
          <table:table-cell table:style-name="ce50" table:formula="of:=MAX([$hors.$E$4] - [.$C6]/2; 0)*MAX(1 - [.$D6]/200;0)" office:value-type="float" office:value="57.4" calcext:value-type="float">
            <text:p>57.4</text:p>
          </table:table-cell>
          <table:table-cell table:style-name="ce50" table:formula="of:=MAX([$hors.$E$5] - [.$C6]/2; 0)*MAX(1 - [.$D6]/200;0)" office:value-type="float" office:value="77.9" calcext:value-type="float">
            <text:p>77.9</text:p>
          </table:table-cell>
          <table:table-cell table:style-name="ce50" table:formula="of:=MAX([$hors.$E$6] - [.$C6]/2; 0)*MAX(1 - [.$D6]/200;0)" office:value-type="float" office:value="98.4" calcext:value-type="float">
            <text:p>98.4</text:p>
          </table:table-cell>
          <table:table-cell table:style-name="ce49"/>
          <table:table-cell table:style-name="ce50" table:formula="of:=MAX([$irgl.$E$3] - [.$C6]; 0)*MAX(1 - [.$D6]/100;0)" office:value-type="float" office:value="102.4" calcext:value-type="float">
            <text:p>102.4</text:p>
          </table:table-cell>
          <table:table-cell table:style-name="ce50" table:formula="of:=MAX([$irgl.$E$4] - [.$C6]; 0)*MAX(1 - [.$D6]/100;0)" office:value-type="float" office:value="118.4" calcext:value-type="float">
            <text:p>118.4</text:p>
          </table:table-cell>
          <table:table-cell table:style-name="ce50" table:formula="of:=MAX([$irgl.$E$5] - [.$C6]; 0)*MAX(1 - [.$D6]/100;0)" office:value-type="float" office:value="140.8" calcext:value-type="float">
            <text:p>140.8</text:p>
          </table:table-cell>
          <table:table-cell table:style-name="ce50" table:formula="of:=MAX([$irgl.$E$6] - [.$C6]; 0)*MAX(1 - [.$D6]/100;0)" office:value-type="float" office:value="166.4" calcext:value-type="float">
            <text:p>166.4</text:p>
          </table:table-cell>
          <table:table-cell table:style-name="ce49"/>
          <table:table-cell table:style-name="ce50" table:formula="of:=MAX([$sngl.$E$3]; 0)*MAX(1 - [.$D6]/100;0)" office:value-type="float" office:value="76.8" calcext:value-type="float">
            <text:p>76.8</text:p>
          </table:table-cell>
          <table:table-cell table:style-name="ce50" table:formula="of:=MAX([$sngl.$E$4]; 0)*MAX(1 - [.$D6]/100;0)" office:value-type="float" office:value="89.6" calcext:value-type="float">
            <text:p>89.6</text:p>
          </table:table-cell>
          <table:table-cell table:style-name="ce50" table:formula="of:=MAX([$sngl.$E$5]; 0)*MAX(1 - [.$D6]/100;0)" office:value-type="float" office:value="108.8" calcext:value-type="float">
            <text:p>108.8</text:p>
          </table:table-cell>
          <table:table-cell table:style-name="ce50" table:formula="of:=MAX([$sngl.$E$6]; 0)*MAX(1 - [.$D6]/100;0)" office:value-type="float" office:value="128" calcext:value-type="float">
            <text:p>128.0</text:p>
          </table:table-cell>
          <table:table-cell table:number-columns-repeated="1630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ce5" table:formula="of:=([.$B7] + 3 * [.$C7]) / 10 / (1 - [.$D7] * 0.006) *POWER([.$E7]; 0.75) * [.$C$14] / 13" office:value-type="float" office:value="211.249544741553" calcext:value-type="float">
            <text:p>211.2</text:p>
          </table:table-cell>
          <table:table-cell table:style-name="ce5" office:value-type="float" office:value="9.5" calcext:value-type="float">
            <text:p>9.5</text:p>
          </table:table-cell>
          <table:table-cell table:style-name="ce7" table:formula="of:=COM.MICROSOFT.CEILING.MATH(LN(MAX([.$G7]*4;1))^2.5+1)" office:value-type="float" office:value="27" calcext:value-type="float">
            <text:p>27</text:p>
          </table:table-cell>
          <table:table-cell table:style-name="ce7" table:formula="of:=COM.MICROSOFT.CEILING.MATH(LN(MAX([.$G7]*3.5;1))^2.5+1)" office:value-type="float" office:value="24" calcext:value-type="float">
            <text:p>24</text:p>
          </table:table-cell>
          <table:table-cell table:style-name="ce7" table:formula="of:=COM.MICROSOFT.CEILING.MATH(LN(MAX([.$G7]*3;1))^2.5+1)" office:value-type="float" office:value="22" calcext:value-type="float">
            <text:p>22</text:p>
          </table:table-cell>
          <table:table-cell table:style-name="ce7" table:formula="of:=COM.MICROSOFT.CEILING.MATH(LN(MAX([.$G7]*2.5;1))^2.5+1)" office:value-type="float" office:value="19" calcext:value-type="float">
            <text:p>19</text:p>
          </table:table-cell>
          <table:table-cell/>
          <table:table-cell table:style-name="ce5"/>
          <table:table-cell table:style-name="ce47" table:formula="of:=MAX([$Sword.E$2] - [.$C7]; 0)*[$Sword.$F$2]" office:value-type="float" office:value="7.5" calcext:value-type="float">
            <text:p>7.5</text:p>
          </table:table-cell>
          <table:table-cell table:style-name="ce47" table:formula="of:=MAX([$Sword.E$3] - [.$C7]; 0)*[$Sword.$F$3]" office:value-type="float" office:value="30.375" calcext:value-type="float">
            <text:p>30.4</text:p>
          </table:table-cell>
          <table:table-cell table:style-name="ce47" table:formula="of:=MAX([$Sword.E$4] - [.$C7]; 0)*[$Sword.$F$4]" office:value-type="float" office:value="56.4375" calcext:value-type="float">
            <text:p>56.4</text:p>
          </table:table-cell>
          <table:table-cell table:style-name="ce47" table:formula="of:=MAX([$Sword.E$5] - [.$C7]; 0)*[$Sword.$F$5]" office:value-type="float" office:value="86.25" calcext:value-type="float">
            <text:p>86.3</text:p>
          </table:table-cell>
          <table:table-cell table:style-name="ce47" table:formula="of:=MAX([$Sword.E$6] - [.$C7]; 0)*[$Sword.$F$6]" office:value-type="float" office:value="121.5" calcext:value-type="float">
            <text:p>121.5</text:p>
          </table:table-cell>
          <table:table-cell table:style-name="ce47" table:formula="of:=MAX([$Sword.E$7] - [.$C7]; 0)*[$Sword.$F$7]" office:value-type="float" office:value="159.1875" calcext:value-type="float">
            <text:p>159.2</text:p>
          </table:table-cell>
          <table:table-cell table:style-name="ce47" table:formula="of:=MAX([$Sword.E$8] - [.$C7]; 0)*[$Sword.$F$8]" office:value-type="float" office:value="199.875" calcext:value-type="float">
            <text:p>199.9</text:p>
          </table:table-cell>
          <table:table-cell table:style-name="ce47" table:formula="of:=MAX([$Sword.E$9] - [.$C7]; 0)*[$Sword.$F$9]" office:value-type="float" office:value="21" calcext:value-type="float">
            <text:p>21.0</text:p>
          </table:table-cell>
          <table:table-cell table:style-name="ce48"/>
          <table:table-cell table:style-name="ce47" table:formula="of:=MAX([$Axe.E$2] - [.$C7]/2; 0)*MAX(1 - [.$D7]/200;0)*[$Axe.$F$2]" office:value-type="float" office:value="67.896" calcext:value-type="float">
            <text:p>67.9</text:p>
          </table:table-cell>
          <table:table-cell table:style-name="ce47" table:formula="of:=MAX([$Axe.E$3] - [.$C7]/2; 0)*MAX(1 - [.$D7]/200;0)*[$Axe.$F$3]" office:value-type="float" office:value="90.856" calcext:value-type="float">
            <text:p>90.9</text:p>
          </table:table-cell>
          <table:table-cell table:style-name="ce47" table:formula="of:=MAX([$Axe.E$4] - [.$C7]/2; 0)*MAX(1 - [.$D7]/200;0)*[$Axe.$F$4]" office:value-type="float" office:value="116.932" calcext:value-type="float">
            <text:p>116.9</text:p>
          </table:table-cell>
          <table:table-cell table:style-name="ce47" table:formula="of:=MAX([$Axe.E$5] - [.$C7]/2; 0)*MAX(1 - [.$D7]/200;0)*[$Axe.$F$5]" office:value-type="float" office:value="147.108" calcext:value-type="float">
            <text:p>147.1</text:p>
          </table:table-cell>
          <table:table-cell table:style-name="ce47" table:formula="of:=MAX([$Axe.E$6] - [.$C7]/2; 0)*MAX(1 - [.$D7]/200;0)*[$Axe.$F$6]" office:value-type="float" office:value="179.58" calcext:value-type="float">
            <text:p>179.6</text:p>
          </table:table-cell>
          <table:table-cell table:style-name="ce47" table:formula="of:=MAX([$Axe.E$7] - [.$C7]/2; 0)*MAX(1 - [.$D7]/200;0)*[$Axe.$F$7]" office:value-type="float" office:value="215.496" calcext:value-type="float">
            <text:p>215.5</text:p>
          </table:table-cell>
          <table:table-cell table:style-name="ce48"/>
          <table:table-cell table:style-name="ce47" table:formula="of:=MAX([$Scythe.D$2]; 0)*MAX(1 - [.$D7]/100;0)*[$Scythe.$F$2]" office:value-type="float" office:value="58.88" calcext:value-type="float">
            <text:p>58.9</text:p>
          </table:table-cell>
          <table:table-cell table:style-name="ce47" table:formula="of:=MAX([$Scythe.D$3]; 0)*MAX(1 - [.$D7]/100;0)*[$Scythe.$F$3]" office:value-type="float" office:value="78.08" calcext:value-type="float">
            <text:p>78.1</text:p>
          </table:table-cell>
          <table:table-cell table:style-name="ce47" table:formula="of:=MAX([$Scythe.D$4]; 0)*MAX(1 - [.$D7]/100;0)*[$Scythe.$F$4]" office:value-type="float" office:value="99.84" calcext:value-type="float">
            <text:p>99.8</text:p>
          </table:table-cell>
          <table:table-cell table:style-name="ce47" table:formula="of:=MAX([$Scythe.D$5]; 0)*MAX(1 - [.$D7]/100;0)*[$Scythe.$F$5]" office:value-type="float" office:value="125.44" calcext:value-type="float">
            <text:p>125.4</text:p>
          </table:table-cell>
          <table:table-cell table:style-name="ce47" table:formula="of:=MAX([$Scythe.D$6]; 0)*MAX(1 - [.$D7]/100;0)*[$Scythe.$F$6]" office:value-type="float" office:value="153.6" calcext:value-type="float">
            <text:p>153.6</text:p>
          </table:table-cell>
          <table:table-cell table:style-name="ce47" table:formula="of:=MAX([$Scythe.D$7]; 0)*MAX(1 - [.$D7]/100;0)*[$Scythe.$F$7]" office:value-type="float" office:value="184.32" calcext:value-type="float">
            <text:p>184.3</text:p>
          </table:table-cell>
          <table:table-cell table:style-name="ce47" table:formula="of:=MAX([$Scythe.D$8]; 0)*MAX(1 - [.$D7]/100;0)*[$Scythe.$F$8]" office:value-type="float" office:value="48.64" calcext:value-type="float">
            <text:p>48.6</text:p>
          </table:table-cell>
          <table:table-cell table:style-name="ce47" table:formula="of:=MAX([$Scythe.D$9]; 0)*MAX(1 - [.$D7]/100;0)*[$Scythe.$F$9]" office:value-type="float" office:value="56.32" calcext:value-type="float">
            <text:p>56.3</text:p>
          </table:table-cell>
          <table:table-cell table:style-name="ce47" table:formula="of:=MAX([$Scythe.D$10]; 0)*MAX(1 - [.$D7]/100;0)*[$Scythe.$F$10]" office:value-type="float" office:value="64" calcext:value-type="float">
            <text:p>64.0</text:p>
          </table:table-cell>
          <table:table-cell table:style-name="ce48"/>
          <table:table-cell table:style-name="ce48" table:formula="of:=MAX([$Staff.E$2]; 0)*[$Staff.$F$2]" office:value-type="float" office:value="73.6" calcext:value-type="float">
            <text:p>73.6</text:p>
          </table:table-cell>
          <table:table-cell table:style-name="ce48" table:formula="of:=MAX([$Staff.E$3]; 0)*[$Staff.$F$3]" office:value-type="float" office:value="100" calcext:value-type="float">
            <text:p>100</text:p>
          </table:table-cell>
          <table:table-cell table:style-name="ce48" table:formula="of:=MAX([$Staff.E$4]; 0)*[$Staff.$F$4]" office:value-type="float" office:value="128" calcext:value-type="float">
            <text:p>128</text:p>
          </table:table-cell>
          <table:table-cell table:style-name="ce48" table:formula="of:=MAX([$Staff.E$5]; 0)*[$Staff.$F$5]" office:value-type="float" office:value="160.8" calcext:value-type="float">
            <text:p>160.8</text:p>
          </table:table-cell>
          <table:table-cell table:style-name="ce48" table:formula="of:=MAX([$Staff.E$6]; 0)*[$Staff.$F$6]" office:value-type="float" office:value="196" calcext:value-type="float">
            <text:p>196</text:p>
          </table:table-cell>
          <table:table-cell table:style-name="ce48" table:formula="of:=MAX([$Staff.E$7]; 0)*[$Staff.$F$7]" office:value-type="float" office:value="235.2" calcext:value-type="float">
            <text:p>235.2</text:p>
          </table:table-cell>
          <table:table-cell table:style-name="ce48"/>
          <table:table-cell table:style-name="ce47" table:formula="of:=MAX([$Bow.E$2] - [.$C7]; 0)*MAX(1 - [.$D7]/100;0)*[$Bow.$F$2]" office:value-type="float" office:value="50.8545973546025" calcext:value-type="float">
            <text:p>50.9</text:p>
          </table:table-cell>
          <table:table-cell table:style-name="ce47" table:formula="of:=MAX([$Bow.E$3] - [.$C7]; 0)*MAX(1 - [.$D7]/100;0)*[$Bow.$F$3]" office:value-type="float" office:value="72.9504322185818" calcext:value-type="float">
            <text:p>73.0</text:p>
          </table:table-cell>
          <table:table-cell table:style-name="ce47" table:formula="of:=MAX([$Bow.E$4] - [.$C7]; 0)*MAX(1 - [.$D7]/100;0)*[$Bow.$F$4]" office:value-type="float" office:value="92.5911743198968" calcext:value-type="float">
            <text:p>92.6</text:p>
          </table:table-cell>
          <table:table-cell table:style-name="ce47" table:formula="of:=MAX([$Bow.E$5] - [.$C7]; 0)*MAX(1 - [.$D7]/100;0)*[$Bow.$F$5]" office:value-type="float" office:value="119.597194709205" calcext:value-type="float">
            <text:p>119.6</text:p>
          </table:table-cell>
          <table:table-cell table:style-name="ce47" table:formula="of:=MAX([$Bow.E$6] - [.$C7]; 0)*MAX(1 - [.$D7]/100;0)*[$Bow.$F$6]" office:value-type="float" office:value="146.603215098513" calcext:value-type="float">
            <text:p>146.6</text:p>
          </table:table-cell>
          <table:table-cell table:style-name="ce47" table:formula="of:=MAX([$Bow.E$7] - [.$C7]; 0)*MAX(1 - [.$D7]/100;0)*[$Bow.$F$7]" office:value-type="float" office:value="178.51942101315" calcext:value-type="float">
            <text:p>178.5</text:p>
          </table:table-cell>
          <table:table-cell table:style-name="ce48"/>
          <table:table-cell table:style-name="ce47" table:formula="of:=MAX([$Crossbow.E$2] - [.$C7]/2; 0)*MAX(1 - [.$D7]/200;0)*[$Crossbow.$F$2]" office:value-type="float" office:value="72.1395" calcext:value-type="float">
            <text:p>72.1</text:p>
          </table:table-cell>
          <table:table-cell table:style-name="ce47" table:formula="of:=MAX([$Crossbow.E$3] - [.$C7]/2; 0)*MAX(1 - [.$D7]/200;0)*[$Crossbow.$F$3]" office:value-type="float" office:value="96.5345" calcext:value-type="float">
            <text:p>96.5</text:p>
          </table:table-cell>
          <table:table-cell table:style-name="ce47" table:formula="of:=MAX([$Crossbow.E$4] - [.$C7]/2; 0)*MAX(1 - [.$D7]/200;0)*[$Crossbow.$F$4]" office:value-type="float" office:value="124.5539" calcext:value-type="float">
            <text:p>124.6</text:p>
          </table:table-cell>
          <table:table-cell table:style-name="ce47" table:formula="of:=MAX([$Crossbow.E$5] - [.$C7]/2; 0)*MAX(1 - [.$D7]/200;0)*[$Crossbow.$F$5]" office:value-type="float" office:value="155.7795" calcext:value-type="float">
            <text:p>155.8</text:p>
          </table:table-cell>
          <table:table-cell table:style-name="ce47" table:formula="of:=MAX([$Crossbow.E$6] - [.$C7]/2; 0)*MAX(1 - [.$D7]/200;0)*[$Crossbow.$F$6]" office:value-type="float" office:value="191.06164" calcext:value-type="float">
            <text:p>191.1</text:p>
          </table:table-cell>
          <table:table-cell table:style-name="ce47" table:formula="of:=MAX([$Crossbow.E$7] - [.$C7]/2; 0)*MAX(1 - [.$D7]/200;0)*[$Crossbow.$F$7]" office:value-type="float" office:value="228.944984" calcext:value-type="float">
            <text:p>228.9</text:p>
          </table:table-cell>
          <table:table-cell table:number-columns-repeated="2"/>
          <table:table-cell table:style-name="ce49" table:formula="of:=MAX([$doge.E$3] - [.$C7]; 0)" office:value-type="float" office:value="0" calcext:value-type="float">
            <text:p>0</text:p>
          </table:table-cell>
          <table:table-cell table:style-name="ce49" table:formula="of:=MAX([$doge.$E$4] - [.$C7]; 0)" office:value-type="float" office:value="0" calcext:value-type="float">
            <text:p>0</text:p>
          </table:table-cell>
          <table:table-cell table:style-name="ce49" table:formula="of:=MAX([$doge.$E$5] - [.$C7]; 0)" office:value-type="float" office:value="0" calcext:value-type="float">
            <text:p>0</text:p>
          </table:table-cell>
          <table:table-cell table:style-name="ce49" table:formula="of:=MAX([$doge.$E$6] - [.$C7]; 0)" office:value-type="float" office:value="2" calcext:value-type="float">
            <text:p>2</text:p>
          </table:table-cell>
          <table:table-cell table:style-name="ce49" table:formula="of:=MAX([$doge.$E$7] - [.$C7]; 0)" office:value-type="float" office:value="7" calcext:value-type="float">
            <text:p>7</text:p>
          </table:table-cell>
          <table:table-cell table:style-name="ce49"/>
          <table:table-cell table:style-name="ce50" table:formula="of:=MAX([$hors.$E$3] - [.$C7]/2; 0)*MAX(1 - [.$D7]/200;0)" office:value-type="float" office:value="43.87" calcext:value-type="float">
            <text:p>43.9</text:p>
          </table:table-cell>
          <table:table-cell table:style-name="ce50" table:formula="of:=MAX([$hors.$E$4] - [.$C7]/2; 0)*MAX(1 - [.$D7]/200;0)" office:value-type="float" office:value="56.17" calcext:value-type="float">
            <text:p>56.2</text:p>
          </table:table-cell>
          <table:table-cell table:style-name="ce50" table:formula="of:=MAX([$hors.$E$5] - [.$C7]/2; 0)*MAX(1 - [.$D7]/200;0)" office:value-type="float" office:value="76.67" calcext:value-type="float">
            <text:p>76.7</text:p>
          </table:table-cell>
          <table:table-cell table:style-name="ce50" table:formula="of:=MAX([$hors.$E$6] - [.$C7]/2; 0)*MAX(1 - [.$D7]/200;0)" office:value-type="float" office:value="97.17" calcext:value-type="float">
            <text:p>97.2</text:p>
          </table:table-cell>
          <table:table-cell table:style-name="ce49"/>
          <table:table-cell table:style-name="ce50" table:formula="of:=MAX([$irgl.$E$3] - [.$C7]; 0)*MAX(1 - [.$D7]/100;0)" office:value-type="float" office:value="100.48" calcext:value-type="float">
            <text:p>100.5</text:p>
          </table:table-cell>
          <table:table-cell table:style-name="ce50" table:formula="of:=MAX([$irgl.$E$4] - [.$C7]; 0)*MAX(1 - [.$D7]/100;0)" office:value-type="float" office:value="116.48" calcext:value-type="float">
            <text:p>116.5</text:p>
          </table:table-cell>
          <table:table-cell table:style-name="ce50" table:formula="of:=MAX([$irgl.$E$5] - [.$C7]; 0)*MAX(1 - [.$D7]/100;0)" office:value-type="float" office:value="138.88" calcext:value-type="float">
            <text:p>138.9</text:p>
          </table:table-cell>
          <table:table-cell table:style-name="ce50" table:formula="of:=MAX([$irgl.$E$6] - [.$C7]; 0)*MAX(1 - [.$D7]/100;0)" office:value-type="float" office:value="164.48" calcext:value-type="float">
            <text:p>164.5</text:p>
          </table:table-cell>
          <table:table-cell table:style-name="ce49"/>
          <table:table-cell table:style-name="ce50" table:formula="of:=MAX([$sngl.$E$3]; 0)*MAX(1 - [.$D7]/100;0)" office:value-type="float" office:value="76.8" calcext:value-type="float">
            <text:p>76.8</text:p>
          </table:table-cell>
          <table:table-cell table:style-name="ce50" table:formula="of:=MAX([$sngl.$E$4]; 0)*MAX(1 - [.$D7]/100;0)" office:value-type="float" office:value="89.6" calcext:value-type="float">
            <text:p>89.6</text:p>
          </table:table-cell>
          <table:table-cell table:style-name="ce50" table:formula="of:=MAX([$sngl.$E$5]; 0)*MAX(1 - [.$D7]/100;0)" office:value-type="float" office:value="108.8" calcext:value-type="float">
            <text:p>108.8</text:p>
          </table:table-cell>
          <table:table-cell table:style-name="ce50" table:formula="of:=MAX([$sngl.$E$6]; 0)*MAX(1 - [.$D7]/100;0)" office:value-type="float" office:value="128" calcext:value-type="float">
            <text:p>128.0</text:p>
          </table:table-cell>
          <table:table-cell table:number-columns-repeated="1630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style-name="ce5" table:formula="of:=([.$B8] + 3 * [.$C8]) / 10 / (1 - [.$D8] * 0.006) *POWER([.$E8]; 0.75) * [.$C$14] / 13" office:value-type="float" office:value="264.462972546038" calcext:value-type="float">
            <text:p>264.5</text:p>
          </table:table-cell>
          <table:table-cell table:style-name="ce5" office:value-type="float" office:value="12" calcext:value-type="float">
            <text:p>12.0</text:p>
          </table:table-cell>
          <table:table-cell table:style-name="ce7" table:formula="of:=COM.MICROSOFT.CEILING.MATH(LN(MAX([.$G8]*4;1))^2.5+1)" office:value-type="float" office:value="31" calcext:value-type="float">
            <text:p>31</text:p>
          </table:table-cell>
          <table:table-cell table:style-name="ce7" table:formula="of:=COM.MICROSOFT.CEILING.MATH(LN(MAX([.$G8]*3.5;1))^2.5+1)" office:value-type="float" office:value="29" calcext:value-type="float">
            <text:p>29</text:p>
          </table:table-cell>
          <table:table-cell table:style-name="ce7" table:formula="of:=COM.MICROSOFT.CEILING.MATH(LN(MAX([.$G8]*3;1))^2.5+1)" office:value-type="float" office:value="26" calcext:value-type="float">
            <text:p>26</text:p>
          </table:table-cell>
          <table:table-cell table:style-name="ce7" table:formula="of:=COM.MICROSOFT.CEILING.MATH(LN(MAX([.$G8]*2.5;1))^2.5+1)" office:value-type="float" office:value="23" calcext:value-type="float">
            <text:p>23</text:p>
          </table:table-cell>
          <table:table-cell/>
          <table:table-cell table:style-name="ce5"/>
          <table:table-cell table:style-name="ce47" table:formula="of:=MAX([$Sword.E$2] - [.$C8]; 0)*[$Sword.$F$2]" office:value-type="float" office:value="7.5" calcext:value-type="float">
            <text:p>7.5</text:p>
          </table:table-cell>
          <table:table-cell table:style-name="ce47" table:formula="of:=MAX([$Sword.E$3] - [.$C8]; 0)*[$Sword.$F$3]" office:value-type="float" office:value="30.375" calcext:value-type="float">
            <text:p>30.4</text:p>
          </table:table-cell>
          <table:table-cell table:style-name="ce47" table:formula="of:=MAX([$Sword.E$4] - [.$C8]; 0)*[$Sword.$F$4]" office:value-type="float" office:value="56.4375" calcext:value-type="float">
            <text:p>56.4</text:p>
          </table:table-cell>
          <table:table-cell table:style-name="ce47" table:formula="of:=MAX([$Sword.E$5] - [.$C8]; 0)*[$Sword.$F$5]" office:value-type="float" office:value="86.25" calcext:value-type="float">
            <text:p>86.3</text:p>
          </table:table-cell>
          <table:table-cell table:style-name="ce47" table:formula="of:=MAX([$Sword.E$6] - [.$C8]; 0)*[$Sword.$F$6]" office:value-type="float" office:value="121.5" calcext:value-type="float">
            <text:p>121.5</text:p>
          </table:table-cell>
          <table:table-cell table:style-name="ce47" table:formula="of:=MAX([$Sword.E$7] - [.$C8]; 0)*[$Sword.$F$7]" office:value-type="float" office:value="159.1875" calcext:value-type="float">
            <text:p>159.2</text:p>
          </table:table-cell>
          <table:table-cell table:style-name="ce47" table:formula="of:=MAX([$Sword.E$8] - [.$C8]; 0)*[$Sword.$F$8]" office:value-type="float" office:value="199.875" calcext:value-type="float">
            <text:p>199.9</text:p>
          </table:table-cell>
          <table:table-cell table:style-name="ce47" table:formula="of:=MAX([$Sword.E$9] - [.$C8]; 0)*[$Sword.$F$9]" office:value-type="float" office:value="21" calcext:value-type="float">
            <text:p>21.0</text:p>
          </table:table-cell>
          <table:table-cell table:style-name="ce48"/>
          <table:table-cell table:style-name="ce47" table:formula="of:=MAX([$Axe.E$2] - [.$C8]/2; 0)*MAX(1 - [.$D8]/200;0)*[$Axe.$F$2]" office:value-type="float" office:value="67.068" calcext:value-type="float">
            <text:p>67.1</text:p>
          </table:table-cell>
          <table:table-cell table:style-name="ce47" table:formula="of:=MAX([$Axe.E$3] - [.$C8]/2; 0)*MAX(1 - [.$D8]/200;0)*[$Axe.$F$3]" office:value-type="float" office:value="89.748" calcext:value-type="float">
            <text:p>89.7</text:p>
          </table:table-cell>
          <table:table-cell table:style-name="ce47" table:formula="of:=MAX([$Axe.E$4] - [.$C8]/2; 0)*MAX(1 - [.$D8]/200;0)*[$Axe.$F$4]" office:value-type="float" office:value="115.506" calcext:value-type="float">
            <text:p>115.5</text:p>
          </table:table-cell>
          <table:table-cell table:style-name="ce47" table:formula="of:=MAX([$Axe.E$5] - [.$C8]/2; 0)*MAX(1 - [.$D8]/200;0)*[$Axe.$F$5]" office:value-type="float" office:value="145.314" calcext:value-type="float">
            <text:p>145.3</text:p>
          </table:table-cell>
          <table:table-cell table:style-name="ce47" table:formula="of:=MAX([$Axe.E$6] - [.$C8]/2; 0)*MAX(1 - [.$D8]/200;0)*[$Axe.$F$6]" office:value-type="float" office:value="177.39" calcext:value-type="float">
            <text:p>177.4</text:p>
          </table:table-cell>
          <table:table-cell table:style-name="ce47" table:formula="of:=MAX([$Axe.E$7] - [.$C8]/2; 0)*MAX(1 - [.$D8]/200;0)*[$Axe.$F$7]" office:value-type="float" office:value="212.868" calcext:value-type="float">
            <text:p>212.9</text:p>
          </table:table-cell>
          <table:table-cell table:style-name="ce48"/>
          <table:table-cell table:style-name="ce47" table:formula="of:=MAX([$Scythe.D$2]; 0)*MAX(1 - [.$D8]/100;0)*[$Scythe.$F$2]" office:value-type="float" office:value="57.04" calcext:value-type="float">
            <text:p>57.0</text:p>
          </table:table-cell>
          <table:table-cell table:style-name="ce47" table:formula="of:=MAX([$Scythe.D$3]; 0)*MAX(1 - [.$D8]/100;0)*[$Scythe.$F$3]" office:value-type="float" office:value="75.64" calcext:value-type="float">
            <text:p>75.6</text:p>
          </table:table-cell>
          <table:table-cell table:style-name="ce47" table:formula="of:=MAX([$Scythe.D$4]; 0)*MAX(1 - [.$D8]/100;0)*[$Scythe.$F$4]" office:value-type="float" office:value="96.72" calcext:value-type="float">
            <text:p>96.7</text:p>
          </table:table-cell>
          <table:table-cell table:style-name="ce47" table:formula="of:=MAX([$Scythe.D$5]; 0)*MAX(1 - [.$D8]/100;0)*[$Scythe.$F$5]" office:value-type="float" office:value="121.52" calcext:value-type="float">
            <text:p>121.5</text:p>
          </table:table-cell>
          <table:table-cell table:style-name="ce47" table:formula="of:=MAX([$Scythe.D$6]; 0)*MAX(1 - [.$D8]/100;0)*[$Scythe.$F$6]" office:value-type="float" office:value="148.8" calcext:value-type="float">
            <text:p>148.8</text:p>
          </table:table-cell>
          <table:table-cell table:style-name="ce47" table:formula="of:=MAX([$Scythe.D$7]; 0)*MAX(1 - [.$D8]/100;0)*[$Scythe.$F$7]" office:value-type="float" office:value="178.56" calcext:value-type="float">
            <text:p>178.6</text:p>
          </table:table-cell>
          <table:table-cell table:style-name="ce47" table:formula="of:=MAX([$Scythe.D$8]; 0)*MAX(1 - [.$D8]/100;0)*[$Scythe.$F$8]" office:value-type="float" office:value="47.12" calcext:value-type="float">
            <text:p>47.1</text:p>
          </table:table-cell>
          <table:table-cell table:style-name="ce47" table:formula="of:=MAX([$Scythe.D$9]; 0)*MAX(1 - [.$D8]/100;0)*[$Scythe.$F$9]" office:value-type="float" office:value="54.56" calcext:value-type="float">
            <text:p>54.6</text:p>
          </table:table-cell>
          <table:table-cell table:style-name="ce47" table:formula="of:=MAX([$Scythe.D$10]; 0)*MAX(1 - [.$D8]/100;0)*[$Scythe.$F$10]" office:value-type="float" office:value="62" calcext:value-type="float">
            <text:p>62.0</text:p>
          </table:table-cell>
          <table:table-cell table:style-name="ce48"/>
          <table:table-cell table:style-name="ce48" table:formula="of:=MAX([$Staff.E$2]; 0)*[$Staff.$F$2]" office:value-type="float" office:value="73.6" calcext:value-type="float">
            <text:p>73.6</text:p>
          </table:table-cell>
          <table:table-cell table:style-name="ce48" table:formula="of:=MAX([$Staff.E$3]; 0)*[$Staff.$F$3]" office:value-type="float" office:value="100" calcext:value-type="float">
            <text:p>100</text:p>
          </table:table-cell>
          <table:table-cell table:style-name="ce48" table:formula="of:=MAX([$Staff.E$4]; 0)*[$Staff.$F$4]" office:value-type="float" office:value="128" calcext:value-type="float">
            <text:p>128</text:p>
          </table:table-cell>
          <table:table-cell table:style-name="ce48" table:formula="of:=MAX([$Staff.E$5]; 0)*[$Staff.$F$5]" office:value-type="float" office:value="160.8" calcext:value-type="float">
            <text:p>160.8</text:p>
          </table:table-cell>
          <table:table-cell table:style-name="ce48" table:formula="of:=MAX([$Staff.E$6]; 0)*[$Staff.$F$6]" office:value-type="float" office:value="196" calcext:value-type="float">
            <text:p>196</text:p>
          </table:table-cell>
          <table:table-cell table:style-name="ce48" table:formula="of:=MAX([$Staff.E$7]; 0)*[$Staff.$F$7]" office:value-type="float" office:value="235.2" calcext:value-type="float">
            <text:p>235.2</text:p>
          </table:table-cell>
          <table:table-cell table:style-name="ce48"/>
          <table:table-cell table:style-name="ce47" table:formula="of:=MAX([$Bow.E$2] - [.$C8]; 0)*MAX(1 - [.$D8]/100;0)*[$Bow.$F$2]" office:value-type="float" office:value="49.2653911872711" calcext:value-type="float">
            <text:p>49.3</text:p>
          </table:table-cell>
          <table:table-cell table:style-name="ce47" table:formula="of:=MAX([$Bow.E$3] - [.$C8]; 0)*MAX(1 - [.$D8]/100;0)*[$Bow.$F$3]" office:value-type="float" office:value="70.6707312117511" calcext:value-type="float">
            <text:p>70.7</text:p>
          </table:table-cell>
          <table:table-cell table:style-name="ce47" table:formula="of:=MAX([$Bow.E$4] - [.$C8]; 0)*MAX(1 - [.$D8]/100;0)*[$Bow.$F$4]" office:value-type="float" office:value="89.6977001224" calcext:value-type="float">
            <text:p>89.7</text:p>
          </table:table-cell>
          <table:table-cell table:style-name="ce47" table:formula="of:=MAX([$Bow.E$5] - [.$C8]; 0)*MAX(1 - [.$D8]/100;0)*[$Bow.$F$5]" office:value-type="float" office:value="115.859782374542" calcext:value-type="float">
            <text:p>115.9</text:p>
          </table:table-cell>
          <table:table-cell table:style-name="ce47" table:formula="of:=MAX([$Bow.E$6] - [.$C8]; 0)*MAX(1 - [.$D8]/100;0)*[$Bow.$F$6]" office:value-type="float" office:value="142.021864626684" calcext:value-type="float">
            <text:p>142.0</text:p>
          </table:table-cell>
          <table:table-cell table:style-name="ce47" table:formula="of:=MAX([$Bow.E$7] - [.$C8]; 0)*MAX(1 - [.$D8]/100;0)*[$Bow.$F$7]" office:value-type="float" office:value="172.940689106489" calcext:value-type="float">
            <text:p>172.9</text:p>
          </table:table-cell>
          <table:table-cell table:style-name="ce48"/>
          <table:table-cell table:style-name="ce47" table:formula="of:=MAX([$Crossbow.E$2] - [.$C8]/2; 0)*MAX(1 - [.$D8]/200;0)*[$Crossbow.$F$2]" office:value-type="float" office:value="71.25975" calcext:value-type="float">
            <text:p>71.3</text:p>
          </table:table-cell>
          <table:table-cell table:style-name="ce47" table:formula="of:=MAX([$Crossbow.E$3] - [.$C8]/2; 0)*MAX(1 - [.$D8]/200;0)*[$Crossbow.$F$3]" office:value-type="float" office:value="95.35725" calcext:value-type="float">
            <text:p>95.4</text:p>
          </table:table-cell>
          <table:table-cell table:style-name="ce47" table:formula="of:=MAX([$Crossbow.E$4] - [.$C8]/2; 0)*MAX(1 - [.$D8]/200;0)*[$Crossbow.$F$4]" office:value-type="float" office:value="123.03495" calcext:value-type="float">
            <text:p>123.0</text:p>
          </table:table-cell>
          <table:table-cell table:style-name="ce47" table:formula="of:=MAX([$Crossbow.E$5] - [.$C8]/2; 0)*MAX(1 - [.$D8]/200;0)*[$Crossbow.$F$5]" office:value-type="float" office:value="153.87975" calcext:value-type="float">
            <text:p>153.9</text:p>
          </table:table-cell>
          <table:table-cell table:style-name="ce47" table:formula="of:=MAX([$Crossbow.E$6] - [.$C8]/2; 0)*MAX(1 - [.$D8]/200;0)*[$Crossbow.$F$6]" office:value-type="float" office:value="188.73162" calcext:value-type="float">
            <text:p>188.7</text:p>
          </table:table-cell>
          <table:table-cell table:style-name="ce47" table:formula="of:=MAX([$Crossbow.E$7] - [.$C8]/2; 0)*MAX(1 - [.$D8]/200;0)*[$Crossbow.$F$7]" office:value-type="float" office:value="226.152972" calcext:value-type="float">
            <text:p>226.2</text:p>
          </table:table-cell>
          <table:table-cell table:number-columns-repeated="2"/>
          <table:table-cell table:style-name="ce49" table:formula="of:=MAX([$doge.E$3] - [.$C8]; 0)" office:value-type="float" office:value="0" calcext:value-type="float">
            <text:p>0</text:p>
          </table:table-cell>
          <table:table-cell table:style-name="ce49" table:formula="of:=MAX([$doge.$E$4] - [.$C8]; 0)" office:value-type="float" office:value="0" calcext:value-type="float">
            <text:p>0</text:p>
          </table:table-cell>
          <table:table-cell table:style-name="ce49" table:formula="of:=MAX([$doge.$E$5] - [.$C8]; 0)" office:value-type="float" office:value="0" calcext:value-type="float">
            <text:p>0</text:p>
          </table:table-cell>
          <table:table-cell table:style-name="ce49" table:formula="of:=MAX([$doge.$E$6] - [.$C8]; 0)" office:value-type="float" office:value="2" calcext:value-type="float">
            <text:p>2</text:p>
          </table:table-cell>
          <table:table-cell table:style-name="ce49" table:formula="of:=MAX([$doge.$E$7] - [.$C8]; 0)" office:value-type="float" office:value="7" calcext:value-type="float">
            <text:p>7</text:p>
          </table:table-cell>
          <table:table-cell table:style-name="ce49"/>
          <table:table-cell table:style-name="ce50" table:formula="of:=MAX([$hors.$E$3] - [.$C8]/2; 0)*MAX(1 - [.$D8]/200;0)" office:value-type="float" office:value="43.335" calcext:value-type="float">
            <text:p>43.3</text:p>
          </table:table-cell>
          <table:table-cell table:style-name="ce50" table:formula="of:=MAX([$hors.$E$4] - [.$C8]/2; 0)*MAX(1 - [.$D8]/200;0)" office:value-type="float" office:value="55.485" calcext:value-type="float">
            <text:p>55.5</text:p>
          </table:table-cell>
          <table:table-cell table:style-name="ce50" table:formula="of:=MAX([$hors.$E$5] - [.$C8]/2; 0)*MAX(1 - [.$D8]/200;0)" office:value-type="float" office:value="75.735" calcext:value-type="float">
            <text:p>75.7</text:p>
          </table:table-cell>
          <table:table-cell table:style-name="ce50" table:formula="of:=MAX([$hors.$E$6] - [.$C8]/2; 0)*MAX(1 - [.$D8]/200;0)" office:value-type="float" office:value="95.985" calcext:value-type="float">
            <text:p>96.0</text:p>
          </table:table-cell>
          <table:table-cell table:style-name="ce49"/>
          <table:table-cell table:style-name="ce50" table:formula="of:=MAX([$irgl.$E$3] - [.$C8]; 0)*MAX(1 - [.$D8]/100;0)" office:value-type="float" office:value="97.34" calcext:value-type="float">
            <text:p>97.3</text:p>
          </table:table-cell>
          <table:table-cell table:style-name="ce50" table:formula="of:=MAX([$irgl.$E$4] - [.$C8]; 0)*MAX(1 - [.$D8]/100;0)" office:value-type="float" office:value="112.84" calcext:value-type="float">
            <text:p>112.8</text:p>
          </table:table-cell>
          <table:table-cell table:style-name="ce50" table:formula="of:=MAX([$irgl.$E$5] - [.$C8]; 0)*MAX(1 - [.$D8]/100;0)" office:value-type="float" office:value="134.54" calcext:value-type="float">
            <text:p>134.5</text:p>
          </table:table-cell>
          <table:table-cell table:style-name="ce50" table:formula="of:=MAX([$irgl.$E$6] - [.$C8]; 0)*MAX(1 - [.$D8]/100;0)" office:value-type="float" office:value="159.34" calcext:value-type="float">
            <text:p>159.3</text:p>
          </table:table-cell>
          <table:table-cell table:style-name="ce49"/>
          <table:table-cell table:style-name="ce50" table:formula="of:=MAX([$sngl.$E$3]; 0)*MAX(1 - [.$D8]/100;0)" office:value-type="float" office:value="74.4" calcext:value-type="float">
            <text:p>74.4</text:p>
          </table:table-cell>
          <table:table-cell table:style-name="ce50" table:formula="of:=MAX([$sngl.$E$4]; 0)*MAX(1 - [.$D8]/100;0)" office:value-type="float" office:value="86.8" calcext:value-type="float">
            <text:p>86.8</text:p>
          </table:table-cell>
          <table:table-cell table:style-name="ce50" table:formula="of:=MAX([$sngl.$E$5]; 0)*MAX(1 - [.$D8]/100;0)" office:value-type="float" office:value="105.4" calcext:value-type="float">
            <text:p>105.4</text:p>
          </table:table-cell>
          <table:table-cell table:style-name="ce50" table:formula="of:=MAX([$sngl.$E$6]; 0)*MAX(1 - [.$D8]/100;0)" office:value-type="float" office:value="124" calcext:value-type="float">
            <text:p>124.0</text:p>
          </table:table-cell>
          <table:table-cell table:number-columns-repeated="1630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0" calcext:value-type="float">
            <text:p>340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style-name="ce5" table:formula="of:=([.$B9] + 3 * [.$C9]) / 10 / (1 - [.$D9] * 0.006) *POWER([.$E9]; 0.75) * [.$C$14] / 13" office:value-type="float" office:value="323.664563188577" calcext:value-type="float">
            <text:p>323.7</text:p>
          </table:table-cell>
          <table:table-cell table:style-name="ce5" office:value-type="float" office:value="15" calcext:value-type="float">
            <text:p>15.0</text:p>
          </table:table-cell>
          <table:table-cell table:style-name="ce7" table:formula="of:=COM.MICROSOFT.CEILING.MATH(LN(MAX([.$G9]*4;1))^2.5+1)" office:value-type="float" office:value="35" calcext:value-type="float">
            <text:p>35</text:p>
          </table:table-cell>
          <table:table-cell table:style-name="ce7" table:formula="of:=COM.MICROSOFT.CEILING.MATH(LN(MAX([.$G9]*3.5;1))^2.5+1)" office:value-type="float" office:value="33" calcext:value-type="float">
            <text:p>33</text:p>
          </table:table-cell>
          <table:table-cell table:style-name="ce7" table:formula="of:=COM.MICROSOFT.CEILING.MATH(LN(MAX([.$G9]*3;1))^2.5+1)" office:value-type="float" office:value="30" calcext:value-type="float">
            <text:p>30</text:p>
          </table:table-cell>
          <table:table-cell table:style-name="ce7" table:formula="of:=COM.MICROSOFT.CEILING.MATH(LN(MAX([.$G9]*2.5;1))^2.5+1)" office:value-type="float" office:value="27" calcext:value-type="float">
            <text:p>27</text:p>
          </table:table-cell>
          <table:table-cell/>
          <table:table-cell table:style-name="ce5"/>
          <table:table-cell table:style-name="ce47" table:formula="of:=MAX([$Sword.E$2] - [.$C9]; 0)*[$Sword.$F$2]" office:value-type="float" office:value="4.5" calcext:value-type="float">
            <text:p>4.5</text:p>
          </table:table-cell>
          <table:table-cell table:style-name="ce47" table:formula="of:=MAX([$Sword.E$3] - [.$C9]; 0)*[$Sword.$F$3]" office:value-type="float" office:value="27.375" calcext:value-type="float">
            <text:p>27.4</text:p>
          </table:table-cell>
          <table:table-cell table:style-name="ce47" table:formula="of:=MAX([$Sword.E$4] - [.$C9]; 0)*[$Sword.$F$4]" office:value-type="float" office:value="53.4375" calcext:value-type="float">
            <text:p>53.4</text:p>
          </table:table-cell>
          <table:table-cell table:style-name="ce47" table:formula="of:=MAX([$Sword.E$5] - [.$C9]; 0)*[$Sword.$F$5]" office:value-type="float" office:value="83.25" calcext:value-type="float">
            <text:p>83.3</text:p>
          </table:table-cell>
          <table:table-cell table:style-name="ce47" table:formula="of:=MAX([$Sword.E$6] - [.$C9]; 0)*[$Sword.$F$6]" office:value-type="float" office:value="118.5" calcext:value-type="float">
            <text:p>118.5</text:p>
          </table:table-cell>
          <table:table-cell table:style-name="ce47" table:formula="of:=MAX([$Sword.E$7] - [.$C9]; 0)*[$Sword.$F$7]" office:value-type="float" office:value="156.1875" calcext:value-type="float">
            <text:p>156.2</text:p>
          </table:table-cell>
          <table:table-cell table:style-name="ce47" table:formula="of:=MAX([$Sword.E$8] - [.$C9]; 0)*[$Sword.$F$8]" office:value-type="float" office:value="196.875" calcext:value-type="float">
            <text:p>196.9</text:p>
          </table:table-cell>
          <table:table-cell table:style-name="ce47" table:formula="of:=MAX([$Sword.E$9] - [.$C9]; 0)*[$Sword.$F$9]" office:value-type="float" office:value="18" calcext:value-type="float">
            <text:p>18.0</text:p>
          </table:table-cell>
          <table:table-cell table:style-name="ce48"/>
          <table:table-cell table:style-name="ce47" table:formula="of:=MAX([$Axe.E$2] - [.$C9]/2; 0)*MAX(1 - [.$D9]/200;0)*[$Axe.$F$2]" office:value-type="float" office:value="66.42" calcext:value-type="float">
            <text:p>66.4</text:p>
          </table:table-cell>
          <table:table-cell table:style-name="ce47" table:formula="of:=MAX([$Axe.E$3] - [.$C9]/2; 0)*MAX(1 - [.$D9]/200;0)*[$Axe.$F$3]" office:value-type="float" office:value="89.1" calcext:value-type="float">
            <text:p>89.1</text:p>
          </table:table-cell>
          <table:table-cell table:style-name="ce47" table:formula="of:=MAX([$Axe.E$4] - [.$C9]/2; 0)*MAX(1 - [.$D9]/200;0)*[$Axe.$F$4]" office:value-type="float" office:value="114.858" calcext:value-type="float">
            <text:p>114.9</text:p>
          </table:table-cell>
          <table:table-cell table:style-name="ce47" table:formula="of:=MAX([$Axe.E$5] - [.$C9]/2; 0)*MAX(1 - [.$D9]/200;0)*[$Axe.$F$5]" office:value-type="float" office:value="144.666" calcext:value-type="float">
            <text:p>144.7</text:p>
          </table:table-cell>
          <table:table-cell table:style-name="ce47" table:formula="of:=MAX([$Axe.E$6] - [.$C9]/2; 0)*MAX(1 - [.$D9]/200;0)*[$Axe.$F$6]" office:value-type="float" office:value="176.742" calcext:value-type="float">
            <text:p>176.7</text:p>
          </table:table-cell>
          <table:table-cell table:style-name="ce47" table:formula="of:=MAX([$Axe.E$7] - [.$C9]/2; 0)*MAX(1 - [.$D9]/200;0)*[$Axe.$F$7]" office:value-type="float" office:value="212.22" calcext:value-type="float">
            <text:p>212.2</text:p>
          </table:table-cell>
          <table:table-cell table:style-name="ce48"/>
          <table:table-cell table:style-name="ce47" table:formula="of:=MAX([$Scythe.D$2]; 0)*MAX(1 - [.$D9]/100;0)*[$Scythe.$F$2]" office:value-type="float" office:value="57.04" calcext:value-type="float">
            <text:p>57.0</text:p>
          </table:table-cell>
          <table:table-cell table:style-name="ce47" table:formula="of:=MAX([$Scythe.D$3]; 0)*MAX(1 - [.$D9]/100;0)*[$Scythe.$F$3]" office:value-type="float" office:value="75.64" calcext:value-type="float">
            <text:p>75.6</text:p>
          </table:table-cell>
          <table:table-cell table:style-name="ce47" table:formula="of:=MAX([$Scythe.D$4]; 0)*MAX(1 - [.$D9]/100;0)*[$Scythe.$F$4]" office:value-type="float" office:value="96.72" calcext:value-type="float">
            <text:p>96.7</text:p>
          </table:table-cell>
          <table:table-cell table:style-name="ce47" table:formula="of:=MAX([$Scythe.D$5]; 0)*MAX(1 - [.$D9]/100;0)*[$Scythe.$F$5]" office:value-type="float" office:value="121.52" calcext:value-type="float">
            <text:p>121.5</text:p>
          </table:table-cell>
          <table:table-cell table:style-name="ce47" table:formula="of:=MAX([$Scythe.D$6]; 0)*MAX(1 - [.$D9]/100;0)*[$Scythe.$F$6]" office:value-type="float" office:value="148.8" calcext:value-type="float">
            <text:p>148.8</text:p>
          </table:table-cell>
          <table:table-cell table:style-name="ce47" table:formula="of:=MAX([$Scythe.D$7]; 0)*MAX(1 - [.$D9]/100;0)*[$Scythe.$F$7]" office:value-type="float" office:value="178.56" calcext:value-type="float">
            <text:p>178.6</text:p>
          </table:table-cell>
          <table:table-cell table:style-name="ce47" table:formula="of:=MAX([$Scythe.D$8]; 0)*MAX(1 - [.$D9]/100;0)*[$Scythe.$F$8]" office:value-type="float" office:value="47.12" calcext:value-type="float">
            <text:p>47.1</text:p>
          </table:table-cell>
          <table:table-cell table:style-name="ce47" table:formula="of:=MAX([$Scythe.D$9]; 0)*MAX(1 - [.$D9]/100;0)*[$Scythe.$F$9]" office:value-type="float" office:value="54.56" calcext:value-type="float">
            <text:p>54.6</text:p>
          </table:table-cell>
          <table:table-cell table:style-name="ce47" table:formula="of:=MAX([$Scythe.D$10]; 0)*MAX(1 - [.$D9]/100;0)*[$Scythe.$F$10]" office:value-type="float" office:value="62" calcext:value-type="float">
            <text:p>62.0</text:p>
          </table:table-cell>
          <table:table-cell table:style-name="ce48"/>
          <table:table-cell table:style-name="ce48" table:formula="of:=MAX([$Staff.E$2]; 0)*[$Staff.$F$2]" office:value-type="float" office:value="73.6" calcext:value-type="float">
            <text:p>73.6</text:p>
          </table:table-cell>
          <table:table-cell table:style-name="ce48" table:formula="of:=MAX([$Staff.E$3]; 0)*[$Staff.$F$3]" office:value-type="float" office:value="100" calcext:value-type="float">
            <text:p>100</text:p>
          </table:table-cell>
          <table:table-cell table:style-name="ce48" table:formula="of:=MAX([$Staff.E$4]; 0)*[$Staff.$F$4]" office:value-type="float" office:value="128" calcext:value-type="float">
            <text:p>128</text:p>
          </table:table-cell>
          <table:table-cell table:style-name="ce48" table:formula="of:=MAX([$Staff.E$5]; 0)*[$Staff.$F$5]" office:value-type="float" office:value="160.8" calcext:value-type="float">
            <text:p>160.8</text:p>
          </table:table-cell>
          <table:table-cell table:style-name="ce48" table:formula="of:=MAX([$Staff.E$6]; 0)*[$Staff.$F$6]" office:value-type="float" office:value="196" calcext:value-type="float">
            <text:p>196</text:p>
          </table:table-cell>
          <table:table-cell table:style-name="ce48" table:formula="of:=MAX([$Staff.E$7]; 0)*[$Staff.$F$7]" office:value-type="float" office:value="235.2" calcext:value-type="float">
            <text:p>235.2</text:p>
          </table:table-cell>
          <table:table-cell table:style-name="ce48"/>
          <table:table-cell table:style-name="ce47" table:formula="of:=MAX([$Bow.E$2] - [.$C9]; 0)*MAX(1 - [.$D9]/100;0)*[$Bow.$F$2]" office:value-type="float" office:value="48.4593911872711" calcext:value-type="float">
            <text:p>48.5</text:p>
          </table:table-cell>
          <table:table-cell table:style-name="ce47" table:formula="of:=MAX([$Bow.E$3] - [.$C9]; 0)*MAX(1 - [.$D9]/100;0)*[$Bow.$F$3]" office:value-type="float" office:value="69.8647312117511" calcext:value-type="float">
            <text:p>69.9</text:p>
          </table:table-cell>
          <table:table-cell table:style-name="ce47" table:formula="of:=MAX([$Bow.E$4] - [.$C9]; 0)*MAX(1 - [.$D9]/100;0)*[$Bow.$F$4]" office:value-type="float" office:value="88.8917001224" calcext:value-type="float">
            <text:p>88.9</text:p>
          </table:table-cell>
          <table:table-cell table:style-name="ce47" table:formula="of:=MAX([$Bow.E$5] - [.$C9]; 0)*MAX(1 - [.$D9]/100;0)*[$Bow.$F$5]" office:value-type="float" office:value="115.053782374542" calcext:value-type="float">
            <text:p>115.1</text:p>
          </table:table-cell>
          <table:table-cell table:style-name="ce47" table:formula="of:=MAX([$Bow.E$6] - [.$C9]; 0)*MAX(1 - [.$D9]/100;0)*[$Bow.$F$6]" office:value-type="float" office:value="141.215864626684" calcext:value-type="float">
            <text:p>141.2</text:p>
          </table:table-cell>
          <table:table-cell table:style-name="ce47" table:formula="of:=MAX([$Bow.E$7] - [.$C9]; 0)*MAX(1 - [.$D9]/100;0)*[$Bow.$F$7]" office:value-type="float" office:value="172.134689106489" calcext:value-type="float">
            <text:p>172.1</text:p>
          </table:table-cell>
          <table:table-cell table:style-name="ce48"/>
          <table:table-cell table:style-name="ce47" table:formula="of:=MAX([$Crossbow.E$2] - [.$C9]/2; 0)*MAX(1 - [.$D9]/200;0)*[$Crossbow.$F$2]" office:value-type="float" office:value="70.57125" calcext:value-type="float">
            <text:p>70.6</text:p>
          </table:table-cell>
          <table:table-cell table:style-name="ce47" table:formula="of:=MAX([$Crossbow.E$3] - [.$C9]/2; 0)*MAX(1 - [.$D9]/200;0)*[$Crossbow.$F$3]" office:value-type="float" office:value="94.66875" calcext:value-type="float">
            <text:p>94.7</text:p>
          </table:table-cell>
          <table:table-cell table:style-name="ce47" table:formula="of:=MAX([$Crossbow.E$4] - [.$C9]/2; 0)*MAX(1 - [.$D9]/200;0)*[$Crossbow.$F$4]" office:value-type="float" office:value="122.34645" calcext:value-type="float">
            <text:p>122.3</text:p>
          </table:table-cell>
          <table:table-cell table:style-name="ce47" table:formula="of:=MAX([$Crossbow.E$5] - [.$C9]/2; 0)*MAX(1 - [.$D9]/200;0)*[$Crossbow.$F$5]" office:value-type="float" office:value="153.19125" calcext:value-type="float">
            <text:p>153.2</text:p>
          </table:table-cell>
          <table:table-cell table:style-name="ce47" table:formula="of:=MAX([$Crossbow.E$6] - [.$C9]/2; 0)*MAX(1 - [.$D9]/200;0)*[$Crossbow.$F$6]" office:value-type="float" office:value="188.04312" calcext:value-type="float">
            <text:p>188.0</text:p>
          </table:table-cell>
          <table:table-cell table:style-name="ce47" table:formula="of:=MAX([$Crossbow.E$7] - [.$C9]/2; 0)*MAX(1 - [.$D9]/200;0)*[$Crossbow.$F$7]" office:value-type="float" office:value="225.464472" calcext:value-type="float">
            <text:p>225.5</text:p>
          </table:table-cell>
          <table:table-cell table:number-columns-repeated="2"/>
          <table:table-cell table:style-name="ce49" table:formula="of:=MAX([$doge.E$3] - [.$C9]; 0)" office:value-type="float" office:value="0" calcext:value-type="float">
            <text:p>0</text:p>
          </table:table-cell>
          <table:table-cell table:style-name="ce49" table:formula="of:=MAX([$doge.$E$4] - [.$C9]; 0)" office:value-type="float" office:value="0" calcext:value-type="float">
            <text:p>0</text:p>
          </table:table-cell>
          <table:table-cell table:style-name="ce49" table:formula="of:=MAX([$doge.$E$5] - [.$C9]; 0)" office:value-type="float" office:value="0" calcext:value-type="float">
            <text:p>0</text:p>
          </table:table-cell>
          <table:table-cell table:style-name="ce49" table:formula="of:=MAX([$doge.$E$6] - [.$C9]; 0)" office:value-type="float" office:value="0" calcext:value-type="float">
            <text:p>0</text:p>
          </table:table-cell>
          <table:table-cell table:style-name="ce49" table:formula="of:=MAX([$doge.$E$7] - [.$C9]; 0)" office:value-type="float" office:value="5" calcext:value-type="float">
            <text:p>5</text:p>
          </table:table-cell>
          <table:table-cell table:style-name="ce49"/>
          <table:table-cell table:style-name="ce50" table:formula="of:=MAX([$hors.$E$3] - [.$C9]/2; 0)*MAX(1 - [.$D9]/200;0)" office:value-type="float" office:value="42.525" calcext:value-type="float">
            <text:p>42.5</text:p>
          </table:table-cell>
          <table:table-cell table:style-name="ce50" table:formula="of:=MAX([$hors.$E$4] - [.$C9]/2; 0)*MAX(1 - [.$D9]/200;0)" office:value-type="float" office:value="54.675" calcext:value-type="float">
            <text:p>54.7</text:p>
          </table:table-cell>
          <table:table-cell table:style-name="ce50" table:formula="of:=MAX([$hors.$E$5] - [.$C9]/2; 0)*MAX(1 - [.$D9]/200;0)" office:value-type="float" office:value="74.925" calcext:value-type="float">
            <text:p>74.9</text:p>
          </table:table-cell>
          <table:table-cell table:style-name="ce50" table:formula="of:=MAX([$hors.$E$6] - [.$C9]/2; 0)*MAX(1 - [.$D9]/200;0)" office:value-type="float" office:value="95.175" calcext:value-type="float">
            <text:p>95.2</text:p>
          </table:table-cell>
          <table:table-cell table:style-name="ce49"/>
          <table:table-cell table:style-name="ce50" table:formula="of:=MAX([$irgl.$E$3] - [.$C9]; 0)*MAX(1 - [.$D9]/100;0)" office:value-type="float" office:value="96.1" calcext:value-type="float">
            <text:p>96.1</text:p>
          </table:table-cell>
          <table:table-cell table:style-name="ce50" table:formula="of:=MAX([$irgl.$E$4] - [.$C9]; 0)*MAX(1 - [.$D9]/100;0)" office:value-type="float" office:value="111.6" calcext:value-type="float">
            <text:p>111.6</text:p>
          </table:table-cell>
          <table:table-cell table:style-name="ce50" table:formula="of:=MAX([$irgl.$E$5] - [.$C9]; 0)*MAX(1 - [.$D9]/100;0)" office:value-type="float" office:value="133.3" calcext:value-type="float">
            <text:p>133.3</text:p>
          </table:table-cell>
          <table:table-cell table:style-name="ce50" table:formula="of:=MAX([$irgl.$E$6] - [.$C9]; 0)*MAX(1 - [.$D9]/100;0)" office:value-type="float" office:value="158.1" calcext:value-type="float">
            <text:p>158.1</text:p>
          </table:table-cell>
          <table:table-cell table:style-name="ce49"/>
          <table:table-cell table:style-name="ce50" table:formula="of:=MAX([$sngl.$E$3]; 0)*MAX(1 - [.$D9]/100;0)" office:value-type="float" office:value="74.4" calcext:value-type="float">
            <text:p>74.4</text:p>
          </table:table-cell>
          <table:table-cell table:style-name="ce50" table:formula="of:=MAX([$sngl.$E$4]; 0)*MAX(1 - [.$D9]/100;0)" office:value-type="float" office:value="86.8" calcext:value-type="float">
            <text:p>86.8</text:p>
          </table:table-cell>
          <table:table-cell table:style-name="ce50" table:formula="of:=MAX([$sngl.$E$5]; 0)*MAX(1 - [.$D9]/100;0)" office:value-type="float" office:value="105.4" calcext:value-type="float">
            <text:p>105.4</text:p>
          </table:table-cell>
          <table:table-cell table:style-name="ce50" table:formula="of:=MAX([$sngl.$E$6]; 0)*MAX(1 - [.$D9]/100;0)" office:value-type="float" office:value="124" calcext:value-type="float">
            <text:p>124.0</text:p>
          </table:table-cell>
          <table:table-cell table:number-columns-repeated="1630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>
            <draw:frame table:end-cell-address="cspd.T29" table:end-x="0.1579in" table:end-y="0.0161in" draw:z-index="0" draw:name="Chart 1" draw:style-name="gr1" draw:text-style-name="P1" svg:width="5.1925in" svg:height="3.5787in" svg:x="0in" svg:y="0in">
              <draw:object draw:notify-on-update-of-ranges="cspd.T1:cspd.T1 cspd.T3:cspd.T9 cspd.AB1:cspd.AB1 cspd.AB3:cspd.AB9 cspd.AI1:cspd.AI1 cspd.AI3:cspd.AI9 cspd.AS1:cspd.AS1 cspd.AS3:cspd.AS9 cspd.AZ1:cspd.AZ1 cspd.AZ3:cspd.AZ9 cspd.BG1:cspd.BG1 cspd.BG3:cspd.BG9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Damage Spread</text:p>
          </table:table-cell>
          <table:table-cell table:style-name="ce4" office:value-type="percentage" office:value="0.1" calcext:value-type="percentage">
            <text:p>10%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Loot Spread</text:p>
          </table:table-cell>
          <table:table-cell table:style-name="ce4" office:value-type="percentage" office:value="0.2" calcext:value-type="percentage">
            <text:p>20%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ustom Mult</text:p>
          </table:table-cell>
          <table:table-cell office:value-type="float" office:value="3.75" calcext:value-type="float">
            <text:p>3.75</text:p>
          </table:table-cell>
          <table:table-cell table:number-columns-repeated="16381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spd.BJ3:cspd.CC9">
            <calcext:color-scale>
              <calcext:color-scale-entry calcext:value="0" calcext:type="minimum" calcext:color="#70ad47"/>
              <calcext:color-scale-entry calcext:value="50" calcext:type="percentile" calcext:color="#fcfcff"/>
              <calcext:color-scale-entry calcext:value="0" calcext:type="maximum" calcext:color="#7030a0"/>
            </calcext:color-scale>
          </calcext:conditional-format>
          <calcext:conditional-format calcext:target-range-address="cspd.N3:cspd.BG9">
            <calcext:color-scale>
              <calcext:color-scale-entry calcext:value="0" calcext:type="minimum" calcext:color="#5a8ac6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</calcext:conditional-formats>
      </table:table>
      <table:table table:name="slvr" table:style-name="ta1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6" table:default-cell-style-name="Default"/>
        <table:table-column table:style-name="co15" table:default-cell-style-name="Default"/>
        <table:table-column table:style-name="co17" table:number-columns-repeated="6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number-columns-repeated="6" table:default-cell-style-name="Default"/>
        <table:table-column table:style-name="co15" table:default-cell-style-name="Default"/>
        <table:table-column table:style-name="co21" table:number-columns-repeated="6" table:default-cell-style-name="Default"/>
        <table:table-column table:style-name="co15" table:default-cell-style-name="Default"/>
        <table:table-column table:style-name="co22" table:number-columns-repeated="6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4" table:number-columns-repeated="5" table:default-cell-style-name="Default"/>
        <table:table-column table:style-name="co15" table:default-cell-style-name="Default"/>
        <table:table-column table:style-name="co25" table:number-columns-repeated="4" table:default-cell-style-name="Default"/>
        <table:table-column table:style-name="co15" table:default-cell-style-name="Default"/>
        <table:table-column table:style-name="co26" table:number-columns-repeated="4" table:default-cell-style-name="Default"/>
        <table:table-column table:style-name="co15" table:default-cell-style-name="Default"/>
        <table:table-column table:style-name="co27" table:number-columns-repeated="4" table:default-cell-style-name="Default"/>
        <table:table-column table:style-name="co25" table:number-columns-repeated="16303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Toughness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Rough Value</text:p>
          </table:table-cell>
          <table:table-cell table:style-name="ce1" office:value-type="string" calcext:value-type="string">
            <text:p>Difficulty Threshold</text:p>
          </table:table-cell>
          <table:table-cell table:style-name="ce6" office:value-type="string" calcext:value-type="string" table:number-columns-spanned="4" table:number-rows-spanned="1">
            <text:p>First Wave</text:p>
          </table:table-cell>
          <table:covered-table-cell table:number-columns-repeated="3" table:style-name="ce1"/>
          <table:table-cell table:style-name="ce1"/>
          <table:table-cell table:style-name="ce8" office:value-type="string" calcext:value-type="string">
            <text:p>Effective DPS:</text:p>
          </table:table-cell>
          <table:table-cell table:style-name="ce1" office:value-type="string" calcext:value-type="string">
            <text:p>T0 Sword</text:p>
          </table:table-cell>
          <table:table-cell table:style-name="ce1" office:value-type="string" calcext:value-type="string">
            <text:p>T1 Sword</text:p>
          </table:table-cell>
          <table:table-cell table:style-name="ce1" office:value-type="string" calcext:value-type="string">
            <text:p>T2 Sword</text:p>
          </table:table-cell>
          <table:table-cell table:style-name="ce1" office:value-type="string" calcext:value-type="string">
            <text:p>T3 Sword</text:p>
          </table:table-cell>
          <table:table-cell table:style-name="ce1" office:value-type="string" calcext:value-type="string">
            <text:p>T4 Sword</text:p>
          </table:table-cell>
          <table:table-cell table:style-name="ce1" office:value-type="string" calcext:value-type="string">
            <text:p>T5 Sword</text:p>
          </table:table-cell>
          <table:table-cell table:style-name="ce1" office:value-type="string" calcext:value-type="string">
            <text:p>T6 Sword</text:p>
          </table:table-cell>
          <table:table-cell table:style-name="ce1" office:value-type="string" calcext:value-type="string">
            <text:p>Soldier</text:p>
          </table:table-cell>
          <table:table-cell table:style-name="ce1"/>
          <table:table-cell table:style-name="ce1" office:value-type="string" calcext:value-type="string">
            <text:p>T1 Axe</text:p>
          </table:table-cell>
          <table:table-cell table:style-name="ce1" office:value-type="string" calcext:value-type="string">
            <text:p>T2 Axe</text:p>
          </table:table-cell>
          <table:table-cell table:style-name="ce1" office:value-type="string" calcext:value-type="string">
            <text:p>T3 Axe</text:p>
          </table:table-cell>
          <table:table-cell table:style-name="ce1" office:value-type="string" calcext:value-type="string">
            <text:p>T4 Axe</text:p>
          </table:table-cell>
          <table:table-cell table:style-name="ce1" office:value-type="string" calcext:value-type="string">
            <text:p>T5 Axe</text:p>
          </table:table-cell>
          <table:table-cell table:style-name="ce1" office:value-type="string" calcext:value-type="string">
            <text:p>T6 Axe</text:p>
          </table:table-cell>
          <table:table-cell table:style-name="ce1"/>
          <table:table-cell table:style-name="ce1" office:value-type="string" calcext:value-type="string">
            <text:p>T1 Scythe</text:p>
          </table:table-cell>
          <table:table-cell table:style-name="ce1" office:value-type="string" calcext:value-type="string">
            <text:p>T2 Scythe</text:p>
          </table:table-cell>
          <table:table-cell table:style-name="ce1" office:value-type="string" calcext:value-type="string">
            <text:p>T3 Scythe</text:p>
          </table:table-cell>
          <table:table-cell table:style-name="ce1" office:value-type="string" calcext:value-type="string">
            <text:p>T4 Scythe</text:p>
          </table:table-cell>
          <table:table-cell table:style-name="ce1" office:value-type="string" calcext:value-type="string">
            <text:p>T5 Scythe</text:p>
          </table:table-cell>
          <table:table-cell table:style-name="ce1" office:value-type="string" calcext:value-type="string">
            <text:p>T6 Scythe</text:p>
          </table:table-cell>
          <table:table-cell table:style-name="ce1" office:value-type="string" calcext:value-type="string">
            <text:p>Reaper I</text:p>
          </table:table-cell>
          <table:table-cell table:style-name="ce1" office:value-type="string" calcext:value-type="string">
            <text:p>Reaper II</text:p>
          </table:table-cell>
          <table:table-cell table:style-name="ce1" office:value-type="string" calcext:value-type="string">
            <text:p>Reaper III</text:p>
          </table:table-cell>
          <table:table-cell table:style-name="ce1"/>
          <table:table-cell table:style-name="ce1" office:value-type="string" calcext:value-type="string">
            <text:p>T1 Staff</text:p>
          </table:table-cell>
          <table:table-cell table:style-name="ce1" office:value-type="string" calcext:value-type="string">
            <text:p>T2 Staff</text:p>
          </table:table-cell>
          <table:table-cell table:style-name="ce1" office:value-type="string" calcext:value-type="string">
            <text:p>T3 Staff</text:p>
          </table:table-cell>
          <table:table-cell table:style-name="ce1" office:value-type="string" calcext:value-type="string">
            <text:p>T4 Staff</text:p>
          </table:table-cell>
          <table:table-cell table:style-name="ce1" office:value-type="string" calcext:value-type="string">
            <text:p>T5 Staff</text:p>
          </table:table-cell>
          <table:table-cell table:style-name="ce1" office:value-type="string" calcext:value-type="string">
            <text:p>T6 Staff</text:p>
          </table:table-cell>
          <table:table-cell table:style-name="ce1"/>
          <table:table-cell table:style-name="ce1" office:value-type="string" calcext:value-type="string">
            <text:p>T1 Bow</text:p>
          </table:table-cell>
          <table:table-cell table:style-name="ce1" office:value-type="string" calcext:value-type="string">
            <text:p>T2 Bow</text:p>
          </table:table-cell>
          <table:table-cell table:style-name="ce1" office:value-type="string" calcext:value-type="string">
            <text:p>T3 Bow</text:p>
          </table:table-cell>
          <table:table-cell table:style-name="ce1" office:value-type="string" calcext:value-type="string">
            <text:p>T4 Bow</text:p>
          </table:table-cell>
          <table:table-cell table:style-name="ce1" office:value-type="string" calcext:value-type="string">
            <text:p>T5 Bow</text:p>
          </table:table-cell>
          <table:table-cell table:style-name="ce1" office:value-type="string" calcext:value-type="string">
            <text:p>T6 Bow</text:p>
          </table:table-cell>
          <table:table-cell table:style-name="ce1"/>
          <table:table-cell table:style-name="ce1" office:value-type="string" calcext:value-type="string">
            <text:p>T1 Crossbow</text:p>
          </table:table-cell>
          <table:table-cell table:style-name="ce1" office:value-type="string" calcext:value-type="string">
            <text:p>T2 Crossbow</text:p>
          </table:table-cell>
          <table:table-cell table:style-name="ce1" office:value-type="string" calcext:value-type="string">
            <text:p>T3 Crossbow</text:p>
          </table:table-cell>
          <table:table-cell table:style-name="ce1" office:value-type="string" calcext:value-type="string">
            <text:p>T4 Crossbow</text:p>
          </table:table-cell>
          <table:table-cell table:style-name="ce1" office:value-type="string" calcext:value-type="string">
            <text:p>T5 Crossbow</text:p>
          </table:table-cell>
          <table:table-cell table:style-name="ce1" office:value-type="string" calcext:value-type="string">
            <text:p>T6 Crossbow</text:p>
          </table:table-cell>
          <table:table-cell table:style-name="ce1"/>
          <table:table-cell table:style-name="ce1" office:value-type="string" calcext:value-type="string">
            <text:p>Effective 1S Dmg:</text:p>
          </table:table-cell>
          <table:table-cell table:style-name="ce1" office:value-type="string" calcext:value-type="string">
            <text:p>Lvl 1 doge</text:p>
          </table:table-cell>
          <table:table-cell table:style-name="ce1" office:value-type="string" calcext:value-type="string">
            <text:p>Lvl 2 doge</text:p>
          </table:table-cell>
          <table:table-cell table:style-name="ce1" office:value-type="string" calcext:value-type="string">
            <text:p>Lvl 3 doge</text:p>
          </table:table-cell>
          <table:table-cell table:style-name="ce1" office:value-type="string" calcext:value-type="string">
            <text:p>Lvl 4 doge</text:p>
          </table:table-cell>
          <table:table-cell table:style-name="ce1" office:value-type="string" calcext:value-type="string">
            <text:p>Lvl 5 doge</text:p>
          </table:table-cell>
          <table:table-cell table:style-name="ce1"/>
          <table:table-cell table:style-name="ce1" office:value-type="string" calcext:value-type="string">
            <text:p>Lvl 1 hors</text:p>
          </table:table-cell>
          <table:table-cell table:style-name="ce1" office:value-type="string" calcext:value-type="string">
            <text:p>Lvl 2 hors</text:p>
          </table:table-cell>
          <table:table-cell table:style-name="ce1" office:value-type="string" calcext:value-type="string">
            <text:p>Lvl 3 hors</text:p>
          </table:table-cell>
          <table:table-cell table:style-name="ce1" office:value-type="string" calcext:value-type="string">
            <text:p>Lvl 4 hors</text:p>
          </table:table-cell>
          <table:table-cell table:style-name="ce1"/>
          <table:table-cell table:style-name="ce1" office:value-type="string" calcext:value-type="string">
            <text:p>Lvl 1 irgl</text:p>
          </table:table-cell>
          <table:table-cell table:style-name="ce1" office:value-type="string" calcext:value-type="string">
            <text:p>Lvl 2 irgl</text:p>
          </table:table-cell>
          <table:table-cell table:style-name="ce1" office:value-type="string" calcext:value-type="string">
            <text:p>Lvl 3 irgl</text:p>
          </table:table-cell>
          <table:table-cell table:style-name="ce1" office:value-type="string" calcext:value-type="string">
            <text:p>Lvl 4 irgl</text:p>
          </table:table-cell>
          <table:table-cell table:style-name="ce1"/>
          <table:table-cell table:style-name="ce1" office:value-type="string" calcext:value-type="string">
            <text:p>Lvl 1 sngl</text:p>
          </table:table-cell>
          <table:table-cell table:style-name="ce1" office:value-type="string" calcext:value-type="string">
            <text:p>Lvl 2 sngl</text:p>
          </table:table-cell>
          <table:table-cell table:style-name="ce1" office:value-type="string" calcext:value-type="string">
            <text:p>Lvl 3 sngl</text:p>
          </table:table-cell>
          <table:table-cell table:style-name="ce1" office:value-type="string" calcext:value-type="string">
            <text:p>Lvl 4 sngl</text:p>
          </table:table-cell>
          <table:table-cell table:style-name="ce1" table:number-columns-repeated="16303"/>
        </table:table-row>
        <table:table-row table:style-name="ro1">
          <table:table-cell table:style-name="ce1"/>
          <table:table-cell table:style-name="ce3" table:number-columns-repeated="6"/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Hard</text:p>
          </table:table-cell>
          <table:table-cell table:style-name="ce3" office:value-type="string" calcext:value-type="string">
            <text:p>Insane</text:p>
          </table:table-cell>
          <table:table-cell table:style-name="ce3"/>
          <table:table-cell table:style-name="ce9" office:value-type="string" calcext:value-type="string">
            <text:p>Balanced To:</text:p>
          </table:table-cell>
          <table:table-cell table:style-name="ce10" office:value-type="string" calcext:value-type="string" table:number-columns-spanned="8" table:number-rows-spanned="1">
            <text:p>Crit</text:p>
          </table:table-cell>
          <table:covered-table-cell table:number-columns-repeated="7" table:style-name="ce3"/>
          <table:table-cell table:style-name="ce3"/>
          <table:table-cell table:style-name="ce10" office:value-type="string" calcext:value-type="string" table:number-columns-spanned="6" table:number-rows-spanned="1">
            <text:p>Crit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9" table:number-rows-spanned="1">
            <text:p>Norm</text:p>
          </table:table-cell>
          <table:covered-table-cell table:number-columns-repeated="8" table:style-name="ce3"/>
          <table:table-cell table:style-name="ce3"/>
          <table:table-cell table:style-name="ce10" office:value-type="string" calcext:value-type="string" table:number-columns-spanned="6" table:number-rows-spanned="1">
            <text:p>x=4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6" table:number-rows-spanned="1">
            <text:p>r=20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6" table:number-rows-spanned="1">
            <text:p>alpha=0.4</text:p>
          </table:table-cell>
          <table:covered-table-cell table:number-columns-repeated="5" table:style-name="ce3"/>
          <table:table-cell table:style-name="ce3" table:number-columns-repeated="163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5" table:formula="of:=([.$B3] + 3 * [.$C3]) / 10 / (1 - [.$D3] * 0.006) *POWER([.$E3]; 0.75) * [.$C$13] / 13" office:value-type="float" office:value="33.4769863375796" calcext:value-type="float">
            <text:p>33.5</text:p>
          </table:table-cell>
          <table:table-cell table:style-name="ce5" office:value-type="float" office:value="0" calcext:value-type="float">
            <text:p>0.0</text:p>
          </table:table-cell>
          <table:table-cell table:style-name="ce7" table:formula="of:=COM.MICROSOFT.CEILING.MATH(LN(MAX([.$G3]*4;1))^2.5+1)" office:value-type="float" office:value="1" calcext:value-type="float">
            <text:p>1</text:p>
          </table:table-cell>
          <table:table-cell table:style-name="ce7" table:formula="of:=COM.MICROSOFT.CEILING.MATH(LN(MAX([.$G3]*3.5;1))^2.5+1)" office:value-type="float" office:value="1" calcext:value-type="float">
            <text:p>1</text:p>
          </table:table-cell>
          <table:table-cell table:style-name="ce7" table:formula="of:=COM.MICROSOFT.CEILING.MATH(LN(MAX([.$G3]*3;1))^2.5+1)" office:value-type="float" office:value="1" calcext:value-type="float">
            <text:p>1</text:p>
          </table:table-cell>
          <table:table-cell table:style-name="ce7" table:formula="of:=COM.MICROSOFT.CEILING.MATH(LN(MAX([.$G3]*2.5;1))^2.5+1)" office:value-type="float" office:value="1" calcext:value-type="float">
            <text:p>1</text:p>
          </table:table-cell>
          <table:table-cell/>
          <table:table-cell table:style-name="ce5"/>
          <table:table-cell table:style-name="ce51" table:formula="of:=MAX([$Sword.E$2] - [.$C3]; 0)*[$Sword.$F$2]" office:value-type="float" office:value="4.5" calcext:value-type="float">
            <text:p>4.5</text:p>
          </table:table-cell>
          <table:table-cell table:style-name="ce51" table:formula="of:=MAX([$Sword.E$3] - [.$C3]; 0)*[$Sword.$F$3]" office:value-type="float" office:value="27.375" calcext:value-type="float">
            <text:p>27.4</text:p>
          </table:table-cell>
          <table:table-cell table:style-name="ce51" table:formula="of:=MAX([$Sword.E$4] - [.$C3]; 0)*[$Sword.$F$4]" office:value-type="float" office:value="53.4375" calcext:value-type="float">
            <text:p>53.4</text:p>
          </table:table-cell>
          <table:table-cell table:style-name="ce51" table:formula="of:=MAX([$Sword.E$5] - [.$C3]; 0)*[$Sword.$F$5]" office:value-type="float" office:value="83.25" calcext:value-type="float">
            <text:p>83.3</text:p>
          </table:table-cell>
          <table:table-cell table:style-name="ce51" table:formula="of:=MAX([$Sword.E$6] - [.$C3]; 0)*[$Sword.$F$6]" office:value-type="float" office:value="118.5" calcext:value-type="float">
            <text:p>118.5</text:p>
          </table:table-cell>
          <table:table-cell table:style-name="ce51" table:formula="of:=MAX([$Sword.E$7] - [.$C3]; 0)*[$Sword.$F$7]" office:value-type="float" office:value="156.1875" calcext:value-type="float">
            <text:p>156.2</text:p>
          </table:table-cell>
          <table:table-cell table:style-name="ce51" table:formula="of:=MAX([$Sword.E$8] - [.$C3]; 0)*[$Sword.$F$8]" office:value-type="float" office:value="196.875" calcext:value-type="float">
            <text:p>196.9</text:p>
          </table:table-cell>
          <table:table-cell table:style-name="ce51" table:formula="of:=MAX([$Sword.E$9] - [.$C3]; 0)*[$Sword.$F$9]" office:value-type="float" office:value="18" calcext:value-type="float">
            <text:p>18.0</text:p>
          </table:table-cell>
          <table:table-cell table:style-name="ce52"/>
          <table:table-cell table:style-name="ce51" table:formula="of:=MAX([$Axe.E$2] - [.$C3]/2; 0)*MAX(1 - [.$D3]/200;0)*[$Axe.$F$2]" office:value-type="float" office:value="82" calcext:value-type="float">
            <text:p>82.0</text:p>
          </table:table-cell>
          <table:table-cell table:style-name="ce51" table:formula="of:=MAX([$Axe.E$3] - [.$C3]/2; 0)*MAX(1 - [.$D3]/200;0)*[$Axe.$F$3]" office:value-type="float" office:value="110" calcext:value-type="float">
            <text:p>110.0</text:p>
          </table:table-cell>
          <table:table-cell table:style-name="ce51" table:formula="of:=MAX([$Axe.E$4] - [.$C3]/2; 0)*MAX(1 - [.$D3]/200;0)*[$Axe.$F$4]" office:value-type="float" office:value="141.8" calcext:value-type="float">
            <text:p>141.8</text:p>
          </table:table-cell>
          <table:table-cell table:style-name="ce51" table:formula="of:=MAX([$Axe.E$5] - [.$C3]/2; 0)*MAX(1 - [.$D3]/200;0)*[$Axe.$F$5]" office:value-type="float" office:value="178.6" calcext:value-type="float">
            <text:p>178.6</text:p>
          </table:table-cell>
          <table:table-cell table:style-name="ce51" table:formula="of:=MAX([$Axe.E$6] - [.$C3]/2; 0)*MAX(1 - [.$D3]/200;0)*[$Axe.$F$6]" office:value-type="float" office:value="218.2" calcext:value-type="float">
            <text:p>218.2</text:p>
          </table:table-cell>
          <table:table-cell table:style-name="ce51" table:formula="of:=MAX([$Axe.E$7] - [.$C3]/2; 0)*MAX(1 - [.$D3]/200;0)*[$Axe.$F$7]" office:value-type="float" office:value="262" calcext:value-type="float">
            <text:p>262.0</text:p>
          </table:table-cell>
          <table:table-cell table:style-name="ce52"/>
          <table:table-cell table:style-name="ce51" table:formula="of:=MAX([$Scythe.D$2]; 0)*MAX(1 - [.$D3]/100;0)*[$Scythe.$F$2]" office:value-type="float" office:value="92" calcext:value-type="float">
            <text:p>92.0</text:p>
          </table:table-cell>
          <table:table-cell table:style-name="ce51" table:formula="of:=MAX([$Scythe.D$3]; 0)*MAX(1 - [.$D3]/100;0)*[$Scythe.$F$3]" office:value-type="float" office:value="122" calcext:value-type="float">
            <text:p>122.0</text:p>
          </table:table-cell>
          <table:table-cell table:style-name="ce51" table:formula="of:=MAX([$Scythe.D$4]; 0)*MAX(1 - [.$D3]/100;0)*[$Scythe.$F$4]" office:value-type="float" office:value="156" calcext:value-type="float">
            <text:p>156.0</text:p>
          </table:table-cell>
          <table:table-cell table:style-name="ce51" table:formula="of:=MAX([$Scythe.D$5]; 0)*MAX(1 - [.$D3]/100;0)*[$Scythe.$F$5]" office:value-type="float" office:value="196" calcext:value-type="float">
            <text:p>196.0</text:p>
          </table:table-cell>
          <table:table-cell table:style-name="ce51" table:formula="of:=MAX([$Scythe.D$6]; 0)*MAX(1 - [.$D3]/100;0)*[$Scythe.$F$6]" office:value-type="float" office:value="240" calcext:value-type="float">
            <text:p>240.0</text:p>
          </table:table-cell>
          <table:table-cell table:style-name="ce51" table:formula="of:=MAX([$Scythe.D$7]; 0)*MAX(1 - [.$D3]/100;0)*[$Scythe.$F$7]" office:value-type="float" office:value="288" calcext:value-type="float">
            <text:p>288.0</text:p>
          </table:table-cell>
          <table:table-cell table:style-name="ce51" table:formula="of:=MAX([$Scythe.D$8]; 0)*MAX(1 - [.$D3]/100;0)*[$Scythe.$F$8]" office:value-type="float" office:value="76" calcext:value-type="float">
            <text:p>76.0</text:p>
          </table:table-cell>
          <table:table-cell table:style-name="ce51" table:formula="of:=MAX([$Scythe.D$9]; 0)*MAX(1 - [.$D3]/100;0)*[$Scythe.$F$9]" office:value-type="float" office:value="88" calcext:value-type="float">
            <text:p>88.0</text:p>
          </table:table-cell>
          <table:table-cell table:style-name="ce51" table:formula="of:=MAX([$Scythe.D$10]; 0)*MAX(1 - [.$D3]/100;0)*[$Scythe.$F$10]" office:value-type="float" office:value="100" calcext:value-type="float">
            <text:p>100.0</text:p>
          </table:table-cell>
          <table:table-cell table:style-name="ce52"/>
          <table:table-cell table:style-name="ce52" table:formula="of:=MAX([$Staff.E$2]; 0)*[$Staff.$F$2]" office:value-type="float" office:value="73.6" calcext:value-type="float">
            <text:p>73.6</text:p>
          </table:table-cell>
          <table:table-cell table:style-name="ce52" table:formula="of:=MAX([$Staff.E$3]; 0)*[$Staff.$F$3]" office:value-type="float" office:value="100" calcext:value-type="float">
            <text:p>100</text:p>
          </table:table-cell>
          <table:table-cell table:style-name="ce52" table:formula="of:=MAX([$Staff.E$4]; 0)*[$Staff.$F$4]" office:value-type="float" office:value="128" calcext:value-type="float">
            <text:p>128</text:p>
          </table:table-cell>
          <table:table-cell table:style-name="ce52" table:formula="of:=MAX([$Staff.E$5]; 0)*[$Staff.$F$5]" office:value-type="float" office:value="160.8" calcext:value-type="float">
            <text:p>160.8</text:p>
          </table:table-cell>
          <table:table-cell table:style-name="ce52" table:formula="of:=MAX([$Staff.E$6]; 0)*[$Staff.$F$6]" office:value-type="float" office:value="196" calcext:value-type="float">
            <text:p>196</text:p>
          </table:table-cell>
          <table:table-cell table:style-name="ce52" table:formula="of:=MAX([$Staff.E$7]; 0)*[$Staff.$F$7]" office:value-type="float" office:value="235.2" calcext:value-type="float">
            <text:p>235.2</text:p>
          </table:table-cell>
          <table:table-cell table:style-name="ce52"/>
          <table:table-cell table:style-name="ce51" table:formula="of:=MAX([$Bow.E$2] - [.$C3]; 0)*MAX(1 - [.$D3]/100;0)*[$Bow.$F$2]" office:value-type="float" office:value="78.1603083665663" calcext:value-type="float">
            <text:p>78.2</text:p>
          </table:table-cell>
          <table:table-cell table:style-name="ce51" table:formula="of:=MAX([$Bow.E$3] - [.$C3]; 0)*MAX(1 - [.$D3]/100;0)*[$Bow.$F$3]" office:value-type="float" office:value="112.685050341534" calcext:value-type="float">
            <text:p>112.7</text:p>
          </table:table-cell>
          <table:table-cell table:style-name="ce51" table:formula="of:=MAX([$Bow.E$4] - [.$C3]; 0)*MAX(1 - [.$D3]/100;0)*[$Bow.$F$4]" office:value-type="float" office:value="143.373709874839" calcext:value-type="float">
            <text:p>143.4</text:p>
          </table:table-cell>
          <table:table-cell table:style-name="ce51" table:formula="of:=MAX([$Bow.E$5] - [.$C3]; 0)*MAX(1 - [.$D3]/100;0)*[$Bow.$F$5]" office:value-type="float" office:value="185.570616733133" calcext:value-type="float">
            <text:p>185.6</text:p>
          </table:table-cell>
          <table:table-cell table:style-name="ce51" table:formula="of:=MAX([$Bow.E$6] - [.$C3]; 0)*MAX(1 - [.$D3]/100;0)*[$Bow.$F$6]" office:value-type="float" office:value="227.767523591426" calcext:value-type="float">
            <text:p>227.8</text:p>
          </table:table-cell>
          <table:table-cell table:style-name="ce51" table:formula="of:=MAX([$Bow.E$7] - [.$C3]; 0)*MAX(1 - [.$D3]/100;0)*[$Bow.$F$7]" office:value-type="float" office:value="277.636595333047" calcext:value-type="float">
            <text:p>277.6</text:p>
          </table:table-cell>
          <table:table-cell table:style-name="ce52"/>
          <table:table-cell table:style-name="ce51" table:formula="of:=MAX([$Crossbow.E$2] - [.$C3]/2; 0)*MAX(1 - [.$D3]/200;0)*[$Crossbow.$F$2]" office:value-type="float" office:value="87.125" calcext:value-type="float">
            <text:p>87.1</text:p>
          </table:table-cell>
          <table:table-cell table:style-name="ce51" table:formula="of:=MAX([$Crossbow.E$3] - [.$C3]/2; 0)*MAX(1 - [.$D3]/200;0)*[$Crossbow.$F$3]" office:value-type="float" office:value="116.875" calcext:value-type="float">
            <text:p>116.9</text:p>
          </table:table-cell>
          <table:table-cell table:style-name="ce51" table:formula="of:=MAX([$Crossbow.E$4] - [.$C3]/2; 0)*MAX(1 - [.$D3]/200;0)*[$Crossbow.$F$4]" office:value-type="float" office:value="151.045" calcext:value-type="float">
            <text:p>151.0</text:p>
          </table:table-cell>
          <table:table-cell table:style-name="ce51" table:formula="of:=MAX([$Crossbow.E$5] - [.$C3]/2; 0)*MAX(1 - [.$D3]/200;0)*[$Crossbow.$F$5]" office:value-type="float" office:value="189.125" calcext:value-type="float">
            <text:p>189.1</text:p>
          </table:table-cell>
          <table:table-cell table:style-name="ce51" table:formula="of:=MAX([$Crossbow.E$6] - [.$C3]/2; 0)*MAX(1 - [.$D3]/200;0)*[$Crossbow.$F$6]" office:value-type="float" office:value="232.152" calcext:value-type="float">
            <text:p>232.2</text:p>
          </table:table-cell>
          <table:table-cell table:style-name="ce51" table:formula="of:=MAX([$Crossbow.E$7] - [.$C3]/2; 0)*MAX(1 - [.$D3]/200;0)*[$Crossbow.$F$7]" office:value-type="float" office:value="278.3512" calcext:value-type="float">
            <text:p>278.4</text:p>
          </table:table-cell>
          <table:table-cell table:number-columns-repeated="2"/>
          <table:table-cell table:style-name="ce53" table:formula="of:=MAX([$doge.E$3] - [.$C3]; 0)" office:value-type="float" office:value="0" calcext:value-type="float">
            <text:p>0</text:p>
          </table:table-cell>
          <table:table-cell table:style-name="ce53" table:formula="of:=MAX([$doge.$E$4] - [.$C3]; 0)" office:value-type="float" office:value="0" calcext:value-type="float">
            <text:p>0</text:p>
          </table:table-cell>
          <table:table-cell table:style-name="ce53" table:formula="of:=MAX([$doge.$E$5] - [.$C3]; 0)" office:value-type="float" office:value="0" calcext:value-type="float">
            <text:p>0</text:p>
          </table:table-cell>
          <table:table-cell table:style-name="ce53" table:formula="of:=MAX([$doge.$E$6] - [.$C3]; 0)" office:value-type="float" office:value="0" calcext:value-type="float">
            <text:p>0</text:p>
          </table:table-cell>
          <table:table-cell table:style-name="ce53" table:formula="of:=MAX([$doge.$E$7] - [.$C3]; 0)" office:value-type="float" office:value="5" calcext:value-type="float">
            <text:p>5</text:p>
          </table:table-cell>
          <table:table-cell table:style-name="ce53"/>
          <table:table-cell table:style-name="ce54" table:formula="of:=MAX([$hors.$E$3] - [.$C3]/2; 0)*MAX(1 - [.$D3]/200;0)" office:value-type="float" office:value="52.5" calcext:value-type="float">
            <text:p>52.5</text:p>
          </table:table-cell>
          <table:table-cell table:style-name="ce54" table:formula="of:=MAX([$hors.$E$4] - [.$C3]/2; 0)*MAX(1 - [.$D3]/200;0)" office:value-type="float" office:value="67.5" calcext:value-type="float">
            <text:p>67.5</text:p>
          </table:table-cell>
          <table:table-cell table:style-name="ce54" table:formula="of:=MAX([$hors.$E$5] - [.$C3]/2; 0)*MAX(1 - [.$D3]/200;0)" office:value-type="float" office:value="92.5" calcext:value-type="float">
            <text:p>92.5</text:p>
          </table:table-cell>
          <table:table-cell table:style-name="ce54" table:formula="of:=MAX([$hors.$E$6] - [.$C3]/2; 0)*MAX(1 - [.$D3]/200;0)" office:value-type="float" office:value="117.5" calcext:value-type="float">
            <text:p>117.5</text:p>
          </table:table-cell>
          <table:table-cell table:style-name="ce53"/>
          <table:table-cell table:style-name="ce54" table:formula="of:=MAX([$irgl.$E$3] - [.$C3]; 0)*MAX(1 - [.$D3]/100;0)" office:value-type="float" office:value="155" calcext:value-type="float">
            <text:p>155.0</text:p>
          </table:table-cell>
          <table:table-cell table:style-name="ce54" table:formula="of:=MAX([$irgl.$E$4] - [.$C3]; 0)*MAX(1 - [.$D3]/100;0)" office:value-type="float" office:value="180" calcext:value-type="float">
            <text:p>180.0</text:p>
          </table:table-cell>
          <table:table-cell table:style-name="ce54" table:formula="of:=MAX([$irgl.$E$5] - [.$C3]; 0)*MAX(1 - [.$D3]/100;0)" office:value-type="float" office:value="215" calcext:value-type="float">
            <text:p>215.0</text:p>
          </table:table-cell>
          <table:table-cell table:style-name="ce54" table:formula="of:=MAX([$irgl.$E$6] - [.$C3]; 0)*MAX(1 - [.$D3]/100;0)" office:value-type="float" office:value="255" calcext:value-type="float">
            <text:p>255.0</text:p>
          </table:table-cell>
          <table:table-cell table:style-name="ce53"/>
          <table:table-cell table:style-name="ce54" table:formula="of:=MAX([$sngl.$E$3]; 0)*MAX(1 - [.$D3]/100;0)" office:value-type="float" office:value="120" calcext:value-type="float">
            <text:p>120.0</text:p>
          </table:table-cell>
          <table:table-cell table:style-name="ce54" table:formula="of:=MAX([$sngl.$E$4]; 0)*MAX(1 - [.$D3]/100;0)" office:value-type="float" office:value="140" calcext:value-type="float">
            <text:p>140.0</text:p>
          </table:table-cell>
          <table:table-cell table:style-name="ce54" table:formula="of:=MAX([$sngl.$E$5]; 0)*MAX(1 - [.$D3]/100;0)" office:value-type="float" office:value="170" calcext:value-type="float">
            <text:p>170.0</text:p>
          </table:table-cell>
          <table:table-cell table:style-name="ce54" table:formula="of:=MAX([$sngl.$E$6]; 0)*MAX(1 - [.$D3]/100;0)" office:value-type="float" office:value="200" calcext:value-type="float">
            <text:p>200.0</text:p>
          </table:table-cell>
          <table:table-cell table:number-columns-repeated="163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5" table:formula="of:=([.$B4] + 3 * [.$C4]) / 10 / (1 - [.$D4] * 0.006) *POWER([.$E4]; 0.75) * [.$C$13] / 13" office:value-type="float" office:value="43.3536878842643" calcext:value-type="float">
            <text:p>43.4</text:p>
          </table:table-cell>
          <table:table-cell table:style-name="ce5" office:value-type="float" office:value="9.5" calcext:value-type="float">
            <text:p>9.5</text:p>
          </table:table-cell>
          <table:table-cell table:style-name="ce7" table:formula="of:=COM.MICROSOFT.CEILING.MATH(LN(MAX([.$G4]*4;1))^2.5+1)" office:value-type="float" office:value="27" calcext:value-type="float">
            <text:p>27</text:p>
          </table:table-cell>
          <table:table-cell table:style-name="ce7" table:formula="of:=COM.MICROSOFT.CEILING.MATH(LN(MAX([.$G4]*3.5;1))^2.5+1)" office:value-type="float" office:value="24" calcext:value-type="float">
            <text:p>24</text:p>
          </table:table-cell>
          <table:table-cell table:style-name="ce7" table:formula="of:=COM.MICROSOFT.CEILING.MATH(LN(MAX([.$G4]*3;1))^2.5+1)" office:value-type="float" office:value="22" calcext:value-type="float">
            <text:p>22</text:p>
          </table:table-cell>
          <table:table-cell table:style-name="ce7" table:formula="of:=COM.MICROSOFT.CEILING.MATH(LN(MAX([.$G4]*2.5;1))^2.5+1)" office:value-type="float" office:value="19" calcext:value-type="float">
            <text:p>19</text:p>
          </table:table-cell>
          <table:table-cell/>
          <table:table-cell table:style-name="ce5"/>
          <table:table-cell table:style-name="ce51" table:formula="of:=MAX([$Sword.E$2] - [.$C4]; 0)*[$Sword.$F$2]" office:value-type="float" office:value="4.5" calcext:value-type="float">
            <text:p>4.5</text:p>
          </table:table-cell>
          <table:table-cell table:style-name="ce51" table:formula="of:=MAX([$Sword.E$3] - [.$C4]; 0)*[$Sword.$F$3]" office:value-type="float" office:value="27.375" calcext:value-type="float">
            <text:p>27.4</text:p>
          </table:table-cell>
          <table:table-cell table:style-name="ce51" table:formula="of:=MAX([$Sword.E$4] - [.$C4]; 0)*[$Sword.$F$4]" office:value-type="float" office:value="53.4375" calcext:value-type="float">
            <text:p>53.4</text:p>
          </table:table-cell>
          <table:table-cell table:style-name="ce51" table:formula="of:=MAX([$Sword.E$5] - [.$C4]; 0)*[$Sword.$F$5]" office:value-type="float" office:value="83.25" calcext:value-type="float">
            <text:p>83.3</text:p>
          </table:table-cell>
          <table:table-cell table:style-name="ce51" table:formula="of:=MAX([$Sword.E$6] - [.$C4]; 0)*[$Sword.$F$6]" office:value-type="float" office:value="118.5" calcext:value-type="float">
            <text:p>118.5</text:p>
          </table:table-cell>
          <table:table-cell table:style-name="ce51" table:formula="of:=MAX([$Sword.E$7] - [.$C4]; 0)*[$Sword.$F$7]" office:value-type="float" office:value="156.1875" calcext:value-type="float">
            <text:p>156.2</text:p>
          </table:table-cell>
          <table:table-cell table:style-name="ce51" table:formula="of:=MAX([$Sword.E$8] - [.$C4]; 0)*[$Sword.$F$8]" office:value-type="float" office:value="196.875" calcext:value-type="float">
            <text:p>196.9</text:p>
          </table:table-cell>
          <table:table-cell table:style-name="ce51" table:formula="of:=MAX([$Sword.E$9] - [.$C4]; 0)*[$Sword.$F$9]" office:value-type="float" office:value="18" calcext:value-type="float">
            <text:p>18.0</text:p>
          </table:table-cell>
          <table:table-cell table:style-name="ce52"/>
          <table:table-cell table:style-name="ce51" table:formula="of:=MAX([$Axe.E$2] - [.$C4]/2; 0)*MAX(1 - [.$D4]/200;0)*[$Axe.$F$2]" office:value-type="float" office:value="81.59" calcext:value-type="float">
            <text:p>81.6</text:p>
          </table:table-cell>
          <table:table-cell table:style-name="ce51" table:formula="of:=MAX([$Axe.E$3] - [.$C4]/2; 0)*MAX(1 - [.$D4]/200;0)*[$Axe.$F$3]" office:value-type="float" office:value="109.45" calcext:value-type="float">
            <text:p>109.5</text:p>
          </table:table-cell>
          <table:table-cell table:style-name="ce51" table:formula="of:=MAX([$Axe.E$4] - [.$C4]/2; 0)*MAX(1 - [.$D4]/200;0)*[$Axe.$F$4]" office:value-type="float" office:value="141.091" calcext:value-type="float">
            <text:p>141.1</text:p>
          </table:table-cell>
          <table:table-cell table:style-name="ce51" table:formula="of:=MAX([$Axe.E$5] - [.$C4]/2; 0)*MAX(1 - [.$D4]/200;0)*[$Axe.$F$5]" office:value-type="float" office:value="177.707" calcext:value-type="float">
            <text:p>177.7</text:p>
          </table:table-cell>
          <table:table-cell table:style-name="ce51" table:formula="of:=MAX([$Axe.E$6] - [.$C4]/2; 0)*MAX(1 - [.$D4]/200;0)*[$Axe.$F$6]" office:value-type="float" office:value="217.109" calcext:value-type="float">
            <text:p>217.1</text:p>
          </table:table-cell>
          <table:table-cell table:style-name="ce51" table:formula="of:=MAX([$Axe.E$7] - [.$C4]/2; 0)*MAX(1 - [.$D4]/200;0)*[$Axe.$F$7]" office:value-type="float" office:value="260.69" calcext:value-type="float">
            <text:p>260.7</text:p>
          </table:table-cell>
          <table:table-cell table:style-name="ce52"/>
          <table:table-cell table:style-name="ce51" table:formula="of:=MAX([$Scythe.D$2]; 0)*MAX(1 - [.$D4]/100;0)*[$Scythe.$F$2]" office:value-type="float" office:value="91.08" calcext:value-type="float">
            <text:p>91.1</text:p>
          </table:table-cell>
          <table:table-cell table:style-name="ce51" table:formula="of:=MAX([$Scythe.D$3]; 0)*MAX(1 - [.$D4]/100;0)*[$Scythe.$F$3]" office:value-type="float" office:value="120.78" calcext:value-type="float">
            <text:p>120.8</text:p>
          </table:table-cell>
          <table:table-cell table:style-name="ce51" table:formula="of:=MAX([$Scythe.D$4]; 0)*MAX(1 - [.$D4]/100;0)*[$Scythe.$F$4]" office:value-type="float" office:value="154.44" calcext:value-type="float">
            <text:p>154.4</text:p>
          </table:table-cell>
          <table:table-cell table:style-name="ce51" table:formula="of:=MAX([$Scythe.D$5]; 0)*MAX(1 - [.$D4]/100;0)*[$Scythe.$F$5]" office:value-type="float" office:value="194.04" calcext:value-type="float">
            <text:p>194.0</text:p>
          </table:table-cell>
          <table:table-cell table:style-name="ce51" table:formula="of:=MAX([$Scythe.D$6]; 0)*MAX(1 - [.$D4]/100;0)*[$Scythe.$F$6]" office:value-type="float" office:value="237.6" calcext:value-type="float">
            <text:p>237.6</text:p>
          </table:table-cell>
          <table:table-cell table:style-name="ce51" table:formula="of:=MAX([$Scythe.D$7]; 0)*MAX(1 - [.$D4]/100;0)*[$Scythe.$F$7]" office:value-type="float" office:value="285.12" calcext:value-type="float">
            <text:p>285.1</text:p>
          </table:table-cell>
          <table:table-cell table:style-name="ce51" table:formula="of:=MAX([$Scythe.D$8]; 0)*MAX(1 - [.$D4]/100;0)*[$Scythe.$F$8]" office:value-type="float" office:value="75.24" calcext:value-type="float">
            <text:p>75.2</text:p>
          </table:table-cell>
          <table:table-cell table:style-name="ce51" table:formula="of:=MAX([$Scythe.D$9]; 0)*MAX(1 - [.$D4]/100;0)*[$Scythe.$F$9]" office:value-type="float" office:value="87.12" calcext:value-type="float">
            <text:p>87.1</text:p>
          </table:table-cell>
          <table:table-cell table:style-name="ce51" table:formula="of:=MAX([$Scythe.D$10]; 0)*MAX(1 - [.$D4]/100;0)*[$Scythe.$F$10]" office:value-type="float" office:value="99" calcext:value-type="float">
            <text:p>99.0</text:p>
          </table:table-cell>
          <table:table-cell table:style-name="ce52"/>
          <table:table-cell table:style-name="ce52" table:formula="of:=MAX([$Staff.E$2]; 0)*[$Staff.$F$2]" office:value-type="float" office:value="73.6" calcext:value-type="float">
            <text:p>73.6</text:p>
          </table:table-cell>
          <table:table-cell table:style-name="ce52" table:formula="of:=MAX([$Staff.E$3]; 0)*[$Staff.$F$3]" office:value-type="float" office:value="100" calcext:value-type="float">
            <text:p>100</text:p>
          </table:table-cell>
          <table:table-cell table:style-name="ce52" table:formula="of:=MAX([$Staff.E$4]; 0)*[$Staff.$F$4]" office:value-type="float" office:value="128" calcext:value-type="float">
            <text:p>128</text:p>
          </table:table-cell>
          <table:table-cell table:style-name="ce52" table:formula="of:=MAX([$Staff.E$5]; 0)*[$Staff.$F$5]" office:value-type="float" office:value="160.8" calcext:value-type="float">
            <text:p>160.8</text:p>
          </table:table-cell>
          <table:table-cell table:style-name="ce52" table:formula="of:=MAX([$Staff.E$6]; 0)*[$Staff.$F$6]" office:value-type="float" office:value="196" calcext:value-type="float">
            <text:p>196</text:p>
          </table:table-cell>
          <table:table-cell table:style-name="ce52" table:formula="of:=MAX([$Staff.E$7]; 0)*[$Staff.$F$7]" office:value-type="float" office:value="235.2" calcext:value-type="float">
            <text:p>235.2</text:p>
          </table:table-cell>
          <table:table-cell table:style-name="ce52"/>
          <table:table-cell table:style-name="ce51" table:formula="of:=MAX([$Bow.E$2] - [.$C4]; 0)*MAX(1 - [.$D4]/100;0)*[$Bow.$F$2]" office:value-type="float" office:value="77.3787052829007" calcext:value-type="float">
            <text:p>77.4</text:p>
          </table:table-cell>
          <table:table-cell table:style-name="ce51" table:formula="of:=MAX([$Bow.E$3] - [.$C4]; 0)*MAX(1 - [.$D4]/100;0)*[$Bow.$F$3]" office:value-type="float" office:value="111.558199838119" calcext:value-type="float">
            <text:p>111.6</text:p>
          </table:table-cell>
          <table:table-cell table:style-name="ce51" table:formula="of:=MAX([$Bow.E$4] - [.$C4]; 0)*MAX(1 - [.$D4]/100;0)*[$Bow.$F$4]" office:value-type="float" office:value="141.93997277609" calcext:value-type="float">
            <text:p>141.9</text:p>
          </table:table-cell>
          <table:table-cell table:style-name="ce51" table:formula="of:=MAX([$Bow.E$5] - [.$C4]; 0)*MAX(1 - [.$D4]/100;0)*[$Bow.$F$5]" office:value-type="float" office:value="183.714910565801" calcext:value-type="float">
            <text:p>183.7</text:p>
          </table:table-cell>
          <table:table-cell table:style-name="ce51" table:formula="of:=MAX([$Bow.E$6] - [.$C4]; 0)*MAX(1 - [.$D4]/100;0)*[$Bow.$F$6]" office:value-type="float" office:value="225.489848355512" calcext:value-type="float">
            <text:p>225.5</text:p>
          </table:table-cell>
          <table:table-cell table:style-name="ce51" table:formula="of:=MAX([$Bow.E$7] - [.$C4]; 0)*MAX(1 - [.$D4]/100;0)*[$Bow.$F$7]" office:value-type="float" office:value="274.860229379716" calcext:value-type="float">
            <text:p>274.9</text:p>
          </table:table-cell>
          <table:table-cell table:style-name="ce52"/>
          <table:table-cell table:style-name="ce51" table:formula="of:=MAX([$Crossbow.E$2] - [.$C4]/2; 0)*MAX(1 - [.$D4]/200;0)*[$Crossbow.$F$2]" office:value-type="float" office:value="86.689375" calcext:value-type="float">
            <text:p>86.7</text:p>
          </table:table-cell>
          <table:table-cell table:style-name="ce51" table:formula="of:=MAX([$Crossbow.E$3] - [.$C4]/2; 0)*MAX(1 - [.$D4]/200;0)*[$Crossbow.$F$3]" office:value-type="float" office:value="116.290625" calcext:value-type="float">
            <text:p>116.3</text:p>
          </table:table-cell>
          <table:table-cell table:style-name="ce51" table:formula="of:=MAX([$Crossbow.E$4] - [.$C4]/2; 0)*MAX(1 - [.$D4]/200;0)*[$Crossbow.$F$4]" office:value-type="float" office:value="150.289775" calcext:value-type="float">
            <text:p>150.3</text:p>
          </table:table-cell>
          <table:table-cell table:style-name="ce51" table:formula="of:=MAX([$Crossbow.E$5] - [.$C4]/2; 0)*MAX(1 - [.$D4]/200;0)*[$Crossbow.$F$5]" office:value-type="float" office:value="188.179375" calcext:value-type="float">
            <text:p>188.2</text:p>
          </table:table-cell>
          <table:table-cell table:style-name="ce51" table:formula="of:=MAX([$Crossbow.E$6] - [.$C4]/2; 0)*MAX(1 - [.$D4]/200;0)*[$Crossbow.$F$6]" office:value-type="float" office:value="230.99124" calcext:value-type="float">
            <text:p>231.0</text:p>
          </table:table-cell>
          <table:table-cell table:style-name="ce51" table:formula="of:=MAX([$Crossbow.E$7] - [.$C4]/2; 0)*MAX(1 - [.$D4]/200;0)*[$Crossbow.$F$7]" office:value-type="float" office:value="276.959444" calcext:value-type="float">
            <text:p>277.0</text:p>
          </table:table-cell>
          <table:table-cell table:number-columns-repeated="2"/>
          <table:table-cell table:style-name="ce53" table:formula="of:=MAX([$doge.E$3] - [.$C4]; 0)" office:value-type="float" office:value="0" calcext:value-type="float">
            <text:p>0</text:p>
          </table:table-cell>
          <table:table-cell table:style-name="ce53" table:formula="of:=MAX([$doge.$E$4] - [.$C4]; 0)" office:value-type="float" office:value="0" calcext:value-type="float">
            <text:p>0</text:p>
          </table:table-cell>
          <table:table-cell table:style-name="ce53" table:formula="of:=MAX([$doge.$E$5] - [.$C4]; 0)" office:value-type="float" office:value="0" calcext:value-type="float">
            <text:p>0</text:p>
          </table:table-cell>
          <table:table-cell table:style-name="ce53" table:formula="of:=MAX([$doge.$E$6] - [.$C4]; 0)" office:value-type="float" office:value="0" calcext:value-type="float">
            <text:p>0</text:p>
          </table:table-cell>
          <table:table-cell table:style-name="ce53" table:formula="of:=MAX([$doge.$E$7] - [.$C4]; 0)" office:value-type="float" office:value="5" calcext:value-type="float">
            <text:p>5</text:p>
          </table:table-cell>
          <table:table-cell table:style-name="ce53"/>
          <table:table-cell table:style-name="ce54" table:formula="of:=MAX([$hors.$E$3] - [.$C4]/2; 0)*MAX(1 - [.$D4]/200;0)" office:value-type="float" office:value="52.2375" calcext:value-type="float">
            <text:p>52.2</text:p>
          </table:table-cell>
          <table:table-cell table:style-name="ce54" table:formula="of:=MAX([$hors.$E$4] - [.$C4]/2; 0)*MAX(1 - [.$D4]/200;0)" office:value-type="float" office:value="67.1625" calcext:value-type="float">
            <text:p>67.2</text:p>
          </table:table-cell>
          <table:table-cell table:style-name="ce54" table:formula="of:=MAX([$hors.$E$5] - [.$C4]/2; 0)*MAX(1 - [.$D4]/200;0)" office:value-type="float" office:value="92.0375" calcext:value-type="float">
            <text:p>92.0</text:p>
          </table:table-cell>
          <table:table-cell table:style-name="ce54" table:formula="of:=MAX([$hors.$E$6] - [.$C4]/2; 0)*MAX(1 - [.$D4]/200;0)" office:value-type="float" office:value="116.9125" calcext:value-type="float">
            <text:p>116.9</text:p>
          </table:table-cell>
          <table:table-cell table:style-name="ce53"/>
          <table:table-cell table:style-name="ce54" table:formula="of:=MAX([$irgl.$E$3] - [.$C4]; 0)*MAX(1 - [.$D4]/100;0)" office:value-type="float" office:value="153.45" calcext:value-type="float">
            <text:p>153.5</text:p>
          </table:table-cell>
          <table:table-cell table:style-name="ce54" table:formula="of:=MAX([$irgl.$E$4] - [.$C4]; 0)*MAX(1 - [.$D4]/100;0)" office:value-type="float" office:value="178.2" calcext:value-type="float">
            <text:p>178.2</text:p>
          </table:table-cell>
          <table:table-cell table:style-name="ce54" table:formula="of:=MAX([$irgl.$E$5] - [.$C4]; 0)*MAX(1 - [.$D4]/100;0)" office:value-type="float" office:value="212.85" calcext:value-type="float">
            <text:p>212.9</text:p>
          </table:table-cell>
          <table:table-cell table:style-name="ce54" table:formula="of:=MAX([$irgl.$E$6] - [.$C4]; 0)*MAX(1 - [.$D4]/100;0)" office:value-type="float" office:value="252.45" calcext:value-type="float">
            <text:p>252.5</text:p>
          </table:table-cell>
          <table:table-cell table:style-name="ce53"/>
          <table:table-cell table:style-name="ce54" table:formula="of:=MAX([$sngl.$E$3]; 0)*MAX(1 - [.$D4]/100;0)" office:value-type="float" office:value="118.8" calcext:value-type="float">
            <text:p>118.8</text:p>
          </table:table-cell>
          <table:table-cell table:style-name="ce54" table:formula="of:=MAX([$sngl.$E$4]; 0)*MAX(1 - [.$D4]/100;0)" office:value-type="float" office:value="138.6" calcext:value-type="float">
            <text:p>138.6</text:p>
          </table:table-cell>
          <table:table-cell table:style-name="ce54" table:formula="of:=MAX([$sngl.$E$5]; 0)*MAX(1 - [.$D4]/100;0)" office:value-type="float" office:value="168.3" calcext:value-type="float">
            <text:p>168.3</text:p>
          </table:table-cell>
          <table:table-cell table:style-name="ce54" table:formula="of:=MAX([$sngl.$E$6]; 0)*MAX(1 - [.$D4]/100;0)" office:value-type="float" office:value="198" calcext:value-type="float">
            <text:p>198.0</text:p>
          </table:table-cell>
          <table:table-cell table:number-columns-repeated="163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5" table:formula="of:=([.$B5] + 3 * [.$C5]) / 10 / (1 - [.$D5] * 0.006) *POWER([.$E5]; 0.75) * [.$C$13] / 13" office:value-type="float" office:value="56.6043881174937" calcext:value-type="float">
            <text:p>56.6</text:p>
          </table:table-cell>
          <table:table-cell table:style-name="ce5" office:value-type="float" office:value="10.5" calcext:value-type="float">
            <text:p>10.5</text:p>
          </table:table-cell>
          <table:table-cell table:style-name="ce7" table:formula="of:=COM.MICROSOFT.CEILING.MATH(LN(MAX([.$G5]*4;1))^2.5+1)" office:value-type="float" office:value="29" calcext:value-type="float">
            <text:p>29</text:p>
          </table:table-cell>
          <table:table-cell table:style-name="ce7" table:formula="of:=COM.MICROSOFT.CEILING.MATH(LN(MAX([.$G5]*3.5;1))^2.5+1)" office:value-type="float" office:value="26" calcext:value-type="float">
            <text:p>26</text:p>
          </table:table-cell>
          <table:table-cell table:style-name="ce7" table:formula="of:=COM.MICROSOFT.CEILING.MATH(LN(MAX([.$G5]*3;1))^2.5+1)" office:value-type="float" office:value="24" calcext:value-type="float">
            <text:p>24</text:p>
          </table:table-cell>
          <table:table-cell table:style-name="ce7" table:formula="of:=COM.MICROSOFT.CEILING.MATH(LN(MAX([.$G5]*2.5;1))^2.5+1)" office:value-type="float" office:value="21" calcext:value-type="float">
            <text:p>21</text:p>
          </table:table-cell>
          <table:table-cell/>
          <table:table-cell table:style-name="ce5"/>
          <table:table-cell table:style-name="ce51" table:formula="of:=MAX([$Sword.E$2] - [.$C5]; 0)*[$Sword.$F$2]" office:value-type="float" office:value="0" calcext:value-type="float">
            <text:p>0.0</text:p>
          </table:table-cell>
          <table:table-cell table:style-name="ce51" table:formula="of:=MAX([$Sword.E$3] - [.$C5]; 0)*[$Sword.$F$3]" office:value-type="float" office:value="22.875" calcext:value-type="float">
            <text:p>22.9</text:p>
          </table:table-cell>
          <table:table-cell table:style-name="ce51" table:formula="of:=MAX([$Sword.E$4] - [.$C5]; 0)*[$Sword.$F$4]" office:value-type="float" office:value="48.9375" calcext:value-type="float">
            <text:p>48.9</text:p>
          </table:table-cell>
          <table:table-cell table:style-name="ce51" table:formula="of:=MAX([$Sword.E$5] - [.$C5]; 0)*[$Sword.$F$5]" office:value-type="float" office:value="78.75" calcext:value-type="float">
            <text:p>78.8</text:p>
          </table:table-cell>
          <table:table-cell table:style-name="ce51" table:formula="of:=MAX([$Sword.E$6] - [.$C5]; 0)*[$Sword.$F$6]" office:value-type="float" office:value="114" calcext:value-type="float">
            <text:p>114.0</text:p>
          </table:table-cell>
          <table:table-cell table:style-name="ce51" table:formula="of:=MAX([$Sword.E$7] - [.$C5]; 0)*[$Sword.$F$7]" office:value-type="float" office:value="151.6875" calcext:value-type="float">
            <text:p>151.7</text:p>
          </table:table-cell>
          <table:table-cell table:style-name="ce51" table:formula="of:=MAX([$Sword.E$8] - [.$C5]; 0)*[$Sword.$F$8]" office:value-type="float" office:value="192.375" calcext:value-type="float">
            <text:p>192.4</text:p>
          </table:table-cell>
          <table:table-cell table:style-name="ce51" table:formula="of:=MAX([$Sword.E$9] - [.$C5]; 0)*[$Sword.$F$9]" office:value-type="float" office:value="13.5" calcext:value-type="float">
            <text:p>13.5</text:p>
          </table:table-cell>
          <table:table-cell table:style-name="ce52"/>
          <table:table-cell table:style-name="ce51" table:formula="of:=MAX([$Axe.E$2] - [.$C5]/2; 0)*MAX(1 - [.$D5]/200;0)*[$Axe.$F$2]" office:value-type="float" office:value="80.396" calcext:value-type="float">
            <text:p>80.4</text:p>
          </table:table-cell>
          <table:table-cell table:style-name="ce51" table:formula="of:=MAX([$Axe.E$3] - [.$C5]/2; 0)*MAX(1 - [.$D5]/200;0)*[$Axe.$F$3]" office:value-type="float" office:value="108.256" calcext:value-type="float">
            <text:p>108.3</text:p>
          </table:table-cell>
          <table:table-cell table:style-name="ce51" table:formula="of:=MAX([$Axe.E$4] - [.$C5]/2; 0)*MAX(1 - [.$D5]/200;0)*[$Axe.$F$4]" office:value-type="float" office:value="139.897" calcext:value-type="float">
            <text:p>139.9</text:p>
          </table:table-cell>
          <table:table-cell table:style-name="ce51" table:formula="of:=MAX([$Axe.E$5] - [.$C5]/2; 0)*MAX(1 - [.$D5]/200;0)*[$Axe.$F$5]" office:value-type="float" office:value="176.513" calcext:value-type="float">
            <text:p>176.5</text:p>
          </table:table-cell>
          <table:table-cell table:style-name="ce51" table:formula="of:=MAX([$Axe.E$6] - [.$C5]/2; 0)*MAX(1 - [.$D5]/200;0)*[$Axe.$F$6]" office:value-type="float" office:value="215.915" calcext:value-type="float">
            <text:p>215.9</text:p>
          </table:table-cell>
          <table:table-cell table:style-name="ce51" table:formula="of:=MAX([$Axe.E$7] - [.$C5]/2; 0)*MAX(1 - [.$D5]/200;0)*[$Axe.$F$7]" office:value-type="float" office:value="259.496" calcext:value-type="float">
            <text:p>259.5</text:p>
          </table:table-cell>
          <table:table-cell table:style-name="ce52"/>
          <table:table-cell table:style-name="ce51" table:formula="of:=MAX([$Scythe.D$2]; 0)*MAX(1 - [.$D5]/100;0)*[$Scythe.$F$2]" office:value-type="float" office:value="91.08" calcext:value-type="float">
            <text:p>91.1</text:p>
          </table:table-cell>
          <table:table-cell table:style-name="ce51" table:formula="of:=MAX([$Scythe.D$3]; 0)*MAX(1 - [.$D5]/100;0)*[$Scythe.$F$3]" office:value-type="float" office:value="120.78" calcext:value-type="float">
            <text:p>120.8</text:p>
          </table:table-cell>
          <table:table-cell table:style-name="ce51" table:formula="of:=MAX([$Scythe.D$4]; 0)*MAX(1 - [.$D5]/100;0)*[$Scythe.$F$4]" office:value-type="float" office:value="154.44" calcext:value-type="float">
            <text:p>154.4</text:p>
          </table:table-cell>
          <table:table-cell table:style-name="ce51" table:formula="of:=MAX([$Scythe.D$5]; 0)*MAX(1 - [.$D5]/100;0)*[$Scythe.$F$5]" office:value-type="float" office:value="194.04" calcext:value-type="float">
            <text:p>194.0</text:p>
          </table:table-cell>
          <table:table-cell table:style-name="ce51" table:formula="of:=MAX([$Scythe.D$6]; 0)*MAX(1 - [.$D5]/100;0)*[$Scythe.$F$6]" office:value-type="float" office:value="237.6" calcext:value-type="float">
            <text:p>237.6</text:p>
          </table:table-cell>
          <table:table-cell table:style-name="ce51" table:formula="of:=MAX([$Scythe.D$7]; 0)*MAX(1 - [.$D5]/100;0)*[$Scythe.$F$7]" office:value-type="float" office:value="285.12" calcext:value-type="float">
            <text:p>285.1</text:p>
          </table:table-cell>
          <table:table-cell table:style-name="ce51" table:formula="of:=MAX([$Scythe.D$8]; 0)*MAX(1 - [.$D5]/100;0)*[$Scythe.$F$8]" office:value-type="float" office:value="75.24" calcext:value-type="float">
            <text:p>75.2</text:p>
          </table:table-cell>
          <table:table-cell table:style-name="ce51" table:formula="of:=MAX([$Scythe.D$9]; 0)*MAX(1 - [.$D5]/100;0)*[$Scythe.$F$9]" office:value-type="float" office:value="87.12" calcext:value-type="float">
            <text:p>87.1</text:p>
          </table:table-cell>
          <table:table-cell table:style-name="ce51" table:formula="of:=MAX([$Scythe.D$10]; 0)*MAX(1 - [.$D5]/100;0)*[$Scythe.$F$10]" office:value-type="float" office:value="99" calcext:value-type="float">
            <text:p>99.0</text:p>
          </table:table-cell>
          <table:table-cell table:style-name="ce52"/>
          <table:table-cell table:style-name="ce52" table:formula="of:=MAX([$Staff.E$2]; 0)*[$Staff.$F$2]" office:value-type="float" office:value="73.6" calcext:value-type="float">
            <text:p>73.6</text:p>
          </table:table-cell>
          <table:table-cell table:style-name="ce52" table:formula="of:=MAX([$Staff.E$3]; 0)*[$Staff.$F$3]" office:value-type="float" office:value="100" calcext:value-type="float">
            <text:p>100</text:p>
          </table:table-cell>
          <table:table-cell table:style-name="ce52" table:formula="of:=MAX([$Staff.E$4]; 0)*[$Staff.$F$4]" office:value-type="float" office:value="128" calcext:value-type="float">
            <text:p>128</text:p>
          </table:table-cell>
          <table:table-cell table:style-name="ce52" table:formula="of:=MAX([$Staff.E$5]; 0)*[$Staff.$F$5]" office:value-type="float" office:value="160.8" calcext:value-type="float">
            <text:p>160.8</text:p>
          </table:table-cell>
          <table:table-cell table:style-name="ce52" table:formula="of:=MAX([$Staff.E$6]; 0)*[$Staff.$F$6]" office:value-type="float" office:value="196" calcext:value-type="float">
            <text:p>196</text:p>
          </table:table-cell>
          <table:table-cell table:style-name="ce52" table:formula="of:=MAX([$Staff.E$7]; 0)*[$Staff.$F$7]" office:value-type="float" office:value="235.2" calcext:value-type="float">
            <text:p>235.2</text:p>
          </table:table-cell>
          <table:table-cell table:style-name="ce52"/>
          <table:table-cell table:style-name="ce51" table:formula="of:=MAX([$Bow.E$2] - [.$C5]; 0)*MAX(1 - [.$D5]/100;0)*[$Bow.$F$2]" office:value-type="float" office:value="75.4482052829007" calcext:value-type="float">
            <text:p>75.4</text:p>
          </table:table-cell>
          <table:table-cell table:style-name="ce51" table:formula="of:=MAX([$Bow.E$3] - [.$C5]; 0)*MAX(1 - [.$D5]/100;0)*[$Bow.$F$3]" office:value-type="float" office:value="109.627699838119" calcext:value-type="float">
            <text:p>109.6</text:p>
          </table:table-cell>
          <table:table-cell table:style-name="ce51" table:formula="of:=MAX([$Bow.E$4] - [.$C5]; 0)*MAX(1 - [.$D5]/100;0)*[$Bow.$F$4]" office:value-type="float" office:value="140.00947277609" calcext:value-type="float">
            <text:p>140.0</text:p>
          </table:table-cell>
          <table:table-cell table:style-name="ce51" table:formula="of:=MAX([$Bow.E$5] - [.$C5]; 0)*MAX(1 - [.$D5]/100;0)*[$Bow.$F$5]" office:value-type="float" office:value="181.784410565801" calcext:value-type="float">
            <text:p>181.8</text:p>
          </table:table-cell>
          <table:table-cell table:style-name="ce51" table:formula="of:=MAX([$Bow.E$6] - [.$C5]; 0)*MAX(1 - [.$D5]/100;0)*[$Bow.$F$6]" office:value-type="float" office:value="223.559348355512" calcext:value-type="float">
            <text:p>223.6</text:p>
          </table:table-cell>
          <table:table-cell table:style-name="ce51" table:formula="of:=MAX([$Bow.E$7] - [.$C5]; 0)*MAX(1 - [.$D5]/100;0)*[$Bow.$F$7]" office:value-type="float" office:value="272.929729379716" calcext:value-type="float">
            <text:p>272.9</text:p>
          </table:table-cell>
          <table:table-cell table:style-name="ce52"/>
          <table:table-cell table:style-name="ce51" table:formula="of:=MAX([$Crossbow.E$2] - [.$C5]/2; 0)*MAX(1 - [.$D5]/200;0)*[$Crossbow.$F$2]" office:value-type="float" office:value="85.42075" calcext:value-type="float">
            <text:p>85.4</text:p>
          </table:table-cell>
          <table:table-cell table:style-name="ce51" table:formula="of:=MAX([$Crossbow.E$3] - [.$C5]/2; 0)*MAX(1 - [.$D5]/200;0)*[$Crossbow.$F$3]" office:value-type="float" office:value="115.022" calcext:value-type="float">
            <text:p>115.0</text:p>
          </table:table-cell>
          <table:table-cell table:style-name="ce51" table:formula="of:=MAX([$Crossbow.E$4] - [.$C5]/2; 0)*MAX(1 - [.$D5]/200;0)*[$Crossbow.$F$4]" office:value-type="float" office:value="149.02115" calcext:value-type="float">
            <text:p>149.0</text:p>
          </table:table-cell>
          <table:table-cell table:style-name="ce51" table:formula="of:=MAX([$Crossbow.E$5] - [.$C5]/2; 0)*MAX(1 - [.$D5]/200;0)*[$Crossbow.$F$5]" office:value-type="float" office:value="186.91075" calcext:value-type="float">
            <text:p>186.9</text:p>
          </table:table-cell>
          <table:table-cell table:style-name="ce51" table:formula="of:=MAX([$Crossbow.E$6] - [.$C5]/2; 0)*MAX(1 - [.$D5]/200;0)*[$Crossbow.$F$6]" office:value-type="float" office:value="229.722615" calcext:value-type="float">
            <text:p>229.7</text:p>
          </table:table-cell>
          <table:table-cell table:style-name="ce51" table:formula="of:=MAX([$Crossbow.E$7] - [.$C5]/2; 0)*MAX(1 - [.$D5]/200;0)*[$Crossbow.$F$7]" office:value-type="float" office:value="275.690819" calcext:value-type="float">
            <text:p>275.7</text:p>
          </table:table-cell>
          <table:table-cell table:number-columns-repeated="2"/>
          <table:table-cell table:style-name="ce53" table:formula="of:=MAX([$doge.E$3] - [.$C5]; 0)" office:value-type="float" office:value="0" calcext:value-type="float">
            <text:p>0</text:p>
          </table:table-cell>
          <table:table-cell table:style-name="ce53" table:formula="of:=MAX([$doge.$E$4] - [.$C5]; 0)" office:value-type="float" office:value="0" calcext:value-type="float">
            <text:p>0</text:p>
          </table:table-cell>
          <table:table-cell table:style-name="ce53" table:formula="of:=MAX([$doge.$E$5] - [.$C5]; 0)" office:value-type="float" office:value="0" calcext:value-type="float">
            <text:p>0</text:p>
          </table:table-cell>
          <table:table-cell table:style-name="ce53" table:formula="of:=MAX([$doge.$E$6] - [.$C5]; 0)" office:value-type="float" office:value="0" calcext:value-type="float">
            <text:p>0</text:p>
          </table:table-cell>
          <table:table-cell table:style-name="ce53" table:formula="of:=MAX([$doge.$E$7] - [.$C5]; 0)" office:value-type="float" office:value="2" calcext:value-type="float">
            <text:p>2</text:p>
          </table:table-cell>
          <table:table-cell table:style-name="ce53"/>
          <table:table-cell table:style-name="ce54" table:formula="of:=MAX([$hors.$E$3] - [.$C5]/2; 0)*MAX(1 - [.$D5]/200;0)" office:value-type="float" office:value="50.745" calcext:value-type="float">
            <text:p>50.7</text:p>
          </table:table-cell>
          <table:table-cell table:style-name="ce54" table:formula="of:=MAX([$hors.$E$4] - [.$C5]/2; 0)*MAX(1 - [.$D5]/200;0)" office:value-type="float" office:value="65.67" calcext:value-type="float">
            <text:p>65.7</text:p>
          </table:table-cell>
          <table:table-cell table:style-name="ce54" table:formula="of:=MAX([$hors.$E$5] - [.$C5]/2; 0)*MAX(1 - [.$D5]/200;0)" office:value-type="float" office:value="90.545" calcext:value-type="float">
            <text:p>90.5</text:p>
          </table:table-cell>
          <table:table-cell table:style-name="ce54" table:formula="of:=MAX([$hors.$E$6] - [.$C5]/2; 0)*MAX(1 - [.$D5]/200;0)" office:value-type="float" office:value="115.42" calcext:value-type="float">
            <text:p>115.4</text:p>
          </table:table-cell>
          <table:table-cell table:style-name="ce53"/>
          <table:table-cell table:style-name="ce54" table:formula="of:=MAX([$irgl.$E$3] - [.$C5]; 0)*MAX(1 - [.$D5]/100;0)" office:value-type="float" office:value="150.48" calcext:value-type="float">
            <text:p>150.5</text:p>
          </table:table-cell>
          <table:table-cell table:style-name="ce54" table:formula="of:=MAX([$irgl.$E$4] - [.$C5]; 0)*MAX(1 - [.$D5]/100;0)" office:value-type="float" office:value="175.23" calcext:value-type="float">
            <text:p>175.2</text:p>
          </table:table-cell>
          <table:table-cell table:style-name="ce54" table:formula="of:=MAX([$irgl.$E$5] - [.$C5]; 0)*MAX(1 - [.$D5]/100;0)" office:value-type="float" office:value="209.88" calcext:value-type="float">
            <text:p>209.9</text:p>
          </table:table-cell>
          <table:table-cell table:style-name="ce54" table:formula="of:=MAX([$irgl.$E$6] - [.$C5]; 0)*MAX(1 - [.$D5]/100;0)" office:value-type="float" office:value="249.48" calcext:value-type="float">
            <text:p>249.5</text:p>
          </table:table-cell>
          <table:table-cell table:style-name="ce53"/>
          <table:table-cell table:style-name="ce54" table:formula="of:=MAX([$sngl.$E$3]; 0)*MAX(1 - [.$D5]/100;0)" office:value-type="float" office:value="118.8" calcext:value-type="float">
            <text:p>118.8</text:p>
          </table:table-cell>
          <table:table-cell table:style-name="ce54" table:formula="of:=MAX([$sngl.$E$4]; 0)*MAX(1 - [.$D5]/100;0)" office:value-type="float" office:value="138.6" calcext:value-type="float">
            <text:p>138.6</text:p>
          </table:table-cell>
          <table:table-cell table:style-name="ce54" table:formula="of:=MAX([$sngl.$E$5]; 0)*MAX(1 - [.$D5]/100;0)" office:value-type="float" office:value="168.3" calcext:value-type="float">
            <text:p>168.3</text:p>
          </table:table-cell>
          <table:table-cell table:style-name="ce54" table:formula="of:=MAX([$sngl.$E$6]; 0)*MAX(1 - [.$D5]/100;0)" office:value-type="float" office:value="198" calcext:value-type="float">
            <text:p>198.0</text:p>
          </table:table-cell>
          <table:table-cell table:number-columns-repeated="163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5" table:formula="of:=([.$B6] + 3 * [.$C6]) / 10 / (1 - [.$D6] * 0.006) *POWER([.$E6]; 0.75) * [.$C$13] / 13" office:value-type="float" office:value="72.1292725261793" calcext:value-type="float">
            <text:p>72.1</text:p>
          </table:table-cell>
          <table:table-cell table:style-name="ce5" office:value-type="float" office:value="12" calcext:value-type="float">
            <text:p>12.0</text:p>
          </table:table-cell>
          <table:table-cell table:style-name="ce7" table:formula="of:=COM.MICROSOFT.CEILING.MATH(LN(MAX([.$G6]*4;1))^2.5+1)" office:value-type="float" office:value="31" calcext:value-type="float">
            <text:p>31</text:p>
          </table:table-cell>
          <table:table-cell table:style-name="ce7" table:formula="of:=COM.MICROSOFT.CEILING.MATH(LN(MAX([.$G6]*3.5;1))^2.5+1)" office:value-type="float" office:value="29" calcext:value-type="float">
            <text:p>29</text:p>
          </table:table-cell>
          <table:table-cell table:style-name="ce7" table:formula="of:=COM.MICROSOFT.CEILING.MATH(LN(MAX([.$G6]*3;1))^2.5+1)" office:value-type="float" office:value="26" calcext:value-type="float">
            <text:p>26</text:p>
          </table:table-cell>
          <table:table-cell table:style-name="ce7" table:formula="of:=COM.MICROSOFT.CEILING.MATH(LN(MAX([.$G6]*2.5;1))^2.5+1)" office:value-type="float" office:value="23" calcext:value-type="float">
            <text:p>23</text:p>
          </table:table-cell>
          <table:table-cell/>
          <table:table-cell table:style-name="ce5"/>
          <table:table-cell table:style-name="ce51" table:formula="of:=MAX([$Sword.E$2] - [.$C6]; 0)*[$Sword.$F$2]" office:value-type="float" office:value="0" calcext:value-type="float">
            <text:p>0.0</text:p>
          </table:table-cell>
          <table:table-cell table:style-name="ce51" table:formula="of:=MAX([$Sword.E$3] - [.$C6]; 0)*[$Sword.$F$3]" office:value-type="float" office:value="22.875" calcext:value-type="float">
            <text:p>22.9</text:p>
          </table:table-cell>
          <table:table-cell table:style-name="ce51" table:formula="of:=MAX([$Sword.E$4] - [.$C6]; 0)*[$Sword.$F$4]" office:value-type="float" office:value="48.9375" calcext:value-type="float">
            <text:p>48.9</text:p>
          </table:table-cell>
          <table:table-cell table:style-name="ce51" table:formula="of:=MAX([$Sword.E$5] - [.$C6]; 0)*[$Sword.$F$5]" office:value-type="float" office:value="78.75" calcext:value-type="float">
            <text:p>78.8</text:p>
          </table:table-cell>
          <table:table-cell table:style-name="ce51" table:formula="of:=MAX([$Sword.E$6] - [.$C6]; 0)*[$Sword.$F$6]" office:value-type="float" office:value="114" calcext:value-type="float">
            <text:p>114.0</text:p>
          </table:table-cell>
          <table:table-cell table:style-name="ce51" table:formula="of:=MAX([$Sword.E$7] - [.$C6]; 0)*[$Sword.$F$7]" office:value-type="float" office:value="151.6875" calcext:value-type="float">
            <text:p>151.7</text:p>
          </table:table-cell>
          <table:table-cell table:style-name="ce51" table:formula="of:=MAX([$Sword.E$8] - [.$C6]; 0)*[$Sword.$F$8]" office:value-type="float" office:value="192.375" calcext:value-type="float">
            <text:p>192.4</text:p>
          </table:table-cell>
          <table:table-cell table:style-name="ce51" table:formula="of:=MAX([$Sword.E$9] - [.$C6]; 0)*[$Sword.$F$9]" office:value-type="float" office:value="13.5" calcext:value-type="float">
            <text:p>13.5</text:p>
          </table:table-cell>
          <table:table-cell table:style-name="ce52"/>
          <table:table-cell table:style-name="ce51" table:formula="of:=MAX([$Axe.E$2] - [.$C6]/2; 0)*MAX(1 - [.$D6]/200;0)*[$Axe.$F$2]" office:value-type="float" office:value="79.992" calcext:value-type="float">
            <text:p>80.0</text:p>
          </table:table-cell>
          <table:table-cell table:style-name="ce51" table:formula="of:=MAX([$Axe.E$3] - [.$C6]/2; 0)*MAX(1 - [.$D6]/200;0)*[$Axe.$F$3]" office:value-type="float" office:value="107.712" calcext:value-type="float">
            <text:p>107.7</text:p>
          </table:table-cell>
          <table:table-cell table:style-name="ce51" table:formula="of:=MAX([$Axe.E$4] - [.$C6]/2; 0)*MAX(1 - [.$D6]/200;0)*[$Axe.$F$4]" office:value-type="float" office:value="139.194" calcext:value-type="float">
            <text:p>139.2</text:p>
          </table:table-cell>
          <table:table-cell table:style-name="ce51" table:formula="of:=MAX([$Axe.E$5] - [.$C6]/2; 0)*MAX(1 - [.$D6]/200;0)*[$Axe.$F$5]" office:value-type="float" office:value="175.626" calcext:value-type="float">
            <text:p>175.6</text:p>
          </table:table-cell>
          <table:table-cell table:style-name="ce51" table:formula="of:=MAX([$Axe.E$6] - [.$C6]/2; 0)*MAX(1 - [.$D6]/200;0)*[$Axe.$F$6]" office:value-type="float" office:value="214.83" calcext:value-type="float">
            <text:p>214.8</text:p>
          </table:table-cell>
          <table:table-cell table:style-name="ce51" table:formula="of:=MAX([$Axe.E$7] - [.$C6]/2; 0)*MAX(1 - [.$D6]/200;0)*[$Axe.$F$7]" office:value-type="float" office:value="258.192" calcext:value-type="float">
            <text:p>258.2</text:p>
          </table:table-cell>
          <table:table-cell table:style-name="ce52"/>
          <table:table-cell table:style-name="ce51" table:formula="of:=MAX([$Scythe.D$2]; 0)*MAX(1 - [.$D6]/100;0)*[$Scythe.$F$2]" office:value-type="float" office:value="90.16" calcext:value-type="float">
            <text:p>90.2</text:p>
          </table:table-cell>
          <table:table-cell table:style-name="ce51" table:formula="of:=MAX([$Scythe.D$3]; 0)*MAX(1 - [.$D6]/100;0)*[$Scythe.$F$3]" office:value-type="float" office:value="119.56" calcext:value-type="float">
            <text:p>119.6</text:p>
          </table:table-cell>
          <table:table-cell table:style-name="ce51" table:formula="of:=MAX([$Scythe.D$4]; 0)*MAX(1 - [.$D6]/100;0)*[$Scythe.$F$4]" office:value-type="float" office:value="152.88" calcext:value-type="float">
            <text:p>152.9</text:p>
          </table:table-cell>
          <table:table-cell table:style-name="ce51" table:formula="of:=MAX([$Scythe.D$5]; 0)*MAX(1 - [.$D6]/100;0)*[$Scythe.$F$5]" office:value-type="float" office:value="192.08" calcext:value-type="float">
            <text:p>192.1</text:p>
          </table:table-cell>
          <table:table-cell table:style-name="ce51" table:formula="of:=MAX([$Scythe.D$6]; 0)*MAX(1 - [.$D6]/100;0)*[$Scythe.$F$6]" office:value-type="float" office:value="235.2" calcext:value-type="float">
            <text:p>235.2</text:p>
          </table:table-cell>
          <table:table-cell table:style-name="ce51" table:formula="of:=MAX([$Scythe.D$7]; 0)*MAX(1 - [.$D6]/100;0)*[$Scythe.$F$7]" office:value-type="float" office:value="282.24" calcext:value-type="float">
            <text:p>282.2</text:p>
          </table:table-cell>
          <table:table-cell table:style-name="ce51" table:formula="of:=MAX([$Scythe.D$8]; 0)*MAX(1 - [.$D6]/100;0)*[$Scythe.$F$8]" office:value-type="float" office:value="74.48" calcext:value-type="float">
            <text:p>74.5</text:p>
          </table:table-cell>
          <table:table-cell table:style-name="ce51" table:formula="of:=MAX([$Scythe.D$9]; 0)*MAX(1 - [.$D6]/100;0)*[$Scythe.$F$9]" office:value-type="float" office:value="86.24" calcext:value-type="float">
            <text:p>86.2</text:p>
          </table:table-cell>
          <table:table-cell table:style-name="ce51" table:formula="of:=MAX([$Scythe.D$10]; 0)*MAX(1 - [.$D6]/100;0)*[$Scythe.$F$10]" office:value-type="float" office:value="98" calcext:value-type="float">
            <text:p>98.0</text:p>
          </table:table-cell>
          <table:table-cell table:style-name="ce52"/>
          <table:table-cell table:style-name="ce52" table:formula="of:=MAX([$Staff.E$2]; 0)*[$Staff.$F$2]" office:value-type="float" office:value="73.6" calcext:value-type="float">
            <text:p>73.6</text:p>
          </table:table-cell>
          <table:table-cell table:style-name="ce52" table:formula="of:=MAX([$Staff.E$3]; 0)*[$Staff.$F$3]" office:value-type="float" office:value="100" calcext:value-type="float">
            <text:p>100</text:p>
          </table:table-cell>
          <table:table-cell table:style-name="ce52" table:formula="of:=MAX([$Staff.E$4]; 0)*[$Staff.$F$4]" office:value-type="float" office:value="128" calcext:value-type="float">
            <text:p>128</text:p>
          </table:table-cell>
          <table:table-cell table:style-name="ce52" table:formula="of:=MAX([$Staff.E$5]; 0)*[$Staff.$F$5]" office:value-type="float" office:value="160.8" calcext:value-type="float">
            <text:p>160.8</text:p>
          </table:table-cell>
          <table:table-cell table:style-name="ce52" table:formula="of:=MAX([$Staff.E$6]; 0)*[$Staff.$F$6]" office:value-type="float" office:value="196" calcext:value-type="float">
            <text:p>196</text:p>
          </table:table-cell>
          <table:table-cell table:style-name="ce52" table:formula="of:=MAX([$Staff.E$7]; 0)*[$Staff.$F$7]" office:value-type="float" office:value="235.2" calcext:value-type="float">
            <text:p>235.2</text:p>
          </table:table-cell>
          <table:table-cell table:style-name="ce52"/>
          <table:table-cell table:style-name="ce51" table:formula="of:=MAX([$Bow.E$2] - [.$C6]; 0)*MAX(1 - [.$D6]/100;0)*[$Bow.$F$2]" office:value-type="float" office:value="74.686102199235" calcext:value-type="float">
            <text:p>74.7</text:p>
          </table:table-cell>
          <table:table-cell table:style-name="ce51" table:formula="of:=MAX([$Bow.E$3] - [.$C6]; 0)*MAX(1 - [.$D6]/100;0)*[$Bow.$F$3]" office:value-type="float" office:value="108.520349334703" calcext:value-type="float">
            <text:p>108.5</text:p>
          </table:table-cell>
          <table:table-cell table:style-name="ce51" table:formula="of:=MAX([$Bow.E$4] - [.$C6]; 0)*MAX(1 - [.$D6]/100;0)*[$Bow.$F$4]" office:value-type="float" office:value="138.595235677342" calcext:value-type="float">
            <text:p>138.6</text:p>
          </table:table-cell>
          <table:table-cell table:style-name="ce51" table:formula="of:=MAX([$Bow.E$5] - [.$C6]; 0)*MAX(1 - [.$D6]/100;0)*[$Bow.$F$5]" office:value-type="float" office:value="179.94820439847" calcext:value-type="float">
            <text:p>179.9</text:p>
          </table:table-cell>
          <table:table-cell table:style-name="ce51" table:formula="of:=MAX([$Bow.E$6] - [.$C6]; 0)*MAX(1 - [.$D6]/100;0)*[$Bow.$F$6]" office:value-type="float" office:value="221.301173119598" calcext:value-type="float">
            <text:p>221.3</text:p>
          </table:table-cell>
          <table:table-cell table:style-name="ce51" table:formula="of:=MAX([$Bow.E$7] - [.$C6]; 0)*MAX(1 - [.$D6]/100;0)*[$Bow.$F$7]" office:value-type="float" office:value="270.172863426386" calcext:value-type="float">
            <text:p>270.2</text:p>
          </table:table-cell>
          <table:table-cell table:style-name="ce52"/>
          <table:table-cell table:style-name="ce51" table:formula="of:=MAX([$Crossbow.E$2] - [.$C6]/2; 0)*MAX(1 - [.$D6]/200;0)*[$Crossbow.$F$2]" office:value-type="float" office:value="84.9915" calcext:value-type="float">
            <text:p>85.0</text:p>
          </table:table-cell>
          <table:table-cell table:style-name="ce51" table:formula="of:=MAX([$Crossbow.E$3] - [.$C6]/2; 0)*MAX(1 - [.$D6]/200;0)*[$Crossbow.$F$3]" office:value-type="float" office:value="114.444" calcext:value-type="float">
            <text:p>114.4</text:p>
          </table:table-cell>
          <table:table-cell table:style-name="ce51" table:formula="of:=MAX([$Crossbow.E$4] - [.$C6]/2; 0)*MAX(1 - [.$D6]/200;0)*[$Crossbow.$F$4]" office:value-type="float" office:value="148.2723" calcext:value-type="float">
            <text:p>148.3</text:p>
          </table:table-cell>
          <table:table-cell table:style-name="ce51" table:formula="of:=MAX([$Crossbow.E$5] - [.$C6]/2; 0)*MAX(1 - [.$D6]/200;0)*[$Crossbow.$F$5]" office:value-type="float" office:value="185.9715" calcext:value-type="float">
            <text:p>186.0</text:p>
          </table:table-cell>
          <table:table-cell table:style-name="ce51" table:formula="of:=MAX([$Crossbow.E$6] - [.$C6]/2; 0)*MAX(1 - [.$D6]/200;0)*[$Crossbow.$F$6]" office:value-type="float" office:value="228.56823" calcext:value-type="float">
            <text:p>228.6</text:p>
          </table:table-cell>
          <table:table-cell table:style-name="ce51" table:formula="of:=MAX([$Crossbow.E$7] - [.$C6]/2; 0)*MAX(1 - [.$D6]/200;0)*[$Crossbow.$F$7]" office:value-type="float" office:value="274.305438" calcext:value-type="float">
            <text:p>274.3</text:p>
          </table:table-cell>
          <table:table-cell table:number-columns-repeated="2"/>
          <table:table-cell table:style-name="ce53" table:formula="of:=MAX([$doge.E$3] - [.$C6]; 0)" office:value-type="float" office:value="0" calcext:value-type="float">
            <text:p>0</text:p>
          </table:table-cell>
          <table:table-cell table:style-name="ce53" table:formula="of:=MAX([$doge.$E$4] - [.$C6]; 0)" office:value-type="float" office:value="0" calcext:value-type="float">
            <text:p>0</text:p>
          </table:table-cell>
          <table:table-cell table:style-name="ce53" table:formula="of:=MAX([$doge.$E$5] - [.$C6]; 0)" office:value-type="float" office:value="0" calcext:value-type="float">
            <text:p>0</text:p>
          </table:table-cell>
          <table:table-cell table:style-name="ce53" table:formula="of:=MAX([$doge.$E$6] - [.$C6]; 0)" office:value-type="float" office:value="0" calcext:value-type="float">
            <text:p>0</text:p>
          </table:table-cell>
          <table:table-cell table:style-name="ce53" table:formula="of:=MAX([$doge.$E$7] - [.$C6]; 0)" office:value-type="float" office:value="2" calcext:value-type="float">
            <text:p>2</text:p>
          </table:table-cell>
          <table:table-cell table:style-name="ce53"/>
          <table:table-cell table:style-name="ce54" table:formula="of:=MAX([$hors.$E$3] - [.$C6]/2; 0)*MAX(1 - [.$D6]/200;0)" office:value-type="float" office:value="50.49" calcext:value-type="float">
            <text:p>50.5</text:p>
          </table:table-cell>
          <table:table-cell table:style-name="ce54" table:formula="of:=MAX([$hors.$E$4] - [.$C6]/2; 0)*MAX(1 - [.$D6]/200;0)" office:value-type="float" office:value="65.34" calcext:value-type="float">
            <text:p>65.3</text:p>
          </table:table-cell>
          <table:table-cell table:style-name="ce54" table:formula="of:=MAX([$hors.$E$5] - [.$C6]/2; 0)*MAX(1 - [.$D6]/200;0)" office:value-type="float" office:value="90.09" calcext:value-type="float">
            <text:p>90.1</text:p>
          </table:table-cell>
          <table:table-cell table:style-name="ce54" table:formula="of:=MAX([$hors.$E$6] - [.$C6]/2; 0)*MAX(1 - [.$D6]/200;0)" office:value-type="float" office:value="114.84" calcext:value-type="float">
            <text:p>114.8</text:p>
          </table:table-cell>
          <table:table-cell table:style-name="ce53"/>
          <table:table-cell table:style-name="ce54" table:formula="of:=MAX([$irgl.$E$3] - [.$C6]; 0)*MAX(1 - [.$D6]/100;0)" office:value-type="float" office:value="148.96" calcext:value-type="float">
            <text:p>149.0</text:p>
          </table:table-cell>
          <table:table-cell table:style-name="ce54" table:formula="of:=MAX([$irgl.$E$4] - [.$C6]; 0)*MAX(1 - [.$D6]/100;0)" office:value-type="float" office:value="173.46" calcext:value-type="float">
            <text:p>173.5</text:p>
          </table:table-cell>
          <table:table-cell table:style-name="ce54" table:formula="of:=MAX([$irgl.$E$5] - [.$C6]; 0)*MAX(1 - [.$D6]/100;0)" office:value-type="float" office:value="207.76" calcext:value-type="float">
            <text:p>207.8</text:p>
          </table:table-cell>
          <table:table-cell table:style-name="ce54" table:formula="of:=MAX([$irgl.$E$6] - [.$C6]; 0)*MAX(1 - [.$D6]/100;0)" office:value-type="float" office:value="246.96" calcext:value-type="float">
            <text:p>247.0</text:p>
          </table:table-cell>
          <table:table-cell table:style-name="ce53"/>
          <table:table-cell table:style-name="ce54" table:formula="of:=MAX([$sngl.$E$3]; 0)*MAX(1 - [.$D6]/100;0)" office:value-type="float" office:value="117.6" calcext:value-type="float">
            <text:p>117.6</text:p>
          </table:table-cell>
          <table:table-cell table:style-name="ce54" table:formula="of:=MAX([$sngl.$E$4]; 0)*MAX(1 - [.$D6]/100;0)" office:value-type="float" office:value="137.2" calcext:value-type="float">
            <text:p>137.2</text:p>
          </table:table-cell>
          <table:table-cell table:style-name="ce54" table:formula="of:=MAX([$sngl.$E$5]; 0)*MAX(1 - [.$D6]/100;0)" office:value-type="float" office:value="166.6" calcext:value-type="float">
            <text:p>166.6</text:p>
          </table:table-cell>
          <table:table-cell table:style-name="ce54" table:formula="of:=MAX([$sngl.$E$6]; 0)*MAX(1 - [.$D6]/100;0)" office:value-type="float" office:value="196" calcext:value-type="float">
            <text:p>196.0</text:p>
          </table:table-cell>
          <table:table-cell table:number-columns-repeated="1630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style-name="ce5" table:formula="of:=([.$B7] + 3 * [.$C7]) / 10 / (1 - [.$D7] * 0.006) *POWER([.$E7]; 0.75) * [.$C$13] / 13" office:value-type="float" office:value="89.5561061244693" calcext:value-type="float">
            <text:p>89.6</text:p>
          </table:table-cell>
          <table:table-cell table:style-name="ce5" office:value-type="float" office:value="13.5" calcext:value-type="float">
            <text:p>13.5</text:p>
          </table:table-cell>
          <table:table-cell table:style-name="ce7" table:formula="of:=COM.MICROSOFT.CEILING.MATH(LN(MAX([.$G7]*4;1))^2.5+1)" office:value-type="float" office:value="33" calcext:value-type="float">
            <text:p>33</text:p>
          </table:table-cell>
          <table:table-cell table:style-name="ce7" table:formula="of:=COM.MICROSOFT.CEILING.MATH(LN(MAX([.$G7]*3.5;1))^2.5+1)" office:value-type="float" office:value="31" calcext:value-type="float">
            <text:p>31</text:p>
          </table:table-cell>
          <table:table-cell table:style-name="ce7" table:formula="of:=COM.MICROSOFT.CEILING.MATH(LN(MAX([.$G7]*3;1))^2.5+1)" office:value-type="float" office:value="28" calcext:value-type="float">
            <text:p>28</text:p>
          </table:table-cell>
          <table:table-cell table:style-name="ce7" table:formula="of:=COM.MICROSOFT.CEILING.MATH(LN(MAX([.$G7]*2.5;1))^2.5+1)" office:value-type="float" office:value="25" calcext:value-type="float">
            <text:p>25</text:p>
          </table:table-cell>
          <table:table-cell/>
          <table:table-cell table:style-name="ce5"/>
          <table:table-cell table:style-name="ce51" table:formula="of:=MAX([$Sword.E$2] - [.$C7]; 0)*[$Sword.$F$2]" office:value-type="float" office:value="0" calcext:value-type="float">
            <text:p>0.0</text:p>
          </table:table-cell>
          <table:table-cell table:style-name="ce51" table:formula="of:=MAX([$Sword.E$3] - [.$C7]; 0)*[$Sword.$F$3]" office:value-type="float" office:value="18.375" calcext:value-type="float">
            <text:p>18.4</text:p>
          </table:table-cell>
          <table:table-cell table:style-name="ce51" table:formula="of:=MAX([$Sword.E$4] - [.$C7]; 0)*[$Sword.$F$4]" office:value-type="float" office:value="44.4375" calcext:value-type="float">
            <text:p>44.4</text:p>
          </table:table-cell>
          <table:table-cell table:style-name="ce51" table:formula="of:=MAX([$Sword.E$5] - [.$C7]; 0)*[$Sword.$F$5]" office:value-type="float" office:value="74.25" calcext:value-type="float">
            <text:p>74.3</text:p>
          </table:table-cell>
          <table:table-cell table:style-name="ce51" table:formula="of:=MAX([$Sword.E$6] - [.$C7]; 0)*[$Sword.$F$6]" office:value-type="float" office:value="109.5" calcext:value-type="float">
            <text:p>109.5</text:p>
          </table:table-cell>
          <table:table-cell table:style-name="ce51" table:formula="of:=MAX([$Sword.E$7] - [.$C7]; 0)*[$Sword.$F$7]" office:value-type="float" office:value="147.1875" calcext:value-type="float">
            <text:p>147.2</text:p>
          </table:table-cell>
          <table:table-cell table:style-name="ce51" table:formula="of:=MAX([$Sword.E$8] - [.$C7]; 0)*[$Sword.$F$8]" office:value-type="float" office:value="187.875" calcext:value-type="float">
            <text:p>187.9</text:p>
          </table:table-cell>
          <table:table-cell table:style-name="ce51" table:formula="of:=MAX([$Sword.E$9] - [.$C7]; 0)*[$Sword.$F$9]" office:value-type="float" office:value="9" calcext:value-type="float">
            <text:p>9.0</text:p>
          </table:table-cell>
          <table:table-cell table:style-name="ce52"/>
          <table:table-cell table:style-name="ce51" table:formula="of:=MAX([$Axe.E$2] - [.$C7]/2; 0)*MAX(1 - [.$D7]/200;0)*[$Axe.$F$2]" office:value-type="float" office:value="78.804" calcext:value-type="float">
            <text:p>78.8</text:p>
          </table:table-cell>
          <table:table-cell table:style-name="ce51" table:formula="of:=MAX([$Axe.E$3] - [.$C7]/2; 0)*MAX(1 - [.$D7]/200;0)*[$Axe.$F$3]" office:value-type="float" office:value="106.524" calcext:value-type="float">
            <text:p>106.5</text:p>
          </table:table-cell>
          <table:table-cell table:style-name="ce51" table:formula="of:=MAX([$Axe.E$4] - [.$C7]/2; 0)*MAX(1 - [.$D7]/200;0)*[$Axe.$F$4]" office:value-type="float" office:value="138.006" calcext:value-type="float">
            <text:p>138.0</text:p>
          </table:table-cell>
          <table:table-cell table:style-name="ce51" table:formula="of:=MAX([$Axe.E$5] - [.$C7]/2; 0)*MAX(1 - [.$D7]/200;0)*[$Axe.$F$5]" office:value-type="float" office:value="174.438" calcext:value-type="float">
            <text:p>174.4</text:p>
          </table:table-cell>
          <table:table-cell table:style-name="ce51" table:formula="of:=MAX([$Axe.E$6] - [.$C7]/2; 0)*MAX(1 - [.$D7]/200;0)*[$Axe.$F$6]" office:value-type="float" office:value="213.642" calcext:value-type="float">
            <text:p>213.6</text:p>
          </table:table-cell>
          <table:table-cell table:style-name="ce51" table:formula="of:=MAX([$Axe.E$7] - [.$C7]/2; 0)*MAX(1 - [.$D7]/200;0)*[$Axe.$F$7]" office:value-type="float" office:value="257.004" calcext:value-type="float">
            <text:p>257.0</text:p>
          </table:table-cell>
          <table:table-cell table:style-name="ce52"/>
          <table:table-cell table:style-name="ce51" table:formula="of:=MAX([$Scythe.D$2]; 0)*MAX(1 - [.$D7]/100;0)*[$Scythe.$F$2]" office:value-type="float" office:value="90.16" calcext:value-type="float">
            <text:p>90.2</text:p>
          </table:table-cell>
          <table:table-cell table:style-name="ce51" table:formula="of:=MAX([$Scythe.D$3]; 0)*MAX(1 - [.$D7]/100;0)*[$Scythe.$F$3]" office:value-type="float" office:value="119.56" calcext:value-type="float">
            <text:p>119.6</text:p>
          </table:table-cell>
          <table:table-cell table:style-name="ce51" table:formula="of:=MAX([$Scythe.D$4]; 0)*MAX(1 - [.$D7]/100;0)*[$Scythe.$F$4]" office:value-type="float" office:value="152.88" calcext:value-type="float">
            <text:p>152.9</text:p>
          </table:table-cell>
          <table:table-cell table:style-name="ce51" table:formula="of:=MAX([$Scythe.D$5]; 0)*MAX(1 - [.$D7]/100;0)*[$Scythe.$F$5]" office:value-type="float" office:value="192.08" calcext:value-type="float">
            <text:p>192.1</text:p>
          </table:table-cell>
          <table:table-cell table:style-name="ce51" table:formula="of:=MAX([$Scythe.D$6]; 0)*MAX(1 - [.$D7]/100;0)*[$Scythe.$F$6]" office:value-type="float" office:value="235.2" calcext:value-type="float">
            <text:p>235.2</text:p>
          </table:table-cell>
          <table:table-cell table:style-name="ce51" table:formula="of:=MAX([$Scythe.D$7]; 0)*MAX(1 - [.$D7]/100;0)*[$Scythe.$F$7]" office:value-type="float" office:value="282.24" calcext:value-type="float">
            <text:p>282.2</text:p>
          </table:table-cell>
          <table:table-cell table:style-name="ce51" table:formula="of:=MAX([$Scythe.D$8]; 0)*MAX(1 - [.$D7]/100;0)*[$Scythe.$F$8]" office:value-type="float" office:value="74.48" calcext:value-type="float">
            <text:p>74.5</text:p>
          </table:table-cell>
          <table:table-cell table:style-name="ce51" table:formula="of:=MAX([$Scythe.D$9]; 0)*MAX(1 - [.$D7]/100;0)*[$Scythe.$F$9]" office:value-type="float" office:value="86.24" calcext:value-type="float">
            <text:p>86.2</text:p>
          </table:table-cell>
          <table:table-cell table:style-name="ce51" table:formula="of:=MAX([$Scythe.D$10]; 0)*MAX(1 - [.$D7]/100;0)*[$Scythe.$F$10]" office:value-type="float" office:value="98" calcext:value-type="float">
            <text:p>98.0</text:p>
          </table:table-cell>
          <table:table-cell table:style-name="ce52"/>
          <table:table-cell table:style-name="ce52" table:formula="of:=MAX([$Staff.E$2]; 0)*[$Staff.$F$2]" office:value-type="float" office:value="73.6" calcext:value-type="float">
            <text:p>73.6</text:p>
          </table:table-cell>
          <table:table-cell table:style-name="ce52" table:formula="of:=MAX([$Staff.E$3]; 0)*[$Staff.$F$3]" office:value-type="float" office:value="100" calcext:value-type="float">
            <text:p>100</text:p>
          </table:table-cell>
          <table:table-cell table:style-name="ce52" table:formula="of:=MAX([$Staff.E$4]; 0)*[$Staff.$F$4]" office:value-type="float" office:value="128" calcext:value-type="float">
            <text:p>128</text:p>
          </table:table-cell>
          <table:table-cell table:style-name="ce52" table:formula="of:=MAX([$Staff.E$5]; 0)*[$Staff.$F$5]" office:value-type="float" office:value="160.8" calcext:value-type="float">
            <text:p>160.8</text:p>
          </table:table-cell>
          <table:table-cell table:style-name="ce52" table:formula="of:=MAX([$Staff.E$6]; 0)*[$Staff.$F$6]" office:value-type="float" office:value="196" calcext:value-type="float">
            <text:p>196</text:p>
          </table:table-cell>
          <table:table-cell table:style-name="ce52" table:formula="of:=MAX([$Staff.E$7]; 0)*[$Staff.$F$7]" office:value-type="float" office:value="235.2" calcext:value-type="float">
            <text:p>235.2</text:p>
          </table:table-cell>
          <table:table-cell table:style-name="ce52"/>
          <table:table-cell table:style-name="ce51" table:formula="of:=MAX([$Bow.E$2] - [.$C7]; 0)*MAX(1 - [.$D7]/100;0)*[$Bow.$F$2]" office:value-type="float" office:value="72.775102199235" calcext:value-type="float">
            <text:p>72.8</text:p>
          </table:table-cell>
          <table:table-cell table:style-name="ce51" table:formula="of:=MAX([$Bow.E$3] - [.$C7]; 0)*MAX(1 - [.$D7]/100;0)*[$Bow.$F$3]" office:value-type="float" office:value="106.609349334703" calcext:value-type="float">
            <text:p>106.6</text:p>
          </table:table-cell>
          <table:table-cell table:style-name="ce51" table:formula="of:=MAX([$Bow.E$4] - [.$C7]; 0)*MAX(1 - [.$D7]/100;0)*[$Bow.$F$4]" office:value-type="float" office:value="136.684235677342" calcext:value-type="float">
            <text:p>136.7</text:p>
          </table:table-cell>
          <table:table-cell table:style-name="ce51" table:formula="of:=MAX([$Bow.E$5] - [.$C7]; 0)*MAX(1 - [.$D7]/100;0)*[$Bow.$F$5]" office:value-type="float" office:value="178.03720439847" calcext:value-type="float">
            <text:p>178.0</text:p>
          </table:table-cell>
          <table:table-cell table:style-name="ce51" table:formula="of:=MAX([$Bow.E$6] - [.$C7]; 0)*MAX(1 - [.$D7]/100;0)*[$Bow.$F$6]" office:value-type="float" office:value="219.390173119598" calcext:value-type="float">
            <text:p>219.4</text:p>
          </table:table-cell>
          <table:table-cell table:style-name="ce51" table:formula="of:=MAX([$Bow.E$7] - [.$C7]; 0)*MAX(1 - [.$D7]/100;0)*[$Bow.$F$7]" office:value-type="float" office:value="268.261863426386" calcext:value-type="float">
            <text:p>268.3</text:p>
          </table:table-cell>
          <table:table-cell table:style-name="ce52"/>
          <table:table-cell table:style-name="ce51" table:formula="of:=MAX([$Crossbow.E$2] - [.$C7]/2; 0)*MAX(1 - [.$D7]/200;0)*[$Crossbow.$F$2]" office:value-type="float" office:value="83.72925" calcext:value-type="float">
            <text:p>83.7</text:p>
          </table:table-cell>
          <table:table-cell table:style-name="ce51" table:formula="of:=MAX([$Crossbow.E$3] - [.$C7]/2; 0)*MAX(1 - [.$D7]/200;0)*[$Crossbow.$F$3]" office:value-type="float" office:value="113.18175" calcext:value-type="float">
            <text:p>113.2</text:p>
          </table:table-cell>
          <table:table-cell table:style-name="ce51" table:formula="of:=MAX([$Crossbow.E$4] - [.$C7]/2; 0)*MAX(1 - [.$D7]/200;0)*[$Crossbow.$F$4]" office:value-type="float" office:value="147.01005" calcext:value-type="float">
            <text:p>147.0</text:p>
          </table:table-cell>
          <table:table-cell table:style-name="ce51" table:formula="of:=MAX([$Crossbow.E$5] - [.$C7]/2; 0)*MAX(1 - [.$D7]/200;0)*[$Crossbow.$F$5]" office:value-type="float" office:value="184.70925" calcext:value-type="float">
            <text:p>184.7</text:p>
          </table:table-cell>
          <table:table-cell table:style-name="ce51" table:formula="of:=MAX([$Crossbow.E$6] - [.$C7]/2; 0)*MAX(1 - [.$D7]/200;0)*[$Crossbow.$F$6]" office:value-type="float" office:value="227.30598" calcext:value-type="float">
            <text:p>227.3</text:p>
          </table:table-cell>
          <table:table-cell table:style-name="ce51" table:formula="of:=MAX([$Crossbow.E$7] - [.$C7]/2; 0)*MAX(1 - [.$D7]/200;0)*[$Crossbow.$F$7]" office:value-type="float" office:value="273.043188" calcext:value-type="float">
            <text:p>273.0</text:p>
          </table:table-cell>
          <table:table-cell table:number-columns-repeated="2"/>
          <table:table-cell table:style-name="ce53" table:formula="of:=MAX([$doge.E$3] - [.$C7]; 0)" office:value-type="float" office:value="0" calcext:value-type="float">
            <text:p>0</text:p>
          </table:table-cell>
          <table:table-cell table:style-name="ce53" table:formula="of:=MAX([$doge.$E$4] - [.$C7]; 0)" office:value-type="float" office:value="0" calcext:value-type="float">
            <text:p>0</text:p>
          </table:table-cell>
          <table:table-cell table:style-name="ce53" table:formula="of:=MAX([$doge.$E$5] - [.$C7]; 0)" office:value-type="float" office:value="0" calcext:value-type="float">
            <text:p>0</text:p>
          </table:table-cell>
          <table:table-cell table:style-name="ce53" table:formula="of:=MAX([$doge.$E$6] - [.$C7]; 0)" office:value-type="float" office:value="0" calcext:value-type="float">
            <text:p>0</text:p>
          </table:table-cell>
          <table:table-cell table:style-name="ce53" table:formula="of:=MAX([$doge.$E$7] - [.$C7]; 0)" office:value-type="float" office:value="0" calcext:value-type="float">
            <text:p>0</text:p>
          </table:table-cell>
          <table:table-cell table:style-name="ce53"/>
          <table:table-cell table:style-name="ce54" table:formula="of:=MAX([$hors.$E$3] - [.$C7]/2; 0)*MAX(1 - [.$D7]/200;0)" office:value-type="float" office:value="49.005" calcext:value-type="float">
            <text:p>49.0</text:p>
          </table:table-cell>
          <table:table-cell table:style-name="ce54" table:formula="of:=MAX([$hors.$E$4] - [.$C7]/2; 0)*MAX(1 - [.$D7]/200;0)" office:value-type="float" office:value="63.855" calcext:value-type="float">
            <text:p>63.9</text:p>
          </table:table-cell>
          <table:table-cell table:style-name="ce54" table:formula="of:=MAX([$hors.$E$5] - [.$C7]/2; 0)*MAX(1 - [.$D7]/200;0)" office:value-type="float" office:value="88.605" calcext:value-type="float">
            <text:p>88.6</text:p>
          </table:table-cell>
          <table:table-cell table:style-name="ce54" table:formula="of:=MAX([$hors.$E$6] - [.$C7]/2; 0)*MAX(1 - [.$D7]/200;0)" office:value-type="float" office:value="113.355" calcext:value-type="float">
            <text:p>113.4</text:p>
          </table:table-cell>
          <table:table-cell table:style-name="ce53"/>
          <table:table-cell table:style-name="ce54" table:formula="of:=MAX([$irgl.$E$3] - [.$C7]; 0)*MAX(1 - [.$D7]/100;0)" office:value-type="float" office:value="146.02" calcext:value-type="float">
            <text:p>146.0</text:p>
          </table:table-cell>
          <table:table-cell table:style-name="ce54" table:formula="of:=MAX([$irgl.$E$4] - [.$C7]; 0)*MAX(1 - [.$D7]/100;0)" office:value-type="float" office:value="170.52" calcext:value-type="float">
            <text:p>170.5</text:p>
          </table:table-cell>
          <table:table-cell table:style-name="ce54" table:formula="of:=MAX([$irgl.$E$5] - [.$C7]; 0)*MAX(1 - [.$D7]/100;0)" office:value-type="float" office:value="204.82" calcext:value-type="float">
            <text:p>204.8</text:p>
          </table:table-cell>
          <table:table-cell table:style-name="ce54" table:formula="of:=MAX([$irgl.$E$6] - [.$C7]; 0)*MAX(1 - [.$D7]/100;0)" office:value-type="float" office:value="244.02" calcext:value-type="float">
            <text:p>244.0</text:p>
          </table:table-cell>
          <table:table-cell table:style-name="ce53"/>
          <table:table-cell table:style-name="ce54" table:formula="of:=MAX([$sngl.$E$3]; 0)*MAX(1 - [.$D7]/100;0)" office:value-type="float" office:value="117.6" calcext:value-type="float">
            <text:p>117.6</text:p>
          </table:table-cell>
          <table:table-cell table:style-name="ce54" table:formula="of:=MAX([$sngl.$E$4]; 0)*MAX(1 - [.$D7]/100;0)" office:value-type="float" office:value="137.2" calcext:value-type="float">
            <text:p>137.2</text:p>
          </table:table-cell>
          <table:table-cell table:style-name="ce54" table:formula="of:=MAX([$sngl.$E$5]; 0)*MAX(1 - [.$D7]/100;0)" office:value-type="float" office:value="166.6" calcext:value-type="float">
            <text:p>166.6</text:p>
          </table:table-cell>
          <table:table-cell table:style-name="ce54" table:formula="of:=MAX([$sngl.$E$6]; 0)*MAX(1 - [.$D7]/100;0)" office:value-type="float" office:value="196" calcext:value-type="float">
            <text:p>196.0</text:p>
          </table:table-cell>
          <table:table-cell table:number-columns-repeated="1630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5" table:formula="of:=([.$B8] + 3 * [.$C8]) / 10 / (1 - [.$D8] * 0.006) *POWER([.$E8]; 0.75) * [.$C$13] / 13" office:value-type="float" office:value="106.336426392044" calcext:value-type="float">
            <text:p>106.3</text:p>
          </table:table-cell>
          <table:table-cell table:style-name="ce5" office:value-type="float" office:value="15.5" calcext:value-type="float">
            <text:p>15.5</text:p>
          </table:table-cell>
          <table:table-cell table:style-name="ce7" table:formula="of:=COM.MICROSOFT.CEILING.MATH(LN(MAX([.$G8]*4;1))^2.5+1)" office:value-type="float" office:value="36" calcext:value-type="float">
            <text:p>36</text:p>
          </table:table-cell>
          <table:table-cell table:style-name="ce7" table:formula="of:=COM.MICROSOFT.CEILING.MATH(LN(MAX([.$G8]*3.5;1))^2.5+1)" office:value-type="float" office:value="33" calcext:value-type="float">
            <text:p>33</text:p>
          </table:table-cell>
          <table:table-cell table:style-name="ce7" table:formula="of:=COM.MICROSOFT.CEILING.MATH(LN(MAX([.$G8]*3;1))^2.5+1)" office:value-type="float" office:value="30" calcext:value-type="float">
            <text:p>30</text:p>
          </table:table-cell>
          <table:table-cell table:style-name="ce7" table:formula="of:=COM.MICROSOFT.CEILING.MATH(LN(MAX([.$G8]*2.5;1))^2.5+1)" office:value-type="float" office:value="27" calcext:value-type="float">
            <text:p>27</text:p>
          </table:table-cell>
          <table:table-cell/>
          <table:table-cell table:style-name="ce5"/>
          <table:table-cell table:style-name="ce51" table:formula="of:=MAX([$Sword.E$2] - [.$C8]; 0)*[$Sword.$F$2]" office:value-type="float" office:value="0" calcext:value-type="float">
            <text:p>0.0</text:p>
          </table:table-cell>
          <table:table-cell table:style-name="ce51" table:formula="of:=MAX([$Sword.E$3] - [.$C8]; 0)*[$Sword.$F$3]" office:value-type="float" office:value="18.375" calcext:value-type="float">
            <text:p>18.4</text:p>
          </table:table-cell>
          <table:table-cell table:style-name="ce51" table:formula="of:=MAX([$Sword.E$4] - [.$C8]; 0)*[$Sword.$F$4]" office:value-type="float" office:value="44.4375" calcext:value-type="float">
            <text:p>44.4</text:p>
          </table:table-cell>
          <table:table-cell table:style-name="ce51" table:formula="of:=MAX([$Sword.E$5] - [.$C8]; 0)*[$Sword.$F$5]" office:value-type="float" office:value="74.25" calcext:value-type="float">
            <text:p>74.3</text:p>
          </table:table-cell>
          <table:table-cell table:style-name="ce51" table:formula="of:=MAX([$Sword.E$6] - [.$C8]; 0)*[$Sword.$F$6]" office:value-type="float" office:value="109.5" calcext:value-type="float">
            <text:p>109.5</text:p>
          </table:table-cell>
          <table:table-cell table:style-name="ce51" table:formula="of:=MAX([$Sword.E$7] - [.$C8]; 0)*[$Sword.$F$7]" office:value-type="float" office:value="147.1875" calcext:value-type="float">
            <text:p>147.2</text:p>
          </table:table-cell>
          <table:table-cell table:style-name="ce51" table:formula="of:=MAX([$Sword.E$8] - [.$C8]; 0)*[$Sword.$F$8]" office:value-type="float" office:value="187.875" calcext:value-type="float">
            <text:p>187.9</text:p>
          </table:table-cell>
          <table:table-cell table:style-name="ce51" table:formula="of:=MAX([$Sword.E$9] - [.$C8]; 0)*[$Sword.$F$9]" office:value-type="float" office:value="9" calcext:value-type="float">
            <text:p>9.0</text:p>
          </table:table-cell>
          <table:table-cell table:style-name="ce52"/>
          <table:table-cell table:style-name="ce51" table:formula="of:=MAX([$Axe.E$2] - [.$C8]/2; 0)*MAX(1 - [.$D8]/200;0)*[$Axe.$F$2]" office:value-type="float" office:value="78.406" calcext:value-type="float">
            <text:p>78.4</text:p>
          </table:table-cell>
          <table:table-cell table:style-name="ce51" table:formula="of:=MAX([$Axe.E$3] - [.$C8]/2; 0)*MAX(1 - [.$D8]/200;0)*[$Axe.$F$3]" office:value-type="float" office:value="105.986" calcext:value-type="float">
            <text:p>106.0</text:p>
          </table:table-cell>
          <table:table-cell table:style-name="ce51" table:formula="of:=MAX([$Axe.E$4] - [.$C8]/2; 0)*MAX(1 - [.$D8]/200;0)*[$Axe.$F$4]" office:value-type="float" office:value="137.309" calcext:value-type="float">
            <text:p>137.3</text:p>
          </table:table-cell>
          <table:table-cell table:style-name="ce51" table:formula="of:=MAX([$Axe.E$5] - [.$C8]/2; 0)*MAX(1 - [.$D8]/200;0)*[$Axe.$F$5]" office:value-type="float" office:value="173.557" calcext:value-type="float">
            <text:p>173.6</text:p>
          </table:table-cell>
          <table:table-cell table:style-name="ce51" table:formula="of:=MAX([$Axe.E$6] - [.$C8]/2; 0)*MAX(1 - [.$D8]/200;0)*[$Axe.$F$6]" office:value-type="float" office:value="212.563" calcext:value-type="float">
            <text:p>212.6</text:p>
          </table:table-cell>
          <table:table-cell table:style-name="ce51" table:formula="of:=MAX([$Axe.E$7] - [.$C8]/2; 0)*MAX(1 - [.$D8]/200;0)*[$Axe.$F$7]" office:value-type="float" office:value="255.706" calcext:value-type="float">
            <text:p>255.7</text:p>
          </table:table-cell>
          <table:table-cell table:style-name="ce52"/>
          <table:table-cell table:style-name="ce51" table:formula="of:=MAX([$Scythe.D$2]; 0)*MAX(1 - [.$D8]/100;0)*[$Scythe.$F$2]" office:value-type="float" office:value="89.24" calcext:value-type="float">
            <text:p>89.2</text:p>
          </table:table-cell>
          <table:table-cell table:style-name="ce51" table:formula="of:=MAX([$Scythe.D$3]; 0)*MAX(1 - [.$D8]/100;0)*[$Scythe.$F$3]" office:value-type="float" office:value="118.34" calcext:value-type="float">
            <text:p>118.3</text:p>
          </table:table-cell>
          <table:table-cell table:style-name="ce51" table:formula="of:=MAX([$Scythe.D$4]; 0)*MAX(1 - [.$D8]/100;0)*[$Scythe.$F$4]" office:value-type="float" office:value="151.32" calcext:value-type="float">
            <text:p>151.3</text:p>
          </table:table-cell>
          <table:table-cell table:style-name="ce51" table:formula="of:=MAX([$Scythe.D$5]; 0)*MAX(1 - [.$D8]/100;0)*[$Scythe.$F$5]" office:value-type="float" office:value="190.12" calcext:value-type="float">
            <text:p>190.1</text:p>
          </table:table-cell>
          <table:table-cell table:style-name="ce51" table:formula="of:=MAX([$Scythe.D$6]; 0)*MAX(1 - [.$D8]/100;0)*[$Scythe.$F$6]" office:value-type="float" office:value="232.8" calcext:value-type="float">
            <text:p>232.8</text:p>
          </table:table-cell>
          <table:table-cell table:style-name="ce51" table:formula="of:=MAX([$Scythe.D$7]; 0)*MAX(1 - [.$D8]/100;0)*[$Scythe.$F$7]" office:value-type="float" office:value="279.36" calcext:value-type="float">
            <text:p>279.4</text:p>
          </table:table-cell>
          <table:table-cell table:style-name="ce51" table:formula="of:=MAX([$Scythe.D$8]; 0)*MAX(1 - [.$D8]/100;0)*[$Scythe.$F$8]" office:value-type="float" office:value="73.72" calcext:value-type="float">
            <text:p>73.7</text:p>
          </table:table-cell>
          <table:table-cell table:style-name="ce51" table:formula="of:=MAX([$Scythe.D$9]; 0)*MAX(1 - [.$D8]/100;0)*[$Scythe.$F$9]" office:value-type="float" office:value="85.36" calcext:value-type="float">
            <text:p>85.4</text:p>
          </table:table-cell>
          <table:table-cell table:style-name="ce51" table:formula="of:=MAX([$Scythe.D$10]; 0)*MAX(1 - [.$D8]/100;0)*[$Scythe.$F$10]" office:value-type="float" office:value="97" calcext:value-type="float">
            <text:p>97.0</text:p>
          </table:table-cell>
          <table:table-cell table:style-name="ce52"/>
          <table:table-cell table:style-name="ce52" table:formula="of:=MAX([$Staff.E$2]; 0)*[$Staff.$F$2]" office:value-type="float" office:value="73.6" calcext:value-type="float">
            <text:p>73.6</text:p>
          </table:table-cell>
          <table:table-cell table:style-name="ce52" table:formula="of:=MAX([$Staff.E$3]; 0)*[$Staff.$F$3]" office:value-type="float" office:value="100" calcext:value-type="float">
            <text:p>100</text:p>
          </table:table-cell>
          <table:table-cell table:style-name="ce52" table:formula="of:=MAX([$Staff.E$4]; 0)*[$Staff.$F$4]" office:value-type="float" office:value="128" calcext:value-type="float">
            <text:p>128</text:p>
          </table:table-cell>
          <table:table-cell table:style-name="ce52" table:formula="of:=MAX([$Staff.E$5]; 0)*[$Staff.$F$5]" office:value-type="float" office:value="160.8" calcext:value-type="float">
            <text:p>160.8</text:p>
          </table:table-cell>
          <table:table-cell table:style-name="ce52" table:formula="of:=MAX([$Staff.E$6]; 0)*[$Staff.$F$6]" office:value-type="float" office:value="196" calcext:value-type="float">
            <text:p>196</text:p>
          </table:table-cell>
          <table:table-cell table:style-name="ce52" table:formula="of:=MAX([$Staff.E$7]; 0)*[$Staff.$F$7]" office:value-type="float" office:value="235.2" calcext:value-type="float">
            <text:p>235.2</text:p>
          </table:table-cell>
          <table:table-cell table:style-name="ce52"/>
          <table:table-cell table:style-name="ce51" table:formula="of:=MAX([$Bow.E$2] - [.$C8]; 0)*MAX(1 - [.$D8]/100;0)*[$Bow.$F$2]" office:value-type="float" office:value="72.0324991155693" calcext:value-type="float">
            <text:p>72.0</text:p>
          </table:table-cell>
          <table:table-cell table:style-name="ce51" table:formula="of:=MAX([$Bow.E$3] - [.$C8]; 0)*MAX(1 - [.$D8]/100;0)*[$Bow.$F$3]" office:value-type="float" office:value="105.521498831288" calcext:value-type="float">
            <text:p>105.5</text:p>
          </table:table-cell>
          <table:table-cell table:style-name="ce51" table:formula="of:=MAX([$Bow.E$4] - [.$C8]; 0)*MAX(1 - [.$D8]/100;0)*[$Bow.$F$4]" office:value-type="float" office:value="135.289498578594" calcext:value-type="float">
            <text:p>135.3</text:p>
          </table:table-cell>
          <table:table-cell table:style-name="ce51" table:formula="of:=MAX([$Bow.E$5] - [.$C8]; 0)*MAX(1 - [.$D8]/100;0)*[$Bow.$F$5]" office:value-type="float" office:value="176.220498231139" calcext:value-type="float">
            <text:p>176.2</text:p>
          </table:table-cell>
          <table:table-cell table:style-name="ce51" table:formula="of:=MAX([$Bow.E$6] - [.$C8]; 0)*MAX(1 - [.$D8]/100;0)*[$Bow.$F$6]" office:value-type="float" office:value="217.151497883684" calcext:value-type="float">
            <text:p>217.2</text:p>
          </table:table-cell>
          <table:table-cell table:style-name="ce51" table:formula="of:=MAX([$Bow.E$7] - [.$C8]; 0)*MAX(1 - [.$D8]/100;0)*[$Bow.$F$7]" office:value-type="float" office:value="265.524497473055" calcext:value-type="float">
            <text:p>265.5</text:p>
          </table:table-cell>
          <table:table-cell table:style-name="ce52"/>
          <table:table-cell table:style-name="ce51" table:formula="of:=MAX([$Crossbow.E$2] - [.$C8]/2; 0)*MAX(1 - [.$D8]/200;0)*[$Crossbow.$F$2]" office:value-type="float" office:value="83.306375" calcext:value-type="float">
            <text:p>83.3</text:p>
          </table:table-cell>
          <table:table-cell table:style-name="ce51" table:formula="of:=MAX([$Crossbow.E$3] - [.$C8]/2; 0)*MAX(1 - [.$D8]/200;0)*[$Crossbow.$F$3]" office:value-type="float" office:value="112.610125" calcext:value-type="float">
            <text:p>112.6</text:p>
          </table:table-cell>
          <table:table-cell table:style-name="ce51" table:formula="of:=MAX([$Crossbow.E$4] - [.$C8]/2; 0)*MAX(1 - [.$D8]/200;0)*[$Crossbow.$F$4]" office:value-type="float" office:value="146.267575" calcext:value-type="float">
            <text:p>146.3</text:p>
          </table:table-cell>
          <table:table-cell table:style-name="ce51" table:formula="of:=MAX([$Crossbow.E$5] - [.$C8]/2; 0)*MAX(1 - [.$D8]/200;0)*[$Crossbow.$F$5]" office:value-type="float" office:value="183.776375" calcext:value-type="float">
            <text:p>183.8</text:p>
          </table:table-cell>
          <table:table-cell table:style-name="ce51" table:formula="of:=MAX([$Crossbow.E$6] - [.$C8]/2; 0)*MAX(1 - [.$D8]/200;0)*[$Crossbow.$F$6]" office:value-type="float" office:value="226.15797" calcext:value-type="float">
            <text:p>226.2</text:p>
          </table:table-cell>
          <table:table-cell table:style-name="ce51" table:formula="of:=MAX([$Crossbow.E$7] - [.$C8]/2; 0)*MAX(1 - [.$D8]/200;0)*[$Crossbow.$F$7]" office:value-type="float" office:value="271.664182" calcext:value-type="float">
            <text:p>271.7</text:p>
          </table:table-cell>
          <table:table-cell table:number-columns-repeated="2"/>
          <table:table-cell table:style-name="ce53" table:formula="of:=MAX([$doge.E$3] - [.$C8]; 0)" office:value-type="float" office:value="0" calcext:value-type="float">
            <text:p>0</text:p>
          </table:table-cell>
          <table:table-cell table:style-name="ce53" table:formula="of:=MAX([$doge.$E$4] - [.$C8]; 0)" office:value-type="float" office:value="0" calcext:value-type="float">
            <text:p>0</text:p>
          </table:table-cell>
          <table:table-cell table:style-name="ce53" table:formula="of:=MAX([$doge.$E$5] - [.$C8]; 0)" office:value-type="float" office:value="0" calcext:value-type="float">
            <text:p>0</text:p>
          </table:table-cell>
          <table:table-cell table:style-name="ce53" table:formula="of:=MAX([$doge.$E$6] - [.$C8]; 0)" office:value-type="float" office:value="0" calcext:value-type="float">
            <text:p>0</text:p>
          </table:table-cell>
          <table:table-cell table:style-name="ce53" table:formula="of:=MAX([$doge.$E$7] - [.$C8]; 0)" office:value-type="float" office:value="0" calcext:value-type="float">
            <text:p>0</text:p>
          </table:table-cell>
          <table:table-cell table:style-name="ce53"/>
          <table:table-cell table:style-name="ce54" table:formula="of:=MAX([$hors.$E$3] - [.$C8]/2; 0)*MAX(1 - [.$D8]/200;0)" office:value-type="float" office:value="48.7575" calcext:value-type="float">
            <text:p>48.8</text:p>
          </table:table-cell>
          <table:table-cell table:style-name="ce54" table:formula="of:=MAX([$hors.$E$4] - [.$C8]/2; 0)*MAX(1 - [.$D8]/200;0)" office:value-type="float" office:value="63.5325" calcext:value-type="float">
            <text:p>63.5</text:p>
          </table:table-cell>
          <table:table-cell table:style-name="ce54" table:formula="of:=MAX([$hors.$E$5] - [.$C8]/2; 0)*MAX(1 - [.$D8]/200;0)" office:value-type="float" office:value="88.1575" calcext:value-type="float">
            <text:p>88.2</text:p>
          </table:table-cell>
          <table:table-cell table:style-name="ce54" table:formula="of:=MAX([$hors.$E$6] - [.$C8]/2; 0)*MAX(1 - [.$D8]/200;0)" office:value-type="float" office:value="112.7825" calcext:value-type="float">
            <text:p>112.8</text:p>
          </table:table-cell>
          <table:table-cell table:style-name="ce53"/>
          <table:table-cell table:style-name="ce54" table:formula="of:=MAX([$irgl.$E$3] - [.$C8]; 0)*MAX(1 - [.$D8]/100;0)" office:value-type="float" office:value="144.53" calcext:value-type="float">
            <text:p>144.5</text:p>
          </table:table-cell>
          <table:table-cell table:style-name="ce54" table:formula="of:=MAX([$irgl.$E$4] - [.$C8]; 0)*MAX(1 - [.$D8]/100;0)" office:value-type="float" office:value="168.78" calcext:value-type="float">
            <text:p>168.8</text:p>
          </table:table-cell>
          <table:table-cell table:style-name="ce54" table:formula="of:=MAX([$irgl.$E$5] - [.$C8]; 0)*MAX(1 - [.$D8]/100;0)" office:value-type="float" office:value="202.73" calcext:value-type="float">
            <text:p>202.7</text:p>
          </table:table-cell>
          <table:table-cell table:style-name="ce54" table:formula="of:=MAX([$irgl.$E$6] - [.$C8]; 0)*MAX(1 - [.$D8]/100;0)" office:value-type="float" office:value="241.53" calcext:value-type="float">
            <text:p>241.5</text:p>
          </table:table-cell>
          <table:table-cell table:style-name="ce53"/>
          <table:table-cell table:style-name="ce54" table:formula="of:=MAX([$sngl.$E$3]; 0)*MAX(1 - [.$D8]/100;0)" office:value-type="float" office:value="116.4" calcext:value-type="float">
            <text:p>116.4</text:p>
          </table:table-cell>
          <table:table-cell table:style-name="ce54" table:formula="of:=MAX([$sngl.$E$4]; 0)*MAX(1 - [.$D8]/100;0)" office:value-type="float" office:value="135.8" calcext:value-type="float">
            <text:p>135.8</text:p>
          </table:table-cell>
          <table:table-cell table:style-name="ce54" table:formula="of:=MAX([$sngl.$E$5]; 0)*MAX(1 - [.$D8]/100;0)" office:value-type="float" office:value="164.9" calcext:value-type="float">
            <text:p>164.9</text:p>
          </table:table-cell>
          <table:table-cell table:style-name="ce54" table:formula="of:=MAX([$sngl.$E$6]; 0)*MAX(1 - [.$D8]/100;0)" office:value-type="float" office:value="194" calcext:value-type="float">
            <text:p>194.0</text:p>
          </table:table-cell>
          <table:table-cell table:number-columns-repeated="16303"/>
        </table:table-row>
        <table:table-row table:style-name="ro1">
          <table:table-cell table:number-columns-repeated="61"/>
          <table:table-cell table:style-name="ce53" table:number-columns-repeated="6"/>
          <table:table-cell table:style-name="ce54" table:number-columns-repeated="4"/>
          <table:table-cell table:style-name="ce53"/>
          <table:table-cell table:style-name="ce54" table:number-columns-repeated="4"/>
          <table:table-cell table:style-name="ce53"/>
          <table:table-cell table:style-name="ce54" table:number-columns-repeated="4"/>
          <table:table-cell table:number-columns-repeated="16303"/>
        </table:table-row>
        <table:table-row table:style-name="ro1">
          <table:table-cell table:number-columns-repeated="12"/>
          <table:table-cell>
            <draw:frame table:end-cell-address="slvr.T28" table:end-x="0.1579in" table:end-y="0.0161in" draw:z-index="0" draw:name="Chart 1" draw:style-name="gr1" draw:text-style-name="P1" svg:width="5.1925in" svg:height="3.5787in" svg:x="0in" svg:y="0in">
              <draw:object draw:notify-on-update-of-ranges="slvr.T1:slvr.T1 slvr.T3:slvr.T8 slvr.AB1:slvr.AB1 slvr.AB3:slvr.AB8 slvr.AI1:slvr.AI1 slvr.AI3:slvr.AI8 slvr.AS1:slvr.AS1 slvr.AS3:slvr.AS8 slvr.AZ1:slvr.AZ1 slvr.AZ3:slvr.AZ8 slvr.BG1:slvr.BG1 slvr.BG3:slvr.BG8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Damage Spread</text:p>
          </table:table-cell>
          <table:table-cell table:style-name="ce4" office:value-type="percentage" office:value="0.1" calcext:value-type="percentage">
            <text:p>10%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Loot Spread</text:p>
          </table:table-cell>
          <table:table-cell table:style-name="ce4" office:value-type="percentage" office:value="0.1" calcext:value-type="percentage">
            <text:p>10%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ustom Mult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lvr.BJ3:slvr.CC9">
            <calcext:color-scale>
              <calcext:color-scale-entry calcext:value="0" calcext:type="minimum" calcext:color="#70ad47"/>
              <calcext:color-scale-entry calcext:value="50" calcext:type="percentile" calcext:color="#fcfcff"/>
              <calcext:color-scale-entry calcext:value="0" calcext:type="maximum" calcext:color="#7030a0"/>
            </calcext:color-scale>
          </calcext:conditional-format>
          <calcext:conditional-format calcext:target-range-address="slvr.N3:slvr.BG8">
            <calcext:color-scale>
              <calcext:color-scale-entry calcext:value="0" calcext:type="minimum" calcext:color="#5a8ac6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</calcext:conditional-formats>
      </table:table>
      <table:table table:name="skel" table:style-name="ta12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6" table:default-cell-style-name="Default"/>
        <table:table-column table:style-name="co15" table:default-cell-style-name="Default"/>
        <table:table-column table:style-name="co17" table:number-columns-repeated="6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number-columns-repeated="6" table:default-cell-style-name="Default"/>
        <table:table-column table:style-name="co15" table:default-cell-style-name="Default"/>
        <table:table-column table:style-name="co21" table:number-columns-repeated="6" table:default-cell-style-name="Default"/>
        <table:table-column table:style-name="co15" table:default-cell-style-name="Default"/>
        <table:table-column table:style-name="co22" table:number-columns-repeated="6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4" table:number-columns-repeated="5" table:default-cell-style-name="Default"/>
        <table:table-column table:style-name="co15" table:default-cell-style-name="Default"/>
        <table:table-column table:style-name="co25" table:number-columns-repeated="4" table:default-cell-style-name="Default"/>
        <table:table-column table:style-name="co15" table:default-cell-style-name="Default"/>
        <table:table-column table:style-name="co26" table:number-columns-repeated="4" table:default-cell-style-name="Default"/>
        <table:table-column table:style-name="co15" table:default-cell-style-name="Default"/>
        <table:table-column table:style-name="co27" table:number-columns-repeated="4" table:default-cell-style-name="Default"/>
        <table:table-column table:style-name="co25" table:number-columns-repeated="16303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Toughness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Rough Value</text:p>
          </table:table-cell>
          <table:table-cell table:style-name="ce1" office:value-type="string" calcext:value-type="string">
            <text:p>Difficulty Threshold</text:p>
          </table:table-cell>
          <table:table-cell table:style-name="ce6" office:value-type="string" calcext:value-type="string" table:number-columns-spanned="4" table:number-rows-spanned="1">
            <text:p>First Wave</text:p>
          </table:table-cell>
          <table:covered-table-cell table:number-columns-repeated="3" table:style-name="ce1"/>
          <table:table-cell table:style-name="ce1"/>
          <table:table-cell table:style-name="ce8" office:value-type="string" calcext:value-type="string">
            <text:p>Effective DPS:</text:p>
          </table:table-cell>
          <table:table-cell table:style-name="ce1" office:value-type="string" calcext:value-type="string">
            <text:p>T0 Sword</text:p>
          </table:table-cell>
          <table:table-cell table:style-name="ce1" office:value-type="string" calcext:value-type="string">
            <text:p>T1 Sword</text:p>
          </table:table-cell>
          <table:table-cell table:style-name="ce1" office:value-type="string" calcext:value-type="string">
            <text:p>T2 Sword</text:p>
          </table:table-cell>
          <table:table-cell table:style-name="ce1" office:value-type="string" calcext:value-type="string">
            <text:p>T3 Sword</text:p>
          </table:table-cell>
          <table:table-cell table:style-name="ce1" office:value-type="string" calcext:value-type="string">
            <text:p>T4 Sword</text:p>
          </table:table-cell>
          <table:table-cell table:style-name="ce1" office:value-type="string" calcext:value-type="string">
            <text:p>T5 Sword</text:p>
          </table:table-cell>
          <table:table-cell table:style-name="ce1" office:value-type="string" calcext:value-type="string">
            <text:p>T6 Sword</text:p>
          </table:table-cell>
          <table:table-cell table:style-name="ce1" office:value-type="string" calcext:value-type="string">
            <text:p>Soldier</text:p>
          </table:table-cell>
          <table:table-cell table:style-name="ce1"/>
          <table:table-cell table:style-name="ce1" office:value-type="string" calcext:value-type="string">
            <text:p>T1 Axe</text:p>
          </table:table-cell>
          <table:table-cell table:style-name="ce1" office:value-type="string" calcext:value-type="string">
            <text:p>T2 Axe</text:p>
          </table:table-cell>
          <table:table-cell table:style-name="ce1" office:value-type="string" calcext:value-type="string">
            <text:p>T3 Axe</text:p>
          </table:table-cell>
          <table:table-cell table:style-name="ce1" office:value-type="string" calcext:value-type="string">
            <text:p>T4 Axe</text:p>
          </table:table-cell>
          <table:table-cell table:style-name="ce1" office:value-type="string" calcext:value-type="string">
            <text:p>T5 Axe</text:p>
          </table:table-cell>
          <table:table-cell table:style-name="ce1" office:value-type="string" calcext:value-type="string">
            <text:p>T6 Axe</text:p>
          </table:table-cell>
          <table:table-cell table:style-name="ce1"/>
          <table:table-cell table:style-name="ce1" office:value-type="string" calcext:value-type="string">
            <text:p>T1 Scythe</text:p>
          </table:table-cell>
          <table:table-cell table:style-name="ce1" office:value-type="string" calcext:value-type="string">
            <text:p>T2 Scythe</text:p>
          </table:table-cell>
          <table:table-cell table:style-name="ce1" office:value-type="string" calcext:value-type="string">
            <text:p>T3 Scythe</text:p>
          </table:table-cell>
          <table:table-cell table:style-name="ce1" office:value-type="string" calcext:value-type="string">
            <text:p>T4 Scythe</text:p>
          </table:table-cell>
          <table:table-cell table:style-name="ce1" office:value-type="string" calcext:value-type="string">
            <text:p>T5 Scythe</text:p>
          </table:table-cell>
          <table:table-cell table:style-name="ce1" office:value-type="string" calcext:value-type="string">
            <text:p>T6 Scythe</text:p>
          </table:table-cell>
          <table:table-cell table:style-name="ce1" office:value-type="string" calcext:value-type="string">
            <text:p>Reaper I</text:p>
          </table:table-cell>
          <table:table-cell table:style-name="ce1" office:value-type="string" calcext:value-type="string">
            <text:p>Reaper II</text:p>
          </table:table-cell>
          <table:table-cell table:style-name="ce1" office:value-type="string" calcext:value-type="string">
            <text:p>Reaper III</text:p>
          </table:table-cell>
          <table:table-cell table:style-name="ce1"/>
          <table:table-cell table:style-name="ce1" office:value-type="string" calcext:value-type="string">
            <text:p>T1 Staff</text:p>
          </table:table-cell>
          <table:table-cell table:style-name="ce1" office:value-type="string" calcext:value-type="string">
            <text:p>T2 Staff</text:p>
          </table:table-cell>
          <table:table-cell table:style-name="ce1" office:value-type="string" calcext:value-type="string">
            <text:p>T3 Staff</text:p>
          </table:table-cell>
          <table:table-cell table:style-name="ce1" office:value-type="string" calcext:value-type="string">
            <text:p>T4 Staff</text:p>
          </table:table-cell>
          <table:table-cell table:style-name="ce1" office:value-type="string" calcext:value-type="string">
            <text:p>T5 Staff</text:p>
          </table:table-cell>
          <table:table-cell table:style-name="ce1" office:value-type="string" calcext:value-type="string">
            <text:p>T6 Staff</text:p>
          </table:table-cell>
          <table:table-cell table:style-name="ce1"/>
          <table:table-cell table:style-name="ce1" office:value-type="string" calcext:value-type="string">
            <text:p>T1 Bow</text:p>
          </table:table-cell>
          <table:table-cell table:style-name="ce1" office:value-type="string" calcext:value-type="string">
            <text:p>T2 Bow</text:p>
          </table:table-cell>
          <table:table-cell table:style-name="ce1" office:value-type="string" calcext:value-type="string">
            <text:p>T3 Bow</text:p>
          </table:table-cell>
          <table:table-cell table:style-name="ce1" office:value-type="string" calcext:value-type="string">
            <text:p>T4 Bow</text:p>
          </table:table-cell>
          <table:table-cell table:style-name="ce1" office:value-type="string" calcext:value-type="string">
            <text:p>T5 Bow</text:p>
          </table:table-cell>
          <table:table-cell table:style-name="ce1" office:value-type="string" calcext:value-type="string">
            <text:p>T6 Bow</text:p>
          </table:table-cell>
          <table:table-cell table:style-name="ce1"/>
          <table:table-cell table:style-name="ce1" office:value-type="string" calcext:value-type="string">
            <text:p>T1 Crossbow</text:p>
          </table:table-cell>
          <table:table-cell table:style-name="ce1" office:value-type="string" calcext:value-type="string">
            <text:p>T2 Crossbow</text:p>
          </table:table-cell>
          <table:table-cell table:style-name="ce1" office:value-type="string" calcext:value-type="string">
            <text:p>T3 Crossbow</text:p>
          </table:table-cell>
          <table:table-cell table:style-name="ce1" office:value-type="string" calcext:value-type="string">
            <text:p>T4 Crossbow</text:p>
          </table:table-cell>
          <table:table-cell table:style-name="ce1" office:value-type="string" calcext:value-type="string">
            <text:p>T5 Crossbow</text:p>
          </table:table-cell>
          <table:table-cell table:style-name="ce1" office:value-type="string" calcext:value-type="string">
            <text:p>T6 Crossbow</text:p>
          </table:table-cell>
          <table:table-cell table:style-name="ce1"/>
          <table:table-cell table:style-name="ce1" office:value-type="string" calcext:value-type="string">
            <text:p>Effective 1S Dmg:</text:p>
          </table:table-cell>
          <table:table-cell table:style-name="ce1" office:value-type="string" calcext:value-type="string">
            <text:p>Lvl 1 doge</text:p>
          </table:table-cell>
          <table:table-cell table:style-name="ce1" office:value-type="string" calcext:value-type="string">
            <text:p>Lvl 2 doge</text:p>
          </table:table-cell>
          <table:table-cell table:style-name="ce1" office:value-type="string" calcext:value-type="string">
            <text:p>Lvl 3 doge</text:p>
          </table:table-cell>
          <table:table-cell table:style-name="ce1" office:value-type="string" calcext:value-type="string">
            <text:p>Lvl 4 doge</text:p>
          </table:table-cell>
          <table:table-cell table:style-name="ce1" office:value-type="string" calcext:value-type="string">
            <text:p>Lvl 5 doge</text:p>
          </table:table-cell>
          <table:table-cell table:style-name="ce1"/>
          <table:table-cell table:style-name="ce1" office:value-type="string" calcext:value-type="string">
            <text:p>Lvl 1 hors</text:p>
          </table:table-cell>
          <table:table-cell table:style-name="ce1" office:value-type="string" calcext:value-type="string">
            <text:p>Lvl 2 hors</text:p>
          </table:table-cell>
          <table:table-cell table:style-name="ce1" office:value-type="string" calcext:value-type="string">
            <text:p>Lvl 3 hors</text:p>
          </table:table-cell>
          <table:table-cell table:style-name="ce1" office:value-type="string" calcext:value-type="string">
            <text:p>Lvl 4 hors</text:p>
          </table:table-cell>
          <table:table-cell table:style-name="ce1"/>
          <table:table-cell table:style-name="ce1" office:value-type="string" calcext:value-type="string">
            <text:p>Lvl 1 irgl</text:p>
          </table:table-cell>
          <table:table-cell table:style-name="ce1" office:value-type="string" calcext:value-type="string">
            <text:p>Lvl 2 irgl</text:p>
          </table:table-cell>
          <table:table-cell table:style-name="ce1" office:value-type="string" calcext:value-type="string">
            <text:p>Lvl 3 irgl</text:p>
          </table:table-cell>
          <table:table-cell table:style-name="ce1" office:value-type="string" calcext:value-type="string">
            <text:p>Lvl 4 irgl</text:p>
          </table:table-cell>
          <table:table-cell table:style-name="ce1"/>
          <table:table-cell table:style-name="ce1" office:value-type="string" calcext:value-type="string">
            <text:p>Lvl 1 sngl</text:p>
          </table:table-cell>
          <table:table-cell table:style-name="ce1" office:value-type="string" calcext:value-type="string">
            <text:p>Lvl 2 sngl</text:p>
          </table:table-cell>
          <table:table-cell table:style-name="ce1" office:value-type="string" calcext:value-type="string">
            <text:p>Lvl 3 sngl</text:p>
          </table:table-cell>
          <table:table-cell table:style-name="ce1" office:value-type="string" calcext:value-type="string">
            <text:p>Lvl 4 sngl</text:p>
          </table:table-cell>
          <table:table-cell table:style-name="ce1" table:number-columns-repeated="16303"/>
        </table:table-row>
        <table:table-row table:style-name="ro1">
          <table:table-cell table:style-name="ce1"/>
          <table:table-cell table:style-name="ce3" table:number-columns-repeated="6"/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Hard</text:p>
          </table:table-cell>
          <table:table-cell table:style-name="ce3" office:value-type="string" calcext:value-type="string">
            <text:p>Insane</text:p>
          </table:table-cell>
          <table:table-cell table:style-name="ce3"/>
          <table:table-cell table:style-name="ce9" office:value-type="string" calcext:value-type="string">
            <text:p>Balanced To:</text:p>
          </table:table-cell>
          <table:table-cell table:style-name="ce10" office:value-type="string" calcext:value-type="string" table:number-columns-spanned="8" table:number-rows-spanned="1">
            <text:p>Crit</text:p>
          </table:table-cell>
          <table:covered-table-cell table:number-columns-repeated="7" table:style-name="ce3"/>
          <table:table-cell table:style-name="ce3"/>
          <table:table-cell table:style-name="ce10" office:value-type="string" calcext:value-type="string" table:number-columns-spanned="6" table:number-rows-spanned="1">
            <text:p>Crit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9" table:number-rows-spanned="1">
            <text:p>Norm</text:p>
          </table:table-cell>
          <table:covered-table-cell table:number-columns-repeated="8" table:style-name="ce3"/>
          <table:table-cell table:style-name="ce3"/>
          <table:table-cell table:style-name="ce10" office:value-type="string" calcext:value-type="string" table:number-columns-spanned="6" table:number-rows-spanned="1">
            <text:p>x=4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6" table:number-rows-spanned="1">
            <text:p>r=20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6" table:number-rows-spanned="1">
            <text:p>alpha=0.4</text:p>
          </table:table-cell>
          <table:covered-table-cell table:number-columns-repeated="5" table:style-name="ce3"/>
          <table:table-cell table:style-name="ce3" table:number-columns-repeated="163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table:style-name="ce5" table:formula="of:=([.$B3] + 3 * [.$C3]) / 10 / (1 - [.$D3] * 0.006) *POWER([.$E3]; 0.75) * [.$C$14] / 13" office:value-type="float" office:value="69.041872672577" calcext:value-type="float">
            <text:p>69.0</text:p>
          </table:table-cell>
          <table:table-cell table:style-name="ce5" office:value-type="float" office:value="0" calcext:value-type="float">
            <text:p>0.0</text:p>
          </table:table-cell>
          <table:table-cell table:style-name="ce7" table:formula="of:=COM.MICROSOFT.CEILING.MATH(LN(MAX([.$G3]*4;1))^2.5+1)" office:value-type="float" office:value="1" calcext:value-type="float">
            <text:p>1</text:p>
          </table:table-cell>
          <table:table-cell table:style-name="ce7" table:formula="of:=COM.MICROSOFT.CEILING.MATH(LN(MAX([.$G3]*3.5;1))^2.5+1)" office:value-type="float" office:value="1" calcext:value-type="float">
            <text:p>1</text:p>
          </table:table-cell>
          <table:table-cell table:style-name="ce7" table:formula="of:=COM.MICROSOFT.CEILING.MATH(LN(MAX([.$G3]*3;1))^2.5+1)" office:value-type="float" office:value="1" calcext:value-type="float">
            <text:p>1</text:p>
          </table:table-cell>
          <table:table-cell table:style-name="ce7" table:formula="of:=COM.MICROSOFT.CEILING.MATH(LN(MAX([.$G3]*2.5;1))^2.5+1)" office:value-type="float" office:value="1" calcext:value-type="float">
            <text:p>1</text:p>
          </table:table-cell>
          <table:table-cell/>
          <table:table-cell table:style-name="ce5"/>
          <table:table-cell table:style-name="ce55" table:formula="of:=MAX([$Sword.E$2] - [.$C3]; 0)*[$Sword.$F$2]" office:value-type="float" office:value="49.5" calcext:value-type="float">
            <text:p>49.5</text:p>
          </table:table-cell>
          <table:table-cell table:style-name="ce55" table:formula="of:=MAX([$Sword.E$3] - [.$C3]; 0)*[$Sword.$F$3]" office:value-type="float" office:value="72.375" calcext:value-type="float">
            <text:p>72.4</text:p>
          </table:table-cell>
          <table:table-cell table:style-name="ce55" table:formula="of:=MAX([$Sword.E$4] - [.$C3]; 0)*[$Sword.$F$4]" office:value-type="float" office:value="98.4375" calcext:value-type="float">
            <text:p>98.4</text:p>
          </table:table-cell>
          <table:table-cell table:style-name="ce55" table:formula="of:=MAX([$Sword.E$5] - [.$C3]; 0)*[$Sword.$F$5]" office:value-type="float" office:value="128.25" calcext:value-type="float">
            <text:p>128.3</text:p>
          </table:table-cell>
          <table:table-cell table:style-name="ce55" table:formula="of:=MAX([$Sword.E$6] - [.$C3]; 0)*[$Sword.$F$6]" office:value-type="float" office:value="163.5" calcext:value-type="float">
            <text:p>163.5</text:p>
          </table:table-cell>
          <table:table-cell table:style-name="ce55" table:formula="of:=MAX([$Sword.E$7] - [.$C3]; 0)*[$Sword.$F$7]" office:value-type="float" office:value="201.1875" calcext:value-type="float">
            <text:p>201.2</text:p>
          </table:table-cell>
          <table:table-cell table:style-name="ce55" table:formula="of:=MAX([$Sword.E$8] - [.$C3]; 0)*[$Sword.$F$8]" office:value-type="float" office:value="241.875" calcext:value-type="float">
            <text:p>241.9</text:p>
          </table:table-cell>
          <table:table-cell table:style-name="ce55" table:formula="of:=MAX([$Sword.E$9] - [.$C3]; 0)*[$Sword.$F$9]" office:value-type="float" office:value="63" calcext:value-type="float">
            <text:p>63.0</text:p>
          </table:table-cell>
          <table:table-cell table:style-name="ce56"/>
          <table:table-cell table:style-name="ce55" table:formula="of:=MAX([$Axe.E$2] - [.$C3]/2; 0)*MAX(1 - [.$D3]/200;0)*[$Axe.$F$2]" office:value-type="float" office:value="86.95" calcext:value-type="float">
            <text:p>87.0</text:p>
          </table:table-cell>
          <table:table-cell table:style-name="ce55" table:formula="of:=MAX([$Axe.E$3] - [.$C3]/2; 0)*MAX(1 - [.$D3]/200;0)*[$Axe.$F$3]" office:value-type="float" office:value="112.85" calcext:value-type="float">
            <text:p>112.9</text:p>
          </table:table-cell>
          <table:table-cell table:style-name="ce55" table:formula="of:=MAX([$Axe.E$4] - [.$C3]/2; 0)*MAX(1 - [.$D3]/200;0)*[$Axe.$F$4]" office:value-type="float" office:value="142.265" calcext:value-type="float">
            <text:p>142.3</text:p>
          </table:table-cell>
          <table:table-cell table:style-name="ce55" table:formula="of:=MAX([$Axe.E$5] - [.$C3]/2; 0)*MAX(1 - [.$D3]/200;0)*[$Axe.$F$5]" office:value-type="float" office:value="176.305" calcext:value-type="float">
            <text:p>176.3</text:p>
          </table:table-cell>
          <table:table-cell table:style-name="ce55" table:formula="of:=MAX([$Axe.E$6] - [.$C3]/2; 0)*MAX(1 - [.$D3]/200;0)*[$Axe.$F$6]" office:value-type="float" office:value="212.935" calcext:value-type="float">
            <text:p>212.9</text:p>
          </table:table-cell>
          <table:table-cell table:style-name="ce55" table:formula="of:=MAX([$Axe.E$7] - [.$C3]/2; 0)*MAX(1 - [.$D3]/200;0)*[$Axe.$F$7]" office:value-type="float" office:value="253.45" calcext:value-type="float">
            <text:p>253.5</text:p>
          </table:table-cell>
          <table:table-cell table:style-name="ce56"/>
          <table:table-cell table:style-name="ce55" table:formula="of:=MAX([$Scythe.D$2]; 0)*MAX(1 - [.$D3]/100;0)*[$Scythe.$F$2]" office:value-type="float" office:value="78.2" calcext:value-type="float">
            <text:p>78.2</text:p>
          </table:table-cell>
          <table:table-cell table:style-name="ce55" table:formula="of:=MAX([$Scythe.D$3]; 0)*MAX(1 - [.$D3]/100;0)*[$Scythe.$F$3]" office:value-type="float" office:value="103.7" calcext:value-type="float">
            <text:p>103.7</text:p>
          </table:table-cell>
          <table:table-cell table:style-name="ce55" table:formula="of:=MAX([$Scythe.D$4]; 0)*MAX(1 - [.$D3]/100;0)*[$Scythe.$F$4]" office:value-type="float" office:value="132.6" calcext:value-type="float">
            <text:p>132.6</text:p>
          </table:table-cell>
          <table:table-cell table:style-name="ce55" table:formula="of:=MAX([$Scythe.D$5]; 0)*MAX(1 - [.$D3]/100;0)*[$Scythe.$F$5]" office:value-type="float" office:value="166.6" calcext:value-type="float">
            <text:p>166.6</text:p>
          </table:table-cell>
          <table:table-cell table:style-name="ce55" table:formula="of:=MAX([$Scythe.D$6]; 0)*MAX(1 - [.$D3]/100;0)*[$Scythe.$F$6]" office:value-type="float" office:value="204" calcext:value-type="float">
            <text:p>204.0</text:p>
          </table:table-cell>
          <table:table-cell table:style-name="ce55" table:formula="of:=MAX([$Scythe.D$7]; 0)*MAX(1 - [.$D3]/100;0)*[$Scythe.$F$7]" office:value-type="float" office:value="244.8" calcext:value-type="float">
            <text:p>244.8</text:p>
          </table:table-cell>
          <table:table-cell table:style-name="ce55" table:formula="of:=MAX([$Scythe.D$8]; 0)*MAX(1 - [.$D3]/100;0)*[$Scythe.$F$8]" office:value-type="float" office:value="64.6" calcext:value-type="float">
            <text:p>64.6</text:p>
          </table:table-cell>
          <table:table-cell table:style-name="ce55" table:formula="of:=MAX([$Scythe.D$9]; 0)*MAX(1 - [.$D3]/100;0)*[$Scythe.$F$9]" office:value-type="float" office:value="74.8" calcext:value-type="float">
            <text:p>74.8</text:p>
          </table:table-cell>
          <table:table-cell table:style-name="ce55" table:formula="of:=MAX([$Scythe.D$10]; 0)*MAX(1 - [.$D3]/100;0)*[$Scythe.$F$10]" office:value-type="float" office:value="85" calcext:value-type="float">
            <text:p>85.0</text:p>
          </table:table-cell>
          <table:table-cell table:style-name="ce56"/>
          <table:table-cell table:style-name="ce56" table:formula="of:=MAX([$Staff.E$2]; 0)*[$Staff.$F$2]" office:value-type="float" office:value="73.6" calcext:value-type="float">
            <text:p>73.6</text:p>
          </table:table-cell>
          <table:table-cell table:style-name="ce56" table:formula="of:=MAX([$Staff.E$3]; 0)*[$Staff.$F$3]" office:value-type="float" office:value="100" calcext:value-type="float">
            <text:p>100</text:p>
          </table:table-cell>
          <table:table-cell table:style-name="ce56" table:formula="of:=MAX([$Staff.E$4]; 0)*[$Staff.$F$4]" office:value-type="float" office:value="128" calcext:value-type="float">
            <text:p>128</text:p>
          </table:table-cell>
          <table:table-cell table:style-name="ce56" table:formula="of:=MAX([$Staff.E$5]; 0)*[$Staff.$F$5]" office:value-type="float" office:value="160.8" calcext:value-type="float">
            <text:p>160.8</text:p>
          </table:table-cell>
          <table:table-cell table:style-name="ce56" table:formula="of:=MAX([$Staff.E$6]; 0)*[$Staff.$F$6]" office:value-type="float" office:value="196" calcext:value-type="float">
            <text:p>196</text:p>
          </table:table-cell>
          <table:table-cell table:style-name="ce56" table:formula="of:=MAX([$Staff.E$7]; 0)*[$Staff.$F$7]" office:value-type="float" office:value="235.2" calcext:value-type="float">
            <text:p>235.2</text:p>
          </table:table-cell>
          <table:table-cell table:style-name="ce56"/>
          <table:table-cell table:style-name="ce55" table:formula="of:=MAX([$Bow.E$2] - [.$C3]; 0)*MAX(1 - [.$D3]/100;0)*[$Bow.$F$2]" office:value-type="float" office:value="83.0112621115814" calcext:value-type="float">
            <text:p>83.0</text:p>
          </table:table-cell>
          <table:table-cell table:style-name="ce55" table:formula="of:=MAX([$Bow.E$3] - [.$C3]; 0)*MAX(1 - [.$D3]/100;0)*[$Bow.$F$3]" office:value-type="float" office:value="112.357292790304" calcext:value-type="float">
            <text:p>112.4</text:p>
          </table:table-cell>
          <table:table-cell table:style-name="ce55" table:formula="of:=MAX([$Bow.E$4] - [.$C3]; 0)*MAX(1 - [.$D3]/100;0)*[$Bow.$F$4]" office:value-type="float" office:value="138.442653393613" calcext:value-type="float">
            <text:p>138.4</text:p>
          </table:table-cell>
          <table:table-cell table:style-name="ce55" table:formula="of:=MAX([$Bow.E$5] - [.$C3]; 0)*MAX(1 - [.$D3]/100;0)*[$Bow.$F$5]" office:value-type="float" office:value="174.310024223163" calcext:value-type="float">
            <text:p>174.3</text:p>
          </table:table-cell>
          <table:table-cell table:style-name="ce55" table:formula="of:=MAX([$Bow.E$6] - [.$C3]; 0)*MAX(1 - [.$D3]/100;0)*[$Bow.$F$6]" office:value-type="float" office:value="210.177395052713" calcext:value-type="float">
            <text:p>210.2</text:p>
          </table:table-cell>
          <table:table-cell table:style-name="ce55" table:formula="of:=MAX([$Bow.E$7] - [.$C3]; 0)*MAX(1 - [.$D3]/100;0)*[$Bow.$F$7]" office:value-type="float" office:value="252.56610603309" calcext:value-type="float">
            <text:p>252.6</text:p>
          </table:table-cell>
          <table:table-cell table:style-name="ce56"/>
          <table:table-cell table:style-name="ce55" table:formula="of:=MAX([$Crossbow.E$2] - [.$C3]/2; 0)*MAX(1 - [.$D3]/200;0)*[$Crossbow.$F$2]" office:value-type="float" office:value="92.384375" calcext:value-type="float">
            <text:p>92.4</text:p>
          </table:table-cell>
          <table:table-cell table:style-name="ce55" table:formula="of:=MAX([$Crossbow.E$3] - [.$C3]/2; 0)*MAX(1 - [.$D3]/200;0)*[$Crossbow.$F$3]" office:value-type="float" office:value="119.903125" calcext:value-type="float">
            <text:p>119.9</text:p>
          </table:table-cell>
          <table:table-cell table:style-name="ce55" table:formula="of:=MAX([$Crossbow.E$4] - [.$C3]/2; 0)*MAX(1 - [.$D3]/200;0)*[$Crossbow.$F$4]" office:value-type="float" office:value="151.510375" calcext:value-type="float">
            <text:p>151.5</text:p>
          </table:table-cell>
          <table:table-cell table:style-name="ce55" table:formula="of:=MAX([$Crossbow.E$5] - [.$C3]/2; 0)*MAX(1 - [.$D3]/200;0)*[$Crossbow.$F$5]" office:value-type="float" office:value="186.734375" calcext:value-type="float">
            <text:p>186.7</text:p>
          </table:table-cell>
          <table:table-cell table:style-name="ce55" table:formula="of:=MAX([$Crossbow.E$6] - [.$C3]/2; 0)*MAX(1 - [.$D3]/200;0)*[$Crossbow.$F$6]" office:value-type="float" office:value="226.53435" calcext:value-type="float">
            <text:p>226.5</text:p>
          </table:table-cell>
          <table:table-cell table:style-name="ce55" table:formula="of:=MAX([$Crossbow.E$7] - [.$C3]/2; 0)*MAX(1 - [.$D3]/200;0)*[$Crossbow.$F$7]" office:value-type="float" office:value="269.26861" calcext:value-type="float">
            <text:p>269.3</text:p>
          </table:table-cell>
          <table:table-cell table:number-columns-repeated="2"/>
          <table:table-cell table:style-name="ce57" table:formula="of:=MAX([$doge.E$3] - [.$C3]; 0)" office:value-type="float" office:value="15" calcext:value-type="float">
            <text:p>15</text:p>
          </table:table-cell>
          <table:table-cell table:style-name="ce57" table:formula="of:=MAX([$doge.$E$4] - [.$C3]; 0)" office:value-type="float" office:value="20" calcext:value-type="float">
            <text:p>20</text:p>
          </table:table-cell>
          <table:table-cell table:style-name="ce57" table:formula="of:=MAX([$doge.$E$5] - [.$C3]; 0)" office:value-type="float" office:value="25" calcext:value-type="float">
            <text:p>25</text:p>
          </table:table-cell>
          <table:table-cell table:style-name="ce57" table:formula="of:=MAX([$doge.$E$6] - [.$C3]; 0)" office:value-type="float" office:value="30" calcext:value-type="float">
            <text:p>30</text:p>
          </table:table-cell>
          <table:table-cell table:style-name="ce57" table:formula="of:=MAX([$doge.$E$7] - [.$C3]; 0)" office:value-type="float" office:value="35" calcext:value-type="float">
            <text:p>35</text:p>
          </table:table-cell>
          <table:table-cell table:style-name="ce57"/>
          <table:table-cell table:style-name="ce58" table:formula="of:=MAX([$hors.$E$3] - [.$C3]/2; 0)*MAX(1 - [.$D3]/200;0)" office:value-type="float" office:value="62.4375" calcext:value-type="float">
            <text:p>62.4</text:p>
          </table:table-cell>
          <table:table-cell table:style-name="ce58" table:formula="of:=MAX([$hors.$E$4] - [.$C3]/2; 0)*MAX(1 - [.$D3]/200;0)" office:value-type="float" office:value="76.3125" calcext:value-type="float">
            <text:p>76.3</text:p>
          </table:table-cell>
          <table:table-cell table:style-name="ce58" table:formula="of:=MAX([$hors.$E$5] - [.$C3]/2; 0)*MAX(1 - [.$D3]/200;0)" office:value-type="float" office:value="99.4375" calcext:value-type="float">
            <text:p>99.4</text:p>
          </table:table-cell>
          <table:table-cell table:style-name="ce58" table:formula="of:=MAX([$hors.$E$6] - [.$C3]/2; 0)*MAX(1 - [.$D3]/200;0)" office:value-type="float" office:value="122.5625" calcext:value-type="float">
            <text:p>122.6</text:p>
          </table:table-cell>
          <table:table-cell table:style-name="ce57"/>
          <table:table-cell table:style-name="ce58" table:formula="of:=MAX([$irgl.$E$3] - [.$C3]; 0)*MAX(1 - [.$D3]/100;0)" office:value-type="float" office:value="157.25" calcext:value-type="float">
            <text:p>157.3</text:p>
          </table:table-cell>
          <table:table-cell table:style-name="ce58" table:formula="of:=MAX([$irgl.$E$4] - [.$C3]; 0)*MAX(1 - [.$D3]/100;0)" office:value-type="float" office:value="178.5" calcext:value-type="float">
            <text:p>178.5</text:p>
          </table:table-cell>
          <table:table-cell table:style-name="ce58" table:formula="of:=MAX([$irgl.$E$5] - [.$C3]; 0)*MAX(1 - [.$D3]/100;0)" office:value-type="float" office:value="208.25" calcext:value-type="float">
            <text:p>208.3</text:p>
          </table:table-cell>
          <table:table-cell table:style-name="ce58" table:formula="of:=MAX([$irgl.$E$6] - [.$C3]; 0)*MAX(1 - [.$D3]/100;0)" office:value-type="float" office:value="242.25" calcext:value-type="float">
            <text:p>242.3</text:p>
          </table:table-cell>
          <table:table-cell table:style-name="ce57"/>
          <table:table-cell table:style-name="ce58" table:formula="of:=MAX([$sngl.$E$3]; 0)*MAX(1 - [.$D3]/100;0)" office:value-type="float" office:value="102" calcext:value-type="float">
            <text:p>102.0</text:p>
          </table:table-cell>
          <table:table-cell table:style-name="ce58" table:formula="of:=MAX([$sngl.$E$4]; 0)*MAX(1 - [.$D3]/100;0)" office:value-type="float" office:value="119" calcext:value-type="float">
            <text:p>119.0</text:p>
          </table:table-cell>
          <table:table-cell table:style-name="ce58" table:formula="of:=MAX([$sngl.$E$5]; 0)*MAX(1 - [.$D3]/100;0)" office:value-type="float" office:value="144.5" calcext:value-type="float">
            <text:p>144.5</text:p>
          </table:table-cell>
          <table:table-cell table:style-name="ce58" table:formula="of:=MAX([$sngl.$E$6]; 0)*MAX(1 - [.$D3]/100;0)" office:value-type="float" office:value="170" calcext:value-type="float">
            <text:p>170.0</text:p>
          </table:table-cell>
          <table:table-cell table:number-columns-repeated="163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style-name="ce5" table:formula="of:=([.$B4] + 3 * [.$C4]) / 10 / (1 - [.$D4] * 0.006) *POWER([.$E4]; 0.75) * [.$C$14] / 13" office:value-type="float" office:value="101.146542898012" calcext:value-type="float">
            <text:p>101.1</text:p>
          </table:table-cell>
          <table:table-cell table:style-name="ce5" office:value-type="float" office:value="2" calcext:value-type="float">
            <text:p>2.0</text:p>
          </table:table-cell>
          <table:table-cell table:style-name="ce7" table:formula="of:=COM.MICROSOFT.CEILING.MATH(LN(MAX([.$G4]*4;1))^2.5+1)" office:value-type="float" office:value="8" calcext:value-type="float">
            <text:p>8</text:p>
          </table:table-cell>
          <table:table-cell table:style-name="ce7" table:formula="of:=COM.MICROSOFT.CEILING.MATH(LN(MAX([.$G4]*3.5;1))^2.5+1)" office:value-type="float" office:value="7" calcext:value-type="float">
            <text:p>7</text:p>
          </table:table-cell>
          <table:table-cell table:style-name="ce7" table:formula="of:=COM.MICROSOFT.CEILING.MATH(LN(MAX([.$G4]*3;1))^2.5+1)" office:value-type="float" office:value="6" calcext:value-type="float">
            <text:p>6</text:p>
          </table:table-cell>
          <table:table-cell table:style-name="ce7" table:formula="of:=COM.MICROSOFT.CEILING.MATH(LN(MAX([.$G4]*2.5;1))^2.5+1)" office:value-type="float" office:value="5" calcext:value-type="float">
            <text:p>5</text:p>
          </table:table-cell>
          <table:table-cell/>
          <table:table-cell table:style-name="ce5"/>
          <table:table-cell table:style-name="ce55" table:formula="of:=MAX([$Sword.E$2] - [.$C4]; 0)*[$Sword.$F$2]" office:value-type="float" office:value="48" calcext:value-type="float">
            <text:p>48.0</text:p>
          </table:table-cell>
          <table:table-cell table:style-name="ce55" table:formula="of:=MAX([$Sword.E$3] - [.$C4]; 0)*[$Sword.$F$3]" office:value-type="float" office:value="70.875" calcext:value-type="float">
            <text:p>70.9</text:p>
          </table:table-cell>
          <table:table-cell table:style-name="ce55" table:formula="of:=MAX([$Sword.E$4] - [.$C4]; 0)*[$Sword.$F$4]" office:value-type="float" office:value="96.9375" calcext:value-type="float">
            <text:p>96.9</text:p>
          </table:table-cell>
          <table:table-cell table:style-name="ce55" table:formula="of:=MAX([$Sword.E$5] - [.$C4]; 0)*[$Sword.$F$5]" office:value-type="float" office:value="126.75" calcext:value-type="float">
            <text:p>126.8</text:p>
          </table:table-cell>
          <table:table-cell table:style-name="ce55" table:formula="of:=MAX([$Sword.E$6] - [.$C4]; 0)*[$Sword.$F$6]" office:value-type="float" office:value="162" calcext:value-type="float">
            <text:p>162.0</text:p>
          </table:table-cell>
          <table:table-cell table:style-name="ce55" table:formula="of:=MAX([$Sword.E$7] - [.$C4]; 0)*[$Sword.$F$7]" office:value-type="float" office:value="199.6875" calcext:value-type="float">
            <text:p>199.7</text:p>
          </table:table-cell>
          <table:table-cell table:style-name="ce55" table:formula="of:=MAX([$Sword.E$8] - [.$C4]; 0)*[$Sword.$F$8]" office:value-type="float" office:value="240.375" calcext:value-type="float">
            <text:p>240.4</text:p>
          </table:table-cell>
          <table:table-cell table:style-name="ce55" table:formula="of:=MAX([$Sword.E$9] - [.$C4]; 0)*[$Sword.$F$9]" office:value-type="float" office:value="61.5" calcext:value-type="float">
            <text:p>61.5</text:p>
          </table:table-cell>
          <table:table-cell table:style-name="ce56"/>
          <table:table-cell table:style-name="ce55" table:formula="of:=MAX([$Axe.E$2] - [.$C4]/2; 0)*MAX(1 - [.$D4]/200;0)*[$Axe.$F$2]" office:value-type="float" office:value="86.58" calcext:value-type="float">
            <text:p>86.6</text:p>
          </table:table-cell>
          <table:table-cell table:style-name="ce55" table:formula="of:=MAX([$Axe.E$3] - [.$C4]/2; 0)*MAX(1 - [.$D4]/200;0)*[$Axe.$F$3]" office:value-type="float" office:value="112.48" calcext:value-type="float">
            <text:p>112.5</text:p>
          </table:table-cell>
          <table:table-cell table:style-name="ce55" table:formula="of:=MAX([$Axe.E$4] - [.$C4]/2; 0)*MAX(1 - [.$D4]/200;0)*[$Axe.$F$4]" office:value-type="float" office:value="141.895" calcext:value-type="float">
            <text:p>141.9</text:p>
          </table:table-cell>
          <table:table-cell table:style-name="ce55" table:formula="of:=MAX([$Axe.E$5] - [.$C4]/2; 0)*MAX(1 - [.$D4]/200;0)*[$Axe.$F$5]" office:value-type="float" office:value="175.935" calcext:value-type="float">
            <text:p>175.9</text:p>
          </table:table-cell>
          <table:table-cell table:style-name="ce55" table:formula="of:=MAX([$Axe.E$6] - [.$C4]/2; 0)*MAX(1 - [.$D4]/200;0)*[$Axe.$F$6]" office:value-type="float" office:value="212.565" calcext:value-type="float">
            <text:p>212.6</text:p>
          </table:table-cell>
          <table:table-cell table:style-name="ce55" table:formula="of:=MAX([$Axe.E$7] - [.$C4]/2; 0)*MAX(1 - [.$D4]/200;0)*[$Axe.$F$7]" office:value-type="float" office:value="253.08" calcext:value-type="float">
            <text:p>253.1</text:p>
          </table:table-cell>
          <table:table-cell table:style-name="ce56"/>
          <table:table-cell table:style-name="ce55" table:formula="of:=MAX([$Scythe.D$2]; 0)*MAX(1 - [.$D4]/100;0)*[$Scythe.$F$2]" office:value-type="float" office:value="78.2" calcext:value-type="float">
            <text:p>78.2</text:p>
          </table:table-cell>
          <table:table-cell table:style-name="ce55" table:formula="of:=MAX([$Scythe.D$3]; 0)*MAX(1 - [.$D4]/100;0)*[$Scythe.$F$3]" office:value-type="float" office:value="103.7" calcext:value-type="float">
            <text:p>103.7</text:p>
          </table:table-cell>
          <table:table-cell table:style-name="ce55" table:formula="of:=MAX([$Scythe.D$4]; 0)*MAX(1 - [.$D4]/100;0)*[$Scythe.$F$4]" office:value-type="float" office:value="132.6" calcext:value-type="float">
            <text:p>132.6</text:p>
          </table:table-cell>
          <table:table-cell table:style-name="ce55" table:formula="of:=MAX([$Scythe.D$5]; 0)*MAX(1 - [.$D4]/100;0)*[$Scythe.$F$5]" office:value-type="float" office:value="166.6" calcext:value-type="float">
            <text:p>166.6</text:p>
          </table:table-cell>
          <table:table-cell table:style-name="ce55" table:formula="of:=MAX([$Scythe.D$6]; 0)*MAX(1 - [.$D4]/100;0)*[$Scythe.$F$6]" office:value-type="float" office:value="204" calcext:value-type="float">
            <text:p>204.0</text:p>
          </table:table-cell>
          <table:table-cell table:style-name="ce55" table:formula="of:=MAX([$Scythe.D$7]; 0)*MAX(1 - [.$D4]/100;0)*[$Scythe.$F$7]" office:value-type="float" office:value="244.8" calcext:value-type="float">
            <text:p>244.8</text:p>
          </table:table-cell>
          <table:table-cell table:style-name="ce55" table:formula="of:=MAX([$Scythe.D$8]; 0)*MAX(1 - [.$D4]/100;0)*[$Scythe.$F$8]" office:value-type="float" office:value="64.6" calcext:value-type="float">
            <text:p>64.6</text:p>
          </table:table-cell>
          <table:table-cell table:style-name="ce55" table:formula="of:=MAX([$Scythe.D$9]; 0)*MAX(1 - [.$D4]/100;0)*[$Scythe.$F$9]" office:value-type="float" office:value="74.8" calcext:value-type="float">
            <text:p>74.8</text:p>
          </table:table-cell>
          <table:table-cell table:style-name="ce55" table:formula="of:=MAX([$Scythe.D$10]; 0)*MAX(1 - [.$D4]/100;0)*[$Scythe.$F$10]" office:value-type="float" office:value="85" calcext:value-type="float">
            <text:p>85.0</text:p>
          </table:table-cell>
          <table:table-cell table:style-name="ce56"/>
          <table:table-cell table:style-name="ce56" table:formula="of:=MAX([$Staff.E$2]; 0)*[$Staff.$F$2]" office:value-type="float" office:value="73.6" calcext:value-type="float">
            <text:p>73.6</text:p>
          </table:table-cell>
          <table:table-cell table:style-name="ce56" table:formula="of:=MAX([$Staff.E$3]; 0)*[$Staff.$F$3]" office:value-type="float" office:value="100" calcext:value-type="float">
            <text:p>100</text:p>
          </table:table-cell>
          <table:table-cell table:style-name="ce56" table:formula="of:=MAX([$Staff.E$4]; 0)*[$Staff.$F$4]" office:value-type="float" office:value="128" calcext:value-type="float">
            <text:p>128</text:p>
          </table:table-cell>
          <table:table-cell table:style-name="ce56" table:formula="of:=MAX([$Staff.E$5]; 0)*[$Staff.$F$5]" office:value-type="float" office:value="160.8" calcext:value-type="float">
            <text:p>160.8</text:p>
          </table:table-cell>
          <table:table-cell table:style-name="ce56" table:formula="of:=MAX([$Staff.E$6]; 0)*[$Staff.$F$6]" office:value-type="float" office:value="196" calcext:value-type="float">
            <text:p>196</text:p>
          </table:table-cell>
          <table:table-cell table:style-name="ce56" table:formula="of:=MAX([$Staff.E$7]; 0)*[$Staff.$F$7]" office:value-type="float" office:value="235.2" calcext:value-type="float">
            <text:p>235.2</text:p>
          </table:table-cell>
          <table:table-cell table:style-name="ce56"/>
          <table:table-cell table:style-name="ce55" table:formula="of:=MAX([$Bow.E$2] - [.$C4]; 0)*MAX(1 - [.$D4]/100;0)*[$Bow.$F$2]" office:value-type="float" office:value="82.4587621115814" calcext:value-type="float">
            <text:p>82.5</text:p>
          </table:table-cell>
          <table:table-cell table:style-name="ce55" table:formula="of:=MAX([$Bow.E$3] - [.$C4]; 0)*MAX(1 - [.$D4]/100;0)*[$Bow.$F$3]" office:value-type="float" office:value="111.804792790304" calcext:value-type="float">
            <text:p>111.8</text:p>
          </table:table-cell>
          <table:table-cell table:style-name="ce55" table:formula="of:=MAX([$Bow.E$4] - [.$C4]; 0)*MAX(1 - [.$D4]/100;0)*[$Bow.$F$4]" office:value-type="float" office:value="137.890153393613" calcext:value-type="float">
            <text:p>137.9</text:p>
          </table:table-cell>
          <table:table-cell table:style-name="ce55" table:formula="of:=MAX([$Bow.E$5] - [.$C4]; 0)*MAX(1 - [.$D4]/100;0)*[$Bow.$F$5]" office:value-type="float" office:value="173.757524223163" calcext:value-type="float">
            <text:p>173.8</text:p>
          </table:table-cell>
          <table:table-cell table:style-name="ce55" table:formula="of:=MAX([$Bow.E$6] - [.$C4]; 0)*MAX(1 - [.$D4]/100;0)*[$Bow.$F$6]" office:value-type="float" office:value="209.624895052713" calcext:value-type="float">
            <text:p>209.6</text:p>
          </table:table-cell>
          <table:table-cell table:style-name="ce55" table:formula="of:=MAX([$Bow.E$7] - [.$C4]; 0)*MAX(1 - [.$D4]/100;0)*[$Bow.$F$7]" office:value-type="float" office:value="252.01360603309" calcext:value-type="float">
            <text:p>252.0</text:p>
          </table:table-cell>
          <table:table-cell table:style-name="ce56"/>
          <table:table-cell table:style-name="ce55" table:formula="of:=MAX([$Crossbow.E$2] - [.$C4]/2; 0)*MAX(1 - [.$D4]/200;0)*[$Crossbow.$F$2]" office:value-type="float" office:value="91.99125" calcext:value-type="float">
            <text:p>92.0</text:p>
          </table:table-cell>
          <table:table-cell table:style-name="ce55" table:formula="of:=MAX([$Crossbow.E$3] - [.$C4]/2; 0)*MAX(1 - [.$D4]/200;0)*[$Crossbow.$F$3]" office:value-type="float" office:value="119.51" calcext:value-type="float">
            <text:p>119.5</text:p>
          </table:table-cell>
          <table:table-cell table:style-name="ce55" table:formula="of:=MAX([$Crossbow.E$4] - [.$C4]/2; 0)*MAX(1 - [.$D4]/200;0)*[$Crossbow.$F$4]" office:value-type="float" office:value="151.11725" calcext:value-type="float">
            <text:p>151.1</text:p>
          </table:table-cell>
          <table:table-cell table:style-name="ce55" table:formula="of:=MAX([$Crossbow.E$5] - [.$C4]/2; 0)*MAX(1 - [.$D4]/200;0)*[$Crossbow.$F$5]" office:value-type="float" office:value="186.34125" calcext:value-type="float">
            <text:p>186.3</text:p>
          </table:table-cell>
          <table:table-cell table:style-name="ce55" table:formula="of:=MAX([$Crossbow.E$6] - [.$C4]/2; 0)*MAX(1 - [.$D4]/200;0)*[$Crossbow.$F$6]" office:value-type="float" office:value="226.141225" calcext:value-type="float">
            <text:p>226.1</text:p>
          </table:table-cell>
          <table:table-cell table:style-name="ce55" table:formula="of:=MAX([$Crossbow.E$7] - [.$C4]/2; 0)*MAX(1 - [.$D4]/200;0)*[$Crossbow.$F$7]" office:value-type="float" office:value="268.875485" calcext:value-type="float">
            <text:p>268.9</text:p>
          </table:table-cell>
          <table:table-cell table:number-columns-repeated="2"/>
          <table:table-cell table:style-name="ce57" table:formula="of:=MAX([$doge.E$3] - [.$C4]; 0)" office:value-type="float" office:value="14" calcext:value-type="float">
            <text:p>14</text:p>
          </table:table-cell>
          <table:table-cell table:style-name="ce57" table:formula="of:=MAX([$doge.$E$4] - [.$C4]; 0)" office:value-type="float" office:value="19" calcext:value-type="float">
            <text:p>19</text:p>
          </table:table-cell>
          <table:table-cell table:style-name="ce57" table:formula="of:=MAX([$doge.$E$5] - [.$C4]; 0)" office:value-type="float" office:value="24" calcext:value-type="float">
            <text:p>24</text:p>
          </table:table-cell>
          <table:table-cell table:style-name="ce57" table:formula="of:=MAX([$doge.$E$6] - [.$C4]; 0)" office:value-type="float" office:value="29" calcext:value-type="float">
            <text:p>29</text:p>
          </table:table-cell>
          <table:table-cell table:style-name="ce57" table:formula="of:=MAX([$doge.$E$7] - [.$C4]; 0)" office:value-type="float" office:value="34" calcext:value-type="float">
            <text:p>34</text:p>
          </table:table-cell>
          <table:table-cell table:style-name="ce57"/>
          <table:table-cell table:style-name="ce58" table:formula="of:=MAX([$hors.$E$3] - [.$C4]/2; 0)*MAX(1 - [.$D4]/200;0)" office:value-type="float" office:value="61.975" calcext:value-type="float">
            <text:p>62.0</text:p>
          </table:table-cell>
          <table:table-cell table:style-name="ce58" table:formula="of:=MAX([$hors.$E$4] - [.$C4]/2; 0)*MAX(1 - [.$D4]/200;0)" office:value-type="float" office:value="75.85" calcext:value-type="float">
            <text:p>75.9</text:p>
          </table:table-cell>
          <table:table-cell table:style-name="ce58" table:formula="of:=MAX([$hors.$E$5] - [.$C4]/2; 0)*MAX(1 - [.$D4]/200;0)" office:value-type="float" office:value="98.975" calcext:value-type="float">
            <text:p>99.0</text:p>
          </table:table-cell>
          <table:table-cell table:style-name="ce58" table:formula="of:=MAX([$hors.$E$6] - [.$C4]/2; 0)*MAX(1 - [.$D4]/200;0)" office:value-type="float" office:value="122.1" calcext:value-type="float">
            <text:p>122.1</text:p>
          </table:table-cell>
          <table:table-cell table:style-name="ce57"/>
          <table:table-cell table:style-name="ce58" table:formula="of:=MAX([$irgl.$E$3] - [.$C4]; 0)*MAX(1 - [.$D4]/100;0)" office:value-type="float" office:value="156.4" calcext:value-type="float">
            <text:p>156.4</text:p>
          </table:table-cell>
          <table:table-cell table:style-name="ce58" table:formula="of:=MAX([$irgl.$E$4] - [.$C4]; 0)*MAX(1 - [.$D4]/100;0)" office:value-type="float" office:value="177.65" calcext:value-type="float">
            <text:p>177.7</text:p>
          </table:table-cell>
          <table:table-cell table:style-name="ce58" table:formula="of:=MAX([$irgl.$E$5] - [.$C4]; 0)*MAX(1 - [.$D4]/100;0)" office:value-type="float" office:value="207.4" calcext:value-type="float">
            <text:p>207.4</text:p>
          </table:table-cell>
          <table:table-cell table:style-name="ce58" table:formula="of:=MAX([$irgl.$E$6] - [.$C4]; 0)*MAX(1 - [.$D4]/100;0)" office:value-type="float" office:value="241.4" calcext:value-type="float">
            <text:p>241.4</text:p>
          </table:table-cell>
          <table:table-cell table:style-name="ce57"/>
          <table:table-cell table:style-name="ce58" table:formula="of:=MAX([$sngl.$E$3]; 0)*MAX(1 - [.$D4]/100;0)" office:value-type="float" office:value="102" calcext:value-type="float">
            <text:p>102.0</text:p>
          </table:table-cell>
          <table:table-cell table:style-name="ce58" table:formula="of:=MAX([$sngl.$E$4]; 0)*MAX(1 - [.$D4]/100;0)" office:value-type="float" office:value="119" calcext:value-type="float">
            <text:p>119.0</text:p>
          </table:table-cell>
          <table:table-cell table:style-name="ce58" table:formula="of:=MAX([$sngl.$E$5]; 0)*MAX(1 - [.$D4]/100;0)" office:value-type="float" office:value="144.5" calcext:value-type="float">
            <text:p>144.5</text:p>
          </table:table-cell>
          <table:table-cell table:style-name="ce58" table:formula="of:=MAX([$sngl.$E$6]; 0)*MAX(1 - [.$D4]/100;0)" office:value-type="float" office:value="170" calcext:value-type="float">
            <text:p>170.0</text:p>
          </table:table-cell>
          <table:table-cell table:number-columns-repeated="163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table:style-name="ce5" table:formula="of:=([.$B5] + 3 * [.$C5]) / 10 / (1 - [.$D5] * 0.006) *POWER([.$E5]; 0.75) * [.$C$14] / 13" office:value-type="float" office:value="150.870119415062" calcext:value-type="float">
            <text:p>150.9</text:p>
          </table:table-cell>
          <table:table-cell table:style-name="ce5" office:value-type="float" office:value="4" calcext:value-type="float">
            <text:p>4.0</text:p>
          </table:table-cell>
          <table:table-cell table:style-name="ce7" table:formula="of:=COM.MICROSOFT.CEILING.MATH(LN(MAX([.$G5]*4;1))^2.5+1)" office:value-type="float" office:value="14" calcext:value-type="float">
            <text:p>14</text:p>
          </table:table-cell>
          <table:table-cell table:style-name="ce7" table:formula="of:=COM.MICROSOFT.CEILING.MATH(LN(MAX([.$G5]*3.5;1))^2.5+1)" office:value-type="float" office:value="13" calcext:value-type="float">
            <text:p>13</text:p>
          </table:table-cell>
          <table:table-cell table:style-name="ce7" table:formula="of:=COM.MICROSOFT.CEILING.MATH(LN(MAX([.$G5]*3;1))^2.5+1)" office:value-type="float" office:value="11" calcext:value-type="float">
            <text:p>11</text:p>
          </table:table-cell>
          <table:table-cell table:style-name="ce7" table:formula="of:=COM.MICROSOFT.CEILING.MATH(LN(MAX([.$G5]*2.5;1))^2.5+1)" office:value-type="float" office:value="10" calcext:value-type="float">
            <text:p>10</text:p>
          </table:table-cell>
          <table:table-cell/>
          <table:table-cell table:style-name="ce5"/>
          <table:table-cell table:style-name="ce55" table:formula="of:=MAX([$Sword.E$2] - [.$C5]; 0)*[$Sword.$F$2]" office:value-type="float" office:value="48" calcext:value-type="float">
            <text:p>48.0</text:p>
          </table:table-cell>
          <table:table-cell table:style-name="ce55" table:formula="of:=MAX([$Sword.E$3] - [.$C5]; 0)*[$Sword.$F$3]" office:value-type="float" office:value="70.875" calcext:value-type="float">
            <text:p>70.9</text:p>
          </table:table-cell>
          <table:table-cell table:style-name="ce55" table:formula="of:=MAX([$Sword.E$4] - [.$C5]; 0)*[$Sword.$F$4]" office:value-type="float" office:value="96.9375" calcext:value-type="float">
            <text:p>96.9</text:p>
          </table:table-cell>
          <table:table-cell table:style-name="ce55" table:formula="of:=MAX([$Sword.E$5] - [.$C5]; 0)*[$Sword.$F$5]" office:value-type="float" office:value="126.75" calcext:value-type="float">
            <text:p>126.8</text:p>
          </table:table-cell>
          <table:table-cell table:style-name="ce55" table:formula="of:=MAX([$Sword.E$6] - [.$C5]; 0)*[$Sword.$F$6]" office:value-type="float" office:value="162" calcext:value-type="float">
            <text:p>162.0</text:p>
          </table:table-cell>
          <table:table-cell table:style-name="ce55" table:formula="of:=MAX([$Sword.E$7] - [.$C5]; 0)*[$Sword.$F$7]" office:value-type="float" office:value="199.6875" calcext:value-type="float">
            <text:p>199.7</text:p>
          </table:table-cell>
          <table:table-cell table:style-name="ce55" table:formula="of:=MAX([$Sword.E$8] - [.$C5]; 0)*[$Sword.$F$8]" office:value-type="float" office:value="240.375" calcext:value-type="float">
            <text:p>240.4</text:p>
          </table:table-cell>
          <table:table-cell table:style-name="ce55" table:formula="of:=MAX([$Sword.E$9] - [.$C5]; 0)*[$Sword.$F$9]" office:value-type="float" office:value="61.5" calcext:value-type="float">
            <text:p>61.5</text:p>
          </table:table-cell>
          <table:table-cell table:style-name="ce56"/>
          <table:table-cell table:style-name="ce55" table:formula="of:=MAX([$Axe.E$2] - [.$C5]/2; 0)*MAX(1 - [.$D5]/200;0)*[$Axe.$F$2]" office:value-type="float" office:value="86.112" calcext:value-type="float">
            <text:p>86.1</text:p>
          </table:table-cell>
          <table:table-cell table:style-name="ce55" table:formula="of:=MAX([$Axe.E$3] - [.$C5]/2; 0)*MAX(1 - [.$D5]/200;0)*[$Axe.$F$3]" office:value-type="float" office:value="111.872" calcext:value-type="float">
            <text:p>111.9</text:p>
          </table:table-cell>
          <table:table-cell table:style-name="ce55" table:formula="of:=MAX([$Axe.E$4] - [.$C5]/2; 0)*MAX(1 - [.$D5]/200;0)*[$Axe.$F$4]" office:value-type="float" office:value="141.128" calcext:value-type="float">
            <text:p>141.1</text:p>
          </table:table-cell>
          <table:table-cell table:style-name="ce55" table:formula="of:=MAX([$Axe.E$5] - [.$C5]/2; 0)*MAX(1 - [.$D5]/200;0)*[$Axe.$F$5]" office:value-type="float" office:value="174.984" calcext:value-type="float">
            <text:p>175.0</text:p>
          </table:table-cell>
          <table:table-cell table:style-name="ce55" table:formula="of:=MAX([$Axe.E$6] - [.$C5]/2; 0)*MAX(1 - [.$D5]/200;0)*[$Axe.$F$6]" office:value-type="float" office:value="211.416" calcext:value-type="float">
            <text:p>211.4</text:p>
          </table:table-cell>
          <table:table-cell table:style-name="ce55" table:formula="of:=MAX([$Axe.E$7] - [.$C5]/2; 0)*MAX(1 - [.$D5]/200;0)*[$Axe.$F$7]" office:value-type="float" office:value="251.712" calcext:value-type="float">
            <text:p>251.7</text:p>
          </table:table-cell>
          <table:table-cell table:style-name="ce56"/>
          <table:table-cell table:style-name="ce55" table:formula="of:=MAX([$Scythe.D$2]; 0)*MAX(1 - [.$D5]/100;0)*[$Scythe.$F$2]" office:value-type="float" office:value="77.28" calcext:value-type="float">
            <text:p>77.3</text:p>
          </table:table-cell>
          <table:table-cell table:style-name="ce55" table:formula="of:=MAX([$Scythe.D$3]; 0)*MAX(1 - [.$D5]/100;0)*[$Scythe.$F$3]" office:value-type="float" office:value="102.48" calcext:value-type="float">
            <text:p>102.5</text:p>
          </table:table-cell>
          <table:table-cell table:style-name="ce55" table:formula="of:=MAX([$Scythe.D$4]; 0)*MAX(1 - [.$D5]/100;0)*[$Scythe.$F$4]" office:value-type="float" office:value="131.04" calcext:value-type="float">
            <text:p>131.0</text:p>
          </table:table-cell>
          <table:table-cell table:style-name="ce55" table:formula="of:=MAX([$Scythe.D$5]; 0)*MAX(1 - [.$D5]/100;0)*[$Scythe.$F$5]" office:value-type="float" office:value="164.64" calcext:value-type="float">
            <text:p>164.6</text:p>
          </table:table-cell>
          <table:table-cell table:style-name="ce55" table:formula="of:=MAX([$Scythe.D$6]; 0)*MAX(1 - [.$D5]/100;0)*[$Scythe.$F$6]" office:value-type="float" office:value="201.6" calcext:value-type="float">
            <text:p>201.6</text:p>
          </table:table-cell>
          <table:table-cell table:style-name="ce55" table:formula="of:=MAX([$Scythe.D$7]; 0)*MAX(1 - [.$D5]/100;0)*[$Scythe.$F$7]" office:value-type="float" office:value="241.92" calcext:value-type="float">
            <text:p>241.9</text:p>
          </table:table-cell>
          <table:table-cell table:style-name="ce55" table:formula="of:=MAX([$Scythe.D$8]; 0)*MAX(1 - [.$D5]/100;0)*[$Scythe.$F$8]" office:value-type="float" office:value="63.84" calcext:value-type="float">
            <text:p>63.8</text:p>
          </table:table-cell>
          <table:table-cell table:style-name="ce55" table:formula="of:=MAX([$Scythe.D$9]; 0)*MAX(1 - [.$D5]/100;0)*[$Scythe.$F$9]" office:value-type="float" office:value="73.92" calcext:value-type="float">
            <text:p>73.9</text:p>
          </table:table-cell>
          <table:table-cell table:style-name="ce55" table:formula="of:=MAX([$Scythe.D$10]; 0)*MAX(1 - [.$D5]/100;0)*[$Scythe.$F$10]" office:value-type="float" office:value="84" calcext:value-type="float">
            <text:p>84.0</text:p>
          </table:table-cell>
          <table:table-cell table:style-name="ce56"/>
          <table:table-cell table:style-name="ce56" table:formula="of:=MAX([$Staff.E$2]; 0)*[$Staff.$F$2]" office:value-type="float" office:value="73.6" calcext:value-type="float">
            <text:p>73.6</text:p>
          </table:table-cell>
          <table:table-cell table:style-name="ce56" table:formula="of:=MAX([$Staff.E$3]; 0)*[$Staff.$F$3]" office:value-type="float" office:value="100" calcext:value-type="float">
            <text:p>100</text:p>
          </table:table-cell>
          <table:table-cell table:style-name="ce56" table:formula="of:=MAX([$Staff.E$4]; 0)*[$Staff.$F$4]" office:value-type="float" office:value="128" calcext:value-type="float">
            <text:p>128</text:p>
          </table:table-cell>
          <table:table-cell table:style-name="ce56" table:formula="of:=MAX([$Staff.E$5]; 0)*[$Staff.$F$5]" office:value-type="float" office:value="160.8" calcext:value-type="float">
            <text:p>160.8</text:p>
          </table:table-cell>
          <table:table-cell table:style-name="ce56" table:formula="of:=MAX([$Staff.E$6]; 0)*[$Staff.$F$6]" office:value-type="float" office:value="196" calcext:value-type="float">
            <text:p>196</text:p>
          </table:table-cell>
          <table:table-cell table:style-name="ce56" table:formula="of:=MAX([$Staff.E$7]; 0)*[$Staff.$F$7]" office:value-type="float" office:value="235.2" calcext:value-type="float">
            <text:p>235.2</text:p>
          </table:table-cell>
          <table:table-cell table:style-name="ce56"/>
          <table:table-cell table:style-name="ce55" table:formula="of:=MAX([$Bow.E$2] - [.$C5]; 0)*MAX(1 - [.$D5]/100;0)*[$Bow.$F$2]" office:value-type="float" office:value="81.4886590279157" calcext:value-type="float">
            <text:p>81.5</text:p>
          </table:table-cell>
          <table:table-cell table:style-name="ce55" table:formula="of:=MAX([$Bow.E$3] - [.$C5]; 0)*MAX(1 - [.$D5]/100;0)*[$Bow.$F$3]" office:value-type="float" office:value="110.489442286889" calcext:value-type="float">
            <text:p>110.5</text:p>
          </table:table-cell>
          <table:table-cell table:style-name="ce55" table:formula="of:=MAX([$Bow.E$4] - [.$C5]; 0)*MAX(1 - [.$D5]/100;0)*[$Bow.$F$4]" office:value-type="float" office:value="136.267916294865" calcext:value-type="float">
            <text:p>136.3</text:p>
          </table:table-cell>
          <table:table-cell table:style-name="ce55" table:formula="of:=MAX([$Bow.E$5] - [.$C5]; 0)*MAX(1 - [.$D5]/100;0)*[$Bow.$F$5]" office:value-type="float" office:value="171.713318055831" calcext:value-type="float">
            <text:p>171.7</text:p>
          </table:table-cell>
          <table:table-cell table:style-name="ce55" table:formula="of:=MAX([$Bow.E$6] - [.$C5]; 0)*MAX(1 - [.$D5]/100;0)*[$Bow.$F$6]" office:value-type="float" office:value="207.158719816798" calcext:value-type="float">
            <text:p>207.2</text:p>
          </table:table-cell>
          <table:table-cell table:style-name="ce55" table:formula="of:=MAX([$Bow.E$7] - [.$C5]; 0)*MAX(1 - [.$D5]/100;0)*[$Bow.$F$7]" office:value-type="float" office:value="249.048740079759" calcext:value-type="float">
            <text:p>249.0</text:p>
          </table:table-cell>
          <table:table-cell table:style-name="ce56"/>
          <table:table-cell table:style-name="ce55" table:formula="of:=MAX([$Crossbow.E$2] - [.$C5]/2; 0)*MAX(1 - [.$D5]/200;0)*[$Crossbow.$F$2]" office:value-type="float" office:value="91.494" calcext:value-type="float">
            <text:p>91.5</text:p>
          </table:table-cell>
          <table:table-cell table:style-name="ce55" table:formula="of:=MAX([$Crossbow.E$3] - [.$C5]/2; 0)*MAX(1 - [.$D5]/200;0)*[$Crossbow.$F$3]" office:value-type="float" office:value="118.864" calcext:value-type="float">
            <text:p>118.9</text:p>
          </table:table-cell>
          <table:table-cell table:style-name="ce55" table:formula="of:=MAX([$Crossbow.E$4] - [.$C5]/2; 0)*MAX(1 - [.$D5]/200;0)*[$Crossbow.$F$4]" office:value-type="float" office:value="150.3004" calcext:value-type="float">
            <text:p>150.3</text:p>
          </table:table-cell>
          <table:table-cell table:style-name="ce55" table:formula="of:=MAX([$Crossbow.E$5] - [.$C5]/2; 0)*MAX(1 - [.$D5]/200;0)*[$Crossbow.$F$5]" office:value-type="float" office:value="185.334" calcext:value-type="float">
            <text:p>185.3</text:p>
          </table:table-cell>
          <table:table-cell table:style-name="ce55" table:formula="of:=MAX([$Crossbow.E$6] - [.$C5]/2; 0)*MAX(1 - [.$D5]/200;0)*[$Crossbow.$F$6]" office:value-type="float" office:value="224.91884" calcext:value-type="float">
            <text:p>224.9</text:p>
          </table:table-cell>
          <table:table-cell table:style-name="ce55" table:formula="of:=MAX([$Crossbow.E$7] - [.$C5]/2; 0)*MAX(1 - [.$D5]/200;0)*[$Crossbow.$F$7]" office:value-type="float" office:value="267.422104" calcext:value-type="float">
            <text:p>267.4</text:p>
          </table:table-cell>
          <table:table-cell table:number-columns-repeated="2"/>
          <table:table-cell table:style-name="ce57" table:formula="of:=MAX([$doge.E$3] - [.$C5]; 0)" office:value-type="float" office:value="14" calcext:value-type="float">
            <text:p>14</text:p>
          </table:table-cell>
          <table:table-cell table:style-name="ce57" table:formula="of:=MAX([$doge.$E$4] - [.$C5]; 0)" office:value-type="float" office:value="19" calcext:value-type="float">
            <text:p>19</text:p>
          </table:table-cell>
          <table:table-cell table:style-name="ce57" table:formula="of:=MAX([$doge.$E$5] - [.$C5]; 0)" office:value-type="float" office:value="24" calcext:value-type="float">
            <text:p>24</text:p>
          </table:table-cell>
          <table:table-cell table:style-name="ce57" table:formula="of:=MAX([$doge.$E$6] - [.$C5]; 0)" office:value-type="float" office:value="29" calcext:value-type="float">
            <text:p>29</text:p>
          </table:table-cell>
          <table:table-cell table:style-name="ce57" table:formula="of:=MAX([$doge.$E$7] - [.$C5]; 0)" office:value-type="float" office:value="34" calcext:value-type="float">
            <text:p>34</text:p>
          </table:table-cell>
          <table:table-cell table:style-name="ce57"/>
          <table:table-cell table:style-name="ce58" table:formula="of:=MAX([$hors.$E$3] - [.$C5]/2; 0)*MAX(1 - [.$D5]/200;0)" office:value-type="float" office:value="61.64" calcext:value-type="float">
            <text:p>61.6</text:p>
          </table:table-cell>
          <table:table-cell table:style-name="ce58" table:formula="of:=MAX([$hors.$E$4] - [.$C5]/2; 0)*MAX(1 - [.$D5]/200;0)" office:value-type="float" office:value="75.44" calcext:value-type="float">
            <text:p>75.4</text:p>
          </table:table-cell>
          <table:table-cell table:style-name="ce58" table:formula="of:=MAX([$hors.$E$5] - [.$C5]/2; 0)*MAX(1 - [.$D5]/200;0)" office:value-type="float" office:value="98.44" calcext:value-type="float">
            <text:p>98.4</text:p>
          </table:table-cell>
          <table:table-cell table:style-name="ce58" table:formula="of:=MAX([$hors.$E$6] - [.$C5]/2; 0)*MAX(1 - [.$D5]/200;0)" office:value-type="float" office:value="121.44" calcext:value-type="float">
            <text:p>121.4</text:p>
          </table:table-cell>
          <table:table-cell table:style-name="ce57"/>
          <table:table-cell table:style-name="ce58" table:formula="of:=MAX([$irgl.$E$3] - [.$C5]; 0)*MAX(1 - [.$D5]/100;0)" office:value-type="float" office:value="154.56" calcext:value-type="float">
            <text:p>154.6</text:p>
          </table:table-cell>
          <table:table-cell table:style-name="ce58" table:formula="of:=MAX([$irgl.$E$4] - [.$C5]; 0)*MAX(1 - [.$D5]/100;0)" office:value-type="float" office:value="175.56" calcext:value-type="float">
            <text:p>175.6</text:p>
          </table:table-cell>
          <table:table-cell table:style-name="ce58" table:formula="of:=MAX([$irgl.$E$5] - [.$C5]; 0)*MAX(1 - [.$D5]/100;0)" office:value-type="float" office:value="204.96" calcext:value-type="float">
            <text:p>205.0</text:p>
          </table:table-cell>
          <table:table-cell table:style-name="ce58" table:formula="of:=MAX([$irgl.$E$6] - [.$C5]; 0)*MAX(1 - [.$D5]/100;0)" office:value-type="float" office:value="238.56" calcext:value-type="float">
            <text:p>238.6</text:p>
          </table:table-cell>
          <table:table-cell table:style-name="ce57"/>
          <table:table-cell table:style-name="ce58" table:formula="of:=MAX([$sngl.$E$3]; 0)*MAX(1 - [.$D5]/100;0)" office:value-type="float" office:value="100.8" calcext:value-type="float">
            <text:p>100.8</text:p>
          </table:table-cell>
          <table:table-cell table:style-name="ce58" table:formula="of:=MAX([$sngl.$E$4]; 0)*MAX(1 - [.$D5]/100;0)" office:value-type="float" office:value="117.6" calcext:value-type="float">
            <text:p>117.6</text:p>
          </table:table-cell>
          <table:table-cell table:style-name="ce58" table:formula="of:=MAX([$sngl.$E$5]; 0)*MAX(1 - [.$D5]/100;0)" office:value-type="float" office:value="142.8" calcext:value-type="float">
            <text:p>142.8</text:p>
          </table:table-cell>
          <table:table-cell table:style-name="ce58" table:formula="of:=MAX([$sngl.$E$6]; 0)*MAX(1 - [.$D5]/100;0)" office:value-type="float" office:value="168" calcext:value-type="float">
            <text:p>168.0</text:p>
          </table:table-cell>
          <table:table-cell table:number-columns-repeated="163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25" calcext:value-type="float">
            <text:p>125</text:p>
          </table:table-cell>
          <table:table-cell table:style-name="ce5" table:formula="of:=([.$B6] + 3 * [.$C6]) / 10 / (1 - [.$D6] * 0.006) *POWER([.$E6]; 0.75) * [.$C$14] / 13" office:value-type="float" office:value="197.543310317048" calcext:value-type="float">
            <text:p>197.5</text:p>
          </table:table-cell>
          <table:table-cell table:style-name="ce5" office:value-type="float" office:value="6" calcext:value-type="float">
            <text:p>6.0</text:p>
          </table:table-cell>
          <table:table-cell table:style-name="ce7" table:formula="of:=COM.MICROSOFT.CEILING.MATH(LN(MAX([.$G6]*4;1))^2.5+1)" office:value-type="float" office:value="20" calcext:value-type="float">
            <text:p>20</text:p>
          </table:table-cell>
          <table:table-cell table:style-name="ce7" table:formula="of:=COM.MICROSOFT.CEILING.MATH(LN(MAX([.$G6]*3.5;1))^2.5+1)" office:value-type="float" office:value="18" calcext:value-type="float">
            <text:p>18</text:p>
          </table:table-cell>
          <table:table-cell table:style-name="ce7" table:formula="of:=COM.MICROSOFT.CEILING.MATH(LN(MAX([.$G6]*3;1))^2.5+1)" office:value-type="float" office:value="16" calcext:value-type="float">
            <text:p>16</text:p>
          </table:table-cell>
          <table:table-cell table:style-name="ce7" table:formula="of:=COM.MICROSOFT.CEILING.MATH(LN(MAX([.$G6]*2.5;1))^2.5+1)" office:value-type="float" office:value="14" calcext:value-type="float">
            <text:p>14</text:p>
          </table:table-cell>
          <table:table-cell/>
          <table:table-cell table:style-name="ce5"/>
          <table:table-cell table:style-name="ce55" table:formula="of:=MAX([$Sword.E$2] - [.$C6]; 0)*[$Sword.$F$2]" office:value-type="float" office:value="45" calcext:value-type="float">
            <text:p>45.0</text:p>
          </table:table-cell>
          <table:table-cell table:style-name="ce55" table:formula="of:=MAX([$Sword.E$3] - [.$C6]; 0)*[$Sword.$F$3]" office:value-type="float" office:value="67.875" calcext:value-type="float">
            <text:p>67.9</text:p>
          </table:table-cell>
          <table:table-cell table:style-name="ce55" table:formula="of:=MAX([$Sword.E$4] - [.$C6]; 0)*[$Sword.$F$4]" office:value-type="float" office:value="93.9375" calcext:value-type="float">
            <text:p>93.9</text:p>
          </table:table-cell>
          <table:table-cell table:style-name="ce55" table:formula="of:=MAX([$Sword.E$5] - [.$C6]; 0)*[$Sword.$F$5]" office:value-type="float" office:value="123.75" calcext:value-type="float">
            <text:p>123.8</text:p>
          </table:table-cell>
          <table:table-cell table:style-name="ce55" table:formula="of:=MAX([$Sword.E$6] - [.$C6]; 0)*[$Sword.$F$6]" office:value-type="float" office:value="159" calcext:value-type="float">
            <text:p>159.0</text:p>
          </table:table-cell>
          <table:table-cell table:style-name="ce55" table:formula="of:=MAX([$Sword.E$7] - [.$C6]; 0)*[$Sword.$F$7]" office:value-type="float" office:value="196.6875" calcext:value-type="float">
            <text:p>196.7</text:p>
          </table:table-cell>
          <table:table-cell table:style-name="ce55" table:formula="of:=MAX([$Sword.E$8] - [.$C6]; 0)*[$Sword.$F$8]" office:value-type="float" office:value="237.375" calcext:value-type="float">
            <text:p>237.4</text:p>
          </table:table-cell>
          <table:table-cell table:style-name="ce55" table:formula="of:=MAX([$Sword.E$9] - [.$C6]; 0)*[$Sword.$F$9]" office:value-type="float" office:value="58.5" calcext:value-type="float">
            <text:p>58.5</text:p>
          </table:table-cell>
          <table:table-cell table:style-name="ce56"/>
          <table:table-cell table:style-name="ce55" table:formula="of:=MAX([$Axe.E$2] - [.$C6]/2; 0)*MAX(1 - [.$D6]/200;0)*[$Axe.$F$2]" office:value-type="float" office:value="85.376" calcext:value-type="float">
            <text:p>85.4</text:p>
          </table:table-cell>
          <table:table-cell table:style-name="ce55" table:formula="of:=MAX([$Axe.E$3] - [.$C6]/2; 0)*MAX(1 - [.$D6]/200;0)*[$Axe.$F$3]" office:value-type="float" office:value="111.136" calcext:value-type="float">
            <text:p>111.1</text:p>
          </table:table-cell>
          <table:table-cell table:style-name="ce55" table:formula="of:=MAX([$Axe.E$4] - [.$C6]/2; 0)*MAX(1 - [.$D6]/200;0)*[$Axe.$F$4]" office:value-type="float" office:value="140.392" calcext:value-type="float">
            <text:p>140.4</text:p>
          </table:table-cell>
          <table:table-cell table:style-name="ce55" table:formula="of:=MAX([$Axe.E$5] - [.$C6]/2; 0)*MAX(1 - [.$D6]/200;0)*[$Axe.$F$5]" office:value-type="float" office:value="174.248" calcext:value-type="float">
            <text:p>174.2</text:p>
          </table:table-cell>
          <table:table-cell table:style-name="ce55" table:formula="of:=MAX([$Axe.E$6] - [.$C6]/2; 0)*MAX(1 - [.$D6]/200;0)*[$Axe.$F$6]" office:value-type="float" office:value="210.68" calcext:value-type="float">
            <text:p>210.7</text:p>
          </table:table-cell>
          <table:table-cell table:style-name="ce55" table:formula="of:=MAX([$Axe.E$7] - [.$C6]/2; 0)*MAX(1 - [.$D6]/200;0)*[$Axe.$F$7]" office:value-type="float" office:value="250.976" calcext:value-type="float">
            <text:p>251.0</text:p>
          </table:table-cell>
          <table:table-cell table:style-name="ce56"/>
          <table:table-cell table:style-name="ce55" table:formula="of:=MAX([$Scythe.D$2]; 0)*MAX(1 - [.$D6]/100;0)*[$Scythe.$F$2]" office:value-type="float" office:value="77.28" calcext:value-type="float">
            <text:p>77.3</text:p>
          </table:table-cell>
          <table:table-cell table:style-name="ce55" table:formula="of:=MAX([$Scythe.D$3]; 0)*MAX(1 - [.$D6]/100;0)*[$Scythe.$F$3]" office:value-type="float" office:value="102.48" calcext:value-type="float">
            <text:p>102.5</text:p>
          </table:table-cell>
          <table:table-cell table:style-name="ce55" table:formula="of:=MAX([$Scythe.D$4]; 0)*MAX(1 - [.$D6]/100;0)*[$Scythe.$F$4]" office:value-type="float" office:value="131.04" calcext:value-type="float">
            <text:p>131.0</text:p>
          </table:table-cell>
          <table:table-cell table:style-name="ce55" table:formula="of:=MAX([$Scythe.D$5]; 0)*MAX(1 - [.$D6]/100;0)*[$Scythe.$F$5]" office:value-type="float" office:value="164.64" calcext:value-type="float">
            <text:p>164.6</text:p>
          </table:table-cell>
          <table:table-cell table:style-name="ce55" table:formula="of:=MAX([$Scythe.D$6]; 0)*MAX(1 - [.$D6]/100;0)*[$Scythe.$F$6]" office:value-type="float" office:value="201.6" calcext:value-type="float">
            <text:p>201.6</text:p>
          </table:table-cell>
          <table:table-cell table:style-name="ce55" table:formula="of:=MAX([$Scythe.D$7]; 0)*MAX(1 - [.$D6]/100;0)*[$Scythe.$F$7]" office:value-type="float" office:value="241.92" calcext:value-type="float">
            <text:p>241.9</text:p>
          </table:table-cell>
          <table:table-cell table:style-name="ce55" table:formula="of:=MAX([$Scythe.D$8]; 0)*MAX(1 - [.$D6]/100;0)*[$Scythe.$F$8]" office:value-type="float" office:value="63.84" calcext:value-type="float">
            <text:p>63.8</text:p>
          </table:table-cell>
          <table:table-cell table:style-name="ce55" table:formula="of:=MAX([$Scythe.D$9]; 0)*MAX(1 - [.$D6]/100;0)*[$Scythe.$F$9]" office:value-type="float" office:value="73.92" calcext:value-type="float">
            <text:p>73.9</text:p>
          </table:table-cell>
          <table:table-cell table:style-name="ce55" table:formula="of:=MAX([$Scythe.D$10]; 0)*MAX(1 - [.$D6]/100;0)*[$Scythe.$F$10]" office:value-type="float" office:value="84" calcext:value-type="float">
            <text:p>84.0</text:p>
          </table:table-cell>
          <table:table-cell table:style-name="ce56"/>
          <table:table-cell table:style-name="ce56" table:formula="of:=MAX([$Staff.E$2]; 0)*[$Staff.$F$2]" office:value-type="float" office:value="73.6" calcext:value-type="float">
            <text:p>73.6</text:p>
          </table:table-cell>
          <table:table-cell table:style-name="ce56" table:formula="of:=MAX([$Staff.E$3]; 0)*[$Staff.$F$3]" office:value-type="float" office:value="100" calcext:value-type="float">
            <text:p>100</text:p>
          </table:table-cell>
          <table:table-cell table:style-name="ce56" table:formula="of:=MAX([$Staff.E$4]; 0)*[$Staff.$F$4]" office:value-type="float" office:value="128" calcext:value-type="float">
            <text:p>128</text:p>
          </table:table-cell>
          <table:table-cell table:style-name="ce56" table:formula="of:=MAX([$Staff.E$5]; 0)*[$Staff.$F$5]" office:value-type="float" office:value="160.8" calcext:value-type="float">
            <text:p>160.8</text:p>
          </table:table-cell>
          <table:table-cell table:style-name="ce56" table:formula="of:=MAX([$Staff.E$6]; 0)*[$Staff.$F$6]" office:value-type="float" office:value="196" calcext:value-type="float">
            <text:p>196</text:p>
          </table:table-cell>
          <table:table-cell table:style-name="ce56" table:formula="of:=MAX([$Staff.E$7]; 0)*[$Staff.$F$7]" office:value-type="float" office:value="235.2" calcext:value-type="float">
            <text:p>235.2</text:p>
          </table:table-cell>
          <table:table-cell table:style-name="ce56"/>
          <table:table-cell table:style-name="ce55" table:formula="of:=MAX([$Bow.E$2] - [.$C6]; 0)*MAX(1 - [.$D6]/100;0)*[$Bow.$F$2]" office:value-type="float" office:value="80.3966590279157" calcext:value-type="float">
            <text:p>80.4</text:p>
          </table:table-cell>
          <table:table-cell table:style-name="ce55" table:formula="of:=MAX([$Bow.E$3] - [.$C6]; 0)*MAX(1 - [.$D6]/100;0)*[$Bow.$F$3]" office:value-type="float" office:value="109.397442286889" calcext:value-type="float">
            <text:p>109.4</text:p>
          </table:table-cell>
          <table:table-cell table:style-name="ce55" table:formula="of:=MAX([$Bow.E$4] - [.$C6]; 0)*MAX(1 - [.$D6]/100;0)*[$Bow.$F$4]" office:value-type="float" office:value="135.175916294865" calcext:value-type="float">
            <text:p>135.2</text:p>
          </table:table-cell>
          <table:table-cell table:style-name="ce55" table:formula="of:=MAX([$Bow.E$5] - [.$C6]; 0)*MAX(1 - [.$D6]/100;0)*[$Bow.$F$5]" office:value-type="float" office:value="170.621318055831" calcext:value-type="float">
            <text:p>170.6</text:p>
          </table:table-cell>
          <table:table-cell table:style-name="ce55" table:formula="of:=MAX([$Bow.E$6] - [.$C6]; 0)*MAX(1 - [.$D6]/100;0)*[$Bow.$F$6]" office:value-type="float" office:value="206.066719816798" calcext:value-type="float">
            <text:p>206.1</text:p>
          </table:table-cell>
          <table:table-cell table:style-name="ce55" table:formula="of:=MAX([$Bow.E$7] - [.$C6]; 0)*MAX(1 - [.$D6]/100;0)*[$Bow.$F$7]" office:value-type="float" office:value="247.956740079759" calcext:value-type="float">
            <text:p>248.0</text:p>
          </table:table-cell>
          <table:table-cell table:style-name="ce56"/>
          <table:table-cell table:style-name="ce55" table:formula="of:=MAX([$Crossbow.E$2] - [.$C6]/2; 0)*MAX(1 - [.$D6]/200;0)*[$Crossbow.$F$2]" office:value-type="float" office:value="90.712" calcext:value-type="float">
            <text:p>90.7</text:p>
          </table:table-cell>
          <table:table-cell table:style-name="ce55" table:formula="of:=MAX([$Crossbow.E$3] - [.$C6]/2; 0)*MAX(1 - [.$D6]/200;0)*[$Crossbow.$F$3]" office:value-type="float" office:value="118.082" calcext:value-type="float">
            <text:p>118.1</text:p>
          </table:table-cell>
          <table:table-cell table:style-name="ce55" table:formula="of:=MAX([$Crossbow.E$4] - [.$C6]/2; 0)*MAX(1 - [.$D6]/200;0)*[$Crossbow.$F$4]" office:value-type="float" office:value="149.5184" calcext:value-type="float">
            <text:p>149.5</text:p>
          </table:table-cell>
          <table:table-cell table:style-name="ce55" table:formula="of:=MAX([$Crossbow.E$5] - [.$C6]/2; 0)*MAX(1 - [.$D6]/200;0)*[$Crossbow.$F$5]" office:value-type="float" office:value="184.552" calcext:value-type="float">
            <text:p>184.6</text:p>
          </table:table-cell>
          <table:table-cell table:style-name="ce55" table:formula="of:=MAX([$Crossbow.E$6] - [.$C6]/2; 0)*MAX(1 - [.$D6]/200;0)*[$Crossbow.$F$6]" office:value-type="float" office:value="224.13684" calcext:value-type="float">
            <text:p>224.1</text:p>
          </table:table-cell>
          <table:table-cell table:style-name="ce55" table:formula="of:=MAX([$Crossbow.E$7] - [.$C6]/2; 0)*MAX(1 - [.$D6]/200;0)*[$Crossbow.$F$7]" office:value-type="float" office:value="266.640104" calcext:value-type="float">
            <text:p>266.6</text:p>
          </table:table-cell>
          <table:table-cell table:number-columns-repeated="2"/>
          <table:table-cell table:style-name="ce57" table:formula="of:=MAX([$doge.E$3] - [.$C6]; 0)" office:value-type="float" office:value="12" calcext:value-type="float">
            <text:p>12</text:p>
          </table:table-cell>
          <table:table-cell table:style-name="ce57" table:formula="of:=MAX([$doge.$E$4] - [.$C6]; 0)" office:value-type="float" office:value="17" calcext:value-type="float">
            <text:p>17</text:p>
          </table:table-cell>
          <table:table-cell table:style-name="ce57" table:formula="of:=MAX([$doge.$E$5] - [.$C6]; 0)" office:value-type="float" office:value="22" calcext:value-type="float">
            <text:p>22</text:p>
          </table:table-cell>
          <table:table-cell table:style-name="ce57" table:formula="of:=MAX([$doge.$E$6] - [.$C6]; 0)" office:value-type="float" office:value="27" calcext:value-type="float">
            <text:p>27</text:p>
          </table:table-cell>
          <table:table-cell table:style-name="ce57" table:formula="of:=MAX([$doge.$E$7] - [.$C6]; 0)" office:value-type="float" office:value="32" calcext:value-type="float">
            <text:p>32</text:p>
          </table:table-cell>
          <table:table-cell table:style-name="ce57"/>
          <table:table-cell table:style-name="ce58" table:formula="of:=MAX([$hors.$E$3] - [.$C6]/2; 0)*MAX(1 - [.$D6]/200;0)" office:value-type="float" office:value="60.72" calcext:value-type="float">
            <text:p>60.7</text:p>
          </table:table-cell>
          <table:table-cell table:style-name="ce58" table:formula="of:=MAX([$hors.$E$4] - [.$C6]/2; 0)*MAX(1 - [.$D6]/200;0)" office:value-type="float" office:value="74.52" calcext:value-type="float">
            <text:p>74.5</text:p>
          </table:table-cell>
          <table:table-cell table:style-name="ce58" table:formula="of:=MAX([$hors.$E$5] - [.$C6]/2; 0)*MAX(1 - [.$D6]/200;0)" office:value-type="float" office:value="97.52" calcext:value-type="float">
            <text:p>97.5</text:p>
          </table:table-cell>
          <table:table-cell table:style-name="ce58" table:formula="of:=MAX([$hors.$E$6] - [.$C6]/2; 0)*MAX(1 - [.$D6]/200;0)" office:value-type="float" office:value="120.52" calcext:value-type="float">
            <text:p>120.5</text:p>
          </table:table-cell>
          <table:table-cell table:style-name="ce57"/>
          <table:table-cell table:style-name="ce58" table:formula="of:=MAX([$irgl.$E$3] - [.$C6]; 0)*MAX(1 - [.$D6]/100;0)" office:value-type="float" office:value="152.88" calcext:value-type="float">
            <text:p>152.9</text:p>
          </table:table-cell>
          <table:table-cell table:style-name="ce58" table:formula="of:=MAX([$irgl.$E$4] - [.$C6]; 0)*MAX(1 - [.$D6]/100;0)" office:value-type="float" office:value="173.88" calcext:value-type="float">
            <text:p>173.9</text:p>
          </table:table-cell>
          <table:table-cell table:style-name="ce58" table:formula="of:=MAX([$irgl.$E$5] - [.$C6]; 0)*MAX(1 - [.$D6]/100;0)" office:value-type="float" office:value="203.28" calcext:value-type="float">
            <text:p>203.3</text:p>
          </table:table-cell>
          <table:table-cell table:style-name="ce58" table:formula="of:=MAX([$irgl.$E$6] - [.$C6]; 0)*MAX(1 - [.$D6]/100;0)" office:value-type="float" office:value="236.88" calcext:value-type="float">
            <text:p>236.9</text:p>
          </table:table-cell>
          <table:table-cell table:style-name="ce57"/>
          <table:table-cell table:style-name="ce58" table:formula="of:=MAX([$sngl.$E$3]; 0)*MAX(1 - [.$D6]/100;0)" office:value-type="float" office:value="100.8" calcext:value-type="float">
            <text:p>100.8</text:p>
          </table:table-cell>
          <table:table-cell table:style-name="ce58" table:formula="of:=MAX([$sngl.$E$4]; 0)*MAX(1 - [.$D6]/100;0)" office:value-type="float" office:value="117.6" calcext:value-type="float">
            <text:p>117.6</text:p>
          </table:table-cell>
          <table:table-cell table:style-name="ce58" table:formula="of:=MAX([$sngl.$E$5]; 0)*MAX(1 - [.$D6]/100;0)" office:value-type="float" office:value="142.8" calcext:value-type="float">
            <text:p>142.8</text:p>
          </table:table-cell>
          <table:table-cell table:style-name="ce58" table:formula="of:=MAX([$sngl.$E$6]; 0)*MAX(1 - [.$D6]/100;0)" office:value-type="float" office:value="168" calcext:value-type="float">
            <text:p>168.0</text:p>
          </table:table-cell>
          <table:table-cell table:number-columns-repeated="1630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5" calcext:value-type="float">
            <text:p>135</text:p>
          </table:table-cell>
          <table:table-cell table:style-name="ce5" table:formula="of:=([.$B7] + 3 * [.$C7]) / 10 / (1 - [.$D7] * 0.006) *POWER([.$E7]; 0.75) * [.$C$14] / 13" office:value-type="float" office:value="232.589032201048" calcext:value-type="float">
            <text:p>232.6</text:p>
          </table:table-cell>
          <table:table-cell table:style-name="ce5" office:value-type="float" office:value="8.5" calcext:value-type="float">
            <text:p>8.5</text:p>
          </table:table-cell>
          <table:table-cell table:style-name="ce7" table:formula="of:=COM.MICROSOFT.CEILING.MATH(LN(MAX([.$G7]*4;1))^2.5+1)" office:value-type="float" office:value="25" calcext:value-type="float">
            <text:p>25</text:p>
          </table:table-cell>
          <table:table-cell table:style-name="ce7" table:formula="of:=COM.MICROSOFT.CEILING.MATH(LN(MAX([.$G7]*3.5;1))^2.5+1)" office:value-type="float" office:value="23" calcext:value-type="float">
            <text:p>23</text:p>
          </table:table-cell>
          <table:table-cell table:style-name="ce7" table:formula="of:=COM.MICROSOFT.CEILING.MATH(LN(MAX([.$G7]*3;1))^2.5+1)" office:value-type="float" office:value="20" calcext:value-type="float">
            <text:p>20</text:p>
          </table:table-cell>
          <table:table-cell table:style-name="ce7" table:formula="of:=COM.MICROSOFT.CEILING.MATH(LN(MAX([.$G7]*2.5;1))^2.5+1)" office:value-type="float" office:value="18" calcext:value-type="float">
            <text:p>18</text:p>
          </table:table-cell>
          <table:table-cell/>
          <table:table-cell table:style-name="ce5"/>
          <table:table-cell table:style-name="ce55" table:formula="of:=MAX([$Sword.E$2] - [.$C7]; 0)*[$Sword.$F$2]" office:value-type="float" office:value="45" calcext:value-type="float">
            <text:p>45.0</text:p>
          </table:table-cell>
          <table:table-cell table:style-name="ce55" table:formula="of:=MAX([$Sword.E$3] - [.$C7]; 0)*[$Sword.$F$3]" office:value-type="float" office:value="67.875" calcext:value-type="float">
            <text:p>67.9</text:p>
          </table:table-cell>
          <table:table-cell table:style-name="ce55" table:formula="of:=MAX([$Sword.E$4] - [.$C7]; 0)*[$Sword.$F$4]" office:value-type="float" office:value="93.9375" calcext:value-type="float">
            <text:p>93.9</text:p>
          </table:table-cell>
          <table:table-cell table:style-name="ce55" table:formula="of:=MAX([$Sword.E$5] - [.$C7]; 0)*[$Sword.$F$5]" office:value-type="float" office:value="123.75" calcext:value-type="float">
            <text:p>123.8</text:p>
          </table:table-cell>
          <table:table-cell table:style-name="ce55" table:formula="of:=MAX([$Sword.E$6] - [.$C7]; 0)*[$Sword.$F$6]" office:value-type="float" office:value="159" calcext:value-type="float">
            <text:p>159.0</text:p>
          </table:table-cell>
          <table:table-cell table:style-name="ce55" table:formula="of:=MAX([$Sword.E$7] - [.$C7]; 0)*[$Sword.$F$7]" office:value-type="float" office:value="196.6875" calcext:value-type="float">
            <text:p>196.7</text:p>
          </table:table-cell>
          <table:table-cell table:style-name="ce55" table:formula="of:=MAX([$Sword.E$8] - [.$C7]; 0)*[$Sword.$F$8]" office:value-type="float" office:value="237.375" calcext:value-type="float">
            <text:p>237.4</text:p>
          </table:table-cell>
          <table:table-cell table:style-name="ce55" table:formula="of:=MAX([$Sword.E$9] - [.$C7]; 0)*[$Sword.$F$9]" office:value-type="float" office:value="58.5" calcext:value-type="float">
            <text:p>58.5</text:p>
          </table:table-cell>
          <table:table-cell table:style-name="ce56"/>
          <table:table-cell table:style-name="ce55" table:formula="of:=MAX([$Axe.E$2] - [.$C7]/2; 0)*MAX(1 - [.$D7]/200;0)*[$Axe.$F$2]" office:value-type="float" office:value="84.448" calcext:value-type="float">
            <text:p>84.4</text:p>
          </table:table-cell>
          <table:table-cell table:style-name="ce55" table:formula="of:=MAX([$Axe.E$3] - [.$C7]/2; 0)*MAX(1 - [.$D7]/200;0)*[$Axe.$F$3]" office:value-type="float" office:value="109.928" calcext:value-type="float">
            <text:p>109.9</text:p>
          </table:table-cell>
          <table:table-cell table:style-name="ce55" table:formula="of:=MAX([$Axe.E$4] - [.$C7]/2; 0)*MAX(1 - [.$D7]/200;0)*[$Axe.$F$4]" office:value-type="float" office:value="138.866" calcext:value-type="float">
            <text:p>138.9</text:p>
          </table:table-cell>
          <table:table-cell table:style-name="ce55" table:formula="of:=MAX([$Axe.E$5] - [.$C7]/2; 0)*MAX(1 - [.$D7]/200;0)*[$Axe.$F$5]" office:value-type="float" office:value="172.354" calcext:value-type="float">
            <text:p>172.4</text:p>
          </table:table-cell>
          <table:table-cell table:style-name="ce55" table:formula="of:=MAX([$Axe.E$6] - [.$C7]/2; 0)*MAX(1 - [.$D7]/200;0)*[$Axe.$F$6]" office:value-type="float" office:value="208.39" calcext:value-type="float">
            <text:p>208.4</text:p>
          </table:table-cell>
          <table:table-cell table:style-name="ce55" table:formula="of:=MAX([$Axe.E$7] - [.$C7]/2; 0)*MAX(1 - [.$D7]/200;0)*[$Axe.$F$7]" office:value-type="float" office:value="248.248" calcext:value-type="float">
            <text:p>248.2</text:p>
          </table:table-cell>
          <table:table-cell table:style-name="ce56"/>
          <table:table-cell table:style-name="ce55" table:formula="of:=MAX([$Scythe.D$2]; 0)*MAX(1 - [.$D7]/100;0)*[$Scythe.$F$2]" office:value-type="float" office:value="75.44" calcext:value-type="float">
            <text:p>75.4</text:p>
          </table:table-cell>
          <table:table-cell table:style-name="ce55" table:formula="of:=MAX([$Scythe.D$3]; 0)*MAX(1 - [.$D7]/100;0)*[$Scythe.$F$3]" office:value-type="float" office:value="100.04" calcext:value-type="float">
            <text:p>100.0</text:p>
          </table:table-cell>
          <table:table-cell table:style-name="ce55" table:formula="of:=MAX([$Scythe.D$4]; 0)*MAX(1 - [.$D7]/100;0)*[$Scythe.$F$4]" office:value-type="float" office:value="127.92" calcext:value-type="float">
            <text:p>127.9</text:p>
          </table:table-cell>
          <table:table-cell table:style-name="ce55" table:formula="of:=MAX([$Scythe.D$5]; 0)*MAX(1 - [.$D7]/100;0)*[$Scythe.$F$5]" office:value-type="float" office:value="160.72" calcext:value-type="float">
            <text:p>160.7</text:p>
          </table:table-cell>
          <table:table-cell table:style-name="ce55" table:formula="of:=MAX([$Scythe.D$6]; 0)*MAX(1 - [.$D7]/100;0)*[$Scythe.$F$6]" office:value-type="float" office:value="196.8" calcext:value-type="float">
            <text:p>196.8</text:p>
          </table:table-cell>
          <table:table-cell table:style-name="ce55" table:formula="of:=MAX([$Scythe.D$7]; 0)*MAX(1 - [.$D7]/100;0)*[$Scythe.$F$7]" office:value-type="float" office:value="236.16" calcext:value-type="float">
            <text:p>236.2</text:p>
          </table:table-cell>
          <table:table-cell table:style-name="ce55" table:formula="of:=MAX([$Scythe.D$8]; 0)*MAX(1 - [.$D7]/100;0)*[$Scythe.$F$8]" office:value-type="float" office:value="62.32" calcext:value-type="float">
            <text:p>62.3</text:p>
          </table:table-cell>
          <table:table-cell table:style-name="ce55" table:formula="of:=MAX([$Scythe.D$9]; 0)*MAX(1 - [.$D7]/100;0)*[$Scythe.$F$9]" office:value-type="float" office:value="72.16" calcext:value-type="float">
            <text:p>72.2</text:p>
          </table:table-cell>
          <table:table-cell table:style-name="ce55" table:formula="of:=MAX([$Scythe.D$10]; 0)*MAX(1 - [.$D7]/100;0)*[$Scythe.$F$10]" office:value-type="float" office:value="82" calcext:value-type="float">
            <text:p>82.0</text:p>
          </table:table-cell>
          <table:table-cell table:style-name="ce56"/>
          <table:table-cell table:style-name="ce56" table:formula="of:=MAX([$Staff.E$2]; 0)*[$Staff.$F$2]" office:value-type="float" office:value="73.6" calcext:value-type="float">
            <text:p>73.6</text:p>
          </table:table-cell>
          <table:table-cell table:style-name="ce56" table:formula="of:=MAX([$Staff.E$3]; 0)*[$Staff.$F$3]" office:value-type="float" office:value="100" calcext:value-type="float">
            <text:p>100</text:p>
          </table:table-cell>
          <table:table-cell table:style-name="ce56" table:formula="of:=MAX([$Staff.E$4]; 0)*[$Staff.$F$4]" office:value-type="float" office:value="128" calcext:value-type="float">
            <text:p>128</text:p>
          </table:table-cell>
          <table:table-cell table:style-name="ce56" table:formula="of:=MAX([$Staff.E$5]; 0)*[$Staff.$F$5]" office:value-type="float" office:value="160.8" calcext:value-type="float">
            <text:p>160.8</text:p>
          </table:table-cell>
          <table:table-cell table:style-name="ce56" table:formula="of:=MAX([$Staff.E$6]; 0)*[$Staff.$F$6]" office:value-type="float" office:value="196" calcext:value-type="float">
            <text:p>196</text:p>
          </table:table-cell>
          <table:table-cell table:style-name="ce56" table:formula="of:=MAX([$Staff.E$7]; 0)*[$Staff.$F$7]" office:value-type="float" office:value="235.2" calcext:value-type="float">
            <text:p>235.2</text:p>
          </table:table-cell>
          <table:table-cell table:style-name="ce56"/>
          <table:table-cell table:style-name="ce55" table:formula="of:=MAX([$Bow.E$2] - [.$C7]; 0)*MAX(1 - [.$D7]/100;0)*[$Bow.$F$2]" office:value-type="float" office:value="78.4824528605844" calcext:value-type="float">
            <text:p>78.5</text:p>
          </table:table-cell>
          <table:table-cell table:style-name="ce55" table:formula="of:=MAX([$Bow.E$3] - [.$C7]; 0)*MAX(1 - [.$D7]/100;0)*[$Bow.$F$3]" office:value-type="float" office:value="106.792741280058" calcext:value-type="float">
            <text:p>106.8</text:p>
          </table:table-cell>
          <table:table-cell table:style-name="ce55" table:formula="of:=MAX([$Bow.E$4] - [.$C7]; 0)*MAX(1 - [.$D7]/100;0)*[$Bow.$F$4]" office:value-type="float" office:value="131.957442097368" calcext:value-type="float">
            <text:p>132.0</text:p>
          </table:table-cell>
          <table:table-cell table:style-name="ce55" table:formula="of:=MAX([$Bow.E$5] - [.$C7]; 0)*MAX(1 - [.$D7]/100;0)*[$Bow.$F$5]" office:value-type="float" office:value="166.558905721169" calcext:value-type="float">
            <text:p>166.6</text:p>
          </table:table-cell>
          <table:table-cell table:style-name="ce55" table:formula="of:=MAX([$Bow.E$6] - [.$C7]; 0)*MAX(1 - [.$D7]/100;0)*[$Bow.$F$6]" office:value-type="float" office:value="201.16036934497" calcext:value-type="float">
            <text:p>201.2</text:p>
          </table:table-cell>
          <table:table-cell table:style-name="ce55" table:formula="of:=MAX([$Bow.E$7] - [.$C7]; 0)*MAX(1 - [.$D7]/100;0)*[$Bow.$F$7]" office:value-type="float" office:value="242.053008173098" calcext:value-type="float">
            <text:p>242.1</text:p>
          </table:table-cell>
          <table:table-cell table:style-name="ce56"/>
          <table:table-cell table:style-name="ce55" table:formula="of:=MAX([$Crossbow.E$2] - [.$C7]/2; 0)*MAX(1 - [.$D7]/200;0)*[$Crossbow.$F$2]" office:value-type="float" office:value="89.726" calcext:value-type="float">
            <text:p>89.7</text:p>
          </table:table-cell>
          <table:table-cell table:style-name="ce55" table:formula="of:=MAX([$Crossbow.E$3] - [.$C7]/2; 0)*MAX(1 - [.$D7]/200;0)*[$Crossbow.$F$3]" office:value-type="float" office:value="116.7985" calcext:value-type="float">
            <text:p>116.8</text:p>
          </table:table-cell>
          <table:table-cell table:style-name="ce55" table:formula="of:=MAX([$Crossbow.E$4] - [.$C7]/2; 0)*MAX(1 - [.$D7]/200;0)*[$Crossbow.$F$4]" office:value-type="float" office:value="147.8932" calcext:value-type="float">
            <text:p>147.9</text:p>
          </table:table-cell>
          <table:table-cell table:style-name="ce55" table:formula="of:=MAX([$Crossbow.E$5] - [.$C7]/2; 0)*MAX(1 - [.$D7]/200;0)*[$Crossbow.$F$5]" office:value-type="float" office:value="182.546" calcext:value-type="float">
            <text:p>182.5</text:p>
          </table:table-cell>
          <table:table-cell table:style-name="ce55" table:formula="of:=MAX([$Crossbow.E$6] - [.$C7]/2; 0)*MAX(1 - [.$D7]/200;0)*[$Crossbow.$F$6]" office:value-type="float" office:value="221.70057" calcext:value-type="float">
            <text:p>221.7</text:p>
          </table:table-cell>
          <table:table-cell table:style-name="ce55" table:formula="of:=MAX([$Crossbow.E$7] - [.$C7]/2; 0)*MAX(1 - [.$D7]/200;0)*[$Crossbow.$F$7]" office:value-type="float" office:value="263.741842" calcext:value-type="float">
            <text:p>263.7</text:p>
          </table:table-cell>
          <table:table-cell table:number-columns-repeated="2"/>
          <table:table-cell table:style-name="ce57" table:formula="of:=MAX([$doge.E$3] - [.$C7]; 0)" office:value-type="float" office:value="12" calcext:value-type="float">
            <text:p>12</text:p>
          </table:table-cell>
          <table:table-cell table:style-name="ce57" table:formula="of:=MAX([$doge.$E$4] - [.$C7]; 0)" office:value-type="float" office:value="17" calcext:value-type="float">
            <text:p>17</text:p>
          </table:table-cell>
          <table:table-cell table:style-name="ce57" table:formula="of:=MAX([$doge.$E$5] - [.$C7]; 0)" office:value-type="float" office:value="22" calcext:value-type="float">
            <text:p>22</text:p>
          </table:table-cell>
          <table:table-cell table:style-name="ce57" table:formula="of:=MAX([$doge.$E$6] - [.$C7]; 0)" office:value-type="float" office:value="27" calcext:value-type="float">
            <text:p>27</text:p>
          </table:table-cell>
          <table:table-cell table:style-name="ce57" table:formula="of:=MAX([$doge.$E$7] - [.$C7]; 0)" office:value-type="float" office:value="32" calcext:value-type="float">
            <text:p>32</text:p>
          </table:table-cell>
          <table:table-cell table:style-name="ce57"/>
          <table:table-cell table:style-name="ce58" table:formula="of:=MAX([$hors.$E$3] - [.$C7]/2; 0)*MAX(1 - [.$D7]/200;0)" office:value-type="float" office:value="60.06" calcext:value-type="float">
            <text:p>60.1</text:p>
          </table:table-cell>
          <table:table-cell table:style-name="ce58" table:formula="of:=MAX([$hors.$E$4] - [.$C7]/2; 0)*MAX(1 - [.$D7]/200;0)" office:value-type="float" office:value="73.71" calcext:value-type="float">
            <text:p>73.7</text:p>
          </table:table-cell>
          <table:table-cell table:style-name="ce58" table:formula="of:=MAX([$hors.$E$5] - [.$C7]/2; 0)*MAX(1 - [.$D7]/200;0)" office:value-type="float" office:value="96.46" calcext:value-type="float">
            <text:p>96.5</text:p>
          </table:table-cell>
          <table:table-cell table:style-name="ce58" table:formula="of:=MAX([$hors.$E$6] - [.$C7]/2; 0)*MAX(1 - [.$D7]/200;0)" office:value-type="float" office:value="119.21" calcext:value-type="float">
            <text:p>119.2</text:p>
          </table:table-cell>
          <table:table-cell table:style-name="ce57"/>
          <table:table-cell table:style-name="ce58" table:formula="of:=MAX([$irgl.$E$3] - [.$C7]; 0)*MAX(1 - [.$D7]/100;0)" office:value-type="float" office:value="149.24" calcext:value-type="float">
            <text:p>149.2</text:p>
          </table:table-cell>
          <table:table-cell table:style-name="ce58" table:formula="of:=MAX([$irgl.$E$4] - [.$C7]; 0)*MAX(1 - [.$D7]/100;0)" office:value-type="float" office:value="169.74" calcext:value-type="float">
            <text:p>169.7</text:p>
          </table:table-cell>
          <table:table-cell table:style-name="ce58" table:formula="of:=MAX([$irgl.$E$5] - [.$C7]; 0)*MAX(1 - [.$D7]/100;0)" office:value-type="float" office:value="198.44" calcext:value-type="float">
            <text:p>198.4</text:p>
          </table:table-cell>
          <table:table-cell table:style-name="ce58" table:formula="of:=MAX([$irgl.$E$6] - [.$C7]; 0)*MAX(1 - [.$D7]/100;0)" office:value-type="float" office:value="231.24" calcext:value-type="float">
            <text:p>231.2</text:p>
          </table:table-cell>
          <table:table-cell table:style-name="ce57"/>
          <table:table-cell table:style-name="ce58" table:formula="of:=MAX([$sngl.$E$3]; 0)*MAX(1 - [.$D7]/100;0)" office:value-type="float" office:value="98.4" calcext:value-type="float">
            <text:p>98.4</text:p>
          </table:table-cell>
          <table:table-cell table:style-name="ce58" table:formula="of:=MAX([$sngl.$E$4]; 0)*MAX(1 - [.$D7]/100;0)" office:value-type="float" office:value="114.8" calcext:value-type="float">
            <text:p>114.8</text:p>
          </table:table-cell>
          <table:table-cell table:style-name="ce58" table:formula="of:=MAX([$sngl.$E$5]; 0)*MAX(1 - [.$D7]/100;0)" office:value-type="float" office:value="139.4" calcext:value-type="float">
            <text:p>139.4</text:p>
          </table:table-cell>
          <table:table-cell table:style-name="ce58" table:formula="of:=MAX([$sngl.$E$6]; 0)*MAX(1 - [.$D7]/100;0)" office:value-type="float" office:value="164" calcext:value-type="float">
            <text:p>164.0</text:p>
          </table:table-cell>
          <table:table-cell table:number-columns-repeated="1630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0" calcext:value-type="float">
            <text:p>44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0" calcext:value-type="float">
            <text:p>160</text:p>
          </table:table-cell>
          <table:table-cell table:style-name="ce5" table:formula="of:=([.$B8] + 3 * [.$C8]) / 10 / (1 - [.$D8] * 0.006) *POWER([.$E8]; 0.75) * [.$C$14] / 13" office:value-type="float" office:value="290.96653597293" calcext:value-type="float">
            <text:p>291.0</text:p>
          </table:table-cell>
          <table:table-cell table:style-name="ce5" office:value-type="float" office:value="11" calcext:value-type="float">
            <text:p>11.0</text:p>
          </table:table-cell>
          <table:table-cell table:style-name="ce7" table:formula="of:=COM.MICROSOFT.CEILING.MATH(LN(MAX([.$G8]*4;1))^2.5+1)" office:value-type="float" office:value="29" calcext:value-type="float">
            <text:p>29</text:p>
          </table:table-cell>
          <table:table-cell table:style-name="ce7" table:formula="of:=COM.MICROSOFT.CEILING.MATH(LN(MAX([.$G8]*3.5;1))^2.5+1)" office:value-type="float" office:value="27" calcext:value-type="float">
            <text:p>27</text:p>
          </table:table-cell>
          <table:table-cell table:style-name="ce7" table:formula="of:=COM.MICROSOFT.CEILING.MATH(LN(MAX([.$G8]*3;1))^2.5+1)" office:value-type="float" office:value="24" calcext:value-type="float">
            <text:p>24</text:p>
          </table:table-cell>
          <table:table-cell table:style-name="ce7" table:formula="of:=COM.MICROSOFT.CEILING.MATH(LN(MAX([.$G8]*2.5;1))^2.5+1)" office:value-type="float" office:value="21" calcext:value-type="float">
            <text:p>21</text:p>
          </table:table-cell>
          <table:table-cell/>
          <table:table-cell table:style-name="ce5"/>
          <table:table-cell table:style-name="ce55" table:formula="of:=MAX([$Sword.E$2] - [.$C8]; 0)*[$Sword.$F$2]" office:value-type="float" office:value="42" calcext:value-type="float">
            <text:p>42.0</text:p>
          </table:table-cell>
          <table:table-cell table:style-name="ce55" table:formula="of:=MAX([$Sword.E$3] - [.$C8]; 0)*[$Sword.$F$3]" office:value-type="float" office:value="64.875" calcext:value-type="float">
            <text:p>64.9</text:p>
          </table:table-cell>
          <table:table-cell table:style-name="ce55" table:formula="of:=MAX([$Sword.E$4] - [.$C8]; 0)*[$Sword.$F$4]" office:value-type="float" office:value="90.9375" calcext:value-type="float">
            <text:p>90.9</text:p>
          </table:table-cell>
          <table:table-cell table:style-name="ce55" table:formula="of:=MAX([$Sword.E$5] - [.$C8]; 0)*[$Sword.$F$5]" office:value-type="float" office:value="120.75" calcext:value-type="float">
            <text:p>120.8</text:p>
          </table:table-cell>
          <table:table-cell table:style-name="ce55" table:formula="of:=MAX([$Sword.E$6] - [.$C8]; 0)*[$Sword.$F$6]" office:value-type="float" office:value="156" calcext:value-type="float">
            <text:p>156.0</text:p>
          </table:table-cell>
          <table:table-cell table:style-name="ce55" table:formula="of:=MAX([$Sword.E$7] - [.$C8]; 0)*[$Sword.$F$7]" office:value-type="float" office:value="193.6875" calcext:value-type="float">
            <text:p>193.7</text:p>
          </table:table-cell>
          <table:table-cell table:style-name="ce55" table:formula="of:=MAX([$Sword.E$8] - [.$C8]; 0)*[$Sword.$F$8]" office:value-type="float" office:value="234.375" calcext:value-type="float">
            <text:p>234.4</text:p>
          </table:table-cell>
          <table:table-cell table:style-name="ce55" table:formula="of:=MAX([$Sword.E$9] - [.$C8]; 0)*[$Sword.$F$9]" office:value-type="float" office:value="55.5" calcext:value-type="float">
            <text:p>55.5</text:p>
          </table:table-cell>
          <table:table-cell table:style-name="ce56"/>
          <table:table-cell table:style-name="ce55" table:formula="of:=MAX([$Axe.E$2] - [.$C8]/2; 0)*MAX(1 - [.$D8]/200;0)*[$Axe.$F$2]" office:value-type="float" office:value="83.72" calcext:value-type="float">
            <text:p>83.7</text:p>
          </table:table-cell>
          <table:table-cell table:style-name="ce55" table:formula="of:=MAX([$Axe.E$3] - [.$C8]/2; 0)*MAX(1 - [.$D8]/200;0)*[$Axe.$F$3]" office:value-type="float" office:value="109.2" calcext:value-type="float">
            <text:p>109.2</text:p>
          </table:table-cell>
          <table:table-cell table:style-name="ce55" table:formula="of:=MAX([$Axe.E$4] - [.$C8]/2; 0)*MAX(1 - [.$D8]/200;0)*[$Axe.$F$4]" office:value-type="float" office:value="138.138" calcext:value-type="float">
            <text:p>138.1</text:p>
          </table:table-cell>
          <table:table-cell table:style-name="ce55" table:formula="of:=MAX([$Axe.E$5] - [.$C8]/2; 0)*MAX(1 - [.$D8]/200;0)*[$Axe.$F$5]" office:value-type="float" office:value="171.626" calcext:value-type="float">
            <text:p>171.6</text:p>
          </table:table-cell>
          <table:table-cell table:style-name="ce55" table:formula="of:=MAX([$Axe.E$6] - [.$C8]/2; 0)*MAX(1 - [.$D8]/200;0)*[$Axe.$F$6]" office:value-type="float" office:value="207.662" calcext:value-type="float">
            <text:p>207.7</text:p>
          </table:table-cell>
          <table:table-cell table:style-name="ce55" table:formula="of:=MAX([$Axe.E$7] - [.$C8]/2; 0)*MAX(1 - [.$D8]/200;0)*[$Axe.$F$7]" office:value-type="float" office:value="247.52" calcext:value-type="float">
            <text:p>247.5</text:p>
          </table:table-cell>
          <table:table-cell table:style-name="ce56"/>
          <table:table-cell table:style-name="ce55" table:formula="of:=MAX([$Scythe.D$2]; 0)*MAX(1 - [.$D8]/100;0)*[$Scythe.$F$2]" office:value-type="float" office:value="75.44" calcext:value-type="float">
            <text:p>75.4</text:p>
          </table:table-cell>
          <table:table-cell table:style-name="ce55" table:formula="of:=MAX([$Scythe.D$3]; 0)*MAX(1 - [.$D8]/100;0)*[$Scythe.$F$3]" office:value-type="float" office:value="100.04" calcext:value-type="float">
            <text:p>100.0</text:p>
          </table:table-cell>
          <table:table-cell table:style-name="ce55" table:formula="of:=MAX([$Scythe.D$4]; 0)*MAX(1 - [.$D8]/100;0)*[$Scythe.$F$4]" office:value-type="float" office:value="127.92" calcext:value-type="float">
            <text:p>127.9</text:p>
          </table:table-cell>
          <table:table-cell table:style-name="ce55" table:formula="of:=MAX([$Scythe.D$5]; 0)*MAX(1 - [.$D8]/100;0)*[$Scythe.$F$5]" office:value-type="float" office:value="160.72" calcext:value-type="float">
            <text:p>160.7</text:p>
          </table:table-cell>
          <table:table-cell table:style-name="ce55" table:formula="of:=MAX([$Scythe.D$6]; 0)*MAX(1 - [.$D8]/100;0)*[$Scythe.$F$6]" office:value-type="float" office:value="196.8" calcext:value-type="float">
            <text:p>196.8</text:p>
          </table:table-cell>
          <table:table-cell table:style-name="ce55" table:formula="of:=MAX([$Scythe.D$7]; 0)*MAX(1 - [.$D8]/100;0)*[$Scythe.$F$7]" office:value-type="float" office:value="236.16" calcext:value-type="float">
            <text:p>236.2</text:p>
          </table:table-cell>
          <table:table-cell table:style-name="ce55" table:formula="of:=MAX([$Scythe.D$8]; 0)*MAX(1 - [.$D8]/100;0)*[$Scythe.$F$8]" office:value-type="float" office:value="62.32" calcext:value-type="float">
            <text:p>62.3</text:p>
          </table:table-cell>
          <table:table-cell table:style-name="ce55" table:formula="of:=MAX([$Scythe.D$9]; 0)*MAX(1 - [.$D8]/100;0)*[$Scythe.$F$9]" office:value-type="float" office:value="72.16" calcext:value-type="float">
            <text:p>72.2</text:p>
          </table:table-cell>
          <table:table-cell table:style-name="ce55" table:formula="of:=MAX([$Scythe.D$10]; 0)*MAX(1 - [.$D8]/100;0)*[$Scythe.$F$10]" office:value-type="float" office:value="82" calcext:value-type="float">
            <text:p>82.0</text:p>
          </table:table-cell>
          <table:table-cell table:style-name="ce56"/>
          <table:table-cell table:style-name="ce56" table:formula="of:=MAX([$Staff.E$2]; 0)*[$Staff.$F$2]" office:value-type="float" office:value="73.6" calcext:value-type="float">
            <text:p>73.6</text:p>
          </table:table-cell>
          <table:table-cell table:style-name="ce56" table:formula="of:=MAX([$Staff.E$3]; 0)*[$Staff.$F$3]" office:value-type="float" office:value="100" calcext:value-type="float">
            <text:p>100</text:p>
          </table:table-cell>
          <table:table-cell table:style-name="ce56" table:formula="of:=MAX([$Staff.E$4]; 0)*[$Staff.$F$4]" office:value-type="float" office:value="128" calcext:value-type="float">
            <text:p>128</text:p>
          </table:table-cell>
          <table:table-cell table:style-name="ce56" table:formula="of:=MAX([$Staff.E$5]; 0)*[$Staff.$F$5]" office:value-type="float" office:value="160.8" calcext:value-type="float">
            <text:p>160.8</text:p>
          </table:table-cell>
          <table:table-cell table:style-name="ce56" table:formula="of:=MAX([$Staff.E$6]; 0)*[$Staff.$F$6]" office:value-type="float" office:value="196" calcext:value-type="float">
            <text:p>196</text:p>
          </table:table-cell>
          <table:table-cell table:style-name="ce56" table:formula="of:=MAX([$Staff.E$7]; 0)*[$Staff.$F$7]" office:value-type="float" office:value="235.2" calcext:value-type="float">
            <text:p>235.2</text:p>
          </table:table-cell>
          <table:table-cell table:style-name="ce56"/>
          <table:table-cell table:style-name="ce55" table:formula="of:=MAX([$Bow.E$2] - [.$C8]; 0)*MAX(1 - [.$D8]/100;0)*[$Bow.$F$2]" office:value-type="float" office:value="77.4164528605844" calcext:value-type="float">
            <text:p>77.4</text:p>
          </table:table-cell>
          <table:table-cell table:style-name="ce55" table:formula="of:=MAX([$Bow.E$3] - [.$C8]; 0)*MAX(1 - [.$D8]/100;0)*[$Bow.$F$3]" office:value-type="float" office:value="105.726741280058" calcext:value-type="float">
            <text:p>105.7</text:p>
          </table:table-cell>
          <table:table-cell table:style-name="ce55" table:formula="of:=MAX([$Bow.E$4] - [.$C8]; 0)*MAX(1 - [.$D8]/100;0)*[$Bow.$F$4]" office:value-type="float" office:value="130.891442097368" calcext:value-type="float">
            <text:p>130.9</text:p>
          </table:table-cell>
          <table:table-cell table:style-name="ce55" table:formula="of:=MAX([$Bow.E$5] - [.$C8]; 0)*MAX(1 - [.$D8]/100;0)*[$Bow.$F$5]" office:value-type="float" office:value="165.492905721169" calcext:value-type="float">
            <text:p>165.5</text:p>
          </table:table-cell>
          <table:table-cell table:style-name="ce55" table:formula="of:=MAX([$Bow.E$6] - [.$C8]; 0)*MAX(1 - [.$D8]/100;0)*[$Bow.$F$6]" office:value-type="float" office:value="200.09436934497" calcext:value-type="float">
            <text:p>200.1</text:p>
          </table:table-cell>
          <table:table-cell table:style-name="ce55" table:formula="of:=MAX([$Bow.E$7] - [.$C8]; 0)*MAX(1 - [.$D8]/100;0)*[$Bow.$F$7]" office:value-type="float" office:value="240.987008173098" calcext:value-type="float">
            <text:p>241.0</text:p>
          </table:table-cell>
          <table:table-cell table:style-name="ce56"/>
          <table:table-cell table:style-name="ce55" table:formula="of:=MAX([$Crossbow.E$2] - [.$C8]/2; 0)*MAX(1 - [.$D8]/200;0)*[$Crossbow.$F$2]" office:value-type="float" office:value="88.9525" calcext:value-type="float">
            <text:p>89.0</text:p>
          </table:table-cell>
          <table:table-cell table:style-name="ce55" table:formula="of:=MAX([$Crossbow.E$3] - [.$C8]/2; 0)*MAX(1 - [.$D8]/200;0)*[$Crossbow.$F$3]" office:value-type="float" office:value="116.025" calcext:value-type="float">
            <text:p>116.0</text:p>
          </table:table-cell>
          <table:table-cell table:style-name="ce55" table:formula="of:=MAX([$Crossbow.E$4] - [.$C8]/2; 0)*MAX(1 - [.$D8]/200;0)*[$Crossbow.$F$4]" office:value-type="float" office:value="147.1197" calcext:value-type="float">
            <text:p>147.1</text:p>
          </table:table-cell>
          <table:table-cell table:style-name="ce55" table:formula="of:=MAX([$Crossbow.E$5] - [.$C8]/2; 0)*MAX(1 - [.$D8]/200;0)*[$Crossbow.$F$5]" office:value-type="float" office:value="181.7725" calcext:value-type="float">
            <text:p>181.8</text:p>
          </table:table-cell>
          <table:table-cell table:style-name="ce55" table:formula="of:=MAX([$Crossbow.E$6] - [.$C8]/2; 0)*MAX(1 - [.$D8]/200;0)*[$Crossbow.$F$6]" office:value-type="float" office:value="220.92707" calcext:value-type="float">
            <text:p>220.9</text:p>
          </table:table-cell>
          <table:table-cell table:style-name="ce55" table:formula="of:=MAX([$Crossbow.E$7] - [.$C8]/2; 0)*MAX(1 - [.$D8]/200;0)*[$Crossbow.$F$7]" office:value-type="float" office:value="262.968342" calcext:value-type="float">
            <text:p>263.0</text:p>
          </table:table-cell>
          <table:table-cell table:number-columns-repeated="2"/>
          <table:table-cell table:style-name="ce57" table:formula="of:=MAX([$doge.E$3] - [.$C8]; 0)" office:value-type="float" office:value="10" calcext:value-type="float">
            <text:p>10</text:p>
          </table:table-cell>
          <table:table-cell table:style-name="ce57" table:formula="of:=MAX([$doge.$E$4] - [.$C8]; 0)" office:value-type="float" office:value="15" calcext:value-type="float">
            <text:p>15</text:p>
          </table:table-cell>
          <table:table-cell table:style-name="ce57" table:formula="of:=MAX([$doge.$E$5] - [.$C8]; 0)" office:value-type="float" office:value="20" calcext:value-type="float">
            <text:p>20</text:p>
          </table:table-cell>
          <table:table-cell table:style-name="ce57" table:formula="of:=MAX([$doge.$E$6] - [.$C8]; 0)" office:value-type="float" office:value="25" calcext:value-type="float">
            <text:p>25</text:p>
          </table:table-cell>
          <table:table-cell table:style-name="ce57" table:formula="of:=MAX([$doge.$E$7] - [.$C8]; 0)" office:value-type="float" office:value="30" calcext:value-type="float">
            <text:p>30</text:p>
          </table:table-cell>
          <table:table-cell table:style-name="ce57"/>
          <table:table-cell table:style-name="ce58" table:formula="of:=MAX([$hors.$E$3] - [.$C8]/2; 0)*MAX(1 - [.$D8]/200;0)" office:value-type="float" office:value="59.15" calcext:value-type="float">
            <text:p>59.2</text:p>
          </table:table-cell>
          <table:table-cell table:style-name="ce58" table:formula="of:=MAX([$hors.$E$4] - [.$C8]/2; 0)*MAX(1 - [.$D8]/200;0)" office:value-type="float" office:value="72.8" calcext:value-type="float">
            <text:p>72.8</text:p>
          </table:table-cell>
          <table:table-cell table:style-name="ce58" table:formula="of:=MAX([$hors.$E$5] - [.$C8]/2; 0)*MAX(1 - [.$D8]/200;0)" office:value-type="float" office:value="95.55" calcext:value-type="float">
            <text:p>95.6</text:p>
          </table:table-cell>
          <table:table-cell table:style-name="ce58" table:formula="of:=MAX([$hors.$E$6] - [.$C8]/2; 0)*MAX(1 - [.$D8]/200;0)" office:value-type="float" office:value="118.3" calcext:value-type="float">
            <text:p>118.3</text:p>
          </table:table-cell>
          <table:table-cell table:style-name="ce57"/>
          <table:table-cell table:style-name="ce58" table:formula="of:=MAX([$irgl.$E$3] - [.$C8]; 0)*MAX(1 - [.$D8]/100;0)" office:value-type="float" office:value="147.6" calcext:value-type="float">
            <text:p>147.6</text:p>
          </table:table-cell>
          <table:table-cell table:style-name="ce58" table:formula="of:=MAX([$irgl.$E$4] - [.$C8]; 0)*MAX(1 - [.$D8]/100;0)" office:value-type="float" office:value="168.1" calcext:value-type="float">
            <text:p>168.1</text:p>
          </table:table-cell>
          <table:table-cell table:style-name="ce58" table:formula="of:=MAX([$irgl.$E$5] - [.$C8]; 0)*MAX(1 - [.$D8]/100;0)" office:value-type="float" office:value="196.8" calcext:value-type="float">
            <text:p>196.8</text:p>
          </table:table-cell>
          <table:table-cell table:style-name="ce58" table:formula="of:=MAX([$irgl.$E$6] - [.$C8]; 0)*MAX(1 - [.$D8]/100;0)" office:value-type="float" office:value="229.6" calcext:value-type="float">
            <text:p>229.6</text:p>
          </table:table-cell>
          <table:table-cell table:style-name="ce57"/>
          <table:table-cell table:style-name="ce58" table:formula="of:=MAX([$sngl.$E$3]; 0)*MAX(1 - [.$D8]/100;0)" office:value-type="float" office:value="98.4" calcext:value-type="float">
            <text:p>98.4</text:p>
          </table:table-cell>
          <table:table-cell table:style-name="ce58" table:formula="of:=MAX([$sngl.$E$4]; 0)*MAX(1 - [.$D8]/100;0)" office:value-type="float" office:value="114.8" calcext:value-type="float">
            <text:p>114.8</text:p>
          </table:table-cell>
          <table:table-cell table:style-name="ce58" table:formula="of:=MAX([$sngl.$E$5]; 0)*MAX(1 - [.$D8]/100;0)" office:value-type="float" office:value="139.4" calcext:value-type="float">
            <text:p>139.4</text:p>
          </table:table-cell>
          <table:table-cell table:style-name="ce58" table:formula="of:=MAX([$sngl.$E$6]; 0)*MAX(1 - [.$D8]/100;0)" office:value-type="float" office:value="164" calcext:value-type="float">
            <text:p>164.0</text:p>
          </table:table-cell>
          <table:table-cell table:number-columns-repeated="1630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5" calcext:value-type="float">
            <text:p>175</text:p>
          </table:table-cell>
          <table:table-cell table:style-name="ce5" table:formula="of:=([.$B9] + 3 * [.$C9]) / 10 / (1 - [.$D9] * 0.006) *POWER([.$E9]; 0.75) * [.$C$14] / 13" office:value-type="float" office:value="340.672855637343" calcext:value-type="float">
            <text:p>340.7</text:p>
          </table:table-cell>
          <table:table-cell table:style-name="ce5" office:value-type="float" office:value="14" calcext:value-type="float">
            <text:p>14.0</text:p>
          </table:table-cell>
          <table:table-cell table:style-name="ce7" table:formula="of:=COM.MICROSOFT.CEILING.MATH(LN(MAX([.$G9]*4;1))^2.5+1)" office:value-type="float" office:value="34" calcext:value-type="float">
            <text:p>34</text:p>
          </table:table-cell>
          <table:table-cell table:style-name="ce7" table:formula="of:=COM.MICROSOFT.CEILING.MATH(LN(MAX([.$G9]*3.5;1))^2.5+1)" office:value-type="float" office:value="31" calcext:value-type="float">
            <text:p>31</text:p>
          </table:table-cell>
          <table:table-cell table:style-name="ce7" table:formula="of:=COM.MICROSOFT.CEILING.MATH(LN(MAX([.$G9]*3;1))^2.5+1)" office:value-type="float" office:value="29" calcext:value-type="float">
            <text:p>29</text:p>
          </table:table-cell>
          <table:table-cell table:style-name="ce7" table:formula="of:=COM.MICROSOFT.CEILING.MATH(LN(MAX([.$G9]*2.5;1))^2.5+1)" office:value-type="float" office:value="25" calcext:value-type="float">
            <text:p>25</text:p>
          </table:table-cell>
          <table:table-cell/>
          <table:table-cell table:style-name="ce5"/>
          <table:table-cell table:style-name="ce55" table:formula="of:=MAX([$Sword.E$2] - [.$C9]; 0)*[$Sword.$F$2]" office:value-type="float" office:value="42" calcext:value-type="float">
            <text:p>42.0</text:p>
          </table:table-cell>
          <table:table-cell table:style-name="ce55" table:formula="of:=MAX([$Sword.E$3] - [.$C9]; 0)*[$Sword.$F$3]" office:value-type="float" office:value="64.875" calcext:value-type="float">
            <text:p>64.9</text:p>
          </table:table-cell>
          <table:table-cell table:style-name="ce55" table:formula="of:=MAX([$Sword.E$4] - [.$C9]; 0)*[$Sword.$F$4]" office:value-type="float" office:value="90.9375" calcext:value-type="float">
            <text:p>90.9</text:p>
          </table:table-cell>
          <table:table-cell table:style-name="ce55" table:formula="of:=MAX([$Sword.E$5] - [.$C9]; 0)*[$Sword.$F$5]" office:value-type="float" office:value="120.75" calcext:value-type="float">
            <text:p>120.8</text:p>
          </table:table-cell>
          <table:table-cell table:style-name="ce55" table:formula="of:=MAX([$Sword.E$6] - [.$C9]; 0)*[$Sword.$F$6]" office:value-type="float" office:value="156" calcext:value-type="float">
            <text:p>156.0</text:p>
          </table:table-cell>
          <table:table-cell table:style-name="ce55" table:formula="of:=MAX([$Sword.E$7] - [.$C9]; 0)*[$Sword.$F$7]" office:value-type="float" office:value="193.6875" calcext:value-type="float">
            <text:p>193.7</text:p>
          </table:table-cell>
          <table:table-cell table:style-name="ce55" table:formula="of:=MAX([$Sword.E$8] - [.$C9]; 0)*[$Sword.$F$8]" office:value-type="float" office:value="234.375" calcext:value-type="float">
            <text:p>234.4</text:p>
          </table:table-cell>
          <table:table-cell table:style-name="ce55" table:formula="of:=MAX([$Sword.E$9] - [.$C9]; 0)*[$Sword.$F$9]" office:value-type="float" office:value="55.5" calcext:value-type="float">
            <text:p>55.5</text:p>
          </table:table-cell>
          <table:table-cell table:style-name="ce56"/>
          <table:table-cell table:style-name="ce55" table:formula="of:=MAX([$Axe.E$2] - [.$C9]/2; 0)*MAX(1 - [.$D9]/200;0)*[$Axe.$F$2]" office:value-type="float" office:value="82.8" calcext:value-type="float">
            <text:p>82.8</text:p>
          </table:table-cell>
          <table:table-cell table:style-name="ce55" table:formula="of:=MAX([$Axe.E$3] - [.$C9]/2; 0)*MAX(1 - [.$D9]/200;0)*[$Axe.$F$3]" office:value-type="float" office:value="108" calcext:value-type="float">
            <text:p>108.0</text:p>
          </table:table-cell>
          <table:table-cell table:style-name="ce55" table:formula="of:=MAX([$Axe.E$4] - [.$C9]/2; 0)*MAX(1 - [.$D9]/200;0)*[$Axe.$F$4]" office:value-type="float" office:value="136.62" calcext:value-type="float">
            <text:p>136.6</text:p>
          </table:table-cell>
          <table:table-cell table:style-name="ce55" table:formula="of:=MAX([$Axe.E$5] - [.$C9]/2; 0)*MAX(1 - [.$D9]/200;0)*[$Axe.$F$5]" office:value-type="float" office:value="169.74" calcext:value-type="float">
            <text:p>169.7</text:p>
          </table:table-cell>
          <table:table-cell table:style-name="ce55" table:formula="of:=MAX([$Axe.E$6] - [.$C9]/2; 0)*MAX(1 - [.$D9]/200;0)*[$Axe.$F$6]" office:value-type="float" office:value="205.38" calcext:value-type="float">
            <text:p>205.4</text:p>
          </table:table-cell>
          <table:table-cell table:style-name="ce55" table:formula="of:=MAX([$Axe.E$7] - [.$C9]/2; 0)*MAX(1 - [.$D9]/200;0)*[$Axe.$F$7]" office:value-type="float" office:value="244.8" calcext:value-type="float">
            <text:p>244.8</text:p>
          </table:table-cell>
          <table:table-cell table:style-name="ce56"/>
          <table:table-cell table:style-name="ce55" table:formula="of:=MAX([$Scythe.D$2]; 0)*MAX(1 - [.$D9]/100;0)*[$Scythe.$F$2]" office:value-type="float" office:value="73.6" calcext:value-type="float">
            <text:p>73.6</text:p>
          </table:table-cell>
          <table:table-cell table:style-name="ce55" table:formula="of:=MAX([$Scythe.D$3]; 0)*MAX(1 - [.$D9]/100;0)*[$Scythe.$F$3]" office:value-type="float" office:value="97.6" calcext:value-type="float">
            <text:p>97.6</text:p>
          </table:table-cell>
          <table:table-cell table:style-name="ce55" table:formula="of:=MAX([$Scythe.D$4]; 0)*MAX(1 - [.$D9]/100;0)*[$Scythe.$F$4]" office:value-type="float" office:value="124.8" calcext:value-type="float">
            <text:p>124.8</text:p>
          </table:table-cell>
          <table:table-cell table:style-name="ce55" table:formula="of:=MAX([$Scythe.D$5]; 0)*MAX(1 - [.$D9]/100;0)*[$Scythe.$F$5]" office:value-type="float" office:value="156.8" calcext:value-type="float">
            <text:p>156.8</text:p>
          </table:table-cell>
          <table:table-cell table:style-name="ce55" table:formula="of:=MAX([$Scythe.D$6]; 0)*MAX(1 - [.$D9]/100;0)*[$Scythe.$F$6]" office:value-type="float" office:value="192" calcext:value-type="float">
            <text:p>192.0</text:p>
          </table:table-cell>
          <table:table-cell table:style-name="ce55" table:formula="of:=MAX([$Scythe.D$7]; 0)*MAX(1 - [.$D9]/100;0)*[$Scythe.$F$7]" office:value-type="float" office:value="230.4" calcext:value-type="float">
            <text:p>230.4</text:p>
          </table:table-cell>
          <table:table-cell table:style-name="ce55" table:formula="of:=MAX([$Scythe.D$8]; 0)*MAX(1 - [.$D9]/100;0)*[$Scythe.$F$8]" office:value-type="float" office:value="60.8" calcext:value-type="float">
            <text:p>60.8</text:p>
          </table:table-cell>
          <table:table-cell table:style-name="ce55" table:formula="of:=MAX([$Scythe.D$9]; 0)*MAX(1 - [.$D9]/100;0)*[$Scythe.$F$9]" office:value-type="float" office:value="70.4" calcext:value-type="float">
            <text:p>70.4</text:p>
          </table:table-cell>
          <table:table-cell table:style-name="ce55" table:formula="of:=MAX([$Scythe.D$10]; 0)*MAX(1 - [.$D9]/100;0)*[$Scythe.$F$10]" office:value-type="float" office:value="80" calcext:value-type="float">
            <text:p>80.0</text:p>
          </table:table-cell>
          <table:table-cell table:style-name="ce56"/>
          <table:table-cell table:style-name="ce56" table:formula="of:=MAX([$Staff.E$2]; 0)*[$Staff.$F$2]" office:value-type="float" office:value="73.6" calcext:value-type="float">
            <text:p>73.6</text:p>
          </table:table-cell>
          <table:table-cell table:style-name="ce56" table:formula="of:=MAX([$Staff.E$3]; 0)*[$Staff.$F$3]" office:value-type="float" office:value="100" calcext:value-type="float">
            <text:p>100</text:p>
          </table:table-cell>
          <table:table-cell table:style-name="ce56" table:formula="of:=MAX([$Staff.E$4]; 0)*[$Staff.$F$4]" office:value-type="float" office:value="128" calcext:value-type="float">
            <text:p>128</text:p>
          </table:table-cell>
          <table:table-cell table:style-name="ce56" table:formula="of:=MAX([$Staff.E$5]; 0)*[$Staff.$F$5]" office:value-type="float" office:value="160.8" calcext:value-type="float">
            <text:p>160.8</text:p>
          </table:table-cell>
          <table:table-cell table:style-name="ce56" table:formula="of:=MAX([$Staff.E$6]; 0)*[$Staff.$F$6]" office:value-type="float" office:value="196" calcext:value-type="float">
            <text:p>196</text:p>
          </table:table-cell>
          <table:table-cell table:style-name="ce56" table:formula="of:=MAX([$Staff.E$7]; 0)*[$Staff.$F$7]" office:value-type="float" office:value="235.2" calcext:value-type="float">
            <text:p>235.2</text:p>
          </table:table-cell>
          <table:table-cell table:style-name="ce56"/>
          <table:table-cell table:style-name="ce55" table:formula="of:=MAX([$Bow.E$2] - [.$C9]; 0)*MAX(1 - [.$D9]/100;0)*[$Bow.$F$2]" office:value-type="float" office:value="75.5282466932531" calcext:value-type="float">
            <text:p>75.5</text:p>
          </table:table-cell>
          <table:table-cell table:style-name="ce55" table:formula="of:=MAX([$Bow.E$3] - [.$C9]; 0)*MAX(1 - [.$D9]/100;0)*[$Bow.$F$3]" office:value-type="float" office:value="103.148040273227" calcext:value-type="float">
            <text:p>103.1</text:p>
          </table:table-cell>
          <table:table-cell table:style-name="ce55" table:formula="of:=MAX([$Bow.E$4] - [.$C9]; 0)*MAX(1 - [.$D9]/100;0)*[$Bow.$F$4]" office:value-type="float" office:value="127.698967899871" calcext:value-type="float">
            <text:p>127.7</text:p>
          </table:table-cell>
          <table:table-cell table:style-name="ce55" table:formula="of:=MAX([$Bow.E$5] - [.$C9]; 0)*MAX(1 - [.$D9]/100;0)*[$Bow.$F$5]" office:value-type="float" office:value="161.456493386506" calcext:value-type="float">
            <text:p>161.5</text:p>
          </table:table-cell>
          <table:table-cell table:style-name="ce55" table:formula="of:=MAX([$Bow.E$6] - [.$C9]; 0)*MAX(1 - [.$D9]/100;0)*[$Bow.$F$6]" office:value-type="float" office:value="195.214018873141" calcext:value-type="float">
            <text:p>195.2</text:p>
          </table:table-cell>
          <table:table-cell table:style-name="ce55" table:formula="of:=MAX([$Bow.E$7] - [.$C9]; 0)*MAX(1 - [.$D9]/100;0)*[$Bow.$F$7]" office:value-type="float" office:value="235.109276266437" calcext:value-type="float">
            <text:p>235.1</text:p>
          </table:table-cell>
          <table:table-cell table:style-name="ce56"/>
          <table:table-cell table:style-name="ce55" table:formula="of:=MAX([$Crossbow.E$2] - [.$C9]/2; 0)*MAX(1 - [.$D9]/200;0)*[$Crossbow.$F$2]" office:value-type="float" office:value="87.975" calcext:value-type="float">
            <text:p>88.0</text:p>
          </table:table-cell>
          <table:table-cell table:style-name="ce55" table:formula="of:=MAX([$Crossbow.E$3] - [.$C9]/2; 0)*MAX(1 - [.$D9]/200;0)*[$Crossbow.$F$3]" office:value-type="float" office:value="114.75" calcext:value-type="float">
            <text:p>114.8</text:p>
          </table:table-cell>
          <table:table-cell table:style-name="ce55" table:formula="of:=MAX([$Crossbow.E$4] - [.$C9]/2; 0)*MAX(1 - [.$D9]/200;0)*[$Crossbow.$F$4]" office:value-type="float" office:value="145.503" calcext:value-type="float">
            <text:p>145.5</text:p>
          </table:table-cell>
          <table:table-cell table:style-name="ce55" table:formula="of:=MAX([$Crossbow.E$5] - [.$C9]/2; 0)*MAX(1 - [.$D9]/200;0)*[$Crossbow.$F$5]" office:value-type="float" office:value="179.775" calcext:value-type="float">
            <text:p>179.8</text:p>
          </table:table-cell>
          <table:table-cell table:style-name="ce55" table:formula="of:=MAX([$Crossbow.E$6] - [.$C9]/2; 0)*MAX(1 - [.$D9]/200;0)*[$Crossbow.$F$6]" office:value-type="float" office:value="218.4993" calcext:value-type="float">
            <text:p>218.5</text:p>
          </table:table-cell>
          <table:table-cell table:style-name="ce55" table:formula="of:=MAX([$Crossbow.E$7] - [.$C9]/2; 0)*MAX(1 - [.$D9]/200;0)*[$Crossbow.$F$7]" office:value-type="float" office:value="260.07858" calcext:value-type="float">
            <text:p>260.1</text:p>
          </table:table-cell>
          <table:table-cell table:number-columns-repeated="2"/>
          <table:table-cell table:style-name="ce57" table:formula="of:=MAX([$doge.E$3] - [.$C9]; 0)" office:value-type="float" office:value="10" calcext:value-type="float">
            <text:p>10</text:p>
          </table:table-cell>
          <table:table-cell table:style-name="ce57" table:formula="of:=MAX([$doge.$E$4] - [.$C9]; 0)" office:value-type="float" office:value="15" calcext:value-type="float">
            <text:p>15</text:p>
          </table:table-cell>
          <table:table-cell table:style-name="ce57" table:formula="of:=MAX([$doge.$E$5] - [.$C9]; 0)" office:value-type="float" office:value="20" calcext:value-type="float">
            <text:p>20</text:p>
          </table:table-cell>
          <table:table-cell table:style-name="ce57" table:formula="of:=MAX([$doge.$E$6] - [.$C9]; 0)" office:value-type="float" office:value="25" calcext:value-type="float">
            <text:p>25</text:p>
          </table:table-cell>
          <table:table-cell table:style-name="ce57" table:formula="of:=MAX([$doge.$E$7] - [.$C9]; 0)" office:value-type="float" office:value="30" calcext:value-type="float">
            <text:p>30</text:p>
          </table:table-cell>
          <table:table-cell table:style-name="ce57"/>
          <table:table-cell table:style-name="ce58" table:formula="of:=MAX([$hors.$E$3] - [.$C9]/2; 0)*MAX(1 - [.$D9]/200;0)" office:value-type="float" office:value="58.5" calcext:value-type="float">
            <text:p>58.5</text:p>
          </table:table-cell>
          <table:table-cell table:style-name="ce58" table:formula="of:=MAX([$hors.$E$4] - [.$C9]/2; 0)*MAX(1 - [.$D9]/200;0)" office:value-type="float" office:value="72" calcext:value-type="float">
            <text:p>72.0</text:p>
          </table:table-cell>
          <table:table-cell table:style-name="ce58" table:formula="of:=MAX([$hors.$E$5] - [.$C9]/2; 0)*MAX(1 - [.$D9]/200;0)" office:value-type="float" office:value="94.5" calcext:value-type="float">
            <text:p>94.5</text:p>
          </table:table-cell>
          <table:table-cell table:style-name="ce58" table:formula="of:=MAX([$hors.$E$6] - [.$C9]/2; 0)*MAX(1 - [.$D9]/200;0)" office:value-type="float" office:value="117" calcext:value-type="float">
            <text:p>117.0</text:p>
          </table:table-cell>
          <table:table-cell table:style-name="ce57"/>
          <table:table-cell table:style-name="ce58" table:formula="of:=MAX([$irgl.$E$3] - [.$C9]; 0)*MAX(1 - [.$D9]/100;0)" office:value-type="float" office:value="144" calcext:value-type="float">
            <text:p>144.0</text:p>
          </table:table-cell>
          <table:table-cell table:style-name="ce58" table:formula="of:=MAX([$irgl.$E$4] - [.$C9]; 0)*MAX(1 - [.$D9]/100;0)" office:value-type="float" office:value="164" calcext:value-type="float">
            <text:p>164.0</text:p>
          </table:table-cell>
          <table:table-cell table:style-name="ce58" table:formula="of:=MAX([$irgl.$E$5] - [.$C9]; 0)*MAX(1 - [.$D9]/100;0)" office:value-type="float" office:value="192" calcext:value-type="float">
            <text:p>192.0</text:p>
          </table:table-cell>
          <table:table-cell table:style-name="ce58" table:formula="of:=MAX([$irgl.$E$6] - [.$C9]; 0)*MAX(1 - [.$D9]/100;0)" office:value-type="float" office:value="224" calcext:value-type="float">
            <text:p>224.0</text:p>
          </table:table-cell>
          <table:table-cell table:style-name="ce57"/>
          <table:table-cell table:style-name="ce58" table:formula="of:=MAX([$sngl.$E$3]; 0)*MAX(1 - [.$D9]/100;0)" office:value-type="float" office:value="96" calcext:value-type="float">
            <text:p>96.0</text:p>
          </table:table-cell>
          <table:table-cell table:style-name="ce58" table:formula="of:=MAX([$sngl.$E$4]; 0)*MAX(1 - [.$D9]/100;0)" office:value-type="float" office:value="112" calcext:value-type="float">
            <text:p>112.0</text:p>
          </table:table-cell>
          <table:table-cell table:style-name="ce58" table:formula="of:=MAX([$sngl.$E$5]; 0)*MAX(1 - [.$D9]/100;0)" office:value-type="float" office:value="136" calcext:value-type="float">
            <text:p>136.0</text:p>
          </table:table-cell>
          <table:table-cell table:style-name="ce58" table:formula="of:=MAX([$sngl.$E$6]; 0)*MAX(1 - [.$D9]/100;0)" office:value-type="float" office:value="160" calcext:value-type="float">
            <text:p>160.0</text:p>
          </table:table-cell>
          <table:table-cell table:number-columns-repeated="1630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>
            <draw:frame table:end-cell-address="skel.T29" table:end-x="0.1579in" table:end-y="0.0161in" draw:z-index="0" draw:name="Chart 1" draw:style-name="gr1" draw:text-style-name="P1" svg:width="5.1925in" svg:height="3.5787in" svg:x="0in" svg:y="0in">
              <draw:object draw:notify-on-update-of-ranges="skel.T1:skel.T1 skel.T3:skel.T9 skel.AB1:skel.AB1 skel.AB3:skel.AB9 skel.AI1:skel.AI1 skel.AI3:skel.AI9 skel.AS1:skel.AS1 skel.AS3:skel.AS9 skel.AZ1:skel.AZ1 skel.AZ3:skel.AZ9 skel.BG1:skel.BG1 skel.BG3:skel.BG9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Damage Spread</text:p>
          </table:table-cell>
          <table:table-cell table:style-name="ce4" office:value-type="percentage" office:value="0.1" calcext:value-type="percentage">
            <text:p>10%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Loot Spread</text:p>
          </table:table-cell>
          <table:table-cell table:style-name="ce4" office:value-type="percentage" office:value="0.2" calcext:value-type="percentage">
            <text:p>20%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ustom Mult</text:p>
          </table:table-cell>
          <table:table-cell office:value-type="float" office:value="1.5" calcext:value-type="float">
            <text:p>1.5</text:p>
          </table:table-cell>
          <table:table-cell table:number-columns-repeated="16381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kel.BJ3:skel.CC9">
            <calcext:color-scale>
              <calcext:color-scale-entry calcext:value="0" calcext:type="minimum" calcext:color="#70ad47"/>
              <calcext:color-scale-entry calcext:value="50" calcext:type="percentile" calcext:color="#fcfcff"/>
              <calcext:color-scale-entry calcext:value="0" calcext:type="maximum" calcext:color="#7030a0"/>
            </calcext:color-scale>
          </calcext:conditional-format>
          <calcext:conditional-format calcext:target-range-address="skel.N3:skel.BG9">
            <calcext:color-scale>
              <calcext:color-scale-entry calcext:value="0" calcext:type="minimum" calcext:color="#5a8ac6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</calcext:conditional-formats>
      </table:table>
      <table:table table:name="stry" table:style-name="ta13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6" table:default-cell-style-name="Default"/>
        <table:table-column table:style-name="co15" table:default-cell-style-name="Default"/>
        <table:table-column table:style-name="co17" table:number-columns-repeated="6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number-columns-repeated="6" table:default-cell-style-name="Default"/>
        <table:table-column table:style-name="co15" table:default-cell-style-name="Default"/>
        <table:table-column table:style-name="co21" table:number-columns-repeated="6" table:default-cell-style-name="Default"/>
        <table:table-column table:style-name="co15" table:default-cell-style-name="Default"/>
        <table:table-column table:style-name="co22" table:number-columns-repeated="6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4" table:number-columns-repeated="5" table:default-cell-style-name="Default"/>
        <table:table-column table:style-name="co15" table:default-cell-style-name="Default"/>
        <table:table-column table:style-name="co25" table:number-columns-repeated="4" table:default-cell-style-name="Default"/>
        <table:table-column table:style-name="co15" table:default-cell-style-name="Default"/>
        <table:table-column table:style-name="co26" table:number-columns-repeated="4" table:default-cell-style-name="Default"/>
        <table:table-column table:style-name="co15" table:default-cell-style-name="Default"/>
        <table:table-column table:style-name="co27" table:number-columns-repeated="4" table:default-cell-style-name="Default"/>
        <table:table-column table:style-name="co25" table:number-columns-repeated="16303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Toughness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Rough Value</text:p>
          </table:table-cell>
          <table:table-cell table:style-name="ce1" office:value-type="string" calcext:value-type="string">
            <text:p>Difficulty Threshold</text:p>
          </table:table-cell>
          <table:table-cell table:style-name="ce6" office:value-type="string" calcext:value-type="string" table:number-columns-spanned="4" table:number-rows-spanned="1">
            <text:p>First Wave</text:p>
          </table:table-cell>
          <table:covered-table-cell table:number-columns-repeated="3" table:style-name="ce1"/>
          <table:table-cell table:style-name="ce1"/>
          <table:table-cell table:style-name="ce8" office:value-type="string" calcext:value-type="string">
            <text:p>Effective DPS:</text:p>
          </table:table-cell>
          <table:table-cell table:style-name="ce1" office:value-type="string" calcext:value-type="string">
            <text:p>T0 Sword</text:p>
          </table:table-cell>
          <table:table-cell table:style-name="ce1" office:value-type="string" calcext:value-type="string">
            <text:p>T1 Sword</text:p>
          </table:table-cell>
          <table:table-cell table:style-name="ce1" office:value-type="string" calcext:value-type="string">
            <text:p>T2 Sword</text:p>
          </table:table-cell>
          <table:table-cell table:style-name="ce1" office:value-type="string" calcext:value-type="string">
            <text:p>T3 Sword</text:p>
          </table:table-cell>
          <table:table-cell table:style-name="ce1" office:value-type="string" calcext:value-type="string">
            <text:p>T4 Sword</text:p>
          </table:table-cell>
          <table:table-cell table:style-name="ce1" office:value-type="string" calcext:value-type="string">
            <text:p>T5 Sword</text:p>
          </table:table-cell>
          <table:table-cell table:style-name="ce1" office:value-type="string" calcext:value-type="string">
            <text:p>T6 Sword</text:p>
          </table:table-cell>
          <table:table-cell table:style-name="ce1" office:value-type="string" calcext:value-type="string">
            <text:p>Soldier</text:p>
          </table:table-cell>
          <table:table-cell table:style-name="ce1"/>
          <table:table-cell table:style-name="ce1" office:value-type="string" calcext:value-type="string">
            <text:p>T1 Axe</text:p>
          </table:table-cell>
          <table:table-cell table:style-name="ce1" office:value-type="string" calcext:value-type="string">
            <text:p>T2 Axe</text:p>
          </table:table-cell>
          <table:table-cell table:style-name="ce1" office:value-type="string" calcext:value-type="string">
            <text:p>T3 Axe</text:p>
          </table:table-cell>
          <table:table-cell table:style-name="ce1" office:value-type="string" calcext:value-type="string">
            <text:p>T4 Axe</text:p>
          </table:table-cell>
          <table:table-cell table:style-name="ce1" office:value-type="string" calcext:value-type="string">
            <text:p>T5 Axe</text:p>
          </table:table-cell>
          <table:table-cell table:style-name="ce1" office:value-type="string" calcext:value-type="string">
            <text:p>T6 Axe</text:p>
          </table:table-cell>
          <table:table-cell table:style-name="ce1"/>
          <table:table-cell table:style-name="ce1" office:value-type="string" calcext:value-type="string">
            <text:p>T1 Scythe</text:p>
          </table:table-cell>
          <table:table-cell table:style-name="ce1" office:value-type="string" calcext:value-type="string">
            <text:p>T2 Scythe</text:p>
          </table:table-cell>
          <table:table-cell table:style-name="ce1" office:value-type="string" calcext:value-type="string">
            <text:p>T3 Scythe</text:p>
          </table:table-cell>
          <table:table-cell table:style-name="ce1" office:value-type="string" calcext:value-type="string">
            <text:p>T4 Scythe</text:p>
          </table:table-cell>
          <table:table-cell table:style-name="ce1" office:value-type="string" calcext:value-type="string">
            <text:p>T5 Scythe</text:p>
          </table:table-cell>
          <table:table-cell table:style-name="ce1" office:value-type="string" calcext:value-type="string">
            <text:p>T6 Scythe</text:p>
          </table:table-cell>
          <table:table-cell table:style-name="ce1" office:value-type="string" calcext:value-type="string">
            <text:p>Reaper I</text:p>
          </table:table-cell>
          <table:table-cell table:style-name="ce1" office:value-type="string" calcext:value-type="string">
            <text:p>Reaper II</text:p>
          </table:table-cell>
          <table:table-cell table:style-name="ce1" office:value-type="string" calcext:value-type="string">
            <text:p>Reaper III</text:p>
          </table:table-cell>
          <table:table-cell table:style-name="ce1"/>
          <table:table-cell table:style-name="ce1" office:value-type="string" calcext:value-type="string">
            <text:p>T1 Staff</text:p>
          </table:table-cell>
          <table:table-cell table:style-name="ce1" office:value-type="string" calcext:value-type="string">
            <text:p>T2 Staff</text:p>
          </table:table-cell>
          <table:table-cell table:style-name="ce1" office:value-type="string" calcext:value-type="string">
            <text:p>T3 Staff</text:p>
          </table:table-cell>
          <table:table-cell table:style-name="ce1" office:value-type="string" calcext:value-type="string">
            <text:p>T4 Staff</text:p>
          </table:table-cell>
          <table:table-cell table:style-name="ce1" office:value-type="string" calcext:value-type="string">
            <text:p>T5 Staff</text:p>
          </table:table-cell>
          <table:table-cell table:style-name="ce1" office:value-type="string" calcext:value-type="string">
            <text:p>T6 Staff</text:p>
          </table:table-cell>
          <table:table-cell table:style-name="ce1"/>
          <table:table-cell table:style-name="ce1" office:value-type="string" calcext:value-type="string">
            <text:p>T1 Bow</text:p>
          </table:table-cell>
          <table:table-cell table:style-name="ce1" office:value-type="string" calcext:value-type="string">
            <text:p>T2 Bow</text:p>
          </table:table-cell>
          <table:table-cell table:style-name="ce1" office:value-type="string" calcext:value-type="string">
            <text:p>T3 Bow</text:p>
          </table:table-cell>
          <table:table-cell table:style-name="ce1" office:value-type="string" calcext:value-type="string">
            <text:p>T4 Bow</text:p>
          </table:table-cell>
          <table:table-cell table:style-name="ce1" office:value-type="string" calcext:value-type="string">
            <text:p>T5 Bow</text:p>
          </table:table-cell>
          <table:table-cell table:style-name="ce1" office:value-type="string" calcext:value-type="string">
            <text:p>T6 Bow</text:p>
          </table:table-cell>
          <table:table-cell table:style-name="ce1"/>
          <table:table-cell table:style-name="ce1" office:value-type="string" calcext:value-type="string">
            <text:p>T1 Crossbow</text:p>
          </table:table-cell>
          <table:table-cell table:style-name="ce1" office:value-type="string" calcext:value-type="string">
            <text:p>T2 Crossbow</text:p>
          </table:table-cell>
          <table:table-cell table:style-name="ce1" office:value-type="string" calcext:value-type="string">
            <text:p>T3 Crossbow</text:p>
          </table:table-cell>
          <table:table-cell table:style-name="ce1" office:value-type="string" calcext:value-type="string">
            <text:p>T4 Crossbow</text:p>
          </table:table-cell>
          <table:table-cell table:style-name="ce1" office:value-type="string" calcext:value-type="string">
            <text:p>T5 Crossbow</text:p>
          </table:table-cell>
          <table:table-cell table:style-name="ce1" office:value-type="string" calcext:value-type="string">
            <text:p>T6 Crossbow</text:p>
          </table:table-cell>
          <table:table-cell table:style-name="ce1"/>
          <table:table-cell table:style-name="ce1" office:value-type="string" calcext:value-type="string">
            <text:p>Effective 1S Dmg:</text:p>
          </table:table-cell>
          <table:table-cell table:style-name="ce1" office:value-type="string" calcext:value-type="string">
            <text:p>Lvl 1 doge</text:p>
          </table:table-cell>
          <table:table-cell table:style-name="ce1" office:value-type="string" calcext:value-type="string">
            <text:p>Lvl 2 doge</text:p>
          </table:table-cell>
          <table:table-cell table:style-name="ce1" office:value-type="string" calcext:value-type="string">
            <text:p>Lvl 3 doge</text:p>
          </table:table-cell>
          <table:table-cell table:style-name="ce1" office:value-type="string" calcext:value-type="string">
            <text:p>Lvl 4 doge</text:p>
          </table:table-cell>
          <table:table-cell table:style-name="ce1" office:value-type="string" calcext:value-type="string">
            <text:p>Lvl 5 doge</text:p>
          </table:table-cell>
          <table:table-cell table:style-name="ce1"/>
          <table:table-cell table:style-name="ce1" office:value-type="string" calcext:value-type="string">
            <text:p>Lvl 1 hors</text:p>
          </table:table-cell>
          <table:table-cell table:style-name="ce1" office:value-type="string" calcext:value-type="string">
            <text:p>Lvl 2 hors</text:p>
          </table:table-cell>
          <table:table-cell table:style-name="ce1" office:value-type="string" calcext:value-type="string">
            <text:p>Lvl 3 hors</text:p>
          </table:table-cell>
          <table:table-cell table:style-name="ce1" office:value-type="string" calcext:value-type="string">
            <text:p>Lvl 4 hors</text:p>
          </table:table-cell>
          <table:table-cell table:style-name="ce1"/>
          <table:table-cell table:style-name="ce1" office:value-type="string" calcext:value-type="string">
            <text:p>Lvl 1 irgl</text:p>
          </table:table-cell>
          <table:table-cell table:style-name="ce1" office:value-type="string" calcext:value-type="string">
            <text:p>Lvl 2 irgl</text:p>
          </table:table-cell>
          <table:table-cell table:style-name="ce1" office:value-type="string" calcext:value-type="string">
            <text:p>Lvl 3 irgl</text:p>
          </table:table-cell>
          <table:table-cell table:style-name="ce1" office:value-type="string" calcext:value-type="string">
            <text:p>Lvl 4 irgl</text:p>
          </table:table-cell>
          <table:table-cell table:style-name="ce1"/>
          <table:table-cell table:style-name="ce1" office:value-type="string" calcext:value-type="string">
            <text:p>Lvl 1 sngl</text:p>
          </table:table-cell>
          <table:table-cell table:style-name="ce1" office:value-type="string" calcext:value-type="string">
            <text:p>Lvl 2 sngl</text:p>
          </table:table-cell>
          <table:table-cell table:style-name="ce1" office:value-type="string" calcext:value-type="string">
            <text:p>Lvl 3 sngl</text:p>
          </table:table-cell>
          <table:table-cell table:style-name="ce1" office:value-type="string" calcext:value-type="string">
            <text:p>Lvl 4 sngl</text:p>
          </table:table-cell>
          <table:table-cell table:style-name="ce1" table:number-columns-repeated="16303"/>
        </table:table-row>
        <table:table-row table:style-name="ro1">
          <table:table-cell table:style-name="ce1"/>
          <table:table-cell table:style-name="ce3" table:number-columns-repeated="6"/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Hard</text:p>
          </table:table-cell>
          <table:table-cell table:style-name="ce3" office:value-type="string" calcext:value-type="string">
            <text:p>Insane</text:p>
          </table:table-cell>
          <table:table-cell table:style-name="ce3"/>
          <table:table-cell table:style-name="ce9" office:value-type="string" calcext:value-type="string">
            <text:p>Balanced To:</text:p>
          </table:table-cell>
          <table:table-cell table:style-name="ce10" office:value-type="string" calcext:value-type="string" table:number-columns-spanned="8" table:number-rows-spanned="1">
            <text:p>Crit</text:p>
          </table:table-cell>
          <table:covered-table-cell table:number-columns-repeated="7" table:style-name="ce3"/>
          <table:table-cell table:style-name="ce3"/>
          <table:table-cell table:style-name="ce10" office:value-type="string" calcext:value-type="string" table:number-columns-spanned="6" table:number-rows-spanned="1">
            <text:p>Crit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9" table:number-rows-spanned="1">
            <text:p>Norm</text:p>
          </table:table-cell>
          <table:covered-table-cell table:number-columns-repeated="8" table:style-name="ce3"/>
          <table:table-cell table:style-name="ce3"/>
          <table:table-cell table:style-name="ce10" office:value-type="string" calcext:value-type="string" table:number-columns-spanned="6" table:number-rows-spanned="1">
            <text:p>x=4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6" table:number-rows-spanned="1">
            <text:p>r=20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6" table:number-rows-spanned="1">
            <text:p>alpha=0.4</text:p>
          </table:table-cell>
          <table:covered-table-cell table:number-columns-repeated="5" table:style-name="ce3"/>
          <table:table-cell table:style-name="ce3" table:number-columns-repeated="163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style-name="ce5" table:formula="of:=([.$B3] + 3 * [.$C3]) / 10 / (1 - [.$D3] * 0.006) *POWER([.$E3]; 0.75) * [.$C$14] / 13" office:value-type="float" office:value="111.810158340729" calcext:value-type="float">
            <text:p>111.8</text:p>
          </table:table-cell>
          <table:table-cell table:style-name="ce5" office:value-type="float" office:value="0" calcext:value-type="float">
            <text:p>0.0</text:p>
          </table:table-cell>
          <table:table-cell table:style-name="ce7" table:formula="of:=COM.MICROSOFT.CEILING.MATH(LN(MAX([.$G3]*4;1))^2.5+1)" office:value-type="float" office:value="1" calcext:value-type="float">
            <text:p>1</text:p>
          </table:table-cell>
          <table:table-cell table:style-name="ce7" table:formula="of:=COM.MICROSOFT.CEILING.MATH(LN(MAX([.$G3]*3.5;1))^2.5+1)" office:value-type="float" office:value="1" calcext:value-type="float">
            <text:p>1</text:p>
          </table:table-cell>
          <table:table-cell table:style-name="ce7" table:formula="of:=COM.MICROSOFT.CEILING.MATH(LN(MAX([.$G3]*3;1))^2.5+1)" office:value-type="float" office:value="1" calcext:value-type="float">
            <text:p>1</text:p>
          </table:table-cell>
          <table:table-cell table:style-name="ce7" table:formula="of:=COM.MICROSOFT.CEILING.MATH(LN(MAX([.$G3]*2.5;1))^2.5+1)" office:value-type="float" office:value="1" calcext:value-type="float">
            <text:p>1</text:p>
          </table:table-cell>
          <table:table-cell/>
          <table:table-cell table:style-name="ce5"/>
          <table:table-cell table:style-name="ce59" table:formula="of:=MAX([$Sword.E$2] - [.$C3]; 0)*[$Sword.$F$2]" office:value-type="float" office:value="49.5" calcext:value-type="float">
            <text:p>49.5</text:p>
          </table:table-cell>
          <table:table-cell table:style-name="ce59" table:formula="of:=MAX([$Sword.E$3] - [.$C3]; 0)*[$Sword.$F$3]" office:value-type="float" office:value="72.375" calcext:value-type="float">
            <text:p>72.4</text:p>
          </table:table-cell>
          <table:table-cell table:style-name="ce59" table:formula="of:=MAX([$Sword.E$4] - [.$C3]; 0)*[$Sword.$F$4]" office:value-type="float" office:value="98.4375" calcext:value-type="float">
            <text:p>98.4</text:p>
          </table:table-cell>
          <table:table-cell table:style-name="ce59" table:formula="of:=MAX([$Sword.E$5] - [.$C3]; 0)*[$Sword.$F$5]" office:value-type="float" office:value="128.25" calcext:value-type="float">
            <text:p>128.3</text:p>
          </table:table-cell>
          <table:table-cell table:style-name="ce59" table:formula="of:=MAX([$Sword.E$6] - [.$C3]; 0)*[$Sword.$F$6]" office:value-type="float" office:value="163.5" calcext:value-type="float">
            <text:p>163.5</text:p>
          </table:table-cell>
          <table:table-cell table:style-name="ce59" table:formula="of:=MAX([$Sword.E$7] - [.$C3]; 0)*[$Sword.$F$7]" office:value-type="float" office:value="201.1875" calcext:value-type="float">
            <text:p>201.2</text:p>
          </table:table-cell>
          <table:table-cell table:style-name="ce59" table:formula="of:=MAX([$Sword.E$8] - [.$C3]; 0)*[$Sword.$F$8]" office:value-type="float" office:value="241.875" calcext:value-type="float">
            <text:p>241.9</text:p>
          </table:table-cell>
          <table:table-cell table:style-name="ce59" table:formula="of:=MAX([$Sword.E$9] - [.$C3]; 0)*[$Sword.$F$9]" office:value-type="float" office:value="63" calcext:value-type="float">
            <text:p>63.0</text:p>
          </table:table-cell>
          <table:table-cell table:style-name="ce60"/>
          <table:table-cell table:style-name="ce59" table:formula="of:=MAX([$Axe.E$2] - [.$C3]/2; 0)*MAX(1 - [.$D3]/200;0)*[$Axe.$F$2]" office:value-type="float" office:value="86.95" calcext:value-type="float">
            <text:p>87.0</text:p>
          </table:table-cell>
          <table:table-cell table:style-name="ce59" table:formula="of:=MAX([$Axe.E$3] - [.$C3]/2; 0)*MAX(1 - [.$D3]/200;0)*[$Axe.$F$3]" office:value-type="float" office:value="112.85" calcext:value-type="float">
            <text:p>112.9</text:p>
          </table:table-cell>
          <table:table-cell table:style-name="ce59" table:formula="of:=MAX([$Axe.E$4] - [.$C3]/2; 0)*MAX(1 - [.$D3]/200;0)*[$Axe.$F$4]" office:value-type="float" office:value="142.265" calcext:value-type="float">
            <text:p>142.3</text:p>
          </table:table-cell>
          <table:table-cell table:style-name="ce59" table:formula="of:=MAX([$Axe.E$5] - [.$C3]/2; 0)*MAX(1 - [.$D3]/200;0)*[$Axe.$F$5]" office:value-type="float" office:value="176.305" calcext:value-type="float">
            <text:p>176.3</text:p>
          </table:table-cell>
          <table:table-cell table:style-name="ce59" table:formula="of:=MAX([$Axe.E$6] - [.$C3]/2; 0)*MAX(1 - [.$D3]/200;0)*[$Axe.$F$6]" office:value-type="float" office:value="212.935" calcext:value-type="float">
            <text:p>212.9</text:p>
          </table:table-cell>
          <table:table-cell table:style-name="ce59" table:formula="of:=MAX([$Axe.E$7] - [.$C3]/2; 0)*MAX(1 - [.$D3]/200;0)*[$Axe.$F$7]" office:value-type="float" office:value="253.45" calcext:value-type="float">
            <text:p>253.5</text:p>
          </table:table-cell>
          <table:table-cell table:style-name="ce60"/>
          <table:table-cell table:style-name="ce59" table:formula="of:=MAX([$Scythe.D$2]; 0)*MAX(1 - [.$D3]/100;0)*[$Scythe.$F$2]" office:value-type="float" office:value="78.2" calcext:value-type="float">
            <text:p>78.2</text:p>
          </table:table-cell>
          <table:table-cell table:style-name="ce59" table:formula="of:=MAX([$Scythe.D$3]; 0)*MAX(1 - [.$D3]/100;0)*[$Scythe.$F$3]" office:value-type="float" office:value="103.7" calcext:value-type="float">
            <text:p>103.7</text:p>
          </table:table-cell>
          <table:table-cell table:style-name="ce59" table:formula="of:=MAX([$Scythe.D$4]; 0)*MAX(1 - [.$D3]/100;0)*[$Scythe.$F$4]" office:value-type="float" office:value="132.6" calcext:value-type="float">
            <text:p>132.6</text:p>
          </table:table-cell>
          <table:table-cell table:style-name="ce59" table:formula="of:=MAX([$Scythe.D$5]; 0)*MAX(1 - [.$D3]/100;0)*[$Scythe.$F$5]" office:value-type="float" office:value="166.6" calcext:value-type="float">
            <text:p>166.6</text:p>
          </table:table-cell>
          <table:table-cell table:style-name="ce59" table:formula="of:=MAX([$Scythe.D$6]; 0)*MAX(1 - [.$D3]/100;0)*[$Scythe.$F$6]" office:value-type="float" office:value="204" calcext:value-type="float">
            <text:p>204.0</text:p>
          </table:table-cell>
          <table:table-cell table:style-name="ce59" table:formula="of:=MAX([$Scythe.D$7]; 0)*MAX(1 - [.$D3]/100;0)*[$Scythe.$F$7]" office:value-type="float" office:value="244.8" calcext:value-type="float">
            <text:p>244.8</text:p>
          </table:table-cell>
          <table:table-cell table:style-name="ce59" table:formula="of:=MAX([$Scythe.D$8]; 0)*MAX(1 - [.$D3]/100;0)*[$Scythe.$F$8]" office:value-type="float" office:value="64.6" calcext:value-type="float">
            <text:p>64.6</text:p>
          </table:table-cell>
          <table:table-cell table:style-name="ce59" table:formula="of:=MAX([$Scythe.D$9]; 0)*MAX(1 - [.$D3]/100;0)*[$Scythe.$F$9]" office:value-type="float" office:value="74.8" calcext:value-type="float">
            <text:p>74.8</text:p>
          </table:table-cell>
          <table:table-cell table:style-name="ce59" table:formula="of:=MAX([$Scythe.D$10]; 0)*MAX(1 - [.$D3]/100;0)*[$Scythe.$F$10]" office:value-type="float" office:value="85" calcext:value-type="float">
            <text:p>85.0</text:p>
          </table:table-cell>
          <table:table-cell table:style-name="ce60"/>
          <table:table-cell table:style-name="ce60" table:formula="of:=MAX([$Staff.E$2]; 0)*[$Staff.$F$2]" office:value-type="float" office:value="73.6" calcext:value-type="float">
            <text:p>73.6</text:p>
          </table:table-cell>
          <table:table-cell table:style-name="ce60" table:formula="of:=MAX([$Staff.E$3]; 0)*[$Staff.$F$3]" office:value-type="float" office:value="100" calcext:value-type="float">
            <text:p>100</text:p>
          </table:table-cell>
          <table:table-cell table:style-name="ce60" table:formula="of:=MAX([$Staff.E$4]; 0)*[$Staff.$F$4]" office:value-type="float" office:value="128" calcext:value-type="float">
            <text:p>128</text:p>
          </table:table-cell>
          <table:table-cell table:style-name="ce60" table:formula="of:=MAX([$Staff.E$5]; 0)*[$Staff.$F$5]" office:value-type="float" office:value="160.8" calcext:value-type="float">
            <text:p>160.8</text:p>
          </table:table-cell>
          <table:table-cell table:style-name="ce60" table:formula="of:=MAX([$Staff.E$6]; 0)*[$Staff.$F$6]" office:value-type="float" office:value="196" calcext:value-type="float">
            <text:p>196</text:p>
          </table:table-cell>
          <table:table-cell table:style-name="ce60" table:formula="of:=MAX([$Staff.E$7]; 0)*[$Staff.$F$7]" office:value-type="float" office:value="235.2" calcext:value-type="float">
            <text:p>235.2</text:p>
          </table:table-cell>
          <table:table-cell table:style-name="ce60"/>
          <table:table-cell table:style-name="ce59" table:formula="of:=MAX([$Bow.E$2] - [.$C3]; 0)*MAX(1 - [.$D3]/100;0)*[$Bow.$F$2]" office:value-type="float" office:value="83.0112621115814" calcext:value-type="float">
            <text:p>83.0</text:p>
          </table:table-cell>
          <table:table-cell table:style-name="ce59" table:formula="of:=MAX([$Bow.E$3] - [.$C3]; 0)*MAX(1 - [.$D3]/100;0)*[$Bow.$F$3]" office:value-type="float" office:value="112.357292790304" calcext:value-type="float">
            <text:p>112.4</text:p>
          </table:table-cell>
          <table:table-cell table:style-name="ce59" table:formula="of:=MAX([$Bow.E$4] - [.$C3]; 0)*MAX(1 - [.$D3]/100;0)*[$Bow.$F$4]" office:value-type="float" office:value="138.442653393613" calcext:value-type="float">
            <text:p>138.4</text:p>
          </table:table-cell>
          <table:table-cell table:style-name="ce59" table:formula="of:=MAX([$Bow.E$5] - [.$C3]; 0)*MAX(1 - [.$D3]/100;0)*[$Bow.$F$5]" office:value-type="float" office:value="174.310024223163" calcext:value-type="float">
            <text:p>174.3</text:p>
          </table:table-cell>
          <table:table-cell table:style-name="ce59" table:formula="of:=MAX([$Bow.E$6] - [.$C3]; 0)*MAX(1 - [.$D3]/100;0)*[$Bow.$F$6]" office:value-type="float" office:value="210.177395052713" calcext:value-type="float">
            <text:p>210.2</text:p>
          </table:table-cell>
          <table:table-cell table:style-name="ce59" table:formula="of:=MAX([$Bow.E$7] - [.$C3]; 0)*MAX(1 - [.$D3]/100;0)*[$Bow.$F$7]" office:value-type="float" office:value="252.56610603309" calcext:value-type="float">
            <text:p>252.6</text:p>
          </table:table-cell>
          <table:table-cell table:style-name="ce60"/>
          <table:table-cell table:style-name="ce59" table:formula="of:=MAX([$Crossbow.E$2] - [.$C3]/2; 0)*MAX(1 - [.$D3]/200;0)*[$Crossbow.$F$2]" office:value-type="float" office:value="92.384375" calcext:value-type="float">
            <text:p>92.4</text:p>
          </table:table-cell>
          <table:table-cell table:style-name="ce59" table:formula="of:=MAX([$Crossbow.E$3] - [.$C3]/2; 0)*MAX(1 - [.$D3]/200;0)*[$Crossbow.$F$3]" office:value-type="float" office:value="119.903125" calcext:value-type="float">
            <text:p>119.9</text:p>
          </table:table-cell>
          <table:table-cell table:style-name="ce59" table:formula="of:=MAX([$Crossbow.E$4] - [.$C3]/2; 0)*MAX(1 - [.$D3]/200;0)*[$Crossbow.$F$4]" office:value-type="float" office:value="151.510375" calcext:value-type="float">
            <text:p>151.5</text:p>
          </table:table-cell>
          <table:table-cell table:style-name="ce59" table:formula="of:=MAX([$Crossbow.E$5] - [.$C3]/2; 0)*MAX(1 - [.$D3]/200;0)*[$Crossbow.$F$5]" office:value-type="float" office:value="186.734375" calcext:value-type="float">
            <text:p>186.7</text:p>
          </table:table-cell>
          <table:table-cell table:style-name="ce59" table:formula="of:=MAX([$Crossbow.E$6] - [.$C3]/2; 0)*MAX(1 - [.$D3]/200;0)*[$Crossbow.$F$6]" office:value-type="float" office:value="226.53435" calcext:value-type="float">
            <text:p>226.5</text:p>
          </table:table-cell>
          <table:table-cell table:style-name="ce59" table:formula="of:=MAX([$Crossbow.E$7] - [.$C3]/2; 0)*MAX(1 - [.$D3]/200;0)*[$Crossbow.$F$7]" office:value-type="float" office:value="269.26861" calcext:value-type="float">
            <text:p>269.3</text:p>
          </table:table-cell>
          <table:table-cell table:number-columns-repeated="2"/>
          <table:table-cell table:style-name="ce61" table:formula="of:=MAX([$doge.E$3] - [.$C3]; 0)" office:value-type="float" office:value="15" calcext:value-type="float">
            <text:p>15</text:p>
          </table:table-cell>
          <table:table-cell table:style-name="ce61" table:formula="of:=MAX([$doge.$E$4] - [.$C3]; 0)" office:value-type="float" office:value="20" calcext:value-type="float">
            <text:p>20</text:p>
          </table:table-cell>
          <table:table-cell table:style-name="ce61" table:formula="of:=MAX([$doge.$E$5] - [.$C3]; 0)" office:value-type="float" office:value="25" calcext:value-type="float">
            <text:p>25</text:p>
          </table:table-cell>
          <table:table-cell table:style-name="ce61" table:formula="of:=MAX([$doge.$E$6] - [.$C3]; 0)" office:value-type="float" office:value="30" calcext:value-type="float">
            <text:p>30</text:p>
          </table:table-cell>
          <table:table-cell table:style-name="ce61" table:formula="of:=MAX([$doge.$E$7] - [.$C3]; 0)" office:value-type="float" office:value="35" calcext:value-type="float">
            <text:p>35</text:p>
          </table:table-cell>
          <table:table-cell table:style-name="ce61"/>
          <table:table-cell table:style-name="ce62" table:formula="of:=MAX([$hors.$E$3] - [.$C3]/2; 0)*MAX(1 - [.$D3]/200;0)" office:value-type="float" office:value="62.4375" calcext:value-type="float">
            <text:p>62.4</text:p>
          </table:table-cell>
          <table:table-cell table:style-name="ce62" table:formula="of:=MAX([$hors.$E$4] - [.$C3]/2; 0)*MAX(1 - [.$D3]/200;0)" office:value-type="float" office:value="76.3125" calcext:value-type="float">
            <text:p>76.3</text:p>
          </table:table-cell>
          <table:table-cell table:style-name="ce62" table:formula="of:=MAX([$hors.$E$5] - [.$C3]/2; 0)*MAX(1 - [.$D3]/200;0)" office:value-type="float" office:value="99.4375" calcext:value-type="float">
            <text:p>99.4</text:p>
          </table:table-cell>
          <table:table-cell table:style-name="ce62" table:formula="of:=MAX([$hors.$E$6] - [.$C3]/2; 0)*MAX(1 - [.$D3]/200;0)" office:value-type="float" office:value="122.5625" calcext:value-type="float">
            <text:p>122.6</text:p>
          </table:table-cell>
          <table:table-cell table:style-name="ce61"/>
          <table:table-cell table:style-name="ce62" table:formula="of:=MAX([$irgl.$E$3] - [.$C3]; 0)*MAX(1 - [.$D3]/100;0)" office:value-type="float" office:value="157.25" calcext:value-type="float">
            <text:p>157.3</text:p>
          </table:table-cell>
          <table:table-cell table:style-name="ce62" table:formula="of:=MAX([$irgl.$E$4] - [.$C3]; 0)*MAX(1 - [.$D3]/100;0)" office:value-type="float" office:value="178.5" calcext:value-type="float">
            <text:p>178.5</text:p>
          </table:table-cell>
          <table:table-cell table:style-name="ce62" table:formula="of:=MAX([$irgl.$E$5] - [.$C3]; 0)*MAX(1 - [.$D3]/100;0)" office:value-type="float" office:value="208.25" calcext:value-type="float">
            <text:p>208.3</text:p>
          </table:table-cell>
          <table:table-cell table:style-name="ce62" table:formula="of:=MAX([$irgl.$E$6] - [.$C3]; 0)*MAX(1 - [.$D3]/100;0)" office:value-type="float" office:value="242.25" calcext:value-type="float">
            <text:p>242.3</text:p>
          </table:table-cell>
          <table:table-cell table:style-name="ce61"/>
          <table:table-cell table:style-name="ce62" table:formula="of:=MAX([$sngl.$E$3]; 0)*MAX(1 - [.$D3]/100;0)" office:value-type="float" office:value="102" calcext:value-type="float">
            <text:p>102.0</text:p>
          </table:table-cell>
          <table:table-cell table:style-name="ce62" table:formula="of:=MAX([$sngl.$E$4]; 0)*MAX(1 - [.$D3]/100;0)" office:value-type="float" office:value="119" calcext:value-type="float">
            <text:p>119.0</text:p>
          </table:table-cell>
          <table:table-cell table:style-name="ce62" table:formula="of:=MAX([$sngl.$E$5]; 0)*MAX(1 - [.$D3]/100;0)" office:value-type="float" office:value="144.5" calcext:value-type="float">
            <text:p>144.5</text:p>
          </table:table-cell>
          <table:table-cell table:style-name="ce62" table:formula="of:=MAX([$sngl.$E$6]; 0)*MAX(1 - [.$D3]/100;0)" office:value-type="float" office:value="170" calcext:value-type="float">
            <text:p>170.0</text:p>
          </table:table-cell>
          <table:table-cell table:number-columns-repeated="163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table:style-name="ce5" table:formula="of:=([.$B4] + 3 * [.$C4]) / 10 / (1 - [.$D4] * 0.006) *POWER([.$E4]; 0.75) * [.$C$14] / 13" office:value-type="float" office:value="158.488898465478" calcext:value-type="float">
            <text:p>158.5</text:p>
          </table:table-cell>
          <table:table-cell table:style-name="ce5" office:value-type="float" office:value="5" calcext:value-type="float">
            <text:p>5.0</text:p>
          </table:table-cell>
          <table:table-cell table:style-name="ce7" table:formula="of:=COM.MICROSOFT.CEILING.MATH(LN(MAX([.$G4]*4;1))^2.5+1)" office:value-type="float" office:value="17" calcext:value-type="float">
            <text:p>17</text:p>
          </table:table-cell>
          <table:table-cell table:style-name="ce7" table:formula="of:=COM.MICROSOFT.CEILING.MATH(LN(MAX([.$G4]*3.5;1))^2.5+1)" office:value-type="float" office:value="15" calcext:value-type="float">
            <text:p>15</text:p>
          </table:table-cell>
          <table:table-cell table:style-name="ce7" table:formula="of:=COM.MICROSOFT.CEILING.MATH(LN(MAX([.$G4]*3;1))^2.5+1)" office:value-type="float" office:value="14" calcext:value-type="float">
            <text:p>14</text:p>
          </table:table-cell>
          <table:table-cell table:style-name="ce7" table:formula="of:=COM.MICROSOFT.CEILING.MATH(LN(MAX([.$G4]*2.5;1))^2.5+1)" office:value-type="float" office:value="12" calcext:value-type="float">
            <text:p>12</text:p>
          </table:table-cell>
          <table:table-cell/>
          <table:table-cell table:style-name="ce5"/>
          <table:table-cell table:style-name="ce59" table:formula="of:=MAX([$Sword.E$2] - [.$C4]; 0)*[$Sword.$F$2]" office:value-type="float" office:value="48" calcext:value-type="float">
            <text:p>48.0</text:p>
          </table:table-cell>
          <table:table-cell table:style-name="ce59" table:formula="of:=MAX([$Sword.E$3] - [.$C4]; 0)*[$Sword.$F$3]" office:value-type="float" office:value="70.875" calcext:value-type="float">
            <text:p>70.9</text:p>
          </table:table-cell>
          <table:table-cell table:style-name="ce59" table:formula="of:=MAX([$Sword.E$4] - [.$C4]; 0)*[$Sword.$F$4]" office:value-type="float" office:value="96.9375" calcext:value-type="float">
            <text:p>96.9</text:p>
          </table:table-cell>
          <table:table-cell table:style-name="ce59" table:formula="of:=MAX([$Sword.E$5] - [.$C4]; 0)*[$Sword.$F$5]" office:value-type="float" office:value="126.75" calcext:value-type="float">
            <text:p>126.8</text:p>
          </table:table-cell>
          <table:table-cell table:style-name="ce59" table:formula="of:=MAX([$Sword.E$6] - [.$C4]; 0)*[$Sword.$F$6]" office:value-type="float" office:value="162" calcext:value-type="float">
            <text:p>162.0</text:p>
          </table:table-cell>
          <table:table-cell table:style-name="ce59" table:formula="of:=MAX([$Sword.E$7] - [.$C4]; 0)*[$Sword.$F$7]" office:value-type="float" office:value="199.6875" calcext:value-type="float">
            <text:p>199.7</text:p>
          </table:table-cell>
          <table:table-cell table:style-name="ce59" table:formula="of:=MAX([$Sword.E$8] - [.$C4]; 0)*[$Sword.$F$8]" office:value-type="float" office:value="240.375" calcext:value-type="float">
            <text:p>240.4</text:p>
          </table:table-cell>
          <table:table-cell table:style-name="ce59" table:formula="of:=MAX([$Sword.E$9] - [.$C4]; 0)*[$Sword.$F$9]" office:value-type="float" office:value="61.5" calcext:value-type="float">
            <text:p>61.5</text:p>
          </table:table-cell>
          <table:table-cell table:style-name="ce60"/>
          <table:table-cell table:style-name="ce59" table:formula="of:=MAX([$Axe.E$2] - [.$C4]/2; 0)*MAX(1 - [.$D4]/200;0)*[$Axe.$F$2]" office:value-type="float" office:value="86.58" calcext:value-type="float">
            <text:p>86.6</text:p>
          </table:table-cell>
          <table:table-cell table:style-name="ce59" table:formula="of:=MAX([$Axe.E$3] - [.$C4]/2; 0)*MAX(1 - [.$D4]/200;0)*[$Axe.$F$3]" office:value-type="float" office:value="112.48" calcext:value-type="float">
            <text:p>112.5</text:p>
          </table:table-cell>
          <table:table-cell table:style-name="ce59" table:formula="of:=MAX([$Axe.E$4] - [.$C4]/2; 0)*MAX(1 - [.$D4]/200;0)*[$Axe.$F$4]" office:value-type="float" office:value="141.895" calcext:value-type="float">
            <text:p>141.9</text:p>
          </table:table-cell>
          <table:table-cell table:style-name="ce59" table:formula="of:=MAX([$Axe.E$5] - [.$C4]/2; 0)*MAX(1 - [.$D4]/200;0)*[$Axe.$F$5]" office:value-type="float" office:value="175.935" calcext:value-type="float">
            <text:p>175.9</text:p>
          </table:table-cell>
          <table:table-cell table:style-name="ce59" table:formula="of:=MAX([$Axe.E$6] - [.$C4]/2; 0)*MAX(1 - [.$D4]/200;0)*[$Axe.$F$6]" office:value-type="float" office:value="212.565" calcext:value-type="float">
            <text:p>212.6</text:p>
          </table:table-cell>
          <table:table-cell table:style-name="ce59" table:formula="of:=MAX([$Axe.E$7] - [.$C4]/2; 0)*MAX(1 - [.$D4]/200;0)*[$Axe.$F$7]" office:value-type="float" office:value="253.08" calcext:value-type="float">
            <text:p>253.1</text:p>
          </table:table-cell>
          <table:table-cell table:style-name="ce60"/>
          <table:table-cell table:style-name="ce59" table:formula="of:=MAX([$Scythe.D$2]; 0)*MAX(1 - [.$D4]/100;0)*[$Scythe.$F$2]" office:value-type="float" office:value="78.2" calcext:value-type="float">
            <text:p>78.2</text:p>
          </table:table-cell>
          <table:table-cell table:style-name="ce59" table:formula="of:=MAX([$Scythe.D$3]; 0)*MAX(1 - [.$D4]/100;0)*[$Scythe.$F$3]" office:value-type="float" office:value="103.7" calcext:value-type="float">
            <text:p>103.7</text:p>
          </table:table-cell>
          <table:table-cell table:style-name="ce59" table:formula="of:=MAX([$Scythe.D$4]; 0)*MAX(1 - [.$D4]/100;0)*[$Scythe.$F$4]" office:value-type="float" office:value="132.6" calcext:value-type="float">
            <text:p>132.6</text:p>
          </table:table-cell>
          <table:table-cell table:style-name="ce59" table:formula="of:=MAX([$Scythe.D$5]; 0)*MAX(1 - [.$D4]/100;0)*[$Scythe.$F$5]" office:value-type="float" office:value="166.6" calcext:value-type="float">
            <text:p>166.6</text:p>
          </table:table-cell>
          <table:table-cell table:style-name="ce59" table:formula="of:=MAX([$Scythe.D$6]; 0)*MAX(1 - [.$D4]/100;0)*[$Scythe.$F$6]" office:value-type="float" office:value="204" calcext:value-type="float">
            <text:p>204.0</text:p>
          </table:table-cell>
          <table:table-cell table:style-name="ce59" table:formula="of:=MAX([$Scythe.D$7]; 0)*MAX(1 - [.$D4]/100;0)*[$Scythe.$F$7]" office:value-type="float" office:value="244.8" calcext:value-type="float">
            <text:p>244.8</text:p>
          </table:table-cell>
          <table:table-cell table:style-name="ce59" table:formula="of:=MAX([$Scythe.D$8]; 0)*MAX(1 - [.$D4]/100;0)*[$Scythe.$F$8]" office:value-type="float" office:value="64.6" calcext:value-type="float">
            <text:p>64.6</text:p>
          </table:table-cell>
          <table:table-cell table:style-name="ce59" table:formula="of:=MAX([$Scythe.D$9]; 0)*MAX(1 - [.$D4]/100;0)*[$Scythe.$F$9]" office:value-type="float" office:value="74.8" calcext:value-type="float">
            <text:p>74.8</text:p>
          </table:table-cell>
          <table:table-cell table:style-name="ce59" table:formula="of:=MAX([$Scythe.D$10]; 0)*MAX(1 - [.$D4]/100;0)*[$Scythe.$F$10]" office:value-type="float" office:value="85" calcext:value-type="float">
            <text:p>85.0</text:p>
          </table:table-cell>
          <table:table-cell table:style-name="ce60"/>
          <table:table-cell table:style-name="ce60" table:formula="of:=MAX([$Staff.E$2]; 0)*[$Staff.$F$2]" office:value-type="float" office:value="73.6" calcext:value-type="float">
            <text:p>73.6</text:p>
          </table:table-cell>
          <table:table-cell table:style-name="ce60" table:formula="of:=MAX([$Staff.E$3]; 0)*[$Staff.$F$3]" office:value-type="float" office:value="100" calcext:value-type="float">
            <text:p>100</text:p>
          </table:table-cell>
          <table:table-cell table:style-name="ce60" table:formula="of:=MAX([$Staff.E$4]; 0)*[$Staff.$F$4]" office:value-type="float" office:value="128" calcext:value-type="float">
            <text:p>128</text:p>
          </table:table-cell>
          <table:table-cell table:style-name="ce60" table:formula="of:=MAX([$Staff.E$5]; 0)*[$Staff.$F$5]" office:value-type="float" office:value="160.8" calcext:value-type="float">
            <text:p>160.8</text:p>
          </table:table-cell>
          <table:table-cell table:style-name="ce60" table:formula="of:=MAX([$Staff.E$6]; 0)*[$Staff.$F$6]" office:value-type="float" office:value="196" calcext:value-type="float">
            <text:p>196</text:p>
          </table:table-cell>
          <table:table-cell table:style-name="ce60" table:formula="of:=MAX([$Staff.E$7]; 0)*[$Staff.$F$7]" office:value-type="float" office:value="235.2" calcext:value-type="float">
            <text:p>235.2</text:p>
          </table:table-cell>
          <table:table-cell table:style-name="ce60"/>
          <table:table-cell table:style-name="ce59" table:formula="of:=MAX([$Bow.E$2] - [.$C4]; 0)*MAX(1 - [.$D4]/100;0)*[$Bow.$F$2]" office:value-type="float" office:value="82.4587621115814" calcext:value-type="float">
            <text:p>82.5</text:p>
          </table:table-cell>
          <table:table-cell table:style-name="ce59" table:formula="of:=MAX([$Bow.E$3] - [.$C4]; 0)*MAX(1 - [.$D4]/100;0)*[$Bow.$F$3]" office:value-type="float" office:value="111.804792790304" calcext:value-type="float">
            <text:p>111.8</text:p>
          </table:table-cell>
          <table:table-cell table:style-name="ce59" table:formula="of:=MAX([$Bow.E$4] - [.$C4]; 0)*MAX(1 - [.$D4]/100;0)*[$Bow.$F$4]" office:value-type="float" office:value="137.890153393613" calcext:value-type="float">
            <text:p>137.9</text:p>
          </table:table-cell>
          <table:table-cell table:style-name="ce59" table:formula="of:=MAX([$Bow.E$5] - [.$C4]; 0)*MAX(1 - [.$D4]/100;0)*[$Bow.$F$5]" office:value-type="float" office:value="173.757524223163" calcext:value-type="float">
            <text:p>173.8</text:p>
          </table:table-cell>
          <table:table-cell table:style-name="ce59" table:formula="of:=MAX([$Bow.E$6] - [.$C4]; 0)*MAX(1 - [.$D4]/100;0)*[$Bow.$F$6]" office:value-type="float" office:value="209.624895052713" calcext:value-type="float">
            <text:p>209.6</text:p>
          </table:table-cell>
          <table:table-cell table:style-name="ce59" table:formula="of:=MAX([$Bow.E$7] - [.$C4]; 0)*MAX(1 - [.$D4]/100;0)*[$Bow.$F$7]" office:value-type="float" office:value="252.01360603309" calcext:value-type="float">
            <text:p>252.0</text:p>
          </table:table-cell>
          <table:table-cell table:style-name="ce60"/>
          <table:table-cell table:style-name="ce59" table:formula="of:=MAX([$Crossbow.E$2] - [.$C4]/2; 0)*MAX(1 - [.$D4]/200;0)*[$Crossbow.$F$2]" office:value-type="float" office:value="91.99125" calcext:value-type="float">
            <text:p>92.0</text:p>
          </table:table-cell>
          <table:table-cell table:style-name="ce59" table:formula="of:=MAX([$Crossbow.E$3] - [.$C4]/2; 0)*MAX(1 - [.$D4]/200;0)*[$Crossbow.$F$3]" office:value-type="float" office:value="119.51" calcext:value-type="float">
            <text:p>119.5</text:p>
          </table:table-cell>
          <table:table-cell table:style-name="ce59" table:formula="of:=MAX([$Crossbow.E$4] - [.$C4]/2; 0)*MAX(1 - [.$D4]/200;0)*[$Crossbow.$F$4]" office:value-type="float" office:value="151.11725" calcext:value-type="float">
            <text:p>151.1</text:p>
          </table:table-cell>
          <table:table-cell table:style-name="ce59" table:formula="of:=MAX([$Crossbow.E$5] - [.$C4]/2; 0)*MAX(1 - [.$D4]/200;0)*[$Crossbow.$F$5]" office:value-type="float" office:value="186.34125" calcext:value-type="float">
            <text:p>186.3</text:p>
          </table:table-cell>
          <table:table-cell table:style-name="ce59" table:formula="of:=MAX([$Crossbow.E$6] - [.$C4]/2; 0)*MAX(1 - [.$D4]/200;0)*[$Crossbow.$F$6]" office:value-type="float" office:value="226.141225" calcext:value-type="float">
            <text:p>226.1</text:p>
          </table:table-cell>
          <table:table-cell table:style-name="ce59" table:formula="of:=MAX([$Crossbow.E$7] - [.$C4]/2; 0)*MAX(1 - [.$D4]/200;0)*[$Crossbow.$F$7]" office:value-type="float" office:value="268.875485" calcext:value-type="float">
            <text:p>268.9</text:p>
          </table:table-cell>
          <table:table-cell table:number-columns-repeated="2"/>
          <table:table-cell table:style-name="ce61" table:formula="of:=MAX([$doge.E$3] - [.$C4]; 0)" office:value-type="float" office:value="14" calcext:value-type="float">
            <text:p>14</text:p>
          </table:table-cell>
          <table:table-cell table:style-name="ce61" table:formula="of:=MAX([$doge.$E$4] - [.$C4]; 0)" office:value-type="float" office:value="19" calcext:value-type="float">
            <text:p>19</text:p>
          </table:table-cell>
          <table:table-cell table:style-name="ce61" table:formula="of:=MAX([$doge.$E$5] - [.$C4]; 0)" office:value-type="float" office:value="24" calcext:value-type="float">
            <text:p>24</text:p>
          </table:table-cell>
          <table:table-cell table:style-name="ce61" table:formula="of:=MAX([$doge.$E$6] - [.$C4]; 0)" office:value-type="float" office:value="29" calcext:value-type="float">
            <text:p>29</text:p>
          </table:table-cell>
          <table:table-cell table:style-name="ce61" table:formula="of:=MAX([$doge.$E$7] - [.$C4]; 0)" office:value-type="float" office:value="34" calcext:value-type="float">
            <text:p>34</text:p>
          </table:table-cell>
          <table:table-cell table:style-name="ce61"/>
          <table:table-cell table:style-name="ce62" table:formula="of:=MAX([$hors.$E$3] - [.$C4]/2; 0)*MAX(1 - [.$D4]/200;0)" office:value-type="float" office:value="61.975" calcext:value-type="float">
            <text:p>62.0</text:p>
          </table:table-cell>
          <table:table-cell table:style-name="ce62" table:formula="of:=MAX([$hors.$E$4] - [.$C4]/2; 0)*MAX(1 - [.$D4]/200;0)" office:value-type="float" office:value="75.85" calcext:value-type="float">
            <text:p>75.9</text:p>
          </table:table-cell>
          <table:table-cell table:style-name="ce62" table:formula="of:=MAX([$hors.$E$5] - [.$C4]/2; 0)*MAX(1 - [.$D4]/200;0)" office:value-type="float" office:value="98.975" calcext:value-type="float">
            <text:p>99.0</text:p>
          </table:table-cell>
          <table:table-cell table:style-name="ce62" table:formula="of:=MAX([$hors.$E$6] - [.$C4]/2; 0)*MAX(1 - [.$D4]/200;0)" office:value-type="float" office:value="122.1" calcext:value-type="float">
            <text:p>122.1</text:p>
          </table:table-cell>
          <table:table-cell table:style-name="ce61"/>
          <table:table-cell table:style-name="ce62" table:formula="of:=MAX([$irgl.$E$3] - [.$C4]; 0)*MAX(1 - [.$D4]/100;0)" office:value-type="float" office:value="156.4" calcext:value-type="float">
            <text:p>156.4</text:p>
          </table:table-cell>
          <table:table-cell table:style-name="ce62" table:formula="of:=MAX([$irgl.$E$4] - [.$C4]; 0)*MAX(1 - [.$D4]/100;0)" office:value-type="float" office:value="177.65" calcext:value-type="float">
            <text:p>177.7</text:p>
          </table:table-cell>
          <table:table-cell table:style-name="ce62" table:formula="of:=MAX([$irgl.$E$5] - [.$C4]; 0)*MAX(1 - [.$D4]/100;0)" office:value-type="float" office:value="207.4" calcext:value-type="float">
            <text:p>207.4</text:p>
          </table:table-cell>
          <table:table-cell table:style-name="ce62" table:formula="of:=MAX([$irgl.$E$6] - [.$C4]; 0)*MAX(1 - [.$D4]/100;0)" office:value-type="float" office:value="241.4" calcext:value-type="float">
            <text:p>241.4</text:p>
          </table:table-cell>
          <table:table-cell table:style-name="ce61"/>
          <table:table-cell table:style-name="ce62" table:formula="of:=MAX([$sngl.$E$3]; 0)*MAX(1 - [.$D4]/100;0)" office:value-type="float" office:value="102" calcext:value-type="float">
            <text:p>102.0</text:p>
          </table:table-cell>
          <table:table-cell table:style-name="ce62" table:formula="of:=MAX([$sngl.$E$4]; 0)*MAX(1 - [.$D4]/100;0)" office:value-type="float" office:value="119" calcext:value-type="float">
            <text:p>119.0</text:p>
          </table:table-cell>
          <table:table-cell table:style-name="ce62" table:formula="of:=MAX([$sngl.$E$5]; 0)*MAX(1 - [.$D4]/100;0)" office:value-type="float" office:value="144.5" calcext:value-type="float">
            <text:p>144.5</text:p>
          </table:table-cell>
          <table:table-cell table:style-name="ce62" table:formula="of:=MAX([$sngl.$E$6]; 0)*MAX(1 - [.$D4]/100;0)" office:value-type="float" office:value="170" calcext:value-type="float">
            <text:p>170.0</text:p>
          </table:table-cell>
          <table:table-cell table:number-columns-repeated="163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5" calcext:value-type="float">
            <text:p>37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5" calcext:value-type="float">
            <text:p>135</text:p>
          </table:table-cell>
          <table:table-cell table:style-name="ce5" table:formula="of:=([.$B5] + 3 * [.$C5]) / 10 / (1 - [.$D5] * 0.006) *POWER([.$E5]; 0.75) * [.$C$14] / 13" office:value-type="float" office:value="213.830755316485" calcext:value-type="float">
            <text:p>213.8</text:p>
          </table:table-cell>
          <table:table-cell table:style-name="ce5" office:value-type="float" office:value="6" calcext:value-type="float">
            <text:p>6.0</text:p>
          </table:table-cell>
          <table:table-cell table:style-name="ce7" table:formula="of:=COM.MICROSOFT.CEILING.MATH(LN(MAX([.$G5]*4;1))^2.5+1)" office:value-type="float" office:value="20" calcext:value-type="float">
            <text:p>20</text:p>
          </table:table-cell>
          <table:table-cell table:style-name="ce7" table:formula="of:=COM.MICROSOFT.CEILING.MATH(LN(MAX([.$G5]*3.5;1))^2.5+1)" office:value-type="float" office:value="18" calcext:value-type="float">
            <text:p>18</text:p>
          </table:table-cell>
          <table:table-cell table:style-name="ce7" table:formula="of:=COM.MICROSOFT.CEILING.MATH(LN(MAX([.$G5]*3;1))^2.5+1)" office:value-type="float" office:value="16" calcext:value-type="float">
            <text:p>16</text:p>
          </table:table-cell>
          <table:table-cell table:style-name="ce7" table:formula="of:=COM.MICROSOFT.CEILING.MATH(LN(MAX([.$G5]*2.5;1))^2.5+1)" office:value-type="float" office:value="14" calcext:value-type="float">
            <text:p>14</text:p>
          </table:table-cell>
          <table:table-cell/>
          <table:table-cell table:style-name="ce5"/>
          <table:table-cell table:style-name="ce59" table:formula="of:=MAX([$Sword.E$2] - [.$C5]; 0)*[$Sword.$F$2]" office:value-type="float" office:value="48" calcext:value-type="float">
            <text:p>48.0</text:p>
          </table:table-cell>
          <table:table-cell table:style-name="ce59" table:formula="of:=MAX([$Sword.E$3] - [.$C5]; 0)*[$Sword.$F$3]" office:value-type="float" office:value="70.875" calcext:value-type="float">
            <text:p>70.9</text:p>
          </table:table-cell>
          <table:table-cell table:style-name="ce59" table:formula="of:=MAX([$Sword.E$4] - [.$C5]; 0)*[$Sword.$F$4]" office:value-type="float" office:value="96.9375" calcext:value-type="float">
            <text:p>96.9</text:p>
          </table:table-cell>
          <table:table-cell table:style-name="ce59" table:formula="of:=MAX([$Sword.E$5] - [.$C5]; 0)*[$Sword.$F$5]" office:value-type="float" office:value="126.75" calcext:value-type="float">
            <text:p>126.8</text:p>
          </table:table-cell>
          <table:table-cell table:style-name="ce59" table:formula="of:=MAX([$Sword.E$6] - [.$C5]; 0)*[$Sword.$F$6]" office:value-type="float" office:value="162" calcext:value-type="float">
            <text:p>162.0</text:p>
          </table:table-cell>
          <table:table-cell table:style-name="ce59" table:formula="of:=MAX([$Sword.E$7] - [.$C5]; 0)*[$Sword.$F$7]" office:value-type="float" office:value="199.6875" calcext:value-type="float">
            <text:p>199.7</text:p>
          </table:table-cell>
          <table:table-cell table:style-name="ce59" table:formula="of:=MAX([$Sword.E$8] - [.$C5]; 0)*[$Sword.$F$8]" office:value-type="float" office:value="240.375" calcext:value-type="float">
            <text:p>240.4</text:p>
          </table:table-cell>
          <table:table-cell table:style-name="ce59" table:formula="of:=MAX([$Sword.E$9] - [.$C5]; 0)*[$Sword.$F$9]" office:value-type="float" office:value="61.5" calcext:value-type="float">
            <text:p>61.5</text:p>
          </table:table-cell>
          <table:table-cell table:style-name="ce60"/>
          <table:table-cell table:style-name="ce59" table:formula="of:=MAX([$Axe.E$2] - [.$C5]/2; 0)*MAX(1 - [.$D5]/200;0)*[$Axe.$F$2]" office:value-type="float" office:value="86.112" calcext:value-type="float">
            <text:p>86.1</text:p>
          </table:table-cell>
          <table:table-cell table:style-name="ce59" table:formula="of:=MAX([$Axe.E$3] - [.$C5]/2; 0)*MAX(1 - [.$D5]/200;0)*[$Axe.$F$3]" office:value-type="float" office:value="111.872" calcext:value-type="float">
            <text:p>111.9</text:p>
          </table:table-cell>
          <table:table-cell table:style-name="ce59" table:formula="of:=MAX([$Axe.E$4] - [.$C5]/2; 0)*MAX(1 - [.$D5]/200;0)*[$Axe.$F$4]" office:value-type="float" office:value="141.128" calcext:value-type="float">
            <text:p>141.1</text:p>
          </table:table-cell>
          <table:table-cell table:style-name="ce59" table:formula="of:=MAX([$Axe.E$5] - [.$C5]/2; 0)*MAX(1 - [.$D5]/200;0)*[$Axe.$F$5]" office:value-type="float" office:value="174.984" calcext:value-type="float">
            <text:p>175.0</text:p>
          </table:table-cell>
          <table:table-cell table:style-name="ce59" table:formula="of:=MAX([$Axe.E$6] - [.$C5]/2; 0)*MAX(1 - [.$D5]/200;0)*[$Axe.$F$6]" office:value-type="float" office:value="211.416" calcext:value-type="float">
            <text:p>211.4</text:p>
          </table:table-cell>
          <table:table-cell table:style-name="ce59" table:formula="of:=MAX([$Axe.E$7] - [.$C5]/2; 0)*MAX(1 - [.$D5]/200;0)*[$Axe.$F$7]" office:value-type="float" office:value="251.712" calcext:value-type="float">
            <text:p>251.7</text:p>
          </table:table-cell>
          <table:table-cell table:style-name="ce60"/>
          <table:table-cell table:style-name="ce59" table:formula="of:=MAX([$Scythe.D$2]; 0)*MAX(1 - [.$D5]/100;0)*[$Scythe.$F$2]" office:value-type="float" office:value="77.28" calcext:value-type="float">
            <text:p>77.3</text:p>
          </table:table-cell>
          <table:table-cell table:style-name="ce59" table:formula="of:=MAX([$Scythe.D$3]; 0)*MAX(1 - [.$D5]/100;0)*[$Scythe.$F$3]" office:value-type="float" office:value="102.48" calcext:value-type="float">
            <text:p>102.5</text:p>
          </table:table-cell>
          <table:table-cell table:style-name="ce59" table:formula="of:=MAX([$Scythe.D$4]; 0)*MAX(1 - [.$D5]/100;0)*[$Scythe.$F$4]" office:value-type="float" office:value="131.04" calcext:value-type="float">
            <text:p>131.0</text:p>
          </table:table-cell>
          <table:table-cell table:style-name="ce59" table:formula="of:=MAX([$Scythe.D$5]; 0)*MAX(1 - [.$D5]/100;0)*[$Scythe.$F$5]" office:value-type="float" office:value="164.64" calcext:value-type="float">
            <text:p>164.6</text:p>
          </table:table-cell>
          <table:table-cell table:style-name="ce59" table:formula="of:=MAX([$Scythe.D$6]; 0)*MAX(1 - [.$D5]/100;0)*[$Scythe.$F$6]" office:value-type="float" office:value="201.6" calcext:value-type="float">
            <text:p>201.6</text:p>
          </table:table-cell>
          <table:table-cell table:style-name="ce59" table:formula="of:=MAX([$Scythe.D$7]; 0)*MAX(1 - [.$D5]/100;0)*[$Scythe.$F$7]" office:value-type="float" office:value="241.92" calcext:value-type="float">
            <text:p>241.9</text:p>
          </table:table-cell>
          <table:table-cell table:style-name="ce59" table:formula="of:=MAX([$Scythe.D$8]; 0)*MAX(1 - [.$D5]/100;0)*[$Scythe.$F$8]" office:value-type="float" office:value="63.84" calcext:value-type="float">
            <text:p>63.8</text:p>
          </table:table-cell>
          <table:table-cell table:style-name="ce59" table:formula="of:=MAX([$Scythe.D$9]; 0)*MAX(1 - [.$D5]/100;0)*[$Scythe.$F$9]" office:value-type="float" office:value="73.92" calcext:value-type="float">
            <text:p>73.9</text:p>
          </table:table-cell>
          <table:table-cell table:style-name="ce59" table:formula="of:=MAX([$Scythe.D$10]; 0)*MAX(1 - [.$D5]/100;0)*[$Scythe.$F$10]" office:value-type="float" office:value="84" calcext:value-type="float">
            <text:p>84.0</text:p>
          </table:table-cell>
          <table:table-cell table:style-name="ce60"/>
          <table:table-cell table:style-name="ce60" table:formula="of:=MAX([$Staff.E$2]; 0)*[$Staff.$F$2]" office:value-type="float" office:value="73.6" calcext:value-type="float">
            <text:p>73.6</text:p>
          </table:table-cell>
          <table:table-cell table:style-name="ce60" table:formula="of:=MAX([$Staff.E$3]; 0)*[$Staff.$F$3]" office:value-type="float" office:value="100" calcext:value-type="float">
            <text:p>100</text:p>
          </table:table-cell>
          <table:table-cell table:style-name="ce60" table:formula="of:=MAX([$Staff.E$4]; 0)*[$Staff.$F$4]" office:value-type="float" office:value="128" calcext:value-type="float">
            <text:p>128</text:p>
          </table:table-cell>
          <table:table-cell table:style-name="ce60" table:formula="of:=MAX([$Staff.E$5]; 0)*[$Staff.$F$5]" office:value-type="float" office:value="160.8" calcext:value-type="float">
            <text:p>160.8</text:p>
          </table:table-cell>
          <table:table-cell table:style-name="ce60" table:formula="of:=MAX([$Staff.E$6]; 0)*[$Staff.$F$6]" office:value-type="float" office:value="196" calcext:value-type="float">
            <text:p>196</text:p>
          </table:table-cell>
          <table:table-cell table:style-name="ce60" table:formula="of:=MAX([$Staff.E$7]; 0)*[$Staff.$F$7]" office:value-type="float" office:value="235.2" calcext:value-type="float">
            <text:p>235.2</text:p>
          </table:table-cell>
          <table:table-cell table:style-name="ce60"/>
          <table:table-cell table:style-name="ce59" table:formula="of:=MAX([$Bow.E$2] - [.$C5]; 0)*MAX(1 - [.$D5]/100;0)*[$Bow.$F$2]" office:value-type="float" office:value="81.4886590279157" calcext:value-type="float">
            <text:p>81.5</text:p>
          </table:table-cell>
          <table:table-cell table:style-name="ce59" table:formula="of:=MAX([$Bow.E$3] - [.$C5]; 0)*MAX(1 - [.$D5]/100;0)*[$Bow.$F$3]" office:value-type="float" office:value="110.489442286889" calcext:value-type="float">
            <text:p>110.5</text:p>
          </table:table-cell>
          <table:table-cell table:style-name="ce59" table:formula="of:=MAX([$Bow.E$4] - [.$C5]; 0)*MAX(1 - [.$D5]/100;0)*[$Bow.$F$4]" office:value-type="float" office:value="136.267916294865" calcext:value-type="float">
            <text:p>136.3</text:p>
          </table:table-cell>
          <table:table-cell table:style-name="ce59" table:formula="of:=MAX([$Bow.E$5] - [.$C5]; 0)*MAX(1 - [.$D5]/100;0)*[$Bow.$F$5]" office:value-type="float" office:value="171.713318055831" calcext:value-type="float">
            <text:p>171.7</text:p>
          </table:table-cell>
          <table:table-cell table:style-name="ce59" table:formula="of:=MAX([$Bow.E$6] - [.$C5]; 0)*MAX(1 - [.$D5]/100;0)*[$Bow.$F$6]" office:value-type="float" office:value="207.158719816798" calcext:value-type="float">
            <text:p>207.2</text:p>
          </table:table-cell>
          <table:table-cell table:style-name="ce59" table:formula="of:=MAX([$Bow.E$7] - [.$C5]; 0)*MAX(1 - [.$D5]/100;0)*[$Bow.$F$7]" office:value-type="float" office:value="249.048740079759" calcext:value-type="float">
            <text:p>249.0</text:p>
          </table:table-cell>
          <table:table-cell table:style-name="ce60"/>
          <table:table-cell table:style-name="ce59" table:formula="of:=MAX([$Crossbow.E$2] - [.$C5]/2; 0)*MAX(1 - [.$D5]/200;0)*[$Crossbow.$F$2]" office:value-type="float" office:value="91.494" calcext:value-type="float">
            <text:p>91.5</text:p>
          </table:table-cell>
          <table:table-cell table:style-name="ce59" table:formula="of:=MAX([$Crossbow.E$3] - [.$C5]/2; 0)*MAX(1 - [.$D5]/200;0)*[$Crossbow.$F$3]" office:value-type="float" office:value="118.864" calcext:value-type="float">
            <text:p>118.9</text:p>
          </table:table-cell>
          <table:table-cell table:style-name="ce59" table:formula="of:=MAX([$Crossbow.E$4] - [.$C5]/2; 0)*MAX(1 - [.$D5]/200;0)*[$Crossbow.$F$4]" office:value-type="float" office:value="150.3004" calcext:value-type="float">
            <text:p>150.3</text:p>
          </table:table-cell>
          <table:table-cell table:style-name="ce59" table:formula="of:=MAX([$Crossbow.E$5] - [.$C5]/2; 0)*MAX(1 - [.$D5]/200;0)*[$Crossbow.$F$5]" office:value-type="float" office:value="185.334" calcext:value-type="float">
            <text:p>185.3</text:p>
          </table:table-cell>
          <table:table-cell table:style-name="ce59" table:formula="of:=MAX([$Crossbow.E$6] - [.$C5]/2; 0)*MAX(1 - [.$D5]/200;0)*[$Crossbow.$F$6]" office:value-type="float" office:value="224.91884" calcext:value-type="float">
            <text:p>224.9</text:p>
          </table:table-cell>
          <table:table-cell table:style-name="ce59" table:formula="of:=MAX([$Crossbow.E$7] - [.$C5]/2; 0)*MAX(1 - [.$D5]/200;0)*[$Crossbow.$F$7]" office:value-type="float" office:value="267.422104" calcext:value-type="float">
            <text:p>267.4</text:p>
          </table:table-cell>
          <table:table-cell table:number-columns-repeated="2"/>
          <table:table-cell table:style-name="ce61" table:formula="of:=MAX([$doge.E$3] - [.$C5]; 0)" office:value-type="float" office:value="14" calcext:value-type="float">
            <text:p>14</text:p>
          </table:table-cell>
          <table:table-cell table:style-name="ce61" table:formula="of:=MAX([$doge.$E$4] - [.$C5]; 0)" office:value-type="float" office:value="19" calcext:value-type="float">
            <text:p>19</text:p>
          </table:table-cell>
          <table:table-cell table:style-name="ce61" table:formula="of:=MAX([$doge.$E$5] - [.$C5]; 0)" office:value-type="float" office:value="24" calcext:value-type="float">
            <text:p>24</text:p>
          </table:table-cell>
          <table:table-cell table:style-name="ce61" table:formula="of:=MAX([$doge.$E$6] - [.$C5]; 0)" office:value-type="float" office:value="29" calcext:value-type="float">
            <text:p>29</text:p>
          </table:table-cell>
          <table:table-cell table:style-name="ce61" table:formula="of:=MAX([$doge.$E$7] - [.$C5]; 0)" office:value-type="float" office:value="34" calcext:value-type="float">
            <text:p>34</text:p>
          </table:table-cell>
          <table:table-cell table:style-name="ce61"/>
          <table:table-cell table:style-name="ce62" table:formula="of:=MAX([$hors.$E$3] - [.$C5]/2; 0)*MAX(1 - [.$D5]/200;0)" office:value-type="float" office:value="61.64" calcext:value-type="float">
            <text:p>61.6</text:p>
          </table:table-cell>
          <table:table-cell table:style-name="ce62" table:formula="of:=MAX([$hors.$E$4] - [.$C5]/2; 0)*MAX(1 - [.$D5]/200;0)" office:value-type="float" office:value="75.44" calcext:value-type="float">
            <text:p>75.4</text:p>
          </table:table-cell>
          <table:table-cell table:style-name="ce62" table:formula="of:=MAX([$hors.$E$5] - [.$C5]/2; 0)*MAX(1 - [.$D5]/200;0)" office:value-type="float" office:value="98.44" calcext:value-type="float">
            <text:p>98.4</text:p>
          </table:table-cell>
          <table:table-cell table:style-name="ce62" table:formula="of:=MAX([$hors.$E$6] - [.$C5]/2; 0)*MAX(1 - [.$D5]/200;0)" office:value-type="float" office:value="121.44" calcext:value-type="float">
            <text:p>121.4</text:p>
          </table:table-cell>
          <table:table-cell table:style-name="ce61"/>
          <table:table-cell table:style-name="ce62" table:formula="of:=MAX([$irgl.$E$3] - [.$C5]; 0)*MAX(1 - [.$D5]/100;0)" office:value-type="float" office:value="154.56" calcext:value-type="float">
            <text:p>154.6</text:p>
          </table:table-cell>
          <table:table-cell table:style-name="ce62" table:formula="of:=MAX([$irgl.$E$4] - [.$C5]; 0)*MAX(1 - [.$D5]/100;0)" office:value-type="float" office:value="175.56" calcext:value-type="float">
            <text:p>175.6</text:p>
          </table:table-cell>
          <table:table-cell table:style-name="ce62" table:formula="of:=MAX([$irgl.$E$5] - [.$C5]; 0)*MAX(1 - [.$D5]/100;0)" office:value-type="float" office:value="204.96" calcext:value-type="float">
            <text:p>205.0</text:p>
          </table:table-cell>
          <table:table-cell table:style-name="ce62" table:formula="of:=MAX([$irgl.$E$6] - [.$C5]; 0)*MAX(1 - [.$D5]/100;0)" office:value-type="float" office:value="238.56" calcext:value-type="float">
            <text:p>238.6</text:p>
          </table:table-cell>
          <table:table-cell table:style-name="ce61"/>
          <table:table-cell table:style-name="ce62" table:formula="of:=MAX([$sngl.$E$3]; 0)*MAX(1 - [.$D5]/100;0)" office:value-type="float" office:value="100.8" calcext:value-type="float">
            <text:p>100.8</text:p>
          </table:table-cell>
          <table:table-cell table:style-name="ce62" table:formula="of:=MAX([$sngl.$E$4]; 0)*MAX(1 - [.$D5]/100;0)" office:value-type="float" office:value="117.6" calcext:value-type="float">
            <text:p>117.6</text:p>
          </table:table-cell>
          <table:table-cell table:style-name="ce62" table:formula="of:=MAX([$sngl.$E$5]; 0)*MAX(1 - [.$D5]/100;0)" office:value-type="float" office:value="142.8" calcext:value-type="float">
            <text:p>142.8</text:p>
          </table:table-cell>
          <table:table-cell table:style-name="ce62" table:formula="of:=MAX([$sngl.$E$6]; 0)*MAX(1 - [.$D5]/100;0)" office:value-type="float" office:value="168" calcext:value-type="float">
            <text:p>168.0</text:p>
          </table:table-cell>
          <table:table-cell table:number-columns-repeated="163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0" calcext:value-type="float">
            <text:p>44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table:style-name="ce5" table:formula="of:=([.$B6] + 3 * [.$C6]) / 10 / (1 - [.$D6] * 0.006) *POWER([.$E6]; 0.75) * [.$C$14] / 13" office:value-type="float" office:value="270.255704357575" calcext:value-type="float">
            <text:p>270.3</text:p>
          </table:table-cell>
          <table:table-cell table:style-name="ce5" office:value-type="float" office:value="7.5" calcext:value-type="float">
            <text:p>7.5</text:p>
          </table:table-cell>
          <table:table-cell table:style-name="ce7" table:formula="of:=COM.MICROSOFT.CEILING.MATH(LN(MAX([.$G6]*4;1))^2.5+1)" office:value-type="float" office:value="23" calcext:value-type="float">
            <text:p>23</text:p>
          </table:table-cell>
          <table:table-cell table:style-name="ce7" table:formula="of:=COM.MICROSOFT.CEILING.MATH(LN(MAX([.$G6]*3.5;1))^2.5+1)" office:value-type="float" office:value="21" calcext:value-type="float">
            <text:p>21</text:p>
          </table:table-cell>
          <table:table-cell table:style-name="ce7" table:formula="of:=COM.MICROSOFT.CEILING.MATH(LN(MAX([.$G6]*3;1))^2.5+1)" office:value-type="float" office:value="19" calcext:value-type="float">
            <text:p>19</text:p>
          </table:table-cell>
          <table:table-cell table:style-name="ce7" table:formula="of:=COM.MICROSOFT.CEILING.MATH(LN(MAX([.$G6]*2.5;1))^2.5+1)" office:value-type="float" office:value="16" calcext:value-type="float">
            <text:p>16</text:p>
          </table:table-cell>
          <table:table-cell/>
          <table:table-cell table:style-name="ce5"/>
          <table:table-cell table:style-name="ce59" table:formula="of:=MAX([$Sword.E$2] - [.$C6]; 0)*[$Sword.$F$2]" office:value-type="float" office:value="45" calcext:value-type="float">
            <text:p>45.0</text:p>
          </table:table-cell>
          <table:table-cell table:style-name="ce59" table:formula="of:=MAX([$Sword.E$3] - [.$C6]; 0)*[$Sword.$F$3]" office:value-type="float" office:value="67.875" calcext:value-type="float">
            <text:p>67.9</text:p>
          </table:table-cell>
          <table:table-cell table:style-name="ce59" table:formula="of:=MAX([$Sword.E$4] - [.$C6]; 0)*[$Sword.$F$4]" office:value-type="float" office:value="93.9375" calcext:value-type="float">
            <text:p>93.9</text:p>
          </table:table-cell>
          <table:table-cell table:style-name="ce59" table:formula="of:=MAX([$Sword.E$5] - [.$C6]; 0)*[$Sword.$F$5]" office:value-type="float" office:value="123.75" calcext:value-type="float">
            <text:p>123.8</text:p>
          </table:table-cell>
          <table:table-cell table:style-name="ce59" table:formula="of:=MAX([$Sword.E$6] - [.$C6]; 0)*[$Sword.$F$6]" office:value-type="float" office:value="159" calcext:value-type="float">
            <text:p>159.0</text:p>
          </table:table-cell>
          <table:table-cell table:style-name="ce59" table:formula="of:=MAX([$Sword.E$7] - [.$C6]; 0)*[$Sword.$F$7]" office:value-type="float" office:value="196.6875" calcext:value-type="float">
            <text:p>196.7</text:p>
          </table:table-cell>
          <table:table-cell table:style-name="ce59" table:formula="of:=MAX([$Sword.E$8] - [.$C6]; 0)*[$Sword.$F$8]" office:value-type="float" office:value="237.375" calcext:value-type="float">
            <text:p>237.4</text:p>
          </table:table-cell>
          <table:table-cell table:style-name="ce59" table:formula="of:=MAX([$Sword.E$9] - [.$C6]; 0)*[$Sword.$F$9]" office:value-type="float" office:value="58.5" calcext:value-type="float">
            <text:p>58.5</text:p>
          </table:table-cell>
          <table:table-cell table:style-name="ce60"/>
          <table:table-cell table:style-name="ce59" table:formula="of:=MAX([$Axe.E$2] - [.$C6]/2; 0)*MAX(1 - [.$D6]/200;0)*[$Axe.$F$2]" office:value-type="float" office:value="85.376" calcext:value-type="float">
            <text:p>85.4</text:p>
          </table:table-cell>
          <table:table-cell table:style-name="ce59" table:formula="of:=MAX([$Axe.E$3] - [.$C6]/2; 0)*MAX(1 - [.$D6]/200;0)*[$Axe.$F$3]" office:value-type="float" office:value="111.136" calcext:value-type="float">
            <text:p>111.1</text:p>
          </table:table-cell>
          <table:table-cell table:style-name="ce59" table:formula="of:=MAX([$Axe.E$4] - [.$C6]/2; 0)*MAX(1 - [.$D6]/200;0)*[$Axe.$F$4]" office:value-type="float" office:value="140.392" calcext:value-type="float">
            <text:p>140.4</text:p>
          </table:table-cell>
          <table:table-cell table:style-name="ce59" table:formula="of:=MAX([$Axe.E$5] - [.$C6]/2; 0)*MAX(1 - [.$D6]/200;0)*[$Axe.$F$5]" office:value-type="float" office:value="174.248" calcext:value-type="float">
            <text:p>174.2</text:p>
          </table:table-cell>
          <table:table-cell table:style-name="ce59" table:formula="of:=MAX([$Axe.E$6] - [.$C6]/2; 0)*MAX(1 - [.$D6]/200;0)*[$Axe.$F$6]" office:value-type="float" office:value="210.68" calcext:value-type="float">
            <text:p>210.7</text:p>
          </table:table-cell>
          <table:table-cell table:style-name="ce59" table:formula="of:=MAX([$Axe.E$7] - [.$C6]/2; 0)*MAX(1 - [.$D6]/200;0)*[$Axe.$F$7]" office:value-type="float" office:value="250.976" calcext:value-type="float">
            <text:p>251.0</text:p>
          </table:table-cell>
          <table:table-cell table:style-name="ce60"/>
          <table:table-cell table:style-name="ce59" table:formula="of:=MAX([$Scythe.D$2]; 0)*MAX(1 - [.$D6]/100;0)*[$Scythe.$F$2]" office:value-type="float" office:value="77.28" calcext:value-type="float">
            <text:p>77.3</text:p>
          </table:table-cell>
          <table:table-cell table:style-name="ce59" table:formula="of:=MAX([$Scythe.D$3]; 0)*MAX(1 - [.$D6]/100;0)*[$Scythe.$F$3]" office:value-type="float" office:value="102.48" calcext:value-type="float">
            <text:p>102.5</text:p>
          </table:table-cell>
          <table:table-cell table:style-name="ce59" table:formula="of:=MAX([$Scythe.D$4]; 0)*MAX(1 - [.$D6]/100;0)*[$Scythe.$F$4]" office:value-type="float" office:value="131.04" calcext:value-type="float">
            <text:p>131.0</text:p>
          </table:table-cell>
          <table:table-cell table:style-name="ce59" table:formula="of:=MAX([$Scythe.D$5]; 0)*MAX(1 - [.$D6]/100;0)*[$Scythe.$F$5]" office:value-type="float" office:value="164.64" calcext:value-type="float">
            <text:p>164.6</text:p>
          </table:table-cell>
          <table:table-cell table:style-name="ce59" table:formula="of:=MAX([$Scythe.D$6]; 0)*MAX(1 - [.$D6]/100;0)*[$Scythe.$F$6]" office:value-type="float" office:value="201.6" calcext:value-type="float">
            <text:p>201.6</text:p>
          </table:table-cell>
          <table:table-cell table:style-name="ce59" table:formula="of:=MAX([$Scythe.D$7]; 0)*MAX(1 - [.$D6]/100;0)*[$Scythe.$F$7]" office:value-type="float" office:value="241.92" calcext:value-type="float">
            <text:p>241.9</text:p>
          </table:table-cell>
          <table:table-cell table:style-name="ce59" table:formula="of:=MAX([$Scythe.D$8]; 0)*MAX(1 - [.$D6]/100;0)*[$Scythe.$F$8]" office:value-type="float" office:value="63.84" calcext:value-type="float">
            <text:p>63.8</text:p>
          </table:table-cell>
          <table:table-cell table:style-name="ce59" table:formula="of:=MAX([$Scythe.D$9]; 0)*MAX(1 - [.$D6]/100;0)*[$Scythe.$F$9]" office:value-type="float" office:value="73.92" calcext:value-type="float">
            <text:p>73.9</text:p>
          </table:table-cell>
          <table:table-cell table:style-name="ce59" table:formula="of:=MAX([$Scythe.D$10]; 0)*MAX(1 - [.$D6]/100;0)*[$Scythe.$F$10]" office:value-type="float" office:value="84" calcext:value-type="float">
            <text:p>84.0</text:p>
          </table:table-cell>
          <table:table-cell table:style-name="ce60"/>
          <table:table-cell table:style-name="ce60" table:formula="of:=MAX([$Staff.E$2]; 0)*[$Staff.$F$2]" office:value-type="float" office:value="73.6" calcext:value-type="float">
            <text:p>73.6</text:p>
          </table:table-cell>
          <table:table-cell table:style-name="ce60" table:formula="of:=MAX([$Staff.E$3]; 0)*[$Staff.$F$3]" office:value-type="float" office:value="100" calcext:value-type="float">
            <text:p>100</text:p>
          </table:table-cell>
          <table:table-cell table:style-name="ce60" table:formula="of:=MAX([$Staff.E$4]; 0)*[$Staff.$F$4]" office:value-type="float" office:value="128" calcext:value-type="float">
            <text:p>128</text:p>
          </table:table-cell>
          <table:table-cell table:style-name="ce60" table:formula="of:=MAX([$Staff.E$5]; 0)*[$Staff.$F$5]" office:value-type="float" office:value="160.8" calcext:value-type="float">
            <text:p>160.8</text:p>
          </table:table-cell>
          <table:table-cell table:style-name="ce60" table:formula="of:=MAX([$Staff.E$6]; 0)*[$Staff.$F$6]" office:value-type="float" office:value="196" calcext:value-type="float">
            <text:p>196</text:p>
          </table:table-cell>
          <table:table-cell table:style-name="ce60" table:formula="of:=MAX([$Staff.E$7]; 0)*[$Staff.$F$7]" office:value-type="float" office:value="235.2" calcext:value-type="float">
            <text:p>235.2</text:p>
          </table:table-cell>
          <table:table-cell table:style-name="ce60"/>
          <table:table-cell table:style-name="ce59" table:formula="of:=MAX([$Bow.E$2] - [.$C6]; 0)*MAX(1 - [.$D6]/100;0)*[$Bow.$F$2]" office:value-type="float" office:value="80.3966590279157" calcext:value-type="float">
            <text:p>80.4</text:p>
          </table:table-cell>
          <table:table-cell table:style-name="ce59" table:formula="of:=MAX([$Bow.E$3] - [.$C6]; 0)*MAX(1 - [.$D6]/100;0)*[$Bow.$F$3]" office:value-type="float" office:value="109.397442286889" calcext:value-type="float">
            <text:p>109.4</text:p>
          </table:table-cell>
          <table:table-cell table:style-name="ce59" table:formula="of:=MAX([$Bow.E$4] - [.$C6]; 0)*MAX(1 - [.$D6]/100;0)*[$Bow.$F$4]" office:value-type="float" office:value="135.175916294865" calcext:value-type="float">
            <text:p>135.2</text:p>
          </table:table-cell>
          <table:table-cell table:style-name="ce59" table:formula="of:=MAX([$Bow.E$5] - [.$C6]; 0)*MAX(1 - [.$D6]/100;0)*[$Bow.$F$5]" office:value-type="float" office:value="170.621318055831" calcext:value-type="float">
            <text:p>170.6</text:p>
          </table:table-cell>
          <table:table-cell table:style-name="ce59" table:formula="of:=MAX([$Bow.E$6] - [.$C6]; 0)*MAX(1 - [.$D6]/100;0)*[$Bow.$F$6]" office:value-type="float" office:value="206.066719816798" calcext:value-type="float">
            <text:p>206.1</text:p>
          </table:table-cell>
          <table:table-cell table:style-name="ce59" table:formula="of:=MAX([$Bow.E$7] - [.$C6]; 0)*MAX(1 - [.$D6]/100;0)*[$Bow.$F$7]" office:value-type="float" office:value="247.956740079759" calcext:value-type="float">
            <text:p>248.0</text:p>
          </table:table-cell>
          <table:table-cell table:style-name="ce60"/>
          <table:table-cell table:style-name="ce59" table:formula="of:=MAX([$Crossbow.E$2] - [.$C6]/2; 0)*MAX(1 - [.$D6]/200;0)*[$Crossbow.$F$2]" office:value-type="float" office:value="90.712" calcext:value-type="float">
            <text:p>90.7</text:p>
          </table:table-cell>
          <table:table-cell table:style-name="ce59" table:formula="of:=MAX([$Crossbow.E$3] - [.$C6]/2; 0)*MAX(1 - [.$D6]/200;0)*[$Crossbow.$F$3]" office:value-type="float" office:value="118.082" calcext:value-type="float">
            <text:p>118.1</text:p>
          </table:table-cell>
          <table:table-cell table:style-name="ce59" table:formula="of:=MAX([$Crossbow.E$4] - [.$C6]/2; 0)*MAX(1 - [.$D6]/200;0)*[$Crossbow.$F$4]" office:value-type="float" office:value="149.5184" calcext:value-type="float">
            <text:p>149.5</text:p>
          </table:table-cell>
          <table:table-cell table:style-name="ce59" table:formula="of:=MAX([$Crossbow.E$5] - [.$C6]/2; 0)*MAX(1 - [.$D6]/200;0)*[$Crossbow.$F$5]" office:value-type="float" office:value="184.552" calcext:value-type="float">
            <text:p>184.6</text:p>
          </table:table-cell>
          <table:table-cell table:style-name="ce59" table:formula="of:=MAX([$Crossbow.E$6] - [.$C6]/2; 0)*MAX(1 - [.$D6]/200;0)*[$Crossbow.$F$6]" office:value-type="float" office:value="224.13684" calcext:value-type="float">
            <text:p>224.1</text:p>
          </table:table-cell>
          <table:table-cell table:style-name="ce59" table:formula="of:=MAX([$Crossbow.E$7] - [.$C6]/2; 0)*MAX(1 - [.$D6]/200;0)*[$Crossbow.$F$7]" office:value-type="float" office:value="266.640104" calcext:value-type="float">
            <text:p>266.6</text:p>
          </table:table-cell>
          <table:table-cell table:number-columns-repeated="2"/>
          <table:table-cell table:style-name="ce61" table:formula="of:=MAX([$doge.E$3] - [.$C6]; 0)" office:value-type="float" office:value="12" calcext:value-type="float">
            <text:p>12</text:p>
          </table:table-cell>
          <table:table-cell table:style-name="ce61" table:formula="of:=MAX([$doge.$E$4] - [.$C6]; 0)" office:value-type="float" office:value="17" calcext:value-type="float">
            <text:p>17</text:p>
          </table:table-cell>
          <table:table-cell table:style-name="ce61" table:formula="of:=MAX([$doge.$E$5] - [.$C6]; 0)" office:value-type="float" office:value="22" calcext:value-type="float">
            <text:p>22</text:p>
          </table:table-cell>
          <table:table-cell table:style-name="ce61" table:formula="of:=MAX([$doge.$E$6] - [.$C6]; 0)" office:value-type="float" office:value="27" calcext:value-type="float">
            <text:p>27</text:p>
          </table:table-cell>
          <table:table-cell table:style-name="ce61" table:formula="of:=MAX([$doge.$E$7] - [.$C6]; 0)" office:value-type="float" office:value="32" calcext:value-type="float">
            <text:p>32</text:p>
          </table:table-cell>
          <table:table-cell table:style-name="ce61"/>
          <table:table-cell table:style-name="ce62" table:formula="of:=MAX([$hors.$E$3] - [.$C6]/2; 0)*MAX(1 - [.$D6]/200;0)" office:value-type="float" office:value="60.72" calcext:value-type="float">
            <text:p>60.7</text:p>
          </table:table-cell>
          <table:table-cell table:style-name="ce62" table:formula="of:=MAX([$hors.$E$4] - [.$C6]/2; 0)*MAX(1 - [.$D6]/200;0)" office:value-type="float" office:value="74.52" calcext:value-type="float">
            <text:p>74.5</text:p>
          </table:table-cell>
          <table:table-cell table:style-name="ce62" table:formula="of:=MAX([$hors.$E$5] - [.$C6]/2; 0)*MAX(1 - [.$D6]/200;0)" office:value-type="float" office:value="97.52" calcext:value-type="float">
            <text:p>97.5</text:p>
          </table:table-cell>
          <table:table-cell table:style-name="ce62" table:formula="of:=MAX([$hors.$E$6] - [.$C6]/2; 0)*MAX(1 - [.$D6]/200;0)" office:value-type="float" office:value="120.52" calcext:value-type="float">
            <text:p>120.5</text:p>
          </table:table-cell>
          <table:table-cell table:style-name="ce61"/>
          <table:table-cell table:style-name="ce62" table:formula="of:=MAX([$irgl.$E$3] - [.$C6]; 0)*MAX(1 - [.$D6]/100;0)" office:value-type="float" office:value="152.88" calcext:value-type="float">
            <text:p>152.9</text:p>
          </table:table-cell>
          <table:table-cell table:style-name="ce62" table:formula="of:=MAX([$irgl.$E$4] - [.$C6]; 0)*MAX(1 - [.$D6]/100;0)" office:value-type="float" office:value="173.88" calcext:value-type="float">
            <text:p>173.9</text:p>
          </table:table-cell>
          <table:table-cell table:style-name="ce62" table:formula="of:=MAX([$irgl.$E$5] - [.$C6]; 0)*MAX(1 - [.$D6]/100;0)" office:value-type="float" office:value="203.28" calcext:value-type="float">
            <text:p>203.3</text:p>
          </table:table-cell>
          <table:table-cell table:style-name="ce62" table:formula="of:=MAX([$irgl.$E$6] - [.$C6]; 0)*MAX(1 - [.$D6]/100;0)" office:value-type="float" office:value="236.88" calcext:value-type="float">
            <text:p>236.9</text:p>
          </table:table-cell>
          <table:table-cell table:style-name="ce61"/>
          <table:table-cell table:style-name="ce62" table:formula="of:=MAX([$sngl.$E$3]; 0)*MAX(1 - [.$D6]/100;0)" office:value-type="float" office:value="100.8" calcext:value-type="float">
            <text:p>100.8</text:p>
          </table:table-cell>
          <table:table-cell table:style-name="ce62" table:formula="of:=MAX([$sngl.$E$4]; 0)*MAX(1 - [.$D6]/100;0)" office:value-type="float" office:value="117.6" calcext:value-type="float">
            <text:p>117.6</text:p>
          </table:table-cell>
          <table:table-cell table:style-name="ce62" table:formula="of:=MAX([$sngl.$E$5]; 0)*MAX(1 - [.$D6]/100;0)" office:value-type="float" office:value="142.8" calcext:value-type="float">
            <text:p>142.8</text:p>
          </table:table-cell>
          <table:table-cell table:style-name="ce62" table:formula="of:=MAX([$sngl.$E$6]; 0)*MAX(1 - [.$D6]/100;0)" office:value-type="float" office:value="168" calcext:value-type="float">
            <text:p>168.0</text:p>
          </table:table-cell>
          <table:table-cell table:number-columns-repeated="1630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5" calcext:value-type="float">
            <text:p>165</text:p>
          </table:table-cell>
          <table:table-cell table:style-name="ce5" table:formula="of:=([.$B7] + 3 * [.$C7]) / 10 / (1 - [.$D7] * 0.006) *POWER([.$E7]; 0.75) * [.$C$14] / 13" office:value-type="float" office:value="315.029832704129" calcext:value-type="float">
            <text:p>315.0</text:p>
          </table:table-cell>
          <table:table-cell table:style-name="ce5" office:value-type="float" office:value="9.5" calcext:value-type="float">
            <text:p>9.5</text:p>
          </table:table-cell>
          <table:table-cell table:style-name="ce7" table:formula="of:=COM.MICROSOFT.CEILING.MATH(LN(MAX([.$G7]*4;1))^2.5+1)" office:value-type="float" office:value="27" calcext:value-type="float">
            <text:p>27</text:p>
          </table:table-cell>
          <table:table-cell table:style-name="ce7" table:formula="of:=COM.MICROSOFT.CEILING.MATH(LN(MAX([.$G7]*3.5;1))^2.5+1)" office:value-type="float" office:value="24" calcext:value-type="float">
            <text:p>24</text:p>
          </table:table-cell>
          <table:table-cell table:style-name="ce7" table:formula="of:=COM.MICROSOFT.CEILING.MATH(LN(MAX([.$G7]*3;1))^2.5+1)" office:value-type="float" office:value="22" calcext:value-type="float">
            <text:p>22</text:p>
          </table:table-cell>
          <table:table-cell table:style-name="ce7" table:formula="of:=COM.MICROSOFT.CEILING.MATH(LN(MAX([.$G7]*2.5;1))^2.5+1)" office:value-type="float" office:value="19" calcext:value-type="float">
            <text:p>19</text:p>
          </table:table-cell>
          <table:table-cell/>
          <table:table-cell table:style-name="ce5"/>
          <table:table-cell table:style-name="ce59" table:formula="of:=MAX([$Sword.E$2] - [.$C7]; 0)*[$Sword.$F$2]" office:value-type="float" office:value="45" calcext:value-type="float">
            <text:p>45.0</text:p>
          </table:table-cell>
          <table:table-cell table:style-name="ce59" table:formula="of:=MAX([$Sword.E$3] - [.$C7]; 0)*[$Sword.$F$3]" office:value-type="float" office:value="67.875" calcext:value-type="float">
            <text:p>67.9</text:p>
          </table:table-cell>
          <table:table-cell table:style-name="ce59" table:formula="of:=MAX([$Sword.E$4] - [.$C7]; 0)*[$Sword.$F$4]" office:value-type="float" office:value="93.9375" calcext:value-type="float">
            <text:p>93.9</text:p>
          </table:table-cell>
          <table:table-cell table:style-name="ce59" table:formula="of:=MAX([$Sword.E$5] - [.$C7]; 0)*[$Sword.$F$5]" office:value-type="float" office:value="123.75" calcext:value-type="float">
            <text:p>123.8</text:p>
          </table:table-cell>
          <table:table-cell table:style-name="ce59" table:formula="of:=MAX([$Sword.E$6] - [.$C7]; 0)*[$Sword.$F$6]" office:value-type="float" office:value="159" calcext:value-type="float">
            <text:p>159.0</text:p>
          </table:table-cell>
          <table:table-cell table:style-name="ce59" table:formula="of:=MAX([$Sword.E$7] - [.$C7]; 0)*[$Sword.$F$7]" office:value-type="float" office:value="196.6875" calcext:value-type="float">
            <text:p>196.7</text:p>
          </table:table-cell>
          <table:table-cell table:style-name="ce59" table:formula="of:=MAX([$Sword.E$8] - [.$C7]; 0)*[$Sword.$F$8]" office:value-type="float" office:value="237.375" calcext:value-type="float">
            <text:p>237.4</text:p>
          </table:table-cell>
          <table:table-cell table:style-name="ce59" table:formula="of:=MAX([$Sword.E$9] - [.$C7]; 0)*[$Sword.$F$9]" office:value-type="float" office:value="58.5" calcext:value-type="float">
            <text:p>58.5</text:p>
          </table:table-cell>
          <table:table-cell table:style-name="ce60"/>
          <table:table-cell table:style-name="ce59" table:formula="of:=MAX([$Axe.E$2] - [.$C7]/2; 0)*MAX(1 - [.$D7]/200;0)*[$Axe.$F$2]" office:value-type="float" office:value="84.448" calcext:value-type="float">
            <text:p>84.4</text:p>
          </table:table-cell>
          <table:table-cell table:style-name="ce59" table:formula="of:=MAX([$Axe.E$3] - [.$C7]/2; 0)*MAX(1 - [.$D7]/200;0)*[$Axe.$F$3]" office:value-type="float" office:value="109.928" calcext:value-type="float">
            <text:p>109.9</text:p>
          </table:table-cell>
          <table:table-cell table:style-name="ce59" table:formula="of:=MAX([$Axe.E$4] - [.$C7]/2; 0)*MAX(1 - [.$D7]/200;0)*[$Axe.$F$4]" office:value-type="float" office:value="138.866" calcext:value-type="float">
            <text:p>138.9</text:p>
          </table:table-cell>
          <table:table-cell table:style-name="ce59" table:formula="of:=MAX([$Axe.E$5] - [.$C7]/2; 0)*MAX(1 - [.$D7]/200;0)*[$Axe.$F$5]" office:value-type="float" office:value="172.354" calcext:value-type="float">
            <text:p>172.4</text:p>
          </table:table-cell>
          <table:table-cell table:style-name="ce59" table:formula="of:=MAX([$Axe.E$6] - [.$C7]/2; 0)*MAX(1 - [.$D7]/200;0)*[$Axe.$F$6]" office:value-type="float" office:value="208.39" calcext:value-type="float">
            <text:p>208.4</text:p>
          </table:table-cell>
          <table:table-cell table:style-name="ce59" table:formula="of:=MAX([$Axe.E$7] - [.$C7]/2; 0)*MAX(1 - [.$D7]/200;0)*[$Axe.$F$7]" office:value-type="float" office:value="248.248" calcext:value-type="float">
            <text:p>248.2</text:p>
          </table:table-cell>
          <table:table-cell table:style-name="ce60"/>
          <table:table-cell table:style-name="ce59" table:formula="of:=MAX([$Scythe.D$2]; 0)*MAX(1 - [.$D7]/100;0)*[$Scythe.$F$2]" office:value-type="float" office:value="75.44" calcext:value-type="float">
            <text:p>75.4</text:p>
          </table:table-cell>
          <table:table-cell table:style-name="ce59" table:formula="of:=MAX([$Scythe.D$3]; 0)*MAX(1 - [.$D7]/100;0)*[$Scythe.$F$3]" office:value-type="float" office:value="100.04" calcext:value-type="float">
            <text:p>100.0</text:p>
          </table:table-cell>
          <table:table-cell table:style-name="ce59" table:formula="of:=MAX([$Scythe.D$4]; 0)*MAX(1 - [.$D7]/100;0)*[$Scythe.$F$4]" office:value-type="float" office:value="127.92" calcext:value-type="float">
            <text:p>127.9</text:p>
          </table:table-cell>
          <table:table-cell table:style-name="ce59" table:formula="of:=MAX([$Scythe.D$5]; 0)*MAX(1 - [.$D7]/100;0)*[$Scythe.$F$5]" office:value-type="float" office:value="160.72" calcext:value-type="float">
            <text:p>160.7</text:p>
          </table:table-cell>
          <table:table-cell table:style-name="ce59" table:formula="of:=MAX([$Scythe.D$6]; 0)*MAX(1 - [.$D7]/100;0)*[$Scythe.$F$6]" office:value-type="float" office:value="196.8" calcext:value-type="float">
            <text:p>196.8</text:p>
          </table:table-cell>
          <table:table-cell table:style-name="ce59" table:formula="of:=MAX([$Scythe.D$7]; 0)*MAX(1 - [.$D7]/100;0)*[$Scythe.$F$7]" office:value-type="float" office:value="236.16" calcext:value-type="float">
            <text:p>236.2</text:p>
          </table:table-cell>
          <table:table-cell table:style-name="ce59" table:formula="of:=MAX([$Scythe.D$8]; 0)*MAX(1 - [.$D7]/100;0)*[$Scythe.$F$8]" office:value-type="float" office:value="62.32" calcext:value-type="float">
            <text:p>62.3</text:p>
          </table:table-cell>
          <table:table-cell table:style-name="ce59" table:formula="of:=MAX([$Scythe.D$9]; 0)*MAX(1 - [.$D7]/100;0)*[$Scythe.$F$9]" office:value-type="float" office:value="72.16" calcext:value-type="float">
            <text:p>72.2</text:p>
          </table:table-cell>
          <table:table-cell table:style-name="ce59" table:formula="of:=MAX([$Scythe.D$10]; 0)*MAX(1 - [.$D7]/100;0)*[$Scythe.$F$10]" office:value-type="float" office:value="82" calcext:value-type="float">
            <text:p>82.0</text:p>
          </table:table-cell>
          <table:table-cell table:style-name="ce60"/>
          <table:table-cell table:style-name="ce60" table:formula="of:=MAX([$Staff.E$2]; 0)*[$Staff.$F$2]" office:value-type="float" office:value="73.6" calcext:value-type="float">
            <text:p>73.6</text:p>
          </table:table-cell>
          <table:table-cell table:style-name="ce60" table:formula="of:=MAX([$Staff.E$3]; 0)*[$Staff.$F$3]" office:value-type="float" office:value="100" calcext:value-type="float">
            <text:p>100</text:p>
          </table:table-cell>
          <table:table-cell table:style-name="ce60" table:formula="of:=MAX([$Staff.E$4]; 0)*[$Staff.$F$4]" office:value-type="float" office:value="128" calcext:value-type="float">
            <text:p>128</text:p>
          </table:table-cell>
          <table:table-cell table:style-name="ce60" table:formula="of:=MAX([$Staff.E$5]; 0)*[$Staff.$F$5]" office:value-type="float" office:value="160.8" calcext:value-type="float">
            <text:p>160.8</text:p>
          </table:table-cell>
          <table:table-cell table:style-name="ce60" table:formula="of:=MAX([$Staff.E$6]; 0)*[$Staff.$F$6]" office:value-type="float" office:value="196" calcext:value-type="float">
            <text:p>196</text:p>
          </table:table-cell>
          <table:table-cell table:style-name="ce60" table:formula="of:=MAX([$Staff.E$7]; 0)*[$Staff.$F$7]" office:value-type="float" office:value="235.2" calcext:value-type="float">
            <text:p>235.2</text:p>
          </table:table-cell>
          <table:table-cell table:style-name="ce60"/>
          <table:table-cell table:style-name="ce59" table:formula="of:=MAX([$Bow.E$2] - [.$C7]; 0)*MAX(1 - [.$D7]/100;0)*[$Bow.$F$2]" office:value-type="float" office:value="78.4824528605844" calcext:value-type="float">
            <text:p>78.5</text:p>
          </table:table-cell>
          <table:table-cell table:style-name="ce59" table:formula="of:=MAX([$Bow.E$3] - [.$C7]; 0)*MAX(1 - [.$D7]/100;0)*[$Bow.$F$3]" office:value-type="float" office:value="106.792741280058" calcext:value-type="float">
            <text:p>106.8</text:p>
          </table:table-cell>
          <table:table-cell table:style-name="ce59" table:formula="of:=MAX([$Bow.E$4] - [.$C7]; 0)*MAX(1 - [.$D7]/100;0)*[$Bow.$F$4]" office:value-type="float" office:value="131.957442097368" calcext:value-type="float">
            <text:p>132.0</text:p>
          </table:table-cell>
          <table:table-cell table:style-name="ce59" table:formula="of:=MAX([$Bow.E$5] - [.$C7]; 0)*MAX(1 - [.$D7]/100;0)*[$Bow.$F$5]" office:value-type="float" office:value="166.558905721169" calcext:value-type="float">
            <text:p>166.6</text:p>
          </table:table-cell>
          <table:table-cell table:style-name="ce59" table:formula="of:=MAX([$Bow.E$6] - [.$C7]; 0)*MAX(1 - [.$D7]/100;0)*[$Bow.$F$6]" office:value-type="float" office:value="201.16036934497" calcext:value-type="float">
            <text:p>201.2</text:p>
          </table:table-cell>
          <table:table-cell table:style-name="ce59" table:formula="of:=MAX([$Bow.E$7] - [.$C7]; 0)*MAX(1 - [.$D7]/100;0)*[$Bow.$F$7]" office:value-type="float" office:value="242.053008173098" calcext:value-type="float">
            <text:p>242.1</text:p>
          </table:table-cell>
          <table:table-cell table:style-name="ce60"/>
          <table:table-cell table:style-name="ce59" table:formula="of:=MAX([$Crossbow.E$2] - [.$C7]/2; 0)*MAX(1 - [.$D7]/200;0)*[$Crossbow.$F$2]" office:value-type="float" office:value="89.726" calcext:value-type="float">
            <text:p>89.7</text:p>
          </table:table-cell>
          <table:table-cell table:style-name="ce59" table:formula="of:=MAX([$Crossbow.E$3] - [.$C7]/2; 0)*MAX(1 - [.$D7]/200;0)*[$Crossbow.$F$3]" office:value-type="float" office:value="116.7985" calcext:value-type="float">
            <text:p>116.8</text:p>
          </table:table-cell>
          <table:table-cell table:style-name="ce59" table:formula="of:=MAX([$Crossbow.E$4] - [.$C7]/2; 0)*MAX(1 - [.$D7]/200;0)*[$Crossbow.$F$4]" office:value-type="float" office:value="147.8932" calcext:value-type="float">
            <text:p>147.9</text:p>
          </table:table-cell>
          <table:table-cell table:style-name="ce59" table:formula="of:=MAX([$Crossbow.E$5] - [.$C7]/2; 0)*MAX(1 - [.$D7]/200;0)*[$Crossbow.$F$5]" office:value-type="float" office:value="182.546" calcext:value-type="float">
            <text:p>182.5</text:p>
          </table:table-cell>
          <table:table-cell table:style-name="ce59" table:formula="of:=MAX([$Crossbow.E$6] - [.$C7]/2; 0)*MAX(1 - [.$D7]/200;0)*[$Crossbow.$F$6]" office:value-type="float" office:value="221.70057" calcext:value-type="float">
            <text:p>221.7</text:p>
          </table:table-cell>
          <table:table-cell table:style-name="ce59" table:formula="of:=MAX([$Crossbow.E$7] - [.$C7]/2; 0)*MAX(1 - [.$D7]/200;0)*[$Crossbow.$F$7]" office:value-type="float" office:value="263.741842" calcext:value-type="float">
            <text:p>263.7</text:p>
          </table:table-cell>
          <table:table-cell table:number-columns-repeated="2"/>
          <table:table-cell table:style-name="ce61" table:formula="of:=MAX([$doge.E$3] - [.$C7]; 0)" office:value-type="float" office:value="12" calcext:value-type="float">
            <text:p>12</text:p>
          </table:table-cell>
          <table:table-cell table:style-name="ce61" table:formula="of:=MAX([$doge.$E$4] - [.$C7]; 0)" office:value-type="float" office:value="17" calcext:value-type="float">
            <text:p>17</text:p>
          </table:table-cell>
          <table:table-cell table:style-name="ce61" table:formula="of:=MAX([$doge.$E$5] - [.$C7]; 0)" office:value-type="float" office:value="22" calcext:value-type="float">
            <text:p>22</text:p>
          </table:table-cell>
          <table:table-cell table:style-name="ce61" table:formula="of:=MAX([$doge.$E$6] - [.$C7]; 0)" office:value-type="float" office:value="27" calcext:value-type="float">
            <text:p>27</text:p>
          </table:table-cell>
          <table:table-cell table:style-name="ce61" table:formula="of:=MAX([$doge.$E$7] - [.$C7]; 0)" office:value-type="float" office:value="32" calcext:value-type="float">
            <text:p>32</text:p>
          </table:table-cell>
          <table:table-cell table:style-name="ce61"/>
          <table:table-cell table:style-name="ce62" table:formula="of:=MAX([$hors.$E$3] - [.$C7]/2; 0)*MAX(1 - [.$D7]/200;0)" office:value-type="float" office:value="60.06" calcext:value-type="float">
            <text:p>60.1</text:p>
          </table:table-cell>
          <table:table-cell table:style-name="ce62" table:formula="of:=MAX([$hors.$E$4] - [.$C7]/2; 0)*MAX(1 - [.$D7]/200;0)" office:value-type="float" office:value="73.71" calcext:value-type="float">
            <text:p>73.7</text:p>
          </table:table-cell>
          <table:table-cell table:style-name="ce62" table:formula="of:=MAX([$hors.$E$5] - [.$C7]/2; 0)*MAX(1 - [.$D7]/200;0)" office:value-type="float" office:value="96.46" calcext:value-type="float">
            <text:p>96.5</text:p>
          </table:table-cell>
          <table:table-cell table:style-name="ce62" table:formula="of:=MAX([$hors.$E$6] - [.$C7]/2; 0)*MAX(1 - [.$D7]/200;0)" office:value-type="float" office:value="119.21" calcext:value-type="float">
            <text:p>119.2</text:p>
          </table:table-cell>
          <table:table-cell table:style-name="ce61"/>
          <table:table-cell table:style-name="ce62" table:formula="of:=MAX([$irgl.$E$3] - [.$C7]; 0)*MAX(1 - [.$D7]/100;0)" office:value-type="float" office:value="149.24" calcext:value-type="float">
            <text:p>149.2</text:p>
          </table:table-cell>
          <table:table-cell table:style-name="ce62" table:formula="of:=MAX([$irgl.$E$4] - [.$C7]; 0)*MAX(1 - [.$D7]/100;0)" office:value-type="float" office:value="169.74" calcext:value-type="float">
            <text:p>169.7</text:p>
          </table:table-cell>
          <table:table-cell table:style-name="ce62" table:formula="of:=MAX([$irgl.$E$5] - [.$C7]; 0)*MAX(1 - [.$D7]/100;0)" office:value-type="float" office:value="198.44" calcext:value-type="float">
            <text:p>198.4</text:p>
          </table:table-cell>
          <table:table-cell table:style-name="ce62" table:formula="of:=MAX([$irgl.$E$6] - [.$C7]; 0)*MAX(1 - [.$D7]/100;0)" office:value-type="float" office:value="231.24" calcext:value-type="float">
            <text:p>231.2</text:p>
          </table:table-cell>
          <table:table-cell table:style-name="ce61"/>
          <table:table-cell table:style-name="ce62" table:formula="of:=MAX([$sngl.$E$3]; 0)*MAX(1 - [.$D7]/100;0)" office:value-type="float" office:value="98.4" calcext:value-type="float">
            <text:p>98.4</text:p>
          </table:table-cell>
          <table:table-cell table:style-name="ce62" table:formula="of:=MAX([$sngl.$E$4]; 0)*MAX(1 - [.$D7]/100;0)" office:value-type="float" office:value="114.8" calcext:value-type="float">
            <text:p>114.8</text:p>
          </table:table-cell>
          <table:table-cell table:style-name="ce62" table:formula="of:=MAX([$sngl.$E$5]; 0)*MAX(1 - [.$D7]/100;0)" office:value-type="float" office:value="139.4" calcext:value-type="float">
            <text:p>139.4</text:p>
          </table:table-cell>
          <table:table-cell table:style-name="ce62" table:formula="of:=MAX([$sngl.$E$6]; 0)*MAX(1 - [.$D7]/100;0)" office:value-type="float" office:value="164" calcext:value-type="float">
            <text:p>164.0</text:p>
          </table:table-cell>
          <table:table-cell table:number-columns-repeated="1630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5" calcext:value-type="float">
            <text:p>52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table:style-name="ce5" table:formula="of:=([.$B8] + 3 * [.$C8]) / 10 / (1 - [.$D8] * 0.006) *POWER([.$E8]; 0.75) * [.$C$14] / 13" office:value-type="float" office:value="371.871843967659" calcext:value-type="float">
            <text:p>371.9</text:p>
          </table:table-cell>
          <table:table-cell table:style-name="ce5" office:value-type="float" office:value="12" calcext:value-type="float">
            <text:p>12.0</text:p>
          </table:table-cell>
          <table:table-cell table:style-name="ce7" table:formula="of:=COM.MICROSOFT.CEILING.MATH(LN(MAX([.$G8]*4;1))^2.5+1)" office:value-type="float" office:value="31" calcext:value-type="float">
            <text:p>31</text:p>
          </table:table-cell>
          <table:table-cell table:style-name="ce7" table:formula="of:=COM.MICROSOFT.CEILING.MATH(LN(MAX([.$G8]*3.5;1))^2.5+1)" office:value-type="float" office:value="29" calcext:value-type="float">
            <text:p>29</text:p>
          </table:table-cell>
          <table:table-cell table:style-name="ce7" table:formula="of:=COM.MICROSOFT.CEILING.MATH(LN(MAX([.$G8]*3;1))^2.5+1)" office:value-type="float" office:value="26" calcext:value-type="float">
            <text:p>26</text:p>
          </table:table-cell>
          <table:table-cell table:style-name="ce7" table:formula="of:=COM.MICROSOFT.CEILING.MATH(LN(MAX([.$G8]*2.5;1))^2.5+1)" office:value-type="float" office:value="23" calcext:value-type="float">
            <text:p>23</text:p>
          </table:table-cell>
          <table:table-cell/>
          <table:table-cell table:style-name="ce5"/>
          <table:table-cell table:style-name="ce59" table:formula="of:=MAX([$Sword.E$2] - [.$C8]; 0)*[$Sword.$F$2]" office:value-type="float" office:value="42" calcext:value-type="float">
            <text:p>42.0</text:p>
          </table:table-cell>
          <table:table-cell table:style-name="ce59" table:formula="of:=MAX([$Sword.E$3] - [.$C8]; 0)*[$Sword.$F$3]" office:value-type="float" office:value="64.875" calcext:value-type="float">
            <text:p>64.9</text:p>
          </table:table-cell>
          <table:table-cell table:style-name="ce59" table:formula="of:=MAX([$Sword.E$4] - [.$C8]; 0)*[$Sword.$F$4]" office:value-type="float" office:value="90.9375" calcext:value-type="float">
            <text:p>90.9</text:p>
          </table:table-cell>
          <table:table-cell table:style-name="ce59" table:formula="of:=MAX([$Sword.E$5] - [.$C8]; 0)*[$Sword.$F$5]" office:value-type="float" office:value="120.75" calcext:value-type="float">
            <text:p>120.8</text:p>
          </table:table-cell>
          <table:table-cell table:style-name="ce59" table:formula="of:=MAX([$Sword.E$6] - [.$C8]; 0)*[$Sword.$F$6]" office:value-type="float" office:value="156" calcext:value-type="float">
            <text:p>156.0</text:p>
          </table:table-cell>
          <table:table-cell table:style-name="ce59" table:formula="of:=MAX([$Sword.E$7] - [.$C8]; 0)*[$Sword.$F$7]" office:value-type="float" office:value="193.6875" calcext:value-type="float">
            <text:p>193.7</text:p>
          </table:table-cell>
          <table:table-cell table:style-name="ce59" table:formula="of:=MAX([$Sword.E$8] - [.$C8]; 0)*[$Sword.$F$8]" office:value-type="float" office:value="234.375" calcext:value-type="float">
            <text:p>234.4</text:p>
          </table:table-cell>
          <table:table-cell table:style-name="ce59" table:formula="of:=MAX([$Sword.E$9] - [.$C8]; 0)*[$Sword.$F$9]" office:value-type="float" office:value="55.5" calcext:value-type="float">
            <text:p>55.5</text:p>
          </table:table-cell>
          <table:table-cell table:style-name="ce60"/>
          <table:table-cell table:style-name="ce59" table:formula="of:=MAX([$Axe.E$2] - [.$C8]/2; 0)*MAX(1 - [.$D8]/200;0)*[$Axe.$F$2]" office:value-type="float" office:value="83.72" calcext:value-type="float">
            <text:p>83.7</text:p>
          </table:table-cell>
          <table:table-cell table:style-name="ce59" table:formula="of:=MAX([$Axe.E$3] - [.$C8]/2; 0)*MAX(1 - [.$D8]/200;0)*[$Axe.$F$3]" office:value-type="float" office:value="109.2" calcext:value-type="float">
            <text:p>109.2</text:p>
          </table:table-cell>
          <table:table-cell table:style-name="ce59" table:formula="of:=MAX([$Axe.E$4] - [.$C8]/2; 0)*MAX(1 - [.$D8]/200;0)*[$Axe.$F$4]" office:value-type="float" office:value="138.138" calcext:value-type="float">
            <text:p>138.1</text:p>
          </table:table-cell>
          <table:table-cell table:style-name="ce59" table:formula="of:=MAX([$Axe.E$5] - [.$C8]/2; 0)*MAX(1 - [.$D8]/200;0)*[$Axe.$F$5]" office:value-type="float" office:value="171.626" calcext:value-type="float">
            <text:p>171.6</text:p>
          </table:table-cell>
          <table:table-cell table:style-name="ce59" table:formula="of:=MAX([$Axe.E$6] - [.$C8]/2; 0)*MAX(1 - [.$D8]/200;0)*[$Axe.$F$6]" office:value-type="float" office:value="207.662" calcext:value-type="float">
            <text:p>207.7</text:p>
          </table:table-cell>
          <table:table-cell table:style-name="ce59" table:formula="of:=MAX([$Axe.E$7] - [.$C8]/2; 0)*MAX(1 - [.$D8]/200;0)*[$Axe.$F$7]" office:value-type="float" office:value="247.52" calcext:value-type="float">
            <text:p>247.5</text:p>
          </table:table-cell>
          <table:table-cell table:style-name="ce60"/>
          <table:table-cell table:style-name="ce59" table:formula="of:=MAX([$Scythe.D$2]; 0)*MAX(1 - [.$D8]/100;0)*[$Scythe.$F$2]" office:value-type="float" office:value="75.44" calcext:value-type="float">
            <text:p>75.4</text:p>
          </table:table-cell>
          <table:table-cell table:style-name="ce59" table:formula="of:=MAX([$Scythe.D$3]; 0)*MAX(1 - [.$D8]/100;0)*[$Scythe.$F$3]" office:value-type="float" office:value="100.04" calcext:value-type="float">
            <text:p>100.0</text:p>
          </table:table-cell>
          <table:table-cell table:style-name="ce59" table:formula="of:=MAX([$Scythe.D$4]; 0)*MAX(1 - [.$D8]/100;0)*[$Scythe.$F$4]" office:value-type="float" office:value="127.92" calcext:value-type="float">
            <text:p>127.9</text:p>
          </table:table-cell>
          <table:table-cell table:style-name="ce59" table:formula="of:=MAX([$Scythe.D$5]; 0)*MAX(1 - [.$D8]/100;0)*[$Scythe.$F$5]" office:value-type="float" office:value="160.72" calcext:value-type="float">
            <text:p>160.7</text:p>
          </table:table-cell>
          <table:table-cell table:style-name="ce59" table:formula="of:=MAX([$Scythe.D$6]; 0)*MAX(1 - [.$D8]/100;0)*[$Scythe.$F$6]" office:value-type="float" office:value="196.8" calcext:value-type="float">
            <text:p>196.8</text:p>
          </table:table-cell>
          <table:table-cell table:style-name="ce59" table:formula="of:=MAX([$Scythe.D$7]; 0)*MAX(1 - [.$D8]/100;0)*[$Scythe.$F$7]" office:value-type="float" office:value="236.16" calcext:value-type="float">
            <text:p>236.2</text:p>
          </table:table-cell>
          <table:table-cell table:style-name="ce59" table:formula="of:=MAX([$Scythe.D$8]; 0)*MAX(1 - [.$D8]/100;0)*[$Scythe.$F$8]" office:value-type="float" office:value="62.32" calcext:value-type="float">
            <text:p>62.3</text:p>
          </table:table-cell>
          <table:table-cell table:style-name="ce59" table:formula="of:=MAX([$Scythe.D$9]; 0)*MAX(1 - [.$D8]/100;0)*[$Scythe.$F$9]" office:value-type="float" office:value="72.16" calcext:value-type="float">
            <text:p>72.2</text:p>
          </table:table-cell>
          <table:table-cell table:style-name="ce59" table:formula="of:=MAX([$Scythe.D$10]; 0)*MAX(1 - [.$D8]/100;0)*[$Scythe.$F$10]" office:value-type="float" office:value="82" calcext:value-type="float">
            <text:p>82.0</text:p>
          </table:table-cell>
          <table:table-cell table:style-name="ce60"/>
          <table:table-cell table:style-name="ce60" table:formula="of:=MAX([$Staff.E$2]; 0)*[$Staff.$F$2]" office:value-type="float" office:value="73.6" calcext:value-type="float">
            <text:p>73.6</text:p>
          </table:table-cell>
          <table:table-cell table:style-name="ce60" table:formula="of:=MAX([$Staff.E$3]; 0)*[$Staff.$F$3]" office:value-type="float" office:value="100" calcext:value-type="float">
            <text:p>100</text:p>
          </table:table-cell>
          <table:table-cell table:style-name="ce60" table:formula="of:=MAX([$Staff.E$4]; 0)*[$Staff.$F$4]" office:value-type="float" office:value="128" calcext:value-type="float">
            <text:p>128</text:p>
          </table:table-cell>
          <table:table-cell table:style-name="ce60" table:formula="of:=MAX([$Staff.E$5]; 0)*[$Staff.$F$5]" office:value-type="float" office:value="160.8" calcext:value-type="float">
            <text:p>160.8</text:p>
          </table:table-cell>
          <table:table-cell table:style-name="ce60" table:formula="of:=MAX([$Staff.E$6]; 0)*[$Staff.$F$6]" office:value-type="float" office:value="196" calcext:value-type="float">
            <text:p>196</text:p>
          </table:table-cell>
          <table:table-cell table:style-name="ce60" table:formula="of:=MAX([$Staff.E$7]; 0)*[$Staff.$F$7]" office:value-type="float" office:value="235.2" calcext:value-type="float">
            <text:p>235.2</text:p>
          </table:table-cell>
          <table:table-cell table:style-name="ce60"/>
          <table:table-cell table:style-name="ce59" table:formula="of:=MAX([$Bow.E$2] - [.$C8]; 0)*MAX(1 - [.$D8]/100;0)*[$Bow.$F$2]" office:value-type="float" office:value="77.4164528605844" calcext:value-type="float">
            <text:p>77.4</text:p>
          </table:table-cell>
          <table:table-cell table:style-name="ce59" table:formula="of:=MAX([$Bow.E$3] - [.$C8]; 0)*MAX(1 - [.$D8]/100;0)*[$Bow.$F$3]" office:value-type="float" office:value="105.726741280058" calcext:value-type="float">
            <text:p>105.7</text:p>
          </table:table-cell>
          <table:table-cell table:style-name="ce59" table:formula="of:=MAX([$Bow.E$4] - [.$C8]; 0)*MAX(1 - [.$D8]/100;0)*[$Bow.$F$4]" office:value-type="float" office:value="130.891442097368" calcext:value-type="float">
            <text:p>130.9</text:p>
          </table:table-cell>
          <table:table-cell table:style-name="ce59" table:formula="of:=MAX([$Bow.E$5] - [.$C8]; 0)*MAX(1 - [.$D8]/100;0)*[$Bow.$F$5]" office:value-type="float" office:value="165.492905721169" calcext:value-type="float">
            <text:p>165.5</text:p>
          </table:table-cell>
          <table:table-cell table:style-name="ce59" table:formula="of:=MAX([$Bow.E$6] - [.$C8]; 0)*MAX(1 - [.$D8]/100;0)*[$Bow.$F$6]" office:value-type="float" office:value="200.09436934497" calcext:value-type="float">
            <text:p>200.1</text:p>
          </table:table-cell>
          <table:table-cell table:style-name="ce59" table:formula="of:=MAX([$Bow.E$7] - [.$C8]; 0)*MAX(1 - [.$D8]/100;0)*[$Bow.$F$7]" office:value-type="float" office:value="240.987008173098" calcext:value-type="float">
            <text:p>241.0</text:p>
          </table:table-cell>
          <table:table-cell table:style-name="ce60"/>
          <table:table-cell table:style-name="ce59" table:formula="of:=MAX([$Crossbow.E$2] - [.$C8]/2; 0)*MAX(1 - [.$D8]/200;0)*[$Crossbow.$F$2]" office:value-type="float" office:value="88.9525" calcext:value-type="float">
            <text:p>89.0</text:p>
          </table:table-cell>
          <table:table-cell table:style-name="ce59" table:formula="of:=MAX([$Crossbow.E$3] - [.$C8]/2; 0)*MAX(1 - [.$D8]/200;0)*[$Crossbow.$F$3]" office:value-type="float" office:value="116.025" calcext:value-type="float">
            <text:p>116.0</text:p>
          </table:table-cell>
          <table:table-cell table:style-name="ce59" table:formula="of:=MAX([$Crossbow.E$4] - [.$C8]/2; 0)*MAX(1 - [.$D8]/200;0)*[$Crossbow.$F$4]" office:value-type="float" office:value="147.1197" calcext:value-type="float">
            <text:p>147.1</text:p>
          </table:table-cell>
          <table:table-cell table:style-name="ce59" table:formula="of:=MAX([$Crossbow.E$5] - [.$C8]/2; 0)*MAX(1 - [.$D8]/200;0)*[$Crossbow.$F$5]" office:value-type="float" office:value="181.7725" calcext:value-type="float">
            <text:p>181.8</text:p>
          </table:table-cell>
          <table:table-cell table:style-name="ce59" table:formula="of:=MAX([$Crossbow.E$6] - [.$C8]/2; 0)*MAX(1 - [.$D8]/200;0)*[$Crossbow.$F$6]" office:value-type="float" office:value="220.92707" calcext:value-type="float">
            <text:p>220.9</text:p>
          </table:table-cell>
          <table:table-cell table:style-name="ce59" table:formula="of:=MAX([$Crossbow.E$7] - [.$C8]/2; 0)*MAX(1 - [.$D8]/200;0)*[$Crossbow.$F$7]" office:value-type="float" office:value="262.968342" calcext:value-type="float">
            <text:p>263.0</text:p>
          </table:table-cell>
          <table:table-cell table:number-columns-repeated="2"/>
          <table:table-cell table:style-name="ce61" table:formula="of:=MAX([$doge.E$3] - [.$C8]; 0)" office:value-type="float" office:value="10" calcext:value-type="float">
            <text:p>10</text:p>
          </table:table-cell>
          <table:table-cell table:style-name="ce61" table:formula="of:=MAX([$doge.$E$4] - [.$C8]; 0)" office:value-type="float" office:value="15" calcext:value-type="float">
            <text:p>15</text:p>
          </table:table-cell>
          <table:table-cell table:style-name="ce61" table:formula="of:=MAX([$doge.$E$5] - [.$C8]; 0)" office:value-type="float" office:value="20" calcext:value-type="float">
            <text:p>20</text:p>
          </table:table-cell>
          <table:table-cell table:style-name="ce61" table:formula="of:=MAX([$doge.$E$6] - [.$C8]; 0)" office:value-type="float" office:value="25" calcext:value-type="float">
            <text:p>25</text:p>
          </table:table-cell>
          <table:table-cell table:style-name="ce61" table:formula="of:=MAX([$doge.$E$7] - [.$C8]; 0)" office:value-type="float" office:value="30" calcext:value-type="float">
            <text:p>30</text:p>
          </table:table-cell>
          <table:table-cell table:style-name="ce61"/>
          <table:table-cell table:style-name="ce62" table:formula="of:=MAX([$hors.$E$3] - [.$C8]/2; 0)*MAX(1 - [.$D8]/200;0)" office:value-type="float" office:value="59.15" calcext:value-type="float">
            <text:p>59.2</text:p>
          </table:table-cell>
          <table:table-cell table:style-name="ce62" table:formula="of:=MAX([$hors.$E$4] - [.$C8]/2; 0)*MAX(1 - [.$D8]/200;0)" office:value-type="float" office:value="72.8" calcext:value-type="float">
            <text:p>72.8</text:p>
          </table:table-cell>
          <table:table-cell table:style-name="ce62" table:formula="of:=MAX([$hors.$E$5] - [.$C8]/2; 0)*MAX(1 - [.$D8]/200;0)" office:value-type="float" office:value="95.55" calcext:value-type="float">
            <text:p>95.6</text:p>
          </table:table-cell>
          <table:table-cell table:style-name="ce62" table:formula="of:=MAX([$hors.$E$6] - [.$C8]/2; 0)*MAX(1 - [.$D8]/200;0)" office:value-type="float" office:value="118.3" calcext:value-type="float">
            <text:p>118.3</text:p>
          </table:table-cell>
          <table:table-cell table:style-name="ce61"/>
          <table:table-cell table:style-name="ce62" table:formula="of:=MAX([$irgl.$E$3] - [.$C8]; 0)*MAX(1 - [.$D8]/100;0)" office:value-type="float" office:value="147.6" calcext:value-type="float">
            <text:p>147.6</text:p>
          </table:table-cell>
          <table:table-cell table:style-name="ce62" table:formula="of:=MAX([$irgl.$E$4] - [.$C8]; 0)*MAX(1 - [.$D8]/100;0)" office:value-type="float" office:value="168.1" calcext:value-type="float">
            <text:p>168.1</text:p>
          </table:table-cell>
          <table:table-cell table:style-name="ce62" table:formula="of:=MAX([$irgl.$E$5] - [.$C8]; 0)*MAX(1 - [.$D8]/100;0)" office:value-type="float" office:value="196.8" calcext:value-type="float">
            <text:p>196.8</text:p>
          </table:table-cell>
          <table:table-cell table:style-name="ce62" table:formula="of:=MAX([$irgl.$E$6] - [.$C8]; 0)*MAX(1 - [.$D8]/100;0)" office:value-type="float" office:value="229.6" calcext:value-type="float">
            <text:p>229.6</text:p>
          </table:table-cell>
          <table:table-cell table:style-name="ce61"/>
          <table:table-cell table:style-name="ce62" table:formula="of:=MAX([$sngl.$E$3]; 0)*MAX(1 - [.$D8]/100;0)" office:value-type="float" office:value="98.4" calcext:value-type="float">
            <text:p>98.4</text:p>
          </table:table-cell>
          <table:table-cell table:style-name="ce62" table:formula="of:=MAX([$sngl.$E$4]; 0)*MAX(1 - [.$D8]/100;0)" office:value-type="float" office:value="114.8" calcext:value-type="float">
            <text:p>114.8</text:p>
          </table:table-cell>
          <table:table-cell table:style-name="ce62" table:formula="of:=MAX([$sngl.$E$5]; 0)*MAX(1 - [.$D8]/100;0)" office:value-type="float" office:value="139.4" calcext:value-type="float">
            <text:p>139.4</text:p>
          </table:table-cell>
          <table:table-cell table:style-name="ce62" table:formula="of:=MAX([$sngl.$E$6]; 0)*MAX(1 - [.$D8]/100;0)" office:value-type="float" office:value="164" calcext:value-type="float">
            <text:p>164.0</text:p>
          </table:table-cell>
          <table:table-cell table:number-columns-repeated="1630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style-name="ce5" table:formula="of:=([.$B9] + 3 * [.$C9]) / 10 / (1 - [.$D9] * 0.006) *POWER([.$E9]; 0.75) * [.$C$14] / 13" office:value-type="float" office:value="446.2905647786" calcext:value-type="float">
            <text:p>446.3</text:p>
          </table:table-cell>
          <table:table-cell table:style-name="ce5" office:value-type="float" office:value="15" calcext:value-type="float">
            <text:p>15.0</text:p>
          </table:table-cell>
          <table:table-cell table:style-name="ce7" table:formula="of:=COM.MICROSOFT.CEILING.MATH(LN(MAX([.$G9]*4;1))^2.5+1)" office:value-type="float" office:value="35" calcext:value-type="float">
            <text:p>35</text:p>
          </table:table-cell>
          <table:table-cell table:style-name="ce7" table:formula="of:=COM.MICROSOFT.CEILING.MATH(LN(MAX([.$G9]*3.5;1))^2.5+1)" office:value-type="float" office:value="33" calcext:value-type="float">
            <text:p>33</text:p>
          </table:table-cell>
          <table:table-cell table:style-name="ce7" table:formula="of:=COM.MICROSOFT.CEILING.MATH(LN(MAX([.$G9]*3;1))^2.5+1)" office:value-type="float" office:value="30" calcext:value-type="float">
            <text:p>30</text:p>
          </table:table-cell>
          <table:table-cell table:style-name="ce7" table:formula="of:=COM.MICROSOFT.CEILING.MATH(LN(MAX([.$G9]*2.5;1))^2.5+1)" office:value-type="float" office:value="27" calcext:value-type="float">
            <text:p>27</text:p>
          </table:table-cell>
          <table:table-cell/>
          <table:table-cell table:style-name="ce5"/>
          <table:table-cell table:style-name="ce59" table:formula="of:=MAX([$Sword.E$2] - [.$C9]; 0)*[$Sword.$F$2]" office:value-type="float" office:value="42" calcext:value-type="float">
            <text:p>42.0</text:p>
          </table:table-cell>
          <table:table-cell table:style-name="ce59" table:formula="of:=MAX([$Sword.E$3] - [.$C9]; 0)*[$Sword.$F$3]" office:value-type="float" office:value="64.875" calcext:value-type="float">
            <text:p>64.9</text:p>
          </table:table-cell>
          <table:table-cell table:style-name="ce59" table:formula="of:=MAX([$Sword.E$4] - [.$C9]; 0)*[$Sword.$F$4]" office:value-type="float" office:value="90.9375" calcext:value-type="float">
            <text:p>90.9</text:p>
          </table:table-cell>
          <table:table-cell table:style-name="ce59" table:formula="of:=MAX([$Sword.E$5] - [.$C9]; 0)*[$Sword.$F$5]" office:value-type="float" office:value="120.75" calcext:value-type="float">
            <text:p>120.8</text:p>
          </table:table-cell>
          <table:table-cell table:style-name="ce59" table:formula="of:=MAX([$Sword.E$6] - [.$C9]; 0)*[$Sword.$F$6]" office:value-type="float" office:value="156" calcext:value-type="float">
            <text:p>156.0</text:p>
          </table:table-cell>
          <table:table-cell table:style-name="ce59" table:formula="of:=MAX([$Sword.E$7] - [.$C9]; 0)*[$Sword.$F$7]" office:value-type="float" office:value="193.6875" calcext:value-type="float">
            <text:p>193.7</text:p>
          </table:table-cell>
          <table:table-cell table:style-name="ce59" table:formula="of:=MAX([$Sword.E$8] - [.$C9]; 0)*[$Sword.$F$8]" office:value-type="float" office:value="234.375" calcext:value-type="float">
            <text:p>234.4</text:p>
          </table:table-cell>
          <table:table-cell table:style-name="ce59" table:formula="of:=MAX([$Sword.E$9] - [.$C9]; 0)*[$Sword.$F$9]" office:value-type="float" office:value="55.5" calcext:value-type="float">
            <text:p>55.5</text:p>
          </table:table-cell>
          <table:table-cell table:style-name="ce60"/>
          <table:table-cell table:style-name="ce59" table:formula="of:=MAX([$Axe.E$2] - [.$C9]/2; 0)*MAX(1 - [.$D9]/200;0)*[$Axe.$F$2]" office:value-type="float" office:value="82.8" calcext:value-type="float">
            <text:p>82.8</text:p>
          </table:table-cell>
          <table:table-cell table:style-name="ce59" table:formula="of:=MAX([$Axe.E$3] - [.$C9]/2; 0)*MAX(1 - [.$D9]/200;0)*[$Axe.$F$3]" office:value-type="float" office:value="108" calcext:value-type="float">
            <text:p>108.0</text:p>
          </table:table-cell>
          <table:table-cell table:style-name="ce59" table:formula="of:=MAX([$Axe.E$4] - [.$C9]/2; 0)*MAX(1 - [.$D9]/200;0)*[$Axe.$F$4]" office:value-type="float" office:value="136.62" calcext:value-type="float">
            <text:p>136.6</text:p>
          </table:table-cell>
          <table:table-cell table:style-name="ce59" table:formula="of:=MAX([$Axe.E$5] - [.$C9]/2; 0)*MAX(1 - [.$D9]/200;0)*[$Axe.$F$5]" office:value-type="float" office:value="169.74" calcext:value-type="float">
            <text:p>169.7</text:p>
          </table:table-cell>
          <table:table-cell table:style-name="ce59" table:formula="of:=MAX([$Axe.E$6] - [.$C9]/2; 0)*MAX(1 - [.$D9]/200;0)*[$Axe.$F$6]" office:value-type="float" office:value="205.38" calcext:value-type="float">
            <text:p>205.4</text:p>
          </table:table-cell>
          <table:table-cell table:style-name="ce59" table:formula="of:=MAX([$Axe.E$7] - [.$C9]/2; 0)*MAX(1 - [.$D9]/200;0)*[$Axe.$F$7]" office:value-type="float" office:value="244.8" calcext:value-type="float">
            <text:p>244.8</text:p>
          </table:table-cell>
          <table:table-cell table:style-name="ce60"/>
          <table:table-cell table:style-name="ce59" table:formula="of:=MAX([$Scythe.D$2]; 0)*MAX(1 - [.$D9]/100;0)*[$Scythe.$F$2]" office:value-type="float" office:value="73.6" calcext:value-type="float">
            <text:p>73.6</text:p>
          </table:table-cell>
          <table:table-cell table:style-name="ce59" table:formula="of:=MAX([$Scythe.D$3]; 0)*MAX(1 - [.$D9]/100;0)*[$Scythe.$F$3]" office:value-type="float" office:value="97.6" calcext:value-type="float">
            <text:p>97.6</text:p>
          </table:table-cell>
          <table:table-cell table:style-name="ce59" table:formula="of:=MAX([$Scythe.D$4]; 0)*MAX(1 - [.$D9]/100;0)*[$Scythe.$F$4]" office:value-type="float" office:value="124.8" calcext:value-type="float">
            <text:p>124.8</text:p>
          </table:table-cell>
          <table:table-cell table:style-name="ce59" table:formula="of:=MAX([$Scythe.D$5]; 0)*MAX(1 - [.$D9]/100;0)*[$Scythe.$F$5]" office:value-type="float" office:value="156.8" calcext:value-type="float">
            <text:p>156.8</text:p>
          </table:table-cell>
          <table:table-cell table:style-name="ce59" table:formula="of:=MAX([$Scythe.D$6]; 0)*MAX(1 - [.$D9]/100;0)*[$Scythe.$F$6]" office:value-type="float" office:value="192" calcext:value-type="float">
            <text:p>192.0</text:p>
          </table:table-cell>
          <table:table-cell table:style-name="ce59" table:formula="of:=MAX([$Scythe.D$7]; 0)*MAX(1 - [.$D9]/100;0)*[$Scythe.$F$7]" office:value-type="float" office:value="230.4" calcext:value-type="float">
            <text:p>230.4</text:p>
          </table:table-cell>
          <table:table-cell table:style-name="ce59" table:formula="of:=MAX([$Scythe.D$8]; 0)*MAX(1 - [.$D9]/100;0)*[$Scythe.$F$8]" office:value-type="float" office:value="60.8" calcext:value-type="float">
            <text:p>60.8</text:p>
          </table:table-cell>
          <table:table-cell table:style-name="ce59" table:formula="of:=MAX([$Scythe.D$9]; 0)*MAX(1 - [.$D9]/100;0)*[$Scythe.$F$9]" office:value-type="float" office:value="70.4" calcext:value-type="float">
            <text:p>70.4</text:p>
          </table:table-cell>
          <table:table-cell table:style-name="ce59" table:formula="of:=MAX([$Scythe.D$10]; 0)*MAX(1 - [.$D9]/100;0)*[$Scythe.$F$10]" office:value-type="float" office:value="80" calcext:value-type="float">
            <text:p>80.0</text:p>
          </table:table-cell>
          <table:table-cell table:style-name="ce60"/>
          <table:table-cell table:style-name="ce60" table:formula="of:=MAX([$Staff.E$2]; 0)*[$Staff.$F$2]" office:value-type="float" office:value="73.6" calcext:value-type="float">
            <text:p>73.6</text:p>
          </table:table-cell>
          <table:table-cell table:style-name="ce60" table:formula="of:=MAX([$Staff.E$3]; 0)*[$Staff.$F$3]" office:value-type="float" office:value="100" calcext:value-type="float">
            <text:p>100</text:p>
          </table:table-cell>
          <table:table-cell table:style-name="ce60" table:formula="of:=MAX([$Staff.E$4]; 0)*[$Staff.$F$4]" office:value-type="float" office:value="128" calcext:value-type="float">
            <text:p>128</text:p>
          </table:table-cell>
          <table:table-cell table:style-name="ce60" table:formula="of:=MAX([$Staff.E$5]; 0)*[$Staff.$F$5]" office:value-type="float" office:value="160.8" calcext:value-type="float">
            <text:p>160.8</text:p>
          </table:table-cell>
          <table:table-cell table:style-name="ce60" table:formula="of:=MAX([$Staff.E$6]; 0)*[$Staff.$F$6]" office:value-type="float" office:value="196" calcext:value-type="float">
            <text:p>196</text:p>
          </table:table-cell>
          <table:table-cell table:style-name="ce60" table:formula="of:=MAX([$Staff.E$7]; 0)*[$Staff.$F$7]" office:value-type="float" office:value="235.2" calcext:value-type="float">
            <text:p>235.2</text:p>
          </table:table-cell>
          <table:table-cell table:style-name="ce60"/>
          <table:table-cell table:style-name="ce59" table:formula="of:=MAX([$Bow.E$2] - [.$C9]; 0)*MAX(1 - [.$D9]/100;0)*[$Bow.$F$2]" office:value-type="float" office:value="75.5282466932531" calcext:value-type="float">
            <text:p>75.5</text:p>
          </table:table-cell>
          <table:table-cell table:style-name="ce59" table:formula="of:=MAX([$Bow.E$3] - [.$C9]; 0)*MAX(1 - [.$D9]/100;0)*[$Bow.$F$3]" office:value-type="float" office:value="103.148040273227" calcext:value-type="float">
            <text:p>103.1</text:p>
          </table:table-cell>
          <table:table-cell table:style-name="ce59" table:formula="of:=MAX([$Bow.E$4] - [.$C9]; 0)*MAX(1 - [.$D9]/100;0)*[$Bow.$F$4]" office:value-type="float" office:value="127.698967899871" calcext:value-type="float">
            <text:p>127.7</text:p>
          </table:table-cell>
          <table:table-cell table:style-name="ce59" table:formula="of:=MAX([$Bow.E$5] - [.$C9]; 0)*MAX(1 - [.$D9]/100;0)*[$Bow.$F$5]" office:value-type="float" office:value="161.456493386506" calcext:value-type="float">
            <text:p>161.5</text:p>
          </table:table-cell>
          <table:table-cell table:style-name="ce59" table:formula="of:=MAX([$Bow.E$6] - [.$C9]; 0)*MAX(1 - [.$D9]/100;0)*[$Bow.$F$6]" office:value-type="float" office:value="195.214018873141" calcext:value-type="float">
            <text:p>195.2</text:p>
          </table:table-cell>
          <table:table-cell table:style-name="ce59" table:formula="of:=MAX([$Bow.E$7] - [.$C9]; 0)*MAX(1 - [.$D9]/100;0)*[$Bow.$F$7]" office:value-type="float" office:value="235.109276266437" calcext:value-type="float">
            <text:p>235.1</text:p>
          </table:table-cell>
          <table:table-cell table:style-name="ce60"/>
          <table:table-cell table:style-name="ce59" table:formula="of:=MAX([$Crossbow.E$2] - [.$C9]/2; 0)*MAX(1 - [.$D9]/200;0)*[$Crossbow.$F$2]" office:value-type="float" office:value="87.975" calcext:value-type="float">
            <text:p>88.0</text:p>
          </table:table-cell>
          <table:table-cell table:style-name="ce59" table:formula="of:=MAX([$Crossbow.E$3] - [.$C9]/2; 0)*MAX(1 - [.$D9]/200;0)*[$Crossbow.$F$3]" office:value-type="float" office:value="114.75" calcext:value-type="float">
            <text:p>114.8</text:p>
          </table:table-cell>
          <table:table-cell table:style-name="ce59" table:formula="of:=MAX([$Crossbow.E$4] - [.$C9]/2; 0)*MAX(1 - [.$D9]/200;0)*[$Crossbow.$F$4]" office:value-type="float" office:value="145.503" calcext:value-type="float">
            <text:p>145.5</text:p>
          </table:table-cell>
          <table:table-cell table:style-name="ce59" table:formula="of:=MAX([$Crossbow.E$5] - [.$C9]/2; 0)*MAX(1 - [.$D9]/200;0)*[$Crossbow.$F$5]" office:value-type="float" office:value="179.775" calcext:value-type="float">
            <text:p>179.8</text:p>
          </table:table-cell>
          <table:table-cell table:style-name="ce59" table:formula="of:=MAX([$Crossbow.E$6] - [.$C9]/2; 0)*MAX(1 - [.$D9]/200;0)*[$Crossbow.$F$6]" office:value-type="float" office:value="218.4993" calcext:value-type="float">
            <text:p>218.5</text:p>
          </table:table-cell>
          <table:table-cell table:style-name="ce59" table:formula="of:=MAX([$Crossbow.E$7] - [.$C9]/2; 0)*MAX(1 - [.$D9]/200;0)*[$Crossbow.$F$7]" office:value-type="float" office:value="260.07858" calcext:value-type="float">
            <text:p>260.1</text:p>
          </table:table-cell>
          <table:table-cell table:number-columns-repeated="2"/>
          <table:table-cell table:style-name="ce61" table:formula="of:=MAX([$doge.E$3] - [.$C9]; 0)" office:value-type="float" office:value="10" calcext:value-type="float">
            <text:p>10</text:p>
          </table:table-cell>
          <table:table-cell table:style-name="ce61" table:formula="of:=MAX([$doge.$E$4] - [.$C9]; 0)" office:value-type="float" office:value="15" calcext:value-type="float">
            <text:p>15</text:p>
          </table:table-cell>
          <table:table-cell table:style-name="ce61" table:formula="of:=MAX([$doge.$E$5] - [.$C9]; 0)" office:value-type="float" office:value="20" calcext:value-type="float">
            <text:p>20</text:p>
          </table:table-cell>
          <table:table-cell table:style-name="ce61" table:formula="of:=MAX([$doge.$E$6] - [.$C9]; 0)" office:value-type="float" office:value="25" calcext:value-type="float">
            <text:p>25</text:p>
          </table:table-cell>
          <table:table-cell table:style-name="ce61" table:formula="of:=MAX([$doge.$E$7] - [.$C9]; 0)" office:value-type="float" office:value="30" calcext:value-type="float">
            <text:p>30</text:p>
          </table:table-cell>
          <table:table-cell table:style-name="ce61"/>
          <table:table-cell table:style-name="ce62" table:formula="of:=MAX([$hors.$E$3] - [.$C9]/2; 0)*MAX(1 - [.$D9]/200;0)" office:value-type="float" office:value="58.5" calcext:value-type="float">
            <text:p>58.5</text:p>
          </table:table-cell>
          <table:table-cell table:style-name="ce62" table:formula="of:=MAX([$hors.$E$4] - [.$C9]/2; 0)*MAX(1 - [.$D9]/200;0)" office:value-type="float" office:value="72" calcext:value-type="float">
            <text:p>72.0</text:p>
          </table:table-cell>
          <table:table-cell table:style-name="ce62" table:formula="of:=MAX([$hors.$E$5] - [.$C9]/2; 0)*MAX(1 - [.$D9]/200;0)" office:value-type="float" office:value="94.5" calcext:value-type="float">
            <text:p>94.5</text:p>
          </table:table-cell>
          <table:table-cell table:style-name="ce62" table:formula="of:=MAX([$hors.$E$6] - [.$C9]/2; 0)*MAX(1 - [.$D9]/200;0)" office:value-type="float" office:value="117" calcext:value-type="float">
            <text:p>117.0</text:p>
          </table:table-cell>
          <table:table-cell table:style-name="ce61"/>
          <table:table-cell table:style-name="ce62" table:formula="of:=MAX([$irgl.$E$3] - [.$C9]; 0)*MAX(1 - [.$D9]/100;0)" office:value-type="float" office:value="144" calcext:value-type="float">
            <text:p>144.0</text:p>
          </table:table-cell>
          <table:table-cell table:style-name="ce62" table:formula="of:=MAX([$irgl.$E$4] - [.$C9]; 0)*MAX(1 - [.$D9]/100;0)" office:value-type="float" office:value="164" calcext:value-type="float">
            <text:p>164.0</text:p>
          </table:table-cell>
          <table:table-cell table:style-name="ce62" table:formula="of:=MAX([$irgl.$E$5] - [.$C9]; 0)*MAX(1 - [.$D9]/100;0)" office:value-type="float" office:value="192" calcext:value-type="float">
            <text:p>192.0</text:p>
          </table:table-cell>
          <table:table-cell table:style-name="ce62" table:formula="of:=MAX([$irgl.$E$6] - [.$C9]; 0)*MAX(1 - [.$D9]/100;0)" office:value-type="float" office:value="224" calcext:value-type="float">
            <text:p>224.0</text:p>
          </table:table-cell>
          <table:table-cell table:style-name="ce61"/>
          <table:table-cell table:style-name="ce62" table:formula="of:=MAX([$sngl.$E$3]; 0)*MAX(1 - [.$D9]/100;0)" office:value-type="float" office:value="96" calcext:value-type="float">
            <text:p>96.0</text:p>
          </table:table-cell>
          <table:table-cell table:style-name="ce62" table:formula="of:=MAX([$sngl.$E$4]; 0)*MAX(1 - [.$D9]/100;0)" office:value-type="float" office:value="112" calcext:value-type="float">
            <text:p>112.0</text:p>
          </table:table-cell>
          <table:table-cell table:style-name="ce62" table:formula="of:=MAX([$sngl.$E$5]; 0)*MAX(1 - [.$D9]/100;0)" office:value-type="float" office:value="136" calcext:value-type="float">
            <text:p>136.0</text:p>
          </table:table-cell>
          <table:table-cell table:style-name="ce62" table:formula="of:=MAX([$sngl.$E$6]; 0)*MAX(1 - [.$D9]/100;0)" office:value-type="float" office:value="160" calcext:value-type="float">
            <text:p>160.0</text:p>
          </table:table-cell>
          <table:table-cell table:number-columns-repeated="1630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>
            <draw:frame table:end-cell-address="stry.T29" table:end-x="0.1579in" table:end-y="0.0161in" draw:z-index="0" draw:name="Chart 1" draw:style-name="gr1" draw:text-style-name="P1" svg:width="5.1925in" svg:height="3.5787in" svg:x="0in" svg:y="0in">
              <draw:object draw:notify-on-update-of-ranges="stry.T1:stry.T1 stry.T3:stry.T9 stry.AB1:stry.AB1 stry.AB3:stry.AB9 stry.AI1:stry.AI1 stry.AI3:stry.AI9 stry.AS1:stry.AS1 stry.AS3:stry.AS9 stry.AZ1:stry.AZ1 stry.AZ3:stry.AZ9 stry.BG1:stry.BG1 stry.BG3:stry.BG9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Damage Spread</text:p>
          </table:table-cell>
          <table:table-cell table:style-name="ce4" office:value-type="percentage" office:value="0.1" calcext:value-type="percentage">
            <text:p>10%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Loot Spread</text:p>
          </table:table-cell>
          <table:table-cell table:style-name="ce4" office:value-type="percentage" office:value="0.2" calcext:value-type="percentage">
            <text:p>20%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ustom Mult</text:p>
          </table:table-cell>
          <table:table-cell office:value-type="float" office:value="1.5" calcext:value-type="float">
            <text:p>1.5</text:p>
          </table:table-cell>
          <table:table-cell table:number-columns-repeated="16381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try.BJ3:stry.CC9">
            <calcext:color-scale>
              <calcext:color-scale-entry calcext:value="0" calcext:type="minimum" calcext:color="#70ad47"/>
              <calcext:color-scale-entry calcext:value="50" calcext:type="percentile" calcext:color="#fcfcff"/>
              <calcext:color-scale-entry calcext:value="0" calcext:type="maximum" calcext:color="#7030a0"/>
            </calcext:color-scale>
          </calcext:conditional-format>
          <calcext:conditional-format calcext:target-range-address="stry.N3:stry.BG9">
            <calcext:color-scale>
              <calcext:color-scale-entry calcext:value="0" calcext:type="minimum" calcext:color="#5a8ac6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</calcext:conditional-formats>
      </table:table>
      <table:table table:name="pgsn" table:style-name="ta14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6" table:default-cell-style-name="Default"/>
        <table:table-column table:style-name="co15" table:default-cell-style-name="Default"/>
        <table:table-column table:style-name="co17" table:number-columns-repeated="6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number-columns-repeated="6" table:default-cell-style-name="Default"/>
        <table:table-column table:style-name="co15" table:default-cell-style-name="Default"/>
        <table:table-column table:style-name="co21" table:number-columns-repeated="6" table:default-cell-style-name="Default"/>
        <table:table-column table:style-name="co15" table:default-cell-style-name="Default"/>
        <table:table-column table:style-name="co22" table:number-columns-repeated="6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4" table:number-columns-repeated="5" table:default-cell-style-name="Default"/>
        <table:table-column table:style-name="co15" table:default-cell-style-name="Default"/>
        <table:table-column table:style-name="co25" table:number-columns-repeated="4" table:default-cell-style-name="Default"/>
        <table:table-column table:style-name="co15" table:default-cell-style-name="Default"/>
        <table:table-column table:style-name="co26" table:number-columns-repeated="4" table:default-cell-style-name="Default"/>
        <table:table-column table:style-name="co15" table:default-cell-style-name="Default"/>
        <table:table-column table:style-name="co27" table:number-columns-repeated="4" table:default-cell-style-name="Default"/>
        <table:table-column table:style-name="co25" table:number-columns-repeated="16303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Toughness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Rough Value</text:p>
          </table:table-cell>
          <table:table-cell table:style-name="ce1" office:value-type="string" calcext:value-type="string">
            <text:p>Difficulty Threshold</text:p>
          </table:table-cell>
          <table:table-cell table:style-name="ce6" office:value-type="string" calcext:value-type="string" table:number-columns-spanned="4" table:number-rows-spanned="1">
            <text:p>First Wave</text:p>
          </table:table-cell>
          <table:covered-table-cell table:number-columns-repeated="3" table:style-name="ce1"/>
          <table:table-cell table:style-name="ce1"/>
          <table:table-cell table:style-name="ce8" office:value-type="string" calcext:value-type="string">
            <text:p>Effective DPS:</text:p>
          </table:table-cell>
          <table:table-cell table:style-name="ce1" office:value-type="string" calcext:value-type="string">
            <text:p>T0 Sword</text:p>
          </table:table-cell>
          <table:table-cell table:style-name="ce1" office:value-type="string" calcext:value-type="string">
            <text:p>T1 Sword</text:p>
          </table:table-cell>
          <table:table-cell table:style-name="ce1" office:value-type="string" calcext:value-type="string">
            <text:p>T2 Sword</text:p>
          </table:table-cell>
          <table:table-cell table:style-name="ce1" office:value-type="string" calcext:value-type="string">
            <text:p>T3 Sword</text:p>
          </table:table-cell>
          <table:table-cell table:style-name="ce1" office:value-type="string" calcext:value-type="string">
            <text:p>T4 Sword</text:p>
          </table:table-cell>
          <table:table-cell table:style-name="ce1" office:value-type="string" calcext:value-type="string">
            <text:p>T5 Sword</text:p>
          </table:table-cell>
          <table:table-cell table:style-name="ce1" office:value-type="string" calcext:value-type="string">
            <text:p>T6 Sword</text:p>
          </table:table-cell>
          <table:table-cell table:style-name="ce1" office:value-type="string" calcext:value-type="string">
            <text:p>Soldier</text:p>
          </table:table-cell>
          <table:table-cell table:style-name="ce1"/>
          <table:table-cell table:style-name="ce1" office:value-type="string" calcext:value-type="string">
            <text:p>T1 Axe</text:p>
          </table:table-cell>
          <table:table-cell table:style-name="ce1" office:value-type="string" calcext:value-type="string">
            <text:p>T2 Axe</text:p>
          </table:table-cell>
          <table:table-cell table:style-name="ce1" office:value-type="string" calcext:value-type="string">
            <text:p>T3 Axe</text:p>
          </table:table-cell>
          <table:table-cell table:style-name="ce1" office:value-type="string" calcext:value-type="string">
            <text:p>T4 Axe</text:p>
          </table:table-cell>
          <table:table-cell table:style-name="ce1" office:value-type="string" calcext:value-type="string">
            <text:p>T5 Axe</text:p>
          </table:table-cell>
          <table:table-cell table:style-name="ce1" office:value-type="string" calcext:value-type="string">
            <text:p>T6 Axe</text:p>
          </table:table-cell>
          <table:table-cell table:style-name="ce1"/>
          <table:table-cell table:style-name="ce1" office:value-type="string" calcext:value-type="string">
            <text:p>T1 Scythe</text:p>
          </table:table-cell>
          <table:table-cell table:style-name="ce1" office:value-type="string" calcext:value-type="string">
            <text:p>T2 Scythe</text:p>
          </table:table-cell>
          <table:table-cell table:style-name="ce1" office:value-type="string" calcext:value-type="string">
            <text:p>T3 Scythe</text:p>
          </table:table-cell>
          <table:table-cell table:style-name="ce1" office:value-type="string" calcext:value-type="string">
            <text:p>T4 Scythe</text:p>
          </table:table-cell>
          <table:table-cell table:style-name="ce1" office:value-type="string" calcext:value-type="string">
            <text:p>T5 Scythe</text:p>
          </table:table-cell>
          <table:table-cell table:style-name="ce1" office:value-type="string" calcext:value-type="string">
            <text:p>T6 Scythe</text:p>
          </table:table-cell>
          <table:table-cell table:style-name="ce1" office:value-type="string" calcext:value-type="string">
            <text:p>Reaper I</text:p>
          </table:table-cell>
          <table:table-cell table:style-name="ce1" office:value-type="string" calcext:value-type="string">
            <text:p>Reaper II</text:p>
          </table:table-cell>
          <table:table-cell table:style-name="ce1" office:value-type="string" calcext:value-type="string">
            <text:p>Reaper III</text:p>
          </table:table-cell>
          <table:table-cell table:style-name="ce1"/>
          <table:table-cell table:style-name="ce1" office:value-type="string" calcext:value-type="string">
            <text:p>T1 Staff</text:p>
          </table:table-cell>
          <table:table-cell table:style-name="ce1" office:value-type="string" calcext:value-type="string">
            <text:p>T2 Staff</text:p>
          </table:table-cell>
          <table:table-cell table:style-name="ce1" office:value-type="string" calcext:value-type="string">
            <text:p>T3 Staff</text:p>
          </table:table-cell>
          <table:table-cell table:style-name="ce1" office:value-type="string" calcext:value-type="string">
            <text:p>T4 Staff</text:p>
          </table:table-cell>
          <table:table-cell table:style-name="ce1" office:value-type="string" calcext:value-type="string">
            <text:p>T5 Staff</text:p>
          </table:table-cell>
          <table:table-cell table:style-name="ce1" office:value-type="string" calcext:value-type="string">
            <text:p>T6 Staff</text:p>
          </table:table-cell>
          <table:table-cell table:style-name="ce1"/>
          <table:table-cell table:style-name="ce1" office:value-type="string" calcext:value-type="string">
            <text:p>T1 Bow</text:p>
          </table:table-cell>
          <table:table-cell table:style-name="ce1" office:value-type="string" calcext:value-type="string">
            <text:p>T2 Bow</text:p>
          </table:table-cell>
          <table:table-cell table:style-name="ce1" office:value-type="string" calcext:value-type="string">
            <text:p>T3 Bow</text:p>
          </table:table-cell>
          <table:table-cell table:style-name="ce1" office:value-type="string" calcext:value-type="string">
            <text:p>T4 Bow</text:p>
          </table:table-cell>
          <table:table-cell table:style-name="ce1" office:value-type="string" calcext:value-type="string">
            <text:p>T5 Bow</text:p>
          </table:table-cell>
          <table:table-cell table:style-name="ce1" office:value-type="string" calcext:value-type="string">
            <text:p>T6 Bow</text:p>
          </table:table-cell>
          <table:table-cell table:style-name="ce1"/>
          <table:table-cell table:style-name="ce1" office:value-type="string" calcext:value-type="string">
            <text:p>T1 Crossbow</text:p>
          </table:table-cell>
          <table:table-cell table:style-name="ce1" office:value-type="string" calcext:value-type="string">
            <text:p>T2 Crossbow</text:p>
          </table:table-cell>
          <table:table-cell table:style-name="ce1" office:value-type="string" calcext:value-type="string">
            <text:p>T3 Crossbow</text:p>
          </table:table-cell>
          <table:table-cell table:style-name="ce1" office:value-type="string" calcext:value-type="string">
            <text:p>T4 Crossbow</text:p>
          </table:table-cell>
          <table:table-cell table:style-name="ce1" office:value-type="string" calcext:value-type="string">
            <text:p>T5 Crossbow</text:p>
          </table:table-cell>
          <table:table-cell table:style-name="ce1" office:value-type="string" calcext:value-type="string">
            <text:p>T6 Crossbow</text:p>
          </table:table-cell>
          <table:table-cell table:style-name="ce1"/>
          <table:table-cell table:style-name="ce1" office:value-type="string" calcext:value-type="string">
            <text:p>Effective 1S Dmg:</text:p>
          </table:table-cell>
          <table:table-cell table:style-name="ce1" office:value-type="string" calcext:value-type="string">
            <text:p>Lvl 1 doge</text:p>
          </table:table-cell>
          <table:table-cell table:style-name="ce1" office:value-type="string" calcext:value-type="string">
            <text:p>Lvl 2 doge</text:p>
          </table:table-cell>
          <table:table-cell table:style-name="ce1" office:value-type="string" calcext:value-type="string">
            <text:p>Lvl 3 doge</text:p>
          </table:table-cell>
          <table:table-cell table:style-name="ce1" office:value-type="string" calcext:value-type="string">
            <text:p>Lvl 4 doge</text:p>
          </table:table-cell>
          <table:table-cell table:style-name="ce1" office:value-type="string" calcext:value-type="string">
            <text:p>Lvl 5 doge</text:p>
          </table:table-cell>
          <table:table-cell table:style-name="ce1"/>
          <table:table-cell table:style-name="ce1" office:value-type="string" calcext:value-type="string">
            <text:p>Lvl 1 hors</text:p>
          </table:table-cell>
          <table:table-cell table:style-name="ce1" office:value-type="string" calcext:value-type="string">
            <text:p>Lvl 2 hors</text:p>
          </table:table-cell>
          <table:table-cell table:style-name="ce1" office:value-type="string" calcext:value-type="string">
            <text:p>Lvl 3 hors</text:p>
          </table:table-cell>
          <table:table-cell table:style-name="ce1" office:value-type="string" calcext:value-type="string">
            <text:p>Lvl 4 hors</text:p>
          </table:table-cell>
          <table:table-cell table:style-name="ce1"/>
          <table:table-cell table:style-name="ce1" office:value-type="string" calcext:value-type="string">
            <text:p>Lvl 1 irgl</text:p>
          </table:table-cell>
          <table:table-cell table:style-name="ce1" office:value-type="string" calcext:value-type="string">
            <text:p>Lvl 2 irgl</text:p>
          </table:table-cell>
          <table:table-cell table:style-name="ce1" office:value-type="string" calcext:value-type="string">
            <text:p>Lvl 3 irgl</text:p>
          </table:table-cell>
          <table:table-cell table:style-name="ce1" office:value-type="string" calcext:value-type="string">
            <text:p>Lvl 4 irgl</text:p>
          </table:table-cell>
          <table:table-cell table:style-name="ce1"/>
          <table:table-cell table:style-name="ce1" office:value-type="string" calcext:value-type="string">
            <text:p>Lvl 1 sngl</text:p>
          </table:table-cell>
          <table:table-cell table:style-name="ce1" office:value-type="string" calcext:value-type="string">
            <text:p>Lvl 2 sngl</text:p>
          </table:table-cell>
          <table:table-cell table:style-name="ce1" office:value-type="string" calcext:value-type="string">
            <text:p>Lvl 3 sngl</text:p>
          </table:table-cell>
          <table:table-cell table:style-name="ce1" office:value-type="string" calcext:value-type="string">
            <text:p>Lvl 4 sngl</text:p>
          </table:table-cell>
          <table:table-cell table:style-name="ce1" table:number-columns-repeated="16303"/>
        </table:table-row>
        <table:table-row table:style-name="ro1">
          <table:table-cell table:style-name="ce1"/>
          <table:table-cell table:style-name="ce3" table:number-columns-repeated="6"/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Hard</text:p>
          </table:table-cell>
          <table:table-cell table:style-name="ce3" office:value-type="string" calcext:value-type="string">
            <text:p>Insane</text:p>
          </table:table-cell>
          <table:table-cell table:style-name="ce3"/>
          <table:table-cell table:style-name="ce9" office:value-type="string" calcext:value-type="string">
            <text:p>Balanced To:</text:p>
          </table:table-cell>
          <table:table-cell table:style-name="ce10" office:value-type="string" calcext:value-type="string" table:number-columns-spanned="8" table:number-rows-spanned="1">
            <text:p>Crit</text:p>
          </table:table-cell>
          <table:covered-table-cell table:number-columns-repeated="7" table:style-name="ce3"/>
          <table:table-cell table:style-name="ce3"/>
          <table:table-cell table:style-name="ce10" office:value-type="string" calcext:value-type="string" table:number-columns-spanned="6" table:number-rows-spanned="1">
            <text:p>Crit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9" table:number-rows-spanned="1">
            <text:p>Norm</text:p>
          </table:table-cell>
          <table:covered-table-cell table:number-columns-repeated="8" table:style-name="ce3"/>
          <table:table-cell table:style-name="ce3"/>
          <table:table-cell table:style-name="ce10" office:value-type="string" calcext:value-type="string" table:number-columns-spanned="6" table:number-rows-spanned="1">
            <text:p>x=4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6" table:number-rows-spanned="1">
            <text:p>r=20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6" table:number-rows-spanned="1">
            <text:p>alpha=0.4</text:p>
          </table:table-cell>
          <table:covered-table-cell table:number-columns-repeated="5" table:style-name="ce3"/>
          <table:table-cell table:style-name="ce3" table:number-columns-repeated="163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table:style-name="ce5" table:formula="of:=([.$B3] + 3 * [.$C3]) / 10 / (1 - [.$D3] * 0.006) *POWER([.$E3]; 0.75) * [.$C$13] / 13" office:value-type="float" office:value="139.698777091799" calcext:value-type="float">
            <text:p>139.7</text:p>
          </table:table-cell>
          <table:table-cell table:style-name="ce5" office:value-type="float" office:value="0" calcext:value-type="float">
            <text:p>0.0</text:p>
          </table:table-cell>
          <table:table-cell table:style-name="ce7" table:formula="of:=COM.MICROSOFT.CEILING.MATH(LN(MAX([.$G3]*4;1))^2.5+1)" office:value-type="float" office:value="1" calcext:value-type="float">
            <text:p>1</text:p>
          </table:table-cell>
          <table:table-cell table:style-name="ce7" table:formula="of:=COM.MICROSOFT.CEILING.MATH(LN(MAX([.$G3]*3.5;1))^2.5+1)" office:value-type="float" office:value="1" calcext:value-type="float">
            <text:p>1</text:p>
          </table:table-cell>
          <table:table-cell table:style-name="ce7" table:formula="of:=COM.MICROSOFT.CEILING.MATH(LN(MAX([.$G3]*3;1))^2.5+1)" office:value-type="float" office:value="1" calcext:value-type="float">
            <text:p>1</text:p>
          </table:table-cell>
          <table:table-cell table:style-name="ce7" table:formula="of:=COM.MICROSOFT.CEILING.MATH(LN(MAX([.$G3]*2.5;1))^2.5+1)" office:value-type="float" office:value="1" calcext:value-type="float">
            <text:p>1</text:p>
          </table:table-cell>
          <table:table-cell/>
          <table:table-cell table:style-name="ce5"/>
          <table:table-cell table:style-name="ce63" table:formula="of:=MAX([$Sword.E$2] - [.$C3]; 0)*[$Sword.$F$2]" office:value-type="float" office:value="49.5" calcext:value-type="float">
            <text:p>49.5</text:p>
          </table:table-cell>
          <table:table-cell table:style-name="ce63" table:formula="of:=MAX([$Sword.E$3] - [.$C3]; 0)*[$Sword.$F$3]" office:value-type="float" office:value="72.375" calcext:value-type="float">
            <text:p>72.4</text:p>
          </table:table-cell>
          <table:table-cell table:style-name="ce63" table:formula="of:=MAX([$Sword.E$4] - [.$C3]; 0)*[$Sword.$F$4]" office:value-type="float" office:value="98.4375" calcext:value-type="float">
            <text:p>98.4</text:p>
          </table:table-cell>
          <table:table-cell table:style-name="ce63" table:formula="of:=MAX([$Sword.E$5] - [.$C3]; 0)*[$Sword.$F$5]" office:value-type="float" office:value="128.25" calcext:value-type="float">
            <text:p>128.3</text:p>
          </table:table-cell>
          <table:table-cell table:style-name="ce63" table:formula="of:=MAX([$Sword.E$6] - [.$C3]; 0)*[$Sword.$F$6]" office:value-type="float" office:value="163.5" calcext:value-type="float">
            <text:p>163.5</text:p>
          </table:table-cell>
          <table:table-cell table:style-name="ce63" table:formula="of:=MAX([$Sword.E$7] - [.$C3]; 0)*[$Sword.$F$7]" office:value-type="float" office:value="201.1875" calcext:value-type="float">
            <text:p>201.2</text:p>
          </table:table-cell>
          <table:table-cell table:style-name="ce63" table:formula="of:=MAX([$Sword.E$8] - [.$C3]; 0)*[$Sword.$F$8]" office:value-type="float" office:value="241.875" calcext:value-type="float">
            <text:p>241.9</text:p>
          </table:table-cell>
          <table:table-cell table:style-name="ce63" table:formula="of:=MAX([$Sword.E$9] - [.$C3]; 0)*[$Sword.$F$9]" office:value-type="float" office:value="63" calcext:value-type="float">
            <text:p>63.0</text:p>
          </table:table-cell>
          <table:table-cell table:style-name="ce64"/>
          <table:table-cell table:style-name="ce63" table:formula="of:=MAX([$Axe.E$2] - [.$C3]/2; 0)*MAX(1 - [.$D3]/200;0)*[$Axe.$F$2]" office:value-type="float" office:value="84.6" calcext:value-type="float">
            <text:p>84.6</text:p>
          </table:table-cell>
          <table:table-cell table:style-name="ce63" table:formula="of:=MAX([$Axe.E$3] - [.$C3]/2; 0)*MAX(1 - [.$D3]/200;0)*[$Axe.$F$3]" office:value-type="float" office:value="109.8" calcext:value-type="float">
            <text:p>109.8</text:p>
          </table:table-cell>
          <table:table-cell table:style-name="ce63" table:formula="of:=MAX([$Axe.E$4] - [.$C3]/2; 0)*MAX(1 - [.$D3]/200;0)*[$Axe.$F$4]" office:value-type="float" office:value="138.42" calcext:value-type="float">
            <text:p>138.4</text:p>
          </table:table-cell>
          <table:table-cell table:style-name="ce63" table:formula="of:=MAX([$Axe.E$5] - [.$C3]/2; 0)*MAX(1 - [.$D3]/200;0)*[$Axe.$F$5]" office:value-type="float" office:value="171.54" calcext:value-type="float">
            <text:p>171.5</text:p>
          </table:table-cell>
          <table:table-cell table:style-name="ce63" table:formula="of:=MAX([$Axe.E$6] - [.$C3]/2; 0)*MAX(1 - [.$D3]/200;0)*[$Axe.$F$6]" office:value-type="float" office:value="207.18" calcext:value-type="float">
            <text:p>207.2</text:p>
          </table:table-cell>
          <table:table-cell table:style-name="ce63" table:formula="of:=MAX([$Axe.E$7] - [.$C3]/2; 0)*MAX(1 - [.$D3]/200;0)*[$Axe.$F$7]" office:value-type="float" office:value="246.6" calcext:value-type="float">
            <text:p>246.6</text:p>
          </table:table-cell>
          <table:table-cell table:style-name="ce64"/>
          <table:table-cell table:style-name="ce63" table:formula="of:=MAX([$Scythe.D$2]; 0)*MAX(1 - [.$D3]/100;0)*[$Scythe.$F$2]" office:value-type="float" office:value="73.6" calcext:value-type="float">
            <text:p>73.6</text:p>
          </table:table-cell>
          <table:table-cell table:style-name="ce63" table:formula="of:=MAX([$Scythe.D$3]; 0)*MAX(1 - [.$D3]/100;0)*[$Scythe.$F$3]" office:value-type="float" office:value="97.6" calcext:value-type="float">
            <text:p>97.6</text:p>
          </table:table-cell>
          <table:table-cell table:style-name="ce63" table:formula="of:=MAX([$Scythe.D$4]; 0)*MAX(1 - [.$D3]/100;0)*[$Scythe.$F$4]" office:value-type="float" office:value="124.8" calcext:value-type="float">
            <text:p>124.8</text:p>
          </table:table-cell>
          <table:table-cell table:style-name="ce63" table:formula="of:=MAX([$Scythe.D$5]; 0)*MAX(1 - [.$D3]/100;0)*[$Scythe.$F$5]" office:value-type="float" office:value="156.8" calcext:value-type="float">
            <text:p>156.8</text:p>
          </table:table-cell>
          <table:table-cell table:style-name="ce63" table:formula="of:=MAX([$Scythe.D$6]; 0)*MAX(1 - [.$D3]/100;0)*[$Scythe.$F$6]" office:value-type="float" office:value="192" calcext:value-type="float">
            <text:p>192.0</text:p>
          </table:table-cell>
          <table:table-cell table:style-name="ce63" table:formula="of:=MAX([$Scythe.D$7]; 0)*MAX(1 - [.$D3]/100;0)*[$Scythe.$F$7]" office:value-type="float" office:value="230.4" calcext:value-type="float">
            <text:p>230.4</text:p>
          </table:table-cell>
          <table:table-cell table:style-name="ce63" table:formula="of:=MAX([$Scythe.D$8]; 0)*MAX(1 - [.$D3]/100;0)*[$Scythe.$F$8]" office:value-type="float" office:value="60.8" calcext:value-type="float">
            <text:p>60.8</text:p>
          </table:table-cell>
          <table:table-cell table:style-name="ce63" table:formula="of:=MAX([$Scythe.D$9]; 0)*MAX(1 - [.$D3]/100;0)*[$Scythe.$F$9]" office:value-type="float" office:value="70.4" calcext:value-type="float">
            <text:p>70.4</text:p>
          </table:table-cell>
          <table:table-cell table:style-name="ce63" table:formula="of:=MAX([$Scythe.D$10]; 0)*MAX(1 - [.$D3]/100;0)*[$Scythe.$F$10]" office:value-type="float" office:value="80" calcext:value-type="float">
            <text:p>80.0</text:p>
          </table:table-cell>
          <table:table-cell table:style-name="ce64"/>
          <table:table-cell table:style-name="ce64" table:formula="of:=MAX([$Staff.E$2]; 0)*[$Staff.$F$2]" office:value-type="float" office:value="73.6" calcext:value-type="float">
            <text:p>73.6</text:p>
          </table:table-cell>
          <table:table-cell table:style-name="ce64" table:formula="of:=MAX([$Staff.E$3]; 0)*[$Staff.$F$3]" office:value-type="float" office:value="100" calcext:value-type="float">
            <text:p>100</text:p>
          </table:table-cell>
          <table:table-cell table:style-name="ce64" table:formula="of:=MAX([$Staff.E$4]; 0)*[$Staff.$F$4]" office:value-type="float" office:value="128" calcext:value-type="float">
            <text:p>128</text:p>
          </table:table-cell>
          <table:table-cell table:style-name="ce64" table:formula="of:=MAX([$Staff.E$5]; 0)*[$Staff.$F$5]" office:value-type="float" office:value="160.8" calcext:value-type="float">
            <text:p>160.8</text:p>
          </table:table-cell>
          <table:table-cell table:style-name="ce64" table:formula="of:=MAX([$Staff.E$6]; 0)*[$Staff.$F$6]" office:value-type="float" office:value="196" calcext:value-type="float">
            <text:p>196</text:p>
          </table:table-cell>
          <table:table-cell table:style-name="ce64" table:formula="of:=MAX([$Staff.E$7]; 0)*[$Staff.$F$7]" office:value-type="float" office:value="235.2" calcext:value-type="float">
            <text:p>235.2</text:p>
          </table:table-cell>
          <table:table-cell table:style-name="ce64"/>
          <table:table-cell table:style-name="ce63" table:formula="of:=MAX([$Bow.E$2] - [.$C3]; 0)*MAX(1 - [.$D3]/100;0)*[$Bow.$F$2]" office:value-type="float" office:value="78.1282466932531" calcext:value-type="float">
            <text:p>78.1</text:p>
          </table:table-cell>
          <table:table-cell table:style-name="ce63" table:formula="of:=MAX([$Bow.E$3] - [.$C3]; 0)*MAX(1 - [.$D3]/100;0)*[$Bow.$F$3]" office:value-type="float" office:value="105.748040273227" calcext:value-type="float">
            <text:p>105.7</text:p>
          </table:table-cell>
          <table:table-cell table:style-name="ce63" table:formula="of:=MAX([$Bow.E$4] - [.$C3]; 0)*MAX(1 - [.$D3]/100;0)*[$Bow.$F$4]" office:value-type="float" office:value="130.298967899871" calcext:value-type="float">
            <text:p>130.3</text:p>
          </table:table-cell>
          <table:table-cell table:style-name="ce63" table:formula="of:=MAX([$Bow.E$5] - [.$C3]; 0)*MAX(1 - [.$D3]/100;0)*[$Bow.$F$5]" office:value-type="float" office:value="164.056493386506" calcext:value-type="float">
            <text:p>164.1</text:p>
          </table:table-cell>
          <table:table-cell table:style-name="ce63" table:formula="of:=MAX([$Bow.E$6] - [.$C3]; 0)*MAX(1 - [.$D3]/100;0)*[$Bow.$F$6]" office:value-type="float" office:value="197.814018873141" calcext:value-type="float">
            <text:p>197.8</text:p>
          </table:table-cell>
          <table:table-cell table:style-name="ce63" table:formula="of:=MAX([$Bow.E$7] - [.$C3]; 0)*MAX(1 - [.$D3]/100;0)*[$Bow.$F$7]" office:value-type="float" office:value="237.709276266437" calcext:value-type="float">
            <text:p>237.7</text:p>
          </table:table-cell>
          <table:table-cell table:style-name="ce64"/>
          <table:table-cell table:style-name="ce63" table:formula="of:=MAX([$Crossbow.E$2] - [.$C3]/2; 0)*MAX(1 - [.$D3]/200;0)*[$Crossbow.$F$2]" office:value-type="float" office:value="89.8875" calcext:value-type="float">
            <text:p>89.9</text:p>
          </table:table-cell>
          <table:table-cell table:style-name="ce63" table:formula="of:=MAX([$Crossbow.E$3] - [.$C3]/2; 0)*MAX(1 - [.$D3]/200;0)*[$Crossbow.$F$3]" office:value-type="float" office:value="116.6625" calcext:value-type="float">
            <text:p>116.7</text:p>
          </table:table-cell>
          <table:table-cell table:style-name="ce63" table:formula="of:=MAX([$Crossbow.E$4] - [.$C3]/2; 0)*MAX(1 - [.$D3]/200;0)*[$Crossbow.$F$4]" office:value-type="float" office:value="147.4155" calcext:value-type="float">
            <text:p>147.4</text:p>
          </table:table-cell>
          <table:table-cell table:style-name="ce63" table:formula="of:=MAX([$Crossbow.E$5] - [.$C3]/2; 0)*MAX(1 - [.$D3]/200;0)*[$Crossbow.$F$5]" office:value-type="float" office:value="181.6875" calcext:value-type="float">
            <text:p>181.7</text:p>
          </table:table-cell>
          <table:table-cell table:style-name="ce63" table:formula="of:=MAX([$Crossbow.E$6] - [.$C3]/2; 0)*MAX(1 - [.$D3]/200;0)*[$Crossbow.$F$6]" office:value-type="float" office:value="220.4118" calcext:value-type="float">
            <text:p>220.4</text:p>
          </table:table-cell>
          <table:table-cell table:style-name="ce63" table:formula="of:=MAX([$Crossbow.E$7] - [.$C3]/2; 0)*MAX(1 - [.$D3]/200;0)*[$Crossbow.$F$7]" office:value-type="float" office:value="261.99108" calcext:value-type="float">
            <text:p>262.0</text:p>
          </table:table-cell>
          <table:table-cell table:number-columns-repeated="2"/>
          <table:table-cell table:style-name="ce65" table:formula="of:=MAX([$doge.E$3] - [.$C3]; 0)" office:value-type="float" office:value="15" calcext:value-type="float">
            <text:p>15</text:p>
          </table:table-cell>
          <table:table-cell table:style-name="ce65" table:formula="of:=MAX([$doge.$E$4] - [.$C3]; 0)" office:value-type="float" office:value="20" calcext:value-type="float">
            <text:p>20</text:p>
          </table:table-cell>
          <table:table-cell table:style-name="ce65" table:formula="of:=MAX([$doge.$E$5] - [.$C3]; 0)" office:value-type="float" office:value="25" calcext:value-type="float">
            <text:p>25</text:p>
          </table:table-cell>
          <table:table-cell table:style-name="ce65" table:formula="of:=MAX([$doge.$E$6] - [.$C3]; 0)" office:value-type="float" office:value="30" calcext:value-type="float">
            <text:p>30</text:p>
          </table:table-cell>
          <table:table-cell table:style-name="ce65" table:formula="of:=MAX([$doge.$E$7] - [.$C3]; 0)" office:value-type="float" office:value="35" calcext:value-type="float">
            <text:p>35</text:p>
          </table:table-cell>
          <table:table-cell table:style-name="ce65"/>
          <table:table-cell table:style-name="ce66" table:formula="of:=MAX([$hors.$E$3] - [.$C3]/2; 0)*MAX(1 - [.$D3]/200;0)" office:value-type="float" office:value="60.75" calcext:value-type="float">
            <text:p>60.8</text:p>
          </table:table-cell>
          <table:table-cell table:style-name="ce66" table:formula="of:=MAX([$hors.$E$4] - [.$C3]/2; 0)*MAX(1 - [.$D3]/200;0)" office:value-type="float" office:value="74.25" calcext:value-type="float">
            <text:p>74.3</text:p>
          </table:table-cell>
          <table:table-cell table:style-name="ce66" table:formula="of:=MAX([$hors.$E$5] - [.$C3]/2; 0)*MAX(1 - [.$D3]/200;0)" office:value-type="float" office:value="96.75" calcext:value-type="float">
            <text:p>96.8</text:p>
          </table:table-cell>
          <table:table-cell table:style-name="ce66" table:formula="of:=MAX([$hors.$E$6] - [.$C3]/2; 0)*MAX(1 - [.$D3]/200;0)" office:value-type="float" office:value="119.25" calcext:value-type="float">
            <text:p>119.3</text:p>
          </table:table-cell>
          <table:table-cell table:style-name="ce65"/>
          <table:table-cell table:style-name="ce66" table:formula="of:=MAX([$irgl.$E$3] - [.$C3]; 0)*MAX(1 - [.$D3]/100;0)" office:value-type="float" office:value="148" calcext:value-type="float">
            <text:p>148.0</text:p>
          </table:table-cell>
          <table:table-cell table:style-name="ce66" table:formula="of:=MAX([$irgl.$E$4] - [.$C3]; 0)*MAX(1 - [.$D3]/100;0)" office:value-type="float" office:value="168" calcext:value-type="float">
            <text:p>168.0</text:p>
          </table:table-cell>
          <table:table-cell table:style-name="ce66" table:formula="of:=MAX([$irgl.$E$5] - [.$C3]; 0)*MAX(1 - [.$D3]/100;0)" office:value-type="float" office:value="196" calcext:value-type="float">
            <text:p>196.0</text:p>
          </table:table-cell>
          <table:table-cell table:style-name="ce66" table:formula="of:=MAX([$irgl.$E$6] - [.$C3]; 0)*MAX(1 - [.$D3]/100;0)" office:value-type="float" office:value="228" calcext:value-type="float">
            <text:p>228.0</text:p>
          </table:table-cell>
          <table:table-cell table:style-name="ce65"/>
          <table:table-cell table:style-name="ce66" table:formula="of:=MAX([$sngl.$E$3]; 0)*MAX(1 - [.$D3]/100;0)" office:value-type="float" office:value="96" calcext:value-type="float">
            <text:p>96.0</text:p>
          </table:table-cell>
          <table:table-cell table:style-name="ce66" table:formula="of:=MAX([$sngl.$E$4]; 0)*MAX(1 - [.$D3]/100;0)" office:value-type="float" office:value="112" calcext:value-type="float">
            <text:p>112.0</text:p>
          </table:table-cell>
          <table:table-cell table:style-name="ce66" table:formula="of:=MAX([$sngl.$E$5]; 0)*MAX(1 - [.$D3]/100;0)" office:value-type="float" office:value="136" calcext:value-type="float">
            <text:p>136.0</text:p>
          </table:table-cell>
          <table:table-cell table:style-name="ce66" table:formula="of:=MAX([$sngl.$E$6]; 0)*MAX(1 - [.$D3]/100;0)" office:value-type="float" office:value="160" calcext:value-type="float">
            <text:p>160.0</text:p>
          </table:table-cell>
          <table:table-cell table:number-columns-repeated="163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table:style-name="ce5" table:formula="of:=([.$B4] + 3 * [.$C4]) / 10 / (1 - [.$D4] * 0.006) *POWER([.$E4]; 0.75) * [.$C$13] / 13" office:value-type="float" office:value="185.712230147017" calcext:value-type="float">
            <text:p>185.7</text:p>
          </table:table-cell>
          <table:table-cell table:style-name="ce5" office:value-type="float" office:value="7.5" calcext:value-type="float">
            <text:p>7.5</text:p>
          </table:table-cell>
          <table:table-cell table:style-name="ce7" table:formula="of:=COM.MICROSOFT.CEILING.MATH(LN(MAX([.$G4]*4;1))^2.5+1)" office:value-type="float" office:value="23" calcext:value-type="float">
            <text:p>23</text:p>
          </table:table-cell>
          <table:table-cell table:style-name="ce7" table:formula="of:=COM.MICROSOFT.CEILING.MATH(LN(MAX([.$G4]*3.5;1))^2.5+1)" office:value-type="float" office:value="21" calcext:value-type="float">
            <text:p>21</text:p>
          </table:table-cell>
          <table:table-cell table:style-name="ce7" table:formula="of:=COM.MICROSOFT.CEILING.MATH(LN(MAX([.$G4]*3;1))^2.5+1)" office:value-type="float" office:value="19" calcext:value-type="float">
            <text:p>19</text:p>
          </table:table-cell>
          <table:table-cell table:style-name="ce7" table:formula="of:=COM.MICROSOFT.CEILING.MATH(LN(MAX([.$G4]*2.5;1))^2.5+1)" office:value-type="float" office:value="16" calcext:value-type="float">
            <text:p>16</text:p>
          </table:table-cell>
          <table:table-cell/>
          <table:table-cell table:style-name="ce5"/>
          <table:table-cell table:style-name="ce63" table:formula="of:=MAX([$Sword.E$2] - [.$C4]; 0)*[$Sword.$F$2]" office:value-type="float" office:value="48" calcext:value-type="float">
            <text:p>48.0</text:p>
          </table:table-cell>
          <table:table-cell table:style-name="ce63" table:formula="of:=MAX([$Sword.E$3] - [.$C4]; 0)*[$Sword.$F$3]" office:value-type="float" office:value="70.875" calcext:value-type="float">
            <text:p>70.9</text:p>
          </table:table-cell>
          <table:table-cell table:style-name="ce63" table:formula="of:=MAX([$Sword.E$4] - [.$C4]; 0)*[$Sword.$F$4]" office:value-type="float" office:value="96.9375" calcext:value-type="float">
            <text:p>96.9</text:p>
          </table:table-cell>
          <table:table-cell table:style-name="ce63" table:formula="of:=MAX([$Sword.E$5] - [.$C4]; 0)*[$Sword.$F$5]" office:value-type="float" office:value="126.75" calcext:value-type="float">
            <text:p>126.8</text:p>
          </table:table-cell>
          <table:table-cell table:style-name="ce63" table:formula="of:=MAX([$Sword.E$6] - [.$C4]; 0)*[$Sword.$F$6]" office:value-type="float" office:value="162" calcext:value-type="float">
            <text:p>162.0</text:p>
          </table:table-cell>
          <table:table-cell table:style-name="ce63" table:formula="of:=MAX([$Sword.E$7] - [.$C4]; 0)*[$Sword.$F$7]" office:value-type="float" office:value="199.6875" calcext:value-type="float">
            <text:p>199.7</text:p>
          </table:table-cell>
          <table:table-cell table:style-name="ce63" table:formula="of:=MAX([$Sword.E$8] - [.$C4]; 0)*[$Sword.$F$8]" office:value-type="float" office:value="240.375" calcext:value-type="float">
            <text:p>240.4</text:p>
          </table:table-cell>
          <table:table-cell table:style-name="ce63" table:formula="of:=MAX([$Sword.E$9] - [.$C4]; 0)*[$Sword.$F$9]" office:value-type="float" office:value="61.5" calcext:value-type="float">
            <text:p>61.5</text:p>
          </table:table-cell>
          <table:table-cell table:style-name="ce64"/>
          <table:table-cell table:style-name="ce63" table:formula="of:=MAX([$Axe.E$2] - [.$C4]/2; 0)*MAX(1 - [.$D4]/200;0)*[$Axe.$F$2]" office:value-type="float" office:value="84.24" calcext:value-type="float">
            <text:p>84.2</text:p>
          </table:table-cell>
          <table:table-cell table:style-name="ce63" table:formula="of:=MAX([$Axe.E$3] - [.$C4]/2; 0)*MAX(1 - [.$D4]/200;0)*[$Axe.$F$3]" office:value-type="float" office:value="109.44" calcext:value-type="float">
            <text:p>109.4</text:p>
          </table:table-cell>
          <table:table-cell table:style-name="ce63" table:formula="of:=MAX([$Axe.E$4] - [.$C4]/2; 0)*MAX(1 - [.$D4]/200;0)*[$Axe.$F$4]" office:value-type="float" office:value="138.06" calcext:value-type="float">
            <text:p>138.1</text:p>
          </table:table-cell>
          <table:table-cell table:style-name="ce63" table:formula="of:=MAX([$Axe.E$5] - [.$C4]/2; 0)*MAX(1 - [.$D4]/200;0)*[$Axe.$F$5]" office:value-type="float" office:value="171.18" calcext:value-type="float">
            <text:p>171.2</text:p>
          </table:table-cell>
          <table:table-cell table:style-name="ce63" table:formula="of:=MAX([$Axe.E$6] - [.$C4]/2; 0)*MAX(1 - [.$D4]/200;0)*[$Axe.$F$6]" office:value-type="float" office:value="206.82" calcext:value-type="float">
            <text:p>206.8</text:p>
          </table:table-cell>
          <table:table-cell table:style-name="ce63" table:formula="of:=MAX([$Axe.E$7] - [.$C4]/2; 0)*MAX(1 - [.$D4]/200;0)*[$Axe.$F$7]" office:value-type="float" office:value="246.24" calcext:value-type="float">
            <text:p>246.2</text:p>
          </table:table-cell>
          <table:table-cell table:style-name="ce64"/>
          <table:table-cell table:style-name="ce63" table:formula="of:=MAX([$Scythe.D$2]; 0)*MAX(1 - [.$D4]/100;0)*[$Scythe.$F$2]" office:value-type="float" office:value="73.6" calcext:value-type="float">
            <text:p>73.6</text:p>
          </table:table-cell>
          <table:table-cell table:style-name="ce63" table:formula="of:=MAX([$Scythe.D$3]; 0)*MAX(1 - [.$D4]/100;0)*[$Scythe.$F$3]" office:value-type="float" office:value="97.6" calcext:value-type="float">
            <text:p>97.6</text:p>
          </table:table-cell>
          <table:table-cell table:style-name="ce63" table:formula="of:=MAX([$Scythe.D$4]; 0)*MAX(1 - [.$D4]/100;0)*[$Scythe.$F$4]" office:value-type="float" office:value="124.8" calcext:value-type="float">
            <text:p>124.8</text:p>
          </table:table-cell>
          <table:table-cell table:style-name="ce63" table:formula="of:=MAX([$Scythe.D$5]; 0)*MAX(1 - [.$D4]/100;0)*[$Scythe.$F$5]" office:value-type="float" office:value="156.8" calcext:value-type="float">
            <text:p>156.8</text:p>
          </table:table-cell>
          <table:table-cell table:style-name="ce63" table:formula="of:=MAX([$Scythe.D$6]; 0)*MAX(1 - [.$D4]/100;0)*[$Scythe.$F$6]" office:value-type="float" office:value="192" calcext:value-type="float">
            <text:p>192.0</text:p>
          </table:table-cell>
          <table:table-cell table:style-name="ce63" table:formula="of:=MAX([$Scythe.D$7]; 0)*MAX(1 - [.$D4]/100;0)*[$Scythe.$F$7]" office:value-type="float" office:value="230.4" calcext:value-type="float">
            <text:p>230.4</text:p>
          </table:table-cell>
          <table:table-cell table:style-name="ce63" table:formula="of:=MAX([$Scythe.D$8]; 0)*MAX(1 - [.$D4]/100;0)*[$Scythe.$F$8]" office:value-type="float" office:value="60.8" calcext:value-type="float">
            <text:p>60.8</text:p>
          </table:table-cell>
          <table:table-cell table:style-name="ce63" table:formula="of:=MAX([$Scythe.D$9]; 0)*MAX(1 - [.$D4]/100;0)*[$Scythe.$F$9]" office:value-type="float" office:value="70.4" calcext:value-type="float">
            <text:p>70.4</text:p>
          </table:table-cell>
          <table:table-cell table:style-name="ce63" table:formula="of:=MAX([$Scythe.D$10]; 0)*MAX(1 - [.$D4]/100;0)*[$Scythe.$F$10]" office:value-type="float" office:value="80" calcext:value-type="float">
            <text:p>80.0</text:p>
          </table:table-cell>
          <table:table-cell table:style-name="ce64"/>
          <table:table-cell table:style-name="ce64" table:formula="of:=MAX([$Staff.E$2]; 0)*[$Staff.$F$2]" office:value-type="float" office:value="73.6" calcext:value-type="float">
            <text:p>73.6</text:p>
          </table:table-cell>
          <table:table-cell table:style-name="ce64" table:formula="of:=MAX([$Staff.E$3]; 0)*[$Staff.$F$3]" office:value-type="float" office:value="100" calcext:value-type="float">
            <text:p>100</text:p>
          </table:table-cell>
          <table:table-cell table:style-name="ce64" table:formula="of:=MAX([$Staff.E$4]; 0)*[$Staff.$F$4]" office:value-type="float" office:value="128" calcext:value-type="float">
            <text:p>128</text:p>
          </table:table-cell>
          <table:table-cell table:style-name="ce64" table:formula="of:=MAX([$Staff.E$5]; 0)*[$Staff.$F$5]" office:value-type="float" office:value="160.8" calcext:value-type="float">
            <text:p>160.8</text:p>
          </table:table-cell>
          <table:table-cell table:style-name="ce64" table:formula="of:=MAX([$Staff.E$6]; 0)*[$Staff.$F$6]" office:value-type="float" office:value="196" calcext:value-type="float">
            <text:p>196</text:p>
          </table:table-cell>
          <table:table-cell table:style-name="ce64" table:formula="of:=MAX([$Staff.E$7]; 0)*[$Staff.$F$7]" office:value-type="float" office:value="235.2" calcext:value-type="float">
            <text:p>235.2</text:p>
          </table:table-cell>
          <table:table-cell table:style-name="ce64"/>
          <table:table-cell table:style-name="ce63" table:formula="of:=MAX([$Bow.E$2] - [.$C4]; 0)*MAX(1 - [.$D4]/100;0)*[$Bow.$F$2]" office:value-type="float" office:value="77.6082466932531" calcext:value-type="float">
            <text:p>77.6</text:p>
          </table:table-cell>
          <table:table-cell table:style-name="ce63" table:formula="of:=MAX([$Bow.E$3] - [.$C4]; 0)*MAX(1 - [.$D4]/100;0)*[$Bow.$F$3]" office:value-type="float" office:value="105.228040273227" calcext:value-type="float">
            <text:p>105.2</text:p>
          </table:table-cell>
          <table:table-cell table:style-name="ce63" table:formula="of:=MAX([$Bow.E$4] - [.$C4]; 0)*MAX(1 - [.$D4]/100;0)*[$Bow.$F$4]" office:value-type="float" office:value="129.778967899871" calcext:value-type="float">
            <text:p>129.8</text:p>
          </table:table-cell>
          <table:table-cell table:style-name="ce63" table:formula="of:=MAX([$Bow.E$5] - [.$C4]; 0)*MAX(1 - [.$D4]/100;0)*[$Bow.$F$5]" office:value-type="float" office:value="163.536493386506" calcext:value-type="float">
            <text:p>163.5</text:p>
          </table:table-cell>
          <table:table-cell table:style-name="ce63" table:formula="of:=MAX([$Bow.E$6] - [.$C4]; 0)*MAX(1 - [.$D4]/100;0)*[$Bow.$F$6]" office:value-type="float" office:value="197.294018873141" calcext:value-type="float">
            <text:p>197.3</text:p>
          </table:table-cell>
          <table:table-cell table:style-name="ce63" table:formula="of:=MAX([$Bow.E$7] - [.$C4]; 0)*MAX(1 - [.$D4]/100;0)*[$Bow.$F$7]" office:value-type="float" office:value="237.189276266437" calcext:value-type="float">
            <text:p>237.2</text:p>
          </table:table-cell>
          <table:table-cell table:style-name="ce64"/>
          <table:table-cell table:style-name="ce63" table:formula="of:=MAX([$Crossbow.E$2] - [.$C4]/2; 0)*MAX(1 - [.$D4]/200;0)*[$Crossbow.$F$2]" office:value-type="float" office:value="89.505" calcext:value-type="float">
            <text:p>89.5</text:p>
          </table:table-cell>
          <table:table-cell table:style-name="ce63" table:formula="of:=MAX([$Crossbow.E$3] - [.$C4]/2; 0)*MAX(1 - [.$D4]/200;0)*[$Crossbow.$F$3]" office:value-type="float" office:value="116.28" calcext:value-type="float">
            <text:p>116.3</text:p>
          </table:table-cell>
          <table:table-cell table:style-name="ce63" table:formula="of:=MAX([$Crossbow.E$4] - [.$C4]/2; 0)*MAX(1 - [.$D4]/200;0)*[$Crossbow.$F$4]" office:value-type="float" office:value="147.033" calcext:value-type="float">
            <text:p>147.0</text:p>
          </table:table-cell>
          <table:table-cell table:style-name="ce63" table:formula="of:=MAX([$Crossbow.E$5] - [.$C4]/2; 0)*MAX(1 - [.$D4]/200;0)*[$Crossbow.$F$5]" office:value-type="float" office:value="181.305" calcext:value-type="float">
            <text:p>181.3</text:p>
          </table:table-cell>
          <table:table-cell table:style-name="ce63" table:formula="of:=MAX([$Crossbow.E$6] - [.$C4]/2; 0)*MAX(1 - [.$D4]/200;0)*[$Crossbow.$F$6]" office:value-type="float" office:value="220.0293" calcext:value-type="float">
            <text:p>220.0</text:p>
          </table:table-cell>
          <table:table-cell table:style-name="ce63" table:formula="of:=MAX([$Crossbow.E$7] - [.$C4]/2; 0)*MAX(1 - [.$D4]/200;0)*[$Crossbow.$F$7]" office:value-type="float" office:value="261.60858" calcext:value-type="float">
            <text:p>261.6</text:p>
          </table:table-cell>
          <table:table-cell table:number-columns-repeated="2"/>
          <table:table-cell table:style-name="ce65" table:formula="of:=MAX([$doge.E$3] - [.$C4]; 0)" office:value-type="float" office:value="14" calcext:value-type="float">
            <text:p>14</text:p>
          </table:table-cell>
          <table:table-cell table:style-name="ce65" table:formula="of:=MAX([$doge.$E$4] - [.$C4]; 0)" office:value-type="float" office:value="19" calcext:value-type="float">
            <text:p>19</text:p>
          </table:table-cell>
          <table:table-cell table:style-name="ce65" table:formula="of:=MAX([$doge.$E$5] - [.$C4]; 0)" office:value-type="float" office:value="24" calcext:value-type="float">
            <text:p>24</text:p>
          </table:table-cell>
          <table:table-cell table:style-name="ce65" table:formula="of:=MAX([$doge.$E$6] - [.$C4]; 0)" office:value-type="float" office:value="29" calcext:value-type="float">
            <text:p>29</text:p>
          </table:table-cell>
          <table:table-cell table:style-name="ce65" table:formula="of:=MAX([$doge.$E$7] - [.$C4]; 0)" office:value-type="float" office:value="34" calcext:value-type="float">
            <text:p>34</text:p>
          </table:table-cell>
          <table:table-cell table:style-name="ce65"/>
          <table:table-cell table:style-name="ce66" table:formula="of:=MAX([$hors.$E$3] - [.$C4]/2; 0)*MAX(1 - [.$D4]/200;0)" office:value-type="float" office:value="60.3" calcext:value-type="float">
            <text:p>60.3</text:p>
          </table:table-cell>
          <table:table-cell table:style-name="ce66" table:formula="of:=MAX([$hors.$E$4] - [.$C4]/2; 0)*MAX(1 - [.$D4]/200;0)" office:value-type="float" office:value="73.8" calcext:value-type="float">
            <text:p>73.8</text:p>
          </table:table-cell>
          <table:table-cell table:style-name="ce66" table:formula="of:=MAX([$hors.$E$5] - [.$C4]/2; 0)*MAX(1 - [.$D4]/200;0)" office:value-type="float" office:value="96.3" calcext:value-type="float">
            <text:p>96.3</text:p>
          </table:table-cell>
          <table:table-cell table:style-name="ce66" table:formula="of:=MAX([$hors.$E$6] - [.$C4]/2; 0)*MAX(1 - [.$D4]/200;0)" office:value-type="float" office:value="118.8" calcext:value-type="float">
            <text:p>118.8</text:p>
          </table:table-cell>
          <table:table-cell table:style-name="ce65"/>
          <table:table-cell table:style-name="ce66" table:formula="of:=MAX([$irgl.$E$3] - [.$C4]; 0)*MAX(1 - [.$D4]/100;0)" office:value-type="float" office:value="147.2" calcext:value-type="float">
            <text:p>147.2</text:p>
          </table:table-cell>
          <table:table-cell table:style-name="ce66" table:formula="of:=MAX([$irgl.$E$4] - [.$C4]; 0)*MAX(1 - [.$D4]/100;0)" office:value-type="float" office:value="167.2" calcext:value-type="float">
            <text:p>167.2</text:p>
          </table:table-cell>
          <table:table-cell table:style-name="ce66" table:formula="of:=MAX([$irgl.$E$5] - [.$C4]; 0)*MAX(1 - [.$D4]/100;0)" office:value-type="float" office:value="195.2" calcext:value-type="float">
            <text:p>195.2</text:p>
          </table:table-cell>
          <table:table-cell table:style-name="ce66" table:formula="of:=MAX([$irgl.$E$6] - [.$C4]; 0)*MAX(1 - [.$D4]/100;0)" office:value-type="float" office:value="227.2" calcext:value-type="float">
            <text:p>227.2</text:p>
          </table:table-cell>
          <table:table-cell table:style-name="ce65"/>
          <table:table-cell table:style-name="ce66" table:formula="of:=MAX([$sngl.$E$3]; 0)*MAX(1 - [.$D4]/100;0)" office:value-type="float" office:value="96" calcext:value-type="float">
            <text:p>96.0</text:p>
          </table:table-cell>
          <table:table-cell table:style-name="ce66" table:formula="of:=MAX([$sngl.$E$4]; 0)*MAX(1 - [.$D4]/100;0)" office:value-type="float" office:value="112" calcext:value-type="float">
            <text:p>112.0</text:p>
          </table:table-cell>
          <table:table-cell table:style-name="ce66" table:formula="of:=MAX([$sngl.$E$5]; 0)*MAX(1 - [.$D4]/100;0)" office:value-type="float" office:value="136" calcext:value-type="float">
            <text:p>136.0</text:p>
          </table:table-cell>
          <table:table-cell table:style-name="ce66" table:formula="of:=MAX([$sngl.$E$6]; 0)*MAX(1 - [.$D4]/100;0)" office:value-type="float" office:value="160" calcext:value-type="float">
            <text:p>160.0</text:p>
          </table:table-cell>
          <table:table-cell table:number-columns-repeated="163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0" calcext:value-type="float">
            <text:p>36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60" calcext:value-type="float">
            <text:p>160</text:p>
          </table:table-cell>
          <table:table-cell table:style-name="ce5" table:formula="of:=([.$B5] + 3 * [.$C5]) / 10 / (1 - [.$D5] * 0.006) *POWER([.$E5]; 0.75) * [.$C$13] / 13" office:value-type="float" office:value="243.993542018074" calcext:value-type="float">
            <text:p>244.0</text:p>
          </table:table-cell>
          <table:table-cell table:style-name="ce5" office:value-type="float" office:value="9" calcext:value-type="float">
            <text:p>9.0</text:p>
          </table:table-cell>
          <table:table-cell table:style-name="ce7" table:formula="of:=COM.MICROSOFT.CEILING.MATH(LN(MAX([.$G5]*4;1))^2.5+1)" office:value-type="float" office:value="26" calcext:value-type="float">
            <text:p>26</text:p>
          </table:table-cell>
          <table:table-cell table:style-name="ce7" table:formula="of:=COM.MICROSOFT.CEILING.MATH(LN(MAX([.$G5]*3.5;1))^2.5+1)" office:value-type="float" office:value="24" calcext:value-type="float">
            <text:p>24</text:p>
          </table:table-cell>
          <table:table-cell table:style-name="ce7" table:formula="of:=COM.MICROSOFT.CEILING.MATH(LN(MAX([.$G5]*3;1))^2.5+1)" office:value-type="float" office:value="21" calcext:value-type="float">
            <text:p>21</text:p>
          </table:table-cell>
          <table:table-cell table:style-name="ce7" table:formula="of:=COM.MICROSOFT.CEILING.MATH(LN(MAX([.$G5]*2.5;1))^2.5+1)" office:value-type="float" office:value="19" calcext:value-type="float">
            <text:p>19</text:p>
          </table:table-cell>
          <table:table-cell/>
          <table:table-cell table:style-name="ce5"/>
          <table:table-cell table:style-name="ce63" table:formula="of:=MAX([$Sword.E$2] - [.$C5]; 0)*[$Sword.$F$2]" office:value-type="float" office:value="48" calcext:value-type="float">
            <text:p>48.0</text:p>
          </table:table-cell>
          <table:table-cell table:style-name="ce63" table:formula="of:=MAX([$Sword.E$3] - [.$C5]; 0)*[$Sword.$F$3]" office:value-type="float" office:value="70.875" calcext:value-type="float">
            <text:p>70.9</text:p>
          </table:table-cell>
          <table:table-cell table:style-name="ce63" table:formula="of:=MAX([$Sword.E$4] - [.$C5]; 0)*[$Sword.$F$4]" office:value-type="float" office:value="96.9375" calcext:value-type="float">
            <text:p>96.9</text:p>
          </table:table-cell>
          <table:table-cell table:style-name="ce63" table:formula="of:=MAX([$Sword.E$5] - [.$C5]; 0)*[$Sword.$F$5]" office:value-type="float" office:value="126.75" calcext:value-type="float">
            <text:p>126.8</text:p>
          </table:table-cell>
          <table:table-cell table:style-name="ce63" table:formula="of:=MAX([$Sword.E$6] - [.$C5]; 0)*[$Sword.$F$6]" office:value-type="float" office:value="162" calcext:value-type="float">
            <text:p>162.0</text:p>
          </table:table-cell>
          <table:table-cell table:style-name="ce63" table:formula="of:=MAX([$Sword.E$7] - [.$C5]; 0)*[$Sword.$F$7]" office:value-type="float" office:value="199.6875" calcext:value-type="float">
            <text:p>199.7</text:p>
          </table:table-cell>
          <table:table-cell table:style-name="ce63" table:formula="of:=MAX([$Sword.E$8] - [.$C5]; 0)*[$Sword.$F$8]" office:value-type="float" office:value="240.375" calcext:value-type="float">
            <text:p>240.4</text:p>
          </table:table-cell>
          <table:table-cell table:style-name="ce63" table:formula="of:=MAX([$Sword.E$9] - [.$C5]; 0)*[$Sword.$F$9]" office:value-type="float" office:value="61.5" calcext:value-type="float">
            <text:p>61.5</text:p>
          </table:table-cell>
          <table:table-cell table:style-name="ce64"/>
          <table:table-cell table:style-name="ce63" table:formula="of:=MAX([$Axe.E$2] - [.$C5]/2; 0)*MAX(1 - [.$D5]/200;0)*[$Axe.$F$2]" office:value-type="float" office:value="83.304" calcext:value-type="float">
            <text:p>83.3</text:p>
          </table:table-cell>
          <table:table-cell table:style-name="ce63" table:formula="of:=MAX([$Axe.E$3] - [.$C5]/2; 0)*MAX(1 - [.$D5]/200;0)*[$Axe.$F$3]" office:value-type="float" office:value="108.224" calcext:value-type="float">
            <text:p>108.2</text:p>
          </table:table-cell>
          <table:table-cell table:style-name="ce63" table:formula="of:=MAX([$Axe.E$4] - [.$C5]/2; 0)*MAX(1 - [.$D5]/200;0)*[$Axe.$F$4]" office:value-type="float" office:value="136.526" calcext:value-type="float">
            <text:p>136.5</text:p>
          </table:table-cell>
          <table:table-cell table:style-name="ce63" table:formula="of:=MAX([$Axe.E$5] - [.$C5]/2; 0)*MAX(1 - [.$D5]/200;0)*[$Axe.$F$5]" office:value-type="float" office:value="169.278" calcext:value-type="float">
            <text:p>169.3</text:p>
          </table:table-cell>
          <table:table-cell table:style-name="ce63" table:formula="of:=MAX([$Axe.E$6] - [.$C5]/2; 0)*MAX(1 - [.$D5]/200;0)*[$Axe.$F$6]" office:value-type="float" office:value="204.522" calcext:value-type="float">
            <text:p>204.5</text:p>
          </table:table-cell>
          <table:table-cell table:style-name="ce63" table:formula="of:=MAX([$Axe.E$7] - [.$C5]/2; 0)*MAX(1 - [.$D5]/200;0)*[$Axe.$F$7]" office:value-type="float" office:value="243.504" calcext:value-type="float">
            <text:p>243.5</text:p>
          </table:table-cell>
          <table:table-cell table:style-name="ce64"/>
          <table:table-cell table:style-name="ce63" table:formula="of:=MAX([$Scythe.D$2]; 0)*MAX(1 - [.$D5]/100;0)*[$Scythe.$F$2]" office:value-type="float" office:value="71.76" calcext:value-type="float">
            <text:p>71.8</text:p>
          </table:table-cell>
          <table:table-cell table:style-name="ce63" table:formula="of:=MAX([$Scythe.D$3]; 0)*MAX(1 - [.$D5]/100;0)*[$Scythe.$F$3]" office:value-type="float" office:value="95.16" calcext:value-type="float">
            <text:p>95.2</text:p>
          </table:table-cell>
          <table:table-cell table:style-name="ce63" table:formula="of:=MAX([$Scythe.D$4]; 0)*MAX(1 - [.$D5]/100;0)*[$Scythe.$F$4]" office:value-type="float" office:value="121.68" calcext:value-type="float">
            <text:p>121.7</text:p>
          </table:table-cell>
          <table:table-cell table:style-name="ce63" table:formula="of:=MAX([$Scythe.D$5]; 0)*MAX(1 - [.$D5]/100;0)*[$Scythe.$F$5]" office:value-type="float" office:value="152.88" calcext:value-type="float">
            <text:p>152.9</text:p>
          </table:table-cell>
          <table:table-cell table:style-name="ce63" table:formula="of:=MAX([$Scythe.D$6]; 0)*MAX(1 - [.$D5]/100;0)*[$Scythe.$F$6]" office:value-type="float" office:value="187.2" calcext:value-type="float">
            <text:p>187.2</text:p>
          </table:table-cell>
          <table:table-cell table:style-name="ce63" table:formula="of:=MAX([$Scythe.D$7]; 0)*MAX(1 - [.$D5]/100;0)*[$Scythe.$F$7]" office:value-type="float" office:value="224.64" calcext:value-type="float">
            <text:p>224.6</text:p>
          </table:table-cell>
          <table:table-cell table:style-name="ce63" table:formula="of:=MAX([$Scythe.D$8]; 0)*MAX(1 - [.$D5]/100;0)*[$Scythe.$F$8]" office:value-type="float" office:value="59.28" calcext:value-type="float">
            <text:p>59.3</text:p>
          </table:table-cell>
          <table:table-cell table:style-name="ce63" table:formula="of:=MAX([$Scythe.D$9]; 0)*MAX(1 - [.$D5]/100;0)*[$Scythe.$F$9]" office:value-type="float" office:value="68.64" calcext:value-type="float">
            <text:p>68.6</text:p>
          </table:table-cell>
          <table:table-cell table:style-name="ce63" table:formula="of:=MAX([$Scythe.D$10]; 0)*MAX(1 - [.$D5]/100;0)*[$Scythe.$F$10]" office:value-type="float" office:value="78" calcext:value-type="float">
            <text:p>78.0</text:p>
          </table:table-cell>
          <table:table-cell table:style-name="ce64"/>
          <table:table-cell table:style-name="ce64" table:formula="of:=MAX([$Staff.E$2]; 0)*[$Staff.$F$2]" office:value-type="float" office:value="73.6" calcext:value-type="float">
            <text:p>73.6</text:p>
          </table:table-cell>
          <table:table-cell table:style-name="ce64" table:formula="of:=MAX([$Staff.E$3]; 0)*[$Staff.$F$3]" office:value-type="float" office:value="100" calcext:value-type="float">
            <text:p>100</text:p>
          </table:table-cell>
          <table:table-cell table:style-name="ce64" table:formula="of:=MAX([$Staff.E$4]; 0)*[$Staff.$F$4]" office:value-type="float" office:value="128" calcext:value-type="float">
            <text:p>128</text:p>
          </table:table-cell>
          <table:table-cell table:style-name="ce64" table:formula="of:=MAX([$Staff.E$5]; 0)*[$Staff.$F$5]" office:value-type="float" office:value="160.8" calcext:value-type="float">
            <text:p>160.8</text:p>
          </table:table-cell>
          <table:table-cell table:style-name="ce64" table:formula="of:=MAX([$Staff.E$6]; 0)*[$Staff.$F$6]" office:value-type="float" office:value="196" calcext:value-type="float">
            <text:p>196</text:p>
          </table:table-cell>
          <table:table-cell table:style-name="ce64" table:formula="of:=MAX([$Staff.E$7]; 0)*[$Staff.$F$7]" office:value-type="float" office:value="235.2" calcext:value-type="float">
            <text:p>235.2</text:p>
          </table:table-cell>
          <table:table-cell table:style-name="ce64"/>
          <table:table-cell table:style-name="ce63" table:formula="of:=MAX([$Bow.E$2] - [.$C5]; 0)*MAX(1 - [.$D5]/100;0)*[$Bow.$F$2]" office:value-type="float" office:value="75.6680405259217" calcext:value-type="float">
            <text:p>75.7</text:p>
          </table:table-cell>
          <table:table-cell table:style-name="ce63" table:formula="of:=MAX([$Bow.E$3] - [.$C5]; 0)*MAX(1 - [.$D5]/100;0)*[$Bow.$F$3]" office:value-type="float" office:value="102.597339266397" calcext:value-type="float">
            <text:p>102.6</text:p>
          </table:table-cell>
          <table:table-cell table:style-name="ce63" table:formula="of:=MAX([$Bow.E$4] - [.$C5]; 0)*MAX(1 - [.$D5]/100;0)*[$Bow.$F$4]" office:value-type="float" office:value="126.534493702374" calcext:value-type="float">
            <text:p>126.5</text:p>
          </table:table-cell>
          <table:table-cell table:style-name="ce63" table:formula="of:=MAX([$Bow.E$5] - [.$C5]; 0)*MAX(1 - [.$D5]/100;0)*[$Bow.$F$5]" office:value-type="float" office:value="159.448081051843" calcext:value-type="float">
            <text:p>159.4</text:p>
          </table:table-cell>
          <table:table-cell table:style-name="ce63" table:formula="of:=MAX([$Bow.E$6] - [.$C5]; 0)*MAX(1 - [.$D5]/100;0)*[$Bow.$F$6]" office:value-type="float" office:value="192.361668401313" calcext:value-type="float">
            <text:p>192.4</text:p>
          </table:table-cell>
          <table:table-cell table:style-name="ce63" table:formula="of:=MAX([$Bow.E$7] - [.$C5]; 0)*MAX(1 - [.$D5]/100;0)*[$Bow.$F$7]" office:value-type="float" office:value="231.259544359776" calcext:value-type="float">
            <text:p>231.3</text:p>
          </table:table-cell>
          <table:table-cell table:style-name="ce64"/>
          <table:table-cell table:style-name="ce63" table:formula="of:=MAX([$Crossbow.E$2] - [.$C5]/2; 0)*MAX(1 - [.$D5]/200;0)*[$Crossbow.$F$2]" office:value-type="float" office:value="88.5105" calcext:value-type="float">
            <text:p>88.5</text:p>
          </table:table-cell>
          <table:table-cell table:style-name="ce63" table:formula="of:=MAX([$Crossbow.E$3] - [.$C5]/2; 0)*MAX(1 - [.$D5]/200;0)*[$Crossbow.$F$3]" office:value-type="float" office:value="114.988" calcext:value-type="float">
            <text:p>115.0</text:p>
          </table:table-cell>
          <table:table-cell table:style-name="ce63" table:formula="of:=MAX([$Crossbow.E$4] - [.$C5]/2; 0)*MAX(1 - [.$D5]/200;0)*[$Crossbow.$F$4]" office:value-type="float" office:value="145.3993" calcext:value-type="float">
            <text:p>145.4</text:p>
          </table:table-cell>
          <table:table-cell table:style-name="ce63" table:formula="of:=MAX([$Crossbow.E$5] - [.$C5]/2; 0)*MAX(1 - [.$D5]/200;0)*[$Crossbow.$F$5]" office:value-type="float" office:value="179.2905" calcext:value-type="float">
            <text:p>179.3</text:p>
          </table:table-cell>
          <table:table-cell table:style-name="ce63" table:formula="of:=MAX([$Crossbow.E$6] - [.$C5]/2; 0)*MAX(1 - [.$D5]/200;0)*[$Crossbow.$F$6]" office:value-type="float" office:value="217.58453" calcext:value-type="float">
            <text:p>217.6</text:p>
          </table:table-cell>
          <table:table-cell table:style-name="ce63" table:formula="of:=MAX([$Crossbow.E$7] - [.$C5]/2; 0)*MAX(1 - [.$D5]/200;0)*[$Crossbow.$F$7]" office:value-type="float" office:value="258.701818" calcext:value-type="float">
            <text:p>258.7</text:p>
          </table:table-cell>
          <table:table-cell table:number-columns-repeated="2"/>
          <table:table-cell table:style-name="ce65" table:formula="of:=MAX([$doge.E$3] - [.$C5]; 0)" office:value-type="float" office:value="14" calcext:value-type="float">
            <text:p>14</text:p>
          </table:table-cell>
          <table:table-cell table:style-name="ce65" table:formula="of:=MAX([$doge.$E$4] - [.$C5]; 0)" office:value-type="float" office:value="19" calcext:value-type="float">
            <text:p>19</text:p>
          </table:table-cell>
          <table:table-cell table:style-name="ce65" table:formula="of:=MAX([$doge.$E$5] - [.$C5]; 0)" office:value-type="float" office:value="24" calcext:value-type="float">
            <text:p>24</text:p>
          </table:table-cell>
          <table:table-cell table:style-name="ce65" table:formula="of:=MAX([$doge.$E$6] - [.$C5]; 0)" office:value-type="float" office:value="29" calcext:value-type="float">
            <text:p>29</text:p>
          </table:table-cell>
          <table:table-cell table:style-name="ce65" table:formula="of:=MAX([$doge.$E$7] - [.$C5]; 0)" office:value-type="float" office:value="34" calcext:value-type="float">
            <text:p>34</text:p>
          </table:table-cell>
          <table:table-cell table:style-name="ce65"/>
          <table:table-cell table:style-name="ce66" table:formula="of:=MAX([$hors.$E$3] - [.$C5]/2; 0)*MAX(1 - [.$D5]/200;0)" office:value-type="float" office:value="59.63" calcext:value-type="float">
            <text:p>59.6</text:p>
          </table:table-cell>
          <table:table-cell table:style-name="ce66" table:formula="of:=MAX([$hors.$E$4] - [.$C5]/2; 0)*MAX(1 - [.$D5]/200;0)" office:value-type="float" office:value="72.98" calcext:value-type="float">
            <text:p>73.0</text:p>
          </table:table-cell>
          <table:table-cell table:style-name="ce66" table:formula="of:=MAX([$hors.$E$5] - [.$C5]/2; 0)*MAX(1 - [.$D5]/200;0)" office:value-type="float" office:value="95.23" calcext:value-type="float">
            <text:p>95.2</text:p>
          </table:table-cell>
          <table:table-cell table:style-name="ce66" table:formula="of:=MAX([$hors.$E$6] - [.$C5]/2; 0)*MAX(1 - [.$D5]/200;0)" office:value-type="float" office:value="117.48" calcext:value-type="float">
            <text:p>117.5</text:p>
          </table:table-cell>
          <table:table-cell table:style-name="ce65"/>
          <table:table-cell table:style-name="ce66" table:formula="of:=MAX([$irgl.$E$3] - [.$C5]; 0)*MAX(1 - [.$D5]/100;0)" office:value-type="float" office:value="143.52" calcext:value-type="float">
            <text:p>143.5</text:p>
          </table:table-cell>
          <table:table-cell table:style-name="ce66" table:formula="of:=MAX([$irgl.$E$4] - [.$C5]; 0)*MAX(1 - [.$D5]/100;0)" office:value-type="float" office:value="163.02" calcext:value-type="float">
            <text:p>163.0</text:p>
          </table:table-cell>
          <table:table-cell table:style-name="ce66" table:formula="of:=MAX([$irgl.$E$5] - [.$C5]; 0)*MAX(1 - [.$D5]/100;0)" office:value-type="float" office:value="190.32" calcext:value-type="float">
            <text:p>190.3</text:p>
          </table:table-cell>
          <table:table-cell table:style-name="ce66" table:formula="of:=MAX([$irgl.$E$6] - [.$C5]; 0)*MAX(1 - [.$D5]/100;0)" office:value-type="float" office:value="221.52" calcext:value-type="float">
            <text:p>221.5</text:p>
          </table:table-cell>
          <table:table-cell table:style-name="ce65"/>
          <table:table-cell table:style-name="ce66" table:formula="of:=MAX([$sngl.$E$3]; 0)*MAX(1 - [.$D5]/100;0)" office:value-type="float" office:value="93.6" calcext:value-type="float">
            <text:p>93.6</text:p>
          </table:table-cell>
          <table:table-cell table:style-name="ce66" table:formula="of:=MAX([$sngl.$E$4]; 0)*MAX(1 - [.$D5]/100;0)" office:value-type="float" office:value="109.2" calcext:value-type="float">
            <text:p>109.2</text:p>
          </table:table-cell>
          <table:table-cell table:style-name="ce66" table:formula="of:=MAX([$sngl.$E$5]; 0)*MAX(1 - [.$D5]/100;0)" office:value-type="float" office:value="132.6" calcext:value-type="float">
            <text:p>132.6</text:p>
          </table:table-cell>
          <table:table-cell table:style-name="ce66" table:formula="of:=MAX([$sngl.$E$6]; 0)*MAX(1 - [.$D5]/100;0)" office:value-type="float" office:value="156" calcext:value-type="float">
            <text:p>156.0</text:p>
          </table:table-cell>
          <table:table-cell table:number-columns-repeated="163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0" calcext:value-type="float">
            <text:p>42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table:style-name="ce5" table:formula="of:=([.$B6] + 3 * [.$C6]) / 10 / (1 - [.$D6] * 0.006) *POWER([.$E6]; 0.75) * [.$C$13] / 13" office:value-type="float" office:value="309.642740171487" calcext:value-type="float">
            <text:p>309.6</text:p>
          </table:table-cell>
          <table:table-cell table:style-name="ce5" office:value-type="float" office:value="11" calcext:value-type="float">
            <text:p>11.0</text:p>
          </table:table-cell>
          <table:table-cell table:style-name="ce7" table:formula="of:=COM.MICROSOFT.CEILING.MATH(LN(MAX([.$G6]*4;1))^2.5+1)" office:value-type="float" office:value="29" calcext:value-type="float">
            <text:p>29</text:p>
          </table:table-cell>
          <table:table-cell table:style-name="ce7" table:formula="of:=COM.MICROSOFT.CEILING.MATH(LN(MAX([.$G6]*3.5;1))^2.5+1)" office:value-type="float" office:value="27" calcext:value-type="float">
            <text:p>27</text:p>
          </table:table-cell>
          <table:table-cell table:style-name="ce7" table:formula="of:=COM.MICROSOFT.CEILING.MATH(LN(MAX([.$G6]*3;1))^2.5+1)" office:value-type="float" office:value="24" calcext:value-type="float">
            <text:p>24</text:p>
          </table:table-cell>
          <table:table-cell table:style-name="ce7" table:formula="of:=COM.MICROSOFT.CEILING.MATH(LN(MAX([.$G6]*2.5;1))^2.5+1)" office:value-type="float" office:value="21" calcext:value-type="float">
            <text:p>21</text:p>
          </table:table-cell>
          <table:table-cell/>
          <table:table-cell table:style-name="ce5"/>
          <table:table-cell table:style-name="ce63" table:formula="of:=MAX([$Sword.E$2] - [.$C6]; 0)*[$Sword.$F$2]" office:value-type="float" office:value="45" calcext:value-type="float">
            <text:p>45.0</text:p>
          </table:table-cell>
          <table:table-cell table:style-name="ce63" table:formula="of:=MAX([$Sword.E$3] - [.$C6]; 0)*[$Sword.$F$3]" office:value-type="float" office:value="67.875" calcext:value-type="float">
            <text:p>67.9</text:p>
          </table:table-cell>
          <table:table-cell table:style-name="ce63" table:formula="of:=MAX([$Sword.E$4] - [.$C6]; 0)*[$Sword.$F$4]" office:value-type="float" office:value="93.9375" calcext:value-type="float">
            <text:p>93.9</text:p>
          </table:table-cell>
          <table:table-cell table:style-name="ce63" table:formula="of:=MAX([$Sword.E$5] - [.$C6]; 0)*[$Sword.$F$5]" office:value-type="float" office:value="123.75" calcext:value-type="float">
            <text:p>123.8</text:p>
          </table:table-cell>
          <table:table-cell table:style-name="ce63" table:formula="of:=MAX([$Sword.E$6] - [.$C6]; 0)*[$Sword.$F$6]" office:value-type="float" office:value="159" calcext:value-type="float">
            <text:p>159.0</text:p>
          </table:table-cell>
          <table:table-cell table:style-name="ce63" table:formula="of:=MAX([$Sword.E$7] - [.$C6]; 0)*[$Sword.$F$7]" office:value-type="float" office:value="196.6875" calcext:value-type="float">
            <text:p>196.7</text:p>
          </table:table-cell>
          <table:table-cell table:style-name="ce63" table:formula="of:=MAX([$Sword.E$8] - [.$C6]; 0)*[$Sword.$F$8]" office:value-type="float" office:value="237.375" calcext:value-type="float">
            <text:p>237.4</text:p>
          </table:table-cell>
          <table:table-cell table:style-name="ce63" table:formula="of:=MAX([$Sword.E$9] - [.$C6]; 0)*[$Sword.$F$9]" office:value-type="float" office:value="58.5" calcext:value-type="float">
            <text:p>58.5</text:p>
          </table:table-cell>
          <table:table-cell table:style-name="ce64"/>
          <table:table-cell table:style-name="ce63" table:formula="of:=MAX([$Axe.E$2] - [.$C6]/2; 0)*MAX(1 - [.$D6]/200;0)*[$Axe.$F$2]" office:value-type="float" office:value="82.592" calcext:value-type="float">
            <text:p>82.6</text:p>
          </table:table-cell>
          <table:table-cell table:style-name="ce63" table:formula="of:=MAX([$Axe.E$3] - [.$C6]/2; 0)*MAX(1 - [.$D6]/200;0)*[$Axe.$F$3]" office:value-type="float" office:value="107.512" calcext:value-type="float">
            <text:p>107.5</text:p>
          </table:table-cell>
          <table:table-cell table:style-name="ce63" table:formula="of:=MAX([$Axe.E$4] - [.$C6]/2; 0)*MAX(1 - [.$D6]/200;0)*[$Axe.$F$4]" office:value-type="float" office:value="135.814" calcext:value-type="float">
            <text:p>135.8</text:p>
          </table:table-cell>
          <table:table-cell table:style-name="ce63" table:formula="of:=MAX([$Axe.E$5] - [.$C6]/2; 0)*MAX(1 - [.$D6]/200;0)*[$Axe.$F$5]" office:value-type="float" office:value="168.566" calcext:value-type="float">
            <text:p>168.6</text:p>
          </table:table-cell>
          <table:table-cell table:style-name="ce63" table:formula="of:=MAX([$Axe.E$6] - [.$C6]/2; 0)*MAX(1 - [.$D6]/200;0)*[$Axe.$F$6]" office:value-type="float" office:value="203.81" calcext:value-type="float">
            <text:p>203.8</text:p>
          </table:table-cell>
          <table:table-cell table:style-name="ce63" table:formula="of:=MAX([$Axe.E$7] - [.$C6]/2; 0)*MAX(1 - [.$D6]/200;0)*[$Axe.$F$7]" office:value-type="float" office:value="242.792" calcext:value-type="float">
            <text:p>242.8</text:p>
          </table:table-cell>
          <table:table-cell table:style-name="ce64"/>
          <table:table-cell table:style-name="ce63" table:formula="of:=MAX([$Scythe.D$2]; 0)*MAX(1 - [.$D6]/100;0)*[$Scythe.$F$2]" office:value-type="float" office:value="71.76" calcext:value-type="float">
            <text:p>71.8</text:p>
          </table:table-cell>
          <table:table-cell table:style-name="ce63" table:formula="of:=MAX([$Scythe.D$3]; 0)*MAX(1 - [.$D6]/100;0)*[$Scythe.$F$3]" office:value-type="float" office:value="95.16" calcext:value-type="float">
            <text:p>95.2</text:p>
          </table:table-cell>
          <table:table-cell table:style-name="ce63" table:formula="of:=MAX([$Scythe.D$4]; 0)*MAX(1 - [.$D6]/100;0)*[$Scythe.$F$4]" office:value-type="float" office:value="121.68" calcext:value-type="float">
            <text:p>121.7</text:p>
          </table:table-cell>
          <table:table-cell table:style-name="ce63" table:formula="of:=MAX([$Scythe.D$5]; 0)*MAX(1 - [.$D6]/100;0)*[$Scythe.$F$5]" office:value-type="float" office:value="152.88" calcext:value-type="float">
            <text:p>152.9</text:p>
          </table:table-cell>
          <table:table-cell table:style-name="ce63" table:formula="of:=MAX([$Scythe.D$6]; 0)*MAX(1 - [.$D6]/100;0)*[$Scythe.$F$6]" office:value-type="float" office:value="187.2" calcext:value-type="float">
            <text:p>187.2</text:p>
          </table:table-cell>
          <table:table-cell table:style-name="ce63" table:formula="of:=MAX([$Scythe.D$7]; 0)*MAX(1 - [.$D6]/100;0)*[$Scythe.$F$7]" office:value-type="float" office:value="224.64" calcext:value-type="float">
            <text:p>224.6</text:p>
          </table:table-cell>
          <table:table-cell table:style-name="ce63" table:formula="of:=MAX([$Scythe.D$8]; 0)*MAX(1 - [.$D6]/100;0)*[$Scythe.$F$8]" office:value-type="float" office:value="59.28" calcext:value-type="float">
            <text:p>59.3</text:p>
          </table:table-cell>
          <table:table-cell table:style-name="ce63" table:formula="of:=MAX([$Scythe.D$9]; 0)*MAX(1 - [.$D6]/100;0)*[$Scythe.$F$9]" office:value-type="float" office:value="68.64" calcext:value-type="float">
            <text:p>68.6</text:p>
          </table:table-cell>
          <table:table-cell table:style-name="ce63" table:formula="of:=MAX([$Scythe.D$10]; 0)*MAX(1 - [.$D6]/100;0)*[$Scythe.$F$10]" office:value-type="float" office:value="78" calcext:value-type="float">
            <text:p>78.0</text:p>
          </table:table-cell>
          <table:table-cell table:style-name="ce64"/>
          <table:table-cell table:style-name="ce64" table:formula="of:=MAX([$Staff.E$2]; 0)*[$Staff.$F$2]" office:value-type="float" office:value="73.6" calcext:value-type="float">
            <text:p>73.6</text:p>
          </table:table-cell>
          <table:table-cell table:style-name="ce64" table:formula="of:=MAX([$Staff.E$3]; 0)*[$Staff.$F$3]" office:value-type="float" office:value="100" calcext:value-type="float">
            <text:p>100</text:p>
          </table:table-cell>
          <table:table-cell table:style-name="ce64" table:formula="of:=MAX([$Staff.E$4]; 0)*[$Staff.$F$4]" office:value-type="float" office:value="128" calcext:value-type="float">
            <text:p>128</text:p>
          </table:table-cell>
          <table:table-cell table:style-name="ce64" table:formula="of:=MAX([$Staff.E$5]; 0)*[$Staff.$F$5]" office:value-type="float" office:value="160.8" calcext:value-type="float">
            <text:p>160.8</text:p>
          </table:table-cell>
          <table:table-cell table:style-name="ce64" table:formula="of:=MAX([$Staff.E$6]; 0)*[$Staff.$F$6]" office:value-type="float" office:value="196" calcext:value-type="float">
            <text:p>196</text:p>
          </table:table-cell>
          <table:table-cell table:style-name="ce64" table:formula="of:=MAX([$Staff.E$7]; 0)*[$Staff.$F$7]" office:value-type="float" office:value="235.2" calcext:value-type="float">
            <text:p>235.2</text:p>
          </table:table-cell>
          <table:table-cell table:style-name="ce64"/>
          <table:table-cell table:style-name="ce63" table:formula="of:=MAX([$Bow.E$2] - [.$C6]; 0)*MAX(1 - [.$D6]/100;0)*[$Bow.$F$2]" office:value-type="float" office:value="74.6540405259217" calcext:value-type="float">
            <text:p>74.7</text:p>
          </table:table-cell>
          <table:table-cell table:style-name="ce63" table:formula="of:=MAX([$Bow.E$3] - [.$C6]; 0)*MAX(1 - [.$D6]/100;0)*[$Bow.$F$3]" office:value-type="float" office:value="101.583339266397" calcext:value-type="float">
            <text:p>101.6</text:p>
          </table:table-cell>
          <table:table-cell table:style-name="ce63" table:formula="of:=MAX([$Bow.E$4] - [.$C6]; 0)*MAX(1 - [.$D6]/100;0)*[$Bow.$F$4]" office:value-type="float" office:value="125.520493702374" calcext:value-type="float">
            <text:p>125.5</text:p>
          </table:table-cell>
          <table:table-cell table:style-name="ce63" table:formula="of:=MAX([$Bow.E$5] - [.$C6]; 0)*MAX(1 - [.$D6]/100;0)*[$Bow.$F$5]" office:value-type="float" office:value="158.434081051843" calcext:value-type="float">
            <text:p>158.4</text:p>
          </table:table-cell>
          <table:table-cell table:style-name="ce63" table:formula="of:=MAX([$Bow.E$6] - [.$C6]; 0)*MAX(1 - [.$D6]/100;0)*[$Bow.$F$6]" office:value-type="float" office:value="191.347668401313" calcext:value-type="float">
            <text:p>191.3</text:p>
          </table:table-cell>
          <table:table-cell table:style-name="ce63" table:formula="of:=MAX([$Bow.E$7] - [.$C6]; 0)*MAX(1 - [.$D6]/100;0)*[$Bow.$F$7]" office:value-type="float" office:value="230.245544359776" calcext:value-type="float">
            <text:p>230.2</text:p>
          </table:table-cell>
          <table:table-cell table:style-name="ce64"/>
          <table:table-cell table:style-name="ce63" table:formula="of:=MAX([$Crossbow.E$2] - [.$C6]/2; 0)*MAX(1 - [.$D6]/200;0)*[$Crossbow.$F$2]" office:value-type="float" office:value="87.754" calcext:value-type="float">
            <text:p>87.8</text:p>
          </table:table-cell>
          <table:table-cell table:style-name="ce63" table:formula="of:=MAX([$Crossbow.E$3] - [.$C6]/2; 0)*MAX(1 - [.$D6]/200;0)*[$Crossbow.$F$3]" office:value-type="float" office:value="114.2315" calcext:value-type="float">
            <text:p>114.2</text:p>
          </table:table-cell>
          <table:table-cell table:style-name="ce63" table:formula="of:=MAX([$Crossbow.E$4] - [.$C6]/2; 0)*MAX(1 - [.$D6]/200;0)*[$Crossbow.$F$4]" office:value-type="float" office:value="144.6428" calcext:value-type="float">
            <text:p>144.6</text:p>
          </table:table-cell>
          <table:table-cell table:style-name="ce63" table:formula="of:=MAX([$Crossbow.E$5] - [.$C6]/2; 0)*MAX(1 - [.$D6]/200;0)*[$Crossbow.$F$5]" office:value-type="float" office:value="178.534" calcext:value-type="float">
            <text:p>178.5</text:p>
          </table:table-cell>
          <table:table-cell table:style-name="ce63" table:formula="of:=MAX([$Crossbow.E$6] - [.$C6]/2; 0)*MAX(1 - [.$D6]/200;0)*[$Crossbow.$F$6]" office:value-type="float" office:value="216.82803" calcext:value-type="float">
            <text:p>216.8</text:p>
          </table:table-cell>
          <table:table-cell table:style-name="ce63" table:formula="of:=MAX([$Crossbow.E$7] - [.$C6]/2; 0)*MAX(1 - [.$D6]/200;0)*[$Crossbow.$F$7]" office:value-type="float" office:value="257.945318" calcext:value-type="float">
            <text:p>257.9</text:p>
          </table:table-cell>
          <table:table-cell table:number-columns-repeated="2"/>
          <table:table-cell table:style-name="ce65" table:formula="of:=MAX([$doge.E$3] - [.$C6]; 0)" office:value-type="float" office:value="12" calcext:value-type="float">
            <text:p>12</text:p>
          </table:table-cell>
          <table:table-cell table:style-name="ce65" table:formula="of:=MAX([$doge.$E$4] - [.$C6]; 0)" office:value-type="float" office:value="17" calcext:value-type="float">
            <text:p>17</text:p>
          </table:table-cell>
          <table:table-cell table:style-name="ce65" table:formula="of:=MAX([$doge.$E$5] - [.$C6]; 0)" office:value-type="float" office:value="22" calcext:value-type="float">
            <text:p>22</text:p>
          </table:table-cell>
          <table:table-cell table:style-name="ce65" table:formula="of:=MAX([$doge.$E$6] - [.$C6]; 0)" office:value-type="float" office:value="27" calcext:value-type="float">
            <text:p>27</text:p>
          </table:table-cell>
          <table:table-cell table:style-name="ce65" table:formula="of:=MAX([$doge.$E$7] - [.$C6]; 0)" office:value-type="float" office:value="32" calcext:value-type="float">
            <text:p>32</text:p>
          </table:table-cell>
          <table:table-cell table:style-name="ce65"/>
          <table:table-cell table:style-name="ce66" table:formula="of:=MAX([$hors.$E$3] - [.$C6]/2; 0)*MAX(1 - [.$D6]/200;0)" office:value-type="float" office:value="58.74" calcext:value-type="float">
            <text:p>58.7</text:p>
          </table:table-cell>
          <table:table-cell table:style-name="ce66" table:formula="of:=MAX([$hors.$E$4] - [.$C6]/2; 0)*MAX(1 - [.$D6]/200;0)" office:value-type="float" office:value="72.09" calcext:value-type="float">
            <text:p>72.1</text:p>
          </table:table-cell>
          <table:table-cell table:style-name="ce66" table:formula="of:=MAX([$hors.$E$5] - [.$C6]/2; 0)*MAX(1 - [.$D6]/200;0)" office:value-type="float" office:value="94.34" calcext:value-type="float">
            <text:p>94.3</text:p>
          </table:table-cell>
          <table:table-cell table:style-name="ce66" table:formula="of:=MAX([$hors.$E$6] - [.$C6]/2; 0)*MAX(1 - [.$D6]/200;0)" office:value-type="float" office:value="116.59" calcext:value-type="float">
            <text:p>116.6</text:p>
          </table:table-cell>
          <table:table-cell table:style-name="ce65"/>
          <table:table-cell table:style-name="ce66" table:formula="of:=MAX([$irgl.$E$3] - [.$C6]; 0)*MAX(1 - [.$D6]/100;0)" office:value-type="float" office:value="141.96" calcext:value-type="float">
            <text:p>142.0</text:p>
          </table:table-cell>
          <table:table-cell table:style-name="ce66" table:formula="of:=MAX([$irgl.$E$4] - [.$C6]; 0)*MAX(1 - [.$D6]/100;0)" office:value-type="float" office:value="161.46" calcext:value-type="float">
            <text:p>161.5</text:p>
          </table:table-cell>
          <table:table-cell table:style-name="ce66" table:formula="of:=MAX([$irgl.$E$5] - [.$C6]; 0)*MAX(1 - [.$D6]/100;0)" office:value-type="float" office:value="188.76" calcext:value-type="float">
            <text:p>188.8</text:p>
          </table:table-cell>
          <table:table-cell table:style-name="ce66" table:formula="of:=MAX([$irgl.$E$6] - [.$C6]; 0)*MAX(1 - [.$D6]/100;0)" office:value-type="float" office:value="219.96" calcext:value-type="float">
            <text:p>220.0</text:p>
          </table:table-cell>
          <table:table-cell table:style-name="ce65"/>
          <table:table-cell table:style-name="ce66" table:formula="of:=MAX([$sngl.$E$3]; 0)*MAX(1 - [.$D6]/100;0)" office:value-type="float" office:value="93.6" calcext:value-type="float">
            <text:p>93.6</text:p>
          </table:table-cell>
          <table:table-cell table:style-name="ce66" table:formula="of:=MAX([$sngl.$E$4]; 0)*MAX(1 - [.$D6]/100;0)" office:value-type="float" office:value="109.2" calcext:value-type="float">
            <text:p>109.2</text:p>
          </table:table-cell>
          <table:table-cell table:style-name="ce66" table:formula="of:=MAX([$sngl.$E$5]; 0)*MAX(1 - [.$D6]/100;0)" office:value-type="float" office:value="132.6" calcext:value-type="float">
            <text:p>132.6</text:p>
          </table:table-cell>
          <table:table-cell table:style-name="ce66" table:formula="of:=MAX([$sngl.$E$6]; 0)*MAX(1 - [.$D6]/100;0)" office:value-type="float" office:value="156" calcext:value-type="float">
            <text:p>156.0</text:p>
          </table:table-cell>
          <table:table-cell table:number-columns-repeated="1630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table:style-name="ce5" table:formula="of:=([.$B7] + 3 * [.$C7]) / 10 / (1 - [.$D7] * 0.006) *POWER([.$E7]; 0.75) * [.$C$13] / 13" office:value-type="float" office:value="361.307665177068" calcext:value-type="float">
            <text:p>361.3</text:p>
          </table:table-cell>
          <table:table-cell table:style-name="ce5" office:value-type="float" office:value="13.5" calcext:value-type="float">
            <text:p>13.5</text:p>
          </table:table-cell>
          <table:table-cell table:style-name="ce7" table:formula="of:=COM.MICROSOFT.CEILING.MATH(LN(MAX([.$G7]*4;1))^2.5+1)" office:value-type="float" office:value="33" calcext:value-type="float">
            <text:p>33</text:p>
          </table:table-cell>
          <table:table-cell table:style-name="ce7" table:formula="of:=COM.MICROSOFT.CEILING.MATH(LN(MAX([.$G7]*3.5;1))^2.5+1)" office:value-type="float" office:value="31" calcext:value-type="float">
            <text:p>31</text:p>
          </table:table-cell>
          <table:table-cell table:style-name="ce7" table:formula="of:=COM.MICROSOFT.CEILING.MATH(LN(MAX([.$G7]*3;1))^2.5+1)" office:value-type="float" office:value="28" calcext:value-type="float">
            <text:p>28</text:p>
          </table:table-cell>
          <table:table-cell table:style-name="ce7" table:formula="of:=COM.MICROSOFT.CEILING.MATH(LN(MAX([.$G7]*2.5;1))^2.5+1)" office:value-type="float" office:value="25" calcext:value-type="float">
            <text:p>25</text:p>
          </table:table-cell>
          <table:table-cell/>
          <table:table-cell table:style-name="ce5"/>
          <table:table-cell table:style-name="ce63" table:formula="of:=MAX([$Sword.E$2] - [.$C7]; 0)*[$Sword.$F$2]" office:value-type="float" office:value="45" calcext:value-type="float">
            <text:p>45.0</text:p>
          </table:table-cell>
          <table:table-cell table:style-name="ce63" table:formula="of:=MAX([$Sword.E$3] - [.$C7]; 0)*[$Sword.$F$3]" office:value-type="float" office:value="67.875" calcext:value-type="float">
            <text:p>67.9</text:p>
          </table:table-cell>
          <table:table-cell table:style-name="ce63" table:formula="of:=MAX([$Sword.E$4] - [.$C7]; 0)*[$Sword.$F$4]" office:value-type="float" office:value="93.9375" calcext:value-type="float">
            <text:p>93.9</text:p>
          </table:table-cell>
          <table:table-cell table:style-name="ce63" table:formula="of:=MAX([$Sword.E$5] - [.$C7]; 0)*[$Sword.$F$5]" office:value-type="float" office:value="123.75" calcext:value-type="float">
            <text:p>123.8</text:p>
          </table:table-cell>
          <table:table-cell table:style-name="ce63" table:formula="of:=MAX([$Sword.E$6] - [.$C7]; 0)*[$Sword.$F$6]" office:value-type="float" office:value="159" calcext:value-type="float">
            <text:p>159.0</text:p>
          </table:table-cell>
          <table:table-cell table:style-name="ce63" table:formula="of:=MAX([$Sword.E$7] - [.$C7]; 0)*[$Sword.$F$7]" office:value-type="float" office:value="196.6875" calcext:value-type="float">
            <text:p>196.7</text:p>
          </table:table-cell>
          <table:table-cell table:style-name="ce63" table:formula="of:=MAX([$Sword.E$8] - [.$C7]; 0)*[$Sword.$F$8]" office:value-type="float" office:value="237.375" calcext:value-type="float">
            <text:p>237.4</text:p>
          </table:table-cell>
          <table:table-cell table:style-name="ce63" table:formula="of:=MAX([$Sword.E$9] - [.$C7]; 0)*[$Sword.$F$9]" office:value-type="float" office:value="58.5" calcext:value-type="float">
            <text:p>58.5</text:p>
          </table:table-cell>
          <table:table-cell table:style-name="ce64"/>
          <table:table-cell table:style-name="ce63" table:formula="of:=MAX([$Axe.E$2] - [.$C7]/2; 0)*MAX(1 - [.$D7]/200;0)*[$Axe.$F$2]" office:value-type="float" office:value="81.664" calcext:value-type="float">
            <text:p>81.7</text:p>
          </table:table-cell>
          <table:table-cell table:style-name="ce63" table:formula="of:=MAX([$Axe.E$3] - [.$C7]/2; 0)*MAX(1 - [.$D7]/200;0)*[$Axe.$F$3]" office:value-type="float" office:value="106.304" calcext:value-type="float">
            <text:p>106.3</text:p>
          </table:table-cell>
          <table:table-cell table:style-name="ce63" table:formula="of:=MAX([$Axe.E$4] - [.$C7]/2; 0)*MAX(1 - [.$D7]/200;0)*[$Axe.$F$4]" office:value-type="float" office:value="134.288" calcext:value-type="float">
            <text:p>134.3</text:p>
          </table:table-cell>
          <table:table-cell table:style-name="ce63" table:formula="of:=MAX([$Axe.E$5] - [.$C7]/2; 0)*MAX(1 - [.$D7]/200;0)*[$Axe.$F$5]" office:value-type="float" office:value="166.672" calcext:value-type="float">
            <text:p>166.7</text:p>
          </table:table-cell>
          <table:table-cell table:style-name="ce63" table:formula="of:=MAX([$Axe.E$6] - [.$C7]/2; 0)*MAX(1 - [.$D7]/200;0)*[$Axe.$F$6]" office:value-type="float" office:value="201.52" calcext:value-type="float">
            <text:p>201.5</text:p>
          </table:table-cell>
          <table:table-cell table:style-name="ce63" table:formula="of:=MAX([$Axe.E$7] - [.$C7]/2; 0)*MAX(1 - [.$D7]/200;0)*[$Axe.$F$7]" office:value-type="float" office:value="240.064" calcext:value-type="float">
            <text:p>240.1</text:p>
          </table:table-cell>
          <table:table-cell table:style-name="ce64"/>
          <table:table-cell table:style-name="ce63" table:formula="of:=MAX([$Scythe.D$2]; 0)*MAX(1 - [.$D7]/100;0)*[$Scythe.$F$2]" office:value-type="float" office:value="69.92" calcext:value-type="float">
            <text:p>69.9</text:p>
          </table:table-cell>
          <table:table-cell table:style-name="ce63" table:formula="of:=MAX([$Scythe.D$3]; 0)*MAX(1 - [.$D7]/100;0)*[$Scythe.$F$3]" office:value-type="float" office:value="92.72" calcext:value-type="float">
            <text:p>92.7</text:p>
          </table:table-cell>
          <table:table-cell table:style-name="ce63" table:formula="of:=MAX([$Scythe.D$4]; 0)*MAX(1 - [.$D7]/100;0)*[$Scythe.$F$4]" office:value-type="float" office:value="118.56" calcext:value-type="float">
            <text:p>118.6</text:p>
          </table:table-cell>
          <table:table-cell table:style-name="ce63" table:formula="of:=MAX([$Scythe.D$5]; 0)*MAX(1 - [.$D7]/100;0)*[$Scythe.$F$5]" office:value-type="float" office:value="148.96" calcext:value-type="float">
            <text:p>149.0</text:p>
          </table:table-cell>
          <table:table-cell table:style-name="ce63" table:formula="of:=MAX([$Scythe.D$6]; 0)*MAX(1 - [.$D7]/100;0)*[$Scythe.$F$6]" office:value-type="float" office:value="182.4" calcext:value-type="float">
            <text:p>182.4</text:p>
          </table:table-cell>
          <table:table-cell table:style-name="ce63" table:formula="of:=MAX([$Scythe.D$7]; 0)*MAX(1 - [.$D7]/100;0)*[$Scythe.$F$7]" office:value-type="float" office:value="218.88" calcext:value-type="float">
            <text:p>218.9</text:p>
          </table:table-cell>
          <table:table-cell table:style-name="ce63" table:formula="of:=MAX([$Scythe.D$8]; 0)*MAX(1 - [.$D7]/100;0)*[$Scythe.$F$8]" office:value-type="float" office:value="57.76" calcext:value-type="float">
            <text:p>57.8</text:p>
          </table:table-cell>
          <table:table-cell table:style-name="ce63" table:formula="of:=MAX([$Scythe.D$9]; 0)*MAX(1 - [.$D7]/100;0)*[$Scythe.$F$9]" office:value-type="float" office:value="66.88" calcext:value-type="float">
            <text:p>66.9</text:p>
          </table:table-cell>
          <table:table-cell table:style-name="ce63" table:formula="of:=MAX([$Scythe.D$10]; 0)*MAX(1 - [.$D7]/100;0)*[$Scythe.$F$10]" office:value-type="float" office:value="76" calcext:value-type="float">
            <text:p>76.0</text:p>
          </table:table-cell>
          <table:table-cell table:style-name="ce64"/>
          <table:table-cell table:style-name="ce64" table:formula="of:=MAX([$Staff.E$2]; 0)*[$Staff.$F$2]" office:value-type="float" office:value="73.6" calcext:value-type="float">
            <text:p>73.6</text:p>
          </table:table-cell>
          <table:table-cell table:style-name="ce64" table:formula="of:=MAX([$Staff.E$3]; 0)*[$Staff.$F$3]" office:value-type="float" office:value="100" calcext:value-type="float">
            <text:p>100</text:p>
          </table:table-cell>
          <table:table-cell table:style-name="ce64" table:formula="of:=MAX([$Staff.E$4]; 0)*[$Staff.$F$4]" office:value-type="float" office:value="128" calcext:value-type="float">
            <text:p>128</text:p>
          </table:table-cell>
          <table:table-cell table:style-name="ce64" table:formula="of:=MAX([$Staff.E$5]; 0)*[$Staff.$F$5]" office:value-type="float" office:value="160.8" calcext:value-type="float">
            <text:p>160.8</text:p>
          </table:table-cell>
          <table:table-cell table:style-name="ce64" table:formula="of:=MAX([$Staff.E$6]; 0)*[$Staff.$F$6]" office:value-type="float" office:value="196" calcext:value-type="float">
            <text:p>196</text:p>
          </table:table-cell>
          <table:table-cell table:style-name="ce64" table:formula="of:=MAX([$Staff.E$7]; 0)*[$Staff.$F$7]" office:value-type="float" office:value="235.2" calcext:value-type="float">
            <text:p>235.2</text:p>
          </table:table-cell>
          <table:table-cell table:style-name="ce64"/>
          <table:table-cell table:style-name="ce63" table:formula="of:=MAX([$Bow.E$2] - [.$C7]; 0)*MAX(1 - [.$D7]/100;0)*[$Bow.$F$2]" office:value-type="float" office:value="72.7398343585904" calcext:value-type="float">
            <text:p>72.7</text:p>
          </table:table-cell>
          <table:table-cell table:style-name="ce63" table:formula="of:=MAX([$Bow.E$3] - [.$C7]; 0)*MAX(1 - [.$D7]/100;0)*[$Bow.$F$3]" office:value-type="float" office:value="98.9786382595659" calcext:value-type="float">
            <text:p>99.0</text:p>
          </table:table-cell>
          <table:table-cell table:style-name="ce63" table:formula="of:=MAX([$Bow.E$4] - [.$C7]; 0)*MAX(1 - [.$D7]/100;0)*[$Bow.$F$4]" office:value-type="float" office:value="122.302019504877" calcext:value-type="float">
            <text:p>122.3</text:p>
          </table:table-cell>
          <table:table-cell table:style-name="ce63" table:formula="of:=MAX([$Bow.E$5] - [.$C7]; 0)*MAX(1 - [.$D7]/100;0)*[$Bow.$F$5]" office:value-type="float" office:value="154.371668717181" calcext:value-type="float">
            <text:p>154.4</text:p>
          </table:table-cell>
          <table:table-cell table:style-name="ce63" table:formula="of:=MAX([$Bow.E$6] - [.$C7]; 0)*MAX(1 - [.$D7]/100;0)*[$Bow.$F$6]" office:value-type="float" office:value="186.441317929484" calcext:value-type="float">
            <text:p>186.4</text:p>
          </table:table-cell>
          <table:table-cell table:style-name="ce63" table:formula="of:=MAX([$Bow.E$7] - [.$C7]; 0)*MAX(1 - [.$D7]/100;0)*[$Bow.$F$7]" office:value-type="float" office:value="224.341812453115" calcext:value-type="float">
            <text:p>224.3</text:p>
          </table:table-cell>
          <table:table-cell table:style-name="ce64"/>
          <table:table-cell table:style-name="ce63" table:formula="of:=MAX([$Crossbow.E$2] - [.$C7]/2; 0)*MAX(1 - [.$D7]/200;0)*[$Crossbow.$F$2]" office:value-type="float" office:value="86.768" calcext:value-type="float">
            <text:p>86.8</text:p>
          </table:table-cell>
          <table:table-cell table:style-name="ce63" table:formula="of:=MAX([$Crossbow.E$3] - [.$C7]/2; 0)*MAX(1 - [.$D7]/200;0)*[$Crossbow.$F$3]" office:value-type="float" office:value="112.948" calcext:value-type="float">
            <text:p>112.9</text:p>
          </table:table-cell>
          <table:table-cell table:style-name="ce63" table:formula="of:=MAX([$Crossbow.E$4] - [.$C7]/2; 0)*MAX(1 - [.$D7]/200;0)*[$Crossbow.$F$4]" office:value-type="float" office:value="143.0176" calcext:value-type="float">
            <text:p>143.0</text:p>
          </table:table-cell>
          <table:table-cell table:style-name="ce63" table:formula="of:=MAX([$Crossbow.E$5] - [.$C7]/2; 0)*MAX(1 - [.$D7]/200;0)*[$Crossbow.$F$5]" office:value-type="float" office:value="176.528" calcext:value-type="float">
            <text:p>176.5</text:p>
          </table:table-cell>
          <table:table-cell table:style-name="ce63" table:formula="of:=MAX([$Crossbow.E$6] - [.$C7]/2; 0)*MAX(1 - [.$D7]/200;0)*[$Crossbow.$F$6]" office:value-type="float" office:value="214.39176" calcext:value-type="float">
            <text:p>214.4</text:p>
          </table:table-cell>
          <table:table-cell table:style-name="ce63" table:formula="of:=MAX([$Crossbow.E$7] - [.$C7]/2; 0)*MAX(1 - [.$D7]/200;0)*[$Crossbow.$F$7]" office:value-type="float" office:value="255.047056" calcext:value-type="float">
            <text:p>255.0</text:p>
          </table:table-cell>
          <table:table-cell table:number-columns-repeated="2"/>
          <table:table-cell table:style-name="ce65" table:formula="of:=MAX([$doge.E$3] - [.$C7]; 0)" office:value-type="float" office:value="12" calcext:value-type="float">
            <text:p>12</text:p>
          </table:table-cell>
          <table:table-cell table:style-name="ce65" table:formula="of:=MAX([$doge.$E$4] - [.$C7]; 0)" office:value-type="float" office:value="17" calcext:value-type="float">
            <text:p>17</text:p>
          </table:table-cell>
          <table:table-cell table:style-name="ce65" table:formula="of:=MAX([$doge.$E$5] - [.$C7]; 0)" office:value-type="float" office:value="22" calcext:value-type="float">
            <text:p>22</text:p>
          </table:table-cell>
          <table:table-cell table:style-name="ce65" table:formula="of:=MAX([$doge.$E$6] - [.$C7]; 0)" office:value-type="float" office:value="27" calcext:value-type="float">
            <text:p>27</text:p>
          </table:table-cell>
          <table:table-cell table:style-name="ce65" table:formula="of:=MAX([$doge.$E$7] - [.$C7]; 0)" office:value-type="float" office:value="32" calcext:value-type="float">
            <text:p>32</text:p>
          </table:table-cell>
          <table:table-cell table:style-name="ce65"/>
          <table:table-cell table:style-name="ce66" table:formula="of:=MAX([$hors.$E$3] - [.$C7]/2; 0)*MAX(1 - [.$D7]/200;0)" office:value-type="float" office:value="58.08" calcext:value-type="float">
            <text:p>58.1</text:p>
          </table:table-cell>
          <table:table-cell table:style-name="ce66" table:formula="of:=MAX([$hors.$E$4] - [.$C7]/2; 0)*MAX(1 - [.$D7]/200;0)" office:value-type="float" office:value="71.28" calcext:value-type="float">
            <text:p>71.3</text:p>
          </table:table-cell>
          <table:table-cell table:style-name="ce66" table:formula="of:=MAX([$hors.$E$5] - [.$C7]/2; 0)*MAX(1 - [.$D7]/200;0)" office:value-type="float" office:value="93.28" calcext:value-type="float">
            <text:p>93.3</text:p>
          </table:table-cell>
          <table:table-cell table:style-name="ce66" table:formula="of:=MAX([$hors.$E$6] - [.$C7]/2; 0)*MAX(1 - [.$D7]/200;0)" office:value-type="float" office:value="115.28" calcext:value-type="float">
            <text:p>115.3</text:p>
          </table:table-cell>
          <table:table-cell table:style-name="ce65"/>
          <table:table-cell table:style-name="ce66" table:formula="of:=MAX([$irgl.$E$3] - [.$C7]; 0)*MAX(1 - [.$D7]/100;0)" office:value-type="float" office:value="138.32" calcext:value-type="float">
            <text:p>138.3</text:p>
          </table:table-cell>
          <table:table-cell table:style-name="ce66" table:formula="of:=MAX([$irgl.$E$4] - [.$C7]; 0)*MAX(1 - [.$D7]/100;0)" office:value-type="float" office:value="157.32" calcext:value-type="float">
            <text:p>157.3</text:p>
          </table:table-cell>
          <table:table-cell table:style-name="ce66" table:formula="of:=MAX([$irgl.$E$5] - [.$C7]; 0)*MAX(1 - [.$D7]/100;0)" office:value-type="float" office:value="183.92" calcext:value-type="float">
            <text:p>183.9</text:p>
          </table:table-cell>
          <table:table-cell table:style-name="ce66" table:formula="of:=MAX([$irgl.$E$6] - [.$C7]; 0)*MAX(1 - [.$D7]/100;0)" office:value-type="float" office:value="214.32" calcext:value-type="float">
            <text:p>214.3</text:p>
          </table:table-cell>
          <table:table-cell table:style-name="ce65"/>
          <table:table-cell table:style-name="ce66" table:formula="of:=MAX([$sngl.$E$3]; 0)*MAX(1 - [.$D7]/100;0)" office:value-type="float" office:value="91.2" calcext:value-type="float">
            <text:p>91.2</text:p>
          </table:table-cell>
          <table:table-cell table:style-name="ce66" table:formula="of:=MAX([$sngl.$E$4]; 0)*MAX(1 - [.$D7]/100;0)" office:value-type="float" office:value="106.4" calcext:value-type="float">
            <text:p>106.4</text:p>
          </table:table-cell>
          <table:table-cell table:style-name="ce66" table:formula="of:=MAX([$sngl.$E$5]; 0)*MAX(1 - [.$D7]/100;0)" office:value-type="float" office:value="129.2" calcext:value-type="float">
            <text:p>129.2</text:p>
          </table:table-cell>
          <table:table-cell table:style-name="ce66" table:formula="of:=MAX([$sngl.$E$6]; 0)*MAX(1 - [.$D7]/100;0)" office:value-type="float" office:value="152" calcext:value-type="float">
            <text:p>152.0</text:p>
          </table:table-cell>
          <table:table-cell table:number-columns-repeated="1630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25" calcext:value-type="float">
            <text:p>225</text:p>
          </table:table-cell>
          <table:table-cell table:style-name="ce5" table:formula="of:=([.$B8] + 3 * [.$C8]) / 10 / (1 - [.$D8] * 0.006) *POWER([.$E8]; 0.75) * [.$C$13] / 13" office:value-type="float" office:value="438.529746245628" calcext:value-type="float">
            <text:p>438.5</text:p>
          </table:table-cell>
          <table:table-cell table:style-name="ce5" office:value-type="float" office:value="16" calcext:value-type="float">
            <text:p>16.0</text:p>
          </table:table-cell>
          <table:table-cell table:style-name="ce7" table:formula="of:=COM.MICROSOFT.CEILING.MATH(LN(MAX([.$G8]*4;1))^2.5+1)" office:value-type="float" office:value="37" calcext:value-type="float">
            <text:p>37</text:p>
          </table:table-cell>
          <table:table-cell table:style-name="ce7" table:formula="of:=COM.MICROSOFT.CEILING.MATH(LN(MAX([.$G8]*3.5;1))^2.5+1)" office:value-type="float" office:value="34" calcext:value-type="float">
            <text:p>34</text:p>
          </table:table-cell>
          <table:table-cell table:style-name="ce7" table:formula="of:=COM.MICROSOFT.CEILING.MATH(LN(MAX([.$G8]*3;1))^2.5+1)" office:value-type="float" office:value="31" calcext:value-type="float">
            <text:p>31</text:p>
          </table:table-cell>
          <table:table-cell table:style-name="ce7" table:formula="of:=COM.MICROSOFT.CEILING.MATH(LN(MAX([.$G8]*2.5;1))^2.5+1)" office:value-type="float" office:value="28" calcext:value-type="float">
            <text:p>28</text:p>
          </table:table-cell>
          <table:table-cell/>
          <table:table-cell table:style-name="ce5"/>
          <table:table-cell table:style-name="ce63" table:formula="of:=MAX([$Sword.E$2] - [.$C8]; 0)*[$Sword.$F$2]" office:value-type="float" office:value="42" calcext:value-type="float">
            <text:p>42.0</text:p>
          </table:table-cell>
          <table:table-cell table:style-name="ce63" table:formula="of:=MAX([$Sword.E$3] - [.$C8]; 0)*[$Sword.$F$3]" office:value-type="float" office:value="64.875" calcext:value-type="float">
            <text:p>64.9</text:p>
          </table:table-cell>
          <table:table-cell table:style-name="ce63" table:formula="of:=MAX([$Sword.E$4] - [.$C8]; 0)*[$Sword.$F$4]" office:value-type="float" office:value="90.9375" calcext:value-type="float">
            <text:p>90.9</text:p>
          </table:table-cell>
          <table:table-cell table:style-name="ce63" table:formula="of:=MAX([$Sword.E$5] - [.$C8]; 0)*[$Sword.$F$5]" office:value-type="float" office:value="120.75" calcext:value-type="float">
            <text:p>120.8</text:p>
          </table:table-cell>
          <table:table-cell table:style-name="ce63" table:formula="of:=MAX([$Sword.E$6] - [.$C8]; 0)*[$Sword.$F$6]" office:value-type="float" office:value="156" calcext:value-type="float">
            <text:p>156.0</text:p>
          </table:table-cell>
          <table:table-cell table:style-name="ce63" table:formula="of:=MAX([$Sword.E$7] - [.$C8]; 0)*[$Sword.$F$7]" office:value-type="float" office:value="193.6875" calcext:value-type="float">
            <text:p>193.7</text:p>
          </table:table-cell>
          <table:table-cell table:style-name="ce63" table:formula="of:=MAX([$Sword.E$8] - [.$C8]; 0)*[$Sword.$F$8]" office:value-type="float" office:value="234.375" calcext:value-type="float">
            <text:p>234.4</text:p>
          </table:table-cell>
          <table:table-cell table:style-name="ce63" table:formula="of:=MAX([$Sword.E$9] - [.$C8]; 0)*[$Sword.$F$9]" office:value-type="float" office:value="55.5" calcext:value-type="float">
            <text:p>55.5</text:p>
          </table:table-cell>
          <table:table-cell table:style-name="ce64"/>
          <table:table-cell table:style-name="ce63" table:formula="of:=MAX([$Axe.E$2] - [.$C8]/2; 0)*MAX(1 - [.$D8]/200;0)*[$Axe.$F$2]" office:value-type="float" office:value="80.96" calcext:value-type="float">
            <text:p>81.0</text:p>
          </table:table-cell>
          <table:table-cell table:style-name="ce63" table:formula="of:=MAX([$Axe.E$3] - [.$C8]/2; 0)*MAX(1 - [.$D8]/200;0)*[$Axe.$F$3]" office:value-type="float" office:value="105.6" calcext:value-type="float">
            <text:p>105.6</text:p>
          </table:table-cell>
          <table:table-cell table:style-name="ce63" table:formula="of:=MAX([$Axe.E$4] - [.$C8]/2; 0)*MAX(1 - [.$D8]/200;0)*[$Axe.$F$4]" office:value-type="float" office:value="133.584" calcext:value-type="float">
            <text:p>133.6</text:p>
          </table:table-cell>
          <table:table-cell table:style-name="ce63" table:formula="of:=MAX([$Axe.E$5] - [.$C8]/2; 0)*MAX(1 - [.$D8]/200;0)*[$Axe.$F$5]" office:value-type="float" office:value="165.968" calcext:value-type="float">
            <text:p>166.0</text:p>
          </table:table-cell>
          <table:table-cell table:style-name="ce63" table:formula="of:=MAX([$Axe.E$6] - [.$C8]/2; 0)*MAX(1 - [.$D8]/200;0)*[$Axe.$F$6]" office:value-type="float" office:value="200.816" calcext:value-type="float">
            <text:p>200.8</text:p>
          </table:table-cell>
          <table:table-cell table:style-name="ce63" table:formula="of:=MAX([$Axe.E$7] - [.$C8]/2; 0)*MAX(1 - [.$D8]/200;0)*[$Axe.$F$7]" office:value-type="float" office:value="239.36" calcext:value-type="float">
            <text:p>239.4</text:p>
          </table:table-cell>
          <table:table-cell table:style-name="ce64"/>
          <table:table-cell table:style-name="ce63" table:formula="of:=MAX([$Scythe.D$2]; 0)*MAX(1 - [.$D8]/100;0)*[$Scythe.$F$2]" office:value-type="float" office:value="69.92" calcext:value-type="float">
            <text:p>69.9</text:p>
          </table:table-cell>
          <table:table-cell table:style-name="ce63" table:formula="of:=MAX([$Scythe.D$3]; 0)*MAX(1 - [.$D8]/100;0)*[$Scythe.$F$3]" office:value-type="float" office:value="92.72" calcext:value-type="float">
            <text:p>92.7</text:p>
          </table:table-cell>
          <table:table-cell table:style-name="ce63" table:formula="of:=MAX([$Scythe.D$4]; 0)*MAX(1 - [.$D8]/100;0)*[$Scythe.$F$4]" office:value-type="float" office:value="118.56" calcext:value-type="float">
            <text:p>118.6</text:p>
          </table:table-cell>
          <table:table-cell table:style-name="ce63" table:formula="of:=MAX([$Scythe.D$5]; 0)*MAX(1 - [.$D8]/100;0)*[$Scythe.$F$5]" office:value-type="float" office:value="148.96" calcext:value-type="float">
            <text:p>149.0</text:p>
          </table:table-cell>
          <table:table-cell table:style-name="ce63" table:formula="of:=MAX([$Scythe.D$6]; 0)*MAX(1 - [.$D8]/100;0)*[$Scythe.$F$6]" office:value-type="float" office:value="182.4" calcext:value-type="float">
            <text:p>182.4</text:p>
          </table:table-cell>
          <table:table-cell table:style-name="ce63" table:formula="of:=MAX([$Scythe.D$7]; 0)*MAX(1 - [.$D8]/100;0)*[$Scythe.$F$7]" office:value-type="float" office:value="218.88" calcext:value-type="float">
            <text:p>218.9</text:p>
          </table:table-cell>
          <table:table-cell table:style-name="ce63" table:formula="of:=MAX([$Scythe.D$8]; 0)*MAX(1 - [.$D8]/100;0)*[$Scythe.$F$8]" office:value-type="float" office:value="57.76" calcext:value-type="float">
            <text:p>57.8</text:p>
          </table:table-cell>
          <table:table-cell table:style-name="ce63" table:formula="of:=MAX([$Scythe.D$9]; 0)*MAX(1 - [.$D8]/100;0)*[$Scythe.$F$9]" office:value-type="float" office:value="66.88" calcext:value-type="float">
            <text:p>66.9</text:p>
          </table:table-cell>
          <table:table-cell table:style-name="ce63" table:formula="of:=MAX([$Scythe.D$10]; 0)*MAX(1 - [.$D8]/100;0)*[$Scythe.$F$10]" office:value-type="float" office:value="76" calcext:value-type="float">
            <text:p>76.0</text:p>
          </table:table-cell>
          <table:table-cell table:style-name="ce64"/>
          <table:table-cell table:style-name="ce64" table:formula="of:=MAX([$Staff.E$2]; 0)*[$Staff.$F$2]" office:value-type="float" office:value="73.6" calcext:value-type="float">
            <text:p>73.6</text:p>
          </table:table-cell>
          <table:table-cell table:style-name="ce64" table:formula="of:=MAX([$Staff.E$3]; 0)*[$Staff.$F$3]" office:value-type="float" office:value="100" calcext:value-type="float">
            <text:p>100</text:p>
          </table:table-cell>
          <table:table-cell table:style-name="ce64" table:formula="of:=MAX([$Staff.E$4]; 0)*[$Staff.$F$4]" office:value-type="float" office:value="128" calcext:value-type="float">
            <text:p>128</text:p>
          </table:table-cell>
          <table:table-cell table:style-name="ce64" table:formula="of:=MAX([$Staff.E$5]; 0)*[$Staff.$F$5]" office:value-type="float" office:value="160.8" calcext:value-type="float">
            <text:p>160.8</text:p>
          </table:table-cell>
          <table:table-cell table:style-name="ce64" table:formula="of:=MAX([$Staff.E$6]; 0)*[$Staff.$F$6]" office:value-type="float" office:value="196" calcext:value-type="float">
            <text:p>196</text:p>
          </table:table-cell>
          <table:table-cell table:style-name="ce64" table:formula="of:=MAX([$Staff.E$7]; 0)*[$Staff.$F$7]" office:value-type="float" office:value="235.2" calcext:value-type="float">
            <text:p>235.2</text:p>
          </table:table-cell>
          <table:table-cell table:style-name="ce64"/>
          <table:table-cell table:style-name="ce63" table:formula="of:=MAX([$Bow.E$2] - [.$C8]; 0)*MAX(1 - [.$D8]/100;0)*[$Bow.$F$2]" office:value-type="float" office:value="71.7518343585904" calcext:value-type="float">
            <text:p>71.8</text:p>
          </table:table-cell>
          <table:table-cell table:style-name="ce63" table:formula="of:=MAX([$Bow.E$3] - [.$C8]; 0)*MAX(1 - [.$D8]/100;0)*[$Bow.$F$3]" office:value-type="float" office:value="97.9906382595659" calcext:value-type="float">
            <text:p>98.0</text:p>
          </table:table-cell>
          <table:table-cell table:style-name="ce63" table:formula="of:=MAX([$Bow.E$4] - [.$C8]; 0)*MAX(1 - [.$D8]/100;0)*[$Bow.$F$4]" office:value-type="float" office:value="121.314019504877" calcext:value-type="float">
            <text:p>121.3</text:p>
          </table:table-cell>
          <table:table-cell table:style-name="ce63" table:formula="of:=MAX([$Bow.E$5] - [.$C8]; 0)*MAX(1 - [.$D8]/100;0)*[$Bow.$F$5]" office:value-type="float" office:value="153.383668717181" calcext:value-type="float">
            <text:p>153.4</text:p>
          </table:table-cell>
          <table:table-cell table:style-name="ce63" table:formula="of:=MAX([$Bow.E$6] - [.$C8]; 0)*MAX(1 - [.$D8]/100;0)*[$Bow.$F$6]" office:value-type="float" office:value="185.453317929484" calcext:value-type="float">
            <text:p>185.5</text:p>
          </table:table-cell>
          <table:table-cell table:style-name="ce63" table:formula="of:=MAX([$Bow.E$7] - [.$C8]; 0)*MAX(1 - [.$D8]/100;0)*[$Bow.$F$7]" office:value-type="float" office:value="223.353812453115" calcext:value-type="float">
            <text:p>223.4</text:p>
          </table:table-cell>
          <table:table-cell table:style-name="ce64"/>
          <table:table-cell table:style-name="ce63" table:formula="of:=MAX([$Crossbow.E$2] - [.$C8]/2; 0)*MAX(1 - [.$D8]/200;0)*[$Crossbow.$F$2]" office:value-type="float" office:value="86.02" calcext:value-type="float">
            <text:p>86.0</text:p>
          </table:table-cell>
          <table:table-cell table:style-name="ce63" table:formula="of:=MAX([$Crossbow.E$3] - [.$C8]/2; 0)*MAX(1 - [.$D8]/200;0)*[$Crossbow.$F$3]" office:value-type="float" office:value="112.2" calcext:value-type="float">
            <text:p>112.2</text:p>
          </table:table-cell>
          <table:table-cell table:style-name="ce63" table:formula="of:=MAX([$Crossbow.E$4] - [.$C8]/2; 0)*MAX(1 - [.$D8]/200;0)*[$Crossbow.$F$4]" office:value-type="float" office:value="142.2696" calcext:value-type="float">
            <text:p>142.3</text:p>
          </table:table-cell>
          <table:table-cell table:style-name="ce63" table:formula="of:=MAX([$Crossbow.E$5] - [.$C8]/2; 0)*MAX(1 - [.$D8]/200;0)*[$Crossbow.$F$5]" office:value-type="float" office:value="175.78" calcext:value-type="float">
            <text:p>175.8</text:p>
          </table:table-cell>
          <table:table-cell table:style-name="ce63" table:formula="of:=MAX([$Crossbow.E$6] - [.$C8]/2; 0)*MAX(1 - [.$D8]/200;0)*[$Crossbow.$F$6]" office:value-type="float" office:value="213.64376" calcext:value-type="float">
            <text:p>213.6</text:p>
          </table:table-cell>
          <table:table-cell table:style-name="ce63" table:formula="of:=MAX([$Crossbow.E$7] - [.$C8]/2; 0)*MAX(1 - [.$D8]/200;0)*[$Crossbow.$F$7]" office:value-type="float" office:value="254.299056" calcext:value-type="float">
            <text:p>254.3</text:p>
          </table:table-cell>
          <table:table-cell table:number-columns-repeated="2"/>
          <table:table-cell table:style-name="ce65" table:formula="of:=MAX([$doge.E$3] - [.$C8]; 0)" office:value-type="float" office:value="10" calcext:value-type="float">
            <text:p>10</text:p>
          </table:table-cell>
          <table:table-cell table:style-name="ce65" table:formula="of:=MAX([$doge.$E$4] - [.$C8]; 0)" office:value-type="float" office:value="15" calcext:value-type="float">
            <text:p>15</text:p>
          </table:table-cell>
          <table:table-cell table:style-name="ce65" table:formula="of:=MAX([$doge.$E$5] - [.$C8]; 0)" office:value-type="float" office:value="20" calcext:value-type="float">
            <text:p>20</text:p>
          </table:table-cell>
          <table:table-cell table:style-name="ce65" table:formula="of:=MAX([$doge.$E$6] - [.$C8]; 0)" office:value-type="float" office:value="25" calcext:value-type="float">
            <text:p>25</text:p>
          </table:table-cell>
          <table:table-cell table:style-name="ce65" table:formula="of:=MAX([$doge.$E$7] - [.$C8]; 0)" office:value-type="float" office:value="30" calcext:value-type="float">
            <text:p>30</text:p>
          </table:table-cell>
          <table:table-cell table:style-name="ce65"/>
          <table:table-cell table:style-name="ce66" table:formula="of:=MAX([$hors.$E$3] - [.$C8]/2; 0)*MAX(1 - [.$D8]/200;0)" office:value-type="float" office:value="57.2" calcext:value-type="float">
            <text:p>57.2</text:p>
          </table:table-cell>
          <table:table-cell table:style-name="ce66" table:formula="of:=MAX([$hors.$E$4] - [.$C8]/2; 0)*MAX(1 - [.$D8]/200;0)" office:value-type="float" office:value="70.4" calcext:value-type="float">
            <text:p>70.4</text:p>
          </table:table-cell>
          <table:table-cell table:style-name="ce66" table:formula="of:=MAX([$hors.$E$5] - [.$C8]/2; 0)*MAX(1 - [.$D8]/200;0)" office:value-type="float" office:value="92.4" calcext:value-type="float">
            <text:p>92.4</text:p>
          </table:table-cell>
          <table:table-cell table:style-name="ce66" table:formula="of:=MAX([$hors.$E$6] - [.$C8]/2; 0)*MAX(1 - [.$D8]/200;0)" office:value-type="float" office:value="114.4" calcext:value-type="float">
            <text:p>114.4</text:p>
          </table:table-cell>
          <table:table-cell table:style-name="ce65"/>
          <table:table-cell table:style-name="ce66" table:formula="of:=MAX([$irgl.$E$3] - [.$C8]; 0)*MAX(1 - [.$D8]/100;0)" office:value-type="float" office:value="136.8" calcext:value-type="float">
            <text:p>136.8</text:p>
          </table:table-cell>
          <table:table-cell table:style-name="ce66" table:formula="of:=MAX([$irgl.$E$4] - [.$C8]; 0)*MAX(1 - [.$D8]/100;0)" office:value-type="float" office:value="155.8" calcext:value-type="float">
            <text:p>155.8</text:p>
          </table:table-cell>
          <table:table-cell table:style-name="ce66" table:formula="of:=MAX([$irgl.$E$5] - [.$C8]; 0)*MAX(1 - [.$D8]/100;0)" office:value-type="float" office:value="182.4" calcext:value-type="float">
            <text:p>182.4</text:p>
          </table:table-cell>
          <table:table-cell table:style-name="ce66" table:formula="of:=MAX([$irgl.$E$6] - [.$C8]; 0)*MAX(1 - [.$D8]/100;0)" office:value-type="float" office:value="212.8" calcext:value-type="float">
            <text:p>212.8</text:p>
          </table:table-cell>
          <table:table-cell table:style-name="ce65"/>
          <table:table-cell table:style-name="ce66" table:formula="of:=MAX([$sngl.$E$3]; 0)*MAX(1 - [.$D8]/100;0)" office:value-type="float" office:value="91.2" calcext:value-type="float">
            <text:p>91.2</text:p>
          </table:table-cell>
          <table:table-cell table:style-name="ce66" table:formula="of:=MAX([$sngl.$E$4]; 0)*MAX(1 - [.$D8]/100;0)" office:value-type="float" office:value="106.4" calcext:value-type="float">
            <text:p>106.4</text:p>
          </table:table-cell>
          <table:table-cell table:style-name="ce66" table:formula="of:=MAX([$sngl.$E$5]; 0)*MAX(1 - [.$D8]/100;0)" office:value-type="float" office:value="129.2" calcext:value-type="float">
            <text:p>129.2</text:p>
          </table:table-cell>
          <table:table-cell table:style-name="ce66" table:formula="of:=MAX([$sngl.$E$6]; 0)*MAX(1 - [.$D8]/100;0)" office:value-type="float" office:value="152" calcext:value-type="float">
            <text:p>152.0</text:p>
          </table:table-cell>
          <table:table-cell table:number-columns-repeated="16303"/>
        </table:table-row>
        <table:table-row table:style-name="ro1">
          <table:table-cell table:number-columns-repeated="61"/>
          <table:table-cell table:style-name="ce65" table:number-columns-repeated="6"/>
          <table:table-cell table:style-name="ce66" table:number-columns-repeated="4"/>
          <table:table-cell table:style-name="ce65"/>
          <table:table-cell table:style-name="ce66" table:number-columns-repeated="4"/>
          <table:table-cell table:style-name="ce65"/>
          <table:table-cell table:style-name="ce66" table:number-columns-repeated="4"/>
          <table:table-cell table:number-columns-repeated="16303"/>
        </table:table-row>
        <table:table-row table:style-name="ro1">
          <table:table-cell table:number-columns-repeated="12"/>
          <table:table-cell>
            <draw:frame table:end-cell-address="pgsn.T28" table:end-x="0.1579in" table:end-y="0.0161in" draw:z-index="0" draw:name="Chart 1" draw:style-name="gr1" draw:text-style-name="P1" svg:width="5.1925in" svg:height="3.5787in" svg:x="0in" svg:y="0in">
              <draw:object draw:notify-on-update-of-ranges="pgsn.T1:pgsn.T1 pgsn.T3:pgsn.T8 pgsn.AB1:pgsn.AB1 pgsn.AB3:pgsn.AB8 pgsn.AI1:pgsn.AI1 pgsn.AI3:pgsn.AI8 pgsn.AS1:pgsn.AS1 pgsn.AS3:pgsn.AS8 pgsn.AZ1:pgsn.AZ1 pgsn.AZ3:pgsn.AZ8 pgsn.BG1:pgsn.BG1 pgsn.BG3:pgsn.BG8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Damage Spread</text:p>
          </table:table-cell>
          <table:table-cell table:style-name="ce4" office:value-type="percentage" office:value="0.05" calcext:value-type="percentage">
            <text:p>5%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Loot Spread</text:p>
          </table:table-cell>
          <table:table-cell table:style-name="ce4" office:value-type="percentage" office:value="0.25" calcext:value-type="percentage">
            <text:p>25%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ustom Mult</text:p>
          </table:table-cell>
          <table:table-cell office:value-type="float" office:value="1.5" calcext:value-type="float">
            <text:p>1.5</text:p>
          </table:table-cell>
          <table:table-cell table:number-columns-repeated="16381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pgsn.BJ3:pgsn.CC9">
            <calcext:color-scale>
              <calcext:color-scale-entry calcext:value="0" calcext:type="minimum" calcext:color="#70ad47"/>
              <calcext:color-scale-entry calcext:value="50" calcext:type="percentile" calcext:color="#fcfcff"/>
              <calcext:color-scale-entry calcext:value="0" calcext:type="maximum" calcext:color="#7030a0"/>
            </calcext:color-scale>
          </calcext:conditional-format>
          <calcext:conditional-format calcext:target-range-address="pgsn.N3:pgsn.BG8">
            <calcext:color-scale>
              <calcext:color-scale-entry calcext:value="0" calcext:type="minimum" calcext:color="#5a8ac6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</calcext:conditional-formats>
      </table:table>
      <table:table table:name="pill" table:style-name="ta15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6" table:default-cell-style-name="Default"/>
        <table:table-column table:style-name="co15" table:default-cell-style-name="Default"/>
        <table:table-column table:style-name="co17" table:number-columns-repeated="6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number-columns-repeated="6" table:default-cell-style-name="Default"/>
        <table:table-column table:style-name="co15" table:default-cell-style-name="Default"/>
        <table:table-column table:style-name="co21" table:number-columns-repeated="6" table:default-cell-style-name="Default"/>
        <table:table-column table:style-name="co15" table:default-cell-style-name="Default"/>
        <table:table-column table:style-name="co22" table:number-columns-repeated="6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4" table:number-columns-repeated="5" table:default-cell-style-name="Default"/>
        <table:table-column table:style-name="co15" table:default-cell-style-name="Default"/>
        <table:table-column table:style-name="co25" table:number-columns-repeated="4" table:default-cell-style-name="Default"/>
        <table:table-column table:style-name="co15" table:default-cell-style-name="Default"/>
        <table:table-column table:style-name="co26" table:number-columns-repeated="4" table:default-cell-style-name="Default"/>
        <table:table-column table:style-name="co15" table:default-cell-style-name="Default"/>
        <table:table-column table:style-name="co27" table:number-columns-repeated="4" table:default-cell-style-name="Default"/>
        <table:table-column table:style-name="co25" table:number-columns-repeated="16303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Toughness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Rough Value</text:p>
          </table:table-cell>
          <table:table-cell table:style-name="ce1" office:value-type="string" calcext:value-type="string">
            <text:p>Difficulty Threshold</text:p>
          </table:table-cell>
          <table:table-cell table:style-name="ce6" office:value-type="string" calcext:value-type="string" table:number-columns-spanned="4" table:number-rows-spanned="1">
            <text:p>First Wave</text:p>
          </table:table-cell>
          <table:covered-table-cell table:number-columns-repeated="3" table:style-name="ce1"/>
          <table:table-cell table:style-name="ce1"/>
          <table:table-cell table:style-name="ce8" office:value-type="string" calcext:value-type="string">
            <text:p>Effective DPS:</text:p>
          </table:table-cell>
          <table:table-cell table:style-name="ce1" office:value-type="string" calcext:value-type="string">
            <text:p>T0 Sword</text:p>
          </table:table-cell>
          <table:table-cell table:style-name="ce1" office:value-type="string" calcext:value-type="string">
            <text:p>T1 Sword</text:p>
          </table:table-cell>
          <table:table-cell table:style-name="ce1" office:value-type="string" calcext:value-type="string">
            <text:p>T2 Sword</text:p>
          </table:table-cell>
          <table:table-cell table:style-name="ce1" office:value-type="string" calcext:value-type="string">
            <text:p>T3 Sword</text:p>
          </table:table-cell>
          <table:table-cell table:style-name="ce1" office:value-type="string" calcext:value-type="string">
            <text:p>T4 Sword</text:p>
          </table:table-cell>
          <table:table-cell table:style-name="ce1" office:value-type="string" calcext:value-type="string">
            <text:p>T5 Sword</text:p>
          </table:table-cell>
          <table:table-cell table:style-name="ce1" office:value-type="string" calcext:value-type="string">
            <text:p>T6 Sword</text:p>
          </table:table-cell>
          <table:table-cell table:style-name="ce1" office:value-type="string" calcext:value-type="string">
            <text:p>Soldier</text:p>
          </table:table-cell>
          <table:table-cell table:style-name="ce1"/>
          <table:table-cell table:style-name="ce1" office:value-type="string" calcext:value-type="string">
            <text:p>T1 Axe</text:p>
          </table:table-cell>
          <table:table-cell table:style-name="ce1" office:value-type="string" calcext:value-type="string">
            <text:p>T2 Axe</text:p>
          </table:table-cell>
          <table:table-cell table:style-name="ce1" office:value-type="string" calcext:value-type="string">
            <text:p>T3 Axe</text:p>
          </table:table-cell>
          <table:table-cell table:style-name="ce1" office:value-type="string" calcext:value-type="string">
            <text:p>T4 Axe</text:p>
          </table:table-cell>
          <table:table-cell table:style-name="ce1" office:value-type="string" calcext:value-type="string">
            <text:p>T5 Axe</text:p>
          </table:table-cell>
          <table:table-cell table:style-name="ce1" office:value-type="string" calcext:value-type="string">
            <text:p>T6 Axe</text:p>
          </table:table-cell>
          <table:table-cell table:style-name="ce1"/>
          <table:table-cell table:style-name="ce1" office:value-type="string" calcext:value-type="string">
            <text:p>T1 Scythe</text:p>
          </table:table-cell>
          <table:table-cell table:style-name="ce1" office:value-type="string" calcext:value-type="string">
            <text:p>T2 Scythe</text:p>
          </table:table-cell>
          <table:table-cell table:style-name="ce1" office:value-type="string" calcext:value-type="string">
            <text:p>T3 Scythe</text:p>
          </table:table-cell>
          <table:table-cell table:style-name="ce1" office:value-type="string" calcext:value-type="string">
            <text:p>T4 Scythe</text:p>
          </table:table-cell>
          <table:table-cell table:style-name="ce1" office:value-type="string" calcext:value-type="string">
            <text:p>T5 Scythe</text:p>
          </table:table-cell>
          <table:table-cell table:style-name="ce1" office:value-type="string" calcext:value-type="string">
            <text:p>T6 Scythe</text:p>
          </table:table-cell>
          <table:table-cell table:style-name="ce1" office:value-type="string" calcext:value-type="string">
            <text:p>Reaper I</text:p>
          </table:table-cell>
          <table:table-cell table:style-name="ce1" office:value-type="string" calcext:value-type="string">
            <text:p>Reaper II</text:p>
          </table:table-cell>
          <table:table-cell table:style-name="ce1" office:value-type="string" calcext:value-type="string">
            <text:p>Reaper III</text:p>
          </table:table-cell>
          <table:table-cell table:style-name="ce1"/>
          <table:table-cell table:style-name="ce1" office:value-type="string" calcext:value-type="string">
            <text:p>T1 Staff</text:p>
          </table:table-cell>
          <table:table-cell table:style-name="ce1" office:value-type="string" calcext:value-type="string">
            <text:p>T2 Staff</text:p>
          </table:table-cell>
          <table:table-cell table:style-name="ce1" office:value-type="string" calcext:value-type="string">
            <text:p>T3 Staff</text:p>
          </table:table-cell>
          <table:table-cell table:style-name="ce1" office:value-type="string" calcext:value-type="string">
            <text:p>T4 Staff</text:p>
          </table:table-cell>
          <table:table-cell table:style-name="ce1" office:value-type="string" calcext:value-type="string">
            <text:p>T5 Staff</text:p>
          </table:table-cell>
          <table:table-cell table:style-name="ce1" office:value-type="string" calcext:value-type="string">
            <text:p>T6 Staff</text:p>
          </table:table-cell>
          <table:table-cell table:style-name="ce1"/>
          <table:table-cell table:style-name="ce1" office:value-type="string" calcext:value-type="string">
            <text:p>T1 Bow</text:p>
          </table:table-cell>
          <table:table-cell table:style-name="ce1" office:value-type="string" calcext:value-type="string">
            <text:p>T2 Bow</text:p>
          </table:table-cell>
          <table:table-cell table:style-name="ce1" office:value-type="string" calcext:value-type="string">
            <text:p>T3 Bow</text:p>
          </table:table-cell>
          <table:table-cell table:style-name="ce1" office:value-type="string" calcext:value-type="string">
            <text:p>T4 Bow</text:p>
          </table:table-cell>
          <table:table-cell table:style-name="ce1" office:value-type="string" calcext:value-type="string">
            <text:p>T5 Bow</text:p>
          </table:table-cell>
          <table:table-cell table:style-name="ce1" office:value-type="string" calcext:value-type="string">
            <text:p>T6 Bow</text:p>
          </table:table-cell>
          <table:table-cell table:style-name="ce1"/>
          <table:table-cell table:style-name="ce1" office:value-type="string" calcext:value-type="string">
            <text:p>T1 Crossbow</text:p>
          </table:table-cell>
          <table:table-cell table:style-name="ce1" office:value-type="string" calcext:value-type="string">
            <text:p>T2 Crossbow</text:p>
          </table:table-cell>
          <table:table-cell table:style-name="ce1" office:value-type="string" calcext:value-type="string">
            <text:p>T3 Crossbow</text:p>
          </table:table-cell>
          <table:table-cell table:style-name="ce1" office:value-type="string" calcext:value-type="string">
            <text:p>T4 Crossbow</text:p>
          </table:table-cell>
          <table:table-cell table:style-name="ce1" office:value-type="string" calcext:value-type="string">
            <text:p>T5 Crossbow</text:p>
          </table:table-cell>
          <table:table-cell table:style-name="ce1" office:value-type="string" calcext:value-type="string">
            <text:p>T6 Crossbow</text:p>
          </table:table-cell>
          <table:table-cell table:style-name="ce1"/>
          <table:table-cell table:style-name="ce1" office:value-type="string" calcext:value-type="string">
            <text:p>Effective 1S Dmg:</text:p>
          </table:table-cell>
          <table:table-cell table:style-name="ce1" office:value-type="string" calcext:value-type="string">
            <text:p>Lvl 1 doge</text:p>
          </table:table-cell>
          <table:table-cell table:style-name="ce1" office:value-type="string" calcext:value-type="string">
            <text:p>Lvl 2 doge</text:p>
          </table:table-cell>
          <table:table-cell table:style-name="ce1" office:value-type="string" calcext:value-type="string">
            <text:p>Lvl 3 doge</text:p>
          </table:table-cell>
          <table:table-cell table:style-name="ce1" office:value-type="string" calcext:value-type="string">
            <text:p>Lvl 4 doge</text:p>
          </table:table-cell>
          <table:table-cell table:style-name="ce1" office:value-type="string" calcext:value-type="string">
            <text:p>Lvl 5 doge</text:p>
          </table:table-cell>
          <table:table-cell table:style-name="ce1"/>
          <table:table-cell table:style-name="ce1" office:value-type="string" calcext:value-type="string">
            <text:p>Lvl 1 hors</text:p>
          </table:table-cell>
          <table:table-cell table:style-name="ce1" office:value-type="string" calcext:value-type="string">
            <text:p>Lvl 2 hors</text:p>
          </table:table-cell>
          <table:table-cell table:style-name="ce1" office:value-type="string" calcext:value-type="string">
            <text:p>Lvl 3 hors</text:p>
          </table:table-cell>
          <table:table-cell table:style-name="ce1" office:value-type="string" calcext:value-type="string">
            <text:p>Lvl 4 hors</text:p>
          </table:table-cell>
          <table:table-cell table:style-name="ce1"/>
          <table:table-cell table:style-name="ce1" office:value-type="string" calcext:value-type="string">
            <text:p>Lvl 1 irgl</text:p>
          </table:table-cell>
          <table:table-cell table:style-name="ce1" office:value-type="string" calcext:value-type="string">
            <text:p>Lvl 2 irgl</text:p>
          </table:table-cell>
          <table:table-cell table:style-name="ce1" office:value-type="string" calcext:value-type="string">
            <text:p>Lvl 3 irgl</text:p>
          </table:table-cell>
          <table:table-cell table:style-name="ce1" office:value-type="string" calcext:value-type="string">
            <text:p>Lvl 4 irgl</text:p>
          </table:table-cell>
          <table:table-cell table:style-name="ce1"/>
          <table:table-cell table:style-name="ce1" office:value-type="string" calcext:value-type="string">
            <text:p>Lvl 1 sngl</text:p>
          </table:table-cell>
          <table:table-cell table:style-name="ce1" office:value-type="string" calcext:value-type="string">
            <text:p>Lvl 2 sngl</text:p>
          </table:table-cell>
          <table:table-cell table:style-name="ce1" office:value-type="string" calcext:value-type="string">
            <text:p>Lvl 3 sngl</text:p>
          </table:table-cell>
          <table:table-cell table:style-name="ce1" office:value-type="string" calcext:value-type="string">
            <text:p>Lvl 4 sngl</text:p>
          </table:table-cell>
          <table:table-cell table:style-name="ce1" table:number-columns-repeated="16303"/>
        </table:table-row>
        <table:table-row table:style-name="ro1">
          <table:table-cell table:style-name="ce1"/>
          <table:table-cell table:style-name="ce3" table:number-columns-repeated="6"/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Hard</text:p>
          </table:table-cell>
          <table:table-cell table:style-name="ce3" office:value-type="string" calcext:value-type="string">
            <text:p>Insane</text:p>
          </table:table-cell>
          <table:table-cell table:style-name="ce3"/>
          <table:table-cell table:style-name="ce9" office:value-type="string" calcext:value-type="string">
            <text:p>Balanced To:</text:p>
          </table:table-cell>
          <table:table-cell table:style-name="ce10" office:value-type="string" calcext:value-type="string" table:number-columns-spanned="8" table:number-rows-spanned="1">
            <text:p>Crit</text:p>
          </table:table-cell>
          <table:covered-table-cell table:number-columns-repeated="7" table:style-name="ce3"/>
          <table:table-cell table:style-name="ce3"/>
          <table:table-cell table:style-name="ce10" office:value-type="string" calcext:value-type="string" table:number-columns-spanned="6" table:number-rows-spanned="1">
            <text:p>Crit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9" table:number-rows-spanned="1">
            <text:p>Norm</text:p>
          </table:table-cell>
          <table:covered-table-cell table:number-columns-repeated="8" table:style-name="ce3"/>
          <table:table-cell table:style-name="ce3"/>
          <table:table-cell table:style-name="ce10" office:value-type="string" calcext:value-type="string" table:number-columns-spanned="6" table:number-rows-spanned="1">
            <text:p>x=4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6" table:number-rows-spanned="1">
            <text:p>r=20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6" table:number-rows-spanned="1">
            <text:p>alpha=0.4</text:p>
          </table:table-cell>
          <table:covered-table-cell table:number-columns-repeated="5" table:style-name="ce3"/>
          <table:table-cell table:style-name="ce3" table:number-columns-repeated="163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style-name="ce5" table:formula="of:=([.$B3] + 3 * [.$C3]) / 10 / (1 - [.$D3] * 0.006) *POWER([.$E3]; 0.75) * [.$C$13] / 13" office:value-type="float" office:value="244.555261153905" calcext:value-type="float">
            <text:p>244.6</text:p>
          </table:table-cell>
          <table:table-cell table:style-name="ce5" office:value-type="float" office:value="0" calcext:value-type="float">
            <text:p>0.0</text:p>
          </table:table-cell>
          <table:table-cell table:style-name="ce7" table:formula="of:=COM.MICROSOFT.CEILING.MATH(LN(MAX([.$G3]*4;1))^2.5+1)" office:value-type="float" office:value="1" calcext:value-type="float">
            <text:p>1</text:p>
          </table:table-cell>
          <table:table-cell table:style-name="ce7" table:formula="of:=COM.MICROSOFT.CEILING.MATH(LN(MAX([.$G3]*3.5;1))^2.5+1)" office:value-type="float" office:value="1" calcext:value-type="float">
            <text:p>1</text:p>
          </table:table-cell>
          <table:table-cell table:style-name="ce7" table:formula="of:=COM.MICROSOFT.CEILING.MATH(LN(MAX([.$G3]*3;1))^2.5+1)" office:value-type="float" office:value="1" calcext:value-type="float">
            <text:p>1</text:p>
          </table:table-cell>
          <table:table-cell table:style-name="ce7" table:formula="of:=COM.MICROSOFT.CEILING.MATH(LN(MAX([.$G3]*2.5;1))^2.5+1)" office:value-type="float" office:value="1" calcext:value-type="float">
            <text:p>1</text:p>
          </table:table-cell>
          <table:table-cell/>
          <table:table-cell table:style-name="ce5"/>
          <table:table-cell table:style-name="ce67" table:formula="of:=MAX([$Sword.E$2] - [.$C3]; 0)*[$Sword.$F$2]" office:value-type="float" office:value="0" calcext:value-type="float">
            <text:p>0.0</text:p>
          </table:table-cell>
          <table:table-cell table:style-name="ce67" table:formula="of:=MAX([$Sword.E$3] - [.$C3]; 0)*[$Sword.$F$3]" office:value-type="float" office:value="19.875" calcext:value-type="float">
            <text:p>19.9</text:p>
          </table:table-cell>
          <table:table-cell table:style-name="ce67" table:formula="of:=MAX([$Sword.E$4] - [.$C3]; 0)*[$Sword.$F$4]" office:value-type="float" office:value="45.9375" calcext:value-type="float">
            <text:p>45.9</text:p>
          </table:table-cell>
          <table:table-cell table:style-name="ce67" table:formula="of:=MAX([$Sword.E$5] - [.$C3]; 0)*[$Sword.$F$5]" office:value-type="float" office:value="75.75" calcext:value-type="float">
            <text:p>75.8</text:p>
          </table:table-cell>
          <table:table-cell table:style-name="ce67" table:formula="of:=MAX([$Sword.E$6] - [.$C3]; 0)*[$Sword.$F$6]" office:value-type="float" office:value="111" calcext:value-type="float">
            <text:p>111.0</text:p>
          </table:table-cell>
          <table:table-cell table:style-name="ce67" table:formula="of:=MAX([$Sword.E$7] - [.$C3]; 0)*[$Sword.$F$7]" office:value-type="float" office:value="148.6875" calcext:value-type="float">
            <text:p>148.7</text:p>
          </table:table-cell>
          <table:table-cell table:style-name="ce67" table:formula="of:=MAX([$Sword.E$8] - [.$C3]; 0)*[$Sword.$F$8]" office:value-type="float" office:value="189.375" calcext:value-type="float">
            <text:p>189.4</text:p>
          </table:table-cell>
          <table:table-cell table:style-name="ce67" table:formula="of:=MAX([$Sword.E$9] - [.$C3]; 0)*[$Sword.$F$9]" office:value-type="float" office:value="10.5" calcext:value-type="float">
            <text:p>10.5</text:p>
          </table:table-cell>
          <table:table-cell table:style-name="ce68"/>
          <table:table-cell table:style-name="ce67" table:formula="of:=MAX([$Axe.E$2] - [.$C3]/2; 0)*MAX(1 - [.$D3]/200;0)*[$Axe.$F$2]" office:value-type="float" office:value="80" calcext:value-type="float">
            <text:p>80.0</text:p>
          </table:table-cell>
          <table:table-cell table:style-name="ce67" table:formula="of:=MAX([$Axe.E$3] - [.$C3]/2; 0)*MAX(1 - [.$D3]/200;0)*[$Axe.$F$3]" office:value-type="float" office:value="108" calcext:value-type="float">
            <text:p>108.0</text:p>
          </table:table-cell>
          <table:table-cell table:style-name="ce67" table:formula="of:=MAX([$Axe.E$4] - [.$C3]/2; 0)*MAX(1 - [.$D3]/200;0)*[$Axe.$F$4]" office:value-type="float" office:value="139.8" calcext:value-type="float">
            <text:p>139.8</text:p>
          </table:table-cell>
          <table:table-cell table:style-name="ce67" table:formula="of:=MAX([$Axe.E$5] - [.$C3]/2; 0)*MAX(1 - [.$D3]/200;0)*[$Axe.$F$5]" office:value-type="float" office:value="176.6" calcext:value-type="float">
            <text:p>176.6</text:p>
          </table:table-cell>
          <table:table-cell table:style-name="ce67" table:formula="of:=MAX([$Axe.E$6] - [.$C3]/2; 0)*MAX(1 - [.$D3]/200;0)*[$Axe.$F$6]" office:value-type="float" office:value="216.2" calcext:value-type="float">
            <text:p>216.2</text:p>
          </table:table-cell>
          <table:table-cell table:style-name="ce67" table:formula="of:=MAX([$Axe.E$7] - [.$C3]/2; 0)*MAX(1 - [.$D3]/200;0)*[$Axe.$F$7]" office:value-type="float" office:value="260" calcext:value-type="float">
            <text:p>260.0</text:p>
          </table:table-cell>
          <table:table-cell table:style-name="ce68"/>
          <table:table-cell table:style-name="ce67" table:formula="of:=MAX([$Scythe.D$2]; 0)*MAX(1 - [.$D3]/100;0)*[$Scythe.$F$2]" office:value-type="float" office:value="92" calcext:value-type="float">
            <text:p>92.0</text:p>
          </table:table-cell>
          <table:table-cell table:style-name="ce67" table:formula="of:=MAX([$Scythe.D$3]; 0)*MAX(1 - [.$D3]/100;0)*[$Scythe.$F$3]" office:value-type="float" office:value="122" calcext:value-type="float">
            <text:p>122.0</text:p>
          </table:table-cell>
          <table:table-cell table:style-name="ce67" table:formula="of:=MAX([$Scythe.D$4]; 0)*MAX(1 - [.$D3]/100;0)*[$Scythe.$F$4]" office:value-type="float" office:value="156" calcext:value-type="float">
            <text:p>156.0</text:p>
          </table:table-cell>
          <table:table-cell table:style-name="ce67" table:formula="of:=MAX([$Scythe.D$5]; 0)*MAX(1 - [.$D3]/100;0)*[$Scythe.$F$5]" office:value-type="float" office:value="196" calcext:value-type="float">
            <text:p>196.0</text:p>
          </table:table-cell>
          <table:table-cell table:style-name="ce67" table:formula="of:=MAX([$Scythe.D$6]; 0)*MAX(1 - [.$D3]/100;0)*[$Scythe.$F$6]" office:value-type="float" office:value="240" calcext:value-type="float">
            <text:p>240.0</text:p>
          </table:table-cell>
          <table:table-cell table:style-name="ce67" table:formula="of:=MAX([$Scythe.D$7]; 0)*MAX(1 - [.$D3]/100;0)*[$Scythe.$F$7]" office:value-type="float" office:value="288" calcext:value-type="float">
            <text:p>288.0</text:p>
          </table:table-cell>
          <table:table-cell table:style-name="ce67" table:formula="of:=MAX([$Scythe.D$8]; 0)*MAX(1 - [.$D3]/100;0)*[$Scythe.$F$8]" office:value-type="float" office:value="76" calcext:value-type="float">
            <text:p>76.0</text:p>
          </table:table-cell>
          <table:table-cell table:style-name="ce67" table:formula="of:=MAX([$Scythe.D$9]; 0)*MAX(1 - [.$D3]/100;0)*[$Scythe.$F$9]" office:value-type="float" office:value="88" calcext:value-type="float">
            <text:p>88.0</text:p>
          </table:table-cell>
          <table:table-cell table:style-name="ce67" table:formula="of:=MAX([$Scythe.D$10]; 0)*MAX(1 - [.$D3]/100;0)*[$Scythe.$F$10]" office:value-type="float" office:value="100" calcext:value-type="float">
            <text:p>100.0</text:p>
          </table:table-cell>
          <table:table-cell table:style-name="ce68"/>
          <table:table-cell table:style-name="ce68" table:formula="of:=MAX([$Staff.E$2]; 0)*[$Staff.$F$2]" office:value-type="float" office:value="73.6" calcext:value-type="float">
            <text:p>73.6</text:p>
          </table:table-cell>
          <table:table-cell table:style-name="ce68" table:formula="of:=MAX([$Staff.E$3]; 0)*[$Staff.$F$3]" office:value-type="float" office:value="100" calcext:value-type="float">
            <text:p>100</text:p>
          </table:table-cell>
          <table:table-cell table:style-name="ce68" table:formula="of:=MAX([$Staff.E$4]; 0)*[$Staff.$F$4]" office:value-type="float" office:value="128" calcext:value-type="float">
            <text:p>128</text:p>
          </table:table-cell>
          <table:table-cell table:style-name="ce68" table:formula="of:=MAX([$Staff.E$5]; 0)*[$Staff.$F$5]" office:value-type="float" office:value="160.8" calcext:value-type="float">
            <text:p>160.8</text:p>
          </table:table-cell>
          <table:table-cell table:style-name="ce68" table:formula="of:=MAX([$Staff.E$6]; 0)*[$Staff.$F$6]" office:value-type="float" office:value="196" calcext:value-type="float">
            <text:p>196</text:p>
          </table:table-cell>
          <table:table-cell table:style-name="ce68" table:formula="of:=MAX([$Staff.E$7]; 0)*[$Staff.$F$7]" office:value-type="float" office:value="235.2" calcext:value-type="float">
            <text:p>235.2</text:p>
          </table:table-cell>
          <table:table-cell table:style-name="ce68"/>
          <table:table-cell table:style-name="ce67" table:formula="of:=MAX([$Bow.E$2] - [.$C3]; 0)*MAX(1 - [.$D3]/100;0)*[$Bow.$F$2]" office:value-type="float" office:value="74.9103083665663" calcext:value-type="float">
            <text:p>74.9</text:p>
          </table:table-cell>
          <table:table-cell table:style-name="ce67" table:formula="of:=MAX([$Bow.E$3] - [.$C3]; 0)*MAX(1 - [.$D3]/100;0)*[$Bow.$F$3]" office:value-type="float" office:value="109.435050341534" calcext:value-type="float">
            <text:p>109.4</text:p>
          </table:table-cell>
          <table:table-cell table:style-name="ce67" table:formula="of:=MAX([$Bow.E$4] - [.$C3]; 0)*MAX(1 - [.$D3]/100;0)*[$Bow.$F$4]" office:value-type="float" office:value="140.123709874839" calcext:value-type="float">
            <text:p>140.1</text:p>
          </table:table-cell>
          <table:table-cell table:style-name="ce67" table:formula="of:=MAX([$Bow.E$5] - [.$C3]; 0)*MAX(1 - [.$D3]/100;0)*[$Bow.$F$5]" office:value-type="float" office:value="182.320616733133" calcext:value-type="float">
            <text:p>182.3</text:p>
          </table:table-cell>
          <table:table-cell table:style-name="ce67" table:formula="of:=MAX([$Bow.E$6] - [.$C3]; 0)*MAX(1 - [.$D3]/100;0)*[$Bow.$F$6]" office:value-type="float" office:value="224.517523591426" calcext:value-type="float">
            <text:p>224.5</text:p>
          </table:table-cell>
          <table:table-cell table:style-name="ce67" table:formula="of:=MAX([$Bow.E$7] - [.$C3]; 0)*MAX(1 - [.$D3]/100;0)*[$Bow.$F$7]" office:value-type="float" office:value="274.386595333047" calcext:value-type="float">
            <text:p>274.4</text:p>
          </table:table-cell>
          <table:table-cell table:style-name="ce68"/>
          <table:table-cell table:style-name="ce67" table:formula="of:=MAX([$Crossbow.E$2] - [.$C3]/2; 0)*MAX(1 - [.$D3]/200;0)*[$Crossbow.$F$2]" office:value-type="float" office:value="85" calcext:value-type="float">
            <text:p>85.0</text:p>
          </table:table-cell>
          <table:table-cell table:style-name="ce67" table:formula="of:=MAX([$Crossbow.E$3] - [.$C3]/2; 0)*MAX(1 - [.$D3]/200;0)*[$Crossbow.$F$3]" office:value-type="float" office:value="114.75" calcext:value-type="float">
            <text:p>114.8</text:p>
          </table:table-cell>
          <table:table-cell table:style-name="ce67" table:formula="of:=MAX([$Crossbow.E$4] - [.$C3]/2; 0)*MAX(1 - [.$D3]/200;0)*[$Crossbow.$F$4]" office:value-type="float" office:value="148.92" calcext:value-type="float">
            <text:p>148.9</text:p>
          </table:table-cell>
          <table:table-cell table:style-name="ce67" table:formula="of:=MAX([$Crossbow.E$5] - [.$C3]/2; 0)*MAX(1 - [.$D3]/200;0)*[$Crossbow.$F$5]" office:value-type="float" office:value="187" calcext:value-type="float">
            <text:p>187.0</text:p>
          </table:table-cell>
          <table:table-cell table:style-name="ce67" table:formula="of:=MAX([$Crossbow.E$6] - [.$C3]/2; 0)*MAX(1 - [.$D3]/200;0)*[$Crossbow.$F$6]" office:value-type="float" office:value="230.027" calcext:value-type="float">
            <text:p>230.0</text:p>
          </table:table-cell>
          <table:table-cell table:style-name="ce67" table:formula="of:=MAX([$Crossbow.E$7] - [.$C3]/2; 0)*MAX(1 - [.$D3]/200;0)*[$Crossbow.$F$7]" office:value-type="float" office:value="276.2262" calcext:value-type="float">
            <text:p>276.2</text:p>
          </table:table-cell>
          <table:table-cell table:number-columns-repeated="2"/>
          <table:table-cell table:style-name="ce69" table:formula="of:=MAX([$doge.E$3] - [.$C3]; 0)" office:value-type="float" office:value="0" calcext:value-type="float">
            <text:p>0</text:p>
          </table:table-cell>
          <table:table-cell table:style-name="ce69" table:formula="of:=MAX([$doge.$E$4] - [.$C3]; 0)" office:value-type="float" office:value="0" calcext:value-type="float">
            <text:p>0</text:p>
          </table:table-cell>
          <table:table-cell table:style-name="ce69" table:formula="of:=MAX([$doge.$E$5] - [.$C3]; 0)" office:value-type="float" office:value="0" calcext:value-type="float">
            <text:p>0</text:p>
          </table:table-cell>
          <table:table-cell table:style-name="ce69" table:formula="of:=MAX([$doge.$E$6] - [.$C3]; 0)" office:value-type="float" office:value="0" calcext:value-type="float">
            <text:p>0</text:p>
          </table:table-cell>
          <table:table-cell table:style-name="ce69" table:formula="of:=MAX([$doge.$E$7] - [.$C3]; 0)" office:value-type="float" office:value="0" calcext:value-type="float">
            <text:p>0</text:p>
          </table:table-cell>
          <table:table-cell table:style-name="ce69"/>
          <table:table-cell table:style-name="ce70" table:formula="of:=MAX([$hors.$E$3] - [.$C3]/2; 0)*MAX(1 - [.$D3]/200;0)" office:value-type="float" office:value="50" calcext:value-type="float">
            <text:p>50.0</text:p>
          </table:table-cell>
          <table:table-cell table:style-name="ce70" table:formula="of:=MAX([$hors.$E$4] - [.$C3]/2; 0)*MAX(1 - [.$D3]/200;0)" office:value-type="float" office:value="65" calcext:value-type="float">
            <text:p>65.0</text:p>
          </table:table-cell>
          <table:table-cell table:style-name="ce70" table:formula="of:=MAX([$hors.$E$5] - [.$C3]/2; 0)*MAX(1 - [.$D3]/200;0)" office:value-type="float" office:value="90" calcext:value-type="float">
            <text:p>90.0</text:p>
          </table:table-cell>
          <table:table-cell table:style-name="ce70" table:formula="of:=MAX([$hors.$E$6] - [.$C3]/2; 0)*MAX(1 - [.$D3]/200;0)" office:value-type="float" office:value="115" calcext:value-type="float">
            <text:p>115.0</text:p>
          </table:table-cell>
          <table:table-cell table:style-name="ce69"/>
          <table:table-cell table:style-name="ce70" table:formula="of:=MAX([$irgl.$E$3] - [.$C3]; 0)*MAX(1 - [.$D3]/100;0)" office:value-type="float" office:value="150" calcext:value-type="float">
            <text:p>150.0</text:p>
          </table:table-cell>
          <table:table-cell table:style-name="ce70" table:formula="of:=MAX([$irgl.$E$4] - [.$C3]; 0)*MAX(1 - [.$D3]/100;0)" office:value-type="float" office:value="175" calcext:value-type="float">
            <text:p>175.0</text:p>
          </table:table-cell>
          <table:table-cell table:style-name="ce70" table:formula="of:=MAX([$irgl.$E$5] - [.$C3]; 0)*MAX(1 - [.$D3]/100;0)" office:value-type="float" office:value="210" calcext:value-type="float">
            <text:p>210.0</text:p>
          </table:table-cell>
          <table:table-cell table:style-name="ce70" table:formula="of:=MAX([$irgl.$E$6] - [.$C3]; 0)*MAX(1 - [.$D3]/100;0)" office:value-type="float" office:value="250" calcext:value-type="float">
            <text:p>250.0</text:p>
          </table:table-cell>
          <table:table-cell table:style-name="ce69"/>
          <table:table-cell table:style-name="ce70" table:formula="of:=MAX([$sngl.$E$3]; 0)*MAX(1 - [.$D3]/100;0)" office:value-type="float" office:value="120" calcext:value-type="float">
            <text:p>120.0</text:p>
          </table:table-cell>
          <table:table-cell table:style-name="ce70" table:formula="of:=MAX([$sngl.$E$4]; 0)*MAX(1 - [.$D3]/100;0)" office:value-type="float" office:value="140" calcext:value-type="float">
            <text:p>140.0</text:p>
          </table:table-cell>
          <table:table-cell table:style-name="ce70" table:formula="of:=MAX([$sngl.$E$5]; 0)*MAX(1 - [.$D3]/100;0)" office:value-type="float" office:value="170" calcext:value-type="float">
            <text:p>170.0</text:p>
          </table:table-cell>
          <table:table-cell table:style-name="ce70" table:formula="of:=MAX([$sngl.$E$6]; 0)*MAX(1 - [.$D3]/100;0)" office:value-type="float" office:value="200" calcext:value-type="float">
            <text:p>200.0</text:p>
          </table:table-cell>
          <table:table-cell table:number-columns-repeated="163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style-name="ce5" table:formula="of:=([.$B4] + 3 * [.$C4]) / 10 / (1 - [.$D4] * 0.006) *POWER([.$E4]; 0.75) * [.$C$13] / 13" office:value-type="float" office:value="314.713405032405" calcext:value-type="float">
            <text:p>314.7</text:p>
          </table:table-cell>
          <table:table-cell table:style-name="ce5" office:value-type="float" office:value="9" calcext:value-type="float">
            <text:p>9.0</text:p>
          </table:table-cell>
          <table:table-cell table:style-name="ce7" table:formula="of:=COM.MICROSOFT.CEILING.MATH(LN(MAX([.$G4]*4;1))^2.5+1)" office:value-type="float" office:value="26" calcext:value-type="float">
            <text:p>26</text:p>
          </table:table-cell>
          <table:table-cell table:style-name="ce7" table:formula="of:=COM.MICROSOFT.CEILING.MATH(LN(MAX([.$G4]*3.5;1))^2.5+1)" office:value-type="float" office:value="24" calcext:value-type="float">
            <text:p>24</text:p>
          </table:table-cell>
          <table:table-cell table:style-name="ce7" table:formula="of:=COM.MICROSOFT.CEILING.MATH(LN(MAX([.$G4]*3;1))^2.5+1)" office:value-type="float" office:value="21" calcext:value-type="float">
            <text:p>21</text:p>
          </table:table-cell>
          <table:table-cell table:style-name="ce7" table:formula="of:=COM.MICROSOFT.CEILING.MATH(LN(MAX([.$G4]*2.5;1))^2.5+1)" office:value-type="float" office:value="19" calcext:value-type="float">
            <text:p>19</text:p>
          </table:table-cell>
          <table:table-cell/>
          <table:table-cell table:style-name="ce5"/>
          <table:table-cell table:style-name="ce67" table:formula="of:=MAX([$Sword.E$2] - [.$C4]; 0)*[$Sword.$F$2]" office:value-type="float" office:value="0" calcext:value-type="float">
            <text:p>0.0</text:p>
          </table:table-cell>
          <table:table-cell table:style-name="ce67" table:formula="of:=MAX([$Sword.E$3] - [.$C4]; 0)*[$Sword.$F$3]" office:value-type="float" office:value="16.875" calcext:value-type="float">
            <text:p>16.9</text:p>
          </table:table-cell>
          <table:table-cell table:style-name="ce67" table:formula="of:=MAX([$Sword.E$4] - [.$C4]; 0)*[$Sword.$F$4]" office:value-type="float" office:value="42.9375" calcext:value-type="float">
            <text:p>42.9</text:p>
          </table:table-cell>
          <table:table-cell table:style-name="ce67" table:formula="of:=MAX([$Sword.E$5] - [.$C4]; 0)*[$Sword.$F$5]" office:value-type="float" office:value="72.75" calcext:value-type="float">
            <text:p>72.8</text:p>
          </table:table-cell>
          <table:table-cell table:style-name="ce67" table:formula="of:=MAX([$Sword.E$6] - [.$C4]; 0)*[$Sword.$F$6]" office:value-type="float" office:value="108" calcext:value-type="float">
            <text:p>108.0</text:p>
          </table:table-cell>
          <table:table-cell table:style-name="ce67" table:formula="of:=MAX([$Sword.E$7] - [.$C4]; 0)*[$Sword.$F$7]" office:value-type="float" office:value="145.6875" calcext:value-type="float">
            <text:p>145.7</text:p>
          </table:table-cell>
          <table:table-cell table:style-name="ce67" table:formula="of:=MAX([$Sword.E$8] - [.$C4]; 0)*[$Sword.$F$8]" office:value-type="float" office:value="186.375" calcext:value-type="float">
            <text:p>186.4</text:p>
          </table:table-cell>
          <table:table-cell table:style-name="ce67" table:formula="of:=MAX([$Sword.E$9] - [.$C4]; 0)*[$Sword.$F$9]" office:value-type="float" office:value="7.5" calcext:value-type="float">
            <text:p>7.5</text:p>
          </table:table-cell>
          <table:table-cell table:style-name="ce68"/>
          <table:table-cell table:style-name="ce67" table:formula="of:=MAX([$Axe.E$2] - [.$C4]/2; 0)*MAX(1 - [.$D4]/200;0)*[$Axe.$F$2]" office:value-type="float" office:value="79.2" calcext:value-type="float">
            <text:p>79.2</text:p>
          </table:table-cell>
          <table:table-cell table:style-name="ce67" table:formula="of:=MAX([$Axe.E$3] - [.$C4]/2; 0)*MAX(1 - [.$D4]/200;0)*[$Axe.$F$3]" office:value-type="float" office:value="107.2" calcext:value-type="float">
            <text:p>107.2</text:p>
          </table:table-cell>
          <table:table-cell table:style-name="ce67" table:formula="of:=MAX([$Axe.E$4] - [.$C4]/2; 0)*MAX(1 - [.$D4]/200;0)*[$Axe.$F$4]" office:value-type="float" office:value="139" calcext:value-type="float">
            <text:p>139.0</text:p>
          </table:table-cell>
          <table:table-cell table:style-name="ce67" table:formula="of:=MAX([$Axe.E$5] - [.$C4]/2; 0)*MAX(1 - [.$D4]/200;0)*[$Axe.$F$5]" office:value-type="float" office:value="175.8" calcext:value-type="float">
            <text:p>175.8</text:p>
          </table:table-cell>
          <table:table-cell table:style-name="ce67" table:formula="of:=MAX([$Axe.E$6] - [.$C4]/2; 0)*MAX(1 - [.$D4]/200;0)*[$Axe.$F$6]" office:value-type="float" office:value="215.4" calcext:value-type="float">
            <text:p>215.4</text:p>
          </table:table-cell>
          <table:table-cell table:style-name="ce67" table:formula="of:=MAX([$Axe.E$7] - [.$C4]/2; 0)*MAX(1 - [.$D4]/200;0)*[$Axe.$F$7]" office:value-type="float" office:value="259.2" calcext:value-type="float">
            <text:p>259.2</text:p>
          </table:table-cell>
          <table:table-cell table:style-name="ce68"/>
          <table:table-cell table:style-name="ce67" table:formula="of:=MAX([$Scythe.D$2]; 0)*MAX(1 - [.$D4]/100;0)*[$Scythe.$F$2]" office:value-type="float" office:value="92" calcext:value-type="float">
            <text:p>92.0</text:p>
          </table:table-cell>
          <table:table-cell table:style-name="ce67" table:formula="of:=MAX([$Scythe.D$3]; 0)*MAX(1 - [.$D4]/100;0)*[$Scythe.$F$3]" office:value-type="float" office:value="122" calcext:value-type="float">
            <text:p>122.0</text:p>
          </table:table-cell>
          <table:table-cell table:style-name="ce67" table:formula="of:=MAX([$Scythe.D$4]; 0)*MAX(1 - [.$D4]/100;0)*[$Scythe.$F$4]" office:value-type="float" office:value="156" calcext:value-type="float">
            <text:p>156.0</text:p>
          </table:table-cell>
          <table:table-cell table:style-name="ce67" table:formula="of:=MAX([$Scythe.D$5]; 0)*MAX(1 - [.$D4]/100;0)*[$Scythe.$F$5]" office:value-type="float" office:value="196" calcext:value-type="float">
            <text:p>196.0</text:p>
          </table:table-cell>
          <table:table-cell table:style-name="ce67" table:formula="of:=MAX([$Scythe.D$6]; 0)*MAX(1 - [.$D4]/100;0)*[$Scythe.$F$6]" office:value-type="float" office:value="240" calcext:value-type="float">
            <text:p>240.0</text:p>
          </table:table-cell>
          <table:table-cell table:style-name="ce67" table:formula="of:=MAX([$Scythe.D$7]; 0)*MAX(1 - [.$D4]/100;0)*[$Scythe.$F$7]" office:value-type="float" office:value="288" calcext:value-type="float">
            <text:p>288.0</text:p>
          </table:table-cell>
          <table:table-cell table:style-name="ce67" table:formula="of:=MAX([$Scythe.D$8]; 0)*MAX(1 - [.$D4]/100;0)*[$Scythe.$F$8]" office:value-type="float" office:value="76" calcext:value-type="float">
            <text:p>76.0</text:p>
          </table:table-cell>
          <table:table-cell table:style-name="ce67" table:formula="of:=MAX([$Scythe.D$9]; 0)*MAX(1 - [.$D4]/100;0)*[$Scythe.$F$9]" office:value-type="float" office:value="88" calcext:value-type="float">
            <text:p>88.0</text:p>
          </table:table-cell>
          <table:table-cell table:style-name="ce67" table:formula="of:=MAX([$Scythe.D$10]; 0)*MAX(1 - [.$D4]/100;0)*[$Scythe.$F$10]" office:value-type="float" office:value="100" calcext:value-type="float">
            <text:p>100.0</text:p>
          </table:table-cell>
          <table:table-cell table:style-name="ce68"/>
          <table:table-cell table:style-name="ce68" table:formula="of:=MAX([$Staff.E$2]; 0)*[$Staff.$F$2]" office:value-type="float" office:value="73.6" calcext:value-type="float">
            <text:p>73.6</text:p>
          </table:table-cell>
          <table:table-cell table:style-name="ce68" table:formula="of:=MAX([$Staff.E$3]; 0)*[$Staff.$F$3]" office:value-type="float" office:value="100" calcext:value-type="float">
            <text:p>100</text:p>
          </table:table-cell>
          <table:table-cell table:style-name="ce68" table:formula="of:=MAX([$Staff.E$4]; 0)*[$Staff.$F$4]" office:value-type="float" office:value="128" calcext:value-type="float">
            <text:p>128</text:p>
          </table:table-cell>
          <table:table-cell table:style-name="ce68" table:formula="of:=MAX([$Staff.E$5]; 0)*[$Staff.$F$5]" office:value-type="float" office:value="160.8" calcext:value-type="float">
            <text:p>160.8</text:p>
          </table:table-cell>
          <table:table-cell table:style-name="ce68" table:formula="of:=MAX([$Staff.E$6]; 0)*[$Staff.$F$6]" office:value-type="float" office:value="196" calcext:value-type="float">
            <text:p>196</text:p>
          </table:table-cell>
          <table:table-cell table:style-name="ce68" table:formula="of:=MAX([$Staff.E$7]; 0)*[$Staff.$F$7]" office:value-type="float" office:value="235.2" calcext:value-type="float">
            <text:p>235.2</text:p>
          </table:table-cell>
          <table:table-cell table:style-name="ce68"/>
          <table:table-cell table:style-name="ce67" table:formula="of:=MAX([$Bow.E$2] - [.$C4]; 0)*MAX(1 - [.$D4]/100;0)*[$Bow.$F$2]" office:value-type="float" office:value="73.6103083665663" calcext:value-type="float">
            <text:p>73.6</text:p>
          </table:table-cell>
          <table:table-cell table:style-name="ce67" table:formula="of:=MAX([$Bow.E$3] - [.$C4]; 0)*MAX(1 - [.$D4]/100;0)*[$Bow.$F$3]" office:value-type="float" office:value="108.135050341534" calcext:value-type="float">
            <text:p>108.1</text:p>
          </table:table-cell>
          <table:table-cell table:style-name="ce67" table:formula="of:=MAX([$Bow.E$4] - [.$C4]; 0)*MAX(1 - [.$D4]/100;0)*[$Bow.$F$4]" office:value-type="float" office:value="138.823709874839" calcext:value-type="float">
            <text:p>138.8</text:p>
          </table:table-cell>
          <table:table-cell table:style-name="ce67" table:formula="of:=MAX([$Bow.E$5] - [.$C4]; 0)*MAX(1 - [.$D4]/100;0)*[$Bow.$F$5]" office:value-type="float" office:value="181.020616733133" calcext:value-type="float">
            <text:p>181.0</text:p>
          </table:table-cell>
          <table:table-cell table:style-name="ce67" table:formula="of:=MAX([$Bow.E$6] - [.$C4]; 0)*MAX(1 - [.$D4]/100;0)*[$Bow.$F$6]" office:value-type="float" office:value="223.217523591427" calcext:value-type="float">
            <text:p>223.2</text:p>
          </table:table-cell>
          <table:table-cell table:style-name="ce67" table:formula="of:=MAX([$Bow.E$7] - [.$C4]; 0)*MAX(1 - [.$D4]/100;0)*[$Bow.$F$7]" office:value-type="float" office:value="273.086595333047" calcext:value-type="float">
            <text:p>273.1</text:p>
          </table:table-cell>
          <table:table-cell table:style-name="ce68"/>
          <table:table-cell table:style-name="ce67" table:formula="of:=MAX([$Crossbow.E$2] - [.$C4]/2; 0)*MAX(1 - [.$D4]/200;0)*[$Crossbow.$F$2]" office:value-type="float" office:value="84.15" calcext:value-type="float">
            <text:p>84.2</text:p>
          </table:table-cell>
          <table:table-cell table:style-name="ce67" table:formula="of:=MAX([$Crossbow.E$3] - [.$C4]/2; 0)*MAX(1 - [.$D4]/200;0)*[$Crossbow.$F$3]" office:value-type="float" office:value="113.9" calcext:value-type="float">
            <text:p>113.9</text:p>
          </table:table-cell>
          <table:table-cell table:style-name="ce67" table:formula="of:=MAX([$Crossbow.E$4] - [.$C4]/2; 0)*MAX(1 - [.$D4]/200;0)*[$Crossbow.$F$4]" office:value-type="float" office:value="148.07" calcext:value-type="float">
            <text:p>148.1</text:p>
          </table:table-cell>
          <table:table-cell table:style-name="ce67" table:formula="of:=MAX([$Crossbow.E$5] - [.$C4]/2; 0)*MAX(1 - [.$D4]/200;0)*[$Crossbow.$F$5]" office:value-type="float" office:value="186.15" calcext:value-type="float">
            <text:p>186.2</text:p>
          </table:table-cell>
          <table:table-cell table:style-name="ce67" table:formula="of:=MAX([$Crossbow.E$6] - [.$C4]/2; 0)*MAX(1 - [.$D4]/200;0)*[$Crossbow.$F$6]" office:value-type="float" office:value="229.177" calcext:value-type="float">
            <text:p>229.2</text:p>
          </table:table-cell>
          <table:table-cell table:style-name="ce67" table:formula="of:=MAX([$Crossbow.E$7] - [.$C4]/2; 0)*MAX(1 - [.$D4]/200;0)*[$Crossbow.$F$7]" office:value-type="float" office:value="275.3762" calcext:value-type="float">
            <text:p>275.4</text:p>
          </table:table-cell>
          <table:table-cell table:number-columns-repeated="2"/>
          <table:table-cell table:style-name="ce69" table:formula="of:=MAX([$doge.E$3] - [.$C4]; 0)" office:value-type="float" office:value="0" calcext:value-type="float">
            <text:p>0</text:p>
          </table:table-cell>
          <table:table-cell table:style-name="ce69" table:formula="of:=MAX([$doge.$E$4] - [.$C4]; 0)" office:value-type="float" office:value="0" calcext:value-type="float">
            <text:p>0</text:p>
          </table:table-cell>
          <table:table-cell table:style-name="ce69" table:formula="of:=MAX([$doge.$E$5] - [.$C4]; 0)" office:value-type="float" office:value="0" calcext:value-type="float">
            <text:p>0</text:p>
          </table:table-cell>
          <table:table-cell table:style-name="ce69" table:formula="of:=MAX([$doge.$E$6] - [.$C4]; 0)" office:value-type="float" office:value="0" calcext:value-type="float">
            <text:p>0</text:p>
          </table:table-cell>
          <table:table-cell table:style-name="ce69" table:formula="of:=MAX([$doge.$E$7] - [.$C4]; 0)" office:value-type="float" office:value="0" calcext:value-type="float">
            <text:p>0</text:p>
          </table:table-cell>
          <table:table-cell table:style-name="ce69"/>
          <table:table-cell table:style-name="ce70" table:formula="of:=MAX([$hors.$E$3] - [.$C4]/2; 0)*MAX(1 - [.$D4]/200;0)" office:value-type="float" office:value="49" calcext:value-type="float">
            <text:p>49.0</text:p>
          </table:table-cell>
          <table:table-cell table:style-name="ce70" table:formula="of:=MAX([$hors.$E$4] - [.$C4]/2; 0)*MAX(1 - [.$D4]/200;0)" office:value-type="float" office:value="64" calcext:value-type="float">
            <text:p>64.0</text:p>
          </table:table-cell>
          <table:table-cell table:style-name="ce70" table:formula="of:=MAX([$hors.$E$5] - [.$C4]/2; 0)*MAX(1 - [.$D4]/200;0)" office:value-type="float" office:value="89" calcext:value-type="float">
            <text:p>89.0</text:p>
          </table:table-cell>
          <table:table-cell table:style-name="ce70" table:formula="of:=MAX([$hors.$E$6] - [.$C4]/2; 0)*MAX(1 - [.$D4]/200;0)" office:value-type="float" office:value="114" calcext:value-type="float">
            <text:p>114.0</text:p>
          </table:table-cell>
          <table:table-cell table:style-name="ce69"/>
          <table:table-cell table:style-name="ce70" table:formula="of:=MAX([$irgl.$E$3] - [.$C4]; 0)*MAX(1 - [.$D4]/100;0)" office:value-type="float" office:value="148" calcext:value-type="float">
            <text:p>148.0</text:p>
          </table:table-cell>
          <table:table-cell table:style-name="ce70" table:formula="of:=MAX([$irgl.$E$4] - [.$C4]; 0)*MAX(1 - [.$D4]/100;0)" office:value-type="float" office:value="173" calcext:value-type="float">
            <text:p>173.0</text:p>
          </table:table-cell>
          <table:table-cell table:style-name="ce70" table:formula="of:=MAX([$irgl.$E$5] - [.$C4]; 0)*MAX(1 - [.$D4]/100;0)" office:value-type="float" office:value="208" calcext:value-type="float">
            <text:p>208.0</text:p>
          </table:table-cell>
          <table:table-cell table:style-name="ce70" table:formula="of:=MAX([$irgl.$E$6] - [.$C4]; 0)*MAX(1 - [.$D4]/100;0)" office:value-type="float" office:value="248" calcext:value-type="float">
            <text:p>248.0</text:p>
          </table:table-cell>
          <table:table-cell table:style-name="ce69"/>
          <table:table-cell table:style-name="ce70" table:formula="of:=MAX([$sngl.$E$3]; 0)*MAX(1 - [.$D4]/100;0)" office:value-type="float" office:value="120" calcext:value-type="float">
            <text:p>120.0</text:p>
          </table:table-cell>
          <table:table-cell table:style-name="ce70" table:formula="of:=MAX([$sngl.$E$4]; 0)*MAX(1 - [.$D4]/100;0)" office:value-type="float" office:value="140" calcext:value-type="float">
            <text:p>140.0</text:p>
          </table:table-cell>
          <table:table-cell table:style-name="ce70" table:formula="of:=MAX([$sngl.$E$5]; 0)*MAX(1 - [.$D4]/100;0)" office:value-type="float" office:value="170" calcext:value-type="float">
            <text:p>170.0</text:p>
          </table:table-cell>
          <table:table-cell table:style-name="ce70" table:formula="of:=MAX([$sngl.$E$6]; 0)*MAX(1 - [.$D4]/100;0)" office:value-type="float" office:value="200" calcext:value-type="float">
            <text:p>200.0</text:p>
          </table:table-cell>
          <table:table-cell table:number-columns-repeated="163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0" calcext:value-type="float">
            <text:p>36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style-name="ce5" table:formula="of:=([.$B5] + 3 * [.$C5]) / 10 / (1 - [.$D5] * 0.006) *POWER([.$E5]; 0.75) * [.$C$13] / 13" office:value-type="float" office:value="402.684018659809" calcext:value-type="float">
            <text:p>402.7</text:p>
          </table:table-cell>
          <table:table-cell table:style-name="ce5" office:value-type="float" office:value="10.5" calcext:value-type="float">
            <text:p>10.5</text:p>
          </table:table-cell>
          <table:table-cell table:style-name="ce7" table:formula="of:=COM.MICROSOFT.CEILING.MATH(LN(MAX([.$G5]*4;1))^2.5+1)" office:value-type="float" office:value="29" calcext:value-type="float">
            <text:p>29</text:p>
          </table:table-cell>
          <table:table-cell table:style-name="ce7" table:formula="of:=COM.MICROSOFT.CEILING.MATH(LN(MAX([.$G5]*3.5;1))^2.5+1)" office:value-type="float" office:value="26" calcext:value-type="float">
            <text:p>26</text:p>
          </table:table-cell>
          <table:table-cell table:style-name="ce7" table:formula="of:=COM.MICROSOFT.CEILING.MATH(LN(MAX([.$G5]*3;1))^2.5+1)" office:value-type="float" office:value="24" calcext:value-type="float">
            <text:p>24</text:p>
          </table:table-cell>
          <table:table-cell table:style-name="ce7" table:formula="of:=COM.MICROSOFT.CEILING.MATH(LN(MAX([.$G5]*2.5;1))^2.5+1)" office:value-type="float" office:value="21" calcext:value-type="float">
            <text:p>21</text:p>
          </table:table-cell>
          <table:table-cell/>
          <table:table-cell table:style-name="ce5"/>
          <table:table-cell table:style-name="ce67" table:formula="of:=MAX([$Sword.E$2] - [.$C5]; 0)*[$Sword.$F$2]" office:value-type="float" office:value="0" calcext:value-type="float">
            <text:p>0.0</text:p>
          </table:table-cell>
          <table:table-cell table:style-name="ce67" table:formula="of:=MAX([$Sword.E$3] - [.$C5]; 0)*[$Sword.$F$3]" office:value-type="float" office:value="13.875" calcext:value-type="float">
            <text:p>13.9</text:p>
          </table:table-cell>
          <table:table-cell table:style-name="ce67" table:formula="of:=MAX([$Sword.E$4] - [.$C5]; 0)*[$Sword.$F$4]" office:value-type="float" office:value="39.9375" calcext:value-type="float">
            <text:p>39.9</text:p>
          </table:table-cell>
          <table:table-cell table:style-name="ce67" table:formula="of:=MAX([$Sword.E$5] - [.$C5]; 0)*[$Sword.$F$5]" office:value-type="float" office:value="69.75" calcext:value-type="float">
            <text:p>69.8</text:p>
          </table:table-cell>
          <table:table-cell table:style-name="ce67" table:formula="of:=MAX([$Sword.E$6] - [.$C5]; 0)*[$Sword.$F$6]" office:value-type="float" office:value="105" calcext:value-type="float">
            <text:p>105.0</text:p>
          </table:table-cell>
          <table:table-cell table:style-name="ce67" table:formula="of:=MAX([$Sword.E$7] - [.$C5]; 0)*[$Sword.$F$7]" office:value-type="float" office:value="142.6875" calcext:value-type="float">
            <text:p>142.7</text:p>
          </table:table-cell>
          <table:table-cell table:style-name="ce67" table:formula="of:=MAX([$Sword.E$8] - [.$C5]; 0)*[$Sword.$F$8]" office:value-type="float" office:value="183.375" calcext:value-type="float">
            <text:p>183.4</text:p>
          </table:table-cell>
          <table:table-cell table:style-name="ce67" table:formula="of:=MAX([$Sword.E$9] - [.$C5]; 0)*[$Sword.$F$9]" office:value-type="float" office:value="4.5" calcext:value-type="float">
            <text:p>4.5</text:p>
          </table:table-cell>
          <table:table-cell table:style-name="ce68"/>
          <table:table-cell table:style-name="ce67" table:formula="of:=MAX([$Axe.E$2] - [.$C5]/2; 0)*MAX(1 - [.$D5]/200;0)*[$Axe.$F$2]" office:value-type="float" office:value="78.4" calcext:value-type="float">
            <text:p>78.4</text:p>
          </table:table-cell>
          <table:table-cell table:style-name="ce67" table:formula="of:=MAX([$Axe.E$3] - [.$C5]/2; 0)*MAX(1 - [.$D5]/200;0)*[$Axe.$F$3]" office:value-type="float" office:value="106.4" calcext:value-type="float">
            <text:p>106.4</text:p>
          </table:table-cell>
          <table:table-cell table:style-name="ce67" table:formula="of:=MAX([$Axe.E$4] - [.$C5]/2; 0)*MAX(1 - [.$D5]/200;0)*[$Axe.$F$4]" office:value-type="float" office:value="138.2" calcext:value-type="float">
            <text:p>138.2</text:p>
          </table:table-cell>
          <table:table-cell table:style-name="ce67" table:formula="of:=MAX([$Axe.E$5] - [.$C5]/2; 0)*MAX(1 - [.$D5]/200;0)*[$Axe.$F$5]" office:value-type="float" office:value="175" calcext:value-type="float">
            <text:p>175.0</text:p>
          </table:table-cell>
          <table:table-cell table:style-name="ce67" table:formula="of:=MAX([$Axe.E$6] - [.$C5]/2; 0)*MAX(1 - [.$D5]/200;0)*[$Axe.$F$6]" office:value-type="float" office:value="214.6" calcext:value-type="float">
            <text:p>214.6</text:p>
          </table:table-cell>
          <table:table-cell table:style-name="ce67" table:formula="of:=MAX([$Axe.E$7] - [.$C5]/2; 0)*MAX(1 - [.$D5]/200;0)*[$Axe.$F$7]" office:value-type="float" office:value="258.4" calcext:value-type="float">
            <text:p>258.4</text:p>
          </table:table-cell>
          <table:table-cell table:style-name="ce68"/>
          <table:table-cell table:style-name="ce67" table:formula="of:=MAX([$Scythe.D$2]; 0)*MAX(1 - [.$D5]/100;0)*[$Scythe.$F$2]" office:value-type="float" office:value="92" calcext:value-type="float">
            <text:p>92.0</text:p>
          </table:table-cell>
          <table:table-cell table:style-name="ce67" table:formula="of:=MAX([$Scythe.D$3]; 0)*MAX(1 - [.$D5]/100;0)*[$Scythe.$F$3]" office:value-type="float" office:value="122" calcext:value-type="float">
            <text:p>122.0</text:p>
          </table:table-cell>
          <table:table-cell table:style-name="ce67" table:formula="of:=MAX([$Scythe.D$4]; 0)*MAX(1 - [.$D5]/100;0)*[$Scythe.$F$4]" office:value-type="float" office:value="156" calcext:value-type="float">
            <text:p>156.0</text:p>
          </table:table-cell>
          <table:table-cell table:style-name="ce67" table:formula="of:=MAX([$Scythe.D$5]; 0)*MAX(1 - [.$D5]/100;0)*[$Scythe.$F$5]" office:value-type="float" office:value="196" calcext:value-type="float">
            <text:p>196.0</text:p>
          </table:table-cell>
          <table:table-cell table:style-name="ce67" table:formula="of:=MAX([$Scythe.D$6]; 0)*MAX(1 - [.$D5]/100;0)*[$Scythe.$F$6]" office:value-type="float" office:value="240" calcext:value-type="float">
            <text:p>240.0</text:p>
          </table:table-cell>
          <table:table-cell table:style-name="ce67" table:formula="of:=MAX([$Scythe.D$7]; 0)*MAX(1 - [.$D5]/100;0)*[$Scythe.$F$7]" office:value-type="float" office:value="288" calcext:value-type="float">
            <text:p>288.0</text:p>
          </table:table-cell>
          <table:table-cell table:style-name="ce67" table:formula="of:=MAX([$Scythe.D$8]; 0)*MAX(1 - [.$D5]/100;0)*[$Scythe.$F$8]" office:value-type="float" office:value="76" calcext:value-type="float">
            <text:p>76.0</text:p>
          </table:table-cell>
          <table:table-cell table:style-name="ce67" table:formula="of:=MAX([$Scythe.D$9]; 0)*MAX(1 - [.$D5]/100;0)*[$Scythe.$F$9]" office:value-type="float" office:value="88" calcext:value-type="float">
            <text:p>88.0</text:p>
          </table:table-cell>
          <table:table-cell table:style-name="ce67" table:formula="of:=MAX([$Scythe.D$10]; 0)*MAX(1 - [.$D5]/100;0)*[$Scythe.$F$10]" office:value-type="float" office:value="100" calcext:value-type="float">
            <text:p>100.0</text:p>
          </table:table-cell>
          <table:table-cell table:style-name="ce68"/>
          <table:table-cell table:style-name="ce68" table:formula="of:=MAX([$Staff.E$2]; 0)*[$Staff.$F$2]" office:value-type="float" office:value="73.6" calcext:value-type="float">
            <text:p>73.6</text:p>
          </table:table-cell>
          <table:table-cell table:style-name="ce68" table:formula="of:=MAX([$Staff.E$3]; 0)*[$Staff.$F$3]" office:value-type="float" office:value="100" calcext:value-type="float">
            <text:p>100</text:p>
          </table:table-cell>
          <table:table-cell table:style-name="ce68" table:formula="of:=MAX([$Staff.E$4]; 0)*[$Staff.$F$4]" office:value-type="float" office:value="128" calcext:value-type="float">
            <text:p>128</text:p>
          </table:table-cell>
          <table:table-cell table:style-name="ce68" table:formula="of:=MAX([$Staff.E$5]; 0)*[$Staff.$F$5]" office:value-type="float" office:value="160.8" calcext:value-type="float">
            <text:p>160.8</text:p>
          </table:table-cell>
          <table:table-cell table:style-name="ce68" table:formula="of:=MAX([$Staff.E$6]; 0)*[$Staff.$F$6]" office:value-type="float" office:value="196" calcext:value-type="float">
            <text:p>196</text:p>
          </table:table-cell>
          <table:table-cell table:style-name="ce68" table:formula="of:=MAX([$Staff.E$7]; 0)*[$Staff.$F$7]" office:value-type="float" office:value="235.2" calcext:value-type="float">
            <text:p>235.2</text:p>
          </table:table-cell>
          <table:table-cell table:style-name="ce68"/>
          <table:table-cell table:style-name="ce67" table:formula="of:=MAX([$Bow.E$2] - [.$C5]; 0)*MAX(1 - [.$D5]/100;0)*[$Bow.$F$2]" office:value-type="float" office:value="72.3103083665663" calcext:value-type="float">
            <text:p>72.3</text:p>
          </table:table-cell>
          <table:table-cell table:style-name="ce67" table:formula="of:=MAX([$Bow.E$3] - [.$C5]; 0)*MAX(1 - [.$D5]/100;0)*[$Bow.$F$3]" office:value-type="float" office:value="106.835050341534" calcext:value-type="float">
            <text:p>106.8</text:p>
          </table:table-cell>
          <table:table-cell table:style-name="ce67" table:formula="of:=MAX([$Bow.E$4] - [.$C5]; 0)*MAX(1 - [.$D5]/100;0)*[$Bow.$F$4]" office:value-type="float" office:value="137.523709874839" calcext:value-type="float">
            <text:p>137.5</text:p>
          </table:table-cell>
          <table:table-cell table:style-name="ce67" table:formula="of:=MAX([$Bow.E$5] - [.$C5]; 0)*MAX(1 - [.$D5]/100;0)*[$Bow.$F$5]" office:value-type="float" office:value="179.720616733133" calcext:value-type="float">
            <text:p>179.7</text:p>
          </table:table-cell>
          <table:table-cell table:style-name="ce67" table:formula="of:=MAX([$Bow.E$6] - [.$C5]; 0)*MAX(1 - [.$D5]/100;0)*[$Bow.$F$6]" office:value-type="float" office:value="221.917523591427" calcext:value-type="float">
            <text:p>221.9</text:p>
          </table:table-cell>
          <table:table-cell table:style-name="ce67" table:formula="of:=MAX([$Bow.E$7] - [.$C5]; 0)*MAX(1 - [.$D5]/100;0)*[$Bow.$F$7]" office:value-type="float" office:value="271.786595333047" calcext:value-type="float">
            <text:p>271.8</text:p>
          </table:table-cell>
          <table:table-cell table:style-name="ce68"/>
          <table:table-cell table:style-name="ce67" table:formula="of:=MAX([$Crossbow.E$2] - [.$C5]/2; 0)*MAX(1 - [.$D5]/200;0)*[$Crossbow.$F$2]" office:value-type="float" office:value="83.3" calcext:value-type="float">
            <text:p>83.3</text:p>
          </table:table-cell>
          <table:table-cell table:style-name="ce67" table:formula="of:=MAX([$Crossbow.E$3] - [.$C5]/2; 0)*MAX(1 - [.$D5]/200;0)*[$Crossbow.$F$3]" office:value-type="float" office:value="113.05" calcext:value-type="float">
            <text:p>113.1</text:p>
          </table:table-cell>
          <table:table-cell table:style-name="ce67" table:formula="of:=MAX([$Crossbow.E$4] - [.$C5]/2; 0)*MAX(1 - [.$D5]/200;0)*[$Crossbow.$F$4]" office:value-type="float" office:value="147.22" calcext:value-type="float">
            <text:p>147.2</text:p>
          </table:table-cell>
          <table:table-cell table:style-name="ce67" table:formula="of:=MAX([$Crossbow.E$5] - [.$C5]/2; 0)*MAX(1 - [.$D5]/200;0)*[$Crossbow.$F$5]" office:value-type="float" office:value="185.3" calcext:value-type="float">
            <text:p>185.3</text:p>
          </table:table-cell>
          <table:table-cell table:style-name="ce67" table:formula="of:=MAX([$Crossbow.E$6] - [.$C5]/2; 0)*MAX(1 - [.$D5]/200;0)*[$Crossbow.$F$6]" office:value-type="float" office:value="228.327" calcext:value-type="float">
            <text:p>228.3</text:p>
          </table:table-cell>
          <table:table-cell table:style-name="ce67" table:formula="of:=MAX([$Crossbow.E$7] - [.$C5]/2; 0)*MAX(1 - [.$D5]/200;0)*[$Crossbow.$F$7]" office:value-type="float" office:value="274.5262" calcext:value-type="float">
            <text:p>274.5</text:p>
          </table:table-cell>
          <table:table-cell table:number-columns-repeated="2"/>
          <table:table-cell table:style-name="ce69" table:formula="of:=MAX([$doge.E$3] - [.$C5]; 0)" office:value-type="float" office:value="0" calcext:value-type="float">
            <text:p>0</text:p>
          </table:table-cell>
          <table:table-cell table:style-name="ce69" table:formula="of:=MAX([$doge.$E$4] - [.$C5]; 0)" office:value-type="float" office:value="0" calcext:value-type="float">
            <text:p>0</text:p>
          </table:table-cell>
          <table:table-cell table:style-name="ce69" table:formula="of:=MAX([$doge.$E$5] - [.$C5]; 0)" office:value-type="float" office:value="0" calcext:value-type="float">
            <text:p>0</text:p>
          </table:table-cell>
          <table:table-cell table:style-name="ce69" table:formula="of:=MAX([$doge.$E$6] - [.$C5]; 0)" office:value-type="float" office:value="0" calcext:value-type="float">
            <text:p>0</text:p>
          </table:table-cell>
          <table:table-cell table:style-name="ce69" table:formula="of:=MAX([$doge.$E$7] - [.$C5]; 0)" office:value-type="float" office:value="0" calcext:value-type="float">
            <text:p>0</text:p>
          </table:table-cell>
          <table:table-cell table:style-name="ce69"/>
          <table:table-cell table:style-name="ce70" table:formula="of:=MAX([$hors.$E$3] - [.$C5]/2; 0)*MAX(1 - [.$D5]/200;0)" office:value-type="float" office:value="48" calcext:value-type="float">
            <text:p>48.0</text:p>
          </table:table-cell>
          <table:table-cell table:style-name="ce70" table:formula="of:=MAX([$hors.$E$4] - [.$C5]/2; 0)*MAX(1 - [.$D5]/200;0)" office:value-type="float" office:value="63" calcext:value-type="float">
            <text:p>63.0</text:p>
          </table:table-cell>
          <table:table-cell table:style-name="ce70" table:formula="of:=MAX([$hors.$E$5] - [.$C5]/2; 0)*MAX(1 - [.$D5]/200;0)" office:value-type="float" office:value="88" calcext:value-type="float">
            <text:p>88.0</text:p>
          </table:table-cell>
          <table:table-cell table:style-name="ce70" table:formula="of:=MAX([$hors.$E$6] - [.$C5]/2; 0)*MAX(1 - [.$D5]/200;0)" office:value-type="float" office:value="113" calcext:value-type="float">
            <text:p>113.0</text:p>
          </table:table-cell>
          <table:table-cell table:style-name="ce69"/>
          <table:table-cell table:style-name="ce70" table:formula="of:=MAX([$irgl.$E$3] - [.$C5]; 0)*MAX(1 - [.$D5]/100;0)" office:value-type="float" office:value="146" calcext:value-type="float">
            <text:p>146.0</text:p>
          </table:table-cell>
          <table:table-cell table:style-name="ce70" table:formula="of:=MAX([$irgl.$E$4] - [.$C5]; 0)*MAX(1 - [.$D5]/100;0)" office:value-type="float" office:value="171" calcext:value-type="float">
            <text:p>171.0</text:p>
          </table:table-cell>
          <table:table-cell table:style-name="ce70" table:formula="of:=MAX([$irgl.$E$5] - [.$C5]; 0)*MAX(1 - [.$D5]/100;0)" office:value-type="float" office:value="206" calcext:value-type="float">
            <text:p>206.0</text:p>
          </table:table-cell>
          <table:table-cell table:style-name="ce70" table:formula="of:=MAX([$irgl.$E$6] - [.$C5]; 0)*MAX(1 - [.$D5]/100;0)" office:value-type="float" office:value="246" calcext:value-type="float">
            <text:p>246.0</text:p>
          </table:table-cell>
          <table:table-cell table:style-name="ce69"/>
          <table:table-cell table:style-name="ce70" table:formula="of:=MAX([$sngl.$E$3]; 0)*MAX(1 - [.$D5]/100;0)" office:value-type="float" office:value="120" calcext:value-type="float">
            <text:p>120.0</text:p>
          </table:table-cell>
          <table:table-cell table:style-name="ce70" table:formula="of:=MAX([$sngl.$E$4]; 0)*MAX(1 - [.$D5]/100;0)" office:value-type="float" office:value="140" calcext:value-type="float">
            <text:p>140.0</text:p>
          </table:table-cell>
          <table:table-cell table:style-name="ce70" table:formula="of:=MAX([$sngl.$E$5]; 0)*MAX(1 - [.$D5]/100;0)" office:value-type="float" office:value="170" calcext:value-type="float">
            <text:p>170.0</text:p>
          </table:table-cell>
          <table:table-cell table:style-name="ce70" table:formula="of:=MAX([$sngl.$E$6]; 0)*MAX(1 - [.$D5]/100;0)" office:value-type="float" office:value="200" calcext:value-type="float">
            <text:p>200.0</text:p>
          </table:table-cell>
          <table:table-cell table:number-columns-repeated="163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0" calcext:value-type="float">
            <text:p>42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table:style-name="ce5" table:formula="of:=([.$B6] + 3 * [.$C6]) / 10 / (1 - [.$D6] * 0.006) *POWER([.$E6]; 0.75) * [.$C$13] / 13" office:value-type="float" office:value="500.664602739421" calcext:value-type="float">
            <text:p>500.7</text:p>
          </table:table-cell>
          <table:table-cell table:style-name="ce5" office:value-type="float" office:value="12" calcext:value-type="float">
            <text:p>12.0</text:p>
          </table:table-cell>
          <table:table-cell table:style-name="ce7" table:formula="of:=COM.MICROSOFT.CEILING.MATH(LN(MAX([.$G6]*4;1))^2.5+1)" office:value-type="float" office:value="31" calcext:value-type="float">
            <text:p>31</text:p>
          </table:table-cell>
          <table:table-cell table:style-name="ce7" table:formula="of:=COM.MICROSOFT.CEILING.MATH(LN(MAX([.$G6]*3.5;1))^2.5+1)" office:value-type="float" office:value="29" calcext:value-type="float">
            <text:p>29</text:p>
          </table:table-cell>
          <table:table-cell table:style-name="ce7" table:formula="of:=COM.MICROSOFT.CEILING.MATH(LN(MAX([.$G6]*3;1))^2.5+1)" office:value-type="float" office:value="26" calcext:value-type="float">
            <text:p>26</text:p>
          </table:table-cell>
          <table:table-cell table:style-name="ce7" table:formula="of:=COM.MICROSOFT.CEILING.MATH(LN(MAX([.$G6]*2.5;1))^2.5+1)" office:value-type="float" office:value="23" calcext:value-type="float">
            <text:p>23</text:p>
          </table:table-cell>
          <table:table-cell/>
          <table:table-cell table:style-name="ce5"/>
          <table:table-cell table:style-name="ce67" table:formula="of:=MAX([$Sword.E$2] - [.$C6]; 0)*[$Sword.$F$2]" office:value-type="float" office:value="0" calcext:value-type="float">
            <text:p>0.0</text:p>
          </table:table-cell>
          <table:table-cell table:style-name="ce67" table:formula="of:=MAX([$Sword.E$3] - [.$C6]; 0)*[$Sword.$F$3]" office:value-type="float" office:value="13.875" calcext:value-type="float">
            <text:p>13.9</text:p>
          </table:table-cell>
          <table:table-cell table:style-name="ce67" table:formula="of:=MAX([$Sword.E$4] - [.$C6]; 0)*[$Sword.$F$4]" office:value-type="float" office:value="39.9375" calcext:value-type="float">
            <text:p>39.9</text:p>
          </table:table-cell>
          <table:table-cell table:style-name="ce67" table:formula="of:=MAX([$Sword.E$5] - [.$C6]; 0)*[$Sword.$F$5]" office:value-type="float" office:value="69.75" calcext:value-type="float">
            <text:p>69.8</text:p>
          </table:table-cell>
          <table:table-cell table:style-name="ce67" table:formula="of:=MAX([$Sword.E$6] - [.$C6]; 0)*[$Sword.$F$6]" office:value-type="float" office:value="105" calcext:value-type="float">
            <text:p>105.0</text:p>
          </table:table-cell>
          <table:table-cell table:style-name="ce67" table:formula="of:=MAX([$Sword.E$7] - [.$C6]; 0)*[$Sword.$F$7]" office:value-type="float" office:value="142.6875" calcext:value-type="float">
            <text:p>142.7</text:p>
          </table:table-cell>
          <table:table-cell table:style-name="ce67" table:formula="of:=MAX([$Sword.E$8] - [.$C6]; 0)*[$Sword.$F$8]" office:value-type="float" office:value="183.375" calcext:value-type="float">
            <text:p>183.4</text:p>
          </table:table-cell>
          <table:table-cell table:style-name="ce67" table:formula="of:=MAX([$Sword.E$9] - [.$C6]; 0)*[$Sword.$F$9]" office:value-type="float" office:value="4.5" calcext:value-type="float">
            <text:p>4.5</text:p>
          </table:table-cell>
          <table:table-cell table:style-name="ce68"/>
          <table:table-cell table:style-name="ce67" table:formula="of:=MAX([$Axe.E$2] - [.$C6]/2; 0)*MAX(1 - [.$D6]/200;0)*[$Axe.$F$2]" office:value-type="float" office:value="77.616" calcext:value-type="float">
            <text:p>77.6</text:p>
          </table:table-cell>
          <table:table-cell table:style-name="ce67" table:formula="of:=MAX([$Axe.E$3] - [.$C6]/2; 0)*MAX(1 - [.$D6]/200;0)*[$Axe.$F$3]" office:value-type="float" office:value="105.336" calcext:value-type="float">
            <text:p>105.3</text:p>
          </table:table-cell>
          <table:table-cell table:style-name="ce67" table:formula="of:=MAX([$Axe.E$4] - [.$C6]/2; 0)*MAX(1 - [.$D6]/200;0)*[$Axe.$F$4]" office:value-type="float" office:value="136.818" calcext:value-type="float">
            <text:p>136.8</text:p>
          </table:table-cell>
          <table:table-cell table:style-name="ce67" table:formula="of:=MAX([$Axe.E$5] - [.$C6]/2; 0)*MAX(1 - [.$D6]/200;0)*[$Axe.$F$5]" office:value-type="float" office:value="173.25" calcext:value-type="float">
            <text:p>173.3</text:p>
          </table:table-cell>
          <table:table-cell table:style-name="ce67" table:formula="of:=MAX([$Axe.E$6] - [.$C6]/2; 0)*MAX(1 - [.$D6]/200;0)*[$Axe.$F$6]" office:value-type="float" office:value="212.454" calcext:value-type="float">
            <text:p>212.5</text:p>
          </table:table-cell>
          <table:table-cell table:style-name="ce67" table:formula="of:=MAX([$Axe.E$7] - [.$C6]/2; 0)*MAX(1 - [.$D6]/200;0)*[$Axe.$F$7]" office:value-type="float" office:value="255.816" calcext:value-type="float">
            <text:p>255.8</text:p>
          </table:table-cell>
          <table:table-cell table:style-name="ce68"/>
          <table:table-cell table:style-name="ce67" table:formula="of:=MAX([$Scythe.D$2]; 0)*MAX(1 - [.$D6]/100;0)*[$Scythe.$F$2]" office:value-type="float" office:value="90.16" calcext:value-type="float">
            <text:p>90.2</text:p>
          </table:table-cell>
          <table:table-cell table:style-name="ce67" table:formula="of:=MAX([$Scythe.D$3]; 0)*MAX(1 - [.$D6]/100;0)*[$Scythe.$F$3]" office:value-type="float" office:value="119.56" calcext:value-type="float">
            <text:p>119.6</text:p>
          </table:table-cell>
          <table:table-cell table:style-name="ce67" table:formula="of:=MAX([$Scythe.D$4]; 0)*MAX(1 - [.$D6]/100;0)*[$Scythe.$F$4]" office:value-type="float" office:value="152.88" calcext:value-type="float">
            <text:p>152.9</text:p>
          </table:table-cell>
          <table:table-cell table:style-name="ce67" table:formula="of:=MAX([$Scythe.D$5]; 0)*MAX(1 - [.$D6]/100;0)*[$Scythe.$F$5]" office:value-type="float" office:value="192.08" calcext:value-type="float">
            <text:p>192.1</text:p>
          </table:table-cell>
          <table:table-cell table:style-name="ce67" table:formula="of:=MAX([$Scythe.D$6]; 0)*MAX(1 - [.$D6]/100;0)*[$Scythe.$F$6]" office:value-type="float" office:value="235.2" calcext:value-type="float">
            <text:p>235.2</text:p>
          </table:table-cell>
          <table:table-cell table:style-name="ce67" table:formula="of:=MAX([$Scythe.D$7]; 0)*MAX(1 - [.$D6]/100;0)*[$Scythe.$F$7]" office:value-type="float" office:value="282.24" calcext:value-type="float">
            <text:p>282.2</text:p>
          </table:table-cell>
          <table:table-cell table:style-name="ce67" table:formula="of:=MAX([$Scythe.D$8]; 0)*MAX(1 - [.$D6]/100;0)*[$Scythe.$F$8]" office:value-type="float" office:value="74.48" calcext:value-type="float">
            <text:p>74.5</text:p>
          </table:table-cell>
          <table:table-cell table:style-name="ce67" table:formula="of:=MAX([$Scythe.D$9]; 0)*MAX(1 - [.$D6]/100;0)*[$Scythe.$F$9]" office:value-type="float" office:value="86.24" calcext:value-type="float">
            <text:p>86.2</text:p>
          </table:table-cell>
          <table:table-cell table:style-name="ce67" table:formula="of:=MAX([$Scythe.D$10]; 0)*MAX(1 - [.$D6]/100;0)*[$Scythe.$F$10]" office:value-type="float" office:value="98" calcext:value-type="float">
            <text:p>98.0</text:p>
          </table:table-cell>
          <table:table-cell table:style-name="ce68"/>
          <table:table-cell table:style-name="ce68" table:formula="of:=MAX([$Staff.E$2]; 0)*[$Staff.$F$2]" office:value-type="float" office:value="73.6" calcext:value-type="float">
            <text:p>73.6</text:p>
          </table:table-cell>
          <table:table-cell table:style-name="ce68" table:formula="of:=MAX([$Staff.E$3]; 0)*[$Staff.$F$3]" office:value-type="float" office:value="100" calcext:value-type="float">
            <text:p>100</text:p>
          </table:table-cell>
          <table:table-cell table:style-name="ce68" table:formula="of:=MAX([$Staff.E$4]; 0)*[$Staff.$F$4]" office:value-type="float" office:value="128" calcext:value-type="float">
            <text:p>128</text:p>
          </table:table-cell>
          <table:table-cell table:style-name="ce68" table:formula="of:=MAX([$Staff.E$5]; 0)*[$Staff.$F$5]" office:value-type="float" office:value="160.8" calcext:value-type="float">
            <text:p>160.8</text:p>
          </table:table-cell>
          <table:table-cell table:style-name="ce68" table:formula="of:=MAX([$Staff.E$6]; 0)*[$Staff.$F$6]" office:value-type="float" office:value="196" calcext:value-type="float">
            <text:p>196</text:p>
          </table:table-cell>
          <table:table-cell table:style-name="ce68" table:formula="of:=MAX([$Staff.E$7]; 0)*[$Staff.$F$7]" office:value-type="float" office:value="235.2" calcext:value-type="float">
            <text:p>235.2</text:p>
          </table:table-cell>
          <table:table-cell table:style-name="ce68"/>
          <table:table-cell table:style-name="ce67" table:formula="of:=MAX([$Bow.E$2] - [.$C6]; 0)*MAX(1 - [.$D6]/100;0)*[$Bow.$F$2]" office:value-type="float" office:value="70.864102199235" calcext:value-type="float">
            <text:p>70.9</text:p>
          </table:table-cell>
          <table:table-cell table:style-name="ce67" table:formula="of:=MAX([$Bow.E$3] - [.$C6]; 0)*MAX(1 - [.$D6]/100;0)*[$Bow.$F$3]" office:value-type="float" office:value="104.698349334703" calcext:value-type="float">
            <text:p>104.7</text:p>
          </table:table-cell>
          <table:table-cell table:style-name="ce67" table:formula="of:=MAX([$Bow.E$4] - [.$C6]; 0)*MAX(1 - [.$D6]/100;0)*[$Bow.$F$4]" office:value-type="float" office:value="134.773235677342" calcext:value-type="float">
            <text:p>134.8</text:p>
          </table:table-cell>
          <table:table-cell table:style-name="ce67" table:formula="of:=MAX([$Bow.E$5] - [.$C6]; 0)*MAX(1 - [.$D6]/100;0)*[$Bow.$F$5]" office:value-type="float" office:value="176.12620439847" calcext:value-type="float">
            <text:p>176.1</text:p>
          </table:table-cell>
          <table:table-cell table:style-name="ce67" table:formula="of:=MAX([$Bow.E$6] - [.$C6]; 0)*MAX(1 - [.$D6]/100;0)*[$Bow.$F$6]" office:value-type="float" office:value="217.479173119598" calcext:value-type="float">
            <text:p>217.5</text:p>
          </table:table-cell>
          <table:table-cell table:style-name="ce67" table:formula="of:=MAX([$Bow.E$7] - [.$C6]; 0)*MAX(1 - [.$D6]/100;0)*[$Bow.$F$7]" office:value-type="float" office:value="266.350863426386" calcext:value-type="float">
            <text:p>266.4</text:p>
          </table:table-cell>
          <table:table-cell table:style-name="ce68"/>
          <table:table-cell table:style-name="ce67" table:formula="of:=MAX([$Crossbow.E$2] - [.$C6]/2; 0)*MAX(1 - [.$D6]/200;0)*[$Crossbow.$F$2]" office:value-type="float" office:value="82.467" calcext:value-type="float">
            <text:p>82.5</text:p>
          </table:table-cell>
          <table:table-cell table:style-name="ce67" table:formula="of:=MAX([$Crossbow.E$3] - [.$C6]/2; 0)*MAX(1 - [.$D6]/200;0)*[$Crossbow.$F$3]" office:value-type="float" office:value="111.9195" calcext:value-type="float">
            <text:p>111.9</text:p>
          </table:table-cell>
          <table:table-cell table:style-name="ce67" table:formula="of:=MAX([$Crossbow.E$4] - [.$C6]/2; 0)*MAX(1 - [.$D6]/200;0)*[$Crossbow.$F$4]" office:value-type="float" office:value="145.7478" calcext:value-type="float">
            <text:p>145.7</text:p>
          </table:table-cell>
          <table:table-cell table:style-name="ce67" table:formula="of:=MAX([$Crossbow.E$5] - [.$C6]/2; 0)*MAX(1 - [.$D6]/200;0)*[$Crossbow.$F$5]" office:value-type="float" office:value="183.447" calcext:value-type="float">
            <text:p>183.4</text:p>
          </table:table-cell>
          <table:table-cell table:style-name="ce67" table:formula="of:=MAX([$Crossbow.E$6] - [.$C6]/2; 0)*MAX(1 - [.$D6]/200;0)*[$Crossbow.$F$6]" office:value-type="float" office:value="226.04373" calcext:value-type="float">
            <text:p>226.0</text:p>
          </table:table-cell>
          <table:table-cell table:style-name="ce67" table:formula="of:=MAX([$Crossbow.E$7] - [.$C6]/2; 0)*MAX(1 - [.$D6]/200;0)*[$Crossbow.$F$7]" office:value-type="float" office:value="271.780938" calcext:value-type="float">
            <text:p>271.8</text:p>
          </table:table-cell>
          <table:table-cell table:number-columns-repeated="2"/>
          <table:table-cell table:style-name="ce69" table:formula="of:=MAX([$doge.E$3] - [.$C6]; 0)" office:value-type="float" office:value="0" calcext:value-type="float">
            <text:p>0</text:p>
          </table:table-cell>
          <table:table-cell table:style-name="ce69" table:formula="of:=MAX([$doge.$E$4] - [.$C6]; 0)" office:value-type="float" office:value="0" calcext:value-type="float">
            <text:p>0</text:p>
          </table:table-cell>
          <table:table-cell table:style-name="ce69" table:formula="of:=MAX([$doge.$E$5] - [.$C6]; 0)" office:value-type="float" office:value="0" calcext:value-type="float">
            <text:p>0</text:p>
          </table:table-cell>
          <table:table-cell table:style-name="ce69" table:formula="of:=MAX([$doge.$E$6] - [.$C6]; 0)" office:value-type="float" office:value="0" calcext:value-type="float">
            <text:p>0</text:p>
          </table:table-cell>
          <table:table-cell table:style-name="ce69" table:formula="of:=MAX([$doge.$E$7] - [.$C6]; 0)" office:value-type="float" office:value="0" calcext:value-type="float">
            <text:p>0</text:p>
          </table:table-cell>
          <table:table-cell table:style-name="ce69"/>
          <table:table-cell table:style-name="ce70" table:formula="of:=MAX([$hors.$E$3] - [.$C6]/2; 0)*MAX(1 - [.$D6]/200;0)" office:value-type="float" office:value="47.52" calcext:value-type="float">
            <text:p>47.5</text:p>
          </table:table-cell>
          <table:table-cell table:style-name="ce70" table:formula="of:=MAX([$hors.$E$4] - [.$C6]/2; 0)*MAX(1 - [.$D6]/200;0)" office:value-type="float" office:value="62.37" calcext:value-type="float">
            <text:p>62.4</text:p>
          </table:table-cell>
          <table:table-cell table:style-name="ce70" table:formula="of:=MAX([$hors.$E$5] - [.$C6]/2; 0)*MAX(1 - [.$D6]/200;0)" office:value-type="float" office:value="87.12" calcext:value-type="float">
            <text:p>87.1</text:p>
          </table:table-cell>
          <table:table-cell table:style-name="ce70" table:formula="of:=MAX([$hors.$E$6] - [.$C6]/2; 0)*MAX(1 - [.$D6]/200;0)" office:value-type="float" office:value="111.87" calcext:value-type="float">
            <text:p>111.9</text:p>
          </table:table-cell>
          <table:table-cell table:style-name="ce69"/>
          <table:table-cell table:style-name="ce70" table:formula="of:=MAX([$irgl.$E$3] - [.$C6]; 0)*MAX(1 - [.$D6]/100;0)" office:value-type="float" office:value="143.08" calcext:value-type="float">
            <text:p>143.1</text:p>
          </table:table-cell>
          <table:table-cell table:style-name="ce70" table:formula="of:=MAX([$irgl.$E$4] - [.$C6]; 0)*MAX(1 - [.$D6]/100;0)" office:value-type="float" office:value="167.58" calcext:value-type="float">
            <text:p>167.6</text:p>
          </table:table-cell>
          <table:table-cell table:style-name="ce70" table:formula="of:=MAX([$irgl.$E$5] - [.$C6]; 0)*MAX(1 - [.$D6]/100;0)" office:value-type="float" office:value="201.88" calcext:value-type="float">
            <text:p>201.9</text:p>
          </table:table-cell>
          <table:table-cell table:style-name="ce70" table:formula="of:=MAX([$irgl.$E$6] - [.$C6]; 0)*MAX(1 - [.$D6]/100;0)" office:value-type="float" office:value="241.08" calcext:value-type="float">
            <text:p>241.1</text:p>
          </table:table-cell>
          <table:table-cell table:style-name="ce69"/>
          <table:table-cell table:style-name="ce70" table:formula="of:=MAX([$sngl.$E$3]; 0)*MAX(1 - [.$D6]/100;0)" office:value-type="float" office:value="117.6" calcext:value-type="float">
            <text:p>117.6</text:p>
          </table:table-cell>
          <table:table-cell table:style-name="ce70" table:formula="of:=MAX([$sngl.$E$4]; 0)*MAX(1 - [.$D6]/100;0)" office:value-type="float" office:value="137.2" calcext:value-type="float">
            <text:p>137.2</text:p>
          </table:table-cell>
          <table:table-cell table:style-name="ce70" table:formula="of:=MAX([$sngl.$E$5]; 0)*MAX(1 - [.$D6]/100;0)" office:value-type="float" office:value="166.6" calcext:value-type="float">
            <text:p>166.6</text:p>
          </table:table-cell>
          <table:table-cell table:style-name="ce70" table:formula="of:=MAX([$sngl.$E$6]; 0)*MAX(1 - [.$D6]/100;0)" office:value-type="float" office:value="196" calcext:value-type="float">
            <text:p>196.0</text:p>
          </table:table-cell>
          <table:table-cell table:number-columns-repeated="1630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table:style-name="ce5" table:formula="of:=([.$B7] + 3 * [.$C7]) / 10 / (1 - [.$D7] * 0.006) *POWER([.$E7]; 0.75) * [.$C$13] / 13" office:value-type="float" office:value="579.266237234448" calcext:value-type="float">
            <text:p>579.3</text:p>
          </table:table-cell>
          <table:table-cell table:style-name="ce5" office:value-type="float" office:value="14" calcext:value-type="float">
            <text:p>14.0</text:p>
          </table:table-cell>
          <table:table-cell table:style-name="ce7" table:formula="of:=COM.MICROSOFT.CEILING.MATH(LN(MAX([.$G7]*4;1))^2.5+1)" office:value-type="float" office:value="34" calcext:value-type="float">
            <text:p>34</text:p>
          </table:table-cell>
          <table:table-cell table:style-name="ce7" table:formula="of:=COM.MICROSOFT.CEILING.MATH(LN(MAX([.$G7]*3.5;1))^2.5+1)" office:value-type="float" office:value="31" calcext:value-type="float">
            <text:p>31</text:p>
          </table:table-cell>
          <table:table-cell table:style-name="ce7" table:formula="of:=COM.MICROSOFT.CEILING.MATH(LN(MAX([.$G7]*3;1))^2.5+1)" office:value-type="float" office:value="29" calcext:value-type="float">
            <text:p>29</text:p>
          </table:table-cell>
          <table:table-cell table:style-name="ce7" table:formula="of:=COM.MICROSOFT.CEILING.MATH(LN(MAX([.$G7]*2.5;1))^2.5+1)" office:value-type="float" office:value="25" calcext:value-type="float">
            <text:p>25</text:p>
          </table:table-cell>
          <table:table-cell/>
          <table:table-cell table:style-name="ce5"/>
          <table:table-cell table:style-name="ce67" table:formula="of:=MAX([$Sword.E$2] - [.$C7]; 0)*[$Sword.$F$2]" office:value-type="float" office:value="0" calcext:value-type="float">
            <text:p>0.0</text:p>
          </table:table-cell>
          <table:table-cell table:style-name="ce67" table:formula="of:=MAX([$Sword.E$3] - [.$C7]; 0)*[$Sword.$F$3]" office:value-type="float" office:value="10.875" calcext:value-type="float">
            <text:p>10.9</text:p>
          </table:table-cell>
          <table:table-cell table:style-name="ce67" table:formula="of:=MAX([$Sword.E$4] - [.$C7]; 0)*[$Sword.$F$4]" office:value-type="float" office:value="36.9375" calcext:value-type="float">
            <text:p>36.9</text:p>
          </table:table-cell>
          <table:table-cell table:style-name="ce67" table:formula="of:=MAX([$Sword.E$5] - [.$C7]; 0)*[$Sword.$F$5]" office:value-type="float" office:value="66.75" calcext:value-type="float">
            <text:p>66.8</text:p>
          </table:table-cell>
          <table:table-cell table:style-name="ce67" table:formula="of:=MAX([$Sword.E$6] - [.$C7]; 0)*[$Sword.$F$6]" office:value-type="float" office:value="102" calcext:value-type="float">
            <text:p>102.0</text:p>
          </table:table-cell>
          <table:table-cell table:style-name="ce67" table:formula="of:=MAX([$Sword.E$7] - [.$C7]; 0)*[$Sword.$F$7]" office:value-type="float" office:value="139.6875" calcext:value-type="float">
            <text:p>139.7</text:p>
          </table:table-cell>
          <table:table-cell table:style-name="ce67" table:formula="of:=MAX([$Sword.E$8] - [.$C7]; 0)*[$Sword.$F$8]" office:value-type="float" office:value="180.375" calcext:value-type="float">
            <text:p>180.4</text:p>
          </table:table-cell>
          <table:table-cell table:style-name="ce67" table:formula="of:=MAX([$Sword.E$9] - [.$C7]; 0)*[$Sword.$F$9]" office:value-type="float" office:value="1.5" calcext:value-type="float">
            <text:p>1.5</text:p>
          </table:table-cell>
          <table:table-cell table:style-name="ce68"/>
          <table:table-cell table:style-name="ce67" table:formula="of:=MAX([$Axe.E$2] - [.$C7]/2; 0)*MAX(1 - [.$D7]/200;0)*[$Axe.$F$2]" office:value-type="float" office:value="76.824" calcext:value-type="float">
            <text:p>76.8</text:p>
          </table:table-cell>
          <table:table-cell table:style-name="ce67" table:formula="of:=MAX([$Axe.E$3] - [.$C7]/2; 0)*MAX(1 - [.$D7]/200;0)*[$Axe.$F$3]" office:value-type="float" office:value="104.544" calcext:value-type="float">
            <text:p>104.5</text:p>
          </table:table-cell>
          <table:table-cell table:style-name="ce67" table:formula="of:=MAX([$Axe.E$4] - [.$C7]/2; 0)*MAX(1 - [.$D7]/200;0)*[$Axe.$F$4]" office:value-type="float" office:value="136.026" calcext:value-type="float">
            <text:p>136.0</text:p>
          </table:table-cell>
          <table:table-cell table:style-name="ce67" table:formula="of:=MAX([$Axe.E$5] - [.$C7]/2; 0)*MAX(1 - [.$D7]/200;0)*[$Axe.$F$5]" office:value-type="float" office:value="172.458" calcext:value-type="float">
            <text:p>172.5</text:p>
          </table:table-cell>
          <table:table-cell table:style-name="ce67" table:formula="of:=MAX([$Axe.E$6] - [.$C7]/2; 0)*MAX(1 - [.$D7]/200;0)*[$Axe.$F$6]" office:value-type="float" office:value="211.662" calcext:value-type="float">
            <text:p>211.7</text:p>
          </table:table-cell>
          <table:table-cell table:style-name="ce67" table:formula="of:=MAX([$Axe.E$7] - [.$C7]/2; 0)*MAX(1 - [.$D7]/200;0)*[$Axe.$F$7]" office:value-type="float" office:value="255.024" calcext:value-type="float">
            <text:p>255.0</text:p>
          </table:table-cell>
          <table:table-cell table:style-name="ce68"/>
          <table:table-cell table:style-name="ce67" table:formula="of:=MAX([$Scythe.D$2]; 0)*MAX(1 - [.$D7]/100;0)*[$Scythe.$F$2]" office:value-type="float" office:value="90.16" calcext:value-type="float">
            <text:p>90.2</text:p>
          </table:table-cell>
          <table:table-cell table:style-name="ce67" table:formula="of:=MAX([$Scythe.D$3]; 0)*MAX(1 - [.$D7]/100;0)*[$Scythe.$F$3]" office:value-type="float" office:value="119.56" calcext:value-type="float">
            <text:p>119.6</text:p>
          </table:table-cell>
          <table:table-cell table:style-name="ce67" table:formula="of:=MAX([$Scythe.D$4]; 0)*MAX(1 - [.$D7]/100;0)*[$Scythe.$F$4]" office:value-type="float" office:value="152.88" calcext:value-type="float">
            <text:p>152.9</text:p>
          </table:table-cell>
          <table:table-cell table:style-name="ce67" table:formula="of:=MAX([$Scythe.D$5]; 0)*MAX(1 - [.$D7]/100;0)*[$Scythe.$F$5]" office:value-type="float" office:value="192.08" calcext:value-type="float">
            <text:p>192.1</text:p>
          </table:table-cell>
          <table:table-cell table:style-name="ce67" table:formula="of:=MAX([$Scythe.D$6]; 0)*MAX(1 - [.$D7]/100;0)*[$Scythe.$F$6]" office:value-type="float" office:value="235.2" calcext:value-type="float">
            <text:p>235.2</text:p>
          </table:table-cell>
          <table:table-cell table:style-name="ce67" table:formula="of:=MAX([$Scythe.D$7]; 0)*MAX(1 - [.$D7]/100;0)*[$Scythe.$F$7]" office:value-type="float" office:value="282.24" calcext:value-type="float">
            <text:p>282.2</text:p>
          </table:table-cell>
          <table:table-cell table:style-name="ce67" table:formula="of:=MAX([$Scythe.D$8]; 0)*MAX(1 - [.$D7]/100;0)*[$Scythe.$F$8]" office:value-type="float" office:value="74.48" calcext:value-type="float">
            <text:p>74.5</text:p>
          </table:table-cell>
          <table:table-cell table:style-name="ce67" table:formula="of:=MAX([$Scythe.D$9]; 0)*MAX(1 - [.$D7]/100;0)*[$Scythe.$F$9]" office:value-type="float" office:value="86.24" calcext:value-type="float">
            <text:p>86.2</text:p>
          </table:table-cell>
          <table:table-cell table:style-name="ce67" table:formula="of:=MAX([$Scythe.D$10]; 0)*MAX(1 - [.$D7]/100;0)*[$Scythe.$F$10]" office:value-type="float" office:value="98" calcext:value-type="float">
            <text:p>98.0</text:p>
          </table:table-cell>
          <table:table-cell table:style-name="ce68"/>
          <table:table-cell table:style-name="ce68" table:formula="of:=MAX([$Staff.E$2]; 0)*[$Staff.$F$2]" office:value-type="float" office:value="73.6" calcext:value-type="float">
            <text:p>73.6</text:p>
          </table:table-cell>
          <table:table-cell table:style-name="ce68" table:formula="of:=MAX([$Staff.E$3]; 0)*[$Staff.$F$3]" office:value-type="float" office:value="100" calcext:value-type="float">
            <text:p>100</text:p>
          </table:table-cell>
          <table:table-cell table:style-name="ce68" table:formula="of:=MAX([$Staff.E$4]; 0)*[$Staff.$F$4]" office:value-type="float" office:value="128" calcext:value-type="float">
            <text:p>128</text:p>
          </table:table-cell>
          <table:table-cell table:style-name="ce68" table:formula="of:=MAX([$Staff.E$5]; 0)*[$Staff.$F$5]" office:value-type="float" office:value="160.8" calcext:value-type="float">
            <text:p>160.8</text:p>
          </table:table-cell>
          <table:table-cell table:style-name="ce68" table:formula="of:=MAX([$Staff.E$6]; 0)*[$Staff.$F$6]" office:value-type="float" office:value="196" calcext:value-type="float">
            <text:p>196</text:p>
          </table:table-cell>
          <table:table-cell table:style-name="ce68" table:formula="of:=MAX([$Staff.E$7]; 0)*[$Staff.$F$7]" office:value-type="float" office:value="235.2" calcext:value-type="float">
            <text:p>235.2</text:p>
          </table:table-cell>
          <table:table-cell table:style-name="ce68"/>
          <table:table-cell table:style-name="ce67" table:formula="of:=MAX([$Bow.E$2] - [.$C7]; 0)*MAX(1 - [.$D7]/100;0)*[$Bow.$F$2]" office:value-type="float" office:value="69.590102199235" calcext:value-type="float">
            <text:p>69.6</text:p>
          </table:table-cell>
          <table:table-cell table:style-name="ce67" table:formula="of:=MAX([$Bow.E$3] - [.$C7]; 0)*MAX(1 - [.$D7]/100;0)*[$Bow.$F$3]" office:value-type="float" office:value="103.424349334703" calcext:value-type="float">
            <text:p>103.4</text:p>
          </table:table-cell>
          <table:table-cell table:style-name="ce67" table:formula="of:=MAX([$Bow.E$4] - [.$C7]; 0)*MAX(1 - [.$D7]/100;0)*[$Bow.$F$4]" office:value-type="float" office:value="133.499235677342" calcext:value-type="float">
            <text:p>133.5</text:p>
          </table:table-cell>
          <table:table-cell table:style-name="ce67" table:formula="of:=MAX([$Bow.E$5] - [.$C7]; 0)*MAX(1 - [.$D7]/100;0)*[$Bow.$F$5]" office:value-type="float" office:value="174.85220439847" calcext:value-type="float">
            <text:p>174.9</text:p>
          </table:table-cell>
          <table:table-cell table:style-name="ce67" table:formula="of:=MAX([$Bow.E$6] - [.$C7]; 0)*MAX(1 - [.$D7]/100;0)*[$Bow.$F$6]" office:value-type="float" office:value="216.205173119598" calcext:value-type="float">
            <text:p>216.2</text:p>
          </table:table-cell>
          <table:table-cell table:style-name="ce67" table:formula="of:=MAX([$Bow.E$7] - [.$C7]; 0)*MAX(1 - [.$D7]/100;0)*[$Bow.$F$7]" office:value-type="float" office:value="265.076863426386" calcext:value-type="float">
            <text:p>265.1</text:p>
          </table:table-cell>
          <table:table-cell table:style-name="ce68"/>
          <table:table-cell table:style-name="ce67" table:formula="of:=MAX([$Crossbow.E$2] - [.$C7]/2; 0)*MAX(1 - [.$D7]/200;0)*[$Crossbow.$F$2]" office:value-type="float" office:value="81.6255" calcext:value-type="float">
            <text:p>81.6</text:p>
          </table:table-cell>
          <table:table-cell table:style-name="ce67" table:formula="of:=MAX([$Crossbow.E$3] - [.$C7]/2; 0)*MAX(1 - [.$D7]/200;0)*[$Crossbow.$F$3]" office:value-type="float" office:value="111.078" calcext:value-type="float">
            <text:p>111.1</text:p>
          </table:table-cell>
          <table:table-cell table:style-name="ce67" table:formula="of:=MAX([$Crossbow.E$4] - [.$C7]/2; 0)*MAX(1 - [.$D7]/200;0)*[$Crossbow.$F$4]" office:value-type="float" office:value="144.9063" calcext:value-type="float">
            <text:p>144.9</text:p>
          </table:table-cell>
          <table:table-cell table:style-name="ce67" table:formula="of:=MAX([$Crossbow.E$5] - [.$C7]/2; 0)*MAX(1 - [.$D7]/200;0)*[$Crossbow.$F$5]" office:value-type="float" office:value="182.6055" calcext:value-type="float">
            <text:p>182.6</text:p>
          </table:table-cell>
          <table:table-cell table:style-name="ce67" table:formula="of:=MAX([$Crossbow.E$6] - [.$C7]/2; 0)*MAX(1 - [.$D7]/200;0)*[$Crossbow.$F$6]" office:value-type="float" office:value="225.20223" calcext:value-type="float">
            <text:p>225.2</text:p>
          </table:table-cell>
          <table:table-cell table:style-name="ce67" table:formula="of:=MAX([$Crossbow.E$7] - [.$C7]/2; 0)*MAX(1 - [.$D7]/200;0)*[$Crossbow.$F$7]" office:value-type="float" office:value="270.939438" calcext:value-type="float">
            <text:p>270.9</text:p>
          </table:table-cell>
          <table:table-cell table:number-columns-repeated="2"/>
          <table:table-cell table:style-name="ce69" table:formula="of:=MAX([$doge.E$3] - [.$C7]; 0)" office:value-type="float" office:value="0" calcext:value-type="float">
            <text:p>0</text:p>
          </table:table-cell>
          <table:table-cell table:style-name="ce69" table:formula="of:=MAX([$doge.$E$4] - [.$C7]; 0)" office:value-type="float" office:value="0" calcext:value-type="float">
            <text:p>0</text:p>
          </table:table-cell>
          <table:table-cell table:style-name="ce69" table:formula="of:=MAX([$doge.$E$5] - [.$C7]; 0)" office:value-type="float" office:value="0" calcext:value-type="float">
            <text:p>0</text:p>
          </table:table-cell>
          <table:table-cell table:style-name="ce69" table:formula="of:=MAX([$doge.$E$6] - [.$C7]; 0)" office:value-type="float" office:value="0" calcext:value-type="float">
            <text:p>0</text:p>
          </table:table-cell>
          <table:table-cell table:style-name="ce69" table:formula="of:=MAX([$doge.$E$7] - [.$C7]; 0)" office:value-type="float" office:value="0" calcext:value-type="float">
            <text:p>0</text:p>
          </table:table-cell>
          <table:table-cell table:style-name="ce69"/>
          <table:table-cell table:style-name="ce70" table:formula="of:=MAX([$hors.$E$3] - [.$C7]/2; 0)*MAX(1 - [.$D7]/200;0)" office:value-type="float" office:value="46.53" calcext:value-type="float">
            <text:p>46.5</text:p>
          </table:table-cell>
          <table:table-cell table:style-name="ce70" table:formula="of:=MAX([$hors.$E$4] - [.$C7]/2; 0)*MAX(1 - [.$D7]/200;0)" office:value-type="float" office:value="61.38" calcext:value-type="float">
            <text:p>61.4</text:p>
          </table:table-cell>
          <table:table-cell table:style-name="ce70" table:formula="of:=MAX([$hors.$E$5] - [.$C7]/2; 0)*MAX(1 - [.$D7]/200;0)" office:value-type="float" office:value="86.13" calcext:value-type="float">
            <text:p>86.1</text:p>
          </table:table-cell>
          <table:table-cell table:style-name="ce70" table:formula="of:=MAX([$hors.$E$6] - [.$C7]/2; 0)*MAX(1 - [.$D7]/200;0)" office:value-type="float" office:value="110.88" calcext:value-type="float">
            <text:p>110.9</text:p>
          </table:table-cell>
          <table:table-cell table:style-name="ce69"/>
          <table:table-cell table:style-name="ce70" table:formula="of:=MAX([$irgl.$E$3] - [.$C7]; 0)*MAX(1 - [.$D7]/100;0)" office:value-type="float" office:value="141.12" calcext:value-type="float">
            <text:p>141.1</text:p>
          </table:table-cell>
          <table:table-cell table:style-name="ce70" table:formula="of:=MAX([$irgl.$E$4] - [.$C7]; 0)*MAX(1 - [.$D7]/100;0)" office:value-type="float" office:value="165.62" calcext:value-type="float">
            <text:p>165.6</text:p>
          </table:table-cell>
          <table:table-cell table:style-name="ce70" table:formula="of:=MAX([$irgl.$E$5] - [.$C7]; 0)*MAX(1 - [.$D7]/100;0)" office:value-type="float" office:value="199.92" calcext:value-type="float">
            <text:p>199.9</text:p>
          </table:table-cell>
          <table:table-cell table:style-name="ce70" table:formula="of:=MAX([$irgl.$E$6] - [.$C7]; 0)*MAX(1 - [.$D7]/100;0)" office:value-type="float" office:value="239.12" calcext:value-type="float">
            <text:p>239.1</text:p>
          </table:table-cell>
          <table:table-cell table:style-name="ce69"/>
          <table:table-cell table:style-name="ce70" table:formula="of:=MAX([$sngl.$E$3]; 0)*MAX(1 - [.$D7]/100;0)" office:value-type="float" office:value="117.6" calcext:value-type="float">
            <text:p>117.6</text:p>
          </table:table-cell>
          <table:table-cell table:style-name="ce70" table:formula="of:=MAX([$sngl.$E$4]; 0)*MAX(1 - [.$D7]/100;0)" office:value-type="float" office:value="137.2" calcext:value-type="float">
            <text:p>137.2</text:p>
          </table:table-cell>
          <table:table-cell table:style-name="ce70" table:formula="of:=MAX([$sngl.$E$5]; 0)*MAX(1 - [.$D7]/100;0)" office:value-type="float" office:value="166.6" calcext:value-type="float">
            <text:p>166.6</text:p>
          </table:table-cell>
          <table:table-cell table:style-name="ce70" table:formula="of:=MAX([$sngl.$E$6]; 0)*MAX(1 - [.$D7]/100;0)" office:value-type="float" office:value="196" calcext:value-type="float">
            <text:p>196.0</text:p>
          </table:table-cell>
          <table:table-cell table:number-columns-repeated="1630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210" calcext:value-type="float">
            <text:p>210</text:p>
          </table:table-cell>
          <table:table-cell table:style-name="ce5" table:formula="of:=([.$B8] + 3 * [.$C8]) / 10 / (1 - [.$D8] * 0.006) *POWER([.$E8]; 0.75) * [.$C$13] / 13" office:value-type="float" office:value="697.042093297265" calcext:value-type="float">
            <text:p>697.0</text:p>
          </table:table-cell>
          <table:table-cell table:style-name="ce5" office:value-type="float" office:value="16.5" calcext:value-type="float">
            <text:p>16.5</text:p>
          </table:table-cell>
          <table:table-cell table:style-name="ce7" table:formula="of:=COM.MICROSOFT.CEILING.MATH(LN(MAX([.$G8]*4;1))^2.5+1)" office:value-type="float" office:value="37" calcext:value-type="float">
            <text:p>37</text:p>
          </table:table-cell>
          <table:table-cell table:style-name="ce7" table:formula="of:=COM.MICROSOFT.CEILING.MATH(LN(MAX([.$G8]*3.5;1))^2.5+1)" office:value-type="float" office:value="35" calcext:value-type="float">
            <text:p>35</text:p>
          </table:table-cell>
          <table:table-cell table:style-name="ce7" table:formula="of:=COM.MICROSOFT.CEILING.MATH(LN(MAX([.$G8]*3;1))^2.5+1)" office:value-type="float" office:value="32" calcext:value-type="float">
            <text:p>32</text:p>
          </table:table-cell>
          <table:table-cell table:style-name="ce7" table:formula="of:=COM.MICROSOFT.CEILING.MATH(LN(MAX([.$G8]*2.5;1))^2.5+1)" office:value-type="float" office:value="28" calcext:value-type="float">
            <text:p>28</text:p>
          </table:table-cell>
          <table:table-cell/>
          <table:table-cell table:style-name="ce5"/>
          <table:table-cell table:style-name="ce67" table:formula="of:=MAX([$Sword.E$2] - [.$C8]; 0)*[$Sword.$F$2]" office:value-type="float" office:value="0" calcext:value-type="float">
            <text:p>0.0</text:p>
          </table:table-cell>
          <table:table-cell table:style-name="ce67" table:formula="of:=MAX([$Sword.E$3] - [.$C8]; 0)*[$Sword.$F$3]" office:value-type="float" office:value="10.875" calcext:value-type="float">
            <text:p>10.9</text:p>
          </table:table-cell>
          <table:table-cell table:style-name="ce67" table:formula="of:=MAX([$Sword.E$4] - [.$C8]; 0)*[$Sword.$F$4]" office:value-type="float" office:value="36.9375" calcext:value-type="float">
            <text:p>36.9</text:p>
          </table:table-cell>
          <table:table-cell table:style-name="ce67" table:formula="of:=MAX([$Sword.E$5] - [.$C8]; 0)*[$Sword.$F$5]" office:value-type="float" office:value="66.75" calcext:value-type="float">
            <text:p>66.8</text:p>
          </table:table-cell>
          <table:table-cell table:style-name="ce67" table:formula="of:=MAX([$Sword.E$6] - [.$C8]; 0)*[$Sword.$F$6]" office:value-type="float" office:value="102" calcext:value-type="float">
            <text:p>102.0</text:p>
          </table:table-cell>
          <table:table-cell table:style-name="ce67" table:formula="of:=MAX([$Sword.E$7] - [.$C8]; 0)*[$Sword.$F$7]" office:value-type="float" office:value="139.6875" calcext:value-type="float">
            <text:p>139.7</text:p>
          </table:table-cell>
          <table:table-cell table:style-name="ce67" table:formula="of:=MAX([$Sword.E$8] - [.$C8]; 0)*[$Sword.$F$8]" office:value-type="float" office:value="180.375" calcext:value-type="float">
            <text:p>180.4</text:p>
          </table:table-cell>
          <table:table-cell table:style-name="ce67" table:formula="of:=MAX([$Sword.E$9] - [.$C8]; 0)*[$Sword.$F$9]" office:value-type="float" office:value="1.5" calcext:value-type="float">
            <text:p>1.5</text:p>
          </table:table-cell>
          <table:table-cell table:style-name="ce68"/>
          <table:table-cell table:style-name="ce67" table:formula="of:=MAX([$Axe.E$2] - [.$C8]/2; 0)*MAX(1 - [.$D8]/200;0)*[$Axe.$F$2]" office:value-type="float" office:value="76.048" calcext:value-type="float">
            <text:p>76.0</text:p>
          </table:table-cell>
          <table:table-cell table:style-name="ce67" table:formula="of:=MAX([$Axe.E$3] - [.$C8]/2; 0)*MAX(1 - [.$D8]/200;0)*[$Axe.$F$3]" office:value-type="float" office:value="103.488" calcext:value-type="float">
            <text:p>103.5</text:p>
          </table:table-cell>
          <table:table-cell table:style-name="ce67" table:formula="of:=MAX([$Axe.E$4] - [.$C8]/2; 0)*MAX(1 - [.$D8]/200;0)*[$Axe.$F$4]" office:value-type="float" office:value="134.652" calcext:value-type="float">
            <text:p>134.7</text:p>
          </table:table-cell>
          <table:table-cell table:style-name="ce67" table:formula="of:=MAX([$Axe.E$5] - [.$C8]/2; 0)*MAX(1 - [.$D8]/200;0)*[$Axe.$F$5]" office:value-type="float" office:value="170.716" calcext:value-type="float">
            <text:p>170.7</text:p>
          </table:table-cell>
          <table:table-cell table:style-name="ce67" table:formula="of:=MAX([$Axe.E$6] - [.$C8]/2; 0)*MAX(1 - [.$D8]/200;0)*[$Axe.$F$6]" office:value-type="float" office:value="209.524" calcext:value-type="float">
            <text:p>209.5</text:p>
          </table:table-cell>
          <table:table-cell table:style-name="ce67" table:formula="of:=MAX([$Axe.E$7] - [.$C8]/2; 0)*MAX(1 - [.$D8]/200;0)*[$Axe.$F$7]" office:value-type="float" office:value="252.448" calcext:value-type="float">
            <text:p>252.4</text:p>
          </table:table-cell>
          <table:table-cell table:style-name="ce68"/>
          <table:table-cell table:style-name="ce67" table:formula="of:=MAX([$Scythe.D$2]; 0)*MAX(1 - [.$D8]/100;0)*[$Scythe.$F$2]" office:value-type="float" office:value="88.32" calcext:value-type="float">
            <text:p>88.3</text:p>
          </table:table-cell>
          <table:table-cell table:style-name="ce67" table:formula="of:=MAX([$Scythe.D$3]; 0)*MAX(1 - [.$D8]/100;0)*[$Scythe.$F$3]" office:value-type="float" office:value="117.12" calcext:value-type="float">
            <text:p>117.1</text:p>
          </table:table-cell>
          <table:table-cell table:style-name="ce67" table:formula="of:=MAX([$Scythe.D$4]; 0)*MAX(1 - [.$D8]/100;0)*[$Scythe.$F$4]" office:value-type="float" office:value="149.76" calcext:value-type="float">
            <text:p>149.8</text:p>
          </table:table-cell>
          <table:table-cell table:style-name="ce67" table:formula="of:=MAX([$Scythe.D$5]; 0)*MAX(1 - [.$D8]/100;0)*[$Scythe.$F$5]" office:value-type="float" office:value="188.16" calcext:value-type="float">
            <text:p>188.2</text:p>
          </table:table-cell>
          <table:table-cell table:style-name="ce67" table:formula="of:=MAX([$Scythe.D$6]; 0)*MAX(1 - [.$D8]/100;0)*[$Scythe.$F$6]" office:value-type="float" office:value="230.4" calcext:value-type="float">
            <text:p>230.4</text:p>
          </table:table-cell>
          <table:table-cell table:style-name="ce67" table:formula="of:=MAX([$Scythe.D$7]; 0)*MAX(1 - [.$D8]/100;0)*[$Scythe.$F$7]" office:value-type="float" office:value="276.48" calcext:value-type="float">
            <text:p>276.5</text:p>
          </table:table-cell>
          <table:table-cell table:style-name="ce67" table:formula="of:=MAX([$Scythe.D$8]; 0)*MAX(1 - [.$D8]/100;0)*[$Scythe.$F$8]" office:value-type="float" office:value="72.96" calcext:value-type="float">
            <text:p>73.0</text:p>
          </table:table-cell>
          <table:table-cell table:style-name="ce67" table:formula="of:=MAX([$Scythe.D$9]; 0)*MAX(1 - [.$D8]/100;0)*[$Scythe.$F$9]" office:value-type="float" office:value="84.48" calcext:value-type="float">
            <text:p>84.5</text:p>
          </table:table-cell>
          <table:table-cell table:style-name="ce67" table:formula="of:=MAX([$Scythe.D$10]; 0)*MAX(1 - [.$D8]/100;0)*[$Scythe.$F$10]" office:value-type="float" office:value="96" calcext:value-type="float">
            <text:p>96.0</text:p>
          </table:table-cell>
          <table:table-cell table:style-name="ce68"/>
          <table:table-cell table:style-name="ce68" table:formula="of:=MAX([$Staff.E$2]; 0)*[$Staff.$F$2]" office:value-type="float" office:value="73.6" calcext:value-type="float">
            <text:p>73.6</text:p>
          </table:table-cell>
          <table:table-cell table:style-name="ce68" table:formula="of:=MAX([$Staff.E$3]; 0)*[$Staff.$F$3]" office:value-type="float" office:value="100" calcext:value-type="float">
            <text:p>100</text:p>
          </table:table-cell>
          <table:table-cell table:style-name="ce68" table:formula="of:=MAX([$Staff.E$4]; 0)*[$Staff.$F$4]" office:value-type="float" office:value="128" calcext:value-type="float">
            <text:p>128</text:p>
          </table:table-cell>
          <table:table-cell table:style-name="ce68" table:formula="of:=MAX([$Staff.E$5]; 0)*[$Staff.$F$5]" office:value-type="float" office:value="160.8" calcext:value-type="float">
            <text:p>160.8</text:p>
          </table:table-cell>
          <table:table-cell table:style-name="ce68" table:formula="of:=MAX([$Staff.E$6]; 0)*[$Staff.$F$6]" office:value-type="float" office:value="196" calcext:value-type="float">
            <text:p>196</text:p>
          </table:table-cell>
          <table:table-cell table:style-name="ce68" table:formula="of:=MAX([$Staff.E$7]; 0)*[$Staff.$F$7]" office:value-type="float" office:value="235.2" calcext:value-type="float">
            <text:p>235.2</text:p>
          </table:table-cell>
          <table:table-cell table:style-name="ce68"/>
          <table:table-cell table:style-name="ce67" table:formula="of:=MAX([$Bow.E$2] - [.$C8]; 0)*MAX(1 - [.$D8]/100;0)*[$Bow.$F$2]" office:value-type="float" office:value="68.1698960319037" calcext:value-type="float">
            <text:p>68.2</text:p>
          </table:table-cell>
          <table:table-cell table:style-name="ce67" table:formula="of:=MAX([$Bow.E$3] - [.$C8]; 0)*MAX(1 - [.$D8]/100;0)*[$Bow.$F$3]" office:value-type="float" office:value="101.313648327873" calcext:value-type="float">
            <text:p>101.3</text:p>
          </table:table-cell>
          <table:table-cell table:style-name="ce67" table:formula="of:=MAX([$Bow.E$4] - [.$C8]; 0)*MAX(1 - [.$D8]/100;0)*[$Bow.$F$4]" office:value-type="float" office:value="130.774761479845" calcext:value-type="float">
            <text:p>130.8</text:p>
          </table:table-cell>
          <table:table-cell table:style-name="ce67" table:formula="of:=MAX([$Bow.E$5] - [.$C8]; 0)*MAX(1 - [.$D8]/100;0)*[$Bow.$F$5]" office:value-type="float" office:value="171.283792063807" calcext:value-type="float">
            <text:p>171.3</text:p>
          </table:table-cell>
          <table:table-cell table:style-name="ce67" table:formula="of:=MAX([$Bow.E$6] - [.$C8]; 0)*MAX(1 - [.$D8]/100;0)*[$Bow.$F$6]" office:value-type="float" office:value="211.792822647769" calcext:value-type="float">
            <text:p>211.8</text:p>
          </table:table-cell>
          <table:table-cell table:style-name="ce67" table:formula="of:=MAX([$Bow.E$7] - [.$C8]; 0)*MAX(1 - [.$D8]/100;0)*[$Bow.$F$7]" office:value-type="float" office:value="259.667131519725" calcext:value-type="float">
            <text:p>259.7</text:p>
          </table:table-cell>
          <table:table-cell table:style-name="ce68"/>
          <table:table-cell table:style-name="ce67" table:formula="of:=MAX([$Crossbow.E$2] - [.$C8]/2; 0)*MAX(1 - [.$D8]/200;0)*[$Crossbow.$F$2]" office:value-type="float" office:value="80.801" calcext:value-type="float">
            <text:p>80.8</text:p>
          </table:table-cell>
          <table:table-cell table:style-name="ce67" table:formula="of:=MAX([$Crossbow.E$3] - [.$C8]/2; 0)*MAX(1 - [.$D8]/200;0)*[$Crossbow.$F$3]" office:value-type="float" office:value="109.956" calcext:value-type="float">
            <text:p>110.0</text:p>
          </table:table-cell>
          <table:table-cell table:style-name="ce67" table:formula="of:=MAX([$Crossbow.E$4] - [.$C8]/2; 0)*MAX(1 - [.$D8]/200;0)*[$Crossbow.$F$4]" office:value-type="float" office:value="143.4426" calcext:value-type="float">
            <text:p>143.4</text:p>
          </table:table-cell>
          <table:table-cell table:style-name="ce67" table:formula="of:=MAX([$Crossbow.E$5] - [.$C8]/2; 0)*MAX(1 - [.$D8]/200;0)*[$Crossbow.$F$5]" office:value-type="float" office:value="180.761" calcext:value-type="float">
            <text:p>180.8</text:p>
          </table:table-cell>
          <table:table-cell table:style-name="ce67" table:formula="of:=MAX([$Crossbow.E$6] - [.$C8]/2; 0)*MAX(1 - [.$D8]/200;0)*[$Crossbow.$F$6]" office:value-type="float" office:value="222.92746" calcext:value-type="float">
            <text:p>222.9</text:p>
          </table:table-cell>
          <table:table-cell table:style-name="ce67" table:formula="of:=MAX([$Crossbow.E$7] - [.$C8]/2; 0)*MAX(1 - [.$D8]/200;0)*[$Crossbow.$F$7]" office:value-type="float" office:value="268.202676" calcext:value-type="float">
            <text:p>268.2</text:p>
          </table:table-cell>
          <table:table-cell table:number-columns-repeated="2"/>
          <table:table-cell table:style-name="ce69" table:formula="of:=MAX([$doge.E$3] - [.$C8]; 0)" office:value-type="float" office:value="0" calcext:value-type="float">
            <text:p>0</text:p>
          </table:table-cell>
          <table:table-cell table:style-name="ce69" table:formula="of:=MAX([$doge.$E$4] - [.$C8]; 0)" office:value-type="float" office:value="0" calcext:value-type="float">
            <text:p>0</text:p>
          </table:table-cell>
          <table:table-cell table:style-name="ce69" table:formula="of:=MAX([$doge.$E$5] - [.$C8]; 0)" office:value-type="float" office:value="0" calcext:value-type="float">
            <text:p>0</text:p>
          </table:table-cell>
          <table:table-cell table:style-name="ce69" table:formula="of:=MAX([$doge.$E$6] - [.$C8]; 0)" office:value-type="float" office:value="0" calcext:value-type="float">
            <text:p>0</text:p>
          </table:table-cell>
          <table:table-cell table:style-name="ce69" table:formula="of:=MAX([$doge.$E$7] - [.$C8]; 0)" office:value-type="float" office:value="0" calcext:value-type="float">
            <text:p>0</text:p>
          </table:table-cell>
          <table:table-cell table:style-name="ce69"/>
          <table:table-cell table:style-name="ce70" table:formula="of:=MAX([$hors.$E$3] - [.$C8]/2; 0)*MAX(1 - [.$D8]/200;0)" office:value-type="float" office:value="46.06" calcext:value-type="float">
            <text:p>46.1</text:p>
          </table:table-cell>
          <table:table-cell table:style-name="ce70" table:formula="of:=MAX([$hors.$E$4] - [.$C8]/2; 0)*MAX(1 - [.$D8]/200;0)" office:value-type="float" office:value="60.76" calcext:value-type="float">
            <text:p>60.8</text:p>
          </table:table-cell>
          <table:table-cell table:style-name="ce70" table:formula="of:=MAX([$hors.$E$5] - [.$C8]/2; 0)*MAX(1 - [.$D8]/200;0)" office:value-type="float" office:value="85.26" calcext:value-type="float">
            <text:p>85.3</text:p>
          </table:table-cell>
          <table:table-cell table:style-name="ce70" table:formula="of:=MAX([$hors.$E$6] - [.$C8]/2; 0)*MAX(1 - [.$D8]/200;0)" office:value-type="float" office:value="109.76" calcext:value-type="float">
            <text:p>109.8</text:p>
          </table:table-cell>
          <table:table-cell table:style-name="ce69"/>
          <table:table-cell table:style-name="ce70" table:formula="of:=MAX([$irgl.$E$3] - [.$C8]; 0)*MAX(1 - [.$D8]/100;0)" office:value-type="float" office:value="138.24" calcext:value-type="float">
            <text:p>138.2</text:p>
          </table:table-cell>
          <table:table-cell table:style-name="ce70" table:formula="of:=MAX([$irgl.$E$4] - [.$C8]; 0)*MAX(1 - [.$D8]/100;0)" office:value-type="float" office:value="162.24" calcext:value-type="float">
            <text:p>162.2</text:p>
          </table:table-cell>
          <table:table-cell table:style-name="ce70" table:formula="of:=MAX([$irgl.$E$5] - [.$C8]; 0)*MAX(1 - [.$D8]/100;0)" office:value-type="float" office:value="195.84" calcext:value-type="float">
            <text:p>195.8</text:p>
          </table:table-cell>
          <table:table-cell table:style-name="ce70" table:formula="of:=MAX([$irgl.$E$6] - [.$C8]; 0)*MAX(1 - [.$D8]/100;0)" office:value-type="float" office:value="234.24" calcext:value-type="float">
            <text:p>234.2</text:p>
          </table:table-cell>
          <table:table-cell table:style-name="ce69"/>
          <table:table-cell table:style-name="ce70" table:formula="of:=MAX([$sngl.$E$3]; 0)*MAX(1 - [.$D8]/100;0)" office:value-type="float" office:value="115.2" calcext:value-type="float">
            <text:p>115.2</text:p>
          </table:table-cell>
          <table:table-cell table:style-name="ce70" table:formula="of:=MAX([$sngl.$E$4]; 0)*MAX(1 - [.$D8]/100;0)" office:value-type="float" office:value="134.4" calcext:value-type="float">
            <text:p>134.4</text:p>
          </table:table-cell>
          <table:table-cell table:style-name="ce70" table:formula="of:=MAX([$sngl.$E$5]; 0)*MAX(1 - [.$D8]/100;0)" office:value-type="float" office:value="163.2" calcext:value-type="float">
            <text:p>163.2</text:p>
          </table:table-cell>
          <table:table-cell table:style-name="ce70" table:formula="of:=MAX([$sngl.$E$6]; 0)*MAX(1 - [.$D8]/100;0)" office:value-type="float" office:value="192" calcext:value-type="float">
            <text:p>192.0</text:p>
          </table:table-cell>
          <table:table-cell table:number-columns-repeated="16303"/>
        </table:table-row>
        <table:table-row table:style-name="ro1">
          <table:table-cell table:number-columns-repeated="61"/>
          <table:table-cell table:style-name="ce69" table:number-columns-repeated="6"/>
          <table:table-cell table:style-name="ce70" table:number-columns-repeated="4"/>
          <table:table-cell table:style-name="ce69"/>
          <table:table-cell table:style-name="ce70" table:number-columns-repeated="4"/>
          <table:table-cell table:style-name="ce69"/>
          <table:table-cell table:style-name="ce70" table:number-columns-repeated="4"/>
          <table:table-cell table:number-columns-repeated="16303"/>
        </table:table-row>
        <table:table-row table:style-name="ro1">
          <table:table-cell table:number-columns-repeated="12"/>
          <table:table-cell>
            <draw:frame table:end-cell-address="pill.T28" table:end-x="0.1579in" table:end-y="0.0161in" draw:z-index="0" draw:name="Chart 1" draw:style-name="gr1" draw:text-style-name="P1" svg:width="5.1925in" svg:height="3.5787in" svg:x="0in" svg:y="0in">
              <draw:object draw:notify-on-update-of-ranges="pill.T1:pill.T1 pill.T3:pill.T8 pill.AB1:pill.AB1 pill.AB3:pill.AB8 pill.AI1:pill.AI1 pill.AI3:pill.AI8 pill.AS1:pill.AS1 pill.AS3:pill.AS8 pill.AZ1:pill.AZ1 pill.AZ3:pill.AZ8 pill.BG1:pill.BG1 pill.BG3:pill.BG8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Damage Spread</text:p>
          </table:table-cell>
          <table:table-cell table:style-name="ce4" office:value-type="percentage" office:value="0.1" calcext:value-type="percentage">
            <text:p>10%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Loot Spread</text:p>
          </table:table-cell>
          <table:table-cell table:style-name="ce4" office:value-type="percentage" office:value="0.3" calcext:value-type="percentage">
            <text:p>30%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ustom Mult</text:p>
          </table:table-cell>
          <table:table-cell office:value-type="float" office:value="2.4" calcext:value-type="float">
            <text:p>2.4</text:p>
          </table:table-cell>
          <table:table-cell table:number-columns-repeated="16381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pill.BJ3:pill.CC9">
            <calcext:color-scale>
              <calcext:color-scale-entry calcext:value="0" calcext:type="minimum" calcext:color="#70ad47"/>
              <calcext:color-scale-entry calcext:value="50" calcext:type="percentile" calcext:color="#fcfcff"/>
              <calcext:color-scale-entry calcext:value="0" calcext:type="maximum" calcext:color="#7030a0"/>
            </calcext:color-scale>
          </calcext:conditional-format>
          <calcext:conditional-format calcext:target-range-address="pill.N3:pill.BG8">
            <calcext:color-scale>
              <calcext:color-scale-entry calcext:value="0" calcext:type="minimum" calcext:color="#5a8ac6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</calcext:conditional-formats>
      </table:table>
      <table:table table:name="phtm" table:style-name="ta16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6" table:default-cell-style-name="Default"/>
        <table:table-column table:style-name="co15" table:default-cell-style-name="Default"/>
        <table:table-column table:style-name="co17" table:number-columns-repeated="6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number-columns-repeated="6" table:default-cell-style-name="Default"/>
        <table:table-column table:style-name="co15" table:default-cell-style-name="Default"/>
        <table:table-column table:style-name="co21" table:number-columns-repeated="6" table:default-cell-style-name="Default"/>
        <table:table-column table:style-name="co15" table:default-cell-style-name="Default"/>
        <table:table-column table:style-name="co22" table:number-columns-repeated="6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4" table:number-columns-repeated="5" table:default-cell-style-name="Default"/>
        <table:table-column table:style-name="co15" table:default-cell-style-name="Default"/>
        <table:table-column table:style-name="co25" table:number-columns-repeated="4" table:default-cell-style-name="Default"/>
        <table:table-column table:style-name="co15" table:default-cell-style-name="Default"/>
        <table:table-column table:style-name="co26" table:number-columns-repeated="4" table:default-cell-style-name="Default"/>
        <table:table-column table:style-name="co15" table:default-cell-style-name="Default"/>
        <table:table-column table:style-name="co27" table:number-columns-repeated="4" table:default-cell-style-name="Default"/>
        <table:table-column table:style-name="co25" table:number-columns-repeated="16303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Toughness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Rough Value</text:p>
          </table:table-cell>
          <table:table-cell table:style-name="ce1" office:value-type="string" calcext:value-type="string">
            <text:p>Difficulty Threshold</text:p>
          </table:table-cell>
          <table:table-cell table:style-name="ce6" office:value-type="string" calcext:value-type="string" table:number-columns-spanned="4" table:number-rows-spanned="1">
            <text:p>First Wave</text:p>
          </table:table-cell>
          <table:covered-table-cell table:number-columns-repeated="3" table:style-name="ce1"/>
          <table:table-cell table:style-name="ce1"/>
          <table:table-cell table:style-name="ce8" office:value-type="string" calcext:value-type="string">
            <text:p>Effective DPS:</text:p>
          </table:table-cell>
          <table:table-cell table:style-name="ce1" office:value-type="string" calcext:value-type="string">
            <text:p>T0 Sword</text:p>
          </table:table-cell>
          <table:table-cell table:style-name="ce1" office:value-type="string" calcext:value-type="string">
            <text:p>T1 Sword</text:p>
          </table:table-cell>
          <table:table-cell table:style-name="ce1" office:value-type="string" calcext:value-type="string">
            <text:p>T2 Sword</text:p>
          </table:table-cell>
          <table:table-cell table:style-name="ce1" office:value-type="string" calcext:value-type="string">
            <text:p>T3 Sword</text:p>
          </table:table-cell>
          <table:table-cell table:style-name="ce1" office:value-type="string" calcext:value-type="string">
            <text:p>T4 Sword</text:p>
          </table:table-cell>
          <table:table-cell table:style-name="ce1" office:value-type="string" calcext:value-type="string">
            <text:p>T5 Sword</text:p>
          </table:table-cell>
          <table:table-cell table:style-name="ce1" office:value-type="string" calcext:value-type="string">
            <text:p>T6 Sword</text:p>
          </table:table-cell>
          <table:table-cell table:style-name="ce1" office:value-type="string" calcext:value-type="string">
            <text:p>Soldier</text:p>
          </table:table-cell>
          <table:table-cell table:style-name="ce1"/>
          <table:table-cell table:style-name="ce1" office:value-type="string" calcext:value-type="string">
            <text:p>T1 Axe</text:p>
          </table:table-cell>
          <table:table-cell table:style-name="ce1" office:value-type="string" calcext:value-type="string">
            <text:p>T2 Axe</text:p>
          </table:table-cell>
          <table:table-cell table:style-name="ce1" office:value-type="string" calcext:value-type="string">
            <text:p>T3 Axe</text:p>
          </table:table-cell>
          <table:table-cell table:style-name="ce1" office:value-type="string" calcext:value-type="string">
            <text:p>T4 Axe</text:p>
          </table:table-cell>
          <table:table-cell table:style-name="ce1" office:value-type="string" calcext:value-type="string">
            <text:p>T5 Axe</text:p>
          </table:table-cell>
          <table:table-cell table:style-name="ce1" office:value-type="string" calcext:value-type="string">
            <text:p>T6 Axe</text:p>
          </table:table-cell>
          <table:table-cell table:style-name="ce1"/>
          <table:table-cell table:style-name="ce1" office:value-type="string" calcext:value-type="string">
            <text:p>T1 Scythe</text:p>
          </table:table-cell>
          <table:table-cell table:style-name="ce1" office:value-type="string" calcext:value-type="string">
            <text:p>T2 Scythe</text:p>
          </table:table-cell>
          <table:table-cell table:style-name="ce1" office:value-type="string" calcext:value-type="string">
            <text:p>T3 Scythe</text:p>
          </table:table-cell>
          <table:table-cell table:style-name="ce1" office:value-type="string" calcext:value-type="string">
            <text:p>T4 Scythe</text:p>
          </table:table-cell>
          <table:table-cell table:style-name="ce1" office:value-type="string" calcext:value-type="string">
            <text:p>T5 Scythe</text:p>
          </table:table-cell>
          <table:table-cell table:style-name="ce1" office:value-type="string" calcext:value-type="string">
            <text:p>T6 Scythe</text:p>
          </table:table-cell>
          <table:table-cell table:style-name="ce1" office:value-type="string" calcext:value-type="string">
            <text:p>Reaper I</text:p>
          </table:table-cell>
          <table:table-cell table:style-name="ce1" office:value-type="string" calcext:value-type="string">
            <text:p>Reaper II</text:p>
          </table:table-cell>
          <table:table-cell table:style-name="ce1" office:value-type="string" calcext:value-type="string">
            <text:p>Reaper III</text:p>
          </table:table-cell>
          <table:table-cell table:style-name="ce1"/>
          <table:table-cell table:style-name="ce1" office:value-type="string" calcext:value-type="string">
            <text:p>T1 Staff</text:p>
          </table:table-cell>
          <table:table-cell table:style-name="ce1" office:value-type="string" calcext:value-type="string">
            <text:p>T2 Staff</text:p>
          </table:table-cell>
          <table:table-cell table:style-name="ce1" office:value-type="string" calcext:value-type="string">
            <text:p>T3 Staff</text:p>
          </table:table-cell>
          <table:table-cell table:style-name="ce1" office:value-type="string" calcext:value-type="string">
            <text:p>T4 Staff</text:p>
          </table:table-cell>
          <table:table-cell table:style-name="ce1" office:value-type="string" calcext:value-type="string">
            <text:p>T5 Staff</text:p>
          </table:table-cell>
          <table:table-cell table:style-name="ce1" office:value-type="string" calcext:value-type="string">
            <text:p>T6 Staff</text:p>
          </table:table-cell>
          <table:table-cell table:style-name="ce1"/>
          <table:table-cell table:style-name="ce1" office:value-type="string" calcext:value-type="string">
            <text:p>T1 Bow</text:p>
          </table:table-cell>
          <table:table-cell table:style-name="ce1" office:value-type="string" calcext:value-type="string">
            <text:p>T2 Bow</text:p>
          </table:table-cell>
          <table:table-cell table:style-name="ce1" office:value-type="string" calcext:value-type="string">
            <text:p>T3 Bow</text:p>
          </table:table-cell>
          <table:table-cell table:style-name="ce1" office:value-type="string" calcext:value-type="string">
            <text:p>T4 Bow</text:p>
          </table:table-cell>
          <table:table-cell table:style-name="ce1" office:value-type="string" calcext:value-type="string">
            <text:p>T5 Bow</text:p>
          </table:table-cell>
          <table:table-cell table:style-name="ce1" office:value-type="string" calcext:value-type="string">
            <text:p>T6 Bow</text:p>
          </table:table-cell>
          <table:table-cell table:style-name="ce1"/>
          <table:table-cell table:style-name="ce1" office:value-type="string" calcext:value-type="string">
            <text:p>T1 Crossbow</text:p>
          </table:table-cell>
          <table:table-cell table:style-name="ce1" office:value-type="string" calcext:value-type="string">
            <text:p>T2 Crossbow</text:p>
          </table:table-cell>
          <table:table-cell table:style-name="ce1" office:value-type="string" calcext:value-type="string">
            <text:p>T3 Crossbow</text:p>
          </table:table-cell>
          <table:table-cell table:style-name="ce1" office:value-type="string" calcext:value-type="string">
            <text:p>T4 Crossbow</text:p>
          </table:table-cell>
          <table:table-cell table:style-name="ce1" office:value-type="string" calcext:value-type="string">
            <text:p>T5 Crossbow</text:p>
          </table:table-cell>
          <table:table-cell table:style-name="ce1" office:value-type="string" calcext:value-type="string">
            <text:p>T6 Crossbow</text:p>
          </table:table-cell>
          <table:table-cell table:style-name="ce1"/>
          <table:table-cell table:style-name="ce1" office:value-type="string" calcext:value-type="string">
            <text:p>Effective 1S Dmg:</text:p>
          </table:table-cell>
          <table:table-cell table:style-name="ce1" office:value-type="string" calcext:value-type="string">
            <text:p>Lvl 1 doge</text:p>
          </table:table-cell>
          <table:table-cell table:style-name="ce1" office:value-type="string" calcext:value-type="string">
            <text:p>Lvl 2 doge</text:p>
          </table:table-cell>
          <table:table-cell table:style-name="ce1" office:value-type="string" calcext:value-type="string">
            <text:p>Lvl 3 doge</text:p>
          </table:table-cell>
          <table:table-cell table:style-name="ce1" office:value-type="string" calcext:value-type="string">
            <text:p>Lvl 4 doge</text:p>
          </table:table-cell>
          <table:table-cell table:style-name="ce1" office:value-type="string" calcext:value-type="string">
            <text:p>Lvl 5 doge</text:p>
          </table:table-cell>
          <table:table-cell table:style-name="ce1"/>
          <table:table-cell table:style-name="ce1" office:value-type="string" calcext:value-type="string">
            <text:p>Lvl 1 hors</text:p>
          </table:table-cell>
          <table:table-cell table:style-name="ce1" office:value-type="string" calcext:value-type="string">
            <text:p>Lvl 2 hors</text:p>
          </table:table-cell>
          <table:table-cell table:style-name="ce1" office:value-type="string" calcext:value-type="string">
            <text:p>Lvl 3 hors</text:p>
          </table:table-cell>
          <table:table-cell table:style-name="ce1" office:value-type="string" calcext:value-type="string">
            <text:p>Lvl 4 hors</text:p>
          </table:table-cell>
          <table:table-cell table:style-name="ce1"/>
          <table:table-cell table:style-name="ce1" office:value-type="string" calcext:value-type="string">
            <text:p>Lvl 1 irgl</text:p>
          </table:table-cell>
          <table:table-cell table:style-name="ce1" office:value-type="string" calcext:value-type="string">
            <text:p>Lvl 2 irgl</text:p>
          </table:table-cell>
          <table:table-cell table:style-name="ce1" office:value-type="string" calcext:value-type="string">
            <text:p>Lvl 3 irgl</text:p>
          </table:table-cell>
          <table:table-cell table:style-name="ce1" office:value-type="string" calcext:value-type="string">
            <text:p>Lvl 4 irgl</text:p>
          </table:table-cell>
          <table:table-cell table:style-name="ce1"/>
          <table:table-cell table:style-name="ce1" office:value-type="string" calcext:value-type="string">
            <text:p>Lvl 1 sngl</text:p>
          </table:table-cell>
          <table:table-cell table:style-name="ce1" office:value-type="string" calcext:value-type="string">
            <text:p>Lvl 2 sngl</text:p>
          </table:table-cell>
          <table:table-cell table:style-name="ce1" office:value-type="string" calcext:value-type="string">
            <text:p>Lvl 3 sngl</text:p>
          </table:table-cell>
          <table:table-cell table:style-name="ce1" office:value-type="string" calcext:value-type="string">
            <text:p>Lvl 4 sngl</text:p>
          </table:table-cell>
          <table:table-cell table:style-name="ce1" table:number-columns-repeated="16303"/>
        </table:table-row>
        <table:table-row table:style-name="ro1">
          <table:table-cell table:style-name="ce1"/>
          <table:table-cell table:style-name="ce3" table:number-columns-repeated="6"/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Hard</text:p>
          </table:table-cell>
          <table:table-cell table:style-name="ce3" office:value-type="string" calcext:value-type="string">
            <text:p>Insane</text:p>
          </table:table-cell>
          <table:table-cell table:style-name="ce3"/>
          <table:table-cell table:style-name="ce9" office:value-type="string" calcext:value-type="string">
            <text:p>Balanced To:</text:p>
          </table:table-cell>
          <table:table-cell table:style-name="ce10" office:value-type="string" calcext:value-type="string" table:number-columns-spanned="8" table:number-rows-spanned="1">
            <text:p>Crit</text:p>
          </table:table-cell>
          <table:covered-table-cell table:number-columns-repeated="7" table:style-name="ce3"/>
          <table:table-cell table:style-name="ce3"/>
          <table:table-cell table:style-name="ce10" office:value-type="string" calcext:value-type="string" table:number-columns-spanned="6" table:number-rows-spanned="1">
            <text:p>Crit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9" table:number-rows-spanned="1">
            <text:p>Norm</text:p>
          </table:table-cell>
          <table:covered-table-cell table:number-columns-repeated="8" table:style-name="ce3"/>
          <table:table-cell table:style-name="ce3"/>
          <table:table-cell table:style-name="ce10" office:value-type="string" calcext:value-type="string" table:number-columns-spanned="6" table:number-rows-spanned="1">
            <text:p>x=4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6" table:number-rows-spanned="1">
            <text:p>r=20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6" table:number-rows-spanned="1">
            <text:p>alpha=0.4</text:p>
          </table:table-cell>
          <table:covered-table-cell table:number-columns-repeated="5" table:style-name="ce3"/>
          <table:table-cell table:style-name="ce3" table:number-columns-repeated="163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table:style-name="ce5" table:formula="of:=([.$B3] + 3 * [.$C3]) / 10 / (1 - [.$D3] * 0.006) *POWER([.$E3]; 0.75) * [.$C$13] / 13" office:value-type="float" office:value="113.223022486727" calcext:value-type="float">
            <text:p>113.2</text:p>
          </table:table-cell>
          <table:table-cell table:style-name="ce5" office:value-type="float" office:value="0" calcext:value-type="float">
            <text:p>0.0</text:p>
          </table:table-cell>
          <table:table-cell table:style-name="ce7" table:formula="of:=COM.MICROSOFT.CEILING.MATH(LN(MAX([.$G3]*4;1))^2.5+1)" office:value-type="float" office:value="1" calcext:value-type="float">
            <text:p>1</text:p>
          </table:table-cell>
          <table:table-cell table:style-name="ce7" table:formula="of:=COM.MICROSOFT.CEILING.MATH(LN(MAX([.$G3]*3.5;1))^2.5+1)" office:value-type="float" office:value="1" calcext:value-type="float">
            <text:p>1</text:p>
          </table:table-cell>
          <table:table-cell table:style-name="ce7" table:formula="of:=COM.MICROSOFT.CEILING.MATH(LN(MAX([.$G3]*3;1))^2.5+1)" office:value-type="float" office:value="1" calcext:value-type="float">
            <text:p>1</text:p>
          </table:table-cell>
          <table:table-cell table:style-name="ce7" table:formula="of:=COM.MICROSOFT.CEILING.MATH(LN(MAX([.$G3]*2.5;1))^2.5+1)" office:value-type="float" office:value="1" calcext:value-type="float">
            <text:p>1</text:p>
          </table:table-cell>
          <table:table-cell/>
          <table:table-cell table:style-name="ce5"/>
          <table:table-cell table:style-name="ce71" table:formula="of:=MAX([$Sword.E$2] - [.$C3]; 0)*[$Sword.$F$2]" office:value-type="float" office:value="72" calcext:value-type="float">
            <text:p>72.0</text:p>
          </table:table-cell>
          <table:table-cell table:style-name="ce71" table:formula="of:=MAX([$Sword.E$3] - [.$C3]; 0)*[$Sword.$F$3]" office:value-type="float" office:value="94.875" calcext:value-type="float">
            <text:p>94.9</text:p>
          </table:table-cell>
          <table:table-cell table:style-name="ce71" table:formula="of:=MAX([$Sword.E$4] - [.$C3]; 0)*[$Sword.$F$4]" office:value-type="float" office:value="120.9375" calcext:value-type="float">
            <text:p>120.9</text:p>
          </table:table-cell>
          <table:table-cell table:style-name="ce71" table:formula="of:=MAX([$Sword.E$5] - [.$C3]; 0)*[$Sword.$F$5]" office:value-type="float" office:value="150.75" calcext:value-type="float">
            <text:p>150.8</text:p>
          </table:table-cell>
          <table:table-cell table:style-name="ce71" table:formula="of:=MAX([$Sword.E$6] - [.$C3]; 0)*[$Sword.$F$6]" office:value-type="float" office:value="186" calcext:value-type="float">
            <text:p>186.0</text:p>
          </table:table-cell>
          <table:table-cell table:style-name="ce71" table:formula="of:=MAX([$Sword.E$7] - [.$C3]; 0)*[$Sword.$F$7]" office:value-type="float" office:value="223.6875" calcext:value-type="float">
            <text:p>223.7</text:p>
          </table:table-cell>
          <table:table-cell table:style-name="ce71" table:formula="of:=MAX([$Sword.E$8] - [.$C3]; 0)*[$Sword.$F$8]" office:value-type="float" office:value="264.375" calcext:value-type="float">
            <text:p>264.4</text:p>
          </table:table-cell>
          <table:table-cell table:style-name="ce71" table:formula="of:=MAX([$Sword.E$9] - [.$C3]; 0)*[$Sword.$F$9]" office:value-type="float" office:value="85.5" calcext:value-type="float">
            <text:p>85.5</text:p>
          </table:table-cell>
          <table:table-cell table:style-name="ce72"/>
          <table:table-cell table:style-name="ce71" table:formula="of:=MAX([$Axe.E$2] - [.$C3]/2; 0)*MAX(1 - [.$D3]/200;0)*[$Axe.$F$2]" office:value-type="float" office:value="79" calcext:value-type="float">
            <text:p>79.0</text:p>
          </table:table-cell>
          <table:table-cell table:style-name="ce71" table:formula="of:=MAX([$Axe.E$3] - [.$C3]/2; 0)*MAX(1 - [.$D3]/200;0)*[$Axe.$F$3]" office:value-type="float" office:value="101.12" calcext:value-type="float">
            <text:p>101.1</text:p>
          </table:table-cell>
          <table:table-cell table:style-name="ce71" table:formula="of:=MAX([$Axe.E$4] - [.$C3]/2; 0)*MAX(1 - [.$D3]/200;0)*[$Axe.$F$4]" office:value-type="float" office:value="126.242" calcext:value-type="float">
            <text:p>126.2</text:p>
          </table:table-cell>
          <table:table-cell table:style-name="ce71" table:formula="of:=MAX([$Axe.E$5] - [.$C3]/2; 0)*MAX(1 - [.$D3]/200;0)*[$Axe.$F$5]" office:value-type="float" office:value="155.314" calcext:value-type="float">
            <text:p>155.3</text:p>
          </table:table-cell>
          <table:table-cell table:style-name="ce71" table:formula="of:=MAX([$Axe.E$6] - [.$C3]/2; 0)*MAX(1 - [.$D3]/200;0)*[$Axe.$F$6]" office:value-type="float" office:value="186.598" calcext:value-type="float">
            <text:p>186.6</text:p>
          </table:table-cell>
          <table:table-cell table:style-name="ce71" table:formula="of:=MAX([$Axe.E$7] - [.$C3]/2; 0)*MAX(1 - [.$D3]/200;0)*[$Axe.$F$7]" office:value-type="float" office:value="221.2" calcext:value-type="float">
            <text:p>221.2</text:p>
          </table:table-cell>
          <table:table-cell table:style-name="ce72"/>
          <table:table-cell table:style-name="ce71" table:formula="of:=MAX([$Scythe.D$2]; 0)*MAX(1 - [.$D3]/100;0)*[$Scythe.$F$2]" office:value-type="float" office:value="53.36" calcext:value-type="float">
            <text:p>53.4</text:p>
          </table:table-cell>
          <table:table-cell table:style-name="ce71" table:formula="of:=MAX([$Scythe.D$3]; 0)*MAX(1 - [.$D3]/100;0)*[$Scythe.$F$3]" office:value-type="float" office:value="70.76" calcext:value-type="float">
            <text:p>70.8</text:p>
          </table:table-cell>
          <table:table-cell table:style-name="ce71" table:formula="of:=MAX([$Scythe.D$4]; 0)*MAX(1 - [.$D3]/100;0)*[$Scythe.$F$4]" office:value-type="float" office:value="90.48" calcext:value-type="float">
            <text:p>90.5</text:p>
          </table:table-cell>
          <table:table-cell table:style-name="ce71" table:formula="of:=MAX([$Scythe.D$5]; 0)*MAX(1 - [.$D3]/100;0)*[$Scythe.$F$5]" office:value-type="float" office:value="113.68" calcext:value-type="float">
            <text:p>113.7</text:p>
          </table:table-cell>
          <table:table-cell table:style-name="ce71" table:formula="of:=MAX([$Scythe.D$6]; 0)*MAX(1 - [.$D3]/100;0)*[$Scythe.$F$6]" office:value-type="float" office:value="139.2" calcext:value-type="float">
            <text:p>139.2</text:p>
          </table:table-cell>
          <table:table-cell table:style-name="ce71" table:formula="of:=MAX([$Scythe.D$7]; 0)*MAX(1 - [.$D3]/100;0)*[$Scythe.$F$7]" office:value-type="float" office:value="167.04" calcext:value-type="float">
            <text:p>167.0</text:p>
          </table:table-cell>
          <table:table-cell table:style-name="ce71" table:formula="of:=MAX([$Scythe.D$8]; 0)*MAX(1 - [.$D3]/100;0)*[$Scythe.$F$8]" office:value-type="float" office:value="44.08" calcext:value-type="float">
            <text:p>44.1</text:p>
          </table:table-cell>
          <table:table-cell table:style-name="ce71" table:formula="of:=MAX([$Scythe.D$9]; 0)*MAX(1 - [.$D3]/100;0)*[$Scythe.$F$9]" office:value-type="float" office:value="51.04" calcext:value-type="float">
            <text:p>51.0</text:p>
          </table:table-cell>
          <table:table-cell table:style-name="ce71" table:formula="of:=MAX([$Scythe.D$10]; 0)*MAX(1 - [.$D3]/100;0)*[$Scythe.$F$10]" office:value-type="float" office:value="58" calcext:value-type="float">
            <text:p>58.0</text:p>
          </table:table-cell>
          <table:table-cell table:style-name="ce72"/>
          <table:table-cell table:style-name="ce72" table:formula="of:=MAX([$Staff.E$2]; 0)*[$Staff.$F$2]" office:value-type="float" office:value="73.6" calcext:value-type="float">
            <text:p>73.6</text:p>
          </table:table-cell>
          <table:table-cell table:style-name="ce72" table:formula="of:=MAX([$Staff.E$3]; 0)*[$Staff.$F$3]" office:value-type="float" office:value="100" calcext:value-type="float">
            <text:p>100</text:p>
          </table:table-cell>
          <table:table-cell table:style-name="ce72" table:formula="of:=MAX([$Staff.E$4]; 0)*[$Staff.$F$4]" office:value-type="float" office:value="128" calcext:value-type="float">
            <text:p>128</text:p>
          </table:table-cell>
          <table:table-cell table:style-name="ce72" table:formula="of:=MAX([$Staff.E$5]; 0)*[$Staff.$F$5]" office:value-type="float" office:value="160.8" calcext:value-type="float">
            <text:p>160.8</text:p>
          </table:table-cell>
          <table:table-cell table:style-name="ce72" table:formula="of:=MAX([$Staff.E$6]; 0)*[$Staff.$F$6]" office:value-type="float" office:value="196" calcext:value-type="float">
            <text:p>196</text:p>
          </table:table-cell>
          <table:table-cell table:style-name="ce72" table:formula="of:=MAX([$Staff.E$7]; 0)*[$Staff.$F$7]" office:value-type="float" office:value="235.2" calcext:value-type="float">
            <text:p>235.2</text:p>
          </table:table-cell>
          <table:table-cell table:style-name="ce72"/>
          <table:table-cell table:style-name="ce71" table:formula="of:=MAX([$Bow.E$2] - [.$C3]; 0)*MAX(1 - [.$D3]/100;0)*[$Bow.$F$2]" office:value-type="float" office:value="62.2979788526085" calcext:value-type="float">
            <text:p>62.3</text:p>
          </table:table-cell>
          <table:table-cell table:style-name="ce71" table:formula="of:=MAX([$Bow.E$3] - [.$C3]; 0)*MAX(1 - [.$D3]/100;0)*[$Bow.$F$3]" office:value-type="float" office:value="82.3223291980898" calcext:value-type="float">
            <text:p>82.3</text:p>
          </table:table-cell>
          <table:table-cell table:style-name="ce71" table:formula="of:=MAX([$Bow.E$4] - [.$C3]; 0)*MAX(1 - [.$D3]/100;0)*[$Bow.$F$4]" office:value-type="float" office:value="100.121751727406" calcext:value-type="float">
            <text:p>100.1</text:p>
          </table:table-cell>
          <table:table-cell table:style-name="ce71" table:formula="of:=MAX([$Bow.E$5] - [.$C3]; 0)*MAX(1 - [.$D3]/100;0)*[$Bow.$F$5]" office:value-type="float" office:value="124.595957705217" calcext:value-type="float">
            <text:p>124.6</text:p>
          </table:table-cell>
          <table:table-cell table:style-name="ce71" table:formula="of:=MAX([$Bow.E$6] - [.$C3]; 0)*MAX(1 - [.$D3]/100;0)*[$Bow.$F$6]" office:value-type="float" office:value="149.070163683027" calcext:value-type="float">
            <text:p>149.1</text:p>
          </table:table-cell>
          <table:table-cell table:style-name="ce71" table:formula="of:=MAX([$Bow.E$7] - [.$C3]; 0)*MAX(1 - [.$D3]/100;0)*[$Bow.$F$7]" office:value-type="float" office:value="177.994225293167" calcext:value-type="float">
            <text:p>178.0</text:p>
          </table:table-cell>
          <table:table-cell table:style-name="ce72"/>
          <table:table-cell table:style-name="ce71" table:formula="of:=MAX([$Crossbow.E$2] - [.$C3]/2; 0)*MAX(1 - [.$D3]/200;0)*[$Crossbow.$F$2]" office:value-type="float" office:value="83.9375" calcext:value-type="float">
            <text:p>83.9</text:p>
          </table:table-cell>
          <table:table-cell table:style-name="ce71" table:formula="of:=MAX([$Crossbow.E$3] - [.$C3]/2; 0)*MAX(1 - [.$D3]/200;0)*[$Crossbow.$F$3]" office:value-type="float" office:value="107.44" calcext:value-type="float">
            <text:p>107.4</text:p>
          </table:table-cell>
          <table:table-cell table:style-name="ce71" table:formula="of:=MAX([$Crossbow.E$4] - [.$C3]/2; 0)*MAX(1 - [.$D3]/200;0)*[$Crossbow.$F$4]" office:value-type="float" office:value="134.4343" calcext:value-type="float">
            <text:p>134.4</text:p>
          </table:table-cell>
          <table:table-cell table:style-name="ce71" table:formula="of:=MAX([$Crossbow.E$5] - [.$C3]/2; 0)*MAX(1 - [.$D3]/200;0)*[$Crossbow.$F$5]" office:value-type="float" office:value="164.5175" calcext:value-type="float">
            <text:p>164.5</text:p>
          </table:table-cell>
          <table:table-cell table:style-name="ce71" table:formula="of:=MAX([$Crossbow.E$6] - [.$C3]/2; 0)*MAX(1 - [.$D3]/200;0)*[$Crossbow.$F$6]" office:value-type="float" office:value="198.50883" calcext:value-type="float">
            <text:p>198.5</text:p>
          </table:table-cell>
          <table:table-cell table:style-name="ce71" table:formula="of:=MAX([$Crossbow.E$7] - [.$C3]/2; 0)*MAX(1 - [.$D3]/200;0)*[$Crossbow.$F$7]" office:value-type="float" office:value="235.006198" calcext:value-type="float">
            <text:p>235.0</text:p>
          </table:table-cell>
          <table:table-cell table:number-columns-repeated="2"/>
          <table:table-cell table:style-name="ce73" table:formula="of:=MAX([$doge.E$3] - [.$C3]; 0)" office:value-type="float" office:value="30" calcext:value-type="float">
            <text:p>30</text:p>
          </table:table-cell>
          <table:table-cell table:style-name="ce73" table:formula="of:=MAX([$doge.$E$4] - [.$C3]; 0)" office:value-type="float" office:value="35" calcext:value-type="float">
            <text:p>35</text:p>
          </table:table-cell>
          <table:table-cell table:style-name="ce73" table:formula="of:=MAX([$doge.$E$5] - [.$C3]; 0)" office:value-type="float" office:value="40" calcext:value-type="float">
            <text:p>40</text:p>
          </table:table-cell>
          <table:table-cell table:style-name="ce73" table:formula="of:=MAX([$doge.$E$6] - [.$C3]; 0)" office:value-type="float" office:value="45" calcext:value-type="float">
            <text:p>45</text:p>
          </table:table-cell>
          <table:table-cell table:style-name="ce73" table:formula="of:=MAX([$doge.$E$7] - [.$C3]; 0)" office:value-type="float" office:value="50" calcext:value-type="float">
            <text:p>50</text:p>
          </table:table-cell>
          <table:table-cell table:style-name="ce73"/>
          <table:table-cell table:style-name="ce74" table:formula="of:=MAX([$hors.$E$3] - [.$C3]/2; 0)*MAX(1 - [.$D3]/200;0)" office:value-type="float" office:value="59.25" calcext:value-type="float">
            <text:p>59.3</text:p>
          </table:table-cell>
          <table:table-cell table:style-name="ce74" table:formula="of:=MAX([$hors.$E$4] - [.$C3]/2; 0)*MAX(1 - [.$D3]/200;0)" office:value-type="float" office:value="71.1" calcext:value-type="float">
            <text:p>71.1</text:p>
          </table:table-cell>
          <table:table-cell table:style-name="ce74" table:formula="of:=MAX([$hors.$E$5] - [.$C3]/2; 0)*MAX(1 - [.$D3]/200;0)" office:value-type="float" office:value="90.85" calcext:value-type="float">
            <text:p>90.9</text:p>
          </table:table-cell>
          <table:table-cell table:style-name="ce74" table:formula="of:=MAX([$hors.$E$6] - [.$C3]/2; 0)*MAX(1 - [.$D3]/200;0)" office:value-type="float" office:value="110.6" calcext:value-type="float">
            <text:p>110.6</text:p>
          </table:table-cell>
          <table:table-cell table:style-name="ce73"/>
          <table:table-cell table:style-name="ce74" table:formula="of:=MAX([$irgl.$E$3] - [.$C3]; 0)*MAX(1 - [.$D3]/100;0)" office:value-type="float" office:value="116" calcext:value-type="float">
            <text:p>116.0</text:p>
          </table:table-cell>
          <table:table-cell table:style-name="ce74" table:formula="of:=MAX([$irgl.$E$4] - [.$C3]; 0)*MAX(1 - [.$D3]/100;0)" office:value-type="float" office:value="130.5" calcext:value-type="float">
            <text:p>130.5</text:p>
          </table:table-cell>
          <table:table-cell table:style-name="ce74" table:formula="of:=MAX([$irgl.$E$5] - [.$C3]; 0)*MAX(1 - [.$D3]/100;0)" office:value-type="float" office:value="150.8" calcext:value-type="float">
            <text:p>150.8</text:p>
          </table:table-cell>
          <table:table-cell table:style-name="ce74" table:formula="of:=MAX([$irgl.$E$6] - [.$C3]; 0)*MAX(1 - [.$D3]/100;0)" office:value-type="float" office:value="174" calcext:value-type="float">
            <text:p>174.0</text:p>
          </table:table-cell>
          <table:table-cell table:style-name="ce73"/>
          <table:table-cell table:style-name="ce74" table:formula="of:=MAX([$sngl.$E$3]; 0)*MAX(1 - [.$D3]/100;0)" office:value-type="float" office:value="69.6" calcext:value-type="float">
            <text:p>69.6</text:p>
          </table:table-cell>
          <table:table-cell table:style-name="ce74" table:formula="of:=MAX([$sngl.$E$4]; 0)*MAX(1 - [.$D3]/100;0)" office:value-type="float" office:value="81.2" calcext:value-type="float">
            <text:p>81.2</text:p>
          </table:table-cell>
          <table:table-cell table:style-name="ce74" table:formula="of:=MAX([$sngl.$E$5]; 0)*MAX(1 - [.$D3]/100;0)" office:value-type="float" office:value="98.6" calcext:value-type="float">
            <text:p>98.6</text:p>
          </table:table-cell>
          <table:table-cell table:style-name="ce74" table:formula="of:=MAX([$sngl.$E$6]; 0)*MAX(1 - [.$D3]/100;0)" office:value-type="float" office:value="116" calcext:value-type="float">
            <text:p>116.0</text:p>
          </table:table-cell>
          <table:table-cell table:number-columns-repeated="163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table:style-name="ce5" table:formula="of:=([.$B4] + 3 * [.$C4]) / 10 / (1 - [.$D4] * 0.006) *POWER([.$E4]; 0.75) * [.$C$13] / 13" office:value-type="float" office:value="157.992615046682" calcext:value-type="float">
            <text:p>158.0</text:p>
          </table:table-cell>
          <table:table-cell table:style-name="ce5" office:value-type="float" office:value="6.5" calcext:value-type="float">
            <text:p>6.5</text:p>
          </table:table-cell>
          <table:table-cell table:style-name="ce7" table:formula="of:=COM.MICROSOFT.CEILING.MATH(LN(MAX([.$G4]*4;1))^2.5+1)" office:value-type="float" office:value="21" calcext:value-type="float">
            <text:p>21</text:p>
          </table:table-cell>
          <table:table-cell table:style-name="ce7" table:formula="of:=COM.MICROSOFT.CEILING.MATH(LN(MAX([.$G4]*3.5;1))^2.5+1)" office:value-type="float" office:value="19" calcext:value-type="float">
            <text:p>19</text:p>
          </table:table-cell>
          <table:table-cell table:style-name="ce7" table:formula="of:=COM.MICROSOFT.CEILING.MATH(LN(MAX([.$G4]*3;1))^2.5+1)" office:value-type="float" office:value="17" calcext:value-type="float">
            <text:p>17</text:p>
          </table:table-cell>
          <table:table-cell table:style-name="ce7" table:formula="of:=COM.MICROSOFT.CEILING.MATH(LN(MAX([.$G4]*2.5;1))^2.5+1)" office:value-type="float" office:value="14" calcext:value-type="float">
            <text:p>14</text:p>
          </table:table-cell>
          <table:table-cell/>
          <table:table-cell table:style-name="ce5"/>
          <table:table-cell table:style-name="ce71" table:formula="of:=MAX([$Sword.E$2] - [.$C4]; 0)*[$Sword.$F$2]" office:value-type="float" office:value="72" calcext:value-type="float">
            <text:p>72.0</text:p>
          </table:table-cell>
          <table:table-cell table:style-name="ce71" table:formula="of:=MAX([$Sword.E$3] - [.$C4]; 0)*[$Sword.$F$3]" office:value-type="float" office:value="94.875" calcext:value-type="float">
            <text:p>94.9</text:p>
          </table:table-cell>
          <table:table-cell table:style-name="ce71" table:formula="of:=MAX([$Sword.E$4] - [.$C4]; 0)*[$Sword.$F$4]" office:value-type="float" office:value="120.9375" calcext:value-type="float">
            <text:p>120.9</text:p>
          </table:table-cell>
          <table:table-cell table:style-name="ce71" table:formula="of:=MAX([$Sword.E$5] - [.$C4]; 0)*[$Sword.$F$5]" office:value-type="float" office:value="150.75" calcext:value-type="float">
            <text:p>150.8</text:p>
          </table:table-cell>
          <table:table-cell table:style-name="ce71" table:formula="of:=MAX([$Sword.E$6] - [.$C4]; 0)*[$Sword.$F$6]" office:value-type="float" office:value="186" calcext:value-type="float">
            <text:p>186.0</text:p>
          </table:table-cell>
          <table:table-cell table:style-name="ce71" table:formula="of:=MAX([$Sword.E$7] - [.$C4]; 0)*[$Sword.$F$7]" office:value-type="float" office:value="223.6875" calcext:value-type="float">
            <text:p>223.7</text:p>
          </table:table-cell>
          <table:table-cell table:style-name="ce71" table:formula="of:=MAX([$Sword.E$8] - [.$C4]; 0)*[$Sword.$F$8]" office:value-type="float" office:value="264.375" calcext:value-type="float">
            <text:p>264.4</text:p>
          </table:table-cell>
          <table:table-cell table:style-name="ce71" table:formula="of:=MAX([$Sword.E$9] - [.$C4]; 0)*[$Sword.$F$9]" office:value-type="float" office:value="85.5" calcext:value-type="float">
            <text:p>85.5</text:p>
          </table:table-cell>
          <table:table-cell table:style-name="ce72"/>
          <table:table-cell table:style-name="ce71" table:formula="of:=MAX([$Axe.E$2] - [.$C4]/2; 0)*MAX(1 - [.$D4]/200;0)*[$Axe.$F$2]" office:value-type="float" office:value="78" calcext:value-type="float">
            <text:p>78.0</text:p>
          </table:table-cell>
          <table:table-cell table:style-name="ce71" table:formula="of:=MAX([$Axe.E$3] - [.$C4]/2; 0)*MAX(1 - [.$D4]/200;0)*[$Axe.$F$3]" office:value-type="float" office:value="99.84" calcext:value-type="float">
            <text:p>99.8</text:p>
          </table:table-cell>
          <table:table-cell table:style-name="ce71" table:formula="of:=MAX([$Axe.E$4] - [.$C4]/2; 0)*MAX(1 - [.$D4]/200;0)*[$Axe.$F$4]" office:value-type="float" office:value="124.644" calcext:value-type="float">
            <text:p>124.6</text:p>
          </table:table-cell>
          <table:table-cell table:style-name="ce71" table:formula="of:=MAX([$Axe.E$5] - [.$C4]/2; 0)*MAX(1 - [.$D4]/200;0)*[$Axe.$F$5]" office:value-type="float" office:value="153.348" calcext:value-type="float">
            <text:p>153.3</text:p>
          </table:table-cell>
          <table:table-cell table:style-name="ce71" table:formula="of:=MAX([$Axe.E$6] - [.$C4]/2; 0)*MAX(1 - [.$D4]/200;0)*[$Axe.$F$6]" office:value-type="float" office:value="184.236" calcext:value-type="float">
            <text:p>184.2</text:p>
          </table:table-cell>
          <table:table-cell table:style-name="ce71" table:formula="of:=MAX([$Axe.E$7] - [.$C4]/2; 0)*MAX(1 - [.$D4]/200;0)*[$Axe.$F$7]" office:value-type="float" office:value="218.4" calcext:value-type="float">
            <text:p>218.4</text:p>
          </table:table-cell>
          <table:table-cell table:style-name="ce72"/>
          <table:table-cell table:style-name="ce71" table:formula="of:=MAX([$Scythe.D$2]; 0)*MAX(1 - [.$D4]/100;0)*[$Scythe.$F$2]" office:value-type="float" office:value="51.52" calcext:value-type="float">
            <text:p>51.5</text:p>
          </table:table-cell>
          <table:table-cell table:style-name="ce71" table:formula="of:=MAX([$Scythe.D$3]; 0)*MAX(1 - [.$D4]/100;0)*[$Scythe.$F$3]" office:value-type="float" office:value="68.32" calcext:value-type="float">
            <text:p>68.3</text:p>
          </table:table-cell>
          <table:table-cell table:style-name="ce71" table:formula="of:=MAX([$Scythe.D$4]; 0)*MAX(1 - [.$D4]/100;0)*[$Scythe.$F$4]" office:value-type="float" office:value="87.36" calcext:value-type="float">
            <text:p>87.4</text:p>
          </table:table-cell>
          <table:table-cell table:style-name="ce71" table:formula="of:=MAX([$Scythe.D$5]; 0)*MAX(1 - [.$D4]/100;0)*[$Scythe.$F$5]" office:value-type="float" office:value="109.76" calcext:value-type="float">
            <text:p>109.8</text:p>
          </table:table-cell>
          <table:table-cell table:style-name="ce71" table:formula="of:=MAX([$Scythe.D$6]; 0)*MAX(1 - [.$D4]/100;0)*[$Scythe.$F$6]" office:value-type="float" office:value="134.4" calcext:value-type="float">
            <text:p>134.4</text:p>
          </table:table-cell>
          <table:table-cell table:style-name="ce71" table:formula="of:=MAX([$Scythe.D$7]; 0)*MAX(1 - [.$D4]/100;0)*[$Scythe.$F$7]" office:value-type="float" office:value="161.28" calcext:value-type="float">
            <text:p>161.3</text:p>
          </table:table-cell>
          <table:table-cell table:style-name="ce71" table:formula="of:=MAX([$Scythe.D$8]; 0)*MAX(1 - [.$D4]/100;0)*[$Scythe.$F$8]" office:value-type="float" office:value="42.56" calcext:value-type="float">
            <text:p>42.6</text:p>
          </table:table-cell>
          <table:table-cell table:style-name="ce71" table:formula="of:=MAX([$Scythe.D$9]; 0)*MAX(1 - [.$D4]/100;0)*[$Scythe.$F$9]" office:value-type="float" office:value="49.28" calcext:value-type="float">
            <text:p>49.3</text:p>
          </table:table-cell>
          <table:table-cell table:style-name="ce71" table:formula="of:=MAX([$Scythe.D$10]; 0)*MAX(1 - [.$D4]/100;0)*[$Scythe.$F$10]" office:value-type="float" office:value="56" calcext:value-type="float">
            <text:p>56.0</text:p>
          </table:table-cell>
          <table:table-cell table:style-name="ce72"/>
          <table:table-cell table:style-name="ce72" table:formula="of:=MAX([$Staff.E$2]; 0)*[$Staff.$F$2]" office:value-type="float" office:value="73.6" calcext:value-type="float">
            <text:p>73.6</text:p>
          </table:table-cell>
          <table:table-cell table:style-name="ce72" table:formula="of:=MAX([$Staff.E$3]; 0)*[$Staff.$F$3]" office:value-type="float" office:value="100" calcext:value-type="float">
            <text:p>100</text:p>
          </table:table-cell>
          <table:table-cell table:style-name="ce72" table:formula="of:=MAX([$Staff.E$4]; 0)*[$Staff.$F$4]" office:value-type="float" office:value="128" calcext:value-type="float">
            <text:p>128</text:p>
          </table:table-cell>
          <table:table-cell table:style-name="ce72" table:formula="of:=MAX([$Staff.E$5]; 0)*[$Staff.$F$5]" office:value-type="float" office:value="160.8" calcext:value-type="float">
            <text:p>160.8</text:p>
          </table:table-cell>
          <table:table-cell table:style-name="ce72" table:formula="of:=MAX([$Staff.E$6]; 0)*[$Staff.$F$6]" office:value-type="float" office:value="196" calcext:value-type="float">
            <text:p>196</text:p>
          </table:table-cell>
          <table:table-cell table:style-name="ce72" table:formula="of:=MAX([$Staff.E$7]; 0)*[$Staff.$F$7]" office:value-type="float" office:value="235.2" calcext:value-type="float">
            <text:p>235.2</text:p>
          </table:table-cell>
          <table:table-cell table:style-name="ce72"/>
          <table:table-cell table:style-name="ce71" table:formula="of:=MAX([$Bow.E$2] - [.$C4]; 0)*MAX(1 - [.$D4]/100;0)*[$Bow.$F$2]" office:value-type="float" office:value="60.1497726852771" calcext:value-type="float">
            <text:p>60.1</text:p>
          </table:table-cell>
          <table:table-cell table:style-name="ce71" table:formula="of:=MAX([$Bow.E$3] - [.$C4]; 0)*MAX(1 - [.$D4]/100;0)*[$Bow.$F$3]" office:value-type="float" office:value="79.4836281912591" calcext:value-type="float">
            <text:p>79.5</text:p>
          </table:table-cell>
          <table:table-cell table:style-name="ce71" table:formula="of:=MAX([$Bow.E$4] - [.$C4]; 0)*MAX(1 - [.$D4]/100;0)*[$Bow.$F$4]" office:value-type="float" office:value="96.6692775299097" calcext:value-type="float">
            <text:p>96.7</text:p>
          </table:table-cell>
          <table:table-cell table:style-name="ce71" table:formula="of:=MAX([$Bow.E$5] - [.$C4]; 0)*MAX(1 - [.$D4]/100;0)*[$Bow.$F$5]" office:value-type="float" office:value="120.299545370554" calcext:value-type="float">
            <text:p>120.3</text:p>
          </table:table-cell>
          <table:table-cell table:style-name="ce71" table:formula="of:=MAX([$Bow.E$6] - [.$C4]; 0)*MAX(1 - [.$D4]/100;0)*[$Bow.$F$6]" office:value-type="float" office:value="143.929813211199" calcext:value-type="float">
            <text:p>143.9</text:p>
          </table:table-cell>
          <table:table-cell table:style-name="ce71" table:formula="of:=MAX([$Bow.E$7] - [.$C4]; 0)*MAX(1 - [.$D4]/100;0)*[$Bow.$F$7]" office:value-type="float" office:value="171.856493386506" calcext:value-type="float">
            <text:p>171.9</text:p>
          </table:table-cell>
          <table:table-cell table:style-name="ce72"/>
          <table:table-cell table:style-name="ce71" table:formula="of:=MAX([$Crossbow.E$2] - [.$C4]/2; 0)*MAX(1 - [.$D4]/200;0)*[$Crossbow.$F$2]" office:value-type="float" office:value="82.875" calcext:value-type="float">
            <text:p>82.9</text:p>
          </table:table-cell>
          <table:table-cell table:style-name="ce71" table:formula="of:=MAX([$Crossbow.E$3] - [.$C4]/2; 0)*MAX(1 - [.$D4]/200;0)*[$Crossbow.$F$3]" office:value-type="float" office:value="106.08" calcext:value-type="float">
            <text:p>106.1</text:p>
          </table:table-cell>
          <table:table-cell table:style-name="ce71" table:formula="of:=MAX([$Crossbow.E$4] - [.$C4]/2; 0)*MAX(1 - [.$D4]/200;0)*[$Crossbow.$F$4]" office:value-type="float" office:value="132.7326" calcext:value-type="float">
            <text:p>132.7</text:p>
          </table:table-cell>
          <table:table-cell table:style-name="ce71" table:formula="of:=MAX([$Crossbow.E$5] - [.$C4]/2; 0)*MAX(1 - [.$D4]/200;0)*[$Crossbow.$F$5]" office:value-type="float" office:value="162.435" calcext:value-type="float">
            <text:p>162.4</text:p>
          </table:table-cell>
          <table:table-cell table:style-name="ce71" table:formula="of:=MAX([$Crossbow.E$6] - [.$C4]/2; 0)*MAX(1 - [.$D4]/200;0)*[$Crossbow.$F$6]" office:value-type="float" office:value="195.99606" calcext:value-type="float">
            <text:p>196.0</text:p>
          </table:table-cell>
          <table:table-cell table:style-name="ce71" table:formula="of:=MAX([$Crossbow.E$7] - [.$C4]/2; 0)*MAX(1 - [.$D4]/200;0)*[$Crossbow.$F$7]" office:value-type="float" office:value="232.031436" calcext:value-type="float">
            <text:p>232.0</text:p>
          </table:table-cell>
          <table:table-cell table:number-columns-repeated="2"/>
          <table:table-cell table:style-name="ce73" table:formula="of:=MAX([$doge.E$3] - [.$C4]; 0)" office:value-type="float" office:value="30" calcext:value-type="float">
            <text:p>30</text:p>
          </table:table-cell>
          <table:table-cell table:style-name="ce73" table:formula="of:=MAX([$doge.$E$4] - [.$C4]; 0)" office:value-type="float" office:value="35" calcext:value-type="float">
            <text:p>35</text:p>
          </table:table-cell>
          <table:table-cell table:style-name="ce73" table:formula="of:=MAX([$doge.$E$5] - [.$C4]; 0)" office:value-type="float" office:value="40" calcext:value-type="float">
            <text:p>40</text:p>
          </table:table-cell>
          <table:table-cell table:style-name="ce73" table:formula="of:=MAX([$doge.$E$6] - [.$C4]; 0)" office:value-type="float" office:value="45" calcext:value-type="float">
            <text:p>45</text:p>
          </table:table-cell>
          <table:table-cell table:style-name="ce73" table:formula="of:=MAX([$doge.$E$7] - [.$C4]; 0)" office:value-type="float" office:value="50" calcext:value-type="float">
            <text:p>50</text:p>
          </table:table-cell>
          <table:table-cell table:style-name="ce73"/>
          <table:table-cell table:style-name="ce74" table:formula="of:=MAX([$hors.$E$3] - [.$C4]/2; 0)*MAX(1 - [.$D4]/200;0)" office:value-type="float" office:value="58.5" calcext:value-type="float">
            <text:p>58.5</text:p>
          </table:table-cell>
          <table:table-cell table:style-name="ce74" table:formula="of:=MAX([$hors.$E$4] - [.$C4]/2; 0)*MAX(1 - [.$D4]/200;0)" office:value-type="float" office:value="70.2" calcext:value-type="float">
            <text:p>70.2</text:p>
          </table:table-cell>
          <table:table-cell table:style-name="ce74" table:formula="of:=MAX([$hors.$E$5] - [.$C4]/2; 0)*MAX(1 - [.$D4]/200;0)" office:value-type="float" office:value="89.7" calcext:value-type="float">
            <text:p>89.7</text:p>
          </table:table-cell>
          <table:table-cell table:style-name="ce74" table:formula="of:=MAX([$hors.$E$6] - [.$C4]/2; 0)*MAX(1 - [.$D4]/200;0)" office:value-type="float" office:value="109.2" calcext:value-type="float">
            <text:p>109.2</text:p>
          </table:table-cell>
          <table:table-cell table:style-name="ce73"/>
          <table:table-cell table:style-name="ce74" table:formula="of:=MAX([$irgl.$E$3] - [.$C4]; 0)*MAX(1 - [.$D4]/100;0)" office:value-type="float" office:value="112" calcext:value-type="float">
            <text:p>112.0</text:p>
          </table:table-cell>
          <table:table-cell table:style-name="ce74" table:formula="of:=MAX([$irgl.$E$4] - [.$C4]; 0)*MAX(1 - [.$D4]/100;0)" office:value-type="float" office:value="126" calcext:value-type="float">
            <text:p>126.0</text:p>
          </table:table-cell>
          <table:table-cell table:style-name="ce74" table:formula="of:=MAX([$irgl.$E$5] - [.$C4]; 0)*MAX(1 - [.$D4]/100;0)" office:value-type="float" office:value="145.6" calcext:value-type="float">
            <text:p>145.6</text:p>
          </table:table-cell>
          <table:table-cell table:style-name="ce74" table:formula="of:=MAX([$irgl.$E$6] - [.$C4]; 0)*MAX(1 - [.$D4]/100;0)" office:value-type="float" office:value="168" calcext:value-type="float">
            <text:p>168.0</text:p>
          </table:table-cell>
          <table:table-cell table:style-name="ce73"/>
          <table:table-cell table:style-name="ce74" table:formula="of:=MAX([$sngl.$E$3]; 0)*MAX(1 - [.$D4]/100;0)" office:value-type="float" office:value="67.2" calcext:value-type="float">
            <text:p>67.2</text:p>
          </table:table-cell>
          <table:table-cell table:style-name="ce74" table:formula="of:=MAX([$sngl.$E$4]; 0)*MAX(1 - [.$D4]/100;0)" office:value-type="float" office:value="78.4" calcext:value-type="float">
            <text:p>78.4</text:p>
          </table:table-cell>
          <table:table-cell table:style-name="ce74" table:formula="of:=MAX([$sngl.$E$5]; 0)*MAX(1 - [.$D4]/100;0)" office:value-type="float" office:value="95.2" calcext:value-type="float">
            <text:p>95.2</text:p>
          </table:table-cell>
          <table:table-cell table:style-name="ce74" table:formula="of:=MAX([$sngl.$E$6]; 0)*MAX(1 - [.$D4]/100;0)" office:value-type="float" office:value="112" calcext:value-type="float">
            <text:p>112.0</text:p>
          </table:table-cell>
          <table:table-cell table:number-columns-repeated="163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table:style-name="ce5" table:formula="of:=([.$B5] + 3 * [.$C5]) / 10 / (1 - [.$D5] * 0.006) *POWER([.$E5]; 0.75) * [.$C$13] / 13" office:value-type="float" office:value="241.908193298049" calcext:value-type="float">
            <text:p>241.9</text:p>
          </table:table-cell>
          <table:table-cell table:style-name="ce5" office:value-type="float" office:value="8" calcext:value-type="float">
            <text:p>8.0</text:p>
          </table:table-cell>
          <table:table-cell table:style-name="ce7" table:formula="of:=COM.MICROSOFT.CEILING.MATH(LN(MAX([.$G5]*4;1))^2.5+1)" office:value-type="float" office:value="24" calcext:value-type="float">
            <text:p>24</text:p>
          </table:table-cell>
          <table:table-cell table:style-name="ce7" table:formula="of:=COM.MICROSOFT.CEILING.MATH(LN(MAX([.$G5]*3.5;1))^2.5+1)" office:value-type="float" office:value="22" calcext:value-type="float">
            <text:p>22</text:p>
          </table:table-cell>
          <table:table-cell table:style-name="ce7" table:formula="of:=COM.MICROSOFT.CEILING.MATH(LN(MAX([.$G5]*3;1))^2.5+1)" office:value-type="float" office:value="20" calcext:value-type="float">
            <text:p>20</text:p>
          </table:table-cell>
          <table:table-cell table:style-name="ce7" table:formula="of:=COM.MICROSOFT.CEILING.MATH(LN(MAX([.$G5]*2.5;1))^2.5+1)" office:value-type="float" office:value="17" calcext:value-type="float">
            <text:p>17</text:p>
          </table:table-cell>
          <table:table-cell/>
          <table:table-cell table:style-name="ce5"/>
          <table:table-cell table:style-name="ce71" table:formula="of:=MAX([$Sword.E$2] - [.$C5]; 0)*[$Sword.$F$2]" office:value-type="float" office:value="72" calcext:value-type="float">
            <text:p>72.0</text:p>
          </table:table-cell>
          <table:table-cell table:style-name="ce71" table:formula="of:=MAX([$Sword.E$3] - [.$C5]; 0)*[$Sword.$F$3]" office:value-type="float" office:value="94.875" calcext:value-type="float">
            <text:p>94.9</text:p>
          </table:table-cell>
          <table:table-cell table:style-name="ce71" table:formula="of:=MAX([$Sword.E$4] - [.$C5]; 0)*[$Sword.$F$4]" office:value-type="float" office:value="120.9375" calcext:value-type="float">
            <text:p>120.9</text:p>
          </table:table-cell>
          <table:table-cell table:style-name="ce71" table:formula="of:=MAX([$Sword.E$5] - [.$C5]; 0)*[$Sword.$F$5]" office:value-type="float" office:value="150.75" calcext:value-type="float">
            <text:p>150.8</text:p>
          </table:table-cell>
          <table:table-cell table:style-name="ce71" table:formula="of:=MAX([$Sword.E$6] - [.$C5]; 0)*[$Sword.$F$6]" office:value-type="float" office:value="186" calcext:value-type="float">
            <text:p>186.0</text:p>
          </table:table-cell>
          <table:table-cell table:style-name="ce71" table:formula="of:=MAX([$Sword.E$7] - [.$C5]; 0)*[$Sword.$F$7]" office:value-type="float" office:value="223.6875" calcext:value-type="float">
            <text:p>223.7</text:p>
          </table:table-cell>
          <table:table-cell table:style-name="ce71" table:formula="of:=MAX([$Sword.E$8] - [.$C5]; 0)*[$Sword.$F$8]" office:value-type="float" office:value="264.375" calcext:value-type="float">
            <text:p>264.4</text:p>
          </table:table-cell>
          <table:table-cell table:style-name="ce71" table:formula="of:=MAX([$Sword.E$9] - [.$C5]; 0)*[$Sword.$F$9]" office:value-type="float" office:value="85.5" calcext:value-type="float">
            <text:p>85.5</text:p>
          </table:table-cell>
          <table:table-cell table:style-name="ce72"/>
          <table:table-cell table:style-name="ce71" table:formula="of:=MAX([$Axe.E$2] - [.$C5]/2; 0)*MAX(1 - [.$D5]/200;0)*[$Axe.$F$2]" office:value-type="float" office:value="77" calcext:value-type="float">
            <text:p>77.0</text:p>
          </table:table-cell>
          <table:table-cell table:style-name="ce71" table:formula="of:=MAX([$Axe.E$3] - [.$C5]/2; 0)*MAX(1 - [.$D5]/200;0)*[$Axe.$F$3]" office:value-type="float" office:value="98.56" calcext:value-type="float">
            <text:p>98.6</text:p>
          </table:table-cell>
          <table:table-cell table:style-name="ce71" table:formula="of:=MAX([$Axe.E$4] - [.$C5]/2; 0)*MAX(1 - [.$D5]/200;0)*[$Axe.$F$4]" office:value-type="float" office:value="123.046" calcext:value-type="float">
            <text:p>123.0</text:p>
          </table:table-cell>
          <table:table-cell table:style-name="ce71" table:formula="of:=MAX([$Axe.E$5] - [.$C5]/2; 0)*MAX(1 - [.$D5]/200;0)*[$Axe.$F$5]" office:value-type="float" office:value="151.382" calcext:value-type="float">
            <text:p>151.4</text:p>
          </table:table-cell>
          <table:table-cell table:style-name="ce71" table:formula="of:=MAX([$Axe.E$6] - [.$C5]/2; 0)*MAX(1 - [.$D5]/200;0)*[$Axe.$F$6]" office:value-type="float" office:value="181.874" calcext:value-type="float">
            <text:p>181.9</text:p>
          </table:table-cell>
          <table:table-cell table:style-name="ce71" table:formula="of:=MAX([$Axe.E$7] - [.$C5]/2; 0)*MAX(1 - [.$D5]/200;0)*[$Axe.$F$7]" office:value-type="float" office:value="215.6" calcext:value-type="float">
            <text:p>215.6</text:p>
          </table:table-cell>
          <table:table-cell table:style-name="ce72"/>
          <table:table-cell table:style-name="ce71" table:formula="of:=MAX([$Scythe.D$2]; 0)*MAX(1 - [.$D5]/100;0)*[$Scythe.$F$2]" office:value-type="float" office:value="49.68" calcext:value-type="float">
            <text:p>49.7</text:p>
          </table:table-cell>
          <table:table-cell table:style-name="ce71" table:formula="of:=MAX([$Scythe.D$3]; 0)*MAX(1 - [.$D5]/100;0)*[$Scythe.$F$3]" office:value-type="float" office:value="65.88" calcext:value-type="float">
            <text:p>65.9</text:p>
          </table:table-cell>
          <table:table-cell table:style-name="ce71" table:formula="of:=MAX([$Scythe.D$4]; 0)*MAX(1 - [.$D5]/100;0)*[$Scythe.$F$4]" office:value-type="float" office:value="84.24" calcext:value-type="float">
            <text:p>84.2</text:p>
          </table:table-cell>
          <table:table-cell table:style-name="ce71" table:formula="of:=MAX([$Scythe.D$5]; 0)*MAX(1 - [.$D5]/100;0)*[$Scythe.$F$5]" office:value-type="float" office:value="105.84" calcext:value-type="float">
            <text:p>105.8</text:p>
          </table:table-cell>
          <table:table-cell table:style-name="ce71" table:formula="of:=MAX([$Scythe.D$6]; 0)*MAX(1 - [.$D5]/100;0)*[$Scythe.$F$6]" office:value-type="float" office:value="129.6" calcext:value-type="float">
            <text:p>129.6</text:p>
          </table:table-cell>
          <table:table-cell table:style-name="ce71" table:formula="of:=MAX([$Scythe.D$7]; 0)*MAX(1 - [.$D5]/100;0)*[$Scythe.$F$7]" office:value-type="float" office:value="155.52" calcext:value-type="float">
            <text:p>155.5</text:p>
          </table:table-cell>
          <table:table-cell table:style-name="ce71" table:formula="of:=MAX([$Scythe.D$8]; 0)*MAX(1 - [.$D5]/100;0)*[$Scythe.$F$8]" office:value-type="float" office:value="41.04" calcext:value-type="float">
            <text:p>41.0</text:p>
          </table:table-cell>
          <table:table-cell table:style-name="ce71" table:formula="of:=MAX([$Scythe.D$9]; 0)*MAX(1 - [.$D5]/100;0)*[$Scythe.$F$9]" office:value-type="float" office:value="47.52" calcext:value-type="float">
            <text:p>47.5</text:p>
          </table:table-cell>
          <table:table-cell table:style-name="ce71" table:formula="of:=MAX([$Scythe.D$10]; 0)*MAX(1 - [.$D5]/100;0)*[$Scythe.$F$10]" office:value-type="float" office:value="54" calcext:value-type="float">
            <text:p>54.0</text:p>
          </table:table-cell>
          <table:table-cell table:style-name="ce72"/>
          <table:table-cell table:style-name="ce72" table:formula="of:=MAX([$Staff.E$2]; 0)*[$Staff.$F$2]" office:value-type="float" office:value="73.6" calcext:value-type="float">
            <text:p>73.6</text:p>
          </table:table-cell>
          <table:table-cell table:style-name="ce72" table:formula="of:=MAX([$Staff.E$3]; 0)*[$Staff.$F$3]" office:value-type="float" office:value="100" calcext:value-type="float">
            <text:p>100</text:p>
          </table:table-cell>
          <table:table-cell table:style-name="ce72" table:formula="of:=MAX([$Staff.E$4]; 0)*[$Staff.$F$4]" office:value-type="float" office:value="128" calcext:value-type="float">
            <text:p>128</text:p>
          </table:table-cell>
          <table:table-cell table:style-name="ce72" table:formula="of:=MAX([$Staff.E$5]; 0)*[$Staff.$F$5]" office:value-type="float" office:value="160.8" calcext:value-type="float">
            <text:p>160.8</text:p>
          </table:table-cell>
          <table:table-cell table:style-name="ce72" table:formula="of:=MAX([$Staff.E$6]; 0)*[$Staff.$F$6]" office:value-type="float" office:value="196" calcext:value-type="float">
            <text:p>196</text:p>
          </table:table-cell>
          <table:table-cell table:style-name="ce72" table:formula="of:=MAX([$Staff.E$7]; 0)*[$Staff.$F$7]" office:value-type="float" office:value="235.2" calcext:value-type="float">
            <text:p>235.2</text:p>
          </table:table-cell>
          <table:table-cell table:style-name="ce72"/>
          <table:table-cell table:style-name="ce71" table:formula="of:=MAX([$Bow.E$2] - [.$C5]; 0)*MAX(1 - [.$D5]/100;0)*[$Bow.$F$2]" office:value-type="float" office:value="58.0015665179458" calcext:value-type="float">
            <text:p>58.0</text:p>
          </table:table-cell>
          <table:table-cell table:style-name="ce71" table:formula="of:=MAX([$Bow.E$3] - [.$C5]; 0)*MAX(1 - [.$D5]/100;0)*[$Bow.$F$3]" office:value-type="float" office:value="76.6449271844284" calcext:value-type="float">
            <text:p>76.6</text:p>
          </table:table-cell>
          <table:table-cell table:style-name="ce71" table:formula="of:=MAX([$Bow.E$4] - [.$C5]; 0)*MAX(1 - [.$D5]/100;0)*[$Bow.$F$4]" office:value-type="float" office:value="93.2168033324129" calcext:value-type="float">
            <text:p>93.2</text:p>
          </table:table-cell>
          <table:table-cell table:style-name="ce71" table:formula="of:=MAX([$Bow.E$5] - [.$C5]; 0)*MAX(1 - [.$D5]/100;0)*[$Bow.$F$5]" office:value-type="float" office:value="116.003133035892" calcext:value-type="float">
            <text:p>116.0</text:p>
          </table:table-cell>
          <table:table-cell table:style-name="ce71" table:formula="of:=MAX([$Bow.E$6] - [.$C5]; 0)*MAX(1 - [.$D5]/100;0)*[$Bow.$F$6]" office:value-type="float" office:value="138.78946273937" calcext:value-type="float">
            <text:p>138.8</text:p>
          </table:table-cell>
          <table:table-cell table:style-name="ce71" table:formula="of:=MAX([$Bow.E$7] - [.$C5]; 0)*MAX(1 - [.$D5]/100;0)*[$Bow.$F$7]" office:value-type="float" office:value="165.718761479845" calcext:value-type="float">
            <text:p>165.7</text:p>
          </table:table-cell>
          <table:table-cell table:style-name="ce72"/>
          <table:table-cell table:style-name="ce71" table:formula="of:=MAX([$Crossbow.E$2] - [.$C5]/2; 0)*MAX(1 - [.$D5]/200;0)*[$Crossbow.$F$2]" office:value-type="float" office:value="81.8125" calcext:value-type="float">
            <text:p>81.8</text:p>
          </table:table-cell>
          <table:table-cell table:style-name="ce71" table:formula="of:=MAX([$Crossbow.E$3] - [.$C5]/2; 0)*MAX(1 - [.$D5]/200;0)*[$Crossbow.$F$3]" office:value-type="float" office:value="104.72" calcext:value-type="float">
            <text:p>104.7</text:p>
          </table:table-cell>
          <table:table-cell table:style-name="ce71" table:formula="of:=MAX([$Crossbow.E$4] - [.$C5]/2; 0)*MAX(1 - [.$D5]/200;0)*[$Crossbow.$F$4]" office:value-type="float" office:value="131.0309" calcext:value-type="float">
            <text:p>131.0</text:p>
          </table:table-cell>
          <table:table-cell table:style-name="ce71" table:formula="of:=MAX([$Crossbow.E$5] - [.$C5]/2; 0)*MAX(1 - [.$D5]/200;0)*[$Crossbow.$F$5]" office:value-type="float" office:value="160.3525" calcext:value-type="float">
            <text:p>160.4</text:p>
          </table:table-cell>
          <table:table-cell table:style-name="ce71" table:formula="of:=MAX([$Crossbow.E$6] - [.$C5]/2; 0)*MAX(1 - [.$D5]/200;0)*[$Crossbow.$F$6]" office:value-type="float" office:value="193.48329" calcext:value-type="float">
            <text:p>193.5</text:p>
          </table:table-cell>
          <table:table-cell table:style-name="ce71" table:formula="of:=MAX([$Crossbow.E$7] - [.$C5]/2; 0)*MAX(1 - [.$D5]/200;0)*[$Crossbow.$F$7]" office:value-type="float" office:value="229.056674" calcext:value-type="float">
            <text:p>229.1</text:p>
          </table:table-cell>
          <table:table-cell table:number-columns-repeated="2"/>
          <table:table-cell table:style-name="ce73" table:formula="of:=MAX([$doge.E$3] - [.$C5]; 0)" office:value-type="float" office:value="30" calcext:value-type="float">
            <text:p>30</text:p>
          </table:table-cell>
          <table:table-cell table:style-name="ce73" table:formula="of:=MAX([$doge.$E$4] - [.$C5]; 0)" office:value-type="float" office:value="35" calcext:value-type="float">
            <text:p>35</text:p>
          </table:table-cell>
          <table:table-cell table:style-name="ce73" table:formula="of:=MAX([$doge.$E$5] - [.$C5]; 0)" office:value-type="float" office:value="40" calcext:value-type="float">
            <text:p>40</text:p>
          </table:table-cell>
          <table:table-cell table:style-name="ce73" table:formula="of:=MAX([$doge.$E$6] - [.$C5]; 0)" office:value-type="float" office:value="45" calcext:value-type="float">
            <text:p>45</text:p>
          </table:table-cell>
          <table:table-cell table:style-name="ce73" table:formula="of:=MAX([$doge.$E$7] - [.$C5]; 0)" office:value-type="float" office:value="50" calcext:value-type="float">
            <text:p>50</text:p>
          </table:table-cell>
          <table:table-cell table:style-name="ce73"/>
          <table:table-cell table:style-name="ce74" table:formula="of:=MAX([$hors.$E$3] - [.$C5]/2; 0)*MAX(1 - [.$D5]/200;0)" office:value-type="float" office:value="57.75" calcext:value-type="float">
            <text:p>57.8</text:p>
          </table:table-cell>
          <table:table-cell table:style-name="ce74" table:formula="of:=MAX([$hors.$E$4] - [.$C5]/2; 0)*MAX(1 - [.$D5]/200;0)" office:value-type="float" office:value="69.3" calcext:value-type="float">
            <text:p>69.3</text:p>
          </table:table-cell>
          <table:table-cell table:style-name="ce74" table:formula="of:=MAX([$hors.$E$5] - [.$C5]/2; 0)*MAX(1 - [.$D5]/200;0)" office:value-type="float" office:value="88.55" calcext:value-type="float">
            <text:p>88.6</text:p>
          </table:table-cell>
          <table:table-cell table:style-name="ce74" table:formula="of:=MAX([$hors.$E$6] - [.$C5]/2; 0)*MAX(1 - [.$D5]/200;0)" office:value-type="float" office:value="107.8" calcext:value-type="float">
            <text:p>107.8</text:p>
          </table:table-cell>
          <table:table-cell table:style-name="ce73"/>
          <table:table-cell table:style-name="ce74" table:formula="of:=MAX([$irgl.$E$3] - [.$C5]; 0)*MAX(1 - [.$D5]/100;0)" office:value-type="float" office:value="108" calcext:value-type="float">
            <text:p>108.0</text:p>
          </table:table-cell>
          <table:table-cell table:style-name="ce74" table:formula="of:=MAX([$irgl.$E$4] - [.$C5]; 0)*MAX(1 - [.$D5]/100;0)" office:value-type="float" office:value="121.5" calcext:value-type="float">
            <text:p>121.5</text:p>
          </table:table-cell>
          <table:table-cell table:style-name="ce74" table:formula="of:=MAX([$irgl.$E$5] - [.$C5]; 0)*MAX(1 - [.$D5]/100;0)" office:value-type="float" office:value="140.4" calcext:value-type="float">
            <text:p>140.4</text:p>
          </table:table-cell>
          <table:table-cell table:style-name="ce74" table:formula="of:=MAX([$irgl.$E$6] - [.$C5]; 0)*MAX(1 - [.$D5]/100;0)" office:value-type="float" office:value="162" calcext:value-type="float">
            <text:p>162.0</text:p>
          </table:table-cell>
          <table:table-cell table:style-name="ce73"/>
          <table:table-cell table:style-name="ce74" table:formula="of:=MAX([$sngl.$E$3]; 0)*MAX(1 - [.$D5]/100;0)" office:value-type="float" office:value="64.8" calcext:value-type="float">
            <text:p>64.8</text:p>
          </table:table-cell>
          <table:table-cell table:style-name="ce74" table:formula="of:=MAX([$sngl.$E$4]; 0)*MAX(1 - [.$D5]/100;0)" office:value-type="float" office:value="75.6" calcext:value-type="float">
            <text:p>75.6</text:p>
          </table:table-cell>
          <table:table-cell table:style-name="ce74" table:formula="of:=MAX([$sngl.$E$5]; 0)*MAX(1 - [.$D5]/100;0)" office:value-type="float" office:value="91.8" calcext:value-type="float">
            <text:p>91.8</text:p>
          </table:table-cell>
          <table:table-cell table:style-name="ce74" table:formula="of:=MAX([$sngl.$E$6]; 0)*MAX(1 - [.$D5]/100;0)" office:value-type="float" office:value="108" calcext:value-type="float">
            <text:p>108.0</text:p>
          </table:table-cell>
          <table:table-cell table:number-columns-repeated="163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15" calcext:value-type="float">
            <text:p>115</text:p>
          </table:table-cell>
          <table:table-cell table:style-name="ce5" table:formula="of:=([.$B6] + 3 * [.$C6]) / 10 / (1 - [.$D6] * 0.006) *POWER([.$E6]; 0.75) * [.$C$13] / 13" office:value-type="float" office:value="330.429695096316" calcext:value-type="float">
            <text:p>330.4</text:p>
          </table:table-cell>
          <table:table-cell table:style-name="ce5" office:value-type="float" office:value="10" calcext:value-type="float">
            <text:p>10.0</text:p>
          </table:table-cell>
          <table:table-cell table:style-name="ce7" table:formula="of:=COM.MICROSOFT.CEILING.MATH(LN(MAX([.$G6]*4;1))^2.5+1)" office:value-type="float" office:value="28" calcext:value-type="float">
            <text:p>28</text:p>
          </table:table-cell>
          <table:table-cell table:style-name="ce7" table:formula="of:=COM.MICROSOFT.CEILING.MATH(LN(MAX([.$G6]*3.5;1))^2.5+1)" office:value-type="float" office:value="25" calcext:value-type="float">
            <text:p>25</text:p>
          </table:table-cell>
          <table:table-cell table:style-name="ce7" table:formula="of:=COM.MICROSOFT.CEILING.MATH(LN(MAX([.$G6]*3;1))^2.5+1)" office:value-type="float" office:value="23" calcext:value-type="float">
            <text:p>23</text:p>
          </table:table-cell>
          <table:table-cell table:style-name="ce7" table:formula="of:=COM.MICROSOFT.CEILING.MATH(LN(MAX([.$G6]*2.5;1))^2.5+1)" office:value-type="float" office:value="20" calcext:value-type="float">
            <text:p>20</text:p>
          </table:table-cell>
          <table:table-cell/>
          <table:table-cell table:style-name="ce5"/>
          <table:table-cell table:style-name="ce71" table:formula="of:=MAX([$Sword.E$2] - [.$C6]; 0)*[$Sword.$F$2]" office:value-type="float" office:value="67.5" calcext:value-type="float">
            <text:p>67.5</text:p>
          </table:table-cell>
          <table:table-cell table:style-name="ce71" table:formula="of:=MAX([$Sword.E$3] - [.$C6]; 0)*[$Sword.$F$3]" office:value-type="float" office:value="90.375" calcext:value-type="float">
            <text:p>90.4</text:p>
          </table:table-cell>
          <table:table-cell table:style-name="ce71" table:formula="of:=MAX([$Sword.E$4] - [.$C6]; 0)*[$Sword.$F$4]" office:value-type="float" office:value="116.4375" calcext:value-type="float">
            <text:p>116.4</text:p>
          </table:table-cell>
          <table:table-cell table:style-name="ce71" table:formula="of:=MAX([$Sword.E$5] - [.$C6]; 0)*[$Sword.$F$5]" office:value-type="float" office:value="146.25" calcext:value-type="float">
            <text:p>146.3</text:p>
          </table:table-cell>
          <table:table-cell table:style-name="ce71" table:formula="of:=MAX([$Sword.E$6] - [.$C6]; 0)*[$Sword.$F$6]" office:value-type="float" office:value="181.5" calcext:value-type="float">
            <text:p>181.5</text:p>
          </table:table-cell>
          <table:table-cell table:style-name="ce71" table:formula="of:=MAX([$Sword.E$7] - [.$C6]; 0)*[$Sword.$F$7]" office:value-type="float" office:value="219.1875" calcext:value-type="float">
            <text:p>219.2</text:p>
          </table:table-cell>
          <table:table-cell table:style-name="ce71" table:formula="of:=MAX([$Sword.E$8] - [.$C6]; 0)*[$Sword.$F$8]" office:value-type="float" office:value="259.875" calcext:value-type="float">
            <text:p>259.9</text:p>
          </table:table-cell>
          <table:table-cell table:style-name="ce71" table:formula="of:=MAX([$Sword.E$9] - [.$C6]; 0)*[$Sword.$F$9]" office:value-type="float" office:value="81" calcext:value-type="float">
            <text:p>81.0</text:p>
          </table:table-cell>
          <table:table-cell table:style-name="ce72"/>
          <table:table-cell table:style-name="ce71" table:formula="of:=MAX([$Axe.E$2] - [.$C6]/2; 0)*MAX(1 - [.$D6]/200;0)*[$Axe.$F$2]" office:value-type="float" office:value="76.076" calcext:value-type="float">
            <text:p>76.1</text:p>
          </table:table-cell>
          <table:table-cell table:style-name="ce71" table:formula="of:=MAX([$Axe.E$3] - [.$C6]/2; 0)*MAX(1 - [.$D6]/200;0)*[$Axe.$F$3]" office:value-type="float" office:value="97.636" calcext:value-type="float">
            <text:p>97.6</text:p>
          </table:table-cell>
          <table:table-cell table:style-name="ce71" table:formula="of:=MAX([$Axe.E$4] - [.$C6]/2; 0)*MAX(1 - [.$D6]/200;0)*[$Axe.$F$4]" office:value-type="float" office:value="122.122" calcext:value-type="float">
            <text:p>122.1</text:p>
          </table:table-cell>
          <table:table-cell table:style-name="ce71" table:formula="of:=MAX([$Axe.E$5] - [.$C6]/2; 0)*MAX(1 - [.$D6]/200;0)*[$Axe.$F$5]" office:value-type="float" office:value="150.458" calcext:value-type="float">
            <text:p>150.5</text:p>
          </table:table-cell>
          <table:table-cell table:style-name="ce71" table:formula="of:=MAX([$Axe.E$6] - [.$C6]/2; 0)*MAX(1 - [.$D6]/200;0)*[$Axe.$F$6]" office:value-type="float" office:value="180.95" calcext:value-type="float">
            <text:p>181.0</text:p>
          </table:table-cell>
          <table:table-cell table:style-name="ce71" table:formula="of:=MAX([$Axe.E$7] - [.$C6]/2; 0)*MAX(1 - [.$D6]/200;0)*[$Axe.$F$7]" office:value-type="float" office:value="214.676" calcext:value-type="float">
            <text:p>214.7</text:p>
          </table:table-cell>
          <table:table-cell table:style-name="ce72"/>
          <table:table-cell table:style-name="ce71" table:formula="of:=MAX([$Scythe.D$2]; 0)*MAX(1 - [.$D6]/100;0)*[$Scythe.$F$2]" office:value-type="float" office:value="49.68" calcext:value-type="float">
            <text:p>49.7</text:p>
          </table:table-cell>
          <table:table-cell table:style-name="ce71" table:formula="of:=MAX([$Scythe.D$3]; 0)*MAX(1 - [.$D6]/100;0)*[$Scythe.$F$3]" office:value-type="float" office:value="65.88" calcext:value-type="float">
            <text:p>65.9</text:p>
          </table:table-cell>
          <table:table-cell table:style-name="ce71" table:formula="of:=MAX([$Scythe.D$4]; 0)*MAX(1 - [.$D6]/100;0)*[$Scythe.$F$4]" office:value-type="float" office:value="84.24" calcext:value-type="float">
            <text:p>84.2</text:p>
          </table:table-cell>
          <table:table-cell table:style-name="ce71" table:formula="of:=MAX([$Scythe.D$5]; 0)*MAX(1 - [.$D6]/100;0)*[$Scythe.$F$5]" office:value-type="float" office:value="105.84" calcext:value-type="float">
            <text:p>105.8</text:p>
          </table:table-cell>
          <table:table-cell table:style-name="ce71" table:formula="of:=MAX([$Scythe.D$6]; 0)*MAX(1 - [.$D6]/100;0)*[$Scythe.$F$6]" office:value-type="float" office:value="129.6" calcext:value-type="float">
            <text:p>129.6</text:p>
          </table:table-cell>
          <table:table-cell table:style-name="ce71" table:formula="of:=MAX([$Scythe.D$7]; 0)*MAX(1 - [.$D6]/100;0)*[$Scythe.$F$7]" office:value-type="float" office:value="155.52" calcext:value-type="float">
            <text:p>155.5</text:p>
          </table:table-cell>
          <table:table-cell table:style-name="ce71" table:formula="of:=MAX([$Scythe.D$8]; 0)*MAX(1 - [.$D6]/100;0)*[$Scythe.$F$8]" office:value-type="float" office:value="41.04" calcext:value-type="float">
            <text:p>41.0</text:p>
          </table:table-cell>
          <table:table-cell table:style-name="ce71" table:formula="of:=MAX([$Scythe.D$9]; 0)*MAX(1 - [.$D6]/100;0)*[$Scythe.$F$9]" office:value-type="float" office:value="47.52" calcext:value-type="float">
            <text:p>47.5</text:p>
          </table:table-cell>
          <table:table-cell table:style-name="ce71" table:formula="of:=MAX([$Scythe.D$10]; 0)*MAX(1 - [.$D6]/100;0)*[$Scythe.$F$10]" office:value-type="float" office:value="54" calcext:value-type="float">
            <text:p>54.0</text:p>
          </table:table-cell>
          <table:table-cell table:style-name="ce72"/>
          <table:table-cell table:style-name="ce72" table:formula="of:=MAX([$Staff.E$2]; 0)*[$Staff.$F$2]" office:value-type="float" office:value="73.6" calcext:value-type="float">
            <text:p>73.6</text:p>
          </table:table-cell>
          <table:table-cell table:style-name="ce72" table:formula="of:=MAX([$Staff.E$3]; 0)*[$Staff.$F$3]" office:value-type="float" office:value="100" calcext:value-type="float">
            <text:p>100</text:p>
          </table:table-cell>
          <table:table-cell table:style-name="ce72" table:formula="of:=MAX([$Staff.E$4]; 0)*[$Staff.$F$4]" office:value-type="float" office:value="128" calcext:value-type="float">
            <text:p>128</text:p>
          </table:table-cell>
          <table:table-cell table:style-name="ce72" table:formula="of:=MAX([$Staff.E$5]; 0)*[$Staff.$F$5]" office:value-type="float" office:value="160.8" calcext:value-type="float">
            <text:p>160.8</text:p>
          </table:table-cell>
          <table:table-cell table:style-name="ce72" table:formula="of:=MAX([$Staff.E$6]; 0)*[$Staff.$F$6]" office:value-type="float" office:value="196" calcext:value-type="float">
            <text:p>196</text:p>
          </table:table-cell>
          <table:table-cell table:style-name="ce72" table:formula="of:=MAX([$Staff.E$7]; 0)*[$Staff.$F$7]" office:value-type="float" office:value="235.2" calcext:value-type="float">
            <text:p>235.2</text:p>
          </table:table-cell>
          <table:table-cell table:style-name="ce72"/>
          <table:table-cell table:style-name="ce71" table:formula="of:=MAX([$Bow.E$2] - [.$C6]; 0)*MAX(1 - [.$D6]/100;0)*[$Bow.$F$2]" office:value-type="float" office:value="56.9485665179458" calcext:value-type="float">
            <text:p>56.9</text:p>
          </table:table-cell>
          <table:table-cell table:style-name="ce71" table:formula="of:=MAX([$Bow.E$3] - [.$C6]; 0)*MAX(1 - [.$D6]/100;0)*[$Bow.$F$3]" office:value-type="float" office:value="75.5919271844284" calcext:value-type="float">
            <text:p>75.6</text:p>
          </table:table-cell>
          <table:table-cell table:style-name="ce71" table:formula="of:=MAX([$Bow.E$4] - [.$C6]; 0)*MAX(1 - [.$D6]/100;0)*[$Bow.$F$4]" office:value-type="float" office:value="92.1638033324129" calcext:value-type="float">
            <text:p>92.2</text:p>
          </table:table-cell>
          <table:table-cell table:style-name="ce71" table:formula="of:=MAX([$Bow.E$5] - [.$C6]; 0)*MAX(1 - [.$D6]/100;0)*[$Bow.$F$5]" office:value-type="float" office:value="114.950133035892" calcext:value-type="float">
            <text:p>115.0</text:p>
          </table:table-cell>
          <table:table-cell table:style-name="ce71" table:formula="of:=MAX([$Bow.E$6] - [.$C6]; 0)*MAX(1 - [.$D6]/100;0)*[$Bow.$F$6]" office:value-type="float" office:value="137.73646273937" calcext:value-type="float">
            <text:p>137.7</text:p>
          </table:table-cell>
          <table:table-cell table:style-name="ce71" table:formula="of:=MAX([$Bow.E$7] - [.$C6]; 0)*MAX(1 - [.$D6]/100;0)*[$Bow.$F$7]" office:value-type="float" office:value="164.665761479845" calcext:value-type="float">
            <text:p>164.7</text:p>
          </table:table-cell>
          <table:table-cell table:style-name="ce72"/>
          <table:table-cell table:style-name="ce71" table:formula="of:=MAX([$Crossbow.E$2] - [.$C6]/2; 0)*MAX(1 - [.$D6]/200;0)*[$Crossbow.$F$2]" office:value-type="float" office:value="80.83075" calcext:value-type="float">
            <text:p>80.8</text:p>
          </table:table-cell>
          <table:table-cell table:style-name="ce71" table:formula="of:=MAX([$Crossbow.E$3] - [.$C6]/2; 0)*MAX(1 - [.$D6]/200;0)*[$Crossbow.$F$3]" office:value-type="float" office:value="103.73825" calcext:value-type="float">
            <text:p>103.7</text:p>
          </table:table-cell>
          <table:table-cell table:style-name="ce71" table:formula="of:=MAX([$Crossbow.E$4] - [.$C6]/2; 0)*MAX(1 - [.$D6]/200;0)*[$Crossbow.$F$4]" office:value-type="float" office:value="130.04915" calcext:value-type="float">
            <text:p>130.0</text:p>
          </table:table-cell>
          <table:table-cell table:style-name="ce71" table:formula="of:=MAX([$Crossbow.E$5] - [.$C6]/2; 0)*MAX(1 - [.$D6]/200;0)*[$Crossbow.$F$5]" office:value-type="float" office:value="159.37075" calcext:value-type="float">
            <text:p>159.4</text:p>
          </table:table-cell>
          <table:table-cell table:style-name="ce71" table:formula="of:=MAX([$Crossbow.E$6] - [.$C6]/2; 0)*MAX(1 - [.$D6]/200;0)*[$Crossbow.$F$6]" office:value-type="float" office:value="192.50154" calcext:value-type="float">
            <text:p>192.5</text:p>
          </table:table-cell>
          <table:table-cell table:style-name="ce71" table:formula="of:=MAX([$Crossbow.E$7] - [.$C6]/2; 0)*MAX(1 - [.$D6]/200;0)*[$Crossbow.$F$7]" office:value-type="float" office:value="228.074924" calcext:value-type="float">
            <text:p>228.1</text:p>
          </table:table-cell>
          <table:table-cell table:number-columns-repeated="2"/>
          <table:table-cell table:style-name="ce73" table:formula="of:=MAX([$doge.E$3] - [.$C6]; 0)" office:value-type="float" office:value="27" calcext:value-type="float">
            <text:p>27</text:p>
          </table:table-cell>
          <table:table-cell table:style-name="ce73" table:formula="of:=MAX([$doge.$E$4] - [.$C6]; 0)" office:value-type="float" office:value="32" calcext:value-type="float">
            <text:p>32</text:p>
          </table:table-cell>
          <table:table-cell table:style-name="ce73" table:formula="of:=MAX([$doge.$E$5] - [.$C6]; 0)" office:value-type="float" office:value="37" calcext:value-type="float">
            <text:p>37</text:p>
          </table:table-cell>
          <table:table-cell table:style-name="ce73" table:formula="of:=MAX([$doge.$E$6] - [.$C6]; 0)" office:value-type="float" office:value="42" calcext:value-type="float">
            <text:p>42</text:p>
          </table:table-cell>
          <table:table-cell table:style-name="ce73" table:formula="of:=MAX([$doge.$E$7] - [.$C6]; 0)" office:value-type="float" office:value="47" calcext:value-type="float">
            <text:p>47</text:p>
          </table:table-cell>
          <table:table-cell table:style-name="ce73"/>
          <table:table-cell table:style-name="ce74" table:formula="of:=MAX([$hors.$E$3] - [.$C6]/2; 0)*MAX(1 - [.$D6]/200;0)" office:value-type="float" office:value="56.595" calcext:value-type="float">
            <text:p>56.6</text:p>
          </table:table-cell>
          <table:table-cell table:style-name="ce74" table:formula="of:=MAX([$hors.$E$4] - [.$C6]/2; 0)*MAX(1 - [.$D6]/200;0)" office:value-type="float" office:value="68.145" calcext:value-type="float">
            <text:p>68.1</text:p>
          </table:table-cell>
          <table:table-cell table:style-name="ce74" table:formula="of:=MAX([$hors.$E$5] - [.$C6]/2; 0)*MAX(1 - [.$D6]/200;0)" office:value-type="float" office:value="87.395" calcext:value-type="float">
            <text:p>87.4</text:p>
          </table:table-cell>
          <table:table-cell table:style-name="ce74" table:formula="of:=MAX([$hors.$E$6] - [.$C6]/2; 0)*MAX(1 - [.$D6]/200;0)" office:value-type="float" office:value="106.645" calcext:value-type="float">
            <text:p>106.6</text:p>
          </table:table-cell>
          <table:table-cell table:style-name="ce73"/>
          <table:table-cell table:style-name="ce74" table:formula="of:=MAX([$irgl.$E$3] - [.$C6]; 0)*MAX(1 - [.$D6]/100;0)" office:value-type="float" office:value="106.38" calcext:value-type="float">
            <text:p>106.4</text:p>
          </table:table-cell>
          <table:table-cell table:style-name="ce74" table:formula="of:=MAX([$irgl.$E$4] - [.$C6]; 0)*MAX(1 - [.$D6]/100;0)" office:value-type="float" office:value="119.88" calcext:value-type="float">
            <text:p>119.9</text:p>
          </table:table-cell>
          <table:table-cell table:style-name="ce74" table:formula="of:=MAX([$irgl.$E$5] - [.$C6]; 0)*MAX(1 - [.$D6]/100;0)" office:value-type="float" office:value="138.78" calcext:value-type="float">
            <text:p>138.8</text:p>
          </table:table-cell>
          <table:table-cell table:style-name="ce74" table:formula="of:=MAX([$irgl.$E$6] - [.$C6]; 0)*MAX(1 - [.$D6]/100;0)" office:value-type="float" office:value="160.38" calcext:value-type="float">
            <text:p>160.4</text:p>
          </table:table-cell>
          <table:table-cell table:style-name="ce73"/>
          <table:table-cell table:style-name="ce74" table:formula="of:=MAX([$sngl.$E$3]; 0)*MAX(1 - [.$D6]/100;0)" office:value-type="float" office:value="64.8" calcext:value-type="float">
            <text:p>64.8</text:p>
          </table:table-cell>
          <table:table-cell table:style-name="ce74" table:formula="of:=MAX([$sngl.$E$4]; 0)*MAX(1 - [.$D6]/100;0)" office:value-type="float" office:value="75.6" calcext:value-type="float">
            <text:p>75.6</text:p>
          </table:table-cell>
          <table:table-cell table:style-name="ce74" table:formula="of:=MAX([$sngl.$E$5]; 0)*MAX(1 - [.$D6]/100;0)" office:value-type="float" office:value="91.8" calcext:value-type="float">
            <text:p>91.8</text:p>
          </table:table-cell>
          <table:table-cell table:style-name="ce74" table:formula="of:=MAX([$sngl.$E$6]; 0)*MAX(1 - [.$D6]/100;0)" office:value-type="float" office:value="108" calcext:value-type="float">
            <text:p>108.0</text:p>
          </table:table-cell>
          <table:table-cell table:number-columns-repeated="1630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style-name="ce5" table:formula="of:=([.$B7] + 3 * [.$C7]) / 10 / (1 - [.$D7] * 0.006) *POWER([.$E7]; 0.75) * [.$C$13] / 13" office:value-type="float" office:value="396.454830284883" calcext:value-type="float">
            <text:p>396.5</text:p>
          </table:table-cell>
          <table:table-cell table:style-name="ce5" office:value-type="float" office:value="12" calcext:value-type="float">
            <text:p>12.0</text:p>
          </table:table-cell>
          <table:table-cell table:style-name="ce7" table:formula="of:=COM.MICROSOFT.CEILING.MATH(LN(MAX([.$G7]*4;1))^2.5+1)" office:value-type="float" office:value="31" calcext:value-type="float">
            <text:p>31</text:p>
          </table:table-cell>
          <table:table-cell table:style-name="ce7" table:formula="of:=COM.MICROSOFT.CEILING.MATH(LN(MAX([.$G7]*3.5;1))^2.5+1)" office:value-type="float" office:value="29" calcext:value-type="float">
            <text:p>29</text:p>
          </table:table-cell>
          <table:table-cell table:style-name="ce7" table:formula="of:=COM.MICROSOFT.CEILING.MATH(LN(MAX([.$G7]*3;1))^2.5+1)" office:value-type="float" office:value="26" calcext:value-type="float">
            <text:p>26</text:p>
          </table:table-cell>
          <table:table-cell table:style-name="ce7" table:formula="of:=COM.MICROSOFT.CEILING.MATH(LN(MAX([.$G7]*2.5;1))^2.5+1)" office:value-type="float" office:value="23" calcext:value-type="float">
            <text:p>23</text:p>
          </table:table-cell>
          <table:table-cell/>
          <table:table-cell table:style-name="ce5"/>
          <table:table-cell table:style-name="ce71" table:formula="of:=MAX([$Sword.E$2] - [.$C7]; 0)*[$Sword.$F$2]" office:value-type="float" office:value="67.5" calcext:value-type="float">
            <text:p>67.5</text:p>
          </table:table-cell>
          <table:table-cell table:style-name="ce71" table:formula="of:=MAX([$Sword.E$3] - [.$C7]; 0)*[$Sword.$F$3]" office:value-type="float" office:value="90.375" calcext:value-type="float">
            <text:p>90.4</text:p>
          </table:table-cell>
          <table:table-cell table:style-name="ce71" table:formula="of:=MAX([$Sword.E$4] - [.$C7]; 0)*[$Sword.$F$4]" office:value-type="float" office:value="116.4375" calcext:value-type="float">
            <text:p>116.4</text:p>
          </table:table-cell>
          <table:table-cell table:style-name="ce71" table:formula="of:=MAX([$Sword.E$5] - [.$C7]; 0)*[$Sword.$F$5]" office:value-type="float" office:value="146.25" calcext:value-type="float">
            <text:p>146.3</text:p>
          </table:table-cell>
          <table:table-cell table:style-name="ce71" table:formula="of:=MAX([$Sword.E$6] - [.$C7]; 0)*[$Sword.$F$6]" office:value-type="float" office:value="181.5" calcext:value-type="float">
            <text:p>181.5</text:p>
          </table:table-cell>
          <table:table-cell table:style-name="ce71" table:formula="of:=MAX([$Sword.E$7] - [.$C7]; 0)*[$Sword.$F$7]" office:value-type="float" office:value="219.1875" calcext:value-type="float">
            <text:p>219.2</text:p>
          </table:table-cell>
          <table:table-cell table:style-name="ce71" table:formula="of:=MAX([$Sword.E$8] - [.$C7]; 0)*[$Sword.$F$8]" office:value-type="float" office:value="259.875" calcext:value-type="float">
            <text:p>259.9</text:p>
          </table:table-cell>
          <table:table-cell table:style-name="ce71" table:formula="of:=MAX([$Sword.E$9] - [.$C7]; 0)*[$Sword.$F$9]" office:value-type="float" office:value="81" calcext:value-type="float">
            <text:p>81.0</text:p>
          </table:table-cell>
          <table:table-cell table:style-name="ce72"/>
          <table:table-cell table:style-name="ce71" table:formula="of:=MAX([$Axe.E$2] - [.$C7]/2; 0)*MAX(1 - [.$D7]/200;0)*[$Axe.$F$2]" office:value-type="float" office:value="75.088" calcext:value-type="float">
            <text:p>75.1</text:p>
          </table:table-cell>
          <table:table-cell table:style-name="ce71" table:formula="of:=MAX([$Axe.E$3] - [.$C7]/2; 0)*MAX(1 - [.$D7]/200;0)*[$Axe.$F$3]" office:value-type="float" office:value="96.368" calcext:value-type="float">
            <text:p>96.4</text:p>
          </table:table-cell>
          <table:table-cell table:style-name="ce71" table:formula="of:=MAX([$Axe.E$4] - [.$C7]/2; 0)*MAX(1 - [.$D7]/200;0)*[$Axe.$F$4]" office:value-type="float" office:value="120.536" calcext:value-type="float">
            <text:p>120.5</text:p>
          </table:table-cell>
          <table:table-cell table:style-name="ce71" table:formula="of:=MAX([$Axe.E$5] - [.$C7]/2; 0)*MAX(1 - [.$D7]/200;0)*[$Axe.$F$5]" office:value-type="float" office:value="148.504" calcext:value-type="float">
            <text:p>148.5</text:p>
          </table:table-cell>
          <table:table-cell table:style-name="ce71" table:formula="of:=MAX([$Axe.E$6] - [.$C7]/2; 0)*MAX(1 - [.$D7]/200;0)*[$Axe.$F$6]" office:value-type="float" office:value="178.6" calcext:value-type="float">
            <text:p>178.6</text:p>
          </table:table-cell>
          <table:table-cell table:style-name="ce71" table:formula="of:=MAX([$Axe.E$7] - [.$C7]/2; 0)*MAX(1 - [.$D7]/200;0)*[$Axe.$F$7]" office:value-type="float" office:value="211.888" calcext:value-type="float">
            <text:p>211.9</text:p>
          </table:table-cell>
          <table:table-cell table:style-name="ce72"/>
          <table:table-cell table:style-name="ce71" table:formula="of:=MAX([$Scythe.D$2]; 0)*MAX(1 - [.$D7]/100;0)*[$Scythe.$F$2]" office:value-type="float" office:value="47.84" calcext:value-type="float">
            <text:p>47.8</text:p>
          </table:table-cell>
          <table:table-cell table:style-name="ce71" table:formula="of:=MAX([$Scythe.D$3]; 0)*MAX(1 - [.$D7]/100;0)*[$Scythe.$F$3]" office:value-type="float" office:value="63.44" calcext:value-type="float">
            <text:p>63.4</text:p>
          </table:table-cell>
          <table:table-cell table:style-name="ce71" table:formula="of:=MAX([$Scythe.D$4]; 0)*MAX(1 - [.$D7]/100;0)*[$Scythe.$F$4]" office:value-type="float" office:value="81.12" calcext:value-type="float">
            <text:p>81.1</text:p>
          </table:table-cell>
          <table:table-cell table:style-name="ce71" table:formula="of:=MAX([$Scythe.D$5]; 0)*MAX(1 - [.$D7]/100;0)*[$Scythe.$F$5]" office:value-type="float" office:value="101.92" calcext:value-type="float">
            <text:p>101.9</text:p>
          </table:table-cell>
          <table:table-cell table:style-name="ce71" table:formula="of:=MAX([$Scythe.D$6]; 0)*MAX(1 - [.$D7]/100;0)*[$Scythe.$F$6]" office:value-type="float" office:value="124.8" calcext:value-type="float">
            <text:p>124.8</text:p>
          </table:table-cell>
          <table:table-cell table:style-name="ce71" table:formula="of:=MAX([$Scythe.D$7]; 0)*MAX(1 - [.$D7]/100;0)*[$Scythe.$F$7]" office:value-type="float" office:value="149.76" calcext:value-type="float">
            <text:p>149.8</text:p>
          </table:table-cell>
          <table:table-cell table:style-name="ce71" table:formula="of:=MAX([$Scythe.D$8]; 0)*MAX(1 - [.$D7]/100;0)*[$Scythe.$F$8]" office:value-type="float" office:value="39.52" calcext:value-type="float">
            <text:p>39.5</text:p>
          </table:table-cell>
          <table:table-cell table:style-name="ce71" table:formula="of:=MAX([$Scythe.D$9]; 0)*MAX(1 - [.$D7]/100;0)*[$Scythe.$F$9]" office:value-type="float" office:value="45.76" calcext:value-type="float">
            <text:p>45.8</text:p>
          </table:table-cell>
          <table:table-cell table:style-name="ce71" table:formula="of:=MAX([$Scythe.D$10]; 0)*MAX(1 - [.$D7]/100;0)*[$Scythe.$F$10]" office:value-type="float" office:value="52" calcext:value-type="float">
            <text:p>52.0</text:p>
          </table:table-cell>
          <table:table-cell table:style-name="ce72"/>
          <table:table-cell table:style-name="ce72" table:formula="of:=MAX([$Staff.E$2]; 0)*[$Staff.$F$2]" office:value-type="float" office:value="73.6" calcext:value-type="float">
            <text:p>73.6</text:p>
          </table:table-cell>
          <table:table-cell table:style-name="ce72" table:formula="of:=MAX([$Staff.E$3]; 0)*[$Staff.$F$3]" office:value-type="float" office:value="100" calcext:value-type="float">
            <text:p>100</text:p>
          </table:table-cell>
          <table:table-cell table:style-name="ce72" table:formula="of:=MAX([$Staff.E$4]; 0)*[$Staff.$F$4]" office:value-type="float" office:value="128" calcext:value-type="float">
            <text:p>128</text:p>
          </table:table-cell>
          <table:table-cell table:style-name="ce72" table:formula="of:=MAX([$Staff.E$5]; 0)*[$Staff.$F$5]" office:value-type="float" office:value="160.8" calcext:value-type="float">
            <text:p>160.8</text:p>
          </table:table-cell>
          <table:table-cell table:style-name="ce72" table:formula="of:=MAX([$Staff.E$6]; 0)*[$Staff.$F$6]" office:value-type="float" office:value="196" calcext:value-type="float">
            <text:p>196</text:p>
          </table:table-cell>
          <table:table-cell table:style-name="ce72" table:formula="of:=MAX([$Staff.E$7]; 0)*[$Staff.$F$7]" office:value-type="float" office:value="235.2" calcext:value-type="float">
            <text:p>235.2</text:p>
          </table:table-cell>
          <table:table-cell table:style-name="ce72"/>
          <table:table-cell table:style-name="ce71" table:formula="of:=MAX([$Bow.E$2] - [.$C7]; 0)*MAX(1 - [.$D7]/100;0)*[$Bow.$F$2]" office:value-type="float" office:value="54.8393603506145" calcext:value-type="float">
            <text:p>54.8</text:p>
          </table:table-cell>
          <table:table-cell table:style-name="ce71" table:formula="of:=MAX([$Bow.E$3] - [.$C7]; 0)*MAX(1 - [.$D7]/100;0)*[$Bow.$F$3]" office:value-type="float" office:value="72.7922261775977" calcext:value-type="float">
            <text:p>72.8</text:p>
          </table:table-cell>
          <table:table-cell table:style-name="ce71" table:formula="of:=MAX([$Bow.E$4] - [.$C7]; 0)*MAX(1 - [.$D7]/100;0)*[$Bow.$F$4]" office:value-type="float" office:value="88.7503291349161" calcext:value-type="float">
            <text:p>88.8</text:p>
          </table:table-cell>
          <table:table-cell table:style-name="ce71" table:formula="of:=MAX([$Bow.E$5] - [.$C7]; 0)*MAX(1 - [.$D7]/100;0)*[$Bow.$F$5]" office:value-type="float" office:value="110.692720701229" calcext:value-type="float">
            <text:p>110.7</text:p>
          </table:table-cell>
          <table:table-cell table:style-name="ce71" table:formula="of:=MAX([$Bow.E$6] - [.$C7]; 0)*MAX(1 - [.$D7]/100;0)*[$Bow.$F$6]" office:value-type="float" office:value="132.635112267542" calcext:value-type="float">
            <text:p>132.6</text:p>
          </table:table-cell>
          <table:table-cell table:style-name="ce71" table:formula="of:=MAX([$Bow.E$7] - [.$C7]; 0)*MAX(1 - [.$D7]/100;0)*[$Bow.$F$7]" office:value-type="float" office:value="158.567029573184" calcext:value-type="float">
            <text:p>158.6</text:p>
          </table:table-cell>
          <table:table-cell table:style-name="ce72"/>
          <table:table-cell table:style-name="ce71" table:formula="of:=MAX([$Crossbow.E$2] - [.$C7]/2; 0)*MAX(1 - [.$D7]/200;0)*[$Crossbow.$F$2]" office:value-type="float" office:value="79.781" calcext:value-type="float">
            <text:p>79.8</text:p>
          </table:table-cell>
          <table:table-cell table:style-name="ce71" table:formula="of:=MAX([$Crossbow.E$3] - [.$C7]/2; 0)*MAX(1 - [.$D7]/200;0)*[$Crossbow.$F$3]" office:value-type="float" office:value="102.391" calcext:value-type="float">
            <text:p>102.4</text:p>
          </table:table-cell>
          <table:table-cell table:style-name="ce71" table:formula="of:=MAX([$Crossbow.E$4] - [.$C7]/2; 0)*MAX(1 - [.$D7]/200;0)*[$Crossbow.$F$4]" office:value-type="float" office:value="128.3602" calcext:value-type="float">
            <text:p>128.4</text:p>
          </table:table-cell>
          <table:table-cell table:style-name="ce71" table:formula="of:=MAX([$Crossbow.E$5] - [.$C7]/2; 0)*MAX(1 - [.$D7]/200;0)*[$Crossbow.$F$5]" office:value-type="float" office:value="157.301" calcext:value-type="float">
            <text:p>157.3</text:p>
          </table:table-cell>
          <table:table-cell table:style-name="ce71" table:formula="of:=MAX([$Crossbow.E$6] - [.$C7]/2; 0)*MAX(1 - [.$D7]/200;0)*[$Crossbow.$F$6]" office:value-type="float" office:value="190.00152" calcext:value-type="float">
            <text:p>190.0</text:p>
          </table:table-cell>
          <table:table-cell table:style-name="ce71" table:formula="of:=MAX([$Crossbow.E$7] - [.$C7]/2; 0)*MAX(1 - [.$D7]/200;0)*[$Crossbow.$F$7]" office:value-type="float" office:value="225.112912" calcext:value-type="float">
            <text:p>225.1</text:p>
          </table:table-cell>
          <table:table-cell table:number-columns-repeated="2"/>
          <table:table-cell table:style-name="ce73" table:formula="of:=MAX([$doge.E$3] - [.$C7]; 0)" office:value-type="float" office:value="27" calcext:value-type="float">
            <text:p>27</text:p>
          </table:table-cell>
          <table:table-cell table:style-name="ce73" table:formula="of:=MAX([$doge.$E$4] - [.$C7]; 0)" office:value-type="float" office:value="32" calcext:value-type="float">
            <text:p>32</text:p>
          </table:table-cell>
          <table:table-cell table:style-name="ce73" table:formula="of:=MAX([$doge.$E$5] - [.$C7]; 0)" office:value-type="float" office:value="37" calcext:value-type="float">
            <text:p>37</text:p>
          </table:table-cell>
          <table:table-cell table:style-name="ce73" table:formula="of:=MAX([$doge.$E$6] - [.$C7]; 0)" office:value-type="float" office:value="42" calcext:value-type="float">
            <text:p>42</text:p>
          </table:table-cell>
          <table:table-cell table:style-name="ce73" table:formula="of:=MAX([$doge.$E$7] - [.$C7]; 0)" office:value-type="float" office:value="47" calcext:value-type="float">
            <text:p>47</text:p>
          </table:table-cell>
          <table:table-cell table:style-name="ce73"/>
          <table:table-cell table:style-name="ce74" table:formula="of:=MAX([$hors.$E$3] - [.$C7]/2; 0)*MAX(1 - [.$D7]/200;0)" office:value-type="float" office:value="55.86" calcext:value-type="float">
            <text:p>55.9</text:p>
          </table:table-cell>
          <table:table-cell table:style-name="ce74" table:formula="of:=MAX([$hors.$E$4] - [.$C7]/2; 0)*MAX(1 - [.$D7]/200;0)" office:value-type="float" office:value="67.26" calcext:value-type="float">
            <text:p>67.3</text:p>
          </table:table-cell>
          <table:table-cell table:style-name="ce74" table:formula="of:=MAX([$hors.$E$5] - [.$C7]/2; 0)*MAX(1 - [.$D7]/200;0)" office:value-type="float" office:value="86.26" calcext:value-type="float">
            <text:p>86.3</text:p>
          </table:table-cell>
          <table:table-cell table:style-name="ce74" table:formula="of:=MAX([$hors.$E$6] - [.$C7]/2; 0)*MAX(1 - [.$D7]/200;0)" office:value-type="float" office:value="105.26" calcext:value-type="float">
            <text:p>105.3</text:p>
          </table:table-cell>
          <table:table-cell table:style-name="ce73"/>
          <table:table-cell table:style-name="ce74" table:formula="of:=MAX([$irgl.$E$3] - [.$C7]; 0)*MAX(1 - [.$D7]/100;0)" office:value-type="float" office:value="102.44" calcext:value-type="float">
            <text:p>102.4</text:p>
          </table:table-cell>
          <table:table-cell table:style-name="ce74" table:formula="of:=MAX([$irgl.$E$4] - [.$C7]; 0)*MAX(1 - [.$D7]/100;0)" office:value-type="float" office:value="115.44" calcext:value-type="float">
            <text:p>115.4</text:p>
          </table:table-cell>
          <table:table-cell table:style-name="ce74" table:formula="of:=MAX([$irgl.$E$5] - [.$C7]; 0)*MAX(1 - [.$D7]/100;0)" office:value-type="float" office:value="133.64" calcext:value-type="float">
            <text:p>133.6</text:p>
          </table:table-cell>
          <table:table-cell table:style-name="ce74" table:formula="of:=MAX([$irgl.$E$6] - [.$C7]; 0)*MAX(1 - [.$D7]/100;0)" office:value-type="float" office:value="154.44" calcext:value-type="float">
            <text:p>154.4</text:p>
          </table:table-cell>
          <table:table-cell table:style-name="ce73"/>
          <table:table-cell table:style-name="ce74" table:formula="of:=MAX([$sngl.$E$3]; 0)*MAX(1 - [.$D7]/100;0)" office:value-type="float" office:value="62.4" calcext:value-type="float">
            <text:p>62.4</text:p>
          </table:table-cell>
          <table:table-cell table:style-name="ce74" table:formula="of:=MAX([$sngl.$E$4]; 0)*MAX(1 - [.$D7]/100;0)" office:value-type="float" office:value="72.8" calcext:value-type="float">
            <text:p>72.8</text:p>
          </table:table-cell>
          <table:table-cell table:style-name="ce74" table:formula="of:=MAX([$sngl.$E$5]; 0)*MAX(1 - [.$D7]/100;0)" office:value-type="float" office:value="88.4" calcext:value-type="float">
            <text:p>88.4</text:p>
          </table:table-cell>
          <table:table-cell table:style-name="ce74" table:formula="of:=MAX([$sngl.$E$6]; 0)*MAX(1 - [.$D7]/100;0)" office:value-type="float" office:value="104" calcext:value-type="float">
            <text:p>104.0</text:p>
          </table:table-cell>
          <table:table-cell table:number-columns-repeated="1630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35" calcext:value-type="float">
            <text:p>135</text:p>
          </table:table-cell>
          <table:table-cell table:style-name="ce5" table:formula="of:=([.$B8] + 3 * [.$C8]) / 10 / (1 - [.$D8] * 0.006) *POWER([.$E8]; 0.75) * [.$C$13] / 13" office:value-type="float" office:value="468.99316857786" calcext:value-type="float">
            <text:p>469.0</text:p>
          </table:table-cell>
          <table:table-cell table:style-name="ce5" office:value-type="float" office:value="14.5" calcext:value-type="float">
            <text:p>14.5</text:p>
          </table:table-cell>
          <table:table-cell table:style-name="ce7" table:formula="of:=COM.MICROSOFT.CEILING.MATH(LN(MAX([.$G8]*4;1))^2.5+1)" office:value-type="float" office:value="35" calcext:value-type="float">
            <text:p>35</text:p>
          </table:table-cell>
          <table:table-cell table:style-name="ce7" table:formula="of:=COM.MICROSOFT.CEILING.MATH(LN(MAX([.$G8]*3.5;1))^2.5+1)" office:value-type="float" office:value="32" calcext:value-type="float">
            <text:p>32</text:p>
          </table:table-cell>
          <table:table-cell table:style-name="ce7" table:formula="of:=COM.MICROSOFT.CEILING.MATH(LN(MAX([.$G8]*3;1))^2.5+1)" office:value-type="float" office:value="29" calcext:value-type="float">
            <text:p>29</text:p>
          </table:table-cell>
          <table:table-cell table:style-name="ce7" table:formula="of:=COM.MICROSOFT.CEILING.MATH(LN(MAX([.$G8]*2.5;1))^2.5+1)" office:value-type="float" office:value="26" calcext:value-type="float">
            <text:p>26</text:p>
          </table:table-cell>
          <table:table-cell/>
          <table:table-cell table:style-name="ce5"/>
          <table:table-cell table:style-name="ce71" table:formula="of:=MAX([$Sword.E$2] - [.$C8]; 0)*[$Sword.$F$2]" office:value-type="float" office:value="67.5" calcext:value-type="float">
            <text:p>67.5</text:p>
          </table:table-cell>
          <table:table-cell table:style-name="ce71" table:formula="of:=MAX([$Sword.E$3] - [.$C8]; 0)*[$Sword.$F$3]" office:value-type="float" office:value="90.375" calcext:value-type="float">
            <text:p>90.4</text:p>
          </table:table-cell>
          <table:table-cell table:style-name="ce71" table:formula="of:=MAX([$Sword.E$4] - [.$C8]; 0)*[$Sword.$F$4]" office:value-type="float" office:value="116.4375" calcext:value-type="float">
            <text:p>116.4</text:p>
          </table:table-cell>
          <table:table-cell table:style-name="ce71" table:formula="of:=MAX([$Sword.E$5] - [.$C8]; 0)*[$Sword.$F$5]" office:value-type="float" office:value="146.25" calcext:value-type="float">
            <text:p>146.3</text:p>
          </table:table-cell>
          <table:table-cell table:style-name="ce71" table:formula="of:=MAX([$Sword.E$6] - [.$C8]; 0)*[$Sword.$F$6]" office:value-type="float" office:value="181.5" calcext:value-type="float">
            <text:p>181.5</text:p>
          </table:table-cell>
          <table:table-cell table:style-name="ce71" table:formula="of:=MAX([$Sword.E$7] - [.$C8]; 0)*[$Sword.$F$7]" office:value-type="float" office:value="219.1875" calcext:value-type="float">
            <text:p>219.2</text:p>
          </table:table-cell>
          <table:table-cell table:style-name="ce71" table:formula="of:=MAX([$Sword.E$8] - [.$C8]; 0)*[$Sword.$F$8]" office:value-type="float" office:value="259.875" calcext:value-type="float">
            <text:p>259.9</text:p>
          </table:table-cell>
          <table:table-cell table:style-name="ce71" table:formula="of:=MAX([$Sword.E$9] - [.$C8]; 0)*[$Sword.$F$9]" office:value-type="float" office:value="81" calcext:value-type="float">
            <text:p>81.0</text:p>
          </table:table-cell>
          <table:table-cell table:style-name="ce72"/>
          <table:table-cell table:style-name="ce71" table:formula="of:=MAX([$Axe.E$2] - [.$C8]/2; 0)*MAX(1 - [.$D8]/200;0)*[$Axe.$F$2]" office:value-type="float" office:value="74.1" calcext:value-type="float">
            <text:p>74.1</text:p>
          </table:table-cell>
          <table:table-cell table:style-name="ce71" table:formula="of:=MAX([$Axe.E$3] - [.$C8]/2; 0)*MAX(1 - [.$D8]/200;0)*[$Axe.$F$3]" office:value-type="float" office:value="95.1" calcext:value-type="float">
            <text:p>95.1</text:p>
          </table:table-cell>
          <table:table-cell table:style-name="ce71" table:formula="of:=MAX([$Axe.E$4] - [.$C8]/2; 0)*MAX(1 - [.$D8]/200;0)*[$Axe.$F$4]" office:value-type="float" office:value="118.95" calcext:value-type="float">
            <text:p>119.0</text:p>
          </table:table-cell>
          <table:table-cell table:style-name="ce71" table:formula="of:=MAX([$Axe.E$5] - [.$C8]/2; 0)*MAX(1 - [.$D8]/200;0)*[$Axe.$F$5]" office:value-type="float" office:value="146.55" calcext:value-type="float">
            <text:p>146.6</text:p>
          </table:table-cell>
          <table:table-cell table:style-name="ce71" table:formula="of:=MAX([$Axe.E$6] - [.$C8]/2; 0)*MAX(1 - [.$D8]/200;0)*[$Axe.$F$6]" office:value-type="float" office:value="176.25" calcext:value-type="float">
            <text:p>176.3</text:p>
          </table:table-cell>
          <table:table-cell table:style-name="ce71" table:formula="of:=MAX([$Axe.E$7] - [.$C8]/2; 0)*MAX(1 - [.$D8]/200;0)*[$Axe.$F$7]" office:value-type="float" office:value="209.1" calcext:value-type="float">
            <text:p>209.1</text:p>
          </table:table-cell>
          <table:table-cell table:style-name="ce72"/>
          <table:table-cell table:style-name="ce71" table:formula="of:=MAX([$Scythe.D$2]; 0)*MAX(1 - [.$D8]/100;0)*[$Scythe.$F$2]" office:value-type="float" office:value="46" calcext:value-type="float">
            <text:p>46.0</text:p>
          </table:table-cell>
          <table:table-cell table:style-name="ce71" table:formula="of:=MAX([$Scythe.D$3]; 0)*MAX(1 - [.$D8]/100;0)*[$Scythe.$F$3]" office:value-type="float" office:value="61" calcext:value-type="float">
            <text:p>61.0</text:p>
          </table:table-cell>
          <table:table-cell table:style-name="ce71" table:formula="of:=MAX([$Scythe.D$4]; 0)*MAX(1 - [.$D8]/100;0)*[$Scythe.$F$4]" office:value-type="float" office:value="78" calcext:value-type="float">
            <text:p>78.0</text:p>
          </table:table-cell>
          <table:table-cell table:style-name="ce71" table:formula="of:=MAX([$Scythe.D$5]; 0)*MAX(1 - [.$D8]/100;0)*[$Scythe.$F$5]" office:value-type="float" office:value="98" calcext:value-type="float">
            <text:p>98.0</text:p>
          </table:table-cell>
          <table:table-cell table:style-name="ce71" table:formula="of:=MAX([$Scythe.D$6]; 0)*MAX(1 - [.$D8]/100;0)*[$Scythe.$F$6]" office:value-type="float" office:value="120" calcext:value-type="float">
            <text:p>120.0</text:p>
          </table:table-cell>
          <table:table-cell table:style-name="ce71" table:formula="of:=MAX([$Scythe.D$7]; 0)*MAX(1 - [.$D8]/100;0)*[$Scythe.$F$7]" office:value-type="float" office:value="144" calcext:value-type="float">
            <text:p>144.0</text:p>
          </table:table-cell>
          <table:table-cell table:style-name="ce71" table:formula="of:=MAX([$Scythe.D$8]; 0)*MAX(1 - [.$D8]/100;0)*[$Scythe.$F$8]" office:value-type="float" office:value="38" calcext:value-type="float">
            <text:p>38.0</text:p>
          </table:table-cell>
          <table:table-cell table:style-name="ce71" table:formula="of:=MAX([$Scythe.D$9]; 0)*MAX(1 - [.$D8]/100;0)*[$Scythe.$F$9]" office:value-type="float" office:value="44" calcext:value-type="float">
            <text:p>44.0</text:p>
          </table:table-cell>
          <table:table-cell table:style-name="ce71" table:formula="of:=MAX([$Scythe.D$10]; 0)*MAX(1 - [.$D8]/100;0)*[$Scythe.$F$10]" office:value-type="float" office:value="50" calcext:value-type="float">
            <text:p>50.0</text:p>
          </table:table-cell>
          <table:table-cell table:style-name="ce72"/>
          <table:table-cell table:style-name="ce72" table:formula="of:=MAX([$Staff.E$2]; 0)*[$Staff.$F$2]" office:value-type="float" office:value="73.6" calcext:value-type="float">
            <text:p>73.6</text:p>
          </table:table-cell>
          <table:table-cell table:style-name="ce72" table:formula="of:=MAX([$Staff.E$3]; 0)*[$Staff.$F$3]" office:value-type="float" office:value="100" calcext:value-type="float">
            <text:p>100</text:p>
          </table:table-cell>
          <table:table-cell table:style-name="ce72" table:formula="of:=MAX([$Staff.E$4]; 0)*[$Staff.$F$4]" office:value-type="float" office:value="128" calcext:value-type="float">
            <text:p>128</text:p>
          </table:table-cell>
          <table:table-cell table:style-name="ce72" table:formula="of:=MAX([$Staff.E$5]; 0)*[$Staff.$F$5]" office:value-type="float" office:value="160.8" calcext:value-type="float">
            <text:p>160.8</text:p>
          </table:table-cell>
          <table:table-cell table:style-name="ce72" table:formula="of:=MAX([$Staff.E$6]; 0)*[$Staff.$F$6]" office:value-type="float" office:value="196" calcext:value-type="float">
            <text:p>196</text:p>
          </table:table-cell>
          <table:table-cell table:style-name="ce72" table:formula="of:=MAX([$Staff.E$7]; 0)*[$Staff.$F$7]" office:value-type="float" office:value="235.2" calcext:value-type="float">
            <text:p>235.2</text:p>
          </table:table-cell>
          <table:table-cell table:style-name="ce72"/>
          <table:table-cell table:style-name="ce71" table:formula="of:=MAX([$Bow.E$2] - [.$C8]; 0)*MAX(1 - [.$D8]/100;0)*[$Bow.$F$2]" office:value-type="float" office:value="52.7301541832832" calcext:value-type="float">
            <text:p>52.7</text:p>
          </table:table-cell>
          <table:table-cell table:style-name="ce71" table:formula="of:=MAX([$Bow.E$3] - [.$C8]; 0)*MAX(1 - [.$D8]/100;0)*[$Bow.$F$3]" office:value-type="float" office:value="69.992525170767" calcext:value-type="float">
            <text:p>70.0</text:p>
          </table:table-cell>
          <table:table-cell table:style-name="ce71" table:formula="of:=MAX([$Bow.E$4] - [.$C8]; 0)*MAX(1 - [.$D8]/100;0)*[$Bow.$F$4]" office:value-type="float" office:value="85.3368549374194" calcext:value-type="float">
            <text:p>85.3</text:p>
          </table:table-cell>
          <table:table-cell table:style-name="ce71" table:formula="of:=MAX([$Bow.E$5] - [.$C8]; 0)*MAX(1 - [.$D8]/100;0)*[$Bow.$F$5]" office:value-type="float" office:value="106.435308366566" calcext:value-type="float">
            <text:p>106.4</text:p>
          </table:table-cell>
          <table:table-cell table:style-name="ce71" table:formula="of:=MAX([$Bow.E$6] - [.$C8]; 0)*MAX(1 - [.$D8]/100;0)*[$Bow.$F$6]" office:value-type="float" office:value="127.533761795713" calcext:value-type="float">
            <text:p>127.5</text:p>
          </table:table-cell>
          <table:table-cell table:style-name="ce71" table:formula="of:=MAX([$Bow.E$7] - [.$C8]; 0)*MAX(1 - [.$D8]/100;0)*[$Bow.$F$7]" office:value-type="float" office:value="152.468297666523" calcext:value-type="float">
            <text:p>152.5</text:p>
          </table:table-cell>
          <table:table-cell table:style-name="ce72"/>
          <table:table-cell table:style-name="ce71" table:formula="of:=MAX([$Crossbow.E$2] - [.$C8]/2; 0)*MAX(1 - [.$D8]/200;0)*[$Crossbow.$F$2]" office:value-type="float" office:value="78.73125" calcext:value-type="float">
            <text:p>78.7</text:p>
          </table:table-cell>
          <table:table-cell table:style-name="ce71" table:formula="of:=MAX([$Crossbow.E$3] - [.$C8]/2; 0)*MAX(1 - [.$D8]/200;0)*[$Crossbow.$F$3]" office:value-type="float" office:value="101.04375" calcext:value-type="float">
            <text:p>101.0</text:p>
          </table:table-cell>
          <table:table-cell table:style-name="ce71" table:formula="of:=MAX([$Crossbow.E$4] - [.$C8]/2; 0)*MAX(1 - [.$D8]/200;0)*[$Crossbow.$F$4]" office:value-type="float" office:value="126.67125" calcext:value-type="float">
            <text:p>126.7</text:p>
          </table:table-cell>
          <table:table-cell table:style-name="ce71" table:formula="of:=MAX([$Crossbow.E$5] - [.$C8]/2; 0)*MAX(1 - [.$D8]/200;0)*[$Crossbow.$F$5]" office:value-type="float" office:value="155.23125" calcext:value-type="float">
            <text:p>155.2</text:p>
          </table:table-cell>
          <table:table-cell table:style-name="ce71" table:formula="of:=MAX([$Crossbow.E$6] - [.$C8]/2; 0)*MAX(1 - [.$D8]/200;0)*[$Crossbow.$F$6]" office:value-type="float" office:value="187.5015" calcext:value-type="float">
            <text:p>187.5</text:p>
          </table:table-cell>
          <table:table-cell table:style-name="ce71" table:formula="of:=MAX([$Crossbow.E$7] - [.$C8]/2; 0)*MAX(1 - [.$D8]/200;0)*[$Crossbow.$F$7]" office:value-type="float" office:value="222.1509" calcext:value-type="float">
            <text:p>222.2</text:p>
          </table:table-cell>
          <table:table-cell table:number-columns-repeated="2"/>
          <table:table-cell table:style-name="ce73" table:formula="of:=MAX([$doge.E$3] - [.$C8]; 0)" office:value-type="float" office:value="27" calcext:value-type="float">
            <text:p>27</text:p>
          </table:table-cell>
          <table:table-cell table:style-name="ce73" table:formula="of:=MAX([$doge.$E$4] - [.$C8]; 0)" office:value-type="float" office:value="32" calcext:value-type="float">
            <text:p>32</text:p>
          </table:table-cell>
          <table:table-cell table:style-name="ce73" table:formula="of:=MAX([$doge.$E$5] - [.$C8]; 0)" office:value-type="float" office:value="37" calcext:value-type="float">
            <text:p>37</text:p>
          </table:table-cell>
          <table:table-cell table:style-name="ce73" table:formula="of:=MAX([$doge.$E$6] - [.$C8]; 0)" office:value-type="float" office:value="42" calcext:value-type="float">
            <text:p>42</text:p>
          </table:table-cell>
          <table:table-cell table:style-name="ce73" table:formula="of:=MAX([$doge.$E$7] - [.$C8]; 0)" office:value-type="float" office:value="47" calcext:value-type="float">
            <text:p>47</text:p>
          </table:table-cell>
          <table:table-cell table:style-name="ce73"/>
          <table:table-cell table:style-name="ce74" table:formula="of:=MAX([$hors.$E$3] - [.$C8]/2; 0)*MAX(1 - [.$D8]/200;0)" office:value-type="float" office:value="55.125" calcext:value-type="float">
            <text:p>55.1</text:p>
          </table:table-cell>
          <table:table-cell table:style-name="ce74" table:formula="of:=MAX([$hors.$E$4] - [.$C8]/2; 0)*MAX(1 - [.$D8]/200;0)" office:value-type="float" office:value="66.375" calcext:value-type="float">
            <text:p>66.4</text:p>
          </table:table-cell>
          <table:table-cell table:style-name="ce74" table:formula="of:=MAX([$hors.$E$5] - [.$C8]/2; 0)*MAX(1 - [.$D8]/200;0)" office:value-type="float" office:value="85.125" calcext:value-type="float">
            <text:p>85.1</text:p>
          </table:table-cell>
          <table:table-cell table:style-name="ce74" table:formula="of:=MAX([$hors.$E$6] - [.$C8]/2; 0)*MAX(1 - [.$D8]/200;0)" office:value-type="float" office:value="103.875" calcext:value-type="float">
            <text:p>103.9</text:p>
          </table:table-cell>
          <table:table-cell table:style-name="ce73"/>
          <table:table-cell table:style-name="ce74" table:formula="of:=MAX([$irgl.$E$3] - [.$C8]; 0)*MAX(1 - [.$D8]/100;0)" office:value-type="float" office:value="98.5" calcext:value-type="float">
            <text:p>98.5</text:p>
          </table:table-cell>
          <table:table-cell table:style-name="ce74" table:formula="of:=MAX([$irgl.$E$4] - [.$C8]; 0)*MAX(1 - [.$D8]/100;0)" office:value-type="float" office:value="111" calcext:value-type="float">
            <text:p>111.0</text:p>
          </table:table-cell>
          <table:table-cell table:style-name="ce74" table:formula="of:=MAX([$irgl.$E$5] - [.$C8]; 0)*MAX(1 - [.$D8]/100;0)" office:value-type="float" office:value="128.5" calcext:value-type="float">
            <text:p>128.5</text:p>
          </table:table-cell>
          <table:table-cell table:style-name="ce74" table:formula="of:=MAX([$irgl.$E$6] - [.$C8]; 0)*MAX(1 - [.$D8]/100;0)" office:value-type="float" office:value="148.5" calcext:value-type="float">
            <text:p>148.5</text:p>
          </table:table-cell>
          <table:table-cell table:style-name="ce73"/>
          <table:table-cell table:style-name="ce74" table:formula="of:=MAX([$sngl.$E$3]; 0)*MAX(1 - [.$D8]/100;0)" office:value-type="float" office:value="60" calcext:value-type="float">
            <text:p>60.0</text:p>
          </table:table-cell>
          <table:table-cell table:style-name="ce74" table:formula="of:=MAX([$sngl.$E$4]; 0)*MAX(1 - [.$D8]/100;0)" office:value-type="float" office:value="70" calcext:value-type="float">
            <text:p>70.0</text:p>
          </table:table-cell>
          <table:table-cell table:style-name="ce74" table:formula="of:=MAX([$sngl.$E$5]; 0)*MAX(1 - [.$D8]/100;0)" office:value-type="float" office:value="85" calcext:value-type="float">
            <text:p>85.0</text:p>
          </table:table-cell>
          <table:table-cell table:style-name="ce74" table:formula="of:=MAX([$sngl.$E$6]; 0)*MAX(1 - [.$D8]/100;0)" office:value-type="float" office:value="100" calcext:value-type="float">
            <text:p>100.0</text:p>
          </table:table-cell>
          <table:table-cell table:number-columns-repeated="16303"/>
        </table:table-row>
        <table:table-row table:style-name="ro1">
          <table:table-cell table:number-columns-repeated="61"/>
          <table:table-cell table:style-name="ce73" table:number-columns-repeated="6"/>
          <table:table-cell table:style-name="ce74" table:number-columns-repeated="4"/>
          <table:table-cell table:style-name="ce73"/>
          <table:table-cell table:style-name="ce74" table:number-columns-repeated="4"/>
          <table:table-cell table:style-name="ce73"/>
          <table:table-cell table:style-name="ce74" table:number-columns-repeated="4"/>
          <table:table-cell table:number-columns-repeated="16303"/>
        </table:table-row>
        <table:table-row table:style-name="ro1">
          <table:table-cell table:number-columns-repeated="12"/>
          <table:table-cell>
            <draw:frame table:end-cell-address="phtm.T28" table:end-x="0.1579in" table:end-y="0.0161in" draw:z-index="0" draw:name="Chart 1" draw:style-name="gr1" draw:text-style-name="P1" svg:width="5.1925in" svg:height="3.5787in" svg:x="0in" svg:y="0in">
              <draw:object draw:notify-on-update-of-ranges="phtm.T1:phtm.T1 phtm.T3:phtm.T8 phtm.AB1:phtm.AB1 phtm.AB3:phtm.AB8 phtm.AI1:phtm.AI1 phtm.AI3:phtm.AI8 phtm.AS1:phtm.AS1 phtm.AS3:phtm.AS8 phtm.AZ1:phtm.AZ1 phtm.AZ3:phtm.AZ8 phtm.BG1:phtm.BG1 phtm.BG3:phtm.BG8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Damage Spread</text:p>
          </table:table-cell>
          <table:table-cell table:style-name="ce4" office:value-type="percentage" office:value="0.15" calcext:value-type="percentage">
            <text:p>15%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Loot Spread</text:p>
          </table:table-cell>
          <table:table-cell table:style-name="ce4" office:value-type="percentage" office:value="0.2" calcext:value-type="percentage">
            <text:p>20%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ustom Mult</text:p>
          </table:table-cell>
          <table:table-cell office:value-type="float" office:value="2.4" calcext:value-type="float">
            <text:p>2.4</text:p>
          </table:table-cell>
          <table:table-cell table:number-columns-repeated="16381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phtm.BJ3:phtm.CC9">
            <calcext:color-scale>
              <calcext:color-scale-entry calcext:value="0" calcext:type="minimum" calcext:color="#70ad47"/>
              <calcext:color-scale-entry calcext:value="50" calcext:type="percentile" calcext:color="#fcfcff"/>
              <calcext:color-scale-entry calcext:value="0" calcext:type="maximum" calcext:color="#7030a0"/>
            </calcext:color-scale>
          </calcext:conditional-format>
          <calcext:conditional-format calcext:target-range-address="phtm.N3:phtm.BG8">
            <calcext:color-scale>
              <calcext:color-scale-entry calcext:value="0" calcext:type="minimum" calcext:color="#5a8ac6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</calcext:conditional-formats>
      </table:table>
      <table:table table:name="blze" table:style-name="ta17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6" table:default-cell-style-name="Default"/>
        <table:table-column table:style-name="co15" table:default-cell-style-name="Default"/>
        <table:table-column table:style-name="co17" table:number-columns-repeated="6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number-columns-repeated="6" table:default-cell-style-name="Default"/>
        <table:table-column table:style-name="co15" table:default-cell-style-name="Default"/>
        <table:table-column table:style-name="co21" table:number-columns-repeated="6" table:default-cell-style-name="Default"/>
        <table:table-column table:style-name="co15" table:default-cell-style-name="Default"/>
        <table:table-column table:style-name="co22" table:number-columns-repeated="6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4" table:number-columns-repeated="5" table:default-cell-style-name="Default"/>
        <table:table-column table:style-name="co15" table:default-cell-style-name="Default"/>
        <table:table-column table:style-name="co25" table:number-columns-repeated="4" table:default-cell-style-name="Default"/>
        <table:table-column table:style-name="co15" table:default-cell-style-name="Default"/>
        <table:table-column table:style-name="co26" table:number-columns-repeated="4" table:default-cell-style-name="Default"/>
        <table:table-column table:style-name="co15" table:default-cell-style-name="Default"/>
        <table:table-column table:style-name="co27" table:number-columns-repeated="4" table:default-cell-style-name="Default"/>
        <table:table-column table:style-name="co25" table:number-columns-repeated="16303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Toughness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Rough Value</text:p>
          </table:table-cell>
          <table:table-cell table:style-name="ce1" office:value-type="string" calcext:value-type="string">
            <text:p>Difficulty Threshold</text:p>
          </table:table-cell>
          <table:table-cell table:style-name="ce6" office:value-type="string" calcext:value-type="string" table:number-columns-spanned="4" table:number-rows-spanned="1">
            <text:p>First Wave</text:p>
          </table:table-cell>
          <table:covered-table-cell table:number-columns-repeated="3" table:style-name="ce1"/>
          <table:table-cell table:style-name="ce1"/>
          <table:table-cell table:style-name="ce8" office:value-type="string" calcext:value-type="string">
            <text:p>Effective DPS:</text:p>
          </table:table-cell>
          <table:table-cell table:style-name="ce1" office:value-type="string" calcext:value-type="string">
            <text:p>T0 Sword</text:p>
          </table:table-cell>
          <table:table-cell table:style-name="ce1" office:value-type="string" calcext:value-type="string">
            <text:p>T1 Sword</text:p>
          </table:table-cell>
          <table:table-cell table:style-name="ce1" office:value-type="string" calcext:value-type="string">
            <text:p>T2 Sword</text:p>
          </table:table-cell>
          <table:table-cell table:style-name="ce1" office:value-type="string" calcext:value-type="string">
            <text:p>T3 Sword</text:p>
          </table:table-cell>
          <table:table-cell table:style-name="ce1" office:value-type="string" calcext:value-type="string">
            <text:p>T4 Sword</text:p>
          </table:table-cell>
          <table:table-cell table:style-name="ce1" office:value-type="string" calcext:value-type="string">
            <text:p>T5 Sword</text:p>
          </table:table-cell>
          <table:table-cell table:style-name="ce1" office:value-type="string" calcext:value-type="string">
            <text:p>T6 Sword</text:p>
          </table:table-cell>
          <table:table-cell table:style-name="ce1" office:value-type="string" calcext:value-type="string">
            <text:p>Soldier</text:p>
          </table:table-cell>
          <table:table-cell table:style-name="ce1"/>
          <table:table-cell table:style-name="ce1" office:value-type="string" calcext:value-type="string">
            <text:p>T1 Axe</text:p>
          </table:table-cell>
          <table:table-cell table:style-name="ce1" office:value-type="string" calcext:value-type="string">
            <text:p>T2 Axe</text:p>
          </table:table-cell>
          <table:table-cell table:style-name="ce1" office:value-type="string" calcext:value-type="string">
            <text:p>T3 Axe</text:p>
          </table:table-cell>
          <table:table-cell table:style-name="ce1" office:value-type="string" calcext:value-type="string">
            <text:p>T4 Axe</text:p>
          </table:table-cell>
          <table:table-cell table:style-name="ce1" office:value-type="string" calcext:value-type="string">
            <text:p>T5 Axe</text:p>
          </table:table-cell>
          <table:table-cell table:style-name="ce1" office:value-type="string" calcext:value-type="string">
            <text:p>T6 Axe</text:p>
          </table:table-cell>
          <table:table-cell table:style-name="ce1"/>
          <table:table-cell table:style-name="ce1" office:value-type="string" calcext:value-type="string">
            <text:p>T1 Scythe</text:p>
          </table:table-cell>
          <table:table-cell table:style-name="ce1" office:value-type="string" calcext:value-type="string">
            <text:p>T2 Scythe</text:p>
          </table:table-cell>
          <table:table-cell table:style-name="ce1" office:value-type="string" calcext:value-type="string">
            <text:p>T3 Scythe</text:p>
          </table:table-cell>
          <table:table-cell table:style-name="ce1" office:value-type="string" calcext:value-type="string">
            <text:p>T4 Scythe</text:p>
          </table:table-cell>
          <table:table-cell table:style-name="ce1" office:value-type="string" calcext:value-type="string">
            <text:p>T5 Scythe</text:p>
          </table:table-cell>
          <table:table-cell table:style-name="ce1" office:value-type="string" calcext:value-type="string">
            <text:p>T6 Scythe</text:p>
          </table:table-cell>
          <table:table-cell table:style-name="ce1" office:value-type="string" calcext:value-type="string">
            <text:p>Reaper I</text:p>
          </table:table-cell>
          <table:table-cell table:style-name="ce1" office:value-type="string" calcext:value-type="string">
            <text:p>Reaper II</text:p>
          </table:table-cell>
          <table:table-cell table:style-name="ce1" office:value-type="string" calcext:value-type="string">
            <text:p>Reaper III</text:p>
          </table:table-cell>
          <table:table-cell table:style-name="ce1"/>
          <table:table-cell table:style-name="ce1" office:value-type="string" calcext:value-type="string">
            <text:p>T1 Staff</text:p>
          </table:table-cell>
          <table:table-cell table:style-name="ce1" office:value-type="string" calcext:value-type="string">
            <text:p>T2 Staff</text:p>
          </table:table-cell>
          <table:table-cell table:style-name="ce1" office:value-type="string" calcext:value-type="string">
            <text:p>T3 Staff</text:p>
          </table:table-cell>
          <table:table-cell table:style-name="ce1" office:value-type="string" calcext:value-type="string">
            <text:p>T4 Staff</text:p>
          </table:table-cell>
          <table:table-cell table:style-name="ce1" office:value-type="string" calcext:value-type="string">
            <text:p>T5 Staff</text:p>
          </table:table-cell>
          <table:table-cell table:style-name="ce1" office:value-type="string" calcext:value-type="string">
            <text:p>T6 Staff</text:p>
          </table:table-cell>
          <table:table-cell table:style-name="ce1"/>
          <table:table-cell table:style-name="ce1" office:value-type="string" calcext:value-type="string">
            <text:p>T1 Bow</text:p>
          </table:table-cell>
          <table:table-cell table:style-name="ce1" office:value-type="string" calcext:value-type="string">
            <text:p>T2 Bow</text:p>
          </table:table-cell>
          <table:table-cell table:style-name="ce1" office:value-type="string" calcext:value-type="string">
            <text:p>T3 Bow</text:p>
          </table:table-cell>
          <table:table-cell table:style-name="ce1" office:value-type="string" calcext:value-type="string">
            <text:p>T4 Bow</text:p>
          </table:table-cell>
          <table:table-cell table:style-name="ce1" office:value-type="string" calcext:value-type="string">
            <text:p>T5 Bow</text:p>
          </table:table-cell>
          <table:table-cell table:style-name="ce1" office:value-type="string" calcext:value-type="string">
            <text:p>T6 Bow</text:p>
          </table:table-cell>
          <table:table-cell table:style-name="ce1"/>
          <table:table-cell table:style-name="ce1" office:value-type="string" calcext:value-type="string">
            <text:p>T1 Crossbow</text:p>
          </table:table-cell>
          <table:table-cell table:style-name="ce1" office:value-type="string" calcext:value-type="string">
            <text:p>T2 Crossbow</text:p>
          </table:table-cell>
          <table:table-cell table:style-name="ce1" office:value-type="string" calcext:value-type="string">
            <text:p>T3 Crossbow</text:p>
          </table:table-cell>
          <table:table-cell table:style-name="ce1" office:value-type="string" calcext:value-type="string">
            <text:p>T4 Crossbow</text:p>
          </table:table-cell>
          <table:table-cell table:style-name="ce1" office:value-type="string" calcext:value-type="string">
            <text:p>T5 Crossbow</text:p>
          </table:table-cell>
          <table:table-cell table:style-name="ce1" office:value-type="string" calcext:value-type="string">
            <text:p>T6 Crossbow</text:p>
          </table:table-cell>
          <table:table-cell table:style-name="ce1"/>
          <table:table-cell table:style-name="ce1" office:value-type="string" calcext:value-type="string">
            <text:p>Effective 1S Dmg:</text:p>
          </table:table-cell>
          <table:table-cell table:style-name="ce1" office:value-type="string" calcext:value-type="string">
            <text:p>Lvl 1 doge</text:p>
          </table:table-cell>
          <table:table-cell table:style-name="ce1" office:value-type="string" calcext:value-type="string">
            <text:p>Lvl 2 doge</text:p>
          </table:table-cell>
          <table:table-cell table:style-name="ce1" office:value-type="string" calcext:value-type="string">
            <text:p>Lvl 3 doge</text:p>
          </table:table-cell>
          <table:table-cell table:style-name="ce1" office:value-type="string" calcext:value-type="string">
            <text:p>Lvl 4 doge</text:p>
          </table:table-cell>
          <table:table-cell table:style-name="ce1" office:value-type="string" calcext:value-type="string">
            <text:p>Lvl 5 doge</text:p>
          </table:table-cell>
          <table:table-cell table:style-name="ce1"/>
          <table:table-cell table:style-name="ce1" office:value-type="string" calcext:value-type="string">
            <text:p>Lvl 1 hors</text:p>
          </table:table-cell>
          <table:table-cell table:style-name="ce1" office:value-type="string" calcext:value-type="string">
            <text:p>Lvl 2 hors</text:p>
          </table:table-cell>
          <table:table-cell table:style-name="ce1" office:value-type="string" calcext:value-type="string">
            <text:p>Lvl 3 hors</text:p>
          </table:table-cell>
          <table:table-cell table:style-name="ce1" office:value-type="string" calcext:value-type="string">
            <text:p>Lvl 4 hors</text:p>
          </table:table-cell>
          <table:table-cell table:style-name="ce1"/>
          <table:table-cell table:style-name="ce1" office:value-type="string" calcext:value-type="string">
            <text:p>Lvl 1 irgl</text:p>
          </table:table-cell>
          <table:table-cell table:style-name="ce1" office:value-type="string" calcext:value-type="string">
            <text:p>Lvl 2 irgl</text:p>
          </table:table-cell>
          <table:table-cell table:style-name="ce1" office:value-type="string" calcext:value-type="string">
            <text:p>Lvl 3 irgl</text:p>
          </table:table-cell>
          <table:table-cell table:style-name="ce1" office:value-type="string" calcext:value-type="string">
            <text:p>Lvl 4 irgl</text:p>
          </table:table-cell>
          <table:table-cell table:style-name="ce1"/>
          <table:table-cell table:style-name="ce1" office:value-type="string" calcext:value-type="string">
            <text:p>Lvl 1 sngl</text:p>
          </table:table-cell>
          <table:table-cell table:style-name="ce1" office:value-type="string" calcext:value-type="string">
            <text:p>Lvl 2 sngl</text:p>
          </table:table-cell>
          <table:table-cell table:style-name="ce1" office:value-type="string" calcext:value-type="string">
            <text:p>Lvl 3 sngl</text:p>
          </table:table-cell>
          <table:table-cell table:style-name="ce1" office:value-type="string" calcext:value-type="string">
            <text:p>Lvl 4 sngl</text:p>
          </table:table-cell>
          <table:table-cell table:style-name="ce1" table:number-columns-repeated="16303"/>
        </table:table-row>
        <table:table-row table:style-name="ro1">
          <table:table-cell table:style-name="ce1"/>
          <table:table-cell table:style-name="ce3" table:number-columns-repeated="6"/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Hard</text:p>
          </table:table-cell>
          <table:table-cell table:style-name="ce3" office:value-type="string" calcext:value-type="string">
            <text:p>Insane</text:p>
          </table:table-cell>
          <table:table-cell table:style-name="ce3"/>
          <table:table-cell table:style-name="ce9" office:value-type="string" calcext:value-type="string">
            <text:p>Balanced To:</text:p>
          </table:table-cell>
          <table:table-cell table:style-name="ce10" office:value-type="string" calcext:value-type="string" table:number-columns-spanned="8" table:number-rows-spanned="1">
            <text:p>Crit</text:p>
          </table:table-cell>
          <table:covered-table-cell table:number-columns-repeated="7" table:style-name="ce3"/>
          <table:table-cell table:style-name="ce3"/>
          <table:table-cell table:style-name="ce10" office:value-type="string" calcext:value-type="string" table:number-columns-spanned="6" table:number-rows-spanned="1">
            <text:p>Crit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9" table:number-rows-spanned="1">
            <text:p>Norm</text:p>
          </table:table-cell>
          <table:covered-table-cell table:number-columns-repeated="8" table:style-name="ce3"/>
          <table:table-cell table:style-name="ce3"/>
          <table:table-cell table:style-name="ce10" office:value-type="string" calcext:value-type="string" table:number-columns-spanned="6" table:number-rows-spanned="1">
            <text:p>x=4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6" table:number-rows-spanned="1">
            <text:p>r=20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6" table:number-rows-spanned="1">
            <text:p>alpha=0.4</text:p>
          </table:table-cell>
          <table:covered-table-cell table:number-columns-repeated="5" table:style-name="ce3"/>
          <table:table-cell table:style-name="ce3" table:number-columns-repeated="163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" table:formula="of:=([.$B3] + 3 * [.$C3]) / 10 / (1 - [.$D3] * 0.006) *POWER([.$E3]; 0.75) * [.$C$12] / 13" office:value-type="float" office:value="221.922743633932" calcext:value-type="float">
            <text:p>221.9</text:p>
          </table:table-cell>
          <table:table-cell table:style-name="ce5" office:value-type="float" office:value="0" calcext:value-type="float">
            <text:p>0.0</text:p>
          </table:table-cell>
          <table:table-cell table:style-name="ce7" table:formula="of:=COM.MICROSOFT.CEILING.MATH(LN(MAX([.$G3]*4;1))^2.5+1)" office:value-type="float" office:value="1" calcext:value-type="float">
            <text:p>1</text:p>
          </table:table-cell>
          <table:table-cell table:style-name="ce7" table:formula="of:=COM.MICROSOFT.CEILING.MATH(LN(MAX([.$G3]*3.5;1))^2.5+1)" office:value-type="float" office:value="1" calcext:value-type="float">
            <text:p>1</text:p>
          </table:table-cell>
          <table:table-cell table:style-name="ce7" table:formula="of:=COM.MICROSOFT.CEILING.MATH(LN(MAX([.$G3]*3;1))^2.5+1)" office:value-type="float" office:value="1" calcext:value-type="float">
            <text:p>1</text:p>
          </table:table-cell>
          <table:table-cell table:style-name="ce7" table:formula="of:=COM.MICROSOFT.CEILING.MATH(LN(MAX([.$G3]*2.5;1))^2.5+1)" office:value-type="float" office:value="1" calcext:value-type="float">
            <text:p>1</text:p>
          </table:table-cell>
          <table:table-cell/>
          <table:table-cell table:style-name="ce5"/>
          <table:table-cell table:style-name="ce75" table:formula="of:=MAX([$Sword.E$2] - [.$C3]; 0)*[$Sword.$F$2]" office:value-type="float" office:value="0" calcext:value-type="float">
            <text:p>0.0</text:p>
          </table:table-cell>
          <table:table-cell table:style-name="ce75" table:formula="of:=MAX([$Sword.E$3] - [.$C3]; 0)*[$Sword.$F$3]" office:value-type="float" office:value="19.875" calcext:value-type="float">
            <text:p>19.9</text:p>
          </table:table-cell>
          <table:table-cell table:style-name="ce75" table:formula="of:=MAX([$Sword.E$4] - [.$C3]; 0)*[$Sword.$F$4]" office:value-type="float" office:value="45.9375" calcext:value-type="float">
            <text:p>45.9</text:p>
          </table:table-cell>
          <table:table-cell table:style-name="ce75" table:formula="of:=MAX([$Sword.E$5] - [.$C3]; 0)*[$Sword.$F$5]" office:value-type="float" office:value="75.75" calcext:value-type="float">
            <text:p>75.8</text:p>
          </table:table-cell>
          <table:table-cell table:style-name="ce75" table:formula="of:=MAX([$Sword.E$6] - [.$C3]; 0)*[$Sword.$F$6]" office:value-type="float" office:value="111" calcext:value-type="float">
            <text:p>111.0</text:p>
          </table:table-cell>
          <table:table-cell table:style-name="ce75" table:formula="of:=MAX([$Sword.E$7] - [.$C3]; 0)*[$Sword.$F$7]" office:value-type="float" office:value="148.6875" calcext:value-type="float">
            <text:p>148.7</text:p>
          </table:table-cell>
          <table:table-cell table:style-name="ce75" table:formula="of:=MAX([$Sword.E$8] - [.$C3]; 0)*[$Sword.$F$8]" office:value-type="float" office:value="189.375" calcext:value-type="float">
            <text:p>189.4</text:p>
          </table:table-cell>
          <table:table-cell table:style-name="ce75" table:formula="of:=MAX([$Sword.E$9] - [.$C3]; 0)*[$Sword.$F$9]" office:value-type="float" office:value="10.5" calcext:value-type="float">
            <text:p>10.5</text:p>
          </table:table-cell>
          <table:table-cell table:style-name="ce76"/>
          <table:table-cell table:style-name="ce75" table:formula="of:=MAX([$Axe.E$2] - [.$C3]/2; 0)*MAX(1 - [.$D3]/200;0)*[$Axe.$F$2]" office:value-type="float" office:value="80" calcext:value-type="float">
            <text:p>80.0</text:p>
          </table:table-cell>
          <table:table-cell table:style-name="ce75" table:formula="of:=MAX([$Axe.E$3] - [.$C3]/2; 0)*MAX(1 - [.$D3]/200;0)*[$Axe.$F$3]" office:value-type="float" office:value="108" calcext:value-type="float">
            <text:p>108.0</text:p>
          </table:table-cell>
          <table:table-cell table:style-name="ce75" table:formula="of:=MAX([$Axe.E$4] - [.$C3]/2; 0)*MAX(1 - [.$D3]/200;0)*[$Axe.$F$4]" office:value-type="float" office:value="139.8" calcext:value-type="float">
            <text:p>139.8</text:p>
          </table:table-cell>
          <table:table-cell table:style-name="ce75" table:formula="of:=MAX([$Axe.E$5] - [.$C3]/2; 0)*MAX(1 - [.$D3]/200;0)*[$Axe.$F$5]" office:value-type="float" office:value="176.6" calcext:value-type="float">
            <text:p>176.6</text:p>
          </table:table-cell>
          <table:table-cell table:style-name="ce75" table:formula="of:=MAX([$Axe.E$6] - [.$C3]/2; 0)*MAX(1 - [.$D3]/200;0)*[$Axe.$F$6]" office:value-type="float" office:value="216.2" calcext:value-type="float">
            <text:p>216.2</text:p>
          </table:table-cell>
          <table:table-cell table:style-name="ce75" table:formula="of:=MAX([$Axe.E$7] - [.$C3]/2; 0)*MAX(1 - [.$D3]/200;0)*[$Axe.$F$7]" office:value-type="float" office:value="260" calcext:value-type="float">
            <text:p>260.0</text:p>
          </table:table-cell>
          <table:table-cell table:style-name="ce76"/>
          <table:table-cell table:style-name="ce75" table:formula="of:=MAX([$Scythe.D$2]; 0)*MAX(1 - [.$D3]/100;0)*[$Scythe.$F$2]" office:value-type="float" office:value="92" calcext:value-type="float">
            <text:p>92.0</text:p>
          </table:table-cell>
          <table:table-cell table:style-name="ce75" table:formula="of:=MAX([$Scythe.D$3]; 0)*MAX(1 - [.$D3]/100;0)*[$Scythe.$F$3]" office:value-type="float" office:value="122" calcext:value-type="float">
            <text:p>122.0</text:p>
          </table:table-cell>
          <table:table-cell table:style-name="ce75" table:formula="of:=MAX([$Scythe.D$4]; 0)*MAX(1 - [.$D3]/100;0)*[$Scythe.$F$4]" office:value-type="float" office:value="156" calcext:value-type="float">
            <text:p>156.0</text:p>
          </table:table-cell>
          <table:table-cell table:style-name="ce75" table:formula="of:=MAX([$Scythe.D$5]; 0)*MAX(1 - [.$D3]/100;0)*[$Scythe.$F$5]" office:value-type="float" office:value="196" calcext:value-type="float">
            <text:p>196.0</text:p>
          </table:table-cell>
          <table:table-cell table:style-name="ce75" table:formula="of:=MAX([$Scythe.D$6]; 0)*MAX(1 - [.$D3]/100;0)*[$Scythe.$F$6]" office:value-type="float" office:value="240" calcext:value-type="float">
            <text:p>240.0</text:p>
          </table:table-cell>
          <table:table-cell table:style-name="ce75" table:formula="of:=MAX([$Scythe.D$7]; 0)*MAX(1 - [.$D3]/100;0)*[$Scythe.$F$7]" office:value-type="float" office:value="288" calcext:value-type="float">
            <text:p>288.0</text:p>
          </table:table-cell>
          <table:table-cell table:style-name="ce75" table:formula="of:=MAX([$Scythe.D$8]; 0)*MAX(1 - [.$D3]/100;0)*[$Scythe.$F$8]" office:value-type="float" office:value="76" calcext:value-type="float">
            <text:p>76.0</text:p>
          </table:table-cell>
          <table:table-cell table:style-name="ce75" table:formula="of:=MAX([$Scythe.D$9]; 0)*MAX(1 - [.$D3]/100;0)*[$Scythe.$F$9]" office:value-type="float" office:value="88" calcext:value-type="float">
            <text:p>88.0</text:p>
          </table:table-cell>
          <table:table-cell table:style-name="ce75" table:formula="of:=MAX([$Scythe.D$10]; 0)*MAX(1 - [.$D3]/100;0)*[$Scythe.$F$10]" office:value-type="float" office:value="100" calcext:value-type="float">
            <text:p>100.0</text:p>
          </table:table-cell>
          <table:table-cell table:style-name="ce76"/>
          <table:table-cell table:style-name="ce76" table:formula="of:=MAX([$Staff.E$2]; 0)*[$Staff.$F$2]" office:value-type="float" office:value="73.6" calcext:value-type="float">
            <text:p>73.6</text:p>
          </table:table-cell>
          <table:table-cell table:style-name="ce76" table:formula="of:=MAX([$Staff.E$3]; 0)*[$Staff.$F$3]" office:value-type="float" office:value="100" calcext:value-type="float">
            <text:p>100</text:p>
          </table:table-cell>
          <table:table-cell table:style-name="ce76" table:formula="of:=MAX([$Staff.E$4]; 0)*[$Staff.$F$4]" office:value-type="float" office:value="128" calcext:value-type="float">
            <text:p>128</text:p>
          </table:table-cell>
          <table:table-cell table:style-name="ce76" table:formula="of:=MAX([$Staff.E$5]; 0)*[$Staff.$F$5]" office:value-type="float" office:value="160.8" calcext:value-type="float">
            <text:p>160.8</text:p>
          </table:table-cell>
          <table:table-cell table:style-name="ce76" table:formula="of:=MAX([$Staff.E$6]; 0)*[$Staff.$F$6]" office:value-type="float" office:value="196" calcext:value-type="float">
            <text:p>196</text:p>
          </table:table-cell>
          <table:table-cell table:style-name="ce76" table:formula="of:=MAX([$Staff.E$7]; 0)*[$Staff.$F$7]" office:value-type="float" office:value="235.2" calcext:value-type="float">
            <text:p>235.2</text:p>
          </table:table-cell>
          <table:table-cell table:style-name="ce76"/>
          <table:table-cell table:style-name="ce75" table:formula="of:=MAX([$Bow.E$2] - [.$C3]; 0)*MAX(1 - [.$D3]/100;0)*[$Bow.$F$2]" office:value-type="float" office:value="74.9103083665663" calcext:value-type="float">
            <text:p>74.9</text:p>
          </table:table-cell>
          <table:table-cell table:style-name="ce75" table:formula="of:=MAX([$Bow.E$3] - [.$C3]; 0)*MAX(1 - [.$D3]/100;0)*[$Bow.$F$3]" office:value-type="float" office:value="109.435050341534" calcext:value-type="float">
            <text:p>109.4</text:p>
          </table:table-cell>
          <table:table-cell table:style-name="ce75" table:formula="of:=MAX([$Bow.E$4] - [.$C3]; 0)*MAX(1 - [.$D3]/100;0)*[$Bow.$F$4]" office:value-type="float" office:value="140.123709874839" calcext:value-type="float">
            <text:p>140.1</text:p>
          </table:table-cell>
          <table:table-cell table:style-name="ce75" table:formula="of:=MAX([$Bow.E$5] - [.$C3]; 0)*MAX(1 - [.$D3]/100;0)*[$Bow.$F$5]" office:value-type="float" office:value="182.320616733133" calcext:value-type="float">
            <text:p>182.3</text:p>
          </table:table-cell>
          <table:table-cell table:style-name="ce75" table:formula="of:=MAX([$Bow.E$6] - [.$C3]; 0)*MAX(1 - [.$D3]/100;0)*[$Bow.$F$6]" office:value-type="float" office:value="224.517523591426" calcext:value-type="float">
            <text:p>224.5</text:p>
          </table:table-cell>
          <table:table-cell table:style-name="ce75" table:formula="of:=MAX([$Bow.E$7] - [.$C3]; 0)*MAX(1 - [.$D3]/100;0)*[$Bow.$F$7]" office:value-type="float" office:value="274.386595333047" calcext:value-type="float">
            <text:p>274.4</text:p>
          </table:table-cell>
          <table:table-cell table:style-name="ce76"/>
          <table:table-cell table:style-name="ce75" table:formula="of:=MAX([$Crossbow.E$2] - [.$C3]/2; 0)*MAX(1 - [.$D3]/200;0)*[$Crossbow.$F$2]" office:value-type="float" office:value="85" calcext:value-type="float">
            <text:p>85.0</text:p>
          </table:table-cell>
          <table:table-cell table:style-name="ce75" table:formula="of:=MAX([$Crossbow.E$3] - [.$C3]/2; 0)*MAX(1 - [.$D3]/200;0)*[$Crossbow.$F$3]" office:value-type="float" office:value="114.75" calcext:value-type="float">
            <text:p>114.8</text:p>
          </table:table-cell>
          <table:table-cell table:style-name="ce75" table:formula="of:=MAX([$Crossbow.E$4] - [.$C3]/2; 0)*MAX(1 - [.$D3]/200;0)*[$Crossbow.$F$4]" office:value-type="float" office:value="148.92" calcext:value-type="float">
            <text:p>148.9</text:p>
          </table:table-cell>
          <table:table-cell table:style-name="ce75" table:formula="of:=MAX([$Crossbow.E$5] - [.$C3]/2; 0)*MAX(1 - [.$D3]/200;0)*[$Crossbow.$F$5]" office:value-type="float" office:value="187" calcext:value-type="float">
            <text:p>187.0</text:p>
          </table:table-cell>
          <table:table-cell table:style-name="ce75" table:formula="of:=MAX([$Crossbow.E$6] - [.$C3]/2; 0)*MAX(1 - [.$D3]/200;0)*[$Crossbow.$F$6]" office:value-type="float" office:value="230.027" calcext:value-type="float">
            <text:p>230.0</text:p>
          </table:table-cell>
          <table:table-cell table:style-name="ce75" table:formula="of:=MAX([$Crossbow.E$7] - [.$C3]/2; 0)*MAX(1 - [.$D3]/200;0)*[$Crossbow.$F$7]" office:value-type="float" office:value="276.2262" calcext:value-type="float">
            <text:p>276.2</text:p>
          </table:table-cell>
          <table:table-cell table:number-columns-repeated="2"/>
          <table:table-cell table:style-name="ce77" table:formula="of:=MAX([$doge.E$3] - [.$C3]; 0)" office:value-type="float" office:value="0" calcext:value-type="float">
            <text:p>0</text:p>
          </table:table-cell>
          <table:table-cell table:style-name="ce77" table:formula="of:=MAX([$doge.$E$4] - [.$C3]; 0)" office:value-type="float" office:value="0" calcext:value-type="float">
            <text:p>0</text:p>
          </table:table-cell>
          <table:table-cell table:style-name="ce77" table:formula="of:=MAX([$doge.$E$5] - [.$C3]; 0)" office:value-type="float" office:value="0" calcext:value-type="float">
            <text:p>0</text:p>
          </table:table-cell>
          <table:table-cell table:style-name="ce77" table:formula="of:=MAX([$doge.$E$6] - [.$C3]; 0)" office:value-type="float" office:value="0" calcext:value-type="float">
            <text:p>0</text:p>
          </table:table-cell>
          <table:table-cell table:style-name="ce77" table:formula="of:=MAX([$doge.$E$7] - [.$C3]; 0)" office:value-type="float" office:value="0" calcext:value-type="float">
            <text:p>0</text:p>
          </table:table-cell>
          <table:table-cell table:style-name="ce77"/>
          <table:table-cell table:style-name="ce78" table:formula="of:=MAX([$hors.$E$3] - [.$C3]/2; 0)*MAX(1 - [.$D3]/200;0)" office:value-type="float" office:value="50" calcext:value-type="float">
            <text:p>50.0</text:p>
          </table:table-cell>
          <table:table-cell table:style-name="ce78" table:formula="of:=MAX([$hors.$E$4] - [.$C3]/2; 0)*MAX(1 - [.$D3]/200;0)" office:value-type="float" office:value="65" calcext:value-type="float">
            <text:p>65.0</text:p>
          </table:table-cell>
          <table:table-cell table:style-name="ce78" table:formula="of:=MAX([$hors.$E$5] - [.$C3]/2; 0)*MAX(1 - [.$D3]/200;0)" office:value-type="float" office:value="90" calcext:value-type="float">
            <text:p>90.0</text:p>
          </table:table-cell>
          <table:table-cell table:style-name="ce78" table:formula="of:=MAX([$hors.$E$6] - [.$C3]/2; 0)*MAX(1 - [.$D3]/200;0)" office:value-type="float" office:value="115" calcext:value-type="float">
            <text:p>115.0</text:p>
          </table:table-cell>
          <table:table-cell table:style-name="ce77"/>
          <table:table-cell table:style-name="ce78" table:formula="of:=MAX([$irgl.$E$3] - [.$C3]; 0)*MAX(1 - [.$D3]/100;0)" office:value-type="float" office:value="150" calcext:value-type="float">
            <text:p>150.0</text:p>
          </table:table-cell>
          <table:table-cell table:style-name="ce78" table:formula="of:=MAX([$irgl.$E$4] - [.$C3]; 0)*MAX(1 - [.$D3]/100;0)" office:value-type="float" office:value="175" calcext:value-type="float">
            <text:p>175.0</text:p>
          </table:table-cell>
          <table:table-cell table:style-name="ce78" table:formula="of:=MAX([$irgl.$E$5] - [.$C3]; 0)*MAX(1 - [.$D3]/100;0)" office:value-type="float" office:value="210" calcext:value-type="float">
            <text:p>210.0</text:p>
          </table:table-cell>
          <table:table-cell table:style-name="ce78" table:formula="of:=MAX([$irgl.$E$6] - [.$C3]; 0)*MAX(1 - [.$D3]/100;0)" office:value-type="float" office:value="250" calcext:value-type="float">
            <text:p>250.0</text:p>
          </table:table-cell>
          <table:table-cell table:style-name="ce77"/>
          <table:table-cell table:style-name="ce78" table:formula="of:=MAX([$sngl.$E$3]; 0)*MAX(1 - [.$D3]/100;0)" office:value-type="float" office:value="120" calcext:value-type="float">
            <text:p>120.0</text:p>
          </table:table-cell>
          <table:table-cell table:style-name="ce78" table:formula="of:=MAX([$sngl.$E$4]; 0)*MAX(1 - [.$D3]/100;0)" office:value-type="float" office:value="140" calcext:value-type="float">
            <text:p>140.0</text:p>
          </table:table-cell>
          <table:table-cell table:style-name="ce78" table:formula="of:=MAX([$sngl.$E$5]; 0)*MAX(1 - [.$D3]/100;0)" office:value-type="float" office:value="170" calcext:value-type="float">
            <text:p>170.0</text:p>
          </table:table-cell>
          <table:table-cell table:style-name="ce78" table:formula="of:=MAX([$sngl.$E$6]; 0)*MAX(1 - [.$D3]/100;0)" office:value-type="float" office:value="200" calcext:value-type="float">
            <text:p>200.0</text:p>
          </table:table-cell>
          <table:table-cell table:number-columns-repeated="163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5" calcext:value-type="float">
            <text:p>425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" table:formula="of:=([.$B4] + 3 * [.$C4]) / 10 / (1 - [.$D4] * 0.006) *POWER([.$E4]; 0.75) * [.$C$12] / 13" office:value-type="float" office:value="254.123298592581" calcext:value-type="float">
            <text:p>254.1</text:p>
          </table:table-cell>
          <table:table-cell table:style-name="ce5" office:value-type="float" office:value="10" calcext:value-type="float">
            <text:p>10.0</text:p>
          </table:table-cell>
          <table:table-cell table:style-name="ce7" table:formula="of:=COM.MICROSOFT.CEILING.MATH(LN(MAX([.$G4]*4;1))^2.5+1)" office:value-type="float" office:value="28" calcext:value-type="float">
            <text:p>28</text:p>
          </table:table-cell>
          <table:table-cell table:style-name="ce7" table:formula="of:=COM.MICROSOFT.CEILING.MATH(LN(MAX([.$G4]*3.5;1))^2.5+1)" office:value-type="float" office:value="25" calcext:value-type="float">
            <text:p>25</text:p>
          </table:table-cell>
          <table:table-cell table:style-name="ce7" table:formula="of:=COM.MICROSOFT.CEILING.MATH(LN(MAX([.$G4]*3;1))^2.5+1)" office:value-type="float" office:value="23" calcext:value-type="float">
            <text:p>23</text:p>
          </table:table-cell>
          <table:table-cell table:style-name="ce7" table:formula="of:=COM.MICROSOFT.CEILING.MATH(LN(MAX([.$G4]*2.5;1))^2.5+1)" office:value-type="float" office:value="20" calcext:value-type="float">
            <text:p>20</text:p>
          </table:table-cell>
          <table:table-cell/>
          <table:table-cell table:style-name="ce5"/>
          <table:table-cell table:style-name="ce75" table:formula="of:=MAX([$Sword.E$2] - [.$C4]; 0)*[$Sword.$F$2]" office:value-type="float" office:value="0" calcext:value-type="float">
            <text:p>0.0</text:p>
          </table:table-cell>
          <table:table-cell table:style-name="ce75" table:formula="of:=MAX([$Sword.E$3] - [.$C4]; 0)*[$Sword.$F$3]" office:value-type="float" office:value="15.375" calcext:value-type="float">
            <text:p>15.4</text:p>
          </table:table-cell>
          <table:table-cell table:style-name="ce75" table:formula="of:=MAX([$Sword.E$4] - [.$C4]; 0)*[$Sword.$F$4]" office:value-type="float" office:value="41.4375" calcext:value-type="float">
            <text:p>41.4</text:p>
          </table:table-cell>
          <table:table-cell table:style-name="ce75" table:formula="of:=MAX([$Sword.E$5] - [.$C4]; 0)*[$Sword.$F$5]" office:value-type="float" office:value="71.25" calcext:value-type="float">
            <text:p>71.3</text:p>
          </table:table-cell>
          <table:table-cell table:style-name="ce75" table:formula="of:=MAX([$Sword.E$6] - [.$C4]; 0)*[$Sword.$F$6]" office:value-type="float" office:value="106.5" calcext:value-type="float">
            <text:p>106.5</text:p>
          </table:table-cell>
          <table:table-cell table:style-name="ce75" table:formula="of:=MAX([$Sword.E$7] - [.$C4]; 0)*[$Sword.$F$7]" office:value-type="float" office:value="144.1875" calcext:value-type="float">
            <text:p>144.2</text:p>
          </table:table-cell>
          <table:table-cell table:style-name="ce75" table:formula="of:=MAX([$Sword.E$8] - [.$C4]; 0)*[$Sword.$F$8]" office:value-type="float" office:value="184.875" calcext:value-type="float">
            <text:p>184.9</text:p>
          </table:table-cell>
          <table:table-cell table:style-name="ce75" table:formula="of:=MAX([$Sword.E$9] - [.$C4]; 0)*[$Sword.$F$9]" office:value-type="float" office:value="6" calcext:value-type="float">
            <text:p>6.0</text:p>
          </table:table-cell>
          <table:table-cell table:style-name="ce76"/>
          <table:table-cell table:style-name="ce75" table:formula="of:=MAX([$Axe.E$2] - [.$C4]/2; 0)*MAX(1 - [.$D4]/200;0)*[$Axe.$F$2]" office:value-type="float" office:value="78.8" calcext:value-type="float">
            <text:p>78.8</text:p>
          </table:table-cell>
          <table:table-cell table:style-name="ce75" table:formula="of:=MAX([$Axe.E$3] - [.$C4]/2; 0)*MAX(1 - [.$D4]/200;0)*[$Axe.$F$3]" office:value-type="float" office:value="106.8" calcext:value-type="float">
            <text:p>106.8</text:p>
          </table:table-cell>
          <table:table-cell table:style-name="ce75" table:formula="of:=MAX([$Axe.E$4] - [.$C4]/2; 0)*MAX(1 - [.$D4]/200;0)*[$Axe.$F$4]" office:value-type="float" office:value="138.6" calcext:value-type="float">
            <text:p>138.6</text:p>
          </table:table-cell>
          <table:table-cell table:style-name="ce75" table:formula="of:=MAX([$Axe.E$5] - [.$C4]/2; 0)*MAX(1 - [.$D4]/200;0)*[$Axe.$F$5]" office:value-type="float" office:value="175.4" calcext:value-type="float">
            <text:p>175.4</text:p>
          </table:table-cell>
          <table:table-cell table:style-name="ce75" table:formula="of:=MAX([$Axe.E$6] - [.$C4]/2; 0)*MAX(1 - [.$D4]/200;0)*[$Axe.$F$6]" office:value-type="float" office:value="215" calcext:value-type="float">
            <text:p>215.0</text:p>
          </table:table-cell>
          <table:table-cell table:style-name="ce75" table:formula="of:=MAX([$Axe.E$7] - [.$C4]/2; 0)*MAX(1 - [.$D4]/200;0)*[$Axe.$F$7]" office:value-type="float" office:value="258.8" calcext:value-type="float">
            <text:p>258.8</text:p>
          </table:table-cell>
          <table:table-cell table:style-name="ce76"/>
          <table:table-cell table:style-name="ce75" table:formula="of:=MAX([$Scythe.D$2]; 0)*MAX(1 - [.$D4]/100;0)*[$Scythe.$F$2]" office:value-type="float" office:value="92" calcext:value-type="float">
            <text:p>92.0</text:p>
          </table:table-cell>
          <table:table-cell table:style-name="ce75" table:formula="of:=MAX([$Scythe.D$3]; 0)*MAX(1 - [.$D4]/100;0)*[$Scythe.$F$3]" office:value-type="float" office:value="122" calcext:value-type="float">
            <text:p>122.0</text:p>
          </table:table-cell>
          <table:table-cell table:style-name="ce75" table:formula="of:=MAX([$Scythe.D$4]; 0)*MAX(1 - [.$D4]/100;0)*[$Scythe.$F$4]" office:value-type="float" office:value="156" calcext:value-type="float">
            <text:p>156.0</text:p>
          </table:table-cell>
          <table:table-cell table:style-name="ce75" table:formula="of:=MAX([$Scythe.D$5]; 0)*MAX(1 - [.$D4]/100;0)*[$Scythe.$F$5]" office:value-type="float" office:value="196" calcext:value-type="float">
            <text:p>196.0</text:p>
          </table:table-cell>
          <table:table-cell table:style-name="ce75" table:formula="of:=MAX([$Scythe.D$6]; 0)*MAX(1 - [.$D4]/100;0)*[$Scythe.$F$6]" office:value-type="float" office:value="240" calcext:value-type="float">
            <text:p>240.0</text:p>
          </table:table-cell>
          <table:table-cell table:style-name="ce75" table:formula="of:=MAX([$Scythe.D$7]; 0)*MAX(1 - [.$D4]/100;0)*[$Scythe.$F$7]" office:value-type="float" office:value="288" calcext:value-type="float">
            <text:p>288.0</text:p>
          </table:table-cell>
          <table:table-cell table:style-name="ce75" table:formula="of:=MAX([$Scythe.D$8]; 0)*MAX(1 - [.$D4]/100;0)*[$Scythe.$F$8]" office:value-type="float" office:value="76" calcext:value-type="float">
            <text:p>76.0</text:p>
          </table:table-cell>
          <table:table-cell table:style-name="ce75" table:formula="of:=MAX([$Scythe.D$9]; 0)*MAX(1 - [.$D4]/100;0)*[$Scythe.$F$9]" office:value-type="float" office:value="88" calcext:value-type="float">
            <text:p>88.0</text:p>
          </table:table-cell>
          <table:table-cell table:style-name="ce75" table:formula="of:=MAX([$Scythe.D$10]; 0)*MAX(1 - [.$D4]/100;0)*[$Scythe.$F$10]" office:value-type="float" office:value="100" calcext:value-type="float">
            <text:p>100.0</text:p>
          </table:table-cell>
          <table:table-cell table:style-name="ce76"/>
          <table:table-cell table:style-name="ce76" table:formula="of:=MAX([$Staff.E$2]; 0)*[$Staff.$F$2]" office:value-type="float" office:value="73.6" calcext:value-type="float">
            <text:p>73.6</text:p>
          </table:table-cell>
          <table:table-cell table:style-name="ce76" table:formula="of:=MAX([$Staff.E$3]; 0)*[$Staff.$F$3]" office:value-type="float" office:value="100" calcext:value-type="float">
            <text:p>100</text:p>
          </table:table-cell>
          <table:table-cell table:style-name="ce76" table:formula="of:=MAX([$Staff.E$4]; 0)*[$Staff.$F$4]" office:value-type="float" office:value="128" calcext:value-type="float">
            <text:p>128</text:p>
          </table:table-cell>
          <table:table-cell table:style-name="ce76" table:formula="of:=MAX([$Staff.E$5]; 0)*[$Staff.$F$5]" office:value-type="float" office:value="160.8" calcext:value-type="float">
            <text:p>160.8</text:p>
          </table:table-cell>
          <table:table-cell table:style-name="ce76" table:formula="of:=MAX([$Staff.E$6]; 0)*[$Staff.$F$6]" office:value-type="float" office:value="196" calcext:value-type="float">
            <text:p>196</text:p>
          </table:table-cell>
          <table:table-cell table:style-name="ce76" table:formula="of:=MAX([$Staff.E$7]; 0)*[$Staff.$F$7]" office:value-type="float" office:value="235.2" calcext:value-type="float">
            <text:p>235.2</text:p>
          </table:table-cell>
          <table:table-cell table:style-name="ce76"/>
          <table:table-cell table:style-name="ce75" table:formula="of:=MAX([$Bow.E$2] - [.$C4]; 0)*MAX(1 - [.$D4]/100;0)*[$Bow.$F$2]" office:value-type="float" office:value="72.9603083665663" calcext:value-type="float">
            <text:p>73.0</text:p>
          </table:table-cell>
          <table:table-cell table:style-name="ce75" table:formula="of:=MAX([$Bow.E$3] - [.$C4]; 0)*MAX(1 - [.$D4]/100;0)*[$Bow.$F$3]" office:value-type="float" office:value="107.485050341534" calcext:value-type="float">
            <text:p>107.5</text:p>
          </table:table-cell>
          <table:table-cell table:style-name="ce75" table:formula="of:=MAX([$Bow.E$4] - [.$C4]; 0)*MAX(1 - [.$D4]/100;0)*[$Bow.$F$4]" office:value-type="float" office:value="138.173709874839" calcext:value-type="float">
            <text:p>138.2</text:p>
          </table:table-cell>
          <table:table-cell table:style-name="ce75" table:formula="of:=MAX([$Bow.E$5] - [.$C4]; 0)*MAX(1 - [.$D4]/100;0)*[$Bow.$F$5]" office:value-type="float" office:value="180.370616733133" calcext:value-type="float">
            <text:p>180.4</text:p>
          </table:table-cell>
          <table:table-cell table:style-name="ce75" table:formula="of:=MAX([$Bow.E$6] - [.$C4]; 0)*MAX(1 - [.$D4]/100;0)*[$Bow.$F$6]" office:value-type="float" office:value="222.567523591427" calcext:value-type="float">
            <text:p>222.6</text:p>
          </table:table-cell>
          <table:table-cell table:style-name="ce75" table:formula="of:=MAX([$Bow.E$7] - [.$C4]; 0)*MAX(1 - [.$D4]/100;0)*[$Bow.$F$7]" office:value-type="float" office:value="272.436595333047" calcext:value-type="float">
            <text:p>272.4</text:p>
          </table:table-cell>
          <table:table-cell table:style-name="ce76"/>
          <table:table-cell table:style-name="ce75" table:formula="of:=MAX([$Crossbow.E$2] - [.$C4]/2; 0)*MAX(1 - [.$D4]/200;0)*[$Crossbow.$F$2]" office:value-type="float" office:value="83.725" calcext:value-type="float">
            <text:p>83.7</text:p>
          </table:table-cell>
          <table:table-cell table:style-name="ce75" table:formula="of:=MAX([$Crossbow.E$3] - [.$C4]/2; 0)*MAX(1 - [.$D4]/200;0)*[$Crossbow.$F$3]" office:value-type="float" office:value="113.475" calcext:value-type="float">
            <text:p>113.5</text:p>
          </table:table-cell>
          <table:table-cell table:style-name="ce75" table:formula="of:=MAX([$Crossbow.E$4] - [.$C4]/2; 0)*MAX(1 - [.$D4]/200;0)*[$Crossbow.$F$4]" office:value-type="float" office:value="147.645" calcext:value-type="float">
            <text:p>147.6</text:p>
          </table:table-cell>
          <table:table-cell table:style-name="ce75" table:formula="of:=MAX([$Crossbow.E$5] - [.$C4]/2; 0)*MAX(1 - [.$D4]/200;0)*[$Crossbow.$F$5]" office:value-type="float" office:value="185.725" calcext:value-type="float">
            <text:p>185.7</text:p>
          </table:table-cell>
          <table:table-cell table:style-name="ce75" table:formula="of:=MAX([$Crossbow.E$6] - [.$C4]/2; 0)*MAX(1 - [.$D4]/200;0)*[$Crossbow.$F$6]" office:value-type="float" office:value="228.752" calcext:value-type="float">
            <text:p>228.8</text:p>
          </table:table-cell>
          <table:table-cell table:style-name="ce75" table:formula="of:=MAX([$Crossbow.E$7] - [.$C4]/2; 0)*MAX(1 - [.$D4]/200;0)*[$Crossbow.$F$7]" office:value-type="float" office:value="274.9512" calcext:value-type="float">
            <text:p>275.0</text:p>
          </table:table-cell>
          <table:table-cell table:number-columns-repeated="2"/>
          <table:table-cell table:style-name="ce77" table:formula="of:=MAX([$doge.E$3] - [.$C4]; 0)" office:value-type="float" office:value="0" calcext:value-type="float">
            <text:p>0</text:p>
          </table:table-cell>
          <table:table-cell table:style-name="ce77" table:formula="of:=MAX([$doge.$E$4] - [.$C4]; 0)" office:value-type="float" office:value="0" calcext:value-type="float">
            <text:p>0</text:p>
          </table:table-cell>
          <table:table-cell table:style-name="ce77" table:formula="of:=MAX([$doge.$E$5] - [.$C4]; 0)" office:value-type="float" office:value="0" calcext:value-type="float">
            <text:p>0</text:p>
          </table:table-cell>
          <table:table-cell table:style-name="ce77" table:formula="of:=MAX([$doge.$E$6] - [.$C4]; 0)" office:value-type="float" office:value="0" calcext:value-type="float">
            <text:p>0</text:p>
          </table:table-cell>
          <table:table-cell table:style-name="ce77" table:formula="of:=MAX([$doge.$E$7] - [.$C4]; 0)" office:value-type="float" office:value="0" calcext:value-type="float">
            <text:p>0</text:p>
          </table:table-cell>
          <table:table-cell table:style-name="ce77"/>
          <table:table-cell table:style-name="ce78" table:formula="of:=MAX([$hors.$E$3] - [.$C4]/2; 0)*MAX(1 - [.$D4]/200;0)" office:value-type="float" office:value="48.5" calcext:value-type="float">
            <text:p>48.5</text:p>
          </table:table-cell>
          <table:table-cell table:style-name="ce78" table:formula="of:=MAX([$hors.$E$4] - [.$C4]/2; 0)*MAX(1 - [.$D4]/200;0)" office:value-type="float" office:value="63.5" calcext:value-type="float">
            <text:p>63.5</text:p>
          </table:table-cell>
          <table:table-cell table:style-name="ce78" table:formula="of:=MAX([$hors.$E$5] - [.$C4]/2; 0)*MAX(1 - [.$D4]/200;0)" office:value-type="float" office:value="88.5" calcext:value-type="float">
            <text:p>88.5</text:p>
          </table:table-cell>
          <table:table-cell table:style-name="ce78" table:formula="of:=MAX([$hors.$E$6] - [.$C4]/2; 0)*MAX(1 - [.$D4]/200;0)" office:value-type="float" office:value="113.5" calcext:value-type="float">
            <text:p>113.5</text:p>
          </table:table-cell>
          <table:table-cell table:style-name="ce77"/>
          <table:table-cell table:style-name="ce78" table:formula="of:=MAX([$irgl.$E$3] - [.$C4]; 0)*MAX(1 - [.$D4]/100;0)" office:value-type="float" office:value="147" calcext:value-type="float">
            <text:p>147.0</text:p>
          </table:table-cell>
          <table:table-cell table:style-name="ce78" table:formula="of:=MAX([$irgl.$E$4] - [.$C4]; 0)*MAX(1 - [.$D4]/100;0)" office:value-type="float" office:value="172" calcext:value-type="float">
            <text:p>172.0</text:p>
          </table:table-cell>
          <table:table-cell table:style-name="ce78" table:formula="of:=MAX([$irgl.$E$5] - [.$C4]; 0)*MAX(1 - [.$D4]/100;0)" office:value-type="float" office:value="207" calcext:value-type="float">
            <text:p>207.0</text:p>
          </table:table-cell>
          <table:table-cell table:style-name="ce78" table:formula="of:=MAX([$irgl.$E$6] - [.$C4]; 0)*MAX(1 - [.$D4]/100;0)" office:value-type="float" office:value="247" calcext:value-type="float">
            <text:p>247.0</text:p>
          </table:table-cell>
          <table:table-cell table:style-name="ce77"/>
          <table:table-cell table:style-name="ce78" table:formula="of:=MAX([$sngl.$E$3]; 0)*MAX(1 - [.$D4]/100;0)" office:value-type="float" office:value="120" calcext:value-type="float">
            <text:p>120.0</text:p>
          </table:table-cell>
          <table:table-cell table:style-name="ce78" table:formula="of:=MAX([$sngl.$E$4]; 0)*MAX(1 - [.$D4]/100;0)" office:value-type="float" office:value="140" calcext:value-type="float">
            <text:p>140.0</text:p>
          </table:table-cell>
          <table:table-cell table:style-name="ce78" table:formula="of:=MAX([$sngl.$E$5]; 0)*MAX(1 - [.$D4]/100;0)" office:value-type="float" office:value="170" calcext:value-type="float">
            <text:p>170.0</text:p>
          </table:table-cell>
          <table:table-cell table:style-name="ce78" table:formula="of:=MAX([$sngl.$E$6]; 0)*MAX(1 - [.$D4]/100;0)" office:value-type="float" office:value="200" calcext:value-type="float">
            <text:p>200.0</text:p>
          </table:table-cell>
          <table:table-cell table:number-columns-repeated="163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5" calcext:value-type="float">
            <text:p>52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" table:formula="of:=([.$B5] + 3 * [.$C5]) / 10 / (1 - [.$D5] * 0.006) *POWER([.$E5]; 0.75) * [.$C$12] / 13" office:value-type="float" office:value="301.553845761402" calcext:value-type="float">
            <text:p>301.6</text:p>
          </table:table-cell>
          <table:table-cell table:style-name="ce5" office:value-type="float" office:value="12" calcext:value-type="float">
            <text:p>12.0</text:p>
          </table:table-cell>
          <table:table-cell table:style-name="ce7" table:formula="of:=COM.MICROSOFT.CEILING.MATH(LN(MAX([.$G5]*4;1))^2.5+1)" office:value-type="float" office:value="31" calcext:value-type="float">
            <text:p>31</text:p>
          </table:table-cell>
          <table:table-cell table:style-name="ce7" table:formula="of:=COM.MICROSOFT.CEILING.MATH(LN(MAX([.$G5]*3.5;1))^2.5+1)" office:value-type="float" office:value="29" calcext:value-type="float">
            <text:p>29</text:p>
          </table:table-cell>
          <table:table-cell table:style-name="ce7" table:formula="of:=COM.MICROSOFT.CEILING.MATH(LN(MAX([.$G5]*3;1))^2.5+1)" office:value-type="float" office:value="26" calcext:value-type="float">
            <text:p>26</text:p>
          </table:table-cell>
          <table:table-cell table:style-name="ce7" table:formula="of:=COM.MICROSOFT.CEILING.MATH(LN(MAX([.$G5]*2.5;1))^2.5+1)" office:value-type="float" office:value="23" calcext:value-type="float">
            <text:p>23</text:p>
          </table:table-cell>
          <table:table-cell/>
          <table:table-cell table:style-name="ce5"/>
          <table:table-cell table:style-name="ce75" table:formula="of:=MAX([$Sword.E$2] - [.$C5]; 0)*[$Sword.$F$2]" office:value-type="float" office:value="0" calcext:value-type="float">
            <text:p>0.0</text:p>
          </table:table-cell>
          <table:table-cell table:style-name="ce75" table:formula="of:=MAX([$Sword.E$3] - [.$C5]; 0)*[$Sword.$F$3]" office:value-type="float" office:value="10.875" calcext:value-type="float">
            <text:p>10.9</text:p>
          </table:table-cell>
          <table:table-cell table:style-name="ce75" table:formula="of:=MAX([$Sword.E$4] - [.$C5]; 0)*[$Sword.$F$4]" office:value-type="float" office:value="36.9375" calcext:value-type="float">
            <text:p>36.9</text:p>
          </table:table-cell>
          <table:table-cell table:style-name="ce75" table:formula="of:=MAX([$Sword.E$5] - [.$C5]; 0)*[$Sword.$F$5]" office:value-type="float" office:value="66.75" calcext:value-type="float">
            <text:p>66.8</text:p>
          </table:table-cell>
          <table:table-cell table:style-name="ce75" table:formula="of:=MAX([$Sword.E$6] - [.$C5]; 0)*[$Sword.$F$6]" office:value-type="float" office:value="102" calcext:value-type="float">
            <text:p>102.0</text:p>
          </table:table-cell>
          <table:table-cell table:style-name="ce75" table:formula="of:=MAX([$Sword.E$7] - [.$C5]; 0)*[$Sword.$F$7]" office:value-type="float" office:value="139.6875" calcext:value-type="float">
            <text:p>139.7</text:p>
          </table:table-cell>
          <table:table-cell table:style-name="ce75" table:formula="of:=MAX([$Sword.E$8] - [.$C5]; 0)*[$Sword.$F$8]" office:value-type="float" office:value="180.375" calcext:value-type="float">
            <text:p>180.4</text:p>
          </table:table-cell>
          <table:table-cell table:style-name="ce75" table:formula="of:=MAX([$Sword.E$9] - [.$C5]; 0)*[$Sword.$F$9]" office:value-type="float" office:value="1.5" calcext:value-type="float">
            <text:p>1.5</text:p>
          </table:table-cell>
          <table:table-cell table:style-name="ce76"/>
          <table:table-cell table:style-name="ce75" table:formula="of:=MAX([$Axe.E$2] - [.$C5]/2; 0)*MAX(1 - [.$D5]/200;0)*[$Axe.$F$2]" office:value-type="float" office:value="77.6" calcext:value-type="float">
            <text:p>77.6</text:p>
          </table:table-cell>
          <table:table-cell table:style-name="ce75" table:formula="of:=MAX([$Axe.E$3] - [.$C5]/2; 0)*MAX(1 - [.$D5]/200;0)*[$Axe.$F$3]" office:value-type="float" office:value="105.6" calcext:value-type="float">
            <text:p>105.6</text:p>
          </table:table-cell>
          <table:table-cell table:style-name="ce75" table:formula="of:=MAX([$Axe.E$4] - [.$C5]/2; 0)*MAX(1 - [.$D5]/200;0)*[$Axe.$F$4]" office:value-type="float" office:value="137.4" calcext:value-type="float">
            <text:p>137.4</text:p>
          </table:table-cell>
          <table:table-cell table:style-name="ce75" table:formula="of:=MAX([$Axe.E$5] - [.$C5]/2; 0)*MAX(1 - [.$D5]/200;0)*[$Axe.$F$5]" office:value-type="float" office:value="174.2" calcext:value-type="float">
            <text:p>174.2</text:p>
          </table:table-cell>
          <table:table-cell table:style-name="ce75" table:formula="of:=MAX([$Axe.E$6] - [.$C5]/2; 0)*MAX(1 - [.$D5]/200;0)*[$Axe.$F$6]" office:value-type="float" office:value="213.8" calcext:value-type="float">
            <text:p>213.8</text:p>
          </table:table-cell>
          <table:table-cell table:style-name="ce75" table:formula="of:=MAX([$Axe.E$7] - [.$C5]/2; 0)*MAX(1 - [.$D5]/200;0)*[$Axe.$F$7]" office:value-type="float" office:value="257.6" calcext:value-type="float">
            <text:p>257.6</text:p>
          </table:table-cell>
          <table:table-cell table:style-name="ce76"/>
          <table:table-cell table:style-name="ce75" table:formula="of:=MAX([$Scythe.D$2]; 0)*MAX(1 - [.$D5]/100;0)*[$Scythe.$F$2]" office:value-type="float" office:value="92" calcext:value-type="float">
            <text:p>92.0</text:p>
          </table:table-cell>
          <table:table-cell table:style-name="ce75" table:formula="of:=MAX([$Scythe.D$3]; 0)*MAX(1 - [.$D5]/100;0)*[$Scythe.$F$3]" office:value-type="float" office:value="122" calcext:value-type="float">
            <text:p>122.0</text:p>
          </table:table-cell>
          <table:table-cell table:style-name="ce75" table:formula="of:=MAX([$Scythe.D$4]; 0)*MAX(1 - [.$D5]/100;0)*[$Scythe.$F$4]" office:value-type="float" office:value="156" calcext:value-type="float">
            <text:p>156.0</text:p>
          </table:table-cell>
          <table:table-cell table:style-name="ce75" table:formula="of:=MAX([$Scythe.D$5]; 0)*MAX(1 - [.$D5]/100;0)*[$Scythe.$F$5]" office:value-type="float" office:value="196" calcext:value-type="float">
            <text:p>196.0</text:p>
          </table:table-cell>
          <table:table-cell table:style-name="ce75" table:formula="of:=MAX([$Scythe.D$6]; 0)*MAX(1 - [.$D5]/100;0)*[$Scythe.$F$6]" office:value-type="float" office:value="240" calcext:value-type="float">
            <text:p>240.0</text:p>
          </table:table-cell>
          <table:table-cell table:style-name="ce75" table:formula="of:=MAX([$Scythe.D$7]; 0)*MAX(1 - [.$D5]/100;0)*[$Scythe.$F$7]" office:value-type="float" office:value="288" calcext:value-type="float">
            <text:p>288.0</text:p>
          </table:table-cell>
          <table:table-cell table:style-name="ce75" table:formula="of:=MAX([$Scythe.D$8]; 0)*MAX(1 - [.$D5]/100;0)*[$Scythe.$F$8]" office:value-type="float" office:value="76" calcext:value-type="float">
            <text:p>76.0</text:p>
          </table:table-cell>
          <table:table-cell table:style-name="ce75" table:formula="of:=MAX([$Scythe.D$9]; 0)*MAX(1 - [.$D5]/100;0)*[$Scythe.$F$9]" office:value-type="float" office:value="88" calcext:value-type="float">
            <text:p>88.0</text:p>
          </table:table-cell>
          <table:table-cell table:style-name="ce75" table:formula="of:=MAX([$Scythe.D$10]; 0)*MAX(1 - [.$D5]/100;0)*[$Scythe.$F$10]" office:value-type="float" office:value="100" calcext:value-type="float">
            <text:p>100.0</text:p>
          </table:table-cell>
          <table:table-cell table:style-name="ce76"/>
          <table:table-cell table:style-name="ce76" table:formula="of:=MAX([$Staff.E$2]; 0)*[$Staff.$F$2]" office:value-type="float" office:value="73.6" calcext:value-type="float">
            <text:p>73.6</text:p>
          </table:table-cell>
          <table:table-cell table:style-name="ce76" table:formula="of:=MAX([$Staff.E$3]; 0)*[$Staff.$F$3]" office:value-type="float" office:value="100" calcext:value-type="float">
            <text:p>100</text:p>
          </table:table-cell>
          <table:table-cell table:style-name="ce76" table:formula="of:=MAX([$Staff.E$4]; 0)*[$Staff.$F$4]" office:value-type="float" office:value="128" calcext:value-type="float">
            <text:p>128</text:p>
          </table:table-cell>
          <table:table-cell table:style-name="ce76" table:formula="of:=MAX([$Staff.E$5]; 0)*[$Staff.$F$5]" office:value-type="float" office:value="160.8" calcext:value-type="float">
            <text:p>160.8</text:p>
          </table:table-cell>
          <table:table-cell table:style-name="ce76" table:formula="of:=MAX([$Staff.E$6]; 0)*[$Staff.$F$6]" office:value-type="float" office:value="196" calcext:value-type="float">
            <text:p>196</text:p>
          </table:table-cell>
          <table:table-cell table:style-name="ce76" table:formula="of:=MAX([$Staff.E$7]; 0)*[$Staff.$F$7]" office:value-type="float" office:value="235.2" calcext:value-type="float">
            <text:p>235.2</text:p>
          </table:table-cell>
          <table:table-cell table:style-name="ce76"/>
          <table:table-cell table:style-name="ce75" table:formula="of:=MAX([$Bow.E$2] - [.$C5]; 0)*MAX(1 - [.$D5]/100;0)*[$Bow.$F$2]" office:value-type="float" office:value="71.0103083665663" calcext:value-type="float">
            <text:p>71.0</text:p>
          </table:table-cell>
          <table:table-cell table:style-name="ce75" table:formula="of:=MAX([$Bow.E$3] - [.$C5]; 0)*MAX(1 - [.$D5]/100;0)*[$Bow.$F$3]" office:value-type="float" office:value="105.535050341534" calcext:value-type="float">
            <text:p>105.5</text:p>
          </table:table-cell>
          <table:table-cell table:style-name="ce75" table:formula="of:=MAX([$Bow.E$4] - [.$C5]; 0)*MAX(1 - [.$D5]/100;0)*[$Bow.$F$4]" office:value-type="float" office:value="136.223709874839" calcext:value-type="float">
            <text:p>136.2</text:p>
          </table:table-cell>
          <table:table-cell table:style-name="ce75" table:formula="of:=MAX([$Bow.E$5] - [.$C5]; 0)*MAX(1 - [.$D5]/100;0)*[$Bow.$F$5]" office:value-type="float" office:value="178.420616733133" calcext:value-type="float">
            <text:p>178.4</text:p>
          </table:table-cell>
          <table:table-cell table:style-name="ce75" table:formula="of:=MAX([$Bow.E$6] - [.$C5]; 0)*MAX(1 - [.$D5]/100;0)*[$Bow.$F$6]" office:value-type="float" office:value="220.617523591427" calcext:value-type="float">
            <text:p>220.6</text:p>
          </table:table-cell>
          <table:table-cell table:style-name="ce75" table:formula="of:=MAX([$Bow.E$7] - [.$C5]; 0)*MAX(1 - [.$D5]/100;0)*[$Bow.$F$7]" office:value-type="float" office:value="270.486595333047" calcext:value-type="float">
            <text:p>270.5</text:p>
          </table:table-cell>
          <table:table-cell table:style-name="ce76"/>
          <table:table-cell table:style-name="ce75" table:formula="of:=MAX([$Crossbow.E$2] - [.$C5]/2; 0)*MAX(1 - [.$D5]/200;0)*[$Crossbow.$F$2]" office:value-type="float" office:value="82.45" calcext:value-type="float">
            <text:p>82.5</text:p>
          </table:table-cell>
          <table:table-cell table:style-name="ce75" table:formula="of:=MAX([$Crossbow.E$3] - [.$C5]/2; 0)*MAX(1 - [.$D5]/200;0)*[$Crossbow.$F$3]" office:value-type="float" office:value="112.2" calcext:value-type="float">
            <text:p>112.2</text:p>
          </table:table-cell>
          <table:table-cell table:style-name="ce75" table:formula="of:=MAX([$Crossbow.E$4] - [.$C5]/2; 0)*MAX(1 - [.$D5]/200;0)*[$Crossbow.$F$4]" office:value-type="float" office:value="146.37" calcext:value-type="float">
            <text:p>146.4</text:p>
          </table:table-cell>
          <table:table-cell table:style-name="ce75" table:formula="of:=MAX([$Crossbow.E$5] - [.$C5]/2; 0)*MAX(1 - [.$D5]/200;0)*[$Crossbow.$F$5]" office:value-type="float" office:value="184.45" calcext:value-type="float">
            <text:p>184.5</text:p>
          </table:table-cell>
          <table:table-cell table:style-name="ce75" table:formula="of:=MAX([$Crossbow.E$6] - [.$C5]/2; 0)*MAX(1 - [.$D5]/200;0)*[$Crossbow.$F$6]" office:value-type="float" office:value="227.477" calcext:value-type="float">
            <text:p>227.5</text:p>
          </table:table-cell>
          <table:table-cell table:style-name="ce75" table:formula="of:=MAX([$Crossbow.E$7] - [.$C5]/2; 0)*MAX(1 - [.$D5]/200;0)*[$Crossbow.$F$7]" office:value-type="float" office:value="273.6762" calcext:value-type="float">
            <text:p>273.7</text:p>
          </table:table-cell>
          <table:table-cell table:number-columns-repeated="2"/>
          <table:table-cell table:style-name="ce77" table:formula="of:=MAX([$doge.E$3] - [.$C5]; 0)" office:value-type="float" office:value="0" calcext:value-type="float">
            <text:p>0</text:p>
          </table:table-cell>
          <table:table-cell table:style-name="ce77" table:formula="of:=MAX([$doge.$E$4] - [.$C5]; 0)" office:value-type="float" office:value="0" calcext:value-type="float">
            <text:p>0</text:p>
          </table:table-cell>
          <table:table-cell table:style-name="ce77" table:formula="of:=MAX([$doge.$E$5] - [.$C5]; 0)" office:value-type="float" office:value="0" calcext:value-type="float">
            <text:p>0</text:p>
          </table:table-cell>
          <table:table-cell table:style-name="ce77" table:formula="of:=MAX([$doge.$E$6] - [.$C5]; 0)" office:value-type="float" office:value="0" calcext:value-type="float">
            <text:p>0</text:p>
          </table:table-cell>
          <table:table-cell table:style-name="ce77" table:formula="of:=MAX([$doge.$E$7] - [.$C5]; 0)" office:value-type="float" office:value="0" calcext:value-type="float">
            <text:p>0</text:p>
          </table:table-cell>
          <table:table-cell table:style-name="ce77"/>
          <table:table-cell table:style-name="ce78" table:formula="of:=MAX([$hors.$E$3] - [.$C5]/2; 0)*MAX(1 - [.$D5]/200;0)" office:value-type="float" office:value="47" calcext:value-type="float">
            <text:p>47.0</text:p>
          </table:table-cell>
          <table:table-cell table:style-name="ce78" table:formula="of:=MAX([$hors.$E$4] - [.$C5]/2; 0)*MAX(1 - [.$D5]/200;0)" office:value-type="float" office:value="62" calcext:value-type="float">
            <text:p>62.0</text:p>
          </table:table-cell>
          <table:table-cell table:style-name="ce78" table:formula="of:=MAX([$hors.$E$5] - [.$C5]/2; 0)*MAX(1 - [.$D5]/200;0)" office:value-type="float" office:value="87" calcext:value-type="float">
            <text:p>87.0</text:p>
          </table:table-cell>
          <table:table-cell table:style-name="ce78" table:formula="of:=MAX([$hors.$E$6] - [.$C5]/2; 0)*MAX(1 - [.$D5]/200;0)" office:value-type="float" office:value="112" calcext:value-type="float">
            <text:p>112.0</text:p>
          </table:table-cell>
          <table:table-cell table:style-name="ce77"/>
          <table:table-cell table:style-name="ce78" table:formula="of:=MAX([$irgl.$E$3] - [.$C5]; 0)*MAX(1 - [.$D5]/100;0)" office:value-type="float" office:value="144" calcext:value-type="float">
            <text:p>144.0</text:p>
          </table:table-cell>
          <table:table-cell table:style-name="ce78" table:formula="of:=MAX([$irgl.$E$4] - [.$C5]; 0)*MAX(1 - [.$D5]/100;0)" office:value-type="float" office:value="169" calcext:value-type="float">
            <text:p>169.0</text:p>
          </table:table-cell>
          <table:table-cell table:style-name="ce78" table:formula="of:=MAX([$irgl.$E$5] - [.$C5]; 0)*MAX(1 - [.$D5]/100;0)" office:value-type="float" office:value="204" calcext:value-type="float">
            <text:p>204.0</text:p>
          </table:table-cell>
          <table:table-cell table:style-name="ce78" table:formula="of:=MAX([$irgl.$E$6] - [.$C5]; 0)*MAX(1 - [.$D5]/100;0)" office:value-type="float" office:value="244" calcext:value-type="float">
            <text:p>244.0</text:p>
          </table:table-cell>
          <table:table-cell table:style-name="ce77"/>
          <table:table-cell table:style-name="ce78" table:formula="of:=MAX([$sngl.$E$3]; 0)*MAX(1 - [.$D5]/100;0)" office:value-type="float" office:value="120" calcext:value-type="float">
            <text:p>120.0</text:p>
          </table:table-cell>
          <table:table-cell table:style-name="ce78" table:formula="of:=MAX([$sngl.$E$4]; 0)*MAX(1 - [.$D5]/100;0)" office:value-type="float" office:value="140" calcext:value-type="float">
            <text:p>140.0</text:p>
          </table:table-cell>
          <table:table-cell table:style-name="ce78" table:formula="of:=MAX([$sngl.$E$5]; 0)*MAX(1 - [.$D5]/100;0)" office:value-type="float" office:value="170" calcext:value-type="float">
            <text:p>170.0</text:p>
          </table:table-cell>
          <table:table-cell table:style-name="ce78" table:formula="of:=MAX([$sngl.$E$6]; 0)*MAX(1 - [.$D5]/100;0)" office:value-type="float" office:value="200" calcext:value-type="float">
            <text:p>200.0</text:p>
          </table:table-cell>
          <table:table-cell table:number-columns-repeated="163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" table:formula="of:=([.$B6] + 3 * [.$C6]) / 10 / (1 - [.$D6] * 0.006) *POWER([.$E6]; 0.75) * [.$C$12] / 13" office:value-type="float" office:value="356.816960352596" calcext:value-type="float">
            <text:p>356.8</text:p>
          </table:table-cell>
          <table:table-cell table:style-name="ce5" office:value-type="float" office:value="14" calcext:value-type="float">
            <text:p>14.0</text:p>
          </table:table-cell>
          <table:table-cell table:style-name="ce7" table:formula="of:=COM.MICROSOFT.CEILING.MATH(LN(MAX([.$G6]*4;1))^2.5+1)" office:value-type="float" office:value="34" calcext:value-type="float">
            <text:p>34</text:p>
          </table:table-cell>
          <table:table-cell table:style-name="ce7" table:formula="of:=COM.MICROSOFT.CEILING.MATH(LN(MAX([.$G6]*3.5;1))^2.5+1)" office:value-type="float" office:value="31" calcext:value-type="float">
            <text:p>31</text:p>
          </table:table-cell>
          <table:table-cell table:style-name="ce7" table:formula="of:=COM.MICROSOFT.CEILING.MATH(LN(MAX([.$G6]*3;1))^2.5+1)" office:value-type="float" office:value="29" calcext:value-type="float">
            <text:p>29</text:p>
          </table:table-cell>
          <table:table-cell table:style-name="ce7" table:formula="of:=COM.MICROSOFT.CEILING.MATH(LN(MAX([.$G6]*2.5;1))^2.5+1)" office:value-type="float" office:value="25" calcext:value-type="float">
            <text:p>25</text:p>
          </table:table-cell>
          <table:table-cell/>
          <table:table-cell table:style-name="ce5"/>
          <table:table-cell table:style-name="ce75" table:formula="of:=MAX([$Sword.E$2] - [.$C6]; 0)*[$Sword.$F$2]" office:value-type="float" office:value="0" calcext:value-type="float">
            <text:p>0.0</text:p>
          </table:table-cell>
          <table:table-cell table:style-name="ce75" table:formula="of:=MAX([$Sword.E$3] - [.$C6]; 0)*[$Sword.$F$3]" office:value-type="float" office:value="4.875" calcext:value-type="float">
            <text:p>4.9</text:p>
          </table:table-cell>
          <table:table-cell table:style-name="ce75" table:formula="of:=MAX([$Sword.E$4] - [.$C6]; 0)*[$Sword.$F$4]" office:value-type="float" office:value="30.9375" calcext:value-type="float">
            <text:p>30.9</text:p>
          </table:table-cell>
          <table:table-cell table:style-name="ce75" table:formula="of:=MAX([$Sword.E$5] - [.$C6]; 0)*[$Sword.$F$5]" office:value-type="float" office:value="60.75" calcext:value-type="float">
            <text:p>60.8</text:p>
          </table:table-cell>
          <table:table-cell table:style-name="ce75" table:formula="of:=MAX([$Sword.E$6] - [.$C6]; 0)*[$Sword.$F$6]" office:value-type="float" office:value="96" calcext:value-type="float">
            <text:p>96.0</text:p>
          </table:table-cell>
          <table:table-cell table:style-name="ce75" table:formula="of:=MAX([$Sword.E$7] - [.$C6]; 0)*[$Sword.$F$7]" office:value-type="float" office:value="133.6875" calcext:value-type="float">
            <text:p>133.7</text:p>
          </table:table-cell>
          <table:table-cell table:style-name="ce75" table:formula="of:=MAX([$Sword.E$8] - [.$C6]; 0)*[$Sword.$F$8]" office:value-type="float" office:value="174.375" calcext:value-type="float">
            <text:p>174.4</text:p>
          </table:table-cell>
          <table:table-cell table:style-name="ce75" table:formula="of:=MAX([$Sword.E$9] - [.$C6]; 0)*[$Sword.$F$9]" office:value-type="float" office:value="0" calcext:value-type="float">
            <text:p>0.0</text:p>
          </table:table-cell>
          <table:table-cell table:style-name="ce76"/>
          <table:table-cell table:style-name="ce75" table:formula="of:=MAX([$Axe.E$2] - [.$C6]/2; 0)*MAX(1 - [.$D6]/200;0)*[$Axe.$F$2]" office:value-type="float" office:value="76" calcext:value-type="float">
            <text:p>76.0</text:p>
          </table:table-cell>
          <table:table-cell table:style-name="ce75" table:formula="of:=MAX([$Axe.E$3] - [.$C6]/2; 0)*MAX(1 - [.$D6]/200;0)*[$Axe.$F$3]" office:value-type="float" office:value="104" calcext:value-type="float">
            <text:p>104.0</text:p>
          </table:table-cell>
          <table:table-cell table:style-name="ce75" table:formula="of:=MAX([$Axe.E$4] - [.$C6]/2; 0)*MAX(1 - [.$D6]/200;0)*[$Axe.$F$4]" office:value-type="float" office:value="135.8" calcext:value-type="float">
            <text:p>135.8</text:p>
          </table:table-cell>
          <table:table-cell table:style-name="ce75" table:formula="of:=MAX([$Axe.E$5] - [.$C6]/2; 0)*MAX(1 - [.$D6]/200;0)*[$Axe.$F$5]" office:value-type="float" office:value="172.6" calcext:value-type="float">
            <text:p>172.6</text:p>
          </table:table-cell>
          <table:table-cell table:style-name="ce75" table:formula="of:=MAX([$Axe.E$6] - [.$C6]/2; 0)*MAX(1 - [.$D6]/200;0)*[$Axe.$F$6]" office:value-type="float" office:value="212.2" calcext:value-type="float">
            <text:p>212.2</text:p>
          </table:table-cell>
          <table:table-cell table:style-name="ce75" table:formula="of:=MAX([$Axe.E$7] - [.$C6]/2; 0)*MAX(1 - [.$D6]/200;0)*[$Axe.$F$7]" office:value-type="float" office:value="256" calcext:value-type="float">
            <text:p>256.0</text:p>
          </table:table-cell>
          <table:table-cell table:style-name="ce76"/>
          <table:table-cell table:style-name="ce75" table:formula="of:=MAX([$Scythe.D$2]; 0)*MAX(1 - [.$D6]/100;0)*[$Scythe.$F$2]" office:value-type="float" office:value="92" calcext:value-type="float">
            <text:p>92.0</text:p>
          </table:table-cell>
          <table:table-cell table:style-name="ce75" table:formula="of:=MAX([$Scythe.D$3]; 0)*MAX(1 - [.$D6]/100;0)*[$Scythe.$F$3]" office:value-type="float" office:value="122" calcext:value-type="float">
            <text:p>122.0</text:p>
          </table:table-cell>
          <table:table-cell table:style-name="ce75" table:formula="of:=MAX([$Scythe.D$4]; 0)*MAX(1 - [.$D6]/100;0)*[$Scythe.$F$4]" office:value-type="float" office:value="156" calcext:value-type="float">
            <text:p>156.0</text:p>
          </table:table-cell>
          <table:table-cell table:style-name="ce75" table:formula="of:=MAX([$Scythe.D$5]; 0)*MAX(1 - [.$D6]/100;0)*[$Scythe.$F$5]" office:value-type="float" office:value="196" calcext:value-type="float">
            <text:p>196.0</text:p>
          </table:table-cell>
          <table:table-cell table:style-name="ce75" table:formula="of:=MAX([$Scythe.D$6]; 0)*MAX(1 - [.$D6]/100;0)*[$Scythe.$F$6]" office:value-type="float" office:value="240" calcext:value-type="float">
            <text:p>240.0</text:p>
          </table:table-cell>
          <table:table-cell table:style-name="ce75" table:formula="of:=MAX([$Scythe.D$7]; 0)*MAX(1 - [.$D6]/100;0)*[$Scythe.$F$7]" office:value-type="float" office:value="288" calcext:value-type="float">
            <text:p>288.0</text:p>
          </table:table-cell>
          <table:table-cell table:style-name="ce75" table:formula="of:=MAX([$Scythe.D$8]; 0)*MAX(1 - [.$D6]/100;0)*[$Scythe.$F$8]" office:value-type="float" office:value="76" calcext:value-type="float">
            <text:p>76.0</text:p>
          </table:table-cell>
          <table:table-cell table:style-name="ce75" table:formula="of:=MAX([$Scythe.D$9]; 0)*MAX(1 - [.$D6]/100;0)*[$Scythe.$F$9]" office:value-type="float" office:value="88" calcext:value-type="float">
            <text:p>88.0</text:p>
          </table:table-cell>
          <table:table-cell table:style-name="ce75" table:formula="of:=MAX([$Scythe.D$10]; 0)*MAX(1 - [.$D6]/100;0)*[$Scythe.$F$10]" office:value-type="float" office:value="100" calcext:value-type="float">
            <text:p>100.0</text:p>
          </table:table-cell>
          <table:table-cell table:style-name="ce76"/>
          <table:table-cell table:style-name="ce76" table:formula="of:=MAX([$Staff.E$2]; 0)*[$Staff.$F$2]" office:value-type="float" office:value="73.6" calcext:value-type="float">
            <text:p>73.6</text:p>
          </table:table-cell>
          <table:table-cell table:style-name="ce76" table:formula="of:=MAX([$Staff.E$3]; 0)*[$Staff.$F$3]" office:value-type="float" office:value="100" calcext:value-type="float">
            <text:p>100</text:p>
          </table:table-cell>
          <table:table-cell table:style-name="ce76" table:formula="of:=MAX([$Staff.E$4]; 0)*[$Staff.$F$4]" office:value-type="float" office:value="128" calcext:value-type="float">
            <text:p>128</text:p>
          </table:table-cell>
          <table:table-cell table:style-name="ce76" table:formula="of:=MAX([$Staff.E$5]; 0)*[$Staff.$F$5]" office:value-type="float" office:value="160.8" calcext:value-type="float">
            <text:p>160.8</text:p>
          </table:table-cell>
          <table:table-cell table:style-name="ce76" table:formula="of:=MAX([$Staff.E$6]; 0)*[$Staff.$F$6]" office:value-type="float" office:value="196" calcext:value-type="float">
            <text:p>196</text:p>
          </table:table-cell>
          <table:table-cell table:style-name="ce76" table:formula="of:=MAX([$Staff.E$7]; 0)*[$Staff.$F$7]" office:value-type="float" office:value="235.2" calcext:value-type="float">
            <text:p>235.2</text:p>
          </table:table-cell>
          <table:table-cell table:style-name="ce76"/>
          <table:table-cell table:style-name="ce75" table:formula="of:=MAX([$Bow.E$2] - [.$C6]; 0)*MAX(1 - [.$D6]/100;0)*[$Bow.$F$2]" office:value-type="float" office:value="68.4103083665663" calcext:value-type="float">
            <text:p>68.4</text:p>
          </table:table-cell>
          <table:table-cell table:style-name="ce75" table:formula="of:=MAX([$Bow.E$3] - [.$C6]; 0)*MAX(1 - [.$D6]/100;0)*[$Bow.$F$3]" office:value-type="float" office:value="102.935050341534" calcext:value-type="float">
            <text:p>102.9</text:p>
          </table:table-cell>
          <table:table-cell table:style-name="ce75" table:formula="of:=MAX([$Bow.E$4] - [.$C6]; 0)*MAX(1 - [.$D6]/100;0)*[$Bow.$F$4]" office:value-type="float" office:value="133.623709874839" calcext:value-type="float">
            <text:p>133.6</text:p>
          </table:table-cell>
          <table:table-cell table:style-name="ce75" table:formula="of:=MAX([$Bow.E$5] - [.$C6]; 0)*MAX(1 - [.$D6]/100;0)*[$Bow.$F$5]" office:value-type="float" office:value="175.820616733133" calcext:value-type="float">
            <text:p>175.8</text:p>
          </table:table-cell>
          <table:table-cell table:style-name="ce75" table:formula="of:=MAX([$Bow.E$6] - [.$C6]; 0)*MAX(1 - [.$D6]/100;0)*[$Bow.$F$6]" office:value-type="float" office:value="218.017523591426" calcext:value-type="float">
            <text:p>218.0</text:p>
          </table:table-cell>
          <table:table-cell table:style-name="ce75" table:formula="of:=MAX([$Bow.E$7] - [.$C6]; 0)*MAX(1 - [.$D6]/100;0)*[$Bow.$F$7]" office:value-type="float" office:value="267.886595333047" calcext:value-type="float">
            <text:p>267.9</text:p>
          </table:table-cell>
          <table:table-cell table:style-name="ce76"/>
          <table:table-cell table:style-name="ce75" table:formula="of:=MAX([$Crossbow.E$2] - [.$C6]/2; 0)*MAX(1 - [.$D6]/200;0)*[$Crossbow.$F$2]" office:value-type="float" office:value="80.75" calcext:value-type="float">
            <text:p>80.8</text:p>
          </table:table-cell>
          <table:table-cell table:style-name="ce75" table:formula="of:=MAX([$Crossbow.E$3] - [.$C6]/2; 0)*MAX(1 - [.$D6]/200;0)*[$Crossbow.$F$3]" office:value-type="float" office:value="110.5" calcext:value-type="float">
            <text:p>110.5</text:p>
          </table:table-cell>
          <table:table-cell table:style-name="ce75" table:formula="of:=MAX([$Crossbow.E$4] - [.$C6]/2; 0)*MAX(1 - [.$D6]/200;0)*[$Crossbow.$F$4]" office:value-type="float" office:value="144.67" calcext:value-type="float">
            <text:p>144.7</text:p>
          </table:table-cell>
          <table:table-cell table:style-name="ce75" table:formula="of:=MAX([$Crossbow.E$5] - [.$C6]/2; 0)*MAX(1 - [.$D6]/200;0)*[$Crossbow.$F$5]" office:value-type="float" office:value="182.75" calcext:value-type="float">
            <text:p>182.8</text:p>
          </table:table-cell>
          <table:table-cell table:style-name="ce75" table:formula="of:=MAX([$Crossbow.E$6] - [.$C6]/2; 0)*MAX(1 - [.$D6]/200;0)*[$Crossbow.$F$6]" office:value-type="float" office:value="225.777" calcext:value-type="float">
            <text:p>225.8</text:p>
          </table:table-cell>
          <table:table-cell table:style-name="ce75" table:formula="of:=MAX([$Crossbow.E$7] - [.$C6]/2; 0)*MAX(1 - [.$D6]/200;0)*[$Crossbow.$F$7]" office:value-type="float" office:value="271.9762" calcext:value-type="float">
            <text:p>272.0</text:p>
          </table:table-cell>
          <table:table-cell table:number-columns-repeated="2"/>
          <table:table-cell table:style-name="ce77" table:formula="of:=MAX([$doge.E$3] - [.$C6]; 0)" office:value-type="float" office:value="0" calcext:value-type="float">
            <text:p>0</text:p>
          </table:table-cell>
          <table:table-cell table:style-name="ce77" table:formula="of:=MAX([$doge.$E$4] - [.$C6]; 0)" office:value-type="float" office:value="0" calcext:value-type="float">
            <text:p>0</text:p>
          </table:table-cell>
          <table:table-cell table:style-name="ce77" table:formula="of:=MAX([$doge.$E$5] - [.$C6]; 0)" office:value-type="float" office:value="0" calcext:value-type="float">
            <text:p>0</text:p>
          </table:table-cell>
          <table:table-cell table:style-name="ce77" table:formula="of:=MAX([$doge.$E$6] - [.$C6]; 0)" office:value-type="float" office:value="0" calcext:value-type="float">
            <text:p>0</text:p>
          </table:table-cell>
          <table:table-cell table:style-name="ce77" table:formula="of:=MAX([$doge.$E$7] - [.$C6]; 0)" office:value-type="float" office:value="0" calcext:value-type="float">
            <text:p>0</text:p>
          </table:table-cell>
          <table:table-cell table:style-name="ce77"/>
          <table:table-cell table:style-name="ce78" table:formula="of:=MAX([$hors.$E$3] - [.$C6]/2; 0)*MAX(1 - [.$D6]/200;0)" office:value-type="float" office:value="45" calcext:value-type="float">
            <text:p>45.0</text:p>
          </table:table-cell>
          <table:table-cell table:style-name="ce78" table:formula="of:=MAX([$hors.$E$4] - [.$C6]/2; 0)*MAX(1 - [.$D6]/200;0)" office:value-type="float" office:value="60" calcext:value-type="float">
            <text:p>60.0</text:p>
          </table:table-cell>
          <table:table-cell table:style-name="ce78" table:formula="of:=MAX([$hors.$E$5] - [.$C6]/2; 0)*MAX(1 - [.$D6]/200;0)" office:value-type="float" office:value="85" calcext:value-type="float">
            <text:p>85.0</text:p>
          </table:table-cell>
          <table:table-cell table:style-name="ce78" table:formula="of:=MAX([$hors.$E$6] - [.$C6]/2; 0)*MAX(1 - [.$D6]/200;0)" office:value-type="float" office:value="110" calcext:value-type="float">
            <text:p>110.0</text:p>
          </table:table-cell>
          <table:table-cell table:style-name="ce77"/>
          <table:table-cell table:style-name="ce78" table:formula="of:=MAX([$irgl.$E$3] - [.$C6]; 0)*MAX(1 - [.$D6]/100;0)" office:value-type="float" office:value="140" calcext:value-type="float">
            <text:p>140.0</text:p>
          </table:table-cell>
          <table:table-cell table:style-name="ce78" table:formula="of:=MAX([$irgl.$E$4] - [.$C6]; 0)*MAX(1 - [.$D6]/100;0)" office:value-type="float" office:value="165" calcext:value-type="float">
            <text:p>165.0</text:p>
          </table:table-cell>
          <table:table-cell table:style-name="ce78" table:formula="of:=MAX([$irgl.$E$5] - [.$C6]; 0)*MAX(1 - [.$D6]/100;0)" office:value-type="float" office:value="200" calcext:value-type="float">
            <text:p>200.0</text:p>
          </table:table-cell>
          <table:table-cell table:style-name="ce78" table:formula="of:=MAX([$irgl.$E$6] - [.$C6]; 0)*MAX(1 - [.$D6]/100;0)" office:value-type="float" office:value="240" calcext:value-type="float">
            <text:p>240.0</text:p>
          </table:table-cell>
          <table:table-cell table:style-name="ce77"/>
          <table:table-cell table:style-name="ce78" table:formula="of:=MAX([$sngl.$E$3]; 0)*MAX(1 - [.$D6]/100;0)" office:value-type="float" office:value="120" calcext:value-type="float">
            <text:p>120.0</text:p>
          </table:table-cell>
          <table:table-cell table:style-name="ce78" table:formula="of:=MAX([$sngl.$E$4]; 0)*MAX(1 - [.$D6]/100;0)" office:value-type="float" office:value="140" calcext:value-type="float">
            <text:p>140.0</text:p>
          </table:table-cell>
          <table:table-cell table:style-name="ce78" table:formula="of:=MAX([$sngl.$E$5]; 0)*MAX(1 - [.$D6]/100;0)" office:value-type="float" office:value="170" calcext:value-type="float">
            <text:p>170.0</text:p>
          </table:table-cell>
          <table:table-cell table:style-name="ce78" table:formula="of:=MAX([$sngl.$E$6]; 0)*MAX(1 - [.$D6]/100;0)" office:value-type="float" office:value="200" calcext:value-type="float">
            <text:p>200.0</text:p>
          </table:table-cell>
          <table:table-cell table:number-columns-repeated="1630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5" calcext:value-type="float">
            <text:p>77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" table:formula="of:=([.$B7] + 3 * [.$C7]) / 10 / (1 - [.$D7] * 0.006) *POWER([.$E7]; 0.75) * [.$C$12] / 13" office:value-type="float" office:value="422.088355539047" calcext:value-type="float">
            <text:p>422.1</text:p>
          </table:table-cell>
          <table:table-cell table:style-name="ce5" office:value-type="float" office:value="16.5" calcext:value-type="float">
            <text:p>16.5</text:p>
          </table:table-cell>
          <table:table-cell table:style-name="ce7" table:formula="of:=COM.MICROSOFT.CEILING.MATH(LN(MAX([.$G7]*4;1))^2.5+1)" office:value-type="float" office:value="37" calcext:value-type="float">
            <text:p>37</text:p>
          </table:table-cell>
          <table:table-cell table:style-name="ce7" table:formula="of:=COM.MICROSOFT.CEILING.MATH(LN(MAX([.$G7]*3.5;1))^2.5+1)" office:value-type="float" office:value="35" calcext:value-type="float">
            <text:p>35</text:p>
          </table:table-cell>
          <table:table-cell table:style-name="ce7" table:formula="of:=COM.MICROSOFT.CEILING.MATH(LN(MAX([.$G7]*3;1))^2.5+1)" office:value-type="float" office:value="32" calcext:value-type="float">
            <text:p>32</text:p>
          </table:table-cell>
          <table:table-cell table:style-name="ce7" table:formula="of:=COM.MICROSOFT.CEILING.MATH(LN(MAX([.$G7]*2.5;1))^2.5+1)" office:value-type="float" office:value="28" calcext:value-type="float">
            <text:p>28</text:p>
          </table:table-cell>
          <table:table-cell/>
          <table:table-cell table:style-name="ce5"/>
          <table:table-cell table:style-name="ce75" table:formula="of:=MAX([$Sword.E$2] - [.$C7]; 0)*[$Sword.$F$2]" office:value-type="float" office:value="0" calcext:value-type="float">
            <text:p>0.0</text:p>
          </table:table-cell>
          <table:table-cell table:style-name="ce75" table:formula="of:=MAX([$Sword.E$3] - [.$C7]; 0)*[$Sword.$F$3]" office:value-type="float" office:value="0" calcext:value-type="float">
            <text:p>0.0</text:p>
          </table:table-cell>
          <table:table-cell table:style-name="ce75" table:formula="of:=MAX([$Sword.E$4] - [.$C7]; 0)*[$Sword.$F$4]" office:value-type="float" office:value="23.4375" calcext:value-type="float">
            <text:p>23.4</text:p>
          </table:table-cell>
          <table:table-cell table:style-name="ce75" table:formula="of:=MAX([$Sword.E$5] - [.$C7]; 0)*[$Sword.$F$5]" office:value-type="float" office:value="53.25" calcext:value-type="float">
            <text:p>53.3</text:p>
          </table:table-cell>
          <table:table-cell table:style-name="ce75" table:formula="of:=MAX([$Sword.E$6] - [.$C7]; 0)*[$Sword.$F$6]" office:value-type="float" office:value="88.5" calcext:value-type="float">
            <text:p>88.5</text:p>
          </table:table-cell>
          <table:table-cell table:style-name="ce75" table:formula="of:=MAX([$Sword.E$7] - [.$C7]; 0)*[$Sword.$F$7]" office:value-type="float" office:value="126.1875" calcext:value-type="float">
            <text:p>126.2</text:p>
          </table:table-cell>
          <table:table-cell table:style-name="ce75" table:formula="of:=MAX([$Sword.E$8] - [.$C7]; 0)*[$Sword.$F$8]" office:value-type="float" office:value="166.875" calcext:value-type="float">
            <text:p>166.9</text:p>
          </table:table-cell>
          <table:table-cell table:style-name="ce75" table:formula="of:=MAX([$Sword.E$9] - [.$C7]; 0)*[$Sword.$F$9]" office:value-type="float" office:value="0" calcext:value-type="float">
            <text:p>0.0</text:p>
          </table:table-cell>
          <table:table-cell table:style-name="ce76"/>
          <table:table-cell table:style-name="ce75" table:formula="of:=MAX([$Axe.E$2] - [.$C7]/2; 0)*MAX(1 - [.$D7]/200;0)*[$Axe.$F$2]" office:value-type="float" office:value="74" calcext:value-type="float">
            <text:p>74.0</text:p>
          </table:table-cell>
          <table:table-cell table:style-name="ce75" table:formula="of:=MAX([$Axe.E$3] - [.$C7]/2; 0)*MAX(1 - [.$D7]/200;0)*[$Axe.$F$3]" office:value-type="float" office:value="102" calcext:value-type="float">
            <text:p>102.0</text:p>
          </table:table-cell>
          <table:table-cell table:style-name="ce75" table:formula="of:=MAX([$Axe.E$4] - [.$C7]/2; 0)*MAX(1 - [.$D7]/200;0)*[$Axe.$F$4]" office:value-type="float" office:value="133.8" calcext:value-type="float">
            <text:p>133.8</text:p>
          </table:table-cell>
          <table:table-cell table:style-name="ce75" table:formula="of:=MAX([$Axe.E$5] - [.$C7]/2; 0)*MAX(1 - [.$D7]/200;0)*[$Axe.$F$5]" office:value-type="float" office:value="170.6" calcext:value-type="float">
            <text:p>170.6</text:p>
          </table:table-cell>
          <table:table-cell table:style-name="ce75" table:formula="of:=MAX([$Axe.E$6] - [.$C7]/2; 0)*MAX(1 - [.$D7]/200;0)*[$Axe.$F$6]" office:value-type="float" office:value="210.2" calcext:value-type="float">
            <text:p>210.2</text:p>
          </table:table-cell>
          <table:table-cell table:style-name="ce75" table:formula="of:=MAX([$Axe.E$7] - [.$C7]/2; 0)*MAX(1 - [.$D7]/200;0)*[$Axe.$F$7]" office:value-type="float" office:value="254" calcext:value-type="float">
            <text:p>254.0</text:p>
          </table:table-cell>
          <table:table-cell table:style-name="ce76"/>
          <table:table-cell table:style-name="ce75" table:formula="of:=MAX([$Scythe.D$2]; 0)*MAX(1 - [.$D7]/100;0)*[$Scythe.$F$2]" office:value-type="float" office:value="92" calcext:value-type="float">
            <text:p>92.0</text:p>
          </table:table-cell>
          <table:table-cell table:style-name="ce75" table:formula="of:=MAX([$Scythe.D$3]; 0)*MAX(1 - [.$D7]/100;0)*[$Scythe.$F$3]" office:value-type="float" office:value="122" calcext:value-type="float">
            <text:p>122.0</text:p>
          </table:table-cell>
          <table:table-cell table:style-name="ce75" table:formula="of:=MAX([$Scythe.D$4]; 0)*MAX(1 - [.$D7]/100;0)*[$Scythe.$F$4]" office:value-type="float" office:value="156" calcext:value-type="float">
            <text:p>156.0</text:p>
          </table:table-cell>
          <table:table-cell table:style-name="ce75" table:formula="of:=MAX([$Scythe.D$5]; 0)*MAX(1 - [.$D7]/100;0)*[$Scythe.$F$5]" office:value-type="float" office:value="196" calcext:value-type="float">
            <text:p>196.0</text:p>
          </table:table-cell>
          <table:table-cell table:style-name="ce75" table:formula="of:=MAX([$Scythe.D$6]; 0)*MAX(1 - [.$D7]/100;0)*[$Scythe.$F$6]" office:value-type="float" office:value="240" calcext:value-type="float">
            <text:p>240.0</text:p>
          </table:table-cell>
          <table:table-cell table:style-name="ce75" table:formula="of:=MAX([$Scythe.D$7]; 0)*MAX(1 - [.$D7]/100;0)*[$Scythe.$F$7]" office:value-type="float" office:value="288" calcext:value-type="float">
            <text:p>288.0</text:p>
          </table:table-cell>
          <table:table-cell table:style-name="ce75" table:formula="of:=MAX([$Scythe.D$8]; 0)*MAX(1 - [.$D7]/100;0)*[$Scythe.$F$8]" office:value-type="float" office:value="76" calcext:value-type="float">
            <text:p>76.0</text:p>
          </table:table-cell>
          <table:table-cell table:style-name="ce75" table:formula="of:=MAX([$Scythe.D$9]; 0)*MAX(1 - [.$D7]/100;0)*[$Scythe.$F$9]" office:value-type="float" office:value="88" calcext:value-type="float">
            <text:p>88.0</text:p>
          </table:table-cell>
          <table:table-cell table:style-name="ce75" table:formula="of:=MAX([$Scythe.D$10]; 0)*MAX(1 - [.$D7]/100;0)*[$Scythe.$F$10]" office:value-type="float" office:value="100" calcext:value-type="float">
            <text:p>100.0</text:p>
          </table:table-cell>
          <table:table-cell table:style-name="ce76"/>
          <table:table-cell table:style-name="ce76" table:formula="of:=MAX([$Staff.E$2]; 0)*[$Staff.$F$2]" office:value-type="float" office:value="73.6" calcext:value-type="float">
            <text:p>73.6</text:p>
          </table:table-cell>
          <table:table-cell table:style-name="ce76" table:formula="of:=MAX([$Staff.E$3]; 0)*[$Staff.$F$3]" office:value-type="float" office:value="100" calcext:value-type="float">
            <text:p>100</text:p>
          </table:table-cell>
          <table:table-cell table:style-name="ce76" table:formula="of:=MAX([$Staff.E$4]; 0)*[$Staff.$F$4]" office:value-type="float" office:value="128" calcext:value-type="float">
            <text:p>128</text:p>
          </table:table-cell>
          <table:table-cell table:style-name="ce76" table:formula="of:=MAX([$Staff.E$5]; 0)*[$Staff.$F$5]" office:value-type="float" office:value="160.8" calcext:value-type="float">
            <text:p>160.8</text:p>
          </table:table-cell>
          <table:table-cell table:style-name="ce76" table:formula="of:=MAX([$Staff.E$6]; 0)*[$Staff.$F$6]" office:value-type="float" office:value="196" calcext:value-type="float">
            <text:p>196</text:p>
          </table:table-cell>
          <table:table-cell table:style-name="ce76" table:formula="of:=MAX([$Staff.E$7]; 0)*[$Staff.$F$7]" office:value-type="float" office:value="235.2" calcext:value-type="float">
            <text:p>235.2</text:p>
          </table:table-cell>
          <table:table-cell table:style-name="ce76"/>
          <table:table-cell table:style-name="ce75" table:formula="of:=MAX([$Bow.E$2] - [.$C7]; 0)*MAX(1 - [.$D7]/100;0)*[$Bow.$F$2]" office:value-type="float" office:value="65.1603083665663" calcext:value-type="float">
            <text:p>65.2</text:p>
          </table:table-cell>
          <table:table-cell table:style-name="ce75" table:formula="of:=MAX([$Bow.E$3] - [.$C7]; 0)*MAX(1 - [.$D7]/100;0)*[$Bow.$F$3]" office:value-type="float" office:value="99.685050341534" calcext:value-type="float">
            <text:p>99.7</text:p>
          </table:table-cell>
          <table:table-cell table:style-name="ce75" table:formula="of:=MAX([$Bow.E$4] - [.$C7]; 0)*MAX(1 - [.$D7]/100;0)*[$Bow.$F$4]" office:value-type="float" office:value="130.373709874839" calcext:value-type="float">
            <text:p>130.4</text:p>
          </table:table-cell>
          <table:table-cell table:style-name="ce75" table:formula="of:=MAX([$Bow.E$5] - [.$C7]; 0)*MAX(1 - [.$D7]/100;0)*[$Bow.$F$5]" office:value-type="float" office:value="172.570616733133" calcext:value-type="float">
            <text:p>172.6</text:p>
          </table:table-cell>
          <table:table-cell table:style-name="ce75" table:formula="of:=MAX([$Bow.E$6] - [.$C7]; 0)*MAX(1 - [.$D7]/100;0)*[$Bow.$F$6]" office:value-type="float" office:value="214.767523591426" calcext:value-type="float">
            <text:p>214.8</text:p>
          </table:table-cell>
          <table:table-cell table:style-name="ce75" table:formula="of:=MAX([$Bow.E$7] - [.$C7]; 0)*MAX(1 - [.$D7]/100;0)*[$Bow.$F$7]" office:value-type="float" office:value="264.636595333047" calcext:value-type="float">
            <text:p>264.6</text:p>
          </table:table-cell>
          <table:table-cell table:style-name="ce76"/>
          <table:table-cell table:style-name="ce75" table:formula="of:=MAX([$Crossbow.E$2] - [.$C7]/2; 0)*MAX(1 - [.$D7]/200;0)*[$Crossbow.$F$2]" office:value-type="float" office:value="78.625" calcext:value-type="float">
            <text:p>78.6</text:p>
          </table:table-cell>
          <table:table-cell table:style-name="ce75" table:formula="of:=MAX([$Crossbow.E$3] - [.$C7]/2; 0)*MAX(1 - [.$D7]/200;0)*[$Crossbow.$F$3]" office:value-type="float" office:value="108.375" calcext:value-type="float">
            <text:p>108.4</text:p>
          </table:table-cell>
          <table:table-cell table:style-name="ce75" table:formula="of:=MAX([$Crossbow.E$4] - [.$C7]/2; 0)*MAX(1 - [.$D7]/200;0)*[$Crossbow.$F$4]" office:value-type="float" office:value="142.545" calcext:value-type="float">
            <text:p>142.5</text:p>
          </table:table-cell>
          <table:table-cell table:style-name="ce75" table:formula="of:=MAX([$Crossbow.E$5] - [.$C7]/2; 0)*MAX(1 - [.$D7]/200;0)*[$Crossbow.$F$5]" office:value-type="float" office:value="180.625" calcext:value-type="float">
            <text:p>180.6</text:p>
          </table:table-cell>
          <table:table-cell table:style-name="ce75" table:formula="of:=MAX([$Crossbow.E$6] - [.$C7]/2; 0)*MAX(1 - [.$D7]/200;0)*[$Crossbow.$F$6]" office:value-type="float" office:value="223.652" calcext:value-type="float">
            <text:p>223.7</text:p>
          </table:table-cell>
          <table:table-cell table:style-name="ce75" table:formula="of:=MAX([$Crossbow.E$7] - [.$C7]/2; 0)*MAX(1 - [.$D7]/200;0)*[$Crossbow.$F$7]" office:value-type="float" office:value="269.8512" calcext:value-type="float">
            <text:p>269.9</text:p>
          </table:table-cell>
          <table:table-cell table:number-columns-repeated="2"/>
          <table:table-cell table:style-name="ce77" table:formula="of:=MAX([$doge.E$3] - [.$C7]; 0)" office:value-type="float" office:value="0" calcext:value-type="float">
            <text:p>0</text:p>
          </table:table-cell>
          <table:table-cell table:style-name="ce77" table:formula="of:=MAX([$doge.$E$4] - [.$C7]; 0)" office:value-type="float" office:value="0" calcext:value-type="float">
            <text:p>0</text:p>
          </table:table-cell>
          <table:table-cell table:style-name="ce77" table:formula="of:=MAX([$doge.$E$5] - [.$C7]; 0)" office:value-type="float" office:value="0" calcext:value-type="float">
            <text:p>0</text:p>
          </table:table-cell>
          <table:table-cell table:style-name="ce77" table:formula="of:=MAX([$doge.$E$6] - [.$C7]; 0)" office:value-type="float" office:value="0" calcext:value-type="float">
            <text:p>0</text:p>
          </table:table-cell>
          <table:table-cell table:style-name="ce77" table:formula="of:=MAX([$doge.$E$7] - [.$C7]; 0)" office:value-type="float" office:value="0" calcext:value-type="float">
            <text:p>0</text:p>
          </table:table-cell>
          <table:table-cell table:style-name="ce77"/>
          <table:table-cell table:style-name="ce78" table:formula="of:=MAX([$hors.$E$3] - [.$C7]/2; 0)*MAX(1 - [.$D7]/200;0)" office:value-type="float" office:value="42.5" calcext:value-type="float">
            <text:p>42.5</text:p>
          </table:table-cell>
          <table:table-cell table:style-name="ce78" table:formula="of:=MAX([$hors.$E$4] - [.$C7]/2; 0)*MAX(1 - [.$D7]/200;0)" office:value-type="float" office:value="57.5" calcext:value-type="float">
            <text:p>57.5</text:p>
          </table:table-cell>
          <table:table-cell table:style-name="ce78" table:formula="of:=MAX([$hors.$E$5] - [.$C7]/2; 0)*MAX(1 - [.$D7]/200;0)" office:value-type="float" office:value="82.5" calcext:value-type="float">
            <text:p>82.5</text:p>
          </table:table-cell>
          <table:table-cell table:style-name="ce78" table:formula="of:=MAX([$hors.$E$6] - [.$C7]/2; 0)*MAX(1 - [.$D7]/200;0)" office:value-type="float" office:value="107.5" calcext:value-type="float">
            <text:p>107.5</text:p>
          </table:table-cell>
          <table:table-cell table:style-name="ce77"/>
          <table:table-cell table:style-name="ce78" table:formula="of:=MAX([$irgl.$E$3] - [.$C7]; 0)*MAX(1 - [.$D7]/100;0)" office:value-type="float" office:value="135" calcext:value-type="float">
            <text:p>135.0</text:p>
          </table:table-cell>
          <table:table-cell table:style-name="ce78" table:formula="of:=MAX([$irgl.$E$4] - [.$C7]; 0)*MAX(1 - [.$D7]/100;0)" office:value-type="float" office:value="160" calcext:value-type="float">
            <text:p>160.0</text:p>
          </table:table-cell>
          <table:table-cell table:style-name="ce78" table:formula="of:=MAX([$irgl.$E$5] - [.$C7]; 0)*MAX(1 - [.$D7]/100;0)" office:value-type="float" office:value="195" calcext:value-type="float">
            <text:p>195.0</text:p>
          </table:table-cell>
          <table:table-cell table:style-name="ce78" table:formula="of:=MAX([$irgl.$E$6] - [.$C7]; 0)*MAX(1 - [.$D7]/100;0)" office:value-type="float" office:value="235" calcext:value-type="float">
            <text:p>235.0</text:p>
          </table:table-cell>
          <table:table-cell table:style-name="ce77"/>
          <table:table-cell table:style-name="ce78" table:formula="of:=MAX([$sngl.$E$3]; 0)*MAX(1 - [.$D7]/100;0)" office:value-type="float" office:value="120" calcext:value-type="float">
            <text:p>120.0</text:p>
          </table:table-cell>
          <table:table-cell table:style-name="ce78" table:formula="of:=MAX([$sngl.$E$4]; 0)*MAX(1 - [.$D7]/100;0)" office:value-type="float" office:value="140" calcext:value-type="float">
            <text:p>140.0</text:p>
          </table:table-cell>
          <table:table-cell table:style-name="ce78" table:formula="of:=MAX([$sngl.$E$5]; 0)*MAX(1 - [.$D7]/100;0)" office:value-type="float" office:value="170" calcext:value-type="float">
            <text:p>170.0</text:p>
          </table:table-cell>
          <table:table-cell table:style-name="ce78" table:formula="of:=MAX([$sngl.$E$6]; 0)*MAX(1 - [.$D7]/100;0)" office:value-type="float" office:value="200" calcext:value-type="float">
            <text:p>200.0</text:p>
          </table:table-cell>
          <table:table-cell table:number-columns-repeated="16303"/>
        </table:table-row>
        <table:table-row table:style-name="ro1">
          <table:table-cell table:number-columns-repeated="61"/>
          <table:table-cell table:style-name="ce77" table:number-columns-repeated="6"/>
          <table:table-cell table:style-name="ce78" table:number-columns-repeated="4"/>
          <table:table-cell table:style-name="ce77"/>
          <table:table-cell table:style-name="ce78" table:number-columns-repeated="4"/>
          <table:table-cell table:style-name="ce77"/>
          <table:table-cell table:style-name="ce78" table:number-columns-repeated="4"/>
          <table:table-cell table:number-columns-repeated="16303"/>
        </table:table-row>
        <table:table-row table:style-name="ro1">
          <table:table-cell table:number-columns-repeated="12"/>
          <table:table-cell>
            <draw:frame table:end-cell-address="blze.T27" table:end-x="0.1579in" table:end-y="0.0161in" draw:z-index="0" draw:name="Chart 1" draw:style-name="gr1" draw:text-style-name="P1" svg:width="5.1925in" svg:height="3.5783in" svg:x="0in" svg:y="0in">
              <draw:object draw:notify-on-update-of-ranges="blze.T1:blze.T1 blze.T3:blze.T7 blze.AB1:blze.AB1 blze.AB3:blze.AB7 blze.AI1:blze.AI1 blze.AI3:blze.AI7 blze.AS1:blze.AS1 blze.AS3:blze.AS7 blze.AZ1:blze.AZ1 blze.AZ3:blze.AZ7 blze.BG1:blze.BG1 blze.BG3:blze.BG7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48"/>
          <table:table-cell table:style-name="ce77" table:number-columns-repeated="6"/>
          <table:table-cell table:style-name="ce78" table:number-columns-repeated="4"/>
          <table:table-cell table:style-name="ce77"/>
          <table:table-cell table:style-name="ce78" table:number-columns-repeated="4"/>
          <table:table-cell table:style-name="ce77"/>
          <table:table-cell table:style-name="ce78" table:number-columns-repeated="4"/>
          <table:table-cell table:number-columns-repeated="16303"/>
        </table:table-row>
        <table:table-row table:style-name="ro1">
          <table:table-cell table:number-columns-repeated="2"/>
          <table:table-cell table:style-name="ce4"/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Loot Spread</text:p>
          </table:table-cell>
          <table:table-cell table:style-name="ce4" office:value-type="percentage" office:value="0.1" calcext:value-type="percentage">
            <text:p>10%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ustom Mult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blze.BJ3:blze.CC9">
            <calcext:color-scale>
              <calcext:color-scale-entry calcext:value="0" calcext:type="minimum" calcext:color="#70ad47"/>
              <calcext:color-scale-entry calcext:value="50" calcext:type="percentile" calcext:color="#fcfcff"/>
              <calcext:color-scale-entry calcext:value="0" calcext:type="maximum" calcext:color="#7030a0"/>
            </calcext:color-scale>
          </calcext:conditional-format>
          <calcext:conditional-format calcext:target-range-address="blze.N3:blze.BG7">
            <calcext:color-scale>
              <calcext:color-scale-entry calcext:value="0" calcext:type="minimum" calcext:color="#5a8ac6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</calcext:conditional-formats>
      </table:table>
      <table:table table:name="ghst" table:style-name="ta18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6" table:default-cell-style-name="Default"/>
        <table:table-column table:style-name="co15" table:default-cell-style-name="Default"/>
        <table:table-column table:style-name="co17" table:number-columns-repeated="6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number-columns-repeated="6" table:default-cell-style-name="Default"/>
        <table:table-column table:style-name="co15" table:default-cell-style-name="Default"/>
        <table:table-column table:style-name="co21" table:number-columns-repeated="6" table:default-cell-style-name="Default"/>
        <table:table-column table:style-name="co15" table:default-cell-style-name="Default"/>
        <table:table-column table:style-name="co22" table:number-columns-repeated="6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4" table:number-columns-repeated="5" table:default-cell-style-name="Default"/>
        <table:table-column table:style-name="co15" table:default-cell-style-name="Default"/>
        <table:table-column table:style-name="co25" table:number-columns-repeated="4" table:default-cell-style-name="Default"/>
        <table:table-column table:style-name="co15" table:default-cell-style-name="Default"/>
        <table:table-column table:style-name="co26" table:number-columns-repeated="4" table:default-cell-style-name="Default"/>
        <table:table-column table:style-name="co15" table:default-cell-style-name="Default"/>
        <table:table-column table:style-name="co27" table:number-columns-repeated="4" table:default-cell-style-name="Default"/>
        <table:table-column table:style-name="co25" table:number-columns-repeated="16303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Toughness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Rough Value</text:p>
          </table:table-cell>
          <table:table-cell table:style-name="ce1" office:value-type="string" calcext:value-type="string">
            <text:p>Difficulty Threshold</text:p>
          </table:table-cell>
          <table:table-cell table:style-name="ce6" office:value-type="string" calcext:value-type="string" table:number-columns-spanned="4" table:number-rows-spanned="1">
            <text:p>First Wave</text:p>
          </table:table-cell>
          <table:covered-table-cell table:number-columns-repeated="3" table:style-name="ce1"/>
          <table:table-cell table:style-name="ce1"/>
          <table:table-cell table:style-name="ce8" office:value-type="string" calcext:value-type="string">
            <text:p>Effective DPS:</text:p>
          </table:table-cell>
          <table:table-cell table:style-name="ce1" office:value-type="string" calcext:value-type="string">
            <text:p>T0 Sword</text:p>
          </table:table-cell>
          <table:table-cell table:style-name="ce1" office:value-type="string" calcext:value-type="string">
            <text:p>T1 Sword</text:p>
          </table:table-cell>
          <table:table-cell table:style-name="ce1" office:value-type="string" calcext:value-type="string">
            <text:p>T2 Sword</text:p>
          </table:table-cell>
          <table:table-cell table:style-name="ce1" office:value-type="string" calcext:value-type="string">
            <text:p>T3 Sword</text:p>
          </table:table-cell>
          <table:table-cell table:style-name="ce1" office:value-type="string" calcext:value-type="string">
            <text:p>T4 Sword</text:p>
          </table:table-cell>
          <table:table-cell table:style-name="ce1" office:value-type="string" calcext:value-type="string">
            <text:p>T5 Sword</text:p>
          </table:table-cell>
          <table:table-cell table:style-name="ce1" office:value-type="string" calcext:value-type="string">
            <text:p>T6 Sword</text:p>
          </table:table-cell>
          <table:table-cell table:style-name="ce1" office:value-type="string" calcext:value-type="string">
            <text:p>Soldier</text:p>
          </table:table-cell>
          <table:table-cell table:style-name="ce1"/>
          <table:table-cell table:style-name="ce1" office:value-type="string" calcext:value-type="string">
            <text:p>T1 Axe</text:p>
          </table:table-cell>
          <table:table-cell table:style-name="ce1" office:value-type="string" calcext:value-type="string">
            <text:p>T2 Axe</text:p>
          </table:table-cell>
          <table:table-cell table:style-name="ce1" office:value-type="string" calcext:value-type="string">
            <text:p>T3 Axe</text:p>
          </table:table-cell>
          <table:table-cell table:style-name="ce1" office:value-type="string" calcext:value-type="string">
            <text:p>T4 Axe</text:p>
          </table:table-cell>
          <table:table-cell table:style-name="ce1" office:value-type="string" calcext:value-type="string">
            <text:p>T5 Axe</text:p>
          </table:table-cell>
          <table:table-cell table:style-name="ce1" office:value-type="string" calcext:value-type="string">
            <text:p>T6 Axe</text:p>
          </table:table-cell>
          <table:table-cell table:style-name="ce1"/>
          <table:table-cell table:style-name="ce1" office:value-type="string" calcext:value-type="string">
            <text:p>T1 Scythe</text:p>
          </table:table-cell>
          <table:table-cell table:style-name="ce1" office:value-type="string" calcext:value-type="string">
            <text:p>T2 Scythe</text:p>
          </table:table-cell>
          <table:table-cell table:style-name="ce1" office:value-type="string" calcext:value-type="string">
            <text:p>T3 Scythe</text:p>
          </table:table-cell>
          <table:table-cell table:style-name="ce1" office:value-type="string" calcext:value-type="string">
            <text:p>T4 Scythe</text:p>
          </table:table-cell>
          <table:table-cell table:style-name="ce1" office:value-type="string" calcext:value-type="string">
            <text:p>T5 Scythe</text:p>
          </table:table-cell>
          <table:table-cell table:style-name="ce1" office:value-type="string" calcext:value-type="string">
            <text:p>T6 Scythe</text:p>
          </table:table-cell>
          <table:table-cell table:style-name="ce1" office:value-type="string" calcext:value-type="string">
            <text:p>Reaper I</text:p>
          </table:table-cell>
          <table:table-cell table:style-name="ce1" office:value-type="string" calcext:value-type="string">
            <text:p>Reaper II</text:p>
          </table:table-cell>
          <table:table-cell table:style-name="ce1" office:value-type="string" calcext:value-type="string">
            <text:p>Reaper III</text:p>
          </table:table-cell>
          <table:table-cell table:style-name="ce1"/>
          <table:table-cell table:style-name="ce1" office:value-type="string" calcext:value-type="string">
            <text:p>T1 Staff</text:p>
          </table:table-cell>
          <table:table-cell table:style-name="ce1" office:value-type="string" calcext:value-type="string">
            <text:p>T2 Staff</text:p>
          </table:table-cell>
          <table:table-cell table:style-name="ce1" office:value-type="string" calcext:value-type="string">
            <text:p>T3 Staff</text:p>
          </table:table-cell>
          <table:table-cell table:style-name="ce1" office:value-type="string" calcext:value-type="string">
            <text:p>T4 Staff</text:p>
          </table:table-cell>
          <table:table-cell table:style-name="ce1" office:value-type="string" calcext:value-type="string">
            <text:p>T5 Staff</text:p>
          </table:table-cell>
          <table:table-cell table:style-name="ce1" office:value-type="string" calcext:value-type="string">
            <text:p>T6 Staff</text:p>
          </table:table-cell>
          <table:table-cell table:style-name="ce1"/>
          <table:table-cell table:style-name="ce1" office:value-type="string" calcext:value-type="string">
            <text:p>T1 Bow</text:p>
          </table:table-cell>
          <table:table-cell table:style-name="ce1" office:value-type="string" calcext:value-type="string">
            <text:p>T2 Bow</text:p>
          </table:table-cell>
          <table:table-cell table:style-name="ce1" office:value-type="string" calcext:value-type="string">
            <text:p>T3 Bow</text:p>
          </table:table-cell>
          <table:table-cell table:style-name="ce1" office:value-type="string" calcext:value-type="string">
            <text:p>T4 Bow</text:p>
          </table:table-cell>
          <table:table-cell table:style-name="ce1" office:value-type="string" calcext:value-type="string">
            <text:p>T5 Bow</text:p>
          </table:table-cell>
          <table:table-cell table:style-name="ce1" office:value-type="string" calcext:value-type="string">
            <text:p>T6 Bow</text:p>
          </table:table-cell>
          <table:table-cell table:style-name="ce1"/>
          <table:table-cell table:style-name="ce1" office:value-type="string" calcext:value-type="string">
            <text:p>T1 Crossbow</text:p>
          </table:table-cell>
          <table:table-cell table:style-name="ce1" office:value-type="string" calcext:value-type="string">
            <text:p>T2 Crossbow</text:p>
          </table:table-cell>
          <table:table-cell table:style-name="ce1" office:value-type="string" calcext:value-type="string">
            <text:p>T3 Crossbow</text:p>
          </table:table-cell>
          <table:table-cell table:style-name="ce1" office:value-type="string" calcext:value-type="string">
            <text:p>T4 Crossbow</text:p>
          </table:table-cell>
          <table:table-cell table:style-name="ce1" office:value-type="string" calcext:value-type="string">
            <text:p>T5 Crossbow</text:p>
          </table:table-cell>
          <table:table-cell table:style-name="ce1" office:value-type="string" calcext:value-type="string">
            <text:p>T6 Crossbow</text:p>
          </table:table-cell>
          <table:table-cell table:style-name="ce1"/>
          <table:table-cell table:style-name="ce1" office:value-type="string" calcext:value-type="string">
            <text:p>Effective 1S Dmg:</text:p>
          </table:table-cell>
          <table:table-cell table:style-name="ce1" office:value-type="string" calcext:value-type="string">
            <text:p>Lvl 1 doge</text:p>
          </table:table-cell>
          <table:table-cell table:style-name="ce1" office:value-type="string" calcext:value-type="string">
            <text:p>Lvl 2 doge</text:p>
          </table:table-cell>
          <table:table-cell table:style-name="ce1" office:value-type="string" calcext:value-type="string">
            <text:p>Lvl 3 doge</text:p>
          </table:table-cell>
          <table:table-cell table:style-name="ce1" office:value-type="string" calcext:value-type="string">
            <text:p>Lvl 4 doge</text:p>
          </table:table-cell>
          <table:table-cell table:style-name="ce1" office:value-type="string" calcext:value-type="string">
            <text:p>Lvl 5 doge</text:p>
          </table:table-cell>
          <table:table-cell table:style-name="ce1"/>
          <table:table-cell table:style-name="ce1" office:value-type="string" calcext:value-type="string">
            <text:p>Lvl 1 hors</text:p>
          </table:table-cell>
          <table:table-cell table:style-name="ce1" office:value-type="string" calcext:value-type="string">
            <text:p>Lvl 2 hors</text:p>
          </table:table-cell>
          <table:table-cell table:style-name="ce1" office:value-type="string" calcext:value-type="string">
            <text:p>Lvl 3 hors</text:p>
          </table:table-cell>
          <table:table-cell table:style-name="ce1" office:value-type="string" calcext:value-type="string">
            <text:p>Lvl 4 hors</text:p>
          </table:table-cell>
          <table:table-cell table:style-name="ce1"/>
          <table:table-cell table:style-name="ce1" office:value-type="string" calcext:value-type="string">
            <text:p>Lvl 1 irgl</text:p>
          </table:table-cell>
          <table:table-cell table:style-name="ce1" office:value-type="string" calcext:value-type="string">
            <text:p>Lvl 2 irgl</text:p>
          </table:table-cell>
          <table:table-cell table:style-name="ce1" office:value-type="string" calcext:value-type="string">
            <text:p>Lvl 3 irgl</text:p>
          </table:table-cell>
          <table:table-cell table:style-name="ce1" office:value-type="string" calcext:value-type="string">
            <text:p>Lvl 4 irgl</text:p>
          </table:table-cell>
          <table:table-cell table:style-name="ce1"/>
          <table:table-cell table:style-name="ce1" office:value-type="string" calcext:value-type="string">
            <text:p>Lvl 1 sngl</text:p>
          </table:table-cell>
          <table:table-cell table:style-name="ce1" office:value-type="string" calcext:value-type="string">
            <text:p>Lvl 2 sngl</text:p>
          </table:table-cell>
          <table:table-cell table:style-name="ce1" office:value-type="string" calcext:value-type="string">
            <text:p>Lvl 3 sngl</text:p>
          </table:table-cell>
          <table:table-cell table:style-name="ce1" office:value-type="string" calcext:value-type="string">
            <text:p>Lvl 4 sngl</text:p>
          </table:table-cell>
          <table:table-cell table:style-name="ce1" table:number-columns-repeated="16303"/>
        </table:table-row>
        <table:table-row table:style-name="ro1">
          <table:table-cell table:style-name="ce1"/>
          <table:table-cell table:style-name="ce3" table:number-columns-repeated="6"/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Hard</text:p>
          </table:table-cell>
          <table:table-cell table:style-name="ce3" office:value-type="string" calcext:value-type="string">
            <text:p>Insane</text:p>
          </table:table-cell>
          <table:table-cell table:style-name="ce3"/>
          <table:table-cell table:style-name="ce9" office:value-type="string" calcext:value-type="string">
            <text:p>Balanced To:</text:p>
          </table:table-cell>
          <table:table-cell table:style-name="ce10" office:value-type="string" calcext:value-type="string" table:number-columns-spanned="8" table:number-rows-spanned="1">
            <text:p>Crit</text:p>
          </table:table-cell>
          <table:covered-table-cell table:number-columns-repeated="7" table:style-name="ce3"/>
          <table:table-cell table:style-name="ce3"/>
          <table:table-cell table:style-name="ce10" office:value-type="string" calcext:value-type="string" table:number-columns-spanned="6" table:number-rows-spanned="1">
            <text:p>Crit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9" table:number-rows-spanned="1">
            <text:p>Norm</text:p>
          </table:table-cell>
          <table:covered-table-cell table:number-columns-repeated="8" table:style-name="ce3"/>
          <table:table-cell table:style-name="ce3"/>
          <table:table-cell table:style-name="ce10" office:value-type="string" calcext:value-type="string" table:number-columns-spanned="6" table:number-rows-spanned="1">
            <text:p>x=4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6" table:number-rows-spanned="1">
            <text:p>r=20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6" table:number-rows-spanned="1">
            <text:p>alpha=0.4</text:p>
          </table:table-cell>
          <table:covered-table-cell table:number-columns-repeated="5" table:style-name="ce3"/>
          <table:table-cell table:style-name="ce3" table:number-columns-repeated="163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style-name="ce5" table:formula="of:=([.$B3] + 3 * [.$C3]) / 10 / (1 - [.$D3] * 0.006) *POWER([.$E3]; 0.75) * [.$C$12] / 13" office:value-type="float" office:value="282.278782222465" calcext:value-type="float">
            <text:p>282.3</text:p>
          </table:table-cell>
          <table:table-cell table:style-name="ce5" office:value-type="float" office:value="0" calcext:value-type="float">
            <text:p>0.0</text:p>
          </table:table-cell>
          <table:table-cell table:style-name="ce7" table:formula="of:=COM.MICROSOFT.CEILING.MATH(LN(MAX([.$G3]*4;1))^2.5+1)" office:value-type="float" office:value="1" calcext:value-type="float">
            <text:p>1</text:p>
          </table:table-cell>
          <table:table-cell table:style-name="ce7" table:formula="of:=COM.MICROSOFT.CEILING.MATH(LN(MAX([.$G3]*3.5;1))^2.5+1)" office:value-type="float" office:value="1" calcext:value-type="float">
            <text:p>1</text:p>
          </table:table-cell>
          <table:table-cell table:style-name="ce7" table:formula="of:=COM.MICROSOFT.CEILING.MATH(LN(MAX([.$G3]*3;1))^2.5+1)" office:value-type="float" office:value="1" calcext:value-type="float">
            <text:p>1</text:p>
          </table:table-cell>
          <table:table-cell table:style-name="ce7" table:formula="of:=COM.MICROSOFT.CEILING.MATH(LN(MAX([.$G3]*2.5;1))^2.5+1)" office:value-type="float" office:value="1" calcext:value-type="float">
            <text:p>1</text:p>
          </table:table-cell>
          <table:table-cell/>
          <table:table-cell table:style-name="ce5"/>
          <table:table-cell table:style-name="ce79" table:formula="of:=MAX([$Sword.E$2] - [.$C3]; 0)*[$Sword.$F$2]" office:value-type="float" office:value="72" calcext:value-type="float">
            <text:p>72.0</text:p>
          </table:table-cell>
          <table:table-cell table:style-name="ce79" table:formula="of:=MAX([$Sword.E$3] - [.$C3]; 0)*[$Sword.$F$3]" office:value-type="float" office:value="94.875" calcext:value-type="float">
            <text:p>94.9</text:p>
          </table:table-cell>
          <table:table-cell table:style-name="ce79" table:formula="of:=MAX([$Sword.E$4] - [.$C3]; 0)*[$Sword.$F$4]" office:value-type="float" office:value="120.9375" calcext:value-type="float">
            <text:p>120.9</text:p>
          </table:table-cell>
          <table:table-cell table:style-name="ce79" table:formula="of:=MAX([$Sword.E$5] - [.$C3]; 0)*[$Sword.$F$5]" office:value-type="float" office:value="150.75" calcext:value-type="float">
            <text:p>150.8</text:p>
          </table:table-cell>
          <table:table-cell table:style-name="ce79" table:formula="of:=MAX([$Sword.E$6] - [.$C3]; 0)*[$Sword.$F$6]" office:value-type="float" office:value="186" calcext:value-type="float">
            <text:p>186.0</text:p>
          </table:table-cell>
          <table:table-cell table:style-name="ce79" table:formula="of:=MAX([$Sword.E$7] - [.$C3]; 0)*[$Sword.$F$7]" office:value-type="float" office:value="223.6875" calcext:value-type="float">
            <text:p>223.7</text:p>
          </table:table-cell>
          <table:table-cell table:style-name="ce79" table:formula="of:=MAX([$Sword.E$8] - [.$C3]; 0)*[$Sword.$F$8]" office:value-type="float" office:value="264.375" calcext:value-type="float">
            <text:p>264.4</text:p>
          </table:table-cell>
          <table:table-cell table:style-name="ce79" table:formula="of:=MAX([$Sword.E$9] - [.$C3]; 0)*[$Sword.$F$9]" office:value-type="float" office:value="85.5" calcext:value-type="float">
            <text:p>85.5</text:p>
          </table:table-cell>
          <table:table-cell table:style-name="ce80"/>
          <table:table-cell table:style-name="ce79" table:formula="of:=MAX([$Axe.E$2] - [.$C3]/2; 0)*MAX(1 - [.$D3]/200;0)*[$Axe.$F$2]" office:value-type="float" office:value="100" calcext:value-type="float">
            <text:p>100.0</text:p>
          </table:table-cell>
          <table:table-cell table:style-name="ce79" table:formula="of:=MAX([$Axe.E$3] - [.$C3]/2; 0)*MAX(1 - [.$D3]/200;0)*[$Axe.$F$3]" office:value-type="float" office:value="128" calcext:value-type="float">
            <text:p>128.0</text:p>
          </table:table-cell>
          <table:table-cell table:style-name="ce79" table:formula="of:=MAX([$Axe.E$4] - [.$C3]/2; 0)*MAX(1 - [.$D3]/200;0)*[$Axe.$F$4]" office:value-type="float" office:value="159.8" calcext:value-type="float">
            <text:p>159.8</text:p>
          </table:table-cell>
          <table:table-cell table:style-name="ce79" table:formula="of:=MAX([$Axe.E$5] - [.$C3]/2; 0)*MAX(1 - [.$D3]/200;0)*[$Axe.$F$5]" office:value-type="float" office:value="196.6" calcext:value-type="float">
            <text:p>196.6</text:p>
          </table:table-cell>
          <table:table-cell table:style-name="ce79" table:formula="of:=MAX([$Axe.E$6] - [.$C3]/2; 0)*MAX(1 - [.$D3]/200;0)*[$Axe.$F$6]" office:value-type="float" office:value="236.2" calcext:value-type="float">
            <text:p>236.2</text:p>
          </table:table-cell>
          <table:table-cell table:style-name="ce79" table:formula="of:=MAX([$Axe.E$7] - [.$C3]/2; 0)*MAX(1 - [.$D3]/200;0)*[$Axe.$F$7]" office:value-type="float" office:value="280" calcext:value-type="float">
            <text:p>280.0</text:p>
          </table:table-cell>
          <table:table-cell table:style-name="ce80"/>
          <table:table-cell table:style-name="ce79" table:formula="of:=MAX([$Scythe.D$2]; 0)*MAX(1 - [.$D3]/100;0)*[$Scythe.$F$2]" office:value-type="float" office:value="92" calcext:value-type="float">
            <text:p>92.0</text:p>
          </table:table-cell>
          <table:table-cell table:style-name="ce79" table:formula="of:=MAX([$Scythe.D$3]; 0)*MAX(1 - [.$D3]/100;0)*[$Scythe.$F$3]" office:value-type="float" office:value="122" calcext:value-type="float">
            <text:p>122.0</text:p>
          </table:table-cell>
          <table:table-cell table:style-name="ce79" table:formula="of:=MAX([$Scythe.D$4]; 0)*MAX(1 - [.$D3]/100;0)*[$Scythe.$F$4]" office:value-type="float" office:value="156" calcext:value-type="float">
            <text:p>156.0</text:p>
          </table:table-cell>
          <table:table-cell table:style-name="ce79" table:formula="of:=MAX([$Scythe.D$5]; 0)*MAX(1 - [.$D3]/100;0)*[$Scythe.$F$5]" office:value-type="float" office:value="196" calcext:value-type="float">
            <text:p>196.0</text:p>
          </table:table-cell>
          <table:table-cell table:style-name="ce79" table:formula="of:=MAX([$Scythe.D$6]; 0)*MAX(1 - [.$D3]/100;0)*[$Scythe.$F$6]" office:value-type="float" office:value="240" calcext:value-type="float">
            <text:p>240.0</text:p>
          </table:table-cell>
          <table:table-cell table:style-name="ce79" table:formula="of:=MAX([$Scythe.D$7]; 0)*MAX(1 - [.$D3]/100;0)*[$Scythe.$F$7]" office:value-type="float" office:value="288" calcext:value-type="float">
            <text:p>288.0</text:p>
          </table:table-cell>
          <table:table-cell table:style-name="ce79" table:formula="of:=MAX([$Scythe.D$8]; 0)*MAX(1 - [.$D3]/100;0)*[$Scythe.$F$8]" office:value-type="float" office:value="76" calcext:value-type="float">
            <text:p>76.0</text:p>
          </table:table-cell>
          <table:table-cell table:style-name="ce79" table:formula="of:=MAX([$Scythe.D$9]; 0)*MAX(1 - [.$D3]/100;0)*[$Scythe.$F$9]" office:value-type="float" office:value="88" calcext:value-type="float">
            <text:p>88.0</text:p>
          </table:table-cell>
          <table:table-cell table:style-name="ce79" table:formula="of:=MAX([$Scythe.D$10]; 0)*MAX(1 - [.$D3]/100;0)*[$Scythe.$F$10]" office:value-type="float" office:value="100" calcext:value-type="float">
            <text:p>100.0</text:p>
          </table:table-cell>
          <table:table-cell table:style-name="ce80"/>
          <table:table-cell table:style-name="ce80" table:formula="of:=MAX([$Staff.E$2]; 0)*[$Staff.$F$2]" office:value-type="float" office:value="73.6" calcext:value-type="float">
            <text:p>73.6</text:p>
          </table:table-cell>
          <table:table-cell table:style-name="ce80" table:formula="of:=MAX([$Staff.E$3]; 0)*[$Staff.$F$3]" office:value-type="float" office:value="100" calcext:value-type="float">
            <text:p>100</text:p>
          </table:table-cell>
          <table:table-cell table:style-name="ce80" table:formula="of:=MAX([$Staff.E$4]; 0)*[$Staff.$F$4]" office:value-type="float" office:value="128" calcext:value-type="float">
            <text:p>128</text:p>
          </table:table-cell>
          <table:table-cell table:style-name="ce80" table:formula="of:=MAX([$Staff.E$5]; 0)*[$Staff.$F$5]" office:value-type="float" office:value="160.8" calcext:value-type="float">
            <text:p>160.8</text:p>
          </table:table-cell>
          <table:table-cell table:style-name="ce80" table:formula="of:=MAX([$Staff.E$6]; 0)*[$Staff.$F$6]" office:value-type="float" office:value="196" calcext:value-type="float">
            <text:p>196</text:p>
          </table:table-cell>
          <table:table-cell table:style-name="ce80" table:formula="of:=MAX([$Staff.E$7]; 0)*[$Staff.$F$7]" office:value-type="float" office:value="235.2" calcext:value-type="float">
            <text:p>235.2</text:p>
          </table:table-cell>
          <table:table-cell table:style-name="ce80"/>
          <table:table-cell table:style-name="ce79" table:formula="of:=MAX([$Bow.E$2] - [.$C3]; 0)*MAX(1 - [.$D3]/100;0)*[$Bow.$F$2]" office:value-type="float" office:value="107.410308366566" calcext:value-type="float">
            <text:p>107.4</text:p>
          </table:table-cell>
          <table:table-cell table:style-name="ce79" table:formula="of:=MAX([$Bow.E$3] - [.$C3]; 0)*MAX(1 - [.$D3]/100;0)*[$Bow.$F$3]" office:value-type="float" office:value="141.935050341534" calcext:value-type="float">
            <text:p>141.9</text:p>
          </table:table-cell>
          <table:table-cell table:style-name="ce79" table:formula="of:=MAX([$Bow.E$4] - [.$C3]; 0)*MAX(1 - [.$D3]/100;0)*[$Bow.$F$4]" office:value-type="float" office:value="172.623709874839" calcext:value-type="float">
            <text:p>172.6</text:p>
          </table:table-cell>
          <table:table-cell table:style-name="ce79" table:formula="of:=MAX([$Bow.E$5] - [.$C3]; 0)*MAX(1 - [.$D3]/100;0)*[$Bow.$F$5]" office:value-type="float" office:value="214.820616733133" calcext:value-type="float">
            <text:p>214.8</text:p>
          </table:table-cell>
          <table:table-cell table:style-name="ce79" table:formula="of:=MAX([$Bow.E$6] - [.$C3]; 0)*MAX(1 - [.$D3]/100;0)*[$Bow.$F$6]" office:value-type="float" office:value="257.017523591427" calcext:value-type="float">
            <text:p>257.0</text:p>
          </table:table-cell>
          <table:table-cell table:style-name="ce79" table:formula="of:=MAX([$Bow.E$7] - [.$C3]; 0)*MAX(1 - [.$D3]/100;0)*[$Bow.$F$7]" office:value-type="float" office:value="306.886595333047" calcext:value-type="float">
            <text:p>306.9</text:p>
          </table:table-cell>
          <table:table-cell table:style-name="ce80"/>
          <table:table-cell table:style-name="ce79" table:formula="of:=MAX([$Crossbow.E$2] - [.$C3]/2; 0)*MAX(1 - [.$D3]/200;0)*[$Crossbow.$F$2]" office:value-type="float" office:value="106.25" calcext:value-type="float">
            <text:p>106.3</text:p>
          </table:table-cell>
          <table:table-cell table:style-name="ce79" table:formula="of:=MAX([$Crossbow.E$3] - [.$C3]/2; 0)*MAX(1 - [.$D3]/200;0)*[$Crossbow.$F$3]" office:value-type="float" office:value="136" calcext:value-type="float">
            <text:p>136.0</text:p>
          </table:table-cell>
          <table:table-cell table:style-name="ce79" table:formula="of:=MAX([$Crossbow.E$4] - [.$C3]/2; 0)*MAX(1 - [.$D3]/200;0)*[$Crossbow.$F$4]" office:value-type="float" office:value="170.17" calcext:value-type="float">
            <text:p>170.2</text:p>
          </table:table-cell>
          <table:table-cell table:style-name="ce79" table:formula="of:=MAX([$Crossbow.E$5] - [.$C3]/2; 0)*MAX(1 - [.$D3]/200;0)*[$Crossbow.$F$5]" office:value-type="float" office:value="208.25" calcext:value-type="float">
            <text:p>208.3</text:p>
          </table:table-cell>
          <table:table-cell table:style-name="ce79" table:formula="of:=MAX([$Crossbow.E$6] - [.$C3]/2; 0)*MAX(1 - [.$D3]/200;0)*[$Crossbow.$F$6]" office:value-type="float" office:value="251.277" calcext:value-type="float">
            <text:p>251.3</text:p>
          </table:table-cell>
          <table:table-cell table:style-name="ce79" table:formula="of:=MAX([$Crossbow.E$7] - [.$C3]/2; 0)*MAX(1 - [.$D3]/200;0)*[$Crossbow.$F$7]" office:value-type="float" office:value="297.4762" calcext:value-type="float">
            <text:p>297.5</text:p>
          </table:table-cell>
          <table:table-cell table:number-columns-repeated="2"/>
          <table:table-cell table:style-name="ce81" table:formula="of:=MAX([$doge.E$3] - [.$C3]; 0)" office:value-type="float" office:value="30" calcext:value-type="float">
            <text:p>30</text:p>
          </table:table-cell>
          <table:table-cell table:style-name="ce81" table:formula="of:=MAX([$doge.$E$4] - [.$C3]; 0)" office:value-type="float" office:value="35" calcext:value-type="float">
            <text:p>35</text:p>
          </table:table-cell>
          <table:table-cell table:style-name="ce81" table:formula="of:=MAX([$doge.$E$5] - [.$C3]; 0)" office:value-type="float" office:value="40" calcext:value-type="float">
            <text:p>40</text:p>
          </table:table-cell>
          <table:table-cell table:style-name="ce81" table:formula="of:=MAX([$doge.$E$6] - [.$C3]; 0)" office:value-type="float" office:value="45" calcext:value-type="float">
            <text:p>45</text:p>
          </table:table-cell>
          <table:table-cell table:style-name="ce81" table:formula="of:=MAX([$doge.$E$7] - [.$C3]; 0)" office:value-type="float" office:value="50" calcext:value-type="float">
            <text:p>50</text:p>
          </table:table-cell>
          <table:table-cell table:style-name="ce81"/>
          <table:table-cell table:style-name="ce82" table:formula="of:=MAX([$hors.$E$3] - [.$C3]/2; 0)*MAX(1 - [.$D3]/200;0)" office:value-type="float" office:value="75" calcext:value-type="float">
            <text:p>75.0</text:p>
          </table:table-cell>
          <table:table-cell table:style-name="ce82" table:formula="of:=MAX([$hors.$E$4] - [.$C3]/2; 0)*MAX(1 - [.$D3]/200;0)" office:value-type="float" office:value="90" calcext:value-type="float">
            <text:p>90.0</text:p>
          </table:table-cell>
          <table:table-cell table:style-name="ce82" table:formula="of:=MAX([$hors.$E$5] - [.$C3]/2; 0)*MAX(1 - [.$D3]/200;0)" office:value-type="float" office:value="115" calcext:value-type="float">
            <text:p>115.0</text:p>
          </table:table-cell>
          <table:table-cell table:style-name="ce82" table:formula="of:=MAX([$hors.$E$6] - [.$C3]/2; 0)*MAX(1 - [.$D3]/200;0)" office:value-type="float" office:value="140" calcext:value-type="float">
            <text:p>140.0</text:p>
          </table:table-cell>
          <table:table-cell table:style-name="ce81"/>
          <table:table-cell table:style-name="ce82" table:formula="of:=MAX([$irgl.$E$3] - [.$C3]; 0)*MAX(1 - [.$D3]/100;0)" office:value-type="float" office:value="200" calcext:value-type="float">
            <text:p>200.0</text:p>
          </table:table-cell>
          <table:table-cell table:style-name="ce82" table:formula="of:=MAX([$irgl.$E$4] - [.$C3]; 0)*MAX(1 - [.$D3]/100;0)" office:value-type="float" office:value="225" calcext:value-type="float">
            <text:p>225.0</text:p>
          </table:table-cell>
          <table:table-cell table:style-name="ce82" table:formula="of:=MAX([$irgl.$E$5] - [.$C3]; 0)*MAX(1 - [.$D3]/100;0)" office:value-type="float" office:value="260" calcext:value-type="float">
            <text:p>260.0</text:p>
          </table:table-cell>
          <table:table-cell table:style-name="ce82" table:formula="of:=MAX([$irgl.$E$6] - [.$C3]; 0)*MAX(1 - [.$D3]/100;0)" office:value-type="float" office:value="300" calcext:value-type="float">
            <text:p>300.0</text:p>
          </table:table-cell>
          <table:table-cell table:style-name="ce81"/>
          <table:table-cell table:style-name="ce82" table:formula="of:=MAX([$sngl.$E$3]; 0)*MAX(1 - [.$D3]/100;0)" office:value-type="float" office:value="120" calcext:value-type="float">
            <text:p>120.0</text:p>
          </table:table-cell>
          <table:table-cell table:style-name="ce82" table:formula="of:=MAX([$sngl.$E$4]; 0)*MAX(1 - [.$D3]/100;0)" office:value-type="float" office:value="140" calcext:value-type="float">
            <text:p>140.0</text:p>
          </table:table-cell>
          <table:table-cell table:style-name="ce82" table:formula="of:=MAX([$sngl.$E$5]; 0)*MAX(1 - [.$D3]/100;0)" office:value-type="float" office:value="170" calcext:value-type="float">
            <text:p>170.0</text:p>
          </table:table-cell>
          <table:table-cell table:style-name="ce82" table:formula="of:=MAX([$sngl.$E$6]; 0)*MAX(1 - [.$D3]/100;0)" office:value-type="float" office:value="200" calcext:value-type="float">
            <text:p>200.0</text:p>
          </table:table-cell>
          <table:table-cell table:number-columns-repeated="163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style-name="ce5" table:formula="of:=([.$B4] + 3 * [.$C4]) / 10 / (1 - [.$D4] * 0.006) *POWER([.$E4]; 0.75) * [.$C$12] / 13" office:value-type="float" office:value="377.581719013352" calcext:value-type="float">
            <text:p>377.6</text:p>
          </table:table-cell>
          <table:table-cell table:style-name="ce5" office:value-type="float" office:value="11.5" calcext:value-type="float">
            <text:p>11.5</text:p>
          </table:table-cell>
          <table:table-cell table:style-name="ce7" table:formula="of:=COM.MICROSOFT.CEILING.MATH(LN(MAX([.$G4]*4;1))^2.5+1)" office:value-type="float" office:value="30" calcext:value-type="float">
            <text:p>30</text:p>
          </table:table-cell>
          <table:table-cell table:style-name="ce7" table:formula="of:=COM.MICROSOFT.CEILING.MATH(LN(MAX([.$G4]*3.5;1))^2.5+1)" office:value-type="float" office:value="28" calcext:value-type="float">
            <text:p>28</text:p>
          </table:table-cell>
          <table:table-cell table:style-name="ce7" table:formula="of:=COM.MICROSOFT.CEILING.MATH(LN(MAX([.$G4]*3;1))^2.5+1)" office:value-type="float" office:value="25" calcext:value-type="float">
            <text:p>25</text:p>
          </table:table-cell>
          <table:table-cell table:style-name="ce7" table:formula="of:=COM.MICROSOFT.CEILING.MATH(LN(MAX([.$G4]*2.5;1))^2.5+1)" office:value-type="float" office:value="22" calcext:value-type="float">
            <text:p>22</text:p>
          </table:table-cell>
          <table:table-cell/>
          <table:table-cell table:style-name="ce5"/>
          <table:table-cell table:style-name="ce79" table:formula="of:=MAX([$Sword.E$2] - [.$C4]; 0)*[$Sword.$F$2]" office:value-type="float" office:value="72" calcext:value-type="float">
            <text:p>72.0</text:p>
          </table:table-cell>
          <table:table-cell table:style-name="ce79" table:formula="of:=MAX([$Sword.E$3] - [.$C4]; 0)*[$Sword.$F$3]" office:value-type="float" office:value="94.875" calcext:value-type="float">
            <text:p>94.9</text:p>
          </table:table-cell>
          <table:table-cell table:style-name="ce79" table:formula="of:=MAX([$Sword.E$4] - [.$C4]; 0)*[$Sword.$F$4]" office:value-type="float" office:value="120.9375" calcext:value-type="float">
            <text:p>120.9</text:p>
          </table:table-cell>
          <table:table-cell table:style-name="ce79" table:formula="of:=MAX([$Sword.E$5] - [.$C4]; 0)*[$Sword.$F$5]" office:value-type="float" office:value="150.75" calcext:value-type="float">
            <text:p>150.8</text:p>
          </table:table-cell>
          <table:table-cell table:style-name="ce79" table:formula="of:=MAX([$Sword.E$6] - [.$C4]; 0)*[$Sword.$F$6]" office:value-type="float" office:value="186" calcext:value-type="float">
            <text:p>186.0</text:p>
          </table:table-cell>
          <table:table-cell table:style-name="ce79" table:formula="of:=MAX([$Sword.E$7] - [.$C4]; 0)*[$Sword.$F$7]" office:value-type="float" office:value="223.6875" calcext:value-type="float">
            <text:p>223.7</text:p>
          </table:table-cell>
          <table:table-cell table:style-name="ce79" table:formula="of:=MAX([$Sword.E$8] - [.$C4]; 0)*[$Sword.$F$8]" office:value-type="float" office:value="264.375" calcext:value-type="float">
            <text:p>264.4</text:p>
          </table:table-cell>
          <table:table-cell table:style-name="ce79" table:formula="of:=MAX([$Sword.E$9] - [.$C4]; 0)*[$Sword.$F$9]" office:value-type="float" office:value="85.5" calcext:value-type="float">
            <text:p>85.5</text:p>
          </table:table-cell>
          <table:table-cell table:style-name="ce80"/>
          <table:table-cell table:style-name="ce79" table:formula="of:=MAX([$Axe.E$2] - [.$C4]/2; 0)*MAX(1 - [.$D4]/200;0)*[$Axe.$F$2]" office:value-type="float" office:value="100" calcext:value-type="float">
            <text:p>100.0</text:p>
          </table:table-cell>
          <table:table-cell table:style-name="ce79" table:formula="of:=MAX([$Axe.E$3] - [.$C4]/2; 0)*MAX(1 - [.$D4]/200;0)*[$Axe.$F$3]" office:value-type="float" office:value="128" calcext:value-type="float">
            <text:p>128.0</text:p>
          </table:table-cell>
          <table:table-cell table:style-name="ce79" table:formula="of:=MAX([$Axe.E$4] - [.$C4]/2; 0)*MAX(1 - [.$D4]/200;0)*[$Axe.$F$4]" office:value-type="float" office:value="159.8" calcext:value-type="float">
            <text:p>159.8</text:p>
          </table:table-cell>
          <table:table-cell table:style-name="ce79" table:formula="of:=MAX([$Axe.E$5] - [.$C4]/2; 0)*MAX(1 - [.$D4]/200;0)*[$Axe.$F$5]" office:value-type="float" office:value="196.6" calcext:value-type="float">
            <text:p>196.6</text:p>
          </table:table-cell>
          <table:table-cell table:style-name="ce79" table:formula="of:=MAX([$Axe.E$6] - [.$C4]/2; 0)*MAX(1 - [.$D4]/200;0)*[$Axe.$F$6]" office:value-type="float" office:value="236.2" calcext:value-type="float">
            <text:p>236.2</text:p>
          </table:table-cell>
          <table:table-cell table:style-name="ce79" table:formula="of:=MAX([$Axe.E$7] - [.$C4]/2; 0)*MAX(1 - [.$D4]/200;0)*[$Axe.$F$7]" office:value-type="float" office:value="280" calcext:value-type="float">
            <text:p>280.0</text:p>
          </table:table-cell>
          <table:table-cell table:style-name="ce80"/>
          <table:table-cell table:style-name="ce79" table:formula="of:=MAX([$Scythe.D$2]; 0)*MAX(1 - [.$D4]/100;0)*[$Scythe.$F$2]" office:value-type="float" office:value="92" calcext:value-type="float">
            <text:p>92.0</text:p>
          </table:table-cell>
          <table:table-cell table:style-name="ce79" table:formula="of:=MAX([$Scythe.D$3]; 0)*MAX(1 - [.$D4]/100;0)*[$Scythe.$F$3]" office:value-type="float" office:value="122" calcext:value-type="float">
            <text:p>122.0</text:p>
          </table:table-cell>
          <table:table-cell table:style-name="ce79" table:formula="of:=MAX([$Scythe.D$4]; 0)*MAX(1 - [.$D4]/100;0)*[$Scythe.$F$4]" office:value-type="float" office:value="156" calcext:value-type="float">
            <text:p>156.0</text:p>
          </table:table-cell>
          <table:table-cell table:style-name="ce79" table:formula="of:=MAX([$Scythe.D$5]; 0)*MAX(1 - [.$D4]/100;0)*[$Scythe.$F$5]" office:value-type="float" office:value="196" calcext:value-type="float">
            <text:p>196.0</text:p>
          </table:table-cell>
          <table:table-cell table:style-name="ce79" table:formula="of:=MAX([$Scythe.D$6]; 0)*MAX(1 - [.$D4]/100;0)*[$Scythe.$F$6]" office:value-type="float" office:value="240" calcext:value-type="float">
            <text:p>240.0</text:p>
          </table:table-cell>
          <table:table-cell table:style-name="ce79" table:formula="of:=MAX([$Scythe.D$7]; 0)*MAX(1 - [.$D4]/100;0)*[$Scythe.$F$7]" office:value-type="float" office:value="288" calcext:value-type="float">
            <text:p>288.0</text:p>
          </table:table-cell>
          <table:table-cell table:style-name="ce79" table:formula="of:=MAX([$Scythe.D$8]; 0)*MAX(1 - [.$D4]/100;0)*[$Scythe.$F$8]" office:value-type="float" office:value="76" calcext:value-type="float">
            <text:p>76.0</text:p>
          </table:table-cell>
          <table:table-cell table:style-name="ce79" table:formula="of:=MAX([$Scythe.D$9]; 0)*MAX(1 - [.$D4]/100;0)*[$Scythe.$F$9]" office:value-type="float" office:value="88" calcext:value-type="float">
            <text:p>88.0</text:p>
          </table:table-cell>
          <table:table-cell table:style-name="ce79" table:formula="of:=MAX([$Scythe.D$10]; 0)*MAX(1 - [.$D4]/100;0)*[$Scythe.$F$10]" office:value-type="float" office:value="100" calcext:value-type="float">
            <text:p>100.0</text:p>
          </table:table-cell>
          <table:table-cell table:style-name="ce80"/>
          <table:table-cell table:style-name="ce80" table:formula="of:=MAX([$Staff.E$2]; 0)*[$Staff.$F$2]" office:value-type="float" office:value="73.6" calcext:value-type="float">
            <text:p>73.6</text:p>
          </table:table-cell>
          <table:table-cell table:style-name="ce80" table:formula="of:=MAX([$Staff.E$3]; 0)*[$Staff.$F$3]" office:value-type="float" office:value="100" calcext:value-type="float">
            <text:p>100</text:p>
          </table:table-cell>
          <table:table-cell table:style-name="ce80" table:formula="of:=MAX([$Staff.E$4]; 0)*[$Staff.$F$4]" office:value-type="float" office:value="128" calcext:value-type="float">
            <text:p>128</text:p>
          </table:table-cell>
          <table:table-cell table:style-name="ce80" table:formula="of:=MAX([$Staff.E$5]; 0)*[$Staff.$F$5]" office:value-type="float" office:value="160.8" calcext:value-type="float">
            <text:p>160.8</text:p>
          </table:table-cell>
          <table:table-cell table:style-name="ce80" table:formula="of:=MAX([$Staff.E$6]; 0)*[$Staff.$F$6]" office:value-type="float" office:value="196" calcext:value-type="float">
            <text:p>196</text:p>
          </table:table-cell>
          <table:table-cell table:style-name="ce80" table:formula="of:=MAX([$Staff.E$7]; 0)*[$Staff.$F$7]" office:value-type="float" office:value="235.2" calcext:value-type="float">
            <text:p>235.2</text:p>
          </table:table-cell>
          <table:table-cell table:style-name="ce80"/>
          <table:table-cell table:style-name="ce79" table:formula="of:=MAX([$Bow.E$2] - [.$C4]; 0)*MAX(1 - [.$D4]/100;0)*[$Bow.$F$2]" office:value-type="float" office:value="107.410308366566" calcext:value-type="float">
            <text:p>107.4</text:p>
          </table:table-cell>
          <table:table-cell table:style-name="ce79" table:formula="of:=MAX([$Bow.E$3] - [.$C4]; 0)*MAX(1 - [.$D4]/100;0)*[$Bow.$F$3]" office:value-type="float" office:value="141.935050341534" calcext:value-type="float">
            <text:p>141.9</text:p>
          </table:table-cell>
          <table:table-cell table:style-name="ce79" table:formula="of:=MAX([$Bow.E$4] - [.$C4]; 0)*MAX(1 - [.$D4]/100;0)*[$Bow.$F$4]" office:value-type="float" office:value="172.623709874839" calcext:value-type="float">
            <text:p>172.6</text:p>
          </table:table-cell>
          <table:table-cell table:style-name="ce79" table:formula="of:=MAX([$Bow.E$5] - [.$C4]; 0)*MAX(1 - [.$D4]/100;0)*[$Bow.$F$5]" office:value-type="float" office:value="214.820616733133" calcext:value-type="float">
            <text:p>214.8</text:p>
          </table:table-cell>
          <table:table-cell table:style-name="ce79" table:formula="of:=MAX([$Bow.E$6] - [.$C4]; 0)*MAX(1 - [.$D4]/100;0)*[$Bow.$F$6]" office:value-type="float" office:value="257.017523591427" calcext:value-type="float">
            <text:p>257.0</text:p>
          </table:table-cell>
          <table:table-cell table:style-name="ce79" table:formula="of:=MAX([$Bow.E$7] - [.$C4]; 0)*MAX(1 - [.$D4]/100;0)*[$Bow.$F$7]" office:value-type="float" office:value="306.886595333047" calcext:value-type="float">
            <text:p>306.9</text:p>
          </table:table-cell>
          <table:table-cell table:style-name="ce80"/>
          <table:table-cell table:style-name="ce79" table:formula="of:=MAX([$Crossbow.E$2] - [.$C4]/2; 0)*MAX(1 - [.$D4]/200;0)*[$Crossbow.$F$2]" office:value-type="float" office:value="106.25" calcext:value-type="float">
            <text:p>106.3</text:p>
          </table:table-cell>
          <table:table-cell table:style-name="ce79" table:formula="of:=MAX([$Crossbow.E$3] - [.$C4]/2; 0)*MAX(1 - [.$D4]/200;0)*[$Crossbow.$F$3]" office:value-type="float" office:value="136" calcext:value-type="float">
            <text:p>136.0</text:p>
          </table:table-cell>
          <table:table-cell table:style-name="ce79" table:formula="of:=MAX([$Crossbow.E$4] - [.$C4]/2; 0)*MAX(1 - [.$D4]/200;0)*[$Crossbow.$F$4]" office:value-type="float" office:value="170.17" calcext:value-type="float">
            <text:p>170.2</text:p>
          </table:table-cell>
          <table:table-cell table:style-name="ce79" table:formula="of:=MAX([$Crossbow.E$5] - [.$C4]/2; 0)*MAX(1 - [.$D4]/200;0)*[$Crossbow.$F$5]" office:value-type="float" office:value="208.25" calcext:value-type="float">
            <text:p>208.3</text:p>
          </table:table-cell>
          <table:table-cell table:style-name="ce79" table:formula="of:=MAX([$Crossbow.E$6] - [.$C4]/2; 0)*MAX(1 - [.$D4]/200;0)*[$Crossbow.$F$6]" office:value-type="float" office:value="251.277" calcext:value-type="float">
            <text:p>251.3</text:p>
          </table:table-cell>
          <table:table-cell table:style-name="ce79" table:formula="of:=MAX([$Crossbow.E$7] - [.$C4]/2; 0)*MAX(1 - [.$D4]/200;0)*[$Crossbow.$F$7]" office:value-type="float" office:value="297.4762" calcext:value-type="float">
            <text:p>297.5</text:p>
          </table:table-cell>
          <table:table-cell table:number-columns-repeated="2"/>
          <table:table-cell table:style-name="ce81" table:formula="of:=MAX([$doge.E$3] - [.$C4]; 0)" office:value-type="float" office:value="30" calcext:value-type="float">
            <text:p>30</text:p>
          </table:table-cell>
          <table:table-cell table:style-name="ce81" table:formula="of:=MAX([$doge.$E$4] - [.$C4]; 0)" office:value-type="float" office:value="35" calcext:value-type="float">
            <text:p>35</text:p>
          </table:table-cell>
          <table:table-cell table:style-name="ce81" table:formula="of:=MAX([$doge.$E$5] - [.$C4]; 0)" office:value-type="float" office:value="40" calcext:value-type="float">
            <text:p>40</text:p>
          </table:table-cell>
          <table:table-cell table:style-name="ce81" table:formula="of:=MAX([$doge.$E$6] - [.$C4]; 0)" office:value-type="float" office:value="45" calcext:value-type="float">
            <text:p>45</text:p>
          </table:table-cell>
          <table:table-cell table:style-name="ce81" table:formula="of:=MAX([$doge.$E$7] - [.$C4]; 0)" office:value-type="float" office:value="50" calcext:value-type="float">
            <text:p>50</text:p>
          </table:table-cell>
          <table:table-cell table:style-name="ce81"/>
          <table:table-cell table:style-name="ce82" table:formula="of:=MAX([$hors.$E$3] - [.$C4]/2; 0)*MAX(1 - [.$D4]/200;0)" office:value-type="float" office:value="75" calcext:value-type="float">
            <text:p>75.0</text:p>
          </table:table-cell>
          <table:table-cell table:style-name="ce82" table:formula="of:=MAX([$hors.$E$4] - [.$C4]/2; 0)*MAX(1 - [.$D4]/200;0)" office:value-type="float" office:value="90" calcext:value-type="float">
            <text:p>90.0</text:p>
          </table:table-cell>
          <table:table-cell table:style-name="ce82" table:formula="of:=MAX([$hors.$E$5] - [.$C4]/2; 0)*MAX(1 - [.$D4]/200;0)" office:value-type="float" office:value="115" calcext:value-type="float">
            <text:p>115.0</text:p>
          </table:table-cell>
          <table:table-cell table:style-name="ce82" table:formula="of:=MAX([$hors.$E$6] - [.$C4]/2; 0)*MAX(1 - [.$D4]/200;0)" office:value-type="float" office:value="140" calcext:value-type="float">
            <text:p>140.0</text:p>
          </table:table-cell>
          <table:table-cell table:style-name="ce81"/>
          <table:table-cell table:style-name="ce82" table:formula="of:=MAX([$irgl.$E$3] - [.$C4]; 0)*MAX(1 - [.$D4]/100;0)" office:value-type="float" office:value="200" calcext:value-type="float">
            <text:p>200.0</text:p>
          </table:table-cell>
          <table:table-cell table:style-name="ce82" table:formula="of:=MAX([$irgl.$E$4] - [.$C4]; 0)*MAX(1 - [.$D4]/100;0)" office:value-type="float" office:value="225" calcext:value-type="float">
            <text:p>225.0</text:p>
          </table:table-cell>
          <table:table-cell table:style-name="ce82" table:formula="of:=MAX([$irgl.$E$5] - [.$C4]; 0)*MAX(1 - [.$D4]/100;0)" office:value-type="float" office:value="260" calcext:value-type="float">
            <text:p>260.0</text:p>
          </table:table-cell>
          <table:table-cell table:style-name="ce82" table:formula="of:=MAX([$irgl.$E$6] - [.$C4]; 0)*MAX(1 - [.$D4]/100;0)" office:value-type="float" office:value="300" calcext:value-type="float">
            <text:p>300.0</text:p>
          </table:table-cell>
          <table:table-cell table:style-name="ce81"/>
          <table:table-cell table:style-name="ce82" table:formula="of:=MAX([$sngl.$E$3]; 0)*MAX(1 - [.$D4]/100;0)" office:value-type="float" office:value="120" calcext:value-type="float">
            <text:p>120.0</text:p>
          </table:table-cell>
          <table:table-cell table:style-name="ce82" table:formula="of:=MAX([$sngl.$E$4]; 0)*MAX(1 - [.$D4]/100;0)" office:value-type="float" office:value="140" calcext:value-type="float">
            <text:p>140.0</text:p>
          </table:table-cell>
          <table:table-cell table:style-name="ce82" table:formula="of:=MAX([$sngl.$E$5]; 0)*MAX(1 - [.$D4]/100;0)" office:value-type="float" office:value="170" calcext:value-type="float">
            <text:p>170.0</text:p>
          </table:table-cell>
          <table:table-cell table:style-name="ce82" table:formula="of:=MAX([$sngl.$E$6]; 0)*MAX(1 - [.$D4]/100;0)" office:value-type="float" office:value="200" calcext:value-type="float">
            <text:p>200.0</text:p>
          </table:table-cell>
          <table:table-cell table:number-columns-repeated="163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5" table:formula="of:=([.$B5] + 3 * [.$C5]) / 10 / (1 - [.$D5] * 0.006) *POWER([.$E5]; 0.75) * [.$C$12] / 13" office:value-type="float" office:value="478.251887236437" calcext:value-type="float">
            <text:p>478.3</text:p>
          </table:table-cell>
          <table:table-cell table:style-name="ce5" office:value-type="float" office:value="12.5" calcext:value-type="float">
            <text:p>12.5</text:p>
          </table:table-cell>
          <table:table-cell table:style-name="ce7" table:formula="of:=COM.MICROSOFT.CEILING.MATH(LN(MAX([.$G5]*4;1))^2.5+1)" office:value-type="float" office:value="32" calcext:value-type="float">
            <text:p>32</text:p>
          </table:table-cell>
          <table:table-cell table:style-name="ce7" table:formula="of:=COM.MICROSOFT.CEILING.MATH(LN(MAX([.$G5]*3.5;1))^2.5+1)" office:value-type="float" office:value="29" calcext:value-type="float">
            <text:p>29</text:p>
          </table:table-cell>
          <table:table-cell table:style-name="ce7" table:formula="of:=COM.MICROSOFT.CEILING.MATH(LN(MAX([.$G5]*3;1))^2.5+1)" office:value-type="float" office:value="27" calcext:value-type="float">
            <text:p>27</text:p>
          </table:table-cell>
          <table:table-cell table:style-name="ce7" table:formula="of:=COM.MICROSOFT.CEILING.MATH(LN(MAX([.$G5]*2.5;1))^2.5+1)" office:value-type="float" office:value="23" calcext:value-type="float">
            <text:p>23</text:p>
          </table:table-cell>
          <table:table-cell/>
          <table:table-cell table:style-name="ce5"/>
          <table:table-cell table:style-name="ce79" table:formula="of:=MAX([$Sword.E$2] - [.$C5]; 0)*[$Sword.$F$2]" office:value-type="float" office:value="72" calcext:value-type="float">
            <text:p>72.0</text:p>
          </table:table-cell>
          <table:table-cell table:style-name="ce79" table:formula="of:=MAX([$Sword.E$3] - [.$C5]; 0)*[$Sword.$F$3]" office:value-type="float" office:value="94.875" calcext:value-type="float">
            <text:p>94.9</text:p>
          </table:table-cell>
          <table:table-cell table:style-name="ce79" table:formula="of:=MAX([$Sword.E$4] - [.$C5]; 0)*[$Sword.$F$4]" office:value-type="float" office:value="120.9375" calcext:value-type="float">
            <text:p>120.9</text:p>
          </table:table-cell>
          <table:table-cell table:style-name="ce79" table:formula="of:=MAX([$Sword.E$5] - [.$C5]; 0)*[$Sword.$F$5]" office:value-type="float" office:value="150.75" calcext:value-type="float">
            <text:p>150.8</text:p>
          </table:table-cell>
          <table:table-cell table:style-name="ce79" table:formula="of:=MAX([$Sword.E$6] - [.$C5]; 0)*[$Sword.$F$6]" office:value-type="float" office:value="186" calcext:value-type="float">
            <text:p>186.0</text:p>
          </table:table-cell>
          <table:table-cell table:style-name="ce79" table:formula="of:=MAX([$Sword.E$7] - [.$C5]; 0)*[$Sword.$F$7]" office:value-type="float" office:value="223.6875" calcext:value-type="float">
            <text:p>223.7</text:p>
          </table:table-cell>
          <table:table-cell table:style-name="ce79" table:formula="of:=MAX([$Sword.E$8] - [.$C5]; 0)*[$Sword.$F$8]" office:value-type="float" office:value="264.375" calcext:value-type="float">
            <text:p>264.4</text:p>
          </table:table-cell>
          <table:table-cell table:style-name="ce79" table:formula="of:=MAX([$Sword.E$9] - [.$C5]; 0)*[$Sword.$F$9]" office:value-type="float" office:value="85.5" calcext:value-type="float">
            <text:p>85.5</text:p>
          </table:table-cell>
          <table:table-cell table:style-name="ce80"/>
          <table:table-cell table:style-name="ce79" table:formula="of:=MAX([$Axe.E$2] - [.$C5]/2; 0)*MAX(1 - [.$D5]/200;0)*[$Axe.$F$2]" office:value-type="float" office:value="100" calcext:value-type="float">
            <text:p>100.0</text:p>
          </table:table-cell>
          <table:table-cell table:style-name="ce79" table:formula="of:=MAX([$Axe.E$3] - [.$C5]/2; 0)*MAX(1 - [.$D5]/200;0)*[$Axe.$F$3]" office:value-type="float" office:value="128" calcext:value-type="float">
            <text:p>128.0</text:p>
          </table:table-cell>
          <table:table-cell table:style-name="ce79" table:formula="of:=MAX([$Axe.E$4] - [.$C5]/2; 0)*MAX(1 - [.$D5]/200;0)*[$Axe.$F$4]" office:value-type="float" office:value="159.8" calcext:value-type="float">
            <text:p>159.8</text:p>
          </table:table-cell>
          <table:table-cell table:style-name="ce79" table:formula="of:=MAX([$Axe.E$5] - [.$C5]/2; 0)*MAX(1 - [.$D5]/200;0)*[$Axe.$F$5]" office:value-type="float" office:value="196.6" calcext:value-type="float">
            <text:p>196.6</text:p>
          </table:table-cell>
          <table:table-cell table:style-name="ce79" table:formula="of:=MAX([$Axe.E$6] - [.$C5]/2; 0)*MAX(1 - [.$D5]/200;0)*[$Axe.$F$6]" office:value-type="float" office:value="236.2" calcext:value-type="float">
            <text:p>236.2</text:p>
          </table:table-cell>
          <table:table-cell table:style-name="ce79" table:formula="of:=MAX([$Axe.E$7] - [.$C5]/2; 0)*MAX(1 - [.$D5]/200;0)*[$Axe.$F$7]" office:value-type="float" office:value="280" calcext:value-type="float">
            <text:p>280.0</text:p>
          </table:table-cell>
          <table:table-cell table:style-name="ce80"/>
          <table:table-cell table:style-name="ce79" table:formula="of:=MAX([$Scythe.D$2]; 0)*MAX(1 - [.$D5]/100;0)*[$Scythe.$F$2]" office:value-type="float" office:value="92" calcext:value-type="float">
            <text:p>92.0</text:p>
          </table:table-cell>
          <table:table-cell table:style-name="ce79" table:formula="of:=MAX([$Scythe.D$3]; 0)*MAX(1 - [.$D5]/100;0)*[$Scythe.$F$3]" office:value-type="float" office:value="122" calcext:value-type="float">
            <text:p>122.0</text:p>
          </table:table-cell>
          <table:table-cell table:style-name="ce79" table:formula="of:=MAX([$Scythe.D$4]; 0)*MAX(1 - [.$D5]/100;0)*[$Scythe.$F$4]" office:value-type="float" office:value="156" calcext:value-type="float">
            <text:p>156.0</text:p>
          </table:table-cell>
          <table:table-cell table:style-name="ce79" table:formula="of:=MAX([$Scythe.D$5]; 0)*MAX(1 - [.$D5]/100;0)*[$Scythe.$F$5]" office:value-type="float" office:value="196" calcext:value-type="float">
            <text:p>196.0</text:p>
          </table:table-cell>
          <table:table-cell table:style-name="ce79" table:formula="of:=MAX([$Scythe.D$6]; 0)*MAX(1 - [.$D5]/100;0)*[$Scythe.$F$6]" office:value-type="float" office:value="240" calcext:value-type="float">
            <text:p>240.0</text:p>
          </table:table-cell>
          <table:table-cell table:style-name="ce79" table:formula="of:=MAX([$Scythe.D$7]; 0)*MAX(1 - [.$D5]/100;0)*[$Scythe.$F$7]" office:value-type="float" office:value="288" calcext:value-type="float">
            <text:p>288.0</text:p>
          </table:table-cell>
          <table:table-cell table:style-name="ce79" table:formula="of:=MAX([$Scythe.D$8]; 0)*MAX(1 - [.$D5]/100;0)*[$Scythe.$F$8]" office:value-type="float" office:value="76" calcext:value-type="float">
            <text:p>76.0</text:p>
          </table:table-cell>
          <table:table-cell table:style-name="ce79" table:formula="of:=MAX([$Scythe.D$9]; 0)*MAX(1 - [.$D5]/100;0)*[$Scythe.$F$9]" office:value-type="float" office:value="88" calcext:value-type="float">
            <text:p>88.0</text:p>
          </table:table-cell>
          <table:table-cell table:style-name="ce79" table:formula="of:=MAX([$Scythe.D$10]; 0)*MAX(1 - [.$D5]/100;0)*[$Scythe.$F$10]" office:value-type="float" office:value="100" calcext:value-type="float">
            <text:p>100.0</text:p>
          </table:table-cell>
          <table:table-cell table:style-name="ce80"/>
          <table:table-cell table:style-name="ce80" table:formula="of:=MAX([$Staff.E$2]; 0)*[$Staff.$F$2]" office:value-type="float" office:value="73.6" calcext:value-type="float">
            <text:p>73.6</text:p>
          </table:table-cell>
          <table:table-cell table:style-name="ce80" table:formula="of:=MAX([$Staff.E$3]; 0)*[$Staff.$F$3]" office:value-type="float" office:value="100" calcext:value-type="float">
            <text:p>100</text:p>
          </table:table-cell>
          <table:table-cell table:style-name="ce80" table:formula="of:=MAX([$Staff.E$4]; 0)*[$Staff.$F$4]" office:value-type="float" office:value="128" calcext:value-type="float">
            <text:p>128</text:p>
          </table:table-cell>
          <table:table-cell table:style-name="ce80" table:formula="of:=MAX([$Staff.E$5]; 0)*[$Staff.$F$5]" office:value-type="float" office:value="160.8" calcext:value-type="float">
            <text:p>160.8</text:p>
          </table:table-cell>
          <table:table-cell table:style-name="ce80" table:formula="of:=MAX([$Staff.E$6]; 0)*[$Staff.$F$6]" office:value-type="float" office:value="196" calcext:value-type="float">
            <text:p>196</text:p>
          </table:table-cell>
          <table:table-cell table:style-name="ce80" table:formula="of:=MAX([$Staff.E$7]; 0)*[$Staff.$F$7]" office:value-type="float" office:value="235.2" calcext:value-type="float">
            <text:p>235.2</text:p>
          </table:table-cell>
          <table:table-cell table:style-name="ce80"/>
          <table:table-cell table:style-name="ce79" table:formula="of:=MAX([$Bow.E$2] - [.$C5]; 0)*MAX(1 - [.$D5]/100;0)*[$Bow.$F$2]" office:value-type="float" office:value="107.410308366566" calcext:value-type="float">
            <text:p>107.4</text:p>
          </table:table-cell>
          <table:table-cell table:style-name="ce79" table:formula="of:=MAX([$Bow.E$3] - [.$C5]; 0)*MAX(1 - [.$D5]/100;0)*[$Bow.$F$3]" office:value-type="float" office:value="141.935050341534" calcext:value-type="float">
            <text:p>141.9</text:p>
          </table:table-cell>
          <table:table-cell table:style-name="ce79" table:formula="of:=MAX([$Bow.E$4] - [.$C5]; 0)*MAX(1 - [.$D5]/100;0)*[$Bow.$F$4]" office:value-type="float" office:value="172.623709874839" calcext:value-type="float">
            <text:p>172.6</text:p>
          </table:table-cell>
          <table:table-cell table:style-name="ce79" table:formula="of:=MAX([$Bow.E$5] - [.$C5]; 0)*MAX(1 - [.$D5]/100;0)*[$Bow.$F$5]" office:value-type="float" office:value="214.820616733133" calcext:value-type="float">
            <text:p>214.8</text:p>
          </table:table-cell>
          <table:table-cell table:style-name="ce79" table:formula="of:=MAX([$Bow.E$6] - [.$C5]; 0)*MAX(1 - [.$D5]/100;0)*[$Bow.$F$6]" office:value-type="float" office:value="257.017523591427" calcext:value-type="float">
            <text:p>257.0</text:p>
          </table:table-cell>
          <table:table-cell table:style-name="ce79" table:formula="of:=MAX([$Bow.E$7] - [.$C5]; 0)*MAX(1 - [.$D5]/100;0)*[$Bow.$F$7]" office:value-type="float" office:value="306.886595333047" calcext:value-type="float">
            <text:p>306.9</text:p>
          </table:table-cell>
          <table:table-cell table:style-name="ce80"/>
          <table:table-cell table:style-name="ce79" table:formula="of:=MAX([$Crossbow.E$2] - [.$C5]/2; 0)*MAX(1 - [.$D5]/200;0)*[$Crossbow.$F$2]" office:value-type="float" office:value="106.25" calcext:value-type="float">
            <text:p>106.3</text:p>
          </table:table-cell>
          <table:table-cell table:style-name="ce79" table:formula="of:=MAX([$Crossbow.E$3] - [.$C5]/2; 0)*MAX(1 - [.$D5]/200;0)*[$Crossbow.$F$3]" office:value-type="float" office:value="136" calcext:value-type="float">
            <text:p>136.0</text:p>
          </table:table-cell>
          <table:table-cell table:style-name="ce79" table:formula="of:=MAX([$Crossbow.E$4] - [.$C5]/2; 0)*MAX(1 - [.$D5]/200;0)*[$Crossbow.$F$4]" office:value-type="float" office:value="170.17" calcext:value-type="float">
            <text:p>170.2</text:p>
          </table:table-cell>
          <table:table-cell table:style-name="ce79" table:formula="of:=MAX([$Crossbow.E$5] - [.$C5]/2; 0)*MAX(1 - [.$D5]/200;0)*[$Crossbow.$F$5]" office:value-type="float" office:value="208.25" calcext:value-type="float">
            <text:p>208.3</text:p>
          </table:table-cell>
          <table:table-cell table:style-name="ce79" table:formula="of:=MAX([$Crossbow.E$6] - [.$C5]/2; 0)*MAX(1 - [.$D5]/200;0)*[$Crossbow.$F$6]" office:value-type="float" office:value="251.277" calcext:value-type="float">
            <text:p>251.3</text:p>
          </table:table-cell>
          <table:table-cell table:style-name="ce79" table:formula="of:=MAX([$Crossbow.E$7] - [.$C5]/2; 0)*MAX(1 - [.$D5]/200;0)*[$Crossbow.$F$7]" office:value-type="float" office:value="297.4762" calcext:value-type="float">
            <text:p>297.5</text:p>
          </table:table-cell>
          <table:table-cell table:number-columns-repeated="2"/>
          <table:table-cell table:style-name="ce81" table:formula="of:=MAX([$doge.E$3] - [.$C5]; 0)" office:value-type="float" office:value="30" calcext:value-type="float">
            <text:p>30</text:p>
          </table:table-cell>
          <table:table-cell table:style-name="ce81" table:formula="of:=MAX([$doge.$E$4] - [.$C5]; 0)" office:value-type="float" office:value="35" calcext:value-type="float">
            <text:p>35</text:p>
          </table:table-cell>
          <table:table-cell table:style-name="ce81" table:formula="of:=MAX([$doge.$E$5] - [.$C5]; 0)" office:value-type="float" office:value="40" calcext:value-type="float">
            <text:p>40</text:p>
          </table:table-cell>
          <table:table-cell table:style-name="ce81" table:formula="of:=MAX([$doge.$E$6] - [.$C5]; 0)" office:value-type="float" office:value="45" calcext:value-type="float">
            <text:p>45</text:p>
          </table:table-cell>
          <table:table-cell table:style-name="ce81" table:formula="of:=MAX([$doge.$E$7] - [.$C5]; 0)" office:value-type="float" office:value="50" calcext:value-type="float">
            <text:p>50</text:p>
          </table:table-cell>
          <table:table-cell table:style-name="ce81"/>
          <table:table-cell table:style-name="ce82" table:formula="of:=MAX([$hors.$E$3] - [.$C5]/2; 0)*MAX(1 - [.$D5]/200;0)" office:value-type="float" office:value="75" calcext:value-type="float">
            <text:p>75.0</text:p>
          </table:table-cell>
          <table:table-cell table:style-name="ce82" table:formula="of:=MAX([$hors.$E$4] - [.$C5]/2; 0)*MAX(1 - [.$D5]/200;0)" office:value-type="float" office:value="90" calcext:value-type="float">
            <text:p>90.0</text:p>
          </table:table-cell>
          <table:table-cell table:style-name="ce82" table:formula="of:=MAX([$hors.$E$5] - [.$C5]/2; 0)*MAX(1 - [.$D5]/200;0)" office:value-type="float" office:value="115" calcext:value-type="float">
            <text:p>115.0</text:p>
          </table:table-cell>
          <table:table-cell table:style-name="ce82" table:formula="of:=MAX([$hors.$E$6] - [.$C5]/2; 0)*MAX(1 - [.$D5]/200;0)" office:value-type="float" office:value="140" calcext:value-type="float">
            <text:p>140.0</text:p>
          </table:table-cell>
          <table:table-cell table:style-name="ce81"/>
          <table:table-cell table:style-name="ce82" table:formula="of:=MAX([$irgl.$E$3] - [.$C5]; 0)*MAX(1 - [.$D5]/100;0)" office:value-type="float" office:value="200" calcext:value-type="float">
            <text:p>200.0</text:p>
          </table:table-cell>
          <table:table-cell table:style-name="ce82" table:formula="of:=MAX([$irgl.$E$4] - [.$C5]; 0)*MAX(1 - [.$D5]/100;0)" office:value-type="float" office:value="225" calcext:value-type="float">
            <text:p>225.0</text:p>
          </table:table-cell>
          <table:table-cell table:style-name="ce82" table:formula="of:=MAX([$irgl.$E$5] - [.$C5]; 0)*MAX(1 - [.$D5]/100;0)" office:value-type="float" office:value="260" calcext:value-type="float">
            <text:p>260.0</text:p>
          </table:table-cell>
          <table:table-cell table:style-name="ce82" table:formula="of:=MAX([$irgl.$E$6] - [.$C5]; 0)*MAX(1 - [.$D5]/100;0)" office:value-type="float" office:value="300" calcext:value-type="float">
            <text:p>300.0</text:p>
          </table:table-cell>
          <table:table-cell table:style-name="ce81"/>
          <table:table-cell table:style-name="ce82" table:formula="of:=MAX([$sngl.$E$3]; 0)*MAX(1 - [.$D5]/100;0)" office:value-type="float" office:value="120" calcext:value-type="float">
            <text:p>120.0</text:p>
          </table:table-cell>
          <table:table-cell table:style-name="ce82" table:formula="of:=MAX([$sngl.$E$4]; 0)*MAX(1 - [.$D5]/100;0)" office:value-type="float" office:value="140" calcext:value-type="float">
            <text:p>140.0</text:p>
          </table:table-cell>
          <table:table-cell table:style-name="ce82" table:formula="of:=MAX([$sngl.$E$5]; 0)*MAX(1 - [.$D5]/100;0)" office:value-type="float" office:value="170" calcext:value-type="float">
            <text:p>170.0</text:p>
          </table:table-cell>
          <table:table-cell table:style-name="ce82" table:formula="of:=MAX([$sngl.$E$6]; 0)*MAX(1 - [.$D5]/100;0)" office:value-type="float" office:value="200" calcext:value-type="float">
            <text:p>200.0</text:p>
          </table:table-cell>
          <table:table-cell table:number-columns-repeated="163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table:style-name="ce5" table:formula="of:=([.$B6] + 3 * [.$C6]) / 10 / (1 - [.$D6] * 0.006) *POWER([.$E6]; 0.75) * [.$C$12] / 13" office:value-type="float" office:value="621.441553184737" calcext:value-type="float">
            <text:p>621.4</text:p>
          </table:table-cell>
          <table:table-cell table:style-name="ce5" office:value-type="float" office:value="14" calcext:value-type="float">
            <text:p>14.0</text:p>
          </table:table-cell>
          <table:table-cell table:style-name="ce7" table:formula="of:=COM.MICROSOFT.CEILING.MATH(LN(MAX([.$G6]*4;1))^2.5+1)" office:value-type="float" office:value="34" calcext:value-type="float">
            <text:p>34</text:p>
          </table:table-cell>
          <table:table-cell table:style-name="ce7" table:formula="of:=COM.MICROSOFT.CEILING.MATH(LN(MAX([.$G6]*3.5;1))^2.5+1)" office:value-type="float" office:value="31" calcext:value-type="float">
            <text:p>31</text:p>
          </table:table-cell>
          <table:table-cell table:style-name="ce7" table:formula="of:=COM.MICROSOFT.CEILING.MATH(LN(MAX([.$G6]*3;1))^2.5+1)" office:value-type="float" office:value="29" calcext:value-type="float">
            <text:p>29</text:p>
          </table:table-cell>
          <table:table-cell table:style-name="ce7" table:formula="of:=COM.MICROSOFT.CEILING.MATH(LN(MAX([.$G6]*2.5;1))^2.5+1)" office:value-type="float" office:value="25" calcext:value-type="float">
            <text:p>25</text:p>
          </table:table-cell>
          <table:table-cell/>
          <table:table-cell table:style-name="ce5"/>
          <table:table-cell table:style-name="ce79" table:formula="of:=MAX([$Sword.E$2] - [.$C6]; 0)*[$Sword.$F$2]" office:value-type="float" office:value="72" calcext:value-type="float">
            <text:p>72.0</text:p>
          </table:table-cell>
          <table:table-cell table:style-name="ce79" table:formula="of:=MAX([$Sword.E$3] - [.$C6]; 0)*[$Sword.$F$3]" office:value-type="float" office:value="94.875" calcext:value-type="float">
            <text:p>94.9</text:p>
          </table:table-cell>
          <table:table-cell table:style-name="ce79" table:formula="of:=MAX([$Sword.E$4] - [.$C6]; 0)*[$Sword.$F$4]" office:value-type="float" office:value="120.9375" calcext:value-type="float">
            <text:p>120.9</text:p>
          </table:table-cell>
          <table:table-cell table:style-name="ce79" table:formula="of:=MAX([$Sword.E$5] - [.$C6]; 0)*[$Sword.$F$5]" office:value-type="float" office:value="150.75" calcext:value-type="float">
            <text:p>150.8</text:p>
          </table:table-cell>
          <table:table-cell table:style-name="ce79" table:formula="of:=MAX([$Sword.E$6] - [.$C6]; 0)*[$Sword.$F$6]" office:value-type="float" office:value="186" calcext:value-type="float">
            <text:p>186.0</text:p>
          </table:table-cell>
          <table:table-cell table:style-name="ce79" table:formula="of:=MAX([$Sword.E$7] - [.$C6]; 0)*[$Sword.$F$7]" office:value-type="float" office:value="223.6875" calcext:value-type="float">
            <text:p>223.7</text:p>
          </table:table-cell>
          <table:table-cell table:style-name="ce79" table:formula="of:=MAX([$Sword.E$8] - [.$C6]; 0)*[$Sword.$F$8]" office:value-type="float" office:value="264.375" calcext:value-type="float">
            <text:p>264.4</text:p>
          </table:table-cell>
          <table:table-cell table:style-name="ce79" table:formula="of:=MAX([$Sword.E$9] - [.$C6]; 0)*[$Sword.$F$9]" office:value-type="float" office:value="85.5" calcext:value-type="float">
            <text:p>85.5</text:p>
          </table:table-cell>
          <table:table-cell table:style-name="ce80"/>
          <table:table-cell table:style-name="ce79" table:formula="of:=MAX([$Axe.E$2] - [.$C6]/2; 0)*MAX(1 - [.$D6]/200;0)*[$Axe.$F$2]" office:value-type="float" office:value="100" calcext:value-type="float">
            <text:p>100.0</text:p>
          </table:table-cell>
          <table:table-cell table:style-name="ce79" table:formula="of:=MAX([$Axe.E$3] - [.$C6]/2; 0)*MAX(1 - [.$D6]/200;0)*[$Axe.$F$3]" office:value-type="float" office:value="128" calcext:value-type="float">
            <text:p>128.0</text:p>
          </table:table-cell>
          <table:table-cell table:style-name="ce79" table:formula="of:=MAX([$Axe.E$4] - [.$C6]/2; 0)*MAX(1 - [.$D6]/200;0)*[$Axe.$F$4]" office:value-type="float" office:value="159.8" calcext:value-type="float">
            <text:p>159.8</text:p>
          </table:table-cell>
          <table:table-cell table:style-name="ce79" table:formula="of:=MAX([$Axe.E$5] - [.$C6]/2; 0)*MAX(1 - [.$D6]/200;0)*[$Axe.$F$5]" office:value-type="float" office:value="196.6" calcext:value-type="float">
            <text:p>196.6</text:p>
          </table:table-cell>
          <table:table-cell table:style-name="ce79" table:formula="of:=MAX([$Axe.E$6] - [.$C6]/2; 0)*MAX(1 - [.$D6]/200;0)*[$Axe.$F$6]" office:value-type="float" office:value="236.2" calcext:value-type="float">
            <text:p>236.2</text:p>
          </table:table-cell>
          <table:table-cell table:style-name="ce79" table:formula="of:=MAX([$Axe.E$7] - [.$C6]/2; 0)*MAX(1 - [.$D6]/200;0)*[$Axe.$F$7]" office:value-type="float" office:value="280" calcext:value-type="float">
            <text:p>280.0</text:p>
          </table:table-cell>
          <table:table-cell table:style-name="ce80"/>
          <table:table-cell table:style-name="ce79" table:formula="of:=MAX([$Scythe.D$2]; 0)*MAX(1 - [.$D6]/100;0)*[$Scythe.$F$2]" office:value-type="float" office:value="92" calcext:value-type="float">
            <text:p>92.0</text:p>
          </table:table-cell>
          <table:table-cell table:style-name="ce79" table:formula="of:=MAX([$Scythe.D$3]; 0)*MAX(1 - [.$D6]/100;0)*[$Scythe.$F$3]" office:value-type="float" office:value="122" calcext:value-type="float">
            <text:p>122.0</text:p>
          </table:table-cell>
          <table:table-cell table:style-name="ce79" table:formula="of:=MAX([$Scythe.D$4]; 0)*MAX(1 - [.$D6]/100;0)*[$Scythe.$F$4]" office:value-type="float" office:value="156" calcext:value-type="float">
            <text:p>156.0</text:p>
          </table:table-cell>
          <table:table-cell table:style-name="ce79" table:formula="of:=MAX([$Scythe.D$5]; 0)*MAX(1 - [.$D6]/100;0)*[$Scythe.$F$5]" office:value-type="float" office:value="196" calcext:value-type="float">
            <text:p>196.0</text:p>
          </table:table-cell>
          <table:table-cell table:style-name="ce79" table:formula="of:=MAX([$Scythe.D$6]; 0)*MAX(1 - [.$D6]/100;0)*[$Scythe.$F$6]" office:value-type="float" office:value="240" calcext:value-type="float">
            <text:p>240.0</text:p>
          </table:table-cell>
          <table:table-cell table:style-name="ce79" table:formula="of:=MAX([$Scythe.D$7]; 0)*MAX(1 - [.$D6]/100;0)*[$Scythe.$F$7]" office:value-type="float" office:value="288" calcext:value-type="float">
            <text:p>288.0</text:p>
          </table:table-cell>
          <table:table-cell table:style-name="ce79" table:formula="of:=MAX([$Scythe.D$8]; 0)*MAX(1 - [.$D6]/100;0)*[$Scythe.$F$8]" office:value-type="float" office:value="76" calcext:value-type="float">
            <text:p>76.0</text:p>
          </table:table-cell>
          <table:table-cell table:style-name="ce79" table:formula="of:=MAX([$Scythe.D$9]; 0)*MAX(1 - [.$D6]/100;0)*[$Scythe.$F$9]" office:value-type="float" office:value="88" calcext:value-type="float">
            <text:p>88.0</text:p>
          </table:table-cell>
          <table:table-cell table:style-name="ce79" table:formula="of:=MAX([$Scythe.D$10]; 0)*MAX(1 - [.$D6]/100;0)*[$Scythe.$F$10]" office:value-type="float" office:value="100" calcext:value-type="float">
            <text:p>100.0</text:p>
          </table:table-cell>
          <table:table-cell table:style-name="ce80"/>
          <table:table-cell table:style-name="ce80" table:formula="of:=MAX([$Staff.E$2]; 0)*[$Staff.$F$2]" office:value-type="float" office:value="73.6" calcext:value-type="float">
            <text:p>73.6</text:p>
          </table:table-cell>
          <table:table-cell table:style-name="ce80" table:formula="of:=MAX([$Staff.E$3]; 0)*[$Staff.$F$3]" office:value-type="float" office:value="100" calcext:value-type="float">
            <text:p>100</text:p>
          </table:table-cell>
          <table:table-cell table:style-name="ce80" table:formula="of:=MAX([$Staff.E$4]; 0)*[$Staff.$F$4]" office:value-type="float" office:value="128" calcext:value-type="float">
            <text:p>128</text:p>
          </table:table-cell>
          <table:table-cell table:style-name="ce80" table:formula="of:=MAX([$Staff.E$5]; 0)*[$Staff.$F$5]" office:value-type="float" office:value="160.8" calcext:value-type="float">
            <text:p>160.8</text:p>
          </table:table-cell>
          <table:table-cell table:style-name="ce80" table:formula="of:=MAX([$Staff.E$6]; 0)*[$Staff.$F$6]" office:value-type="float" office:value="196" calcext:value-type="float">
            <text:p>196</text:p>
          </table:table-cell>
          <table:table-cell table:style-name="ce80" table:formula="of:=MAX([$Staff.E$7]; 0)*[$Staff.$F$7]" office:value-type="float" office:value="235.2" calcext:value-type="float">
            <text:p>235.2</text:p>
          </table:table-cell>
          <table:table-cell table:style-name="ce80"/>
          <table:table-cell table:style-name="ce79" table:formula="of:=MAX([$Bow.E$2] - [.$C6]; 0)*MAX(1 - [.$D6]/100;0)*[$Bow.$F$2]" office:value-type="float" office:value="107.410308366566" calcext:value-type="float">
            <text:p>107.4</text:p>
          </table:table-cell>
          <table:table-cell table:style-name="ce79" table:formula="of:=MAX([$Bow.E$3] - [.$C6]; 0)*MAX(1 - [.$D6]/100;0)*[$Bow.$F$3]" office:value-type="float" office:value="141.935050341534" calcext:value-type="float">
            <text:p>141.9</text:p>
          </table:table-cell>
          <table:table-cell table:style-name="ce79" table:formula="of:=MAX([$Bow.E$4] - [.$C6]; 0)*MAX(1 - [.$D6]/100;0)*[$Bow.$F$4]" office:value-type="float" office:value="172.623709874839" calcext:value-type="float">
            <text:p>172.6</text:p>
          </table:table-cell>
          <table:table-cell table:style-name="ce79" table:formula="of:=MAX([$Bow.E$5] - [.$C6]; 0)*MAX(1 - [.$D6]/100;0)*[$Bow.$F$5]" office:value-type="float" office:value="214.820616733133" calcext:value-type="float">
            <text:p>214.8</text:p>
          </table:table-cell>
          <table:table-cell table:style-name="ce79" table:formula="of:=MAX([$Bow.E$6] - [.$C6]; 0)*MAX(1 - [.$D6]/100;0)*[$Bow.$F$6]" office:value-type="float" office:value="257.017523591427" calcext:value-type="float">
            <text:p>257.0</text:p>
          </table:table-cell>
          <table:table-cell table:style-name="ce79" table:formula="of:=MAX([$Bow.E$7] - [.$C6]; 0)*MAX(1 - [.$D6]/100;0)*[$Bow.$F$7]" office:value-type="float" office:value="306.886595333047" calcext:value-type="float">
            <text:p>306.9</text:p>
          </table:table-cell>
          <table:table-cell table:style-name="ce80"/>
          <table:table-cell table:style-name="ce79" table:formula="of:=MAX([$Crossbow.E$2] - [.$C6]/2; 0)*MAX(1 - [.$D6]/200;0)*[$Crossbow.$F$2]" office:value-type="float" office:value="106.25" calcext:value-type="float">
            <text:p>106.3</text:p>
          </table:table-cell>
          <table:table-cell table:style-name="ce79" table:formula="of:=MAX([$Crossbow.E$3] - [.$C6]/2; 0)*MAX(1 - [.$D6]/200;0)*[$Crossbow.$F$3]" office:value-type="float" office:value="136" calcext:value-type="float">
            <text:p>136.0</text:p>
          </table:table-cell>
          <table:table-cell table:style-name="ce79" table:formula="of:=MAX([$Crossbow.E$4] - [.$C6]/2; 0)*MAX(1 - [.$D6]/200;0)*[$Crossbow.$F$4]" office:value-type="float" office:value="170.17" calcext:value-type="float">
            <text:p>170.2</text:p>
          </table:table-cell>
          <table:table-cell table:style-name="ce79" table:formula="of:=MAX([$Crossbow.E$5] - [.$C6]/2; 0)*MAX(1 - [.$D6]/200;0)*[$Crossbow.$F$5]" office:value-type="float" office:value="208.25" calcext:value-type="float">
            <text:p>208.3</text:p>
          </table:table-cell>
          <table:table-cell table:style-name="ce79" table:formula="of:=MAX([$Crossbow.E$6] - [.$C6]/2; 0)*MAX(1 - [.$D6]/200;0)*[$Crossbow.$F$6]" office:value-type="float" office:value="251.277" calcext:value-type="float">
            <text:p>251.3</text:p>
          </table:table-cell>
          <table:table-cell table:style-name="ce79" table:formula="of:=MAX([$Crossbow.E$7] - [.$C6]/2; 0)*MAX(1 - [.$D6]/200;0)*[$Crossbow.$F$7]" office:value-type="float" office:value="297.4762" calcext:value-type="float">
            <text:p>297.5</text:p>
          </table:table-cell>
          <table:table-cell table:number-columns-repeated="2"/>
          <table:table-cell table:style-name="ce81" table:formula="of:=MAX([$doge.E$3] - [.$C6]; 0)" office:value-type="float" office:value="30" calcext:value-type="float">
            <text:p>30</text:p>
          </table:table-cell>
          <table:table-cell table:style-name="ce81" table:formula="of:=MAX([$doge.$E$4] - [.$C6]; 0)" office:value-type="float" office:value="35" calcext:value-type="float">
            <text:p>35</text:p>
          </table:table-cell>
          <table:table-cell table:style-name="ce81" table:formula="of:=MAX([$doge.$E$5] - [.$C6]; 0)" office:value-type="float" office:value="40" calcext:value-type="float">
            <text:p>40</text:p>
          </table:table-cell>
          <table:table-cell table:style-name="ce81" table:formula="of:=MAX([$doge.$E$6] - [.$C6]; 0)" office:value-type="float" office:value="45" calcext:value-type="float">
            <text:p>45</text:p>
          </table:table-cell>
          <table:table-cell table:style-name="ce81" table:formula="of:=MAX([$doge.$E$7] - [.$C6]; 0)" office:value-type="float" office:value="50" calcext:value-type="float">
            <text:p>50</text:p>
          </table:table-cell>
          <table:table-cell table:style-name="ce81"/>
          <table:table-cell table:style-name="ce82" table:formula="of:=MAX([$hors.$E$3] - [.$C6]/2; 0)*MAX(1 - [.$D6]/200;0)" office:value-type="float" office:value="75" calcext:value-type="float">
            <text:p>75.0</text:p>
          </table:table-cell>
          <table:table-cell table:style-name="ce82" table:formula="of:=MAX([$hors.$E$4] - [.$C6]/2; 0)*MAX(1 - [.$D6]/200;0)" office:value-type="float" office:value="90" calcext:value-type="float">
            <text:p>90.0</text:p>
          </table:table-cell>
          <table:table-cell table:style-name="ce82" table:formula="of:=MAX([$hors.$E$5] - [.$C6]/2; 0)*MAX(1 - [.$D6]/200;0)" office:value-type="float" office:value="115" calcext:value-type="float">
            <text:p>115.0</text:p>
          </table:table-cell>
          <table:table-cell table:style-name="ce82" table:formula="of:=MAX([$hors.$E$6] - [.$C6]/2; 0)*MAX(1 - [.$D6]/200;0)" office:value-type="float" office:value="140" calcext:value-type="float">
            <text:p>140.0</text:p>
          </table:table-cell>
          <table:table-cell table:style-name="ce81"/>
          <table:table-cell table:style-name="ce82" table:formula="of:=MAX([$irgl.$E$3] - [.$C6]; 0)*MAX(1 - [.$D6]/100;0)" office:value-type="float" office:value="200" calcext:value-type="float">
            <text:p>200.0</text:p>
          </table:table-cell>
          <table:table-cell table:style-name="ce82" table:formula="of:=MAX([$irgl.$E$4] - [.$C6]; 0)*MAX(1 - [.$D6]/100;0)" office:value-type="float" office:value="225" calcext:value-type="float">
            <text:p>225.0</text:p>
          </table:table-cell>
          <table:table-cell table:style-name="ce82" table:formula="of:=MAX([$irgl.$E$5] - [.$C6]; 0)*MAX(1 - [.$D6]/100;0)" office:value-type="float" office:value="260" calcext:value-type="float">
            <text:p>260.0</text:p>
          </table:table-cell>
          <table:table-cell table:style-name="ce82" table:formula="of:=MAX([$irgl.$E$6] - [.$C6]; 0)*MAX(1 - [.$D6]/100;0)" office:value-type="float" office:value="300" calcext:value-type="float">
            <text:p>300.0</text:p>
          </table:table-cell>
          <table:table-cell table:style-name="ce81"/>
          <table:table-cell table:style-name="ce82" table:formula="of:=MAX([$sngl.$E$3]; 0)*MAX(1 - [.$D6]/100;0)" office:value-type="float" office:value="120" calcext:value-type="float">
            <text:p>120.0</text:p>
          </table:table-cell>
          <table:table-cell table:style-name="ce82" table:formula="of:=MAX([$sngl.$E$4]; 0)*MAX(1 - [.$D6]/100;0)" office:value-type="float" office:value="140" calcext:value-type="float">
            <text:p>140.0</text:p>
          </table:table-cell>
          <table:table-cell table:style-name="ce82" table:formula="of:=MAX([$sngl.$E$5]; 0)*MAX(1 - [.$D6]/100;0)" office:value-type="float" office:value="170" calcext:value-type="float">
            <text:p>170.0</text:p>
          </table:table-cell>
          <table:table-cell table:style-name="ce82" table:formula="of:=MAX([$sngl.$E$6]; 0)*MAX(1 - [.$D6]/100;0)" office:value-type="float" office:value="200" calcext:value-type="float">
            <text:p>200.0</text:p>
          </table:table-cell>
          <table:table-cell table:number-columns-repeated="1630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style-name="ce5" table:formula="of:=([.$B7] + 3 * [.$C7]) / 10 / (1 - [.$D7] * 0.006) *POWER([.$E7]; 0.75) * [.$C$12] / 13" office:value-type="float" office:value="820.713270599866" calcext:value-type="float">
            <text:p>820.7</text:p>
          </table:table-cell>
          <table:table-cell table:style-name="ce5" office:value-type="float" office:value="16.5" calcext:value-type="float">
            <text:p>16.5</text:p>
          </table:table-cell>
          <table:table-cell table:style-name="ce7" table:formula="of:=COM.MICROSOFT.CEILING.MATH(LN(MAX([.$G7]*4;1))^2.5+1)" office:value-type="float" office:value="37" calcext:value-type="float">
            <text:p>37</text:p>
          </table:table-cell>
          <table:table-cell table:style-name="ce7" table:formula="of:=COM.MICROSOFT.CEILING.MATH(LN(MAX([.$G7]*3.5;1))^2.5+1)" office:value-type="float" office:value="35" calcext:value-type="float">
            <text:p>35</text:p>
          </table:table-cell>
          <table:table-cell table:style-name="ce7" table:formula="of:=COM.MICROSOFT.CEILING.MATH(LN(MAX([.$G7]*3;1))^2.5+1)" office:value-type="float" office:value="32" calcext:value-type="float">
            <text:p>32</text:p>
          </table:table-cell>
          <table:table-cell table:style-name="ce7" table:formula="of:=COM.MICROSOFT.CEILING.MATH(LN(MAX([.$G7]*2.5;1))^2.5+1)" office:value-type="float" office:value="28" calcext:value-type="float">
            <text:p>28</text:p>
          </table:table-cell>
          <table:table-cell/>
          <table:table-cell table:style-name="ce5"/>
          <table:table-cell table:style-name="ce79" table:formula="of:=MAX([$Sword.E$2] - [.$C7]; 0)*[$Sword.$F$2]" office:value-type="float" office:value="72" calcext:value-type="float">
            <text:p>72.0</text:p>
          </table:table-cell>
          <table:table-cell table:style-name="ce79" table:formula="of:=MAX([$Sword.E$3] - [.$C7]; 0)*[$Sword.$F$3]" office:value-type="float" office:value="94.875" calcext:value-type="float">
            <text:p>94.9</text:p>
          </table:table-cell>
          <table:table-cell table:style-name="ce79" table:formula="of:=MAX([$Sword.E$4] - [.$C7]; 0)*[$Sword.$F$4]" office:value-type="float" office:value="120.9375" calcext:value-type="float">
            <text:p>120.9</text:p>
          </table:table-cell>
          <table:table-cell table:style-name="ce79" table:formula="of:=MAX([$Sword.E$5] - [.$C7]; 0)*[$Sword.$F$5]" office:value-type="float" office:value="150.75" calcext:value-type="float">
            <text:p>150.8</text:p>
          </table:table-cell>
          <table:table-cell table:style-name="ce79" table:formula="of:=MAX([$Sword.E$6] - [.$C7]; 0)*[$Sword.$F$6]" office:value-type="float" office:value="186" calcext:value-type="float">
            <text:p>186.0</text:p>
          </table:table-cell>
          <table:table-cell table:style-name="ce79" table:formula="of:=MAX([$Sword.E$7] - [.$C7]; 0)*[$Sword.$F$7]" office:value-type="float" office:value="223.6875" calcext:value-type="float">
            <text:p>223.7</text:p>
          </table:table-cell>
          <table:table-cell table:style-name="ce79" table:formula="of:=MAX([$Sword.E$8] - [.$C7]; 0)*[$Sword.$F$8]" office:value-type="float" office:value="264.375" calcext:value-type="float">
            <text:p>264.4</text:p>
          </table:table-cell>
          <table:table-cell table:style-name="ce79" table:formula="of:=MAX([$Sword.E$9] - [.$C7]; 0)*[$Sword.$F$9]" office:value-type="float" office:value="85.5" calcext:value-type="float">
            <text:p>85.5</text:p>
          </table:table-cell>
          <table:table-cell table:style-name="ce80"/>
          <table:table-cell table:style-name="ce79" table:formula="of:=MAX([$Axe.E$2] - [.$C7]/2; 0)*MAX(1 - [.$D7]/200;0)*[$Axe.$F$2]" office:value-type="float" office:value="100" calcext:value-type="float">
            <text:p>100.0</text:p>
          </table:table-cell>
          <table:table-cell table:style-name="ce79" table:formula="of:=MAX([$Axe.E$3] - [.$C7]/2; 0)*MAX(1 - [.$D7]/200;0)*[$Axe.$F$3]" office:value-type="float" office:value="128" calcext:value-type="float">
            <text:p>128.0</text:p>
          </table:table-cell>
          <table:table-cell table:style-name="ce79" table:formula="of:=MAX([$Axe.E$4] - [.$C7]/2; 0)*MAX(1 - [.$D7]/200;0)*[$Axe.$F$4]" office:value-type="float" office:value="159.8" calcext:value-type="float">
            <text:p>159.8</text:p>
          </table:table-cell>
          <table:table-cell table:style-name="ce79" table:formula="of:=MAX([$Axe.E$5] - [.$C7]/2; 0)*MAX(1 - [.$D7]/200;0)*[$Axe.$F$5]" office:value-type="float" office:value="196.6" calcext:value-type="float">
            <text:p>196.6</text:p>
          </table:table-cell>
          <table:table-cell table:style-name="ce79" table:formula="of:=MAX([$Axe.E$6] - [.$C7]/2; 0)*MAX(1 - [.$D7]/200;0)*[$Axe.$F$6]" office:value-type="float" office:value="236.2" calcext:value-type="float">
            <text:p>236.2</text:p>
          </table:table-cell>
          <table:table-cell table:style-name="ce79" table:formula="of:=MAX([$Axe.E$7] - [.$C7]/2; 0)*MAX(1 - [.$D7]/200;0)*[$Axe.$F$7]" office:value-type="float" office:value="280" calcext:value-type="float">
            <text:p>280.0</text:p>
          </table:table-cell>
          <table:table-cell table:style-name="ce80"/>
          <table:table-cell table:style-name="ce79" table:formula="of:=MAX([$Scythe.D$2]; 0)*MAX(1 - [.$D7]/100;0)*[$Scythe.$F$2]" office:value-type="float" office:value="92" calcext:value-type="float">
            <text:p>92.0</text:p>
          </table:table-cell>
          <table:table-cell table:style-name="ce79" table:formula="of:=MAX([$Scythe.D$3]; 0)*MAX(1 - [.$D7]/100;0)*[$Scythe.$F$3]" office:value-type="float" office:value="122" calcext:value-type="float">
            <text:p>122.0</text:p>
          </table:table-cell>
          <table:table-cell table:style-name="ce79" table:formula="of:=MAX([$Scythe.D$4]; 0)*MAX(1 - [.$D7]/100;0)*[$Scythe.$F$4]" office:value-type="float" office:value="156" calcext:value-type="float">
            <text:p>156.0</text:p>
          </table:table-cell>
          <table:table-cell table:style-name="ce79" table:formula="of:=MAX([$Scythe.D$5]; 0)*MAX(1 - [.$D7]/100;0)*[$Scythe.$F$5]" office:value-type="float" office:value="196" calcext:value-type="float">
            <text:p>196.0</text:p>
          </table:table-cell>
          <table:table-cell table:style-name="ce79" table:formula="of:=MAX([$Scythe.D$6]; 0)*MAX(1 - [.$D7]/100;0)*[$Scythe.$F$6]" office:value-type="float" office:value="240" calcext:value-type="float">
            <text:p>240.0</text:p>
          </table:table-cell>
          <table:table-cell table:style-name="ce79" table:formula="of:=MAX([$Scythe.D$7]; 0)*MAX(1 - [.$D7]/100;0)*[$Scythe.$F$7]" office:value-type="float" office:value="288" calcext:value-type="float">
            <text:p>288.0</text:p>
          </table:table-cell>
          <table:table-cell table:style-name="ce79" table:formula="of:=MAX([$Scythe.D$8]; 0)*MAX(1 - [.$D7]/100;0)*[$Scythe.$F$8]" office:value-type="float" office:value="76" calcext:value-type="float">
            <text:p>76.0</text:p>
          </table:table-cell>
          <table:table-cell table:style-name="ce79" table:formula="of:=MAX([$Scythe.D$9]; 0)*MAX(1 - [.$D7]/100;0)*[$Scythe.$F$9]" office:value-type="float" office:value="88" calcext:value-type="float">
            <text:p>88.0</text:p>
          </table:table-cell>
          <table:table-cell table:style-name="ce79" table:formula="of:=MAX([$Scythe.D$10]; 0)*MAX(1 - [.$D7]/100;0)*[$Scythe.$F$10]" office:value-type="float" office:value="100" calcext:value-type="float">
            <text:p>100.0</text:p>
          </table:table-cell>
          <table:table-cell table:style-name="ce80"/>
          <table:table-cell table:style-name="ce80" table:formula="of:=MAX([$Staff.E$2]; 0)*[$Staff.$F$2]" office:value-type="float" office:value="73.6" calcext:value-type="float">
            <text:p>73.6</text:p>
          </table:table-cell>
          <table:table-cell table:style-name="ce80" table:formula="of:=MAX([$Staff.E$3]; 0)*[$Staff.$F$3]" office:value-type="float" office:value="100" calcext:value-type="float">
            <text:p>100</text:p>
          </table:table-cell>
          <table:table-cell table:style-name="ce80" table:formula="of:=MAX([$Staff.E$4]; 0)*[$Staff.$F$4]" office:value-type="float" office:value="128" calcext:value-type="float">
            <text:p>128</text:p>
          </table:table-cell>
          <table:table-cell table:style-name="ce80" table:formula="of:=MAX([$Staff.E$5]; 0)*[$Staff.$F$5]" office:value-type="float" office:value="160.8" calcext:value-type="float">
            <text:p>160.8</text:p>
          </table:table-cell>
          <table:table-cell table:style-name="ce80" table:formula="of:=MAX([$Staff.E$6]; 0)*[$Staff.$F$6]" office:value-type="float" office:value="196" calcext:value-type="float">
            <text:p>196</text:p>
          </table:table-cell>
          <table:table-cell table:style-name="ce80" table:formula="of:=MAX([$Staff.E$7]; 0)*[$Staff.$F$7]" office:value-type="float" office:value="235.2" calcext:value-type="float">
            <text:p>235.2</text:p>
          </table:table-cell>
          <table:table-cell table:style-name="ce80"/>
          <table:table-cell table:style-name="ce79" table:formula="of:=MAX([$Bow.E$2] - [.$C7]; 0)*MAX(1 - [.$D7]/100;0)*[$Bow.$F$2]" office:value-type="float" office:value="107.410308366566" calcext:value-type="float">
            <text:p>107.4</text:p>
          </table:table-cell>
          <table:table-cell table:style-name="ce79" table:formula="of:=MAX([$Bow.E$3] - [.$C7]; 0)*MAX(1 - [.$D7]/100;0)*[$Bow.$F$3]" office:value-type="float" office:value="141.935050341534" calcext:value-type="float">
            <text:p>141.9</text:p>
          </table:table-cell>
          <table:table-cell table:style-name="ce79" table:formula="of:=MAX([$Bow.E$4] - [.$C7]; 0)*MAX(1 - [.$D7]/100;0)*[$Bow.$F$4]" office:value-type="float" office:value="172.623709874839" calcext:value-type="float">
            <text:p>172.6</text:p>
          </table:table-cell>
          <table:table-cell table:style-name="ce79" table:formula="of:=MAX([$Bow.E$5] - [.$C7]; 0)*MAX(1 - [.$D7]/100;0)*[$Bow.$F$5]" office:value-type="float" office:value="214.820616733133" calcext:value-type="float">
            <text:p>214.8</text:p>
          </table:table-cell>
          <table:table-cell table:style-name="ce79" table:formula="of:=MAX([$Bow.E$6] - [.$C7]; 0)*MAX(1 - [.$D7]/100;0)*[$Bow.$F$6]" office:value-type="float" office:value="257.017523591427" calcext:value-type="float">
            <text:p>257.0</text:p>
          </table:table-cell>
          <table:table-cell table:style-name="ce79" table:formula="of:=MAX([$Bow.E$7] - [.$C7]; 0)*MAX(1 - [.$D7]/100;0)*[$Bow.$F$7]" office:value-type="float" office:value="306.886595333047" calcext:value-type="float">
            <text:p>306.9</text:p>
          </table:table-cell>
          <table:table-cell table:style-name="ce80"/>
          <table:table-cell table:style-name="ce79" table:formula="of:=MAX([$Crossbow.E$2] - [.$C7]/2; 0)*MAX(1 - [.$D7]/200;0)*[$Crossbow.$F$2]" office:value-type="float" office:value="106.25" calcext:value-type="float">
            <text:p>106.3</text:p>
          </table:table-cell>
          <table:table-cell table:style-name="ce79" table:formula="of:=MAX([$Crossbow.E$3] - [.$C7]/2; 0)*MAX(1 - [.$D7]/200;0)*[$Crossbow.$F$3]" office:value-type="float" office:value="136" calcext:value-type="float">
            <text:p>136.0</text:p>
          </table:table-cell>
          <table:table-cell table:style-name="ce79" table:formula="of:=MAX([$Crossbow.E$4] - [.$C7]/2; 0)*MAX(1 - [.$D7]/200;0)*[$Crossbow.$F$4]" office:value-type="float" office:value="170.17" calcext:value-type="float">
            <text:p>170.2</text:p>
          </table:table-cell>
          <table:table-cell table:style-name="ce79" table:formula="of:=MAX([$Crossbow.E$5] - [.$C7]/2; 0)*MAX(1 - [.$D7]/200;0)*[$Crossbow.$F$5]" office:value-type="float" office:value="208.25" calcext:value-type="float">
            <text:p>208.3</text:p>
          </table:table-cell>
          <table:table-cell table:style-name="ce79" table:formula="of:=MAX([$Crossbow.E$6] - [.$C7]/2; 0)*MAX(1 - [.$D7]/200;0)*[$Crossbow.$F$6]" office:value-type="float" office:value="251.277" calcext:value-type="float">
            <text:p>251.3</text:p>
          </table:table-cell>
          <table:table-cell table:style-name="ce79" table:formula="of:=MAX([$Crossbow.E$7] - [.$C7]/2; 0)*MAX(1 - [.$D7]/200;0)*[$Crossbow.$F$7]" office:value-type="float" office:value="297.4762" calcext:value-type="float">
            <text:p>297.5</text:p>
          </table:table-cell>
          <table:table-cell table:number-columns-repeated="2"/>
          <table:table-cell table:style-name="ce81" table:formula="of:=MAX([$doge.E$3] - [.$C7]; 0)" office:value-type="float" office:value="30" calcext:value-type="float">
            <text:p>30</text:p>
          </table:table-cell>
          <table:table-cell table:style-name="ce81" table:formula="of:=MAX([$doge.$E$4] - [.$C7]; 0)" office:value-type="float" office:value="35" calcext:value-type="float">
            <text:p>35</text:p>
          </table:table-cell>
          <table:table-cell table:style-name="ce81" table:formula="of:=MAX([$doge.$E$5] - [.$C7]; 0)" office:value-type="float" office:value="40" calcext:value-type="float">
            <text:p>40</text:p>
          </table:table-cell>
          <table:table-cell table:style-name="ce81" table:formula="of:=MAX([$doge.$E$6] - [.$C7]; 0)" office:value-type="float" office:value="45" calcext:value-type="float">
            <text:p>45</text:p>
          </table:table-cell>
          <table:table-cell table:style-name="ce81" table:formula="of:=MAX([$doge.$E$7] - [.$C7]; 0)" office:value-type="float" office:value="50" calcext:value-type="float">
            <text:p>50</text:p>
          </table:table-cell>
          <table:table-cell table:style-name="ce81"/>
          <table:table-cell table:style-name="ce82" table:formula="of:=MAX([$hors.$E$3] - [.$C7]/2; 0)*MAX(1 - [.$D7]/200;0)" office:value-type="float" office:value="75" calcext:value-type="float">
            <text:p>75.0</text:p>
          </table:table-cell>
          <table:table-cell table:style-name="ce82" table:formula="of:=MAX([$hors.$E$4] - [.$C7]/2; 0)*MAX(1 - [.$D7]/200;0)" office:value-type="float" office:value="90" calcext:value-type="float">
            <text:p>90.0</text:p>
          </table:table-cell>
          <table:table-cell table:style-name="ce82" table:formula="of:=MAX([$hors.$E$5] - [.$C7]/2; 0)*MAX(1 - [.$D7]/200;0)" office:value-type="float" office:value="115" calcext:value-type="float">
            <text:p>115.0</text:p>
          </table:table-cell>
          <table:table-cell table:style-name="ce82" table:formula="of:=MAX([$hors.$E$6] - [.$C7]/2; 0)*MAX(1 - [.$D7]/200;0)" office:value-type="float" office:value="140" calcext:value-type="float">
            <text:p>140.0</text:p>
          </table:table-cell>
          <table:table-cell table:style-name="ce81"/>
          <table:table-cell table:style-name="ce82" table:formula="of:=MAX([$irgl.$E$3] - [.$C7]; 0)*MAX(1 - [.$D7]/100;0)" office:value-type="float" office:value="200" calcext:value-type="float">
            <text:p>200.0</text:p>
          </table:table-cell>
          <table:table-cell table:style-name="ce82" table:formula="of:=MAX([$irgl.$E$4] - [.$C7]; 0)*MAX(1 - [.$D7]/100;0)" office:value-type="float" office:value="225" calcext:value-type="float">
            <text:p>225.0</text:p>
          </table:table-cell>
          <table:table-cell table:style-name="ce82" table:formula="of:=MAX([$irgl.$E$5] - [.$C7]; 0)*MAX(1 - [.$D7]/100;0)" office:value-type="float" office:value="260" calcext:value-type="float">
            <text:p>260.0</text:p>
          </table:table-cell>
          <table:table-cell table:style-name="ce82" table:formula="of:=MAX([$irgl.$E$6] - [.$C7]; 0)*MAX(1 - [.$D7]/100;0)" office:value-type="float" office:value="300" calcext:value-type="float">
            <text:p>300.0</text:p>
          </table:table-cell>
          <table:table-cell table:style-name="ce81"/>
          <table:table-cell table:style-name="ce82" table:formula="of:=MAX([$sngl.$E$3]; 0)*MAX(1 - [.$D7]/100;0)" office:value-type="float" office:value="120" calcext:value-type="float">
            <text:p>120.0</text:p>
          </table:table-cell>
          <table:table-cell table:style-name="ce82" table:formula="of:=MAX([$sngl.$E$4]; 0)*MAX(1 - [.$D7]/100;0)" office:value-type="float" office:value="140" calcext:value-type="float">
            <text:p>140.0</text:p>
          </table:table-cell>
          <table:table-cell table:style-name="ce82" table:formula="of:=MAX([$sngl.$E$5]; 0)*MAX(1 - [.$D7]/100;0)" office:value-type="float" office:value="170" calcext:value-type="float">
            <text:p>170.0</text:p>
          </table:table-cell>
          <table:table-cell table:style-name="ce82" table:formula="of:=MAX([$sngl.$E$6]; 0)*MAX(1 - [.$D7]/100;0)" office:value-type="float" office:value="200" calcext:value-type="float">
            <text:p>200.0</text:p>
          </table:table-cell>
          <table:table-cell table:number-columns-repeated="16303"/>
        </table:table-row>
        <table:table-row table:style-name="ro1">
          <table:table-cell table:number-columns-repeated="61"/>
          <table:table-cell table:style-name="ce81" table:number-columns-repeated="6"/>
          <table:table-cell table:style-name="ce82" table:number-columns-repeated="4"/>
          <table:table-cell table:style-name="ce81"/>
          <table:table-cell table:style-name="ce82" table:number-columns-repeated="4"/>
          <table:table-cell table:style-name="ce81"/>
          <table:table-cell table:style-name="ce82" table:number-columns-repeated="4"/>
          <table:table-cell table:number-columns-repeated="16303"/>
        </table:table-row>
        <table:table-row table:style-name="ro1">
          <table:table-cell table:number-columns-repeated="12"/>
          <table:table-cell>
            <draw:frame table:end-cell-address="ghst.T27" table:end-x="0.1579in" table:end-y="0.0161in" draw:z-index="0" draw:name="Chart 1" draw:style-name="gr1" draw:text-style-name="P1" svg:width="5.1925in" svg:height="3.5783in" svg:x="0in" svg:y="0in">
              <draw:object draw:notify-on-update-of-ranges="ghst.T1:ghst.T1 ghst.T3:ghst.T7 ghst.AB1:ghst.AB1 ghst.AB3:ghst.AB7 ghst.AI1:ghst.AI1 ghst.AI3:ghst.AI7 ghst.AS1:ghst.AS1 ghst.AS3:ghst.AS7 ghst.AZ1:ghst.AZ1 ghst.AZ3:ghst.AZ7 ghst.BG1:ghst.BG1 ghst.BG3:ghst.BG7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48"/>
          <table:table-cell table:style-name="ce81" table:number-columns-repeated="6"/>
          <table:table-cell table:style-name="ce82" table:number-columns-repeated="4"/>
          <table:table-cell table:style-name="ce81"/>
          <table:table-cell table:style-name="ce82" table:number-columns-repeated="4"/>
          <table:table-cell table:style-name="ce81"/>
          <table:table-cell table:style-name="ce82" table:number-columns-repeated="4"/>
          <table:table-cell table:number-columns-repeated="16303"/>
        </table:table-row>
        <table:table-row table:style-name="ro1">
          <table:table-cell/>
          <table:table-cell office:value-type="string" calcext:value-type="string">
            <text:p>Damage Spread</text:p>
          </table:table-cell>
          <table:table-cell table:style-name="ce4" office:value-type="percentage" office:value="0.2" calcext:value-type="percentage">
            <text:p>20%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Loot Spread</text:p>
          </table:table-cell>
          <table:table-cell table:style-name="ce4" office:value-type="percentage" office:value="0.2" calcext:value-type="percentage">
            <text:p>20%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ustom Mult</text:p>
          </table:table-cell>
          <table:table-cell office:value-type="float" office:value="1.15" calcext:value-type="float">
            <text:p>1.15</text:p>
          </table:table-cell>
          <table:table-cell table:number-columns-repeated="16381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ghst.BJ3:ghst.CC9">
            <calcext:color-scale>
              <calcext:color-scale-entry calcext:value="0" calcext:type="minimum" calcext:color="#70ad47"/>
              <calcext:color-scale-entry calcext:value="50" calcext:type="percentile" calcext:color="#fcfcff"/>
              <calcext:color-scale-entry calcext:value="0" calcext:type="maximum" calcext:color="#7030a0"/>
            </calcext:color-scale>
          </calcext:conditional-format>
          <calcext:conditional-format calcext:target-range-address="ghst.N3:ghst.BG7">
            <calcext:color-scale>
              <calcext:color-scale-entry calcext:value="0" calcext:type="minimum" calcext:color="#5a8ac6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</calcext:conditional-formats>
      </table:table>
      <table:table table:name="crpr" table:style-name="ta19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6" table:default-cell-style-name="Default"/>
        <table:table-column table:style-name="co15" table:default-cell-style-name="Default"/>
        <table:table-column table:style-name="co17" table:number-columns-repeated="6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number-columns-repeated="6" table:default-cell-style-name="Default"/>
        <table:table-column table:style-name="co15" table:default-cell-style-name="Default"/>
        <table:table-column table:style-name="co21" table:number-columns-repeated="6" table:default-cell-style-name="Default"/>
        <table:table-column table:style-name="co15" table:default-cell-style-name="Default"/>
        <table:table-column table:style-name="co22" table:number-columns-repeated="6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4" table:number-columns-repeated="5" table:default-cell-style-name="Default"/>
        <table:table-column table:style-name="co15" table:default-cell-style-name="Default"/>
        <table:table-column table:style-name="co25" table:number-columns-repeated="4" table:default-cell-style-name="Default"/>
        <table:table-column table:style-name="co15" table:default-cell-style-name="Default"/>
        <table:table-column table:style-name="co26" table:number-columns-repeated="4" table:default-cell-style-name="Default"/>
        <table:table-column table:style-name="co15" table:default-cell-style-name="Default"/>
        <table:table-column table:style-name="co27" table:number-columns-repeated="4" table:default-cell-style-name="Default"/>
        <table:table-column table:style-name="co25" table:number-columns-repeated="16303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Toughness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Rough Value</text:p>
          </table:table-cell>
          <table:table-cell table:style-name="ce1" office:value-type="string" calcext:value-type="string">
            <text:p>Difficulty Threshold</text:p>
          </table:table-cell>
          <table:table-cell table:style-name="ce6" office:value-type="string" calcext:value-type="string" table:number-columns-spanned="4" table:number-rows-spanned="1">
            <text:p>First Wave</text:p>
          </table:table-cell>
          <table:covered-table-cell table:number-columns-repeated="3" table:style-name="ce1"/>
          <table:table-cell table:style-name="ce1"/>
          <table:table-cell table:style-name="ce8" office:value-type="string" calcext:value-type="string">
            <text:p>Effective DPS:</text:p>
          </table:table-cell>
          <table:table-cell table:style-name="ce1" office:value-type="string" calcext:value-type="string">
            <text:p>T0 Sword</text:p>
          </table:table-cell>
          <table:table-cell table:style-name="ce1" office:value-type="string" calcext:value-type="string">
            <text:p>T1 Sword</text:p>
          </table:table-cell>
          <table:table-cell table:style-name="ce1" office:value-type="string" calcext:value-type="string">
            <text:p>T2 Sword</text:p>
          </table:table-cell>
          <table:table-cell table:style-name="ce1" office:value-type="string" calcext:value-type="string">
            <text:p>T3 Sword</text:p>
          </table:table-cell>
          <table:table-cell table:style-name="ce1" office:value-type="string" calcext:value-type="string">
            <text:p>T4 Sword</text:p>
          </table:table-cell>
          <table:table-cell table:style-name="ce1" office:value-type="string" calcext:value-type="string">
            <text:p>T5 Sword</text:p>
          </table:table-cell>
          <table:table-cell table:style-name="ce1" office:value-type="string" calcext:value-type="string">
            <text:p>T6 Sword</text:p>
          </table:table-cell>
          <table:table-cell table:style-name="ce1" office:value-type="string" calcext:value-type="string">
            <text:p>Soldier</text:p>
          </table:table-cell>
          <table:table-cell table:style-name="ce1"/>
          <table:table-cell table:style-name="ce1" office:value-type="string" calcext:value-type="string">
            <text:p>T1 Axe</text:p>
          </table:table-cell>
          <table:table-cell table:style-name="ce1" office:value-type="string" calcext:value-type="string">
            <text:p>T2 Axe</text:p>
          </table:table-cell>
          <table:table-cell table:style-name="ce1" office:value-type="string" calcext:value-type="string">
            <text:p>T3 Axe</text:p>
          </table:table-cell>
          <table:table-cell table:style-name="ce1" office:value-type="string" calcext:value-type="string">
            <text:p>T4 Axe</text:p>
          </table:table-cell>
          <table:table-cell table:style-name="ce1" office:value-type="string" calcext:value-type="string">
            <text:p>T5 Axe</text:p>
          </table:table-cell>
          <table:table-cell table:style-name="ce1" office:value-type="string" calcext:value-type="string">
            <text:p>T6 Axe</text:p>
          </table:table-cell>
          <table:table-cell table:style-name="ce1"/>
          <table:table-cell table:style-name="ce1" office:value-type="string" calcext:value-type="string">
            <text:p>T1 Scythe</text:p>
          </table:table-cell>
          <table:table-cell table:style-name="ce1" office:value-type="string" calcext:value-type="string">
            <text:p>T2 Scythe</text:p>
          </table:table-cell>
          <table:table-cell table:style-name="ce1" office:value-type="string" calcext:value-type="string">
            <text:p>T3 Scythe</text:p>
          </table:table-cell>
          <table:table-cell table:style-name="ce1" office:value-type="string" calcext:value-type="string">
            <text:p>T4 Scythe</text:p>
          </table:table-cell>
          <table:table-cell table:style-name="ce1" office:value-type="string" calcext:value-type="string">
            <text:p>T5 Scythe</text:p>
          </table:table-cell>
          <table:table-cell table:style-name="ce1" office:value-type="string" calcext:value-type="string">
            <text:p>T6 Scythe</text:p>
          </table:table-cell>
          <table:table-cell table:style-name="ce1" office:value-type="string" calcext:value-type="string">
            <text:p>Reaper I</text:p>
          </table:table-cell>
          <table:table-cell table:style-name="ce1" office:value-type="string" calcext:value-type="string">
            <text:p>Reaper II</text:p>
          </table:table-cell>
          <table:table-cell table:style-name="ce1" office:value-type="string" calcext:value-type="string">
            <text:p>Reaper III</text:p>
          </table:table-cell>
          <table:table-cell table:style-name="ce1"/>
          <table:table-cell table:style-name="ce1" office:value-type="string" calcext:value-type="string">
            <text:p>T1 Staff</text:p>
          </table:table-cell>
          <table:table-cell table:style-name="ce1" office:value-type="string" calcext:value-type="string">
            <text:p>T2 Staff</text:p>
          </table:table-cell>
          <table:table-cell table:style-name="ce1" office:value-type="string" calcext:value-type="string">
            <text:p>T3 Staff</text:p>
          </table:table-cell>
          <table:table-cell table:style-name="ce1" office:value-type="string" calcext:value-type="string">
            <text:p>T4 Staff</text:p>
          </table:table-cell>
          <table:table-cell table:style-name="ce1" office:value-type="string" calcext:value-type="string">
            <text:p>T5 Staff</text:p>
          </table:table-cell>
          <table:table-cell table:style-name="ce1" office:value-type="string" calcext:value-type="string">
            <text:p>T6 Staff</text:p>
          </table:table-cell>
          <table:table-cell table:style-name="ce1"/>
          <table:table-cell table:style-name="ce1" office:value-type="string" calcext:value-type="string">
            <text:p>T1 Bow</text:p>
          </table:table-cell>
          <table:table-cell table:style-name="ce1" office:value-type="string" calcext:value-type="string">
            <text:p>T2 Bow</text:p>
          </table:table-cell>
          <table:table-cell table:style-name="ce1" office:value-type="string" calcext:value-type="string">
            <text:p>T3 Bow</text:p>
          </table:table-cell>
          <table:table-cell table:style-name="ce1" office:value-type="string" calcext:value-type="string">
            <text:p>T4 Bow</text:p>
          </table:table-cell>
          <table:table-cell table:style-name="ce1" office:value-type="string" calcext:value-type="string">
            <text:p>T5 Bow</text:p>
          </table:table-cell>
          <table:table-cell table:style-name="ce1" office:value-type="string" calcext:value-type="string">
            <text:p>T6 Bow</text:p>
          </table:table-cell>
          <table:table-cell table:style-name="ce1"/>
          <table:table-cell table:style-name="ce1" office:value-type="string" calcext:value-type="string">
            <text:p>T1 Crossbow</text:p>
          </table:table-cell>
          <table:table-cell table:style-name="ce1" office:value-type="string" calcext:value-type="string">
            <text:p>T2 Crossbow</text:p>
          </table:table-cell>
          <table:table-cell table:style-name="ce1" office:value-type="string" calcext:value-type="string">
            <text:p>T3 Crossbow</text:p>
          </table:table-cell>
          <table:table-cell table:style-name="ce1" office:value-type="string" calcext:value-type="string">
            <text:p>T4 Crossbow</text:p>
          </table:table-cell>
          <table:table-cell table:style-name="ce1" office:value-type="string" calcext:value-type="string">
            <text:p>T5 Crossbow</text:p>
          </table:table-cell>
          <table:table-cell table:style-name="ce1" office:value-type="string" calcext:value-type="string">
            <text:p>T6 Crossbow</text:p>
          </table:table-cell>
          <table:table-cell table:style-name="ce1"/>
          <table:table-cell table:style-name="ce1" office:value-type="string" calcext:value-type="string">
            <text:p>Effective 1S Dmg:</text:p>
          </table:table-cell>
          <table:table-cell table:style-name="ce1" office:value-type="string" calcext:value-type="string">
            <text:p>Lvl 1 doge</text:p>
          </table:table-cell>
          <table:table-cell table:style-name="ce1" office:value-type="string" calcext:value-type="string">
            <text:p>Lvl 2 doge</text:p>
          </table:table-cell>
          <table:table-cell table:style-name="ce1" office:value-type="string" calcext:value-type="string">
            <text:p>Lvl 3 doge</text:p>
          </table:table-cell>
          <table:table-cell table:style-name="ce1" office:value-type="string" calcext:value-type="string">
            <text:p>Lvl 4 doge</text:p>
          </table:table-cell>
          <table:table-cell table:style-name="ce1" office:value-type="string" calcext:value-type="string">
            <text:p>Lvl 5 doge</text:p>
          </table:table-cell>
          <table:table-cell table:style-name="ce1"/>
          <table:table-cell table:style-name="ce1" office:value-type="string" calcext:value-type="string">
            <text:p>Lvl 1 hors</text:p>
          </table:table-cell>
          <table:table-cell table:style-name="ce1" office:value-type="string" calcext:value-type="string">
            <text:p>Lvl 2 hors</text:p>
          </table:table-cell>
          <table:table-cell table:style-name="ce1" office:value-type="string" calcext:value-type="string">
            <text:p>Lvl 3 hors</text:p>
          </table:table-cell>
          <table:table-cell table:style-name="ce1" office:value-type="string" calcext:value-type="string">
            <text:p>Lvl 4 hors</text:p>
          </table:table-cell>
          <table:table-cell table:style-name="ce1"/>
          <table:table-cell table:style-name="ce1" office:value-type="string" calcext:value-type="string">
            <text:p>Lvl 1 irgl</text:p>
          </table:table-cell>
          <table:table-cell table:style-name="ce1" office:value-type="string" calcext:value-type="string">
            <text:p>Lvl 2 irgl</text:p>
          </table:table-cell>
          <table:table-cell table:style-name="ce1" office:value-type="string" calcext:value-type="string">
            <text:p>Lvl 3 irgl</text:p>
          </table:table-cell>
          <table:table-cell table:style-name="ce1" office:value-type="string" calcext:value-type="string">
            <text:p>Lvl 4 irgl</text:p>
          </table:table-cell>
          <table:table-cell table:style-name="ce1"/>
          <table:table-cell table:style-name="ce1" office:value-type="string" calcext:value-type="string">
            <text:p>Lvl 1 sngl</text:p>
          </table:table-cell>
          <table:table-cell table:style-name="ce1" office:value-type="string" calcext:value-type="string">
            <text:p>Lvl 2 sngl</text:p>
          </table:table-cell>
          <table:table-cell table:style-name="ce1" office:value-type="string" calcext:value-type="string">
            <text:p>Lvl 3 sngl</text:p>
          </table:table-cell>
          <table:table-cell table:style-name="ce1" office:value-type="string" calcext:value-type="string">
            <text:p>Lvl 4 sngl</text:p>
          </table:table-cell>
          <table:table-cell table:style-name="ce1" table:number-columns-repeated="16303"/>
        </table:table-row>
        <table:table-row table:style-name="ro1">
          <table:table-cell table:style-name="ce1"/>
          <table:table-cell table:style-name="ce3" table:number-columns-repeated="6"/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Hard</text:p>
          </table:table-cell>
          <table:table-cell table:style-name="ce3" office:value-type="string" calcext:value-type="string">
            <text:p>Insane</text:p>
          </table:table-cell>
          <table:table-cell table:style-name="ce3"/>
          <table:table-cell table:style-name="ce9" office:value-type="string" calcext:value-type="string">
            <text:p>Balanced To:</text:p>
          </table:table-cell>
          <table:table-cell table:style-name="ce10" office:value-type="string" calcext:value-type="string" table:number-columns-spanned="8" table:number-rows-spanned="1">
            <text:p>Crit</text:p>
          </table:table-cell>
          <table:covered-table-cell table:number-columns-repeated="7" table:style-name="ce3"/>
          <table:table-cell table:style-name="ce3"/>
          <table:table-cell table:style-name="ce10" office:value-type="string" calcext:value-type="string" table:number-columns-spanned="6" table:number-rows-spanned="1">
            <text:p>Crit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9" table:number-rows-spanned="1">
            <text:p>Norm</text:p>
          </table:table-cell>
          <table:covered-table-cell table:number-columns-repeated="8" table:style-name="ce3"/>
          <table:table-cell table:style-name="ce3"/>
          <table:table-cell table:style-name="ce10" office:value-type="string" calcext:value-type="string" table:number-columns-spanned="6" table:number-rows-spanned="1">
            <text:p>x=4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6" table:number-rows-spanned="1">
            <text:p>r=20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6" table:number-rows-spanned="1">
            <text:p>alpha=0.4</text:p>
          </table:table-cell>
          <table:covered-table-cell table:number-columns-repeated="5" table:style-name="ce3"/>
          <table:table-cell table:style-name="ce3" table:number-columns-repeated="163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table:style-name="ce5" table:formula="of:=([.$B3] + 3 * [.$C3]) / 10 / (1 - [.$D3] * 0.006) *POWER([.$E3]; 0.75) * [.$C$13] / 13" office:value-type="float" office:value="184.935473760995" calcext:value-type="float">
            <text:p>184.9</text:p>
          </table:table-cell>
          <table:table-cell table:style-name="ce5" office:value-type="float" office:value="0" calcext:value-type="float">
            <text:p>0.0</text:p>
          </table:table-cell>
          <table:table-cell table:style-name="ce7" table:formula="of:=COM.MICROSOFT.CEILING.MATH(LN(MAX([.$G3]*4;1))^2.5+1)" office:value-type="float" office:value="1" calcext:value-type="float">
            <text:p>1</text:p>
          </table:table-cell>
          <table:table-cell table:style-name="ce7" table:formula="of:=COM.MICROSOFT.CEILING.MATH(LN(MAX([.$G3]*3.5;1))^2.5+1)" office:value-type="float" office:value="1" calcext:value-type="float">
            <text:p>1</text:p>
          </table:table-cell>
          <table:table-cell table:style-name="ce7" table:formula="of:=COM.MICROSOFT.CEILING.MATH(LN(MAX([.$G3]*3;1))^2.5+1)" office:value-type="float" office:value="1" calcext:value-type="float">
            <text:p>1</text:p>
          </table:table-cell>
          <table:table-cell table:style-name="ce7" table:formula="of:=COM.MICROSOFT.CEILING.MATH(LN(MAX([.$G3]*2.5;1))^2.5+1)" office:value-type="float" office:value="1" calcext:value-type="float">
            <text:p>1</text:p>
          </table:table-cell>
          <table:table-cell/>
          <table:table-cell table:style-name="ce5"/>
          <table:table-cell table:style-name="ce83" table:formula="of:=MAX([$Sword.E$2] - [.$C3]; 0)*[$Sword.$F$2]" office:value-type="float" office:value="27" calcext:value-type="float">
            <text:p>27.0</text:p>
          </table:table-cell>
          <table:table-cell table:style-name="ce83" table:formula="of:=MAX([$Sword.E$3] - [.$C3]; 0)*[$Sword.$F$3]" office:value-type="float" office:value="49.875" calcext:value-type="float">
            <text:p>49.9</text:p>
          </table:table-cell>
          <table:table-cell table:style-name="ce83" table:formula="of:=MAX([$Sword.E$4] - [.$C3]; 0)*[$Sword.$F$4]" office:value-type="float" office:value="75.9375" calcext:value-type="float">
            <text:p>75.9</text:p>
          </table:table-cell>
          <table:table-cell table:style-name="ce83" table:formula="of:=MAX([$Sword.E$5] - [.$C3]; 0)*[$Sword.$F$5]" office:value-type="float" office:value="105.75" calcext:value-type="float">
            <text:p>105.8</text:p>
          </table:table-cell>
          <table:table-cell table:style-name="ce83" table:formula="of:=MAX([$Sword.E$6] - [.$C3]; 0)*[$Sword.$F$6]" office:value-type="float" office:value="141" calcext:value-type="float">
            <text:p>141.0</text:p>
          </table:table-cell>
          <table:table-cell table:style-name="ce83" table:formula="of:=MAX([$Sword.E$7] - [.$C3]; 0)*[$Sword.$F$7]" office:value-type="float" office:value="178.6875" calcext:value-type="float">
            <text:p>178.7</text:p>
          </table:table-cell>
          <table:table-cell table:style-name="ce83" table:formula="of:=MAX([$Sword.E$8] - [.$C3]; 0)*[$Sword.$F$8]" office:value-type="float" office:value="219.375" calcext:value-type="float">
            <text:p>219.4</text:p>
          </table:table-cell>
          <table:table-cell table:style-name="ce83" table:formula="of:=MAX([$Sword.E$9] - [.$C3]; 0)*[$Sword.$F$9]" office:value-type="float" office:value="40.5" calcext:value-type="float">
            <text:p>40.5</text:p>
          </table:table-cell>
          <table:table-cell table:style-name="ce84"/>
          <table:table-cell table:style-name="ce83" table:formula="of:=MAX([$Axe.E$2] - [.$C3]/2; 0)*MAX(1 - [.$D3]/200;0)*[$Axe.$F$2]" office:value-type="float" office:value="68.2" calcext:value-type="float">
            <text:p>68.2</text:p>
          </table:table-cell>
          <table:table-cell table:style-name="ce83" table:formula="of:=MAX([$Axe.E$3] - [.$C3]/2; 0)*MAX(1 - [.$D3]/200;0)*[$Axe.$F$3]" office:value-type="float" office:value="89.9" calcext:value-type="float">
            <text:p>89.9</text:p>
          </table:table-cell>
          <table:table-cell table:style-name="ce83" table:formula="of:=MAX([$Axe.E$4] - [.$C3]/2; 0)*MAX(1 - [.$D3]/200;0)*[$Axe.$F$4]" office:value-type="float" office:value="114.545" calcext:value-type="float">
            <text:p>114.5</text:p>
          </table:table-cell>
          <table:table-cell table:style-name="ce83" table:formula="of:=MAX([$Axe.E$5] - [.$C3]/2; 0)*MAX(1 - [.$D3]/200;0)*[$Axe.$F$5]" office:value-type="float" office:value="143.065" calcext:value-type="float">
            <text:p>143.1</text:p>
          </table:table-cell>
          <table:table-cell table:style-name="ce83" table:formula="of:=MAX([$Axe.E$6] - [.$C3]/2; 0)*MAX(1 - [.$D3]/200;0)*[$Axe.$F$6]" office:value-type="float" office:value="173.755" calcext:value-type="float">
            <text:p>173.8</text:p>
          </table:table-cell>
          <table:table-cell table:style-name="ce83" table:formula="of:=MAX([$Axe.E$7] - [.$C3]/2; 0)*MAX(1 - [.$D3]/200;0)*[$Axe.$F$7]" office:value-type="float" office:value="207.7" calcext:value-type="float">
            <text:p>207.7</text:p>
          </table:table-cell>
          <table:table-cell table:style-name="ce84"/>
          <table:table-cell table:style-name="ce83" table:formula="of:=MAX([$Scythe.D$2]; 0)*MAX(1 - [.$D3]/100;0)*[$Scythe.$F$2]" office:value-type="float" office:value="50.6" calcext:value-type="float">
            <text:p>50.6</text:p>
          </table:table-cell>
          <table:table-cell table:style-name="ce83" table:formula="of:=MAX([$Scythe.D$3]; 0)*MAX(1 - [.$D3]/100;0)*[$Scythe.$F$3]" office:value-type="float" office:value="67.1" calcext:value-type="float">
            <text:p>67.1</text:p>
          </table:table-cell>
          <table:table-cell table:style-name="ce83" table:formula="of:=MAX([$Scythe.D$4]; 0)*MAX(1 - [.$D3]/100;0)*[$Scythe.$F$4]" office:value-type="float" office:value="85.8" calcext:value-type="float">
            <text:p>85.8</text:p>
          </table:table-cell>
          <table:table-cell table:style-name="ce83" table:formula="of:=MAX([$Scythe.D$5]; 0)*MAX(1 - [.$D3]/100;0)*[$Scythe.$F$5]" office:value-type="float" office:value="107.8" calcext:value-type="float">
            <text:p>107.8</text:p>
          </table:table-cell>
          <table:table-cell table:style-name="ce83" table:formula="of:=MAX([$Scythe.D$6]; 0)*MAX(1 - [.$D3]/100;0)*[$Scythe.$F$6]" office:value-type="float" office:value="132" calcext:value-type="float">
            <text:p>132.0</text:p>
          </table:table-cell>
          <table:table-cell table:style-name="ce83" table:formula="of:=MAX([$Scythe.D$7]; 0)*MAX(1 - [.$D3]/100;0)*[$Scythe.$F$7]" office:value-type="float" office:value="158.4" calcext:value-type="float">
            <text:p>158.4</text:p>
          </table:table-cell>
          <table:table-cell table:style-name="ce83" table:formula="of:=MAX([$Scythe.D$8]; 0)*MAX(1 - [.$D3]/100;0)*[$Scythe.$F$8]" office:value-type="float" office:value="41.8" calcext:value-type="float">
            <text:p>41.8</text:p>
          </table:table-cell>
          <table:table-cell table:style-name="ce83" table:formula="of:=MAX([$Scythe.D$9]; 0)*MAX(1 - [.$D3]/100;0)*[$Scythe.$F$9]" office:value-type="float" office:value="48.4" calcext:value-type="float">
            <text:p>48.4</text:p>
          </table:table-cell>
          <table:table-cell table:style-name="ce83" table:formula="of:=MAX([$Scythe.D$10]; 0)*MAX(1 - [.$D3]/100;0)*[$Scythe.$F$10]" office:value-type="float" office:value="55" calcext:value-type="float">
            <text:p>55.0</text:p>
          </table:table-cell>
          <table:table-cell table:style-name="ce84"/>
          <table:table-cell table:style-name="ce84" table:formula="of:=MAX([$Staff.E$2]; 0)*[$Staff.$F$2]" office:value-type="float" office:value="73.6" calcext:value-type="float">
            <text:p>73.6</text:p>
          </table:table-cell>
          <table:table-cell table:style-name="ce84" table:formula="of:=MAX([$Staff.E$3]; 0)*[$Staff.$F$3]" office:value-type="float" office:value="100" calcext:value-type="float">
            <text:p>100</text:p>
          </table:table-cell>
          <table:table-cell table:style-name="ce84" table:formula="of:=MAX([$Staff.E$4]; 0)*[$Staff.$F$4]" office:value-type="float" office:value="128" calcext:value-type="float">
            <text:p>128</text:p>
          </table:table-cell>
          <table:table-cell table:style-name="ce84" table:formula="of:=MAX([$Staff.E$5]; 0)*[$Staff.$F$5]" office:value-type="float" office:value="160.8" calcext:value-type="float">
            <text:p>160.8</text:p>
          </table:table-cell>
          <table:table-cell table:style-name="ce84" table:formula="of:=MAX([$Staff.E$6]; 0)*[$Staff.$F$6]" office:value-type="float" office:value="196" calcext:value-type="float">
            <text:p>196</text:p>
          </table:table-cell>
          <table:table-cell table:style-name="ce84" table:formula="of:=MAX([$Staff.E$7]; 0)*[$Staff.$F$7]" office:value-type="float" office:value="235.2" calcext:value-type="float">
            <text:p>235.2</text:p>
          </table:table-cell>
          <table:table-cell table:style-name="ce84"/>
          <table:table-cell table:style-name="ce83" table:formula="of:=MAX([$Bow.E$2] - [.$C3]; 0)*MAX(1 - [.$D3]/100;0)*[$Bow.$F$2]" office:value-type="float" office:value="48.3506696016115" calcext:value-type="float">
            <text:p>48.4</text:p>
          </table:table-cell>
          <table:table-cell table:style-name="ce83" table:formula="of:=MAX([$Bow.E$3] - [.$C3]; 0)*MAX(1 - [.$D3]/100;0)*[$Bow.$F$3]" office:value-type="float" office:value="67.3392776878437" calcext:value-type="float">
            <text:p>67.3</text:p>
          </table:table-cell>
          <table:table-cell table:style-name="ce83" table:formula="of:=MAX([$Bow.E$4] - [.$C3]; 0)*MAX(1 - [.$D3]/100;0)*[$Bow.$F$4]" office:value-type="float" office:value="84.2180404311613" calcext:value-type="float">
            <text:p>84.2</text:p>
          </table:table-cell>
          <table:table-cell table:style-name="ce83" table:formula="of:=MAX([$Bow.E$5] - [.$C3]; 0)*MAX(1 - [.$D3]/100;0)*[$Bow.$F$5]" office:value-type="float" office:value="107.426339203223" calcext:value-type="float">
            <text:p>107.4</text:p>
          </table:table-cell>
          <table:table-cell table:style-name="ce83" table:formula="of:=MAX([$Bow.E$6] - [.$C3]; 0)*MAX(1 - [.$D3]/100;0)*[$Bow.$F$6]" office:value-type="float" office:value="130.634637975285" calcext:value-type="float">
            <text:p>130.6</text:p>
          </table:table-cell>
          <table:table-cell table:style-name="ce83" table:formula="of:=MAX([$Bow.E$7] - [.$C3]; 0)*MAX(1 - [.$D3]/100;0)*[$Bow.$F$7]" office:value-type="float" office:value="158.062627433176" calcext:value-type="float">
            <text:p>158.1</text:p>
          </table:table-cell>
          <table:table-cell table:style-name="ce84"/>
          <table:table-cell table:style-name="ce83" table:formula="of:=MAX([$Crossbow.E$2] - [.$C3]/2; 0)*MAX(1 - [.$D3]/200;0)*[$Crossbow.$F$2]" office:value-type="float" office:value="72.4625" calcext:value-type="float">
            <text:p>72.5</text:p>
          </table:table-cell>
          <table:table-cell table:style-name="ce83" table:formula="of:=MAX([$Crossbow.E$3] - [.$C3]/2; 0)*MAX(1 - [.$D3]/200;0)*[$Crossbow.$F$3]" office:value-type="float" office:value="95.51875" calcext:value-type="float">
            <text:p>95.5</text:p>
          </table:table-cell>
          <table:table-cell table:style-name="ce83" table:formula="of:=MAX([$Crossbow.E$4] - [.$C3]/2; 0)*MAX(1 - [.$D3]/200;0)*[$Crossbow.$F$4]" office:value-type="float" office:value="122.0005" calcext:value-type="float">
            <text:p>122.0</text:p>
          </table:table-cell>
          <table:table-cell table:style-name="ce83" table:formula="of:=MAX([$Crossbow.E$5] - [.$C3]/2; 0)*MAX(1 - [.$D3]/200;0)*[$Crossbow.$F$5]" office:value-type="float" office:value="151.5125" calcext:value-type="float">
            <text:p>151.5</text:p>
          </table:table-cell>
          <table:table-cell table:style-name="ce83" table:formula="of:=MAX([$Crossbow.E$6] - [.$C3]/2; 0)*MAX(1 - [.$D3]/200;0)*[$Crossbow.$F$6]" office:value-type="float" office:value="184.858425" calcext:value-type="float">
            <text:p>184.9</text:p>
          </table:table-cell>
          <table:table-cell table:style-name="ce83" table:formula="of:=MAX([$Crossbow.E$7] - [.$C3]/2; 0)*MAX(1 - [.$D3]/200;0)*[$Crossbow.$F$7]" office:value-type="float" office:value="220.662805" calcext:value-type="float">
            <text:p>220.7</text:p>
          </table:table-cell>
          <table:table-cell table:number-columns-repeated="2"/>
          <table:table-cell table:style-name="ce85" table:formula="of:=MAX([$doge.E$3] - [.$C3]; 0)" office:value-type="float" office:value="0" calcext:value-type="float">
            <text:p>0</text:p>
          </table:table-cell>
          <table:table-cell table:style-name="ce85" table:formula="of:=MAX([$doge.$E$4] - [.$C3]; 0)" office:value-type="float" office:value="5" calcext:value-type="float">
            <text:p>5</text:p>
          </table:table-cell>
          <table:table-cell table:style-name="ce85" table:formula="of:=MAX([$doge.$E$5] - [.$C3]; 0)" office:value-type="float" office:value="10" calcext:value-type="float">
            <text:p>10</text:p>
          </table:table-cell>
          <table:table-cell table:style-name="ce85" table:formula="of:=MAX([$doge.$E$6] - [.$C3]; 0)" office:value-type="float" office:value="15" calcext:value-type="float">
            <text:p>15</text:p>
          </table:table-cell>
          <table:table-cell table:style-name="ce85" table:formula="of:=MAX([$doge.$E$7] - [.$C3]; 0)" office:value-type="float" office:value="20" calcext:value-type="float">
            <text:p>20</text:p>
          </table:table-cell>
          <table:table-cell table:style-name="ce85"/>
          <table:table-cell table:style-name="ce86" table:formula="of:=MAX([$hors.$E$3] - [.$C3]/2; 0)*MAX(1 - [.$D3]/200;0)" office:value-type="float" office:value="46.5" calcext:value-type="float">
            <text:p>46.5</text:p>
          </table:table-cell>
          <table:table-cell table:style-name="ce86" table:formula="of:=MAX([$hors.$E$4] - [.$C3]/2; 0)*MAX(1 - [.$D3]/200;0)" office:value-type="float" office:value="58.125" calcext:value-type="float">
            <text:p>58.1</text:p>
          </table:table-cell>
          <table:table-cell table:style-name="ce86" table:formula="of:=MAX([$hors.$E$5] - [.$C3]/2; 0)*MAX(1 - [.$D3]/200;0)" office:value-type="float" office:value="77.5" calcext:value-type="float">
            <text:p>77.5</text:p>
          </table:table-cell>
          <table:table-cell table:style-name="ce86" table:formula="of:=MAX([$hors.$E$6] - [.$C3]/2; 0)*MAX(1 - [.$D3]/200;0)" office:value-type="float" office:value="96.875" calcext:value-type="float">
            <text:p>96.9</text:p>
          </table:table-cell>
          <table:table-cell table:style-name="ce85"/>
          <table:table-cell table:style-name="ce86" table:formula="of:=MAX([$irgl.$E$3] - [.$C3]; 0)*MAX(1 - [.$D3]/100;0)" office:value-type="float" office:value="93.5" calcext:value-type="float">
            <text:p>93.5</text:p>
          </table:table-cell>
          <table:table-cell table:style-name="ce86" table:formula="of:=MAX([$irgl.$E$4] - [.$C3]; 0)*MAX(1 - [.$D3]/100;0)" office:value-type="float" office:value="107.25" calcext:value-type="float">
            <text:p>107.3</text:p>
          </table:table-cell>
          <table:table-cell table:style-name="ce86" table:formula="of:=MAX([$irgl.$E$5] - [.$C3]; 0)*MAX(1 - [.$D3]/100;0)" office:value-type="float" office:value="126.5" calcext:value-type="float">
            <text:p>126.5</text:p>
          </table:table-cell>
          <table:table-cell table:style-name="ce86" table:formula="of:=MAX([$irgl.$E$6] - [.$C3]; 0)*MAX(1 - [.$D3]/100;0)" office:value-type="float" office:value="148.5" calcext:value-type="float">
            <text:p>148.5</text:p>
          </table:table-cell>
          <table:table-cell table:style-name="ce85"/>
          <table:table-cell table:style-name="ce86" table:formula="of:=MAX([$sngl.$E$3]; 0)*MAX(1 - [.$D3]/100;0)" office:value-type="float" office:value="66" calcext:value-type="float">
            <text:p>66.0</text:p>
          </table:table-cell>
          <table:table-cell table:style-name="ce86" table:formula="of:=MAX([$sngl.$E$4]; 0)*MAX(1 - [.$D3]/100;0)" office:value-type="float" office:value="77" calcext:value-type="float">
            <text:p>77.0</text:p>
          </table:table-cell>
          <table:table-cell table:style-name="ce86" table:formula="of:=MAX([$sngl.$E$5]; 0)*MAX(1 - [.$D3]/100;0)" office:value-type="float" office:value="93.5" calcext:value-type="float">
            <text:p>93.5</text:p>
          </table:table-cell>
          <table:table-cell table:style-name="ce86" table:formula="of:=MAX([$sngl.$E$6]; 0)*MAX(1 - [.$D3]/100;0)" office:value-type="float" office:value="110" calcext:value-type="float">
            <text:p>110.0</text:p>
          </table:table-cell>
          <table:table-cell table:number-columns-repeated="163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table:style-name="ce5" table:formula="of:=([.$B4] + 3 * [.$C4]) / 10 / (1 - [.$D4] * 0.006) *POWER([.$E4]; 0.75) * [.$C$13] / 13" office:value-type="float" office:value="262.69500620117" calcext:value-type="float">
            <text:p>262.7</text:p>
          </table:table-cell>
          <table:table-cell table:style-name="ce5" office:value-type="float" office:value="4" calcext:value-type="float">
            <text:p>4.0</text:p>
          </table:table-cell>
          <table:table-cell table:style-name="ce7" table:formula="of:=COM.MICROSOFT.CEILING.MATH(LN(MAX([.$G4]*4;1))^2.5+1)" office:value-type="float" office:value="14" calcext:value-type="float">
            <text:p>14</text:p>
          </table:table-cell>
          <table:table-cell table:style-name="ce7" table:formula="of:=COM.MICROSOFT.CEILING.MATH(LN(MAX([.$G4]*3.5;1))^2.5+1)" office:value-type="float" office:value="13" calcext:value-type="float">
            <text:p>13</text:p>
          </table:table-cell>
          <table:table-cell table:style-name="ce7" table:formula="of:=COM.MICROSOFT.CEILING.MATH(LN(MAX([.$G4]*3;1))^2.5+1)" office:value-type="float" office:value="11" calcext:value-type="float">
            <text:p>11</text:p>
          </table:table-cell>
          <table:table-cell table:style-name="ce7" table:formula="of:=COM.MICROSOFT.CEILING.MATH(LN(MAX([.$G4]*2.5;1))^2.5+1)" office:value-type="float" office:value="10" calcext:value-type="float">
            <text:p>10</text:p>
          </table:table-cell>
          <table:table-cell/>
          <table:table-cell table:style-name="ce5"/>
          <table:table-cell table:style-name="ce83" table:formula="of:=MAX([$Sword.E$2] - [.$C4]; 0)*[$Sword.$F$2]" office:value-type="float" office:value="27" calcext:value-type="float">
            <text:p>27.0</text:p>
          </table:table-cell>
          <table:table-cell table:style-name="ce83" table:formula="of:=MAX([$Sword.E$3] - [.$C4]; 0)*[$Sword.$F$3]" office:value-type="float" office:value="49.875" calcext:value-type="float">
            <text:p>49.9</text:p>
          </table:table-cell>
          <table:table-cell table:style-name="ce83" table:formula="of:=MAX([$Sword.E$4] - [.$C4]; 0)*[$Sword.$F$4]" office:value-type="float" office:value="75.9375" calcext:value-type="float">
            <text:p>75.9</text:p>
          </table:table-cell>
          <table:table-cell table:style-name="ce83" table:formula="of:=MAX([$Sword.E$5] - [.$C4]; 0)*[$Sword.$F$5]" office:value-type="float" office:value="105.75" calcext:value-type="float">
            <text:p>105.8</text:p>
          </table:table-cell>
          <table:table-cell table:style-name="ce83" table:formula="of:=MAX([$Sword.E$6] - [.$C4]; 0)*[$Sword.$F$6]" office:value-type="float" office:value="141" calcext:value-type="float">
            <text:p>141.0</text:p>
          </table:table-cell>
          <table:table-cell table:style-name="ce83" table:formula="of:=MAX([$Sword.E$7] - [.$C4]; 0)*[$Sword.$F$7]" office:value-type="float" office:value="178.6875" calcext:value-type="float">
            <text:p>178.7</text:p>
          </table:table-cell>
          <table:table-cell table:style-name="ce83" table:formula="of:=MAX([$Sword.E$8] - [.$C4]; 0)*[$Sword.$F$8]" office:value-type="float" office:value="219.375" calcext:value-type="float">
            <text:p>219.4</text:p>
          </table:table-cell>
          <table:table-cell table:style-name="ce83" table:formula="of:=MAX([$Sword.E$9] - [.$C4]; 0)*[$Sword.$F$9]" office:value-type="float" office:value="40.5" calcext:value-type="float">
            <text:p>40.5</text:p>
          </table:table-cell>
          <table:table-cell table:style-name="ce84"/>
          <table:table-cell table:style-name="ce83" table:formula="of:=MAX([$Axe.E$2] - [.$C4]/2; 0)*MAX(1 - [.$D4]/200;0)*[$Axe.$F$2]" office:value-type="float" office:value="67.32" calcext:value-type="float">
            <text:p>67.3</text:p>
          </table:table-cell>
          <table:table-cell table:style-name="ce83" table:formula="of:=MAX([$Axe.E$3] - [.$C4]/2; 0)*MAX(1 - [.$D4]/200;0)*[$Axe.$F$3]" office:value-type="float" office:value="88.74" calcext:value-type="float">
            <text:p>88.7</text:p>
          </table:table-cell>
          <table:table-cell table:style-name="ce83" table:formula="of:=MAX([$Axe.E$4] - [.$C4]/2; 0)*MAX(1 - [.$D4]/200;0)*[$Axe.$F$4]" office:value-type="float" office:value="113.067" calcext:value-type="float">
            <text:p>113.1</text:p>
          </table:table-cell>
          <table:table-cell table:style-name="ce83" table:formula="of:=MAX([$Axe.E$5] - [.$C4]/2; 0)*MAX(1 - [.$D4]/200;0)*[$Axe.$F$5]" office:value-type="float" office:value="141.219" calcext:value-type="float">
            <text:p>141.2</text:p>
          </table:table-cell>
          <table:table-cell table:style-name="ce83" table:formula="of:=MAX([$Axe.E$6] - [.$C4]/2; 0)*MAX(1 - [.$D4]/200;0)*[$Axe.$F$6]" office:value-type="float" office:value="171.513" calcext:value-type="float">
            <text:p>171.5</text:p>
          </table:table-cell>
          <table:table-cell table:style-name="ce83" table:formula="of:=MAX([$Axe.E$7] - [.$C4]/2; 0)*MAX(1 - [.$D4]/200;0)*[$Axe.$F$7]" office:value-type="float" office:value="205.02" calcext:value-type="float">
            <text:p>205.0</text:p>
          </table:table-cell>
          <table:table-cell table:style-name="ce84"/>
          <table:table-cell table:style-name="ce83" table:formula="of:=MAX([$Scythe.D$2]; 0)*MAX(1 - [.$D4]/100;0)*[$Scythe.$F$2]" office:value-type="float" office:value="48.76" calcext:value-type="float">
            <text:p>48.8</text:p>
          </table:table-cell>
          <table:table-cell table:style-name="ce83" table:formula="of:=MAX([$Scythe.D$3]; 0)*MAX(1 - [.$D4]/100;0)*[$Scythe.$F$3]" office:value-type="float" office:value="64.66" calcext:value-type="float">
            <text:p>64.7</text:p>
          </table:table-cell>
          <table:table-cell table:style-name="ce83" table:formula="of:=MAX([$Scythe.D$4]; 0)*MAX(1 - [.$D4]/100;0)*[$Scythe.$F$4]" office:value-type="float" office:value="82.68" calcext:value-type="float">
            <text:p>82.7</text:p>
          </table:table-cell>
          <table:table-cell table:style-name="ce83" table:formula="of:=MAX([$Scythe.D$5]; 0)*MAX(1 - [.$D4]/100;0)*[$Scythe.$F$5]" office:value-type="float" office:value="103.88" calcext:value-type="float">
            <text:p>103.9</text:p>
          </table:table-cell>
          <table:table-cell table:style-name="ce83" table:formula="of:=MAX([$Scythe.D$6]; 0)*MAX(1 - [.$D4]/100;0)*[$Scythe.$F$6]" office:value-type="float" office:value="127.2" calcext:value-type="float">
            <text:p>127.2</text:p>
          </table:table-cell>
          <table:table-cell table:style-name="ce83" table:formula="of:=MAX([$Scythe.D$7]; 0)*MAX(1 - [.$D4]/100;0)*[$Scythe.$F$7]" office:value-type="float" office:value="152.64" calcext:value-type="float">
            <text:p>152.6</text:p>
          </table:table-cell>
          <table:table-cell table:style-name="ce83" table:formula="of:=MAX([$Scythe.D$8]; 0)*MAX(1 - [.$D4]/100;0)*[$Scythe.$F$8]" office:value-type="float" office:value="40.28" calcext:value-type="float">
            <text:p>40.3</text:p>
          </table:table-cell>
          <table:table-cell table:style-name="ce83" table:formula="of:=MAX([$Scythe.D$9]; 0)*MAX(1 - [.$D4]/100;0)*[$Scythe.$F$9]" office:value-type="float" office:value="46.64" calcext:value-type="float">
            <text:p>46.6</text:p>
          </table:table-cell>
          <table:table-cell table:style-name="ce83" table:formula="of:=MAX([$Scythe.D$10]; 0)*MAX(1 - [.$D4]/100;0)*[$Scythe.$F$10]" office:value-type="float" office:value="53" calcext:value-type="float">
            <text:p>53.0</text:p>
          </table:table-cell>
          <table:table-cell table:style-name="ce84"/>
          <table:table-cell table:style-name="ce84" table:formula="of:=MAX([$Staff.E$2]; 0)*[$Staff.$F$2]" office:value-type="float" office:value="73.6" calcext:value-type="float">
            <text:p>73.6</text:p>
          </table:table-cell>
          <table:table-cell table:style-name="ce84" table:formula="of:=MAX([$Staff.E$3]; 0)*[$Staff.$F$3]" office:value-type="float" office:value="100" calcext:value-type="float">
            <text:p>100</text:p>
          </table:table-cell>
          <table:table-cell table:style-name="ce84" table:formula="of:=MAX([$Staff.E$4]; 0)*[$Staff.$F$4]" office:value-type="float" office:value="128" calcext:value-type="float">
            <text:p>128</text:p>
          </table:table-cell>
          <table:table-cell table:style-name="ce84" table:formula="of:=MAX([$Staff.E$5]; 0)*[$Staff.$F$5]" office:value-type="float" office:value="160.8" calcext:value-type="float">
            <text:p>160.8</text:p>
          </table:table-cell>
          <table:table-cell table:style-name="ce84" table:formula="of:=MAX([$Staff.E$6]; 0)*[$Staff.$F$6]" office:value-type="float" office:value="196" calcext:value-type="float">
            <text:p>196</text:p>
          </table:table-cell>
          <table:table-cell table:style-name="ce84" table:formula="of:=MAX([$Staff.E$7]; 0)*[$Staff.$F$7]" office:value-type="float" office:value="235.2" calcext:value-type="float">
            <text:p>235.2</text:p>
          </table:table-cell>
          <table:table-cell table:style-name="ce84"/>
          <table:table-cell table:style-name="ce83" table:formula="of:=MAX([$Bow.E$2] - [.$C4]; 0)*MAX(1 - [.$D4]/100;0)*[$Bow.$F$2]" office:value-type="float" office:value="46.5924634342802" calcext:value-type="float">
            <text:p>46.6</text:p>
          </table:table-cell>
          <table:table-cell table:style-name="ce83" table:formula="of:=MAX([$Bow.E$3] - [.$C4]; 0)*MAX(1 - [.$D4]/100;0)*[$Bow.$F$3]" office:value-type="float" office:value="64.890576681013" calcext:value-type="float">
            <text:p>64.9</text:p>
          </table:table-cell>
          <table:table-cell table:style-name="ce83" table:formula="of:=MAX([$Bow.E$4] - [.$C4]; 0)*MAX(1 - [.$D4]/100;0)*[$Bow.$F$4]" office:value-type="float" office:value="81.1555662336645" calcext:value-type="float">
            <text:p>81.2</text:p>
          </table:table-cell>
          <table:table-cell table:style-name="ce83" table:formula="of:=MAX([$Bow.E$5] - [.$C4]; 0)*MAX(1 - [.$D4]/100;0)*[$Bow.$F$5]" office:value-type="float" office:value="103.51992686856" calcext:value-type="float">
            <text:p>103.5</text:p>
          </table:table-cell>
          <table:table-cell table:style-name="ce83" table:formula="of:=MAX([$Bow.E$6] - [.$C4]; 0)*MAX(1 - [.$D4]/100;0)*[$Bow.$F$6]" office:value-type="float" office:value="125.884287503456" calcext:value-type="float">
            <text:p>125.9</text:p>
          </table:table-cell>
          <table:table-cell table:style-name="ce83" table:formula="of:=MAX([$Bow.E$7] - [.$C4]; 0)*MAX(1 - [.$D4]/100;0)*[$Bow.$F$7]" office:value-type="float" office:value="152.314895526515" calcext:value-type="float">
            <text:p>152.3</text:p>
          </table:table-cell>
          <table:table-cell table:style-name="ce84"/>
          <table:table-cell table:style-name="ce83" table:formula="of:=MAX([$Crossbow.E$2] - [.$C4]/2; 0)*MAX(1 - [.$D4]/200;0)*[$Crossbow.$F$2]" office:value-type="float" office:value="71.5275" calcext:value-type="float">
            <text:p>71.5</text:p>
          </table:table-cell>
          <table:table-cell table:style-name="ce83" table:formula="of:=MAX([$Crossbow.E$3] - [.$C4]/2; 0)*MAX(1 - [.$D4]/200;0)*[$Crossbow.$F$3]" office:value-type="float" office:value="94.28625" calcext:value-type="float">
            <text:p>94.3</text:p>
          </table:table-cell>
          <table:table-cell table:style-name="ce83" table:formula="of:=MAX([$Crossbow.E$4] - [.$C4]/2; 0)*MAX(1 - [.$D4]/200;0)*[$Crossbow.$F$4]" office:value-type="float" office:value="120.4263" calcext:value-type="float">
            <text:p>120.4</text:p>
          </table:table-cell>
          <table:table-cell table:style-name="ce83" table:formula="of:=MAX([$Crossbow.E$5] - [.$C4]/2; 0)*MAX(1 - [.$D4]/200;0)*[$Crossbow.$F$5]" office:value-type="float" office:value="149.5575" calcext:value-type="float">
            <text:p>149.6</text:p>
          </table:table-cell>
          <table:table-cell table:style-name="ce83" table:formula="of:=MAX([$Crossbow.E$6] - [.$C4]/2; 0)*MAX(1 - [.$D4]/200;0)*[$Crossbow.$F$6]" office:value-type="float" office:value="182.473155" calcext:value-type="float">
            <text:p>182.5</text:p>
          </table:table-cell>
          <table:table-cell table:style-name="ce83" table:formula="of:=MAX([$Crossbow.E$7] - [.$C4]/2; 0)*MAX(1 - [.$D4]/200;0)*[$Crossbow.$F$7]" office:value-type="float" office:value="217.815543" calcext:value-type="float">
            <text:p>217.8</text:p>
          </table:table-cell>
          <table:table-cell table:number-columns-repeated="2"/>
          <table:table-cell table:style-name="ce85" table:formula="of:=MAX([$doge.E$3] - [.$C4]; 0)" office:value-type="float" office:value="0" calcext:value-type="float">
            <text:p>0</text:p>
          </table:table-cell>
          <table:table-cell table:style-name="ce85" table:formula="of:=MAX([$doge.$E$4] - [.$C4]; 0)" office:value-type="float" office:value="5" calcext:value-type="float">
            <text:p>5</text:p>
          </table:table-cell>
          <table:table-cell table:style-name="ce85" table:formula="of:=MAX([$doge.$E$5] - [.$C4]; 0)" office:value-type="float" office:value="10" calcext:value-type="float">
            <text:p>10</text:p>
          </table:table-cell>
          <table:table-cell table:style-name="ce85" table:formula="of:=MAX([$doge.$E$6] - [.$C4]; 0)" office:value-type="float" office:value="15" calcext:value-type="float">
            <text:p>15</text:p>
          </table:table-cell>
          <table:table-cell table:style-name="ce85" table:formula="of:=MAX([$doge.$E$7] - [.$C4]; 0)" office:value-type="float" office:value="20" calcext:value-type="float">
            <text:p>20</text:p>
          </table:table-cell>
          <table:table-cell table:style-name="ce85"/>
          <table:table-cell table:style-name="ce86" table:formula="of:=MAX([$hors.$E$3] - [.$C4]/2; 0)*MAX(1 - [.$D4]/200;0)" office:value-type="float" office:value="45.9" calcext:value-type="float">
            <text:p>45.9</text:p>
          </table:table-cell>
          <table:table-cell table:style-name="ce86" table:formula="of:=MAX([$hors.$E$4] - [.$C4]/2; 0)*MAX(1 - [.$D4]/200;0)" office:value-type="float" office:value="57.375" calcext:value-type="float">
            <text:p>57.4</text:p>
          </table:table-cell>
          <table:table-cell table:style-name="ce86" table:formula="of:=MAX([$hors.$E$5] - [.$C4]/2; 0)*MAX(1 - [.$D4]/200;0)" office:value-type="float" office:value="76.5" calcext:value-type="float">
            <text:p>76.5</text:p>
          </table:table-cell>
          <table:table-cell table:style-name="ce86" table:formula="of:=MAX([$hors.$E$6] - [.$C4]/2; 0)*MAX(1 - [.$D4]/200;0)" office:value-type="float" office:value="95.625" calcext:value-type="float">
            <text:p>95.6</text:p>
          </table:table-cell>
          <table:table-cell table:style-name="ce85"/>
          <table:table-cell table:style-name="ce86" table:formula="of:=MAX([$irgl.$E$3] - [.$C4]; 0)*MAX(1 - [.$D4]/100;0)" office:value-type="float" office:value="90.1" calcext:value-type="float">
            <text:p>90.1</text:p>
          </table:table-cell>
          <table:table-cell table:style-name="ce86" table:formula="of:=MAX([$irgl.$E$4] - [.$C4]; 0)*MAX(1 - [.$D4]/100;0)" office:value-type="float" office:value="103.35" calcext:value-type="float">
            <text:p>103.4</text:p>
          </table:table-cell>
          <table:table-cell table:style-name="ce86" table:formula="of:=MAX([$irgl.$E$5] - [.$C4]; 0)*MAX(1 - [.$D4]/100;0)" office:value-type="float" office:value="121.9" calcext:value-type="float">
            <text:p>121.9</text:p>
          </table:table-cell>
          <table:table-cell table:style-name="ce86" table:formula="of:=MAX([$irgl.$E$6] - [.$C4]; 0)*MAX(1 - [.$D4]/100;0)" office:value-type="float" office:value="143.1" calcext:value-type="float">
            <text:p>143.1</text:p>
          </table:table-cell>
          <table:table-cell table:style-name="ce85"/>
          <table:table-cell table:style-name="ce86" table:formula="of:=MAX([$sngl.$E$3]; 0)*MAX(1 - [.$D4]/100;0)" office:value-type="float" office:value="63.6" calcext:value-type="float">
            <text:p>63.6</text:p>
          </table:table-cell>
          <table:table-cell table:style-name="ce86" table:formula="of:=MAX([$sngl.$E$4]; 0)*MAX(1 - [.$D4]/100;0)" office:value-type="float" office:value="74.2" calcext:value-type="float">
            <text:p>74.2</text:p>
          </table:table-cell>
          <table:table-cell table:style-name="ce86" table:formula="of:=MAX([$sngl.$E$5]; 0)*MAX(1 - [.$D4]/100;0)" office:value-type="float" office:value="90.1" calcext:value-type="float">
            <text:p>90.1</text:p>
          </table:table-cell>
          <table:table-cell table:style-name="ce86" table:formula="of:=MAX([$sngl.$E$6]; 0)*MAX(1 - [.$D4]/100;0)" office:value-type="float" office:value="106" calcext:value-type="float">
            <text:p>106.0</text:p>
          </table:table-cell>
          <table:table-cell table:number-columns-repeated="163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0" calcext:value-type="float">
            <text:p>360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00" calcext:value-type="float">
            <text:p>300</text:p>
          </table:table-cell>
          <table:table-cell table:style-name="ce5" table:formula="of:=([.$B5] + 3 * [.$C5]) / 10 / (1 - [.$D5] * 0.006) *POWER([.$E5]; 0.75) * [.$C$13] / 13" office:value-type="float" office:value="352.158347389795" calcext:value-type="float">
            <text:p>352.2</text:p>
          </table:table-cell>
          <table:table-cell table:style-name="ce5" office:value-type="float" office:value="7" calcext:value-type="float">
            <text:p>7.0</text:p>
          </table:table-cell>
          <table:table-cell table:style-name="ce7" table:formula="of:=COM.MICROSOFT.CEILING.MATH(LN(MAX([.$G5]*4;1))^2.5+1)" office:value-type="float" office:value="22" calcext:value-type="float">
            <text:p>22</text:p>
          </table:table-cell>
          <table:table-cell table:style-name="ce7" table:formula="of:=COM.MICROSOFT.CEILING.MATH(LN(MAX([.$G5]*3.5;1))^2.5+1)" office:value-type="float" office:value="20" calcext:value-type="float">
            <text:p>20</text:p>
          </table:table-cell>
          <table:table-cell table:style-name="ce7" table:formula="of:=COM.MICROSOFT.CEILING.MATH(LN(MAX([.$G5]*3;1))^2.5+1)" office:value-type="float" office:value="18" calcext:value-type="float">
            <text:p>18</text:p>
          </table:table-cell>
          <table:table-cell table:style-name="ce7" table:formula="of:=COM.MICROSOFT.CEILING.MATH(LN(MAX([.$G5]*2.5;1))^2.5+1)" office:value-type="float" office:value="15" calcext:value-type="float">
            <text:p>15</text:p>
          </table:table-cell>
          <table:table-cell/>
          <table:table-cell table:style-name="ce5"/>
          <table:table-cell table:style-name="ce83" table:formula="of:=MAX([$Sword.E$2] - [.$C5]; 0)*[$Sword.$F$2]" office:value-type="float" office:value="24" calcext:value-type="float">
            <text:p>24.0</text:p>
          </table:table-cell>
          <table:table-cell table:style-name="ce83" table:formula="of:=MAX([$Sword.E$3] - [.$C5]; 0)*[$Sword.$F$3]" office:value-type="float" office:value="46.875" calcext:value-type="float">
            <text:p>46.9</text:p>
          </table:table-cell>
          <table:table-cell table:style-name="ce83" table:formula="of:=MAX([$Sword.E$4] - [.$C5]; 0)*[$Sword.$F$4]" office:value-type="float" office:value="72.9375" calcext:value-type="float">
            <text:p>72.9</text:p>
          </table:table-cell>
          <table:table-cell table:style-name="ce83" table:formula="of:=MAX([$Sword.E$5] - [.$C5]; 0)*[$Sword.$F$5]" office:value-type="float" office:value="102.75" calcext:value-type="float">
            <text:p>102.8</text:p>
          </table:table-cell>
          <table:table-cell table:style-name="ce83" table:formula="of:=MAX([$Sword.E$6] - [.$C5]; 0)*[$Sword.$F$6]" office:value-type="float" office:value="138" calcext:value-type="float">
            <text:p>138.0</text:p>
          </table:table-cell>
          <table:table-cell table:style-name="ce83" table:formula="of:=MAX([$Sword.E$7] - [.$C5]; 0)*[$Sword.$F$7]" office:value-type="float" office:value="175.6875" calcext:value-type="float">
            <text:p>175.7</text:p>
          </table:table-cell>
          <table:table-cell table:style-name="ce83" table:formula="of:=MAX([$Sword.E$8] - [.$C5]; 0)*[$Sword.$F$8]" office:value-type="float" office:value="216.375" calcext:value-type="float">
            <text:p>216.4</text:p>
          </table:table-cell>
          <table:table-cell table:style-name="ce83" table:formula="of:=MAX([$Sword.E$9] - [.$C5]; 0)*[$Sword.$F$9]" office:value-type="float" office:value="37.5" calcext:value-type="float">
            <text:p>37.5</text:p>
          </table:table-cell>
          <table:table-cell table:style-name="ce84"/>
          <table:table-cell table:style-name="ce83" table:formula="of:=MAX([$Axe.E$2] - [.$C5]/2; 0)*MAX(1 - [.$D5]/200;0)*[$Axe.$F$2]" office:value-type="float" office:value="66.708" calcext:value-type="float">
            <text:p>66.7</text:p>
          </table:table-cell>
          <table:table-cell table:style-name="ce83" table:formula="of:=MAX([$Axe.E$3] - [.$C5]/2; 0)*MAX(1 - [.$D5]/200;0)*[$Axe.$F$3]" office:value-type="float" office:value="88.128" calcext:value-type="float">
            <text:p>88.1</text:p>
          </table:table-cell>
          <table:table-cell table:style-name="ce83" table:formula="of:=MAX([$Axe.E$4] - [.$C5]/2; 0)*MAX(1 - [.$D5]/200;0)*[$Axe.$F$4]" office:value-type="float" office:value="112.455" calcext:value-type="float">
            <text:p>112.5</text:p>
          </table:table-cell>
          <table:table-cell table:style-name="ce83" table:formula="of:=MAX([$Axe.E$5] - [.$C5]/2; 0)*MAX(1 - [.$D5]/200;0)*[$Axe.$F$5]" office:value-type="float" office:value="140.607" calcext:value-type="float">
            <text:p>140.6</text:p>
          </table:table-cell>
          <table:table-cell table:style-name="ce83" table:formula="of:=MAX([$Axe.E$6] - [.$C5]/2; 0)*MAX(1 - [.$D5]/200;0)*[$Axe.$F$6]" office:value-type="float" office:value="170.901" calcext:value-type="float">
            <text:p>170.9</text:p>
          </table:table-cell>
          <table:table-cell table:style-name="ce83" table:formula="of:=MAX([$Axe.E$7] - [.$C5]/2; 0)*MAX(1 - [.$D5]/200;0)*[$Axe.$F$7]" office:value-type="float" office:value="204.408" calcext:value-type="float">
            <text:p>204.4</text:p>
          </table:table-cell>
          <table:table-cell table:style-name="ce84"/>
          <table:table-cell table:style-name="ce83" table:formula="of:=MAX([$Scythe.D$2]; 0)*MAX(1 - [.$D5]/100;0)*[$Scythe.$F$2]" office:value-type="float" office:value="48.76" calcext:value-type="float">
            <text:p>48.8</text:p>
          </table:table-cell>
          <table:table-cell table:style-name="ce83" table:formula="of:=MAX([$Scythe.D$3]; 0)*MAX(1 - [.$D5]/100;0)*[$Scythe.$F$3]" office:value-type="float" office:value="64.66" calcext:value-type="float">
            <text:p>64.7</text:p>
          </table:table-cell>
          <table:table-cell table:style-name="ce83" table:formula="of:=MAX([$Scythe.D$4]; 0)*MAX(1 - [.$D5]/100;0)*[$Scythe.$F$4]" office:value-type="float" office:value="82.68" calcext:value-type="float">
            <text:p>82.7</text:p>
          </table:table-cell>
          <table:table-cell table:style-name="ce83" table:formula="of:=MAX([$Scythe.D$5]; 0)*MAX(1 - [.$D5]/100;0)*[$Scythe.$F$5]" office:value-type="float" office:value="103.88" calcext:value-type="float">
            <text:p>103.9</text:p>
          </table:table-cell>
          <table:table-cell table:style-name="ce83" table:formula="of:=MAX([$Scythe.D$6]; 0)*MAX(1 - [.$D5]/100;0)*[$Scythe.$F$6]" office:value-type="float" office:value="127.2" calcext:value-type="float">
            <text:p>127.2</text:p>
          </table:table-cell>
          <table:table-cell table:style-name="ce83" table:formula="of:=MAX([$Scythe.D$7]; 0)*MAX(1 - [.$D5]/100;0)*[$Scythe.$F$7]" office:value-type="float" office:value="152.64" calcext:value-type="float">
            <text:p>152.6</text:p>
          </table:table-cell>
          <table:table-cell table:style-name="ce83" table:formula="of:=MAX([$Scythe.D$8]; 0)*MAX(1 - [.$D5]/100;0)*[$Scythe.$F$8]" office:value-type="float" office:value="40.28" calcext:value-type="float">
            <text:p>40.3</text:p>
          </table:table-cell>
          <table:table-cell table:style-name="ce83" table:formula="of:=MAX([$Scythe.D$9]; 0)*MAX(1 - [.$D5]/100;0)*[$Scythe.$F$9]" office:value-type="float" office:value="46.64" calcext:value-type="float">
            <text:p>46.6</text:p>
          </table:table-cell>
          <table:table-cell table:style-name="ce83" table:formula="of:=MAX([$Scythe.D$10]; 0)*MAX(1 - [.$D5]/100;0)*[$Scythe.$F$10]" office:value-type="float" office:value="53" calcext:value-type="float">
            <text:p>53.0</text:p>
          </table:table-cell>
          <table:table-cell table:style-name="ce84"/>
          <table:table-cell table:style-name="ce84" table:formula="of:=MAX([$Staff.E$2]; 0)*[$Staff.$F$2]" office:value-type="float" office:value="73.6" calcext:value-type="float">
            <text:p>73.6</text:p>
          </table:table-cell>
          <table:table-cell table:style-name="ce84" table:formula="of:=MAX([$Staff.E$3]; 0)*[$Staff.$F$3]" office:value-type="float" office:value="100" calcext:value-type="float">
            <text:p>100</text:p>
          </table:table-cell>
          <table:table-cell table:style-name="ce84" table:formula="of:=MAX([$Staff.E$4]; 0)*[$Staff.$F$4]" office:value-type="float" office:value="128" calcext:value-type="float">
            <text:p>128</text:p>
          </table:table-cell>
          <table:table-cell table:style-name="ce84" table:formula="of:=MAX([$Staff.E$5]; 0)*[$Staff.$F$5]" office:value-type="float" office:value="160.8" calcext:value-type="float">
            <text:p>160.8</text:p>
          </table:table-cell>
          <table:table-cell table:style-name="ce84" table:formula="of:=MAX([$Staff.E$6]; 0)*[$Staff.$F$6]" office:value-type="float" office:value="196" calcext:value-type="float">
            <text:p>196</text:p>
          </table:table-cell>
          <table:table-cell table:style-name="ce84" table:formula="of:=MAX([$Staff.E$7]; 0)*[$Staff.$F$7]" office:value-type="float" office:value="235.2" calcext:value-type="float">
            <text:p>235.2</text:p>
          </table:table-cell>
          <table:table-cell table:style-name="ce84"/>
          <table:table-cell table:style-name="ce83" table:formula="of:=MAX([$Bow.E$2] - [.$C5]; 0)*MAX(1 - [.$D5]/100;0)*[$Bow.$F$2]" office:value-type="float" office:value="45.9034634342802" calcext:value-type="float">
            <text:p>45.9</text:p>
          </table:table-cell>
          <table:table-cell table:style-name="ce83" table:formula="of:=MAX([$Bow.E$3] - [.$C5]; 0)*MAX(1 - [.$D5]/100;0)*[$Bow.$F$3]" office:value-type="float" office:value="64.2015766810131" calcext:value-type="float">
            <text:p>64.2</text:p>
          </table:table-cell>
          <table:table-cell table:style-name="ce83" table:formula="of:=MAX([$Bow.E$4] - [.$C5]; 0)*MAX(1 - [.$D5]/100;0)*[$Bow.$F$4]" office:value-type="float" office:value="80.4665662336645" calcext:value-type="float">
            <text:p>80.5</text:p>
          </table:table-cell>
          <table:table-cell table:style-name="ce83" table:formula="of:=MAX([$Bow.E$5] - [.$C5]; 0)*MAX(1 - [.$D5]/100;0)*[$Bow.$F$5]" office:value-type="float" office:value="102.83092686856" calcext:value-type="float">
            <text:p>102.8</text:p>
          </table:table-cell>
          <table:table-cell table:style-name="ce83" table:formula="of:=MAX([$Bow.E$6] - [.$C5]; 0)*MAX(1 - [.$D5]/100;0)*[$Bow.$F$6]" office:value-type="float" office:value="125.195287503456" calcext:value-type="float">
            <text:p>125.2</text:p>
          </table:table-cell>
          <table:table-cell table:style-name="ce83" table:formula="of:=MAX([$Bow.E$7] - [.$C5]; 0)*MAX(1 - [.$D5]/100;0)*[$Bow.$F$7]" office:value-type="float" office:value="151.625895526515" calcext:value-type="float">
            <text:p>151.6</text:p>
          </table:table-cell>
          <table:table-cell table:style-name="ce84"/>
          <table:table-cell table:style-name="ce83" table:formula="of:=MAX([$Crossbow.E$2] - [.$C5]/2; 0)*MAX(1 - [.$D5]/200;0)*[$Crossbow.$F$2]" office:value-type="float" office:value="70.87725" calcext:value-type="float">
            <text:p>70.9</text:p>
          </table:table-cell>
          <table:table-cell table:style-name="ce83" table:formula="of:=MAX([$Crossbow.E$3] - [.$C5]/2; 0)*MAX(1 - [.$D5]/200;0)*[$Crossbow.$F$3]" office:value-type="float" office:value="93.636" calcext:value-type="float">
            <text:p>93.6</text:p>
          </table:table-cell>
          <table:table-cell table:style-name="ce83" table:formula="of:=MAX([$Crossbow.E$4] - [.$C5]/2; 0)*MAX(1 - [.$D5]/200;0)*[$Crossbow.$F$4]" office:value-type="float" office:value="119.77605" calcext:value-type="float">
            <text:p>119.8</text:p>
          </table:table-cell>
          <table:table-cell table:style-name="ce83" table:formula="of:=MAX([$Crossbow.E$5] - [.$C5]/2; 0)*MAX(1 - [.$D5]/200;0)*[$Crossbow.$F$5]" office:value-type="float" office:value="148.90725" calcext:value-type="float">
            <text:p>148.9</text:p>
          </table:table-cell>
          <table:table-cell table:style-name="ce83" table:formula="of:=MAX([$Crossbow.E$6] - [.$C5]/2; 0)*MAX(1 - [.$D5]/200;0)*[$Crossbow.$F$6]" office:value-type="float" office:value="181.822905" calcext:value-type="float">
            <text:p>181.8</text:p>
          </table:table-cell>
          <table:table-cell table:style-name="ce83" table:formula="of:=MAX([$Crossbow.E$7] - [.$C5]/2; 0)*MAX(1 - [.$D5]/200;0)*[$Crossbow.$F$7]" office:value-type="float" office:value="217.165293" calcext:value-type="float">
            <text:p>217.2</text:p>
          </table:table-cell>
          <table:table-cell table:number-columns-repeated="2"/>
          <table:table-cell table:style-name="ce85" table:formula="of:=MAX([$doge.E$3] - [.$C5]; 0)" office:value-type="float" office:value="0" calcext:value-type="float">
            <text:p>0</text:p>
          </table:table-cell>
          <table:table-cell table:style-name="ce85" table:formula="of:=MAX([$doge.$E$4] - [.$C5]; 0)" office:value-type="float" office:value="3" calcext:value-type="float">
            <text:p>3</text:p>
          </table:table-cell>
          <table:table-cell table:style-name="ce85" table:formula="of:=MAX([$doge.$E$5] - [.$C5]; 0)" office:value-type="float" office:value="8" calcext:value-type="float">
            <text:p>8</text:p>
          </table:table-cell>
          <table:table-cell table:style-name="ce85" table:formula="of:=MAX([$doge.$E$6] - [.$C5]; 0)" office:value-type="float" office:value="13" calcext:value-type="float">
            <text:p>13</text:p>
          </table:table-cell>
          <table:table-cell table:style-name="ce85" table:formula="of:=MAX([$doge.$E$7] - [.$C5]; 0)" office:value-type="float" office:value="18" calcext:value-type="float">
            <text:p>18</text:p>
          </table:table-cell>
          <table:table-cell table:style-name="ce85"/>
          <table:table-cell table:style-name="ce86" table:formula="of:=MAX([$hors.$E$3] - [.$C5]/2; 0)*MAX(1 - [.$D5]/200;0)" office:value-type="float" office:value="45.135" calcext:value-type="float">
            <text:p>45.1</text:p>
          </table:table-cell>
          <table:table-cell table:style-name="ce86" table:formula="of:=MAX([$hors.$E$4] - [.$C5]/2; 0)*MAX(1 - [.$D5]/200;0)" office:value-type="float" office:value="56.61" calcext:value-type="float">
            <text:p>56.6</text:p>
          </table:table-cell>
          <table:table-cell table:style-name="ce86" table:formula="of:=MAX([$hors.$E$5] - [.$C5]/2; 0)*MAX(1 - [.$D5]/200;0)" office:value-type="float" office:value="75.735" calcext:value-type="float">
            <text:p>75.7</text:p>
          </table:table-cell>
          <table:table-cell table:style-name="ce86" table:formula="of:=MAX([$hors.$E$6] - [.$C5]/2; 0)*MAX(1 - [.$D5]/200;0)" office:value-type="float" office:value="94.86" calcext:value-type="float">
            <text:p>94.9</text:p>
          </table:table-cell>
          <table:table-cell table:style-name="ce85"/>
          <table:table-cell table:style-name="ce86" table:formula="of:=MAX([$irgl.$E$3] - [.$C5]; 0)*MAX(1 - [.$D5]/100;0)" office:value-type="float" office:value="89.04" calcext:value-type="float">
            <text:p>89.0</text:p>
          </table:table-cell>
          <table:table-cell table:style-name="ce86" table:formula="of:=MAX([$irgl.$E$4] - [.$C5]; 0)*MAX(1 - [.$D5]/100;0)" office:value-type="float" office:value="102.29" calcext:value-type="float">
            <text:p>102.3</text:p>
          </table:table-cell>
          <table:table-cell table:style-name="ce86" table:formula="of:=MAX([$irgl.$E$5] - [.$C5]; 0)*MAX(1 - [.$D5]/100;0)" office:value-type="float" office:value="120.84" calcext:value-type="float">
            <text:p>120.8</text:p>
          </table:table-cell>
          <table:table-cell table:style-name="ce86" table:formula="of:=MAX([$irgl.$E$6] - [.$C5]; 0)*MAX(1 - [.$D5]/100;0)" office:value-type="float" office:value="142.04" calcext:value-type="float">
            <text:p>142.0</text:p>
          </table:table-cell>
          <table:table-cell table:style-name="ce85"/>
          <table:table-cell table:style-name="ce86" table:formula="of:=MAX([$sngl.$E$3]; 0)*MAX(1 - [.$D5]/100;0)" office:value-type="float" office:value="63.6" calcext:value-type="float">
            <text:p>63.6</text:p>
          </table:table-cell>
          <table:table-cell table:style-name="ce86" table:formula="of:=MAX([$sngl.$E$4]; 0)*MAX(1 - [.$D5]/100;0)" office:value-type="float" office:value="74.2" calcext:value-type="float">
            <text:p>74.2</text:p>
          </table:table-cell>
          <table:table-cell table:style-name="ce86" table:formula="of:=MAX([$sngl.$E$5]; 0)*MAX(1 - [.$D5]/100;0)" office:value-type="float" office:value="90.1" calcext:value-type="float">
            <text:p>90.1</text:p>
          </table:table-cell>
          <table:table-cell table:style-name="ce86" table:formula="of:=MAX([$sngl.$E$6]; 0)*MAX(1 - [.$D5]/100;0)" office:value-type="float" office:value="106" calcext:value-type="float">
            <text:p>106.0</text:p>
          </table:table-cell>
          <table:table-cell table:number-columns-repeated="163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0" calcext:value-type="float">
            <text:p>42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60" calcext:value-type="float">
            <text:p>360</text:p>
          </table:table-cell>
          <table:table-cell table:style-name="ce5" table:formula="of:=([.$B6] + 3 * [.$C6]) / 10 / (1 - [.$D6] * 0.006) *POWER([.$E6]; 0.75) * [.$C$13] / 13" office:value-type="float" office:value="468.63550083058" calcext:value-type="float">
            <text:p>468.6</text:p>
          </table:table-cell>
          <table:table-cell table:style-name="ce5" office:value-type="float" office:value="10" calcext:value-type="float">
            <text:p>10.0</text:p>
          </table:table-cell>
          <table:table-cell table:style-name="ce7" table:formula="of:=COM.MICROSOFT.CEILING.MATH(LN(MAX([.$G6]*4;1))^2.5+1)" office:value-type="float" office:value="28" calcext:value-type="float">
            <text:p>28</text:p>
          </table:table-cell>
          <table:table-cell table:style-name="ce7" table:formula="of:=COM.MICROSOFT.CEILING.MATH(LN(MAX([.$G6]*3.5;1))^2.5+1)" office:value-type="float" office:value="25" calcext:value-type="float">
            <text:p>25</text:p>
          </table:table-cell>
          <table:table-cell table:style-name="ce7" table:formula="of:=COM.MICROSOFT.CEILING.MATH(LN(MAX([.$G6]*3;1))^2.5+1)" office:value-type="float" office:value="23" calcext:value-type="float">
            <text:p>23</text:p>
          </table:table-cell>
          <table:table-cell table:style-name="ce7" table:formula="of:=COM.MICROSOFT.CEILING.MATH(LN(MAX([.$G6]*2.5;1))^2.5+1)" office:value-type="float" office:value="20" calcext:value-type="float">
            <text:p>20</text:p>
          </table:table-cell>
          <table:table-cell/>
          <table:table-cell table:style-name="ce5"/>
          <table:table-cell table:style-name="ce83" table:formula="of:=MAX([$Sword.E$2] - [.$C6]; 0)*[$Sword.$F$2]" office:value-type="float" office:value="24" calcext:value-type="float">
            <text:p>24.0</text:p>
          </table:table-cell>
          <table:table-cell table:style-name="ce83" table:formula="of:=MAX([$Sword.E$3] - [.$C6]; 0)*[$Sword.$F$3]" office:value-type="float" office:value="46.875" calcext:value-type="float">
            <text:p>46.9</text:p>
          </table:table-cell>
          <table:table-cell table:style-name="ce83" table:formula="of:=MAX([$Sword.E$4] - [.$C6]; 0)*[$Sword.$F$4]" office:value-type="float" office:value="72.9375" calcext:value-type="float">
            <text:p>72.9</text:p>
          </table:table-cell>
          <table:table-cell table:style-name="ce83" table:formula="of:=MAX([$Sword.E$5] - [.$C6]; 0)*[$Sword.$F$5]" office:value-type="float" office:value="102.75" calcext:value-type="float">
            <text:p>102.8</text:p>
          </table:table-cell>
          <table:table-cell table:style-name="ce83" table:formula="of:=MAX([$Sword.E$6] - [.$C6]; 0)*[$Sword.$F$6]" office:value-type="float" office:value="138" calcext:value-type="float">
            <text:p>138.0</text:p>
          </table:table-cell>
          <table:table-cell table:style-name="ce83" table:formula="of:=MAX([$Sword.E$7] - [.$C6]; 0)*[$Sword.$F$7]" office:value-type="float" office:value="175.6875" calcext:value-type="float">
            <text:p>175.7</text:p>
          </table:table-cell>
          <table:table-cell table:style-name="ce83" table:formula="of:=MAX([$Sword.E$8] - [.$C6]; 0)*[$Sword.$F$8]" office:value-type="float" office:value="216.375" calcext:value-type="float">
            <text:p>216.4</text:p>
          </table:table-cell>
          <table:table-cell table:style-name="ce83" table:formula="of:=MAX([$Sword.E$9] - [.$C6]; 0)*[$Sword.$F$9]" office:value-type="float" office:value="37.5" calcext:value-type="float">
            <text:p>37.5</text:p>
          </table:table-cell>
          <table:table-cell table:style-name="ce84"/>
          <table:table-cell table:style-name="ce83" table:formula="of:=MAX([$Axe.E$2] - [.$C6]/2; 0)*MAX(1 - [.$D6]/200;0)*[$Axe.$F$2]" office:value-type="float" office:value="65.4" calcext:value-type="float">
            <text:p>65.4</text:p>
          </table:table-cell>
          <table:table-cell table:style-name="ce83" table:formula="of:=MAX([$Axe.E$3] - [.$C6]/2; 0)*MAX(1 - [.$D6]/200;0)*[$Axe.$F$3]" office:value-type="float" office:value="86.4" calcext:value-type="float">
            <text:p>86.4</text:p>
          </table:table-cell>
          <table:table-cell table:style-name="ce83" table:formula="of:=MAX([$Axe.E$4] - [.$C6]/2; 0)*MAX(1 - [.$D6]/200;0)*[$Axe.$F$4]" office:value-type="float" office:value="110.25" calcext:value-type="float">
            <text:p>110.3</text:p>
          </table:table-cell>
          <table:table-cell table:style-name="ce83" table:formula="of:=MAX([$Axe.E$5] - [.$C6]/2; 0)*MAX(1 - [.$D6]/200;0)*[$Axe.$F$5]" office:value-type="float" office:value="137.85" calcext:value-type="float">
            <text:p>137.9</text:p>
          </table:table-cell>
          <table:table-cell table:style-name="ce83" table:formula="of:=MAX([$Axe.E$6] - [.$C6]/2; 0)*MAX(1 - [.$D6]/200;0)*[$Axe.$F$6]" office:value-type="float" office:value="167.55" calcext:value-type="float">
            <text:p>167.6</text:p>
          </table:table-cell>
          <table:table-cell table:style-name="ce83" table:formula="of:=MAX([$Axe.E$7] - [.$C6]/2; 0)*MAX(1 - [.$D6]/200;0)*[$Axe.$F$7]" office:value-type="float" office:value="200.4" calcext:value-type="float">
            <text:p>200.4</text:p>
          </table:table-cell>
          <table:table-cell table:style-name="ce84"/>
          <table:table-cell table:style-name="ce83" table:formula="of:=MAX([$Scythe.D$2]; 0)*MAX(1 - [.$D6]/100;0)*[$Scythe.$F$2]" office:value-type="float" office:value="46" calcext:value-type="float">
            <text:p>46.0</text:p>
          </table:table-cell>
          <table:table-cell table:style-name="ce83" table:formula="of:=MAX([$Scythe.D$3]; 0)*MAX(1 - [.$D6]/100;0)*[$Scythe.$F$3]" office:value-type="float" office:value="61" calcext:value-type="float">
            <text:p>61.0</text:p>
          </table:table-cell>
          <table:table-cell table:style-name="ce83" table:formula="of:=MAX([$Scythe.D$4]; 0)*MAX(1 - [.$D6]/100;0)*[$Scythe.$F$4]" office:value-type="float" office:value="78" calcext:value-type="float">
            <text:p>78.0</text:p>
          </table:table-cell>
          <table:table-cell table:style-name="ce83" table:formula="of:=MAX([$Scythe.D$5]; 0)*MAX(1 - [.$D6]/100;0)*[$Scythe.$F$5]" office:value-type="float" office:value="98" calcext:value-type="float">
            <text:p>98.0</text:p>
          </table:table-cell>
          <table:table-cell table:style-name="ce83" table:formula="of:=MAX([$Scythe.D$6]; 0)*MAX(1 - [.$D6]/100;0)*[$Scythe.$F$6]" office:value-type="float" office:value="120" calcext:value-type="float">
            <text:p>120.0</text:p>
          </table:table-cell>
          <table:table-cell table:style-name="ce83" table:formula="of:=MAX([$Scythe.D$7]; 0)*MAX(1 - [.$D6]/100;0)*[$Scythe.$F$7]" office:value-type="float" office:value="144" calcext:value-type="float">
            <text:p>144.0</text:p>
          </table:table-cell>
          <table:table-cell table:style-name="ce83" table:formula="of:=MAX([$Scythe.D$8]; 0)*MAX(1 - [.$D6]/100;0)*[$Scythe.$F$8]" office:value-type="float" office:value="38" calcext:value-type="float">
            <text:p>38.0</text:p>
          </table:table-cell>
          <table:table-cell table:style-name="ce83" table:formula="of:=MAX([$Scythe.D$9]; 0)*MAX(1 - [.$D6]/100;0)*[$Scythe.$F$9]" office:value-type="float" office:value="44" calcext:value-type="float">
            <text:p>44.0</text:p>
          </table:table-cell>
          <table:table-cell table:style-name="ce83" table:formula="of:=MAX([$Scythe.D$10]; 0)*MAX(1 - [.$D6]/100;0)*[$Scythe.$F$10]" office:value-type="float" office:value="50" calcext:value-type="float">
            <text:p>50.0</text:p>
          </table:table-cell>
          <table:table-cell table:style-name="ce84"/>
          <table:table-cell table:style-name="ce84" table:formula="of:=MAX([$Staff.E$2]; 0)*[$Staff.$F$2]" office:value-type="float" office:value="73.6" calcext:value-type="float">
            <text:p>73.6</text:p>
          </table:table-cell>
          <table:table-cell table:style-name="ce84" table:formula="of:=MAX([$Staff.E$3]; 0)*[$Staff.$F$3]" office:value-type="float" office:value="100" calcext:value-type="float">
            <text:p>100</text:p>
          </table:table-cell>
          <table:table-cell table:style-name="ce84" table:formula="of:=MAX([$Staff.E$4]; 0)*[$Staff.$F$4]" office:value-type="float" office:value="128" calcext:value-type="float">
            <text:p>128</text:p>
          </table:table-cell>
          <table:table-cell table:style-name="ce84" table:formula="of:=MAX([$Staff.E$5]; 0)*[$Staff.$F$5]" office:value-type="float" office:value="160.8" calcext:value-type="float">
            <text:p>160.8</text:p>
          </table:table-cell>
          <table:table-cell table:style-name="ce84" table:formula="of:=MAX([$Staff.E$6]; 0)*[$Staff.$F$6]" office:value-type="float" office:value="196" calcext:value-type="float">
            <text:p>196</text:p>
          </table:table-cell>
          <table:table-cell table:style-name="ce84" table:formula="of:=MAX([$Staff.E$7]; 0)*[$Staff.$F$7]" office:value-type="float" office:value="235.2" calcext:value-type="float">
            <text:p>235.2</text:p>
          </table:table-cell>
          <table:table-cell table:style-name="ce84"/>
          <table:table-cell table:style-name="ce83" table:formula="of:=MAX([$Bow.E$2] - [.$C6]; 0)*MAX(1 - [.$D6]/100;0)*[$Bow.$F$2]" office:value-type="float" office:value="43.3051541832832" calcext:value-type="float">
            <text:p>43.3</text:p>
          </table:table-cell>
          <table:table-cell table:style-name="ce83" table:formula="of:=MAX([$Bow.E$3] - [.$C6]; 0)*MAX(1 - [.$D6]/100;0)*[$Bow.$F$3]" office:value-type="float" office:value="60.567525170767" calcext:value-type="float">
            <text:p>60.6</text:p>
          </table:table-cell>
          <table:table-cell table:style-name="ce83" table:formula="of:=MAX([$Bow.E$4] - [.$C6]; 0)*MAX(1 - [.$D6]/100;0)*[$Bow.$F$4]" office:value-type="float" office:value="75.9118549374194" calcext:value-type="float">
            <text:p>75.9</text:p>
          </table:table-cell>
          <table:table-cell table:style-name="ce83" table:formula="of:=MAX([$Bow.E$5] - [.$C6]; 0)*MAX(1 - [.$D6]/100;0)*[$Bow.$F$5]" office:value-type="float" office:value="97.0103083665663" calcext:value-type="float">
            <text:p>97.0</text:p>
          </table:table-cell>
          <table:table-cell table:style-name="ce83" table:formula="of:=MAX([$Bow.E$6] - [.$C6]; 0)*MAX(1 - [.$D6]/100;0)*[$Bow.$F$6]" office:value-type="float" office:value="118.108761795713" calcext:value-type="float">
            <text:p>118.1</text:p>
          </table:table-cell>
          <table:table-cell table:style-name="ce83" table:formula="of:=MAX([$Bow.E$7] - [.$C6]; 0)*MAX(1 - [.$D6]/100;0)*[$Bow.$F$7]" office:value-type="float" office:value="143.043297666523" calcext:value-type="float">
            <text:p>143.0</text:p>
          </table:table-cell>
          <table:table-cell table:style-name="ce84"/>
          <table:table-cell table:style-name="ce83" table:formula="of:=MAX([$Crossbow.E$2] - [.$C6]/2; 0)*MAX(1 - [.$D6]/200;0)*[$Crossbow.$F$2]" office:value-type="float" office:value="69.4875" calcext:value-type="float">
            <text:p>69.5</text:p>
          </table:table-cell>
          <table:table-cell table:style-name="ce83" table:formula="of:=MAX([$Crossbow.E$3] - [.$C6]/2; 0)*MAX(1 - [.$D6]/200;0)*[$Crossbow.$F$3]" office:value-type="float" office:value="91.8" calcext:value-type="float">
            <text:p>91.8</text:p>
          </table:table-cell>
          <table:table-cell table:style-name="ce83" table:formula="of:=MAX([$Crossbow.E$4] - [.$C6]/2; 0)*MAX(1 - [.$D6]/200;0)*[$Crossbow.$F$4]" office:value-type="float" office:value="117.4275" calcext:value-type="float">
            <text:p>117.4</text:p>
          </table:table-cell>
          <table:table-cell table:style-name="ce83" table:formula="of:=MAX([$Crossbow.E$5] - [.$C6]/2; 0)*MAX(1 - [.$D6]/200;0)*[$Crossbow.$F$5]" office:value-type="float" office:value="145.9875" calcext:value-type="float">
            <text:p>146.0</text:p>
          </table:table-cell>
          <table:table-cell table:style-name="ce83" table:formula="of:=MAX([$Crossbow.E$6] - [.$C6]/2; 0)*MAX(1 - [.$D6]/200;0)*[$Crossbow.$F$6]" office:value-type="float" office:value="178.25775" calcext:value-type="float">
            <text:p>178.3</text:p>
          </table:table-cell>
          <table:table-cell table:style-name="ce83" table:formula="of:=MAX([$Crossbow.E$7] - [.$C6]/2; 0)*MAX(1 - [.$D6]/200;0)*[$Crossbow.$F$7]" office:value-type="float" office:value="212.90715" calcext:value-type="float">
            <text:p>212.9</text:p>
          </table:table-cell>
          <table:table-cell table:number-columns-repeated="2"/>
          <table:table-cell table:style-name="ce85" table:formula="of:=MAX([$doge.E$3] - [.$C6]; 0)" office:value-type="float" office:value="0" calcext:value-type="float">
            <text:p>0</text:p>
          </table:table-cell>
          <table:table-cell table:style-name="ce85" table:formula="of:=MAX([$doge.$E$4] - [.$C6]; 0)" office:value-type="float" office:value="3" calcext:value-type="float">
            <text:p>3</text:p>
          </table:table-cell>
          <table:table-cell table:style-name="ce85" table:formula="of:=MAX([$doge.$E$5] - [.$C6]; 0)" office:value-type="float" office:value="8" calcext:value-type="float">
            <text:p>8</text:p>
          </table:table-cell>
          <table:table-cell table:style-name="ce85" table:formula="of:=MAX([$doge.$E$6] - [.$C6]; 0)" office:value-type="float" office:value="13" calcext:value-type="float">
            <text:p>13</text:p>
          </table:table-cell>
          <table:table-cell table:style-name="ce85" table:formula="of:=MAX([$doge.$E$7] - [.$C6]; 0)" office:value-type="float" office:value="18" calcext:value-type="float">
            <text:p>18</text:p>
          </table:table-cell>
          <table:table-cell table:style-name="ce85"/>
          <table:table-cell table:style-name="ce86" table:formula="of:=MAX([$hors.$E$3] - [.$C6]/2; 0)*MAX(1 - [.$D6]/200;0)" office:value-type="float" office:value="44.25" calcext:value-type="float">
            <text:p>44.3</text:p>
          </table:table-cell>
          <table:table-cell table:style-name="ce86" table:formula="of:=MAX([$hors.$E$4] - [.$C6]/2; 0)*MAX(1 - [.$D6]/200;0)" office:value-type="float" office:value="55.5" calcext:value-type="float">
            <text:p>55.5</text:p>
          </table:table-cell>
          <table:table-cell table:style-name="ce86" table:formula="of:=MAX([$hors.$E$5] - [.$C6]/2; 0)*MAX(1 - [.$D6]/200;0)" office:value-type="float" office:value="74.25" calcext:value-type="float">
            <text:p>74.3</text:p>
          </table:table-cell>
          <table:table-cell table:style-name="ce86" table:formula="of:=MAX([$hors.$E$6] - [.$C6]/2; 0)*MAX(1 - [.$D6]/200;0)" office:value-type="float" office:value="93" calcext:value-type="float">
            <text:p>93.0</text:p>
          </table:table-cell>
          <table:table-cell table:style-name="ce85"/>
          <table:table-cell table:style-name="ce86" table:formula="of:=MAX([$irgl.$E$3] - [.$C6]; 0)*MAX(1 - [.$D6]/100;0)" office:value-type="float" office:value="84" calcext:value-type="float">
            <text:p>84.0</text:p>
          </table:table-cell>
          <table:table-cell table:style-name="ce86" table:formula="of:=MAX([$irgl.$E$4] - [.$C6]; 0)*MAX(1 - [.$D6]/100;0)" office:value-type="float" office:value="96.5" calcext:value-type="float">
            <text:p>96.5</text:p>
          </table:table-cell>
          <table:table-cell table:style-name="ce86" table:formula="of:=MAX([$irgl.$E$5] - [.$C6]; 0)*MAX(1 - [.$D6]/100;0)" office:value-type="float" office:value="114" calcext:value-type="float">
            <text:p>114.0</text:p>
          </table:table-cell>
          <table:table-cell table:style-name="ce86" table:formula="of:=MAX([$irgl.$E$6] - [.$C6]; 0)*MAX(1 - [.$D6]/100;0)" office:value-type="float" office:value="134" calcext:value-type="float">
            <text:p>134.0</text:p>
          </table:table-cell>
          <table:table-cell table:style-name="ce85"/>
          <table:table-cell table:style-name="ce86" table:formula="of:=MAX([$sngl.$E$3]; 0)*MAX(1 - [.$D6]/100;0)" office:value-type="float" office:value="60" calcext:value-type="float">
            <text:p>60.0</text:p>
          </table:table-cell>
          <table:table-cell table:style-name="ce86" table:formula="of:=MAX([$sngl.$E$4]; 0)*MAX(1 - [.$D6]/100;0)" office:value-type="float" office:value="70" calcext:value-type="float">
            <text:p>70.0</text:p>
          </table:table-cell>
          <table:table-cell table:style-name="ce86" table:formula="of:=MAX([$sngl.$E$5]; 0)*MAX(1 - [.$D6]/100;0)" office:value-type="float" office:value="85" calcext:value-type="float">
            <text:p>85.0</text:p>
          </table:table-cell>
          <table:table-cell table:style-name="ce86" table:formula="of:=MAX([$sngl.$E$6]; 0)*MAX(1 - [.$D6]/100;0)" office:value-type="float" office:value="100" calcext:value-type="float">
            <text:p>100.0</text:p>
          </table:table-cell>
          <table:table-cell table:number-columns-repeated="1630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0" calcext:value-type="float">
            <text:p>47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20" calcext:value-type="float">
            <text:p>420</text:p>
          </table:table-cell>
          <table:table-cell table:style-name="ce5" table:formula="of:=([.$B7] + 3 * [.$C7]) / 10 / (1 - [.$D7] * 0.006) *POWER([.$E7]; 0.75) * [.$C$13] / 13" office:value-type="float" office:value="586.22376471419" calcext:value-type="float">
            <text:p>586.2</text:p>
          </table:table-cell>
          <table:table-cell table:style-name="ce5" office:value-type="float" office:value="13" calcext:value-type="float">
            <text:p>13.0</text:p>
          </table:table-cell>
          <table:table-cell table:style-name="ce7" table:formula="of:=COM.MICROSOFT.CEILING.MATH(LN(MAX([.$G7]*4;1))^2.5+1)" office:value-type="float" office:value="33" calcext:value-type="float">
            <text:p>33</text:p>
          </table:table-cell>
          <table:table-cell table:style-name="ce7" table:formula="of:=COM.MICROSOFT.CEILING.MATH(LN(MAX([.$G7]*3.5;1))^2.5+1)" office:value-type="float" office:value="30" calcext:value-type="float">
            <text:p>30</text:p>
          </table:table-cell>
          <table:table-cell table:style-name="ce7" table:formula="of:=COM.MICROSOFT.CEILING.MATH(LN(MAX([.$G7]*3;1))^2.5+1)" office:value-type="float" office:value="27" calcext:value-type="float">
            <text:p>27</text:p>
          </table:table-cell>
          <table:table-cell table:style-name="ce7" table:formula="of:=COM.MICROSOFT.CEILING.MATH(LN(MAX([.$G7]*2.5;1))^2.5+1)" office:value-type="float" office:value="24" calcext:value-type="float">
            <text:p>24</text:p>
          </table:table-cell>
          <table:table-cell/>
          <table:table-cell table:style-name="ce5"/>
          <table:table-cell table:style-name="ce83" table:formula="of:=MAX([$Sword.E$2] - [.$C7]; 0)*[$Sword.$F$2]" office:value-type="float" office:value="19.5" calcext:value-type="float">
            <text:p>19.5</text:p>
          </table:table-cell>
          <table:table-cell table:style-name="ce83" table:formula="of:=MAX([$Sword.E$3] - [.$C7]; 0)*[$Sword.$F$3]" office:value-type="float" office:value="42.375" calcext:value-type="float">
            <text:p>42.4</text:p>
          </table:table-cell>
          <table:table-cell table:style-name="ce83" table:formula="of:=MAX([$Sword.E$4] - [.$C7]; 0)*[$Sword.$F$4]" office:value-type="float" office:value="68.4375" calcext:value-type="float">
            <text:p>68.4</text:p>
          </table:table-cell>
          <table:table-cell table:style-name="ce83" table:formula="of:=MAX([$Sword.E$5] - [.$C7]; 0)*[$Sword.$F$5]" office:value-type="float" office:value="98.25" calcext:value-type="float">
            <text:p>98.3</text:p>
          </table:table-cell>
          <table:table-cell table:style-name="ce83" table:formula="of:=MAX([$Sword.E$6] - [.$C7]; 0)*[$Sword.$F$6]" office:value-type="float" office:value="133.5" calcext:value-type="float">
            <text:p>133.5</text:p>
          </table:table-cell>
          <table:table-cell table:style-name="ce83" table:formula="of:=MAX([$Sword.E$7] - [.$C7]; 0)*[$Sword.$F$7]" office:value-type="float" office:value="171.1875" calcext:value-type="float">
            <text:p>171.2</text:p>
          </table:table-cell>
          <table:table-cell table:style-name="ce83" table:formula="of:=MAX([$Sword.E$8] - [.$C7]; 0)*[$Sword.$F$8]" office:value-type="float" office:value="211.875" calcext:value-type="float">
            <text:p>211.9</text:p>
          </table:table-cell>
          <table:table-cell table:style-name="ce83" table:formula="of:=MAX([$Sword.E$9] - [.$C7]; 0)*[$Sword.$F$9]" office:value-type="float" office:value="33" calcext:value-type="float">
            <text:p>33.0</text:p>
          </table:table-cell>
          <table:table-cell table:style-name="ce84"/>
          <table:table-cell table:style-name="ce83" table:formula="of:=MAX([$Axe.E$2] - [.$C7]/2; 0)*MAX(1 - [.$D7]/200;0)*[$Axe.$F$2]" office:value-type="float" office:value="64.5" calcext:value-type="float">
            <text:p>64.5</text:p>
          </table:table-cell>
          <table:table-cell table:style-name="ce83" table:formula="of:=MAX([$Axe.E$3] - [.$C7]/2; 0)*MAX(1 - [.$D7]/200;0)*[$Axe.$F$3]" office:value-type="float" office:value="85.5" calcext:value-type="float">
            <text:p>85.5</text:p>
          </table:table-cell>
          <table:table-cell table:style-name="ce83" table:formula="of:=MAX([$Axe.E$4] - [.$C7]/2; 0)*MAX(1 - [.$D7]/200;0)*[$Axe.$F$4]" office:value-type="float" office:value="109.35" calcext:value-type="float">
            <text:p>109.4</text:p>
          </table:table-cell>
          <table:table-cell table:style-name="ce83" table:formula="of:=MAX([$Axe.E$5] - [.$C7]/2; 0)*MAX(1 - [.$D7]/200;0)*[$Axe.$F$5]" office:value-type="float" office:value="136.95" calcext:value-type="float">
            <text:p>137.0</text:p>
          </table:table-cell>
          <table:table-cell table:style-name="ce83" table:formula="of:=MAX([$Axe.E$6] - [.$C7]/2; 0)*MAX(1 - [.$D7]/200;0)*[$Axe.$F$6]" office:value-type="float" office:value="166.65" calcext:value-type="float">
            <text:p>166.7</text:p>
          </table:table-cell>
          <table:table-cell table:style-name="ce83" table:formula="of:=MAX([$Axe.E$7] - [.$C7]/2; 0)*MAX(1 - [.$D7]/200;0)*[$Axe.$F$7]" office:value-type="float" office:value="199.5" calcext:value-type="float">
            <text:p>199.5</text:p>
          </table:table-cell>
          <table:table-cell table:style-name="ce84"/>
          <table:table-cell table:style-name="ce83" table:formula="of:=MAX([$Scythe.D$2]; 0)*MAX(1 - [.$D7]/100;0)*[$Scythe.$F$2]" office:value-type="float" office:value="46" calcext:value-type="float">
            <text:p>46.0</text:p>
          </table:table-cell>
          <table:table-cell table:style-name="ce83" table:formula="of:=MAX([$Scythe.D$3]; 0)*MAX(1 - [.$D7]/100;0)*[$Scythe.$F$3]" office:value-type="float" office:value="61" calcext:value-type="float">
            <text:p>61.0</text:p>
          </table:table-cell>
          <table:table-cell table:style-name="ce83" table:formula="of:=MAX([$Scythe.D$4]; 0)*MAX(1 - [.$D7]/100;0)*[$Scythe.$F$4]" office:value-type="float" office:value="78" calcext:value-type="float">
            <text:p>78.0</text:p>
          </table:table-cell>
          <table:table-cell table:style-name="ce83" table:formula="of:=MAX([$Scythe.D$5]; 0)*MAX(1 - [.$D7]/100;0)*[$Scythe.$F$5]" office:value-type="float" office:value="98" calcext:value-type="float">
            <text:p>98.0</text:p>
          </table:table-cell>
          <table:table-cell table:style-name="ce83" table:formula="of:=MAX([$Scythe.D$6]; 0)*MAX(1 - [.$D7]/100;0)*[$Scythe.$F$6]" office:value-type="float" office:value="120" calcext:value-type="float">
            <text:p>120.0</text:p>
          </table:table-cell>
          <table:table-cell table:style-name="ce83" table:formula="of:=MAX([$Scythe.D$7]; 0)*MAX(1 - [.$D7]/100;0)*[$Scythe.$F$7]" office:value-type="float" office:value="144" calcext:value-type="float">
            <text:p>144.0</text:p>
          </table:table-cell>
          <table:table-cell table:style-name="ce83" table:formula="of:=MAX([$Scythe.D$8]; 0)*MAX(1 - [.$D7]/100;0)*[$Scythe.$F$8]" office:value-type="float" office:value="38" calcext:value-type="float">
            <text:p>38.0</text:p>
          </table:table-cell>
          <table:table-cell table:style-name="ce83" table:formula="of:=MAX([$Scythe.D$9]; 0)*MAX(1 - [.$D7]/100;0)*[$Scythe.$F$9]" office:value-type="float" office:value="44" calcext:value-type="float">
            <text:p>44.0</text:p>
          </table:table-cell>
          <table:table-cell table:style-name="ce83" table:formula="of:=MAX([$Scythe.D$10]; 0)*MAX(1 - [.$D7]/100;0)*[$Scythe.$F$10]" office:value-type="float" office:value="50" calcext:value-type="float">
            <text:p>50.0</text:p>
          </table:table-cell>
          <table:table-cell table:style-name="ce84"/>
          <table:table-cell table:style-name="ce84" table:formula="of:=MAX([$Staff.E$2]; 0)*[$Staff.$F$2]" office:value-type="float" office:value="73.6" calcext:value-type="float">
            <text:p>73.6</text:p>
          </table:table-cell>
          <table:table-cell table:style-name="ce84" table:formula="of:=MAX([$Staff.E$3]; 0)*[$Staff.$F$3]" office:value-type="float" office:value="100" calcext:value-type="float">
            <text:p>100</text:p>
          </table:table-cell>
          <table:table-cell table:style-name="ce84" table:formula="of:=MAX([$Staff.E$4]; 0)*[$Staff.$F$4]" office:value-type="float" office:value="128" calcext:value-type="float">
            <text:p>128</text:p>
          </table:table-cell>
          <table:table-cell table:style-name="ce84" table:formula="of:=MAX([$Staff.E$5]; 0)*[$Staff.$F$5]" office:value-type="float" office:value="160.8" calcext:value-type="float">
            <text:p>160.8</text:p>
          </table:table-cell>
          <table:table-cell table:style-name="ce84" table:formula="of:=MAX([$Staff.E$6]; 0)*[$Staff.$F$6]" office:value-type="float" office:value="196" calcext:value-type="float">
            <text:p>196</text:p>
          </table:table-cell>
          <table:table-cell table:style-name="ce84" table:formula="of:=MAX([$Staff.E$7]; 0)*[$Staff.$F$7]" office:value-type="float" office:value="235.2" calcext:value-type="float">
            <text:p>235.2</text:p>
          </table:table-cell>
          <table:table-cell table:style-name="ce84"/>
          <table:table-cell table:style-name="ce83" table:formula="of:=MAX([$Bow.E$2] - [.$C7]; 0)*MAX(1 - [.$D7]/100;0)*[$Bow.$F$2]" office:value-type="float" office:value="42.3301541832832" calcext:value-type="float">
            <text:p>42.3</text:p>
          </table:table-cell>
          <table:table-cell table:style-name="ce83" table:formula="of:=MAX([$Bow.E$3] - [.$C7]; 0)*MAX(1 - [.$D7]/100;0)*[$Bow.$F$3]" office:value-type="float" office:value="59.592525170767" calcext:value-type="float">
            <text:p>59.6</text:p>
          </table:table-cell>
          <table:table-cell table:style-name="ce83" table:formula="of:=MAX([$Bow.E$4] - [.$C7]; 0)*MAX(1 - [.$D7]/100;0)*[$Bow.$F$4]" office:value-type="float" office:value="74.9368549374194" calcext:value-type="float">
            <text:p>74.9</text:p>
          </table:table-cell>
          <table:table-cell table:style-name="ce83" table:formula="of:=MAX([$Bow.E$5] - [.$C7]; 0)*MAX(1 - [.$D7]/100;0)*[$Bow.$F$5]" office:value-type="float" office:value="96.0353083665663" calcext:value-type="float">
            <text:p>96.0</text:p>
          </table:table-cell>
          <table:table-cell table:style-name="ce83" table:formula="of:=MAX([$Bow.E$6] - [.$C7]; 0)*MAX(1 - [.$D7]/100;0)*[$Bow.$F$6]" office:value-type="float" office:value="117.133761795713" calcext:value-type="float">
            <text:p>117.1</text:p>
          </table:table-cell>
          <table:table-cell table:style-name="ce83" table:formula="of:=MAX([$Bow.E$7] - [.$C7]; 0)*MAX(1 - [.$D7]/100;0)*[$Bow.$F$7]" office:value-type="float" office:value="142.068297666523" calcext:value-type="float">
            <text:p>142.1</text:p>
          </table:table-cell>
          <table:table-cell table:style-name="ce84"/>
          <table:table-cell table:style-name="ce83" table:formula="of:=MAX([$Crossbow.E$2] - [.$C7]/2; 0)*MAX(1 - [.$D7]/200;0)*[$Crossbow.$F$2]" office:value-type="float" office:value="68.53125" calcext:value-type="float">
            <text:p>68.5</text:p>
          </table:table-cell>
          <table:table-cell table:style-name="ce83" table:formula="of:=MAX([$Crossbow.E$3] - [.$C7]/2; 0)*MAX(1 - [.$D7]/200;0)*[$Crossbow.$F$3]" office:value-type="float" office:value="90.84375" calcext:value-type="float">
            <text:p>90.8</text:p>
          </table:table-cell>
          <table:table-cell table:style-name="ce83" table:formula="of:=MAX([$Crossbow.E$4] - [.$C7]/2; 0)*MAX(1 - [.$D7]/200;0)*[$Crossbow.$F$4]" office:value-type="float" office:value="116.47125" calcext:value-type="float">
            <text:p>116.5</text:p>
          </table:table-cell>
          <table:table-cell table:style-name="ce83" table:formula="of:=MAX([$Crossbow.E$5] - [.$C7]/2; 0)*MAX(1 - [.$D7]/200;0)*[$Crossbow.$F$5]" office:value-type="float" office:value="145.03125" calcext:value-type="float">
            <text:p>145.0</text:p>
          </table:table-cell>
          <table:table-cell table:style-name="ce83" table:formula="of:=MAX([$Crossbow.E$6] - [.$C7]/2; 0)*MAX(1 - [.$D7]/200;0)*[$Crossbow.$F$6]" office:value-type="float" office:value="177.3015" calcext:value-type="float">
            <text:p>177.3</text:p>
          </table:table-cell>
          <table:table-cell table:style-name="ce83" table:formula="of:=MAX([$Crossbow.E$7] - [.$C7]/2; 0)*MAX(1 - [.$D7]/200;0)*[$Crossbow.$F$7]" office:value-type="float" office:value="211.9509" calcext:value-type="float">
            <text:p>212.0</text:p>
          </table:table-cell>
          <table:table-cell table:number-columns-repeated="2"/>
          <table:table-cell table:style-name="ce85" table:formula="of:=MAX([$doge.E$3] - [.$C7]; 0)" office:value-type="float" office:value="0" calcext:value-type="float">
            <text:p>0</text:p>
          </table:table-cell>
          <table:table-cell table:style-name="ce85" table:formula="of:=MAX([$doge.$E$4] - [.$C7]; 0)" office:value-type="float" office:value="0" calcext:value-type="float">
            <text:p>0</text:p>
          </table:table-cell>
          <table:table-cell table:style-name="ce85" table:formula="of:=MAX([$doge.$E$5] - [.$C7]; 0)" office:value-type="float" office:value="5" calcext:value-type="float">
            <text:p>5</text:p>
          </table:table-cell>
          <table:table-cell table:style-name="ce85" table:formula="of:=MAX([$doge.$E$6] - [.$C7]; 0)" office:value-type="float" office:value="10" calcext:value-type="float">
            <text:p>10</text:p>
          </table:table-cell>
          <table:table-cell table:style-name="ce85" table:formula="of:=MAX([$doge.$E$7] - [.$C7]; 0)" office:value-type="float" office:value="15" calcext:value-type="float">
            <text:p>15</text:p>
          </table:table-cell>
          <table:table-cell table:style-name="ce85"/>
          <table:table-cell table:style-name="ce86" table:formula="of:=MAX([$hors.$E$3] - [.$C7]/2; 0)*MAX(1 - [.$D7]/200;0)" office:value-type="float" office:value="43.125" calcext:value-type="float">
            <text:p>43.1</text:p>
          </table:table-cell>
          <table:table-cell table:style-name="ce86" table:formula="of:=MAX([$hors.$E$4] - [.$C7]/2; 0)*MAX(1 - [.$D7]/200;0)" office:value-type="float" office:value="54.375" calcext:value-type="float">
            <text:p>54.4</text:p>
          </table:table-cell>
          <table:table-cell table:style-name="ce86" table:formula="of:=MAX([$hors.$E$5] - [.$C7]/2; 0)*MAX(1 - [.$D7]/200;0)" office:value-type="float" office:value="73.125" calcext:value-type="float">
            <text:p>73.1</text:p>
          </table:table-cell>
          <table:table-cell table:style-name="ce86" table:formula="of:=MAX([$hors.$E$6] - [.$C7]/2; 0)*MAX(1 - [.$D7]/200;0)" office:value-type="float" office:value="91.875" calcext:value-type="float">
            <text:p>91.9</text:p>
          </table:table-cell>
          <table:table-cell table:style-name="ce85"/>
          <table:table-cell table:style-name="ce86" table:formula="of:=MAX([$irgl.$E$3] - [.$C7]; 0)*MAX(1 - [.$D7]/100;0)" office:value-type="float" office:value="82.5" calcext:value-type="float">
            <text:p>82.5</text:p>
          </table:table-cell>
          <table:table-cell table:style-name="ce86" table:formula="of:=MAX([$irgl.$E$4] - [.$C7]; 0)*MAX(1 - [.$D7]/100;0)" office:value-type="float" office:value="95" calcext:value-type="float">
            <text:p>95.0</text:p>
          </table:table-cell>
          <table:table-cell table:style-name="ce86" table:formula="of:=MAX([$irgl.$E$5] - [.$C7]; 0)*MAX(1 - [.$D7]/100;0)" office:value-type="float" office:value="112.5" calcext:value-type="float">
            <text:p>112.5</text:p>
          </table:table-cell>
          <table:table-cell table:style-name="ce86" table:formula="of:=MAX([$irgl.$E$6] - [.$C7]; 0)*MAX(1 - [.$D7]/100;0)" office:value-type="float" office:value="132.5" calcext:value-type="float">
            <text:p>132.5</text:p>
          </table:table-cell>
          <table:table-cell table:style-name="ce85"/>
          <table:table-cell table:style-name="ce86" table:formula="of:=MAX([$sngl.$E$3]; 0)*MAX(1 - [.$D7]/100;0)" office:value-type="float" office:value="60" calcext:value-type="float">
            <text:p>60.0</text:p>
          </table:table-cell>
          <table:table-cell table:style-name="ce86" table:formula="of:=MAX([$sngl.$E$4]; 0)*MAX(1 - [.$D7]/100;0)" office:value-type="float" office:value="70" calcext:value-type="float">
            <text:p>70.0</text:p>
          </table:table-cell>
          <table:table-cell table:style-name="ce86" table:formula="of:=MAX([$sngl.$E$5]; 0)*MAX(1 - [.$D7]/100;0)" office:value-type="float" office:value="85" calcext:value-type="float">
            <text:p>85.0</text:p>
          </table:table-cell>
          <table:table-cell table:style-name="ce86" table:formula="of:=MAX([$sngl.$E$6]; 0)*MAX(1 - [.$D7]/100;0)" office:value-type="float" office:value="100" calcext:value-type="float">
            <text:p>100.0</text:p>
          </table:table-cell>
          <table:table-cell table:number-columns-repeated="1630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5" calcext:value-type="float">
            <text:p>525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480" calcext:value-type="float">
            <text:p>480</text:p>
          </table:table-cell>
          <table:table-cell table:style-name="ce5" table:formula="of:=([.$B8] + 3 * [.$C8]) / 10 / (1 - [.$D8] * 0.006) *POWER([.$E8]; 0.75) * [.$C$13] / 13" office:value-type="float" office:value="735.159255429115" calcext:value-type="float">
            <text:p>735.2</text:p>
          </table:table-cell>
          <table:table-cell table:style-name="ce5" office:value-type="float" office:value="16" calcext:value-type="float">
            <text:p>16.0</text:p>
          </table:table-cell>
          <table:table-cell table:style-name="ce7" table:formula="of:=COM.MICROSOFT.CEILING.MATH(LN(MAX([.$G8]*4;1))^2.5+1)" office:value-type="float" office:value="37" calcext:value-type="float">
            <text:p>37</text:p>
          </table:table-cell>
          <table:table-cell table:style-name="ce7" table:formula="of:=COM.MICROSOFT.CEILING.MATH(LN(MAX([.$G8]*3.5;1))^2.5+1)" office:value-type="float" office:value="34" calcext:value-type="float">
            <text:p>34</text:p>
          </table:table-cell>
          <table:table-cell table:style-name="ce7" table:formula="of:=COM.MICROSOFT.CEILING.MATH(LN(MAX([.$G8]*3;1))^2.5+1)" office:value-type="float" office:value="31" calcext:value-type="float">
            <text:p>31</text:p>
          </table:table-cell>
          <table:table-cell table:style-name="ce7" table:formula="of:=COM.MICROSOFT.CEILING.MATH(LN(MAX([.$G8]*2.5;1))^2.5+1)" office:value-type="float" office:value="28" calcext:value-type="float">
            <text:p>28</text:p>
          </table:table-cell>
          <table:table-cell/>
          <table:table-cell table:style-name="ce5"/>
          <table:table-cell table:style-name="ce83" table:formula="of:=MAX([$Sword.E$2] - [.$C8]; 0)*[$Sword.$F$2]" office:value-type="float" office:value="19.5" calcext:value-type="float">
            <text:p>19.5</text:p>
          </table:table-cell>
          <table:table-cell table:style-name="ce83" table:formula="of:=MAX([$Sword.E$3] - [.$C8]; 0)*[$Sword.$F$3]" office:value-type="float" office:value="42.375" calcext:value-type="float">
            <text:p>42.4</text:p>
          </table:table-cell>
          <table:table-cell table:style-name="ce83" table:formula="of:=MAX([$Sword.E$4] - [.$C8]; 0)*[$Sword.$F$4]" office:value-type="float" office:value="68.4375" calcext:value-type="float">
            <text:p>68.4</text:p>
          </table:table-cell>
          <table:table-cell table:style-name="ce83" table:formula="of:=MAX([$Sword.E$5] - [.$C8]; 0)*[$Sword.$F$5]" office:value-type="float" office:value="98.25" calcext:value-type="float">
            <text:p>98.3</text:p>
          </table:table-cell>
          <table:table-cell table:style-name="ce83" table:formula="of:=MAX([$Sword.E$6] - [.$C8]; 0)*[$Sword.$F$6]" office:value-type="float" office:value="133.5" calcext:value-type="float">
            <text:p>133.5</text:p>
          </table:table-cell>
          <table:table-cell table:style-name="ce83" table:formula="of:=MAX([$Sword.E$7] - [.$C8]; 0)*[$Sword.$F$7]" office:value-type="float" office:value="171.1875" calcext:value-type="float">
            <text:p>171.2</text:p>
          </table:table-cell>
          <table:table-cell table:style-name="ce83" table:formula="of:=MAX([$Sword.E$8] - [.$C8]; 0)*[$Sword.$F$8]" office:value-type="float" office:value="211.875" calcext:value-type="float">
            <text:p>211.9</text:p>
          </table:table-cell>
          <table:table-cell table:style-name="ce83" table:formula="of:=MAX([$Sword.E$9] - [.$C8]; 0)*[$Sword.$F$9]" office:value-type="float" office:value="33" calcext:value-type="float">
            <text:p>33.0</text:p>
          </table:table-cell>
          <table:table-cell table:style-name="ce84"/>
          <table:table-cell table:style-name="ce83" table:formula="of:=MAX([$Axe.E$2] - [.$C8]/2; 0)*MAX(1 - [.$D8]/200;0)*[$Axe.$F$2]" office:value-type="float" office:value="62.78" calcext:value-type="float">
            <text:p>62.8</text:p>
          </table:table-cell>
          <table:table-cell table:style-name="ce83" table:formula="of:=MAX([$Axe.E$3] - [.$C8]/2; 0)*MAX(1 - [.$D8]/200;0)*[$Axe.$F$3]" office:value-type="float" office:value="83.22" calcext:value-type="float">
            <text:p>83.2</text:p>
          </table:table-cell>
          <table:table-cell table:style-name="ce83" table:formula="of:=MAX([$Axe.E$4] - [.$C8]/2; 0)*MAX(1 - [.$D8]/200;0)*[$Axe.$F$4]" office:value-type="float" office:value="106.434" calcext:value-type="float">
            <text:p>106.4</text:p>
          </table:table-cell>
          <table:table-cell table:style-name="ce83" table:formula="of:=MAX([$Axe.E$5] - [.$C8]/2; 0)*MAX(1 - [.$D8]/200;0)*[$Axe.$F$5]" office:value-type="float" office:value="133.298" calcext:value-type="float">
            <text:p>133.3</text:p>
          </table:table-cell>
          <table:table-cell table:style-name="ce83" table:formula="of:=MAX([$Axe.E$6] - [.$C8]/2; 0)*MAX(1 - [.$D8]/200;0)*[$Axe.$F$6]" office:value-type="float" office:value="162.206" calcext:value-type="float">
            <text:p>162.2</text:p>
          </table:table-cell>
          <table:table-cell table:style-name="ce83" table:formula="of:=MAX([$Axe.E$7] - [.$C8]/2; 0)*MAX(1 - [.$D8]/200;0)*[$Axe.$F$7]" office:value-type="float" office:value="194.18" calcext:value-type="float">
            <text:p>194.2</text:p>
          </table:table-cell>
          <table:table-cell table:style-name="ce84"/>
          <table:table-cell table:style-name="ce83" table:formula="of:=MAX([$Scythe.D$2]; 0)*MAX(1 - [.$D8]/100;0)*[$Scythe.$F$2]" office:value-type="float" office:value="42.32" calcext:value-type="float">
            <text:p>42.3</text:p>
          </table:table-cell>
          <table:table-cell table:style-name="ce83" table:formula="of:=MAX([$Scythe.D$3]; 0)*MAX(1 - [.$D8]/100;0)*[$Scythe.$F$3]" office:value-type="float" office:value="56.12" calcext:value-type="float">
            <text:p>56.1</text:p>
          </table:table-cell>
          <table:table-cell table:style-name="ce83" table:formula="of:=MAX([$Scythe.D$4]; 0)*MAX(1 - [.$D8]/100;0)*[$Scythe.$F$4]" office:value-type="float" office:value="71.76" calcext:value-type="float">
            <text:p>71.8</text:p>
          </table:table-cell>
          <table:table-cell table:style-name="ce83" table:formula="of:=MAX([$Scythe.D$5]; 0)*MAX(1 - [.$D8]/100;0)*[$Scythe.$F$5]" office:value-type="float" office:value="90.16" calcext:value-type="float">
            <text:p>90.2</text:p>
          </table:table-cell>
          <table:table-cell table:style-name="ce83" table:formula="of:=MAX([$Scythe.D$6]; 0)*MAX(1 - [.$D8]/100;0)*[$Scythe.$F$6]" office:value-type="float" office:value="110.4" calcext:value-type="float">
            <text:p>110.4</text:p>
          </table:table-cell>
          <table:table-cell table:style-name="ce83" table:formula="of:=MAX([$Scythe.D$7]; 0)*MAX(1 - [.$D8]/100;0)*[$Scythe.$F$7]" office:value-type="float" office:value="132.48" calcext:value-type="float">
            <text:p>132.5</text:p>
          </table:table-cell>
          <table:table-cell table:style-name="ce83" table:formula="of:=MAX([$Scythe.D$8]; 0)*MAX(1 - [.$D8]/100;0)*[$Scythe.$F$8]" office:value-type="float" office:value="34.96" calcext:value-type="float">
            <text:p>35.0</text:p>
          </table:table-cell>
          <table:table-cell table:style-name="ce83" table:formula="of:=MAX([$Scythe.D$9]; 0)*MAX(1 - [.$D8]/100;0)*[$Scythe.$F$9]" office:value-type="float" office:value="40.48" calcext:value-type="float">
            <text:p>40.5</text:p>
          </table:table-cell>
          <table:table-cell table:style-name="ce83" table:formula="of:=MAX([$Scythe.D$10]; 0)*MAX(1 - [.$D8]/100;0)*[$Scythe.$F$10]" office:value-type="float" office:value="46" calcext:value-type="float">
            <text:p>46.0</text:p>
          </table:table-cell>
          <table:table-cell table:style-name="ce84"/>
          <table:table-cell table:style-name="ce84" table:formula="of:=MAX([$Staff.E$2]; 0)*[$Staff.$F$2]" office:value-type="float" office:value="73.6" calcext:value-type="float">
            <text:p>73.6</text:p>
          </table:table-cell>
          <table:table-cell table:style-name="ce84" table:formula="of:=MAX([$Staff.E$3]; 0)*[$Staff.$F$3]" office:value-type="float" office:value="100" calcext:value-type="float">
            <text:p>100</text:p>
          </table:table-cell>
          <table:table-cell table:style-name="ce84" table:formula="of:=MAX([$Staff.E$4]; 0)*[$Staff.$F$4]" office:value-type="float" office:value="128" calcext:value-type="float">
            <text:p>128</text:p>
          </table:table-cell>
          <table:table-cell table:style-name="ce84" table:formula="of:=MAX([$Staff.E$5]; 0)*[$Staff.$F$5]" office:value-type="float" office:value="160.8" calcext:value-type="float">
            <text:p>160.8</text:p>
          </table:table-cell>
          <table:table-cell table:style-name="ce84" table:formula="of:=MAX([$Staff.E$6]; 0)*[$Staff.$F$6]" office:value-type="float" office:value="196" calcext:value-type="float">
            <text:p>196</text:p>
          </table:table-cell>
          <table:table-cell table:style-name="ce84" table:formula="of:=MAX([$Staff.E$7]; 0)*[$Staff.$F$7]" office:value-type="float" office:value="235.2" calcext:value-type="float">
            <text:p>235.2</text:p>
          </table:table-cell>
          <table:table-cell table:style-name="ce84"/>
          <table:table-cell table:style-name="ce83" table:formula="of:=MAX([$Bow.E$2] - [.$C8]; 0)*MAX(1 - [.$D8]/100;0)*[$Bow.$F$2]" office:value-type="float" office:value="38.9437418486205" calcext:value-type="float">
            <text:p>38.9</text:p>
          </table:table-cell>
          <table:table-cell table:style-name="ce83" table:formula="of:=MAX([$Bow.E$3] - [.$C8]; 0)*MAX(1 - [.$D8]/100;0)*[$Bow.$F$3]" office:value-type="float" office:value="54.8251231571057" calcext:value-type="float">
            <text:p>54.8</text:p>
          </table:table-cell>
          <table:table-cell table:style-name="ce83" table:formula="of:=MAX([$Bow.E$4] - [.$C8]; 0)*MAX(1 - [.$D8]/100;0)*[$Bow.$F$4]" office:value-type="float" office:value="68.9419065424258" calcext:value-type="float">
            <text:p>68.9</text:p>
          </table:table-cell>
          <table:table-cell table:style-name="ce83" table:formula="of:=MAX([$Bow.E$5] - [.$C8]; 0)*MAX(1 - [.$D8]/100;0)*[$Bow.$F$5]" office:value-type="float" office:value="88.352483697241" calcext:value-type="float">
            <text:p>88.4</text:p>
          </table:table-cell>
          <table:table-cell table:style-name="ce83" table:formula="of:=MAX([$Bow.E$6] - [.$C8]; 0)*MAX(1 - [.$D8]/100;0)*[$Bow.$F$6]" office:value-type="float" office:value="107.763060852056" calcext:value-type="float">
            <text:p>107.8</text:p>
          </table:table-cell>
          <table:table-cell table:style-name="ce83" table:formula="of:=MAX([$Bow.E$7] - [.$C8]; 0)*MAX(1 - [.$D8]/100;0)*[$Bow.$F$7]" office:value-type="float" office:value="130.702833853201" calcext:value-type="float">
            <text:p>130.7</text:p>
          </table:table-cell>
          <table:table-cell table:style-name="ce84"/>
          <table:table-cell table:style-name="ce83" table:formula="of:=MAX([$Crossbow.E$2] - [.$C8]/2; 0)*MAX(1 - [.$D8]/200;0)*[$Crossbow.$F$2]" office:value-type="float" office:value="66.70375" calcext:value-type="float">
            <text:p>66.7</text:p>
          </table:table-cell>
          <table:table-cell table:style-name="ce83" table:formula="of:=MAX([$Crossbow.E$3] - [.$C8]/2; 0)*MAX(1 - [.$D8]/200;0)*[$Crossbow.$F$3]" office:value-type="float" office:value="88.42125" calcext:value-type="float">
            <text:p>88.4</text:p>
          </table:table-cell>
          <table:table-cell table:style-name="ce83" table:formula="of:=MAX([$Crossbow.E$4] - [.$C8]/2; 0)*MAX(1 - [.$D8]/200;0)*[$Crossbow.$F$4]" office:value-type="float" office:value="113.36535" calcext:value-type="float">
            <text:p>113.4</text:p>
          </table:table-cell>
          <table:table-cell table:style-name="ce83" table:formula="of:=MAX([$Crossbow.E$5] - [.$C8]/2; 0)*MAX(1 - [.$D8]/200;0)*[$Crossbow.$F$5]" office:value-type="float" office:value="141.16375" calcext:value-type="float">
            <text:p>141.2</text:p>
          </table:table-cell>
          <table:table-cell table:style-name="ce83" table:formula="of:=MAX([$Crossbow.E$6] - [.$C8]/2; 0)*MAX(1 - [.$D8]/200;0)*[$Crossbow.$F$6]" office:value-type="float" office:value="172.57346" calcext:value-type="float">
            <text:p>172.6</text:p>
          </table:table-cell>
          <table:table-cell table:style-name="ce83" table:formula="of:=MAX([$Crossbow.E$7] - [.$C8]/2; 0)*MAX(1 - [.$D8]/200;0)*[$Crossbow.$F$7]" office:value-type="float" office:value="206.298876" calcext:value-type="float">
            <text:p>206.3</text:p>
          </table:table-cell>
          <table:table-cell table:number-columns-repeated="2"/>
          <table:table-cell table:style-name="ce85" table:formula="of:=MAX([$doge.E$3] - [.$C8]; 0)" office:value-type="float" office:value="0" calcext:value-type="float">
            <text:p>0</text:p>
          </table:table-cell>
          <table:table-cell table:style-name="ce85" table:formula="of:=MAX([$doge.$E$4] - [.$C8]; 0)" office:value-type="float" office:value="0" calcext:value-type="float">
            <text:p>0</text:p>
          </table:table-cell>
          <table:table-cell table:style-name="ce85" table:formula="of:=MAX([$doge.$E$5] - [.$C8]; 0)" office:value-type="float" office:value="5" calcext:value-type="float">
            <text:p>5</text:p>
          </table:table-cell>
          <table:table-cell table:style-name="ce85" table:formula="of:=MAX([$doge.$E$6] - [.$C8]; 0)" office:value-type="float" office:value="10" calcext:value-type="float">
            <text:p>10</text:p>
          </table:table-cell>
          <table:table-cell table:style-name="ce85" table:formula="of:=MAX([$doge.$E$7] - [.$C8]; 0)" office:value-type="float" office:value="15" calcext:value-type="float">
            <text:p>15</text:p>
          </table:table-cell>
          <table:table-cell table:style-name="ce85"/>
          <table:table-cell table:style-name="ce86" table:formula="of:=MAX([$hors.$E$3] - [.$C8]/2; 0)*MAX(1 - [.$D8]/200;0)" office:value-type="float" office:value="41.975" calcext:value-type="float">
            <text:p>42.0</text:p>
          </table:table-cell>
          <table:table-cell table:style-name="ce86" table:formula="of:=MAX([$hors.$E$4] - [.$C8]/2; 0)*MAX(1 - [.$D8]/200;0)" office:value-type="float" office:value="52.925" calcext:value-type="float">
            <text:p>52.9</text:p>
          </table:table-cell>
          <table:table-cell table:style-name="ce86" table:formula="of:=MAX([$hors.$E$5] - [.$C8]/2; 0)*MAX(1 - [.$D8]/200;0)" office:value-type="float" office:value="71.175" calcext:value-type="float">
            <text:p>71.2</text:p>
          </table:table-cell>
          <table:table-cell table:style-name="ce86" table:formula="of:=MAX([$hors.$E$6] - [.$C8]/2; 0)*MAX(1 - [.$D8]/200;0)" office:value-type="float" office:value="89.425" calcext:value-type="float">
            <text:p>89.4</text:p>
          </table:table-cell>
          <table:table-cell table:style-name="ce85"/>
          <table:table-cell table:style-name="ce86" table:formula="of:=MAX([$irgl.$E$3] - [.$C8]; 0)*MAX(1 - [.$D8]/100;0)" office:value-type="float" office:value="75.9" calcext:value-type="float">
            <text:p>75.9</text:p>
          </table:table-cell>
          <table:table-cell table:style-name="ce86" table:formula="of:=MAX([$irgl.$E$4] - [.$C8]; 0)*MAX(1 - [.$D8]/100;0)" office:value-type="float" office:value="87.4" calcext:value-type="float">
            <text:p>87.4</text:p>
          </table:table-cell>
          <table:table-cell table:style-name="ce86" table:formula="of:=MAX([$irgl.$E$5] - [.$C8]; 0)*MAX(1 - [.$D8]/100;0)" office:value-type="float" office:value="103.5" calcext:value-type="float">
            <text:p>103.5</text:p>
          </table:table-cell>
          <table:table-cell table:style-name="ce86" table:formula="of:=MAX([$irgl.$E$6] - [.$C8]; 0)*MAX(1 - [.$D8]/100;0)" office:value-type="float" office:value="121.9" calcext:value-type="float">
            <text:p>121.9</text:p>
          </table:table-cell>
          <table:table-cell table:style-name="ce85"/>
          <table:table-cell table:style-name="ce86" table:formula="of:=MAX([$sngl.$E$3]; 0)*MAX(1 - [.$D8]/100;0)" office:value-type="float" office:value="55.2" calcext:value-type="float">
            <text:p>55.2</text:p>
          </table:table-cell>
          <table:table-cell table:style-name="ce86" table:formula="of:=MAX([$sngl.$E$4]; 0)*MAX(1 - [.$D8]/100;0)" office:value-type="float" office:value="64.4" calcext:value-type="float">
            <text:p>64.4</text:p>
          </table:table-cell>
          <table:table-cell table:style-name="ce86" table:formula="of:=MAX([$sngl.$E$5]; 0)*MAX(1 - [.$D8]/100;0)" office:value-type="float" office:value="78.2" calcext:value-type="float">
            <text:p>78.2</text:p>
          </table:table-cell>
          <table:table-cell table:style-name="ce86" table:formula="of:=MAX([$sngl.$E$6]; 0)*MAX(1 - [.$D8]/100;0)" office:value-type="float" office:value="92" calcext:value-type="float">
            <text:p>92.0</text:p>
          </table:table-cell>
          <table:table-cell table:number-columns-repeated="16303"/>
        </table:table-row>
        <table:table-row table:style-name="ro1">
          <table:table-cell table:number-columns-repeated="61"/>
          <table:table-cell table:style-name="ce85" table:number-columns-repeated="6"/>
          <table:table-cell table:style-name="ce86" table:number-columns-repeated="4"/>
          <table:table-cell table:style-name="ce85"/>
          <table:table-cell table:style-name="ce86" table:number-columns-repeated="4"/>
          <table:table-cell table:style-name="ce85"/>
          <table:table-cell table:style-name="ce86" table:number-columns-repeated="4"/>
          <table:table-cell table:number-columns-repeated="16303"/>
        </table:table-row>
        <table:table-row table:style-name="ro1">
          <table:table-cell table:number-columns-repeated="12"/>
          <table:table-cell>
            <draw:frame table:end-cell-address="crpr.T28" table:end-x="0.1579in" table:end-y="0.0161in" draw:z-index="0" draw:name="Chart 1" draw:style-name="gr1" draw:text-style-name="P1" svg:width="5.1925in" svg:height="3.5787in" svg:x="0in" svg:y="0in">
              <draw:object draw:notify-on-update-of-ranges="crpr.T1:crpr.T1 crpr.T3:crpr.T8 crpr.AB1:crpr.AB1 crpr.AB3:crpr.AB8 crpr.AI1:crpr.AI1 crpr.AI3:crpr.AI8 crpr.AS1:crpr.AS1 crpr.AS3:crpr.AS8 crpr.AZ1:crpr.AZ1 crpr.AZ3:crpr.AZ8 crpr.BG1:crpr.BG1 crpr.BG3:crpr.BG8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Damage Spread</text:p>
          </table:table-cell>
          <table:table-cell table:style-name="ce4" office:value-type="percentage" office:value="0.25" calcext:value-type="percentage">
            <text:p>25%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Loot Spread</text:p>
          </table:table-cell>
          <table:table-cell table:style-name="ce4" office:value-type="percentage" office:value="0.2" calcext:value-type="percentage">
            <text:p>20%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ustom Mult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rpr.BJ3:crpr.CC9">
            <calcext:color-scale>
              <calcext:color-scale-entry calcext:value="0" calcext:type="minimum" calcext:color="#70ad47"/>
              <calcext:color-scale-entry calcext:value="50" calcext:type="percentile" calcext:color="#fcfcff"/>
              <calcext:color-scale-entry calcext:value="0" calcext:type="maximum" calcext:color="#7030a0"/>
            </calcext:color-scale>
          </calcext:conditional-format>
          <calcext:conditional-format calcext:target-range-address="crpr.N3:crpr.BG8">
            <calcext:color-scale>
              <calcext:color-scale-entry calcext:value="0" calcext:type="minimum" calcext:color="#5a8ac6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</calcext:conditional-formats>
      </table:table>
      <table:table table:name="wtch" table:style-name="ta20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6" table:default-cell-style-name="Default"/>
        <table:table-column table:style-name="co15" table:default-cell-style-name="Default"/>
        <table:table-column table:style-name="co17" table:number-columns-repeated="6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number-columns-repeated="6" table:default-cell-style-name="Default"/>
        <table:table-column table:style-name="co15" table:default-cell-style-name="Default"/>
        <table:table-column table:style-name="co21" table:number-columns-repeated="6" table:default-cell-style-name="Default"/>
        <table:table-column table:style-name="co15" table:default-cell-style-name="Default"/>
        <table:table-column table:style-name="co22" table:number-columns-repeated="6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4" table:number-columns-repeated="5" table:default-cell-style-name="Default"/>
        <table:table-column table:style-name="co15" table:default-cell-style-name="Default"/>
        <table:table-column table:style-name="co25" table:number-columns-repeated="4" table:default-cell-style-name="Default"/>
        <table:table-column table:style-name="co15" table:default-cell-style-name="Default"/>
        <table:table-column table:style-name="co26" table:number-columns-repeated="4" table:default-cell-style-name="Default"/>
        <table:table-column table:style-name="co15" table:default-cell-style-name="Default"/>
        <table:table-column table:style-name="co27" table:number-columns-repeated="4" table:default-cell-style-name="Default"/>
        <table:table-column table:style-name="co25" table:number-columns-repeated="16303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Toughness</text:p>
          </table:table-cell>
          <table:table-cell table:style-name="ce1" office:value-type="string" calcext:value-type="string">
            <text:p>Damage Equiv</text:p>
          </table:table-cell>
          <table:table-cell table:style-name="ce1" office:value-type="string" calcext:value-type="string">
            <text:p>Rough Value</text:p>
          </table:table-cell>
          <table:table-cell table:style-name="ce1" office:value-type="string" calcext:value-type="string">
            <text:p>Difficulty Threshold</text:p>
          </table:table-cell>
          <table:table-cell table:style-name="ce6" office:value-type="string" calcext:value-type="string" table:number-columns-spanned="4" table:number-rows-spanned="1">
            <text:p>First Wave</text:p>
          </table:table-cell>
          <table:covered-table-cell table:number-columns-repeated="3" table:style-name="ce1"/>
          <table:table-cell table:style-name="ce1"/>
          <table:table-cell table:style-name="ce8" office:value-type="string" calcext:value-type="string">
            <text:p>Effective DPS:</text:p>
          </table:table-cell>
          <table:table-cell table:style-name="ce1" office:value-type="string" calcext:value-type="string">
            <text:p>T0 Sword</text:p>
          </table:table-cell>
          <table:table-cell table:style-name="ce1" office:value-type="string" calcext:value-type="string">
            <text:p>T1 Sword</text:p>
          </table:table-cell>
          <table:table-cell table:style-name="ce1" office:value-type="string" calcext:value-type="string">
            <text:p>T2 Sword</text:p>
          </table:table-cell>
          <table:table-cell table:style-name="ce1" office:value-type="string" calcext:value-type="string">
            <text:p>T3 Sword</text:p>
          </table:table-cell>
          <table:table-cell table:style-name="ce1" office:value-type="string" calcext:value-type="string">
            <text:p>T4 Sword</text:p>
          </table:table-cell>
          <table:table-cell table:style-name="ce1" office:value-type="string" calcext:value-type="string">
            <text:p>T5 Sword</text:p>
          </table:table-cell>
          <table:table-cell table:style-name="ce1" office:value-type="string" calcext:value-type="string">
            <text:p>T6 Sword</text:p>
          </table:table-cell>
          <table:table-cell table:style-name="ce1" office:value-type="string" calcext:value-type="string">
            <text:p>Soldier</text:p>
          </table:table-cell>
          <table:table-cell table:style-name="ce1"/>
          <table:table-cell table:style-name="ce1" office:value-type="string" calcext:value-type="string">
            <text:p>T1 Axe</text:p>
          </table:table-cell>
          <table:table-cell table:style-name="ce1" office:value-type="string" calcext:value-type="string">
            <text:p>T2 Axe</text:p>
          </table:table-cell>
          <table:table-cell table:style-name="ce1" office:value-type="string" calcext:value-type="string">
            <text:p>T3 Axe</text:p>
          </table:table-cell>
          <table:table-cell table:style-name="ce1" office:value-type="string" calcext:value-type="string">
            <text:p>T4 Axe</text:p>
          </table:table-cell>
          <table:table-cell table:style-name="ce1" office:value-type="string" calcext:value-type="string">
            <text:p>T5 Axe</text:p>
          </table:table-cell>
          <table:table-cell table:style-name="ce1" office:value-type="string" calcext:value-type="string">
            <text:p>T6 Axe</text:p>
          </table:table-cell>
          <table:table-cell table:style-name="ce1"/>
          <table:table-cell table:style-name="ce1" office:value-type="string" calcext:value-type="string">
            <text:p>T1 Scythe</text:p>
          </table:table-cell>
          <table:table-cell table:style-name="ce1" office:value-type="string" calcext:value-type="string">
            <text:p>T2 Scythe</text:p>
          </table:table-cell>
          <table:table-cell table:style-name="ce1" office:value-type="string" calcext:value-type="string">
            <text:p>T3 Scythe</text:p>
          </table:table-cell>
          <table:table-cell table:style-name="ce1" office:value-type="string" calcext:value-type="string">
            <text:p>T4 Scythe</text:p>
          </table:table-cell>
          <table:table-cell table:style-name="ce1" office:value-type="string" calcext:value-type="string">
            <text:p>T5 Scythe</text:p>
          </table:table-cell>
          <table:table-cell table:style-name="ce1" office:value-type="string" calcext:value-type="string">
            <text:p>T6 Scythe</text:p>
          </table:table-cell>
          <table:table-cell table:style-name="ce1" office:value-type="string" calcext:value-type="string">
            <text:p>Reaper I</text:p>
          </table:table-cell>
          <table:table-cell table:style-name="ce1" office:value-type="string" calcext:value-type="string">
            <text:p>Reaper II</text:p>
          </table:table-cell>
          <table:table-cell table:style-name="ce1" office:value-type="string" calcext:value-type="string">
            <text:p>Reaper III</text:p>
          </table:table-cell>
          <table:table-cell table:style-name="ce1"/>
          <table:table-cell table:style-name="ce1" office:value-type="string" calcext:value-type="string">
            <text:p>T1 Staff</text:p>
          </table:table-cell>
          <table:table-cell table:style-name="ce1" office:value-type="string" calcext:value-type="string">
            <text:p>T2 Staff</text:p>
          </table:table-cell>
          <table:table-cell table:style-name="ce1" office:value-type="string" calcext:value-type="string">
            <text:p>T3 Staff</text:p>
          </table:table-cell>
          <table:table-cell table:style-name="ce1" office:value-type="string" calcext:value-type="string">
            <text:p>T4 Staff</text:p>
          </table:table-cell>
          <table:table-cell table:style-name="ce1" office:value-type="string" calcext:value-type="string">
            <text:p>T5 Staff</text:p>
          </table:table-cell>
          <table:table-cell table:style-name="ce1" office:value-type="string" calcext:value-type="string">
            <text:p>T6 Staff</text:p>
          </table:table-cell>
          <table:table-cell table:style-name="ce1"/>
          <table:table-cell table:style-name="ce1" office:value-type="string" calcext:value-type="string">
            <text:p>T1 Bow</text:p>
          </table:table-cell>
          <table:table-cell table:style-name="ce1" office:value-type="string" calcext:value-type="string">
            <text:p>T2 Bow</text:p>
          </table:table-cell>
          <table:table-cell table:style-name="ce1" office:value-type="string" calcext:value-type="string">
            <text:p>T3 Bow</text:p>
          </table:table-cell>
          <table:table-cell table:style-name="ce1" office:value-type="string" calcext:value-type="string">
            <text:p>T4 Bow</text:p>
          </table:table-cell>
          <table:table-cell table:style-name="ce1" office:value-type="string" calcext:value-type="string">
            <text:p>T5 Bow</text:p>
          </table:table-cell>
          <table:table-cell table:style-name="ce1" office:value-type="string" calcext:value-type="string">
            <text:p>T6 Bow</text:p>
          </table:table-cell>
          <table:table-cell table:style-name="ce1"/>
          <table:table-cell table:style-name="ce1" office:value-type="string" calcext:value-type="string">
            <text:p>T1 Crossbow</text:p>
          </table:table-cell>
          <table:table-cell table:style-name="ce1" office:value-type="string" calcext:value-type="string">
            <text:p>T2 Crossbow</text:p>
          </table:table-cell>
          <table:table-cell table:style-name="ce1" office:value-type="string" calcext:value-type="string">
            <text:p>T3 Crossbow</text:p>
          </table:table-cell>
          <table:table-cell table:style-name="ce1" office:value-type="string" calcext:value-type="string">
            <text:p>T4 Crossbow</text:p>
          </table:table-cell>
          <table:table-cell table:style-name="ce1" office:value-type="string" calcext:value-type="string">
            <text:p>T5 Crossbow</text:p>
          </table:table-cell>
          <table:table-cell table:style-name="ce1" office:value-type="string" calcext:value-type="string">
            <text:p>T6 Crossbow</text:p>
          </table:table-cell>
          <table:table-cell table:style-name="ce1"/>
          <table:table-cell table:style-name="ce1" office:value-type="string" calcext:value-type="string">
            <text:p>Effective 1S Dmg:</text:p>
          </table:table-cell>
          <table:table-cell table:style-name="ce1" office:value-type="string" calcext:value-type="string">
            <text:p>Lvl 1 doge</text:p>
          </table:table-cell>
          <table:table-cell table:style-name="ce1" office:value-type="string" calcext:value-type="string">
            <text:p>Lvl 2 doge</text:p>
          </table:table-cell>
          <table:table-cell table:style-name="ce1" office:value-type="string" calcext:value-type="string">
            <text:p>Lvl 3 doge</text:p>
          </table:table-cell>
          <table:table-cell table:style-name="ce1" office:value-type="string" calcext:value-type="string">
            <text:p>Lvl 4 doge</text:p>
          </table:table-cell>
          <table:table-cell table:style-name="ce1" office:value-type="string" calcext:value-type="string">
            <text:p>Lvl 5 doge</text:p>
          </table:table-cell>
          <table:table-cell table:style-name="ce1"/>
          <table:table-cell table:style-name="ce1" office:value-type="string" calcext:value-type="string">
            <text:p>Lvl 1 hors</text:p>
          </table:table-cell>
          <table:table-cell table:style-name="ce1" office:value-type="string" calcext:value-type="string">
            <text:p>Lvl 2 hors</text:p>
          </table:table-cell>
          <table:table-cell table:style-name="ce1" office:value-type="string" calcext:value-type="string">
            <text:p>Lvl 3 hors</text:p>
          </table:table-cell>
          <table:table-cell table:style-name="ce1" office:value-type="string" calcext:value-type="string">
            <text:p>Lvl 4 hors</text:p>
          </table:table-cell>
          <table:table-cell table:style-name="ce1"/>
          <table:table-cell table:style-name="ce1" office:value-type="string" calcext:value-type="string">
            <text:p>Lvl 1 irgl</text:p>
          </table:table-cell>
          <table:table-cell table:style-name="ce1" office:value-type="string" calcext:value-type="string">
            <text:p>Lvl 2 irgl</text:p>
          </table:table-cell>
          <table:table-cell table:style-name="ce1" office:value-type="string" calcext:value-type="string">
            <text:p>Lvl 3 irgl</text:p>
          </table:table-cell>
          <table:table-cell table:style-name="ce1" office:value-type="string" calcext:value-type="string">
            <text:p>Lvl 4 irgl</text:p>
          </table:table-cell>
          <table:table-cell table:style-name="ce1"/>
          <table:table-cell table:style-name="ce1" office:value-type="string" calcext:value-type="string">
            <text:p>Lvl 1 sngl</text:p>
          </table:table-cell>
          <table:table-cell table:style-name="ce1" office:value-type="string" calcext:value-type="string">
            <text:p>Lvl 2 sngl</text:p>
          </table:table-cell>
          <table:table-cell table:style-name="ce1" office:value-type="string" calcext:value-type="string">
            <text:p>Lvl 3 sngl</text:p>
          </table:table-cell>
          <table:table-cell table:style-name="ce1" office:value-type="string" calcext:value-type="string">
            <text:p>Lvl 4 sngl</text:p>
          </table:table-cell>
          <table:table-cell table:style-name="ce1" table:number-columns-repeated="16303"/>
        </table:table-row>
        <table:table-row table:style-name="ro1">
          <table:table-cell table:style-name="ce1"/>
          <table:table-cell table:style-name="ce3" table:number-columns-repeated="6"/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Hard</text:p>
          </table:table-cell>
          <table:table-cell table:style-name="ce3" office:value-type="string" calcext:value-type="string">
            <text:p>Insane</text:p>
          </table:table-cell>
          <table:table-cell table:style-name="ce3"/>
          <table:table-cell table:style-name="ce9" office:value-type="string" calcext:value-type="string">
            <text:p>Balanced To:</text:p>
          </table:table-cell>
          <table:table-cell table:style-name="ce10" office:value-type="string" calcext:value-type="string" table:number-columns-spanned="8" table:number-rows-spanned="1">
            <text:p>Crit</text:p>
          </table:table-cell>
          <table:covered-table-cell table:number-columns-repeated="7" table:style-name="ce3"/>
          <table:table-cell table:style-name="ce3"/>
          <table:table-cell table:style-name="ce10" office:value-type="string" calcext:value-type="string" table:number-columns-spanned="6" table:number-rows-spanned="1">
            <text:p>Crit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9" table:number-rows-spanned="1">
            <text:p>Norm</text:p>
          </table:table-cell>
          <table:covered-table-cell table:number-columns-repeated="8" table:style-name="ce3"/>
          <table:table-cell table:style-name="ce3"/>
          <table:table-cell table:style-name="ce10" office:value-type="string" calcext:value-type="string" table:number-columns-spanned="6" table:number-rows-spanned="1">
            <text:p>x=4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6" table:number-rows-spanned="1">
            <text:p>r=20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6" table:number-rows-spanned="1">
            <text:p>alpha=0.4</text:p>
          </table:table-cell>
          <table:covered-table-cell table:number-columns-repeated="5" table:style-name="ce3"/>
          <table:table-cell table:style-name="ce3" table:number-columns-repeated="163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5" table:formula="of:=([.$B3] + 3 * [.$C3]) / 10 / (1 - [.$D3] * 0.006) *POWER([.$E3]; 0.7) * [.$C$12] / 13" office:value-type="float" office:value="284.784859716928" calcext:value-type="float">
            <text:p>284.8</text:p>
          </table:table-cell>
          <table:table-cell table:style-name="ce5" office:value-type="float" office:value="0" calcext:value-type="float">
            <text:p>0.0</text:p>
          </table:table-cell>
          <table:table-cell table:style-name="ce7" table:formula="of:=COM.MICROSOFT.CEILING.MATH(LN(MAX([.$G3]*4;1))^2.5+1)" office:value-type="float" office:value="1" calcext:value-type="float">
            <text:p>1</text:p>
          </table:table-cell>
          <table:table-cell table:style-name="ce7" table:formula="of:=COM.MICROSOFT.CEILING.MATH(LN(MAX([.$G3]*3.5;1))^2.5+1)" office:value-type="float" office:value="1" calcext:value-type="float">
            <text:p>1</text:p>
          </table:table-cell>
          <table:table-cell table:style-name="ce7" table:formula="of:=COM.MICROSOFT.CEILING.MATH(LN(MAX([.$G3]*3;1))^2.5+1)" office:value-type="float" office:value="1" calcext:value-type="float">
            <text:p>1</text:p>
          </table:table-cell>
          <table:table-cell table:style-name="ce7" table:formula="of:=COM.MICROSOFT.CEILING.MATH(LN(MAX([.$G3]*2.5;1))^2.5+1)" office:value-type="float" office:value="1" calcext:value-type="float">
            <text:p>1</text:p>
          </table:table-cell>
          <table:table-cell/>
          <table:table-cell table:style-name="ce5"/>
          <table:table-cell table:style-name="ce87" table:formula="of:=MAX([$Sword.E$2] - [.$C3]; 0)*[$Sword.$F$2]" office:value-type="float" office:value="72" calcext:value-type="float">
            <text:p>72.0</text:p>
          </table:table-cell>
          <table:table-cell table:style-name="ce87" table:formula="of:=MAX([$Sword.E$3] - [.$C3]; 0)*[$Sword.$F$3]" office:value-type="float" office:value="94.875" calcext:value-type="float">
            <text:p>94.9</text:p>
          </table:table-cell>
          <table:table-cell table:style-name="ce87" table:formula="of:=MAX([$Sword.E$4] - [.$C3]; 0)*[$Sword.$F$4]" office:value-type="float" office:value="120.9375" calcext:value-type="float">
            <text:p>120.9</text:p>
          </table:table-cell>
          <table:table-cell table:style-name="ce87" table:formula="of:=MAX([$Sword.E$5] - [.$C3]; 0)*[$Sword.$F$5]" office:value-type="float" office:value="150.75" calcext:value-type="float">
            <text:p>150.8</text:p>
          </table:table-cell>
          <table:table-cell table:style-name="ce87" table:formula="of:=MAX([$Sword.E$6] - [.$C3]; 0)*[$Sword.$F$6]" office:value-type="float" office:value="186" calcext:value-type="float">
            <text:p>186.0</text:p>
          </table:table-cell>
          <table:table-cell table:style-name="ce87" table:formula="of:=MAX([$Sword.E$7] - [.$C3]; 0)*[$Sword.$F$7]" office:value-type="float" office:value="223.6875" calcext:value-type="float">
            <text:p>223.7</text:p>
          </table:table-cell>
          <table:table-cell table:style-name="ce87" table:formula="of:=MAX([$Sword.E$8] - [.$C3]; 0)*[$Sword.$F$8]" office:value-type="float" office:value="264.375" calcext:value-type="float">
            <text:p>264.4</text:p>
          </table:table-cell>
          <table:table-cell table:style-name="ce87" table:formula="of:=MAX([$Sword.E$9] - [.$C3]; 0)*[$Sword.$F$9]" office:value-type="float" office:value="85.5" calcext:value-type="float">
            <text:p>85.5</text:p>
          </table:table-cell>
          <table:table-cell table:style-name="ce88"/>
          <table:table-cell table:style-name="ce87" table:formula="of:=MAX([$Axe.E$2] - [.$C3]/2; 0)*MAX(1 - [.$D3]/200;0)*[$Axe.$F$2]" office:value-type="float" office:value="100" calcext:value-type="float">
            <text:p>100.0</text:p>
          </table:table-cell>
          <table:table-cell table:style-name="ce87" table:formula="of:=MAX([$Axe.E$3] - [.$C3]/2; 0)*MAX(1 - [.$D3]/200;0)*[$Axe.$F$3]" office:value-type="float" office:value="128" calcext:value-type="float">
            <text:p>128.0</text:p>
          </table:table-cell>
          <table:table-cell table:style-name="ce87" table:formula="of:=MAX([$Axe.E$4] - [.$C3]/2; 0)*MAX(1 - [.$D3]/200;0)*[$Axe.$F$4]" office:value-type="float" office:value="159.8" calcext:value-type="float">
            <text:p>159.8</text:p>
          </table:table-cell>
          <table:table-cell table:style-name="ce87" table:formula="of:=MAX([$Axe.E$5] - [.$C3]/2; 0)*MAX(1 - [.$D3]/200;0)*[$Axe.$F$5]" office:value-type="float" office:value="196.6" calcext:value-type="float">
            <text:p>196.6</text:p>
          </table:table-cell>
          <table:table-cell table:style-name="ce87" table:formula="of:=MAX([$Axe.E$6] - [.$C3]/2; 0)*MAX(1 - [.$D3]/200;0)*[$Axe.$F$6]" office:value-type="float" office:value="236.2" calcext:value-type="float">
            <text:p>236.2</text:p>
          </table:table-cell>
          <table:table-cell table:style-name="ce87" table:formula="of:=MAX([$Axe.E$7] - [.$C3]/2; 0)*MAX(1 - [.$D3]/200;0)*[$Axe.$F$7]" office:value-type="float" office:value="280" calcext:value-type="float">
            <text:p>280.0</text:p>
          </table:table-cell>
          <table:table-cell table:style-name="ce88"/>
          <table:table-cell table:style-name="ce87" table:formula="of:=MAX([$Scythe.D$2]; 0)*MAX(1 - [.$D3]/100;0)*[$Scythe.$F$2]" office:value-type="float" office:value="92" calcext:value-type="float">
            <text:p>92.0</text:p>
          </table:table-cell>
          <table:table-cell table:style-name="ce87" table:formula="of:=MAX([$Scythe.D$3]; 0)*MAX(1 - [.$D3]/100;0)*[$Scythe.$F$3]" office:value-type="float" office:value="122" calcext:value-type="float">
            <text:p>122.0</text:p>
          </table:table-cell>
          <table:table-cell table:style-name="ce87" table:formula="of:=MAX([$Scythe.D$4]; 0)*MAX(1 - [.$D3]/100;0)*[$Scythe.$F$4]" office:value-type="float" office:value="156" calcext:value-type="float">
            <text:p>156.0</text:p>
          </table:table-cell>
          <table:table-cell table:style-name="ce87" table:formula="of:=MAX([$Scythe.D$5]; 0)*MAX(1 - [.$D3]/100;0)*[$Scythe.$F$5]" office:value-type="float" office:value="196" calcext:value-type="float">
            <text:p>196.0</text:p>
          </table:table-cell>
          <table:table-cell table:style-name="ce87" table:formula="of:=MAX([$Scythe.D$6]; 0)*MAX(1 - [.$D3]/100;0)*[$Scythe.$F$6]" office:value-type="float" office:value="240" calcext:value-type="float">
            <text:p>240.0</text:p>
          </table:table-cell>
          <table:table-cell table:style-name="ce87" table:formula="of:=MAX([$Scythe.D$7]; 0)*MAX(1 - [.$D3]/100;0)*[$Scythe.$F$7]" office:value-type="float" office:value="288" calcext:value-type="float">
            <text:p>288.0</text:p>
          </table:table-cell>
          <table:table-cell table:style-name="ce87" table:formula="of:=MAX([$Scythe.D$8]; 0)*MAX(1 - [.$D3]/100;0)*[$Scythe.$F$8]" office:value-type="float" office:value="76" calcext:value-type="float">
            <text:p>76.0</text:p>
          </table:table-cell>
          <table:table-cell table:style-name="ce87" table:formula="of:=MAX([$Scythe.D$9]; 0)*MAX(1 - [.$D3]/100;0)*[$Scythe.$F$9]" office:value-type="float" office:value="88" calcext:value-type="float">
            <text:p>88.0</text:p>
          </table:table-cell>
          <table:table-cell table:style-name="ce87" table:formula="of:=MAX([$Scythe.D$10]; 0)*MAX(1 - [.$D3]/100;0)*[$Scythe.$F$10]" office:value-type="float" office:value="100" calcext:value-type="float">
            <text:p>100.0</text:p>
          </table:table-cell>
          <table:table-cell table:style-name="ce88"/>
          <table:table-cell table:style-name="ce88" table:formula="of:=MAX([$Staff.E$2]; 0)*[$Staff.$F$2]" office:value-type="float" office:value="73.6" calcext:value-type="float">
            <text:p>73.6</text:p>
          </table:table-cell>
          <table:table-cell table:style-name="ce88" table:formula="of:=MAX([$Staff.E$3]; 0)*[$Staff.$F$3]" office:value-type="float" office:value="100" calcext:value-type="float">
            <text:p>100</text:p>
          </table:table-cell>
          <table:table-cell table:style-name="ce88" table:formula="of:=MAX([$Staff.E$4]; 0)*[$Staff.$F$4]" office:value-type="float" office:value="128" calcext:value-type="float">
            <text:p>128</text:p>
          </table:table-cell>
          <table:table-cell table:style-name="ce88" table:formula="of:=MAX([$Staff.E$5]; 0)*[$Staff.$F$5]" office:value-type="float" office:value="160.8" calcext:value-type="float">
            <text:p>160.8</text:p>
          </table:table-cell>
          <table:table-cell table:style-name="ce88" table:formula="of:=MAX([$Staff.E$6]; 0)*[$Staff.$F$6]" office:value-type="float" office:value="196" calcext:value-type="float">
            <text:p>196</text:p>
          </table:table-cell>
          <table:table-cell table:style-name="ce88" table:formula="of:=MAX([$Staff.E$7]; 0)*[$Staff.$F$7]" office:value-type="float" office:value="235.2" calcext:value-type="float">
            <text:p>235.2</text:p>
          </table:table-cell>
          <table:table-cell table:style-name="ce88"/>
          <table:table-cell table:style-name="ce87" table:formula="of:=MAX([$Bow.E$2] - [.$C3]; 0)*MAX(1 - [.$D3]/100;0)*[$Bow.$F$2]" office:value-type="float" office:value="107.410308366566" calcext:value-type="float">
            <text:p>107.4</text:p>
          </table:table-cell>
          <table:table-cell table:style-name="ce87" table:formula="of:=MAX([$Bow.E$3] - [.$C3]; 0)*MAX(1 - [.$D3]/100;0)*[$Bow.$F$3]" office:value-type="float" office:value="141.935050341534" calcext:value-type="float">
            <text:p>141.9</text:p>
          </table:table-cell>
          <table:table-cell table:style-name="ce87" table:formula="of:=MAX([$Bow.E$4] - [.$C3]; 0)*MAX(1 - [.$D3]/100;0)*[$Bow.$F$4]" office:value-type="float" office:value="172.623709874839" calcext:value-type="float">
            <text:p>172.6</text:p>
          </table:table-cell>
          <table:table-cell table:style-name="ce87" table:formula="of:=MAX([$Bow.E$5] - [.$C3]; 0)*MAX(1 - [.$D3]/100;0)*[$Bow.$F$5]" office:value-type="float" office:value="214.820616733133" calcext:value-type="float">
            <text:p>214.8</text:p>
          </table:table-cell>
          <table:table-cell table:style-name="ce87" table:formula="of:=MAX([$Bow.E$6] - [.$C3]; 0)*MAX(1 - [.$D3]/100;0)*[$Bow.$F$6]" office:value-type="float" office:value="257.017523591427" calcext:value-type="float">
            <text:p>257.0</text:p>
          </table:table-cell>
          <table:table-cell table:style-name="ce87" table:formula="of:=MAX([$Bow.E$7] - [.$C3]; 0)*MAX(1 - [.$D3]/100;0)*[$Bow.$F$7]" office:value-type="float" office:value="306.886595333047" calcext:value-type="float">
            <text:p>306.9</text:p>
          </table:table-cell>
          <table:table-cell table:style-name="ce88"/>
          <table:table-cell table:style-name="ce87" table:formula="of:=MAX([$Crossbow.E$2] - [.$C3]/2; 0)*MAX(1 - [.$D3]/200;0)*[$Crossbow.$F$2]" office:value-type="float" office:value="106.25" calcext:value-type="float">
            <text:p>106.3</text:p>
          </table:table-cell>
          <table:table-cell table:style-name="ce87" table:formula="of:=MAX([$Crossbow.E$3] - [.$C3]/2; 0)*MAX(1 - [.$D3]/200;0)*[$Crossbow.$F$3]" office:value-type="float" office:value="136" calcext:value-type="float">
            <text:p>136.0</text:p>
          </table:table-cell>
          <table:table-cell table:style-name="ce87" table:formula="of:=MAX([$Crossbow.E$4] - [.$C3]/2; 0)*MAX(1 - [.$D3]/200;0)*[$Crossbow.$F$4]" office:value-type="float" office:value="170.17" calcext:value-type="float">
            <text:p>170.2</text:p>
          </table:table-cell>
          <table:table-cell table:style-name="ce87" table:formula="of:=MAX([$Crossbow.E$5] - [.$C3]/2; 0)*MAX(1 - [.$D3]/200;0)*[$Crossbow.$F$5]" office:value-type="float" office:value="208.25" calcext:value-type="float">
            <text:p>208.3</text:p>
          </table:table-cell>
          <table:table-cell table:style-name="ce87" table:formula="of:=MAX([$Crossbow.E$6] - [.$C3]/2; 0)*MAX(1 - [.$D3]/200;0)*[$Crossbow.$F$6]" office:value-type="float" office:value="251.277" calcext:value-type="float">
            <text:p>251.3</text:p>
          </table:table-cell>
          <table:table-cell table:style-name="ce87" table:formula="of:=MAX([$Crossbow.E$7] - [.$C3]/2; 0)*MAX(1 - [.$D3]/200;0)*[$Crossbow.$F$7]" office:value-type="float" office:value="297.4762" calcext:value-type="float">
            <text:p>297.5</text:p>
          </table:table-cell>
          <table:table-cell table:number-columns-repeated="2"/>
          <table:table-cell table:style-name="ce89" table:formula="of:=MAX([$doge.E$3] - [.$C3]; 0)" office:value-type="float" office:value="30" calcext:value-type="float">
            <text:p>30</text:p>
          </table:table-cell>
          <table:table-cell table:style-name="ce89" table:formula="of:=MAX([$doge.$E$4] - [.$C3]; 0)" office:value-type="float" office:value="35" calcext:value-type="float">
            <text:p>35</text:p>
          </table:table-cell>
          <table:table-cell table:style-name="ce89" table:formula="of:=MAX([$doge.$E$5] - [.$C3]; 0)" office:value-type="float" office:value="40" calcext:value-type="float">
            <text:p>40</text:p>
          </table:table-cell>
          <table:table-cell table:style-name="ce89" table:formula="of:=MAX([$doge.$E$6] - [.$C3]; 0)" office:value-type="float" office:value="45" calcext:value-type="float">
            <text:p>45</text:p>
          </table:table-cell>
          <table:table-cell table:style-name="ce89" table:formula="of:=MAX([$doge.$E$7] - [.$C3]; 0)" office:value-type="float" office:value="50" calcext:value-type="float">
            <text:p>50</text:p>
          </table:table-cell>
          <table:table-cell table:style-name="ce89"/>
          <table:table-cell table:style-name="ce90" table:formula="of:=MAX([$hors.$E$3] - [.$C3]/2; 0)*MAX(1 - [.$D3]/200;0)" office:value-type="float" office:value="75" calcext:value-type="float">
            <text:p>75.0</text:p>
          </table:table-cell>
          <table:table-cell table:style-name="ce90" table:formula="of:=MAX([$hors.$E$4] - [.$C3]/2; 0)*MAX(1 - [.$D3]/200;0)" office:value-type="float" office:value="90" calcext:value-type="float">
            <text:p>90.0</text:p>
          </table:table-cell>
          <table:table-cell table:style-name="ce90" table:formula="of:=MAX([$hors.$E$5] - [.$C3]/2; 0)*MAX(1 - [.$D3]/200;0)" office:value-type="float" office:value="115" calcext:value-type="float">
            <text:p>115.0</text:p>
          </table:table-cell>
          <table:table-cell table:style-name="ce90" table:formula="of:=MAX([$hors.$E$6] - [.$C3]/2; 0)*MAX(1 - [.$D3]/200;0)" office:value-type="float" office:value="140" calcext:value-type="float">
            <text:p>140.0</text:p>
          </table:table-cell>
          <table:table-cell table:style-name="ce89"/>
          <table:table-cell table:style-name="ce90" table:formula="of:=MAX([$irgl.$E$3] - [.$C3]; 0)*MAX(1 - [.$D3]/100;0)" office:value-type="float" office:value="200" calcext:value-type="float">
            <text:p>200.0</text:p>
          </table:table-cell>
          <table:table-cell table:style-name="ce90" table:formula="of:=MAX([$irgl.$E$4] - [.$C3]; 0)*MAX(1 - [.$D3]/100;0)" office:value-type="float" office:value="225" calcext:value-type="float">
            <text:p>225.0</text:p>
          </table:table-cell>
          <table:table-cell table:style-name="ce90" table:formula="of:=MAX([$irgl.$E$5] - [.$C3]; 0)*MAX(1 - [.$D3]/100;0)" office:value-type="float" office:value="260" calcext:value-type="float">
            <text:p>260.0</text:p>
          </table:table-cell>
          <table:table-cell table:style-name="ce90" table:formula="of:=MAX([$irgl.$E$6] - [.$C3]; 0)*MAX(1 - [.$D3]/100;0)" office:value-type="float" office:value="300" calcext:value-type="float">
            <text:p>300.0</text:p>
          </table:table-cell>
          <table:table-cell table:style-name="ce89"/>
          <table:table-cell table:style-name="ce90" table:formula="of:=MAX([$sngl.$E$3]; 0)*MAX(1 - [.$D3]/100;0)" office:value-type="float" office:value="120" calcext:value-type="float">
            <text:p>120.0</text:p>
          </table:table-cell>
          <table:table-cell table:style-name="ce90" table:formula="of:=MAX([$sngl.$E$4]; 0)*MAX(1 - [.$D3]/100;0)" office:value-type="float" office:value="140" calcext:value-type="float">
            <text:p>140.0</text:p>
          </table:table-cell>
          <table:table-cell table:style-name="ce90" table:formula="of:=MAX([$sngl.$E$5]; 0)*MAX(1 - [.$D3]/100;0)" office:value-type="float" office:value="170" calcext:value-type="float">
            <text:p>170.0</text:p>
          </table:table-cell>
          <table:table-cell table:style-name="ce90" table:formula="of:=MAX([$sngl.$E$6]; 0)*MAX(1 - [.$D3]/100;0)" office:value-type="float" office:value="200" calcext:value-type="float">
            <text:p>200.0</text:p>
          </table:table-cell>
          <table:table-cell table:number-columns-repeated="163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5" table:formula="of:=([.$B4] + 3 * [.$C4]) / 10 / (1 - [.$D4] * 0.006) *POWER([.$E4]; 0.7) * [.$C$12] / 13" office:value-type="float" office:value="358.055269622156" calcext:value-type="float">
            <text:p>358.1</text:p>
          </table:table-cell>
          <table:table-cell table:style-name="ce5" office:value-type="float" office:value="10.5" calcext:value-type="float">
            <text:p>10.5</text:p>
          </table:table-cell>
          <table:table-cell table:style-name="ce7" table:formula="of:=COM.MICROSOFT.CEILING.MATH(LN(MAX([.$G4]*4;1))^2.5+1)" office:value-type="float" office:value="29" calcext:value-type="float">
            <text:p>29</text:p>
          </table:table-cell>
          <table:table-cell table:style-name="ce7" table:formula="of:=COM.MICROSOFT.CEILING.MATH(LN(MAX([.$G4]*3.5;1))^2.5+1)" office:value-type="float" office:value="26" calcext:value-type="float">
            <text:p>26</text:p>
          </table:table-cell>
          <table:table-cell table:style-name="ce7" table:formula="of:=COM.MICROSOFT.CEILING.MATH(LN(MAX([.$G4]*3;1))^2.5+1)" office:value-type="float" office:value="24" calcext:value-type="float">
            <text:p>24</text:p>
          </table:table-cell>
          <table:table-cell table:style-name="ce7" table:formula="of:=COM.MICROSOFT.CEILING.MATH(LN(MAX([.$G4]*2.5;1))^2.5+1)" office:value-type="float" office:value="21" calcext:value-type="float">
            <text:p>21</text:p>
          </table:table-cell>
          <table:table-cell/>
          <table:table-cell table:style-name="ce5"/>
          <table:table-cell table:style-name="ce87" table:formula="of:=MAX([$Sword.E$2] - [.$C4]; 0)*[$Sword.$F$2]" office:value-type="float" office:value="72" calcext:value-type="float">
            <text:p>72.0</text:p>
          </table:table-cell>
          <table:table-cell table:style-name="ce87" table:formula="of:=MAX([$Sword.E$3] - [.$C4]; 0)*[$Sword.$F$3]" office:value-type="float" office:value="94.875" calcext:value-type="float">
            <text:p>94.9</text:p>
          </table:table-cell>
          <table:table-cell table:style-name="ce87" table:formula="of:=MAX([$Sword.E$4] - [.$C4]; 0)*[$Sword.$F$4]" office:value-type="float" office:value="120.9375" calcext:value-type="float">
            <text:p>120.9</text:p>
          </table:table-cell>
          <table:table-cell table:style-name="ce87" table:formula="of:=MAX([$Sword.E$5] - [.$C4]; 0)*[$Sword.$F$5]" office:value-type="float" office:value="150.75" calcext:value-type="float">
            <text:p>150.8</text:p>
          </table:table-cell>
          <table:table-cell table:style-name="ce87" table:formula="of:=MAX([$Sword.E$6] - [.$C4]; 0)*[$Sword.$F$6]" office:value-type="float" office:value="186" calcext:value-type="float">
            <text:p>186.0</text:p>
          </table:table-cell>
          <table:table-cell table:style-name="ce87" table:formula="of:=MAX([$Sword.E$7] - [.$C4]; 0)*[$Sword.$F$7]" office:value-type="float" office:value="223.6875" calcext:value-type="float">
            <text:p>223.7</text:p>
          </table:table-cell>
          <table:table-cell table:style-name="ce87" table:formula="of:=MAX([$Sword.E$8] - [.$C4]; 0)*[$Sword.$F$8]" office:value-type="float" office:value="264.375" calcext:value-type="float">
            <text:p>264.4</text:p>
          </table:table-cell>
          <table:table-cell table:style-name="ce87" table:formula="of:=MAX([$Sword.E$9] - [.$C4]; 0)*[$Sword.$F$9]" office:value-type="float" office:value="85.5" calcext:value-type="float">
            <text:p>85.5</text:p>
          </table:table-cell>
          <table:table-cell table:style-name="ce88"/>
          <table:table-cell table:style-name="ce87" table:formula="of:=MAX([$Axe.E$2] - [.$C4]/2; 0)*MAX(1 - [.$D4]/200;0)*[$Axe.$F$2]" office:value-type="float" office:value="99.5" calcext:value-type="float">
            <text:p>99.5</text:p>
          </table:table-cell>
          <table:table-cell table:style-name="ce87" table:formula="of:=MAX([$Axe.E$3] - [.$C4]/2; 0)*MAX(1 - [.$D4]/200;0)*[$Axe.$F$3]" office:value-type="float" office:value="127.36" calcext:value-type="float">
            <text:p>127.4</text:p>
          </table:table-cell>
          <table:table-cell table:style-name="ce87" table:formula="of:=MAX([$Axe.E$4] - [.$C4]/2; 0)*MAX(1 - [.$D4]/200;0)*[$Axe.$F$4]" office:value-type="float" office:value="159.001" calcext:value-type="float">
            <text:p>159.0</text:p>
          </table:table-cell>
          <table:table-cell table:style-name="ce87" table:formula="of:=MAX([$Axe.E$5] - [.$C4]/2; 0)*MAX(1 - [.$D4]/200;0)*[$Axe.$F$5]" office:value-type="float" office:value="195.617" calcext:value-type="float">
            <text:p>195.6</text:p>
          </table:table-cell>
          <table:table-cell table:style-name="ce87" table:formula="of:=MAX([$Axe.E$6] - [.$C4]/2; 0)*MAX(1 - [.$D4]/200;0)*[$Axe.$F$6]" office:value-type="float" office:value="235.019" calcext:value-type="float">
            <text:p>235.0</text:p>
          </table:table-cell>
          <table:table-cell table:style-name="ce87" table:formula="of:=MAX([$Axe.E$7] - [.$C4]/2; 0)*MAX(1 - [.$D4]/200;0)*[$Axe.$F$7]" office:value-type="float" office:value="278.6" calcext:value-type="float">
            <text:p>278.6</text:p>
          </table:table-cell>
          <table:table-cell table:style-name="ce88"/>
          <table:table-cell table:style-name="ce87" table:formula="of:=MAX([$Scythe.D$2]; 0)*MAX(1 - [.$D4]/100;0)*[$Scythe.$F$2]" office:value-type="float" office:value="91.08" calcext:value-type="float">
            <text:p>91.1</text:p>
          </table:table-cell>
          <table:table-cell table:style-name="ce87" table:formula="of:=MAX([$Scythe.D$3]; 0)*MAX(1 - [.$D4]/100;0)*[$Scythe.$F$3]" office:value-type="float" office:value="120.78" calcext:value-type="float">
            <text:p>120.8</text:p>
          </table:table-cell>
          <table:table-cell table:style-name="ce87" table:formula="of:=MAX([$Scythe.D$4]; 0)*MAX(1 - [.$D4]/100;0)*[$Scythe.$F$4]" office:value-type="float" office:value="154.44" calcext:value-type="float">
            <text:p>154.4</text:p>
          </table:table-cell>
          <table:table-cell table:style-name="ce87" table:formula="of:=MAX([$Scythe.D$5]; 0)*MAX(1 - [.$D4]/100;0)*[$Scythe.$F$5]" office:value-type="float" office:value="194.04" calcext:value-type="float">
            <text:p>194.0</text:p>
          </table:table-cell>
          <table:table-cell table:style-name="ce87" table:formula="of:=MAX([$Scythe.D$6]; 0)*MAX(1 - [.$D4]/100;0)*[$Scythe.$F$6]" office:value-type="float" office:value="237.6" calcext:value-type="float">
            <text:p>237.6</text:p>
          </table:table-cell>
          <table:table-cell table:style-name="ce87" table:formula="of:=MAX([$Scythe.D$7]; 0)*MAX(1 - [.$D4]/100;0)*[$Scythe.$F$7]" office:value-type="float" office:value="285.12" calcext:value-type="float">
            <text:p>285.1</text:p>
          </table:table-cell>
          <table:table-cell table:style-name="ce87" table:formula="of:=MAX([$Scythe.D$8]; 0)*MAX(1 - [.$D4]/100;0)*[$Scythe.$F$8]" office:value-type="float" office:value="75.24" calcext:value-type="float">
            <text:p>75.2</text:p>
          </table:table-cell>
          <table:table-cell table:style-name="ce87" table:formula="of:=MAX([$Scythe.D$9]; 0)*MAX(1 - [.$D4]/100;0)*[$Scythe.$F$9]" office:value-type="float" office:value="87.12" calcext:value-type="float">
            <text:p>87.1</text:p>
          </table:table-cell>
          <table:table-cell table:style-name="ce87" table:formula="of:=MAX([$Scythe.D$10]; 0)*MAX(1 - [.$D4]/100;0)*[$Scythe.$F$10]" office:value-type="float" office:value="99" calcext:value-type="float">
            <text:p>99.0</text:p>
          </table:table-cell>
          <table:table-cell table:style-name="ce88"/>
          <table:table-cell table:style-name="ce88" table:formula="of:=MAX([$Staff.E$2]; 0)*[$Staff.$F$2]" office:value-type="float" office:value="73.6" calcext:value-type="float">
            <text:p>73.6</text:p>
          </table:table-cell>
          <table:table-cell table:style-name="ce88" table:formula="of:=MAX([$Staff.E$3]; 0)*[$Staff.$F$3]" office:value-type="float" office:value="100" calcext:value-type="float">
            <text:p>100</text:p>
          </table:table-cell>
          <table:table-cell table:style-name="ce88" table:formula="of:=MAX([$Staff.E$4]; 0)*[$Staff.$F$4]" office:value-type="float" office:value="128" calcext:value-type="float">
            <text:p>128</text:p>
          </table:table-cell>
          <table:table-cell table:style-name="ce88" table:formula="of:=MAX([$Staff.E$5]; 0)*[$Staff.$F$5]" office:value-type="float" office:value="160.8" calcext:value-type="float">
            <text:p>160.8</text:p>
          </table:table-cell>
          <table:table-cell table:style-name="ce88" table:formula="of:=MAX([$Staff.E$6]; 0)*[$Staff.$F$6]" office:value-type="float" office:value="196" calcext:value-type="float">
            <text:p>196</text:p>
          </table:table-cell>
          <table:table-cell table:style-name="ce88" table:formula="of:=MAX([$Staff.E$7]; 0)*[$Staff.$F$7]" office:value-type="float" office:value="235.2" calcext:value-type="float">
            <text:p>235.2</text:p>
          </table:table-cell>
          <table:table-cell table:style-name="ce88"/>
          <table:table-cell table:style-name="ce87" table:formula="of:=MAX([$Bow.E$2] - [.$C4]; 0)*MAX(1 - [.$D4]/100;0)*[$Bow.$F$2]" office:value-type="float" office:value="106.336205282901" calcext:value-type="float">
            <text:p>106.3</text:p>
          </table:table-cell>
          <table:table-cell table:style-name="ce87" table:formula="of:=MAX([$Bow.E$3] - [.$C4]; 0)*MAX(1 - [.$D4]/100;0)*[$Bow.$F$3]" office:value-type="float" office:value="140.515699838119" calcext:value-type="float">
            <text:p>140.5</text:p>
          </table:table-cell>
          <table:table-cell table:style-name="ce87" table:formula="of:=MAX([$Bow.E$4] - [.$C4]; 0)*MAX(1 - [.$D4]/100;0)*[$Bow.$F$4]" office:value-type="float" office:value="170.89747277609" calcext:value-type="float">
            <text:p>170.9</text:p>
          </table:table-cell>
          <table:table-cell table:style-name="ce87" table:formula="of:=MAX([$Bow.E$5] - [.$C4]; 0)*MAX(1 - [.$D4]/100;0)*[$Bow.$F$5]" office:value-type="float" office:value="212.672410565801" calcext:value-type="float">
            <text:p>212.7</text:p>
          </table:table-cell>
          <table:table-cell table:style-name="ce87" table:formula="of:=MAX([$Bow.E$6] - [.$C4]; 0)*MAX(1 - [.$D4]/100;0)*[$Bow.$F$6]" office:value-type="float" office:value="254.447348355512" calcext:value-type="float">
            <text:p>254.4</text:p>
          </table:table-cell>
          <table:table-cell table:style-name="ce87" table:formula="of:=MAX([$Bow.E$7] - [.$C4]; 0)*MAX(1 - [.$D4]/100;0)*[$Bow.$F$7]" office:value-type="float" office:value="303.817729379716" calcext:value-type="float">
            <text:p>303.8</text:p>
          </table:table-cell>
          <table:table-cell table:style-name="ce88"/>
          <table:table-cell table:style-name="ce87" table:formula="of:=MAX([$Crossbow.E$2] - [.$C4]/2; 0)*MAX(1 - [.$D4]/200;0)*[$Crossbow.$F$2]" office:value-type="float" office:value="105.71875" calcext:value-type="float">
            <text:p>105.7</text:p>
          </table:table-cell>
          <table:table-cell table:style-name="ce87" table:formula="of:=MAX([$Crossbow.E$3] - [.$C4]/2; 0)*MAX(1 - [.$D4]/200;0)*[$Crossbow.$F$3]" office:value-type="float" office:value="135.32" calcext:value-type="float">
            <text:p>135.3</text:p>
          </table:table-cell>
          <table:table-cell table:style-name="ce87" table:formula="of:=MAX([$Crossbow.E$4] - [.$C4]/2; 0)*MAX(1 - [.$D4]/200;0)*[$Crossbow.$F$4]" office:value-type="float" office:value="169.31915" calcext:value-type="float">
            <text:p>169.3</text:p>
          </table:table-cell>
          <table:table-cell table:style-name="ce87" table:formula="of:=MAX([$Crossbow.E$5] - [.$C4]/2; 0)*MAX(1 - [.$D4]/200;0)*[$Crossbow.$F$5]" office:value-type="float" office:value="207.20875" calcext:value-type="float">
            <text:p>207.2</text:p>
          </table:table-cell>
          <table:table-cell table:style-name="ce87" table:formula="of:=MAX([$Crossbow.E$6] - [.$C4]/2; 0)*MAX(1 - [.$D4]/200;0)*[$Crossbow.$F$6]" office:value-type="float" office:value="250.020615" calcext:value-type="float">
            <text:p>250.0</text:p>
          </table:table-cell>
          <table:table-cell table:style-name="ce87" table:formula="of:=MAX([$Crossbow.E$7] - [.$C4]/2; 0)*MAX(1 - [.$D4]/200;0)*[$Crossbow.$F$7]" office:value-type="float" office:value="295.988819" calcext:value-type="float">
            <text:p>296.0</text:p>
          </table:table-cell>
          <table:table-cell table:number-columns-repeated="2"/>
          <table:table-cell table:style-name="ce89" table:formula="of:=MAX([$doge.E$3] - [.$C4]; 0)" office:value-type="float" office:value="30" calcext:value-type="float">
            <text:p>30</text:p>
          </table:table-cell>
          <table:table-cell table:style-name="ce89" table:formula="of:=MAX([$doge.$E$4] - [.$C4]; 0)" office:value-type="float" office:value="35" calcext:value-type="float">
            <text:p>35</text:p>
          </table:table-cell>
          <table:table-cell table:style-name="ce89" table:formula="of:=MAX([$doge.$E$5] - [.$C4]; 0)" office:value-type="float" office:value="40" calcext:value-type="float">
            <text:p>40</text:p>
          </table:table-cell>
          <table:table-cell table:style-name="ce89" table:formula="of:=MAX([$doge.$E$6] - [.$C4]; 0)" office:value-type="float" office:value="45" calcext:value-type="float">
            <text:p>45</text:p>
          </table:table-cell>
          <table:table-cell table:style-name="ce89" table:formula="of:=MAX([$doge.$E$7] - [.$C4]; 0)" office:value-type="float" office:value="50" calcext:value-type="float">
            <text:p>50</text:p>
          </table:table-cell>
          <table:table-cell table:style-name="ce89"/>
          <table:table-cell table:style-name="ce90" table:formula="of:=MAX([$hors.$E$3] - [.$C4]/2; 0)*MAX(1 - [.$D4]/200;0)" office:value-type="float" office:value="74.625" calcext:value-type="float">
            <text:p>74.6</text:p>
          </table:table-cell>
          <table:table-cell table:style-name="ce90" table:formula="of:=MAX([$hors.$E$4] - [.$C4]/2; 0)*MAX(1 - [.$D4]/200;0)" office:value-type="float" office:value="89.55" calcext:value-type="float">
            <text:p>89.6</text:p>
          </table:table-cell>
          <table:table-cell table:style-name="ce90" table:formula="of:=MAX([$hors.$E$5] - [.$C4]/2; 0)*MAX(1 - [.$D4]/200;0)" office:value-type="float" office:value="114.425" calcext:value-type="float">
            <text:p>114.4</text:p>
          </table:table-cell>
          <table:table-cell table:style-name="ce90" table:formula="of:=MAX([$hors.$E$6] - [.$C4]/2; 0)*MAX(1 - [.$D4]/200;0)" office:value-type="float" office:value="139.3" calcext:value-type="float">
            <text:p>139.3</text:p>
          </table:table-cell>
          <table:table-cell table:style-name="ce89"/>
          <table:table-cell table:style-name="ce90" table:formula="of:=MAX([$irgl.$E$3] - [.$C4]; 0)*MAX(1 - [.$D4]/100;0)" office:value-type="float" office:value="198" calcext:value-type="float">
            <text:p>198.0</text:p>
          </table:table-cell>
          <table:table-cell table:style-name="ce90" table:formula="of:=MAX([$irgl.$E$4] - [.$C4]; 0)*MAX(1 - [.$D4]/100;0)" office:value-type="float" office:value="222.75" calcext:value-type="float">
            <text:p>222.8</text:p>
          </table:table-cell>
          <table:table-cell table:style-name="ce90" table:formula="of:=MAX([$irgl.$E$5] - [.$C4]; 0)*MAX(1 - [.$D4]/100;0)" office:value-type="float" office:value="257.4" calcext:value-type="float">
            <text:p>257.4</text:p>
          </table:table-cell>
          <table:table-cell table:style-name="ce90" table:formula="of:=MAX([$irgl.$E$6] - [.$C4]; 0)*MAX(1 - [.$D4]/100;0)" office:value-type="float" office:value="297" calcext:value-type="float">
            <text:p>297.0</text:p>
          </table:table-cell>
          <table:table-cell table:style-name="ce89"/>
          <table:table-cell table:style-name="ce90" table:formula="of:=MAX([$sngl.$E$3]; 0)*MAX(1 - [.$D4]/100;0)" office:value-type="float" office:value="118.8" calcext:value-type="float">
            <text:p>118.8</text:p>
          </table:table-cell>
          <table:table-cell table:style-name="ce90" table:formula="of:=MAX([$sngl.$E$4]; 0)*MAX(1 - [.$D4]/100;0)" office:value-type="float" office:value="138.6" calcext:value-type="float">
            <text:p>138.6</text:p>
          </table:table-cell>
          <table:table-cell table:style-name="ce90" table:formula="of:=MAX([$sngl.$E$5]; 0)*MAX(1 - [.$D4]/100;0)" office:value-type="float" office:value="168.3" calcext:value-type="float">
            <text:p>168.3</text:p>
          </table:table-cell>
          <table:table-cell table:style-name="ce90" table:formula="of:=MAX([$sngl.$E$6]; 0)*MAX(1 - [.$D4]/100;0)" office:value-type="float" office:value="198" calcext:value-type="float">
            <text:p>198.0</text:p>
          </table:table-cell>
          <table:table-cell table:number-columns-repeated="163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0" calcext:value-type="float">
            <text:p>7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5" table:formula="of:=([.$B5] + 3 * [.$C5]) / 10 / (1 - [.$D5] * 0.006) *POWER([.$E5]; 0.7) * [.$C$12] / 13" office:value-type="float" office:value="488.361101022573" calcext:value-type="float">
            <text:p>488.4</text:p>
          </table:table-cell>
          <table:table-cell table:style-name="ce5" office:value-type="float" office:value="12" calcext:value-type="float">
            <text:p>12.0</text:p>
          </table:table-cell>
          <table:table-cell table:style-name="ce7" table:formula="of:=COM.MICROSOFT.CEILING.MATH(LN(MAX([.$G5]*4;1))^2.5+1)" office:value-type="float" office:value="31" calcext:value-type="float">
            <text:p>31</text:p>
          </table:table-cell>
          <table:table-cell table:style-name="ce7" table:formula="of:=COM.MICROSOFT.CEILING.MATH(LN(MAX([.$G5]*3.5;1))^2.5+1)" office:value-type="float" office:value="29" calcext:value-type="float">
            <text:p>29</text:p>
          </table:table-cell>
          <table:table-cell table:style-name="ce7" table:formula="of:=COM.MICROSOFT.CEILING.MATH(LN(MAX([.$G5]*3;1))^2.5+1)" office:value-type="float" office:value="26" calcext:value-type="float">
            <text:p>26</text:p>
          </table:table-cell>
          <table:table-cell table:style-name="ce7" table:formula="of:=COM.MICROSOFT.CEILING.MATH(LN(MAX([.$G5]*2.5;1))^2.5+1)" office:value-type="float" office:value="23" calcext:value-type="float">
            <text:p>23</text:p>
          </table:table-cell>
          <table:table-cell/>
          <table:table-cell table:style-name="ce5"/>
          <table:table-cell table:style-name="ce87" table:formula="of:=MAX([$Sword.E$2] - [.$C5]; 0)*[$Sword.$F$2]" office:value-type="float" office:value="69" calcext:value-type="float">
            <text:p>69.0</text:p>
          </table:table-cell>
          <table:table-cell table:style-name="ce87" table:formula="of:=MAX([$Sword.E$3] - [.$C5]; 0)*[$Sword.$F$3]" office:value-type="float" office:value="91.875" calcext:value-type="float">
            <text:p>91.9</text:p>
          </table:table-cell>
          <table:table-cell table:style-name="ce87" table:formula="of:=MAX([$Sword.E$4] - [.$C5]; 0)*[$Sword.$F$4]" office:value-type="float" office:value="117.9375" calcext:value-type="float">
            <text:p>117.9</text:p>
          </table:table-cell>
          <table:table-cell table:style-name="ce87" table:formula="of:=MAX([$Sword.E$5] - [.$C5]; 0)*[$Sword.$F$5]" office:value-type="float" office:value="147.75" calcext:value-type="float">
            <text:p>147.8</text:p>
          </table:table-cell>
          <table:table-cell table:style-name="ce87" table:formula="of:=MAX([$Sword.E$6] - [.$C5]; 0)*[$Sword.$F$6]" office:value-type="float" office:value="183" calcext:value-type="float">
            <text:p>183.0</text:p>
          </table:table-cell>
          <table:table-cell table:style-name="ce87" table:formula="of:=MAX([$Sword.E$7] - [.$C5]; 0)*[$Sword.$F$7]" office:value-type="float" office:value="220.6875" calcext:value-type="float">
            <text:p>220.7</text:p>
          </table:table-cell>
          <table:table-cell table:style-name="ce87" table:formula="of:=MAX([$Sword.E$8] - [.$C5]; 0)*[$Sword.$F$8]" office:value-type="float" office:value="261.375" calcext:value-type="float">
            <text:p>261.4</text:p>
          </table:table-cell>
          <table:table-cell table:style-name="ce87" table:formula="of:=MAX([$Sword.E$9] - [.$C5]; 0)*[$Sword.$F$9]" office:value-type="float" office:value="82.5" calcext:value-type="float">
            <text:p>82.5</text:p>
          </table:table-cell>
          <table:table-cell table:style-name="ce88"/>
          <table:table-cell table:style-name="ce87" table:formula="of:=MAX([$Axe.E$2] - [.$C5]/2; 0)*MAX(1 - [.$D5]/200;0)*[$Axe.$F$2]" office:value-type="float" office:value="98.704" calcext:value-type="float">
            <text:p>98.7</text:p>
          </table:table-cell>
          <table:table-cell table:style-name="ce87" table:formula="of:=MAX([$Axe.E$3] - [.$C5]/2; 0)*MAX(1 - [.$D5]/200;0)*[$Axe.$F$3]" office:value-type="float" office:value="126.564" calcext:value-type="float">
            <text:p>126.6</text:p>
          </table:table-cell>
          <table:table-cell table:style-name="ce87" table:formula="of:=MAX([$Axe.E$4] - [.$C5]/2; 0)*MAX(1 - [.$D5]/200;0)*[$Axe.$F$4]" office:value-type="float" office:value="158.205" calcext:value-type="float">
            <text:p>158.2</text:p>
          </table:table-cell>
          <table:table-cell table:style-name="ce87" table:formula="of:=MAX([$Axe.E$5] - [.$C5]/2; 0)*MAX(1 - [.$D5]/200;0)*[$Axe.$F$5]" office:value-type="float" office:value="194.821" calcext:value-type="float">
            <text:p>194.8</text:p>
          </table:table-cell>
          <table:table-cell table:style-name="ce87" table:formula="of:=MAX([$Axe.E$6] - [.$C5]/2; 0)*MAX(1 - [.$D5]/200;0)*[$Axe.$F$6]" office:value-type="float" office:value="234.223" calcext:value-type="float">
            <text:p>234.2</text:p>
          </table:table-cell>
          <table:table-cell table:style-name="ce87" table:formula="of:=MAX([$Axe.E$7] - [.$C5]/2; 0)*MAX(1 - [.$D5]/200;0)*[$Axe.$F$7]" office:value-type="float" office:value="277.804" calcext:value-type="float">
            <text:p>277.8</text:p>
          </table:table-cell>
          <table:table-cell table:style-name="ce88"/>
          <table:table-cell table:style-name="ce87" table:formula="of:=MAX([$Scythe.D$2]; 0)*MAX(1 - [.$D5]/100;0)*[$Scythe.$F$2]" office:value-type="float" office:value="91.08" calcext:value-type="float">
            <text:p>91.1</text:p>
          </table:table-cell>
          <table:table-cell table:style-name="ce87" table:formula="of:=MAX([$Scythe.D$3]; 0)*MAX(1 - [.$D5]/100;0)*[$Scythe.$F$3]" office:value-type="float" office:value="120.78" calcext:value-type="float">
            <text:p>120.8</text:p>
          </table:table-cell>
          <table:table-cell table:style-name="ce87" table:formula="of:=MAX([$Scythe.D$4]; 0)*MAX(1 - [.$D5]/100;0)*[$Scythe.$F$4]" office:value-type="float" office:value="154.44" calcext:value-type="float">
            <text:p>154.4</text:p>
          </table:table-cell>
          <table:table-cell table:style-name="ce87" table:formula="of:=MAX([$Scythe.D$5]; 0)*MAX(1 - [.$D5]/100;0)*[$Scythe.$F$5]" office:value-type="float" office:value="194.04" calcext:value-type="float">
            <text:p>194.0</text:p>
          </table:table-cell>
          <table:table-cell table:style-name="ce87" table:formula="of:=MAX([$Scythe.D$6]; 0)*MAX(1 - [.$D5]/100;0)*[$Scythe.$F$6]" office:value-type="float" office:value="237.6" calcext:value-type="float">
            <text:p>237.6</text:p>
          </table:table-cell>
          <table:table-cell table:style-name="ce87" table:formula="of:=MAX([$Scythe.D$7]; 0)*MAX(1 - [.$D5]/100;0)*[$Scythe.$F$7]" office:value-type="float" office:value="285.12" calcext:value-type="float">
            <text:p>285.1</text:p>
          </table:table-cell>
          <table:table-cell table:style-name="ce87" table:formula="of:=MAX([$Scythe.D$8]; 0)*MAX(1 - [.$D5]/100;0)*[$Scythe.$F$8]" office:value-type="float" office:value="75.24" calcext:value-type="float">
            <text:p>75.2</text:p>
          </table:table-cell>
          <table:table-cell table:style-name="ce87" table:formula="of:=MAX([$Scythe.D$9]; 0)*MAX(1 - [.$D5]/100;0)*[$Scythe.$F$9]" office:value-type="float" office:value="87.12" calcext:value-type="float">
            <text:p>87.1</text:p>
          </table:table-cell>
          <table:table-cell table:style-name="ce87" table:formula="of:=MAX([$Scythe.D$10]; 0)*MAX(1 - [.$D5]/100;0)*[$Scythe.$F$10]" office:value-type="float" office:value="99" calcext:value-type="float">
            <text:p>99.0</text:p>
          </table:table-cell>
          <table:table-cell table:style-name="ce88"/>
          <table:table-cell table:style-name="ce88" table:formula="of:=MAX([$Staff.E$2]; 0)*[$Staff.$F$2]" office:value-type="float" office:value="73.6" calcext:value-type="float">
            <text:p>73.6</text:p>
          </table:table-cell>
          <table:table-cell table:style-name="ce88" table:formula="of:=MAX([$Staff.E$3]; 0)*[$Staff.$F$3]" office:value-type="float" office:value="100" calcext:value-type="float">
            <text:p>100</text:p>
          </table:table-cell>
          <table:table-cell table:style-name="ce88" table:formula="of:=MAX([$Staff.E$4]; 0)*[$Staff.$F$4]" office:value-type="float" office:value="128" calcext:value-type="float">
            <text:p>128</text:p>
          </table:table-cell>
          <table:table-cell table:style-name="ce88" table:formula="of:=MAX([$Staff.E$5]; 0)*[$Staff.$F$5]" office:value-type="float" office:value="160.8" calcext:value-type="float">
            <text:p>160.8</text:p>
          </table:table-cell>
          <table:table-cell table:style-name="ce88" table:formula="of:=MAX([$Staff.E$6]; 0)*[$Staff.$F$6]" office:value-type="float" office:value="196" calcext:value-type="float">
            <text:p>196</text:p>
          </table:table-cell>
          <table:table-cell table:style-name="ce88" table:formula="of:=MAX([$Staff.E$7]; 0)*[$Staff.$F$7]" office:value-type="float" office:value="235.2" calcext:value-type="float">
            <text:p>235.2</text:p>
          </table:table-cell>
          <table:table-cell table:style-name="ce88"/>
          <table:table-cell table:style-name="ce87" table:formula="of:=MAX([$Bow.E$2] - [.$C5]; 0)*MAX(1 - [.$D5]/100;0)*[$Bow.$F$2]" office:value-type="float" office:value="105.049205282901" calcext:value-type="float">
            <text:p>105.0</text:p>
          </table:table-cell>
          <table:table-cell table:style-name="ce87" table:formula="of:=MAX([$Bow.E$3] - [.$C5]; 0)*MAX(1 - [.$D5]/100;0)*[$Bow.$F$3]" office:value-type="float" office:value="139.228699838119" calcext:value-type="float">
            <text:p>139.2</text:p>
          </table:table-cell>
          <table:table-cell table:style-name="ce87" table:formula="of:=MAX([$Bow.E$4] - [.$C5]; 0)*MAX(1 - [.$D5]/100;0)*[$Bow.$F$4]" office:value-type="float" office:value="169.61047277609" calcext:value-type="float">
            <text:p>169.6</text:p>
          </table:table-cell>
          <table:table-cell table:style-name="ce87" table:formula="of:=MAX([$Bow.E$5] - [.$C5]; 0)*MAX(1 - [.$D5]/100;0)*[$Bow.$F$5]" office:value-type="float" office:value="211.385410565801" calcext:value-type="float">
            <text:p>211.4</text:p>
          </table:table-cell>
          <table:table-cell table:style-name="ce87" table:formula="of:=MAX([$Bow.E$6] - [.$C5]; 0)*MAX(1 - [.$D5]/100;0)*[$Bow.$F$6]" office:value-type="float" office:value="253.160348355512" calcext:value-type="float">
            <text:p>253.2</text:p>
          </table:table-cell>
          <table:table-cell table:style-name="ce87" table:formula="of:=MAX([$Bow.E$7] - [.$C5]; 0)*MAX(1 - [.$D5]/100;0)*[$Bow.$F$7]" office:value-type="float" office:value="302.530729379716" calcext:value-type="float">
            <text:p>302.5</text:p>
          </table:table-cell>
          <table:table-cell table:style-name="ce88"/>
          <table:table-cell table:style-name="ce87" table:formula="of:=MAX([$Crossbow.E$2] - [.$C5]/2; 0)*MAX(1 - [.$D5]/200;0)*[$Crossbow.$F$2]" office:value-type="float" office:value="104.873" calcext:value-type="float">
            <text:p>104.9</text:p>
          </table:table-cell>
          <table:table-cell table:style-name="ce87" table:formula="of:=MAX([$Crossbow.E$3] - [.$C5]/2; 0)*MAX(1 - [.$D5]/200;0)*[$Crossbow.$F$3]" office:value-type="float" office:value="134.47425" calcext:value-type="float">
            <text:p>134.5</text:p>
          </table:table-cell>
          <table:table-cell table:style-name="ce87" table:formula="of:=MAX([$Crossbow.E$4] - [.$C5]/2; 0)*MAX(1 - [.$D5]/200;0)*[$Crossbow.$F$4]" office:value-type="float" office:value="168.4734" calcext:value-type="float">
            <text:p>168.5</text:p>
          </table:table-cell>
          <table:table-cell table:style-name="ce87" table:formula="of:=MAX([$Crossbow.E$5] - [.$C5]/2; 0)*MAX(1 - [.$D5]/200;0)*[$Crossbow.$F$5]" office:value-type="float" office:value="206.363" calcext:value-type="float">
            <text:p>206.4</text:p>
          </table:table-cell>
          <table:table-cell table:style-name="ce87" table:formula="of:=MAX([$Crossbow.E$6] - [.$C5]/2; 0)*MAX(1 - [.$D5]/200;0)*[$Crossbow.$F$6]" office:value-type="float" office:value="249.174865" calcext:value-type="float">
            <text:p>249.2</text:p>
          </table:table-cell>
          <table:table-cell table:style-name="ce87" table:formula="of:=MAX([$Crossbow.E$7] - [.$C5]/2; 0)*MAX(1 - [.$D5]/200;0)*[$Crossbow.$F$7]" office:value-type="float" office:value="295.143069" calcext:value-type="float">
            <text:p>295.1</text:p>
          </table:table-cell>
          <table:table-cell table:number-columns-repeated="2"/>
          <table:table-cell table:style-name="ce89" table:formula="of:=MAX([$doge.E$3] - [.$C5]; 0)" office:value-type="float" office:value="28" calcext:value-type="float">
            <text:p>28</text:p>
          </table:table-cell>
          <table:table-cell table:style-name="ce89" table:formula="of:=MAX([$doge.$E$4] - [.$C5]; 0)" office:value-type="float" office:value="33" calcext:value-type="float">
            <text:p>33</text:p>
          </table:table-cell>
          <table:table-cell table:style-name="ce89" table:formula="of:=MAX([$doge.$E$5] - [.$C5]; 0)" office:value-type="float" office:value="38" calcext:value-type="float">
            <text:p>38</text:p>
          </table:table-cell>
          <table:table-cell table:style-name="ce89" table:formula="of:=MAX([$doge.$E$6] - [.$C5]; 0)" office:value-type="float" office:value="43" calcext:value-type="float">
            <text:p>43</text:p>
          </table:table-cell>
          <table:table-cell table:style-name="ce89" table:formula="of:=MAX([$doge.$E$7] - [.$C5]; 0)" office:value-type="float" office:value="48" calcext:value-type="float">
            <text:p>48</text:p>
          </table:table-cell>
          <table:table-cell table:style-name="ce89"/>
          <table:table-cell table:style-name="ce90" table:formula="of:=MAX([$hors.$E$3] - [.$C5]/2; 0)*MAX(1 - [.$D5]/200;0)" office:value-type="float" office:value="73.63" calcext:value-type="float">
            <text:p>73.6</text:p>
          </table:table-cell>
          <table:table-cell table:style-name="ce90" table:formula="of:=MAX([$hors.$E$4] - [.$C5]/2; 0)*MAX(1 - [.$D5]/200;0)" office:value-type="float" office:value="88.555" calcext:value-type="float">
            <text:p>88.6</text:p>
          </table:table-cell>
          <table:table-cell table:style-name="ce90" table:formula="of:=MAX([$hors.$E$5] - [.$C5]/2; 0)*MAX(1 - [.$D5]/200;0)" office:value-type="float" office:value="113.43" calcext:value-type="float">
            <text:p>113.4</text:p>
          </table:table-cell>
          <table:table-cell table:style-name="ce90" table:formula="of:=MAX([$hors.$E$6] - [.$C5]/2; 0)*MAX(1 - [.$D5]/200;0)" office:value-type="float" office:value="138.305" calcext:value-type="float">
            <text:p>138.3</text:p>
          </table:table-cell>
          <table:table-cell table:style-name="ce89"/>
          <table:table-cell table:style-name="ce90" table:formula="of:=MAX([$irgl.$E$3] - [.$C5]; 0)*MAX(1 - [.$D5]/100;0)" office:value-type="float" office:value="196.02" calcext:value-type="float">
            <text:p>196.0</text:p>
          </table:table-cell>
          <table:table-cell table:style-name="ce90" table:formula="of:=MAX([$irgl.$E$4] - [.$C5]; 0)*MAX(1 - [.$D5]/100;0)" office:value-type="float" office:value="220.77" calcext:value-type="float">
            <text:p>220.8</text:p>
          </table:table-cell>
          <table:table-cell table:style-name="ce90" table:formula="of:=MAX([$irgl.$E$5] - [.$C5]; 0)*MAX(1 - [.$D5]/100;0)" office:value-type="float" office:value="255.42" calcext:value-type="float">
            <text:p>255.4</text:p>
          </table:table-cell>
          <table:table-cell table:style-name="ce90" table:formula="of:=MAX([$irgl.$E$6] - [.$C5]; 0)*MAX(1 - [.$D5]/100;0)" office:value-type="float" office:value="295.02" calcext:value-type="float">
            <text:p>295.0</text:p>
          </table:table-cell>
          <table:table-cell table:style-name="ce89"/>
          <table:table-cell table:style-name="ce90" table:formula="of:=MAX([$sngl.$E$3]; 0)*MAX(1 - [.$D5]/100;0)" office:value-type="float" office:value="118.8" calcext:value-type="float">
            <text:p>118.8</text:p>
          </table:table-cell>
          <table:table-cell table:style-name="ce90" table:formula="of:=MAX([$sngl.$E$4]; 0)*MAX(1 - [.$D5]/100;0)" office:value-type="float" office:value="138.6" calcext:value-type="float">
            <text:p>138.6</text:p>
          </table:table-cell>
          <table:table-cell table:style-name="ce90" table:formula="of:=MAX([$sngl.$E$5]; 0)*MAX(1 - [.$D5]/100;0)" office:value-type="float" office:value="168.3" calcext:value-type="float">
            <text:p>168.3</text:p>
          </table:table-cell>
          <table:table-cell table:style-name="ce90" table:formula="of:=MAX([$sngl.$E$6]; 0)*MAX(1 - [.$D5]/100;0)" office:value-type="float" office:value="198" calcext:value-type="float">
            <text:p>198.0</text:p>
          </table:table-cell>
          <table:table-cell table:number-columns-repeated="163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5" table:formula="of:=([.$B6] + 3 * [.$C6]) / 10 / (1 - [.$D6] * 0.006) *POWER([.$E6]; 0.7) * [.$C$12] / 13" office:value-type="float" office:value="629.020414673904" calcext:value-type="float">
            <text:p>629.0</text:p>
          </table:table-cell>
          <table:table-cell table:style-name="ce5" office:value-type="float" office:value="14" calcext:value-type="float">
            <text:p>14.0</text:p>
          </table:table-cell>
          <table:table-cell table:style-name="ce7" table:formula="of:=COM.MICROSOFT.CEILING.MATH(LN(MAX([.$G6]*4;1))^2.5+1)" office:value-type="float" office:value="34" calcext:value-type="float">
            <text:p>34</text:p>
          </table:table-cell>
          <table:table-cell table:style-name="ce7" table:formula="of:=COM.MICROSOFT.CEILING.MATH(LN(MAX([.$G6]*3.5;1))^2.5+1)" office:value-type="float" office:value="31" calcext:value-type="float">
            <text:p>31</text:p>
          </table:table-cell>
          <table:table-cell table:style-name="ce7" table:formula="of:=COM.MICROSOFT.CEILING.MATH(LN(MAX([.$G6]*3;1))^2.5+1)" office:value-type="float" office:value="29" calcext:value-type="float">
            <text:p>29</text:p>
          </table:table-cell>
          <table:table-cell table:style-name="ce7" table:formula="of:=COM.MICROSOFT.CEILING.MATH(LN(MAX([.$G6]*2.5;1))^2.5+1)" office:value-type="float" office:value="25" calcext:value-type="float">
            <text:p>25</text:p>
          </table:table-cell>
          <table:table-cell/>
          <table:table-cell table:style-name="ce5"/>
          <table:table-cell table:style-name="ce87" table:formula="of:=MAX([$Sword.E$2] - [.$C6]; 0)*[$Sword.$F$2]" office:value-type="float" office:value="69" calcext:value-type="float">
            <text:p>69.0</text:p>
          </table:table-cell>
          <table:table-cell table:style-name="ce87" table:formula="of:=MAX([$Sword.E$3] - [.$C6]; 0)*[$Sword.$F$3]" office:value-type="float" office:value="91.875" calcext:value-type="float">
            <text:p>91.9</text:p>
          </table:table-cell>
          <table:table-cell table:style-name="ce87" table:formula="of:=MAX([$Sword.E$4] - [.$C6]; 0)*[$Sword.$F$4]" office:value-type="float" office:value="117.9375" calcext:value-type="float">
            <text:p>117.9</text:p>
          </table:table-cell>
          <table:table-cell table:style-name="ce87" table:formula="of:=MAX([$Sword.E$5] - [.$C6]; 0)*[$Sword.$F$5]" office:value-type="float" office:value="147.75" calcext:value-type="float">
            <text:p>147.8</text:p>
          </table:table-cell>
          <table:table-cell table:style-name="ce87" table:formula="of:=MAX([$Sword.E$6] - [.$C6]; 0)*[$Sword.$F$6]" office:value-type="float" office:value="183" calcext:value-type="float">
            <text:p>183.0</text:p>
          </table:table-cell>
          <table:table-cell table:style-name="ce87" table:formula="of:=MAX([$Sword.E$7] - [.$C6]; 0)*[$Sword.$F$7]" office:value-type="float" office:value="220.6875" calcext:value-type="float">
            <text:p>220.7</text:p>
          </table:table-cell>
          <table:table-cell table:style-name="ce87" table:formula="of:=MAX([$Sword.E$8] - [.$C6]; 0)*[$Sword.$F$8]" office:value-type="float" office:value="261.375" calcext:value-type="float">
            <text:p>261.4</text:p>
          </table:table-cell>
          <table:table-cell table:style-name="ce87" table:formula="of:=MAX([$Sword.E$9] - [.$C6]; 0)*[$Sword.$F$9]" office:value-type="float" office:value="82.5" calcext:value-type="float">
            <text:p>82.5</text:p>
          </table:table-cell>
          <table:table-cell table:style-name="ce88"/>
          <table:table-cell table:style-name="ce87" table:formula="of:=MAX([$Axe.E$2] - [.$C6]/2; 0)*MAX(1 - [.$D6]/200;0)*[$Axe.$F$2]" office:value-type="float" office:value="98.208" calcext:value-type="float">
            <text:p>98.2</text:p>
          </table:table-cell>
          <table:table-cell table:style-name="ce87" table:formula="of:=MAX([$Axe.E$3] - [.$C6]/2; 0)*MAX(1 - [.$D6]/200;0)*[$Axe.$F$3]" office:value-type="float" office:value="125.928" calcext:value-type="float">
            <text:p>125.9</text:p>
          </table:table-cell>
          <table:table-cell table:style-name="ce87" table:formula="of:=MAX([$Axe.E$4] - [.$C6]/2; 0)*MAX(1 - [.$D6]/200;0)*[$Axe.$F$4]" office:value-type="float" office:value="157.41" calcext:value-type="float">
            <text:p>157.4</text:p>
          </table:table-cell>
          <table:table-cell table:style-name="ce87" table:formula="of:=MAX([$Axe.E$5] - [.$C6]/2; 0)*MAX(1 - [.$D6]/200;0)*[$Axe.$F$5]" office:value-type="float" office:value="193.842" calcext:value-type="float">
            <text:p>193.8</text:p>
          </table:table-cell>
          <table:table-cell table:style-name="ce87" table:formula="of:=MAX([$Axe.E$6] - [.$C6]/2; 0)*MAX(1 - [.$D6]/200;0)*[$Axe.$F$6]" office:value-type="float" office:value="233.046" calcext:value-type="float">
            <text:p>233.0</text:p>
          </table:table-cell>
          <table:table-cell table:style-name="ce87" table:formula="of:=MAX([$Axe.E$7] - [.$C6]/2; 0)*MAX(1 - [.$D6]/200;0)*[$Axe.$F$7]" office:value-type="float" office:value="276.408" calcext:value-type="float">
            <text:p>276.4</text:p>
          </table:table-cell>
          <table:table-cell table:style-name="ce88"/>
          <table:table-cell table:style-name="ce87" table:formula="of:=MAX([$Scythe.D$2]; 0)*MAX(1 - [.$D6]/100;0)*[$Scythe.$F$2]" office:value-type="float" office:value="90.16" calcext:value-type="float">
            <text:p>90.2</text:p>
          </table:table-cell>
          <table:table-cell table:style-name="ce87" table:formula="of:=MAX([$Scythe.D$3]; 0)*MAX(1 - [.$D6]/100;0)*[$Scythe.$F$3]" office:value-type="float" office:value="119.56" calcext:value-type="float">
            <text:p>119.6</text:p>
          </table:table-cell>
          <table:table-cell table:style-name="ce87" table:formula="of:=MAX([$Scythe.D$4]; 0)*MAX(1 - [.$D6]/100;0)*[$Scythe.$F$4]" office:value-type="float" office:value="152.88" calcext:value-type="float">
            <text:p>152.9</text:p>
          </table:table-cell>
          <table:table-cell table:style-name="ce87" table:formula="of:=MAX([$Scythe.D$5]; 0)*MAX(1 - [.$D6]/100;0)*[$Scythe.$F$5]" office:value-type="float" office:value="192.08" calcext:value-type="float">
            <text:p>192.1</text:p>
          </table:table-cell>
          <table:table-cell table:style-name="ce87" table:formula="of:=MAX([$Scythe.D$6]; 0)*MAX(1 - [.$D6]/100;0)*[$Scythe.$F$6]" office:value-type="float" office:value="235.2" calcext:value-type="float">
            <text:p>235.2</text:p>
          </table:table-cell>
          <table:table-cell table:style-name="ce87" table:formula="of:=MAX([$Scythe.D$7]; 0)*MAX(1 - [.$D6]/100;0)*[$Scythe.$F$7]" office:value-type="float" office:value="282.24" calcext:value-type="float">
            <text:p>282.2</text:p>
          </table:table-cell>
          <table:table-cell table:style-name="ce87" table:formula="of:=MAX([$Scythe.D$8]; 0)*MAX(1 - [.$D6]/100;0)*[$Scythe.$F$8]" office:value-type="float" office:value="74.48" calcext:value-type="float">
            <text:p>74.5</text:p>
          </table:table-cell>
          <table:table-cell table:style-name="ce87" table:formula="of:=MAX([$Scythe.D$9]; 0)*MAX(1 - [.$D6]/100;0)*[$Scythe.$F$9]" office:value-type="float" office:value="86.24" calcext:value-type="float">
            <text:p>86.2</text:p>
          </table:table-cell>
          <table:table-cell table:style-name="ce87" table:formula="of:=MAX([$Scythe.D$10]; 0)*MAX(1 - [.$D6]/100;0)*[$Scythe.$F$10]" office:value-type="float" office:value="98" calcext:value-type="float">
            <text:p>98.0</text:p>
          </table:table-cell>
          <table:table-cell table:style-name="ce88"/>
          <table:table-cell table:style-name="ce88" table:formula="of:=MAX([$Staff.E$2]; 0)*[$Staff.$F$2]" office:value-type="float" office:value="73.6" calcext:value-type="float">
            <text:p>73.6</text:p>
          </table:table-cell>
          <table:table-cell table:style-name="ce88" table:formula="of:=MAX([$Staff.E$3]; 0)*[$Staff.$F$3]" office:value-type="float" office:value="100" calcext:value-type="float">
            <text:p>100</text:p>
          </table:table-cell>
          <table:table-cell table:style-name="ce88" table:formula="of:=MAX([$Staff.E$4]; 0)*[$Staff.$F$4]" office:value-type="float" office:value="128" calcext:value-type="float">
            <text:p>128</text:p>
          </table:table-cell>
          <table:table-cell table:style-name="ce88" table:formula="of:=MAX([$Staff.E$5]; 0)*[$Staff.$F$5]" office:value-type="float" office:value="160.8" calcext:value-type="float">
            <text:p>160.8</text:p>
          </table:table-cell>
          <table:table-cell table:style-name="ce88" table:formula="of:=MAX([$Staff.E$6]; 0)*[$Staff.$F$6]" office:value-type="float" office:value="196" calcext:value-type="float">
            <text:p>196</text:p>
          </table:table-cell>
          <table:table-cell table:style-name="ce88" table:formula="of:=MAX([$Staff.E$7]; 0)*[$Staff.$F$7]" office:value-type="float" office:value="235.2" calcext:value-type="float">
            <text:p>235.2</text:p>
          </table:table-cell>
          <table:table-cell table:style-name="ce88"/>
          <table:table-cell table:style-name="ce87" table:formula="of:=MAX([$Bow.E$2] - [.$C6]; 0)*MAX(1 - [.$D6]/100;0)*[$Bow.$F$2]" office:value-type="float" office:value="103.988102199235" calcext:value-type="float">
            <text:p>104.0</text:p>
          </table:table-cell>
          <table:table-cell table:style-name="ce87" table:formula="of:=MAX([$Bow.E$3] - [.$C6]; 0)*MAX(1 - [.$D6]/100;0)*[$Bow.$F$3]" office:value-type="float" office:value="137.822349334703" calcext:value-type="float">
            <text:p>137.8</text:p>
          </table:table-cell>
          <table:table-cell table:style-name="ce87" table:formula="of:=MAX([$Bow.E$4] - [.$C6]; 0)*MAX(1 - [.$D6]/100;0)*[$Bow.$F$4]" office:value-type="float" office:value="167.897235677342" calcext:value-type="float">
            <text:p>167.9</text:p>
          </table:table-cell>
          <table:table-cell table:style-name="ce87" table:formula="of:=MAX([$Bow.E$5] - [.$C6]; 0)*MAX(1 - [.$D6]/100;0)*[$Bow.$F$5]" office:value-type="float" office:value="209.25020439847" calcext:value-type="float">
            <text:p>209.3</text:p>
          </table:table-cell>
          <table:table-cell table:style-name="ce87" table:formula="of:=MAX([$Bow.E$6] - [.$C6]; 0)*MAX(1 - [.$D6]/100;0)*[$Bow.$F$6]" office:value-type="float" office:value="250.603173119598" calcext:value-type="float">
            <text:p>250.6</text:p>
          </table:table-cell>
          <table:table-cell table:style-name="ce87" table:formula="of:=MAX([$Bow.E$7] - [.$C6]; 0)*MAX(1 - [.$D6]/100;0)*[$Bow.$F$7]" office:value-type="float" office:value="299.474863426386" calcext:value-type="float">
            <text:p>299.5</text:p>
          </table:table-cell>
          <table:table-cell table:style-name="ce88"/>
          <table:table-cell table:style-name="ce87" table:formula="of:=MAX([$Crossbow.E$2] - [.$C6]/2; 0)*MAX(1 - [.$D6]/200;0)*[$Crossbow.$F$2]" office:value-type="float" office:value="104.346" calcext:value-type="float">
            <text:p>104.3</text:p>
          </table:table-cell>
          <table:table-cell table:style-name="ce87" table:formula="of:=MAX([$Crossbow.E$3] - [.$C6]/2; 0)*MAX(1 - [.$D6]/200;0)*[$Crossbow.$F$3]" office:value-type="float" office:value="133.7985" calcext:value-type="float">
            <text:p>133.8</text:p>
          </table:table-cell>
          <table:table-cell table:style-name="ce87" table:formula="of:=MAX([$Crossbow.E$4] - [.$C6]/2; 0)*MAX(1 - [.$D6]/200;0)*[$Crossbow.$F$4]" office:value-type="float" office:value="167.6268" calcext:value-type="float">
            <text:p>167.6</text:p>
          </table:table-cell>
          <table:table-cell table:style-name="ce87" table:formula="of:=MAX([$Crossbow.E$5] - [.$C6]/2; 0)*MAX(1 - [.$D6]/200;0)*[$Crossbow.$F$5]" office:value-type="float" office:value="205.326" calcext:value-type="float">
            <text:p>205.3</text:p>
          </table:table-cell>
          <table:table-cell table:style-name="ce87" table:formula="of:=MAX([$Crossbow.E$6] - [.$C6]/2; 0)*MAX(1 - [.$D6]/200;0)*[$Crossbow.$F$6]" office:value-type="float" office:value="247.92273" calcext:value-type="float">
            <text:p>247.9</text:p>
          </table:table-cell>
          <table:table-cell table:style-name="ce87" table:formula="of:=MAX([$Crossbow.E$7] - [.$C6]/2; 0)*MAX(1 - [.$D6]/200;0)*[$Crossbow.$F$7]" office:value-type="float" office:value="293.659938" calcext:value-type="float">
            <text:p>293.7</text:p>
          </table:table-cell>
          <table:table-cell table:number-columns-repeated="2"/>
          <table:table-cell table:style-name="ce89" table:formula="of:=MAX([$doge.E$3] - [.$C6]; 0)" office:value-type="float" office:value="28" calcext:value-type="float">
            <text:p>28</text:p>
          </table:table-cell>
          <table:table-cell table:style-name="ce89" table:formula="of:=MAX([$doge.$E$4] - [.$C6]; 0)" office:value-type="float" office:value="33" calcext:value-type="float">
            <text:p>33</text:p>
          </table:table-cell>
          <table:table-cell table:style-name="ce89" table:formula="of:=MAX([$doge.$E$5] - [.$C6]; 0)" office:value-type="float" office:value="38" calcext:value-type="float">
            <text:p>38</text:p>
          </table:table-cell>
          <table:table-cell table:style-name="ce89" table:formula="of:=MAX([$doge.$E$6] - [.$C6]; 0)" office:value-type="float" office:value="43" calcext:value-type="float">
            <text:p>43</text:p>
          </table:table-cell>
          <table:table-cell table:style-name="ce89" table:formula="of:=MAX([$doge.$E$7] - [.$C6]; 0)" office:value-type="float" office:value="48" calcext:value-type="float">
            <text:p>48</text:p>
          </table:table-cell>
          <table:table-cell table:style-name="ce89"/>
          <table:table-cell table:style-name="ce90" table:formula="of:=MAX([$hors.$E$3] - [.$C6]/2; 0)*MAX(1 - [.$D6]/200;0)" office:value-type="float" office:value="73.26" calcext:value-type="float">
            <text:p>73.3</text:p>
          </table:table-cell>
          <table:table-cell table:style-name="ce90" table:formula="of:=MAX([$hors.$E$4] - [.$C6]/2; 0)*MAX(1 - [.$D6]/200;0)" office:value-type="float" office:value="88.11" calcext:value-type="float">
            <text:p>88.1</text:p>
          </table:table-cell>
          <table:table-cell table:style-name="ce90" table:formula="of:=MAX([$hors.$E$5] - [.$C6]/2; 0)*MAX(1 - [.$D6]/200;0)" office:value-type="float" office:value="112.86" calcext:value-type="float">
            <text:p>112.9</text:p>
          </table:table-cell>
          <table:table-cell table:style-name="ce90" table:formula="of:=MAX([$hors.$E$6] - [.$C6]/2; 0)*MAX(1 - [.$D6]/200;0)" office:value-type="float" office:value="137.61" calcext:value-type="float">
            <text:p>137.6</text:p>
          </table:table-cell>
          <table:table-cell table:style-name="ce89"/>
          <table:table-cell table:style-name="ce90" table:formula="of:=MAX([$irgl.$E$3] - [.$C6]; 0)*MAX(1 - [.$D6]/100;0)" office:value-type="float" office:value="194.04" calcext:value-type="float">
            <text:p>194.0</text:p>
          </table:table-cell>
          <table:table-cell table:style-name="ce90" table:formula="of:=MAX([$irgl.$E$4] - [.$C6]; 0)*MAX(1 - [.$D6]/100;0)" office:value-type="float" office:value="218.54" calcext:value-type="float">
            <text:p>218.5</text:p>
          </table:table-cell>
          <table:table-cell table:style-name="ce90" table:formula="of:=MAX([$irgl.$E$5] - [.$C6]; 0)*MAX(1 - [.$D6]/100;0)" office:value-type="float" office:value="252.84" calcext:value-type="float">
            <text:p>252.8</text:p>
          </table:table-cell>
          <table:table-cell table:style-name="ce90" table:formula="of:=MAX([$irgl.$E$6] - [.$C6]; 0)*MAX(1 - [.$D6]/100;0)" office:value-type="float" office:value="292.04" calcext:value-type="float">
            <text:p>292.0</text:p>
          </table:table-cell>
          <table:table-cell table:style-name="ce89"/>
          <table:table-cell table:style-name="ce90" table:formula="of:=MAX([$sngl.$E$3]; 0)*MAX(1 - [.$D6]/100;0)" office:value-type="float" office:value="117.6" calcext:value-type="float">
            <text:p>117.6</text:p>
          </table:table-cell>
          <table:table-cell table:style-name="ce90" table:formula="of:=MAX([$sngl.$E$4]; 0)*MAX(1 - [.$D6]/100;0)" office:value-type="float" office:value="137.2" calcext:value-type="float">
            <text:p>137.2</text:p>
          </table:table-cell>
          <table:table-cell table:style-name="ce90" table:formula="of:=MAX([$sngl.$E$5]; 0)*MAX(1 - [.$D6]/100;0)" office:value-type="float" office:value="166.6" calcext:value-type="float">
            <text:p>166.6</text:p>
          </table:table-cell>
          <table:table-cell table:style-name="ce90" table:formula="of:=MAX([$sngl.$E$6]; 0)*MAX(1 - [.$D6]/100;0)" office:value-type="float" office:value="196" calcext:value-type="float">
            <text:p>196.0</text:p>
          </table:table-cell>
          <table:table-cell table:number-columns-repeated="1630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5" table:formula="of:=([.$B7] + 3 * [.$C7]) / 10 / (1 - [.$D7] * 0.006) *POWER([.$E7]; 0.7) * [.$C$12] / 13" office:value-type="float" office:value="813.189749522341" calcext:value-type="float">
            <text:p>813.2</text:p>
          </table:table-cell>
          <table:table-cell table:style-name="ce5" office:value-type="float" office:value="16.5" calcext:value-type="float">
            <text:p>16.5</text:p>
          </table:table-cell>
          <table:table-cell table:style-name="ce7" table:formula="of:=COM.MICROSOFT.CEILING.MATH(LN(MAX([.$G7]*4;1))^2.5+1)" office:value-type="float" office:value="37" calcext:value-type="float">
            <text:p>37</text:p>
          </table:table-cell>
          <table:table-cell table:style-name="ce7" table:formula="of:=COM.MICROSOFT.CEILING.MATH(LN(MAX([.$G7]*3.5;1))^2.5+1)" office:value-type="float" office:value="35" calcext:value-type="float">
            <text:p>35</text:p>
          </table:table-cell>
          <table:table-cell table:style-name="ce7" table:formula="of:=COM.MICROSOFT.CEILING.MATH(LN(MAX([.$G7]*3;1))^2.5+1)" office:value-type="float" office:value="32" calcext:value-type="float">
            <text:p>32</text:p>
          </table:table-cell>
          <table:table-cell table:style-name="ce7" table:formula="of:=COM.MICROSOFT.CEILING.MATH(LN(MAX([.$G7]*2.5;1))^2.5+1)" office:value-type="float" office:value="28" calcext:value-type="float">
            <text:p>28</text:p>
          </table:table-cell>
          <table:table-cell/>
          <table:table-cell table:style-name="ce5"/>
          <table:table-cell table:style-name="ce87" table:formula="of:=MAX([$Sword.E$2] - [.$C7]; 0)*[$Sword.$F$2]" office:value-type="float" office:value="69" calcext:value-type="float">
            <text:p>69.0</text:p>
          </table:table-cell>
          <table:table-cell table:style-name="ce87" table:formula="of:=MAX([$Sword.E$3] - [.$C7]; 0)*[$Sword.$F$3]" office:value-type="float" office:value="91.875" calcext:value-type="float">
            <text:p>91.9</text:p>
          </table:table-cell>
          <table:table-cell table:style-name="ce87" table:formula="of:=MAX([$Sword.E$4] - [.$C7]; 0)*[$Sword.$F$4]" office:value-type="float" office:value="117.9375" calcext:value-type="float">
            <text:p>117.9</text:p>
          </table:table-cell>
          <table:table-cell table:style-name="ce87" table:formula="of:=MAX([$Sword.E$5] - [.$C7]; 0)*[$Sword.$F$5]" office:value-type="float" office:value="147.75" calcext:value-type="float">
            <text:p>147.8</text:p>
          </table:table-cell>
          <table:table-cell table:style-name="ce87" table:formula="of:=MAX([$Sword.E$6] - [.$C7]; 0)*[$Sword.$F$6]" office:value-type="float" office:value="183" calcext:value-type="float">
            <text:p>183.0</text:p>
          </table:table-cell>
          <table:table-cell table:style-name="ce87" table:formula="of:=MAX([$Sword.E$7] - [.$C7]; 0)*[$Sword.$F$7]" office:value-type="float" office:value="220.6875" calcext:value-type="float">
            <text:p>220.7</text:p>
          </table:table-cell>
          <table:table-cell table:style-name="ce87" table:formula="of:=MAX([$Sword.E$8] - [.$C7]; 0)*[$Sword.$F$8]" office:value-type="float" office:value="261.375" calcext:value-type="float">
            <text:p>261.4</text:p>
          </table:table-cell>
          <table:table-cell table:style-name="ce87" table:formula="of:=MAX([$Sword.E$9] - [.$C7]; 0)*[$Sword.$F$9]" office:value-type="float" office:value="82.5" calcext:value-type="float">
            <text:p>82.5</text:p>
          </table:table-cell>
          <table:table-cell table:style-name="ce88"/>
          <table:table-cell table:style-name="ce87" table:formula="of:=MAX([$Axe.E$2] - [.$C7]/2; 0)*MAX(1 - [.$D7]/200;0)*[$Axe.$F$2]" office:value-type="float" office:value="97.216" calcext:value-type="float">
            <text:p>97.2</text:p>
          </table:table-cell>
          <table:table-cell table:style-name="ce87" table:formula="of:=MAX([$Axe.E$3] - [.$C7]/2; 0)*MAX(1 - [.$D7]/200;0)*[$Axe.$F$3]" office:value-type="float" office:value="124.656" calcext:value-type="float">
            <text:p>124.7</text:p>
          </table:table-cell>
          <table:table-cell table:style-name="ce87" table:formula="of:=MAX([$Axe.E$4] - [.$C7]/2; 0)*MAX(1 - [.$D7]/200;0)*[$Axe.$F$4]" office:value-type="float" office:value="155.82" calcext:value-type="float">
            <text:p>155.8</text:p>
          </table:table-cell>
          <table:table-cell table:style-name="ce87" table:formula="of:=MAX([$Axe.E$5] - [.$C7]/2; 0)*MAX(1 - [.$D7]/200;0)*[$Axe.$F$5]" office:value-type="float" office:value="191.884" calcext:value-type="float">
            <text:p>191.9</text:p>
          </table:table-cell>
          <table:table-cell table:style-name="ce87" table:formula="of:=MAX([$Axe.E$6] - [.$C7]/2; 0)*MAX(1 - [.$D7]/200;0)*[$Axe.$F$6]" office:value-type="float" office:value="230.692" calcext:value-type="float">
            <text:p>230.7</text:p>
          </table:table-cell>
          <table:table-cell table:style-name="ce87" table:formula="of:=MAX([$Axe.E$7] - [.$C7]/2; 0)*MAX(1 - [.$D7]/200;0)*[$Axe.$F$7]" office:value-type="float" office:value="273.616" calcext:value-type="float">
            <text:p>273.6</text:p>
          </table:table-cell>
          <table:table-cell table:style-name="ce88"/>
          <table:table-cell table:style-name="ce87" table:formula="of:=MAX([$Scythe.D$2]; 0)*MAX(1 - [.$D7]/100;0)*[$Scythe.$F$2]" office:value-type="float" office:value="88.32" calcext:value-type="float">
            <text:p>88.3</text:p>
          </table:table-cell>
          <table:table-cell table:style-name="ce87" table:formula="of:=MAX([$Scythe.D$3]; 0)*MAX(1 - [.$D7]/100;0)*[$Scythe.$F$3]" office:value-type="float" office:value="117.12" calcext:value-type="float">
            <text:p>117.1</text:p>
          </table:table-cell>
          <table:table-cell table:style-name="ce87" table:formula="of:=MAX([$Scythe.D$4]; 0)*MAX(1 - [.$D7]/100;0)*[$Scythe.$F$4]" office:value-type="float" office:value="149.76" calcext:value-type="float">
            <text:p>149.8</text:p>
          </table:table-cell>
          <table:table-cell table:style-name="ce87" table:formula="of:=MAX([$Scythe.D$5]; 0)*MAX(1 - [.$D7]/100;0)*[$Scythe.$F$5]" office:value-type="float" office:value="188.16" calcext:value-type="float">
            <text:p>188.2</text:p>
          </table:table-cell>
          <table:table-cell table:style-name="ce87" table:formula="of:=MAX([$Scythe.D$6]; 0)*MAX(1 - [.$D7]/100;0)*[$Scythe.$F$6]" office:value-type="float" office:value="230.4" calcext:value-type="float">
            <text:p>230.4</text:p>
          </table:table-cell>
          <table:table-cell table:style-name="ce87" table:formula="of:=MAX([$Scythe.D$7]; 0)*MAX(1 - [.$D7]/100;0)*[$Scythe.$F$7]" office:value-type="float" office:value="276.48" calcext:value-type="float">
            <text:p>276.5</text:p>
          </table:table-cell>
          <table:table-cell table:style-name="ce87" table:formula="of:=MAX([$Scythe.D$8]; 0)*MAX(1 - [.$D7]/100;0)*[$Scythe.$F$8]" office:value-type="float" office:value="72.96" calcext:value-type="float">
            <text:p>73.0</text:p>
          </table:table-cell>
          <table:table-cell table:style-name="ce87" table:formula="of:=MAX([$Scythe.D$9]; 0)*MAX(1 - [.$D7]/100;0)*[$Scythe.$F$9]" office:value-type="float" office:value="84.48" calcext:value-type="float">
            <text:p>84.5</text:p>
          </table:table-cell>
          <table:table-cell table:style-name="ce87" table:formula="of:=MAX([$Scythe.D$10]; 0)*MAX(1 - [.$D7]/100;0)*[$Scythe.$F$10]" office:value-type="float" office:value="96" calcext:value-type="float">
            <text:p>96.0</text:p>
          </table:table-cell>
          <table:table-cell table:style-name="ce88"/>
          <table:table-cell table:style-name="ce88" table:formula="of:=MAX([$Staff.E$2]; 0)*[$Staff.$F$2]" office:value-type="float" office:value="73.6" calcext:value-type="float">
            <text:p>73.6</text:p>
          </table:table-cell>
          <table:table-cell table:style-name="ce88" table:formula="of:=MAX([$Staff.E$3]; 0)*[$Staff.$F$3]" office:value-type="float" office:value="100" calcext:value-type="float">
            <text:p>100</text:p>
          </table:table-cell>
          <table:table-cell table:style-name="ce88" table:formula="of:=MAX([$Staff.E$4]; 0)*[$Staff.$F$4]" office:value-type="float" office:value="128" calcext:value-type="float">
            <text:p>128</text:p>
          </table:table-cell>
          <table:table-cell table:style-name="ce88" table:formula="of:=MAX([$Staff.E$5]; 0)*[$Staff.$F$5]" office:value-type="float" office:value="160.8" calcext:value-type="float">
            <text:p>160.8</text:p>
          </table:table-cell>
          <table:table-cell table:style-name="ce88" table:formula="of:=MAX([$Staff.E$6]; 0)*[$Staff.$F$6]" office:value-type="float" office:value="196" calcext:value-type="float">
            <text:p>196</text:p>
          </table:table-cell>
          <table:table-cell table:style-name="ce88" table:formula="of:=MAX([$Staff.E$7]; 0)*[$Staff.$F$7]" office:value-type="float" office:value="235.2" calcext:value-type="float">
            <text:p>235.2</text:p>
          </table:table-cell>
          <table:table-cell table:style-name="ce88"/>
          <table:table-cell table:style-name="ce87" table:formula="of:=MAX([$Bow.E$2] - [.$C7]; 0)*MAX(1 - [.$D7]/100;0)*[$Bow.$F$2]" office:value-type="float" office:value="101.865896031904" calcext:value-type="float">
            <text:p>101.9</text:p>
          </table:table-cell>
          <table:table-cell table:style-name="ce87" table:formula="of:=MAX([$Bow.E$3] - [.$C7]; 0)*MAX(1 - [.$D7]/100;0)*[$Bow.$F$3]" office:value-type="float" office:value="135.009648327873" calcext:value-type="float">
            <text:p>135.0</text:p>
          </table:table-cell>
          <table:table-cell table:style-name="ce87" table:formula="of:=MAX([$Bow.E$4] - [.$C7]; 0)*MAX(1 - [.$D7]/100;0)*[$Bow.$F$4]" office:value-type="float" office:value="164.470761479845" calcext:value-type="float">
            <text:p>164.5</text:p>
          </table:table-cell>
          <table:table-cell table:style-name="ce87" table:formula="of:=MAX([$Bow.E$5] - [.$C7]; 0)*MAX(1 - [.$D7]/100;0)*[$Bow.$F$5]" office:value-type="float" office:value="204.979792063807" calcext:value-type="float">
            <text:p>205.0</text:p>
          </table:table-cell>
          <table:table-cell table:style-name="ce87" table:formula="of:=MAX([$Bow.E$6] - [.$C7]; 0)*MAX(1 - [.$D7]/100;0)*[$Bow.$F$6]" office:value-type="float" office:value="245.488822647769" calcext:value-type="float">
            <text:p>245.5</text:p>
          </table:table-cell>
          <table:table-cell table:style-name="ce87" table:formula="of:=MAX([$Bow.E$7] - [.$C7]; 0)*MAX(1 - [.$D7]/100;0)*[$Bow.$F$7]" office:value-type="float" office:value="293.363131519725" calcext:value-type="float">
            <text:p>293.4</text:p>
          </table:table-cell>
          <table:table-cell table:style-name="ce88"/>
          <table:table-cell table:style-name="ce87" table:formula="of:=MAX([$Crossbow.E$2] - [.$C7]/2; 0)*MAX(1 - [.$D7]/200;0)*[$Crossbow.$F$2]" office:value-type="float" office:value="103.292" calcext:value-type="float">
            <text:p>103.3</text:p>
          </table:table-cell>
          <table:table-cell table:style-name="ce87" table:formula="of:=MAX([$Crossbow.E$3] - [.$C7]/2; 0)*MAX(1 - [.$D7]/200;0)*[$Crossbow.$F$3]" office:value-type="float" office:value="132.447" calcext:value-type="float">
            <text:p>132.4</text:p>
          </table:table-cell>
          <table:table-cell table:style-name="ce87" table:formula="of:=MAX([$Crossbow.E$4] - [.$C7]/2; 0)*MAX(1 - [.$D7]/200;0)*[$Crossbow.$F$4]" office:value-type="float" office:value="165.9336" calcext:value-type="float">
            <text:p>165.9</text:p>
          </table:table-cell>
          <table:table-cell table:style-name="ce87" table:formula="of:=MAX([$Crossbow.E$5] - [.$C7]/2; 0)*MAX(1 - [.$D7]/200;0)*[$Crossbow.$F$5]" office:value-type="float" office:value="203.252" calcext:value-type="float">
            <text:p>203.3</text:p>
          </table:table-cell>
          <table:table-cell table:style-name="ce87" table:formula="of:=MAX([$Crossbow.E$6] - [.$C7]/2; 0)*MAX(1 - [.$D7]/200;0)*[$Crossbow.$F$6]" office:value-type="float" office:value="245.41846" calcext:value-type="float">
            <text:p>245.4</text:p>
          </table:table-cell>
          <table:table-cell table:style-name="ce87" table:formula="of:=MAX([$Crossbow.E$7] - [.$C7]/2; 0)*MAX(1 - [.$D7]/200;0)*[$Crossbow.$F$7]" office:value-type="float" office:value="290.693676" calcext:value-type="float">
            <text:p>290.7</text:p>
          </table:table-cell>
          <table:table-cell table:number-columns-repeated="2"/>
          <table:table-cell table:style-name="ce89" table:formula="of:=MAX([$doge.E$3] - [.$C7]; 0)" office:value-type="float" office:value="28" calcext:value-type="float">
            <text:p>28</text:p>
          </table:table-cell>
          <table:table-cell table:style-name="ce89" table:formula="of:=MAX([$doge.$E$4] - [.$C7]; 0)" office:value-type="float" office:value="33" calcext:value-type="float">
            <text:p>33</text:p>
          </table:table-cell>
          <table:table-cell table:style-name="ce89" table:formula="of:=MAX([$doge.$E$5] - [.$C7]; 0)" office:value-type="float" office:value="38" calcext:value-type="float">
            <text:p>38</text:p>
          </table:table-cell>
          <table:table-cell table:style-name="ce89" table:formula="of:=MAX([$doge.$E$6] - [.$C7]; 0)" office:value-type="float" office:value="43" calcext:value-type="float">
            <text:p>43</text:p>
          </table:table-cell>
          <table:table-cell table:style-name="ce89" table:formula="of:=MAX([$doge.$E$7] - [.$C7]; 0)" office:value-type="float" office:value="48" calcext:value-type="float">
            <text:p>48</text:p>
          </table:table-cell>
          <table:table-cell table:style-name="ce89"/>
          <table:table-cell table:style-name="ce90" table:formula="of:=MAX([$hors.$E$3] - [.$C7]/2; 0)*MAX(1 - [.$D7]/200;0)" office:value-type="float" office:value="72.52" calcext:value-type="float">
            <text:p>72.5</text:p>
          </table:table-cell>
          <table:table-cell table:style-name="ce90" table:formula="of:=MAX([$hors.$E$4] - [.$C7]/2; 0)*MAX(1 - [.$D7]/200;0)" office:value-type="float" office:value="87.22" calcext:value-type="float">
            <text:p>87.2</text:p>
          </table:table-cell>
          <table:table-cell table:style-name="ce90" table:formula="of:=MAX([$hors.$E$5] - [.$C7]/2; 0)*MAX(1 - [.$D7]/200;0)" office:value-type="float" office:value="111.72" calcext:value-type="float">
            <text:p>111.7</text:p>
          </table:table-cell>
          <table:table-cell table:style-name="ce90" table:formula="of:=MAX([$hors.$E$6] - [.$C7]/2; 0)*MAX(1 - [.$D7]/200;0)" office:value-type="float" office:value="136.22" calcext:value-type="float">
            <text:p>136.2</text:p>
          </table:table-cell>
          <table:table-cell table:style-name="ce89"/>
          <table:table-cell table:style-name="ce90" table:formula="of:=MAX([$irgl.$E$3] - [.$C7]; 0)*MAX(1 - [.$D7]/100;0)" office:value-type="float" office:value="190.08" calcext:value-type="float">
            <text:p>190.1</text:p>
          </table:table-cell>
          <table:table-cell table:style-name="ce90" table:formula="of:=MAX([$irgl.$E$4] - [.$C7]; 0)*MAX(1 - [.$D7]/100;0)" office:value-type="float" office:value="214.08" calcext:value-type="float">
            <text:p>214.1</text:p>
          </table:table-cell>
          <table:table-cell table:style-name="ce90" table:formula="of:=MAX([$irgl.$E$5] - [.$C7]; 0)*MAX(1 - [.$D7]/100;0)" office:value-type="float" office:value="247.68" calcext:value-type="float">
            <text:p>247.7</text:p>
          </table:table-cell>
          <table:table-cell table:style-name="ce90" table:formula="of:=MAX([$irgl.$E$6] - [.$C7]; 0)*MAX(1 - [.$D7]/100;0)" office:value-type="float" office:value="286.08" calcext:value-type="float">
            <text:p>286.1</text:p>
          </table:table-cell>
          <table:table-cell table:style-name="ce89"/>
          <table:table-cell table:style-name="ce90" table:formula="of:=MAX([$sngl.$E$3]; 0)*MAX(1 - [.$D7]/100;0)" office:value-type="float" office:value="115.2" calcext:value-type="float">
            <text:p>115.2</text:p>
          </table:table-cell>
          <table:table-cell table:style-name="ce90" table:formula="of:=MAX([$sngl.$E$4]; 0)*MAX(1 - [.$D7]/100;0)" office:value-type="float" office:value="134.4" calcext:value-type="float">
            <text:p>134.4</text:p>
          </table:table-cell>
          <table:table-cell table:style-name="ce90" table:formula="of:=MAX([$sngl.$E$5]; 0)*MAX(1 - [.$D7]/100;0)" office:value-type="float" office:value="163.2" calcext:value-type="float">
            <text:p>163.2</text:p>
          </table:table-cell>
          <table:table-cell table:style-name="ce90" table:formula="of:=MAX([$sngl.$E$6]; 0)*MAX(1 - [.$D7]/100;0)" office:value-type="float" office:value="192" calcext:value-type="float">
            <text:p>192.0</text:p>
          </table:table-cell>
          <table:table-cell table:number-columns-repeated="16303"/>
        </table:table-row>
        <table:table-row table:style-name="ro1">
          <table:table-cell table:number-columns-repeated="61"/>
          <table:table-cell table:style-name="ce89" table:number-columns-repeated="6"/>
          <table:table-cell table:style-name="ce90" table:number-columns-repeated="4"/>
          <table:table-cell table:style-name="ce89"/>
          <table:table-cell table:style-name="ce90" table:number-columns-repeated="4"/>
          <table:table-cell table:style-name="ce89"/>
          <table:table-cell table:style-name="ce90" table:number-columns-repeated="4"/>
          <table:table-cell table:number-columns-repeated="16303"/>
        </table:table-row>
        <table:table-row table:style-name="ro1">
          <table:table-cell table:number-columns-repeated="12"/>
          <table:table-cell>
            <draw:frame table:end-cell-address="wtch.T27" table:end-x="0.1579in" table:end-y="0.0161in" draw:z-index="0" draw:name="Chart 1" draw:style-name="gr1" draw:text-style-name="P1" svg:width="5.1925in" svg:height="3.5783in" svg:x="0in" svg:y="0in">
              <draw:object draw:notify-on-update-of-ranges="wtch.T1:wtch.T1 wtch.T3:wtch.T7 wtch.AB1:wtch.AB1 wtch.AB3:wtch.AB7 wtch.AI1:wtch.AI1 wtch.AI3:wtch.AI7 wtch.AS1:wtch.AS1 wtch.AS3:wtch.AS7 wtch.AZ1:wtch.AZ1 wtch.AZ3:wtch.AZ7 wtch.BG1:wtch.BG1 wtch.BG3:wtch.BG7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48"/>
          <table:table-cell table:style-name="ce89" table:number-columns-repeated="6"/>
          <table:table-cell table:style-name="ce90" table:number-columns-repeated="4"/>
          <table:table-cell table:style-name="ce89"/>
          <table:table-cell table:style-name="ce90" table:number-columns-repeated="4"/>
          <table:table-cell table:style-name="ce89"/>
          <table:table-cell table:style-name="ce90" table:number-columns-repeated="4"/>
          <table:table-cell table:number-columns-repeated="16303"/>
        </table:table-row>
        <table:table-row table:style-name="ro1">
          <table:table-cell table:number-columns-repeated="2"/>
          <table:table-cell table:style-name="ce4"/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Loot Spread</text:p>
          </table:table-cell>
          <table:table-cell table:style-name="ce4" office:value-type="percentage" office:value="0.15" calcext:value-type="percentage">
            <text:p>15%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ustom Mult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wtch.BJ3:wtch.CC9">
            <calcext:color-scale>
              <calcext:color-scale-entry calcext:value="0" calcext:type="minimum" calcext:color="#70ad47"/>
              <calcext:color-scale-entry calcext:value="50" calcext:type="percentile" calcext:color="#fcfcff"/>
              <calcext:color-scale-entry calcext:value="0" calcext:type="maximum" calcext:color="#7030a0"/>
            </calcext:color-scale>
          </calcext:conditional-format>
          <calcext:conditional-format calcext:target-range-address="wtch.N3:wtch.BG7">
            <calcext:color-scale>
              <calcext:color-scale-entry calcext:value="0" calcext:type="minimum" calcext:color="#5a8ac6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</calcext:conditional-formats>
      </table:table>
      <table:table table:name="ccpr" table:style-name="ta2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6" table:default-cell-style-name="Default"/>
        <table:table-column table:style-name="co15" table:default-cell-style-name="Default"/>
        <table:table-column table:style-name="co17" table:number-columns-repeated="6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number-columns-repeated="6" table:default-cell-style-name="Default"/>
        <table:table-column table:style-name="co15" table:default-cell-style-name="Default"/>
        <table:table-column table:style-name="co21" table:number-columns-repeated="6" table:default-cell-style-name="Default"/>
        <table:table-column table:style-name="co15" table:default-cell-style-name="Default"/>
        <table:table-column table:style-name="co22" table:number-columns-repeated="6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4" table:number-columns-repeated="5" table:default-cell-style-name="Default"/>
        <table:table-column table:style-name="co15" table:default-cell-style-name="Default"/>
        <table:table-column table:style-name="co25" table:number-columns-repeated="4" table:default-cell-style-name="Default"/>
        <table:table-column table:style-name="co15" table:default-cell-style-name="Default"/>
        <table:table-column table:style-name="co26" table:number-columns-repeated="4" table:default-cell-style-name="Default"/>
        <table:table-column table:style-name="co15" table:default-cell-style-name="Default"/>
        <table:table-column table:style-name="co27" table:number-columns-repeated="4" table:default-cell-style-name="Default"/>
        <table:table-column table:style-name="co25" table:number-columns-repeated="16303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Toughness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Rough Value</text:p>
          </table:table-cell>
          <table:table-cell table:style-name="ce1" office:value-type="string" calcext:value-type="string">
            <text:p>Difficulty Threshold</text:p>
          </table:table-cell>
          <table:table-cell table:style-name="ce6" office:value-type="string" calcext:value-type="string" table:number-columns-spanned="4" table:number-rows-spanned="1">
            <text:p>First Wave</text:p>
          </table:table-cell>
          <table:covered-table-cell table:number-columns-repeated="3" table:style-name="ce1"/>
          <table:table-cell table:style-name="ce1"/>
          <table:table-cell table:style-name="ce8" office:value-type="string" calcext:value-type="string">
            <text:p>Effective DPS:</text:p>
          </table:table-cell>
          <table:table-cell table:style-name="ce1" office:value-type="string" calcext:value-type="string">
            <text:p>T0 Sword</text:p>
          </table:table-cell>
          <table:table-cell table:style-name="ce1" office:value-type="string" calcext:value-type="string">
            <text:p>T1 Sword</text:p>
          </table:table-cell>
          <table:table-cell table:style-name="ce1" office:value-type="string" calcext:value-type="string">
            <text:p>T2 Sword</text:p>
          </table:table-cell>
          <table:table-cell table:style-name="ce1" office:value-type="string" calcext:value-type="string">
            <text:p>T3 Sword</text:p>
          </table:table-cell>
          <table:table-cell table:style-name="ce1" office:value-type="string" calcext:value-type="string">
            <text:p>T4 Sword</text:p>
          </table:table-cell>
          <table:table-cell table:style-name="ce1" office:value-type="string" calcext:value-type="string">
            <text:p>T5 Sword</text:p>
          </table:table-cell>
          <table:table-cell table:style-name="ce1" office:value-type="string" calcext:value-type="string">
            <text:p>T6 Sword</text:p>
          </table:table-cell>
          <table:table-cell table:style-name="ce1" office:value-type="string" calcext:value-type="string">
            <text:p>Soldier</text:p>
          </table:table-cell>
          <table:table-cell table:style-name="ce1"/>
          <table:table-cell table:style-name="ce1" office:value-type="string" calcext:value-type="string">
            <text:p>T1 Axe</text:p>
          </table:table-cell>
          <table:table-cell table:style-name="ce1" office:value-type="string" calcext:value-type="string">
            <text:p>T2 Axe</text:p>
          </table:table-cell>
          <table:table-cell table:style-name="ce1" office:value-type="string" calcext:value-type="string">
            <text:p>T3 Axe</text:p>
          </table:table-cell>
          <table:table-cell table:style-name="ce1" office:value-type="string" calcext:value-type="string">
            <text:p>T4 Axe</text:p>
          </table:table-cell>
          <table:table-cell table:style-name="ce1" office:value-type="string" calcext:value-type="string">
            <text:p>T5 Axe</text:p>
          </table:table-cell>
          <table:table-cell table:style-name="ce1" office:value-type="string" calcext:value-type="string">
            <text:p>T6 Axe</text:p>
          </table:table-cell>
          <table:table-cell table:style-name="ce1"/>
          <table:table-cell table:style-name="ce1" office:value-type="string" calcext:value-type="string">
            <text:p>T1 Scythe</text:p>
          </table:table-cell>
          <table:table-cell table:style-name="ce1" office:value-type="string" calcext:value-type="string">
            <text:p>T2 Scythe</text:p>
          </table:table-cell>
          <table:table-cell table:style-name="ce1" office:value-type="string" calcext:value-type="string">
            <text:p>T3 Scythe</text:p>
          </table:table-cell>
          <table:table-cell table:style-name="ce1" office:value-type="string" calcext:value-type="string">
            <text:p>T4 Scythe</text:p>
          </table:table-cell>
          <table:table-cell table:style-name="ce1" office:value-type="string" calcext:value-type="string">
            <text:p>T5 Scythe</text:p>
          </table:table-cell>
          <table:table-cell table:style-name="ce1" office:value-type="string" calcext:value-type="string">
            <text:p>T6 Scythe</text:p>
          </table:table-cell>
          <table:table-cell table:style-name="ce1" office:value-type="string" calcext:value-type="string">
            <text:p>Reaper I</text:p>
          </table:table-cell>
          <table:table-cell table:style-name="ce1" office:value-type="string" calcext:value-type="string">
            <text:p>Reaper II</text:p>
          </table:table-cell>
          <table:table-cell table:style-name="ce1" office:value-type="string" calcext:value-type="string">
            <text:p>Reaper III</text:p>
          </table:table-cell>
          <table:table-cell table:style-name="ce1"/>
          <table:table-cell table:style-name="ce1" office:value-type="string" calcext:value-type="string">
            <text:p>T1 Staff</text:p>
          </table:table-cell>
          <table:table-cell table:style-name="ce1" office:value-type="string" calcext:value-type="string">
            <text:p>T2 Staff</text:p>
          </table:table-cell>
          <table:table-cell table:style-name="ce1" office:value-type="string" calcext:value-type="string">
            <text:p>T3 Staff</text:p>
          </table:table-cell>
          <table:table-cell table:style-name="ce1" office:value-type="string" calcext:value-type="string">
            <text:p>T4 Staff</text:p>
          </table:table-cell>
          <table:table-cell table:style-name="ce1" office:value-type="string" calcext:value-type="string">
            <text:p>T5 Staff</text:p>
          </table:table-cell>
          <table:table-cell table:style-name="ce1" office:value-type="string" calcext:value-type="string">
            <text:p>T6 Staff</text:p>
          </table:table-cell>
          <table:table-cell table:style-name="ce1"/>
          <table:table-cell table:style-name="ce1" office:value-type="string" calcext:value-type="string">
            <text:p>T1 Bow</text:p>
          </table:table-cell>
          <table:table-cell table:style-name="ce1" office:value-type="string" calcext:value-type="string">
            <text:p>T2 Bow</text:p>
          </table:table-cell>
          <table:table-cell table:style-name="ce1" office:value-type="string" calcext:value-type="string">
            <text:p>T3 Bow</text:p>
          </table:table-cell>
          <table:table-cell table:style-name="ce1" office:value-type="string" calcext:value-type="string">
            <text:p>T4 Bow</text:p>
          </table:table-cell>
          <table:table-cell table:style-name="ce1" office:value-type="string" calcext:value-type="string">
            <text:p>T5 Bow</text:p>
          </table:table-cell>
          <table:table-cell table:style-name="ce1" office:value-type="string" calcext:value-type="string">
            <text:p>T6 Bow</text:p>
          </table:table-cell>
          <table:table-cell table:style-name="ce1"/>
          <table:table-cell table:style-name="ce1" office:value-type="string" calcext:value-type="string">
            <text:p>T1 Crossbow</text:p>
          </table:table-cell>
          <table:table-cell table:style-name="ce1" office:value-type="string" calcext:value-type="string">
            <text:p>T2 Crossbow</text:p>
          </table:table-cell>
          <table:table-cell table:style-name="ce1" office:value-type="string" calcext:value-type="string">
            <text:p>T3 Crossbow</text:p>
          </table:table-cell>
          <table:table-cell table:style-name="ce1" office:value-type="string" calcext:value-type="string">
            <text:p>T4 Crossbow</text:p>
          </table:table-cell>
          <table:table-cell table:style-name="ce1" office:value-type="string" calcext:value-type="string">
            <text:p>T5 Crossbow</text:p>
          </table:table-cell>
          <table:table-cell table:style-name="ce1" office:value-type="string" calcext:value-type="string">
            <text:p>T6 Crossbow</text:p>
          </table:table-cell>
          <table:table-cell table:style-name="ce1"/>
          <table:table-cell table:style-name="ce1" office:value-type="string" calcext:value-type="string">
            <text:p>Effective 1S Dmg:</text:p>
          </table:table-cell>
          <table:table-cell table:style-name="ce1" office:value-type="string" calcext:value-type="string">
            <text:p>Lvl 1 doge</text:p>
          </table:table-cell>
          <table:table-cell table:style-name="ce1" office:value-type="string" calcext:value-type="string">
            <text:p>Lvl 2 doge</text:p>
          </table:table-cell>
          <table:table-cell table:style-name="ce1" office:value-type="string" calcext:value-type="string">
            <text:p>Lvl 3 doge</text:p>
          </table:table-cell>
          <table:table-cell table:style-name="ce1" office:value-type="string" calcext:value-type="string">
            <text:p>Lvl 4 doge</text:p>
          </table:table-cell>
          <table:table-cell table:style-name="ce1" office:value-type="string" calcext:value-type="string">
            <text:p>Lvl 5 doge</text:p>
          </table:table-cell>
          <table:table-cell table:style-name="ce1"/>
          <table:table-cell table:style-name="ce1" office:value-type="string" calcext:value-type="string">
            <text:p>Lvl 1 hors</text:p>
          </table:table-cell>
          <table:table-cell table:style-name="ce1" office:value-type="string" calcext:value-type="string">
            <text:p>Lvl 2 hors</text:p>
          </table:table-cell>
          <table:table-cell table:style-name="ce1" office:value-type="string" calcext:value-type="string">
            <text:p>Lvl 3 hors</text:p>
          </table:table-cell>
          <table:table-cell table:style-name="ce1" office:value-type="string" calcext:value-type="string">
            <text:p>Lvl 4 hors</text:p>
          </table:table-cell>
          <table:table-cell table:style-name="ce1"/>
          <table:table-cell table:style-name="ce1" office:value-type="string" calcext:value-type="string">
            <text:p>Lvl 1 irgl</text:p>
          </table:table-cell>
          <table:table-cell table:style-name="ce1" office:value-type="string" calcext:value-type="string">
            <text:p>Lvl 2 irgl</text:p>
          </table:table-cell>
          <table:table-cell table:style-name="ce1" office:value-type="string" calcext:value-type="string">
            <text:p>Lvl 3 irgl</text:p>
          </table:table-cell>
          <table:table-cell table:style-name="ce1" office:value-type="string" calcext:value-type="string">
            <text:p>Lvl 4 irgl</text:p>
          </table:table-cell>
          <table:table-cell table:style-name="ce1"/>
          <table:table-cell table:style-name="ce1" office:value-type="string" calcext:value-type="string">
            <text:p>Lvl 1 sngl</text:p>
          </table:table-cell>
          <table:table-cell table:style-name="ce1" office:value-type="string" calcext:value-type="string">
            <text:p>Lvl 2 sngl</text:p>
          </table:table-cell>
          <table:table-cell table:style-name="ce1" office:value-type="string" calcext:value-type="string">
            <text:p>Lvl 3 sngl</text:p>
          </table:table-cell>
          <table:table-cell table:style-name="ce1" office:value-type="string" calcext:value-type="string">
            <text:p>Lvl 4 sngl</text:p>
          </table:table-cell>
          <table:table-cell table:style-name="ce1" table:number-columns-repeated="16303"/>
        </table:table-row>
        <table:table-row table:style-name="ro1">
          <table:table-cell table:style-name="ce1"/>
          <table:table-cell table:style-name="ce3" table:number-columns-repeated="6"/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Hard</text:p>
          </table:table-cell>
          <table:table-cell table:style-name="ce3" office:value-type="string" calcext:value-type="string">
            <text:p>Insane</text:p>
          </table:table-cell>
          <table:table-cell table:style-name="ce3"/>
          <table:table-cell table:style-name="ce9" office:value-type="string" calcext:value-type="string">
            <text:p>Balanced To:</text:p>
          </table:table-cell>
          <table:table-cell table:style-name="ce10" office:value-type="string" calcext:value-type="string" table:number-columns-spanned="8" table:number-rows-spanned="1">
            <text:p>Crit</text:p>
          </table:table-cell>
          <table:covered-table-cell table:number-columns-repeated="7" table:style-name="ce3"/>
          <table:table-cell table:style-name="ce3"/>
          <table:table-cell table:style-name="ce10" office:value-type="string" calcext:value-type="string" table:number-columns-spanned="6" table:number-rows-spanned="1">
            <text:p>Crit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9" table:number-rows-spanned="1">
            <text:p>Norm</text:p>
          </table:table-cell>
          <table:covered-table-cell table:number-columns-repeated="8" table:style-name="ce3"/>
          <table:table-cell table:style-name="ce3"/>
          <table:table-cell table:style-name="ce10" office:value-type="string" calcext:value-type="string" table:number-columns-spanned="6" table:number-rows-spanned="1">
            <text:p>x=4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6" table:number-rows-spanned="1">
            <text:p>r=20</text:p>
          </table:table-cell>
          <table:covered-table-cell table:number-columns-repeated="5" table:style-name="ce3"/>
          <table:table-cell table:style-name="ce3"/>
          <table:table-cell table:style-name="ce10" office:value-type="string" calcext:value-type="string" table:number-columns-spanned="6" table:number-rows-spanned="1">
            <text:p>alpha=0.4</text:p>
          </table:table-cell>
          <table:covered-table-cell table:number-columns-repeated="5" table:style-name="ce3"/>
          <table:table-cell table:style-name="ce3" table:number-columns-repeated="163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table:style-name="ce5" table:formula="of:=([.$B3] + 3 * [.$C3]) / 10 / (1 - [.$D3] * 0.006) *POWER([.$E3]; 0.75) * [.$C$11] / 13" office:value-type="float" office:value="529.964713062485" calcext:value-type="float">
            <text:p>530.0</text:p>
          </table:table-cell>
          <table:table-cell table:style-name="ce5" office:value-type="float" office:value="0" calcext:value-type="float">
            <text:p>0.0</text:p>
          </table:table-cell>
          <table:table-cell table:style-name="ce7" table:formula="of:=COM.MICROSOFT.CEILING.MATH(LN(MAX([.$G3]*4;1))^2.5+1)" office:value-type="float" office:value="1" calcext:value-type="float">
            <text:p>1</text:p>
          </table:table-cell>
          <table:table-cell table:style-name="ce7" table:formula="of:=COM.MICROSOFT.CEILING.MATH(LN(MAX([.$G3]*3.5;1))^2.5+1)" office:value-type="float" office:value="1" calcext:value-type="float">
            <text:p>1</text:p>
          </table:table-cell>
          <table:table-cell table:style-name="ce7" table:formula="of:=COM.MICROSOFT.CEILING.MATH(LN(MAX([.$G3]*3;1))^2.5+1)" office:value-type="float" office:value="1" calcext:value-type="float">
            <text:p>1</text:p>
          </table:table-cell>
          <table:table-cell table:style-name="ce7" table:formula="of:=COM.MICROSOFT.CEILING.MATH(LN(MAX([.$G3]*2.5;1))^2.5+1)" office:value-type="float" office:value="1" calcext:value-type="float">
            <text:p>1</text:p>
          </table:table-cell>
          <table:table-cell/>
          <table:table-cell table:style-name="ce5"/>
          <table:table-cell table:style-name="ce91" table:formula="of:=MAX([$Sword.E$2] - [.$C3]; 0)*[$Sword.$F$2]" office:value-type="float" office:value="4.5" calcext:value-type="float">
            <text:p>4.5</text:p>
          </table:table-cell>
          <table:table-cell table:style-name="ce91" table:formula="of:=MAX([$Sword.E$3] - [.$C3]; 0)*[$Sword.$F$3]" office:value-type="float" office:value="27.375" calcext:value-type="float">
            <text:p>27.4</text:p>
          </table:table-cell>
          <table:table-cell table:style-name="ce91" table:formula="of:=MAX([$Sword.E$4] - [.$C3]; 0)*[$Sword.$F$4]" office:value-type="float" office:value="53.4375" calcext:value-type="float">
            <text:p>53.4</text:p>
          </table:table-cell>
          <table:table-cell table:style-name="ce91" table:formula="of:=MAX([$Sword.E$5] - [.$C3]; 0)*[$Sword.$F$5]" office:value-type="float" office:value="83.25" calcext:value-type="float">
            <text:p>83.3</text:p>
          </table:table-cell>
          <table:table-cell table:style-name="ce91" table:formula="of:=MAX([$Sword.E$6] - [.$C3]; 0)*[$Sword.$F$6]" office:value-type="float" office:value="118.5" calcext:value-type="float">
            <text:p>118.5</text:p>
          </table:table-cell>
          <table:table-cell table:style-name="ce91" table:formula="of:=MAX([$Sword.E$7] - [.$C3]; 0)*[$Sword.$F$7]" office:value-type="float" office:value="156.1875" calcext:value-type="float">
            <text:p>156.2</text:p>
          </table:table-cell>
          <table:table-cell table:style-name="ce91" table:formula="of:=MAX([$Sword.E$8] - [.$C3]; 0)*[$Sword.$F$8]" office:value-type="float" office:value="196.875" calcext:value-type="float">
            <text:p>196.9</text:p>
          </table:table-cell>
          <table:table-cell table:style-name="ce91" table:formula="of:=MAX([$Sword.E$9] - [.$C3]; 0)*[$Sword.$F$9]" office:value-type="float" office:value="18" calcext:value-type="float">
            <text:p>18.0</text:p>
          </table:table-cell>
          <table:table-cell table:style-name="ce92"/>
          <table:table-cell table:style-name="ce91" table:formula="of:=MAX([$Axe.E$2] - [.$C3]/2; 0)*MAX(1 - [.$D3]/200;0)*[$Axe.$F$2]" office:value-type="float" office:value="79.95" calcext:value-type="float">
            <text:p>80.0</text:p>
          </table:table-cell>
          <table:table-cell table:style-name="ce91" table:formula="of:=MAX([$Axe.E$3] - [.$C3]/2; 0)*MAX(1 - [.$D3]/200;0)*[$Axe.$F$3]" office:value-type="float" office:value="107.25" calcext:value-type="float">
            <text:p>107.3</text:p>
          </table:table-cell>
          <table:table-cell table:style-name="ce91" table:formula="of:=MAX([$Axe.E$4] - [.$C3]/2; 0)*MAX(1 - [.$D3]/200;0)*[$Axe.$F$4]" office:value-type="float" office:value="138.255" calcext:value-type="float">
            <text:p>138.3</text:p>
          </table:table-cell>
          <table:table-cell table:style-name="ce91" table:formula="of:=MAX([$Axe.E$5] - [.$C3]/2; 0)*MAX(1 - [.$D3]/200;0)*[$Axe.$F$5]" office:value-type="float" office:value="174.135" calcext:value-type="float">
            <text:p>174.1</text:p>
          </table:table-cell>
          <table:table-cell table:style-name="ce91" table:formula="of:=MAX([$Axe.E$6] - [.$C3]/2; 0)*MAX(1 - [.$D3]/200;0)*[$Axe.$F$6]" office:value-type="float" office:value="212.745" calcext:value-type="float">
            <text:p>212.7</text:p>
          </table:table-cell>
          <table:table-cell table:style-name="ce91" table:formula="of:=MAX([$Axe.E$7] - [.$C3]/2; 0)*MAX(1 - [.$D3]/200;0)*[$Axe.$F$7]" office:value-type="float" office:value="255.45" calcext:value-type="float">
            <text:p>255.5</text:p>
          </table:table-cell>
          <table:table-cell table:style-name="ce92"/>
          <table:table-cell table:style-name="ce91" table:formula="of:=MAX([$Scythe.D$2]; 0)*MAX(1 - [.$D3]/100;0)*[$Scythe.$F$2]" office:value-type="float" office:value="87.4" calcext:value-type="float">
            <text:p>87.4</text:p>
          </table:table-cell>
          <table:table-cell table:style-name="ce91" table:formula="of:=MAX([$Scythe.D$3]; 0)*MAX(1 - [.$D3]/100;0)*[$Scythe.$F$3]" office:value-type="float" office:value="115.9" calcext:value-type="float">
            <text:p>115.9</text:p>
          </table:table-cell>
          <table:table-cell table:style-name="ce91" table:formula="of:=MAX([$Scythe.D$4]; 0)*MAX(1 - [.$D3]/100;0)*[$Scythe.$F$4]" office:value-type="float" office:value="148.2" calcext:value-type="float">
            <text:p>148.2</text:p>
          </table:table-cell>
          <table:table-cell table:style-name="ce91" table:formula="of:=MAX([$Scythe.D$5]; 0)*MAX(1 - [.$D3]/100;0)*[$Scythe.$F$5]" office:value-type="float" office:value="186.2" calcext:value-type="float">
            <text:p>186.2</text:p>
          </table:table-cell>
          <table:table-cell table:style-name="ce91" table:formula="of:=MAX([$Scythe.D$6]; 0)*MAX(1 - [.$D3]/100;0)*[$Scythe.$F$6]" office:value-type="float" office:value="228" calcext:value-type="float">
            <text:p>228.0</text:p>
          </table:table-cell>
          <table:table-cell table:style-name="ce91" table:formula="of:=MAX([$Scythe.D$7]; 0)*MAX(1 - [.$D3]/100;0)*[$Scythe.$F$7]" office:value-type="float" office:value="273.6" calcext:value-type="float">
            <text:p>273.6</text:p>
          </table:table-cell>
          <table:table-cell table:style-name="ce91" table:formula="of:=MAX([$Scythe.D$8]; 0)*MAX(1 - [.$D3]/100;0)*[$Scythe.$F$8]" office:value-type="float" office:value="72.2" calcext:value-type="float">
            <text:p>72.2</text:p>
          </table:table-cell>
          <table:table-cell table:style-name="ce91" table:formula="of:=MAX([$Scythe.D$9]; 0)*MAX(1 - [.$D3]/100;0)*[$Scythe.$F$9]" office:value-type="float" office:value="83.6" calcext:value-type="float">
            <text:p>83.6</text:p>
          </table:table-cell>
          <table:table-cell table:style-name="ce91" table:formula="of:=MAX([$Scythe.D$10]; 0)*MAX(1 - [.$D3]/100;0)*[$Scythe.$F$10]" office:value-type="float" office:value="95" calcext:value-type="float">
            <text:p>95.0</text:p>
          </table:table-cell>
          <table:table-cell table:style-name="ce92"/>
          <table:table-cell table:style-name="ce92" table:formula="of:=MAX([$Staff.E$2]; 0)*[$Staff.$F$2]" office:value-type="float" office:value="73.6" calcext:value-type="float">
            <text:p>73.6</text:p>
          </table:table-cell>
          <table:table-cell table:style-name="ce92" table:formula="of:=MAX([$Staff.E$3]; 0)*[$Staff.$F$3]" office:value-type="float" office:value="100" calcext:value-type="float">
            <text:p>100</text:p>
          </table:table-cell>
          <table:table-cell table:style-name="ce92" table:formula="of:=MAX([$Staff.E$4]; 0)*[$Staff.$F$4]" office:value-type="float" office:value="128" calcext:value-type="float">
            <text:p>128</text:p>
          </table:table-cell>
          <table:table-cell table:style-name="ce92" table:formula="of:=MAX([$Staff.E$5]; 0)*[$Staff.$F$5]" office:value-type="float" office:value="160.8" calcext:value-type="float">
            <text:p>160.8</text:p>
          </table:table-cell>
          <table:table-cell table:style-name="ce92" table:formula="of:=MAX([$Staff.E$6]; 0)*[$Staff.$F$6]" office:value-type="float" office:value="196" calcext:value-type="float">
            <text:p>196</text:p>
          </table:table-cell>
          <table:table-cell table:style-name="ce92" table:formula="of:=MAX([$Staff.E$7]; 0)*[$Staff.$F$7]" office:value-type="float" office:value="235.2" calcext:value-type="float">
            <text:p>235.2</text:p>
          </table:table-cell>
          <table:table-cell table:style-name="ce92"/>
          <table:table-cell table:style-name="ce91" table:formula="of:=MAX([$Bow.E$2] - [.$C3]; 0)*MAX(1 - [.$D3]/100;0)*[$Bow.$F$2]" office:value-type="float" office:value="74.252292948238" calcext:value-type="float">
            <text:p>74.3</text:p>
          </table:table-cell>
          <table:table-cell table:style-name="ce91" table:formula="of:=MAX([$Bow.E$3] - [.$C3]; 0)*MAX(1 - [.$D3]/100;0)*[$Bow.$F$3]" office:value-type="float" office:value="107.050797824457" calcext:value-type="float">
            <text:p>107.1</text:p>
          </table:table-cell>
          <table:table-cell table:style-name="ce91" table:formula="of:=MAX([$Bow.E$4] - [.$C3]; 0)*MAX(1 - [.$D3]/100;0)*[$Bow.$F$4]" office:value-type="float" office:value="136.205024381097" calcext:value-type="float">
            <text:p>136.2</text:p>
          </table:table-cell>
          <table:table-cell table:style-name="ce91" table:formula="of:=MAX([$Bow.E$5] - [.$C3]; 0)*MAX(1 - [.$D3]/100;0)*[$Bow.$F$5]" office:value-type="float" office:value="176.292085896476" calcext:value-type="float">
            <text:p>176.3</text:p>
          </table:table-cell>
          <table:table-cell table:style-name="ce91" table:formula="of:=MAX([$Bow.E$6] - [.$C3]; 0)*MAX(1 - [.$D3]/100;0)*[$Bow.$F$6]" office:value-type="float" office:value="216.379147411855" calcext:value-type="float">
            <text:p>216.4</text:p>
          </table:table-cell>
          <table:table-cell table:style-name="ce91" table:formula="of:=MAX([$Bow.E$7] - [.$C3]; 0)*MAX(1 - [.$D3]/100;0)*[$Bow.$F$7]" office:value-type="float" office:value="263.754765566394" calcext:value-type="float">
            <text:p>263.8</text:p>
          </table:table-cell>
          <table:table-cell table:style-name="ce92"/>
          <table:table-cell table:style-name="ce91" table:formula="of:=MAX([$Crossbow.E$2] - [.$C3]/2; 0)*MAX(1 - [.$D3]/200;0)*[$Crossbow.$F$2]" office:value-type="float" office:value="84.946875" calcext:value-type="float">
            <text:p>84.9</text:p>
          </table:table-cell>
          <table:table-cell table:style-name="ce91" table:formula="of:=MAX([$Crossbow.E$3] - [.$C3]/2; 0)*MAX(1 - [.$D3]/200;0)*[$Crossbow.$F$3]" office:value-type="float" office:value="113.953125" calcext:value-type="float">
            <text:p>114.0</text:p>
          </table:table-cell>
          <table:table-cell table:style-name="ce91" table:formula="of:=MAX([$Crossbow.E$4] - [.$C3]/2; 0)*MAX(1 - [.$D3]/200;0)*[$Crossbow.$F$4]" office:value-type="float" office:value="147.268875" calcext:value-type="float">
            <text:p>147.3</text:p>
          </table:table-cell>
          <table:table-cell table:style-name="ce91" table:formula="of:=MAX([$Crossbow.E$5] - [.$C3]/2; 0)*MAX(1 - [.$D3]/200;0)*[$Crossbow.$F$5]" office:value-type="float" office:value="184.396875" calcext:value-type="float">
            <text:p>184.4</text:p>
          </table:table-cell>
          <table:table-cell table:style-name="ce91" table:formula="of:=MAX([$Crossbow.E$6] - [.$C3]/2; 0)*MAX(1 - [.$D3]/200;0)*[$Crossbow.$F$6]" office:value-type="float" office:value="226.3482" calcext:value-type="float">
            <text:p>226.3</text:p>
          </table:table-cell>
          <table:table-cell table:style-name="ce91" table:formula="of:=MAX([$Crossbow.E$7] - [.$C3]/2; 0)*MAX(1 - [.$D3]/200;0)*[$Crossbow.$F$7]" office:value-type="float" office:value="271.39242" calcext:value-type="float">
            <text:p>271.4</text:p>
          </table:table-cell>
          <table:table-cell table:number-columns-repeated="2"/>
          <table:table-cell table:style-name="ce93" table:formula="of:=MAX([$doge.E$3] - [.$C3]; 0)" office:value-type="float" office:value="0" calcext:value-type="float">
            <text:p>0</text:p>
          </table:table-cell>
          <table:table-cell table:style-name="ce93" table:formula="of:=MAX([$doge.$E$4] - [.$C3]; 0)" office:value-type="float" office:value="0" calcext:value-type="float">
            <text:p>0</text:p>
          </table:table-cell>
          <table:table-cell table:style-name="ce93" table:formula="of:=MAX([$doge.$E$5] - [.$C3]; 0)" office:value-type="float" office:value="0" calcext:value-type="float">
            <text:p>0</text:p>
          </table:table-cell>
          <table:table-cell table:style-name="ce93" table:formula="of:=MAX([$doge.$E$6] - [.$C3]; 0)" office:value-type="float" office:value="0" calcext:value-type="float">
            <text:p>0</text:p>
          </table:table-cell>
          <table:table-cell table:style-name="ce93" table:formula="of:=MAX([$doge.$E$7] - [.$C3]; 0)" office:value-type="float" office:value="5" calcext:value-type="float">
            <text:p>5</text:p>
          </table:table-cell>
          <table:table-cell table:style-name="ce93"/>
          <table:table-cell table:style-name="ce94" table:formula="of:=MAX([$hors.$E$3] - [.$C3]/2; 0)*MAX(1 - [.$D3]/200;0)" office:value-type="float" office:value="51.1875" calcext:value-type="float">
            <text:p>51.2</text:p>
          </table:table-cell>
          <table:table-cell table:style-name="ce94" table:formula="of:=MAX([$hors.$E$4] - [.$C3]/2; 0)*MAX(1 - [.$D3]/200;0)" office:value-type="float" office:value="65.8125" calcext:value-type="float">
            <text:p>65.8</text:p>
          </table:table-cell>
          <table:table-cell table:style-name="ce94" table:formula="of:=MAX([$hors.$E$5] - [.$C3]/2; 0)*MAX(1 - [.$D3]/200;0)" office:value-type="float" office:value="90.1875" calcext:value-type="float">
            <text:p>90.2</text:p>
          </table:table-cell>
          <table:table-cell table:style-name="ce94" table:formula="of:=MAX([$hors.$E$6] - [.$C3]/2; 0)*MAX(1 - [.$D3]/200;0)" office:value-type="float" office:value="114.5625" calcext:value-type="float">
            <text:p>114.6</text:p>
          </table:table-cell>
          <table:table-cell table:style-name="ce93"/>
          <table:table-cell table:style-name="ce94" table:formula="of:=MAX([$irgl.$E$3] - [.$C3]; 0)*MAX(1 - [.$D3]/100;0)" office:value-type="float" office:value="147.25" calcext:value-type="float">
            <text:p>147.3</text:p>
          </table:table-cell>
          <table:table-cell table:style-name="ce94" table:formula="of:=MAX([$irgl.$E$4] - [.$C3]; 0)*MAX(1 - [.$D3]/100;0)" office:value-type="float" office:value="171" calcext:value-type="float">
            <text:p>171.0</text:p>
          </table:table-cell>
          <table:table-cell table:style-name="ce94" table:formula="of:=MAX([$irgl.$E$5] - [.$C3]; 0)*MAX(1 - [.$D3]/100;0)" office:value-type="float" office:value="204.25" calcext:value-type="float">
            <text:p>204.3</text:p>
          </table:table-cell>
          <table:table-cell table:style-name="ce94" table:formula="of:=MAX([$irgl.$E$6] - [.$C3]; 0)*MAX(1 - [.$D3]/100;0)" office:value-type="float" office:value="242.25" calcext:value-type="float">
            <text:p>242.3</text:p>
          </table:table-cell>
          <table:table-cell table:style-name="ce93"/>
          <table:table-cell table:style-name="ce94" table:formula="of:=MAX([$sngl.$E$3]; 0)*MAX(1 - [.$D3]/100;0)" office:value-type="float" office:value="114" calcext:value-type="float">
            <text:p>114.0</text:p>
          </table:table-cell>
          <table:table-cell table:style-name="ce94" table:formula="of:=MAX([$sngl.$E$4]; 0)*MAX(1 - [.$D3]/100;0)" office:value-type="float" office:value="133" calcext:value-type="float">
            <text:p>133.0</text:p>
          </table:table-cell>
          <table:table-cell table:style-name="ce94" table:formula="of:=MAX([$sngl.$E$5]; 0)*MAX(1 - [.$D3]/100;0)" office:value-type="float" office:value="161.5" calcext:value-type="float">
            <text:p>161.5</text:p>
          </table:table-cell>
          <table:table-cell table:style-name="ce94" table:formula="of:=MAX([$sngl.$E$6]; 0)*MAX(1 - [.$D3]/100;0)" office:value-type="float" office:value="190" calcext:value-type="float">
            <text:p>190.0</text:p>
          </table:table-cell>
          <table:table-cell table:number-columns-repeated="163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5" calcext:value-type="float">
            <text:p>725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725" calcext:value-type="float">
            <text:p>725</text:p>
          </table:table-cell>
          <table:table-cell table:style-name="ce5" table:formula="of:=([.$B4] + 3 * [.$C4]) / 10 / (1 - [.$D4] * 0.006) *POWER([.$E4]; 0.75) * [.$C$11] / 13" office:value-type="float" office:value="719.64377618578" calcext:value-type="float">
            <text:p>719.6</text:p>
          </table:table-cell>
          <table:table-cell table:style-name="ce5" office:value-type="float" office:value="12" calcext:value-type="float">
            <text:p>12.0</text:p>
          </table:table-cell>
          <table:table-cell table:style-name="ce7" table:formula="of:=COM.MICROSOFT.CEILING.MATH(LN(MAX([.$G4]*4;1))^2.5+1)" office:value-type="float" office:value="31" calcext:value-type="float">
            <text:p>31</text:p>
          </table:table-cell>
          <table:table-cell table:style-name="ce7" table:formula="of:=COM.MICROSOFT.CEILING.MATH(LN(MAX([.$G4]*3.5;1))^2.5+1)" office:value-type="float" office:value="29" calcext:value-type="float">
            <text:p>29</text:p>
          </table:table-cell>
          <table:table-cell table:style-name="ce7" table:formula="of:=COM.MICROSOFT.CEILING.MATH(LN(MAX([.$G4]*3;1))^2.5+1)" office:value-type="float" office:value="26" calcext:value-type="float">
            <text:p>26</text:p>
          </table:table-cell>
          <table:table-cell table:style-name="ce7" table:formula="of:=COM.MICROSOFT.CEILING.MATH(LN(MAX([.$G4]*2.5;1))^2.5+1)" office:value-type="float" office:value="23" calcext:value-type="float">
            <text:p>23</text:p>
          </table:table-cell>
          <table:table-cell/>
          <table:table-cell table:style-name="ce5"/>
          <table:table-cell table:style-name="ce91" table:formula="of:=MAX([$Sword.E$2] - [.$C4]; 0)*[$Sword.$F$2]" office:value-type="float" office:value="1.5" calcext:value-type="float">
            <text:p>1.5</text:p>
          </table:table-cell>
          <table:table-cell table:style-name="ce91" table:formula="of:=MAX([$Sword.E$3] - [.$C4]; 0)*[$Sword.$F$3]" office:value-type="float" office:value="24.375" calcext:value-type="float">
            <text:p>24.4</text:p>
          </table:table-cell>
          <table:table-cell table:style-name="ce91" table:formula="of:=MAX([$Sword.E$4] - [.$C4]; 0)*[$Sword.$F$4]" office:value-type="float" office:value="50.4375" calcext:value-type="float">
            <text:p>50.4</text:p>
          </table:table-cell>
          <table:table-cell table:style-name="ce91" table:formula="of:=MAX([$Sword.E$5] - [.$C4]; 0)*[$Sword.$F$5]" office:value-type="float" office:value="80.25" calcext:value-type="float">
            <text:p>80.3</text:p>
          </table:table-cell>
          <table:table-cell table:style-name="ce91" table:formula="of:=MAX([$Sword.E$6] - [.$C4]; 0)*[$Sword.$F$6]" office:value-type="float" office:value="115.5" calcext:value-type="float">
            <text:p>115.5</text:p>
          </table:table-cell>
          <table:table-cell table:style-name="ce91" table:formula="of:=MAX([$Sword.E$7] - [.$C4]; 0)*[$Sword.$F$7]" office:value-type="float" office:value="153.1875" calcext:value-type="float">
            <text:p>153.2</text:p>
          </table:table-cell>
          <table:table-cell table:style-name="ce91" table:formula="of:=MAX([$Sword.E$8] - [.$C4]; 0)*[$Sword.$F$8]" office:value-type="float" office:value="193.875" calcext:value-type="float">
            <text:p>193.9</text:p>
          </table:table-cell>
          <table:table-cell table:style-name="ce91" table:formula="of:=MAX([$Sword.E$9] - [.$C4]; 0)*[$Sword.$F$9]" office:value-type="float" office:value="15" calcext:value-type="float">
            <text:p>15.0</text:p>
          </table:table-cell>
          <table:table-cell table:style-name="ce92"/>
          <table:table-cell table:style-name="ce91" table:formula="of:=MAX([$Axe.E$2] - [.$C4]/2; 0)*MAX(1 - [.$D4]/200;0)*[$Axe.$F$2]" office:value-type="float" office:value="79.17" calcext:value-type="float">
            <text:p>79.2</text:p>
          </table:table-cell>
          <table:table-cell table:style-name="ce91" table:formula="of:=MAX([$Axe.E$3] - [.$C4]/2; 0)*MAX(1 - [.$D4]/200;0)*[$Axe.$F$3]" office:value-type="float" office:value="106.47" calcext:value-type="float">
            <text:p>106.5</text:p>
          </table:table-cell>
          <table:table-cell table:style-name="ce91" table:formula="of:=MAX([$Axe.E$4] - [.$C4]/2; 0)*MAX(1 - [.$D4]/200;0)*[$Axe.$F$4]" office:value-type="float" office:value="137.475" calcext:value-type="float">
            <text:p>137.5</text:p>
          </table:table-cell>
          <table:table-cell table:style-name="ce91" table:formula="of:=MAX([$Axe.E$5] - [.$C4]/2; 0)*MAX(1 - [.$D4]/200;0)*[$Axe.$F$5]" office:value-type="float" office:value="173.355" calcext:value-type="float">
            <text:p>173.4</text:p>
          </table:table-cell>
          <table:table-cell table:style-name="ce91" table:formula="of:=MAX([$Axe.E$6] - [.$C4]/2; 0)*MAX(1 - [.$D4]/200;0)*[$Axe.$F$6]" office:value-type="float" office:value="211.965" calcext:value-type="float">
            <text:p>212.0</text:p>
          </table:table-cell>
          <table:table-cell table:style-name="ce91" table:formula="of:=MAX([$Axe.E$7] - [.$C4]/2; 0)*MAX(1 - [.$D4]/200;0)*[$Axe.$F$7]" office:value-type="float" office:value="254.67" calcext:value-type="float">
            <text:p>254.7</text:p>
          </table:table-cell>
          <table:table-cell table:style-name="ce92"/>
          <table:table-cell table:style-name="ce91" table:formula="of:=MAX([$Scythe.D$2]; 0)*MAX(1 - [.$D4]/100;0)*[$Scythe.$F$2]" office:value-type="float" office:value="87.4" calcext:value-type="float">
            <text:p>87.4</text:p>
          </table:table-cell>
          <table:table-cell table:style-name="ce91" table:formula="of:=MAX([$Scythe.D$3]; 0)*MAX(1 - [.$D4]/100;0)*[$Scythe.$F$3]" office:value-type="float" office:value="115.9" calcext:value-type="float">
            <text:p>115.9</text:p>
          </table:table-cell>
          <table:table-cell table:style-name="ce91" table:formula="of:=MAX([$Scythe.D$4]; 0)*MAX(1 - [.$D4]/100;0)*[$Scythe.$F$4]" office:value-type="float" office:value="148.2" calcext:value-type="float">
            <text:p>148.2</text:p>
          </table:table-cell>
          <table:table-cell table:style-name="ce91" table:formula="of:=MAX([$Scythe.D$5]; 0)*MAX(1 - [.$D4]/100;0)*[$Scythe.$F$5]" office:value-type="float" office:value="186.2" calcext:value-type="float">
            <text:p>186.2</text:p>
          </table:table-cell>
          <table:table-cell table:style-name="ce91" table:formula="of:=MAX([$Scythe.D$6]; 0)*MAX(1 - [.$D4]/100;0)*[$Scythe.$F$6]" office:value-type="float" office:value="228" calcext:value-type="float">
            <text:p>228.0</text:p>
          </table:table-cell>
          <table:table-cell table:style-name="ce91" table:formula="of:=MAX([$Scythe.D$7]; 0)*MAX(1 - [.$D4]/100;0)*[$Scythe.$F$7]" office:value-type="float" office:value="273.6" calcext:value-type="float">
            <text:p>273.6</text:p>
          </table:table-cell>
          <table:table-cell table:style-name="ce91" table:formula="of:=MAX([$Scythe.D$8]; 0)*MAX(1 - [.$D4]/100;0)*[$Scythe.$F$8]" office:value-type="float" office:value="72.2" calcext:value-type="float">
            <text:p>72.2</text:p>
          </table:table-cell>
          <table:table-cell table:style-name="ce91" table:formula="of:=MAX([$Scythe.D$9]; 0)*MAX(1 - [.$D4]/100;0)*[$Scythe.$F$9]" office:value-type="float" office:value="83.6" calcext:value-type="float">
            <text:p>83.6</text:p>
          </table:table-cell>
          <table:table-cell table:style-name="ce91" table:formula="of:=MAX([$Scythe.D$10]; 0)*MAX(1 - [.$D4]/100;0)*[$Scythe.$F$10]" office:value-type="float" office:value="95" calcext:value-type="float">
            <text:p>95.0</text:p>
          </table:table-cell>
          <table:table-cell table:style-name="ce92"/>
          <table:table-cell table:style-name="ce92" table:formula="of:=MAX([$Staff.E$2]; 0)*[$Staff.$F$2]" office:value-type="float" office:value="73.6" calcext:value-type="float">
            <text:p>73.6</text:p>
          </table:table-cell>
          <table:table-cell table:style-name="ce92" table:formula="of:=MAX([$Staff.E$3]; 0)*[$Staff.$F$3]" office:value-type="float" office:value="100" calcext:value-type="float">
            <text:p>100</text:p>
          </table:table-cell>
          <table:table-cell table:style-name="ce92" table:formula="of:=MAX([$Staff.E$4]; 0)*[$Staff.$F$4]" office:value-type="float" office:value="128" calcext:value-type="float">
            <text:p>128</text:p>
          </table:table-cell>
          <table:table-cell table:style-name="ce92" table:formula="of:=MAX([$Staff.E$5]; 0)*[$Staff.$F$5]" office:value-type="float" office:value="160.8" calcext:value-type="float">
            <text:p>160.8</text:p>
          </table:table-cell>
          <table:table-cell table:style-name="ce92" table:formula="of:=MAX([$Staff.E$6]; 0)*[$Staff.$F$6]" office:value-type="float" office:value="196" calcext:value-type="float">
            <text:p>196</text:p>
          </table:table-cell>
          <table:table-cell table:style-name="ce92" table:formula="of:=MAX([$Staff.E$7]; 0)*[$Staff.$F$7]" office:value-type="float" office:value="235.2" calcext:value-type="float">
            <text:p>235.2</text:p>
          </table:table-cell>
          <table:table-cell table:style-name="ce92"/>
          <table:table-cell table:style-name="ce91" table:formula="of:=MAX([$Bow.E$2] - [.$C4]; 0)*MAX(1 - [.$D4]/100;0)*[$Bow.$F$2]" office:value-type="float" office:value="73.017292948238" calcext:value-type="float">
            <text:p>73.0</text:p>
          </table:table-cell>
          <table:table-cell table:style-name="ce91" table:formula="of:=MAX([$Bow.E$3] - [.$C4]; 0)*MAX(1 - [.$D4]/100;0)*[$Bow.$F$3]" office:value-type="float" office:value="105.815797824457" calcext:value-type="float">
            <text:p>105.8</text:p>
          </table:table-cell>
          <table:table-cell table:style-name="ce91" table:formula="of:=MAX([$Bow.E$4] - [.$C4]; 0)*MAX(1 - [.$D4]/100;0)*[$Bow.$F$4]" office:value-type="float" office:value="134.970024381097" calcext:value-type="float">
            <text:p>135.0</text:p>
          </table:table-cell>
          <table:table-cell table:style-name="ce91" table:formula="of:=MAX([$Bow.E$5] - [.$C4]; 0)*MAX(1 - [.$D4]/100;0)*[$Bow.$F$5]" office:value-type="float" office:value="175.057085896476" calcext:value-type="float">
            <text:p>175.1</text:p>
          </table:table-cell>
          <table:table-cell table:style-name="ce91" table:formula="of:=MAX([$Bow.E$6] - [.$C4]; 0)*MAX(1 - [.$D4]/100;0)*[$Bow.$F$6]" office:value-type="float" office:value="215.144147411855" calcext:value-type="float">
            <text:p>215.1</text:p>
          </table:table-cell>
          <table:table-cell table:style-name="ce91" table:formula="of:=MAX([$Bow.E$7] - [.$C4]; 0)*MAX(1 - [.$D4]/100;0)*[$Bow.$F$7]" office:value-type="float" office:value="262.519765566394" calcext:value-type="float">
            <text:p>262.5</text:p>
          </table:table-cell>
          <table:table-cell table:style-name="ce92"/>
          <table:table-cell table:style-name="ce91" table:formula="of:=MAX([$Crossbow.E$2] - [.$C4]/2; 0)*MAX(1 - [.$D4]/200;0)*[$Crossbow.$F$2]" office:value-type="float" office:value="84.118125" calcext:value-type="float">
            <text:p>84.1</text:p>
          </table:table-cell>
          <table:table-cell table:style-name="ce91" table:formula="of:=MAX([$Crossbow.E$3] - [.$C4]/2; 0)*MAX(1 - [.$D4]/200;0)*[$Crossbow.$F$3]" office:value-type="float" office:value="113.124375" calcext:value-type="float">
            <text:p>113.1</text:p>
          </table:table-cell>
          <table:table-cell table:style-name="ce91" table:formula="of:=MAX([$Crossbow.E$4] - [.$C4]/2; 0)*MAX(1 - [.$D4]/200;0)*[$Crossbow.$F$4]" office:value-type="float" office:value="146.440125" calcext:value-type="float">
            <text:p>146.4</text:p>
          </table:table-cell>
          <table:table-cell table:style-name="ce91" table:formula="of:=MAX([$Crossbow.E$5] - [.$C4]/2; 0)*MAX(1 - [.$D4]/200;0)*[$Crossbow.$F$5]" office:value-type="float" office:value="183.568125" calcext:value-type="float">
            <text:p>183.6</text:p>
          </table:table-cell>
          <table:table-cell table:style-name="ce91" table:formula="of:=MAX([$Crossbow.E$6] - [.$C4]/2; 0)*MAX(1 - [.$D4]/200;0)*[$Crossbow.$F$6]" office:value-type="float" office:value="225.51945" calcext:value-type="float">
            <text:p>225.5</text:p>
          </table:table-cell>
          <table:table-cell table:style-name="ce91" table:formula="of:=MAX([$Crossbow.E$7] - [.$C4]/2; 0)*MAX(1 - [.$D4]/200;0)*[$Crossbow.$F$7]" office:value-type="float" office:value="270.56367" calcext:value-type="float">
            <text:p>270.6</text:p>
          </table:table-cell>
          <table:table-cell table:number-columns-repeated="2"/>
          <table:table-cell table:style-name="ce93" table:formula="of:=MAX([$doge.E$3] - [.$C4]; 0)" office:value-type="float" office:value="0" calcext:value-type="float">
            <text:p>0</text:p>
          </table:table-cell>
          <table:table-cell table:style-name="ce93" table:formula="of:=MAX([$doge.$E$4] - [.$C4]; 0)" office:value-type="float" office:value="0" calcext:value-type="float">
            <text:p>0</text:p>
          </table:table-cell>
          <table:table-cell table:style-name="ce93" table:formula="of:=MAX([$doge.$E$5] - [.$C4]; 0)" office:value-type="float" office:value="0" calcext:value-type="float">
            <text:p>0</text:p>
          </table:table-cell>
          <table:table-cell table:style-name="ce93" table:formula="of:=MAX([$doge.$E$6] - [.$C4]; 0)" office:value-type="float" office:value="0" calcext:value-type="float">
            <text:p>0</text:p>
          </table:table-cell>
          <table:table-cell table:style-name="ce93" table:formula="of:=MAX([$doge.$E$7] - [.$C4]; 0)" office:value-type="float" office:value="3" calcext:value-type="float">
            <text:p>3</text:p>
          </table:table-cell>
          <table:table-cell table:style-name="ce93"/>
          <table:table-cell table:style-name="ce94" table:formula="of:=MAX([$hors.$E$3] - [.$C4]/2; 0)*MAX(1 - [.$D4]/200;0)" office:value-type="float" office:value="50.2125" calcext:value-type="float">
            <text:p>50.2</text:p>
          </table:table-cell>
          <table:table-cell table:style-name="ce94" table:formula="of:=MAX([$hors.$E$4] - [.$C4]/2; 0)*MAX(1 - [.$D4]/200;0)" office:value-type="float" office:value="64.8375" calcext:value-type="float">
            <text:p>64.8</text:p>
          </table:table-cell>
          <table:table-cell table:style-name="ce94" table:formula="of:=MAX([$hors.$E$5] - [.$C4]/2; 0)*MAX(1 - [.$D4]/200;0)" office:value-type="float" office:value="89.2125" calcext:value-type="float">
            <text:p>89.2</text:p>
          </table:table-cell>
          <table:table-cell table:style-name="ce94" table:formula="of:=MAX([$hors.$E$6] - [.$C4]/2; 0)*MAX(1 - [.$D4]/200;0)" office:value-type="float" office:value="113.5875" calcext:value-type="float">
            <text:p>113.6</text:p>
          </table:table-cell>
          <table:table-cell table:style-name="ce93"/>
          <table:table-cell table:style-name="ce94" table:formula="of:=MAX([$irgl.$E$3] - [.$C4]; 0)*MAX(1 - [.$D4]/100;0)" office:value-type="float" office:value="145.35" calcext:value-type="float">
            <text:p>145.4</text:p>
          </table:table-cell>
          <table:table-cell table:style-name="ce94" table:formula="of:=MAX([$irgl.$E$4] - [.$C4]; 0)*MAX(1 - [.$D4]/100;0)" office:value-type="float" office:value="169.1" calcext:value-type="float">
            <text:p>169.1</text:p>
          </table:table-cell>
          <table:table-cell table:style-name="ce94" table:formula="of:=MAX([$irgl.$E$5] - [.$C4]; 0)*MAX(1 - [.$D4]/100;0)" office:value-type="float" office:value="202.35" calcext:value-type="float">
            <text:p>202.4</text:p>
          </table:table-cell>
          <table:table-cell table:style-name="ce94" table:formula="of:=MAX([$irgl.$E$6] - [.$C4]; 0)*MAX(1 - [.$D4]/100;0)" office:value-type="float" office:value="240.35" calcext:value-type="float">
            <text:p>240.4</text:p>
          </table:table-cell>
          <table:table-cell table:style-name="ce93"/>
          <table:table-cell table:style-name="ce94" table:formula="of:=MAX([$sngl.$E$3]; 0)*MAX(1 - [.$D4]/100;0)" office:value-type="float" office:value="114" calcext:value-type="float">
            <text:p>114.0</text:p>
          </table:table-cell>
          <table:table-cell table:style-name="ce94" table:formula="of:=MAX([$sngl.$E$4]; 0)*MAX(1 - [.$D4]/100;0)" office:value-type="float" office:value="133" calcext:value-type="float">
            <text:p>133.0</text:p>
          </table:table-cell>
          <table:table-cell table:style-name="ce94" table:formula="of:=MAX([$sngl.$E$5]; 0)*MAX(1 - [.$D4]/100;0)" office:value-type="float" office:value="161.5" calcext:value-type="float">
            <text:p>161.5</text:p>
          </table:table-cell>
          <table:table-cell table:style-name="ce94" table:formula="of:=MAX([$sngl.$E$6]; 0)*MAX(1 - [.$D4]/100;0)" office:value-type="float" office:value="190" calcext:value-type="float">
            <text:p>190.0</text:p>
          </table:table-cell>
          <table:table-cell table:number-columns-repeated="163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0" calcext:value-type="float">
            <text:p>85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50" calcext:value-type="float">
            <text:p>850</text:p>
          </table:table-cell>
          <table:table-cell table:style-name="ce5" table:formula="of:=([.$B5] + 3 * [.$C5]) / 10 / (1 - [.$D5] * 0.006) *POWER([.$E5]; 0.75) * [.$C$11] / 13" office:value-type="float" office:value="948.018028234617" calcext:value-type="float">
            <text:p>948.0</text:p>
          </table:table-cell>
          <table:table-cell table:style-name="ce5" office:value-type="float" office:value="14" calcext:value-type="float">
            <text:p>14.0</text:p>
          </table:table-cell>
          <table:table-cell table:style-name="ce7" table:formula="of:=COM.MICROSOFT.CEILING.MATH(LN(MAX([.$G5]*4;1))^2.5+1)" office:value-type="float" office:value="34" calcext:value-type="float">
            <text:p>34</text:p>
          </table:table-cell>
          <table:table-cell table:style-name="ce7" table:formula="of:=COM.MICROSOFT.CEILING.MATH(LN(MAX([.$G5]*3.5;1))^2.5+1)" office:value-type="float" office:value="31" calcext:value-type="float">
            <text:p>31</text:p>
          </table:table-cell>
          <table:table-cell table:style-name="ce7" table:formula="of:=COM.MICROSOFT.CEILING.MATH(LN(MAX([.$G5]*3;1))^2.5+1)" office:value-type="float" office:value="29" calcext:value-type="float">
            <text:p>29</text:p>
          </table:table-cell>
          <table:table-cell table:style-name="ce7" table:formula="of:=COM.MICROSOFT.CEILING.MATH(LN(MAX([.$G5]*2.5;1))^2.5+1)" office:value-type="float" office:value="25" calcext:value-type="float">
            <text:p>25</text:p>
          </table:table-cell>
          <table:table-cell/>
          <table:table-cell table:style-name="ce5"/>
          <table:table-cell table:style-name="ce91" table:formula="of:=MAX([$Sword.E$2] - [.$C5]; 0)*[$Sword.$F$2]" office:value-type="float" office:value="0" calcext:value-type="float">
            <text:p>0.0</text:p>
          </table:table-cell>
          <table:table-cell table:style-name="ce91" table:formula="of:=MAX([$Sword.E$3] - [.$C5]; 0)*[$Sword.$F$3]" office:value-type="float" office:value="19.875" calcext:value-type="float">
            <text:p>19.9</text:p>
          </table:table-cell>
          <table:table-cell table:style-name="ce91" table:formula="of:=MAX([$Sword.E$4] - [.$C5]; 0)*[$Sword.$F$4]" office:value-type="float" office:value="45.9375" calcext:value-type="float">
            <text:p>45.9</text:p>
          </table:table-cell>
          <table:table-cell table:style-name="ce91" table:formula="of:=MAX([$Sword.E$5] - [.$C5]; 0)*[$Sword.$F$5]" office:value-type="float" office:value="75.75" calcext:value-type="float">
            <text:p>75.8</text:p>
          </table:table-cell>
          <table:table-cell table:style-name="ce91" table:formula="of:=MAX([$Sword.E$6] - [.$C5]; 0)*[$Sword.$F$6]" office:value-type="float" office:value="111" calcext:value-type="float">
            <text:p>111.0</text:p>
          </table:table-cell>
          <table:table-cell table:style-name="ce91" table:formula="of:=MAX([$Sword.E$7] - [.$C5]; 0)*[$Sword.$F$7]" office:value-type="float" office:value="148.6875" calcext:value-type="float">
            <text:p>148.7</text:p>
          </table:table-cell>
          <table:table-cell table:style-name="ce91" table:formula="of:=MAX([$Sword.E$8] - [.$C5]; 0)*[$Sword.$F$8]" office:value-type="float" office:value="189.375" calcext:value-type="float">
            <text:p>189.4</text:p>
          </table:table-cell>
          <table:table-cell table:style-name="ce91" table:formula="of:=MAX([$Sword.E$9] - [.$C5]; 0)*[$Sword.$F$9]" office:value-type="float" office:value="10.5" calcext:value-type="float">
            <text:p>10.5</text:p>
          </table:table-cell>
          <table:table-cell table:style-name="ce92"/>
          <table:table-cell table:style-name="ce91" table:formula="of:=MAX([$Axe.E$2] - [.$C5]/2; 0)*MAX(1 - [.$D5]/200;0)*[$Axe.$F$2]" office:value-type="float" office:value="77.2" calcext:value-type="float">
            <text:p>77.2</text:p>
          </table:table-cell>
          <table:table-cell table:style-name="ce91" table:formula="of:=MAX([$Axe.E$3] - [.$C5]/2; 0)*MAX(1 - [.$D5]/200;0)*[$Axe.$F$3]" office:value-type="float" office:value="104.22" calcext:value-type="float">
            <text:p>104.2</text:p>
          </table:table-cell>
          <table:table-cell table:style-name="ce91" table:formula="of:=MAX([$Axe.E$4] - [.$C5]/2; 0)*MAX(1 - [.$D5]/200;0)*[$Axe.$F$4]" office:value-type="float" office:value="134.907" calcext:value-type="float">
            <text:p>134.9</text:p>
          </table:table-cell>
          <table:table-cell table:style-name="ce91" table:formula="of:=MAX([$Axe.E$5] - [.$C5]/2; 0)*MAX(1 - [.$D5]/200;0)*[$Axe.$F$5]" office:value-type="float" office:value="170.419" calcext:value-type="float">
            <text:p>170.4</text:p>
          </table:table-cell>
          <table:table-cell table:style-name="ce91" table:formula="of:=MAX([$Axe.E$6] - [.$C5]/2; 0)*MAX(1 - [.$D5]/200;0)*[$Axe.$F$6]" office:value-type="float" office:value="208.633" calcext:value-type="float">
            <text:p>208.6</text:p>
          </table:table-cell>
          <table:table-cell table:style-name="ce91" table:formula="of:=MAX([$Axe.E$7] - [.$C5]/2; 0)*MAX(1 - [.$D5]/200;0)*[$Axe.$F$7]" office:value-type="float" office:value="250.9" calcext:value-type="float">
            <text:p>250.9</text:p>
          </table:table-cell>
          <table:table-cell table:style-name="ce92"/>
          <table:table-cell table:style-name="ce91" table:formula="of:=MAX([$Scythe.D$2]; 0)*MAX(1 - [.$D5]/100;0)*[$Scythe.$F$2]" office:value-type="float" office:value="85.56" calcext:value-type="float">
            <text:p>85.6</text:p>
          </table:table-cell>
          <table:table-cell table:style-name="ce91" table:formula="of:=MAX([$Scythe.D$3]; 0)*MAX(1 - [.$D5]/100;0)*[$Scythe.$F$3]" office:value-type="float" office:value="113.46" calcext:value-type="float">
            <text:p>113.5</text:p>
          </table:table-cell>
          <table:table-cell table:style-name="ce91" table:formula="of:=MAX([$Scythe.D$4]; 0)*MAX(1 - [.$D5]/100;0)*[$Scythe.$F$4]" office:value-type="float" office:value="145.08" calcext:value-type="float">
            <text:p>145.1</text:p>
          </table:table-cell>
          <table:table-cell table:style-name="ce91" table:formula="of:=MAX([$Scythe.D$5]; 0)*MAX(1 - [.$D5]/100;0)*[$Scythe.$F$5]" office:value-type="float" office:value="182.28" calcext:value-type="float">
            <text:p>182.3</text:p>
          </table:table-cell>
          <table:table-cell table:style-name="ce91" table:formula="of:=MAX([$Scythe.D$6]; 0)*MAX(1 - [.$D5]/100;0)*[$Scythe.$F$6]" office:value-type="float" office:value="223.2" calcext:value-type="float">
            <text:p>223.2</text:p>
          </table:table-cell>
          <table:table-cell table:style-name="ce91" table:formula="of:=MAX([$Scythe.D$7]; 0)*MAX(1 - [.$D5]/100;0)*[$Scythe.$F$7]" office:value-type="float" office:value="267.84" calcext:value-type="float">
            <text:p>267.8</text:p>
          </table:table-cell>
          <table:table-cell table:style-name="ce91" table:formula="of:=MAX([$Scythe.D$8]; 0)*MAX(1 - [.$D5]/100;0)*[$Scythe.$F$8]" office:value-type="float" office:value="70.68" calcext:value-type="float">
            <text:p>70.7</text:p>
          </table:table-cell>
          <table:table-cell table:style-name="ce91" table:formula="of:=MAX([$Scythe.D$9]; 0)*MAX(1 - [.$D5]/100;0)*[$Scythe.$F$9]" office:value-type="float" office:value="81.84" calcext:value-type="float">
            <text:p>81.8</text:p>
          </table:table-cell>
          <table:table-cell table:style-name="ce91" table:formula="of:=MAX([$Scythe.D$10]; 0)*MAX(1 - [.$D5]/100;0)*[$Scythe.$F$10]" office:value-type="float" office:value="93" calcext:value-type="float">
            <text:p>93.0</text:p>
          </table:table-cell>
          <table:table-cell table:style-name="ce92"/>
          <table:table-cell table:style-name="ce92" table:formula="of:=MAX([$Staff.E$2]; 0)*[$Staff.$F$2]" office:value-type="float" office:value="73.6" calcext:value-type="float">
            <text:p>73.6</text:p>
          </table:table-cell>
          <table:table-cell table:style-name="ce92" table:formula="of:=MAX([$Staff.E$3]; 0)*[$Staff.$F$3]" office:value-type="float" office:value="100" calcext:value-type="float">
            <text:p>100</text:p>
          </table:table-cell>
          <table:table-cell table:style-name="ce92" table:formula="of:=MAX([$Staff.E$4]; 0)*[$Staff.$F$4]" office:value-type="float" office:value="128" calcext:value-type="float">
            <text:p>128</text:p>
          </table:table-cell>
          <table:table-cell table:style-name="ce92" table:formula="of:=MAX([$Staff.E$5]; 0)*[$Staff.$F$5]" office:value-type="float" office:value="160.8" calcext:value-type="float">
            <text:p>160.8</text:p>
          </table:table-cell>
          <table:table-cell table:style-name="ce92" table:formula="of:=MAX([$Staff.E$6]; 0)*[$Staff.$F$6]" office:value-type="float" office:value="196" calcext:value-type="float">
            <text:p>196</text:p>
          </table:table-cell>
          <table:table-cell table:style-name="ce92" table:formula="of:=MAX([$Staff.E$7]; 0)*[$Staff.$F$7]" office:value-type="float" office:value="235.2" calcext:value-type="float">
            <text:p>235.2</text:p>
          </table:table-cell>
          <table:table-cell table:style-name="ce92"/>
          <table:table-cell table:style-name="ce91" table:formula="of:=MAX([$Bow.E$2] - [.$C5]; 0)*MAX(1 - [.$D5]/100;0)*[$Bow.$F$2]" office:value-type="float" office:value="69.6665867809067" calcext:value-type="float">
            <text:p>69.7</text:p>
          </table:table-cell>
          <table:table-cell table:style-name="ce91" table:formula="of:=MAX([$Bow.E$3] - [.$C5]; 0)*MAX(1 - [.$D5]/100;0)*[$Bow.$F$3]" office:value-type="float" office:value="101.774596817627" calcext:value-type="float">
            <text:p>101.8</text:p>
          </table:table-cell>
          <table:table-cell table:style-name="ce91" table:formula="of:=MAX([$Bow.E$4] - [.$C5]; 0)*MAX(1 - [.$D5]/100;0)*[$Bow.$F$4]" office:value-type="float" office:value="130.3150501836" calcext:value-type="float">
            <text:p>130.3</text:p>
          </table:table-cell>
          <table:table-cell table:style-name="ce91" table:formula="of:=MAX([$Bow.E$5] - [.$C5]; 0)*MAX(1 - [.$D5]/100;0)*[$Bow.$F$5]" office:value-type="float" office:value="169.558173561813" calcext:value-type="float">
            <text:p>169.6</text:p>
          </table:table-cell>
          <table:table-cell table:style-name="ce91" table:formula="of:=MAX([$Bow.E$6] - [.$C5]; 0)*MAX(1 - [.$D5]/100;0)*[$Bow.$F$6]" office:value-type="float" office:value="208.801296940027" calcext:value-type="float">
            <text:p>208.8</text:p>
          </table:table-cell>
          <table:table-cell table:style-name="ce91" table:formula="of:=MAX([$Bow.E$7] - [.$C5]; 0)*MAX(1 - [.$D5]/100;0)*[$Bow.$F$7]" office:value-type="float" office:value="255.179533659733" calcext:value-type="float">
            <text:p>255.2</text:p>
          </table:table-cell>
          <table:table-cell table:style-name="ce92"/>
          <table:table-cell table:style-name="ce91" table:formula="of:=MAX([$Crossbow.E$2] - [.$C5]/2; 0)*MAX(1 - [.$D5]/200;0)*[$Crossbow.$F$2]" office:value-type="float" office:value="82.025" calcext:value-type="float">
            <text:p>82.0</text:p>
          </table:table-cell>
          <table:table-cell table:style-name="ce91" table:formula="of:=MAX([$Crossbow.E$3] - [.$C5]/2; 0)*MAX(1 - [.$D5]/200;0)*[$Crossbow.$F$3]" office:value-type="float" office:value="110.73375" calcext:value-type="float">
            <text:p>110.7</text:p>
          </table:table-cell>
          <table:table-cell table:style-name="ce91" table:formula="of:=MAX([$Crossbow.E$4] - [.$C5]/2; 0)*MAX(1 - [.$D5]/200;0)*[$Crossbow.$F$4]" office:value-type="float" office:value="143.7078" calcext:value-type="float">
            <text:p>143.7</text:p>
          </table:table-cell>
          <table:table-cell table:style-name="ce91" table:formula="of:=MAX([$Crossbow.E$5] - [.$C5]/2; 0)*MAX(1 - [.$D5]/200;0)*[$Crossbow.$F$5]" office:value-type="float" office:value="180.455" calcext:value-type="float">
            <text:p>180.5</text:p>
          </table:table-cell>
          <table:table-cell table:style-name="ce91" table:formula="of:=MAX([$Crossbow.E$6] - [.$C5]/2; 0)*MAX(1 - [.$D5]/200;0)*[$Crossbow.$F$6]" office:value-type="float" office:value="221.976055" calcext:value-type="float">
            <text:p>222.0</text:p>
          </table:table-cell>
          <table:table-cell table:style-name="ce91" table:formula="of:=MAX([$Crossbow.E$7] - [.$C5]/2; 0)*MAX(1 - [.$D5]/200;0)*[$Crossbow.$F$7]" office:value-type="float" office:value="266.558283" calcext:value-type="float">
            <text:p>266.6</text:p>
          </table:table-cell>
          <table:table-cell table:number-columns-repeated="2"/>
          <table:table-cell table:style-name="ce93" table:formula="of:=MAX([$doge.E$3] - [.$C5]; 0)" office:value-type="float" office:value="0" calcext:value-type="float">
            <text:p>0</text:p>
          </table:table-cell>
          <table:table-cell table:style-name="ce93" table:formula="of:=MAX([$doge.$E$4] - [.$C5]; 0)" office:value-type="float" office:value="0" calcext:value-type="float">
            <text:p>0</text:p>
          </table:table-cell>
          <table:table-cell table:style-name="ce93" table:formula="of:=MAX([$doge.$E$5] - [.$C5]; 0)" office:value-type="float" office:value="0" calcext:value-type="float">
            <text:p>0</text:p>
          </table:table-cell>
          <table:table-cell table:style-name="ce93" table:formula="of:=MAX([$doge.$E$6] - [.$C5]; 0)" office:value-type="float" office:value="0" calcext:value-type="float">
            <text:p>0</text:p>
          </table:table-cell>
          <table:table-cell table:style-name="ce93" table:formula="of:=MAX([$doge.$E$7] - [.$C5]; 0)" office:value-type="float" office:value="0" calcext:value-type="float">
            <text:p>0</text:p>
          </table:table-cell>
          <table:table-cell table:style-name="ce93"/>
          <table:table-cell table:style-name="ce94" table:formula="of:=MAX([$hors.$E$3] - [.$C5]/2; 0)*MAX(1 - [.$D5]/200;0)" office:value-type="float" office:value="48.25" calcext:value-type="float">
            <text:p>48.3</text:p>
          </table:table-cell>
          <table:table-cell table:style-name="ce94" table:formula="of:=MAX([$hors.$E$4] - [.$C5]/2; 0)*MAX(1 - [.$D5]/200;0)" office:value-type="float" office:value="62.725" calcext:value-type="float">
            <text:p>62.7</text:p>
          </table:table-cell>
          <table:table-cell table:style-name="ce94" table:formula="of:=MAX([$hors.$E$5] - [.$C5]/2; 0)*MAX(1 - [.$D5]/200;0)" office:value-type="float" office:value="86.85" calcext:value-type="float">
            <text:p>86.9</text:p>
          </table:table-cell>
          <table:table-cell table:style-name="ce94" table:formula="of:=MAX([$hors.$E$6] - [.$C5]/2; 0)*MAX(1 - [.$D5]/200;0)" office:value-type="float" office:value="110.975" calcext:value-type="float">
            <text:p>111.0</text:p>
          </table:table-cell>
          <table:table-cell table:style-name="ce93"/>
          <table:table-cell table:style-name="ce94" table:formula="of:=MAX([$irgl.$E$3] - [.$C5]; 0)*MAX(1 - [.$D5]/100;0)" office:value-type="float" office:value="139.5" calcext:value-type="float">
            <text:p>139.5</text:p>
          </table:table-cell>
          <table:table-cell table:style-name="ce94" table:formula="of:=MAX([$irgl.$E$4] - [.$C5]; 0)*MAX(1 - [.$D5]/100;0)" office:value-type="float" office:value="162.75" calcext:value-type="float">
            <text:p>162.8</text:p>
          </table:table-cell>
          <table:table-cell table:style-name="ce94" table:formula="of:=MAX([$irgl.$E$5] - [.$C5]; 0)*MAX(1 - [.$D5]/100;0)" office:value-type="float" office:value="195.3" calcext:value-type="float">
            <text:p>195.3</text:p>
          </table:table-cell>
          <table:table-cell table:style-name="ce94" table:formula="of:=MAX([$irgl.$E$6] - [.$C5]; 0)*MAX(1 - [.$D5]/100;0)" office:value-type="float" office:value="232.5" calcext:value-type="float">
            <text:p>232.5</text:p>
          </table:table-cell>
          <table:table-cell table:style-name="ce93"/>
          <table:table-cell table:style-name="ce94" table:formula="of:=MAX([$sngl.$E$3]; 0)*MAX(1 - [.$D5]/100;0)" office:value-type="float" office:value="111.6" calcext:value-type="float">
            <text:p>111.6</text:p>
          </table:table-cell>
          <table:table-cell table:style-name="ce94" table:formula="of:=MAX([$sngl.$E$4]; 0)*MAX(1 - [.$D5]/100;0)" office:value-type="float" office:value="130.2" calcext:value-type="float">
            <text:p>130.2</text:p>
          </table:table-cell>
          <table:table-cell table:style-name="ce94" table:formula="of:=MAX([$sngl.$E$5]; 0)*MAX(1 - [.$D5]/100;0)" office:value-type="float" office:value="158.1" calcext:value-type="float">
            <text:p>158.1</text:p>
          </table:table-cell>
          <table:table-cell table:style-name="ce94" table:formula="of:=MAX([$sngl.$E$6]; 0)*MAX(1 - [.$D5]/100;0)" office:value-type="float" office:value="186" calcext:value-type="float">
            <text:p>186.0</text:p>
          </table:table-cell>
          <table:table-cell table:number-columns-repeated="163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style-name="ce5" table:formula="of:=([.$B6] + 3 * [.$C6]) / 10 / (1 - [.$D6] * 0.006) *POWER([.$E6]; 0.75) * [.$C$11] / 13" office:value-type="float" office:value="1249.00563766672" calcext:value-type="float">
            <text:p>1249.0</text:p>
          </table:table-cell>
          <table:table-cell table:style-name="ce5" office:value-type="float" office:value="16.5" calcext:value-type="float">
            <text:p>16.5</text:p>
          </table:table-cell>
          <table:table-cell table:style-name="ce7" table:formula="of:=COM.MICROSOFT.CEILING.MATH(LN(MAX([.$G6]*4;1))^2.5+1)" office:value-type="float" office:value="37" calcext:value-type="float">
            <text:p>37</text:p>
          </table:table-cell>
          <table:table-cell table:style-name="ce7" table:formula="of:=COM.MICROSOFT.CEILING.MATH(LN(MAX([.$G6]*3.5;1))^2.5+1)" office:value-type="float" office:value="35" calcext:value-type="float">
            <text:p>35</text:p>
          </table:table-cell>
          <table:table-cell table:style-name="ce7" table:formula="of:=COM.MICROSOFT.CEILING.MATH(LN(MAX([.$G6]*3;1))^2.5+1)" office:value-type="float" office:value="32" calcext:value-type="float">
            <text:p>32</text:p>
          </table:table-cell>
          <table:table-cell table:style-name="ce7" table:formula="of:=COM.MICROSOFT.CEILING.MATH(LN(MAX([.$G6]*2.5;1))^2.5+1)" office:value-type="float" office:value="28" calcext:value-type="float">
            <text:p>28</text:p>
          </table:table-cell>
          <table:table-cell/>
          <table:table-cell table:style-name="ce5"/>
          <table:table-cell table:style-name="ce91" table:formula="of:=MAX([$Sword.E$2] - [.$C6]; 0)*[$Sword.$F$2]" office:value-type="float" office:value="0" calcext:value-type="float">
            <text:p>0.0</text:p>
          </table:table-cell>
          <table:table-cell table:style-name="ce91" table:formula="of:=MAX([$Sword.E$3] - [.$C6]; 0)*[$Sword.$F$3]" office:value-type="float" office:value="15.375" calcext:value-type="float">
            <text:p>15.4</text:p>
          </table:table-cell>
          <table:table-cell table:style-name="ce91" table:formula="of:=MAX([$Sword.E$4] - [.$C6]; 0)*[$Sword.$F$4]" office:value-type="float" office:value="41.4375" calcext:value-type="float">
            <text:p>41.4</text:p>
          </table:table-cell>
          <table:table-cell table:style-name="ce91" table:formula="of:=MAX([$Sword.E$5] - [.$C6]; 0)*[$Sword.$F$5]" office:value-type="float" office:value="71.25" calcext:value-type="float">
            <text:p>71.3</text:p>
          </table:table-cell>
          <table:table-cell table:style-name="ce91" table:formula="of:=MAX([$Sword.E$6] - [.$C6]; 0)*[$Sword.$F$6]" office:value-type="float" office:value="106.5" calcext:value-type="float">
            <text:p>106.5</text:p>
          </table:table-cell>
          <table:table-cell table:style-name="ce91" table:formula="of:=MAX([$Sword.E$7] - [.$C6]; 0)*[$Sword.$F$7]" office:value-type="float" office:value="144.1875" calcext:value-type="float">
            <text:p>144.2</text:p>
          </table:table-cell>
          <table:table-cell table:style-name="ce91" table:formula="of:=MAX([$Sword.E$8] - [.$C6]; 0)*[$Sword.$F$8]" office:value-type="float" office:value="184.875" calcext:value-type="float">
            <text:p>184.9</text:p>
          </table:table-cell>
          <table:table-cell table:style-name="ce91" table:formula="of:=MAX([$Sword.E$9] - [.$C6]; 0)*[$Sword.$F$9]" office:value-type="float" office:value="6" calcext:value-type="float">
            <text:p>6.0</text:p>
          </table:table-cell>
          <table:table-cell table:style-name="ce92"/>
          <table:table-cell table:style-name="ce91" table:formula="of:=MAX([$Axe.E$2] - [.$C6]/2; 0)*MAX(1 - [.$D6]/200;0)*[$Axe.$F$2]" office:value-type="float" office:value="75.648" calcext:value-type="float">
            <text:p>75.6</text:p>
          </table:table-cell>
          <table:table-cell table:style-name="ce91" table:formula="of:=MAX([$Axe.E$3] - [.$C6]/2; 0)*MAX(1 - [.$D6]/200;0)*[$Axe.$F$3]" office:value-type="float" office:value="102.528" calcext:value-type="float">
            <text:p>102.5</text:p>
          </table:table-cell>
          <table:table-cell table:style-name="ce91" table:formula="of:=MAX([$Axe.E$4] - [.$C6]/2; 0)*MAX(1 - [.$D6]/200;0)*[$Axe.$F$4]" office:value-type="float" office:value="133.056" calcext:value-type="float">
            <text:p>133.1</text:p>
          </table:table-cell>
          <table:table-cell table:style-name="ce91" table:formula="of:=MAX([$Axe.E$5] - [.$C6]/2; 0)*MAX(1 - [.$D6]/200;0)*[$Axe.$F$5]" office:value-type="float" office:value="168.384" calcext:value-type="float">
            <text:p>168.4</text:p>
          </table:table-cell>
          <table:table-cell table:style-name="ce91" table:formula="of:=MAX([$Axe.E$6] - [.$C6]/2; 0)*MAX(1 - [.$D6]/200;0)*[$Axe.$F$6]" office:value-type="float" office:value="206.4" calcext:value-type="float">
            <text:p>206.4</text:p>
          </table:table-cell>
          <table:table-cell table:style-name="ce91" table:formula="of:=MAX([$Axe.E$7] - [.$C6]/2; 0)*MAX(1 - [.$D6]/200;0)*[$Axe.$F$7]" office:value-type="float" office:value="248.448" calcext:value-type="float">
            <text:p>248.4</text:p>
          </table:table-cell>
          <table:table-cell table:style-name="ce92"/>
          <table:table-cell table:style-name="ce91" table:formula="of:=MAX([$Scythe.D$2]; 0)*MAX(1 - [.$D6]/100;0)*[$Scythe.$F$2]" office:value-type="float" office:value="84.64" calcext:value-type="float">
            <text:p>84.6</text:p>
          </table:table-cell>
          <table:table-cell table:style-name="ce91" table:formula="of:=MAX([$Scythe.D$3]; 0)*MAX(1 - [.$D6]/100;0)*[$Scythe.$F$3]" office:value-type="float" office:value="112.24" calcext:value-type="float">
            <text:p>112.2</text:p>
          </table:table-cell>
          <table:table-cell table:style-name="ce91" table:formula="of:=MAX([$Scythe.D$4]; 0)*MAX(1 - [.$D6]/100;0)*[$Scythe.$F$4]" office:value-type="float" office:value="143.52" calcext:value-type="float">
            <text:p>143.5</text:p>
          </table:table-cell>
          <table:table-cell table:style-name="ce91" table:formula="of:=MAX([$Scythe.D$5]; 0)*MAX(1 - [.$D6]/100;0)*[$Scythe.$F$5]" office:value-type="float" office:value="180.32" calcext:value-type="float">
            <text:p>180.3</text:p>
          </table:table-cell>
          <table:table-cell table:style-name="ce91" table:formula="of:=MAX([$Scythe.D$6]; 0)*MAX(1 - [.$D6]/100;0)*[$Scythe.$F$6]" office:value-type="float" office:value="220.8" calcext:value-type="float">
            <text:p>220.8</text:p>
          </table:table-cell>
          <table:table-cell table:style-name="ce91" table:formula="of:=MAX([$Scythe.D$7]; 0)*MAX(1 - [.$D6]/100;0)*[$Scythe.$F$7]" office:value-type="float" office:value="264.96" calcext:value-type="float">
            <text:p>265.0</text:p>
          </table:table-cell>
          <table:table-cell table:style-name="ce91" table:formula="of:=MAX([$Scythe.D$8]; 0)*MAX(1 - [.$D6]/100;0)*[$Scythe.$F$8]" office:value-type="float" office:value="69.92" calcext:value-type="float">
            <text:p>69.9</text:p>
          </table:table-cell>
          <table:table-cell table:style-name="ce91" table:formula="of:=MAX([$Scythe.D$9]; 0)*MAX(1 - [.$D6]/100;0)*[$Scythe.$F$9]" office:value-type="float" office:value="80.96" calcext:value-type="float">
            <text:p>81.0</text:p>
          </table:table-cell>
          <table:table-cell table:style-name="ce91" table:formula="of:=MAX([$Scythe.D$10]; 0)*MAX(1 - [.$D6]/100;0)*[$Scythe.$F$10]" office:value-type="float" office:value="92" calcext:value-type="float">
            <text:p>92.0</text:p>
          </table:table-cell>
          <table:table-cell table:style-name="ce92"/>
          <table:table-cell table:style-name="ce92" table:formula="of:=MAX([$Staff.E$2]; 0)*[$Staff.$F$2]" office:value-type="float" office:value="73.6" calcext:value-type="float">
            <text:p>73.6</text:p>
          </table:table-cell>
          <table:table-cell table:style-name="ce92" table:formula="of:=MAX([$Staff.E$3]; 0)*[$Staff.$F$3]" office:value-type="float" office:value="100" calcext:value-type="float">
            <text:p>100</text:p>
          </table:table-cell>
          <table:table-cell table:style-name="ce92" table:formula="of:=MAX([$Staff.E$4]; 0)*[$Staff.$F$4]" office:value-type="float" office:value="128" calcext:value-type="float">
            <text:p>128</text:p>
          </table:table-cell>
          <table:table-cell table:style-name="ce92" table:formula="of:=MAX([$Staff.E$5]; 0)*[$Staff.$F$5]" office:value-type="float" office:value="160.8" calcext:value-type="float">
            <text:p>160.8</text:p>
          </table:table-cell>
          <table:table-cell table:style-name="ce92" table:formula="of:=MAX([$Staff.E$6]; 0)*[$Staff.$F$6]" office:value-type="float" office:value="196" calcext:value-type="float">
            <text:p>196</text:p>
          </table:table-cell>
          <table:table-cell table:style-name="ce92" table:formula="of:=MAX([$Staff.E$7]; 0)*[$Staff.$F$7]" office:value-type="float" office:value="235.2" calcext:value-type="float">
            <text:p>235.2</text:p>
          </table:table-cell>
          <table:table-cell table:style-name="ce92"/>
          <table:table-cell table:style-name="ce91" table:formula="of:=MAX([$Bow.E$2] - [.$C6]; 0)*MAX(1 - [.$D6]/100;0)*[$Bow.$F$2]" office:value-type="float" office:value="67.123483697241" calcext:value-type="float">
            <text:p>67.1</text:p>
          </table:table-cell>
          <table:table-cell table:style-name="ce91" table:formula="of:=MAX([$Bow.E$3] - [.$C6]; 0)*MAX(1 - [.$D6]/100;0)*[$Bow.$F$3]" office:value-type="float" office:value="98.8862463142113" calcext:value-type="float">
            <text:p>98.9</text:p>
          </table:table-cell>
          <table:table-cell table:style-name="ce91" table:formula="of:=MAX([$Bow.E$4] - [.$C6]; 0)*MAX(1 - [.$D6]/100;0)*[$Bow.$F$4]" office:value-type="float" office:value="127.119813084852" calcext:value-type="float">
            <text:p>127.1</text:p>
          </table:table-cell>
          <table:table-cell table:style-name="ce91" table:formula="of:=MAX([$Bow.E$5] - [.$C6]; 0)*MAX(1 - [.$D6]/100;0)*[$Bow.$F$5]" office:value-type="float" office:value="165.940967394482" calcext:value-type="float">
            <text:p>165.9</text:p>
          </table:table-cell>
          <table:table-cell table:style-name="ce91" table:formula="of:=MAX([$Bow.E$6] - [.$C6]; 0)*MAX(1 - [.$D6]/100;0)*[$Bow.$F$6]" office:value-type="float" office:value="204.762121704112" calcext:value-type="float">
            <text:p>204.8</text:p>
          </table:table-cell>
          <table:table-cell table:style-name="ce91" table:formula="of:=MAX([$Bow.E$7] - [.$C6]; 0)*MAX(1 - [.$D6]/100;0)*[$Bow.$F$7]" office:value-type="float" office:value="250.641667706403" calcext:value-type="float">
            <text:p>250.6</text:p>
          </table:table-cell>
          <table:table-cell table:style-name="ce92"/>
          <table:table-cell table:style-name="ce91" table:formula="of:=MAX([$Crossbow.E$2] - [.$C6]/2; 0)*MAX(1 - [.$D6]/200;0)*[$Crossbow.$F$2]" office:value-type="float" office:value="80.376" calcext:value-type="float">
            <text:p>80.4</text:p>
          </table:table-cell>
          <table:table-cell table:style-name="ce91" table:formula="of:=MAX([$Crossbow.E$3] - [.$C6]/2; 0)*MAX(1 - [.$D6]/200;0)*[$Crossbow.$F$3]" office:value-type="float" office:value="108.936" calcext:value-type="float">
            <text:p>108.9</text:p>
          </table:table-cell>
          <table:table-cell table:style-name="ce91" table:formula="of:=MAX([$Crossbow.E$4] - [.$C6]/2; 0)*MAX(1 - [.$D6]/200;0)*[$Crossbow.$F$4]" office:value-type="float" office:value="141.7392" calcext:value-type="float">
            <text:p>141.7</text:p>
          </table:table-cell>
          <table:table-cell table:style-name="ce91" table:formula="of:=MAX([$Crossbow.E$5] - [.$C6]/2; 0)*MAX(1 - [.$D6]/200;0)*[$Crossbow.$F$5]" office:value-type="float" office:value="178.296" calcext:value-type="float">
            <text:p>178.3</text:p>
          </table:table-cell>
          <table:table-cell table:style-name="ce91" table:formula="of:=MAX([$Crossbow.E$6] - [.$C6]/2; 0)*MAX(1 - [.$D6]/200;0)*[$Crossbow.$F$6]" office:value-type="float" office:value="219.60192" calcext:value-type="float">
            <text:p>219.6</text:p>
          </table:table-cell>
          <table:table-cell table:style-name="ce91" table:formula="of:=MAX([$Crossbow.E$7] - [.$C6]/2; 0)*MAX(1 - [.$D6]/200;0)*[$Crossbow.$F$7]" office:value-type="float" office:value="263.953152" calcext:value-type="float">
            <text:p>264.0</text:p>
          </table:table-cell>
          <table:table-cell table:number-columns-repeated="2"/>
          <table:table-cell table:style-name="ce93" table:formula="of:=MAX([$doge.E$3] - [.$C6]; 0)" office:value-type="float" office:value="0" calcext:value-type="float">
            <text:p>0</text:p>
          </table:table-cell>
          <table:table-cell table:style-name="ce93" table:formula="of:=MAX([$doge.$E$4] - [.$C6]; 0)" office:value-type="float" office:value="0" calcext:value-type="float">
            <text:p>0</text:p>
          </table:table-cell>
          <table:table-cell table:style-name="ce93" table:formula="of:=MAX([$doge.$E$5] - [.$C6]; 0)" office:value-type="float" office:value="0" calcext:value-type="float">
            <text:p>0</text:p>
          </table:table-cell>
          <table:table-cell table:style-name="ce93" table:formula="of:=MAX([$doge.$E$6] - [.$C6]; 0)" office:value-type="float" office:value="0" calcext:value-type="float">
            <text:p>0</text:p>
          </table:table-cell>
          <table:table-cell table:style-name="ce93" table:formula="of:=MAX([$doge.$E$7] - [.$C6]; 0)" office:value-type="float" office:value="0" calcext:value-type="float">
            <text:p>0</text:p>
          </table:table-cell>
          <table:table-cell table:style-name="ce93"/>
          <table:table-cell table:style-name="ce94" table:formula="of:=MAX([$hors.$E$3] - [.$C6]/2; 0)*MAX(1 - [.$D6]/200;0)" office:value-type="float" office:value="46.56" calcext:value-type="float">
            <text:p>46.6</text:p>
          </table:table-cell>
          <table:table-cell table:style-name="ce94" table:formula="of:=MAX([$hors.$E$4] - [.$C6]/2; 0)*MAX(1 - [.$D6]/200;0)" office:value-type="float" office:value="60.96" calcext:value-type="float">
            <text:p>61.0</text:p>
          </table:table-cell>
          <table:table-cell table:style-name="ce94" table:formula="of:=MAX([$hors.$E$5] - [.$C6]/2; 0)*MAX(1 - [.$D6]/200;0)" office:value-type="float" office:value="84.96" calcext:value-type="float">
            <text:p>85.0</text:p>
          </table:table-cell>
          <table:table-cell table:style-name="ce94" table:formula="of:=MAX([$hors.$E$6] - [.$C6]/2; 0)*MAX(1 - [.$D6]/200;0)" office:value-type="float" office:value="108.96" calcext:value-type="float">
            <text:p>109.0</text:p>
          </table:table-cell>
          <table:table-cell table:style-name="ce93"/>
          <table:table-cell table:style-name="ce94" table:formula="of:=MAX([$irgl.$E$3] - [.$C6]; 0)*MAX(1 - [.$D6]/100;0)" office:value-type="float" office:value="135.24" calcext:value-type="float">
            <text:p>135.2</text:p>
          </table:table-cell>
          <table:table-cell table:style-name="ce94" table:formula="of:=MAX([$irgl.$E$4] - [.$C6]; 0)*MAX(1 - [.$D6]/100;0)" office:value-type="float" office:value="158.24" calcext:value-type="float">
            <text:p>158.2</text:p>
          </table:table-cell>
          <table:table-cell table:style-name="ce94" table:formula="of:=MAX([$irgl.$E$5] - [.$C6]; 0)*MAX(1 - [.$D6]/100;0)" office:value-type="float" office:value="190.44" calcext:value-type="float">
            <text:p>190.4</text:p>
          </table:table-cell>
          <table:table-cell table:style-name="ce94" table:formula="of:=MAX([$irgl.$E$6] - [.$C6]; 0)*MAX(1 - [.$D6]/100;0)" office:value-type="float" office:value="227.24" calcext:value-type="float">
            <text:p>227.2</text:p>
          </table:table-cell>
          <table:table-cell table:style-name="ce93"/>
          <table:table-cell table:style-name="ce94" table:formula="of:=MAX([$sngl.$E$3]; 0)*MAX(1 - [.$D6]/100;0)" office:value-type="float" office:value="110.4" calcext:value-type="float">
            <text:p>110.4</text:p>
          </table:table-cell>
          <table:table-cell table:style-name="ce94" table:formula="of:=MAX([$sngl.$E$4]; 0)*MAX(1 - [.$D6]/100;0)" office:value-type="float" office:value="128.8" calcext:value-type="float">
            <text:p>128.8</text:p>
          </table:table-cell>
          <table:table-cell table:style-name="ce94" table:formula="of:=MAX([$sngl.$E$5]; 0)*MAX(1 - [.$D6]/100;0)" office:value-type="float" office:value="156.4" calcext:value-type="float">
            <text:p>156.4</text:p>
          </table:table-cell>
          <table:table-cell table:style-name="ce94" table:formula="of:=MAX([$sngl.$E$6]; 0)*MAX(1 - [.$D6]/100;0)" office:value-type="float" office:value="184" calcext:value-type="float">
            <text:p>184.0</text:p>
          </table:table-cell>
          <table:table-cell table:number-columns-repeated="16303"/>
        </table:table-row>
        <table:table-row table:style-name="ro1">
          <table:table-cell table:number-columns-repeated="61"/>
          <table:table-cell table:style-name="ce93" table:number-columns-repeated="6"/>
          <table:table-cell table:style-name="ce94" table:number-columns-repeated="4"/>
          <table:table-cell table:style-name="ce93"/>
          <table:table-cell table:style-name="ce94" table:number-columns-repeated="4"/>
          <table:table-cell table:style-name="ce93"/>
          <table:table-cell table:style-name="ce94" table:number-columns-repeated="4"/>
          <table:table-cell table:number-columns-repeated="16303"/>
        </table:table-row>
        <table:table-row table:style-name="ro1">
          <table:table-cell table:number-columns-repeated="12"/>
          <table:table-cell>
            <draw:frame table:end-cell-address="ccpr.T26" table:end-x="0.1579in" table:end-y="0.0161in" draw:z-index="0" draw:name="Chart 1" draw:style-name="gr1" draw:text-style-name="P1" svg:width="5.1925in" svg:height="3.5787in" svg:x="0in" svg:y="0in">
              <draw:object draw:notify-on-update-of-ranges="ccpr.T1:ccpr.T1 ccpr.T3:ccpr.T6 ccpr.AB1:ccpr.AB1 ccpr.AB3:ccpr.AB6 ccpr.AI1:ccpr.AI1 ccpr.AI3:ccpr.AI6 ccpr.AS1:ccpr.AS1 ccpr.AS3:ccpr.AS6 ccpr.AZ1:ccpr.AZ1 ccpr.AZ3:ccpr.AZ6 ccpr.BG1:ccpr.BG1 ccpr.BG3:ccpr.BG6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48"/>
          <table:table-cell table:style-name="ce93" table:number-columns-repeated="6"/>
          <table:table-cell table:style-name="ce94" table:number-columns-repeated="4"/>
          <table:table-cell table:style-name="ce93"/>
          <table:table-cell table:style-name="ce94" table:number-columns-repeated="4"/>
          <table:table-cell table:style-name="ce93"/>
          <table:table-cell table:style-name="ce94" table:number-columns-repeated="4"/>
          <table:table-cell table:number-columns-repeated="16303"/>
        </table:table-row>
        <table:table-row table:style-name="ro1">
          <table:table-cell/>
          <table:table-cell office:value-type="string" calcext:value-type="string">
            <text:p>Damage Spread</text:p>
          </table:table-cell>
          <table:table-cell table:style-name="ce4" office:value-type="percentage" office:value="0.4" calcext:value-type="percentage">
            <text:p>40%</text:p>
          </table:table-cell>
          <table:table-cell table:number-columns-repeated="58"/>
          <table:table-cell table:style-name="ce93" table:number-columns-repeated="6"/>
          <table:table-cell table:style-name="ce94" table:number-columns-repeated="4"/>
          <table:table-cell table:style-name="ce93"/>
          <table:table-cell table:style-name="ce94" table:number-columns-repeated="4"/>
          <table:table-cell table:style-name="ce93"/>
          <table:table-cell table:style-name="ce94" table:number-columns-repeated="4"/>
          <table:table-cell table:number-columns-repeated="16303"/>
        </table:table-row>
        <table:table-row table:style-name="ro1">
          <table:table-cell/>
          <table:table-cell office:value-type="string" calcext:value-type="string">
            <text:p>Loot Spread</text:p>
          </table:table-cell>
          <table:table-cell table:style-name="ce4" office:value-type="percentage" office:value="0.25" calcext:value-type="percentage">
            <text:p>25%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ustom Mult</text:p>
          </table:table-cell>
          <table:table-cell office:value-type="float" office:value="0.75" calcext:value-type="float">
            <text:p>0.75</text:p>
          </table:table-cell>
          <table:table-cell table:number-columns-repeated="16381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cpr.BJ3:ccpr.CC9">
            <calcext:color-scale>
              <calcext:color-scale-entry calcext:value="0" calcext:type="minimum" calcext:color="#70ad47"/>
              <calcext:color-scale-entry calcext:value="50" calcext:type="percentile" calcext:color="#fcfcff"/>
              <calcext:color-scale-entry calcext:value="0" calcext:type="maximum" calcext:color="#7030a0"/>
            </calcext:color-scale>
          </calcext:conditional-format>
          <calcext:conditional-format calcext:target-range-address="ccpr.N3:ccpr.BG6">
            <calcext:color-scale>
              <calcext:color-scale-entry calcext:value="0" calcext:type="minimum" calcext:color="#5a8ac6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</calcext:conditional-formats>
      </table:table>
      <table:table table:name="irgl" table:style-name="ta22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6" table:default-cell-style-name="Default"/>
        <table:table-column table:style-name="co25" table:number-columns-repeated="16353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Toughness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Rough Price</text:p>
          </table:table-cell>
          <table:table-cell table:style-name="ce1"/>
          <table:table-cell table:style-name="ce8" office:value-type="string" calcext:value-type="string">
            <text:p>Effective 1S Dmg:</text:p>
          </table:table-cell>
          <table:table-cell table:style-name="ce6" office:value-type="string" calcext:value-type="string" table:number-columns-spanned="3" table:number-rows-spanned="1">
            <text:p>Lvl 7 Stray</text:p>
          </table:table-cell>
          <table:covered-table-cell table:number-columns-repeated="2" table:style-name="ce1"/>
          <table:table-cell table:style-name="ce1"/>
          <table:table-cell table:style-name="ce6" office:value-type="string" calcext:value-type="string" table:number-columns-spanned="3" table:number-rows-spanned="1">
            <text:p>Lvl 6 Piglin Soldier</text:p>
          </table:table-cell>
          <table:covered-table-cell table:number-columns-repeated="2" table:style-name="ce1"/>
          <table:table-cell table:style-name="ce1"/>
          <table:table-cell table:style-name="ce6" office:value-type="string" calcext:value-type="string" table:number-columns-spanned="3" table:number-rows-spanned="1">
            <text:p>Lvl 5 Ghast</text:p>
          </table:table-cell>
          <table:covered-table-cell table:number-columns-repeated="2" table:style-name="ce1"/>
          <table:table-cell table:style-name="ce1"/>
          <table:table-cell table:style-name="ce6" office:value-type="string" calcext:value-type="string" table:number-columns-spanned="3" table:number-rows-spanned="1">
            <text:p>Lvl 6 Piglin Sniper</text:p>
          </table:table-cell>
          <table:covered-table-cell table:number-columns-repeated="2" table:style-name="ce1"/>
          <table:table-cell table:style-name="ce1"/>
          <table:table-cell table:style-name="ce6" office:value-type="string" calcext:value-type="string" table:number-columns-spanned="3" table:number-rows-spanned="1">
            <text:p>Lvl 6 Creeper</text:p>
          </table:table-cell>
          <table:covered-table-cell table:number-columns-repeated="2" table:style-name="ce1"/>
          <table:table-cell table:style-name="ce1"/>
          <table:table-cell table:style-name="ce99" office:value-type="string" calcext:value-type="string" table:number-columns-spanned="3" table:number-rows-spanned="1">
            <text:p>Lvl 4 Charged Creeper</text:p>
          </table:table-cell>
          <table:covered-table-cell table:number-columns-repeated="2" table:style-name="ce100"/>
          <table:table-cell table:style-name="ce1" table:number-columns-repeated="16353"/>
        </table:table-row>
        <table:table-row table:style-name="ro1">
          <table:table-cell table:style-name="ce1"/>
          <table:table-cell table:style-name="ce3" table:number-columns-repeated="6"/>
          <table:table-cell table:style-name="ce9" office:value-type="string" calcext:value-type="string">
            <text:p>At: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Max</text:p>
          </table:table-cell>
          <table: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Max</text:p>
          </table:table-cell>
          <table: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Max</text:p>
          </table:table-cell>
          <table: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Max</text:p>
          </table:table-cell>
          <table: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Max</text:p>
          </table:table-cell>
          <table: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Max</text:p>
          </table:table-cell>
          <table:table-cell table:style-name="ce3" table:number-columns-repeated="163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style-name="ce5" table:formula="of:=([.$B3] + 3 * [.$C3]) / 10 / (1 - [.$D3] * 0.006) *POWER([.$E3]; 0.75) * [.$C$10] / 13" office:value-type="float" office:value="960.975158609521" calcext:value-type="float">
            <text:p>961.0</text:p>
          </table:table-cell>
          <table:table-cell/>
          <table:table-cell table:style-name="ce5"/>
          <table:table-cell table:style-name="ce95" table:formula="of:=MAX([$stry.$E$9] * (1 - [$stry.$C$12]) - [.$C3]; 0)*MAX(1 - [.$D3]/100;0)" office:value-type="float" office:value="145" calcext:value-type="float">
            <text:p>145.0</text:p>
          </table:table-cell>
          <table:table-cell table:style-name="ce95" table:formula="of:=MAX([$stry.$E$9] - [.$C3]; 0)*MAX(1 - [.$D3]/100;0)" office:value-type="float" office:value="165" calcext:value-type="float">
            <text:p>165.0</text:p>
          </table:table-cell>
          <table:table-cell table:style-name="ce95" table:formula="of:=MAX([$stry.$E$9] * (1 + [$stry.$C$12]) - [.$C3]; 0)*MAX(1 - [.$D3]/100;0)" office:value-type="float" office:value="185" calcext:value-type="float">
            <text:p>185.0</text:p>
          </table:table-cell>
          <table:table-cell table:style-name="ce96"/>
          <table:table-cell table:style-name="ce95" table:formula="of:=MAX([$pgsd.$E$8] * (1 - [$pgsd.$C$11]) - [.$C3]; 0)" office:value-type="float" office:value="117" calcext:value-type="float">
            <text:p>117.0</text:p>
          </table:table-cell>
          <table:table-cell table:style-name="ce95" table:formula="of:=MAX([$pgsd.$E$8] - [.$C3]; 0)" office:value-type="float" office:value="155" calcext:value-type="float">
            <text:p>155.0</text:p>
          </table:table-cell>
          <table:table-cell table:style-name="ce95" table:formula="of:=MAX([$pgsd.$E$8] * (1 + [$pgsd.$C$11]) - [.$C3]; 0)" office:value-type="float" office:value="193" calcext:value-type="float">
            <text:p>193.0</text:p>
          </table:table-cell>
          <table:table-cell table:style-name="ce96"/>
          <table:table-cell table:style-name="ce95" table:formula="of:=MAX([$ghst.$E$7] * (1 - [$ghst.$C$10]) - [.$C3]/2; 0)*MAX(1 - [.$D3]/200;0)" office:value-type="float" office:value="318.5" calcext:value-type="float">
            <text:p>318.5</text:p>
          </table:table-cell>
          <table:table-cell table:style-name="ce95" table:formula="of:=MAX([$ghst.$E$7] - [.$C3]/2; 0)*MAX(1 - [.$D3]/200;0)" office:value-type="float" office:value="402.5" calcext:value-type="float">
            <text:p>402.5</text:p>
          </table:table-cell>
          <table:table-cell table:style-name="ce95" table:formula="of:=MAX([$ghst.$E$7] * (1 + [$ghst.$C$10]) - [.$C3]/2; 0)*MAX(1 - [.$D3]/200;0)" office:value-type="float" office:value="486.5" calcext:value-type="float">
            <text:p>486.5</text:p>
          </table:table-cell>
          <table:table-cell table:style-name="ce96"/>
          <table:table-cell table:style-name="ce95" table:formula="of:=MAX([$pgsd.$E$8] * (1 - [$pgsd.$C$11]); 0)*MAX(1 - [.$D3]/100;0)" office:value-type="float" office:value="152" calcext:value-type="float">
            <text:p>152.0</text:p>
          </table:table-cell>
          <table:table-cell table:style-name="ce95" table:formula="of:=MAX([$pgsd.$E$8]; 0)*MAX(1 - [.$D3]/100;0)" office:value-type="float" office:value="190" calcext:value-type="float">
            <text:p>190.0</text:p>
          </table:table-cell>
          <table:table-cell table:style-name="ce95" table:formula="of:=MAX([$pgsd.$E$8] * (1 + [$pgsd.$C$11]); 0)*MAX(1 - [.$D3]/100;0)" office:value-type="float" office:value="228" calcext:value-type="float">
            <text:p>228.0</text:p>
          </table:table-cell>
          <table:table-cell/>
          <table:table-cell table:style-name="ce97" table:formula="of:=MAX([$crpr.$E$8] * (1 - [$crpr.$C$11]) - [.$C3]; 0)*MAX(1 - [.$D3]/100;0)" office:value-type="float" office:value="325" calcext:value-type="float">
            <text:p>325.0</text:p>
          </table:table-cell>
          <table:table-cell table:style-name="ce97" table:formula="of:=MAX([$crpr.$E$8] - [.$C3]; 0)*MAX(1 - [.$D3]/100;0)" office:value-type="float" office:value="445" calcext:value-type="float">
            <text:p>445.0</text:p>
          </table:table-cell>
          <table:table-cell table:style-name="ce97" table:formula="of:=MAX([$crpr.$E$8] * (1 + [$crpr.$C$11]) - [.$C3]; 0)*MAX(1 - [.$D3]/100;0)" office:value-type="float" office:value="565" calcext:value-type="float">
            <text:p>565.0</text:p>
          </table:table-cell>
          <table:table-cell table:style-name="ce98"/>
          <table:table-cell table:style-name="ce97" table:formula="of:=MAX([$ccpr.$E$6] * (1 - [$ccpr.$C$9]) - [.$C3]; 0)*MAX(1 - [.$D3]/100;0)" office:value-type="float" office:value="565" calcext:value-type="float">
            <text:p>565.0</text:p>
          </table:table-cell>
          <table:table-cell table:style-name="ce97" table:formula="of:=MAX([$ccpr.$E$6] - [.$C3]; 0)*MAX(1 - [.$D3]/100;0)" office:value-type="float" office:value="965" calcext:value-type="float">
            <text:p>965.0</text:p>
          </table:table-cell>
          <table:table-cell table:style-name="ce101" table:formula="of:=MAX([$ccpr.$E$6] * (1 + [$ccpr.$C$9]) - [.$C3]; 0)*MAX(1 - [.$D3]/100;0)" office:value-type="float" office:value="1365" calcext:value-type="float">
            <text:p>1365.0</text:p>
          </table:table-cell>
          <table:table-cell table:number-columns-repeated="1635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style-name="ce5" table:formula="of:=([.$B4] + 3 * [.$C4]) / 10 / (1 - [.$D4] * 0.006) *POWER([.$E4]; 0.75) * [.$C$10] / 13" office:value-type="float" office:value="1303.10993510086" calcext:value-type="float">
            <text:p>1303.1</text:p>
          </table:table-cell>
          <table:table-cell/>
          <table:table-cell table:style-name="ce5"/>
          <table:table-cell table:style-name="ce95" table:formula="of:=MAX([$stry.$E$9] * (1 - [$stry.$C$12]) - [.$C4]; 0)*MAX(1 - [.$D4]/100;0)" office:value-type="float" office:value="140" calcext:value-type="float">
            <text:p>140.0</text:p>
          </table:table-cell>
          <table:table-cell table:style-name="ce95" table:formula="of:=MAX([$stry.$E$9] - [.$C4]; 0)*MAX(1 - [.$D4]/100;0)" office:value-type="float" office:value="160" calcext:value-type="float">
            <text:p>160.0</text:p>
          </table:table-cell>
          <table:table-cell table:style-name="ce95" table:formula="of:=MAX([$stry.$E$9] * (1 + [$stry.$C$12]) - [.$C4]; 0)*MAX(1 - [.$D4]/100;0)" office:value-type="float" office:value="180" calcext:value-type="float">
            <text:p>180.0</text:p>
          </table:table-cell>
          <table:table-cell table:style-name="ce96"/>
          <table:table-cell table:style-name="ce95" table:formula="of:=MAX([$pgsd.$E$8] * (1 - [$pgsd.$C$11]) - [.$C4]; 0)" office:value-type="float" office:value="112" calcext:value-type="float">
            <text:p>112.0</text:p>
          </table:table-cell>
          <table:table-cell table:style-name="ce95" table:formula="of:=MAX([$pgsd.$E$8] - [.$C4]; 0)" office:value-type="float" office:value="150" calcext:value-type="float">
            <text:p>150.0</text:p>
          </table:table-cell>
          <table:table-cell table:style-name="ce95" table:formula="of:=MAX([$pgsd.$E$8] * (1 + [$pgsd.$C$11]) - [.$C4]; 0)" office:value-type="float" office:value="188" calcext:value-type="float">
            <text:p>188.0</text:p>
          </table:table-cell>
          <table:table-cell table:style-name="ce96"/>
          <table:table-cell table:style-name="ce95" table:formula="of:=MAX([$ghst.$E$7] * (1 - [$ghst.$C$10]) - [.$C4]/2; 0)*MAX(1 - [.$D4]/200;0)" office:value-type="float" office:value="316" calcext:value-type="float">
            <text:p>316.0</text:p>
          </table:table-cell>
          <table:table-cell table:style-name="ce95" table:formula="of:=MAX([$ghst.$E$7] - [.$C4]/2; 0)*MAX(1 - [.$D4]/200;0)" office:value-type="float" office:value="400" calcext:value-type="float">
            <text:p>400.0</text:p>
          </table:table-cell>
          <table:table-cell table:style-name="ce95" table:formula="of:=MAX([$ghst.$E$7] * (1 + [$ghst.$C$10]) - [.$C4]/2; 0)*MAX(1 - [.$D4]/200;0)" office:value-type="float" office:value="484" calcext:value-type="float">
            <text:p>484.0</text:p>
          </table:table-cell>
          <table:table-cell table:style-name="ce96"/>
          <table:table-cell table:style-name="ce95" table:formula="of:=MAX([$pgsd.$E$8] * (1 - [$pgsd.$C$11]); 0)*MAX(1 - [.$D4]/100;0)" office:value-type="float" office:value="152" calcext:value-type="float">
            <text:p>152.0</text:p>
          </table:table-cell>
          <table:table-cell table:style-name="ce95" table:formula="of:=MAX([$pgsd.$E$8]; 0)*MAX(1 - [.$D4]/100;0)" office:value-type="float" office:value="190" calcext:value-type="float">
            <text:p>190.0</text:p>
          </table:table-cell>
          <table:table-cell table:style-name="ce95" table:formula="of:=MAX([$pgsd.$E$8] * (1 + [$pgsd.$C$11]); 0)*MAX(1 - [.$D4]/100;0)" office:value-type="float" office:value="228" calcext:value-type="float">
            <text:p>228.0</text:p>
          </table:table-cell>
          <table:table-cell/>
          <table:table-cell table:style-name="ce97" table:formula="of:=MAX([$crpr.$E$8] * (1 - [$crpr.$C$11]) - [.$C4]; 0)*MAX(1 - [.$D4]/100;0)" office:value-type="float" office:value="320" calcext:value-type="float">
            <text:p>320.0</text:p>
          </table:table-cell>
          <table:table-cell table:style-name="ce97" table:formula="of:=MAX([$crpr.$E$8] - [.$C4]; 0)*MAX(1 - [.$D4]/100;0)" office:value-type="float" office:value="440" calcext:value-type="float">
            <text:p>440.0</text:p>
          </table:table-cell>
          <table:table-cell table:style-name="ce97" table:formula="of:=MAX([$crpr.$E$8] * (1 + [$crpr.$C$11]) - [.$C4]; 0)*MAX(1 - [.$D4]/100;0)" office:value-type="float" office:value="560" calcext:value-type="float">
            <text:p>560.0</text:p>
          </table:table-cell>
          <table:table-cell table:style-name="ce98"/>
          <table:table-cell table:style-name="ce97" table:formula="of:=MAX([$ccpr.$E$6] * (1 - [$ccpr.$C$9]) - [.$C4]; 0)*MAX(1 - [.$D4]/100;0)" office:value-type="float" office:value="560" calcext:value-type="float">
            <text:p>560.0</text:p>
          </table:table-cell>
          <table:table-cell table:style-name="ce97" table:formula="of:=MAX([$ccpr.$E$6] - [.$C4]; 0)*MAX(1 - [.$D4]/100;0)" office:value-type="float" office:value="960" calcext:value-type="float">
            <text:p>960.0</text:p>
          </table:table-cell>
          <table:table-cell table:style-name="ce101" table:formula="of:=MAX([$ccpr.$E$6] * (1 + [$ccpr.$C$9]) - [.$C4]; 0)*MAX(1 - [.$D4]/100;0)" office:value-type="float" office:value="1360" calcext:value-type="float">
            <text:p>1360.0</text:p>
          </table:table-cell>
          <table:table-cell table:number-columns-repeated="1635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00" calcext:value-type="float">
            <text:p>18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style-name="ce5" table:formula="of:=([.$B5] + 3 * [.$C5]) / 10 / (1 - [.$D5] * 0.006) *POWER([.$E5]; 0.75) * [.$C$10] / 13" office:value-type="float" office:value="1734.76292982066" calcext:value-type="float">
            <text:p>1734.8</text:p>
          </table:table-cell>
          <table:table-cell/>
          <table:table-cell table:style-name="ce5"/>
          <table:table-cell table:style-name="ce95" table:formula="of:=MAX([$stry.$E$9] * (1 - [$stry.$C$12]) - [.$C5]; 0)*MAX(1 - [.$D5]/100;0)" office:value-type="float" office:value="135" calcext:value-type="float">
            <text:p>135.0</text:p>
          </table:table-cell>
          <table:table-cell table:style-name="ce95" table:formula="of:=MAX([$stry.$E$9] - [.$C5]; 0)*MAX(1 - [.$D5]/100;0)" office:value-type="float" office:value="155" calcext:value-type="float">
            <text:p>155.0</text:p>
          </table:table-cell>
          <table:table-cell table:style-name="ce95" table:formula="of:=MAX([$stry.$E$9] * (1 + [$stry.$C$12]) - [.$C5]; 0)*MAX(1 - [.$D5]/100;0)" office:value-type="float" office:value="175" calcext:value-type="float">
            <text:p>175.0</text:p>
          </table:table-cell>
          <table:table-cell table:style-name="ce96"/>
          <table:table-cell table:style-name="ce95" table:formula="of:=MAX([$pgsd.$E$8] * (1 - [$pgsd.$C$11]) - [.$C5]; 0)" office:value-type="float" office:value="107" calcext:value-type="float">
            <text:p>107.0</text:p>
          </table:table-cell>
          <table:table-cell table:style-name="ce95" table:formula="of:=MAX([$pgsd.$E$8] - [.$C5]; 0)" office:value-type="float" office:value="145" calcext:value-type="float">
            <text:p>145.0</text:p>
          </table:table-cell>
          <table:table-cell table:style-name="ce95" table:formula="of:=MAX([$pgsd.$E$8] * (1 + [$pgsd.$C$11]) - [.$C5]; 0)" office:value-type="float" office:value="183" calcext:value-type="float">
            <text:p>183.0</text:p>
          </table:table-cell>
          <table:table-cell table:style-name="ce96"/>
          <table:table-cell table:style-name="ce95" table:formula="of:=MAX([$ghst.$E$7] * (1 - [$ghst.$C$10]) - [.$C5]/2; 0)*MAX(1 - [.$D5]/200;0)" office:value-type="float" office:value="313.5" calcext:value-type="float">
            <text:p>313.5</text:p>
          </table:table-cell>
          <table:table-cell table:style-name="ce95" table:formula="of:=MAX([$ghst.$E$7] - [.$C5]/2; 0)*MAX(1 - [.$D5]/200;0)" office:value-type="float" office:value="397.5" calcext:value-type="float">
            <text:p>397.5</text:p>
          </table:table-cell>
          <table:table-cell table:style-name="ce95" table:formula="of:=MAX([$ghst.$E$7] * (1 + [$ghst.$C$10]) - [.$C5]/2; 0)*MAX(1 - [.$D5]/200;0)" office:value-type="float" office:value="481.5" calcext:value-type="float">
            <text:p>481.5</text:p>
          </table:table-cell>
          <table:table-cell table:style-name="ce96"/>
          <table:table-cell table:style-name="ce95" table:formula="of:=MAX([$pgsd.$E$8] * (1 - [$pgsd.$C$11]); 0)*MAX(1 - [.$D5]/100;0)" office:value-type="float" office:value="152" calcext:value-type="float">
            <text:p>152.0</text:p>
          </table:table-cell>
          <table:table-cell table:style-name="ce95" table:formula="of:=MAX([$pgsd.$E$8]; 0)*MAX(1 - [.$D5]/100;0)" office:value-type="float" office:value="190" calcext:value-type="float">
            <text:p>190.0</text:p>
          </table:table-cell>
          <table:table-cell table:style-name="ce95" table:formula="of:=MAX([$pgsd.$E$8] * (1 + [$pgsd.$C$11]); 0)*MAX(1 - [.$D5]/100;0)" office:value-type="float" office:value="228" calcext:value-type="float">
            <text:p>228.0</text:p>
          </table:table-cell>
          <table:table-cell/>
          <table:table-cell table:style-name="ce97" table:formula="of:=MAX([$crpr.$E$8] * (1 - [$crpr.$C$11]) - [.$C5]; 0)*MAX(1 - [.$D5]/100;0)" office:value-type="float" office:value="315" calcext:value-type="float">
            <text:p>315.0</text:p>
          </table:table-cell>
          <table:table-cell table:style-name="ce97" table:formula="of:=MAX([$crpr.$E$8] - [.$C5]; 0)*MAX(1 - [.$D5]/100;0)" office:value-type="float" office:value="435" calcext:value-type="float">
            <text:p>435.0</text:p>
          </table:table-cell>
          <table:table-cell table:style-name="ce97" table:formula="of:=MAX([$crpr.$E$8] * (1 + [$crpr.$C$11]) - [.$C5]; 0)*MAX(1 - [.$D5]/100;0)" office:value-type="float" office:value="555" calcext:value-type="float">
            <text:p>555.0</text:p>
          </table:table-cell>
          <table:table-cell table:style-name="ce98"/>
          <table:table-cell table:style-name="ce97" table:formula="of:=MAX([$ccpr.$E$6] * (1 - [$ccpr.$C$9]) - [.$C5]; 0)*MAX(1 - [.$D5]/100;0)" office:value-type="float" office:value="555" calcext:value-type="float">
            <text:p>555.0</text:p>
          </table:table-cell>
          <table:table-cell table:style-name="ce97" table:formula="of:=MAX([$ccpr.$E$6] - [.$C5]; 0)*MAX(1 - [.$D5]/100;0)" office:value-type="float" office:value="955" calcext:value-type="float">
            <text:p>955.0</text:p>
          </table:table-cell>
          <table:table-cell table:style-name="ce101" table:formula="of:=MAX([$ccpr.$E$6] * (1 + [$ccpr.$C$9]) - [.$C5]; 0)*MAX(1 - [.$D5]/100;0)" office:value-type="float" office:value="1355" calcext:value-type="float">
            <text:p>1355.0</text:p>
          </table:table-cell>
          <table:table-cell table:number-columns-repeated="163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5" table:formula="of:=([.$B6] + 3 * [.$C6]) / 10 / (1 - [.$D6] * 0.006) *POWER([.$E6]; 0.75) * [.$C$10] / 13" office:value-type="float" office:value="2145.89542446958" calcext:value-type="float">
            <text:p>2145.9</text:p>
          </table:table-cell>
          <table:table-cell/>
          <table:table-cell table:style-name="ce5"/>
          <table:table-cell table:style-name="ce95" table:formula="of:=MAX([$stry.$E$9] * (1 - [$stry.$C$12]) - [.$C6]; 0)*MAX(1 - [.$D6]/100;0)" office:value-type="float" office:value="130" calcext:value-type="float">
            <text:p>130.0</text:p>
          </table:table-cell>
          <table:table-cell table:style-name="ce95" table:formula="of:=MAX([$stry.$E$9] - [.$C6]; 0)*MAX(1 - [.$D6]/100;0)" office:value-type="float" office:value="150" calcext:value-type="float">
            <text:p>150.0</text:p>
          </table:table-cell>
          <table:table-cell table:style-name="ce95" table:formula="of:=MAX([$stry.$E$9] * (1 + [$stry.$C$12]) - [.$C6]; 0)*MAX(1 - [.$D6]/100;0)" office:value-type="float" office:value="170" calcext:value-type="float">
            <text:p>170.0</text:p>
          </table:table-cell>
          <table:table-cell table:style-name="ce96"/>
          <table:table-cell table:style-name="ce95" table:formula="of:=MAX([$pgsd.$E$8] * (1 - [$pgsd.$C$11]) - [.$C6]; 0)" office:value-type="float" office:value="102" calcext:value-type="float">
            <text:p>102.0</text:p>
          </table:table-cell>
          <table:table-cell table:style-name="ce95" table:formula="of:=MAX([$pgsd.$E$8] - [.$C6]; 0)" office:value-type="float" office:value="140" calcext:value-type="float">
            <text:p>140.0</text:p>
          </table:table-cell>
          <table:table-cell table:style-name="ce95" table:formula="of:=MAX([$pgsd.$E$8] * (1 + [$pgsd.$C$11]) - [.$C6]; 0)" office:value-type="float" office:value="178" calcext:value-type="float">
            <text:p>178.0</text:p>
          </table:table-cell>
          <table:table-cell table:style-name="ce96"/>
          <table:table-cell table:style-name="ce95" table:formula="of:=MAX([$ghst.$E$7] * (1 - [$ghst.$C$10]) - [.$C6]/2; 0)*MAX(1 - [.$D6]/200;0)" office:value-type="float" office:value="311" calcext:value-type="float">
            <text:p>311.0</text:p>
          </table:table-cell>
          <table:table-cell table:style-name="ce95" table:formula="of:=MAX([$ghst.$E$7] - [.$C6]/2; 0)*MAX(1 - [.$D6]/200;0)" office:value-type="float" office:value="395" calcext:value-type="float">
            <text:p>395.0</text:p>
          </table:table-cell>
          <table:table-cell table:style-name="ce95" table:formula="of:=MAX([$ghst.$E$7] * (1 + [$ghst.$C$10]) - [.$C6]/2; 0)*MAX(1 - [.$D6]/200;0)" office:value-type="float" office:value="479" calcext:value-type="float">
            <text:p>479.0</text:p>
          </table:table-cell>
          <table:table-cell table:style-name="ce96"/>
          <table:table-cell table:style-name="ce95" table:formula="of:=MAX([$pgsd.$E$8] * (1 - [$pgsd.$C$11]); 0)*MAX(1 - [.$D6]/100;0)" office:value-type="float" office:value="152" calcext:value-type="float">
            <text:p>152.0</text:p>
          </table:table-cell>
          <table:table-cell table:style-name="ce95" table:formula="of:=MAX([$pgsd.$E$8]; 0)*MAX(1 - [.$D6]/100;0)" office:value-type="float" office:value="190" calcext:value-type="float">
            <text:p>190.0</text:p>
          </table:table-cell>
          <table:table-cell table:style-name="ce95" table:formula="of:=MAX([$pgsd.$E$8] * (1 + [$pgsd.$C$11]); 0)*MAX(1 - [.$D6]/100;0)" office:value-type="float" office:value="228" calcext:value-type="float">
            <text:p>228.0</text:p>
          </table:table-cell>
          <table:table-cell/>
          <table:table-cell table:style-name="ce97" table:formula="of:=MAX([$crpr.$E$8] * (1 - [$crpr.$C$11]) - [.$C6]; 0)*MAX(1 - [.$D6]/100;0)" office:value-type="float" office:value="310" calcext:value-type="float">
            <text:p>310.0</text:p>
          </table:table-cell>
          <table:table-cell table:style-name="ce97" table:formula="of:=MAX([$crpr.$E$8] - [.$C6]; 0)*MAX(1 - [.$D6]/100;0)" office:value-type="float" office:value="430" calcext:value-type="float">
            <text:p>430.0</text:p>
          </table:table-cell>
          <table:table-cell table:style-name="ce97" table:formula="of:=MAX([$crpr.$E$8] * (1 + [$crpr.$C$11]) - [.$C6]; 0)*MAX(1 - [.$D6]/100;0)" office:value-type="float" office:value="550" calcext:value-type="float">
            <text:p>550.0</text:p>
          </table:table-cell>
          <table:table-cell table:style-name="ce98"/>
          <table:table-cell table:style-name="ce97" table:formula="of:=MAX([$ccpr.$E$6] * (1 - [$ccpr.$C$9]) - [.$C6]; 0)*MAX(1 - [.$D6]/100;0)" office:value-type="float" office:value="550" calcext:value-type="float">
            <text:p>550.0</text:p>
          </table:table-cell>
          <table:table-cell table:style-name="ce97" table:formula="of:=MAX([$ccpr.$E$6] - [.$C6]; 0)*MAX(1 - [.$D6]/100;0)" office:value-type="float" office:value="950" calcext:value-type="float">
            <text:p>950.0</text:p>
          </table:table-cell>
          <table:table-cell table:style-name="ce101" table:formula="of:=MAX([$ccpr.$E$6] * (1 + [$ccpr.$C$9]) - [.$C6]; 0)*MAX(1 - [.$D6]/100;0)" office:value-type="float" office:value="1350" calcext:value-type="float">
            <text:p>1350.0</text:p>
          </table:table-cell>
          <table:table-cell table:number-columns-repeated="1635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Damage Spread</text:p>
          </table:table-cell>
          <table:table-cell table:style-name="ce4" office:value-type="percentage" office:value="0.15" calcext:value-type="percentage">
            <text:p>15%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ustom Mult</text:p>
          </table:table-cell>
          <table:table-cell office:value-type="float" office:value="1.8" calcext:value-type="float">
            <text:p>1.8</text:p>
          </table:table-cell>
          <table:table-cell table:number-columns-repeated="16381"/>
        </table:table-row>
        <table:table-row table:style-name="ro1" table:number-rows-repeated="19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irgl.I3:irgl.W6">
            <calcext:color-scale>
              <calcext:color-scale-entry calcext:value="0" calcext:type="minimum" calcext:color="#5a8ac6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  <calcext:conditional-format calcext:target-range-address="irgl.Y3:irgl.AE6">
            <calcext:color-scale>
              <calcext:color-scale-entry calcext:value="0" calcext:type="minimum" calcext:color="#70ad47"/>
              <calcext:color-scale-entry calcext:value="50" calcext:type="percentile" calcext:color="#fcfcff"/>
              <calcext:color-scale-entry calcext:value="0" calcext:type="maximum" calcext:color="#7030a0"/>
            </calcext:color-scale>
          </calcext:conditional-format>
        </calcext:conditional-formats>
      </table:table>
      <table:table table:name="sngl" table:style-name="ta23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6" table:default-cell-style-name="Default"/>
        <table:table-column table:style-name="co25" table:number-columns-repeated="16353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Toughness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Rough Price</text:p>
          </table:table-cell>
          <table:table-cell table:style-name="ce1"/>
          <table:table-cell table:style-name="ce8" office:value-type="string" calcext:value-type="string">
            <text:p>Effective 1S Dmg:</text:p>
          </table:table-cell>
          <table:table-cell table:style-name="ce6" office:value-type="string" calcext:value-type="string" table:number-columns-spanned="3" table:number-rows-spanned="1">
            <text:p>Lvl 7 Stray</text:p>
          </table:table-cell>
          <table:covered-table-cell table:number-columns-repeated="2" table:style-name="ce1"/>
          <table:table-cell table:style-name="ce1"/>
          <table:table-cell table:style-name="ce6" office:value-type="string" calcext:value-type="string" table:number-columns-spanned="3" table:number-rows-spanned="1">
            <text:p>Lvl 6 Piglin Soldier</text:p>
          </table:table-cell>
          <table:covered-table-cell table:number-columns-repeated="2" table:style-name="ce1"/>
          <table:table-cell table:style-name="ce1"/>
          <table:table-cell table:style-name="ce6" office:value-type="string" calcext:value-type="string" table:number-columns-spanned="3" table:number-rows-spanned="1">
            <text:p>Lvl 5 Ghast</text:p>
          </table:table-cell>
          <table:covered-table-cell table:number-columns-repeated="2" table:style-name="ce1"/>
          <table:table-cell table:style-name="ce1"/>
          <table:table-cell table:style-name="ce6" office:value-type="string" calcext:value-type="string" table:number-columns-spanned="3" table:number-rows-spanned="1">
            <text:p>Lvl 6 Piglin Sniper</text:p>
          </table:table-cell>
          <table:covered-table-cell table:number-columns-repeated="2" table:style-name="ce1"/>
          <table:table-cell table:style-name="ce1"/>
          <table:table-cell table:style-name="ce6" office:value-type="string" calcext:value-type="string" table:number-columns-spanned="3" table:number-rows-spanned="1">
            <text:p>Lvl 6 Creeper</text:p>
          </table:table-cell>
          <table:covered-table-cell table:number-columns-repeated="2" table:style-name="ce1"/>
          <table:table-cell table:style-name="ce1"/>
          <table:table-cell table:style-name="ce99" office:value-type="string" calcext:value-type="string" table:number-columns-spanned="3" table:number-rows-spanned="1">
            <text:p>Lvl 4 Charged Creeper</text:p>
          </table:table-cell>
          <table:covered-table-cell table:number-columns-repeated="2" table:style-name="ce100"/>
          <table:table-cell table:style-name="ce1" table:number-columns-repeated="16353"/>
        </table:table-row>
        <table:table-row table:style-name="ro1">
          <table:table-cell table:style-name="ce1"/>
          <table:table-cell table:style-name="ce3" table:number-columns-repeated="6"/>
          <table:table-cell table:style-name="ce9" office:value-type="string" calcext:value-type="string">
            <text:p>At: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Max</text:p>
          </table:table-cell>
          <table: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Max</text:p>
          </table:table-cell>
          <table: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Max</text:p>
          </table:table-cell>
          <table: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Max</text:p>
          </table:table-cell>
          <table: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Max</text:p>
          </table:table-cell>
          <table: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Max</text:p>
          </table:table-cell>
          <table:table-cell table:style-name="ce3" table:number-columns-repeated="163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style-name="ce5" table:formula="of:=([.$B3] + 3 * [.$C3]) / 10 / (1 - [.$D3] * 0.006) *POWER([.$E3]; 0.75) * [.$C$10] / 13" office:value-type="float" office:value="990.81541370809" calcext:value-type="float">
            <text:p>990.8</text:p>
          </table:table-cell>
          <table:table-cell/>
          <table:table-cell table:style-name="ce5"/>
          <table:table-cell table:style-name="ce102" table:formula="of:=MAX([$stry.$E$9] * (1 - [$stry.$C$12]) - [.$C3]; 0)*MAX(1 - [.$D3]/100;0)" office:value-type="float" office:value="108" calcext:value-type="float">
            <text:p>108.0</text:p>
          </table:table-cell>
          <table:table-cell table:style-name="ce102" table:formula="of:=MAX([$stry.$E$9] - [.$C3]; 0)*MAX(1 - [.$D3]/100;0)" office:value-type="float" office:value="120" calcext:value-type="float">
            <text:p>120.0</text:p>
          </table:table-cell>
          <table:table-cell table:style-name="ce102" table:formula="of:=MAX([$stry.$E$9] * (1 + [$stry.$C$12]) - [.$C3]; 0)*MAX(1 - [.$D3]/100;0)" office:value-type="float" office:value="132" calcext:value-type="float">
            <text:p>132.0</text:p>
          </table:table-cell>
          <table:table-cell table:style-name="ce103"/>
          <table:table-cell table:style-name="ce102" table:formula="of:=MAX([$pgsd.$E$8] * (1 - [$pgsd.$C$11]) - [.$C3]; 0)" office:value-type="float" office:value="152" calcext:value-type="float">
            <text:p>152.0</text:p>
          </table:table-cell>
          <table:table-cell table:style-name="ce102" table:formula="of:=MAX([$pgsd.$E$8] - [.$C3]; 0)" office:value-type="float" office:value="190" calcext:value-type="float">
            <text:p>190.0</text:p>
          </table:table-cell>
          <table:table-cell table:style-name="ce102" table:formula="of:=MAX([$pgsd.$E$8] * (1 + [$pgsd.$C$11]) - [.$C3]; 0)" office:value-type="float" office:value="228" calcext:value-type="float">
            <text:p>228.0</text:p>
          </table:table-cell>
          <table:table-cell table:style-name="ce103"/>
          <table:table-cell table:style-name="ce102" table:formula="of:=MAX([$ghst.$E$7] * (1 - [$ghst.$C$10]) - [.$C3]/2; 0)*MAX(1 - [.$D3]/200;0)" office:value-type="float" office:value="268.8" calcext:value-type="float">
            <text:p>268.8</text:p>
          </table:table-cell>
          <table:table-cell table:style-name="ce102" table:formula="of:=MAX([$ghst.$E$7] - [.$C3]/2; 0)*MAX(1 - [.$D3]/200;0)" office:value-type="float" office:value="336" calcext:value-type="float">
            <text:p>336.0</text:p>
          </table:table-cell>
          <table:table-cell table:style-name="ce102" table:formula="of:=MAX([$ghst.$E$7] * (1 + [$ghst.$C$10]) - [.$C3]/2; 0)*MAX(1 - [.$D3]/200;0)" office:value-type="float" office:value="403.2" calcext:value-type="float">
            <text:p>403.2</text:p>
          </table:table-cell>
          <table:table-cell table:style-name="ce103"/>
          <table:table-cell table:style-name="ce102" table:formula="of:=MAX([$pgsd.$E$8] * (1 - [$pgsd.$C$11]); 0)*MAX(1 - [.$D3]/100;0)" office:value-type="float" office:value="91.2" calcext:value-type="float">
            <text:p>91.2</text:p>
          </table:table-cell>
          <table:table-cell table:style-name="ce102" table:formula="of:=MAX([$pgsd.$E$8]; 0)*MAX(1 - [.$D3]/100;0)" office:value-type="float" office:value="114" calcext:value-type="float">
            <text:p>114.0</text:p>
          </table:table-cell>
          <table:table-cell table:style-name="ce102" table:formula="of:=MAX([$pgsd.$E$8] * (1 + [$pgsd.$C$11]); 0)*MAX(1 - [.$D3]/100;0)" office:value-type="float" office:value="136.8" calcext:value-type="float">
            <text:p>136.8</text:p>
          </table:table-cell>
          <table:table-cell/>
          <table:table-cell table:style-name="ce104" table:formula="of:=MAX([$crpr.$E$8] * (1 - [$crpr.$C$11]) - [.$C3]; 0)*MAX(1 - [.$D3]/100;0)" office:value-type="float" office:value="216" calcext:value-type="float">
            <text:p>216.0</text:p>
          </table:table-cell>
          <table:table-cell table:style-name="ce104" table:formula="of:=MAX([$crpr.$E$8] - [.$C3]; 0)*MAX(1 - [.$D3]/100;0)" office:value-type="float" office:value="288" calcext:value-type="float">
            <text:p>288.0</text:p>
          </table:table-cell>
          <table:table-cell table:style-name="ce104" table:formula="of:=MAX([$crpr.$E$8] * (1 + [$crpr.$C$11]) - [.$C3]; 0)*MAX(1 - [.$D3]/100;0)" office:value-type="float" office:value="360" calcext:value-type="float">
            <text:p>360.0</text:p>
          </table:table-cell>
          <table:table-cell table:style-name="ce105"/>
          <table:table-cell table:style-name="ce104" table:formula="of:=MAX([$ccpr.$E$6] * (1 - [$ccpr.$C$9]) - [.$C3]; 0)*MAX(1 - [.$D3]/100;0)" office:value-type="float" office:value="360" calcext:value-type="float">
            <text:p>360.0</text:p>
          </table:table-cell>
          <table:table-cell table:style-name="ce104" table:formula="of:=MAX([$ccpr.$E$6] - [.$C3]; 0)*MAX(1 - [.$D3]/100;0)" office:value-type="float" office:value="600" calcext:value-type="float">
            <text:p>600.0</text:p>
          </table:table-cell>
          <table:table-cell table:style-name="ce106" table:formula="of:=MAX([$ccpr.$E$6] * (1 + [$ccpr.$C$9]) - [.$C3]; 0)*MAX(1 - [.$D3]/100;0)" office:value-type="float" office:value="840" calcext:value-type="float">
            <text:p>840.0</text:p>
          </table:table-cell>
          <table:table-cell table:number-columns-repeated="1635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table:style-name="ce5" table:formula="of:=([.$B4] + 3 * [.$C4]) / 10 / (1 - [.$D4] * 0.006) *POWER([.$E4]; 0.75) * [.$C$10] / 13" office:value-type="float" office:value="1389.55206685345" calcext:value-type="float">
            <text:p>1389.6</text:p>
          </table:table-cell>
          <table:table-cell/>
          <table:table-cell table:style-name="ce5"/>
          <table:table-cell table:style-name="ce102" table:formula="of:=MAX([$stry.$E$9] * (1 - [$stry.$C$12]) - [.$C4]; 0)*MAX(1 - [.$D4]/100;0)" office:value-type="float" office:value="99" calcext:value-type="float">
            <text:p>99.0</text:p>
          </table:table-cell>
          <table:table-cell table:style-name="ce102" table:formula="of:=MAX([$stry.$E$9] - [.$C4]; 0)*MAX(1 - [.$D4]/100;0)" office:value-type="float" office:value="110" calcext:value-type="float">
            <text:p>110.0</text:p>
          </table:table-cell>
          <table:table-cell table:style-name="ce102" table:formula="of:=MAX([$stry.$E$9] * (1 + [$stry.$C$12]) - [.$C4]; 0)*MAX(1 - [.$D4]/100;0)" office:value-type="float" office:value="121" calcext:value-type="float">
            <text:p>121.0</text:p>
          </table:table-cell>
          <table:table-cell table:style-name="ce103"/>
          <table:table-cell table:style-name="ce102" table:formula="of:=MAX([$pgsd.$E$8] * (1 - [$pgsd.$C$11]) - [.$C4]; 0)" office:value-type="float" office:value="152" calcext:value-type="float">
            <text:p>152.0</text:p>
          </table:table-cell>
          <table:table-cell table:style-name="ce102" table:formula="of:=MAX([$pgsd.$E$8] - [.$C4]; 0)" office:value-type="float" office:value="190" calcext:value-type="float">
            <text:p>190.0</text:p>
          </table:table-cell>
          <table:table-cell table:style-name="ce102" table:formula="of:=MAX([$pgsd.$E$8] * (1 + [$pgsd.$C$11]) - [.$C4]; 0)" office:value-type="float" office:value="228" calcext:value-type="float">
            <text:p>228.0</text:p>
          </table:table-cell>
          <table:table-cell table:style-name="ce103"/>
          <table:table-cell table:style-name="ce102" table:formula="of:=MAX([$ghst.$E$7] * (1 - [$ghst.$C$10]) - [.$C4]/2; 0)*MAX(1 - [.$D4]/200;0)" office:value-type="float" office:value="260.4" calcext:value-type="float">
            <text:p>260.4</text:p>
          </table:table-cell>
          <table:table-cell table:style-name="ce102" table:formula="of:=MAX([$ghst.$E$7] - [.$C4]/2; 0)*MAX(1 - [.$D4]/200;0)" office:value-type="float" office:value="325.5" calcext:value-type="float">
            <text:p>325.5</text:p>
          </table:table-cell>
          <table:table-cell table:style-name="ce102" table:formula="of:=MAX([$ghst.$E$7] * (1 + [$ghst.$C$10]) - [.$C4]/2; 0)*MAX(1 - [.$D4]/200;0)" office:value-type="float" office:value="390.6" calcext:value-type="float">
            <text:p>390.6</text:p>
          </table:table-cell>
          <table:table-cell table:style-name="ce103"/>
          <table:table-cell table:style-name="ce102" table:formula="of:=MAX([$pgsd.$E$8] * (1 - [$pgsd.$C$11]); 0)*MAX(1 - [.$D4]/100;0)" office:value-type="float" office:value="83.6" calcext:value-type="float">
            <text:p>83.6</text:p>
          </table:table-cell>
          <table:table-cell table:style-name="ce102" table:formula="of:=MAX([$pgsd.$E$8]; 0)*MAX(1 - [.$D4]/100;0)" office:value-type="float" office:value="104.5" calcext:value-type="float">
            <text:p>104.5</text:p>
          </table:table-cell>
          <table:table-cell table:style-name="ce102" table:formula="of:=MAX([$pgsd.$E$8] * (1 + [$pgsd.$C$11]); 0)*MAX(1 - [.$D4]/100;0)" office:value-type="float" office:value="125.4" calcext:value-type="float">
            <text:p>125.4</text:p>
          </table:table-cell>
          <table:table-cell/>
          <table:table-cell table:style-name="ce104" table:formula="of:=MAX([$crpr.$E$8] * (1 - [$crpr.$C$11]) - [.$C4]; 0)*MAX(1 - [.$D4]/100;0)" office:value-type="float" office:value="198" calcext:value-type="float">
            <text:p>198.0</text:p>
          </table:table-cell>
          <table:table-cell table:style-name="ce104" table:formula="of:=MAX([$crpr.$E$8] - [.$C4]; 0)*MAX(1 - [.$D4]/100;0)" office:value-type="float" office:value="264" calcext:value-type="float">
            <text:p>264.0</text:p>
          </table:table-cell>
          <table:table-cell table:style-name="ce104" table:formula="of:=MAX([$crpr.$E$8] * (1 + [$crpr.$C$11]) - [.$C4]; 0)*MAX(1 - [.$D4]/100;0)" office:value-type="float" office:value="330" calcext:value-type="float">
            <text:p>330.0</text:p>
          </table:table-cell>
          <table:table-cell table:style-name="ce105"/>
          <table:table-cell table:style-name="ce104" table:formula="of:=MAX([$ccpr.$E$6] * (1 - [$ccpr.$C$9]) - [.$C4]; 0)*MAX(1 - [.$D4]/100;0)" office:value-type="float" office:value="330" calcext:value-type="float">
            <text:p>330.0</text:p>
          </table:table-cell>
          <table:table-cell table:style-name="ce104" table:formula="of:=MAX([$ccpr.$E$6] - [.$C4]; 0)*MAX(1 - [.$D4]/100;0)" office:value-type="float" office:value="550" calcext:value-type="float">
            <text:p>550.0</text:p>
          </table:table-cell>
          <table:table-cell table:style-name="ce106" table:formula="of:=MAX([$ccpr.$E$6] * (1 + [$ccpr.$C$9]) - [.$C4]; 0)*MAX(1 - [.$D4]/100;0)" office:value-type="float" office:value="770" calcext:value-type="float">
            <text:p>770.0</text:p>
          </table:table-cell>
          <table:table-cell table:number-columns-repeated="1635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table:style-name="ce5" table:formula="of:=([.$B5] + 3 * [.$C5]) / 10 / (1 - [.$D5] * 0.006) *POWER([.$E5]; 0.75) * [.$C$10] / 13" office:value-type="float" office:value="2048.75716133892" calcext:value-type="float">
            <text:p>2048.8</text:p>
          </table:table-cell>
          <table:table-cell/>
          <table:table-cell table:style-name="ce5"/>
          <table:table-cell table:style-name="ce102" table:formula="of:=MAX([$stry.$E$9] * (1 - [$stry.$C$12]) - [.$C5]; 0)*MAX(1 - [.$D5]/100;0)" office:value-type="float" office:value="90" calcext:value-type="float">
            <text:p>90.0</text:p>
          </table:table-cell>
          <table:table-cell table:style-name="ce102" table:formula="of:=MAX([$stry.$E$9] - [.$C5]; 0)*MAX(1 - [.$D5]/100;0)" office:value-type="float" office:value="100" calcext:value-type="float">
            <text:p>100.0</text:p>
          </table:table-cell>
          <table:table-cell table:style-name="ce102" table:formula="of:=MAX([$stry.$E$9] * (1 + [$stry.$C$12]) - [.$C5]; 0)*MAX(1 - [.$D5]/100;0)" office:value-type="float" office:value="110" calcext:value-type="float">
            <text:p>110.0</text:p>
          </table:table-cell>
          <table:table-cell table:style-name="ce103"/>
          <table:table-cell table:style-name="ce102" table:formula="of:=MAX([$pgsd.$E$8] * (1 - [$pgsd.$C$11]) - [.$C5]; 0)" office:value-type="float" office:value="152" calcext:value-type="float">
            <text:p>152.0</text:p>
          </table:table-cell>
          <table:table-cell table:style-name="ce102" table:formula="of:=MAX([$pgsd.$E$8] - [.$C5]; 0)" office:value-type="float" office:value="190" calcext:value-type="float">
            <text:p>190.0</text:p>
          </table:table-cell>
          <table:table-cell table:style-name="ce102" table:formula="of:=MAX([$pgsd.$E$8] * (1 + [$pgsd.$C$11]) - [.$C5]; 0)" office:value-type="float" office:value="228" calcext:value-type="float">
            <text:p>228.0</text:p>
          </table:table-cell>
          <table:table-cell table:style-name="ce103"/>
          <table:table-cell table:style-name="ce102" table:formula="of:=MAX([$ghst.$E$7] * (1 - [$ghst.$C$10]) - [.$C5]/2; 0)*MAX(1 - [.$D5]/200;0)" office:value-type="float" office:value="252" calcext:value-type="float">
            <text:p>252.0</text:p>
          </table:table-cell>
          <table:table-cell table:style-name="ce102" table:formula="of:=MAX([$ghst.$E$7] - [.$C5]/2; 0)*MAX(1 - [.$D5]/200;0)" office:value-type="float" office:value="315" calcext:value-type="float">
            <text:p>315.0</text:p>
          </table:table-cell>
          <table:table-cell table:style-name="ce102" table:formula="of:=MAX([$ghst.$E$7] * (1 + [$ghst.$C$10]) - [.$C5]/2; 0)*MAX(1 - [.$D5]/200;0)" office:value-type="float" office:value="378" calcext:value-type="float">
            <text:p>378.0</text:p>
          </table:table-cell>
          <table:table-cell table:style-name="ce103"/>
          <table:table-cell table:style-name="ce102" table:formula="of:=MAX([$pgsd.$E$8] * (1 - [$pgsd.$C$11]); 0)*MAX(1 - [.$D5]/100;0)" office:value-type="float" office:value="76" calcext:value-type="float">
            <text:p>76.0</text:p>
          </table:table-cell>
          <table:table-cell table:style-name="ce102" table:formula="of:=MAX([$pgsd.$E$8]; 0)*MAX(1 - [.$D5]/100;0)" office:value-type="float" office:value="95" calcext:value-type="float">
            <text:p>95.0</text:p>
          </table:table-cell>
          <table:table-cell table:style-name="ce102" table:formula="of:=MAX([$pgsd.$E$8] * (1 + [$pgsd.$C$11]); 0)*MAX(1 - [.$D5]/100;0)" office:value-type="float" office:value="114" calcext:value-type="float">
            <text:p>114.0</text:p>
          </table:table-cell>
          <table:table-cell/>
          <table:table-cell table:style-name="ce104" table:formula="of:=MAX([$crpr.$E$8] * (1 - [$crpr.$C$11]) - [.$C5]; 0)*MAX(1 - [.$D5]/100;0)" office:value-type="float" office:value="180" calcext:value-type="float">
            <text:p>180.0</text:p>
          </table:table-cell>
          <table:table-cell table:style-name="ce104" table:formula="of:=MAX([$crpr.$E$8] - [.$C5]; 0)*MAX(1 - [.$D5]/100;0)" office:value-type="float" office:value="240" calcext:value-type="float">
            <text:p>240.0</text:p>
          </table:table-cell>
          <table:table-cell table:style-name="ce104" table:formula="of:=MAX([$crpr.$E$8] * (1 + [$crpr.$C$11]) - [.$C5]; 0)*MAX(1 - [.$D5]/100;0)" office:value-type="float" office:value="300" calcext:value-type="float">
            <text:p>300.0</text:p>
          </table:table-cell>
          <table:table-cell table:style-name="ce105"/>
          <table:table-cell table:style-name="ce104" table:formula="of:=MAX([$ccpr.$E$6] * (1 - [$ccpr.$C$9]) - [.$C5]; 0)*MAX(1 - [.$D5]/100;0)" office:value-type="float" office:value="300" calcext:value-type="float">
            <text:p>300.0</text:p>
          </table:table-cell>
          <table:table-cell table:style-name="ce104" table:formula="of:=MAX([$ccpr.$E$6] - [.$C5]; 0)*MAX(1 - [.$D5]/100;0)" office:value-type="float" office:value="500" calcext:value-type="float">
            <text:p>500.0</text:p>
          </table:table-cell>
          <table:table-cell table:style-name="ce106" table:formula="of:=MAX([$ccpr.$E$6] * (1 + [$ccpr.$C$9]) - [.$C5]; 0)*MAX(1 - [.$D5]/100;0)" office:value-type="float" office:value="700" calcext:value-type="float">
            <text:p>700.0</text:p>
          </table:table-cell>
          <table:table-cell table:number-columns-repeated="163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00" calcext:value-type="float">
            <text:p>200</text:p>
          </table:table-cell>
          <table:table-cell table:style-name="ce5" table:formula="of:=([.$B6] + 3 * [.$C6]) / 10 / (1 - [.$D6] * 0.006) *POWER([.$E6]; 0.75) * [.$C$10] / 13" office:value-type="float" office:value="2857.59182522417" calcext:value-type="float">
            <text:p>2857.6</text:p>
          </table:table-cell>
          <table:table-cell/>
          <table:table-cell table:style-name="ce5"/>
          <table:table-cell table:style-name="ce102" table:formula="of:=MAX([$stry.$E$9] * (1 - [$stry.$C$12]) - [.$C6]; 0)*MAX(1 - [.$D6]/100;0)" office:value-type="float" office:value="81" calcext:value-type="float">
            <text:p>81.0</text:p>
          </table:table-cell>
          <table:table-cell table:style-name="ce102" table:formula="of:=MAX([$stry.$E$9] - [.$C6]; 0)*MAX(1 - [.$D6]/100;0)" office:value-type="float" office:value="90" calcext:value-type="float">
            <text:p>90.0</text:p>
          </table:table-cell>
          <table:table-cell table:style-name="ce102" table:formula="of:=MAX([$stry.$E$9] * (1 + [$stry.$C$12]) - [.$C6]; 0)*MAX(1 - [.$D6]/100;0)" office:value-type="float" office:value="99" calcext:value-type="float">
            <text:p>99.0</text:p>
          </table:table-cell>
          <table:table-cell table:style-name="ce103"/>
          <table:table-cell table:style-name="ce102" table:formula="of:=MAX([$pgsd.$E$8] * (1 - [$pgsd.$C$11]) - [.$C6]; 0)" office:value-type="float" office:value="152" calcext:value-type="float">
            <text:p>152.0</text:p>
          </table:table-cell>
          <table:table-cell table:style-name="ce102" table:formula="of:=MAX([$pgsd.$E$8] - [.$C6]; 0)" office:value-type="float" office:value="190" calcext:value-type="float">
            <text:p>190.0</text:p>
          </table:table-cell>
          <table:table-cell table:style-name="ce102" table:formula="of:=MAX([$pgsd.$E$8] * (1 + [$pgsd.$C$11]) - [.$C6]; 0)" office:value-type="float" office:value="228" calcext:value-type="float">
            <text:p>228.0</text:p>
          </table:table-cell>
          <table:table-cell table:style-name="ce103"/>
          <table:table-cell table:style-name="ce102" table:formula="of:=MAX([$ghst.$E$7] * (1 - [$ghst.$C$10]) - [.$C6]/2; 0)*MAX(1 - [.$D6]/200;0)" office:value-type="float" office:value="243.6" calcext:value-type="float">
            <text:p>243.6</text:p>
          </table:table-cell>
          <table:table-cell table:style-name="ce102" table:formula="of:=MAX([$ghst.$E$7] - [.$C6]/2; 0)*MAX(1 - [.$D6]/200;0)" office:value-type="float" office:value="304.5" calcext:value-type="float">
            <text:p>304.5</text:p>
          </table:table-cell>
          <table:table-cell table:style-name="ce102" table:formula="of:=MAX([$ghst.$E$7] * (1 + [$ghst.$C$10]) - [.$C6]/2; 0)*MAX(1 - [.$D6]/200;0)" office:value-type="float" office:value="365.4" calcext:value-type="float">
            <text:p>365.4</text:p>
          </table:table-cell>
          <table:table-cell table:style-name="ce103"/>
          <table:table-cell table:style-name="ce102" table:formula="of:=MAX([$pgsd.$E$8] * (1 - [$pgsd.$C$11]); 0)*MAX(1 - [.$D6]/100;0)" office:value-type="float" office:value="68.4" calcext:value-type="float">
            <text:p>68.4</text:p>
          </table:table-cell>
          <table:table-cell table:style-name="ce102" table:formula="of:=MAX([$pgsd.$E$8]; 0)*MAX(1 - [.$D6]/100;0)" office:value-type="float" office:value="85.5" calcext:value-type="float">
            <text:p>85.5</text:p>
          </table:table-cell>
          <table:table-cell table:style-name="ce102" table:formula="of:=MAX([$pgsd.$E$8] * (1 + [$pgsd.$C$11]); 0)*MAX(1 - [.$D6]/100;0)" office:value-type="float" office:value="102.6" calcext:value-type="float">
            <text:p>102.6</text:p>
          </table:table-cell>
          <table:table-cell/>
          <table:table-cell table:style-name="ce104" table:formula="of:=MAX([$crpr.$E$8] * (1 - [$crpr.$C$11]) - [.$C6]; 0)*MAX(1 - [.$D6]/100;0)" office:value-type="float" office:value="162" calcext:value-type="float">
            <text:p>162.0</text:p>
          </table:table-cell>
          <table:table-cell table:style-name="ce104" table:formula="of:=MAX([$crpr.$E$8] - [.$C6]; 0)*MAX(1 - [.$D6]/100;0)" office:value-type="float" office:value="216" calcext:value-type="float">
            <text:p>216.0</text:p>
          </table:table-cell>
          <table:table-cell table:style-name="ce104" table:formula="of:=MAX([$crpr.$E$8] * (1 + [$crpr.$C$11]) - [.$C6]; 0)*MAX(1 - [.$D6]/100;0)" office:value-type="float" office:value="270" calcext:value-type="float">
            <text:p>270.0</text:p>
          </table:table-cell>
          <table:table-cell table:style-name="ce105"/>
          <table:table-cell table:style-name="ce104" table:formula="of:=MAX([$ccpr.$E$6] * (1 - [$ccpr.$C$9]) - [.$C6]; 0)*MAX(1 - [.$D6]/100;0)" office:value-type="float" office:value="270" calcext:value-type="float">
            <text:p>270.0</text:p>
          </table:table-cell>
          <table:table-cell table:style-name="ce104" table:formula="of:=MAX([$ccpr.$E$6] - [.$C6]; 0)*MAX(1 - [.$D6]/100;0)" office:value-type="float" office:value="450" calcext:value-type="float">
            <text:p>450.0</text:p>
          </table:table-cell>
          <table:table-cell table:style-name="ce106" table:formula="of:=MAX([$ccpr.$E$6] * (1 + [$ccpr.$C$9]) - [.$C6]; 0)*MAX(1 - [.$D6]/100;0)" office:value-type="float" office:value="630" calcext:value-type="float">
            <text:p>630.0</text:p>
          </table:table-cell>
          <table:table-cell table:number-columns-repeated="1635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Damage Spread</text:p>
          </table:table-cell>
          <table:table-cell table:style-name="ce4" office:value-type="percentage" office:value="0.1" calcext:value-type="percentage">
            <text:p>10%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ustom Mult</text:p>
          </table:table-cell>
          <table:table-cell office:value-type="float" office:value="3.6" calcext:value-type="float">
            <text:p>3.6</text:p>
          </table:table-cell>
          <table:table-cell table:number-columns-repeated="16381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ngl.I3:sngl.W6">
            <calcext:color-scale>
              <calcext:color-scale-entry calcext:value="0" calcext:type="minimum" calcext:color="#5a8ac6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  <calcext:conditional-format calcext:target-range-address="sngl.Y3:sngl.AE6">
            <calcext:color-scale>
              <calcext:color-scale-entry calcext:value="0" calcext:type="minimum" calcext:color="#70ad47"/>
              <calcext:color-scale-entry calcext:value="50" calcext:type="percentile" calcext:color="#fcfcff"/>
              <calcext:color-scale-entry calcext:value="0" calcext:type="maximum" calcext:color="#7030a0"/>
            </calcext:color-scale>
          </calcext:conditional-format>
        </calcext:conditional-formats>
      </table:table>
      <table:table table:name="doge" table:style-name="ta24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6" table:default-cell-style-name="Default"/>
        <table:table-column table:style-name="co25" table:number-columns-repeated="16353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Toughness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Rough Price</text:p>
          </table:table-cell>
          <table:table-cell table:style-name="ce1"/>
          <table:table-cell table:style-name="ce8" office:value-type="string" calcext:value-type="string">
            <text:p>Effective 1S Dmg:</text:p>
          </table:table-cell>
          <table:table-cell table:style-name="ce6" office:value-type="string" calcext:value-type="string" table:number-columns-spanned="3" table:number-rows-spanned="1">
            <text:p>Lvl 7 Stray</text:p>
          </table:table-cell>
          <table:covered-table-cell table:number-columns-repeated="2" table:style-name="ce1"/>
          <table:table-cell table:style-name="ce1"/>
          <table:table-cell table:style-name="ce6" office:value-type="string" calcext:value-type="string" table:number-columns-spanned="3" table:number-rows-spanned="1">
            <text:p>Lvl 6 Piglin Soldier</text:p>
          </table:table-cell>
          <table:covered-table-cell table:number-columns-repeated="2" table:style-name="ce1"/>
          <table:table-cell table:style-name="ce1"/>
          <table:table-cell table:style-name="ce6" office:value-type="string" calcext:value-type="string" table:number-columns-spanned="3" table:number-rows-spanned="1">
            <text:p>Lvl 5 Ghast</text:p>
          </table:table-cell>
          <table:covered-table-cell table:number-columns-repeated="2" table:style-name="ce1"/>
          <table:table-cell table:style-name="ce1"/>
          <table:table-cell table:style-name="ce6" office:value-type="string" calcext:value-type="string" table:number-columns-spanned="3" table:number-rows-spanned="1">
            <text:p>Lvl 6 Piglin Sniper</text:p>
          </table:table-cell>
          <table:covered-table-cell table:number-columns-repeated="2" table:style-name="ce1"/>
          <table:table-cell table:style-name="ce1"/>
          <table:table-cell table:style-name="ce6" office:value-type="string" calcext:value-type="string" table:number-columns-spanned="3" table:number-rows-spanned="1">
            <text:p>Lvl 6 Creeper</text:p>
          </table:table-cell>
          <table:covered-table-cell table:number-columns-repeated="2" table:style-name="ce1"/>
          <table:table-cell table:style-name="ce1"/>
          <table:table-cell table:style-name="ce99" office:value-type="string" calcext:value-type="string" table:number-columns-spanned="3" table:number-rows-spanned="1">
            <text:p>Lvl 4 Charged Creeper</text:p>
          </table:table-cell>
          <table:covered-table-cell table:number-columns-repeated="2" table:style-name="ce100"/>
          <table:table-cell table:style-name="ce1" table:number-columns-repeated="16353"/>
        </table:table-row>
        <table:table-row table:style-name="ro1">
          <table:table-cell table:style-name="ce1"/>
          <table:table-cell table:style-name="ce3" table:number-columns-repeated="6"/>
          <table:table-cell table:style-name="ce9" office:value-type="string" calcext:value-type="string">
            <text:p>At: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Max</text:p>
          </table:table-cell>
          <table: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Max</text:p>
          </table:table-cell>
          <table: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Max</text:p>
          </table:table-cell>
          <table: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Max</text:p>
          </table:table-cell>
          <table: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Max</text:p>
          </table:table-cell>
          <table: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Max</text:p>
          </table:table-cell>
          <table:table-cell table:style-name="ce3" table:number-columns-repeated="163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5" table:formula="of:=([.$B3] + 3 * [.$C3]) / 10 / (1 - [.$D3] * 0.006) *POWER([.$E3]; 1.1) * [.$C$11] / 13" office:value-type="float" office:value="254.773748758024" calcext:value-type="float">
            <text:p>254.8</text:p>
          </table:table-cell>
          <table:table-cell/>
          <table:table-cell table:style-name="ce5"/>
          <table:table-cell table:style-name="ce107" table:formula="of:=MAX([$stry.$E$9] * (1 - [$stry.$C$12]) - [.$C3]; 0)*MAX(1 - [.$D3]/100;0)" office:value-type="float" office:value="142.8" calcext:value-type="float">
            <text:p>142.8</text:p>
          </table:table-cell>
          <table:table-cell table:style-name="ce107" table:formula="of:=MAX([$stry.$E$9] - [.$C3]; 0)*MAX(1 - [.$D3]/100;0)" office:value-type="float" office:value="159.8" calcext:value-type="float">
            <text:p>159.8</text:p>
          </table:table-cell>
          <table:table-cell table:style-name="ce107" table:formula="of:=MAX([$stry.$E$9] * (1 + [$stry.$C$12]) - [.$C3]; 0)*MAX(1 - [.$D3]/100;0)" office:value-type="float" office:value="176.8" calcext:value-type="float">
            <text:p>176.8</text:p>
          </table:table-cell>
          <table:table-cell table:style-name="ce108"/>
          <table:table-cell table:style-name="ce107" table:formula="of:=MAX([$pgsd.$E$8] * (1 - [$pgsd.$C$11]) - [.$C3]; 0)" office:value-type="float" office:value="140" calcext:value-type="float">
            <text:p>140.0</text:p>
          </table:table-cell>
          <table:table-cell table:style-name="ce107" table:formula="of:=MAX([$pgsd.$E$8] - [.$C3]; 0)" office:value-type="float" office:value="178" calcext:value-type="float">
            <text:p>178.0</text:p>
          </table:table-cell>
          <table:table-cell table:style-name="ce107" table:formula="of:=MAX([$pgsd.$E$8] * (1 + [$pgsd.$C$11]) - [.$C3]; 0)" office:value-type="float" office:value="216" calcext:value-type="float">
            <text:p>216.0</text:p>
          </table:table-cell>
          <table:table-cell table:style-name="ce108"/>
          <table:table-cell table:style-name="ce107" table:formula="of:=MAX([$ghst.$E$7] * (1 - [$ghst.$C$10]) - [.$C3]/2; 0)*MAX(1 - [.$D3]/200;0)" office:value-type="float" office:value="305.25" calcext:value-type="float">
            <text:p>305.3</text:p>
          </table:table-cell>
          <table:table-cell table:style-name="ce107" table:formula="of:=MAX([$ghst.$E$7] - [.$C3]/2; 0)*MAX(1 - [.$D3]/200;0)" office:value-type="float" office:value="382.95" calcext:value-type="float">
            <text:p>383.0</text:p>
          </table:table-cell>
          <table:table-cell table:style-name="ce107" table:formula="of:=MAX([$ghst.$E$7] * (1 + [$ghst.$C$10]) - [.$C3]/2; 0)*MAX(1 - [.$D3]/200;0)" office:value-type="float" office:value="460.65" calcext:value-type="float">
            <text:p>460.7</text:p>
          </table:table-cell>
          <table:table-cell table:style-name="ce108"/>
          <table:table-cell table:style-name="ce107" table:formula="of:=MAX([$pgsd.$E$8] * (1 - [$pgsd.$C$11]); 0)*MAX(1 - [.$D3]/100;0)" office:value-type="float" office:value="129.2" calcext:value-type="float">
            <text:p>129.2</text:p>
          </table:table-cell>
          <table:table-cell table:style-name="ce107" table:formula="of:=MAX([$pgsd.$E$8]; 0)*MAX(1 - [.$D3]/100;0)" office:value-type="float" office:value="161.5" calcext:value-type="float">
            <text:p>161.5</text:p>
          </table:table-cell>
          <table:table-cell table:style-name="ce107" table:formula="of:=MAX([$pgsd.$E$8] * (1 + [$pgsd.$C$11]); 0)*MAX(1 - [.$D3]/100;0)" office:value-type="float" office:value="193.8" calcext:value-type="float">
            <text:p>193.8</text:p>
          </table:table-cell>
          <table:table-cell/>
          <table:table-cell table:style-name="ce109" table:formula="of:=MAX([$crpr.$E$8] * (1 - [$crpr.$C$11]) - [.$C3]; 0)*MAX(1 - [.$D3]/100;0)" office:value-type="float" office:value="295.8" calcext:value-type="float">
            <text:p>295.8</text:p>
          </table:table-cell>
          <table:table-cell table:style-name="ce109" table:formula="of:=MAX([$crpr.$E$8] - [.$C3]; 0)*MAX(1 - [.$D3]/100;0)" office:value-type="float" office:value="397.8" calcext:value-type="float">
            <text:p>397.8</text:p>
          </table:table-cell>
          <table:table-cell table:style-name="ce109" table:formula="of:=MAX([$crpr.$E$8] * (1 + [$crpr.$C$11]) - [.$C3]; 0)*MAX(1 - [.$D3]/100;0)" office:value-type="float" office:value="499.8" calcext:value-type="float">
            <text:p>499.8</text:p>
          </table:table-cell>
          <table:table-cell table:style-name="ce110"/>
          <table:table-cell table:style-name="ce109" table:formula="of:=MAX([$ccpr.$E$6] * (1 - [$ccpr.$C$9]) - [.$C3]; 0)*MAX(1 - [.$D3]/100;0)" office:value-type="float" office:value="499.8" calcext:value-type="float">
            <text:p>499.8</text:p>
          </table:table-cell>
          <table:table-cell table:style-name="ce109" table:formula="of:=MAX([$ccpr.$E$6] - [.$C3]; 0)*MAX(1 - [.$D3]/100;0)" office:value-type="float" office:value="839.8" calcext:value-type="float">
            <text:p>839.8</text:p>
          </table:table-cell>
          <table:table-cell table:style-name="ce111" table:formula="of:=MAX([$ccpr.$E$6] * (1 + [$ccpr.$C$9]) - [.$C3]; 0)*MAX(1 - [.$D3]/100;0)" office:value-type="float" office:value="1179.8" calcext:value-type="float">
            <text:p>1179.8</text:p>
          </table:table-cell>
          <table:table-cell table:number-columns-repeated="1635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style-name="ce5" table:formula="of:=([.$B4] + 3 * [.$C4]) / 10 / (1 - [.$D4] * 0.006) *POWER([.$E4]; 1.1) * [.$C$11] / 13" office:value-type="float" office:value="371.471710732713" calcext:value-type="float">
            <text:p>371.5</text:p>
          </table:table-cell>
          <table:table-cell/>
          <table:table-cell table:style-name="ce5"/>
          <table:table-cell table:style-name="ce107" table:formula="of:=MAX([$stry.$E$9] * (1 - [$stry.$C$12]) - [.$C4]; 0)*MAX(1 - [.$D4]/100;0)" office:value-type="float" office:value="135.3" calcext:value-type="float">
            <text:p>135.3</text:p>
          </table:table-cell>
          <table:table-cell table:style-name="ce107" table:formula="of:=MAX([$stry.$E$9] - [.$C4]; 0)*MAX(1 - [.$D4]/100;0)" office:value-type="float" office:value="151.7" calcext:value-type="float">
            <text:p>151.7</text:p>
          </table:table-cell>
          <table:table-cell table:style-name="ce107" table:formula="of:=MAX([$stry.$E$9] * (1 + [$stry.$C$12]) - [.$C4]; 0)*MAX(1 - [.$D4]/100;0)" office:value-type="float" office:value="168.1" calcext:value-type="float">
            <text:p>168.1</text:p>
          </table:table-cell>
          <table:table-cell table:style-name="ce108"/>
          <table:table-cell table:style-name="ce107" table:formula="of:=MAX([$pgsd.$E$8] * (1 - [$pgsd.$C$11]) - [.$C4]; 0)" office:value-type="float" office:value="137" calcext:value-type="float">
            <text:p>137.0</text:p>
          </table:table-cell>
          <table:table-cell table:style-name="ce107" table:formula="of:=MAX([$pgsd.$E$8] - [.$C4]; 0)" office:value-type="float" office:value="175" calcext:value-type="float">
            <text:p>175.0</text:p>
          </table:table-cell>
          <table:table-cell table:style-name="ce107" table:formula="of:=MAX([$pgsd.$E$8] * (1 + [$pgsd.$C$11]) - [.$C4]; 0)" office:value-type="float" office:value="213" calcext:value-type="float">
            <text:p>213.0</text:p>
          </table:table-cell>
          <table:table-cell table:style-name="ce108"/>
          <table:table-cell table:style-name="ce107" table:formula="of:=MAX([$ghst.$E$7] * (1 - [$ghst.$C$10]) - [.$C4]/2; 0)*MAX(1 - [.$D4]/200;0)" office:value-type="float" office:value="298.935" calcext:value-type="float">
            <text:p>298.9</text:p>
          </table:table-cell>
          <table:table-cell table:style-name="ce107" table:formula="of:=MAX([$ghst.$E$7] - [.$C4]/2; 0)*MAX(1 - [.$D4]/200;0)" office:value-type="float" office:value="375.375" calcext:value-type="float">
            <text:p>375.4</text:p>
          </table:table-cell>
          <table:table-cell table:style-name="ce107" table:formula="of:=MAX([$ghst.$E$7] * (1 + [$ghst.$C$10]) - [.$C4]/2; 0)*MAX(1 - [.$D4]/200;0)" office:value-type="float" office:value="451.815" calcext:value-type="float">
            <text:p>451.8</text:p>
          </table:table-cell>
          <table:table-cell table:style-name="ce108"/>
          <table:table-cell table:style-name="ce107" table:formula="of:=MAX([$pgsd.$E$8] * (1 - [$pgsd.$C$11]); 0)*MAX(1 - [.$D4]/100;0)" office:value-type="float" office:value="124.64" calcext:value-type="float">
            <text:p>124.6</text:p>
          </table:table-cell>
          <table:table-cell table:style-name="ce107" table:formula="of:=MAX([$pgsd.$E$8]; 0)*MAX(1 - [.$D4]/100;0)" office:value-type="float" office:value="155.8" calcext:value-type="float">
            <text:p>155.8</text:p>
          </table:table-cell>
          <table:table-cell table:style-name="ce107" table:formula="of:=MAX([$pgsd.$E$8] * (1 + [$pgsd.$C$11]); 0)*MAX(1 - [.$D4]/100;0)" office:value-type="float" office:value="186.96" calcext:value-type="float">
            <text:p>187.0</text:p>
          </table:table-cell>
          <table:table-cell/>
          <table:table-cell table:style-name="ce109" table:formula="of:=MAX([$crpr.$E$8] * (1 - [$crpr.$C$11]) - [.$C4]; 0)*MAX(1 - [.$D4]/100;0)" office:value-type="float" office:value="282.9" calcext:value-type="float">
            <text:p>282.9</text:p>
          </table:table-cell>
          <table:table-cell table:style-name="ce109" table:formula="of:=MAX([$crpr.$E$8] - [.$C4]; 0)*MAX(1 - [.$D4]/100;0)" office:value-type="float" office:value="381.3" calcext:value-type="float">
            <text:p>381.3</text:p>
          </table:table-cell>
          <table:table-cell table:style-name="ce109" table:formula="of:=MAX([$crpr.$E$8] * (1 + [$crpr.$C$11]) - [.$C4]; 0)*MAX(1 - [.$D4]/100;0)" office:value-type="float" office:value="479.7" calcext:value-type="float">
            <text:p>479.7</text:p>
          </table:table-cell>
          <table:table-cell table:style-name="ce110"/>
          <table:table-cell table:style-name="ce109" table:formula="of:=MAX([$ccpr.$E$6] * (1 - [$ccpr.$C$9]) - [.$C4]; 0)*MAX(1 - [.$D4]/100;0)" office:value-type="float" office:value="479.7" calcext:value-type="float">
            <text:p>479.7</text:p>
          </table:table-cell>
          <table:table-cell table:style-name="ce109" table:formula="of:=MAX([$ccpr.$E$6] - [.$C4]; 0)*MAX(1 - [.$D4]/100;0)" office:value-type="float" office:value="807.7" calcext:value-type="float">
            <text:p>807.7</text:p>
          </table:table-cell>
          <table:table-cell table:style-name="ce111" table:formula="of:=MAX([$ccpr.$E$6] * (1 + [$ccpr.$C$9]) - [.$C4]; 0)*MAX(1 - [.$D4]/100;0)" office:value-type="float" office:value="1135.7" calcext:value-type="float">
            <text:p>1135.7</text:p>
          </table:table-cell>
          <table:table-cell table:number-columns-repeated="1635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0" calcext:value-type="float">
            <text:p>36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5" table:formula="of:=([.$B5] + 3 * [.$C5]) / 10 / (1 - [.$D5] * 0.006) *POWER([.$E5]; 1.1) * [.$C$11] / 13" office:value-type="float" office:value="519.543357414582" calcext:value-type="float">
            <text:p>519.5</text:p>
          </table:table-cell>
          <table:table-cell/>
          <table:table-cell table:style-name="ce5"/>
          <table:table-cell table:style-name="ce107" table:formula="of:=MAX([$stry.$E$9] * (1 - [$stry.$C$12]) - [.$C5]; 0)*MAX(1 - [.$D5]/100;0)" office:value-type="float" office:value="130.4" calcext:value-type="float">
            <text:p>130.4</text:p>
          </table:table-cell>
          <table:table-cell table:style-name="ce107" table:formula="of:=MAX([$stry.$E$9] - [.$C5]; 0)*MAX(1 - [.$D5]/100;0)" office:value-type="float" office:value="146.4" calcext:value-type="float">
            <text:p>146.4</text:p>
          </table:table-cell>
          <table:table-cell table:style-name="ce107" table:formula="of:=MAX([$stry.$E$9] * (1 + [$stry.$C$12]) - [.$C5]; 0)*MAX(1 - [.$D5]/100;0)" office:value-type="float" office:value="162.4" calcext:value-type="float">
            <text:p>162.4</text:p>
          </table:table-cell>
          <table:table-cell table:style-name="ce108"/>
          <table:table-cell table:style-name="ce107" table:formula="of:=MAX([$pgsd.$E$8] * (1 - [$pgsd.$C$11]) - [.$C5]; 0)" office:value-type="float" office:value="135" calcext:value-type="float">
            <text:p>135.0</text:p>
          </table:table-cell>
          <table:table-cell table:style-name="ce107" table:formula="of:=MAX([$pgsd.$E$8] - [.$C5]; 0)" office:value-type="float" office:value="173" calcext:value-type="float">
            <text:p>173.0</text:p>
          </table:table-cell>
          <table:table-cell table:style-name="ce107" table:formula="of:=MAX([$pgsd.$E$8] * (1 + [$pgsd.$C$11]) - [.$C5]; 0)" office:value-type="float" office:value="211" calcext:value-type="float">
            <text:p>211.0</text:p>
          </table:table-cell>
          <table:table-cell table:style-name="ce108"/>
          <table:table-cell table:style-name="ce107" table:formula="of:=MAX([$ghst.$E$7] * (1 - [$ghst.$C$10]) - [.$C5]/2; 0)*MAX(1 - [.$D5]/200;0)" office:value-type="float" office:value="294.75" calcext:value-type="float">
            <text:p>294.8</text:p>
          </table:table-cell>
          <table:table-cell table:style-name="ce107" table:formula="of:=MAX([$ghst.$E$7] - [.$C5]/2; 0)*MAX(1 - [.$D5]/200;0)" office:value-type="float" office:value="370.35" calcext:value-type="float">
            <text:p>370.4</text:p>
          </table:table-cell>
          <table:table-cell table:style-name="ce107" table:formula="of:=MAX([$ghst.$E$7] * (1 + [$ghst.$C$10]) - [.$C5]/2; 0)*MAX(1 - [.$D5]/200;0)" office:value-type="float" office:value="445.95" calcext:value-type="float">
            <text:p>446.0</text:p>
          </table:table-cell>
          <table:table-cell table:style-name="ce108"/>
          <table:table-cell table:style-name="ce107" table:formula="of:=MAX([$pgsd.$E$8] * (1 - [$pgsd.$C$11]); 0)*MAX(1 - [.$D5]/100;0)" office:value-type="float" office:value="121.6" calcext:value-type="float">
            <text:p>121.6</text:p>
          </table:table-cell>
          <table:table-cell table:style-name="ce107" table:formula="of:=MAX([$pgsd.$E$8]; 0)*MAX(1 - [.$D5]/100;0)" office:value-type="float" office:value="152" calcext:value-type="float">
            <text:p>152.0</text:p>
          </table:table-cell>
          <table:table-cell table:style-name="ce107" table:formula="of:=MAX([$pgsd.$E$8] * (1 + [$pgsd.$C$11]); 0)*MAX(1 - [.$D5]/100;0)" office:value-type="float" office:value="182.4" calcext:value-type="float">
            <text:p>182.4</text:p>
          </table:table-cell>
          <table:table-cell/>
          <table:table-cell table:style-name="ce109" table:formula="of:=MAX([$crpr.$E$8] * (1 - [$crpr.$C$11]) - [.$C5]; 0)*MAX(1 - [.$D5]/100;0)" office:value-type="float" office:value="274.4" calcext:value-type="float">
            <text:p>274.4</text:p>
          </table:table-cell>
          <table:table-cell table:style-name="ce109" table:formula="of:=MAX([$crpr.$E$8] - [.$C5]; 0)*MAX(1 - [.$D5]/100;0)" office:value-type="float" office:value="370.4" calcext:value-type="float">
            <text:p>370.4</text:p>
          </table:table-cell>
          <table:table-cell table:style-name="ce109" table:formula="of:=MAX([$crpr.$E$8] * (1 + [$crpr.$C$11]) - [.$C5]; 0)*MAX(1 - [.$D5]/100;0)" office:value-type="float" office:value="466.4" calcext:value-type="float">
            <text:p>466.4</text:p>
          </table:table-cell>
          <table:table-cell table:style-name="ce110"/>
          <table:table-cell table:style-name="ce109" table:formula="of:=MAX([$ccpr.$E$6] * (1 - [$ccpr.$C$9]) - [.$C5]; 0)*MAX(1 - [.$D5]/100;0)" office:value-type="float" office:value="466.4" calcext:value-type="float">
            <text:p>466.4</text:p>
          </table:table-cell>
          <table:table-cell table:style-name="ce109" table:formula="of:=MAX([$ccpr.$E$6] - [.$C5]; 0)*MAX(1 - [.$D5]/100;0)" office:value-type="float" office:value="786.4" calcext:value-type="float">
            <text:p>786.4</text:p>
          </table:table-cell>
          <table:table-cell table:style-name="ce111" table:formula="of:=MAX([$ccpr.$E$6] * (1 + [$ccpr.$C$9]) - [.$C5]; 0)*MAX(1 - [.$D5]/100;0)" office:value-type="float" office:value="1106.4" calcext:value-type="float">
            <text:p>1106.4</text:p>
          </table:table-cell>
          <table:table-cell table:number-columns-repeated="163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0" calcext:value-type="float">
            <text:p>43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table:style-name="ce5" table:formula="of:=([.$B6] + 3 * [.$C6]) / 10 / (1 - [.$D6] * 0.006) *POWER([.$E6]; 1.1) * [.$C$11] / 13" office:value-type="float" office:value="714.83659319776" calcext:value-type="float">
            <text:p>714.8</text:p>
          </table:table-cell>
          <table:table-cell/>
          <table:table-cell table:style-name="ce5"/>
          <table:table-cell table:style-name="ce107" table:formula="of:=MAX([$stry.$E$9] * (1 - [$stry.$C$12]) - [.$C6]; 0)*MAX(1 - [.$D6]/100;0)" office:value-type="float" office:value="124.8" calcext:value-type="float">
            <text:p>124.8</text:p>
          </table:table-cell>
          <table:table-cell table:style-name="ce107" table:formula="of:=MAX([$stry.$E$9] - [.$C6]; 0)*MAX(1 - [.$D6]/100;0)" office:value-type="float" office:value="140.4" calcext:value-type="float">
            <text:p>140.4</text:p>
          </table:table-cell>
          <table:table-cell table:style-name="ce107" table:formula="of:=MAX([$stry.$E$9] * (1 + [$stry.$C$12]) - [.$C6]; 0)*MAX(1 - [.$D6]/100;0)" office:value-type="float" office:value="156" calcext:value-type="float">
            <text:p>156.0</text:p>
          </table:table-cell>
          <table:table-cell table:style-name="ce108"/>
          <table:table-cell table:style-name="ce107" table:formula="of:=MAX([$pgsd.$E$8] * (1 - [$pgsd.$C$11]) - [.$C6]; 0)" office:value-type="float" office:value="132" calcext:value-type="float">
            <text:p>132.0</text:p>
          </table:table-cell>
          <table:table-cell table:style-name="ce107" table:formula="of:=MAX([$pgsd.$E$8] - [.$C6]; 0)" office:value-type="float" office:value="170" calcext:value-type="float">
            <text:p>170.0</text:p>
          </table:table-cell>
          <table:table-cell table:style-name="ce107" table:formula="of:=MAX([$pgsd.$E$8] * (1 + [$pgsd.$C$11]) - [.$C6]; 0)" office:value-type="float" office:value="208" calcext:value-type="float">
            <text:p>208.0</text:p>
          </table:table-cell>
          <table:table-cell table:style-name="ce108"/>
          <table:table-cell table:style-name="ce107" table:formula="of:=MAX([$ghst.$E$7] * (1 - [$ghst.$C$10]) - [.$C6]/2; 0)*MAX(1 - [.$D6]/200;0)" office:value-type="float" office:value="290.14" calcext:value-type="float">
            <text:p>290.1</text:p>
          </table:table-cell>
          <table:table-cell table:style-name="ce107" table:formula="of:=MAX([$ghst.$E$7] - [.$C6]/2; 0)*MAX(1 - [.$D6]/200;0)" office:value-type="float" office:value="364.9" calcext:value-type="float">
            <text:p>364.9</text:p>
          </table:table-cell>
          <table:table-cell table:style-name="ce107" table:formula="of:=MAX([$ghst.$E$7] * (1 + [$ghst.$C$10]) - [.$C6]/2; 0)*MAX(1 - [.$D6]/200;0)" office:value-type="float" office:value="439.66" calcext:value-type="float">
            <text:p>439.7</text:p>
          </table:table-cell>
          <table:table-cell table:style-name="ce108"/>
          <table:table-cell table:style-name="ce107" table:formula="of:=MAX([$pgsd.$E$8] * (1 - [$pgsd.$C$11]); 0)*MAX(1 - [.$D6]/100;0)" office:value-type="float" office:value="118.56" calcext:value-type="float">
            <text:p>118.6</text:p>
          </table:table-cell>
          <table:table-cell table:style-name="ce107" table:formula="of:=MAX([$pgsd.$E$8]; 0)*MAX(1 - [.$D6]/100;0)" office:value-type="float" office:value="148.2" calcext:value-type="float">
            <text:p>148.2</text:p>
          </table:table-cell>
          <table:table-cell table:style-name="ce107" table:formula="of:=MAX([$pgsd.$E$8] * (1 + [$pgsd.$C$11]); 0)*MAX(1 - [.$D6]/100;0)" office:value-type="float" office:value="177.84" calcext:value-type="float">
            <text:p>177.8</text:p>
          </table:table-cell>
          <table:table-cell/>
          <table:table-cell table:style-name="ce109" table:formula="of:=MAX([$crpr.$E$8] * (1 - [$crpr.$C$11]) - [.$C6]; 0)*MAX(1 - [.$D6]/100;0)" office:value-type="float" office:value="265.2" calcext:value-type="float">
            <text:p>265.2</text:p>
          </table:table-cell>
          <table:table-cell table:style-name="ce109" table:formula="of:=MAX([$crpr.$E$8] - [.$C6]; 0)*MAX(1 - [.$D6]/100;0)" office:value-type="float" office:value="358.8" calcext:value-type="float">
            <text:p>358.8</text:p>
          </table:table-cell>
          <table:table-cell table:style-name="ce109" table:formula="of:=MAX([$crpr.$E$8] * (1 + [$crpr.$C$11]) - [.$C6]; 0)*MAX(1 - [.$D6]/100;0)" office:value-type="float" office:value="452.4" calcext:value-type="float">
            <text:p>452.4</text:p>
          </table:table-cell>
          <table:table-cell table:style-name="ce110"/>
          <table:table-cell table:style-name="ce109" table:formula="of:=MAX([$ccpr.$E$6] * (1 - [$ccpr.$C$9]) - [.$C6]; 0)*MAX(1 - [.$D6]/100;0)" office:value-type="float" office:value="452.4" calcext:value-type="float">
            <text:p>452.4</text:p>
          </table:table-cell>
          <table:table-cell table:style-name="ce109" table:formula="of:=MAX([$ccpr.$E$6] - [.$C6]; 0)*MAX(1 - [.$D6]/100;0)" office:value-type="float" office:value="764.4" calcext:value-type="float">
            <text:p>764.4</text:p>
          </table:table-cell>
          <table:table-cell table:style-name="ce111" table:formula="of:=MAX([$ccpr.$E$6] * (1 + [$ccpr.$C$9]) - [.$C6]; 0)*MAX(1 - [.$D6]/100;0)" office:value-type="float" office:value="1076.4" calcext:value-type="float">
            <text:p>1076.4</text:p>
          </table:table-cell>
          <table:table-cell table:number-columns-repeated="1635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0" calcext:value-type="float">
            <text:p>51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style-name="ce5" table:formula="of:=([.$B7] + 3 * [.$C7]) / 10 / (1 - [.$D7] * 0.006) *POWER([.$E7]; 1.1) * [.$C$11] / 13" office:value-type="float" office:value="963.534387667318" calcext:value-type="float">
            <text:p>963.5</text:p>
          </table:table-cell>
          <table:table-cell/>
          <table:table-cell table:style-name="ce5"/>
          <table:table-cell table:style-name="ce107" table:formula="of:=MAX([$stry.$E$9] * (1 - [$stry.$C$12]) - [.$C7]; 0)*MAX(1 - [.$D7]/100;0)" office:value-type="float" office:value="118.5" calcext:value-type="float">
            <text:p>118.5</text:p>
          </table:table-cell>
          <table:table-cell table:style-name="ce107" table:formula="of:=MAX([$stry.$E$9] - [.$C7]; 0)*MAX(1 - [.$D7]/100;0)" office:value-type="float" office:value="133.5" calcext:value-type="float">
            <text:p>133.5</text:p>
          </table:table-cell>
          <table:table-cell table:style-name="ce107" table:formula="of:=MAX([$stry.$E$9] * (1 + [$stry.$C$12]) - [.$C7]; 0)*MAX(1 - [.$D7]/100;0)" office:value-type="float" office:value="148.5" calcext:value-type="float">
            <text:p>148.5</text:p>
          </table:table-cell>
          <table:table-cell table:style-name="ce108"/>
          <table:table-cell table:style-name="ce107" table:formula="of:=MAX([$pgsd.$E$8] * (1 - [$pgsd.$C$11]) - [.$C7]; 0)" office:value-type="float" office:value="130" calcext:value-type="float">
            <text:p>130.0</text:p>
          </table:table-cell>
          <table:table-cell table:style-name="ce107" table:formula="of:=MAX([$pgsd.$E$8] - [.$C7]; 0)" office:value-type="float" office:value="168" calcext:value-type="float">
            <text:p>168.0</text:p>
          </table:table-cell>
          <table:table-cell table:style-name="ce107" table:formula="of:=MAX([$pgsd.$E$8] * (1 + [$pgsd.$C$11]) - [.$C7]; 0)" office:value-type="float" office:value="206" calcext:value-type="float">
            <text:p>206.0</text:p>
          </table:table-cell>
          <table:table-cell table:style-name="ce108"/>
          <table:table-cell table:style-name="ce107" table:formula="of:=MAX([$ghst.$E$7] * (1 - [$ghst.$C$10]) - [.$C7]/2; 0)*MAX(1 - [.$D7]/200;0)" office:value-type="float" office:value="284.375" calcext:value-type="float">
            <text:p>284.4</text:p>
          </table:table-cell>
          <table:table-cell table:style-name="ce107" table:formula="of:=MAX([$ghst.$E$7] - [.$C7]/2; 0)*MAX(1 - [.$D7]/200;0)" office:value-type="float" office:value="357.875" calcext:value-type="float">
            <text:p>357.9</text:p>
          </table:table-cell>
          <table:table-cell table:style-name="ce107" table:formula="of:=MAX([$ghst.$E$7] * (1 + [$ghst.$C$10]) - [.$C7]/2; 0)*MAX(1 - [.$D7]/200;0)" office:value-type="float" office:value="431.375" calcext:value-type="float">
            <text:p>431.4</text:p>
          </table:table-cell>
          <table:table-cell table:style-name="ce108"/>
          <table:table-cell table:style-name="ce107" table:formula="of:=MAX([$pgsd.$E$8] * (1 - [$pgsd.$C$11]); 0)*MAX(1 - [.$D7]/100;0)" office:value-type="float" office:value="114" calcext:value-type="float">
            <text:p>114.0</text:p>
          </table:table-cell>
          <table:table-cell table:style-name="ce107" table:formula="of:=MAX([$pgsd.$E$8]; 0)*MAX(1 - [.$D7]/100;0)" office:value-type="float" office:value="142.5" calcext:value-type="float">
            <text:p>142.5</text:p>
          </table:table-cell>
          <table:table-cell table:style-name="ce107" table:formula="of:=MAX([$pgsd.$E$8] * (1 + [$pgsd.$C$11]); 0)*MAX(1 - [.$D7]/100;0)" office:value-type="float" office:value="171" calcext:value-type="float">
            <text:p>171.0</text:p>
          </table:table-cell>
          <table:table-cell/>
          <table:table-cell table:style-name="ce109" table:formula="of:=MAX([$crpr.$E$8] * (1 - [$crpr.$C$11]) - [.$C7]; 0)*MAX(1 - [.$D7]/100;0)" office:value-type="float" office:value="253.5" calcext:value-type="float">
            <text:p>253.5</text:p>
          </table:table-cell>
          <table:table-cell table:style-name="ce109" table:formula="of:=MAX([$crpr.$E$8] - [.$C7]; 0)*MAX(1 - [.$D7]/100;0)" office:value-type="float" office:value="343.5" calcext:value-type="float">
            <text:p>343.5</text:p>
          </table:table-cell>
          <table:table-cell table:style-name="ce109" table:formula="of:=MAX([$crpr.$E$8] * (1 + [$crpr.$C$11]) - [.$C7]; 0)*MAX(1 - [.$D7]/100;0)" office:value-type="float" office:value="433.5" calcext:value-type="float">
            <text:p>433.5</text:p>
          </table:table-cell>
          <table:table-cell table:style-name="ce110"/>
          <table:table-cell table:style-name="ce109" table:formula="of:=MAX([$ccpr.$E$6] * (1 - [$ccpr.$C$9]) - [.$C7]; 0)*MAX(1 - [.$D7]/100;0)" office:value-type="float" office:value="433.5" calcext:value-type="float">
            <text:p>433.5</text:p>
          </table:table-cell>
          <table:table-cell table:style-name="ce109" table:formula="of:=MAX([$ccpr.$E$6] - [.$C7]; 0)*MAX(1 - [.$D7]/100;0)" office:value-type="float" office:value="733.5" calcext:value-type="float">
            <text:p>733.5</text:p>
          </table:table-cell>
          <table:table-cell table:style-name="ce111" table:formula="of:=MAX([$ccpr.$E$6] * (1 + [$ccpr.$C$9]) - [.$C7]; 0)*MAX(1 - [.$D7]/100;0)" office:value-type="float" office:value="1033.5" calcext:value-type="float">
            <text:p>1033.5</text:p>
          </table:table-cell>
          <table:table-cell table:number-columns-repeated="1635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Damage Spread</text:p>
          </table:table-cell>
          <table:table-cell table:style-name="ce4" office:value-type="percentage" office:value="0.1" calcext:value-type="percentage">
            <text:p>10%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ustom Mult</text:p>
          </table:table-cell>
          <table:table-cell office:value-type="float" office:value="2.5" calcext:value-type="float">
            <text:p>2.5</text:p>
          </table:table-cell>
          <table:table-cell table:number-columns-repeated="16381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doge.I3:doge.W7">
            <calcext:color-scale>
              <calcext:color-scale-entry calcext:value="0" calcext:type="minimum" calcext:color="#5a8ac6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  <calcext:conditional-format calcext:target-range-address="doge.Y3:doge.AE7">
            <calcext:color-scale>
              <calcext:color-scale-entry calcext:value="0" calcext:type="minimum" calcext:color="#70ad47"/>
              <calcext:color-scale-entry calcext:value="50" calcext:type="percentile" calcext:color="#fcfcff"/>
              <calcext:color-scale-entry calcext:value="0" calcext:type="maximum" calcext:color="#7030a0"/>
            </calcext:color-scale>
          </calcext:conditional-format>
        </calcext:conditional-formats>
      </table:table>
      <table:table table:name="kitn" table:style-name="ta25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8" table:default-cell-style-name="Default"/>
        <table:table-column table:style-name="co6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6" table:default-cell-style-name="Default"/>
        <table:table-column table:style-name="co25" table:number-columns-repeated="16353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Toughness</text:p>
          </table:table-cell>
          <table:table-cell table:style-name="ce1" office:value-type="string" calcext:value-type="string">
            <text:p>Damage Equiv</text:p>
          </table:table-cell>
          <table:table-cell table:style-name="ce1" office:value-type="string" calcext:value-type="string">
            <text:p>Rough Price</text:p>
          </table:table-cell>
          <table:table-cell table:style-name="ce1"/>
          <table:table-cell table:style-name="ce8" office:value-type="string" calcext:value-type="string">
            <text:p>Effective 1S Dmg:</text:p>
          </table:table-cell>
          <table:table-cell table:style-name="ce6" office:value-type="string" calcext:value-type="string" table:number-columns-spanned="3" table:number-rows-spanned="1">
            <text:p>Lvl 7 Stray</text:p>
          </table:table-cell>
          <table:covered-table-cell table:number-columns-repeated="2" table:style-name="ce1"/>
          <table:table-cell table:style-name="ce1"/>
          <table:table-cell table:style-name="ce6" office:value-type="string" calcext:value-type="string" table:number-columns-spanned="3" table:number-rows-spanned="1">
            <text:p>Lvl 6 Piglin Soldier</text:p>
          </table:table-cell>
          <table:covered-table-cell table:number-columns-repeated="2" table:style-name="ce1"/>
          <table:table-cell table:style-name="ce1"/>
          <table:table-cell table:style-name="ce6" office:value-type="string" calcext:value-type="string" table:number-columns-spanned="3" table:number-rows-spanned="1">
            <text:p>Lvl 5 Ghast</text:p>
          </table:table-cell>
          <table:covered-table-cell table:number-columns-repeated="2" table:style-name="ce1"/>
          <table:table-cell table:style-name="ce1"/>
          <table:table-cell table:style-name="ce6" office:value-type="string" calcext:value-type="string" table:number-columns-spanned="3" table:number-rows-spanned="1">
            <text:p>Lvl 6 Piglin Sniper</text:p>
          </table:table-cell>
          <table:covered-table-cell table:number-columns-repeated="2" table:style-name="ce1"/>
          <table:table-cell table:style-name="ce1"/>
          <table:table-cell table:style-name="ce6" office:value-type="string" calcext:value-type="string" table:number-columns-spanned="3" table:number-rows-spanned="1">
            <text:p>Lvl 6 Creeper</text:p>
          </table:table-cell>
          <table:covered-table-cell table:number-columns-repeated="2" table:style-name="ce1"/>
          <table:table-cell table:style-name="ce1"/>
          <table:table-cell table:style-name="ce99" office:value-type="string" calcext:value-type="string" table:number-columns-spanned="3" table:number-rows-spanned="1">
            <text:p>Lvl 4 Charged Creeper</text:p>
          </table:table-cell>
          <table:covered-table-cell table:number-columns-repeated="2" table:style-name="ce100"/>
          <table:table-cell table:style-name="ce1" table:number-columns-repeated="16353"/>
        </table:table-row>
        <table:table-row table:style-name="ro1">
          <table:table-cell table:style-name="ce1"/>
          <table:table-cell table:style-name="ce3" table:number-columns-repeated="6"/>
          <table:table-cell table:style-name="ce9" office:value-type="string" calcext:value-type="string">
            <text:p>At: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Max</text:p>
          </table:table-cell>
          <table: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Max</text:p>
          </table:table-cell>
          <table: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Max</text:p>
          </table:table-cell>
          <table: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Max</text:p>
          </table:table-cell>
          <table: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Max</text:p>
          </table:table-cell>
          <table: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Max</text:p>
          </table:table-cell>
          <table:table-cell table:style-name="ce3" table:number-columns-repeated="163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style-name="ce5" table:formula="of:=([.$B3] + 3 * [.$C3]) / 10 / (1 - [.$D3] * 0.006) *POWER([.$E3]; 0.5) * [.$C$11] / 13" office:value-type="float" office:value="296.688159938412" calcext:value-type="float">
            <text:p>296.7</text:p>
          </table:table-cell>
          <table:table-cell/>
          <table:table-cell table:style-name="ce5"/>
          <table:table-cell table:style-name="ce112" table:formula="of:=MAX([$stry.$E$9] * (1 - [$stry.$C$12]) - [.$C3]; 0)*MAX(1 - [.$D3]/100;0)" office:value-type="float" office:value="144" calcext:value-type="float">
            <text:p>144.0</text:p>
          </table:table-cell>
          <table:table-cell table:style-name="ce112" table:formula="of:=MAX([$stry.$E$9] - [.$C3]; 0)*MAX(1 - [.$D3]/100;0)" office:value-type="float" office:value="160" calcext:value-type="float">
            <text:p>160.0</text:p>
          </table:table-cell>
          <table:table-cell table:style-name="ce112" table:formula="of:=MAX([$stry.$E$9] * (1 + [$stry.$C$12]) - [.$C3]; 0)*MAX(1 - [.$D3]/100;0)" office:value-type="float" office:value="176" calcext:value-type="float">
            <text:p>176.0</text:p>
          </table:table-cell>
          <table:table-cell table:style-name="ce113"/>
          <table:table-cell table:style-name="ce112" table:formula="of:=MAX([$pgsd.$E$8] * (1 - [$pgsd.$C$11]) - [.$C3]; 0)" office:value-type="float" office:value="152" calcext:value-type="float">
            <text:p>152.0</text:p>
          </table:table-cell>
          <table:table-cell table:style-name="ce112" table:formula="of:=MAX([$pgsd.$E$8] - [.$C3]; 0)" office:value-type="float" office:value="190" calcext:value-type="float">
            <text:p>190.0</text:p>
          </table:table-cell>
          <table:table-cell table:style-name="ce112" table:formula="of:=MAX([$pgsd.$E$8] * (1 + [$pgsd.$C$11]) - [.$C3]; 0)" office:value-type="float" office:value="228" calcext:value-type="float">
            <text:p>228.0</text:p>
          </table:table-cell>
          <table:table-cell table:style-name="ce113"/>
          <table:table-cell table:style-name="ce112" table:formula="of:=MAX([$ghst.$E$7] * (1 - [$ghst.$C$10]) - [.$C3]/2; 0)*MAX(1 - [.$D3]/200;0)" office:value-type="float" office:value="302.4" calcext:value-type="float">
            <text:p>302.4</text:p>
          </table:table-cell>
          <table:table-cell table:style-name="ce112" table:formula="of:=MAX([$ghst.$E$7] - [.$C3]/2; 0)*MAX(1 - [.$D3]/200;0)" office:value-type="float" office:value="378" calcext:value-type="float">
            <text:p>378.0</text:p>
          </table:table-cell>
          <table:table-cell table:style-name="ce112" table:formula="of:=MAX([$ghst.$E$7] * (1 + [$ghst.$C$10]) - [.$C3]/2; 0)*MAX(1 - [.$D3]/200;0)" office:value-type="float" office:value="453.6" calcext:value-type="float">
            <text:p>453.6</text:p>
          </table:table-cell>
          <table:table-cell table:style-name="ce113"/>
          <table:table-cell table:style-name="ce112" table:formula="of:=MAX([$pgsd.$E$8] * (1 - [$pgsd.$C$11]); 0)*MAX(1 - [.$D3]/100;0)" office:value-type="float" office:value="121.6" calcext:value-type="float">
            <text:p>121.6</text:p>
          </table:table-cell>
          <table:table-cell table:style-name="ce112" table:formula="of:=MAX([$pgsd.$E$8]; 0)*MAX(1 - [.$D3]/100;0)" office:value-type="float" office:value="152" calcext:value-type="float">
            <text:p>152.0</text:p>
          </table:table-cell>
          <table:table-cell table:style-name="ce112" table:formula="of:=MAX([$pgsd.$E$8] * (1 + [$pgsd.$C$11]); 0)*MAX(1 - [.$D3]/100;0)" office:value-type="float" office:value="182.4" calcext:value-type="float">
            <text:p>182.4</text:p>
          </table:table-cell>
          <table:table-cell/>
          <table:table-cell table:style-name="ce114" table:formula="of:=MAX([$crpr.$E$8] * (1 - [$crpr.$C$11]) - [.$C3]; 0)*MAX(1 - [.$D3]/100;0)" office:value-type="float" office:value="288" calcext:value-type="float">
            <text:p>288.0</text:p>
          </table:table-cell>
          <table:table-cell table:style-name="ce114" table:formula="of:=MAX([$crpr.$E$8] - [.$C3]; 0)*MAX(1 - [.$D3]/100;0)" office:value-type="float" office:value="384" calcext:value-type="float">
            <text:p>384.0</text:p>
          </table:table-cell>
          <table:table-cell table:style-name="ce114" table:formula="of:=MAX([$crpr.$E$8] * (1 + [$crpr.$C$11]) - [.$C3]; 0)*MAX(1 - [.$D3]/100;0)" office:value-type="float" office:value="480" calcext:value-type="float">
            <text:p>480.0</text:p>
          </table:table-cell>
          <table:table-cell table:style-name="ce115"/>
          <table:table-cell table:style-name="ce114" table:formula="of:=MAX([$ccpr.$E$6] * (1 - [$ccpr.$C$9]) - [.$C3]; 0)*MAX(1 - [.$D3]/100;0)" office:value-type="float" office:value="480" calcext:value-type="float">
            <text:p>480.0</text:p>
          </table:table-cell>
          <table:table-cell table:style-name="ce114" table:formula="of:=MAX([$ccpr.$E$6] - [.$C3]; 0)*MAX(1 - [.$D3]/100;0)" office:value-type="float" office:value="800" calcext:value-type="float">
            <text:p>800.0</text:p>
          </table:table-cell>
          <table:table-cell table:style-name="ce116" table:formula="of:=MAX([$ccpr.$E$6] * (1 + [$ccpr.$C$9]) - [.$C3]; 0)*MAX(1 - [.$D3]/100;0)" office:value-type="float" office:value="1120" calcext:value-type="float">
            <text:p>1120.0</text:p>
          </table:table-cell>
          <table:table-cell table:number-columns-repeated="1635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table:style-name="ce5" table:formula="of:=([.$B4] + 3 * [.$C4]) / 10 / (1 - [.$D4] * 0.006) *POWER([.$E4]; 0.5) * [.$C$11] / 13" office:value-type="float" office:value="444.874172208831" calcext:value-type="float">
            <text:p>444.9</text:p>
          </table:table-cell>
          <table:table-cell/>
          <table:table-cell table:style-name="ce5"/>
          <table:table-cell table:style-name="ce112" table:formula="of:=MAX([$stry.$E$9] * (1 - [$stry.$C$12]) - [.$C4]; 0)*MAX(1 - [.$D4]/100;0)" office:value-type="float" office:value="140.4" calcext:value-type="float">
            <text:p>140.4</text:p>
          </table:table-cell>
          <table:table-cell table:style-name="ce112" table:formula="of:=MAX([$stry.$E$9] - [.$C4]; 0)*MAX(1 - [.$D4]/100;0)" office:value-type="float" office:value="156" calcext:value-type="float">
            <text:p>156.0</text:p>
          </table:table-cell>
          <table:table-cell table:style-name="ce112" table:formula="of:=MAX([$stry.$E$9] * (1 + [$stry.$C$12]) - [.$C4]; 0)*MAX(1 - [.$D4]/100;0)" office:value-type="float" office:value="171.6" calcext:value-type="float">
            <text:p>171.6</text:p>
          </table:table-cell>
          <table:table-cell table:style-name="ce113"/>
          <table:table-cell table:style-name="ce112" table:formula="of:=MAX([$pgsd.$E$8] * (1 - [$pgsd.$C$11]) - [.$C4]; 0)" office:value-type="float" office:value="152" calcext:value-type="float">
            <text:p>152.0</text:p>
          </table:table-cell>
          <table:table-cell table:style-name="ce112" table:formula="of:=MAX([$pgsd.$E$8] - [.$C4]; 0)" office:value-type="float" office:value="190" calcext:value-type="float">
            <text:p>190.0</text:p>
          </table:table-cell>
          <table:table-cell table:style-name="ce112" table:formula="of:=MAX([$pgsd.$E$8] * (1 + [$pgsd.$C$11]) - [.$C4]; 0)" office:value-type="float" office:value="228" calcext:value-type="float">
            <text:p>228.0</text:p>
          </table:table-cell>
          <table:table-cell table:style-name="ce113"/>
          <table:table-cell table:style-name="ce112" table:formula="of:=MAX([$ghst.$E$7] * (1 - [$ghst.$C$10]) - [.$C4]/2; 0)*MAX(1 - [.$D4]/200;0)" office:value-type="float" office:value="299.04" calcext:value-type="float">
            <text:p>299.0</text:p>
          </table:table-cell>
          <table:table-cell table:style-name="ce112" table:formula="of:=MAX([$ghst.$E$7] - [.$C4]/2; 0)*MAX(1 - [.$D4]/200;0)" office:value-type="float" office:value="373.8" calcext:value-type="float">
            <text:p>373.8</text:p>
          </table:table-cell>
          <table:table-cell table:style-name="ce112" table:formula="of:=MAX([$ghst.$E$7] * (1 + [$ghst.$C$10]) - [.$C4]/2; 0)*MAX(1 - [.$D4]/200;0)" office:value-type="float" office:value="448.56" calcext:value-type="float">
            <text:p>448.6</text:p>
          </table:table-cell>
          <table:table-cell table:style-name="ce113"/>
          <table:table-cell table:style-name="ce112" table:formula="of:=MAX([$pgsd.$E$8] * (1 - [$pgsd.$C$11]); 0)*MAX(1 - [.$D4]/100;0)" office:value-type="float" office:value="118.56" calcext:value-type="float">
            <text:p>118.6</text:p>
          </table:table-cell>
          <table:table-cell table:style-name="ce112" table:formula="of:=MAX([$pgsd.$E$8]; 0)*MAX(1 - [.$D4]/100;0)" office:value-type="float" office:value="148.2" calcext:value-type="float">
            <text:p>148.2</text:p>
          </table:table-cell>
          <table:table-cell table:style-name="ce112" table:formula="of:=MAX([$pgsd.$E$8] * (1 + [$pgsd.$C$11]); 0)*MAX(1 - [.$D4]/100;0)" office:value-type="float" office:value="177.84" calcext:value-type="float">
            <text:p>177.8</text:p>
          </table:table-cell>
          <table:table-cell/>
          <table:table-cell table:style-name="ce114" table:formula="of:=MAX([$crpr.$E$8] * (1 - [$crpr.$C$11]) - [.$C4]; 0)*MAX(1 - [.$D4]/100;0)" office:value-type="float" office:value="280.8" calcext:value-type="float">
            <text:p>280.8</text:p>
          </table:table-cell>
          <table:table-cell table:style-name="ce114" table:formula="of:=MAX([$crpr.$E$8] - [.$C4]; 0)*MAX(1 - [.$D4]/100;0)" office:value-type="float" office:value="374.4" calcext:value-type="float">
            <text:p>374.4</text:p>
          </table:table-cell>
          <table:table-cell table:style-name="ce114" table:formula="of:=MAX([$crpr.$E$8] * (1 + [$crpr.$C$11]) - [.$C4]; 0)*MAX(1 - [.$D4]/100;0)" office:value-type="float" office:value="468" calcext:value-type="float">
            <text:p>468.0</text:p>
          </table:table-cell>
          <table:table-cell table:style-name="ce115"/>
          <table:table-cell table:style-name="ce114" table:formula="of:=MAX([$ccpr.$E$6] * (1 - [$ccpr.$C$9]) - [.$C4]; 0)*MAX(1 - [.$D4]/100;0)" office:value-type="float" office:value="468" calcext:value-type="float">
            <text:p>468.0</text:p>
          </table:table-cell>
          <table:table-cell table:style-name="ce114" table:formula="of:=MAX([$ccpr.$E$6] - [.$C4]; 0)*MAX(1 - [.$D4]/100;0)" office:value-type="float" office:value="780" calcext:value-type="float">
            <text:p>780.0</text:p>
          </table:table-cell>
          <table:table-cell table:style-name="ce116" table:formula="of:=MAX([$ccpr.$E$6] * (1 + [$ccpr.$C$9]) - [.$C4]; 0)*MAX(1 - [.$D4]/100;0)" office:value-type="float" office:value="1092" calcext:value-type="float">
            <text:p>1092.0</text:p>
          </table:table-cell>
          <table:table-cell table:number-columns-repeated="1635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style-name="ce5" table:formula="of:=([.$B5] + 3 * [.$C5]) / 10 / (1 - [.$D5] * 0.006) *POWER([.$E5]; 0.5) * [.$C$11] / 13" office:value-type="float" office:value="655.10424155284" calcext:value-type="float">
            <text:p>655.1</text:p>
          </table:table-cell>
          <table:table-cell/>
          <table:table-cell table:style-name="ce5"/>
          <table:table-cell table:style-name="ce112" table:formula="of:=MAX([$stry.$E$9] * (1 - [$stry.$C$12]) - [.$C5]; 0)*MAX(1 - [.$D5]/100;0)" office:value-type="float" office:value="136.04" calcext:value-type="float">
            <text:p>136.0</text:p>
          </table:table-cell>
          <table:table-cell table:style-name="ce112" table:formula="of:=MAX([$stry.$E$9] - [.$C5]; 0)*MAX(1 - [.$D5]/100;0)" office:value-type="float" office:value="151.24" calcext:value-type="float">
            <text:p>151.2</text:p>
          </table:table-cell>
          <table:table-cell table:style-name="ce112" table:formula="of:=MAX([$stry.$E$9] * (1 + [$stry.$C$12]) - [.$C5]; 0)*MAX(1 - [.$D5]/100;0)" office:value-type="float" office:value="166.44" calcext:value-type="float">
            <text:p>166.4</text:p>
          </table:table-cell>
          <table:table-cell table:style-name="ce113"/>
          <table:table-cell table:style-name="ce112" table:formula="of:=MAX([$pgsd.$E$8] * (1 - [$pgsd.$C$11]) - [.$C5]; 0)" office:value-type="float" office:value="151" calcext:value-type="float">
            <text:p>151.0</text:p>
          </table:table-cell>
          <table:table-cell table:style-name="ce112" table:formula="of:=MAX([$pgsd.$E$8] - [.$C5]; 0)" office:value-type="float" office:value="189" calcext:value-type="float">
            <text:p>189.0</text:p>
          </table:table-cell>
          <table:table-cell table:style-name="ce112" table:formula="of:=MAX([$pgsd.$E$8] * (1 + [$pgsd.$C$11]) - [.$C5]; 0)" office:value-type="float" office:value="227" calcext:value-type="float">
            <text:p>227.0</text:p>
          </table:table-cell>
          <table:table-cell table:style-name="ce113"/>
          <table:table-cell table:style-name="ce112" table:formula="of:=MAX([$ghst.$E$7] * (1 - [$ghst.$C$10]) - [.$C5]/2; 0)*MAX(1 - [.$D5]/200;0)" office:value-type="float" office:value="295.24" calcext:value-type="float">
            <text:p>295.2</text:p>
          </table:table-cell>
          <table:table-cell table:style-name="ce112" table:formula="of:=MAX([$ghst.$E$7] - [.$C5]/2; 0)*MAX(1 - [.$D5]/200;0)" office:value-type="float" office:value="369.16" calcext:value-type="float">
            <text:p>369.2</text:p>
          </table:table-cell>
          <table:table-cell table:style-name="ce112" table:formula="of:=MAX([$ghst.$E$7] * (1 + [$ghst.$C$10]) - [.$C5]/2; 0)*MAX(1 - [.$D5]/200;0)" office:value-type="float" office:value="443.08" calcext:value-type="float">
            <text:p>443.1</text:p>
          </table:table-cell>
          <table:table-cell table:style-name="ce113"/>
          <table:table-cell table:style-name="ce112" table:formula="of:=MAX([$pgsd.$E$8] * (1 - [$pgsd.$C$11]); 0)*MAX(1 - [.$D5]/100;0)" office:value-type="float" office:value="115.52" calcext:value-type="float">
            <text:p>115.5</text:p>
          </table:table-cell>
          <table:table-cell table:style-name="ce112" table:formula="of:=MAX([$pgsd.$E$8]; 0)*MAX(1 - [.$D5]/100;0)" office:value-type="float" office:value="144.4" calcext:value-type="float">
            <text:p>144.4</text:p>
          </table:table-cell>
          <table:table-cell table:style-name="ce112" table:formula="of:=MAX([$pgsd.$E$8] * (1 + [$pgsd.$C$11]); 0)*MAX(1 - [.$D5]/100;0)" office:value-type="float" office:value="173.28" calcext:value-type="float">
            <text:p>173.3</text:p>
          </table:table-cell>
          <table:table-cell/>
          <table:table-cell table:style-name="ce114" table:formula="of:=MAX([$crpr.$E$8] * (1 - [$crpr.$C$11]) - [.$C5]; 0)*MAX(1 - [.$D5]/100;0)" office:value-type="float" office:value="272.84" calcext:value-type="float">
            <text:p>272.8</text:p>
          </table:table-cell>
          <table:table-cell table:style-name="ce114" table:formula="of:=MAX([$crpr.$E$8] - [.$C5]; 0)*MAX(1 - [.$D5]/100;0)" office:value-type="float" office:value="364.04" calcext:value-type="float">
            <text:p>364.0</text:p>
          </table:table-cell>
          <table:table-cell table:style-name="ce114" table:formula="of:=MAX([$crpr.$E$8] * (1 + [$crpr.$C$11]) - [.$C5]; 0)*MAX(1 - [.$D5]/100;0)" office:value-type="float" office:value="455.24" calcext:value-type="float">
            <text:p>455.2</text:p>
          </table:table-cell>
          <table:table-cell table:style-name="ce115"/>
          <table:table-cell table:style-name="ce114" table:formula="of:=MAX([$ccpr.$E$6] * (1 - [$ccpr.$C$9]) - [.$C5]; 0)*MAX(1 - [.$D5]/100;0)" office:value-type="float" office:value="455.24" calcext:value-type="float">
            <text:p>455.2</text:p>
          </table:table-cell>
          <table:table-cell table:style-name="ce114" table:formula="of:=MAX([$ccpr.$E$6] - [.$C5]; 0)*MAX(1 - [.$D5]/100;0)" office:value-type="float" office:value="759.24" calcext:value-type="float">
            <text:p>759.2</text:p>
          </table:table-cell>
          <table:table-cell table:style-name="ce116" table:formula="of:=MAX([$ccpr.$E$6] * (1 + [$ccpr.$C$9]) - [.$C5]; 0)*MAX(1 - [.$D5]/100;0)" office:value-type="float" office:value="1063.24" calcext:value-type="float">
            <text:p>1063.2</text:p>
          </table:table-cell>
          <table:table-cell table:number-columns-repeated="163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50" calcext:value-type="float">
            <text:p>150</text:p>
          </table:table-cell>
          <table:table-cell table:style-name="ce5" table:formula="of:=([.$B6] + 3 * [.$C6]) / 10 / (1 - [.$D6] * 0.006) *POWER([.$E6]; 0.5) * [.$C$11] / 13" office:value-type="float" office:value="988.20519731339" calcext:value-type="float">
            <text:p>988.2</text:p>
          </table:table-cell>
          <table:table-cell/>
          <table:table-cell table:style-name="ce5"/>
          <table:table-cell table:style-name="ce112" table:formula="of:=MAX([$stry.$E$9] * (1 - [$stry.$C$12]) - [.$C6]; 0)*MAX(1 - [.$D6]/100;0)" office:value-type="float" office:value="130.67" calcext:value-type="float">
            <text:p>130.7</text:p>
          </table:table-cell>
          <table:table-cell table:style-name="ce112" table:formula="of:=MAX([$stry.$E$9] - [.$C6]; 0)*MAX(1 - [.$D6]/100;0)" office:value-type="float" office:value="145.27" calcext:value-type="float">
            <text:p>145.3</text:p>
          </table:table-cell>
          <table:table-cell table:style-name="ce112" table:formula="of:=MAX([$stry.$E$9] * (1 + [$stry.$C$12]) - [.$C6]; 0)*MAX(1 - [.$D6]/100;0)" office:value-type="float" office:value="159.87" calcext:value-type="float">
            <text:p>159.9</text:p>
          </table:table-cell>
          <table:table-cell table:style-name="ce113"/>
          <table:table-cell table:style-name="ce112" table:formula="of:=MAX([$pgsd.$E$8] * (1 - [$pgsd.$C$11]) - [.$C6]; 0)" office:value-type="float" office:value="151" calcext:value-type="float">
            <text:p>151.0</text:p>
          </table:table-cell>
          <table:table-cell table:style-name="ce112" table:formula="of:=MAX([$pgsd.$E$8] - [.$C6]; 0)" office:value-type="float" office:value="189" calcext:value-type="float">
            <text:p>189.0</text:p>
          </table:table-cell>
          <table:table-cell table:style-name="ce112" table:formula="of:=MAX([$pgsd.$E$8] * (1 + [$pgsd.$C$11]) - [.$C6]; 0)" office:value-type="float" office:value="227" calcext:value-type="float">
            <text:p>227.0</text:p>
          </table:table-cell>
          <table:table-cell table:style-name="ce113"/>
          <table:table-cell table:style-name="ce112" table:formula="of:=MAX([$ghst.$E$7] * (1 - [$ghst.$C$10]) - [.$C6]/2; 0)*MAX(1 - [.$D6]/200;0)" office:value-type="float" office:value="290.2075" calcext:value-type="float">
            <text:p>290.2</text:p>
          </table:table-cell>
          <table:table-cell table:style-name="ce112" table:formula="of:=MAX([$ghst.$E$7] - [.$C6]/2; 0)*MAX(1 - [.$D6]/200;0)" office:value-type="float" office:value="362.8675" calcext:value-type="float">
            <text:p>362.9</text:p>
          </table:table-cell>
          <table:table-cell table:style-name="ce112" table:formula="of:=MAX([$ghst.$E$7] * (1 + [$ghst.$C$10]) - [.$C6]/2; 0)*MAX(1 - [.$D6]/200;0)" office:value-type="float" office:value="435.5275" calcext:value-type="float">
            <text:p>435.5</text:p>
          </table:table-cell>
          <table:table-cell table:style-name="ce113"/>
          <table:table-cell table:style-name="ce112" table:formula="of:=MAX([$pgsd.$E$8] * (1 - [$pgsd.$C$11]); 0)*MAX(1 - [.$D6]/100;0)" office:value-type="float" office:value="110.96" calcext:value-type="float">
            <text:p>111.0</text:p>
          </table:table-cell>
          <table:table-cell table:style-name="ce112" table:formula="of:=MAX([$pgsd.$E$8]; 0)*MAX(1 - [.$D6]/100;0)" office:value-type="float" office:value="138.7" calcext:value-type="float">
            <text:p>138.7</text:p>
          </table:table-cell>
          <table:table-cell table:style-name="ce112" table:formula="of:=MAX([$pgsd.$E$8] * (1 + [$pgsd.$C$11]); 0)*MAX(1 - [.$D6]/100;0)" office:value-type="float" office:value="166.44" calcext:value-type="float">
            <text:p>166.4</text:p>
          </table:table-cell>
          <table:table-cell/>
          <table:table-cell table:style-name="ce114" table:formula="of:=MAX([$crpr.$E$8] * (1 - [$crpr.$C$11]) - [.$C6]; 0)*MAX(1 - [.$D6]/100;0)" office:value-type="float" office:value="262.07" calcext:value-type="float">
            <text:p>262.1</text:p>
          </table:table-cell>
          <table:table-cell table:style-name="ce114" table:formula="of:=MAX([$crpr.$E$8] - [.$C6]; 0)*MAX(1 - [.$D6]/100;0)" office:value-type="float" office:value="349.67" calcext:value-type="float">
            <text:p>349.7</text:p>
          </table:table-cell>
          <table:table-cell table:style-name="ce114" table:formula="of:=MAX([$crpr.$E$8] * (1 + [$crpr.$C$11]) - [.$C6]; 0)*MAX(1 - [.$D6]/100;0)" office:value-type="float" office:value="437.27" calcext:value-type="float">
            <text:p>437.3</text:p>
          </table:table-cell>
          <table:table-cell table:style-name="ce115"/>
          <table:table-cell table:style-name="ce114" table:formula="of:=MAX([$ccpr.$E$6] * (1 - [$ccpr.$C$9]) - [.$C6]; 0)*MAX(1 - [.$D6]/100;0)" office:value-type="float" office:value="437.27" calcext:value-type="float">
            <text:p>437.3</text:p>
          </table:table-cell>
          <table:table-cell table:style-name="ce114" table:formula="of:=MAX([$ccpr.$E$6] - [.$C6]; 0)*MAX(1 - [.$D6]/100;0)" office:value-type="float" office:value="729.27" calcext:value-type="float">
            <text:p>729.3</text:p>
          </table:table-cell>
          <table:table-cell table:style-name="ce116" table:formula="of:=MAX([$ccpr.$E$6] * (1 + [$ccpr.$C$9]) - [.$C6]; 0)*MAX(1 - [.$D6]/100;0)" office:value-type="float" office:value="1021.27" calcext:value-type="float">
            <text:p>1021.3</text:p>
          </table:table-cell>
          <table:table-cell table:number-columns-repeated="1635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table:style-name="ce5" table:formula="of:=([.$B7] + 3 * [.$C7]) / 10 / (1 - [.$D7] * 0.006) *POWER([.$E7]; 0.5) * [.$C$11] / 13" office:value-type="float" office:value="1416.86687112051" calcext:value-type="float">
            <text:p>1416.9</text:p>
          </table:table-cell>
          <table:table-cell/>
          <table:table-cell table:style-name="ce5"/>
          <table:table-cell table:style-name="ce112" table:formula="of:=MAX([$stry.$E$9] * (1 - [$stry.$C$12]) - [.$C7]; 0)*MAX(1 - [.$D7]/100;0)" office:value-type="float" office:value="124.6" calcext:value-type="float">
            <text:p>124.6</text:p>
          </table:table-cell>
          <table:table-cell table:style-name="ce112" table:formula="of:=MAX([$stry.$E$9] - [.$C7]; 0)*MAX(1 - [.$D7]/100;0)" office:value-type="float" office:value="138.6" calcext:value-type="float">
            <text:p>138.6</text:p>
          </table:table-cell>
          <table:table-cell table:style-name="ce112" table:formula="of:=MAX([$stry.$E$9] * (1 + [$stry.$C$12]) - [.$C7]; 0)*MAX(1 - [.$D7]/100;0)" office:value-type="float" office:value="152.6" calcext:value-type="float">
            <text:p>152.6</text:p>
          </table:table-cell>
          <table:table-cell table:style-name="ce113"/>
          <table:table-cell table:style-name="ce112" table:formula="of:=MAX([$pgsd.$E$8] * (1 - [$pgsd.$C$11]) - [.$C7]; 0)" office:value-type="float" office:value="150" calcext:value-type="float">
            <text:p>150.0</text:p>
          </table:table-cell>
          <table:table-cell table:style-name="ce112" table:formula="of:=MAX([$pgsd.$E$8] - [.$C7]; 0)" office:value-type="float" office:value="188" calcext:value-type="float">
            <text:p>188.0</text:p>
          </table:table-cell>
          <table:table-cell table:style-name="ce112" table:formula="of:=MAX([$pgsd.$E$8] * (1 + [$pgsd.$C$11]) - [.$C7]; 0)" office:value-type="float" office:value="226" calcext:value-type="float">
            <text:p>226.0</text:p>
          </table:table-cell>
          <table:table-cell table:style-name="ce113"/>
          <table:table-cell table:style-name="ce112" table:formula="of:=MAX([$ghst.$E$7] * (1 - [$ghst.$C$10]) - [.$C7]/2; 0)*MAX(1 - [.$D7]/200;0)" office:value-type="float" office:value="284.75" calcext:value-type="float">
            <text:p>284.8</text:p>
          </table:table-cell>
          <table:table-cell table:style-name="ce112" table:formula="of:=MAX([$ghst.$E$7] - [.$C7]/2; 0)*MAX(1 - [.$D7]/200;0)" office:value-type="float" office:value="356.15" calcext:value-type="float">
            <text:p>356.2</text:p>
          </table:table-cell>
          <table:table-cell table:style-name="ce112" table:formula="of:=MAX([$ghst.$E$7] * (1 + [$ghst.$C$10]) - [.$C7]/2; 0)*MAX(1 - [.$D7]/200;0)" office:value-type="float" office:value="427.55" calcext:value-type="float">
            <text:p>427.6</text:p>
          </table:table-cell>
          <table:table-cell table:style-name="ce113"/>
          <table:table-cell table:style-name="ce112" table:formula="of:=MAX([$pgsd.$E$8] * (1 - [$pgsd.$C$11]); 0)*MAX(1 - [.$D7]/100;0)" office:value-type="float" office:value="106.4" calcext:value-type="float">
            <text:p>106.4</text:p>
          </table:table-cell>
          <table:table-cell table:style-name="ce112" table:formula="of:=MAX([$pgsd.$E$8]; 0)*MAX(1 - [.$D7]/100;0)" office:value-type="float" office:value="133" calcext:value-type="float">
            <text:p>133.0</text:p>
          </table:table-cell>
          <table:table-cell table:style-name="ce112" table:formula="of:=MAX([$pgsd.$E$8] * (1 + [$pgsd.$C$11]); 0)*MAX(1 - [.$D7]/100;0)" office:value-type="float" office:value="159.6" calcext:value-type="float">
            <text:p>159.6</text:p>
          </table:table-cell>
          <table:table-cell/>
          <table:table-cell table:style-name="ce114" table:formula="of:=MAX([$crpr.$E$8] * (1 - [$crpr.$C$11]) - [.$C7]; 0)*MAX(1 - [.$D7]/100;0)" office:value-type="float" office:value="250.6" calcext:value-type="float">
            <text:p>250.6</text:p>
          </table:table-cell>
          <table:table-cell table:style-name="ce114" table:formula="of:=MAX([$crpr.$E$8] - [.$C7]; 0)*MAX(1 - [.$D7]/100;0)" office:value-type="float" office:value="334.6" calcext:value-type="float">
            <text:p>334.6</text:p>
          </table:table-cell>
          <table:table-cell table:style-name="ce114" table:formula="of:=MAX([$crpr.$E$8] * (1 + [$crpr.$C$11]) - [.$C7]; 0)*MAX(1 - [.$D7]/100;0)" office:value-type="float" office:value="418.6" calcext:value-type="float">
            <text:p>418.6</text:p>
          </table:table-cell>
          <table:table-cell table:style-name="ce115"/>
          <table:table-cell table:style-name="ce114" table:formula="of:=MAX([$ccpr.$E$6] * (1 - [$ccpr.$C$9]) - [.$C7]; 0)*MAX(1 - [.$D7]/100;0)" office:value-type="float" office:value="418.6" calcext:value-type="float">
            <text:p>418.6</text:p>
          </table:table-cell>
          <table:table-cell table:style-name="ce114" table:formula="of:=MAX([$ccpr.$E$6] - [.$C7]; 0)*MAX(1 - [.$D7]/100;0)" office:value-type="float" office:value="698.6" calcext:value-type="float">
            <text:p>698.6</text:p>
          </table:table-cell>
          <table:table-cell table:style-name="ce116" table:formula="of:=MAX([$ccpr.$E$6] * (1 + [$ccpr.$C$9]) - [.$C7]; 0)*MAX(1 - [.$D7]/100;0)" office:value-type="float" office:value="978.6" calcext:value-type="float">
            <text:p>978.6</text:p>
          </table:table-cell>
          <table:table-cell table:number-columns-repeated="1635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Damage Spread</text:p>
          </table:table-cell>
          <table:table-cell table:style-name="ce4" office:value-type="percentage" office:value="0.1" calcext:value-type="percentage">
            <text:p>10%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ustom Mult</text:p>
          </table:table-cell>
          <table:table-cell office:value-type="float" office:value="30" calcext:value-type="float">
            <text:p>30</text:p>
          </table:table-cell>
          <table:table-cell table:number-columns-repeated="16381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kitn.I3:kitn.W7">
            <calcext:color-scale>
              <calcext:color-scale-entry calcext:value="0" calcext:type="minimum" calcext:color="#5a8ac6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  <calcext:conditional-format calcext:target-range-address="kitn.Y3:kitn.AE7">
            <calcext:color-scale>
              <calcext:color-scale-entry calcext:value="0" calcext:type="minimum" calcext:color="#70ad47"/>
              <calcext:color-scale-entry calcext:value="50" calcext:type="percentile" calcext:color="#fcfcff"/>
              <calcext:color-scale-entry calcext:value="0" calcext:type="maximum" calcext:color="#7030a0"/>
            </calcext:color-scale>
          </calcext:conditional-format>
        </calcext:conditional-formats>
      </table:table>
      <table:table table:name="hors" table:style-name="ta26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6" table:default-cell-style-name="Default"/>
        <table:table-column table:style-name="co25" table:number-columns-repeated="16353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Toughness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Rough Price</text:p>
          </table:table-cell>
          <table:table-cell table:style-name="ce1"/>
          <table:table-cell table:style-name="ce8" office:value-type="string" calcext:value-type="string">
            <text:p>Effective 1S Dmg:</text:p>
          </table:table-cell>
          <table:table-cell table:style-name="ce6" office:value-type="string" calcext:value-type="string" table:number-columns-spanned="3" table:number-rows-spanned="1">
            <text:p>Lvl 7 Stray</text:p>
          </table:table-cell>
          <table:covered-table-cell table:number-columns-repeated="2" table:style-name="ce1"/>
          <table:table-cell table:style-name="ce1"/>
          <table:table-cell table:style-name="ce6" office:value-type="string" calcext:value-type="string" table:number-columns-spanned="3" table:number-rows-spanned="1">
            <text:p>Lvl 6 Piglin Soldier</text:p>
          </table:table-cell>
          <table:covered-table-cell table:number-columns-repeated="2" table:style-name="ce1"/>
          <table:table-cell table:style-name="ce1"/>
          <table:table-cell table:style-name="ce6" office:value-type="string" calcext:value-type="string" table:number-columns-spanned="3" table:number-rows-spanned="1">
            <text:p>Lvl 5 Ghast</text:p>
          </table:table-cell>
          <table:covered-table-cell table:number-columns-repeated="2" table:style-name="ce1"/>
          <table:table-cell table:style-name="ce1"/>
          <table:table-cell table:style-name="ce6" office:value-type="string" calcext:value-type="string" table:number-columns-spanned="3" table:number-rows-spanned="1">
            <text:p>Lvl 6 Piglin Sniper</text:p>
          </table:table-cell>
          <table:covered-table-cell table:number-columns-repeated="2" table:style-name="ce1"/>
          <table:table-cell table:style-name="ce1"/>
          <table:table-cell table:style-name="ce6" office:value-type="string" calcext:value-type="string" table:number-columns-spanned="3" table:number-rows-spanned="1">
            <text:p>Lvl 6 Creeper</text:p>
          </table:table-cell>
          <table:covered-table-cell table:number-columns-repeated="2" table:style-name="ce1"/>
          <table:table-cell table:style-name="ce1"/>
          <table:table-cell table:style-name="ce99" office:value-type="string" calcext:value-type="string" table:number-columns-spanned="3" table:number-rows-spanned="1">
            <text:p>Lvl 4 Charged Creeper</text:p>
          </table:table-cell>
          <table:covered-table-cell table:number-columns-repeated="2" table:style-name="ce100"/>
          <table:table-cell table:style-name="ce1" table:number-columns-repeated="16353"/>
        </table:table-row>
        <table:table-row table:style-name="ro1">
          <table:table-cell table:style-name="ce1"/>
          <table:table-cell table:style-name="ce3" table:number-columns-repeated="6"/>
          <table:table-cell table:style-name="ce9" office:value-type="string" calcext:value-type="string">
            <text:p>At: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Max</text:p>
          </table:table-cell>
          <table: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Max</text:p>
          </table:table-cell>
          <table: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Max</text:p>
          </table:table-cell>
          <table: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Max</text:p>
          </table:table-cell>
          <table: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Max</text:p>
          </table:table-cell>
          <table: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Max</text:p>
          </table:table-cell>
          <table:table-cell table:style-name="ce3" table:number-columns-repeated="163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table:style-name="ce5" table:formula="of:=([.$B3] + 3 * [.$C3]) / 10 / (1 - [.$D3] * 0.006) *POWER([.$E3]; 1.15) * [.$C$10] / 13" office:value-type="float" office:value="651.16181714192" calcext:value-type="float">
            <text:p>651.2</text:p>
          </table:table-cell>
          <table:table-cell/>
          <table:table-cell table:style-name="ce5"/>
          <table:table-cell table:style-name="ce117" table:formula="of:=MAX([$stry.$E$9] * (1 - [$stry.$C$12]) - [.$C3]; 0)*MAX(1 - [.$D3]/100;0)" office:value-type="float" office:value="132" calcext:value-type="float">
            <text:p>132.0</text:p>
          </table:table-cell>
          <table:table-cell table:style-name="ce117" table:formula="of:=MAX([$stry.$E$9] - [.$C3]; 0)*MAX(1 - [.$D3]/100;0)" office:value-type="float" office:value="148" calcext:value-type="float">
            <text:p>148.0</text:p>
          </table:table-cell>
          <table:table-cell table:style-name="ce117" table:formula="of:=MAX([$stry.$E$9] * (1 + [$stry.$C$12]) - [.$C3]; 0)*MAX(1 - [.$D3]/100;0)" office:value-type="float" office:value="164" calcext:value-type="float">
            <text:p>164.0</text:p>
          </table:table-cell>
          <table:table-cell table:style-name="ce118"/>
          <table:table-cell table:style-name="ce117" table:formula="of:=MAX([$pgsd.$E$8] * (1 - [$pgsd.$C$11]) - [.$C3]; 0)" office:value-type="float" office:value="137" calcext:value-type="float">
            <text:p>137.0</text:p>
          </table:table-cell>
          <table:table-cell table:style-name="ce117" table:formula="of:=MAX([$pgsd.$E$8] - [.$C3]; 0)" office:value-type="float" office:value="175" calcext:value-type="float">
            <text:p>175.0</text:p>
          </table:table-cell>
          <table:table-cell table:style-name="ce117" table:formula="of:=MAX([$pgsd.$E$8] * (1 + [$pgsd.$C$11]) - [.$C3]; 0)" office:value-type="float" office:value="213" calcext:value-type="float">
            <text:p>213.0</text:p>
          </table:table-cell>
          <table:table-cell table:style-name="ce118"/>
          <table:table-cell table:style-name="ce117" table:formula="of:=MAX([$ghst.$E$7] * (1 - [$ghst.$C$10]) - [.$C3]/2; 0)*MAX(1 - [.$D3]/200;0)" office:value-type="float" office:value="295.65" calcext:value-type="float">
            <text:p>295.7</text:p>
          </table:table-cell>
          <table:table-cell table:style-name="ce117" table:formula="of:=MAX([$ghst.$E$7] - [.$C3]/2; 0)*MAX(1 - [.$D3]/200;0)" office:value-type="float" office:value="371.25" calcext:value-type="float">
            <text:p>371.3</text:p>
          </table:table-cell>
          <table:table-cell table:style-name="ce117" table:formula="of:=MAX([$ghst.$E$7] * (1 + [$ghst.$C$10]) - [.$C3]/2; 0)*MAX(1 - [.$D3]/200;0)" office:value-type="float" office:value="446.85" calcext:value-type="float">
            <text:p>446.9</text:p>
          </table:table-cell>
          <table:table-cell table:style-name="ce118"/>
          <table:table-cell table:style-name="ce117" table:formula="of:=MAX([$pgsd.$E$8] * (1 - [$pgsd.$C$11]); 0)*MAX(1 - [.$D3]/100;0)" office:value-type="float" office:value="121.6" calcext:value-type="float">
            <text:p>121.6</text:p>
          </table:table-cell>
          <table:table-cell table:style-name="ce117" table:formula="of:=MAX([$pgsd.$E$8]; 0)*MAX(1 - [.$D3]/100;0)" office:value-type="float" office:value="152" calcext:value-type="float">
            <text:p>152.0</text:p>
          </table:table-cell>
          <table:table-cell table:style-name="ce117" table:formula="of:=MAX([$pgsd.$E$8] * (1 + [$pgsd.$C$11]); 0)*MAX(1 - [.$D3]/100;0)" office:value-type="float" office:value="182.4" calcext:value-type="float">
            <text:p>182.4</text:p>
          </table:table-cell>
          <table:table-cell/>
          <table:table-cell table:style-name="ce119" table:formula="of:=MAX([$crpr.$E$8] * (1 - [$crpr.$C$11]) - [.$C3]; 0)*MAX(1 - [.$D3]/100;0)" office:value-type="float" office:value="276" calcext:value-type="float">
            <text:p>276.0</text:p>
          </table:table-cell>
          <table:table-cell table:style-name="ce119" table:formula="of:=MAX([$crpr.$E$8] - [.$C3]; 0)*MAX(1 - [.$D3]/100;0)" office:value-type="float" office:value="372" calcext:value-type="float">
            <text:p>372.0</text:p>
          </table:table-cell>
          <table:table-cell table:style-name="ce119" table:formula="of:=MAX([$crpr.$E$8] * (1 + [$crpr.$C$11]) - [.$C3]; 0)*MAX(1 - [.$D3]/100;0)" office:value-type="float" office:value="468" calcext:value-type="float">
            <text:p>468.0</text:p>
          </table:table-cell>
          <table:table-cell table:style-name="ce120"/>
          <table:table-cell table:style-name="ce119" table:formula="of:=MAX([$ccpr.$E$6] * (1 - [$ccpr.$C$9]) - [.$C3]; 0)*MAX(1 - [.$D3]/100;0)" office:value-type="float" office:value="468" calcext:value-type="float">
            <text:p>468.0</text:p>
          </table:table-cell>
          <table:table-cell table:style-name="ce119" table:formula="of:=MAX([$ccpr.$E$6] - [.$C3]; 0)*MAX(1 - [.$D3]/100;0)" office:value-type="float" office:value="788" calcext:value-type="float">
            <text:p>788.0</text:p>
          </table:table-cell>
          <table:table-cell table:style-name="ce121" table:formula="of:=MAX([$ccpr.$E$6] * (1 + [$ccpr.$C$9]) - [.$C3]; 0)*MAX(1 - [.$D3]/100;0)" office:value-type="float" office:value="1108" calcext:value-type="float">
            <text:p>1108.0</text:p>
          </table:table-cell>
          <table:table-cell table:number-columns-repeated="1635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table:style-name="ce5" table:formula="of:=([.$B4] + 3 * [.$C4]) / 10 / (1 - [.$D4] * 0.006) *POWER([.$E4]; 1.15) * [.$C$10] / 13" office:value-type="float" office:value="1027.98108768453" calcext:value-type="float">
            <text:p>1028.0</text:p>
          </table:table-cell>
          <table:table-cell/>
          <table:table-cell table:style-name="ce5"/>
          <table:table-cell table:style-name="ce117" table:formula="of:=MAX([$stry.$E$9] * (1 - [$stry.$C$12]) - [.$C4]; 0)*MAX(1 - [.$D4]/100;0)" office:value-type="float" office:value="120.9" calcext:value-type="float">
            <text:p>120.9</text:p>
          </table:table-cell>
          <table:table-cell table:style-name="ce117" table:formula="of:=MAX([$stry.$E$9] - [.$C4]; 0)*MAX(1 - [.$D4]/100;0)" office:value-type="float" office:value="136.5" calcext:value-type="float">
            <text:p>136.5</text:p>
          </table:table-cell>
          <table:table-cell table:style-name="ce117" table:formula="of:=MAX([$stry.$E$9] * (1 + [$stry.$C$12]) - [.$C4]; 0)*MAX(1 - [.$D4]/100;0)" office:value-type="float" office:value="152.1" calcext:value-type="float">
            <text:p>152.1</text:p>
          </table:table-cell>
          <table:table-cell table:style-name="ce118"/>
          <table:table-cell table:style-name="ce117" table:formula="of:=MAX([$pgsd.$E$8] * (1 - [$pgsd.$C$11]) - [.$C4]; 0)" office:value-type="float" office:value="127" calcext:value-type="float">
            <text:p>127.0</text:p>
          </table:table-cell>
          <table:table-cell table:style-name="ce117" table:formula="of:=MAX([$pgsd.$E$8] - [.$C4]; 0)" office:value-type="float" office:value="165" calcext:value-type="float">
            <text:p>165.0</text:p>
          </table:table-cell>
          <table:table-cell table:style-name="ce117" table:formula="of:=MAX([$pgsd.$E$8] * (1 + [$pgsd.$C$11]) - [.$C4]; 0)" office:value-type="float" office:value="203" calcext:value-type="float">
            <text:p>203.0</text:p>
          </table:table-cell>
          <table:table-cell table:style-name="ce118"/>
          <table:table-cell table:style-name="ce117" table:formula="of:=MAX([$ghst.$E$7] * (1 - [$ghst.$C$10]) - [.$C4]/2; 0)*MAX(1 - [.$D4]/200;0)" office:value-type="float" office:value="287.915" calcext:value-type="float">
            <text:p>287.9</text:p>
          </table:table-cell>
          <table:table-cell table:style-name="ce117" table:formula="of:=MAX([$ghst.$E$7] - [.$C4]/2; 0)*MAX(1 - [.$D4]/200;0)" office:value-type="float" office:value="362.675" calcext:value-type="float">
            <text:p>362.7</text:p>
          </table:table-cell>
          <table:table-cell table:style-name="ce117" table:formula="of:=MAX([$ghst.$E$7] * (1 + [$ghst.$C$10]) - [.$C4]/2; 0)*MAX(1 - [.$D4]/200;0)" office:value-type="float" office:value="437.435" calcext:value-type="float">
            <text:p>437.4</text:p>
          </table:table-cell>
          <table:table-cell table:style-name="ce118"/>
          <table:table-cell table:style-name="ce117" table:formula="of:=MAX([$pgsd.$E$8] * (1 - [$pgsd.$C$11]); 0)*MAX(1 - [.$D4]/100;0)" office:value-type="float" office:value="118.56" calcext:value-type="float">
            <text:p>118.6</text:p>
          </table:table-cell>
          <table:table-cell table:style-name="ce117" table:formula="of:=MAX([$pgsd.$E$8]; 0)*MAX(1 - [.$D4]/100;0)" office:value-type="float" office:value="148.2" calcext:value-type="float">
            <text:p>148.2</text:p>
          </table:table-cell>
          <table:table-cell table:style-name="ce117" table:formula="of:=MAX([$pgsd.$E$8] * (1 + [$pgsd.$C$11]); 0)*MAX(1 - [.$D4]/100;0)" office:value-type="float" office:value="177.84" calcext:value-type="float">
            <text:p>177.8</text:p>
          </table:table-cell>
          <table:table-cell/>
          <table:table-cell table:style-name="ce119" table:formula="of:=MAX([$crpr.$E$8] * (1 - [$crpr.$C$11]) - [.$C4]; 0)*MAX(1 - [.$D4]/100;0)" office:value-type="float" office:value="261.3" calcext:value-type="float">
            <text:p>261.3</text:p>
          </table:table-cell>
          <table:table-cell table:style-name="ce119" table:formula="of:=MAX([$crpr.$E$8] - [.$C4]; 0)*MAX(1 - [.$D4]/100;0)" office:value-type="float" office:value="354.9" calcext:value-type="float">
            <text:p>354.9</text:p>
          </table:table-cell>
          <table:table-cell table:style-name="ce119" table:formula="of:=MAX([$crpr.$E$8] * (1 + [$crpr.$C$11]) - [.$C4]; 0)*MAX(1 - [.$D4]/100;0)" office:value-type="float" office:value="448.5" calcext:value-type="float">
            <text:p>448.5</text:p>
          </table:table-cell>
          <table:table-cell table:style-name="ce120"/>
          <table:table-cell table:style-name="ce119" table:formula="of:=MAX([$ccpr.$E$6] * (1 - [$ccpr.$C$9]) - [.$C4]; 0)*MAX(1 - [.$D4]/100;0)" office:value-type="float" office:value="448.5" calcext:value-type="float">
            <text:p>448.5</text:p>
          </table:table-cell>
          <table:table-cell table:style-name="ce119" table:formula="of:=MAX([$ccpr.$E$6] - [.$C4]; 0)*MAX(1 - [.$D4]/100;0)" office:value-type="float" office:value="760.5" calcext:value-type="float">
            <text:p>760.5</text:p>
          </table:table-cell>
          <table:table-cell table:style-name="ce121" table:formula="of:=MAX([$ccpr.$E$6] * (1 + [$ccpr.$C$9]) - [.$C4]; 0)*MAX(1 - [.$D4]/100;0)" office:value-type="float" office:value="1072.5" calcext:value-type="float">
            <text:p>1072.5</text:p>
          </table:table-cell>
          <table:table-cell table:number-columns-repeated="1635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5" calcext:value-type="float">
            <text:p>67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5" calcext:value-type="float">
            <text:p>115</text:p>
          </table:table-cell>
          <table:table-cell table:style-name="ce5" table:formula="of:=([.$B5] + 3 * [.$C5]) / 10 / (1 - [.$D5] * 0.006) *POWER([.$E5]; 1.15) * [.$C$10] / 13" office:value-type="float" office:value="1724.52423194531" calcext:value-type="float">
            <text:p>1724.5</text:p>
          </table:table-cell>
          <table:table-cell/>
          <table:table-cell table:style-name="ce5"/>
          <table:table-cell table:style-name="ce117" table:formula="of:=MAX([$stry.$E$9] * (1 - [$stry.$C$12]) - [.$C5]; 0)*MAX(1 - [.$D5]/100;0)" office:value-type="float" office:value="110.2" calcext:value-type="float">
            <text:p>110.2</text:p>
          </table:table-cell>
          <table:table-cell table:style-name="ce117" table:formula="of:=MAX([$stry.$E$9] - [.$C5]; 0)*MAX(1 - [.$D5]/100;0)" office:value-type="float" office:value="125.4" calcext:value-type="float">
            <text:p>125.4</text:p>
          </table:table-cell>
          <table:table-cell table:style-name="ce117" table:formula="of:=MAX([$stry.$E$9] * (1 + [$stry.$C$12]) - [.$C5]; 0)*MAX(1 - [.$D5]/100;0)" office:value-type="float" office:value="140.6" calcext:value-type="float">
            <text:p>140.6</text:p>
          </table:table-cell>
          <table:table-cell table:style-name="ce118"/>
          <table:table-cell table:style-name="ce117" table:formula="of:=MAX([$pgsd.$E$8] * (1 - [$pgsd.$C$11]) - [.$C5]; 0)" office:value-type="float" office:value="117" calcext:value-type="float">
            <text:p>117.0</text:p>
          </table:table-cell>
          <table:table-cell table:style-name="ce117" table:formula="of:=MAX([$pgsd.$E$8] - [.$C5]; 0)" office:value-type="float" office:value="155" calcext:value-type="float">
            <text:p>155.0</text:p>
          </table:table-cell>
          <table:table-cell table:style-name="ce117" table:formula="of:=MAX([$pgsd.$E$8] * (1 + [$pgsd.$C$11]) - [.$C5]; 0)" office:value-type="float" office:value="193" calcext:value-type="float">
            <text:p>193.0</text:p>
          </table:table-cell>
          <table:table-cell table:style-name="ce118"/>
          <table:table-cell table:style-name="ce117" table:formula="of:=MAX([$ghst.$E$7] * (1 - [$ghst.$C$10]) - [.$C5]/2; 0)*MAX(1 - [.$D5]/200;0)" office:value-type="float" office:value="280.28" calcext:value-type="float">
            <text:p>280.3</text:p>
          </table:table-cell>
          <table:table-cell table:style-name="ce117" table:formula="of:=MAX([$ghst.$E$7] - [.$C5]/2; 0)*MAX(1 - [.$D5]/200;0)" office:value-type="float" office:value="354.2" calcext:value-type="float">
            <text:p>354.2</text:p>
          </table:table-cell>
          <table:table-cell table:style-name="ce117" table:formula="of:=MAX([$ghst.$E$7] * (1 + [$ghst.$C$10]) - [.$C5]/2; 0)*MAX(1 - [.$D5]/200;0)" office:value-type="float" office:value="428.12" calcext:value-type="float">
            <text:p>428.1</text:p>
          </table:table-cell>
          <table:table-cell table:style-name="ce118"/>
          <table:table-cell table:style-name="ce117" table:formula="of:=MAX([$pgsd.$E$8] * (1 - [$pgsd.$C$11]); 0)*MAX(1 - [.$D5]/100;0)" office:value-type="float" office:value="115.52" calcext:value-type="float">
            <text:p>115.5</text:p>
          </table:table-cell>
          <table:table-cell table:style-name="ce117" table:formula="of:=MAX([$pgsd.$E$8]; 0)*MAX(1 - [.$D5]/100;0)" office:value-type="float" office:value="144.4" calcext:value-type="float">
            <text:p>144.4</text:p>
          </table:table-cell>
          <table:table-cell table:style-name="ce117" table:formula="of:=MAX([$pgsd.$E$8] * (1 + [$pgsd.$C$11]); 0)*MAX(1 - [.$D5]/100;0)" office:value-type="float" office:value="173.28" calcext:value-type="float">
            <text:p>173.3</text:p>
          </table:table-cell>
          <table:table-cell/>
          <table:table-cell table:style-name="ce119" table:formula="of:=MAX([$crpr.$E$8] * (1 - [$crpr.$C$11]) - [.$C5]; 0)*MAX(1 - [.$D5]/100;0)" office:value-type="float" office:value="247" calcext:value-type="float">
            <text:p>247.0</text:p>
          </table:table-cell>
          <table:table-cell table:style-name="ce119" table:formula="of:=MAX([$crpr.$E$8] - [.$C5]; 0)*MAX(1 - [.$D5]/100;0)" office:value-type="float" office:value="338.2" calcext:value-type="float">
            <text:p>338.2</text:p>
          </table:table-cell>
          <table:table-cell table:style-name="ce119" table:formula="of:=MAX([$crpr.$E$8] * (1 + [$crpr.$C$11]) - [.$C5]; 0)*MAX(1 - [.$D5]/100;0)" office:value-type="float" office:value="429.4" calcext:value-type="float">
            <text:p>429.4</text:p>
          </table:table-cell>
          <table:table-cell table:style-name="ce120"/>
          <table:table-cell table:style-name="ce119" table:formula="of:=MAX([$ccpr.$E$6] * (1 - [$ccpr.$C$9]) - [.$C5]; 0)*MAX(1 - [.$D5]/100;0)" office:value-type="float" office:value="429.4" calcext:value-type="float">
            <text:p>429.4</text:p>
          </table:table-cell>
          <table:table-cell table:style-name="ce119" table:formula="of:=MAX([$ccpr.$E$6] - [.$C5]; 0)*MAX(1 - [.$D5]/100;0)" office:value-type="float" office:value="733.4" calcext:value-type="float">
            <text:p>733.4</text:p>
          </table:table-cell>
          <table:table-cell table:style-name="ce121" table:formula="of:=MAX([$ccpr.$E$6] * (1 + [$ccpr.$C$9]) - [.$C5]; 0)*MAX(1 - [.$D5]/100;0)" office:value-type="float" office:value="1037.4" calcext:value-type="float">
            <text:p>1037.4</text:p>
          </table:table-cell>
          <table:table-cell table:number-columns-repeated="163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40" calcext:value-type="float">
            <text:p>140</text:p>
          </table:table-cell>
          <table:table-cell table:style-name="ce5" table:formula="of:=([.$B6] + 3 * [.$C6]) / 10 / (1 - [.$D6] * 0.006) *POWER([.$E6]; 1.15) * [.$C$10] / 13" office:value-type="float" office:value="2610.27265010097" calcext:value-type="float">
            <text:p>2610.3</text:p>
          </table:table-cell>
          <table:table-cell/>
          <table:table-cell table:style-name="ce5"/>
          <table:table-cell table:style-name="ce117" table:formula="of:=MAX([$stry.$E$9] * (1 - [$stry.$C$12]) - [.$C6]; 0)*MAX(1 - [.$D6]/100;0)" office:value-type="float" office:value="101.25" calcext:value-type="float">
            <text:p>101.3</text:p>
          </table:table-cell>
          <table:table-cell table:style-name="ce117" table:formula="of:=MAX([$stry.$E$9] - [.$C6]; 0)*MAX(1 - [.$D6]/100;0)" office:value-type="float" office:value="116.25" calcext:value-type="float">
            <text:p>116.3</text:p>
          </table:table-cell>
          <table:table-cell table:style-name="ce117" table:formula="of:=MAX([$stry.$E$9] * (1 + [$stry.$C$12]) - [.$C6]; 0)*MAX(1 - [.$D6]/100;0)" office:value-type="float" office:value="131.25" calcext:value-type="float">
            <text:p>131.3</text:p>
          </table:table-cell>
          <table:table-cell table:style-name="ce118"/>
          <table:table-cell table:style-name="ce117" table:formula="of:=MAX([$pgsd.$E$8] * (1 - [$pgsd.$C$11]) - [.$C6]; 0)" office:value-type="float" office:value="107" calcext:value-type="float">
            <text:p>107.0</text:p>
          </table:table-cell>
          <table:table-cell table:style-name="ce117" table:formula="of:=MAX([$pgsd.$E$8] - [.$C6]; 0)" office:value-type="float" office:value="145" calcext:value-type="float">
            <text:p>145.0</text:p>
          </table:table-cell>
          <table:table-cell table:style-name="ce117" table:formula="of:=MAX([$pgsd.$E$8] * (1 + [$pgsd.$C$11]) - [.$C6]; 0)" office:value-type="float" office:value="183" calcext:value-type="float">
            <text:p>183.0</text:p>
          </table:table-cell>
          <table:table-cell table:style-name="ce118"/>
          <table:table-cell table:style-name="ce117" table:formula="of:=MAX([$ghst.$E$7] * (1 - [$ghst.$C$10]) - [.$C6]/2; 0)*MAX(1 - [.$D6]/200;0)" office:value-type="float" office:value="274.3125" calcext:value-type="float">
            <text:p>274.3</text:p>
          </table:table-cell>
          <table:table-cell table:style-name="ce117" table:formula="of:=MAX([$ghst.$E$7] - [.$C6]/2; 0)*MAX(1 - [.$D6]/200;0)" office:value-type="float" office:value="347.8125" calcext:value-type="float">
            <text:p>347.8</text:p>
          </table:table-cell>
          <table:table-cell table:style-name="ce117" table:formula="of:=MAX([$ghst.$E$7] * (1 + [$ghst.$C$10]) - [.$C6]/2; 0)*MAX(1 - [.$D6]/200;0)" office:value-type="float" office:value="421.3125" calcext:value-type="float">
            <text:p>421.3</text:p>
          </table:table-cell>
          <table:table-cell table:style-name="ce118"/>
          <table:table-cell table:style-name="ce117" table:formula="of:=MAX([$pgsd.$E$8] * (1 - [$pgsd.$C$11]); 0)*MAX(1 - [.$D6]/100;0)" office:value-type="float" office:value="114" calcext:value-type="float">
            <text:p>114.0</text:p>
          </table:table-cell>
          <table:table-cell table:style-name="ce117" table:formula="of:=MAX([$pgsd.$E$8]; 0)*MAX(1 - [.$D6]/100;0)" office:value-type="float" office:value="142.5" calcext:value-type="float">
            <text:p>142.5</text:p>
          </table:table-cell>
          <table:table-cell table:style-name="ce117" table:formula="of:=MAX([$pgsd.$E$8] * (1 + [$pgsd.$C$11]); 0)*MAX(1 - [.$D6]/100;0)" office:value-type="float" office:value="171" calcext:value-type="float">
            <text:p>171.0</text:p>
          </table:table-cell>
          <table:table-cell/>
          <table:table-cell table:style-name="ce119" table:formula="of:=MAX([$crpr.$E$8] * (1 - [$crpr.$C$11]) - [.$C6]; 0)*MAX(1 - [.$D6]/100;0)" office:value-type="float" office:value="236.25" calcext:value-type="float">
            <text:p>236.3</text:p>
          </table:table-cell>
          <table:table-cell table:style-name="ce119" table:formula="of:=MAX([$crpr.$E$8] - [.$C6]; 0)*MAX(1 - [.$D6]/100;0)" office:value-type="float" office:value="326.25" calcext:value-type="float">
            <text:p>326.3</text:p>
          </table:table-cell>
          <table:table-cell table:style-name="ce119" table:formula="of:=MAX([$crpr.$E$8] * (1 + [$crpr.$C$11]) - [.$C6]; 0)*MAX(1 - [.$D6]/100;0)" office:value-type="float" office:value="416.25" calcext:value-type="float">
            <text:p>416.3</text:p>
          </table:table-cell>
          <table:table-cell table:style-name="ce120"/>
          <table:table-cell table:style-name="ce119" table:formula="of:=MAX([$ccpr.$E$6] * (1 - [$ccpr.$C$9]) - [.$C6]; 0)*MAX(1 - [.$D6]/100;0)" office:value-type="float" office:value="416.25" calcext:value-type="float">
            <text:p>416.3</text:p>
          </table:table-cell>
          <table:table-cell table:style-name="ce119" table:formula="of:=MAX([$ccpr.$E$6] - [.$C6]; 0)*MAX(1 - [.$D6]/100;0)" office:value-type="float" office:value="716.25" calcext:value-type="float">
            <text:p>716.3</text:p>
          </table:table-cell>
          <table:table-cell table:style-name="ce121" table:formula="of:=MAX([$ccpr.$E$6] * (1 + [$ccpr.$C$9]) - [.$C6]; 0)*MAX(1 - [.$D6]/100;0)" office:value-type="float" office:value="1016.25" calcext:value-type="float">
            <text:p>1016.3</text:p>
          </table:table-cell>
          <table:table-cell table:number-columns-repeated="1635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Damage Spread</text:p>
          </table:table-cell>
          <table:table-cell table:style-name="ce4" office:value-type="percentage" office:value="0.1" calcext:value-type="percentage">
            <text:p>10%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ustom Mult</text:p>
          </table:table-cell>
          <table:table-cell office:value-type="float" office:value="1.05" calcext:value-type="float">
            <text:p>1.05</text:p>
          </table:table-cell>
          <table:table-cell table:number-columns-repeated="16381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hors.I3:hors.W6">
            <calcext:color-scale>
              <calcext:color-scale-entry calcext:value="0" calcext:type="minimum" calcext:color="#5a8ac6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  <calcext:conditional-format calcext:target-range-address="hors.Y3:hors.AE6">
            <calcext:color-scale>
              <calcext:color-scale-entry calcext:value="0" calcext:type="minimum" calcext:color="#70ad47"/>
              <calcext:color-scale-entry calcext:value="50" calcext:type="percentile" calcext:color="#fcfcff"/>
              <calcext:color-scale-entry calcext:value="0" calcext:type="maximum" calcext:color="#7030a0"/>
            </calcext:color-scale>
          </calcext:conditional-format>
        </calcext:conditional-formats>
      </table:table>
      <table:table table:name="Sword" table:style-name="ta27">
        <table:table-column table:style-name="co16" table:default-cell-style-name="ce9"/>
        <table:table-column table:style-name="co31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5" table:number-columns-repeated="16376" table:default-cell-style-name="Default"/>
        <table:table-row table:style-name="ro1">
          <table:table-cell table:style-name="ce1" office:value-type="string" calcext:value-type="string">
            <text:p>Tier</text:p>
          </table:table-cell>
          <table:table-cell table:style-name="ce1" office:value-type="string" calcext:value-type="string">
            <text:p>Main Low</text:p>
          </table:table-cell>
          <table:table-cell table:style-name="ce1" office:value-type="string" calcext:value-type="string">
            <text:p>Main High</text:p>
          </table:table-cell>
          <table:table-cell table:style-name="ce1" office:value-type="string" calcext:value-type="string">
            <text:p>Norm Avg</text:p>
          </table:table-cell>
          <table:table-cell table:style-name="ce1" office:value-type="string" calcext:value-type="string">
            <text:p>Crit Avg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Rough Price</text:p>
          </table:table-cell>
          <table:table-cell table:style-name="ce1" office:value-type="string" calcext:value-type="string">
            <text:p>Norm Spread</text:p>
          </table:table-cell>
          <table:table-cell table:style-name="ce1"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AVERAGE([.B2]; [.C2])" office:value-type="float" office:value="32" calcext:value-type="float">
            <text:p>32</text:p>
          </table:table-cell>
          <table:table-cell table:formula="of:=IF([.B2]=[.C2];[.B2]*1.5;([.B2]*1.5+[.C2]*1.25)/2)" office:value-type="float" office:value="48" calcext:value-type="float">
            <text:p>48</text:p>
          </table:table-cell>
          <table:table-cell office:value-type="float" office:value="1.5" calcext:value-type="float">
            <text:p>1.5</text:p>
          </table:table-cell>
          <table:table-cell table:style-name="ce5" office:value-type="float" office:value="0" calcext:value-type="float">
            <text:p>0.0</text:p>
          </table:table-cell>
          <table:table-cell table:style-name="ce122" table:formula="of:=([.$C2]-[.$B2])/[.$D2]" office:value-type="percentage" office:value="0" calcext:value-type="percentage">
            <text:p>0%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table:formula="of:=AVERAGE([.B3]; [.C3])" office:value-type="float" office:value="46.5" calcext:value-type="float">
            <text:p>46.5</text:p>
          </table:table-cell>
          <table:table-cell table:formula="of:=IF([.B3]=[.C3];[.B3]*1.5;([.B3]*1.5+[.C3]*1.25)/2)" office:value-type="float" office:value="63.25" calcext:value-type="float">
            <text:p>63.25</text:p>
          </table:table-cell>
          <table:table-cell office:value-type="float" office:value="1.5" calcext:value-type="float">
            <text:p>1.5</text:p>
          </table:table-cell>
          <table:table-cell table:style-name="ce5" table:formula="of:=[.$E3]^2/15+[.$E3]*5-290" office:value-type="float" office:value="292.954166666667" calcext:value-type="float">
            <text:p>293.0</text:p>
          </table:table-cell>
          <table:table-cell table:style-name="ce122" table:formula="of:=([.$C3]-[.$B3])/[.$D3]" office:value-type="percentage" office:value="0.236559139784946" calcext:value-type="percentage">
            <text:p>24%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table:formula="of:=AVERAGE([.B4]; [.C4])" office:value-type="float" office:value="59.5" calcext:value-type="float">
            <text:p>59.5</text:p>
          </table:table-cell>
          <table:table-cell table:formula="of:=IF([.B4]=[.C4];[.B4]*1.5;([.B4]*1.5+[.C4]*1.25)/2)" office:value-type="float" office:value="80.625" calcext:value-type="float">
            <text:p>80.625</text:p>
          </table:table-cell>
          <table:table-cell office:value-type="float" office:value="1.5" calcext:value-type="float">
            <text:p>1.5</text:p>
          </table:table-cell>
          <table:table-cell table:style-name="ce5" table:formula="of:=[.$E4]^2/15+[.$E4]*5-290" office:value-type="float" office:value="546.484375" calcext:value-type="float">
            <text:p>546.5</text:p>
          </table:table-cell>
          <table:table-cell table:style-name="ce122" table:formula="of:=([.$C4]-[.$B4])/[.$D4]" office:value-type="percentage" office:value="0.319327731092437" calcext:value-type="percentage">
            <text:p>32%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table:formula="of:=AVERAGE([.B5]; [.C5])" office:value-type="float" office:value="74.5" calcext:value-type="float">
            <text:p>74.5</text:p>
          </table:table-cell>
          <table:table-cell table:formula="of:=IF([.B5]=[.C5];[.B5]*1.5;([.B5]*1.5+[.C5]*1.25)/2)" office:value-type="float" office:value="100.5" calcext:value-type="float">
            <text:p>100.5</text:p>
          </table:table-cell>
          <table:table-cell office:value-type="float" office:value="1.5" calcext:value-type="float">
            <text:p>1.5</text:p>
          </table:table-cell>
          <table:table-cell table:style-name="ce5" table:formula="of:=[.$E5]^2/15+[.$E5]*5-290" office:value-type="float" office:value="885.85" calcext:value-type="float">
            <text:p>885.9</text:p>
          </table:table-cell>
          <table:table-cell table:style-name="ce122" table:formula="of:=([.$C5]-[.$B5])/[.$D5]" office:value-type="percentage" office:value="0.416107382550336" calcext:value-type="percentage">
            <text:p>42%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106" calcext:value-type="float">
            <text:p>106</text:p>
          </table:table-cell>
          <table:table-cell table:formula="of:=AVERAGE([.B6]; [.C6])" office:value-type="float" office:value="91.5" calcext:value-type="float">
            <text:p>91.5</text:p>
          </table:table-cell>
          <table:table-cell table:formula="of:=IF([.B6]=[.C6];[.B6]*1.5;([.B6]*1.5+[.C6]*1.25)/2)" office:value-type="float" office:value="124" calcext:value-type="float">
            <text:p>124</text:p>
          </table:table-cell>
          <table:table-cell office:value-type="float" office:value="1.5" calcext:value-type="float">
            <text:p>1.5</text:p>
          </table:table-cell>
          <table:table-cell table:style-name="ce5" table:formula="of:=[.$E6]^2/15+[.$E6]*5-290" office:value-type="float" office:value="1355.06666666667" calcext:value-type="float">
            <text:p>1355.1</text:p>
          </table:table-cell>
          <table:table-cell table:style-name="ce122" table:formula="of:=([.$C6]-[.$B6])/[.$D6]" office:value-type="percentage" office:value="0.316939890710383" calcext:value-type="percentage">
            <text:p>32%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table:formula="of:=AVERAGE([.B7]; [.C7])" office:value-type="float" office:value="109.5" calcext:value-type="float">
            <text:p>109.5</text:p>
          </table:table-cell>
          <table:table-cell table:formula="of:=IF([.B7]=[.C7];[.B7]*1.5;([.B7]*1.5+[.C7]*1.25)/2)" office:value-type="float" office:value="149.125" calcext:value-type="float">
            <text:p>149.125</text:p>
          </table:table-cell>
          <table:table-cell office:value-type="float" office:value="1.5" calcext:value-type="float">
            <text:p>1.5</text:p>
          </table:table-cell>
          <table:table-cell table:style-name="ce5" table:formula="of:=[.$E7]^2/15+[.$E7]*5-290" office:value-type="float" office:value="1938.17604166667" calcext:value-type="float">
            <text:p>1938.2</text:p>
          </table:table-cell>
          <table:table-cell table:style-name="ce122" table:formula="of:=([.$C7]-[.$B7])/[.$D7]" office:value-type="percentage" office:value="0.210045662100457" calcext:value-type="percentage">
            <text:p>21%</text:p>
          </table:table-cell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table:formula="of:=AVERAGE([.B8]; [.C8])" office:value-type="float" office:value="129" calcext:value-type="float">
            <text:p>129</text:p>
          </table:table-cell>
          <table:table-cell table:formula="of:=IF([.B8]=[.C8];[.B8]*1.5;([.B8]*1.5+[.C8]*1.25)/2)" office:value-type="float" office:value="176.25" calcext:value-type="float">
            <text:p>176.25</text:p>
          </table:table-cell>
          <table:table-cell office:value-type="float" office:value="1.5" calcext:value-type="float">
            <text:p>1.5</text:p>
          </table:table-cell>
          <table:table-cell table:style-name="ce5" table:formula="of:=[.$E8]^2/15+[.$E8]*5-290" office:value-type="float" office:value="2662.1875" calcext:value-type="float">
            <text:p>2662.2</text:p>
          </table:table-cell>
          <table:table-cell table:style-name="ce122" table:formula="of:=([.$C8]-[.$B8])/[.$D8]" office:value-type="percentage" office:value="0.13953488372093" calcext:value-type="percentage">
            <text:p>14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oldier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AVERAGE([.B9]; [.C9])" office:value-type="float" office:value="38" calcext:value-type="float">
            <text:p>38</text:p>
          </table:table-cell>
          <table:table-cell table:formula="of:=IF([.B9]=[.C9];[.B9]*1.5;([.B9]*1.5+[.C9]*1.25)/2)" office:value-type="float" office:value="57" calcext:value-type="float">
            <text:p>57</text:p>
          </table:table-cell>
          <table:table-cell office:value-type="float" office:value="1.5" calcext:value-type="float">
            <text:p>1.5</text:p>
          </table:table-cell>
          <table:table-cell table:style-name="ce5" office:value-type="float" office:value="0" calcext:value-type="float">
            <text:p>0.0</text:p>
          </table:table-cell>
          <table:table-cell table:style-name="ce122" table:formula="of:=([.$C9]-[.$B9])/[.$D9]" office:value-type="percentage" office:value="0" calcext:value-type="percentage">
            <text:p>0%</text:p>
          </table:table-cell>
          <table:table-cell table:number-columns-repeated="16376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xe" table:style-name="ta28">
        <table:table-column table:style-name="co36" table:default-cell-style-name="ce9"/>
        <table:table-column table:style-name="co31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25" table:number-columns-repeated="16376" table:default-cell-style-name="Default"/>
        <table:table-row table:style-name="ro1">
          <table:table-cell table:style-name="ce1" office:value-type="string" calcext:value-type="string">
            <text:p>Tier</text:p>
          </table:table-cell>
          <table:table-cell table:style-name="ce1" office:value-type="string" calcext:value-type="string">
            <text:p>Main Low</text:p>
          </table:table-cell>
          <table:table-cell table:style-name="ce1" office:value-type="string" calcext:value-type="string">
            <text:p>Main High</text:p>
          </table:table-cell>
          <table:table-cell table:style-name="ce1" office:value-type="string" calcext:value-type="string">
            <text:p>Norm Avg</text:p>
          </table:table-cell>
          <table:table-cell table:style-name="ce1" office:value-type="string" calcext:value-type="string">
            <text:p>Crit Avg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Rough Price</text:p>
          </table:table-cell>
          <table:table-cell table:style-name="ce1" office:value-type="string" calcext:value-type="string">
            <text:p>Norm Spread</text:p>
          </table:table-cell>
          <table:table-cell table:style-name="ce1"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15" calcext:value-type="float">
            <text:p>115</text:p>
          </table:table-cell>
          <table:table-cell table:formula="of:=AVERAGE([.B2]; [.C2])" office:value-type="float" office:value="88.5" calcext:value-type="float">
            <text:p>88.5</text:p>
          </table:table-cell>
          <table:table-cell table:formula="of:=IF([.B2]=[.C2];[.B2]*1.5;([.B2]*1.25+[.C2]*1.5)/2)" office:value-type="float" office:value="125" calcext:value-type="float">
            <text:p>125</text:p>
          </table:table-cell>
          <table:table-cell office:value-type="float" office:value="0.8" calcext:value-type="float">
            <text:p>0.8</text:p>
          </table:table-cell>
          <table:table-cell table:style-name="ce5" table:formula="of:=[.$E2]^2/45+[.$E2]*1.4-225" office:value-type="float" office:value="297.222222222222" calcext:value-type="float">
            <text:p>297.2</text:p>
          </table:table-cell>
          <table:table-cell table:style-name="ce122" table:formula="of:=([.$C2]-[.$B2])/[.$D2]" office:value-type="percentage" office:value="0.598870056497175" calcext:value-type="percentage">
            <text:p>60%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45" calcext:value-type="float">
            <text:p>145</text:p>
          </table:table-cell>
          <table:table-cell table:formula="of:=AVERAGE([.B3]; [.C3])" office:value-type="float" office:value="113.5" calcext:value-type="float">
            <text:p>113.5</text:p>
          </table:table-cell>
          <table:table-cell table:formula="of:=IF([.B3]=[.C3];[.B3]*1.5;([.B3]*1.25+[.C3]*1.5)/2)" office:value-type="float" office:value="160" calcext:value-type="float">
            <text:p>160</text:p>
          </table:table-cell>
          <table:table-cell office:value-type="float" office:value="0.8" calcext:value-type="float">
            <text:p>0.8</text:p>
          </table:table-cell>
          <table:table-cell table:style-name="ce5" table:formula="of:=[.$E3]^2/45+[.$E3]*1.4-225" office:value-type="float" office:value="567.888888888889" calcext:value-type="float">
            <text:p>567.9</text:p>
          </table:table-cell>
          <table:table-cell table:style-name="ce122" table:formula="of:=([.$C3]-[.$B3])/[.$D3]" office:value-type="percentage" office:value="0.555066079295154" calcext:value-type="percentage">
            <text:p>56%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178" calcext:value-type="float">
            <text:p>178</text:p>
          </table:table-cell>
          <table:table-cell table:formula="of:=AVERAGE([.B4]; [.C4])" office:value-type="float" office:value="142" calcext:value-type="float">
            <text:p>142</text:p>
          </table:table-cell>
          <table:table-cell table:formula="of:=IF([.B4]=[.C4];[.B4]*1.5;([.B4]*1.25+[.C4]*1.5)/2)" office:value-type="float" office:value="199.75" calcext:value-type="float">
            <text:p>199.75</text:p>
          </table:table-cell>
          <table:table-cell office:value-type="float" office:value="0.8" calcext:value-type="float">
            <text:p>0.8</text:p>
          </table:table-cell>
          <table:table-cell table:style-name="ce5" table:formula="of:=[.$E4]^2/45+[.$E4]*1.4-225" office:value-type="float" office:value="941.318055555556" calcext:value-type="float">
            <text:p>941.3</text:p>
          </table:table-cell>
          <table:table-cell table:style-name="ce122" table:formula="of:=([.$C4]-[.$B4])/[.$D4]" office:value-type="percentage" office:value="0.507042253521127" calcext:value-type="percentage">
            <text:p>51%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216" calcext:value-type="float">
            <text:p>216</text:p>
          </table:table-cell>
          <table:table-cell table:formula="of:=AVERAGE([.B5]; [.C5])" office:value-type="float" office:value="175" calcext:value-type="float">
            <text:p>175</text:p>
          </table:table-cell>
          <table:table-cell table:formula="of:=IF([.B5]=[.C5];[.B5]*1.5;([.B5]*1.25+[.C5]*1.5)/2)" office:value-type="float" office:value="245.75" calcext:value-type="float">
            <text:p>245.75</text:p>
          </table:table-cell>
          <table:table-cell office:value-type="float" office:value="0.8" calcext:value-type="float">
            <text:p>0.8</text:p>
          </table:table-cell>
          <table:table-cell table:style-name="ce5" table:formula="of:=[.$E5]^2/45+[.$E5]*1.4-225" office:value-type="float" office:value="1461.11805555556" calcext:value-type="float">
            <text:p>1461.1</text:p>
          </table:table-cell>
          <table:table-cell table:style-name="ce122" table:formula="of:=([.$C5]-[.$B5])/[.$D5]" office:value-type="percentage" office:value="0.468571428571429" calcext:value-type="percentage">
            <text:p>47%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office:value-type="float" office:value="257" calcext:value-type="float">
            <text:p>257</text:p>
          </table:table-cell>
          <table:table-cell table:formula="of:=AVERAGE([.B6]; [.C6])" office:value-type="float" office:value="210.5" calcext:value-type="float">
            <text:p>210.5</text:p>
          </table:table-cell>
          <table:table-cell table:formula="of:=IF([.B6]=[.C6];[.B6]*1.5;([.B6]*1.25+[.C6]*1.5)/2)" office:value-type="float" office:value="295.25" calcext:value-type="float">
            <text:p>295.25</text:p>
          </table:table-cell>
          <table:table-cell office:value-type="float" office:value="0.8" calcext:value-type="float">
            <text:p>0.8</text:p>
          </table:table-cell>
          <table:table-cell table:style-name="ce5" table:formula="of:=[.$E6]^2/45+[.$E6]*1.4-225" office:value-type="float" office:value="2125.51805555556" calcext:value-type="float">
            <text:p>2125.5</text:p>
          </table:table-cell>
          <table:table-cell table:style-name="ce122" table:formula="of:=([.$C6]-[.$B6])/[.$D6]" office:value-type="percentage" office:value="0.441805225653207" calcext:value-type="percentage">
            <text:p>44%</text:p>
          </table:table-cell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formula="of:=AVERAGE([.B7]; [.C7])" office:value-type="float" office:value="250" calcext:value-type="float">
            <text:p>250</text:p>
          </table:table-cell>
          <table:table-cell table:formula="of:=IF([.B7]=[.C7];[.B7]*1.5;([.B7]*1.25+[.C7]*1.5)/2)" office:value-type="float" office:value="350" calcext:value-type="float">
            <text:p>350</text:p>
          </table:table-cell>
          <table:table-cell office:value-type="float" office:value="0.8" calcext:value-type="float">
            <text:p>0.8</text:p>
          </table:table-cell>
          <table:table-cell table:style-name="ce5" table:formula="of:=[.$E7]^2/45+[.$E7]*1.4-225" office:value-type="float" office:value="2987.22222222222" calcext:value-type="float">
            <text:p>2987.2</text:p>
          </table:table-cell>
          <table:table-cell table:style-name="ce122" table:formula="of:=([.$C7]-[.$B7])/[.$D7]" office:value-type="percentage" office:value="0.4" calcext:value-type="percentage">
            <text:p>40%</text:p>
          </table:table-cell>
          <table:table-cell table:number-columns-repeated="16376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cythe" table:style-name="ta29">
        <table:table-column table:style-name="co38" table:default-cell-style-name="ce9"/>
        <table:table-column table:style-name="co31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25" table:number-columns-repeated="16376" table:default-cell-style-name="Default"/>
        <table:table-row table:style-name="ro1">
          <table:table-cell table:style-name="ce1" office:value-type="string" calcext:value-type="string">
            <text:p>Tier</text:p>
          </table:table-cell>
          <table:table-cell table:style-name="ce1" office:value-type="string" calcext:value-type="string">
            <text:p>Main Low</text:p>
          </table:table-cell>
          <table:table-cell table:style-name="ce1" office:value-type="string" calcext:value-type="string">
            <text:p>Main High</text:p>
          </table:table-cell>
          <table:table-cell table:style-name="ce1" office:value-type="string" calcext:value-type="string">
            <text:p>Norm Avg</text:p>
          </table:table-cell>
          <table:table-cell table:style-name="ce1" office:value-type="string" calcext:value-type="string">
            <text:p>Crit Avg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Rough Price</text:p>
          </table:table-cell>
          <table:table-cell table:style-name="ce1" office:value-type="string" calcext:value-type="string">
            <text:p>Norm Spread</text:p>
          </table:table-cell>
          <table:table-cell table:style-name="ce1"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.B2]; [.C2])" office:value-type="float" office:value="23" calcext:value-type="float">
            <text:p>23</text:p>
          </table:table-cell>
          <table:table-cell table:formula="of:=[.D2]*1.4" office:value-type="float" office:value="32.2" calcext:value-type="float">
            <text:p>32.2</text:p>
          </table:table-cell>
          <table:table-cell office:value-type="float" office:value="4" calcext:value-type="float">
            <text:p>4</text:p>
          </table:table-cell>
          <table:table-cell table:style-name="ce5" table:formula="of:=[.$D2]^2/3.5+[.$D2]*25-430" office:value-type="float" office:value="296.142857142857" calcext:value-type="float">
            <text:p>296.1</text:p>
          </table:table-cell>
          <table:table-cell table:style-name="ce122" table:formula="of:=([.$C2]-[.$B2])/[.$D2]" office:value-type="percentage" office:value="0.0869565217391304" calcext:value-type="percentage">
            <text:p>9%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formula="of:=AVERAGE([.B3]; [.C3])" office:value-type="float" office:value="30.5" calcext:value-type="float">
            <text:p>30.5</text:p>
          </table:table-cell>
          <table:table-cell table:formula="of:=[.D3]*1.4" office:value-type="float" office:value="42.7" calcext:value-type="float">
            <text:p>42.7</text:p>
          </table:table-cell>
          <table:table-cell office:value-type="float" office:value="4" calcext:value-type="float">
            <text:p>4</text:p>
          </table:table-cell>
          <table:table-cell table:style-name="ce5" table:formula="of:=[.$D3]^2/3.5+[.$D3]*25-430" office:value-type="float" office:value="598.285714285714" calcext:value-type="float">
            <text:p>598.3</text:p>
          </table:table-cell>
          <table:table-cell table:style-name="ce122" table:formula="of:=([.$C3]-[.$B3])/[.$D3]" office:value-type="percentage" office:value="0.0983606557377049" calcext:value-type="percentage">
            <text:p>10%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formula="of:=AVERAGE([.B4]; [.C4])" office:value-type="float" office:value="39" calcext:value-type="float">
            <text:p>39</text:p>
          </table:table-cell>
          <table:table-cell table:formula="of:=[.D4]*1.4" office:value-type="float" office:value="54.6" calcext:value-type="float">
            <text:p>54.6</text:p>
          </table:table-cell>
          <table:table-cell office:value-type="float" office:value="4" calcext:value-type="float">
            <text:p>4</text:p>
          </table:table-cell>
          <table:table-cell table:style-name="ce5" table:formula="of:=[.$D4]^2/3.5+[.$D4]*25-430" office:value-type="float" office:value="979.571428571428" calcext:value-type="float">
            <text:p>979.6</text:p>
          </table:table-cell>
          <table:table-cell table:style-name="ce122" table:formula="of:=([.$C4]-[.$B4])/[.$D4]" office:value-type="percentage" office:value="0.153846153846154" calcext:value-type="percentage">
            <text:p>15%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formula="of:=AVERAGE([.B5]; [.C5])" office:value-type="float" office:value="49" calcext:value-type="float">
            <text:p>49</text:p>
          </table:table-cell>
          <table:table-cell table:formula="of:=[.D5]*1.4" office:value-type="float" office:value="68.6" calcext:value-type="float">
            <text:p>68.6</text:p>
          </table:table-cell>
          <table:table-cell office:value-type="float" office:value="4" calcext:value-type="float">
            <text:p>4</text:p>
          </table:table-cell>
          <table:table-cell table:style-name="ce5" table:formula="of:=[.$D5]^2/3.5+[.$D5]*25-430" office:value-type="float" office:value="1481" calcext:value-type="float">
            <text:p>1481.0</text:p>
          </table:table-cell>
          <table:table-cell table:style-name="ce122" table:formula="of:=([.$C5]-[.$B5])/[.$D5]" office:value-type="percentage" office:value="0.163265306122449" calcext:value-type="percentage">
            <text:p>16%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formula="of:=AVERAGE([.B6]; [.C6])" office:value-type="float" office:value="60" calcext:value-type="float">
            <text:p>60</text:p>
          </table:table-cell>
          <table:table-cell table:formula="of:=[.D6]*1.4"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style-name="ce5" table:formula="of:=[.$D6]^2/3.5+[.$D6]*25-430" office:value-type="float" office:value="2098.57142857143" calcext:value-type="float">
            <text:p>2098.6</text:p>
          </table:table-cell>
          <table:table-cell table:style-name="ce122" table:formula="of:=([.$C6]-[.$B6])/[.$D6]" office:value-type="percentage" office:value="0.166666666666667" calcext:value-type="percentage">
            <text:p>17%</text:p>
          </table:table-cell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table:formula="of:=AVERAGE([.B7]; [.C7])" office:value-type="float" office:value="72" calcext:value-type="float">
            <text:p>72</text:p>
          </table:table-cell>
          <table:table-cell table:formula="of:=[.D7]*1.4" office:value-type="float" office:value="100.8" calcext:value-type="float">
            <text:p>100.8</text:p>
          </table:table-cell>
          <table:table-cell office:value-type="float" office:value="4" calcext:value-type="float">
            <text:p>4</text:p>
          </table:table-cell>
          <table:table-cell table:style-name="ce5" table:formula="of:=[.$D7]^2/3.5+[.$D7]*25-430" office:value-type="float" office:value="2851.14285714286" calcext:value-type="float">
            <text:p>2851.1</text:p>
          </table:table-cell>
          <table:table-cell table:style-name="ce122" table:formula="of:=([.$C7]-[.$B7])/[.$D7]" office:value-type="percentage" office:value="0.166666666666667" calcext:value-type="percentage">
            <text:p>17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aper I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AVERAGE([.B8]; [.C8])" office:value-type="float" office:value="19" calcext:value-type="float">
            <text:p>19</text:p>
          </table:table-cell>
          <table:table-cell table:formula="of:=[.D8]*1.4" office:value-type="float" office:value="26.6" calcext:value-type="float">
            <text:p>26.6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0" calcext:value-type="float">
            <text:p>0.0</text:p>
          </table:table-cell>
          <table:table-cell table:style-name="ce122" table:formula="of:=([.$C8]-[.$B8])/[.$D8]" office:value-type="percentage" office:value="0" calcext:value-type="percentage">
            <text:p>0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aper II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AVERAGE([.B9]; [.C9])" office:value-type="float" office:value="22" calcext:value-type="float">
            <text:p>22</text:p>
          </table:table-cell>
          <table:table-cell table:formula="of:=[.D9]*1.4" office:value-type="float" office:value="30.8" calcext:value-type="float">
            <text:p>30.8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0" calcext:value-type="float">
            <text:p>0.0</text:p>
          </table:table-cell>
          <table:table-cell table:style-name="ce122" table:formula="of:=([.$C9]-[.$B9])/[.$D9]" office:value-type="percentage" office:value="0" calcext:value-type="percentage">
            <text:p>0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aper III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AVERAGE([.B10]; [.C10])" office:value-type="float" office:value="25" calcext:value-type="float">
            <text:p>25</text:p>
          </table:table-cell>
          <table:table-cell table:formula="of:=[.D10]*1.4"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0" calcext:value-type="float">
            <text:p>0.0</text:p>
          </table:table-cell>
          <table:table-cell table:style-name="ce122" table:formula="of:=([.$C10]-[.$B10])/[.$D10]" office:value-type="percentage" office:value="0" calcext:value-type="percentage">
            <text:p>0%</text:p>
          </table:table-cell>
          <table:table-cell table:number-columns-repeated="16376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taff" table:style-name="ta30">
        <table:table-column table:style-name="co36" table:default-cell-style-name="ce9"/>
        <table:table-column table:style-name="co31" table:default-cell-style-name="Default"/>
        <table:table-column table:style-name="co3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41" table:default-cell-style-name="Default"/>
        <table:table-column table:style-name="co25" table:number-columns-repeated="16376" table:default-cell-style-name="Default"/>
        <table:table-row table:style-name="ro1">
          <table:table-cell table:style-name="ce1" office:value-type="string" calcext:value-type="string">
            <text:p>Tier</text:p>
          </table:table-cell>
          <table:table-cell table:style-name="ce1" office:value-type="string" calcext:value-type="string">
            <text:p>Main Low</text:p>
          </table:table-cell>
          <table:table-cell table:style-name="ce1" office:value-type="string" calcext:value-type="string">
            <text:p>Main High</text:p>
          </table:table-cell>
          <table:table-cell table:style-name="ce1" office:value-type="string" calcext:value-type="string">
            <text:p>Raw Avg</text:p>
          </table:table-cell>
          <table:table-cell table:style-name="ce1" office:value-type="string" calcext:value-type="string">
            <text:p>Avg @ x=4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Rough Price</text:p>
          </table:table-cell>
          <table:table-cell table:style-name="ce1" office:value-type="string" calcext:value-type="string">
            <text:p>Spread</text:p>
          </table:table-cell>
          <table:table-cell table:style-name="ce1"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221" calcext:value-type="float">
            <text:p>221</text:p>
          </table:table-cell>
          <table:table-cell table:formula="of:=AVERAGE([.B2]; [.C2])" office:value-type="float" office:value="184" calcext:value-type="float">
            <text:p>184</text:p>
          </table:table-cell>
          <table:table-cell table:style-name="ce123" table:formula="of:=[.D2]/5" office:value-type="float" office:value="36.8" calcext:value-type="float">
            <text:p>36.80</text:p>
          </table:table-cell>
          <table:table-cell office:value-type="float" office:value="2" calcext:value-type="float">
            <text:p>2</text:p>
          </table:table-cell>
          <table:table-cell table:style-name="ce5" table:formula="of:=[.$E2]^2/7.5+[.$E2]*15-400" office:value-type="float" office:value="332.565333333333" calcext:value-type="float">
            <text:p>332.6</text:p>
          </table:table-cell>
          <table:table-cell table:style-name="ce122" table:formula="of:=([.C2]-[.B2])/[.D2]" office:value-type="percentage" office:value="0.402173913043478" calcext:value-type="percentage">
            <text:p>40%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table:formula="of:=AVERAGE([.B3]; [.C3])" office:value-type="float" office:value="250" calcext:value-type="float">
            <text:p>250</text:p>
          </table:table-cell>
          <table:table-cell table:style-name="ce123" table:formula="of:=[.D3]/5" office:value-type="float" office:value="50" calcext:value-type="float">
            <text:p>50.00</text:p>
          </table:table-cell>
          <table:table-cell office:value-type="float" office:value="2" calcext:value-type="float">
            <text:p>2</text:p>
          </table:table-cell>
          <table:table-cell table:style-name="ce5" table:formula="of:=[.$E3]^2/7.5+[.$E3]*15-400" office:value-type="float" office:value="683.333333333333" calcext:value-type="float">
            <text:p>683.3</text:p>
          </table:table-cell>
          <table:table-cell table:style-name="ce122" table:formula="of:=([.C3]-[.B3])/[.D3]" office:value-type="percentage" office:value="0.464" calcext:value-type="percentage">
            <text:p>46%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7" calcext:value-type="float">
            <text:p>237</text:p>
          </table:table-cell>
          <table:table-cell office:value-type="float" office:value="403" calcext:value-type="float">
            <text:p>403</text:p>
          </table:table-cell>
          <table:table-cell table:formula="of:=AVERAGE([.B4]; [.C4])" office:value-type="float" office:value="320" calcext:value-type="float">
            <text:p>320</text:p>
          </table:table-cell>
          <table:table-cell table:style-name="ce123" table:formula="of:=[.D4]/5" office:value-type="float" office:value="64" calcext:value-type="float">
            <text:p>64.00</text:p>
          </table:table-cell>
          <table:table-cell office:value-type="float" office:value="2" calcext:value-type="float">
            <text:p>2</text:p>
          </table:table-cell>
          <table:table-cell table:style-name="ce5" table:formula="of:=[.$E4]^2/7.5+[.$E4]*15-400" office:value-type="float" office:value="1106.13333333333" calcext:value-type="float">
            <text:p>1106.1</text:p>
          </table:table-cell>
          <table:table-cell table:style-name="ce122" table:formula="of:=([.C4]-[.B4])/[.D4]" office:value-type="percentage" office:value="0.51875" calcext:value-type="percentage">
            <text:p>52%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6" calcext:value-type="float">
            <text:p>286</text:p>
          </table:table-cell>
          <table:table-cell office:value-type="float" office:value="518" calcext:value-type="float">
            <text:p>518</text:p>
          </table:table-cell>
          <table:table-cell table:formula="of:=AVERAGE([.B5]; [.C5])" office:value-type="float" office:value="402" calcext:value-type="float">
            <text:p>402</text:p>
          </table:table-cell>
          <table:table-cell table:style-name="ce123" table:formula="of:=[.D5]/5" office:value-type="float" office:value="80.4" calcext:value-type="float">
            <text:p>80.40</text:p>
          </table:table-cell>
          <table:table-cell office:value-type="float" office:value="2" calcext:value-type="float">
            <text:p>2</text:p>
          </table:table-cell>
          <table:table-cell table:style-name="ce5" table:formula="of:=[.$E5]^2/7.5+[.$E5]*15-400" office:value-type="float" office:value="1667.888" calcext:value-type="float">
            <text:p>1667.9</text:p>
          </table:table-cell>
          <table:table-cell table:style-name="ce122" table:formula="of:=([.C5]-[.B5])/[.D5]" office:value-type="percentage" office:value="0.577114427860697" calcext:value-type="percentage">
            <text:p>58%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3" calcext:value-type="float">
            <text:p>333</text:p>
          </table:table-cell>
          <table:table-cell office:value-type="float" office:value="647" calcext:value-type="float">
            <text:p>647</text:p>
          </table:table-cell>
          <table:table-cell table:formula="of:=AVERAGE([.B6]; [.C6])" office:value-type="float" office:value="490" calcext:value-type="float">
            <text:p>490</text:p>
          </table:table-cell>
          <table:table-cell table:style-name="ce123" table:formula="of:=[.D6]/5" office:value-type="float" office:value="98" calcext:value-type="float">
            <text:p>98.00</text:p>
          </table:table-cell>
          <table:table-cell office:value-type="float" office:value="2" calcext:value-type="float">
            <text:p>2</text:p>
          </table:table-cell>
          <table:table-cell table:style-name="ce5" table:formula="of:=[.$E6]^2/7.5+[.$E6]*15-400" office:value-type="float" office:value="2350.53333333333" calcext:value-type="float">
            <text:p>2350.5</text:p>
          </table:table-cell>
          <table:table-cell table:style-name="ce122" table:formula="of:=([.C6]-[.B6])/[.D6]" office:value-type="percentage" office:value="0.640816326530612" calcext:value-type="percentage">
            <text:p>64%</text:p>
          </table:table-cell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1" calcext:value-type="float">
            <text:p>381</text:p>
          </table:table-cell>
          <table:table-cell office:value-type="float" office:value="795" calcext:value-type="float">
            <text:p>795</text:p>
          </table:table-cell>
          <table:table-cell table:formula="of:=AVERAGE([.B7]; [.C7])" office:value-type="float" office:value="588" calcext:value-type="float">
            <text:p>588</text:p>
          </table:table-cell>
          <table:table-cell table:style-name="ce123" table:formula="of:=[.D7]/5" office:value-type="float" office:value="117.6" calcext:value-type="float">
            <text:p>117.60</text:p>
          </table:table-cell>
          <table:table-cell office:value-type="float" office:value="2" calcext:value-type="float">
            <text:p>2</text:p>
          </table:table-cell>
          <table:table-cell table:style-name="ce5" table:formula="of:=[.$E7]^2/7.5+[.$E7]*15-400" office:value-type="float" office:value="3207.968" calcext:value-type="float">
            <text:p>3208.0</text:p>
          </table:table-cell>
          <table:table-cell table:style-name="ce122" table:formula="of:=([.C7]-[.B7])/[.D7]" office:value-type="percentage" office:value="0.704081632653061" calcext:value-type="percentage">
            <text:p>70%</text:p>
          </table:table-cell>
          <table:table-cell table:number-columns-repeated="16376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ow" table:style-name="ta31">
        <table:table-column table:style-name="co36" table:default-cell-style-name="ce9"/>
        <table:table-column table:style-name="co31" table:default-cell-style-name="Default"/>
        <table:table-column table:style-name="co32" table:default-cell-style-name="Default"/>
        <table:table-column table:style-name="co39" table:default-cell-style-name="Default"/>
        <table:table-column table:style-name="co42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41" table:default-cell-style-name="Default"/>
        <table:table-column table:style-name="co25" table:number-columns-repeated="16376" table:default-cell-style-name="Default"/>
        <table:table-row table:style-name="ro1">
          <table:table-cell table:style-name="ce1" office:value-type="string" calcext:value-type="string">
            <text:p>Tier</text:p>
          </table:table-cell>
          <table:table-cell table:style-name="ce1" office:value-type="string" calcext:value-type="string">
            <text:p>Main Low</text:p>
          </table:table-cell>
          <table:table-cell table:style-name="ce1" office:value-type="string" calcext:value-type="string">
            <text:p>Main High</text:p>
          </table:table-cell>
          <table:table-cell table:style-name="ce1" office:value-type="string" calcext:value-type="string">
            <text:p>Raw Avg</text:p>
          </table:table-cell>
          <table:table-cell table:style-name="ce1" office:value-type="string" calcext:value-type="string">
            <text:p>Avg @ x=20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Rough Price</text:p>
          </table:table-cell>
          <table:table-cell table:style-name="ce1" office:value-type="string" calcext:value-type="string">
            <text:p>Spread</text:p>
          </table:table-cell>
          <table:table-cell table:style-name="ce1"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AVERAGE([.B2]; [.C2])" office:value-type="float" office:value="14" calcext:value-type="float">
            <text:p>14</text:p>
          </table:table-cell>
          <table:table-cell table:style-name="ce123" table:formula="of:=[.D2]*(2*LN(21)+20/3.5)" office:value-type="float" office:value="165.246628256256" calcext:value-type="float">
            <text:p>165.25</text:p>
          </table:table-cell>
          <table:table-cell office:value-type="float" office:value="0.65" calcext:value-type="float">
            <text:p>0.65</text:p>
          </table:table-cell>
          <table:table-cell table:style-name="ce5" table:formula="of:=[.$E2]^2/90+2.5*[.$E2]-320" office:value-type="float" office:value="396.521550085764" calcext:value-type="float">
            <text:p>396.5</text:p>
          </table:table-cell>
          <table:table-cell table:style-name="ce122" table:formula="of:=([.C2]-[.B2])/[.D2]" office:value-type="percentage" office:value="0.285714285714286" calcext:value-type="percentage">
            <text:p>29%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formula="of:=AVERAGE([.B3]; [.C3])" office:value-type="float" office:value="18.5" calcext:value-type="float">
            <text:p>18.5</text:p>
          </table:table-cell>
          <table:table-cell table:style-name="ce123" table:formula="of:=[.D3]*(2*LN(21)+20/3.5)" office:value-type="float" office:value="218.361615910052" calcext:value-type="float">
            <text:p>218.36</text:p>
          </table:table-cell>
          <table:table-cell office:value-type="float" office:value="0.65" calcext:value-type="float">
            <text:p>0.65</text:p>
          </table:table-cell>
          <table:table-cell table:style-name="ce5" table:formula="of:=[.$E3]^2/90+2.5*[.$E3]-320" office:value-type="float" office:value="755.701765362345" calcext:value-type="float">
            <text:p>755.7</text:p>
          </table:table-cell>
          <table:table-cell table:style-name="ce122" table:formula="of:=([.C3]-[.B3])/[.D3]" office:value-type="percentage" office:value="0.27027027027027" calcext:value-type="percentage">
            <text:p>27%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formula="of:=AVERAGE([.B4]; [.C4])" office:value-type="float" office:value="22.5" calcext:value-type="float">
            <text:p>22.5</text:p>
          </table:table-cell>
          <table:table-cell table:style-name="ce123" table:formula="of:=[.D4]*(2*LN(21)+20/3.5)" office:value-type="float" office:value="265.574938268983" calcext:value-type="float">
            <text:p>265.57</text:p>
          </table:table-cell>
          <table:table-cell office:value-type="float" office:value="0.65" calcext:value-type="float">
            <text:p>0.65</text:p>
          </table:table-cell>
          <table:table-cell table:style-name="ce5" table:formula="of:=[.$E4]^2/90+2.5*[.$E4]-320" office:value-type="float" office:value="1127.60454385661" calcext:value-type="float">
            <text:p>1127.6</text:p>
          </table:table-cell>
          <table:table-cell table:style-name="ce122" table:formula="of:=([.C4]-[.B4])/[.D4]" office:value-type="percentage" office:value="0.311111111111111" calcext:value-type="percentage">
            <text:p>31%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AVERAGE([.B5]; [.C5])" office:value-type="float" office:value="28" calcext:value-type="float">
            <text:p>28</text:p>
          </table:table-cell>
          <table:table-cell table:style-name="ce123" table:formula="of:=[.D5]*(2*LN(21)+20/3.5)" office:value-type="float" office:value="330.493256512512" calcext:value-type="float">
            <text:p>330.49</text:p>
          </table:table-cell>
          <table:table-cell office:value-type="float" office:value="0.65" calcext:value-type="float">
            <text:p>0.65</text:p>
          </table:table-cell>
          <table:table-cell table:style-name="ce5" table:formula="of:=[.$E5]^2/90+2.5*[.$E5]-320" office:value-type="float" office:value="1719.85305906178" calcext:value-type="float">
            <text:p>1719.9</text:p>
          </table:table-cell>
          <table:table-cell table:style-name="ce122" table:formula="of:=([.C5]-[.B5])/[.D5]" office:value-type="percentage" office:value="0.285714285714286" calcext:value-type="percentage">
            <text:p>29%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table:formula="of:=AVERAGE([.B6]; [.C6])" office:value-type="float" office:value="33.5" calcext:value-type="float">
            <text:p>33.5</text:p>
          </table:table-cell>
          <table:table-cell table:style-name="ce123" table:formula="of:=[.D6]*(2*LN(21)+20/3.5)" office:value-type="float" office:value="395.411574756041" calcext:value-type="float">
            <text:p>395.41</text:p>
          </table:table-cell>
          <table:table-cell office:value-type="float" office:value="0.65" calcext:value-type="float">
            <text:p>0.65</text:p>
          </table:table-cell>
          <table:table-cell table:style-name="ce5" table:formula="of:=[.$E6]^2/90+2.5*[.$E6]-320" office:value-type="float" office:value="2405.75464190179" calcext:value-type="float">
            <text:p>2405.8</text:p>
          </table:table-cell>
          <table:table-cell table:style-name="ce122" table:formula="of:=([.C6]-[.B6])/[.D6]" office:value-type="percentage" office:value="0.26865671641791" calcext:value-type="percentage">
            <text:p>27%</text:p>
          </table:table-cell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formula="of:=AVERAGE([.B7]; [.C7])" office:value-type="float" office:value="40" calcext:value-type="float">
            <text:p>40</text:p>
          </table:table-cell>
          <table:table-cell table:style-name="ce123" table:formula="of:=[.D7]*(2*LN(21)+20/3.5)" office:value-type="float" office:value="472.133223589302" calcext:value-type="float">
            <text:p>472.13</text:p>
          </table:table-cell>
          <table:table-cell office:value-type="float" office:value="0.65" calcext:value-type="float">
            <text:p>0.65</text:p>
          </table:table-cell>
          <table:table-cell table:style-name="ce5" table:formula="of:=[.$E7]^2/90+2.5*[.$E7]-320" office:value-type="float" office:value="3337.10840138244" calcext:value-type="float">
            <text:p>3337.1</text:p>
          </table:table-cell>
          <table:table-cell table:style-name="ce122" table:formula="of:=([.C7]-[.B7])/[.D7]" office:value-type="percentage" office:value="0.3" calcext:value-type="percentage">
            <text:p>30%</text:p>
          </table:table-cell>
          <table:table-cell table:number-columns-repeated="16376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rossbow" table:style-name="ta32">
        <table:table-column table:style-name="co38" table:default-cell-style-name="ce9"/>
        <table:table-column table:style-name="co31" table:default-cell-style-name="Default"/>
        <table:table-column table:style-name="co32" table:default-cell-style-name="Default"/>
        <table:table-column table:style-name="co43" table:default-cell-style-name="Default"/>
        <table:table-column table:style-name="co30" table:default-cell-style-name="Default"/>
        <table:table-column table:style-name="co33" table:default-cell-style-name="Default"/>
        <table:table-column table:style-name="co44" table:default-cell-style-name="Default"/>
        <table:table-column table:style-name="co17" table:default-cell-style-name="Default"/>
        <table:table-column table:style-name="co37" table:default-cell-style-name="Default"/>
        <table:table-column table:style-name="co41" table:default-cell-style-name="Default"/>
        <table:table-column table:style-name="co25" table:number-columns-repeated="16374" table:default-cell-style-name="Default"/>
        <table:table-row table:style-name="ro1">
          <table:table-cell table:style-name="ce1" office:value-type="string" calcext:value-type="string">
            <text:p>Tier</text:p>
          </table:table-cell>
          <table:table-cell table:style-name="ce1" office:value-type="string" calcext:value-type="string">
            <text:p>Main Low</text:p>
          </table:table-cell>
          <table:table-cell table:style-name="ce1" office:value-type="string" calcext:value-type="string">
            <text:p>Main High</text:p>
          </table:table-cell>
          <table:table-cell table:style-name="ce1" office:value-type="string" calcext:value-type="string">
            <text:p>Solo Avg</text:p>
          </table:table-cell>
          <table:table-cell table:style-name="ce1" office:value-type="string" calcext:value-type="string">
            <text:p>Adj Avg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Pierce</text:p>
          </table:table-cell>
          <table:table-cell table:style-name="ce1" office:value-type="string" calcext:value-type="string">
            <text:p>Durability</text:p>
          </table:table-cell>
          <table:table-cell table:style-name="ce1" office:value-type="string" calcext:value-type="string">
            <text:p>Rough Price</text:p>
          </table:table-cell>
          <table:table-cell table:style-name="ce1" office:value-type="string" calcext:value-type="string">
            <text:p>Spread</text:p>
          </table:table-cell>
          <table:table-cell table:style-name="ce1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53" calcext:value-type="float">
            <text:p>153</text:p>
          </table:table-cell>
          <table:table-cell table:formula="of:=AVERAGE([.B2]; [.C2])" office:value-type="float" office:value="125" calcext:value-type="float">
            <text:p>125</text:p>
          </table:table-cell>
          <table:table-cell table:formula="of:=[.D2]" office:value-type="float" office:value="125" calcext:value-type="float">
            <text:p>125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style-name="ce5" table:formula="of:=[.$E2]^2/70+6.5*[.$E2]-500" office:value-type="float" office:value="535.714285714286" calcext:value-type="float">
            <text:p>535.7</text:p>
          </table:table-cell>
          <table:table-cell table:style-name="ce122" table:formula="of:=([.C2]-[.B2])/[.D2]" office:value-type="percentage" office:value="0.448" calcext:value-type="percentage">
            <text:p>45%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196" calcext:value-type="float">
            <text:p>196</text:p>
          </table:table-cell>
          <table:table-cell table:formula="of:=AVERAGE([.B3]; [.C3])" office:value-type="float" office:value="160" calcext:value-type="float">
            <text:p>160</text:p>
          </table:table-cell>
          <table:table-cell table:formula="of:=[.D3]" office:value-type="float" office:value="160" calcext:value-type="float">
            <text:p>160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table:style-name="ce5" table:formula="of:=[.$E3]^2/70+6.5*[.$E3]-500" office:value-type="float" office:value="905.714285714286" calcext:value-type="float">
            <text:p>905.7</text:p>
          </table:table-cell>
          <table:table-cell table:style-name="ce122" table:formula="of:=([.C3]-[.B3])/[.D3]" office:value-type="percentage" office:value="0.45" calcext:value-type="percentage">
            <text:p>45%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175" calcext:value-type="float">
            <text:p>175</text:p>
          </table:table-cell>
          <table:table-cell table:formula="of:=AVERAGE([.B4]; [.C4])" office:value-type="float" office:value="143" calcext:value-type="float">
            <text:p>143</text:p>
          </table:table-cell>
          <table:table-cell table:formula="of:=[.D4]*1.4" office:value-type="float" office:value="200.2" calcext:value-type="float">
            <text:p>200.2</text:p>
          </table:table-cell>
          <table:table-cell office:value-type="float" office:value="0.85" calcext:value-type="float">
            <text:p>0.85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table:style-name="ce5" table:formula="of:=[.$E4]^2/70+6.5*[.$E4]-500" office:value-type="float" office:value="1373.872" calcext:value-type="float">
            <text:p>1373.9</text:p>
          </table:table-cell>
          <table:table-cell table:style-name="ce122" table:formula="of:=([.C4]-[.B4])/[.D4]" office:value-type="percentage" office:value="0.447552447552448" calcext:value-type="percentage">
            <text:p>45%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215" calcext:value-type="float">
            <text:p>215</text:p>
          </table:table-cell>
          <table:table-cell table:formula="of:=AVERAGE([.B5]; [.C5])" office:value-type="float" office:value="175" calcext:value-type="float">
            <text:p>175</text:p>
          </table:table-cell>
          <table:table-cell table:formula="of:=[.D5]*1.4" office:value-type="float" office:value="245" calcext:value-type="float">
            <text:p>245</text:p>
          </table:table-cell>
          <table:table-cell office:value-type="float" office:value="0.85" calcext:value-type="float">
            <text:p>0.85</text:p>
          </table:table-cell>
          <table:table-cell office:value-type="float" office:value="2" calcext:value-type="float">
            <text:p>2</text:p>
          </table:table-cell>
          <table:table-cell office:value-type="float" office:value="380" calcext:value-type="float">
            <text:p>380</text:p>
          </table:table-cell>
          <table:table-cell table:style-name="ce5" table:formula="of:=[.$E5]^2/70+6.5*[.$E5]-500" office:value-type="float" office:value="1950" calcext:value-type="float">
            <text:p>1950.0</text:p>
          </table:table-cell>
          <table:table-cell table:style-name="ce122" table:formula="of:=([.C5]-[.B5])/[.D5]" office:value-type="percentage" office:value="0.457142857142857" calcext:value-type="percentage">
            <text:p>46%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232" calcext:value-type="float">
            <text:p>232</text:p>
          </table:table-cell>
          <table:table-cell table:formula="of:=AVERAGE([.B6]; [.C6])" office:value-type="float" office:value="189.5" calcext:value-type="float">
            <text:p>189.5</text:p>
          </table:table-cell>
          <table:table-cell table:formula="of:=[.D6]*1.56" office:value-type="float" office:value="295.62" calcext:value-type="float">
            <text:p>295.62</text:p>
          </table:table-cell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float" office:value="460" calcext:value-type="float">
            <text:p>460</text:p>
          </table:table-cell>
          <table:table-cell table:style-name="ce5" table:formula="of:=[.$E6]^2/70+6.5*[.$E6]-500" office:value-type="float" office:value="2669.97549142857" calcext:value-type="float">
            <text:p>2670.0</text:p>
          </table:table-cell>
          <table:table-cell table:style-name="ce122" table:formula="of:=([.C6]-[.B6])/[.D6]" office:value-type="percentage" office:value="0.448548812664908" calcext:value-type="percentage">
            <text:p>45%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7" calcext:value-type="float">
            <text:p>167</text:p>
          </table:table-cell>
          <table:table-cell office:value-type="float" office:value="264" calcext:value-type="float">
            <text:p>264</text:p>
          </table:table-cell>
          <table:table-cell table:formula="of:=AVERAGE([.B7]; [.C7])" office:value-type="float" office:value="215.5" calcext:value-type="float">
            <text:p>215.5</text:p>
          </table:table-cell>
          <table:table-cell table:formula="of:=[.D7]*1.624" office:value-type="float" office:value="349.972" calcext:value-type="float">
            <text:p>349.972</text:p>
          </table:table-cell>
          <table:table-cell office:value-type="float" office:value="0.85" calcext:value-type="float">
            <text:p>0.85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5" table:formula="of:=[.$E7]^2/70+6.5*[.$E7]-500" office:value-type="float" office:value="3524.5380112" calcext:value-type="float">
            <text:p>3524.5</text:p>
          </table:table-cell>
          <table:table-cell table:style-name="ce122" table:formula="of:=([.C7]-[.B7])/[.D7]" office:value-type="percentage" office:value="0.450116009280742" calcext:value-type="percentage">
            <text:p>45%</text:p>
          </table:table-cell>
          <table:table-cell table:number-columns-repeated="16374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lmet" table:style-name="ta33">
        <table:table-column table:style-name="co16" table:default-cell-style-name="ce9"/>
        <table:table-column table:style-name="co3" table:default-cell-style-name="Default"/>
        <table:table-column table:style-name="co4" table:default-cell-style-name="Default"/>
        <table:table-column table:style-name="co34" table:default-cell-style-name="Default"/>
        <table:table-column table:style-name="co25" table:number-columns-repeated="16380" table:default-cell-style-name="Default"/>
        <table:table-row table:style-name="ro1">
          <table:table-cell table:style-name="ce1" office:value-type="string" calcext:value-type="string">
            <text:p>Tier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Toughness</text:p>
          </table:table-cell>
          <table:table-cell table:style-name="ce1" office:value-type="string" calcext:value-type="string">
            <text:p>Rough Price</text:p>
          </table:table-cell>
          <table:table-cell table:style-name="ce1"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" table:formula="of:=[.$B2]^2+[.$C2]^2+50*[.$B2]+80*[.$C2]+125" office:value-type="float" office:value="284" calcext:value-type="float">
            <text:p>284.0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5" table:formula="of:=[.$B3]^2+[.$C3]^2+50*[.$B3]+80*[.$C3]+125" office:value-type="float" office:value="542" calcext:value-type="float">
            <text:p>542.0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5" table:formula="of:=[.$B4]^2+[.$C4]^2+50*[.$B4]+80*[.$C4]+125" office:value-type="float" office:value="820" calcext:value-type="float">
            <text:p>820.0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5" table:formula="of:=[.$B5]^2+[.$C5]^2+50*[.$B5]+80*[.$C5]+125" office:value-type="float" office:value="1045" calcext:value-type="float">
            <text:p>1045.0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5" table:formula="of:=[.$B6]^2+[.$C6]^2+50*[.$B6]+80*[.$C6]+125" office:value-type="float" office:value="1436" calcext:value-type="float">
            <text:p>1436.0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5" table:formula="of:=[.$B7]^2+[.$C7]^2+50*[.$B7]+80*[.$C7]+125" office:value-type="float" office:value="2041" calcext:value-type="float">
            <text:p>2041.0</text:p>
          </table:table-cell>
          <table:table-cell table:number-columns-repeated="16380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hestplate" table:style-name="ta34">
        <table:table-column table:style-name="co16" table:default-cell-style-name="ce9"/>
        <table:table-column table:style-name="co3" table:default-cell-style-name="Default"/>
        <table:table-column table:style-name="co4" table:default-cell-style-name="Default"/>
        <table:table-column table:style-name="co34" table:default-cell-style-name="Default"/>
        <table:table-column table:style-name="co25" table:number-columns-repeated="16380" table:default-cell-style-name="Default"/>
        <table:table-row table:style-name="ro1">
          <table:table-cell table:style-name="ce1" office:value-type="string" calcext:value-type="string">
            <text:p>Tier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Toughness</text:p>
          </table:table-cell>
          <table:table-cell table:style-name="ce1" office:value-type="string" calcext:value-type="string">
            <text:p>Rough Price</text:p>
          </table:table-cell>
          <table:table-cell table:style-name="ce1"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5" table:formula="of:=[.$B2]^2+[.$C2]^2+50*[.$B2]+80*[.$C2]+125" office:value-type="float" office:value="656" calcext:value-type="float">
            <text:p>656.0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5" table:formula="of:=[.$B3]^2+[.$C3]^2+50*[.$B3]+80*[.$C3]+125" office:value-type="float" office:value="1100" calcext:value-type="float">
            <text:p>1100.0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5" table:formula="of:=[.$B4]^2+[.$C4]^2+50*[.$B4]+80*[.$C4]+125" office:value-type="float" office:value="1616" calcext:value-type="float">
            <text:p>1616.0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5" table:formula="of:=[.$B5]^2+[.$C5]^2+50*[.$B5]+80*[.$C5]+125" office:value-type="float" office:value="2000" calcext:value-type="float">
            <text:p>2000.0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5" table:formula="of:=[.$B6]^2+[.$C6]^2+50*[.$B6]+80*[.$C6]+125" office:value-type="float" office:value="2749" calcext:value-type="float">
            <text:p>2749.0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5" table:formula="of:=[.$B7]^2+[.$C7]^2+50*[.$B7]+80*[.$C7]+125" office:value-type="float" office:value="3596" calcext:value-type="float">
            <text:p>3596.0</text:p>
          </table:table-cell>
          <table:table-cell table:number-columns-repeated="16380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eggings" table:style-name="ta35">
        <table:table-column table:style-name="co16" table:default-cell-style-name="ce9"/>
        <table:table-column table:style-name="co3" table:default-cell-style-name="Default"/>
        <table:table-column table:style-name="co4" table:default-cell-style-name="Default"/>
        <table:table-column table:style-name="co34" table:default-cell-style-name="Default"/>
        <table:table-column table:style-name="co25" table:number-columns-repeated="16380" table:default-cell-style-name="Default"/>
        <table:table-row table:style-name="ro1">
          <table:table-cell table:style-name="ce1" office:value-type="string" calcext:value-type="string">
            <text:p>Tier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Toughness</text:p>
          </table:table-cell>
          <table:table-cell table:style-name="ce1" office:value-type="string" calcext:value-type="string">
            <text:p>Rough Price</text:p>
          </table:table-cell>
          <table:table-cell table:style-name="ce1"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" table:formula="of:=[.$B2]^2+[.$C2]^2+50*[.$B2]+80*[.$C2]+125" office:value-type="float" office:value="461" calcext:value-type="float">
            <text:p>461.0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5" table:formula="of:=[.$B3]^2+[.$C3]^2+50*[.$B3]+80*[.$C3]+125" office:value-type="float" office:value="829" calcext:value-type="float">
            <text:p>829.0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5" table:formula="of:=[.$B4]^2+[.$C4]^2+50*[.$B4]+80*[.$C4]+125" office:value-type="float" office:value="1334" calcext:value-type="float">
            <text:p>1334.0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5" table:formula="of:=[.$B5]^2+[.$C5]^2+50*[.$B5]+80*[.$C5]+125" office:value-type="float" office:value="1774" calcext:value-type="float">
            <text:p>1774.0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5" table:formula="of:=[.$B6]^2+[.$C6]^2+50*[.$B6]+80*[.$C6]+125" office:value-type="float" office:value="2621" calcext:value-type="float">
            <text:p>2621.0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style-name="ce5" table:formula="of:=[.$B7]^2+[.$C7]^2+50*[.$B7]+80*[.$C7]+125" office:value-type="float" office:value="3566" calcext:value-type="float">
            <text:p>3566.0</text:p>
          </table:table-cell>
          <table:table-cell table:number-columns-repeated="16380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oots" table:style-name="ta36">
        <table:table-column table:style-name="co16" table:default-cell-style-name="ce9"/>
        <table:table-column table:style-name="co3" table:default-cell-style-name="Default"/>
        <table:table-column table:style-name="co4" table:default-cell-style-name="Default"/>
        <table:table-column table:style-name="co34" table:default-cell-style-name="Default"/>
        <table:table-column table:style-name="co25" table:number-columns-repeated="16380" table:default-cell-style-name="Default"/>
        <table:table-row table:style-name="ro1">
          <table:table-cell table:style-name="ce1" office:value-type="string" calcext:value-type="string">
            <text:p>Tier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Toughness</text:p>
          </table:table-cell>
          <table:table-cell table:style-name="ce1" office:value-type="string" calcext:value-type="string">
            <text:p>Rough Price</text:p>
          </table:table-cell>
          <table:table-cell table:style-name="ce1"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table:formula="of:=[.$B2]^2+[.$C2]^2+50*[.$B2]+80*[.$C2]+125" office:value-type="float" office:value="289" calcext:value-type="float">
            <text:p>289.0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5" table:formula="of:=[.$B3]^2+[.$C3]^2+50*[.$B3]+80*[.$C3]+125" office:value-type="float" office:value="512" calcext:value-type="float">
            <text:p>512.0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5" table:formula="of:=[.$B4]^2+[.$C4]^2+50*[.$B4]+80*[.$C4]+125" office:value-type="float" office:value="838" calcext:value-type="float">
            <text:p>838.0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5" table:formula="of:=[.$B5]^2+[.$C5]^2+50*[.$B5]+80*[.$C5]+125" office:value-type="float" office:value="1085" calcext:value-type="float">
            <text:p>1085.0</text:p>
          </table:table-cell>
          <table:table-cell table:number-columns-repeated="1638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5" table:formula="of:=[.$B6]^2+[.$C6]^2+50*[.$B6]+80*[.$C6]+125" office:value-type="float" office:value="1504" calcext:value-type="float">
            <text:p>1504.0</text:p>
          </table:table-cell>
          <table:table-cell table:number-columns-repeated="1638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style-name="ce5" table:formula="of:=[.$B7]^2+[.$C7]^2+50*[.$B7]+80*[.$C7]+125" office:value-type="float" office:value="1997" calcext:value-type="float">
            <text:p>1997.0</text:p>
          </table:table-cell>
          <table:table-cell table:number-columns-repeated="16380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usk" style:display-name="PageStyle_husk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spd" style:display-name="PageStyle_csp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hsk" style:display-name="PageStyle_bhsk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zmb" style:display-name="PageStyle_bzm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lvr" style:display-name="PageStyle_slv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id" style:display-name="PageStyle_spi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rut" style:display-name="PageStyle_bru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omb" style:display-name="PageStyle_zom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ind" style:display-name="PageStyle_vin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try" style:display-name="PageStyle_st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kel" style:display-name="PageStyle_ske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gsd" style:display-name="PageStyle_pgs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skl" style:display-name="PageStyle_wsk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htm" style:display-name="PageStyle_pht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rgl" style:display-name="PageStyle_irg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lze" style:display-name="PageStyle_blz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tch" style:display-name="PageStyle_wtc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itn" style:display-name="PageStyle_kit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ngl" style:display-name="PageStyle_sng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ill" style:display-name="PageStyle_p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oge" style:display-name="PageStyle_do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rpr" style:display-name="PageStyle_crp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taff" style:display-name="PageStyle_Staff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xe" style:display-name="PageStyle_Ax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word" style:display-name="PageStyle_Sword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rs" style:display-name="PageStyle_ho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hst" style:display-name="PageStyle_gh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elmet" style:display-name="PageStyle_Helme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w" style:display-name="PageStyle_Bo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ythe" style:display-name="PageStyle_Scyth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estplate" style:display-name="PageStyle_Chestplat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cpr" style:display-name="PageStyle_ccp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eggings" style:display-name="PageStyle_Legging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ts" style:display-name="PageStyle_Boo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rossbow" style:display-name="PageStyle_Crossbow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gsn" style:display-name="PageStyle_pgs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x Lin</meta:initial-creator>
    <dc:creator>Lin, Max Junjie</dc:creator>
    <meta:creation-date>2015-06-05T18:17:20</meta:creation-date>
    <dc:date>2023-12-07T19:22:18</dc:date>
    <meta:generator>LibreOffice/24.8.4.2$Linux_X86_64 LibreOffice_project/480$Build-2</meta:generator>
    <meta:document-statistic meta:table-count="36" meta:cell-count="11754" meta:object-count="21"/>
    <meta:user-defined meta:name="AppVersion">16.0300</meta:user-defined>
    <meta:user-defined meta:name="MSIP_Label_4044bd30-2ed7-4c9d-9d12-46200872a97b_ActionId">05356a23-4d32-49e7-8d5c-b75a30ee9d42</meta:user-defined>
    <meta:user-defined meta:name="MSIP_Label_4044bd30-2ed7-4c9d-9d12-46200872a97b_ContentBits">0</meta:user-defined>
    <meta:user-defined meta:name="MSIP_Label_4044bd30-2ed7-4c9d-9d12-46200872a97b_Enabled">true</meta:user-defined>
    <meta:user-defined meta:name="MSIP_Label_4044bd30-2ed7-4c9d-9d12-46200872a97b_Method" meta:value-type="string">Standard</meta:user-defined>
    <meta:user-defined meta:name="MSIP_Label_4044bd30-2ed7-4c9d-9d12-46200872a97b_Name" meta:value-type="string">defa4170-0d19-0005-0004-bc88714345d2</meta:user-defined>
    <meta:user-defined meta:name="MSIP_Label_4044bd30-2ed7-4c9d-9d12-46200872a97b_SetDate" meta:value-type="string">2023-01-31T01:05:31Z</meta:user-defined>
    <meta:user-defined meta:name="MSIP_Label_4044bd30-2ed7-4c9d-9d12-46200872a97b_SiteId" meta:value-type="string">4130bd39-7c53-419c-b1e5-8758d6d63f21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2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52">
      <style:chart-properties chart:display-label="true" chart:tick-marks-major-inner="false" chart:tick-marks-major-outer="false" chart:logarithmic="false" chart:minimum="150" chart:maximum="300" chart:interval-major="25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width="0.026cm" svg:stroke-color="#d9d9d9"/>
    </style:style>
    <style:style style:name="ch9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0000" svg:stroke-linecap="round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ad47" svg:stroke-linecap="round" draw:fill-color="#70ad47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30a0" svg:stroke-linecap="round" draw:fill-color="#7030a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svg:stroke-linecap="round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  <style:style style:name="T1" style:family="text">
      <style:text-properties fo:color="#595959" style:text-position="0% 100%" fo:font-family="Calibri" fo:font-size="14pt" fo:language="en" fo:country="US" style:font-size-asian="14pt" style:font-size-complex="14pt"/>
    </style:style>
    <style:style style:name="T2" style:family="text">
      <style:text-properties fo:color="#595959" style:text-position="0% 100%" fo:font-family="Calibri" fo:font-size="10pt" fo:language="en" fo:country="US" style:font-size-asian="10pt" style:font-size-complex="10pt"/>
    </style:style>
  </office:automatic-styles>
  <office:body>
    <office:chart>
      <chart:chart svg:width="13.19cm" svg:height="9.091cm" xlink:href=".." xlink:type="simple" chart:class="chart:line" chart:style-name="ch1">
        <chart:title svg:x="4.597cm" svg:y="0.317cm" chart:style-name="ch2">
          <text:p><text:span text:style-name="T1">Best</text:span><text:span text:style-name="T1"> </text:span><text:span text:style-name="T1">Weapons</text:span><text:span text:style-name="T1"> DPS</text:span></text:p>
        </chart:title>
        <chart:legend chart:legend-position="end" svg:x="10.226cm" svg:y="3.238cm" style:legend-expansion="high" chart:style-name="ch3"/>
        <chart:plot-area chart:style-name="ch4" table:cell-range-address="zomb.T1:zomb.T1 zomb.T3:zomb.T9 zomb.AB1:zomb.AB1 zomb.AB3:zomb.AB9 zomb.AI1:zomb.AI1 zomb.AI3:zomb.AI9 zomb.AS1:zomb.AS1 zomb.AS3:zomb.AS9 zomb.AZ1:zomb.AZ1 zomb.AZ3:zomb.AZ9 zomb.BG1:zomb.BG1 zomb.BG3:zomb.BG9" chart:data-source-has-labels="row" svg:x="1.27cm" svg:y="1.255cm" svg:width="8.693cm" svg:height="6.678cm">
          <chart:coordinate-region svg:x="2.095cm" svg:y="1.416cm" svg:width="7.868cm" svg:height="6.1cm"/>
          <chart:axis chart:dimension="x" chart:name="primary-x" chart:style-name="ch5">
            <chart:title svg:x="5.191cm" svg:y="8.114cm" chart:style-name="ch2">
              <text:p><text:span text:style-name="T2">Level</text:span></text:p>
            </chart:title>
          </chart:axis>
          <chart:axis chart:dimension="y" chart:name="primary-y" chart:style-name="ch6">
            <chart:title svg:x="0.451cm" svg:y="5.572cm" chart:style-name="ch7">
              <text:p><text:span text:style-name="T2">Effective DPS</text:span></text:p>
            </chart:title>
            <chart:grid chart:style-name="ch8" chart:class="major"/>
          </chart:axis>
          <chart:series chart:style-name="ch9" chart:values-cell-range-address="zomb.T3:zomb.T9" chart:label-cell-address="zomb.T1:zomb.T1" chart:class="chart:line">
            <chart:data-point chart:repeated="7"/>
          </chart:series>
          <chart:series chart:style-name="ch10" chart:values-cell-range-address="zomb.AB3:zomb.AB9" chart:label-cell-address="zomb.AB1:zomb.AB1" chart:class="chart:line">
            <chart:data-point chart:repeated="7"/>
          </chart:series>
          <chart:series chart:style-name="ch11" chart:values-cell-range-address="zomb.AI3:zomb.AI9" chart:label-cell-address="zomb.AI1:zomb.AI1" chart:class="chart:line">
            <chart:data-point chart:repeated="7"/>
          </chart:series>
          <chart:series chart:style-name="ch12" chart:values-cell-range-address="zomb.AS3:zomb.AS9" chart:label-cell-address="zomb.AS1:zomb.AS1" chart:class="chart:line">
            <chart:data-point chart:repeated="7"/>
          </chart:series>
          <chart:series chart:style-name="ch13" chart:values-cell-range-address="zomb.AZ3:zomb.AZ9" chart:label-cell-address="zomb.AZ1:zomb.AZ1" chart:class="chart:line">
            <chart:data-point chart:repeated="7"/>
          </chart:series>
          <chart:series chart:style-name="ch14" chart:values-cell-range-address="zomb.BG3:zomb.BG9" chart:label-cell-address="zomb.BG1:zomb.BG1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6 Sword</text:p>
                <draw:g>
                  <svg:desc>zomb.T1:zomb.T1</svg:desc>
                </draw:g>
              </table:table-cell>
              <table:table-cell office:value-type="string">
                <text:p>T6 Axe</text:p>
                <draw:g>
                  <svg:desc>zomb.AB1:zomb.AB1</svg:desc>
                </draw:g>
              </table:table-cell>
              <table:table-cell office:value-type="string">
                <text:p>T6 Scythe</text:p>
                <draw:g>
                  <svg:desc>zomb.AI1:zomb.AI1</svg:desc>
                </draw:g>
              </table:table-cell>
              <table:table-cell office:value-type="string">
                <text:p>T6 Staff</text:p>
                <draw:g>
                  <svg:desc>zomb.AS1:zomb.AS1</svg:desc>
                </draw:g>
              </table:table-cell>
              <table:table-cell office:value-type="string">
                <text:p>T6 Bow</text:p>
                <draw:g>
                  <svg:desc>zomb.AZ1:zomb.AZ1</svg:desc>
                </draw:g>
              </table:table-cell>
              <table:table-cell office:value-type="string">
                <text:p>T6 Crossbow</text:p>
                <draw:g>
                  <svg:desc>zomb.BG1:zomb.B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4.375">
                <text:p>264.375</text:p>
                <draw:g>
                  <svg:desc>zomb.T3:zomb.T9</svg:desc>
                </draw:g>
              </table:table-cell>
              <table:table-cell office:value-type="float" office:value="245">
                <text:p>245</text:p>
                <draw:g>
                  <svg:desc>zomb.AB3:zomb.AB9</svg:desc>
                </draw:g>
              </table:table-cell>
              <table:table-cell office:value-type="float" office:value="216">
                <text:p>216</text:p>
                <draw:g>
                  <svg:desc>zomb.AI3:zomb.AI9</svg:desc>
                </draw:g>
              </table:table-cell>
              <table:table-cell office:value-type="float" office:value="235.2">
                <text:p>235.2</text:p>
                <draw:g>
                  <svg:desc>zomb.AS3:zomb.AS9</svg:desc>
                </draw:g>
              </table:table-cell>
              <table:table-cell office:value-type="float" office:value="230.164946499785">
                <text:p>230.164946499785</text:p>
                <draw:g>
                  <svg:desc>zomb.AZ3:zomb.AZ9</svg:desc>
                </draw:g>
              </table:table-cell>
              <table:table-cell office:value-type="float" office:value="260.291675">
                <text:p>260.291675</text:p>
                <draw:g>
                  <svg:desc>zomb.BG3:zomb.BG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2.875">
                <text:p>262.875</text:p>
              </table:table-cell>
              <table:table-cell office:value-type="float" office:value="244.65">
                <text:p>244.65</text:p>
              </table:table-cell>
              <table:table-cell office:value-type="float" office:value="216">
                <text:p>216</text:p>
              </table:table-cell>
              <table:table-cell office:value-type="float" office:value="235.2">
                <text:p>235.2</text:p>
              </table:table-cell>
              <table:table-cell office:value-type="float" office:value="229.677446499785">
                <text:p>229.677446499785</text:p>
              </table:table-cell>
              <table:table-cell office:value-type="float" office:value="259.9198">
                <text:p>259.9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.875">
                <text:p>262.875</text:p>
              </table:table-cell>
              <table:table-cell office:value-type="float" office:value="241.854">
                <text:p>241.854</text:p>
              </table:table-cell>
              <table:table-cell office:value-type="float" office:value="210.24">
                <text:p>210.24</text:p>
              </table:table-cell>
              <table:table-cell office:value-type="float" office:value="235.2">
                <text:p>235.2</text:p>
              </table:table-cell>
              <table:table-cell office:value-type="float" office:value="223.552714593124">
                <text:p>223.552714593124</text:p>
              </table:table-cell>
              <table:table-cell office:value-type="float" office:value="256.949288">
                <text:p>256.9492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1.375">
                <text:p>261.375</text:p>
              </table:table-cell>
              <table:table-cell office:value-type="float" office:value="241.508">
                <text:p>241.508</text:p>
              </table:table-cell>
              <table:table-cell office:value-type="float" office:value="210.24">
                <text:p>210.24</text:p>
              </table:table-cell>
              <table:table-cell office:value-type="float" office:value="235.2">
                <text:p>235.2</text:p>
              </table:table-cell>
              <table:table-cell office:value-type="float" office:value="223.078214593124">
                <text:p>223.078214593124</text:p>
              </table:table-cell>
              <table:table-cell office:value-type="float" office:value="256.581663">
                <text:p>256.5816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1.375">
                <text:p>261.375</text:p>
              </table:table-cell>
              <table:table-cell office:value-type="float" office:value="237.32">
                <text:p>237.32</text:p>
              </table:table-cell>
              <table:table-cell office:value-type="float" office:value="201.6">
                <text:p>201.6</text:p>
              </table:table-cell>
              <table:table-cell office:value-type="float" office:value="235.2">
                <text:p>235.2</text:p>
              </table:table-cell>
              <table:table-cell office:value-type="float" office:value="213.910616733133">
                <text:p>213.910616733133</text:p>
              </table:table-cell>
              <table:table-cell office:value-type="float" office:value="252.13227">
                <text:p>252.132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9.875">
                <text:p>259.875</text:p>
              </table:table-cell>
              <table:table-cell office:value-type="float" office:value="234.192">
                <text:p>234.192</text:p>
              </table:table-cell>
              <table:table-cell office:value-type="float" office:value="195.84">
                <text:p>195.84</text:p>
              </table:table-cell>
              <table:table-cell office:value-type="float" office:value="235.2">
                <text:p>235.2</text:p>
              </table:table-cell>
              <table:table-cell office:value-type="float" office:value="207.356884826472">
                <text:p>207.356884826472</text:p>
              </table:table-cell>
              <table:table-cell office:value-type="float" office:value="248.809008">
                <text:p>248.809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8.375">
                <text:p>258.375</text:p>
              </table:table-cell>
              <table:table-cell office:value-type="float" office:value="229.68">
                <text:p>229.68</text:p>
              </table:table-cell>
              <table:table-cell office:value-type="float" office:value="187.2">
                <text:p>187.2</text:p>
              </table:table-cell>
              <table:table-cell office:value-type="float" office:value="235.2">
                <text:p>235.2</text:p>
              </table:table-cell>
              <table:table-cell office:value-type="float" office:value="197.78628696648">
                <text:p>197.78628696648</text:p>
              </table:table-cell>
              <table:table-cell office:value-type="float" office:value="244.015365">
                <text:p>244.0153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2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52">
      <style:chart-properties chart:display-label="true" chart:tick-marks-major-inner="false" chart:tick-marks-major-outer="false" chart:logarithmic="false" chart:minimum="150" chart:interval-major="2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width="0.026cm" svg:stroke-color="#d9d9d9"/>
    </style:style>
    <style:style style:name="ch9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0000" svg:stroke-linecap="round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ad47" svg:stroke-linecap="round" draw:fill-color="#70ad47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30a0" svg:stroke-linecap="round" draw:fill-color="#7030a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svg:stroke-linecap="round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  <style:style style:name="T1" style:family="text">
      <style:text-properties fo:color="#595959" style:text-position="0% 100%" fo:font-family="Calibri" fo:font-size="14pt" fo:language="en" fo:country="US" style:font-size-asian="14pt" style:font-size-complex="14pt"/>
    </style:style>
    <style:style style:name="T2" style:family="text">
      <style:text-properties fo:color="#595959" style:text-position="0% 100%" fo:font-family="Calibri" fo:font-size="10pt" fo:language="en" fo:country="US" style:font-size-asian="10pt" style:font-size-complex="10pt"/>
    </style:style>
  </office:automatic-styles>
  <office:body>
    <office:chart>
      <chart:chart svg:width="13.19cm" svg:height="9.091cm" xlink:href=".." xlink:type="simple" chart:class="chart:line" chart:style-name="ch1">
        <chart:title svg:x="4.597cm" svg:y="0.317cm" chart:style-name="ch2">
          <text:p><text:span text:style-name="T1">Best</text:span><text:span text:style-name="T1"> </text:span><text:span text:style-name="T1">Weapons</text:span><text:span text:style-name="T1"> DPS</text:span></text:p>
        </chart:title>
        <chart:legend chart:legend-position="end" svg:x="10.226cm" svg:y="3.238cm" style:legend-expansion="high" chart:style-name="ch3"/>
        <chart:plot-area chart:style-name="ch4" table:cell-range-address="cspd.T1:cspd.T1 cspd.T3:cspd.T9 cspd.AB1:cspd.AB1 cspd.AB3:cspd.AB9 cspd.AI1:cspd.AI1 cspd.AI3:cspd.AI9 cspd.AS1:cspd.AS1 cspd.AS3:cspd.AS9 cspd.AZ1:cspd.AZ1 cspd.AZ3:cspd.AZ9 cspd.BG1:cspd.BG1 cspd.BG3:cspd.BG9" chart:data-source-has-labels="row" svg:x="1.27cm" svg:y="1.255cm" svg:width="8.693cm" svg:height="6.678cm">
          <chart:coordinate-region svg:x="2.095cm" svg:y="1.415cm" svg:width="7.868cm" svg:height="6.1cm"/>
          <chart:axis chart:dimension="x" chart:name="primary-x" chart:style-name="ch5">
            <chart:title svg:x="5.191cm" svg:y="8.114cm" chart:style-name="ch2">
              <text:p><text:span text:style-name="T2">Level</text:span></text:p>
            </chart:title>
          </chart:axis>
          <chart:axis chart:dimension="y" chart:name="primary-y" chart:style-name="ch6">
            <chart:title svg:x="0.451cm" svg:y="5.572cm" chart:style-name="ch7">
              <text:p><text:span text:style-name="T2">Effective DPS</text:span></text:p>
            </chart:title>
            <chart:grid chart:style-name="ch8" chart:class="major"/>
          </chart:axis>
          <chart:series chart:style-name="ch9" chart:values-cell-range-address="cspd.T3:cspd.T9" chart:label-cell-address="cspd.T1:cspd.T1" chart:class="chart:line">
            <chart:data-point chart:repeated="7"/>
          </chart:series>
          <chart:series chart:style-name="ch10" chart:values-cell-range-address="cspd.AB3:cspd.AB9" chart:label-cell-address="cspd.AB1:cspd.AB1" chart:class="chart:line">
            <chart:data-point chart:repeated="7"/>
          </chart:series>
          <chart:series chart:style-name="ch11" chart:values-cell-range-address="cspd.AI3:cspd.AI9" chart:label-cell-address="cspd.AI1:cspd.AI1" chart:class="chart:line">
            <chart:data-point chart:repeated="7"/>
          </chart:series>
          <chart:series chart:style-name="ch12" chart:values-cell-range-address="cspd.AS3:cspd.AS9" chart:label-cell-address="cspd.AS1:cspd.AS1" chart:class="chart:line">
            <chart:data-point chart:repeated="7"/>
          </chart:series>
          <chart:series chart:style-name="ch13" chart:values-cell-range-address="cspd.AZ3:cspd.AZ9" chart:label-cell-address="cspd.AZ1:cspd.AZ1" chart:class="chart:line">
            <chart:data-point chart:repeated="7"/>
          </chart:series>
          <chart:series chart:style-name="ch14" chart:values-cell-range-address="cspd.BG3:cspd.BG9" chart:label-cell-address="cspd.BG1:cspd.BG1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6 Sword</text:p>
                <draw:g>
                  <svg:desc>cspd.T1:cspd.T1</svg:desc>
                </draw:g>
              </table:table-cell>
              <table:table-cell office:value-type="string">
                <text:p>T6 Axe</text:p>
                <draw:g>
                  <svg:desc>cspd.AB1:cspd.AB1</svg:desc>
                </draw:g>
              </table:table-cell>
              <table:table-cell office:value-type="string">
                <text:p>T6 Scythe</text:p>
                <draw:g>
                  <svg:desc>cspd.AI1:cspd.AI1</svg:desc>
                </draw:g>
              </table:table-cell>
              <table:table-cell office:value-type="string">
                <text:p>T6 Staff</text:p>
                <draw:g>
                  <svg:desc>cspd.AS1:cspd.AS1</svg:desc>
                </draw:g>
              </table:table-cell>
              <table:table-cell office:value-type="string">
                <text:p>T6 Bow</text:p>
                <draw:g>
                  <svg:desc>cspd.AZ1:cspd.AZ1</svg:desc>
                </draw:g>
              </table:table-cell>
              <table:table-cell office:value-type="string">
                <text:p>T6 Crossbow</text:p>
                <draw:g>
                  <svg:desc>cspd.BG1:cspd.B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7.375">
                <text:p>207.375</text:p>
                <draw:g>
                  <svg:desc>cspd.T3:cspd.T9</svg:desc>
                </draw:g>
              </table:table-cell>
              <table:table-cell office:value-type="float" office:value="222.432">
                <text:p>222.432</text:p>
                <draw:g>
                  <svg:desc>cspd.AB3:cspd.AB9</svg:desc>
                </draw:g>
              </table:table-cell>
              <table:table-cell office:value-type="float" office:value="195.84">
                <text:p>195.84</text:p>
                <draw:g>
                  <svg:desc>cspd.AI3:cspd.AI9</svg:desc>
                </draw:g>
              </table:table-cell>
              <table:table-cell office:value-type="float" office:value="235.2">
                <text:p>235.2</text:p>
                <draw:g>
                  <svg:desc>cspd.AS3:cspd.AS9</svg:desc>
                </draw:g>
              </table:table-cell>
              <table:table-cell office:value-type="float" office:value="191.886884826472">
                <text:p>191.886884826472</text:p>
                <draw:g>
                  <svg:desc>cspd.AZ3:cspd.AZ9</svg:desc>
                </draw:g>
              </table:table-cell>
              <table:table-cell office:value-type="float" office:value="236.314008">
                <text:p>236.314008</text:p>
                <draw:g>
                  <svg:desc>cspd.BG3:cspd.BG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7.375">
                <text:p>207.375</text:p>
              </table:table-cell>
              <table:table-cell office:value-type="float" office:value="219.784">
                <text:p>219.784</text:p>
              </table:table-cell>
              <table:table-cell office:value-type="float" office:value="190.08">
                <text:p>190.08</text:p>
              </table:table-cell>
              <table:table-cell office:value-type="float" office:value="235.2">
                <text:p>235.2</text:p>
              </table:table-cell>
              <table:table-cell office:value-type="float" office:value="186.243152919811">
                <text:p>186.243152919811</text:p>
              </table:table-cell>
              <table:table-cell office:value-type="float" office:value="233.500746">
                <text:p>233.5007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.375">
                <text:p>204.375</text:p>
              </table:table-cell>
              <table:table-cell office:value-type="float" office:value="219.12">
                <text:p>219.12</text:p>
              </table:table-cell>
              <table:table-cell office:value-type="float" office:value="190.08">
                <text:p>190.08</text:p>
              </table:table-cell>
              <table:table-cell office:value-type="float" office:value="235.2">
                <text:p>235.2</text:p>
              </table:table-cell>
              <table:table-cell office:value-type="float" office:value="185.385152919811">
                <text:p>185.385152919811</text:p>
              </table:table-cell>
              <table:table-cell office:value-type="float" office:value="232.795246">
                <text:p>232.7952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.375">
                <text:p>204.375</text:p>
              </table:table-cell>
              <table:table-cell office:value-type="float" office:value="216.48">
                <text:p>216.48</text:p>
              </table:table-cell>
              <table:table-cell office:value-type="float" office:value="184.32">
                <text:p>184.32</text:p>
              </table:table-cell>
              <table:table-cell office:value-type="float" office:value="235.2">
                <text:p>235.2</text:p>
              </table:table-cell>
              <table:table-cell office:value-type="float" office:value="179.76742101315">
                <text:p>179.76742101315</text:p>
              </table:table-cell>
              <table:table-cell office:value-type="float" office:value="229.990484">
                <text:p>229.9904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.875">
                <text:p>199.875</text:p>
              </table:table-cell>
              <table:table-cell office:value-type="float" office:value="215.496">
                <text:p>215.496</text:p>
              </table:table-cell>
              <table:table-cell office:value-type="float" office:value="184.32">
                <text:p>184.32</text:p>
              </table:table-cell>
              <table:table-cell office:value-type="float" office:value="235.2">
                <text:p>235.2</text:p>
              </table:table-cell>
              <table:table-cell office:value-type="float" office:value="178.51942101315">
                <text:p>178.51942101315</text:p>
              </table:table-cell>
              <table:table-cell office:value-type="float" office:value="228.944984">
                <text:p>228.9449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.875">
                <text:p>199.875</text:p>
              </table:table-cell>
              <table:table-cell office:value-type="float" office:value="212.868">
                <text:p>212.868</text:p>
              </table:table-cell>
              <table:table-cell office:value-type="float" office:value="178.56">
                <text:p>178.56</text:p>
              </table:table-cell>
              <table:table-cell office:value-type="float" office:value="235.2">
                <text:p>235.2</text:p>
              </table:table-cell>
              <table:table-cell office:value-type="float" office:value="172.940689106489">
                <text:p>172.940689106489</text:p>
              </table:table-cell>
              <table:table-cell office:value-type="float" office:value="226.152972">
                <text:p>226.1529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6.875">
                <text:p>196.875</text:p>
              </table:table-cell>
              <table:table-cell office:value-type="float" office:value="212.22">
                <text:p>212.22</text:p>
              </table:table-cell>
              <table:table-cell office:value-type="float" office:value="178.56">
                <text:p>178.56</text:p>
              </table:table-cell>
              <table:table-cell office:value-type="float" office:value="235.2">
                <text:p>235.2</text:p>
              </table:table-cell>
              <table:table-cell office:value-type="float" office:value="172.134689106489">
                <text:p>172.134689106489</text:p>
              </table:table-cell>
              <table:table-cell office:value-type="float" office:value="225.464472">
                <text:p>225.46447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2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52">
      <style:chart-properties chart:display-label="true" chart:tick-marks-major-inner="false" chart:tick-marks-major-outer="false" chart:logarithmic="false" chart:minimum="150" chart:maximum="300" chart:interval-major="25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width="0.026cm" svg:stroke-color="#d9d9d9"/>
    </style:style>
    <style:style style:name="ch9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0000" svg:stroke-linecap="round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ad47" svg:stroke-linecap="round" draw:fill-color="#70ad47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30a0" svg:stroke-linecap="round" draw:fill-color="#7030a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svg:stroke-linecap="round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  <style:style style:name="T1" style:family="text">
      <style:text-properties fo:color="#595959" style:text-position="0% 100%" fo:font-family="Calibri" fo:font-size="14pt" fo:language="en" fo:country="US" style:font-size-asian="14pt" style:font-size-complex="14pt"/>
    </style:style>
    <style:style style:name="T2" style:family="text">
      <style:text-properties fo:color="#595959" style:text-position="0% 100%" fo:font-family="Calibri" fo:font-size="10pt" fo:language="en" fo:country="US" style:font-size-asian="10pt" style:font-size-complex="10pt"/>
    </style:style>
  </office:automatic-styles>
  <office:body>
    <office:chart>
      <chart:chart svg:width="13.19cm" svg:height="9.091cm" xlink:href=".." xlink:type="simple" chart:class="chart:line" chart:style-name="ch1">
        <chart:title svg:x="4.597cm" svg:y="0.317cm" chart:style-name="ch2">
          <text:p><text:span text:style-name="T1">Best</text:span><text:span text:style-name="T1"> </text:span><text:span text:style-name="T1">Weapons</text:span><text:span text:style-name="T1"> DPS</text:span></text:p>
        </chart:title>
        <chart:legend chart:legend-position="end" svg:x="10.226cm" svg:y="3.238cm" style:legend-expansion="high" chart:style-name="ch3"/>
        <chart:plot-area chart:style-name="ch4" table:cell-range-address="slvr.T1:slvr.T1 slvr.T3:slvr.T8 slvr.AB1:slvr.AB1 slvr.AB3:slvr.AB8 slvr.AI1:slvr.AI1 slvr.AI3:slvr.AI8 slvr.AS1:slvr.AS1 slvr.AS3:slvr.AS8 slvr.AZ1:slvr.AZ1 slvr.AZ3:slvr.AZ8 slvr.BG1:slvr.BG1 slvr.BG3:slvr.BG8" chart:data-source-has-labels="row" svg:x="1.27cm" svg:y="1.255cm" svg:width="8.693cm" svg:height="6.678cm">
          <chart:coordinate-region svg:x="2.095cm" svg:y="1.416cm" svg:width="7.868cm" svg:height="6.1cm"/>
          <chart:axis chart:dimension="x" chart:name="primary-x" chart:style-name="ch5">
            <chart:title svg:x="5.191cm" svg:y="8.114cm" chart:style-name="ch2">
              <text:p><text:span text:style-name="T2">Level</text:span></text:p>
            </chart:title>
          </chart:axis>
          <chart:axis chart:dimension="y" chart:name="primary-y" chart:style-name="ch6">
            <chart:title svg:x="0.451cm" svg:y="5.572cm" chart:style-name="ch7">
              <text:p><text:span text:style-name="T2">Effective DPS</text:span></text:p>
            </chart:title>
            <chart:grid chart:style-name="ch8" chart:class="major"/>
          </chart:axis>
          <chart:series chart:style-name="ch9" chart:values-cell-range-address="slvr.T3:slvr.T8" chart:label-cell-address="slvr.T1:slvr.T1" chart:class="chart:line">
            <chart:data-point chart:repeated="6"/>
          </chart:series>
          <chart:series chart:style-name="ch10" chart:values-cell-range-address="slvr.AB3:slvr.AB8" chart:label-cell-address="slvr.AB1:slvr.AB1" chart:class="chart:line">
            <chart:data-point chart:repeated="6"/>
          </chart:series>
          <chart:series chart:style-name="ch11" chart:values-cell-range-address="slvr.AI3:slvr.AI8" chart:label-cell-address="slvr.AI1:slvr.AI1" chart:class="chart:line">
            <chart:data-point chart:repeated="6"/>
          </chart:series>
          <chart:series chart:style-name="ch12" chart:values-cell-range-address="slvr.AS3:slvr.AS8" chart:label-cell-address="slvr.AS1:slvr.AS1" chart:class="chart:line">
            <chart:data-point chart:repeated="6"/>
          </chart:series>
          <chart:series chart:style-name="ch13" chart:values-cell-range-address="slvr.AZ3:slvr.AZ8" chart:label-cell-address="slvr.AZ1:slvr.AZ1" chart:class="chart:line">
            <chart:data-point chart:repeated="6"/>
          </chart:series>
          <chart:series chart:style-name="ch14" chart:values-cell-range-address="slvr.BG3:slvr.BG8" chart:label-cell-address="slvr.BG1:slvr.BG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6 Sword</text:p>
                <draw:g>
                  <svg:desc>slvr.T1:slvr.T1</svg:desc>
                </draw:g>
              </table:table-cell>
              <table:table-cell office:value-type="string">
                <text:p>T6 Axe</text:p>
                <draw:g>
                  <svg:desc>slvr.AB1:slvr.AB1</svg:desc>
                </draw:g>
              </table:table-cell>
              <table:table-cell office:value-type="string">
                <text:p>T6 Scythe</text:p>
                <draw:g>
                  <svg:desc>slvr.AI1:slvr.AI1</svg:desc>
                </draw:g>
              </table:table-cell>
              <table:table-cell office:value-type="string">
                <text:p>T6 Staff</text:p>
                <draw:g>
                  <svg:desc>slvr.AS1:slvr.AS1</svg:desc>
                </draw:g>
              </table:table-cell>
              <table:table-cell office:value-type="string">
                <text:p>T6 Bow</text:p>
                <draw:g>
                  <svg:desc>slvr.AZ1:slvr.AZ1</svg:desc>
                </draw:g>
              </table:table-cell>
              <table:table-cell office:value-type="string">
                <text:p>T6 Crossbow</text:p>
                <draw:g>
                  <svg:desc>slvr.BG1:slvr.B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6.875">
                <text:p>196.875</text:p>
                <draw:g>
                  <svg:desc>slvr.T3:slvr.T8</svg:desc>
                </draw:g>
              </table:table-cell>
              <table:table-cell office:value-type="float" office:value="262">
                <text:p>262</text:p>
                <draw:g>
                  <svg:desc>slvr.AB3:slvr.AB8</svg:desc>
                </draw:g>
              </table:table-cell>
              <table:table-cell office:value-type="float" office:value="288">
                <text:p>288</text:p>
                <draw:g>
                  <svg:desc>slvr.AI3:slvr.AI8</svg:desc>
                </draw:g>
              </table:table-cell>
              <table:table-cell office:value-type="float" office:value="235.2">
                <text:p>235.2</text:p>
                <draw:g>
                  <svg:desc>slvr.AS3:slvr.AS8</svg:desc>
                </draw:g>
              </table:table-cell>
              <table:table-cell office:value-type="float" office:value="277.636595333047">
                <text:p>277.636595333047</text:p>
                <draw:g>
                  <svg:desc>slvr.AZ3:slvr.AZ8</svg:desc>
                </draw:g>
              </table:table-cell>
              <table:table-cell office:value-type="float" office:value="278.3512">
                <text:p>278.3512</text:p>
                <draw:g>
                  <svg:desc>slvr.BG3:slvr.B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6.875">
                <text:p>196.875</text:p>
              </table:table-cell>
              <table:table-cell office:value-type="float" office:value="260.69">
                <text:p>260.69</text:p>
              </table:table-cell>
              <table:table-cell office:value-type="float" office:value="285.12">
                <text:p>285.12</text:p>
              </table:table-cell>
              <table:table-cell office:value-type="float" office:value="235.2">
                <text:p>235.2</text:p>
              </table:table-cell>
              <table:table-cell office:value-type="float" office:value="274.860229379716">
                <text:p>274.860229379716</text:p>
              </table:table-cell>
              <table:table-cell office:value-type="float" office:value="276.959444">
                <text:p>276.959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.375">
                <text:p>192.375</text:p>
              </table:table-cell>
              <table:table-cell office:value-type="float" office:value="259.496">
                <text:p>259.496</text:p>
              </table:table-cell>
              <table:table-cell office:value-type="float" office:value="285.12">
                <text:p>285.12</text:p>
              </table:table-cell>
              <table:table-cell office:value-type="float" office:value="235.2">
                <text:p>235.2</text:p>
              </table:table-cell>
              <table:table-cell office:value-type="float" office:value="272.929729379716">
                <text:p>272.929729379716</text:p>
              </table:table-cell>
              <table:table-cell office:value-type="float" office:value="275.690819">
                <text:p>275.6908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.375">
                <text:p>192.375</text:p>
              </table:table-cell>
              <table:table-cell office:value-type="float" office:value="258.192">
                <text:p>258.192</text:p>
              </table:table-cell>
              <table:table-cell office:value-type="float" office:value="282.24">
                <text:p>282.24</text:p>
              </table:table-cell>
              <table:table-cell office:value-type="float" office:value="235.2">
                <text:p>235.2</text:p>
              </table:table-cell>
              <table:table-cell office:value-type="float" office:value="270.172863426386">
                <text:p>270.172863426386</text:p>
              </table:table-cell>
              <table:table-cell office:value-type="float" office:value="274.305438">
                <text:p>274.3054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7.875">
                <text:p>187.875</text:p>
              </table:table-cell>
              <table:table-cell office:value-type="float" office:value="257.004">
                <text:p>257.004</text:p>
              </table:table-cell>
              <table:table-cell office:value-type="float" office:value="282.24">
                <text:p>282.24</text:p>
              </table:table-cell>
              <table:table-cell office:value-type="float" office:value="235.2">
                <text:p>235.2</text:p>
              </table:table-cell>
              <table:table-cell office:value-type="float" office:value="268.261863426386">
                <text:p>268.261863426386</text:p>
              </table:table-cell>
              <table:table-cell office:value-type="float" office:value="273.043188">
                <text:p>273.0431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7.875">
                <text:p>187.875</text:p>
              </table:table-cell>
              <table:table-cell office:value-type="float" office:value="255.706">
                <text:p>255.706</text:p>
              </table:table-cell>
              <table:table-cell office:value-type="float" office:value="279.36">
                <text:p>279.36</text:p>
              </table:table-cell>
              <table:table-cell office:value-type="float" office:value="235.2">
                <text:p>235.2</text:p>
              </table:table-cell>
              <table:table-cell office:value-type="float" office:value="265.524497473055">
                <text:p>265.524497473055</text:p>
              </table:table-cell>
              <table:table-cell office:value-type="float" office:value="271.664182">
                <text:p>271.66418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2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52">
      <style:chart-properties chart:display-label="true" chart:tick-marks-major-inner="false" chart:tick-marks-major-outer="false" chart:logarithmic="false" chart:minimum="200" chart:maximum="300" chart:interval-major="2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width="0.026cm" svg:stroke-color="#d9d9d9"/>
    </style:style>
    <style:style style:name="ch9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0000" svg:stroke-linecap="round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ad47" svg:stroke-linecap="round" draw:fill-color="#70ad47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30a0" svg:stroke-linecap="round" draw:fill-color="#7030a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svg:stroke-linecap="round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  <style:style style:name="T1" style:family="text">
      <style:text-properties fo:color="#595959" style:text-position="0% 100%" fo:font-family="Calibri" fo:font-size="14pt" fo:language="en" fo:country="US" style:font-size-asian="14pt" style:font-size-complex="14pt"/>
    </style:style>
    <style:style style:name="T2" style:family="text">
      <style:text-properties fo:color="#595959" style:text-position="0% 100%" fo:font-family="Calibri" fo:font-size="10pt" fo:language="en" fo:country="US" style:font-size-asian="10pt" style:font-size-complex="10pt"/>
    </style:style>
  </office:automatic-styles>
  <office:body>
    <office:chart>
      <chart:chart svg:width="13.19cm" svg:height="9.091cm" xlink:href=".." xlink:type="simple" chart:class="chart:line" chart:style-name="ch1">
        <chart:title svg:x="4.597cm" svg:y="0.317cm" chart:style-name="ch2">
          <text:p><text:span text:style-name="T1">Best</text:span><text:span text:style-name="T1"> </text:span><text:span text:style-name="T1">Weapons</text:span><text:span text:style-name="T1"> DPS</text:span></text:p>
        </chart:title>
        <chart:legend chart:legend-position="end" svg:x="10.226cm" svg:y="3.238cm" style:legend-expansion="high" chart:style-name="ch3"/>
        <chart:plot-area chart:style-name="ch4" table:cell-range-address="skel.T1:skel.T1 skel.T3:skel.T9 skel.AB1:skel.AB1 skel.AB3:skel.AB9 skel.AI1:skel.AI1 skel.AI3:skel.AI9 skel.AS1:skel.AS1 skel.AS3:skel.AS9 skel.AZ1:skel.AZ1 skel.AZ3:skel.AZ9 skel.BG1:skel.BG1 skel.BG3:skel.BG9" chart:data-source-has-labels="row" svg:x="1.27cm" svg:y="1.255cm" svg:width="8.693cm" svg:height="6.678cm">
          <chart:coordinate-region svg:x="2.095cm" svg:y="1.415cm" svg:width="7.868cm" svg:height="6.1cm"/>
          <chart:axis chart:dimension="x" chart:name="primary-x" chart:style-name="ch5">
            <chart:title svg:x="5.191cm" svg:y="8.114cm" chart:style-name="ch2">
              <text:p><text:span text:style-name="T2">Level</text:span></text:p>
            </chart:title>
          </chart:axis>
          <chart:axis chart:dimension="y" chart:name="primary-y" chart:style-name="ch6">
            <chart:title svg:x="0.451cm" svg:y="5.572cm" chart:style-name="ch7">
              <text:p><text:span text:style-name="T2">Effective DPS</text:span></text:p>
            </chart:title>
            <chart:grid chart:style-name="ch8" chart:class="major"/>
          </chart:axis>
          <chart:series chart:style-name="ch9" chart:values-cell-range-address="skel.T3:skel.T9" chart:label-cell-address="skel.T1:skel.T1" chart:class="chart:line">
            <chart:data-point chart:repeated="7"/>
          </chart:series>
          <chart:series chart:style-name="ch10" chart:values-cell-range-address="skel.AB3:skel.AB9" chart:label-cell-address="skel.AB1:skel.AB1" chart:class="chart:line">
            <chart:data-point chart:repeated="7"/>
          </chart:series>
          <chart:series chart:style-name="ch11" chart:values-cell-range-address="skel.AI3:skel.AI9" chart:label-cell-address="skel.AI1:skel.AI1" chart:class="chart:line">
            <chart:data-point chart:repeated="7"/>
          </chart:series>
          <chart:series chart:style-name="ch12" chart:values-cell-range-address="skel.AS3:skel.AS9" chart:label-cell-address="skel.AS1:skel.AS1" chart:class="chart:line">
            <chart:data-point chart:repeated="7"/>
          </chart:series>
          <chart:series chart:style-name="ch13" chart:values-cell-range-address="skel.AZ3:skel.AZ9" chart:label-cell-address="skel.AZ1:skel.AZ1" chart:class="chart:line">
            <chart:data-point chart:repeated="7"/>
          </chart:series>
          <chart:series chart:style-name="ch14" chart:values-cell-range-address="skel.BG3:skel.BG9" chart:label-cell-address="skel.BG1:skel.BG1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6 Sword</text:p>
                <draw:g>
                  <svg:desc>skel.T1:skel.T1</svg:desc>
                </draw:g>
              </table:table-cell>
              <table:table-cell office:value-type="string">
                <text:p>T6 Axe</text:p>
                <draw:g>
                  <svg:desc>skel.AB1:skel.AB1</svg:desc>
                </draw:g>
              </table:table-cell>
              <table:table-cell office:value-type="string">
                <text:p>T6 Scythe</text:p>
                <draw:g>
                  <svg:desc>skel.AI1:skel.AI1</svg:desc>
                </draw:g>
              </table:table-cell>
              <table:table-cell office:value-type="string">
                <text:p>T6 Staff</text:p>
                <draw:g>
                  <svg:desc>skel.AS1:skel.AS1</svg:desc>
                </draw:g>
              </table:table-cell>
              <table:table-cell office:value-type="string">
                <text:p>T6 Bow</text:p>
                <draw:g>
                  <svg:desc>skel.AZ1:skel.AZ1</svg:desc>
                </draw:g>
              </table:table-cell>
              <table:table-cell office:value-type="string">
                <text:p>T6 Crossbow</text:p>
                <draw:g>
                  <svg:desc>skel.BG1:skel.B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1.875">
                <text:p>241.875</text:p>
                <draw:g>
                  <svg:desc>skel.T3:skel.T9</svg:desc>
                </draw:g>
              </table:table-cell>
              <table:table-cell office:value-type="float" office:value="253.45">
                <text:p>253.45</text:p>
                <draw:g>
                  <svg:desc>skel.AB3:skel.AB9</svg:desc>
                </draw:g>
              </table:table-cell>
              <table:table-cell office:value-type="float" office:value="244.8">
                <text:p>244.8</text:p>
                <draw:g>
                  <svg:desc>skel.AI3:skel.AI9</svg:desc>
                </draw:g>
              </table:table-cell>
              <table:table-cell office:value-type="float" office:value="235.2">
                <text:p>235.2</text:p>
                <draw:g>
                  <svg:desc>skel.AS3:skel.AS9</svg:desc>
                </draw:g>
              </table:table-cell>
              <table:table-cell office:value-type="float" office:value="252.56610603309">
                <text:p>252.56610603309</text:p>
                <draw:g>
                  <svg:desc>skel.AZ3:skel.AZ9</svg:desc>
                </draw:g>
              </table:table-cell>
              <table:table-cell office:value-type="float" office:value="269.26861">
                <text:p>269.26861</text:p>
                <draw:g>
                  <svg:desc>skel.BG3:skel.BG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.375">
                <text:p>240.375</text:p>
              </table:table-cell>
              <table:table-cell office:value-type="float" office:value="253.08">
                <text:p>253.08</text:p>
              </table:table-cell>
              <table:table-cell office:value-type="float" office:value="244.8">
                <text:p>244.8</text:p>
              </table:table-cell>
              <table:table-cell office:value-type="float" office:value="235.2">
                <text:p>235.2</text:p>
              </table:table-cell>
              <table:table-cell office:value-type="float" office:value="252.01360603309">
                <text:p>252.01360603309</text:p>
              </table:table-cell>
              <table:table-cell office:value-type="float" office:value="268.875485">
                <text:p>268.875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.375">
                <text:p>240.375</text:p>
              </table:table-cell>
              <table:table-cell office:value-type="float" office:value="251.712">
                <text:p>251.712</text:p>
              </table:table-cell>
              <table:table-cell office:value-type="float" office:value="241.92">
                <text:p>241.92</text:p>
              </table:table-cell>
              <table:table-cell office:value-type="float" office:value="235.2">
                <text:p>235.2</text:p>
              </table:table-cell>
              <table:table-cell office:value-type="float" office:value="249.048740079759">
                <text:p>249.048740079759</text:p>
              </table:table-cell>
              <table:table-cell office:value-type="float" office:value="267.422104">
                <text:p>267.4221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7.375">
                <text:p>237.375</text:p>
              </table:table-cell>
              <table:table-cell office:value-type="float" office:value="250.976">
                <text:p>250.976</text:p>
              </table:table-cell>
              <table:table-cell office:value-type="float" office:value="241.92">
                <text:p>241.92</text:p>
              </table:table-cell>
              <table:table-cell office:value-type="float" office:value="235.2">
                <text:p>235.2</text:p>
              </table:table-cell>
              <table:table-cell office:value-type="float" office:value="247.956740079759">
                <text:p>247.956740079759</text:p>
              </table:table-cell>
              <table:table-cell office:value-type="float" office:value="266.640104">
                <text:p>266.6401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7.375">
                <text:p>237.375</text:p>
              </table:table-cell>
              <table:table-cell office:value-type="float" office:value="248.248">
                <text:p>248.248</text:p>
              </table:table-cell>
              <table:table-cell office:value-type="float" office:value="236.16">
                <text:p>236.16</text:p>
              </table:table-cell>
              <table:table-cell office:value-type="float" office:value="235.2">
                <text:p>235.2</text:p>
              </table:table-cell>
              <table:table-cell office:value-type="float" office:value="242.053008173098">
                <text:p>242.053008173098</text:p>
              </table:table-cell>
              <table:table-cell office:value-type="float" office:value="263.741842">
                <text:p>263.7418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4.375">
                <text:p>234.375</text:p>
              </table:table-cell>
              <table:table-cell office:value-type="float" office:value="247.52">
                <text:p>247.52</text:p>
              </table:table-cell>
              <table:table-cell office:value-type="float" office:value="236.16">
                <text:p>236.16</text:p>
              </table:table-cell>
              <table:table-cell office:value-type="float" office:value="235.2">
                <text:p>235.2</text:p>
              </table:table-cell>
              <table:table-cell office:value-type="float" office:value="240.987008173098">
                <text:p>240.987008173098</text:p>
              </table:table-cell>
              <table:table-cell office:value-type="float" office:value="262.968342">
                <text:p>262.9683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4.375">
                <text:p>234.375</text:p>
              </table:table-cell>
              <table:table-cell office:value-type="float" office:value="244.8">
                <text:p>244.8</text:p>
              </table:table-cell>
              <table:table-cell office:value-type="float" office:value="230.4">
                <text:p>230.4</text:p>
              </table:table-cell>
              <table:table-cell office:value-type="float" office:value="235.2">
                <text:p>235.2</text:p>
              </table:table-cell>
              <table:table-cell office:value-type="float" office:value="235.109276266437">
                <text:p>235.109276266437</text:p>
              </table:table-cell>
              <table:table-cell office:value-type="float" office:value="260.07858">
                <text:p>260.0785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2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52">
      <style:chart-properties chart:display-label="true" chart:tick-marks-major-inner="false" chart:tick-marks-major-outer="false" chart:logarithmic="false" chart:minimum="200" chart:maximum="300" chart:interval-major="2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width="0.026cm" svg:stroke-color="#d9d9d9"/>
    </style:style>
    <style:style style:name="ch9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0000" svg:stroke-linecap="round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ad47" svg:stroke-linecap="round" draw:fill-color="#70ad47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30a0" svg:stroke-linecap="round" draw:fill-color="#7030a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svg:stroke-linecap="round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  <style:style style:name="T1" style:family="text">
      <style:text-properties fo:color="#595959" style:text-position="0% 100%" fo:font-family="Calibri" fo:font-size="14pt" fo:language="en" fo:country="US" style:font-size-asian="14pt" style:font-size-complex="14pt"/>
    </style:style>
    <style:style style:name="T2" style:family="text">
      <style:text-properties fo:color="#595959" style:text-position="0% 100%" fo:font-family="Calibri" fo:font-size="10pt" fo:language="en" fo:country="US" style:font-size-asian="10pt" style:font-size-complex="10pt"/>
    </style:style>
  </office:automatic-styles>
  <office:body>
    <office:chart>
      <chart:chart svg:width="13.19cm" svg:height="9.091cm" xlink:href=".." xlink:type="simple" chart:class="chart:line" chart:style-name="ch1">
        <chart:title svg:x="4.597cm" svg:y="0.317cm" chart:style-name="ch2">
          <text:p><text:span text:style-name="T1">Best</text:span><text:span text:style-name="T1"> </text:span><text:span text:style-name="T1">Weapons</text:span><text:span text:style-name="T1"> DPS</text:span></text:p>
        </chart:title>
        <chart:legend chart:legend-position="end" svg:x="10.226cm" svg:y="3.238cm" style:legend-expansion="high" chart:style-name="ch3"/>
        <chart:plot-area chart:style-name="ch4" table:cell-range-address="stry.T1:stry.T1 stry.T3:stry.T9 stry.AB1:stry.AB1 stry.AB3:stry.AB9 stry.AI1:stry.AI1 stry.AI3:stry.AI9 stry.AS1:stry.AS1 stry.AS3:stry.AS9 stry.AZ1:stry.AZ1 stry.AZ3:stry.AZ9 stry.BG1:stry.BG1 stry.BG3:stry.BG9" chart:data-source-has-labels="row" svg:x="1.27cm" svg:y="1.255cm" svg:width="8.693cm" svg:height="6.678cm">
          <chart:coordinate-region svg:x="2.095cm" svg:y="1.415cm" svg:width="7.868cm" svg:height="6.1cm"/>
          <chart:axis chart:dimension="x" chart:name="primary-x" chart:style-name="ch5">
            <chart:title svg:x="5.191cm" svg:y="8.114cm" chart:style-name="ch2">
              <text:p><text:span text:style-name="T2">Level</text:span></text:p>
            </chart:title>
          </chart:axis>
          <chart:axis chart:dimension="y" chart:name="primary-y" chart:style-name="ch6">
            <chart:title svg:x="0.451cm" svg:y="5.572cm" chart:style-name="ch7">
              <text:p><text:span text:style-name="T2">Effective DPS</text:span></text:p>
            </chart:title>
            <chart:grid chart:style-name="ch8" chart:class="major"/>
          </chart:axis>
          <chart:series chart:style-name="ch9" chart:values-cell-range-address="stry.T3:stry.T9" chart:label-cell-address="stry.T1:stry.T1" chart:class="chart:line">
            <chart:data-point chart:repeated="7"/>
          </chart:series>
          <chart:series chart:style-name="ch10" chart:values-cell-range-address="stry.AB3:stry.AB9" chart:label-cell-address="stry.AB1:stry.AB1" chart:class="chart:line">
            <chart:data-point chart:repeated="7"/>
          </chart:series>
          <chart:series chart:style-name="ch11" chart:values-cell-range-address="stry.AI3:stry.AI9" chart:label-cell-address="stry.AI1:stry.AI1" chart:class="chart:line">
            <chart:data-point chart:repeated="7"/>
          </chart:series>
          <chart:series chart:style-name="ch12" chart:values-cell-range-address="stry.AS3:stry.AS9" chart:label-cell-address="stry.AS1:stry.AS1" chart:class="chart:line">
            <chart:data-point chart:repeated="7"/>
          </chart:series>
          <chart:series chart:style-name="ch13" chart:values-cell-range-address="stry.AZ3:stry.AZ9" chart:label-cell-address="stry.AZ1:stry.AZ1" chart:class="chart:line">
            <chart:data-point chart:repeated="7"/>
          </chart:series>
          <chart:series chart:style-name="ch14" chart:values-cell-range-address="stry.BG3:stry.BG9" chart:label-cell-address="stry.BG1:stry.BG1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6 Sword</text:p>
                <draw:g>
                  <svg:desc>stry.T1:stry.T1</svg:desc>
                </draw:g>
              </table:table-cell>
              <table:table-cell office:value-type="string">
                <text:p>T6 Axe</text:p>
                <draw:g>
                  <svg:desc>stry.AB1:stry.AB1</svg:desc>
                </draw:g>
              </table:table-cell>
              <table:table-cell office:value-type="string">
                <text:p>T6 Scythe</text:p>
                <draw:g>
                  <svg:desc>stry.AI1:stry.AI1</svg:desc>
                </draw:g>
              </table:table-cell>
              <table:table-cell office:value-type="string">
                <text:p>T6 Staff</text:p>
                <draw:g>
                  <svg:desc>stry.AS1:stry.AS1</svg:desc>
                </draw:g>
              </table:table-cell>
              <table:table-cell office:value-type="string">
                <text:p>T6 Bow</text:p>
                <draw:g>
                  <svg:desc>stry.AZ1:stry.AZ1</svg:desc>
                </draw:g>
              </table:table-cell>
              <table:table-cell office:value-type="string">
                <text:p>T6 Crossbow</text:p>
                <draw:g>
                  <svg:desc>stry.BG1:stry.B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1.875">
                <text:p>241.875</text:p>
                <draw:g>
                  <svg:desc>stry.T3:stry.T9</svg:desc>
                </draw:g>
              </table:table-cell>
              <table:table-cell office:value-type="float" office:value="253.45">
                <text:p>253.45</text:p>
                <draw:g>
                  <svg:desc>stry.AB3:stry.AB9</svg:desc>
                </draw:g>
              </table:table-cell>
              <table:table-cell office:value-type="float" office:value="244.8">
                <text:p>244.8</text:p>
                <draw:g>
                  <svg:desc>stry.AI3:stry.AI9</svg:desc>
                </draw:g>
              </table:table-cell>
              <table:table-cell office:value-type="float" office:value="235.2">
                <text:p>235.2</text:p>
                <draw:g>
                  <svg:desc>stry.AS3:stry.AS9</svg:desc>
                </draw:g>
              </table:table-cell>
              <table:table-cell office:value-type="float" office:value="252.56610603309">
                <text:p>252.56610603309</text:p>
                <draw:g>
                  <svg:desc>stry.AZ3:stry.AZ9</svg:desc>
                </draw:g>
              </table:table-cell>
              <table:table-cell office:value-type="float" office:value="269.26861">
                <text:p>269.26861</text:p>
                <draw:g>
                  <svg:desc>stry.BG3:stry.BG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.375">
                <text:p>240.375</text:p>
              </table:table-cell>
              <table:table-cell office:value-type="float" office:value="253.08">
                <text:p>253.08</text:p>
              </table:table-cell>
              <table:table-cell office:value-type="float" office:value="244.8">
                <text:p>244.8</text:p>
              </table:table-cell>
              <table:table-cell office:value-type="float" office:value="235.2">
                <text:p>235.2</text:p>
              </table:table-cell>
              <table:table-cell office:value-type="float" office:value="252.01360603309">
                <text:p>252.01360603309</text:p>
              </table:table-cell>
              <table:table-cell office:value-type="float" office:value="268.875485">
                <text:p>268.875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.375">
                <text:p>240.375</text:p>
              </table:table-cell>
              <table:table-cell office:value-type="float" office:value="251.712">
                <text:p>251.712</text:p>
              </table:table-cell>
              <table:table-cell office:value-type="float" office:value="241.92">
                <text:p>241.92</text:p>
              </table:table-cell>
              <table:table-cell office:value-type="float" office:value="235.2">
                <text:p>235.2</text:p>
              </table:table-cell>
              <table:table-cell office:value-type="float" office:value="249.048740079759">
                <text:p>249.048740079759</text:p>
              </table:table-cell>
              <table:table-cell office:value-type="float" office:value="267.422104">
                <text:p>267.4221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7.375">
                <text:p>237.375</text:p>
              </table:table-cell>
              <table:table-cell office:value-type="float" office:value="250.976">
                <text:p>250.976</text:p>
              </table:table-cell>
              <table:table-cell office:value-type="float" office:value="241.92">
                <text:p>241.92</text:p>
              </table:table-cell>
              <table:table-cell office:value-type="float" office:value="235.2">
                <text:p>235.2</text:p>
              </table:table-cell>
              <table:table-cell office:value-type="float" office:value="247.956740079759">
                <text:p>247.956740079759</text:p>
              </table:table-cell>
              <table:table-cell office:value-type="float" office:value="266.640104">
                <text:p>266.6401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7.375">
                <text:p>237.375</text:p>
              </table:table-cell>
              <table:table-cell office:value-type="float" office:value="248.248">
                <text:p>248.248</text:p>
              </table:table-cell>
              <table:table-cell office:value-type="float" office:value="236.16">
                <text:p>236.16</text:p>
              </table:table-cell>
              <table:table-cell office:value-type="float" office:value="235.2">
                <text:p>235.2</text:p>
              </table:table-cell>
              <table:table-cell office:value-type="float" office:value="242.053008173098">
                <text:p>242.053008173098</text:p>
              </table:table-cell>
              <table:table-cell office:value-type="float" office:value="263.741842">
                <text:p>263.7418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4.375">
                <text:p>234.375</text:p>
              </table:table-cell>
              <table:table-cell office:value-type="float" office:value="247.52">
                <text:p>247.52</text:p>
              </table:table-cell>
              <table:table-cell office:value-type="float" office:value="236.16">
                <text:p>236.16</text:p>
              </table:table-cell>
              <table:table-cell office:value-type="float" office:value="235.2">
                <text:p>235.2</text:p>
              </table:table-cell>
              <table:table-cell office:value-type="float" office:value="240.987008173098">
                <text:p>240.987008173098</text:p>
              </table:table-cell>
              <table:table-cell office:value-type="float" office:value="262.968342">
                <text:p>262.9683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4.375">
                <text:p>234.375</text:p>
              </table:table-cell>
              <table:table-cell office:value-type="float" office:value="244.8">
                <text:p>244.8</text:p>
              </table:table-cell>
              <table:table-cell office:value-type="float" office:value="230.4">
                <text:p>230.4</text:p>
              </table:table-cell>
              <table:table-cell office:value-type="float" office:value="235.2">
                <text:p>235.2</text:p>
              </table:table-cell>
              <table:table-cell office:value-type="float" office:value="235.109276266437">
                <text:p>235.109276266437</text:p>
              </table:table-cell>
              <table:table-cell office:value-type="float" office:value="260.07858">
                <text:p>260.0785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2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52">
      <style:chart-properties chart:display-label="true" chart:tick-marks-major-inner="false" chart:tick-marks-major-outer="false" chart:logarithmic="false" chart:minimum="200" chart:maximum="300" chart:interval-major="2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width="0.026cm" svg:stroke-color="#d9d9d9"/>
    </style:style>
    <style:style style:name="ch9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0000" svg:stroke-linecap="round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ad47" svg:stroke-linecap="round" draw:fill-color="#70ad47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30a0" svg:stroke-linecap="round" draw:fill-color="#7030a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svg:stroke-linecap="round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  <style:style style:name="T1" style:family="text">
      <style:text-properties fo:color="#595959" style:text-position="0% 100%" fo:font-family="Calibri" fo:font-size="14pt" fo:language="en" fo:country="US" style:font-size-asian="14pt" style:font-size-complex="14pt"/>
    </style:style>
    <style:style style:name="T2" style:family="text">
      <style:text-properties fo:color="#595959" style:text-position="0% 100%" fo:font-family="Calibri" fo:font-size="10pt" fo:language="en" fo:country="US" style:font-size-asian="10pt" style:font-size-complex="10pt"/>
    </style:style>
  </office:automatic-styles>
  <office:body>
    <office:chart>
      <chart:chart svg:width="13.19cm" svg:height="9.091cm" xlink:href=".." xlink:type="simple" chart:class="chart:line" chart:style-name="ch1">
        <chart:title svg:x="4.597cm" svg:y="0.317cm" chart:style-name="ch2">
          <text:p><text:span text:style-name="T1">Best</text:span><text:span text:style-name="T1"> </text:span><text:span text:style-name="T1">Weapons</text:span><text:span text:style-name="T1"> DPS</text:span></text:p>
        </chart:title>
        <chart:legend chart:legend-position="end" svg:x="10.226cm" svg:y="3.238cm" style:legend-expansion="high" chart:style-name="ch3"/>
        <chart:plot-area chart:style-name="ch4" table:cell-range-address="pgsn.T1:pgsn.T1 pgsn.T3:pgsn.T8 pgsn.AB1:pgsn.AB1 pgsn.AB3:pgsn.AB8 pgsn.AI1:pgsn.AI1 pgsn.AI3:pgsn.AI8 pgsn.AS1:pgsn.AS1 pgsn.AS3:pgsn.AS8 pgsn.AZ1:pgsn.AZ1 pgsn.AZ3:pgsn.AZ8 pgsn.BG1:pgsn.BG1 pgsn.BG3:pgsn.BG8" chart:data-source-has-labels="row" svg:x="1.27cm" svg:y="1.255cm" svg:width="8.693cm" svg:height="6.678cm">
          <chart:coordinate-region svg:x="2.095cm" svg:y="1.415cm" svg:width="7.868cm" svg:height="6.1cm"/>
          <chart:axis chart:dimension="x" chart:name="primary-x" chart:style-name="ch5">
            <chart:title svg:x="5.191cm" svg:y="8.114cm" chart:style-name="ch2">
              <text:p><text:span text:style-name="T2">Level</text:span></text:p>
            </chart:title>
          </chart:axis>
          <chart:axis chart:dimension="y" chart:name="primary-y" chart:style-name="ch6">
            <chart:title svg:x="0.451cm" svg:y="5.572cm" chart:style-name="ch7">
              <text:p><text:span text:style-name="T2">Effective DPS</text:span></text:p>
            </chart:title>
            <chart:grid chart:style-name="ch8" chart:class="major"/>
          </chart:axis>
          <chart:series chart:style-name="ch9" chart:values-cell-range-address="pgsn.T3:pgsn.T8" chart:label-cell-address="pgsn.T1:pgsn.T1" chart:class="chart:line">
            <chart:data-point chart:repeated="6"/>
          </chart:series>
          <chart:series chart:style-name="ch10" chart:values-cell-range-address="pgsn.AB3:pgsn.AB8" chart:label-cell-address="pgsn.AB1:pgsn.AB1" chart:class="chart:line">
            <chart:data-point chart:repeated="6"/>
          </chart:series>
          <chart:series chart:style-name="ch11" chart:values-cell-range-address="pgsn.AI3:pgsn.AI8" chart:label-cell-address="pgsn.AI1:pgsn.AI1" chart:class="chart:line">
            <chart:data-point chart:repeated="6"/>
          </chart:series>
          <chart:series chart:style-name="ch12" chart:values-cell-range-address="pgsn.AS3:pgsn.AS8" chart:label-cell-address="pgsn.AS1:pgsn.AS1" chart:class="chart:line">
            <chart:data-point chart:repeated="6"/>
          </chart:series>
          <chart:series chart:style-name="ch13" chart:values-cell-range-address="pgsn.AZ3:pgsn.AZ8" chart:label-cell-address="pgsn.AZ1:pgsn.AZ1" chart:class="chart:line">
            <chart:data-point chart:repeated="6"/>
          </chart:series>
          <chart:series chart:style-name="ch14" chart:values-cell-range-address="pgsn.BG3:pgsn.BG8" chart:label-cell-address="pgsn.BG1:pgsn.BG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6 Sword</text:p>
                <draw:g>
                  <svg:desc>pgsn.T1:pgsn.T1</svg:desc>
                </draw:g>
              </table:table-cell>
              <table:table-cell office:value-type="string">
                <text:p>T6 Axe</text:p>
                <draw:g>
                  <svg:desc>pgsn.AB1:pgsn.AB1</svg:desc>
                </draw:g>
              </table:table-cell>
              <table:table-cell office:value-type="string">
                <text:p>T6 Scythe</text:p>
                <draw:g>
                  <svg:desc>pgsn.AI1:pgsn.AI1</svg:desc>
                </draw:g>
              </table:table-cell>
              <table:table-cell office:value-type="string">
                <text:p>T6 Staff</text:p>
                <draw:g>
                  <svg:desc>pgsn.AS1:pgsn.AS1</svg:desc>
                </draw:g>
              </table:table-cell>
              <table:table-cell office:value-type="string">
                <text:p>T6 Bow</text:p>
                <draw:g>
                  <svg:desc>pgsn.AZ1:pgsn.AZ1</svg:desc>
                </draw:g>
              </table:table-cell>
              <table:table-cell office:value-type="string">
                <text:p>T6 Crossbow</text:p>
                <draw:g>
                  <svg:desc>pgsn.BG1:pgsn.B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1.875">
                <text:p>241.875</text:p>
                <draw:g>
                  <svg:desc>pgsn.T3:pgsn.T8</svg:desc>
                </draw:g>
              </table:table-cell>
              <table:table-cell office:value-type="float" office:value="246.6">
                <text:p>246.6</text:p>
                <draw:g>
                  <svg:desc>pgsn.AB3:pgsn.AB8</svg:desc>
                </draw:g>
              </table:table-cell>
              <table:table-cell office:value-type="float" office:value="230.4">
                <text:p>230.4</text:p>
                <draw:g>
                  <svg:desc>pgsn.AI3:pgsn.AI8</svg:desc>
                </draw:g>
              </table:table-cell>
              <table:table-cell office:value-type="float" office:value="235.2">
                <text:p>235.2</text:p>
                <draw:g>
                  <svg:desc>pgsn.AS3:pgsn.AS8</svg:desc>
                </draw:g>
              </table:table-cell>
              <table:table-cell office:value-type="float" office:value="237.709276266437">
                <text:p>237.709276266437</text:p>
                <draw:g>
                  <svg:desc>pgsn.AZ3:pgsn.AZ8</svg:desc>
                </draw:g>
              </table:table-cell>
              <table:table-cell office:value-type="float" office:value="261.99108">
                <text:p>261.99108</text:p>
                <draw:g>
                  <svg:desc>pgsn.BG3:pgsn.B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.375">
                <text:p>240.375</text:p>
              </table:table-cell>
              <table:table-cell office:value-type="float" office:value="246.24">
                <text:p>246.24</text:p>
              </table:table-cell>
              <table:table-cell office:value-type="float" office:value="230.4">
                <text:p>230.4</text:p>
              </table:table-cell>
              <table:table-cell office:value-type="float" office:value="235.2">
                <text:p>235.2</text:p>
              </table:table-cell>
              <table:table-cell office:value-type="float" office:value="237.189276266437">
                <text:p>237.189276266437</text:p>
              </table:table-cell>
              <table:table-cell office:value-type="float" office:value="261.60858">
                <text:p>261.608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.375">
                <text:p>240.375</text:p>
              </table:table-cell>
              <table:table-cell office:value-type="float" office:value="243.504">
                <text:p>243.504</text:p>
              </table:table-cell>
              <table:table-cell office:value-type="float" office:value="224.64">
                <text:p>224.64</text:p>
              </table:table-cell>
              <table:table-cell office:value-type="float" office:value="235.2">
                <text:p>235.2</text:p>
              </table:table-cell>
              <table:table-cell office:value-type="float" office:value="231.259544359776">
                <text:p>231.259544359776</text:p>
              </table:table-cell>
              <table:table-cell office:value-type="float" office:value="258.701818">
                <text:p>258.701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7.375">
                <text:p>237.375</text:p>
              </table:table-cell>
              <table:table-cell office:value-type="float" office:value="242.792">
                <text:p>242.792</text:p>
              </table:table-cell>
              <table:table-cell office:value-type="float" office:value="224.64">
                <text:p>224.64</text:p>
              </table:table-cell>
              <table:table-cell office:value-type="float" office:value="235.2">
                <text:p>235.2</text:p>
              </table:table-cell>
              <table:table-cell office:value-type="float" office:value="230.245544359776">
                <text:p>230.245544359776</text:p>
              </table:table-cell>
              <table:table-cell office:value-type="float" office:value="257.945318">
                <text:p>257.9453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7.375">
                <text:p>237.375</text:p>
              </table:table-cell>
              <table:table-cell office:value-type="float" office:value="240.064">
                <text:p>240.064</text:p>
              </table:table-cell>
              <table:table-cell office:value-type="float" office:value="218.88">
                <text:p>218.88</text:p>
              </table:table-cell>
              <table:table-cell office:value-type="float" office:value="235.2">
                <text:p>235.2</text:p>
              </table:table-cell>
              <table:table-cell office:value-type="float" office:value="224.341812453115">
                <text:p>224.341812453115</text:p>
              </table:table-cell>
              <table:table-cell office:value-type="float" office:value="255.047056">
                <text:p>255.0470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4.375">
                <text:p>234.375</text:p>
              </table:table-cell>
              <table:table-cell office:value-type="float" office:value="239.36">
                <text:p>239.36</text:p>
              </table:table-cell>
              <table:table-cell office:value-type="float" office:value="218.88">
                <text:p>218.88</text:p>
              </table:table-cell>
              <table:table-cell office:value-type="float" office:value="235.2">
                <text:p>235.2</text:p>
              </table:table-cell>
              <table:table-cell office:value-type="float" office:value="223.353812453115">
                <text:p>223.353812453115</text:p>
              </table:table-cell>
              <table:table-cell office:value-type="float" office:value="254.299056">
                <text:p>254.29905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2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52">
      <style:chart-properties chart:display-label="true" chart:tick-marks-major-inner="false" chart:tick-marks-major-outer="false" chart:logarithmic="false" chart:minimum="150" chart:maximum="300" chart:interval-major="25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width="0.026cm" svg:stroke-color="#d9d9d9"/>
    </style:style>
    <style:style style:name="ch9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0000" svg:stroke-linecap="round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ad47" svg:stroke-linecap="round" draw:fill-color="#70ad47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30a0" svg:stroke-linecap="round" draw:fill-color="#7030a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svg:stroke-linecap="round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  <style:style style:name="T1" style:family="text">
      <style:text-properties fo:color="#595959" style:text-position="0% 100%" fo:font-family="Calibri" fo:font-size="14pt" fo:language="en" fo:country="US" style:font-size-asian="14pt" style:font-size-complex="14pt"/>
    </style:style>
    <style:style style:name="T2" style:family="text">
      <style:text-properties fo:color="#595959" style:text-position="0% 100%" fo:font-family="Calibri" fo:font-size="10pt" fo:language="en" fo:country="US" style:font-size-asian="10pt" style:font-size-complex="10pt"/>
    </style:style>
  </office:automatic-styles>
  <office:body>
    <office:chart>
      <chart:chart svg:width="13.19cm" svg:height="9.091cm" xlink:href=".." xlink:type="simple" chart:class="chart:line" chart:style-name="ch1">
        <chart:title svg:x="4.597cm" svg:y="0.317cm" chart:style-name="ch2">
          <text:p><text:span text:style-name="T1">Best</text:span><text:span text:style-name="T1"> </text:span><text:span text:style-name="T1">Weapons</text:span><text:span text:style-name="T1"> DPS</text:span></text:p>
        </chart:title>
        <chart:legend chart:legend-position="end" svg:x="10.226cm" svg:y="3.238cm" style:legend-expansion="high" chart:style-name="ch3"/>
        <chart:plot-area chart:style-name="ch4" table:cell-range-address="pill.T1:pill.T1 pill.T3:pill.T8 pill.AB1:pill.AB1 pill.AB3:pill.AB8 pill.AI1:pill.AI1 pill.AI3:pill.AI8 pill.AS1:pill.AS1 pill.AS3:pill.AS8 pill.AZ1:pill.AZ1 pill.AZ3:pill.AZ8 pill.BG1:pill.BG1 pill.BG3:pill.BG8" chart:data-source-has-labels="row" svg:x="1.27cm" svg:y="1.255cm" svg:width="8.693cm" svg:height="6.678cm">
          <chart:coordinate-region svg:x="2.095cm" svg:y="1.416cm" svg:width="7.868cm" svg:height="6.1cm"/>
          <chart:axis chart:dimension="x" chart:name="primary-x" chart:style-name="ch5">
            <chart:title svg:x="5.191cm" svg:y="8.114cm" chart:style-name="ch2">
              <text:p><text:span text:style-name="T2">Level</text:span></text:p>
            </chart:title>
          </chart:axis>
          <chart:axis chart:dimension="y" chart:name="primary-y" chart:style-name="ch6">
            <chart:title svg:x="0.451cm" svg:y="5.572cm" chart:style-name="ch7">
              <text:p><text:span text:style-name="T2">Effective DPS</text:span></text:p>
            </chart:title>
            <chart:grid chart:style-name="ch8" chart:class="major"/>
          </chart:axis>
          <chart:series chart:style-name="ch9" chart:values-cell-range-address="pill.T3:pill.T8" chart:label-cell-address="pill.T1:pill.T1" chart:class="chart:line">
            <chart:data-point chart:repeated="6"/>
          </chart:series>
          <chart:series chart:style-name="ch10" chart:values-cell-range-address="pill.AB3:pill.AB8" chart:label-cell-address="pill.AB1:pill.AB1" chart:class="chart:line">
            <chart:data-point chart:repeated="6"/>
          </chart:series>
          <chart:series chart:style-name="ch11" chart:values-cell-range-address="pill.AI3:pill.AI8" chart:label-cell-address="pill.AI1:pill.AI1" chart:class="chart:line">
            <chart:data-point chart:repeated="6"/>
          </chart:series>
          <chart:series chart:style-name="ch12" chart:values-cell-range-address="pill.AS3:pill.AS8" chart:label-cell-address="pill.AS1:pill.AS1" chart:class="chart:line">
            <chart:data-point chart:repeated="6"/>
          </chart:series>
          <chart:series chart:style-name="ch13" chart:values-cell-range-address="pill.AZ3:pill.AZ8" chart:label-cell-address="pill.AZ1:pill.AZ1" chart:class="chart:line">
            <chart:data-point chart:repeated="6"/>
          </chart:series>
          <chart:series chart:style-name="ch14" chart:values-cell-range-address="pill.BG3:pill.BG8" chart:label-cell-address="pill.BG1:pill.BG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6 Sword</text:p>
                <draw:g>
                  <svg:desc>pill.T1:pill.T1</svg:desc>
                </draw:g>
              </table:table-cell>
              <table:table-cell office:value-type="string">
                <text:p>T6 Axe</text:p>
                <draw:g>
                  <svg:desc>pill.AB1:pill.AB1</svg:desc>
                </draw:g>
              </table:table-cell>
              <table:table-cell office:value-type="string">
                <text:p>T6 Scythe</text:p>
                <draw:g>
                  <svg:desc>pill.AI1:pill.AI1</svg:desc>
                </draw:g>
              </table:table-cell>
              <table:table-cell office:value-type="string">
                <text:p>T6 Staff</text:p>
                <draw:g>
                  <svg:desc>pill.AS1:pill.AS1</svg:desc>
                </draw:g>
              </table:table-cell>
              <table:table-cell office:value-type="string">
                <text:p>T6 Bow</text:p>
                <draw:g>
                  <svg:desc>pill.AZ1:pill.AZ1</svg:desc>
                </draw:g>
              </table:table-cell>
              <table:table-cell office:value-type="string">
                <text:p>T6 Crossbow</text:p>
                <draw:g>
                  <svg:desc>pill.BG1:pill.B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9.375">
                <text:p>189.375</text:p>
                <draw:g>
                  <svg:desc>pill.T3:pill.T8</svg:desc>
                </draw:g>
              </table:table-cell>
              <table:table-cell office:value-type="float" office:value="260">
                <text:p>260</text:p>
                <draw:g>
                  <svg:desc>pill.AB3:pill.AB8</svg:desc>
                </draw:g>
              </table:table-cell>
              <table:table-cell office:value-type="float" office:value="288">
                <text:p>288</text:p>
                <draw:g>
                  <svg:desc>pill.AI3:pill.AI8</svg:desc>
                </draw:g>
              </table:table-cell>
              <table:table-cell office:value-type="float" office:value="235.2">
                <text:p>235.2</text:p>
                <draw:g>
                  <svg:desc>pill.AS3:pill.AS8</svg:desc>
                </draw:g>
              </table:table-cell>
              <table:table-cell office:value-type="float" office:value="274.386595333047">
                <text:p>274.386595333047</text:p>
                <draw:g>
                  <svg:desc>pill.AZ3:pill.AZ8</svg:desc>
                </draw:g>
              </table:table-cell>
              <table:table-cell office:value-type="float" office:value="276.2262">
                <text:p>276.2262</text:p>
                <draw:g>
                  <svg:desc>pill.BG3:pill.B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6.375">
                <text:p>186.375</text:p>
              </table:table-cell>
              <table:table-cell office:value-type="float" office:value="259.2">
                <text:p>259.2</text:p>
              </table:table-cell>
              <table:table-cell office:value-type="float" office:value="288">
                <text:p>288</text:p>
              </table:table-cell>
              <table:table-cell office:value-type="float" office:value="235.2">
                <text:p>235.2</text:p>
              </table:table-cell>
              <table:table-cell office:value-type="float" office:value="273.086595333047">
                <text:p>273.086595333047</text:p>
              </table:table-cell>
              <table:table-cell office:value-type="float" office:value="275.3762">
                <text:p>275.37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3.375">
                <text:p>183.375</text:p>
              </table:table-cell>
              <table:table-cell office:value-type="float" office:value="258.4">
                <text:p>258.4</text:p>
              </table:table-cell>
              <table:table-cell office:value-type="float" office:value="288">
                <text:p>288</text:p>
              </table:table-cell>
              <table:table-cell office:value-type="float" office:value="235.2">
                <text:p>235.2</text:p>
              </table:table-cell>
              <table:table-cell office:value-type="float" office:value="271.786595333047">
                <text:p>271.786595333047</text:p>
              </table:table-cell>
              <table:table-cell office:value-type="float" office:value="274.5262">
                <text:p>274.52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3.375">
                <text:p>183.375</text:p>
              </table:table-cell>
              <table:table-cell office:value-type="float" office:value="255.816">
                <text:p>255.816</text:p>
              </table:table-cell>
              <table:table-cell office:value-type="float" office:value="282.24">
                <text:p>282.24</text:p>
              </table:table-cell>
              <table:table-cell office:value-type="float" office:value="235.2">
                <text:p>235.2</text:p>
              </table:table-cell>
              <table:table-cell office:value-type="float" office:value="266.350863426386">
                <text:p>266.350863426386</text:p>
              </table:table-cell>
              <table:table-cell office:value-type="float" office:value="271.780938">
                <text:p>271.7809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0.375">
                <text:p>180.375</text:p>
              </table:table-cell>
              <table:table-cell office:value-type="float" office:value="255.024">
                <text:p>255.024</text:p>
              </table:table-cell>
              <table:table-cell office:value-type="float" office:value="282.24">
                <text:p>282.24</text:p>
              </table:table-cell>
              <table:table-cell office:value-type="float" office:value="235.2">
                <text:p>235.2</text:p>
              </table:table-cell>
              <table:table-cell office:value-type="float" office:value="265.076863426386">
                <text:p>265.076863426386</text:p>
              </table:table-cell>
              <table:table-cell office:value-type="float" office:value="270.939438">
                <text:p>270.9394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.375">
                <text:p>180.375</text:p>
              </table:table-cell>
              <table:table-cell office:value-type="float" office:value="252.448">
                <text:p>252.448</text:p>
              </table:table-cell>
              <table:table-cell office:value-type="float" office:value="276.48">
                <text:p>276.48</text:p>
              </table:table-cell>
              <table:table-cell office:value-type="float" office:value="235.2">
                <text:p>235.2</text:p>
              </table:table-cell>
              <table:table-cell office:value-type="float" office:value="259.667131519725">
                <text:p>259.667131519725</text:p>
              </table:table-cell>
              <table:table-cell office:value-type="float" office:value="268.202676">
                <text:p>268.20267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2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52">
      <style:chart-properties chart:display-label="true" chart:tick-marks-major-inner="false" chart:tick-marks-major-outer="false" chart:logarithmic="false" chart:minimum="100" chart:maximum="300" chart:interval-major="5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width="0.026cm" svg:stroke-color="#d9d9d9"/>
    </style:style>
    <style:style style:name="ch9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0000" svg:stroke-linecap="round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ad47" svg:stroke-linecap="round" draw:fill-color="#70ad47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30a0" svg:stroke-linecap="round" draw:fill-color="#7030a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svg:stroke-linecap="round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  <style:style style:name="T1" style:family="text">
      <style:text-properties fo:color="#595959" style:text-position="0% 100%" fo:font-family="Calibri" fo:font-size="14pt" fo:language="en" fo:country="US" style:font-size-asian="14pt" style:font-size-complex="14pt"/>
    </style:style>
    <style:style style:name="T2" style:family="text">
      <style:text-properties fo:color="#595959" style:text-position="0% 100%" fo:font-family="Calibri" fo:font-size="10pt" fo:language="en" fo:country="US" style:font-size-asian="10pt" style:font-size-complex="10pt"/>
    </style:style>
  </office:automatic-styles>
  <office:body>
    <office:chart>
      <chart:chart svg:width="13.19cm" svg:height="9.091cm" xlink:href=".." xlink:type="simple" chart:class="chart:line" chart:style-name="ch1">
        <chart:title svg:x="4.597cm" svg:y="0.317cm" chart:style-name="ch2">
          <text:p><text:span text:style-name="T1">Best</text:span><text:span text:style-name="T1"> </text:span><text:span text:style-name="T1">Weapons</text:span><text:span text:style-name="T1"> DPS</text:span></text:p>
        </chart:title>
        <chart:legend chart:legend-position="end" svg:x="10.226cm" svg:y="3.238cm" style:legend-expansion="high" chart:style-name="ch3"/>
        <chart:plot-area chart:style-name="ch4" table:cell-range-address="phtm.T1:phtm.T1 phtm.T3:phtm.T8 phtm.AB1:phtm.AB1 phtm.AB3:phtm.AB8 phtm.AI1:phtm.AI1 phtm.AI3:phtm.AI8 phtm.AS1:phtm.AS1 phtm.AS3:phtm.AS8 phtm.AZ1:phtm.AZ1 phtm.AZ3:phtm.AZ8 phtm.BG1:phtm.BG1 phtm.BG3:phtm.BG8" chart:data-source-has-labels="row" svg:x="1.27cm" svg:y="1.255cm" svg:width="8.693cm" svg:height="6.678cm">
          <chart:coordinate-region svg:x="2.095cm" svg:y="1.415cm" svg:width="7.868cm" svg:height="6.1cm"/>
          <chart:axis chart:dimension="x" chart:name="primary-x" chart:style-name="ch5">
            <chart:title svg:x="5.191cm" svg:y="8.114cm" chart:style-name="ch2">
              <text:p><text:span text:style-name="T2">Level</text:span></text:p>
            </chart:title>
          </chart:axis>
          <chart:axis chart:dimension="y" chart:name="primary-y" chart:style-name="ch6">
            <chart:title svg:x="0.451cm" svg:y="5.572cm" chart:style-name="ch7">
              <text:p><text:span text:style-name="T2">Effective DPS</text:span></text:p>
            </chart:title>
            <chart:grid chart:style-name="ch8" chart:class="major"/>
          </chart:axis>
          <chart:series chart:style-name="ch9" chart:values-cell-range-address="phtm.T3:phtm.T8" chart:label-cell-address="phtm.T1:phtm.T1" chart:class="chart:line">
            <chart:data-point chart:repeated="6"/>
          </chart:series>
          <chart:series chart:style-name="ch10" chart:values-cell-range-address="phtm.AB3:phtm.AB8" chart:label-cell-address="phtm.AB1:phtm.AB1" chart:class="chart:line">
            <chart:data-point chart:repeated="6"/>
          </chart:series>
          <chart:series chart:style-name="ch11" chart:values-cell-range-address="phtm.AI3:phtm.AI8" chart:label-cell-address="phtm.AI1:phtm.AI1" chart:class="chart:line">
            <chart:data-point chart:repeated="6"/>
          </chart:series>
          <chart:series chart:style-name="ch12" chart:values-cell-range-address="phtm.AS3:phtm.AS8" chart:label-cell-address="phtm.AS1:phtm.AS1" chart:class="chart:line">
            <chart:data-point chart:repeated="6"/>
          </chart:series>
          <chart:series chart:style-name="ch13" chart:values-cell-range-address="phtm.AZ3:phtm.AZ8" chart:label-cell-address="phtm.AZ1:phtm.AZ1" chart:class="chart:line">
            <chart:data-point chart:repeated="6"/>
          </chart:series>
          <chart:series chart:style-name="ch14" chart:values-cell-range-address="phtm.BG3:phtm.BG8" chart:label-cell-address="phtm.BG1:phtm.BG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6 Sword</text:p>
                <draw:g>
                  <svg:desc>phtm.T1:phtm.T1</svg:desc>
                </draw:g>
              </table:table-cell>
              <table:table-cell office:value-type="string">
                <text:p>T6 Axe</text:p>
                <draw:g>
                  <svg:desc>phtm.AB1:phtm.AB1</svg:desc>
                </draw:g>
              </table:table-cell>
              <table:table-cell office:value-type="string">
                <text:p>T6 Scythe</text:p>
                <draw:g>
                  <svg:desc>phtm.AI1:phtm.AI1</svg:desc>
                </draw:g>
              </table:table-cell>
              <table:table-cell office:value-type="string">
                <text:p>T6 Staff</text:p>
                <draw:g>
                  <svg:desc>phtm.AS1:phtm.AS1</svg:desc>
                </draw:g>
              </table:table-cell>
              <table:table-cell office:value-type="string">
                <text:p>T6 Bow</text:p>
                <draw:g>
                  <svg:desc>phtm.AZ1:phtm.AZ1</svg:desc>
                </draw:g>
              </table:table-cell>
              <table:table-cell office:value-type="string">
                <text:p>T6 Crossbow</text:p>
                <draw:g>
                  <svg:desc>phtm.BG1:phtm.B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4.375">
                <text:p>264.375</text:p>
                <draw:g>
                  <svg:desc>phtm.T3:phtm.T8</svg:desc>
                </draw:g>
              </table:table-cell>
              <table:table-cell office:value-type="float" office:value="221.2">
                <text:p>221.2</text:p>
                <draw:g>
                  <svg:desc>phtm.AB3:phtm.AB8</svg:desc>
                </draw:g>
              </table:table-cell>
              <table:table-cell office:value-type="float" office:value="167.04">
                <text:p>167.04</text:p>
                <draw:g>
                  <svg:desc>phtm.AI3:phtm.AI8</svg:desc>
                </draw:g>
              </table:table-cell>
              <table:table-cell office:value-type="float" office:value="235.2">
                <text:p>235.2</text:p>
                <draw:g>
                  <svg:desc>phtm.AS3:phtm.AS8</svg:desc>
                </draw:g>
              </table:table-cell>
              <table:table-cell office:value-type="float" office:value="177.994225293167">
                <text:p>177.994225293167</text:p>
                <draw:g>
                  <svg:desc>phtm.AZ3:phtm.AZ8</svg:desc>
                </draw:g>
              </table:table-cell>
              <table:table-cell office:value-type="float" office:value="235.006198">
                <text:p>235.006198</text:p>
                <draw:g>
                  <svg:desc>phtm.BG3:phtm.B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4.375">
                <text:p>264.375</text:p>
              </table:table-cell>
              <table:table-cell office:value-type="float" office:value="218.4">
                <text:p>218.4</text:p>
              </table:table-cell>
              <table:table-cell office:value-type="float" office:value="161.28">
                <text:p>161.28</text:p>
              </table:table-cell>
              <table:table-cell office:value-type="float" office:value="235.2">
                <text:p>235.2</text:p>
              </table:table-cell>
              <table:table-cell office:value-type="float" office:value="171.856493386506">
                <text:p>171.856493386506</text:p>
              </table:table-cell>
              <table:table-cell office:value-type="float" office:value="232.031436">
                <text:p>232.0314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4.375">
                <text:p>264.375</text:p>
              </table:table-cell>
              <table:table-cell office:value-type="float" office:value="215.6">
                <text:p>215.6</text:p>
              </table:table-cell>
              <table:table-cell office:value-type="float" office:value="155.52">
                <text:p>155.52</text:p>
              </table:table-cell>
              <table:table-cell office:value-type="float" office:value="235.2">
                <text:p>235.2</text:p>
              </table:table-cell>
              <table:table-cell office:value-type="float" office:value="165.718761479845">
                <text:p>165.718761479845</text:p>
              </table:table-cell>
              <table:table-cell office:value-type="float" office:value="229.056674">
                <text:p>229.0566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9.875">
                <text:p>259.875</text:p>
              </table:table-cell>
              <table:table-cell office:value-type="float" office:value="214.676">
                <text:p>214.676</text:p>
              </table:table-cell>
              <table:table-cell office:value-type="float" office:value="155.52">
                <text:p>155.52</text:p>
              </table:table-cell>
              <table:table-cell office:value-type="float" office:value="235.2">
                <text:p>235.2</text:p>
              </table:table-cell>
              <table:table-cell office:value-type="float" office:value="164.665761479845">
                <text:p>164.665761479845</text:p>
              </table:table-cell>
              <table:table-cell office:value-type="float" office:value="228.074924">
                <text:p>228.0749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9.875">
                <text:p>259.875</text:p>
              </table:table-cell>
              <table:table-cell office:value-type="float" office:value="211.888">
                <text:p>211.888</text:p>
              </table:table-cell>
              <table:table-cell office:value-type="float" office:value="149.76">
                <text:p>149.76</text:p>
              </table:table-cell>
              <table:table-cell office:value-type="float" office:value="235.2">
                <text:p>235.2</text:p>
              </table:table-cell>
              <table:table-cell office:value-type="float" office:value="158.567029573184">
                <text:p>158.567029573184</text:p>
              </table:table-cell>
              <table:table-cell office:value-type="float" office:value="225.112912">
                <text:p>225.1129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9.875">
                <text:p>259.875</text:p>
              </table:table-cell>
              <table:table-cell office:value-type="float" office:value="209.1">
                <text:p>209.1</text:p>
              </table:table-cell>
              <table:table-cell office:value-type="float" office:value="144">
                <text:p>144</text:p>
              </table:table-cell>
              <table:table-cell office:value-type="float" office:value="235.2">
                <text:p>235.2</text:p>
              </table:table-cell>
              <table:table-cell office:value-type="float" office:value="152.468297666523">
                <text:p>152.468297666523</text:p>
              </table:table-cell>
              <table:table-cell office:value-type="float" office:value="222.1509">
                <text:p>222.150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2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52">
      <style:chart-properties chart:display-label="true" chart:tick-marks-major-inner="false" chart:tick-marks-major-outer="false" chart:logarithmic="false" chart:minimum="150" chart:maximum="300" chart:interval-major="25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width="0.026cm" svg:stroke-color="#d9d9d9"/>
    </style:style>
    <style:style style:name="ch9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0000" svg:stroke-linecap="round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ad47" svg:stroke-linecap="round" draw:fill-color="#70ad47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30a0" svg:stroke-linecap="round" draw:fill-color="#7030a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svg:stroke-linecap="round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  <style:style style:name="T1" style:family="text">
      <style:text-properties fo:color="#595959" style:text-position="0% 100%" fo:font-family="Calibri" fo:font-size="14pt" fo:language="en" fo:country="US" style:font-size-asian="14pt" style:font-size-complex="14pt"/>
    </style:style>
    <style:style style:name="T2" style:family="text">
      <style:text-properties fo:color="#595959" style:text-position="0% 100%" fo:font-family="Calibri" fo:font-size="10pt" fo:language="en" fo:country="US" style:font-size-asian="10pt" style:font-size-complex="10pt"/>
    </style:style>
  </office:automatic-styles>
  <office:body>
    <office:chart>
      <chart:chart svg:width="13.19cm" svg:height="9.09cm" xlink:href=".." xlink:type="simple" chart:class="chart:line" chart:style-name="ch1">
        <chart:title svg:x="4.597cm" svg:y="0.317cm" chart:style-name="ch2">
          <text:p><text:span text:style-name="T1">Best</text:span><text:span text:style-name="T1"> </text:span><text:span text:style-name="T1">Weapons</text:span><text:span text:style-name="T1"> DPS</text:span></text:p>
        </chart:title>
        <chart:legend chart:legend-position="end" svg:x="10.226cm" svg:y="3.238cm" style:legend-expansion="high" chart:style-name="ch3"/>
        <chart:plot-area chart:style-name="ch4" table:cell-range-address="blze.T1:blze.T1 blze.T3:blze.T7 blze.AB1:blze.AB1 blze.AB3:blze.AB7 blze.AI1:blze.AI1 blze.AI3:blze.AI7 blze.AS1:blze.AS1 blze.AS3:blze.AS7 blze.AZ1:blze.AZ1 blze.AZ3:blze.AZ7 blze.BG1:blze.BG1 blze.BG3:blze.BG7" chart:data-source-has-labels="row" svg:x="1.27cm" svg:y="1.255cm" svg:width="8.693cm" svg:height="6.677cm">
          <chart:coordinate-region svg:x="2.095cm" svg:y="1.416cm" svg:width="7.868cm" svg:height="6.099cm"/>
          <chart:axis chart:dimension="x" chart:name="primary-x" chart:style-name="ch5">
            <chart:title svg:x="5.191cm" svg:y="8.113cm" chart:style-name="ch2">
              <text:p><text:span text:style-name="T2">Level</text:span></text:p>
            </chart:title>
          </chart:axis>
          <chart:axis chart:dimension="y" chart:name="primary-y" chart:style-name="ch6">
            <chart:title svg:x="0.451cm" svg:y="5.571cm" chart:style-name="ch7">
              <text:p><text:span text:style-name="T2">Effective DPS</text:span></text:p>
            </chart:title>
            <chart:grid chart:style-name="ch8" chart:class="major"/>
          </chart:axis>
          <chart:series chart:style-name="ch9" chart:values-cell-range-address="blze.T3:blze.T7" chart:label-cell-address="blze.T1:blze.T1" chart:class="chart:line">
            <chart:data-point chart:repeated="5"/>
          </chart:series>
          <chart:series chart:style-name="ch10" chart:values-cell-range-address="blze.AB3:blze.AB7" chart:label-cell-address="blze.AB1:blze.AB1" chart:class="chart:line">
            <chart:data-point chart:repeated="5"/>
          </chart:series>
          <chart:series chart:style-name="ch11" chart:values-cell-range-address="blze.AI3:blze.AI7" chart:label-cell-address="blze.AI1:blze.AI1" chart:class="chart:line">
            <chart:data-point chart:repeated="5"/>
          </chart:series>
          <chart:series chart:style-name="ch12" chart:values-cell-range-address="blze.AS3:blze.AS7" chart:label-cell-address="blze.AS1:blze.AS1" chart:class="chart:line">
            <chart:data-point chart:repeated="5"/>
          </chart:series>
          <chart:series chart:style-name="ch13" chart:values-cell-range-address="blze.AZ3:blze.AZ7" chart:label-cell-address="blze.AZ1:blze.AZ1" chart:class="chart:line">
            <chart:data-point chart:repeated="5"/>
          </chart:series>
          <chart:series chart:style-name="ch14" chart:values-cell-range-address="blze.BG3:blze.BG7" chart:label-cell-address="blze.BG1:blze.BG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6 Sword</text:p>
                <draw:g>
                  <svg:desc>blze.T1:blze.T1</svg:desc>
                </draw:g>
              </table:table-cell>
              <table:table-cell office:value-type="string">
                <text:p>T6 Axe</text:p>
                <draw:g>
                  <svg:desc>blze.AB1:blze.AB1</svg:desc>
                </draw:g>
              </table:table-cell>
              <table:table-cell office:value-type="string">
                <text:p>T6 Scythe</text:p>
                <draw:g>
                  <svg:desc>blze.AI1:blze.AI1</svg:desc>
                </draw:g>
              </table:table-cell>
              <table:table-cell office:value-type="string">
                <text:p>T6 Staff</text:p>
                <draw:g>
                  <svg:desc>blze.AS1:blze.AS1</svg:desc>
                </draw:g>
              </table:table-cell>
              <table:table-cell office:value-type="string">
                <text:p>T6 Bow</text:p>
                <draw:g>
                  <svg:desc>blze.AZ1:blze.AZ1</svg:desc>
                </draw:g>
              </table:table-cell>
              <table:table-cell office:value-type="string">
                <text:p>T6 Crossbow</text:p>
                <draw:g>
                  <svg:desc>blze.BG1:blze.B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9.375">
                <text:p>189.375</text:p>
                <draw:g>
                  <svg:desc>blze.T3:blze.T7</svg:desc>
                </draw:g>
              </table:table-cell>
              <table:table-cell office:value-type="float" office:value="260">
                <text:p>260</text:p>
                <draw:g>
                  <svg:desc>blze.AB3:blze.AB7</svg:desc>
                </draw:g>
              </table:table-cell>
              <table:table-cell office:value-type="float" office:value="288">
                <text:p>288</text:p>
                <draw:g>
                  <svg:desc>blze.AI3:blze.AI7</svg:desc>
                </draw:g>
              </table:table-cell>
              <table:table-cell office:value-type="float" office:value="235.2">
                <text:p>235.2</text:p>
                <draw:g>
                  <svg:desc>blze.AS3:blze.AS7</svg:desc>
                </draw:g>
              </table:table-cell>
              <table:table-cell office:value-type="float" office:value="274.386595333047">
                <text:p>274.386595333047</text:p>
                <draw:g>
                  <svg:desc>blze.AZ3:blze.AZ7</svg:desc>
                </draw:g>
              </table:table-cell>
              <table:table-cell office:value-type="float" office:value="276.2262">
                <text:p>276.2262</text:p>
                <draw:g>
                  <svg:desc>blze.BG3:blze.BG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4.875">
                <text:p>184.875</text:p>
              </table:table-cell>
              <table:table-cell office:value-type="float" office:value="258.8">
                <text:p>258.8</text:p>
              </table:table-cell>
              <table:table-cell office:value-type="float" office:value="288">
                <text:p>288</text:p>
              </table:table-cell>
              <table:table-cell office:value-type="float" office:value="235.2">
                <text:p>235.2</text:p>
              </table:table-cell>
              <table:table-cell office:value-type="float" office:value="272.436595333047">
                <text:p>272.436595333047</text:p>
              </table:table-cell>
              <table:table-cell office:value-type="float" office:value="274.9512">
                <text:p>274.9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.375">
                <text:p>180.375</text:p>
              </table:table-cell>
              <table:table-cell office:value-type="float" office:value="257.6">
                <text:p>257.6</text:p>
              </table:table-cell>
              <table:table-cell office:value-type="float" office:value="288">
                <text:p>288</text:p>
              </table:table-cell>
              <table:table-cell office:value-type="float" office:value="235.2">
                <text:p>235.2</text:p>
              </table:table-cell>
              <table:table-cell office:value-type="float" office:value="270.486595333047">
                <text:p>270.486595333047</text:p>
              </table:table-cell>
              <table:table-cell office:value-type="float" office:value="273.6762">
                <text:p>273.67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4.375">
                <text:p>174.375</text:p>
              </table:table-cell>
              <table:table-cell office:value-type="float" office:value="256">
                <text:p>256</text:p>
              </table:table-cell>
              <table:table-cell office:value-type="float" office:value="288">
                <text:p>288</text:p>
              </table:table-cell>
              <table:table-cell office:value-type="float" office:value="235.2">
                <text:p>235.2</text:p>
              </table:table-cell>
              <table:table-cell office:value-type="float" office:value="267.886595333047">
                <text:p>267.886595333047</text:p>
              </table:table-cell>
              <table:table-cell office:value-type="float" office:value="271.9762">
                <text:p>271.97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6.875">
                <text:p>166.875</text:p>
              </table:table-cell>
              <table:table-cell office:value-type="float" office:value="254">
                <text:p>254</text:p>
              </table:table-cell>
              <table:table-cell office:value-type="float" office:value="288">
                <text:p>288</text:p>
              </table:table-cell>
              <table:table-cell office:value-type="float" office:value="235.2">
                <text:p>235.2</text:p>
              </table:table-cell>
              <table:table-cell office:value-type="float" office:value="264.636595333047">
                <text:p>264.636595333047</text:p>
              </table:table-cell>
              <table:table-cell office:value-type="float" office:value="269.8512">
                <text:p>269.851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1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2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52">
      <style:chart-properties chart:display-label="true" chart:tick-marks-major-inner="false" chart:tick-marks-major-outer="false" chart:logarithmic="false" chart:minimum="200" chart:maximum="350" chart:interval-major="25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width="0.026cm" svg:stroke-color="#d9d9d9"/>
    </style:style>
    <style:style style:name="ch9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0000" svg:stroke-linecap="round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ad47" svg:stroke-linecap="round" draw:fill-color="#70ad47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30a0" svg:stroke-linecap="round" draw:fill-color="#7030a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svg:stroke-linecap="round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  <style:style style:name="T1" style:family="text">
      <style:text-properties fo:color="#595959" style:text-position="0% 100%" fo:font-family="Calibri" fo:font-size="14pt" fo:language="en" fo:country="US" style:font-size-asian="14pt" style:font-size-complex="14pt"/>
    </style:style>
    <style:style style:name="T2" style:family="text">
      <style:text-properties fo:color="#595959" style:text-position="0% 100%" fo:font-family="Calibri" fo:font-size="10pt" fo:language="en" fo:country="US" style:font-size-asian="10pt" style:font-size-complex="10pt"/>
    </style:style>
  </office:automatic-styles>
  <office:body>
    <office:chart>
      <chart:chart svg:width="13.19cm" svg:height="9.09cm" xlink:href=".." xlink:type="simple" chart:class="chart:line" chart:style-name="ch1">
        <chart:title svg:x="4.597cm" svg:y="0.317cm" chart:style-name="ch2">
          <text:p><text:span text:style-name="T1">Best</text:span><text:span text:style-name="T1"> </text:span><text:span text:style-name="T1">Weapons</text:span><text:span text:style-name="T1"> DPS</text:span></text:p>
        </chart:title>
        <chart:legend chart:legend-position="end" svg:x="10.226cm" svg:y="3.238cm" style:legend-expansion="high" chart:style-name="ch3"/>
        <chart:plot-area chart:style-name="ch4" table:cell-range-address="ghst.T1:ghst.T1 ghst.T3:ghst.T7 ghst.AB1:ghst.AB1 ghst.AB3:ghst.AB7 ghst.AI1:ghst.AI1 ghst.AI3:ghst.AI7 ghst.AS1:ghst.AS1 ghst.AS3:ghst.AS7 ghst.AZ1:ghst.AZ1 ghst.AZ3:ghst.AZ7 ghst.BG1:ghst.BG1 ghst.BG3:ghst.BG7" chart:data-source-has-labels="row" svg:x="1.27cm" svg:y="1.255cm" svg:width="8.693cm" svg:height="6.677cm">
          <chart:coordinate-region svg:x="2.095cm" svg:y="1.415cm" svg:width="7.868cm" svg:height="6.099cm"/>
          <chart:axis chart:dimension="x" chart:name="primary-x" chart:style-name="ch5">
            <chart:title svg:x="5.191cm" svg:y="8.113cm" chart:style-name="ch2">
              <text:p><text:span text:style-name="T2">Level</text:span></text:p>
            </chart:title>
          </chart:axis>
          <chart:axis chart:dimension="y" chart:name="primary-y" chart:style-name="ch6">
            <chart:title svg:x="0.451cm" svg:y="5.571cm" chart:style-name="ch7">
              <text:p><text:span text:style-name="T2">Effective DPS</text:span></text:p>
            </chart:title>
            <chart:grid chart:style-name="ch8" chart:class="major"/>
          </chart:axis>
          <chart:series chart:style-name="ch9" chart:values-cell-range-address="ghst.T3:ghst.T7" chart:label-cell-address="ghst.T1:ghst.T1" chart:class="chart:line">
            <chart:data-point chart:repeated="5"/>
          </chart:series>
          <chart:series chart:style-name="ch10" chart:values-cell-range-address="ghst.AB3:ghst.AB7" chart:label-cell-address="ghst.AB1:ghst.AB1" chart:class="chart:line">
            <chart:data-point chart:repeated="5"/>
          </chart:series>
          <chart:series chart:style-name="ch11" chart:values-cell-range-address="ghst.AI3:ghst.AI7" chart:label-cell-address="ghst.AI1:ghst.AI1" chart:class="chart:line">
            <chart:data-point chart:repeated="5"/>
          </chart:series>
          <chart:series chart:style-name="ch12" chart:values-cell-range-address="ghst.AS3:ghst.AS7" chart:label-cell-address="ghst.AS1:ghst.AS1" chart:class="chart:line">
            <chart:data-point chart:repeated="5"/>
          </chart:series>
          <chart:series chart:style-name="ch13" chart:values-cell-range-address="ghst.AZ3:ghst.AZ7" chart:label-cell-address="ghst.AZ1:ghst.AZ1" chart:class="chart:line">
            <chart:data-point chart:repeated="5"/>
          </chart:series>
          <chart:series chart:style-name="ch14" chart:values-cell-range-address="ghst.BG3:ghst.BG7" chart:label-cell-address="ghst.BG1:ghst.BG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6 Sword</text:p>
                <draw:g>
                  <svg:desc>ghst.T1:ghst.T1</svg:desc>
                </draw:g>
              </table:table-cell>
              <table:table-cell office:value-type="string">
                <text:p>T6 Axe</text:p>
                <draw:g>
                  <svg:desc>ghst.AB1:ghst.AB1</svg:desc>
                </draw:g>
              </table:table-cell>
              <table:table-cell office:value-type="string">
                <text:p>T6 Scythe</text:p>
                <draw:g>
                  <svg:desc>ghst.AI1:ghst.AI1</svg:desc>
                </draw:g>
              </table:table-cell>
              <table:table-cell office:value-type="string">
                <text:p>T6 Staff</text:p>
                <draw:g>
                  <svg:desc>ghst.AS1:ghst.AS1</svg:desc>
                </draw:g>
              </table:table-cell>
              <table:table-cell office:value-type="string">
                <text:p>T6 Bow</text:p>
                <draw:g>
                  <svg:desc>ghst.AZ1:ghst.AZ1</svg:desc>
                </draw:g>
              </table:table-cell>
              <table:table-cell office:value-type="string">
                <text:p>T6 Crossbow</text:p>
                <draw:g>
                  <svg:desc>ghst.BG1:ghst.B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4.375">
                <text:p>264.375</text:p>
                <draw:g>
                  <svg:desc>ghst.T3:ghst.T7</svg:desc>
                </draw:g>
              </table:table-cell>
              <table:table-cell office:value-type="float" office:value="280">
                <text:p>280</text:p>
                <draw:g>
                  <svg:desc>ghst.AB3:ghst.AB7</svg:desc>
                </draw:g>
              </table:table-cell>
              <table:table-cell office:value-type="float" office:value="288">
                <text:p>288</text:p>
                <draw:g>
                  <svg:desc>ghst.AI3:ghst.AI7</svg:desc>
                </draw:g>
              </table:table-cell>
              <table:table-cell office:value-type="float" office:value="235.2">
                <text:p>235.2</text:p>
                <draw:g>
                  <svg:desc>ghst.AS3:ghst.AS7</svg:desc>
                </draw:g>
              </table:table-cell>
              <table:table-cell office:value-type="float" office:value="306.886595333047">
                <text:p>306.886595333047</text:p>
                <draw:g>
                  <svg:desc>ghst.AZ3:ghst.AZ7</svg:desc>
                </draw:g>
              </table:table-cell>
              <table:table-cell office:value-type="float" office:value="297.4762">
                <text:p>297.4762</text:p>
                <draw:g>
                  <svg:desc>ghst.BG3:ghst.BG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4.375">
                <text:p>264.375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35.2">
                <text:p>235.2</text:p>
              </table:table-cell>
              <table:table-cell office:value-type="float" office:value="306.886595333047">
                <text:p>306.886595333047</text:p>
              </table:table-cell>
              <table:table-cell office:value-type="float" office:value="297.4762">
                <text:p>297.47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4.375">
                <text:p>264.375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35.2">
                <text:p>235.2</text:p>
              </table:table-cell>
              <table:table-cell office:value-type="float" office:value="306.886595333047">
                <text:p>306.886595333047</text:p>
              </table:table-cell>
              <table:table-cell office:value-type="float" office:value="297.4762">
                <text:p>297.47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4.375">
                <text:p>264.375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35.2">
                <text:p>235.2</text:p>
              </table:table-cell>
              <table:table-cell office:value-type="float" office:value="306.886595333047">
                <text:p>306.886595333047</text:p>
              </table:table-cell>
              <table:table-cell office:value-type="float" office:value="297.4762">
                <text:p>297.47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4.375">
                <text:p>264.375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35.2">
                <text:p>235.2</text:p>
              </table:table-cell>
              <table:table-cell office:value-type="float" office:value="306.886595333047">
                <text:p>306.886595333047</text:p>
              </table:table-cell>
              <table:table-cell office:value-type="float" office:value="297.4762">
                <text:p>297.476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1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2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52">
      <style:chart-properties chart:display-label="true" chart:tick-marks-major-inner="false" chart:tick-marks-major-outer="false" chart:logarithmic="false" chart:minimum="100" chart:maximum="250" chart:interval-major="25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width="0.026cm" svg:stroke-color="#d9d9d9"/>
    </style:style>
    <style:style style:name="ch9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0000" svg:stroke-linecap="round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ad47" svg:stroke-linecap="round" draw:fill-color="#70ad47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30a0" svg:stroke-linecap="round" draw:fill-color="#7030a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svg:stroke-linecap="round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  <style:style style:name="T1" style:family="text">
      <style:text-properties fo:color="#595959" style:text-position="0% 100%" fo:font-family="Calibri" fo:font-size="14pt" fo:language="en" fo:country="US" style:font-size-asian="14pt" style:font-size-complex="14pt"/>
    </style:style>
    <style:style style:name="T2" style:family="text">
      <style:text-properties fo:color="#595959" style:text-position="0% 100%" fo:font-family="Calibri" fo:font-size="10pt" fo:language="en" fo:country="US" style:font-size-asian="10pt" style:font-size-complex="10pt"/>
    </style:style>
  </office:automatic-styles>
  <office:body>
    <office:chart>
      <chart:chart svg:width="13.19cm" svg:height="9.091cm" xlink:href=".." xlink:type="simple" chart:class="chart:line" chart:style-name="ch1">
        <chart:title svg:x="4.597cm" svg:y="0.317cm" chart:style-name="ch2">
          <text:p><text:span text:style-name="T1">Best</text:span><text:span text:style-name="T1"> </text:span><text:span text:style-name="T1">Weapons</text:span><text:span text:style-name="T1"> DPS</text:span></text:p>
        </chart:title>
        <chart:legend chart:legend-position="end" svg:x="10.226cm" svg:y="3.238cm" style:legend-expansion="high" chart:style-name="ch3"/>
        <chart:plot-area chart:style-name="ch4" table:cell-range-address="crpr.T1:crpr.T1 crpr.T3:crpr.T8 crpr.AB1:crpr.AB1 crpr.AB3:crpr.AB8 crpr.AI1:crpr.AI1 crpr.AI3:crpr.AI8 crpr.AS1:crpr.AS1 crpr.AS3:crpr.AS8 crpr.AZ1:crpr.AZ1 crpr.AZ3:crpr.AZ8 crpr.BG1:crpr.BG1 crpr.BG3:crpr.BG8" chart:data-source-has-labels="row" svg:x="1.27cm" svg:y="1.255cm" svg:width="8.693cm" svg:height="6.678cm">
          <chart:coordinate-region svg:x="2.095cm" svg:y="1.415cm" svg:width="7.868cm" svg:height="6.1cm"/>
          <chart:axis chart:dimension="x" chart:name="primary-x" chart:style-name="ch5">
            <chart:title svg:x="5.191cm" svg:y="8.114cm" chart:style-name="ch2">
              <text:p><text:span text:style-name="T2">Level</text:span></text:p>
            </chart:title>
          </chart:axis>
          <chart:axis chart:dimension="y" chart:name="primary-y" chart:style-name="ch6">
            <chart:title svg:x="0.451cm" svg:y="5.572cm" chart:style-name="ch7">
              <text:p><text:span text:style-name="T2">Effective DPS</text:span></text:p>
            </chart:title>
            <chart:grid chart:style-name="ch8" chart:class="major"/>
          </chart:axis>
          <chart:series chart:style-name="ch9" chart:values-cell-range-address="crpr.T3:crpr.T8" chart:label-cell-address="crpr.T1:crpr.T1" chart:class="chart:line">
            <chart:data-point chart:repeated="6"/>
          </chart:series>
          <chart:series chart:style-name="ch10" chart:values-cell-range-address="crpr.AB3:crpr.AB8" chart:label-cell-address="crpr.AB1:crpr.AB1" chart:class="chart:line">
            <chart:data-point chart:repeated="6"/>
          </chart:series>
          <chart:series chart:style-name="ch11" chart:values-cell-range-address="crpr.AI3:crpr.AI8" chart:label-cell-address="crpr.AI1:crpr.AI1" chart:class="chart:line">
            <chart:data-point chart:repeated="6"/>
          </chart:series>
          <chart:series chart:style-name="ch12" chart:values-cell-range-address="crpr.AS3:crpr.AS8" chart:label-cell-address="crpr.AS1:crpr.AS1" chart:class="chart:line">
            <chart:data-point chart:repeated="6"/>
          </chart:series>
          <chart:series chart:style-name="ch13" chart:values-cell-range-address="crpr.AZ3:crpr.AZ8" chart:label-cell-address="crpr.AZ1:crpr.AZ1" chart:class="chart:line">
            <chart:data-point chart:repeated="6"/>
          </chart:series>
          <chart:series chart:style-name="ch14" chart:values-cell-range-address="crpr.BG3:crpr.BG8" chart:label-cell-address="crpr.BG1:crpr.BG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6 Sword</text:p>
                <draw:g>
                  <svg:desc>crpr.T1:crpr.T1</svg:desc>
                </draw:g>
              </table:table-cell>
              <table:table-cell office:value-type="string">
                <text:p>T6 Axe</text:p>
                <draw:g>
                  <svg:desc>crpr.AB1:crpr.AB1</svg:desc>
                </draw:g>
              </table:table-cell>
              <table:table-cell office:value-type="string">
                <text:p>T6 Scythe</text:p>
                <draw:g>
                  <svg:desc>crpr.AI1:crpr.AI1</svg:desc>
                </draw:g>
              </table:table-cell>
              <table:table-cell office:value-type="string">
                <text:p>T6 Staff</text:p>
                <draw:g>
                  <svg:desc>crpr.AS1:crpr.AS1</svg:desc>
                </draw:g>
              </table:table-cell>
              <table:table-cell office:value-type="string">
                <text:p>T6 Bow</text:p>
                <draw:g>
                  <svg:desc>crpr.AZ1:crpr.AZ1</svg:desc>
                </draw:g>
              </table:table-cell>
              <table:table-cell office:value-type="string">
                <text:p>T6 Crossbow</text:p>
                <draw:g>
                  <svg:desc>crpr.BG1:crpr.B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9.375">
                <text:p>219.375</text:p>
                <draw:g>
                  <svg:desc>crpr.T3:crpr.T8</svg:desc>
                </draw:g>
              </table:table-cell>
              <table:table-cell office:value-type="float" office:value="207.7">
                <text:p>207.7</text:p>
                <draw:g>
                  <svg:desc>crpr.AB3:crpr.AB8</svg:desc>
                </draw:g>
              </table:table-cell>
              <table:table-cell office:value-type="float" office:value="158.4">
                <text:p>158.4</text:p>
                <draw:g>
                  <svg:desc>crpr.AI3:crpr.AI8</svg:desc>
                </draw:g>
              </table:table-cell>
              <table:table-cell office:value-type="float" office:value="235.2">
                <text:p>235.2</text:p>
                <draw:g>
                  <svg:desc>crpr.AS3:crpr.AS8</svg:desc>
                </draw:g>
              </table:table-cell>
              <table:table-cell office:value-type="float" office:value="158.062627433176">
                <text:p>158.062627433176</text:p>
                <draw:g>
                  <svg:desc>crpr.AZ3:crpr.AZ8</svg:desc>
                </draw:g>
              </table:table-cell>
              <table:table-cell office:value-type="float" office:value="220.662805">
                <text:p>220.662805</text:p>
                <draw:g>
                  <svg:desc>crpr.BG3:crpr.B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9.375">
                <text:p>219.375</text:p>
              </table:table-cell>
              <table:table-cell office:value-type="float" office:value="205.02">
                <text:p>205.02</text:p>
              </table:table-cell>
              <table:table-cell office:value-type="float" office:value="152.64">
                <text:p>152.64</text:p>
              </table:table-cell>
              <table:table-cell office:value-type="float" office:value="235.2">
                <text:p>235.2</text:p>
              </table:table-cell>
              <table:table-cell office:value-type="float" office:value="152.314895526515">
                <text:p>152.314895526515</text:p>
              </table:table-cell>
              <table:table-cell office:value-type="float" office:value="217.815543">
                <text:p>217.8155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6.375">
                <text:p>216.375</text:p>
              </table:table-cell>
              <table:table-cell office:value-type="float" office:value="204.408">
                <text:p>204.408</text:p>
              </table:table-cell>
              <table:table-cell office:value-type="float" office:value="152.64">
                <text:p>152.64</text:p>
              </table:table-cell>
              <table:table-cell office:value-type="float" office:value="235.2">
                <text:p>235.2</text:p>
              </table:table-cell>
              <table:table-cell office:value-type="float" office:value="151.625895526515">
                <text:p>151.625895526515</text:p>
              </table:table-cell>
              <table:table-cell office:value-type="float" office:value="217.165293">
                <text:p>217.1652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6.375">
                <text:p>216.375</text:p>
              </table:table-cell>
              <table:table-cell office:value-type="float" office:value="200.4">
                <text:p>200.4</text:p>
              </table:table-cell>
              <table:table-cell office:value-type="float" office:value="144">
                <text:p>144</text:p>
              </table:table-cell>
              <table:table-cell office:value-type="float" office:value="235.2">
                <text:p>235.2</text:p>
              </table:table-cell>
              <table:table-cell office:value-type="float" office:value="143.043297666523">
                <text:p>143.043297666523</text:p>
              </table:table-cell>
              <table:table-cell office:value-type="float" office:value="212.90715">
                <text:p>212.907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1.875">
                <text:p>211.875</text:p>
              </table:table-cell>
              <table:table-cell office:value-type="float" office:value="199.5">
                <text:p>199.5</text:p>
              </table:table-cell>
              <table:table-cell office:value-type="float" office:value="144">
                <text:p>144</text:p>
              </table:table-cell>
              <table:table-cell office:value-type="float" office:value="235.2">
                <text:p>235.2</text:p>
              </table:table-cell>
              <table:table-cell office:value-type="float" office:value="142.068297666523">
                <text:p>142.068297666523</text:p>
              </table:table-cell>
              <table:table-cell office:value-type="float" office:value="211.9509">
                <text:p>211.9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1.875">
                <text:p>211.875</text:p>
              </table:table-cell>
              <table:table-cell office:value-type="float" office:value="194.18">
                <text:p>194.18</text:p>
              </table:table-cell>
              <table:table-cell office:value-type="float" office:value="132.48">
                <text:p>132.48</text:p>
              </table:table-cell>
              <table:table-cell office:value-type="float" office:value="235.2">
                <text:p>235.2</text:p>
              </table:table-cell>
              <table:table-cell office:value-type="float" office:value="130.702833853201">
                <text:p>130.702833853201</text:p>
              </table:table-cell>
              <table:table-cell office:value-type="float" office:value="206.298876">
                <text:p>206.29887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1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2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52">
      <style:chart-properties chart:display-label="true" chart:tick-marks-major-inner="false" chart:tick-marks-major-outer="false" chart:logarithmic="false" chart:minimum="150" chart:maximum="300" chart:interval-major="25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width="0.026cm" svg:stroke-color="#d9d9d9"/>
    </style:style>
    <style:style style:name="ch9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0000" svg:stroke-linecap="round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ad47" svg:stroke-linecap="round" draw:fill-color="#70ad47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30a0" svg:stroke-linecap="round" draw:fill-color="#7030a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svg:stroke-linecap="round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  <style:style style:name="T1" style:family="text">
      <style:text-properties fo:color="#595959" style:text-position="0% 100%" fo:font-family="Calibri" fo:font-size="14pt" fo:language="en" fo:country="US" style:font-size-asian="14pt" style:font-size-complex="14pt"/>
    </style:style>
    <style:style style:name="T2" style:family="text">
      <style:text-properties fo:color="#595959" style:text-position="0% 100%" fo:font-family="Calibri" fo:font-size="10pt" fo:language="en" fo:country="US" style:font-size-asian="10pt" style:font-size-complex="10pt"/>
    </style:style>
  </office:automatic-styles>
  <office:body>
    <office:chart>
      <chart:chart svg:width="13.19cm" svg:height="9.091cm" xlink:href=".." xlink:type="simple" chart:class="chart:line" chart:style-name="ch1">
        <chart:title svg:x="4.597cm" svg:y="0.317cm" chart:style-name="ch2">
          <text:p><text:span text:style-name="T1">Best</text:span><text:span text:style-name="T1"> </text:span><text:span text:style-name="T1">Weapons</text:span><text:span text:style-name="T1"> DPS</text:span></text:p>
        </chart:title>
        <chart:legend chart:legend-position="end" svg:x="10.226cm" svg:y="3.238cm" style:legend-expansion="high" chart:style-name="ch3"/>
        <chart:plot-area chart:style-name="ch4" table:cell-range-address="bzmb.T1:bzmb.T1 bzmb.T3:bzmb.T9 bzmb.AB1:bzmb.AB1 bzmb.AB3:bzmb.AB9 bzmb.AI1:bzmb.AI1 bzmb.AI3:bzmb.AI9 bzmb.AS1:bzmb.AS1 bzmb.AS3:bzmb.AS9 bzmb.AZ1:bzmb.AZ1 bzmb.AZ3:bzmb.AZ9 bzmb.BG1:bzmb.BG1 bzmb.BG3:bzmb.BG9" chart:data-source-has-labels="row" svg:x="1.27cm" svg:y="1.255cm" svg:width="8.693cm" svg:height="6.678cm">
          <chart:coordinate-region svg:x="2.095cm" svg:y="1.416cm" svg:width="7.868cm" svg:height="6.1cm"/>
          <chart:axis chart:dimension="x" chart:name="primary-x" chart:style-name="ch5">
            <chart:title svg:x="5.191cm" svg:y="8.114cm" chart:style-name="ch2">
              <text:p><text:span text:style-name="T2">Level</text:span></text:p>
            </chart:title>
          </chart:axis>
          <chart:axis chart:dimension="y" chart:name="primary-y" chart:style-name="ch6">
            <chart:title svg:x="0.451cm" svg:y="5.572cm" chart:style-name="ch7">
              <text:p><text:span text:style-name="T2">Effective DPS</text:span></text:p>
            </chart:title>
            <chart:grid chart:style-name="ch8" chart:class="major"/>
          </chart:axis>
          <chart:series chart:style-name="ch9" chart:values-cell-range-address="bzmb.T3:bzmb.T9" chart:label-cell-address="bzmb.T1:bzmb.T1" chart:class="chart:line">
            <chart:data-point chart:repeated="7"/>
          </chart:series>
          <chart:series chart:style-name="ch10" chart:values-cell-range-address="bzmb.AB3:bzmb.AB9" chart:label-cell-address="bzmb.AB1:bzmb.AB1" chart:class="chart:line">
            <chart:data-point chart:repeated="7"/>
          </chart:series>
          <chart:series chart:style-name="ch11" chart:values-cell-range-address="bzmb.AI3:bzmb.AI9" chart:label-cell-address="bzmb.AI1:bzmb.AI1" chart:class="chart:line">
            <chart:data-point chart:repeated="7"/>
          </chart:series>
          <chart:series chart:style-name="ch12" chart:values-cell-range-address="bzmb.AS3:bzmb.AS9" chart:label-cell-address="bzmb.AS1:bzmb.AS1" chart:class="chart:line">
            <chart:data-point chart:repeated="7"/>
          </chart:series>
          <chart:series chart:style-name="ch13" chart:values-cell-range-address="bzmb.AZ3:bzmb.AZ9" chart:label-cell-address="bzmb.AZ1:bzmb.AZ1" chart:class="chart:line">
            <chart:data-point chart:repeated="7"/>
          </chart:series>
          <chart:series chart:style-name="ch14" chart:values-cell-range-address="bzmb.BG3:bzmb.BG9" chart:label-cell-address="bzmb.BG1:bzmb.BG1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6 Sword</text:p>
                <draw:g>
                  <svg:desc>bzmb.T1:bzmb.T1</svg:desc>
                </draw:g>
              </table:table-cell>
              <table:table-cell office:value-type="string">
                <text:p>T6 Axe</text:p>
                <draw:g>
                  <svg:desc>bzmb.AB1:bzmb.AB1</svg:desc>
                </draw:g>
              </table:table-cell>
              <table:table-cell office:value-type="string">
                <text:p>T6 Scythe</text:p>
                <draw:g>
                  <svg:desc>bzmb.AI1:bzmb.AI1</svg:desc>
                </draw:g>
              </table:table-cell>
              <table:table-cell office:value-type="string">
                <text:p>T6 Staff</text:p>
                <draw:g>
                  <svg:desc>bzmb.AS1:bzmb.AS1</svg:desc>
                </draw:g>
              </table:table-cell>
              <table:table-cell office:value-type="string">
                <text:p>T6 Bow</text:p>
                <draw:g>
                  <svg:desc>bzmb.AZ1:bzmb.AZ1</svg:desc>
                </draw:g>
              </table:table-cell>
              <table:table-cell office:value-type="string">
                <text:p>T6 Crossbow</text:p>
                <draw:g>
                  <svg:desc>bzmb.BG1:bzmb.B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4.375">
                <text:p>264.375</text:p>
                <draw:g>
                  <svg:desc>bzmb.T3:bzmb.T9</svg:desc>
                </draw:g>
              </table:table-cell>
              <table:table-cell office:value-type="float" office:value="245">
                <text:p>245</text:p>
                <draw:g>
                  <svg:desc>bzmb.AB3:bzmb.AB9</svg:desc>
                </draw:g>
              </table:table-cell>
              <table:table-cell office:value-type="float" office:value="216">
                <text:p>216</text:p>
                <draw:g>
                  <svg:desc>bzmb.AI3:bzmb.AI9</svg:desc>
                </draw:g>
              </table:table-cell>
              <table:table-cell office:value-type="float" office:value="235.2">
                <text:p>235.2</text:p>
                <draw:g>
                  <svg:desc>bzmb.AS3:bzmb.AS9</svg:desc>
                </draw:g>
              </table:table-cell>
              <table:table-cell office:value-type="float" office:value="230.164946499785">
                <text:p>230.164946499785</text:p>
                <draw:g>
                  <svg:desc>bzmb.AZ3:bzmb.AZ9</svg:desc>
                </draw:g>
              </table:table-cell>
              <table:table-cell office:value-type="float" office:value="260.291675">
                <text:p>260.291675</text:p>
                <draw:g>
                  <svg:desc>bzmb.BG3:bzmb.BG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2.875">
                <text:p>262.875</text:p>
              </table:table-cell>
              <table:table-cell office:value-type="float" office:value="244.65">
                <text:p>244.65</text:p>
              </table:table-cell>
              <table:table-cell office:value-type="float" office:value="216">
                <text:p>216</text:p>
              </table:table-cell>
              <table:table-cell office:value-type="float" office:value="235.2">
                <text:p>235.2</text:p>
              </table:table-cell>
              <table:table-cell office:value-type="float" office:value="229.677446499785">
                <text:p>229.677446499785</text:p>
              </table:table-cell>
              <table:table-cell office:value-type="float" office:value="259.9198">
                <text:p>259.9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.875">
                <text:p>262.875</text:p>
              </table:table-cell>
              <table:table-cell office:value-type="float" office:value="241.854">
                <text:p>241.854</text:p>
              </table:table-cell>
              <table:table-cell office:value-type="float" office:value="210.24">
                <text:p>210.24</text:p>
              </table:table-cell>
              <table:table-cell office:value-type="float" office:value="235.2">
                <text:p>235.2</text:p>
              </table:table-cell>
              <table:table-cell office:value-type="float" office:value="223.552714593124">
                <text:p>223.552714593124</text:p>
              </table:table-cell>
              <table:table-cell office:value-type="float" office:value="256.949288">
                <text:p>256.9492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1.375">
                <text:p>261.375</text:p>
              </table:table-cell>
              <table:table-cell office:value-type="float" office:value="241.508">
                <text:p>241.508</text:p>
              </table:table-cell>
              <table:table-cell office:value-type="float" office:value="210.24">
                <text:p>210.24</text:p>
              </table:table-cell>
              <table:table-cell office:value-type="float" office:value="235.2">
                <text:p>235.2</text:p>
              </table:table-cell>
              <table:table-cell office:value-type="float" office:value="223.078214593124">
                <text:p>223.078214593124</text:p>
              </table:table-cell>
              <table:table-cell office:value-type="float" office:value="256.581663">
                <text:p>256.5816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1.375">
                <text:p>261.375</text:p>
              </table:table-cell>
              <table:table-cell office:value-type="float" office:value="237.32">
                <text:p>237.32</text:p>
              </table:table-cell>
              <table:table-cell office:value-type="float" office:value="201.6">
                <text:p>201.6</text:p>
              </table:table-cell>
              <table:table-cell office:value-type="float" office:value="235.2">
                <text:p>235.2</text:p>
              </table:table-cell>
              <table:table-cell office:value-type="float" office:value="213.910616733133">
                <text:p>213.910616733133</text:p>
              </table:table-cell>
              <table:table-cell office:value-type="float" office:value="252.13227">
                <text:p>252.132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9.875">
                <text:p>259.875</text:p>
              </table:table-cell>
              <table:table-cell office:value-type="float" office:value="234.192">
                <text:p>234.192</text:p>
              </table:table-cell>
              <table:table-cell office:value-type="float" office:value="195.84">
                <text:p>195.84</text:p>
              </table:table-cell>
              <table:table-cell office:value-type="float" office:value="235.2">
                <text:p>235.2</text:p>
              </table:table-cell>
              <table:table-cell office:value-type="float" office:value="207.356884826472">
                <text:p>207.356884826472</text:p>
              </table:table-cell>
              <table:table-cell office:value-type="float" office:value="248.809008">
                <text:p>248.809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8.375">
                <text:p>258.375</text:p>
              </table:table-cell>
              <table:table-cell office:value-type="float" office:value="229.68">
                <text:p>229.68</text:p>
              </table:table-cell>
              <table:table-cell office:value-type="float" office:value="187.2">
                <text:p>187.2</text:p>
              </table:table-cell>
              <table:table-cell office:value-type="float" office:value="235.2">
                <text:p>235.2</text:p>
              </table:table-cell>
              <table:table-cell office:value-type="float" office:value="197.78628696648">
                <text:p>197.78628696648</text:p>
              </table:table-cell>
              <table:table-cell office:value-type="float" office:value="244.015365">
                <text:p>244.0153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2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52">
      <style:chart-properties chart:display-label="true" chart:tick-marks-major-inner="false" chart:tick-marks-major-outer="false" chart:logarithmic="false" chart:minimum="200" chart:maximum="350" chart:interval-major="25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width="0.026cm" svg:stroke-color="#d9d9d9"/>
    </style:style>
    <style:style style:name="ch9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0000" svg:stroke-linecap="round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ad47" svg:stroke-linecap="round" draw:fill-color="#70ad47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30a0" svg:stroke-linecap="round" draw:fill-color="#7030a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svg:stroke-linecap="round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  <style:style style:name="T1" style:family="text">
      <style:text-properties fo:color="#595959" style:text-position="0% 100%" fo:font-family="Calibri" fo:font-size="14pt" fo:language="en" fo:country="US" style:font-size-asian="14pt" style:font-size-complex="14pt"/>
    </style:style>
    <style:style style:name="T2" style:family="text">
      <style:text-properties fo:color="#595959" style:text-position="0% 100%" fo:font-family="Calibri" fo:font-size="10pt" fo:language="en" fo:country="US" style:font-size-asian="10pt" style:font-size-complex="10pt"/>
    </style:style>
  </office:automatic-styles>
  <office:body>
    <office:chart>
      <chart:chart svg:width="13.19cm" svg:height="9.09cm" xlink:href=".." xlink:type="simple" chart:class="chart:line" chart:style-name="ch1">
        <chart:title svg:x="4.597cm" svg:y="0.317cm" chart:style-name="ch2">
          <text:p><text:span text:style-name="T1">Best</text:span><text:span text:style-name="T1"> </text:span><text:span text:style-name="T1">Weapons</text:span><text:span text:style-name="T1"> DPS</text:span></text:p>
        </chart:title>
        <chart:legend chart:legend-position="end" svg:x="10.226cm" svg:y="3.238cm" style:legend-expansion="high" chart:style-name="ch3"/>
        <chart:plot-area chart:style-name="ch4" table:cell-range-address="wtch.T1:wtch.T1 wtch.T3:wtch.T7 wtch.AB1:wtch.AB1 wtch.AB3:wtch.AB7 wtch.AI1:wtch.AI1 wtch.AI3:wtch.AI7 wtch.AS1:wtch.AS1 wtch.AS3:wtch.AS7 wtch.AZ1:wtch.AZ1 wtch.AZ3:wtch.AZ7 wtch.BG1:wtch.BG1 wtch.BG3:wtch.BG7" chart:data-source-has-labels="row" svg:x="1.27cm" svg:y="1.255cm" svg:width="8.693cm" svg:height="6.677cm">
          <chart:coordinate-region svg:x="2.095cm" svg:y="1.415cm" svg:width="7.868cm" svg:height="6.099cm"/>
          <chart:axis chart:dimension="x" chart:name="primary-x" chart:style-name="ch5">
            <chart:title svg:x="5.191cm" svg:y="8.113cm" chart:style-name="ch2">
              <text:p><text:span text:style-name="T2">Level</text:span></text:p>
            </chart:title>
          </chart:axis>
          <chart:axis chart:dimension="y" chart:name="primary-y" chart:style-name="ch6">
            <chart:title svg:x="0.451cm" svg:y="5.571cm" chart:style-name="ch7">
              <text:p><text:span text:style-name="T2">Effective DPS</text:span></text:p>
            </chart:title>
            <chart:grid chart:style-name="ch8" chart:class="major"/>
          </chart:axis>
          <chart:series chart:style-name="ch9" chart:values-cell-range-address="wtch.T3:wtch.T7" chart:label-cell-address="wtch.T1:wtch.T1" chart:class="chart:line">
            <chart:data-point chart:repeated="5"/>
          </chart:series>
          <chart:series chart:style-name="ch10" chart:values-cell-range-address="wtch.AB3:wtch.AB7" chart:label-cell-address="wtch.AB1:wtch.AB1" chart:class="chart:line">
            <chart:data-point chart:repeated="5"/>
          </chart:series>
          <chart:series chart:style-name="ch11" chart:values-cell-range-address="wtch.AI3:wtch.AI7" chart:label-cell-address="wtch.AI1:wtch.AI1" chart:class="chart:line">
            <chart:data-point chart:repeated="5"/>
          </chart:series>
          <chart:series chart:style-name="ch12" chart:values-cell-range-address="wtch.AS3:wtch.AS7" chart:label-cell-address="wtch.AS1:wtch.AS1" chart:class="chart:line">
            <chart:data-point chart:repeated="5"/>
          </chart:series>
          <chart:series chart:style-name="ch13" chart:values-cell-range-address="wtch.AZ3:wtch.AZ7" chart:label-cell-address="wtch.AZ1:wtch.AZ1" chart:class="chart:line">
            <chart:data-point chart:repeated="5"/>
          </chart:series>
          <chart:series chart:style-name="ch14" chart:values-cell-range-address="wtch.BG3:wtch.BG7" chart:label-cell-address="wtch.BG1:wtch.BG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6 Sword</text:p>
                <draw:g>
                  <svg:desc>wtch.T1:wtch.T1</svg:desc>
                </draw:g>
              </table:table-cell>
              <table:table-cell office:value-type="string">
                <text:p>T6 Axe</text:p>
                <draw:g>
                  <svg:desc>wtch.AB1:wtch.AB1</svg:desc>
                </draw:g>
              </table:table-cell>
              <table:table-cell office:value-type="string">
                <text:p>T6 Scythe</text:p>
                <draw:g>
                  <svg:desc>wtch.AI1:wtch.AI1</svg:desc>
                </draw:g>
              </table:table-cell>
              <table:table-cell office:value-type="string">
                <text:p>T6 Staff</text:p>
                <draw:g>
                  <svg:desc>wtch.AS1:wtch.AS1</svg:desc>
                </draw:g>
              </table:table-cell>
              <table:table-cell office:value-type="string">
                <text:p>T6 Bow</text:p>
                <draw:g>
                  <svg:desc>wtch.AZ1:wtch.AZ1</svg:desc>
                </draw:g>
              </table:table-cell>
              <table:table-cell office:value-type="string">
                <text:p>T6 Crossbow</text:p>
                <draw:g>
                  <svg:desc>wtch.BG1:wtch.B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4.375">
                <text:p>264.375</text:p>
                <draw:g>
                  <svg:desc>wtch.T3:wtch.T7</svg:desc>
                </draw:g>
              </table:table-cell>
              <table:table-cell office:value-type="float" office:value="280">
                <text:p>280</text:p>
                <draw:g>
                  <svg:desc>wtch.AB3:wtch.AB7</svg:desc>
                </draw:g>
              </table:table-cell>
              <table:table-cell office:value-type="float" office:value="288">
                <text:p>288</text:p>
                <draw:g>
                  <svg:desc>wtch.AI3:wtch.AI7</svg:desc>
                </draw:g>
              </table:table-cell>
              <table:table-cell office:value-type="float" office:value="235.2">
                <text:p>235.2</text:p>
                <draw:g>
                  <svg:desc>wtch.AS3:wtch.AS7</svg:desc>
                </draw:g>
              </table:table-cell>
              <table:table-cell office:value-type="float" office:value="306.886595333047">
                <text:p>306.886595333047</text:p>
                <draw:g>
                  <svg:desc>wtch.AZ3:wtch.AZ7</svg:desc>
                </draw:g>
              </table:table-cell>
              <table:table-cell office:value-type="float" office:value="297.4762">
                <text:p>297.4762</text:p>
                <draw:g>
                  <svg:desc>wtch.BG3:wtch.BG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4.375">
                <text:p>264.375</text:p>
              </table:table-cell>
              <table:table-cell office:value-type="float" office:value="278.6">
                <text:p>278.6</text:p>
              </table:table-cell>
              <table:table-cell office:value-type="float" office:value="285.12">
                <text:p>285.12</text:p>
              </table:table-cell>
              <table:table-cell office:value-type="float" office:value="235.2">
                <text:p>235.2</text:p>
              </table:table-cell>
              <table:table-cell office:value-type="float" office:value="303.817729379716">
                <text:p>303.817729379716</text:p>
              </table:table-cell>
              <table:table-cell office:value-type="float" office:value="295.988819">
                <text:p>295.9888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1.375">
                <text:p>261.375</text:p>
              </table:table-cell>
              <table:table-cell office:value-type="float" office:value="277.804">
                <text:p>277.804</text:p>
              </table:table-cell>
              <table:table-cell office:value-type="float" office:value="285.12">
                <text:p>285.12</text:p>
              </table:table-cell>
              <table:table-cell office:value-type="float" office:value="235.2">
                <text:p>235.2</text:p>
              </table:table-cell>
              <table:table-cell office:value-type="float" office:value="302.530729379716">
                <text:p>302.530729379716</text:p>
              </table:table-cell>
              <table:table-cell office:value-type="float" office:value="295.143069">
                <text:p>295.1430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1.375">
                <text:p>261.375</text:p>
              </table:table-cell>
              <table:table-cell office:value-type="float" office:value="276.408">
                <text:p>276.408</text:p>
              </table:table-cell>
              <table:table-cell office:value-type="float" office:value="282.24">
                <text:p>282.24</text:p>
              </table:table-cell>
              <table:table-cell office:value-type="float" office:value="235.2">
                <text:p>235.2</text:p>
              </table:table-cell>
              <table:table-cell office:value-type="float" office:value="299.474863426386">
                <text:p>299.474863426386</text:p>
              </table:table-cell>
              <table:table-cell office:value-type="float" office:value="293.659938">
                <text:p>293.6599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1.375">
                <text:p>261.375</text:p>
              </table:table-cell>
              <table:table-cell office:value-type="float" office:value="273.616">
                <text:p>273.616</text:p>
              </table:table-cell>
              <table:table-cell office:value-type="float" office:value="276.48">
                <text:p>276.48</text:p>
              </table:table-cell>
              <table:table-cell office:value-type="float" office:value="235.2">
                <text:p>235.2</text:p>
              </table:table-cell>
              <table:table-cell office:value-type="float" office:value="293.363131519725">
                <text:p>293.363131519725</text:p>
              </table:table-cell>
              <table:table-cell office:value-type="float" office:value="290.693676">
                <text:p>290.69367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2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2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52">
      <style:chart-properties chart:display-label="true" chart:tick-marks-major-inner="false" chart:tick-marks-major-outer="false" chart:logarithmic="false" chart:minimum="150" chart:maximum="300" chart:interval-major="25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width="0.026cm" svg:stroke-color="#d9d9d9"/>
    </style:style>
    <style:style style:name="ch9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0000" svg:stroke-linecap="round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ad47" svg:stroke-linecap="round" draw:fill-color="#70ad47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30a0" svg:stroke-linecap="round" draw:fill-color="#7030a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svg:stroke-linecap="round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  <style:style style:name="T1" style:family="text">
      <style:text-properties fo:color="#595959" style:text-position="0% 100%" fo:font-family="Calibri" fo:font-size="14pt" fo:language="en" fo:country="US" style:font-size-asian="14pt" style:font-size-complex="14pt"/>
    </style:style>
    <style:style style:name="T2" style:family="text">
      <style:text-properties fo:color="#595959" style:text-position="0% 100%" fo:font-family="Calibri" fo:font-size="10pt" fo:language="en" fo:country="US" style:font-size-asian="10pt" style:font-size-complex="10pt"/>
    </style:style>
  </office:automatic-styles>
  <office:body>
    <office:chart>
      <chart:chart svg:width="13.19cm" svg:height="9.091cm" xlink:href=".." xlink:type="simple" chart:class="chart:line" chart:style-name="ch1">
        <chart:title svg:x="4.597cm" svg:y="0.317cm" chart:style-name="ch2">
          <text:p><text:span text:style-name="T1">Best</text:span><text:span text:style-name="T1"> </text:span><text:span text:style-name="T1">Weapons</text:span><text:span text:style-name="T1"> DPS</text:span></text:p>
        </chart:title>
        <chart:legend chart:legend-position="end" svg:x="10.226cm" svg:y="3.238cm" style:legend-expansion="high" chart:style-name="ch3"/>
        <chart:plot-area chart:style-name="ch4" table:cell-range-address="ccpr.T1:ccpr.T1 ccpr.T3:ccpr.T6 ccpr.AB1:ccpr.AB1 ccpr.AB3:ccpr.AB6 ccpr.AI1:ccpr.AI1 ccpr.AI3:ccpr.AI6 ccpr.AS1:ccpr.AS1 ccpr.AS3:ccpr.AS6 ccpr.AZ1:ccpr.AZ1 ccpr.AZ3:ccpr.AZ6 ccpr.BG1:ccpr.BG1 ccpr.BG3:ccpr.BG6" chart:data-source-has-labels="row" svg:x="1.27cm" svg:y="1.255cm" svg:width="8.693cm" svg:height="6.678cm">
          <chart:coordinate-region svg:x="2.095cm" svg:y="1.416cm" svg:width="7.868cm" svg:height="6.1cm"/>
          <chart:axis chart:dimension="x" chart:name="primary-x" chart:style-name="ch5">
            <chart:title svg:x="5.191cm" svg:y="8.114cm" chart:style-name="ch2">
              <text:p><text:span text:style-name="T2">Level</text:span></text:p>
            </chart:title>
          </chart:axis>
          <chart:axis chart:dimension="y" chart:name="primary-y" chart:style-name="ch6">
            <chart:title svg:x="0.451cm" svg:y="5.572cm" chart:style-name="ch7">
              <text:p><text:span text:style-name="T2">Effective DPS</text:span></text:p>
            </chart:title>
            <chart:grid chart:style-name="ch8" chart:class="major"/>
          </chart:axis>
          <chart:series chart:style-name="ch9" chart:values-cell-range-address="ccpr.T3:ccpr.T6" chart:label-cell-address="ccpr.T1:ccpr.T1" chart:class="chart:line">
            <chart:data-point chart:repeated="4"/>
          </chart:series>
          <chart:series chart:style-name="ch10" chart:values-cell-range-address="ccpr.AB3:ccpr.AB6" chart:label-cell-address="ccpr.AB1:ccpr.AB1" chart:class="chart:line">
            <chart:data-point chart:repeated="4"/>
          </chart:series>
          <chart:series chart:style-name="ch11" chart:values-cell-range-address="ccpr.AI3:ccpr.AI6" chart:label-cell-address="ccpr.AI1:ccpr.AI1" chart:class="chart:line">
            <chart:data-point chart:repeated="4"/>
          </chart:series>
          <chart:series chart:style-name="ch12" chart:values-cell-range-address="ccpr.AS3:ccpr.AS6" chart:label-cell-address="ccpr.AS1:ccpr.AS1" chart:class="chart:line">
            <chart:data-point chart:repeated="4"/>
          </chart:series>
          <chart:series chart:style-name="ch13" chart:values-cell-range-address="ccpr.AZ3:ccpr.AZ6" chart:label-cell-address="ccpr.AZ1:ccpr.AZ1" chart:class="chart:line">
            <chart:data-point chart:repeated="4"/>
          </chart:series>
          <chart:series chart:style-name="ch14" chart:values-cell-range-address="ccpr.BG3:ccpr.BG6" chart:label-cell-address="ccpr.BG1:ccpr.BG1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6 Sword</text:p>
                <draw:g>
                  <svg:desc>ccpr.T1:ccpr.T1</svg:desc>
                </draw:g>
              </table:table-cell>
              <table:table-cell office:value-type="string">
                <text:p>T6 Axe</text:p>
                <draw:g>
                  <svg:desc>ccpr.AB1:ccpr.AB1</svg:desc>
                </draw:g>
              </table:table-cell>
              <table:table-cell office:value-type="string">
                <text:p>T6 Scythe</text:p>
                <draw:g>
                  <svg:desc>ccpr.AI1:ccpr.AI1</svg:desc>
                </draw:g>
              </table:table-cell>
              <table:table-cell office:value-type="string">
                <text:p>T6 Staff</text:p>
                <draw:g>
                  <svg:desc>ccpr.AS1:ccpr.AS1</svg:desc>
                </draw:g>
              </table:table-cell>
              <table:table-cell office:value-type="string">
                <text:p>T6 Bow</text:p>
                <draw:g>
                  <svg:desc>ccpr.AZ1:ccpr.AZ1</svg:desc>
                </draw:g>
              </table:table-cell>
              <table:table-cell office:value-type="string">
                <text:p>T6 Crossbow</text:p>
                <draw:g>
                  <svg:desc>ccpr.BG1:ccpr.B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6.875">
                <text:p>196.875</text:p>
                <draw:g>
                  <svg:desc>ccpr.T3:ccpr.T6</svg:desc>
                </draw:g>
              </table:table-cell>
              <table:table-cell office:value-type="float" office:value="255.45">
                <text:p>255.45</text:p>
                <draw:g>
                  <svg:desc>ccpr.AB3:ccpr.AB6</svg:desc>
                </draw:g>
              </table:table-cell>
              <table:table-cell office:value-type="float" office:value="273.6">
                <text:p>273.6</text:p>
                <draw:g>
                  <svg:desc>ccpr.AI3:ccpr.AI6</svg:desc>
                </draw:g>
              </table:table-cell>
              <table:table-cell office:value-type="float" office:value="235.2">
                <text:p>235.2</text:p>
                <draw:g>
                  <svg:desc>ccpr.AS3:ccpr.AS6</svg:desc>
                </draw:g>
              </table:table-cell>
              <table:table-cell office:value-type="float" office:value="263.754765566394">
                <text:p>263.754765566394</text:p>
                <draw:g>
                  <svg:desc>ccpr.AZ3:ccpr.AZ6</svg:desc>
                </draw:g>
              </table:table-cell>
              <table:table-cell office:value-type="float" office:value="271.39242">
                <text:p>271.39242</text:p>
                <draw:g>
                  <svg:desc>ccpr.BG3:ccpr.BG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3.875">
                <text:p>193.875</text:p>
              </table:table-cell>
              <table:table-cell office:value-type="float" office:value="254.67">
                <text:p>254.67</text:p>
              </table:table-cell>
              <table:table-cell office:value-type="float" office:value="273.6">
                <text:p>273.6</text:p>
              </table:table-cell>
              <table:table-cell office:value-type="float" office:value="235.2">
                <text:p>235.2</text:p>
              </table:table-cell>
              <table:table-cell office:value-type="float" office:value="262.519765566394">
                <text:p>262.519765566394</text:p>
              </table:table-cell>
              <table:table-cell office:value-type="float" office:value="270.56367">
                <text:p>270.563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.375">
                <text:p>189.375</text:p>
              </table:table-cell>
              <table:table-cell office:value-type="float" office:value="250.9">
                <text:p>250.9</text:p>
              </table:table-cell>
              <table:table-cell office:value-type="float" office:value="267.84">
                <text:p>267.84</text:p>
              </table:table-cell>
              <table:table-cell office:value-type="float" office:value="235.2">
                <text:p>235.2</text:p>
              </table:table-cell>
              <table:table-cell office:value-type="float" office:value="255.179533659733">
                <text:p>255.179533659733</text:p>
              </table:table-cell>
              <table:table-cell office:value-type="float" office:value="266.558283">
                <text:p>266.5582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4.875">
                <text:p>184.875</text:p>
              </table:table-cell>
              <table:table-cell office:value-type="float" office:value="248.448">
                <text:p>248.448</text:p>
              </table:table-cell>
              <table:table-cell office:value-type="float" office:value="264.96">
                <text:p>264.96</text:p>
              </table:table-cell>
              <table:table-cell office:value-type="float" office:value="235.2">
                <text:p>235.2</text:p>
              </table:table-cell>
              <table:table-cell office:value-type="float" office:value="250.641667706403">
                <text:p>250.641667706403</text:p>
              </table:table-cell>
              <table:table-cell office:value-type="float" office:value="263.953152">
                <text:p>263.953152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2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2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52">
      <style:chart-properties chart:display-label="true" chart:tick-marks-major-inner="false" chart:tick-marks-major-outer="false" chart:logarithmic="false" chart:minimum="150" chart:maximum="300" chart:interval-major="25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width="0.026cm" svg:stroke-color="#d9d9d9"/>
    </style:style>
    <style:style style:name="ch9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0000" svg:stroke-linecap="round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ad47" svg:stroke-linecap="round" draw:fill-color="#70ad47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30a0" svg:stroke-linecap="round" draw:fill-color="#7030a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svg:stroke-linecap="round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  <style:style style:name="T1" style:family="text">
      <style:text-properties fo:color="#595959" style:text-position="0% 100%" fo:font-family="Calibri" fo:font-size="14pt" fo:language="en" fo:country="US" style:font-size-asian="14pt" style:font-size-complex="14pt"/>
    </style:style>
    <style:style style:name="T2" style:family="text">
      <style:text-properties fo:color="#595959" style:text-position="0% 100%" fo:font-family="Calibri" fo:font-size="10pt" fo:language="en" fo:country="US" style:font-size-asian="10pt" style:font-size-complex="10pt"/>
    </style:style>
  </office:automatic-styles>
  <office:body>
    <office:chart>
      <chart:chart svg:width="13.19cm" svg:height="9.091cm" xlink:href=".." xlink:type="simple" chart:class="chart:line" chart:style-name="ch1">
        <chart:title svg:x="4.597cm" svg:y="0.317cm" chart:style-name="ch2">
          <text:p><text:span text:style-name="T1">Best</text:span><text:span text:style-name="T1"> </text:span><text:span text:style-name="T1">Weapons</text:span><text:span text:style-name="T1"> DPS</text:span></text:p>
        </chart:title>
        <chart:legend chart:legend-position="end" svg:x="10.226cm" svg:y="3.238cm" style:legend-expansion="high" chart:style-name="ch3"/>
        <chart:plot-area chart:style-name="ch4" table:cell-range-address="husk.T1:husk.T1 husk.T3:husk.T9 husk.AB1:husk.AB1 husk.AB3:husk.AB9 husk.AI1:husk.AI1 husk.AI3:husk.AI9 husk.AS1:husk.AS1 husk.AS3:husk.AS9 husk.AZ1:husk.AZ1 husk.AZ3:husk.AZ9 husk.BG1:husk.BG1 husk.BG3:husk.BG9" chart:data-source-has-labels="row" svg:x="1.27cm" svg:y="1.255cm" svg:width="8.693cm" svg:height="6.678cm">
          <chart:coordinate-region svg:x="2.095cm" svg:y="1.416cm" svg:width="7.868cm" svg:height="6.1cm"/>
          <chart:axis chart:dimension="x" chart:name="primary-x" chart:style-name="ch5">
            <chart:title svg:x="5.191cm" svg:y="8.114cm" chart:style-name="ch2">
              <text:p><text:span text:style-name="T2">Level</text:span></text:p>
            </chart:title>
          </chart:axis>
          <chart:axis chart:dimension="y" chart:name="primary-y" chart:style-name="ch6">
            <chart:title svg:x="0.451cm" svg:y="5.572cm" chart:style-name="ch7">
              <text:p><text:span text:style-name="T2">Effective DPS</text:span></text:p>
            </chart:title>
            <chart:grid chart:style-name="ch8" chart:class="major"/>
          </chart:axis>
          <chart:series chart:style-name="ch9" chart:values-cell-range-address="husk.T3:husk.T9" chart:label-cell-address="husk.T1:husk.T1" chart:class="chart:line">
            <chart:data-point chart:repeated="7"/>
          </chart:series>
          <chart:series chart:style-name="ch10" chart:values-cell-range-address="husk.AB3:husk.AB9" chart:label-cell-address="husk.AB1:husk.AB1" chart:class="chart:line">
            <chart:data-point chart:repeated="7"/>
          </chart:series>
          <chart:series chart:style-name="ch11" chart:values-cell-range-address="husk.AI3:husk.AI9" chart:label-cell-address="husk.AI1:husk.AI1" chart:class="chart:line">
            <chart:data-point chart:repeated="7"/>
          </chart:series>
          <chart:series chart:style-name="ch12" chart:values-cell-range-address="husk.AS3:husk.AS9" chart:label-cell-address="husk.AS1:husk.AS1" chart:class="chart:line">
            <chart:data-point chart:repeated="7"/>
          </chart:series>
          <chart:series chart:style-name="ch13" chart:values-cell-range-address="husk.AZ3:husk.AZ9" chart:label-cell-address="husk.AZ1:husk.AZ1" chart:class="chart:line">
            <chart:data-point chart:repeated="7"/>
          </chart:series>
          <chart:series chart:style-name="ch14" chart:values-cell-range-address="husk.BG3:husk.BG9" chart:label-cell-address="husk.BG1:husk.BG1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6 Sword</text:p>
                <draw:g>
                  <svg:desc>husk.T1:husk.T1</svg:desc>
                </draw:g>
              </table:table-cell>
              <table:table-cell office:value-type="string">
                <text:p>T6 Axe</text:p>
                <draw:g>
                  <svg:desc>husk.AB1:husk.AB1</svg:desc>
                </draw:g>
              </table:table-cell>
              <table:table-cell office:value-type="string">
                <text:p>T6 Scythe</text:p>
                <draw:g>
                  <svg:desc>husk.AI1:husk.AI1</svg:desc>
                </draw:g>
              </table:table-cell>
              <table:table-cell office:value-type="string">
                <text:p>T6 Staff</text:p>
                <draw:g>
                  <svg:desc>husk.AS1:husk.AS1</svg:desc>
                </draw:g>
              </table:table-cell>
              <table:table-cell office:value-type="string">
                <text:p>T6 Bow</text:p>
                <draw:g>
                  <svg:desc>husk.AZ1:husk.AZ1</svg:desc>
                </draw:g>
              </table:table-cell>
              <table:table-cell office:value-type="string">
                <text:p>T6 Crossbow</text:p>
                <draw:g>
                  <svg:desc>husk.BG1:husk.B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4.375">
                <text:p>264.375</text:p>
                <draw:g>
                  <svg:desc>husk.T3:husk.T9</svg:desc>
                </draw:g>
              </table:table-cell>
              <table:table-cell office:value-type="float" office:value="238">
                <text:p>238</text:p>
                <draw:g>
                  <svg:desc>husk.AB3:husk.AB9</svg:desc>
                </draw:g>
              </table:table-cell>
              <table:table-cell office:value-type="float" office:value="201.6">
                <text:p>201.6</text:p>
                <draw:g>
                  <svg:desc>husk.AI3:husk.AI9</svg:desc>
                </draw:g>
              </table:table-cell>
              <table:table-cell office:value-type="float" office:value="235.2">
                <text:p>235.2</text:p>
                <draw:g>
                  <svg:desc>husk.AS3:husk.AS9</svg:desc>
                </draw:g>
              </table:table-cell>
              <table:table-cell office:value-type="float" office:value="214.820616733133">
                <text:p>214.820616733133</text:p>
                <draw:g>
                  <svg:desc>husk.AZ3:husk.AZ9</svg:desc>
                </draw:g>
              </table:table-cell>
              <table:table-cell office:value-type="float" office:value="252.85477">
                <text:p>252.85477</text:p>
                <draw:g>
                  <svg:desc>husk.BG3:husk.BG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2.875">
                <text:p>262.875</text:p>
              </table:table-cell>
              <table:table-cell office:value-type="float" office:value="237.66">
                <text:p>237.66</text:p>
              </table:table-cell>
              <table:table-cell office:value-type="float" office:value="201.6">
                <text:p>201.6</text:p>
              </table:table-cell>
              <table:table-cell office:value-type="float" office:value="235.2">
                <text:p>235.2</text:p>
              </table:table-cell>
              <table:table-cell office:value-type="float" office:value="214.365616733133">
                <text:p>214.365616733133</text:p>
              </table:table-cell>
              <table:table-cell office:value-type="float" office:value="252.49352">
                <text:p>252.493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.875">
                <text:p>262.875</text:p>
              </table:table-cell>
              <table:table-cell office:value-type="float" office:value="234.864">
                <text:p>234.864</text:p>
              </table:table-cell>
              <table:table-cell office:value-type="float" office:value="195.84">
                <text:p>195.84</text:p>
              </table:table-cell>
              <table:table-cell office:value-type="float" office:value="235.2">
                <text:p>235.2</text:p>
              </table:table-cell>
              <table:table-cell office:value-type="float" office:value="208.240884826472">
                <text:p>208.240884826472</text:p>
              </table:table-cell>
              <table:table-cell office:value-type="float" office:value="249.523008">
                <text:p>249.523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1.375">
                <text:p>261.375</text:p>
              </table:table-cell>
              <table:table-cell office:value-type="float" office:value="234.528">
                <text:p>234.528</text:p>
              </table:table-cell>
              <table:table-cell office:value-type="float" office:value="195.84">
                <text:p>195.84</text:p>
              </table:table-cell>
              <table:table-cell office:value-type="float" office:value="235.2">
                <text:p>235.2</text:p>
              </table:table-cell>
              <table:table-cell office:value-type="float" office:value="207.798884826472">
                <text:p>207.798884826472</text:p>
              </table:table-cell>
              <table:table-cell office:value-type="float" office:value="249.166008">
                <text:p>249.166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1.375">
                <text:p>261.375</text:p>
              </table:table-cell>
              <table:table-cell office:value-type="float" office:value="230.34">
                <text:p>230.34</text:p>
              </table:table-cell>
              <table:table-cell office:value-type="float" office:value="187.2">
                <text:p>187.2</text:p>
              </table:table-cell>
              <table:table-cell office:value-type="float" office:value="235.2">
                <text:p>235.2</text:p>
              </table:table-cell>
              <table:table-cell office:value-type="float" office:value="198.63128696648">
                <text:p>198.63128696648</text:p>
              </table:table-cell>
              <table:table-cell office:value-type="float" office:value="244.716615">
                <text:p>244.7166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9.875">
                <text:p>259.875</text:p>
              </table:table-cell>
              <table:table-cell office:value-type="float" office:value="227.222">
                <text:p>227.222</text:p>
              </table:table-cell>
              <table:table-cell office:value-type="float" office:value="181.44">
                <text:p>181.44</text:p>
              </table:table-cell>
              <table:table-cell office:value-type="float" office:value="235.2">
                <text:p>235.2</text:p>
              </table:table-cell>
              <table:table-cell office:value-type="float" office:value="192.110055059819">
                <text:p>192.110055059819</text:p>
              </table:table-cell>
              <table:table-cell office:value-type="float" office:value="241.403978">
                <text:p>241.4039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8.375">
                <text:p>258.375</text:p>
              </table:table-cell>
              <table:table-cell office:value-type="float" office:value="222.72">
                <text:p>222.72</text:p>
              </table:table-cell>
              <table:table-cell office:value-type="float" office:value="172.8">
                <text:p>172.8</text:p>
              </table:table-cell>
              <table:table-cell office:value-type="float" office:value="235.2">
                <text:p>235.2</text:p>
              </table:table-cell>
              <table:table-cell office:value-type="float" office:value="182.571957199828">
                <text:p>182.571957199828</text:p>
              </table:table-cell>
              <table:table-cell office:value-type="float" office:value="236.62096">
                <text:p>236.620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2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52">
      <style:chart-properties chart:display-label="true" chart:tick-marks-major-inner="false" chart:tick-marks-major-outer="false" chart:logarithmic="false" chart:minimum="150" chart:maximum="300" chart:interval-major="25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width="0.026cm" svg:stroke-color="#d9d9d9"/>
    </style:style>
    <style:style style:name="ch9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0000" svg:stroke-linecap="round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ad47" svg:stroke-linecap="round" draw:fill-color="#70ad47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30a0" svg:stroke-linecap="round" draw:fill-color="#7030a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svg:stroke-linecap="round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  <style:style style:name="T1" style:family="text">
      <style:text-properties fo:color="#595959" style:text-position="0% 100%" fo:font-family="Calibri" fo:font-size="14pt" fo:language="en" fo:country="US" style:font-size-asian="14pt" style:font-size-complex="14pt"/>
    </style:style>
    <style:style style:name="T2" style:family="text">
      <style:text-properties fo:color="#595959" style:text-position="0% 100%" fo:font-family="Calibri" fo:font-size="10pt" fo:language="en" fo:country="US" style:font-size-asian="10pt" style:font-size-complex="10pt"/>
    </style:style>
  </office:automatic-styles>
  <office:body>
    <office:chart>
      <chart:chart svg:width="13.19cm" svg:height="9.091cm" xlink:href=".." xlink:type="simple" chart:class="chart:line" chart:style-name="ch1">
        <chart:title svg:x="4.597cm" svg:y="0.317cm" chart:style-name="ch2">
          <text:p><text:span text:style-name="T1">Best</text:span><text:span text:style-name="T1"> </text:span><text:span text:style-name="T1">Weapons</text:span><text:span text:style-name="T1"> DPS</text:span></text:p>
        </chart:title>
        <chart:legend chart:legend-position="end" svg:x="10.226cm" svg:y="3.238cm" style:legend-expansion="high" chart:style-name="ch3"/>
        <chart:plot-area chart:style-name="ch4" table:cell-range-address="bhsk.T1:bhsk.T1 bhsk.T3:bhsk.T9 bhsk.AB1:bhsk.AB1 bhsk.AB3:bhsk.AB9 bhsk.AI1:bhsk.AI1 bhsk.AI3:bhsk.AI9 bhsk.AS1:bhsk.AS1 bhsk.AS3:bhsk.AS9 bhsk.AZ1:bhsk.AZ1 bhsk.AZ3:bhsk.AZ9 bhsk.BG1:bhsk.BG1 bhsk.BG3:bhsk.BG9" chart:data-source-has-labels="row" svg:x="1.27cm" svg:y="1.255cm" svg:width="8.693cm" svg:height="6.678cm">
          <chart:coordinate-region svg:x="2.095cm" svg:y="1.416cm" svg:width="7.868cm" svg:height="6.1cm"/>
          <chart:axis chart:dimension="x" chart:name="primary-x" chart:style-name="ch5">
            <chart:title svg:x="5.191cm" svg:y="8.114cm" chart:style-name="ch2">
              <text:p><text:span text:style-name="T2">Level</text:span></text:p>
            </chart:title>
          </chart:axis>
          <chart:axis chart:dimension="y" chart:name="primary-y" chart:style-name="ch6">
            <chart:title svg:x="0.451cm" svg:y="5.572cm" chart:style-name="ch7">
              <text:p><text:span text:style-name="T2">Effective DPS</text:span></text:p>
            </chart:title>
            <chart:grid chart:style-name="ch8" chart:class="major"/>
          </chart:axis>
          <chart:series chart:style-name="ch9" chart:values-cell-range-address="bhsk.T3:bhsk.T9" chart:label-cell-address="bhsk.T1:bhsk.T1" chart:class="chart:line">
            <chart:data-point chart:repeated="7"/>
          </chart:series>
          <chart:series chart:style-name="ch10" chart:values-cell-range-address="bhsk.AB3:bhsk.AB9" chart:label-cell-address="bhsk.AB1:bhsk.AB1" chart:class="chart:line">
            <chart:data-point chart:repeated="7"/>
          </chart:series>
          <chart:series chart:style-name="ch11" chart:values-cell-range-address="bhsk.AI3:bhsk.AI9" chart:label-cell-address="bhsk.AI1:bhsk.AI1" chart:class="chart:line">
            <chart:data-point chart:repeated="7"/>
          </chart:series>
          <chart:series chart:style-name="ch12" chart:values-cell-range-address="bhsk.AS3:bhsk.AS9" chart:label-cell-address="bhsk.AS1:bhsk.AS1" chart:class="chart:line">
            <chart:data-point chart:repeated="7"/>
          </chart:series>
          <chart:series chart:style-name="ch13" chart:values-cell-range-address="bhsk.AZ3:bhsk.AZ9" chart:label-cell-address="bhsk.AZ1:bhsk.AZ1" chart:class="chart:line">
            <chart:data-point chart:repeated="7"/>
          </chart:series>
          <chart:series chart:style-name="ch14" chart:values-cell-range-address="bhsk.BG3:bhsk.BG9" chart:label-cell-address="bhsk.BG1:bhsk.BG1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6 Sword</text:p>
                <draw:g>
                  <svg:desc>bhsk.T1:bhsk.T1</svg:desc>
                </draw:g>
              </table:table-cell>
              <table:table-cell office:value-type="string">
                <text:p>T6 Axe</text:p>
                <draw:g>
                  <svg:desc>bhsk.AB1:bhsk.AB1</svg:desc>
                </draw:g>
              </table:table-cell>
              <table:table-cell office:value-type="string">
                <text:p>T6 Scythe</text:p>
                <draw:g>
                  <svg:desc>bhsk.AI1:bhsk.AI1</svg:desc>
                </draw:g>
              </table:table-cell>
              <table:table-cell office:value-type="string">
                <text:p>T6 Staff</text:p>
                <draw:g>
                  <svg:desc>bhsk.AS1:bhsk.AS1</svg:desc>
                </draw:g>
              </table:table-cell>
              <table:table-cell office:value-type="string">
                <text:p>T6 Bow</text:p>
                <draw:g>
                  <svg:desc>bhsk.AZ1:bhsk.AZ1</svg:desc>
                </draw:g>
              </table:table-cell>
              <table:table-cell office:value-type="string">
                <text:p>T6 Crossbow</text:p>
                <draw:g>
                  <svg:desc>bhsk.BG1:bhsk.B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4.375">
                <text:p>264.375</text:p>
                <draw:g>
                  <svg:desc>bhsk.T3:bhsk.T9</svg:desc>
                </draw:g>
              </table:table-cell>
              <table:table-cell office:value-type="float" office:value="238">
                <text:p>238</text:p>
                <draw:g>
                  <svg:desc>bhsk.AB3:bhsk.AB9</svg:desc>
                </draw:g>
              </table:table-cell>
              <table:table-cell office:value-type="float" office:value="201.6">
                <text:p>201.6</text:p>
                <draw:g>
                  <svg:desc>bhsk.AI3:bhsk.AI9</svg:desc>
                </draw:g>
              </table:table-cell>
              <table:table-cell office:value-type="float" office:value="235.2">
                <text:p>235.2</text:p>
                <draw:g>
                  <svg:desc>bhsk.AS3:bhsk.AS9</svg:desc>
                </draw:g>
              </table:table-cell>
              <table:table-cell office:value-type="float" office:value="214.820616733133">
                <text:p>214.820616733133</text:p>
                <draw:g>
                  <svg:desc>bhsk.AZ3:bhsk.AZ9</svg:desc>
                </draw:g>
              </table:table-cell>
              <table:table-cell office:value-type="float" office:value="252.85477">
                <text:p>252.85477</text:p>
                <draw:g>
                  <svg:desc>bhsk.BG3:bhsk.BG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2.875">
                <text:p>262.875</text:p>
              </table:table-cell>
              <table:table-cell office:value-type="float" office:value="237.66">
                <text:p>237.66</text:p>
              </table:table-cell>
              <table:table-cell office:value-type="float" office:value="201.6">
                <text:p>201.6</text:p>
              </table:table-cell>
              <table:table-cell office:value-type="float" office:value="235.2">
                <text:p>235.2</text:p>
              </table:table-cell>
              <table:table-cell office:value-type="float" office:value="214.365616733133">
                <text:p>214.365616733133</text:p>
              </table:table-cell>
              <table:table-cell office:value-type="float" office:value="252.49352">
                <text:p>252.493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.875">
                <text:p>262.875</text:p>
              </table:table-cell>
              <table:table-cell office:value-type="float" office:value="234.864">
                <text:p>234.864</text:p>
              </table:table-cell>
              <table:table-cell office:value-type="float" office:value="195.84">
                <text:p>195.84</text:p>
              </table:table-cell>
              <table:table-cell office:value-type="float" office:value="235.2">
                <text:p>235.2</text:p>
              </table:table-cell>
              <table:table-cell office:value-type="float" office:value="208.240884826472">
                <text:p>208.240884826472</text:p>
              </table:table-cell>
              <table:table-cell office:value-type="float" office:value="249.523008">
                <text:p>249.523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1.375">
                <text:p>261.375</text:p>
              </table:table-cell>
              <table:table-cell office:value-type="float" office:value="234.528">
                <text:p>234.528</text:p>
              </table:table-cell>
              <table:table-cell office:value-type="float" office:value="195.84">
                <text:p>195.84</text:p>
              </table:table-cell>
              <table:table-cell office:value-type="float" office:value="235.2">
                <text:p>235.2</text:p>
              </table:table-cell>
              <table:table-cell office:value-type="float" office:value="207.798884826472">
                <text:p>207.798884826472</text:p>
              </table:table-cell>
              <table:table-cell office:value-type="float" office:value="249.166008">
                <text:p>249.166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1.375">
                <text:p>261.375</text:p>
              </table:table-cell>
              <table:table-cell office:value-type="float" office:value="230.34">
                <text:p>230.34</text:p>
              </table:table-cell>
              <table:table-cell office:value-type="float" office:value="187.2">
                <text:p>187.2</text:p>
              </table:table-cell>
              <table:table-cell office:value-type="float" office:value="235.2">
                <text:p>235.2</text:p>
              </table:table-cell>
              <table:table-cell office:value-type="float" office:value="198.63128696648">
                <text:p>198.63128696648</text:p>
              </table:table-cell>
              <table:table-cell office:value-type="float" office:value="244.716615">
                <text:p>244.7166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9.875">
                <text:p>259.875</text:p>
              </table:table-cell>
              <table:table-cell office:value-type="float" office:value="227.222">
                <text:p>227.222</text:p>
              </table:table-cell>
              <table:table-cell office:value-type="float" office:value="181.44">
                <text:p>181.44</text:p>
              </table:table-cell>
              <table:table-cell office:value-type="float" office:value="235.2">
                <text:p>235.2</text:p>
              </table:table-cell>
              <table:table-cell office:value-type="float" office:value="192.110055059819">
                <text:p>192.110055059819</text:p>
              </table:table-cell>
              <table:table-cell office:value-type="float" office:value="241.403978">
                <text:p>241.4039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8.375">
                <text:p>258.375</text:p>
              </table:table-cell>
              <table:table-cell office:value-type="float" office:value="222.72">
                <text:p>222.72</text:p>
              </table:table-cell>
              <table:table-cell office:value-type="float" office:value="172.8">
                <text:p>172.8</text:p>
              </table:table-cell>
              <table:table-cell office:value-type="float" office:value="235.2">
                <text:p>235.2</text:p>
              </table:table-cell>
              <table:table-cell office:value-type="float" office:value="182.571957199828">
                <text:p>182.571957199828</text:p>
              </table:table-cell>
              <table:table-cell office:value-type="float" office:value="236.62096">
                <text:p>236.620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2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52">
      <style:chart-properties chart:display-label="true" chart:tick-marks-major-inner="false" chart:tick-marks-major-outer="false" chart:logarithmic="false" chart:minimum="200" chart:maximum="300" chart:interval-major="2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width="0.026cm" svg:stroke-color="#d9d9d9"/>
    </style:style>
    <style:style style:name="ch9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0000" svg:stroke-linecap="round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ad47" svg:stroke-linecap="round" draw:fill-color="#70ad47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30a0" svg:stroke-linecap="round" draw:fill-color="#7030a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svg:stroke-linecap="round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  <style:style style:name="T1" style:family="text">
      <style:text-properties fo:color="#595959" style:text-position="0% 100%" fo:font-family="Calibri" fo:font-size="14pt" fo:language="en" fo:country="US" style:font-size-asian="14pt" style:font-size-complex="14pt"/>
    </style:style>
    <style:style style:name="T2" style:family="text">
      <style:text-properties fo:color="#595959" style:text-position="0% 100%" fo:font-family="Calibri" fo:font-size="10pt" fo:language="en" fo:country="US" style:font-size-asian="10pt" style:font-size-complex="10pt"/>
    </style:style>
  </office:automatic-styles>
  <office:body>
    <office:chart>
      <chart:chart svg:width="13.19cm" svg:height="9.091cm" xlink:href=".." xlink:type="simple" chart:class="chart:line" chart:style-name="ch1">
        <chart:title svg:x="4.597cm" svg:y="0.317cm" chart:style-name="ch2">
          <text:p><text:span text:style-name="T1">Best</text:span><text:span text:style-name="T1"> </text:span><text:span text:style-name="T1">Weapons</text:span><text:span text:style-name="T1"> DPS</text:span></text:p>
        </chart:title>
        <chart:legend chart:legend-position="end" svg:x="10.226cm" svg:y="3.238cm" style:legend-expansion="high" chart:style-name="ch3"/>
        <chart:plot-area chart:style-name="ch4" table:cell-range-address="wskl.T1:wskl.T1 wskl.T3:wskl.T8 wskl.AB1:wskl.AB1 wskl.AB3:wskl.AB8 wskl.AI1:wskl.AI1 wskl.AI3:wskl.AI8 wskl.AS1:wskl.AS1 wskl.AS3:wskl.AS8 wskl.AZ1:wskl.AZ1 wskl.AZ3:wskl.AZ8 wskl.BG1:wskl.BG1 wskl.BG3:wskl.BG8" chart:data-source-has-labels="row" svg:x="1.27cm" svg:y="1.255cm" svg:width="8.693cm" svg:height="6.678cm">
          <chart:coordinate-region svg:x="2.095cm" svg:y="1.415cm" svg:width="7.868cm" svg:height="6.1cm"/>
          <chart:axis chart:dimension="x" chart:name="primary-x" chart:style-name="ch5">
            <chart:title svg:x="5.191cm" svg:y="8.114cm" chart:style-name="ch2">
              <text:p><text:span text:style-name="T2">Level</text:span></text:p>
            </chart:title>
          </chart:axis>
          <chart:axis chart:dimension="y" chart:name="primary-y" chart:style-name="ch6">
            <chart:title svg:x="0.451cm" svg:y="5.572cm" chart:style-name="ch7">
              <text:p><text:span text:style-name="T2">Effective DPS</text:span></text:p>
            </chart:title>
            <chart:grid chart:style-name="ch8" chart:class="major"/>
          </chart:axis>
          <chart:series chart:style-name="ch9" chart:values-cell-range-address="wskl.T3:wskl.T8" chart:label-cell-address="wskl.T1:wskl.T1" chart:class="chart:line">
            <chart:data-point chart:repeated="6"/>
          </chart:series>
          <chart:series chart:style-name="ch10" chart:values-cell-range-address="wskl.AB3:wskl.AB8" chart:label-cell-address="wskl.AB1:wskl.AB1" chart:class="chart:line">
            <chart:data-point chart:repeated="6"/>
          </chart:series>
          <chart:series chart:style-name="ch11" chart:values-cell-range-address="wskl.AI3:wskl.AI8" chart:label-cell-address="wskl.AI1:wskl.AI1" chart:class="chart:line">
            <chart:data-point chart:repeated="6"/>
          </chart:series>
          <chart:series chart:style-name="ch12" chart:values-cell-range-address="wskl.AS3:wskl.AS8" chart:label-cell-address="wskl.AS1:wskl.AS1" chart:class="chart:line">
            <chart:data-point chart:repeated="6"/>
          </chart:series>
          <chart:series chart:style-name="ch13" chart:values-cell-range-address="wskl.AZ3:wskl.AZ8" chart:label-cell-address="wskl.AZ1:wskl.AZ1" chart:class="chart:line">
            <chart:data-point chart:repeated="6"/>
          </chart:series>
          <chart:series chart:style-name="ch14" chart:values-cell-range-address="wskl.BG3:wskl.BG8" chart:label-cell-address="wskl.BG1:wskl.BG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6 Sword</text:p>
                <draw:g>
                  <svg:desc>wskl.T1:wskl.T1</svg:desc>
                </draw:g>
              </table:table-cell>
              <table:table-cell office:value-type="string">
                <text:p>T6 Axe</text:p>
                <draw:g>
                  <svg:desc>wskl.AB1:wskl.AB1</svg:desc>
                </draw:g>
              </table:table-cell>
              <table:table-cell office:value-type="string">
                <text:p>T6 Scythe</text:p>
                <draw:g>
                  <svg:desc>wskl.AI1:wskl.AI1</svg:desc>
                </draw:g>
              </table:table-cell>
              <table:table-cell office:value-type="string">
                <text:p>T6 Staff</text:p>
                <draw:g>
                  <svg:desc>wskl.AS1:wskl.AS1</svg:desc>
                </draw:g>
              </table:table-cell>
              <table:table-cell office:value-type="string">
                <text:p>T6 Bow</text:p>
                <draw:g>
                  <svg:desc>wskl.AZ1:wskl.AZ1</svg:desc>
                </draw:g>
              </table:table-cell>
              <table:table-cell office:value-type="string">
                <text:p>T6 Crossbow</text:p>
                <draw:g>
                  <svg:desc>wskl.BG1:wskl.B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1.875">
                <text:p>241.875</text:p>
                <draw:g>
                  <svg:desc>wskl.T3:wskl.T8</svg:desc>
                </draw:g>
              </table:table-cell>
              <table:table-cell office:value-type="float" office:value="253.45">
                <text:p>253.45</text:p>
                <draw:g>
                  <svg:desc>wskl.AB3:wskl.AB8</svg:desc>
                </draw:g>
              </table:table-cell>
              <table:table-cell office:value-type="float" office:value="244.8">
                <text:p>244.8</text:p>
                <draw:g>
                  <svg:desc>wskl.AI3:wskl.AI8</svg:desc>
                </draw:g>
              </table:table-cell>
              <table:table-cell office:value-type="float" office:value="235.2">
                <text:p>235.2</text:p>
                <draw:g>
                  <svg:desc>wskl.AS3:wskl.AS8</svg:desc>
                </draw:g>
              </table:table-cell>
              <table:table-cell office:value-type="float" office:value="252.56610603309">
                <text:p>252.56610603309</text:p>
                <draw:g>
                  <svg:desc>wskl.AZ3:wskl.AZ8</svg:desc>
                </draw:g>
              </table:table-cell>
              <table:table-cell office:value-type="float" office:value="269.26861">
                <text:p>269.26861</text:p>
                <draw:g>
                  <svg:desc>wskl.BG3:wskl.B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.375">
                <text:p>240.375</text:p>
              </table:table-cell>
              <table:table-cell office:value-type="float" office:value="253.08">
                <text:p>253.08</text:p>
              </table:table-cell>
              <table:table-cell office:value-type="float" office:value="244.8">
                <text:p>244.8</text:p>
              </table:table-cell>
              <table:table-cell office:value-type="float" office:value="235.2">
                <text:p>235.2</text:p>
              </table:table-cell>
              <table:table-cell office:value-type="float" office:value="252.01360603309">
                <text:p>252.01360603309</text:p>
              </table:table-cell>
              <table:table-cell office:value-type="float" office:value="268.875485">
                <text:p>268.875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.375">
                <text:p>240.375</text:p>
              </table:table-cell>
              <table:table-cell office:value-type="float" office:value="248.976">
                <text:p>248.976</text:p>
              </table:table-cell>
              <table:table-cell office:value-type="float" office:value="236.16">
                <text:p>236.16</text:p>
              </table:table-cell>
              <table:table-cell office:value-type="float" office:value="235.2">
                <text:p>235.2</text:p>
              </table:table-cell>
              <table:table-cell office:value-type="float" office:value="243.119008173098">
                <text:p>243.119008173098</text:p>
              </table:table-cell>
              <table:table-cell office:value-type="float" office:value="264.515342">
                <text:p>264.5153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7.375">
                <text:p>237.375</text:p>
              </table:table-cell>
              <table:table-cell office:value-type="float" office:value="248.248">
                <text:p>248.248</text:p>
              </table:table-cell>
              <table:table-cell office:value-type="float" office:value="236.16">
                <text:p>236.16</text:p>
              </table:table-cell>
              <table:table-cell office:value-type="float" office:value="235.2">
                <text:p>235.2</text:p>
              </table:table-cell>
              <table:table-cell office:value-type="float" office:value="242.053008173098">
                <text:p>242.053008173098</text:p>
              </table:table-cell>
              <table:table-cell office:value-type="float" office:value="263.741842">
                <text:p>263.7418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7.375">
                <text:p>237.375</text:p>
              </table:table-cell>
              <table:table-cell office:value-type="float" office:value="245.52">
                <text:p>245.52</text:p>
              </table:table-cell>
              <table:table-cell office:value-type="float" office:value="230.4">
                <text:p>230.4</text:p>
              </table:table-cell>
              <table:table-cell office:value-type="float" office:value="235.2">
                <text:p>235.2</text:p>
              </table:table-cell>
              <table:table-cell office:value-type="float" office:value="236.149276266437">
                <text:p>236.149276266437</text:p>
              </table:table-cell>
              <table:table-cell office:value-type="float" office:value="260.84358">
                <text:p>260.84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4.375">
                <text:p>234.375</text:p>
              </table:table-cell>
              <table:table-cell office:value-type="float" office:value="244.8">
                <text:p>244.8</text:p>
              </table:table-cell>
              <table:table-cell office:value-type="float" office:value="230.4">
                <text:p>230.4</text:p>
              </table:table-cell>
              <table:table-cell office:value-type="float" office:value="235.2">
                <text:p>235.2</text:p>
              </table:table-cell>
              <table:table-cell office:value-type="float" office:value="235.109276266437">
                <text:p>235.109276266437</text:p>
              </table:table-cell>
              <table:table-cell office:value-type="float" office:value="260.07858">
                <text:p>260.078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2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52">
      <style:chart-properties chart:display-label="true" chart:tick-marks-major-inner="false" chart:tick-marks-major-outer="false" chart:logarithmic="false" chart:minimum="150" chart:maximum="250" chart:interval-major="2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width="0.026cm" svg:stroke-color="#d9d9d9"/>
    </style:style>
    <style:style style:name="ch9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0000" svg:stroke-linecap="round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ad47" svg:stroke-linecap="round" draw:fill-color="#70ad47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30a0" svg:stroke-linecap="round" draw:fill-color="#7030a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svg:stroke-linecap="round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  <style:style style:name="T1" style:family="text">
      <style:text-properties fo:color="#595959" style:text-position="0% 100%" fo:font-family="Calibri" fo:font-size="14pt" fo:language="en" fo:country="US" style:font-size-asian="14pt" style:font-size-complex="14pt"/>
    </style:style>
    <style:style style:name="T2" style:family="text">
      <style:text-properties fo:color="#595959" style:text-position="0% 100%" fo:font-family="Calibri" fo:font-size="10pt" fo:language="en" fo:country="US" style:font-size-asian="10pt" style:font-size-complex="10pt"/>
    </style:style>
  </office:automatic-styles>
  <office:body>
    <office:chart>
      <chart:chart svg:width="13.19cm" svg:height="9.091cm" xlink:href=".." xlink:type="simple" chart:class="chart:line" chart:style-name="ch1">
        <chart:title svg:x="4.597cm" svg:y="0.317cm" chart:style-name="ch2">
          <text:p><text:span text:style-name="T1">Best</text:span><text:span text:style-name="T1"> </text:span><text:span text:style-name="T1">Weapons</text:span><text:span text:style-name="T1"> DPS</text:span></text:p>
        </chart:title>
        <chart:legend chart:legend-position="end" svg:x="10.226cm" svg:y="3.238cm" style:legend-expansion="high" chart:style-name="ch3"/>
        <chart:plot-area chart:style-name="ch4" table:cell-range-address="pgsd.T1:pgsd.T1 pgsd.T3:pgsd.T8 pgsd.AB1:pgsd.AB1 pgsd.AB3:pgsd.AB8 pgsd.AI1:pgsd.AI1 pgsd.AI3:pgsd.AI8 pgsd.AS1:pgsd.AS1 pgsd.AS3:pgsd.AS8 pgsd.AZ1:pgsd.AZ1 pgsd.AZ3:pgsd.AZ8 pgsd.BG1:pgsd.BG1 pgsd.BG3:pgsd.BG8" chart:data-source-has-labels="row" svg:x="1.27cm" svg:y="1.255cm" svg:width="8.693cm" svg:height="6.678cm">
          <chart:coordinate-region svg:x="2.095cm" svg:y="1.415cm" svg:width="7.868cm" svg:height="6.1cm"/>
          <chart:axis chart:dimension="x" chart:name="primary-x" chart:style-name="ch5">
            <chart:title svg:x="5.191cm" svg:y="8.114cm" chart:style-name="ch2">
              <text:p><text:span text:style-name="T2">Level</text:span></text:p>
            </chart:title>
          </chart:axis>
          <chart:axis chart:dimension="y" chart:name="primary-y" chart:style-name="ch6">
            <chart:title svg:x="0.451cm" svg:y="5.572cm" chart:style-name="ch7">
              <text:p><text:span text:style-name="T2">Effective DPS</text:span></text:p>
            </chart:title>
            <chart:grid chart:style-name="ch8" chart:class="major"/>
          </chart:axis>
          <chart:series chart:style-name="ch9" chart:values-cell-range-address="pgsd.T3:pgsd.T8" chart:label-cell-address="pgsd.T1:pgsd.T1" chart:class="chart:line">
            <chart:data-point chart:repeated="6"/>
          </chart:series>
          <chart:series chart:style-name="ch10" chart:values-cell-range-address="pgsd.AB3:pgsd.AB8" chart:label-cell-address="pgsd.AB1:pgsd.AB1" chart:class="chart:line">
            <chart:data-point chart:repeated="6"/>
          </chart:series>
          <chart:series chart:style-name="ch11" chart:values-cell-range-address="pgsd.AI3:pgsd.AI8" chart:label-cell-address="pgsd.AI1:pgsd.AI1" chart:class="chart:line">
            <chart:data-point chart:repeated="6"/>
          </chart:series>
          <chart:series chart:style-name="ch12" chart:values-cell-range-address="pgsd.AS3:pgsd.AS8" chart:label-cell-address="pgsd.AS1:pgsd.AS1" chart:class="chart:line">
            <chart:data-point chart:repeated="6"/>
          </chart:series>
          <chart:series chart:style-name="ch13" chart:values-cell-range-address="pgsd.AZ3:pgsd.AZ8" chart:label-cell-address="pgsd.AZ1:pgsd.AZ1" chart:class="chart:line">
            <chart:data-point chart:repeated="6"/>
          </chart:series>
          <chart:series chart:style-name="ch14" chart:values-cell-range-address="pgsd.BG3:pgsd.BG8" chart:label-cell-address="pgsd.BG1:pgsd.BG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6 Sword</text:p>
                <draw:g>
                  <svg:desc>pgsd.T1:pgsd.T1</svg:desc>
                </draw:g>
              </table:table-cell>
              <table:table-cell office:value-type="string">
                <text:p>T6 Axe</text:p>
                <draw:g>
                  <svg:desc>pgsd.AB1:pgsd.AB1</svg:desc>
                </draw:g>
              </table:table-cell>
              <table:table-cell office:value-type="string">
                <text:p>T6 Scythe</text:p>
                <draw:g>
                  <svg:desc>pgsd.AI1:pgsd.AI1</svg:desc>
                </draw:g>
              </table:table-cell>
              <table:table-cell office:value-type="string">
                <text:p>T6 Staff</text:p>
                <draw:g>
                  <svg:desc>pgsd.AS1:pgsd.AS1</svg:desc>
                </draw:g>
              </table:table-cell>
              <table:table-cell office:value-type="string">
                <text:p>T6 Bow</text:p>
                <draw:g>
                  <svg:desc>pgsd.AZ1:pgsd.AZ1</svg:desc>
                </draw:g>
              </table:table-cell>
              <table:table-cell office:value-type="string">
                <text:p>T6 Crossbow</text:p>
                <draw:g>
                  <svg:desc>pgsd.BG1:pgsd.B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1.875">
                <text:p>211.875</text:p>
                <draw:g>
                  <svg:desc>pgsd.T3:pgsd.T8</svg:desc>
                </draw:g>
              </table:table-cell>
              <table:table-cell office:value-type="float" office:value="219.45">
                <text:p>219.45</text:p>
                <draw:g>
                  <svg:desc>pgsd.AB3:pgsd.AB8</svg:desc>
                </draw:g>
              </table:table-cell>
              <table:table-cell office:value-type="float" office:value="187.2">
                <text:p>187.2</text:p>
                <draw:g>
                  <svg:desc>pgsd.AI3:pgsd.AI8</svg:desc>
                </draw:g>
              </table:table-cell>
              <table:table-cell office:value-type="float" office:value="235.2">
                <text:p>235.2</text:p>
                <draw:g>
                  <svg:desc>pgsd.AS3:pgsd.AS8</svg:desc>
                </draw:g>
              </table:table-cell>
              <table:table-cell office:value-type="float" office:value="184.68878696648">
                <text:p>184.68878696648</text:p>
                <draw:g>
                  <svg:desc>pgsd.AZ3:pgsd.AZ8</svg:desc>
                </draw:g>
              </table:table-cell>
              <table:table-cell office:value-type="float" office:value="233.14599">
                <text:p>233.14599</text:p>
                <draw:g>
                  <svg:desc>pgsd.BG3:pgsd.B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.875">
                <text:p>208.875</text:p>
              </table:table-cell>
              <table:table-cell office:value-type="float" office:value="218.79">
                <text:p>218.79</text:p>
              </table:table-cell>
              <table:table-cell office:value-type="float" office:value="187.2">
                <text:p>187.2</text:p>
              </table:table-cell>
              <table:table-cell office:value-type="float" office:value="235.2">
                <text:p>235.2</text:p>
              </table:table-cell>
              <table:table-cell office:value-type="float" office:value="183.84378696648">
                <text:p>183.84378696648</text:p>
              </table:table-cell>
              <table:table-cell office:value-type="float" office:value="232.44474">
                <text:p>232.44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8.875">
                <text:p>208.875</text:p>
              </table:table-cell>
              <table:table-cell office:value-type="float" office:value="214.812">
                <text:p>214.812</text:p>
              </table:table-cell>
              <table:table-cell office:value-type="float" office:value="178.56">
                <text:p>178.56</text:p>
              </table:table-cell>
              <table:table-cell office:value-type="float" office:value="235.2">
                <text:p>235.2</text:p>
              </table:table-cell>
              <table:table-cell office:value-type="float" office:value="175.358689106489">
                <text:p>175.358689106489</text:p>
              </table:table-cell>
              <table:table-cell office:value-type="float" office:value="228.218472">
                <text:p>228.2184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.375">
                <text:p>204.375</text:p>
              </table:table-cell>
              <table:table-cell office:value-type="float" office:value="213.84">
                <text:p>213.84</text:p>
              </table:table-cell>
              <table:table-cell office:value-type="float" office:value="178.56">
                <text:p>178.56</text:p>
              </table:table-cell>
              <table:table-cell office:value-type="float" office:value="235.2">
                <text:p>235.2</text:p>
              </table:table-cell>
              <table:table-cell office:value-type="float" office:value="174.149689106489">
                <text:p>174.149689106489</text:p>
              </table:table-cell>
              <table:table-cell office:value-type="float" office:value="227.185722">
                <text:p>227.1857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.375">
                <text:p>204.375</text:p>
              </table:table-cell>
              <table:table-cell office:value-type="float" office:value="209.88">
                <text:p>209.88</text:p>
              </table:table-cell>
              <table:table-cell office:value-type="float" office:value="169.92">
                <text:p>169.92</text:p>
              </table:table-cell>
              <table:table-cell office:value-type="float" office:value="235.2">
                <text:p>235.2</text:p>
              </table:table-cell>
              <table:table-cell office:value-type="float" office:value="165.723091246498">
                <text:p>165.723091246498</text:p>
              </table:table-cell>
              <table:table-cell office:value-type="float" office:value="222.978579">
                <text:p>222.978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.375">
                <text:p>201.375</text:p>
              </table:table-cell>
              <table:table-cell office:value-type="float" office:value="209.244">
                <text:p>209.244</text:p>
              </table:table-cell>
              <table:table-cell office:value-type="float" office:value="169.92">
                <text:p>169.92</text:p>
              </table:table-cell>
              <table:table-cell office:value-type="float" office:value="235.2">
                <text:p>235.2</text:p>
              </table:table-cell>
              <table:table-cell office:value-type="float" office:value="164.956091246498">
                <text:p>164.956091246498</text:p>
              </table:table-cell>
              <table:table-cell office:value-type="float" office:value="222.302829">
                <text:p>222.3028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2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52">
      <style:chart-properties chart:display-label="true" chart:tick-marks-major-inner="false" chart:tick-marks-major-outer="false" chart:logarithmic="false" chart:minimum="200" chart:maximum="300" chart:interval-major="2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width="0.026cm" svg:stroke-color="#d9d9d9"/>
    </style:style>
    <style:style style:name="ch9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0000" svg:stroke-linecap="round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ad47" svg:stroke-linecap="round" draw:fill-color="#70ad47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30a0" svg:stroke-linecap="round" draw:fill-color="#7030a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svg:stroke-linecap="round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  <style:style style:name="T1" style:family="text">
      <style:text-properties fo:color="#595959" style:text-position="0% 100%" fo:font-family="Calibri" fo:font-size="14pt" fo:language="en" fo:country="US" style:font-size-asian="14pt" style:font-size-complex="14pt"/>
    </style:style>
    <style:style style:name="T2" style:family="text">
      <style:text-properties fo:color="#595959" style:text-position="0% 100%" fo:font-family="Calibri" fo:font-size="10pt" fo:language="en" fo:country="US" style:font-size-asian="10pt" style:font-size-complex="10pt"/>
    </style:style>
  </office:automatic-styles>
  <office:body>
    <office:chart>
      <chart:chart svg:width="13.19cm" svg:height="9.09cm" xlink:href=".." xlink:type="simple" chart:class="chart:line" chart:style-name="ch1">
        <chart:title svg:x="4.597cm" svg:y="0.317cm" chart:style-name="ch2">
          <text:p><text:span text:style-name="T1">Best</text:span><text:span text:style-name="T1"> </text:span><text:span text:style-name="T1">Weapons</text:span><text:span text:style-name="T1"> DPS</text:span></text:p>
        </chart:title>
        <chart:legend chart:legend-position="end" svg:x="10.226cm" svg:y="3.238cm" style:legend-expansion="high" chart:style-name="ch3"/>
        <chart:plot-area chart:style-name="ch4" table:cell-range-address="brut.T1:brut.T1 brut.T3:brut.T7 brut.AB1:brut.AB1 brut.AB3:brut.AB7 brut.AI1:brut.AI1 brut.AI3:brut.AI7 brut.AS1:brut.AS1 brut.AS3:brut.AS7 brut.AZ1:brut.AZ1 brut.AZ3:brut.AZ7 brut.BG1:brut.BG1 brut.BG3:brut.BG7" chart:data-source-has-labels="row" svg:x="1.27cm" svg:y="1.255cm" svg:width="8.693cm" svg:height="6.677cm">
          <chart:coordinate-region svg:x="2.095cm" svg:y="1.415cm" svg:width="7.868cm" svg:height="6.099cm"/>
          <chart:axis chart:dimension="x" chart:name="primary-x" chart:style-name="ch5">
            <chart:title svg:x="5.191cm" svg:y="8.113cm" chart:style-name="ch2">
              <text:p><text:span text:style-name="T2">Level</text:span></text:p>
            </chart:title>
          </chart:axis>
          <chart:axis chart:dimension="y" chart:name="primary-y" chart:style-name="ch6">
            <chart:title svg:x="0.451cm" svg:y="5.571cm" chart:style-name="ch7">
              <text:p><text:span text:style-name="T2">Effective DPS</text:span></text:p>
            </chart:title>
            <chart:grid chart:style-name="ch8" chart:class="major"/>
          </chart:axis>
          <chart:series chart:style-name="ch9" chart:values-cell-range-address="brut.T3:brut.T7" chart:label-cell-address="brut.T1:brut.T1" chart:class="chart:line">
            <chart:data-point chart:repeated="5"/>
          </chart:series>
          <chart:series chart:style-name="ch10" chart:values-cell-range-address="brut.AB3:brut.AB7" chart:label-cell-address="brut.AB1:brut.AB1" chart:class="chart:line">
            <chart:data-point chart:repeated="5"/>
          </chart:series>
          <chart:series chart:style-name="ch11" chart:values-cell-range-address="brut.AI3:brut.AI7" chart:label-cell-address="brut.AI1:brut.AI1" chart:class="chart:line">
            <chart:data-point chart:repeated="5"/>
          </chart:series>
          <chart:series chart:style-name="ch12" chart:values-cell-range-address="brut.AS3:brut.AS7" chart:label-cell-address="brut.AS1:brut.AS1" chart:class="chart:line">
            <chart:data-point chart:repeated="5"/>
          </chart:series>
          <chart:series chart:style-name="ch13" chart:values-cell-range-address="brut.AZ3:brut.AZ7" chart:label-cell-address="brut.AZ1:brut.AZ1" chart:class="chart:line">
            <chart:data-point chart:repeated="5"/>
          </chart:series>
          <chart:series chart:style-name="ch14" chart:values-cell-range-address="brut.BG3:brut.BG7" chart:label-cell-address="brut.BG1:brut.BG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6 Sword</text:p>
                <draw:g>
                  <svg:desc>brut.T1:brut.T1</svg:desc>
                </draw:g>
              </table:table-cell>
              <table:table-cell office:value-type="string">
                <text:p>T6 Axe</text:p>
                <draw:g>
                  <svg:desc>brut.AB1:brut.AB1</svg:desc>
                </draw:g>
              </table:table-cell>
              <table:table-cell office:value-type="string">
                <text:p>T6 Scythe</text:p>
                <draw:g>
                  <svg:desc>brut.AI1:brut.AI1</svg:desc>
                </draw:g>
              </table:table-cell>
              <table:table-cell office:value-type="string">
                <text:p>T6 Staff</text:p>
                <draw:g>
                  <svg:desc>brut.AS1:brut.AS1</svg:desc>
                </draw:g>
              </table:table-cell>
              <table:table-cell office:value-type="string">
                <text:p>T6 Bow</text:p>
                <draw:g>
                  <svg:desc>brut.AZ1:brut.AZ1</svg:desc>
                </draw:g>
              </table:table-cell>
              <table:table-cell office:value-type="string">
                <text:p>T6 Crossbow</text:p>
                <draw:g>
                  <svg:desc>brut.BG1:brut.B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1.875">
                <text:p>241.875</text:p>
                <draw:g>
                  <svg:desc>brut.T3:brut.T7</svg:desc>
                </draw:g>
              </table:table-cell>
              <table:table-cell office:value-type="float" office:value="252.08">
                <text:p>252.08</text:p>
                <draw:g>
                  <svg:desc>brut.AB3:brut.AB7</svg:desc>
                </draw:g>
              </table:table-cell>
              <table:table-cell office:value-type="float" office:value="241.92">
                <text:p>241.92</text:p>
                <draw:g>
                  <svg:desc>brut.AI3:brut.AI7</svg:desc>
                </draw:g>
              </table:table-cell>
              <table:table-cell office:value-type="float" office:value="235.2">
                <text:p>235.2</text:p>
                <draw:g>
                  <svg:desc>brut.AS3:brut.AS7</svg:desc>
                </draw:g>
              </table:table-cell>
              <table:table-cell office:value-type="float" office:value="249.594740079759">
                <text:p>249.594740079759</text:p>
                <draw:g>
                  <svg:desc>brut.AZ3:brut.AZ7</svg:desc>
                </draw:g>
              </table:table-cell>
              <table:table-cell office:value-type="float" office:value="267.813104">
                <text:p>267.813104</text:p>
                <draw:g>
                  <svg:desc>brut.BG3:brut.BG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.375">
                <text:p>240.375</text:p>
              </table:table-cell>
              <table:table-cell office:value-type="float" office:value="248.976">
                <text:p>248.976</text:p>
              </table:table-cell>
              <table:table-cell office:value-type="float" office:value="236.16">
                <text:p>236.16</text:p>
              </table:table-cell>
              <table:table-cell office:value-type="float" office:value="235.2">
                <text:p>235.2</text:p>
              </table:table-cell>
              <table:table-cell office:value-type="float" office:value="243.119008173098">
                <text:p>243.119008173098</text:p>
              </table:table-cell>
              <table:table-cell office:value-type="float" office:value="264.515342">
                <text:p>264.5153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.375">
                <text:p>240.375</text:p>
              </table:table-cell>
              <table:table-cell office:value-type="float" office:value="246.24">
                <text:p>246.24</text:p>
              </table:table-cell>
              <table:table-cell office:value-type="float" office:value="230.4">
                <text:p>230.4</text:p>
              </table:table-cell>
              <table:table-cell office:value-type="float" office:value="235.2">
                <text:p>235.2</text:p>
              </table:table-cell>
              <table:table-cell office:value-type="float" office:value="237.189276266437">
                <text:p>237.189276266437</text:p>
              </table:table-cell>
              <table:table-cell office:value-type="float" office:value="261.60858">
                <text:p>261.608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7.375">
                <text:p>237.375</text:p>
              </table:table-cell>
              <table:table-cell office:value-type="float" office:value="245.52">
                <text:p>245.52</text:p>
              </table:table-cell>
              <table:table-cell office:value-type="float" office:value="230.4">
                <text:p>230.4</text:p>
              </table:table-cell>
              <table:table-cell office:value-type="float" office:value="235.2">
                <text:p>235.2</text:p>
              </table:table-cell>
              <table:table-cell office:value-type="float" office:value="236.149276266437">
                <text:p>236.149276266437</text:p>
              </table:table-cell>
              <table:table-cell office:value-type="float" office:value="260.84358">
                <text:p>260.84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7.375">
                <text:p>237.375</text:p>
              </table:table-cell>
              <table:table-cell office:value-type="float" office:value="242.792">
                <text:p>242.792</text:p>
              </table:table-cell>
              <table:table-cell office:value-type="float" office:value="224.64">
                <text:p>224.64</text:p>
              </table:table-cell>
              <table:table-cell office:value-type="float" office:value="235.2">
                <text:p>235.2</text:p>
              </table:table-cell>
              <table:table-cell office:value-type="float" office:value="230.245544359776">
                <text:p>230.245544359776</text:p>
              </table:table-cell>
              <table:table-cell office:value-type="float" office:value="257.945318">
                <text:p>257.94531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2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52">
      <style:chart-properties chart:display-label="true" chart:tick-marks-major-inner="false" chart:tick-marks-major-outer="false" chart:logarithmic="false" chart:minimum="200" chart:maximum="350" chart:interval-major="25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width="0.026cm" svg:stroke-color="#d9d9d9"/>
    </style:style>
    <style:style style:name="ch9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0000" svg:stroke-linecap="round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ad47" svg:stroke-linecap="round" draw:fill-color="#70ad47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30a0" svg:stroke-linecap="round" draw:fill-color="#7030a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svg:stroke-linecap="round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  <style:style style:name="T1" style:family="text">
      <style:text-properties fo:color="#595959" style:text-position="0% 100%" fo:font-family="Calibri" fo:font-size="14pt" fo:language="en" fo:country="US" style:font-size-asian="14pt" style:font-size-complex="14pt"/>
    </style:style>
    <style:style style:name="T2" style:family="text">
      <style:text-properties fo:color="#595959" style:text-position="0% 100%" fo:font-family="Calibri" fo:font-size="10pt" fo:language="en" fo:country="US" style:font-size-asian="10pt" style:font-size-complex="10pt"/>
    </style:style>
  </office:automatic-styles>
  <office:body>
    <office:chart>
      <chart:chart svg:width="13.19cm" svg:height="9.09cm" xlink:href=".." xlink:type="simple" chart:class="chart:line" chart:style-name="ch1">
        <chart:title svg:x="4.597cm" svg:y="0.317cm" chart:style-name="ch2">
          <text:p><text:span text:style-name="T1">Best</text:span><text:span text:style-name="T1"> </text:span><text:span text:style-name="T1">Weapons</text:span><text:span text:style-name="T1"> DPS</text:span></text:p>
        </chart:title>
        <chart:legend chart:legend-position="end" svg:x="10.226cm" svg:y="3.238cm" style:legend-expansion="high" chart:style-name="ch3"/>
        <chart:plot-area chart:style-name="ch4" table:cell-range-address="vind.T1:vind.T1 vind.T3:vind.T7 vind.AB1:vind.AB1 vind.AB3:vind.AB7 vind.AI1:vind.AI1 vind.AI3:vind.AI7 vind.AS1:vind.AS1 vind.AS3:vind.AS7 vind.AZ1:vind.AZ1 vind.AZ3:vind.AZ7 vind.BG1:vind.BG1 vind.BG3:vind.BG7" chart:data-source-has-labels="row" svg:x="1.27cm" svg:y="1.255cm" svg:width="8.693cm" svg:height="6.677cm">
          <chart:coordinate-region svg:x="2.095cm" svg:y="1.415cm" svg:width="7.868cm" svg:height="6.099cm"/>
          <chart:axis chart:dimension="x" chart:name="primary-x" chart:style-name="ch5">
            <chart:title svg:x="5.191cm" svg:y="8.113cm" chart:style-name="ch2">
              <text:p><text:span text:style-name="T2">Level</text:span></text:p>
            </chart:title>
          </chart:axis>
          <chart:axis chart:dimension="y" chart:name="primary-y" chart:style-name="ch6">
            <chart:title svg:x="0.451cm" svg:y="5.571cm" chart:style-name="ch7">
              <text:p><text:span text:style-name="T2">Effective DPS</text:span></text:p>
            </chart:title>
            <chart:grid chart:style-name="ch8" chart:class="major"/>
          </chart:axis>
          <chart:series chart:style-name="ch9" chart:values-cell-range-address="vind.T3:vind.T7" chart:label-cell-address="vind.T1:vind.T1" chart:class="chart:line">
            <chart:data-point chart:repeated="5"/>
          </chart:series>
          <chart:series chart:style-name="ch10" chart:values-cell-range-address="vind.AB3:vind.AB7" chart:label-cell-address="vind.AB1:vind.AB1" chart:class="chart:line">
            <chart:data-point chart:repeated="5"/>
          </chart:series>
          <chart:series chart:style-name="ch11" chart:values-cell-range-address="vind.AI3:vind.AI7" chart:label-cell-address="vind.AI1:vind.AI1" chart:class="chart:line">
            <chart:data-point chart:repeated="5"/>
          </chart:series>
          <chart:series chart:style-name="ch12" chart:values-cell-range-address="vind.AS3:vind.AS7" chart:label-cell-address="vind.AS1:vind.AS1" chart:class="chart:line">
            <chart:data-point chart:repeated="5"/>
          </chart:series>
          <chart:series chart:style-name="ch13" chart:values-cell-range-address="vind.AZ3:vind.AZ7" chart:label-cell-address="vind.AZ1:vind.AZ1" chart:class="chart:line">
            <chart:data-point chart:repeated="5"/>
          </chart:series>
          <chart:series chart:style-name="ch14" chart:values-cell-range-address="vind.BG3:vind.BG7" chart:label-cell-address="vind.BG1:vind.BG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6 Sword</text:p>
                <draw:g>
                  <svg:desc>vind.T1:vind.T1</svg:desc>
                </draw:g>
              </table:table-cell>
              <table:table-cell office:value-type="string">
                <text:p>T6 Axe</text:p>
                <draw:g>
                  <svg:desc>vind.AB1:vind.AB1</svg:desc>
                </draw:g>
              </table:table-cell>
              <table:table-cell office:value-type="string">
                <text:p>T6 Scythe</text:p>
                <draw:g>
                  <svg:desc>vind.AI1:vind.AI1</svg:desc>
                </draw:g>
              </table:table-cell>
              <table:table-cell office:value-type="string">
                <text:p>T6 Staff</text:p>
                <draw:g>
                  <svg:desc>vind.AS1:vind.AS1</svg:desc>
                </draw:g>
              </table:table-cell>
              <table:table-cell office:value-type="string">
                <text:p>T6 Bow</text:p>
                <draw:g>
                  <svg:desc>vind.AZ1:vind.AZ1</svg:desc>
                </draw:g>
              </table:table-cell>
              <table:table-cell office:value-type="string">
                <text:p>T6 Crossbow</text:p>
                <draw:g>
                  <svg:desc>vind.BG1:vind.B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4.375">
                <text:p>264.375</text:p>
                <draw:g>
                  <svg:desc>vind.T3:vind.T7</svg:desc>
                </draw:g>
              </table:table-cell>
              <table:table-cell office:value-type="float" office:value="278.6">
                <text:p>278.6</text:p>
                <draw:g>
                  <svg:desc>vind.AB3:vind.AB7</svg:desc>
                </draw:g>
              </table:table-cell>
              <table:table-cell office:value-type="float" office:value="285.12">
                <text:p>285.12</text:p>
                <draw:g>
                  <svg:desc>vind.AI3:vind.AI7</svg:desc>
                </draw:g>
              </table:table-cell>
              <table:table-cell office:value-type="float" office:value="235.2">
                <text:p>235.2</text:p>
                <draw:g>
                  <svg:desc>vind.AS3:vind.AS7</svg:desc>
                </draw:g>
              </table:table-cell>
              <table:table-cell office:value-type="float" office:value="303.817729379716">
                <text:p>303.817729379716</text:p>
                <draw:g>
                  <svg:desc>vind.AZ3:vind.AZ7</svg:desc>
                </draw:g>
              </table:table-cell>
              <table:table-cell office:value-type="float" office:value="295.988819">
                <text:p>295.988819</text:p>
                <draw:g>
                  <svg:desc>vind.BG3:vind.BG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1.375">
                <text:p>261.375</text:p>
              </table:table-cell>
              <table:table-cell office:value-type="float" office:value="277.804">
                <text:p>277.804</text:p>
              </table:table-cell>
              <table:table-cell office:value-type="float" office:value="285.12">
                <text:p>285.12</text:p>
              </table:table-cell>
              <table:table-cell office:value-type="float" office:value="235.2">
                <text:p>235.2</text:p>
              </table:table-cell>
              <table:table-cell office:value-type="float" office:value="302.530729379716">
                <text:p>302.530729379716</text:p>
              </table:table-cell>
              <table:table-cell office:value-type="float" office:value="295.143069">
                <text:p>295.1430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1.375">
                <text:p>261.375</text:p>
              </table:table-cell>
              <table:table-cell office:value-type="float" office:value="275.012">
                <text:p>275.012</text:p>
              </table:table-cell>
              <table:table-cell office:value-type="float" office:value="279.36">
                <text:p>279.36</text:p>
              </table:table-cell>
              <table:table-cell office:value-type="float" office:value="235.2">
                <text:p>235.2</text:p>
              </table:table-cell>
              <table:table-cell office:value-type="float" office:value="296.418997473055">
                <text:p>296.418997473055</text:p>
              </table:table-cell>
              <table:table-cell office:value-type="float" office:value="292.176807">
                <text:p>292.1768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8.375">
                <text:p>258.375</text:p>
              </table:table-cell>
              <table:table-cell office:value-type="float" office:value="274.224">
                <text:p>274.224</text:p>
              </table:table-cell>
              <table:table-cell office:value-type="float" office:value="279.36">
                <text:p>279.36</text:p>
              </table:table-cell>
              <table:table-cell office:value-type="float" office:value="235.2">
                <text:p>235.2</text:p>
              </table:table-cell>
              <table:table-cell office:value-type="float" office:value="295.157997473055">
                <text:p>295.157997473055</text:p>
              </table:table-cell>
              <table:table-cell office:value-type="float" office:value="291.339557">
                <text:p>291.3395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8.375">
                <text:p>258.375</text:p>
              </table:table-cell>
              <table:table-cell office:value-type="float" office:value="271.44">
                <text:p>271.44</text:p>
              </table:table-cell>
              <table:table-cell office:value-type="float" office:value="273.6">
                <text:p>273.6</text:p>
              </table:table-cell>
              <table:table-cell office:value-type="float" office:value="235.2">
                <text:p>235.2</text:p>
              </table:table-cell>
              <table:table-cell office:value-type="float" office:value="289.072265566394">
                <text:p>289.072265566394</text:p>
              </table:table-cell>
              <table:table-cell office:value-type="float" office:value="288.381795">
                <text:p>288.38179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2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52">
      <style:chart-properties chart:display-label="true" chart:tick-marks-major-inner="false" chart:tick-marks-major-outer="false" chart:logarithmic="false" chart:minimum="150" chart:maximum="250" chart:interval-major="2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width="0.026cm" svg:stroke-color="#d9d9d9"/>
    </style:style>
    <style:style style:name="ch9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0000" svg:stroke-linecap="round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ad47" svg:stroke-linecap="round" draw:fill-color="#70ad47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30a0" svg:stroke-linecap="round" draw:fill-color="#7030a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svg:stroke-linecap="round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15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  <style:style style:name="T1" style:family="text">
      <style:text-properties fo:color="#595959" style:text-position="0% 100%" fo:font-family="Calibri" fo:font-size="14pt" fo:language="en" fo:country="US" style:font-size-asian="14pt" style:font-size-complex="14pt"/>
    </style:style>
    <style:style style:name="T2" style:family="text">
      <style:text-properties fo:color="#595959" style:text-position="0% 100%" fo:font-family="Calibri" fo:font-size="10pt" fo:language="en" fo:country="US" style:font-size-asian="10pt" style:font-size-complex="10pt"/>
    </style:style>
  </office:automatic-styles>
  <office:body>
    <office:chart>
      <chart:chart svg:width="13.19cm" svg:height="9.091cm" xlink:href=".." xlink:type="simple" chart:class="chart:line" chart:style-name="ch1">
        <chart:title svg:x="4.597cm" svg:y="0.317cm" chart:style-name="ch2">
          <text:p><text:span text:style-name="T1">Best</text:span><text:span text:style-name="T1"> </text:span><text:span text:style-name="T1">Weapons</text:span><text:span text:style-name="T1"> DPS</text:span></text:p>
        </chart:title>
        <chart:legend chart:legend-position="end" svg:x="10.226cm" svg:y="3.238cm" style:legend-expansion="high" chart:style-name="ch3"/>
        <chart:plot-area chart:style-name="ch4" table:cell-range-address="spid.T1:spid.T1 spid.T3:spid.T9 spid.AB1:spid.AB1 spid.AB3:spid.AB9 spid.AI1:spid.AI1 spid.AI3:spid.AI9 spid.AS1:spid.AS1 spid.AS3:spid.AS9 spid.AZ1:spid.AZ1 spid.AZ3:spid.AZ9 spid.BG1:spid.BG1 spid.BG3:spid.BG9" chart:data-source-has-labels="row" svg:x="1.27cm" svg:y="1.255cm" svg:width="8.693cm" svg:height="6.678cm">
          <chart:coordinate-region svg:x="2.095cm" svg:y="1.415cm" svg:width="7.868cm" svg:height="6.1cm"/>
          <chart:axis chart:dimension="x" chart:name="primary-x" chart:style-name="ch5">
            <chart:title svg:x="5.191cm" svg:y="8.114cm" chart:style-name="ch2">
              <text:p><text:span text:style-name="T2">Level</text:span></text:p>
            </chart:title>
          </chart:axis>
          <chart:axis chart:dimension="y" chart:name="primary-y" chart:style-name="ch6">
            <chart:title svg:x="0.451cm" svg:y="5.572cm" chart:style-name="ch7">
              <text:p><text:span text:style-name="T2">Effective DPS</text:span></text:p>
            </chart:title>
            <chart:grid chart:style-name="ch8" chart:class="major"/>
          </chart:axis>
          <chart:series chart:style-name="ch9" chart:values-cell-range-address="spid.T3:spid.T9" chart:label-cell-address="spid.T1:spid.T1" chart:class="chart:line">
            <chart:data-point chart:repeated="7"/>
          </chart:series>
          <chart:series chart:style-name="ch10" chart:values-cell-range-address="spid.AB3:spid.AB9" chart:label-cell-address="spid.AB1:spid.AB1" chart:class="chart:line">
            <chart:data-point chart:repeated="7"/>
          </chart:series>
          <chart:series chart:style-name="ch11" chart:values-cell-range-address="spid.AI3:spid.AI9" chart:label-cell-address="spid.AI1:spid.AI1" chart:class="chart:line">
            <chart:data-point chart:repeated="7"/>
          </chart:series>
          <chart:series chart:style-name="ch12" chart:values-cell-range-address="spid.AS3:spid.AS9" chart:label-cell-address="spid.AS1:spid.AS1" chart:class="chart:line">
            <chart:data-point chart:repeated="7"/>
          </chart:series>
          <chart:series chart:style-name="ch13" chart:values-cell-range-address="spid.AZ3:spid.AZ9" chart:label-cell-address="spid.AZ1:spid.AZ1" chart:class="chart:line">
            <chart:data-point chart:repeated="7"/>
          </chart:series>
          <chart:series chart:style-name="ch14" chart:values-cell-range-address="spid.BG3:spid.BG9" chart:label-cell-address="spid.BG1:spid.BG1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6 Sword</text:p>
                <draw:g>
                  <svg:desc>spid.T1:spid.T1</svg:desc>
                </draw:g>
              </table:table-cell>
              <table:table-cell office:value-type="string">
                <text:p>T6 Axe</text:p>
                <draw:g>
                  <svg:desc>spid.AB1:spid.AB1</svg:desc>
                </draw:g>
              </table:table-cell>
              <table:table-cell office:value-type="string">
                <text:p>T6 Scythe</text:p>
                <draw:g>
                  <svg:desc>spid.AI1:spid.AI1</svg:desc>
                </draw:g>
              </table:table-cell>
              <table:table-cell office:value-type="string">
                <text:p>T6 Staff</text:p>
                <draw:g>
                  <svg:desc>spid.AS1:spid.AS1</svg:desc>
                </draw:g>
              </table:table-cell>
              <table:table-cell office:value-type="string">
                <text:p>T6 Bow</text:p>
                <draw:g>
                  <svg:desc>spid.AZ1:spid.AZ1</svg:desc>
                </draw:g>
              </table:table-cell>
              <table:table-cell office:value-type="string">
                <text:p>T6 Crossbow</text:p>
                <draw:g>
                  <svg:desc>spid.BG1:spid.B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6.375">
                <text:p>216.375</text:p>
                <draw:g>
                  <svg:desc>spid.T3:spid.T9</svg:desc>
                </draw:g>
              </table:table-cell>
              <table:table-cell office:value-type="float" office:value="217.768">
                <text:p>217.768</text:p>
                <draw:g>
                  <svg:desc>spid.AB3:spid.AB9</svg:desc>
                </draw:g>
              </table:table-cell>
              <table:table-cell office:value-type="float" office:value="181.44">
                <text:p>181.44</text:p>
                <draw:g>
                  <svg:desc>spid.AI3:spid.AI9</svg:desc>
                </draw:g>
              </table:table-cell>
              <table:table-cell office:value-type="float" office:value="235.2">
                <text:p>235.2</text:p>
                <draw:g>
                  <svg:desc>spid.AS3:spid.AS9</svg:desc>
                </draw:g>
              </table:table-cell>
              <table:table-cell office:value-type="float" office:value="180.234555059819">
                <text:p>180.234555059819</text:p>
                <draw:g>
                  <svg:desc>spid.AZ3:spid.AZ9</svg:desc>
                </draw:g>
              </table:table-cell>
              <table:table-cell office:value-type="float" office:value="231.359103">
                <text:p>231.359103</text:p>
                <draw:g>
                  <svg:desc>spid.BG3:spid.BG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3.375">
                <text:p>213.375</text:p>
              </table:table-cell>
              <table:table-cell office:value-type="float" office:value="217.116">
                <text:p>217.116</text:p>
              </table:table-cell>
              <table:table-cell office:value-type="float" office:value="181.44">
                <text:p>181.44</text:p>
              </table:table-cell>
              <table:table-cell office:value-type="float" office:value="235.2">
                <text:p>235.2</text:p>
              </table:table-cell>
              <table:table-cell office:value-type="float" office:value="179.415555059819">
                <text:p>179.415555059819</text:p>
              </table:table-cell>
              <table:table-cell office:value-type="float" office:value="230.666353">
                <text:p>230.6663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3.375">
                <text:p>213.375</text:p>
              </table:table-cell>
              <table:table-cell office:value-type="float" office:value="213.12">
                <text:p>213.12</text:p>
              </table:table-cell>
              <table:table-cell office:value-type="float" office:value="172.8">
                <text:p>172.8</text:p>
              </table:table-cell>
              <table:table-cell office:value-type="float" office:value="235.2">
                <text:p>235.2</text:p>
              </table:table-cell>
              <table:table-cell office:value-type="float" office:value="170.871957199828">
                <text:p>170.871957199828</text:p>
              </table:table-cell>
              <table:table-cell office:value-type="float" office:value="226.42096">
                <text:p>226.420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0.375">
                <text:p>210.375</text:p>
              </table:table-cell>
              <table:table-cell office:value-type="float" office:value="212.48">
                <text:p>212.48</text:p>
              </table:table-cell>
              <table:table-cell office:value-type="float" office:value="172.8">
                <text:p>172.8</text:p>
              </table:table-cell>
              <table:table-cell office:value-type="float" office:value="235.2">
                <text:p>235.2</text:p>
              </table:table-cell>
              <table:table-cell office:value-type="float" office:value="170.091957199828">
                <text:p>170.091957199828</text:p>
              </table:table-cell>
              <table:table-cell office:value-type="float" office:value="225.74096">
                <text:p>225.740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0.375">
                <text:p>210.375</text:p>
              </table:table-cell>
              <table:table-cell office:value-type="float" office:value="208.496">
                <text:p>208.496</text:p>
              </table:table-cell>
              <table:table-cell office:value-type="float" office:value="164.16">
                <text:p>164.16</text:p>
              </table:table-cell>
              <table:table-cell office:value-type="float" office:value="235.2">
                <text:p>235.2</text:p>
              </table:table-cell>
              <table:table-cell office:value-type="float" office:value="161.587359339837">
                <text:p>161.587359339837</text:p>
              </table:table-cell>
              <table:table-cell office:value-type="float" office:value="221.508317">
                <text:p>221.5083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7.375">
                <text:p>207.375</text:p>
              </table:table-cell>
              <table:table-cell office:value-type="float" office:value="207.868">
                <text:p>207.868</text:p>
              </table:table-cell>
              <table:table-cell office:value-type="float" office:value="164.16">
                <text:p>164.16</text:p>
              </table:table-cell>
              <table:table-cell office:value-type="float" office:value="235.2">
                <text:p>235.2</text:p>
              </table:table-cell>
              <table:table-cell office:value-type="float" office:value="160.846359339837">
                <text:p>160.846359339837</text:p>
              </table:table-cell>
              <table:table-cell office:value-type="float" office:value="220.841067">
                <text:p>220.8410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7.375">
                <text:p>207.375</text:p>
              </table:table-cell>
              <table:table-cell office:value-type="float" office:value="205.22">
                <text:p>205.22</text:p>
              </table:table-cell>
              <table:table-cell office:value-type="float" office:value="158.4">
                <text:p>158.4</text:p>
              </table:table-cell>
              <table:table-cell office:value-type="float" office:value="235.2">
                <text:p>235.2</text:p>
              </table:table-cell>
              <table:table-cell office:value-type="float" office:value="155.202627433176">
                <text:p>155.202627433176</text:p>
              </table:table-cell>
              <table:table-cell office:value-type="float" office:value="218.027805">
                <text:p>218.02780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